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21" svg:font-family="CMMI12"/>
    <style:font-face style:name="CMMI81" svg:font-family="CMMI8"/>
    <style:font-face style:name="CMR101" svg:font-family="CMR10"/>
    <style:font-face style:name="CMR121" svg:font-family="CMR12"/>
    <style:font-face style:name="CMR81" svg:font-family="CMR8"/>
    <style:font-face style:name="CMSY101" svg:font-family="CMSY10"/>
    <style:font-face style:name="Courier1" svg:font-family="Courier"/>
    <style:font-face style:name="Helvetica1" svg:font-family="Helvetica"/>
    <style:font-face style:name="Times1" svg:font-family="Times"/>
    <style:font-face style:name="CMMI10" svg:font-family="CMMI10" style:font-pitch="variable"/>
    <style:font-face style:name="CMMI12" svg:font-family="CMMI12" style:font-pitch="variable"/>
    <style:font-face style:name="CMMI8" svg:font-family="CMMI8" style:font-pitch="variable"/>
    <style:font-face style:name="CMR10" svg:font-family="CMR10" style:font-pitch="variable"/>
    <style:font-face style:name="CMR12" svg:font-family="CMR12" style:font-pitch="variable"/>
    <style:font-face style:name="CMR8" svg:font-family="CMR8" style:font-pitch="variable"/>
    <style:font-face style:name="CMSY10" svg:font-family="CMSY10" style:font-pitch="variable"/>
    <style:font-face style:name="Courier" svg:font-family="Courier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14.67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14.76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13.72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11.58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4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39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14.88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9.86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6.15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1.10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21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4cm" svg:stroke-color="#000000" draw:fill="none" fo:padding-top="0.007cm" fo:padding-bottom="0.007cm" fo:padding-left="0.007cm" fo:padding-right="0.007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62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24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2.43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64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1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85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1.40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17.50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1.38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92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4.15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69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4.61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8.77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7.38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69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8.08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23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15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9.69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00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7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7.6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4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3.16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5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69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3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23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46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61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1.77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46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07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0.15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9.00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8.54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4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7.36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83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10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082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4.68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9.51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6.03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60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1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62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34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4.27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73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19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23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17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4.57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25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40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855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4.79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6.55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27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7.91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7.75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42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7.93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29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83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502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11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0.28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10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12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7.47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9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53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92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4.386cm" fo:padding-top="0cm" fo:padding-bottom="0cm" fo:padding-left="0cm" fo:padding-right="0cm"/>
    </style:style>
    <style:style style:name="gr94" style:family="graphic" style:parent-style-name="standard">
      <style:graphic-properties draw:stroke="solid" svg:stroke-width="0.024cm" svg:stroke-color="#000000" draw:fill="none" fo:padding-top="0.012cm" fo:padding-bottom="0.012cm" fo:padding-left="0.012cm" fo:padding-right="0.012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10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541cm" fo:padding-top="0cm" fo:padding-bottom="0cm" fo:padding-left="0cm" fo:padding-right="0cm"/>
    </style:style>
    <style:style style:name="gr97" style:family="graphic" style:parent-style-name="standard">
      <style:graphic-properties draw:stroke="solid" svg:stroke-width="0.012cm" svg:stroke-color="#000000" draw:fill="none" fo:padding-top="0.006cm" fo:padding-bottom="0.006cm" fo:padding-left="0.006cm" fo:padding-right="0.006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4.613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206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5.536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695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00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0.1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69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4.31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Times1" fo:font-size="14.3999996185303pt" fo:font-weight="bold" style:font-size-asian="14.3999996185303pt" style:font-name-complex="Times1" style:font-size-complex="14.3999996185303pt" style:font-weight-complex="bold"/>
    </style:style>
    <style:style style:name="T2" style:family="text">
      <style:text-properties fo:color="#000000" style:font-name="Times1" fo:font-size="12pt" style:font-size-asian="12pt" style:font-name-complex="Times1" style:font-size-complex="12pt"/>
    </style:style>
    <style:style style:name="T3" style:family="text">
      <style:text-properties fo:color="#000000" style:font-name="CMMI121" fo:font-size="12pt" style:font-size-asian="12pt" style:font-name-complex="CMMI121" style:font-size-complex="12pt"/>
    </style:style>
    <style:style style:name="T4" style:family="text">
      <style:text-properties fo:color="#000000" style:font-name="CMR121" fo:font-size="12pt" style:font-size-asian="12pt" style:font-name-complex="CMR121" style:font-size-complex="12pt"/>
    </style:style>
    <style:style style:name="T5" style:family="text">
      <style:text-properties fo:color="#000000" style:font-name="CMSY101" fo:font-size="12pt" style:font-size-asian="12pt" style:font-name-complex="CMSY101" style:font-size-complex="12pt"/>
    </style:style>
    <style:style style:name="T6" style:family="text">
      <style:text-properties fo:color="#000000" style:font-name="CMR81" fo:font-size="8pt" style:font-size-asian="8pt" style:font-name-complex="CMR81" style:font-size-complex="8pt"/>
    </style:style>
    <style:style style:name="T7" style:family="text">
      <style:text-properties fo:color="#000000" style:font-name="Courier1" fo:font-size="10.8999996185303pt" style:font-size-asian="10.8999996185303pt" style:font-name-complex="Courier1" style:font-size-complex="10.8999996185303pt"/>
    </style:style>
    <style:style style:name="T8" style:family="text">
      <style:text-properties fo:color="#000000" style:font-name="Times1" fo:font-size="10.8999996185303pt" style:font-size-asian="10.8999996185303pt" style:font-name-complex="Times1" style:font-size-complex="10.8999996185303pt"/>
    </style:style>
    <style:style style:name="T9" style:family="text">
      <style:text-properties fo:color="#000000" style:font-name="CMSY101" fo:font-size="10.8999996185303pt" style:font-size-asian="10.8999996185303pt" style:font-name-complex="CMSY101" style:font-size-complex="10.8999996185303pt"/>
    </style:style>
    <style:style style:name="T10" style:family="text">
      <style:text-properties fo:color="#000000" style:font-name="CMMI101" fo:font-size="10.8999996185303pt" style:font-size-asian="10.8999996185303pt" style:font-name-complex="CMMI101" style:font-size-complex="10.8999996185303pt"/>
    </style:style>
    <style:style style:name="T11" style:family="text">
      <style:text-properties fo:color="#000000" style:font-name="Times1" fo:font-size="10.8999996185303pt" fo:font-weight="bold" style:font-size-asian="10.8999996185303pt" style:font-name-complex="Times1" style:font-size-complex="10.8999996185303pt" style:font-weight-complex="bold"/>
    </style:style>
    <style:style style:name="T12" style:family="text">
      <style:text-properties fo:color="#000000" style:font-name="CMR101" fo:font-size="10.8999996185303pt" style:font-size-asian="10.8999996185303pt" style:font-name-complex="CMR101" style:font-size-complex="10.8999996185303pt"/>
    </style:style>
    <style:style style:name="T13" style:family="text">
      <style:text-properties fo:color="#000000" style:font-name="CMMI81" fo:font-size="8pt" style:font-size-asian="8pt" style:font-name-complex="CMMI81" style:font-size-complex="8pt"/>
    </style:style>
    <style:style style:name="T14" style:family="text">
      <style:text-properties fo:color="#000000" style:font-name="Helvetica1" fo:font-size="11.1000003814697pt" style:font-size-asian="11.1000003814697pt" style:font-name-complex="Helvetica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4.678cm" svg:height="0.666cm" svg:x="3.349cm" svg:y="4.689cm">
          <draw:text-box>
            <text:p text:style-name="P1"><text:span text:style-name="T1"><text:tab/></text:span><text:span text:style-name="T1"> </text:span><text:span text:style-name="T1">Simulat ion of t he ke y m anage me nt protoc ol in WSNs:</text:span></text:p>
          </draw:text-box>
        </draw:frame>
        <draw:frame draw:style-name="gr2" draw:layer="layout" svg:width="16.389cm" svg:height="0.666cm" svg:x="3.277cm" svg:y="5.321cm">
          <draw:text-box>
            <text:p text:style-name="P1"><text:span text:style-name="T1">Laure nt Esc he naue r, Virgil D. Gligor : A ke y-manage me nt sc he me for</text:span></text:p>
          </draw:text-box>
        </draw:frame>
        <draw:frame draw:style-name="gr3" draw:layer="layout" svg:width="15.111cm" svg:height="0.666cm" svg:x="3.769cm" svg:y="5.954cm">
          <draw:text-box>
            <text:p text:style-name="P1"><text:span text:style-name="T1">distr ibuted se nsor ne t wor ks. ACM Confe re nc e on Computer and</text:span></text:p>
          </draw:text-box>
        </draw:frame>
        <draw:frame draw:style-name="gr4" draw:layer="layout" svg:width="12.651cm" svg:height="0.666cm" svg:x="4.854cm" svg:y="6.586cm">
          <draw:text-box>
            <text:p text:style-name="P1"><text:span text:style-name="T1">Comm unic ations Se c ur ity ( ACM CCS’02), 2002: 41-47</text:span></text:p>
          </draw:text-box>
        </draw:frame>
        <draw:frame draw:style-name="gr5" draw:layer="layout" svg:width="0.671cm" svg:height="0.518cm" svg:x="2.248cm" svg:y="8.543cm">
          <draw:text-box>
            <text:p text:style-name="P1"><text:span text:style-name="T2">L et</text:span></text:p>
          </draw:text-box>
        </draw:frame>
        <draw:frame draw:style-name="gr6" draw:layer="layout" svg:width="0.269cm" svg:height="0.497cm" svg:x="2.923cm" svg:y="8.53cm">
          <draw:text-box>
            <text:p text:style-name="P1"><text:span text:style-name="T3">ρ</text:span></text:p>
          </draw:text-box>
        </draw:frame>
        <draw:frame draw:style-name="gr6" draw:layer="layout" svg:width="0.108cm" svg:height="0.518cm" svg:x="3.136cm" svg:y="8.543cm">
          <draw:text-box>
            <text:p text:style-name="P1"><text:span text:style-name="T2">,</text:span></text:p>
          </draw:text-box>
        </draw:frame>
        <draw:frame draw:style-name="gr6" draw:layer="layout" svg:width="0.269cm" svg:height="0.497cm" svg:x="3.355cm" svg:y="8.53cm">
          <draw:text-box>
            <text:p text:style-name="P1"><text:span text:style-name="T3">d</text:span></text:p>
          </draw:text-box>
        </draw:frame>
        <draw:frame draw:style-name="gr7" draw:layer="layout" svg:width="0.612cm" svg:height="0.518cm" svg:x="3.681cm" svg:y="8.543cm">
          <draw:text-box>
            <text:p text:style-name="P1"><text:span text:style-name="T2">and</text:span></text:p>
          </draw:text-box>
        </draw:frame>
        <draw:frame draw:style-name="gr6" draw:layer="layout" svg:width="0.29cm" svg:height="0.497cm" svg:x="4.403cm" svg:y="8.53cm">
          <draw:text-box>
            <text:p text:style-name="P1"><text:span text:style-name="T3">A</text:span></text:p>
          </draw:text-box>
        </draw:frame>
        <draw:frame draw:style-name="gr8" draw:layer="layout" svg:width="15.471cm" svg:height="0.518cm" svg:x="4.824cm" svg:y="8.543cm">
          <draw:text-box>
            <text:p text:style-name="P1"><text:span text:style-name="T2">denote the c ommunica tion range of each sens or node, average neighborhood s ize of each</text:span></text:p>
          </draw:text-box>
        </draw:frame>
        <draw:frame draw:style-name="gr9" draw:layer="layout" svg:width="10.877cm" svg:height="0.518cm" svg:x="1.629cm" svg:y="9.053cm">
          <draw:text-box>
            <text:p text:style-name="P1"><text:span text:style-name="T2">s e ns or node a nd a rea of the deployment fi e ld (target fi e ld).</text:span></text:p>
          </draw:text-box>
        </draw:frame>
        <draw:frame draw:style-name="gr10" draw:layer="layout" svg:width="6.72cm" svg:height="0.518cm" svg:x="11.769cm" svg:y="9.053cm">
          <draw:text-box>
            <text:p text:style-name="P1"><text:span text:style-name="T2">T he n, the the maximum ne twork s ize</text:span></text:p>
          </draw:text-box>
        </draw:frame>
        <draw:frame draw:style-name="gr6" draw:layer="layout" svg:width="0.269cm" svg:height="0.497cm" svg:x="18.232cm" svg:y="9.04cm">
          <draw:text-box>
            <text:p text:style-name="P1"><text:span text:style-name="T3">n</text:span></text:p>
          </draw:text-box>
        </draw:frame>
        <draw:frame draw:style-name="gr11" draw:layer="layout" svg:width="1.331cm" svg:height="0.518cm" svg:x="18.597cm" svg:y="9.053cm">
          <draw:text-box>
            <text:p text:style-name="P1"><text:span text:style-name="T2">is given</text:span></text:p>
          </draw:text-box>
        </draw:frame>
        <draw:frame draw:style-name="gr12" draw:layer="layout" svg:width="0.425cm" svg:height="0.518cm" svg:x="1.629cm" svg:y="9.562cm">
          <draw:text-box>
            <text:p text:style-name="P1"><text:span text:style-name="T2">by</text:span></text:p>
          </draw:text-box>
        </draw:frame>
        <draw:frame draw:style-name="gr6" draw:layer="layout" svg:width="0.269cm" svg:height="0.497cm" svg:x="2.661cm" svg:y="10.756cm">
          <draw:text-box>
            <text:p text:style-name="P1"><text:span text:style-name="T3">n</text:span></text:p>
          </draw:text-box>
        </draw:frame>
        <draw:frame draw:style-name="gr6" draw:layer="layout" svg:width="0.358cm" svg:height="0.497cm" svg:x="3.259cm" svg:y="10.741cm">
          <draw:text-box>
            <text:p text:style-name="P1"><text:span text:style-name="T4">=</text:span></text:p>
          </draw:text-box>
        </draw:frame>
        <draw:frame draw:style-name="gr6" draw:layer="layout" svg:width="0.29cm" svg:height="0.497cm" svg:x="3.974cm" svg:y="10.471cm">
          <draw:text-box>
            <text:p text:style-name="P1"><text:span text:style-name="T3">A</text:span></text:p>
          </draw:text-box>
        </draw:frame>
        <draw:frame draw:style-name="gr6" draw:layer="layout" svg:width="0.358cm" svg:height="0.497cm" svg:x="4.377cm" svg:y="10.565cm">
          <draw:text-box>
            <text:p text:style-name="P1"><text:span text:style-name="T5">×</text:span></text:p>
          </draw:text-box>
        </draw:frame>
        <draw:frame draw:style-name="gr6" draw:layer="layout" svg:width="0.167cm" svg:height="0.497cm" svg:x="4.799cm" svg:y="10.455cm">
          <draw:text-box>
            <text:p text:style-name="P1"><text:span text:style-name="T4">(</text:span></text:p>
          </draw:text-box>
        </draw:frame>
        <draw:frame draw:style-name="gr6" draw:layer="layout" svg:width="0.269cm" svg:height="0.497cm" svg:x="4.96cm" svg:y="10.471cm">
          <draw:text-box>
            <text:p text:style-name="P1"><text:span text:style-name="T3">d</text:span></text:p>
          </draw:text-box>
        </draw:frame>
        <draw:line draw:style-name="gr13" draw:layer="layout" svg:x1="3.974cm" svg:y1="10.952cm" svg:x2="6.05cm" svg:y2="10.952cm">
          <text:p/>
        </draw:line>
        <draw:frame draw:style-name="gr14" draw:layer="layout" svg:width="0.929cm" svg:height="0.497cm" svg:x="5.268cm" svg:y="10.455cm">
          <draw:text-box>
            <text:p text:style-name="P1"><text:span text:style-name="T4">+ 1)</text:span></text:p>
          </draw:text-box>
        </draw:frame>
        <draw:frame draw:style-name="gr15" draw:layer="layout" svg:width="0.523cm" svg:height="0.497cm" svg:x="4.698cm" svg:y="11.045cm">
          <draw:text-box>
            <text:p text:style-name="P1"><text:span text:style-name="T3">πρ</text:span></text:p>
          </draw:text-box>
        </draw:frame>
        <draw:frame draw:style-name="gr16" draw:layer="layout" svg:width="0.18cm" svg:height="0.331cm" svg:x="5.16cm" svg:y="11.038cm">
          <draw:text-box>
            <text:p text:style-name="P1"><text:span text:style-name="T6">2</text:span></text:p>
          </draw:text-box>
        </draw:frame>
        <draw:frame draw:style-name="gr6" draw:layer="layout" svg:width="0.137cm" svg:height="0.497cm" svg:x="6.092cm" svg:y="10.756cm">
          <draw:text-box>
            <text:p text:style-name="P1"><text:span text:style-name="T3">.</text:span></text:p>
          </draw:text-box>
        </draw:frame>
        <draw:frame draw:style-name="gr17" draw:layer="layout" svg:width="2.703cm" svg:height="0.518cm" svg:x="1.629cm" svg:y="11.988cm">
          <draw:text-box>
            <text:p text:style-name="P1"><text:span text:style-name="T2">For example , if</text:span></text:p>
          </draw:text-box>
        </draw:frame>
        <draw:frame draw:style-name="gr6" draw:layer="layout" svg:width="0.269cm" svg:height="0.497cm" svg:x="4.311cm" svg:y="11.975cm">
          <draw:text-box>
            <text:p text:style-name="P1"><text:span text:style-name="T3">n</text:span></text:p>
          </draw:text-box>
        </draw:frame>
        <draw:frame draw:style-name="gr18" draw:layer="layout" svg:width="1.035cm" svg:height="0.497cm" svg:x="4.674cm" svg:y="11.96cm">
          <draw:text-box>
            <text:p text:style-name="P1"><text:span text:style-name="T4">= 10</text:span></text:p>
          </draw:text-box>
        </draw:frame>
        <draw:frame draw:style-name="gr6" draw:layer="layout" svg:width="0.137cm" svg:height="0.497cm" svg:x="5.525cm" svg:y="11.975cm">
          <draw:text-box>
            <text:p text:style-name="P1"><text:span text:style-name="T3">,</text:span></text:p>
          </draw:text-box>
        </draw:frame>
        <draw:frame draw:style-name="gr19" draw:layer="layout" svg:width="0.815cm" svg:height="0.497cm" svg:x="5.71cm" svg:y="11.96cm">
          <draw:text-box>
            <text:p text:style-name="P1"><text:span text:style-name="T4">000</text:span></text:p>
          </draw:text-box>
        </draw:frame>
        <draw:frame draw:style-name="gr6" draw:layer="layout" svg:width="0.108cm" svg:height="0.518cm" svg:x="6.329cm" svg:y="11.988cm">
          <draw:text-box>
            <text:p text:style-name="P1"><text:span text:style-name="T2">,</text:span></text:p>
          </draw:text-box>
        </draw:frame>
        <draw:frame draw:style-name="gr6" draw:layer="layout" svg:width="0.29cm" svg:height="0.497cm" svg:x="6.541cm" svg:y="11.975cm">
          <draw:text-box>
            <text:p text:style-name="P1"><text:span text:style-name="T3">A</text:span></text:p>
          </draw:text-box>
        </draw:frame>
        <draw:frame draw:style-name="gr20" draw:layer="layout" svg:width="1.306cm" svg:height="0.497cm" svg:x="6.967cm" svg:y="11.96cm">
          <draw:text-box>
            <text:p text:style-name="P1"><text:span text:style-name="T4">= 500</text:span></text:p>
          </draw:text-box>
        </draw:frame>
        <draw:frame draw:style-name="gr6" draw:layer="layout" svg:width="0.358cm" svg:height="0.497cm" svg:x="8.119cm" svg:y="12.069cm">
          <draw:text-box>
            <text:p text:style-name="P1"><text:span text:style-name="T5">×</text:span></text:p>
          </draw:text-box>
        </draw:frame>
        <draw:frame draw:style-name="gr19" draw:layer="layout" svg:width="0.815cm" svg:height="0.497cm" svg:x="8.541cm" svg:y="11.96cm">
          <draw:text-box>
            <text:p text:style-name="P1"><text:span text:style-name="T4">500</text:span></text:p>
          </draw:text-box>
        </draw:frame>
        <draw:frame draw:style-name="gr6" draw:layer="layout" svg:width="0.413cm" svg:height="0.497cm" svg:x="9.266cm" svg:y="11.975cm">
          <draw:text-box>
            <text:p text:style-name="P1"><text:span text:style-name="T3">m</text:span></text:p>
          </draw:text-box>
        </draw:frame>
        <draw:frame draw:style-name="gr16" draw:layer="layout" svg:width="0.18cm" svg:height="0.331cm" svg:x="9.627cm" svg:y="11.936cm">
          <draw:text-box>
            <text:p text:style-name="P1"><text:span text:style-name="T6">2</text:span></text:p>
          </draw:text-box>
        </draw:frame>
        <draw:frame draw:style-name="gr7" draw:layer="layout" svg:width="0.612cm" svg:height="0.518cm" svg:x="9.899cm" svg:y="11.988cm">
          <draw:text-box>
            <text:p text:style-name="P1"><text:span text:style-name="T2">and</text:span></text:p>
          </draw:text-box>
        </draw:frame>
        <draw:frame draw:style-name="gr6" draw:layer="layout" svg:width="0.269cm" svg:height="0.497cm" svg:x="10.614cm" svg:y="11.975cm">
          <draw:text-box>
            <text:p text:style-name="P1"><text:span text:style-name="T3">ρ</text:span></text:p>
          </draw:text-box>
        </draw:frame>
        <draw:frame draw:style-name="gr18" draw:layer="layout" svg:width="1.035cm" svg:height="0.497cm" svg:x="10.944cm" svg:y="11.96cm">
          <draw:text-box>
            <text:p text:style-name="P1"><text:span text:style-name="T4">= 25</text:span></text:p>
          </draw:text-box>
        </draw:frame>
        <draw:frame draw:style-name="gr6" draw:layer="layout" svg:width="0.413cm" svg:height="0.497cm" svg:x="11.901cm" svg:y="11.975cm">
          <draw:text-box>
            <text:p text:style-name="P1"><text:span text:style-name="T3">m</text:span></text:p>
          </draw:text-box>
        </draw:frame>
        <draw:frame draw:style-name="gr21" draw:layer="layout" svg:width="1.606cm" svg:height="0.518cm" svg:x="12.262cm" svg:y="11.988cm">
          <draw:text-box>
            <text:p text:style-name="P1"><text:span text:style-name="T2">, we have</text:span></text:p>
          </draw:text-box>
        </draw:frame>
        <draw:frame draw:style-name="gr6" draw:layer="layout" svg:width="0.269cm" svg:height="0.497cm" svg:x="13.957cm" svg:y="11.975cm">
          <draw:text-box>
            <text:p text:style-name="P1"><text:span text:style-name="T3">d</text:span></text:p>
          </draw:text-box>
        </draw:frame>
        <draw:frame draw:style-name="gr18" draw:layer="layout" svg:width="1.035cm" svg:height="0.497cm" svg:x="14.289cm" svg:y="11.96cm">
          <draw:text-box>
            <text:p text:style-name="P1"><text:span text:style-name="T4">= 78</text:span></text:p>
          </draw:text-box>
        </draw:frame>
        <draw:frame draw:style-name="gr6" draw:layer="layout" svg:width="0.108cm" svg:height="0.518cm" svg:x="15.14cm" svg:y="11.988cm">
          <draw:text-box>
            <text:p text:style-name="P1"><text:span text:style-name="T2">.</text:span></text:p>
          </draw:text-box>
        </draw:frame>
        <draw:frame draw:style-name="gr22" draw:layer="layout" svg:width="17.504cm" svg:height="0.518cm" svg:x="2.248cm" svg:y="12.593cm">
          <draw:text-box>
            <text:p text:style-name="P1"><text:span text:style-name="T2">You can us e the following data s tructure for representing a sens or node in wireless sens or networks</text:span></text:p>
          </draw:text-box>
        </draw:frame>
        <draw:frame draw:style-name="gr23" draw:layer="layout" svg:width="1.717cm" svg:height="0.518cm" svg:x="1.629cm" svg:y="13.071cm">
          <draw:text-box>
            <text:p text:style-name="P1"><text:span text:style-name="T2">(WS Ns ):</text:span></text:p>
          </draw:text-box>
        </draw:frame>
        <draw:frame draw:style-name="gr24" draw:layer="layout" svg:width="4.193cm" svg:height="0.425cm" svg:x="1.629cm" svg:y="14.074cm">
          <draw:text-box>
            <text:p text:style-name="P1"><text:span text:style-name="T7">#include &lt;stdio.h&gt;</text:span></text:p>
          </draw:text-box>
        </draw:frame>
        <draw:frame draw:style-name="gr25" draw:layer="layout" svg:width="4.426cm" svg:height="0.425cm" svg:x="1.629cm" svg:y="14.552cm">
          <draw:text-box>
            <text:p text:style-name="P1"><text:span text:style-name="T7">#include &lt;stdlib.h&gt;</text:span></text:p>
          </draw:text-box>
        </draw:frame>
        <draw:frame draw:style-name="gr26" draw:layer="layout" svg:width="3.96cm" svg:height="0.425cm" svg:x="1.629cm" svg:y="15.03cm">
          <draw:text-box>
            <text:p text:style-name="P1"><text:span text:style-name="T7">#include &lt;math.h&gt;</text:span></text:p>
          </draw:text-box>
        </draw:frame>
        <draw:frame draw:style-name="gr26" draw:layer="layout" svg:width="3.96cm" svg:height="0.425cm" svg:x="1.629cm" svg:y="15.508cm">
          <draw:text-box>
            <text:p text:style-name="P1"><text:span text:style-name="T7">#include &lt;time.h&gt;</text:span></text:p>
          </draw:text-box>
        </draw:frame>
        <draw:frame draw:style-name="gr27" draw:layer="layout" svg:width="4.659cm" svg:height="0.425cm" svg:x="1.629cm" svg:y="16.463cm">
          <draw:text-box>
            <text:p text:style-name="P1"><text:span text:style-name="T7">char DAT_FILE[100];/</text:span></text:p>
          </draw:text-box>
        </draw:frame>
        <draw:frame draw:style-name="gr28" draw:layer="layout" svg:width="0.235cm" svg:height="0.425cm" svg:x="6.478cm" svg:y="16.531cm">
          <draw:text-box>
            <text:p text:style-name="P1"><text:span text:style-name="T7">*</text:span></text:p>
          </draw:text-box>
        </draw:frame>
        <draw:frame draw:style-name="gr29" draw:layer="layout" svg:width="8.85cm" svg:height="0.425cm" svg:x="6.94cm" svg:y="16.463cm">
          <draw:text-box>
            <text:p text:style-name="P1"><text:span text:style-name="T7">locations of sensor nodes in thetarget</text:span></text:p>
          </draw:text-box>
        </draw:frame>
        <draw:frame draw:style-name="gr30" draw:layer="layout" svg:width="7.453cm" svg:height="0.425cm" svg:x="6.709cm" svg:y="16.942cm">
          <draw:text-box>
            <text:p text:style-name="P1"><text:span text:style-name="T7">field to be stored ina data file</text:span></text:p>
          </draw:text-box>
        </draw:frame>
        <draw:frame draw:style-name="gr28" draw:layer="layout" svg:width="0.235cm" svg:height="0.425cm" svg:x="14.56cm" svg:y="17.009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14.791cm" svg:y="16.942cm">
          <draw:text-box>
            <text:p text:style-name="P1"><text:span text:style-name="T7">/</text:span></text:p>
          </draw:text-box>
        </draw:frame>
        <draw:frame draw:style-name="gr31" draw:layer="layout" svg:width="3.96cm" svg:height="0.425cm" svg:x="1.629cm" svg:y="17.419cm">
          <draw:text-box>
            <text:p text:style-name="P1"><text:span text:style-name="T7">int KEYRING_SIZE;</text:span></text:p>
          </draw:text-box>
        </draw:frame>
        <draw:frame draw:style-name="gr28" draw:layer="layout" svg:width="0.235cm" svg:height="0.425cm" svg:x="6.016cm" svg:y="17.419cm">
          <draw:text-box>
            <text:p text:style-name="P1"><text:span text:style-name="T7">/</text:span></text:p>
          </draw:text-box>
        </draw:frame>
        <draw:frame draw:style-name="gr28" draw:layer="layout" svg:width="0.235cm" svg:height="0.425cm" svg:x="6.247cm" svg:y="17.487cm">
          <draw:text-box>
            <text:p text:style-name="P1"><text:span text:style-name="T7">*</text:span></text:p>
          </draw:text-box>
        </draw:frame>
        <draw:frame draw:style-name="gr32" draw:layer="layout" svg:width="8.081cm" svg:height="0.425cm" svg:x="6.709cm" svg:y="17.419cm">
          <draw:text-box>
            <text:p text:style-name="P1"><text:span text:style-name="T7">key ring sizem for eachsensor node</text:span></text:p>
          </draw:text-box>
        </draw:frame>
        <draw:frame draw:style-name="gr28" draw:layer="layout" svg:width="0.235cm" svg:height="0.425cm" svg:x="15.253cm" svg:y="17.487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15.483cm" svg:y="17.419cm">
          <draw:text-box>
            <text:p text:style-name="P1"><text:span text:style-name="T7">/</text:span></text:p>
          </draw:text-box>
        </draw:frame>
        <draw:frame draw:style-name="gr31" draw:layer="layout" svg:width="3.96cm" svg:height="0.425cm" svg:x="1.629cm" svg:y="17.898cm">
          <draw:text-box>
            <text:p text:style-name="P1"><text:span text:style-name="T7">int KEYPOOL_SIZE;</text:span></text:p>
          </draw:text-box>
        </draw:frame>
        <draw:frame draw:style-name="gr28" draw:layer="layout" svg:width="0.235cm" svg:height="0.425cm" svg:x="6.709cm" svg:y="17.898cm">
          <draw:text-box>
            <text:p text:style-name="P1"><text:span text:style-name="T7">/</text:span></text:p>
          </draw:text-box>
        </draw:frame>
        <draw:frame draw:style-name="gr28" draw:layer="layout" svg:width="0.235cm" svg:height="0.425cm" svg:x="6.94cm" svg:y="17.965cm">
          <draw:text-box>
            <text:p text:style-name="P1"><text:span text:style-name="T7">*</text:span></text:p>
          </draw:text-box>
        </draw:frame>
        <draw:frame draw:style-name="gr33" draw:layer="layout" svg:width="3.262cm" svg:height="0.425cm" svg:x="7.402cm" svg:y="17.898cm">
          <draw:text-box>
            <text:p text:style-name="P1"><text:span text:style-name="T7">key pool sizeM</text:span></text:p>
          </draw:text-box>
        </draw:frame>
        <draw:frame draw:style-name="gr28" draw:layer="layout" svg:width="0.235cm" svg:height="0.425cm" svg:x="11.096cm" svg:y="17.965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11.327cm" svg:y="17.898cm">
          <draw:text-box>
            <text:p text:style-name="P1"><text:span text:style-name="T7">/</text:span></text:p>
          </draw:text-box>
        </draw:frame>
        <draw:frame draw:style-name="gr6" draw:layer="layout" svg:width="0.214cm" svg:height="0.518cm" svg:x="10.668cm" svg:y="18.8cm">
          <draw:text-box>
            <text:p text:style-name="P1"><text:span text:style-name="T2">1</text:span></text:p>
          </draw:text-box>
        </draw:frame>
      </draw:page>
      <draw:page draw:name="page2" draw:style-name="dp1" draw:master-page-name="master-page36">
        <draw:frame draw:style-name="gr34" draw:layer="layout" svg:width="1.399cm" svg:height="0.425cm" svg:x="1.629cm" svg:y="2.034cm">
          <draw:text-box>
            <text:p text:style-name="P1"><text:span text:style-name="T7">int n;</text:span></text:p>
          </draw:text-box>
        </draw:frame>
        <draw:frame draw:style-name="gr28" draw:layer="layout" svg:width="0.235cm" svg:height="0.425cm" svg:x="6.016cm" svg:y="2.034cm">
          <draw:text-box>
            <text:p text:style-name="P1"><text:span text:style-name="T7">/</text:span></text:p>
          </draw:text-box>
        </draw:frame>
        <draw:frame draw:style-name="gr28" draw:layer="layout" svg:width="0.235cm" svg:height="0.425cm" svg:x="6.247cm" svg:y="2.101cm">
          <draw:text-box>
            <text:p text:style-name="P1"><text:span text:style-name="T7">*</text:span></text:p>
          </draw:text-box>
        </draw:frame>
        <draw:frame draw:style-name="gr35" draw:layer="layout" svg:width="9.697cm" svg:height="0.425cm" svg:x="6.709cm" svg:y="2.034cm">
          <draw:text-box>
            <text:p text:style-name="P1"><text:span text:style-name="T7">total number ofsensor nodes tobedeployed</text:span></text:p>
          </draw:text-box>
        </draw:frame>
        <draw:frame draw:style-name="gr28" draw:layer="layout" svg:width="0.235cm" svg:height="0.425cm" svg:x="16.869cm" svg:y="2.101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17.1cm" svg:y="2.034cm">
          <draw:text-box>
            <text:p text:style-name="P1"><text:span text:style-name="T7">/</text:span></text:p>
          </draw:text-box>
        </draw:frame>
        <draw:frame draw:style-name="gr34" draw:layer="layout" svg:width="1.399cm" svg:height="0.425cm" svg:x="1.629cm" svg:y="2.512cm">
          <draw:text-box>
            <text:p text:style-name="P1"><text:span text:style-name="T7">int d;</text:span></text:p>
          </draw:text-box>
        </draw:frame>
        <draw:frame draw:style-name="gr28" draw:layer="layout" svg:width="0.235cm" svg:height="0.425cm" svg:x="6.016cm" svg:y="2.512cm">
          <draw:text-box>
            <text:p text:style-name="P1"><text:span text:style-name="T7">/</text:span></text:p>
          </draw:text-box>
        </draw:frame>
        <draw:frame draw:style-name="gr28" draw:layer="layout" svg:width="0.235cm" svg:height="0.425cm" svg:x="6.247cm" svg:y="2.579cm">
          <draw:text-box>
            <text:p text:style-name="P1"><text:span text:style-name="T7">*</text:span></text:p>
          </draw:text-box>
        </draw:frame>
        <draw:frame draw:style-name="gr36" draw:layer="layout" svg:width="12.007cm" svg:height="0.425cm" svg:x="6.709cm" svg:y="2.512cm">
          <draw:text-box>
            <text:p text:style-name="P1"><text:span text:style-name="T7">average number ofneighbor nodes foreach sensor node</text:span></text:p>
          </draw:text-box>
        </draw:frame>
        <draw:frame draw:style-name="gr28" draw:layer="layout" svg:width="0.235cm" svg:height="0.425cm" svg:x="19.178cm" svg:y="2.579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19.409cm" svg:y="2.512cm">
          <draw:text-box>
            <text:p text:style-name="P1"><text:span text:style-name="T7">/</text:span></text:p>
          </draw:text-box>
        </draw:frame>
        <draw:frame draw:style-name="gr37" draw:layer="layout" svg:width="3.029cm" svg:height="0.425cm" svg:x="1.629cm" svg:y="2.99cm">
          <draw:text-box>
            <text:p text:style-name="P1"><text:span text:style-name="T7">double RANGE;</text:span></text:p>
          </draw:text-box>
        </draw:frame>
        <draw:frame draw:style-name="gr28" draw:layer="layout" svg:width="0.235cm" svg:height="0.425cm" svg:x="6.016cm" svg:y="2.99cm">
          <draw:text-box>
            <text:p text:style-name="P1"><text:span text:style-name="T7">/</text:span></text:p>
          </draw:text-box>
        </draw:frame>
        <draw:frame draw:style-name="gr28" draw:layer="layout" svg:width="0.235cm" svg:height="0.425cm" svg:x="6.247cm" svg:y="3.057cm">
          <draw:text-box>
            <text:p text:style-name="P1"><text:span text:style-name="T7">*</text:span></text:p>
          </draw:text-box>
        </draw:frame>
        <draw:frame draw:style-name="gr38" draw:layer="layout" svg:width="7.918cm" svg:height="0.425cm" svg:x="6.709cm" svg:y="2.99cm">
          <draw:text-box>
            <text:p text:style-name="P1"><text:span text:style-name="T7">communication range of sensor node</text:span></text:p>
          </draw:text-box>
        </draw:frame>
        <draw:frame draw:style-name="gr28" draw:layer="layout" svg:width="0.235cm" svg:height="0.425cm" svg:x="14.791cm" svg:y="3.057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15.022cm" svg:y="2.99cm">
          <draw:text-box>
            <text:p text:style-name="P1"><text:span text:style-name="T7">/</text:span></text:p>
          </draw:text-box>
        </draw:frame>
        <draw:frame draw:style-name="gr39" draw:layer="layout" svg:width="2.098cm" svg:height="0.425cm" svg:x="1.629cm" svg:y="3.468cm">
          <draw:text-box>
            <text:p text:style-name="P1"><text:span text:style-name="T7">double p;</text:span></text:p>
          </draw:text-box>
        </draw:frame>
        <draw:frame draw:style-name="gr28" draw:layer="layout" svg:width="0.235cm" svg:height="0.425cm" svg:x="4.169cm" svg:y="3.468cm">
          <draw:text-box>
            <text:p text:style-name="P1"><text:span text:style-name="T7">/</text:span></text:p>
          </draw:text-box>
        </draw:frame>
        <draw:frame draw:style-name="gr28" draw:layer="layout" svg:width="0.235cm" svg:height="0.425cm" svg:x="4.4cm" svg:y="3.535cm">
          <draw:text-box>
            <text:p text:style-name="P1"><text:span text:style-name="T7">*</text:span></text:p>
          </draw:text-box>
        </draw:frame>
        <draw:frame draw:style-name="gr40" draw:layer="layout" svg:width="13.274cm" svg:height="0.425cm" svg:x="4.862cm" svg:y="3.468cm">
          <draw:text-box>
            <text:p text:style-name="P1"><text:span text:style-name="T7">network connectivity during direct keyestablishment phase</text:span></text:p>
          </draw:text-box>
        </draw:frame>
        <draw:frame draw:style-name="gr28" draw:layer="layout" svg:width="0.235cm" svg:height="0.425cm" svg:x="18.485cm" svg:y="3.535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18.716cm" svg:y="3.468cm">
          <draw:text-box>
            <text:p text:style-name="P1"><text:span text:style-name="T7">/</text:span></text:p>
          </draw:text-box>
        </draw:frame>
        <draw:frame draw:style-name="gr41" draw:layer="layout" svg:width="2.563cm" svg:height="0.425cm" svg:x="1.629cm" svg:y="3.946cm">
          <draw:text-box>
            <text:p text:style-name="P1"><text:span text:style-name="T7">double pi;/</text:span></text:p>
          </draw:text-box>
        </draw:frame>
        <draw:frame draw:style-name="gr28" draw:layer="layout" svg:width="0.235cm" svg:height="0.425cm" svg:x="4.4cm" svg:y="4.013cm">
          <draw:text-box>
            <text:p text:style-name="P1"><text:span text:style-name="T7">*</text:span></text:p>
          </draw:text-box>
        </draw:frame>
        <draw:frame draw:style-name="gr42" draw:layer="layout" svg:width="12.699cm" svg:height="0.425cm" svg:x="4.862cm" svg:y="3.946cm">
          <draw:text-box>
            <text:p text:style-name="P1"><text:span text:style-name="T7">network connectivity during pathkeyestablishment phase</text:span></text:p>
          </draw:text-box>
        </draw:frame>
        <draw:frame draw:style-name="gr43" draw:layer="layout" svg:width="5.31cm" svg:height="0.425cm" svg:x="4.862cm" svg:y="4.424cm">
          <draw:text-box>
            <text:p text:style-name="P1"><text:span text:style-name="T7">using ihops in thepath</text:span></text:p>
          </draw:text-box>
        </draw:frame>
        <draw:frame draw:style-name="gr28" draw:layer="layout" svg:width="0.235cm" svg:height="0.425cm" svg:x="10.634cm" svg:y="4.491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10.865cm" svg:y="4.424cm">
          <draw:text-box>
            <text:p text:style-name="P1"><text:span text:style-name="T7">/</text:span></text:p>
          </draw:text-box>
        </draw:frame>
        <draw:frame draw:style-name="gr28" draw:layer="layout" svg:width="0.235cm" svg:height="0.425cm" svg:x="1.629cm" svg:y="5.38cm">
          <draw:text-box>
            <text:p text:style-name="P1"><text:span text:style-name="T7">/</text:span></text:p>
          </draw:text-box>
        </draw:frame>
        <draw:frame draw:style-name="gr28" draw:layer="layout" svg:width="0.235cm" svg:height="0.425cm" svg:x="1.86cm" svg:y="5.447cm">
          <draw:text-box>
            <text:p text:style-name="P1"><text:span text:style-name="T7">*</text:span></text:p>
          </draw:text-box>
        </draw:frame>
        <draw:frame draw:style-name="gr44" draw:layer="layout" svg:width="6.521cm" svg:height="0.425cm" svg:x="2.322cm" svg:y="5.38cm">
          <draw:text-box>
            <text:p text:style-name="P1"><text:span text:style-name="T7">a sensor node representation</text:span></text:p>
          </draw:text-box>
        </draw:frame>
        <draw:frame draw:style-name="gr28" draw:layer="layout" svg:width="0.235cm" svg:height="0.425cm" svg:x="9.018cm" svg:y="5.447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9.249cm" svg:y="5.38cm">
          <draw:text-box>
            <text:p text:style-name="P1"><text:span text:style-name="T7">/</text:span></text:p>
          </draw:text-box>
        </draw:frame>
        <draw:frame draw:style-name="gr45" draw:layer="layout" svg:width="3.495cm" svg:height="0.425cm" svg:x="1.629cm" svg:y="5.858cm">
          <draw:text-box>
            <text:p text:style-name="P1"><text:span text:style-name="T7">typedef struct{</text:span></text:p>
          </draw:text-box>
        </draw:frame>
        <draw:frame draw:style-name="gr46" draw:layer="layout" svg:width="1.632cm" svg:height="0.425cm" svg:x="2.322cm" svg:y="6.336cm">
          <draw:text-box>
            <text:p text:style-name="P1"><text:span text:style-name="T7">int x;/</text:span></text:p>
          </draw:text-box>
        </draw:frame>
        <draw:frame draw:style-name="gr28" draw:layer="layout" svg:width="0.235cm" svg:height="0.425cm" svg:x="4.169cm" svg:y="6.403cm">
          <draw:text-box>
            <text:p text:style-name="P1"><text:span text:style-name="T7">*</text:span></text:p>
          </draw:text-box>
        </draw:frame>
        <draw:frame draw:style-name="gr47" draw:layer="layout" svg:width="11.877cm" svg:height="0.425cm" svg:x="4.631cm" svg:y="6.336cm">
          <draw:text-box>
            <text:p text:style-name="P1"><text:span text:style-name="T7">x-coordinate of sensor node location intarget field</text:span></text:p>
          </draw:text-box>
        </draw:frame>
        <draw:frame draw:style-name="gr28" draw:layer="layout" svg:width="0.235cm" svg:height="0.425cm" svg:x="16.869cm" svg:y="6.403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17.1cm" svg:y="6.336cm">
          <draw:text-box>
            <text:p text:style-name="P1"><text:span text:style-name="T7">/</text:span></text:p>
          </draw:text-box>
        </draw:frame>
        <draw:frame draw:style-name="gr46" draw:layer="layout" svg:width="1.632cm" svg:height="0.425cm" svg:x="2.322cm" svg:y="6.814cm">
          <draw:text-box>
            <text:p text:style-name="P1"><text:span text:style-name="T7">int y;/</text:span></text:p>
          </draw:text-box>
        </draw:frame>
        <draw:frame draw:style-name="gr28" draw:layer="layout" svg:width="0.235cm" svg:height="0.425cm" svg:x="4.169cm" svg:y="6.881cm">
          <draw:text-box>
            <text:p text:style-name="P1"><text:span text:style-name="T7">*</text:span></text:p>
          </draw:text-box>
        </draw:frame>
        <draw:frame draw:style-name="gr47" draw:layer="layout" svg:width="11.877cm" svg:height="0.425cm" svg:x="4.631cm" svg:y="6.814cm">
          <draw:text-box>
            <text:p text:style-name="P1"><text:span text:style-name="T7">y-coordinate of sensor node location intarget field</text:span></text:p>
          </draw:text-box>
        </draw:frame>
        <draw:frame draw:style-name="gr28" draw:layer="layout" svg:width="0.235cm" svg:height="0.425cm" svg:x="16.869cm" svg:y="6.881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17.1cm" svg:y="6.814cm">
          <draw:text-box>
            <text:p text:style-name="P1"><text:span text:style-name="T7">/</text:span></text:p>
          </draw:text-box>
        </draw:frame>
        <draw:frame draw:style-name="gr48" draw:layer="layout" svg:width="0.701cm" svg:height="0.425cm" svg:x="2.322cm" svg:y="7.292cm">
          <draw:text-box>
            <text:p text:style-name="P1"><text:span text:style-name="T7">int</text:span></text:p>
          </draw:text-box>
        </draw:frame>
        <draw:frame draw:style-name="gr28" draw:layer="layout" svg:width="0.235cm" svg:height="0.425cm" svg:x="3.245cm" svg:y="7.359cm">
          <draw:text-box>
            <text:p text:style-name="P1"><text:span text:style-name="T7">*</text:span></text:p>
          </draw:text-box>
        </draw:frame>
        <draw:frame draw:style-name="gr49" draw:layer="layout" svg:width="2.098cm" svg:height="0.425cm" svg:x="3.476cm" svg:y="7.292cm">
          <draw:text-box>
            <text:p text:style-name="P1"><text:span text:style-name="T7">keyring;/</text:span></text:p>
          </draw:text-box>
        </draw:frame>
        <draw:frame draw:style-name="gr28" draw:layer="layout" svg:width="0.235cm" svg:height="0.425cm" svg:x="5.785cm" svg:y="7.359cm">
          <draw:text-box>
            <text:p text:style-name="P1"><text:span text:style-name="T7">*</text:span></text:p>
          </draw:text-box>
        </draw:frame>
        <draw:frame draw:style-name="gr46" draw:layer="layout" svg:width="1.865cm" svg:height="0.425cm" svg:x="6.247cm" svg:y="7.292cm">
          <draw:text-box>
            <text:p text:style-name="P1"><text:span text:style-name="T7">key ring</text:span></text:p>
          </draw:text-box>
        </draw:frame>
        <draw:frame draw:style-name="gr28" draw:layer="layout" svg:width="0.235cm" svg:height="0.425cm" svg:x="8.325cm" svg:y="7.359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8.556cm" svg:y="7.292cm">
          <draw:text-box>
            <text:p text:style-name="P1"><text:span text:style-name="T7">/</text:span></text:p>
          </draw:text-box>
        </draw:frame>
        <draw:frame draw:style-name="gr26" draw:layer="layout" svg:width="3.727cm" svg:height="0.425cm" svg:x="2.322cm" svg:y="7.769cm">
          <draw:text-box>
            <text:p text:style-name="P1"><text:span text:style-name="T7">int phynbrsize;/</text:span></text:p>
          </draw:text-box>
        </draw:frame>
        <draw:frame draw:style-name="gr28" draw:layer="layout" svg:width="0.235cm" svg:height="0.425cm" svg:x="6.247cm" svg:y="7.837cm">
          <draw:text-box>
            <text:p text:style-name="P1"><text:span text:style-name="T7">*</text:span></text:p>
          </draw:text-box>
        </draw:frame>
        <draw:frame draw:style-name="gr50" draw:layer="layout" svg:width="10.159cm" svg:height="0.425cm" svg:x="6.709cm" svg:y="7.769cm">
          <draw:text-box>
            <text:p text:style-name="P1"><text:span text:style-name="T7">number ofphysical neighbors ofa sensor node</text:span></text:p>
          </draw:text-box>
        </draw:frame>
        <draw:frame draw:style-name="gr28" draw:layer="layout" svg:width="0.235cm" svg:height="0.425cm" svg:x="17.331cm" svg:y="7.837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17.562cm" svg:y="7.769cm">
          <draw:text-box>
            <text:p text:style-name="P1"><text:span text:style-name="T7">/</text:span></text:p>
          </draw:text-box>
        </draw:frame>
        <draw:frame draw:style-name="gr26" draw:layer="layout" svg:width="3.727cm" svg:height="0.425cm" svg:x="2.322cm" svg:y="8.248cm">
          <draw:text-box>
            <text:p text:style-name="P1"><text:span text:style-name="T7">int keynbrsize;/</text:span></text:p>
          </draw:text-box>
        </draw:frame>
        <draw:frame draw:style-name="gr28" draw:layer="layout" svg:width="0.235cm" svg:height="0.425cm" svg:x="6.247cm" svg:y="8.315cm">
          <draw:text-box>
            <text:p text:style-name="P1"><text:span text:style-name="T7">*</text:span></text:p>
          </draw:text-box>
        </draw:frame>
        <draw:frame draw:style-name="gr51" draw:layer="layout" svg:width="9.083cm" svg:height="0.425cm" svg:x="6.709cm" svg:y="8.248cm">
          <draw:text-box>
            <text:p text:style-name="P1"><text:span text:style-name="T7">number of keyneighbors of a sensor node</text:span></text:p>
          </draw:text-box>
        </draw:frame>
        <draw:frame draw:style-name="gr28" draw:layer="layout" svg:width="0.235cm" svg:height="0.425cm" svg:x="16.176cm" svg:y="8.315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16.407cm" svg:y="8.248cm">
          <draw:text-box>
            <text:p text:style-name="P1"><text:span text:style-name="T7">/</text:span></text:p>
          </draw:text-box>
        </draw:frame>
        <draw:frame draw:style-name="gr48" draw:layer="layout" svg:width="0.701cm" svg:height="0.425cm" svg:x="2.322cm" svg:y="8.725cm">
          <draw:text-box>
            <text:p text:style-name="P1"><text:span text:style-name="T7">int</text:span></text:p>
          </draw:text-box>
        </draw:frame>
        <draw:frame draw:style-name="gr28" draw:layer="layout" svg:width="0.235cm" svg:height="0.425cm" svg:x="3.245cm" svg:y="8.793cm">
          <draw:text-box>
            <text:p text:style-name="P1"><text:span text:style-name="T7">*</text:span></text:p>
          </draw:text-box>
        </draw:frame>
        <draw:frame draw:style-name="gr39" draw:layer="layout" svg:width="1.865cm" svg:height="0.425cm" svg:x="3.476cm" svg:y="8.725cm">
          <draw:text-box>
            <text:p text:style-name="P1"><text:span text:style-name="T7">phynbr;/</text:span></text:p>
          </draw:text-box>
        </draw:frame>
        <draw:frame draw:style-name="gr28" draw:layer="layout" svg:width="0.235cm" svg:height="0.425cm" svg:x="5.554cm" svg:y="8.793cm">
          <draw:text-box>
            <text:p text:style-name="P1"><text:span text:style-name="T7">*</text:span></text:p>
          </draw:text-box>
        </draw:frame>
        <draw:frame draw:style-name="gr35" draw:layer="layout" svg:width="9.781cm" svg:height="0.425cm" svg:x="6.016cm" svg:y="8.725cm">
          <draw:text-box>
            <text:p text:style-name="P1"><text:span text:style-name="T7">listof physical neighbors of a sensor node</text:span></text:p>
          </draw:text-box>
        </draw:frame>
        <draw:frame draw:style-name="gr28" draw:layer="layout" svg:width="0.235cm" svg:height="0.425cm" svg:x="16.176cm" svg:y="8.793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16.407cm" svg:y="8.725cm">
          <draw:text-box>
            <text:p text:style-name="P1"><text:span text:style-name="T7">/</text:span></text:p>
          </draw:text-box>
        </draw:frame>
        <draw:frame draw:style-name="gr48" draw:layer="layout" svg:width="0.701cm" svg:height="0.425cm" svg:x="2.322cm" svg:y="9.204cm">
          <draw:text-box>
            <text:p text:style-name="P1"><text:span text:style-name="T7">int</text:span></text:p>
          </draw:text-box>
        </draw:frame>
        <draw:frame draw:style-name="gr28" draw:layer="layout" svg:width="0.235cm" svg:height="0.425cm" svg:x="3.245cm" svg:y="9.271cm">
          <draw:text-box>
            <text:p text:style-name="P1"><text:span text:style-name="T7">*</text:span></text:p>
          </draw:text-box>
        </draw:frame>
        <draw:frame draw:style-name="gr39" draw:layer="layout" svg:width="1.865cm" svg:height="0.425cm" svg:x="3.476cm" svg:y="9.204cm">
          <draw:text-box>
            <text:p text:style-name="P1"><text:span text:style-name="T7">keynbr;/</text:span></text:p>
          </draw:text-box>
        </draw:frame>
        <draw:frame draw:style-name="gr28" draw:layer="layout" svg:width="0.235cm" svg:height="0.425cm" svg:x="5.554cm" svg:y="9.271cm">
          <draw:text-box>
            <text:p text:style-name="P1"><text:span text:style-name="T7">*</text:span></text:p>
          </draw:text-box>
        </draw:frame>
        <draw:frame draw:style-name="gr52" draw:layer="layout" svg:width="8.617cm" svg:height="0.425cm" svg:x="6.016cm" svg:y="9.204cm">
          <draw:text-box>
            <text:p text:style-name="P1"><text:span text:style-name="T7">list of key neighbors ofa sensor node</text:span></text:p>
          </draw:text-box>
        </draw:frame>
        <draw:frame draw:style-name="gr28" draw:layer="layout" svg:width="0.235cm" svg:height="0.425cm" svg:x="15.022cm" svg:y="9.271cm">
          <draw:text-box>
            <text:p text:style-name="P1"><text:span text:style-name="T7">*</text:span></text:p>
          </draw:text-box>
        </draw:frame>
        <draw:frame draw:style-name="gr28" draw:layer="layout" svg:width="0.235cm" svg:height="0.425cm" svg:x="15.252cm" svg:y="9.204cm">
          <draw:text-box>
            <text:p text:style-name="P1"><text:span text:style-name="T7">/</text:span></text:p>
          </draw:text-box>
        </draw:frame>
        <draw:frame draw:style-name="gr53" draw:layer="layout" svg:width="1.865cm" svg:height="0.425cm" svg:x="1.629cm" svg:y="9.681cm">
          <draw:text-box>
            <text:p text:style-name="P1"><text:span text:style-name="T7">}sensor;</text:span></text:p>
          </draw:text-box>
        </draw:frame>
        <draw:frame draw:style-name="gr54" draw:layer="layout" svg:width="7.711cm" svg:height="0.471cm" svg:x="2.248cm" svg:y="10.611cm">
          <draw:text-box>
            <text:p text:style-name="P1"><text:span text:style-name="T8">T he data file contains the f ollowing information:</text:span></text:p>
          </draw:text-box>
        </draw:frame>
        <draw:frame draw:style-name="gr28" draw:layer="layout" svg:width="0.231cm" svg:height="0.454cm" svg:x="2.263cm" svg:y="11.601cm">
          <draw:text-box>
            <text:p text:style-name="P1"><text:span text:style-name="T9">•</text:span></text:p>
          </draw:text-box>
        </draw:frame>
        <draw:frame draw:style-name="gr55" draw:layer="layout" svg:width="6.187cm" svg:height="0.471cm" svg:x="2.661cm" svg:y="11.527cm">
          <draw:text-box>
            <text:p text:style-name="P1"><text:span text:style-name="T8">T he fir st line contains the total number</text:span></text:p>
          </draw:text-box>
        </draw:frame>
        <draw:frame draw:style-name="gr28" draw:layer="layout" svg:width="0.248cm" svg:height="0.454cm" svg:x="8.722cm" svg:y="11.518cm">
          <draw:text-box>
            <text:p text:style-name="P1"><text:span text:style-name="T10">n</text:span></text:p>
          </draw:text-box>
        </draw:frame>
        <draw:frame draw:style-name="gr56" draw:layer="layout" svg:width="5.429cm" svg:height="0.471cm" svg:x="9.05cm" svg:y="11.527cm">
          <draw:text-box>
            <text:p text:style-name="P1"><text:span text:style-name="T8">of s ens or nodes in the target field.</text:span></text:p>
          </draw:text-box>
        </draw:frame>
        <draw:frame draw:style-name="gr28" draw:layer="layout" svg:width="0.231cm" svg:height="0.454cm" svg:x="2.263cm" svg:y="12.393cm">
          <draw:text-box>
            <text:p text:style-name="P1"><text:span text:style-name="T9">•</text:span></text:p>
          </draw:text-box>
        </draw:frame>
        <draw:frame draw:style-name="gr57" draw:layer="layout" svg:width="6.082cm" svg:height="0.471cm" svg:x="2.661cm" svg:y="12.319cm">
          <draw:text-box>
            <text:p text:style-name="P1"><text:span text:style-name="T8">Remaining lines containthelocations of</text:span></text:p>
          </draw:text-box>
        </draw:frame>
        <draw:frame draw:style-name="gr28" draw:layer="layout" svg:width="0.248cm" svg:height="0.454cm" svg:x="8.968cm" svg:y="12.311cm">
          <draw:text-box>
            <text:p text:style-name="P1"><text:span text:style-name="T10">n</text:span></text:p>
          </draw:text-box>
        </draw:frame>
        <draw:frame draw:style-name="gr58" draw:layer="layout" svg:width="5.01cm" svg:height="0.471cm" svg:x="9.296cm" svg:y="12.319cm">
          <draw:text-box>
            <text:p text:style-name="P1"><text:span text:style-name="T8">s ens or nodes in the target field.</text:span></text:p>
          </draw:text-box>
        </draw:frame>
        <draw:frame draw:style-name="gr59" draw:layer="layout" svg:width="10.238cm" svg:height="0.471cm" svg:x="2.248cm" svg:y="13.235cm">
          <draw:text-box>
            <text:p text:style-name="P1"><text:span text:style-name="T8">I n this as s ignment, you r equire to do the f ollowing three tas ks:</text:span></text:p>
          </draw:text-box>
        </draw:frame>
        <draw:frame draw:style-name="gr28" draw:layer="layout" svg:width="0.231cm" svg:height="0.454cm" svg:x="2.263cm" svg:y="14.225cm">
          <draw:text-box>
            <text:p text:style-name="P1"><text:span text:style-name="T9">•</text:span></text:p>
          </draw:text-box>
        </draw:frame>
        <draw:frame draw:style-name="gr60" draw:layer="layout" svg:width="17.097cm" svg:height="0.509cm" svg:x="2.661cm" svg:y="14.151cm">
          <draw:text-box>
            <text:p text:style-name="P1"><text:span text:style-name="T11">Tas k 1:</text:span><text:span text:style-name="T8"> For the s ake of s implicity, cons ider the deployment field ( target field) is either s quare field of s ize</text:span></text:p>
          </draw:text-box>
        </draw:frame>
        <draw:frame draw:style-name="gr28" draw:layer="layout" svg:width="0.218cm" svg:height="0.454cm" svg:x="18.958cm" svg:y="14.143cm">
          <draw:text-box>
            <text:p text:style-name="P1"><text:span text:style-name="T10">L</text:span></text:p>
          </draw:text-box>
        </draw:frame>
        <draw:frame draw:style-name="gr28" draw:layer="layout" svg:width="0.324cm" svg:height="0.454cm" svg:x="19.288cm" svg:y="14.225cm">
          <draw:text-box>
            <text:p text:style-name="P1"><text:span text:style-name="T9">×</text:span></text:p>
          </draw:text-box>
        </draw:frame>
        <draw:frame draw:style-name="gr28" draw:layer="layout" svg:width="0.218cm" svg:height="0.454cm" svg:x="19.655cm" svg:y="14.143cm">
          <draw:text-box>
            <text:p text:style-name="P1"><text:span text:style-name="T10">L</text:span></text:p>
          </draw:text-box>
        </draw:frame>
        <draw:frame draw:style-name="gr28" draw:layer="layout" svg:width="0.379cm" svg:height="0.454cm" svg:x="2.661cm" svg:y="14.621cm">
          <draw:text-box>
            <text:p text:style-name="P1"><text:span text:style-name="T10">m</text:span></text:p>
          </draw:text-box>
        </draw:frame>
        <draw:frame draw:style-name="gr16" draw:layer="layout" svg:width="0.18cm" svg:height="0.331cm" svg:x="2.999cm" svg:y="14.566cm">
          <draw:text-box>
            <text:p text:style-name="P1"><text:span text:style-name="T6">2</text:span></text:p>
          </draw:text-box>
        </draw:frame>
        <draw:frame draw:style-name="gr61" draw:layer="layout" svg:width="3.931cm" svg:height="0.471cm" svg:x="3.276cm" svg:y="14.629cm">
          <draw:text-box>
            <text:p text:style-name="P1"><text:span text:style-name="T8">or r ectangle field of s ize</text:span></text:p>
          </draw:text-box>
        </draw:frame>
        <draw:frame draw:style-name="gr28" draw:layer="layout" svg:width="0.218cm" svg:height="0.454cm" svg:x="7.157cm" svg:y="14.621cm">
          <draw:text-box>
            <text:p text:style-name="P1"><text:span text:style-name="T10">L</text:span></text:p>
          </draw:text-box>
        </draw:frame>
        <draw:frame draw:style-name="gr16" draw:layer="layout" svg:width="0.18cm" svg:height="0.331cm" svg:x="7.419cm" svg:y="14.763cm">
          <draw:text-box>
            <text:p text:style-name="P1"><text:span text:style-name="T6">1</text:span></text:p>
          </draw:text-box>
        </draw:frame>
        <draw:frame draw:style-name="gr28" draw:layer="layout" svg:width="0.324cm" svg:height="0.454cm" svg:x="7.682cm" svg:y="14.703cm">
          <draw:text-box>
            <text:p text:style-name="P1"><text:span text:style-name="T9">×</text:span></text:p>
          </draw:text-box>
        </draw:frame>
        <draw:frame draw:style-name="gr28" draw:layer="layout" svg:width="0.218cm" svg:height="0.454cm" svg:x="8.076cm" svg:y="14.621cm">
          <draw:text-box>
            <text:p text:style-name="P1"><text:span text:style-name="T10">L</text:span></text:p>
          </draw:text-box>
        </draw:frame>
        <draw:frame draw:style-name="gr16" draw:layer="layout" svg:width="0.18cm" svg:height="0.331cm" svg:x="8.338cm" svg:y="14.763cm">
          <draw:text-box>
            <text:p text:style-name="P1"><text:span text:style-name="T6">2</text:span></text:p>
          </draw:text-box>
        </draw:frame>
        <draw:frame draw:style-name="gr28" draw:layer="layout" svg:width="0.379cm" svg:height="0.454cm" svg:x="8.614cm" svg:y="14.621cm">
          <draw:text-box>
            <text:p text:style-name="P1"><text:span text:style-name="T10">m</text:span></text:p>
          </draw:text-box>
        </draw:frame>
        <draw:frame draw:style-name="gr16" draw:layer="layout" svg:width="0.18cm" svg:height="0.331cm" svg:x="8.952cm" svg:y="14.566cm">
          <draw:text-box>
            <text:p text:style-name="P1"><text:span text:style-name="T6">2</text:span></text:p>
          </draw:text-box>
        </draw:frame>
        <draw:frame draw:style-name="gr28" draw:layer="layout" svg:width="0.099cm" svg:height="0.471cm" svg:x="9.119cm" svg:y="14.629cm">
          <draw:text-box>
            <text:p text:style-name="P1"><text:span text:style-name="T8">.</text:span></text:p>
          </draw:text-box>
        </draw:frame>
        <draw:frame draw:style-name="gr62" draw:layer="layout" svg:width="2.013cm" svg:height="0.471cm" svg:x="9.375cm" svg:y="14.629cm">
          <draw:text-box>
            <text:p text:style-name="P1"><text:span text:style-name="T8">As sume that</text:span></text:p>
          </draw:text-box>
        </draw:frame>
        <draw:frame draw:style-name="gr28" draw:layer="layout" svg:width="0.248cm" svg:height="0.454cm" svg:x="11.411cm" svg:y="14.621cm">
          <draw:text-box>
            <text:p text:style-name="P1"><text:span text:style-name="T10">n</text:span></text:p>
          </draw:text-box>
        </draw:frame>
        <draw:frame draw:style-name="gr63" draw:layer="layout" svg:width="0.938cm" svg:height="0.454cm" svg:x="11.773cm" svg:y="14.604cm">
          <draw:text-box>
            <text:p text:style-name="P1"><text:span text:style-name="T12">= 10</text:span></text:p>
          </draw:text-box>
        </draw:frame>
        <draw:frame draw:style-name="gr28" draw:layer="layout" svg:width="0.125cm" svg:height="0.454cm" svg:x="12.589cm" svg:y="14.621cm">
          <draw:text-box>
            <text:p text:style-name="P1"><text:span text:style-name="T10">,</text:span></text:p>
          </draw:text-box>
        </draw:frame>
        <draw:frame draw:style-name="gr64" draw:layer="layout" svg:width="0.739cm" svg:height="0.454cm" svg:x="12.76cm" svg:y="14.604cm">
          <draw:text-box>
            <text:p text:style-name="P1"><text:span text:style-name="T12">000</text:span></text:p>
          </draw:text-box>
        </draw:frame>
        <draw:frame draw:style-name="gr65" draw:layer="layout" svg:width="6.598cm" svg:height="0.471cm" svg:x="13.447cm" svg:y="14.629cm">
          <draw:text-box>
            <text:p text:style-name="P1"><text:span text:style-name="T8">s ens or nodes to be deployed in the sensor</text:span></text:p>
          </draw:text-box>
        </draw:frame>
        <draw:frame draw:style-name="gr66" draw:layer="layout" svg:width="4.536cm" svg:height="0.471cm" svg:x="2.661cm" svg:y="15.107cm">
          <draw:text-box>
            <text:p text:style-name="P1"><text:span text:style-name="T8">networ k ( deployment field).</text:span></text:p>
          </draw:text-box>
        </draw:frame>
        <draw:frame draw:style-name="gr67" draw:layer="layout" svg:width="2.999cm" svg:height="0.471cm" svg:x="7.266cm" svg:y="15.107cm">
          <draw:text-box>
            <text:p text:style-name="P1"><text:span text:style-name="T8">Gener ate diff erent</text:span></text:p>
          </draw:text-box>
        </draw:frame>
        <draw:frame draw:style-name="gr68" draw:layer="layout" svg:width="0.493cm" svg:height="0.454cm" svg:x="10.237cm" svg:y="15.081cm">
          <draw:text-box>
            <text:p text:style-name="P1"><text:span text:style-name="T12">10</text:span></text:p>
          </draw:text-box>
        </draw:frame>
        <draw:frame draw:style-name="gr28" draw:layer="layout" svg:width="0.125cm" svg:height="0.454cm" svg:x="10.622cm" svg:y="15.099cm">
          <draw:text-box>
            <text:p text:style-name="P1"><text:span text:style-name="T10">,</text:span></text:p>
          </draw:text-box>
        </draw:frame>
        <draw:frame draw:style-name="gr64" draw:layer="layout" svg:width="0.739cm" svg:height="0.454cm" svg:x="10.793cm" svg:y="15.081cm">
          <draw:text-box>
            <text:p text:style-name="P1"><text:span text:style-name="T12">000</text:span></text:p>
          </draw:text-box>
        </draw:frame>
        <draw:frame draw:style-name="gr69" draw:layer="layout" svg:width="1.391cm" svg:height="0.471cm" svg:x="11.504cm" svg:y="15.107cm">
          <draw:text-box>
            <text:p text:style-name="P1"><text:span text:style-name="T8">locations</text:span></text:p>
          </draw:text-box>
        </draw:frame>
        <draw:frame draw:style-name="gr28" draw:layer="layout" svg:width="0.154cm" svg:height="0.454cm" svg:x="13.027cm" svg:y="15.081cm">
          <draw:text-box>
            <text:p text:style-name="P1"><text:span text:style-name="T12">(</text:span></text:p>
          </draw:text-box>
        </draw:frame>
        <draw:frame draw:style-name="gr28" draw:layer="layout" svg:width="0.231cm" svg:height="0.454cm" svg:x="13.176cm" svg:y="15.099cm">
          <draw:text-box>
            <text:p text:style-name="P1"><text:span text:style-name="T10">x</text:span></text:p>
          </draw:text-box>
        </draw:frame>
        <draw:frame draw:style-name="gr16" draw:layer="layout" svg:width="0.078cm" svg:height="0.331cm" svg:x="13.396cm" svg:y="15.242cm">
          <draw:text-box>
            <text:p text:style-name="P1"><text:span text:style-name="T13">i</text:span></text:p>
          </draw:text-box>
        </draw:frame>
        <draw:frame draw:style-name="gr70" draw:layer="layout" svg:width="0.353cm" svg:height="0.454cm" svg:x="13.515cm" svg:y="15.099cm">
          <draw:text-box>
            <text:p text:style-name="P1"><text:span text:style-name="T10">,y</text:span></text:p>
          </draw:text-box>
        </draw:frame>
        <draw:frame draw:style-name="gr16" draw:layer="layout" svg:width="0.078cm" svg:height="0.331cm" svg:x="13.875cm" svg:y="15.242cm">
          <draw:text-box>
            <text:p text:style-name="P1"><text:span text:style-name="T13">i</text:span></text:p>
          </draw:text-box>
        </draw:frame>
        <draw:frame draw:style-name="gr28" draw:layer="layout" svg:width="0.154cm" svg:height="0.454cm" svg:x="13.995cm" svg:y="15.081cm">
          <draw:text-box>
            <text:p text:style-name="P1"><text:span text:style-name="T12">)</text:span></text:p>
          </draw:text-box>
        </draw:frame>
        <draw:frame draw:style-name="gr71" draw:layer="layout" svg:width="4.781cm" svg:height="0.471cm" svg:x="14.278cm" svg:y="15.107cm">
          <draw:text-box>
            <text:p text:style-name="P1"><text:span text:style-name="T8">randomly for all s ens or nodes</text:span></text:p>
          </draw:text-box>
        </draw:frame>
        <draw:frame draw:style-name="gr72" draw:layer="layout" svg:width="0.535cm" svg:height="0.454cm" svg:x="19.134cm" svg:y="15.099cm">
          <draw:text-box>
            <text:p text:style-name="P1"><text:span text:style-name="T10">SN</text:span></text:p>
          </draw:text-box>
        </draw:frame>
        <draw:frame draw:style-name="gr16" draw:layer="layout" svg:width="0.078cm" svg:height="0.331cm" svg:x="19.702cm" svg:y="15.242cm">
          <draw:text-box>
            <text:p text:style-name="P1"><text:span text:style-name="T13">i</text:span></text:p>
          </draw:text-box>
        </draw:frame>
        <draw:frame draw:style-name="gr28" draw:layer="layout" svg:width="0.099cm" svg:height="0.471cm" svg:x="19.821cm" svg:y="15.107cm">
          <draw:text-box>
            <text:p text:style-name="P1"><text:span text:style-name="T8">,</text:span></text:p>
          </draw:text-box>
        </draw:frame>
        <draw:frame draw:style-name="gr28" draw:layer="layout" svg:width="0.108cm" svg:height="0.454cm" svg:x="2.661cm" svg:y="15.577cm">
          <draw:text-box>
            <text:p text:style-name="P1"><text:span text:style-name="T10">i</text:span></text:p>
          </draw:text-box>
        </draw:frame>
        <draw:frame draw:style-name="gr73" draw:layer="layout" svg:width="0.569cm" svg:height="0.454cm" svg:x="2.901cm" svg:y="15.56cm">
          <draw:text-box>
            <text:p text:style-name="P1"><text:span text:style-name="T12">=1</text:span></text:p>
          </draw:text-box>
        </draw:frame>
        <draw:frame draw:style-name="gr28" draw:layer="layout" svg:width="0.125cm" svg:height="0.454cm" svg:x="3.5cm" svg:y="15.577cm">
          <draw:text-box>
            <text:p text:style-name="P1"><text:span text:style-name="T10">,</text:span></text:p>
          </draw:text-box>
        </draw:frame>
        <draw:frame draw:style-name="gr28" draw:layer="layout" svg:width="0.248cm" svg:height="0.454cm" svg:x="3.671cm" svg:y="15.56cm">
          <draw:text-box>
            <text:p text:style-name="P1"><text:span text:style-name="T12">2</text:span></text:p>
          </draw:text-box>
        </draw:frame>
        <draw:frame draw:style-name="gr74" draw:layer="layout" svg:width="1.23cm" svg:height="0.454cm" svg:x="3.863cm" svg:y="15.577cm">
          <draw:text-box>
            <text:p text:style-name="P1"><text:span text:style-name="T10">, . . .,n</text:span></text:p>
          </draw:text-box>
        </draw:frame>
        <draw:frame draw:style-name="gr75" draw:layer="layout" svg:width="15.61cm" svg:height="0.471cm" svg:x="4.949cm" svg:y="15.585cm">
          <draw:text-box>
            <text:p text:style-name="P1"><text:span text:style-name="T8">. T hen, dis play the deployment of all s ens or nodes in a graph (for example, you can us e “gnuplot”</text:span></text:p>
          </draw:text-box>
        </draw:frame>
        <draw:frame draw:style-name="gr76" draw:layer="layout" svg:width="18.849cm" svg:height="0.509cm" svg:x="2.661cm" svg:y="16.063cm">
          <draw:text-box>
            <text:p text:style-name="P1"><text:span text:style-name="T8">s of twar e</text:span><text:span text:style-name="T11"> [ ht t ps : //www.cs .princet on.edu/cours es /archive/f all07/cos 323/precept s /plot t ing/gnuplot .ht m l]</text:span><text:span text:style-name="T8"> ).</text:span></text:p>
          </draw:text-box>
        </draw:frame>
        <draw:frame draw:style-name="gr77" draw:layer="layout" svg:width="0.476cm" svg:height="0.471cm" svg:x="19.447cm" svg:y="16.063cm">
          <draw:text-box>
            <text:p text:style-name="P1"><text:span text:style-name="T8">An</text:span></text:p>
          </draw:text-box>
        </draw:frame>
        <draw:frame draw:style-name="gr78" draw:layer="layout" svg:width="8.376cm" svg:height="0.471cm" svg:x="2.661cm" svg:y="16.541cm">
          <draw:text-box>
            <text:p text:style-name="P1"><text:span text:style-name="T8">example is given in Figure 1 f or a s ens or network of</text:span></text:p>
          </draw:text-box>
        </draw:frame>
        <draw:frame draw:style-name="gr68" draw:layer="layout" svg:width="0.493cm" svg:height="0.454cm" svg:x="10.802cm" svg:y="16.515cm">
          <draw:text-box>
            <text:p text:style-name="P1"><text:span text:style-name="T12">10</text:span></text:p>
          </draw:text-box>
        </draw:frame>
        <draw:frame draw:style-name="gr28" draw:layer="layout" svg:width="0.125cm" svg:height="0.454cm" svg:x="11.187cm" svg:y="16.533cm">
          <draw:text-box>
            <text:p text:style-name="P1"><text:span text:style-name="T10">,</text:span></text:p>
          </draw:text-box>
        </draw:frame>
        <draw:frame draw:style-name="gr64" draw:layer="layout" svg:width="0.739cm" svg:height="0.454cm" svg:x="11.358cm" svg:y="16.515cm">
          <draw:text-box>
            <text:p text:style-name="P1"><text:span text:style-name="T12">000</text:span></text:p>
          </draw:text-box>
        </draw:frame>
        <draw:frame draw:style-name="gr79" draw:layer="layout" svg:width="8.223cm" svg:height="0.471cm" svg:x="12.032cm" svg:y="16.541cm">
          <draw:text-box>
            <text:p text:style-name="P1"><text:span text:style-name="T8">r andomly deployed s ens or nodes in a target field of</text:span></text:p>
          </draw:text-box>
        </draw:frame>
        <draw:frame draw:style-name="gr80" draw:layer="layout" svg:width="0.595cm" svg:height="0.471cm" svg:x="2.661cm" svg:y="17.019cm">
          <draw:text-box>
            <text:p text:style-name="P1"><text:span text:style-name="T8">size</text:span></text:p>
          </draw:text-box>
        </draw:frame>
        <draw:frame draw:style-name="gr64" draw:layer="layout" svg:width="0.739cm" svg:height="0.454cm" svg:x="3.356cm" svg:y="16.993cm">
          <draw:text-box>
            <text:p text:style-name="P1"><text:span text:style-name="T12">500</text:span></text:p>
          </draw:text-box>
        </draw:frame>
        <draw:frame draw:style-name="gr28" draw:layer="layout" svg:width="0.324cm" svg:height="0.454cm" svg:x="4.019cm" svg:y="17.093cm">
          <draw:text-box>
            <text:p text:style-name="P1"><text:span text:style-name="T9">×</text:span></text:p>
          </draw:text-box>
        </draw:frame>
        <draw:frame draw:style-name="gr64" draw:layer="layout" svg:width="0.739cm" svg:height="0.454cm" svg:x="4.404cm" svg:y="16.993cm">
          <draw:text-box>
            <text:p text:style-name="P1"><text:span text:style-name="T12">500</text:span></text:p>
          </draw:text-box>
        </draw:frame>
        <draw:frame draw:style-name="gr28" draw:layer="layout" svg:width="0.379cm" svg:height="0.454cm" svg:x="5.077cm" svg:y="17.011cm">
          <draw:text-box>
            <text:p text:style-name="P1"><text:span text:style-name="T10">m</text:span></text:p>
          </draw:text-box>
        </draw:frame>
        <draw:frame draw:style-name="gr16" draw:layer="layout" svg:width="0.18cm" svg:height="0.331cm" svg:x="5.415cm" svg:y="16.955cm">
          <draw:text-box>
            <text:p text:style-name="P1"><text:span text:style-name="T6">2</text:span></text:p>
          </draw:text-box>
        </draw:frame>
        <draw:frame draw:style-name="gr81" draw:layer="layout" svg:width="8.426cm" svg:height="0.471cm" svg:x="5.582cm" svg:y="17.019cm">
          <draw:text-box>
            <text:p text:style-name="P1"><text:span text:style-name="T8">, where the points repres ent s ens or nodes ’ locations.</text:span></text:p>
          </draw:text-box>
        </draw:frame>
        <draw:frame draw:style-name="gr82" draw:layer="layout" svg:width="0.645cm" svg:height="0.454cm" svg:x="18.239cm" svg:y="17.628cm">
          <draw:text-box>
            <text:p text:style-name="P1"><text:span text:style-name="T12">[20</text:span></text:p>
          </draw:text-box>
        </draw:frame>
        <draw:frame draw:style-name="gr83" draw:layer="layout" svg:width="1.179cm" svg:height="0.471cm" svg:x="18.827cm" svg:y="17.654cm">
          <draw:text-box>
            <text:p text:style-name="P1"><text:span text:style-name="T8">M ar ks</text:span></text:p>
          </draw:text-box>
        </draw:frame>
        <draw:frame draw:style-name="gr28" draw:layer="layout" svg:width="0.154cm" svg:height="0.454cm" svg:x="19.81cm" svg:y="17.628cm">
          <draw:text-box>
            <text:p text:style-name="P1"><text:span text:style-name="T12">]</text:span></text:p>
          </draw:text-box>
        </draw:frame>
        <draw:frame draw:style-name="gr28" draw:layer="layout" svg:width="0.231cm" svg:height="0.454cm" svg:x="2.263cm" svg:y="18.52cm">
          <draw:text-box>
            <text:p text:style-name="P1"><text:span text:style-name="T9">•</text:span></text:p>
          </draw:text-box>
        </draw:frame>
        <draw:frame draw:style-name="gr84" draw:layer="layout" svg:width="13.045cm" svg:height="0.509cm" svg:x="2.661cm" svg:y="18.446cm">
          <draw:text-box>
            <text:p text:style-name="P1"><text:span text:style-name="T11">Tas k 2:</text:span><text:span text:style-name="T8"> Simulate the network connectivity for the direct key es tablis hment phas e.</text:span></text:p>
          </draw:text-box>
        </draw:frame>
        <draw:frame draw:style-name="gr82" draw:layer="layout" svg:width="0.645cm" svg:height="0.454cm" svg:x="18.239cm" svg:y="19.056cm">
          <draw:text-box>
            <text:p text:style-name="P1"><text:span text:style-name="T12">[40</text:span></text:p>
          </draw:text-box>
        </draw:frame>
        <draw:frame draw:style-name="gr83" draw:layer="layout" svg:width="1.179cm" svg:height="0.471cm" svg:x="18.827cm" svg:y="19.082cm">
          <draw:text-box>
            <text:p text:style-name="P1"><text:span text:style-name="T8">M ar ks</text:span></text:p>
          </draw:text-box>
        </draw:frame>
        <draw:frame draw:style-name="gr28" draw:layer="layout" svg:width="0.154cm" svg:height="0.454cm" svg:x="19.81cm" svg:y="19.056cm">
          <draw:text-box>
            <text:p text:style-name="P1"><text:span text:style-name="T12">]</text:span></text:p>
          </draw:text-box>
        </draw:frame>
        <draw:frame draw:style-name="gr28" draw:layer="layout" svg:width="0.231cm" svg:height="0.454cm" svg:x="2.263cm" svg:y="19.948cm">
          <draw:text-box>
            <text:p text:style-name="P1"><text:span text:style-name="T9">•</text:span></text:p>
          </draw:text-box>
        </draw:frame>
        <draw:frame draw:style-name="gr85" draw:layer="layout" svg:width="1.336cm" svg:height="0.509cm" svg:x="2.661cm" svg:y="19.874cm">
          <draw:text-box>
            <text:p text:style-name="P1"><text:span text:style-name="T11">Tas k 3:</text:span></text:p>
          </draw:text-box>
        </draw:frame>
        <draw:frame draw:style-name="gr86" draw:layer="layout" svg:width="10.336cm" svg:height="0.471cm" svg:x="4.121cm" svg:y="19.874cm">
          <draw:text-box>
            <text:p text:style-name="P1"><text:span text:style-name="T8">Simulate the network connectivity f or the path key es tablis hment</text:span></text:p>
          </draw:text-box>
        </draw:frame>
        <draw:frame draw:style-name="gr87" draw:layer="layout" svg:width="5.23cm" svg:height="0.471cm" svg:x="14.66cm" svg:y="19.874cm">
          <draw:text-box>
            <text:p text:style-name="P1"><text:span text:style-name="T8">phas e (us ing the number of hops</text:span></text:p>
          </draw:text-box>
        </draw:frame>
        <draw:frame draw:style-name="gr28" draw:layer="layout" svg:width="0.248cm" svg:height="0.454cm" svg:x="2.661cm" svg:y="20.343cm">
          <draw:text-box>
            <text:p text:style-name="P1"><text:span text:style-name="T10">h</text:span></text:p>
          </draw:text-box>
        </draw:frame>
        <draw:frame draw:style-name="gr73" draw:layer="layout" svg:width="0.569cm" svg:height="0.454cm" svg:x="2.99cm" svg:y="20.326cm">
          <draw:text-box>
            <text:p text:style-name="P1"><text:span text:style-name="T12">=1</text:span></text:p>
          </draw:text-box>
        </draw:frame>
        <draw:frame draw:style-name="gr28" draw:layer="layout" svg:width="0.125cm" svg:height="0.454cm" svg:x="3.589cm" svg:y="20.343cm">
          <draw:text-box>
            <text:p text:style-name="P1"><text:span text:style-name="T10">,</text:span></text:p>
          </draw:text-box>
        </draw:frame>
        <draw:frame draw:style-name="gr28" draw:layer="layout" svg:width="0.248cm" svg:height="0.454cm" svg:x="3.76cm" svg:y="20.326cm">
          <draw:text-box>
            <text:p text:style-name="P1"><text:span text:style-name="T12">2</text:span></text:p>
          </draw:text-box>
        </draw:frame>
        <draw:frame draw:style-name="gr88" draw:layer="layout" svg:width="0.226cm" svg:height="0.471cm" svg:x="3.952cm" svg:y="20.352cm">
          <draw:text-box>
            <text:p text:style-name="P1"><text:span text:style-name="T8">).</text:span></text:p>
          </draw:text-box>
        </draw:frame>
        <draw:frame draw:style-name="gr82" draw:layer="layout" svg:width="0.645cm" svg:height="0.454cm" svg:x="18.239cm" svg:y="20.961cm">
          <draw:text-box>
            <text:p text:style-name="P1"><text:span text:style-name="T12">[40</text:span></text:p>
          </draw:text-box>
        </draw:frame>
        <draw:frame draw:style-name="gr83" draw:layer="layout" svg:width="1.179cm" svg:height="0.471cm" svg:x="18.827cm" svg:y="20.987cm">
          <draw:text-box>
            <text:p text:style-name="P1"><text:span text:style-name="T8">M ar ks</text:span></text:p>
          </draw:text-box>
        </draw:frame>
        <draw:frame draw:style-name="gr28" draw:layer="layout" svg:width="0.154cm" svg:height="0.454cm" svg:x="19.81cm" svg:y="20.961cm">
          <draw:text-box>
            <text:p text:style-name="P1"><text:span text:style-name="T12">]</text:span></text:p>
          </draw:text-box>
        </draw:frame>
        <draw:frame draw:style-name="gr89" draw:layer="layout" svg:width="17.604cm" svg:height="0.471cm" svg:x="2.248cm" svg:y="21.903cm">
          <draw:text-box>
            <text:p text:style-name="P1"><text:span text:style-name="T8">A s ample output for the s imulating the network connectivity during the direct key es tablis hment phas e is given</text:span></text:p>
          </draw:text-box>
        </draw:frame>
        <draw:frame draw:style-name="gr90" draw:layer="layout" svg:width="1.052cm" svg:height="0.471cm" svg:x="1.629cm" svg:y="22.381cm">
          <draw:text-box>
            <text:p text:style-name="P1"><text:span text:style-name="T8">below:</text:span></text:p>
          </draw:text-box>
        </draw:frame>
        <draw:frame draw:style-name="gr50" draw:layer="layout" svg:width="10.247cm" svg:height="0.425cm" svg:x="1.629cm" svg:y="23.352cm">
          <draw:text-box>
            <text:p text:style-name="P1"><text:span text:style-name="T7">$./a.out DATA-FILE KEYRING-SIZE KEYPOOL-SIZE</text:span></text:p>
          </draw:text-box>
        </draw:frame>
        <draw:frame draw:style-name="gr91" draw:layer="layout" svg:width="2.796cm" svg:height="0.425cm" svg:x="1.629cm" svg:y="23.83cm">
          <draw:text-box>
            <text:p text:style-name="P1"><text:span text:style-name="T7">For example,</text:span></text:p>
          </draw:text-box>
        </draw:frame>
        <draw:frame draw:style-name="gr92" draw:layer="layout" svg:width="6.987cm" svg:height="0.425cm" svg:x="1.629cm" svg:y="24.308cm">
          <draw:text-box>
            <text:p text:style-name="P1"><text:span text:style-name="T7">$ ./a.out sensor3.dat 10040000</text:span></text:p>
          </draw:text-box>
        </draw:frame>
        <draw:frame draw:style-name="gr93" draw:layer="layout" svg:width="4.659cm" svg:height="0.425cm" svg:x="1.629cm" svg:y="25.264cm">
          <draw:text-box>
            <text:p text:style-name="P1"><text:span text:style-name="T7">Reading data file...</text:span></text:p>
          </draw:text-box>
        </draw:frame>
        <draw:frame draw:style-name="gr6" draw:layer="layout" svg:width="0.214cm" svg:height="0.518cm" svg:x="10.667cm" svg:y="26.6cm">
          <draw:text-box>
            <text:p text:style-name="P1"><text:span text:style-name="T2">2</text:span></text:p>
          </draw:text-box>
        </draw:frame>
      </draw:page>
      <draw:page draw:name="page3" draw:style-name="dp1" draw:master-page-name="master-page51">
        <draw:path draw:style-name="gr94" draw:layer="layout" svg:width="15.337cm" svg:height="0cm" svg:x="3.762cm" svg:y="13.341cm" svg:viewBox="0 0 15338 0" svg:d="M0 0h154M15338 0h-153">
          <text:p/>
        </draw:path>
        <draw:path draw:style-name="gr94" draw:layer="layout" svg:width="15.337cm" svg:height="0cm" svg:x="3.762cm" svg:y="11.139cm" svg:viewBox="0 0 15338 0" svg:d="M0 0h154M15338 0h-153">
          <text:p/>
        </draw:path>
        <draw:frame draw:style-name="gr95" draw:layer="layout" svg:width="0.328cm" svg:height="0.488cm" svg:x="3.204cm" svg:y="13.192cm">
          <draw:text-box>
            <text:p text:style-name="P1"><text:span text:style-name="T14"><text:s/></text:span><text:span text:style-name="T14">0</text:span></text:p>
          </draw:text-box>
        </draw:frame>
        <draw:path draw:style-name="gr94" draw:layer="layout" svg:width="15.337cm" svg:height="0cm" svg:x="3.762cm" svg:y="8.934cm" svg:viewBox="0 0 15338 0" svg:d="M0 0h154M15338 0h-153">
          <text:p/>
        </draw:path>
        <draw:frame draw:style-name="gr96" draw:layer="layout" svg:width="0.76cm" svg:height="0.488cm" svg:x="2.771cm" svg:y="10.989cm">
          <draw:text-box>
            <text:p text:style-name="P1"><text:span text:style-name="T14"><text:s/></text:span><text:span text:style-name="T14">100</text:span></text:p>
          </draw:text-box>
        </draw:frame>
        <draw:path draw:style-name="gr94" draw:layer="layout" svg:width="15.337cm" svg:height="0cm" svg:x="3.762cm" svg:y="6.731cm" svg:viewBox="0 0 15338 0" svg:d="M0 0h154M15338 0h-153">
          <text:p/>
        </draw:path>
        <draw:frame draw:style-name="gr96" draw:layer="layout" svg:width="0.76cm" svg:height="0.488cm" svg:x="2.771cm" svg:y="8.784cm">
          <draw:text-box>
            <text:p text:style-name="P1"><text:span text:style-name="T14"><text:s/></text:span><text:span text:style-name="T14">200</text:span></text:p>
          </draw:text-box>
        </draw:frame>
        <draw:path draw:style-name="gr94" draw:layer="layout" svg:width="15.337cm" svg:height="0cm" svg:x="3.762cm" svg:y="4.526cm" svg:viewBox="0 0 15338 0" svg:d="M0 0h154M15338 0h-153">
          <text:p/>
        </draw:path>
        <draw:frame draw:style-name="gr96" draw:layer="layout" svg:width="0.76cm" svg:height="0.488cm" svg:x="2.771cm" svg:y="6.582cm">
          <draw:text-box>
            <text:p text:style-name="P1"><text:span text:style-name="T14"><text:s/></text:span><text:span text:style-name="T14">300</text:span></text:p>
          </draw:text-box>
        </draw:frame>
        <draw:path draw:style-name="gr94" draw:layer="layout" svg:width="15.337cm" svg:height="0cm" svg:x="3.762cm" svg:y="2.324cm" svg:viewBox="0 0 15338 0" svg:d="M0 0h154M15338 0h-153">
          <text:p/>
        </draw:path>
        <draw:frame draw:style-name="gr96" draw:layer="layout" svg:width="0.76cm" svg:height="0.488cm" svg:x="2.771cm" svg:y="4.377cm">
          <draw:text-box>
            <text:p text:style-name="P1"><text:span text:style-name="T14"><text:s/></text:span><text:span text:style-name="T14">400</text:span></text:p>
          </draw:text-box>
        </draw:frame>
        <draw:path draw:style-name="gr94" draw:layer="layout" svg:width="0cm" svg:height="11.169cm" svg:x="3.762cm" svg:y="2.324cm" svg:viewBox="0 0 0 11170" svg:d="M0 11170v-153M0 0v153">
          <text:p/>
        </draw:path>
        <draw:frame draw:style-name="gr96" draw:layer="layout" svg:width="0.76cm" svg:height="0.488cm" svg:x="2.771cm" svg:y="2.174cm">
          <draw:text-box>
            <text:p text:style-name="P1"><text:span text:style-name="T14"><text:s/></text:span><text:span text:style-name="T14">500</text:span></text:p>
          </draw:text-box>
        </draw:frame>
        <draw:path draw:style-name="gr94" draw:layer="layout" svg:width="0cm" svg:height="11.169cm" svg:x="6.8cm" svg:y="2.324cm" svg:viewBox="0 0 0 11170" svg:d="M0 11170v-153M0 0v153">
          <text:p/>
        </draw:path>
        <draw:frame draw:style-name="gr95" draw:layer="layout" svg:width="0.328cm" svg:height="0.488cm" svg:x="3.6cm" svg:y="13.581cm">
          <draw:text-box>
            <text:p text:style-name="P1"><text:span text:style-name="T14"><text:s/></text:span><text:span text:style-name="T14">0</text:span></text:p>
          </draw:text-box>
        </draw:frame>
        <draw:path draw:style-name="gr94" draw:layer="layout" svg:width="0cm" svg:height="11.169cm" svg:x="9.837cm" svg:y="2.324cm" svg:viewBox="0 0 0 11170" svg:d="M0 11170v-153M0 0v153">
          <text:p/>
        </draw:path>
        <draw:frame draw:style-name="gr96" draw:layer="layout" svg:width="0.76cm" svg:height="0.488cm" svg:x="6.421cm" svg:y="13.581cm">
          <draw:text-box>
            <text:p text:style-name="P1"><text:span text:style-name="T14"><text:s/></text:span><text:span text:style-name="T14">100</text:span></text:p>
          </draw:text-box>
        </draw:frame>
        <draw:path draw:style-name="gr94" draw:layer="layout" svg:width="0cm" svg:height="11.169cm" svg:x="12.872cm" svg:y="2.324cm" svg:viewBox="0 0 0 11170" svg:d="M0 11170v-153M0 0v153">
          <text:p/>
        </draw:path>
        <draw:frame draw:style-name="gr96" draw:layer="layout" svg:width="0.76cm" svg:height="0.488cm" svg:x="9.458cm" svg:y="13.581cm">
          <draw:text-box>
            <text:p text:style-name="P1"><text:span text:style-name="T14"><text:s/></text:span><text:span text:style-name="T14">200</text:span></text:p>
          </draw:text-box>
        </draw:frame>
        <draw:path draw:style-name="gr94" draw:layer="layout" svg:width="0cm" svg:height="11.169cm" svg:x="15.909cm" svg:y="2.324cm" svg:viewBox="0 0 0 11170" svg:d="M0 11170v-153M0 0v153">
          <text:p/>
        </draw:path>
        <draw:frame draw:style-name="gr96" draw:layer="layout" svg:width="0.76cm" svg:height="0.488cm" svg:x="12.493cm" svg:y="13.581cm">
          <draw:text-box>
            <text:p text:style-name="P1"><text:span text:style-name="T14"><text:s/></text:span><text:span text:style-name="T14">300</text:span></text:p>
          </draw:text-box>
        </draw:frame>
        <draw:path draw:style-name="gr94" draw:layer="layout" svg:width="0cm" svg:height="11.169cm" svg:x="18.946cm" svg:y="2.324cm" svg:viewBox="0 0 0 11170" svg:d="M0 11170v-153M0 0v153">
          <text:p/>
        </draw:path>
        <draw:frame draw:style-name="gr96" draw:layer="layout" svg:width="0.76cm" svg:height="0.488cm" svg:x="15.53cm" svg:y="13.581cm">
          <draw:text-box>
            <text:p text:style-name="P1"><text:span text:style-name="T14"><text:s/></text:span><text:span text:style-name="T14">400</text:span></text:p>
          </draw:text-box>
        </draw:frame>
        <draw:polygon draw:style-name="gr94" draw:layer="layout" svg:width="15.184cm" svg:height="11.017cm" svg:x="3.762cm" svg:y="2.324cm" svg:viewBox="0 0 15185 11018" draw:points="0,0 0,11018 15185,11018 15185,0">
          <text:p/>
        </draw:polygon>
        <draw:frame draw:style-name="gr96" draw:layer="layout" svg:width="0.76cm" svg:height="0.488cm" svg:x="18.567cm" svg:y="13.581cm">
          <draw:text-box>
            <text:p text:style-name="P1"><text:span text:style-name="T14"><text:s/></text:span><text:span text:style-name="T14">500</text:span></text:p>
          </draw:text-box>
        </draw:frame>
        <draw:line draw:style-name="gr97" draw:layer="layout" svg:x1="3.762cm" svg:y1="2.994cm" svg:x2="3.762cm" svg:y2="2.841cm">
          <text:p/>
        </draw:line>
        <draw:line draw:style-name="gr97" draw:layer="layout" svg:x1="3.686cm" svg:y1="2.918cm" svg:x2="3.839cm" svg:y2="2.918cm">
          <text:p/>
        </draw:line>
        <draw:line draw:style-name="gr97" draw:layer="layout" svg:x1="3.791cm" svg:y1="13.374cm" svg:x2="3.791cm" svg:y2="13.221cm">
          <text:p/>
        </draw:line>
        <draw:line draw:style-name="gr97" draw:layer="layout" svg:x1="3.715cm" svg:y1="13.298cm" svg:x2="3.868cm" svg:y2="13.298cm">
          <text:p/>
        </draw:line>
        <draw:line draw:style-name="gr97" draw:layer="layout" svg:x1="3.791cm" svg:y1="13.153cm" svg:x2="3.791cm" svg:y2="13cm">
          <text:p/>
        </draw:line>
        <draw:line draw:style-name="gr97" draw:layer="layout" svg:x1="3.715cm" svg:y1="13.076cm" svg:x2="3.868cm" svg:y2="13.076cm">
          <text:p/>
        </draw:line>
        <draw:line draw:style-name="gr97" draw:layer="layout" svg:x1="3.791cm" svg:y1="13.087cm" svg:x2="3.791cm" svg:y2="12.934cm">
          <text:p/>
        </draw:line>
        <draw:line draw:style-name="gr97" draw:layer="layout" svg:x1="3.715cm" svg:y1="13.01cm" svg:x2="3.868cm" svg:y2="13.01cm">
          <text:p/>
        </draw:line>
        <draw:line draw:style-name="gr97" draw:layer="layout" svg:x1="3.791cm" svg:y1="13.021cm" svg:x2="3.791cm" svg:y2="12.868cm">
          <text:p/>
        </draw:line>
        <draw:line draw:style-name="gr97" draw:layer="layout" svg:x1="3.715cm" svg:y1="12.945cm" svg:x2="3.868cm" svg:y2="12.945cm">
          <text:p/>
        </draw:line>
        <draw:line draw:style-name="gr97" draw:layer="layout" svg:x1="3.791cm" svg:y1="12.537cm" svg:x2="3.791cm" svg:y2="12.384cm">
          <text:p/>
        </draw:line>
        <draw:line draw:style-name="gr97" draw:layer="layout" svg:x1="3.715cm" svg:y1="12.46cm" svg:x2="3.868cm" svg:y2="12.46cm">
          <text:p/>
        </draw:line>
        <draw:line draw:style-name="gr97" draw:layer="layout" svg:x1="3.791cm" svg:y1="12.316cm" svg:x2="3.791cm" svg:y2="12.162cm">
          <text:p/>
        </draw:line>
        <draw:line draw:style-name="gr97" draw:layer="layout" svg:x1="3.715cm" svg:y1="12.239cm" svg:x2="3.868cm" svg:y2="12.239cm">
          <text:p/>
        </draw:line>
        <draw:line draw:style-name="gr97" draw:layer="layout" svg:x1="3.791cm" svg:y1="11.809cm" svg:x2="3.791cm" svg:y2="11.656cm">
          <text:p/>
        </draw:line>
        <draw:line draw:style-name="gr97" draw:layer="layout" svg:x1="3.715cm" svg:y1="11.733cm" svg:x2="3.868cm" svg:y2="11.733cm">
          <text:p/>
        </draw:line>
        <draw:line draw:style-name="gr97" draw:layer="layout" svg:x1="3.791cm" svg:y1="11.678cm" svg:x2="3.791cm" svg:y2="11.525cm">
          <text:p/>
        </draw:line>
        <draw:line draw:style-name="gr97" draw:layer="layout" svg:x1="3.715cm" svg:y1="11.601cm" svg:x2="3.868cm" svg:y2="11.601cm">
          <text:p/>
        </draw:line>
        <draw:line draw:style-name="gr97" draw:layer="layout" svg:x1="3.791cm" svg:y1="10.288cm" svg:x2="3.791cm" svg:y2="10.135cm">
          <text:p/>
        </draw:line>
        <draw:line draw:style-name="gr97" draw:layer="layout" svg:x1="3.715cm" svg:y1="10.212cm" svg:x2="3.868cm" svg:y2="10.212cm">
          <text:p/>
        </draw:line>
        <draw:line draw:style-name="gr97" draw:layer="layout" svg:x1="3.791cm" svg:y1="10.223cm" svg:x2="3.791cm" svg:y2="10.069cm">
          <text:p/>
        </draw:line>
        <draw:line draw:style-name="gr97" draw:layer="layout" svg:x1="3.715cm" svg:y1="10.146cm" svg:x2="3.868cm" svg:y2="10.146cm">
          <text:p/>
        </draw:line>
        <draw:line draw:style-name="gr97" draw:layer="layout" svg:x1="3.791cm" svg:y1="10.113cm" svg:x2="3.791cm" svg:y2="9.96cm">
          <text:p/>
        </draw:line>
        <draw:line draw:style-name="gr97" draw:layer="layout" svg:x1="3.715cm" svg:y1="10.036cm" svg:x2="3.868cm" svg:y2="10.036cm">
          <text:p/>
        </draw:line>
        <draw:line draw:style-name="gr97" draw:layer="layout" svg:x1="3.791cm" svg:y1="9.892cm" svg:x2="3.791cm" svg:y2="9.738cm">
          <text:p/>
        </draw:line>
        <draw:line draw:style-name="gr97" draw:layer="layout" svg:x1="3.715cm" svg:y1="9.815cm" svg:x2="3.868cm" svg:y2="9.815cm">
          <text:p/>
        </draw:line>
        <draw:line draw:style-name="gr97" draw:layer="layout" svg:x1="3.791cm" svg:y1="9.848cm" svg:x2="3.791cm" svg:y2="9.694cm">
          <text:p/>
        </draw:line>
        <draw:line draw:style-name="gr97" draw:layer="layout" svg:x1="3.715cm" svg:y1="9.771cm" svg:x2="3.868cm" svg:y2="9.771cm">
          <text:p/>
        </draw:line>
        <draw:line draw:style-name="gr97" draw:layer="layout" svg:x1="3.791cm" svg:y1="9.738cm" svg:x2="3.791cm" svg:y2="9.585cm">
          <text:p/>
        </draw:line>
        <draw:line draw:style-name="gr97" draw:layer="layout" svg:x1="3.715cm" svg:y1="9.662cm" svg:x2="3.868cm" svg:y2="9.662cm">
          <text:p/>
        </draw:line>
        <draw:line draw:style-name="gr97" draw:layer="layout" svg:x1="3.791cm" svg:y1="9.517cm" svg:x2="3.791cm" svg:y2="9.363cm">
          <text:p/>
        </draw:line>
        <draw:line draw:style-name="gr97" draw:layer="layout" svg:x1="3.715cm" svg:y1="9.44cm" svg:x2="3.868cm" svg:y2="9.44cm">
          <text:p/>
        </draw:line>
        <draw:line draw:style-name="gr97" draw:layer="layout" svg:x1="3.791cm" svg:y1="9.12cm" svg:x2="3.791cm" svg:y2="8.967cm">
          <text:p/>
        </draw:line>
        <draw:line draw:style-name="gr97" draw:layer="layout" svg:x1="3.715cm" svg:y1="9.043cm" svg:x2="3.868cm" svg:y2="9.043cm">
          <text:p/>
        </draw:line>
        <draw:line draw:style-name="gr97" draw:layer="layout" svg:x1="3.791cm" svg:y1="8.813cm" svg:x2="3.791cm" svg:y2="8.66cm">
          <text:p/>
        </draw:line>
        <draw:line draw:style-name="gr97" draw:layer="layout" svg:x1="3.715cm" svg:y1="8.737cm" svg:x2="3.868cm" svg:y2="8.737cm">
          <text:p/>
        </draw:line>
        <draw:line draw:style-name="gr97" draw:layer="layout" svg:x1="3.791cm" svg:y1="8.702cm" svg:x2="3.791cm" svg:y2="8.548cm">
          <text:p/>
        </draw:line>
        <draw:line draw:style-name="gr97" draw:layer="layout" svg:x1="3.715cm" svg:y1="8.625cm" svg:x2="3.868cm" svg:y2="8.625cm">
          <text:p/>
        </draw:line>
        <draw:line draw:style-name="gr97" draw:layer="layout" svg:x1="3.791cm" svg:y1="8.68cm" svg:x2="3.791cm" svg:y2="8.526cm">
          <text:p/>
        </draw:line>
        <draw:line draw:style-name="gr97" draw:layer="layout" svg:x1="3.715cm" svg:y1="8.603cm" svg:x2="3.868cm" svg:y2="8.603cm">
          <text:p/>
        </draw:line>
        <draw:line draw:style-name="gr97" draw:layer="layout" svg:x1="3.791cm" svg:y1="8.261cm" svg:x2="3.791cm" svg:y2="8.108cm">
          <text:p/>
        </draw:line>
        <draw:line draw:style-name="gr97" draw:layer="layout" svg:x1="3.715cm" svg:y1="8.184cm" svg:x2="3.868cm" svg:y2="8.184cm">
          <text:p/>
        </draw:line>
        <draw:line draw:style-name="gr97" draw:layer="layout" svg:x1="3.791cm" svg:y1="8.151cm" svg:x2="3.791cm" svg:y2="7.998cm">
          <text:p/>
        </draw:line>
        <draw:line draw:style-name="gr97" draw:layer="layout" svg:x1="3.715cm" svg:y1="8.075cm" svg:x2="3.868cm" svg:y2="8.075cm">
          <text:p/>
        </draw:line>
        <draw:line draw:style-name="gr97" draw:layer="layout" svg:x1="3.791cm" svg:y1="7.558cm" svg:x2="3.791cm" svg:y2="7.404cm">
          <text:p/>
        </draw:line>
        <draw:line draw:style-name="gr97" draw:layer="layout" svg:x1="3.715cm" svg:y1="7.481cm" svg:x2="3.868cm" svg:y2="7.481cm">
          <text:p/>
        </draw:line>
        <draw:line draw:style-name="gr97" draw:layer="layout" svg:x1="3.791cm" svg:y1="7.536cm" svg:x2="3.791cm" svg:y2="7.382cm">
          <text:p/>
        </draw:line>
        <draw:line draw:style-name="gr97" draw:layer="layout" svg:x1="3.715cm" svg:y1="7.459cm" svg:x2="3.868cm" svg:y2="7.459cm">
          <text:p/>
        </draw:line>
        <draw:line draw:style-name="gr97" draw:layer="layout" svg:x1="3.791cm" svg:y1="7.249cm" svg:x2="3.791cm" svg:y2="7.095cm">
          <text:p/>
        </draw:line>
        <draw:line draw:style-name="gr97" draw:layer="layout" svg:x1="3.715cm" svg:y1="7.172cm" svg:x2="3.868cm" svg:y2="7.172cm">
          <text:p/>
        </draw:line>
        <draw:line draw:style-name="gr97" draw:layer="layout" svg:x1="3.791cm" svg:y1="7.027cm" svg:x2="3.791cm" svg:y2="6.874cm">
          <text:p/>
        </draw:line>
        <draw:line draw:style-name="gr97" draw:layer="layout" svg:x1="3.715cm" svg:y1="6.95cm" svg:x2="3.868cm" svg:y2="6.95cm">
          <text:p/>
        </draw:line>
        <draw:line draw:style-name="gr97" draw:layer="layout" svg:x1="3.791cm" svg:y1="7.005cm" svg:x2="3.791cm" svg:y2="6.852cm">
          <text:p/>
        </draw:line>
        <draw:line draw:style-name="gr97" draw:layer="layout" svg:x1="3.715cm" svg:y1="6.929cm" svg:x2="3.868cm" svg:y2="6.929cm">
          <text:p/>
        </draw:line>
        <draw:line draw:style-name="gr97" draw:layer="layout" svg:x1="3.791cm" svg:y1="6.983cm" svg:x2="3.791cm" svg:y2="6.83cm">
          <text:p/>
        </draw:line>
        <draw:line draw:style-name="gr97" draw:layer="layout" svg:x1="3.715cm" svg:y1="6.907cm" svg:x2="3.868cm" svg:y2="6.907cm">
          <text:p/>
        </draw:line>
        <draw:line draw:style-name="gr97" draw:layer="layout" svg:x1="3.791cm" svg:y1="6.808cm" svg:x2="3.791cm" svg:y2="6.655cm">
          <text:p/>
        </draw:line>
        <draw:line draw:style-name="gr97" draw:layer="layout" svg:x1="3.715cm" svg:y1="6.731cm" svg:x2="3.868cm" svg:y2="6.731cm">
          <text:p/>
        </draw:line>
        <draw:line draw:style-name="gr97" draw:layer="layout" svg:x1="3.791cm" svg:y1="6.124cm" svg:x2="3.791cm" svg:y2="5.971cm">
          <text:p/>
        </draw:line>
        <draw:line draw:style-name="gr97" draw:layer="layout" svg:x1="3.715cm" svg:y1="6.047cm" svg:x2="3.868cm" svg:y2="6.047cm">
          <text:p/>
        </draw:line>
        <draw:line draw:style-name="gr97" draw:layer="layout" svg:x1="3.791cm" svg:y1="5.618cm" svg:x2="3.791cm" svg:y2="5.465cm">
          <text:p/>
        </draw:line>
        <draw:line draw:style-name="gr97" draw:layer="layout" svg:x1="3.715cm" svg:y1="5.541cm" svg:x2="3.868cm" svg:y2="5.541cm">
          <text:p/>
        </draw:line>
        <draw:line draw:style-name="gr97" draw:layer="layout" svg:x1="3.791cm" svg:y1="5.596cm" svg:x2="3.791cm" svg:y2="5.443cm">
          <text:p/>
        </draw:line>
        <draw:line draw:style-name="gr97" draw:layer="layout" svg:x1="3.715cm" svg:y1="5.519cm" svg:x2="3.868cm" svg:y2="5.519cm">
          <text:p/>
        </draw:line>
        <draw:line draw:style-name="gr97" draw:layer="layout" svg:x1="3.791cm" svg:y1="5.044cm" svg:x2="3.791cm" svg:y2="4.89cm">
          <text:p/>
        </draw:line>
        <draw:line draw:style-name="gr97" draw:layer="layout" svg:x1="3.715cm" svg:y1="4.967cm" svg:x2="3.868cm" svg:y2="4.967cm">
          <text:p/>
        </draw:line>
        <draw:line draw:style-name="gr97" draw:layer="layout" svg:x1="3.791cm" svg:y1="4.693cm" svg:x2="3.791cm" svg:y2="4.54cm">
          <text:p/>
        </draw:line>
        <draw:line draw:style-name="gr97" draw:layer="layout" svg:x1="3.715cm" svg:y1="4.616cm" svg:x2="3.868cm" svg:y2="4.616cm">
          <text:p/>
        </draw:line>
        <draw:line draw:style-name="gr97" draw:layer="layout" svg:x1="3.791cm" svg:y1="4.318cm" svg:x2="3.791cm" svg:y2="4.165cm">
          <text:p/>
        </draw:line>
        <draw:line draw:style-name="gr97" draw:layer="layout" svg:x1="3.715cm" svg:y1="4.242cm" svg:x2="3.868cm" svg:y2="4.242cm">
          <text:p/>
        </draw:line>
        <draw:line draw:style-name="gr97" draw:layer="layout" svg:x1="3.791cm" svg:y1="3.744cm" svg:x2="3.791cm" svg:y2="3.591cm">
          <text:p/>
        </draw:line>
        <draw:line draw:style-name="gr97" draw:layer="layout" svg:x1="3.715cm" svg:y1="3.667cm" svg:x2="3.868cm" svg:y2="3.667cm">
          <text:p/>
        </draw:line>
        <draw:line draw:style-name="gr97" draw:layer="layout" svg:x1="3.791cm" svg:y1="3.722cm" svg:x2="3.791cm" svg:y2="3.569cm">
          <text:p/>
        </draw:line>
        <draw:line draw:style-name="gr97" draw:layer="layout" svg:x1="3.715cm" svg:y1="3.645cm" svg:x2="3.868cm" svg:y2="3.645cm">
          <text:p/>
        </draw:line>
        <draw:line draw:style-name="gr97" draw:layer="layout" svg:x1="3.791cm" svg:y1="3.459cm" svg:x2="3.791cm" svg:y2="3.306cm">
          <text:p/>
        </draw:line>
        <draw:line draw:style-name="gr97" draw:layer="layout" svg:x1="3.715cm" svg:y1="3.383cm" svg:x2="3.868cm" svg:y2="3.383cm">
          <text:p/>
        </draw:line>
        <draw:line draw:style-name="gr97" draw:layer="layout" svg:x1="3.791cm" svg:y1="3.347cm" svg:x2="3.791cm" svg:y2="3.194cm">
          <text:p/>
        </draw:line>
        <draw:line draw:style-name="gr97" draw:layer="layout" svg:x1="3.715cm" svg:y1="3.271cm" svg:x2="3.868cm" svg:y2="3.271cm">
          <text:p/>
        </draw:line>
        <draw:line draw:style-name="gr97" draw:layer="layout" svg:x1="3.791cm" svg:y1="3.303cm" svg:x2="3.791cm" svg:y2="3.15cm">
          <text:p/>
        </draw:line>
        <draw:line draw:style-name="gr97" draw:layer="layout" svg:x1="3.715cm" svg:y1="3.227cm" svg:x2="3.868cm" svg:y2="3.227cm">
          <text:p/>
        </draw:line>
        <draw:line draw:style-name="gr97" draw:layer="layout" svg:x1="3.823cm" svg:y1="13.153cm" svg:x2="3.823cm" svg:y2="13cm">
          <text:p/>
        </draw:line>
        <draw:line draw:style-name="gr97" draw:layer="layout" svg:x1="3.746cm" svg:y1="13.076cm" svg:x2="3.9cm" svg:y2="13.076cm">
          <text:p/>
        </draw:line>
        <draw:line draw:style-name="gr97" draw:layer="layout" svg:x1="3.823cm" svg:y1="13.087cm" svg:x2="3.823cm" svg:y2="12.934cm">
          <text:p/>
        </draw:line>
        <draw:line draw:style-name="gr97" draw:layer="layout" svg:x1="3.746cm" svg:y1="13.01cm" svg:x2="3.9cm" svg:y2="13.01cm">
          <text:p/>
        </draw:line>
        <draw:line draw:style-name="gr97" draw:layer="layout" svg:x1="3.823cm" svg:y1="12.8cm" svg:x2="3.823cm" svg:y2="12.647cm">
          <text:p/>
        </draw:line>
        <draw:line draw:style-name="gr97" draw:layer="layout" svg:x1="3.746cm" svg:y1="12.723cm" svg:x2="3.9cm" svg:y2="12.723cm">
          <text:p/>
        </draw:line>
        <draw:line draw:style-name="gr97" draw:layer="layout" svg:x1="3.823cm" svg:y1="12.559cm" svg:x2="3.823cm" svg:y2="12.406cm">
          <text:p/>
        </draw:line>
        <draw:line draw:style-name="gr97" draw:layer="layout" svg:x1="3.746cm" svg:y1="12.482cm" svg:x2="3.9cm" svg:y2="12.482cm">
          <text:p/>
        </draw:line>
        <draw:line draw:style-name="gr97" draw:layer="layout" svg:x1="3.823cm" svg:y1="12.493cm" svg:x2="3.823cm" svg:y2="12.34cm">
          <text:p/>
        </draw:line>
        <draw:line draw:style-name="gr97" draw:layer="layout" svg:x1="3.746cm" svg:y1="12.417cm" svg:x2="3.9cm" svg:y2="12.417cm">
          <text:p/>
        </draw:line>
        <draw:line draw:style-name="gr97" draw:layer="layout" svg:x1="3.823cm" svg:y1="11.744cm" svg:x2="3.823cm" svg:y2="11.59cm">
          <text:p/>
        </draw:line>
        <draw:line draw:style-name="gr97" draw:layer="layout" svg:x1="3.746cm" svg:y1="11.667cm" svg:x2="3.9cm" svg:y2="11.667cm">
          <text:p/>
        </draw:line>
        <draw:line draw:style-name="gr97" draw:layer="layout" svg:x1="3.823cm" svg:y1="11.7cm" svg:x2="3.823cm" svg:y2="11.547cm">
          <text:p/>
        </draw:line>
        <draw:line draw:style-name="gr97" draw:layer="layout" svg:x1="3.746cm" svg:y1="11.623cm" svg:x2="3.9cm" svg:y2="11.623cm">
          <text:p/>
        </draw:line>
        <draw:line draw:style-name="gr97" draw:layer="layout" svg:x1="3.823cm" svg:y1="10.972cm" svg:x2="3.823cm" svg:y2="10.819cm">
          <text:p/>
        </draw:line>
        <draw:line draw:style-name="gr97" draw:layer="layout" svg:x1="3.746cm" svg:y1="10.896cm" svg:x2="3.9cm" svg:y2="10.896cm">
          <text:p/>
        </draw:line>
        <draw:line draw:style-name="gr97" draw:layer="layout" svg:x1="3.823cm" svg:y1="10.619cm" svg:x2="3.823cm" svg:y2="10.466cm">
          <text:p/>
        </draw:line>
        <draw:line draw:style-name="gr97" draw:layer="layout" svg:x1="3.746cm" svg:y1="10.543cm" svg:x2="3.9cm" svg:y2="10.543cm">
          <text:p/>
        </draw:line>
        <draw:line draw:style-name="gr97" draw:layer="layout" svg:x1="3.823cm" svg:y1="10.354cm" svg:x2="3.823cm" svg:y2="10.201cm">
          <text:p/>
        </draw:line>
        <draw:line draw:style-name="gr97" draw:layer="layout" svg:x1="3.746cm" svg:y1="10.277cm" svg:x2="3.9cm" svg:y2="10.277cm">
          <text:p/>
        </draw:line>
        <draw:line draw:style-name="gr97" draw:layer="layout" svg:x1="3.823cm" svg:y1="9.914cm" svg:x2="3.823cm" svg:y2="9.76cm">
          <text:p/>
        </draw:line>
        <draw:line draw:style-name="gr97" draw:layer="layout" svg:x1="3.746cm" svg:y1="9.837cm" svg:x2="3.9cm" svg:y2="9.837cm">
          <text:p/>
        </draw:line>
        <draw:line draw:style-name="gr97" draw:layer="layout" svg:x1="3.823cm" svg:y1="9.32cm" svg:x2="3.823cm" svg:y2="9.166cm">
          <text:p/>
        </draw:line>
        <draw:line draw:style-name="gr97" draw:layer="layout" svg:x1="3.746cm" svg:y1="9.243cm" svg:x2="3.9cm" svg:y2="9.243cm">
          <text:p/>
        </draw:line>
        <draw:line draw:style-name="gr97" draw:layer="layout" svg:x1="3.823cm" svg:y1="9.21cm" svg:x2="3.823cm" svg:y2="9.057cm">
          <text:p/>
        </draw:line>
        <draw:line draw:style-name="gr97" draw:layer="layout" svg:x1="3.746cm" svg:y1="9.133cm" svg:x2="3.9cm" svg:y2="9.133cm">
          <text:p/>
        </draw:line>
        <draw:line draw:style-name="gr97" draw:layer="layout" svg:x1="3.823cm" svg:y1="8.923cm" svg:x2="3.823cm" svg:y2="8.77cm">
          <text:p/>
        </draw:line>
        <draw:line draw:style-name="gr97" draw:layer="layout" svg:x1="3.746cm" svg:y1="8.846cm" svg:x2="3.9cm" svg:y2="8.846cm">
          <text:p/>
        </draw:line>
        <draw:line draw:style-name="gr97" draw:layer="layout" svg:x1="3.823cm" svg:y1="8.482cm" svg:x2="3.823cm" svg:y2="8.329cm">
          <text:p/>
        </draw:line>
        <draw:line draw:style-name="gr97" draw:layer="layout" svg:x1="3.746cm" svg:y1="8.406cm" svg:x2="3.9cm" svg:y2="8.406cm">
          <text:p/>
        </draw:line>
        <draw:line draw:style-name="gr97" draw:layer="layout" svg:x1="3.823cm" svg:y1="8.395cm" svg:x2="3.823cm" svg:y2="8.242cm">
          <text:p/>
        </draw:line>
        <draw:line draw:style-name="gr97" draw:layer="layout" svg:x1="3.746cm" svg:y1="8.318cm" svg:x2="3.9cm" svg:y2="8.318cm">
          <text:p/>
        </draw:line>
        <draw:line draw:style-name="gr97" draw:layer="layout" svg:x1="3.823cm" svg:y1="8.351cm" svg:x2="3.823cm" svg:y2="8.198cm">
          <text:p/>
        </draw:line>
        <draw:line draw:style-name="gr97" draw:layer="layout" svg:x1="3.746cm" svg:y1="8.274cm" svg:x2="3.9cm" svg:y2="8.274cm">
          <text:p/>
        </draw:line>
        <draw:line draw:style-name="gr97" draw:layer="layout" svg:x1="3.823cm" svg:y1="7.667cm" svg:x2="3.823cm" svg:y2="7.514cm">
          <text:p/>
        </draw:line>
        <draw:line draw:style-name="gr97" draw:layer="layout" svg:x1="3.746cm" svg:y1="7.591cm" svg:x2="3.9cm" svg:y2="7.591cm">
          <text:p/>
        </draw:line>
        <draw:line draw:style-name="gr97" draw:layer="layout" svg:x1="3.823cm" svg:y1="7.446cm" svg:x2="3.823cm" svg:y2="7.292cm">
          <text:p/>
        </draw:line>
        <draw:line draw:style-name="gr97" draw:layer="layout" svg:x1="3.746cm" svg:y1="7.369cm" svg:x2="3.9cm" svg:y2="7.369cm">
          <text:p/>
        </draw:line>
        <draw:line draw:style-name="gr97" draw:layer="layout" svg:x1="3.823cm" svg:y1="6.939cm" svg:x2="3.823cm" svg:y2="6.786cm">
          <text:p/>
        </draw:line>
        <draw:line draw:style-name="gr97" draw:layer="layout" svg:x1="3.746cm" svg:y1="6.863cm" svg:x2="3.9cm" svg:y2="6.863cm">
          <text:p/>
        </draw:line>
        <draw:line draw:style-name="gr97" draw:layer="layout" svg:x1="3.823cm" svg:y1="6.674cm" svg:x2="3.823cm" svg:y2="6.521cm">
          <text:p/>
        </draw:line>
        <draw:line draw:style-name="gr97" draw:layer="layout" svg:x1="3.746cm" svg:y1="6.598cm" svg:x2="3.9cm" svg:y2="6.598cm">
          <text:p/>
        </draw:line>
        <draw:line draw:style-name="gr97" draw:layer="layout" svg:x1="3.823cm" svg:y1="6.433cm" svg:x2="3.823cm" svg:y2="6.28cm">
          <text:p/>
        </draw:line>
        <draw:line draw:style-name="gr97" draw:layer="layout" svg:x1="3.746cm" svg:y1="6.357cm" svg:x2="3.9cm" svg:y2="6.357cm">
          <text:p/>
        </draw:line>
        <draw:line draw:style-name="gr97" draw:layer="layout" svg:x1="3.823cm" svg:y1="6.368cm" svg:x2="3.823cm" svg:y2="6.214cm">
          <text:p/>
        </draw:line>
        <draw:line draw:style-name="gr97" draw:layer="layout" svg:x1="3.746cm" svg:y1="6.291cm" svg:x2="3.9cm" svg:y2="6.291cm">
          <text:p/>
        </draw:line>
        <draw:line draw:style-name="gr97" draw:layer="layout" svg:x1="3.823cm" svg:y1="6.346cm" svg:x2="3.823cm" svg:y2="6.192cm">
          <text:p/>
        </draw:line>
        <draw:line draw:style-name="gr97" draw:layer="layout" svg:x1="3.746cm" svg:y1="6.269cm" svg:x2="3.9cm" svg:y2="6.269cm">
          <text:p/>
        </draw:line>
        <draw:line draw:style-name="gr97" draw:layer="layout" svg:x1="3.823cm" svg:y1="6.19cm" svg:x2="3.823cm" svg:y2="6.037cm">
          <text:p/>
        </draw:line>
        <draw:line draw:style-name="gr97" draw:layer="layout" svg:x1="3.746cm" svg:y1="6.113cm" svg:x2="3.9cm" svg:y2="6.113cm">
          <text:p/>
        </draw:line>
        <draw:line draw:style-name="gr97" draw:layer="layout" svg:x1="3.823cm" svg:y1="6.08cm" svg:x2="3.823cm" svg:y2="5.927cm">
          <text:p/>
        </draw:line>
        <draw:line draw:style-name="gr97" draw:layer="layout" svg:x1="3.746cm" svg:y1="6.004cm" svg:x2="3.9cm" svg:y2="6.004cm">
          <text:p/>
        </draw:line>
        <draw:line draw:style-name="gr97" draw:layer="layout" svg:x1="3.823cm" svg:y1="5.243cm" svg:x2="3.823cm" svg:y2="5.09cm">
          <text:p/>
        </draw:line>
        <draw:line draw:style-name="gr97" draw:layer="layout" svg:x1="3.746cm" svg:y1="5.166cm" svg:x2="3.9cm" svg:y2="5.166cm">
          <text:p/>
        </draw:line>
        <draw:line draw:style-name="gr97" draw:layer="layout" svg:x1="3.823cm" svg:y1="5.177cm" svg:x2="3.823cm" svg:y2="5.024cm">
          <text:p/>
        </draw:line>
        <draw:line draw:style-name="gr97" draw:layer="layout" svg:x1="3.746cm" svg:y1="5.101cm" svg:x2="3.9cm" svg:y2="5.101cm">
          <text:p/>
        </draw:line>
        <draw:line draw:style-name="gr97" draw:layer="layout" svg:x1="3.823cm" svg:y1="5.068cm" svg:x2="3.823cm" svg:y2="4.915cm">
          <text:p/>
        </draw:line>
        <draw:line draw:style-name="gr97" draw:layer="layout" svg:x1="3.746cm" svg:y1="4.991cm" svg:x2="3.9cm" svg:y2="4.991cm">
          <text:p/>
        </draw:line>
        <draw:line draw:style-name="gr97" draw:layer="layout" svg:x1="3.823cm" svg:y1="4.912cm" svg:x2="3.823cm" svg:y2="4.759cm">
          <text:p/>
        </draw:line>
        <draw:line draw:style-name="gr97" draw:layer="layout" svg:x1="3.746cm" svg:y1="4.836cm" svg:x2="3.9cm" svg:y2="4.836cm">
          <text:p/>
        </draw:line>
        <draw:line draw:style-name="gr97" draw:layer="layout" svg:x1="3.823cm" svg:y1="4.868cm" svg:x2="3.823cm" svg:y2="4.715cm">
          <text:p/>
        </draw:line>
        <draw:line draw:style-name="gr97" draw:layer="layout" svg:x1="3.746cm" svg:y1="4.792cm" svg:x2="3.9cm" svg:y2="4.792cm">
          <text:p/>
        </draw:line>
        <draw:line draw:style-name="gr97" draw:layer="layout" svg:x1="3.823cm" svg:y1="4.781cm" svg:x2="3.823cm" svg:y2="4.627cm">
          <text:p/>
        </draw:line>
        <draw:line draw:style-name="gr97" draw:layer="layout" svg:x1="3.746cm" svg:y1="4.704cm" svg:x2="3.9cm" svg:y2="4.704cm">
          <text:p/>
        </draw:line>
        <draw:line draw:style-name="gr97" draw:layer="layout" svg:x1="3.823cm" svg:y1="4.649cm" svg:x2="3.823cm" svg:y2="4.496cm">
          <text:p/>
        </draw:line>
        <draw:line draw:style-name="gr97" draw:layer="layout" svg:x1="3.746cm" svg:y1="4.573cm" svg:x2="3.9cm" svg:y2="4.573cm">
          <text:p/>
        </draw:line>
        <draw:line draw:style-name="gr97" draw:layer="layout" svg:x1="3.823cm" svg:y1="4.581cm" svg:x2="3.823cm" svg:y2="4.428cm">
          <text:p/>
        </draw:line>
        <draw:line draw:style-name="gr97" draw:layer="layout" svg:x1="3.746cm" svg:y1="4.505cm" svg:x2="3.9cm" svg:y2="4.505cm">
          <text:p/>
        </draw:line>
        <draw:line draw:style-name="gr97" draw:layer="layout" svg:x1="3.823cm" svg:y1="3.591cm" svg:x2="3.823cm" svg:y2="3.437cm">
          <text:p/>
        </draw:line>
        <draw:line draw:style-name="gr97" draw:layer="layout" svg:x1="3.746cm" svg:y1="3.514cm" svg:x2="3.9cm" svg:y2="3.514cm">
          <text:p/>
        </draw:line>
        <draw:line draw:style-name="gr97" draw:layer="layout" svg:x1="3.823cm" svg:y1="3.547cm" svg:x2="3.823cm" svg:y2="3.394cm">
          <text:p/>
        </draw:line>
        <draw:line draw:style-name="gr97" draw:layer="layout" svg:x1="3.746cm" svg:y1="3.47cm" svg:x2="3.9cm" svg:y2="3.47cm">
          <text:p/>
        </draw:line>
        <draw:line draw:style-name="gr97" draw:layer="layout" svg:x1="3.823cm" svg:y1="2.951cm" svg:x2="3.823cm" svg:y2="2.797cm">
          <text:p/>
        </draw:line>
        <draw:line draw:style-name="gr97" draw:layer="layout" svg:x1="3.746cm" svg:y1="2.874cm" svg:x2="3.9cm" svg:y2="2.874cm">
          <text:p/>
        </draw:line>
        <draw:line draw:style-name="gr97" draw:layer="layout" svg:x1="3.852cm" svg:y1="13.396cm" svg:x2="3.852cm" svg:y2="13.243cm">
          <text:p/>
        </draw:line>
        <draw:line draw:style-name="gr97" draw:layer="layout" svg:x1="3.776cm" svg:y1="13.32cm" svg:x2="3.929cm" svg:y2="13.32cm">
          <text:p/>
        </draw:line>
        <draw:line draw:style-name="gr97" draw:layer="layout" svg:x1="3.852cm" svg:y1="13.131cm" svg:x2="3.852cm" svg:y2="12.978cm">
          <text:p/>
        </draw:line>
        <draw:line draw:style-name="gr97" draw:layer="layout" svg:x1="3.776cm" svg:y1="13.054cm" svg:x2="3.929cm" svg:y2="13.054cm">
          <text:p/>
        </draw:line>
        <draw:line draw:style-name="gr97" draw:layer="layout" svg:x1="3.852cm" svg:y1="12.978cm" svg:x2="3.852cm" svg:y2="12.824cm">
          <text:p/>
        </draw:line>
        <draw:line draw:style-name="gr97" draw:layer="layout" svg:x1="3.776cm" svg:y1="12.901cm" svg:x2="3.929cm" svg:y2="12.901cm">
          <text:p/>
        </draw:line>
        <draw:line draw:style-name="gr97" draw:layer="layout" svg:x1="3.852cm" svg:y1="12.956cm" svg:x2="3.852cm" svg:y2="12.802cm">
          <text:p/>
        </draw:line>
        <draw:line draw:style-name="gr97" draw:layer="layout" svg:x1="3.776cm" svg:y1="12.879cm" svg:x2="3.929cm" svg:y2="12.879cm">
          <text:p/>
        </draw:line>
        <draw:line draw:style-name="gr97" draw:layer="layout" svg:x1="3.852cm" svg:y1="12.868cm" svg:x2="3.852cm" svg:y2="12.715cm">
          <text:p/>
        </draw:line>
        <draw:line draw:style-name="gr97" draw:layer="layout" svg:x1="3.776cm" svg:y1="12.791cm" svg:x2="3.929cm" svg:y2="12.791cm">
          <text:p/>
        </draw:line>
        <draw:line draw:style-name="gr97" draw:layer="layout" svg:x1="3.852cm" svg:y1="12.846cm" svg:x2="3.852cm" svg:y2="12.693cm">
          <text:p/>
        </draw:line>
        <draw:line draw:style-name="gr97" draw:layer="layout" svg:x1="3.776cm" svg:y1="12.77cm" svg:x2="3.929cm" svg:y2="12.77cm">
          <text:p/>
        </draw:line>
        <draw:line draw:style-name="gr97" draw:layer="layout" svg:x1="3.852cm" svg:y1="12.8cm" svg:x2="3.852cm" svg:y2="12.647cm">
          <text:p/>
        </draw:line>
        <draw:line draw:style-name="gr97" draw:layer="layout" svg:x1="3.776cm" svg:y1="12.723cm" svg:x2="3.929cm" svg:y2="12.723cm">
          <text:p/>
        </draw:line>
        <draw:line draw:style-name="gr97" draw:layer="layout" svg:x1="3.852cm" svg:y1="12.712cm" svg:x2="3.852cm" svg:y2="12.559cm">
          <text:p/>
        </draw:line>
        <draw:line draw:style-name="gr97" draw:layer="layout" svg:x1="3.776cm" svg:y1="12.636cm" svg:x2="3.929cm" svg:y2="12.636cm">
          <text:p/>
        </draw:line>
        <draw:line draw:style-name="gr97" draw:layer="layout" svg:x1="3.852cm" svg:y1="12.294cm" svg:x2="3.852cm" svg:y2="12.14cm">
          <text:p/>
        </draw:line>
        <draw:line draw:style-name="gr97" draw:layer="layout" svg:x1="3.776cm" svg:y1="12.217cm" svg:x2="3.929cm" svg:y2="12.217cm">
          <text:p/>
        </draw:line>
        <draw:line draw:style-name="gr97" draw:layer="layout" svg:x1="3.852cm" svg:y1="11.831cm" svg:x2="3.852cm" svg:y2="11.678cm">
          <text:p/>
        </draw:line>
        <draw:line draw:style-name="gr97" draw:layer="layout" svg:x1="3.776cm" svg:y1="11.755cm" svg:x2="3.929cm" svg:y2="11.755cm">
          <text:p/>
        </draw:line>
        <draw:line draw:style-name="gr97" draw:layer="layout" svg:x1="3.852cm" svg:y1="11.787cm" svg:x2="3.852cm" svg:y2="11.634cm">
          <text:p/>
        </draw:line>
        <draw:line draw:style-name="gr97" draw:layer="layout" svg:x1="3.776cm" svg:y1="11.711cm" svg:x2="3.929cm" svg:y2="11.711cm">
          <text:p/>
        </draw:line>
        <draw:line draw:style-name="gr97" draw:layer="layout" svg:x1="3.852cm" svg:y1="11.678cm" svg:x2="3.852cm" svg:y2="11.525cm">
          <text:p/>
        </draw:line>
        <draw:line draw:style-name="gr97" draw:layer="layout" svg:x1="3.776cm" svg:y1="11.601cm" svg:x2="3.929cm" svg:y2="11.601cm">
          <text:p/>
        </draw:line>
        <draw:line draw:style-name="gr97" draw:layer="layout" svg:x1="3.852cm" svg:y1="11.457cm" svg:x2="3.852cm" svg:y2="11.303cm">
          <text:p/>
        </draw:line>
        <draw:line draw:style-name="gr97" draw:layer="layout" svg:x1="3.776cm" svg:y1="11.38cm" svg:x2="3.929cm" svg:y2="11.38cm">
          <text:p/>
        </draw:line>
        <draw:line draw:style-name="gr97" draw:layer="layout" svg:x1="3.852cm" svg:y1="11.169cm" svg:x2="3.852cm" svg:y2="11.016cm">
          <text:p/>
        </draw:line>
        <draw:line draw:style-name="gr97" draw:layer="layout" svg:x1="3.776cm" svg:y1="11.093cm" svg:x2="3.929cm" svg:y2="11.093cm">
          <text:p/>
        </draw:line>
        <draw:line draw:style-name="gr97" draw:layer="layout" svg:x1="3.852cm" svg:y1="10.797cm" svg:x2="3.852cm" svg:y2="10.644cm">
          <text:p/>
        </draw:line>
        <draw:line draw:style-name="gr97" draw:layer="layout" svg:x1="3.776cm" svg:y1="10.72cm" svg:x2="3.929cm" svg:y2="10.72cm">
          <text:p/>
        </draw:line>
        <draw:line draw:style-name="gr97" draw:layer="layout" svg:x1="3.852cm" svg:y1="9.451cm" svg:x2="3.852cm" svg:y2="9.298cm">
          <text:p/>
        </draw:line>
        <draw:line draw:style-name="gr97" draw:layer="layout" svg:x1="3.776cm" svg:y1="9.374cm" svg:x2="3.929cm" svg:y2="9.374cm">
          <text:p/>
        </draw:line>
        <draw:line draw:style-name="gr97" draw:layer="layout" svg:x1="3.852cm" svg:y1="9.254cm" svg:x2="3.852cm" svg:y2="9.101cm">
          <text:p/>
        </draw:line>
        <draw:line draw:style-name="gr97" draw:layer="layout" svg:x1="3.776cm" svg:y1="9.177cm" svg:x2="3.929cm" svg:y2="9.177cm">
          <text:p/>
        </draw:line>
        <draw:line draw:style-name="gr97" draw:layer="layout" svg:x1="3.852cm" svg:y1="8.967cm" svg:x2="3.852cm" svg:y2="8.813cm">
          <text:p/>
        </draw:line>
        <draw:line draw:style-name="gr97" draw:layer="layout" svg:x1="3.776cm" svg:y1="8.89cm" svg:x2="3.929cm" svg:y2="8.89cm">
          <text:p/>
        </draw:line>
        <draw:line draw:style-name="gr97" draw:layer="layout" svg:x1="3.852cm" svg:y1="7.689cm" svg:x2="3.852cm" svg:y2="7.536cm">
          <text:p/>
        </draw:line>
        <draw:line draw:style-name="gr97" draw:layer="layout" svg:x1="3.776cm" svg:y1="7.612cm" svg:x2="3.929cm" svg:y2="7.612cm">
          <text:p/>
        </draw:line>
        <draw:line draw:style-name="gr97" draw:layer="layout" svg:x1="3.852cm" svg:y1="7.514cm" svg:x2="3.852cm" svg:y2="7.361cm">
          <text:p/>
        </draw:line>
        <draw:line draw:style-name="gr97" draw:layer="layout" svg:x1="3.776cm" svg:y1="7.437cm" svg:x2="3.929cm" svg:y2="7.437cm">
          <text:p/>
        </draw:line>
        <draw:line draw:style-name="gr97" draw:layer="layout" svg:x1="3.852cm" svg:y1="7.27cm" svg:x2="3.852cm" svg:y2="7.117cm">
          <text:p/>
        </draw:line>
        <draw:line draw:style-name="gr97" draw:layer="layout" svg:x1="3.776cm" svg:y1="7.194cm" svg:x2="3.929cm" svg:y2="7.194cm">
          <text:p/>
        </draw:line>
        <draw:line draw:style-name="gr97" draw:layer="layout" svg:x1="3.852cm" svg:y1="7.117cm" svg:x2="3.852cm" svg:y2="6.964cm">
          <text:p/>
        </draw:line>
        <draw:line draw:style-name="gr97" draw:layer="layout" svg:x1="3.776cm" svg:y1="7.04cm" svg:x2="3.929cm" svg:y2="7.04cm">
          <text:p/>
        </draw:line>
        <draw:line draw:style-name="gr97" draw:layer="layout" svg:x1="3.852cm" svg:y1="6.83cm" svg:x2="3.852cm" svg:y2="6.677cm">
          <text:p/>
        </draw:line>
        <draw:line draw:style-name="gr97" draw:layer="layout" svg:x1="3.776cm" svg:y1="6.753cm" svg:x2="3.929cm" svg:y2="6.753cm">
          <text:p/>
        </draw:line>
        <draw:line draw:style-name="gr97" draw:layer="layout" svg:x1="3.852cm" svg:y1="6.433cm" svg:x2="3.852cm" svg:y2="6.28cm">
          <text:p/>
        </draw:line>
        <draw:line draw:style-name="gr97" draw:layer="layout" svg:x1="3.776cm" svg:y1="6.357cm" svg:x2="3.929cm" svg:y2="6.357cm">
          <text:p/>
        </draw:line>
        <draw:line draw:style-name="gr97" draw:layer="layout" svg:x1="3.852cm" svg:y1="6.234cm" svg:x2="3.852cm" svg:y2="6.08cm">
          <text:p/>
        </draw:line>
        <draw:line draw:style-name="gr97" draw:layer="layout" svg:x1="3.776cm" svg:y1="6.157cm" svg:x2="3.929cm" svg:y2="6.157cm">
          <text:p/>
        </draw:line>
        <draw:line draw:style-name="gr97" draw:layer="layout" svg:x1="3.852cm" svg:y1="6.037cm" svg:x2="3.852cm" svg:y2="5.883cm">
          <text:p/>
        </draw:line>
        <draw:line draw:style-name="gr97" draw:layer="layout" svg:x1="3.776cm" svg:y1="5.96cm" svg:x2="3.929cm" svg:y2="5.96cm">
          <text:p/>
        </draw:line>
        <draw:line draw:style-name="gr97" draw:layer="layout" svg:x1="3.852cm" svg:y1="5.971cm" svg:x2="3.852cm" svg:y2="5.818cm">
          <text:p/>
        </draw:line>
        <draw:line draw:style-name="gr97" draw:layer="layout" svg:x1="3.776cm" svg:y1="5.894cm" svg:x2="3.929cm" svg:y2="5.894cm">
          <text:p/>
        </draw:line>
        <draw:line draw:style-name="gr97" draw:layer="layout" svg:x1="3.852cm" svg:y1="5.837cm" svg:x2="3.852cm" svg:y2="5.684cm">
          <text:p/>
        </draw:line>
        <draw:line draw:style-name="gr97" draw:layer="layout" svg:x1="3.776cm" svg:y1="5.76cm" svg:x2="3.929cm" svg:y2="5.76cm">
          <text:p/>
        </draw:line>
        <draw:line draw:style-name="gr97" draw:layer="layout" svg:x1="3.852cm" svg:y1="5.09cm" svg:x2="3.852cm" svg:y2="4.936cm">
          <text:p/>
        </draw:line>
        <draw:line draw:style-name="gr97" draw:layer="layout" svg:x1="3.776cm" svg:y1="5.013cm" svg:x2="3.929cm" svg:y2="5.013cm">
          <text:p/>
        </draw:line>
        <draw:line draw:style-name="gr97" draw:layer="layout" svg:x1="3.852cm" svg:y1="4.075cm" svg:x2="3.852cm" svg:y2="3.922cm">
          <text:p/>
        </draw:line>
        <draw:line draw:style-name="gr97" draw:layer="layout" svg:x1="3.776cm" svg:y1="3.998cm" svg:x2="3.929cm" svg:y2="3.998cm">
          <text:p/>
        </draw:line>
        <draw:line draw:style-name="gr97" draw:layer="layout" svg:x1="3.852cm" svg:y1="4.053cm" svg:x2="3.852cm" svg:y2="3.9cm">
          <text:p/>
        </draw:line>
        <draw:line draw:style-name="gr97" draw:layer="layout" svg:x1="3.776cm" svg:y1="3.976cm" svg:x2="3.929cm" svg:y2="3.976cm">
          <text:p/>
        </draw:line>
        <draw:line draw:style-name="gr97" draw:layer="layout" svg:x1="3.852cm" svg:y1="3.9cm" svg:x2="3.852cm" svg:y2="3.746cm">
          <text:p/>
        </draw:line>
        <draw:line draw:style-name="gr97" draw:layer="layout" svg:x1="3.776cm" svg:y1="3.823cm" svg:x2="3.929cm" svg:y2="3.823cm">
          <text:p/>
        </draw:line>
        <draw:line draw:style-name="gr97" draw:layer="layout" svg:x1="3.852cm" svg:y1="3.678cm" svg:x2="3.852cm" svg:y2="3.525cm">
          <text:p/>
        </draw:line>
        <draw:line draw:style-name="gr97" draw:layer="layout" svg:x1="3.776cm" svg:y1="3.602cm" svg:x2="3.929cm" svg:y2="3.602cm">
          <text:p/>
        </draw:line>
        <draw:line draw:style-name="gr97" draw:layer="layout" svg:x1="3.852cm" svg:y1="3.347cm" svg:x2="3.852cm" svg:y2="3.194cm">
          <text:p/>
        </draw:line>
        <draw:line draw:style-name="gr97" draw:layer="layout" svg:x1="3.776cm" svg:y1="3.271cm" svg:x2="3.929cm" svg:y2="3.271cm">
          <text:p/>
        </draw:line>
        <draw:line draw:style-name="gr97" draw:layer="layout" svg:x1="3.852cm" svg:y1="3.106cm" svg:x2="3.852cm" svg:y2="2.953cm">
          <text:p/>
        </draw:line>
        <draw:line draw:style-name="gr97" draw:layer="layout" svg:x1="3.776cm" svg:y1="3.03cm" svg:x2="3.929cm" svg:y2="3.03cm">
          <text:p/>
        </draw:line>
        <draw:line draw:style-name="gr97" draw:layer="layout" svg:x1="3.884cm" svg:y1="13.197cm" svg:x2="3.884cm" svg:y2="13.043cm">
          <text:p/>
        </draw:line>
        <draw:line draw:style-name="gr97" draw:layer="layout" svg:x1="3.807cm" svg:y1="13.12cm" svg:x2="3.961cm" svg:y2="13.12cm">
          <text:p/>
        </draw:line>
        <draw:line draw:style-name="gr97" draw:layer="layout" svg:x1="3.884cm" svg:y1="12.69cm" svg:x2="3.884cm" svg:y2="12.537cm">
          <text:p/>
        </draw:line>
        <draw:line draw:style-name="gr97" draw:layer="layout" svg:x1="3.807cm" svg:y1="12.614cm" svg:x2="3.961cm" svg:y2="12.614cm">
          <text:p/>
        </draw:line>
        <draw:line draw:style-name="gr97" draw:layer="layout" svg:x1="3.884cm" svg:y1="12.406cm" svg:x2="3.884cm" svg:y2="12.252cm">
          <text:p/>
        </draw:line>
        <draw:line draw:style-name="gr97" draw:layer="layout" svg:x1="3.807cm" svg:y1="12.329cm" svg:x2="3.961cm" svg:y2="12.329cm">
          <text:p/>
        </draw:line>
        <draw:line draw:style-name="gr97" draw:layer="layout" svg:x1="3.884cm" svg:y1="12.14cm" svg:x2="3.884cm" svg:y2="11.987cm">
          <text:p/>
        </draw:line>
        <draw:line draw:style-name="gr97" draw:layer="layout" svg:x1="3.807cm" svg:y1="12.064cm" svg:x2="3.961cm" svg:y2="12.064cm">
          <text:p/>
        </draw:line>
        <draw:line draw:style-name="gr97" draw:layer="layout" svg:x1="3.884cm" svg:y1="12.075cm" svg:x2="3.884cm" svg:y2="11.921cm">
          <text:p/>
        </draw:line>
        <draw:line draw:style-name="gr97" draw:layer="layout" svg:x1="3.807cm" svg:y1="11.998cm" svg:x2="3.961cm" svg:y2="11.998cm">
          <text:p/>
        </draw:line>
        <draw:line draw:style-name="gr97" draw:layer="layout" svg:x1="3.884cm" svg:y1="11.941cm" svg:x2="3.884cm" svg:y2="11.787cm">
          <text:p/>
        </draw:line>
        <draw:line draw:style-name="gr97" draw:layer="layout" svg:x1="3.807cm" svg:y1="11.864cm" svg:x2="3.961cm" svg:y2="11.864cm">
          <text:p/>
        </draw:line>
        <draw:line draw:style-name="gr97" draw:layer="layout" svg:x1="3.884cm" svg:y1="11.897cm" svg:x2="3.884cm" svg:y2="11.744cm">
          <text:p/>
        </draw:line>
        <draw:line draw:style-name="gr97" draw:layer="layout" svg:x1="3.807cm" svg:y1="11.82cm" svg:x2="3.961cm" svg:y2="11.82cm">
          <text:p/>
        </draw:line>
        <draw:line draw:style-name="gr97" draw:layer="layout" svg:x1="3.884cm" svg:y1="11.59cm" svg:x2="3.884cm" svg:y2="11.437cm">
          <text:p/>
        </draw:line>
        <draw:line draw:style-name="gr97" draw:layer="layout" svg:x1="3.807cm" svg:y1="11.514cm" svg:x2="3.961cm" svg:y2="11.514cm">
          <text:p/>
        </draw:line>
        <draw:line draw:style-name="gr97" draw:layer="layout" svg:x1="3.884cm" svg:y1="11.303cm" svg:x2="3.884cm" svg:y2="11.15cm">
          <text:p/>
        </draw:line>
        <draw:line draw:style-name="gr97" draw:layer="layout" svg:x1="3.807cm" svg:y1="11.227cm" svg:x2="3.961cm" svg:y2="11.227cm">
          <text:p/>
        </draw:line>
        <draw:line draw:style-name="gr97" draw:layer="layout" svg:x1="3.884cm" svg:y1="10.885cm" svg:x2="3.884cm" svg:y2="10.731cm">
          <text:p/>
        </draw:line>
        <draw:line draw:style-name="gr97" draw:layer="layout" svg:x1="3.807cm" svg:y1="10.808cm" svg:x2="3.961cm" svg:y2="10.808cm">
          <text:p/>
        </draw:line>
        <draw:line draw:style-name="gr97" draw:layer="layout" svg:x1="3.884cm" svg:y1="10.751cm" svg:x2="3.884cm" svg:y2="10.597cm">
          <text:p/>
        </draw:line>
        <draw:line draw:style-name="gr97" draw:layer="layout" svg:x1="3.807cm" svg:y1="10.674cm" svg:x2="3.961cm" svg:y2="10.674cm">
          <text:p/>
        </draw:line>
        <draw:line draw:style-name="gr97" draw:layer="layout" svg:x1="3.884cm" svg:y1="10.31cm" svg:x2="3.884cm" svg:y2="10.157cm">
          <text:p/>
        </draw:line>
        <draw:line draw:style-name="gr97" draw:layer="layout" svg:x1="3.807cm" svg:y1="10.234cm" svg:x2="3.961cm" svg:y2="10.234cm">
          <text:p/>
        </draw:line>
        <draw:line draw:style-name="gr97" draw:layer="layout" svg:x1="3.884cm" svg:y1="9.804cm" svg:x2="3.884cm" svg:y2="9.651cm">
          <text:p/>
        </draw:line>
        <draw:line draw:style-name="gr97" draw:layer="layout" svg:x1="3.807cm" svg:y1="9.727cm" svg:x2="3.961cm" svg:y2="9.727cm">
          <text:p/>
        </draw:line>
        <draw:line draw:style-name="gr97" draw:layer="layout" svg:x1="3.884cm" svg:y1="9.782cm" svg:x2="3.884cm" svg:y2="9.629cm">
          <text:p/>
        </draw:line>
        <draw:line draw:style-name="gr97" draw:layer="layout" svg:x1="3.807cm" svg:y1="9.705cm" svg:x2="3.961cm" svg:y2="9.705cm">
          <text:p/>
        </draw:line>
        <draw:line draw:style-name="gr97" draw:layer="layout" svg:x1="3.884cm" svg:y1="9.607cm" svg:x2="3.884cm" svg:y2="9.454cm">
          <text:p/>
        </draw:line>
        <draw:line draw:style-name="gr97" draw:layer="layout" svg:x1="3.807cm" svg:y1="9.53cm" svg:x2="3.961cm" svg:y2="9.53cm">
          <text:p/>
        </draw:line>
        <draw:line draw:style-name="gr97" draw:layer="layout" svg:x1="3.884cm" svg:y1="8.945cm" svg:x2="3.884cm" svg:y2="8.792cm">
          <text:p/>
        </draw:line>
        <draw:line draw:style-name="gr97" draw:layer="layout" svg:x1="3.807cm" svg:y1="8.868cm" svg:x2="3.961cm" svg:y2="8.868cm">
          <text:p/>
        </draw:line>
        <draw:line draw:style-name="gr97" draw:layer="layout" svg:x1="3.884cm" svg:y1="8.526cm" svg:x2="3.884cm" svg:y2="8.373cm">
          <text:p/>
        </draw:line>
        <draw:line draw:style-name="gr97" draw:layer="layout" svg:x1="3.807cm" svg:y1="8.45cm" svg:x2="3.961cm" svg:y2="8.45cm">
          <text:p/>
        </draw:line>
        <draw:line draw:style-name="gr97" draw:layer="layout" svg:x1="3.884cm" svg:y1="8.13cm" svg:x2="3.884cm" svg:y2="7.976cm">
          <text:p/>
        </draw:line>
        <draw:line draw:style-name="gr97" draw:layer="layout" svg:x1="3.807cm" svg:y1="8.053cm" svg:x2="3.961cm" svg:y2="8.053cm">
          <text:p/>
        </draw:line>
        <draw:line draw:style-name="gr97" draw:layer="layout" svg:x1="3.884cm" svg:y1="7.976cm" svg:x2="3.884cm" svg:y2="7.823cm">
          <text:p/>
        </draw:line>
        <draw:line draw:style-name="gr97" draw:layer="layout" svg:x1="3.807cm" svg:y1="7.9cm" svg:x2="3.961cm" svg:y2="7.9cm">
          <text:p/>
        </draw:line>
        <draw:line draw:style-name="gr97" draw:layer="layout" svg:x1="3.884cm" svg:y1="7.886cm" svg:x2="3.884cm" svg:y2="7.733cm">
          <text:p/>
        </draw:line>
        <draw:line draw:style-name="gr97" draw:layer="layout" svg:x1="3.807cm" svg:y1="7.81cm" svg:x2="3.961cm" svg:y2="7.81cm">
          <text:p/>
        </draw:line>
        <draw:line draw:style-name="gr97" draw:layer="layout" svg:x1="3.884cm" svg:y1="7.755cm" svg:x2="3.884cm" svg:y2="7.601cm">
          <text:p/>
        </draw:line>
        <draw:line draw:style-name="gr97" draw:layer="layout" svg:x1="3.807cm" svg:y1="7.678cm" svg:x2="3.961cm" svg:y2="7.678cm">
          <text:p/>
        </draw:line>
        <draw:line draw:style-name="gr97" draw:layer="layout" svg:x1="3.884cm" svg:y1="7.227cm" svg:x2="3.884cm" svg:y2="7.073cm">
          <text:p/>
        </draw:line>
        <draw:line draw:style-name="gr97" draw:layer="layout" svg:x1="3.807cm" svg:y1="7.15cm" svg:x2="3.961cm" svg:y2="7.15cm">
          <text:p/>
        </draw:line>
        <draw:line draw:style-name="gr97" draw:layer="layout" svg:x1="3.884cm" svg:y1="6.852cm" svg:x2="3.884cm" svg:y2="6.699cm">
          <text:p/>
        </draw:line>
        <draw:line draw:style-name="gr97" draw:layer="layout" svg:x1="3.807cm" svg:y1="6.775cm" svg:x2="3.961cm" svg:y2="6.775cm">
          <text:p/>
        </draw:line>
        <draw:line draw:style-name="gr97" draw:layer="layout" svg:x1="3.884cm" svg:y1="6.83cm" svg:x2="3.884cm" svg:y2="6.677cm">
          <text:p/>
        </draw:line>
        <draw:line draw:style-name="gr97" draw:layer="layout" svg:x1="3.807cm" svg:y1="6.753cm" svg:x2="3.961cm" svg:y2="6.753cm">
          <text:p/>
        </draw:line>
        <draw:line draw:style-name="gr97" draw:layer="layout" svg:x1="3.884cm" svg:y1="5.706cm" svg:x2="3.884cm" svg:y2="5.552cm">
          <text:p/>
        </draw:line>
        <draw:line draw:style-name="gr97" draw:layer="layout" svg:x1="3.807cm" svg:y1="5.629cm" svg:x2="3.961cm" svg:y2="5.629cm">
          <text:p/>
        </draw:line>
        <draw:line draw:style-name="gr97" draw:layer="layout" svg:x1="3.884cm" svg:y1="5.64cm" svg:x2="3.884cm" svg:y2="5.487cm">
          <text:p/>
        </draw:line>
        <draw:line draw:style-name="gr97" draw:layer="layout" svg:x1="3.807cm" svg:y1="5.563cm" svg:x2="3.961cm" svg:y2="5.563cm">
          <text:p/>
        </draw:line>
        <draw:line draw:style-name="gr97" draw:layer="layout" svg:x1="3.884cm" svg:y1="5.465cm" svg:x2="3.884cm" svg:y2="5.311cm">
          <text:p/>
        </draw:line>
        <draw:line draw:style-name="gr97" draw:layer="layout" svg:x1="3.807cm" svg:y1="5.388cm" svg:x2="3.961cm" svg:y2="5.388cm">
          <text:p/>
        </draw:line>
        <draw:line draw:style-name="gr97" draw:layer="layout" svg:x1="3.884cm" svg:y1="5.44cm" svg:x2="3.884cm" svg:y2="5.287cm">
          <text:p/>
        </draw:line>
        <draw:line draw:style-name="gr97" draw:layer="layout" svg:x1="3.807cm" svg:y1="5.364cm" svg:x2="3.961cm" svg:y2="5.364cm">
          <text:p/>
        </draw:line>
        <draw:line draw:style-name="gr97" draw:layer="layout" svg:x1="3.884cm" svg:y1="5.353cm" svg:x2="3.884cm" svg:y2="5.199cm">
          <text:p/>
        </draw:line>
        <draw:line draw:style-name="gr97" draw:layer="layout" svg:x1="3.807cm" svg:y1="5.276cm" svg:x2="3.961cm" svg:y2="5.276cm">
          <text:p/>
        </draw:line>
        <draw:line draw:style-name="gr97" draw:layer="layout" svg:x1="3.884cm" svg:y1="5cm" svg:x2="3.884cm" svg:y2="4.846cm">
          <text:p/>
        </draw:line>
        <draw:line draw:style-name="gr97" draw:layer="layout" svg:x1="3.807cm" svg:y1="4.923cm" svg:x2="3.961cm" svg:y2="4.923cm">
          <text:p/>
        </draw:line>
        <draw:line draw:style-name="gr97" draw:layer="layout" svg:x1="3.884cm" svg:y1="4.934cm" svg:x2="3.884cm" svg:y2="4.781cm">
          <text:p/>
        </draw:line>
        <draw:line draw:style-name="gr97" draw:layer="layout" svg:x1="3.807cm" svg:y1="4.857cm" svg:x2="3.961cm" svg:y2="4.857cm">
          <text:p/>
        </draw:line>
        <draw:line draw:style-name="gr97" draw:layer="layout" svg:x1="3.884cm" svg:y1="4.472cm" svg:x2="3.884cm" svg:y2="4.318cm">
          <text:p/>
        </draw:line>
        <draw:line draw:style-name="gr97" draw:layer="layout" svg:x1="3.807cm" svg:y1="4.395cm" svg:x2="3.961cm" svg:y2="4.395cm">
          <text:p/>
        </draw:line>
        <draw:line draw:style-name="gr97" draw:layer="layout" svg:x1="3.884cm" svg:y1="4.228cm" svg:x2="3.884cm" svg:y2="4.075cm">
          <text:p/>
        </draw:line>
        <draw:line draw:style-name="gr97" draw:layer="layout" svg:x1="3.807cm" svg:y1="4.152cm" svg:x2="3.961cm" svg:y2="4.152cm">
          <text:p/>
        </draw:line>
        <draw:line draw:style-name="gr97" draw:layer="layout" svg:x1="3.913cm" svg:y1="13.396cm" svg:x2="3.913cm" svg:y2="13.243cm">
          <text:p/>
        </draw:line>
        <draw:line draw:style-name="gr97" draw:layer="layout" svg:x1="3.836cm" svg:y1="13.32cm" svg:x2="3.99cm" svg:y2="13.32cm">
          <text:p/>
        </draw:line>
        <draw:line draw:style-name="gr97" draw:layer="layout" svg:x1="3.913cm" svg:y1="12.978cm" svg:x2="3.913cm" svg:y2="12.824cm">
          <text:p/>
        </draw:line>
        <draw:line draw:style-name="gr97" draw:layer="layout" svg:x1="3.836cm" svg:y1="12.901cm" svg:x2="3.99cm" svg:y2="12.901cm">
          <text:p/>
        </draw:line>
        <draw:line draw:style-name="gr97" draw:layer="layout" svg:x1="3.913cm" svg:y1="12.912cm" svg:x2="3.913cm" svg:y2="12.759cm">
          <text:p/>
        </draw:line>
        <draw:line draw:style-name="gr97" draw:layer="layout" svg:x1="3.836cm" svg:y1="12.835cm" svg:x2="3.99cm" svg:y2="12.835cm">
          <text:p/>
        </draw:line>
        <draw:line draw:style-name="gr97" draw:layer="layout" svg:x1="3.913cm" svg:y1="12.69cm" svg:x2="3.913cm" svg:y2="12.537cm">
          <text:p/>
        </draw:line>
        <draw:line draw:style-name="gr97" draw:layer="layout" svg:x1="3.836cm" svg:y1="12.614cm" svg:x2="3.99cm" svg:y2="12.614cm">
          <text:p/>
        </draw:line>
        <draw:line draw:style-name="gr97" draw:layer="layout" svg:x1="3.913cm" svg:y1="12.647cm" svg:x2="3.913cm" svg:y2="12.493cm">
          <text:p/>
        </draw:line>
        <draw:line draw:style-name="gr97" draw:layer="layout" svg:x1="3.836cm" svg:y1="12.57cm" svg:x2="3.99cm" svg:y2="12.57cm">
          <text:p/>
        </draw:line>
        <draw:line draw:style-name="gr97" draw:layer="layout" svg:x1="3.913cm" svg:y1="12.359cm" svg:x2="3.913cm" svg:y2="12.206cm">
          <text:p/>
        </draw:line>
        <draw:line draw:style-name="gr97" draw:layer="layout" svg:x1="3.836cm" svg:y1="12.283cm" svg:x2="3.99cm" svg:y2="12.283cm">
          <text:p/>
        </draw:line>
        <draw:line draw:style-name="gr97" draw:layer="layout" svg:x1="3.913cm" svg:y1="12.25cm" svg:x2="3.913cm" svg:y2="12.097cm">
          <text:p/>
        </draw:line>
        <draw:line draw:style-name="gr97" draw:layer="layout" svg:x1="3.836cm" svg:y1="12.173cm" svg:x2="3.99cm" svg:y2="12.173cm">
          <text:p/>
        </draw:line>
        <draw:line draw:style-name="gr97" draw:layer="layout" svg:x1="3.913cm" svg:y1="11.59cm" svg:x2="3.913cm" svg:y2="11.437cm">
          <text:p/>
        </draw:line>
        <draw:line draw:style-name="gr97" draw:layer="layout" svg:x1="3.836cm" svg:y1="11.514cm" svg:x2="3.99cm" svg:y2="11.514cm">
          <text:p/>
        </draw:line>
        <draw:line draw:style-name="gr97" draw:layer="layout" svg:x1="3.913cm" svg:y1="11.5cm" svg:x2="3.913cm" svg:y2="11.347cm">
          <text:p/>
        </draw:line>
        <draw:line draw:style-name="gr97" draw:layer="layout" svg:x1="3.836cm" svg:y1="11.424cm" svg:x2="3.99cm" svg:y2="11.424cm">
          <text:p/>
        </draw:line>
        <draw:line draw:style-name="gr97" draw:layer="layout" svg:x1="3.913cm" svg:y1="11.478cm" svg:x2="3.913cm" svg:y2="11.325cm">
          <text:p/>
        </draw:line>
        <draw:line draw:style-name="gr97" draw:layer="layout" svg:x1="3.836cm" svg:y1="11.402cm" svg:x2="3.99cm" svg:y2="11.402cm">
          <text:p/>
        </draw:line>
        <draw:line draw:style-name="gr97" draw:layer="layout" svg:x1="3.913cm" svg:y1="10.972cm" svg:x2="3.913cm" svg:y2="10.819cm">
          <text:p/>
        </draw:line>
        <draw:line draw:style-name="gr97" draw:layer="layout" svg:x1="3.836cm" svg:y1="10.896cm" svg:x2="3.99cm" svg:y2="10.896cm">
          <text:p/>
        </draw:line>
        <draw:line draw:style-name="gr97" draw:layer="layout" svg:x1="3.913cm" svg:y1="10.819cm" svg:x2="3.913cm" svg:y2="10.666cm">
          <text:p/>
        </draw:line>
        <draw:line draw:style-name="gr97" draw:layer="layout" svg:x1="3.836cm" svg:y1="10.742cm" svg:x2="3.99cm" svg:y2="10.742cm">
          <text:p/>
        </draw:line>
        <draw:line draw:style-name="gr97" draw:layer="layout" svg:x1="3.913cm" svg:y1="10.663cm" svg:x2="3.913cm" svg:y2="10.51cm">
          <text:p/>
        </draw:line>
        <draw:line draw:style-name="gr97" draw:layer="layout" svg:x1="3.836cm" svg:y1="10.586cm" svg:x2="3.99cm" svg:y2="10.586cm">
          <text:p/>
        </draw:line>
        <draw:line draw:style-name="gr97" draw:layer="layout" svg:x1="3.913cm" svg:y1="10.597cm" svg:x2="3.913cm" svg:y2="10.444cm">
          <text:p/>
        </draw:line>
        <draw:line draw:style-name="gr97" draw:layer="layout" svg:x1="3.836cm" svg:y1="10.521cm" svg:x2="3.99cm" svg:y2="10.521cm">
          <text:p/>
        </draw:line>
        <draw:line draw:style-name="gr97" draw:layer="layout" svg:x1="3.913cm" svg:y1="10.378cm" svg:x2="3.913cm" svg:y2="10.225cm">
          <text:p/>
        </draw:line>
        <draw:line draw:style-name="gr97" draw:layer="layout" svg:x1="3.836cm" svg:y1="10.302cm" svg:x2="3.99cm" svg:y2="10.302cm">
          <text:p/>
        </draw:line>
        <draw:line draw:style-name="gr97" draw:layer="layout" svg:x1="3.913cm" svg:y1="10.135cm" svg:x2="3.913cm" svg:y2="9.982cm">
          <text:p/>
        </draw:line>
        <draw:line draw:style-name="gr97" draw:layer="layout" svg:x1="3.836cm" svg:y1="10.058cm" svg:x2="3.99cm" svg:y2="10.058cm">
          <text:p/>
        </draw:line>
        <draw:line draw:style-name="gr97" draw:layer="layout" svg:x1="3.913cm" svg:y1="9.716cm" svg:x2="3.913cm" svg:y2="9.563cm">
          <text:p/>
        </draw:line>
        <draw:line draw:style-name="gr97" draw:layer="layout" svg:x1="3.836cm" svg:y1="9.64cm" svg:x2="3.99cm" svg:y2="9.64cm">
          <text:p/>
        </draw:line>
        <draw:line draw:style-name="gr97" draw:layer="layout" svg:x1="3.913cm" svg:y1="9.585cm" svg:x2="3.913cm" svg:y2="9.432cm">
          <text:p/>
        </draw:line>
        <draw:line draw:style-name="gr97" draw:layer="layout" svg:x1="3.836cm" svg:y1="9.508cm" svg:x2="3.99cm" svg:y2="9.508cm">
          <text:p/>
        </draw:line>
        <draw:line draw:style-name="gr97" draw:layer="layout" svg:x1="3.913cm" svg:y1="9.495cm" svg:x2="3.913cm" svg:y2="9.342cm">
          <text:p/>
        </draw:line>
        <draw:line draw:style-name="gr97" draw:layer="layout" svg:x1="3.836cm" svg:y1="9.418cm" svg:x2="3.99cm" svg:y2="9.418cm">
          <text:p/>
        </draw:line>
        <draw:line draw:style-name="gr97" draw:layer="layout" svg:x1="3.913cm" svg:y1="9.363cm" svg:x2="3.913cm" svg:y2="9.21cm">
          <text:p/>
        </draw:line>
        <draw:line draw:style-name="gr97" draw:layer="layout" svg:x1="3.836cm" svg:y1="9.287cm" svg:x2="3.99cm" svg:y2="9.287cm">
          <text:p/>
        </draw:line>
        <draw:line draw:style-name="gr97" draw:layer="layout" svg:x1="3.913cm" svg:y1="8.702cm" svg:x2="3.913cm" svg:y2="8.548cm">
          <text:p/>
        </draw:line>
        <draw:line draw:style-name="gr97" draw:layer="layout" svg:x1="3.836cm" svg:y1="8.625cm" svg:x2="3.99cm" svg:y2="8.625cm">
          <text:p/>
        </draw:line>
        <draw:line draw:style-name="gr97" draw:layer="layout" svg:x1="3.913cm" svg:y1="8.526cm" svg:x2="3.913cm" svg:y2="8.373cm">
          <text:p/>
        </draw:line>
        <draw:line draw:style-name="gr97" draw:layer="layout" svg:x1="3.836cm" svg:y1="8.45cm" svg:x2="3.99cm" svg:y2="8.45cm">
          <text:p/>
        </draw:line>
        <draw:line draw:style-name="gr97" draw:layer="layout" svg:x1="3.913cm" svg:y1="8.417cm" svg:x2="3.913cm" svg:y2="8.263cm">
          <text:p/>
        </draw:line>
        <draw:line draw:style-name="gr97" draw:layer="layout" svg:x1="3.836cm" svg:y1="8.34cm" svg:x2="3.99cm" svg:y2="8.34cm">
          <text:p/>
        </draw:line>
        <draw:line draw:style-name="gr97" draw:layer="layout" svg:x1="3.913cm" svg:y1="8.261cm" svg:x2="3.913cm" svg:y2="8.108cm">
          <text:p/>
        </draw:line>
        <draw:line draw:style-name="gr97" draw:layer="layout" svg:x1="3.836cm" svg:y1="8.184cm" svg:x2="3.99cm" svg:y2="8.184cm">
          <text:p/>
        </draw:line>
        <draw:line draw:style-name="gr97" draw:layer="layout" svg:x1="3.913cm" svg:y1="7.755cm" svg:x2="3.913cm" svg:y2="7.601cm">
          <text:p/>
        </draw:line>
        <draw:line draw:style-name="gr97" draw:layer="layout" svg:x1="3.836cm" svg:y1="7.678cm" svg:x2="3.99cm" svg:y2="7.678cm">
          <text:p/>
        </draw:line>
        <draw:line draw:style-name="gr97" draw:layer="layout" svg:x1="3.913cm" svg:y1="7.689cm" svg:x2="3.913cm" svg:y2="7.536cm">
          <text:p/>
        </draw:line>
        <draw:line draw:style-name="gr97" draw:layer="layout" svg:x1="3.836cm" svg:y1="7.612cm" svg:x2="3.99cm" svg:y2="7.612cm">
          <text:p/>
        </draw:line>
        <draw:line draw:style-name="gr97" draw:layer="layout" svg:x1="3.913cm" svg:y1="7.446cm" svg:x2="3.913cm" svg:y2="7.292cm">
          <text:p/>
        </draw:line>
        <draw:line draw:style-name="gr97" draw:layer="layout" svg:x1="3.836cm" svg:y1="7.369cm" svg:x2="3.99cm" svg:y2="7.369cm">
          <text:p/>
        </draw:line>
        <draw:line draw:style-name="gr97" draw:layer="layout" svg:x1="3.913cm" svg:y1="7.095cm" svg:x2="3.913cm" svg:y2="6.942cm">
          <text:p/>
        </draw:line>
        <draw:line draw:style-name="gr97" draw:layer="layout" svg:x1="3.836cm" svg:y1="7.019cm" svg:x2="3.99cm" svg:y2="7.019cm">
          <text:p/>
        </draw:line>
        <draw:line draw:style-name="gr97" draw:layer="layout" svg:x1="3.913cm" svg:y1="7.027cm" svg:x2="3.913cm" svg:y2="6.874cm">
          <text:p/>
        </draw:line>
        <draw:line draw:style-name="gr97" draw:layer="layout" svg:x1="3.836cm" svg:y1="6.95cm" svg:x2="3.99cm" svg:y2="6.95cm">
          <text:p/>
        </draw:line>
        <draw:line draw:style-name="gr97" draw:layer="layout" svg:x1="3.913cm" svg:y1="6.896cm" svg:x2="3.913cm" svg:y2="6.742cm">
          <text:p/>
        </draw:line>
        <draw:line draw:style-name="gr97" draw:layer="layout" svg:x1="3.836cm" svg:y1="6.819cm" svg:x2="3.99cm" svg:y2="6.819cm">
          <text:p/>
        </draw:line>
        <draw:line draw:style-name="gr97" draw:layer="layout" svg:x1="3.913cm" svg:y1="6.699cm" svg:x2="3.913cm" svg:y2="6.545cm">
          <text:p/>
        </draw:line>
        <draw:line draw:style-name="gr97" draw:layer="layout" svg:x1="3.836cm" svg:y1="6.622cm" svg:x2="3.99cm" svg:y2="6.622cm">
          <text:p/>
        </draw:line>
        <draw:line draw:style-name="gr97" draw:layer="layout" svg:x1="3.913cm" svg:y1="6.368cm" svg:x2="3.913cm" svg:y2="6.214cm">
          <text:p/>
        </draw:line>
        <draw:line draw:style-name="gr97" draw:layer="layout" svg:x1="3.836cm" svg:y1="6.291cm" svg:x2="3.99cm" svg:y2="6.291cm">
          <text:p/>
        </draw:line>
        <draw:line draw:style-name="gr97" draw:layer="layout" svg:x1="3.913cm" svg:y1="5.331cm" svg:x2="3.913cm" svg:y2="5.177cm">
          <text:p/>
        </draw:line>
        <draw:line draw:style-name="gr97" draw:layer="layout" svg:x1="3.836cm" svg:y1="5.254cm" svg:x2="3.99cm" svg:y2="5.254cm">
          <text:p/>
        </draw:line>
        <draw:line draw:style-name="gr97" draw:layer="layout" svg:x1="3.913cm" svg:y1="4.603cm" svg:x2="3.913cm" svg:y2="4.45cm">
          <text:p/>
        </draw:line>
        <draw:line draw:style-name="gr97" draw:layer="layout" svg:x1="3.836cm" svg:y1="4.526cm" svg:x2="3.99cm" svg:y2="4.526cm">
          <text:p/>
        </draw:line>
        <draw:line draw:style-name="gr97" draw:layer="layout" svg:x1="3.913cm" svg:y1="4.184cm" svg:x2="3.913cm" svg:y2="4.031cm">
          <text:p/>
        </draw:line>
        <draw:line draw:style-name="gr97" draw:layer="layout" svg:x1="3.836cm" svg:y1="4.108cm" svg:x2="3.99cm" svg:y2="4.108cm">
          <text:p/>
        </draw:line>
        <draw:line draw:style-name="gr97" draw:layer="layout" svg:x1="3.913cm" svg:y1="4.119cm" svg:x2="3.913cm" svg:y2="3.965cm">
          <text:p/>
        </draw:line>
        <draw:line draw:style-name="gr97" draw:layer="layout" svg:x1="3.836cm" svg:y1="4.042cm" svg:x2="3.99cm" svg:y2="4.042cm">
          <text:p/>
        </draw:line>
        <draw:line draw:style-name="gr97" draw:layer="layout" svg:x1="3.913cm" svg:y1="3.922cm" svg:x2="3.913cm" svg:y2="3.768cm">
          <text:p/>
        </draw:line>
        <draw:line draw:style-name="gr97" draw:layer="layout" svg:x1="3.836cm" svg:y1="3.845cm" svg:x2="3.99cm" svg:y2="3.845cm">
          <text:p/>
        </draw:line>
        <draw:line draw:style-name="gr97" draw:layer="layout" svg:x1="3.913cm" svg:y1="3.9cm" svg:x2="3.913cm" svg:y2="3.746cm">
          <text:p/>
        </draw:line>
        <draw:line draw:style-name="gr97" draw:layer="layout" svg:x1="3.836cm" svg:y1="3.823cm" svg:x2="3.99cm" svg:y2="3.823cm">
          <text:p/>
        </draw:line>
        <draw:line draw:style-name="gr97" draw:layer="layout" svg:x1="3.913cm" svg:y1="3.238cm" svg:x2="3.913cm" svg:y2="3.084cm">
          <text:p/>
        </draw:line>
        <draw:line draw:style-name="gr97" draw:layer="layout" svg:x1="3.836cm" svg:y1="3.161cm" svg:x2="3.99cm" svg:y2="3.161cm">
          <text:p/>
        </draw:line>
        <draw:line draw:style-name="gr97" draw:layer="layout" svg:x1="3.913cm" svg:y1="3.128cm" svg:x2="3.913cm" svg:y2="2.975cm">
          <text:p/>
        </draw:line>
        <draw:line draw:style-name="gr97" draw:layer="layout" svg:x1="3.836cm" svg:y1="3.052cm" svg:x2="3.99cm" svg:y2="3.052cm">
          <text:p/>
        </draw:line>
        <draw:line draw:style-name="gr97" draw:layer="layout" svg:x1="3.945cm" svg:y1="13.265cm" svg:x2="3.945cm" svg:y2="13.111cm">
          <text:p/>
        </draw:line>
        <draw:line draw:style-name="gr97" draw:layer="layout" svg:x1="3.868cm" svg:y1="13.188cm" svg:x2="4.021cm" svg:y2="13.188cm">
          <text:p/>
        </draw:line>
        <draw:line draw:style-name="gr97" draw:layer="layout" svg:x1="3.945cm" svg:y1="13.221cm" svg:x2="3.945cm" svg:y2="13.068cm">
          <text:p/>
        </draw:line>
        <draw:line draw:style-name="gr97" draw:layer="layout" svg:x1="3.868cm" svg:y1="13.144cm" svg:x2="4.021cm" svg:y2="13.144cm">
          <text:p/>
        </draw:line>
        <draw:line draw:style-name="gr97" draw:layer="layout" svg:x1="3.945cm" svg:y1="12.031cm" svg:x2="3.945cm" svg:y2="11.878cm">
          <text:p/>
        </draw:line>
        <draw:line draw:style-name="gr97" draw:layer="layout" svg:x1="3.868cm" svg:y1="11.954cm" svg:x2="4.021cm" svg:y2="11.954cm">
          <text:p/>
        </draw:line>
        <draw:line draw:style-name="gr97" draw:layer="layout" svg:x1="3.945cm" svg:y1="11.809cm" svg:x2="3.945cm" svg:y2="11.656cm">
          <text:p/>
        </draw:line>
        <draw:line draw:style-name="gr97" draw:layer="layout" svg:x1="3.868cm" svg:y1="11.733cm" svg:x2="4.021cm" svg:y2="11.733cm">
          <text:p/>
        </draw:line>
        <draw:line draw:style-name="gr97" draw:layer="layout" svg:x1="3.945cm" svg:y1="11.347cm" svg:x2="3.945cm" svg:y2="11.194cm">
          <text:p/>
        </draw:line>
        <draw:line draw:style-name="gr97" draw:layer="layout" svg:x1="3.868cm" svg:y1="11.27cm" svg:x2="4.021cm" svg:y2="11.27cm">
          <text:p/>
        </draw:line>
        <draw:line draw:style-name="gr97" draw:layer="layout" svg:x1="3.945cm" svg:y1="11.237cm" svg:x2="3.945cm" svg:y2="11.084cm">
          <text:p/>
        </draw:line>
        <draw:line draw:style-name="gr97" draw:layer="layout" svg:x1="3.868cm" svg:y1="11.161cm" svg:x2="4.021cm" svg:y2="11.161cm">
          <text:p/>
        </draw:line>
        <draw:line draw:style-name="gr97" draw:layer="layout" svg:x1="3.945cm" svg:y1="11.216cm" svg:x2="3.945cm" svg:y2="11.062cm">
          <text:p/>
        </draw:line>
        <draw:line draw:style-name="gr97" draw:layer="layout" svg:x1="3.868cm" svg:y1="11.139cm" svg:x2="4.021cm" svg:y2="11.139cm">
          <text:p/>
        </draw:line>
        <draw:line draw:style-name="gr97" draw:layer="layout" svg:x1="3.945cm" svg:y1="10.972cm" svg:x2="3.945cm" svg:y2="10.819cm">
          <text:p/>
        </draw:line>
        <draw:line draw:style-name="gr97" draw:layer="layout" svg:x1="3.868cm" svg:y1="10.896cm" svg:x2="4.021cm" svg:y2="10.896cm">
          <text:p/>
        </draw:line>
        <draw:line draw:style-name="gr97" draw:layer="layout" svg:x1="3.945cm" svg:y1="10.928cm" svg:x2="3.945cm" svg:y2="10.775cm">
          <text:p/>
        </draw:line>
        <draw:line draw:style-name="gr97" draw:layer="layout" svg:x1="3.868cm" svg:y1="10.852cm" svg:x2="4.021cm" svg:y2="10.852cm">
          <text:p/>
        </draw:line>
        <draw:line draw:style-name="gr97" draw:layer="layout" svg:x1="3.945cm" svg:y1="10.641cm" svg:x2="3.945cm" svg:y2="10.488cm">
          <text:p/>
        </draw:line>
        <draw:line draw:style-name="gr97" draw:layer="layout" svg:x1="3.868cm" svg:y1="10.565cm" svg:x2="4.021cm" svg:y2="10.565cm">
          <text:p/>
        </draw:line>
        <draw:line draw:style-name="gr97" draw:layer="layout" svg:x1="3.945cm" svg:y1="9.848cm" svg:x2="3.945cm" svg:y2="9.694cm">
          <text:p/>
        </draw:line>
        <draw:line draw:style-name="gr97" draw:layer="layout" svg:x1="3.868cm" svg:y1="9.771cm" svg:x2="4.021cm" svg:y2="9.771cm">
          <text:p/>
        </draw:line>
        <draw:line draw:style-name="gr97" draw:layer="layout" svg:x1="3.945cm" svg:y1="9.716cm" svg:x2="3.945cm" svg:y2="9.563cm">
          <text:p/>
        </draw:line>
        <draw:line draw:style-name="gr97" draw:layer="layout" svg:x1="3.868cm" svg:y1="9.64cm" svg:x2="4.021cm" svg:y2="9.64cm">
          <text:p/>
        </draw:line>
        <draw:line draw:style-name="gr97" draw:layer="layout" svg:x1="3.945cm" svg:y1="9.673cm" svg:x2="3.945cm" svg:y2="9.519cm">
          <text:p/>
        </draw:line>
        <draw:line draw:style-name="gr97" draw:layer="layout" svg:x1="3.868cm" svg:y1="9.596cm" svg:x2="4.021cm" svg:y2="9.596cm">
          <text:p/>
        </draw:line>
        <draw:line draw:style-name="gr97" draw:layer="layout" svg:x1="3.945cm" svg:y1="8.989cm" svg:x2="3.945cm" svg:y2="8.835cm">
          <text:p/>
        </draw:line>
        <draw:line draw:style-name="gr97" draw:layer="layout" svg:x1="3.868cm" svg:y1="8.912cm" svg:x2="4.021cm" svg:y2="8.912cm">
          <text:p/>
        </draw:line>
        <draw:line draw:style-name="gr97" draw:layer="layout" svg:x1="3.945cm" svg:y1="8.835cm" svg:x2="3.945cm" svg:y2="8.682cm">
          <text:p/>
        </draw:line>
        <draw:line draw:style-name="gr97" draw:layer="layout" svg:x1="3.868cm" svg:y1="8.759cm" svg:x2="4.021cm" svg:y2="8.759cm">
          <text:p/>
        </draw:line>
        <draw:line draw:style-name="gr97" draw:layer="layout" svg:x1="3.945cm" svg:y1="8.723cm" svg:x2="3.945cm" svg:y2="8.57cm">
          <text:p/>
        </draw:line>
        <draw:line draw:style-name="gr97" draw:layer="layout" svg:x1="3.868cm" svg:y1="8.647cm" svg:x2="4.021cm" svg:y2="8.647cm">
          <text:p/>
        </draw:line>
        <draw:line draw:style-name="gr97" draw:layer="layout" svg:x1="3.945cm" svg:y1="8.658cm" svg:x2="3.945cm" svg:y2="8.504cm">
          <text:p/>
        </draw:line>
        <draw:line draw:style-name="gr97" draw:layer="layout" svg:x1="3.868cm" svg:y1="8.581cm" svg:x2="4.021cm" svg:y2="8.581cm">
          <text:p/>
        </draw:line>
        <draw:line draw:style-name="gr97" draw:layer="layout" svg:x1="3.945cm" svg:y1="7.558cm" svg:x2="3.945cm" svg:y2="7.404cm">
          <text:p/>
        </draw:line>
        <draw:line draw:style-name="gr97" draw:layer="layout" svg:x1="3.868cm" svg:y1="7.481cm" svg:x2="4.021cm" svg:y2="7.481cm">
          <text:p/>
        </draw:line>
        <draw:line draw:style-name="gr97" draw:layer="layout" svg:x1="3.945cm" svg:y1="7.314cm" svg:x2="3.945cm" svg:y2="7.161cm">
          <text:p/>
        </draw:line>
        <draw:line draw:style-name="gr97" draw:layer="layout" svg:x1="3.868cm" svg:y1="7.238cm" svg:x2="4.021cm" svg:y2="7.238cm">
          <text:p/>
        </draw:line>
        <draw:line draw:style-name="gr97" draw:layer="layout" svg:x1="3.945cm" svg:y1="7.292cm" svg:x2="3.945cm" svg:y2="7.139cm">
          <text:p/>
        </draw:line>
        <draw:line draw:style-name="gr97" draw:layer="layout" svg:x1="3.868cm" svg:y1="7.216cm" svg:x2="4.021cm" svg:y2="7.216cm">
          <text:p/>
        </draw:line>
        <draw:line draw:style-name="gr97" draw:layer="layout" svg:x1="3.945cm" svg:y1="7.27cm" svg:x2="3.945cm" svg:y2="7.117cm">
          <text:p/>
        </draw:line>
        <draw:line draw:style-name="gr97" draw:layer="layout" svg:x1="3.868cm" svg:y1="7.194cm" svg:x2="4.021cm" svg:y2="7.194cm">
          <text:p/>
        </draw:line>
        <draw:line draw:style-name="gr97" draw:layer="layout" svg:x1="3.945cm" svg:y1="7.117cm" svg:x2="3.945cm" svg:y2="6.964cm">
          <text:p/>
        </draw:line>
        <draw:line draw:style-name="gr97" draw:layer="layout" svg:x1="3.868cm" svg:y1="7.04cm" svg:x2="4.021cm" svg:y2="7.04cm">
          <text:p/>
        </draw:line>
        <draw:line draw:style-name="gr97" draw:layer="layout" svg:x1="3.945cm" svg:y1="6.939cm" svg:x2="3.945cm" svg:y2="6.786cm">
          <text:p/>
        </draw:line>
        <draw:line draw:style-name="gr97" draw:layer="layout" svg:x1="3.868cm" svg:y1="6.863cm" svg:x2="4.021cm" svg:y2="6.863cm">
          <text:p/>
        </draw:line>
        <draw:line draw:style-name="gr97" draw:layer="layout" svg:x1="3.945cm" svg:y1="6.63cm" svg:x2="3.945cm" svg:y2="6.477cm">
          <text:p/>
        </draw:line>
        <draw:line draw:style-name="gr97" draw:layer="layout" svg:x1="3.868cm" svg:y1="6.554cm" svg:x2="4.021cm" svg:y2="6.554cm">
          <text:p/>
        </draw:line>
        <draw:line draw:style-name="gr97" draw:layer="layout" svg:x1="3.945cm" svg:y1="6.587cm" svg:x2="3.945cm" svg:y2="6.433cm">
          <text:p/>
        </draw:line>
        <draw:line draw:style-name="gr97" draw:layer="layout" svg:x1="3.868cm" svg:y1="6.51cm" svg:x2="4.021cm" svg:y2="6.51cm">
          <text:p/>
        </draw:line>
        <draw:line draw:style-name="gr97" draw:layer="layout" svg:x1="3.945cm" svg:y1="6.477cm" svg:x2="3.945cm" svg:y2="6.324cm">
          <text:p/>
        </draw:line>
        <draw:line draw:style-name="gr97" draw:layer="layout" svg:x1="3.868cm" svg:y1="6.4cm" svg:x2="4.021cm" svg:y2="6.4cm">
          <text:p/>
        </draw:line>
        <draw:line draw:style-name="gr97" draw:layer="layout" svg:x1="3.945cm" svg:y1="6.234cm" svg:x2="3.945cm" svg:y2="6.08cm">
          <text:p/>
        </draw:line>
        <draw:line draw:style-name="gr97" draw:layer="layout" svg:x1="3.868cm" svg:y1="6.157cm" svg:x2="4.021cm" svg:y2="6.157cm">
          <text:p/>
        </draw:line>
        <draw:line draw:style-name="gr97" draw:layer="layout" svg:x1="3.945cm" svg:y1="5.706cm" svg:x2="3.945cm" svg:y2="5.552cm">
          <text:p/>
        </draw:line>
        <draw:line draw:style-name="gr97" draw:layer="layout" svg:x1="3.868cm" svg:y1="5.629cm" svg:x2="4.021cm" svg:y2="5.629cm">
          <text:p/>
        </draw:line>
        <draw:line draw:style-name="gr97" draw:layer="layout" svg:x1="3.945cm" svg:y1="5.487cm" svg:x2="3.945cm" svg:y2="5.333cm">
          <text:p/>
        </draw:line>
        <draw:line draw:style-name="gr97" draw:layer="layout" svg:x1="3.868cm" svg:y1="5.41cm" svg:x2="4.021cm" svg:y2="5.41cm">
          <text:p/>
        </draw:line>
        <draw:line draw:style-name="gr97" draw:layer="layout" svg:x1="3.945cm" svg:y1="5.375cm" svg:x2="3.945cm" svg:y2="5.221cm">
          <text:p/>
        </draw:line>
        <draw:line draw:style-name="gr97" draw:layer="layout" svg:x1="3.868cm" svg:y1="5.298cm" svg:x2="4.021cm" svg:y2="5.298cm">
          <text:p/>
        </draw:line>
        <draw:line draw:style-name="gr97" draw:layer="layout" svg:x1="3.945cm" svg:y1="5.287cm" svg:x2="3.945cm" svg:y2="5.134cm">
          <text:p/>
        </draw:line>
        <draw:line draw:style-name="gr97" draw:layer="layout" svg:x1="3.868cm" svg:y1="5.21cm" svg:x2="4.021cm" svg:y2="5.21cm">
          <text:p/>
        </draw:line>
        <draw:line draw:style-name="gr97" draw:layer="layout" svg:x1="3.945cm" svg:y1="4.515cm" svg:x2="3.945cm" svg:y2="4.362cm">
          <text:p/>
        </draw:line>
        <draw:line draw:style-name="gr97" draw:layer="layout" svg:x1="3.868cm" svg:y1="4.439cm" svg:x2="4.021cm" svg:y2="4.439cm">
          <text:p/>
        </draw:line>
        <draw:line draw:style-name="gr97" draw:layer="layout" svg:x1="3.945cm" svg:y1="4.406cm" svg:x2="3.945cm" svg:y2="4.253cm">
          <text:p/>
        </draw:line>
        <draw:line draw:style-name="gr97" draw:layer="layout" svg:x1="3.868cm" svg:y1="4.329cm" svg:x2="4.021cm" svg:y2="4.329cm">
          <text:p/>
        </draw:line>
        <draw:line draw:style-name="gr97" draw:layer="layout" svg:x1="3.945cm" svg:y1="4.163cm" svg:x2="3.945cm" svg:y2="4.009cm">
          <text:p/>
        </draw:line>
        <draw:line draw:style-name="gr97" draw:layer="layout" svg:x1="3.868cm" svg:y1="4.086cm" svg:x2="4.021cm" svg:y2="4.086cm">
          <text:p/>
        </draw:line>
        <draw:line draw:style-name="gr97" draw:layer="layout" svg:x1="3.945cm" svg:y1="4.119cm" svg:x2="3.945cm" svg:y2="3.965cm">
          <text:p/>
        </draw:line>
        <draw:line draw:style-name="gr97" draw:layer="layout" svg:x1="3.868cm" svg:y1="4.042cm" svg:x2="4.021cm" svg:y2="4.042cm">
          <text:p/>
        </draw:line>
        <draw:line draw:style-name="gr97" draw:layer="layout" svg:x1="3.945cm" svg:y1="4.075cm" svg:x2="3.945cm" svg:y2="3.922cm">
          <text:p/>
        </draw:line>
        <draw:line draw:style-name="gr97" draw:layer="layout" svg:x1="3.868cm" svg:y1="3.998cm" svg:x2="4.021cm" svg:y2="3.998cm">
          <text:p/>
        </draw:line>
        <draw:line draw:style-name="gr97" draw:layer="layout" svg:x1="3.945cm" svg:y1="4.053cm" svg:x2="3.945cm" svg:y2="3.9cm">
          <text:p/>
        </draw:line>
        <draw:line draw:style-name="gr97" draw:layer="layout" svg:x1="3.868cm" svg:y1="3.976cm" svg:x2="4.021cm" svg:y2="3.976cm">
          <text:p/>
        </draw:line>
        <draw:line draw:style-name="gr97" draw:layer="layout" svg:x1="3.945cm" svg:y1="3.944cm" svg:x2="3.945cm" svg:y2="3.79cm">
          <text:p/>
        </draw:line>
        <draw:line draw:style-name="gr97" draw:layer="layout" svg:x1="3.868cm" svg:y1="3.867cm" svg:x2="4.021cm" svg:y2="3.867cm">
          <text:p/>
        </draw:line>
        <draw:line draw:style-name="gr97" draw:layer="layout" svg:x1="3.945cm" svg:y1="3.413cm" svg:x2="3.945cm" svg:y2="3.26cm">
          <text:p/>
        </draw:line>
        <draw:line draw:style-name="gr97" draw:layer="layout" svg:x1="3.868cm" svg:y1="3.336cm" svg:x2="4.021cm" svg:y2="3.336cm">
          <text:p/>
        </draw:line>
        <draw:line draw:style-name="gr97" draw:layer="layout" svg:x1="3.945cm" svg:y1="3.084cm" svg:x2="3.945cm" svg:y2="2.931cm">
          <text:p/>
        </draw:line>
        <draw:line draw:style-name="gr97" draw:layer="layout" svg:x1="3.868cm" svg:y1="3.008cm" svg:x2="4.021cm" svg:y2="3.008cm">
          <text:p/>
        </draw:line>
        <draw:line draw:style-name="gr97" draw:layer="layout" svg:x1="3.974cm" svg:y1="13.396cm" svg:x2="3.974cm" svg:y2="13.243cm">
          <text:p/>
        </draw:line>
        <draw:line draw:style-name="gr97" draw:layer="layout" svg:x1="3.897cm" svg:y1="13.32cm" svg:x2="4.051cm" svg:y2="13.32cm">
          <text:p/>
        </draw:line>
        <draw:line draw:style-name="gr97" draw:layer="layout" svg:x1="3.974cm" svg:y1="13.153cm" svg:x2="3.974cm" svg:y2="13cm">
          <text:p/>
        </draw:line>
        <draw:line draw:style-name="gr97" draw:layer="layout" svg:x1="3.897cm" svg:y1="13.076cm" svg:x2="4.051cm" svg:y2="13.076cm">
          <text:p/>
        </draw:line>
        <draw:line draw:style-name="gr97" draw:layer="layout" svg:x1="3.974cm" svg:y1="12.69cm" svg:x2="3.974cm" svg:y2="12.537cm">
          <text:p/>
        </draw:line>
        <draw:line draw:style-name="gr97" draw:layer="layout" svg:x1="3.897cm" svg:y1="12.614cm" svg:x2="4.051cm" svg:y2="12.614cm">
          <text:p/>
        </draw:line>
        <draw:line draw:style-name="gr97" draw:layer="layout" svg:x1="3.974cm" svg:y1="12.559cm" svg:x2="3.974cm" svg:y2="12.406cm">
          <text:p/>
        </draw:line>
        <draw:line draw:style-name="gr97" draw:layer="layout" svg:x1="3.897cm" svg:y1="12.482cm" svg:x2="4.051cm" svg:y2="12.482cm">
          <text:p/>
        </draw:line>
        <draw:line draw:style-name="gr97" draw:layer="layout" svg:x1="3.974cm" svg:y1="12.272cm" svg:x2="3.974cm" svg:y2="12.118cm">
          <text:p/>
        </draw:line>
        <draw:line draw:style-name="gr97" draw:layer="layout" svg:x1="3.897cm" svg:y1="12.195cm" svg:x2="4.051cm" svg:y2="12.195cm">
          <text:p/>
        </draw:line>
        <draw:line draw:style-name="gr97" draw:layer="layout" svg:x1="3.974cm" svg:y1="12.031cm" svg:x2="3.974cm" svg:y2="11.878cm">
          <text:p/>
        </draw:line>
        <draw:line draw:style-name="gr97" draw:layer="layout" svg:x1="3.897cm" svg:y1="11.954cm" svg:x2="4.051cm" svg:y2="11.954cm">
          <text:p/>
        </draw:line>
        <draw:line draw:style-name="gr97" draw:layer="layout" svg:x1="3.974cm" svg:y1="11.941cm" svg:x2="3.974cm" svg:y2="11.787cm">
          <text:p/>
        </draw:line>
        <draw:line draw:style-name="gr97" draw:layer="layout" svg:x1="3.897cm" svg:y1="11.864cm" svg:x2="4.051cm" svg:y2="11.864cm">
          <text:p/>
        </draw:line>
        <draw:line draw:style-name="gr97" draw:layer="layout" svg:x1="3.974cm" svg:y1="11.59cm" svg:x2="3.974cm" svg:y2="11.437cm">
          <text:p/>
        </draw:line>
        <draw:line draw:style-name="gr97" draw:layer="layout" svg:x1="3.897cm" svg:y1="11.514cm" svg:x2="4.051cm" svg:y2="11.514cm">
          <text:p/>
        </draw:line>
        <draw:line draw:style-name="gr97" draw:layer="layout" svg:x1="3.974cm" svg:y1="11.259cm" svg:x2="3.974cm" svg:y2="11.106cm">
          <text:p/>
        </draw:line>
        <draw:line draw:style-name="gr97" draw:layer="layout" svg:x1="3.897cm" svg:y1="11.183cm" svg:x2="4.051cm" svg:y2="11.183cm">
          <text:p/>
        </draw:line>
        <draw:line draw:style-name="gr97" draw:layer="layout" svg:x1="3.974cm" svg:y1="11.216cm" svg:x2="3.974cm" svg:y2="11.062cm">
          <text:p/>
        </draw:line>
        <draw:line draw:style-name="gr97" draw:layer="layout" svg:x1="3.897cm" svg:y1="11.139cm" svg:x2="4.051cm" svg:y2="11.139cm">
          <text:p/>
        </draw:line>
        <draw:line draw:style-name="gr97" draw:layer="layout" svg:x1="3.974cm" svg:y1="10.863cm" svg:x2="3.974cm" svg:y2="10.709cm">
          <text:p/>
        </draw:line>
        <draw:line draw:style-name="gr97" draw:layer="layout" svg:x1="3.897cm" svg:y1="10.786cm" svg:x2="4.051cm" svg:y2="10.786cm">
          <text:p/>
        </draw:line>
        <draw:line draw:style-name="gr97" draw:layer="layout" svg:x1="3.974cm" svg:y1="10.047cm" svg:x2="3.974cm" svg:y2="9.894cm">
          <text:p/>
        </draw:line>
        <draw:line draw:style-name="gr97" draw:layer="layout" svg:x1="3.897cm" svg:y1="9.971cm" svg:x2="4.051cm" svg:y2="9.971cm">
          <text:p/>
        </draw:line>
        <draw:line draw:style-name="gr97" draw:layer="layout" svg:x1="3.974cm" svg:y1="9.804cm" svg:x2="3.974cm" svg:y2="9.651cm">
          <text:p/>
        </draw:line>
        <draw:line draw:style-name="gr97" draw:layer="layout" svg:x1="3.897cm" svg:y1="9.727cm" svg:x2="4.051cm" svg:y2="9.727cm">
          <text:p/>
        </draw:line>
        <draw:line draw:style-name="gr97" draw:layer="layout" svg:x1="3.974cm" svg:y1="9.363cm" svg:x2="3.974cm" svg:y2="9.21cm">
          <text:p/>
        </draw:line>
        <draw:line draw:style-name="gr97" draw:layer="layout" svg:x1="3.897cm" svg:y1="9.287cm" svg:x2="4.051cm" svg:y2="9.287cm">
          <text:p/>
        </draw:line>
        <draw:line draw:style-name="gr97" draw:layer="layout" svg:x1="3.974cm" svg:y1="9.254cm" svg:x2="3.974cm" svg:y2="9.101cm">
          <text:p/>
        </draw:line>
        <draw:line draw:style-name="gr97" draw:layer="layout" svg:x1="3.897cm" svg:y1="9.177cm" svg:x2="4.051cm" svg:y2="9.177cm">
          <text:p/>
        </draw:line>
        <draw:line draw:style-name="gr97" draw:layer="layout" svg:x1="3.974cm" svg:y1="8.901cm" svg:x2="3.974cm" svg:y2="8.748cm">
          <text:p/>
        </draw:line>
        <draw:line draw:style-name="gr97" draw:layer="layout" svg:x1="3.897cm" svg:y1="8.824cm" svg:x2="4.051cm" svg:y2="8.824cm">
          <text:p/>
        </draw:line>
        <draw:line draw:style-name="gr97" draw:layer="layout" svg:x1="3.974cm" svg:y1="8.723cm" svg:x2="3.974cm" svg:y2="8.57cm">
          <text:p/>
        </draw:line>
        <draw:line draw:style-name="gr97" draw:layer="layout" svg:x1="3.897cm" svg:y1="8.647cm" svg:x2="4.051cm" svg:y2="8.647cm">
          <text:p/>
        </draw:line>
        <draw:line draw:style-name="gr97" draw:layer="layout" svg:x1="3.974cm" svg:y1="8.482cm" svg:x2="3.974cm" svg:y2="8.329cm">
          <text:p/>
        </draw:line>
        <draw:line draw:style-name="gr97" draw:layer="layout" svg:x1="3.897cm" svg:y1="8.406cm" svg:x2="4.051cm" svg:y2="8.406cm">
          <text:p/>
        </draw:line>
        <draw:line draw:style-name="gr97" draw:layer="layout" svg:x1="3.974cm" svg:y1="8.283cm" svg:x2="3.974cm" svg:y2="8.13cm">
          <text:p/>
        </draw:line>
        <draw:line draw:style-name="gr97" draw:layer="layout" svg:x1="3.897cm" svg:y1="8.206cm" svg:x2="4.051cm" svg:y2="8.206cm">
          <text:p/>
        </draw:line>
        <draw:line draw:style-name="gr97" draw:layer="layout" svg:x1="3.974cm" svg:y1="8.173cm" svg:x2="3.974cm" svg:y2="8.02cm">
          <text:p/>
        </draw:line>
        <draw:line draw:style-name="gr97" draw:layer="layout" svg:x1="3.897cm" svg:y1="8.097cm" svg:x2="4.051cm" svg:y2="8.097cm">
          <text:p/>
        </draw:line>
        <draw:line draw:style-name="gr97" draw:layer="layout" svg:x1="3.974cm" svg:y1="7.998cm" svg:x2="3.974cm" svg:y2="7.845cm">
          <text:p/>
        </draw:line>
        <draw:line draw:style-name="gr97" draw:layer="layout" svg:x1="3.897cm" svg:y1="7.921cm" svg:x2="4.051cm" svg:y2="7.921cm">
          <text:p/>
        </draw:line>
        <draw:line draw:style-name="gr97" draw:layer="layout" svg:x1="3.974cm" svg:y1="7.908cm" svg:x2="3.974cm" svg:y2="7.755cm">
          <text:p/>
        </draw:line>
        <draw:line draw:style-name="gr97" draw:layer="layout" svg:x1="3.897cm" svg:y1="7.831cm" svg:x2="4.051cm" svg:y2="7.831cm">
          <text:p/>
        </draw:line>
        <draw:line draw:style-name="gr97" draw:layer="layout" svg:x1="3.974cm" svg:y1="7.514cm" svg:x2="3.974cm" svg:y2="7.361cm">
          <text:p/>
        </draw:line>
        <draw:line draw:style-name="gr97" draw:layer="layout" svg:x1="3.897cm" svg:y1="7.437cm" svg:x2="4.051cm" svg:y2="7.437cm">
          <text:p/>
        </draw:line>
        <draw:line draw:style-name="gr97" draw:layer="layout" svg:x1="3.974cm" svg:y1="7.205cm" svg:x2="3.974cm" svg:y2="7.051cm">
          <text:p/>
        </draw:line>
        <draw:line draw:style-name="gr97" draw:layer="layout" svg:x1="3.897cm" svg:y1="7.128cm" svg:x2="4.051cm" svg:y2="7.128cm">
          <text:p/>
        </draw:line>
        <draw:line draw:style-name="gr97" draw:layer="layout" svg:x1="3.974cm" svg:y1="7.071cm" svg:x2="3.974cm" svg:y2="6.918cm">
          <text:p/>
        </draw:line>
        <draw:line draw:style-name="gr97" draw:layer="layout" svg:x1="3.897cm" svg:y1="6.994cm" svg:x2="4.051cm" svg:y2="6.994cm">
          <text:p/>
        </draw:line>
        <draw:line draw:style-name="gr97" draw:layer="layout" svg:x1="3.974cm" svg:y1="6.896cm" svg:x2="3.974cm" svg:y2="6.742cm">
          <text:p/>
        </draw:line>
        <draw:line draw:style-name="gr97" draw:layer="layout" svg:x1="3.897cm" svg:y1="6.819cm" svg:x2="4.051cm" svg:y2="6.819cm">
          <text:p/>
        </draw:line>
        <draw:line draw:style-name="gr97" draw:layer="layout" svg:x1="3.974cm" svg:y1="6.764cm" svg:x2="3.974cm" svg:y2="6.611cm">
          <text:p/>
        </draw:line>
        <draw:line draw:style-name="gr97" draw:layer="layout" svg:x1="3.897cm" svg:y1="6.688cm" svg:x2="4.051cm" svg:y2="6.688cm">
          <text:p/>
        </draw:line>
        <draw:line draw:style-name="gr97" draw:layer="layout" svg:x1="3.974cm" svg:y1="6.63cm" svg:x2="3.974cm" svg:y2="6.477cm">
          <text:p/>
        </draw:line>
        <draw:line draw:style-name="gr97" draw:layer="layout" svg:x1="3.897cm" svg:y1="6.554cm" svg:x2="4.051cm" svg:y2="6.554cm">
          <text:p/>
        </draw:line>
        <draw:line draw:style-name="gr97" draw:layer="layout" svg:x1="3.974cm" svg:y1="6.477cm" svg:x2="3.974cm" svg:y2="6.324cm">
          <text:p/>
        </draw:line>
        <draw:line draw:style-name="gr97" draw:layer="layout" svg:x1="3.897cm" svg:y1="6.4cm" svg:x2="4.051cm" svg:y2="6.4cm">
          <text:p/>
        </draw:line>
        <draw:line draw:style-name="gr97" draw:layer="layout" svg:x1="3.974cm" svg:y1="6.302cm" svg:x2="3.974cm" svg:y2="6.148cm">
          <text:p/>
        </draw:line>
        <draw:line draw:style-name="gr97" draw:layer="layout" svg:x1="3.897cm" svg:y1="6.225cm" svg:x2="4.051cm" svg:y2="6.225cm">
          <text:p/>
        </draw:line>
        <draw:line draw:style-name="gr97" draw:layer="layout" svg:x1="3.974cm" svg:y1="6.256cm" svg:x2="3.974cm" svg:y2="6.102cm">
          <text:p/>
        </draw:line>
        <draw:line draw:style-name="gr97" draw:layer="layout" svg:x1="3.897cm" svg:y1="6.179cm" svg:x2="4.051cm" svg:y2="6.179cm">
          <text:p/>
        </draw:line>
        <draw:line draw:style-name="gr97" draw:layer="layout" svg:x1="3.974cm" svg:y1="5.684cm" svg:x2="3.974cm" svg:y2="5.53cm">
          <text:p/>
        </draw:line>
        <draw:line draw:style-name="gr97" draw:layer="layout" svg:x1="3.897cm" svg:y1="5.607cm" svg:x2="4.051cm" svg:y2="5.607cm">
          <text:p/>
        </draw:line>
        <draw:line draw:style-name="gr97" draw:layer="layout" svg:x1="3.974cm" svg:y1="5.662cm" svg:x2="3.974cm" svg:y2="5.508cm">
          <text:p/>
        </draw:line>
        <draw:line draw:style-name="gr97" draw:layer="layout" svg:x1="3.897cm" svg:y1="5.585cm" svg:x2="4.051cm" svg:y2="5.585cm">
          <text:p/>
        </draw:line>
        <draw:line draw:style-name="gr97" draw:layer="layout" svg:x1="3.974cm" svg:y1="5.331cm" svg:x2="3.974cm" svg:y2="5.177cm">
          <text:p/>
        </draw:line>
        <draw:line draw:style-name="gr97" draw:layer="layout" svg:x1="3.897cm" svg:y1="5.254cm" svg:x2="4.051cm" svg:y2="5.254cm">
          <text:p/>
        </draw:line>
        <draw:line draw:style-name="gr97" draw:layer="layout" svg:x1="3.974cm" svg:y1="4.781cm" svg:x2="3.974cm" svg:y2="4.627cm">
          <text:p/>
        </draw:line>
        <draw:line draw:style-name="gr97" draw:layer="layout" svg:x1="3.897cm" svg:y1="4.704cm" svg:x2="4.051cm" svg:y2="4.704cm">
          <text:p/>
        </draw:line>
        <draw:line draw:style-name="gr97" draw:layer="layout" svg:x1="3.974cm" svg:y1="4.515cm" svg:x2="3.974cm" svg:y2="4.362cm">
          <text:p/>
        </draw:line>
        <draw:line draw:style-name="gr97" draw:layer="layout" svg:x1="3.897cm" svg:y1="4.439cm" svg:x2="4.051cm" svg:y2="4.439cm">
          <text:p/>
        </draw:line>
        <draw:line draw:style-name="gr97" draw:layer="layout" svg:x1="3.974cm" svg:y1="4.362cm" svg:x2="3.974cm" svg:y2="4.209cm">
          <text:p/>
        </draw:line>
        <draw:line draw:style-name="gr97" draw:layer="layout" svg:x1="3.897cm" svg:y1="4.285cm" svg:x2="4.051cm" svg:y2="4.285cm">
          <text:p/>
        </draw:line>
        <draw:line draw:style-name="gr97" draw:layer="layout" svg:x1="3.974cm" svg:y1="4.296cm" svg:x2="3.974cm" svg:y2="4.143cm">
          <text:p/>
        </draw:line>
        <draw:line draw:style-name="gr97" draw:layer="layout" svg:x1="3.897cm" svg:y1="4.22cm" svg:x2="4.051cm" svg:y2="4.22cm">
          <text:p/>
        </draw:line>
        <draw:line draw:style-name="gr97" draw:layer="layout" svg:x1="3.974cm" svg:y1="4.253cm" svg:x2="3.974cm" svg:y2="4.099cm">
          <text:p/>
        </draw:line>
        <draw:line draw:style-name="gr97" draw:layer="layout" svg:x1="3.897cm" svg:y1="4.176cm" svg:x2="4.051cm" svg:y2="4.176cm">
          <text:p/>
        </draw:line>
        <draw:line draw:style-name="gr97" draw:layer="layout" svg:x1="3.974cm" svg:y1="3.834cm" svg:x2="3.974cm" svg:y2="3.681cm">
          <text:p/>
        </draw:line>
        <draw:line draw:style-name="gr97" draw:layer="layout" svg:x1="3.897cm" svg:y1="3.757cm" svg:x2="4.051cm" svg:y2="3.757cm">
          <text:p/>
        </draw:line>
        <draw:line draw:style-name="gr97" draw:layer="layout" svg:x1="3.974cm" svg:y1="3.81cm" svg:x2="3.974cm" svg:y2="3.656cm">
          <text:p/>
        </draw:line>
        <draw:line draw:style-name="gr97" draw:layer="layout" svg:x1="3.897cm" svg:y1="3.733cm" svg:x2="4.051cm" svg:y2="3.733cm">
          <text:p/>
        </draw:line>
        <draw:line draw:style-name="gr97" draw:layer="layout" svg:x1="3.974cm" svg:y1="3.238cm" svg:x2="3.974cm" svg:y2="3.084cm">
          <text:p/>
        </draw:line>
        <draw:line draw:style-name="gr97" draw:layer="layout" svg:x1="3.897cm" svg:y1="3.161cm" svg:x2="4.051cm" svg:y2="3.161cm">
          <text:p/>
        </draw:line>
        <draw:line draw:style-name="gr97" draw:layer="layout" svg:x1="3.974cm" svg:y1="3.019cm" svg:x2="3.974cm" svg:y2="2.865cm">
          <text:p/>
        </draw:line>
        <draw:line draw:style-name="gr97" draw:layer="layout" svg:x1="3.897cm" svg:y1="2.942cm" svg:x2="4.051cm" svg:y2="2.942cm">
          <text:p/>
        </draw:line>
        <draw:line draw:style-name="gr97" draw:layer="layout" svg:x1="3.974cm" svg:y1="2.994cm" svg:x2="3.974cm" svg:y2="2.841cm">
          <text:p/>
        </draw:line>
        <draw:line draw:style-name="gr97" draw:layer="layout" svg:x1="3.897cm" svg:y1="2.918cm" svg:x2="4.051cm" svg:y2="2.918cm">
          <text:p/>
        </draw:line>
        <draw:line draw:style-name="gr97" draw:layer="layout" svg:x1="4.006cm" svg:y1="13.418cm" svg:x2="4.006cm" svg:y2="13.265cm">
          <text:p/>
        </draw:line>
        <draw:line draw:style-name="gr97" draw:layer="layout" svg:x1="3.929cm" svg:y1="13.341cm" svg:x2="4.082cm" svg:y2="13.341cm">
          <text:p/>
        </draw:line>
        <draw:line draw:style-name="gr97" draw:layer="layout" svg:x1="4.006cm" svg:y1="13.153cm" svg:x2="4.006cm" svg:y2="13cm">
          <text:p/>
        </draw:line>
        <draw:line draw:style-name="gr97" draw:layer="layout" svg:x1="3.929cm" svg:y1="13.076cm" svg:x2="4.082cm" svg:y2="13.076cm">
          <text:p/>
        </draw:line>
        <draw:line draw:style-name="gr97" draw:layer="layout" svg:x1="4.006cm" svg:y1="12.824cm" svg:x2="4.006cm" svg:y2="12.671cm">
          <text:p/>
        </draw:line>
        <draw:line draw:style-name="gr97" draw:layer="layout" svg:x1="3.929cm" svg:y1="12.748cm" svg:x2="4.082cm" svg:y2="12.748cm">
          <text:p/>
        </draw:line>
        <draw:line draw:style-name="gr97" draw:layer="layout" svg:x1="4.006cm" svg:y1="12.8cm" svg:x2="4.006cm" svg:y2="12.647cm">
          <text:p/>
        </draw:line>
        <draw:line draw:style-name="gr97" draw:layer="layout" svg:x1="3.929cm" svg:y1="12.723cm" svg:x2="4.082cm" svg:y2="12.723cm">
          <text:p/>
        </draw:line>
        <draw:line draw:style-name="gr97" draw:layer="layout" svg:x1="4.006cm" svg:y1="12.734cm" svg:x2="4.006cm" svg:y2="12.581cm">
          <text:p/>
        </draw:line>
        <draw:line draw:style-name="gr97" draw:layer="layout" svg:x1="3.929cm" svg:y1="12.658cm" svg:x2="4.082cm" svg:y2="12.658cm">
          <text:p/>
        </draw:line>
        <draw:line draw:style-name="gr97" draw:layer="layout" svg:x1="4.006cm" svg:y1="11.919cm" svg:x2="4.006cm" svg:y2="11.766cm">
          <text:p/>
        </draw:line>
        <draw:line draw:style-name="gr97" draw:layer="layout" svg:x1="3.929cm" svg:y1="11.842cm" svg:x2="4.082cm" svg:y2="11.842cm">
          <text:p/>
        </draw:line>
        <draw:line draw:style-name="gr97" draw:layer="layout" svg:x1="4.006cm" svg:y1="11.744cm" svg:x2="4.006cm" svg:y2="11.59cm">
          <text:p/>
        </draw:line>
        <draw:line draw:style-name="gr97" draw:layer="layout" svg:x1="3.929cm" svg:y1="11.667cm" svg:x2="4.082cm" svg:y2="11.667cm">
          <text:p/>
        </draw:line>
        <draw:line draw:style-name="gr97" draw:layer="layout" svg:x1="4.006cm" svg:y1="11.722cm" svg:x2="4.006cm" svg:y2="11.568cm">
          <text:p/>
        </draw:line>
        <draw:line draw:style-name="gr97" draw:layer="layout" svg:x1="3.929cm" svg:y1="11.645cm" svg:x2="4.082cm" svg:y2="11.645cm">
          <text:p/>
        </draw:line>
        <draw:line draw:style-name="gr97" draw:layer="layout" svg:x1="4.006cm" svg:y1="11.544cm" svg:x2="4.006cm" svg:y2="11.391cm">
          <text:p/>
        </draw:line>
        <draw:line draw:style-name="gr97" draw:layer="layout" svg:x1="3.929cm" svg:y1="11.467cm" svg:x2="4.082cm" svg:y2="11.467cm">
          <text:p/>
        </draw:line>
        <draw:line draw:style-name="gr97" draw:layer="layout" svg:x1="4.006cm" svg:y1="11.169cm" svg:x2="4.006cm" svg:y2="11.016cm">
          <text:p/>
        </draw:line>
        <draw:line draw:style-name="gr97" draw:layer="layout" svg:x1="3.929cm" svg:y1="11.093cm" svg:x2="4.082cm" svg:y2="11.093cm">
          <text:p/>
        </draw:line>
        <draw:line draw:style-name="gr97" draw:layer="layout" svg:x1="4.006cm" svg:y1="11.06cm" svg:x2="4.006cm" svg:y2="10.906cm">
          <text:p/>
        </draw:line>
        <draw:line draw:style-name="gr97" draw:layer="layout" svg:x1="3.929cm" svg:y1="10.983cm" svg:x2="4.082cm" svg:y2="10.983cm">
          <text:p/>
        </draw:line>
        <draw:line draw:style-name="gr97" draw:layer="layout" svg:x1="4.006cm" svg:y1="10.288cm" svg:x2="4.006cm" svg:y2="10.135cm">
          <text:p/>
        </draw:line>
        <draw:line draw:style-name="gr97" draw:layer="layout" svg:x1="3.929cm" svg:y1="10.212cm" svg:x2="4.082cm" svg:y2="10.212cm">
          <text:p/>
        </draw:line>
        <draw:line draw:style-name="gr97" draw:layer="layout" svg:x1="4.006cm" svg:y1="10.201cm" svg:x2="4.006cm" svg:y2="10.047cm">
          <text:p/>
        </draw:line>
        <draw:line draw:style-name="gr97" draw:layer="layout" svg:x1="3.929cm" svg:y1="10.124cm" svg:x2="4.082cm" svg:y2="10.124cm">
          <text:p/>
        </draw:line>
        <draw:line draw:style-name="gr97" draw:layer="layout" svg:x1="4.006cm" svg:y1="10.091cm" svg:x2="4.006cm" svg:y2="9.938cm">
          <text:p/>
        </draw:line>
        <draw:line draw:style-name="gr97" draw:layer="layout" svg:x1="3.929cm" svg:y1="10.015cm" svg:x2="4.082cm" svg:y2="10.015cm">
          <text:p/>
        </draw:line>
        <draw:line draw:style-name="gr97" draw:layer="layout" svg:x1="4.006cm" svg:y1="10.047cm" svg:x2="4.006cm" svg:y2="9.894cm">
          <text:p/>
        </draw:line>
        <draw:line draw:style-name="gr97" draw:layer="layout" svg:x1="3.929cm" svg:y1="9.971cm" svg:x2="4.082cm" svg:y2="9.971cm">
          <text:p/>
        </draw:line>
        <draw:line draw:style-name="gr97" draw:layer="layout" svg:x1="4.006cm" svg:y1="9.935cm" svg:x2="4.006cm" svg:y2="9.782cm">
          <text:p/>
        </draw:line>
        <draw:line draw:style-name="gr97" draw:layer="layout" svg:x1="3.929cm" svg:y1="9.859cm" svg:x2="4.082cm" svg:y2="9.859cm">
          <text:p/>
        </draw:line>
        <draw:line draw:style-name="gr97" draw:layer="layout" svg:x1="4.006cm" svg:y1="9.892cm" svg:x2="4.006cm" svg:y2="9.738cm">
          <text:p/>
        </draw:line>
        <draw:line draw:style-name="gr97" draw:layer="layout" svg:x1="3.929cm" svg:y1="9.815cm" svg:x2="4.082cm" svg:y2="9.815cm">
          <text:p/>
        </draw:line>
        <draw:line draw:style-name="gr97" draw:layer="layout" svg:x1="4.006cm" svg:y1="9.607cm" svg:x2="4.006cm" svg:y2="9.454cm">
          <text:p/>
        </draw:line>
        <draw:line draw:style-name="gr97" draw:layer="layout" svg:x1="3.929cm" svg:y1="9.53cm" svg:x2="4.082cm" svg:y2="9.53cm">
          <text:p/>
        </draw:line>
        <draw:line draw:style-name="gr97" draw:layer="layout" svg:x1="4.006cm" svg:y1="8.923cm" svg:x2="4.006cm" svg:y2="8.77cm">
          <text:p/>
        </draw:line>
        <draw:line draw:style-name="gr97" draw:layer="layout" svg:x1="3.929cm" svg:y1="8.846cm" svg:x2="4.082cm" svg:y2="8.846cm">
          <text:p/>
        </draw:line>
        <draw:line draw:style-name="gr97" draw:layer="layout" svg:x1="4.006cm" svg:y1="8.614cm" svg:x2="4.006cm" svg:y2="8.461cm">
          <text:p/>
        </draw:line>
        <draw:line draw:style-name="gr97" draw:layer="layout" svg:x1="3.929cm" svg:y1="8.537cm" svg:x2="4.082cm" svg:y2="8.537cm">
          <text:p/>
        </draw:line>
        <draw:line draw:style-name="gr97" draw:layer="layout" svg:x1="4.006cm" svg:y1="8.217cm" svg:x2="4.006cm" svg:y2="8.064cm">
          <text:p/>
        </draw:line>
        <draw:line draw:style-name="gr97" draw:layer="layout" svg:x1="3.929cm" svg:y1="8.141cm" svg:x2="4.082cm" svg:y2="8.141cm">
          <text:p/>
        </draw:line>
        <draw:line draw:style-name="gr97" draw:layer="layout" svg:x1="4.006cm" svg:y1="8.086cm" svg:x2="4.006cm" svg:y2="7.932cm">
          <text:p/>
        </draw:line>
        <draw:line draw:style-name="gr97" draw:layer="layout" svg:x1="3.929cm" svg:y1="8.009cm" svg:x2="4.082cm" svg:y2="8.009cm">
          <text:p/>
        </draw:line>
        <draw:line draw:style-name="gr97" draw:layer="layout" svg:x1="4.006cm" svg:y1="8.042cm" svg:x2="4.006cm" svg:y2="7.889cm">
          <text:p/>
        </draw:line>
        <draw:line draw:style-name="gr97" draw:layer="layout" svg:x1="3.929cm" svg:y1="7.965cm" svg:x2="4.082cm" svg:y2="7.965cm">
          <text:p/>
        </draw:line>
        <draw:line draw:style-name="gr97" draw:layer="layout" svg:x1="4.006cm" svg:y1="7.976cm" svg:x2="4.006cm" svg:y2="7.823cm">
          <text:p/>
        </draw:line>
        <draw:line draw:style-name="gr97" draw:layer="layout" svg:x1="3.929cm" svg:y1="7.9cm" svg:x2="4.082cm" svg:y2="7.9cm">
          <text:p/>
        </draw:line>
        <draw:line draw:style-name="gr97" draw:layer="layout" svg:x1="4.006cm" svg:y1="7.514cm" svg:x2="4.006cm" svg:y2="7.361cm">
          <text:p/>
        </draw:line>
        <draw:line draw:style-name="gr97" draw:layer="layout" svg:x1="3.929cm" svg:y1="7.437cm" svg:x2="4.082cm" svg:y2="7.437cm">
          <text:p/>
        </draw:line>
        <draw:line draw:style-name="gr97" draw:layer="layout" svg:x1="4.006cm" svg:y1="7.117cm" svg:x2="4.006cm" svg:y2="6.964cm">
          <text:p/>
        </draw:line>
        <draw:line draw:style-name="gr97" draw:layer="layout" svg:x1="3.929cm" svg:y1="7.04cm" svg:x2="4.082cm" svg:y2="7.04cm">
          <text:p/>
        </draw:line>
        <draw:line draw:style-name="gr97" draw:layer="layout" svg:x1="4.006cm" svg:y1="6.742cm" svg:x2="4.006cm" svg:y2="6.589cm">
          <text:p/>
        </draw:line>
        <draw:line draw:style-name="gr97" draw:layer="layout" svg:x1="3.929cm" svg:y1="6.666cm" svg:x2="4.082cm" svg:y2="6.666cm">
          <text:p/>
        </draw:line>
        <draw:line draw:style-name="gr97" draw:layer="layout" svg:x1="4.006cm" svg:y1="6.652cm" svg:x2="4.006cm" svg:y2="6.499cm">
          <text:p/>
        </draw:line>
        <draw:line draw:style-name="gr97" draw:layer="layout" svg:x1="3.929cm" svg:y1="6.576cm" svg:x2="4.082cm" svg:y2="6.576cm">
          <text:p/>
        </draw:line>
        <draw:line draw:style-name="gr97" draw:layer="layout" svg:x1="4.006cm" svg:y1="6.587cm" svg:x2="4.006cm" svg:y2="6.433cm">
          <text:p/>
        </draw:line>
        <draw:line draw:style-name="gr97" draw:layer="layout" svg:x1="3.929cm" svg:y1="6.51cm" svg:x2="4.082cm" svg:y2="6.51cm">
          <text:p/>
        </draw:line>
        <draw:line draw:style-name="gr97" draw:layer="layout" svg:x1="4.006cm" svg:y1="6.455cm" svg:x2="4.006cm" svg:y2="6.302cm">
          <text:p/>
        </draw:line>
        <draw:line draw:style-name="gr97" draw:layer="layout" svg:x1="3.929cm" svg:y1="6.378cm" svg:x2="4.082cm" svg:y2="6.378cm">
          <text:p/>
        </draw:line>
        <draw:line draw:style-name="gr97" draw:layer="layout" svg:x1="4.006cm" svg:y1="6.324cm" svg:x2="4.006cm" svg:y2="6.17cm">
          <text:p/>
        </draw:line>
        <draw:line draw:style-name="gr97" draw:layer="layout" svg:x1="3.929cm" svg:y1="6.247cm" svg:x2="4.082cm" svg:y2="6.247cm">
          <text:p/>
        </draw:line>
        <draw:line draw:style-name="gr97" draw:layer="layout" svg:x1="4.006cm" svg:y1="6.015cm" svg:x2="4.006cm" svg:y2="5.861cm">
          <text:p/>
        </draw:line>
        <draw:line draw:style-name="gr97" draw:layer="layout" svg:x1="3.929cm" svg:y1="5.938cm" svg:x2="4.082cm" svg:y2="5.938cm">
          <text:p/>
        </draw:line>
        <draw:line draw:style-name="gr97" draw:layer="layout" svg:x1="4.006cm" svg:y1="5.949cm" svg:x2="4.006cm" svg:y2="5.796cm">
          <text:p/>
        </draw:line>
        <draw:line draw:style-name="gr97" draw:layer="layout" svg:x1="3.929cm" svg:y1="5.872cm" svg:x2="4.082cm" svg:y2="5.872cm">
          <text:p/>
        </draw:line>
        <draw:line draw:style-name="gr97" draw:layer="layout" svg:x1="4.006cm" svg:y1="5.287cm" svg:x2="4.006cm" svg:y2="5.134cm">
          <text:p/>
        </draw:line>
        <draw:line draw:style-name="gr97" draw:layer="layout" svg:x1="3.929cm" svg:y1="5.21cm" svg:x2="4.082cm" svg:y2="5.21cm">
          <text:p/>
        </draw:line>
        <draw:line draw:style-name="gr97" draw:layer="layout" svg:x1="4.006cm" svg:y1="5.199cm" svg:x2="4.006cm" svg:y2="5.046cm">
          <text:p/>
        </draw:line>
        <draw:line draw:style-name="gr97" draw:layer="layout" svg:x1="3.929cm" svg:y1="5.123cm" svg:x2="4.082cm" svg:y2="5.123cm">
          <text:p/>
        </draw:line>
        <draw:line draw:style-name="gr97" draw:layer="layout" svg:x1="4.006cm" svg:y1="5.177cm" svg:x2="4.006cm" svg:y2="5.024cm">
          <text:p/>
        </draw:line>
        <draw:line draw:style-name="gr97" draw:layer="layout" svg:x1="3.929cm" svg:y1="5.101cm" svg:x2="4.082cm" svg:y2="5.101cm">
          <text:p/>
        </draw:line>
        <draw:line draw:style-name="gr97" draw:layer="layout" svg:x1="4.006cm" svg:y1="4.163cm" svg:x2="4.006cm" svg:y2="4.009cm">
          <text:p/>
        </draw:line>
        <draw:line draw:style-name="gr97" draw:layer="layout" svg:x1="3.929cm" svg:y1="4.086cm" svg:x2="4.082cm" svg:y2="4.086cm">
          <text:p/>
        </draw:line>
        <draw:line draw:style-name="gr97" draw:layer="layout" svg:x1="4.006cm" svg:y1="4.031cm" svg:x2="4.006cm" svg:y2="3.878cm">
          <text:p/>
        </draw:line>
        <draw:line draw:style-name="gr97" draw:layer="layout" svg:x1="3.929cm" svg:y1="3.954cm" svg:x2="4.082cm" svg:y2="3.954cm">
          <text:p/>
        </draw:line>
        <draw:line draw:style-name="gr97" draw:layer="layout" svg:x1="4.006cm" svg:y1="3.172cm" svg:x2="4.006cm" svg:y2="3.019cm">
          <text:p/>
        </draw:line>
        <draw:line draw:style-name="gr97" draw:layer="layout" svg:x1="3.929cm" svg:y1="3.095cm" svg:x2="4.082cm" svg:y2="3.095cm">
          <text:p/>
        </draw:line>
        <draw:line draw:style-name="gr97" draw:layer="layout" svg:x1="4.006cm" svg:y1="3.041cm" svg:x2="4.006cm" svg:y2="2.887cm">
          <text:p/>
        </draw:line>
        <draw:line draw:style-name="gr97" draw:layer="layout" svg:x1="3.929cm" svg:y1="2.964cm" svg:x2="4.082cm" svg:y2="2.964cm">
          <text:p/>
        </draw:line>
        <draw:line draw:style-name="gr97" draw:layer="layout" svg:x1="4.006cm" svg:y1="2.819cm" svg:x2="4.006cm" svg:y2="2.666cm">
          <text:p/>
        </draw:line>
        <draw:line draw:style-name="gr97" draw:layer="layout" svg:x1="3.929cm" svg:y1="2.742cm" svg:x2="4.082cm" svg:y2="2.742cm">
          <text:p/>
        </draw:line>
        <draw:line draw:style-name="gr97" draw:layer="layout" svg:x1="4.035cm" svg:y1="13.374cm" svg:x2="4.035cm" svg:y2="13.221cm">
          <text:p/>
        </draw:line>
        <draw:line draw:style-name="gr97" draw:layer="layout" svg:x1="3.958cm" svg:y1="13.298cm" svg:x2="4.111cm" svg:y2="13.298cm">
          <text:p/>
        </draw:line>
        <draw:line draw:style-name="gr97" draw:layer="layout" svg:x1="4.035cm" svg:y1="13.287cm" svg:x2="4.035cm" svg:y2="13.133cm">
          <text:p/>
        </draw:line>
        <draw:line draw:style-name="gr97" draw:layer="layout" svg:x1="3.958cm" svg:y1="13.21cm" svg:x2="4.111cm" svg:y2="13.21cm">
          <text:p/>
        </draw:line>
        <draw:line draw:style-name="gr97" draw:layer="layout" svg:x1="4.035cm" svg:y1="12.493cm" svg:x2="4.035cm" svg:y2="12.34cm">
          <text:p/>
        </draw:line>
        <draw:line draw:style-name="gr97" draw:layer="layout" svg:x1="3.958cm" svg:y1="12.417cm" svg:x2="4.111cm" svg:y2="12.417cm">
          <text:p/>
        </draw:line>
        <draw:line draw:style-name="gr97" draw:layer="layout" svg:x1="4.035cm" svg:y1="12.272cm" svg:x2="4.035cm" svg:y2="12.118cm">
          <text:p/>
        </draw:line>
        <draw:line draw:style-name="gr97" draw:layer="layout" svg:x1="3.958cm" svg:y1="12.195cm" svg:x2="4.111cm" svg:y2="12.195cm">
          <text:p/>
        </draw:line>
        <draw:line draw:style-name="gr97" draw:layer="layout" svg:x1="4.035cm" svg:y1="12.009cm" svg:x2="4.035cm" svg:y2="11.856cm">
          <text:p/>
        </draw:line>
        <draw:line draw:style-name="gr97" draw:layer="layout" svg:x1="3.958cm" svg:y1="11.932cm" svg:x2="4.111cm" svg:y2="11.932cm">
          <text:p/>
        </draw:line>
        <draw:line draw:style-name="gr97" draw:layer="layout" svg:x1="4.035cm" svg:y1="11.985cm" svg:x2="4.035cm" svg:y2="11.831cm">
          <text:p/>
        </draw:line>
        <draw:line draw:style-name="gr97" draw:layer="layout" svg:x1="3.958cm" svg:y1="11.908cm" svg:x2="4.111cm" svg:y2="11.908cm">
          <text:p/>
        </draw:line>
        <draw:line draw:style-name="gr97" draw:layer="layout" svg:x1="4.035cm" svg:y1="11.722cm" svg:x2="4.035cm" svg:y2="11.568cm">
          <text:p/>
        </draw:line>
        <draw:line draw:style-name="gr97" draw:layer="layout" svg:x1="3.958cm" svg:y1="11.645cm" svg:x2="4.111cm" svg:y2="11.645cm">
          <text:p/>
        </draw:line>
        <draw:line draw:style-name="gr97" draw:layer="layout" svg:x1="4.035cm" svg:y1="11.566cm" svg:x2="4.035cm" svg:y2="11.413cm">
          <text:p/>
        </draw:line>
        <draw:line draw:style-name="gr97" draw:layer="layout" svg:x1="3.958cm" svg:y1="11.489cm" svg:x2="4.111cm" svg:y2="11.489cm">
          <text:p/>
        </draw:line>
        <draw:line draw:style-name="gr97" draw:layer="layout" svg:x1="4.035cm" svg:y1="11.147cm" svg:x2="4.035cm" svg:y2="10.994cm">
          <text:p/>
        </draw:line>
        <draw:line draw:style-name="gr97" draw:layer="layout" svg:x1="3.958cm" svg:y1="11.071cm" svg:x2="4.111cm" svg:y2="11.071cm">
          <text:p/>
        </draw:line>
        <draw:line draw:style-name="gr97" draw:layer="layout" svg:x1="4.035cm" svg:y1="10.775cm" svg:x2="4.035cm" svg:y2="10.622cm">
          <text:p/>
        </draw:line>
        <draw:line draw:style-name="gr97" draw:layer="layout" svg:x1="3.958cm" svg:y1="10.698cm" svg:x2="4.111cm" svg:y2="10.698cm">
          <text:p/>
        </draw:line>
        <draw:line draw:style-name="gr97" draw:layer="layout" svg:x1="4.035cm" svg:y1="10.575cm" svg:x2="4.035cm" svg:y2="10.422cm">
          <text:p/>
        </draw:line>
        <draw:line draw:style-name="gr97" draw:layer="layout" svg:x1="3.958cm" svg:y1="10.499cm" svg:x2="4.111cm" svg:y2="10.499cm">
          <text:p/>
        </draw:line>
        <draw:line draw:style-name="gr97" draw:layer="layout" svg:x1="4.035cm" svg:y1="10.444cm" svg:x2="4.035cm" svg:y2="10.291cm">
          <text:p/>
        </draw:line>
        <draw:line draw:style-name="gr97" draw:layer="layout" svg:x1="3.958cm" svg:y1="10.367cm" svg:x2="4.111cm" svg:y2="10.367cm">
          <text:p/>
        </draw:line>
        <draw:line draw:style-name="gr97" draw:layer="layout" svg:x1="4.035cm" svg:y1="10.4cm" svg:x2="4.035cm" svg:y2="10.247cm">
          <text:p/>
        </draw:line>
        <draw:line draw:style-name="gr97" draw:layer="layout" svg:x1="3.958cm" svg:y1="10.324cm" svg:x2="4.111cm" svg:y2="10.324cm">
          <text:p/>
        </draw:line>
        <draw:line draw:style-name="gr97" draw:layer="layout" svg:x1="4.035cm" svg:y1="10.223cm" svg:x2="4.035cm" svg:y2="10.069cm">
          <text:p/>
        </draw:line>
        <draw:line draw:style-name="gr97" draw:layer="layout" svg:x1="3.958cm" svg:y1="10.146cm" svg:x2="4.111cm" svg:y2="10.146cm">
          <text:p/>
        </draw:line>
        <draw:line draw:style-name="gr97" draw:layer="layout" svg:x1="4.035cm" svg:y1="9.254cm" svg:x2="4.035cm" svg:y2="9.101cm">
          <text:p/>
        </draw:line>
        <draw:line draw:style-name="gr97" draw:layer="layout" svg:x1="3.958cm" svg:y1="9.177cm" svg:x2="4.111cm" svg:y2="9.177cm">
          <text:p/>
        </draw:line>
        <draw:line draw:style-name="gr97" draw:layer="layout" svg:x1="4.035cm" svg:y1="9.12cm" svg:x2="4.035cm" svg:y2="8.967cm">
          <text:p/>
        </draw:line>
        <draw:line draw:style-name="gr97" draw:layer="layout" svg:x1="3.958cm" svg:y1="9.043cm" svg:x2="4.111cm" svg:y2="9.043cm">
          <text:p/>
        </draw:line>
        <draw:line draw:style-name="gr97" draw:layer="layout" svg:x1="4.035cm" svg:y1="9.054cm" svg:x2="4.035cm" svg:y2="8.901cm">
          <text:p/>
        </draw:line>
        <draw:line draw:style-name="gr97" draw:layer="layout" svg:x1="3.958cm" svg:y1="8.978cm" svg:x2="4.111cm" svg:y2="8.978cm">
          <text:p/>
        </draw:line>
        <draw:line draw:style-name="gr97" draw:layer="layout" svg:x1="4.035cm" svg:y1="8.835cm" svg:x2="4.035cm" svg:y2="8.682cm">
          <text:p/>
        </draw:line>
        <draw:line draw:style-name="gr97" draw:layer="layout" svg:x1="3.958cm" svg:y1="8.759cm" svg:x2="4.111cm" svg:y2="8.759cm">
          <text:p/>
        </draw:line>
        <draw:line draw:style-name="gr97" draw:layer="layout" svg:x1="4.035cm" svg:y1="8.217cm" svg:x2="4.035cm" svg:y2="8.064cm">
          <text:p/>
        </draw:line>
        <draw:line draw:style-name="gr97" draw:layer="layout" svg:x1="3.958cm" svg:y1="8.141cm" svg:x2="4.111cm" svg:y2="8.141cm">
          <text:p/>
        </draw:line>
        <draw:line draw:style-name="gr97" draw:layer="layout" svg:x1="4.035cm" svg:y1="7.954cm" svg:x2="4.035cm" svg:y2="7.801cm">
          <text:p/>
        </draw:line>
        <draw:line draw:style-name="gr97" draw:layer="layout" svg:x1="3.958cm" svg:y1="7.878cm" svg:x2="4.111cm" svg:y2="7.878cm">
          <text:p/>
        </draw:line>
        <draw:line draw:style-name="gr97" draw:layer="layout" svg:x1="4.035cm" svg:y1="7.864cm" svg:x2="4.035cm" svg:y2="7.711cm">
          <text:p/>
        </draw:line>
        <draw:line draw:style-name="gr97" draw:layer="layout" svg:x1="3.958cm" svg:y1="7.788cm" svg:x2="4.111cm" svg:y2="7.788cm">
          <text:p/>
        </draw:line>
        <draw:line draw:style-name="gr97" draw:layer="layout" svg:x1="4.035cm" svg:y1="7.514cm" svg:x2="4.035cm" svg:y2="7.361cm">
          <text:p/>
        </draw:line>
        <draw:line draw:style-name="gr97" draw:layer="layout" svg:x1="3.958cm" svg:y1="7.437cm" svg:x2="4.111cm" svg:y2="7.437cm">
          <text:p/>
        </draw:line>
        <draw:line draw:style-name="gr97" draw:layer="layout" svg:x1="4.035cm" svg:y1="7.161cm" svg:x2="4.035cm" svg:y2="7.008cm">
          <text:p/>
        </draw:line>
        <draw:line draw:style-name="gr97" draw:layer="layout" svg:x1="3.958cm" svg:y1="7.084cm" svg:x2="4.111cm" svg:y2="7.084cm">
          <text:p/>
        </draw:line>
        <draw:line draw:style-name="gr97" draw:layer="layout" svg:x1="4.035cm" svg:y1="6.852cm" svg:x2="4.035cm" svg:y2="6.699cm">
          <text:p/>
        </draw:line>
        <draw:line draw:style-name="gr97" draw:layer="layout" svg:x1="3.958cm" svg:y1="6.775cm" svg:x2="4.111cm" svg:y2="6.775cm">
          <text:p/>
        </draw:line>
        <draw:line draw:style-name="gr97" draw:layer="layout" svg:x1="4.035cm" svg:y1="6.83cm" svg:x2="4.035cm" svg:y2="6.677cm">
          <text:p/>
        </draw:line>
        <draw:line draw:style-name="gr97" draw:layer="layout" svg:x1="3.958cm" svg:y1="6.753cm" svg:x2="4.111cm" svg:y2="6.753cm">
          <text:p/>
        </draw:line>
        <draw:line draw:style-name="gr97" draw:layer="layout" svg:x1="4.035cm" svg:y1="6.28cm" svg:x2="4.035cm" svg:y2="6.127cm">
          <text:p/>
        </draw:line>
        <draw:line draw:style-name="gr97" draw:layer="layout" svg:x1="3.958cm" svg:y1="6.203cm" svg:x2="4.111cm" svg:y2="6.203cm">
          <text:p/>
        </draw:line>
        <draw:line draw:style-name="gr97" draw:layer="layout" svg:x1="4.035cm" svg:y1="5.949cm" svg:x2="4.035cm" svg:y2="5.796cm">
          <text:p/>
        </draw:line>
        <draw:line draw:style-name="gr97" draw:layer="layout" svg:x1="3.958cm" svg:y1="5.872cm" svg:x2="4.111cm" svg:y2="5.872cm">
          <text:p/>
        </draw:line>
        <draw:line draw:style-name="gr97" draw:layer="layout" svg:x1="4.035cm" svg:y1="5.815cm" svg:x2="4.035cm" svg:y2="5.662cm">
          <text:p/>
        </draw:line>
        <draw:line draw:style-name="gr97" draw:layer="layout" svg:x1="3.958cm" svg:y1="5.738cm" svg:x2="4.111cm" svg:y2="5.738cm">
          <text:p/>
        </draw:line>
        <draw:line draw:style-name="gr97" draw:layer="layout" svg:x1="4.035cm" svg:y1="5.508cm" svg:x2="4.035cm" svg:y2="5.355cm">
          <text:p/>
        </draw:line>
        <draw:line draw:style-name="gr97" draw:layer="layout" svg:x1="3.958cm" svg:y1="5.432cm" svg:x2="4.111cm" svg:y2="5.432cm">
          <text:p/>
        </draw:line>
        <draw:line draw:style-name="gr97" draw:layer="layout" svg:x1="4.035cm" svg:y1="5.353cm" svg:x2="4.035cm" svg:y2="5.199cm">
          <text:p/>
        </draw:line>
        <draw:line draw:style-name="gr97" draw:layer="layout" svg:x1="3.958cm" svg:y1="5.276cm" svg:x2="4.111cm" svg:y2="5.276cm">
          <text:p/>
        </draw:line>
        <draw:line draw:style-name="gr97" draw:layer="layout" svg:x1="4.035cm" svg:y1="4.406cm" svg:x2="4.035cm" svg:y2="4.253cm">
          <text:p/>
        </draw:line>
        <draw:line draw:style-name="gr97" draw:layer="layout" svg:x1="3.958cm" svg:y1="4.329cm" svg:x2="4.111cm" svg:y2="4.329cm">
          <text:p/>
        </draw:line>
        <draw:line draw:style-name="gr97" draw:layer="layout" svg:x1="4.035cm" svg:y1="3.81cm" svg:x2="4.035cm" svg:y2="3.656cm">
          <text:p/>
        </draw:line>
        <draw:line draw:style-name="gr97" draw:layer="layout" svg:x1="3.958cm" svg:y1="3.733cm" svg:x2="4.111cm" svg:y2="3.733cm">
          <text:p/>
        </draw:line>
        <draw:line draw:style-name="gr97" draw:layer="layout" svg:x1="4.035cm" svg:y1="3.788cm" svg:x2="4.035cm" svg:y2="3.634cm">
          <text:p/>
        </draw:line>
        <draw:line draw:style-name="gr97" draw:layer="layout" svg:x1="3.958cm" svg:y1="3.711cm" svg:x2="4.111cm" svg:y2="3.711cm">
          <text:p/>
        </draw:line>
        <draw:line draw:style-name="gr97" draw:layer="layout" svg:x1="4.066cm" svg:y1="13.352cm" svg:x2="4.066cm" svg:y2="13.199cm">
          <text:p/>
        </draw:line>
        <draw:line draw:style-name="gr97" draw:layer="layout" svg:x1="3.99cm" svg:y1="13.276cm" svg:x2="4.143cm" svg:y2="13.276cm">
          <text:p/>
        </draw:line>
        <draw:line draw:style-name="gr97" draw:layer="layout" svg:x1="4.066cm" svg:y1="13.153cm" svg:x2="4.066cm" svg:y2="13cm">
          <text:p/>
        </draw:line>
        <draw:line draw:style-name="gr97" draw:layer="layout" svg:x1="3.99cm" svg:y1="13.076cm" svg:x2="4.143cm" svg:y2="13.076cm">
          <text:p/>
        </draw:line>
        <draw:line draw:style-name="gr97" draw:layer="layout" svg:x1="4.066cm" svg:y1="13cm" svg:x2="4.066cm" svg:y2="12.846cm">
          <text:p/>
        </draw:line>
        <draw:line draw:style-name="gr97" draw:layer="layout" svg:x1="3.99cm" svg:y1="12.923cm" svg:x2="4.143cm" svg:y2="12.923cm">
          <text:p/>
        </draw:line>
        <draw:line draw:style-name="gr97" draw:layer="layout" svg:x1="4.066cm" svg:y1="12.712cm" svg:x2="4.066cm" svg:y2="12.559cm">
          <text:p/>
        </draw:line>
        <draw:line draw:style-name="gr97" draw:layer="layout" svg:x1="3.99cm" svg:y1="12.636cm" svg:x2="4.143cm" svg:y2="12.636cm">
          <text:p/>
        </draw:line>
        <draw:line draw:style-name="gr97" draw:layer="layout" svg:x1="4.066cm" svg:y1="12.515cm" svg:x2="4.066cm" svg:y2="12.362cm">
          <text:p/>
        </draw:line>
        <draw:line draw:style-name="gr97" draw:layer="layout" svg:x1="3.99cm" svg:y1="12.439cm" svg:x2="4.143cm" svg:y2="12.439cm">
          <text:p/>
        </draw:line>
        <draw:line draw:style-name="gr97" draw:layer="layout" svg:x1="4.066cm" svg:y1="12.206cm" svg:x2="4.066cm" svg:y2="12.053cm">
          <text:p/>
        </draw:line>
        <draw:line draw:style-name="gr97" draw:layer="layout" svg:x1="3.99cm" svg:y1="12.129cm" svg:x2="4.143cm" svg:y2="12.129cm">
          <text:p/>
        </draw:line>
        <draw:line draw:style-name="gr97" draw:layer="layout" svg:x1="4.066cm" svg:y1="12.162cm" svg:x2="4.066cm" svg:y2="12.009cm">
          <text:p/>
        </draw:line>
        <draw:line draw:style-name="gr97" draw:layer="layout" svg:x1="3.99cm" svg:y1="12.086cm" svg:x2="4.143cm" svg:y2="12.086cm">
          <text:p/>
        </draw:line>
        <draw:line draw:style-name="gr97" draw:layer="layout" svg:x1="4.066cm" svg:y1="12.031cm" svg:x2="4.066cm" svg:y2="11.878cm">
          <text:p/>
        </draw:line>
        <draw:line draw:style-name="gr97" draw:layer="layout" svg:x1="3.99cm" svg:y1="11.954cm" svg:x2="4.143cm" svg:y2="11.954cm">
          <text:p/>
        </draw:line>
        <draw:line draw:style-name="gr97" draw:layer="layout" svg:x1="4.066cm" svg:y1="11.853cm" svg:x2="4.066cm" svg:y2="11.7cm">
          <text:p/>
        </draw:line>
        <draw:line draw:style-name="gr97" draw:layer="layout" svg:x1="3.99cm" svg:y1="11.777cm" svg:x2="4.143cm" svg:y2="11.777cm">
          <text:p/>
        </draw:line>
        <draw:line draw:style-name="gr97" draw:layer="layout" svg:x1="4.066cm" svg:y1="11.678cm" svg:x2="4.066cm" svg:y2="11.525cm">
          <text:p/>
        </draw:line>
        <draw:line draw:style-name="gr97" draw:layer="layout" svg:x1="3.99cm" svg:y1="11.601cm" svg:x2="4.143cm" svg:y2="11.601cm">
          <text:p/>
        </draw:line>
        <draw:line draw:style-name="gr97" draw:layer="layout" svg:x1="4.066cm" svg:y1="11.612cm" svg:x2="4.066cm" svg:y2="11.459cm">
          <text:p/>
        </draw:line>
        <draw:line draw:style-name="gr97" draw:layer="layout" svg:x1="3.99cm" svg:y1="11.536cm" svg:x2="4.143cm" svg:y2="11.536cm">
          <text:p/>
        </draw:line>
        <draw:line draw:style-name="gr97" draw:layer="layout" svg:x1="4.066cm" svg:y1="11.566cm" svg:x2="4.066cm" svg:y2="11.413cm">
          <text:p/>
        </draw:line>
        <draw:line draw:style-name="gr97" draw:layer="layout" svg:x1="3.99cm" svg:y1="11.489cm" svg:x2="4.143cm" svg:y2="11.489cm">
          <text:p/>
        </draw:line>
        <draw:line draw:style-name="gr97" draw:layer="layout" svg:x1="4.066cm" svg:y1="11.478cm" svg:x2="4.066cm" svg:y2="11.325cm">
          <text:p/>
        </draw:line>
        <draw:line draw:style-name="gr97" draw:layer="layout" svg:x1="3.99cm" svg:y1="11.402cm" svg:x2="4.143cm" svg:y2="11.402cm">
          <text:p/>
        </draw:line>
        <draw:line draw:style-name="gr97" draw:layer="layout" svg:x1="4.066cm" svg:y1="11.435cm" svg:x2="4.066cm" svg:y2="11.281cm">
          <text:p/>
        </draw:line>
        <draw:line draw:style-name="gr97" draw:layer="layout" svg:x1="3.99cm" svg:y1="11.358cm" svg:x2="4.143cm" svg:y2="11.358cm">
          <text:p/>
        </draw:line>
        <draw:line draw:style-name="gr97" draw:layer="layout" svg:x1="4.066cm" svg:y1="10.994cm" svg:x2="4.066cm" svg:y2="10.841cm">
          <text:p/>
        </draw:line>
        <draw:line draw:style-name="gr97" draw:layer="layout" svg:x1="3.99cm" svg:y1="10.917cm" svg:x2="4.143cm" svg:y2="10.917cm">
          <text:p/>
        </draw:line>
        <draw:line draw:style-name="gr97" draw:layer="layout" svg:x1="4.066cm" svg:y1="10.619cm" svg:x2="4.066cm" svg:y2="10.466cm">
          <text:p/>
        </draw:line>
        <draw:line draw:style-name="gr97" draw:layer="layout" svg:x1="3.99cm" svg:y1="10.543cm" svg:x2="4.143cm" svg:y2="10.543cm">
          <text:p/>
        </draw:line>
        <draw:line draw:style-name="gr97" draw:layer="layout" svg:x1="4.066cm" svg:y1="10.597cm" svg:x2="4.066cm" svg:y2="10.444cm">
          <text:p/>
        </draw:line>
        <draw:line draw:style-name="gr97" draw:layer="layout" svg:x1="3.99cm" svg:y1="10.521cm" svg:x2="4.143cm" svg:y2="10.521cm">
          <text:p/>
        </draw:line>
        <draw:line draw:style-name="gr97" draw:layer="layout" svg:x1="4.066cm" svg:y1="10.51cm" svg:x2="4.066cm" svg:y2="10.356cm">
          <text:p/>
        </draw:line>
        <draw:line draw:style-name="gr97" draw:layer="layout" svg:x1="3.99cm" svg:y1="10.433cm" svg:x2="4.143cm" svg:y2="10.433cm">
          <text:p/>
        </draw:line>
        <draw:line draw:style-name="gr97" draw:layer="layout" svg:x1="4.066cm" svg:y1="10.444cm" svg:x2="4.066cm" svg:y2="10.291cm">
          <text:p/>
        </draw:line>
        <draw:line draw:style-name="gr97" draw:layer="layout" svg:x1="3.99cm" svg:y1="10.367cm" svg:x2="4.143cm" svg:y2="10.367cm">
          <text:p/>
        </draw:line>
        <draw:line draw:style-name="gr97" draw:layer="layout" svg:x1="4.066cm" svg:y1="10.157cm" svg:x2="4.066cm" svg:y2="10.004cm">
          <text:p/>
        </draw:line>
        <draw:line draw:style-name="gr97" draw:layer="layout" svg:x1="3.99cm" svg:y1="10.08cm" svg:x2="4.143cm" svg:y2="10.08cm">
          <text:p/>
        </draw:line>
        <draw:line draw:style-name="gr97" draw:layer="layout" svg:x1="4.066cm" svg:y1="9.738cm" svg:x2="4.066cm" svg:y2="9.585cm">
          <text:p/>
        </draw:line>
        <draw:line draw:style-name="gr97" draw:layer="layout" svg:x1="3.99cm" svg:y1="9.662cm" svg:x2="4.143cm" svg:y2="9.662cm">
          <text:p/>
        </draw:line>
        <draw:line draw:style-name="gr97" draw:layer="layout" svg:x1="4.066cm" svg:y1="9.451cm" svg:x2="4.066cm" svg:y2="9.298cm">
          <text:p/>
        </draw:line>
        <draw:line draw:style-name="gr97" draw:layer="layout" svg:x1="3.99cm" svg:y1="9.374cm" svg:x2="4.143cm" svg:y2="9.374cm">
          <text:p/>
        </draw:line>
        <draw:line draw:style-name="gr97" draw:layer="layout" svg:x1="4.066cm" svg:y1="8.879cm" svg:x2="4.066cm" svg:y2="8.726cm">
          <text:p/>
        </draw:line>
        <draw:line draw:style-name="gr97" draw:layer="layout" svg:x1="3.99cm" svg:y1="8.803cm" svg:x2="4.143cm" svg:y2="8.803cm">
          <text:p/>
        </draw:line>
        <draw:line draw:style-name="gr97" draw:layer="layout" svg:x1="4.066cm" svg:y1="8.461cm" svg:x2="4.066cm" svg:y2="8.307cm">
          <text:p/>
        </draw:line>
        <draw:line draw:style-name="gr97" draw:layer="layout" svg:x1="3.99cm" svg:y1="8.384cm" svg:x2="4.143cm" svg:y2="8.384cm">
          <text:p/>
        </draw:line>
        <draw:line draw:style-name="gr97" draw:layer="layout" svg:x1="4.066cm" svg:y1="8.305cm" svg:x2="4.066cm" svg:y2="8.151cm">
          <text:p/>
        </draw:line>
        <draw:line draw:style-name="gr97" draw:layer="layout" svg:x1="3.99cm" svg:y1="8.228cm" svg:x2="4.143cm" svg:y2="8.228cm">
          <text:p/>
        </draw:line>
        <draw:line draw:style-name="gr97" draw:layer="layout" svg:x1="4.066cm" svg:y1="8.283cm" svg:x2="4.066cm" svg:y2="8.13cm">
          <text:p/>
        </draw:line>
        <draw:line draw:style-name="gr97" draw:layer="layout" svg:x1="3.99cm" svg:y1="8.206cm" svg:x2="4.143cm" svg:y2="8.206cm">
          <text:p/>
        </draw:line>
        <draw:line draw:style-name="gr97" draw:layer="layout" svg:x1="4.066cm" svg:y1="8.195cm" svg:x2="4.066cm" svg:y2="8.042cm">
          <text:p/>
        </draw:line>
        <draw:line draw:style-name="gr97" draw:layer="layout" svg:x1="3.99cm" svg:y1="8.119cm" svg:x2="4.143cm" svg:y2="8.119cm">
          <text:p/>
        </draw:line>
        <draw:line draw:style-name="gr97" draw:layer="layout" svg:x1="4.066cm" svg:y1="7.908cm" svg:x2="4.066cm" svg:y2="7.755cm">
          <text:p/>
        </draw:line>
        <draw:line draw:style-name="gr97" draw:layer="layout" svg:x1="3.99cm" svg:y1="7.831cm" svg:x2="4.143cm" svg:y2="7.831cm">
          <text:p/>
        </draw:line>
        <draw:line draw:style-name="gr97" draw:layer="layout" svg:x1="4.066cm" svg:y1="7.711cm" svg:x2="4.066cm" svg:y2="7.558cm">
          <text:p/>
        </draw:line>
        <draw:line draw:style-name="gr97" draw:layer="layout" svg:x1="3.99cm" svg:y1="7.634cm" svg:x2="4.143cm" svg:y2="7.634cm">
          <text:p/>
        </draw:line>
        <draw:line draw:style-name="gr97" draw:layer="layout" svg:x1="4.066cm" svg:y1="7.314cm" svg:x2="4.066cm" svg:y2="7.161cm">
          <text:p/>
        </draw:line>
        <draw:line draw:style-name="gr97" draw:layer="layout" svg:x1="3.99cm" svg:y1="7.238cm" svg:x2="4.143cm" svg:y2="7.238cm">
          <text:p/>
        </draw:line>
        <draw:line draw:style-name="gr97" draw:layer="layout" svg:x1="4.066cm" svg:y1="6.08cm" svg:x2="4.066cm" svg:y2="5.927cm">
          <text:p/>
        </draw:line>
        <draw:line draw:style-name="gr97" draw:layer="layout" svg:x1="3.99cm" svg:y1="6.004cm" svg:x2="4.143cm" svg:y2="6.004cm">
          <text:p/>
        </draw:line>
        <draw:line draw:style-name="gr97" draw:layer="layout" svg:x1="4.066cm" svg:y1="5.815cm" svg:x2="4.066cm" svg:y2="5.662cm">
          <text:p/>
        </draw:line>
        <draw:line draw:style-name="gr97" draw:layer="layout" svg:x1="3.99cm" svg:y1="5.738cm" svg:x2="4.143cm" svg:y2="5.738cm">
          <text:p/>
        </draw:line>
        <draw:line draw:style-name="gr97" draw:layer="layout" svg:x1="4.066cm" svg:y1="5.552cm" svg:x2="4.066cm" svg:y2="5.399cm">
          <text:p/>
        </draw:line>
        <draw:line draw:style-name="gr97" draw:layer="layout" svg:x1="3.99cm" svg:y1="5.476cm" svg:x2="4.143cm" svg:y2="5.476cm">
          <text:p/>
        </draw:line>
        <draw:line draw:style-name="gr97" draw:layer="layout" svg:x1="4.066cm" svg:y1="5cm" svg:x2="4.066cm" svg:y2="4.846cm">
          <text:p/>
        </draw:line>
        <draw:line draw:style-name="gr97" draw:layer="layout" svg:x1="3.99cm" svg:y1="4.923cm" svg:x2="4.143cm" svg:y2="4.923cm">
          <text:p/>
        </draw:line>
        <draw:line draw:style-name="gr97" draw:layer="layout" svg:x1="4.066cm" svg:y1="4.912cm" svg:x2="4.066cm" svg:y2="4.759cm">
          <text:p/>
        </draw:line>
        <draw:line draw:style-name="gr97" draw:layer="layout" svg:x1="3.99cm" svg:y1="4.836cm" svg:x2="4.143cm" svg:y2="4.836cm">
          <text:p/>
        </draw:line>
        <draw:line draw:style-name="gr97" draw:layer="layout" svg:x1="4.066cm" svg:y1="4.649cm" svg:x2="4.066cm" svg:y2="4.496cm">
          <text:p/>
        </draw:line>
        <draw:line draw:style-name="gr97" draw:layer="layout" svg:x1="3.99cm" svg:y1="4.573cm" svg:x2="4.143cm" svg:y2="4.573cm">
          <text:p/>
        </draw:line>
        <draw:line draw:style-name="gr97" draw:layer="layout" svg:x1="4.066cm" svg:y1="4.537cm" svg:x2="4.066cm" svg:y2="4.384cm">
          <text:p/>
        </draw:line>
        <draw:line draw:style-name="gr97" draw:layer="layout" svg:x1="3.99cm" svg:y1="4.461cm" svg:x2="4.143cm" svg:y2="4.461cm">
          <text:p/>
        </draw:line>
        <draw:line draw:style-name="gr97" draw:layer="layout" svg:x1="4.066cm" svg:y1="4.163cm" svg:x2="4.066cm" svg:y2="4.009cm">
          <text:p/>
        </draw:line>
        <draw:line draw:style-name="gr97" draw:layer="layout" svg:x1="3.99cm" svg:y1="4.086cm" svg:x2="4.143cm" svg:y2="4.086cm">
          <text:p/>
        </draw:line>
        <draw:line draw:style-name="gr97" draw:layer="layout" svg:x1="4.066cm" svg:y1="3.238cm" svg:x2="4.066cm" svg:y2="3.084cm">
          <text:p/>
        </draw:line>
        <draw:line draw:style-name="gr97" draw:layer="layout" svg:x1="3.99cm" svg:y1="3.161cm" svg:x2="4.143cm" svg:y2="3.161cm">
          <text:p/>
        </draw:line>
        <draw:line draw:style-name="gr97" draw:layer="layout" svg:x1="4.066cm" svg:y1="3.019cm" svg:x2="4.066cm" svg:y2="2.865cm">
          <text:p/>
        </draw:line>
        <draw:line draw:style-name="gr97" draw:layer="layout" svg:x1="3.99cm" svg:y1="2.942cm" svg:x2="4.143cm" svg:y2="2.942cm">
          <text:p/>
        </draw:line>
        <draw:line draw:style-name="gr97" draw:layer="layout" svg:x1="4.096cm" svg:y1="13.153cm" svg:x2="4.096cm" svg:y2="13cm">
          <text:p/>
        </draw:line>
        <draw:line draw:style-name="gr97" draw:layer="layout" svg:x1="4.019cm" svg:y1="13.076cm" svg:x2="4.172cm" svg:y2="13.076cm">
          <text:p/>
        </draw:line>
        <draw:line draw:style-name="gr97" draw:layer="layout" svg:x1="4.096cm" svg:y1="13.043cm" svg:x2="4.096cm" svg:y2="12.89cm">
          <text:p/>
        </draw:line>
        <draw:line draw:style-name="gr97" draw:layer="layout" svg:x1="4.019cm" svg:y1="12.967cm" svg:x2="4.172cm" svg:y2="12.967cm">
          <text:p/>
        </draw:line>
        <draw:line draw:style-name="gr97" draw:layer="layout" svg:x1="4.096cm" svg:y1="12.956cm" svg:x2="4.096cm" svg:y2="12.802cm">
          <text:p/>
        </draw:line>
        <draw:line draw:style-name="gr97" draw:layer="layout" svg:x1="4.019cm" svg:y1="12.879cm" svg:x2="4.172cm" svg:y2="12.879cm">
          <text:p/>
        </draw:line>
        <draw:line draw:style-name="gr97" draw:layer="layout" svg:x1="4.096cm" svg:y1="12.493cm" svg:x2="4.096cm" svg:y2="12.34cm">
          <text:p/>
        </draw:line>
        <draw:line draw:style-name="gr97" draw:layer="layout" svg:x1="4.019cm" svg:y1="12.417cm" svg:x2="4.172cm" svg:y2="12.417cm">
          <text:p/>
        </draw:line>
        <draw:line draw:style-name="gr97" draw:layer="layout" svg:x1="4.096cm" svg:y1="11.634cm" svg:x2="4.096cm" svg:y2="11.481cm">
          <text:p/>
        </draw:line>
        <draw:line draw:style-name="gr97" draw:layer="layout" svg:x1="4.019cm" svg:y1="11.558cm" svg:x2="4.172cm" svg:y2="11.558cm">
          <text:p/>
        </draw:line>
        <draw:line draw:style-name="gr97" draw:layer="layout" svg:x1="4.096cm" svg:y1="11.522cm" svg:x2="4.096cm" svg:y2="11.369cm">
          <text:p/>
        </draw:line>
        <draw:line draw:style-name="gr97" draw:layer="layout" svg:x1="4.019cm" svg:y1="11.446cm" svg:x2="4.172cm" svg:y2="11.446cm">
          <text:p/>
        </draw:line>
        <draw:line draw:style-name="gr97" draw:layer="layout" svg:x1="4.096cm" svg:y1="11.303cm" svg:x2="4.096cm" svg:y2="11.15cm">
          <text:p/>
        </draw:line>
        <draw:line draw:style-name="gr97" draw:layer="layout" svg:x1="4.019cm" svg:y1="11.227cm" svg:x2="4.172cm" svg:y2="11.227cm">
          <text:p/>
        </draw:line>
        <draw:line draw:style-name="gr97" draw:layer="layout" svg:x1="4.096cm" svg:y1="10.928cm" svg:x2="4.096cm" svg:y2="10.775cm">
          <text:p/>
        </draw:line>
        <draw:line draw:style-name="gr97" draw:layer="layout" svg:x1="4.019cm" svg:y1="10.852cm" svg:x2="4.172cm" svg:y2="10.852cm">
          <text:p/>
        </draw:line>
        <draw:line draw:style-name="gr97" draw:layer="layout" svg:x1="4.096cm" svg:y1="10.863cm" svg:x2="4.096cm" svg:y2="10.709cm">
          <text:p/>
        </draw:line>
        <draw:line draw:style-name="gr97" draw:layer="layout" svg:x1="4.019cm" svg:y1="10.786cm" svg:x2="4.172cm" svg:y2="10.786cm">
          <text:p/>
        </draw:line>
        <draw:line draw:style-name="gr97" draw:layer="layout" svg:x1="4.096cm" svg:y1="10.729cm" svg:x2="4.096cm" svg:y2="10.575cm">
          <text:p/>
        </draw:line>
        <draw:line draw:style-name="gr97" draw:layer="layout" svg:x1="4.019cm" svg:y1="10.652cm" svg:x2="4.172cm" svg:y2="10.652cm">
          <text:p/>
        </draw:line>
        <draw:line draw:style-name="gr97" draw:layer="layout" svg:x1="4.096cm" svg:y1="10.575cm" svg:x2="4.096cm" svg:y2="10.422cm">
          <text:p/>
        </draw:line>
        <draw:line draw:style-name="gr97" draw:layer="layout" svg:x1="4.019cm" svg:y1="10.499cm" svg:x2="4.172cm" svg:y2="10.499cm">
          <text:p/>
        </draw:line>
        <draw:line draw:style-name="gr97" draw:layer="layout" svg:x1="4.096cm" svg:y1="10.554cm" svg:x2="4.096cm" svg:y2="10.4cm">
          <text:p/>
        </draw:line>
        <draw:line draw:style-name="gr97" draw:layer="layout" svg:x1="4.019cm" svg:y1="10.477cm" svg:x2="4.172cm" svg:y2="10.477cm">
          <text:p/>
        </draw:line>
        <draw:line draw:style-name="gr97" draw:layer="layout" svg:x1="4.096cm" svg:y1="10.466cm" svg:x2="4.096cm" svg:y2="10.313cm">
          <text:p/>
        </draw:line>
        <draw:line draw:style-name="gr97" draw:layer="layout" svg:x1="4.019cm" svg:y1="10.389cm" svg:x2="4.172cm" svg:y2="10.389cm">
          <text:p/>
        </draw:line>
        <draw:line draw:style-name="gr97" draw:layer="layout" svg:x1="4.096cm" svg:y1="10.378cm" svg:x2="4.096cm" svg:y2="10.225cm">
          <text:p/>
        </draw:line>
        <draw:line draw:style-name="gr97" draw:layer="layout" svg:x1="4.019cm" svg:y1="10.302cm" svg:x2="4.172cm" svg:y2="10.302cm">
          <text:p/>
        </draw:line>
        <draw:line draw:style-name="gr97" draw:layer="layout" svg:x1="4.096cm" svg:y1="8.658cm" svg:x2="4.096cm" svg:y2="8.504cm">
          <text:p/>
        </draw:line>
        <draw:line draw:style-name="gr97" draw:layer="layout" svg:x1="4.019cm" svg:y1="8.581cm" svg:x2="4.172cm" svg:y2="8.581cm">
          <text:p/>
        </draw:line>
        <draw:line draw:style-name="gr97" draw:layer="layout" svg:x1="4.096cm" svg:y1="8.592cm" svg:x2="4.096cm" svg:y2="8.439cm">
          <text:p/>
        </draw:line>
        <draw:line draw:style-name="gr97" draw:layer="layout" svg:x1="4.019cm" svg:y1="8.515cm" svg:x2="4.172cm" svg:y2="8.515cm">
          <text:p/>
        </draw:line>
        <draw:line draw:style-name="gr97" draw:layer="layout" svg:x1="4.096cm" svg:y1="7.623cm" svg:x2="4.096cm" svg:y2="7.47cm">
          <text:p/>
        </draw:line>
        <draw:line draw:style-name="gr97" draw:layer="layout" svg:x1="4.019cm" svg:y1="7.547cm" svg:x2="4.172cm" svg:y2="7.547cm">
          <text:p/>
        </draw:line>
        <draw:line draw:style-name="gr97" draw:layer="layout" svg:x1="4.096cm" svg:y1="7.117cm" svg:x2="4.096cm" svg:y2="6.964cm">
          <text:p/>
        </draw:line>
        <draw:line draw:style-name="gr97" draw:layer="layout" svg:x1="4.019cm" svg:y1="7.04cm" svg:x2="4.172cm" svg:y2="7.04cm">
          <text:p/>
        </draw:line>
        <draw:line draw:style-name="gr97" draw:layer="layout" svg:x1="4.096cm" svg:y1="7.049cm" svg:x2="4.096cm" svg:y2="6.896cm">
          <text:p/>
        </draw:line>
        <draw:line draw:style-name="gr97" draw:layer="layout" svg:x1="4.019cm" svg:y1="6.972cm" svg:x2="4.172cm" svg:y2="6.972cm">
          <text:p/>
        </draw:line>
        <draw:line draw:style-name="gr97" draw:layer="layout" svg:x1="4.096cm" svg:y1="6.918cm" svg:x2="4.096cm" svg:y2="6.764cm">
          <text:p/>
        </draw:line>
        <draw:line draw:style-name="gr97" draw:layer="layout" svg:x1="4.019cm" svg:y1="6.841cm" svg:x2="4.172cm" svg:y2="6.841cm">
          <text:p/>
        </draw:line>
        <draw:line draw:style-name="gr97" draw:layer="layout" svg:x1="4.096cm" svg:y1="6.83cm" svg:x2="4.096cm" svg:y2="6.677cm">
          <text:p/>
        </draw:line>
        <draw:line draw:style-name="gr97" draw:layer="layout" svg:x1="4.019cm" svg:y1="6.753cm" svg:x2="4.172cm" svg:y2="6.753cm">
          <text:p/>
        </draw:line>
        <draw:line draw:style-name="gr97" draw:layer="layout" svg:x1="4.096cm" svg:y1="6.808cm" svg:x2="4.096cm" svg:y2="6.655cm">
          <text:p/>
        </draw:line>
        <draw:line draw:style-name="gr97" draw:layer="layout" svg:x1="4.019cm" svg:y1="6.731cm" svg:x2="4.172cm" svg:y2="6.731cm">
          <text:p/>
        </draw:line>
        <draw:line draw:style-name="gr97" draw:layer="layout" svg:x1="4.096cm" svg:y1="6.699cm" svg:x2="4.096cm" svg:y2="6.545cm">
          <text:p/>
        </draw:line>
        <draw:line draw:style-name="gr97" draw:layer="layout" svg:x1="4.019cm" svg:y1="6.622cm" svg:x2="4.172cm" svg:y2="6.622cm">
          <text:p/>
        </draw:line>
        <draw:line draw:style-name="gr97" draw:layer="layout" svg:x1="4.096cm" svg:y1="6.587cm" svg:x2="4.096cm" svg:y2="6.433cm">
          <text:p/>
        </draw:line>
        <draw:line draw:style-name="gr97" draw:layer="layout" svg:x1="4.019cm" svg:y1="6.51cm" svg:x2="4.172cm" svg:y2="6.51cm">
          <text:p/>
        </draw:line>
        <draw:line draw:style-name="gr97" draw:layer="layout" svg:x1="4.096cm" svg:y1="6.411cm" svg:x2="4.096cm" svg:y2="6.258cm">
          <text:p/>
        </draw:line>
        <draw:line draw:style-name="gr97" draw:layer="layout" svg:x1="4.019cm" svg:y1="6.335cm" svg:x2="4.172cm" svg:y2="6.335cm">
          <text:p/>
        </draw:line>
        <draw:line draw:style-name="gr97" draw:layer="layout" svg:x1="4.096cm" svg:y1="6.256cm" svg:x2="4.096cm" svg:y2="6.102cm">
          <text:p/>
        </draw:line>
        <draw:line draw:style-name="gr97" draw:layer="layout" svg:x1="4.019cm" svg:y1="6.179cm" svg:x2="4.172cm" svg:y2="6.179cm">
          <text:p/>
        </draw:line>
        <draw:line draw:style-name="gr97" draw:layer="layout" svg:x1="4.096cm" svg:y1="6.168cm" svg:x2="4.096cm" svg:y2="6.015cm">
          <text:p/>
        </draw:line>
        <draw:line draw:style-name="gr97" draw:layer="layout" svg:x1="4.019cm" svg:y1="6.091cm" svg:x2="4.172cm" svg:y2="6.091cm">
          <text:p/>
        </draw:line>
        <draw:line draw:style-name="gr97" draw:layer="layout" svg:x1="4.096cm" svg:y1="5.993cm" svg:x2="4.096cm" svg:y2="5.839cm">
          <text:p/>
        </draw:line>
        <draw:line draw:style-name="gr97" draw:layer="layout" svg:x1="4.019cm" svg:y1="5.916cm" svg:x2="4.172cm" svg:y2="5.916cm">
          <text:p/>
        </draw:line>
        <draw:line draw:style-name="gr97" draw:layer="layout" svg:x1="4.096cm" svg:y1="5.971cm" svg:x2="4.096cm" svg:y2="5.818cm">
          <text:p/>
        </draw:line>
        <draw:line draw:style-name="gr97" draw:layer="layout" svg:x1="4.019cm" svg:y1="5.894cm" svg:x2="4.172cm" svg:y2="5.894cm">
          <text:p/>
        </draw:line>
        <draw:line draw:style-name="gr97" draw:layer="layout" svg:x1="4.096cm" svg:y1="5.905cm" svg:x2="4.096cm" svg:y2="5.752cm">
          <text:p/>
        </draw:line>
        <draw:line draw:style-name="gr97" draw:layer="layout" svg:x1="4.019cm" svg:y1="5.828cm" svg:x2="4.172cm" svg:y2="5.828cm">
          <text:p/>
        </draw:line>
        <draw:line draw:style-name="gr97" draw:layer="layout" svg:x1="4.096cm" svg:y1="5.487cm" svg:x2="4.096cm" svg:y2="5.333cm">
          <text:p/>
        </draw:line>
        <draw:line draw:style-name="gr97" draw:layer="layout" svg:x1="4.019cm" svg:y1="5.41cm" svg:x2="4.172cm" svg:y2="5.41cm">
          <text:p/>
        </draw:line>
        <draw:line draw:style-name="gr97" draw:layer="layout" svg:x1="4.096cm" svg:y1="5.09cm" svg:x2="4.096cm" svg:y2="4.936cm">
          <text:p/>
        </draw:line>
        <draw:line draw:style-name="gr97" draw:layer="layout" svg:x1="4.019cm" svg:y1="5.013cm" svg:x2="4.172cm" svg:y2="5.013cm">
          <text:p/>
        </draw:line>
        <draw:line draw:style-name="gr97" draw:layer="layout" svg:x1="4.096cm" svg:y1="4.649cm" svg:x2="4.096cm" svg:y2="4.496cm">
          <text:p/>
        </draw:line>
        <draw:line draw:style-name="gr97" draw:layer="layout" svg:x1="4.019cm" svg:y1="4.573cm" svg:x2="4.172cm" svg:y2="4.573cm">
          <text:p/>
        </draw:line>
        <draw:line draw:style-name="gr97" draw:layer="layout" svg:x1="4.096cm" svg:y1="4.494cm" svg:x2="4.096cm" svg:y2="4.34cm">
          <text:p/>
        </draw:line>
        <draw:line draw:style-name="gr97" draw:layer="layout" svg:x1="4.019cm" svg:y1="4.417cm" svg:x2="4.172cm" svg:y2="4.417cm">
          <text:p/>
        </draw:line>
        <draw:line draw:style-name="gr97" draw:layer="layout" svg:x1="4.096cm" svg:y1="4.362cm" svg:x2="4.096cm" svg:y2="4.209cm">
          <text:p/>
        </draw:line>
        <draw:line draw:style-name="gr97" draw:layer="layout" svg:x1="4.019cm" svg:y1="4.285cm" svg:x2="4.172cm" svg:y2="4.285cm">
          <text:p/>
        </draw:line>
        <draw:line draw:style-name="gr97" draw:layer="layout" svg:x1="4.096cm" svg:y1="4.34cm" svg:x2="4.096cm" svg:y2="4.187cm">
          <text:p/>
        </draw:line>
        <draw:line draw:style-name="gr97" draw:layer="layout" svg:x1="4.019cm" svg:y1="4.264cm" svg:x2="4.172cm" svg:y2="4.264cm">
          <text:p/>
        </draw:line>
        <draw:line draw:style-name="gr97" draw:layer="layout" svg:x1="4.096cm" svg:y1="4.075cm" svg:x2="4.096cm" svg:y2="3.922cm">
          <text:p/>
        </draw:line>
        <draw:line draw:style-name="gr97" draw:layer="layout" svg:x1="4.019cm" svg:y1="3.998cm" svg:x2="4.172cm" svg:y2="3.998cm">
          <text:p/>
        </draw:line>
        <draw:line draw:style-name="gr97" draw:layer="layout" svg:x1="4.096cm" svg:y1="3.744cm" svg:x2="4.096cm" svg:y2="3.591cm">
          <text:p/>
        </draw:line>
        <draw:line draw:style-name="gr97" draw:layer="layout" svg:x1="4.019cm" svg:y1="3.667cm" svg:x2="4.172cm" svg:y2="3.667cm">
          <text:p/>
        </draw:line>
        <draw:line draw:style-name="gr97" draw:layer="layout" svg:x1="4.096cm" svg:y1="3.238cm" svg:x2="4.096cm" svg:y2="3.084cm">
          <text:p/>
        </draw:line>
        <draw:line draw:style-name="gr97" draw:layer="layout" svg:x1="4.019cm" svg:y1="3.161cm" svg:x2="4.172cm" svg:y2="3.161cm">
          <text:p/>
        </draw:line>
        <draw:line draw:style-name="gr97" draw:layer="layout" svg:x1="4.127cm" svg:y1="13.065cm" svg:x2="4.127cm" svg:y2="12.912cm">
          <text:p/>
        </draw:line>
        <draw:line draw:style-name="gr97" draw:layer="layout" svg:x1="4.051cm" svg:y1="12.989cm" svg:x2="4.204cm" svg:y2="12.989cm">
          <text:p/>
        </draw:line>
        <draw:line draw:style-name="gr97" draw:layer="layout" svg:x1="4.127cm" svg:y1="12.272cm" svg:x2="4.127cm" svg:y2="12.118cm">
          <text:p/>
        </draw:line>
        <draw:line draw:style-name="gr97" draw:layer="layout" svg:x1="4.051cm" svg:y1="12.195cm" svg:x2="4.204cm" svg:y2="12.195cm">
          <text:p/>
        </draw:line>
        <draw:line draw:style-name="gr97" draw:layer="layout" svg:x1="4.127cm" svg:y1="12.009cm" svg:x2="4.127cm" svg:y2="11.856cm">
          <text:p/>
        </draw:line>
        <draw:line draw:style-name="gr97" draw:layer="layout" svg:x1="4.051cm" svg:y1="11.932cm" svg:x2="4.204cm" svg:y2="11.932cm">
          <text:p/>
        </draw:line>
        <draw:line draw:style-name="gr97" draw:layer="layout" svg:x1="4.127cm" svg:y1="11.809cm" svg:x2="4.127cm" svg:y2="11.656cm">
          <text:p/>
        </draw:line>
        <draw:line draw:style-name="gr97" draw:layer="layout" svg:x1="4.051cm" svg:y1="11.733cm" svg:x2="4.204cm" svg:y2="11.733cm">
          <text:p/>
        </draw:line>
        <draw:line draw:style-name="gr97" draw:layer="layout" svg:x1="4.127cm" svg:y1="11.413cm" svg:x2="4.127cm" svg:y2="11.259cm">
          <text:p/>
        </draw:line>
        <draw:line draw:style-name="gr97" draw:layer="layout" svg:x1="4.051cm" svg:y1="11.336cm" svg:x2="4.204cm" svg:y2="11.336cm">
          <text:p/>
        </draw:line>
        <draw:line draw:style-name="gr97" draw:layer="layout" svg:x1="4.127cm" svg:y1="11.216cm" svg:x2="4.127cm" svg:y2="11.062cm">
          <text:p/>
        </draw:line>
        <draw:line draw:style-name="gr97" draw:layer="layout" svg:x1="4.051cm" svg:y1="11.139cm" svg:x2="4.204cm" svg:y2="11.139cm">
          <text:p/>
        </draw:line>
        <draw:line draw:style-name="gr97" draw:layer="layout" svg:x1="4.127cm" svg:y1="11.06cm" svg:x2="4.127cm" svg:y2="10.906cm">
          <text:p/>
        </draw:line>
        <draw:line draw:style-name="gr97" draw:layer="layout" svg:x1="4.051cm" svg:y1="10.983cm" svg:x2="4.204cm" svg:y2="10.983cm">
          <text:p/>
        </draw:line>
        <draw:line draw:style-name="gr97" draw:layer="layout" svg:x1="4.127cm" svg:y1="11.016cm" svg:x2="4.127cm" svg:y2="10.863cm">
          <text:p/>
        </draw:line>
        <draw:line draw:style-name="gr97" draw:layer="layout" svg:x1="4.051cm" svg:y1="10.939cm" svg:x2="4.204cm" svg:y2="10.939cm">
          <text:p/>
        </draw:line>
        <draw:line draw:style-name="gr97" draw:layer="layout" svg:x1="4.127cm" svg:y1="10.488cm" svg:x2="4.127cm" svg:y2="10.335cm">
          <text:p/>
        </draw:line>
        <draw:line draw:style-name="gr97" draw:layer="layout" svg:x1="4.051cm" svg:y1="10.411cm" svg:x2="4.204cm" svg:y2="10.411cm">
          <text:p/>
        </draw:line>
        <draw:line draw:style-name="gr97" draw:layer="layout" svg:x1="4.127cm" svg:y1="10.113cm" svg:x2="4.127cm" svg:y2="9.96cm">
          <text:p/>
        </draw:line>
        <draw:line draw:style-name="gr97" draw:layer="layout" svg:x1="4.051cm" svg:y1="10.036cm" svg:x2="4.204cm" svg:y2="10.036cm">
          <text:p/>
        </draw:line>
        <draw:line draw:style-name="gr97" draw:layer="layout" svg:x1="4.127cm" svg:y1="9.607cm" svg:x2="4.127cm" svg:y2="9.454cm">
          <text:p/>
        </draw:line>
        <draw:line draw:style-name="gr97" draw:layer="layout" svg:x1="4.051cm" svg:y1="9.53cm" svg:x2="4.204cm" svg:y2="9.53cm">
          <text:p/>
        </draw:line>
        <draw:line draw:style-name="gr97" draw:layer="layout" svg:x1="4.127cm" svg:y1="9.517cm" svg:x2="4.127cm" svg:y2="9.363cm">
          <text:p/>
        </draw:line>
        <draw:line draw:style-name="gr97" draw:layer="layout" svg:x1="4.051cm" svg:y1="9.44cm" svg:x2="4.204cm" svg:y2="9.44cm">
          <text:p/>
        </draw:line>
        <draw:line draw:style-name="gr97" draw:layer="layout" svg:x1="4.127cm" svg:y1="9.407cm" svg:x2="4.127cm" svg:y2="9.254cm">
          <text:p/>
        </draw:line>
        <draw:line draw:style-name="gr97" draw:layer="layout" svg:x1="4.051cm" svg:y1="9.331cm" svg:x2="4.204cm" svg:y2="9.331cm">
          <text:p/>
        </draw:line>
        <draw:line draw:style-name="gr97" draw:layer="layout" svg:x1="4.127cm" svg:y1="9.144cm" svg:x2="4.127cm" svg:y2="8.991cm">
          <text:p/>
        </draw:line>
        <draw:line draw:style-name="gr97" draw:layer="layout" svg:x1="4.051cm" svg:y1="9.068cm" svg:x2="4.204cm" svg:y2="9.068cm">
          <text:p/>
        </draw:line>
        <draw:line draw:style-name="gr97" draw:layer="layout" svg:x1="4.127cm" svg:y1="9.076cm" svg:x2="4.127cm" svg:y2="8.923cm">
          <text:p/>
        </draw:line>
        <draw:line draw:style-name="gr97" draw:layer="layout" svg:x1="4.051cm" svg:y1="9cm" svg:x2="4.204cm" svg:y2="9cm">
          <text:p/>
        </draw:line>
        <draw:line draw:style-name="gr97" draw:layer="layout" svg:x1="4.127cm" svg:y1="8.723cm" svg:x2="4.127cm" svg:y2="8.57cm">
          <text:p/>
        </draw:line>
        <draw:line draw:style-name="gr97" draw:layer="layout" svg:x1="4.051cm" svg:y1="8.647cm" svg:x2="4.204cm" svg:y2="8.647cm">
          <text:p/>
        </draw:line>
        <draw:line draw:style-name="gr97" draw:layer="layout" svg:x1="4.127cm" svg:y1="8.064cm" svg:x2="4.127cm" svg:y2="7.911cm">
          <text:p/>
        </draw:line>
        <draw:line draw:style-name="gr97" draw:layer="layout" svg:x1="4.051cm" svg:y1="7.987cm" svg:x2="4.204cm" svg:y2="7.987cm">
          <text:p/>
        </draw:line>
        <draw:line draw:style-name="gr97" draw:layer="layout" svg:x1="4.127cm" svg:y1="7.711cm" svg:x2="4.127cm" svg:y2="7.558cm">
          <text:p/>
        </draw:line>
        <draw:line draw:style-name="gr97" draw:layer="layout" svg:x1="4.051cm" svg:y1="7.634cm" svg:x2="4.204cm" svg:y2="7.634cm">
          <text:p/>
        </draw:line>
        <draw:line draw:style-name="gr97" draw:layer="layout" svg:x1="4.127cm" svg:y1="7.601cm" svg:x2="4.127cm" svg:y2="7.448cm">
          <text:p/>
        </draw:line>
        <draw:line draw:style-name="gr97" draw:layer="layout" svg:x1="4.051cm" svg:y1="7.525cm" svg:x2="4.204cm" svg:y2="7.525cm">
          <text:p/>
        </draw:line>
        <draw:line draw:style-name="gr97" draw:layer="layout" svg:x1="4.127cm" svg:y1="7.38cm" svg:x2="4.127cm" svg:y2="7.227cm">
          <text:p/>
        </draw:line>
        <draw:line draw:style-name="gr97" draw:layer="layout" svg:x1="4.051cm" svg:y1="7.303cm" svg:x2="4.204cm" svg:y2="7.303cm">
          <text:p/>
        </draw:line>
        <draw:line draw:style-name="gr97" draw:layer="layout" svg:x1="4.127cm" svg:y1="7.071cm" svg:x2="4.127cm" svg:y2="6.918cm">
          <text:p/>
        </draw:line>
        <draw:line draw:style-name="gr97" draw:layer="layout" svg:x1="4.051cm" svg:y1="6.994cm" svg:x2="4.204cm" svg:y2="6.994cm">
          <text:p/>
        </draw:line>
        <draw:line draw:style-name="gr97" draw:layer="layout" svg:x1="4.127cm" svg:y1="6.786cm" svg:x2="4.127cm" svg:y2="6.633cm">
          <text:p/>
        </draw:line>
        <draw:line draw:style-name="gr97" draw:layer="layout" svg:x1="4.051cm" svg:y1="6.709cm" svg:x2="4.204cm" svg:y2="6.709cm">
          <text:p/>
        </draw:line>
        <draw:line draw:style-name="gr97" draw:layer="layout" svg:x1="4.127cm" svg:y1="6.674cm" svg:x2="4.127cm" svg:y2="6.521cm">
          <text:p/>
        </draw:line>
        <draw:line draw:style-name="gr97" draw:layer="layout" svg:x1="4.051cm" svg:y1="6.598cm" svg:x2="4.204cm" svg:y2="6.598cm">
          <text:p/>
        </draw:line>
        <draw:line draw:style-name="gr97" draw:layer="layout" svg:x1="4.127cm" svg:y1="6.234cm" svg:x2="4.127cm" svg:y2="6.08cm">
          <text:p/>
        </draw:line>
        <draw:line draw:style-name="gr97" draw:layer="layout" svg:x1="4.051cm" svg:y1="6.157cm" svg:x2="4.204cm" svg:y2="6.157cm">
          <text:p/>
        </draw:line>
        <draw:line draw:style-name="gr97" draw:layer="layout" svg:x1="4.127cm" svg:y1="6.102cm" svg:x2="4.127cm" svg:y2="5.949cm">
          <text:p/>
        </draw:line>
        <draw:line draw:style-name="gr97" draw:layer="layout" svg:x1="4.051cm" svg:y1="6.026cm" svg:x2="4.204cm" svg:y2="6.026cm">
          <text:p/>
        </draw:line>
        <draw:line draw:style-name="gr97" draw:layer="layout" svg:x1="4.127cm" svg:y1="5.927cm" svg:x2="4.127cm" svg:y2="5.774cm">
          <text:p/>
        </draw:line>
        <draw:line draw:style-name="gr97" draw:layer="layout" svg:x1="4.051cm" svg:y1="5.85cm" svg:x2="4.204cm" svg:y2="5.85cm">
          <text:p/>
        </draw:line>
        <draw:line draw:style-name="gr97" draw:layer="layout" svg:x1="4.127cm" svg:y1="5.883cm" svg:x2="4.127cm" svg:y2="5.73cm">
          <text:p/>
        </draw:line>
        <draw:line draw:style-name="gr97" draw:layer="layout" svg:x1="4.051cm" svg:y1="5.807cm" svg:x2="4.204cm" svg:y2="5.807cm">
          <text:p/>
        </draw:line>
        <draw:line draw:style-name="gr97" draw:layer="layout" svg:x1="4.127cm" svg:y1="5.465cm" svg:x2="4.127cm" svg:y2="5.311cm">
          <text:p/>
        </draw:line>
        <draw:line draw:style-name="gr97" draw:layer="layout" svg:x1="4.051cm" svg:y1="5.388cm" svg:x2="4.204cm" svg:y2="5.388cm">
          <text:p/>
        </draw:line>
        <draw:line draw:style-name="gr97" draw:layer="layout" svg:x1="4.127cm" svg:y1="5.243cm" svg:x2="4.127cm" svg:y2="5.09cm">
          <text:p/>
        </draw:line>
        <draw:line draw:style-name="gr97" draw:layer="layout" svg:x1="4.051cm" svg:y1="5.166cm" svg:x2="4.204cm" svg:y2="5.166cm">
          <text:p/>
        </draw:line>
        <draw:line draw:style-name="gr97" draw:layer="layout" svg:x1="4.127cm" svg:y1="5.09cm" svg:x2="4.127cm" svg:y2="4.936cm">
          <text:p/>
        </draw:line>
        <draw:line draw:style-name="gr97" draw:layer="layout" svg:x1="4.051cm" svg:y1="5.013cm" svg:x2="4.204cm" svg:y2="5.013cm">
          <text:p/>
        </draw:line>
        <draw:line draw:style-name="gr97" draw:layer="layout" svg:x1="4.127cm" svg:y1="5.044cm" svg:x2="4.127cm" svg:y2="4.89cm">
          <text:p/>
        </draw:line>
        <draw:line draw:style-name="gr97" draw:layer="layout" svg:x1="4.051cm" svg:y1="4.967cm" svg:x2="4.204cm" svg:y2="4.967cm">
          <text:p/>
        </draw:line>
        <draw:line draw:style-name="gr97" draw:layer="layout" svg:x1="4.127cm" svg:y1="4.934cm" svg:x2="4.127cm" svg:y2="4.781cm">
          <text:p/>
        </draw:line>
        <draw:line draw:style-name="gr97" draw:layer="layout" svg:x1="4.051cm" svg:y1="4.857cm" svg:x2="4.204cm" svg:y2="4.857cm">
          <text:p/>
        </draw:line>
        <draw:line draw:style-name="gr97" draw:layer="layout" svg:x1="4.127cm" svg:y1="4.715cm" svg:x2="4.127cm" svg:y2="4.562cm">
          <text:p/>
        </draw:line>
        <draw:line draw:style-name="gr97" draw:layer="layout" svg:x1="4.051cm" svg:y1="4.638cm" svg:x2="4.204cm" svg:y2="4.638cm">
          <text:p/>
        </draw:line>
        <draw:line draw:style-name="gr97" draw:layer="layout" svg:x1="4.127cm" svg:y1="4.693cm" svg:x2="4.127cm" svg:y2="4.54cm">
          <text:p/>
        </draw:line>
        <draw:line draw:style-name="gr97" draw:layer="layout" svg:x1="4.051cm" svg:y1="4.616cm" svg:x2="4.204cm" svg:y2="4.616cm">
          <text:p/>
        </draw:line>
        <draw:line draw:style-name="gr97" draw:layer="layout" svg:x1="4.127cm" svg:y1="4.515cm" svg:x2="4.127cm" svg:y2="4.362cm">
          <text:p/>
        </draw:line>
        <draw:line draw:style-name="gr97" draw:layer="layout" svg:x1="4.051cm" svg:y1="4.439cm" svg:x2="4.204cm" svg:y2="4.439cm">
          <text:p/>
        </draw:line>
        <draw:line draw:style-name="gr97" draw:layer="layout" svg:x1="4.127cm" svg:y1="3.922cm" svg:x2="4.127cm" svg:y2="3.768cm">
          <text:p/>
        </draw:line>
        <draw:line draw:style-name="gr97" draw:layer="layout" svg:x1="4.051cm" svg:y1="3.845cm" svg:x2="4.204cm" svg:y2="3.845cm">
          <text:p/>
        </draw:line>
        <draw:line draw:style-name="gr97" draw:layer="layout" svg:x1="4.127cm" svg:y1="3.678cm" svg:x2="4.127cm" svg:y2="3.525cm">
          <text:p/>
        </draw:line>
        <draw:line draw:style-name="gr97" draw:layer="layout" svg:x1="4.051cm" svg:y1="3.602cm" svg:x2="4.204cm" svg:y2="3.602cm">
          <text:p/>
        </draw:line>
        <draw:line draw:style-name="gr97" draw:layer="layout" svg:x1="4.127cm" svg:y1="3.634cm" svg:x2="4.127cm" svg:y2="3.481cm">
          <text:p/>
        </draw:line>
        <draw:line draw:style-name="gr97" draw:layer="layout" svg:x1="4.051cm" svg:y1="3.558cm" svg:x2="4.204cm" svg:y2="3.558cm">
          <text:p/>
        </draw:line>
        <draw:line draw:style-name="gr97" draw:layer="layout" svg:x1="4.127cm" svg:y1="3.591cm" svg:x2="4.127cm" svg:y2="3.437cm">
          <text:p/>
        </draw:line>
        <draw:line draw:style-name="gr97" draw:layer="layout" svg:x1="4.051cm" svg:y1="3.514cm" svg:x2="4.204cm" svg:y2="3.514cm">
          <text:p/>
        </draw:line>
        <draw:line draw:style-name="gr97" draw:layer="layout" svg:x1="4.127cm" svg:y1="3.391cm" svg:x2="4.127cm" svg:y2="3.238cm">
          <text:p/>
        </draw:line>
        <draw:line draw:style-name="gr97" draw:layer="layout" svg:x1="4.051cm" svg:y1="3.314cm" svg:x2="4.204cm" svg:y2="3.314cm">
          <text:p/>
        </draw:line>
        <draw:line draw:style-name="gr97" draw:layer="layout" svg:x1="4.127cm" svg:y1="3.303cm" svg:x2="4.127cm" svg:y2="3.15cm">
          <text:p/>
        </draw:line>
        <draw:line draw:style-name="gr97" draw:layer="layout" svg:x1="4.051cm" svg:y1="3.227cm" svg:x2="4.204cm" svg:y2="3.227cm">
          <text:p/>
        </draw:line>
        <draw:line draw:style-name="gr97" draw:layer="layout" svg:x1="4.127cm" svg:y1="3.172cm" svg:x2="4.127cm" svg:y2="3.019cm">
          <text:p/>
        </draw:line>
        <draw:line draw:style-name="gr97" draw:layer="layout" svg:x1="4.051cm" svg:y1="3.095cm" svg:x2="4.204cm" svg:y2="3.095cm">
          <text:p/>
        </draw:line>
        <draw:line draw:style-name="gr97" draw:layer="layout" svg:x1="4.156cm" svg:y1="13.374cm" svg:x2="4.156cm" svg:y2="13.221cm">
          <text:p/>
        </draw:line>
        <draw:line draw:style-name="gr97" draw:layer="layout" svg:x1="4.08cm" svg:y1="13.298cm" svg:x2="4.233cm" svg:y2="13.298cm">
          <text:p/>
        </draw:line>
        <draw:line draw:style-name="gr97" draw:layer="layout" svg:x1="4.156cm" svg:y1="13cm" svg:x2="4.156cm" svg:y2="12.846cm">
          <text:p/>
        </draw:line>
        <draw:line draw:style-name="gr97" draw:layer="layout" svg:x1="4.08cm" svg:y1="12.923cm" svg:x2="4.233cm" svg:y2="12.923cm">
          <text:p/>
        </draw:line>
        <draw:line draw:style-name="gr97" draw:layer="layout" svg:x1="4.156cm" svg:y1="12.778cm" svg:x2="4.156cm" svg:y2="12.625cm">
          <text:p/>
        </draw:line>
        <draw:line draw:style-name="gr97" draw:layer="layout" svg:x1="4.08cm" svg:y1="12.701cm" svg:x2="4.233cm" svg:y2="12.701cm">
          <text:p/>
        </draw:line>
        <draw:line draw:style-name="gr97" draw:layer="layout" svg:x1="4.156cm" svg:y1="12.272cm" svg:x2="4.156cm" svg:y2="12.118cm">
          <text:p/>
        </draw:line>
        <draw:line draw:style-name="gr97" draw:layer="layout" svg:x1="4.08cm" svg:y1="12.195cm" svg:x2="4.233cm" svg:y2="12.195cm">
          <text:p/>
        </draw:line>
        <draw:line draw:style-name="gr97" draw:layer="layout" svg:x1="4.156cm" svg:y1="12.053cm" svg:x2="4.156cm" svg:y2="11.899cm">
          <text:p/>
        </draw:line>
        <draw:line draw:style-name="gr97" draw:layer="layout" svg:x1="4.08cm" svg:y1="11.976cm" svg:x2="4.233cm" svg:y2="11.976cm">
          <text:p/>
        </draw:line>
        <draw:line draw:style-name="gr97" draw:layer="layout" svg:x1="4.156cm" svg:y1="11.919cm" svg:x2="4.156cm" svg:y2="11.766cm">
          <text:p/>
        </draw:line>
        <draw:line draw:style-name="gr97" draw:layer="layout" svg:x1="4.08cm" svg:y1="11.842cm" svg:x2="4.233cm" svg:y2="11.842cm">
          <text:p/>
        </draw:line>
        <draw:line draw:style-name="gr97" draw:layer="layout" svg:x1="4.156cm" svg:y1="11.853cm" svg:x2="4.156cm" svg:y2="11.7cm">
          <text:p/>
        </draw:line>
        <draw:line draw:style-name="gr97" draw:layer="layout" svg:x1="4.08cm" svg:y1="11.777cm" svg:x2="4.233cm" svg:y2="11.777cm">
          <text:p/>
        </draw:line>
        <draw:line draw:style-name="gr97" draw:layer="layout" svg:x1="4.156cm" svg:y1="11.787cm" svg:x2="4.156cm" svg:y2="11.634cm">
          <text:p/>
        </draw:line>
        <draw:line draw:style-name="gr97" draw:layer="layout" svg:x1="4.08cm" svg:y1="11.711cm" svg:x2="4.233cm" svg:y2="11.711cm">
          <text:p/>
        </draw:line>
        <draw:line draw:style-name="gr97" draw:layer="layout" svg:x1="4.156cm" svg:y1="11.544cm" svg:x2="4.156cm" svg:y2="11.391cm">
          <text:p/>
        </draw:line>
        <draw:line draw:style-name="gr97" draw:layer="layout" svg:x1="4.08cm" svg:y1="11.467cm" svg:x2="4.233cm" svg:y2="11.467cm">
          <text:p/>
        </draw:line>
        <draw:line draw:style-name="gr97" draw:layer="layout" svg:x1="4.156cm" svg:y1="11.104cm" svg:x2="4.156cm" svg:y2="10.95cm">
          <text:p/>
        </draw:line>
        <draw:line draw:style-name="gr97" draw:layer="layout" svg:x1="4.08cm" svg:y1="11.027cm" svg:x2="4.233cm" svg:y2="11.027cm">
          <text:p/>
        </draw:line>
        <draw:line draw:style-name="gr97" draw:layer="layout" svg:x1="4.156cm" svg:y1="10.751cm" svg:x2="4.156cm" svg:y2="10.597cm">
          <text:p/>
        </draw:line>
        <draw:line draw:style-name="gr97" draw:layer="layout" svg:x1="4.08cm" svg:y1="10.674cm" svg:x2="4.233cm" svg:y2="10.674cm">
          <text:p/>
        </draw:line>
        <draw:line draw:style-name="gr97" draw:layer="layout" svg:x1="4.156cm" svg:y1="10.532cm" svg:x2="4.156cm" svg:y2="10.378cm">
          <text:p/>
        </draw:line>
        <draw:line draw:style-name="gr97" draw:layer="layout" svg:x1="4.08cm" svg:y1="10.455cm" svg:x2="4.233cm" svg:y2="10.455cm">
          <text:p/>
        </draw:line>
        <draw:line draw:style-name="gr97" draw:layer="layout" svg:x1="4.156cm" svg:y1="9.96cm" svg:x2="4.156cm" svg:y2="9.806cm">
          <text:p/>
        </draw:line>
        <draw:line draw:style-name="gr97" draw:layer="layout" svg:x1="4.08cm" svg:y1="9.883cm" svg:x2="4.233cm" svg:y2="9.883cm">
          <text:p/>
        </draw:line>
        <draw:line draw:style-name="gr97" draw:layer="layout" svg:x1="4.156cm" svg:y1="9.87cm" svg:x2="4.156cm" svg:y2="9.716cm">
          <text:p/>
        </draw:line>
        <draw:line draw:style-name="gr97" draw:layer="layout" svg:x1="4.08cm" svg:y1="9.793cm" svg:x2="4.233cm" svg:y2="9.793cm">
          <text:p/>
        </draw:line>
        <draw:line draw:style-name="gr97" draw:layer="layout" svg:x1="4.156cm" svg:y1="8.77cm" svg:x2="4.156cm" svg:y2="8.616cm">
          <text:p/>
        </draw:line>
        <draw:line draw:style-name="gr97" draw:layer="layout" svg:x1="4.08cm" svg:y1="8.693cm" svg:x2="4.233cm" svg:y2="8.693cm">
          <text:p/>
        </draw:line>
        <draw:line draw:style-name="gr97" draw:layer="layout" svg:x1="4.156cm" svg:y1="8.57cm" svg:x2="4.156cm" svg:y2="8.417cm">
          <text:p/>
        </draw:line>
        <draw:line draw:style-name="gr97" draw:layer="layout" svg:x1="4.08cm" svg:y1="8.493cm" svg:x2="4.233cm" svg:y2="8.493cm">
          <text:p/>
        </draw:line>
        <draw:line draw:style-name="gr97" draw:layer="layout" svg:x1="4.156cm" svg:y1="8.217cm" svg:x2="4.156cm" svg:y2="8.064cm">
          <text:p/>
        </draw:line>
        <draw:line draw:style-name="gr97" draw:layer="layout" svg:x1="4.08cm" svg:y1="8.141cm" svg:x2="4.233cm" svg:y2="8.141cm">
          <text:p/>
        </draw:line>
        <draw:line draw:style-name="gr97" draw:layer="layout" svg:x1="4.156cm" svg:y1="8.086cm" svg:x2="4.156cm" svg:y2="7.932cm">
          <text:p/>
        </draw:line>
        <draw:line draw:style-name="gr97" draw:layer="layout" svg:x1="4.08cm" svg:y1="8.009cm" svg:x2="4.233cm" svg:y2="8.009cm">
          <text:p/>
        </draw:line>
        <draw:line draw:style-name="gr97" draw:layer="layout" svg:x1="4.156cm" svg:y1="7.38cm" svg:x2="4.156cm" svg:y2="7.227cm">
          <text:p/>
        </draw:line>
        <draw:line draw:style-name="gr97" draw:layer="layout" svg:x1="4.08cm" svg:y1="7.303cm" svg:x2="4.233cm" svg:y2="7.303cm">
          <text:p/>
        </draw:line>
        <draw:line draw:style-name="gr97" draw:layer="layout" svg:x1="4.156cm" svg:y1="7.336cm" svg:x2="4.156cm" svg:y2="7.183cm">
          <text:p/>
        </draw:line>
        <draw:line draw:style-name="gr97" draw:layer="layout" svg:x1="4.08cm" svg:y1="7.26cm" svg:x2="4.233cm" svg:y2="7.26cm">
          <text:p/>
        </draw:line>
        <draw:line draw:style-name="gr97" draw:layer="layout" svg:x1="4.156cm" svg:y1="7.071cm" svg:x2="4.156cm" svg:y2="6.918cm">
          <text:p/>
        </draw:line>
        <draw:line draw:style-name="gr97" draw:layer="layout" svg:x1="4.08cm" svg:y1="6.994cm" svg:x2="4.233cm" svg:y2="6.994cm">
          <text:p/>
        </draw:line>
        <draw:line draw:style-name="gr97" draw:layer="layout" svg:x1="4.156cm" svg:y1="6.368cm" svg:x2="4.156cm" svg:y2="6.214cm">
          <text:p/>
        </draw:line>
        <draw:line draw:style-name="gr97" draw:layer="layout" svg:x1="4.08cm" svg:y1="6.291cm" svg:x2="4.233cm" svg:y2="6.291cm">
          <text:p/>
        </draw:line>
        <draw:line draw:style-name="gr97" draw:layer="layout" svg:x1="4.156cm" svg:y1="6.19cm" svg:x2="4.156cm" svg:y2="6.037cm">
          <text:p/>
        </draw:line>
        <draw:line draw:style-name="gr97" draw:layer="layout" svg:x1="4.08cm" svg:y1="6.113cm" svg:x2="4.233cm" svg:y2="6.113cm">
          <text:p/>
        </draw:line>
        <draw:line draw:style-name="gr97" draw:layer="layout" svg:x1="4.156cm" svg:y1="6.146cm" svg:x2="4.156cm" svg:y2="5.993cm">
          <text:p/>
        </draw:line>
        <draw:line draw:style-name="gr97" draw:layer="layout" svg:x1="4.08cm" svg:y1="6.069cm" svg:x2="4.233cm" svg:y2="6.069cm">
          <text:p/>
        </draw:line>
        <draw:line draw:style-name="gr97" draw:layer="layout" svg:x1="4.156cm" svg:y1="6.058cm" svg:x2="4.156cm" svg:y2="5.905cm">
          <text:p/>
        </draw:line>
        <draw:line draw:style-name="gr97" draw:layer="layout" svg:x1="4.08cm" svg:y1="5.982cm" svg:x2="4.233cm" svg:y2="5.982cm">
          <text:p/>
        </draw:line>
        <draw:line draw:style-name="gr97" draw:layer="layout" svg:x1="4.156cm" svg:y1="6.015cm" svg:x2="4.156cm" svg:y2="5.861cm">
          <text:p/>
        </draw:line>
        <draw:line draw:style-name="gr97" draw:layer="layout" svg:x1="4.08cm" svg:y1="5.938cm" svg:x2="4.233cm" svg:y2="5.938cm">
          <text:p/>
        </draw:line>
        <draw:line draw:style-name="gr97" draw:layer="layout" svg:x1="4.156cm" svg:y1="5.749cm" svg:x2="4.156cm" svg:y2="5.596cm">
          <text:p/>
        </draw:line>
        <draw:line draw:style-name="gr97" draw:layer="layout" svg:x1="4.08cm" svg:y1="5.673cm" svg:x2="4.233cm" svg:y2="5.673cm">
          <text:p/>
        </draw:line>
        <draw:line draw:style-name="gr97" draw:layer="layout" svg:x1="4.156cm" svg:y1="5.684cm" svg:x2="4.156cm" svg:y2="5.53cm">
          <text:p/>
        </draw:line>
        <draw:line draw:style-name="gr97" draw:layer="layout" svg:x1="4.08cm" svg:y1="5.607cm" svg:x2="4.233cm" svg:y2="5.607cm">
          <text:p/>
        </draw:line>
        <draw:line draw:style-name="gr97" draw:layer="layout" svg:x1="4.156cm" svg:y1="5.618cm" svg:x2="4.156cm" svg:y2="5.465cm">
          <text:p/>
        </draw:line>
        <draw:line draw:style-name="gr97" draw:layer="layout" svg:x1="4.08cm" svg:y1="5.541cm" svg:x2="4.233cm" svg:y2="5.541cm">
          <text:p/>
        </draw:line>
        <draw:line draw:style-name="gr97" draw:layer="layout" svg:x1="4.156cm" svg:y1="5.396cm" svg:x2="4.156cm" svg:y2="5.243cm">
          <text:p/>
        </draw:line>
        <draw:line draw:style-name="gr97" draw:layer="layout" svg:x1="4.08cm" svg:y1="5.32cm" svg:x2="4.233cm" svg:y2="5.32cm">
          <text:p/>
        </draw:line>
        <draw:line draw:style-name="gr97" draw:layer="layout" svg:x1="4.156cm" svg:y1="4.825cm" svg:x2="4.156cm" svg:y2="4.671cm">
          <text:p/>
        </draw:line>
        <draw:line draw:style-name="gr97" draw:layer="layout" svg:x1="4.08cm" svg:y1="4.748cm" svg:x2="4.233cm" svg:y2="4.748cm">
          <text:p/>
        </draw:line>
        <draw:line draw:style-name="gr97" draw:layer="layout" svg:x1="4.156cm" svg:y1="4.803cm" svg:x2="4.156cm" svg:y2="4.649cm">
          <text:p/>
        </draw:line>
        <draw:line draw:style-name="gr97" draw:layer="layout" svg:x1="4.08cm" svg:y1="4.726cm" svg:x2="4.233cm" svg:y2="4.726cm">
          <text:p/>
        </draw:line>
        <draw:line draw:style-name="gr97" draw:layer="layout" svg:x1="4.156cm" svg:y1="4.581cm" svg:x2="4.156cm" svg:y2="4.428cm">
          <text:p/>
        </draw:line>
        <draw:line draw:style-name="gr97" draw:layer="layout" svg:x1="4.08cm" svg:y1="4.505cm" svg:x2="4.233cm" svg:y2="4.505cm">
          <text:p/>
        </draw:line>
        <draw:line draw:style-name="gr97" draw:layer="layout" svg:x1="4.156cm" svg:y1="4.472cm" svg:x2="4.156cm" svg:y2="4.318cm">
          <text:p/>
        </draw:line>
        <draw:line draw:style-name="gr97" draw:layer="layout" svg:x1="4.08cm" svg:y1="4.395cm" svg:x2="4.233cm" svg:y2="4.395cm">
          <text:p/>
        </draw:line>
        <draw:line draw:style-name="gr97" draw:layer="layout" svg:x1="4.156cm" svg:y1="4.119cm" svg:x2="4.156cm" svg:y2="3.965cm">
          <text:p/>
        </draw:line>
        <draw:line draw:style-name="gr97" draw:layer="layout" svg:x1="4.08cm" svg:y1="4.042cm" svg:x2="4.233cm" svg:y2="4.042cm">
          <text:p/>
        </draw:line>
        <draw:line draw:style-name="gr97" draw:layer="layout" svg:x1="4.156cm" svg:y1="3.987cm" svg:x2="4.156cm" svg:y2="3.834cm">
          <text:p/>
        </draw:line>
        <draw:line draw:style-name="gr97" draw:layer="layout" svg:x1="4.08cm" svg:y1="3.911cm" svg:x2="4.233cm" svg:y2="3.911cm">
          <text:p/>
        </draw:line>
        <draw:line draw:style-name="gr97" draw:layer="layout" svg:x1="4.156cm" svg:y1="3.9cm" svg:x2="4.156cm" svg:y2="3.746cm">
          <text:p/>
        </draw:line>
        <draw:line draw:style-name="gr97" draw:layer="layout" svg:x1="4.08cm" svg:y1="3.823cm" svg:x2="4.233cm" svg:y2="3.823cm">
          <text:p/>
        </draw:line>
        <draw:line draw:style-name="gr97" draw:layer="layout" svg:x1="4.156cm" svg:y1="3.369cm" svg:x2="4.156cm" svg:y2="3.216cm">
          <text:p/>
        </draw:line>
        <draw:line draw:style-name="gr97" draw:layer="layout" svg:x1="4.08cm" svg:y1="3.293cm" svg:x2="4.233cm" svg:y2="3.293cm">
          <text:p/>
        </draw:line>
        <draw:line draw:style-name="gr97" draw:layer="layout" svg:x1="4.156cm" svg:y1="2.972cm" svg:x2="4.156cm" svg:y2="2.819cm">
          <text:p/>
        </draw:line>
        <draw:line draw:style-name="gr97" draw:layer="layout" svg:x1="4.08cm" svg:y1="2.896cm" svg:x2="4.233cm" svg:y2="2.896cm">
          <text:p/>
        </draw:line>
        <draw:line draw:style-name="gr97" draw:layer="layout" svg:x1="4.156cm" svg:y1="2.863cm" svg:x2="4.156cm" svg:y2="2.71cm">
          <text:p/>
        </draw:line>
        <draw:line draw:style-name="gr97" draw:layer="layout" svg:x1="4.08cm" svg:y1="2.786cm" svg:x2="4.233cm" svg:y2="2.786cm">
          <text:p/>
        </draw:line>
        <draw:line draw:style-name="gr97" draw:layer="layout" svg:x1="4.188cm" svg:y1="13.33cm" svg:x2="4.188cm" svg:y2="13.177cm">
          <text:p/>
        </draw:line>
        <draw:line draw:style-name="gr97" draw:layer="layout" svg:x1="4.111cm" svg:y1="13.254cm" svg:x2="4.265cm" svg:y2="13.254cm">
          <text:p/>
        </draw:line>
        <draw:line draw:style-name="gr97" draw:layer="layout" svg:x1="4.188cm" svg:y1="13.197cm" svg:x2="4.188cm" svg:y2="13.043cm">
          <text:p/>
        </draw:line>
        <draw:line draw:style-name="gr97" draw:layer="layout" svg:x1="4.111cm" svg:y1="13.12cm" svg:x2="4.265cm" svg:y2="13.12cm">
          <text:p/>
        </draw:line>
        <draw:line draw:style-name="gr97" draw:layer="layout" svg:x1="4.188cm" svg:y1="13.153cm" svg:x2="4.188cm" svg:y2="13cm">
          <text:p/>
        </draw:line>
        <draw:line draw:style-name="gr97" draw:layer="layout" svg:x1="4.111cm" svg:y1="13.076cm" svg:x2="4.265cm" svg:y2="13.076cm">
          <text:p/>
        </draw:line>
        <draw:line draw:style-name="gr97" draw:layer="layout" svg:x1="4.188cm" svg:y1="12.956cm" svg:x2="4.188cm" svg:y2="12.802cm">
          <text:p/>
        </draw:line>
        <draw:line draw:style-name="gr97" draw:layer="layout" svg:x1="4.111cm" svg:y1="12.879cm" svg:x2="4.265cm" svg:y2="12.879cm">
          <text:p/>
        </draw:line>
        <draw:line draw:style-name="gr97" draw:layer="layout" svg:x1="4.188cm" svg:y1="12.934cm" svg:x2="4.188cm" svg:y2="12.78cm">
          <text:p/>
        </draw:line>
        <draw:line draw:style-name="gr97" draw:layer="layout" svg:x1="4.111cm" svg:y1="12.857cm" svg:x2="4.265cm" svg:y2="12.857cm">
          <text:p/>
        </draw:line>
        <draw:line draw:style-name="gr97" draw:layer="layout" svg:x1="4.188cm" svg:y1="12.8cm" svg:x2="4.188cm" svg:y2="12.647cm">
          <text:p/>
        </draw:line>
        <draw:line draw:style-name="gr97" draw:layer="layout" svg:x1="4.111cm" svg:y1="12.723cm" svg:x2="4.265cm" svg:y2="12.723cm">
          <text:p/>
        </draw:line>
        <draw:line draw:style-name="gr97" draw:layer="layout" svg:x1="4.188cm" svg:y1="12.778cm" svg:x2="4.188cm" svg:y2="12.625cm">
          <text:p/>
        </draw:line>
        <draw:line draw:style-name="gr97" draw:layer="layout" svg:x1="4.111cm" svg:y1="12.701cm" svg:x2="4.265cm" svg:y2="12.701cm">
          <text:p/>
        </draw:line>
        <draw:line draw:style-name="gr97" draw:layer="layout" svg:x1="4.188cm" svg:y1="12.668cm" svg:x2="4.188cm" svg:y2="12.515cm">
          <text:p/>
        </draw:line>
        <draw:line draw:style-name="gr97" draw:layer="layout" svg:x1="4.111cm" svg:y1="12.592cm" svg:x2="4.265cm" svg:y2="12.592cm">
          <text:p/>
        </draw:line>
        <draw:line draw:style-name="gr97" draw:layer="layout" svg:x1="4.188cm" svg:y1="12.603cm" svg:x2="4.188cm" svg:y2="12.449cm">
          <text:p/>
        </draw:line>
        <draw:line draw:style-name="gr97" draw:layer="layout" svg:x1="4.111cm" svg:y1="12.526cm" svg:x2="4.265cm" svg:y2="12.526cm">
          <text:p/>
        </draw:line>
        <draw:line draw:style-name="gr97" draw:layer="layout" svg:x1="4.188cm" svg:y1="12.381cm" svg:x2="4.188cm" svg:y2="12.228cm">
          <text:p/>
        </draw:line>
        <draw:line draw:style-name="gr97" draw:layer="layout" svg:x1="4.111cm" svg:y1="12.305cm" svg:x2="4.265cm" svg:y2="12.305cm">
          <text:p/>
        </draw:line>
        <draw:line draw:style-name="gr97" draw:layer="layout" svg:x1="4.188cm" svg:y1="12.25cm" svg:x2="4.188cm" svg:y2="12.097cm">
          <text:p/>
        </draw:line>
        <draw:line draw:style-name="gr97" draw:layer="layout" svg:x1="4.111cm" svg:y1="12.173cm" svg:x2="4.265cm" svg:y2="12.173cm">
          <text:p/>
        </draw:line>
        <draw:line draw:style-name="gr97" draw:layer="layout" svg:x1="4.188cm" svg:y1="12.009cm" svg:x2="4.188cm" svg:y2="11.856cm">
          <text:p/>
        </draw:line>
        <draw:line draw:style-name="gr97" draw:layer="layout" svg:x1="4.111cm" svg:y1="11.932cm" svg:x2="4.265cm" svg:y2="11.932cm">
          <text:p/>
        </draw:line>
        <draw:line draw:style-name="gr97" draw:layer="layout" svg:x1="4.188cm" svg:y1="11.7cm" svg:x2="4.188cm" svg:y2="11.547cm">
          <text:p/>
        </draw:line>
        <draw:line draw:style-name="gr97" draw:layer="layout" svg:x1="4.111cm" svg:y1="11.623cm" svg:x2="4.265cm" svg:y2="11.623cm">
          <text:p/>
        </draw:line>
        <draw:line draw:style-name="gr97" draw:layer="layout" svg:x1="4.188cm" svg:y1="11.566cm" svg:x2="4.188cm" svg:y2="11.413cm">
          <text:p/>
        </draw:line>
        <draw:line draw:style-name="gr97" draw:layer="layout" svg:x1="4.111cm" svg:y1="11.489cm" svg:x2="4.265cm" svg:y2="11.489cm">
          <text:p/>
        </draw:line>
        <draw:line draw:style-name="gr97" draw:layer="layout" svg:x1="4.188cm" svg:y1="11.347cm" svg:x2="4.188cm" svg:y2="11.194cm">
          <text:p/>
        </draw:line>
        <draw:line draw:style-name="gr97" draw:layer="layout" svg:x1="4.111cm" svg:y1="11.27cm" svg:x2="4.265cm" svg:y2="11.27cm">
          <text:p/>
        </draw:line>
        <draw:line draw:style-name="gr97" draw:layer="layout" svg:x1="4.188cm" svg:y1="10.157cm" svg:x2="4.188cm" svg:y2="10.004cm">
          <text:p/>
        </draw:line>
        <draw:line draw:style-name="gr97" draw:layer="layout" svg:x1="4.111cm" svg:y1="10.08cm" svg:x2="4.265cm" svg:y2="10.08cm">
          <text:p/>
        </draw:line>
        <draw:line draw:style-name="gr97" draw:layer="layout" svg:x1="4.188cm" svg:y1="10.113cm" svg:x2="4.188cm" svg:y2="9.96cm">
          <text:p/>
        </draw:line>
        <draw:line draw:style-name="gr97" draw:layer="layout" svg:x1="4.111cm" svg:y1="10.036cm" svg:x2="4.265cm" svg:y2="10.036cm">
          <text:p/>
        </draw:line>
        <draw:line draw:style-name="gr97" draw:layer="layout" svg:x1="4.188cm" svg:y1="9.96cm" svg:x2="4.188cm" svg:y2="9.806cm">
          <text:p/>
        </draw:line>
        <draw:line draw:style-name="gr97" draw:layer="layout" svg:x1="4.111cm" svg:y1="9.883cm" svg:x2="4.265cm" svg:y2="9.883cm">
          <text:p/>
        </draw:line>
        <draw:line draw:style-name="gr97" draw:layer="layout" svg:x1="4.188cm" svg:y1="9.892cm" svg:x2="4.188cm" svg:y2="9.738cm">
          <text:p/>
        </draw:line>
        <draw:line draw:style-name="gr97" draw:layer="layout" svg:x1="4.111cm" svg:y1="9.815cm" svg:x2="4.265cm" svg:y2="9.815cm">
          <text:p/>
        </draw:line>
        <draw:line draw:style-name="gr97" draw:layer="layout" svg:x1="4.188cm" svg:y1="9.716cm" svg:x2="4.188cm" svg:y2="9.563cm">
          <text:p/>
        </draw:line>
        <draw:line draw:style-name="gr97" draw:layer="layout" svg:x1="4.111cm" svg:y1="9.64cm" svg:x2="4.265cm" svg:y2="9.64cm">
          <text:p/>
        </draw:line>
        <draw:line draw:style-name="gr97" draw:layer="layout" svg:x1="4.188cm" svg:y1="9.651cm" svg:x2="4.188cm" svg:y2="9.497cm">
          <text:p/>
        </draw:line>
        <draw:line draw:style-name="gr97" draw:layer="layout" svg:x1="4.111cm" svg:y1="9.574cm" svg:x2="4.265cm" svg:y2="9.574cm">
          <text:p/>
        </draw:line>
        <draw:line draw:style-name="gr97" draw:layer="layout" svg:x1="4.188cm" svg:y1="9.451cm" svg:x2="4.188cm" svg:y2="9.298cm">
          <text:p/>
        </draw:line>
        <draw:line draw:style-name="gr97" draw:layer="layout" svg:x1="4.111cm" svg:y1="9.374cm" svg:x2="4.265cm" svg:y2="9.374cm">
          <text:p/>
        </draw:line>
        <draw:line draw:style-name="gr97" draw:layer="layout" svg:x1="4.188cm" svg:y1="9.342cm" svg:x2="4.188cm" svg:y2="9.188cm">
          <text:p/>
        </draw:line>
        <draw:line draw:style-name="gr97" draw:layer="layout" svg:x1="4.111cm" svg:y1="9.265cm" svg:x2="4.265cm" svg:y2="9.265cm">
          <text:p/>
        </draw:line>
        <draw:line draw:style-name="gr97" draw:layer="layout" svg:x1="4.188cm" svg:y1="9.276cm" svg:x2="4.188cm" svg:y2="9.123cm">
          <text:p/>
        </draw:line>
        <draw:line draw:style-name="gr97" draw:layer="layout" svg:x1="4.111cm" svg:y1="9.199cm" svg:x2="4.265cm" svg:y2="9.199cm">
          <text:p/>
        </draw:line>
        <draw:line draw:style-name="gr97" draw:layer="layout" svg:x1="4.188cm" svg:y1="9.12cm" svg:x2="4.188cm" svg:y2="8.967cm">
          <text:p/>
        </draw:line>
        <draw:line draw:style-name="gr97" draw:layer="layout" svg:x1="4.111cm" svg:y1="9.043cm" svg:x2="4.265cm" svg:y2="9.043cm">
          <text:p/>
        </draw:line>
        <draw:line draw:style-name="gr97" draw:layer="layout" svg:x1="4.188cm" svg:y1="9.076cm" svg:x2="4.188cm" svg:y2="8.923cm">
          <text:p/>
        </draw:line>
        <draw:line draw:style-name="gr97" draw:layer="layout" svg:x1="4.111cm" svg:y1="9cm" svg:x2="4.265cm" svg:y2="9cm">
          <text:p/>
        </draw:line>
        <draw:line draw:style-name="gr97" draw:layer="layout" svg:x1="4.188cm" svg:y1="8.879cm" svg:x2="4.188cm" svg:y2="8.726cm">
          <text:p/>
        </draw:line>
        <draw:line draw:style-name="gr97" draw:layer="layout" svg:x1="4.111cm" svg:y1="8.803cm" svg:x2="4.265cm" svg:y2="8.803cm">
          <text:p/>
        </draw:line>
        <draw:line draw:style-name="gr97" draw:layer="layout" svg:x1="4.188cm" svg:y1="8.592cm" svg:x2="4.188cm" svg:y2="8.439cm">
          <text:p/>
        </draw:line>
        <draw:line draw:style-name="gr97" draw:layer="layout" svg:x1="4.111cm" svg:y1="8.515cm" svg:x2="4.265cm" svg:y2="8.515cm">
          <text:p/>
        </draw:line>
        <draw:line draw:style-name="gr97" draw:layer="layout" svg:x1="4.188cm" svg:y1="8.57cm" svg:x2="4.188cm" svg:y2="8.417cm">
          <text:p/>
        </draw:line>
        <draw:line draw:style-name="gr97" draw:layer="layout" svg:x1="4.111cm" svg:y1="8.493cm" svg:x2="4.265cm" svg:y2="8.493cm">
          <text:p/>
        </draw:line>
        <draw:line draw:style-name="gr97" draw:layer="layout" svg:x1="4.188cm" svg:y1="8.439cm" svg:x2="4.188cm" svg:y2="8.285cm">
          <text:p/>
        </draw:line>
        <draw:line draw:style-name="gr97" draw:layer="layout" svg:x1="4.111cm" svg:y1="8.362cm" svg:x2="4.265cm" svg:y2="8.362cm">
          <text:p/>
        </draw:line>
        <draw:line draw:style-name="gr97" draw:layer="layout" svg:x1="4.188cm" svg:y1="8.108cm" svg:x2="4.188cm" svg:y2="7.954cm">
          <text:p/>
        </draw:line>
        <draw:line draw:style-name="gr97" draw:layer="layout" svg:x1="4.111cm" svg:y1="8.031cm" svg:x2="4.265cm" svg:y2="8.031cm">
          <text:p/>
        </draw:line>
        <draw:line draw:style-name="gr97" draw:layer="layout" svg:x1="4.188cm" svg:y1="8.064cm" svg:x2="4.188cm" svg:y2="7.911cm">
          <text:p/>
        </draw:line>
        <draw:line draw:style-name="gr97" draw:layer="layout" svg:x1="4.111cm" svg:y1="7.987cm" svg:x2="4.265cm" svg:y2="7.987cm">
          <text:p/>
        </draw:line>
        <draw:line draw:style-name="gr97" draw:layer="layout" svg:x1="4.188cm" svg:y1="7.932cm" svg:x2="4.188cm" svg:y2="7.779cm">
          <text:p/>
        </draw:line>
        <draw:line draw:style-name="gr97" draw:layer="layout" svg:x1="4.111cm" svg:y1="7.856cm" svg:x2="4.265cm" svg:y2="7.856cm">
          <text:p/>
        </draw:line>
        <draw:line draw:style-name="gr97" draw:layer="layout" svg:x1="4.188cm" svg:y1="7.601cm" svg:x2="4.188cm" svg:y2="7.448cm">
          <text:p/>
        </draw:line>
        <draw:line draw:style-name="gr97" draw:layer="layout" svg:x1="4.111cm" svg:y1="7.525cm" svg:x2="4.265cm" svg:y2="7.525cm">
          <text:p/>
        </draw:line>
        <draw:line draw:style-name="gr97" draw:layer="layout" svg:x1="4.188cm" svg:y1="7.514cm" svg:x2="4.188cm" svg:y2="7.361cm">
          <text:p/>
        </draw:line>
        <draw:line draw:style-name="gr97" draw:layer="layout" svg:x1="4.111cm" svg:y1="7.437cm" svg:x2="4.265cm" svg:y2="7.437cm">
          <text:p/>
        </draw:line>
        <draw:line draw:style-name="gr97" draw:layer="layout" svg:x1="4.188cm" svg:y1="7.468cm" svg:x2="4.188cm" svg:y2="7.314cm">
          <text:p/>
        </draw:line>
        <draw:line draw:style-name="gr97" draw:layer="layout" svg:x1="4.111cm" svg:y1="7.391cm" svg:x2="4.265cm" svg:y2="7.391cm">
          <text:p/>
        </draw:line>
        <draw:line draw:style-name="gr97" draw:layer="layout" svg:x1="4.188cm" svg:y1="7.161cm" svg:x2="4.188cm" svg:y2="7.008cm">
          <text:p/>
        </draw:line>
        <draw:line draw:style-name="gr97" draw:layer="layout" svg:x1="4.111cm" svg:y1="7.084cm" svg:x2="4.265cm" svg:y2="7.084cm">
          <text:p/>
        </draw:line>
        <draw:line draw:style-name="gr97" draw:layer="layout" svg:x1="4.188cm" svg:y1="6.608cm" svg:x2="4.188cm" svg:y2="6.455cm">
          <text:p/>
        </draw:line>
        <draw:line draw:style-name="gr97" draw:layer="layout" svg:x1="4.111cm" svg:y1="6.532cm" svg:x2="4.265cm" svg:y2="6.532cm">
          <text:p/>
        </draw:line>
        <draw:line draw:style-name="gr97" draw:layer="layout" svg:x1="4.188cm" svg:y1="6.455cm" svg:x2="4.188cm" svg:y2="6.302cm">
          <text:p/>
        </draw:line>
        <draw:line draw:style-name="gr97" draw:layer="layout" svg:x1="4.111cm" svg:y1="6.378cm" svg:x2="4.265cm" svg:y2="6.378cm">
          <text:p/>
        </draw:line>
        <draw:line draw:style-name="gr97" draw:layer="layout" svg:x1="4.188cm" svg:y1="6.19cm" svg:x2="4.188cm" svg:y2="6.037cm">
          <text:p/>
        </draw:line>
        <draw:line draw:style-name="gr97" draw:layer="layout" svg:x1="4.111cm" svg:y1="6.113cm" svg:x2="4.265cm" svg:y2="6.113cm">
          <text:p/>
        </draw:line>
        <draw:line draw:style-name="gr97" draw:layer="layout" svg:x1="4.188cm" svg:y1="4.868cm" svg:x2="4.188cm" svg:y2="4.715cm">
          <text:p/>
        </draw:line>
        <draw:line draw:style-name="gr97" draw:layer="layout" svg:x1="4.111cm" svg:y1="4.792cm" svg:x2="4.265cm" svg:y2="4.792cm">
          <text:p/>
        </draw:line>
        <draw:line draw:style-name="gr97" draw:layer="layout" svg:x1="4.188cm" svg:y1="4.275cm" svg:x2="4.188cm" svg:y2="4.121cm">
          <text:p/>
        </draw:line>
        <draw:line draw:style-name="gr97" draw:layer="layout" svg:x1="4.111cm" svg:y1="4.198cm" svg:x2="4.265cm" svg:y2="4.198cm">
          <text:p/>
        </draw:line>
        <draw:line draw:style-name="gr97" draw:layer="layout" svg:x1="4.188cm" svg:y1="4.141cm" svg:x2="4.188cm" svg:y2="3.987cm">
          <text:p/>
        </draw:line>
        <draw:line draw:style-name="gr97" draw:layer="layout" svg:x1="4.111cm" svg:y1="4.064cm" svg:x2="4.265cm" svg:y2="4.064cm">
          <text:p/>
        </draw:line>
        <draw:line draw:style-name="gr97" draw:layer="layout" svg:x1="4.188cm" svg:y1="4.075cm" svg:x2="4.188cm" svg:y2="3.922cm">
          <text:p/>
        </draw:line>
        <draw:line draw:style-name="gr97" draw:layer="layout" svg:x1="4.111cm" svg:y1="3.998cm" svg:x2="4.265cm" svg:y2="3.998cm">
          <text:p/>
        </draw:line>
        <draw:line draw:style-name="gr97" draw:layer="layout" svg:x1="4.188cm" svg:y1="3.987cm" svg:x2="4.188cm" svg:y2="3.834cm">
          <text:p/>
        </draw:line>
        <draw:line draw:style-name="gr97" draw:layer="layout" svg:x1="4.111cm" svg:y1="3.911cm" svg:x2="4.265cm" svg:y2="3.911cm">
          <text:p/>
        </draw:line>
        <draw:line draw:style-name="gr97" draw:layer="layout" svg:x1="4.188cm" svg:y1="3.591cm" svg:x2="4.188cm" svg:y2="3.437cm">
          <text:p/>
        </draw:line>
        <draw:line draw:style-name="gr97" draw:layer="layout" svg:x1="4.111cm" svg:y1="3.514cm" svg:x2="4.265cm" svg:y2="3.514cm">
          <text:p/>
        </draw:line>
        <draw:line draw:style-name="gr97" draw:layer="layout" svg:x1="4.188cm" svg:y1="3.459cm" svg:x2="4.188cm" svg:y2="3.306cm">
          <text:p/>
        </draw:line>
        <draw:line draw:style-name="gr97" draw:layer="layout" svg:x1="4.111cm" svg:y1="3.383cm" svg:x2="4.265cm" svg:y2="3.383cm">
          <text:p/>
        </draw:line>
        <draw:line draw:style-name="gr97" draw:layer="layout" svg:x1="4.188cm" svg:y1="2.841cm" svg:x2="4.188cm" svg:y2="2.688cm">
          <text:p/>
        </draw:line>
        <draw:line draw:style-name="gr97" draw:layer="layout" svg:x1="4.111cm" svg:y1="2.764cm" svg:x2="4.265cm" svg:y2="2.764cm">
          <text:p/>
        </draw:line>
        <draw:line draw:style-name="gr97" draw:layer="layout" svg:x1="4.188cm" svg:y1="2.819cm" svg:x2="4.188cm" svg:y2="2.666cm">
          <text:p/>
        </draw:line>
        <draw:line draw:style-name="gr97" draw:layer="layout" svg:x1="4.111cm" svg:y1="2.742cm" svg:x2="4.265cm" svg:y2="2.742cm">
          <text:p/>
        </draw:line>
        <draw:line draw:style-name="gr97" draw:layer="layout" svg:x1="4.217cm" svg:y1="13.396cm" svg:x2="4.217cm" svg:y2="13.243cm">
          <text:p/>
        </draw:line>
        <draw:line draw:style-name="gr97" draw:layer="layout" svg:x1="4.141cm" svg:y1="13.32cm" svg:x2="4.294cm" svg:y2="13.32cm">
          <text:p/>
        </draw:line>
        <draw:line draw:style-name="gr97" draw:layer="layout" svg:x1="4.217cm" svg:y1="12.912cm" svg:x2="4.217cm" svg:y2="12.759cm">
          <text:p/>
        </draw:line>
        <draw:line draw:style-name="gr97" draw:layer="layout" svg:x1="4.141cm" svg:y1="12.835cm" svg:x2="4.294cm" svg:y2="12.835cm">
          <text:p/>
        </draw:line>
        <draw:line draw:style-name="gr97" draw:layer="layout" svg:x1="4.217cm" svg:y1="12.824cm" svg:x2="4.217cm" svg:y2="12.671cm">
          <text:p/>
        </draw:line>
        <draw:line draw:style-name="gr97" draw:layer="layout" svg:x1="4.141cm" svg:y1="12.748cm" svg:x2="4.294cm" svg:y2="12.748cm">
          <text:p/>
        </draw:line>
        <draw:line draw:style-name="gr97" draw:layer="layout" svg:x1="4.217cm" svg:y1="12.8cm" svg:x2="4.217cm" svg:y2="12.647cm">
          <text:p/>
        </draw:line>
        <draw:line draw:style-name="gr97" draw:layer="layout" svg:x1="4.141cm" svg:y1="12.723cm" svg:x2="4.294cm" svg:y2="12.723cm">
          <text:p/>
        </draw:line>
        <draw:line draw:style-name="gr97" draw:layer="layout" svg:x1="4.217cm" svg:y1="12.778cm" svg:x2="4.217cm" svg:y2="12.625cm">
          <text:p/>
        </draw:line>
        <draw:line draw:style-name="gr97" draw:layer="layout" svg:x1="4.141cm" svg:y1="12.701cm" svg:x2="4.294cm" svg:y2="12.701cm">
          <text:p/>
        </draw:line>
        <draw:line draw:style-name="gr97" draw:layer="layout" svg:x1="4.217cm" svg:y1="12.712cm" svg:x2="4.217cm" svg:y2="12.559cm">
          <text:p/>
        </draw:line>
        <draw:line draw:style-name="gr97" draw:layer="layout" svg:x1="4.141cm" svg:y1="12.636cm" svg:x2="4.294cm" svg:y2="12.636cm">
          <text:p/>
        </draw:line>
        <draw:line draw:style-name="gr97" draw:layer="layout" svg:x1="4.217cm" svg:y1="12.25cm" svg:x2="4.217cm" svg:y2="12.097cm">
          <text:p/>
        </draw:line>
        <draw:line draw:style-name="gr97" draw:layer="layout" svg:x1="4.141cm" svg:y1="12.173cm" svg:x2="4.294cm" svg:y2="12.173cm">
          <text:p/>
        </draw:line>
        <draw:line draw:style-name="gr97" draw:layer="layout" svg:x1="4.217cm" svg:y1="11.147cm" svg:x2="4.217cm" svg:y2="10.994cm">
          <text:p/>
        </draw:line>
        <draw:line draw:style-name="gr97" draw:layer="layout" svg:x1="4.141cm" svg:y1="11.071cm" svg:x2="4.294cm" svg:y2="11.071cm">
          <text:p/>
        </draw:line>
        <draw:line draw:style-name="gr97" draw:layer="layout" svg:x1="4.217cm" svg:y1="11.126cm" svg:x2="4.217cm" svg:y2="10.972cm">
          <text:p/>
        </draw:line>
        <draw:line draw:style-name="gr97" draw:layer="layout" svg:x1="4.141cm" svg:y1="11.049cm" svg:x2="4.294cm" svg:y2="11.049cm">
          <text:p/>
        </draw:line>
        <draw:line draw:style-name="gr97" draw:layer="layout" svg:x1="4.217cm" svg:y1="10.113cm" svg:x2="4.217cm" svg:y2="9.96cm">
          <text:p/>
        </draw:line>
        <draw:line draw:style-name="gr97" draw:layer="layout" svg:x1="4.141cm" svg:y1="10.036cm" svg:x2="4.294cm" svg:y2="10.036cm">
          <text:p/>
        </draw:line>
        <draw:line draw:style-name="gr97" draw:layer="layout" svg:x1="4.217cm" svg:y1="10.004cm" svg:x2="4.217cm" svg:y2="9.85cm">
          <text:p/>
        </draw:line>
        <draw:line draw:style-name="gr97" draw:layer="layout" svg:x1="4.141cm" svg:y1="9.927cm" svg:x2="4.294cm" svg:y2="9.927cm">
          <text:p/>
        </draw:line>
        <draw:line draw:style-name="gr97" draw:layer="layout" svg:x1="4.217cm" svg:y1="9.848cm" svg:x2="4.217cm" svg:y2="9.694cm">
          <text:p/>
        </draw:line>
        <draw:line draw:style-name="gr97" draw:layer="layout" svg:x1="4.141cm" svg:y1="9.771cm" svg:x2="4.294cm" svg:y2="9.771cm">
          <text:p/>
        </draw:line>
        <draw:line draw:style-name="gr97" draw:layer="layout" svg:x1="4.217cm" svg:y1="9.804cm" svg:x2="4.217cm" svg:y2="9.651cm">
          <text:p/>
        </draw:line>
        <draw:line draw:style-name="gr97" draw:layer="layout" svg:x1="4.141cm" svg:y1="9.727cm" svg:x2="4.294cm" svg:y2="9.727cm">
          <text:p/>
        </draw:line>
        <draw:line draw:style-name="gr97" draw:layer="layout" svg:x1="4.217cm" svg:y1="9.673cm" svg:x2="4.217cm" svg:y2="9.519cm">
          <text:p/>
        </draw:line>
        <draw:line draw:style-name="gr97" draw:layer="layout" svg:x1="4.141cm" svg:y1="9.596cm" svg:x2="4.294cm" svg:y2="9.596cm">
          <text:p/>
        </draw:line>
        <draw:line draw:style-name="gr97" draw:layer="layout" svg:x1="4.217cm" svg:y1="9.651cm" svg:x2="4.217cm" svg:y2="9.497cm">
          <text:p/>
        </draw:line>
        <draw:line draw:style-name="gr97" draw:layer="layout" svg:x1="4.141cm" svg:y1="9.574cm" svg:x2="4.294cm" svg:y2="9.574cm">
          <text:p/>
        </draw:line>
        <draw:line draw:style-name="gr97" draw:layer="layout" svg:x1="4.217cm" svg:y1="9.429cm" svg:x2="4.217cm" svg:y2="9.276cm">
          <text:p/>
        </draw:line>
        <draw:line draw:style-name="gr97" draw:layer="layout" svg:x1="4.141cm" svg:y1="9.353cm" svg:x2="4.294cm" svg:y2="9.353cm">
          <text:p/>
        </draw:line>
        <draw:line draw:style-name="gr97" draw:layer="layout" svg:x1="4.217cm" svg:y1="9.298cm" svg:x2="4.217cm" svg:y2="9.144cm">
          <text:p/>
        </draw:line>
        <draw:line draw:style-name="gr97" draw:layer="layout" svg:x1="4.141cm" svg:y1="9.221cm" svg:x2="4.294cm" svg:y2="9.221cm">
          <text:p/>
        </draw:line>
        <draw:line draw:style-name="gr97" draw:layer="layout" svg:x1="4.217cm" svg:y1="9.254cm" svg:x2="4.217cm" svg:y2="9.101cm">
          <text:p/>
        </draw:line>
        <draw:line draw:style-name="gr97" draw:layer="layout" svg:x1="4.141cm" svg:y1="9.177cm" svg:x2="4.294cm" svg:y2="9.177cm">
          <text:p/>
        </draw:line>
        <draw:line draw:style-name="gr97" draw:layer="layout" svg:x1="4.217cm" svg:y1="8.989cm" svg:x2="4.217cm" svg:y2="8.835cm">
          <text:p/>
        </draw:line>
        <draw:line draw:style-name="gr97" draw:layer="layout" svg:x1="4.141cm" svg:y1="8.912cm" svg:x2="4.294cm" svg:y2="8.912cm">
          <text:p/>
        </draw:line>
        <draw:line draw:style-name="gr97" draw:layer="layout" svg:x1="4.217cm" svg:y1="8.748cm" svg:x2="4.217cm" svg:y2="8.594cm">
          <text:p/>
        </draw:line>
        <draw:line draw:style-name="gr97" draw:layer="layout" svg:x1="4.141cm" svg:y1="8.671cm" svg:x2="4.294cm" svg:y2="8.671cm">
          <text:p/>
        </draw:line>
        <draw:line draw:style-name="gr97" draw:layer="layout" svg:x1="4.217cm" svg:y1="8.658cm" svg:x2="4.217cm" svg:y2="8.504cm">
          <text:p/>
        </draw:line>
        <draw:line draw:style-name="gr97" draw:layer="layout" svg:x1="4.141cm" svg:y1="8.581cm" svg:x2="4.294cm" svg:y2="8.581cm">
          <text:p/>
        </draw:line>
        <draw:line draw:style-name="gr97" draw:layer="layout" svg:x1="4.217cm" svg:y1="8.504cm" svg:x2="4.217cm" svg:y2="8.351cm">
          <text:p/>
        </draw:line>
        <draw:line draw:style-name="gr97" draw:layer="layout" svg:x1="4.141cm" svg:y1="8.428cm" svg:x2="4.294cm" svg:y2="8.428cm">
          <text:p/>
        </draw:line>
        <draw:line draw:style-name="gr97" draw:layer="layout" svg:x1="4.217cm" svg:y1="8.461cm" svg:x2="4.217cm" svg:y2="8.307cm">
          <text:p/>
        </draw:line>
        <draw:line draw:style-name="gr97" draw:layer="layout" svg:x1="4.141cm" svg:y1="8.384cm" svg:x2="4.294cm" svg:y2="8.384cm">
          <text:p/>
        </draw:line>
        <draw:line draw:style-name="gr97" draw:layer="layout" svg:x1="4.217cm" svg:y1="8.283cm" svg:x2="4.217cm" svg:y2="8.13cm">
          <text:p/>
        </draw:line>
        <draw:line draw:style-name="gr97" draw:layer="layout" svg:x1="4.141cm" svg:y1="8.206cm" svg:x2="4.294cm" svg:y2="8.206cm">
          <text:p/>
        </draw:line>
        <draw:line draw:style-name="gr97" draw:layer="layout" svg:x1="4.217cm" svg:y1="8.151cm" svg:x2="4.217cm" svg:y2="7.998cm">
          <text:p/>
        </draw:line>
        <draw:line draw:style-name="gr97" draw:layer="layout" svg:x1="4.141cm" svg:y1="8.075cm" svg:x2="4.294cm" svg:y2="8.075cm">
          <text:p/>
        </draw:line>
        <draw:line draw:style-name="gr97" draw:layer="layout" svg:x1="4.217cm" svg:y1="7.667cm" svg:x2="4.217cm" svg:y2="7.514cm">
          <text:p/>
        </draw:line>
        <draw:line draw:style-name="gr97" draw:layer="layout" svg:x1="4.141cm" svg:y1="7.591cm" svg:x2="4.294cm" svg:y2="7.591cm">
          <text:p/>
        </draw:line>
        <draw:line draw:style-name="gr97" draw:layer="layout" svg:x1="4.217cm" svg:y1="7.58cm" svg:x2="4.217cm" svg:y2="7.426cm">
          <text:p/>
        </draw:line>
        <draw:line draw:style-name="gr97" draw:layer="layout" svg:x1="4.141cm" svg:y1="7.503cm" svg:x2="4.294cm" svg:y2="7.503cm">
          <text:p/>
        </draw:line>
        <draw:line draw:style-name="gr97" draw:layer="layout" svg:x1="4.217cm" svg:y1="7.424cm" svg:x2="4.217cm" svg:y2="7.27cm">
          <text:p/>
        </draw:line>
        <draw:line draw:style-name="gr97" draw:layer="layout" svg:x1="4.141cm" svg:y1="7.347cm" svg:x2="4.294cm" svg:y2="7.347cm">
          <text:p/>
        </draw:line>
        <draw:line draw:style-name="gr97" draw:layer="layout" svg:x1="4.217cm" svg:y1="7.139cm" svg:x2="4.217cm" svg:y2="6.986cm">
          <text:p/>
        </draw:line>
        <draw:line draw:style-name="gr97" draw:layer="layout" svg:x1="4.141cm" svg:y1="7.062cm" svg:x2="4.294cm" svg:y2="7.062cm">
          <text:p/>
        </draw:line>
        <draw:line draw:style-name="gr97" draw:layer="layout" svg:x1="4.217cm" svg:y1="6.652cm" svg:x2="4.217cm" svg:y2="6.499cm">
          <text:p/>
        </draw:line>
        <draw:line draw:style-name="gr97" draw:layer="layout" svg:x1="4.141cm" svg:y1="6.576cm" svg:x2="4.294cm" svg:y2="6.576cm">
          <text:p/>
        </draw:line>
        <draw:line draw:style-name="gr97" draw:layer="layout" svg:x1="4.217cm" svg:y1="6.234cm" svg:x2="4.217cm" svg:y2="6.08cm">
          <text:p/>
        </draw:line>
        <draw:line draw:style-name="gr97" draw:layer="layout" svg:x1="4.141cm" svg:y1="6.157cm" svg:x2="4.294cm" svg:y2="6.157cm">
          <text:p/>
        </draw:line>
        <draw:line draw:style-name="gr97" draw:layer="layout" svg:x1="4.217cm" svg:y1="6.168cm" svg:x2="4.217cm" svg:y2="6.015cm">
          <text:p/>
        </draw:line>
        <draw:line draw:style-name="gr97" draw:layer="layout" svg:x1="4.141cm" svg:y1="6.091cm" svg:x2="4.294cm" svg:y2="6.091cm">
          <text:p/>
        </draw:line>
        <draw:line draw:style-name="gr97" draw:layer="layout" svg:x1="4.217cm" svg:y1="6.124cm" svg:x2="4.217cm" svg:y2="5.971cm">
          <text:p/>
        </draw:line>
        <draw:line draw:style-name="gr97" draw:layer="layout" svg:x1="4.141cm" svg:y1="6.047cm" svg:x2="4.294cm" svg:y2="6.047cm">
          <text:p/>
        </draw:line>
        <draw:line draw:style-name="gr97" draw:layer="layout" svg:x1="4.217cm" svg:y1="6.102cm" svg:x2="4.217cm" svg:y2="5.949cm">
          <text:p/>
        </draw:line>
        <draw:line draw:style-name="gr97" draw:layer="layout" svg:x1="4.141cm" svg:y1="6.026cm" svg:x2="4.294cm" svg:y2="6.026cm">
          <text:p/>
        </draw:line>
        <draw:line draw:style-name="gr97" draw:layer="layout" svg:x1="4.217cm" svg:y1="5.331cm" svg:x2="4.217cm" svg:y2="5.177cm">
          <text:p/>
        </draw:line>
        <draw:line draw:style-name="gr97" draw:layer="layout" svg:x1="4.141cm" svg:y1="5.254cm" svg:x2="4.294cm" svg:y2="5.254cm">
          <text:p/>
        </draw:line>
        <draw:line draw:style-name="gr97" draw:layer="layout" svg:x1="4.217cm" svg:y1="5.309cm" svg:x2="4.217cm" svg:y2="5.156cm">
          <text:p/>
        </draw:line>
        <draw:line draw:style-name="gr97" draw:layer="layout" svg:x1="4.141cm" svg:y1="5.232cm" svg:x2="4.294cm" svg:y2="5.232cm">
          <text:p/>
        </draw:line>
        <draw:line draw:style-name="gr97" draw:layer="layout" svg:x1="4.217cm" svg:y1="4.625cm" svg:x2="4.217cm" svg:y2="4.472cm">
          <text:p/>
        </draw:line>
        <draw:line draw:style-name="gr97" draw:layer="layout" svg:x1="4.141cm" svg:y1="4.548cm" svg:x2="4.294cm" svg:y2="4.548cm">
          <text:p/>
        </draw:line>
        <draw:line draw:style-name="gr97" draw:layer="layout" svg:x1="4.217cm" svg:y1="4.362cm" svg:x2="4.217cm" svg:y2="4.209cm">
          <text:p/>
        </draw:line>
        <draw:line draw:style-name="gr97" draw:layer="layout" svg:x1="4.141cm" svg:y1="4.285cm" svg:x2="4.294cm" svg:y2="4.285cm">
          <text:p/>
        </draw:line>
        <draw:line draw:style-name="gr97" draw:layer="layout" svg:x1="4.217cm" svg:y1="4.206cm" svg:x2="4.217cm" svg:y2="4.053cm">
          <text:p/>
        </draw:line>
        <draw:line draw:style-name="gr97" draw:layer="layout" svg:x1="4.141cm" svg:y1="4.13cm" svg:x2="4.294cm" svg:y2="4.13cm">
          <text:p/>
        </draw:line>
        <draw:line draw:style-name="gr97" draw:layer="layout" svg:x1="4.217cm" svg:y1="3.834cm" svg:x2="4.217cm" svg:y2="3.681cm">
          <text:p/>
        </draw:line>
        <draw:line draw:style-name="gr97" draw:layer="layout" svg:x1="4.141cm" svg:y1="3.757cm" svg:x2="4.294cm" svg:y2="3.757cm">
          <text:p/>
        </draw:line>
        <draw:line draw:style-name="gr97" draw:layer="layout" svg:x1="4.217cm" svg:y1="3.722cm" svg:x2="4.217cm" svg:y2="3.569cm">
          <text:p/>
        </draw:line>
        <draw:line draw:style-name="gr97" draw:layer="layout" svg:x1="4.141cm" svg:y1="3.645cm" svg:x2="4.294cm" svg:y2="3.645cm">
          <text:p/>
        </draw:line>
        <draw:line draw:style-name="gr97" draw:layer="layout" svg:x1="4.217cm" svg:y1="3.656cm" svg:x2="4.217cm" svg:y2="3.503cm">
          <text:p/>
        </draw:line>
        <draw:line draw:style-name="gr97" draw:layer="layout" svg:x1="4.141cm" svg:y1="3.58cm" svg:x2="4.294cm" svg:y2="3.58cm">
          <text:p/>
        </draw:line>
        <draw:line draw:style-name="gr97" draw:layer="layout" svg:x1="4.217cm" svg:y1="3.613cm" svg:x2="4.217cm" svg:y2="3.459cm">
          <text:p/>
        </draw:line>
        <draw:line draw:style-name="gr97" draw:layer="layout" svg:x1="4.141cm" svg:y1="3.536cm" svg:x2="4.294cm" svg:y2="3.536cm">
          <text:p/>
        </draw:line>
        <draw:line draw:style-name="gr97" draw:layer="layout" svg:x1="4.217cm" svg:y1="3.437cm" svg:x2="4.217cm" svg:y2="3.284cm">
          <text:p/>
        </draw:line>
        <draw:line draw:style-name="gr97" draw:layer="layout" svg:x1="4.141cm" svg:y1="3.361cm" svg:x2="4.294cm" svg:y2="3.361cm">
          <text:p/>
        </draw:line>
        <draw:line draw:style-name="gr97" draw:layer="layout" svg:x1="4.217cm" svg:y1="2.994cm" svg:x2="4.217cm" svg:y2="2.841cm">
          <text:p/>
        </draw:line>
        <draw:line draw:style-name="gr97" draw:layer="layout" svg:x1="4.141cm" svg:y1="2.918cm" svg:x2="4.294cm" svg:y2="2.918cm">
          <text:p/>
        </draw:line>
        <draw:line draw:style-name="gr97" draw:layer="layout" svg:x1="4.249cm" svg:y1="13.396cm" svg:x2="4.249cm" svg:y2="13.243cm">
          <text:p/>
        </draw:line>
        <draw:line draw:style-name="gr97" draw:layer="layout" svg:x1="4.172cm" svg:y1="13.32cm" svg:x2="4.326cm" svg:y2="13.32cm">
          <text:p/>
        </draw:line>
        <draw:line draw:style-name="gr97" draw:layer="layout" svg:x1="4.249cm" svg:y1="13.243cm" svg:x2="4.249cm" svg:y2="13.09cm">
          <text:p/>
        </draw:line>
        <draw:line draw:style-name="gr97" draw:layer="layout" svg:x1="4.172cm" svg:y1="13.166cm" svg:x2="4.326cm" svg:y2="13.166cm">
          <text:p/>
        </draw:line>
        <draw:line draw:style-name="gr97" draw:layer="layout" svg:x1="4.249cm" svg:y1="12.89cm" svg:x2="4.249cm" svg:y2="12.737cm">
          <text:p/>
        </draw:line>
        <draw:line draw:style-name="gr97" draw:layer="layout" svg:x1="4.172cm" svg:y1="12.813cm" svg:x2="4.326cm" svg:y2="12.813cm">
          <text:p/>
        </draw:line>
        <draw:line draw:style-name="gr97" draw:layer="layout" svg:x1="4.249cm" svg:y1="12.537cm" svg:x2="4.249cm" svg:y2="12.384cm">
          <text:p/>
        </draw:line>
        <draw:line draw:style-name="gr97" draw:layer="layout" svg:x1="4.172cm" svg:y1="12.46cm" svg:x2="4.326cm" svg:y2="12.46cm">
          <text:p/>
        </draw:line>
        <draw:line draw:style-name="gr97" draw:layer="layout" svg:x1="4.249cm" svg:y1="12.471cm" svg:x2="4.249cm" svg:y2="12.318cm">
          <text:p/>
        </draw:line>
        <draw:line draw:style-name="gr97" draw:layer="layout" svg:x1="4.172cm" svg:y1="12.395cm" svg:x2="4.326cm" svg:y2="12.395cm">
          <text:p/>
        </draw:line>
        <draw:line draw:style-name="gr97" draw:layer="layout" svg:x1="4.249cm" svg:y1="12.338cm" svg:x2="4.249cm" svg:y2="12.184cm">
          <text:p/>
        </draw:line>
        <draw:line draw:style-name="gr97" draw:layer="layout" svg:x1="4.172cm" svg:y1="12.261cm" svg:x2="4.326cm" svg:y2="12.261cm">
          <text:p/>
        </draw:line>
        <draw:line draw:style-name="gr97" draw:layer="layout" svg:x1="4.249cm" svg:y1="12.272cm" svg:x2="4.249cm" svg:y2="12.118cm">
          <text:p/>
        </draw:line>
        <draw:line draw:style-name="gr97" draw:layer="layout" svg:x1="4.172cm" svg:y1="12.195cm" svg:x2="4.326cm" svg:y2="12.195cm">
          <text:p/>
        </draw:line>
        <draw:line draw:style-name="gr97" draw:layer="layout" svg:x1="4.249cm" svg:y1="12.162cm" svg:x2="4.249cm" svg:y2="12.009cm">
          <text:p/>
        </draw:line>
        <draw:line draw:style-name="gr97" draw:layer="layout" svg:x1="4.172cm" svg:y1="12.086cm" svg:x2="4.326cm" svg:y2="12.086cm">
          <text:p/>
        </draw:line>
        <draw:line draw:style-name="gr97" draw:layer="layout" svg:x1="4.249cm" svg:y1="11.259cm" svg:x2="4.249cm" svg:y2="11.106cm">
          <text:p/>
        </draw:line>
        <draw:line draw:style-name="gr97" draw:layer="layout" svg:x1="4.172cm" svg:y1="11.183cm" svg:x2="4.326cm" svg:y2="11.183cm">
          <text:p/>
        </draw:line>
        <draw:line draw:style-name="gr97" draw:layer="layout" svg:x1="4.249cm" svg:y1="11.06cm" svg:x2="4.249cm" svg:y2="10.906cm">
          <text:p/>
        </draw:line>
        <draw:line draw:style-name="gr97" draw:layer="layout" svg:x1="4.172cm" svg:y1="10.983cm" svg:x2="4.326cm" svg:y2="10.983cm">
          <text:p/>
        </draw:line>
        <draw:line draw:style-name="gr97" draw:layer="layout" svg:x1="4.249cm" svg:y1="10.928cm" svg:x2="4.249cm" svg:y2="10.775cm">
          <text:p/>
        </draw:line>
        <draw:line draw:style-name="gr97" draw:layer="layout" svg:x1="4.172cm" svg:y1="10.852cm" svg:x2="4.326cm" svg:y2="10.852cm">
          <text:p/>
        </draw:line>
        <draw:line draw:style-name="gr97" draw:layer="layout" svg:x1="4.249cm" svg:y1="10.819cm" svg:x2="4.249cm" svg:y2="10.666cm">
          <text:p/>
        </draw:line>
        <draw:line draw:style-name="gr97" draw:layer="layout" svg:x1="4.172cm" svg:y1="10.742cm" svg:x2="4.326cm" svg:y2="10.742cm">
          <text:p/>
        </draw:line>
        <draw:line draw:style-name="gr97" draw:layer="layout" svg:x1="4.249cm" svg:y1="10.466cm" svg:x2="4.249cm" svg:y2="10.313cm">
          <text:p/>
        </draw:line>
        <draw:line draw:style-name="gr97" draw:layer="layout" svg:x1="4.172cm" svg:y1="10.389cm" svg:x2="4.326cm" svg:y2="10.389cm">
          <text:p/>
        </draw:line>
        <draw:line draw:style-name="gr97" draw:layer="layout" svg:x1="4.249cm" svg:y1="10.288cm" svg:x2="4.249cm" svg:y2="10.135cm">
          <text:p/>
        </draw:line>
        <draw:line draw:style-name="gr97" draw:layer="layout" svg:x1="4.172cm" svg:y1="10.212cm" svg:x2="4.326cm" svg:y2="10.212cm">
          <text:p/>
        </draw:line>
        <draw:line draw:style-name="gr97" draw:layer="layout" svg:x1="4.249cm" svg:y1="10.135cm" svg:x2="4.249cm" svg:y2="9.982cm">
          <text:p/>
        </draw:line>
        <draw:line draw:style-name="gr97" draw:layer="layout" svg:x1="4.172cm" svg:y1="10.058cm" svg:x2="4.326cm" svg:y2="10.058cm">
          <text:p/>
        </draw:line>
        <draw:line draw:style-name="gr97" draw:layer="layout" svg:x1="4.249cm" svg:y1="9.87cm" svg:x2="4.249cm" svg:y2="9.716cm">
          <text:p/>
        </draw:line>
        <draw:line draw:style-name="gr97" draw:layer="layout" svg:x1="4.172cm" svg:y1="9.793cm" svg:x2="4.326cm" svg:y2="9.793cm">
          <text:p/>
        </draw:line>
        <draw:line draw:style-name="gr97" draw:layer="layout" svg:x1="4.249cm" svg:y1="9.782cm" svg:x2="4.249cm" svg:y2="9.629cm">
          <text:p/>
        </draw:line>
        <draw:line draw:style-name="gr97" draw:layer="layout" svg:x1="4.172cm" svg:y1="9.705cm" svg:x2="4.326cm" svg:y2="9.705cm">
          <text:p/>
        </draw:line>
        <draw:line draw:style-name="gr97" draw:layer="layout" svg:x1="4.249cm" svg:y1="9.738cm" svg:x2="4.249cm" svg:y2="9.585cm">
          <text:p/>
        </draw:line>
        <draw:line draw:style-name="gr97" draw:layer="layout" svg:x1="4.172cm" svg:y1="9.662cm" svg:x2="4.326cm" svg:y2="9.662cm">
          <text:p/>
        </draw:line>
        <draw:line draw:style-name="gr97" draw:layer="layout" svg:x1="4.249cm" svg:y1="9.473cm" svg:x2="4.249cm" svg:y2="9.32cm">
          <text:p/>
        </draw:line>
        <draw:line draw:style-name="gr97" draw:layer="layout" svg:x1="4.172cm" svg:y1="9.396cm" svg:x2="4.326cm" svg:y2="9.396cm">
          <text:p/>
        </draw:line>
        <draw:line draw:style-name="gr97" draw:layer="layout" svg:x1="4.249cm" svg:y1="9.033cm" svg:x2="4.249cm" svg:y2="8.879cm">
          <text:p/>
        </draw:line>
        <draw:line draw:style-name="gr97" draw:layer="layout" svg:x1="4.172cm" svg:y1="8.956cm" svg:x2="4.326cm" svg:y2="8.956cm">
          <text:p/>
        </draw:line>
        <draw:line draw:style-name="gr97" draw:layer="layout" svg:x1="4.249cm" svg:y1="8.989cm" svg:x2="4.249cm" svg:y2="8.835cm">
          <text:p/>
        </draw:line>
        <draw:line draw:style-name="gr97" draw:layer="layout" svg:x1="4.172cm" svg:y1="8.912cm" svg:x2="4.326cm" svg:y2="8.912cm">
          <text:p/>
        </draw:line>
        <draw:line draw:style-name="gr97" draw:layer="layout" svg:x1="4.249cm" svg:y1="8.923cm" svg:x2="4.249cm" svg:y2="8.77cm">
          <text:p/>
        </draw:line>
        <draw:line draw:style-name="gr97" draw:layer="layout" svg:x1="4.172cm" svg:y1="8.846cm" svg:x2="4.326cm" svg:y2="8.846cm">
          <text:p/>
        </draw:line>
        <draw:line draw:style-name="gr97" draw:layer="layout" svg:x1="4.249cm" svg:y1="8.835cm" svg:x2="4.249cm" svg:y2="8.682cm">
          <text:p/>
        </draw:line>
        <draw:line draw:style-name="gr97" draw:layer="layout" svg:x1="4.172cm" svg:y1="8.759cm" svg:x2="4.326cm" svg:y2="8.759cm">
          <text:p/>
        </draw:line>
        <draw:line draw:style-name="gr97" draw:layer="layout" svg:x1="4.249cm" svg:y1="8.636cm" svg:x2="4.249cm" svg:y2="8.482cm">
          <text:p/>
        </draw:line>
        <draw:line draw:style-name="gr97" draw:layer="layout" svg:x1="4.172cm" svg:y1="8.559cm" svg:x2="4.326cm" svg:y2="8.559cm">
          <text:p/>
        </draw:line>
        <draw:line draw:style-name="gr97" draw:layer="layout" svg:x1="4.249cm" svg:y1="8.504cm" svg:x2="4.249cm" svg:y2="8.351cm">
          <text:p/>
        </draw:line>
        <draw:line draw:style-name="gr97" draw:layer="layout" svg:x1="4.172cm" svg:y1="8.428cm" svg:x2="4.326cm" svg:y2="8.428cm">
          <text:p/>
        </draw:line>
        <draw:line draw:style-name="gr97" draw:layer="layout" svg:x1="4.249cm" svg:y1="8.261cm" svg:x2="4.249cm" svg:y2="8.108cm">
          <text:p/>
        </draw:line>
        <draw:line draw:style-name="gr97" draw:layer="layout" svg:x1="4.172cm" svg:y1="8.184cm" svg:x2="4.326cm" svg:y2="8.184cm">
          <text:p/>
        </draw:line>
        <draw:line draw:style-name="gr97" draw:layer="layout" svg:x1="4.249cm" svg:y1="7.886cm" svg:x2="4.249cm" svg:y2="7.733cm">
          <text:p/>
        </draw:line>
        <draw:line draw:style-name="gr97" draw:layer="layout" svg:x1="4.172cm" svg:y1="7.81cm" svg:x2="4.326cm" svg:y2="7.81cm">
          <text:p/>
        </draw:line>
        <draw:line draw:style-name="gr97" draw:layer="layout" svg:x1="4.249cm" svg:y1="7.49cm" svg:x2="4.249cm" svg:y2="7.336cm">
          <text:p/>
        </draw:line>
        <draw:line draw:style-name="gr97" draw:layer="layout" svg:x1="4.172cm" svg:y1="7.413cm" svg:x2="4.326cm" svg:y2="7.413cm">
          <text:p/>
        </draw:line>
        <draw:line draw:style-name="gr97" draw:layer="layout" svg:x1="4.249cm" svg:y1="7.139cm" svg:x2="4.249cm" svg:y2="6.986cm">
          <text:p/>
        </draw:line>
        <draw:line draw:style-name="gr97" draw:layer="layout" svg:x1="4.172cm" svg:y1="7.062cm" svg:x2="4.326cm" svg:y2="7.062cm">
          <text:p/>
        </draw:line>
        <draw:line draw:style-name="gr97" draw:layer="layout" svg:x1="4.249cm" svg:y1="7.117cm" svg:x2="4.249cm" svg:y2="6.964cm">
          <text:p/>
        </draw:line>
        <draw:line draw:style-name="gr97" draw:layer="layout" svg:x1="4.172cm" svg:y1="7.04cm" svg:x2="4.326cm" svg:y2="7.04cm">
          <text:p/>
        </draw:line>
        <draw:line draw:style-name="gr97" draw:layer="layout" svg:x1="4.249cm" svg:y1="7.071cm" svg:x2="4.249cm" svg:y2="6.918cm">
          <text:p/>
        </draw:line>
        <draw:line draw:style-name="gr97" draw:layer="layout" svg:x1="4.172cm" svg:y1="6.994cm" svg:x2="4.326cm" svg:y2="6.994cm">
          <text:p/>
        </draw:line>
        <draw:line draw:style-name="gr97" draw:layer="layout" svg:x1="4.249cm" svg:y1="6.652cm" svg:x2="4.249cm" svg:y2="6.499cm">
          <text:p/>
        </draw:line>
        <draw:line draw:style-name="gr97" draw:layer="layout" svg:x1="4.172cm" svg:y1="6.576cm" svg:x2="4.326cm" svg:y2="6.576cm">
          <text:p/>
        </draw:line>
        <draw:line draw:style-name="gr97" draw:layer="layout" svg:x1="4.249cm" svg:y1="6.543cm" svg:x2="4.249cm" svg:y2="6.389cm">
          <text:p/>
        </draw:line>
        <draw:line draw:style-name="gr97" draw:layer="layout" svg:x1="4.172cm" svg:y1="6.466cm" svg:x2="4.326cm" svg:y2="6.466cm">
          <text:p/>
        </draw:line>
        <draw:line draw:style-name="gr97" draw:layer="layout" svg:x1="4.249cm" svg:y1="5.793cm" svg:x2="4.249cm" svg:y2="5.64cm">
          <text:p/>
        </draw:line>
        <draw:line draw:style-name="gr97" draw:layer="layout" svg:x1="4.172cm" svg:y1="5.717cm" svg:x2="4.326cm" svg:y2="5.717cm">
          <text:p/>
        </draw:line>
        <draw:line draw:style-name="gr97" draw:layer="layout" svg:x1="4.249cm" svg:y1="4.956cm" svg:x2="4.249cm" svg:y2="4.803cm">
          <text:p/>
        </draw:line>
        <draw:line draw:style-name="gr97" draw:layer="layout" svg:x1="4.172cm" svg:y1="4.879cm" svg:x2="4.326cm" svg:y2="4.879cm">
          <text:p/>
        </draw:line>
        <draw:line draw:style-name="gr97" draw:layer="layout" svg:x1="4.249cm" svg:y1="4.515cm" svg:x2="4.249cm" svg:y2="4.362cm">
          <text:p/>
        </draw:line>
        <draw:line draw:style-name="gr97" draw:layer="layout" svg:x1="4.172cm" svg:y1="4.439cm" svg:x2="4.326cm" svg:y2="4.439cm">
          <text:p/>
        </draw:line>
        <draw:line draw:style-name="gr97" draw:layer="layout" svg:x1="4.249cm" svg:y1="4.184cm" svg:x2="4.249cm" svg:y2="4.031cm">
          <text:p/>
        </draw:line>
        <draw:line draw:style-name="gr97" draw:layer="layout" svg:x1="4.172cm" svg:y1="4.108cm" svg:x2="4.326cm" svg:y2="4.108cm">
          <text:p/>
        </draw:line>
        <draw:line draw:style-name="gr97" draw:layer="layout" svg:x1="4.249cm" svg:y1="4.053cm" svg:x2="4.249cm" svg:y2="3.9cm">
          <text:p/>
        </draw:line>
        <draw:line draw:style-name="gr97" draw:layer="layout" svg:x1="4.172cm" svg:y1="3.976cm" svg:x2="4.326cm" svg:y2="3.976cm">
          <text:p/>
        </draw:line>
        <draw:line draw:style-name="gr97" draw:layer="layout" svg:x1="4.249cm" svg:y1="3.656cm" svg:x2="4.249cm" svg:y2="3.503cm">
          <text:p/>
        </draw:line>
        <draw:line draw:style-name="gr97" draw:layer="layout" svg:x1="4.172cm" svg:y1="3.58cm" svg:x2="4.326cm" svg:y2="3.58cm">
          <text:p/>
        </draw:line>
        <draw:line draw:style-name="gr97" draw:layer="layout" svg:x1="4.249cm" svg:y1="3.591cm" svg:x2="4.249cm" svg:y2="3.437cm">
          <text:p/>
        </draw:line>
        <draw:line draw:style-name="gr97" draw:layer="layout" svg:x1="4.172cm" svg:y1="3.514cm" svg:x2="4.326cm" svg:y2="3.514cm">
          <text:p/>
        </draw:line>
        <draw:line draw:style-name="gr97" draw:layer="layout" svg:x1="4.249cm" svg:y1="3.391cm" svg:x2="4.249cm" svg:y2="3.238cm">
          <text:p/>
        </draw:line>
        <draw:line draw:style-name="gr97" draw:layer="layout" svg:x1="4.172cm" svg:y1="3.314cm" svg:x2="4.326cm" svg:y2="3.314cm">
          <text:p/>
        </draw:line>
        <draw:line draw:style-name="gr97" draw:layer="layout" svg:x1="4.249cm" svg:y1="2.972cm" svg:x2="4.249cm" svg:y2="2.819cm">
          <text:p/>
        </draw:line>
        <draw:line draw:style-name="gr97" draw:layer="layout" svg:x1="4.172cm" svg:y1="2.896cm" svg:x2="4.326cm" svg:y2="2.896cm">
          <text:p/>
        </draw:line>
        <draw:line draw:style-name="gr97" draw:layer="layout" svg:x1="4.278cm" svg:y1="13.352cm" svg:x2="4.278cm" svg:y2="13.199cm">
          <text:p/>
        </draw:line>
        <draw:line draw:style-name="gr97" draw:layer="layout" svg:x1="4.202cm" svg:y1="13.276cm" svg:x2="4.355cm" svg:y2="13.276cm">
          <text:p/>
        </draw:line>
        <draw:line draw:style-name="gr97" draw:layer="layout" svg:x1="4.278cm" svg:y1="13cm" svg:x2="4.278cm" svg:y2="12.846cm">
          <text:p/>
        </draw:line>
        <draw:line draw:style-name="gr97" draw:layer="layout" svg:x1="4.202cm" svg:y1="12.923cm" svg:x2="4.355cm" svg:y2="12.923cm">
          <text:p/>
        </draw:line>
        <draw:line draw:style-name="gr97" draw:layer="layout" svg:x1="4.278cm" svg:y1="12.956cm" svg:x2="4.278cm" svg:y2="12.802cm">
          <text:p/>
        </draw:line>
        <draw:line draw:style-name="gr97" draw:layer="layout" svg:x1="4.202cm" svg:y1="12.879cm" svg:x2="4.355cm" svg:y2="12.879cm">
          <text:p/>
        </draw:line>
        <draw:line draw:style-name="gr97" draw:layer="layout" svg:x1="4.278cm" svg:y1="12.338cm" svg:x2="4.278cm" svg:y2="12.184cm">
          <text:p/>
        </draw:line>
        <draw:line draw:style-name="gr97" draw:layer="layout" svg:x1="4.202cm" svg:y1="12.261cm" svg:x2="4.355cm" svg:y2="12.261cm">
          <text:p/>
        </draw:line>
        <draw:line draw:style-name="gr97" draw:layer="layout" svg:x1="4.278cm" svg:y1="12.228cm" svg:x2="4.278cm" svg:y2="12.075cm">
          <text:p/>
        </draw:line>
        <draw:line draw:style-name="gr97" draw:layer="layout" svg:x1="4.202cm" svg:y1="12.151cm" svg:x2="4.355cm" svg:y2="12.151cm">
          <text:p/>
        </draw:line>
        <draw:line draw:style-name="gr97" draw:layer="layout" svg:x1="4.278cm" svg:y1="12.14cm" svg:x2="4.278cm" svg:y2="11.987cm">
          <text:p/>
        </draw:line>
        <draw:line draw:style-name="gr97" draw:layer="layout" svg:x1="4.202cm" svg:y1="12.064cm" svg:x2="4.355cm" svg:y2="12.064cm">
          <text:p/>
        </draw:line>
        <draw:line draw:style-name="gr97" draw:layer="layout" svg:x1="4.278cm" svg:y1="12.097cm" svg:x2="4.278cm" svg:y2="11.943cm">
          <text:p/>
        </draw:line>
        <draw:line draw:style-name="gr97" draw:layer="layout" svg:x1="4.202cm" svg:y1="12.02cm" svg:x2="4.355cm" svg:y2="12.02cm">
          <text:p/>
        </draw:line>
        <draw:line draw:style-name="gr97" draw:layer="layout" svg:x1="4.278cm" svg:y1="12.009cm" svg:x2="4.278cm" svg:y2="11.856cm">
          <text:p/>
        </draw:line>
        <draw:line draw:style-name="gr97" draw:layer="layout" svg:x1="4.202cm" svg:y1="11.932cm" svg:x2="4.355cm" svg:y2="11.932cm">
          <text:p/>
        </draw:line>
        <draw:line draw:style-name="gr97" draw:layer="layout" svg:x1="4.278cm" svg:y1="11.59cm" svg:x2="4.278cm" svg:y2="11.437cm">
          <text:p/>
        </draw:line>
        <draw:line draw:style-name="gr97" draw:layer="layout" svg:x1="4.202cm" svg:y1="11.514cm" svg:x2="4.355cm" svg:y2="11.514cm">
          <text:p/>
        </draw:line>
        <draw:line draw:style-name="gr97" draw:layer="layout" svg:x1="4.278cm" svg:y1="11.5cm" svg:x2="4.278cm" svg:y2="11.347cm">
          <text:p/>
        </draw:line>
        <draw:line draw:style-name="gr97" draw:layer="layout" svg:x1="4.202cm" svg:y1="11.424cm" svg:x2="4.355cm" svg:y2="11.424cm">
          <text:p/>
        </draw:line>
        <draw:line draw:style-name="gr97" draw:layer="layout" svg:x1="4.278cm" svg:y1="11.169cm" svg:x2="4.278cm" svg:y2="11.016cm">
          <text:p/>
        </draw:line>
        <draw:line draw:style-name="gr97" draw:layer="layout" svg:x1="4.202cm" svg:y1="11.093cm" svg:x2="4.355cm" svg:y2="11.093cm">
          <text:p/>
        </draw:line>
        <draw:line draw:style-name="gr97" draw:layer="layout" svg:x1="4.278cm" svg:y1="11.038cm" svg:x2="4.278cm" svg:y2="10.885cm">
          <text:p/>
        </draw:line>
        <draw:line draw:style-name="gr97" draw:layer="layout" svg:x1="4.202cm" svg:y1="10.961cm" svg:x2="4.355cm" svg:y2="10.961cm">
          <text:p/>
        </draw:line>
        <draw:line draw:style-name="gr97" draw:layer="layout" svg:x1="4.278cm" svg:y1="11.016cm" svg:x2="4.278cm" svg:y2="10.863cm">
          <text:p/>
        </draw:line>
        <draw:line draw:style-name="gr97" draw:layer="layout" svg:x1="4.202cm" svg:y1="10.939cm" svg:x2="4.355cm" svg:y2="10.939cm">
          <text:p/>
        </draw:line>
        <draw:line draw:style-name="gr97" draw:layer="layout" svg:x1="4.278cm" svg:y1="10.906cm" svg:x2="4.278cm" svg:y2="10.753cm">
          <text:p/>
        </draw:line>
        <draw:line draw:style-name="gr97" draw:layer="layout" svg:x1="4.202cm" svg:y1="10.83cm" svg:x2="4.355cm" svg:y2="10.83cm">
          <text:p/>
        </draw:line>
        <draw:line draw:style-name="gr97" draw:layer="layout" svg:x1="4.278cm" svg:y1="10.863cm" svg:x2="4.278cm" svg:y2="10.709cm">
          <text:p/>
        </draw:line>
        <draw:line draw:style-name="gr97" draw:layer="layout" svg:x1="4.202cm" svg:y1="10.786cm" svg:x2="4.355cm" svg:y2="10.786cm">
          <text:p/>
        </draw:line>
        <draw:line draw:style-name="gr97" draw:layer="layout" svg:x1="4.278cm" svg:y1="10.422cm" svg:x2="4.278cm" svg:y2="10.269cm">
          <text:p/>
        </draw:line>
        <draw:line draw:style-name="gr97" draw:layer="layout" svg:x1="4.202cm" svg:y1="10.346cm" svg:x2="4.355cm" svg:y2="10.346cm">
          <text:p/>
        </draw:line>
        <draw:line draw:style-name="gr97" draw:layer="layout" svg:x1="4.278cm" svg:y1="10.354cm" svg:x2="4.278cm" svg:y2="10.201cm">
          <text:p/>
        </draw:line>
        <draw:line draw:style-name="gr97" draw:layer="layout" svg:x1="4.202cm" svg:y1="10.277cm" svg:x2="4.355cm" svg:y2="10.277cm">
          <text:p/>
        </draw:line>
        <draw:line draw:style-name="gr97" draw:layer="layout" svg:x1="4.278cm" svg:y1="10.31cm" svg:x2="4.278cm" svg:y2="10.157cm">
          <text:p/>
        </draw:line>
        <draw:line draw:style-name="gr97" draw:layer="layout" svg:x1="4.202cm" svg:y1="10.234cm" svg:x2="4.355cm" svg:y2="10.234cm">
          <text:p/>
        </draw:line>
        <draw:line draw:style-name="gr97" draw:layer="layout" svg:x1="4.278cm" svg:y1="10.091cm" svg:x2="4.278cm" svg:y2="9.938cm">
          <text:p/>
        </draw:line>
        <draw:line draw:style-name="gr97" draw:layer="layout" svg:x1="4.202cm" svg:y1="10.015cm" svg:x2="4.355cm" svg:y2="10.015cm">
          <text:p/>
        </draw:line>
        <draw:line draw:style-name="gr97" draw:layer="layout" svg:x1="4.278cm" svg:y1="10.025cm" svg:x2="4.278cm" svg:y2="9.872cm">
          <text:p/>
        </draw:line>
        <draw:line draw:style-name="gr97" draw:layer="layout" svg:x1="4.202cm" svg:y1="9.949cm" svg:x2="4.355cm" svg:y2="9.949cm">
          <text:p/>
        </draw:line>
        <draw:line draw:style-name="gr97" draw:layer="layout" svg:x1="4.278cm" svg:y1="9.914cm" svg:x2="4.278cm" svg:y2="9.76cm">
          <text:p/>
        </draw:line>
        <draw:line draw:style-name="gr97" draw:layer="layout" svg:x1="4.202cm" svg:y1="9.837cm" svg:x2="4.355cm" svg:y2="9.837cm">
          <text:p/>
        </draw:line>
        <draw:line draw:style-name="gr97" draw:layer="layout" svg:x1="4.278cm" svg:y1="9.738cm" svg:x2="4.278cm" svg:y2="9.585cm">
          <text:p/>
        </draw:line>
        <draw:line draw:style-name="gr97" draw:layer="layout" svg:x1="4.202cm" svg:y1="9.662cm" svg:x2="4.355cm" svg:y2="9.662cm">
          <text:p/>
        </draw:line>
        <draw:line draw:style-name="gr97" draw:layer="layout" svg:x1="4.278cm" svg:y1="9.429cm" svg:x2="4.278cm" svg:y2="9.276cm">
          <text:p/>
        </draw:line>
        <draw:line draw:style-name="gr97" draw:layer="layout" svg:x1="4.202cm" svg:y1="9.353cm" svg:x2="4.355cm" svg:y2="9.353cm">
          <text:p/>
        </draw:line>
        <draw:line draw:style-name="gr97" draw:layer="layout" svg:x1="4.278cm" svg:y1="9.276cm" svg:x2="4.278cm" svg:y2="9.123cm">
          <text:p/>
        </draw:line>
        <draw:line draw:style-name="gr97" draw:layer="layout" svg:x1="4.202cm" svg:y1="9.199cm" svg:x2="4.355cm" svg:y2="9.199cm">
          <text:p/>
        </draw:line>
        <draw:line draw:style-name="gr97" draw:layer="layout" svg:x1="4.278cm" svg:y1="9.12cm" svg:x2="4.278cm" svg:y2="8.967cm">
          <text:p/>
        </draw:line>
        <draw:line draw:style-name="gr97" draw:layer="layout" svg:x1="4.202cm" svg:y1="9.043cm" svg:x2="4.355cm" svg:y2="9.043cm">
          <text:p/>
        </draw:line>
        <draw:line draw:style-name="gr97" draw:layer="layout" svg:x1="4.278cm" svg:y1="8.77cm" svg:x2="4.278cm" svg:y2="8.616cm">
          <text:p/>
        </draw:line>
        <draw:line draw:style-name="gr97" draw:layer="layout" svg:x1="4.202cm" svg:y1="8.693cm" svg:x2="4.355cm" svg:y2="8.693cm">
          <text:p/>
        </draw:line>
        <draw:line draw:style-name="gr97" draw:layer="layout" svg:x1="4.278cm" svg:y1="8.658cm" svg:x2="4.278cm" svg:y2="8.504cm">
          <text:p/>
        </draw:line>
        <draw:line draw:style-name="gr97" draw:layer="layout" svg:x1="4.202cm" svg:y1="8.581cm" svg:x2="4.355cm" svg:y2="8.581cm">
          <text:p/>
        </draw:line>
        <draw:line draw:style-name="gr97" draw:layer="layout" svg:x1="4.278cm" svg:y1="8.57cm" svg:x2="4.278cm" svg:y2="8.417cm">
          <text:p/>
        </draw:line>
        <draw:line draw:style-name="gr97" draw:layer="layout" svg:x1="4.202cm" svg:y1="8.493cm" svg:x2="4.355cm" svg:y2="8.493cm">
          <text:p/>
        </draw:line>
        <draw:line draw:style-name="gr97" draw:layer="layout" svg:x1="4.278cm" svg:y1="8.351cm" svg:x2="4.278cm" svg:y2="8.198cm">
          <text:p/>
        </draw:line>
        <draw:line draw:style-name="gr97" draw:layer="layout" svg:x1="4.202cm" svg:y1="8.274cm" svg:x2="4.355cm" svg:y2="8.274cm">
          <text:p/>
        </draw:line>
        <draw:line draw:style-name="gr97" draw:layer="layout" svg:x1="4.278cm" svg:y1="8.239cm" svg:x2="4.278cm" svg:y2="8.086cm">
          <text:p/>
        </draw:line>
        <draw:line draw:style-name="gr97" draw:layer="layout" svg:x1="4.202cm" svg:y1="8.162cm" svg:x2="4.355cm" svg:y2="8.162cm">
          <text:p/>
        </draw:line>
        <draw:line draw:style-name="gr97" draw:layer="layout" svg:x1="4.278cm" svg:y1="8.195cm" svg:x2="4.278cm" svg:y2="8.042cm">
          <text:p/>
        </draw:line>
        <draw:line draw:style-name="gr97" draw:layer="layout" svg:x1="4.202cm" svg:y1="8.119cm" svg:x2="4.355cm" svg:y2="8.119cm">
          <text:p/>
        </draw:line>
        <draw:line draw:style-name="gr97" draw:layer="layout" svg:x1="4.278cm" svg:y1="8.064cm" svg:x2="4.278cm" svg:y2="7.911cm">
          <text:p/>
        </draw:line>
        <draw:line draw:style-name="gr97" draw:layer="layout" svg:x1="4.202cm" svg:y1="7.987cm" svg:x2="4.355cm" svg:y2="7.987cm">
          <text:p/>
        </draw:line>
        <draw:line draw:style-name="gr97" draw:layer="layout" svg:x1="4.278cm" svg:y1="7.667cm" svg:x2="4.278cm" svg:y2="7.514cm">
          <text:p/>
        </draw:line>
        <draw:line draw:style-name="gr97" draw:layer="layout" svg:x1="4.202cm" svg:y1="7.591cm" svg:x2="4.355cm" svg:y2="7.591cm">
          <text:p/>
        </draw:line>
        <draw:line draw:style-name="gr97" draw:layer="layout" svg:x1="4.278cm" svg:y1="7.558cm" svg:x2="4.278cm" svg:y2="7.404cm">
          <text:p/>
        </draw:line>
        <draw:line draw:style-name="gr97" draw:layer="layout" svg:x1="4.202cm" svg:y1="7.481cm" svg:x2="4.355cm" svg:y2="7.481cm">
          <text:p/>
        </draw:line>
        <draw:line draw:style-name="gr97" draw:layer="layout" svg:x1="4.278cm" svg:y1="7.49cm" svg:x2="4.278cm" svg:y2="7.336cm">
          <text:p/>
        </draw:line>
        <draw:line draw:style-name="gr97" draw:layer="layout" svg:x1="4.202cm" svg:y1="7.413cm" svg:x2="4.355cm" svg:y2="7.413cm">
          <text:p/>
        </draw:line>
        <draw:line draw:style-name="gr97" draw:layer="layout" svg:x1="4.278cm" svg:y1="7.336cm" svg:x2="4.278cm" svg:y2="7.183cm">
          <text:p/>
        </draw:line>
        <draw:line draw:style-name="gr97" draw:layer="layout" svg:x1="4.202cm" svg:y1="7.26cm" svg:x2="4.355cm" svg:y2="7.26cm">
          <text:p/>
        </draw:line>
        <draw:line draw:style-name="gr97" draw:layer="layout" svg:x1="4.278cm" svg:y1="7.205cm" svg:x2="4.278cm" svg:y2="7.051cm">
          <text:p/>
        </draw:line>
        <draw:line draw:style-name="gr97" draw:layer="layout" svg:x1="4.202cm" svg:y1="7.128cm" svg:x2="4.355cm" svg:y2="7.128cm">
          <text:p/>
        </draw:line>
        <draw:line draw:style-name="gr97" draw:layer="layout" svg:x1="4.278cm" svg:y1="6.455cm" svg:x2="4.278cm" svg:y2="6.302cm">
          <text:p/>
        </draw:line>
        <draw:line draw:style-name="gr97" draw:layer="layout" svg:x1="4.202cm" svg:y1="6.378cm" svg:x2="4.355cm" svg:y2="6.378cm">
          <text:p/>
        </draw:line>
        <draw:line draw:style-name="gr97" draw:layer="layout" svg:x1="4.278cm" svg:y1="6.124cm" svg:x2="4.278cm" svg:y2="5.971cm">
          <text:p/>
        </draw:line>
        <draw:line draw:style-name="gr97" draw:layer="layout" svg:x1="4.202cm" svg:y1="6.047cm" svg:x2="4.355cm" svg:y2="6.047cm">
          <text:p/>
        </draw:line>
        <draw:line draw:style-name="gr97" draw:layer="layout" svg:x1="4.278cm" svg:y1="6.058cm" svg:x2="4.278cm" svg:y2="5.905cm">
          <text:p/>
        </draw:line>
        <draw:line draw:style-name="gr97" draw:layer="layout" svg:x1="4.202cm" svg:y1="5.982cm" svg:x2="4.355cm" svg:y2="5.982cm">
          <text:p/>
        </draw:line>
        <draw:line draw:style-name="gr97" draw:layer="layout" svg:x1="4.278cm" svg:y1="5.883cm" svg:x2="4.278cm" svg:y2="5.73cm">
          <text:p/>
        </draw:line>
        <draw:line draw:style-name="gr97" draw:layer="layout" svg:x1="4.202cm" svg:y1="5.807cm" svg:x2="4.355cm" svg:y2="5.807cm">
          <text:p/>
        </draw:line>
        <draw:line draw:style-name="gr97" draw:layer="layout" svg:x1="4.278cm" svg:y1="5.837cm" svg:x2="4.278cm" svg:y2="5.684cm">
          <text:p/>
        </draw:line>
        <draw:line draw:style-name="gr97" draw:layer="layout" svg:x1="4.202cm" svg:y1="5.76cm" svg:x2="4.355cm" svg:y2="5.76cm">
          <text:p/>
        </draw:line>
        <draw:line draw:style-name="gr97" draw:layer="layout" svg:x1="4.278cm" svg:y1="5.684cm" svg:x2="4.278cm" svg:y2="5.53cm">
          <text:p/>
        </draw:line>
        <draw:line draw:style-name="gr97" draw:layer="layout" svg:x1="4.202cm" svg:y1="5.607cm" svg:x2="4.355cm" svg:y2="5.607cm">
          <text:p/>
        </draw:line>
        <draw:line draw:style-name="gr97" draw:layer="layout" svg:x1="4.278cm" svg:y1="5.508cm" svg:x2="4.278cm" svg:y2="5.355cm">
          <text:p/>
        </draw:line>
        <draw:line draw:style-name="gr97" draw:layer="layout" svg:x1="4.202cm" svg:y1="5.432cm" svg:x2="4.355cm" svg:y2="5.432cm">
          <text:p/>
        </draw:line>
        <draw:line draw:style-name="gr97" draw:layer="layout" svg:x1="4.278cm" svg:y1="4.912cm" svg:x2="4.278cm" svg:y2="4.759cm">
          <text:p/>
        </draw:line>
        <draw:line draw:style-name="gr97" draw:layer="layout" svg:x1="4.202cm" svg:y1="4.836cm" svg:x2="4.355cm" svg:y2="4.836cm">
          <text:p/>
        </draw:line>
        <draw:line draw:style-name="gr97" draw:layer="layout" svg:x1="4.278cm" svg:y1="4.603cm" svg:x2="4.278cm" svg:y2="4.45cm">
          <text:p/>
        </draw:line>
        <draw:line draw:style-name="gr97" draw:layer="layout" svg:x1="4.202cm" svg:y1="4.526cm" svg:x2="4.355cm" svg:y2="4.526cm">
          <text:p/>
        </draw:line>
        <draw:line draw:style-name="gr97" draw:layer="layout" svg:x1="4.278cm" svg:y1="3.9cm" svg:x2="4.278cm" svg:y2="3.746cm">
          <text:p/>
        </draw:line>
        <draw:line draw:style-name="gr97" draw:layer="layout" svg:x1="4.202cm" svg:y1="3.823cm" svg:x2="4.355cm" svg:y2="3.823cm">
          <text:p/>
        </draw:line>
        <draw:line draw:style-name="gr97" draw:layer="layout" svg:x1="4.278cm" svg:y1="3.678cm" svg:x2="4.278cm" svg:y2="3.525cm">
          <text:p/>
        </draw:line>
        <draw:line draw:style-name="gr97" draw:layer="layout" svg:x1="4.202cm" svg:y1="3.602cm" svg:x2="4.355cm" svg:y2="3.602cm">
          <text:p/>
        </draw:line>
        <draw:line draw:style-name="gr97" draw:layer="layout" svg:x1="4.278cm" svg:y1="3.26cm" svg:x2="4.278cm" svg:y2="3.106cm">
          <text:p/>
        </draw:line>
        <draw:line draw:style-name="gr97" draw:layer="layout" svg:x1="4.202cm" svg:y1="3.183cm" svg:x2="4.355cm" svg:y2="3.183cm">
          <text:p/>
        </draw:line>
        <draw:line draw:style-name="gr97" draw:layer="layout" svg:x1="4.278cm" svg:y1="3.238cm" svg:x2="4.278cm" svg:y2="3.084cm">
          <text:p/>
        </draw:line>
        <draw:line draw:style-name="gr97" draw:layer="layout" svg:x1="4.202cm" svg:y1="3.161cm" svg:x2="4.355cm" svg:y2="3.161cm">
          <text:p/>
        </draw:line>
        <draw:line draw:style-name="gr97" draw:layer="layout" svg:x1="4.278cm" svg:y1="2.885cm" svg:x2="4.278cm" svg:y2="2.732cm">
          <text:p/>
        </draw:line>
        <draw:line draw:style-name="gr97" draw:layer="layout" svg:x1="4.202cm" svg:y1="2.808cm" svg:x2="4.355cm" svg:y2="2.808cm">
          <text:p/>
        </draw:line>
        <draw:line draw:style-name="gr97" draw:layer="layout" svg:x1="4.31cm" svg:y1="13.153cm" svg:x2="4.31cm" svg:y2="13cm">
          <text:p/>
        </draw:line>
        <draw:line draw:style-name="gr97" draw:layer="layout" svg:x1="4.233cm" svg:y1="13.076cm" svg:x2="4.386cm" svg:y2="13.076cm">
          <text:p/>
        </draw:line>
        <draw:line draw:style-name="gr97" draw:layer="layout" svg:x1="4.31cm" svg:y1="12.934cm" svg:x2="4.31cm" svg:y2="12.78cm">
          <text:p/>
        </draw:line>
        <draw:line draw:style-name="gr97" draw:layer="layout" svg:x1="4.233cm" svg:y1="12.857cm" svg:x2="4.386cm" svg:y2="12.857cm">
          <text:p/>
        </draw:line>
        <draw:line draw:style-name="gr97" draw:layer="layout" svg:x1="4.31cm" svg:y1="12.294cm" svg:x2="4.31cm" svg:y2="12.14cm">
          <text:p/>
        </draw:line>
        <draw:line draw:style-name="gr97" draw:layer="layout" svg:x1="4.233cm" svg:y1="12.217cm" svg:x2="4.386cm" svg:y2="12.217cm">
          <text:p/>
        </draw:line>
        <draw:line draw:style-name="gr97" draw:layer="layout" svg:x1="4.31cm" svg:y1="12.118cm" svg:x2="4.31cm" svg:y2="11.965cm">
          <text:p/>
        </draw:line>
        <draw:line draw:style-name="gr97" draw:layer="layout" svg:x1="4.233cm" svg:y1="12.042cm" svg:x2="4.386cm" svg:y2="12.042cm">
          <text:p/>
        </draw:line>
        <draw:line draw:style-name="gr97" draw:layer="layout" svg:x1="4.31cm" svg:y1="11.985cm" svg:x2="4.31cm" svg:y2="11.831cm">
          <text:p/>
        </draw:line>
        <draw:line draw:style-name="gr97" draw:layer="layout" svg:x1="4.233cm" svg:y1="11.908cm" svg:x2="4.386cm" svg:y2="11.908cm">
          <text:p/>
        </draw:line>
        <draw:line draw:style-name="gr97" draw:layer="layout" svg:x1="4.31cm" svg:y1="11.809cm" svg:x2="4.31cm" svg:y2="11.656cm">
          <text:p/>
        </draw:line>
        <draw:line draw:style-name="gr97" draw:layer="layout" svg:x1="4.233cm" svg:y1="11.733cm" svg:x2="4.386cm" svg:y2="11.733cm">
          <text:p/>
        </draw:line>
        <draw:line draw:style-name="gr97" draw:layer="layout" svg:x1="4.31cm" svg:y1="11.544cm" svg:x2="4.31cm" svg:y2="11.391cm">
          <text:p/>
        </draw:line>
        <draw:line draw:style-name="gr97" draw:layer="layout" svg:x1="4.233cm" svg:y1="11.467cm" svg:x2="4.386cm" svg:y2="11.467cm">
          <text:p/>
        </draw:line>
        <draw:line draw:style-name="gr97" draw:layer="layout" svg:x1="4.31cm" svg:y1="10.885cm" svg:x2="4.31cm" svg:y2="10.731cm">
          <text:p/>
        </draw:line>
        <draw:line draw:style-name="gr97" draw:layer="layout" svg:x1="4.233cm" svg:y1="10.808cm" svg:x2="4.386cm" svg:y2="10.808cm">
          <text:p/>
        </draw:line>
        <draw:line draw:style-name="gr97" draw:layer="layout" svg:x1="4.31cm" svg:y1="10.841cm" svg:x2="4.31cm" svg:y2="10.687cm">
          <text:p/>
        </draw:line>
        <draw:line draw:style-name="gr97" draw:layer="layout" svg:x1="4.233cm" svg:y1="10.764cm" svg:x2="4.386cm" svg:y2="10.764cm">
          <text:p/>
        </draw:line>
        <draw:line draw:style-name="gr97" draw:layer="layout" svg:x1="4.31cm" svg:y1="10.619cm" svg:x2="4.31cm" svg:y2="10.466cm">
          <text:p/>
        </draw:line>
        <draw:line draw:style-name="gr97" draw:layer="layout" svg:x1="4.233cm" svg:y1="10.543cm" svg:x2="4.386cm" svg:y2="10.543cm">
          <text:p/>
        </draw:line>
        <draw:line draw:style-name="gr97" draw:layer="layout" svg:x1="4.31cm" svg:y1="10.444cm" svg:x2="4.31cm" svg:y2="10.291cm">
          <text:p/>
        </draw:line>
        <draw:line draw:style-name="gr97" draw:layer="layout" svg:x1="4.233cm" svg:y1="10.367cm" svg:x2="4.386cm" svg:y2="10.367cm">
          <text:p/>
        </draw:line>
        <draw:line draw:style-name="gr97" draw:layer="layout" svg:x1="4.31cm" svg:y1="10.354cm" svg:x2="4.31cm" svg:y2="10.201cm">
          <text:p/>
        </draw:line>
        <draw:line draw:style-name="gr97" draw:layer="layout" svg:x1="4.233cm" svg:y1="10.277cm" svg:x2="4.386cm" svg:y2="10.277cm">
          <text:p/>
        </draw:line>
        <draw:line draw:style-name="gr97" draw:layer="layout" svg:x1="4.31cm" svg:y1="10.244cm" svg:x2="4.31cm" svg:y2="10.091cm">
          <text:p/>
        </draw:line>
        <draw:line draw:style-name="gr97" draw:layer="layout" svg:x1="4.233cm" svg:y1="10.168cm" svg:x2="4.386cm" svg:y2="10.168cm">
          <text:p/>
        </draw:line>
        <draw:line draw:style-name="gr97" draw:layer="layout" svg:x1="4.31cm" svg:y1="9.166cm" svg:x2="4.31cm" svg:y2="9.013cm">
          <text:p/>
        </draw:line>
        <draw:line draw:style-name="gr97" draw:layer="layout" svg:x1="4.233cm" svg:y1="9.09cm" svg:x2="4.386cm" svg:y2="9.09cm">
          <text:p/>
        </draw:line>
        <draw:line draw:style-name="gr97" draw:layer="layout" svg:x1="4.31cm" svg:y1="8.702cm" svg:x2="4.31cm" svg:y2="8.548cm">
          <text:p/>
        </draw:line>
        <draw:line draw:style-name="gr97" draw:layer="layout" svg:x1="4.233cm" svg:y1="8.625cm" svg:x2="4.386cm" svg:y2="8.625cm">
          <text:p/>
        </draw:line>
        <draw:line draw:style-name="gr97" draw:layer="layout" svg:x1="4.31cm" svg:y1="8.151cm" svg:x2="4.31cm" svg:y2="7.998cm">
          <text:p/>
        </draw:line>
        <draw:line draw:style-name="gr97" draw:layer="layout" svg:x1="4.233cm" svg:y1="8.075cm" svg:x2="4.386cm" svg:y2="8.075cm">
          <text:p/>
        </draw:line>
        <draw:line draw:style-name="gr97" draw:layer="layout" svg:x1="4.31cm" svg:y1="7.932cm" svg:x2="4.31cm" svg:y2="7.779cm">
          <text:p/>
        </draw:line>
        <draw:line draw:style-name="gr97" draw:layer="layout" svg:x1="4.233cm" svg:y1="7.856cm" svg:x2="4.386cm" svg:y2="7.856cm">
          <text:p/>
        </draw:line>
        <draw:line draw:style-name="gr97" draw:layer="layout" svg:x1="4.31cm" svg:y1="7.799cm" svg:x2="4.31cm" svg:y2="7.645cm">
          <text:p/>
        </draw:line>
        <draw:line draw:style-name="gr97" draw:layer="layout" svg:x1="4.233cm" svg:y1="7.722cm" svg:x2="4.386cm" svg:y2="7.722cm">
          <text:p/>
        </draw:line>
        <draw:line draw:style-name="gr97" draw:layer="layout" svg:x1="4.31cm" svg:y1="7.38cm" svg:x2="4.31cm" svg:y2="7.227cm">
          <text:p/>
        </draw:line>
        <draw:line draw:style-name="gr97" draw:layer="layout" svg:x1="4.233cm" svg:y1="7.303cm" svg:x2="4.386cm" svg:y2="7.303cm">
          <text:p/>
        </draw:line>
        <draw:line draw:style-name="gr97" draw:layer="layout" svg:x1="4.31cm" svg:y1="7.336cm" svg:x2="4.31cm" svg:y2="7.183cm">
          <text:p/>
        </draw:line>
        <draw:line draw:style-name="gr97" draw:layer="layout" svg:x1="4.233cm" svg:y1="7.26cm" svg:x2="4.386cm" svg:y2="7.26cm">
          <text:p/>
        </draw:line>
        <draw:line draw:style-name="gr97" draw:layer="layout" svg:x1="4.31cm" svg:y1="6.764cm" svg:x2="4.31cm" svg:y2="6.611cm">
          <text:p/>
        </draw:line>
        <draw:line draw:style-name="gr97" draw:layer="layout" svg:x1="4.233cm" svg:y1="6.688cm" svg:x2="4.386cm" svg:y2="6.688cm">
          <text:p/>
        </draw:line>
        <draw:line draw:style-name="gr97" draw:layer="layout" svg:x1="4.31cm" svg:y1="6.168cm" svg:x2="4.31cm" svg:y2="6.015cm">
          <text:p/>
        </draw:line>
        <draw:line draw:style-name="gr97" draw:layer="layout" svg:x1="4.233cm" svg:y1="6.091cm" svg:x2="4.386cm" svg:y2="6.091cm">
          <text:p/>
        </draw:line>
        <draw:line draw:style-name="gr97" draw:layer="layout" svg:x1="4.31cm" svg:y1="6.015cm" svg:x2="4.31cm" svg:y2="5.861cm">
          <text:p/>
        </draw:line>
        <draw:line draw:style-name="gr97" draw:layer="layout" svg:x1="4.233cm" svg:y1="5.938cm" svg:x2="4.386cm" svg:y2="5.938cm">
          <text:p/>
        </draw:line>
        <draw:line draw:style-name="gr97" draw:layer="layout" svg:x1="4.31cm" svg:y1="5.905cm" svg:x2="4.31cm" svg:y2="5.752cm">
          <text:p/>
        </draw:line>
        <draw:line draw:style-name="gr97" draw:layer="layout" svg:x1="4.233cm" svg:y1="5.828cm" svg:x2="4.386cm" svg:y2="5.828cm">
          <text:p/>
        </draw:line>
        <draw:line draw:style-name="gr97" draw:layer="layout" svg:x1="4.31cm" svg:y1="5.749cm" svg:x2="4.31cm" svg:y2="5.596cm">
          <text:p/>
        </draw:line>
        <draw:line draw:style-name="gr97" draw:layer="layout" svg:x1="4.233cm" svg:y1="5.673cm" svg:x2="4.386cm" svg:y2="5.673cm">
          <text:p/>
        </draw:line>
        <draw:line draw:style-name="gr97" draw:layer="layout" svg:x1="4.31cm" svg:y1="5.574cm" svg:x2="4.31cm" svg:y2="5.421cm">
          <text:p/>
        </draw:line>
        <draw:line draw:style-name="gr97" draw:layer="layout" svg:x1="4.233cm" svg:y1="5.497cm" svg:x2="4.386cm" svg:y2="5.497cm">
          <text:p/>
        </draw:line>
        <draw:line draw:style-name="gr97" draw:layer="layout" svg:x1="4.31cm" svg:y1="5.508cm" svg:x2="4.31cm" svg:y2="5.355cm">
          <text:p/>
        </draw:line>
        <draw:line draw:style-name="gr97" draw:layer="layout" svg:x1="4.233cm" svg:y1="5.432cm" svg:x2="4.386cm" svg:y2="5.432cm">
          <text:p/>
        </draw:line>
        <draw:line draw:style-name="gr97" draw:layer="layout" svg:x1="4.31cm" svg:y1="5.156cm" svg:x2="4.31cm" svg:y2="5.002cm">
          <text:p/>
        </draw:line>
        <draw:line draw:style-name="gr97" draw:layer="layout" svg:x1="4.233cm" svg:y1="5.079cm" svg:x2="4.386cm" svg:y2="5.079cm">
          <text:p/>
        </draw:line>
        <draw:line draw:style-name="gr97" draw:layer="layout" svg:x1="4.31cm" svg:y1="5.09cm" svg:x2="4.31cm" svg:y2="4.936cm">
          <text:p/>
        </draw:line>
        <draw:line draw:style-name="gr97" draw:layer="layout" svg:x1="4.233cm" svg:y1="5.013cm" svg:x2="4.386cm" svg:y2="5.013cm">
          <text:p/>
        </draw:line>
        <draw:line draw:style-name="gr97" draw:layer="layout" svg:x1="4.31cm" svg:y1="5cm" svg:x2="4.31cm" svg:y2="4.846cm">
          <text:p/>
        </draw:line>
        <draw:line draw:style-name="gr97" draw:layer="layout" svg:x1="4.233cm" svg:y1="4.923cm" svg:x2="4.386cm" svg:y2="4.923cm">
          <text:p/>
        </draw:line>
        <draw:line draw:style-name="gr97" draw:layer="layout" svg:x1="4.31cm" svg:y1="4.956cm" svg:x2="4.31cm" svg:y2="4.803cm">
          <text:p/>
        </draw:line>
        <draw:line draw:style-name="gr97" draw:layer="layout" svg:x1="4.233cm" svg:y1="4.879cm" svg:x2="4.386cm" svg:y2="4.879cm">
          <text:p/>
        </draw:line>
        <draw:line draw:style-name="gr97" draw:layer="layout" svg:x1="4.31cm" svg:y1="4.89cm" svg:x2="4.31cm" svg:y2="4.737cm">
          <text:p/>
        </draw:line>
        <draw:line draw:style-name="gr97" draw:layer="layout" svg:x1="4.233cm" svg:y1="4.814cm" svg:x2="4.386cm" svg:y2="4.814cm">
          <text:p/>
        </draw:line>
        <draw:line draw:style-name="gr97" draw:layer="layout" svg:x1="4.31cm" svg:y1="4.559cm" svg:x2="4.31cm" svg:y2="4.406cm">
          <text:p/>
        </draw:line>
        <draw:line draw:style-name="gr97" draw:layer="layout" svg:x1="4.233cm" svg:y1="4.483cm" svg:x2="4.386cm" svg:y2="4.483cm">
          <text:p/>
        </draw:line>
        <draw:line draw:style-name="gr97" draw:layer="layout" svg:x1="4.31cm" svg:y1="4.537cm" svg:x2="4.31cm" svg:y2="4.384cm">
          <text:p/>
        </draw:line>
        <draw:line draw:style-name="gr97" draw:layer="layout" svg:x1="4.233cm" svg:y1="4.461cm" svg:x2="4.386cm" svg:y2="4.461cm">
          <text:p/>
        </draw:line>
        <draw:line draw:style-name="gr97" draw:layer="layout" svg:x1="4.31cm" svg:y1="4.075cm" svg:x2="4.31cm" svg:y2="3.922cm">
          <text:p/>
        </draw:line>
        <draw:line draw:style-name="gr97" draw:layer="layout" svg:x1="4.233cm" svg:y1="3.998cm" svg:x2="4.386cm" svg:y2="3.998cm">
          <text:p/>
        </draw:line>
        <draw:line draw:style-name="gr97" draw:layer="layout" svg:x1="4.31cm" svg:y1="3.878cm" svg:x2="4.31cm" svg:y2="3.724cm">
          <text:p/>
        </draw:line>
        <draw:line draw:style-name="gr97" draw:layer="layout" svg:x1="4.233cm" svg:y1="3.801cm" svg:x2="4.386cm" svg:y2="3.801cm">
          <text:p/>
        </draw:line>
        <draw:line draw:style-name="gr97" draw:layer="layout" svg:x1="4.31cm" svg:y1="3.547cm" svg:x2="4.31cm" svg:y2="3.394cm">
          <text:p/>
        </draw:line>
        <draw:line draw:style-name="gr97" draw:layer="layout" svg:x1="4.233cm" svg:y1="3.47cm" svg:x2="4.386cm" svg:y2="3.47cm">
          <text:p/>
        </draw:line>
        <draw:line draw:style-name="gr97" draw:layer="layout" svg:x1="4.31cm" svg:y1="3.481cm" svg:x2="4.31cm" svg:y2="3.328cm">
          <text:p/>
        </draw:line>
        <draw:line draw:style-name="gr97" draw:layer="layout" svg:x1="4.233cm" svg:y1="3.404cm" svg:x2="4.386cm" svg:y2="3.404cm">
          <text:p/>
        </draw:line>
        <draw:line draw:style-name="gr97" draw:layer="layout" svg:x1="4.31cm" svg:y1="3.303cm" svg:x2="4.31cm" svg:y2="3.15cm">
          <text:p/>
        </draw:line>
        <draw:line draw:style-name="gr97" draw:layer="layout" svg:x1="4.233cm" svg:y1="3.227cm" svg:x2="4.386cm" svg:y2="3.227cm">
          <text:p/>
        </draw:line>
        <draw:line draw:style-name="gr97" draw:layer="layout" svg:x1="4.31cm" svg:y1="2.819cm" svg:x2="4.31cm" svg:y2="2.666cm">
          <text:p/>
        </draw:line>
        <draw:line draw:style-name="gr97" draw:layer="layout" svg:x1="4.233cm" svg:y1="2.742cm" svg:x2="4.386cm" svg:y2="2.742cm">
          <text:p/>
        </draw:line>
        <draw:line draw:style-name="gr97" draw:layer="layout" svg:x1="4.339cm" svg:y1="13.087cm" svg:x2="4.339cm" svg:y2="12.934cm">
          <text:p/>
        </draw:line>
        <draw:line draw:style-name="gr97" draw:layer="layout" svg:x1="4.262cm" svg:y1="13.01cm" svg:x2="4.416cm" svg:y2="13.01cm">
          <text:p/>
        </draw:line>
        <draw:line draw:style-name="gr97" draw:layer="layout" svg:x1="4.339cm" svg:y1="12.912cm" svg:x2="4.339cm" svg:y2="12.759cm">
          <text:p/>
        </draw:line>
        <draw:line draw:style-name="gr97" draw:layer="layout" svg:x1="4.262cm" svg:y1="12.835cm" svg:x2="4.416cm" svg:y2="12.835cm">
          <text:p/>
        </draw:line>
        <draw:line draw:style-name="gr97" draw:layer="layout" svg:x1="4.339cm" svg:y1="12.625cm" svg:x2="4.339cm" svg:y2="12.471cm">
          <text:p/>
        </draw:line>
        <draw:line draw:style-name="gr97" draw:layer="layout" svg:x1="4.262cm" svg:y1="12.548cm" svg:x2="4.416cm" svg:y2="12.548cm">
          <text:p/>
        </draw:line>
        <draw:line draw:style-name="gr97" draw:layer="layout" svg:x1="4.339cm" svg:y1="12.537cm" svg:x2="4.339cm" svg:y2="12.384cm">
          <text:p/>
        </draw:line>
        <draw:line draw:style-name="gr97" draw:layer="layout" svg:x1="4.262cm" svg:y1="12.46cm" svg:x2="4.416cm" svg:y2="12.46cm">
          <text:p/>
        </draw:line>
        <draw:line draw:style-name="gr97" draw:layer="layout" svg:x1="4.339cm" svg:y1="12.428cm" svg:x2="4.339cm" svg:y2="12.274cm">
          <text:p/>
        </draw:line>
        <draw:line draw:style-name="gr97" draw:layer="layout" svg:x1="4.262cm" svg:y1="12.351cm" svg:x2="4.416cm" svg:y2="12.351cm">
          <text:p/>
        </draw:line>
        <draw:line draw:style-name="gr97" draw:layer="layout" svg:x1="4.339cm" svg:y1="12.406cm" svg:x2="4.339cm" svg:y2="12.252cm">
          <text:p/>
        </draw:line>
        <draw:line draw:style-name="gr97" draw:layer="layout" svg:x1="4.262cm" svg:y1="12.329cm" svg:x2="4.416cm" svg:y2="12.329cm">
          <text:p/>
        </draw:line>
        <draw:line draw:style-name="gr97" draw:layer="layout" svg:x1="4.339cm" svg:y1="11.809cm" svg:x2="4.339cm" svg:y2="11.656cm">
          <text:p/>
        </draw:line>
        <draw:line draw:style-name="gr97" draw:layer="layout" svg:x1="4.262cm" svg:y1="11.733cm" svg:x2="4.416cm" svg:y2="11.733cm">
          <text:p/>
        </draw:line>
        <draw:line draw:style-name="gr97" draw:layer="layout" svg:x1="4.339cm" svg:y1="11.722cm" svg:x2="4.339cm" svg:y2="11.568cm">
          <text:p/>
        </draw:line>
        <draw:line draw:style-name="gr97" draw:layer="layout" svg:x1="4.262cm" svg:y1="11.645cm" svg:x2="4.416cm" svg:y2="11.645cm">
          <text:p/>
        </draw:line>
        <draw:line draw:style-name="gr97" draw:layer="layout" svg:x1="4.339cm" svg:y1="10.488cm" svg:x2="4.339cm" svg:y2="10.335cm">
          <text:p/>
        </draw:line>
        <draw:line draw:style-name="gr97" draw:layer="layout" svg:x1="4.262cm" svg:y1="10.411cm" svg:x2="4.416cm" svg:y2="10.411cm">
          <text:p/>
        </draw:line>
        <draw:line draw:style-name="gr97" draw:layer="layout" svg:x1="4.339cm" svg:y1="10.378cm" svg:x2="4.339cm" svg:y2="10.225cm">
          <text:p/>
        </draw:line>
        <draw:line draw:style-name="gr97" draw:layer="layout" svg:x1="4.262cm" svg:y1="10.302cm" svg:x2="4.416cm" svg:y2="10.302cm">
          <text:p/>
        </draw:line>
        <draw:line draw:style-name="gr97" draw:layer="layout" svg:x1="4.339cm" svg:y1="10.201cm" svg:x2="4.339cm" svg:y2="10.047cm">
          <text:p/>
        </draw:line>
        <draw:line draw:style-name="gr97" draw:layer="layout" svg:x1="4.262cm" svg:y1="10.124cm" svg:x2="4.416cm" svg:y2="10.124cm">
          <text:p/>
        </draw:line>
        <draw:line draw:style-name="gr97" draw:layer="layout" svg:x1="4.339cm" svg:y1="9.87cm" svg:x2="4.339cm" svg:y2="9.716cm">
          <text:p/>
        </draw:line>
        <draw:line draw:style-name="gr97" draw:layer="layout" svg:x1="4.262cm" svg:y1="9.793cm" svg:x2="4.416cm" svg:y2="9.793cm">
          <text:p/>
        </draw:line>
        <draw:line draw:style-name="gr97" draw:layer="layout" svg:x1="4.339cm" svg:y1="9.385cm" svg:x2="4.339cm" svg:y2="9.232cm">
          <text:p/>
        </draw:line>
        <draw:line draw:style-name="gr97" draw:layer="layout" svg:x1="4.262cm" svg:y1="9.309cm" svg:x2="4.416cm" svg:y2="9.309cm">
          <text:p/>
        </draw:line>
        <draw:line draw:style-name="gr97" draw:layer="layout" svg:x1="4.339cm" svg:y1="9.011cm" svg:x2="4.339cm" svg:y2="8.857cm">
          <text:p/>
        </draw:line>
        <draw:line draw:style-name="gr97" draw:layer="layout" svg:x1="4.262cm" svg:y1="8.934cm" svg:x2="4.416cm" svg:y2="8.934cm">
          <text:p/>
        </draw:line>
        <draw:line draw:style-name="gr97" draw:layer="layout" svg:x1="4.339cm" svg:y1="8.879cm" svg:x2="4.339cm" svg:y2="8.726cm">
          <text:p/>
        </draw:line>
        <draw:line draw:style-name="gr97" draw:layer="layout" svg:x1="4.262cm" svg:y1="8.803cm" svg:x2="4.416cm" svg:y2="8.803cm">
          <text:p/>
        </draw:line>
        <draw:line draw:style-name="gr97" draw:layer="layout" svg:x1="4.339cm" svg:y1="7.864cm" svg:x2="4.339cm" svg:y2="7.711cm">
          <text:p/>
        </draw:line>
        <draw:line draw:style-name="gr97" draw:layer="layout" svg:x1="4.262cm" svg:y1="7.788cm" svg:x2="4.416cm" svg:y2="7.788cm">
          <text:p/>
        </draw:line>
        <draw:line draw:style-name="gr97" draw:layer="layout" svg:x1="4.339cm" svg:y1="7.58cm" svg:x2="4.339cm" svg:y2="7.426cm">
          <text:p/>
        </draw:line>
        <draw:line draw:style-name="gr97" draw:layer="layout" svg:x1="4.262cm" svg:y1="7.503cm" svg:x2="4.416cm" svg:y2="7.503cm">
          <text:p/>
        </draw:line>
        <draw:line draw:style-name="gr97" draw:layer="layout" svg:x1="4.339cm" svg:y1="7.424cm" svg:x2="4.339cm" svg:y2="7.27cm">
          <text:p/>
        </draw:line>
        <draw:line draw:style-name="gr97" draw:layer="layout" svg:x1="4.262cm" svg:y1="7.347cm" svg:x2="4.416cm" svg:y2="7.347cm">
          <text:p/>
        </draw:line>
        <draw:line draw:style-name="gr97" draw:layer="layout" svg:x1="4.339cm" svg:y1="7.205cm" svg:x2="4.339cm" svg:y2="7.051cm">
          <text:p/>
        </draw:line>
        <draw:line draw:style-name="gr97" draw:layer="layout" svg:x1="4.262cm" svg:y1="7.128cm" svg:x2="4.416cm" svg:y2="7.128cm">
          <text:p/>
        </draw:line>
        <draw:line draw:style-name="gr97" draw:layer="layout" svg:x1="4.339cm" svg:y1="6.63cm" svg:x2="4.339cm" svg:y2="6.477cm">
          <text:p/>
        </draw:line>
        <draw:line draw:style-name="gr97" draw:layer="layout" svg:x1="4.262cm" svg:y1="6.554cm" svg:x2="4.416cm" svg:y2="6.554cm">
          <text:p/>
        </draw:line>
        <draw:line draw:style-name="gr97" draw:layer="layout" svg:x1="4.339cm" svg:y1="6.499cm" svg:x2="4.339cm" svg:y2="6.346cm">
          <text:p/>
        </draw:line>
        <draw:line draw:style-name="gr97" draw:layer="layout" svg:x1="4.262cm" svg:y1="6.422cm" svg:x2="4.416cm" svg:y2="6.422cm">
          <text:p/>
        </draw:line>
        <draw:line draw:style-name="gr97" draw:layer="layout" svg:x1="4.339cm" svg:y1="6.477cm" svg:x2="4.339cm" svg:y2="6.324cm">
          <text:p/>
        </draw:line>
        <draw:line draw:style-name="gr97" draw:layer="layout" svg:x1="4.262cm" svg:y1="6.4cm" svg:x2="4.416cm" svg:y2="6.4cm">
          <text:p/>
        </draw:line>
        <draw:line draw:style-name="gr97" draw:layer="layout" svg:x1="4.339cm" svg:y1="6.455cm" svg:x2="4.339cm" svg:y2="6.302cm">
          <text:p/>
        </draw:line>
        <draw:line draw:style-name="gr97" draw:layer="layout" svg:x1="4.262cm" svg:y1="6.378cm" svg:x2="4.416cm" svg:y2="6.378cm">
          <text:p/>
        </draw:line>
        <draw:line draw:style-name="gr97" draw:layer="layout" svg:x1="4.339cm" svg:y1="6.346cm" svg:x2="4.339cm" svg:y2="6.192cm">
          <text:p/>
        </draw:line>
        <draw:line draw:style-name="gr97" draw:layer="layout" svg:x1="4.262cm" svg:y1="6.269cm" svg:x2="4.416cm" svg:y2="6.269cm">
          <text:p/>
        </draw:line>
        <draw:line draw:style-name="gr97" draw:layer="layout" svg:x1="4.339cm" svg:y1="6.256cm" svg:x2="4.339cm" svg:y2="6.102cm">
          <text:p/>
        </draw:line>
        <draw:line draw:style-name="gr97" draw:layer="layout" svg:x1="4.262cm" svg:y1="6.179cm" svg:x2="4.416cm" svg:y2="6.179cm">
          <text:p/>
        </draw:line>
        <draw:line draw:style-name="gr97" draw:layer="layout" svg:x1="4.339cm" svg:y1="6.212cm" svg:x2="4.339cm" svg:y2="6.058cm">
          <text:p/>
        </draw:line>
        <draw:line draw:style-name="gr97" draw:layer="layout" svg:x1="4.262cm" svg:y1="6.135cm" svg:x2="4.416cm" svg:y2="6.135cm">
          <text:p/>
        </draw:line>
        <draw:line draw:style-name="gr97" draw:layer="layout" svg:x1="4.339cm" svg:y1="6.168cm" svg:x2="4.339cm" svg:y2="6.015cm">
          <text:p/>
        </draw:line>
        <draw:line draw:style-name="gr97" draw:layer="layout" svg:x1="4.262cm" svg:y1="6.091cm" svg:x2="4.416cm" svg:y2="6.091cm">
          <text:p/>
        </draw:line>
        <draw:line draw:style-name="gr97" draw:layer="layout" svg:x1="4.339cm" svg:y1="5.727cm" svg:x2="4.339cm" svg:y2="5.574cm">
          <text:p/>
        </draw:line>
        <draw:line draw:style-name="gr97" draw:layer="layout" svg:x1="4.262cm" svg:y1="5.651cm" svg:x2="4.416cm" svg:y2="5.651cm">
          <text:p/>
        </draw:line>
        <draw:line draw:style-name="gr97" draw:layer="layout" svg:x1="4.339cm" svg:y1="5.618cm" svg:x2="4.339cm" svg:y2="5.465cm">
          <text:p/>
        </draw:line>
        <draw:line draw:style-name="gr97" draw:layer="layout" svg:x1="4.262cm" svg:y1="5.541cm" svg:x2="4.416cm" svg:y2="5.541cm">
          <text:p/>
        </draw:line>
        <draw:line draw:style-name="gr97" draw:layer="layout" svg:x1="4.339cm" svg:y1="5.574cm" svg:x2="4.339cm" svg:y2="5.421cm">
          <text:p/>
        </draw:line>
        <draw:line draw:style-name="gr97" draw:layer="layout" svg:x1="4.262cm" svg:y1="5.497cm" svg:x2="4.416cm" svg:y2="5.497cm">
          <text:p/>
        </draw:line>
        <draw:line draw:style-name="gr97" draw:layer="layout" svg:x1="4.339cm" svg:y1="5.396cm" svg:x2="4.339cm" svg:y2="5.243cm">
          <text:p/>
        </draw:line>
        <draw:line draw:style-name="gr97" draw:layer="layout" svg:x1="4.262cm" svg:y1="5.32cm" svg:x2="4.416cm" svg:y2="5.32cm">
          <text:p/>
        </draw:line>
        <draw:line draw:style-name="gr97" draw:layer="layout" svg:x1="4.339cm" svg:y1="4.868cm" svg:x2="4.339cm" svg:y2="4.715cm">
          <text:p/>
        </draw:line>
        <draw:line draw:style-name="gr97" draw:layer="layout" svg:x1="4.262cm" svg:y1="4.792cm" svg:x2="4.416cm" svg:y2="4.792cm">
          <text:p/>
        </draw:line>
        <draw:line draw:style-name="gr97" draw:layer="layout" svg:x1="4.339cm" svg:y1="4.715cm" svg:x2="4.339cm" svg:y2="4.562cm">
          <text:p/>
        </draw:line>
        <draw:line draw:style-name="gr97" draw:layer="layout" svg:x1="4.262cm" svg:y1="4.638cm" svg:x2="4.416cm" svg:y2="4.638cm">
          <text:p/>
        </draw:line>
        <draw:line draw:style-name="gr97" draw:layer="layout" svg:x1="4.339cm" svg:y1="4.559cm" svg:x2="4.339cm" svg:y2="4.406cm">
          <text:p/>
        </draw:line>
        <draw:line draw:style-name="gr97" draw:layer="layout" svg:x1="4.262cm" svg:y1="4.483cm" svg:x2="4.416cm" svg:y2="4.483cm">
          <text:p/>
        </draw:line>
        <draw:line draw:style-name="gr97" draw:layer="layout" svg:x1="4.339cm" svg:y1="4.406cm" svg:x2="4.339cm" svg:y2="4.253cm">
          <text:p/>
        </draw:line>
        <draw:line draw:style-name="gr97" draw:layer="layout" svg:x1="4.262cm" svg:y1="4.329cm" svg:x2="4.416cm" svg:y2="4.329cm">
          <text:p/>
        </draw:line>
        <draw:line draw:style-name="gr97" draw:layer="layout" svg:x1="4.339cm" svg:y1="4.253cm" svg:x2="4.339cm" svg:y2="4.099cm">
          <text:p/>
        </draw:line>
        <draw:line draw:style-name="gr97" draw:layer="layout" svg:x1="4.262cm" svg:y1="4.176cm" svg:x2="4.416cm" svg:y2="4.176cm">
          <text:p/>
        </draw:line>
        <draw:line draw:style-name="gr97" draw:layer="layout" svg:x1="4.339cm" svg:y1="4.228cm" svg:x2="4.339cm" svg:y2="4.075cm">
          <text:p/>
        </draw:line>
        <draw:line draw:style-name="gr97" draw:layer="layout" svg:x1="4.262cm" svg:y1="4.152cm" svg:x2="4.416cm" svg:y2="4.152cm">
          <text:p/>
        </draw:line>
        <draw:line draw:style-name="gr97" draw:layer="layout" svg:x1="4.339cm" svg:y1="4.163cm" svg:x2="4.339cm" svg:y2="4.009cm">
          <text:p/>
        </draw:line>
        <draw:line draw:style-name="gr97" draw:layer="layout" svg:x1="4.262cm" svg:y1="4.086cm" svg:x2="4.416cm" svg:y2="4.086cm">
          <text:p/>
        </draw:line>
        <draw:line draw:style-name="gr97" draw:layer="layout" svg:x1="4.339cm" svg:y1="3.965cm" svg:x2="4.339cm" svg:y2="3.812cm">
          <text:p/>
        </draw:line>
        <draw:line draw:style-name="gr97" draw:layer="layout" svg:x1="4.262cm" svg:y1="3.889cm" svg:x2="4.416cm" svg:y2="3.889cm">
          <text:p/>
        </draw:line>
        <draw:line draw:style-name="gr97" draw:layer="layout" svg:x1="4.339cm" svg:y1="3.922cm" svg:x2="4.339cm" svg:y2="3.768cm">
          <text:p/>
        </draw:line>
        <draw:line draw:style-name="gr97" draw:layer="layout" svg:x1="4.262cm" svg:y1="3.845cm" svg:x2="4.416cm" svg:y2="3.845cm">
          <text:p/>
        </draw:line>
        <draw:line draw:style-name="gr97" draw:layer="layout" svg:x1="4.339cm" svg:y1="3.634cm" svg:x2="4.339cm" svg:y2="3.481cm">
          <text:p/>
        </draw:line>
        <draw:line draw:style-name="gr97" draw:layer="layout" svg:x1="4.262cm" svg:y1="3.558cm" svg:x2="4.416cm" svg:y2="3.558cm">
          <text:p/>
        </draw:line>
        <draw:line draw:style-name="gr97" draw:layer="layout" svg:x1="4.339cm" svg:y1="3.503cm" svg:x2="4.339cm" svg:y2="3.35cm">
          <text:p/>
        </draw:line>
        <draw:line draw:style-name="gr97" draw:layer="layout" svg:x1="4.262cm" svg:y1="3.426cm" svg:x2="4.416cm" svg:y2="3.426cm">
          <text:p/>
        </draw:line>
        <draw:line draw:style-name="gr97" draw:layer="layout" svg:x1="4.339cm" svg:y1="3.282cm" svg:x2="4.339cm" svg:y2="3.128cm">
          <text:p/>
        </draw:line>
        <draw:line draw:style-name="gr97" draw:layer="layout" svg:x1="4.262cm" svg:y1="3.205cm" svg:x2="4.416cm" svg:y2="3.205cm">
          <text:p/>
        </draw:line>
        <draw:line draw:style-name="gr97" draw:layer="layout" svg:x1="4.371cm" svg:y1="13.33cm" svg:x2="4.371cm" svg:y2="13.177cm">
          <text:p/>
        </draw:line>
        <draw:line draw:style-name="gr97" draw:layer="layout" svg:x1="4.294cm" svg:y1="13.254cm" svg:x2="4.447cm" svg:y2="13.254cm">
          <text:p/>
        </draw:line>
        <draw:line draw:style-name="gr97" draw:layer="layout" svg:x1="4.371cm" svg:y1="13.287cm" svg:x2="4.371cm" svg:y2="13.133cm">
          <text:p/>
        </draw:line>
        <draw:line draw:style-name="gr97" draw:layer="layout" svg:x1="4.294cm" svg:y1="13.21cm" svg:x2="4.447cm" svg:y2="13.21cm">
          <text:p/>
        </draw:line>
        <draw:line draw:style-name="gr97" draw:layer="layout" svg:x1="4.371cm" svg:y1="13.243cm" svg:x2="4.371cm" svg:y2="13.09cm">
          <text:p/>
        </draw:line>
        <draw:line draw:style-name="gr97" draw:layer="layout" svg:x1="4.294cm" svg:y1="13.166cm" svg:x2="4.447cm" svg:y2="13.166cm">
          <text:p/>
        </draw:line>
        <draw:line draw:style-name="gr97" draw:layer="layout" svg:x1="4.371cm" svg:y1="12.89cm" svg:x2="4.371cm" svg:y2="12.737cm">
          <text:p/>
        </draw:line>
        <draw:line draw:style-name="gr97" draw:layer="layout" svg:x1="4.294cm" svg:y1="12.813cm" svg:x2="4.447cm" svg:y2="12.813cm">
          <text:p/>
        </draw:line>
        <draw:line draw:style-name="gr97" draw:layer="layout" svg:x1="4.371cm" svg:y1="12.625cm" svg:x2="4.371cm" svg:y2="12.471cm">
          <text:p/>
        </draw:line>
        <draw:line draw:style-name="gr97" draw:layer="layout" svg:x1="4.294cm" svg:y1="12.548cm" svg:x2="4.447cm" svg:y2="12.548cm">
          <text:p/>
        </draw:line>
        <draw:line draw:style-name="gr97" draw:layer="layout" svg:x1="4.371cm" svg:y1="12.581cm" svg:x2="4.371cm" svg:y2="12.428cm">
          <text:p/>
        </draw:line>
        <draw:line draw:style-name="gr97" draw:layer="layout" svg:x1="4.294cm" svg:y1="12.504cm" svg:x2="4.447cm" svg:y2="12.504cm">
          <text:p/>
        </draw:line>
        <draw:line draw:style-name="gr97" draw:layer="layout" svg:x1="4.371cm" svg:y1="12.471cm" svg:x2="4.371cm" svg:y2="12.318cm">
          <text:p/>
        </draw:line>
        <draw:line draw:style-name="gr97" draw:layer="layout" svg:x1="4.294cm" svg:y1="12.395cm" svg:x2="4.447cm" svg:y2="12.395cm">
          <text:p/>
        </draw:line>
        <draw:line draw:style-name="gr97" draw:layer="layout" svg:x1="4.371cm" svg:y1="12.25cm" svg:x2="4.371cm" svg:y2="12.097cm">
          <text:p/>
        </draw:line>
        <draw:line draw:style-name="gr97" draw:layer="layout" svg:x1="4.294cm" svg:y1="12.173cm" svg:x2="4.447cm" svg:y2="12.173cm">
          <text:p/>
        </draw:line>
        <draw:line draw:style-name="gr97" draw:layer="layout" svg:x1="4.371cm" svg:y1="11.853cm" svg:x2="4.371cm" svg:y2="11.7cm">
          <text:p/>
        </draw:line>
        <draw:line draw:style-name="gr97" draw:layer="layout" svg:x1="4.294cm" svg:y1="11.777cm" svg:x2="4.447cm" svg:y2="11.777cm">
          <text:p/>
        </draw:line>
        <draw:line draw:style-name="gr97" draw:layer="layout" svg:x1="4.371cm" svg:y1="11.59cm" svg:x2="4.371cm" svg:y2="11.437cm">
          <text:p/>
        </draw:line>
        <draw:line draw:style-name="gr97" draw:layer="layout" svg:x1="4.294cm" svg:y1="11.514cm" svg:x2="4.447cm" svg:y2="11.514cm">
          <text:p/>
        </draw:line>
        <draw:line draw:style-name="gr97" draw:layer="layout" svg:x1="4.371cm" svg:y1="11.369cm" svg:x2="4.371cm" svg:y2="11.216cm">
          <text:p/>
        </draw:line>
        <draw:line draw:style-name="gr97" draw:layer="layout" svg:x1="4.294cm" svg:y1="11.292cm" svg:x2="4.447cm" svg:y2="11.292cm">
          <text:p/>
        </draw:line>
        <draw:line draw:style-name="gr97" draw:layer="layout" svg:x1="4.371cm" svg:y1="11.259cm" svg:x2="4.371cm" svg:y2="11.106cm">
          <text:p/>
        </draw:line>
        <draw:line draw:style-name="gr97" draw:layer="layout" svg:x1="4.294cm" svg:y1="11.183cm" svg:x2="4.447cm" svg:y2="11.183cm">
          <text:p/>
        </draw:line>
        <draw:line draw:style-name="gr97" draw:layer="layout" svg:x1="4.371cm" svg:y1="11.169cm" svg:x2="4.371cm" svg:y2="11.016cm">
          <text:p/>
        </draw:line>
        <draw:line draw:style-name="gr97" draw:layer="layout" svg:x1="4.294cm" svg:y1="11.093cm" svg:x2="4.447cm" svg:y2="11.093cm">
          <text:p/>
        </draw:line>
        <draw:line draw:style-name="gr97" draw:layer="layout" svg:x1="4.371cm" svg:y1="10.928cm" svg:x2="4.371cm" svg:y2="10.775cm">
          <text:p/>
        </draw:line>
        <draw:line draw:style-name="gr97" draw:layer="layout" svg:x1="4.294cm" svg:y1="10.852cm" svg:x2="4.447cm" svg:y2="10.852cm">
          <text:p/>
        </draw:line>
        <draw:line draw:style-name="gr97" draw:layer="layout" svg:x1="4.371cm" svg:y1="10.885cm" svg:x2="4.371cm" svg:y2="10.731cm">
          <text:p/>
        </draw:line>
        <draw:line draw:style-name="gr97" draw:layer="layout" svg:x1="4.294cm" svg:y1="10.808cm" svg:x2="4.447cm" svg:y2="10.808cm">
          <text:p/>
        </draw:line>
        <draw:line draw:style-name="gr97" draw:layer="layout" svg:x1="4.371cm" svg:y1="10.751cm" svg:x2="4.371cm" svg:y2="10.597cm">
          <text:p/>
        </draw:line>
        <draw:line draw:style-name="gr97" draw:layer="layout" svg:x1="4.294cm" svg:y1="10.674cm" svg:x2="4.447cm" svg:y2="10.674cm">
          <text:p/>
        </draw:line>
        <draw:line draw:style-name="gr97" draw:layer="layout" svg:x1="4.371cm" svg:y1="10.729cm" svg:x2="4.371cm" svg:y2="10.575cm">
          <text:p/>
        </draw:line>
        <draw:line draw:style-name="gr97" draw:layer="layout" svg:x1="4.294cm" svg:y1="10.652cm" svg:x2="4.447cm" svg:y2="10.652cm">
          <text:p/>
        </draw:line>
        <draw:line draw:style-name="gr97" draw:layer="layout" svg:x1="4.371cm" svg:y1="10.597cm" svg:x2="4.371cm" svg:y2="10.444cm">
          <text:p/>
        </draw:line>
        <draw:line draw:style-name="gr97" draw:layer="layout" svg:x1="4.294cm" svg:y1="10.521cm" svg:x2="4.447cm" svg:y2="10.521cm">
          <text:p/>
        </draw:line>
        <draw:line draw:style-name="gr97" draw:layer="layout" svg:x1="4.371cm" svg:y1="10.069cm" svg:x2="4.371cm" svg:y2="9.916cm">
          <text:p/>
        </draw:line>
        <draw:line draw:style-name="gr97" draw:layer="layout" svg:x1="4.294cm" svg:y1="9.993cm" svg:x2="4.447cm" svg:y2="9.993cm">
          <text:p/>
        </draw:line>
        <draw:line draw:style-name="gr97" draw:layer="layout" svg:x1="4.371cm" svg:y1="9.892cm" svg:x2="4.371cm" svg:y2="9.738cm">
          <text:p/>
        </draw:line>
        <draw:line draw:style-name="gr97" draw:layer="layout" svg:x1="4.294cm" svg:y1="9.815cm" svg:x2="4.447cm" svg:y2="9.815cm">
          <text:p/>
        </draw:line>
        <draw:line draw:style-name="gr97" draw:layer="layout" svg:x1="4.371cm" svg:y1="9.87cm" svg:x2="4.371cm" svg:y2="9.716cm">
          <text:p/>
        </draw:line>
        <draw:line draw:style-name="gr97" draw:layer="layout" svg:x1="4.294cm" svg:y1="9.793cm" svg:x2="4.447cm" svg:y2="9.793cm">
          <text:p/>
        </draw:line>
        <draw:line draw:style-name="gr97" draw:layer="layout" svg:x1="4.371cm" svg:y1="9.694cm" svg:x2="4.371cm" svg:y2="9.541cm">
          <text:p/>
        </draw:line>
        <draw:line draw:style-name="gr97" draw:layer="layout" svg:x1="4.294cm" svg:y1="9.618cm" svg:x2="4.447cm" svg:y2="9.618cm">
          <text:p/>
        </draw:line>
        <draw:line draw:style-name="gr97" draw:layer="layout" svg:x1="4.371cm" svg:y1="9.254cm" svg:x2="4.371cm" svg:y2="9.101cm">
          <text:p/>
        </draw:line>
        <draw:line draw:style-name="gr97" draw:layer="layout" svg:x1="4.294cm" svg:y1="9.177cm" svg:x2="4.447cm" svg:y2="9.177cm">
          <text:p/>
        </draw:line>
        <draw:line draw:style-name="gr97" draw:layer="layout" svg:x1="4.371cm" svg:y1="9.098cm" svg:x2="4.371cm" svg:y2="8.945cm">
          <text:p/>
        </draw:line>
        <draw:line draw:style-name="gr97" draw:layer="layout" svg:x1="4.294cm" svg:y1="9.022cm" svg:x2="4.447cm" svg:y2="9.022cm">
          <text:p/>
        </draw:line>
        <draw:line draw:style-name="gr97" draw:layer="layout" svg:x1="4.371cm" svg:y1="8.835cm" svg:x2="4.371cm" svg:y2="8.682cm">
          <text:p/>
        </draw:line>
        <draw:line draw:style-name="gr97" draw:layer="layout" svg:x1="4.294cm" svg:y1="8.759cm" svg:x2="4.447cm" svg:y2="8.759cm">
          <text:p/>
        </draw:line>
        <draw:line draw:style-name="gr97" draw:layer="layout" svg:x1="4.371cm" svg:y1="8.614cm" svg:x2="4.371cm" svg:y2="8.461cm">
          <text:p/>
        </draw:line>
        <draw:line draw:style-name="gr97" draw:layer="layout" svg:x1="4.294cm" svg:y1="8.537cm" svg:x2="4.447cm" svg:y2="8.537cm">
          <text:p/>
        </draw:line>
        <draw:line draw:style-name="gr97" draw:layer="layout" svg:x1="4.371cm" svg:y1="8.526cm" svg:x2="4.371cm" svg:y2="8.373cm">
          <text:p/>
        </draw:line>
        <draw:line draw:style-name="gr97" draw:layer="layout" svg:x1="4.294cm" svg:y1="8.45cm" svg:x2="4.447cm" svg:y2="8.45cm">
          <text:p/>
        </draw:line>
        <draw:line draw:style-name="gr97" draw:layer="layout" svg:x1="4.371cm" svg:y1="8.439cm" svg:x2="4.371cm" svg:y2="8.285cm">
          <text:p/>
        </draw:line>
        <draw:line draw:style-name="gr97" draw:layer="layout" svg:x1="4.294cm" svg:y1="8.362cm" svg:x2="4.447cm" svg:y2="8.362cm">
          <text:p/>
        </draw:line>
        <draw:line draw:style-name="gr97" draw:layer="layout" svg:x1="4.371cm" svg:y1="7.755cm" svg:x2="4.371cm" svg:y2="7.601cm">
          <text:p/>
        </draw:line>
        <draw:line draw:style-name="gr97" draw:layer="layout" svg:x1="4.294cm" svg:y1="7.678cm" svg:x2="4.447cm" svg:y2="7.678cm">
          <text:p/>
        </draw:line>
        <draw:line draw:style-name="gr97" draw:layer="layout" svg:x1="4.371cm" svg:y1="7.558cm" svg:x2="4.371cm" svg:y2="7.404cm">
          <text:p/>
        </draw:line>
        <draw:line draw:style-name="gr97" draw:layer="layout" svg:x1="4.294cm" svg:y1="7.481cm" svg:x2="4.447cm" svg:y2="7.481cm">
          <text:p/>
        </draw:line>
        <draw:line draw:style-name="gr97" draw:layer="layout" svg:x1="4.371cm" svg:y1="6.939cm" svg:x2="4.371cm" svg:y2="6.786cm">
          <text:p/>
        </draw:line>
        <draw:line draw:style-name="gr97" draw:layer="layout" svg:x1="4.294cm" svg:y1="6.863cm" svg:x2="4.447cm" svg:y2="6.863cm">
          <text:p/>
        </draw:line>
        <draw:line draw:style-name="gr97" draw:layer="layout" svg:x1="4.371cm" svg:y1="6.852cm" svg:x2="4.371cm" svg:y2="6.699cm">
          <text:p/>
        </draw:line>
        <draw:line draw:style-name="gr97" draw:layer="layout" svg:x1="4.294cm" svg:y1="6.775cm" svg:x2="4.447cm" svg:y2="6.775cm">
          <text:p/>
        </draw:line>
        <draw:line draw:style-name="gr97" draw:layer="layout" svg:x1="4.371cm" svg:y1="6.674cm" svg:x2="4.371cm" svg:y2="6.521cm">
          <text:p/>
        </draw:line>
        <draw:line draw:style-name="gr97" draw:layer="layout" svg:x1="4.294cm" svg:y1="6.598cm" svg:x2="4.447cm" svg:y2="6.598cm">
          <text:p/>
        </draw:line>
        <draw:line draw:style-name="gr97" draw:layer="layout" svg:x1="4.371cm" svg:y1="6.324cm" svg:x2="4.371cm" svg:y2="6.17cm">
          <text:p/>
        </draw:line>
        <draw:line draw:style-name="gr97" draw:layer="layout" svg:x1="4.294cm" svg:y1="6.247cm" svg:x2="4.447cm" svg:y2="6.247cm">
          <text:p/>
        </draw:line>
        <draw:line draw:style-name="gr97" draw:layer="layout" svg:x1="4.371cm" svg:y1="6.28cm" svg:x2="4.371cm" svg:y2="6.127cm">
          <text:p/>
        </draw:line>
        <draw:line draw:style-name="gr97" draw:layer="layout" svg:x1="4.294cm" svg:y1="6.203cm" svg:x2="4.447cm" svg:y2="6.203cm">
          <text:p/>
        </draw:line>
        <draw:line draw:style-name="gr97" draw:layer="layout" svg:x1="4.371cm" svg:y1="5.64cm" svg:x2="4.371cm" svg:y2="5.487cm">
          <text:p/>
        </draw:line>
        <draw:line draw:style-name="gr97" draw:layer="layout" svg:x1="4.294cm" svg:y1="5.563cm" svg:x2="4.447cm" svg:y2="5.563cm">
          <text:p/>
        </draw:line>
        <draw:line draw:style-name="gr97" draw:layer="layout" svg:x1="4.371cm" svg:y1="5.353cm" svg:x2="4.371cm" svg:y2="5.199cm">
          <text:p/>
        </draw:line>
        <draw:line draw:style-name="gr97" draw:layer="layout" svg:x1="4.294cm" svg:y1="5.276cm" svg:x2="4.447cm" svg:y2="5.276cm">
          <text:p/>
        </draw:line>
        <draw:line draw:style-name="gr97" draw:layer="layout" svg:x1="4.371cm" svg:y1="5.044cm" svg:x2="4.371cm" svg:y2="4.89cm">
          <text:p/>
        </draw:line>
        <draw:line draw:style-name="gr97" draw:layer="layout" svg:x1="4.294cm" svg:y1="4.967cm" svg:x2="4.447cm" svg:y2="4.967cm">
          <text:p/>
        </draw:line>
        <draw:line draw:style-name="gr97" draw:layer="layout" svg:x1="4.371cm" svg:y1="4.978cm" svg:x2="4.371cm" svg:y2="4.825cm">
          <text:p/>
        </draw:line>
        <draw:line draw:style-name="gr97" draw:layer="layout" svg:x1="4.294cm" svg:y1="4.901cm" svg:x2="4.447cm" svg:y2="4.901cm">
          <text:p/>
        </draw:line>
        <draw:line draw:style-name="gr97" draw:layer="layout" svg:x1="4.371cm" svg:y1="4.868cm" svg:x2="4.371cm" svg:y2="4.715cm">
          <text:p/>
        </draw:line>
        <draw:line draw:style-name="gr97" draw:layer="layout" svg:x1="4.294cm" svg:y1="4.792cm" svg:x2="4.447cm" svg:y2="4.792cm">
          <text:p/>
        </draw:line>
        <draw:line draw:style-name="gr97" draw:layer="layout" svg:x1="4.371cm" svg:y1="4.625cm" svg:x2="4.371cm" svg:y2="4.472cm">
          <text:p/>
        </draw:line>
        <draw:line draw:style-name="gr97" draw:layer="layout" svg:x1="4.294cm" svg:y1="4.548cm" svg:x2="4.447cm" svg:y2="4.548cm">
          <text:p/>
        </draw:line>
        <draw:line draw:style-name="gr97" draw:layer="layout" svg:x1="4.371cm" svg:y1="4.206cm" svg:x2="4.371cm" svg:y2="4.053cm">
          <text:p/>
        </draw:line>
        <draw:line draw:style-name="gr97" draw:layer="layout" svg:x1="4.294cm" svg:y1="4.13cm" svg:x2="4.447cm" svg:y2="4.13cm">
          <text:p/>
        </draw:line>
        <draw:line draw:style-name="gr97" draw:layer="layout" svg:x1="4.371cm" svg:y1="4.141cm" svg:x2="4.371cm" svg:y2="3.987cm">
          <text:p/>
        </draw:line>
        <draw:line draw:style-name="gr97" draw:layer="layout" svg:x1="4.294cm" svg:y1="4.064cm" svg:x2="4.447cm" svg:y2="4.064cm">
          <text:p/>
        </draw:line>
        <draw:line draw:style-name="gr97" draw:layer="layout" svg:x1="4.371cm" svg:y1="3.834cm" svg:x2="4.371cm" svg:y2="3.681cm">
          <text:p/>
        </draw:line>
        <draw:line draw:style-name="gr97" draw:layer="layout" svg:x1="4.294cm" svg:y1="3.757cm" svg:x2="4.447cm" svg:y2="3.757cm">
          <text:p/>
        </draw:line>
        <draw:line draw:style-name="gr97" draw:layer="layout" svg:x1="4.371cm" svg:y1="3.569cm" svg:x2="4.371cm" svg:y2="3.415cm">
          <text:p/>
        </draw:line>
        <draw:line draw:style-name="gr97" draw:layer="layout" svg:x1="4.294cm" svg:y1="3.492cm" svg:x2="4.447cm" svg:y2="3.492cm">
          <text:p/>
        </draw:line>
        <draw:line draw:style-name="gr97" draw:layer="layout" svg:x1="4.371cm" svg:y1="3.282cm" svg:x2="4.371cm" svg:y2="3.128cm">
          <text:p/>
        </draw:line>
        <draw:line draw:style-name="gr97" draw:layer="layout" svg:x1="4.294cm" svg:y1="3.205cm" svg:x2="4.447cm" svg:y2="3.205cm">
          <text:p/>
        </draw:line>
        <draw:line draw:style-name="gr97" draw:layer="layout" svg:x1="4.371cm" svg:y1="3.041cm" svg:x2="4.371cm" svg:y2="2.887cm">
          <text:p/>
        </draw:line>
        <draw:line draw:style-name="gr97" draw:layer="layout" svg:x1="4.294cm" svg:y1="2.964cm" svg:x2="4.447cm" svg:y2="2.964cm">
          <text:p/>
        </draw:line>
        <draw:line draw:style-name="gr97" draw:layer="layout" svg:x1="4.4cm" svg:y1="13.243cm" svg:x2="4.4cm" svg:y2="13.09cm">
          <text:p/>
        </draw:line>
        <draw:line draw:style-name="gr97" draw:layer="layout" svg:x1="4.323cm" svg:y1="13.166cm" svg:x2="4.476cm" svg:y2="13.166cm">
          <text:p/>
        </draw:line>
        <draw:line draw:style-name="gr97" draw:layer="layout" svg:x1="4.4cm" svg:y1="13cm" svg:x2="4.4cm" svg:y2="12.846cm">
          <text:p/>
        </draw:line>
        <draw:line draw:style-name="gr97" draw:layer="layout" svg:x1="4.323cm" svg:y1="12.923cm" svg:x2="4.476cm" svg:y2="12.923cm">
          <text:p/>
        </draw:line>
        <draw:line draw:style-name="gr97" draw:layer="layout" svg:x1="4.4cm" svg:y1="12.868cm" svg:x2="4.4cm" svg:y2="12.715cm">
          <text:p/>
        </draw:line>
        <draw:line draw:style-name="gr97" draw:layer="layout" svg:x1="4.323cm" svg:y1="12.791cm" svg:x2="4.476cm" svg:y2="12.791cm">
          <text:p/>
        </draw:line>
        <draw:line draw:style-name="gr97" draw:layer="layout" svg:x1="4.4cm" svg:y1="12.778cm" svg:x2="4.4cm" svg:y2="12.625cm">
          <text:p/>
        </draw:line>
        <draw:line draw:style-name="gr97" draw:layer="layout" svg:x1="4.323cm" svg:y1="12.701cm" svg:x2="4.476cm" svg:y2="12.701cm">
          <text:p/>
        </draw:line>
        <draw:line draw:style-name="gr97" draw:layer="layout" svg:x1="4.4cm" svg:y1="12.559cm" svg:x2="4.4cm" svg:y2="12.406cm">
          <text:p/>
        </draw:line>
        <draw:line draw:style-name="gr97" draw:layer="layout" svg:x1="4.323cm" svg:y1="12.482cm" svg:x2="4.476cm" svg:y2="12.482cm">
          <text:p/>
        </draw:line>
        <draw:line draw:style-name="gr97" draw:layer="layout" svg:x1="4.4cm" svg:y1="12.406cm" svg:x2="4.4cm" svg:y2="12.252cm">
          <text:p/>
        </draw:line>
        <draw:line draw:style-name="gr97" draw:layer="layout" svg:x1="4.323cm" svg:y1="12.329cm" svg:x2="4.476cm" svg:y2="12.329cm">
          <text:p/>
        </draw:line>
        <draw:line draw:style-name="gr97" draw:layer="layout" svg:x1="4.4cm" svg:y1="12.359cm" svg:x2="4.4cm" svg:y2="12.206cm">
          <text:p/>
        </draw:line>
        <draw:line draw:style-name="gr97" draw:layer="layout" svg:x1="4.323cm" svg:y1="12.283cm" svg:x2="4.476cm" svg:y2="12.283cm">
          <text:p/>
        </draw:line>
        <draw:line draw:style-name="gr97" draw:layer="layout" svg:x1="4.4cm" svg:y1="12.316cm" svg:x2="4.4cm" svg:y2="12.162cm">
          <text:p/>
        </draw:line>
        <draw:line draw:style-name="gr97" draw:layer="layout" svg:x1="4.323cm" svg:y1="12.239cm" svg:x2="4.476cm" svg:y2="12.239cm">
          <text:p/>
        </draw:line>
        <draw:line draw:style-name="gr97" draw:layer="layout" svg:x1="4.4cm" svg:y1="12.097cm" svg:x2="4.4cm" svg:y2="11.943cm">
          <text:p/>
        </draw:line>
        <draw:line draw:style-name="gr97" draw:layer="layout" svg:x1="4.323cm" svg:y1="12.02cm" svg:x2="4.476cm" svg:y2="12.02cm">
          <text:p/>
        </draw:line>
        <draw:line draw:style-name="gr97" draw:layer="layout" svg:x1="4.4cm" svg:y1="11.7cm" svg:x2="4.4cm" svg:y2="11.547cm">
          <text:p/>
        </draw:line>
        <draw:line draw:style-name="gr97" draw:layer="layout" svg:x1="4.323cm" svg:y1="11.623cm" svg:x2="4.476cm" svg:y2="11.623cm">
          <text:p/>
        </draw:line>
        <draw:line draw:style-name="gr97" draw:layer="layout" svg:x1="4.4cm" svg:y1="11.678cm" svg:x2="4.4cm" svg:y2="11.525cm">
          <text:p/>
        </draw:line>
        <draw:line draw:style-name="gr97" draw:layer="layout" svg:x1="4.323cm" svg:y1="11.601cm" svg:x2="4.476cm" svg:y2="11.601cm">
          <text:p/>
        </draw:line>
        <draw:line draw:style-name="gr97" draw:layer="layout" svg:x1="4.4cm" svg:y1="11.522cm" svg:x2="4.4cm" svg:y2="11.369cm">
          <text:p/>
        </draw:line>
        <draw:line draw:style-name="gr97" draw:layer="layout" svg:x1="4.323cm" svg:y1="11.446cm" svg:x2="4.476cm" svg:y2="11.446cm">
          <text:p/>
        </draw:line>
        <draw:line draw:style-name="gr97" draw:layer="layout" svg:x1="4.4cm" svg:y1="11.194cm" svg:x2="4.4cm" svg:y2="11.04cm">
          <text:p/>
        </draw:line>
        <draw:line draw:style-name="gr97" draw:layer="layout" svg:x1="4.323cm" svg:y1="11.117cm" svg:x2="4.476cm" svg:y2="11.117cm">
          <text:p/>
        </draw:line>
        <draw:line draw:style-name="gr97" draw:layer="layout" svg:x1="4.4cm" svg:y1="11.147cm" svg:x2="4.4cm" svg:y2="10.994cm">
          <text:p/>
        </draw:line>
        <draw:line draw:style-name="gr97" draw:layer="layout" svg:x1="4.323cm" svg:y1="11.071cm" svg:x2="4.476cm" svg:y2="11.071cm">
          <text:p/>
        </draw:line>
        <draw:line draw:style-name="gr97" draw:layer="layout" svg:x1="4.4cm" svg:y1="10.928cm" svg:x2="4.4cm" svg:y2="10.775cm">
          <text:p/>
        </draw:line>
        <draw:line draw:style-name="gr97" draw:layer="layout" svg:x1="4.323cm" svg:y1="10.852cm" svg:x2="4.476cm" svg:y2="10.852cm">
          <text:p/>
        </draw:line>
        <draw:line draw:style-name="gr97" draw:layer="layout" svg:x1="4.4cm" svg:y1="10.663cm" svg:x2="4.4cm" svg:y2="10.51cm">
          <text:p/>
        </draw:line>
        <draw:line draw:style-name="gr97" draw:layer="layout" svg:x1="4.323cm" svg:y1="10.586cm" svg:x2="4.476cm" svg:y2="10.586cm">
          <text:p/>
        </draw:line>
        <draw:line draw:style-name="gr97" draw:layer="layout" svg:x1="4.4cm" svg:y1="10.266cm" svg:x2="4.4cm" svg:y2="10.113cm">
          <text:p/>
        </draw:line>
        <draw:line draw:style-name="gr97" draw:layer="layout" svg:x1="4.323cm" svg:y1="10.19cm" svg:x2="4.476cm" svg:y2="10.19cm">
          <text:p/>
        </draw:line>
        <draw:line draw:style-name="gr97" draw:layer="layout" svg:x1="4.4cm" svg:y1="10.025cm" svg:x2="4.4cm" svg:y2="9.872cm">
          <text:p/>
        </draw:line>
        <draw:line draw:style-name="gr97" draw:layer="layout" svg:x1="4.323cm" svg:y1="9.949cm" svg:x2="4.476cm" svg:y2="9.949cm">
          <text:p/>
        </draw:line>
        <draw:line draw:style-name="gr97" draw:layer="layout" svg:x1="4.4cm" svg:y1="9.935cm" svg:x2="4.4cm" svg:y2="9.782cm">
          <text:p/>
        </draw:line>
        <draw:line draw:style-name="gr97" draw:layer="layout" svg:x1="4.323cm" svg:y1="9.859cm" svg:x2="4.476cm" svg:y2="9.859cm">
          <text:p/>
        </draw:line>
        <draw:line draw:style-name="gr97" draw:layer="layout" svg:x1="4.4cm" svg:y1="9.848cm" svg:x2="4.4cm" svg:y2="9.694cm">
          <text:p/>
        </draw:line>
        <draw:line draw:style-name="gr97" draw:layer="layout" svg:x1="4.323cm" svg:y1="9.771cm" svg:x2="4.476cm" svg:y2="9.771cm">
          <text:p/>
        </draw:line>
        <draw:line draw:style-name="gr97" draw:layer="layout" svg:x1="4.4cm" svg:y1="8.702cm" svg:x2="4.4cm" svg:y2="8.548cm">
          <text:p/>
        </draw:line>
        <draw:line draw:style-name="gr97" draw:layer="layout" svg:x1="4.323cm" svg:y1="8.625cm" svg:x2="4.476cm" svg:y2="8.625cm">
          <text:p/>
        </draw:line>
        <draw:line draw:style-name="gr97" draw:layer="layout" svg:x1="4.4cm" svg:y1="8.614cm" svg:x2="4.4cm" svg:y2="8.461cm">
          <text:p/>
        </draw:line>
        <draw:line draw:style-name="gr97" draw:layer="layout" svg:x1="4.323cm" svg:y1="8.537cm" svg:x2="4.476cm" svg:y2="8.537cm">
          <text:p/>
        </draw:line>
        <draw:line draw:style-name="gr97" draw:layer="layout" svg:x1="4.4cm" svg:y1="8.195cm" svg:x2="4.4cm" svg:y2="8.042cm">
          <text:p/>
        </draw:line>
        <draw:line draw:style-name="gr97" draw:layer="layout" svg:x1="4.323cm" svg:y1="8.119cm" svg:x2="4.476cm" svg:y2="8.119cm">
          <text:p/>
        </draw:line>
        <draw:line draw:style-name="gr97" draw:layer="layout" svg:x1="4.4cm" svg:y1="7.864cm" svg:x2="4.4cm" svg:y2="7.711cm">
          <text:p/>
        </draw:line>
        <draw:line draw:style-name="gr97" draw:layer="layout" svg:x1="4.323cm" svg:y1="7.788cm" svg:x2="4.476cm" svg:y2="7.788cm">
          <text:p/>
        </draw:line>
        <draw:line draw:style-name="gr97" draw:layer="layout" svg:x1="4.4cm" svg:y1="7.799cm" svg:x2="4.4cm" svg:y2="7.645cm">
          <text:p/>
        </draw:line>
        <draw:line draw:style-name="gr97" draw:layer="layout" svg:x1="4.323cm" svg:y1="7.722cm" svg:x2="4.476cm" svg:y2="7.722cm">
          <text:p/>
        </draw:line>
        <draw:line draw:style-name="gr97" draw:layer="layout" svg:x1="4.4cm" svg:y1="7.733cm" svg:x2="4.4cm" svg:y2="7.58cm">
          <text:p/>
        </draw:line>
        <draw:line draw:style-name="gr97" draw:layer="layout" svg:x1="4.323cm" svg:y1="7.656cm" svg:x2="4.476cm" svg:y2="7.656cm">
          <text:p/>
        </draw:line>
        <draw:line draw:style-name="gr97" draw:layer="layout" svg:x1="4.4cm" svg:y1="7.424cm" svg:x2="4.4cm" svg:y2="7.27cm">
          <text:p/>
        </draw:line>
        <draw:line draw:style-name="gr97" draw:layer="layout" svg:x1="4.323cm" svg:y1="7.347cm" svg:x2="4.476cm" svg:y2="7.347cm">
          <text:p/>
        </draw:line>
        <draw:line draw:style-name="gr97" draw:layer="layout" svg:x1="4.4cm" svg:y1="7.358cm" svg:x2="4.4cm" svg:y2="7.205cm">
          <text:p/>
        </draw:line>
        <draw:line draw:style-name="gr97" draw:layer="layout" svg:x1="4.323cm" svg:y1="7.281cm" svg:x2="4.476cm" svg:y2="7.281cm">
          <text:p/>
        </draw:line>
        <draw:line draw:style-name="gr97" draw:layer="layout" svg:x1="4.4cm" svg:y1="6.896cm" svg:x2="4.4cm" svg:y2="6.742cm">
          <text:p/>
        </draw:line>
        <draw:line draw:style-name="gr97" draw:layer="layout" svg:x1="4.323cm" svg:y1="6.819cm" svg:x2="4.476cm" svg:y2="6.819cm">
          <text:p/>
        </draw:line>
        <draw:line draw:style-name="gr97" draw:layer="layout" svg:x1="4.4cm" svg:y1="6.874cm" svg:x2="4.4cm" svg:y2="6.72cm">
          <text:p/>
        </draw:line>
        <draw:line draw:style-name="gr97" draw:layer="layout" svg:x1="4.323cm" svg:y1="6.797cm" svg:x2="4.476cm" svg:y2="6.797cm">
          <text:p/>
        </draw:line>
        <draw:line draw:style-name="gr97" draw:layer="layout" svg:x1="4.4cm" svg:y1="6.499cm" svg:x2="4.4cm" svg:y2="6.346cm">
          <text:p/>
        </draw:line>
        <draw:line draw:style-name="gr97" draw:layer="layout" svg:x1="4.323cm" svg:y1="6.422cm" svg:x2="4.476cm" svg:y2="6.422cm">
          <text:p/>
        </draw:line>
        <draw:line draw:style-name="gr97" draw:layer="layout" svg:x1="4.4cm" svg:y1="6.433cm" svg:x2="4.4cm" svg:y2="6.28cm">
          <text:p/>
        </draw:line>
        <draw:line draw:style-name="gr97" draw:layer="layout" svg:x1="4.323cm" svg:y1="6.357cm" svg:x2="4.476cm" svg:y2="6.357cm">
          <text:p/>
        </draw:line>
        <draw:line draw:style-name="gr97" draw:layer="layout" svg:x1="4.4cm" svg:y1="6.302cm" svg:x2="4.4cm" svg:y2="6.148cm">
          <text:p/>
        </draw:line>
        <draw:line draw:style-name="gr97" draw:layer="layout" svg:x1="4.323cm" svg:y1="6.225cm" svg:x2="4.476cm" svg:y2="6.225cm">
          <text:p/>
        </draw:line>
        <draw:line draw:style-name="gr97" draw:layer="layout" svg:x1="4.4cm" svg:y1="6.28cm" svg:x2="4.4cm" svg:y2="6.127cm">
          <text:p/>
        </draw:line>
        <draw:line draw:style-name="gr97" draw:layer="layout" svg:x1="4.323cm" svg:y1="6.203cm" svg:x2="4.476cm" svg:y2="6.203cm">
          <text:p/>
        </draw:line>
        <draw:line draw:style-name="gr97" draw:layer="layout" svg:x1="4.4cm" svg:y1="6.256cm" svg:x2="4.4cm" svg:y2="6.102cm">
          <text:p/>
        </draw:line>
        <draw:line draw:style-name="gr97" draw:layer="layout" svg:x1="4.323cm" svg:y1="6.179cm" svg:x2="4.476cm" svg:y2="6.179cm">
          <text:p/>
        </draw:line>
        <draw:line draw:style-name="gr97" draw:layer="layout" svg:x1="4.4cm" svg:y1="6.234cm" svg:x2="4.4cm" svg:y2="6.08cm">
          <text:p/>
        </draw:line>
        <draw:line draw:style-name="gr97" draw:layer="layout" svg:x1="4.323cm" svg:y1="6.157cm" svg:x2="4.476cm" svg:y2="6.157cm">
          <text:p/>
        </draw:line>
        <draw:line draw:style-name="gr97" draw:layer="layout" svg:x1="4.4cm" svg:y1="6.146cm" svg:x2="4.4cm" svg:y2="5.993cm">
          <text:p/>
        </draw:line>
        <draw:line draw:style-name="gr97" draw:layer="layout" svg:x1="4.323cm" svg:y1="6.069cm" svg:x2="4.476cm" svg:y2="6.069cm">
          <text:p/>
        </draw:line>
        <draw:line draw:style-name="gr97" draw:layer="layout" svg:x1="4.4cm" svg:y1="6.08cm" svg:x2="4.4cm" svg:y2="5.927cm">
          <text:p/>
        </draw:line>
        <draw:line draw:style-name="gr97" draw:layer="layout" svg:x1="4.323cm" svg:y1="6.004cm" svg:x2="4.476cm" svg:y2="6.004cm">
          <text:p/>
        </draw:line>
        <draw:line draw:style-name="gr97" draw:layer="layout" svg:x1="4.4cm" svg:y1="6.015cm" svg:x2="4.4cm" svg:y2="5.861cm">
          <text:p/>
        </draw:line>
        <draw:line draw:style-name="gr97" draw:layer="layout" svg:x1="4.323cm" svg:y1="5.938cm" svg:x2="4.476cm" svg:y2="5.938cm">
          <text:p/>
        </draw:line>
        <draw:line draw:style-name="gr97" draw:layer="layout" svg:x1="4.4cm" svg:y1="5.971cm" svg:x2="4.4cm" svg:y2="5.818cm">
          <text:p/>
        </draw:line>
        <draw:line draw:style-name="gr97" draw:layer="layout" svg:x1="4.323cm" svg:y1="5.894cm" svg:x2="4.476cm" svg:y2="5.894cm">
          <text:p/>
        </draw:line>
        <draw:line draw:style-name="gr97" draw:layer="layout" svg:x1="4.4cm" svg:y1="5.552cm" svg:x2="4.4cm" svg:y2="5.399cm">
          <text:p/>
        </draw:line>
        <draw:line draw:style-name="gr97" draw:layer="layout" svg:x1="4.323cm" svg:y1="5.476cm" svg:x2="4.476cm" svg:y2="5.476cm">
          <text:p/>
        </draw:line>
        <draw:line draw:style-name="gr97" draw:layer="layout" svg:x1="4.4cm" svg:y1="5.068cm" svg:x2="4.4cm" svg:y2="4.915cm">
          <text:p/>
        </draw:line>
        <draw:line draw:style-name="gr97" draw:layer="layout" svg:x1="4.323cm" svg:y1="4.991cm" svg:x2="4.476cm" svg:y2="4.991cm">
          <text:p/>
        </draw:line>
        <draw:line draw:style-name="gr97" draw:layer="layout" svg:x1="4.4cm" svg:y1="4.803cm" svg:x2="4.4cm" svg:y2="4.649cm">
          <text:p/>
        </draw:line>
        <draw:line draw:style-name="gr97" draw:layer="layout" svg:x1="4.323cm" svg:y1="4.726cm" svg:x2="4.476cm" svg:y2="4.726cm">
          <text:p/>
        </draw:line>
        <draw:line draw:style-name="gr97" draw:layer="layout" svg:x1="4.4cm" svg:y1="4.537cm" svg:x2="4.4cm" svg:y2="4.384cm">
          <text:p/>
        </draw:line>
        <draw:line draw:style-name="gr97" draw:layer="layout" svg:x1="4.323cm" svg:y1="4.461cm" svg:x2="4.476cm" svg:y2="4.461cm">
          <text:p/>
        </draw:line>
        <draw:line draw:style-name="gr97" draw:layer="layout" svg:x1="4.4cm" svg:y1="4.296cm" svg:x2="4.4cm" svg:y2="4.143cm">
          <text:p/>
        </draw:line>
        <draw:line draw:style-name="gr97" draw:layer="layout" svg:x1="4.323cm" svg:y1="4.22cm" svg:x2="4.476cm" svg:y2="4.22cm">
          <text:p/>
        </draw:line>
        <draw:line draw:style-name="gr97" draw:layer="layout" svg:x1="4.4cm" svg:y1="3.965cm" svg:x2="4.4cm" svg:y2="3.812cm">
          <text:p/>
        </draw:line>
        <draw:line draw:style-name="gr97" draw:layer="layout" svg:x1="4.323cm" svg:y1="3.889cm" svg:x2="4.476cm" svg:y2="3.889cm">
          <text:p/>
        </draw:line>
        <draw:line draw:style-name="gr97" draw:layer="layout" svg:x1="4.4cm" svg:y1="3.944cm" svg:x2="4.4cm" svg:y2="3.79cm">
          <text:p/>
        </draw:line>
        <draw:line draw:style-name="gr97" draw:layer="layout" svg:x1="4.323cm" svg:y1="3.867cm" svg:x2="4.476cm" svg:y2="3.867cm">
          <text:p/>
        </draw:line>
        <draw:line draw:style-name="gr97" draw:layer="layout" svg:x1="4.4cm" svg:y1="3.9cm" svg:x2="4.4cm" svg:y2="3.746cm">
          <text:p/>
        </draw:line>
        <draw:line draw:style-name="gr97" draw:layer="layout" svg:x1="4.323cm" svg:y1="3.823cm" svg:x2="4.476cm" svg:y2="3.823cm">
          <text:p/>
        </draw:line>
        <draw:line draw:style-name="gr97" draw:layer="layout" svg:x1="4.4cm" svg:y1="3.634cm" svg:x2="4.4cm" svg:y2="3.481cm">
          <text:p/>
        </draw:line>
        <draw:line draw:style-name="gr97" draw:layer="layout" svg:x1="4.323cm" svg:y1="3.558cm" svg:x2="4.476cm" svg:y2="3.558cm">
          <text:p/>
        </draw:line>
        <draw:line draw:style-name="gr97" draw:layer="layout" svg:x1="4.4cm" svg:y1="3.591cm" svg:x2="4.4cm" svg:y2="3.437cm">
          <text:p/>
        </draw:line>
        <draw:line draw:style-name="gr97" draw:layer="layout" svg:x1="4.323cm" svg:y1="3.514cm" svg:x2="4.476cm" svg:y2="3.514cm">
          <text:p/>
        </draw:line>
        <draw:line draw:style-name="gr97" draw:layer="layout" svg:x1="4.4cm" svg:y1="3.391cm" svg:x2="4.4cm" svg:y2="3.238cm">
          <text:p/>
        </draw:line>
        <draw:line draw:style-name="gr97" draw:layer="layout" svg:x1="4.323cm" svg:y1="3.314cm" svg:x2="4.476cm" svg:y2="3.314cm">
          <text:p/>
        </draw:line>
        <draw:line draw:style-name="gr97" draw:layer="layout" svg:x1="4.4cm" svg:y1="3.303cm" svg:x2="4.4cm" svg:y2="3.15cm">
          <text:p/>
        </draw:line>
        <draw:line draw:style-name="gr97" draw:layer="layout" svg:x1="4.323cm" svg:y1="3.227cm" svg:x2="4.476cm" svg:y2="3.227cm">
          <text:p/>
        </draw:line>
        <draw:line draw:style-name="gr97" draw:layer="layout" svg:x1="4.4cm" svg:y1="3.26cm" svg:x2="4.4cm" svg:y2="3.106cm">
          <text:p/>
        </draw:line>
        <draw:line draw:style-name="gr97" draw:layer="layout" svg:x1="4.323cm" svg:y1="3.183cm" svg:x2="4.476cm" svg:y2="3.183cm">
          <text:p/>
        </draw:line>
        <draw:line draw:style-name="gr97" draw:layer="layout" svg:x1="4.4cm" svg:y1="3.194cm" svg:x2="4.4cm" svg:y2="3.041cm">
          <text:p/>
        </draw:line>
        <draw:line draw:style-name="gr97" draw:layer="layout" svg:x1="4.323cm" svg:y1="3.117cm" svg:x2="4.476cm" svg:y2="3.117cm">
          <text:p/>
        </draw:line>
        <draw:line draw:style-name="gr97" draw:layer="layout" svg:x1="4.4cm" svg:y1="3.084cm" svg:x2="4.4cm" svg:y2="2.931cm">
          <text:p/>
        </draw:line>
        <draw:line draw:style-name="gr97" draw:layer="layout" svg:x1="4.323cm" svg:y1="3.008cm" svg:x2="4.476cm" svg:y2="3.008cm">
          <text:p/>
        </draw:line>
        <draw:line draw:style-name="gr97" draw:layer="layout" svg:x1="4.4cm" svg:y1="2.972cm" svg:x2="4.4cm" svg:y2="2.819cm">
          <text:p/>
        </draw:line>
        <draw:line draw:style-name="gr97" draw:layer="layout" svg:x1="4.323cm" svg:y1="2.896cm" svg:x2="4.476cm" svg:y2="2.896cm">
          <text:p/>
        </draw:line>
        <draw:line draw:style-name="gr97" draw:layer="layout" svg:x1="4.431cm" svg:y1="13.352cm" svg:x2="4.431cm" svg:y2="13.199cm">
          <text:p/>
        </draw:line>
        <draw:line draw:style-name="gr97" draw:layer="layout" svg:x1="4.355cm" svg:y1="13.276cm" svg:x2="4.508cm" svg:y2="13.276cm">
          <text:p/>
        </draw:line>
        <draw:line draw:style-name="gr97" draw:layer="layout" svg:x1="4.431cm" svg:y1="12.934cm" svg:x2="4.431cm" svg:y2="12.78cm">
          <text:p/>
        </draw:line>
        <draw:line draw:style-name="gr97" draw:layer="layout" svg:x1="4.355cm" svg:y1="12.857cm" svg:x2="4.508cm" svg:y2="12.857cm">
          <text:p/>
        </draw:line>
        <draw:line draw:style-name="gr97" draw:layer="layout" svg:x1="4.431cm" svg:y1="12.778cm" svg:x2="4.431cm" svg:y2="12.625cm">
          <text:p/>
        </draw:line>
        <draw:line draw:style-name="gr97" draw:layer="layout" svg:x1="4.355cm" svg:y1="12.701cm" svg:x2="4.508cm" svg:y2="12.701cm">
          <text:p/>
        </draw:line>
        <draw:line draw:style-name="gr97" draw:layer="layout" svg:x1="4.431cm" svg:y1="12.162cm" svg:x2="4.431cm" svg:y2="12.009cm">
          <text:p/>
        </draw:line>
        <draw:line draw:style-name="gr97" draw:layer="layout" svg:x1="4.355cm" svg:y1="12.086cm" svg:x2="4.508cm" svg:y2="12.086cm">
          <text:p/>
        </draw:line>
        <draw:line draw:style-name="gr97" draw:layer="layout" svg:x1="4.431cm" svg:y1="11.634cm" svg:x2="4.431cm" svg:y2="11.481cm">
          <text:p/>
        </draw:line>
        <draw:line draw:style-name="gr97" draw:layer="layout" svg:x1="4.355cm" svg:y1="11.558cm" svg:x2="4.508cm" svg:y2="11.558cm">
          <text:p/>
        </draw:line>
        <draw:line draw:style-name="gr97" draw:layer="layout" svg:x1="4.431cm" svg:y1="11.5cm" svg:x2="4.431cm" svg:y2="11.347cm">
          <text:p/>
        </draw:line>
        <draw:line draw:style-name="gr97" draw:layer="layout" svg:x1="4.355cm" svg:y1="11.424cm" svg:x2="4.508cm" svg:y2="11.424cm">
          <text:p/>
        </draw:line>
        <draw:line draw:style-name="gr97" draw:layer="layout" svg:x1="4.431cm" svg:y1="11.478cm" svg:x2="4.431cm" svg:y2="11.325cm">
          <text:p/>
        </draw:line>
        <draw:line draw:style-name="gr97" draw:layer="layout" svg:x1="4.355cm" svg:y1="11.402cm" svg:x2="4.508cm" svg:y2="11.402cm">
          <text:p/>
        </draw:line>
        <draw:line draw:style-name="gr97" draw:layer="layout" svg:x1="4.431cm" svg:y1="10.906cm" svg:x2="4.431cm" svg:y2="10.753cm">
          <text:p/>
        </draw:line>
        <draw:line draw:style-name="gr97" draw:layer="layout" svg:x1="4.355cm" svg:y1="10.83cm" svg:x2="4.508cm" svg:y2="10.83cm">
          <text:p/>
        </draw:line>
        <draw:line draw:style-name="gr97" draw:layer="layout" svg:x1="4.431cm" svg:y1="10.685cm" svg:x2="4.431cm" svg:y2="10.532cm">
          <text:p/>
        </draw:line>
        <draw:line draw:style-name="gr97" draw:layer="layout" svg:x1="4.355cm" svg:y1="10.608cm" svg:x2="4.508cm" svg:y2="10.608cm">
          <text:p/>
        </draw:line>
        <draw:line draw:style-name="gr97" draw:layer="layout" svg:x1="4.431cm" svg:y1="10.554cm" svg:x2="4.431cm" svg:y2="10.4cm">
          <text:p/>
        </draw:line>
        <draw:line draw:style-name="gr97" draw:layer="layout" svg:x1="4.355cm" svg:y1="10.477cm" svg:x2="4.508cm" svg:y2="10.477cm">
          <text:p/>
        </draw:line>
        <draw:line draw:style-name="gr97" draw:layer="layout" svg:x1="4.431cm" svg:y1="10.4cm" svg:x2="4.431cm" svg:y2="10.247cm">
          <text:p/>
        </draw:line>
        <draw:line draw:style-name="gr97" draw:layer="layout" svg:x1="4.355cm" svg:y1="10.324cm" svg:x2="4.508cm" svg:y2="10.324cm">
          <text:p/>
        </draw:line>
        <draw:line draw:style-name="gr97" draw:layer="layout" svg:x1="4.431cm" svg:y1="10.025cm" svg:x2="4.431cm" svg:y2="9.872cm">
          <text:p/>
        </draw:line>
        <draw:line draw:style-name="gr97" draw:layer="layout" svg:x1="4.355cm" svg:y1="9.949cm" svg:x2="4.508cm" svg:y2="9.949cm">
          <text:p/>
        </draw:line>
        <draw:line draw:style-name="gr97" draw:layer="layout" svg:x1="4.431cm" svg:y1="9.716cm" svg:x2="4.431cm" svg:y2="9.563cm">
          <text:p/>
        </draw:line>
        <draw:line draw:style-name="gr97" draw:layer="layout" svg:x1="4.355cm" svg:y1="9.64cm" svg:x2="4.508cm" svg:y2="9.64cm">
          <text:p/>
        </draw:line>
        <draw:line draw:style-name="gr97" draw:layer="layout" svg:x1="4.431cm" svg:y1="9.21cm" svg:x2="4.431cm" svg:y2="9.057cm">
          <text:p/>
        </draw:line>
        <draw:line draw:style-name="gr97" draw:layer="layout" svg:x1="4.355cm" svg:y1="9.133cm" svg:x2="4.508cm" svg:y2="9.133cm">
          <text:p/>
        </draw:line>
        <draw:line draw:style-name="gr97" draw:layer="layout" svg:x1="4.431cm" svg:y1="8.879cm" svg:x2="4.431cm" svg:y2="8.726cm">
          <text:p/>
        </draw:line>
        <draw:line draw:style-name="gr97" draw:layer="layout" svg:x1="4.355cm" svg:y1="8.803cm" svg:x2="4.508cm" svg:y2="8.803cm">
          <text:p/>
        </draw:line>
        <draw:line draw:style-name="gr97" draw:layer="layout" svg:x1="4.431cm" svg:y1="8.439cm" svg:x2="4.431cm" svg:y2="8.285cm">
          <text:p/>
        </draw:line>
        <draw:line draw:style-name="gr97" draw:layer="layout" svg:x1="4.355cm" svg:y1="8.362cm" svg:x2="4.508cm" svg:y2="8.362cm">
          <text:p/>
        </draw:line>
        <draw:line draw:style-name="gr97" draw:layer="layout" svg:x1="4.431cm" svg:y1="8.239cm" svg:x2="4.431cm" svg:y2="8.086cm">
          <text:p/>
        </draw:line>
        <draw:line draw:style-name="gr97" draw:layer="layout" svg:x1="4.355cm" svg:y1="8.162cm" svg:x2="4.508cm" svg:y2="8.162cm">
          <text:p/>
        </draw:line>
        <draw:line draw:style-name="gr97" draw:layer="layout" svg:x1="4.431cm" svg:y1="7.908cm" svg:x2="4.431cm" svg:y2="7.755cm">
          <text:p/>
        </draw:line>
        <draw:line draw:style-name="gr97" draw:layer="layout" svg:x1="4.355cm" svg:y1="7.831cm" svg:x2="4.508cm" svg:y2="7.831cm">
          <text:p/>
        </draw:line>
        <draw:line draw:style-name="gr97" draw:layer="layout" svg:x1="4.431cm" svg:y1="7.645cm" svg:x2="4.431cm" svg:y2="7.492cm">
          <text:p/>
        </draw:line>
        <draw:line draw:style-name="gr97" draw:layer="layout" svg:x1="4.355cm" svg:y1="7.569cm" svg:x2="4.508cm" svg:y2="7.569cm">
          <text:p/>
        </draw:line>
        <draw:line draw:style-name="gr97" draw:layer="layout" svg:x1="4.431cm" svg:y1="7.58cm" svg:x2="4.431cm" svg:y2="7.426cm">
          <text:p/>
        </draw:line>
        <draw:line draw:style-name="gr97" draw:layer="layout" svg:x1="4.355cm" svg:y1="7.503cm" svg:x2="4.508cm" svg:y2="7.503cm">
          <text:p/>
        </draw:line>
        <draw:line draw:style-name="gr97" draw:layer="layout" svg:x1="4.431cm" svg:y1="7.424cm" svg:x2="4.431cm" svg:y2="7.27cm">
          <text:p/>
        </draw:line>
        <draw:line draw:style-name="gr97" draw:layer="layout" svg:x1="4.355cm" svg:y1="7.347cm" svg:x2="4.508cm" svg:y2="7.347cm">
          <text:p/>
        </draw:line>
        <draw:line draw:style-name="gr97" draw:layer="layout" svg:x1="4.431cm" svg:y1="7.095cm" svg:x2="4.431cm" svg:y2="6.942cm">
          <text:p/>
        </draw:line>
        <draw:line draw:style-name="gr97" draw:layer="layout" svg:x1="4.355cm" svg:y1="7.019cm" svg:x2="4.508cm" svg:y2="7.019cm">
          <text:p/>
        </draw:line>
        <draw:line draw:style-name="gr97" draw:layer="layout" svg:x1="4.431cm" svg:y1="6.961cm" svg:x2="4.431cm" svg:y2="6.808cm">
          <text:p/>
        </draw:line>
        <draw:line draw:style-name="gr97" draw:layer="layout" svg:x1="4.355cm" svg:y1="6.885cm" svg:x2="4.508cm" svg:y2="6.885cm">
          <text:p/>
        </draw:line>
        <draw:line draw:style-name="gr97" draw:layer="layout" svg:x1="4.431cm" svg:y1="6.874cm" svg:x2="4.431cm" svg:y2="6.72cm">
          <text:p/>
        </draw:line>
        <draw:line draw:style-name="gr97" draw:layer="layout" svg:x1="4.355cm" svg:y1="6.797cm" svg:x2="4.508cm" svg:y2="6.797cm">
          <text:p/>
        </draw:line>
        <draw:line draw:style-name="gr97" draw:layer="layout" svg:x1="4.431cm" svg:y1="5.684cm" svg:x2="4.431cm" svg:y2="5.53cm">
          <text:p/>
        </draw:line>
        <draw:line draw:style-name="gr97" draw:layer="layout" svg:x1="4.355cm" svg:y1="5.607cm" svg:x2="4.508cm" svg:y2="5.607cm">
          <text:p/>
        </draw:line>
        <draw:line draw:style-name="gr97" draw:layer="layout" svg:x1="4.431cm" svg:y1="5.508cm" svg:x2="4.431cm" svg:y2="5.355cm">
          <text:p/>
        </draw:line>
        <draw:line draw:style-name="gr97" draw:layer="layout" svg:x1="4.355cm" svg:y1="5.432cm" svg:x2="4.508cm" svg:y2="5.432cm">
          <text:p/>
        </draw:line>
        <draw:line draw:style-name="gr97" draw:layer="layout" svg:x1="4.431cm" svg:y1="5.44cm" svg:x2="4.431cm" svg:y2="5.287cm">
          <text:p/>
        </draw:line>
        <draw:line draw:style-name="gr97" draw:layer="layout" svg:x1="4.355cm" svg:y1="5.364cm" svg:x2="4.508cm" svg:y2="5.364cm">
          <text:p/>
        </draw:line>
        <draw:line draw:style-name="gr97" draw:layer="layout" svg:x1="4.431cm" svg:y1="5.09cm" svg:x2="4.431cm" svg:y2="4.936cm">
          <text:p/>
        </draw:line>
        <draw:line draw:style-name="gr97" draw:layer="layout" svg:x1="4.355cm" svg:y1="5.013cm" svg:x2="4.508cm" svg:y2="5.013cm">
          <text:p/>
        </draw:line>
        <draw:line draw:style-name="gr97" draw:layer="layout" svg:x1="4.431cm" svg:y1="4.978cm" svg:x2="4.431cm" svg:y2="4.825cm">
          <text:p/>
        </draw:line>
        <draw:line draw:style-name="gr97" draw:layer="layout" svg:x1="4.355cm" svg:y1="4.901cm" svg:x2="4.508cm" svg:y2="4.901cm">
          <text:p/>
        </draw:line>
        <draw:line draw:style-name="gr97" draw:layer="layout" svg:x1="4.431cm" svg:y1="4.846cm" svg:x2="4.431cm" svg:y2="4.693cm">
          <text:p/>
        </draw:line>
        <draw:line draw:style-name="gr97" draw:layer="layout" svg:x1="4.355cm" svg:y1="4.77cm" svg:x2="4.508cm" svg:y2="4.77cm">
          <text:p/>
        </draw:line>
        <draw:line draw:style-name="gr97" draw:layer="layout" svg:x1="4.431cm" svg:y1="4.537cm" svg:x2="4.431cm" svg:y2="4.384cm">
          <text:p/>
        </draw:line>
        <draw:line draw:style-name="gr97" draw:layer="layout" svg:x1="4.355cm" svg:y1="4.461cm" svg:x2="4.508cm" svg:y2="4.461cm">
          <text:p/>
        </draw:line>
        <draw:line draw:style-name="gr97" draw:layer="layout" svg:x1="4.431cm" svg:y1="4.406cm" svg:x2="4.431cm" svg:y2="4.253cm">
          <text:p/>
        </draw:line>
        <draw:line draw:style-name="gr97" draw:layer="layout" svg:x1="4.355cm" svg:y1="4.329cm" svg:x2="4.508cm" svg:y2="4.329cm">
          <text:p/>
        </draw:line>
        <draw:line draw:style-name="gr97" draw:layer="layout" svg:x1="4.431cm" svg:y1="4.119cm" svg:x2="4.431cm" svg:y2="3.965cm">
          <text:p/>
        </draw:line>
        <draw:line draw:style-name="gr97" draw:layer="layout" svg:x1="4.355cm" svg:y1="4.042cm" svg:x2="4.508cm" svg:y2="4.042cm">
          <text:p/>
        </draw:line>
        <draw:line draw:style-name="gr97" draw:layer="layout" svg:x1="4.431cm" svg:y1="3.987cm" svg:x2="4.431cm" svg:y2="3.834cm">
          <text:p/>
        </draw:line>
        <draw:line draw:style-name="gr97" draw:layer="layout" svg:x1="4.355cm" svg:y1="3.911cm" svg:x2="4.508cm" svg:y2="3.911cm">
          <text:p/>
        </draw:line>
        <draw:line draw:style-name="gr97" draw:layer="layout" svg:x1="4.461cm" svg:y1="13.065cm" svg:x2="4.461cm" svg:y2="12.912cm">
          <text:p/>
        </draw:line>
        <draw:line draw:style-name="gr97" draw:layer="layout" svg:x1="4.384cm" svg:y1="12.989cm" svg:x2="4.537cm" svg:y2="12.989cm">
          <text:p/>
        </draw:line>
        <draw:line draw:style-name="gr97" draw:layer="layout" svg:x1="4.461cm" svg:y1="12.978cm" svg:x2="4.461cm" svg:y2="12.824cm">
          <text:p/>
        </draw:line>
        <draw:line draw:style-name="gr97" draw:layer="layout" svg:x1="4.384cm" svg:y1="12.901cm" svg:x2="4.537cm" svg:y2="12.901cm">
          <text:p/>
        </draw:line>
        <draw:line draw:style-name="gr97" draw:layer="layout" svg:x1="4.461cm" svg:y1="12.956cm" svg:x2="4.461cm" svg:y2="12.802cm">
          <text:p/>
        </draw:line>
        <draw:line draw:style-name="gr97" draw:layer="layout" svg:x1="4.384cm" svg:y1="12.879cm" svg:x2="4.537cm" svg:y2="12.879cm">
          <text:p/>
        </draw:line>
        <draw:line draw:style-name="gr97" draw:layer="layout" svg:x1="4.461cm" svg:y1="12.912cm" svg:x2="4.461cm" svg:y2="12.759cm">
          <text:p/>
        </draw:line>
        <draw:line draw:style-name="gr97" draw:layer="layout" svg:x1="4.384cm" svg:y1="12.835cm" svg:x2="4.537cm" svg:y2="12.835cm">
          <text:p/>
        </draw:line>
        <draw:line draw:style-name="gr97" draw:layer="layout" svg:x1="4.461cm" svg:y1="12.668cm" svg:x2="4.461cm" svg:y2="12.515cm">
          <text:p/>
        </draw:line>
        <draw:line draw:style-name="gr97" draw:layer="layout" svg:x1="4.384cm" svg:y1="12.592cm" svg:x2="4.537cm" svg:y2="12.592cm">
          <text:p/>
        </draw:line>
        <draw:line draw:style-name="gr97" draw:layer="layout" svg:x1="4.461cm" svg:y1="12.625cm" svg:x2="4.461cm" svg:y2="12.471cm">
          <text:p/>
        </draw:line>
        <draw:line draw:style-name="gr97" draw:layer="layout" svg:x1="4.384cm" svg:y1="12.548cm" svg:x2="4.537cm" svg:y2="12.548cm">
          <text:p/>
        </draw:line>
        <draw:line draw:style-name="gr97" draw:layer="layout" svg:x1="4.461cm" svg:y1="12.359cm" svg:x2="4.461cm" svg:y2="12.206cm">
          <text:p/>
        </draw:line>
        <draw:line draw:style-name="gr97" draw:layer="layout" svg:x1="4.384cm" svg:y1="12.283cm" svg:x2="4.537cm" svg:y2="12.283cm">
          <text:p/>
        </draw:line>
        <draw:line draw:style-name="gr97" draw:layer="layout" svg:x1="4.461cm" svg:y1="12.184cm" svg:x2="4.461cm" svg:y2="12.031cm">
          <text:p/>
        </draw:line>
        <draw:line draw:style-name="gr97" draw:layer="layout" svg:x1="4.384cm" svg:y1="12.108cm" svg:x2="4.537cm" svg:y2="12.108cm">
          <text:p/>
        </draw:line>
        <draw:line draw:style-name="gr97" draw:layer="layout" svg:x1="4.461cm" svg:y1="11.281cm" svg:x2="4.461cm" svg:y2="11.128cm">
          <text:p/>
        </draw:line>
        <draw:line draw:style-name="gr97" draw:layer="layout" svg:x1="4.384cm" svg:y1="11.205cm" svg:x2="4.537cm" svg:y2="11.205cm">
          <text:p/>
        </draw:line>
        <draw:line draw:style-name="gr97" draw:layer="layout" svg:x1="4.461cm" svg:y1="11.038cm" svg:x2="4.461cm" svg:y2="10.885cm">
          <text:p/>
        </draw:line>
        <draw:line draw:style-name="gr97" draw:layer="layout" svg:x1="4.384cm" svg:y1="10.961cm" svg:x2="4.537cm" svg:y2="10.961cm">
          <text:p/>
        </draw:line>
        <draw:line draw:style-name="gr97" draw:layer="layout" svg:x1="4.461cm" svg:y1="10.972cm" svg:x2="4.461cm" svg:y2="10.819cm">
          <text:p/>
        </draw:line>
        <draw:line draw:style-name="gr97" draw:layer="layout" svg:x1="4.384cm" svg:y1="10.896cm" svg:x2="4.537cm" svg:y2="10.896cm">
          <text:p/>
        </draw:line>
        <draw:line draw:style-name="gr97" draw:layer="layout" svg:x1="4.461cm" svg:y1="10.532cm" svg:x2="4.461cm" svg:y2="10.378cm">
          <text:p/>
        </draw:line>
        <draw:line draw:style-name="gr97" draw:layer="layout" svg:x1="4.384cm" svg:y1="10.455cm" svg:x2="4.537cm" svg:y2="10.455cm">
          <text:p/>
        </draw:line>
        <draw:line draw:style-name="gr97" draw:layer="layout" svg:x1="4.461cm" svg:y1="10.332cm" svg:x2="4.461cm" svg:y2="10.179cm">
          <text:p/>
        </draw:line>
        <draw:line draw:style-name="gr97" draw:layer="layout" svg:x1="4.384cm" svg:y1="10.255cm" svg:x2="4.537cm" svg:y2="10.255cm">
          <text:p/>
        </draw:line>
        <draw:line draw:style-name="gr97" draw:layer="layout" svg:x1="4.461cm" svg:y1="10.113cm" svg:x2="4.461cm" svg:y2="9.96cm">
          <text:p/>
        </draw:line>
        <draw:line draw:style-name="gr97" draw:layer="layout" svg:x1="4.384cm" svg:y1="10.036cm" svg:x2="4.537cm" svg:y2="10.036cm">
          <text:p/>
        </draw:line>
        <draw:line draw:style-name="gr97" draw:layer="layout" svg:x1="4.461cm" svg:y1="10.025cm" svg:x2="4.461cm" svg:y2="9.872cm">
          <text:p/>
        </draw:line>
        <draw:line draw:style-name="gr97" draw:layer="layout" svg:x1="4.384cm" svg:y1="9.949cm" svg:x2="4.537cm" svg:y2="9.949cm">
          <text:p/>
        </draw:line>
        <draw:line draw:style-name="gr97" draw:layer="layout" svg:x1="4.461cm" svg:y1="9.407cm" svg:x2="4.461cm" svg:y2="9.254cm">
          <text:p/>
        </draw:line>
        <draw:line draw:style-name="gr97" draw:layer="layout" svg:x1="4.384cm" svg:y1="9.331cm" svg:x2="4.537cm" svg:y2="9.331cm">
          <text:p/>
        </draw:line>
        <draw:line draw:style-name="gr97" draw:layer="layout" svg:x1="4.461cm" svg:y1="8.835cm" svg:x2="4.461cm" svg:y2="8.682cm">
          <text:p/>
        </draw:line>
        <draw:line draw:style-name="gr97" draw:layer="layout" svg:x1="4.384cm" svg:y1="8.759cm" svg:x2="4.537cm" svg:y2="8.759cm">
          <text:p/>
        </draw:line>
        <draw:line draw:style-name="gr97" draw:layer="layout" svg:x1="4.461cm" svg:y1="8.305cm" svg:x2="4.461cm" svg:y2="8.151cm">
          <text:p/>
        </draw:line>
        <draw:line draw:style-name="gr97" draw:layer="layout" svg:x1="4.384cm" svg:y1="8.228cm" svg:x2="4.537cm" svg:y2="8.228cm">
          <text:p/>
        </draw:line>
        <draw:line draw:style-name="gr97" draw:layer="layout" svg:x1="4.461cm" svg:y1="8.283cm" svg:x2="4.461cm" svg:y2="8.13cm">
          <text:p/>
        </draw:line>
        <draw:line draw:style-name="gr97" draw:layer="layout" svg:x1="4.384cm" svg:y1="8.206cm" svg:x2="4.537cm" svg:y2="8.206cm">
          <text:p/>
        </draw:line>
        <draw:line draw:style-name="gr97" draw:layer="layout" svg:x1="4.461cm" svg:y1="8.195cm" svg:x2="4.461cm" svg:y2="8.042cm">
          <text:p/>
        </draw:line>
        <draw:line draw:style-name="gr97" draw:layer="layout" svg:x1="4.384cm" svg:y1="8.119cm" svg:x2="4.537cm" svg:y2="8.119cm">
          <text:p/>
        </draw:line>
        <draw:line draw:style-name="gr97" draw:layer="layout" svg:x1="4.461cm" svg:y1="8.151cm" svg:x2="4.461cm" svg:y2="7.998cm">
          <text:p/>
        </draw:line>
        <draw:line draw:style-name="gr97" draw:layer="layout" svg:x1="4.384cm" svg:y1="8.075cm" svg:x2="4.537cm" svg:y2="8.075cm">
          <text:p/>
        </draw:line>
        <draw:line draw:style-name="gr97" draw:layer="layout" svg:x1="4.461cm" svg:y1="7.777cm" svg:x2="4.461cm" svg:y2="7.623cm">
          <text:p/>
        </draw:line>
        <draw:line draw:style-name="gr97" draw:layer="layout" svg:x1="4.384cm" svg:y1="7.7cm" svg:x2="4.537cm" svg:y2="7.7cm">
          <text:p/>
        </draw:line>
        <draw:line draw:style-name="gr97" draw:layer="layout" svg:x1="4.461cm" svg:y1="7.536cm" svg:x2="4.461cm" svg:y2="7.382cm">
          <text:p/>
        </draw:line>
        <draw:line draw:style-name="gr97" draw:layer="layout" svg:x1="4.384cm" svg:y1="7.459cm" svg:x2="4.537cm" svg:y2="7.459cm">
          <text:p/>
        </draw:line>
        <draw:line draw:style-name="gr97" draw:layer="layout" svg:x1="4.461cm" svg:y1="7.314cm" svg:x2="4.461cm" svg:y2="7.161cm">
          <text:p/>
        </draw:line>
        <draw:line draw:style-name="gr97" draw:layer="layout" svg:x1="4.384cm" svg:y1="7.238cm" svg:x2="4.537cm" svg:y2="7.238cm">
          <text:p/>
        </draw:line>
        <draw:line draw:style-name="gr97" draw:layer="layout" svg:x1="4.461cm" svg:y1="7.205cm" svg:x2="4.461cm" svg:y2="7.051cm">
          <text:p/>
        </draw:line>
        <draw:line draw:style-name="gr97" draw:layer="layout" svg:x1="4.384cm" svg:y1="7.128cm" svg:x2="4.537cm" svg:y2="7.128cm">
          <text:p/>
        </draw:line>
        <draw:line draw:style-name="gr97" draw:layer="layout" svg:x1="4.461cm" svg:y1="6.346cm" svg:x2="4.461cm" svg:y2="6.192cm">
          <text:p/>
        </draw:line>
        <draw:line draw:style-name="gr97" draw:layer="layout" svg:x1="4.384cm" svg:y1="6.269cm" svg:x2="4.537cm" svg:y2="6.269cm">
          <text:p/>
        </draw:line>
        <draw:line draw:style-name="gr97" draw:layer="layout" svg:x1="4.461cm" svg:y1="6.302cm" svg:x2="4.461cm" svg:y2="6.148cm">
          <text:p/>
        </draw:line>
        <draw:line draw:style-name="gr97" draw:layer="layout" svg:x1="4.384cm" svg:y1="6.225cm" svg:x2="4.537cm" svg:y2="6.225cm">
          <text:p/>
        </draw:line>
        <draw:line draw:style-name="gr97" draw:layer="layout" svg:x1="4.461cm" svg:y1="6.234cm" svg:x2="4.461cm" svg:y2="6.08cm">
          <text:p/>
        </draw:line>
        <draw:line draw:style-name="gr97" draw:layer="layout" svg:x1="4.384cm" svg:y1="6.157cm" svg:x2="4.537cm" svg:y2="6.157cm">
          <text:p/>
        </draw:line>
        <draw:line draw:style-name="gr97" draw:layer="layout" svg:x1="4.461cm" svg:y1="6.124cm" svg:x2="4.461cm" svg:y2="5.971cm">
          <text:p/>
        </draw:line>
        <draw:line draw:style-name="gr97" draw:layer="layout" svg:x1="4.384cm" svg:y1="6.047cm" svg:x2="4.537cm" svg:y2="6.047cm">
          <text:p/>
        </draw:line>
        <draw:line draw:style-name="gr97" draw:layer="layout" svg:x1="4.461cm" svg:y1="5.64cm" svg:x2="4.461cm" svg:y2="5.487cm">
          <text:p/>
        </draw:line>
        <draw:line draw:style-name="gr97" draw:layer="layout" svg:x1="4.384cm" svg:y1="5.563cm" svg:x2="4.537cm" svg:y2="5.563cm">
          <text:p/>
        </draw:line>
        <draw:line draw:style-name="gr97" draw:layer="layout" svg:x1="4.461cm" svg:y1="4.825cm" svg:x2="4.461cm" svg:y2="4.671cm">
          <text:p/>
        </draw:line>
        <draw:line draw:style-name="gr97" draw:layer="layout" svg:x1="4.384cm" svg:y1="4.748cm" svg:x2="4.537cm" svg:y2="4.748cm">
          <text:p/>
        </draw:line>
        <draw:line draw:style-name="gr97" draw:layer="layout" svg:x1="4.461cm" svg:y1="4.603cm" svg:x2="4.461cm" svg:y2="4.45cm">
          <text:p/>
        </draw:line>
        <draw:line draw:style-name="gr97" draw:layer="layout" svg:x1="4.384cm" svg:y1="4.526cm" svg:x2="4.537cm" svg:y2="4.526cm">
          <text:p/>
        </draw:line>
        <draw:line draw:style-name="gr97" draw:layer="layout" svg:x1="4.461cm" svg:y1="4.537cm" svg:x2="4.461cm" svg:y2="4.384cm">
          <text:p/>
        </draw:line>
        <draw:line draw:style-name="gr97" draw:layer="layout" svg:x1="4.384cm" svg:y1="4.461cm" svg:x2="4.537cm" svg:y2="4.461cm">
          <text:p/>
        </draw:line>
        <draw:line draw:style-name="gr97" draw:layer="layout" svg:x1="4.461cm" svg:y1="3.944cm" svg:x2="4.461cm" svg:y2="3.79cm">
          <text:p/>
        </draw:line>
        <draw:line draw:style-name="gr97" draw:layer="layout" svg:x1="4.384cm" svg:y1="3.867cm" svg:x2="4.537cm" svg:y2="3.867cm">
          <text:p/>
        </draw:line>
        <draw:line draw:style-name="gr97" draw:layer="layout" svg:x1="4.461cm" svg:y1="3.569cm" svg:x2="4.461cm" svg:y2="3.415cm">
          <text:p/>
        </draw:line>
        <draw:line draw:style-name="gr97" draw:layer="layout" svg:x1="4.384cm" svg:y1="3.492cm" svg:x2="4.537cm" svg:y2="3.492cm">
          <text:p/>
        </draw:line>
        <draw:line draw:style-name="gr97" draw:layer="layout" svg:x1="4.461cm" svg:y1="3.481cm" svg:x2="4.461cm" svg:y2="3.328cm">
          <text:p/>
        </draw:line>
        <draw:line draw:style-name="gr97" draw:layer="layout" svg:x1="4.384cm" svg:y1="3.404cm" svg:x2="4.537cm" svg:y2="3.404cm">
          <text:p/>
        </draw:line>
        <draw:line draw:style-name="gr97" draw:layer="layout" svg:x1="4.461cm" svg:y1="3.238cm" svg:x2="4.461cm" svg:y2="3.084cm">
          <text:p/>
        </draw:line>
        <draw:line draw:style-name="gr97" draw:layer="layout" svg:x1="4.384cm" svg:y1="3.161cm" svg:x2="4.537cm" svg:y2="3.161cm">
          <text:p/>
        </draw:line>
        <draw:line draw:style-name="gr97" draw:layer="layout" svg:x1="4.461cm" svg:y1="2.951cm" svg:x2="4.461cm" svg:y2="2.797cm">
          <text:p/>
        </draw:line>
        <draw:line draw:style-name="gr97" draw:layer="layout" svg:x1="4.384cm" svg:y1="2.874cm" svg:x2="4.537cm" svg:y2="2.874cm">
          <text:p/>
        </draw:line>
        <draw:line draw:style-name="gr97" draw:layer="layout" svg:x1="4.461cm" svg:y1="2.819cm" svg:x2="4.461cm" svg:y2="2.666cm">
          <text:p/>
        </draw:line>
        <draw:line draw:style-name="gr97" draw:layer="layout" svg:x1="4.384cm" svg:y1="2.742cm" svg:x2="4.537cm" svg:y2="2.742cm">
          <text:p/>
        </draw:line>
        <draw:line draw:style-name="gr97" draw:layer="layout" svg:x1="4.49cm" svg:y1="13.33cm" svg:x2="4.49cm" svg:y2="13.177cm">
          <text:p/>
        </draw:line>
        <draw:line draw:style-name="gr97" draw:layer="layout" svg:x1="4.413cm" svg:y1="13.254cm" svg:x2="4.567cm" svg:y2="13.254cm">
          <text:p/>
        </draw:line>
        <draw:line draw:style-name="gr97" draw:layer="layout" svg:x1="4.49cm" svg:y1="13.265cm" svg:x2="4.49cm" svg:y2="13.111cm">
          <text:p/>
        </draw:line>
        <draw:line draw:style-name="gr97" draw:layer="layout" svg:x1="4.413cm" svg:y1="13.188cm" svg:x2="4.567cm" svg:y2="13.188cm">
          <text:p/>
        </draw:line>
        <draw:line draw:style-name="gr97" draw:layer="layout" svg:x1="4.49cm" svg:y1="12.934cm" svg:x2="4.49cm" svg:y2="12.78cm">
          <text:p/>
        </draw:line>
        <draw:line draw:style-name="gr97" draw:layer="layout" svg:x1="4.413cm" svg:y1="12.857cm" svg:x2="4.567cm" svg:y2="12.857cm">
          <text:p/>
        </draw:line>
        <draw:line draw:style-name="gr97" draw:layer="layout" svg:x1="4.49cm" svg:y1="12.668cm" svg:x2="4.49cm" svg:y2="12.515cm">
          <text:p/>
        </draw:line>
        <draw:line draw:style-name="gr97" draw:layer="layout" svg:x1="4.413cm" svg:y1="12.592cm" svg:x2="4.567cm" svg:y2="12.592cm">
          <text:p/>
        </draw:line>
        <draw:line draw:style-name="gr97" draw:layer="layout" svg:x1="4.49cm" svg:y1="12.647cm" svg:x2="4.49cm" svg:y2="12.493cm">
          <text:p/>
        </draw:line>
        <draw:line draw:style-name="gr97" draw:layer="layout" svg:x1="4.413cm" svg:y1="12.57cm" svg:x2="4.567cm" svg:y2="12.57cm">
          <text:p/>
        </draw:line>
        <draw:line draw:style-name="gr97" draw:layer="layout" svg:x1="4.49cm" svg:y1="12.316cm" svg:x2="4.49cm" svg:y2="12.162cm">
          <text:p/>
        </draw:line>
        <draw:line draw:style-name="gr97" draw:layer="layout" svg:x1="4.413cm" svg:y1="12.239cm" svg:x2="4.567cm" svg:y2="12.239cm">
          <text:p/>
        </draw:line>
        <draw:line draw:style-name="gr97" draw:layer="layout" svg:x1="4.49cm" svg:y1="12.162cm" svg:x2="4.49cm" svg:y2="12.009cm">
          <text:p/>
        </draw:line>
        <draw:line draw:style-name="gr97" draw:layer="layout" svg:x1="4.413cm" svg:y1="12.086cm" svg:x2="4.567cm" svg:y2="12.086cm">
          <text:p/>
        </draw:line>
        <draw:line draw:style-name="gr97" draw:layer="layout" svg:x1="4.49cm" svg:y1="11.941cm" svg:x2="4.49cm" svg:y2="11.787cm">
          <text:p/>
        </draw:line>
        <draw:line draw:style-name="gr97" draw:layer="layout" svg:x1="4.413cm" svg:y1="11.864cm" svg:x2="4.567cm" svg:y2="11.864cm">
          <text:p/>
        </draw:line>
        <draw:line draw:style-name="gr97" draw:layer="layout" svg:x1="4.49cm" svg:y1="11.875cm" svg:x2="4.49cm" svg:y2="11.722cm">
          <text:p/>
        </draw:line>
        <draw:line draw:style-name="gr97" draw:layer="layout" svg:x1="4.413cm" svg:y1="11.798cm" svg:x2="4.567cm" svg:y2="11.798cm">
          <text:p/>
        </draw:line>
        <draw:line draw:style-name="gr97" draw:layer="layout" svg:x1="4.49cm" svg:y1="11.809cm" svg:x2="4.49cm" svg:y2="11.656cm">
          <text:p/>
        </draw:line>
        <draw:line draw:style-name="gr97" draw:layer="layout" svg:x1="4.413cm" svg:y1="11.733cm" svg:x2="4.567cm" svg:y2="11.733cm">
          <text:p/>
        </draw:line>
        <draw:line draw:style-name="gr97" draw:layer="layout" svg:x1="4.49cm" svg:y1="11.7cm" svg:x2="4.49cm" svg:y2="11.547cm">
          <text:p/>
        </draw:line>
        <draw:line draw:style-name="gr97" draw:layer="layout" svg:x1="4.413cm" svg:y1="11.623cm" svg:x2="4.567cm" svg:y2="11.623cm">
          <text:p/>
        </draw:line>
        <draw:line draw:style-name="gr97" draw:layer="layout" svg:x1="4.49cm" svg:y1="11.5cm" svg:x2="4.49cm" svg:y2="11.347cm">
          <text:p/>
        </draw:line>
        <draw:line draw:style-name="gr97" draw:layer="layout" svg:x1="4.413cm" svg:y1="11.424cm" svg:x2="4.567cm" svg:y2="11.424cm">
          <text:p/>
        </draw:line>
        <draw:line draw:style-name="gr97" draw:layer="layout" svg:x1="4.49cm" svg:y1="11.435cm" svg:x2="4.49cm" svg:y2="11.281cm">
          <text:p/>
        </draw:line>
        <draw:line draw:style-name="gr97" draw:layer="layout" svg:x1="4.413cm" svg:y1="11.358cm" svg:x2="4.567cm" svg:y2="11.358cm">
          <text:p/>
        </draw:line>
        <draw:line draw:style-name="gr97" draw:layer="layout" svg:x1="4.49cm" svg:y1="11.303cm" svg:x2="4.49cm" svg:y2="11.15cm">
          <text:p/>
        </draw:line>
        <draw:line draw:style-name="gr97" draw:layer="layout" svg:x1="4.413cm" svg:y1="11.227cm" svg:x2="4.567cm" svg:y2="11.227cm">
          <text:p/>
        </draw:line>
        <draw:line draw:style-name="gr97" draw:layer="layout" svg:x1="4.49cm" svg:y1="10.95cm" svg:x2="4.49cm" svg:y2="10.797cm">
          <text:p/>
        </draw:line>
        <draw:line draw:style-name="gr97" draw:layer="layout" svg:x1="4.413cm" svg:y1="10.874cm" svg:x2="4.567cm" svg:y2="10.874cm">
          <text:p/>
        </draw:line>
        <draw:line draw:style-name="gr97" draw:layer="layout" svg:x1="4.49cm" svg:y1="10.575cm" svg:x2="4.49cm" svg:y2="10.422cm">
          <text:p/>
        </draw:line>
        <draw:line draw:style-name="gr97" draw:layer="layout" svg:x1="4.413cm" svg:y1="10.499cm" svg:x2="4.567cm" svg:y2="10.499cm">
          <text:p/>
        </draw:line>
        <draw:line draw:style-name="gr97" draw:layer="layout" svg:x1="4.49cm" svg:y1="10.31cm" svg:x2="4.49cm" svg:y2="10.157cm">
          <text:p/>
        </draw:line>
        <draw:line draw:style-name="gr97" draw:layer="layout" svg:x1="4.413cm" svg:y1="10.234cm" svg:x2="4.567cm" svg:y2="10.234cm">
          <text:p/>
        </draw:line>
        <draw:line draw:style-name="gr97" draw:layer="layout" svg:x1="4.49cm" svg:y1="10.223cm" svg:x2="4.49cm" svg:y2="10.069cm">
          <text:p/>
        </draw:line>
        <draw:line draw:style-name="gr97" draw:layer="layout" svg:x1="4.413cm" svg:y1="10.146cm" svg:x2="4.567cm" svg:y2="10.146cm">
          <text:p/>
        </draw:line>
        <draw:line draw:style-name="gr97" draw:layer="layout" svg:x1="4.49cm" svg:y1="9.982cm" svg:x2="4.49cm" svg:y2="9.828cm">
          <text:p/>
        </draw:line>
        <draw:line draw:style-name="gr97" draw:layer="layout" svg:x1="4.413cm" svg:y1="9.905cm" svg:x2="4.567cm" svg:y2="9.905cm">
          <text:p/>
        </draw:line>
        <draw:line draw:style-name="gr97" draw:layer="layout" svg:x1="4.49cm" svg:y1="9.935cm" svg:x2="4.49cm" svg:y2="9.782cm">
          <text:p/>
        </draw:line>
        <draw:line draw:style-name="gr97" draw:layer="layout" svg:x1="4.413cm" svg:y1="9.859cm" svg:x2="4.567cm" svg:y2="9.859cm">
          <text:p/>
        </draw:line>
        <draw:line draw:style-name="gr97" draw:layer="layout" svg:x1="4.49cm" svg:y1="9.32cm" svg:x2="4.49cm" svg:y2="9.166cm">
          <text:p/>
        </draw:line>
        <draw:line draw:style-name="gr97" draw:layer="layout" svg:x1="4.413cm" svg:y1="9.243cm" svg:x2="4.567cm" svg:y2="9.243cm">
          <text:p/>
        </draw:line>
        <draw:line draw:style-name="gr97" draw:layer="layout" svg:x1="4.49cm" svg:y1="9.232cm" svg:x2="4.49cm" svg:y2="9.079cm">
          <text:p/>
        </draw:line>
        <draw:line draw:style-name="gr97" draw:layer="layout" svg:x1="4.413cm" svg:y1="9.155cm" svg:x2="4.567cm" svg:y2="9.155cm">
          <text:p/>
        </draw:line>
        <draw:line draw:style-name="gr97" draw:layer="layout" svg:x1="4.49cm" svg:y1="9.21cm" svg:x2="4.49cm" svg:y2="9.057cm">
          <text:p/>
        </draw:line>
        <draw:line draw:style-name="gr97" draw:layer="layout" svg:x1="4.413cm" svg:y1="9.133cm" svg:x2="4.567cm" svg:y2="9.133cm">
          <text:p/>
        </draw:line>
        <draw:line draw:style-name="gr97" draw:layer="layout" svg:x1="4.49cm" svg:y1="9.166cm" svg:x2="4.49cm" svg:y2="9.013cm">
          <text:p/>
        </draw:line>
        <draw:line draw:style-name="gr97" draw:layer="layout" svg:x1="4.413cm" svg:y1="9.09cm" svg:x2="4.567cm" svg:y2="9.09cm">
          <text:p/>
        </draw:line>
        <draw:line draw:style-name="gr97" draw:layer="layout" svg:x1="4.49cm" svg:y1="8.879cm" svg:x2="4.49cm" svg:y2="8.726cm">
          <text:p/>
        </draw:line>
        <draw:line draw:style-name="gr97" draw:layer="layout" svg:x1="4.413cm" svg:y1="8.803cm" svg:x2="4.567cm" svg:y2="8.803cm">
          <text:p/>
        </draw:line>
        <draw:line draw:style-name="gr97" draw:layer="layout" svg:x1="4.49cm" svg:y1="8.614cm" svg:x2="4.49cm" svg:y2="8.461cm">
          <text:p/>
        </draw:line>
        <draw:line draw:style-name="gr97" draw:layer="layout" svg:x1="4.413cm" svg:y1="8.537cm" svg:x2="4.567cm" svg:y2="8.537cm">
          <text:p/>
        </draw:line>
        <draw:line draw:style-name="gr97" draw:layer="layout" svg:x1="4.49cm" svg:y1="8.482cm" svg:x2="4.49cm" svg:y2="8.329cm">
          <text:p/>
        </draw:line>
        <draw:line draw:style-name="gr97" draw:layer="layout" svg:x1="4.413cm" svg:y1="8.406cm" svg:x2="4.567cm" svg:y2="8.406cm">
          <text:p/>
        </draw:line>
        <draw:line draw:style-name="gr97" draw:layer="layout" svg:x1="4.49cm" svg:y1="7.864cm" svg:x2="4.49cm" svg:y2="7.711cm">
          <text:p/>
        </draw:line>
        <draw:line draw:style-name="gr97" draw:layer="layout" svg:x1="4.413cm" svg:y1="7.788cm" svg:x2="4.567cm" svg:y2="7.788cm">
          <text:p/>
        </draw:line>
        <draw:line draw:style-name="gr97" draw:layer="layout" svg:x1="4.49cm" svg:y1="7.005cm" svg:x2="4.49cm" svg:y2="6.852cm">
          <text:p/>
        </draw:line>
        <draw:line draw:style-name="gr97" draw:layer="layout" svg:x1="4.413cm" svg:y1="6.929cm" svg:x2="4.567cm" svg:y2="6.929cm">
          <text:p/>
        </draw:line>
        <draw:line draw:style-name="gr97" draw:layer="layout" svg:x1="4.49cm" svg:y1="6.83cm" svg:x2="4.49cm" svg:y2="6.677cm">
          <text:p/>
        </draw:line>
        <draw:line draw:style-name="gr97" draw:layer="layout" svg:x1="4.413cm" svg:y1="6.753cm" svg:x2="4.567cm" svg:y2="6.753cm">
          <text:p/>
        </draw:line>
        <draw:line draw:style-name="gr97" draw:layer="layout" svg:x1="4.49cm" svg:y1="6.302cm" svg:x2="4.49cm" svg:y2="6.148cm">
          <text:p/>
        </draw:line>
        <draw:line draw:style-name="gr97" draw:layer="layout" svg:x1="4.413cm" svg:y1="6.225cm" svg:x2="4.567cm" svg:y2="6.225cm">
          <text:p/>
        </draw:line>
        <draw:line draw:style-name="gr97" draw:layer="layout" svg:x1="4.49cm" svg:y1="5.949cm" svg:x2="4.49cm" svg:y2="5.796cm">
          <text:p/>
        </draw:line>
        <draw:line draw:style-name="gr97" draw:layer="layout" svg:x1="4.413cm" svg:y1="5.872cm" svg:x2="4.567cm" svg:y2="5.872cm">
          <text:p/>
        </draw:line>
        <draw:line draw:style-name="gr97" draw:layer="layout" svg:x1="4.49cm" svg:y1="5.815cm" svg:x2="4.49cm" svg:y2="5.662cm">
          <text:p/>
        </draw:line>
        <draw:line draw:style-name="gr97" draw:layer="layout" svg:x1="4.413cm" svg:y1="5.738cm" svg:x2="4.567cm" svg:y2="5.738cm">
          <text:p/>
        </draw:line>
        <draw:line draw:style-name="gr97" draw:layer="layout" svg:x1="4.49cm" svg:y1="5.749cm" svg:x2="4.49cm" svg:y2="5.596cm">
          <text:p/>
        </draw:line>
        <draw:line draw:style-name="gr97" draw:layer="layout" svg:x1="4.413cm" svg:y1="5.673cm" svg:x2="4.567cm" svg:y2="5.673cm">
          <text:p/>
        </draw:line>
        <draw:line draw:style-name="gr97" draw:layer="layout" svg:x1="4.49cm" svg:y1="5.706cm" svg:x2="4.49cm" svg:y2="5.552cm">
          <text:p/>
        </draw:line>
        <draw:line draw:style-name="gr97" draw:layer="layout" svg:x1="4.413cm" svg:y1="5.629cm" svg:x2="4.567cm" svg:y2="5.629cm">
          <text:p/>
        </draw:line>
        <draw:line draw:style-name="gr97" draw:layer="layout" svg:x1="4.49cm" svg:y1="5.53cm" svg:x2="4.49cm" svg:y2="5.377cm">
          <text:p/>
        </draw:line>
        <draw:line draw:style-name="gr97" draw:layer="layout" svg:x1="4.413cm" svg:y1="5.454cm" svg:x2="4.567cm" svg:y2="5.454cm">
          <text:p/>
        </draw:line>
        <draw:line draw:style-name="gr97" draw:layer="layout" svg:x1="4.49cm" svg:y1="5.156cm" svg:x2="4.49cm" svg:y2="5.002cm">
          <text:p/>
        </draw:line>
        <draw:line draw:style-name="gr97" draw:layer="layout" svg:x1="4.413cm" svg:y1="5.079cm" svg:x2="4.567cm" svg:y2="5.079cm">
          <text:p/>
        </draw:line>
        <draw:line draw:style-name="gr97" draw:layer="layout" svg:x1="4.49cm" svg:y1="5.044cm" svg:x2="4.49cm" svg:y2="4.89cm">
          <text:p/>
        </draw:line>
        <draw:line draw:style-name="gr97" draw:layer="layout" svg:x1="4.413cm" svg:y1="4.967cm" svg:x2="4.567cm" svg:y2="4.967cm">
          <text:p/>
        </draw:line>
        <draw:line draw:style-name="gr97" draw:layer="layout" svg:x1="4.49cm" svg:y1="4.472cm" svg:x2="4.49cm" svg:y2="4.318cm">
          <text:p/>
        </draw:line>
        <draw:line draw:style-name="gr97" draw:layer="layout" svg:x1="4.413cm" svg:y1="4.395cm" svg:x2="4.567cm" svg:y2="4.395cm">
          <text:p/>
        </draw:line>
        <draw:line draw:style-name="gr97" draw:layer="layout" svg:x1="4.49cm" svg:y1="4.45cm" svg:x2="4.49cm" svg:y2="4.296cm">
          <text:p/>
        </draw:line>
        <draw:line draw:style-name="gr97" draw:layer="layout" svg:x1="4.413cm" svg:y1="4.373cm" svg:x2="4.567cm" svg:y2="4.373cm">
          <text:p/>
        </draw:line>
        <draw:line draw:style-name="gr97" draw:layer="layout" svg:x1="4.49cm" svg:y1="4.184cm" svg:x2="4.49cm" svg:y2="4.031cm">
          <text:p/>
        </draw:line>
        <draw:line draw:style-name="gr97" draw:layer="layout" svg:x1="4.413cm" svg:y1="4.108cm" svg:x2="4.567cm" svg:y2="4.108cm">
          <text:p/>
        </draw:line>
        <draw:line draw:style-name="gr97" draw:layer="layout" svg:x1="4.49cm" svg:y1="3.634cm" svg:x2="4.49cm" svg:y2="3.481cm">
          <text:p/>
        </draw:line>
        <draw:line draw:style-name="gr97" draw:layer="layout" svg:x1="4.413cm" svg:y1="3.558cm" svg:x2="4.567cm" svg:y2="3.558cm">
          <text:p/>
        </draw:line>
        <draw:line draw:style-name="gr97" draw:layer="layout" svg:x1="4.49cm" svg:y1="3.019cm" svg:x2="4.49cm" svg:y2="2.865cm">
          <text:p/>
        </draw:line>
        <draw:line draw:style-name="gr97" draw:layer="layout" svg:x1="4.413cm" svg:y1="2.942cm" svg:x2="4.567cm" svg:y2="2.942cm">
          <text:p/>
        </draw:line>
        <draw:line draw:style-name="gr97" draw:layer="layout" svg:x1="4.49cm" svg:y1="2.972cm" svg:x2="4.49cm" svg:y2="2.819cm">
          <text:p/>
        </draw:line>
        <draw:line draw:style-name="gr97" draw:layer="layout" svg:x1="4.413cm" svg:y1="2.896cm" svg:x2="4.567cm" svg:y2="2.896cm">
          <text:p/>
        </draw:line>
        <draw:line draw:style-name="gr97" draw:layer="layout" svg:x1="4.522cm" svg:y1="13.374cm" svg:x2="4.522cm" svg:y2="13.221cm">
          <text:p/>
        </draw:line>
        <draw:line draw:style-name="gr97" draw:layer="layout" svg:x1="4.445cm" svg:y1="13.298cm" svg:x2="4.598cm" svg:y2="13.298cm">
          <text:p/>
        </draw:line>
        <draw:line draw:style-name="gr97" draw:layer="layout" svg:x1="4.522cm" svg:y1="13.352cm" svg:x2="4.522cm" svg:y2="13.199cm">
          <text:p/>
        </draw:line>
        <draw:line draw:style-name="gr97" draw:layer="layout" svg:x1="4.445cm" svg:y1="13.276cm" svg:x2="4.598cm" svg:y2="13.276cm">
          <text:p/>
        </draw:line>
        <draw:line draw:style-name="gr97" draw:layer="layout" svg:x1="4.522cm" svg:y1="12.978cm" svg:x2="4.522cm" svg:y2="12.824cm">
          <text:p/>
        </draw:line>
        <draw:line draw:style-name="gr97" draw:layer="layout" svg:x1="4.445cm" svg:y1="12.901cm" svg:x2="4.598cm" svg:y2="12.901cm">
          <text:p/>
        </draw:line>
        <draw:line draw:style-name="gr97" draw:layer="layout" svg:x1="4.522cm" svg:y1="12.846cm" svg:x2="4.522cm" svg:y2="12.693cm">
          <text:p/>
        </draw:line>
        <draw:line draw:style-name="gr97" draw:layer="layout" svg:x1="4.445cm" svg:y1="12.77cm" svg:x2="4.598cm" svg:y2="12.77cm">
          <text:p/>
        </draw:line>
        <draw:line draw:style-name="gr97" draw:layer="layout" svg:x1="4.522cm" svg:y1="11.985cm" svg:x2="4.522cm" svg:y2="11.831cm">
          <text:p/>
        </draw:line>
        <draw:line draw:style-name="gr97" draw:layer="layout" svg:x1="4.445cm" svg:y1="11.908cm" svg:x2="4.598cm" svg:y2="11.908cm">
          <text:p/>
        </draw:line>
        <draw:line draw:style-name="gr97" draw:layer="layout" svg:x1="4.522cm" svg:y1="11.941cm" svg:x2="4.522cm" svg:y2="11.787cm">
          <text:p/>
        </draw:line>
        <draw:line draw:style-name="gr97" draw:layer="layout" svg:x1="4.445cm" svg:y1="11.864cm" svg:x2="4.598cm" svg:y2="11.864cm">
          <text:p/>
        </draw:line>
        <draw:line draw:style-name="gr97" draw:layer="layout" svg:x1="4.522cm" svg:y1="11.853cm" svg:x2="4.522cm" svg:y2="11.7cm">
          <text:p/>
        </draw:line>
        <draw:line draw:style-name="gr97" draw:layer="layout" svg:x1="4.445cm" svg:y1="11.777cm" svg:x2="4.598cm" svg:y2="11.777cm">
          <text:p/>
        </draw:line>
        <draw:line draw:style-name="gr97" draw:layer="layout" svg:x1="4.522cm" svg:y1="11.169cm" svg:x2="4.522cm" svg:y2="11.016cm">
          <text:p/>
        </draw:line>
        <draw:line draw:style-name="gr97" draw:layer="layout" svg:x1="4.445cm" svg:y1="11.093cm" svg:x2="4.598cm" svg:y2="11.093cm">
          <text:p/>
        </draw:line>
        <draw:line draw:style-name="gr97" draw:layer="layout" svg:x1="4.522cm" svg:y1="10.906cm" svg:x2="4.522cm" svg:y2="10.753cm">
          <text:p/>
        </draw:line>
        <draw:line draw:style-name="gr97" draw:layer="layout" svg:x1="4.445cm" svg:y1="10.83cm" svg:x2="4.598cm" svg:y2="10.83cm">
          <text:p/>
        </draw:line>
        <draw:line draw:style-name="gr97" draw:layer="layout" svg:x1="4.522cm" svg:y1="10.797cm" svg:x2="4.522cm" svg:y2="10.644cm">
          <text:p/>
        </draw:line>
        <draw:line draw:style-name="gr97" draw:layer="layout" svg:x1="4.445cm" svg:y1="10.72cm" svg:x2="4.598cm" svg:y2="10.72cm">
          <text:p/>
        </draw:line>
        <draw:line draw:style-name="gr97" draw:layer="layout" svg:x1="4.522cm" svg:y1="10.597cm" svg:x2="4.522cm" svg:y2="10.444cm">
          <text:p/>
        </draw:line>
        <draw:line draw:style-name="gr97" draw:layer="layout" svg:x1="4.445cm" svg:y1="10.521cm" svg:x2="4.598cm" svg:y2="10.521cm">
          <text:p/>
        </draw:line>
        <draw:line draw:style-name="gr97" draw:layer="layout" svg:x1="4.522cm" svg:y1="10.422cm" svg:x2="4.522cm" svg:y2="10.269cm">
          <text:p/>
        </draw:line>
        <draw:line draw:style-name="gr97" draw:layer="layout" svg:x1="4.445cm" svg:y1="10.346cm" svg:x2="4.598cm" svg:y2="10.346cm">
          <text:p/>
        </draw:line>
        <draw:line draw:style-name="gr97" draw:layer="layout" svg:x1="4.522cm" svg:y1="10.201cm" svg:x2="4.522cm" svg:y2="10.047cm">
          <text:p/>
        </draw:line>
        <draw:line draw:style-name="gr97" draw:layer="layout" svg:x1="4.445cm" svg:y1="10.124cm" svg:x2="4.598cm" svg:y2="10.124cm">
          <text:p/>
        </draw:line>
        <draw:line draw:style-name="gr97" draw:layer="layout" svg:x1="4.522cm" svg:y1="9.585cm" svg:x2="4.522cm" svg:y2="9.432cm">
          <text:p/>
        </draw:line>
        <draw:line draw:style-name="gr97" draw:layer="layout" svg:x1="4.445cm" svg:y1="9.508cm" svg:x2="4.598cm" svg:y2="9.508cm">
          <text:p/>
        </draw:line>
        <draw:line draw:style-name="gr97" draw:layer="layout" svg:x1="4.522cm" svg:y1="9.232cm" svg:x2="4.522cm" svg:y2="9.079cm">
          <text:p/>
        </draw:line>
        <draw:line draw:style-name="gr97" draw:layer="layout" svg:x1="4.445cm" svg:y1="9.155cm" svg:x2="4.598cm" svg:y2="9.155cm">
          <text:p/>
        </draw:line>
        <draw:line draw:style-name="gr97" draw:layer="layout" svg:x1="4.522cm" svg:y1="9.12cm" svg:x2="4.522cm" svg:y2="8.967cm">
          <text:p/>
        </draw:line>
        <draw:line draw:style-name="gr97" draw:layer="layout" svg:x1="4.445cm" svg:y1="9.043cm" svg:x2="4.598cm" svg:y2="9.043cm">
          <text:p/>
        </draw:line>
        <draw:line draw:style-name="gr97" draw:layer="layout" svg:x1="4.522cm" svg:y1="8.857cm" svg:x2="4.522cm" svg:y2="8.704cm">
          <text:p/>
        </draw:line>
        <draw:line draw:style-name="gr97" draw:layer="layout" svg:x1="4.445cm" svg:y1="8.781cm" svg:x2="4.598cm" svg:y2="8.781cm">
          <text:p/>
        </draw:line>
        <draw:line draw:style-name="gr97" draw:layer="layout" svg:x1="4.522cm" svg:y1="8.702cm" svg:x2="4.522cm" svg:y2="8.548cm">
          <text:p/>
        </draw:line>
        <draw:line draw:style-name="gr97" draw:layer="layout" svg:x1="4.445cm" svg:y1="8.625cm" svg:x2="4.598cm" svg:y2="8.625cm">
          <text:p/>
        </draw:line>
        <draw:line draw:style-name="gr97" draw:layer="layout" svg:x1="4.522cm" svg:y1="8.614cm" svg:x2="4.522cm" svg:y2="8.461cm">
          <text:p/>
        </draw:line>
        <draw:line draw:style-name="gr97" draw:layer="layout" svg:x1="4.445cm" svg:y1="8.537cm" svg:x2="4.598cm" svg:y2="8.537cm">
          <text:p/>
        </draw:line>
        <draw:line draw:style-name="gr97" draw:layer="layout" svg:x1="4.522cm" svg:y1="8.461cm" svg:x2="4.522cm" svg:y2="8.307cm">
          <text:p/>
        </draw:line>
        <draw:line draw:style-name="gr97" draw:layer="layout" svg:x1="4.445cm" svg:y1="8.384cm" svg:x2="4.598cm" svg:y2="8.384cm">
          <text:p/>
        </draw:line>
        <draw:line draw:style-name="gr97" draw:layer="layout" svg:x1="4.522cm" svg:y1="8.261cm" svg:x2="4.522cm" svg:y2="8.108cm">
          <text:p/>
        </draw:line>
        <draw:line draw:style-name="gr97" draw:layer="layout" svg:x1="4.445cm" svg:y1="8.184cm" svg:x2="4.598cm" svg:y2="8.184cm">
          <text:p/>
        </draw:line>
        <draw:line draw:style-name="gr97" draw:layer="layout" svg:x1="4.522cm" svg:y1="7.886cm" svg:x2="4.522cm" svg:y2="7.733cm">
          <text:p/>
        </draw:line>
        <draw:line draw:style-name="gr97" draw:layer="layout" svg:x1="4.445cm" svg:y1="7.81cm" svg:x2="4.598cm" svg:y2="7.81cm">
          <text:p/>
        </draw:line>
        <draw:line draw:style-name="gr97" draw:layer="layout" svg:x1="4.522cm" svg:y1="7.402cm" svg:x2="4.522cm" svg:y2="7.249cm">
          <text:p/>
        </draw:line>
        <draw:line draw:style-name="gr97" draw:layer="layout" svg:x1="4.445cm" svg:y1="7.325cm" svg:x2="4.598cm" svg:y2="7.325cm">
          <text:p/>
        </draw:line>
        <draw:line draw:style-name="gr97" draw:layer="layout" svg:x1="4.522cm" svg:y1="6.808cm" svg:x2="4.522cm" svg:y2="6.655cm">
          <text:p/>
        </draw:line>
        <draw:line draw:style-name="gr97" draw:layer="layout" svg:x1="4.445cm" svg:y1="6.731cm" svg:x2="4.598cm" svg:y2="6.731cm">
          <text:p/>
        </draw:line>
        <draw:line draw:style-name="gr97" draw:layer="layout" svg:x1="4.522cm" svg:y1="6.565cm" svg:x2="4.522cm" svg:y2="6.411cm">
          <text:p/>
        </draw:line>
        <draw:line draw:style-name="gr97" draw:layer="layout" svg:x1="4.445cm" svg:y1="6.488cm" svg:x2="4.598cm" svg:y2="6.488cm">
          <text:p/>
        </draw:line>
        <draw:line draw:style-name="gr97" draw:layer="layout" svg:x1="4.522cm" svg:y1="6.521cm" svg:x2="4.522cm" svg:y2="6.368cm">
          <text:p/>
        </draw:line>
        <draw:line draw:style-name="gr97" draw:layer="layout" svg:x1="4.445cm" svg:y1="6.444cm" svg:x2="4.598cm" svg:y2="6.444cm">
          <text:p/>
        </draw:line>
        <draw:line draw:style-name="gr97" draw:layer="layout" svg:x1="4.522cm" svg:y1="6.256cm" svg:x2="4.522cm" svg:y2="6.102cm">
          <text:p/>
        </draw:line>
        <draw:line draw:style-name="gr97" draw:layer="layout" svg:x1="4.445cm" svg:y1="6.179cm" svg:x2="4.598cm" svg:y2="6.179cm">
          <text:p/>
        </draw:line>
        <draw:line draw:style-name="gr97" draw:layer="layout" svg:x1="4.522cm" svg:y1="5.243cm" svg:x2="4.522cm" svg:y2="5.09cm">
          <text:p/>
        </draw:line>
        <draw:line draw:style-name="gr97" draw:layer="layout" svg:x1="4.445cm" svg:y1="5.166cm" svg:x2="4.598cm" svg:y2="5.166cm">
          <text:p/>
        </draw:line>
        <draw:line draw:style-name="gr97" draw:layer="layout" svg:x1="4.522cm" svg:y1="4.978cm" svg:x2="4.522cm" svg:y2="4.825cm">
          <text:p/>
        </draw:line>
        <draw:line draw:style-name="gr97" draw:layer="layout" svg:x1="4.445cm" svg:y1="4.901cm" svg:x2="4.598cm" svg:y2="4.901cm">
          <text:p/>
        </draw:line>
        <draw:line draw:style-name="gr97" draw:layer="layout" svg:x1="4.522cm" svg:y1="4.934cm" svg:x2="4.522cm" svg:y2="4.781cm">
          <text:p/>
        </draw:line>
        <draw:line draw:style-name="gr97" draw:layer="layout" svg:x1="4.445cm" svg:y1="4.857cm" svg:x2="4.598cm" svg:y2="4.857cm">
          <text:p/>
        </draw:line>
        <draw:line draw:style-name="gr97" draw:layer="layout" svg:x1="4.522cm" svg:y1="4.868cm" svg:x2="4.522cm" svg:y2="4.715cm">
          <text:p/>
        </draw:line>
        <draw:line draw:style-name="gr97" draw:layer="layout" svg:x1="4.445cm" svg:y1="4.792cm" svg:x2="4.598cm" svg:y2="4.792cm">
          <text:p/>
        </draw:line>
        <draw:line draw:style-name="gr97" draw:layer="layout" svg:x1="4.522cm" svg:y1="4.759cm" svg:x2="4.522cm" svg:y2="4.606cm">
          <text:p/>
        </draw:line>
        <draw:line draw:style-name="gr97" draw:layer="layout" svg:x1="4.445cm" svg:y1="4.682cm" svg:x2="4.598cm" svg:y2="4.682cm">
          <text:p/>
        </draw:line>
        <draw:line draw:style-name="gr97" draw:layer="layout" svg:x1="4.522cm" svg:y1="4.603cm" svg:x2="4.522cm" svg:y2="4.45cm">
          <text:p/>
        </draw:line>
        <draw:line draw:style-name="gr97" draw:layer="layout" svg:x1="4.445cm" svg:y1="4.526cm" svg:x2="4.598cm" svg:y2="4.526cm">
          <text:p/>
        </draw:line>
        <draw:line draw:style-name="gr97" draw:layer="layout" svg:x1="4.522cm" svg:y1="4.428cm" svg:x2="4.522cm" svg:y2="4.275cm">
          <text:p/>
        </draw:line>
        <draw:line draw:style-name="gr97" draw:layer="layout" svg:x1="4.445cm" svg:y1="4.351cm" svg:x2="4.598cm" svg:y2="4.351cm">
          <text:p/>
        </draw:line>
        <draw:line draw:style-name="gr97" draw:layer="layout" svg:x1="4.522cm" svg:y1="4.206cm" svg:x2="4.522cm" svg:y2="4.053cm">
          <text:p/>
        </draw:line>
        <draw:line draw:style-name="gr97" draw:layer="layout" svg:x1="4.445cm" svg:y1="4.13cm" svg:x2="4.598cm" svg:y2="4.13cm">
          <text:p/>
        </draw:line>
        <draw:line draw:style-name="gr97" draw:layer="layout" svg:x1="4.522cm" svg:y1="3.634cm" svg:x2="4.522cm" svg:y2="3.481cm">
          <text:p/>
        </draw:line>
        <draw:line draw:style-name="gr97" draw:layer="layout" svg:x1="4.445cm" svg:y1="3.558cm" svg:x2="4.598cm" svg:y2="3.558cm">
          <text:p/>
        </draw:line>
        <draw:line draw:style-name="gr97" draw:layer="layout" svg:x1="4.522cm" svg:y1="3.437cm" svg:x2="4.522cm" svg:y2="3.284cm">
          <text:p/>
        </draw:line>
        <draw:line draw:style-name="gr97" draw:layer="layout" svg:x1="4.445cm" svg:y1="3.361cm" svg:x2="4.598cm" svg:y2="3.361cm">
          <text:p/>
        </draw:line>
        <draw:line draw:style-name="gr97" draw:layer="layout" svg:x1="4.522cm" svg:y1="3.282cm" svg:x2="4.522cm" svg:y2="3.128cm">
          <text:p/>
        </draw:line>
        <draw:line draw:style-name="gr97" draw:layer="layout" svg:x1="4.445cm" svg:y1="3.205cm" svg:x2="4.598cm" svg:y2="3.205cm">
          <text:p/>
        </draw:line>
        <draw:line draw:style-name="gr97" draw:layer="layout" svg:x1="4.522cm" svg:y1="2.841cm" svg:x2="4.522cm" svg:y2="2.688cm">
          <text:p/>
        </draw:line>
        <draw:line draw:style-name="gr97" draw:layer="layout" svg:x1="4.445cm" svg:y1="2.764cm" svg:x2="4.598cm" svg:y2="2.764cm">
          <text:p/>
        </draw:line>
        <draw:line draw:style-name="gr97" draw:layer="layout" svg:x1="4.551cm" svg:y1="12.824cm" svg:x2="4.551cm" svg:y2="12.671cm">
          <text:p/>
        </draw:line>
        <draw:line draw:style-name="gr97" draw:layer="layout" svg:x1="4.474cm" svg:y1="12.748cm" svg:x2="4.627cm" svg:y2="12.748cm">
          <text:p/>
        </draw:line>
        <draw:line draw:style-name="gr97" draw:layer="layout" svg:x1="4.551cm" svg:y1="12.8cm" svg:x2="4.551cm" svg:y2="12.647cm">
          <text:p/>
        </draw:line>
        <draw:line draw:style-name="gr97" draw:layer="layout" svg:x1="4.474cm" svg:y1="12.723cm" svg:x2="4.627cm" svg:y2="12.723cm">
          <text:p/>
        </draw:line>
        <draw:line draw:style-name="gr97" draw:layer="layout" svg:x1="4.551cm" svg:y1="12.471cm" svg:x2="4.551cm" svg:y2="12.318cm">
          <text:p/>
        </draw:line>
        <draw:line draw:style-name="gr97" draw:layer="layout" svg:x1="4.474cm" svg:y1="12.395cm" svg:x2="4.627cm" svg:y2="12.395cm">
          <text:p/>
        </draw:line>
        <draw:line draw:style-name="gr97" draw:layer="layout" svg:x1="4.551cm" svg:y1="12.272cm" svg:x2="4.551cm" svg:y2="12.118cm">
          <text:p/>
        </draw:line>
        <draw:line draw:style-name="gr97" draw:layer="layout" svg:x1="4.474cm" svg:y1="12.195cm" svg:x2="4.627cm" svg:y2="12.195cm">
          <text:p/>
        </draw:line>
        <draw:line draw:style-name="gr97" draw:layer="layout" svg:x1="4.551cm" svg:y1="11.875cm" svg:x2="4.551cm" svg:y2="11.722cm">
          <text:p/>
        </draw:line>
        <draw:line draw:style-name="gr97" draw:layer="layout" svg:x1="4.474cm" svg:y1="11.798cm" svg:x2="4.627cm" svg:y2="11.798cm">
          <text:p/>
        </draw:line>
        <draw:line draw:style-name="gr97" draw:layer="layout" svg:x1="4.551cm" svg:y1="11.5cm" svg:x2="4.551cm" svg:y2="11.347cm">
          <text:p/>
        </draw:line>
        <draw:line draw:style-name="gr97" draw:layer="layout" svg:x1="4.474cm" svg:y1="11.424cm" svg:x2="4.627cm" svg:y2="11.424cm">
          <text:p/>
        </draw:line>
        <draw:line draw:style-name="gr97" draw:layer="layout" svg:x1="4.551cm" svg:y1="10.663cm" svg:x2="4.551cm" svg:y2="10.51cm">
          <text:p/>
        </draw:line>
        <draw:line draw:style-name="gr97" draw:layer="layout" svg:x1="4.474cm" svg:y1="10.586cm" svg:x2="4.627cm" svg:y2="10.586cm">
          <text:p/>
        </draw:line>
        <draw:line draw:style-name="gr97" draw:layer="layout" svg:x1="4.551cm" svg:y1="10.288cm" svg:x2="4.551cm" svg:y2="10.135cm">
          <text:p/>
        </draw:line>
        <draw:line draw:style-name="gr97" draw:layer="layout" svg:x1="4.474cm" svg:y1="10.212cm" svg:x2="4.627cm" svg:y2="10.212cm">
          <text:p/>
        </draw:line>
        <draw:line draw:style-name="gr97" draw:layer="layout" svg:x1="4.551cm" svg:y1="10.004cm" svg:x2="4.551cm" svg:y2="9.85cm">
          <text:p/>
        </draw:line>
        <draw:line draw:style-name="gr97" draw:layer="layout" svg:x1="4.474cm" svg:y1="9.927cm" svg:x2="4.627cm" svg:y2="9.927cm">
          <text:p/>
        </draw:line>
        <draw:line draw:style-name="gr97" draw:layer="layout" svg:x1="4.551cm" svg:y1="9.826cm" svg:x2="4.551cm" svg:y2="9.673cm">
          <text:p/>
        </draw:line>
        <draw:line draw:style-name="gr97" draw:layer="layout" svg:x1="4.474cm" svg:y1="9.749cm" svg:x2="4.627cm" svg:y2="9.749cm">
          <text:p/>
        </draw:line>
        <draw:line draw:style-name="gr97" draw:layer="layout" svg:x1="4.551cm" svg:y1="9.32cm" svg:x2="4.551cm" svg:y2="9.166cm">
          <text:p/>
        </draw:line>
        <draw:line draw:style-name="gr97" draw:layer="layout" svg:x1="4.474cm" svg:y1="9.243cm" svg:x2="4.627cm" svg:y2="9.243cm">
          <text:p/>
        </draw:line>
        <draw:line draw:style-name="gr97" draw:layer="layout" svg:x1="4.551cm" svg:y1="9.12cm" svg:x2="4.551cm" svg:y2="8.967cm">
          <text:p/>
        </draw:line>
        <draw:line draw:style-name="gr97" draw:layer="layout" svg:x1="4.474cm" svg:y1="9.043cm" svg:x2="4.627cm" svg:y2="9.043cm">
          <text:p/>
        </draw:line>
        <draw:line draw:style-name="gr97" draw:layer="layout" svg:x1="4.551cm" svg:y1="8.879cm" svg:x2="4.551cm" svg:y2="8.726cm">
          <text:p/>
        </draw:line>
        <draw:line draw:style-name="gr97" draw:layer="layout" svg:x1="4.474cm" svg:y1="8.803cm" svg:x2="4.627cm" svg:y2="8.803cm">
          <text:p/>
        </draw:line>
        <draw:line draw:style-name="gr97" draw:layer="layout" svg:x1="4.551cm" svg:y1="8.857cm" svg:x2="4.551cm" svg:y2="8.704cm">
          <text:p/>
        </draw:line>
        <draw:line draw:style-name="gr97" draw:layer="layout" svg:x1="4.474cm" svg:y1="8.781cm" svg:x2="4.627cm" svg:y2="8.781cm">
          <text:p/>
        </draw:line>
        <draw:line draw:style-name="gr97" draw:layer="layout" svg:x1="4.551cm" svg:y1="8.813cm" svg:x2="4.551cm" svg:y2="8.66cm">
          <text:p/>
        </draw:line>
        <draw:line draw:style-name="gr97" draw:layer="layout" svg:x1="4.474cm" svg:y1="8.737cm" svg:x2="4.627cm" svg:y2="8.737cm">
          <text:p/>
        </draw:line>
        <draw:line draw:style-name="gr97" draw:layer="layout" svg:x1="4.551cm" svg:y1="8.305cm" svg:x2="4.551cm" svg:y2="8.151cm">
          <text:p/>
        </draw:line>
        <draw:line draw:style-name="gr97" draw:layer="layout" svg:x1="4.474cm" svg:y1="8.228cm" svg:x2="4.627cm" svg:y2="8.228cm">
          <text:p/>
        </draw:line>
        <draw:line draw:style-name="gr97" draw:layer="layout" svg:x1="4.551cm" svg:y1="8.13cm" svg:x2="4.551cm" svg:y2="7.976cm">
          <text:p/>
        </draw:line>
        <draw:line draw:style-name="gr97" draw:layer="layout" svg:x1="4.474cm" svg:y1="8.053cm" svg:x2="4.627cm" svg:y2="8.053cm">
          <text:p/>
        </draw:line>
        <draw:line draw:style-name="gr97" draw:layer="layout" svg:x1="4.551cm" svg:y1="7.932cm" svg:x2="4.551cm" svg:y2="7.779cm">
          <text:p/>
        </draw:line>
        <draw:line draw:style-name="gr97" draw:layer="layout" svg:x1="4.474cm" svg:y1="7.856cm" svg:x2="4.627cm" svg:y2="7.856cm">
          <text:p/>
        </draw:line>
        <draw:line draw:style-name="gr97" draw:layer="layout" svg:x1="4.551cm" svg:y1="7.864cm" svg:x2="4.551cm" svg:y2="7.711cm">
          <text:p/>
        </draw:line>
        <draw:line draw:style-name="gr97" draw:layer="layout" svg:x1="4.474cm" svg:y1="7.788cm" svg:x2="4.627cm" svg:y2="7.788cm">
          <text:p/>
        </draw:line>
        <draw:line draw:style-name="gr97" draw:layer="layout" svg:x1="4.551cm" svg:y1="7.667cm" svg:x2="4.551cm" svg:y2="7.514cm">
          <text:p/>
        </draw:line>
        <draw:line draw:style-name="gr97" draw:layer="layout" svg:x1="4.474cm" svg:y1="7.591cm" svg:x2="4.627cm" svg:y2="7.591cm">
          <text:p/>
        </draw:line>
        <draw:line draw:style-name="gr97" draw:layer="layout" svg:x1="4.551cm" svg:y1="7.446cm" svg:x2="4.551cm" svg:y2="7.292cm">
          <text:p/>
        </draw:line>
        <draw:line draw:style-name="gr97" draw:layer="layout" svg:x1="4.474cm" svg:y1="7.369cm" svg:x2="4.627cm" svg:y2="7.369cm">
          <text:p/>
        </draw:line>
        <draw:line draw:style-name="gr97" draw:layer="layout" svg:x1="4.551cm" svg:y1="6.918cm" svg:x2="4.551cm" svg:y2="6.764cm">
          <text:p/>
        </draw:line>
        <draw:line draw:style-name="gr97" draw:layer="layout" svg:x1="4.474cm" svg:y1="6.841cm" svg:x2="4.627cm" svg:y2="6.841cm">
          <text:p/>
        </draw:line>
        <draw:line draw:style-name="gr97" draw:layer="layout" svg:x1="4.551cm" svg:y1="6.83cm" svg:x2="4.551cm" svg:y2="6.677cm">
          <text:p/>
        </draw:line>
        <draw:line draw:style-name="gr97" draw:layer="layout" svg:x1="4.474cm" svg:y1="6.753cm" svg:x2="4.627cm" svg:y2="6.753cm">
          <text:p/>
        </draw:line>
        <draw:line draw:style-name="gr97" draw:layer="layout" svg:x1="4.551cm" svg:y1="6.699cm" svg:x2="4.551cm" svg:y2="6.545cm">
          <text:p/>
        </draw:line>
        <draw:line draw:style-name="gr97" draw:layer="layout" svg:x1="4.474cm" svg:y1="6.622cm" svg:x2="4.627cm" svg:y2="6.622cm">
          <text:p/>
        </draw:line>
        <draw:line draw:style-name="gr97" draw:layer="layout" svg:x1="4.551cm" svg:y1="6.587cm" svg:x2="4.551cm" svg:y2="6.433cm">
          <text:p/>
        </draw:line>
        <draw:line draw:style-name="gr97" draw:layer="layout" svg:x1="4.474cm" svg:y1="6.51cm" svg:x2="4.627cm" svg:y2="6.51cm">
          <text:p/>
        </draw:line>
        <draw:line draw:style-name="gr97" draw:layer="layout" svg:x1="4.551cm" svg:y1="6.543cm" svg:x2="4.551cm" svg:y2="6.389cm">
          <text:p/>
        </draw:line>
        <draw:line draw:style-name="gr97" draw:layer="layout" svg:x1="4.474cm" svg:y1="6.466cm" svg:x2="4.627cm" svg:y2="6.466cm">
          <text:p/>
        </draw:line>
        <draw:line draw:style-name="gr97" draw:layer="layout" svg:x1="4.551cm" svg:y1="6.455cm" svg:x2="4.551cm" svg:y2="6.302cm">
          <text:p/>
        </draw:line>
        <draw:line draw:style-name="gr97" draw:layer="layout" svg:x1="4.474cm" svg:y1="6.378cm" svg:x2="4.627cm" svg:y2="6.378cm">
          <text:p/>
        </draw:line>
        <draw:line draw:style-name="gr97" draw:layer="layout" svg:x1="4.551cm" svg:y1="6.212cm" svg:x2="4.551cm" svg:y2="6.058cm">
          <text:p/>
        </draw:line>
        <draw:line draw:style-name="gr97" draw:layer="layout" svg:x1="4.474cm" svg:y1="6.135cm" svg:x2="4.627cm" svg:y2="6.135cm">
          <text:p/>
        </draw:line>
        <draw:line draw:style-name="gr97" draw:layer="layout" svg:x1="4.551cm" svg:y1="6.19cm" svg:x2="4.551cm" svg:y2="6.037cm">
          <text:p/>
        </draw:line>
        <draw:line draw:style-name="gr97" draw:layer="layout" svg:x1="4.474cm" svg:y1="6.113cm" svg:x2="4.627cm" svg:y2="6.113cm">
          <text:p/>
        </draw:line>
        <draw:line draw:style-name="gr97" draw:layer="layout" svg:x1="4.551cm" svg:y1="5.837cm" svg:x2="4.551cm" svg:y2="5.684cm">
          <text:p/>
        </draw:line>
        <draw:line draw:style-name="gr97" draw:layer="layout" svg:x1="4.474cm" svg:y1="5.76cm" svg:x2="4.627cm" svg:y2="5.76cm">
          <text:p/>
        </draw:line>
        <draw:line draw:style-name="gr97" draw:layer="layout" svg:x1="4.551cm" svg:y1="5.727cm" svg:x2="4.551cm" svg:y2="5.574cm">
          <text:p/>
        </draw:line>
        <draw:line draw:style-name="gr97" draw:layer="layout" svg:x1="4.474cm" svg:y1="5.651cm" svg:x2="4.627cm" svg:y2="5.651cm">
          <text:p/>
        </draw:line>
        <draw:line draw:style-name="gr97" draw:layer="layout" svg:x1="4.551cm" svg:y1="5.662cm" svg:x2="4.551cm" svg:y2="5.508cm">
          <text:p/>
        </draw:line>
        <draw:line draw:style-name="gr97" draw:layer="layout" svg:x1="4.474cm" svg:y1="5.585cm" svg:x2="4.627cm" svg:y2="5.585cm">
          <text:p/>
        </draw:line>
        <draw:line draw:style-name="gr97" draw:layer="layout" svg:x1="4.551cm" svg:y1="5.596cm" svg:x2="4.551cm" svg:y2="5.443cm">
          <text:p/>
        </draw:line>
        <draw:line draw:style-name="gr97" draw:layer="layout" svg:x1="4.474cm" svg:y1="5.519cm" svg:x2="4.627cm" svg:y2="5.519cm">
          <text:p/>
        </draw:line>
        <draw:line draw:style-name="gr97" draw:layer="layout" svg:x1="4.551cm" svg:y1="5.552cm" svg:x2="4.551cm" svg:y2="5.399cm">
          <text:p/>
        </draw:line>
        <draw:line draw:style-name="gr97" draw:layer="layout" svg:x1="4.474cm" svg:y1="5.476cm" svg:x2="4.627cm" svg:y2="5.476cm">
          <text:p/>
        </draw:line>
        <draw:line draw:style-name="gr97" draw:layer="layout" svg:x1="4.551cm" svg:y1="5.375cm" svg:x2="4.551cm" svg:y2="5.221cm">
          <text:p/>
        </draw:line>
        <draw:line draw:style-name="gr97" draw:layer="layout" svg:x1="4.474cm" svg:y1="5.298cm" svg:x2="4.627cm" svg:y2="5.298cm">
          <text:p/>
        </draw:line>
        <draw:line draw:style-name="gr97" draw:layer="layout" svg:x1="4.551cm" svg:y1="5.199cm" svg:x2="4.551cm" svg:y2="5.046cm">
          <text:p/>
        </draw:line>
        <draw:line draw:style-name="gr97" draw:layer="layout" svg:x1="4.474cm" svg:y1="5.123cm" svg:x2="4.627cm" svg:y2="5.123cm">
          <text:p/>
        </draw:line>
        <draw:line draw:style-name="gr97" draw:layer="layout" svg:x1="4.551cm" svg:y1="5.134cm" svg:x2="4.551cm" svg:y2="4.98cm">
          <text:p/>
        </draw:line>
        <draw:line draw:style-name="gr97" draw:layer="layout" svg:x1="4.474cm" svg:y1="5.057cm" svg:x2="4.627cm" svg:y2="5.057cm">
          <text:p/>
        </draw:line>
        <draw:line draw:style-name="gr97" draw:layer="layout" svg:x1="4.551cm" svg:y1="4.693cm" svg:x2="4.551cm" svg:y2="4.54cm">
          <text:p/>
        </draw:line>
        <draw:line draw:style-name="gr97" draw:layer="layout" svg:x1="4.474cm" svg:y1="4.616cm" svg:x2="4.627cm" svg:y2="4.616cm">
          <text:p/>
        </draw:line>
        <draw:line draw:style-name="gr97" draw:layer="layout" svg:x1="4.551cm" svg:y1="4.559cm" svg:x2="4.551cm" svg:y2="4.406cm">
          <text:p/>
        </draw:line>
        <draw:line draw:style-name="gr97" draw:layer="layout" svg:x1="4.474cm" svg:y1="4.483cm" svg:x2="4.627cm" svg:y2="4.483cm">
          <text:p/>
        </draw:line>
        <draw:line draw:style-name="gr97" draw:layer="layout" svg:x1="4.551cm" svg:y1="4.494cm" svg:x2="4.551cm" svg:y2="4.34cm">
          <text:p/>
        </draw:line>
        <draw:line draw:style-name="gr97" draw:layer="layout" svg:x1="4.474cm" svg:y1="4.417cm" svg:x2="4.627cm" svg:y2="4.417cm">
          <text:p/>
        </draw:line>
        <draw:line draw:style-name="gr97" draw:layer="layout" svg:x1="4.551cm" svg:y1="4.097cm" svg:x2="4.551cm" svg:y2="3.944cm">
          <text:p/>
        </draw:line>
        <draw:line draw:style-name="gr97" draw:layer="layout" svg:x1="4.474cm" svg:y1="4.02cm" svg:x2="4.627cm" svg:y2="4.02cm">
          <text:p/>
        </draw:line>
        <draw:line draw:style-name="gr97" draw:layer="layout" svg:x1="4.551cm" svg:y1="3.944cm" svg:x2="4.551cm" svg:y2="3.79cm">
          <text:p/>
        </draw:line>
        <draw:line draw:style-name="gr97" draw:layer="layout" svg:x1="4.474cm" svg:y1="3.867cm" svg:x2="4.627cm" svg:y2="3.867cm">
          <text:p/>
        </draw:line>
        <draw:line draw:style-name="gr97" draw:layer="layout" svg:x1="4.551cm" svg:y1="3.788cm" svg:x2="4.551cm" svg:y2="3.634cm">
          <text:p/>
        </draw:line>
        <draw:line draw:style-name="gr97" draw:layer="layout" svg:x1="4.474cm" svg:y1="3.711cm" svg:x2="4.627cm" svg:y2="3.711cm">
          <text:p/>
        </draw:line>
        <draw:line draw:style-name="gr97" draw:layer="layout" svg:x1="4.551cm" svg:y1="3.041cm" svg:x2="4.551cm" svg:y2="2.887cm">
          <text:p/>
        </draw:line>
        <draw:line draw:style-name="gr97" draw:layer="layout" svg:x1="4.474cm" svg:y1="2.964cm" svg:x2="4.627cm" svg:y2="2.964cm">
          <text:p/>
        </draw:line>
        <draw:line draw:style-name="gr97" draw:layer="layout" svg:x1="4.551cm" svg:y1="2.994cm" svg:x2="4.551cm" svg:y2="2.841cm">
          <text:p/>
        </draw:line>
        <draw:line draw:style-name="gr97" draw:layer="layout" svg:x1="4.474cm" svg:y1="2.918cm" svg:x2="4.627cm" svg:y2="2.918cm">
          <text:p/>
        </draw:line>
        <draw:line draw:style-name="gr97" draw:layer="layout" svg:x1="4.551cm" svg:y1="2.885cm" svg:x2="4.551cm" svg:y2="2.732cm">
          <text:p/>
        </draw:line>
        <draw:line draw:style-name="gr97" draw:layer="layout" svg:x1="4.474cm" svg:y1="2.808cm" svg:x2="4.627cm" svg:y2="2.808cm">
          <text:p/>
        </draw:line>
        <draw:line draw:style-name="gr97" draw:layer="layout" svg:x1="4.582cm" svg:y1="13.374cm" svg:x2="4.582cm" svg:y2="13.221cm">
          <text:p/>
        </draw:line>
        <draw:line draw:style-name="gr97" draw:layer="layout" svg:x1="4.506cm" svg:y1="13.298cm" svg:x2="4.659cm" svg:y2="13.298cm">
          <text:p/>
        </draw:line>
        <draw:line draw:style-name="gr97" draw:layer="layout" svg:x1="4.582cm" svg:y1="13.309cm" svg:x2="4.582cm" svg:y2="13.155cm">
          <text:p/>
        </draw:line>
        <draw:line draw:style-name="gr97" draw:layer="layout" svg:x1="4.506cm" svg:y1="13.232cm" svg:x2="4.659cm" svg:y2="13.232cm">
          <text:p/>
        </draw:line>
        <draw:line draw:style-name="gr97" draw:layer="layout" svg:x1="4.582cm" svg:y1="13.153cm" svg:x2="4.582cm" svg:y2="13cm">
          <text:p/>
        </draw:line>
        <draw:line draw:style-name="gr97" draw:layer="layout" svg:x1="4.506cm" svg:y1="13.076cm" svg:x2="4.659cm" svg:y2="13.076cm">
          <text:p/>
        </draw:line>
        <draw:line draw:style-name="gr97" draw:layer="layout" svg:x1="4.582cm" svg:y1="12.647cm" svg:x2="4.582cm" svg:y2="12.493cm">
          <text:p/>
        </draw:line>
        <draw:line draw:style-name="gr97" draw:layer="layout" svg:x1="4.506cm" svg:y1="12.57cm" svg:x2="4.659cm" svg:y2="12.57cm">
          <text:p/>
        </draw:line>
        <draw:line draw:style-name="gr97" draw:layer="layout" svg:x1="4.582cm" svg:y1="12.206cm" svg:x2="4.582cm" svg:y2="12.053cm">
          <text:p/>
        </draw:line>
        <draw:line draw:style-name="gr97" draw:layer="layout" svg:x1="4.506cm" svg:y1="12.129cm" svg:x2="4.659cm" svg:y2="12.129cm">
          <text:p/>
        </draw:line>
        <draw:line draw:style-name="gr97" draw:layer="layout" svg:x1="4.582cm" svg:y1="11.612cm" svg:x2="4.582cm" svg:y2="11.459cm">
          <text:p/>
        </draw:line>
        <draw:line draw:style-name="gr97" draw:layer="layout" svg:x1="4.506cm" svg:y1="11.536cm" svg:x2="4.659cm" svg:y2="11.536cm">
          <text:p/>
        </draw:line>
        <draw:line draw:style-name="gr97" draw:layer="layout" svg:x1="4.582cm" svg:y1="11.259cm" svg:x2="4.582cm" svg:y2="11.106cm">
          <text:p/>
        </draw:line>
        <draw:line draw:style-name="gr97" draw:layer="layout" svg:x1="4.506cm" svg:y1="11.183cm" svg:x2="4.659cm" svg:y2="11.183cm">
          <text:p/>
        </draw:line>
        <draw:line draw:style-name="gr97" draw:layer="layout" svg:x1="4.582cm" svg:y1="11.126cm" svg:x2="4.582cm" svg:y2="10.972cm">
          <text:p/>
        </draw:line>
        <draw:line draw:style-name="gr97" draw:layer="layout" svg:x1="4.506cm" svg:y1="11.049cm" svg:x2="4.659cm" svg:y2="11.049cm">
          <text:p/>
        </draw:line>
        <draw:line draw:style-name="gr97" draw:layer="layout" svg:x1="4.582cm" svg:y1="10.775cm" svg:x2="4.582cm" svg:y2="10.622cm">
          <text:p/>
        </draw:line>
        <draw:line draw:style-name="gr97" draw:layer="layout" svg:x1="4.506cm" svg:y1="10.698cm" svg:x2="4.659cm" svg:y2="10.698cm">
          <text:p/>
        </draw:line>
        <draw:line draw:style-name="gr97" draw:layer="layout" svg:x1="4.582cm" svg:y1="10.751cm" svg:x2="4.582cm" svg:y2="10.597cm">
          <text:p/>
        </draw:line>
        <draw:line draw:style-name="gr97" draw:layer="layout" svg:x1="4.506cm" svg:y1="10.674cm" svg:x2="4.659cm" svg:y2="10.674cm">
          <text:p/>
        </draw:line>
        <draw:line draw:style-name="gr97" draw:layer="layout" svg:x1="4.582cm" svg:y1="10.554cm" svg:x2="4.582cm" svg:y2="10.4cm">
          <text:p/>
        </draw:line>
        <draw:line draw:style-name="gr97" draw:layer="layout" svg:x1="4.506cm" svg:y1="10.477cm" svg:x2="4.659cm" svg:y2="10.477cm">
          <text:p/>
        </draw:line>
        <draw:line draw:style-name="gr97" draw:layer="layout" svg:x1="4.582cm" svg:y1="10.51cm" svg:x2="4.582cm" svg:y2="10.356cm">
          <text:p/>
        </draw:line>
        <draw:line draw:style-name="gr97" draw:layer="layout" svg:x1="4.506cm" svg:y1="10.433cm" svg:x2="4.659cm" svg:y2="10.433cm">
          <text:p/>
        </draw:line>
        <draw:line draw:style-name="gr97" draw:layer="layout" svg:x1="4.582cm" svg:y1="10.488cm" svg:x2="4.582cm" svg:y2="10.335cm">
          <text:p/>
        </draw:line>
        <draw:line draw:style-name="gr97" draw:layer="layout" svg:x1="4.506cm" svg:y1="10.411cm" svg:x2="4.659cm" svg:y2="10.411cm">
          <text:p/>
        </draw:line>
        <draw:line draw:style-name="gr97" draw:layer="layout" svg:x1="4.582cm" svg:y1="10.288cm" svg:x2="4.582cm" svg:y2="10.135cm">
          <text:p/>
        </draw:line>
        <draw:line draw:style-name="gr97" draw:layer="layout" svg:x1="4.506cm" svg:y1="10.212cm" svg:x2="4.659cm" svg:y2="10.212cm">
          <text:p/>
        </draw:line>
        <draw:line draw:style-name="gr97" draw:layer="layout" svg:x1="4.582cm" svg:y1="10.266cm" svg:x2="4.582cm" svg:y2="10.113cm">
          <text:p/>
        </draw:line>
        <draw:line draw:style-name="gr97" draw:layer="layout" svg:x1="4.506cm" svg:y1="10.19cm" svg:x2="4.659cm" svg:y2="10.19cm">
          <text:p/>
        </draw:line>
        <draw:line draw:style-name="gr97" draw:layer="layout" svg:x1="4.582cm" svg:y1="9.385cm" svg:x2="4.582cm" svg:y2="9.232cm">
          <text:p/>
        </draw:line>
        <draw:line draw:style-name="gr97" draw:layer="layout" svg:x1="4.506cm" svg:y1="9.309cm" svg:x2="4.659cm" svg:y2="9.309cm">
          <text:p/>
        </draw:line>
        <draw:line draw:style-name="gr97" draw:layer="layout" svg:x1="4.582cm" svg:y1="9.254cm" svg:x2="4.582cm" svg:y2="9.101cm">
          <text:p/>
        </draw:line>
        <draw:line draw:style-name="gr97" draw:layer="layout" svg:x1="4.506cm" svg:y1="9.177cm" svg:x2="4.659cm" svg:y2="9.177cm">
          <text:p/>
        </draw:line>
        <draw:line draw:style-name="gr97" draw:layer="layout" svg:x1="4.582cm" svg:y1="9.21cm" svg:x2="4.582cm" svg:y2="9.057cm">
          <text:p/>
        </draw:line>
        <draw:line draw:style-name="gr97" draw:layer="layout" svg:x1="4.506cm" svg:y1="9.133cm" svg:x2="4.659cm" svg:y2="9.133cm">
          <text:p/>
        </draw:line>
        <draw:line draw:style-name="gr97" draw:layer="layout" svg:x1="4.582cm" svg:y1="9.144cm" svg:x2="4.582cm" svg:y2="8.991cm">
          <text:p/>
        </draw:line>
        <draw:line draw:style-name="gr97" draw:layer="layout" svg:x1="4.506cm" svg:y1="9.068cm" svg:x2="4.659cm" svg:y2="9.068cm">
          <text:p/>
        </draw:line>
        <draw:line draw:style-name="gr97" draw:layer="layout" svg:x1="4.582cm" svg:y1="9.054cm" svg:x2="4.582cm" svg:y2="8.901cm">
          <text:p/>
        </draw:line>
        <draw:line draw:style-name="gr97" draw:layer="layout" svg:x1="4.506cm" svg:y1="8.978cm" svg:x2="4.659cm" svg:y2="8.978cm">
          <text:p/>
        </draw:line>
        <draw:line draw:style-name="gr97" draw:layer="layout" svg:x1="4.582cm" svg:y1="8.879cm" svg:x2="4.582cm" svg:y2="8.726cm">
          <text:p/>
        </draw:line>
        <draw:line draw:style-name="gr97" draw:layer="layout" svg:x1="4.506cm" svg:y1="8.803cm" svg:x2="4.659cm" svg:y2="8.803cm">
          <text:p/>
        </draw:line>
        <draw:line draw:style-name="gr97" draw:layer="layout" svg:x1="4.582cm" svg:y1="8.835cm" svg:x2="4.582cm" svg:y2="8.682cm">
          <text:p/>
        </draw:line>
        <draw:line draw:style-name="gr97" draw:layer="layout" svg:x1="4.506cm" svg:y1="8.759cm" svg:x2="4.659cm" svg:y2="8.759cm">
          <text:p/>
        </draw:line>
        <draw:line draw:style-name="gr97" draw:layer="layout" svg:x1="4.582cm" svg:y1="8.813cm" svg:x2="4.582cm" svg:y2="8.66cm">
          <text:p/>
        </draw:line>
        <draw:line draw:style-name="gr97" draw:layer="layout" svg:x1="4.506cm" svg:y1="8.737cm" svg:x2="4.659cm" svg:y2="8.737cm">
          <text:p/>
        </draw:line>
        <draw:line draw:style-name="gr97" draw:layer="layout" svg:x1="4.582cm" svg:y1="7.645cm" svg:x2="4.582cm" svg:y2="7.492cm">
          <text:p/>
        </draw:line>
        <draw:line draw:style-name="gr97" draw:layer="layout" svg:x1="4.506cm" svg:y1="7.569cm" svg:x2="4.659cm" svg:y2="7.569cm">
          <text:p/>
        </draw:line>
        <draw:line draw:style-name="gr97" draw:layer="layout" svg:x1="4.582cm" svg:y1="7.402cm" svg:x2="4.582cm" svg:y2="7.249cm">
          <text:p/>
        </draw:line>
        <draw:line draw:style-name="gr97" draw:layer="layout" svg:x1="4.506cm" svg:y1="7.325cm" svg:x2="4.659cm" svg:y2="7.325cm">
          <text:p/>
        </draw:line>
        <draw:line draw:style-name="gr97" draw:layer="layout" svg:x1="4.582cm" svg:y1="7.161cm" svg:x2="4.582cm" svg:y2="7.008cm">
          <text:p/>
        </draw:line>
        <draw:line draw:style-name="gr97" draw:layer="layout" svg:x1="4.506cm" svg:y1="7.084cm" svg:x2="4.659cm" svg:y2="7.084cm">
          <text:p/>
        </draw:line>
        <draw:line draw:style-name="gr97" draw:layer="layout" svg:x1="4.582cm" svg:y1="6.961cm" svg:x2="4.582cm" svg:y2="6.808cm">
          <text:p/>
        </draw:line>
        <draw:line draw:style-name="gr97" draw:layer="layout" svg:x1="4.506cm" svg:y1="6.885cm" svg:x2="4.659cm" svg:y2="6.885cm">
          <text:p/>
        </draw:line>
        <draw:line draw:style-name="gr97" draw:layer="layout" svg:x1="4.582cm" svg:y1="6.808cm" svg:x2="4.582cm" svg:y2="6.655cm">
          <text:p/>
        </draw:line>
        <draw:line draw:style-name="gr97" draw:layer="layout" svg:x1="4.506cm" svg:y1="6.731cm" svg:x2="4.659cm" svg:y2="6.731cm">
          <text:p/>
        </draw:line>
        <draw:line draw:style-name="gr97" draw:layer="layout" svg:x1="4.582cm" svg:y1="6.72cm" svg:x2="4.582cm" svg:y2="6.567cm">
          <text:p/>
        </draw:line>
        <draw:line draw:style-name="gr97" draw:layer="layout" svg:x1="4.506cm" svg:y1="6.644cm" svg:x2="4.659cm" svg:y2="6.644cm">
          <text:p/>
        </draw:line>
        <draw:line draw:style-name="gr97" draw:layer="layout" svg:x1="4.582cm" svg:y1="6.543cm" svg:x2="4.582cm" svg:y2="6.389cm">
          <text:p/>
        </draw:line>
        <draw:line draw:style-name="gr97" draw:layer="layout" svg:x1="4.506cm" svg:y1="6.466cm" svg:x2="4.659cm" svg:y2="6.466cm">
          <text:p/>
        </draw:line>
        <draw:line draw:style-name="gr97" draw:layer="layout" svg:x1="4.582cm" svg:y1="6.102cm" svg:x2="4.582cm" svg:y2="5.949cm">
          <text:p/>
        </draw:line>
        <draw:line draw:style-name="gr97" draw:layer="layout" svg:x1="4.506cm" svg:y1="6.026cm" svg:x2="4.659cm" svg:y2="6.026cm">
          <text:p/>
        </draw:line>
        <draw:line draw:style-name="gr97" draw:layer="layout" svg:x1="4.582cm" svg:y1="5.859cm" svg:x2="4.582cm" svg:y2="5.706cm">
          <text:p/>
        </draw:line>
        <draw:line draw:style-name="gr97" draw:layer="layout" svg:x1="4.506cm" svg:y1="5.782cm" svg:x2="4.659cm" svg:y2="5.782cm">
          <text:p/>
        </draw:line>
        <draw:line draw:style-name="gr97" draw:layer="layout" svg:x1="4.582cm" svg:y1="5.749cm" svg:x2="4.582cm" svg:y2="5.596cm">
          <text:p/>
        </draw:line>
        <draw:line draw:style-name="gr97" draw:layer="layout" svg:x1="4.506cm" svg:y1="5.673cm" svg:x2="4.659cm" svg:y2="5.673cm">
          <text:p/>
        </draw:line>
        <draw:line draw:style-name="gr97" draw:layer="layout" svg:x1="4.582cm" svg:y1="5.706cm" svg:x2="4.582cm" svg:y2="5.552cm">
          <text:p/>
        </draw:line>
        <draw:line draw:style-name="gr97" draw:layer="layout" svg:x1="4.506cm" svg:y1="5.629cm" svg:x2="4.659cm" svg:y2="5.629cm">
          <text:p/>
        </draw:line>
        <draw:line draw:style-name="gr97" draw:layer="layout" svg:x1="4.582cm" svg:y1="5.375cm" svg:x2="4.582cm" svg:y2="5.221cm">
          <text:p/>
        </draw:line>
        <draw:line draw:style-name="gr97" draw:layer="layout" svg:x1="4.506cm" svg:y1="5.298cm" svg:x2="4.659cm" svg:y2="5.298cm">
          <text:p/>
        </draw:line>
        <draw:line draw:style-name="gr97" draw:layer="layout" svg:x1="4.582cm" svg:y1="5.331cm" svg:x2="4.582cm" svg:y2="5.177cm">
          <text:p/>
        </draw:line>
        <draw:line draw:style-name="gr97" draw:layer="layout" svg:x1="4.506cm" svg:y1="5.254cm" svg:x2="4.659cm" svg:y2="5.254cm">
          <text:p/>
        </draw:line>
        <draw:line draw:style-name="gr97" draw:layer="layout" svg:x1="4.582cm" svg:y1="5.287cm" svg:x2="4.582cm" svg:y2="5.134cm">
          <text:p/>
        </draw:line>
        <draw:line draw:style-name="gr97" draw:layer="layout" svg:x1="4.506cm" svg:y1="5.21cm" svg:x2="4.659cm" svg:y2="5.21cm">
          <text:p/>
        </draw:line>
        <draw:line draw:style-name="gr97" draw:layer="layout" svg:x1="4.582cm" svg:y1="5.022cm" svg:x2="4.582cm" svg:y2="4.868cm">
          <text:p/>
        </draw:line>
        <draw:line draw:style-name="gr97" draw:layer="layout" svg:x1="4.506cm" svg:y1="4.945cm" svg:x2="4.659cm" svg:y2="4.945cm">
          <text:p/>
        </draw:line>
        <draw:line draw:style-name="gr97" draw:layer="layout" svg:x1="4.582cm" svg:y1="4.671cm" svg:x2="4.582cm" svg:y2="4.518cm">
          <text:p/>
        </draw:line>
        <draw:line draw:style-name="gr97" draw:layer="layout" svg:x1="4.506cm" svg:y1="4.595cm" svg:x2="4.659cm" svg:y2="4.595cm">
          <text:p/>
        </draw:line>
        <draw:line draw:style-name="gr97" draw:layer="layout" svg:x1="4.582cm" svg:y1="4.559cm" svg:x2="4.582cm" svg:y2="4.406cm">
          <text:p/>
        </draw:line>
        <draw:line draw:style-name="gr97" draw:layer="layout" svg:x1="4.506cm" svg:y1="4.483cm" svg:x2="4.659cm" svg:y2="4.483cm">
          <text:p/>
        </draw:line>
        <draw:line draw:style-name="gr97" draw:layer="layout" svg:x1="4.582cm" svg:y1="4.296cm" svg:x2="4.582cm" svg:y2="4.143cm">
          <text:p/>
        </draw:line>
        <draw:line draw:style-name="gr97" draw:layer="layout" svg:x1="4.506cm" svg:y1="4.22cm" svg:x2="4.659cm" svg:y2="4.22cm">
          <text:p/>
        </draw:line>
        <draw:line draw:style-name="gr97" draw:layer="layout" svg:x1="4.582cm" svg:y1="3.722cm" svg:x2="4.582cm" svg:y2="3.569cm">
          <text:p/>
        </draw:line>
        <draw:line draw:style-name="gr97" draw:layer="layout" svg:x1="4.506cm" svg:y1="3.645cm" svg:x2="4.659cm" svg:y2="3.645cm">
          <text:p/>
        </draw:line>
        <draw:line draw:style-name="gr97" draw:layer="layout" svg:x1="4.582cm" svg:y1="2.885cm" svg:x2="4.582cm" svg:y2="2.732cm">
          <text:p/>
        </draw:line>
        <draw:line draw:style-name="gr97" draw:layer="layout" svg:x1="4.506cm" svg:y1="2.808cm" svg:x2="4.659cm" svg:y2="2.808cm">
          <text:p/>
        </draw:line>
        <draw:line draw:style-name="gr97" draw:layer="layout" svg:x1="4.612cm" svg:y1="13.374cm" svg:x2="4.612cm" svg:y2="13.221cm">
          <text:p/>
        </draw:line>
        <draw:line draw:style-name="gr97" draw:layer="layout" svg:x1="4.535cm" svg:y1="13.298cm" svg:x2="4.688cm" svg:y2="13.298cm">
          <text:p/>
        </draw:line>
        <draw:line draw:style-name="gr97" draw:layer="layout" svg:x1="4.612cm" svg:y1="13.352cm" svg:x2="4.612cm" svg:y2="13.199cm">
          <text:p/>
        </draw:line>
        <draw:line draw:style-name="gr97" draw:layer="layout" svg:x1="4.535cm" svg:y1="13.276cm" svg:x2="4.688cm" svg:y2="13.276cm">
          <text:p/>
        </draw:line>
        <draw:line draw:style-name="gr97" draw:layer="layout" svg:x1="4.612cm" svg:y1="13cm" svg:x2="4.612cm" svg:y2="12.846cm">
          <text:p/>
        </draw:line>
        <draw:line draw:style-name="gr97" draw:layer="layout" svg:x1="4.535cm" svg:y1="12.923cm" svg:x2="4.688cm" svg:y2="12.923cm">
          <text:p/>
        </draw:line>
        <draw:line draw:style-name="gr97" draw:layer="layout" svg:x1="4.612cm" svg:y1="12.978cm" svg:x2="4.612cm" svg:y2="12.824cm">
          <text:p/>
        </draw:line>
        <draw:line draw:style-name="gr97" draw:layer="layout" svg:x1="4.535cm" svg:y1="12.901cm" svg:x2="4.688cm" svg:y2="12.901cm">
          <text:p/>
        </draw:line>
        <draw:line draw:style-name="gr97" draw:layer="layout" svg:x1="4.612cm" svg:y1="12.956cm" svg:x2="4.612cm" svg:y2="12.802cm">
          <text:p/>
        </draw:line>
        <draw:line draw:style-name="gr97" draw:layer="layout" svg:x1="4.535cm" svg:y1="12.879cm" svg:x2="4.688cm" svg:y2="12.879cm">
          <text:p/>
        </draw:line>
        <draw:line draw:style-name="gr97" draw:layer="layout" svg:x1="4.612cm" svg:y1="12.868cm" svg:x2="4.612cm" svg:y2="12.715cm">
          <text:p/>
        </draw:line>
        <draw:line draw:style-name="gr97" draw:layer="layout" svg:x1="4.535cm" svg:y1="12.791cm" svg:x2="4.688cm" svg:y2="12.791cm">
          <text:p/>
        </draw:line>
        <draw:line draw:style-name="gr97" draw:layer="layout" svg:x1="4.612cm" svg:y1="11.963cm" svg:x2="4.612cm" svg:y2="11.809cm">
          <text:p/>
        </draw:line>
        <draw:line draw:style-name="gr97" draw:layer="layout" svg:x1="4.535cm" svg:y1="11.886cm" svg:x2="4.688cm" svg:y2="11.886cm">
          <text:p/>
        </draw:line>
        <draw:line draw:style-name="gr97" draw:layer="layout" svg:x1="4.612cm" svg:y1="11.941cm" svg:x2="4.612cm" svg:y2="11.787cm">
          <text:p/>
        </draw:line>
        <draw:line draw:style-name="gr97" draw:layer="layout" svg:x1="4.535cm" svg:y1="11.864cm" svg:x2="4.688cm" svg:y2="11.864cm">
          <text:p/>
        </draw:line>
        <draw:line draw:style-name="gr97" draw:layer="layout" svg:x1="4.612cm" svg:y1="11.7cm" svg:x2="4.612cm" svg:y2="11.547cm">
          <text:p/>
        </draw:line>
        <draw:line draw:style-name="gr97" draw:layer="layout" svg:x1="4.535cm" svg:y1="11.623cm" svg:x2="4.688cm" svg:y2="11.623cm">
          <text:p/>
        </draw:line>
        <draw:line draw:style-name="gr97" draw:layer="layout" svg:x1="4.612cm" svg:y1="11.656cm" svg:x2="4.612cm" svg:y2="11.503cm">
          <text:p/>
        </draw:line>
        <draw:line draw:style-name="gr97" draw:layer="layout" svg:x1="4.535cm" svg:y1="11.579cm" svg:x2="4.688cm" svg:y2="11.579cm">
          <text:p/>
        </draw:line>
        <draw:line draw:style-name="gr97" draw:layer="layout" svg:x1="4.612cm" svg:y1="11.522cm" svg:x2="4.612cm" svg:y2="11.369cm">
          <text:p/>
        </draw:line>
        <draw:line draw:style-name="gr97" draw:layer="layout" svg:x1="4.535cm" svg:y1="11.446cm" svg:x2="4.688cm" svg:y2="11.446cm">
          <text:p/>
        </draw:line>
        <draw:line draw:style-name="gr97" draw:layer="layout" svg:x1="4.612cm" svg:y1="11.413cm" svg:x2="4.612cm" svg:y2="11.259cm">
          <text:p/>
        </draw:line>
        <draw:line draw:style-name="gr97" draw:layer="layout" svg:x1="4.535cm" svg:y1="11.336cm" svg:x2="4.688cm" svg:y2="11.336cm">
          <text:p/>
        </draw:line>
        <draw:line draw:style-name="gr97" draw:layer="layout" svg:x1="4.612cm" svg:y1="11.104cm" svg:x2="4.612cm" svg:y2="10.95cm">
          <text:p/>
        </draw:line>
        <draw:line draw:style-name="gr97" draw:layer="layout" svg:x1="4.535cm" svg:y1="11.027cm" svg:x2="4.688cm" svg:y2="11.027cm">
          <text:p/>
        </draw:line>
        <draw:line draw:style-name="gr97" draw:layer="layout" svg:x1="4.612cm" svg:y1="10.972cm" svg:x2="4.612cm" svg:y2="10.819cm">
          <text:p/>
        </draw:line>
        <draw:line draw:style-name="gr97" draw:layer="layout" svg:x1="4.535cm" svg:y1="10.896cm" svg:x2="4.688cm" svg:y2="10.896cm">
          <text:p/>
        </draw:line>
        <draw:line draw:style-name="gr97" draw:layer="layout" svg:x1="4.612cm" svg:y1="10.113cm" svg:x2="4.612cm" svg:y2="9.96cm">
          <text:p/>
        </draw:line>
        <draw:line draw:style-name="gr97" draw:layer="layout" svg:x1="4.535cm" svg:y1="10.036cm" svg:x2="4.688cm" svg:y2="10.036cm">
          <text:p/>
        </draw:line>
        <draw:line draw:style-name="gr97" draw:layer="layout" svg:x1="4.612cm" svg:y1="9.716cm" svg:x2="4.612cm" svg:y2="9.563cm">
          <text:p/>
        </draw:line>
        <draw:line draw:style-name="gr97" draw:layer="layout" svg:x1="4.535cm" svg:y1="9.64cm" svg:x2="4.688cm" svg:y2="9.64cm">
          <text:p/>
        </draw:line>
        <draw:line draw:style-name="gr97" draw:layer="layout" svg:x1="4.612cm" svg:y1="9.563cm" svg:x2="4.612cm" svg:y2="9.41cm">
          <text:p/>
        </draw:line>
        <draw:line draw:style-name="gr97" draw:layer="layout" svg:x1="4.535cm" svg:y1="9.486cm" svg:x2="4.688cm" svg:y2="9.486cm">
          <text:p/>
        </draw:line>
        <draw:line draw:style-name="gr97" draw:layer="layout" svg:x1="4.612cm" svg:y1="9.011cm" svg:x2="4.612cm" svg:y2="8.857cm">
          <text:p/>
        </draw:line>
        <draw:line draw:style-name="gr97" draw:layer="layout" svg:x1="4.535cm" svg:y1="8.934cm" svg:x2="4.688cm" svg:y2="8.934cm">
          <text:p/>
        </draw:line>
        <draw:line draw:style-name="gr97" draw:layer="layout" svg:x1="4.612cm" svg:y1="8.923cm" svg:x2="4.612cm" svg:y2="8.77cm">
          <text:p/>
        </draw:line>
        <draw:line draw:style-name="gr97" draw:layer="layout" svg:x1="4.535cm" svg:y1="8.846cm" svg:x2="4.688cm" svg:y2="8.846cm">
          <text:p/>
        </draw:line>
        <draw:line draw:style-name="gr97" draw:layer="layout" svg:x1="4.612cm" svg:y1="8.68cm" svg:x2="4.612cm" svg:y2="8.526cm">
          <text:p/>
        </draw:line>
        <draw:line draw:style-name="gr97" draw:layer="layout" svg:x1="4.535cm" svg:y1="8.603cm" svg:x2="4.688cm" svg:y2="8.603cm">
          <text:p/>
        </draw:line>
        <draw:line draw:style-name="gr97" draw:layer="layout" svg:x1="4.612cm" svg:y1="8.482cm" svg:x2="4.612cm" svg:y2="8.329cm">
          <text:p/>
        </draw:line>
        <draw:line draw:style-name="gr97" draw:layer="layout" svg:x1="4.535cm" svg:y1="8.406cm" svg:x2="4.688cm" svg:y2="8.406cm">
          <text:p/>
        </draw:line>
        <draw:line draw:style-name="gr97" draw:layer="layout" svg:x1="4.612cm" svg:y1="8.373cm" svg:x2="4.612cm" svg:y2="8.22cm">
          <text:p/>
        </draw:line>
        <draw:line draw:style-name="gr97" draw:layer="layout" svg:x1="4.535cm" svg:y1="8.296cm" svg:x2="4.688cm" svg:y2="8.296cm">
          <text:p/>
        </draw:line>
        <draw:line draw:style-name="gr97" draw:layer="layout" svg:x1="4.612cm" svg:y1="8.305cm" svg:x2="4.612cm" svg:y2="8.151cm">
          <text:p/>
        </draw:line>
        <draw:line draw:style-name="gr97" draw:layer="layout" svg:x1="4.535cm" svg:y1="8.228cm" svg:x2="4.688cm" svg:y2="8.228cm">
          <text:p/>
        </draw:line>
        <draw:line draw:style-name="gr97" draw:layer="layout" svg:x1="4.612cm" svg:y1="7.932cm" svg:x2="4.612cm" svg:y2="7.779cm">
          <text:p/>
        </draw:line>
        <draw:line draw:style-name="gr97" draw:layer="layout" svg:x1="4.535cm" svg:y1="7.856cm" svg:x2="4.688cm" svg:y2="7.856cm">
          <text:p/>
        </draw:line>
        <draw:line draw:style-name="gr97" draw:layer="layout" svg:x1="4.612cm" svg:y1="7.886cm" svg:x2="4.612cm" svg:y2="7.733cm">
          <text:p/>
        </draw:line>
        <draw:line draw:style-name="gr97" draw:layer="layout" svg:x1="4.535cm" svg:y1="7.81cm" svg:x2="4.688cm" svg:y2="7.81cm">
          <text:p/>
        </draw:line>
        <draw:line draw:style-name="gr97" draw:layer="layout" svg:x1="4.612cm" svg:y1="7.424cm" svg:x2="4.612cm" svg:y2="7.27cm">
          <text:p/>
        </draw:line>
        <draw:line draw:style-name="gr97" draw:layer="layout" svg:x1="4.535cm" svg:y1="7.347cm" svg:x2="4.688cm" svg:y2="7.347cm">
          <text:p/>
        </draw:line>
        <draw:line draw:style-name="gr97" draw:layer="layout" svg:x1="4.612cm" svg:y1="6.699cm" svg:x2="4.612cm" svg:y2="6.545cm">
          <text:p/>
        </draw:line>
        <draw:line draw:style-name="gr97" draw:layer="layout" svg:x1="4.535cm" svg:y1="6.622cm" svg:x2="4.688cm" svg:y2="6.622cm">
          <text:p/>
        </draw:line>
        <draw:line draw:style-name="gr97" draw:layer="layout" svg:x1="4.612cm" svg:y1="6.499cm" svg:x2="4.612cm" svg:y2="6.346cm">
          <text:p/>
        </draw:line>
        <draw:line draw:style-name="gr97" draw:layer="layout" svg:x1="4.535cm" svg:y1="6.422cm" svg:x2="4.688cm" svg:y2="6.422cm">
          <text:p/>
        </draw:line>
        <draw:line draw:style-name="gr97" draw:layer="layout" svg:x1="4.612cm" svg:y1="6.302cm" svg:x2="4.612cm" svg:y2="6.148cm">
          <text:p/>
        </draw:line>
        <draw:line draw:style-name="gr97" draw:layer="layout" svg:x1="4.535cm" svg:y1="6.225cm" svg:x2="4.688cm" svg:y2="6.225cm">
          <text:p/>
        </draw:line>
        <draw:line draw:style-name="gr97" draw:layer="layout" svg:x1="4.612cm" svg:y1="6.058cm" svg:x2="4.612cm" svg:y2="5.905cm">
          <text:p/>
        </draw:line>
        <draw:line draw:style-name="gr97" draw:layer="layout" svg:x1="4.535cm" svg:y1="5.982cm" svg:x2="4.688cm" svg:y2="5.982cm">
          <text:p/>
        </draw:line>
        <draw:line draw:style-name="gr97" draw:layer="layout" svg:x1="4.612cm" svg:y1="5.706cm" svg:x2="4.612cm" svg:y2="5.552cm">
          <text:p/>
        </draw:line>
        <draw:line draw:style-name="gr97" draw:layer="layout" svg:x1="4.535cm" svg:y1="5.629cm" svg:x2="4.688cm" svg:y2="5.629cm">
          <text:p/>
        </draw:line>
        <draw:line draw:style-name="gr97" draw:layer="layout" svg:x1="4.612cm" svg:y1="5.487cm" svg:x2="4.612cm" svg:y2="5.333cm">
          <text:p/>
        </draw:line>
        <draw:line draw:style-name="gr97" draw:layer="layout" svg:x1="4.535cm" svg:y1="5.41cm" svg:x2="4.688cm" svg:y2="5.41cm">
          <text:p/>
        </draw:line>
        <draw:line draw:style-name="gr97" draw:layer="layout" svg:x1="4.612cm" svg:y1="5.465cm" svg:x2="4.612cm" svg:y2="5.311cm">
          <text:p/>
        </draw:line>
        <draw:line draw:style-name="gr97" draw:layer="layout" svg:x1="4.535cm" svg:y1="5.388cm" svg:x2="4.688cm" svg:y2="5.388cm">
          <text:p/>
        </draw:line>
        <draw:line draw:style-name="gr97" draw:layer="layout" svg:x1="4.612cm" svg:y1="4.163cm" svg:x2="4.612cm" svg:y2="4.009cm">
          <text:p/>
        </draw:line>
        <draw:line draw:style-name="gr97" draw:layer="layout" svg:x1="4.535cm" svg:y1="4.086cm" svg:x2="4.688cm" svg:y2="4.086cm">
          <text:p/>
        </draw:line>
        <draw:line draw:style-name="gr97" draw:layer="layout" svg:x1="4.612cm" svg:y1="3.987cm" svg:x2="4.612cm" svg:y2="3.834cm">
          <text:p/>
        </draw:line>
        <draw:line draw:style-name="gr97" draw:layer="layout" svg:x1="4.535cm" svg:y1="3.911cm" svg:x2="4.688cm" svg:y2="3.911cm">
          <text:p/>
        </draw:line>
        <draw:line draw:style-name="gr97" draw:layer="layout" svg:x1="4.612cm" svg:y1="3.547cm" svg:x2="4.612cm" svg:y2="3.394cm">
          <text:p/>
        </draw:line>
        <draw:line draw:style-name="gr97" draw:layer="layout" svg:x1="4.535cm" svg:y1="3.47cm" svg:x2="4.688cm" svg:y2="3.47cm">
          <text:p/>
        </draw:line>
        <draw:line draw:style-name="gr97" draw:layer="layout" svg:x1="4.612cm" svg:y1="3.459cm" svg:x2="4.612cm" svg:y2="3.306cm">
          <text:p/>
        </draw:line>
        <draw:line draw:style-name="gr97" draw:layer="layout" svg:x1="4.535cm" svg:y1="3.383cm" svg:x2="4.688cm" svg:y2="3.383cm">
          <text:p/>
        </draw:line>
        <draw:line draw:style-name="gr97" draw:layer="layout" svg:x1="4.612cm" svg:y1="3.347cm" svg:x2="4.612cm" svg:y2="3.194cm">
          <text:p/>
        </draw:line>
        <draw:line draw:style-name="gr97" draw:layer="layout" svg:x1="4.535cm" svg:y1="3.271cm" svg:x2="4.688cm" svg:y2="3.271cm">
          <text:p/>
        </draw:line>
        <draw:line draw:style-name="gr97" draw:layer="layout" svg:x1="4.612cm" svg:y1="3.15cm" svg:x2="4.612cm" svg:y2="2.997cm">
          <text:p/>
        </draw:line>
        <draw:line draw:style-name="gr97" draw:layer="layout" svg:x1="4.535cm" svg:y1="3.073cm" svg:x2="4.688cm" svg:y2="3.073cm">
          <text:p/>
        </draw:line>
        <draw:line draw:style-name="gr97" draw:layer="layout" svg:x1="4.612cm" svg:y1="3.084cm" svg:x2="4.612cm" svg:y2="2.931cm">
          <text:p/>
        </draw:line>
        <draw:line draw:style-name="gr97" draw:layer="layout" svg:x1="4.535cm" svg:y1="3.008cm" svg:x2="4.688cm" svg:y2="3.008cm">
          <text:p/>
        </draw:line>
        <draw:line draw:style-name="gr97" draw:layer="layout" svg:x1="4.643cm" svg:y1="12.515cm" svg:x2="4.643cm" svg:y2="12.362cm">
          <text:p/>
        </draw:line>
        <draw:line draw:style-name="gr97" draw:layer="layout" svg:x1="4.567cm" svg:y1="12.439cm" svg:x2="4.72cm" svg:y2="12.439cm">
          <text:p/>
        </draw:line>
        <draw:line draw:style-name="gr97" draw:layer="layout" svg:x1="4.643cm" svg:y1="12.381cm" svg:x2="4.643cm" svg:y2="12.228cm">
          <text:p/>
        </draw:line>
        <draw:line draw:style-name="gr97" draw:layer="layout" svg:x1="4.567cm" svg:y1="12.305cm" svg:x2="4.72cm" svg:y2="12.305cm">
          <text:p/>
        </draw:line>
        <draw:line draw:style-name="gr97" draw:layer="layout" svg:x1="4.643cm" svg:y1="12.338cm" svg:x2="4.643cm" svg:y2="12.184cm">
          <text:p/>
        </draw:line>
        <draw:line draw:style-name="gr97" draw:layer="layout" svg:x1="4.567cm" svg:y1="12.261cm" svg:x2="4.72cm" svg:y2="12.261cm">
          <text:p/>
        </draw:line>
        <draw:line draw:style-name="gr97" draw:layer="layout" svg:x1="4.643cm" svg:y1="11.853cm" svg:x2="4.643cm" svg:y2="11.7cm">
          <text:p/>
        </draw:line>
        <draw:line draw:style-name="gr97" draw:layer="layout" svg:x1="4.567cm" svg:y1="11.777cm" svg:x2="4.72cm" svg:y2="11.777cm">
          <text:p/>
        </draw:line>
        <draw:line draw:style-name="gr97" draw:layer="layout" svg:x1="4.643cm" svg:y1="11.325cm" svg:x2="4.643cm" svg:y2="11.172cm">
          <text:p/>
        </draw:line>
        <draw:line draw:style-name="gr97" draw:layer="layout" svg:x1="4.567cm" svg:y1="11.248cm" svg:x2="4.72cm" svg:y2="11.248cm">
          <text:p/>
        </draw:line>
        <draw:line draw:style-name="gr97" draw:layer="layout" svg:x1="4.643cm" svg:y1="11.126cm" svg:x2="4.643cm" svg:y2="10.972cm">
          <text:p/>
        </draw:line>
        <draw:line draw:style-name="gr97" draw:layer="layout" svg:x1="4.567cm" svg:y1="11.049cm" svg:x2="4.72cm" svg:y2="11.049cm">
          <text:p/>
        </draw:line>
        <draw:line draw:style-name="gr97" draw:layer="layout" svg:x1="4.643cm" svg:y1="10.157cm" svg:x2="4.643cm" svg:y2="10.004cm">
          <text:p/>
        </draw:line>
        <draw:line draw:style-name="gr97" draw:layer="layout" svg:x1="4.567cm" svg:y1="10.08cm" svg:x2="4.72cm" svg:y2="10.08cm">
          <text:p/>
        </draw:line>
        <draw:line draw:style-name="gr97" draw:layer="layout" svg:x1="4.643cm" svg:y1="10.113cm" svg:x2="4.643cm" svg:y2="9.96cm">
          <text:p/>
        </draw:line>
        <draw:line draw:style-name="gr97" draw:layer="layout" svg:x1="4.567cm" svg:y1="10.036cm" svg:x2="4.72cm" svg:y2="10.036cm">
          <text:p/>
        </draw:line>
        <draw:line draw:style-name="gr97" draw:layer="layout" svg:x1="4.643cm" svg:y1="9.804cm" svg:x2="4.643cm" svg:y2="9.651cm">
          <text:p/>
        </draw:line>
        <draw:line draw:style-name="gr97" draw:layer="layout" svg:x1="4.567cm" svg:y1="9.727cm" svg:x2="4.72cm" svg:y2="9.727cm">
          <text:p/>
        </draw:line>
        <draw:line draw:style-name="gr97" draw:layer="layout" svg:x1="4.643cm" svg:y1="9.76cm" svg:x2="4.643cm" svg:y2="9.607cm">
          <text:p/>
        </draw:line>
        <draw:line draw:style-name="gr97" draw:layer="layout" svg:x1="4.567cm" svg:y1="9.684cm" svg:x2="4.72cm" svg:y2="9.684cm">
          <text:p/>
        </draw:line>
        <draw:line draw:style-name="gr97" draw:layer="layout" svg:x1="4.643cm" svg:y1="9.563cm" svg:x2="4.643cm" svg:y2="9.41cm">
          <text:p/>
        </draw:line>
        <draw:line draw:style-name="gr97" draw:layer="layout" svg:x1="4.567cm" svg:y1="9.486cm" svg:x2="4.72cm" svg:y2="9.486cm">
          <text:p/>
        </draw:line>
        <draw:line draw:style-name="gr97" draw:layer="layout" svg:x1="4.643cm" svg:y1="9.429cm" svg:x2="4.643cm" svg:y2="9.276cm">
          <text:p/>
        </draw:line>
        <draw:line draw:style-name="gr97" draw:layer="layout" svg:x1="4.567cm" svg:y1="9.353cm" svg:x2="4.72cm" svg:y2="9.353cm">
          <text:p/>
        </draw:line>
        <draw:line draw:style-name="gr97" draw:layer="layout" svg:x1="4.643cm" svg:y1="9.12cm" svg:x2="4.643cm" svg:y2="8.967cm">
          <text:p/>
        </draw:line>
        <draw:line draw:style-name="gr97" draw:layer="layout" svg:x1="4.567cm" svg:y1="9.043cm" svg:x2="4.72cm" svg:y2="9.043cm">
          <text:p/>
        </draw:line>
        <draw:line draw:style-name="gr97" draw:layer="layout" svg:x1="4.643cm" svg:y1="9.054cm" svg:x2="4.643cm" svg:y2="8.901cm">
          <text:p/>
        </draw:line>
        <draw:line draw:style-name="gr97" draw:layer="layout" svg:x1="4.567cm" svg:y1="8.978cm" svg:x2="4.72cm" svg:y2="8.978cm">
          <text:p/>
        </draw:line>
        <draw:line draw:style-name="gr97" draw:layer="layout" svg:x1="4.643cm" svg:y1="8.945cm" svg:x2="4.643cm" svg:y2="8.792cm">
          <text:p/>
        </draw:line>
        <draw:line draw:style-name="gr97" draw:layer="layout" svg:x1="4.567cm" svg:y1="8.868cm" svg:x2="4.72cm" svg:y2="8.868cm">
          <text:p/>
        </draw:line>
        <draw:line draw:style-name="gr97" draw:layer="layout" svg:x1="4.643cm" svg:y1="8.813cm" svg:x2="4.643cm" svg:y2="8.66cm">
          <text:p/>
        </draw:line>
        <draw:line draw:style-name="gr97" draw:layer="layout" svg:x1="4.567cm" svg:y1="8.737cm" svg:x2="4.72cm" svg:y2="8.737cm">
          <text:p/>
        </draw:line>
        <draw:line draw:style-name="gr97" draw:layer="layout" svg:x1="4.643cm" svg:y1="8.748cm" svg:x2="4.643cm" svg:y2="8.594cm">
          <text:p/>
        </draw:line>
        <draw:line draw:style-name="gr97" draw:layer="layout" svg:x1="4.567cm" svg:y1="8.671cm" svg:x2="4.72cm" svg:y2="8.671cm">
          <text:p/>
        </draw:line>
        <draw:line draw:style-name="gr97" draw:layer="layout" svg:x1="4.643cm" svg:y1="8.723cm" svg:x2="4.643cm" svg:y2="8.57cm">
          <text:p/>
        </draw:line>
        <draw:line draw:style-name="gr97" draw:layer="layout" svg:x1="4.567cm" svg:y1="8.647cm" svg:x2="4.72cm" svg:y2="8.647cm">
          <text:p/>
        </draw:line>
        <draw:line draw:style-name="gr97" draw:layer="layout" svg:x1="4.643cm" svg:y1="8.548cm" svg:x2="4.643cm" svg:y2="8.395cm">
          <text:p/>
        </draw:line>
        <draw:line draw:style-name="gr97" draw:layer="layout" svg:x1="4.567cm" svg:y1="8.472cm" svg:x2="4.72cm" svg:y2="8.472cm">
          <text:p/>
        </draw:line>
        <draw:line draw:style-name="gr97" draw:layer="layout" svg:x1="4.643cm" svg:y1="8.395cm" svg:x2="4.643cm" svg:y2="8.242cm">
          <text:p/>
        </draw:line>
        <draw:line draw:style-name="gr97" draw:layer="layout" svg:x1="4.567cm" svg:y1="8.318cm" svg:x2="4.72cm" svg:y2="8.318cm">
          <text:p/>
        </draw:line>
        <draw:line draw:style-name="gr97" draw:layer="layout" svg:x1="4.643cm" svg:y1="7.976cm" svg:x2="4.643cm" svg:y2="7.823cm">
          <text:p/>
        </draw:line>
        <draw:line draw:style-name="gr97" draw:layer="layout" svg:x1="4.567cm" svg:y1="7.9cm" svg:x2="4.72cm" svg:y2="7.9cm">
          <text:p/>
        </draw:line>
        <draw:line draw:style-name="gr97" draw:layer="layout" svg:x1="4.643cm" svg:y1="7.799cm" svg:x2="4.643cm" svg:y2="7.645cm">
          <text:p/>
        </draw:line>
        <draw:line draw:style-name="gr97" draw:layer="layout" svg:x1="4.567cm" svg:y1="7.722cm" svg:x2="4.72cm" svg:y2="7.722cm">
          <text:p/>
        </draw:line>
        <draw:line draw:style-name="gr97" draw:layer="layout" svg:x1="4.643cm" svg:y1="7.777cm" svg:x2="4.643cm" svg:y2="7.623cm">
          <text:p/>
        </draw:line>
        <draw:line draw:style-name="gr97" draw:layer="layout" svg:x1="4.567cm" svg:y1="7.7cm" svg:x2="4.72cm" svg:y2="7.7cm">
          <text:p/>
        </draw:line>
        <draw:line draw:style-name="gr97" draw:layer="layout" svg:x1="4.643cm" svg:y1="7.402cm" svg:x2="4.643cm" svg:y2="7.249cm">
          <text:p/>
        </draw:line>
        <draw:line draw:style-name="gr97" draw:layer="layout" svg:x1="4.567cm" svg:y1="7.325cm" svg:x2="4.72cm" svg:y2="7.325cm">
          <text:p/>
        </draw:line>
        <draw:line draw:style-name="gr97" draw:layer="layout" svg:x1="4.643cm" svg:y1="6.874cm" svg:x2="4.643cm" svg:y2="6.72cm">
          <text:p/>
        </draw:line>
        <draw:line draw:style-name="gr97" draw:layer="layout" svg:x1="4.567cm" svg:y1="6.797cm" svg:x2="4.72cm" svg:y2="6.797cm">
          <text:p/>
        </draw:line>
        <draw:line draw:style-name="gr97" draw:layer="layout" svg:x1="4.643cm" svg:y1="6.08cm" svg:x2="4.643cm" svg:y2="5.927cm">
          <text:p/>
        </draw:line>
        <draw:line draw:style-name="gr97" draw:layer="layout" svg:x1="4.567cm" svg:y1="6.004cm" svg:x2="4.72cm" svg:y2="6.004cm">
          <text:p/>
        </draw:line>
        <draw:line draw:style-name="gr97" draw:layer="layout" svg:x1="4.643cm" svg:y1="5.883cm" svg:x2="4.643cm" svg:y2="5.73cm">
          <text:p/>
        </draw:line>
        <draw:line draw:style-name="gr97" draw:layer="layout" svg:x1="4.567cm" svg:y1="5.807cm" svg:x2="4.72cm" svg:y2="5.807cm">
          <text:p/>
        </draw:line>
        <draw:line draw:style-name="gr97" draw:layer="layout" svg:x1="4.643cm" svg:y1="5.44cm" svg:x2="4.643cm" svg:y2="5.287cm">
          <text:p/>
        </draw:line>
        <draw:line draw:style-name="gr97" draw:layer="layout" svg:x1="4.567cm" svg:y1="5.364cm" svg:x2="4.72cm" svg:y2="5.364cm">
          <text:p/>
        </draw:line>
        <draw:line draw:style-name="gr97" draw:layer="layout" svg:x1="4.643cm" svg:y1="5.243cm" svg:x2="4.643cm" svg:y2="5.09cm">
          <text:p/>
        </draw:line>
        <draw:line draw:style-name="gr97" draw:layer="layout" svg:x1="4.567cm" svg:y1="5.166cm" svg:x2="4.72cm" svg:y2="5.166cm">
          <text:p/>
        </draw:line>
        <draw:line draw:style-name="gr97" draw:layer="layout" svg:x1="4.643cm" svg:y1="5.134cm" svg:x2="4.643cm" svg:y2="4.98cm">
          <text:p/>
        </draw:line>
        <draw:line draw:style-name="gr97" draw:layer="layout" svg:x1="4.567cm" svg:y1="5.057cm" svg:x2="4.72cm" svg:y2="5.057cm">
          <text:p/>
        </draw:line>
        <draw:line draw:style-name="gr97" draw:layer="layout" svg:x1="4.643cm" svg:y1="4.428cm" svg:x2="4.643cm" svg:y2="4.275cm">
          <text:p/>
        </draw:line>
        <draw:line draw:style-name="gr97" draw:layer="layout" svg:x1="4.567cm" svg:y1="4.351cm" svg:x2="4.72cm" svg:y2="4.351cm">
          <text:p/>
        </draw:line>
        <draw:line draw:style-name="gr97" draw:layer="layout" svg:x1="4.643cm" svg:y1="4.009cm" svg:x2="4.643cm" svg:y2="3.856cm">
          <text:p/>
        </draw:line>
        <draw:line draw:style-name="gr97" draw:layer="layout" svg:x1="4.567cm" svg:y1="3.933cm" svg:x2="4.72cm" svg:y2="3.933cm">
          <text:p/>
        </draw:line>
        <draw:line draw:style-name="gr97" draw:layer="layout" svg:x1="4.643cm" svg:y1="3.9cm" svg:x2="4.643cm" svg:y2="3.746cm">
          <text:p/>
        </draw:line>
        <draw:line draw:style-name="gr97" draw:layer="layout" svg:x1="4.567cm" svg:y1="3.823cm" svg:x2="4.72cm" svg:y2="3.823cm">
          <text:p/>
        </draw:line>
        <draw:line draw:style-name="gr97" draw:layer="layout" svg:x1="4.643cm" svg:y1="3.878cm" svg:x2="4.643cm" svg:y2="3.724cm">
          <text:p/>
        </draw:line>
        <draw:line draw:style-name="gr97" draw:layer="layout" svg:x1="4.567cm" svg:y1="3.801cm" svg:x2="4.72cm" svg:y2="3.801cm">
          <text:p/>
        </draw:line>
        <draw:line draw:style-name="gr97" draw:layer="layout" svg:x1="4.643cm" svg:y1="3.81cm" svg:x2="4.643cm" svg:y2="3.656cm">
          <text:p/>
        </draw:line>
        <draw:line draw:style-name="gr97" draw:layer="layout" svg:x1="4.567cm" svg:y1="3.733cm" svg:x2="4.72cm" svg:y2="3.733cm">
          <text:p/>
        </draw:line>
        <draw:line draw:style-name="gr97" draw:layer="layout" svg:x1="4.643cm" svg:y1="3.7cm" svg:x2="4.643cm" svg:y2="3.547cm">
          <text:p/>
        </draw:line>
        <draw:line draw:style-name="gr97" draw:layer="layout" svg:x1="4.567cm" svg:y1="3.623cm" svg:x2="4.72cm" svg:y2="3.623cm">
          <text:p/>
        </draw:line>
        <draw:line draw:style-name="gr97" draw:layer="layout" svg:x1="4.643cm" svg:y1="3.591cm" svg:x2="4.643cm" svg:y2="3.437cm">
          <text:p/>
        </draw:line>
        <draw:line draw:style-name="gr97" draw:layer="layout" svg:x1="4.567cm" svg:y1="3.514cm" svg:x2="4.72cm" svg:y2="3.514cm">
          <text:p/>
        </draw:line>
        <draw:line draw:style-name="gr97" draw:layer="layout" svg:x1="4.643cm" svg:y1="3.041cm" svg:x2="4.643cm" svg:y2="2.887cm">
          <text:p/>
        </draw:line>
        <draw:line draw:style-name="gr97" draw:layer="layout" svg:x1="4.567cm" svg:y1="2.964cm" svg:x2="4.72cm" svg:y2="2.964cm">
          <text:p/>
        </draw:line>
        <draw:line draw:style-name="gr97" draw:layer="layout" svg:x1="4.672cm" svg:y1="13.243cm" svg:x2="4.672cm" svg:y2="13.09cm">
          <text:p/>
        </draw:line>
        <draw:line draw:style-name="gr97" draw:layer="layout" svg:x1="4.596cm" svg:y1="13.166cm" svg:x2="4.749cm" svg:y2="13.166cm">
          <text:p/>
        </draw:line>
        <draw:line draw:style-name="gr97" draw:layer="layout" svg:x1="4.672cm" svg:y1="13.221cm" svg:x2="4.672cm" svg:y2="13.068cm">
          <text:p/>
        </draw:line>
        <draw:line draw:style-name="gr97" draw:layer="layout" svg:x1="4.596cm" svg:y1="13.144cm" svg:x2="4.749cm" svg:y2="13.144cm">
          <text:p/>
        </draw:line>
        <draw:line draw:style-name="gr97" draw:layer="layout" svg:x1="4.672cm" svg:y1="12.559cm" svg:x2="4.672cm" svg:y2="12.406cm">
          <text:p/>
        </draw:line>
        <draw:line draw:style-name="gr97" draw:layer="layout" svg:x1="4.596cm" svg:y1="12.482cm" svg:x2="4.749cm" svg:y2="12.482cm">
          <text:p/>
        </draw:line>
        <draw:line draw:style-name="gr97" draw:layer="layout" svg:x1="4.672cm" svg:y1="12.449cm" svg:x2="4.672cm" svg:y2="12.296cm">
          <text:p/>
        </draw:line>
        <draw:line draw:style-name="gr97" draw:layer="layout" svg:x1="4.596cm" svg:y1="12.373cm" svg:x2="4.749cm" svg:y2="12.373cm">
          <text:p/>
        </draw:line>
        <draw:line draw:style-name="gr97" draw:layer="layout" svg:x1="4.672cm" svg:y1="12.053cm" svg:x2="4.672cm" svg:y2="11.899cm">
          <text:p/>
        </draw:line>
        <draw:line draw:style-name="gr97" draw:layer="layout" svg:x1="4.596cm" svg:y1="11.976cm" svg:x2="4.749cm" svg:y2="11.976cm">
          <text:p/>
        </draw:line>
        <draw:line draw:style-name="gr97" draw:layer="layout" svg:x1="4.672cm" svg:y1="11.919cm" svg:x2="4.672cm" svg:y2="11.766cm">
          <text:p/>
        </draw:line>
        <draw:line draw:style-name="gr97" draw:layer="layout" svg:x1="4.596cm" svg:y1="11.842cm" svg:x2="4.749cm" svg:y2="11.842cm">
          <text:p/>
        </draw:line>
        <draw:line draw:style-name="gr97" draw:layer="layout" svg:x1="4.672cm" svg:y1="11.634cm" svg:x2="4.672cm" svg:y2="11.481cm">
          <text:p/>
        </draw:line>
        <draw:line draw:style-name="gr97" draw:layer="layout" svg:x1="4.596cm" svg:y1="11.558cm" svg:x2="4.749cm" svg:y2="11.558cm">
          <text:p/>
        </draw:line>
        <draw:line draw:style-name="gr97" draw:layer="layout" svg:x1="4.672cm" svg:y1="10.751cm" svg:x2="4.672cm" svg:y2="10.597cm">
          <text:p/>
        </draw:line>
        <draw:line draw:style-name="gr97" draw:layer="layout" svg:x1="4.596cm" svg:y1="10.674cm" svg:x2="4.749cm" svg:y2="10.674cm">
          <text:p/>
        </draw:line>
        <draw:line draw:style-name="gr97" draw:layer="layout" svg:x1="4.672cm" svg:y1="10.069cm" svg:x2="4.672cm" svg:y2="9.916cm">
          <text:p/>
        </draw:line>
        <draw:line draw:style-name="gr97" draw:layer="layout" svg:x1="4.596cm" svg:y1="9.993cm" svg:x2="4.749cm" svg:y2="9.993cm">
          <text:p/>
        </draw:line>
        <draw:line draw:style-name="gr97" draw:layer="layout" svg:x1="4.672cm" svg:y1="9.935cm" svg:x2="4.672cm" svg:y2="9.782cm">
          <text:p/>
        </draw:line>
        <draw:line draw:style-name="gr97" draw:layer="layout" svg:x1="4.596cm" svg:y1="9.859cm" svg:x2="4.749cm" svg:y2="9.859cm">
          <text:p/>
        </draw:line>
        <draw:line draw:style-name="gr97" draw:layer="layout" svg:x1="4.672cm" svg:y1="9.298cm" svg:x2="4.672cm" svg:y2="9.144cm">
          <text:p/>
        </draw:line>
        <draw:line draw:style-name="gr97" draw:layer="layout" svg:x1="4.596cm" svg:y1="9.221cm" svg:x2="4.749cm" svg:y2="9.221cm">
          <text:p/>
        </draw:line>
        <draw:line draw:style-name="gr97" draw:layer="layout" svg:x1="4.672cm" svg:y1="9.098cm" svg:x2="4.672cm" svg:y2="8.945cm">
          <text:p/>
        </draw:line>
        <draw:line draw:style-name="gr97" draw:layer="layout" svg:x1="4.596cm" svg:y1="9.022cm" svg:x2="4.749cm" svg:y2="9.022cm">
          <text:p/>
        </draw:line>
        <draw:line draw:style-name="gr97" draw:layer="layout" svg:x1="4.672cm" svg:y1="8.813cm" svg:x2="4.672cm" svg:y2="8.66cm">
          <text:p/>
        </draw:line>
        <draw:line draw:style-name="gr97" draw:layer="layout" svg:x1="4.596cm" svg:y1="8.737cm" svg:x2="4.749cm" svg:y2="8.737cm">
          <text:p/>
        </draw:line>
        <draw:line draw:style-name="gr97" draw:layer="layout" svg:x1="4.672cm" svg:y1="8.395cm" svg:x2="4.672cm" svg:y2="8.242cm">
          <text:p/>
        </draw:line>
        <draw:line draw:style-name="gr97" draw:layer="layout" svg:x1="4.596cm" svg:y1="8.318cm" svg:x2="4.749cm" svg:y2="8.318cm">
          <text:p/>
        </draw:line>
        <draw:line draw:style-name="gr97" draw:layer="layout" svg:x1="4.672cm" svg:y1="7.645cm" svg:x2="4.672cm" svg:y2="7.492cm">
          <text:p/>
        </draw:line>
        <draw:line draw:style-name="gr97" draw:layer="layout" svg:x1="4.596cm" svg:y1="7.569cm" svg:x2="4.749cm" svg:y2="7.569cm">
          <text:p/>
        </draw:line>
        <draw:line draw:style-name="gr97" draw:layer="layout" svg:x1="4.672cm" svg:y1="6.608cm" svg:x2="4.672cm" svg:y2="6.455cm">
          <text:p/>
        </draw:line>
        <draw:line draw:style-name="gr97" draw:layer="layout" svg:x1="4.596cm" svg:y1="6.532cm" svg:x2="4.749cm" svg:y2="6.532cm">
          <text:p/>
        </draw:line>
        <draw:line draw:style-name="gr97" draw:layer="layout" svg:x1="4.672cm" svg:y1="6.543cm" svg:x2="4.672cm" svg:y2="6.389cm">
          <text:p/>
        </draw:line>
        <draw:line draw:style-name="gr97" draw:layer="layout" svg:x1="4.596cm" svg:y1="6.466cm" svg:x2="4.749cm" svg:y2="6.466cm">
          <text:p/>
        </draw:line>
        <draw:line draw:style-name="gr97" draw:layer="layout" svg:x1="4.672cm" svg:y1="6.521cm" svg:x2="4.672cm" svg:y2="6.368cm">
          <text:p/>
        </draw:line>
        <draw:line draw:style-name="gr97" draw:layer="layout" svg:x1="4.596cm" svg:y1="6.444cm" svg:x2="4.749cm" svg:y2="6.444cm">
          <text:p/>
        </draw:line>
        <draw:line draw:style-name="gr97" draw:layer="layout" svg:x1="4.672cm" svg:y1="6.477cm" svg:x2="4.672cm" svg:y2="6.324cm">
          <text:p/>
        </draw:line>
        <draw:line draw:style-name="gr97" draw:layer="layout" svg:x1="4.596cm" svg:y1="6.4cm" svg:x2="4.749cm" svg:y2="6.4cm">
          <text:p/>
        </draw:line>
        <draw:line draw:style-name="gr97" draw:layer="layout" svg:x1="4.672cm" svg:y1="5.793cm" svg:x2="4.672cm" svg:y2="5.64cm">
          <text:p/>
        </draw:line>
        <draw:line draw:style-name="gr97" draw:layer="layout" svg:x1="4.596cm" svg:y1="5.717cm" svg:x2="4.749cm" svg:y2="5.717cm">
          <text:p/>
        </draw:line>
        <draw:line draw:style-name="gr97" draw:layer="layout" svg:x1="4.672cm" svg:y1="5.771cm" svg:x2="4.672cm" svg:y2="5.618cm">
          <text:p/>
        </draw:line>
        <draw:line draw:style-name="gr97" draw:layer="layout" svg:x1="4.596cm" svg:y1="5.695cm" svg:x2="4.749cm" svg:y2="5.695cm">
          <text:p/>
        </draw:line>
        <draw:line draw:style-name="gr97" draw:layer="layout" svg:x1="4.672cm" svg:y1="5.596cm" svg:x2="4.672cm" svg:y2="5.443cm">
          <text:p/>
        </draw:line>
        <draw:line draw:style-name="gr97" draw:layer="layout" svg:x1="4.596cm" svg:y1="5.519cm" svg:x2="4.749cm" svg:y2="5.519cm">
          <text:p/>
        </draw:line>
        <draw:line draw:style-name="gr97" draw:layer="layout" svg:x1="4.672cm" svg:y1="5.465cm" svg:x2="4.672cm" svg:y2="5.311cm">
          <text:p/>
        </draw:line>
        <draw:line draw:style-name="gr97" draw:layer="layout" svg:x1="4.596cm" svg:y1="5.388cm" svg:x2="4.749cm" svg:y2="5.388cm">
          <text:p/>
        </draw:line>
        <draw:line draw:style-name="gr97" draw:layer="layout" svg:x1="4.672cm" svg:y1="5.331cm" svg:x2="4.672cm" svg:y2="5.177cm">
          <text:p/>
        </draw:line>
        <draw:line draw:style-name="gr97" draw:layer="layout" svg:x1="4.596cm" svg:y1="5.254cm" svg:x2="4.749cm" svg:y2="5.254cm">
          <text:p/>
        </draw:line>
        <draw:line draw:style-name="gr97" draw:layer="layout" svg:x1="4.672cm" svg:y1="5.221cm" svg:x2="4.672cm" svg:y2="5.068cm">
          <text:p/>
        </draw:line>
        <draw:line draw:style-name="gr97" draw:layer="layout" svg:x1="4.596cm" svg:y1="5.145cm" svg:x2="4.749cm" svg:y2="5.145cm">
          <text:p/>
        </draw:line>
        <draw:line draw:style-name="gr97" draw:layer="layout" svg:x1="4.672cm" svg:y1="5.199cm" svg:x2="4.672cm" svg:y2="5.046cm">
          <text:p/>
        </draw:line>
        <draw:line draw:style-name="gr97" draw:layer="layout" svg:x1="4.596cm" svg:y1="5.123cm" svg:x2="4.749cm" svg:y2="5.123cm">
          <text:p/>
        </draw:line>
        <draw:line draw:style-name="gr97" draw:layer="layout" svg:x1="4.672cm" svg:y1="4.693cm" svg:x2="4.672cm" svg:y2="4.54cm">
          <text:p/>
        </draw:line>
        <draw:line draw:style-name="gr97" draw:layer="layout" svg:x1="4.596cm" svg:y1="4.616cm" svg:x2="4.749cm" svg:y2="4.616cm">
          <text:p/>
        </draw:line>
        <draw:line draw:style-name="gr97" draw:layer="layout" svg:x1="4.672cm" svg:y1="4.603cm" svg:x2="4.672cm" svg:y2="4.45cm">
          <text:p/>
        </draw:line>
        <draw:line draw:style-name="gr97" draw:layer="layout" svg:x1="4.596cm" svg:y1="4.526cm" svg:x2="4.749cm" svg:y2="4.526cm">
          <text:p/>
        </draw:line>
        <draw:line draw:style-name="gr97" draw:layer="layout" svg:x1="4.672cm" svg:y1="4.296cm" svg:x2="4.672cm" svg:y2="4.143cm">
          <text:p/>
        </draw:line>
        <draw:line draw:style-name="gr97" draw:layer="layout" svg:x1="4.596cm" svg:y1="4.22cm" svg:x2="4.749cm" svg:y2="4.22cm">
          <text:p/>
        </draw:line>
        <draw:line draw:style-name="gr97" draw:layer="layout" svg:x1="4.672cm" svg:y1="3.878cm" svg:x2="4.672cm" svg:y2="3.724cm">
          <text:p/>
        </draw:line>
        <draw:line draw:style-name="gr97" draw:layer="layout" svg:x1="4.596cm" svg:y1="3.801cm" svg:x2="4.749cm" svg:y2="3.801cm">
          <text:p/>
        </draw:line>
        <draw:line draw:style-name="gr97" draw:layer="layout" svg:x1="4.672cm" svg:y1="3.591cm" svg:x2="4.672cm" svg:y2="3.437cm">
          <text:p/>
        </draw:line>
        <draw:line draw:style-name="gr97" draw:layer="layout" svg:x1="4.596cm" svg:y1="3.514cm" svg:x2="4.749cm" svg:y2="3.514cm">
          <text:p/>
        </draw:line>
        <draw:line draw:style-name="gr97" draw:layer="layout" svg:x1="4.672cm" svg:y1="3.437cm" svg:x2="4.672cm" svg:y2="3.284cm">
          <text:p/>
        </draw:line>
        <draw:line draw:style-name="gr97" draw:layer="layout" svg:x1="4.596cm" svg:y1="3.361cm" svg:x2="4.749cm" svg:y2="3.361cm">
          <text:p/>
        </draw:line>
        <draw:line draw:style-name="gr97" draw:layer="layout" svg:x1="4.672cm" svg:y1="3.303cm" svg:x2="4.672cm" svg:y2="3.15cm">
          <text:p/>
        </draw:line>
        <draw:line draw:style-name="gr97" draw:layer="layout" svg:x1="4.596cm" svg:y1="3.227cm" svg:x2="4.749cm" svg:y2="3.227cm">
          <text:p/>
        </draw:line>
        <draw:line draw:style-name="gr97" draw:layer="layout" svg:x1="4.704cm" svg:y1="13.374cm" svg:x2="4.704cm" svg:y2="13.221cm">
          <text:p/>
        </draw:line>
        <draw:line draw:style-name="gr97" draw:layer="layout" svg:x1="4.627cm" svg:y1="13.298cm" svg:x2="4.781cm" svg:y2="13.298cm">
          <text:p/>
        </draw:line>
        <draw:line draw:style-name="gr97" draw:layer="layout" svg:x1="4.704cm" svg:y1="12.712cm" svg:x2="4.704cm" svg:y2="12.559cm">
          <text:p/>
        </draw:line>
        <draw:line draw:style-name="gr97" draw:layer="layout" svg:x1="4.627cm" svg:y1="12.636cm" svg:x2="4.781cm" svg:y2="12.636cm">
          <text:p/>
        </draw:line>
        <draw:line draw:style-name="gr97" draw:layer="layout" svg:x1="4.704cm" svg:y1="12.668cm" svg:x2="4.704cm" svg:y2="12.515cm">
          <text:p/>
        </draw:line>
        <draw:line draw:style-name="gr97" draw:layer="layout" svg:x1="4.627cm" svg:y1="12.592cm" svg:x2="4.781cm" svg:y2="12.592cm">
          <text:p/>
        </draw:line>
        <draw:line draw:style-name="gr97" draw:layer="layout" svg:x1="4.704cm" svg:y1="11.369cm" svg:x2="4.704cm" svg:y2="11.216cm">
          <text:p/>
        </draw:line>
        <draw:line draw:style-name="gr97" draw:layer="layout" svg:x1="4.627cm" svg:y1="11.292cm" svg:x2="4.781cm" svg:y2="11.292cm">
          <text:p/>
        </draw:line>
        <draw:line draw:style-name="gr97" draw:layer="layout" svg:x1="4.704cm" svg:y1="11.147cm" svg:x2="4.704cm" svg:y2="10.994cm">
          <text:p/>
        </draw:line>
        <draw:line draw:style-name="gr97" draw:layer="layout" svg:x1="4.627cm" svg:y1="11.071cm" svg:x2="4.781cm" svg:y2="11.071cm">
          <text:p/>
        </draw:line>
        <draw:line draw:style-name="gr97" draw:layer="layout" svg:x1="4.704cm" svg:y1="10.994cm" svg:x2="4.704cm" svg:y2="10.841cm">
          <text:p/>
        </draw:line>
        <draw:line draw:style-name="gr97" draw:layer="layout" svg:x1="4.627cm" svg:y1="10.917cm" svg:x2="4.781cm" svg:y2="10.917cm">
          <text:p/>
        </draw:line>
        <draw:line draw:style-name="gr97" draw:layer="layout" svg:x1="4.704cm" svg:y1="10.729cm" svg:x2="4.704cm" svg:y2="10.575cm">
          <text:p/>
        </draw:line>
        <draw:line draw:style-name="gr97" draw:layer="layout" svg:x1="4.627cm" svg:y1="10.652cm" svg:x2="4.781cm" svg:y2="10.652cm">
          <text:p/>
        </draw:line>
        <draw:line draw:style-name="gr97" draw:layer="layout" svg:x1="4.704cm" svg:y1="10.532cm" svg:x2="4.704cm" svg:y2="10.378cm">
          <text:p/>
        </draw:line>
        <draw:line draw:style-name="gr97" draw:layer="layout" svg:x1="4.627cm" svg:y1="10.455cm" svg:x2="4.781cm" svg:y2="10.455cm">
          <text:p/>
        </draw:line>
        <draw:line draw:style-name="gr97" draw:layer="layout" svg:x1="4.704cm" svg:y1="10.488cm" svg:x2="4.704cm" svg:y2="10.335cm">
          <text:p/>
        </draw:line>
        <draw:line draw:style-name="gr97" draw:layer="layout" svg:x1="4.627cm" svg:y1="10.411cm" svg:x2="4.781cm" svg:y2="10.411cm">
          <text:p/>
        </draw:line>
        <draw:line draw:style-name="gr97" draw:layer="layout" svg:x1="4.704cm" svg:y1="10.422cm" svg:x2="4.704cm" svg:y2="10.269cm">
          <text:p/>
        </draw:line>
        <draw:line draw:style-name="gr97" draw:layer="layout" svg:x1="4.627cm" svg:y1="10.346cm" svg:x2="4.781cm" svg:y2="10.346cm">
          <text:p/>
        </draw:line>
        <draw:line draw:style-name="gr97" draw:layer="layout" svg:x1="4.704cm" svg:y1="9.87cm" svg:x2="4.704cm" svg:y2="9.716cm">
          <text:p/>
        </draw:line>
        <draw:line draw:style-name="gr97" draw:layer="layout" svg:x1="4.627cm" svg:y1="9.793cm" svg:x2="4.781cm" svg:y2="9.793cm">
          <text:p/>
        </draw:line>
        <draw:line draw:style-name="gr97" draw:layer="layout" svg:x1="4.704cm" svg:y1="9.651cm" svg:x2="4.704cm" svg:y2="9.497cm">
          <text:p/>
        </draw:line>
        <draw:line draw:style-name="gr97" draw:layer="layout" svg:x1="4.627cm" svg:y1="9.574cm" svg:x2="4.781cm" svg:y2="9.574cm">
          <text:p/>
        </draw:line>
        <draw:line draw:style-name="gr97" draw:layer="layout" svg:x1="4.704cm" svg:y1="9.517cm" svg:x2="4.704cm" svg:y2="9.363cm">
          <text:p/>
        </draw:line>
        <draw:line draw:style-name="gr97" draw:layer="layout" svg:x1="4.627cm" svg:y1="9.44cm" svg:x2="4.781cm" svg:y2="9.44cm">
          <text:p/>
        </draw:line>
        <draw:line draw:style-name="gr97" draw:layer="layout" svg:x1="4.704cm" svg:y1="9.407cm" svg:x2="4.704cm" svg:y2="9.254cm">
          <text:p/>
        </draw:line>
        <draw:line draw:style-name="gr97" draw:layer="layout" svg:x1="4.627cm" svg:y1="9.331cm" svg:x2="4.781cm" svg:y2="9.331cm">
          <text:p/>
        </draw:line>
        <draw:line draw:style-name="gr97" draw:layer="layout" svg:x1="4.704cm" svg:y1="8.857cm" svg:x2="4.704cm" svg:y2="8.704cm">
          <text:p/>
        </draw:line>
        <draw:line draw:style-name="gr97" draw:layer="layout" svg:x1="4.627cm" svg:y1="8.781cm" svg:x2="4.781cm" svg:y2="8.781cm">
          <text:p/>
        </draw:line>
        <draw:line draw:style-name="gr97" draw:layer="layout" svg:x1="4.704cm" svg:y1="8.792cm" svg:x2="4.704cm" svg:y2="8.638cm">
          <text:p/>
        </draw:line>
        <draw:line draw:style-name="gr97" draw:layer="layout" svg:x1="4.627cm" svg:y1="8.715cm" svg:x2="4.781cm" svg:y2="8.715cm">
          <text:p/>
        </draw:line>
        <draw:line draw:style-name="gr97" draw:layer="layout" svg:x1="4.704cm" svg:y1="8.68cm" svg:x2="4.704cm" svg:y2="8.526cm">
          <text:p/>
        </draw:line>
        <draw:line draw:style-name="gr97" draw:layer="layout" svg:x1="4.627cm" svg:y1="8.603cm" svg:x2="4.781cm" svg:y2="8.603cm">
          <text:p/>
        </draw:line>
        <draw:line draw:style-name="gr97" draw:layer="layout" svg:x1="4.704cm" svg:y1="8.57cm" svg:x2="4.704cm" svg:y2="8.417cm">
          <text:p/>
        </draw:line>
        <draw:line draw:style-name="gr97" draw:layer="layout" svg:x1="4.627cm" svg:y1="8.493cm" svg:x2="4.781cm" svg:y2="8.493cm">
          <text:p/>
        </draw:line>
        <draw:line draw:style-name="gr97" draw:layer="layout" svg:x1="4.704cm" svg:y1="8.13cm" svg:x2="4.704cm" svg:y2="7.976cm">
          <text:p/>
        </draw:line>
        <draw:line draw:style-name="gr97" draw:layer="layout" svg:x1="4.627cm" svg:y1="8.053cm" svg:x2="4.781cm" svg:y2="8.053cm">
          <text:p/>
        </draw:line>
        <draw:line draw:style-name="gr97" draw:layer="layout" svg:x1="4.704cm" svg:y1="8.064cm" svg:x2="4.704cm" svg:y2="7.911cm">
          <text:p/>
        </draw:line>
        <draw:line draw:style-name="gr97" draw:layer="layout" svg:x1="4.627cm" svg:y1="7.987cm" svg:x2="4.781cm" svg:y2="7.987cm">
          <text:p/>
        </draw:line>
        <draw:line draw:style-name="gr97" draw:layer="layout" svg:x1="4.704cm" svg:y1="7.402cm" svg:x2="4.704cm" svg:y2="7.249cm">
          <text:p/>
        </draw:line>
        <draw:line draw:style-name="gr97" draw:layer="layout" svg:x1="4.627cm" svg:y1="7.325cm" svg:x2="4.781cm" svg:y2="7.325cm">
          <text:p/>
        </draw:line>
        <draw:line draw:style-name="gr97" draw:layer="layout" svg:x1="4.704cm" svg:y1="7.358cm" svg:x2="4.704cm" svg:y2="7.205cm">
          <text:p/>
        </draw:line>
        <draw:line draw:style-name="gr97" draw:layer="layout" svg:x1="4.627cm" svg:y1="7.281cm" svg:x2="4.781cm" svg:y2="7.281cm">
          <text:p/>
        </draw:line>
        <draw:line draw:style-name="gr97" draw:layer="layout" svg:x1="4.704cm" svg:y1="6.674cm" svg:x2="4.704cm" svg:y2="6.521cm">
          <text:p/>
        </draw:line>
        <draw:line draw:style-name="gr97" draw:layer="layout" svg:x1="4.627cm" svg:y1="6.598cm" svg:x2="4.781cm" svg:y2="6.598cm">
          <text:p/>
        </draw:line>
        <draw:line draw:style-name="gr97" draw:layer="layout" svg:x1="4.704cm" svg:y1="6.168cm" svg:x2="4.704cm" svg:y2="6.015cm">
          <text:p/>
        </draw:line>
        <draw:line draw:style-name="gr97" draw:layer="layout" svg:x1="4.627cm" svg:y1="6.091cm" svg:x2="4.781cm" svg:y2="6.091cm">
          <text:p/>
        </draw:line>
        <draw:line draw:style-name="gr97" draw:layer="layout" svg:x1="4.704cm" svg:y1="6.08cm" svg:x2="4.704cm" svg:y2="5.927cm">
          <text:p/>
        </draw:line>
        <draw:line draw:style-name="gr97" draw:layer="layout" svg:x1="4.627cm" svg:y1="6.004cm" svg:x2="4.781cm" svg:y2="6.004cm">
          <text:p/>
        </draw:line>
        <draw:line draw:style-name="gr97" draw:layer="layout" svg:x1="4.704cm" svg:y1="4.693cm" svg:x2="4.704cm" svg:y2="4.54cm">
          <text:p/>
        </draw:line>
        <draw:line draw:style-name="gr97" draw:layer="layout" svg:x1="4.627cm" svg:y1="4.616cm" svg:x2="4.781cm" svg:y2="4.616cm">
          <text:p/>
        </draw:line>
        <draw:line draw:style-name="gr97" draw:layer="layout" svg:x1="4.704cm" svg:y1="4.141cm" svg:x2="4.704cm" svg:y2="3.987cm">
          <text:p/>
        </draw:line>
        <draw:line draw:style-name="gr97" draw:layer="layout" svg:x1="4.627cm" svg:y1="4.064cm" svg:x2="4.781cm" svg:y2="4.064cm">
          <text:p/>
        </draw:line>
        <draw:line draw:style-name="gr97" draw:layer="layout" svg:x1="4.704cm" svg:y1="3.766cm" svg:x2="4.704cm" svg:y2="3.613cm">
          <text:p/>
        </draw:line>
        <draw:line draw:style-name="gr97" draw:layer="layout" svg:x1="4.627cm" svg:y1="3.689cm" svg:x2="4.781cm" svg:y2="3.689cm">
          <text:p/>
        </draw:line>
        <draw:line draw:style-name="gr97" draw:layer="layout" svg:x1="4.704cm" svg:y1="3.216cm" svg:x2="4.704cm" svg:y2="3.062cm">
          <text:p/>
        </draw:line>
        <draw:line draw:style-name="gr97" draw:layer="layout" svg:x1="4.627cm" svg:y1="3.139cm" svg:x2="4.781cm" svg:y2="3.139cm">
          <text:p/>
        </draw:line>
        <draw:line draw:style-name="gr97" draw:layer="layout" svg:x1="4.704cm" svg:y1="3.15cm" svg:x2="4.704cm" svg:y2="2.997cm">
          <text:p/>
        </draw:line>
        <draw:line draw:style-name="gr97" draw:layer="layout" svg:x1="4.627cm" svg:y1="3.073cm" svg:x2="4.781cm" svg:y2="3.073cm">
          <text:p/>
        </draw:line>
        <draw:line draw:style-name="gr97" draw:layer="layout" svg:x1="4.704cm" svg:y1="2.863cm" svg:x2="4.704cm" svg:y2="2.71cm">
          <text:p/>
        </draw:line>
        <draw:line draw:style-name="gr97" draw:layer="layout" svg:x1="4.627cm" svg:y1="2.786cm" svg:x2="4.781cm" svg:y2="2.786cm">
          <text:p/>
        </draw:line>
        <draw:line draw:style-name="gr97" draw:layer="layout" svg:x1="4.704cm" svg:y1="2.819cm" svg:x2="4.704cm" svg:y2="2.666cm">
          <text:p/>
        </draw:line>
        <draw:line draw:style-name="gr97" draw:layer="layout" svg:x1="4.627cm" svg:y1="2.742cm" svg:x2="4.781cm" svg:y2="2.742cm">
          <text:p/>
        </draw:line>
        <draw:line draw:style-name="gr97" draw:layer="layout" svg:x1="4.733cm" svg:y1="13.175cm" svg:x2="4.733cm" svg:y2="13.021cm">
          <text:p/>
        </draw:line>
        <draw:line draw:style-name="gr97" draw:layer="layout" svg:x1="4.657cm" svg:y1="13.098cm" svg:x2="4.81cm" svg:y2="13.098cm">
          <text:p/>
        </draw:line>
        <draw:line draw:style-name="gr97" draw:layer="layout" svg:x1="4.733cm" svg:y1="12.934cm" svg:x2="4.733cm" svg:y2="12.78cm">
          <text:p/>
        </draw:line>
        <draw:line draw:style-name="gr97" draw:layer="layout" svg:x1="4.657cm" svg:y1="12.857cm" svg:x2="4.81cm" svg:y2="12.857cm">
          <text:p/>
        </draw:line>
        <draw:line draw:style-name="gr97" draw:layer="layout" svg:x1="4.733cm" svg:y1="12.846cm" svg:x2="4.733cm" svg:y2="12.693cm">
          <text:p/>
        </draw:line>
        <draw:line draw:style-name="gr97" draw:layer="layout" svg:x1="4.657cm" svg:y1="12.77cm" svg:x2="4.81cm" svg:y2="12.77cm">
          <text:p/>
        </draw:line>
        <draw:line draw:style-name="gr97" draw:layer="layout" svg:x1="4.733cm" svg:y1="12.756cm" svg:x2="4.733cm" svg:y2="12.603cm">
          <text:p/>
        </draw:line>
        <draw:line draw:style-name="gr97" draw:layer="layout" svg:x1="4.657cm" svg:y1="12.679cm" svg:x2="4.81cm" svg:y2="12.679cm">
          <text:p/>
        </draw:line>
        <draw:line draw:style-name="gr97" draw:layer="layout" svg:x1="4.733cm" svg:y1="12.734cm" svg:x2="4.733cm" svg:y2="12.581cm">
          <text:p/>
        </draw:line>
        <draw:line draw:style-name="gr97" draw:layer="layout" svg:x1="4.657cm" svg:y1="12.658cm" svg:x2="4.81cm" svg:y2="12.658cm">
          <text:p/>
        </draw:line>
        <draw:line draw:style-name="gr97" draw:layer="layout" svg:x1="4.733cm" svg:y1="12.668cm" svg:x2="4.733cm" svg:y2="12.515cm">
          <text:p/>
        </draw:line>
        <draw:line draw:style-name="gr97" draw:layer="layout" svg:x1="4.657cm" svg:y1="12.592cm" svg:x2="4.81cm" svg:y2="12.592cm">
          <text:p/>
        </draw:line>
        <draw:line draw:style-name="gr97" draw:layer="layout" svg:x1="4.733cm" svg:y1="12.625cm" svg:x2="4.733cm" svg:y2="12.471cm">
          <text:p/>
        </draw:line>
        <draw:line draw:style-name="gr97" draw:layer="layout" svg:x1="4.657cm" svg:y1="12.548cm" svg:x2="4.81cm" svg:y2="12.548cm">
          <text:p/>
        </draw:line>
        <draw:line draw:style-name="gr97" draw:layer="layout" svg:x1="4.733cm" svg:y1="12.428cm" svg:x2="4.733cm" svg:y2="12.274cm">
          <text:p/>
        </draw:line>
        <draw:line draw:style-name="gr97" draw:layer="layout" svg:x1="4.657cm" svg:y1="12.351cm" svg:x2="4.81cm" svg:y2="12.351cm">
          <text:p/>
        </draw:line>
        <draw:line draw:style-name="gr97" draw:layer="layout" svg:x1="4.733cm" svg:y1="12.381cm" svg:x2="4.733cm" svg:y2="12.228cm">
          <text:p/>
        </draw:line>
        <draw:line draw:style-name="gr97" draw:layer="layout" svg:x1="4.657cm" svg:y1="12.305cm" svg:x2="4.81cm" svg:y2="12.305cm">
          <text:p/>
        </draw:line>
        <draw:line draw:style-name="gr97" draw:layer="layout" svg:x1="4.733cm" svg:y1="12.228cm" svg:x2="4.733cm" svg:y2="12.075cm">
          <text:p/>
        </draw:line>
        <draw:line draw:style-name="gr97" draw:layer="layout" svg:x1="4.657cm" svg:y1="12.151cm" svg:x2="4.81cm" svg:y2="12.151cm">
          <text:p/>
        </draw:line>
        <draw:line draw:style-name="gr97" draw:layer="layout" svg:x1="4.733cm" svg:y1="11.963cm" svg:x2="4.733cm" svg:y2="11.809cm">
          <text:p/>
        </draw:line>
        <draw:line draw:style-name="gr97" draw:layer="layout" svg:x1="4.657cm" svg:y1="11.886cm" svg:x2="4.81cm" svg:y2="11.886cm">
          <text:p/>
        </draw:line>
        <draw:line draw:style-name="gr97" draw:layer="layout" svg:x1="4.733cm" svg:y1="10.775cm" svg:x2="4.733cm" svg:y2="10.622cm">
          <text:p/>
        </draw:line>
        <draw:line draw:style-name="gr97" draw:layer="layout" svg:x1="4.657cm" svg:y1="10.698cm" svg:x2="4.81cm" svg:y2="10.698cm">
          <text:p/>
        </draw:line>
        <draw:line draw:style-name="gr97" draw:layer="layout" svg:x1="4.733cm" svg:y1="10.444cm" svg:x2="4.733cm" svg:y2="10.291cm">
          <text:p/>
        </draw:line>
        <draw:line draw:style-name="gr97" draw:layer="layout" svg:x1="4.657cm" svg:y1="10.367cm" svg:x2="4.81cm" svg:y2="10.367cm">
          <text:p/>
        </draw:line>
        <draw:line draw:style-name="gr97" draw:layer="layout" svg:x1="4.733cm" svg:y1="10.4cm" svg:x2="4.733cm" svg:y2="10.247cm">
          <text:p/>
        </draw:line>
        <draw:line draw:style-name="gr97" draw:layer="layout" svg:x1="4.657cm" svg:y1="10.324cm" svg:x2="4.81cm" svg:y2="10.324cm">
          <text:p/>
        </draw:line>
        <draw:line draw:style-name="gr97" draw:layer="layout" svg:x1="4.733cm" svg:y1="10.157cm" svg:x2="4.733cm" svg:y2="10.004cm">
          <text:p/>
        </draw:line>
        <draw:line draw:style-name="gr97" draw:layer="layout" svg:x1="4.657cm" svg:y1="10.08cm" svg:x2="4.81cm" svg:y2="10.08cm">
          <text:p/>
        </draw:line>
        <draw:line draw:style-name="gr97" draw:layer="layout" svg:x1="4.733cm" svg:y1="9.651cm" svg:x2="4.733cm" svg:y2="9.497cm">
          <text:p/>
        </draw:line>
        <draw:line draw:style-name="gr97" draw:layer="layout" svg:x1="4.657cm" svg:y1="9.574cm" svg:x2="4.81cm" svg:y2="9.574cm">
          <text:p/>
        </draw:line>
        <draw:line draw:style-name="gr97" draw:layer="layout" svg:x1="4.733cm" svg:y1="9.407cm" svg:x2="4.733cm" svg:y2="9.254cm">
          <text:p/>
        </draw:line>
        <draw:line draw:style-name="gr97" draw:layer="layout" svg:x1="4.657cm" svg:y1="9.331cm" svg:x2="4.81cm" svg:y2="9.331cm">
          <text:p/>
        </draw:line>
        <draw:line draw:style-name="gr97" draw:layer="layout" svg:x1="4.733cm" svg:y1="8.901cm" svg:x2="4.733cm" svg:y2="8.748cm">
          <text:p/>
        </draw:line>
        <draw:line draw:style-name="gr97" draw:layer="layout" svg:x1="4.657cm" svg:y1="8.824cm" svg:x2="4.81cm" svg:y2="8.824cm">
          <text:p/>
        </draw:line>
        <draw:line draw:style-name="gr97" draw:layer="layout" svg:x1="4.733cm" svg:y1="8.77cm" svg:x2="4.733cm" svg:y2="8.616cm">
          <text:p/>
        </draw:line>
        <draw:line draw:style-name="gr97" draw:layer="layout" svg:x1="4.657cm" svg:y1="8.693cm" svg:x2="4.81cm" svg:y2="8.693cm">
          <text:p/>
        </draw:line>
        <draw:line draw:style-name="gr97" draw:layer="layout" svg:x1="4.733cm" svg:y1="8.702cm" svg:x2="4.733cm" svg:y2="8.548cm">
          <text:p/>
        </draw:line>
        <draw:line draw:style-name="gr97" draw:layer="layout" svg:x1="4.657cm" svg:y1="8.625cm" svg:x2="4.81cm" svg:y2="8.625cm">
          <text:p/>
        </draw:line>
        <draw:line draw:style-name="gr97" draw:layer="layout" svg:x1="4.733cm" svg:y1="8.351cm" svg:x2="4.733cm" svg:y2="8.198cm">
          <text:p/>
        </draw:line>
        <draw:line draw:style-name="gr97" draw:layer="layout" svg:x1="4.657cm" svg:y1="8.274cm" svg:x2="4.81cm" svg:y2="8.274cm">
          <text:p/>
        </draw:line>
        <draw:line draw:style-name="gr97" draw:layer="layout" svg:x1="4.733cm" svg:y1="7.358cm" svg:x2="4.733cm" svg:y2="7.205cm">
          <text:p/>
        </draw:line>
        <draw:line draw:style-name="gr97" draw:layer="layout" svg:x1="4.657cm" svg:y1="7.281cm" svg:x2="4.81cm" svg:y2="7.281cm">
          <text:p/>
        </draw:line>
        <draw:line draw:style-name="gr97" draw:layer="layout" svg:x1="4.733cm" svg:y1="7.336cm" svg:x2="4.733cm" svg:y2="7.183cm">
          <text:p/>
        </draw:line>
        <draw:line draw:style-name="gr97" draw:layer="layout" svg:x1="4.657cm" svg:y1="7.26cm" svg:x2="4.81cm" svg:y2="7.26cm">
          <text:p/>
        </draw:line>
        <draw:line draw:style-name="gr97" draw:layer="layout" svg:x1="4.733cm" svg:y1="7.27cm" svg:x2="4.733cm" svg:y2="7.117cm">
          <text:p/>
        </draw:line>
        <draw:line draw:style-name="gr97" draw:layer="layout" svg:x1="4.657cm" svg:y1="7.194cm" svg:x2="4.81cm" svg:y2="7.194cm">
          <text:p/>
        </draw:line>
        <draw:line draw:style-name="gr97" draw:layer="layout" svg:x1="4.733cm" svg:y1="7.117cm" svg:x2="4.733cm" svg:y2="6.964cm">
          <text:p/>
        </draw:line>
        <draw:line draw:style-name="gr97" draw:layer="layout" svg:x1="4.657cm" svg:y1="7.04cm" svg:x2="4.81cm" svg:y2="7.04cm">
          <text:p/>
        </draw:line>
        <draw:line draw:style-name="gr97" draw:layer="layout" svg:x1="4.733cm" svg:y1="6.786cm" svg:x2="4.733cm" svg:y2="6.633cm">
          <text:p/>
        </draw:line>
        <draw:line draw:style-name="gr97" draw:layer="layout" svg:x1="4.657cm" svg:y1="6.709cm" svg:x2="4.81cm" svg:y2="6.709cm">
          <text:p/>
        </draw:line>
        <draw:line draw:style-name="gr97" draw:layer="layout" svg:x1="4.733cm" svg:y1="6.565cm" svg:x2="4.733cm" svg:y2="6.411cm">
          <text:p/>
        </draw:line>
        <draw:line draw:style-name="gr97" draw:layer="layout" svg:x1="4.657cm" svg:y1="6.488cm" svg:x2="4.81cm" svg:y2="6.488cm">
          <text:p/>
        </draw:line>
        <draw:line draw:style-name="gr97" draw:layer="layout" svg:x1="4.733cm" svg:y1="6.477cm" svg:x2="4.733cm" svg:y2="6.324cm">
          <text:p/>
        </draw:line>
        <draw:line draw:style-name="gr97" draw:layer="layout" svg:x1="4.657cm" svg:y1="6.4cm" svg:x2="4.81cm" svg:y2="6.4cm">
          <text:p/>
        </draw:line>
        <draw:line draw:style-name="gr97" draw:layer="layout" svg:x1="4.733cm" svg:y1="6.346cm" svg:x2="4.733cm" svg:y2="6.192cm">
          <text:p/>
        </draw:line>
        <draw:line draw:style-name="gr97" draw:layer="layout" svg:x1="4.657cm" svg:y1="6.269cm" svg:x2="4.81cm" svg:y2="6.269cm">
          <text:p/>
        </draw:line>
        <draw:line draw:style-name="gr97" draw:layer="layout" svg:x1="4.733cm" svg:y1="6.302cm" svg:x2="4.733cm" svg:y2="6.148cm">
          <text:p/>
        </draw:line>
        <draw:line draw:style-name="gr97" draw:layer="layout" svg:x1="4.657cm" svg:y1="6.225cm" svg:x2="4.81cm" svg:y2="6.225cm">
          <text:p/>
        </draw:line>
        <draw:line draw:style-name="gr97" draw:layer="layout" svg:x1="4.733cm" svg:y1="5.949cm" svg:x2="4.733cm" svg:y2="5.796cm">
          <text:p/>
        </draw:line>
        <draw:line draw:style-name="gr97" draw:layer="layout" svg:x1="4.657cm" svg:y1="5.872cm" svg:x2="4.81cm" svg:y2="5.872cm">
          <text:p/>
        </draw:line>
        <draw:line draw:style-name="gr97" draw:layer="layout" svg:x1="4.733cm" svg:y1="5.815cm" svg:x2="4.733cm" svg:y2="5.662cm">
          <text:p/>
        </draw:line>
        <draw:line draw:style-name="gr97" draw:layer="layout" svg:x1="4.657cm" svg:y1="5.738cm" svg:x2="4.81cm" svg:y2="5.738cm">
          <text:p/>
        </draw:line>
        <draw:line draw:style-name="gr97" draw:layer="layout" svg:x1="4.733cm" svg:y1="5.727cm" svg:x2="4.733cm" svg:y2="5.574cm">
          <text:p/>
        </draw:line>
        <draw:line draw:style-name="gr97" draw:layer="layout" svg:x1="4.657cm" svg:y1="5.651cm" svg:x2="4.81cm" svg:y2="5.651cm">
          <text:p/>
        </draw:line>
        <draw:line draw:style-name="gr97" draw:layer="layout" svg:x1="4.733cm" svg:y1="5.265cm" svg:x2="4.733cm" svg:y2="5.112cm">
          <text:p/>
        </draw:line>
        <draw:line draw:style-name="gr97" draw:layer="layout" svg:x1="4.657cm" svg:y1="5.188cm" svg:x2="4.81cm" svg:y2="5.188cm">
          <text:p/>
        </draw:line>
        <draw:line draw:style-name="gr97" draw:layer="layout" svg:x1="4.733cm" svg:y1="5.134cm" svg:x2="4.733cm" svg:y2="4.98cm">
          <text:p/>
        </draw:line>
        <draw:line draw:style-name="gr97" draw:layer="layout" svg:x1="4.657cm" svg:y1="5.057cm" svg:x2="4.81cm" svg:y2="5.057cm">
          <text:p/>
        </draw:line>
        <draw:line draw:style-name="gr97" draw:layer="layout" svg:x1="4.733cm" svg:y1="4.759cm" svg:x2="4.733cm" svg:y2="4.606cm">
          <text:p/>
        </draw:line>
        <draw:line draw:style-name="gr97" draw:layer="layout" svg:x1="4.657cm" svg:y1="4.682cm" svg:x2="4.81cm" svg:y2="4.682cm">
          <text:p/>
        </draw:line>
        <draw:line draw:style-name="gr97" draw:layer="layout" svg:x1="4.733cm" svg:y1="4.693cm" svg:x2="4.733cm" svg:y2="4.54cm">
          <text:p/>
        </draw:line>
        <draw:line draw:style-name="gr97" draw:layer="layout" svg:x1="4.657cm" svg:y1="4.616cm" svg:x2="4.81cm" svg:y2="4.616cm">
          <text:p/>
        </draw:line>
        <draw:line draw:style-name="gr97" draw:layer="layout" svg:x1="4.733cm" svg:y1="4.097cm" svg:x2="4.733cm" svg:y2="3.944cm">
          <text:p/>
        </draw:line>
        <draw:line draw:style-name="gr97" draw:layer="layout" svg:x1="4.657cm" svg:y1="4.02cm" svg:x2="4.81cm" svg:y2="4.02cm">
          <text:p/>
        </draw:line>
        <draw:line draw:style-name="gr97" draw:layer="layout" svg:x1="4.733cm" svg:y1="4.053cm" svg:x2="4.733cm" svg:y2="3.9cm">
          <text:p/>
        </draw:line>
        <draw:line draw:style-name="gr97" draw:layer="layout" svg:x1="4.657cm" svg:y1="3.976cm" svg:x2="4.81cm" svg:y2="3.976cm">
          <text:p/>
        </draw:line>
        <draw:line draw:style-name="gr97" draw:layer="layout" svg:x1="4.733cm" svg:y1="3.987cm" svg:x2="4.733cm" svg:y2="3.834cm">
          <text:p/>
        </draw:line>
        <draw:line draw:style-name="gr97" draw:layer="layout" svg:x1="4.657cm" svg:y1="3.911cm" svg:x2="4.81cm" svg:y2="3.911cm">
          <text:p/>
        </draw:line>
        <draw:line draw:style-name="gr97" draw:layer="layout" svg:x1="4.733cm" svg:y1="3.9cm" svg:x2="4.733cm" svg:y2="3.746cm">
          <text:p/>
        </draw:line>
        <draw:line draw:style-name="gr97" draw:layer="layout" svg:x1="4.657cm" svg:y1="3.823cm" svg:x2="4.81cm" svg:y2="3.823cm">
          <text:p/>
        </draw:line>
        <draw:line draw:style-name="gr97" draw:layer="layout" svg:x1="4.733cm" svg:y1="3.591cm" svg:x2="4.733cm" svg:y2="3.437cm">
          <text:p/>
        </draw:line>
        <draw:line draw:style-name="gr97" draw:layer="layout" svg:x1="4.657cm" svg:y1="3.514cm" svg:x2="4.81cm" svg:y2="3.514cm">
          <text:p/>
        </draw:line>
        <draw:line draw:style-name="gr97" draw:layer="layout" svg:x1="4.733cm" svg:y1="3.062cm" svg:x2="4.733cm" svg:y2="2.909cm">
          <text:p/>
        </draw:line>
        <draw:line draw:style-name="gr97" draw:layer="layout" svg:x1="4.657cm" svg:y1="2.986cm" svg:x2="4.81cm" svg:y2="2.986cm">
          <text:p/>
        </draw:line>
        <draw:line draw:style-name="gr97" draw:layer="layout" svg:x1="4.765cm" svg:y1="12.934cm" svg:x2="4.765cm" svg:y2="12.78cm">
          <text:p/>
        </draw:line>
        <draw:line draw:style-name="gr97" draw:layer="layout" svg:x1="4.688cm" svg:y1="12.857cm" svg:x2="4.842cm" svg:y2="12.857cm">
          <text:p/>
        </draw:line>
        <draw:line draw:style-name="gr97" draw:layer="layout" svg:x1="4.765cm" svg:y1="12.537cm" svg:x2="4.765cm" svg:y2="12.384cm">
          <text:p/>
        </draw:line>
        <draw:line draw:style-name="gr97" draw:layer="layout" svg:x1="4.688cm" svg:y1="12.46cm" svg:x2="4.842cm" svg:y2="12.46cm">
          <text:p/>
        </draw:line>
        <draw:line draw:style-name="gr97" draw:layer="layout" svg:x1="4.765cm" svg:y1="12.25cm" svg:x2="4.765cm" svg:y2="12.097cm">
          <text:p/>
        </draw:line>
        <draw:line draw:style-name="gr97" draw:layer="layout" svg:x1="4.688cm" svg:y1="12.173cm" svg:x2="4.842cm" svg:y2="12.173cm">
          <text:p/>
        </draw:line>
        <draw:line draw:style-name="gr97" draw:layer="layout" svg:x1="4.765cm" svg:y1="11.985cm" svg:x2="4.765cm" svg:y2="11.831cm">
          <text:p/>
        </draw:line>
        <draw:line draw:style-name="gr97" draw:layer="layout" svg:x1="4.688cm" svg:y1="11.908cm" svg:x2="4.842cm" svg:y2="11.908cm">
          <text:p/>
        </draw:line>
        <draw:line draw:style-name="gr97" draw:layer="layout" svg:x1="4.765cm" svg:y1="11.413cm" svg:x2="4.765cm" svg:y2="11.259cm">
          <text:p/>
        </draw:line>
        <draw:line draw:style-name="gr97" draw:layer="layout" svg:x1="4.688cm" svg:y1="11.336cm" svg:x2="4.842cm" svg:y2="11.336cm">
          <text:p/>
        </draw:line>
        <draw:line draw:style-name="gr97" draw:layer="layout" svg:x1="4.765cm" svg:y1="10.95cm" svg:x2="4.765cm" svg:y2="10.797cm">
          <text:p/>
        </draw:line>
        <draw:line draw:style-name="gr97" draw:layer="layout" svg:x1="4.688cm" svg:y1="10.874cm" svg:x2="4.842cm" svg:y2="10.874cm">
          <text:p/>
        </draw:line>
        <draw:line draw:style-name="gr97" draw:layer="layout" svg:x1="4.765cm" svg:y1="10.863cm" svg:x2="4.765cm" svg:y2="10.709cm">
          <text:p/>
        </draw:line>
        <draw:line draw:style-name="gr97" draw:layer="layout" svg:x1="4.688cm" svg:y1="10.786cm" svg:x2="4.842cm" svg:y2="10.786cm">
          <text:p/>
        </draw:line>
        <draw:line draw:style-name="gr97" draw:layer="layout" svg:x1="4.765cm" svg:y1="10.444cm" svg:x2="4.765cm" svg:y2="10.291cm">
          <text:p/>
        </draw:line>
        <draw:line draw:style-name="gr97" draw:layer="layout" svg:x1="4.688cm" svg:y1="10.367cm" svg:x2="4.842cm" svg:y2="10.367cm">
          <text:p/>
        </draw:line>
        <draw:line draw:style-name="gr97" draw:layer="layout" svg:x1="4.765cm" svg:y1="10.091cm" svg:x2="4.765cm" svg:y2="9.938cm">
          <text:p/>
        </draw:line>
        <draw:line draw:style-name="gr97" draw:layer="layout" svg:x1="4.688cm" svg:y1="10.015cm" svg:x2="4.842cm" svg:y2="10.015cm">
          <text:p/>
        </draw:line>
        <draw:line draw:style-name="gr97" draw:layer="layout" svg:x1="4.765cm" svg:y1="10.004cm" svg:x2="4.765cm" svg:y2="9.85cm">
          <text:p/>
        </draw:line>
        <draw:line draw:style-name="gr97" draw:layer="layout" svg:x1="4.688cm" svg:y1="9.927cm" svg:x2="4.842cm" svg:y2="9.927cm">
          <text:p/>
        </draw:line>
        <draw:line draw:style-name="gr97" draw:layer="layout" svg:x1="4.765cm" svg:y1="9.96cm" svg:x2="4.765cm" svg:y2="9.806cm">
          <text:p/>
        </draw:line>
        <draw:line draw:style-name="gr97" draw:layer="layout" svg:x1="4.688cm" svg:y1="9.883cm" svg:x2="4.842cm" svg:y2="9.883cm">
          <text:p/>
        </draw:line>
        <draw:line draw:style-name="gr97" draw:layer="layout" svg:x1="4.765cm" svg:y1="9.385cm" svg:x2="4.765cm" svg:y2="9.232cm">
          <text:p/>
        </draw:line>
        <draw:line draw:style-name="gr97" draw:layer="layout" svg:x1="4.688cm" svg:y1="9.309cm" svg:x2="4.842cm" svg:y2="9.309cm">
          <text:p/>
        </draw:line>
        <draw:line draw:style-name="gr97" draw:layer="layout" svg:x1="4.765cm" svg:y1="9.276cm" svg:x2="4.765cm" svg:y2="9.123cm">
          <text:p/>
        </draw:line>
        <draw:line draw:style-name="gr97" draw:layer="layout" svg:x1="4.688cm" svg:y1="9.199cm" svg:x2="4.842cm" svg:y2="9.199cm">
          <text:p/>
        </draw:line>
        <draw:line draw:style-name="gr97" draw:layer="layout" svg:x1="4.765cm" svg:y1="9.254cm" svg:x2="4.765cm" svg:y2="9.101cm">
          <text:p/>
        </draw:line>
        <draw:line draw:style-name="gr97" draw:layer="layout" svg:x1="4.688cm" svg:y1="9.177cm" svg:x2="4.842cm" svg:y2="9.177cm">
          <text:p/>
        </draw:line>
        <draw:line draw:style-name="gr97" draw:layer="layout" svg:x1="4.765cm" svg:y1="9.098cm" svg:x2="4.765cm" svg:y2="8.945cm">
          <text:p/>
        </draw:line>
        <draw:line draw:style-name="gr97" draw:layer="layout" svg:x1="4.688cm" svg:y1="9.022cm" svg:x2="4.842cm" svg:y2="9.022cm">
          <text:p/>
        </draw:line>
        <draw:line draw:style-name="gr97" draw:layer="layout" svg:x1="4.765cm" svg:y1="8.857cm" svg:x2="4.765cm" svg:y2="8.704cm">
          <text:p/>
        </draw:line>
        <draw:line draw:style-name="gr97" draw:layer="layout" svg:x1="4.688cm" svg:y1="8.781cm" svg:x2="4.842cm" svg:y2="8.781cm">
          <text:p/>
        </draw:line>
        <draw:line draw:style-name="gr97" draw:layer="layout" svg:x1="4.765cm" svg:y1="8.592cm" svg:x2="4.765cm" svg:y2="8.439cm">
          <text:p/>
        </draw:line>
        <draw:line draw:style-name="gr97" draw:layer="layout" svg:x1="4.688cm" svg:y1="8.515cm" svg:x2="4.842cm" svg:y2="8.515cm">
          <text:p/>
        </draw:line>
        <draw:line draw:style-name="gr97" draw:layer="layout" svg:x1="4.765cm" svg:y1="8.461cm" svg:x2="4.765cm" svg:y2="8.307cm">
          <text:p/>
        </draw:line>
        <draw:line draw:style-name="gr97" draw:layer="layout" svg:x1="4.688cm" svg:y1="8.384cm" svg:x2="4.842cm" svg:y2="8.384cm">
          <text:p/>
        </draw:line>
        <draw:line draw:style-name="gr97" draw:layer="layout" svg:x1="4.765cm" svg:y1="8.02cm" svg:x2="4.765cm" svg:y2="7.867cm">
          <text:p/>
        </draw:line>
        <draw:line draw:style-name="gr97" draw:layer="layout" svg:x1="4.688cm" svg:y1="7.943cm" svg:x2="4.842cm" svg:y2="7.943cm">
          <text:p/>
        </draw:line>
        <draw:line draw:style-name="gr97" draw:layer="layout" svg:x1="4.765cm" svg:y1="7.886cm" svg:x2="4.765cm" svg:y2="7.733cm">
          <text:p/>
        </draw:line>
        <draw:line draw:style-name="gr97" draw:layer="layout" svg:x1="4.688cm" svg:y1="7.81cm" svg:x2="4.842cm" svg:y2="7.81cm">
          <text:p/>
        </draw:line>
        <draw:line draw:style-name="gr97" draw:layer="layout" svg:x1="4.765cm" svg:y1="7.601cm" svg:x2="4.765cm" svg:y2="7.448cm">
          <text:p/>
        </draw:line>
        <draw:line draw:style-name="gr97" draw:layer="layout" svg:x1="4.688cm" svg:y1="7.525cm" svg:x2="4.842cm" svg:y2="7.525cm">
          <text:p/>
        </draw:line>
        <draw:line draw:style-name="gr97" draw:layer="layout" svg:x1="4.765cm" svg:y1="7.205cm" svg:x2="4.765cm" svg:y2="7.051cm">
          <text:p/>
        </draw:line>
        <draw:line draw:style-name="gr97" draw:layer="layout" svg:x1="4.688cm" svg:y1="7.128cm" svg:x2="4.842cm" svg:y2="7.128cm">
          <text:p/>
        </draw:line>
        <draw:line draw:style-name="gr97" draw:layer="layout" svg:x1="4.765cm" svg:y1="7.049cm" svg:x2="4.765cm" svg:y2="6.896cm">
          <text:p/>
        </draw:line>
        <draw:line draw:style-name="gr97" draw:layer="layout" svg:x1="4.688cm" svg:y1="6.972cm" svg:x2="4.842cm" svg:y2="6.972cm">
          <text:p/>
        </draw:line>
        <draw:line draw:style-name="gr97" draw:layer="layout" svg:x1="4.765cm" svg:y1="7.027cm" svg:x2="4.765cm" svg:y2="6.874cm">
          <text:p/>
        </draw:line>
        <draw:line draw:style-name="gr97" draw:layer="layout" svg:x1="4.688cm" svg:y1="6.95cm" svg:x2="4.842cm" svg:y2="6.95cm">
          <text:p/>
        </draw:line>
        <draw:line draw:style-name="gr97" draw:layer="layout" svg:x1="4.765cm" svg:y1="6.939cm" svg:x2="4.765cm" svg:y2="6.786cm">
          <text:p/>
        </draw:line>
        <draw:line draw:style-name="gr97" draw:layer="layout" svg:x1="4.688cm" svg:y1="6.863cm" svg:x2="4.842cm" svg:y2="6.863cm">
          <text:p/>
        </draw:line>
        <draw:line draw:style-name="gr97" draw:layer="layout" svg:x1="4.765cm" svg:y1="6.786cm" svg:x2="4.765cm" svg:y2="6.633cm">
          <text:p/>
        </draw:line>
        <draw:line draw:style-name="gr97" draw:layer="layout" svg:x1="4.688cm" svg:y1="6.709cm" svg:x2="4.842cm" svg:y2="6.709cm">
          <text:p/>
        </draw:line>
        <draw:line draw:style-name="gr97" draw:layer="layout" svg:x1="4.765cm" svg:y1="6.674cm" svg:x2="4.765cm" svg:y2="6.521cm">
          <text:p/>
        </draw:line>
        <draw:line draw:style-name="gr97" draw:layer="layout" svg:x1="4.688cm" svg:y1="6.598cm" svg:x2="4.842cm" svg:y2="6.598cm">
          <text:p/>
        </draw:line>
        <draw:line draw:style-name="gr97" draw:layer="layout" svg:x1="4.765cm" svg:y1="6.565cm" svg:x2="4.765cm" svg:y2="6.411cm">
          <text:p/>
        </draw:line>
        <draw:line draw:style-name="gr97" draw:layer="layout" svg:x1="4.688cm" svg:y1="6.488cm" svg:x2="4.842cm" svg:y2="6.488cm">
          <text:p/>
        </draw:line>
        <draw:line draw:style-name="gr97" draw:layer="layout" svg:x1="4.765cm" svg:y1="6.521cm" svg:x2="4.765cm" svg:y2="6.368cm">
          <text:p/>
        </draw:line>
        <draw:line draw:style-name="gr97" draw:layer="layout" svg:x1="4.688cm" svg:y1="6.444cm" svg:x2="4.842cm" svg:y2="6.444cm">
          <text:p/>
        </draw:line>
        <draw:line draw:style-name="gr97" draw:layer="layout" svg:x1="4.765cm" svg:y1="6.433cm" svg:x2="4.765cm" svg:y2="6.28cm">
          <text:p/>
        </draw:line>
        <draw:line draw:style-name="gr97" draw:layer="layout" svg:x1="4.688cm" svg:y1="6.357cm" svg:x2="4.842cm" svg:y2="6.357cm">
          <text:p/>
        </draw:line>
        <draw:line draw:style-name="gr97" draw:layer="layout" svg:x1="4.765cm" svg:y1="6.28cm" svg:x2="4.765cm" svg:y2="6.127cm">
          <text:p/>
        </draw:line>
        <draw:line draw:style-name="gr97" draw:layer="layout" svg:x1="4.688cm" svg:y1="6.203cm" svg:x2="4.842cm" svg:y2="6.203cm">
          <text:p/>
        </draw:line>
        <draw:line draw:style-name="gr97" draw:layer="layout" svg:x1="4.765cm" svg:y1="6.08cm" svg:x2="4.765cm" svg:y2="5.927cm">
          <text:p/>
        </draw:line>
        <draw:line draw:style-name="gr97" draw:layer="layout" svg:x1="4.688cm" svg:y1="6.004cm" svg:x2="4.842cm" svg:y2="6.004cm">
          <text:p/>
        </draw:line>
        <draw:line draw:style-name="gr97" draw:layer="layout" svg:x1="4.765cm" svg:y1="6.058cm" svg:x2="4.765cm" svg:y2="5.905cm">
          <text:p/>
        </draw:line>
        <draw:line draw:style-name="gr97" draw:layer="layout" svg:x1="4.688cm" svg:y1="5.982cm" svg:x2="4.842cm" svg:y2="5.982cm">
          <text:p/>
        </draw:line>
        <draw:line draw:style-name="gr97" draw:layer="layout" svg:x1="4.765cm" svg:y1="6.037cm" svg:x2="4.765cm" svg:y2="5.883cm">
          <text:p/>
        </draw:line>
        <draw:line draw:style-name="gr97" draw:layer="layout" svg:x1="4.688cm" svg:y1="5.96cm" svg:x2="4.842cm" svg:y2="5.96cm">
          <text:p/>
        </draw:line>
        <draw:line draw:style-name="gr97" draw:layer="layout" svg:x1="4.765cm" svg:y1="5.64cm" svg:x2="4.765cm" svg:y2="5.487cm">
          <text:p/>
        </draw:line>
        <draw:line draw:style-name="gr97" draw:layer="layout" svg:x1="4.688cm" svg:y1="5.563cm" svg:x2="4.842cm" svg:y2="5.563cm">
          <text:p/>
        </draw:line>
        <draw:line draw:style-name="gr97" draw:layer="layout" svg:x1="4.765cm" svg:y1="5.552cm" svg:x2="4.765cm" svg:y2="5.399cm">
          <text:p/>
        </draw:line>
        <draw:line draw:style-name="gr97" draw:layer="layout" svg:x1="4.688cm" svg:y1="5.476cm" svg:x2="4.842cm" svg:y2="5.476cm">
          <text:p/>
        </draw:line>
        <draw:line draw:style-name="gr97" draw:layer="layout" svg:x1="4.765cm" svg:y1="5.396cm" svg:x2="4.765cm" svg:y2="5.243cm">
          <text:p/>
        </draw:line>
        <draw:line draw:style-name="gr97" draw:layer="layout" svg:x1="4.688cm" svg:y1="5.32cm" svg:x2="4.842cm" svg:y2="5.32cm">
          <text:p/>
        </draw:line>
        <draw:line draw:style-name="gr97" draw:layer="layout" svg:x1="4.765cm" svg:y1="5.022cm" svg:x2="4.765cm" svg:y2="4.868cm">
          <text:p/>
        </draw:line>
        <draw:line draw:style-name="gr97" draw:layer="layout" svg:x1="4.688cm" svg:y1="4.945cm" svg:x2="4.842cm" svg:y2="4.945cm">
          <text:p/>
        </draw:line>
        <draw:line draw:style-name="gr97" draw:layer="layout" svg:x1="4.765cm" svg:y1="4.956cm" svg:x2="4.765cm" svg:y2="4.803cm">
          <text:p/>
        </draw:line>
        <draw:line draw:style-name="gr97" draw:layer="layout" svg:x1="4.688cm" svg:y1="4.879cm" svg:x2="4.842cm" svg:y2="4.879cm">
          <text:p/>
        </draw:line>
        <draw:line draw:style-name="gr97" draw:layer="layout" svg:x1="4.765cm" svg:y1="4.472cm" svg:x2="4.765cm" svg:y2="4.318cm">
          <text:p/>
        </draw:line>
        <draw:line draw:style-name="gr97" draw:layer="layout" svg:x1="4.688cm" svg:y1="4.395cm" svg:x2="4.842cm" svg:y2="4.395cm">
          <text:p/>
        </draw:line>
        <draw:line draw:style-name="gr97" draw:layer="layout" svg:x1="4.765cm" svg:y1="4.031cm" svg:x2="4.765cm" svg:y2="3.878cm">
          <text:p/>
        </draw:line>
        <draw:line draw:style-name="gr97" draw:layer="layout" svg:x1="4.688cm" svg:y1="3.954cm" svg:x2="4.842cm" svg:y2="3.954cm">
          <text:p/>
        </draw:line>
        <draw:line draw:style-name="gr97" draw:layer="layout" svg:x1="4.765cm" svg:y1="3.834cm" svg:x2="4.765cm" svg:y2="3.681cm">
          <text:p/>
        </draw:line>
        <draw:line draw:style-name="gr97" draw:layer="layout" svg:x1="4.688cm" svg:y1="3.757cm" svg:x2="4.842cm" svg:y2="3.757cm">
          <text:p/>
        </draw:line>
        <draw:line draw:style-name="gr97" draw:layer="layout" svg:x1="4.765cm" svg:y1="3.634cm" svg:x2="4.765cm" svg:y2="3.481cm">
          <text:p/>
        </draw:line>
        <draw:line draw:style-name="gr97" draw:layer="layout" svg:x1="4.688cm" svg:y1="3.558cm" svg:x2="4.842cm" svg:y2="3.558cm">
          <text:p/>
        </draw:line>
        <draw:line draw:style-name="gr97" draw:layer="layout" svg:x1="4.765cm" svg:y1="3.303cm" svg:x2="4.765cm" svg:y2="3.15cm">
          <text:p/>
        </draw:line>
        <draw:line draw:style-name="gr97" draw:layer="layout" svg:x1="4.688cm" svg:y1="3.227cm" svg:x2="4.842cm" svg:y2="3.227cm">
          <text:p/>
        </draw:line>
        <draw:line draw:style-name="gr97" draw:layer="layout" svg:x1="4.765cm" svg:y1="3.194cm" svg:x2="4.765cm" svg:y2="3.041cm">
          <text:p/>
        </draw:line>
        <draw:line draw:style-name="gr97" draw:layer="layout" svg:x1="4.688cm" svg:y1="3.117cm" svg:x2="4.842cm" svg:y2="3.117cm">
          <text:p/>
        </draw:line>
        <draw:line draw:style-name="gr97" draw:layer="layout" svg:x1="4.765cm" svg:y1="3.15cm" svg:x2="4.765cm" svg:y2="2.997cm">
          <text:p/>
        </draw:line>
        <draw:line draw:style-name="gr97" draw:layer="layout" svg:x1="4.688cm" svg:y1="3.073cm" svg:x2="4.842cm" svg:y2="3.073cm">
          <text:p/>
        </draw:line>
        <draw:line draw:style-name="gr97" draw:layer="layout" svg:x1="4.765cm" svg:y1="3.019cm" svg:x2="4.765cm" svg:y2="2.865cm">
          <text:p/>
        </draw:line>
        <draw:line draw:style-name="gr97" draw:layer="layout" svg:x1="4.688cm" svg:y1="2.942cm" svg:x2="4.842cm" svg:y2="2.942cm">
          <text:p/>
        </draw:line>
        <draw:line draw:style-name="gr97" draw:layer="layout" svg:x1="4.794cm" svg:y1="13.396cm" svg:x2="4.794cm" svg:y2="13.243cm">
          <text:p/>
        </draw:line>
        <draw:line draw:style-name="gr97" draw:layer="layout" svg:x1="4.717cm" svg:y1="13.32cm" svg:x2="4.871cm" svg:y2="13.32cm">
          <text:p/>
        </draw:line>
        <draw:line draw:style-name="gr97" draw:layer="layout" svg:x1="4.794cm" svg:y1="13.021cm" svg:x2="4.794cm" svg:y2="12.868cm">
          <text:p/>
        </draw:line>
        <draw:line draw:style-name="gr97" draw:layer="layout" svg:x1="4.717cm" svg:y1="12.945cm" svg:x2="4.871cm" svg:y2="12.945cm">
          <text:p/>
        </draw:line>
        <draw:line draw:style-name="gr97" draw:layer="layout" svg:x1="4.794cm" svg:y1="12.449cm" svg:x2="4.794cm" svg:y2="12.296cm">
          <text:p/>
        </draw:line>
        <draw:line draw:style-name="gr97" draw:layer="layout" svg:x1="4.717cm" svg:y1="12.373cm" svg:x2="4.871cm" svg:y2="12.373cm">
          <text:p/>
        </draw:line>
        <draw:line draw:style-name="gr97" draw:layer="layout" svg:x1="4.794cm" svg:y1="12.206cm" svg:x2="4.794cm" svg:y2="12.053cm">
          <text:p/>
        </draw:line>
        <draw:line draw:style-name="gr97" draw:layer="layout" svg:x1="4.717cm" svg:y1="12.129cm" svg:x2="4.871cm" svg:y2="12.129cm">
          <text:p/>
        </draw:line>
        <draw:line draw:style-name="gr97" draw:layer="layout" svg:x1="4.794cm" svg:y1="12.009cm" svg:x2="4.794cm" svg:y2="11.856cm">
          <text:p/>
        </draw:line>
        <draw:line draw:style-name="gr97" draw:layer="layout" svg:x1="4.717cm" svg:y1="11.932cm" svg:x2="4.871cm" svg:y2="11.932cm">
          <text:p/>
        </draw:line>
        <draw:line draw:style-name="gr97" draw:layer="layout" svg:x1="4.794cm" svg:y1="11.744cm" svg:x2="4.794cm" svg:y2="11.59cm">
          <text:p/>
        </draw:line>
        <draw:line draw:style-name="gr97" draw:layer="layout" svg:x1="4.717cm" svg:y1="11.667cm" svg:x2="4.871cm" svg:y2="11.667cm">
          <text:p/>
        </draw:line>
        <draw:line draw:style-name="gr97" draw:layer="layout" svg:x1="4.794cm" svg:y1="11.478cm" svg:x2="4.794cm" svg:y2="11.325cm">
          <text:p/>
        </draw:line>
        <draw:line draw:style-name="gr97" draw:layer="layout" svg:x1="4.717cm" svg:y1="11.402cm" svg:x2="4.871cm" svg:y2="11.402cm">
          <text:p/>
        </draw:line>
        <draw:line draw:style-name="gr97" draw:layer="layout" svg:x1="4.794cm" svg:y1="11.413cm" svg:x2="4.794cm" svg:y2="11.259cm">
          <text:p/>
        </draw:line>
        <draw:line draw:style-name="gr97" draw:layer="layout" svg:x1="4.717cm" svg:y1="11.336cm" svg:x2="4.871cm" svg:y2="11.336cm">
          <text:p/>
        </draw:line>
        <draw:line draw:style-name="gr97" draw:layer="layout" svg:x1="4.794cm" svg:y1="11.391cm" svg:x2="4.794cm" svg:y2="11.237cm">
          <text:p/>
        </draw:line>
        <draw:line draw:style-name="gr97" draw:layer="layout" svg:x1="4.717cm" svg:y1="11.314cm" svg:x2="4.871cm" svg:y2="11.314cm">
          <text:p/>
        </draw:line>
        <draw:line draw:style-name="gr97" draw:layer="layout" svg:x1="4.794cm" svg:y1="11.126cm" svg:x2="4.794cm" svg:y2="10.972cm">
          <text:p/>
        </draw:line>
        <draw:line draw:style-name="gr97" draw:layer="layout" svg:x1="4.717cm" svg:y1="11.049cm" svg:x2="4.871cm" svg:y2="11.049cm">
          <text:p/>
        </draw:line>
        <draw:line draw:style-name="gr97" draw:layer="layout" svg:x1="4.794cm" svg:y1="10.885cm" svg:x2="4.794cm" svg:y2="10.731cm">
          <text:p/>
        </draw:line>
        <draw:line draw:style-name="gr97" draw:layer="layout" svg:x1="4.717cm" svg:y1="10.808cm" svg:x2="4.871cm" svg:y2="10.808cm">
          <text:p/>
        </draw:line>
        <draw:line draw:style-name="gr97" draw:layer="layout" svg:x1="4.794cm" svg:y1="10.775cm" svg:x2="4.794cm" svg:y2="10.622cm">
          <text:p/>
        </draw:line>
        <draw:line draw:style-name="gr97" draw:layer="layout" svg:x1="4.717cm" svg:y1="10.698cm" svg:x2="4.871cm" svg:y2="10.698cm">
          <text:p/>
        </draw:line>
        <draw:line draw:style-name="gr97" draw:layer="layout" svg:x1="4.794cm" svg:y1="10.488cm" svg:x2="4.794cm" svg:y2="10.335cm">
          <text:p/>
        </draw:line>
        <draw:line draw:style-name="gr97" draw:layer="layout" svg:x1="4.717cm" svg:y1="10.411cm" svg:x2="4.871cm" svg:y2="10.411cm">
          <text:p/>
        </draw:line>
        <draw:line draw:style-name="gr97" draw:layer="layout" svg:x1="4.794cm" svg:y1="10.422cm" svg:x2="4.794cm" svg:y2="10.269cm">
          <text:p/>
        </draw:line>
        <draw:line draw:style-name="gr97" draw:layer="layout" svg:x1="4.717cm" svg:y1="10.346cm" svg:x2="4.871cm" svg:y2="10.346cm">
          <text:p/>
        </draw:line>
        <draw:line draw:style-name="gr97" draw:layer="layout" svg:x1="4.794cm" svg:y1="10.31cm" svg:x2="4.794cm" svg:y2="10.157cm">
          <text:p/>
        </draw:line>
        <draw:line draw:style-name="gr97" draw:layer="layout" svg:x1="4.717cm" svg:y1="10.234cm" svg:x2="4.871cm" svg:y2="10.234cm">
          <text:p/>
        </draw:line>
        <draw:line draw:style-name="gr97" draw:layer="layout" svg:x1="4.794cm" svg:y1="10.266cm" svg:x2="4.794cm" svg:y2="10.113cm">
          <text:p/>
        </draw:line>
        <draw:line draw:style-name="gr97" draw:layer="layout" svg:x1="4.717cm" svg:y1="10.19cm" svg:x2="4.871cm" svg:y2="10.19cm">
          <text:p/>
        </draw:line>
        <draw:line draw:style-name="gr97" draw:layer="layout" svg:x1="4.794cm" svg:y1="10.201cm" svg:x2="4.794cm" svg:y2="10.047cm">
          <text:p/>
        </draw:line>
        <draw:line draw:style-name="gr97" draw:layer="layout" svg:x1="4.717cm" svg:y1="10.124cm" svg:x2="4.871cm" svg:y2="10.124cm">
          <text:p/>
        </draw:line>
        <draw:line draw:style-name="gr97" draw:layer="layout" svg:x1="4.794cm" svg:y1="10.047cm" svg:x2="4.794cm" svg:y2="9.894cm">
          <text:p/>
        </draw:line>
        <draw:line draw:style-name="gr97" draw:layer="layout" svg:x1="4.717cm" svg:y1="9.971cm" svg:x2="4.871cm" svg:y2="9.971cm">
          <text:p/>
        </draw:line>
        <draw:line draw:style-name="gr97" draw:layer="layout" svg:x1="4.794cm" svg:y1="10.025cm" svg:x2="4.794cm" svg:y2="9.872cm">
          <text:p/>
        </draw:line>
        <draw:line draw:style-name="gr97" draw:layer="layout" svg:x1="4.717cm" svg:y1="9.949cm" svg:x2="4.871cm" svg:y2="9.949cm">
          <text:p/>
        </draw:line>
        <draw:line draw:style-name="gr97" draw:layer="layout" svg:x1="4.794cm" svg:y1="9.563cm" svg:x2="4.794cm" svg:y2="9.41cm">
          <text:p/>
        </draw:line>
        <draw:line draw:style-name="gr97" draw:layer="layout" svg:x1="4.717cm" svg:y1="9.486cm" svg:x2="4.871cm" svg:y2="9.486cm">
          <text:p/>
        </draw:line>
        <draw:line draw:style-name="gr97" draw:layer="layout" svg:x1="4.794cm" svg:y1="9.473cm" svg:x2="4.794cm" svg:y2="9.32cm">
          <text:p/>
        </draw:line>
        <draw:line draw:style-name="gr97" draw:layer="layout" svg:x1="4.717cm" svg:y1="9.396cm" svg:x2="4.871cm" svg:y2="9.396cm">
          <text:p/>
        </draw:line>
        <draw:line draw:style-name="gr97" draw:layer="layout" svg:x1="4.794cm" svg:y1="9.385cm" svg:x2="4.794cm" svg:y2="9.232cm">
          <text:p/>
        </draw:line>
        <draw:line draw:style-name="gr97" draw:layer="layout" svg:x1="4.717cm" svg:y1="9.309cm" svg:x2="4.871cm" svg:y2="9.309cm">
          <text:p/>
        </draw:line>
        <draw:line draw:style-name="gr97" draw:layer="layout" svg:x1="4.794cm" svg:y1="9.254cm" svg:x2="4.794cm" svg:y2="9.101cm">
          <text:p/>
        </draw:line>
        <draw:line draw:style-name="gr97" draw:layer="layout" svg:x1="4.717cm" svg:y1="9.177cm" svg:x2="4.871cm" svg:y2="9.177cm">
          <text:p/>
        </draw:line>
        <draw:line draw:style-name="gr97" draw:layer="layout" svg:x1="4.794cm" svg:y1="8.923cm" svg:x2="4.794cm" svg:y2="8.77cm">
          <text:p/>
        </draw:line>
        <draw:line draw:style-name="gr97" draw:layer="layout" svg:x1="4.717cm" svg:y1="8.846cm" svg:x2="4.871cm" svg:y2="8.846cm">
          <text:p/>
        </draw:line>
        <draw:line draw:style-name="gr97" draw:layer="layout" svg:x1="4.794cm" svg:y1="7.667cm" svg:x2="4.794cm" svg:y2="7.514cm">
          <text:p/>
        </draw:line>
        <draw:line draw:style-name="gr97" draw:layer="layout" svg:x1="4.717cm" svg:y1="7.591cm" svg:x2="4.871cm" svg:y2="7.591cm">
          <text:p/>
        </draw:line>
        <draw:line draw:style-name="gr97" draw:layer="layout" svg:x1="4.794cm" svg:y1="7.58cm" svg:x2="4.794cm" svg:y2="7.426cm">
          <text:p/>
        </draw:line>
        <draw:line draw:style-name="gr97" draw:layer="layout" svg:x1="4.717cm" svg:y1="7.503cm" svg:x2="4.871cm" svg:y2="7.503cm">
          <text:p/>
        </draw:line>
        <draw:line draw:style-name="gr97" draw:layer="layout" svg:x1="4.794cm" svg:y1="7.558cm" svg:x2="4.794cm" svg:y2="7.404cm">
          <text:p/>
        </draw:line>
        <draw:line draw:style-name="gr97" draw:layer="layout" svg:x1="4.717cm" svg:y1="7.481cm" svg:x2="4.871cm" svg:y2="7.481cm">
          <text:p/>
        </draw:line>
        <draw:line draw:style-name="gr97" draw:layer="layout" svg:x1="4.794cm" svg:y1="7.336cm" svg:x2="4.794cm" svg:y2="7.183cm">
          <text:p/>
        </draw:line>
        <draw:line draw:style-name="gr97" draw:layer="layout" svg:x1="4.717cm" svg:y1="7.26cm" svg:x2="4.871cm" svg:y2="7.26cm">
          <text:p/>
        </draw:line>
        <draw:line draw:style-name="gr97" draw:layer="layout" svg:x1="4.794cm" svg:y1="7.27cm" svg:x2="4.794cm" svg:y2="7.117cm">
          <text:p/>
        </draw:line>
        <draw:line draw:style-name="gr97" draw:layer="layout" svg:x1="4.717cm" svg:y1="7.194cm" svg:x2="4.871cm" svg:y2="7.194cm">
          <text:p/>
        </draw:line>
        <draw:line draw:style-name="gr97" draw:layer="layout" svg:x1="4.794cm" svg:y1="7.027cm" svg:x2="4.794cm" svg:y2="6.874cm">
          <text:p/>
        </draw:line>
        <draw:line draw:style-name="gr97" draw:layer="layout" svg:x1="4.717cm" svg:y1="6.95cm" svg:x2="4.871cm" svg:y2="6.95cm">
          <text:p/>
        </draw:line>
        <draw:line draw:style-name="gr97" draw:layer="layout" svg:x1="4.794cm" svg:y1="6.896cm" svg:x2="4.794cm" svg:y2="6.742cm">
          <text:p/>
        </draw:line>
        <draw:line draw:style-name="gr97" draw:layer="layout" svg:x1="4.717cm" svg:y1="6.819cm" svg:x2="4.871cm" svg:y2="6.819cm">
          <text:p/>
        </draw:line>
        <draw:line draw:style-name="gr97" draw:layer="layout" svg:x1="4.794cm" svg:y1="6.83cm" svg:x2="4.794cm" svg:y2="6.677cm">
          <text:p/>
        </draw:line>
        <draw:line draw:style-name="gr97" draw:layer="layout" svg:x1="4.717cm" svg:y1="6.753cm" svg:x2="4.871cm" svg:y2="6.753cm">
          <text:p/>
        </draw:line>
        <draw:line draw:style-name="gr97" draw:layer="layout" svg:x1="4.794cm" svg:y1="6.499cm" svg:x2="4.794cm" svg:y2="6.346cm">
          <text:p/>
        </draw:line>
        <draw:line draw:style-name="gr97" draw:layer="layout" svg:x1="4.717cm" svg:y1="6.422cm" svg:x2="4.871cm" svg:y2="6.422cm">
          <text:p/>
        </draw:line>
        <draw:line draw:style-name="gr97" draw:layer="layout" svg:x1="4.794cm" svg:y1="5.905cm" svg:x2="4.794cm" svg:y2="5.752cm">
          <text:p/>
        </draw:line>
        <draw:line draw:style-name="gr97" draw:layer="layout" svg:x1="4.717cm" svg:y1="5.828cm" svg:x2="4.871cm" svg:y2="5.828cm">
          <text:p/>
        </draw:line>
        <draw:line draw:style-name="gr97" draw:layer="layout" svg:x1="4.794cm" svg:y1="5.53cm" svg:x2="4.794cm" svg:y2="5.377cm">
          <text:p/>
        </draw:line>
        <draw:line draw:style-name="gr97" draw:layer="layout" svg:x1="4.717cm" svg:y1="5.454cm" svg:x2="4.871cm" svg:y2="5.454cm">
          <text:p/>
        </draw:line>
        <draw:line draw:style-name="gr97" draw:layer="layout" svg:x1="4.794cm" svg:y1="5.508cm" svg:x2="4.794cm" svg:y2="5.355cm">
          <text:p/>
        </draw:line>
        <draw:line draw:style-name="gr97" draw:layer="layout" svg:x1="4.717cm" svg:y1="5.432cm" svg:x2="4.871cm" svg:y2="5.432cm">
          <text:p/>
        </draw:line>
        <draw:line draw:style-name="gr97" draw:layer="layout" svg:x1="4.794cm" svg:y1="5.44cm" svg:x2="4.794cm" svg:y2="5.287cm">
          <text:p/>
        </draw:line>
        <draw:line draw:style-name="gr97" draw:layer="layout" svg:x1="4.717cm" svg:y1="5.364cm" svg:x2="4.871cm" svg:y2="5.364cm">
          <text:p/>
        </draw:line>
        <draw:line draw:style-name="gr97" draw:layer="layout" svg:x1="4.794cm" svg:y1="5.156cm" svg:x2="4.794cm" svg:y2="5.002cm">
          <text:p/>
        </draw:line>
        <draw:line draw:style-name="gr97" draw:layer="layout" svg:x1="4.717cm" svg:y1="5.079cm" svg:x2="4.871cm" svg:y2="5.079cm">
          <text:p/>
        </draw:line>
        <draw:line draw:style-name="gr97" draw:layer="layout" svg:x1="4.794cm" svg:y1="4.406cm" svg:x2="4.794cm" svg:y2="4.253cm">
          <text:p/>
        </draw:line>
        <draw:line draw:style-name="gr97" draw:layer="layout" svg:x1="4.717cm" svg:y1="4.329cm" svg:x2="4.871cm" svg:y2="4.329cm">
          <text:p/>
        </draw:line>
        <draw:line draw:style-name="gr97" draw:layer="layout" svg:x1="4.794cm" svg:y1="4.296cm" svg:x2="4.794cm" svg:y2="4.143cm">
          <text:p/>
        </draw:line>
        <draw:line draw:style-name="gr97" draw:layer="layout" svg:x1="4.717cm" svg:y1="4.22cm" svg:x2="4.871cm" svg:y2="4.22cm">
          <text:p/>
        </draw:line>
        <draw:line draw:style-name="gr97" draw:layer="layout" svg:x1="4.794cm" svg:y1="4.275cm" svg:x2="4.794cm" svg:y2="4.121cm">
          <text:p/>
        </draw:line>
        <draw:line draw:style-name="gr97" draw:layer="layout" svg:x1="4.717cm" svg:y1="4.198cm" svg:x2="4.871cm" svg:y2="4.198cm">
          <text:p/>
        </draw:line>
        <draw:line draw:style-name="gr97" draw:layer="layout" svg:x1="4.794cm" svg:y1="3.965cm" svg:x2="4.794cm" svg:y2="3.812cm">
          <text:p/>
        </draw:line>
        <draw:line draw:style-name="gr97" draw:layer="layout" svg:x1="4.717cm" svg:y1="3.889cm" svg:x2="4.871cm" svg:y2="3.889cm">
          <text:p/>
        </draw:line>
        <draw:line draw:style-name="gr97" draw:layer="layout" svg:x1="4.794cm" svg:y1="3.722cm" svg:x2="4.794cm" svg:y2="3.569cm">
          <text:p/>
        </draw:line>
        <draw:line draw:style-name="gr97" draw:layer="layout" svg:x1="4.717cm" svg:y1="3.645cm" svg:x2="4.871cm" svg:y2="3.645cm">
          <text:p/>
        </draw:line>
        <draw:line draw:style-name="gr97" draw:layer="layout" svg:x1="4.794cm" svg:y1="3.7cm" svg:x2="4.794cm" svg:y2="3.547cm">
          <text:p/>
        </draw:line>
        <draw:line draw:style-name="gr97" draw:layer="layout" svg:x1="4.717cm" svg:y1="3.623cm" svg:x2="4.871cm" svg:y2="3.623cm">
          <text:p/>
        </draw:line>
        <draw:line draw:style-name="gr97" draw:layer="layout" svg:x1="4.794cm" svg:y1="3.678cm" svg:x2="4.794cm" svg:y2="3.525cm">
          <text:p/>
        </draw:line>
        <draw:line draw:style-name="gr97" draw:layer="layout" svg:x1="4.717cm" svg:y1="3.602cm" svg:x2="4.871cm" svg:y2="3.602cm">
          <text:p/>
        </draw:line>
        <draw:line draw:style-name="gr97" draw:layer="layout" svg:x1="4.826cm" svg:y1="13.243cm" svg:x2="4.826cm" svg:y2="13.09cm">
          <text:p/>
        </draw:line>
        <draw:line draw:style-name="gr97" draw:layer="layout" svg:x1="4.749cm" svg:y1="13.166cm" svg:x2="4.902cm" svg:y2="13.166cm">
          <text:p/>
        </draw:line>
        <draw:line draw:style-name="gr97" draw:layer="layout" svg:x1="4.826cm" svg:y1="12.756cm" svg:x2="4.826cm" svg:y2="12.603cm">
          <text:p/>
        </draw:line>
        <draw:line draw:style-name="gr97" draw:layer="layout" svg:x1="4.749cm" svg:y1="12.679cm" svg:x2="4.902cm" svg:y2="12.679cm">
          <text:p/>
        </draw:line>
        <draw:line draw:style-name="gr97" draw:layer="layout" svg:x1="4.826cm" svg:y1="12.734cm" svg:x2="4.826cm" svg:y2="12.581cm">
          <text:p/>
        </draw:line>
        <draw:line draw:style-name="gr97" draw:layer="layout" svg:x1="4.749cm" svg:y1="12.658cm" svg:x2="4.902cm" svg:y2="12.658cm">
          <text:p/>
        </draw:line>
        <draw:line draw:style-name="gr97" draw:layer="layout" svg:x1="4.826cm" svg:y1="12.449cm" svg:x2="4.826cm" svg:y2="12.296cm">
          <text:p/>
        </draw:line>
        <draw:line draw:style-name="gr97" draw:layer="layout" svg:x1="4.749cm" svg:y1="12.373cm" svg:x2="4.902cm" svg:y2="12.373cm">
          <text:p/>
        </draw:line>
        <draw:line draw:style-name="gr97" draw:layer="layout" svg:x1="4.826cm" svg:y1="12.162cm" svg:x2="4.826cm" svg:y2="12.009cm">
          <text:p/>
        </draw:line>
        <draw:line draw:style-name="gr97" draw:layer="layout" svg:x1="4.749cm" svg:y1="12.086cm" svg:x2="4.902cm" svg:y2="12.086cm">
          <text:p/>
        </draw:line>
        <draw:line draw:style-name="gr97" draw:layer="layout" svg:x1="4.826cm" svg:y1="12.053cm" svg:x2="4.826cm" svg:y2="11.899cm">
          <text:p/>
        </draw:line>
        <draw:line draw:style-name="gr97" draw:layer="layout" svg:x1="4.749cm" svg:y1="11.976cm" svg:x2="4.902cm" svg:y2="11.976cm">
          <text:p/>
        </draw:line>
        <draw:line draw:style-name="gr97" draw:layer="layout" svg:x1="4.826cm" svg:y1="11.612cm" svg:x2="4.826cm" svg:y2="11.459cm">
          <text:p/>
        </draw:line>
        <draw:line draw:style-name="gr97" draw:layer="layout" svg:x1="4.749cm" svg:y1="11.536cm" svg:x2="4.902cm" svg:y2="11.536cm">
          <text:p/>
        </draw:line>
        <draw:line draw:style-name="gr97" draw:layer="layout" svg:x1="4.826cm" svg:y1="11.194cm" svg:x2="4.826cm" svg:y2="11.04cm">
          <text:p/>
        </draw:line>
        <draw:line draw:style-name="gr97" draw:layer="layout" svg:x1="4.749cm" svg:y1="11.117cm" svg:x2="4.902cm" svg:y2="11.117cm">
          <text:p/>
        </draw:line>
        <draw:line draw:style-name="gr97" draw:layer="layout" svg:x1="4.826cm" svg:y1="10.885cm" svg:x2="4.826cm" svg:y2="10.731cm">
          <text:p/>
        </draw:line>
        <draw:line draw:style-name="gr97" draw:layer="layout" svg:x1="4.749cm" svg:y1="10.808cm" svg:x2="4.902cm" svg:y2="10.808cm">
          <text:p/>
        </draw:line>
        <draw:line draw:style-name="gr97" draw:layer="layout" svg:x1="4.826cm" svg:y1="10.332cm" svg:x2="4.826cm" svg:y2="10.179cm">
          <text:p/>
        </draw:line>
        <draw:line draw:style-name="gr97" draw:layer="layout" svg:x1="4.749cm" svg:y1="10.255cm" svg:x2="4.902cm" svg:y2="10.255cm">
          <text:p/>
        </draw:line>
        <draw:line draw:style-name="gr97" draw:layer="layout" svg:x1="4.826cm" svg:y1="10.266cm" svg:x2="4.826cm" svg:y2="10.113cm">
          <text:p/>
        </draw:line>
        <draw:line draw:style-name="gr97" draw:layer="layout" svg:x1="4.749cm" svg:y1="10.19cm" svg:x2="4.902cm" svg:y2="10.19cm">
          <text:p/>
        </draw:line>
        <draw:line draw:style-name="gr97" draw:layer="layout" svg:x1="4.826cm" svg:y1="10.047cm" svg:x2="4.826cm" svg:y2="9.894cm">
          <text:p/>
        </draw:line>
        <draw:line draw:style-name="gr97" draw:layer="layout" svg:x1="4.749cm" svg:y1="9.971cm" svg:x2="4.902cm" svg:y2="9.971cm">
          <text:p/>
        </draw:line>
        <draw:line draw:style-name="gr97" draw:layer="layout" svg:x1="4.826cm" svg:y1="10.004cm" svg:x2="4.826cm" svg:y2="9.85cm">
          <text:p/>
        </draw:line>
        <draw:line draw:style-name="gr97" draw:layer="layout" svg:x1="4.749cm" svg:y1="9.927cm" svg:x2="4.902cm" svg:y2="9.927cm">
          <text:p/>
        </draw:line>
        <draw:line draw:style-name="gr97" draw:layer="layout" svg:x1="4.826cm" svg:y1="9.76cm" svg:x2="4.826cm" svg:y2="9.607cm">
          <text:p/>
        </draw:line>
        <draw:line draw:style-name="gr97" draw:layer="layout" svg:x1="4.749cm" svg:y1="9.684cm" svg:x2="4.902cm" svg:y2="9.684cm">
          <text:p/>
        </draw:line>
        <draw:line draw:style-name="gr97" draw:layer="layout" svg:x1="4.826cm" svg:y1="9.738cm" svg:x2="4.826cm" svg:y2="9.585cm">
          <text:p/>
        </draw:line>
        <draw:line draw:style-name="gr97" draw:layer="layout" svg:x1="4.749cm" svg:y1="9.662cm" svg:x2="4.902cm" svg:y2="9.662cm">
          <text:p/>
        </draw:line>
        <draw:line draw:style-name="gr97" draw:layer="layout" svg:x1="4.826cm" svg:y1="8.901cm" svg:x2="4.826cm" svg:y2="8.748cm">
          <text:p/>
        </draw:line>
        <draw:line draw:style-name="gr97" draw:layer="layout" svg:x1="4.749cm" svg:y1="8.824cm" svg:x2="4.902cm" svg:y2="8.824cm">
          <text:p/>
        </draw:line>
        <draw:line draw:style-name="gr97" draw:layer="layout" svg:x1="4.826cm" svg:y1="8.68cm" svg:x2="4.826cm" svg:y2="8.526cm">
          <text:p/>
        </draw:line>
        <draw:line draw:style-name="gr97" draw:layer="layout" svg:x1="4.749cm" svg:y1="8.603cm" svg:x2="4.902cm" svg:y2="8.603cm">
          <text:p/>
        </draw:line>
        <draw:line draw:style-name="gr97" draw:layer="layout" svg:x1="4.826cm" svg:y1="8.636cm" svg:x2="4.826cm" svg:y2="8.482cm">
          <text:p/>
        </draw:line>
        <draw:line draw:style-name="gr97" draw:layer="layout" svg:x1="4.749cm" svg:y1="8.559cm" svg:x2="4.902cm" svg:y2="8.559cm">
          <text:p/>
        </draw:line>
        <draw:line draw:style-name="gr97" draw:layer="layout" svg:x1="4.826cm" svg:y1="8.261cm" svg:x2="4.826cm" svg:y2="8.108cm">
          <text:p/>
        </draw:line>
        <draw:line draw:style-name="gr97" draw:layer="layout" svg:x1="4.749cm" svg:y1="8.184cm" svg:x2="4.902cm" svg:y2="8.184cm">
          <text:p/>
        </draw:line>
        <draw:line draw:style-name="gr97" draw:layer="layout" svg:x1="4.826cm" svg:y1="8.042cm" svg:x2="4.826cm" svg:y2="7.889cm">
          <text:p/>
        </draw:line>
        <draw:line draw:style-name="gr97" draw:layer="layout" svg:x1="4.749cm" svg:y1="7.965cm" svg:x2="4.902cm" svg:y2="7.965cm">
          <text:p/>
        </draw:line>
        <draw:line draw:style-name="gr97" draw:layer="layout" svg:x1="4.826cm" svg:y1="7.908cm" svg:x2="4.826cm" svg:y2="7.755cm">
          <text:p/>
        </draw:line>
        <draw:line draw:style-name="gr97" draw:layer="layout" svg:x1="4.749cm" svg:y1="7.831cm" svg:x2="4.902cm" svg:y2="7.831cm">
          <text:p/>
        </draw:line>
        <draw:line draw:style-name="gr97" draw:layer="layout" svg:x1="4.826cm" svg:y1="7.139cm" svg:x2="4.826cm" svg:y2="6.986cm">
          <text:p/>
        </draw:line>
        <draw:line draw:style-name="gr97" draw:layer="layout" svg:x1="4.749cm" svg:y1="7.062cm" svg:x2="4.902cm" svg:y2="7.062cm">
          <text:p/>
        </draw:line>
        <draw:line draw:style-name="gr97" draw:layer="layout" svg:x1="4.826cm" svg:y1="6.961cm" svg:x2="4.826cm" svg:y2="6.808cm">
          <text:p/>
        </draw:line>
        <draw:line draw:style-name="gr97" draw:layer="layout" svg:x1="4.749cm" svg:y1="6.885cm" svg:x2="4.902cm" svg:y2="6.885cm">
          <text:p/>
        </draw:line>
        <draw:line draw:style-name="gr97" draw:layer="layout" svg:x1="4.826cm" svg:y1="6.764cm" svg:x2="4.826cm" svg:y2="6.611cm">
          <text:p/>
        </draw:line>
        <draw:line draw:style-name="gr97" draw:layer="layout" svg:x1="4.749cm" svg:y1="6.688cm" svg:x2="4.902cm" svg:y2="6.688cm">
          <text:p/>
        </draw:line>
        <draw:line draw:style-name="gr97" draw:layer="layout" svg:x1="4.826cm" svg:y1="6.411cm" svg:x2="4.826cm" svg:y2="6.258cm">
          <text:p/>
        </draw:line>
        <draw:line draw:style-name="gr97" draw:layer="layout" svg:x1="4.749cm" svg:y1="6.335cm" svg:x2="4.902cm" svg:y2="6.335cm">
          <text:p/>
        </draw:line>
        <draw:line draw:style-name="gr97" draw:layer="layout" svg:x1="4.826cm" svg:y1="5.771cm" svg:x2="4.826cm" svg:y2="5.618cm">
          <text:p/>
        </draw:line>
        <draw:line draw:style-name="gr97" draw:layer="layout" svg:x1="4.749cm" svg:y1="5.695cm" svg:x2="4.902cm" svg:y2="5.695cm">
          <text:p/>
        </draw:line>
        <draw:line draw:style-name="gr97" draw:layer="layout" svg:x1="4.826cm" svg:y1="5.375cm" svg:x2="4.826cm" svg:y2="5.221cm">
          <text:p/>
        </draw:line>
        <draw:line draw:style-name="gr97" draw:layer="layout" svg:x1="4.749cm" svg:y1="5.298cm" svg:x2="4.902cm" svg:y2="5.298cm">
          <text:p/>
        </draw:line>
        <draw:line draw:style-name="gr97" draw:layer="layout" svg:x1="4.826cm" svg:y1="5.068cm" svg:x2="4.826cm" svg:y2="4.915cm">
          <text:p/>
        </draw:line>
        <draw:line draw:style-name="gr97" draw:layer="layout" svg:x1="4.749cm" svg:y1="4.991cm" svg:x2="4.902cm" svg:y2="4.991cm">
          <text:p/>
        </draw:line>
        <draw:line draw:style-name="gr97" draw:layer="layout" svg:x1="4.826cm" svg:y1="4.825cm" svg:x2="4.826cm" svg:y2="4.671cm">
          <text:p/>
        </draw:line>
        <draw:line draw:style-name="gr97" draw:layer="layout" svg:x1="4.749cm" svg:y1="4.748cm" svg:x2="4.902cm" svg:y2="4.748cm">
          <text:p/>
        </draw:line>
        <draw:line draw:style-name="gr97" draw:layer="layout" svg:x1="4.826cm" svg:y1="4.781cm" svg:x2="4.826cm" svg:y2="4.627cm">
          <text:p/>
        </draw:line>
        <draw:line draw:style-name="gr97" draw:layer="layout" svg:x1="4.749cm" svg:y1="4.704cm" svg:x2="4.902cm" svg:y2="4.704cm">
          <text:p/>
        </draw:line>
        <draw:line draw:style-name="gr97" draw:layer="layout" svg:x1="4.826cm" svg:y1="4.472cm" svg:x2="4.826cm" svg:y2="4.318cm">
          <text:p/>
        </draw:line>
        <draw:line draw:style-name="gr97" draw:layer="layout" svg:x1="4.749cm" svg:y1="4.395cm" svg:x2="4.902cm" svg:y2="4.395cm">
          <text:p/>
        </draw:line>
        <draw:line draw:style-name="gr97" draw:layer="layout" svg:x1="4.826cm" svg:y1="4.384cm" svg:x2="4.826cm" svg:y2="4.231cm">
          <text:p/>
        </draw:line>
        <draw:line draw:style-name="gr97" draw:layer="layout" svg:x1="4.749cm" svg:y1="4.307cm" svg:x2="4.902cm" svg:y2="4.307cm">
          <text:p/>
        </draw:line>
        <draw:line draw:style-name="gr97" draw:layer="layout" svg:x1="4.826cm" svg:y1="4.206cm" svg:x2="4.826cm" svg:y2="4.053cm">
          <text:p/>
        </draw:line>
        <draw:line draw:style-name="gr97" draw:layer="layout" svg:x1="4.749cm" svg:y1="4.13cm" svg:x2="4.902cm" svg:y2="4.13cm">
          <text:p/>
        </draw:line>
        <draw:line draw:style-name="gr97" draw:layer="layout" svg:x1="4.826cm" svg:y1="4.075cm" svg:x2="4.826cm" svg:y2="3.922cm">
          <text:p/>
        </draw:line>
        <draw:line draw:style-name="gr97" draw:layer="layout" svg:x1="4.749cm" svg:y1="3.998cm" svg:x2="4.902cm" svg:y2="3.998cm">
          <text:p/>
        </draw:line>
        <draw:line draw:style-name="gr97" draw:layer="layout" svg:x1="4.826cm" svg:y1="4.053cm" svg:x2="4.826cm" svg:y2="3.9cm">
          <text:p/>
        </draw:line>
        <draw:line draw:style-name="gr97" draw:layer="layout" svg:x1="4.749cm" svg:y1="3.976cm" svg:x2="4.902cm" svg:y2="3.976cm">
          <text:p/>
        </draw:line>
        <draw:line draw:style-name="gr97" draw:layer="layout" svg:x1="4.826cm" svg:y1="4.031cm" svg:x2="4.826cm" svg:y2="3.878cm">
          <text:p/>
        </draw:line>
        <draw:line draw:style-name="gr97" draw:layer="layout" svg:x1="4.749cm" svg:y1="3.954cm" svg:x2="4.902cm" svg:y2="3.954cm">
          <text:p/>
        </draw:line>
        <draw:line draw:style-name="gr97" draw:layer="layout" svg:x1="4.826cm" svg:y1="3.944cm" svg:x2="4.826cm" svg:y2="3.79cm">
          <text:p/>
        </draw:line>
        <draw:line draw:style-name="gr97" draw:layer="layout" svg:x1="4.749cm" svg:y1="3.867cm" svg:x2="4.902cm" svg:y2="3.867cm">
          <text:p/>
        </draw:line>
        <draw:line draw:style-name="gr97" draw:layer="layout" svg:x1="4.826cm" svg:y1="3.547cm" svg:x2="4.826cm" svg:y2="3.394cm">
          <text:p/>
        </draw:line>
        <draw:line draw:style-name="gr97" draw:layer="layout" svg:x1="4.749cm" svg:y1="3.47cm" svg:x2="4.902cm" svg:y2="3.47cm">
          <text:p/>
        </draw:line>
        <draw:line draw:style-name="gr97" draw:layer="layout" svg:x1="4.826cm" svg:y1="3.128cm" svg:x2="4.826cm" svg:y2="2.975cm">
          <text:p/>
        </draw:line>
        <draw:line draw:style-name="gr97" draw:layer="layout" svg:x1="4.749cm" svg:y1="3.052cm" svg:x2="4.902cm" svg:y2="3.052cm">
          <text:p/>
        </draw:line>
        <draw:line draw:style-name="gr97" draw:layer="layout" svg:x1="4.855cm" svg:y1="13.33cm" svg:x2="4.855cm" svg:y2="13.177cm">
          <text:p/>
        </draw:line>
        <draw:line draw:style-name="gr97" draw:layer="layout" svg:x1="4.778cm" svg:y1="13.254cm" svg:x2="4.932cm" svg:y2="13.254cm">
          <text:p/>
        </draw:line>
        <draw:line draw:style-name="gr97" draw:layer="layout" svg:x1="4.855cm" svg:y1="13.197cm" svg:x2="4.855cm" svg:y2="13.043cm">
          <text:p/>
        </draw:line>
        <draw:line draw:style-name="gr97" draw:layer="layout" svg:x1="4.778cm" svg:y1="13.12cm" svg:x2="4.932cm" svg:y2="13.12cm">
          <text:p/>
        </draw:line>
        <draw:line draw:style-name="gr97" draw:layer="layout" svg:x1="4.855cm" svg:y1="12.734cm" svg:x2="4.855cm" svg:y2="12.581cm">
          <text:p/>
        </draw:line>
        <draw:line draw:style-name="gr97" draw:layer="layout" svg:x1="4.778cm" svg:y1="12.658cm" svg:x2="4.932cm" svg:y2="12.658cm">
          <text:p/>
        </draw:line>
        <draw:line draw:style-name="gr97" draw:layer="layout" svg:x1="4.855cm" svg:y1="12.359cm" svg:x2="4.855cm" svg:y2="12.206cm">
          <text:p/>
        </draw:line>
        <draw:line draw:style-name="gr97" draw:layer="layout" svg:x1="4.778cm" svg:y1="12.283cm" svg:x2="4.932cm" svg:y2="12.283cm">
          <text:p/>
        </draw:line>
        <draw:line draw:style-name="gr97" draw:layer="layout" svg:x1="4.855cm" svg:y1="12.272cm" svg:x2="4.855cm" svg:y2="12.118cm">
          <text:p/>
        </draw:line>
        <draw:line draw:style-name="gr97" draw:layer="layout" svg:x1="4.778cm" svg:y1="12.195cm" svg:x2="4.932cm" svg:y2="12.195cm">
          <text:p/>
        </draw:line>
        <draw:line draw:style-name="gr97" draw:layer="layout" svg:x1="4.855cm" svg:y1="11.678cm" svg:x2="4.855cm" svg:y2="11.525cm">
          <text:p/>
        </draw:line>
        <draw:line draw:style-name="gr97" draw:layer="layout" svg:x1="4.778cm" svg:y1="11.601cm" svg:x2="4.932cm" svg:y2="11.601cm">
          <text:p/>
        </draw:line>
        <draw:line draw:style-name="gr97" draw:layer="layout" svg:x1="4.855cm" svg:y1="11.544cm" svg:x2="4.855cm" svg:y2="11.391cm">
          <text:p/>
        </draw:line>
        <draw:line draw:style-name="gr97" draw:layer="layout" svg:x1="4.778cm" svg:y1="11.467cm" svg:x2="4.932cm" svg:y2="11.467cm">
          <text:p/>
        </draw:line>
        <draw:line draw:style-name="gr97" draw:layer="layout" svg:x1="4.855cm" svg:y1="11.147cm" svg:x2="4.855cm" svg:y2="10.994cm">
          <text:p/>
        </draw:line>
        <draw:line draw:style-name="gr97" draw:layer="layout" svg:x1="4.778cm" svg:y1="11.071cm" svg:x2="4.932cm" svg:y2="11.071cm">
          <text:p/>
        </draw:line>
        <draw:line draw:style-name="gr97" draw:layer="layout" svg:x1="4.855cm" svg:y1="10.466cm" svg:x2="4.855cm" svg:y2="10.313cm">
          <text:p/>
        </draw:line>
        <draw:line draw:style-name="gr97" draw:layer="layout" svg:x1="4.778cm" svg:y1="10.389cm" svg:x2="4.932cm" svg:y2="10.389cm">
          <text:p/>
        </draw:line>
        <draw:line draw:style-name="gr97" draw:layer="layout" svg:x1="4.855cm" svg:y1="10.244cm" svg:x2="4.855cm" svg:y2="10.091cm">
          <text:p/>
        </draw:line>
        <draw:line draw:style-name="gr97" draw:layer="layout" svg:x1="4.778cm" svg:y1="10.168cm" svg:x2="4.932cm" svg:y2="10.168cm">
          <text:p/>
        </draw:line>
        <draw:line draw:style-name="gr97" draw:layer="layout" svg:x1="4.855cm" svg:y1="9.585cm" svg:x2="4.855cm" svg:y2="9.432cm">
          <text:p/>
        </draw:line>
        <draw:line draw:style-name="gr97" draw:layer="layout" svg:x1="4.778cm" svg:y1="9.508cm" svg:x2="4.932cm" svg:y2="9.508cm">
          <text:p/>
        </draw:line>
        <draw:line draw:style-name="gr97" draw:layer="layout" svg:x1="4.855cm" svg:y1="9.298cm" svg:x2="4.855cm" svg:y2="9.144cm">
          <text:p/>
        </draw:line>
        <draw:line draw:style-name="gr97" draw:layer="layout" svg:x1="4.778cm" svg:y1="9.221cm" svg:x2="4.932cm" svg:y2="9.221cm">
          <text:p/>
        </draw:line>
        <draw:line draw:style-name="gr97" draw:layer="layout" svg:x1="4.855cm" svg:y1="9.21cm" svg:x2="4.855cm" svg:y2="9.057cm">
          <text:p/>
        </draw:line>
        <draw:line draw:style-name="gr97" draw:layer="layout" svg:x1="4.778cm" svg:y1="9.133cm" svg:x2="4.932cm" svg:y2="9.133cm">
          <text:p/>
        </draw:line>
        <draw:line draw:style-name="gr97" draw:layer="layout" svg:x1="4.855cm" svg:y1="9.166cm" svg:x2="4.855cm" svg:y2="9.013cm">
          <text:p/>
        </draw:line>
        <draw:line draw:style-name="gr97" draw:layer="layout" svg:x1="4.778cm" svg:y1="9.09cm" svg:x2="4.932cm" svg:y2="9.09cm">
          <text:p/>
        </draw:line>
        <draw:line draw:style-name="gr97" draw:layer="layout" svg:x1="4.855cm" svg:y1="8.835cm" svg:x2="4.855cm" svg:y2="8.682cm">
          <text:p/>
        </draw:line>
        <draw:line draw:style-name="gr97" draw:layer="layout" svg:x1="4.778cm" svg:y1="8.759cm" svg:x2="4.932cm" svg:y2="8.759cm">
          <text:p/>
        </draw:line>
        <draw:line draw:style-name="gr97" draw:layer="layout" svg:x1="4.855cm" svg:y1="8.702cm" svg:x2="4.855cm" svg:y2="8.548cm">
          <text:p/>
        </draw:line>
        <draw:line draw:style-name="gr97" draw:layer="layout" svg:x1="4.778cm" svg:y1="8.625cm" svg:x2="4.932cm" svg:y2="8.625cm">
          <text:p/>
        </draw:line>
        <draw:line draw:style-name="gr97" draw:layer="layout" svg:x1="4.855cm" svg:y1="8.217cm" svg:x2="4.855cm" svg:y2="8.064cm">
          <text:p/>
        </draw:line>
        <draw:line draw:style-name="gr97" draw:layer="layout" svg:x1="4.778cm" svg:y1="8.141cm" svg:x2="4.932cm" svg:y2="8.141cm">
          <text:p/>
        </draw:line>
        <draw:line draw:style-name="gr97" draw:layer="layout" svg:x1="4.855cm" svg:y1="7.645cm" svg:x2="4.855cm" svg:y2="7.492cm">
          <text:p/>
        </draw:line>
        <draw:line draw:style-name="gr97" draw:layer="layout" svg:x1="4.778cm" svg:y1="7.569cm" svg:x2="4.932cm" svg:y2="7.569cm">
          <text:p/>
        </draw:line>
        <draw:line draw:style-name="gr97" draw:layer="layout" svg:x1="4.855cm" svg:y1="7.623cm" svg:x2="4.855cm" svg:y2="7.47cm">
          <text:p/>
        </draw:line>
        <draw:line draw:style-name="gr97" draw:layer="layout" svg:x1="4.778cm" svg:y1="7.547cm" svg:x2="4.932cm" svg:y2="7.547cm">
          <text:p/>
        </draw:line>
        <draw:line draw:style-name="gr97" draw:layer="layout" svg:x1="4.855cm" svg:y1="6.808cm" svg:x2="4.855cm" svg:y2="6.655cm">
          <text:p/>
        </draw:line>
        <draw:line draw:style-name="gr97" draw:layer="layout" svg:x1="4.778cm" svg:y1="6.731cm" svg:x2="4.932cm" svg:y2="6.731cm">
          <text:p/>
        </draw:line>
        <draw:line draw:style-name="gr97" draw:layer="layout" svg:x1="4.855cm" svg:y1="6.63cm" svg:x2="4.855cm" svg:y2="6.477cm">
          <text:p/>
        </draw:line>
        <draw:line draw:style-name="gr97" draw:layer="layout" svg:x1="4.778cm" svg:y1="6.554cm" svg:x2="4.932cm" svg:y2="6.554cm">
          <text:p/>
        </draw:line>
        <draw:line draw:style-name="gr97" draw:layer="layout" svg:x1="4.855cm" svg:y1="6.608cm" svg:x2="4.855cm" svg:y2="6.455cm">
          <text:p/>
        </draw:line>
        <draw:line draw:style-name="gr97" draw:layer="layout" svg:x1="4.778cm" svg:y1="6.532cm" svg:x2="4.932cm" svg:y2="6.532cm">
          <text:p/>
        </draw:line>
        <draw:line draw:style-name="gr97" draw:layer="layout" svg:x1="4.855cm" svg:y1="6.19cm" svg:x2="4.855cm" svg:y2="6.037cm">
          <text:p/>
        </draw:line>
        <draw:line draw:style-name="gr97" draw:layer="layout" svg:x1="4.778cm" svg:y1="6.113cm" svg:x2="4.932cm" svg:y2="6.113cm">
          <text:p/>
        </draw:line>
        <draw:line draw:style-name="gr97" draw:layer="layout" svg:x1="4.855cm" svg:y1="6.146cm" svg:x2="4.855cm" svg:y2="5.993cm">
          <text:p/>
        </draw:line>
        <draw:line draw:style-name="gr97" draw:layer="layout" svg:x1="4.778cm" svg:y1="6.069cm" svg:x2="4.932cm" svg:y2="6.069cm">
          <text:p/>
        </draw:line>
        <draw:line draw:style-name="gr97" draw:layer="layout" svg:x1="4.855cm" svg:y1="6.08cm" svg:x2="4.855cm" svg:y2="5.927cm">
          <text:p/>
        </draw:line>
        <draw:line draw:style-name="gr97" draw:layer="layout" svg:x1="4.778cm" svg:y1="6.004cm" svg:x2="4.932cm" svg:y2="6.004cm">
          <text:p/>
        </draw:line>
        <draw:line draw:style-name="gr97" draw:layer="layout" svg:x1="4.855cm" svg:y1="5.815cm" svg:x2="4.855cm" svg:y2="5.662cm">
          <text:p/>
        </draw:line>
        <draw:line draw:style-name="gr97" draw:layer="layout" svg:x1="4.778cm" svg:y1="5.738cm" svg:x2="4.932cm" svg:y2="5.738cm">
          <text:p/>
        </draw:line>
        <draw:line draw:style-name="gr97" draw:layer="layout" svg:x1="4.855cm" svg:y1="5.552cm" svg:x2="4.855cm" svg:y2="5.399cm">
          <text:p/>
        </draw:line>
        <draw:line draw:style-name="gr97" draw:layer="layout" svg:x1="4.778cm" svg:y1="5.476cm" svg:x2="4.932cm" svg:y2="5.476cm">
          <text:p/>
        </draw:line>
        <draw:line draw:style-name="gr97" draw:layer="layout" svg:x1="4.855cm" svg:y1="5.487cm" svg:x2="4.855cm" svg:y2="5.333cm">
          <text:p/>
        </draw:line>
        <draw:line draw:style-name="gr97" draw:layer="layout" svg:x1="4.778cm" svg:y1="5.41cm" svg:x2="4.932cm" svg:y2="5.41cm">
          <text:p/>
        </draw:line>
        <draw:line draw:style-name="gr97" draw:layer="layout" svg:x1="4.855cm" svg:y1="5.265cm" svg:x2="4.855cm" svg:y2="5.112cm">
          <text:p/>
        </draw:line>
        <draw:line draw:style-name="gr97" draw:layer="layout" svg:x1="4.778cm" svg:y1="5.188cm" svg:x2="4.932cm" svg:y2="5.188cm">
          <text:p/>
        </draw:line>
        <draw:line draw:style-name="gr97" draw:layer="layout" svg:x1="4.855cm" svg:y1="5.112cm" svg:x2="4.855cm" svg:y2="4.958cm">
          <text:p/>
        </draw:line>
        <draw:line draw:style-name="gr97" draw:layer="layout" svg:x1="4.778cm" svg:y1="5.035cm" svg:x2="4.932cm" svg:y2="5.035cm">
          <text:p/>
        </draw:line>
        <draw:line draw:style-name="gr97" draw:layer="layout" svg:x1="4.855cm" svg:y1="5.09cm" svg:x2="4.855cm" svg:y2="4.936cm">
          <text:p/>
        </draw:line>
        <draw:line draw:style-name="gr97" draw:layer="layout" svg:x1="4.778cm" svg:y1="5.013cm" svg:x2="4.932cm" svg:y2="5.013cm">
          <text:p/>
        </draw:line>
        <draw:line draw:style-name="gr97" draw:layer="layout" svg:x1="4.855cm" svg:y1="5.022cm" svg:x2="4.855cm" svg:y2="4.868cm">
          <text:p/>
        </draw:line>
        <draw:line draw:style-name="gr97" draw:layer="layout" svg:x1="4.778cm" svg:y1="4.945cm" svg:x2="4.932cm" svg:y2="4.945cm">
          <text:p/>
        </draw:line>
        <draw:line draw:style-name="gr97" draw:layer="layout" svg:x1="4.855cm" svg:y1="4.868cm" svg:x2="4.855cm" svg:y2="4.715cm">
          <text:p/>
        </draw:line>
        <draw:line draw:style-name="gr97" draw:layer="layout" svg:x1="4.778cm" svg:y1="4.792cm" svg:x2="4.932cm" svg:y2="4.792cm">
          <text:p/>
        </draw:line>
        <draw:line draw:style-name="gr97" draw:layer="layout" svg:x1="4.855cm" svg:y1="4.141cm" svg:x2="4.855cm" svg:y2="3.987cm">
          <text:p/>
        </draw:line>
        <draw:line draw:style-name="gr97" draw:layer="layout" svg:x1="4.778cm" svg:y1="4.064cm" svg:x2="4.932cm" svg:y2="4.064cm">
          <text:p/>
        </draw:line>
        <draw:line draw:style-name="gr97" draw:layer="layout" svg:x1="4.855cm" svg:y1="4.031cm" svg:x2="4.855cm" svg:y2="3.878cm">
          <text:p/>
        </draw:line>
        <draw:line draw:style-name="gr97" draw:layer="layout" svg:x1="4.778cm" svg:y1="3.954cm" svg:x2="4.932cm" svg:y2="3.954cm">
          <text:p/>
        </draw:line>
        <draw:line draw:style-name="gr97" draw:layer="layout" svg:x1="4.855cm" svg:y1="3.987cm" svg:x2="4.855cm" svg:y2="3.834cm">
          <text:p/>
        </draw:line>
        <draw:line draw:style-name="gr97" draw:layer="layout" svg:x1="4.778cm" svg:y1="3.911cm" svg:x2="4.932cm" svg:y2="3.911cm">
          <text:p/>
        </draw:line>
        <draw:line draw:style-name="gr97" draw:layer="layout" svg:x1="4.855cm" svg:y1="3.856cm" svg:x2="4.855cm" svg:y2="3.703cm">
          <text:p/>
        </draw:line>
        <draw:line draw:style-name="gr97" draw:layer="layout" svg:x1="4.778cm" svg:y1="3.779cm" svg:x2="4.932cm" svg:y2="3.779cm">
          <text:p/>
        </draw:line>
        <draw:line draw:style-name="gr97" draw:layer="layout" svg:x1="4.855cm" svg:y1="3.547cm" svg:x2="4.855cm" svg:y2="3.394cm">
          <text:p/>
        </draw:line>
        <draw:line draw:style-name="gr97" draw:layer="layout" svg:x1="4.778cm" svg:y1="3.47cm" svg:x2="4.932cm" svg:y2="3.47cm">
          <text:p/>
        </draw:line>
        <draw:line draw:style-name="gr97" draw:layer="layout" svg:x1="4.855cm" svg:y1="2.994cm" svg:x2="4.855cm" svg:y2="2.841cm">
          <text:p/>
        </draw:line>
        <draw:line draw:style-name="gr97" draw:layer="layout" svg:x1="4.778cm" svg:y1="2.918cm" svg:x2="4.932cm" svg:y2="2.918cm">
          <text:p/>
        </draw:line>
        <draw:line draw:style-name="gr97" draw:layer="layout" svg:x1="4.887cm" svg:y1="13.065cm" svg:x2="4.887cm" svg:y2="12.912cm">
          <text:p/>
        </draw:line>
        <draw:line draw:style-name="gr97" draw:layer="layout" svg:x1="4.81cm" svg:y1="12.989cm" svg:x2="4.963cm" svg:y2="12.989cm">
          <text:p/>
        </draw:line>
        <draw:line draw:style-name="gr97" draw:layer="layout" svg:x1="4.887cm" svg:y1="12.89cm" svg:x2="4.887cm" svg:y2="12.737cm">
          <text:p/>
        </draw:line>
        <draw:line draw:style-name="gr97" draw:layer="layout" svg:x1="4.81cm" svg:y1="12.813cm" svg:x2="4.963cm" svg:y2="12.813cm">
          <text:p/>
        </draw:line>
        <draw:line draw:style-name="gr97" draw:layer="layout" svg:x1="4.887cm" svg:y1="12.603cm" svg:x2="4.887cm" svg:y2="12.449cm">
          <text:p/>
        </draw:line>
        <draw:line draw:style-name="gr97" draw:layer="layout" svg:x1="4.81cm" svg:y1="12.526cm" svg:x2="4.963cm" svg:y2="12.526cm">
          <text:p/>
        </draw:line>
        <draw:line draw:style-name="gr97" draw:layer="layout" svg:x1="4.887cm" svg:y1="12.406cm" svg:x2="4.887cm" svg:y2="12.252cm">
          <text:p/>
        </draw:line>
        <draw:line draw:style-name="gr97" draw:layer="layout" svg:x1="4.81cm" svg:y1="12.329cm" svg:x2="4.963cm" svg:y2="12.329cm">
          <text:p/>
        </draw:line>
        <draw:line draw:style-name="gr97" draw:layer="layout" svg:x1="4.887cm" svg:y1="12.184cm" svg:x2="4.887cm" svg:y2="12.031cm">
          <text:p/>
        </draw:line>
        <draw:line draw:style-name="gr97" draw:layer="layout" svg:x1="4.81cm" svg:y1="12.108cm" svg:x2="4.963cm" svg:y2="12.108cm">
          <text:p/>
        </draw:line>
        <draw:line draw:style-name="gr97" draw:layer="layout" svg:x1="4.887cm" svg:y1="11.853cm" svg:x2="4.887cm" svg:y2="11.7cm">
          <text:p/>
        </draw:line>
        <draw:line draw:style-name="gr97" draw:layer="layout" svg:x1="4.81cm" svg:y1="11.777cm" svg:x2="4.963cm" svg:y2="11.777cm">
          <text:p/>
        </draw:line>
        <draw:line draw:style-name="gr97" draw:layer="layout" svg:x1="4.887cm" svg:y1="11.7cm" svg:x2="4.887cm" svg:y2="11.547cm">
          <text:p/>
        </draw:line>
        <draw:line draw:style-name="gr97" draw:layer="layout" svg:x1="4.81cm" svg:y1="11.623cm" svg:x2="4.963cm" svg:y2="11.623cm">
          <text:p/>
        </draw:line>
        <draw:line draw:style-name="gr97" draw:layer="layout" svg:x1="4.887cm" svg:y1="11.082cm" svg:x2="4.887cm" svg:y2="10.928cm">
          <text:p/>
        </draw:line>
        <draw:line draw:style-name="gr97" draw:layer="layout" svg:x1="4.81cm" svg:y1="11.005cm" svg:x2="4.963cm" svg:y2="11.005cm">
          <text:p/>
        </draw:line>
        <draw:line draw:style-name="gr97" draw:layer="layout" svg:x1="4.887cm" svg:y1="11.038cm" svg:x2="4.887cm" svg:y2="10.885cm">
          <text:p/>
        </draw:line>
        <draw:line draw:style-name="gr97" draw:layer="layout" svg:x1="4.81cm" svg:y1="10.961cm" svg:x2="4.963cm" svg:y2="10.961cm">
          <text:p/>
        </draw:line>
        <draw:line draw:style-name="gr97" draw:layer="layout" svg:x1="4.887cm" svg:y1="10.972cm" svg:x2="4.887cm" svg:y2="10.819cm">
          <text:p/>
        </draw:line>
        <draw:line draw:style-name="gr97" draw:layer="layout" svg:x1="4.81cm" svg:y1="10.896cm" svg:x2="4.963cm" svg:y2="10.896cm">
          <text:p/>
        </draw:line>
        <draw:line draw:style-name="gr97" draw:layer="layout" svg:x1="4.887cm" svg:y1="10.863cm" svg:x2="4.887cm" svg:y2="10.709cm">
          <text:p/>
        </draw:line>
        <draw:line draw:style-name="gr97" draw:layer="layout" svg:x1="4.81cm" svg:y1="10.786cm" svg:x2="4.963cm" svg:y2="10.786cm">
          <text:p/>
        </draw:line>
        <draw:line draw:style-name="gr97" draw:layer="layout" svg:x1="4.887cm" svg:y1="10.223cm" svg:x2="4.887cm" svg:y2="10.069cm">
          <text:p/>
        </draw:line>
        <draw:line draw:style-name="gr97" draw:layer="layout" svg:x1="4.81cm" svg:y1="10.146cm" svg:x2="4.963cm" svg:y2="10.146cm">
          <text:p/>
        </draw:line>
        <draw:line draw:style-name="gr97" draw:layer="layout" svg:x1="4.887cm" svg:y1="9.694cm" svg:x2="4.887cm" svg:y2="9.541cm">
          <text:p/>
        </draw:line>
        <draw:line draw:style-name="gr97" draw:layer="layout" svg:x1="4.81cm" svg:y1="9.618cm" svg:x2="4.963cm" svg:y2="9.618cm">
          <text:p/>
        </draw:line>
        <draw:line draw:style-name="gr97" draw:layer="layout" svg:x1="4.887cm" svg:y1="8.857cm" svg:x2="4.887cm" svg:y2="8.704cm">
          <text:p/>
        </draw:line>
        <draw:line draw:style-name="gr97" draw:layer="layout" svg:x1="4.81cm" svg:y1="8.781cm" svg:x2="4.963cm" svg:y2="8.781cm">
          <text:p/>
        </draw:line>
        <draw:line draw:style-name="gr97" draw:layer="layout" svg:x1="4.887cm" svg:y1="8.283cm" svg:x2="4.887cm" svg:y2="8.13cm">
          <text:p/>
        </draw:line>
        <draw:line draw:style-name="gr97" draw:layer="layout" svg:x1="4.81cm" svg:y1="8.206cm" svg:x2="4.963cm" svg:y2="8.206cm">
          <text:p/>
        </draw:line>
        <draw:line draw:style-name="gr97" draw:layer="layout" svg:x1="4.887cm" svg:y1="8.261cm" svg:x2="4.887cm" svg:y2="8.108cm">
          <text:p/>
        </draw:line>
        <draw:line draw:style-name="gr97" draw:layer="layout" svg:x1="4.81cm" svg:y1="8.184cm" svg:x2="4.963cm" svg:y2="8.184cm">
          <text:p/>
        </draw:line>
        <draw:line draw:style-name="gr97" draw:layer="layout" svg:x1="4.887cm" svg:y1="8.195cm" svg:x2="4.887cm" svg:y2="8.042cm">
          <text:p/>
        </draw:line>
        <draw:line draw:style-name="gr97" draw:layer="layout" svg:x1="4.81cm" svg:y1="8.119cm" svg:x2="4.963cm" svg:y2="8.119cm">
          <text:p/>
        </draw:line>
        <draw:line draw:style-name="gr97" draw:layer="layout" svg:x1="4.887cm" svg:y1="7.908cm" svg:x2="4.887cm" svg:y2="7.755cm">
          <text:p/>
        </draw:line>
        <draw:line draw:style-name="gr97" draw:layer="layout" svg:x1="4.81cm" svg:y1="7.831cm" svg:x2="4.963cm" svg:y2="7.831cm">
          <text:p/>
        </draw:line>
        <draw:line draw:style-name="gr97" draw:layer="layout" svg:x1="4.887cm" svg:y1="7.689cm" svg:x2="4.887cm" svg:y2="7.536cm">
          <text:p/>
        </draw:line>
        <draw:line draw:style-name="gr97" draw:layer="layout" svg:x1="4.81cm" svg:y1="7.612cm" svg:x2="4.963cm" svg:y2="7.612cm">
          <text:p/>
        </draw:line>
        <draw:line draw:style-name="gr97" draw:layer="layout" svg:x1="4.887cm" svg:y1="7.623cm" svg:x2="4.887cm" svg:y2="7.47cm">
          <text:p/>
        </draw:line>
        <draw:line draw:style-name="gr97" draw:layer="layout" svg:x1="4.81cm" svg:y1="7.547cm" svg:x2="4.963cm" svg:y2="7.547cm">
          <text:p/>
        </draw:line>
        <draw:line draw:style-name="gr97" draw:layer="layout" svg:x1="4.887cm" svg:y1="7.536cm" svg:x2="4.887cm" svg:y2="7.382cm">
          <text:p/>
        </draw:line>
        <draw:line draw:style-name="gr97" draw:layer="layout" svg:x1="4.81cm" svg:y1="7.459cm" svg:x2="4.963cm" svg:y2="7.459cm">
          <text:p/>
        </draw:line>
        <draw:line draw:style-name="gr97" draw:layer="layout" svg:x1="4.887cm" svg:y1="7.446cm" svg:x2="4.887cm" svg:y2="7.292cm">
          <text:p/>
        </draw:line>
        <draw:line draw:style-name="gr97" draw:layer="layout" svg:x1="4.81cm" svg:y1="7.369cm" svg:x2="4.963cm" svg:y2="7.369cm">
          <text:p/>
        </draw:line>
        <draw:line draw:style-name="gr97" draw:layer="layout" svg:x1="4.887cm" svg:y1="7.336cm" svg:x2="4.887cm" svg:y2="7.183cm">
          <text:p/>
        </draw:line>
        <draw:line draw:style-name="gr97" draw:layer="layout" svg:x1="4.81cm" svg:y1="7.26cm" svg:x2="4.963cm" svg:y2="7.26cm">
          <text:p/>
        </draw:line>
        <draw:line draw:style-name="gr97" draw:layer="layout" svg:x1="4.887cm" svg:y1="7.227cm" svg:x2="4.887cm" svg:y2="7.073cm">
          <text:p/>
        </draw:line>
        <draw:line draw:style-name="gr97" draw:layer="layout" svg:x1="4.81cm" svg:y1="7.15cm" svg:x2="4.963cm" svg:y2="7.15cm">
          <text:p/>
        </draw:line>
        <draw:line draw:style-name="gr97" draw:layer="layout" svg:x1="4.887cm" svg:y1="6.874cm" svg:x2="4.887cm" svg:y2="6.72cm">
          <text:p/>
        </draw:line>
        <draw:line draw:style-name="gr97" draw:layer="layout" svg:x1="4.81cm" svg:y1="6.797cm" svg:x2="4.963cm" svg:y2="6.797cm">
          <text:p/>
        </draw:line>
        <draw:line draw:style-name="gr97" draw:layer="layout" svg:x1="4.887cm" svg:y1="6.852cm" svg:x2="4.887cm" svg:y2="6.699cm">
          <text:p/>
        </draw:line>
        <draw:line draw:style-name="gr97" draw:layer="layout" svg:x1="4.81cm" svg:y1="6.775cm" svg:x2="4.963cm" svg:y2="6.775cm">
          <text:p/>
        </draw:line>
        <draw:line draw:style-name="gr97" draw:layer="layout" svg:x1="4.887cm" svg:y1="6.764cm" svg:x2="4.887cm" svg:y2="6.611cm">
          <text:p/>
        </draw:line>
        <draw:line draw:style-name="gr97" draw:layer="layout" svg:x1="4.81cm" svg:y1="6.688cm" svg:x2="4.963cm" svg:y2="6.688cm">
          <text:p/>
        </draw:line>
        <draw:line draw:style-name="gr97" draw:layer="layout" svg:x1="4.887cm" svg:y1="6.742cm" svg:x2="4.887cm" svg:y2="6.589cm">
          <text:p/>
        </draw:line>
        <draw:line draw:style-name="gr97" draw:layer="layout" svg:x1="4.81cm" svg:y1="6.666cm" svg:x2="4.963cm" svg:y2="6.666cm">
          <text:p/>
        </draw:line>
        <draw:line draw:style-name="gr97" draw:layer="layout" svg:x1="4.887cm" svg:y1="6.389cm" svg:x2="4.887cm" svg:y2="6.236cm">
          <text:p/>
        </draw:line>
        <draw:line draw:style-name="gr97" draw:layer="layout" svg:x1="4.81cm" svg:y1="6.313cm" svg:x2="4.963cm" svg:y2="6.313cm">
          <text:p/>
        </draw:line>
        <draw:line draw:style-name="gr97" draw:layer="layout" svg:x1="4.887cm" svg:y1="6.368cm" svg:x2="4.887cm" svg:y2="6.214cm">
          <text:p/>
        </draw:line>
        <draw:line draw:style-name="gr97" draw:layer="layout" svg:x1="4.81cm" svg:y1="6.291cm" svg:x2="4.963cm" svg:y2="6.291cm">
          <text:p/>
        </draw:line>
        <draw:line draw:style-name="gr97" draw:layer="layout" svg:x1="4.887cm" svg:y1="6.346cm" svg:x2="4.887cm" svg:y2="6.192cm">
          <text:p/>
        </draw:line>
        <draw:line draw:style-name="gr97" draw:layer="layout" svg:x1="4.81cm" svg:y1="6.269cm" svg:x2="4.963cm" svg:y2="6.269cm">
          <text:p/>
        </draw:line>
        <draw:line draw:style-name="gr97" draw:layer="layout" svg:x1="4.887cm" svg:y1="6.324cm" svg:x2="4.887cm" svg:y2="6.17cm">
          <text:p/>
        </draw:line>
        <draw:line draw:style-name="gr97" draw:layer="layout" svg:x1="4.81cm" svg:y1="6.247cm" svg:x2="4.963cm" svg:y2="6.247cm">
          <text:p/>
        </draw:line>
        <draw:line draw:style-name="gr97" draw:layer="layout" svg:x1="4.887cm" svg:y1="6.168cm" svg:x2="4.887cm" svg:y2="6.015cm">
          <text:p/>
        </draw:line>
        <draw:line draw:style-name="gr97" draw:layer="layout" svg:x1="4.81cm" svg:y1="6.091cm" svg:x2="4.963cm" svg:y2="6.091cm">
          <text:p/>
        </draw:line>
        <draw:line draw:style-name="gr97" draw:layer="layout" svg:x1="4.887cm" svg:y1="5.859cm" svg:x2="4.887cm" svg:y2="5.706cm">
          <text:p/>
        </draw:line>
        <draw:line draw:style-name="gr97" draw:layer="layout" svg:x1="4.81cm" svg:y1="5.782cm" svg:x2="4.963cm" svg:y2="5.782cm">
          <text:p/>
        </draw:line>
        <draw:line draw:style-name="gr97" draw:layer="layout" svg:x1="4.887cm" svg:y1="5.837cm" svg:x2="4.887cm" svg:y2="5.684cm">
          <text:p/>
        </draw:line>
        <draw:line draw:style-name="gr97" draw:layer="layout" svg:x1="4.81cm" svg:y1="5.76cm" svg:x2="4.963cm" svg:y2="5.76cm">
          <text:p/>
        </draw:line>
        <draw:line draw:style-name="gr97" draw:layer="layout" svg:x1="4.887cm" svg:y1="5.815cm" svg:x2="4.887cm" svg:y2="5.662cm">
          <text:p/>
        </draw:line>
        <draw:line draw:style-name="gr97" draw:layer="layout" svg:x1="4.81cm" svg:y1="5.738cm" svg:x2="4.963cm" svg:y2="5.738cm">
          <text:p/>
        </draw:line>
        <draw:line draw:style-name="gr97" draw:layer="layout" svg:x1="4.887cm" svg:y1="5.596cm" svg:x2="4.887cm" svg:y2="5.443cm">
          <text:p/>
        </draw:line>
        <draw:line draw:style-name="gr97" draw:layer="layout" svg:x1="4.81cm" svg:y1="5.519cm" svg:x2="4.963cm" svg:y2="5.519cm">
          <text:p/>
        </draw:line>
        <draw:line draw:style-name="gr97" draw:layer="layout" svg:x1="4.887cm" svg:y1="5.552cm" svg:x2="4.887cm" svg:y2="5.399cm">
          <text:p/>
        </draw:line>
        <draw:line draw:style-name="gr97" draw:layer="layout" svg:x1="4.81cm" svg:y1="5.476cm" svg:x2="4.963cm" svg:y2="5.476cm">
          <text:p/>
        </draw:line>
        <draw:line draw:style-name="gr97" draw:layer="layout" svg:x1="4.887cm" svg:y1="5.396cm" svg:x2="4.887cm" svg:y2="5.243cm">
          <text:p/>
        </draw:line>
        <draw:line draw:style-name="gr97" draw:layer="layout" svg:x1="4.81cm" svg:y1="5.32cm" svg:x2="4.963cm" svg:y2="5.32cm">
          <text:p/>
        </draw:line>
        <draw:line draw:style-name="gr97" draw:layer="layout" svg:x1="4.887cm" svg:y1="4.494cm" svg:x2="4.887cm" svg:y2="4.34cm">
          <text:p/>
        </draw:line>
        <draw:line draw:style-name="gr97" draw:layer="layout" svg:x1="4.81cm" svg:y1="4.417cm" svg:x2="4.963cm" svg:y2="4.417cm">
          <text:p/>
        </draw:line>
        <draw:line draw:style-name="gr97" draw:layer="layout" svg:x1="4.887cm" svg:y1="4.472cm" svg:x2="4.887cm" svg:y2="4.318cm">
          <text:p/>
        </draw:line>
        <draw:line draw:style-name="gr97" draw:layer="layout" svg:x1="4.81cm" svg:y1="4.395cm" svg:x2="4.963cm" svg:y2="4.395cm">
          <text:p/>
        </draw:line>
        <draw:line draw:style-name="gr97" draw:layer="layout" svg:x1="4.887cm" svg:y1="4.406cm" svg:x2="4.887cm" svg:y2="4.253cm">
          <text:p/>
        </draw:line>
        <draw:line draw:style-name="gr97" draw:layer="layout" svg:x1="4.81cm" svg:y1="4.329cm" svg:x2="4.963cm" svg:y2="4.329cm">
          <text:p/>
        </draw:line>
        <draw:line draw:style-name="gr97" draw:layer="layout" svg:x1="4.887cm" svg:y1="3.834cm" svg:x2="4.887cm" svg:y2="3.681cm">
          <text:p/>
        </draw:line>
        <draw:line draw:style-name="gr97" draw:layer="layout" svg:x1="4.81cm" svg:y1="3.757cm" svg:x2="4.963cm" svg:y2="3.757cm">
          <text:p/>
        </draw:line>
        <draw:line draw:style-name="gr97" draw:layer="layout" svg:x1="4.887cm" svg:y1="3.347cm" svg:x2="4.887cm" svg:y2="3.194cm">
          <text:p/>
        </draw:line>
        <draw:line draw:style-name="gr97" draw:layer="layout" svg:x1="4.81cm" svg:y1="3.271cm" svg:x2="4.963cm" svg:y2="3.271cm">
          <text:p/>
        </draw:line>
        <draw:line draw:style-name="gr97" draw:layer="layout" svg:x1="4.887cm" svg:y1="3.106cm" svg:x2="4.887cm" svg:y2="2.953cm">
          <text:p/>
        </draw:line>
        <draw:line draw:style-name="gr97" draw:layer="layout" svg:x1="4.81cm" svg:y1="3.03cm" svg:x2="4.963cm" svg:y2="3.03cm">
          <text:p/>
        </draw:line>
        <draw:line draw:style-name="gr97" draw:layer="layout" svg:x1="4.887cm" svg:y1="3.062cm" svg:x2="4.887cm" svg:y2="2.909cm">
          <text:p/>
        </draw:line>
        <draw:line draw:style-name="gr97" draw:layer="layout" svg:x1="4.81cm" svg:y1="2.986cm" svg:x2="4.963cm" svg:y2="2.986cm">
          <text:p/>
        </draw:line>
        <draw:line draw:style-name="gr97" draw:layer="layout" svg:x1="4.887cm" svg:y1="2.929cm" svg:x2="4.887cm" svg:y2="2.775cm">
          <text:p/>
        </draw:line>
        <draw:line draw:style-name="gr97" draw:layer="layout" svg:x1="4.81cm" svg:y1="2.852cm" svg:x2="4.963cm" svg:y2="2.852cm">
          <text:p/>
        </draw:line>
        <draw:line draw:style-name="gr97" draw:layer="layout" svg:x1="4.887cm" svg:y1="2.885cm" svg:x2="4.887cm" svg:y2="2.732cm">
          <text:p/>
        </draw:line>
        <draw:line draw:style-name="gr97" draw:layer="layout" svg:x1="4.81cm" svg:y1="2.808cm" svg:x2="4.963cm" svg:y2="2.808cm">
          <text:p/>
        </draw:line>
        <draw:line draw:style-name="gr97" draw:layer="layout" svg:x1="4.916cm" svg:y1="12.934cm" svg:x2="4.916cm" svg:y2="12.78cm">
          <text:p/>
        </draw:line>
        <draw:line draw:style-name="gr97" draw:layer="layout" svg:x1="4.839cm" svg:y1="12.857cm" svg:x2="4.992cm" svg:y2="12.857cm">
          <text:p/>
        </draw:line>
        <draw:line draw:style-name="gr97" draw:layer="layout" svg:x1="4.916cm" svg:y1="12.537cm" svg:x2="4.916cm" svg:y2="12.384cm">
          <text:p/>
        </draw:line>
        <draw:line draw:style-name="gr97" draw:layer="layout" svg:x1="4.839cm" svg:y1="12.46cm" svg:x2="4.992cm" svg:y2="12.46cm">
          <text:p/>
        </draw:line>
        <draw:line draw:style-name="gr97" draw:layer="layout" svg:x1="4.916cm" svg:y1="12.493cm" svg:x2="4.916cm" svg:y2="12.34cm">
          <text:p/>
        </draw:line>
        <draw:line draw:style-name="gr97" draw:layer="layout" svg:x1="4.839cm" svg:y1="12.417cm" svg:x2="4.992cm" svg:y2="12.417cm">
          <text:p/>
        </draw:line>
        <draw:line draw:style-name="gr97" draw:layer="layout" svg:x1="4.916cm" svg:y1="12.471cm" svg:x2="4.916cm" svg:y2="12.318cm">
          <text:p/>
        </draw:line>
        <draw:line draw:style-name="gr97" draw:layer="layout" svg:x1="4.839cm" svg:y1="12.395cm" svg:x2="4.992cm" svg:y2="12.395cm">
          <text:p/>
        </draw:line>
        <draw:line draw:style-name="gr97" draw:layer="layout" svg:x1="4.916cm" svg:y1="12.449cm" svg:x2="4.916cm" svg:y2="12.296cm">
          <text:p/>
        </draw:line>
        <draw:line draw:style-name="gr97" draw:layer="layout" svg:x1="4.839cm" svg:y1="12.373cm" svg:x2="4.992cm" svg:y2="12.373cm">
          <text:p/>
        </draw:line>
        <draw:line draw:style-name="gr97" draw:layer="layout" svg:x1="4.916cm" svg:y1="12.428cm" svg:x2="4.916cm" svg:y2="12.274cm">
          <text:p/>
        </draw:line>
        <draw:line draw:style-name="gr97" draw:layer="layout" svg:x1="4.839cm" svg:y1="12.351cm" svg:x2="4.992cm" svg:y2="12.351cm">
          <text:p/>
        </draw:line>
        <draw:line draw:style-name="gr97" draw:layer="layout" svg:x1="4.916cm" svg:y1="12.338cm" svg:x2="4.916cm" svg:y2="12.184cm">
          <text:p/>
        </draw:line>
        <draw:line draw:style-name="gr97" draw:layer="layout" svg:x1="4.839cm" svg:y1="12.261cm" svg:x2="4.992cm" svg:y2="12.261cm">
          <text:p/>
        </draw:line>
        <draw:line draw:style-name="gr97" draw:layer="layout" svg:x1="4.916cm" svg:y1="12.162cm" svg:x2="4.916cm" svg:y2="12.009cm">
          <text:p/>
        </draw:line>
        <draw:line draw:style-name="gr97" draw:layer="layout" svg:x1="4.839cm" svg:y1="12.086cm" svg:x2="4.992cm" svg:y2="12.086cm">
          <text:p/>
        </draw:line>
        <draw:line draw:style-name="gr97" draw:layer="layout" svg:x1="4.916cm" svg:y1="11.634cm" svg:x2="4.916cm" svg:y2="11.481cm">
          <text:p/>
        </draw:line>
        <draw:line draw:style-name="gr97" draw:layer="layout" svg:x1="4.839cm" svg:y1="11.558cm" svg:x2="4.992cm" svg:y2="11.558cm">
          <text:p/>
        </draw:line>
        <draw:line draw:style-name="gr97" draw:layer="layout" svg:x1="4.916cm" svg:y1="11.369cm" svg:x2="4.916cm" svg:y2="11.216cm">
          <text:p/>
        </draw:line>
        <draw:line draw:style-name="gr97" draw:layer="layout" svg:x1="4.839cm" svg:y1="11.292cm" svg:x2="4.992cm" svg:y2="11.292cm">
          <text:p/>
        </draw:line>
        <draw:line draw:style-name="gr97" draw:layer="layout" svg:x1="4.916cm" svg:y1="10.775cm" svg:x2="4.916cm" svg:y2="10.622cm">
          <text:p/>
        </draw:line>
        <draw:line draw:style-name="gr97" draw:layer="layout" svg:x1="4.839cm" svg:y1="10.698cm" svg:x2="4.992cm" svg:y2="10.698cm">
          <text:p/>
        </draw:line>
        <draw:line draw:style-name="gr97" draw:layer="layout" svg:x1="4.916cm" svg:y1="10.201cm" svg:x2="4.916cm" svg:y2="10.047cm">
          <text:p/>
        </draw:line>
        <draw:line draw:style-name="gr97" draw:layer="layout" svg:x1="4.839cm" svg:y1="10.124cm" svg:x2="4.992cm" svg:y2="10.124cm">
          <text:p/>
        </draw:line>
        <draw:line draw:style-name="gr97" draw:layer="layout" svg:x1="4.916cm" svg:y1="10.025cm" svg:x2="4.916cm" svg:y2="9.872cm">
          <text:p/>
        </draw:line>
        <draw:line draw:style-name="gr97" draw:layer="layout" svg:x1="4.839cm" svg:y1="9.949cm" svg:x2="4.992cm" svg:y2="9.949cm">
          <text:p/>
        </draw:line>
        <draw:line draw:style-name="gr97" draw:layer="layout" svg:x1="4.916cm" svg:y1="9.21cm" svg:x2="4.916cm" svg:y2="9.057cm">
          <text:p/>
        </draw:line>
        <draw:line draw:style-name="gr97" draw:layer="layout" svg:x1="4.839cm" svg:y1="9.133cm" svg:x2="4.992cm" svg:y2="9.133cm">
          <text:p/>
        </draw:line>
        <draw:line draw:style-name="gr97" draw:layer="layout" svg:x1="4.916cm" svg:y1="9.098cm" svg:x2="4.916cm" svg:y2="8.945cm">
          <text:p/>
        </draw:line>
        <draw:line draw:style-name="gr97" draw:layer="layout" svg:x1="4.839cm" svg:y1="9.022cm" svg:x2="4.992cm" svg:y2="9.022cm">
          <text:p/>
        </draw:line>
        <draw:line draw:style-name="gr97" draw:layer="layout" svg:x1="4.916cm" svg:y1="8.813cm" svg:x2="4.916cm" svg:y2="8.66cm">
          <text:p/>
        </draw:line>
        <draw:line draw:style-name="gr97" draw:layer="layout" svg:x1="4.839cm" svg:y1="8.737cm" svg:x2="4.992cm" svg:y2="8.737cm">
          <text:p/>
        </draw:line>
        <draw:line draw:style-name="gr97" draw:layer="layout" svg:x1="4.916cm" svg:y1="8.151cm" svg:x2="4.916cm" svg:y2="7.998cm">
          <text:p/>
        </draw:line>
        <draw:line draw:style-name="gr97" draw:layer="layout" svg:x1="4.839cm" svg:y1="8.075cm" svg:x2="4.992cm" svg:y2="8.075cm">
          <text:p/>
        </draw:line>
        <draw:line draw:style-name="gr97" draw:layer="layout" svg:x1="4.916cm" svg:y1="8.064cm" svg:x2="4.916cm" svg:y2="7.911cm">
          <text:p/>
        </draw:line>
        <draw:line draw:style-name="gr97" draw:layer="layout" svg:x1="4.839cm" svg:y1="7.987cm" svg:x2="4.992cm" svg:y2="7.987cm">
          <text:p/>
        </draw:line>
        <draw:line draw:style-name="gr97" draw:layer="layout" svg:x1="4.916cm" svg:y1="7.954cm" svg:x2="4.916cm" svg:y2="7.801cm">
          <text:p/>
        </draw:line>
        <draw:line draw:style-name="gr97" draw:layer="layout" svg:x1="4.839cm" svg:y1="7.878cm" svg:x2="4.992cm" svg:y2="7.878cm">
          <text:p/>
        </draw:line>
        <draw:line draw:style-name="gr97" draw:layer="layout" svg:x1="4.916cm" svg:y1="7.908cm" svg:x2="4.916cm" svg:y2="7.755cm">
          <text:p/>
        </draw:line>
        <draw:line draw:style-name="gr97" draw:layer="layout" svg:x1="4.839cm" svg:y1="7.831cm" svg:x2="4.992cm" svg:y2="7.831cm">
          <text:p/>
        </draw:line>
        <draw:line draw:style-name="gr97" draw:layer="layout" svg:x1="4.916cm" svg:y1="7.667cm" svg:x2="4.916cm" svg:y2="7.514cm">
          <text:p/>
        </draw:line>
        <draw:line draw:style-name="gr97" draw:layer="layout" svg:x1="4.839cm" svg:y1="7.591cm" svg:x2="4.992cm" svg:y2="7.591cm">
          <text:p/>
        </draw:line>
        <draw:line draw:style-name="gr97" draw:layer="layout" svg:x1="4.916cm" svg:y1="7.645cm" svg:x2="4.916cm" svg:y2="7.492cm">
          <text:p/>
        </draw:line>
        <draw:line draw:style-name="gr97" draw:layer="layout" svg:x1="4.839cm" svg:y1="7.569cm" svg:x2="4.992cm" svg:y2="7.569cm">
          <text:p/>
        </draw:line>
        <draw:line draw:style-name="gr97" draw:layer="layout" svg:x1="4.916cm" svg:y1="7.514cm" svg:x2="4.916cm" svg:y2="7.361cm">
          <text:p/>
        </draw:line>
        <draw:line draw:style-name="gr97" draw:layer="layout" svg:x1="4.839cm" svg:y1="7.437cm" svg:x2="4.992cm" svg:y2="7.437cm">
          <text:p/>
        </draw:line>
        <draw:line draw:style-name="gr97" draw:layer="layout" svg:x1="4.916cm" svg:y1="7.249cm" svg:x2="4.916cm" svg:y2="7.095cm">
          <text:p/>
        </draw:line>
        <draw:line draw:style-name="gr97" draw:layer="layout" svg:x1="4.839cm" svg:y1="7.172cm" svg:x2="4.992cm" svg:y2="7.172cm">
          <text:p/>
        </draw:line>
        <draw:line draw:style-name="gr97" draw:layer="layout" svg:x1="4.916cm" svg:y1="7.049cm" svg:x2="4.916cm" svg:y2="6.896cm">
          <text:p/>
        </draw:line>
        <draw:line draw:style-name="gr97" draw:layer="layout" svg:x1="4.839cm" svg:y1="6.972cm" svg:x2="4.992cm" svg:y2="6.972cm">
          <text:p/>
        </draw:line>
        <draw:line draw:style-name="gr97" draw:layer="layout" svg:x1="4.916cm" svg:y1="6.83cm" svg:x2="4.916cm" svg:y2="6.677cm">
          <text:p/>
        </draw:line>
        <draw:line draw:style-name="gr97" draw:layer="layout" svg:x1="4.839cm" svg:y1="6.753cm" svg:x2="4.992cm" svg:y2="6.753cm">
          <text:p/>
        </draw:line>
        <draw:line draw:style-name="gr97" draw:layer="layout" svg:x1="4.916cm" svg:y1="5.859cm" svg:x2="4.916cm" svg:y2="5.706cm">
          <text:p/>
        </draw:line>
        <draw:line draw:style-name="gr97" draw:layer="layout" svg:x1="4.839cm" svg:y1="5.782cm" svg:x2="4.992cm" svg:y2="5.782cm">
          <text:p/>
        </draw:line>
        <draw:line draw:style-name="gr97" draw:layer="layout" svg:x1="4.916cm" svg:y1="5.837cm" svg:x2="4.916cm" svg:y2="5.684cm">
          <text:p/>
        </draw:line>
        <draw:line draw:style-name="gr97" draw:layer="layout" svg:x1="4.839cm" svg:y1="5.76cm" svg:x2="4.992cm" svg:y2="5.76cm">
          <text:p/>
        </draw:line>
        <draw:line draw:style-name="gr97" draw:layer="layout" svg:x1="4.916cm" svg:y1="5.684cm" svg:x2="4.916cm" svg:y2="5.53cm">
          <text:p/>
        </draw:line>
        <draw:line draw:style-name="gr97" draw:layer="layout" svg:x1="4.839cm" svg:y1="5.607cm" svg:x2="4.992cm" svg:y2="5.607cm">
          <text:p/>
        </draw:line>
        <draw:line draw:style-name="gr97" draw:layer="layout" svg:x1="4.916cm" svg:y1="5.64cm" svg:x2="4.916cm" svg:y2="5.487cm">
          <text:p/>
        </draw:line>
        <draw:line draw:style-name="gr97" draw:layer="layout" svg:x1="4.839cm" svg:y1="5.563cm" svg:x2="4.992cm" svg:y2="5.563cm">
          <text:p/>
        </draw:line>
        <draw:line draw:style-name="gr97" draw:layer="layout" svg:x1="4.916cm" svg:y1="4.956cm" svg:x2="4.916cm" svg:y2="4.803cm">
          <text:p/>
        </draw:line>
        <draw:line draw:style-name="gr97" draw:layer="layout" svg:x1="4.839cm" svg:y1="4.879cm" svg:x2="4.992cm" svg:y2="4.879cm">
          <text:p/>
        </draw:line>
        <draw:line draw:style-name="gr97" draw:layer="layout" svg:x1="4.916cm" svg:y1="4.625cm" svg:x2="4.916cm" svg:y2="4.472cm">
          <text:p/>
        </draw:line>
        <draw:line draw:style-name="gr97" draw:layer="layout" svg:x1="4.839cm" svg:y1="4.548cm" svg:x2="4.992cm" svg:y2="4.548cm">
          <text:p/>
        </draw:line>
        <draw:line draw:style-name="gr97" draw:layer="layout" svg:x1="4.916cm" svg:y1="4.45cm" svg:x2="4.916cm" svg:y2="4.296cm">
          <text:p/>
        </draw:line>
        <draw:line draw:style-name="gr97" draw:layer="layout" svg:x1="4.839cm" svg:y1="4.373cm" svg:x2="4.992cm" svg:y2="4.373cm">
          <text:p/>
        </draw:line>
        <draw:line draw:style-name="gr97" draw:layer="layout" svg:x1="4.916cm" svg:y1="3.944cm" svg:x2="4.916cm" svg:y2="3.79cm">
          <text:p/>
        </draw:line>
        <draw:line draw:style-name="gr97" draw:layer="layout" svg:x1="4.839cm" svg:y1="3.867cm" svg:x2="4.992cm" svg:y2="3.867cm">
          <text:p/>
        </draw:line>
        <draw:line draw:style-name="gr97" draw:layer="layout" svg:x1="4.916cm" svg:y1="3.656cm" svg:x2="4.916cm" svg:y2="3.503cm">
          <text:p/>
        </draw:line>
        <draw:line draw:style-name="gr97" draw:layer="layout" svg:x1="4.839cm" svg:y1="3.58cm" svg:x2="4.992cm" svg:y2="3.58cm">
          <text:p/>
        </draw:line>
        <draw:line draw:style-name="gr97" draw:layer="layout" svg:x1="4.916cm" svg:y1="3.391cm" svg:x2="4.916cm" svg:y2="3.238cm">
          <text:p/>
        </draw:line>
        <draw:line draw:style-name="gr97" draw:layer="layout" svg:x1="4.839cm" svg:y1="3.314cm" svg:x2="4.992cm" svg:y2="3.314cm">
          <text:p/>
        </draw:line>
        <draw:line draw:style-name="gr97" draw:layer="layout" svg:x1="4.916cm" svg:y1="3.303cm" svg:x2="4.916cm" svg:y2="3.15cm">
          <text:p/>
        </draw:line>
        <draw:line draw:style-name="gr97" draw:layer="layout" svg:x1="4.839cm" svg:y1="3.227cm" svg:x2="4.992cm" svg:y2="3.227cm">
          <text:p/>
        </draw:line>
        <draw:line draw:style-name="gr97" draw:layer="layout" svg:x1="4.916cm" svg:y1="3.238cm" svg:x2="4.916cm" svg:y2="3.084cm">
          <text:p/>
        </draw:line>
        <draw:line draw:style-name="gr97" draw:layer="layout" svg:x1="4.839cm" svg:y1="3.161cm" svg:x2="4.992cm" svg:y2="3.161cm">
          <text:p/>
        </draw:line>
        <draw:line draw:style-name="gr97" draw:layer="layout" svg:x1="4.916cm" svg:y1="3.106cm" svg:x2="4.916cm" svg:y2="2.953cm">
          <text:p/>
        </draw:line>
        <draw:line draw:style-name="gr97" draw:layer="layout" svg:x1="4.839cm" svg:y1="3.03cm" svg:x2="4.992cm" svg:y2="3.03cm">
          <text:p/>
        </draw:line>
        <draw:line draw:style-name="gr97" draw:layer="layout" svg:x1="4.916cm" svg:y1="2.972cm" svg:x2="4.916cm" svg:y2="2.819cm">
          <text:p/>
        </draw:line>
        <draw:line draw:style-name="gr97" draw:layer="layout" svg:x1="4.839cm" svg:y1="2.896cm" svg:x2="4.992cm" svg:y2="2.896cm">
          <text:p/>
        </draw:line>
        <draw:line draw:style-name="gr97" draw:layer="layout" svg:x1="4.947cm" svg:y1="13.309cm" svg:x2="4.947cm" svg:y2="13.155cm">
          <text:p/>
        </draw:line>
        <draw:line draw:style-name="gr97" draw:layer="layout" svg:x1="4.871cm" svg:y1="13.232cm" svg:x2="5.024cm" svg:y2="13.232cm">
          <text:p/>
        </draw:line>
        <draw:line draw:style-name="gr97" draw:layer="layout" svg:x1="4.947cm" svg:y1="13.265cm" svg:x2="4.947cm" svg:y2="13.111cm">
          <text:p/>
        </draw:line>
        <draw:line draw:style-name="gr97" draw:layer="layout" svg:x1="4.871cm" svg:y1="13.188cm" svg:x2="5.024cm" svg:y2="13.188cm">
          <text:p/>
        </draw:line>
        <draw:line draw:style-name="gr97" draw:layer="layout" svg:x1="4.947cm" svg:y1="13.021cm" svg:x2="4.947cm" svg:y2="12.868cm">
          <text:p/>
        </draw:line>
        <draw:line draw:style-name="gr97" draw:layer="layout" svg:x1="4.871cm" svg:y1="12.945cm" svg:x2="5.024cm" svg:y2="12.945cm">
          <text:p/>
        </draw:line>
        <draw:line draw:style-name="gr97" draw:layer="layout" svg:x1="4.947cm" svg:y1="12.956cm" svg:x2="4.947cm" svg:y2="12.802cm">
          <text:p/>
        </draw:line>
        <draw:line draw:style-name="gr97" draw:layer="layout" svg:x1="4.871cm" svg:y1="12.879cm" svg:x2="5.024cm" svg:y2="12.879cm">
          <text:p/>
        </draw:line>
        <draw:line draw:style-name="gr97" draw:layer="layout" svg:x1="4.947cm" svg:y1="12.559cm" svg:x2="4.947cm" svg:y2="12.406cm">
          <text:p/>
        </draw:line>
        <draw:line draw:style-name="gr97" draw:layer="layout" svg:x1="4.871cm" svg:y1="12.482cm" svg:x2="5.024cm" svg:y2="12.482cm">
          <text:p/>
        </draw:line>
        <draw:line draw:style-name="gr97" draw:layer="layout" svg:x1="4.947cm" svg:y1="12.25cm" svg:x2="4.947cm" svg:y2="12.097cm">
          <text:p/>
        </draw:line>
        <draw:line draw:style-name="gr97" draw:layer="layout" svg:x1="4.871cm" svg:y1="12.173cm" svg:x2="5.024cm" svg:y2="12.173cm">
          <text:p/>
        </draw:line>
        <draw:line draw:style-name="gr97" draw:layer="layout" svg:x1="4.947cm" svg:y1="11.612cm" svg:x2="4.947cm" svg:y2="11.459cm">
          <text:p/>
        </draw:line>
        <draw:line draw:style-name="gr97" draw:layer="layout" svg:x1="4.871cm" svg:y1="11.536cm" svg:x2="5.024cm" svg:y2="11.536cm">
          <text:p/>
        </draw:line>
        <draw:line draw:style-name="gr97" draw:layer="layout" svg:x1="4.947cm" svg:y1="11.369cm" svg:x2="4.947cm" svg:y2="11.216cm">
          <text:p/>
        </draw:line>
        <draw:line draw:style-name="gr97" draw:layer="layout" svg:x1="4.871cm" svg:y1="11.292cm" svg:x2="5.024cm" svg:y2="11.292cm">
          <text:p/>
        </draw:line>
        <draw:line draw:style-name="gr97" draw:layer="layout" svg:x1="4.947cm" svg:y1="11.147cm" svg:x2="4.947cm" svg:y2="10.994cm">
          <text:p/>
        </draw:line>
        <draw:line draw:style-name="gr97" draw:layer="layout" svg:x1="4.871cm" svg:y1="11.071cm" svg:x2="5.024cm" svg:y2="11.071cm">
          <text:p/>
        </draw:line>
        <draw:line draw:style-name="gr97" draw:layer="layout" svg:x1="4.947cm" svg:y1="10.972cm" svg:x2="4.947cm" svg:y2="10.819cm">
          <text:p/>
        </draw:line>
        <draw:line draw:style-name="gr97" draw:layer="layout" svg:x1="4.871cm" svg:y1="10.896cm" svg:x2="5.024cm" svg:y2="10.896cm">
          <text:p/>
        </draw:line>
        <draw:line draw:style-name="gr97" draw:layer="layout" svg:x1="4.947cm" svg:y1="10.619cm" svg:x2="4.947cm" svg:y2="10.466cm">
          <text:p/>
        </draw:line>
        <draw:line draw:style-name="gr97" draw:layer="layout" svg:x1="4.871cm" svg:y1="10.543cm" svg:x2="5.024cm" svg:y2="10.543cm">
          <text:p/>
        </draw:line>
        <draw:line draw:style-name="gr97" draw:layer="layout" svg:x1="4.947cm" svg:y1="10.51cm" svg:x2="4.947cm" svg:y2="10.356cm">
          <text:p/>
        </draw:line>
        <draw:line draw:style-name="gr97" draw:layer="layout" svg:x1="4.871cm" svg:y1="10.433cm" svg:x2="5.024cm" svg:y2="10.433cm">
          <text:p/>
        </draw:line>
        <draw:line draw:style-name="gr97" draw:layer="layout" svg:x1="4.947cm" svg:y1="10.422cm" svg:x2="4.947cm" svg:y2="10.269cm">
          <text:p/>
        </draw:line>
        <draw:line draw:style-name="gr97" draw:layer="layout" svg:x1="4.871cm" svg:y1="10.346cm" svg:x2="5.024cm" svg:y2="10.346cm">
          <text:p/>
        </draw:line>
        <draw:line draw:style-name="gr97" draw:layer="layout" svg:x1="4.947cm" svg:y1="10.113cm" svg:x2="4.947cm" svg:y2="9.96cm">
          <text:p/>
        </draw:line>
        <draw:line draw:style-name="gr97" draw:layer="layout" svg:x1="4.871cm" svg:y1="10.036cm" svg:x2="5.024cm" svg:y2="10.036cm">
          <text:p/>
        </draw:line>
        <draw:line draw:style-name="gr97" draw:layer="layout" svg:x1="4.947cm" svg:y1="10.025cm" svg:x2="4.947cm" svg:y2="9.872cm">
          <text:p/>
        </draw:line>
        <draw:line draw:style-name="gr97" draw:layer="layout" svg:x1="4.871cm" svg:y1="9.949cm" svg:x2="5.024cm" svg:y2="9.949cm">
          <text:p/>
        </draw:line>
        <draw:line draw:style-name="gr97" draw:layer="layout" svg:x1="4.947cm" svg:y1="9.585cm" svg:x2="4.947cm" svg:y2="9.432cm">
          <text:p/>
        </draw:line>
        <draw:line draw:style-name="gr97" draw:layer="layout" svg:x1="4.871cm" svg:y1="9.508cm" svg:x2="5.024cm" svg:y2="9.508cm">
          <text:p/>
        </draw:line>
        <draw:line draw:style-name="gr97" draw:layer="layout" svg:x1="4.947cm" svg:y1="9.517cm" svg:x2="4.947cm" svg:y2="9.363cm">
          <text:p/>
        </draw:line>
        <draw:line draw:style-name="gr97" draw:layer="layout" svg:x1="4.871cm" svg:y1="9.44cm" svg:x2="5.024cm" svg:y2="9.44cm">
          <text:p/>
        </draw:line>
        <draw:line draw:style-name="gr97" draw:layer="layout" svg:x1="4.947cm" svg:y1="9.276cm" svg:x2="4.947cm" svg:y2="9.123cm">
          <text:p/>
        </draw:line>
        <draw:line draw:style-name="gr97" draw:layer="layout" svg:x1="4.871cm" svg:y1="9.199cm" svg:x2="5.024cm" svg:y2="9.199cm">
          <text:p/>
        </draw:line>
        <draw:line draw:style-name="gr97" draw:layer="layout" svg:x1="4.947cm" svg:y1="9.254cm" svg:x2="4.947cm" svg:y2="9.101cm">
          <text:p/>
        </draw:line>
        <draw:line draw:style-name="gr97" draw:layer="layout" svg:x1="4.871cm" svg:y1="9.177cm" svg:x2="5.024cm" svg:y2="9.177cm">
          <text:p/>
        </draw:line>
        <draw:line draw:style-name="gr97" draw:layer="layout" svg:x1="4.947cm" svg:y1="9.033cm" svg:x2="4.947cm" svg:y2="8.879cm">
          <text:p/>
        </draw:line>
        <draw:line draw:style-name="gr97" draw:layer="layout" svg:x1="4.871cm" svg:y1="8.956cm" svg:x2="5.024cm" svg:y2="8.956cm">
          <text:p/>
        </draw:line>
        <draw:line draw:style-name="gr97" draw:layer="layout" svg:x1="4.947cm" svg:y1="8.77cm" svg:x2="4.947cm" svg:y2="8.616cm">
          <text:p/>
        </draw:line>
        <draw:line draw:style-name="gr97" draw:layer="layout" svg:x1="4.871cm" svg:y1="8.693cm" svg:x2="5.024cm" svg:y2="8.693cm">
          <text:p/>
        </draw:line>
        <draw:line draw:style-name="gr97" draw:layer="layout" svg:x1="4.947cm" svg:y1="8.329cm" svg:x2="4.947cm" svg:y2="8.176cm">
          <text:p/>
        </draw:line>
        <draw:line draw:style-name="gr97" draw:layer="layout" svg:x1="4.871cm" svg:y1="8.252cm" svg:x2="5.024cm" svg:y2="8.252cm">
          <text:p/>
        </draw:line>
        <draw:line draw:style-name="gr97" draw:layer="layout" svg:x1="4.947cm" svg:y1="8.173cm" svg:x2="4.947cm" svg:y2="8.02cm">
          <text:p/>
        </draw:line>
        <draw:line draw:style-name="gr97" draw:layer="layout" svg:x1="4.871cm" svg:y1="8.097cm" svg:x2="5.024cm" svg:y2="8.097cm">
          <text:p/>
        </draw:line>
        <draw:line draw:style-name="gr97" draw:layer="layout" svg:x1="4.947cm" svg:y1="8.086cm" svg:x2="4.947cm" svg:y2="7.932cm">
          <text:p/>
        </draw:line>
        <draw:line draw:style-name="gr97" draw:layer="layout" svg:x1="4.871cm" svg:y1="8.009cm" svg:x2="5.024cm" svg:y2="8.009cm">
          <text:p/>
        </draw:line>
        <draw:line draw:style-name="gr97" draw:layer="layout" svg:x1="4.947cm" svg:y1="8.064cm" svg:x2="4.947cm" svg:y2="7.911cm">
          <text:p/>
        </draw:line>
        <draw:line draw:style-name="gr97" draw:layer="layout" svg:x1="4.871cm" svg:y1="7.987cm" svg:x2="5.024cm" svg:y2="7.987cm">
          <text:p/>
        </draw:line>
        <draw:line draw:style-name="gr97" draw:layer="layout" svg:x1="4.947cm" svg:y1="7.689cm" svg:x2="4.947cm" svg:y2="7.536cm">
          <text:p/>
        </draw:line>
        <draw:line draw:style-name="gr97" draw:layer="layout" svg:x1="4.871cm" svg:y1="7.612cm" svg:x2="5.024cm" svg:y2="7.612cm">
          <text:p/>
        </draw:line>
        <draw:line draw:style-name="gr97" draw:layer="layout" svg:x1="4.947cm" svg:y1="7.446cm" svg:x2="4.947cm" svg:y2="7.292cm">
          <text:p/>
        </draw:line>
        <draw:line draw:style-name="gr97" draw:layer="layout" svg:x1="4.871cm" svg:y1="7.369cm" svg:x2="5.024cm" svg:y2="7.369cm">
          <text:p/>
        </draw:line>
        <draw:line draw:style-name="gr97" draw:layer="layout" svg:x1="4.947cm" svg:y1="7.38cm" svg:x2="4.947cm" svg:y2="7.227cm">
          <text:p/>
        </draw:line>
        <draw:line draw:style-name="gr97" draw:layer="layout" svg:x1="4.871cm" svg:y1="7.303cm" svg:x2="5.024cm" svg:y2="7.303cm">
          <text:p/>
        </draw:line>
        <draw:line draw:style-name="gr97" draw:layer="layout" svg:x1="4.947cm" svg:y1="7.336cm" svg:x2="4.947cm" svg:y2="7.183cm">
          <text:p/>
        </draw:line>
        <draw:line draw:style-name="gr97" draw:layer="layout" svg:x1="4.871cm" svg:y1="7.26cm" svg:x2="5.024cm" svg:y2="7.26cm">
          <text:p/>
        </draw:line>
        <draw:line draw:style-name="gr97" draw:layer="layout" svg:x1="4.947cm" svg:y1="7.249cm" svg:x2="4.947cm" svg:y2="7.095cm">
          <text:p/>
        </draw:line>
        <draw:line draw:style-name="gr97" draw:layer="layout" svg:x1="4.871cm" svg:y1="7.172cm" svg:x2="5.024cm" svg:y2="7.172cm">
          <text:p/>
        </draw:line>
        <draw:line draw:style-name="gr97" draw:layer="layout" svg:x1="4.947cm" svg:y1="7.005cm" svg:x2="4.947cm" svg:y2="6.852cm">
          <text:p/>
        </draw:line>
        <draw:line draw:style-name="gr97" draw:layer="layout" svg:x1="4.871cm" svg:y1="6.929cm" svg:x2="5.024cm" svg:y2="6.929cm">
          <text:p/>
        </draw:line>
        <draw:line draw:style-name="gr97" draw:layer="layout" svg:x1="4.947cm" svg:y1="6.72cm" svg:x2="4.947cm" svg:y2="6.567cm">
          <text:p/>
        </draw:line>
        <draw:line draw:style-name="gr97" draw:layer="layout" svg:x1="4.871cm" svg:y1="6.644cm" svg:x2="5.024cm" svg:y2="6.644cm">
          <text:p/>
        </draw:line>
        <draw:line draw:style-name="gr97" draw:layer="layout" svg:x1="4.947cm" svg:y1="6.608cm" svg:x2="4.947cm" svg:y2="6.455cm">
          <text:p/>
        </draw:line>
        <draw:line draw:style-name="gr97" draw:layer="layout" svg:x1="4.871cm" svg:y1="6.532cm" svg:x2="5.024cm" svg:y2="6.532cm">
          <text:p/>
        </draw:line>
        <draw:line draw:style-name="gr97" draw:layer="layout" svg:x1="4.947cm" svg:y1="5.771cm" svg:x2="4.947cm" svg:y2="5.618cm">
          <text:p/>
        </draw:line>
        <draw:line draw:style-name="gr97" draw:layer="layout" svg:x1="4.871cm" svg:y1="5.695cm" svg:x2="5.024cm" svg:y2="5.695cm">
          <text:p/>
        </draw:line>
        <draw:line draw:style-name="gr97" draw:layer="layout" svg:x1="4.947cm" svg:y1="5.309cm" svg:x2="4.947cm" svg:y2="5.156cm">
          <text:p/>
        </draw:line>
        <draw:line draw:style-name="gr97" draw:layer="layout" svg:x1="4.871cm" svg:y1="5.232cm" svg:x2="5.024cm" svg:y2="5.232cm">
          <text:p/>
        </draw:line>
        <draw:line draw:style-name="gr97" draw:layer="layout" svg:x1="4.947cm" svg:y1="5.221cm" svg:x2="4.947cm" svg:y2="5.068cm">
          <text:p/>
        </draw:line>
        <draw:line draw:style-name="gr97" draw:layer="layout" svg:x1="4.871cm" svg:y1="5.145cm" svg:x2="5.024cm" svg:y2="5.145cm">
          <text:p/>
        </draw:line>
        <draw:line draw:style-name="gr97" draw:layer="layout" svg:x1="4.947cm" svg:y1="4.934cm" svg:x2="4.947cm" svg:y2="4.781cm">
          <text:p/>
        </draw:line>
        <draw:line draw:style-name="gr97" draw:layer="layout" svg:x1="4.871cm" svg:y1="4.857cm" svg:x2="5.024cm" svg:y2="4.857cm">
          <text:p/>
        </draw:line>
        <draw:line draw:style-name="gr97" draw:layer="layout" svg:x1="4.947cm" svg:y1="4.846cm" svg:x2="4.947cm" svg:y2="4.693cm">
          <text:p/>
        </draw:line>
        <draw:line draw:style-name="gr97" draw:layer="layout" svg:x1="4.871cm" svg:y1="4.77cm" svg:x2="5.024cm" svg:y2="4.77cm">
          <text:p/>
        </draw:line>
        <draw:line draw:style-name="gr97" draw:layer="layout" svg:x1="4.947cm" svg:y1="4.603cm" svg:x2="4.947cm" svg:y2="4.45cm">
          <text:p/>
        </draw:line>
        <draw:line draw:style-name="gr97" draw:layer="layout" svg:x1="4.871cm" svg:y1="4.526cm" svg:x2="5.024cm" svg:y2="4.526cm">
          <text:p/>
        </draw:line>
        <draw:line draw:style-name="gr97" draw:layer="layout" svg:x1="4.947cm" svg:y1="4.559cm" svg:x2="4.947cm" svg:y2="4.406cm">
          <text:p/>
        </draw:line>
        <draw:line draw:style-name="gr97" draw:layer="layout" svg:x1="4.871cm" svg:y1="4.483cm" svg:x2="5.024cm" svg:y2="4.483cm">
          <text:p/>
        </draw:line>
        <draw:line draw:style-name="gr97" draw:layer="layout" svg:x1="4.947cm" svg:y1="4.031cm" svg:x2="4.947cm" svg:y2="3.878cm">
          <text:p/>
        </draw:line>
        <draw:line draw:style-name="gr97" draw:layer="layout" svg:x1="4.871cm" svg:y1="3.954cm" svg:x2="5.024cm" svg:y2="3.954cm">
          <text:p/>
        </draw:line>
        <draw:line draw:style-name="gr97" draw:layer="layout" svg:x1="4.947cm" svg:y1="3.944cm" svg:x2="4.947cm" svg:y2="3.79cm">
          <text:p/>
        </draw:line>
        <draw:line draw:style-name="gr97" draw:layer="layout" svg:x1="4.871cm" svg:y1="3.867cm" svg:x2="5.024cm" svg:y2="3.867cm">
          <text:p/>
        </draw:line>
        <draw:line draw:style-name="gr97" draw:layer="layout" svg:x1="4.947cm" svg:y1="3.81cm" svg:x2="4.947cm" svg:y2="3.656cm">
          <text:p/>
        </draw:line>
        <draw:line draw:style-name="gr97" draw:layer="layout" svg:x1="4.871cm" svg:y1="3.733cm" svg:x2="5.024cm" svg:y2="3.733cm">
          <text:p/>
        </draw:line>
        <draw:line draw:style-name="gr97" draw:layer="layout" svg:x1="4.947cm" svg:y1="3.238cm" svg:x2="4.947cm" svg:y2="3.084cm">
          <text:p/>
        </draw:line>
        <draw:line draw:style-name="gr97" draw:layer="layout" svg:x1="4.871cm" svg:y1="3.161cm" svg:x2="5.024cm" svg:y2="3.161cm">
          <text:p/>
        </draw:line>
        <draw:line draw:style-name="gr97" draw:layer="layout" svg:x1="4.947cm" svg:y1="2.972cm" svg:x2="4.947cm" svg:y2="2.819cm">
          <text:p/>
        </draw:line>
        <draw:line draw:style-name="gr97" draw:layer="layout" svg:x1="4.871cm" svg:y1="2.896cm" svg:x2="5.024cm" svg:y2="2.896cm">
          <text:p/>
        </draw:line>
        <draw:line draw:style-name="gr97" draw:layer="layout" svg:x1="4.947cm" svg:y1="2.819cm" svg:x2="4.947cm" svg:y2="2.666cm">
          <text:p/>
        </draw:line>
        <draw:line draw:style-name="gr97" draw:layer="layout" svg:x1="4.871cm" svg:y1="2.742cm" svg:x2="5.024cm" svg:y2="2.742cm">
          <text:p/>
        </draw:line>
        <draw:line draw:style-name="gr97" draw:layer="layout" svg:x1="4.977cm" svg:y1="13.374cm" svg:x2="4.977cm" svg:y2="13.221cm">
          <text:p/>
        </draw:line>
        <draw:line draw:style-name="gr97" draw:layer="layout" svg:x1="4.9cm" svg:y1="13.298cm" svg:x2="5.053cm" svg:y2="13.298cm">
          <text:p/>
        </draw:line>
        <draw:line draw:style-name="gr97" draw:layer="layout" svg:x1="4.977cm" svg:y1="12.978cm" svg:x2="4.977cm" svg:y2="12.824cm">
          <text:p/>
        </draw:line>
        <draw:line draw:style-name="gr97" draw:layer="layout" svg:x1="4.9cm" svg:y1="12.901cm" svg:x2="5.053cm" svg:y2="12.901cm">
          <text:p/>
        </draw:line>
        <draw:line draw:style-name="gr97" draw:layer="layout" svg:x1="4.977cm" svg:y1="12.493cm" svg:x2="4.977cm" svg:y2="12.34cm">
          <text:p/>
        </draw:line>
        <draw:line draw:style-name="gr97" draw:layer="layout" svg:x1="4.9cm" svg:y1="12.417cm" svg:x2="5.053cm" svg:y2="12.417cm">
          <text:p/>
        </draw:line>
        <draw:line draw:style-name="gr97" draw:layer="layout" svg:x1="4.977cm" svg:y1="12.471cm" svg:x2="4.977cm" svg:y2="12.318cm">
          <text:p/>
        </draw:line>
        <draw:line draw:style-name="gr97" draw:layer="layout" svg:x1="4.9cm" svg:y1="12.395cm" svg:x2="5.053cm" svg:y2="12.395cm">
          <text:p/>
        </draw:line>
        <draw:line draw:style-name="gr97" draw:layer="layout" svg:x1="4.977cm" svg:y1="12.25cm" svg:x2="4.977cm" svg:y2="12.097cm">
          <text:p/>
        </draw:line>
        <draw:line draw:style-name="gr97" draw:layer="layout" svg:x1="4.9cm" svg:y1="12.173cm" svg:x2="5.053cm" svg:y2="12.173cm">
          <text:p/>
        </draw:line>
        <draw:line draw:style-name="gr97" draw:layer="layout" svg:x1="4.977cm" svg:y1="11.7cm" svg:x2="4.977cm" svg:y2="11.547cm">
          <text:p/>
        </draw:line>
        <draw:line draw:style-name="gr97" draw:layer="layout" svg:x1="4.9cm" svg:y1="11.623cm" svg:x2="5.053cm" svg:y2="11.623cm">
          <text:p/>
        </draw:line>
        <draw:line draw:style-name="gr97" draw:layer="layout" svg:x1="4.977cm" svg:y1="11.126cm" svg:x2="4.977cm" svg:y2="10.972cm">
          <text:p/>
        </draw:line>
        <draw:line draw:style-name="gr97" draw:layer="layout" svg:x1="4.9cm" svg:y1="11.049cm" svg:x2="5.053cm" svg:y2="11.049cm">
          <text:p/>
        </draw:line>
        <draw:line draw:style-name="gr97" draw:layer="layout" svg:x1="4.977cm" svg:y1="11.016cm" svg:x2="4.977cm" svg:y2="10.863cm">
          <text:p/>
        </draw:line>
        <draw:line draw:style-name="gr97" draw:layer="layout" svg:x1="4.9cm" svg:y1="10.939cm" svg:x2="5.053cm" svg:y2="10.939cm">
          <text:p/>
        </draw:line>
        <draw:line draw:style-name="gr97" draw:layer="layout" svg:x1="4.977cm" svg:y1="10.994cm" svg:x2="4.977cm" svg:y2="10.841cm">
          <text:p/>
        </draw:line>
        <draw:line draw:style-name="gr97" draw:layer="layout" svg:x1="4.9cm" svg:y1="10.917cm" svg:x2="5.053cm" svg:y2="10.917cm">
          <text:p/>
        </draw:line>
        <draw:line draw:style-name="gr97" draw:layer="layout" svg:x1="4.977cm" svg:y1="10.95cm" svg:x2="4.977cm" svg:y2="10.797cm">
          <text:p/>
        </draw:line>
        <draw:line draw:style-name="gr97" draw:layer="layout" svg:x1="4.9cm" svg:y1="10.874cm" svg:x2="5.053cm" svg:y2="10.874cm">
          <text:p/>
        </draw:line>
        <draw:line draw:style-name="gr97" draw:layer="layout" svg:x1="4.977cm" svg:y1="10.841cm" svg:x2="4.977cm" svg:y2="10.687cm">
          <text:p/>
        </draw:line>
        <draw:line draw:style-name="gr97" draw:layer="layout" svg:x1="4.9cm" svg:y1="10.764cm" svg:x2="5.053cm" svg:y2="10.764cm">
          <text:p/>
        </draw:line>
        <draw:line draw:style-name="gr97" draw:layer="layout" svg:x1="4.977cm" svg:y1="10.422cm" svg:x2="4.977cm" svg:y2="10.269cm">
          <text:p/>
        </draw:line>
        <draw:line draw:style-name="gr97" draw:layer="layout" svg:x1="4.9cm" svg:y1="10.346cm" svg:x2="5.053cm" svg:y2="10.346cm">
          <text:p/>
        </draw:line>
        <draw:line draw:style-name="gr97" draw:layer="layout" svg:x1="4.977cm" svg:y1="10.135cm" svg:x2="4.977cm" svg:y2="9.982cm">
          <text:p/>
        </draw:line>
        <draw:line draw:style-name="gr97" draw:layer="layout" svg:x1="4.9cm" svg:y1="10.058cm" svg:x2="5.053cm" svg:y2="10.058cm">
          <text:p/>
        </draw:line>
        <draw:line draw:style-name="gr97" draw:layer="layout" svg:x1="4.977cm" svg:y1="9.982cm" svg:x2="4.977cm" svg:y2="9.828cm">
          <text:p/>
        </draw:line>
        <draw:line draw:style-name="gr97" draw:layer="layout" svg:x1="4.9cm" svg:y1="9.905cm" svg:x2="5.053cm" svg:y2="9.905cm">
          <text:p/>
        </draw:line>
        <draw:line draw:style-name="gr97" draw:layer="layout" svg:x1="4.977cm" svg:y1="6.543cm" svg:x2="4.977cm" svg:y2="6.389cm">
          <text:p/>
        </draw:line>
        <draw:line draw:style-name="gr97" draw:layer="layout" svg:x1="4.9cm" svg:y1="6.466cm" svg:x2="5.053cm" svg:y2="6.466cm">
          <text:p/>
        </draw:line>
        <draw:line draw:style-name="gr97" draw:layer="layout" svg:x1="5.008cm" svg:y1="11.831cm" svg:x2="5.008cm" svg:y2="11.678cm">
          <text:p/>
        </draw:line>
        <draw:line draw:style-name="gr97" draw:layer="layout" svg:x1="4.932cm" svg:y1="11.755cm" svg:x2="5.085cm" svg:y2="11.755cm">
          <text:p/>
        </draw:line>
        <draw:line draw:style-name="gr97" draw:layer="layout" svg:x1="5.008cm" svg:y1="11.544cm" svg:x2="5.008cm" svg:y2="11.391cm">
          <text:p/>
        </draw:line>
        <draw:line draw:style-name="gr97" draw:layer="layout" svg:x1="4.932cm" svg:y1="11.467cm" svg:x2="5.085cm" svg:y2="11.467cm">
          <text:p/>
        </draw:line>
        <draw:line draw:style-name="gr97" draw:layer="layout" svg:x1="5.008cm" svg:y1="11.413cm" svg:x2="5.008cm" svg:y2="11.259cm">
          <text:p/>
        </draw:line>
        <draw:line draw:style-name="gr97" draw:layer="layout" svg:x1="4.932cm" svg:y1="11.336cm" svg:x2="5.085cm" svg:y2="11.336cm">
          <text:p/>
        </draw:line>
        <draw:line draw:style-name="gr97" draw:layer="layout" svg:x1="5.008cm" svg:y1="10.797cm" svg:x2="5.008cm" svg:y2="10.644cm">
          <text:p/>
        </draw:line>
        <draw:line draw:style-name="gr97" draw:layer="layout" svg:x1="4.932cm" svg:y1="10.72cm" svg:x2="5.085cm" svg:y2="10.72cm">
          <text:p/>
        </draw:line>
        <draw:line draw:style-name="gr97" draw:layer="layout" svg:x1="5.008cm" svg:y1="7.071cm" svg:x2="5.008cm" svg:y2="6.918cm">
          <text:p/>
        </draw:line>
        <draw:line draw:style-name="gr97" draw:layer="layout" svg:x1="4.932cm" svg:y1="6.994cm" svg:x2="5.085cm" svg:y2="6.994cm">
          <text:p/>
        </draw:line>
        <draw:line draw:style-name="gr97" draw:layer="layout" svg:x1="5.008cm" svg:y1="6.983cm" svg:x2="5.008cm" svg:y2="6.83cm">
          <text:p/>
        </draw:line>
        <draw:line draw:style-name="gr97" draw:layer="layout" svg:x1="4.932cm" svg:y1="6.907cm" svg:x2="5.085cm" svg:y2="6.907cm">
          <text:p/>
        </draw:line>
        <draw:line draw:style-name="gr97" draw:layer="layout" svg:x1="5.008cm" svg:y1="6.521cm" svg:x2="5.008cm" svg:y2="6.368cm">
          <text:p/>
        </draw:line>
        <draw:line draw:style-name="gr97" draw:layer="layout" svg:x1="4.932cm" svg:y1="6.444cm" svg:x2="5.085cm" svg:y2="6.444cm">
          <text:p/>
        </draw:line>
        <draw:line draw:style-name="gr97" draw:layer="layout" svg:x1="5.008cm" svg:y1="6.455cm" svg:x2="5.008cm" svg:y2="6.302cm">
          <text:p/>
        </draw:line>
        <draw:line draw:style-name="gr97" draw:layer="layout" svg:x1="4.932cm" svg:y1="6.378cm" svg:x2="5.085cm" svg:y2="6.378cm">
          <text:p/>
        </draw:line>
        <draw:line draw:style-name="gr97" draw:layer="layout" svg:x1="5.037cm" svg:y1="12.449cm" svg:x2="5.037cm" svg:y2="12.296cm">
          <text:p/>
        </draw:line>
        <draw:line draw:style-name="gr97" draw:layer="layout" svg:x1="4.961cm" svg:y1="12.373cm" svg:x2="5.114cm" svg:y2="12.373cm">
          <text:p/>
        </draw:line>
        <draw:line draw:style-name="gr97" draw:layer="layout" svg:x1="5.037cm" svg:y1="12.316cm" svg:x2="5.037cm" svg:y2="12.162cm">
          <text:p/>
        </draw:line>
        <draw:line draw:style-name="gr97" draw:layer="layout" svg:x1="4.961cm" svg:y1="12.239cm" svg:x2="5.114cm" svg:y2="12.239cm">
          <text:p/>
        </draw:line>
        <draw:line draw:style-name="gr97" draw:layer="layout" svg:x1="5.037cm" svg:y1="12.228cm" svg:x2="5.037cm" svg:y2="12.075cm">
          <text:p/>
        </draw:line>
        <draw:line draw:style-name="gr97" draw:layer="layout" svg:x1="4.961cm" svg:y1="12.151cm" svg:x2="5.114cm" svg:y2="12.151cm">
          <text:p/>
        </draw:line>
        <draw:line draw:style-name="gr97" draw:layer="layout" svg:x1="5.037cm" svg:y1="12.053cm" svg:x2="5.037cm" svg:y2="11.899cm">
          <text:p/>
        </draw:line>
        <draw:line draw:style-name="gr97" draw:layer="layout" svg:x1="4.961cm" svg:y1="11.976cm" svg:x2="5.114cm" svg:y2="11.976cm">
          <text:p/>
        </draw:line>
        <draw:line draw:style-name="gr97" draw:layer="layout" svg:x1="5.037cm" svg:y1="11.853cm" svg:x2="5.037cm" svg:y2="11.7cm">
          <text:p/>
        </draw:line>
        <draw:line draw:style-name="gr97" draw:layer="layout" svg:x1="4.961cm" svg:y1="11.777cm" svg:x2="5.114cm" svg:y2="11.777cm">
          <text:p/>
        </draw:line>
        <draw:line draw:style-name="gr97" draw:layer="layout" svg:x1="5.037cm" svg:y1="11.347cm" svg:x2="5.037cm" svg:y2="11.194cm">
          <text:p/>
        </draw:line>
        <draw:line draw:style-name="gr97" draw:layer="layout" svg:x1="4.961cm" svg:y1="11.27cm" svg:x2="5.114cm" svg:y2="11.27cm">
          <text:p/>
        </draw:line>
        <draw:line draw:style-name="gr97" draw:layer="layout" svg:x1="5.037cm" svg:y1="10.906cm" svg:x2="5.037cm" svg:y2="10.753cm">
          <text:p/>
        </draw:line>
        <draw:line draw:style-name="gr97" draw:layer="layout" svg:x1="4.961cm" svg:y1="10.83cm" svg:x2="5.114cm" svg:y2="10.83cm">
          <text:p/>
        </draw:line>
        <draw:line draw:style-name="gr97" draw:layer="layout" svg:x1="5.037cm" svg:y1="7.536cm" svg:x2="5.037cm" svg:y2="7.382cm">
          <text:p/>
        </draw:line>
        <draw:line draw:style-name="gr97" draw:layer="layout" svg:x1="4.961cm" svg:y1="7.459cm" svg:x2="5.114cm" svg:y2="7.459cm">
          <text:p/>
        </draw:line>
        <draw:line draw:style-name="gr97" draw:layer="layout" svg:x1="5.069cm" svg:y1="12.668cm" svg:x2="5.069cm" svg:y2="12.515cm">
          <text:p/>
        </draw:line>
        <draw:line draw:style-name="gr97" draw:layer="layout" svg:x1="4.992cm" svg:y1="12.592cm" svg:x2="5.146cm" svg:y2="12.592cm">
          <text:p/>
        </draw:line>
        <draw:line draw:style-name="gr97" draw:layer="layout" svg:x1="5.069cm" svg:y1="12.559cm" svg:x2="5.069cm" svg:y2="12.406cm">
          <text:p/>
        </draw:line>
        <draw:line draw:style-name="gr97" draw:layer="layout" svg:x1="4.992cm" svg:y1="12.482cm" svg:x2="5.146cm" svg:y2="12.482cm">
          <text:p/>
        </draw:line>
        <draw:line draw:style-name="gr97" draw:layer="layout" svg:x1="5.069cm" svg:y1="12.406cm" svg:x2="5.069cm" svg:y2="12.252cm">
          <text:p/>
        </draw:line>
        <draw:line draw:style-name="gr97" draw:layer="layout" svg:x1="4.992cm" svg:y1="12.329cm" svg:x2="5.146cm" svg:y2="12.329cm">
          <text:p/>
        </draw:line>
        <draw:line draw:style-name="gr97" draw:layer="layout" svg:x1="5.069cm" svg:y1="11.875cm" svg:x2="5.069cm" svg:y2="11.722cm">
          <text:p/>
        </draw:line>
        <draw:line draw:style-name="gr97" draw:layer="layout" svg:x1="4.992cm" svg:y1="11.798cm" svg:x2="5.146cm" svg:y2="11.798cm">
          <text:p/>
        </draw:line>
        <draw:line draw:style-name="gr97" draw:layer="layout" svg:x1="5.069cm" svg:y1="11.809cm" svg:x2="5.069cm" svg:y2="11.656cm">
          <text:p/>
        </draw:line>
        <draw:line draw:style-name="gr97" draw:layer="layout" svg:x1="4.992cm" svg:y1="11.733cm" svg:x2="5.146cm" svg:y2="11.733cm">
          <text:p/>
        </draw:line>
        <draw:line draw:style-name="gr97" draw:layer="layout" svg:x1="5.069cm" svg:y1="11.722cm" svg:x2="5.069cm" svg:y2="11.568cm">
          <text:p/>
        </draw:line>
        <draw:line draw:style-name="gr97" draw:layer="layout" svg:x1="4.992cm" svg:y1="11.645cm" svg:x2="5.146cm" svg:y2="11.645cm">
          <text:p/>
        </draw:line>
        <draw:line draw:style-name="gr97" draw:layer="layout" svg:x1="5.069cm" svg:y1="11.522cm" svg:x2="5.069cm" svg:y2="11.369cm">
          <text:p/>
        </draw:line>
        <draw:line draw:style-name="gr97" draw:layer="layout" svg:x1="4.992cm" svg:y1="11.446cm" svg:x2="5.146cm" svg:y2="11.446cm">
          <text:p/>
        </draw:line>
        <draw:line draw:style-name="gr97" draw:layer="layout" svg:x1="5.069cm" svg:y1="11.5cm" svg:x2="5.069cm" svg:y2="11.347cm">
          <text:p/>
        </draw:line>
        <draw:line draw:style-name="gr97" draw:layer="layout" svg:x1="4.992cm" svg:y1="11.424cm" svg:x2="5.146cm" svg:y2="11.424cm">
          <text:p/>
        </draw:line>
        <draw:line draw:style-name="gr97" draw:layer="layout" svg:x1="5.069cm" svg:y1="7.667cm" svg:x2="5.069cm" svg:y2="7.514cm">
          <text:p/>
        </draw:line>
        <draw:line draw:style-name="gr97" draw:layer="layout" svg:x1="4.992cm" svg:y1="7.591cm" svg:x2="5.146cm" svg:y2="7.591cm">
          <text:p/>
        </draw:line>
        <draw:line draw:style-name="gr97" draw:layer="layout" svg:x1="5.069cm" svg:y1="7.49cm" svg:x2="5.069cm" svg:y2="7.336cm">
          <text:p/>
        </draw:line>
        <draw:line draw:style-name="gr97" draw:layer="layout" svg:x1="4.992cm" svg:y1="7.413cm" svg:x2="5.146cm" svg:y2="7.413cm">
          <text:p/>
        </draw:line>
        <draw:line draw:style-name="gr97" draw:layer="layout" svg:x1="5.069cm" svg:y1="7.227cm" svg:x2="5.069cm" svg:y2="7.073cm">
          <text:p/>
        </draw:line>
        <draw:line draw:style-name="gr97" draw:layer="layout" svg:x1="4.992cm" svg:y1="7.15cm" svg:x2="5.146cm" svg:y2="7.15cm">
          <text:p/>
        </draw:line>
        <draw:line draw:style-name="gr97" draw:layer="layout" svg:x1="5.098cm" svg:y1="13.153cm" svg:x2="5.098cm" svg:y2="13cm">
          <text:p/>
        </draw:line>
        <draw:line draw:style-name="gr97" draw:layer="layout" svg:x1="5.022cm" svg:y1="13.076cm" svg:x2="5.175cm" svg:y2="13.076cm">
          <text:p/>
        </draw:line>
        <draw:line draw:style-name="gr97" draw:layer="layout" svg:x1="5.098cm" svg:y1="13.043cm" svg:x2="5.098cm" svg:y2="12.89cm">
          <text:p/>
        </draw:line>
        <draw:line draw:style-name="gr97" draw:layer="layout" svg:x1="5.022cm" svg:y1="12.967cm" svg:x2="5.175cm" svg:y2="12.967cm">
          <text:p/>
        </draw:line>
        <draw:line draw:style-name="gr97" draw:layer="layout" svg:x1="5.098cm" svg:y1="12.428cm" svg:x2="5.098cm" svg:y2="12.274cm">
          <text:p/>
        </draw:line>
        <draw:line draw:style-name="gr97" draw:layer="layout" svg:x1="5.022cm" svg:y1="12.351cm" svg:x2="5.175cm" svg:y2="12.351cm">
          <text:p/>
        </draw:line>
        <draw:line draw:style-name="gr97" draw:layer="layout" svg:x1="5.098cm" svg:y1="11.787cm" svg:x2="5.098cm" svg:y2="11.634cm">
          <text:p/>
        </draw:line>
        <draw:line draw:style-name="gr97" draw:layer="layout" svg:x1="5.022cm" svg:y1="11.711cm" svg:x2="5.175cm" svg:y2="11.711cm">
          <text:p/>
        </draw:line>
        <draw:line draw:style-name="gr97" draw:layer="layout" svg:x1="5.098cm" svg:y1="8.417cm" svg:x2="5.098cm" svg:y2="8.263cm">
          <text:p/>
        </draw:line>
        <draw:line draw:style-name="gr97" draw:layer="layout" svg:x1="5.022cm" svg:y1="8.34cm" svg:x2="5.175cm" svg:y2="8.34cm">
          <text:p/>
        </draw:line>
        <draw:line draw:style-name="gr97" draw:layer="layout" svg:x1="5.098cm" svg:y1="8.305cm" svg:x2="5.098cm" svg:y2="8.151cm">
          <text:p/>
        </draw:line>
        <draw:line draw:style-name="gr97" draw:layer="layout" svg:x1="5.022cm" svg:y1="8.228cm" svg:x2="5.175cm" svg:y2="8.228cm">
          <text:p/>
        </draw:line>
        <draw:line draw:style-name="gr97" draw:layer="layout" svg:x1="5.098cm" svg:y1="7.998cm" svg:x2="5.098cm" svg:y2="7.845cm">
          <text:p/>
        </draw:line>
        <draw:line draw:style-name="gr97" draw:layer="layout" svg:x1="5.022cm" svg:y1="7.921cm" svg:x2="5.175cm" svg:y2="7.921cm">
          <text:p/>
        </draw:line>
        <draw:line draw:style-name="gr97" draw:layer="layout" svg:x1="5.098cm" svg:y1="7.799cm" svg:x2="5.098cm" svg:y2="7.645cm">
          <text:p/>
        </draw:line>
        <draw:line draw:style-name="gr97" draw:layer="layout" svg:x1="5.022cm" svg:y1="7.722cm" svg:x2="5.175cm" svg:y2="7.722cm">
          <text:p/>
        </draw:line>
        <draw:line draw:style-name="gr97" draw:layer="layout" svg:x1="5.098cm" svg:y1="3.15cm" svg:x2="5.098cm" svg:y2="2.997cm">
          <text:p/>
        </draw:line>
        <draw:line draw:style-name="gr97" draw:layer="layout" svg:x1="5.022cm" svg:y1="3.073cm" svg:x2="5.175cm" svg:y2="3.073cm">
          <text:p/>
        </draw:line>
        <draw:line draw:style-name="gr97" draw:layer="layout" svg:x1="5.098cm" svg:y1="2.929cm" svg:x2="5.098cm" svg:y2="2.775cm">
          <text:p/>
        </draw:line>
        <draw:line draw:style-name="gr97" draw:layer="layout" svg:x1="5.022cm" svg:y1="2.852cm" svg:x2="5.175cm" svg:y2="2.852cm">
          <text:p/>
        </draw:line>
        <draw:line draw:style-name="gr97" draw:layer="layout" svg:x1="5.098cm" svg:y1="2.885cm" svg:x2="5.098cm" svg:y2="2.732cm">
          <text:p/>
        </draw:line>
        <draw:line draw:style-name="gr97" draw:layer="layout" svg:x1="5.022cm" svg:y1="2.808cm" svg:x2="5.175cm" svg:y2="2.808cm">
          <text:p/>
        </draw:line>
        <draw:line draw:style-name="gr97" draw:layer="layout" svg:x1="5.098cm" svg:y1="2.863cm" svg:x2="5.098cm" svg:y2="2.71cm">
          <text:p/>
        </draw:line>
        <draw:line draw:style-name="gr97" draw:layer="layout" svg:x1="5.022cm" svg:y1="2.786cm" svg:x2="5.175cm" svg:y2="2.786cm">
          <text:p/>
        </draw:line>
        <draw:line draw:style-name="gr97" draw:layer="layout" svg:x1="5.13cm" svg:y1="13.175cm" svg:x2="5.13cm" svg:y2="13.021cm">
          <text:p/>
        </draw:line>
        <draw:line draw:style-name="gr97" draw:layer="layout" svg:x1="5.053cm" svg:y1="13.098cm" svg:x2="5.207cm" svg:y2="13.098cm">
          <text:p/>
        </draw:line>
        <draw:line draw:style-name="gr97" draw:layer="layout" svg:x1="5.13cm" svg:y1="13cm" svg:x2="5.13cm" svg:y2="12.846cm">
          <text:p/>
        </draw:line>
        <draw:line draw:style-name="gr97" draw:layer="layout" svg:x1="5.053cm" svg:y1="12.923cm" svg:x2="5.207cm" svg:y2="12.923cm">
          <text:p/>
        </draw:line>
        <draw:line draw:style-name="gr97" draw:layer="layout" svg:x1="5.13cm" svg:y1="12.69cm" svg:x2="5.13cm" svg:y2="12.537cm">
          <text:p/>
        </draw:line>
        <draw:line draw:style-name="gr97" draw:layer="layout" svg:x1="5.053cm" svg:y1="12.614cm" svg:x2="5.207cm" svg:y2="12.614cm">
          <text:p/>
        </draw:line>
        <draw:line draw:style-name="gr97" draw:layer="layout" svg:x1="5.13cm" svg:y1="12.625cm" svg:x2="5.13cm" svg:y2="12.471cm">
          <text:p/>
        </draw:line>
        <draw:line draw:style-name="gr97" draw:layer="layout" svg:x1="5.053cm" svg:y1="12.548cm" svg:x2="5.207cm" svg:y2="12.548cm">
          <text:p/>
        </draw:line>
        <draw:line draw:style-name="gr97" draw:layer="layout" svg:x1="5.13cm" svg:y1="12.471cm" svg:x2="5.13cm" svg:y2="12.318cm">
          <text:p/>
        </draw:line>
        <draw:line draw:style-name="gr97" draw:layer="layout" svg:x1="5.053cm" svg:y1="12.395cm" svg:x2="5.207cm" svg:y2="12.395cm">
          <text:p/>
        </draw:line>
        <draw:line draw:style-name="gr97" draw:layer="layout" svg:x1="5.13cm" svg:y1="8.723cm" svg:x2="5.13cm" svg:y2="8.57cm">
          <text:p/>
        </draw:line>
        <draw:line draw:style-name="gr97" draw:layer="layout" svg:x1="5.053cm" svg:y1="8.647cm" svg:x2="5.207cm" svg:y2="8.647cm">
          <text:p/>
        </draw:line>
        <draw:line draw:style-name="gr97" draw:layer="layout" svg:x1="5.13cm" svg:y1="8.395cm" svg:x2="5.13cm" svg:y2="8.242cm">
          <text:p/>
        </draw:line>
        <draw:line draw:style-name="gr97" draw:layer="layout" svg:x1="5.053cm" svg:y1="8.318cm" svg:x2="5.207cm" svg:y2="8.318cm">
          <text:p/>
        </draw:line>
        <draw:line draw:style-name="gr97" draw:layer="layout" svg:x1="5.13cm" svg:y1="8.283cm" svg:x2="5.13cm" svg:y2="8.13cm">
          <text:p/>
        </draw:line>
        <draw:line draw:style-name="gr97" draw:layer="layout" svg:x1="5.053cm" svg:y1="8.206cm" svg:x2="5.207cm" svg:y2="8.206cm">
          <text:p/>
        </draw:line>
        <draw:line draw:style-name="gr97" draw:layer="layout" svg:x1="5.13cm" svg:y1="8.151cm" svg:x2="5.13cm" svg:y2="7.998cm">
          <text:p/>
        </draw:line>
        <draw:line draw:style-name="gr97" draw:layer="layout" svg:x1="5.053cm" svg:y1="8.075cm" svg:x2="5.207cm" svg:y2="8.075cm">
          <text:p/>
        </draw:line>
        <draw:line draw:style-name="gr97" draw:layer="layout" svg:x1="5.13cm" svg:y1="3.041cm" svg:x2="5.13cm" svg:y2="2.887cm">
          <text:p/>
        </draw:line>
        <draw:line draw:style-name="gr97" draw:layer="layout" svg:x1="5.053cm" svg:y1="2.964cm" svg:x2="5.207cm" svg:y2="2.964cm">
          <text:p/>
        </draw:line>
        <draw:line draw:style-name="gr97" draw:layer="layout" svg:x1="5.159cm" svg:y1="13.418cm" svg:x2="5.159cm" svg:y2="13.265cm">
          <text:p/>
        </draw:line>
        <draw:line draw:style-name="gr97" draw:layer="layout" svg:x1="5.083cm" svg:y1="13.341cm" svg:x2="5.236cm" svg:y2="13.341cm">
          <text:p/>
        </draw:line>
        <draw:line draw:style-name="gr97" draw:layer="layout" svg:x1="5.159cm" svg:y1="12.956cm" svg:x2="5.159cm" svg:y2="12.802cm">
          <text:p/>
        </draw:line>
        <draw:line draw:style-name="gr97" draw:layer="layout" svg:x1="5.083cm" svg:y1="12.879cm" svg:x2="5.236cm" svg:y2="12.879cm">
          <text:p/>
        </draw:line>
        <draw:line draw:style-name="gr97" draw:layer="layout" svg:x1="5.159cm" svg:y1="12.934cm" svg:x2="5.159cm" svg:y2="12.78cm">
          <text:p/>
        </draw:line>
        <draw:line draw:style-name="gr97" draw:layer="layout" svg:x1="5.083cm" svg:y1="12.857cm" svg:x2="5.236cm" svg:y2="12.857cm">
          <text:p/>
        </draw:line>
        <draw:line draw:style-name="gr97" draw:layer="layout" svg:x1="5.159cm" svg:y1="12.868cm" svg:x2="5.159cm" svg:y2="12.715cm">
          <text:p/>
        </draw:line>
        <draw:line draw:style-name="gr97" draw:layer="layout" svg:x1="5.083cm" svg:y1="12.791cm" svg:x2="5.236cm" svg:y2="12.791cm">
          <text:p/>
        </draw:line>
        <draw:line draw:style-name="gr97" draw:layer="layout" svg:x1="5.159cm" svg:y1="9.32cm" svg:x2="5.159cm" svg:y2="9.166cm">
          <text:p/>
        </draw:line>
        <draw:line draw:style-name="gr97" draw:layer="layout" svg:x1="5.083cm" svg:y1="9.243cm" svg:x2="5.236cm" svg:y2="9.243cm">
          <text:p/>
        </draw:line>
        <draw:line draw:style-name="gr97" draw:layer="layout" svg:x1="5.159cm" svg:y1="9.21cm" svg:x2="5.159cm" svg:y2="9.057cm">
          <text:p/>
        </draw:line>
        <draw:line draw:style-name="gr97" draw:layer="layout" svg:x1="5.083cm" svg:y1="9.133cm" svg:x2="5.236cm" svg:y2="9.133cm">
          <text:p/>
        </draw:line>
        <draw:line draw:style-name="gr97" draw:layer="layout" svg:x1="5.159cm" svg:y1="8.813cm" svg:x2="5.159cm" svg:y2="8.66cm">
          <text:p/>
        </draw:line>
        <draw:line draw:style-name="gr97" draw:layer="layout" svg:x1="5.083cm" svg:y1="8.737cm" svg:x2="5.236cm" svg:y2="8.737cm">
          <text:p/>
        </draw:line>
        <draw:line draw:style-name="gr97" draw:layer="layout" svg:x1="5.159cm" svg:y1="3.722cm" svg:x2="5.159cm" svg:y2="3.569cm">
          <text:p/>
        </draw:line>
        <draw:line draw:style-name="gr97" draw:layer="layout" svg:x1="5.083cm" svg:y1="3.645cm" svg:x2="5.236cm" svg:y2="3.645cm">
          <text:p/>
        </draw:line>
        <draw:line draw:style-name="gr97" draw:layer="layout" svg:x1="5.159cm" svg:y1="3.325cm" svg:x2="5.159cm" svg:y2="3.172cm">
          <text:p/>
        </draw:line>
        <draw:line draw:style-name="gr97" draw:layer="layout" svg:x1="5.083cm" svg:y1="3.249cm" svg:x2="5.236cm" svg:y2="3.249cm">
          <text:p/>
        </draw:line>
        <draw:line draw:style-name="gr97" draw:layer="layout" svg:x1="5.188cm" svg:y1="9.585cm" svg:x2="5.188cm" svg:y2="9.432cm">
          <text:p/>
        </draw:line>
        <draw:line draw:style-name="gr97" draw:layer="layout" svg:x1="5.112cm" svg:y1="9.508cm" svg:x2="5.265cm" svg:y2="9.508cm">
          <text:p/>
        </draw:line>
        <draw:line draw:style-name="gr97" draw:layer="layout" svg:x1="5.188cm" svg:y1="9.32cm" svg:x2="5.188cm" svg:y2="9.166cm">
          <text:p/>
        </draw:line>
        <draw:line draw:style-name="gr97" draw:layer="layout" svg:x1="5.112cm" svg:y1="9.243cm" svg:x2="5.265cm" svg:y2="9.243cm">
          <text:p/>
        </draw:line>
        <draw:line draw:style-name="gr97" draw:layer="layout" svg:x1="5.188cm" svg:y1="4.184cm" svg:x2="5.188cm" svg:y2="4.031cm">
          <text:p/>
        </draw:line>
        <draw:line draw:style-name="gr97" draw:layer="layout" svg:x1="5.112cm" svg:y1="4.108cm" svg:x2="5.265cm" svg:y2="4.108cm">
          <text:p/>
        </draw:line>
        <draw:line draw:style-name="gr97" draw:layer="layout" svg:x1="5.188cm" svg:y1="3.987cm" svg:x2="5.188cm" svg:y2="3.834cm">
          <text:p/>
        </draw:line>
        <draw:line draw:style-name="gr97" draw:layer="layout" svg:x1="5.112cm" svg:y1="3.911cm" svg:x2="5.265cm" svg:y2="3.911cm">
          <text:p/>
        </draw:line>
        <draw:line draw:style-name="gr97" draw:layer="layout" svg:x1="5.188cm" svg:y1="3.347cm" svg:x2="5.188cm" svg:y2="3.194cm">
          <text:p/>
        </draw:line>
        <draw:line draw:style-name="gr97" draw:layer="layout" svg:x1="5.112cm" svg:y1="3.271cm" svg:x2="5.265cm" svg:y2="3.271cm">
          <text:p/>
        </draw:line>
        <draw:line draw:style-name="gr97" draw:layer="layout" svg:x1="5.188cm" svg:y1="3.325cm" svg:x2="5.188cm" svg:y2="3.172cm">
          <text:p/>
        </draw:line>
        <draw:line draw:style-name="gr97" draw:layer="layout" svg:x1="5.112cm" svg:y1="3.249cm" svg:x2="5.265cm" svg:y2="3.249cm">
          <text:p/>
        </draw:line>
        <draw:line draw:style-name="gr97" draw:layer="layout" svg:x1="5.188cm" svg:y1="3.106cm" svg:x2="5.188cm" svg:y2="2.953cm">
          <text:p/>
        </draw:line>
        <draw:line draw:style-name="gr97" draw:layer="layout" svg:x1="5.112cm" svg:y1="3.03cm" svg:x2="5.265cm" svg:y2="3.03cm">
          <text:p/>
        </draw:line>
        <draw:line draw:style-name="gr97" draw:layer="layout" svg:x1="5.188cm" svg:y1="3.041cm" svg:x2="5.188cm" svg:y2="2.887cm">
          <text:p/>
        </draw:line>
        <draw:line draw:style-name="gr97" draw:layer="layout" svg:x1="5.112cm" svg:y1="2.964cm" svg:x2="5.265cm" svg:y2="2.964cm">
          <text:p/>
        </draw:line>
        <draw:line draw:style-name="gr97" draw:layer="layout" svg:x1="5.22cm" svg:y1="13.418cm" svg:x2="5.22cm" svg:y2="13.265cm">
          <text:p/>
        </draw:line>
        <draw:line draw:style-name="gr97" draw:layer="layout" svg:x1="5.143cm" svg:y1="13.341cm" svg:x2="5.297cm" svg:y2="13.341cm">
          <text:p/>
        </draw:line>
        <draw:line draw:style-name="gr97" draw:layer="layout" svg:x1="5.22cm" svg:y1="10.223cm" svg:x2="5.22cm" svg:y2="10.069cm">
          <text:p/>
        </draw:line>
        <draw:line draw:style-name="gr97" draw:layer="layout" svg:x1="5.143cm" svg:y1="10.146cm" svg:x2="5.297cm" svg:y2="10.146cm">
          <text:p/>
        </draw:line>
        <draw:line draw:style-name="gr97" draw:layer="layout" svg:x1="5.22cm" svg:y1="9.782cm" svg:x2="5.22cm" svg:y2="9.629cm">
          <text:p/>
        </draw:line>
        <draw:line draw:style-name="gr97" draw:layer="layout" svg:x1="5.143cm" svg:y1="9.705cm" svg:x2="5.297cm" svg:y2="9.705cm">
          <text:p/>
        </draw:line>
        <draw:line draw:style-name="gr97" draw:layer="layout" svg:x1="5.22cm" svg:y1="4.89cm" svg:x2="5.22cm" svg:y2="4.737cm">
          <text:p/>
        </draw:line>
        <draw:line draw:style-name="gr97" draw:layer="layout" svg:x1="5.143cm" svg:y1="4.814cm" svg:x2="5.297cm" svg:y2="4.814cm">
          <text:p/>
        </draw:line>
        <draw:line draw:style-name="gr97" draw:layer="layout" svg:x1="5.22cm" svg:y1="4.406cm" svg:x2="5.22cm" svg:y2="4.253cm">
          <text:p/>
        </draw:line>
        <draw:line draw:style-name="gr97" draw:layer="layout" svg:x1="5.143cm" svg:y1="4.329cm" svg:x2="5.297cm" svg:y2="4.329cm">
          <text:p/>
        </draw:line>
        <draw:line draw:style-name="gr97" draw:layer="layout" svg:x1="5.22cm" svg:y1="3.678cm" svg:x2="5.22cm" svg:y2="3.525cm">
          <text:p/>
        </draw:line>
        <draw:line draw:style-name="gr97" draw:layer="layout" svg:x1="5.143cm" svg:y1="3.602cm" svg:x2="5.297cm" svg:y2="3.602cm">
          <text:p/>
        </draw:line>
        <draw:line draw:style-name="gr97" draw:layer="layout" svg:x1="5.249cm" svg:y1="10.4cm" svg:x2="5.249cm" svg:y2="10.247cm">
          <text:p/>
        </draw:line>
        <draw:line draw:style-name="gr97" draw:layer="layout" svg:x1="5.173cm" svg:y1="10.324cm" svg:x2="5.326cm" svg:y2="10.324cm">
          <text:p/>
        </draw:line>
        <draw:line draw:style-name="gr97" draw:layer="layout" svg:x1="5.249cm" svg:y1="10.244cm" svg:x2="5.249cm" svg:y2="10.091cm">
          <text:p/>
        </draw:line>
        <draw:line draw:style-name="gr97" draw:layer="layout" svg:x1="5.173cm" svg:y1="10.168cm" svg:x2="5.326cm" svg:y2="10.168cm">
          <text:p/>
        </draw:line>
        <draw:line draw:style-name="gr97" draw:layer="layout" svg:x1="5.249cm" svg:y1="9.982cm" svg:x2="5.249cm" svg:y2="9.828cm">
          <text:p/>
        </draw:line>
        <draw:line draw:style-name="gr97" draw:layer="layout" svg:x1="5.173cm" svg:y1="9.905cm" svg:x2="5.326cm" svg:y2="9.905cm">
          <text:p/>
        </draw:line>
        <draw:line draw:style-name="gr97" draw:layer="layout" svg:x1="5.249cm" svg:y1="9.892cm" svg:x2="5.249cm" svg:y2="9.738cm">
          <text:p/>
        </draw:line>
        <draw:line draw:style-name="gr97" draw:layer="layout" svg:x1="5.173cm" svg:y1="9.815cm" svg:x2="5.326cm" svg:y2="9.815cm">
          <text:p/>
        </draw:line>
        <draw:line draw:style-name="gr97" draw:layer="layout" svg:x1="5.249cm" svg:y1="5.287cm" svg:x2="5.249cm" svg:y2="5.134cm">
          <text:p/>
        </draw:line>
        <draw:line draw:style-name="gr97" draw:layer="layout" svg:x1="5.173cm" svg:y1="5.21cm" svg:x2="5.326cm" svg:y2="5.21cm">
          <text:p/>
        </draw:line>
        <draw:line draw:style-name="gr97" draw:layer="layout" svg:x1="5.249cm" svg:y1="5.243cm" svg:x2="5.249cm" svg:y2="5.09cm">
          <text:p/>
        </draw:line>
        <draw:line draw:style-name="gr97" draw:layer="layout" svg:x1="5.173cm" svg:y1="5.166cm" svg:x2="5.326cm" svg:y2="5.166cm">
          <text:p/>
        </draw:line>
        <draw:line draw:style-name="gr97" draw:layer="layout" svg:x1="5.249cm" svg:y1="5.022cm" svg:x2="5.249cm" svg:y2="4.868cm">
          <text:p/>
        </draw:line>
        <draw:line draw:style-name="gr97" draw:layer="layout" svg:x1="5.173cm" svg:y1="4.945cm" svg:x2="5.326cm" svg:y2="4.945cm">
          <text:p/>
        </draw:line>
        <draw:line draw:style-name="gr97" draw:layer="layout" svg:x1="5.249cm" svg:y1="4.581cm" svg:x2="5.249cm" svg:y2="4.428cm">
          <text:p/>
        </draw:line>
        <draw:line draw:style-name="gr97" draw:layer="layout" svg:x1="5.173cm" svg:y1="4.505cm" svg:x2="5.326cm" svg:y2="4.505cm">
          <text:p/>
        </draw:line>
        <draw:line draw:style-name="gr97" draw:layer="layout" svg:x1="5.249cm" svg:y1="4.45cm" svg:x2="5.249cm" svg:y2="4.296cm">
          <text:p/>
        </draw:line>
        <draw:line draw:style-name="gr97" draw:layer="layout" svg:x1="5.173cm" svg:y1="4.373cm" svg:x2="5.326cm" svg:y2="4.373cm">
          <text:p/>
        </draw:line>
        <draw:line draw:style-name="gr97" draw:layer="layout" svg:x1="5.249cm" svg:y1="4.34cm" svg:x2="5.249cm" svg:y2="4.187cm">
          <text:p/>
        </draw:line>
        <draw:line draw:style-name="gr97" draw:layer="layout" svg:x1="5.173cm" svg:y1="4.264cm" svg:x2="5.326cm" svg:y2="4.264cm">
          <text:p/>
        </draw:line>
        <draw:line draw:style-name="gr97" draw:layer="layout" svg:x1="5.249cm" svg:y1="4.119cm" svg:x2="5.249cm" svg:y2="3.965cm">
          <text:p/>
        </draw:line>
        <draw:line draw:style-name="gr97" draw:layer="layout" svg:x1="5.173cm" svg:y1="4.042cm" svg:x2="5.326cm" svg:y2="4.042cm">
          <text:p/>
        </draw:line>
        <draw:line draw:style-name="gr97" draw:layer="layout" svg:x1="5.249cm" svg:y1="4.053cm" svg:x2="5.249cm" svg:y2="3.9cm">
          <text:p/>
        </draw:line>
        <draw:line draw:style-name="gr97" draw:layer="layout" svg:x1="5.173cm" svg:y1="3.976cm" svg:x2="5.326cm" svg:y2="3.976cm">
          <text:p/>
        </draw:line>
        <draw:line draw:style-name="gr97" draw:layer="layout" svg:x1="5.249cm" svg:y1="3.656cm" svg:x2="5.249cm" svg:y2="3.503cm">
          <text:p/>
        </draw:line>
        <draw:line draw:style-name="gr97" draw:layer="layout" svg:x1="5.173cm" svg:y1="3.58cm" svg:x2="5.326cm" svg:y2="3.58cm">
          <text:p/>
        </draw:line>
        <draw:line draw:style-name="gr97" draw:layer="layout" svg:x1="5.249cm" svg:y1="3.591cm" svg:x2="5.249cm" svg:y2="3.437cm">
          <text:p/>
        </draw:line>
        <draw:line draw:style-name="gr97" draw:layer="layout" svg:x1="5.173cm" svg:y1="3.514cm" svg:x2="5.326cm" svg:y2="3.514cm">
          <text:p/>
        </draw:line>
        <draw:line draw:style-name="gr97" draw:layer="layout" svg:x1="5.281cm" svg:y1="11.038cm" svg:x2="5.281cm" svg:y2="10.885cm">
          <text:p/>
        </draw:line>
        <draw:line draw:style-name="gr97" draw:layer="layout" svg:x1="5.204cm" svg:y1="10.961cm" svg:x2="5.358cm" svg:y2="10.961cm">
          <text:p/>
        </draw:line>
        <draw:line draw:style-name="gr97" draw:layer="layout" svg:x1="5.281cm" svg:y1="11.016cm" svg:x2="5.281cm" svg:y2="10.863cm">
          <text:p/>
        </draw:line>
        <draw:line draw:style-name="gr97" draw:layer="layout" svg:x1="5.204cm" svg:y1="10.939cm" svg:x2="5.358cm" svg:y2="10.939cm">
          <text:p/>
        </draw:line>
        <draw:line draw:style-name="gr97" draw:layer="layout" svg:x1="5.281cm" svg:y1="10.751cm" svg:x2="5.281cm" svg:y2="10.597cm">
          <text:p/>
        </draw:line>
        <draw:line draw:style-name="gr97" draw:layer="layout" svg:x1="5.204cm" svg:y1="10.674cm" svg:x2="5.358cm" svg:y2="10.674cm">
          <text:p/>
        </draw:line>
        <draw:line draw:style-name="gr97" draw:layer="layout" svg:x1="5.281cm" svg:y1="10.488cm" svg:x2="5.281cm" svg:y2="10.335cm">
          <text:p/>
        </draw:line>
        <draw:line draw:style-name="gr97" draw:layer="layout" svg:x1="5.204cm" svg:y1="10.411cm" svg:x2="5.358cm" svg:y2="10.411cm">
          <text:p/>
        </draw:line>
        <draw:line draw:style-name="gr97" draw:layer="layout" svg:x1="5.281cm" svg:y1="10.444cm" svg:x2="5.281cm" svg:y2="10.291cm">
          <text:p/>
        </draw:line>
        <draw:line draw:style-name="gr97" draw:layer="layout" svg:x1="5.204cm" svg:y1="10.367cm" svg:x2="5.358cm" svg:y2="10.367cm">
          <text:p/>
        </draw:line>
        <draw:line draw:style-name="gr97" draw:layer="layout" svg:x1="5.281cm" svg:y1="10.244cm" svg:x2="5.281cm" svg:y2="10.091cm">
          <text:p/>
        </draw:line>
        <draw:line draw:style-name="gr97" draw:layer="layout" svg:x1="5.204cm" svg:y1="10.168cm" svg:x2="5.358cm" svg:y2="10.168cm">
          <text:p/>
        </draw:line>
        <draw:line draw:style-name="gr97" draw:layer="layout" svg:x1="5.281cm" svg:y1="5.749cm" svg:x2="5.281cm" svg:y2="5.596cm">
          <text:p/>
        </draw:line>
        <draw:line draw:style-name="gr97" draw:layer="layout" svg:x1="5.204cm" svg:y1="5.673cm" svg:x2="5.358cm" svg:y2="5.673cm">
          <text:p/>
        </draw:line>
        <draw:line draw:style-name="gr97" draw:layer="layout" svg:x1="5.281cm" svg:y1="5.64cm" svg:x2="5.281cm" svg:y2="5.487cm">
          <text:p/>
        </draw:line>
        <draw:line draw:style-name="gr97" draw:layer="layout" svg:x1="5.204cm" svg:y1="5.563cm" svg:x2="5.358cm" svg:y2="5.563cm">
          <text:p/>
        </draw:line>
        <draw:line draw:style-name="gr97" draw:layer="layout" svg:x1="5.281cm" svg:y1="4.978cm" svg:x2="5.281cm" svg:y2="4.825cm">
          <text:p/>
        </draw:line>
        <draw:line draw:style-name="gr97" draw:layer="layout" svg:x1="5.204cm" svg:y1="4.901cm" svg:x2="5.358cm" svg:y2="4.901cm">
          <text:p/>
        </draw:line>
        <draw:line draw:style-name="gr97" draw:layer="layout" svg:x1="5.281cm" svg:y1="4.671cm" svg:x2="5.281cm" svg:y2="4.518cm">
          <text:p/>
        </draw:line>
        <draw:line draw:style-name="gr97" draw:layer="layout" svg:x1="5.204cm" svg:y1="4.595cm" svg:x2="5.358cm" svg:y2="4.595cm">
          <text:p/>
        </draw:line>
        <draw:line draw:style-name="gr97" draw:layer="layout" svg:x1="5.281cm" svg:y1="4.603cm" svg:x2="5.281cm" svg:y2="4.45cm">
          <text:p/>
        </draw:line>
        <draw:line draw:style-name="gr97" draw:layer="layout" svg:x1="5.204cm" svg:y1="4.526cm" svg:x2="5.358cm" svg:y2="4.526cm">
          <text:p/>
        </draw:line>
        <draw:line draw:style-name="gr97" draw:layer="layout" svg:x1="5.281cm" svg:y1="4.428cm" svg:x2="5.281cm" svg:y2="4.275cm">
          <text:p/>
        </draw:line>
        <draw:line draw:style-name="gr97" draw:layer="layout" svg:x1="5.204cm" svg:y1="4.351cm" svg:x2="5.358cm" svg:y2="4.351cm">
          <text:p/>
        </draw:line>
        <draw:line draw:style-name="gr97" draw:layer="layout" svg:x1="5.281cm" svg:y1="4.318cm" svg:x2="5.281cm" svg:y2="4.165cm">
          <text:p/>
        </draw:line>
        <draw:line draw:style-name="gr97" draw:layer="layout" svg:x1="5.204cm" svg:y1="4.242cm" svg:x2="5.358cm" svg:y2="4.242cm">
          <text:p/>
        </draw:line>
        <draw:line draw:style-name="gr97" draw:layer="layout" svg:x1="5.31cm" svg:y1="11.435cm" svg:x2="5.31cm" svg:y2="11.281cm">
          <text:p/>
        </draw:line>
        <draw:line draw:style-name="gr97" draw:layer="layout" svg:x1="5.233cm" svg:y1="11.358cm" svg:x2="5.387cm" svg:y2="11.358cm">
          <text:p/>
        </draw:line>
        <draw:line draw:style-name="gr97" draw:layer="layout" svg:x1="5.31cm" svg:y1="11.147cm" svg:x2="5.31cm" svg:y2="10.994cm">
          <text:p/>
        </draw:line>
        <draw:line draw:style-name="gr97" draw:layer="layout" svg:x1="5.233cm" svg:y1="11.071cm" svg:x2="5.387cm" svg:y2="11.071cm">
          <text:p/>
        </draw:line>
        <draw:line draw:style-name="gr97" draw:layer="layout" svg:x1="5.31cm" svg:y1="6.168cm" svg:x2="5.31cm" svg:y2="6.015cm">
          <text:p/>
        </draw:line>
        <draw:line draw:style-name="gr97" draw:layer="layout" svg:x1="5.233cm" svg:y1="6.091cm" svg:x2="5.387cm" svg:y2="6.091cm">
          <text:p/>
        </draw:line>
        <draw:line draw:style-name="gr97" draw:layer="layout" svg:x1="5.31cm" svg:y1="6.102cm" svg:x2="5.31cm" svg:y2="5.949cm">
          <text:p/>
        </draw:line>
        <draw:line draw:style-name="gr97" draw:layer="layout" svg:x1="5.233cm" svg:y1="6.026cm" svg:x2="5.387cm" svg:y2="6.026cm">
          <text:p/>
        </draw:line>
        <draw:line draw:style-name="gr97" draw:layer="layout" svg:x1="5.31cm" svg:y1="5.993cm" svg:x2="5.31cm" svg:y2="5.839cm">
          <text:p/>
        </draw:line>
        <draw:line draw:style-name="gr97" draw:layer="layout" svg:x1="5.233cm" svg:y1="5.916cm" svg:x2="5.387cm" svg:y2="5.916cm">
          <text:p/>
        </draw:line>
        <draw:line draw:style-name="gr97" draw:layer="layout" svg:x1="5.31cm" svg:y1="5.618cm" svg:x2="5.31cm" svg:y2="5.465cm">
          <text:p/>
        </draw:line>
        <draw:line draw:style-name="gr97" draw:layer="layout" svg:x1="5.233cm" svg:y1="5.541cm" svg:x2="5.387cm" svg:y2="5.541cm">
          <text:p/>
        </draw:line>
        <draw:line draw:style-name="gr97" draw:layer="layout" svg:x1="5.31cm" svg:y1="5.199cm" svg:x2="5.31cm" svg:y2="5.046cm">
          <text:p/>
        </draw:line>
        <draw:line draw:style-name="gr97" draw:layer="layout" svg:x1="5.233cm" svg:y1="5.123cm" svg:x2="5.387cm" svg:y2="5.123cm">
          <text:p/>
        </draw:line>
        <draw:line draw:style-name="gr97" draw:layer="layout" svg:x1="5.31cm" svg:y1="5.044cm" svg:x2="5.31cm" svg:y2="4.89cm">
          <text:p/>
        </draw:line>
        <draw:line draw:style-name="gr97" draw:layer="layout" svg:x1="5.233cm" svg:y1="4.967cm" svg:x2="5.387cm" svg:y2="4.967cm">
          <text:p/>
        </draw:line>
        <draw:line draw:style-name="gr97" draw:layer="layout" svg:x1="5.31cm" svg:y1="4.978cm" svg:x2="5.31cm" svg:y2="4.825cm">
          <text:p/>
        </draw:line>
        <draw:line draw:style-name="gr97" draw:layer="layout" svg:x1="5.233cm" svg:y1="4.901cm" svg:x2="5.387cm" svg:y2="4.901cm">
          <text:p/>
        </draw:line>
        <draw:line draw:style-name="gr97" draw:layer="layout" svg:x1="5.31cm" svg:y1="4.693cm" svg:x2="5.31cm" svg:y2="4.54cm">
          <text:p/>
        </draw:line>
        <draw:line draw:style-name="gr97" draw:layer="layout" svg:x1="5.233cm" svg:y1="4.616cm" svg:x2="5.387cm" svg:y2="4.616cm">
          <text:p/>
        </draw:line>
        <draw:line draw:style-name="gr97" draw:layer="layout" svg:x1="5.342cm" svg:y1="11.169cm" svg:x2="5.342cm" svg:y2="11.016cm">
          <text:p/>
        </draw:line>
        <draw:line draw:style-name="gr97" draw:layer="layout" svg:x1="5.265cm" svg:y1="11.093cm" svg:x2="5.418cm" svg:y2="11.093cm">
          <text:p/>
        </draw:line>
        <draw:line draw:style-name="gr97" draw:layer="layout" svg:x1="5.342cm" svg:y1="6.674cm" svg:x2="5.342cm" svg:y2="6.521cm">
          <text:p/>
        </draw:line>
        <draw:line draw:style-name="gr97" draw:layer="layout" svg:x1="5.265cm" svg:y1="6.598cm" svg:x2="5.418cm" svg:y2="6.598cm">
          <text:p/>
        </draw:line>
        <draw:line draw:style-name="gr97" draw:layer="layout" svg:x1="5.342cm" svg:y1="6.565cm" svg:x2="5.342cm" svg:y2="6.411cm">
          <text:p/>
        </draw:line>
        <draw:line draw:style-name="gr97" draw:layer="layout" svg:x1="5.265cm" svg:y1="6.488cm" svg:x2="5.418cm" svg:y2="6.488cm">
          <text:p/>
        </draw:line>
        <draw:line draw:style-name="gr97" draw:layer="layout" svg:x1="5.342cm" svg:y1="6.477cm" svg:x2="5.342cm" svg:y2="6.324cm">
          <text:p/>
        </draw:line>
        <draw:line draw:style-name="gr97" draw:layer="layout" svg:x1="5.265cm" svg:y1="6.4cm" svg:x2="5.418cm" svg:y2="6.4cm">
          <text:p/>
        </draw:line>
        <draw:line draw:style-name="gr97" draw:layer="layout" svg:x1="5.342cm" svg:y1="6.234cm" svg:x2="5.342cm" svg:y2="6.08cm">
          <text:p/>
        </draw:line>
        <draw:line draw:style-name="gr97" draw:layer="layout" svg:x1="5.265cm" svg:y1="6.157cm" svg:x2="5.418cm" svg:y2="6.157cm">
          <text:p/>
        </draw:line>
        <draw:line draw:style-name="gr97" draw:layer="layout" svg:x1="5.342cm" svg:y1="5.618cm" svg:x2="5.342cm" svg:y2="5.465cm">
          <text:p/>
        </draw:line>
        <draw:line draw:style-name="gr97" draw:layer="layout" svg:x1="5.265cm" svg:y1="5.541cm" svg:x2="5.418cm" svg:y2="5.541cm">
          <text:p/>
        </draw:line>
        <draw:line draw:style-name="gr97" draw:layer="layout" svg:x1="5.342cm" svg:y1="5.375cm" svg:x2="5.342cm" svg:y2="5.221cm">
          <text:p/>
        </draw:line>
        <draw:line draw:style-name="gr97" draw:layer="layout" svg:x1="5.265cm" svg:y1="5.298cm" svg:x2="5.418cm" svg:y2="5.298cm">
          <text:p/>
        </draw:line>
        <draw:line draw:style-name="gr97" draw:layer="layout" svg:x1="5.342cm" svg:y1="5.044cm" svg:x2="5.342cm" svg:y2="4.89cm">
          <text:p/>
        </draw:line>
        <draw:line draw:style-name="gr97" draw:layer="layout" svg:x1="5.265cm" svg:y1="4.967cm" svg:x2="5.418cm" svg:y2="4.967cm">
          <text:p/>
        </draw:line>
        <draw:line draw:style-name="gr97" draw:layer="layout" svg:x1="5.371cm" svg:y1="7.161cm" svg:x2="5.371cm" svg:y2="7.008cm">
          <text:p/>
        </draw:line>
        <draw:line draw:style-name="gr97" draw:layer="layout" svg:x1="5.294cm" svg:y1="7.084cm" svg:x2="5.448cm" svg:y2="7.084cm">
          <text:p/>
        </draw:line>
        <draw:line draw:style-name="gr97" draw:layer="layout" svg:x1="5.371cm" svg:y1="7.117cm" svg:x2="5.371cm" svg:y2="6.964cm">
          <text:p/>
        </draw:line>
        <draw:line draw:style-name="gr97" draw:layer="layout" svg:x1="5.294cm" svg:y1="7.04cm" svg:x2="5.448cm" svg:y2="7.04cm">
          <text:p/>
        </draw:line>
        <draw:line draw:style-name="gr97" draw:layer="layout" svg:x1="5.371cm" svg:y1="6.608cm" svg:x2="5.371cm" svg:y2="6.455cm">
          <text:p/>
        </draw:line>
        <draw:line draw:style-name="gr97" draw:layer="layout" svg:x1="5.294cm" svg:y1="6.532cm" svg:x2="5.448cm" svg:y2="6.532cm">
          <text:p/>
        </draw:line>
        <draw:line draw:style-name="gr97" draw:layer="layout" svg:x1="5.371cm" svg:y1="5.662cm" svg:x2="5.371cm" svg:y2="5.508cm">
          <text:p/>
        </draw:line>
        <draw:line draw:style-name="gr97" draw:layer="layout" svg:x1="5.294cm" svg:y1="5.585cm" svg:x2="5.448cm" svg:y2="5.585cm">
          <text:p/>
        </draw:line>
        <draw:line draw:style-name="gr97" draw:layer="layout" svg:x1="5.371cm" svg:y1="5.618cm" svg:x2="5.371cm" svg:y2="5.465cm">
          <text:p/>
        </draw:line>
        <draw:line draw:style-name="gr97" draw:layer="layout" svg:x1="5.294cm" svg:y1="5.541cm" svg:x2="5.448cm" svg:y2="5.541cm">
          <text:p/>
        </draw:line>
        <draw:line draw:style-name="gr97" draw:layer="layout" svg:x1="5.371cm" svg:y1="5.353cm" svg:x2="5.371cm" svg:y2="5.199cm">
          <text:p/>
        </draw:line>
        <draw:line draw:style-name="gr97" draw:layer="layout" svg:x1="5.294cm" svg:y1="5.276cm" svg:x2="5.448cm" svg:y2="5.276cm">
          <text:p/>
        </draw:line>
        <draw:line draw:style-name="gr97" draw:layer="layout" svg:x1="5.403cm" svg:y1="12.581cm" svg:x2="5.403cm" svg:y2="12.428cm">
          <text:p/>
        </draw:line>
        <draw:line draw:style-name="gr97" draw:layer="layout" svg:x1="5.326cm" svg:y1="12.504cm" svg:x2="5.479cm" svg:y2="12.504cm">
          <text:p/>
        </draw:line>
        <draw:line draw:style-name="gr97" draw:layer="layout" svg:x1="5.403cm" svg:y1="12.338cm" svg:x2="5.403cm" svg:y2="12.184cm">
          <text:p/>
        </draw:line>
        <draw:line draw:style-name="gr97" draw:layer="layout" svg:x1="5.326cm" svg:y1="12.261cm" svg:x2="5.479cm" svg:y2="12.261cm">
          <text:p/>
        </draw:line>
        <draw:line draw:style-name="gr97" draw:layer="layout" svg:x1="5.403cm" svg:y1="12.294cm" svg:x2="5.403cm" svg:y2="12.14cm">
          <text:p/>
        </draw:line>
        <draw:line draw:style-name="gr97" draw:layer="layout" svg:x1="5.326cm" svg:y1="12.217cm" svg:x2="5.479cm" svg:y2="12.217cm">
          <text:p/>
        </draw:line>
        <draw:line draw:style-name="gr97" draw:layer="layout" svg:x1="5.403cm" svg:y1="12.097cm" svg:x2="5.403cm" svg:y2="11.943cm">
          <text:p/>
        </draw:line>
        <draw:line draw:style-name="gr97" draw:layer="layout" svg:x1="5.326cm" svg:y1="12.02cm" svg:x2="5.479cm" svg:y2="12.02cm">
          <text:p/>
        </draw:line>
        <draw:line draw:style-name="gr97" draw:layer="layout" svg:x1="5.403cm" svg:y1="7.558cm" svg:x2="5.403cm" svg:y2="7.404cm">
          <text:p/>
        </draw:line>
        <draw:line draw:style-name="gr97" draw:layer="layout" svg:x1="5.326cm" svg:y1="7.481cm" svg:x2="5.479cm" svg:y2="7.481cm">
          <text:p/>
        </draw:line>
        <draw:line draw:style-name="gr97" draw:layer="layout" svg:x1="5.403cm" svg:y1="7.358cm" svg:x2="5.403cm" svg:y2="7.205cm">
          <text:p/>
        </draw:line>
        <draw:line draw:style-name="gr97" draw:layer="layout" svg:x1="5.326cm" svg:y1="7.281cm" svg:x2="5.479cm" svg:y2="7.281cm">
          <text:p/>
        </draw:line>
        <draw:line draw:style-name="gr97" draw:layer="layout" svg:x1="5.403cm" svg:y1="6.961cm" svg:x2="5.403cm" svg:y2="6.808cm">
          <text:p/>
        </draw:line>
        <draw:line draw:style-name="gr97" draw:layer="layout" svg:x1="5.326cm" svg:y1="6.885cm" svg:x2="5.479cm" svg:y2="6.885cm">
          <text:p/>
        </draw:line>
        <draw:line draw:style-name="gr97" draw:layer="layout" svg:x1="5.403cm" svg:y1="6.939cm" svg:x2="5.403cm" svg:y2="6.786cm">
          <text:p/>
        </draw:line>
        <draw:line draw:style-name="gr97" draw:layer="layout" svg:x1="5.326cm" svg:y1="6.863cm" svg:x2="5.479cm" svg:y2="6.863cm">
          <text:p/>
        </draw:line>
        <draw:line draw:style-name="gr97" draw:layer="layout" svg:x1="5.403cm" svg:y1="6.499cm" svg:x2="5.403cm" svg:y2="6.346cm">
          <text:p/>
        </draw:line>
        <draw:line draw:style-name="gr97" draw:layer="layout" svg:x1="5.326cm" svg:y1="6.422cm" svg:x2="5.479cm" svg:y2="6.422cm">
          <text:p/>
        </draw:line>
        <draw:line draw:style-name="gr97" draw:layer="layout" svg:x1="5.403cm" svg:y1="6.389cm" svg:x2="5.403cm" svg:y2="6.236cm">
          <text:p/>
        </draw:line>
        <draw:line draw:style-name="gr97" draw:layer="layout" svg:x1="5.326cm" svg:y1="6.313cm" svg:x2="5.479cm" svg:y2="6.313cm">
          <text:p/>
        </draw:line>
        <draw:line draw:style-name="gr97" draw:layer="layout" svg:x1="5.403cm" svg:y1="6.19cm" svg:x2="5.403cm" svg:y2="6.037cm">
          <text:p/>
        </draw:line>
        <draw:line draw:style-name="gr97" draw:layer="layout" svg:x1="5.326cm" svg:y1="6.113cm" svg:x2="5.479cm" svg:y2="6.113cm">
          <text:p/>
        </draw:line>
        <draw:line draw:style-name="gr97" draw:layer="layout" svg:x1="5.403cm" svg:y1="6.168cm" svg:x2="5.403cm" svg:y2="6.015cm">
          <text:p/>
        </draw:line>
        <draw:line draw:style-name="gr97" draw:layer="layout" svg:x1="5.326cm" svg:y1="6.091cm" svg:x2="5.479cm" svg:y2="6.091cm">
          <text:p/>
        </draw:line>
        <draw:line draw:style-name="gr97" draw:layer="layout" svg:x1="5.403cm" svg:y1="5.993cm" svg:x2="5.403cm" svg:y2="5.839cm">
          <text:p/>
        </draw:line>
        <draw:line draw:style-name="gr97" draw:layer="layout" svg:x1="5.326cm" svg:y1="5.916cm" svg:x2="5.479cm" svg:y2="5.916cm">
          <text:p/>
        </draw:line>
        <draw:line draw:style-name="gr97" draw:layer="layout" svg:x1="5.432cm" svg:y1="13.33cm" svg:x2="5.432cm" svg:y2="13.177cm">
          <text:p/>
        </draw:line>
        <draw:line draw:style-name="gr97" draw:layer="layout" svg:x1="5.355cm" svg:y1="13.254cm" svg:x2="5.508cm" svg:y2="13.254cm">
          <text:p/>
        </draw:line>
        <draw:line draw:style-name="gr97" draw:layer="layout" svg:x1="5.432cm" svg:y1="13.175cm" svg:x2="5.432cm" svg:y2="13.021cm">
          <text:p/>
        </draw:line>
        <draw:line draw:style-name="gr97" draw:layer="layout" svg:x1="5.355cm" svg:y1="13.098cm" svg:x2="5.508cm" svg:y2="13.098cm">
          <text:p/>
        </draw:line>
        <draw:line draw:style-name="gr97" draw:layer="layout" svg:x1="5.432cm" svg:y1="7.908cm" svg:x2="5.432cm" svg:y2="7.755cm">
          <text:p/>
        </draw:line>
        <draw:line draw:style-name="gr97" draw:layer="layout" svg:x1="5.355cm" svg:y1="7.831cm" svg:x2="5.508cm" svg:y2="7.831cm">
          <text:p/>
        </draw:line>
        <draw:line draw:style-name="gr97" draw:layer="layout" svg:x1="5.432cm" svg:y1="7.536cm" svg:x2="5.432cm" svg:y2="7.382cm">
          <text:p/>
        </draw:line>
        <draw:line draw:style-name="gr97" draw:layer="layout" svg:x1="5.355cm" svg:y1="7.459cm" svg:x2="5.508cm" svg:y2="7.459cm">
          <text:p/>
        </draw:line>
        <draw:line draw:style-name="gr97" draw:layer="layout" svg:x1="5.432cm" svg:y1="7.446cm" svg:x2="5.432cm" svg:y2="7.292cm">
          <text:p/>
        </draw:line>
        <draw:line draw:style-name="gr97" draw:layer="layout" svg:x1="5.355cm" svg:y1="7.369cm" svg:x2="5.508cm" svg:y2="7.369cm">
          <text:p/>
        </draw:line>
        <draw:line draw:style-name="gr97" draw:layer="layout" svg:x1="5.432cm" svg:y1="7.292cm" svg:x2="5.432cm" svg:y2="7.139cm">
          <text:p/>
        </draw:line>
        <draw:line draw:style-name="gr97" draw:layer="layout" svg:x1="5.355cm" svg:y1="7.216cm" svg:x2="5.508cm" svg:y2="7.216cm">
          <text:p/>
        </draw:line>
        <draw:line draw:style-name="gr97" draw:layer="layout" svg:x1="5.432cm" svg:y1="7.117cm" svg:x2="5.432cm" svg:y2="6.964cm">
          <text:p/>
        </draw:line>
        <draw:line draw:style-name="gr97" draw:layer="layout" svg:x1="5.355cm" svg:y1="7.04cm" svg:x2="5.508cm" svg:y2="7.04cm">
          <text:p/>
        </draw:line>
        <draw:line draw:style-name="gr97" draw:layer="layout" svg:x1="5.432cm" svg:y1="6.983cm" svg:x2="5.432cm" svg:y2="6.83cm">
          <text:p/>
        </draw:line>
        <draw:line draw:style-name="gr97" draw:layer="layout" svg:x1="5.355cm" svg:y1="6.907cm" svg:x2="5.508cm" svg:y2="6.907cm">
          <text:p/>
        </draw:line>
        <draw:line draw:style-name="gr97" draw:layer="layout" svg:x1="5.432cm" svg:y1="6.346cm" svg:x2="5.432cm" svg:y2="6.192cm">
          <text:p/>
        </draw:line>
        <draw:line draw:style-name="gr97" draw:layer="layout" svg:x1="5.355cm" svg:y1="6.269cm" svg:x2="5.508cm" svg:y2="6.269cm">
          <text:p/>
        </draw:line>
        <draw:line draw:style-name="gr97" draw:layer="layout" svg:x1="5.432cm" svg:y1="3.15cm" svg:x2="5.432cm" svg:y2="2.997cm">
          <text:p/>
        </draw:line>
        <draw:line draw:style-name="gr97" draw:layer="layout" svg:x1="5.355cm" svg:y1="3.073cm" svg:x2="5.508cm" svg:y2="3.073cm">
          <text:p/>
        </draw:line>
        <draw:line draw:style-name="gr97" draw:layer="layout" svg:x1="5.432cm" svg:y1="3.019cm" svg:x2="5.432cm" svg:y2="2.865cm">
          <text:p/>
        </draw:line>
        <draw:line draw:style-name="gr97" draw:layer="layout" svg:x1="5.355cm" svg:y1="2.942cm" svg:x2="5.508cm" svg:y2="2.942cm">
          <text:p/>
        </draw:line>
        <draw:line draw:style-name="gr97" draw:layer="layout" svg:x1="5.432cm" svg:y1="2.819cm" svg:x2="5.432cm" svg:y2="2.666cm">
          <text:p/>
        </draw:line>
        <draw:line draw:style-name="gr97" draw:layer="layout" svg:x1="5.355cm" svg:y1="2.742cm" svg:x2="5.508cm" svg:y2="2.742cm">
          <text:p/>
        </draw:line>
        <draw:line draw:style-name="gr97" draw:layer="layout" svg:x1="5.463cm" svg:y1="13.374cm" svg:x2="5.463cm" svg:y2="13.221cm">
          <text:p/>
        </draw:line>
        <draw:line draw:style-name="gr97" draw:layer="layout" svg:x1="5.387cm" svg:y1="13.298cm" svg:x2="5.54cm" svg:y2="13.298cm">
          <text:p/>
        </draw:line>
        <draw:line draw:style-name="gr97" draw:layer="layout" svg:x1="5.463cm" svg:y1="13.021cm" svg:x2="5.463cm" svg:y2="12.868cm">
          <text:p/>
        </draw:line>
        <draw:line draw:style-name="gr97" draw:layer="layout" svg:x1="5.387cm" svg:y1="12.945cm" svg:x2="5.54cm" svg:y2="12.945cm">
          <text:p/>
        </draw:line>
        <draw:line draw:style-name="gr97" draw:layer="layout" svg:x1="5.463cm" svg:y1="8.283cm" svg:x2="5.463cm" svg:y2="8.13cm">
          <text:p/>
        </draw:line>
        <draw:line draw:style-name="gr97" draw:layer="layout" svg:x1="5.387cm" svg:y1="8.206cm" svg:x2="5.54cm" svg:y2="8.206cm">
          <text:p/>
        </draw:line>
        <draw:line draw:style-name="gr97" draw:layer="layout" svg:x1="5.463cm" svg:y1="8.195cm" svg:x2="5.463cm" svg:y2="8.042cm">
          <text:p/>
        </draw:line>
        <draw:line draw:style-name="gr97" draw:layer="layout" svg:x1="5.387cm" svg:y1="8.119cm" svg:x2="5.54cm" svg:y2="8.119cm">
          <text:p/>
        </draw:line>
        <draw:line draw:style-name="gr97" draw:layer="layout" svg:x1="5.463cm" svg:y1="8.086cm" svg:x2="5.463cm" svg:y2="7.932cm">
          <text:p/>
        </draw:line>
        <draw:line draw:style-name="gr97" draw:layer="layout" svg:x1="5.387cm" svg:y1="8.009cm" svg:x2="5.54cm" svg:y2="8.009cm">
          <text:p/>
        </draw:line>
        <draw:line draw:style-name="gr97" draw:layer="layout" svg:x1="5.463cm" svg:y1="7.558cm" svg:x2="5.463cm" svg:y2="7.404cm">
          <text:p/>
        </draw:line>
        <draw:line draw:style-name="gr97" draw:layer="layout" svg:x1="5.387cm" svg:y1="7.481cm" svg:x2="5.54cm" svg:y2="7.481cm">
          <text:p/>
        </draw:line>
        <draw:line draw:style-name="gr97" draw:layer="layout" svg:x1="5.463cm" svg:y1="7.358cm" svg:x2="5.463cm" svg:y2="7.205cm">
          <text:p/>
        </draw:line>
        <draw:line draw:style-name="gr97" draw:layer="layout" svg:x1="5.387cm" svg:y1="7.281cm" svg:x2="5.54cm" svg:y2="7.281cm">
          <text:p/>
        </draw:line>
        <draw:line draw:style-name="gr97" draw:layer="layout" svg:x1="5.463cm" svg:y1="7.049cm" svg:x2="5.463cm" svg:y2="6.896cm">
          <text:p/>
        </draw:line>
        <draw:line draw:style-name="gr97" draw:layer="layout" svg:x1="5.387cm" svg:y1="6.972cm" svg:x2="5.54cm" svg:y2="6.972cm">
          <text:p/>
        </draw:line>
        <draw:line draw:style-name="gr97" draw:layer="layout" svg:x1="5.463cm" svg:y1="6.983cm" svg:x2="5.463cm" svg:y2="6.83cm">
          <text:p/>
        </draw:line>
        <draw:line draw:style-name="gr97" draw:layer="layout" svg:x1="5.387cm" svg:y1="6.907cm" svg:x2="5.54cm" svg:y2="6.907cm">
          <text:p/>
        </draw:line>
        <draw:line draw:style-name="gr97" draw:layer="layout" svg:x1="5.463cm" svg:y1="6.742cm" svg:x2="5.463cm" svg:y2="6.589cm">
          <text:p/>
        </draw:line>
        <draw:line draw:style-name="gr97" draw:layer="layout" svg:x1="5.387cm" svg:y1="6.666cm" svg:x2="5.54cm" svg:y2="6.666cm">
          <text:p/>
        </draw:line>
        <draw:line draw:style-name="gr97" draw:layer="layout" svg:x1="5.463cm" svg:y1="3.503cm" svg:x2="5.463cm" svg:y2="3.35cm">
          <text:p/>
        </draw:line>
        <draw:line draw:style-name="gr97" draw:layer="layout" svg:x1="5.387cm" svg:y1="3.426cm" svg:x2="5.54cm" svg:y2="3.426cm">
          <text:p/>
        </draw:line>
        <draw:line draw:style-name="gr97" draw:layer="layout" svg:x1="5.463cm" svg:y1="3.437cm" svg:x2="5.463cm" svg:y2="3.284cm">
          <text:p/>
        </draw:line>
        <draw:line draw:style-name="gr97" draw:layer="layout" svg:x1="5.387cm" svg:y1="3.361cm" svg:x2="5.54cm" svg:y2="3.361cm">
          <text:p/>
        </draw:line>
        <draw:line draw:style-name="gr97" draw:layer="layout" svg:x1="5.463cm" svg:y1="3.369cm" svg:x2="5.463cm" svg:y2="3.216cm">
          <text:p/>
        </draw:line>
        <draw:line draw:style-name="gr97" draw:layer="layout" svg:x1="5.387cm" svg:y1="3.293cm" svg:x2="5.54cm" svg:y2="3.293cm">
          <text:p/>
        </draw:line>
        <draw:line draw:style-name="gr97" draw:layer="layout" svg:x1="5.463cm" svg:y1="3.194cm" svg:x2="5.463cm" svg:y2="3.041cm">
          <text:p/>
        </draw:line>
        <draw:line draw:style-name="gr97" draw:layer="layout" svg:x1="5.387cm" svg:y1="3.117cm" svg:x2="5.54cm" svg:y2="3.117cm">
          <text:p/>
        </draw:line>
        <draw:line draw:style-name="gr97" draw:layer="layout" svg:x1="5.463cm" svg:y1="3.041cm" svg:x2="5.463cm" svg:y2="2.887cm">
          <text:p/>
        </draw:line>
        <draw:line draw:style-name="gr97" draw:layer="layout" svg:x1="5.387cm" svg:y1="2.964cm" svg:x2="5.54cm" svg:y2="2.964cm">
          <text:p/>
        </draw:line>
        <draw:line draw:style-name="gr97" draw:layer="layout" svg:x1="5.463cm" svg:y1="2.819cm" svg:x2="5.463cm" svg:y2="2.666cm">
          <text:p/>
        </draw:line>
        <draw:line draw:style-name="gr97" draw:layer="layout" svg:x1="5.387cm" svg:y1="2.742cm" svg:x2="5.54cm" svg:y2="2.742cm">
          <text:p/>
        </draw:line>
        <draw:line draw:style-name="gr97" draw:layer="layout" svg:x1="5.493cm" svg:y1="13.374cm" svg:x2="5.493cm" svg:y2="13.221cm">
          <text:p/>
        </draw:line>
        <draw:line draw:style-name="gr97" draw:layer="layout" svg:x1="5.416cm" svg:y1="13.298cm" svg:x2="5.569cm" svg:y2="13.298cm">
          <text:p/>
        </draw:line>
        <draw:line draw:style-name="gr97" draw:layer="layout" svg:x1="5.493cm" svg:y1="8.723cm" svg:x2="5.493cm" svg:y2="8.57cm">
          <text:p/>
        </draw:line>
        <draw:line draw:style-name="gr97" draw:layer="layout" svg:x1="5.416cm" svg:y1="8.647cm" svg:x2="5.569cm" svg:y2="8.647cm">
          <text:p/>
        </draw:line>
        <draw:line draw:style-name="gr97" draw:layer="layout" svg:x1="5.493cm" svg:y1="8.482cm" svg:x2="5.493cm" svg:y2="8.329cm">
          <text:p/>
        </draw:line>
        <draw:line draw:style-name="gr97" draw:layer="layout" svg:x1="5.416cm" svg:y1="8.406cm" svg:x2="5.569cm" svg:y2="8.406cm">
          <text:p/>
        </draw:line>
        <draw:line draw:style-name="gr97" draw:layer="layout" svg:x1="5.493cm" svg:y1="8.439cm" svg:x2="5.493cm" svg:y2="8.285cm">
          <text:p/>
        </draw:line>
        <draw:line draw:style-name="gr97" draw:layer="layout" svg:x1="5.416cm" svg:y1="8.362cm" svg:x2="5.569cm" svg:y2="8.362cm">
          <text:p/>
        </draw:line>
        <draw:line draw:style-name="gr97" draw:layer="layout" svg:x1="5.493cm" svg:y1="8.351cm" svg:x2="5.493cm" svg:y2="8.198cm">
          <text:p/>
        </draw:line>
        <draw:line draw:style-name="gr97" draw:layer="layout" svg:x1="5.416cm" svg:y1="8.274cm" svg:x2="5.569cm" svg:y2="8.274cm">
          <text:p/>
        </draw:line>
        <draw:line draw:style-name="gr97" draw:layer="layout" svg:x1="5.493cm" svg:y1="7.998cm" svg:x2="5.493cm" svg:y2="7.845cm">
          <text:p/>
        </draw:line>
        <draw:line draw:style-name="gr97" draw:layer="layout" svg:x1="5.416cm" svg:y1="7.921cm" svg:x2="5.569cm" svg:y2="7.921cm">
          <text:p/>
        </draw:line>
        <draw:line draw:style-name="gr97" draw:layer="layout" svg:x1="5.493cm" svg:y1="7.908cm" svg:x2="5.493cm" svg:y2="7.755cm">
          <text:p/>
        </draw:line>
        <draw:line draw:style-name="gr97" draw:layer="layout" svg:x1="5.416cm" svg:y1="7.831cm" svg:x2="5.569cm" svg:y2="7.831cm">
          <text:p/>
        </draw:line>
        <draw:line draw:style-name="gr97" draw:layer="layout" svg:x1="5.493cm" svg:y1="7.601cm" svg:x2="5.493cm" svg:y2="7.448cm">
          <text:p/>
        </draw:line>
        <draw:line draw:style-name="gr97" draw:layer="layout" svg:x1="5.416cm" svg:y1="7.525cm" svg:x2="5.569cm" svg:y2="7.525cm">
          <text:p/>
        </draw:line>
        <draw:line draw:style-name="gr97" draw:layer="layout" svg:x1="5.493cm" svg:y1="7.558cm" svg:x2="5.493cm" svg:y2="7.404cm">
          <text:p/>
        </draw:line>
        <draw:line draw:style-name="gr97" draw:layer="layout" svg:x1="5.416cm" svg:y1="7.481cm" svg:x2="5.569cm" svg:y2="7.481cm">
          <text:p/>
        </draw:line>
        <draw:line draw:style-name="gr97" draw:layer="layout" svg:x1="5.493cm" svg:y1="7.536cm" svg:x2="5.493cm" svg:y2="7.382cm">
          <text:p/>
        </draw:line>
        <draw:line draw:style-name="gr97" draw:layer="layout" svg:x1="5.416cm" svg:y1="7.459cm" svg:x2="5.569cm" svg:y2="7.459cm">
          <text:p/>
        </draw:line>
        <draw:line draw:style-name="gr97" draw:layer="layout" svg:x1="5.493cm" svg:y1="7.468cm" svg:x2="5.493cm" svg:y2="7.314cm">
          <text:p/>
        </draw:line>
        <draw:line draw:style-name="gr97" draw:layer="layout" svg:x1="5.416cm" svg:y1="7.391cm" svg:x2="5.569cm" svg:y2="7.391cm">
          <text:p/>
        </draw:line>
        <draw:line draw:style-name="gr97" draw:layer="layout" svg:x1="5.493cm" svg:y1="7.358cm" svg:x2="5.493cm" svg:y2="7.205cm">
          <text:p/>
        </draw:line>
        <draw:line draw:style-name="gr97" draw:layer="layout" svg:x1="5.416cm" svg:y1="7.281cm" svg:x2="5.569cm" svg:y2="7.281cm">
          <text:p/>
        </draw:line>
        <draw:line draw:style-name="gr97" draw:layer="layout" svg:x1="5.493cm" svg:y1="7.27cm" svg:x2="5.493cm" svg:y2="7.117cm">
          <text:p/>
        </draw:line>
        <draw:line draw:style-name="gr97" draw:layer="layout" svg:x1="5.416cm" svg:y1="7.194cm" svg:x2="5.569cm" svg:y2="7.194cm">
          <text:p/>
        </draw:line>
        <draw:line draw:style-name="gr97" draw:layer="layout" svg:x1="5.493cm" svg:y1="3.878cm" svg:x2="5.493cm" svg:y2="3.724cm">
          <text:p/>
        </draw:line>
        <draw:line draw:style-name="gr97" draw:layer="layout" svg:x1="5.416cm" svg:y1="3.801cm" svg:x2="5.569cm" svg:y2="3.801cm">
          <text:p/>
        </draw:line>
        <draw:line draw:style-name="gr97" draw:layer="layout" svg:x1="5.493cm" svg:y1="3.678cm" svg:x2="5.493cm" svg:y2="3.525cm">
          <text:p/>
        </draw:line>
        <draw:line draw:style-name="gr97" draw:layer="layout" svg:x1="5.416cm" svg:y1="3.602cm" svg:x2="5.569cm" svg:y2="3.602cm">
          <text:p/>
        </draw:line>
        <draw:line draw:style-name="gr97" draw:layer="layout" svg:x1="5.493cm" svg:y1="3.656cm" svg:x2="5.493cm" svg:y2="3.503cm">
          <text:p/>
        </draw:line>
        <draw:line draw:style-name="gr97" draw:layer="layout" svg:x1="5.416cm" svg:y1="3.58cm" svg:x2="5.569cm" svg:y2="3.58cm">
          <text:p/>
        </draw:line>
        <draw:line draw:style-name="gr97" draw:layer="layout" svg:x1="5.493cm" svg:y1="3.391cm" svg:x2="5.493cm" svg:y2="3.238cm">
          <text:p/>
        </draw:line>
        <draw:line draw:style-name="gr97" draw:layer="layout" svg:x1="5.416cm" svg:y1="3.314cm" svg:x2="5.569cm" svg:y2="3.314cm">
          <text:p/>
        </draw:line>
        <draw:line draw:style-name="gr97" draw:layer="layout" svg:x1="5.493cm" svg:y1="3.303cm" svg:x2="5.493cm" svg:y2="3.15cm">
          <text:p/>
        </draw:line>
        <draw:line draw:style-name="gr97" draw:layer="layout" svg:x1="5.416cm" svg:y1="3.227cm" svg:x2="5.569cm" svg:y2="3.227cm">
          <text:p/>
        </draw:line>
        <draw:line draw:style-name="gr97" draw:layer="layout" svg:x1="5.524cm" svg:y1="8.792cm" svg:x2="5.524cm" svg:y2="8.638cm">
          <text:p/>
        </draw:line>
        <draw:line draw:style-name="gr97" draw:layer="layout" svg:x1="5.448cm" svg:y1="8.715cm" svg:x2="5.601cm" svg:y2="8.715cm">
          <text:p/>
        </draw:line>
        <draw:line draw:style-name="gr97" draw:layer="layout" svg:x1="5.524cm" svg:y1="8.504cm" svg:x2="5.524cm" svg:y2="8.351cm">
          <text:p/>
        </draw:line>
        <draw:line draw:style-name="gr97" draw:layer="layout" svg:x1="5.448cm" svg:y1="8.428cm" svg:x2="5.601cm" svg:y2="8.428cm">
          <text:p/>
        </draw:line>
        <draw:line draw:style-name="gr97" draw:layer="layout" svg:x1="5.524cm" svg:y1="7.932cm" svg:x2="5.524cm" svg:y2="7.779cm">
          <text:p/>
        </draw:line>
        <draw:line draw:style-name="gr97" draw:layer="layout" svg:x1="5.448cm" svg:y1="7.856cm" svg:x2="5.601cm" svg:y2="7.856cm">
          <text:p/>
        </draw:line>
        <draw:line draw:style-name="gr97" draw:layer="layout" svg:x1="5.524cm" svg:y1="7.689cm" svg:x2="5.524cm" svg:y2="7.536cm">
          <text:p/>
        </draw:line>
        <draw:line draw:style-name="gr97" draw:layer="layout" svg:x1="5.448cm" svg:y1="7.612cm" svg:x2="5.601cm" svg:y2="7.612cm">
          <text:p/>
        </draw:line>
        <draw:line draw:style-name="gr97" draw:layer="layout" svg:x1="5.524cm" svg:y1="4.119cm" svg:x2="5.524cm" svg:y2="3.965cm">
          <text:p/>
        </draw:line>
        <draw:line draw:style-name="gr97" draw:layer="layout" svg:x1="5.448cm" svg:y1="4.042cm" svg:x2="5.601cm" svg:y2="4.042cm">
          <text:p/>
        </draw:line>
        <draw:line draw:style-name="gr97" draw:layer="layout" svg:x1="5.524cm" svg:y1="3.9cm" svg:x2="5.524cm" svg:y2="3.746cm">
          <text:p/>
        </draw:line>
        <draw:line draw:style-name="gr97" draw:layer="layout" svg:x1="5.448cm" svg:y1="3.823cm" svg:x2="5.601cm" svg:y2="3.823cm">
          <text:p/>
        </draw:line>
        <draw:line draw:style-name="gr97" draw:layer="layout" svg:x1="5.524cm" svg:y1="3.788cm" svg:x2="5.524cm" svg:y2="3.634cm">
          <text:p/>
        </draw:line>
        <draw:line draw:style-name="gr97" draw:layer="layout" svg:x1="5.448cm" svg:y1="3.711cm" svg:x2="5.601cm" svg:y2="3.711cm">
          <text:p/>
        </draw:line>
        <draw:line draw:style-name="gr97" draw:layer="layout" svg:x1="5.553cm" svg:y1="9.782cm" svg:x2="5.553cm" svg:y2="9.629cm">
          <text:p/>
        </draw:line>
        <draw:line draw:style-name="gr97" draw:layer="layout" svg:x1="5.477cm" svg:y1="9.705cm" svg:x2="5.63cm" svg:y2="9.705cm">
          <text:p/>
        </draw:line>
        <draw:line draw:style-name="gr97" draw:layer="layout" svg:x1="5.553cm" svg:y1="9.342cm" svg:x2="5.553cm" svg:y2="9.188cm">
          <text:p/>
        </draw:line>
        <draw:line draw:style-name="gr97" draw:layer="layout" svg:x1="5.477cm" svg:y1="9.265cm" svg:x2="5.63cm" svg:y2="9.265cm">
          <text:p/>
        </draw:line>
        <draw:line draw:style-name="gr97" draw:layer="layout" svg:x1="5.553cm" svg:y1="9.232cm" svg:x2="5.553cm" svg:y2="9.079cm">
          <text:p/>
        </draw:line>
        <draw:line draw:style-name="gr97" draw:layer="layout" svg:x1="5.477cm" svg:y1="9.155cm" svg:x2="5.63cm" svg:y2="9.155cm">
          <text:p/>
        </draw:line>
        <draw:line draw:style-name="gr97" draw:layer="layout" svg:x1="5.553cm" svg:y1="8.857cm" svg:x2="5.553cm" svg:y2="8.704cm">
          <text:p/>
        </draw:line>
        <draw:line draw:style-name="gr97" draw:layer="layout" svg:x1="5.477cm" svg:y1="8.781cm" svg:x2="5.63cm" svg:y2="8.781cm">
          <text:p/>
        </draw:line>
        <draw:line draw:style-name="gr97" draw:layer="layout" svg:x1="5.553cm" svg:y1="8.723cm" svg:x2="5.553cm" svg:y2="8.57cm">
          <text:p/>
        </draw:line>
        <draw:line draw:style-name="gr97" draw:layer="layout" svg:x1="5.477cm" svg:y1="8.647cm" svg:x2="5.63cm" svg:y2="8.647cm">
          <text:p/>
        </draw:line>
        <draw:line draw:style-name="gr97" draw:layer="layout" svg:x1="5.553cm" svg:y1="8.658cm" svg:x2="5.553cm" svg:y2="8.504cm">
          <text:p/>
        </draw:line>
        <draw:line draw:style-name="gr97" draw:layer="layout" svg:x1="5.477cm" svg:y1="8.581cm" svg:x2="5.63cm" svg:y2="8.581cm">
          <text:p/>
        </draw:line>
        <draw:line draw:style-name="gr97" draw:layer="layout" svg:x1="5.553cm" svg:y1="8.526cm" svg:x2="5.553cm" svg:y2="8.373cm">
          <text:p/>
        </draw:line>
        <draw:line draw:style-name="gr97" draw:layer="layout" svg:x1="5.477cm" svg:y1="8.45cm" svg:x2="5.63cm" svg:y2="8.45cm">
          <text:p/>
        </draw:line>
        <draw:line draw:style-name="gr97" draw:layer="layout" svg:x1="5.553cm" svg:y1="8.373cm" svg:x2="5.553cm" svg:y2="8.22cm">
          <text:p/>
        </draw:line>
        <draw:line draw:style-name="gr97" draw:layer="layout" svg:x1="5.477cm" svg:y1="8.296cm" svg:x2="5.63cm" svg:y2="8.296cm">
          <text:p/>
        </draw:line>
        <draw:line draw:style-name="gr97" draw:layer="layout" svg:x1="5.553cm" svg:y1="4.537cm" svg:x2="5.553cm" svg:y2="4.384cm">
          <text:p/>
        </draw:line>
        <draw:line draw:style-name="gr97" draw:layer="layout" svg:x1="5.477cm" svg:y1="4.461cm" svg:x2="5.63cm" svg:y2="4.461cm">
          <text:p/>
        </draw:line>
        <draw:line draw:style-name="gr97" draw:layer="layout" svg:x1="5.585cm" svg:y1="9.32cm" svg:x2="5.585cm" svg:y2="9.166cm">
          <text:p/>
        </draw:line>
        <draw:line draw:style-name="gr97" draw:layer="layout" svg:x1="5.508cm" svg:y1="9.243cm" svg:x2="5.662cm" svg:y2="9.243cm">
          <text:p/>
        </draw:line>
        <draw:line draw:style-name="gr97" draw:layer="layout" svg:x1="5.585cm" svg:y1="9.276cm" svg:x2="5.585cm" svg:y2="9.123cm">
          <text:p/>
        </draw:line>
        <draw:line draw:style-name="gr97" draw:layer="layout" svg:x1="5.508cm" svg:y1="9.199cm" svg:x2="5.662cm" svg:y2="9.199cm">
          <text:p/>
        </draw:line>
        <draw:line draw:style-name="gr97" draw:layer="layout" svg:x1="5.585cm" svg:y1="9.188cm" svg:x2="5.585cm" svg:y2="9.035cm">
          <text:p/>
        </draw:line>
        <draw:line draw:style-name="gr97" draw:layer="layout" svg:x1="5.508cm" svg:y1="9.112cm" svg:x2="5.662cm" svg:y2="9.112cm">
          <text:p/>
        </draw:line>
        <draw:line draw:style-name="gr97" draw:layer="layout" svg:x1="5.585cm" svg:y1="8.989cm" svg:x2="5.585cm" svg:y2="8.835cm">
          <text:p/>
        </draw:line>
        <draw:line draw:style-name="gr97" draw:layer="layout" svg:x1="5.508cm" svg:y1="8.912cm" svg:x2="5.662cm" svg:y2="8.912cm">
          <text:p/>
        </draw:line>
        <draw:line draw:style-name="gr97" draw:layer="layout" svg:x1="5.585cm" svg:y1="8.835cm" svg:x2="5.585cm" svg:y2="8.682cm">
          <text:p/>
        </draw:line>
        <draw:line draw:style-name="gr97" draw:layer="layout" svg:x1="5.508cm" svg:y1="8.759cm" svg:x2="5.662cm" svg:y2="8.759cm">
          <text:p/>
        </draw:line>
        <draw:line draw:style-name="gr97" draw:layer="layout" svg:x1="5.585cm" svg:y1="8.614cm" svg:x2="5.585cm" svg:y2="8.461cm">
          <text:p/>
        </draw:line>
        <draw:line draw:style-name="gr97" draw:layer="layout" svg:x1="5.508cm" svg:y1="8.537cm" svg:x2="5.662cm" svg:y2="8.537cm">
          <text:p/>
        </draw:line>
        <draw:line draw:style-name="gr97" draw:layer="layout" svg:x1="5.585cm" svg:y1="8.57cm" svg:x2="5.585cm" svg:y2="8.417cm">
          <text:p/>
        </draw:line>
        <draw:line draw:style-name="gr97" draw:layer="layout" svg:x1="5.508cm" svg:y1="8.493cm" svg:x2="5.662cm" svg:y2="8.493cm">
          <text:p/>
        </draw:line>
        <draw:line draw:style-name="gr97" draw:layer="layout" svg:x1="5.585cm" svg:y1="8.482cm" svg:x2="5.585cm" svg:y2="8.329cm">
          <text:p/>
        </draw:line>
        <draw:line draw:style-name="gr97" draw:layer="layout" svg:x1="5.508cm" svg:y1="8.406cm" svg:x2="5.662cm" svg:y2="8.406cm">
          <text:p/>
        </draw:line>
        <draw:line draw:style-name="gr97" draw:layer="layout" svg:x1="5.585cm" svg:y1="8.461cm" svg:x2="5.585cm" svg:y2="8.307cm">
          <text:p/>
        </draw:line>
        <draw:line draw:style-name="gr97" draw:layer="layout" svg:x1="5.508cm" svg:y1="8.384cm" svg:x2="5.662cm" svg:y2="8.384cm">
          <text:p/>
        </draw:line>
        <draw:line draw:style-name="gr97" draw:layer="layout" svg:x1="5.585cm" svg:y1="5.353cm" svg:x2="5.585cm" svg:y2="5.199cm">
          <text:p/>
        </draw:line>
        <draw:line draw:style-name="gr97" draw:layer="layout" svg:x1="5.508cm" svg:y1="5.276cm" svg:x2="5.662cm" svg:y2="5.276cm">
          <text:p/>
        </draw:line>
        <draw:line draw:style-name="gr97" draw:layer="layout" svg:x1="5.585cm" svg:y1="5.265cm" svg:x2="5.585cm" svg:y2="5.112cm">
          <text:p/>
        </draw:line>
        <draw:line draw:style-name="gr97" draw:layer="layout" svg:x1="5.508cm" svg:y1="5.188cm" svg:x2="5.662cm" svg:y2="5.188cm">
          <text:p/>
        </draw:line>
        <draw:line draw:style-name="gr97" draw:layer="layout" svg:x1="5.585cm" svg:y1="5.177cm" svg:x2="5.585cm" svg:y2="5.024cm">
          <text:p/>
        </draw:line>
        <draw:line draw:style-name="gr97" draw:layer="layout" svg:x1="5.508cm" svg:y1="5.101cm" svg:x2="5.662cm" svg:y2="5.101cm">
          <text:p/>
        </draw:line>
        <draw:line draw:style-name="gr97" draw:layer="layout" svg:x1="5.585cm" svg:y1="5.09cm" svg:x2="5.585cm" svg:y2="4.936cm">
          <text:p/>
        </draw:line>
        <draw:line draw:style-name="gr97" draw:layer="layout" svg:x1="5.508cm" svg:y1="5.013cm" svg:x2="5.662cm" svg:y2="5.013cm">
          <text:p/>
        </draw:line>
        <draw:line draw:style-name="gr97" draw:layer="layout" svg:x1="5.585cm" svg:y1="4.559cm" svg:x2="5.585cm" svg:y2="4.406cm">
          <text:p/>
        </draw:line>
        <draw:line draw:style-name="gr97" draw:layer="layout" svg:x1="5.508cm" svg:y1="4.483cm" svg:x2="5.662cm" svg:y2="4.483cm">
          <text:p/>
        </draw:line>
        <draw:line draw:style-name="gr97" draw:layer="layout" svg:x1="5.614cm" svg:y1="9.385cm" svg:x2="5.614cm" svg:y2="9.232cm">
          <text:p/>
        </draw:line>
        <draw:line draw:style-name="gr97" draw:layer="layout" svg:x1="5.538cm" svg:y1="9.309cm" svg:x2="5.691cm" svg:y2="9.309cm">
          <text:p/>
        </draw:line>
        <draw:line draw:style-name="gr97" draw:layer="layout" svg:x1="5.614cm" svg:y1="9.363cm" svg:x2="5.614cm" svg:y2="9.21cm">
          <text:p/>
        </draw:line>
        <draw:line draw:style-name="gr97" draw:layer="layout" svg:x1="5.538cm" svg:y1="9.287cm" svg:x2="5.691cm" svg:y2="9.287cm">
          <text:p/>
        </draw:line>
        <draw:line draw:style-name="gr97" draw:layer="layout" svg:x1="5.614cm" svg:y1="9.188cm" svg:x2="5.614cm" svg:y2="9.035cm">
          <text:p/>
        </draw:line>
        <draw:line draw:style-name="gr97" draw:layer="layout" svg:x1="5.538cm" svg:y1="9.112cm" svg:x2="5.691cm" svg:y2="9.112cm">
          <text:p/>
        </draw:line>
        <draw:line draw:style-name="gr97" draw:layer="layout" svg:x1="5.614cm" svg:y1="8.901cm" svg:x2="5.614cm" svg:y2="8.748cm">
          <text:p/>
        </draw:line>
        <draw:line draw:style-name="gr97" draw:layer="layout" svg:x1="5.538cm" svg:y1="8.824cm" svg:x2="5.691cm" svg:y2="8.824cm">
          <text:p/>
        </draw:line>
        <draw:line draw:style-name="gr97" draw:layer="layout" svg:x1="5.614cm" svg:y1="5.618cm" svg:x2="5.614cm" svg:y2="5.465cm">
          <text:p/>
        </draw:line>
        <draw:line draw:style-name="gr97" draw:layer="layout" svg:x1="5.538cm" svg:y1="5.541cm" svg:x2="5.691cm" svg:y2="5.541cm">
          <text:p/>
        </draw:line>
        <draw:line draw:style-name="gr97" draw:layer="layout" svg:x1="5.614cm" svg:y1="5.574cm" svg:x2="5.614cm" svg:y2="5.421cm">
          <text:p/>
        </draw:line>
        <draw:line draw:style-name="gr97" draw:layer="layout" svg:x1="5.538cm" svg:y1="5.497cm" svg:x2="5.691cm" svg:y2="5.497cm">
          <text:p/>
        </draw:line>
        <draw:line draw:style-name="gr97" draw:layer="layout" svg:x1="5.614cm" svg:y1="5.353cm" svg:x2="5.614cm" svg:y2="5.199cm">
          <text:p/>
        </draw:line>
        <draw:line draw:style-name="gr97" draw:layer="layout" svg:x1="5.538cm" svg:y1="5.276cm" svg:x2="5.691cm" svg:y2="5.276cm">
          <text:p/>
        </draw:line>
        <draw:line draw:style-name="gr97" draw:layer="layout" svg:x1="5.614cm" svg:y1="5.287cm" svg:x2="5.614cm" svg:y2="5.134cm">
          <text:p/>
        </draw:line>
        <draw:line draw:style-name="gr97" draw:layer="layout" svg:x1="5.538cm" svg:y1="5.21cm" svg:x2="5.691cm" svg:y2="5.21cm">
          <text:p/>
        </draw:line>
        <draw:line draw:style-name="gr97" draw:layer="layout" svg:x1="5.614cm" svg:y1="5.156cm" svg:x2="5.614cm" svg:y2="5.002cm">
          <text:p/>
        </draw:line>
        <draw:line draw:style-name="gr97" draw:layer="layout" svg:x1="5.538cm" svg:y1="5.079cm" svg:x2="5.691cm" svg:y2="5.079cm">
          <text:p/>
        </draw:line>
        <draw:line draw:style-name="gr97" draw:layer="layout" svg:x1="5.614cm" svg:y1="5.134cm" svg:x2="5.614cm" svg:y2="4.98cm">
          <text:p/>
        </draw:line>
        <draw:line draw:style-name="gr97" draw:layer="layout" svg:x1="5.538cm" svg:y1="5.057cm" svg:x2="5.691cm" svg:y2="5.057cm">
          <text:p/>
        </draw:line>
        <draw:line draw:style-name="gr97" draw:layer="layout" svg:x1="5.614cm" svg:y1="5cm" svg:x2="5.614cm" svg:y2="4.846cm">
          <text:p/>
        </draw:line>
        <draw:line draw:style-name="gr97" draw:layer="layout" svg:x1="5.538cm" svg:y1="4.923cm" svg:x2="5.691cm" svg:y2="4.923cm">
          <text:p/>
        </draw:line>
        <draw:line draw:style-name="gr97" draw:layer="layout" svg:x1="5.646cm" svg:y1="9.804cm" svg:x2="5.646cm" svg:y2="9.651cm">
          <text:p/>
        </draw:line>
        <draw:line draw:style-name="gr97" draw:layer="layout" svg:x1="5.569cm" svg:y1="9.727cm" svg:x2="5.723cm" svg:y2="9.727cm">
          <text:p/>
        </draw:line>
        <draw:line draw:style-name="gr97" draw:layer="layout" svg:x1="5.646cm" svg:y1="6.037cm" svg:x2="5.646cm" svg:y2="5.883cm">
          <text:p/>
        </draw:line>
        <draw:line draw:style-name="gr97" draw:layer="layout" svg:x1="5.569cm" svg:y1="5.96cm" svg:x2="5.723cm" svg:y2="5.96cm">
          <text:p/>
        </draw:line>
        <draw:line draw:style-name="gr97" draw:layer="layout" svg:x1="5.646cm" svg:y1="5.905cm" svg:x2="5.646cm" svg:y2="5.752cm">
          <text:p/>
        </draw:line>
        <draw:line draw:style-name="gr97" draw:layer="layout" svg:x1="5.569cm" svg:y1="5.828cm" svg:x2="5.723cm" svg:y2="5.828cm">
          <text:p/>
        </draw:line>
        <draw:line draw:style-name="gr97" draw:layer="layout" svg:x1="5.646cm" svg:y1="5.859cm" svg:x2="5.646cm" svg:y2="5.706cm">
          <text:p/>
        </draw:line>
        <draw:line draw:style-name="gr97" draw:layer="layout" svg:x1="5.569cm" svg:y1="5.782cm" svg:x2="5.723cm" svg:y2="5.782cm">
          <text:p/>
        </draw:line>
        <draw:line draw:style-name="gr97" draw:layer="layout" svg:x1="5.646cm" svg:y1="5.574cm" svg:x2="5.646cm" svg:y2="5.421cm">
          <text:p/>
        </draw:line>
        <draw:line draw:style-name="gr97" draw:layer="layout" svg:x1="5.569cm" svg:y1="5.497cm" svg:x2="5.723cm" svg:y2="5.497cm">
          <text:p/>
        </draw:line>
        <draw:line draw:style-name="gr97" draw:layer="layout" svg:x1="5.675cm" svg:y1="10.532cm" svg:x2="5.675cm" svg:y2="10.378cm">
          <text:p/>
        </draw:line>
        <draw:line draw:style-name="gr97" draw:layer="layout" svg:x1="5.598cm" svg:y1="10.455cm" svg:x2="5.752cm" svg:y2="10.455cm">
          <text:p/>
        </draw:line>
        <draw:line draw:style-name="gr97" draw:layer="layout" svg:x1="5.675cm" svg:y1="10.31cm" svg:x2="5.675cm" svg:y2="10.157cm">
          <text:p/>
        </draw:line>
        <draw:line draw:style-name="gr97" draw:layer="layout" svg:x1="5.598cm" svg:y1="10.234cm" svg:x2="5.752cm" svg:y2="10.234cm">
          <text:p/>
        </draw:line>
        <draw:line draw:style-name="gr97" draw:layer="layout" svg:x1="5.675cm" svg:y1="10.113cm" svg:x2="5.675cm" svg:y2="9.96cm">
          <text:p/>
        </draw:line>
        <draw:line draw:style-name="gr97" draw:layer="layout" svg:x1="5.598cm" svg:y1="10.036cm" svg:x2="5.752cm" svg:y2="10.036cm">
          <text:p/>
        </draw:line>
        <draw:line draw:style-name="gr97" draw:layer="layout" svg:x1="5.675cm" svg:y1="10.047cm" svg:x2="5.675cm" svg:y2="9.894cm">
          <text:p/>
        </draw:line>
        <draw:line draw:style-name="gr97" draw:layer="layout" svg:x1="5.598cm" svg:y1="9.971cm" svg:x2="5.752cm" svg:y2="9.971cm">
          <text:p/>
        </draw:line>
        <draw:line draw:style-name="gr97" draw:layer="layout" svg:x1="5.675cm" svg:y1="6.565cm" svg:x2="5.675cm" svg:y2="6.411cm">
          <text:p/>
        </draw:line>
        <draw:line draw:style-name="gr97" draw:layer="layout" svg:x1="5.598cm" svg:y1="6.488cm" svg:x2="5.752cm" svg:y2="6.488cm">
          <text:p/>
        </draw:line>
        <draw:line draw:style-name="gr97" draw:layer="layout" svg:x1="5.675cm" svg:y1="6.543cm" svg:x2="5.675cm" svg:y2="6.389cm">
          <text:p/>
        </draw:line>
        <draw:line draw:style-name="gr97" draw:layer="layout" svg:x1="5.598cm" svg:y1="6.466cm" svg:x2="5.752cm" svg:y2="6.466cm">
          <text:p/>
        </draw:line>
        <draw:line draw:style-name="gr97" draw:layer="layout" svg:x1="5.675cm" svg:y1="5.971cm" svg:x2="5.675cm" svg:y2="5.818cm">
          <text:p/>
        </draw:line>
        <draw:line draw:style-name="gr97" draw:layer="layout" svg:x1="5.598cm" svg:y1="5.894cm" svg:x2="5.752cm" svg:y2="5.894cm">
          <text:p/>
        </draw:line>
        <draw:line draw:style-name="gr97" draw:layer="layout" svg:x1="5.675cm" svg:y1="5.905cm" svg:x2="5.675cm" svg:y2="5.752cm">
          <text:p/>
        </draw:line>
        <draw:line draw:style-name="gr97" draw:layer="layout" svg:x1="5.598cm" svg:y1="5.828cm" svg:x2="5.752cm" svg:y2="5.828cm">
          <text:p/>
        </draw:line>
        <draw:line draw:style-name="gr97" draw:layer="layout" svg:x1="5.675cm" svg:y1="5.859cm" svg:x2="5.675cm" svg:y2="5.706cm">
          <text:p/>
        </draw:line>
        <draw:line draw:style-name="gr97" draw:layer="layout" svg:x1="5.598cm" svg:y1="5.782cm" svg:x2="5.752cm" svg:y2="5.782cm">
          <text:p/>
        </draw:line>
        <draw:line draw:style-name="gr97" draw:layer="layout" svg:x1="5.707cm" svg:y1="10.532cm" svg:x2="5.707cm" svg:y2="10.378cm">
          <text:p/>
        </draw:line>
        <draw:line draw:style-name="gr97" draw:layer="layout" svg:x1="5.63cm" svg:y1="10.455cm" svg:x2="5.783cm" svg:y2="10.455cm">
          <text:p/>
        </draw:line>
        <draw:line draw:style-name="gr97" draw:layer="layout" svg:x1="5.707cm" svg:y1="10.466cm" svg:x2="5.707cm" svg:y2="10.313cm">
          <text:p/>
        </draw:line>
        <draw:line draw:style-name="gr97" draw:layer="layout" svg:x1="5.63cm" svg:y1="10.389cm" svg:x2="5.783cm" svg:y2="10.389cm">
          <text:p/>
        </draw:line>
        <draw:line draw:style-name="gr97" draw:layer="layout" svg:x1="5.707cm" svg:y1="6.896cm" svg:x2="5.707cm" svg:y2="6.742cm">
          <text:p/>
        </draw:line>
        <draw:line draw:style-name="gr97" draw:layer="layout" svg:x1="5.63cm" svg:y1="6.819cm" svg:x2="5.783cm" svg:y2="6.819cm">
          <text:p/>
        </draw:line>
        <draw:line draw:style-name="gr97" draw:layer="layout" svg:x1="5.707cm" svg:y1="6.874cm" svg:x2="5.707cm" svg:y2="6.72cm">
          <text:p/>
        </draw:line>
        <draw:line draw:style-name="gr97" draw:layer="layout" svg:x1="5.63cm" svg:y1="6.797cm" svg:x2="5.783cm" svg:y2="6.797cm">
          <text:p/>
        </draw:line>
        <draw:line draw:style-name="gr97" draw:layer="layout" svg:x1="5.707cm" svg:y1="6.256cm" svg:x2="5.707cm" svg:y2="6.102cm">
          <text:p/>
        </draw:line>
        <draw:line draw:style-name="gr97" draw:layer="layout" svg:x1="5.63cm" svg:y1="6.179cm" svg:x2="5.783cm" svg:y2="6.179cm">
          <text:p/>
        </draw:line>
        <draw:line draw:style-name="gr97" draw:layer="layout" svg:x1="5.707cm" svg:y1="6.234cm" svg:x2="5.707cm" svg:y2="6.08cm">
          <text:p/>
        </draw:line>
        <draw:line draw:style-name="gr97" draw:layer="layout" svg:x1="5.63cm" svg:y1="6.157cm" svg:x2="5.783cm" svg:y2="6.157cm">
          <text:p/>
        </draw:line>
        <draw:line draw:style-name="gr97" draw:layer="layout" svg:x1="5.736cm" svg:y1="11.413cm" svg:x2="5.736cm" svg:y2="11.259cm">
          <text:p/>
        </draw:line>
        <draw:line draw:style-name="gr97" draw:layer="layout" svg:x1="5.659cm" svg:y1="11.336cm" svg:x2="5.813cm" svg:y2="11.336cm">
          <text:p/>
        </draw:line>
        <draw:line draw:style-name="gr97" draw:layer="layout" svg:x1="5.736cm" svg:y1="11.391cm" svg:x2="5.736cm" svg:y2="11.237cm">
          <text:p/>
        </draw:line>
        <draw:line draw:style-name="gr97" draw:layer="layout" svg:x1="5.659cm" svg:y1="11.314cm" svg:x2="5.813cm" svg:y2="11.314cm">
          <text:p/>
        </draw:line>
        <draw:line draw:style-name="gr97" draw:layer="layout" svg:x1="5.736cm" svg:y1="7.49cm" svg:x2="5.736cm" svg:y2="7.336cm">
          <text:p/>
        </draw:line>
        <draw:line draw:style-name="gr97" draw:layer="layout" svg:x1="5.659cm" svg:y1="7.413cm" svg:x2="5.813cm" svg:y2="7.413cm">
          <text:p/>
        </draw:line>
        <draw:line draw:style-name="gr97" draw:layer="layout" svg:x1="5.736cm" svg:y1="7.38cm" svg:x2="5.736cm" svg:y2="7.227cm">
          <text:p/>
        </draw:line>
        <draw:line draw:style-name="gr97" draw:layer="layout" svg:x1="5.659cm" svg:y1="7.303cm" svg:x2="5.813cm" svg:y2="7.303cm">
          <text:p/>
        </draw:line>
        <draw:line draw:style-name="gr97" draw:layer="layout" svg:x1="5.736cm" svg:y1="7.27cm" svg:x2="5.736cm" svg:y2="7.117cm">
          <text:p/>
        </draw:line>
        <draw:line draw:style-name="gr97" draw:layer="layout" svg:x1="5.659cm" svg:y1="7.194cm" svg:x2="5.813cm" svg:y2="7.194cm">
          <text:p/>
        </draw:line>
        <draw:line draw:style-name="gr97" draw:layer="layout" svg:x1="5.736cm" svg:y1="7.227cm" svg:x2="5.736cm" svg:y2="7.073cm">
          <text:p/>
        </draw:line>
        <draw:line draw:style-name="gr97" draw:layer="layout" svg:x1="5.659cm" svg:y1="7.15cm" svg:x2="5.813cm" svg:y2="7.15cm">
          <text:p/>
        </draw:line>
        <draw:line draw:style-name="gr97" draw:layer="layout" svg:x1="5.736cm" svg:y1="6.674cm" svg:x2="5.736cm" svg:y2="6.521cm">
          <text:p/>
        </draw:line>
        <draw:line draw:style-name="gr97" draw:layer="layout" svg:x1="5.659cm" svg:y1="6.598cm" svg:x2="5.813cm" svg:y2="6.598cm">
          <text:p/>
        </draw:line>
        <draw:line draw:style-name="gr97" draw:layer="layout" svg:x1="5.768cm" svg:y1="11.281cm" svg:x2="5.768cm" svg:y2="11.128cm">
          <text:p/>
        </draw:line>
        <draw:line draw:style-name="gr97" draw:layer="layout" svg:x1="5.691cm" svg:y1="11.205cm" svg:x2="5.844cm" svg:y2="11.205cm">
          <text:p/>
        </draw:line>
        <draw:line draw:style-name="gr97" draw:layer="layout" svg:x1="5.768cm" svg:y1="11.194cm" svg:x2="5.768cm" svg:y2="11.04cm">
          <text:p/>
        </draw:line>
        <draw:line draw:style-name="gr97" draw:layer="layout" svg:x1="5.691cm" svg:y1="11.117cm" svg:x2="5.844cm" svg:y2="11.117cm">
          <text:p/>
        </draw:line>
        <draw:line draw:style-name="gr97" draw:layer="layout" svg:x1="5.768cm" svg:y1="11.104cm" svg:x2="5.768cm" svg:y2="10.95cm">
          <text:p/>
        </draw:line>
        <draw:line draw:style-name="gr97" draw:layer="layout" svg:x1="5.691cm" svg:y1="11.027cm" svg:x2="5.844cm" svg:y2="11.027cm">
          <text:p/>
        </draw:line>
        <draw:line draw:style-name="gr97" draw:layer="layout" svg:x1="5.768cm" svg:y1="7.799cm" svg:x2="5.768cm" svg:y2="7.645cm">
          <text:p/>
        </draw:line>
        <draw:line draw:style-name="gr97" draw:layer="layout" svg:x1="5.691cm" svg:y1="7.722cm" svg:x2="5.844cm" svg:y2="7.722cm">
          <text:p/>
        </draw:line>
        <draw:line draw:style-name="gr97" draw:layer="layout" svg:x1="5.768cm" svg:y1="7.402cm" svg:x2="5.768cm" svg:y2="7.249cm">
          <text:p/>
        </draw:line>
        <draw:line draw:style-name="gr97" draw:layer="layout" svg:x1="5.691cm" svg:y1="7.325cm" svg:x2="5.844cm" svg:y2="7.325cm">
          <text:p/>
        </draw:line>
        <draw:line draw:style-name="gr97" draw:layer="layout" svg:x1="5.768cm" svg:y1="7.161cm" svg:x2="5.768cm" svg:y2="7.008cm">
          <text:p/>
        </draw:line>
        <draw:line draw:style-name="gr97" draw:layer="layout" svg:x1="5.691cm" svg:y1="7.084cm" svg:x2="5.844cm" svg:y2="7.084cm">
          <text:p/>
        </draw:line>
        <draw:line draw:style-name="gr97" draw:layer="layout" svg:x1="5.797cm" svg:y1="12.316cm" svg:x2="5.797cm" svg:y2="12.162cm">
          <text:p/>
        </draw:line>
        <draw:line draw:style-name="gr97" draw:layer="layout" svg:x1="5.72cm" svg:y1="12.239cm" svg:x2="5.873cm" svg:y2="12.239cm">
          <text:p/>
        </draw:line>
        <draw:line draw:style-name="gr97" draw:layer="layout" svg:x1="5.797cm" svg:y1="12.25cm" svg:x2="5.797cm" svg:y2="12.097cm">
          <text:p/>
        </draw:line>
        <draw:line draw:style-name="gr97" draw:layer="layout" svg:x1="5.72cm" svg:y1="12.173cm" svg:x2="5.873cm" svg:y2="12.173cm">
          <text:p/>
        </draw:line>
        <draw:line draw:style-name="gr97" draw:layer="layout" svg:x1="5.797cm" svg:y1="12.184cm" svg:x2="5.797cm" svg:y2="12.031cm">
          <text:p/>
        </draw:line>
        <draw:line draw:style-name="gr97" draw:layer="layout" svg:x1="5.72cm" svg:y1="12.108cm" svg:x2="5.873cm" svg:y2="12.108cm">
          <text:p/>
        </draw:line>
        <draw:line draw:style-name="gr97" draw:layer="layout" svg:x1="5.797cm" svg:y1="12.118cm" svg:x2="5.797cm" svg:y2="11.965cm">
          <text:p/>
        </draw:line>
        <draw:line draw:style-name="gr97" draw:layer="layout" svg:x1="5.72cm" svg:y1="12.042cm" svg:x2="5.873cm" svg:y2="12.042cm">
          <text:p/>
        </draw:line>
        <draw:line draw:style-name="gr97" draw:layer="layout" svg:x1="5.797cm" svg:y1="12.097cm" svg:x2="5.797cm" svg:y2="11.943cm">
          <text:p/>
        </draw:line>
        <draw:line draw:style-name="gr97" draw:layer="layout" svg:x1="5.72cm" svg:y1="12.02cm" svg:x2="5.873cm" svg:y2="12.02cm">
          <text:p/>
        </draw:line>
        <draw:line draw:style-name="gr97" draw:layer="layout" svg:x1="5.797cm" svg:y1="11.897cm" svg:x2="5.797cm" svg:y2="11.744cm">
          <text:p/>
        </draw:line>
        <draw:line draw:style-name="gr97" draw:layer="layout" svg:x1="5.72cm" svg:y1="11.82cm" svg:x2="5.873cm" svg:y2="11.82cm">
          <text:p/>
        </draw:line>
        <draw:line draw:style-name="gr97" draw:layer="layout" svg:x1="5.797cm" svg:y1="11.59cm" svg:x2="5.797cm" svg:y2="11.437cm">
          <text:p/>
        </draw:line>
        <draw:line draw:style-name="gr97" draw:layer="layout" svg:x1="5.72cm" svg:y1="11.514cm" svg:x2="5.873cm" svg:y2="11.514cm">
          <text:p/>
        </draw:line>
        <draw:line draw:style-name="gr97" draw:layer="layout" svg:x1="5.797cm" svg:y1="11.522cm" svg:x2="5.797cm" svg:y2="11.369cm">
          <text:p/>
        </draw:line>
        <draw:line draw:style-name="gr97" draw:layer="layout" svg:x1="5.72cm" svg:y1="11.446cm" svg:x2="5.873cm" svg:y2="11.446cm">
          <text:p/>
        </draw:line>
        <draw:line draw:style-name="gr97" draw:layer="layout" svg:x1="5.797cm" svg:y1="8.395cm" svg:x2="5.797cm" svg:y2="8.242cm">
          <text:p/>
        </draw:line>
        <draw:line draw:style-name="gr97" draw:layer="layout" svg:x1="5.72cm" svg:y1="8.318cm" svg:x2="5.873cm" svg:y2="8.318cm">
          <text:p/>
        </draw:line>
        <draw:line draw:style-name="gr97" draw:layer="layout" svg:x1="5.797cm" svg:y1="8.261cm" svg:x2="5.797cm" svg:y2="8.108cm">
          <text:p/>
        </draw:line>
        <draw:line draw:style-name="gr97" draw:layer="layout" svg:x1="5.72cm" svg:y1="8.184cm" svg:x2="5.873cm" svg:y2="8.184cm">
          <text:p/>
        </draw:line>
        <draw:line draw:style-name="gr97" draw:layer="layout" svg:x1="5.797cm" svg:y1="7.886cm" svg:x2="5.797cm" svg:y2="7.733cm">
          <text:p/>
        </draw:line>
        <draw:line draw:style-name="gr97" draw:layer="layout" svg:x1="5.72cm" svg:y1="7.81cm" svg:x2="5.873cm" svg:y2="7.81cm">
          <text:p/>
        </draw:line>
        <draw:line draw:style-name="gr97" draw:layer="layout" svg:x1="5.828cm" svg:y1="12.228cm" svg:x2="5.828cm" svg:y2="12.075cm">
          <text:p/>
        </draw:line>
        <draw:line draw:style-name="gr97" draw:layer="layout" svg:x1="5.752cm" svg:y1="12.151cm" svg:x2="5.905cm" svg:y2="12.151cm">
          <text:p/>
        </draw:line>
        <draw:line draw:style-name="gr97" draw:layer="layout" svg:x1="5.828cm" svg:y1="12.162cm" svg:x2="5.828cm" svg:y2="12.009cm">
          <text:p/>
        </draw:line>
        <draw:line draw:style-name="gr97" draw:layer="layout" svg:x1="5.752cm" svg:y1="12.086cm" svg:x2="5.905cm" svg:y2="12.086cm">
          <text:p/>
        </draw:line>
        <draw:line draw:style-name="gr97" draw:layer="layout" svg:x1="5.828cm" svg:y1="12.031cm" svg:x2="5.828cm" svg:y2="11.878cm">
          <text:p/>
        </draw:line>
        <draw:line draw:style-name="gr97" draw:layer="layout" svg:x1="5.752cm" svg:y1="11.954cm" svg:x2="5.905cm" svg:y2="11.954cm">
          <text:p/>
        </draw:line>
        <draw:line draw:style-name="gr97" draw:layer="layout" svg:x1="5.828cm" svg:y1="8.792cm" svg:x2="5.828cm" svg:y2="8.638cm">
          <text:p/>
        </draw:line>
        <draw:line draw:style-name="gr97" draw:layer="layout" svg:x1="5.752cm" svg:y1="8.715cm" svg:x2="5.905cm" svg:y2="8.715cm">
          <text:p/>
        </draw:line>
        <draw:line draw:style-name="gr97" draw:layer="layout" svg:x1="5.828cm" svg:y1="8.658cm" svg:x2="5.828cm" svg:y2="8.504cm">
          <text:p/>
        </draw:line>
        <draw:line draw:style-name="gr97" draw:layer="layout" svg:x1="5.752cm" svg:y1="8.581cm" svg:x2="5.905cm" svg:y2="8.581cm">
          <text:p/>
        </draw:line>
        <draw:line draw:style-name="gr97" draw:layer="layout" svg:x1="5.828cm" svg:y1="8.482cm" svg:x2="5.828cm" svg:y2="8.329cm">
          <text:p/>
        </draw:line>
        <draw:line draw:style-name="gr97" draw:layer="layout" svg:x1="5.752cm" svg:y1="8.406cm" svg:x2="5.905cm" svg:y2="8.406cm">
          <text:p/>
        </draw:line>
        <draw:line draw:style-name="gr97" draw:layer="layout" svg:x1="5.828cm" svg:y1="8.195cm" svg:x2="5.828cm" svg:y2="8.042cm">
          <text:p/>
        </draw:line>
        <draw:line draw:style-name="gr97" draw:layer="layout" svg:x1="5.752cm" svg:y1="8.119cm" svg:x2="5.905cm" svg:y2="8.119cm">
          <text:p/>
        </draw:line>
        <draw:line draw:style-name="gr97" draw:layer="layout" svg:x1="5.828cm" svg:y1="8.108cm" svg:x2="5.828cm" svg:y2="7.954cm">
          <text:p/>
        </draw:line>
        <draw:line draw:style-name="gr97" draw:layer="layout" svg:x1="5.752cm" svg:y1="8.031cm" svg:x2="5.905cm" svg:y2="8.031cm">
          <text:p/>
        </draw:line>
        <draw:line draw:style-name="gr97" draw:layer="layout" svg:x1="5.858cm" svg:y1="12.978cm" svg:x2="5.858cm" svg:y2="12.824cm">
          <text:p/>
        </draw:line>
        <draw:line draw:style-name="gr97" draw:layer="layout" svg:x1="5.781cm" svg:y1="12.901cm" svg:x2="5.934cm" svg:y2="12.901cm">
          <text:p/>
        </draw:line>
        <draw:line draw:style-name="gr97" draw:layer="layout" svg:x1="5.858cm" svg:y1="12.912cm" svg:x2="5.858cm" svg:y2="12.759cm">
          <text:p/>
        </draw:line>
        <draw:line draw:style-name="gr97" draw:layer="layout" svg:x1="5.781cm" svg:y1="12.835cm" svg:x2="5.934cm" svg:y2="12.835cm">
          <text:p/>
        </draw:line>
        <draw:line draw:style-name="gr97" draw:layer="layout" svg:x1="5.858cm" svg:y1="12.625cm" svg:x2="5.858cm" svg:y2="12.471cm">
          <text:p/>
        </draw:line>
        <draw:line draw:style-name="gr97" draw:layer="layout" svg:x1="5.781cm" svg:y1="12.548cm" svg:x2="5.934cm" svg:y2="12.548cm">
          <text:p/>
        </draw:line>
        <draw:line draw:style-name="gr97" draw:layer="layout" svg:x1="5.858cm" svg:y1="12.581cm" svg:x2="5.858cm" svg:y2="12.428cm">
          <text:p/>
        </draw:line>
        <draw:line draw:style-name="gr97" draw:layer="layout" svg:x1="5.781cm" svg:y1="12.504cm" svg:x2="5.934cm" svg:y2="12.504cm">
          <text:p/>
        </draw:line>
        <draw:line draw:style-name="gr97" draw:layer="layout" svg:x1="5.858cm" svg:y1="9.254cm" svg:x2="5.858cm" svg:y2="9.101cm">
          <text:p/>
        </draw:line>
        <draw:line draw:style-name="gr97" draw:layer="layout" svg:x1="5.781cm" svg:y1="9.177cm" svg:x2="5.934cm" svg:y2="9.177cm">
          <text:p/>
        </draw:line>
        <draw:line draw:style-name="gr97" draw:layer="layout" svg:x1="5.858cm" svg:y1="9.232cm" svg:x2="5.858cm" svg:y2="9.079cm">
          <text:p/>
        </draw:line>
        <draw:line draw:style-name="gr97" draw:layer="layout" svg:x1="5.781cm" svg:y1="9.155cm" svg:x2="5.934cm" svg:y2="9.155cm">
          <text:p/>
        </draw:line>
        <draw:line draw:style-name="gr97" draw:layer="layout" svg:x1="5.858cm" svg:y1="9.21cm" svg:x2="5.858cm" svg:y2="9.057cm">
          <text:p/>
        </draw:line>
        <draw:line draw:style-name="gr97" draw:layer="layout" svg:x1="5.781cm" svg:y1="9.133cm" svg:x2="5.934cm" svg:y2="9.133cm">
          <text:p/>
        </draw:line>
        <draw:line draw:style-name="gr97" draw:layer="layout" svg:x1="5.858cm" svg:y1="9.076cm" svg:x2="5.858cm" svg:y2="8.923cm">
          <text:p/>
        </draw:line>
        <draw:line draw:style-name="gr97" draw:layer="layout" svg:x1="5.781cm" svg:y1="9cm" svg:x2="5.934cm" svg:y2="9cm">
          <text:p/>
        </draw:line>
        <draw:line draw:style-name="gr97" draw:layer="layout" svg:x1="5.858cm" svg:y1="9.033cm" svg:x2="5.858cm" svg:y2="8.879cm">
          <text:p/>
        </draw:line>
        <draw:line draw:style-name="gr97" draw:layer="layout" svg:x1="5.781cm" svg:y1="8.956cm" svg:x2="5.934cm" svg:y2="8.956cm">
          <text:p/>
        </draw:line>
        <draw:line draw:style-name="gr97" draw:layer="layout" svg:x1="5.887cm" svg:y1="13.374cm" svg:x2="5.887cm" svg:y2="13.221cm">
          <text:p/>
        </draw:line>
        <draw:line draw:style-name="gr97" draw:layer="layout" svg:x1="5.81cm" svg:y1="13.298cm" svg:x2="5.964cm" svg:y2="13.298cm">
          <text:p/>
        </draw:line>
        <draw:line draw:style-name="gr97" draw:layer="layout" svg:x1="5.887cm" svg:y1="13.221cm" svg:x2="5.887cm" svg:y2="13.068cm">
          <text:p/>
        </draw:line>
        <draw:line draw:style-name="gr97" draw:layer="layout" svg:x1="5.81cm" svg:y1="13.144cm" svg:x2="5.964cm" svg:y2="13.144cm">
          <text:p/>
        </draw:line>
        <draw:line draw:style-name="gr97" draw:layer="layout" svg:x1="5.887cm" svg:y1="13.021cm" svg:x2="5.887cm" svg:y2="12.868cm">
          <text:p/>
        </draw:line>
        <draw:line draw:style-name="gr97" draw:layer="layout" svg:x1="5.81cm" svg:y1="12.945cm" svg:x2="5.964cm" svg:y2="12.945cm">
          <text:p/>
        </draw:line>
        <draw:line draw:style-name="gr97" draw:layer="layout" svg:x1="5.887cm" svg:y1="12.868cm" svg:x2="5.887cm" svg:y2="12.715cm">
          <text:p/>
        </draw:line>
        <draw:line draw:style-name="gr97" draw:layer="layout" svg:x1="5.81cm" svg:y1="12.791cm" svg:x2="5.964cm" svg:y2="12.791cm">
          <text:p/>
        </draw:line>
        <draw:line draw:style-name="gr97" draw:layer="layout" svg:x1="5.887cm" svg:y1="9.451cm" svg:x2="5.887cm" svg:y2="9.298cm">
          <text:p/>
        </draw:line>
        <draw:line draw:style-name="gr97" draw:layer="layout" svg:x1="5.81cm" svg:y1="9.374cm" svg:x2="5.964cm" svg:y2="9.374cm">
          <text:p/>
        </draw:line>
        <draw:line draw:style-name="gr97" draw:layer="layout" svg:x1="5.887cm" svg:y1="9.429cm" svg:x2="5.887cm" svg:y2="9.276cm">
          <text:p/>
        </draw:line>
        <draw:line draw:style-name="gr97" draw:layer="layout" svg:x1="5.81cm" svg:y1="9.353cm" svg:x2="5.964cm" svg:y2="9.353cm">
          <text:p/>
        </draw:line>
        <draw:line draw:style-name="gr97" draw:layer="layout" svg:x1="5.887cm" svg:y1="9.12cm" svg:x2="5.887cm" svg:y2="8.967cm">
          <text:p/>
        </draw:line>
        <draw:line draw:style-name="gr97" draw:layer="layout" svg:x1="5.81cm" svg:y1="9.043cm" svg:x2="5.964cm" svg:y2="9.043cm">
          <text:p/>
        </draw:line>
        <draw:line draw:style-name="gr97" draw:layer="layout" svg:x1="5.887cm" svg:y1="9.011cm" svg:x2="5.887cm" svg:y2="8.857cm">
          <text:p/>
        </draw:line>
        <draw:line draw:style-name="gr97" draw:layer="layout" svg:x1="5.81cm" svg:y1="8.934cm" svg:x2="5.964cm" svg:y2="8.934cm">
          <text:p/>
        </draw:line>
        <draw:line draw:style-name="gr97" draw:layer="layout" svg:x1="5.887cm" svg:y1="3.369cm" svg:x2="5.887cm" svg:y2="3.216cm">
          <text:p/>
        </draw:line>
        <draw:line draw:style-name="gr97" draw:layer="layout" svg:x1="5.81cm" svg:y1="3.293cm" svg:x2="5.964cm" svg:y2="3.293cm">
          <text:p/>
        </draw:line>
        <draw:line draw:style-name="gr97" draw:layer="layout" svg:x1="5.887cm" svg:y1="3.172cm" svg:x2="5.887cm" svg:y2="3.019cm">
          <text:p/>
        </draw:line>
        <draw:line draw:style-name="gr97" draw:layer="layout" svg:x1="5.81cm" svg:y1="3.095cm" svg:x2="5.964cm" svg:y2="3.095cm">
          <text:p/>
        </draw:line>
        <draw:line draw:style-name="gr97" draw:layer="layout" svg:x1="5.887cm" svg:y1="3.062cm" svg:x2="5.887cm" svg:y2="2.909cm">
          <text:p/>
        </draw:line>
        <draw:line draw:style-name="gr97" draw:layer="layout" svg:x1="5.81cm" svg:y1="2.986cm" svg:x2="5.964cm" svg:y2="2.986cm">
          <text:p/>
        </draw:line>
        <draw:line draw:style-name="gr97" draw:layer="layout" svg:x1="5.887cm" svg:y1="2.972cm" svg:x2="5.887cm" svg:y2="2.819cm">
          <text:p/>
        </draw:line>
        <draw:line draw:style-name="gr97" draw:layer="layout" svg:x1="5.81cm" svg:y1="2.896cm" svg:x2="5.964cm" svg:y2="2.896cm">
          <text:p/>
        </draw:line>
        <draw:line draw:style-name="gr97" draw:layer="layout" svg:x1="5.919cm" svg:y1="13.352cm" svg:x2="5.919cm" svg:y2="13.199cm">
          <text:p/>
        </draw:line>
        <draw:line draw:style-name="gr97" draw:layer="layout" svg:x1="5.842cm" svg:y1="13.276cm" svg:x2="5.995cm" svg:y2="13.276cm">
          <text:p/>
        </draw:line>
        <draw:line draw:style-name="gr97" draw:layer="layout" svg:x1="5.919cm" svg:y1="10.201cm" svg:x2="5.919cm" svg:y2="10.047cm">
          <text:p/>
        </draw:line>
        <draw:line draw:style-name="gr97" draw:layer="layout" svg:x1="5.842cm" svg:y1="10.124cm" svg:x2="5.995cm" svg:y2="10.124cm">
          <text:p/>
        </draw:line>
        <draw:line draw:style-name="gr97" draw:layer="layout" svg:x1="5.919cm" svg:y1="10.113cm" svg:x2="5.919cm" svg:y2="9.96cm">
          <text:p/>
        </draw:line>
        <draw:line draw:style-name="gr97" draw:layer="layout" svg:x1="5.842cm" svg:y1="10.036cm" svg:x2="5.995cm" svg:y2="10.036cm">
          <text:p/>
        </draw:line>
        <draw:line draw:style-name="gr97" draw:layer="layout" svg:x1="5.919cm" svg:y1="10.091cm" svg:x2="5.919cm" svg:y2="9.938cm">
          <text:p/>
        </draw:line>
        <draw:line draw:style-name="gr97" draw:layer="layout" svg:x1="5.842cm" svg:y1="10.015cm" svg:x2="5.995cm" svg:y2="10.015cm">
          <text:p/>
        </draw:line>
        <draw:line draw:style-name="gr97" draw:layer="layout" svg:x1="5.919cm" svg:y1="9.96cm" svg:x2="5.919cm" svg:y2="9.806cm">
          <text:p/>
        </draw:line>
        <draw:line draw:style-name="gr97" draw:layer="layout" svg:x1="5.842cm" svg:y1="9.883cm" svg:x2="5.995cm" svg:y2="9.883cm">
          <text:p/>
        </draw:line>
        <draw:line draw:style-name="gr97" draw:layer="layout" svg:x1="5.919cm" svg:y1="9.738cm" svg:x2="5.919cm" svg:y2="9.585cm">
          <text:p/>
        </draw:line>
        <draw:line draw:style-name="gr97" draw:layer="layout" svg:x1="5.842cm" svg:y1="9.662cm" svg:x2="5.995cm" svg:y2="9.662cm">
          <text:p/>
        </draw:line>
        <draw:line draw:style-name="gr97" draw:layer="layout" svg:x1="5.919cm" svg:y1="9.407cm" svg:x2="5.919cm" svg:y2="9.254cm">
          <text:p/>
        </draw:line>
        <draw:line draw:style-name="gr97" draw:layer="layout" svg:x1="5.842cm" svg:y1="9.331cm" svg:x2="5.995cm" svg:y2="9.331cm">
          <text:p/>
        </draw:line>
        <draw:line draw:style-name="gr97" draw:layer="layout" svg:x1="5.919cm" svg:y1="3.766cm" svg:x2="5.919cm" svg:y2="3.613cm">
          <text:p/>
        </draw:line>
        <draw:line draw:style-name="gr97" draw:layer="layout" svg:x1="5.842cm" svg:y1="3.689cm" svg:x2="5.995cm" svg:y2="3.689cm">
          <text:p/>
        </draw:line>
        <draw:line draw:style-name="gr97" draw:layer="layout" svg:x1="5.948cm" svg:y1="10.488cm" svg:x2="5.948cm" svg:y2="10.335cm">
          <text:p/>
        </draw:line>
        <draw:line draw:style-name="gr97" draw:layer="layout" svg:x1="5.871cm" svg:y1="10.411cm" svg:x2="6.024cm" svg:y2="10.411cm">
          <text:p/>
        </draw:line>
        <draw:line draw:style-name="gr97" draw:layer="layout" svg:x1="5.948cm" svg:y1="4.119cm" svg:x2="5.948cm" svg:y2="3.965cm">
          <text:p/>
        </draw:line>
        <draw:line draw:style-name="gr97" draw:layer="layout" svg:x1="5.871cm" svg:y1="4.042cm" svg:x2="6.024cm" svg:y2="4.042cm">
          <text:p/>
        </draw:line>
        <draw:line draw:style-name="gr97" draw:layer="layout" svg:x1="5.948cm" svg:y1="3.788cm" svg:x2="5.948cm" svg:y2="3.634cm">
          <text:p/>
        </draw:line>
        <draw:line draw:style-name="gr97" draw:layer="layout" svg:x1="5.871cm" svg:y1="3.711cm" svg:x2="6.024cm" svg:y2="3.711cm">
          <text:p/>
        </draw:line>
        <draw:line draw:style-name="gr97" draw:layer="layout" svg:x1="5.948cm" svg:y1="3.656cm" svg:x2="5.948cm" svg:y2="3.503cm">
          <text:p/>
        </draw:line>
        <draw:line draw:style-name="gr97" draw:layer="layout" svg:x1="5.871cm" svg:y1="3.58cm" svg:x2="6.024cm" svg:y2="3.58cm">
          <text:p/>
        </draw:line>
        <draw:line draw:style-name="gr97" draw:layer="layout" svg:x1="5.979cm" svg:y1="10.972cm" svg:x2="5.979cm" svg:y2="10.819cm">
          <text:p/>
        </draw:line>
        <draw:line draw:style-name="gr97" draw:layer="layout" svg:x1="5.903cm" svg:y1="10.896cm" svg:x2="6.056cm" svg:y2="10.896cm">
          <text:p/>
        </draw:line>
        <draw:line draw:style-name="gr97" draw:layer="layout" svg:x1="5.979cm" svg:y1="10.685cm" svg:x2="5.979cm" svg:y2="10.532cm">
          <text:p/>
        </draw:line>
        <draw:line draw:style-name="gr97" draw:layer="layout" svg:x1="5.903cm" svg:y1="10.608cm" svg:x2="6.056cm" svg:y2="10.608cm">
          <text:p/>
        </draw:line>
        <draw:line draw:style-name="gr97" draw:layer="layout" svg:x1="5.979cm" svg:y1="10.288cm" svg:x2="5.979cm" svg:y2="10.135cm">
          <text:p/>
        </draw:line>
        <draw:line draw:style-name="gr97" draw:layer="layout" svg:x1="5.903cm" svg:y1="10.212cm" svg:x2="6.056cm" svg:y2="10.212cm">
          <text:p/>
        </draw:line>
        <draw:line draw:style-name="gr97" draw:layer="layout" svg:x1="5.979cm" svg:y1="4.472cm" svg:x2="5.979cm" svg:y2="4.318cm">
          <text:p/>
        </draw:line>
        <draw:line draw:style-name="gr97" draw:layer="layout" svg:x1="5.903cm" svg:y1="4.395cm" svg:x2="6.056cm" svg:y2="4.395cm">
          <text:p/>
        </draw:line>
        <draw:line draw:style-name="gr97" draw:layer="layout" svg:x1="5.979cm" svg:y1="4.275cm" svg:x2="5.979cm" svg:y2="4.121cm">
          <text:p/>
        </draw:line>
        <draw:line draw:style-name="gr97" draw:layer="layout" svg:x1="5.903cm" svg:y1="4.198cm" svg:x2="6.056cm" svg:y2="4.198cm">
          <text:p/>
        </draw:line>
        <draw:line draw:style-name="gr97" draw:layer="layout" svg:x1="6.009cm" svg:y1="11.478cm" svg:x2="6.009cm" svg:y2="11.325cm">
          <text:p/>
        </draw:line>
        <draw:line draw:style-name="gr97" draw:layer="layout" svg:x1="5.932cm" svg:y1="11.402cm" svg:x2="6.085cm" svg:y2="11.402cm">
          <text:p/>
        </draw:line>
        <draw:line draw:style-name="gr97" draw:layer="layout" svg:x1="6.009cm" svg:y1="11.435cm" svg:x2="6.009cm" svg:y2="11.281cm">
          <text:p/>
        </draw:line>
        <draw:line draw:style-name="gr97" draw:layer="layout" svg:x1="5.932cm" svg:y1="11.358cm" svg:x2="6.085cm" svg:y2="11.358cm">
          <text:p/>
        </draw:line>
        <draw:line draw:style-name="gr97" draw:layer="layout" svg:x1="6.009cm" svg:y1="11.216cm" svg:x2="6.009cm" svg:y2="11.062cm">
          <text:p/>
        </draw:line>
        <draw:line draw:style-name="gr97" draw:layer="layout" svg:x1="5.932cm" svg:y1="11.139cm" svg:x2="6.085cm" svg:y2="11.139cm">
          <text:p/>
        </draw:line>
        <draw:line draw:style-name="gr97" draw:layer="layout" svg:x1="6.009cm" svg:y1="11.038cm" svg:x2="6.009cm" svg:y2="10.885cm">
          <text:p/>
        </draw:line>
        <draw:line draw:style-name="gr97" draw:layer="layout" svg:x1="5.932cm" svg:y1="10.961cm" svg:x2="6.085cm" svg:y2="10.961cm">
          <text:p/>
        </draw:line>
        <draw:line draw:style-name="gr97" draw:layer="layout" svg:x1="6.009cm" svg:y1="10.797cm" svg:x2="6.009cm" svg:y2="10.644cm">
          <text:p/>
        </draw:line>
        <draw:line draw:style-name="gr97" draw:layer="layout" svg:x1="5.932cm" svg:y1="10.72cm" svg:x2="6.085cm" svg:y2="10.72cm">
          <text:p/>
        </draw:line>
        <draw:line draw:style-name="gr97" draw:layer="layout" svg:x1="6.009cm" svg:y1="5.134cm" svg:x2="6.009cm" svg:y2="4.98cm">
          <text:p/>
        </draw:line>
        <draw:line draw:style-name="gr97" draw:layer="layout" svg:x1="5.932cm" svg:y1="5.057cm" svg:x2="6.085cm" svg:y2="5.057cm">
          <text:p/>
        </draw:line>
        <draw:line draw:style-name="gr97" draw:layer="layout" svg:x1="6.009cm" svg:y1="5.112cm" svg:x2="6.009cm" svg:y2="4.958cm">
          <text:p/>
        </draw:line>
        <draw:line draw:style-name="gr97" draw:layer="layout" svg:x1="5.932cm" svg:y1="5.035cm" svg:x2="6.085cm" svg:y2="5.035cm">
          <text:p/>
        </draw:line>
        <draw:line draw:style-name="gr97" draw:layer="layout" svg:x1="6.009cm" svg:y1="4.934cm" svg:x2="6.009cm" svg:y2="4.781cm">
          <text:p/>
        </draw:line>
        <draw:line draw:style-name="gr97" draw:layer="layout" svg:x1="5.932cm" svg:y1="4.857cm" svg:x2="6.085cm" svg:y2="4.857cm">
          <text:p/>
        </draw:line>
        <draw:line draw:style-name="gr97" draw:layer="layout" svg:x1="6.009cm" svg:y1="4.89cm" svg:x2="6.009cm" svg:y2="4.737cm">
          <text:p/>
        </draw:line>
        <draw:line draw:style-name="gr97" draw:layer="layout" svg:x1="5.932cm" svg:y1="4.814cm" svg:x2="6.085cm" svg:y2="4.814cm">
          <text:p/>
        </draw:line>
        <draw:line draw:style-name="gr97" draw:layer="layout" svg:x1="6.009cm" svg:y1="4.537cm" svg:x2="6.009cm" svg:y2="4.384cm">
          <text:p/>
        </draw:line>
        <draw:line draw:style-name="gr97" draw:layer="layout" svg:x1="5.932cm" svg:y1="4.461cm" svg:x2="6.085cm" svg:y2="4.461cm">
          <text:p/>
        </draw:line>
        <draw:line draw:style-name="gr97" draw:layer="layout" svg:x1="6.04cm" svg:y1="11.809cm" svg:x2="6.04cm" svg:y2="11.656cm">
          <text:p/>
        </draw:line>
        <draw:line draw:style-name="gr97" draw:layer="layout" svg:x1="5.964cm" svg:y1="11.733cm" svg:x2="6.117cm" svg:y2="11.733cm">
          <text:p/>
        </draw:line>
        <draw:line draw:style-name="gr97" draw:layer="layout" svg:x1="6.04cm" svg:y1="11.391cm" svg:x2="6.04cm" svg:y2="11.237cm">
          <text:p/>
        </draw:line>
        <draw:line draw:style-name="gr97" draw:layer="layout" svg:x1="5.964cm" svg:y1="11.314cm" svg:x2="6.117cm" svg:y2="11.314cm">
          <text:p/>
        </draw:line>
        <draw:line draw:style-name="gr97" draw:layer="layout" svg:x1="6.04cm" svg:y1="11.259cm" svg:x2="6.04cm" svg:y2="11.106cm">
          <text:p/>
        </draw:line>
        <draw:line draw:style-name="gr97" draw:layer="layout" svg:x1="5.964cm" svg:y1="11.183cm" svg:x2="6.117cm" svg:y2="11.183cm">
          <text:p/>
        </draw:line>
        <draw:line draw:style-name="gr97" draw:layer="layout" svg:x1="6.04cm" svg:y1="11.169cm" svg:x2="6.04cm" svg:y2="11.016cm">
          <text:p/>
        </draw:line>
        <draw:line draw:style-name="gr97" draw:layer="layout" svg:x1="5.964cm" svg:y1="11.093cm" svg:x2="6.117cm" svg:y2="11.093cm">
          <text:p/>
        </draw:line>
        <draw:line draw:style-name="gr97" draw:layer="layout" svg:x1="6.04cm" svg:y1="11.104cm" svg:x2="6.04cm" svg:y2="10.95cm">
          <text:p/>
        </draw:line>
        <draw:line draw:style-name="gr97" draw:layer="layout" svg:x1="5.964cm" svg:y1="11.027cm" svg:x2="6.117cm" svg:y2="11.027cm">
          <text:p/>
        </draw:line>
        <draw:line draw:style-name="gr97" draw:layer="layout" svg:x1="6.04cm" svg:y1="5.662cm" svg:x2="6.04cm" svg:y2="5.508cm">
          <text:p/>
        </draw:line>
        <draw:line draw:style-name="gr97" draw:layer="layout" svg:x1="5.964cm" svg:y1="5.585cm" svg:x2="6.117cm" svg:y2="5.585cm">
          <text:p/>
        </draw:line>
        <draw:line draw:style-name="gr97" draw:layer="layout" svg:x1="6.04cm" svg:y1="5.375cm" svg:x2="6.04cm" svg:y2="5.221cm">
          <text:p/>
        </draw:line>
        <draw:line draw:style-name="gr97" draw:layer="layout" svg:x1="5.964cm" svg:y1="5.298cm" svg:x2="6.117cm" svg:y2="5.298cm">
          <text:p/>
        </draw:line>
        <draw:line draw:style-name="gr97" draw:layer="layout" svg:x1="6.069cm" svg:y1="11.941cm" svg:x2="6.069cm" svg:y2="11.787cm">
          <text:p/>
        </draw:line>
        <draw:line draw:style-name="gr97" draw:layer="layout" svg:x1="5.993cm" svg:y1="11.864cm" svg:x2="6.146cm" svg:y2="11.864cm">
          <text:p/>
        </draw:line>
        <draw:line draw:style-name="gr97" draw:layer="layout" svg:x1="6.069cm" svg:y1="11.919cm" svg:x2="6.069cm" svg:y2="11.766cm">
          <text:p/>
        </draw:line>
        <draw:line draw:style-name="gr97" draw:layer="layout" svg:x1="5.993cm" svg:y1="11.842cm" svg:x2="6.146cm" svg:y2="11.842cm">
          <text:p/>
        </draw:line>
        <draw:line draw:style-name="gr97" draw:layer="layout" svg:x1="6.069cm" svg:y1="11.853cm" svg:x2="6.069cm" svg:y2="11.7cm">
          <text:p/>
        </draw:line>
        <draw:line draw:style-name="gr97" draw:layer="layout" svg:x1="5.993cm" svg:y1="11.777cm" svg:x2="6.146cm" svg:y2="11.777cm">
          <text:p/>
        </draw:line>
        <draw:line draw:style-name="gr97" draw:layer="layout" svg:x1="6.069cm" svg:y1="11.544cm" svg:x2="6.069cm" svg:y2="11.391cm">
          <text:p/>
        </draw:line>
        <draw:line draw:style-name="gr97" draw:layer="layout" svg:x1="5.993cm" svg:y1="11.467cm" svg:x2="6.146cm" svg:y2="11.467cm">
          <text:p/>
        </draw:line>
        <draw:line draw:style-name="gr97" draw:layer="layout" svg:x1="6.069cm" svg:y1="5.837cm" svg:x2="6.069cm" svg:y2="5.684cm">
          <text:p/>
        </draw:line>
        <draw:line draw:style-name="gr97" draw:layer="layout" svg:x1="5.993cm" svg:y1="5.76cm" svg:x2="6.146cm" svg:y2="5.76cm">
          <text:p/>
        </draw:line>
        <draw:line draw:style-name="gr97" draw:layer="layout" svg:x1="6.069cm" svg:y1="5.64cm" svg:x2="6.069cm" svg:y2="5.487cm">
          <text:p/>
        </draw:line>
        <draw:line draw:style-name="gr97" draw:layer="layout" svg:x1="5.993cm" svg:y1="5.563cm" svg:x2="6.146cm" svg:y2="5.563cm">
          <text:p/>
        </draw:line>
        <draw:line draw:style-name="gr97" draw:layer="layout" svg:x1="6.101cm" svg:y1="12.846cm" svg:x2="6.101cm" svg:y2="12.693cm">
          <text:p/>
        </draw:line>
        <draw:line draw:style-name="gr97" draw:layer="layout" svg:x1="6.024cm" svg:y1="12.77cm" svg:x2="6.178cm" svg:y2="12.77cm">
          <text:p/>
        </draw:line>
        <draw:line draw:style-name="gr97" draw:layer="layout" svg:x1="6.101cm" svg:y1="12.712cm" svg:x2="6.101cm" svg:y2="12.559cm">
          <text:p/>
        </draw:line>
        <draw:line draw:style-name="gr97" draw:layer="layout" svg:x1="6.024cm" svg:y1="12.636cm" svg:x2="6.178cm" svg:y2="12.636cm">
          <text:p/>
        </draw:line>
        <draw:line draw:style-name="gr97" draw:layer="layout" svg:x1="6.101cm" svg:y1="12.25cm" svg:x2="6.101cm" svg:y2="12.097cm">
          <text:p/>
        </draw:line>
        <draw:line draw:style-name="gr97" draw:layer="layout" svg:x1="6.024cm" svg:y1="12.173cm" svg:x2="6.178cm" svg:y2="12.173cm">
          <text:p/>
        </draw:line>
        <draw:line draw:style-name="gr97" draw:layer="layout" svg:x1="6.101cm" svg:y1="6.411cm" svg:x2="6.101cm" svg:y2="6.258cm">
          <text:p/>
        </draw:line>
        <draw:line draw:style-name="gr97" draw:layer="layout" svg:x1="6.024cm" svg:y1="6.335cm" svg:x2="6.178cm" svg:y2="6.335cm">
          <text:p/>
        </draw:line>
        <draw:line draw:style-name="gr97" draw:layer="layout" svg:x1="6.101cm" svg:y1="6.324cm" svg:x2="6.101cm" svg:y2="6.17cm">
          <text:p/>
        </draw:line>
        <draw:line draw:style-name="gr97" draw:layer="layout" svg:x1="6.024cm" svg:y1="6.247cm" svg:x2="6.178cm" svg:y2="6.247cm">
          <text:p/>
        </draw:line>
        <draw:line draw:style-name="gr97" draw:layer="layout" svg:x1="6.101cm" svg:y1="6.234cm" svg:x2="6.101cm" svg:y2="6.08cm">
          <text:p/>
        </draw:line>
        <draw:line draw:style-name="gr97" draw:layer="layout" svg:x1="6.024cm" svg:y1="6.157cm" svg:x2="6.178cm" svg:y2="6.157cm">
          <text:p/>
        </draw:line>
        <draw:line draw:style-name="gr97" draw:layer="layout" svg:x1="6.13cm" svg:y1="12.846cm" svg:x2="6.13cm" svg:y2="12.693cm">
          <text:p/>
        </draw:line>
        <draw:line draw:style-name="gr97" draw:layer="layout" svg:x1="6.054cm" svg:y1="12.77cm" svg:x2="6.207cm" svg:y2="12.77cm">
          <text:p/>
        </draw:line>
        <draw:line draw:style-name="gr97" draw:layer="layout" svg:x1="6.13cm" svg:y1="11.678cm" svg:x2="6.13cm" svg:y2="11.525cm">
          <text:p/>
        </draw:line>
        <draw:line draw:style-name="gr97" draw:layer="layout" svg:x1="6.054cm" svg:y1="11.601cm" svg:x2="6.207cm" svg:y2="11.601cm">
          <text:p/>
        </draw:line>
        <draw:line draw:style-name="gr97" draw:layer="layout" svg:x1="6.13cm" svg:y1="7.446cm" svg:x2="6.13cm" svg:y2="7.292cm">
          <text:p/>
        </draw:line>
        <draw:line draw:style-name="gr97" draw:layer="layout" svg:x1="6.054cm" svg:y1="7.369cm" svg:x2="6.207cm" svg:y2="7.369cm">
          <text:p/>
        </draw:line>
        <draw:line draw:style-name="gr97" draw:layer="layout" svg:x1="6.13cm" svg:y1="7.358cm" svg:x2="6.13cm" svg:y2="7.205cm">
          <text:p/>
        </draw:line>
        <draw:line draw:style-name="gr97" draw:layer="layout" svg:x1="6.054cm" svg:y1="7.281cm" svg:x2="6.207cm" svg:y2="7.281cm">
          <text:p/>
        </draw:line>
        <draw:line draw:style-name="gr97" draw:layer="layout" svg:x1="6.13cm" svg:y1="7.161cm" svg:x2="6.13cm" svg:y2="7.008cm">
          <text:p/>
        </draw:line>
        <draw:line draw:style-name="gr97" draw:layer="layout" svg:x1="6.054cm" svg:y1="7.084cm" svg:x2="6.207cm" svg:y2="7.084cm">
          <text:p/>
        </draw:line>
        <draw:line draw:style-name="gr97" draw:layer="layout" svg:x1="6.13cm" svg:y1="7.027cm" svg:x2="6.13cm" svg:y2="6.874cm">
          <text:p/>
        </draw:line>
        <draw:line draw:style-name="gr97" draw:layer="layout" svg:x1="6.054cm" svg:y1="6.95cm" svg:x2="6.207cm" svg:y2="6.95cm">
          <text:p/>
        </draw:line>
        <draw:line draw:style-name="gr97" draw:layer="layout" svg:x1="6.13cm" svg:y1="6.786cm" svg:x2="6.13cm" svg:y2="6.633cm">
          <text:p/>
        </draw:line>
        <draw:line draw:style-name="gr97" draw:layer="layout" svg:x1="6.054cm" svg:y1="6.709cm" svg:x2="6.207cm" svg:y2="6.709cm">
          <text:p/>
        </draw:line>
        <draw:line draw:style-name="gr97" draw:layer="layout" svg:x1="6.13cm" svg:y1="6.28cm" svg:x2="6.13cm" svg:y2="6.127cm">
          <text:p/>
        </draw:line>
        <draw:line draw:style-name="gr97" draw:layer="layout" svg:x1="6.054cm" svg:y1="6.203cm" svg:x2="6.207cm" svg:y2="6.203cm">
          <text:p/>
        </draw:line>
        <draw:line draw:style-name="gr97" draw:layer="layout" svg:x1="6.13cm" svg:y1="4.737cm" svg:x2="6.13cm" svg:y2="4.584cm">
          <text:p/>
        </draw:line>
        <draw:line draw:style-name="gr97" draw:layer="layout" svg:x1="6.054cm" svg:y1="4.66cm" svg:x2="6.207cm" svg:y2="4.66cm">
          <text:p/>
        </draw:line>
        <draw:line draw:style-name="gr97" draw:layer="layout" svg:x1="6.13cm" svg:y1="4.715cm" svg:x2="6.13cm" svg:y2="4.562cm">
          <text:p/>
        </draw:line>
        <draw:line draw:style-name="gr97" draw:layer="layout" svg:x1="6.054cm" svg:y1="4.638cm" svg:x2="6.207cm" svg:y2="4.638cm">
          <text:p/>
        </draw:line>
        <draw:line draw:style-name="gr97" draw:layer="layout" svg:x1="6.13cm" svg:y1="4.693cm" svg:x2="6.13cm" svg:y2="4.54cm">
          <text:p/>
        </draw:line>
        <draw:line draw:style-name="gr97" draw:layer="layout" svg:x1="6.054cm" svg:y1="4.616cm" svg:x2="6.207cm" svg:y2="4.616cm">
          <text:p/>
        </draw:line>
        <draw:line draw:style-name="gr97" draw:layer="layout" svg:x1="6.162cm" svg:y1="12.228cm" svg:x2="6.162cm" svg:y2="12.075cm">
          <text:p/>
        </draw:line>
        <draw:line draw:style-name="gr97" draw:layer="layout" svg:x1="6.085cm" svg:y1="12.151cm" svg:x2="6.239cm" svg:y2="12.151cm">
          <text:p/>
        </draw:line>
        <draw:line draw:style-name="gr97" draw:layer="layout" svg:x1="6.162cm" svg:y1="12.097cm" svg:x2="6.162cm" svg:y2="11.943cm">
          <text:p/>
        </draw:line>
        <draw:line draw:style-name="gr97" draw:layer="layout" svg:x1="6.085cm" svg:y1="12.02cm" svg:x2="6.239cm" svg:y2="12.02cm">
          <text:p/>
        </draw:line>
        <draw:line draw:style-name="gr97" draw:layer="layout" svg:x1="6.162cm" svg:y1="10.047cm" svg:x2="6.162cm" svg:y2="9.894cm">
          <text:p/>
        </draw:line>
        <draw:line draw:style-name="gr97" draw:layer="layout" svg:x1="6.085cm" svg:y1="9.971cm" svg:x2="6.239cm" svg:y2="9.971cm">
          <text:p/>
        </draw:line>
        <draw:line draw:style-name="gr97" draw:layer="layout" svg:x1="6.162cm" svg:y1="9.96cm" svg:x2="6.162cm" svg:y2="9.806cm">
          <text:p/>
        </draw:line>
        <draw:line draw:style-name="gr97" draw:layer="layout" svg:x1="6.085cm" svg:y1="9.883cm" svg:x2="6.239cm" svg:y2="9.883cm">
          <text:p/>
        </draw:line>
        <draw:line draw:style-name="gr97" draw:layer="layout" svg:x1="6.162cm" svg:y1="9.782cm" svg:x2="6.162cm" svg:y2="9.629cm">
          <text:p/>
        </draw:line>
        <draw:line draw:style-name="gr97" draw:layer="layout" svg:x1="6.085cm" svg:y1="9.705cm" svg:x2="6.239cm" svg:y2="9.705cm">
          <text:p/>
        </draw:line>
        <draw:line draw:style-name="gr97" draw:layer="layout" svg:x1="6.162cm" svg:y1="9.76cm" svg:x2="6.162cm" svg:y2="9.607cm">
          <text:p/>
        </draw:line>
        <draw:line draw:style-name="gr97" draw:layer="layout" svg:x1="6.085cm" svg:y1="9.684cm" svg:x2="6.239cm" svg:y2="9.684cm">
          <text:p/>
        </draw:line>
        <draw:line draw:style-name="gr97" draw:layer="layout" svg:x1="6.162cm" svg:y1="7.998cm" svg:x2="6.162cm" svg:y2="7.845cm">
          <text:p/>
        </draw:line>
        <draw:line draw:style-name="gr97" draw:layer="layout" svg:x1="6.085cm" svg:y1="7.921cm" svg:x2="6.239cm" svg:y2="7.921cm">
          <text:p/>
        </draw:line>
        <draw:line draw:style-name="gr97" draw:layer="layout" svg:x1="6.162cm" svg:y1="7.954cm" svg:x2="6.162cm" svg:y2="7.801cm">
          <text:p/>
        </draw:line>
        <draw:line draw:style-name="gr97" draw:layer="layout" svg:x1="6.085cm" svg:y1="7.878cm" svg:x2="6.239cm" svg:y2="7.878cm">
          <text:p/>
        </draw:line>
        <draw:line draw:style-name="gr97" draw:layer="layout" svg:x1="6.162cm" svg:y1="7.755cm" svg:x2="6.162cm" svg:y2="7.601cm">
          <text:p/>
        </draw:line>
        <draw:line draw:style-name="gr97" draw:layer="layout" svg:x1="6.085cm" svg:y1="7.678cm" svg:x2="6.239cm" svg:y2="7.678cm">
          <text:p/>
        </draw:line>
        <draw:line draw:style-name="gr97" draw:layer="layout" svg:x1="6.162cm" svg:y1="7.249cm" svg:x2="6.162cm" svg:y2="7.095cm">
          <text:p/>
        </draw:line>
        <draw:line draw:style-name="gr97" draw:layer="layout" svg:x1="6.085cm" svg:y1="7.172cm" svg:x2="6.239cm" svg:y2="7.172cm">
          <text:p/>
        </draw:line>
        <draw:line draw:style-name="gr97" draw:layer="layout" svg:x1="6.162cm" svg:y1="7.139cm" svg:x2="6.162cm" svg:y2="6.986cm">
          <text:p/>
        </draw:line>
        <draw:line draw:style-name="gr97" draw:layer="layout" svg:x1="6.085cm" svg:y1="7.062cm" svg:x2="6.239cm" svg:y2="7.062cm">
          <text:p/>
        </draw:line>
        <draw:line draw:style-name="gr97" draw:layer="layout" svg:x1="6.162cm" svg:y1="7.117cm" svg:x2="6.162cm" svg:y2="6.964cm">
          <text:p/>
        </draw:line>
        <draw:line draw:style-name="gr97" draw:layer="layout" svg:x1="6.085cm" svg:y1="7.04cm" svg:x2="6.239cm" svg:y2="7.04cm">
          <text:p/>
        </draw:line>
        <draw:line draw:style-name="gr97" draw:layer="layout" svg:x1="6.162cm" svg:y1="6.852cm" svg:x2="6.162cm" svg:y2="6.699cm">
          <text:p/>
        </draw:line>
        <draw:line draw:style-name="gr97" draw:layer="layout" svg:x1="6.085cm" svg:y1="6.775cm" svg:x2="6.239cm" svg:y2="6.775cm">
          <text:p/>
        </draw:line>
        <draw:line draw:style-name="gr97" draw:layer="layout" svg:x1="6.162cm" svg:y1="5.022cm" svg:x2="6.162cm" svg:y2="4.868cm">
          <text:p/>
        </draw:line>
        <draw:line draw:style-name="gr97" draw:layer="layout" svg:x1="6.085cm" svg:y1="4.945cm" svg:x2="6.239cm" svg:y2="4.945cm">
          <text:p/>
        </draw:line>
        <draw:line draw:style-name="gr97" draw:layer="layout" svg:x1="6.162cm" svg:y1="3.437cm" svg:x2="6.162cm" svg:y2="3.284cm">
          <text:p/>
        </draw:line>
        <draw:line draw:style-name="gr97" draw:layer="layout" svg:x1="6.085cm" svg:y1="3.361cm" svg:x2="6.239cm" svg:y2="3.361cm">
          <text:p/>
        </draw:line>
        <draw:line draw:style-name="gr97" draw:layer="layout" svg:x1="6.162cm" svg:y1="3.369cm" svg:x2="6.162cm" svg:y2="3.216cm">
          <text:p/>
        </draw:line>
        <draw:line draw:style-name="gr97" draw:layer="layout" svg:x1="6.085cm" svg:y1="3.293cm" svg:x2="6.239cm" svg:y2="3.293cm">
          <text:p/>
        </draw:line>
        <draw:line draw:style-name="gr97" draw:layer="layout" svg:x1="6.191cm" svg:y1="13.33cm" svg:x2="6.191cm" svg:y2="13.177cm">
          <text:p/>
        </draw:line>
        <draw:line draw:style-name="gr97" draw:layer="layout" svg:x1="6.114cm" svg:y1="13.254cm" svg:x2="6.268cm" svg:y2="13.254cm">
          <text:p/>
        </draw:line>
        <draw:line draw:style-name="gr97" draw:layer="layout" svg:x1="6.191cm" svg:y1="12.471cm" svg:x2="6.191cm" svg:y2="12.318cm">
          <text:p/>
        </draw:line>
        <draw:line draw:style-name="gr97" draw:layer="layout" svg:x1="6.114cm" svg:y1="12.395cm" svg:x2="6.268cm" svg:y2="12.395cm">
          <text:p/>
        </draw:line>
        <draw:line draw:style-name="gr97" draw:layer="layout" svg:x1="6.191cm" svg:y1="10.51cm" svg:x2="6.191cm" svg:y2="10.356cm">
          <text:p/>
        </draw:line>
        <draw:line draw:style-name="gr97" draw:layer="layout" svg:x1="6.114cm" svg:y1="10.433cm" svg:x2="6.268cm" svg:y2="10.433cm">
          <text:p/>
        </draw:line>
        <draw:line draw:style-name="gr97" draw:layer="layout" svg:x1="6.191cm" svg:y1="8.702cm" svg:x2="6.191cm" svg:y2="8.548cm">
          <text:p/>
        </draw:line>
        <draw:line draw:style-name="gr97" draw:layer="layout" svg:x1="6.114cm" svg:y1="8.625cm" svg:x2="6.268cm" svg:y2="8.625cm">
          <text:p/>
        </draw:line>
        <draw:line draw:style-name="gr97" draw:layer="layout" svg:x1="6.191cm" svg:y1="8.351cm" svg:x2="6.191cm" svg:y2="8.198cm">
          <text:p/>
        </draw:line>
        <draw:line draw:style-name="gr97" draw:layer="layout" svg:x1="6.114cm" svg:y1="8.274cm" svg:x2="6.268cm" svg:y2="8.274cm">
          <text:p/>
        </draw:line>
        <draw:line draw:style-name="gr97" draw:layer="layout" svg:x1="6.191cm" svg:y1="8.195cm" svg:x2="6.191cm" svg:y2="8.042cm">
          <text:p/>
        </draw:line>
        <draw:line draw:style-name="gr97" draw:layer="layout" svg:x1="6.114cm" svg:y1="8.119cm" svg:x2="6.268cm" svg:y2="8.119cm">
          <text:p/>
        </draw:line>
        <draw:line draw:style-name="gr97" draw:layer="layout" svg:x1="6.191cm" svg:y1="7.864cm" svg:x2="6.191cm" svg:y2="7.711cm">
          <text:p/>
        </draw:line>
        <draw:line draw:style-name="gr97" draw:layer="layout" svg:x1="6.114cm" svg:y1="7.788cm" svg:x2="6.268cm" svg:y2="7.788cm">
          <text:p/>
        </draw:line>
        <draw:line draw:style-name="gr97" draw:layer="layout" svg:x1="6.191cm" svg:y1="7.139cm" svg:x2="6.191cm" svg:y2="6.986cm">
          <text:p/>
        </draw:line>
        <draw:line draw:style-name="gr97" draw:layer="layout" svg:x1="6.114cm" svg:y1="7.062cm" svg:x2="6.268cm" svg:y2="7.062cm">
          <text:p/>
        </draw:line>
        <draw:line draw:style-name="gr97" draw:layer="layout" svg:x1="6.191cm" svg:y1="5.53cm" svg:x2="6.191cm" svg:y2="5.377cm">
          <text:p/>
        </draw:line>
        <draw:line draw:style-name="gr97" draw:layer="layout" svg:x1="6.114cm" svg:y1="5.454cm" svg:x2="6.268cm" svg:y2="5.454cm">
          <text:p/>
        </draw:line>
        <draw:line draw:style-name="gr97" draw:layer="layout" svg:x1="6.191cm" svg:y1="3.26cm" svg:x2="6.191cm" svg:y2="3.106cm">
          <text:p/>
        </draw:line>
        <draw:line draw:style-name="gr97" draw:layer="layout" svg:x1="6.114cm" svg:y1="3.183cm" svg:x2="6.268cm" svg:y2="3.183cm">
          <text:p/>
        </draw:line>
        <draw:line draw:style-name="gr97" draw:layer="layout" svg:x1="6.191cm" svg:y1="3.216cm" svg:x2="6.191cm" svg:y2="3.062cm">
          <text:p/>
        </draw:line>
        <draw:line draw:style-name="gr97" draw:layer="layout" svg:x1="6.114cm" svg:y1="3.139cm" svg:x2="6.268cm" svg:y2="3.139cm">
          <text:p/>
        </draw:line>
        <draw:line draw:style-name="gr97" draw:layer="layout" svg:x1="6.191cm" svg:y1="3.106cm" svg:x2="6.191cm" svg:y2="2.953cm">
          <text:p/>
        </draw:line>
        <draw:line draw:style-name="gr97" draw:layer="layout" svg:x1="6.114cm" svg:y1="3.03cm" svg:x2="6.268cm" svg:y2="3.03cm">
          <text:p/>
        </draw:line>
        <draw:line draw:style-name="gr97" draw:layer="layout" svg:x1="6.223cm" svg:y1="13.197cm" svg:x2="6.223cm" svg:y2="13.043cm">
          <text:p/>
        </draw:line>
        <draw:line draw:style-name="gr97" draw:layer="layout" svg:x1="6.146cm" svg:y1="13.12cm" svg:x2="6.299cm" svg:y2="13.12cm">
          <text:p/>
        </draw:line>
        <draw:line draw:style-name="gr97" draw:layer="layout" svg:x1="6.223cm" svg:y1="13.065cm" svg:x2="6.223cm" svg:y2="12.912cm">
          <text:p/>
        </draw:line>
        <draw:line draw:style-name="gr97" draw:layer="layout" svg:x1="6.146cm" svg:y1="12.989cm" svg:x2="6.299cm" svg:y2="12.989cm">
          <text:p/>
        </draw:line>
        <draw:line draw:style-name="gr97" draw:layer="layout" svg:x1="6.223cm" svg:y1="11.038cm" svg:x2="6.223cm" svg:y2="10.885cm">
          <text:p/>
        </draw:line>
        <draw:line draw:style-name="gr97" draw:layer="layout" svg:x1="6.146cm" svg:y1="10.961cm" svg:x2="6.299cm" svg:y2="10.961cm">
          <text:p/>
        </draw:line>
        <draw:line draw:style-name="gr97" draw:layer="layout" svg:x1="6.223cm" svg:y1="10.906cm" svg:x2="6.223cm" svg:y2="10.753cm">
          <text:p/>
        </draw:line>
        <draw:line draw:style-name="gr97" draw:layer="layout" svg:x1="6.146cm" svg:y1="10.83cm" svg:x2="6.299cm" svg:y2="10.83cm">
          <text:p/>
        </draw:line>
        <draw:line draw:style-name="gr97" draw:layer="layout" svg:x1="6.223cm" svg:y1="10.797cm" svg:x2="6.223cm" svg:y2="10.644cm">
          <text:p/>
        </draw:line>
        <draw:line draw:style-name="gr97" draw:layer="layout" svg:x1="6.146cm" svg:y1="10.72cm" svg:x2="6.299cm" svg:y2="10.72cm">
          <text:p/>
        </draw:line>
        <draw:line draw:style-name="gr97" draw:layer="layout" svg:x1="6.223cm" svg:y1="10.663cm" svg:x2="6.223cm" svg:y2="10.51cm">
          <text:p/>
        </draw:line>
        <draw:line draw:style-name="gr97" draw:layer="layout" svg:x1="6.146cm" svg:y1="10.586cm" svg:x2="6.299cm" svg:y2="10.586cm">
          <text:p/>
        </draw:line>
        <draw:line draw:style-name="gr97" draw:layer="layout" svg:x1="6.223cm" svg:y1="9.054cm" svg:x2="6.223cm" svg:y2="8.901cm">
          <text:p/>
        </draw:line>
        <draw:line draw:style-name="gr97" draw:layer="layout" svg:x1="6.146cm" svg:y1="8.978cm" svg:x2="6.299cm" svg:y2="8.978cm">
          <text:p/>
        </draw:line>
        <draw:line draw:style-name="gr97" draw:layer="layout" svg:x1="6.223cm" svg:y1="8.77cm" svg:x2="6.223cm" svg:y2="8.616cm">
          <text:p/>
        </draw:line>
        <draw:line draw:style-name="gr97" draw:layer="layout" svg:x1="6.146cm" svg:y1="8.693cm" svg:x2="6.299cm" svg:y2="8.693cm">
          <text:p/>
        </draw:line>
        <draw:line draw:style-name="gr97" draw:layer="layout" svg:x1="6.223cm" svg:y1="8.68cm" svg:x2="6.223cm" svg:y2="8.526cm">
          <text:p/>
        </draw:line>
        <draw:line draw:style-name="gr97" draw:layer="layout" svg:x1="6.146cm" svg:y1="8.603cm" svg:x2="6.299cm" svg:y2="8.603cm">
          <text:p/>
        </draw:line>
        <draw:line draw:style-name="gr97" draw:layer="layout" svg:x1="6.223cm" svg:y1="8.239cm" svg:x2="6.223cm" svg:y2="8.086cm">
          <text:p/>
        </draw:line>
        <draw:line draw:style-name="gr97" draw:layer="layout" svg:x1="6.146cm" svg:y1="8.162cm" svg:x2="6.299cm" svg:y2="8.162cm">
          <text:p/>
        </draw:line>
        <draw:line draw:style-name="gr97" draw:layer="layout" svg:x1="6.223cm" svg:y1="7.667cm" svg:x2="6.223cm" svg:y2="7.514cm">
          <text:p/>
        </draw:line>
        <draw:line draw:style-name="gr97" draw:layer="layout" svg:x1="6.146cm" svg:y1="7.591cm" svg:x2="6.299cm" svg:y2="7.591cm">
          <text:p/>
        </draw:line>
        <draw:line draw:style-name="gr97" draw:layer="layout" svg:x1="6.223cm" svg:y1="6.168cm" svg:x2="6.223cm" svg:y2="6.015cm">
          <text:p/>
        </draw:line>
        <draw:line draw:style-name="gr97" draw:layer="layout" svg:x1="6.146cm" svg:y1="6.091cm" svg:x2="6.299cm" svg:y2="6.091cm">
          <text:p/>
        </draw:line>
        <draw:line draw:style-name="gr97" draw:layer="layout" svg:x1="6.223cm" svg:y1="5.771cm" svg:x2="6.223cm" svg:y2="5.618cm">
          <text:p/>
        </draw:line>
        <draw:line draw:style-name="gr97" draw:layer="layout" svg:x1="6.146cm" svg:y1="5.695cm" svg:x2="6.299cm" svg:y2="5.695cm">
          <text:p/>
        </draw:line>
        <draw:line draw:style-name="gr97" draw:layer="layout" svg:x1="6.223cm" svg:y1="3.569cm" svg:x2="6.223cm" svg:y2="3.415cm">
          <text:p/>
        </draw:line>
        <draw:line draw:style-name="gr97" draw:layer="layout" svg:x1="6.146cm" svg:y1="3.492cm" svg:x2="6.299cm" svg:y2="3.492cm">
          <text:p/>
        </draw:line>
        <draw:line draw:style-name="gr97" draw:layer="layout" svg:x1="6.223cm" svg:y1="3.019cm" svg:x2="6.223cm" svg:y2="2.865cm">
          <text:p/>
        </draw:line>
        <draw:line draw:style-name="gr97" draw:layer="layout" svg:x1="6.146cm" svg:y1="2.942cm" svg:x2="6.299cm" svg:y2="2.942cm">
          <text:p/>
        </draw:line>
        <draw:line draw:style-name="gr97" draw:layer="layout" svg:x1="6.223cm" svg:y1="2.819cm" svg:x2="6.223cm" svg:y2="2.666cm">
          <text:p/>
        </draw:line>
        <draw:line draw:style-name="gr97" draw:layer="layout" svg:x1="6.146cm" svg:y1="2.742cm" svg:x2="6.299cm" svg:y2="2.742cm">
          <text:p/>
        </draw:line>
        <draw:line draw:style-name="gr97" draw:layer="layout" svg:x1="6.252cm" svg:y1="11.522cm" svg:x2="6.252cm" svg:y2="11.369cm">
          <text:p/>
        </draw:line>
        <draw:line draw:style-name="gr97" draw:layer="layout" svg:x1="6.175cm" svg:y1="11.446cm" svg:x2="6.329cm" svg:y2="11.446cm">
          <text:p/>
        </draw:line>
        <draw:line draw:style-name="gr97" draw:layer="layout" svg:x1="6.252cm" svg:y1="11.126cm" svg:x2="6.252cm" svg:y2="10.972cm">
          <text:p/>
        </draw:line>
        <draw:line draw:style-name="gr97" draw:layer="layout" svg:x1="6.175cm" svg:y1="11.049cm" svg:x2="6.329cm" svg:y2="11.049cm">
          <text:p/>
        </draw:line>
        <draw:line draw:style-name="gr97" draw:layer="layout" svg:x1="6.252cm" svg:y1="9.429cm" svg:x2="6.252cm" svg:y2="9.276cm">
          <text:p/>
        </draw:line>
        <draw:line draw:style-name="gr97" draw:layer="layout" svg:x1="6.175cm" svg:y1="9.353cm" svg:x2="6.329cm" svg:y2="9.353cm">
          <text:p/>
        </draw:line>
        <draw:line draw:style-name="gr97" draw:layer="layout" svg:x1="6.252cm" svg:y1="9.385cm" svg:x2="6.252cm" svg:y2="9.232cm">
          <text:p/>
        </draw:line>
        <draw:line draw:style-name="gr97" draw:layer="layout" svg:x1="6.175cm" svg:y1="9.309cm" svg:x2="6.329cm" svg:y2="9.309cm">
          <text:p/>
        </draw:line>
        <draw:line draw:style-name="gr97" draw:layer="layout" svg:x1="6.252cm" svg:y1="9.342cm" svg:x2="6.252cm" svg:y2="9.188cm">
          <text:p/>
        </draw:line>
        <draw:line draw:style-name="gr97" draw:layer="layout" svg:x1="6.175cm" svg:y1="9.265cm" svg:x2="6.329cm" svg:y2="9.265cm">
          <text:p/>
        </draw:line>
        <draw:line draw:style-name="gr97" draw:layer="layout" svg:x1="6.252cm" svg:y1="9.076cm" svg:x2="6.252cm" svg:y2="8.923cm">
          <text:p/>
        </draw:line>
        <draw:line draw:style-name="gr97" draw:layer="layout" svg:x1="6.175cm" svg:y1="9cm" svg:x2="6.329cm" svg:y2="9cm">
          <text:p/>
        </draw:line>
        <draw:line draw:style-name="gr97" draw:layer="layout" svg:x1="6.252cm" svg:y1="8.901cm" svg:x2="6.252cm" svg:y2="8.748cm">
          <text:p/>
        </draw:line>
        <draw:line draw:style-name="gr97" draw:layer="layout" svg:x1="6.175cm" svg:y1="8.824cm" svg:x2="6.329cm" svg:y2="8.824cm">
          <text:p/>
        </draw:line>
        <draw:line draw:style-name="gr97" draw:layer="layout" svg:x1="6.252cm" svg:y1="8.57cm" svg:x2="6.252cm" svg:y2="8.417cm">
          <text:p/>
        </draw:line>
        <draw:line draw:style-name="gr97" draw:layer="layout" svg:x1="6.175cm" svg:y1="8.493cm" svg:x2="6.329cm" svg:y2="8.493cm">
          <text:p/>
        </draw:line>
        <draw:line draw:style-name="gr97" draw:layer="layout" svg:x1="6.252cm" svg:y1="8.195cm" svg:x2="6.252cm" svg:y2="8.042cm">
          <text:p/>
        </draw:line>
        <draw:line draw:style-name="gr97" draw:layer="layout" svg:x1="6.175cm" svg:y1="8.119cm" svg:x2="6.329cm" svg:y2="8.119cm">
          <text:p/>
        </draw:line>
        <draw:line draw:style-name="gr97" draw:layer="layout" svg:x1="6.252cm" svg:y1="8.173cm" svg:x2="6.252cm" svg:y2="8.02cm">
          <text:p/>
        </draw:line>
        <draw:line draw:style-name="gr97" draw:layer="layout" svg:x1="6.175cm" svg:y1="8.097cm" svg:x2="6.329cm" svg:y2="8.097cm">
          <text:p/>
        </draw:line>
        <draw:line draw:style-name="gr97" draw:layer="layout" svg:x1="6.252cm" svg:y1="6.411cm" svg:x2="6.252cm" svg:y2="6.258cm">
          <text:p/>
        </draw:line>
        <draw:line draw:style-name="gr97" draw:layer="layout" svg:x1="6.175cm" svg:y1="6.335cm" svg:x2="6.329cm" svg:y2="6.335cm">
          <text:p/>
        </draw:line>
        <draw:line draw:style-name="gr97" draw:layer="layout" svg:x1="6.252cm" svg:y1="6.389cm" svg:x2="6.252cm" svg:y2="6.236cm">
          <text:p/>
        </draw:line>
        <draw:line draw:style-name="gr97" draw:layer="layout" svg:x1="6.175cm" svg:y1="6.313cm" svg:x2="6.329cm" svg:y2="6.313cm">
          <text:p/>
        </draw:line>
        <draw:line draw:style-name="gr97" draw:layer="layout" svg:x1="6.252cm" svg:y1="4.868cm" svg:x2="6.252cm" svg:y2="4.715cm">
          <text:p/>
        </draw:line>
        <draw:line draw:style-name="gr97" draw:layer="layout" svg:x1="6.175cm" svg:y1="4.792cm" svg:x2="6.329cm" svg:y2="4.792cm">
          <text:p/>
        </draw:line>
        <draw:line draw:style-name="gr97" draw:layer="layout" svg:x1="6.252cm" svg:y1="4.581cm" svg:x2="6.252cm" svg:y2="4.428cm">
          <text:p/>
        </draw:line>
        <draw:line draw:style-name="gr97" draw:layer="layout" svg:x1="6.175cm" svg:y1="4.505cm" svg:x2="6.329cm" svg:y2="4.505cm">
          <text:p/>
        </draw:line>
        <draw:line draw:style-name="gr97" draw:layer="layout" svg:x1="6.252cm" svg:y1="4.494cm" svg:x2="6.252cm" svg:y2="4.34cm">
          <text:p/>
        </draw:line>
        <draw:line draw:style-name="gr97" draw:layer="layout" svg:x1="6.175cm" svg:y1="4.417cm" svg:x2="6.329cm" svg:y2="4.417cm">
          <text:p/>
        </draw:line>
        <draw:line draw:style-name="gr97" draw:layer="layout" svg:x1="6.252cm" svg:y1="4.45cm" svg:x2="6.252cm" svg:y2="4.296cm">
          <text:p/>
        </draw:line>
        <draw:line draw:style-name="gr97" draw:layer="layout" svg:x1="6.175cm" svg:y1="4.373cm" svg:x2="6.329cm" svg:y2="4.373cm">
          <text:p/>
        </draw:line>
        <draw:line draw:style-name="gr97" draw:layer="layout" svg:x1="6.252cm" svg:y1="4.384cm" svg:x2="6.252cm" svg:y2="4.231cm">
          <text:p/>
        </draw:line>
        <draw:line draw:style-name="gr97" draw:layer="layout" svg:x1="6.175cm" svg:y1="4.307cm" svg:x2="6.329cm" svg:y2="4.307cm">
          <text:p/>
        </draw:line>
        <draw:line draw:style-name="gr97" draw:layer="layout" svg:x1="6.252cm" svg:y1="4.097cm" svg:x2="6.252cm" svg:y2="3.944cm">
          <text:p/>
        </draw:line>
        <draw:line draw:style-name="gr97" draw:layer="layout" svg:x1="6.175cm" svg:y1="4.02cm" svg:x2="6.329cm" svg:y2="4.02cm">
          <text:p/>
        </draw:line>
        <draw:line draw:style-name="gr97" draw:layer="layout" svg:x1="6.252cm" svg:y1="3.481cm" svg:x2="6.252cm" svg:y2="3.328cm">
          <text:p/>
        </draw:line>
        <draw:line draw:style-name="gr97" draw:layer="layout" svg:x1="6.175cm" svg:y1="3.404cm" svg:x2="6.329cm" svg:y2="3.404cm">
          <text:p/>
        </draw:line>
        <draw:line draw:style-name="gr97" draw:layer="layout" svg:x1="6.284cm" svg:y1="11.853cm" svg:x2="6.284cm" svg:y2="11.7cm">
          <text:p/>
        </draw:line>
        <draw:line draw:style-name="gr97" draw:layer="layout" svg:x1="6.207cm" svg:y1="11.777cm" svg:x2="6.36cm" svg:y2="11.777cm">
          <text:p/>
        </draw:line>
        <draw:line draw:style-name="gr97" draw:layer="layout" svg:x1="6.284cm" svg:y1="11.766cm" svg:x2="6.284cm" svg:y2="11.612cm">
          <text:p/>
        </draw:line>
        <draw:line draw:style-name="gr97" draw:layer="layout" svg:x1="6.207cm" svg:y1="11.689cm" svg:x2="6.36cm" svg:y2="11.689cm">
          <text:p/>
        </draw:line>
        <draw:line draw:style-name="gr97" draw:layer="layout" svg:x1="6.284cm" svg:y1="11.7cm" svg:x2="6.284cm" svg:y2="11.547cm">
          <text:p/>
        </draw:line>
        <draw:line draw:style-name="gr97" draw:layer="layout" svg:x1="6.207cm" svg:y1="11.623cm" svg:x2="6.36cm" svg:y2="11.623cm">
          <text:p/>
        </draw:line>
        <draw:line draw:style-name="gr97" draw:layer="layout" svg:x1="6.284cm" svg:y1="11.522cm" svg:x2="6.284cm" svg:y2="11.369cm">
          <text:p/>
        </draw:line>
        <draw:line draw:style-name="gr97" draw:layer="layout" svg:x1="6.207cm" svg:y1="11.446cm" svg:x2="6.36cm" svg:y2="11.446cm">
          <text:p/>
        </draw:line>
        <draw:line draw:style-name="gr97" draw:layer="layout" svg:x1="6.284cm" svg:y1="10.179cm" svg:x2="6.284cm" svg:y2="10.025cm">
          <text:p/>
        </draw:line>
        <draw:line draw:style-name="gr97" draw:layer="layout" svg:x1="6.207cm" svg:y1="10.102cm" svg:x2="6.36cm" svg:y2="10.102cm">
          <text:p/>
        </draw:line>
        <draw:line draw:style-name="gr97" draw:layer="layout" svg:x1="6.284cm" svg:y1="9.982cm" svg:x2="6.284cm" svg:y2="9.828cm">
          <text:p/>
        </draw:line>
        <draw:line draw:style-name="gr97" draw:layer="layout" svg:x1="6.207cm" svg:y1="9.905cm" svg:x2="6.36cm" svg:y2="9.905cm">
          <text:p/>
        </draw:line>
        <draw:line draw:style-name="gr97" draw:layer="layout" svg:x1="6.284cm" svg:y1="9.804cm" svg:x2="6.284cm" svg:y2="9.651cm">
          <text:p/>
        </draw:line>
        <draw:line draw:style-name="gr97" draw:layer="layout" svg:x1="6.207cm" svg:y1="9.727cm" svg:x2="6.36cm" svg:y2="9.727cm">
          <text:p/>
        </draw:line>
        <draw:line draw:style-name="gr97" draw:layer="layout" svg:x1="6.284cm" svg:y1="9.539cm" svg:x2="6.284cm" svg:y2="9.385cm">
          <text:p/>
        </draw:line>
        <draw:line draw:style-name="gr97" draw:layer="layout" svg:x1="6.207cm" svg:y1="9.462cm" svg:x2="6.36cm" svg:y2="9.462cm">
          <text:p/>
        </draw:line>
        <draw:line draw:style-name="gr97" draw:layer="layout" svg:x1="6.284cm" svg:y1="9.495cm" svg:x2="6.284cm" svg:y2="9.342cm">
          <text:p/>
        </draw:line>
        <draw:line draw:style-name="gr97" draw:layer="layout" svg:x1="6.207cm" svg:y1="9.418cm" svg:x2="6.36cm" svg:y2="9.418cm">
          <text:p/>
        </draw:line>
        <draw:line draw:style-name="gr97" draw:layer="layout" svg:x1="6.284cm" svg:y1="9.21cm" svg:x2="6.284cm" svg:y2="9.057cm">
          <text:p/>
        </draw:line>
        <draw:line draw:style-name="gr97" draw:layer="layout" svg:x1="6.207cm" svg:y1="9.133cm" svg:x2="6.36cm" svg:y2="9.133cm">
          <text:p/>
        </draw:line>
        <draw:line draw:style-name="gr97" draw:layer="layout" svg:x1="6.284cm" svg:y1="9.144cm" svg:x2="6.284cm" svg:y2="8.991cm">
          <text:p/>
        </draw:line>
        <draw:line draw:style-name="gr97" draw:layer="layout" svg:x1="6.207cm" svg:y1="9.068cm" svg:x2="6.36cm" svg:y2="9.068cm">
          <text:p/>
        </draw:line>
        <draw:line draw:style-name="gr97" draw:layer="layout" svg:x1="6.284cm" svg:y1="9.054cm" svg:x2="6.284cm" svg:y2="8.901cm">
          <text:p/>
        </draw:line>
        <draw:line draw:style-name="gr97" draw:layer="layout" svg:x1="6.207cm" svg:y1="8.978cm" svg:x2="6.36cm" svg:y2="8.978cm">
          <text:p/>
        </draw:line>
        <draw:line draw:style-name="gr97" draw:layer="layout" svg:x1="6.284cm" svg:y1="6.918cm" svg:x2="6.284cm" svg:y2="6.764cm">
          <text:p/>
        </draw:line>
        <draw:line draw:style-name="gr97" draw:layer="layout" svg:x1="6.207cm" svg:y1="6.841cm" svg:x2="6.36cm" svg:y2="6.841cm">
          <text:p/>
        </draw:line>
        <draw:line draw:style-name="gr97" draw:layer="layout" svg:x1="6.284cm" svg:y1="4.803cm" svg:x2="6.284cm" svg:y2="4.649cm">
          <text:p/>
        </draw:line>
        <draw:line draw:style-name="gr97" draw:layer="layout" svg:x1="6.207cm" svg:y1="4.726cm" svg:x2="6.36cm" svg:y2="4.726cm">
          <text:p/>
        </draw:line>
        <draw:line draw:style-name="gr97" draw:layer="layout" svg:x1="6.284cm" svg:y1="4.781cm" svg:x2="6.284cm" svg:y2="4.627cm">
          <text:p/>
        </draw:line>
        <draw:line draw:style-name="gr97" draw:layer="layout" svg:x1="6.207cm" svg:y1="4.704cm" svg:x2="6.36cm" svg:y2="4.704cm">
          <text:p/>
        </draw:line>
        <draw:line draw:style-name="gr97" draw:layer="layout" svg:x1="6.284cm" svg:y1="3.878cm" svg:x2="6.284cm" svg:y2="3.724cm">
          <text:p/>
        </draw:line>
        <draw:line draw:style-name="gr97" draw:layer="layout" svg:x1="6.207cm" svg:y1="3.801cm" svg:x2="6.36cm" svg:y2="3.801cm">
          <text:p/>
        </draw:line>
        <draw:line draw:style-name="gr97" draw:layer="layout" svg:x1="6.284cm" svg:y1="3.613cm" svg:x2="6.284cm" svg:y2="3.459cm">
          <text:p/>
        </draw:line>
        <draw:line draw:style-name="gr97" draw:layer="layout" svg:x1="6.207cm" svg:y1="3.536cm" svg:x2="6.36cm" svg:y2="3.536cm">
          <text:p/>
        </draw:line>
        <draw:line draw:style-name="gr97" draw:layer="layout" svg:x1="6.313cm" svg:y1="10.597cm" svg:x2="6.313cm" svg:y2="10.444cm">
          <text:p/>
        </draw:line>
        <draw:line draw:style-name="gr97" draw:layer="layout" svg:x1="6.236cm" svg:y1="10.521cm" svg:x2="6.389cm" svg:y2="10.521cm">
          <text:p/>
        </draw:line>
        <draw:line draw:style-name="gr97" draw:layer="layout" svg:x1="6.313cm" svg:y1="10.554cm" svg:x2="6.313cm" svg:y2="10.4cm">
          <text:p/>
        </draw:line>
        <draw:line draw:style-name="gr97" draw:layer="layout" svg:x1="6.236cm" svg:y1="10.477cm" svg:x2="6.389cm" svg:y2="10.477cm">
          <text:p/>
        </draw:line>
        <draw:line draw:style-name="gr97" draw:layer="layout" svg:x1="6.313cm" svg:y1="10.466cm" svg:x2="6.313cm" svg:y2="10.313cm">
          <text:p/>
        </draw:line>
        <draw:line draw:style-name="gr97" draw:layer="layout" svg:x1="6.236cm" svg:y1="10.389cm" svg:x2="6.389cm" svg:y2="10.389cm">
          <text:p/>
        </draw:line>
        <draw:line draw:style-name="gr97" draw:layer="layout" svg:x1="6.313cm" svg:y1="7.183cm" svg:x2="6.313cm" svg:y2="7.03cm">
          <text:p/>
        </draw:line>
        <draw:line draw:style-name="gr97" draw:layer="layout" svg:x1="6.236cm" svg:y1="7.106cm" svg:x2="6.389cm" svg:y2="7.106cm">
          <text:p/>
        </draw:line>
        <draw:line draw:style-name="gr97" draw:layer="layout" svg:x1="6.313cm" svg:y1="7.161cm" svg:x2="6.313cm" svg:y2="7.008cm">
          <text:p/>
        </draw:line>
        <draw:line draw:style-name="gr97" draw:layer="layout" svg:x1="6.236cm" svg:y1="7.084cm" svg:x2="6.389cm" svg:y2="7.084cm">
          <text:p/>
        </draw:line>
        <draw:line draw:style-name="gr97" draw:layer="layout" svg:x1="6.313cm" svg:y1="7.095cm" svg:x2="6.313cm" svg:y2="6.942cm">
          <text:p/>
        </draw:line>
        <draw:line draw:style-name="gr97" draw:layer="layout" svg:x1="6.236cm" svg:y1="7.019cm" svg:x2="6.389cm" svg:y2="7.019cm">
          <text:p/>
        </draw:line>
        <draw:line draw:style-name="gr97" draw:layer="layout" svg:x1="6.313cm" svg:y1="7.071cm" svg:x2="6.313cm" svg:y2="6.918cm">
          <text:p/>
        </draw:line>
        <draw:line draw:style-name="gr97" draw:layer="layout" svg:x1="6.236cm" svg:y1="6.994cm" svg:x2="6.389cm" svg:y2="6.994cm">
          <text:p/>
        </draw:line>
        <draw:line draw:style-name="gr97" draw:layer="layout" svg:x1="6.313cm" svg:y1="5.243cm" svg:x2="6.313cm" svg:y2="5.09cm">
          <text:p/>
        </draw:line>
        <draw:line draw:style-name="gr97" draw:layer="layout" svg:x1="6.236cm" svg:y1="5.166cm" svg:x2="6.389cm" svg:y2="5.166cm">
          <text:p/>
        </draw:line>
        <draw:line draw:style-name="gr97" draw:layer="layout" svg:x1="6.313cm" svg:y1="4.184cm" svg:x2="6.313cm" svg:y2="4.031cm">
          <text:p/>
        </draw:line>
        <draw:line draw:style-name="gr97" draw:layer="layout" svg:x1="6.236cm" svg:y1="4.108cm" svg:x2="6.389cm" svg:y2="4.108cm">
          <text:p/>
        </draw:line>
        <draw:line draw:style-name="gr97" draw:layer="layout" svg:x1="6.344cm" svg:y1="12.69cm" svg:x2="6.344cm" svg:y2="12.537cm">
          <text:p/>
        </draw:line>
        <draw:line draw:style-name="gr97" draw:layer="layout" svg:x1="6.268cm" svg:y1="12.614cm" svg:x2="6.421cm" svg:y2="12.614cm">
          <text:p/>
        </draw:line>
        <draw:line draw:style-name="gr97" draw:layer="layout" svg:x1="6.344cm" svg:y1="12.668cm" svg:x2="6.344cm" svg:y2="12.515cm">
          <text:p/>
        </draw:line>
        <draw:line draw:style-name="gr97" draw:layer="layout" svg:x1="6.268cm" svg:y1="12.592cm" svg:x2="6.421cm" svg:y2="12.592cm">
          <text:p/>
        </draw:line>
        <draw:line draw:style-name="gr97" draw:layer="layout" svg:x1="6.344cm" svg:y1="11.082cm" svg:x2="6.344cm" svg:y2="10.928cm">
          <text:p/>
        </draw:line>
        <draw:line draw:style-name="gr97" draw:layer="layout" svg:x1="6.268cm" svg:y1="11.005cm" svg:x2="6.421cm" svg:y2="11.005cm">
          <text:p/>
        </draw:line>
        <draw:line draw:style-name="gr97" draw:layer="layout" svg:x1="6.344cm" svg:y1="10.863cm" svg:x2="6.344cm" svg:y2="10.709cm">
          <text:p/>
        </draw:line>
        <draw:line draw:style-name="gr97" draw:layer="layout" svg:x1="6.268cm" svg:y1="10.786cm" svg:x2="6.421cm" svg:y2="10.786cm">
          <text:p/>
        </draw:line>
        <draw:line draw:style-name="gr97" draw:layer="layout" svg:x1="6.344cm" svg:y1="10.641cm" svg:x2="6.344cm" svg:y2="10.488cm">
          <text:p/>
        </draw:line>
        <draw:line draw:style-name="gr97" draw:layer="layout" svg:x1="6.268cm" svg:y1="10.565cm" svg:x2="6.421cm" svg:y2="10.565cm">
          <text:p/>
        </draw:line>
        <draw:line draw:style-name="gr97" draw:layer="layout" svg:x1="6.344cm" svg:y1="10.532cm" svg:x2="6.344cm" svg:y2="10.378cm">
          <text:p/>
        </draw:line>
        <draw:line draw:style-name="gr97" draw:layer="layout" svg:x1="6.268cm" svg:y1="10.455cm" svg:x2="6.421cm" svg:y2="10.455cm">
          <text:p/>
        </draw:line>
        <draw:line draw:style-name="gr97" draw:layer="layout" svg:x1="6.344cm" svg:y1="10.466cm" svg:x2="6.344cm" svg:y2="10.313cm">
          <text:p/>
        </draw:line>
        <draw:line draw:style-name="gr97" draw:layer="layout" svg:x1="6.268cm" svg:y1="10.389cm" svg:x2="6.421cm" svg:y2="10.389cm">
          <text:p/>
        </draw:line>
        <draw:line draw:style-name="gr97" draw:layer="layout" svg:x1="6.344cm" svg:y1="10.244cm" svg:x2="6.344cm" svg:y2="10.091cm">
          <text:p/>
        </draw:line>
        <draw:line draw:style-name="gr97" draw:layer="layout" svg:x1="6.268cm" svg:y1="10.168cm" svg:x2="6.421cm" svg:y2="10.168cm">
          <text:p/>
        </draw:line>
        <draw:line draw:style-name="gr97" draw:layer="layout" svg:x1="6.344cm" svg:y1="10.113cm" svg:x2="6.344cm" svg:y2="9.96cm">
          <text:p/>
        </draw:line>
        <draw:line draw:style-name="gr97" draw:layer="layout" svg:x1="6.268cm" svg:y1="10.036cm" svg:x2="6.421cm" svg:y2="10.036cm">
          <text:p/>
        </draw:line>
        <draw:line draw:style-name="gr97" draw:layer="layout" svg:x1="6.344cm" svg:y1="9.826cm" svg:x2="6.344cm" svg:y2="9.673cm">
          <text:p/>
        </draw:line>
        <draw:line draw:style-name="gr97" draw:layer="layout" svg:x1="6.268cm" svg:y1="9.749cm" svg:x2="6.421cm" svg:y2="9.749cm">
          <text:p/>
        </draw:line>
        <draw:line draw:style-name="gr97" draw:layer="layout" svg:x1="6.344cm" svg:y1="5.749cm" svg:x2="6.344cm" svg:y2="5.596cm">
          <text:p/>
        </draw:line>
        <draw:line draw:style-name="gr97" draw:layer="layout" svg:x1="6.268cm" svg:y1="5.673cm" svg:x2="6.421cm" svg:y2="5.673cm">
          <text:p/>
        </draw:line>
        <draw:line draw:style-name="gr97" draw:layer="layout" svg:x1="6.344cm" svg:y1="4.693cm" svg:x2="6.344cm" svg:y2="4.54cm">
          <text:p/>
        </draw:line>
        <draw:line draw:style-name="gr97" draw:layer="layout" svg:x1="6.268cm" svg:y1="4.616cm" svg:x2="6.421cm" svg:y2="4.616cm">
          <text:p/>
        </draw:line>
        <draw:line draw:style-name="gr97" draw:layer="layout" svg:x1="6.344cm" svg:y1="4.494cm" svg:x2="6.344cm" svg:y2="4.34cm">
          <text:p/>
        </draw:line>
        <draw:line draw:style-name="gr97" draw:layer="layout" svg:x1="6.268cm" svg:y1="4.417cm" svg:x2="6.421cm" svg:y2="4.417cm">
          <text:p/>
        </draw:line>
        <draw:line draw:style-name="gr97" draw:layer="layout" svg:x1="6.374cm" svg:y1="13.265cm" svg:x2="6.374cm" svg:y2="13.111cm">
          <text:p/>
        </draw:line>
        <draw:line draw:style-name="gr97" draw:layer="layout" svg:x1="6.297cm" svg:y1="13.188cm" svg:x2="6.45cm" svg:y2="13.188cm">
          <text:p/>
        </draw:line>
        <draw:line draw:style-name="gr97" draw:layer="layout" svg:x1="6.374cm" svg:y1="13.087cm" svg:x2="6.374cm" svg:y2="12.934cm">
          <text:p/>
        </draw:line>
        <draw:line draw:style-name="gr97" draw:layer="layout" svg:x1="6.297cm" svg:y1="13.01cm" svg:x2="6.45cm" svg:y2="13.01cm">
          <text:p/>
        </draw:line>
        <draw:line draw:style-name="gr97" draw:layer="layout" svg:x1="6.374cm" svg:y1="11.303cm" svg:x2="6.374cm" svg:y2="11.15cm">
          <text:p/>
        </draw:line>
        <draw:line draw:style-name="gr97" draw:layer="layout" svg:x1="6.297cm" svg:y1="11.227cm" svg:x2="6.45cm" svg:y2="11.227cm">
          <text:p/>
        </draw:line>
        <draw:line draw:style-name="gr97" draw:layer="layout" svg:x1="6.374cm" svg:y1="11.237cm" svg:x2="6.374cm" svg:y2="11.084cm">
          <text:p/>
        </draw:line>
        <draw:line draw:style-name="gr97" draw:layer="layout" svg:x1="6.297cm" svg:y1="11.161cm" svg:x2="6.45cm" svg:y2="11.161cm">
          <text:p/>
        </draw:line>
        <draw:line draw:style-name="gr97" draw:layer="layout" svg:x1="6.374cm" svg:y1="11.038cm" svg:x2="6.374cm" svg:y2="10.885cm">
          <text:p/>
        </draw:line>
        <draw:line draw:style-name="gr97" draw:layer="layout" svg:x1="6.297cm" svg:y1="10.961cm" svg:x2="6.45cm" svg:y2="10.961cm">
          <text:p/>
        </draw:line>
        <draw:line draw:style-name="gr97" draw:layer="layout" svg:x1="6.374cm" svg:y1="10.751cm" svg:x2="6.374cm" svg:y2="10.597cm">
          <text:p/>
        </draw:line>
        <draw:line draw:style-name="gr97" draw:layer="layout" svg:x1="6.297cm" svg:y1="10.674cm" svg:x2="6.45cm" svg:y2="10.674cm">
          <text:p/>
        </draw:line>
        <draw:line draw:style-name="gr97" draw:layer="layout" svg:x1="6.374cm" svg:y1="10.663cm" svg:x2="6.374cm" svg:y2="10.51cm">
          <text:p/>
        </draw:line>
        <draw:line draw:style-name="gr97" draw:layer="layout" svg:x1="6.297cm" svg:y1="10.586cm" svg:x2="6.45cm" svg:y2="10.586cm">
          <text:p/>
        </draw:line>
        <draw:line draw:style-name="gr97" draw:layer="layout" svg:x1="6.374cm" svg:y1="10.288cm" svg:x2="6.374cm" svg:y2="10.135cm">
          <text:p/>
        </draw:line>
        <draw:line draw:style-name="gr97" draw:layer="layout" svg:x1="6.297cm" svg:y1="10.212cm" svg:x2="6.45cm" svg:y2="10.212cm">
          <text:p/>
        </draw:line>
        <draw:line draw:style-name="gr97" draw:layer="layout" svg:x1="6.374cm" svg:y1="10.025cm" svg:x2="6.374cm" svg:y2="9.872cm">
          <text:p/>
        </draw:line>
        <draw:line draw:style-name="gr97" draw:layer="layout" svg:x1="6.297cm" svg:y1="9.949cm" svg:x2="6.45cm" svg:y2="9.949cm">
          <text:p/>
        </draw:line>
        <draw:line draw:style-name="gr97" draw:layer="layout" svg:x1="6.374cm" svg:y1="9.935cm" svg:x2="6.374cm" svg:y2="9.782cm">
          <text:p/>
        </draw:line>
        <draw:line draw:style-name="gr97" draw:layer="layout" svg:x1="6.297cm" svg:y1="9.859cm" svg:x2="6.45cm" svg:y2="9.859cm">
          <text:p/>
        </draw:line>
        <draw:line draw:style-name="gr97" draw:layer="layout" svg:x1="6.374cm" svg:y1="9.782cm" svg:x2="6.374cm" svg:y2="9.629cm">
          <text:p/>
        </draw:line>
        <draw:line draw:style-name="gr97" draw:layer="layout" svg:x1="6.297cm" svg:y1="9.705cm" svg:x2="6.45cm" svg:y2="9.705cm">
          <text:p/>
        </draw:line>
        <draw:line draw:style-name="gr97" draw:layer="layout" svg:x1="6.374cm" svg:y1="8.151cm" svg:x2="6.374cm" svg:y2="7.998cm">
          <text:p/>
        </draw:line>
        <draw:line draw:style-name="gr97" draw:layer="layout" svg:x1="6.297cm" svg:y1="8.075cm" svg:x2="6.45cm" svg:y2="8.075cm">
          <text:p/>
        </draw:line>
        <draw:line draw:style-name="gr97" draw:layer="layout" svg:x1="6.374cm" svg:y1="6.324cm" svg:x2="6.374cm" svg:y2="6.17cm">
          <text:p/>
        </draw:line>
        <draw:line draw:style-name="gr97" draw:layer="layout" svg:x1="6.297cm" svg:y1="6.247cm" svg:x2="6.45cm" svg:y2="6.247cm">
          <text:p/>
        </draw:line>
        <draw:line draw:style-name="gr97" draw:layer="layout" svg:x1="6.374cm" svg:y1="4.978cm" svg:x2="6.374cm" svg:y2="4.825cm">
          <text:p/>
        </draw:line>
        <draw:line draw:style-name="gr97" draw:layer="layout" svg:x1="6.297cm" svg:y1="4.901cm" svg:x2="6.45cm" svg:y2="4.901cm">
          <text:p/>
        </draw:line>
        <draw:line draw:style-name="gr97" draw:layer="layout" svg:x1="6.374cm" svg:y1="3.106cm" svg:x2="6.374cm" svg:y2="2.953cm">
          <text:p/>
        </draw:line>
        <draw:line draw:style-name="gr97" draw:layer="layout" svg:x1="6.297cm" svg:y1="3.03cm" svg:x2="6.45cm" svg:y2="3.03cm">
          <text:p/>
        </draw:line>
        <draw:line draw:style-name="gr97" draw:layer="layout" svg:x1="6.374cm" svg:y1="2.885cm" svg:x2="6.374cm" svg:y2="2.732cm">
          <text:p/>
        </draw:line>
        <draw:line draw:style-name="gr97" draw:layer="layout" svg:x1="6.297cm" svg:y1="2.808cm" svg:x2="6.45cm" svg:y2="2.808cm">
          <text:p/>
        </draw:line>
        <draw:line draw:style-name="gr97" draw:layer="layout" svg:x1="6.405cm" svg:y1="13.418cm" svg:x2="6.405cm" svg:y2="13.265cm">
          <text:p/>
        </draw:line>
        <draw:line draw:style-name="gr97" draw:layer="layout" svg:x1="6.329cm" svg:y1="13.341cm" svg:x2="6.482cm" svg:y2="13.341cm">
          <text:p/>
        </draw:line>
        <draw:line draw:style-name="gr97" draw:layer="layout" svg:x1="6.405cm" svg:y1="11.831cm" svg:x2="6.405cm" svg:y2="11.678cm">
          <text:p/>
        </draw:line>
        <draw:line draw:style-name="gr97" draw:layer="layout" svg:x1="6.329cm" svg:y1="11.755cm" svg:x2="6.482cm" svg:y2="11.755cm">
          <text:p/>
        </draw:line>
        <draw:line draw:style-name="gr97" draw:layer="layout" svg:x1="6.405cm" svg:y1="11.787cm" svg:x2="6.405cm" svg:y2="11.634cm">
          <text:p/>
        </draw:line>
        <draw:line draw:style-name="gr97" draw:layer="layout" svg:x1="6.329cm" svg:y1="11.711cm" svg:x2="6.482cm" svg:y2="11.711cm">
          <text:p/>
        </draw:line>
        <draw:line draw:style-name="gr97" draw:layer="layout" svg:x1="6.405cm" svg:y1="11.522cm" svg:x2="6.405cm" svg:y2="11.369cm">
          <text:p/>
        </draw:line>
        <draw:line draw:style-name="gr97" draw:layer="layout" svg:x1="6.329cm" svg:y1="11.446cm" svg:x2="6.482cm" svg:y2="11.446cm">
          <text:p/>
        </draw:line>
        <draw:line draw:style-name="gr97" draw:layer="layout" svg:x1="6.405cm" svg:y1="11.391cm" svg:x2="6.405cm" svg:y2="11.237cm">
          <text:p/>
        </draw:line>
        <draw:line draw:style-name="gr97" draw:layer="layout" svg:x1="6.329cm" svg:y1="11.314cm" svg:x2="6.482cm" svg:y2="11.314cm">
          <text:p/>
        </draw:line>
        <draw:line draw:style-name="gr97" draw:layer="layout" svg:x1="6.405cm" svg:y1="11.369cm" svg:x2="6.405cm" svg:y2="11.216cm">
          <text:p/>
        </draw:line>
        <draw:line draw:style-name="gr97" draw:layer="layout" svg:x1="6.329cm" svg:y1="11.292cm" svg:x2="6.482cm" svg:y2="11.292cm">
          <text:p/>
        </draw:line>
        <draw:line draw:style-name="gr97" draw:layer="layout" svg:x1="6.405cm" svg:y1="11.216cm" svg:x2="6.405cm" svg:y2="11.062cm">
          <text:p/>
        </draw:line>
        <draw:line draw:style-name="gr97" draw:layer="layout" svg:x1="6.329cm" svg:y1="11.139cm" svg:x2="6.482cm" svg:y2="11.139cm">
          <text:p/>
        </draw:line>
        <draw:line draw:style-name="gr97" draw:layer="layout" svg:x1="6.405cm" svg:y1="11.147cm" svg:x2="6.405cm" svg:y2="10.994cm">
          <text:p/>
        </draw:line>
        <draw:line draw:style-name="gr97" draw:layer="layout" svg:x1="6.329cm" svg:y1="11.071cm" svg:x2="6.482cm" svg:y2="11.071cm">
          <text:p/>
        </draw:line>
        <draw:line draw:style-name="gr97" draw:layer="layout" svg:x1="6.405cm" svg:y1="10.663cm" svg:x2="6.405cm" svg:y2="10.51cm">
          <text:p/>
        </draw:line>
        <draw:line draw:style-name="gr97" draw:layer="layout" svg:x1="6.329cm" svg:y1="10.586cm" svg:x2="6.482cm" svg:y2="10.586cm">
          <text:p/>
        </draw:line>
        <draw:line draw:style-name="gr97" draw:layer="layout" svg:x1="6.405cm" svg:y1="10.378cm" svg:x2="6.405cm" svg:y2="10.225cm">
          <text:p/>
        </draw:line>
        <draw:line draw:style-name="gr97" draw:layer="layout" svg:x1="6.329cm" svg:y1="10.302cm" svg:x2="6.482cm" svg:y2="10.302cm">
          <text:p/>
        </draw:line>
        <draw:line draw:style-name="gr97" draw:layer="layout" svg:x1="6.405cm" svg:y1="10.332cm" svg:x2="6.405cm" svg:y2="10.179cm">
          <text:p/>
        </draw:line>
        <draw:line draw:style-name="gr97" draw:layer="layout" svg:x1="6.329cm" svg:y1="10.255cm" svg:x2="6.482cm" svg:y2="10.255cm">
          <text:p/>
        </draw:line>
        <draw:line draw:style-name="gr97" draw:layer="layout" svg:x1="6.405cm" svg:y1="10.266cm" svg:x2="6.405cm" svg:y2="10.113cm">
          <text:p/>
        </draw:line>
        <draw:line draw:style-name="gr97" draw:layer="layout" svg:x1="6.329cm" svg:y1="10.19cm" svg:x2="6.482cm" svg:y2="10.19cm">
          <text:p/>
        </draw:line>
        <draw:line draw:style-name="gr97" draw:layer="layout" svg:x1="6.405cm" svg:y1="8.723cm" svg:x2="6.405cm" svg:y2="8.57cm">
          <text:p/>
        </draw:line>
        <draw:line draw:style-name="gr97" draw:layer="layout" svg:x1="6.329cm" svg:y1="8.647cm" svg:x2="6.482cm" svg:y2="8.647cm">
          <text:p/>
        </draw:line>
        <draw:line draw:style-name="gr97" draw:layer="layout" svg:x1="6.405cm" svg:y1="8.614cm" svg:x2="6.405cm" svg:y2="8.461cm">
          <text:p/>
        </draw:line>
        <draw:line draw:style-name="gr97" draw:layer="layout" svg:x1="6.329cm" svg:y1="8.537cm" svg:x2="6.482cm" svg:y2="8.537cm">
          <text:p/>
        </draw:line>
        <draw:line draw:style-name="gr97" draw:layer="layout" svg:x1="6.405cm" svg:y1="8.482cm" svg:x2="6.405cm" svg:y2="8.329cm">
          <text:p/>
        </draw:line>
        <draw:line draw:style-name="gr97" draw:layer="layout" svg:x1="6.329cm" svg:y1="8.406cm" svg:x2="6.482cm" svg:y2="8.406cm">
          <text:p/>
        </draw:line>
        <draw:line draw:style-name="gr97" draw:layer="layout" svg:x1="6.405cm" svg:y1="6.368cm" svg:x2="6.405cm" svg:y2="6.214cm">
          <text:p/>
        </draw:line>
        <draw:line draw:style-name="gr97" draw:layer="layout" svg:x1="6.329cm" svg:y1="6.291cm" svg:x2="6.482cm" svg:y2="6.291cm">
          <text:p/>
        </draw:line>
        <draw:line draw:style-name="gr97" draw:layer="layout" svg:x1="6.405cm" svg:y1="6.28cm" svg:x2="6.405cm" svg:y2="6.127cm">
          <text:p/>
        </draw:line>
        <draw:line draw:style-name="gr97" draw:layer="layout" svg:x1="6.329cm" svg:y1="6.203cm" svg:x2="6.482cm" svg:y2="6.203cm">
          <text:p/>
        </draw:line>
        <draw:line draw:style-name="gr97" draw:layer="layout" svg:x1="6.405cm" svg:y1="5.684cm" svg:x2="6.405cm" svg:y2="5.53cm">
          <text:p/>
        </draw:line>
        <draw:line draw:style-name="gr97" draw:layer="layout" svg:x1="6.329cm" svg:y1="5.607cm" svg:x2="6.482cm" svg:y2="5.607cm">
          <text:p/>
        </draw:line>
        <draw:line draw:style-name="gr97" draw:layer="layout" svg:x1="6.405cm" svg:y1="3.106cm" svg:x2="6.405cm" svg:y2="2.953cm">
          <text:p/>
        </draw:line>
        <draw:line draw:style-name="gr97" draw:layer="layout" svg:x1="6.329cm" svg:y1="3.03cm" svg:x2="6.482cm" svg:y2="3.03cm">
          <text:p/>
        </draw:line>
        <draw:line draw:style-name="gr97" draw:layer="layout" svg:x1="6.434cm" svg:y1="12.359cm" svg:x2="6.434cm" svg:y2="12.206cm">
          <text:p/>
        </draw:line>
        <draw:line draw:style-name="gr97" draw:layer="layout" svg:x1="6.358cm" svg:y1="12.283cm" svg:x2="6.511cm" svg:y2="12.283cm">
          <text:p/>
        </draw:line>
        <draw:line draw:style-name="gr97" draw:layer="layout" svg:x1="6.434cm" svg:y1="12.009cm" svg:x2="6.434cm" svg:y2="11.856cm">
          <text:p/>
        </draw:line>
        <draw:line draw:style-name="gr97" draw:layer="layout" svg:x1="6.358cm" svg:y1="11.932cm" svg:x2="6.511cm" svg:y2="11.932cm">
          <text:p/>
        </draw:line>
        <draw:line draw:style-name="gr97" draw:layer="layout" svg:x1="6.434cm" svg:y1="11.678cm" svg:x2="6.434cm" svg:y2="11.525cm">
          <text:p/>
        </draw:line>
        <draw:line draw:style-name="gr97" draw:layer="layout" svg:x1="6.358cm" svg:y1="11.601cm" svg:x2="6.511cm" svg:y2="11.601cm">
          <text:p/>
        </draw:line>
        <draw:line draw:style-name="gr97" draw:layer="layout" svg:x1="6.434cm" svg:y1="11.634cm" svg:x2="6.434cm" svg:y2="11.481cm">
          <text:p/>
        </draw:line>
        <draw:line draw:style-name="gr97" draw:layer="layout" svg:x1="6.358cm" svg:y1="11.558cm" svg:x2="6.511cm" svg:y2="11.558cm">
          <text:p/>
        </draw:line>
        <draw:line draw:style-name="gr97" draw:layer="layout" svg:x1="6.434cm" svg:y1="11.413cm" svg:x2="6.434cm" svg:y2="11.259cm">
          <text:p/>
        </draw:line>
        <draw:line draw:style-name="gr97" draw:layer="layout" svg:x1="6.358cm" svg:y1="11.336cm" svg:x2="6.511cm" svg:y2="11.336cm">
          <text:p/>
        </draw:line>
        <draw:line draw:style-name="gr97" draw:layer="layout" svg:x1="6.434cm" svg:y1="11.303cm" svg:x2="6.434cm" svg:y2="11.15cm">
          <text:p/>
        </draw:line>
        <draw:line draw:style-name="gr97" draw:layer="layout" svg:x1="6.358cm" svg:y1="11.227cm" svg:x2="6.511cm" svg:y2="11.227cm">
          <text:p/>
        </draw:line>
        <draw:line draw:style-name="gr97" draw:layer="layout" svg:x1="6.434cm" svg:y1="9.076cm" svg:x2="6.434cm" svg:y2="8.923cm">
          <text:p/>
        </draw:line>
        <draw:line draw:style-name="gr97" draw:layer="layout" svg:x1="6.358cm" svg:y1="9cm" svg:x2="6.511cm" svg:y2="9cm">
          <text:p/>
        </draw:line>
        <draw:line draw:style-name="gr97" draw:layer="layout" svg:x1="6.434cm" svg:y1="8.857cm" svg:x2="6.434cm" svg:y2="8.704cm">
          <text:p/>
        </draw:line>
        <draw:line draw:style-name="gr97" draw:layer="layout" svg:x1="6.358cm" svg:y1="8.781cm" svg:x2="6.511cm" svg:y2="8.781cm">
          <text:p/>
        </draw:line>
        <draw:line draw:style-name="gr97" draw:layer="layout" svg:x1="6.434cm" svg:y1="7.49cm" svg:x2="6.434cm" svg:y2="7.336cm">
          <text:p/>
        </draw:line>
        <draw:line draw:style-name="gr97" draw:layer="layout" svg:x1="6.358cm" svg:y1="7.413cm" svg:x2="6.511cm" svg:y2="7.413cm">
          <text:p/>
        </draw:line>
        <draw:line draw:style-name="gr97" draw:layer="layout" svg:x1="6.434cm" svg:y1="7.446cm" svg:x2="6.434cm" svg:y2="7.292cm">
          <text:p/>
        </draw:line>
        <draw:line draw:style-name="gr97" draw:layer="layout" svg:x1="6.358cm" svg:y1="7.369cm" svg:x2="6.511cm" svg:y2="7.369cm">
          <text:p/>
        </draw:line>
        <draw:line draw:style-name="gr97" draw:layer="layout" svg:x1="6.434cm" svg:y1="7.249cm" svg:x2="6.434cm" svg:y2="7.095cm">
          <text:p/>
        </draw:line>
        <draw:line draw:style-name="gr97" draw:layer="layout" svg:x1="6.358cm" svg:y1="7.172cm" svg:x2="6.511cm" svg:y2="7.172cm">
          <text:p/>
        </draw:line>
        <draw:line draw:style-name="gr97" draw:layer="layout" svg:x1="6.434cm" svg:y1="7.161cm" svg:x2="6.434cm" svg:y2="7.008cm">
          <text:p/>
        </draw:line>
        <draw:line draw:style-name="gr97" draw:layer="layout" svg:x1="6.358cm" svg:y1="7.084cm" svg:x2="6.511cm" svg:y2="7.084cm">
          <text:p/>
        </draw:line>
        <draw:line draw:style-name="gr97" draw:layer="layout" svg:x1="6.434cm" svg:y1="7.071cm" svg:x2="6.434cm" svg:y2="6.918cm">
          <text:p/>
        </draw:line>
        <draw:line draw:style-name="gr97" draw:layer="layout" svg:x1="6.358cm" svg:y1="6.994cm" svg:x2="6.511cm" svg:y2="6.994cm">
          <text:p/>
        </draw:line>
        <draw:line draw:style-name="gr97" draw:layer="layout" svg:x1="6.434cm" svg:y1="7.027cm" svg:x2="6.434cm" svg:y2="6.874cm">
          <text:p/>
        </draw:line>
        <draw:line draw:style-name="gr97" draw:layer="layout" svg:x1="6.358cm" svg:y1="6.95cm" svg:x2="6.511cm" svg:y2="6.95cm">
          <text:p/>
        </draw:line>
        <draw:line draw:style-name="gr97" draw:layer="layout" svg:x1="6.434cm" svg:y1="7.005cm" svg:x2="6.434cm" svg:y2="6.852cm">
          <text:p/>
        </draw:line>
        <draw:line draw:style-name="gr97" draw:layer="layout" svg:x1="6.358cm" svg:y1="6.929cm" svg:x2="6.511cm" svg:y2="6.929cm">
          <text:p/>
        </draw:line>
        <draw:line draw:style-name="gr97" draw:layer="layout" svg:x1="6.434cm" svg:y1="6.896cm" svg:x2="6.434cm" svg:y2="6.742cm">
          <text:p/>
        </draw:line>
        <draw:line draw:style-name="gr97" draw:layer="layout" svg:x1="6.358cm" svg:y1="6.819cm" svg:x2="6.511cm" svg:y2="6.819cm">
          <text:p/>
        </draw:line>
        <draw:line draw:style-name="gr97" draw:layer="layout" svg:x1="6.434cm" svg:y1="6.852cm" svg:x2="6.434cm" svg:y2="6.699cm">
          <text:p/>
        </draw:line>
        <draw:line draw:style-name="gr97" draw:layer="layout" svg:x1="6.358cm" svg:y1="6.775cm" svg:x2="6.511cm" svg:y2="6.775cm">
          <text:p/>
        </draw:line>
        <draw:line draw:style-name="gr97" draw:layer="layout" svg:x1="6.434cm" svg:y1="6.786cm" svg:x2="6.434cm" svg:y2="6.633cm">
          <text:p/>
        </draw:line>
        <draw:line draw:style-name="gr97" draw:layer="layout" svg:x1="6.358cm" svg:y1="6.709cm" svg:x2="6.511cm" svg:y2="6.709cm">
          <text:p/>
        </draw:line>
        <draw:line draw:style-name="gr97" draw:layer="layout" svg:x1="6.434cm" svg:y1="6.699cm" svg:x2="6.434cm" svg:y2="6.545cm">
          <text:p/>
        </draw:line>
        <draw:line draw:style-name="gr97" draw:layer="layout" svg:x1="6.358cm" svg:y1="6.622cm" svg:x2="6.511cm" svg:y2="6.622cm">
          <text:p/>
        </draw:line>
        <draw:line draw:style-name="gr97" draw:layer="layout" svg:x1="6.434cm" svg:y1="5.971cm" svg:x2="6.434cm" svg:y2="5.818cm">
          <text:p/>
        </draw:line>
        <draw:line draw:style-name="gr97" draw:layer="layout" svg:x1="6.358cm" svg:y1="5.894cm" svg:x2="6.511cm" svg:y2="5.894cm">
          <text:p/>
        </draw:line>
        <draw:line draw:style-name="gr97" draw:layer="layout" svg:x1="6.434cm" svg:y1="3.722cm" svg:x2="6.434cm" svg:y2="3.569cm">
          <text:p/>
        </draw:line>
        <draw:line draw:style-name="gr97" draw:layer="layout" svg:x1="6.358cm" svg:y1="3.645cm" svg:x2="6.511cm" svg:y2="3.645cm">
          <text:p/>
        </draw:line>
        <draw:line draw:style-name="gr97" draw:layer="layout" svg:x1="6.434cm" svg:y1="3.613cm" svg:x2="6.434cm" svg:y2="3.459cm">
          <text:p/>
        </draw:line>
        <draw:line draw:style-name="gr97" draw:layer="layout" svg:x1="6.358cm" svg:y1="3.536cm" svg:x2="6.511cm" svg:y2="3.536cm">
          <text:p/>
        </draw:line>
        <draw:line draw:style-name="gr97" draw:layer="layout" svg:x1="6.466cm" svg:y1="12.846cm" svg:x2="6.466cm" svg:y2="12.693cm">
          <text:p/>
        </draw:line>
        <draw:line draw:style-name="gr97" draw:layer="layout" svg:x1="6.389cm" svg:y1="12.77cm" svg:x2="6.543cm" svg:y2="12.77cm">
          <text:p/>
        </draw:line>
        <draw:line draw:style-name="gr97" draw:layer="layout" svg:x1="6.466cm" svg:y1="12.515cm" svg:x2="6.466cm" svg:y2="12.362cm">
          <text:p/>
        </draw:line>
        <draw:line draw:style-name="gr97" draw:layer="layout" svg:x1="6.389cm" svg:y1="12.439cm" svg:x2="6.543cm" svg:y2="12.439cm">
          <text:p/>
        </draw:line>
        <draw:line draw:style-name="gr97" draw:layer="layout" svg:x1="6.466cm" svg:y1="12.206cm" svg:x2="6.466cm" svg:y2="12.053cm">
          <text:p/>
        </draw:line>
        <draw:line draw:style-name="gr97" draw:layer="layout" svg:x1="6.389cm" svg:y1="12.129cm" svg:x2="6.543cm" svg:y2="12.129cm">
          <text:p/>
        </draw:line>
        <draw:line draw:style-name="gr97" draw:layer="layout" svg:x1="6.466cm" svg:y1="12.162cm" svg:x2="6.466cm" svg:y2="12.009cm">
          <text:p/>
        </draw:line>
        <draw:line draw:style-name="gr97" draw:layer="layout" svg:x1="6.389cm" svg:y1="12.086cm" svg:x2="6.543cm" svg:y2="12.086cm">
          <text:p/>
        </draw:line>
        <draw:line draw:style-name="gr97" draw:layer="layout" svg:x1="6.466cm" svg:y1="12.14cm" svg:x2="6.466cm" svg:y2="11.987cm">
          <text:p/>
        </draw:line>
        <draw:line draw:style-name="gr97" draw:layer="layout" svg:x1="6.389cm" svg:y1="12.064cm" svg:x2="6.543cm" svg:y2="12.064cm">
          <text:p/>
        </draw:line>
        <draw:line draw:style-name="gr97" draw:layer="layout" svg:x1="6.466cm" svg:y1="12.075cm" svg:x2="6.466cm" svg:y2="11.921cm">
          <text:p/>
        </draw:line>
        <draw:line draw:style-name="gr97" draw:layer="layout" svg:x1="6.389cm" svg:y1="11.998cm" svg:x2="6.543cm" svg:y2="11.998cm">
          <text:p/>
        </draw:line>
        <draw:line draw:style-name="gr97" draw:layer="layout" svg:x1="6.466cm" svg:y1="11.522cm" svg:x2="6.466cm" svg:y2="11.369cm">
          <text:p/>
        </draw:line>
        <draw:line draw:style-name="gr97" draw:layer="layout" svg:x1="6.389cm" svg:y1="11.446cm" svg:x2="6.543cm" svg:y2="11.446cm">
          <text:p/>
        </draw:line>
        <draw:line draw:style-name="gr97" draw:layer="layout" svg:x1="6.466cm" svg:y1="9.298cm" svg:x2="6.466cm" svg:y2="9.144cm">
          <text:p/>
        </draw:line>
        <draw:line draw:style-name="gr97" draw:layer="layout" svg:x1="6.389cm" svg:y1="9.221cm" svg:x2="6.543cm" svg:y2="9.221cm">
          <text:p/>
        </draw:line>
        <draw:line draw:style-name="gr97" draw:layer="layout" svg:x1="6.466cm" svg:y1="9.276cm" svg:x2="6.466cm" svg:y2="9.123cm">
          <text:p/>
        </draw:line>
        <draw:line draw:style-name="gr97" draw:layer="layout" svg:x1="6.389cm" svg:y1="9.199cm" svg:x2="6.543cm" svg:y2="9.199cm">
          <text:p/>
        </draw:line>
        <draw:line draw:style-name="gr97" draw:layer="layout" svg:x1="6.466cm" svg:y1="7.908cm" svg:x2="6.466cm" svg:y2="7.755cm">
          <text:p/>
        </draw:line>
        <draw:line draw:style-name="gr97" draw:layer="layout" svg:x1="6.389cm" svg:y1="7.831cm" svg:x2="6.543cm" svg:y2="7.831cm">
          <text:p/>
        </draw:line>
        <draw:line draw:style-name="gr97" draw:layer="layout" svg:x1="6.466cm" svg:y1="7.139cm" svg:x2="6.466cm" svg:y2="6.986cm">
          <text:p/>
        </draw:line>
        <draw:line draw:style-name="gr97" draw:layer="layout" svg:x1="6.389cm" svg:y1="7.062cm" svg:x2="6.543cm" svg:y2="7.062cm">
          <text:p/>
        </draw:line>
        <draw:line draw:style-name="gr97" draw:layer="layout" svg:x1="6.466cm" svg:y1="6.521cm" svg:x2="6.466cm" svg:y2="6.368cm">
          <text:p/>
        </draw:line>
        <draw:line draw:style-name="gr97" draw:layer="layout" svg:x1="6.389cm" svg:y1="6.444cm" svg:x2="6.543cm" svg:y2="6.444cm">
          <text:p/>
        </draw:line>
        <draw:line draw:style-name="gr97" draw:layer="layout" svg:x1="6.466cm" svg:y1="6.499cm" svg:x2="6.466cm" svg:y2="6.346cm">
          <text:p/>
        </draw:line>
        <draw:line draw:style-name="gr97" draw:layer="layout" svg:x1="6.389cm" svg:y1="6.422cm" svg:x2="6.543cm" svg:y2="6.422cm">
          <text:p/>
        </draw:line>
        <draw:line draw:style-name="gr97" draw:layer="layout" svg:x1="6.466cm" svg:y1="3.987cm" svg:x2="6.466cm" svg:y2="3.834cm">
          <text:p/>
        </draw:line>
        <draw:line draw:style-name="gr97" draw:layer="layout" svg:x1="6.389cm" svg:y1="3.911cm" svg:x2="6.543cm" svg:y2="3.911cm">
          <text:p/>
        </draw:line>
        <draw:line draw:style-name="gr97" draw:layer="layout" svg:x1="6.495cm" svg:y1="13.243cm" svg:x2="6.495cm" svg:y2="13.09cm">
          <text:p/>
        </draw:line>
        <draw:line draw:style-name="gr97" draw:layer="layout" svg:x1="6.419cm" svg:y1="13.166cm" svg:x2="6.572cm" svg:y2="13.166cm">
          <text:p/>
        </draw:line>
        <draw:line draw:style-name="gr97" draw:layer="layout" svg:x1="6.495cm" svg:y1="12.846cm" svg:x2="6.495cm" svg:y2="12.693cm">
          <text:p/>
        </draw:line>
        <draw:line draw:style-name="gr97" draw:layer="layout" svg:x1="6.419cm" svg:y1="12.77cm" svg:x2="6.572cm" svg:y2="12.77cm">
          <text:p/>
        </draw:line>
        <draw:line draw:style-name="gr97" draw:layer="layout" svg:x1="6.495cm" svg:y1="12.537cm" svg:x2="6.495cm" svg:y2="12.384cm">
          <text:p/>
        </draw:line>
        <draw:line draw:style-name="gr97" draw:layer="layout" svg:x1="6.419cm" svg:y1="12.46cm" svg:x2="6.572cm" svg:y2="12.46cm">
          <text:p/>
        </draw:line>
        <draw:line draw:style-name="gr97" draw:layer="layout" svg:x1="6.495cm" svg:y1="12.338cm" svg:x2="6.495cm" svg:y2="12.184cm">
          <text:p/>
        </draw:line>
        <draw:line draw:style-name="gr97" draw:layer="layout" svg:x1="6.419cm" svg:y1="12.261cm" svg:x2="6.572cm" svg:y2="12.261cm">
          <text:p/>
        </draw:line>
        <draw:line draw:style-name="gr97" draw:layer="layout" svg:x1="6.495cm" svg:y1="11.831cm" svg:x2="6.495cm" svg:y2="11.678cm">
          <text:p/>
        </draw:line>
        <draw:line draw:style-name="gr97" draw:layer="layout" svg:x1="6.419cm" svg:y1="11.755cm" svg:x2="6.572cm" svg:y2="11.755cm">
          <text:p/>
        </draw:line>
        <draw:line draw:style-name="gr97" draw:layer="layout" svg:x1="6.495cm" svg:y1="11.678cm" svg:x2="6.495cm" svg:y2="11.525cm">
          <text:p/>
        </draw:line>
        <draw:line draw:style-name="gr97" draw:layer="layout" svg:x1="6.419cm" svg:y1="11.601cm" svg:x2="6.572cm" svg:y2="11.601cm">
          <text:p/>
        </draw:line>
        <draw:line draw:style-name="gr97" draw:layer="layout" svg:x1="6.495cm" svg:y1="9.96cm" svg:x2="6.495cm" svg:y2="9.806cm">
          <text:p/>
        </draw:line>
        <draw:line draw:style-name="gr97" draw:layer="layout" svg:x1="6.419cm" svg:y1="9.883cm" svg:x2="6.572cm" svg:y2="9.883cm">
          <text:p/>
        </draw:line>
        <draw:line draw:style-name="gr97" draw:layer="layout" svg:x1="6.495cm" svg:y1="7.842cm" svg:x2="6.495cm" svg:y2="7.689cm">
          <text:p/>
        </draw:line>
        <draw:line draw:style-name="gr97" draw:layer="layout" svg:x1="6.419cm" svg:y1="7.766cm" svg:x2="6.572cm" svg:y2="7.766cm">
          <text:p/>
        </draw:line>
        <draw:line draw:style-name="gr97" draw:layer="layout" svg:x1="6.495cm" svg:y1="6.699cm" svg:x2="6.495cm" svg:y2="6.545cm">
          <text:p/>
        </draw:line>
        <draw:line draw:style-name="gr97" draw:layer="layout" svg:x1="6.419cm" svg:y1="6.622cm" svg:x2="6.572cm" svg:y2="6.622cm">
          <text:p/>
        </draw:line>
        <draw:line draw:style-name="gr97" draw:layer="layout" svg:x1="6.495cm" svg:y1="6.63cm" svg:x2="6.495cm" svg:y2="6.477cm">
          <text:p/>
        </draw:line>
        <draw:line draw:style-name="gr97" draw:layer="layout" svg:x1="6.419cm" svg:y1="6.554cm" svg:x2="6.572cm" svg:y2="6.554cm">
          <text:p/>
        </draw:line>
        <draw:line draw:style-name="gr97" draw:layer="layout" svg:x1="6.495cm" svg:y1="2.929cm" svg:x2="6.495cm" svg:y2="2.775cm">
          <text:p/>
        </draw:line>
        <draw:line draw:style-name="gr97" draw:layer="layout" svg:x1="6.419cm" svg:y1="2.852cm" svg:x2="6.572cm" svg:y2="2.852cm">
          <text:p/>
        </draw:line>
        <draw:line draw:style-name="gr97" draw:layer="layout" svg:x1="6.525cm" svg:y1="13.175cm" svg:x2="6.525cm" svg:y2="13.021cm">
          <text:p/>
        </draw:line>
        <draw:line draw:style-name="gr97" draw:layer="layout" svg:x1="6.448cm" svg:y1="13.098cm" svg:x2="6.601cm" svg:y2="13.098cm">
          <text:p/>
        </draw:line>
        <draw:line draw:style-name="gr97" draw:layer="layout" svg:x1="6.525cm" svg:y1="13.109cm" svg:x2="6.525cm" svg:y2="12.956cm">
          <text:p/>
        </draw:line>
        <draw:line draw:style-name="gr97" draw:layer="layout" svg:x1="6.448cm" svg:y1="13.032cm" svg:x2="6.601cm" svg:y2="13.032cm">
          <text:p/>
        </draw:line>
        <draw:line draw:style-name="gr97" draw:layer="layout" svg:x1="6.525cm" svg:y1="12.734cm" svg:x2="6.525cm" svg:y2="12.581cm">
          <text:p/>
        </draw:line>
        <draw:line draw:style-name="gr97" draw:layer="layout" svg:x1="6.448cm" svg:y1="12.658cm" svg:x2="6.601cm" svg:y2="12.658cm">
          <text:p/>
        </draw:line>
        <draw:line draw:style-name="gr97" draw:layer="layout" svg:x1="6.525cm" svg:y1="10.354cm" svg:x2="6.525cm" svg:y2="10.201cm">
          <text:p/>
        </draw:line>
        <draw:line draw:style-name="gr97" draw:layer="layout" svg:x1="6.448cm" svg:y1="10.277cm" svg:x2="6.601cm" svg:y2="10.277cm">
          <text:p/>
        </draw:line>
        <draw:line draw:style-name="gr97" draw:layer="layout" svg:x1="6.525cm" svg:y1="10.266cm" svg:x2="6.525cm" svg:y2="10.113cm">
          <text:p/>
        </draw:line>
        <draw:line draw:style-name="gr97" draw:layer="layout" svg:x1="6.448cm" svg:y1="10.19cm" svg:x2="6.601cm" svg:y2="10.19cm">
          <text:p/>
        </draw:line>
        <draw:line draw:style-name="gr97" draw:layer="layout" svg:x1="6.525cm" svg:y1="8.723cm" svg:x2="6.525cm" svg:y2="8.57cm">
          <text:p/>
        </draw:line>
        <draw:line draw:style-name="gr97" draw:layer="layout" svg:x1="6.448cm" svg:y1="8.647cm" svg:x2="6.601cm" svg:y2="8.647cm">
          <text:p/>
        </draw:line>
        <draw:line draw:style-name="gr97" draw:layer="layout" svg:x1="6.525cm" svg:y1="8.658cm" svg:x2="6.525cm" svg:y2="8.504cm">
          <text:p/>
        </draw:line>
        <draw:line draw:style-name="gr97" draw:layer="layout" svg:x1="6.448cm" svg:y1="8.581cm" svg:x2="6.601cm" svg:y2="8.581cm">
          <text:p/>
        </draw:line>
        <draw:line draw:style-name="gr97" draw:layer="layout" svg:x1="6.525cm" svg:y1="8.526cm" svg:x2="6.525cm" svg:y2="8.373cm">
          <text:p/>
        </draw:line>
        <draw:line draw:style-name="gr97" draw:layer="layout" svg:x1="6.448cm" svg:y1="8.45cm" svg:x2="6.601cm" svg:y2="8.45cm">
          <text:p/>
        </draw:line>
        <draw:line draw:style-name="gr97" draw:layer="layout" svg:x1="6.525cm" svg:y1="7.292cm" svg:x2="6.525cm" svg:y2="7.139cm">
          <text:p/>
        </draw:line>
        <draw:line draw:style-name="gr97" draw:layer="layout" svg:x1="6.448cm" svg:y1="7.216cm" svg:x2="6.601cm" svg:y2="7.216cm">
          <text:p/>
        </draw:line>
        <draw:line draw:style-name="gr97" draw:layer="layout" svg:x1="6.525cm" svg:y1="7.183cm" svg:x2="6.525cm" svg:y2="7.03cm">
          <text:p/>
        </draw:line>
        <draw:line draw:style-name="gr97" draw:layer="layout" svg:x1="6.448cm" svg:y1="7.106cm" svg:x2="6.601cm" svg:y2="7.106cm">
          <text:p/>
        </draw:line>
        <draw:line draw:style-name="gr97" draw:layer="layout" svg:x1="6.525cm" svg:y1="5.156cm" svg:x2="6.525cm" svg:y2="5.002cm">
          <text:p/>
        </draw:line>
        <draw:line draw:style-name="gr97" draw:layer="layout" svg:x1="6.448cm" svg:y1="5.079cm" svg:x2="6.601cm" svg:y2="5.079cm">
          <text:p/>
        </draw:line>
        <draw:line draw:style-name="gr97" draw:layer="layout" svg:x1="6.525cm" svg:y1="4.978cm" svg:x2="6.525cm" svg:y2="4.825cm">
          <text:p/>
        </draw:line>
        <draw:line draw:style-name="gr97" draw:layer="layout" svg:x1="6.448cm" svg:y1="4.901cm" svg:x2="6.601cm" svg:y2="4.901cm">
          <text:p/>
        </draw:line>
        <draw:line draw:style-name="gr97" draw:layer="layout" svg:x1="6.525cm" svg:y1="4.934cm" svg:x2="6.525cm" svg:y2="4.781cm">
          <text:p/>
        </draw:line>
        <draw:line draw:style-name="gr97" draw:layer="layout" svg:x1="6.448cm" svg:y1="4.857cm" svg:x2="6.601cm" svg:y2="4.857cm">
          <text:p/>
        </draw:line>
        <draw:line draw:style-name="gr97" draw:layer="layout" svg:x1="6.525cm" svg:y1="3.525cm" svg:x2="6.525cm" svg:y2="3.372cm">
          <text:p/>
        </draw:line>
        <draw:line draw:style-name="gr97" draw:layer="layout" svg:x1="6.448cm" svg:y1="3.448cm" svg:x2="6.601cm" svg:y2="3.448cm">
          <text:p/>
        </draw:line>
        <draw:line draw:style-name="gr97" draw:layer="layout" svg:x1="6.525cm" svg:y1="3.084cm" svg:x2="6.525cm" svg:y2="2.931cm">
          <text:p/>
        </draw:line>
        <draw:line draw:style-name="gr97" draw:layer="layout" svg:x1="6.448cm" svg:y1="3.008cm" svg:x2="6.601cm" svg:y2="3.008cm">
          <text:p/>
        </draw:line>
        <draw:line draw:style-name="gr97" draw:layer="layout" svg:x1="6.525cm" svg:y1="2.929cm" svg:x2="6.525cm" svg:y2="2.775cm">
          <text:p/>
        </draw:line>
        <draw:line draw:style-name="gr97" draw:layer="layout" svg:x1="6.448cm" svg:y1="2.852cm" svg:x2="6.601cm" svg:y2="2.852cm">
          <text:p/>
        </draw:line>
        <draw:line draw:style-name="gr97" draw:layer="layout" svg:x1="6.556cm" svg:y1="13.309cm" svg:x2="6.556cm" svg:y2="13.155cm">
          <text:p/>
        </draw:line>
        <draw:line draw:style-name="gr97" draw:layer="layout" svg:x1="6.479cm" svg:y1="13.232cm" svg:x2="6.633cm" svg:y2="13.232cm">
          <text:p/>
        </draw:line>
        <draw:line draw:style-name="gr97" draw:layer="layout" svg:x1="6.556cm" svg:y1="12.647cm" svg:x2="6.556cm" svg:y2="12.493cm">
          <text:p/>
        </draw:line>
        <draw:line draw:style-name="gr97" draw:layer="layout" svg:x1="6.479cm" svg:y1="12.57cm" svg:x2="6.633cm" svg:y2="12.57cm">
          <text:p/>
        </draw:line>
        <draw:line draw:style-name="gr97" draw:layer="layout" svg:x1="6.556cm" svg:y1="12.515cm" svg:x2="6.556cm" svg:y2="12.362cm">
          <text:p/>
        </draw:line>
        <draw:line draw:style-name="gr97" draw:layer="layout" svg:x1="6.479cm" svg:y1="12.439cm" svg:x2="6.633cm" svg:y2="12.439cm">
          <text:p/>
        </draw:line>
        <draw:line draw:style-name="gr97" draw:layer="layout" svg:x1="6.556cm" svg:y1="12.359cm" svg:x2="6.556cm" svg:y2="12.206cm">
          <text:p/>
        </draw:line>
        <draw:line draw:style-name="gr97" draw:layer="layout" svg:x1="6.479cm" svg:y1="12.283cm" svg:x2="6.633cm" svg:y2="12.283cm">
          <text:p/>
        </draw:line>
        <draw:line draw:style-name="gr97" draw:layer="layout" svg:x1="6.556cm" svg:y1="11.016cm" svg:x2="6.556cm" svg:y2="10.863cm">
          <text:p/>
        </draw:line>
        <draw:line draw:style-name="gr97" draw:layer="layout" svg:x1="6.479cm" svg:y1="10.939cm" svg:x2="6.633cm" svg:y2="10.939cm">
          <text:p/>
        </draw:line>
        <draw:line draw:style-name="gr97" draw:layer="layout" svg:x1="6.556cm" svg:y1="8.813cm" svg:x2="6.556cm" svg:y2="8.66cm">
          <text:p/>
        </draw:line>
        <draw:line draw:style-name="gr97" draw:layer="layout" svg:x1="6.479cm" svg:y1="8.737cm" svg:x2="6.633cm" svg:y2="8.737cm">
          <text:p/>
        </draw:line>
        <draw:line draw:style-name="gr97" draw:layer="layout" svg:x1="6.556cm" svg:y1="8.439cm" svg:x2="6.556cm" svg:y2="8.285cm">
          <text:p/>
        </draw:line>
        <draw:line draw:style-name="gr97" draw:layer="layout" svg:x1="6.479cm" svg:y1="8.362cm" svg:x2="6.633cm" svg:y2="8.362cm">
          <text:p/>
        </draw:line>
        <draw:line draw:style-name="gr97" draw:layer="layout" svg:x1="6.556cm" svg:y1="7.908cm" svg:x2="6.556cm" svg:y2="7.755cm">
          <text:p/>
        </draw:line>
        <draw:line draw:style-name="gr97" draw:layer="layout" svg:x1="6.479cm" svg:y1="7.831cm" svg:x2="6.633cm" svg:y2="7.831cm">
          <text:p/>
        </draw:line>
        <draw:line draw:style-name="gr97" draw:layer="layout" svg:x1="6.556cm" svg:y1="7.864cm" svg:x2="6.556cm" svg:y2="7.711cm">
          <text:p/>
        </draw:line>
        <draw:line draw:style-name="gr97" draw:layer="layout" svg:x1="6.479cm" svg:y1="7.788cm" svg:x2="6.633cm" svg:y2="7.788cm">
          <text:p/>
        </draw:line>
        <draw:line draw:style-name="gr97" draw:layer="layout" svg:x1="6.556cm" svg:y1="7.777cm" svg:x2="6.556cm" svg:y2="7.623cm">
          <text:p/>
        </draw:line>
        <draw:line draw:style-name="gr97" draw:layer="layout" svg:x1="6.479cm" svg:y1="7.7cm" svg:x2="6.633cm" svg:y2="7.7cm">
          <text:p/>
        </draw:line>
        <draw:line draw:style-name="gr97" draw:layer="layout" svg:x1="6.556cm" svg:y1="5.552cm" svg:x2="6.556cm" svg:y2="5.399cm">
          <text:p/>
        </draw:line>
        <draw:line draw:style-name="gr97" draw:layer="layout" svg:x1="6.479cm" svg:y1="5.476cm" svg:x2="6.633cm" svg:y2="5.476cm">
          <text:p/>
        </draw:line>
        <draw:line draw:style-name="gr97" draw:layer="layout" svg:x1="6.556cm" svg:y1="5.331cm" svg:x2="6.556cm" svg:y2="5.177cm">
          <text:p/>
        </draw:line>
        <draw:line draw:style-name="gr97" draw:layer="layout" svg:x1="6.479cm" svg:y1="5.254cm" svg:x2="6.633cm" svg:y2="5.254cm">
          <text:p/>
        </draw:line>
        <draw:line draw:style-name="gr97" draw:layer="layout" svg:x1="6.556cm" svg:y1="3.987cm" svg:x2="6.556cm" svg:y2="3.834cm">
          <text:p/>
        </draw:line>
        <draw:line draw:style-name="gr97" draw:layer="layout" svg:x1="6.479cm" svg:y1="3.911cm" svg:x2="6.633cm" svg:y2="3.911cm">
          <text:p/>
        </draw:line>
        <draw:line draw:style-name="gr97" draw:layer="layout" svg:x1="6.556cm" svg:y1="3.347cm" svg:x2="6.556cm" svg:y2="3.194cm">
          <text:p/>
        </draw:line>
        <draw:line draw:style-name="gr97" draw:layer="layout" svg:x1="6.479cm" svg:y1="3.271cm" svg:x2="6.633cm" svg:y2="3.271cm">
          <text:p/>
        </draw:line>
        <draw:line draw:style-name="gr97" draw:layer="layout" svg:x1="6.556cm" svg:y1="3.041cm" svg:x2="6.556cm" svg:y2="2.887cm">
          <text:p/>
        </draw:line>
        <draw:line draw:style-name="gr97" draw:layer="layout" svg:x1="6.479cm" svg:y1="2.964cm" svg:x2="6.633cm" svg:y2="2.964cm">
          <text:p/>
        </draw:line>
        <draw:line draw:style-name="gr97" draw:layer="layout" svg:x1="6.556cm" svg:y1="2.994cm" svg:x2="6.556cm" svg:y2="2.841cm">
          <text:p/>
        </draw:line>
        <draw:line draw:style-name="gr97" draw:layer="layout" svg:x1="6.479cm" svg:y1="2.918cm" svg:x2="6.633cm" svg:y2="2.918cm">
          <text:p/>
        </draw:line>
        <draw:line draw:style-name="gr97" draw:layer="layout" svg:x1="6.556cm" svg:y1="2.841cm" svg:x2="6.556cm" svg:y2="2.688cm">
          <text:p/>
        </draw:line>
        <draw:line draw:style-name="gr97" draw:layer="layout" svg:x1="6.479cm" svg:y1="2.764cm" svg:x2="6.633cm" svg:y2="2.764cm">
          <text:p/>
        </draw:line>
        <draw:line draw:style-name="gr97" draw:layer="layout" svg:x1="6.585cm" svg:y1="13.33cm" svg:x2="6.585cm" svg:y2="13.177cm">
          <text:p/>
        </draw:line>
        <draw:line draw:style-name="gr97" draw:layer="layout" svg:x1="6.509cm" svg:y1="13.254cm" svg:x2="6.662cm" svg:y2="13.254cm">
          <text:p/>
        </draw:line>
        <draw:line draw:style-name="gr97" draw:layer="layout" svg:x1="6.585cm" svg:y1="13.153cm" svg:x2="6.585cm" svg:y2="13cm">
          <text:p/>
        </draw:line>
        <draw:line draw:style-name="gr97" draw:layer="layout" svg:x1="6.509cm" svg:y1="13.076cm" svg:x2="6.662cm" svg:y2="13.076cm">
          <text:p/>
        </draw:line>
        <draw:line draw:style-name="gr97" draw:layer="layout" svg:x1="6.585cm" svg:y1="12.956cm" svg:x2="6.585cm" svg:y2="12.802cm">
          <text:p/>
        </draw:line>
        <draw:line draw:style-name="gr97" draw:layer="layout" svg:x1="6.509cm" svg:y1="12.879cm" svg:x2="6.662cm" svg:y2="12.879cm">
          <text:p/>
        </draw:line>
        <draw:line draw:style-name="gr97" draw:layer="layout" svg:x1="6.585cm" svg:y1="12.89cm" svg:x2="6.585cm" svg:y2="12.737cm">
          <text:p/>
        </draw:line>
        <draw:line draw:style-name="gr97" draw:layer="layout" svg:x1="6.509cm" svg:y1="12.813cm" svg:x2="6.662cm" svg:y2="12.813cm">
          <text:p/>
        </draw:line>
        <draw:line draw:style-name="gr97" draw:layer="layout" svg:x1="6.585cm" svg:y1="11.237cm" svg:x2="6.585cm" svg:y2="11.084cm">
          <text:p/>
        </draw:line>
        <draw:line draw:style-name="gr97" draw:layer="layout" svg:x1="6.509cm" svg:y1="11.161cm" svg:x2="6.662cm" svg:y2="11.161cm">
          <text:p/>
        </draw:line>
        <draw:line draw:style-name="gr97" draw:layer="layout" svg:x1="6.585cm" svg:y1="11.216cm" svg:x2="6.585cm" svg:y2="11.062cm">
          <text:p/>
        </draw:line>
        <draw:line draw:style-name="gr97" draw:layer="layout" svg:x1="6.509cm" svg:y1="11.139cm" svg:x2="6.662cm" svg:y2="11.139cm">
          <text:p/>
        </draw:line>
        <draw:line draw:style-name="gr97" draw:layer="layout" svg:x1="6.585cm" svg:y1="9.716cm" svg:x2="6.585cm" svg:y2="9.563cm">
          <text:p/>
        </draw:line>
        <draw:line draw:style-name="gr97" draw:layer="layout" svg:x1="6.509cm" svg:y1="9.64cm" svg:x2="6.662cm" svg:y2="9.64cm">
          <text:p/>
        </draw:line>
        <draw:line draw:style-name="gr97" draw:layer="layout" svg:x1="6.585cm" svg:y1="9.651cm" svg:x2="6.585cm" svg:y2="9.497cm">
          <text:p/>
        </draw:line>
        <draw:line draw:style-name="gr97" draw:layer="layout" svg:x1="6.509cm" svg:y1="9.574cm" svg:x2="6.662cm" svg:y2="9.574cm">
          <text:p/>
        </draw:line>
        <draw:line draw:style-name="gr97" draw:layer="layout" svg:x1="6.585cm" svg:y1="9.12cm" svg:x2="6.585cm" svg:y2="8.967cm">
          <text:p/>
        </draw:line>
        <draw:line draw:style-name="gr97" draw:layer="layout" svg:x1="6.509cm" svg:y1="9.043cm" svg:x2="6.662cm" svg:y2="9.043cm">
          <text:p/>
        </draw:line>
        <draw:line draw:style-name="gr97" draw:layer="layout" svg:x1="6.585cm" svg:y1="9.098cm" svg:x2="6.585cm" svg:y2="8.945cm">
          <text:p/>
        </draw:line>
        <draw:line draw:style-name="gr97" draw:layer="layout" svg:x1="6.509cm" svg:y1="9.022cm" svg:x2="6.662cm" svg:y2="9.022cm">
          <text:p/>
        </draw:line>
        <draw:line draw:style-name="gr97" draw:layer="layout" svg:x1="6.585cm" svg:y1="9.054cm" svg:x2="6.585cm" svg:y2="8.901cm">
          <text:p/>
        </draw:line>
        <draw:line draw:style-name="gr97" draw:layer="layout" svg:x1="6.509cm" svg:y1="8.978cm" svg:x2="6.662cm" svg:y2="8.978cm">
          <text:p/>
        </draw:line>
        <draw:line draw:style-name="gr97" draw:layer="layout" svg:x1="6.585cm" svg:y1="8.351cm" svg:x2="6.585cm" svg:y2="8.198cm">
          <text:p/>
        </draw:line>
        <draw:line draw:style-name="gr97" draw:layer="layout" svg:x1="6.509cm" svg:y1="8.274cm" svg:x2="6.662cm" svg:y2="8.274cm">
          <text:p/>
        </draw:line>
        <draw:line draw:style-name="gr97" draw:layer="layout" svg:x1="6.585cm" svg:y1="8.329cm" svg:x2="6.585cm" svg:y2="8.176cm">
          <text:p/>
        </draw:line>
        <draw:line draw:style-name="gr97" draw:layer="layout" svg:x1="6.509cm" svg:y1="8.252cm" svg:x2="6.662cm" svg:y2="8.252cm">
          <text:p/>
        </draw:line>
        <draw:line draw:style-name="gr97" draw:layer="layout" svg:x1="6.585cm" svg:y1="7.976cm" svg:x2="6.585cm" svg:y2="7.823cm">
          <text:p/>
        </draw:line>
        <draw:line draw:style-name="gr97" draw:layer="layout" svg:x1="6.509cm" svg:y1="7.9cm" svg:x2="6.662cm" svg:y2="7.9cm">
          <text:p/>
        </draw:line>
        <draw:line draw:style-name="gr97" draw:layer="layout" svg:x1="6.585cm" svg:y1="6.19cm" svg:x2="6.585cm" svg:y2="6.037cm">
          <text:p/>
        </draw:line>
        <draw:line draw:style-name="gr97" draw:layer="layout" svg:x1="6.509cm" svg:y1="6.113cm" svg:x2="6.662cm" svg:y2="6.113cm">
          <text:p/>
        </draw:line>
        <draw:line draw:style-name="gr97" draw:layer="layout" svg:x1="6.585cm" svg:y1="3.634cm" svg:x2="6.585cm" svg:y2="3.481cm">
          <text:p/>
        </draw:line>
        <draw:line draw:style-name="gr97" draw:layer="layout" svg:x1="6.509cm" svg:y1="3.558cm" svg:x2="6.662cm" svg:y2="3.558cm">
          <text:p/>
        </draw:line>
        <draw:line draw:style-name="gr97" draw:layer="layout" svg:x1="6.585cm" svg:y1="3.613cm" svg:x2="6.585cm" svg:y2="3.459cm">
          <text:p/>
        </draw:line>
        <draw:line draw:style-name="gr97" draw:layer="layout" svg:x1="6.509cm" svg:y1="3.536cm" svg:x2="6.662cm" svg:y2="3.536cm">
          <text:p/>
        </draw:line>
        <draw:line draw:style-name="gr97" draw:layer="layout" svg:x1="6.585cm" svg:y1="3.106cm" svg:x2="6.585cm" svg:y2="2.953cm">
          <text:p/>
        </draw:line>
        <draw:line draw:style-name="gr97" draw:layer="layout" svg:x1="6.509cm" svg:y1="3.03cm" svg:x2="6.662cm" svg:y2="3.03cm">
          <text:p/>
        </draw:line>
        <draw:line draw:style-name="gr97" draw:layer="layout" svg:x1="6.585cm" svg:y1="3.041cm" svg:x2="6.585cm" svg:y2="2.887cm">
          <text:p/>
        </draw:line>
        <draw:line draw:style-name="gr97" draw:layer="layout" svg:x1="6.509cm" svg:y1="2.964cm" svg:x2="6.662cm" svg:y2="2.964cm">
          <text:p/>
        </draw:line>
        <draw:line draw:style-name="gr97" draw:layer="layout" svg:x1="6.585cm" svg:y1="2.863cm" svg:x2="6.585cm" svg:y2="2.71cm">
          <text:p/>
        </draw:line>
        <draw:line draw:style-name="gr97" draw:layer="layout" svg:x1="6.509cm" svg:y1="2.786cm" svg:x2="6.662cm" svg:y2="2.786cm">
          <text:p/>
        </draw:line>
        <draw:line draw:style-name="gr97" draw:layer="layout" svg:x1="6.617cm" svg:y1="13.265cm" svg:x2="6.617cm" svg:y2="13.111cm">
          <text:p/>
        </draw:line>
        <draw:line draw:style-name="gr97" draw:layer="layout" svg:x1="6.54cm" svg:y1="13.188cm" svg:x2="6.694cm" svg:y2="13.188cm">
          <text:p/>
        </draw:line>
        <draw:line draw:style-name="gr97" draw:layer="layout" svg:x1="6.617cm" svg:y1="13.243cm" svg:x2="6.617cm" svg:y2="13.09cm">
          <text:p/>
        </draw:line>
        <draw:line draw:style-name="gr97" draw:layer="layout" svg:x1="6.54cm" svg:y1="13.166cm" svg:x2="6.694cm" svg:y2="13.166cm">
          <text:p/>
        </draw:line>
        <draw:line draw:style-name="gr97" draw:layer="layout" svg:x1="6.617cm" svg:y1="11.678cm" svg:x2="6.617cm" svg:y2="11.525cm">
          <text:p/>
        </draw:line>
        <draw:line draw:style-name="gr97" draw:layer="layout" svg:x1="6.54cm" svg:y1="11.601cm" svg:x2="6.694cm" svg:y2="11.601cm">
          <text:p/>
        </draw:line>
        <draw:line draw:style-name="gr97" draw:layer="layout" svg:x1="6.617cm" svg:y1="11.656cm" svg:x2="6.617cm" svg:y2="11.503cm">
          <text:p/>
        </draw:line>
        <draw:line draw:style-name="gr97" draw:layer="layout" svg:x1="6.54cm" svg:y1="11.579cm" svg:x2="6.694cm" svg:y2="11.579cm">
          <text:p/>
        </draw:line>
        <draw:line draw:style-name="gr97" draw:layer="layout" svg:x1="6.617cm" svg:y1="10.047cm" svg:x2="6.617cm" svg:y2="9.894cm">
          <text:p/>
        </draw:line>
        <draw:line draw:style-name="gr97" draw:layer="layout" svg:x1="6.54cm" svg:y1="9.971cm" svg:x2="6.694cm" svg:y2="9.971cm">
          <text:p/>
        </draw:line>
        <draw:line draw:style-name="gr97" draw:layer="layout" svg:x1="6.617cm" svg:y1="8.636cm" svg:x2="6.617cm" svg:y2="8.482cm">
          <text:p/>
        </draw:line>
        <draw:line draw:style-name="gr97" draw:layer="layout" svg:x1="6.54cm" svg:y1="8.559cm" svg:x2="6.694cm" svg:y2="8.559cm">
          <text:p/>
        </draw:line>
        <draw:line draw:style-name="gr97" draw:layer="layout" svg:x1="6.617cm" svg:y1="8.592cm" svg:x2="6.617cm" svg:y2="8.439cm">
          <text:p/>
        </draw:line>
        <draw:line draw:style-name="gr97" draw:layer="layout" svg:x1="6.54cm" svg:y1="8.515cm" svg:x2="6.694cm" svg:y2="8.515cm">
          <text:p/>
        </draw:line>
        <draw:line draw:style-name="gr97" draw:layer="layout" svg:x1="6.617cm" svg:y1="8.482cm" svg:x2="6.617cm" svg:y2="8.329cm">
          <text:p/>
        </draw:line>
        <draw:line draw:style-name="gr97" draw:layer="layout" svg:x1="6.54cm" svg:y1="8.406cm" svg:x2="6.694cm" svg:y2="8.406cm">
          <text:p/>
        </draw:line>
        <draw:line draw:style-name="gr97" draw:layer="layout" svg:x1="6.617cm" svg:y1="4.603cm" svg:x2="6.617cm" svg:y2="4.45cm">
          <text:p/>
        </draw:line>
        <draw:line draw:style-name="gr97" draw:layer="layout" svg:x1="6.54cm" svg:y1="4.526cm" svg:x2="6.694cm" svg:y2="4.526cm">
          <text:p/>
        </draw:line>
        <draw:line draw:style-name="gr97" draw:layer="layout" svg:x1="6.617cm" svg:y1="4.581cm" svg:x2="6.617cm" svg:y2="4.428cm">
          <text:p/>
        </draw:line>
        <draw:line draw:style-name="gr97" draw:layer="layout" svg:x1="6.54cm" svg:y1="4.505cm" svg:x2="6.694cm" svg:y2="4.505cm">
          <text:p/>
        </draw:line>
        <draw:line draw:style-name="gr97" draw:layer="layout" svg:x1="6.617cm" svg:y1="4.45cm" svg:x2="6.617cm" svg:y2="4.296cm">
          <text:p/>
        </draw:line>
        <draw:line draw:style-name="gr97" draw:layer="layout" svg:x1="6.54cm" svg:y1="4.373cm" svg:x2="6.694cm" svg:y2="4.373cm">
          <text:p/>
        </draw:line>
        <draw:line draw:style-name="gr97" draw:layer="layout" svg:x1="6.617cm" svg:y1="4.406cm" svg:x2="6.617cm" svg:y2="4.253cm">
          <text:p/>
        </draw:line>
        <draw:line draw:style-name="gr97" draw:layer="layout" svg:x1="6.54cm" svg:y1="4.329cm" svg:x2="6.694cm" svg:y2="4.329cm">
          <text:p/>
        </draw:line>
        <draw:line draw:style-name="gr97" draw:layer="layout" svg:x1="6.617cm" svg:y1="4.362cm" svg:x2="6.617cm" svg:y2="4.209cm">
          <text:p/>
        </draw:line>
        <draw:line draw:style-name="gr97" draw:layer="layout" svg:x1="6.54cm" svg:y1="4.285cm" svg:x2="6.694cm" svg:y2="4.285cm">
          <text:p/>
        </draw:line>
        <draw:line draw:style-name="gr97" draw:layer="layout" svg:x1="6.617cm" svg:y1="4.228cm" svg:x2="6.617cm" svg:y2="4.075cm">
          <text:p/>
        </draw:line>
        <draw:line draw:style-name="gr97" draw:layer="layout" svg:x1="6.54cm" svg:y1="4.152cm" svg:x2="6.694cm" svg:y2="4.152cm">
          <text:p/>
        </draw:line>
        <draw:line draw:style-name="gr97" draw:layer="layout" svg:x1="6.617cm" svg:y1="3.878cm" svg:x2="6.617cm" svg:y2="3.724cm">
          <text:p/>
        </draw:line>
        <draw:line draw:style-name="gr97" draw:layer="layout" svg:x1="6.54cm" svg:y1="3.801cm" svg:x2="6.694cm" svg:y2="3.801cm">
          <text:p/>
        </draw:line>
        <draw:line draw:style-name="gr97" draw:layer="layout" svg:x1="6.617cm" svg:y1="3.722cm" svg:x2="6.617cm" svg:y2="3.569cm">
          <text:p/>
        </draw:line>
        <draw:line draw:style-name="gr97" draw:layer="layout" svg:x1="6.54cm" svg:y1="3.645cm" svg:x2="6.694cm" svg:y2="3.645cm">
          <text:p/>
        </draw:line>
        <draw:line draw:style-name="gr97" draw:layer="layout" svg:x1="6.617cm" svg:y1="3.503cm" svg:x2="6.617cm" svg:y2="3.35cm">
          <text:p/>
        </draw:line>
        <draw:line draw:style-name="gr97" draw:layer="layout" svg:x1="6.54cm" svg:y1="3.426cm" svg:x2="6.694cm" svg:y2="3.426cm">
          <text:p/>
        </draw:line>
        <draw:line draw:style-name="gr97" draw:layer="layout" svg:x1="6.617cm" svg:y1="3.459cm" svg:x2="6.617cm" svg:y2="3.306cm">
          <text:p/>
        </draw:line>
        <draw:line draw:style-name="gr97" draw:layer="layout" svg:x1="6.54cm" svg:y1="3.383cm" svg:x2="6.694cm" svg:y2="3.383cm">
          <text:p/>
        </draw:line>
        <draw:line draw:style-name="gr97" draw:layer="layout" svg:x1="6.617cm" svg:y1="3.26cm" svg:x2="6.617cm" svg:y2="3.106cm">
          <text:p/>
        </draw:line>
        <draw:line draw:style-name="gr97" draw:layer="layout" svg:x1="6.54cm" svg:y1="3.183cm" svg:x2="6.694cm" svg:y2="3.183cm">
          <text:p/>
        </draw:line>
        <draw:line draw:style-name="gr97" draw:layer="layout" svg:x1="6.646cm" svg:y1="10.004cm" svg:x2="6.646cm" svg:y2="9.85cm">
          <text:p/>
        </draw:line>
        <draw:line draw:style-name="gr97" draw:layer="layout" svg:x1="6.57cm" svg:y1="9.927cm" svg:x2="6.723cm" svg:y2="9.927cm">
          <text:p/>
        </draw:line>
        <draw:line draw:style-name="gr97" draw:layer="layout" svg:x1="6.646cm" svg:y1="9.96cm" svg:x2="6.646cm" svg:y2="9.806cm">
          <text:p/>
        </draw:line>
        <draw:line draw:style-name="gr97" draw:layer="layout" svg:x1="6.57cm" svg:y1="9.883cm" svg:x2="6.723cm" svg:y2="9.883cm">
          <text:p/>
        </draw:line>
        <draw:line draw:style-name="gr97" draw:layer="layout" svg:x1="6.646cm" svg:y1="9.87cm" svg:x2="6.646cm" svg:y2="9.716cm">
          <text:p/>
        </draw:line>
        <draw:line draw:style-name="gr97" draw:layer="layout" svg:x1="6.57cm" svg:y1="9.793cm" svg:x2="6.723cm" svg:y2="9.793cm">
          <text:p/>
        </draw:line>
        <draw:line draw:style-name="gr97" draw:layer="layout" svg:x1="6.646cm" svg:y1="9.188cm" svg:x2="6.646cm" svg:y2="9.035cm">
          <text:p/>
        </draw:line>
        <draw:line draw:style-name="gr97" draw:layer="layout" svg:x1="6.57cm" svg:y1="9.112cm" svg:x2="6.723cm" svg:y2="9.112cm">
          <text:p/>
        </draw:line>
        <draw:line draw:style-name="gr97" draw:layer="layout" svg:x1="6.646cm" svg:y1="9.144cm" svg:x2="6.646cm" svg:y2="8.991cm">
          <text:p/>
        </draw:line>
        <draw:line draw:style-name="gr97" draw:layer="layout" svg:x1="6.57cm" svg:y1="9.068cm" svg:x2="6.723cm" svg:y2="9.068cm">
          <text:p/>
        </draw:line>
        <draw:line draw:style-name="gr97" draw:layer="layout" svg:x1="6.646cm" svg:y1="9.12cm" svg:x2="6.646cm" svg:y2="8.967cm">
          <text:p/>
        </draw:line>
        <draw:line draw:style-name="gr97" draw:layer="layout" svg:x1="6.57cm" svg:y1="9.043cm" svg:x2="6.723cm" svg:y2="9.043cm">
          <text:p/>
        </draw:line>
        <draw:line draw:style-name="gr97" draw:layer="layout" svg:x1="6.646cm" svg:y1="8.835cm" svg:x2="6.646cm" svg:y2="8.682cm">
          <text:p/>
        </draw:line>
        <draw:line draw:style-name="gr97" draw:layer="layout" svg:x1="6.57cm" svg:y1="8.759cm" svg:x2="6.723cm" svg:y2="8.759cm">
          <text:p/>
        </draw:line>
        <draw:line draw:style-name="gr97" draw:layer="layout" svg:x1="6.646cm" svg:y1="7.005cm" svg:x2="6.646cm" svg:y2="6.852cm">
          <text:p/>
        </draw:line>
        <draw:line draw:style-name="gr97" draw:layer="layout" svg:x1="6.57cm" svg:y1="6.929cm" svg:x2="6.723cm" svg:y2="6.929cm">
          <text:p/>
        </draw:line>
        <draw:line draw:style-name="gr97" draw:layer="layout" svg:x1="6.646cm" svg:y1="6.918cm" svg:x2="6.646cm" svg:y2="6.764cm">
          <text:p/>
        </draw:line>
        <draw:line draw:style-name="gr97" draw:layer="layout" svg:x1="6.57cm" svg:y1="6.841cm" svg:x2="6.723cm" svg:y2="6.841cm">
          <text:p/>
        </draw:line>
        <draw:line draw:style-name="gr97" draw:layer="layout" svg:x1="6.646cm" svg:y1="6.874cm" svg:x2="6.646cm" svg:y2="6.72cm">
          <text:p/>
        </draw:line>
        <draw:line draw:style-name="gr97" draw:layer="layout" svg:x1="6.57cm" svg:y1="6.797cm" svg:x2="6.723cm" svg:y2="6.797cm">
          <text:p/>
        </draw:line>
        <draw:line draw:style-name="gr97" draw:layer="layout" svg:x1="6.646cm" svg:y1="6.852cm" svg:x2="6.646cm" svg:y2="6.699cm">
          <text:p/>
        </draw:line>
        <draw:line draw:style-name="gr97" draw:layer="layout" svg:x1="6.57cm" svg:y1="6.775cm" svg:x2="6.723cm" svg:y2="6.775cm">
          <text:p/>
        </draw:line>
        <draw:line draw:style-name="gr97" draw:layer="layout" svg:x1="6.646cm" svg:y1="4.781cm" svg:x2="6.646cm" svg:y2="4.627cm">
          <text:p/>
        </draw:line>
        <draw:line draw:style-name="gr97" draw:layer="layout" svg:x1="6.57cm" svg:y1="4.704cm" svg:x2="6.723cm" svg:y2="4.704cm">
          <text:p/>
        </draw:line>
        <draw:line draw:style-name="gr97" draw:layer="layout" svg:x1="6.646cm" svg:y1="4.671cm" svg:x2="6.646cm" svg:y2="4.518cm">
          <text:p/>
        </draw:line>
        <draw:line draw:style-name="gr97" draw:layer="layout" svg:x1="6.57cm" svg:y1="4.595cm" svg:x2="6.723cm" svg:y2="4.595cm">
          <text:p/>
        </draw:line>
        <draw:line draw:style-name="gr97" draw:layer="layout" svg:x1="6.646cm" svg:y1="4.031cm" svg:x2="6.646cm" svg:y2="3.878cm">
          <text:p/>
        </draw:line>
        <draw:line draw:style-name="gr97" draw:layer="layout" svg:x1="6.57cm" svg:y1="3.954cm" svg:x2="6.723cm" svg:y2="3.954cm">
          <text:p/>
        </draw:line>
        <draw:line draw:style-name="gr97" draw:layer="layout" svg:x1="6.646cm" svg:y1="3.613cm" svg:x2="6.646cm" svg:y2="3.459cm">
          <text:p/>
        </draw:line>
        <draw:line draw:style-name="gr97" draw:layer="layout" svg:x1="6.57cm" svg:y1="3.536cm" svg:x2="6.723cm" svg:y2="3.536cm">
          <text:p/>
        </draw:line>
        <draw:line draw:style-name="gr97" draw:layer="layout" svg:x1="6.678cm" svg:y1="12.778cm" svg:x2="6.678cm" svg:y2="12.625cm">
          <text:p/>
        </draw:line>
        <draw:line draw:style-name="gr97" draw:layer="layout" svg:x1="6.601cm" svg:y1="12.701cm" svg:x2="6.754cm" svg:y2="12.701cm">
          <text:p/>
        </draw:line>
        <draw:line draw:style-name="gr97" draw:layer="layout" svg:x1="6.678cm" svg:y1="10.928cm" svg:x2="6.678cm" svg:y2="10.775cm">
          <text:p/>
        </draw:line>
        <draw:line draw:style-name="gr97" draw:layer="layout" svg:x1="6.601cm" svg:y1="10.852cm" svg:x2="6.754cm" svg:y2="10.852cm">
          <text:p/>
        </draw:line>
        <draw:line draw:style-name="gr97" draw:layer="layout" svg:x1="6.678cm" svg:y1="10.619cm" svg:x2="6.678cm" svg:y2="10.466cm">
          <text:p/>
        </draw:line>
        <draw:line draw:style-name="gr97" draw:layer="layout" svg:x1="6.601cm" svg:y1="10.543cm" svg:x2="6.754cm" svg:y2="10.543cm">
          <text:p/>
        </draw:line>
        <draw:line draw:style-name="gr97" draw:layer="layout" svg:x1="6.678cm" svg:y1="10.266cm" svg:x2="6.678cm" svg:y2="10.113cm">
          <text:p/>
        </draw:line>
        <draw:line draw:style-name="gr97" draw:layer="layout" svg:x1="6.601cm" svg:y1="10.19cm" svg:x2="6.754cm" svg:y2="10.19cm">
          <text:p/>
        </draw:line>
        <draw:line draw:style-name="gr97" draw:layer="layout" svg:x1="6.678cm" svg:y1="9.716cm" svg:x2="6.678cm" svg:y2="9.563cm">
          <text:p/>
        </draw:line>
        <draw:line draw:style-name="gr97" draw:layer="layout" svg:x1="6.601cm" svg:y1="9.64cm" svg:x2="6.754cm" svg:y2="9.64cm">
          <text:p/>
        </draw:line>
        <draw:line draw:style-name="gr97" draw:layer="layout" svg:x1="6.678cm" svg:y1="9.495cm" svg:x2="6.678cm" svg:y2="9.342cm">
          <text:p/>
        </draw:line>
        <draw:line draw:style-name="gr97" draw:layer="layout" svg:x1="6.601cm" svg:y1="9.418cm" svg:x2="6.754cm" svg:y2="9.418cm">
          <text:p/>
        </draw:line>
        <draw:line draw:style-name="gr97" draw:layer="layout" svg:x1="6.678cm" svg:y1="9.32cm" svg:x2="6.678cm" svg:y2="9.166cm">
          <text:p/>
        </draw:line>
        <draw:line draw:style-name="gr97" draw:layer="layout" svg:x1="6.601cm" svg:y1="9.243cm" svg:x2="6.754cm" svg:y2="9.243cm">
          <text:p/>
        </draw:line>
        <draw:line draw:style-name="gr97" draw:layer="layout" svg:x1="6.678cm" svg:y1="7.161cm" svg:x2="6.678cm" svg:y2="7.008cm">
          <text:p/>
        </draw:line>
        <draw:line draw:style-name="gr97" draw:layer="layout" svg:x1="6.601cm" svg:y1="7.084cm" svg:x2="6.754cm" svg:y2="7.084cm">
          <text:p/>
        </draw:line>
        <draw:line draw:style-name="gr97" draw:layer="layout" svg:x1="6.678cm" svg:y1="5.552cm" svg:x2="6.678cm" svg:y2="5.399cm">
          <text:p/>
        </draw:line>
        <draw:line draw:style-name="gr97" draw:layer="layout" svg:x1="6.601cm" svg:y1="5.476cm" svg:x2="6.754cm" svg:y2="5.476cm">
          <text:p/>
        </draw:line>
        <draw:line draw:style-name="gr97" draw:layer="layout" svg:x1="6.678cm" svg:y1="5.53cm" svg:x2="6.678cm" svg:y2="5.377cm">
          <text:p/>
        </draw:line>
        <draw:line draw:style-name="gr97" draw:layer="layout" svg:x1="6.601cm" svg:y1="5.454cm" svg:x2="6.754cm" svg:y2="5.454cm">
          <text:p/>
        </draw:line>
        <draw:line draw:style-name="gr97" draw:layer="layout" svg:x1="6.678cm" svg:y1="5.487cm" svg:x2="6.678cm" svg:y2="5.333cm">
          <text:p/>
        </draw:line>
        <draw:line draw:style-name="gr97" draw:layer="layout" svg:x1="6.601cm" svg:y1="5.41cm" svg:x2="6.754cm" svg:y2="5.41cm">
          <text:p/>
        </draw:line>
        <draw:line draw:style-name="gr97" draw:layer="layout" svg:x1="6.678cm" svg:y1="4.956cm" svg:x2="6.678cm" svg:y2="4.803cm">
          <text:p/>
        </draw:line>
        <draw:line draw:style-name="gr97" draw:layer="layout" svg:x1="6.601cm" svg:y1="4.879cm" svg:x2="6.754cm" svg:y2="4.879cm">
          <text:p/>
        </draw:line>
        <draw:line draw:style-name="gr97" draw:layer="layout" svg:x1="6.678cm" svg:y1="4.868cm" svg:x2="6.678cm" svg:y2="4.715cm">
          <text:p/>
        </draw:line>
        <draw:line draw:style-name="gr97" draw:layer="layout" svg:x1="6.601cm" svg:y1="4.792cm" svg:x2="6.754cm" svg:y2="4.792cm">
          <text:p/>
        </draw:line>
        <draw:line draw:style-name="gr97" draw:layer="layout" svg:x1="6.678cm" svg:y1="4.715cm" svg:x2="6.678cm" svg:y2="4.562cm">
          <text:p/>
        </draw:line>
        <draw:line draw:style-name="gr97" draw:layer="layout" svg:x1="6.601cm" svg:y1="4.638cm" svg:x2="6.754cm" svg:y2="4.638cm">
          <text:p/>
        </draw:line>
        <draw:line draw:style-name="gr97" draw:layer="layout" svg:x1="6.707cm" svg:y1="13.221cm" svg:x2="6.707cm" svg:y2="13.068cm">
          <text:p/>
        </draw:line>
        <draw:line draw:style-name="gr97" draw:layer="layout" svg:x1="6.63cm" svg:y1="13.144cm" svg:x2="6.784cm" svg:y2="13.144cm">
          <text:p/>
        </draw:line>
        <draw:line draw:style-name="gr97" draw:layer="layout" svg:x1="6.707cm" svg:y1="12.956cm" svg:x2="6.707cm" svg:y2="12.802cm">
          <text:p/>
        </draw:line>
        <draw:line draw:style-name="gr97" draw:layer="layout" svg:x1="6.63cm" svg:y1="12.879cm" svg:x2="6.784cm" svg:y2="12.879cm">
          <text:p/>
        </draw:line>
        <draw:line draw:style-name="gr97" draw:layer="layout" svg:x1="6.707cm" svg:y1="10.95cm" svg:x2="6.707cm" svg:y2="10.797cm">
          <text:p/>
        </draw:line>
        <draw:line draw:style-name="gr97" draw:layer="layout" svg:x1="6.63cm" svg:y1="10.874cm" svg:x2="6.784cm" svg:y2="10.874cm">
          <text:p/>
        </draw:line>
        <draw:line draw:style-name="gr97" draw:layer="layout" svg:x1="6.707cm" svg:y1="10.775cm" svg:x2="6.707cm" svg:y2="10.622cm">
          <text:p/>
        </draw:line>
        <draw:line draw:style-name="gr97" draw:layer="layout" svg:x1="6.63cm" svg:y1="10.698cm" svg:x2="6.784cm" svg:y2="10.698cm">
          <text:p/>
        </draw:line>
        <draw:line draw:style-name="gr97" draw:layer="layout" svg:x1="6.707cm" svg:y1="10.091cm" svg:x2="6.707cm" svg:y2="9.938cm">
          <text:p/>
        </draw:line>
        <draw:line draw:style-name="gr97" draw:layer="layout" svg:x1="6.63cm" svg:y1="10.015cm" svg:x2="6.784cm" svg:y2="10.015cm">
          <text:p/>
        </draw:line>
        <draw:line draw:style-name="gr97" draw:layer="layout" svg:x1="6.707cm" svg:y1="10.047cm" svg:x2="6.707cm" svg:y2="9.894cm">
          <text:p/>
        </draw:line>
        <draw:line draw:style-name="gr97" draw:layer="layout" svg:x1="6.63cm" svg:y1="9.971cm" svg:x2="6.784cm" svg:y2="9.971cm">
          <text:p/>
        </draw:line>
        <draw:line draw:style-name="gr97" draw:layer="layout" svg:x1="6.707cm" svg:y1="10.025cm" svg:x2="6.707cm" svg:y2="9.872cm">
          <text:p/>
        </draw:line>
        <draw:line draw:style-name="gr97" draw:layer="layout" svg:x1="6.63cm" svg:y1="9.949cm" svg:x2="6.784cm" svg:y2="9.949cm">
          <text:p/>
        </draw:line>
        <draw:line draw:style-name="gr97" draw:layer="layout" svg:x1="6.707cm" svg:y1="7.954cm" svg:x2="6.707cm" svg:y2="7.801cm">
          <text:p/>
        </draw:line>
        <draw:line draw:style-name="gr97" draw:layer="layout" svg:x1="6.63cm" svg:y1="7.878cm" svg:x2="6.784cm" svg:y2="7.878cm">
          <text:p/>
        </draw:line>
        <draw:line draw:style-name="gr97" draw:layer="layout" svg:x1="6.707cm" svg:y1="7.842cm" svg:x2="6.707cm" svg:y2="7.689cm">
          <text:p/>
        </draw:line>
        <draw:line draw:style-name="gr97" draw:layer="layout" svg:x1="6.63cm" svg:y1="7.766cm" svg:x2="6.784cm" svg:y2="7.766cm">
          <text:p/>
        </draw:line>
        <draw:line draw:style-name="gr97" draw:layer="layout" svg:x1="6.707cm" svg:y1="7.645cm" svg:x2="6.707cm" svg:y2="7.492cm">
          <text:p/>
        </draw:line>
        <draw:line draw:style-name="gr97" draw:layer="layout" svg:x1="6.63cm" svg:y1="7.569cm" svg:x2="6.784cm" svg:y2="7.569cm">
          <text:p/>
        </draw:line>
        <draw:line draw:style-name="gr97" draw:layer="layout" svg:x1="6.707cm" svg:y1="5.662cm" svg:x2="6.707cm" svg:y2="5.508cm">
          <text:p/>
        </draw:line>
        <draw:line draw:style-name="gr97" draw:layer="layout" svg:x1="6.63cm" svg:y1="5.585cm" svg:x2="6.784cm" svg:y2="5.585cm">
          <text:p/>
        </draw:line>
        <draw:line draw:style-name="gr97" draw:layer="layout" svg:x1="6.707cm" svg:y1="5.309cm" svg:x2="6.707cm" svg:y2="5.156cm">
          <text:p/>
        </draw:line>
        <draw:line draw:style-name="gr97" draw:layer="layout" svg:x1="6.63cm" svg:y1="5.232cm" svg:x2="6.784cm" svg:y2="5.232cm">
          <text:p/>
        </draw:line>
        <draw:line draw:style-name="gr97" draw:layer="layout" svg:x1="6.707cm" svg:y1="5.112cm" svg:x2="6.707cm" svg:y2="4.958cm">
          <text:p/>
        </draw:line>
        <draw:line draw:style-name="gr97" draw:layer="layout" svg:x1="6.63cm" svg:y1="5.035cm" svg:x2="6.784cm" svg:y2="5.035cm">
          <text:p/>
        </draw:line>
        <draw:line draw:style-name="gr97" draw:layer="layout" svg:x1="6.707cm" svg:y1="5.09cm" svg:x2="6.707cm" svg:y2="4.936cm">
          <text:p/>
        </draw:line>
        <draw:line draw:style-name="gr97" draw:layer="layout" svg:x1="6.63cm" svg:y1="5.013cm" svg:x2="6.784cm" svg:y2="5.013cm">
          <text:p/>
        </draw:line>
        <draw:line draw:style-name="gr97" draw:layer="layout" svg:x1="6.707cm" svg:y1="5cm" svg:x2="6.707cm" svg:y2="4.846cm">
          <text:p/>
        </draw:line>
        <draw:line draw:style-name="gr97" draw:layer="layout" svg:x1="6.63cm" svg:y1="4.923cm" svg:x2="6.784cm" svg:y2="4.923cm">
          <text:p/>
        </draw:line>
        <draw:line draw:style-name="gr97" draw:layer="layout" svg:x1="6.707cm" svg:y1="4.693cm" svg:x2="6.707cm" svg:y2="4.54cm">
          <text:p/>
        </draw:line>
        <draw:line draw:style-name="gr97" draw:layer="layout" svg:x1="6.63cm" svg:y1="4.616cm" svg:x2="6.784cm" svg:y2="4.616cm">
          <text:p/>
        </draw:line>
        <draw:line draw:style-name="gr97" draw:layer="layout" svg:x1="6.707cm" svg:y1="4.494cm" svg:x2="6.707cm" svg:y2="4.34cm">
          <text:p/>
        </draw:line>
        <draw:line draw:style-name="gr97" draw:layer="layout" svg:x1="6.63cm" svg:y1="4.417cm" svg:x2="6.784cm" svg:y2="4.417cm">
          <text:p/>
        </draw:line>
        <draw:line draw:style-name="gr97" draw:layer="layout" svg:x1="6.707cm" svg:y1="4.45cm" svg:x2="6.707cm" svg:y2="4.296cm">
          <text:p/>
        </draw:line>
        <draw:line draw:style-name="gr97" draw:layer="layout" svg:x1="6.63cm" svg:y1="4.373cm" svg:x2="6.784cm" svg:y2="4.373cm">
          <text:p/>
        </draw:line>
        <draw:line draw:style-name="gr97" draw:layer="layout" svg:x1="6.707cm" svg:y1="2.951cm" svg:x2="6.707cm" svg:y2="2.797cm">
          <text:p/>
        </draw:line>
        <draw:line draw:style-name="gr97" draw:layer="layout" svg:x1="6.63cm" svg:y1="2.874cm" svg:x2="6.784cm" svg:y2="2.874cm">
          <text:p/>
        </draw:line>
        <draw:line draw:style-name="gr97" draw:layer="layout" svg:x1="6.739cm" svg:y1="11.612cm" svg:x2="6.739cm" svg:y2="11.459cm">
          <text:p/>
        </draw:line>
        <draw:line draw:style-name="gr97" draw:layer="layout" svg:x1="6.662cm" svg:y1="11.536cm" svg:x2="6.815cm" svg:y2="11.536cm">
          <text:p/>
        </draw:line>
        <draw:line draw:style-name="gr97" draw:layer="layout" svg:x1="6.739cm" svg:y1="10.51cm" svg:x2="6.739cm" svg:y2="10.356cm">
          <text:p/>
        </draw:line>
        <draw:line draw:style-name="gr97" draw:layer="layout" svg:x1="6.662cm" svg:y1="10.433cm" svg:x2="6.815cm" svg:y2="10.433cm">
          <text:p/>
        </draw:line>
        <draw:line draw:style-name="gr97" draw:layer="layout" svg:x1="6.739cm" svg:y1="10.444cm" svg:x2="6.739cm" svg:y2="10.291cm">
          <text:p/>
        </draw:line>
        <draw:line draw:style-name="gr97" draw:layer="layout" svg:x1="6.662cm" svg:y1="10.367cm" svg:x2="6.815cm" svg:y2="10.367cm">
          <text:p/>
        </draw:line>
        <draw:line draw:style-name="gr97" draw:layer="layout" svg:x1="6.739cm" svg:y1="8.395cm" svg:x2="6.739cm" svg:y2="8.242cm">
          <text:p/>
        </draw:line>
        <draw:line draw:style-name="gr97" draw:layer="layout" svg:x1="6.662cm" svg:y1="8.318cm" svg:x2="6.815cm" svg:y2="8.318cm">
          <text:p/>
        </draw:line>
        <draw:line draw:style-name="gr97" draw:layer="layout" svg:x1="6.739cm" svg:y1="8.305cm" svg:x2="6.739cm" svg:y2="8.151cm">
          <text:p/>
        </draw:line>
        <draw:line draw:style-name="gr97" draw:layer="layout" svg:x1="6.662cm" svg:y1="8.228cm" svg:x2="6.815cm" svg:y2="8.228cm">
          <text:p/>
        </draw:line>
        <draw:line draw:style-name="gr97" draw:layer="layout" svg:x1="6.739cm" svg:y1="7.976cm" svg:x2="6.739cm" svg:y2="7.823cm">
          <text:p/>
        </draw:line>
        <draw:line draw:style-name="gr97" draw:layer="layout" svg:x1="6.662cm" svg:y1="7.9cm" svg:x2="6.815cm" svg:y2="7.9cm">
          <text:p/>
        </draw:line>
        <draw:line draw:style-name="gr97" draw:layer="layout" svg:x1="6.739cm" svg:y1="6.521cm" svg:x2="6.739cm" svg:y2="6.368cm">
          <text:p/>
        </draw:line>
        <draw:line draw:style-name="gr97" draw:layer="layout" svg:x1="6.662cm" svg:y1="6.444cm" svg:x2="6.815cm" svg:y2="6.444cm">
          <text:p/>
        </draw:line>
        <draw:line draw:style-name="gr97" draw:layer="layout" svg:x1="6.739cm" svg:y1="6.256cm" svg:x2="6.739cm" svg:y2="6.102cm">
          <text:p/>
        </draw:line>
        <draw:line draw:style-name="gr97" draw:layer="layout" svg:x1="6.662cm" svg:y1="6.179cm" svg:x2="6.815cm" svg:y2="6.179cm">
          <text:p/>
        </draw:line>
        <draw:line draw:style-name="gr97" draw:layer="layout" svg:x1="6.739cm" svg:y1="6.168cm" svg:x2="6.739cm" svg:y2="6.015cm">
          <text:p/>
        </draw:line>
        <draw:line draw:style-name="gr97" draw:layer="layout" svg:x1="6.662cm" svg:y1="6.091cm" svg:x2="6.815cm" svg:y2="6.091cm">
          <text:p/>
        </draw:line>
        <draw:line draw:style-name="gr97" draw:layer="layout" svg:x1="6.739cm" svg:y1="5.993cm" svg:x2="6.739cm" svg:y2="5.839cm">
          <text:p/>
        </draw:line>
        <draw:line draw:style-name="gr97" draw:layer="layout" svg:x1="6.662cm" svg:y1="5.916cm" svg:x2="6.815cm" svg:y2="5.916cm">
          <text:p/>
        </draw:line>
        <draw:line draw:style-name="gr97" draw:layer="layout" svg:x1="6.739cm" svg:y1="5.749cm" svg:x2="6.739cm" svg:y2="5.596cm">
          <text:p/>
        </draw:line>
        <draw:line draw:style-name="gr97" draw:layer="layout" svg:x1="6.662cm" svg:y1="5.673cm" svg:x2="6.815cm" svg:y2="5.673cm">
          <text:p/>
        </draw:line>
        <draw:line draw:style-name="gr97" draw:layer="layout" svg:x1="6.739cm" svg:y1="5.487cm" svg:x2="6.739cm" svg:y2="5.333cm">
          <text:p/>
        </draw:line>
        <draw:line draw:style-name="gr97" draw:layer="layout" svg:x1="6.662cm" svg:y1="5.41cm" svg:x2="6.815cm" svg:y2="5.41cm">
          <text:p/>
        </draw:line>
        <draw:line draw:style-name="gr97" draw:layer="layout" svg:x1="6.739cm" svg:y1="5.309cm" svg:x2="6.739cm" svg:y2="5.156cm">
          <text:p/>
        </draw:line>
        <draw:line draw:style-name="gr97" draw:layer="layout" svg:x1="6.662cm" svg:y1="5.232cm" svg:x2="6.815cm" svg:y2="5.232cm">
          <text:p/>
        </draw:line>
        <draw:line draw:style-name="gr97" draw:layer="layout" svg:x1="6.739cm" svg:y1="5.199cm" svg:x2="6.739cm" svg:y2="5.046cm">
          <text:p/>
        </draw:line>
        <draw:line draw:style-name="gr97" draw:layer="layout" svg:x1="6.662cm" svg:y1="5.123cm" svg:x2="6.815cm" svg:y2="5.123cm">
          <text:p/>
        </draw:line>
        <draw:line draw:style-name="gr97" draw:layer="layout" svg:x1="6.739cm" svg:y1="5.156cm" svg:x2="6.739cm" svg:y2="5.002cm">
          <text:p/>
        </draw:line>
        <draw:line draw:style-name="gr97" draw:layer="layout" svg:x1="6.662cm" svg:y1="5.079cm" svg:x2="6.815cm" svg:y2="5.079cm">
          <text:p/>
        </draw:line>
        <draw:line draw:style-name="gr97" draw:layer="layout" svg:x1="6.739cm" svg:y1="3.437cm" svg:x2="6.739cm" svg:y2="3.284cm">
          <text:p/>
        </draw:line>
        <draw:line draw:style-name="gr97" draw:layer="layout" svg:x1="6.662cm" svg:y1="3.361cm" svg:x2="6.815cm" svg:y2="3.361cm">
          <text:p/>
        </draw:line>
        <draw:line draw:style-name="gr97" draw:layer="layout" svg:x1="6.739cm" svg:y1="3.347cm" svg:x2="6.739cm" svg:y2="3.194cm">
          <text:p/>
        </draw:line>
        <draw:line draw:style-name="gr97" draw:layer="layout" svg:x1="6.662cm" svg:y1="3.271cm" svg:x2="6.815cm" svg:y2="3.271cm">
          <text:p/>
        </draw:line>
        <draw:line draw:style-name="gr97" draw:layer="layout" svg:x1="6.768cm" svg:y1="11.766cm" svg:x2="6.768cm" svg:y2="11.612cm">
          <text:p/>
        </draw:line>
        <draw:line draw:style-name="gr97" draw:layer="layout" svg:x1="6.691cm" svg:y1="11.689cm" svg:x2="6.845cm" svg:y2="11.689cm">
          <text:p/>
        </draw:line>
        <draw:line draw:style-name="gr97" draw:layer="layout" svg:x1="6.768cm" svg:y1="10.841cm" svg:x2="6.768cm" svg:y2="10.687cm">
          <text:p/>
        </draw:line>
        <draw:line draw:style-name="gr97" draw:layer="layout" svg:x1="6.691cm" svg:y1="10.764cm" svg:x2="6.845cm" svg:y2="10.764cm">
          <text:p/>
        </draw:line>
        <draw:line draw:style-name="gr97" draw:layer="layout" svg:x1="6.768cm" svg:y1="6.939cm" svg:x2="6.768cm" svg:y2="6.786cm">
          <text:p/>
        </draw:line>
        <draw:line draw:style-name="gr97" draw:layer="layout" svg:x1="6.691cm" svg:y1="6.863cm" svg:x2="6.845cm" svg:y2="6.863cm">
          <text:p/>
        </draw:line>
        <draw:line draw:style-name="gr97" draw:layer="layout" svg:x1="6.768cm" svg:y1="6.874cm" svg:x2="6.768cm" svg:y2="6.72cm">
          <text:p/>
        </draw:line>
        <draw:line draw:style-name="gr97" draw:layer="layout" svg:x1="6.691cm" svg:y1="6.797cm" svg:x2="6.845cm" svg:y2="6.797cm">
          <text:p/>
        </draw:line>
        <draw:line draw:style-name="gr97" draw:layer="layout" svg:x1="6.768cm" svg:y1="6.764cm" svg:x2="6.768cm" svg:y2="6.611cm">
          <text:p/>
        </draw:line>
        <draw:line draw:style-name="gr97" draw:layer="layout" svg:x1="6.691cm" svg:y1="6.688cm" svg:x2="6.845cm" svg:y2="6.688cm">
          <text:p/>
        </draw:line>
        <draw:line draw:style-name="gr97" draw:layer="layout" svg:x1="6.768cm" svg:y1="6.608cm" svg:x2="6.768cm" svg:y2="6.455cm">
          <text:p/>
        </draw:line>
        <draw:line draw:style-name="gr97" draw:layer="layout" svg:x1="6.691cm" svg:y1="6.532cm" svg:x2="6.845cm" svg:y2="6.532cm">
          <text:p/>
        </draw:line>
        <draw:line draw:style-name="gr97" draw:layer="layout" svg:x1="6.768cm" svg:y1="6.543cm" svg:x2="6.768cm" svg:y2="6.389cm">
          <text:p/>
        </draw:line>
        <draw:line draw:style-name="gr97" draw:layer="layout" svg:x1="6.691cm" svg:y1="6.466cm" svg:x2="6.845cm" svg:y2="6.466cm">
          <text:p/>
        </draw:line>
        <draw:line draw:style-name="gr97" draw:layer="layout" svg:x1="6.768cm" svg:y1="6.324cm" svg:x2="6.768cm" svg:y2="6.17cm">
          <text:p/>
        </draw:line>
        <draw:line draw:style-name="gr97" draw:layer="layout" svg:x1="6.691cm" svg:y1="6.247cm" svg:x2="6.845cm" svg:y2="6.247cm">
          <text:p/>
        </draw:line>
        <draw:line draw:style-name="gr97" draw:layer="layout" svg:x1="6.768cm" svg:y1="6.234cm" svg:x2="6.768cm" svg:y2="6.08cm">
          <text:p/>
        </draw:line>
        <draw:line draw:style-name="gr97" draw:layer="layout" svg:x1="6.691cm" svg:y1="6.157cm" svg:x2="6.845cm" svg:y2="6.157cm">
          <text:p/>
        </draw:line>
        <draw:line draw:style-name="gr97" draw:layer="layout" svg:x1="6.768cm" svg:y1="6.037cm" svg:x2="6.768cm" svg:y2="5.883cm">
          <text:p/>
        </draw:line>
        <draw:line draw:style-name="gr97" draw:layer="layout" svg:x1="6.691cm" svg:y1="5.96cm" svg:x2="6.845cm" svg:y2="5.96cm">
          <text:p/>
        </draw:line>
        <draw:line draw:style-name="gr97" draw:layer="layout" svg:x1="6.768cm" svg:y1="5.684cm" svg:x2="6.768cm" svg:y2="5.53cm">
          <text:p/>
        </draw:line>
        <draw:line draw:style-name="gr97" draw:layer="layout" svg:x1="6.691cm" svg:y1="5.607cm" svg:x2="6.845cm" svg:y2="5.607cm">
          <text:p/>
        </draw:line>
        <draw:line draw:style-name="gr97" draw:layer="layout" svg:x1="6.768cm" svg:y1="5.375cm" svg:x2="6.768cm" svg:y2="5.221cm">
          <text:p/>
        </draw:line>
        <draw:line draw:style-name="gr97" draw:layer="layout" svg:x1="6.691cm" svg:y1="5.298cm" svg:x2="6.845cm" svg:y2="5.298cm">
          <text:p/>
        </draw:line>
        <draw:line draw:style-name="gr97" draw:layer="layout" svg:x1="6.768cm" svg:y1="5.331cm" svg:x2="6.768cm" svg:y2="5.177cm">
          <text:p/>
        </draw:line>
        <draw:line draw:style-name="gr97" draw:layer="layout" svg:x1="6.691cm" svg:y1="5.254cm" svg:x2="6.845cm" svg:y2="5.254cm">
          <text:p/>
        </draw:line>
        <draw:line draw:style-name="gr97" draw:layer="layout" svg:x1="6.768cm" svg:y1="5.265cm" svg:x2="6.768cm" svg:y2="5.112cm">
          <text:p/>
        </draw:line>
        <draw:line draw:style-name="gr97" draw:layer="layout" svg:x1="6.691cm" svg:y1="5.188cm" svg:x2="6.845cm" svg:y2="5.188cm">
          <text:p/>
        </draw:line>
        <draw:line draw:style-name="gr97" draw:layer="layout" svg:x1="6.768cm" svg:y1="3.878cm" svg:x2="6.768cm" svg:y2="3.724cm">
          <text:p/>
        </draw:line>
        <draw:line draw:style-name="gr97" draw:layer="layout" svg:x1="6.691cm" svg:y1="3.801cm" svg:x2="6.845cm" svg:y2="3.801cm">
          <text:p/>
        </draw:line>
        <draw:line draw:style-name="gr97" draw:layer="layout" svg:x1="6.768cm" svg:y1="3.547cm" svg:x2="6.768cm" svg:y2="3.394cm">
          <text:p/>
        </draw:line>
        <draw:line draw:style-name="gr97" draw:layer="layout" svg:x1="6.691cm" svg:y1="3.47cm" svg:x2="6.845cm" svg:y2="3.47cm">
          <text:p/>
        </draw:line>
        <draw:line draw:style-name="gr97" draw:layer="layout" svg:x1="6.8cm" svg:y1="12.8cm" svg:x2="6.8cm" svg:y2="12.647cm">
          <text:p/>
        </draw:line>
        <draw:line draw:style-name="gr97" draw:layer="layout" svg:x1="6.723cm" svg:y1="12.723cm" svg:x2="6.876cm" svg:y2="12.723cm">
          <text:p/>
        </draw:line>
        <draw:line draw:style-name="gr97" draw:layer="layout" svg:x1="6.8cm" svg:y1="12.647cm" svg:x2="6.8cm" svg:y2="12.493cm">
          <text:p/>
        </draw:line>
        <draw:line draw:style-name="gr97" draw:layer="layout" svg:x1="6.723cm" svg:y1="12.57cm" svg:x2="6.876cm" svg:y2="12.57cm">
          <text:p/>
        </draw:line>
        <draw:line draw:style-name="gr97" draw:layer="layout" svg:x1="6.8cm" svg:y1="11.347cm" svg:x2="6.8cm" svg:y2="11.194cm">
          <text:p/>
        </draw:line>
        <draw:line draw:style-name="gr97" draw:layer="layout" svg:x1="6.723cm" svg:y1="11.27cm" svg:x2="6.876cm" svg:y2="11.27cm">
          <text:p/>
        </draw:line>
        <draw:line draw:style-name="gr97" draw:layer="layout" svg:x1="6.8cm" svg:y1="11.194cm" svg:x2="6.8cm" svg:y2="11.04cm">
          <text:p/>
        </draw:line>
        <draw:line draw:style-name="gr97" draw:layer="layout" svg:x1="6.723cm" svg:y1="11.117cm" svg:x2="6.876cm" svg:y2="11.117cm">
          <text:p/>
        </draw:line>
        <draw:line draw:style-name="gr97" draw:layer="layout" svg:x1="6.8cm" svg:y1="11.082cm" svg:x2="6.8cm" svg:y2="10.928cm">
          <text:p/>
        </draw:line>
        <draw:line draw:style-name="gr97" draw:layer="layout" svg:x1="6.723cm" svg:y1="11.005cm" svg:x2="6.876cm" svg:y2="11.005cm">
          <text:p/>
        </draw:line>
        <draw:line draw:style-name="gr97" draw:layer="layout" svg:x1="6.8cm" svg:y1="7.139cm" svg:x2="6.8cm" svg:y2="6.986cm">
          <text:p/>
        </draw:line>
        <draw:line draw:style-name="gr97" draw:layer="layout" svg:x1="6.723cm" svg:y1="7.062cm" svg:x2="6.876cm" svg:y2="7.062cm">
          <text:p/>
        </draw:line>
        <draw:line draw:style-name="gr97" draw:layer="layout" svg:x1="6.8cm" svg:y1="7.117cm" svg:x2="6.8cm" svg:y2="6.964cm">
          <text:p/>
        </draw:line>
        <draw:line draw:style-name="gr97" draw:layer="layout" svg:x1="6.723cm" svg:y1="7.04cm" svg:x2="6.876cm" svg:y2="7.04cm">
          <text:p/>
        </draw:line>
        <draw:line draw:style-name="gr97" draw:layer="layout" svg:x1="6.8cm" svg:y1="6.124cm" svg:x2="6.8cm" svg:y2="5.971cm">
          <text:p/>
        </draw:line>
        <draw:line draw:style-name="gr97" draw:layer="layout" svg:x1="6.723cm" svg:y1="6.047cm" svg:x2="6.876cm" svg:y2="6.047cm">
          <text:p/>
        </draw:line>
        <draw:line draw:style-name="gr97" draw:layer="layout" svg:x1="6.8cm" svg:y1="4.275cm" svg:x2="6.8cm" svg:y2="4.121cm">
          <text:p/>
        </draw:line>
        <draw:line draw:style-name="gr97" draw:layer="layout" svg:x1="6.723cm" svg:y1="4.198cm" svg:x2="6.876cm" svg:y2="4.198cm">
          <text:p/>
        </draw:line>
        <draw:line draw:style-name="gr97" draw:layer="layout" svg:x1="6.8cm" svg:y1="4.053cm" svg:x2="6.8cm" svg:y2="3.9cm">
          <text:p/>
        </draw:line>
        <draw:line draw:style-name="gr97" draw:layer="layout" svg:x1="6.723cm" svg:y1="3.976cm" svg:x2="6.876cm" svg:y2="3.976cm">
          <text:p/>
        </draw:line>
        <draw:line draw:style-name="gr97" draw:layer="layout" svg:x1="6.8cm" svg:y1="4.031cm" svg:x2="6.8cm" svg:y2="3.878cm">
          <text:p/>
        </draw:line>
        <draw:line draw:style-name="gr97" draw:layer="layout" svg:x1="6.723cm" svg:y1="3.954cm" svg:x2="6.876cm" svg:y2="3.954cm">
          <text:p/>
        </draw:line>
        <draw:line draw:style-name="gr97" draw:layer="layout" svg:x1="6.829cm" svg:y1="13.131cm" svg:x2="6.829cm" svg:y2="12.978cm">
          <text:p/>
        </draw:line>
        <draw:line draw:style-name="gr97" draw:layer="layout" svg:x1="6.752cm" svg:y1="13.054cm" svg:x2="6.905cm" svg:y2="13.054cm">
          <text:p/>
        </draw:line>
        <draw:line draw:style-name="gr97" draw:layer="layout" svg:x1="6.829cm" svg:y1="13.021cm" svg:x2="6.829cm" svg:y2="12.868cm">
          <text:p/>
        </draw:line>
        <draw:line draw:style-name="gr97" draw:layer="layout" svg:x1="6.752cm" svg:y1="12.945cm" svg:x2="6.905cm" svg:y2="12.945cm">
          <text:p/>
        </draw:line>
        <draw:line draw:style-name="gr97" draw:layer="layout" svg:x1="6.829cm" svg:y1="12.978cm" svg:x2="6.829cm" svg:y2="12.824cm">
          <text:p/>
        </draw:line>
        <draw:line draw:style-name="gr97" draw:layer="layout" svg:x1="6.752cm" svg:y1="12.901cm" svg:x2="6.905cm" svg:y2="12.901cm">
          <text:p/>
        </draw:line>
        <draw:line draw:style-name="gr97" draw:layer="layout" svg:x1="6.829cm" svg:y1="12.8cm" svg:x2="6.829cm" svg:y2="12.647cm">
          <text:p/>
        </draw:line>
        <draw:line draw:style-name="gr97" draw:layer="layout" svg:x1="6.752cm" svg:y1="12.723cm" svg:x2="6.905cm" svg:y2="12.723cm">
          <text:p/>
        </draw:line>
        <draw:line draw:style-name="gr97" draw:layer="layout" svg:x1="6.829cm" svg:y1="12.406cm" svg:x2="6.829cm" svg:y2="12.252cm">
          <text:p/>
        </draw:line>
        <draw:line draw:style-name="gr97" draw:layer="layout" svg:x1="6.752cm" svg:y1="12.329cm" svg:x2="6.905cm" svg:y2="12.329cm">
          <text:p/>
        </draw:line>
        <draw:line draw:style-name="gr97" draw:layer="layout" svg:x1="6.829cm" svg:y1="11.809cm" svg:x2="6.829cm" svg:y2="11.656cm">
          <text:p/>
        </draw:line>
        <draw:line draw:style-name="gr97" draw:layer="layout" svg:x1="6.752cm" svg:y1="11.733cm" svg:x2="6.905cm" svg:y2="11.733cm">
          <text:p/>
        </draw:line>
        <draw:line draw:style-name="gr97" draw:layer="layout" svg:x1="6.829cm" svg:y1="11.612cm" svg:x2="6.829cm" svg:y2="11.459cm">
          <text:p/>
        </draw:line>
        <draw:line draw:style-name="gr97" draw:layer="layout" svg:x1="6.752cm" svg:y1="11.536cm" svg:x2="6.905cm" svg:y2="11.536cm">
          <text:p/>
        </draw:line>
        <draw:line draw:style-name="gr97" draw:layer="layout" svg:x1="6.829cm" svg:y1="11.478cm" svg:x2="6.829cm" svg:y2="11.325cm">
          <text:p/>
        </draw:line>
        <draw:line draw:style-name="gr97" draw:layer="layout" svg:x1="6.752cm" svg:y1="11.402cm" svg:x2="6.905cm" svg:y2="11.402cm">
          <text:p/>
        </draw:line>
        <draw:line draw:style-name="gr97" draw:layer="layout" svg:x1="6.829cm" svg:y1="9.585cm" svg:x2="6.829cm" svg:y2="9.432cm">
          <text:p/>
        </draw:line>
        <draw:line draw:style-name="gr97" draw:layer="layout" svg:x1="6.752cm" svg:y1="9.508cm" svg:x2="6.905cm" svg:y2="9.508cm">
          <text:p/>
        </draw:line>
        <draw:line draw:style-name="gr97" draw:layer="layout" svg:x1="6.829cm" svg:y1="9.495cm" svg:x2="6.829cm" svg:y2="9.342cm">
          <text:p/>
        </draw:line>
        <draw:line draw:style-name="gr97" draw:layer="layout" svg:x1="6.752cm" svg:y1="9.418cm" svg:x2="6.905cm" svg:y2="9.418cm">
          <text:p/>
        </draw:line>
        <draw:line draw:style-name="gr97" draw:layer="layout" svg:x1="6.829cm" svg:y1="9.429cm" svg:x2="6.829cm" svg:y2="9.276cm">
          <text:p/>
        </draw:line>
        <draw:line draw:style-name="gr97" draw:layer="layout" svg:x1="6.752cm" svg:y1="9.353cm" svg:x2="6.905cm" svg:y2="9.353cm">
          <text:p/>
        </draw:line>
        <draw:line draw:style-name="gr97" draw:layer="layout" svg:x1="6.829cm" svg:y1="9.407cm" svg:x2="6.829cm" svg:y2="9.254cm">
          <text:p/>
        </draw:line>
        <draw:line draw:style-name="gr97" draw:layer="layout" svg:x1="6.752cm" svg:y1="9.331cm" svg:x2="6.905cm" svg:y2="9.331cm">
          <text:p/>
        </draw:line>
        <draw:line draw:style-name="gr97" draw:layer="layout" svg:x1="6.829cm" svg:y1="7.799cm" svg:x2="6.829cm" svg:y2="7.645cm">
          <text:p/>
        </draw:line>
        <draw:line draw:style-name="gr97" draw:layer="layout" svg:x1="6.752cm" svg:y1="7.722cm" svg:x2="6.905cm" svg:y2="7.722cm">
          <text:p/>
        </draw:line>
        <draw:line draw:style-name="gr97" draw:layer="layout" svg:x1="6.829cm" svg:y1="7.689cm" svg:x2="6.829cm" svg:y2="7.536cm">
          <text:p/>
        </draw:line>
        <draw:line draw:style-name="gr97" draw:layer="layout" svg:x1="6.752cm" svg:y1="7.612cm" svg:x2="6.905cm" svg:y2="7.612cm">
          <text:p/>
        </draw:line>
        <draw:line draw:style-name="gr97" draw:layer="layout" svg:x1="6.829cm" svg:y1="7.514cm" svg:x2="6.829cm" svg:y2="7.361cm">
          <text:p/>
        </draw:line>
        <draw:line draw:style-name="gr97" draw:layer="layout" svg:x1="6.752cm" svg:y1="7.437cm" svg:x2="6.905cm" svg:y2="7.437cm">
          <text:p/>
        </draw:line>
        <draw:line draw:style-name="gr97" draw:layer="layout" svg:x1="6.829cm" svg:y1="7.183cm" svg:x2="6.829cm" svg:y2="7.03cm">
          <text:p/>
        </draw:line>
        <draw:line draw:style-name="gr97" draw:layer="layout" svg:x1="6.752cm" svg:y1="7.106cm" svg:x2="6.905cm" svg:y2="7.106cm">
          <text:p/>
        </draw:line>
        <draw:line draw:style-name="gr97" draw:layer="layout" svg:x1="6.829cm" svg:y1="6.874cm" svg:x2="6.829cm" svg:y2="6.72cm">
          <text:p/>
        </draw:line>
        <draw:line draw:style-name="gr97" draw:layer="layout" svg:x1="6.752cm" svg:y1="6.797cm" svg:x2="6.905cm" svg:y2="6.797cm">
          <text:p/>
        </draw:line>
        <draw:line draw:style-name="gr97" draw:layer="layout" svg:x1="6.829cm" svg:y1="6.83cm" svg:x2="6.829cm" svg:y2="6.677cm">
          <text:p/>
        </draw:line>
        <draw:line draw:style-name="gr97" draw:layer="layout" svg:x1="6.752cm" svg:y1="6.753cm" svg:x2="6.905cm" svg:y2="6.753cm">
          <text:p/>
        </draw:line>
        <draw:line draw:style-name="gr97" draw:layer="layout" svg:x1="6.829cm" svg:y1="6.477cm" svg:x2="6.829cm" svg:y2="6.324cm">
          <text:p/>
        </draw:line>
        <draw:line draw:style-name="gr97" draw:layer="layout" svg:x1="6.752cm" svg:y1="6.4cm" svg:x2="6.905cm" svg:y2="6.4cm">
          <text:p/>
        </draw:line>
        <draw:line draw:style-name="gr97" draw:layer="layout" svg:x1="6.829cm" svg:y1="6.324cm" svg:x2="6.829cm" svg:y2="6.17cm">
          <text:p/>
        </draw:line>
        <draw:line draw:style-name="gr97" draw:layer="layout" svg:x1="6.752cm" svg:y1="6.247cm" svg:x2="6.905cm" svg:y2="6.247cm">
          <text:p/>
        </draw:line>
        <draw:line draw:style-name="gr97" draw:layer="layout" svg:x1="6.829cm" svg:y1="6.146cm" svg:x2="6.829cm" svg:y2="5.993cm">
          <text:p/>
        </draw:line>
        <draw:line draw:style-name="gr97" draw:layer="layout" svg:x1="6.752cm" svg:y1="6.069cm" svg:x2="6.905cm" svg:y2="6.069cm">
          <text:p/>
        </draw:line>
        <draw:line draw:style-name="gr97" draw:layer="layout" svg:x1="6.829cm" svg:y1="4.649cm" svg:x2="6.829cm" svg:y2="4.496cm">
          <text:p/>
        </draw:line>
        <draw:line draw:style-name="gr97" draw:layer="layout" svg:x1="6.752cm" svg:y1="4.573cm" svg:x2="6.905cm" svg:y2="4.573cm">
          <text:p/>
        </draw:line>
        <draw:line draw:style-name="gr97" draw:layer="layout" svg:x1="6.829cm" svg:y1="4.537cm" svg:x2="6.829cm" svg:y2="4.384cm">
          <text:p/>
        </draw:line>
        <draw:line draw:style-name="gr97" draw:layer="layout" svg:x1="6.752cm" svg:y1="4.461cm" svg:x2="6.905cm" svg:y2="4.461cm">
          <text:p/>
        </draw:line>
        <draw:line draw:style-name="gr97" draw:layer="layout" svg:x1="6.829cm" svg:y1="3.041cm" svg:x2="6.829cm" svg:y2="2.887cm">
          <text:p/>
        </draw:line>
        <draw:line draw:style-name="gr97" draw:layer="layout" svg:x1="6.752cm" svg:y1="2.964cm" svg:x2="6.905cm" svg:y2="2.964cm">
          <text:p/>
        </draw:line>
        <draw:line draw:style-name="gr97" draw:layer="layout" svg:x1="6.829cm" svg:y1="2.841cm" svg:x2="6.829cm" svg:y2="2.688cm">
          <text:p/>
        </draw:line>
        <draw:line draw:style-name="gr97" draw:layer="layout" svg:x1="6.752cm" svg:y1="2.764cm" svg:x2="6.905cm" svg:y2="2.764cm">
          <text:p/>
        </draw:line>
        <draw:line draw:style-name="gr97" draw:layer="layout" svg:x1="6.86cm" svg:y1="13.287cm" svg:x2="6.86cm" svg:y2="13.133cm">
          <text:p/>
        </draw:line>
        <draw:line draw:style-name="gr97" draw:layer="layout" svg:x1="6.784cm" svg:y1="13.21cm" svg:x2="6.937cm" svg:y2="13.21cm">
          <text:p/>
        </draw:line>
        <draw:line draw:style-name="gr97" draw:layer="layout" svg:x1="6.86cm" svg:y1="13.153cm" svg:x2="6.86cm" svg:y2="13cm">
          <text:p/>
        </draw:line>
        <draw:line draw:style-name="gr97" draw:layer="layout" svg:x1="6.784cm" svg:y1="13.076cm" svg:x2="6.937cm" svg:y2="13.076cm">
          <text:p/>
        </draw:line>
        <draw:line draw:style-name="gr97" draw:layer="layout" svg:x1="6.86cm" svg:y1="11.919cm" svg:x2="6.86cm" svg:y2="11.766cm">
          <text:p/>
        </draw:line>
        <draw:line draw:style-name="gr97" draw:layer="layout" svg:x1="6.784cm" svg:y1="11.842cm" svg:x2="6.937cm" svg:y2="11.842cm">
          <text:p/>
        </draw:line>
        <draw:line draw:style-name="gr97" draw:layer="layout" svg:x1="6.86cm" svg:y1="8.042cm" svg:x2="6.86cm" svg:y2="7.889cm">
          <text:p/>
        </draw:line>
        <draw:line draw:style-name="gr97" draw:layer="layout" svg:x1="6.784cm" svg:y1="7.965cm" svg:x2="6.937cm" svg:y2="7.965cm">
          <text:p/>
        </draw:line>
        <draw:line draw:style-name="gr97" draw:layer="layout" svg:x1="6.86cm" svg:y1="7.954cm" svg:x2="6.86cm" svg:y2="7.801cm">
          <text:p/>
        </draw:line>
        <draw:line draw:style-name="gr97" draw:layer="layout" svg:x1="6.784cm" svg:y1="7.878cm" svg:x2="6.937cm" svg:y2="7.878cm">
          <text:p/>
        </draw:line>
        <draw:line draw:style-name="gr97" draw:layer="layout" svg:x1="6.86cm" svg:y1="7.886cm" svg:x2="6.86cm" svg:y2="7.733cm">
          <text:p/>
        </draw:line>
        <draw:line draw:style-name="gr97" draw:layer="layout" svg:x1="6.784cm" svg:y1="7.81cm" svg:x2="6.937cm" svg:y2="7.81cm">
          <text:p/>
        </draw:line>
        <draw:line draw:style-name="gr97" draw:layer="layout" svg:x1="6.86cm" svg:y1="7.755cm" svg:x2="6.86cm" svg:y2="7.601cm">
          <text:p/>
        </draw:line>
        <draw:line draw:style-name="gr97" draw:layer="layout" svg:x1="6.784cm" svg:y1="7.678cm" svg:x2="6.937cm" svg:y2="7.678cm">
          <text:p/>
        </draw:line>
        <draw:line draw:style-name="gr97" draw:layer="layout" svg:x1="6.86cm" svg:y1="7.623cm" svg:x2="6.86cm" svg:y2="7.47cm">
          <text:p/>
        </draw:line>
        <draw:line draw:style-name="gr97" draw:layer="layout" svg:x1="6.784cm" svg:y1="7.547cm" svg:x2="6.937cm" svg:y2="7.547cm">
          <text:p/>
        </draw:line>
        <draw:line draw:style-name="gr97" draw:layer="layout" svg:x1="6.86cm" svg:y1="7.446cm" svg:x2="6.86cm" svg:y2="7.292cm">
          <text:p/>
        </draw:line>
        <draw:line draw:style-name="gr97" draw:layer="layout" svg:x1="6.784cm" svg:y1="7.369cm" svg:x2="6.937cm" svg:y2="7.369cm">
          <text:p/>
        </draw:line>
        <draw:line draw:style-name="gr97" draw:layer="layout" svg:x1="6.86cm" svg:y1="7.095cm" svg:x2="6.86cm" svg:y2="6.942cm">
          <text:p/>
        </draw:line>
        <draw:line draw:style-name="gr97" draw:layer="layout" svg:x1="6.784cm" svg:y1="7.019cm" svg:x2="6.937cm" svg:y2="7.019cm">
          <text:p/>
        </draw:line>
        <draw:line draw:style-name="gr97" draw:layer="layout" svg:x1="6.86cm" svg:y1="7.005cm" svg:x2="6.86cm" svg:y2="6.852cm">
          <text:p/>
        </draw:line>
        <draw:line draw:style-name="gr97" draw:layer="layout" svg:x1="6.784cm" svg:y1="6.929cm" svg:x2="6.937cm" svg:y2="6.929cm">
          <text:p/>
        </draw:line>
        <draw:line draw:style-name="gr97" draw:layer="layout" svg:x1="6.86cm" svg:y1="6.587cm" svg:x2="6.86cm" svg:y2="6.433cm">
          <text:p/>
        </draw:line>
        <draw:line draw:style-name="gr97" draw:layer="layout" svg:x1="6.784cm" svg:y1="6.51cm" svg:x2="6.937cm" svg:y2="6.51cm">
          <text:p/>
        </draw:line>
        <draw:line draw:style-name="gr97" draw:layer="layout" svg:x1="6.86cm" svg:y1="5.199cm" svg:x2="6.86cm" svg:y2="5.046cm">
          <text:p/>
        </draw:line>
        <draw:line draw:style-name="gr97" draw:layer="layout" svg:x1="6.784cm" svg:y1="5.123cm" svg:x2="6.937cm" svg:y2="5.123cm">
          <text:p/>
        </draw:line>
        <draw:line draw:style-name="gr97" draw:layer="layout" svg:x1="6.86cm" svg:y1="5.068cm" svg:x2="6.86cm" svg:y2="4.915cm">
          <text:p/>
        </draw:line>
        <draw:line draw:style-name="gr97" draw:layer="layout" svg:x1="6.784cm" svg:y1="4.991cm" svg:x2="6.937cm" svg:y2="4.991cm">
          <text:p/>
        </draw:line>
        <draw:line draw:style-name="gr97" draw:layer="layout" svg:x1="6.86cm" svg:y1="5cm" svg:x2="6.86cm" svg:y2="4.846cm">
          <text:p/>
        </draw:line>
        <draw:line draw:style-name="gr97" draw:layer="layout" svg:x1="6.784cm" svg:y1="4.923cm" svg:x2="6.937cm" svg:y2="4.923cm">
          <text:p/>
        </draw:line>
        <draw:line draw:style-name="gr97" draw:layer="layout" svg:x1="6.86cm" svg:y1="4.846cm" svg:x2="6.86cm" svg:y2="4.693cm">
          <text:p/>
        </draw:line>
        <draw:line draw:style-name="gr97" draw:layer="layout" svg:x1="6.784cm" svg:y1="4.77cm" svg:x2="6.937cm" svg:y2="4.77cm">
          <text:p/>
        </draw:line>
        <draw:line draw:style-name="gr97" draw:layer="layout" svg:x1="6.86cm" svg:y1="3.459cm" svg:x2="6.86cm" svg:y2="3.306cm">
          <text:p/>
        </draw:line>
        <draw:line draw:style-name="gr97" draw:layer="layout" svg:x1="6.784cm" svg:y1="3.383cm" svg:x2="6.937cm" svg:y2="3.383cm">
          <text:p/>
        </draw:line>
        <draw:line draw:style-name="gr97" draw:layer="layout" svg:x1="6.86cm" svg:y1="3.194cm" svg:x2="6.86cm" svg:y2="3.041cm">
          <text:p/>
        </draw:line>
        <draw:line draw:style-name="gr97" draw:layer="layout" svg:x1="6.784cm" svg:y1="3.117cm" svg:x2="6.937cm" svg:y2="3.117cm">
          <text:p/>
        </draw:line>
        <draw:line draw:style-name="gr97" draw:layer="layout" svg:x1="6.86cm" svg:y1="2.863cm" svg:x2="6.86cm" svg:y2="2.71cm">
          <text:p/>
        </draw:line>
        <draw:line draw:style-name="gr97" draw:layer="layout" svg:x1="6.784cm" svg:y1="2.786cm" svg:x2="6.937cm" svg:y2="2.786cm">
          <text:p/>
        </draw:line>
        <draw:line draw:style-name="gr97" draw:layer="layout" svg:x1="6.86cm" svg:y1="2.819cm" svg:x2="6.86cm" svg:y2="2.666cm">
          <text:p/>
        </draw:line>
        <draw:line draw:style-name="gr97" draw:layer="layout" svg:x1="6.784cm" svg:y1="2.742cm" svg:x2="6.937cm" svg:y2="2.742cm">
          <text:p/>
        </draw:line>
        <draw:line draw:style-name="gr97" draw:layer="layout" svg:x1="6.89cm" svg:y1="12.537cm" svg:x2="6.89cm" svg:y2="12.384cm">
          <text:p/>
        </draw:line>
        <draw:line draw:style-name="gr97" draw:layer="layout" svg:x1="6.813cm" svg:y1="12.46cm" svg:x2="6.966cm" svg:y2="12.46cm">
          <text:p/>
        </draw:line>
        <draw:line draw:style-name="gr97" draw:layer="layout" svg:x1="6.89cm" svg:y1="8.723cm" svg:x2="6.89cm" svg:y2="8.57cm">
          <text:p/>
        </draw:line>
        <draw:line draw:style-name="gr97" draw:layer="layout" svg:x1="6.813cm" svg:y1="8.647cm" svg:x2="6.966cm" svg:y2="8.647cm">
          <text:p/>
        </draw:line>
        <draw:line draw:style-name="gr97" draw:layer="layout" svg:x1="6.89cm" svg:y1="8.504cm" svg:x2="6.89cm" svg:y2="8.351cm">
          <text:p/>
        </draw:line>
        <draw:line draw:style-name="gr97" draw:layer="layout" svg:x1="6.813cm" svg:y1="8.428cm" svg:x2="6.966cm" svg:y2="8.428cm">
          <text:p/>
        </draw:line>
        <draw:line draw:style-name="gr97" draw:layer="layout" svg:x1="6.89cm" svg:y1="7.886cm" svg:x2="6.89cm" svg:y2="7.733cm">
          <text:p/>
        </draw:line>
        <draw:line draw:style-name="gr97" draw:layer="layout" svg:x1="6.813cm" svg:y1="7.81cm" svg:x2="6.966cm" svg:y2="7.81cm">
          <text:p/>
        </draw:line>
        <draw:line draw:style-name="gr97" draw:layer="layout" svg:x1="6.89cm" svg:y1="7.842cm" svg:x2="6.89cm" svg:y2="7.689cm">
          <text:p/>
        </draw:line>
        <draw:line draw:style-name="gr97" draw:layer="layout" svg:x1="6.813cm" svg:y1="7.766cm" svg:x2="6.966cm" svg:y2="7.766cm">
          <text:p/>
        </draw:line>
        <draw:line draw:style-name="gr97" draw:layer="layout" svg:x1="6.89cm" svg:y1="7.82cm" svg:x2="6.89cm" svg:y2="7.667cm">
          <text:p/>
        </draw:line>
        <draw:line draw:style-name="gr97" draw:layer="layout" svg:x1="6.813cm" svg:y1="7.744cm" svg:x2="6.966cm" svg:y2="7.744cm">
          <text:p/>
        </draw:line>
        <draw:line draw:style-name="gr97" draw:layer="layout" svg:x1="6.89cm" svg:y1="7.689cm" svg:x2="6.89cm" svg:y2="7.536cm">
          <text:p/>
        </draw:line>
        <draw:line draw:style-name="gr97" draw:layer="layout" svg:x1="6.813cm" svg:y1="7.612cm" svg:x2="6.966cm" svg:y2="7.612cm">
          <text:p/>
        </draw:line>
        <draw:line draw:style-name="gr97" draw:layer="layout" svg:x1="6.89cm" svg:y1="7.49cm" svg:x2="6.89cm" svg:y2="7.336cm">
          <text:p/>
        </draw:line>
        <draw:line draw:style-name="gr97" draw:layer="layout" svg:x1="6.813cm" svg:y1="7.413cm" svg:x2="6.966cm" svg:y2="7.413cm">
          <text:p/>
        </draw:line>
        <draw:line draw:style-name="gr97" draw:layer="layout" svg:x1="6.89cm" svg:y1="7.336cm" svg:x2="6.89cm" svg:y2="7.183cm">
          <text:p/>
        </draw:line>
        <draw:line draw:style-name="gr97" draw:layer="layout" svg:x1="6.813cm" svg:y1="7.26cm" svg:x2="6.966cm" svg:y2="7.26cm">
          <text:p/>
        </draw:line>
        <draw:line draw:style-name="gr97" draw:layer="layout" svg:x1="6.89cm" svg:y1="7.314cm" svg:x2="6.89cm" svg:y2="7.161cm">
          <text:p/>
        </draw:line>
        <draw:line draw:style-name="gr97" draw:layer="layout" svg:x1="6.813cm" svg:y1="7.238cm" svg:x2="6.966cm" svg:y2="7.238cm">
          <text:p/>
        </draw:line>
        <draw:line draw:style-name="gr97" draw:layer="layout" svg:x1="6.89cm" svg:y1="5.487cm" svg:x2="6.89cm" svg:y2="5.333cm">
          <text:p/>
        </draw:line>
        <draw:line draw:style-name="gr97" draw:layer="layout" svg:x1="6.813cm" svg:y1="5.41cm" svg:x2="6.966cm" svg:y2="5.41cm">
          <text:p/>
        </draw:line>
        <draw:line draw:style-name="gr97" draw:layer="layout" svg:x1="6.89cm" svg:y1="5.44cm" svg:x2="6.89cm" svg:y2="5.287cm">
          <text:p/>
        </draw:line>
        <draw:line draw:style-name="gr97" draw:layer="layout" svg:x1="6.813cm" svg:y1="5.364cm" svg:x2="6.966cm" svg:y2="5.364cm">
          <text:p/>
        </draw:line>
        <draw:line draw:style-name="gr97" draw:layer="layout" svg:x1="6.89cm" svg:y1="5.375cm" svg:x2="6.89cm" svg:y2="5.221cm">
          <text:p/>
        </draw:line>
        <draw:line draw:style-name="gr97" draw:layer="layout" svg:x1="6.813cm" svg:y1="5.298cm" svg:x2="6.966cm" svg:y2="5.298cm">
          <text:p/>
        </draw:line>
        <draw:line draw:style-name="gr97" draw:layer="layout" svg:x1="6.89cm" svg:y1="3.922cm" svg:x2="6.89cm" svg:y2="3.768cm">
          <text:p/>
        </draw:line>
        <draw:line draw:style-name="gr97" draw:layer="layout" svg:x1="6.813cm" svg:y1="3.845cm" svg:x2="6.966cm" svg:y2="3.845cm">
          <text:p/>
        </draw:line>
        <draw:line draw:style-name="gr97" draw:layer="layout" svg:x1="6.89cm" svg:y1="3.9cm" svg:x2="6.89cm" svg:y2="3.746cm">
          <text:p/>
        </draw:line>
        <draw:line draw:style-name="gr97" draw:layer="layout" svg:x1="6.813cm" svg:y1="3.823cm" svg:x2="6.966cm" svg:y2="3.823cm">
          <text:p/>
        </draw:line>
        <draw:line draw:style-name="gr97" draw:layer="layout" svg:x1="6.89cm" svg:y1="3.878cm" svg:x2="6.89cm" svg:y2="3.724cm">
          <text:p/>
        </draw:line>
        <draw:line draw:style-name="gr97" draw:layer="layout" svg:x1="6.813cm" svg:y1="3.801cm" svg:x2="6.966cm" svg:y2="3.801cm">
          <text:p/>
        </draw:line>
        <draw:line draw:style-name="gr97" draw:layer="layout" svg:x1="6.89cm" svg:y1="3.634cm" svg:x2="6.89cm" svg:y2="3.481cm">
          <text:p/>
        </draw:line>
        <draw:line draw:style-name="gr97" draw:layer="layout" svg:x1="6.813cm" svg:y1="3.558cm" svg:x2="6.966cm" svg:y2="3.558cm">
          <text:p/>
        </draw:line>
        <draw:line draw:style-name="gr97" draw:layer="layout" svg:x1="6.89cm" svg:y1="3.613cm" svg:x2="6.89cm" svg:y2="3.459cm">
          <text:p/>
        </draw:line>
        <draw:line draw:style-name="gr97" draw:layer="layout" svg:x1="6.813cm" svg:y1="3.536cm" svg:x2="6.966cm" svg:y2="3.536cm">
          <text:p/>
        </draw:line>
        <draw:line draw:style-name="gr97" draw:layer="layout" svg:x1="6.89cm" svg:y1="3.172cm" svg:x2="6.89cm" svg:y2="3.019cm">
          <text:p/>
        </draw:line>
        <draw:line draw:style-name="gr97" draw:layer="layout" svg:x1="6.813cm" svg:y1="3.095cm" svg:x2="6.966cm" svg:y2="3.095cm">
          <text:p/>
        </draw:line>
        <draw:line draw:style-name="gr97" draw:layer="layout" svg:x1="6.89cm" svg:y1="3.106cm" svg:x2="6.89cm" svg:y2="2.953cm">
          <text:p/>
        </draw:line>
        <draw:line draw:style-name="gr97" draw:layer="layout" svg:x1="6.813cm" svg:y1="3.03cm" svg:x2="6.966cm" svg:y2="3.03cm">
          <text:p/>
        </draw:line>
        <draw:line draw:style-name="gr97" draw:layer="layout" svg:x1="6.921cm" svg:y1="13.153cm" svg:x2="6.921cm" svg:y2="13cm">
          <text:p/>
        </draw:line>
        <draw:line draw:style-name="gr97" draw:layer="layout" svg:x1="6.845cm" svg:y1="13.076cm" svg:x2="6.998cm" svg:y2="13.076cm">
          <text:p/>
        </draw:line>
        <draw:line draw:style-name="gr97" draw:layer="layout" svg:x1="6.921cm" svg:y1="13.109cm" svg:x2="6.921cm" svg:y2="12.956cm">
          <text:p/>
        </draw:line>
        <draw:line draw:style-name="gr97" draw:layer="layout" svg:x1="6.845cm" svg:y1="13.032cm" svg:x2="6.998cm" svg:y2="13.032cm">
          <text:p/>
        </draw:line>
        <draw:line draw:style-name="gr97" draw:layer="layout" svg:x1="6.921cm" svg:y1="13.043cm" svg:x2="6.921cm" svg:y2="12.89cm">
          <text:p/>
        </draw:line>
        <draw:line draw:style-name="gr97" draw:layer="layout" svg:x1="6.845cm" svg:y1="12.967cm" svg:x2="6.998cm" svg:y2="12.967cm">
          <text:p/>
        </draw:line>
        <draw:line draw:style-name="gr97" draw:layer="layout" svg:x1="6.921cm" svg:y1="9.276cm" svg:x2="6.921cm" svg:y2="9.123cm">
          <text:p/>
        </draw:line>
        <draw:line draw:style-name="gr97" draw:layer="layout" svg:x1="6.845cm" svg:y1="9.199cm" svg:x2="6.998cm" svg:y2="9.199cm">
          <text:p/>
        </draw:line>
        <draw:line draw:style-name="gr97" draw:layer="layout" svg:x1="6.921cm" svg:y1="9.166cm" svg:x2="6.921cm" svg:y2="9.013cm">
          <text:p/>
        </draw:line>
        <draw:line draw:style-name="gr97" draw:layer="layout" svg:x1="6.845cm" svg:y1="9.09cm" svg:x2="6.998cm" svg:y2="9.09cm">
          <text:p/>
        </draw:line>
        <draw:line draw:style-name="gr97" draw:layer="layout" svg:x1="6.921cm" svg:y1="8.945cm" svg:x2="6.921cm" svg:y2="8.792cm">
          <text:p/>
        </draw:line>
        <draw:line draw:style-name="gr97" draw:layer="layout" svg:x1="6.845cm" svg:y1="8.868cm" svg:x2="6.998cm" svg:y2="8.868cm">
          <text:p/>
        </draw:line>
        <draw:line draw:style-name="gr97" draw:layer="layout" svg:x1="6.921cm" svg:y1="8.614cm" svg:x2="6.921cm" svg:y2="8.461cm">
          <text:p/>
        </draw:line>
        <draw:line draw:style-name="gr97" draw:layer="layout" svg:x1="6.845cm" svg:y1="8.537cm" svg:x2="6.998cm" svg:y2="8.537cm">
          <text:p/>
        </draw:line>
        <draw:line draw:style-name="gr97" draw:layer="layout" svg:x1="6.921cm" svg:y1="8.02cm" svg:x2="6.921cm" svg:y2="7.867cm">
          <text:p/>
        </draw:line>
        <draw:line draw:style-name="gr97" draw:layer="layout" svg:x1="6.845cm" svg:y1="7.943cm" svg:x2="6.998cm" svg:y2="7.943cm">
          <text:p/>
        </draw:line>
        <draw:line draw:style-name="gr97" draw:layer="layout" svg:x1="6.921cm" svg:y1="7.954cm" svg:x2="6.921cm" svg:y2="7.801cm">
          <text:p/>
        </draw:line>
        <draw:line draw:style-name="gr97" draw:layer="layout" svg:x1="6.845cm" svg:y1="7.878cm" svg:x2="6.998cm" svg:y2="7.878cm">
          <text:p/>
        </draw:line>
        <draw:line draw:style-name="gr97" draw:layer="layout" svg:x1="6.921cm" svg:y1="7.908cm" svg:x2="6.921cm" svg:y2="7.755cm">
          <text:p/>
        </draw:line>
        <draw:line draw:style-name="gr97" draw:layer="layout" svg:x1="6.845cm" svg:y1="7.831cm" svg:x2="6.998cm" svg:y2="7.831cm">
          <text:p/>
        </draw:line>
        <draw:line draw:style-name="gr97" draw:layer="layout" svg:x1="6.921cm" svg:y1="5.883cm" svg:x2="6.921cm" svg:y2="5.73cm">
          <text:p/>
        </draw:line>
        <draw:line draw:style-name="gr97" draw:layer="layout" svg:x1="6.845cm" svg:y1="5.807cm" svg:x2="6.998cm" svg:y2="5.807cm">
          <text:p/>
        </draw:line>
        <draw:line draw:style-name="gr97" draw:layer="layout" svg:x1="6.921cm" svg:y1="5.749cm" svg:x2="6.921cm" svg:y2="5.596cm">
          <text:p/>
        </draw:line>
        <draw:line draw:style-name="gr97" draw:layer="layout" svg:x1="6.845cm" svg:y1="5.673cm" svg:x2="6.998cm" svg:y2="5.673cm">
          <text:p/>
        </draw:line>
        <draw:line draw:style-name="gr97" draw:layer="layout" svg:x1="6.921cm" svg:y1="5.706cm" svg:x2="6.921cm" svg:y2="5.552cm">
          <text:p/>
        </draw:line>
        <draw:line draw:style-name="gr97" draw:layer="layout" svg:x1="6.845cm" svg:y1="5.629cm" svg:x2="6.998cm" svg:y2="5.629cm">
          <text:p/>
        </draw:line>
        <draw:line draw:style-name="gr97" draw:layer="layout" svg:x1="6.921cm" svg:y1="4.34cm" svg:x2="6.921cm" svg:y2="4.187cm">
          <text:p/>
        </draw:line>
        <draw:line draw:style-name="gr97" draw:layer="layout" svg:x1="6.845cm" svg:y1="4.264cm" svg:x2="6.998cm" svg:y2="4.264cm">
          <text:p/>
        </draw:line>
        <draw:line draw:style-name="gr97" draw:layer="layout" svg:x1="6.921cm" svg:y1="4.097cm" svg:x2="6.921cm" svg:y2="3.944cm">
          <text:p/>
        </draw:line>
        <draw:line draw:style-name="gr97" draw:layer="layout" svg:x1="6.845cm" svg:y1="4.02cm" svg:x2="6.998cm" svg:y2="4.02cm">
          <text:p/>
        </draw:line>
        <draw:line draw:style-name="gr97" draw:layer="layout" svg:x1="6.921cm" svg:y1="4.075cm" svg:x2="6.921cm" svg:y2="3.922cm">
          <text:p/>
        </draw:line>
        <draw:line draw:style-name="gr97" draw:layer="layout" svg:x1="6.845cm" svg:y1="3.998cm" svg:x2="6.998cm" svg:y2="3.998cm">
          <text:p/>
        </draw:line>
        <draw:line draw:style-name="gr97" draw:layer="layout" svg:x1="6.921cm" svg:y1="4.009cm" svg:x2="6.921cm" svg:y2="3.856cm">
          <text:p/>
        </draw:line>
        <draw:line draw:style-name="gr97" draw:layer="layout" svg:x1="6.845cm" svg:y1="3.933cm" svg:x2="6.998cm" svg:y2="3.933cm">
          <text:p/>
        </draw:line>
        <draw:line draw:style-name="gr97" draw:layer="layout" svg:x1="6.921cm" svg:y1="2.907cm" svg:x2="6.921cm" svg:y2="2.753cm">
          <text:p/>
        </draw:line>
        <draw:line draw:style-name="gr97" draw:layer="layout" svg:x1="6.845cm" svg:y1="2.83cm" svg:x2="6.998cm" svg:y2="2.83cm">
          <text:p/>
        </draw:line>
        <draw:line draw:style-name="gr97" draw:layer="layout" svg:x1="6.95cm" svg:y1="13.33cm" svg:x2="6.95cm" svg:y2="13.177cm">
          <text:p/>
        </draw:line>
        <draw:line draw:style-name="gr97" draw:layer="layout" svg:x1="6.874cm" svg:y1="13.254cm" svg:x2="7.027cm" svg:y2="13.254cm">
          <text:p/>
        </draw:line>
        <draw:line draw:style-name="gr97" draw:layer="layout" svg:x1="6.95cm" svg:y1="11.347cm" svg:x2="6.95cm" svg:y2="11.194cm">
          <text:p/>
        </draw:line>
        <draw:line draw:style-name="gr97" draw:layer="layout" svg:x1="6.874cm" svg:y1="11.27cm" svg:x2="7.027cm" svg:y2="11.27cm">
          <text:p/>
        </draw:line>
        <draw:line draw:style-name="gr97" draw:layer="layout" svg:x1="6.95cm" svg:y1="11.325cm" svg:x2="6.95cm" svg:y2="11.172cm">
          <text:p/>
        </draw:line>
        <draw:line draw:style-name="gr97" draw:layer="layout" svg:x1="6.874cm" svg:y1="11.248cm" svg:x2="7.027cm" svg:y2="11.248cm">
          <text:p/>
        </draw:line>
        <draw:line draw:style-name="gr97" draw:layer="layout" svg:x1="6.95cm" svg:y1="9.651cm" svg:x2="6.95cm" svg:y2="9.497cm">
          <text:p/>
        </draw:line>
        <draw:line draw:style-name="gr97" draw:layer="layout" svg:x1="6.874cm" svg:y1="9.574cm" svg:x2="7.027cm" svg:y2="9.574cm">
          <text:p/>
        </draw:line>
        <draw:line draw:style-name="gr97" draw:layer="layout" svg:x1="6.95cm" svg:y1="9.629cm" svg:x2="6.95cm" svg:y2="9.475cm">
          <text:p/>
        </draw:line>
        <draw:line draw:style-name="gr97" draw:layer="layout" svg:x1="6.874cm" svg:y1="9.552cm" svg:x2="7.027cm" svg:y2="9.552cm">
          <text:p/>
        </draw:line>
        <draw:line draw:style-name="gr97" draw:layer="layout" svg:x1="6.95cm" svg:y1="8.989cm" svg:x2="6.95cm" svg:y2="8.835cm">
          <text:p/>
        </draw:line>
        <draw:line draw:style-name="gr97" draw:layer="layout" svg:x1="6.874cm" svg:y1="8.912cm" svg:x2="7.027cm" svg:y2="8.912cm">
          <text:p/>
        </draw:line>
        <draw:line draw:style-name="gr97" draw:layer="layout" svg:x1="6.95cm" svg:y1="8.68cm" svg:x2="6.95cm" svg:y2="8.526cm">
          <text:p/>
        </draw:line>
        <draw:line draw:style-name="gr97" draw:layer="layout" svg:x1="6.874cm" svg:y1="8.603cm" svg:x2="7.027cm" svg:y2="8.603cm">
          <text:p/>
        </draw:line>
        <draw:line draw:style-name="gr97" draw:layer="layout" svg:x1="6.95cm" svg:y1="7.954cm" svg:x2="6.95cm" svg:y2="7.801cm">
          <text:p/>
        </draw:line>
        <draw:line draw:style-name="gr97" draw:layer="layout" svg:x1="6.874cm" svg:y1="7.878cm" svg:x2="7.027cm" svg:y2="7.878cm">
          <text:p/>
        </draw:line>
        <draw:line draw:style-name="gr97" draw:layer="layout" svg:x1="6.95cm" svg:y1="6.543cm" svg:x2="6.95cm" svg:y2="6.389cm">
          <text:p/>
        </draw:line>
        <draw:line draw:style-name="gr97" draw:layer="layout" svg:x1="6.874cm" svg:y1="6.466cm" svg:x2="7.027cm" svg:y2="6.466cm">
          <text:p/>
        </draw:line>
        <draw:line draw:style-name="gr97" draw:layer="layout" svg:x1="6.95cm" svg:y1="6.368cm" svg:x2="6.95cm" svg:y2="6.214cm">
          <text:p/>
        </draw:line>
        <draw:line draw:style-name="gr97" draw:layer="layout" svg:x1="6.874cm" svg:y1="6.291cm" svg:x2="7.027cm" svg:y2="6.291cm">
          <text:p/>
        </draw:line>
        <draw:line draw:style-name="gr97" draw:layer="layout" svg:x1="6.95cm" svg:y1="4.693cm" svg:x2="6.95cm" svg:y2="4.54cm">
          <text:p/>
        </draw:line>
        <draw:line draw:style-name="gr97" draw:layer="layout" svg:x1="6.874cm" svg:y1="4.616cm" svg:x2="7.027cm" svg:y2="4.616cm">
          <text:p/>
        </draw:line>
        <draw:line draw:style-name="gr97" draw:layer="layout" svg:x1="6.95cm" svg:y1="4.671cm" svg:x2="6.95cm" svg:y2="4.518cm">
          <text:p/>
        </draw:line>
        <draw:line draw:style-name="gr97" draw:layer="layout" svg:x1="6.874cm" svg:y1="4.595cm" svg:x2="7.027cm" svg:y2="4.595cm">
          <text:p/>
        </draw:line>
        <draw:line draw:style-name="gr97" draw:layer="layout" svg:x1="6.95cm" svg:y1="4.581cm" svg:x2="6.95cm" svg:y2="4.428cm">
          <text:p/>
        </draw:line>
        <draw:line draw:style-name="gr97" draw:layer="layout" svg:x1="6.874cm" svg:y1="4.505cm" svg:x2="7.027cm" svg:y2="4.505cm">
          <text:p/>
        </draw:line>
        <draw:line draw:style-name="gr97" draw:layer="layout" svg:x1="6.95cm" svg:y1="4.34cm" svg:x2="6.95cm" svg:y2="4.187cm">
          <text:p/>
        </draw:line>
        <draw:line draw:style-name="gr97" draw:layer="layout" svg:x1="6.874cm" svg:y1="4.264cm" svg:x2="7.027cm" svg:y2="4.264cm">
          <text:p/>
        </draw:line>
        <draw:line draw:style-name="gr97" draw:layer="layout" svg:x1="6.95cm" svg:y1="3.128cm" svg:x2="6.95cm" svg:y2="2.975cm">
          <text:p/>
        </draw:line>
        <draw:line draw:style-name="gr97" draw:layer="layout" svg:x1="6.874cm" svg:y1="3.052cm" svg:x2="7.027cm" svg:y2="3.052cm">
          <text:p/>
        </draw:line>
        <draw:line draw:style-name="gr97" draw:layer="layout" svg:x1="6.95cm" svg:y1="3.084cm" svg:x2="6.95cm" svg:y2="2.931cm">
          <text:p/>
        </draw:line>
        <draw:line draw:style-name="gr97" draw:layer="layout" svg:x1="6.874cm" svg:y1="3.008cm" svg:x2="7.027cm" svg:y2="3.008cm">
          <text:p/>
        </draw:line>
        <draw:line draw:style-name="gr97" draw:layer="layout" svg:x1="6.982cm" svg:y1="9.76cm" svg:x2="6.982cm" svg:y2="9.607cm">
          <text:p/>
        </draw:line>
        <draw:line draw:style-name="gr97" draw:layer="layout" svg:x1="6.905cm" svg:y1="9.684cm" svg:x2="7.059cm" svg:y2="9.684cm">
          <text:p/>
        </draw:line>
        <draw:line draw:style-name="gr97" draw:layer="layout" svg:x1="6.982cm" svg:y1="9.694cm" svg:x2="6.982cm" svg:y2="9.541cm">
          <text:p/>
        </draw:line>
        <draw:line draw:style-name="gr97" draw:layer="layout" svg:x1="6.905cm" svg:y1="9.618cm" svg:x2="7.059cm" svg:y2="9.618cm">
          <text:p/>
        </draw:line>
        <draw:line draw:style-name="gr97" draw:layer="layout" svg:x1="6.982cm" svg:y1="9.539cm" svg:x2="6.982cm" svg:y2="9.385cm">
          <text:p/>
        </draw:line>
        <draw:line draw:style-name="gr97" draw:layer="layout" svg:x1="6.905cm" svg:y1="9.462cm" svg:x2="7.059cm" svg:y2="9.462cm">
          <text:p/>
        </draw:line>
        <draw:line draw:style-name="gr97" draw:layer="layout" svg:x1="6.982cm" svg:y1="9.407cm" svg:x2="6.982cm" svg:y2="9.254cm">
          <text:p/>
        </draw:line>
        <draw:line draw:style-name="gr97" draw:layer="layout" svg:x1="6.905cm" svg:y1="9.331cm" svg:x2="7.059cm" svg:y2="9.331cm">
          <text:p/>
        </draw:line>
        <draw:line draw:style-name="gr97" draw:layer="layout" svg:x1="6.982cm" svg:y1="9.232cm" svg:x2="6.982cm" svg:y2="9.079cm">
          <text:p/>
        </draw:line>
        <draw:line draw:style-name="gr97" draw:layer="layout" svg:x1="6.905cm" svg:y1="9.155cm" svg:x2="7.059cm" svg:y2="9.155cm">
          <text:p/>
        </draw:line>
        <draw:line draw:style-name="gr97" draw:layer="layout" svg:x1="6.982cm" svg:y1="9.166cm" svg:x2="6.982cm" svg:y2="9.013cm">
          <text:p/>
        </draw:line>
        <draw:line draw:style-name="gr97" draw:layer="layout" svg:x1="6.905cm" svg:y1="9.09cm" svg:x2="7.059cm" svg:y2="9.09cm">
          <text:p/>
        </draw:line>
        <draw:line draw:style-name="gr97" draw:layer="layout" svg:x1="6.982cm" svg:y1="9.033cm" svg:x2="6.982cm" svg:y2="8.879cm">
          <text:p/>
        </draw:line>
        <draw:line draw:style-name="gr97" draw:layer="layout" svg:x1="6.905cm" svg:y1="8.956cm" svg:x2="7.059cm" svg:y2="8.956cm">
          <text:p/>
        </draw:line>
        <draw:line draw:style-name="gr97" draw:layer="layout" svg:x1="6.982cm" svg:y1="8.857cm" svg:x2="6.982cm" svg:y2="8.704cm">
          <text:p/>
        </draw:line>
        <draw:line draw:style-name="gr97" draw:layer="layout" svg:x1="6.905cm" svg:y1="8.781cm" svg:x2="7.059cm" svg:y2="8.781cm">
          <text:p/>
        </draw:line>
        <draw:line draw:style-name="gr97" draw:layer="layout" svg:x1="6.982cm" svg:y1="8.792cm" svg:x2="6.982cm" svg:y2="8.638cm">
          <text:p/>
        </draw:line>
        <draw:line draw:style-name="gr97" draw:layer="layout" svg:x1="6.905cm" svg:y1="8.715cm" svg:x2="7.059cm" svg:y2="8.715cm">
          <text:p/>
        </draw:line>
        <draw:line draw:style-name="gr97" draw:layer="layout" svg:x1="6.982cm" svg:y1="6.652cm" svg:x2="6.982cm" svg:y2="6.499cm">
          <text:p/>
        </draw:line>
        <draw:line draw:style-name="gr97" draw:layer="layout" svg:x1="6.905cm" svg:y1="6.576cm" svg:x2="7.059cm" svg:y2="6.576cm">
          <text:p/>
        </draw:line>
        <draw:line draw:style-name="gr97" draw:layer="layout" svg:x1="6.982cm" svg:y1="5.044cm" svg:x2="6.982cm" svg:y2="4.89cm">
          <text:p/>
        </draw:line>
        <draw:line draw:style-name="gr97" draw:layer="layout" svg:x1="6.905cm" svg:y1="4.967cm" svg:x2="7.059cm" svg:y2="4.967cm">
          <text:p/>
        </draw:line>
        <draw:line draw:style-name="gr97" draw:layer="layout" svg:x1="6.982cm" svg:y1="3.856cm" svg:x2="6.982cm" svg:y2="3.703cm">
          <text:p/>
        </draw:line>
        <draw:line draw:style-name="gr97" draw:layer="layout" svg:x1="6.905cm" svg:y1="3.779cm" svg:x2="7.059cm" svg:y2="3.779cm">
          <text:p/>
        </draw:line>
        <draw:line draw:style-name="gr97" draw:layer="layout" svg:x1="6.982cm" svg:y1="3.634cm" svg:x2="6.982cm" svg:y2="3.481cm">
          <text:p/>
        </draw:line>
        <draw:line draw:style-name="gr97" draw:layer="layout" svg:x1="6.905cm" svg:y1="3.558cm" svg:x2="7.059cm" svg:y2="3.558cm">
          <text:p/>
        </draw:line>
        <draw:line draw:style-name="gr97" draw:layer="layout" svg:x1="7.011cm" svg:y1="12.162cm" svg:x2="7.011cm" svg:y2="12.009cm">
          <text:p/>
        </draw:line>
        <draw:line draw:style-name="gr97" draw:layer="layout" svg:x1="6.935cm" svg:y1="12.086cm" svg:x2="7.088cm" svg:y2="12.086cm">
          <text:p/>
        </draw:line>
        <draw:line draw:style-name="gr97" draw:layer="layout" svg:x1="7.011cm" svg:y1="10.51cm" svg:x2="7.011cm" svg:y2="10.356cm">
          <text:p/>
        </draw:line>
        <draw:line draw:style-name="gr97" draw:layer="layout" svg:x1="6.935cm" svg:y1="10.433cm" svg:x2="7.088cm" svg:y2="10.433cm">
          <text:p/>
        </draw:line>
        <draw:line draw:style-name="gr97" draw:layer="layout" svg:x1="7.011cm" svg:y1="9.892cm" svg:x2="7.011cm" svg:y2="9.738cm">
          <text:p/>
        </draw:line>
        <draw:line draw:style-name="gr97" draw:layer="layout" svg:x1="6.935cm" svg:y1="9.815cm" svg:x2="7.088cm" svg:y2="9.815cm">
          <text:p/>
        </draw:line>
        <draw:line draw:style-name="gr97" draw:layer="layout" svg:x1="7.011cm" svg:y1="9.738cm" svg:x2="7.011cm" svg:y2="9.585cm">
          <text:p/>
        </draw:line>
        <draw:line draw:style-name="gr97" draw:layer="layout" svg:x1="6.935cm" svg:y1="9.662cm" svg:x2="7.088cm" svg:y2="9.662cm">
          <text:p/>
        </draw:line>
        <draw:line draw:style-name="gr97" draw:layer="layout" svg:x1="7.011cm" svg:y1="9.539cm" svg:x2="7.011cm" svg:y2="9.385cm">
          <text:p/>
        </draw:line>
        <draw:line draw:style-name="gr97" draw:layer="layout" svg:x1="6.935cm" svg:y1="9.462cm" svg:x2="7.088cm" svg:y2="9.462cm">
          <text:p/>
        </draw:line>
        <draw:line draw:style-name="gr97" draw:layer="layout" svg:x1="7.011cm" svg:y1="9.385cm" svg:x2="7.011cm" svg:y2="9.232cm">
          <text:p/>
        </draw:line>
        <draw:line draw:style-name="gr97" draw:layer="layout" svg:x1="6.935cm" svg:y1="9.309cm" svg:x2="7.088cm" svg:y2="9.309cm">
          <text:p/>
        </draw:line>
        <draw:line draw:style-name="gr97" draw:layer="layout" svg:x1="7.011cm" svg:y1="9.011cm" svg:x2="7.011cm" svg:y2="8.857cm">
          <text:p/>
        </draw:line>
        <draw:line draw:style-name="gr97" draw:layer="layout" svg:x1="6.935cm" svg:y1="8.934cm" svg:x2="7.088cm" svg:y2="8.934cm">
          <text:p/>
        </draw:line>
        <draw:line draw:style-name="gr97" draw:layer="layout" svg:x1="7.011cm" svg:y1="7.424cm" svg:x2="7.011cm" svg:y2="7.27cm">
          <text:p/>
        </draw:line>
        <draw:line draw:style-name="gr97" draw:layer="layout" svg:x1="6.935cm" svg:y1="7.347cm" svg:x2="7.088cm" svg:y2="7.347cm">
          <text:p/>
        </draw:line>
        <draw:line draw:style-name="gr97" draw:layer="layout" svg:x1="7.011cm" svg:y1="7.117cm" svg:x2="7.011cm" svg:y2="6.964cm">
          <text:p/>
        </draw:line>
        <draw:line draw:style-name="gr97" draw:layer="layout" svg:x1="6.935cm" svg:y1="7.04cm" svg:x2="7.088cm" svg:y2="7.04cm">
          <text:p/>
        </draw:line>
        <draw:line draw:style-name="gr97" draw:layer="layout" svg:x1="7.011cm" svg:y1="5.199cm" svg:x2="7.011cm" svg:y2="5.046cm">
          <text:p/>
        </draw:line>
        <draw:line draw:style-name="gr97" draw:layer="layout" svg:x1="6.935cm" svg:y1="5.123cm" svg:x2="7.088cm" svg:y2="5.123cm">
          <text:p/>
        </draw:line>
        <draw:line draw:style-name="gr97" draw:layer="layout" svg:x1="7.011cm" svg:y1="5.044cm" svg:x2="7.011cm" svg:y2="4.89cm">
          <text:p/>
        </draw:line>
        <draw:line draw:style-name="gr97" draw:layer="layout" svg:x1="6.935cm" svg:y1="4.967cm" svg:x2="7.088cm" svg:y2="4.967cm">
          <text:p/>
        </draw:line>
        <draw:line draw:style-name="gr97" draw:layer="layout" svg:x1="7.011cm" svg:y1="5cm" svg:x2="7.011cm" svg:y2="4.846cm">
          <text:p/>
        </draw:line>
        <draw:line draw:style-name="gr97" draw:layer="layout" svg:x1="6.935cm" svg:y1="4.923cm" svg:x2="7.088cm" svg:y2="4.923cm">
          <text:p/>
        </draw:line>
        <draw:line draw:style-name="gr97" draw:layer="layout" svg:x1="7.011cm" svg:y1="4.912cm" svg:x2="7.011cm" svg:y2="4.759cm">
          <text:p/>
        </draw:line>
        <draw:line draw:style-name="gr97" draw:layer="layout" svg:x1="6.935cm" svg:y1="4.836cm" svg:x2="7.088cm" svg:y2="4.836cm">
          <text:p/>
        </draw:line>
        <draw:line draw:style-name="gr97" draw:layer="layout" svg:x1="7.011cm" svg:y1="4.34cm" svg:x2="7.011cm" svg:y2="4.187cm">
          <text:p/>
        </draw:line>
        <draw:line draw:style-name="gr97" draw:layer="layout" svg:x1="6.935cm" svg:y1="4.264cm" svg:x2="7.088cm" svg:y2="4.264cm">
          <text:p/>
        </draw:line>
        <draw:line draw:style-name="gr97" draw:layer="layout" svg:x1="7.011cm" svg:y1="4.206cm" svg:x2="7.011cm" svg:y2="4.053cm">
          <text:p/>
        </draw:line>
        <draw:line draw:style-name="gr97" draw:layer="layout" svg:x1="6.935cm" svg:y1="4.13cm" svg:x2="7.088cm" svg:y2="4.13cm">
          <text:p/>
        </draw:line>
        <draw:line draw:style-name="gr97" draw:layer="layout" svg:x1="7.011cm" svg:y1="4.184cm" svg:x2="7.011cm" svg:y2="4.031cm">
          <text:p/>
        </draw:line>
        <draw:line draw:style-name="gr97" draw:layer="layout" svg:x1="6.935cm" svg:y1="4.108cm" svg:x2="7.088cm" svg:y2="4.108cm">
          <text:p/>
        </draw:line>
        <draw:line draw:style-name="gr97" draw:layer="layout" svg:x1="7.011cm" svg:y1="4.163cm" svg:x2="7.011cm" svg:y2="4.009cm">
          <text:p/>
        </draw:line>
        <draw:line draw:style-name="gr97" draw:layer="layout" svg:x1="6.935cm" svg:y1="4.086cm" svg:x2="7.088cm" svg:y2="4.086cm">
          <text:p/>
        </draw:line>
        <draw:line draw:style-name="gr97" draw:layer="layout" svg:x1="7.043cm" svg:y1="12.69cm" svg:x2="7.043cm" svg:y2="12.537cm">
          <text:p/>
        </draw:line>
        <draw:line draw:style-name="gr97" draw:layer="layout" svg:x1="6.966cm" svg:y1="12.614cm" svg:x2="7.12cm" svg:y2="12.614cm">
          <text:p/>
        </draw:line>
        <draw:line draw:style-name="gr97" draw:layer="layout" svg:x1="7.043cm" svg:y1="12.603cm" svg:x2="7.043cm" svg:y2="12.449cm">
          <text:p/>
        </draw:line>
        <draw:line draw:style-name="gr97" draw:layer="layout" svg:x1="6.966cm" svg:y1="12.526cm" svg:x2="7.12cm" svg:y2="12.526cm">
          <text:p/>
        </draw:line>
        <draw:line draw:style-name="gr97" draw:layer="layout" svg:x1="7.043cm" svg:y1="12.449cm" svg:x2="7.043cm" svg:y2="12.296cm">
          <text:p/>
        </draw:line>
        <draw:line draw:style-name="gr97" draw:layer="layout" svg:x1="6.966cm" svg:y1="12.373cm" svg:x2="7.12cm" svg:y2="12.373cm">
          <text:p/>
        </draw:line>
        <draw:line draw:style-name="gr97" draw:layer="layout" svg:x1="7.043cm" svg:y1="10.95cm" svg:x2="7.043cm" svg:y2="10.797cm">
          <text:p/>
        </draw:line>
        <draw:line draw:style-name="gr97" draw:layer="layout" svg:x1="6.966cm" svg:y1="10.874cm" svg:x2="7.12cm" svg:y2="10.874cm">
          <text:p/>
        </draw:line>
        <draw:line draw:style-name="gr97" draw:layer="layout" svg:x1="7.043cm" svg:y1="10.775cm" svg:x2="7.043cm" svg:y2="10.622cm">
          <text:p/>
        </draw:line>
        <draw:line draw:style-name="gr97" draw:layer="layout" svg:x1="6.966cm" svg:y1="10.698cm" svg:x2="7.12cm" svg:y2="10.698cm">
          <text:p/>
        </draw:line>
        <draw:line draw:style-name="gr97" draw:layer="layout" svg:x1="7.043cm" svg:y1="10.378cm" svg:x2="7.043cm" svg:y2="10.225cm">
          <text:p/>
        </draw:line>
        <draw:line draw:style-name="gr97" draw:layer="layout" svg:x1="6.966cm" svg:y1="10.302cm" svg:x2="7.12cm" svg:y2="10.302cm">
          <text:p/>
        </draw:line>
        <draw:line draw:style-name="gr97" draw:layer="layout" svg:x1="7.043cm" svg:y1="10.201cm" svg:x2="7.043cm" svg:y2="10.047cm">
          <text:p/>
        </draw:line>
        <draw:line draw:style-name="gr97" draw:layer="layout" svg:x1="6.966cm" svg:y1="10.124cm" svg:x2="7.12cm" svg:y2="10.124cm">
          <text:p/>
        </draw:line>
        <draw:line draw:style-name="gr97" draw:layer="layout" svg:x1="7.043cm" svg:y1="10.004cm" svg:x2="7.043cm" svg:y2="9.85cm">
          <text:p/>
        </draw:line>
        <draw:line draw:style-name="gr97" draw:layer="layout" svg:x1="6.966cm" svg:y1="9.927cm" svg:x2="7.12cm" svg:y2="9.927cm">
          <text:p/>
        </draw:line>
        <draw:line draw:style-name="gr97" draw:layer="layout" svg:x1="7.043cm" svg:y1="9.914cm" svg:x2="7.043cm" svg:y2="9.76cm">
          <text:p/>
        </draw:line>
        <draw:line draw:style-name="gr97" draw:layer="layout" svg:x1="6.966cm" svg:y1="9.837cm" svg:x2="7.12cm" svg:y2="9.837cm">
          <text:p/>
        </draw:line>
        <draw:line draw:style-name="gr97" draw:layer="layout" svg:x1="7.043cm" svg:y1="9.716cm" svg:x2="7.043cm" svg:y2="9.563cm">
          <text:p/>
        </draw:line>
        <draw:line draw:style-name="gr97" draw:layer="layout" svg:x1="6.966cm" svg:y1="9.64cm" svg:x2="7.12cm" svg:y2="9.64cm">
          <text:p/>
        </draw:line>
        <draw:line draw:style-name="gr97" draw:layer="layout" svg:x1="7.043cm" svg:y1="9.629cm" svg:x2="7.043cm" svg:y2="9.475cm">
          <text:p/>
        </draw:line>
        <draw:line draw:style-name="gr97" draw:layer="layout" svg:x1="6.966cm" svg:y1="9.552cm" svg:x2="7.12cm" svg:y2="9.552cm">
          <text:p/>
        </draw:line>
        <draw:line draw:style-name="gr97" draw:layer="layout" svg:x1="7.043cm" svg:y1="9.363cm" svg:x2="7.043cm" svg:y2="9.21cm">
          <text:p/>
        </draw:line>
        <draw:line draw:style-name="gr97" draw:layer="layout" svg:x1="6.966cm" svg:y1="9.287cm" svg:x2="7.12cm" svg:y2="9.287cm">
          <text:p/>
        </draw:line>
        <draw:line draw:style-name="gr97" draw:layer="layout" svg:x1="7.043cm" svg:y1="7.755cm" svg:x2="7.043cm" svg:y2="7.601cm">
          <text:p/>
        </draw:line>
        <draw:line draw:style-name="gr97" draw:layer="layout" svg:x1="6.966cm" svg:y1="7.678cm" svg:x2="7.12cm" svg:y2="7.678cm">
          <text:p/>
        </draw:line>
        <draw:line draw:style-name="gr97" draw:layer="layout" svg:x1="7.043cm" svg:y1="5.883cm" svg:x2="7.043cm" svg:y2="5.73cm">
          <text:p/>
        </draw:line>
        <draw:line draw:style-name="gr97" draw:layer="layout" svg:x1="6.966cm" svg:y1="5.807cm" svg:x2="7.12cm" svg:y2="5.807cm">
          <text:p/>
        </draw:line>
        <draw:line draw:style-name="gr97" draw:layer="layout" svg:x1="7.043cm" svg:y1="5.465cm" svg:x2="7.043cm" svg:y2="5.311cm">
          <text:p/>
        </draw:line>
        <draw:line draw:style-name="gr97" draw:layer="layout" svg:x1="6.966cm" svg:y1="5.388cm" svg:x2="7.12cm" svg:y2="5.388cm">
          <text:p/>
        </draw:line>
        <draw:line draw:style-name="gr97" draw:layer="layout" svg:x1="7.043cm" svg:y1="5.396cm" svg:x2="7.043cm" svg:y2="5.243cm">
          <text:p/>
        </draw:line>
        <draw:line draw:style-name="gr97" draw:layer="layout" svg:x1="6.966cm" svg:y1="5.32cm" svg:x2="7.12cm" svg:y2="5.32cm">
          <text:p/>
        </draw:line>
        <draw:line draw:style-name="gr97" draw:layer="layout" svg:x1="7.043cm" svg:y1="5.287cm" svg:x2="7.043cm" svg:y2="5.134cm">
          <text:p/>
        </draw:line>
        <draw:line draw:style-name="gr97" draw:layer="layout" svg:x1="6.966cm" svg:y1="5.21cm" svg:x2="7.12cm" svg:y2="5.21cm">
          <text:p/>
        </draw:line>
        <draw:line draw:style-name="gr97" draw:layer="layout" svg:x1="7.043cm" svg:y1="4.825cm" svg:x2="7.043cm" svg:y2="4.671cm">
          <text:p/>
        </draw:line>
        <draw:line draw:style-name="gr97" draw:layer="layout" svg:x1="6.966cm" svg:y1="4.748cm" svg:x2="7.12cm" svg:y2="4.748cm">
          <text:p/>
        </draw:line>
        <draw:line draw:style-name="gr97" draw:layer="layout" svg:x1="7.072cm" svg:y1="12.978cm" svg:x2="7.072cm" svg:y2="12.824cm">
          <text:p/>
        </draw:line>
        <draw:line draw:style-name="gr97" draw:layer="layout" svg:x1="6.995cm" svg:y1="12.901cm" svg:x2="7.149cm" svg:y2="12.901cm">
          <text:p/>
        </draw:line>
        <draw:line draw:style-name="gr97" draw:layer="layout" svg:x1="7.072cm" svg:y1="11.347cm" svg:x2="7.072cm" svg:y2="11.194cm">
          <text:p/>
        </draw:line>
        <draw:line draw:style-name="gr97" draw:layer="layout" svg:x1="6.995cm" svg:y1="11.27cm" svg:x2="7.149cm" svg:y2="11.27cm">
          <text:p/>
        </draw:line>
        <draw:line draw:style-name="gr97" draw:layer="layout" svg:x1="7.072cm" svg:y1="11.147cm" svg:x2="7.072cm" svg:y2="10.994cm">
          <text:p/>
        </draw:line>
        <draw:line draw:style-name="gr97" draw:layer="layout" svg:x1="6.995cm" svg:y1="11.071cm" svg:x2="7.149cm" svg:y2="11.071cm">
          <text:p/>
        </draw:line>
        <draw:line draw:style-name="gr97" draw:layer="layout" svg:x1="7.072cm" svg:y1="10.928cm" svg:x2="7.072cm" svg:y2="10.775cm">
          <text:p/>
        </draw:line>
        <draw:line draw:style-name="gr97" draw:layer="layout" svg:x1="6.995cm" svg:y1="10.852cm" svg:x2="7.149cm" svg:y2="10.852cm">
          <text:p/>
        </draw:line>
        <draw:line draw:style-name="gr97" draw:layer="layout" svg:x1="7.072cm" svg:y1="10.819cm" svg:x2="7.072cm" svg:y2="10.666cm">
          <text:p/>
        </draw:line>
        <draw:line draw:style-name="gr97" draw:layer="layout" svg:x1="6.995cm" svg:y1="10.742cm" svg:x2="7.149cm" svg:y2="10.742cm">
          <text:p/>
        </draw:line>
        <draw:line draw:style-name="gr97" draw:layer="layout" svg:x1="7.072cm" svg:y1="10.775cm" svg:x2="7.072cm" svg:y2="10.622cm">
          <text:p/>
        </draw:line>
        <draw:line draw:style-name="gr97" draw:layer="layout" svg:x1="6.995cm" svg:y1="10.698cm" svg:x2="7.149cm" svg:y2="10.698cm">
          <text:p/>
        </draw:line>
        <draw:line draw:style-name="gr97" draw:layer="layout" svg:x1="7.072cm" svg:y1="10.729cm" svg:x2="7.072cm" svg:y2="10.575cm">
          <text:p/>
        </draw:line>
        <draw:line draw:style-name="gr97" draw:layer="layout" svg:x1="6.995cm" svg:y1="10.652cm" svg:x2="7.149cm" svg:y2="10.652cm">
          <text:p/>
        </draw:line>
        <draw:line draw:style-name="gr97" draw:layer="layout" svg:x1="7.072cm" svg:y1="10.685cm" svg:x2="7.072cm" svg:y2="10.532cm">
          <text:p/>
        </draw:line>
        <draw:line draw:style-name="gr97" draw:layer="layout" svg:x1="6.995cm" svg:y1="10.608cm" svg:x2="7.149cm" svg:y2="10.608cm">
          <text:p/>
        </draw:line>
        <draw:line draw:style-name="gr97" draw:layer="layout" svg:x1="7.072cm" svg:y1="10.444cm" svg:x2="7.072cm" svg:y2="10.291cm">
          <text:p/>
        </draw:line>
        <draw:line draw:style-name="gr97" draw:layer="layout" svg:x1="6.995cm" svg:y1="10.367cm" svg:x2="7.149cm" svg:y2="10.367cm">
          <text:p/>
        </draw:line>
        <draw:line draw:style-name="gr97" draw:layer="layout" svg:x1="7.072cm" svg:y1="10.422cm" svg:x2="7.072cm" svg:y2="10.269cm">
          <text:p/>
        </draw:line>
        <draw:line draw:style-name="gr97" draw:layer="layout" svg:x1="6.995cm" svg:y1="10.346cm" svg:x2="7.149cm" svg:y2="10.346cm">
          <text:p/>
        </draw:line>
        <draw:line draw:style-name="gr97" draw:layer="layout" svg:x1="7.072cm" svg:y1="10.091cm" svg:x2="7.072cm" svg:y2="9.938cm">
          <text:p/>
        </draw:line>
        <draw:line draw:style-name="gr97" draw:layer="layout" svg:x1="6.995cm" svg:y1="10.015cm" svg:x2="7.149cm" svg:y2="10.015cm">
          <text:p/>
        </draw:line>
        <draw:line draw:style-name="gr97" draw:layer="layout" svg:x1="7.072cm" svg:y1="8.283cm" svg:x2="7.072cm" svg:y2="8.13cm">
          <text:p/>
        </draw:line>
        <draw:line draw:style-name="gr97" draw:layer="layout" svg:x1="6.995cm" svg:y1="8.206cm" svg:x2="7.149cm" svg:y2="8.206cm">
          <text:p/>
        </draw:line>
        <draw:line draw:style-name="gr97" draw:layer="layout" svg:x1="7.072cm" svg:y1="7.954cm" svg:x2="7.072cm" svg:y2="7.801cm">
          <text:p/>
        </draw:line>
        <draw:line draw:style-name="gr97" draw:layer="layout" svg:x1="6.995cm" svg:y1="7.878cm" svg:x2="7.149cm" svg:y2="7.878cm">
          <text:p/>
        </draw:line>
        <draw:line draw:style-name="gr97" draw:layer="layout" svg:x1="7.072cm" svg:y1="6.455cm" svg:x2="7.072cm" svg:y2="6.302cm">
          <text:p/>
        </draw:line>
        <draw:line draw:style-name="gr97" draw:layer="layout" svg:x1="6.995cm" svg:y1="6.378cm" svg:x2="7.149cm" svg:y2="6.378cm">
          <text:p/>
        </draw:line>
        <draw:line draw:style-name="gr97" draw:layer="layout" svg:x1="7.072cm" svg:y1="5.265cm" svg:x2="7.072cm" svg:y2="5.112cm">
          <text:p/>
        </draw:line>
        <draw:line draw:style-name="gr97" draw:layer="layout" svg:x1="6.995cm" svg:y1="5.188cm" svg:x2="7.149cm" svg:y2="5.188cm">
          <text:p/>
        </draw:line>
        <draw:line draw:style-name="gr97" draw:layer="layout" svg:x1="7.072cm" svg:y1="5cm" svg:x2="7.072cm" svg:y2="4.846cm">
          <text:p/>
        </draw:line>
        <draw:line draw:style-name="gr97" draw:layer="layout" svg:x1="6.995cm" svg:y1="4.923cm" svg:x2="7.149cm" svg:y2="4.923cm">
          <text:p/>
        </draw:line>
        <draw:line draw:style-name="gr97" draw:layer="layout" svg:x1="7.072cm" svg:y1="4.978cm" svg:x2="7.072cm" svg:y2="4.825cm">
          <text:p/>
        </draw:line>
        <draw:line draw:style-name="gr97" draw:layer="layout" svg:x1="6.995cm" svg:y1="4.901cm" svg:x2="7.149cm" svg:y2="4.901cm">
          <text:p/>
        </draw:line>
        <draw:line draw:style-name="gr97" draw:layer="layout" svg:x1="7.072cm" svg:y1="4.868cm" svg:x2="7.072cm" svg:y2="4.715cm">
          <text:p/>
        </draw:line>
        <draw:line draw:style-name="gr97" draw:layer="layout" svg:x1="6.995cm" svg:y1="4.792cm" svg:x2="7.149cm" svg:y2="4.792cm">
          <text:p/>
        </draw:line>
        <draw:line draw:style-name="gr97" draw:layer="layout" svg:x1="7.072cm" svg:y1="2.929cm" svg:x2="7.072cm" svg:y2="2.775cm">
          <text:p/>
        </draw:line>
        <draw:line draw:style-name="gr97" draw:layer="layout" svg:x1="6.995cm" svg:y1="2.852cm" svg:x2="7.149cm" svg:y2="2.852cm">
          <text:p/>
        </draw:line>
        <draw:line draw:style-name="gr97" draw:layer="layout" svg:x1="7.104cm" svg:y1="11.259cm" svg:x2="7.104cm" svg:y2="11.106cm">
          <text:p/>
        </draw:line>
        <draw:line draw:style-name="gr97" draw:layer="layout" svg:x1="7.027cm" svg:y1="11.183cm" svg:x2="7.18cm" svg:y2="11.183cm">
          <text:p/>
        </draw:line>
        <draw:line draw:style-name="gr97" draw:layer="layout" svg:x1="7.104cm" svg:y1="10.466cm" svg:x2="7.104cm" svg:y2="10.313cm">
          <text:p/>
        </draw:line>
        <draw:line draw:style-name="gr97" draw:layer="layout" svg:x1="7.027cm" svg:y1="10.389cm" svg:x2="7.18cm" svg:y2="10.389cm">
          <text:p/>
        </draw:line>
        <draw:line draw:style-name="gr97" draw:layer="layout" svg:x1="7.104cm" svg:y1="10.378cm" svg:x2="7.104cm" svg:y2="10.225cm">
          <text:p/>
        </draw:line>
        <draw:line draw:style-name="gr97" draw:layer="layout" svg:x1="7.027cm" svg:y1="10.302cm" svg:x2="7.18cm" svg:y2="10.302cm">
          <text:p/>
        </draw:line>
        <draw:line draw:style-name="gr97" draw:layer="layout" svg:x1="7.104cm" svg:y1="10.31cm" svg:x2="7.104cm" svg:y2="10.157cm">
          <text:p/>
        </draw:line>
        <draw:line draw:style-name="gr97" draw:layer="layout" svg:x1="7.027cm" svg:y1="10.234cm" svg:x2="7.18cm" svg:y2="10.234cm">
          <text:p/>
        </draw:line>
        <draw:line draw:style-name="gr97" draw:layer="layout" svg:x1="7.104cm" svg:y1="10.179cm" svg:x2="7.104cm" svg:y2="10.025cm">
          <text:p/>
        </draw:line>
        <draw:line draw:style-name="gr97" draw:layer="layout" svg:x1="7.027cm" svg:y1="10.102cm" svg:x2="7.18cm" svg:y2="10.102cm">
          <text:p/>
        </draw:line>
        <draw:line draw:style-name="gr97" draw:layer="layout" svg:x1="7.104cm" svg:y1="8.723cm" svg:x2="7.104cm" svg:y2="8.57cm">
          <text:p/>
        </draw:line>
        <draw:line draw:style-name="gr97" draw:layer="layout" svg:x1="7.027cm" svg:y1="8.647cm" svg:x2="7.18cm" svg:y2="8.647cm">
          <text:p/>
        </draw:line>
        <draw:line draw:style-name="gr97" draw:layer="layout" svg:x1="7.104cm" svg:y1="8.614cm" svg:x2="7.104cm" svg:y2="8.461cm">
          <text:p/>
        </draw:line>
        <draw:line draw:style-name="gr97" draw:layer="layout" svg:x1="7.027cm" svg:y1="8.537cm" svg:x2="7.18cm" svg:y2="8.537cm">
          <text:p/>
        </draw:line>
        <draw:line draw:style-name="gr97" draw:layer="layout" svg:x1="7.104cm" svg:y1="8.439cm" svg:x2="7.104cm" svg:y2="8.285cm">
          <text:p/>
        </draw:line>
        <draw:line draw:style-name="gr97" draw:layer="layout" svg:x1="7.027cm" svg:y1="8.362cm" svg:x2="7.18cm" svg:y2="8.362cm">
          <text:p/>
        </draw:line>
        <draw:line draw:style-name="gr97" draw:layer="layout" svg:x1="7.104cm" svg:y1="6.652cm" svg:x2="7.104cm" svg:y2="6.499cm">
          <text:p/>
        </draw:line>
        <draw:line draw:style-name="gr97" draw:layer="layout" svg:x1="7.027cm" svg:y1="6.576cm" svg:x2="7.18cm" svg:y2="6.576cm">
          <text:p/>
        </draw:line>
        <draw:line draw:style-name="gr97" draw:layer="layout" svg:x1="7.104cm" svg:y1="6.455cm" svg:x2="7.104cm" svg:y2="6.302cm">
          <text:p/>
        </draw:line>
        <draw:line draw:style-name="gr97" draw:layer="layout" svg:x1="7.027cm" svg:y1="6.378cm" svg:x2="7.18cm" svg:y2="6.378cm">
          <text:p/>
        </draw:line>
        <draw:line draw:style-name="gr97" draw:layer="layout" svg:x1="7.104cm" svg:y1="6.302cm" svg:x2="7.104cm" svg:y2="6.148cm">
          <text:p/>
        </draw:line>
        <draw:line draw:style-name="gr97" draw:layer="layout" svg:x1="7.027cm" svg:y1="6.225cm" svg:x2="7.18cm" svg:y2="6.225cm">
          <text:p/>
        </draw:line>
        <draw:line draw:style-name="gr97" draw:layer="layout" svg:x1="7.104cm" svg:y1="3.503cm" svg:x2="7.104cm" svg:y2="3.35cm">
          <text:p/>
        </draw:line>
        <draw:line draw:style-name="gr97" draw:layer="layout" svg:x1="7.027cm" svg:y1="3.426cm" svg:x2="7.18cm" svg:y2="3.426cm">
          <text:p/>
        </draw:line>
        <draw:line draw:style-name="gr97" draw:layer="layout" svg:x1="7.104cm" svg:y1="3.391cm" svg:x2="7.104cm" svg:y2="3.238cm">
          <text:p/>
        </draw:line>
        <draw:line draw:style-name="gr97" draw:layer="layout" svg:x1="7.027cm" svg:y1="3.314cm" svg:x2="7.18cm" svg:y2="3.314cm">
          <text:p/>
        </draw:line>
        <draw:line draw:style-name="gr97" draw:layer="layout" svg:x1="7.133cm" svg:y1="11.809cm" svg:x2="7.133cm" svg:y2="11.656cm">
          <text:p/>
        </draw:line>
        <draw:line draw:style-name="gr97" draw:layer="layout" svg:x1="7.056cm" svg:y1="11.733cm" svg:x2="7.21cm" svg:y2="11.733cm">
          <text:p/>
        </draw:line>
        <draw:line draw:style-name="gr97" draw:layer="layout" svg:x1="7.133cm" svg:y1="11.59cm" svg:x2="7.133cm" svg:y2="11.437cm">
          <text:p/>
        </draw:line>
        <draw:line draw:style-name="gr97" draw:layer="layout" svg:x1="7.056cm" svg:y1="11.514cm" svg:x2="7.21cm" svg:y2="11.514cm">
          <text:p/>
        </draw:line>
        <draw:line draw:style-name="gr97" draw:layer="layout" svg:x1="7.133cm" svg:y1="11.522cm" svg:x2="7.133cm" svg:y2="11.369cm">
          <text:p/>
        </draw:line>
        <draw:line draw:style-name="gr97" draw:layer="layout" svg:x1="7.056cm" svg:y1="11.446cm" svg:x2="7.21cm" svg:y2="11.446cm">
          <text:p/>
        </draw:line>
        <draw:line draw:style-name="gr97" draw:layer="layout" svg:x1="7.133cm" svg:y1="11.347cm" svg:x2="7.133cm" svg:y2="11.194cm">
          <text:p/>
        </draw:line>
        <draw:line draw:style-name="gr97" draw:layer="layout" svg:x1="7.056cm" svg:y1="11.27cm" svg:x2="7.21cm" svg:y2="11.27cm">
          <text:p/>
        </draw:line>
        <draw:line draw:style-name="gr97" draw:layer="layout" svg:x1="7.133cm" svg:y1="10.707cm" svg:x2="7.133cm" svg:y2="10.554cm">
          <text:p/>
        </draw:line>
        <draw:line draw:style-name="gr97" draw:layer="layout" svg:x1="7.056cm" svg:y1="10.63cm" svg:x2="7.21cm" svg:y2="10.63cm">
          <text:p/>
        </draw:line>
        <draw:line draw:style-name="gr97" draw:layer="layout" svg:x1="7.133cm" svg:y1="9.166cm" svg:x2="7.133cm" svg:y2="9.013cm">
          <text:p/>
        </draw:line>
        <draw:line draw:style-name="gr97" draw:layer="layout" svg:x1="7.056cm" svg:y1="9.09cm" svg:x2="7.21cm" svg:y2="9.09cm">
          <text:p/>
        </draw:line>
        <draw:line draw:style-name="gr97" draw:layer="layout" svg:x1="7.133cm" svg:y1="9.054cm" svg:x2="7.133cm" svg:y2="8.901cm">
          <text:p/>
        </draw:line>
        <draw:line draw:style-name="gr97" draw:layer="layout" svg:x1="7.056cm" svg:y1="8.978cm" svg:x2="7.21cm" svg:y2="8.978cm">
          <text:p/>
        </draw:line>
        <draw:line draw:style-name="gr97" draw:layer="layout" svg:x1="7.133cm" svg:y1="8.945cm" svg:x2="7.133cm" svg:y2="8.792cm">
          <text:p/>
        </draw:line>
        <draw:line draw:style-name="gr97" draw:layer="layout" svg:x1="7.056cm" svg:y1="8.868cm" svg:x2="7.21cm" svg:y2="8.868cm">
          <text:p/>
        </draw:line>
        <draw:line draw:style-name="gr97" draw:layer="layout" svg:x1="7.133cm" svg:y1="7.424cm" svg:x2="7.133cm" svg:y2="7.27cm">
          <text:p/>
        </draw:line>
        <draw:line draw:style-name="gr97" draw:layer="layout" svg:x1="7.056cm" svg:y1="7.347cm" svg:x2="7.21cm" svg:y2="7.347cm">
          <text:p/>
        </draw:line>
        <draw:line draw:style-name="gr97" draw:layer="layout" svg:x1="7.133cm" svg:y1="7.27cm" svg:x2="7.133cm" svg:y2="7.117cm">
          <text:p/>
        </draw:line>
        <draw:line draw:style-name="gr97" draw:layer="layout" svg:x1="7.056cm" svg:y1="7.194cm" svg:x2="7.21cm" svg:y2="7.194cm">
          <text:p/>
        </draw:line>
        <draw:line draw:style-name="gr97" draw:layer="layout" svg:x1="7.133cm" svg:y1="6.63cm" svg:x2="7.133cm" svg:y2="6.477cm">
          <text:p/>
        </draw:line>
        <draw:line draw:style-name="gr97" draw:layer="layout" svg:x1="7.056cm" svg:y1="6.554cm" svg:x2="7.21cm" svg:y2="6.554cm">
          <text:p/>
        </draw:line>
        <draw:line draw:style-name="gr97" draw:layer="layout" svg:x1="7.133cm" svg:y1="6.037cm" svg:x2="7.133cm" svg:y2="5.883cm">
          <text:p/>
        </draw:line>
        <draw:line draw:style-name="gr97" draw:layer="layout" svg:x1="7.056cm" svg:y1="5.96cm" svg:x2="7.21cm" svg:y2="5.96cm">
          <text:p/>
        </draw:line>
        <draw:line draw:style-name="gr97" draw:layer="layout" svg:x1="7.133cm" svg:y1="5.771cm" svg:x2="7.133cm" svg:y2="5.618cm">
          <text:p/>
        </draw:line>
        <draw:line draw:style-name="gr97" draw:layer="layout" svg:x1="7.056cm" svg:y1="5.695cm" svg:x2="7.21cm" svg:y2="5.695cm">
          <text:p/>
        </draw:line>
        <draw:line draw:style-name="gr97" draw:layer="layout" svg:x1="7.133cm" svg:y1="3.834cm" svg:x2="7.133cm" svg:y2="3.681cm">
          <text:p/>
        </draw:line>
        <draw:line draw:style-name="gr97" draw:layer="layout" svg:x1="7.056cm" svg:y1="3.757cm" svg:x2="7.21cm" svg:y2="3.757cm">
          <text:p/>
        </draw:line>
        <draw:line draw:style-name="gr97" draw:layer="layout" svg:x1="7.133cm" svg:y1="3.788cm" svg:x2="7.133cm" svg:y2="3.634cm">
          <text:p/>
        </draw:line>
        <draw:line draw:style-name="gr97" draw:layer="layout" svg:x1="7.056cm" svg:y1="3.711cm" svg:x2="7.21cm" svg:y2="3.711cm">
          <text:p/>
        </draw:line>
        <draw:line draw:style-name="gr97" draw:layer="layout" svg:x1="7.165cm" svg:y1="12.493cm" svg:x2="7.165cm" svg:y2="12.34cm">
          <text:p/>
        </draw:line>
        <draw:line draw:style-name="gr97" draw:layer="layout" svg:x1="7.088cm" svg:y1="12.417cm" svg:x2="7.241cm" svg:y2="12.417cm">
          <text:p/>
        </draw:line>
        <draw:line draw:style-name="gr97" draw:layer="layout" svg:x1="7.165cm" svg:y1="12.449cm" svg:x2="7.165cm" svg:y2="12.296cm">
          <text:p/>
        </draw:line>
        <draw:line draw:style-name="gr97" draw:layer="layout" svg:x1="7.088cm" svg:y1="12.373cm" svg:x2="7.241cm" svg:y2="12.373cm">
          <text:p/>
        </draw:line>
        <draw:line draw:style-name="gr97" draw:layer="layout" svg:x1="7.165cm" svg:y1="12.381cm" svg:x2="7.165cm" svg:y2="12.228cm">
          <text:p/>
        </draw:line>
        <draw:line draw:style-name="gr97" draw:layer="layout" svg:x1="7.088cm" svg:y1="12.305cm" svg:x2="7.241cm" svg:y2="12.305cm">
          <text:p/>
        </draw:line>
        <draw:line draw:style-name="gr97" draw:layer="layout" svg:x1="7.165cm" svg:y1="11.656cm" svg:x2="7.165cm" svg:y2="11.503cm">
          <text:p/>
        </draw:line>
        <draw:line draw:style-name="gr97" draw:layer="layout" svg:x1="7.088cm" svg:y1="11.579cm" svg:x2="7.241cm" svg:y2="11.579cm">
          <text:p/>
        </draw:line>
        <draw:line draw:style-name="gr97" draw:layer="layout" svg:x1="7.165cm" svg:y1="11.5cm" svg:x2="7.165cm" svg:y2="11.347cm">
          <text:p/>
        </draw:line>
        <draw:line draw:style-name="gr97" draw:layer="layout" svg:x1="7.088cm" svg:y1="11.424cm" svg:x2="7.241cm" svg:y2="11.424cm">
          <text:p/>
        </draw:line>
        <draw:line draw:style-name="gr97" draw:layer="layout" svg:x1="7.165cm" svg:y1="11.325cm" svg:x2="7.165cm" svg:y2="11.172cm">
          <text:p/>
        </draw:line>
        <draw:line draw:style-name="gr97" draw:layer="layout" svg:x1="7.088cm" svg:y1="11.248cm" svg:x2="7.241cm" svg:y2="11.248cm">
          <text:p/>
        </draw:line>
        <draw:line draw:style-name="gr97" draw:layer="layout" svg:x1="7.165cm" svg:y1="11.303cm" svg:x2="7.165cm" svg:y2="11.15cm">
          <text:p/>
        </draw:line>
        <draw:line draw:style-name="gr97" draw:layer="layout" svg:x1="7.088cm" svg:y1="11.227cm" svg:x2="7.241cm" svg:y2="11.227cm">
          <text:p/>
        </draw:line>
        <draw:line draw:style-name="gr97" draw:layer="layout" svg:x1="7.165cm" svg:y1="11.06cm" svg:x2="7.165cm" svg:y2="10.906cm">
          <text:p/>
        </draw:line>
        <draw:line draw:style-name="gr97" draw:layer="layout" svg:x1="7.088cm" svg:y1="10.983cm" svg:x2="7.241cm" svg:y2="10.983cm">
          <text:p/>
        </draw:line>
        <draw:line draw:style-name="gr97" draw:layer="layout" svg:x1="7.165cm" svg:y1="9.585cm" svg:x2="7.165cm" svg:y2="9.432cm">
          <text:p/>
        </draw:line>
        <draw:line draw:style-name="gr97" draw:layer="layout" svg:x1="7.088cm" svg:y1="9.508cm" svg:x2="7.241cm" svg:y2="9.508cm">
          <text:p/>
        </draw:line>
        <draw:line draw:style-name="gr97" draw:layer="layout" svg:x1="7.165cm" svg:y1="7.842cm" svg:x2="7.165cm" svg:y2="7.689cm">
          <text:p/>
        </draw:line>
        <draw:line draw:style-name="gr97" draw:layer="layout" svg:x1="7.088cm" svg:y1="7.766cm" svg:x2="7.241cm" svg:y2="7.766cm">
          <text:p/>
        </draw:line>
        <draw:line draw:style-name="gr97" draw:layer="layout" svg:x1="7.165cm" svg:y1="7.49cm" svg:x2="7.165cm" svg:y2="7.336cm">
          <text:p/>
        </draw:line>
        <draw:line draw:style-name="gr97" draw:layer="layout" svg:x1="7.088cm" svg:y1="7.413cm" svg:x2="7.241cm" svg:y2="7.413cm">
          <text:p/>
        </draw:line>
        <draw:line draw:style-name="gr97" draw:layer="layout" svg:x1="7.165cm" svg:y1="7.358cm" svg:x2="7.165cm" svg:y2="7.205cm">
          <text:p/>
        </draw:line>
        <draw:line draw:style-name="gr97" draw:layer="layout" svg:x1="7.088cm" svg:y1="7.281cm" svg:x2="7.241cm" svg:y2="7.281cm">
          <text:p/>
        </draw:line>
        <draw:line draw:style-name="gr97" draw:layer="layout" svg:x1="7.165cm" svg:y1="7.095cm" svg:x2="7.165cm" svg:y2="6.942cm">
          <text:p/>
        </draw:line>
        <draw:line draw:style-name="gr97" draw:layer="layout" svg:x1="7.088cm" svg:y1="7.019cm" svg:x2="7.241cm" svg:y2="7.019cm">
          <text:p/>
        </draw:line>
        <draw:line draw:style-name="gr97" draw:layer="layout" svg:x1="7.165cm" svg:y1="7.027cm" svg:x2="7.165cm" svg:y2="6.874cm">
          <text:p/>
        </draw:line>
        <draw:line draw:style-name="gr97" draw:layer="layout" svg:x1="7.088cm" svg:y1="6.95cm" svg:x2="7.241cm" svg:y2="6.95cm">
          <text:p/>
        </draw:line>
        <draw:line draw:style-name="gr97" draw:layer="layout" svg:x1="7.165cm" svg:y1="6.411cm" svg:x2="7.165cm" svg:y2="6.258cm">
          <text:p/>
        </draw:line>
        <draw:line draw:style-name="gr97" draw:layer="layout" svg:x1="7.088cm" svg:y1="6.335cm" svg:x2="7.241cm" svg:y2="6.335cm">
          <text:p/>
        </draw:line>
        <draw:line draw:style-name="gr97" draw:layer="layout" svg:x1="7.165cm" svg:y1="6.28cm" svg:x2="7.165cm" svg:y2="6.127cm">
          <text:p/>
        </draw:line>
        <draw:line draw:style-name="gr97" draw:layer="layout" svg:x1="7.088cm" svg:y1="6.203cm" svg:x2="7.241cm" svg:y2="6.203cm">
          <text:p/>
        </draw:line>
        <draw:line draw:style-name="gr97" draw:layer="layout" svg:x1="7.165cm" svg:y1="4.384cm" svg:x2="7.165cm" svg:y2="4.231cm">
          <text:p/>
        </draw:line>
        <draw:line draw:style-name="gr97" draw:layer="layout" svg:x1="7.088cm" svg:y1="4.307cm" svg:x2="7.241cm" svg:y2="4.307cm">
          <text:p/>
        </draw:line>
        <draw:line draw:style-name="gr97" draw:layer="layout" svg:x1="7.165cm" svg:y1="4.053cm" svg:x2="7.165cm" svg:y2="3.9cm">
          <text:p/>
        </draw:line>
        <draw:line draw:style-name="gr97" draw:layer="layout" svg:x1="7.088cm" svg:y1="3.976cm" svg:x2="7.241cm" svg:y2="3.976cm">
          <text:p/>
        </draw:line>
        <draw:line draw:style-name="gr97" draw:layer="layout" svg:x1="7.194cm" svg:y1="13.197cm" svg:x2="7.194cm" svg:y2="13.043cm">
          <text:p/>
        </draw:line>
        <draw:line draw:style-name="gr97" draw:layer="layout" svg:x1="7.117cm" svg:y1="13.12cm" svg:x2="7.27cm" svg:y2="13.12cm">
          <text:p/>
        </draw:line>
        <draw:line draw:style-name="gr97" draw:layer="layout" svg:x1="7.194cm" svg:y1="13.043cm" svg:x2="7.194cm" svg:y2="12.89cm">
          <text:p/>
        </draw:line>
        <draw:line draw:style-name="gr97" draw:layer="layout" svg:x1="7.117cm" svg:y1="12.967cm" svg:x2="7.27cm" svg:y2="12.967cm">
          <text:p/>
        </draw:line>
        <draw:line draw:style-name="gr97" draw:layer="layout" svg:x1="7.194cm" svg:y1="12.868cm" svg:x2="7.194cm" svg:y2="12.715cm">
          <text:p/>
        </draw:line>
        <draw:line draw:style-name="gr97" draw:layer="layout" svg:x1="7.117cm" svg:y1="12.791cm" svg:x2="7.27cm" svg:y2="12.791cm">
          <text:p/>
        </draw:line>
        <draw:line draw:style-name="gr97" draw:layer="layout" svg:x1="7.194cm" svg:y1="12.471cm" svg:x2="7.194cm" svg:y2="12.318cm">
          <text:p/>
        </draw:line>
        <draw:line draw:style-name="gr97" draw:layer="layout" svg:x1="7.117cm" svg:y1="12.395cm" svg:x2="7.27cm" svg:y2="12.395cm">
          <text:p/>
        </draw:line>
        <draw:line draw:style-name="gr97" draw:layer="layout" svg:x1="7.194cm" svg:y1="11.787cm" svg:x2="7.194cm" svg:y2="11.634cm">
          <text:p/>
        </draw:line>
        <draw:line draw:style-name="gr97" draw:layer="layout" svg:x1="7.117cm" svg:y1="11.711cm" svg:x2="7.27cm" svg:y2="11.711cm">
          <text:p/>
        </draw:line>
        <draw:line draw:style-name="gr97" draw:layer="layout" svg:x1="7.194cm" svg:y1="11.612cm" svg:x2="7.194cm" svg:y2="11.459cm">
          <text:p/>
        </draw:line>
        <draw:line draw:style-name="gr97" draw:layer="layout" svg:x1="7.117cm" svg:y1="11.536cm" svg:x2="7.27cm" svg:y2="11.536cm">
          <text:p/>
        </draw:line>
        <draw:line draw:style-name="gr97" draw:layer="layout" svg:x1="7.194cm" svg:y1="10.113cm" svg:x2="7.194cm" svg:y2="9.96cm">
          <text:p/>
        </draw:line>
        <draw:line draw:style-name="gr97" draw:layer="layout" svg:x1="7.117cm" svg:y1="10.036cm" svg:x2="7.27cm" svg:y2="10.036cm">
          <text:p/>
        </draw:line>
        <draw:line draw:style-name="gr97" draw:layer="layout" svg:x1="7.194cm" svg:y1="10.069cm" svg:x2="7.194cm" svg:y2="9.916cm">
          <text:p/>
        </draw:line>
        <draw:line draw:style-name="gr97" draw:layer="layout" svg:x1="7.117cm" svg:y1="9.993cm" svg:x2="7.27cm" svg:y2="9.993cm">
          <text:p/>
        </draw:line>
        <draw:line draw:style-name="gr97" draw:layer="layout" svg:x1="7.194cm" svg:y1="10.025cm" svg:x2="7.194cm" svg:y2="9.872cm">
          <text:p/>
        </draw:line>
        <draw:line draw:style-name="gr97" draw:layer="layout" svg:x1="7.117cm" svg:y1="9.949cm" svg:x2="7.27cm" svg:y2="9.949cm">
          <text:p/>
        </draw:line>
        <draw:line draw:style-name="gr97" draw:layer="layout" svg:x1="7.194cm" svg:y1="9.804cm" svg:x2="7.194cm" svg:y2="9.651cm">
          <text:p/>
        </draw:line>
        <draw:line draw:style-name="gr97" draw:layer="layout" svg:x1="7.117cm" svg:y1="9.727cm" svg:x2="7.27cm" svg:y2="9.727cm">
          <text:p/>
        </draw:line>
        <draw:line draw:style-name="gr97" draw:layer="layout" svg:x1="7.194cm" svg:y1="8.064cm" svg:x2="7.194cm" svg:y2="7.911cm">
          <text:p/>
        </draw:line>
        <draw:line draw:style-name="gr97" draw:layer="layout" svg:x1="7.117cm" svg:y1="7.987cm" svg:x2="7.27cm" svg:y2="7.987cm">
          <text:p/>
        </draw:line>
        <draw:line draw:style-name="gr97" draw:layer="layout" svg:x1="7.194cm" svg:y1="7.998cm" svg:x2="7.194cm" svg:y2="7.845cm">
          <text:p/>
        </draw:line>
        <draw:line draw:style-name="gr97" draw:layer="layout" svg:x1="7.117cm" svg:y1="7.921cm" svg:x2="7.27cm" svg:y2="7.921cm">
          <text:p/>
        </draw:line>
        <draw:line draw:style-name="gr97" draw:layer="layout" svg:x1="7.194cm" svg:y1="7.976cm" svg:x2="7.194cm" svg:y2="7.823cm">
          <text:p/>
        </draw:line>
        <draw:line draw:style-name="gr97" draw:layer="layout" svg:x1="7.117cm" svg:y1="7.9cm" svg:x2="7.27cm" svg:y2="7.9cm">
          <text:p/>
        </draw:line>
        <draw:line draw:style-name="gr97" draw:layer="layout" svg:x1="7.194cm" svg:y1="7.908cm" svg:x2="7.194cm" svg:y2="7.755cm">
          <text:p/>
        </draw:line>
        <draw:line draw:style-name="gr97" draw:layer="layout" svg:x1="7.117cm" svg:y1="7.831cm" svg:x2="7.27cm" svg:y2="7.831cm">
          <text:p/>
        </draw:line>
        <draw:line draw:style-name="gr97" draw:layer="layout" svg:x1="7.194cm" svg:y1="7.601cm" svg:x2="7.194cm" svg:y2="7.448cm">
          <text:p/>
        </draw:line>
        <draw:line draw:style-name="gr97" draw:layer="layout" svg:x1="7.117cm" svg:y1="7.525cm" svg:x2="7.27cm" svg:y2="7.525cm">
          <text:p/>
        </draw:line>
        <draw:line draw:style-name="gr97" draw:layer="layout" svg:x1="7.194cm" svg:y1="6.608cm" svg:x2="7.194cm" svg:y2="6.455cm">
          <text:p/>
        </draw:line>
        <draw:line draw:style-name="gr97" draw:layer="layout" svg:x1="7.117cm" svg:y1="6.532cm" svg:x2="7.27cm" svg:y2="6.532cm">
          <text:p/>
        </draw:line>
        <draw:line draw:style-name="gr97" draw:layer="layout" svg:x1="7.194cm" svg:y1="4.625cm" svg:x2="7.194cm" svg:y2="4.472cm">
          <text:p/>
        </draw:line>
        <draw:line draw:style-name="gr97" draw:layer="layout" svg:x1="7.117cm" svg:y1="4.548cm" svg:x2="7.27cm" svg:y2="4.548cm">
          <text:p/>
        </draw:line>
        <draw:line draw:style-name="gr97" draw:layer="layout" svg:x1="7.194cm" svg:y1="4.384cm" svg:x2="7.194cm" svg:y2="4.231cm">
          <text:p/>
        </draw:line>
        <draw:line draw:style-name="gr97" draw:layer="layout" svg:x1="7.117cm" svg:y1="4.307cm" svg:x2="7.27cm" svg:y2="4.307cm">
          <text:p/>
        </draw:line>
        <draw:line draw:style-name="gr97" draw:layer="layout" svg:x1="7.194cm" svg:y1="2.907cm" svg:x2="7.194cm" svg:y2="2.753cm">
          <text:p/>
        </draw:line>
        <draw:line draw:style-name="gr97" draw:layer="layout" svg:x1="7.117cm" svg:y1="2.83cm" svg:x2="7.27cm" svg:y2="2.83cm">
          <text:p/>
        </draw:line>
        <draw:line draw:style-name="gr97" draw:layer="layout" svg:x1="7.223cm" svg:y1="13.287cm" svg:x2="7.223cm" svg:y2="13.133cm">
          <text:p/>
        </draw:line>
        <draw:line draw:style-name="gr97" draw:layer="layout" svg:x1="7.146cm" svg:y1="13.21cm" svg:x2="7.3cm" svg:y2="13.21cm">
          <text:p/>
        </draw:line>
        <draw:line draw:style-name="gr97" draw:layer="layout" svg:x1="7.223cm" svg:y1="13.221cm" svg:x2="7.223cm" svg:y2="13.068cm">
          <text:p/>
        </draw:line>
        <draw:line draw:style-name="gr97" draw:layer="layout" svg:x1="7.146cm" svg:y1="13.144cm" svg:x2="7.3cm" svg:y2="13.144cm">
          <text:p/>
        </draw:line>
        <draw:line draw:style-name="gr97" draw:layer="layout" svg:x1="7.223cm" svg:y1="12.868cm" svg:x2="7.223cm" svg:y2="12.715cm">
          <text:p/>
        </draw:line>
        <draw:line draw:style-name="gr97" draw:layer="layout" svg:x1="7.146cm" svg:y1="12.791cm" svg:x2="7.3cm" svg:y2="12.791cm">
          <text:p/>
        </draw:line>
        <draw:line draw:style-name="gr97" draw:layer="layout" svg:x1="7.223cm" svg:y1="12.69cm" svg:x2="7.223cm" svg:y2="12.537cm">
          <text:p/>
        </draw:line>
        <draw:line draw:style-name="gr97" draw:layer="layout" svg:x1="7.146cm" svg:y1="12.614cm" svg:x2="7.3cm" svg:y2="12.614cm">
          <text:p/>
        </draw:line>
        <draw:line draw:style-name="gr97" draw:layer="layout" svg:x1="7.223cm" svg:y1="12.053cm" svg:x2="7.223cm" svg:y2="11.899cm">
          <text:p/>
        </draw:line>
        <draw:line draw:style-name="gr97" draw:layer="layout" svg:x1="7.146cm" svg:y1="11.976cm" svg:x2="7.3cm" svg:y2="11.976cm">
          <text:p/>
        </draw:line>
        <draw:line draw:style-name="gr97" draw:layer="layout" svg:x1="7.223cm" svg:y1="10.354cm" svg:x2="7.223cm" svg:y2="10.201cm">
          <text:p/>
        </draw:line>
        <draw:line draw:style-name="gr97" draw:layer="layout" svg:x1="7.146cm" svg:y1="10.277cm" svg:x2="7.3cm" svg:y2="10.277cm">
          <text:p/>
        </draw:line>
        <draw:line draw:style-name="gr97" draw:layer="layout" svg:x1="7.223cm" svg:y1="8.57cm" svg:x2="7.223cm" svg:y2="8.417cm">
          <text:p/>
        </draw:line>
        <draw:line draw:style-name="gr97" draw:layer="layout" svg:x1="7.146cm" svg:y1="8.493cm" svg:x2="7.3cm" svg:y2="8.493cm">
          <text:p/>
        </draw:line>
        <draw:line draw:style-name="gr97" draw:layer="layout" svg:x1="7.223cm" svg:y1="8.526cm" svg:x2="7.223cm" svg:y2="8.373cm">
          <text:p/>
        </draw:line>
        <draw:line draw:style-name="gr97" draw:layer="layout" svg:x1="7.146cm" svg:y1="8.45cm" svg:x2="7.3cm" svg:y2="8.45cm">
          <text:p/>
        </draw:line>
        <draw:line draw:style-name="gr97" draw:layer="layout" svg:x1="7.223cm" svg:y1="7.336cm" svg:x2="7.223cm" svg:y2="7.183cm">
          <text:p/>
        </draw:line>
        <draw:line draw:style-name="gr97" draw:layer="layout" svg:x1="7.146cm" svg:y1="7.26cm" svg:x2="7.3cm" svg:y2="7.26cm">
          <text:p/>
        </draw:line>
        <draw:line draw:style-name="gr97" draw:layer="layout" svg:x1="7.223cm" svg:y1="5.068cm" svg:x2="7.223cm" svg:y2="4.915cm">
          <text:p/>
        </draw:line>
        <draw:line draw:style-name="gr97" draw:layer="layout" svg:x1="7.146cm" svg:y1="4.991cm" svg:x2="7.3cm" svg:y2="4.991cm">
          <text:p/>
        </draw:line>
        <draw:line draw:style-name="gr97" draw:layer="layout" svg:x1="7.223cm" svg:y1="3.194cm" svg:x2="7.223cm" svg:y2="3.041cm">
          <text:p/>
        </draw:line>
        <draw:line draw:style-name="gr97" draw:layer="layout" svg:x1="7.146cm" svg:y1="3.117cm" svg:x2="7.3cm" svg:y2="3.117cm">
          <text:p/>
        </draw:line>
        <draw:line draw:style-name="gr97" draw:layer="layout" svg:x1="7.223cm" svg:y1="3.106cm" svg:x2="7.223cm" svg:y2="2.953cm">
          <text:p/>
        </draw:line>
        <draw:line draw:style-name="gr97" draw:layer="layout" svg:x1="7.146cm" svg:y1="3.03cm" svg:x2="7.3cm" svg:y2="3.03cm">
          <text:p/>
        </draw:line>
        <draw:line draw:style-name="gr97" draw:layer="layout" svg:x1="7.255cm" svg:y1="13.175cm" svg:x2="7.255cm" svg:y2="13.021cm">
          <text:p/>
        </draw:line>
        <draw:line draw:style-name="gr97" draw:layer="layout" svg:x1="7.178cm" svg:y1="13.098cm" svg:x2="7.331cm" svg:y2="13.098cm">
          <text:p/>
        </draw:line>
        <draw:line draw:style-name="gr97" draw:layer="layout" svg:x1="7.255cm" svg:y1="13.109cm" svg:x2="7.255cm" svg:y2="12.956cm">
          <text:p/>
        </draw:line>
        <draw:line draw:style-name="gr97" draw:layer="layout" svg:x1="7.178cm" svg:y1="13.032cm" svg:x2="7.331cm" svg:y2="13.032cm">
          <text:p/>
        </draw:line>
        <draw:line draw:style-name="gr97" draw:layer="layout" svg:x1="7.255cm" svg:y1="12.824cm" svg:x2="7.255cm" svg:y2="12.671cm">
          <text:p/>
        </draw:line>
        <draw:line draw:style-name="gr97" draw:layer="layout" svg:x1="7.178cm" svg:y1="12.748cm" svg:x2="7.331cm" svg:y2="12.748cm">
          <text:p/>
        </draw:line>
        <draw:line draw:style-name="gr97" draw:layer="layout" svg:x1="7.255cm" svg:y1="12.625cm" svg:x2="7.255cm" svg:y2="12.471cm">
          <text:p/>
        </draw:line>
        <draw:line draw:style-name="gr97" draw:layer="layout" svg:x1="7.178cm" svg:y1="12.548cm" svg:x2="7.331cm" svg:y2="12.548cm">
          <text:p/>
        </draw:line>
        <draw:line draw:style-name="gr97" draw:layer="layout" svg:x1="7.255cm" svg:y1="10.885cm" svg:x2="7.255cm" svg:y2="10.731cm">
          <text:p/>
        </draw:line>
        <draw:line draw:style-name="gr97" draw:layer="layout" svg:x1="7.178cm" svg:y1="10.808cm" svg:x2="7.331cm" svg:y2="10.808cm">
          <text:p/>
        </draw:line>
        <draw:line draw:style-name="gr97" draw:layer="layout" svg:x1="7.255cm" svg:y1="10.819cm" svg:x2="7.255cm" svg:y2="10.666cm">
          <text:p/>
        </draw:line>
        <draw:line draw:style-name="gr97" draw:layer="layout" svg:x1="7.178cm" svg:y1="10.742cm" svg:x2="7.331cm" svg:y2="10.742cm">
          <text:p/>
        </draw:line>
        <draw:line draw:style-name="gr97" draw:layer="layout" svg:x1="7.255cm" svg:y1="10.797cm" svg:x2="7.255cm" svg:y2="10.644cm">
          <text:p/>
        </draw:line>
        <draw:line draw:style-name="gr97" draw:layer="layout" svg:x1="7.178cm" svg:y1="10.72cm" svg:x2="7.331cm" svg:y2="10.72cm">
          <text:p/>
        </draw:line>
        <draw:line draw:style-name="gr97" draw:layer="layout" svg:x1="7.255cm" svg:y1="10.641cm" svg:x2="7.255cm" svg:y2="10.488cm">
          <text:p/>
        </draw:line>
        <draw:line draw:style-name="gr97" draw:layer="layout" svg:x1="7.178cm" svg:y1="10.565cm" svg:x2="7.331cm" svg:y2="10.565cm">
          <text:p/>
        </draw:line>
        <draw:line draw:style-name="gr97" draw:layer="layout" svg:x1="7.255cm" svg:y1="9.054cm" svg:x2="7.255cm" svg:y2="8.901cm">
          <text:p/>
        </draw:line>
        <draw:line draw:style-name="gr97" draw:layer="layout" svg:x1="7.178cm" svg:y1="8.978cm" svg:x2="7.331cm" svg:y2="8.978cm">
          <text:p/>
        </draw:line>
        <draw:line draw:style-name="gr97" draw:layer="layout" svg:x1="7.255cm" svg:y1="9.011cm" svg:x2="7.255cm" svg:y2="8.857cm">
          <text:p/>
        </draw:line>
        <draw:line draw:style-name="gr97" draw:layer="layout" svg:x1="7.178cm" svg:y1="8.934cm" svg:x2="7.331cm" svg:y2="8.934cm">
          <text:p/>
        </draw:line>
        <draw:line draw:style-name="gr97" draw:layer="layout" svg:x1="7.255cm" svg:y1="8.989cm" svg:x2="7.255cm" svg:y2="8.835cm">
          <text:p/>
        </draw:line>
        <draw:line draw:style-name="gr97" draw:layer="layout" svg:x1="7.178cm" svg:y1="8.912cm" svg:x2="7.331cm" svg:y2="8.912cm">
          <text:p/>
        </draw:line>
        <draw:line draw:style-name="gr97" draw:layer="layout" svg:x1="7.255cm" svg:y1="8.923cm" svg:x2="7.255cm" svg:y2="8.77cm">
          <text:p/>
        </draw:line>
        <draw:line draw:style-name="gr97" draw:layer="layout" svg:x1="7.178cm" svg:y1="8.846cm" svg:x2="7.331cm" svg:y2="8.846cm">
          <text:p/>
        </draw:line>
        <draw:line draw:style-name="gr97" draw:layer="layout" svg:x1="7.255cm" svg:y1="7.908cm" svg:x2="7.255cm" svg:y2="7.755cm">
          <text:p/>
        </draw:line>
        <draw:line draw:style-name="gr97" draw:layer="layout" svg:x1="7.178cm" svg:y1="7.831cm" svg:x2="7.331cm" svg:y2="7.831cm">
          <text:p/>
        </draw:line>
        <draw:line draw:style-name="gr97" draw:layer="layout" svg:x1="7.255cm" svg:y1="7.667cm" svg:x2="7.255cm" svg:y2="7.514cm">
          <text:p/>
        </draw:line>
        <draw:line draw:style-name="gr97" draw:layer="layout" svg:x1="7.178cm" svg:y1="7.591cm" svg:x2="7.331cm" svg:y2="7.591cm">
          <text:p/>
        </draw:line>
        <draw:line draw:style-name="gr97" draw:layer="layout" svg:x1="7.255cm" svg:y1="3.569cm" svg:x2="7.255cm" svg:y2="3.415cm">
          <text:p/>
        </draw:line>
        <draw:line draw:style-name="gr97" draw:layer="layout" svg:x1="7.178cm" svg:y1="3.492cm" svg:x2="7.331cm" svg:y2="3.492cm">
          <text:p/>
        </draw:line>
        <draw:line draw:style-name="gr97" draw:layer="layout" svg:x1="7.284cm" svg:y1="13.243cm" svg:x2="7.284cm" svg:y2="13.09cm">
          <text:p/>
        </draw:line>
        <draw:line draw:style-name="gr97" draw:layer="layout" svg:x1="7.207cm" svg:y1="13.166cm" svg:x2="7.36cm" svg:y2="13.166cm">
          <text:p/>
        </draw:line>
        <draw:line draw:style-name="gr97" draw:layer="layout" svg:x1="7.284cm" svg:y1="13.175cm" svg:x2="7.284cm" svg:y2="13.021cm">
          <text:p/>
        </draw:line>
        <draw:line draw:style-name="gr97" draw:layer="layout" svg:x1="7.207cm" svg:y1="13.098cm" svg:x2="7.36cm" svg:y2="13.098cm">
          <text:p/>
        </draw:line>
        <draw:line draw:style-name="gr97" draw:layer="layout" svg:x1="7.284cm" svg:y1="13.153cm" svg:x2="7.284cm" svg:y2="13cm">
          <text:p/>
        </draw:line>
        <draw:line draw:style-name="gr97" draw:layer="layout" svg:x1="7.207cm" svg:y1="13.076cm" svg:x2="7.36cm" svg:y2="13.076cm">
          <text:p/>
        </draw:line>
        <draw:line draw:style-name="gr97" draw:layer="layout" svg:x1="7.284cm" svg:y1="12.537cm" svg:x2="7.284cm" svg:y2="12.384cm">
          <text:p/>
        </draw:line>
        <draw:line draw:style-name="gr97" draw:layer="layout" svg:x1="7.207cm" svg:y1="12.46cm" svg:x2="7.36cm" svg:y2="12.46cm">
          <text:p/>
        </draw:line>
        <draw:line draw:style-name="gr97" draw:layer="layout" svg:x1="7.284cm" svg:y1="12.493cm" svg:x2="7.284cm" svg:y2="12.34cm">
          <text:p/>
        </draw:line>
        <draw:line draw:style-name="gr97" draw:layer="layout" svg:x1="7.207cm" svg:y1="12.417cm" svg:x2="7.36cm" svg:y2="12.417cm">
          <text:p/>
        </draw:line>
        <draw:line draw:style-name="gr97" draw:layer="layout" svg:x1="7.284cm" svg:y1="12.471cm" svg:x2="7.284cm" svg:y2="12.318cm">
          <text:p/>
        </draw:line>
        <draw:line draw:style-name="gr97" draw:layer="layout" svg:x1="7.207cm" svg:y1="12.395cm" svg:x2="7.36cm" svg:y2="12.395cm">
          <text:p/>
        </draw:line>
        <draw:line draw:style-name="gr97" draw:layer="layout" svg:x1="7.284cm" svg:y1="12.097cm" svg:x2="7.284cm" svg:y2="11.943cm">
          <text:p/>
        </draw:line>
        <draw:line draw:style-name="gr97" draw:layer="layout" svg:x1="7.207cm" svg:y1="12.02cm" svg:x2="7.36cm" svg:y2="12.02cm">
          <text:p/>
        </draw:line>
        <draw:line draw:style-name="gr97" draw:layer="layout" svg:x1="7.284cm" svg:y1="11.435cm" svg:x2="7.284cm" svg:y2="11.281cm">
          <text:p/>
        </draw:line>
        <draw:line draw:style-name="gr97" draw:layer="layout" svg:x1="7.207cm" svg:y1="11.358cm" svg:x2="7.36cm" svg:y2="11.358cm">
          <text:p/>
        </draw:line>
        <draw:line draw:style-name="gr97" draw:layer="layout" svg:x1="7.284cm" svg:y1="11.369cm" svg:x2="7.284cm" svg:y2="11.216cm">
          <text:p/>
        </draw:line>
        <draw:line draw:style-name="gr97" draw:layer="layout" svg:x1="7.207cm" svg:y1="11.292cm" svg:x2="7.36cm" svg:y2="11.292cm">
          <text:p/>
        </draw:line>
        <draw:line draw:style-name="gr97" draw:layer="layout" svg:x1="7.284cm" svg:y1="9.563cm" svg:x2="7.284cm" svg:y2="9.41cm">
          <text:p/>
        </draw:line>
        <draw:line draw:style-name="gr97" draw:layer="layout" svg:x1="7.207cm" svg:y1="9.486cm" svg:x2="7.36cm" svg:y2="9.486cm">
          <text:p/>
        </draw:line>
        <draw:line draw:style-name="gr97" draw:layer="layout" svg:x1="7.284cm" svg:y1="9.32cm" svg:x2="7.284cm" svg:y2="9.166cm">
          <text:p/>
        </draw:line>
        <draw:line draw:style-name="gr97" draw:layer="layout" svg:x1="7.207cm" svg:y1="9.243cm" svg:x2="7.36cm" svg:y2="9.243cm">
          <text:p/>
        </draw:line>
        <draw:line draw:style-name="gr97" draw:layer="layout" svg:x1="7.284cm" svg:y1="9.054cm" svg:x2="7.284cm" svg:y2="8.901cm">
          <text:p/>
        </draw:line>
        <draw:line draw:style-name="gr97" draw:layer="layout" svg:x1="7.207cm" svg:y1="8.978cm" svg:x2="7.36cm" svg:y2="8.978cm">
          <text:p/>
        </draw:line>
        <draw:line draw:style-name="gr97" draw:layer="layout" svg:x1="7.284cm" svg:y1="8.923cm" svg:x2="7.284cm" svg:y2="8.77cm">
          <text:p/>
        </draw:line>
        <draw:line draw:style-name="gr97" draw:layer="layout" svg:x1="7.207cm" svg:y1="8.846cm" svg:x2="7.36cm" svg:y2="8.846cm">
          <text:p/>
        </draw:line>
        <draw:line draw:style-name="gr97" draw:layer="layout" svg:x1="7.284cm" svg:y1="7.976cm" svg:x2="7.284cm" svg:y2="7.823cm">
          <text:p/>
        </draw:line>
        <draw:line draw:style-name="gr97" draw:layer="layout" svg:x1="7.207cm" svg:y1="7.9cm" svg:x2="7.36cm" svg:y2="7.9cm">
          <text:p/>
        </draw:line>
        <draw:line draw:style-name="gr97" draw:layer="layout" svg:x1="7.284cm" svg:y1="3.788cm" svg:x2="7.284cm" svg:y2="3.634cm">
          <text:p/>
        </draw:line>
        <draw:line draw:style-name="gr97" draw:layer="layout" svg:x1="7.207cm" svg:y1="3.711cm" svg:x2="7.36cm" svg:y2="3.711cm">
          <text:p/>
        </draw:line>
        <draw:line draw:style-name="gr97" draw:layer="layout" svg:x1="7.284cm" svg:y1="3.238cm" svg:x2="7.284cm" svg:y2="3.084cm">
          <text:p/>
        </draw:line>
        <draw:line draw:style-name="gr97" draw:layer="layout" svg:x1="7.207cm" svg:y1="3.161cm" svg:x2="7.36cm" svg:y2="3.161cm">
          <text:p/>
        </draw:line>
        <draw:line draw:style-name="gr97" draw:layer="layout" svg:x1="7.315cm" svg:y1="13.396cm" svg:x2="7.315cm" svg:y2="13.243cm">
          <text:p/>
        </draw:line>
        <draw:line draw:style-name="gr97" draw:layer="layout" svg:x1="7.239cm" svg:y1="13.32cm" svg:x2="7.392cm" svg:y2="13.32cm">
          <text:p/>
        </draw:line>
        <draw:line draw:style-name="gr97" draw:layer="layout" svg:x1="7.315cm" svg:y1="13.374cm" svg:x2="7.315cm" svg:y2="13.221cm">
          <text:p/>
        </draw:line>
        <draw:line draw:style-name="gr97" draw:layer="layout" svg:x1="7.239cm" svg:y1="13.298cm" svg:x2="7.392cm" svg:y2="13.298cm">
          <text:p/>
        </draw:line>
        <draw:line draw:style-name="gr97" draw:layer="layout" svg:x1="7.315cm" svg:y1="13.197cm" svg:x2="7.315cm" svg:y2="13.043cm">
          <text:p/>
        </draw:line>
        <draw:line draw:style-name="gr97" draw:layer="layout" svg:x1="7.239cm" svg:y1="13.12cm" svg:x2="7.392cm" svg:y2="13.12cm">
          <text:p/>
        </draw:line>
        <draw:line draw:style-name="gr97" draw:layer="layout" svg:x1="7.315cm" svg:y1="13.131cm" svg:x2="7.315cm" svg:y2="12.978cm">
          <text:p/>
        </draw:line>
        <draw:line draw:style-name="gr97" draw:layer="layout" svg:x1="7.239cm" svg:y1="13.054cm" svg:x2="7.392cm" svg:y2="13.054cm">
          <text:p/>
        </draw:line>
        <draw:line draw:style-name="gr97" draw:layer="layout" svg:x1="7.315cm" svg:y1="12.537cm" svg:x2="7.315cm" svg:y2="12.384cm">
          <text:p/>
        </draw:line>
        <draw:line draw:style-name="gr97" draw:layer="layout" svg:x1="7.239cm" svg:y1="12.46cm" svg:x2="7.392cm" svg:y2="12.46cm">
          <text:p/>
        </draw:line>
        <draw:line draw:style-name="gr97" draw:layer="layout" svg:x1="7.315cm" svg:y1="12.449cm" svg:x2="7.315cm" svg:y2="12.296cm">
          <text:p/>
        </draw:line>
        <draw:line draw:style-name="gr97" draw:layer="layout" svg:x1="7.239cm" svg:y1="12.373cm" svg:x2="7.392cm" svg:y2="12.373cm">
          <text:p/>
        </draw:line>
        <draw:line draw:style-name="gr97" draw:layer="layout" svg:x1="7.315cm" svg:y1="12.338cm" svg:x2="7.315cm" svg:y2="12.184cm">
          <text:p/>
        </draw:line>
        <draw:line draw:style-name="gr97" draw:layer="layout" svg:x1="7.239cm" svg:y1="12.261cm" svg:x2="7.392cm" svg:y2="12.261cm">
          <text:p/>
        </draw:line>
        <draw:line draw:style-name="gr97" draw:layer="layout" svg:x1="7.315cm" svg:y1="12.228cm" svg:x2="7.315cm" svg:y2="12.075cm">
          <text:p/>
        </draw:line>
        <draw:line draw:style-name="gr97" draw:layer="layout" svg:x1="7.239cm" svg:y1="12.151cm" svg:x2="7.392cm" svg:y2="12.151cm">
          <text:p/>
        </draw:line>
        <draw:line draw:style-name="gr97" draw:layer="layout" svg:x1="7.315cm" svg:y1="12.075cm" svg:x2="7.315cm" svg:y2="11.921cm">
          <text:p/>
        </draw:line>
        <draw:line draw:style-name="gr97" draw:layer="layout" svg:x1="7.239cm" svg:y1="11.998cm" svg:x2="7.392cm" svg:y2="11.998cm">
          <text:p/>
        </draw:line>
        <draw:line draw:style-name="gr97" draw:layer="layout" svg:x1="7.315cm" svg:y1="11.897cm" svg:x2="7.315cm" svg:y2="11.744cm">
          <text:p/>
        </draw:line>
        <draw:line draw:style-name="gr97" draw:layer="layout" svg:x1="7.239cm" svg:y1="11.82cm" svg:x2="7.392cm" svg:y2="11.82cm">
          <text:p/>
        </draw:line>
        <draw:line draw:style-name="gr97" draw:layer="layout" svg:x1="7.315cm" svg:y1="11.766cm" svg:x2="7.315cm" svg:y2="11.612cm">
          <text:p/>
        </draw:line>
        <draw:line draw:style-name="gr97" draw:layer="layout" svg:x1="7.239cm" svg:y1="11.689cm" svg:x2="7.392cm" svg:y2="11.689cm">
          <text:p/>
        </draw:line>
        <draw:line draw:style-name="gr97" draw:layer="layout" svg:x1="7.315cm" svg:y1="10.113cm" svg:x2="7.315cm" svg:y2="9.96cm">
          <text:p/>
        </draw:line>
        <draw:line draw:style-name="gr97" draw:layer="layout" svg:x1="7.239cm" svg:y1="10.036cm" svg:x2="7.392cm" svg:y2="10.036cm">
          <text:p/>
        </draw:line>
        <draw:line draw:style-name="gr97" draw:layer="layout" svg:x1="7.315cm" svg:y1="9.87cm" svg:x2="7.315cm" svg:y2="9.716cm">
          <text:p/>
        </draw:line>
        <draw:line draw:style-name="gr97" draw:layer="layout" svg:x1="7.239cm" svg:y1="9.793cm" svg:x2="7.392cm" svg:y2="9.793cm">
          <text:p/>
        </draw:line>
        <draw:line draw:style-name="gr97" draw:layer="layout" svg:x1="7.315cm" svg:y1="9.804cm" svg:x2="7.315cm" svg:y2="9.651cm">
          <text:p/>
        </draw:line>
        <draw:line draw:style-name="gr97" draw:layer="layout" svg:x1="7.239cm" svg:y1="9.727cm" svg:x2="7.392cm" svg:y2="9.727cm">
          <text:p/>
        </draw:line>
        <draw:line draw:style-name="gr97" draw:layer="layout" svg:x1="7.315cm" svg:y1="9.782cm" svg:x2="7.315cm" svg:y2="9.629cm">
          <text:p/>
        </draw:line>
        <draw:line draw:style-name="gr97" draw:layer="layout" svg:x1="7.239cm" svg:y1="9.705cm" svg:x2="7.392cm" svg:y2="9.705cm">
          <text:p/>
        </draw:line>
        <draw:line draw:style-name="gr97" draw:layer="layout" svg:x1="7.315cm" svg:y1="8.57cm" svg:x2="7.315cm" svg:y2="8.417cm">
          <text:p/>
        </draw:line>
        <draw:line draw:style-name="gr97" draw:layer="layout" svg:x1="7.239cm" svg:y1="8.493cm" svg:x2="7.392cm" svg:y2="8.493cm">
          <text:p/>
        </draw:line>
        <draw:line draw:style-name="gr97" draw:layer="layout" svg:x1="7.315cm" svg:y1="8.461cm" svg:x2="7.315cm" svg:y2="8.307cm">
          <text:p/>
        </draw:line>
        <draw:line draw:style-name="gr97" draw:layer="layout" svg:x1="7.239cm" svg:y1="8.384cm" svg:x2="7.392cm" svg:y2="8.384cm">
          <text:p/>
        </draw:line>
        <draw:line draw:style-name="gr97" draw:layer="layout" svg:x1="7.315cm" svg:y1="6.587cm" svg:x2="7.315cm" svg:y2="6.433cm">
          <text:p/>
        </draw:line>
        <draw:line draw:style-name="gr97" draw:layer="layout" svg:x1="7.239cm" svg:y1="6.51cm" svg:x2="7.392cm" svg:y2="6.51cm">
          <text:p/>
        </draw:line>
        <draw:line draw:style-name="gr97" draw:layer="layout" svg:x1="7.315cm" svg:y1="4.275cm" svg:x2="7.315cm" svg:y2="4.121cm">
          <text:p/>
        </draw:line>
        <draw:line draw:style-name="gr97" draw:layer="layout" svg:x1="7.239cm" svg:y1="4.198cm" svg:x2="7.392cm" svg:y2="4.198cm">
          <text:p/>
        </draw:line>
        <draw:line draw:style-name="gr97" draw:layer="layout" svg:x1="7.315cm" svg:y1="4.228cm" svg:x2="7.315cm" svg:y2="4.075cm">
          <text:p/>
        </draw:line>
        <draw:line draw:style-name="gr97" draw:layer="layout" svg:x1="7.239cm" svg:y1="4.152cm" svg:x2="7.392cm" svg:y2="4.152cm">
          <text:p/>
        </draw:line>
        <draw:line draw:style-name="gr97" draw:layer="layout" svg:x1="7.315cm" svg:y1="3.722cm" svg:x2="7.315cm" svg:y2="3.569cm">
          <text:p/>
        </draw:line>
        <draw:line draw:style-name="gr97" draw:layer="layout" svg:x1="7.239cm" svg:y1="3.645cm" svg:x2="7.392cm" svg:y2="3.645cm">
          <text:p/>
        </draw:line>
        <draw:line draw:style-name="gr97" draw:layer="layout" svg:x1="7.315cm" svg:y1="3.678cm" svg:x2="7.315cm" svg:y2="3.525cm">
          <text:p/>
        </draw:line>
        <draw:line draw:style-name="gr97" draw:layer="layout" svg:x1="7.239cm" svg:y1="3.602cm" svg:x2="7.392cm" svg:y2="3.602cm">
          <text:p/>
        </draw:line>
        <draw:line draw:style-name="gr97" draw:layer="layout" svg:x1="7.315cm" svg:y1="3.569cm" svg:x2="7.315cm" svg:y2="3.415cm">
          <text:p/>
        </draw:line>
        <draw:line draw:style-name="gr97" draw:layer="layout" svg:x1="7.239cm" svg:y1="3.492cm" svg:x2="7.392cm" svg:y2="3.492cm">
          <text:p/>
        </draw:line>
        <draw:line draw:style-name="gr97" draw:layer="layout" svg:x1="7.315cm" svg:y1="3.347cm" svg:x2="7.315cm" svg:y2="3.194cm">
          <text:p/>
        </draw:line>
        <draw:line draw:style-name="gr97" draw:layer="layout" svg:x1="7.239cm" svg:y1="3.271cm" svg:x2="7.392cm" svg:y2="3.271cm">
          <text:p/>
        </draw:line>
        <draw:line draw:style-name="gr97" draw:layer="layout" svg:x1="7.315cm" svg:y1="3.062cm" svg:x2="7.315cm" svg:y2="2.909cm">
          <text:p/>
        </draw:line>
        <draw:line draw:style-name="gr97" draw:layer="layout" svg:x1="7.239cm" svg:y1="2.986cm" svg:x2="7.392cm" svg:y2="2.986cm">
          <text:p/>
        </draw:line>
        <draw:line draw:style-name="gr97" draw:layer="layout" svg:x1="7.315cm" svg:y1="2.951cm" svg:x2="7.315cm" svg:y2="2.797cm">
          <text:p/>
        </draw:line>
        <draw:line draw:style-name="gr97" draw:layer="layout" svg:x1="7.239cm" svg:y1="2.874cm" svg:x2="7.392cm" svg:y2="2.874cm">
          <text:p/>
        </draw:line>
        <draw:line draw:style-name="gr97" draw:layer="layout" svg:x1="7.315cm" svg:y1="2.863cm" svg:x2="7.315cm" svg:y2="2.71cm">
          <text:p/>
        </draw:line>
        <draw:line draw:style-name="gr97" draw:layer="layout" svg:x1="7.239cm" svg:y1="2.786cm" svg:x2="7.392cm" svg:y2="2.786cm">
          <text:p/>
        </draw:line>
        <draw:line draw:style-name="gr97" draw:layer="layout" svg:x1="7.345cm" svg:y1="13.33cm" svg:x2="7.345cm" svg:y2="13.177cm">
          <text:p/>
        </draw:line>
        <draw:line draw:style-name="gr97" draw:layer="layout" svg:x1="7.268cm" svg:y1="13.254cm" svg:x2="7.421cm" svg:y2="13.254cm">
          <text:p/>
        </draw:line>
        <draw:line draw:style-name="gr97" draw:layer="layout" svg:x1="7.345cm" svg:y1="13.221cm" svg:x2="7.345cm" svg:y2="13.068cm">
          <text:p/>
        </draw:line>
        <draw:line draw:style-name="gr97" draw:layer="layout" svg:x1="7.268cm" svg:y1="13.144cm" svg:x2="7.421cm" svg:y2="13.144cm">
          <text:p/>
        </draw:line>
        <draw:line draw:style-name="gr97" draw:layer="layout" svg:x1="7.345cm" svg:y1="13.175cm" svg:x2="7.345cm" svg:y2="13.021cm">
          <text:p/>
        </draw:line>
        <draw:line draw:style-name="gr97" draw:layer="layout" svg:x1="7.268cm" svg:y1="13.098cm" svg:x2="7.421cm" svg:y2="13.098cm">
          <text:p/>
        </draw:line>
        <draw:line draw:style-name="gr97" draw:layer="layout" svg:x1="7.345cm" svg:y1="12.824cm" svg:x2="7.345cm" svg:y2="12.671cm">
          <text:p/>
        </draw:line>
        <draw:line draw:style-name="gr97" draw:layer="layout" svg:x1="7.268cm" svg:y1="12.748cm" svg:x2="7.421cm" svg:y2="12.748cm">
          <text:p/>
        </draw:line>
        <draw:line draw:style-name="gr97" draw:layer="layout" svg:x1="7.345cm" svg:y1="12.581cm" svg:x2="7.345cm" svg:y2="12.428cm">
          <text:p/>
        </draw:line>
        <draw:line draw:style-name="gr97" draw:layer="layout" svg:x1="7.268cm" svg:y1="12.504cm" svg:x2="7.421cm" svg:y2="12.504cm">
          <text:p/>
        </draw:line>
        <draw:line draw:style-name="gr97" draw:layer="layout" svg:x1="7.345cm" svg:y1="12.031cm" svg:x2="7.345cm" svg:y2="11.878cm">
          <text:p/>
        </draw:line>
        <draw:line draw:style-name="gr97" draw:layer="layout" svg:x1="7.268cm" svg:y1="11.954cm" svg:x2="7.421cm" svg:y2="11.954cm">
          <text:p/>
        </draw:line>
        <draw:line draw:style-name="gr97" draw:layer="layout" svg:x1="7.345cm" svg:y1="10.444cm" svg:x2="7.345cm" svg:y2="10.291cm">
          <text:p/>
        </draw:line>
        <draw:line draw:style-name="gr97" draw:layer="layout" svg:x1="7.268cm" svg:y1="10.367cm" svg:x2="7.421cm" svg:y2="10.367cm">
          <text:p/>
        </draw:line>
        <draw:line draw:style-name="gr97" draw:layer="layout" svg:x1="7.345cm" svg:y1="9.826cm" svg:x2="7.345cm" svg:y2="9.673cm">
          <text:p/>
        </draw:line>
        <draw:line draw:style-name="gr97" draw:layer="layout" svg:x1="7.268cm" svg:y1="9.749cm" svg:x2="7.421cm" svg:y2="9.749cm">
          <text:p/>
        </draw:line>
        <draw:line draw:style-name="gr97" draw:layer="layout" svg:x1="7.345cm" svg:y1="9.782cm" svg:x2="7.345cm" svg:y2="9.629cm">
          <text:p/>
        </draw:line>
        <draw:line draw:style-name="gr97" draw:layer="layout" svg:x1="7.268cm" svg:y1="9.705cm" svg:x2="7.421cm" svg:y2="9.705cm">
          <text:p/>
        </draw:line>
        <draw:line draw:style-name="gr97" draw:layer="layout" svg:x1="7.345cm" svg:y1="9.232cm" svg:x2="7.345cm" svg:y2="9.079cm">
          <text:p/>
        </draw:line>
        <draw:line draw:style-name="gr97" draw:layer="layout" svg:x1="7.268cm" svg:y1="9.155cm" svg:x2="7.421cm" svg:y2="9.155cm">
          <text:p/>
        </draw:line>
        <draw:line draw:style-name="gr97" draw:layer="layout" svg:x1="7.345cm" svg:y1="8.989cm" svg:x2="7.345cm" svg:y2="8.835cm">
          <text:p/>
        </draw:line>
        <draw:line draw:style-name="gr97" draw:layer="layout" svg:x1="7.268cm" svg:y1="8.912cm" svg:x2="7.421cm" svg:y2="8.912cm">
          <text:p/>
        </draw:line>
        <draw:line draw:style-name="gr97" draw:layer="layout" svg:x1="7.345cm" svg:y1="6.608cm" svg:x2="7.345cm" svg:y2="6.455cm">
          <text:p/>
        </draw:line>
        <draw:line draw:style-name="gr97" draw:layer="layout" svg:x1="7.268cm" svg:y1="6.532cm" svg:x2="7.421cm" svg:y2="6.532cm">
          <text:p/>
        </draw:line>
        <draw:line draw:style-name="gr97" draw:layer="layout" svg:x1="7.345cm" svg:y1="4.603cm" svg:x2="7.345cm" svg:y2="4.45cm">
          <text:p/>
        </draw:line>
        <draw:line draw:style-name="gr97" draw:layer="layout" svg:x1="7.268cm" svg:y1="4.526cm" svg:x2="7.421cm" svg:y2="4.526cm">
          <text:p/>
        </draw:line>
        <draw:line draw:style-name="gr97" draw:layer="layout" svg:x1="7.345cm" svg:y1="3.922cm" svg:x2="7.345cm" svg:y2="3.768cm">
          <text:p/>
        </draw:line>
        <draw:line draw:style-name="gr97" draw:layer="layout" svg:x1="7.268cm" svg:y1="3.845cm" svg:x2="7.421cm" svg:y2="3.845cm">
          <text:p/>
        </draw:line>
        <draw:line draw:style-name="gr97" draw:layer="layout" svg:x1="7.345cm" svg:y1="3.238cm" svg:x2="7.345cm" svg:y2="3.084cm">
          <text:p/>
        </draw:line>
        <draw:line draw:style-name="gr97" draw:layer="layout" svg:x1="7.268cm" svg:y1="3.161cm" svg:x2="7.421cm" svg:y2="3.161cm">
          <text:p/>
        </draw:line>
        <draw:line draw:style-name="gr97" draw:layer="layout" svg:x1="7.345cm" svg:y1="2.907cm" svg:x2="7.345cm" svg:y2="2.753cm">
          <text:p/>
        </draw:line>
        <draw:line draw:style-name="gr97" draw:layer="layout" svg:x1="7.268cm" svg:y1="2.83cm" svg:x2="7.421cm" svg:y2="2.83cm">
          <text:p/>
        </draw:line>
        <draw:line draw:style-name="gr97" draw:layer="layout" svg:x1="7.345cm" svg:y1="2.863cm" svg:x2="7.345cm" svg:y2="2.71cm">
          <text:p/>
        </draw:line>
        <draw:line draw:style-name="gr97" draw:layer="layout" svg:x1="7.268cm" svg:y1="2.786cm" svg:x2="7.421cm" svg:y2="2.786cm">
          <text:p/>
        </draw:line>
        <draw:line draw:style-name="gr97" draw:layer="layout" svg:x1="7.376cm" svg:y1="13.418cm" svg:x2="7.376cm" svg:y2="13.265cm">
          <text:p/>
        </draw:line>
        <draw:line draw:style-name="gr97" draw:layer="layout" svg:x1="7.3cm" svg:y1="13.341cm" svg:x2="7.453cm" svg:y2="13.341cm">
          <text:p/>
        </draw:line>
        <draw:line draw:style-name="gr97" draw:layer="layout" svg:x1="7.376cm" svg:y1="12.934cm" svg:x2="7.376cm" svg:y2="12.78cm">
          <text:p/>
        </draw:line>
        <draw:line draw:style-name="gr97" draw:layer="layout" svg:x1="7.3cm" svg:y1="12.857cm" svg:x2="7.453cm" svg:y2="12.857cm">
          <text:p/>
        </draw:line>
        <draw:line draw:style-name="gr97" draw:layer="layout" svg:x1="7.376cm" svg:y1="12.712cm" svg:x2="7.376cm" svg:y2="12.559cm">
          <text:p/>
        </draw:line>
        <draw:line draw:style-name="gr97" draw:layer="layout" svg:x1="7.3cm" svg:y1="12.636cm" svg:x2="7.453cm" svg:y2="12.636cm">
          <text:p/>
        </draw:line>
        <draw:line draw:style-name="gr97" draw:layer="layout" svg:x1="7.376cm" svg:y1="12.471cm" svg:x2="7.376cm" svg:y2="12.318cm">
          <text:p/>
        </draw:line>
        <draw:line draw:style-name="gr97" draw:layer="layout" svg:x1="7.3cm" svg:y1="12.395cm" svg:x2="7.453cm" svg:y2="12.395cm">
          <text:p/>
        </draw:line>
        <draw:line draw:style-name="gr97" draw:layer="layout" svg:x1="7.376cm" svg:y1="12.381cm" svg:x2="7.376cm" svg:y2="12.228cm">
          <text:p/>
        </draw:line>
        <draw:line draw:style-name="gr97" draw:layer="layout" svg:x1="7.3cm" svg:y1="12.305cm" svg:x2="7.453cm" svg:y2="12.305cm">
          <text:p/>
        </draw:line>
        <draw:line draw:style-name="gr97" draw:layer="layout" svg:x1="7.376cm" svg:y1="12.316cm" svg:x2="7.376cm" svg:y2="12.162cm">
          <text:p/>
        </draw:line>
        <draw:line draw:style-name="gr97" draw:layer="layout" svg:x1="7.3cm" svg:y1="12.239cm" svg:x2="7.453cm" svg:y2="12.239cm">
          <text:p/>
        </draw:line>
        <draw:line draw:style-name="gr97" draw:layer="layout" svg:x1="7.376cm" svg:y1="10.928cm" svg:x2="7.376cm" svg:y2="10.775cm">
          <text:p/>
        </draw:line>
        <draw:line draw:style-name="gr97" draw:layer="layout" svg:x1="7.3cm" svg:y1="10.852cm" svg:x2="7.453cm" svg:y2="10.852cm">
          <text:p/>
        </draw:line>
        <draw:line draw:style-name="gr97" draw:layer="layout" svg:x1="7.376cm" svg:y1="10.444cm" svg:x2="7.376cm" svg:y2="10.291cm">
          <text:p/>
        </draw:line>
        <draw:line draw:style-name="gr97" draw:layer="layout" svg:x1="7.3cm" svg:y1="10.367cm" svg:x2="7.453cm" svg:y2="10.367cm">
          <text:p/>
        </draw:line>
        <draw:line draw:style-name="gr97" draw:layer="layout" svg:x1="7.376cm" svg:y1="9.607cm" svg:x2="7.376cm" svg:y2="9.454cm">
          <text:p/>
        </draw:line>
        <draw:line draw:style-name="gr97" draw:layer="layout" svg:x1="7.3cm" svg:y1="9.53cm" svg:x2="7.453cm" svg:y2="9.53cm">
          <text:p/>
        </draw:line>
        <draw:line draw:style-name="gr97" draw:layer="layout" svg:x1="7.376cm" svg:y1="9.495cm" svg:x2="7.376cm" svg:y2="9.342cm">
          <text:p/>
        </draw:line>
        <draw:line draw:style-name="gr97" draw:layer="layout" svg:x1="7.3cm" svg:y1="9.418cm" svg:x2="7.453cm" svg:y2="9.418cm">
          <text:p/>
        </draw:line>
        <draw:line draw:style-name="gr97" draw:layer="layout" svg:x1="7.376cm" svg:y1="7.249cm" svg:x2="7.376cm" svg:y2="7.095cm">
          <text:p/>
        </draw:line>
        <draw:line draw:style-name="gr97" draw:layer="layout" svg:x1="7.3cm" svg:y1="7.172cm" svg:x2="7.453cm" svg:y2="7.172cm">
          <text:p/>
        </draw:line>
        <draw:line draw:style-name="gr97" draw:layer="layout" svg:x1="7.376cm" svg:y1="7.161cm" svg:x2="7.376cm" svg:y2="7.008cm">
          <text:p/>
        </draw:line>
        <draw:line draw:style-name="gr97" draw:layer="layout" svg:x1="7.3cm" svg:y1="7.084cm" svg:x2="7.453cm" svg:y2="7.084cm">
          <text:p/>
        </draw:line>
        <draw:line draw:style-name="gr97" draw:layer="layout" svg:x1="7.376cm" svg:y1="7.095cm" svg:x2="7.376cm" svg:y2="6.942cm">
          <text:p/>
        </draw:line>
        <draw:line draw:style-name="gr97" draw:layer="layout" svg:x1="7.3cm" svg:y1="7.019cm" svg:x2="7.453cm" svg:y2="7.019cm">
          <text:p/>
        </draw:line>
        <draw:line draw:style-name="gr97" draw:layer="layout" svg:x1="7.376cm" svg:y1="4.649cm" svg:x2="7.376cm" svg:y2="4.496cm">
          <text:p/>
        </draw:line>
        <draw:line draw:style-name="gr97" draw:layer="layout" svg:x1="7.3cm" svg:y1="4.573cm" svg:x2="7.453cm" svg:y2="4.573cm">
          <text:p/>
        </draw:line>
        <draw:line draw:style-name="gr97" draw:layer="layout" svg:x1="7.376cm" svg:y1="4.296cm" svg:x2="7.376cm" svg:y2="4.143cm">
          <text:p/>
        </draw:line>
        <draw:line draw:style-name="gr97" draw:layer="layout" svg:x1="7.3cm" svg:y1="4.22cm" svg:x2="7.453cm" svg:y2="4.22cm">
          <text:p/>
        </draw:line>
        <draw:line draw:style-name="gr97" draw:layer="layout" svg:x1="7.376cm" svg:y1="3.834cm" svg:x2="7.376cm" svg:y2="3.681cm">
          <text:p/>
        </draw:line>
        <draw:line draw:style-name="gr97" draw:layer="layout" svg:x1="7.3cm" svg:y1="3.757cm" svg:x2="7.453cm" svg:y2="3.757cm">
          <text:p/>
        </draw:line>
        <draw:line draw:style-name="gr97" draw:layer="layout" svg:x1="7.376cm" svg:y1="3.81cm" svg:x2="7.376cm" svg:y2="3.656cm">
          <text:p/>
        </draw:line>
        <draw:line draw:style-name="gr97" draw:layer="layout" svg:x1="7.3cm" svg:y1="3.733cm" svg:x2="7.453cm" svg:y2="3.733cm">
          <text:p/>
        </draw:line>
        <draw:line draw:style-name="gr97" draw:layer="layout" svg:x1="7.376cm" svg:y1="3.634cm" svg:x2="7.376cm" svg:y2="3.481cm">
          <text:p/>
        </draw:line>
        <draw:line draw:style-name="gr97" draw:layer="layout" svg:x1="7.3cm" svg:y1="3.558cm" svg:x2="7.453cm" svg:y2="3.558cm">
          <text:p/>
        </draw:line>
        <draw:line draw:style-name="gr97" draw:layer="layout" svg:x1="7.376cm" svg:y1="3.591cm" svg:x2="7.376cm" svg:y2="3.437cm">
          <text:p/>
        </draw:line>
        <draw:line draw:style-name="gr97" draw:layer="layout" svg:x1="7.3cm" svg:y1="3.514cm" svg:x2="7.453cm" svg:y2="3.514cm">
          <text:p/>
        </draw:line>
        <draw:line draw:style-name="gr97" draw:layer="layout" svg:x1="7.376cm" svg:y1="3.282cm" svg:x2="7.376cm" svg:y2="3.128cm">
          <text:p/>
        </draw:line>
        <draw:line draw:style-name="gr97" draw:layer="layout" svg:x1="7.3cm" svg:y1="3.205cm" svg:x2="7.453cm" svg:y2="3.205cm">
          <text:p/>
        </draw:line>
        <draw:line draw:style-name="gr97" draw:layer="layout" svg:x1="7.376cm" svg:y1="3.106cm" svg:x2="7.376cm" svg:y2="2.953cm">
          <text:p/>
        </draw:line>
        <draw:line draw:style-name="gr97" draw:layer="layout" svg:x1="7.3cm" svg:y1="3.03cm" svg:x2="7.453cm" svg:y2="3.03cm">
          <text:p/>
        </draw:line>
        <draw:line draw:style-name="gr97" draw:layer="layout" svg:x1="7.376cm" svg:y1="3.062cm" svg:x2="7.376cm" svg:y2="2.909cm">
          <text:p/>
        </draw:line>
        <draw:line draw:style-name="gr97" draw:layer="layout" svg:x1="7.3cm" svg:y1="2.986cm" svg:x2="7.453cm" svg:y2="2.986cm">
          <text:p/>
        </draw:line>
        <draw:line draw:style-name="gr97" draw:layer="layout" svg:x1="7.406cm" svg:y1="13.131cm" svg:x2="7.406cm" svg:y2="12.978cm">
          <text:p/>
        </draw:line>
        <draw:line draw:style-name="gr97" draw:layer="layout" svg:x1="7.329cm" svg:y1="13.054cm" svg:x2="7.482cm" svg:y2="13.054cm">
          <text:p/>
        </draw:line>
        <draw:line draw:style-name="gr97" draw:layer="layout" svg:x1="7.406cm" svg:y1="12.8cm" svg:x2="7.406cm" svg:y2="12.647cm">
          <text:p/>
        </draw:line>
        <draw:line draw:style-name="gr97" draw:layer="layout" svg:x1="7.329cm" svg:y1="12.723cm" svg:x2="7.482cm" svg:y2="12.723cm">
          <text:p/>
        </draw:line>
        <draw:line draw:style-name="gr97" draw:layer="layout" svg:x1="7.406cm" svg:y1="10.928cm" svg:x2="7.406cm" svg:y2="10.775cm">
          <text:p/>
        </draw:line>
        <draw:line draw:style-name="gr97" draw:layer="layout" svg:x1="7.329cm" svg:y1="10.852cm" svg:x2="7.482cm" svg:y2="10.852cm">
          <text:p/>
        </draw:line>
        <draw:line draw:style-name="gr97" draw:layer="layout" svg:x1="7.406cm" svg:y1="10.885cm" svg:x2="7.406cm" svg:y2="10.731cm">
          <text:p/>
        </draw:line>
        <draw:line draw:style-name="gr97" draw:layer="layout" svg:x1="7.329cm" svg:y1="10.808cm" svg:x2="7.482cm" svg:y2="10.808cm">
          <text:p/>
        </draw:line>
        <draw:line draw:style-name="gr97" draw:layer="layout" svg:x1="7.406cm" svg:y1="10.729cm" svg:x2="7.406cm" svg:y2="10.575cm">
          <text:p/>
        </draw:line>
        <draw:line draw:style-name="gr97" draw:layer="layout" svg:x1="7.329cm" svg:y1="10.652cm" svg:x2="7.482cm" svg:y2="10.652cm">
          <text:p/>
        </draw:line>
        <draw:line draw:style-name="gr97" draw:layer="layout" svg:x1="7.406cm" svg:y1="9.96cm" svg:x2="7.406cm" svg:y2="9.806cm">
          <text:p/>
        </draw:line>
        <draw:line draw:style-name="gr97" draw:layer="layout" svg:x1="7.329cm" svg:y1="9.883cm" svg:x2="7.482cm" svg:y2="9.883cm">
          <text:p/>
        </draw:line>
        <draw:line draw:style-name="gr97" draw:layer="layout" svg:x1="7.406cm" svg:y1="7.711cm" svg:x2="7.406cm" svg:y2="7.558cm">
          <text:p/>
        </draw:line>
        <draw:line draw:style-name="gr97" draw:layer="layout" svg:x1="7.329cm" svg:y1="7.634cm" svg:x2="7.482cm" svg:y2="7.634cm">
          <text:p/>
        </draw:line>
        <draw:line draw:style-name="gr97" draw:layer="layout" svg:x1="7.406cm" svg:y1="5.618cm" svg:x2="7.406cm" svg:y2="5.465cm">
          <text:p/>
        </draw:line>
        <draw:line draw:style-name="gr97" draw:layer="layout" svg:x1="7.329cm" svg:y1="5.541cm" svg:x2="7.482cm" svg:y2="5.541cm">
          <text:p/>
        </draw:line>
        <draw:line draw:style-name="gr97" draw:layer="layout" svg:x1="7.406cm" svg:y1="5.396cm" svg:x2="7.406cm" svg:y2="5.243cm">
          <text:p/>
        </draw:line>
        <draw:line draw:style-name="gr97" draw:layer="layout" svg:x1="7.329cm" svg:y1="5.32cm" svg:x2="7.482cm" svg:y2="5.32cm">
          <text:p/>
        </draw:line>
        <draw:line draw:style-name="gr97" draw:layer="layout" svg:x1="7.406cm" svg:y1="4.581cm" svg:x2="7.406cm" svg:y2="4.428cm">
          <text:p/>
        </draw:line>
        <draw:line draw:style-name="gr97" draw:layer="layout" svg:x1="7.329cm" svg:y1="4.505cm" svg:x2="7.482cm" svg:y2="4.505cm">
          <text:p/>
        </draw:line>
        <draw:line draw:style-name="gr97" draw:layer="layout" svg:x1="7.406cm" svg:y1="4.537cm" svg:x2="7.406cm" svg:y2="4.384cm">
          <text:p/>
        </draw:line>
        <draw:line draw:style-name="gr97" draw:layer="layout" svg:x1="7.329cm" svg:y1="4.461cm" svg:x2="7.482cm" svg:y2="4.461cm">
          <text:p/>
        </draw:line>
        <draw:line draw:style-name="gr97" draw:layer="layout" svg:x1="7.406cm" svg:y1="4.141cm" svg:x2="7.406cm" svg:y2="3.987cm">
          <text:p/>
        </draw:line>
        <draw:line draw:style-name="gr97" draw:layer="layout" svg:x1="7.329cm" svg:y1="4.064cm" svg:x2="7.482cm" svg:y2="4.064cm">
          <text:p/>
        </draw:line>
        <draw:line draw:style-name="gr97" draw:layer="layout" svg:x1="7.406cm" svg:y1="3.503cm" svg:x2="7.406cm" svg:y2="3.35cm">
          <text:p/>
        </draw:line>
        <draw:line draw:style-name="gr97" draw:layer="layout" svg:x1="7.329cm" svg:y1="3.426cm" svg:x2="7.482cm" svg:y2="3.426cm">
          <text:p/>
        </draw:line>
        <draw:line draw:style-name="gr97" draw:layer="layout" svg:x1="7.406cm" svg:y1="2.819cm" svg:x2="7.406cm" svg:y2="2.666cm">
          <text:p/>
        </draw:line>
        <draw:line draw:style-name="gr97" draw:layer="layout" svg:x1="7.329cm" svg:y1="2.742cm" svg:x2="7.482cm" svg:y2="2.742cm">
          <text:p/>
        </draw:line>
        <draw:line draw:style-name="gr97" draw:layer="layout" svg:x1="7.437cm" svg:y1="13.265cm" svg:x2="7.437cm" svg:y2="13.111cm">
          <text:p/>
        </draw:line>
        <draw:line draw:style-name="gr97" draw:layer="layout" svg:x1="7.36cm" svg:y1="13.188cm" svg:x2="7.514cm" svg:y2="13.188cm">
          <text:p/>
        </draw:line>
        <draw:line draw:style-name="gr97" draw:layer="layout" svg:x1="7.437cm" svg:y1="13.221cm" svg:x2="7.437cm" svg:y2="13.068cm">
          <text:p/>
        </draw:line>
        <draw:line draw:style-name="gr97" draw:layer="layout" svg:x1="7.36cm" svg:y1="13.144cm" svg:x2="7.514cm" svg:y2="13.144cm">
          <text:p/>
        </draw:line>
        <draw:line draw:style-name="gr97" draw:layer="layout" svg:x1="7.437cm" svg:y1="11.831cm" svg:x2="7.437cm" svg:y2="11.678cm">
          <text:p/>
        </draw:line>
        <draw:line draw:style-name="gr97" draw:layer="layout" svg:x1="7.36cm" svg:y1="11.755cm" svg:x2="7.514cm" svg:y2="11.755cm">
          <text:p/>
        </draw:line>
        <draw:line draw:style-name="gr97" draw:layer="layout" svg:x1="7.437cm" svg:y1="11.216cm" svg:x2="7.437cm" svg:y2="11.062cm">
          <text:p/>
        </draw:line>
        <draw:line draw:style-name="gr97" draw:layer="layout" svg:x1="7.36cm" svg:y1="11.139cm" svg:x2="7.514cm" svg:y2="11.139cm">
          <text:p/>
        </draw:line>
        <draw:line draw:style-name="gr97" draw:layer="layout" svg:x1="7.437cm" svg:y1="11.147cm" svg:x2="7.437cm" svg:y2="10.994cm">
          <text:p/>
        </draw:line>
        <draw:line draw:style-name="gr97" draw:layer="layout" svg:x1="7.36cm" svg:y1="11.071cm" svg:x2="7.514cm" svg:y2="11.071cm">
          <text:p/>
        </draw:line>
        <draw:line draw:style-name="gr97" draw:layer="layout" svg:x1="7.437cm" svg:y1="10.466cm" svg:x2="7.437cm" svg:y2="10.313cm">
          <text:p/>
        </draw:line>
        <draw:line draw:style-name="gr97" draw:layer="layout" svg:x1="7.36cm" svg:y1="10.389cm" svg:x2="7.514cm" svg:y2="10.389cm">
          <text:p/>
        </draw:line>
        <draw:line draw:style-name="gr97" draw:layer="layout" svg:x1="7.437cm" svg:y1="8.042cm" svg:x2="7.437cm" svg:y2="7.889cm">
          <text:p/>
        </draw:line>
        <draw:line draw:style-name="gr97" draw:layer="layout" svg:x1="7.36cm" svg:y1="7.965cm" svg:x2="7.514cm" svg:y2="7.965cm">
          <text:p/>
        </draw:line>
        <draw:line draw:style-name="gr97" draw:layer="layout" svg:x1="7.437cm" svg:y1="7.976cm" svg:x2="7.437cm" svg:y2="7.823cm">
          <text:p/>
        </draw:line>
        <draw:line draw:style-name="gr97" draw:layer="layout" svg:x1="7.36cm" svg:y1="7.9cm" svg:x2="7.514cm" svg:y2="7.9cm">
          <text:p/>
        </draw:line>
        <draw:line draw:style-name="gr97" draw:layer="layout" svg:x1="7.437cm" svg:y1="7.908cm" svg:x2="7.437cm" svg:y2="7.755cm">
          <text:p/>
        </draw:line>
        <draw:line draw:style-name="gr97" draw:layer="layout" svg:x1="7.36cm" svg:y1="7.831cm" svg:x2="7.514cm" svg:y2="7.831cm">
          <text:p/>
        </draw:line>
        <draw:line draw:style-name="gr97" draw:layer="layout" svg:x1="7.437cm" svg:y1="6.037cm" svg:x2="7.437cm" svg:y2="5.883cm">
          <text:p/>
        </draw:line>
        <draw:line draw:style-name="gr97" draw:layer="layout" svg:x1="7.36cm" svg:y1="5.96cm" svg:x2="7.514cm" svg:y2="5.96cm">
          <text:p/>
        </draw:line>
        <draw:line draw:style-name="gr97" draw:layer="layout" svg:x1="7.437cm" svg:y1="5.815cm" svg:x2="7.437cm" svg:y2="5.662cm">
          <text:p/>
        </draw:line>
        <draw:line draw:style-name="gr97" draw:layer="layout" svg:x1="7.36cm" svg:y1="5.738cm" svg:x2="7.514cm" svg:y2="5.738cm">
          <text:p/>
        </draw:line>
        <draw:line draw:style-name="gr97" draw:layer="layout" svg:x1="7.437cm" svg:y1="5.596cm" svg:x2="7.437cm" svg:y2="5.443cm">
          <text:p/>
        </draw:line>
        <draw:line draw:style-name="gr97" draw:layer="layout" svg:x1="7.36cm" svg:y1="5.519cm" svg:x2="7.514cm" svg:y2="5.519cm">
          <text:p/>
        </draw:line>
        <draw:line draw:style-name="gr97" draw:layer="layout" svg:x1="7.437cm" svg:y1="5.418cm" svg:x2="7.437cm" svg:y2="5.265cm">
          <text:p/>
        </draw:line>
        <draw:line draw:style-name="gr97" draw:layer="layout" svg:x1="7.36cm" svg:y1="5.342cm" svg:x2="7.514cm" svg:y2="5.342cm">
          <text:p/>
        </draw:line>
        <draw:line draw:style-name="gr97" draw:layer="layout" svg:x1="7.437cm" svg:y1="5.221cm" svg:x2="7.437cm" svg:y2="5.068cm">
          <text:p/>
        </draw:line>
        <draw:line draw:style-name="gr97" draw:layer="layout" svg:x1="7.36cm" svg:y1="5.145cm" svg:x2="7.514cm" svg:y2="5.145cm">
          <text:p/>
        </draw:line>
        <draw:line draw:style-name="gr97" draw:layer="layout" svg:x1="7.437cm" svg:y1="5.112cm" svg:x2="7.437cm" svg:y2="4.958cm">
          <text:p/>
        </draw:line>
        <draw:line draw:style-name="gr97" draw:layer="layout" svg:x1="7.36cm" svg:y1="5.035cm" svg:x2="7.514cm" svg:y2="5.035cm">
          <text:p/>
        </draw:line>
        <draw:line draw:style-name="gr97" draw:layer="layout" svg:x1="7.437cm" svg:y1="5.044cm" svg:x2="7.437cm" svg:y2="4.89cm">
          <text:p/>
        </draw:line>
        <draw:line draw:style-name="gr97" draw:layer="layout" svg:x1="7.36cm" svg:y1="4.967cm" svg:x2="7.514cm" svg:y2="4.967cm">
          <text:p/>
        </draw:line>
        <draw:line draw:style-name="gr97" draw:layer="layout" svg:x1="7.437cm" svg:y1="4.759cm" svg:x2="7.437cm" svg:y2="4.606cm">
          <text:p/>
        </draw:line>
        <draw:line draw:style-name="gr97" draw:layer="layout" svg:x1="7.36cm" svg:y1="4.682cm" svg:x2="7.514cm" svg:y2="4.682cm">
          <text:p/>
        </draw:line>
        <draw:line draw:style-name="gr97" draw:layer="layout" svg:x1="7.437cm" svg:y1="4.494cm" svg:x2="7.437cm" svg:y2="4.34cm">
          <text:p/>
        </draw:line>
        <draw:line draw:style-name="gr97" draw:layer="layout" svg:x1="7.36cm" svg:y1="4.417cm" svg:x2="7.514cm" svg:y2="4.417cm">
          <text:p/>
        </draw:line>
        <draw:line draw:style-name="gr97" draw:layer="layout" svg:x1="7.437cm" svg:y1="4.428cm" svg:x2="7.437cm" svg:y2="4.275cm">
          <text:p/>
        </draw:line>
        <draw:line draw:style-name="gr97" draw:layer="layout" svg:x1="7.36cm" svg:y1="4.351cm" svg:x2="7.514cm" svg:y2="4.351cm">
          <text:p/>
        </draw:line>
        <draw:line draw:style-name="gr97" draw:layer="layout" svg:x1="7.437cm" svg:y1="4.318cm" svg:x2="7.437cm" svg:y2="4.165cm">
          <text:p/>
        </draw:line>
        <draw:line draw:style-name="gr97" draw:layer="layout" svg:x1="7.36cm" svg:y1="4.242cm" svg:x2="7.514cm" svg:y2="4.242cm">
          <text:p/>
        </draw:line>
        <draw:line draw:style-name="gr97" draw:layer="layout" svg:x1="7.437cm" svg:y1="4.184cm" svg:x2="7.437cm" svg:y2="4.031cm">
          <text:p/>
        </draw:line>
        <draw:line draw:style-name="gr97" draw:layer="layout" svg:x1="7.36cm" svg:y1="4.108cm" svg:x2="7.514cm" svg:y2="4.108cm">
          <text:p/>
        </draw:line>
        <draw:line draw:style-name="gr97" draw:layer="layout" svg:x1="7.437cm" svg:y1="4.053cm" svg:x2="7.437cm" svg:y2="3.9cm">
          <text:p/>
        </draw:line>
        <draw:line draw:style-name="gr97" draw:layer="layout" svg:x1="7.36cm" svg:y1="3.976cm" svg:x2="7.514cm" svg:y2="3.976cm">
          <text:p/>
        </draw:line>
        <draw:line draw:style-name="gr97" draw:layer="layout" svg:x1="7.437cm" svg:y1="3.569cm" svg:x2="7.437cm" svg:y2="3.415cm">
          <text:p/>
        </draw:line>
        <draw:line draw:style-name="gr97" draw:layer="layout" svg:x1="7.36cm" svg:y1="3.492cm" svg:x2="7.514cm" svg:y2="3.492cm">
          <text:p/>
        </draw:line>
        <draw:line draw:style-name="gr97" draw:layer="layout" svg:x1="7.437cm" svg:y1="3.503cm" svg:x2="7.437cm" svg:y2="3.35cm">
          <text:p/>
        </draw:line>
        <draw:line draw:style-name="gr97" draw:layer="layout" svg:x1="7.36cm" svg:y1="3.426cm" svg:x2="7.514cm" svg:y2="3.426cm">
          <text:p/>
        </draw:line>
        <draw:line draw:style-name="gr97" draw:layer="layout" svg:x1="7.437cm" svg:y1="3.019cm" svg:x2="7.437cm" svg:y2="2.865cm">
          <text:p/>
        </draw:line>
        <draw:line draw:style-name="gr97" draw:layer="layout" svg:x1="7.36cm" svg:y1="2.942cm" svg:x2="7.514cm" svg:y2="2.942cm">
          <text:p/>
        </draw:line>
        <draw:line draw:style-name="gr97" draw:layer="layout" svg:x1="7.466cm" svg:y1="12.294cm" svg:x2="7.466cm" svg:y2="12.14cm">
          <text:p/>
        </draw:line>
        <draw:line draw:style-name="gr97" draw:layer="layout" svg:x1="7.39cm" svg:y1="12.217cm" svg:x2="7.543cm" svg:y2="12.217cm">
          <text:p/>
        </draw:line>
        <draw:line draw:style-name="gr97" draw:layer="layout" svg:x1="7.466cm" svg:y1="12.118cm" svg:x2="7.466cm" svg:y2="11.965cm">
          <text:p/>
        </draw:line>
        <draw:line draw:style-name="gr97" draw:layer="layout" svg:x1="7.39cm" svg:y1="12.042cm" svg:x2="7.543cm" svg:y2="12.042cm">
          <text:p/>
        </draw:line>
        <draw:line draw:style-name="gr97" draw:layer="layout" svg:x1="7.466cm" svg:y1="11.941cm" svg:x2="7.466cm" svg:y2="11.787cm">
          <text:p/>
        </draw:line>
        <draw:line draw:style-name="gr97" draw:layer="layout" svg:x1="7.39cm" svg:y1="11.864cm" svg:x2="7.543cm" svg:y2="11.864cm">
          <text:p/>
        </draw:line>
        <draw:line draw:style-name="gr97" draw:layer="layout" svg:x1="7.466cm" svg:y1="11.7cm" svg:x2="7.466cm" svg:y2="11.547cm">
          <text:p/>
        </draw:line>
        <draw:line draw:style-name="gr97" draw:layer="layout" svg:x1="7.39cm" svg:y1="11.623cm" svg:x2="7.543cm" svg:y2="11.623cm">
          <text:p/>
        </draw:line>
        <draw:line draw:style-name="gr97" draw:layer="layout" svg:x1="7.466cm" svg:y1="8.636cm" svg:x2="7.466cm" svg:y2="8.482cm">
          <text:p/>
        </draw:line>
        <draw:line draw:style-name="gr97" draw:layer="layout" svg:x1="7.39cm" svg:y1="8.559cm" svg:x2="7.543cm" svg:y2="8.559cm">
          <text:p/>
        </draw:line>
        <draw:line draw:style-name="gr97" draw:layer="layout" svg:x1="7.466cm" svg:y1="8.592cm" svg:x2="7.466cm" svg:y2="8.439cm">
          <text:p/>
        </draw:line>
        <draw:line draw:style-name="gr97" draw:layer="layout" svg:x1="7.39cm" svg:y1="8.515cm" svg:x2="7.543cm" svg:y2="8.515cm">
          <text:p/>
        </draw:line>
        <draw:line draw:style-name="gr97" draw:layer="layout" svg:x1="7.466cm" svg:y1="5.418cm" svg:x2="7.466cm" svg:y2="5.265cm">
          <text:p/>
        </draw:line>
        <draw:line draw:style-name="gr97" draw:layer="layout" svg:x1="7.39cm" svg:y1="5.342cm" svg:x2="7.543cm" svg:y2="5.342cm">
          <text:p/>
        </draw:line>
        <draw:line draw:style-name="gr97" draw:layer="layout" svg:x1="7.466cm" svg:y1="5.044cm" svg:x2="7.466cm" svg:y2="4.89cm">
          <text:p/>
        </draw:line>
        <draw:line draw:style-name="gr97" draw:layer="layout" svg:x1="7.39cm" svg:y1="4.967cm" svg:x2="7.543cm" svg:y2="4.967cm">
          <text:p/>
        </draw:line>
        <draw:line draw:style-name="gr97" draw:layer="layout" svg:x1="7.466cm" svg:y1="4.868cm" svg:x2="7.466cm" svg:y2="4.715cm">
          <text:p/>
        </draw:line>
        <draw:line draw:style-name="gr97" draw:layer="layout" svg:x1="7.39cm" svg:y1="4.792cm" svg:x2="7.543cm" svg:y2="4.792cm">
          <text:p/>
        </draw:line>
        <draw:line draw:style-name="gr97" draw:layer="layout" svg:x1="7.466cm" svg:y1="4.428cm" svg:x2="7.466cm" svg:y2="4.275cm">
          <text:p/>
        </draw:line>
        <draw:line draw:style-name="gr97" draw:layer="layout" svg:x1="7.39cm" svg:y1="4.351cm" svg:x2="7.543cm" svg:y2="4.351cm">
          <text:p/>
        </draw:line>
        <draw:line draw:style-name="gr97" draw:layer="layout" svg:x1="7.466cm" svg:y1="3.987cm" svg:x2="7.466cm" svg:y2="3.834cm">
          <text:p/>
        </draw:line>
        <draw:line draw:style-name="gr97" draw:layer="layout" svg:x1="7.39cm" svg:y1="3.911cm" svg:x2="7.543cm" svg:y2="3.911cm">
          <text:p/>
        </draw:line>
        <draw:line draw:style-name="gr97" draw:layer="layout" svg:x1="7.466cm" svg:y1="3.634cm" svg:x2="7.466cm" svg:y2="3.481cm">
          <text:p/>
        </draw:line>
        <draw:line draw:style-name="gr97" draw:layer="layout" svg:x1="7.39cm" svg:y1="3.558cm" svg:x2="7.543cm" svg:y2="3.558cm">
          <text:p/>
        </draw:line>
        <draw:line draw:style-name="gr97" draw:layer="layout" svg:x1="7.498cm" svg:y1="12.471cm" svg:x2="7.498cm" svg:y2="12.318cm">
          <text:p/>
        </draw:line>
        <draw:line draw:style-name="gr97" draw:layer="layout" svg:x1="7.421cm" svg:y1="12.395cm" svg:x2="7.575cm" svg:y2="12.395cm">
          <text:p/>
        </draw:line>
        <draw:line draw:style-name="gr97" draw:layer="layout" svg:x1="7.498cm" svg:y1="12.25cm" svg:x2="7.498cm" svg:y2="12.097cm">
          <text:p/>
        </draw:line>
        <draw:line draw:style-name="gr97" draw:layer="layout" svg:x1="7.421cm" svg:y1="12.173cm" svg:x2="7.575cm" svg:y2="12.173cm">
          <text:p/>
        </draw:line>
        <draw:line draw:style-name="gr97" draw:layer="layout" svg:x1="7.498cm" svg:y1="11.391cm" svg:x2="7.498cm" svg:y2="11.237cm">
          <text:p/>
        </draw:line>
        <draw:line draw:style-name="gr97" draw:layer="layout" svg:x1="7.421cm" svg:y1="11.314cm" svg:x2="7.575cm" svg:y2="11.314cm">
          <text:p/>
        </draw:line>
        <draw:line draw:style-name="gr97" draw:layer="layout" svg:x1="7.498cm" svg:y1="11.259cm" svg:x2="7.498cm" svg:y2="11.106cm">
          <text:p/>
        </draw:line>
        <draw:line draw:style-name="gr97" draw:layer="layout" svg:x1="7.421cm" svg:y1="11.183cm" svg:x2="7.575cm" svg:y2="11.183cm">
          <text:p/>
        </draw:line>
        <draw:line draw:style-name="gr97" draw:layer="layout" svg:x1="7.498cm" svg:y1="10.994cm" svg:x2="7.498cm" svg:y2="10.841cm">
          <text:p/>
        </draw:line>
        <draw:line draw:style-name="gr97" draw:layer="layout" svg:x1="7.421cm" svg:y1="10.917cm" svg:x2="7.575cm" svg:y2="10.917cm">
          <text:p/>
        </draw:line>
        <draw:line draw:style-name="gr97" draw:layer="layout" svg:x1="7.498cm" svg:y1="9.188cm" svg:x2="7.498cm" svg:y2="9.035cm">
          <text:p/>
        </draw:line>
        <draw:line draw:style-name="gr97" draw:layer="layout" svg:x1="7.421cm" svg:y1="9.112cm" svg:x2="7.575cm" svg:y2="9.112cm">
          <text:p/>
        </draw:line>
        <draw:line draw:style-name="gr97" draw:layer="layout" svg:x1="7.498cm" svg:y1="9.166cm" svg:x2="7.498cm" svg:y2="9.013cm">
          <text:p/>
        </draw:line>
        <draw:line draw:style-name="gr97" draw:layer="layout" svg:x1="7.421cm" svg:y1="9.09cm" svg:x2="7.575cm" svg:y2="9.09cm">
          <text:p/>
        </draw:line>
        <draw:line draw:style-name="gr97" draw:layer="layout" svg:x1="7.498cm" svg:y1="7.005cm" svg:x2="7.498cm" svg:y2="6.852cm">
          <text:p/>
        </draw:line>
        <draw:line draw:style-name="gr97" draw:layer="layout" svg:x1="7.421cm" svg:y1="6.929cm" svg:x2="7.575cm" svg:y2="6.929cm">
          <text:p/>
        </draw:line>
        <draw:line draw:style-name="gr97" draw:layer="layout" svg:x1="7.498cm" svg:y1="5.993cm" svg:x2="7.498cm" svg:y2="5.839cm">
          <text:p/>
        </draw:line>
        <draw:line draw:style-name="gr97" draw:layer="layout" svg:x1="7.421cm" svg:y1="5.916cm" svg:x2="7.575cm" svg:y2="5.916cm">
          <text:p/>
        </draw:line>
        <draw:line draw:style-name="gr97" draw:layer="layout" svg:x1="7.498cm" svg:y1="5.949cm" svg:x2="7.498cm" svg:y2="5.796cm">
          <text:p/>
        </draw:line>
        <draw:line draw:style-name="gr97" draw:layer="layout" svg:x1="7.421cm" svg:y1="5.872cm" svg:x2="7.575cm" svg:y2="5.872cm">
          <text:p/>
        </draw:line>
        <draw:line draw:style-name="gr97" draw:layer="layout" svg:x1="7.498cm" svg:y1="5.508cm" svg:x2="7.498cm" svg:y2="5.355cm">
          <text:p/>
        </draw:line>
        <draw:line draw:style-name="gr97" draw:layer="layout" svg:x1="7.421cm" svg:y1="5.432cm" svg:x2="7.575cm" svg:y2="5.432cm">
          <text:p/>
        </draw:line>
        <draw:line draw:style-name="gr97" draw:layer="layout" svg:x1="7.498cm" svg:y1="5.396cm" svg:x2="7.498cm" svg:y2="5.243cm">
          <text:p/>
        </draw:line>
        <draw:line draw:style-name="gr97" draw:layer="layout" svg:x1="7.421cm" svg:y1="5.32cm" svg:x2="7.575cm" svg:y2="5.32cm">
          <text:p/>
        </draw:line>
        <draw:line draw:style-name="gr97" draw:layer="layout" svg:x1="7.498cm" svg:y1="5.156cm" svg:x2="7.498cm" svg:y2="5.002cm">
          <text:p/>
        </draw:line>
        <draw:line draw:style-name="gr97" draw:layer="layout" svg:x1="7.421cm" svg:y1="5.079cm" svg:x2="7.575cm" svg:y2="5.079cm">
          <text:p/>
        </draw:line>
        <draw:line draw:style-name="gr97" draw:layer="layout" svg:x1="7.498cm" svg:y1="5.134cm" svg:x2="7.498cm" svg:y2="4.98cm">
          <text:p/>
        </draw:line>
        <draw:line draw:style-name="gr97" draw:layer="layout" svg:x1="7.421cm" svg:y1="5.057cm" svg:x2="7.575cm" svg:y2="5.057cm">
          <text:p/>
        </draw:line>
        <draw:line draw:style-name="gr97" draw:layer="layout" svg:x1="7.498cm" svg:y1="5.068cm" svg:x2="7.498cm" svg:y2="4.915cm">
          <text:p/>
        </draw:line>
        <draw:line draw:style-name="gr97" draw:layer="layout" svg:x1="7.421cm" svg:y1="4.991cm" svg:x2="7.575cm" svg:y2="4.991cm">
          <text:p/>
        </draw:line>
        <draw:line draw:style-name="gr97" draw:layer="layout" svg:x1="7.498cm" svg:y1="4.89cm" svg:x2="7.498cm" svg:y2="4.737cm">
          <text:p/>
        </draw:line>
        <draw:line draw:style-name="gr97" draw:layer="layout" svg:x1="7.421cm" svg:y1="4.814cm" svg:x2="7.575cm" svg:y2="4.814cm">
          <text:p/>
        </draw:line>
        <draw:line draw:style-name="gr97" draw:layer="layout" svg:x1="7.498cm" svg:y1="4.803cm" svg:x2="7.498cm" svg:y2="4.649cm">
          <text:p/>
        </draw:line>
        <draw:line draw:style-name="gr97" draw:layer="layout" svg:x1="7.421cm" svg:y1="4.726cm" svg:x2="7.575cm" svg:y2="4.726cm">
          <text:p/>
        </draw:line>
        <draw:line draw:style-name="gr97" draw:layer="layout" svg:x1="7.498cm" svg:y1="4.537cm" svg:x2="7.498cm" svg:y2="4.384cm">
          <text:p/>
        </draw:line>
        <draw:line draw:style-name="gr97" draw:layer="layout" svg:x1="7.421cm" svg:y1="4.461cm" svg:x2="7.575cm" svg:y2="4.461cm">
          <text:p/>
        </draw:line>
        <draw:line draw:style-name="gr97" draw:layer="layout" svg:x1="7.498cm" svg:y1="4.515cm" svg:x2="7.498cm" svg:y2="4.362cm">
          <text:p/>
        </draw:line>
        <draw:line draw:style-name="gr97" draw:layer="layout" svg:x1="7.421cm" svg:y1="4.439cm" svg:x2="7.575cm" svg:y2="4.439cm">
          <text:p/>
        </draw:line>
        <draw:line draw:style-name="gr97" draw:layer="layout" svg:x1="7.498cm" svg:y1="3.987cm" svg:x2="7.498cm" svg:y2="3.834cm">
          <text:p/>
        </draw:line>
        <draw:line draw:style-name="gr97" draw:layer="layout" svg:x1="7.421cm" svg:y1="3.911cm" svg:x2="7.575cm" svg:y2="3.911cm">
          <text:p/>
        </draw:line>
        <draw:line draw:style-name="gr97" draw:layer="layout" svg:x1="7.498cm" svg:y1="3.965cm" svg:x2="7.498cm" svg:y2="3.812cm">
          <text:p/>
        </draw:line>
        <draw:line draw:style-name="gr97" draw:layer="layout" svg:x1="7.421cm" svg:y1="3.889cm" svg:x2="7.575cm" svg:y2="3.889cm">
          <text:p/>
        </draw:line>
        <draw:line draw:style-name="gr97" draw:layer="layout" svg:x1="7.527cm" svg:y1="13.021cm" svg:x2="7.527cm" svg:y2="12.868cm">
          <text:p/>
        </draw:line>
        <draw:line draw:style-name="gr97" draw:layer="layout" svg:x1="7.451cm" svg:y1="12.945cm" svg:x2="7.604cm" svg:y2="12.945cm">
          <text:p/>
        </draw:line>
        <draw:line draw:style-name="gr97" draw:layer="layout" svg:x1="7.527cm" svg:y1="12.824cm" svg:x2="7.527cm" svg:y2="12.671cm">
          <text:p/>
        </draw:line>
        <draw:line draw:style-name="gr97" draw:layer="layout" svg:x1="7.451cm" svg:y1="12.748cm" svg:x2="7.604cm" svg:y2="12.748cm">
          <text:p/>
        </draw:line>
        <draw:line draw:style-name="gr97" draw:layer="layout" svg:x1="7.527cm" svg:y1="12.537cm" svg:x2="7.527cm" svg:y2="12.384cm">
          <text:p/>
        </draw:line>
        <draw:line draw:style-name="gr97" draw:layer="layout" svg:x1="7.451cm" svg:y1="12.46cm" svg:x2="7.604cm" svg:y2="12.46cm">
          <text:p/>
        </draw:line>
        <draw:line draw:style-name="gr97" draw:layer="layout" svg:x1="7.527cm" svg:y1="11.766cm" svg:x2="7.527cm" svg:y2="11.612cm">
          <text:p/>
        </draw:line>
        <draw:line draw:style-name="gr97" draw:layer="layout" svg:x1="7.451cm" svg:y1="11.689cm" svg:x2="7.604cm" svg:y2="11.689cm">
          <text:p/>
        </draw:line>
        <draw:line draw:style-name="gr97" draw:layer="layout" svg:x1="7.527cm" svg:y1="9.673cm" svg:x2="7.527cm" svg:y2="9.519cm">
          <text:p/>
        </draw:line>
        <draw:line draw:style-name="gr97" draw:layer="layout" svg:x1="7.451cm" svg:y1="9.596cm" svg:x2="7.604cm" svg:y2="9.596cm">
          <text:p/>
        </draw:line>
        <draw:line draw:style-name="gr97" draw:layer="layout" svg:x1="7.527cm" svg:y1="9.629cm" svg:x2="7.527cm" svg:y2="9.475cm">
          <text:p/>
        </draw:line>
        <draw:line draw:style-name="gr97" draw:layer="layout" svg:x1="7.451cm" svg:y1="9.552cm" svg:x2="7.604cm" svg:y2="9.552cm">
          <text:p/>
        </draw:line>
        <draw:line draw:style-name="gr97" draw:layer="layout" svg:x1="7.527cm" svg:y1="9.473cm" svg:x2="7.527cm" svg:y2="9.32cm">
          <text:p/>
        </draw:line>
        <draw:line draw:style-name="gr97" draw:layer="layout" svg:x1="7.451cm" svg:y1="9.396cm" svg:x2="7.604cm" svg:y2="9.396cm">
          <text:p/>
        </draw:line>
        <draw:line draw:style-name="gr97" draw:layer="layout" svg:x1="7.527cm" svg:y1="7.38cm" svg:x2="7.527cm" svg:y2="7.227cm">
          <text:p/>
        </draw:line>
        <draw:line draw:style-name="gr97" draw:layer="layout" svg:x1="7.451cm" svg:y1="7.303cm" svg:x2="7.604cm" svg:y2="7.303cm">
          <text:p/>
        </draw:line>
        <draw:line draw:style-name="gr97" draw:layer="layout" svg:x1="7.527cm" svg:y1="7.139cm" svg:x2="7.527cm" svg:y2="6.986cm">
          <text:p/>
        </draw:line>
        <draw:line draw:style-name="gr97" draw:layer="layout" svg:x1="7.451cm" svg:y1="7.062cm" svg:x2="7.604cm" svg:y2="7.062cm">
          <text:p/>
        </draw:line>
        <draw:line draw:style-name="gr97" draw:layer="layout" svg:x1="7.527cm" svg:y1="6.786cm" svg:x2="7.527cm" svg:y2="6.633cm">
          <text:p/>
        </draw:line>
        <draw:line draw:style-name="gr97" draw:layer="layout" svg:x1="7.451cm" svg:y1="6.709cm" svg:x2="7.604cm" svg:y2="6.709cm">
          <text:p/>
        </draw:line>
        <draw:line draw:style-name="gr97" draw:layer="layout" svg:x1="7.527cm" svg:y1="6.477cm" svg:x2="7.527cm" svg:y2="6.324cm">
          <text:p/>
        </draw:line>
        <draw:line draw:style-name="gr97" draw:layer="layout" svg:x1="7.451cm" svg:y1="6.4cm" svg:x2="7.604cm" svg:y2="6.4cm">
          <text:p/>
        </draw:line>
        <draw:line draw:style-name="gr97" draw:layer="layout" svg:x1="7.527cm" svg:y1="6.389cm" svg:x2="7.527cm" svg:y2="6.236cm">
          <text:p/>
        </draw:line>
        <draw:line draw:style-name="gr97" draw:layer="layout" svg:x1="7.451cm" svg:y1="6.313cm" svg:x2="7.604cm" svg:y2="6.313cm">
          <text:p/>
        </draw:line>
        <draw:line draw:style-name="gr97" draw:layer="layout" svg:x1="7.527cm" svg:y1="5.022cm" svg:x2="7.527cm" svg:y2="4.868cm">
          <text:p/>
        </draw:line>
        <draw:line draw:style-name="gr97" draw:layer="layout" svg:x1="7.451cm" svg:y1="4.945cm" svg:x2="7.604cm" svg:y2="4.945cm">
          <text:p/>
        </draw:line>
        <draw:line draw:style-name="gr97" draw:layer="layout" svg:x1="7.527cm" svg:y1="4.978cm" svg:x2="7.527cm" svg:y2="4.825cm">
          <text:p/>
        </draw:line>
        <draw:line draw:style-name="gr97" draw:layer="layout" svg:x1="7.451cm" svg:y1="4.901cm" svg:x2="7.604cm" svg:y2="4.901cm">
          <text:p/>
        </draw:line>
        <draw:line draw:style-name="gr97" draw:layer="layout" svg:x1="7.527cm" svg:y1="4.693cm" svg:x2="7.527cm" svg:y2="4.54cm">
          <text:p/>
        </draw:line>
        <draw:line draw:style-name="gr97" draw:layer="layout" svg:x1="7.451cm" svg:y1="4.616cm" svg:x2="7.604cm" svg:y2="4.616cm">
          <text:p/>
        </draw:line>
        <draw:line draw:style-name="gr97" draw:layer="layout" svg:x1="7.527cm" svg:y1="4.625cm" svg:x2="7.527cm" svg:y2="4.472cm">
          <text:p/>
        </draw:line>
        <draw:line draw:style-name="gr97" draw:layer="layout" svg:x1="7.451cm" svg:y1="4.548cm" svg:x2="7.604cm" svg:y2="4.548cm">
          <text:p/>
        </draw:line>
        <draw:line draw:style-name="gr97" draw:layer="layout" svg:x1="7.527cm" svg:y1="4.603cm" svg:x2="7.527cm" svg:y2="4.45cm">
          <text:p/>
        </draw:line>
        <draw:line draw:style-name="gr97" draw:layer="layout" svg:x1="7.451cm" svg:y1="4.526cm" svg:x2="7.604cm" svg:y2="4.526cm">
          <text:p/>
        </draw:line>
        <draw:line draw:style-name="gr97" draw:layer="layout" svg:x1="7.527cm" svg:y1="4.581cm" svg:x2="7.527cm" svg:y2="4.428cm">
          <text:p/>
        </draw:line>
        <draw:line draw:style-name="gr97" draw:layer="layout" svg:x1="7.451cm" svg:y1="4.505cm" svg:x2="7.604cm" svg:y2="4.505cm">
          <text:p/>
        </draw:line>
        <draw:line draw:style-name="gr97" draw:layer="layout" svg:x1="7.527cm" svg:y1="2.885cm" svg:x2="7.527cm" svg:y2="2.732cm">
          <text:p/>
        </draw:line>
        <draw:line draw:style-name="gr97" draw:layer="layout" svg:x1="7.451cm" svg:y1="2.808cm" svg:x2="7.604cm" svg:y2="2.808cm">
          <text:p/>
        </draw:line>
        <draw:line draw:style-name="gr97" draw:layer="layout" svg:x1="7.559cm" svg:y1="13.021cm" svg:x2="7.559cm" svg:y2="12.868cm">
          <text:p/>
        </draw:line>
        <draw:line draw:style-name="gr97" draw:layer="layout" svg:x1="7.482cm" svg:y1="12.945cm" svg:x2="7.636cm" svg:y2="12.945cm">
          <text:p/>
        </draw:line>
        <draw:line draw:style-name="gr97" draw:layer="layout" svg:x1="7.559cm" svg:y1="10.047cm" svg:x2="7.559cm" svg:y2="9.894cm">
          <text:p/>
        </draw:line>
        <draw:line draw:style-name="gr97" draw:layer="layout" svg:x1="7.482cm" svg:y1="9.971cm" svg:x2="7.636cm" svg:y2="9.971cm">
          <text:p/>
        </draw:line>
        <draw:line draw:style-name="gr97" draw:layer="layout" svg:x1="7.559cm" svg:y1="10.025cm" svg:x2="7.559cm" svg:y2="9.872cm">
          <text:p/>
        </draw:line>
        <draw:line draw:style-name="gr97" draw:layer="layout" svg:x1="7.482cm" svg:y1="9.949cm" svg:x2="7.636cm" svg:y2="9.949cm">
          <text:p/>
        </draw:line>
        <draw:line draw:style-name="gr97" draw:layer="layout" svg:x1="7.559cm" svg:y1="9.935cm" svg:x2="7.559cm" svg:y2="9.782cm">
          <text:p/>
        </draw:line>
        <draw:line draw:style-name="gr97" draw:layer="layout" svg:x1="7.482cm" svg:y1="9.859cm" svg:x2="7.636cm" svg:y2="9.859cm">
          <text:p/>
        </draw:line>
        <draw:line draw:style-name="gr97" draw:layer="layout" svg:x1="7.559cm" svg:y1="7.864cm" svg:x2="7.559cm" svg:y2="7.711cm">
          <text:p/>
        </draw:line>
        <draw:line draw:style-name="gr97" draw:layer="layout" svg:x1="7.482cm" svg:y1="7.788cm" svg:x2="7.636cm" svg:y2="7.788cm">
          <text:p/>
        </draw:line>
        <draw:line draw:style-name="gr97" draw:layer="layout" svg:x1="7.559cm" svg:y1="7.842cm" svg:x2="7.559cm" svg:y2="7.689cm">
          <text:p/>
        </draw:line>
        <draw:line draw:style-name="gr97" draw:layer="layout" svg:x1="7.482cm" svg:y1="7.766cm" svg:x2="7.636cm" svg:y2="7.766cm">
          <text:p/>
        </draw:line>
        <draw:line draw:style-name="gr97" draw:layer="layout" svg:x1="7.559cm" svg:y1="7.667cm" svg:x2="7.559cm" svg:y2="7.514cm">
          <text:p/>
        </draw:line>
        <draw:line draw:style-name="gr97" draw:layer="layout" svg:x1="7.482cm" svg:y1="7.591cm" svg:x2="7.636cm" svg:y2="7.591cm">
          <text:p/>
        </draw:line>
        <draw:line draw:style-name="gr97" draw:layer="layout" svg:x1="7.559cm" svg:y1="7.645cm" svg:x2="7.559cm" svg:y2="7.492cm">
          <text:p/>
        </draw:line>
        <draw:line draw:style-name="gr97" draw:layer="layout" svg:x1="7.482cm" svg:y1="7.569cm" svg:x2="7.636cm" svg:y2="7.569cm">
          <text:p/>
        </draw:line>
        <draw:line draw:style-name="gr97" draw:layer="layout" svg:x1="7.559cm" svg:y1="7.468cm" svg:x2="7.559cm" svg:y2="7.314cm">
          <text:p/>
        </draw:line>
        <draw:line draw:style-name="gr97" draw:layer="layout" svg:x1="7.482cm" svg:y1="7.391cm" svg:x2="7.636cm" svg:y2="7.391cm">
          <text:p/>
        </draw:line>
        <draw:line draw:style-name="gr97" draw:layer="layout" svg:x1="7.559cm" svg:y1="7.314cm" svg:x2="7.559cm" svg:y2="7.161cm">
          <text:p/>
        </draw:line>
        <draw:line draw:style-name="gr97" draw:layer="layout" svg:x1="7.482cm" svg:y1="7.238cm" svg:x2="7.636cm" svg:y2="7.238cm">
          <text:p/>
        </draw:line>
        <draw:line draw:style-name="gr97" draw:layer="layout" svg:x1="7.559cm" svg:y1="7.227cm" svg:x2="7.559cm" svg:y2="7.073cm">
          <text:p/>
        </draw:line>
        <draw:line draw:style-name="gr97" draw:layer="layout" svg:x1="7.482cm" svg:y1="7.15cm" svg:x2="7.636cm" svg:y2="7.15cm">
          <text:p/>
        </draw:line>
        <draw:line draw:style-name="gr97" draw:layer="layout" svg:x1="7.559cm" svg:y1="7.049cm" svg:x2="7.559cm" svg:y2="6.896cm">
          <text:p/>
        </draw:line>
        <draw:line draw:style-name="gr97" draw:layer="layout" svg:x1="7.482cm" svg:y1="6.972cm" svg:x2="7.636cm" svg:y2="6.972cm">
          <text:p/>
        </draw:line>
        <draw:line draw:style-name="gr97" draw:layer="layout" svg:x1="7.559cm" svg:y1="7.005cm" svg:x2="7.559cm" svg:y2="6.852cm">
          <text:p/>
        </draw:line>
        <draw:line draw:style-name="gr97" draw:layer="layout" svg:x1="7.482cm" svg:y1="6.929cm" svg:x2="7.636cm" svg:y2="6.929cm">
          <text:p/>
        </draw:line>
        <draw:line draw:style-name="gr97" draw:layer="layout" svg:x1="7.559cm" svg:y1="6.63cm" svg:x2="7.559cm" svg:y2="6.477cm">
          <text:p/>
        </draw:line>
        <draw:line draw:style-name="gr97" draw:layer="layout" svg:x1="7.482cm" svg:y1="6.554cm" svg:x2="7.636cm" svg:y2="6.554cm">
          <text:p/>
        </draw:line>
        <draw:line draw:style-name="gr97" draw:layer="layout" svg:x1="7.559cm" svg:y1="6.608cm" svg:x2="7.559cm" svg:y2="6.455cm">
          <text:p/>
        </draw:line>
        <draw:line draw:style-name="gr97" draw:layer="layout" svg:x1="7.482cm" svg:y1="6.532cm" svg:x2="7.636cm" svg:y2="6.532cm">
          <text:p/>
        </draw:line>
        <draw:line draw:style-name="gr97" draw:layer="layout" svg:x1="7.559cm" svg:y1="6.256cm" svg:x2="7.559cm" svg:y2="6.102cm">
          <text:p/>
        </draw:line>
        <draw:line draw:style-name="gr97" draw:layer="layout" svg:x1="7.482cm" svg:y1="6.179cm" svg:x2="7.636cm" svg:y2="6.179cm">
          <text:p/>
        </draw:line>
        <draw:line draw:style-name="gr97" draw:layer="layout" svg:x1="7.559cm" svg:y1="5.949cm" svg:x2="7.559cm" svg:y2="5.796cm">
          <text:p/>
        </draw:line>
        <draw:line draw:style-name="gr97" draw:layer="layout" svg:x1="7.482cm" svg:y1="5.872cm" svg:x2="7.636cm" svg:y2="5.872cm">
          <text:p/>
        </draw:line>
        <draw:line draw:style-name="gr97" draw:layer="layout" svg:x1="7.559cm" svg:y1="5.927cm" svg:x2="7.559cm" svg:y2="5.774cm">
          <text:p/>
        </draw:line>
        <draw:line draw:style-name="gr97" draw:layer="layout" svg:x1="7.482cm" svg:y1="5.85cm" svg:x2="7.636cm" svg:y2="5.85cm">
          <text:p/>
        </draw:line>
        <draw:line draw:style-name="gr97" draw:layer="layout" svg:x1="7.559cm" svg:y1="5.793cm" svg:x2="7.559cm" svg:y2="5.64cm">
          <text:p/>
        </draw:line>
        <draw:line draw:style-name="gr97" draw:layer="layout" svg:x1="7.482cm" svg:y1="5.717cm" svg:x2="7.636cm" svg:y2="5.717cm">
          <text:p/>
        </draw:line>
        <draw:line draw:style-name="gr97" draw:layer="layout" svg:x1="7.559cm" svg:y1="5.727cm" svg:x2="7.559cm" svg:y2="5.574cm">
          <text:p/>
        </draw:line>
        <draw:line draw:style-name="gr97" draw:layer="layout" svg:x1="7.482cm" svg:y1="5.651cm" svg:x2="7.636cm" svg:y2="5.651cm">
          <text:p/>
        </draw:line>
        <draw:line draw:style-name="gr97" draw:layer="layout" svg:x1="7.559cm" svg:y1="5.706cm" svg:x2="7.559cm" svg:y2="5.552cm">
          <text:p/>
        </draw:line>
        <draw:line draw:style-name="gr97" draw:layer="layout" svg:x1="7.482cm" svg:y1="5.629cm" svg:x2="7.636cm" svg:y2="5.629cm">
          <text:p/>
        </draw:line>
        <draw:line draw:style-name="gr97" draw:layer="layout" svg:x1="7.559cm" svg:y1="5.64cm" svg:x2="7.559cm" svg:y2="5.487cm">
          <text:p/>
        </draw:line>
        <draw:line draw:style-name="gr97" draw:layer="layout" svg:x1="7.482cm" svg:y1="5.563cm" svg:x2="7.636cm" svg:y2="5.563cm">
          <text:p/>
        </draw:line>
        <draw:line draw:style-name="gr97" draw:layer="layout" svg:x1="7.559cm" svg:y1="4.825cm" svg:x2="7.559cm" svg:y2="4.671cm">
          <text:p/>
        </draw:line>
        <draw:line draw:style-name="gr97" draw:layer="layout" svg:x1="7.482cm" svg:y1="4.748cm" svg:x2="7.636cm" svg:y2="4.748cm">
          <text:p/>
        </draw:line>
        <draw:line draw:style-name="gr97" draw:layer="layout" svg:x1="7.559cm" svg:y1="3.459cm" svg:x2="7.559cm" svg:y2="3.306cm">
          <text:p/>
        </draw:line>
        <draw:line draw:style-name="gr97" draw:layer="layout" svg:x1="7.482cm" svg:y1="3.383cm" svg:x2="7.636cm" svg:y2="3.383cm">
          <text:p/>
        </draw:line>
        <draw:line draw:style-name="gr97" draw:layer="layout" svg:x1="7.559cm" svg:y1="3.106cm" svg:x2="7.559cm" svg:y2="2.953cm">
          <text:p/>
        </draw:line>
        <draw:line draw:style-name="gr97" draw:layer="layout" svg:x1="7.482cm" svg:y1="3.03cm" svg:x2="7.636cm" svg:y2="3.03cm">
          <text:p/>
        </draw:line>
        <draw:line draw:style-name="gr97" draw:layer="layout" svg:x1="7.559cm" svg:y1="3.062cm" svg:x2="7.559cm" svg:y2="2.909cm">
          <text:p/>
        </draw:line>
        <draw:line draw:style-name="gr97" draw:layer="layout" svg:x1="7.482cm" svg:y1="2.986cm" svg:x2="7.636cm" svg:y2="2.986cm">
          <text:p/>
        </draw:line>
        <draw:line draw:style-name="gr97" draw:layer="layout" svg:x1="7.588cm" svg:y1="13.418cm" svg:x2="7.588cm" svg:y2="13.265cm">
          <text:p/>
        </draw:line>
        <draw:line draw:style-name="gr97" draw:layer="layout" svg:x1="7.511cm" svg:y1="13.341cm" svg:x2="7.665cm" svg:y2="13.341cm">
          <text:p/>
        </draw:line>
        <draw:line draw:style-name="gr97" draw:layer="layout" svg:x1="7.588cm" svg:y1="13.396cm" svg:x2="7.588cm" svg:y2="13.243cm">
          <text:p/>
        </draw:line>
        <draw:line draw:style-name="gr97" draw:layer="layout" svg:x1="7.511cm" svg:y1="13.32cm" svg:x2="7.665cm" svg:y2="13.32cm">
          <text:p/>
        </draw:line>
        <draw:line draw:style-name="gr97" draw:layer="layout" svg:x1="7.588cm" svg:y1="10.488cm" svg:x2="7.588cm" svg:y2="10.335cm">
          <text:p/>
        </draw:line>
        <draw:line draw:style-name="gr97" draw:layer="layout" svg:x1="7.511cm" svg:y1="10.411cm" svg:x2="7.665cm" svg:y2="10.411cm">
          <text:p/>
        </draw:line>
        <draw:line draw:style-name="gr97" draw:layer="layout" svg:x1="7.588cm" svg:y1="10.466cm" svg:x2="7.588cm" svg:y2="10.313cm">
          <text:p/>
        </draw:line>
        <draw:line draw:style-name="gr97" draw:layer="layout" svg:x1="7.511cm" svg:y1="10.389cm" svg:x2="7.665cm" svg:y2="10.389cm">
          <text:p/>
        </draw:line>
        <draw:line draw:style-name="gr97" draw:layer="layout" svg:x1="7.588cm" svg:y1="8.064cm" svg:x2="7.588cm" svg:y2="7.911cm">
          <text:p/>
        </draw:line>
        <draw:line draw:style-name="gr97" draw:layer="layout" svg:x1="7.511cm" svg:y1="7.987cm" svg:x2="7.665cm" svg:y2="7.987cm">
          <text:p/>
        </draw:line>
        <draw:line draw:style-name="gr97" draw:layer="layout" svg:x1="7.588cm" svg:y1="7.601cm" svg:x2="7.588cm" svg:y2="7.448cm">
          <text:p/>
        </draw:line>
        <draw:line draw:style-name="gr97" draw:layer="layout" svg:x1="7.511cm" svg:y1="7.525cm" svg:x2="7.665cm" svg:y2="7.525cm">
          <text:p/>
        </draw:line>
        <draw:line draw:style-name="gr97" draw:layer="layout" svg:x1="7.588cm" svg:y1="7.227cm" svg:x2="7.588cm" svg:y2="7.073cm">
          <text:p/>
        </draw:line>
        <draw:line draw:style-name="gr97" draw:layer="layout" svg:x1="7.511cm" svg:y1="7.15cm" svg:x2="7.665cm" svg:y2="7.15cm">
          <text:p/>
        </draw:line>
        <draw:line draw:style-name="gr97" draw:layer="layout" svg:x1="7.588cm" svg:y1="6.015cm" svg:x2="7.588cm" svg:y2="5.861cm">
          <text:p/>
        </draw:line>
        <draw:line draw:style-name="gr97" draw:layer="layout" svg:x1="7.511cm" svg:y1="5.938cm" svg:x2="7.665cm" svg:y2="5.938cm">
          <text:p/>
        </draw:line>
        <draw:line draw:style-name="gr97" draw:layer="layout" svg:x1="7.588cm" svg:y1="3.878cm" svg:x2="7.588cm" svg:y2="3.724cm">
          <text:p/>
        </draw:line>
        <draw:line draw:style-name="gr97" draw:layer="layout" svg:x1="7.511cm" svg:y1="3.801cm" svg:x2="7.665cm" svg:y2="3.801cm">
          <text:p/>
        </draw:line>
        <draw:line draw:style-name="gr97" draw:layer="layout" svg:x1="7.588cm" svg:y1="3.437cm" svg:x2="7.588cm" svg:y2="3.284cm">
          <text:p/>
        </draw:line>
        <draw:line draw:style-name="gr97" draw:layer="layout" svg:x1="7.511cm" svg:y1="3.361cm" svg:x2="7.665cm" svg:y2="3.361cm">
          <text:p/>
        </draw:line>
        <draw:line draw:style-name="gr97" draw:layer="layout" svg:x1="7.588cm" svg:y1="3.106cm" svg:x2="7.588cm" svg:y2="2.953cm">
          <text:p/>
        </draw:line>
        <draw:line draw:style-name="gr97" draw:layer="layout" svg:x1="7.511cm" svg:y1="3.03cm" svg:x2="7.665cm" svg:y2="3.03cm">
          <text:p/>
        </draw:line>
        <draw:line draw:style-name="gr97" draw:layer="layout" svg:x1="7.588cm" svg:y1="3.062cm" svg:x2="7.588cm" svg:y2="2.909cm">
          <text:p/>
        </draw:line>
        <draw:line draw:style-name="gr97" draw:layer="layout" svg:x1="7.511cm" svg:y1="2.986cm" svg:x2="7.665cm" svg:y2="2.986cm">
          <text:p/>
        </draw:line>
        <draw:line draw:style-name="gr97" draw:layer="layout" svg:x1="7.62cm" svg:y1="13.153cm" svg:x2="7.62cm" svg:y2="13cm">
          <text:p/>
        </draw:line>
        <draw:line draw:style-name="gr97" draw:layer="layout" svg:x1="7.543cm" svg:y1="13.076cm" svg:x2="7.696cm" svg:y2="13.076cm">
          <text:p/>
        </draw:line>
        <draw:line draw:style-name="gr97" draw:layer="layout" svg:x1="7.62cm" svg:y1="13cm" svg:x2="7.62cm" svg:y2="12.846cm">
          <text:p/>
        </draw:line>
        <draw:line draw:style-name="gr97" draw:layer="layout" svg:x1="7.543cm" svg:y1="12.923cm" svg:x2="7.696cm" svg:y2="12.923cm">
          <text:p/>
        </draw:line>
        <draw:line draw:style-name="gr97" draw:layer="layout" svg:x1="7.62cm" svg:y1="12.778cm" svg:x2="7.62cm" svg:y2="12.625cm">
          <text:p/>
        </draw:line>
        <draw:line draw:style-name="gr97" draw:layer="layout" svg:x1="7.543cm" svg:y1="12.701cm" svg:x2="7.696cm" svg:y2="12.701cm">
          <text:p/>
        </draw:line>
        <draw:line draw:style-name="gr97" draw:layer="layout" svg:x1="7.62cm" svg:y1="10.575cm" svg:x2="7.62cm" svg:y2="10.422cm">
          <text:p/>
        </draw:line>
        <draw:line draw:style-name="gr97" draw:layer="layout" svg:x1="7.543cm" svg:y1="10.499cm" svg:x2="7.696cm" svg:y2="10.499cm">
          <text:p/>
        </draw:line>
        <draw:line draw:style-name="gr97" draw:layer="layout" svg:x1="7.62cm" svg:y1="8.636cm" svg:x2="7.62cm" svg:y2="8.482cm">
          <text:p/>
        </draw:line>
        <draw:line draw:style-name="gr97" draw:layer="layout" svg:x1="7.543cm" svg:y1="8.559cm" svg:x2="7.696cm" svg:y2="8.559cm">
          <text:p/>
        </draw:line>
        <draw:line draw:style-name="gr97" draw:layer="layout" svg:x1="7.62cm" svg:y1="8.592cm" svg:x2="7.62cm" svg:y2="8.439cm">
          <text:p/>
        </draw:line>
        <draw:line draw:style-name="gr97" draw:layer="layout" svg:x1="7.543cm" svg:y1="8.515cm" svg:x2="7.696cm" svg:y2="8.515cm">
          <text:p/>
        </draw:line>
        <draw:line draw:style-name="gr97" draw:layer="layout" svg:x1="7.62cm" svg:y1="8.548cm" svg:x2="7.62cm" svg:y2="8.395cm">
          <text:p/>
        </draw:line>
        <draw:line draw:style-name="gr97" draw:layer="layout" svg:x1="7.543cm" svg:y1="8.472cm" svg:x2="7.696cm" svg:y2="8.472cm">
          <text:p/>
        </draw:line>
        <draw:line draw:style-name="gr97" draw:layer="layout" svg:x1="7.62cm" svg:y1="8.504cm" svg:x2="7.62cm" svg:y2="8.351cm">
          <text:p/>
        </draw:line>
        <draw:line draw:style-name="gr97" draw:layer="layout" svg:x1="7.543cm" svg:y1="8.428cm" svg:x2="7.696cm" svg:y2="8.428cm">
          <text:p/>
        </draw:line>
        <draw:line draw:style-name="gr97" draw:layer="layout" svg:x1="7.62cm" svg:y1="8.086cm" svg:x2="7.62cm" svg:y2="7.932cm">
          <text:p/>
        </draw:line>
        <draw:line draw:style-name="gr97" draw:layer="layout" svg:x1="7.543cm" svg:y1="8.009cm" svg:x2="7.696cm" svg:y2="8.009cm">
          <text:p/>
        </draw:line>
        <draw:line draw:style-name="gr97" draw:layer="layout" svg:x1="7.62cm" svg:y1="8.042cm" svg:x2="7.62cm" svg:y2="7.889cm">
          <text:p/>
        </draw:line>
        <draw:line draw:style-name="gr97" draw:layer="layout" svg:x1="7.543cm" svg:y1="7.965cm" svg:x2="7.696cm" svg:y2="7.965cm">
          <text:p/>
        </draw:line>
        <draw:line draw:style-name="gr97" draw:layer="layout" svg:x1="7.62cm" svg:y1="8.02cm" svg:x2="7.62cm" svg:y2="7.867cm">
          <text:p/>
        </draw:line>
        <draw:line draw:style-name="gr97" draw:layer="layout" svg:x1="7.543cm" svg:y1="7.943cm" svg:x2="7.696cm" svg:y2="7.943cm">
          <text:p/>
        </draw:line>
        <draw:line draw:style-name="gr97" draw:layer="layout" svg:x1="7.62cm" svg:y1="7.58cm" svg:x2="7.62cm" svg:y2="7.426cm">
          <text:p/>
        </draw:line>
        <draw:line draw:style-name="gr97" draw:layer="layout" svg:x1="7.543cm" svg:y1="7.503cm" svg:x2="7.696cm" svg:y2="7.503cm">
          <text:p/>
        </draw:line>
        <draw:line draw:style-name="gr97" draw:layer="layout" svg:x1="7.62cm" svg:y1="7.336cm" svg:x2="7.62cm" svg:y2="7.183cm">
          <text:p/>
        </draw:line>
        <draw:line draw:style-name="gr97" draw:layer="layout" svg:x1="7.543cm" svg:y1="7.26cm" svg:x2="7.696cm" svg:y2="7.26cm">
          <text:p/>
        </draw:line>
        <draw:line draw:style-name="gr97" draw:layer="layout" svg:x1="7.62cm" svg:y1="6.896cm" svg:x2="7.62cm" svg:y2="6.742cm">
          <text:p/>
        </draw:line>
        <draw:line draw:style-name="gr97" draw:layer="layout" svg:x1="7.543cm" svg:y1="6.819cm" svg:x2="7.696cm" svg:y2="6.819cm">
          <text:p/>
        </draw:line>
        <draw:line draw:style-name="gr97" draw:layer="layout" svg:x1="7.62cm" svg:y1="6.83cm" svg:x2="7.62cm" svg:y2="6.677cm">
          <text:p/>
        </draw:line>
        <draw:line draw:style-name="gr97" draw:layer="layout" svg:x1="7.543cm" svg:y1="6.753cm" svg:x2="7.696cm" svg:y2="6.753cm">
          <text:p/>
        </draw:line>
        <draw:line draw:style-name="gr97" draw:layer="layout" svg:x1="7.62cm" svg:y1="6.699cm" svg:x2="7.62cm" svg:y2="6.545cm">
          <text:p/>
        </draw:line>
        <draw:line draw:style-name="gr97" draw:layer="layout" svg:x1="7.543cm" svg:y1="6.622cm" svg:x2="7.696cm" svg:y2="6.622cm">
          <text:p/>
        </draw:line>
        <draw:line draw:style-name="gr97" draw:layer="layout" svg:x1="7.62cm" svg:y1="6.63cm" svg:x2="7.62cm" svg:y2="6.477cm">
          <text:p/>
        </draw:line>
        <draw:line draw:style-name="gr97" draw:layer="layout" svg:x1="7.543cm" svg:y1="6.554cm" svg:x2="7.696cm" svg:y2="6.554cm">
          <text:p/>
        </draw:line>
        <draw:line draw:style-name="gr97" draw:layer="layout" svg:x1="7.62cm" svg:y1="6.543cm" svg:x2="7.62cm" svg:y2="6.389cm">
          <text:p/>
        </draw:line>
        <draw:line draw:style-name="gr97" draw:layer="layout" svg:x1="7.543cm" svg:y1="6.466cm" svg:x2="7.696cm" svg:y2="6.466cm">
          <text:p/>
        </draw:line>
        <draw:line draw:style-name="gr97" draw:layer="layout" svg:x1="7.62cm" svg:y1="6.477cm" svg:x2="7.62cm" svg:y2="6.324cm">
          <text:p/>
        </draw:line>
        <draw:line draw:style-name="gr97" draw:layer="layout" svg:x1="7.543cm" svg:y1="6.4cm" svg:x2="7.696cm" svg:y2="6.4cm">
          <text:p/>
        </draw:line>
        <draw:line draw:style-name="gr97" draw:layer="layout" svg:x1="7.62cm" svg:y1="6.368cm" svg:x2="7.62cm" svg:y2="6.214cm">
          <text:p/>
        </draw:line>
        <draw:line draw:style-name="gr97" draw:layer="layout" svg:x1="7.543cm" svg:y1="6.291cm" svg:x2="7.696cm" svg:y2="6.291cm">
          <text:p/>
        </draw:line>
        <draw:line draw:style-name="gr97" draw:layer="layout" svg:x1="7.62cm" svg:y1="6.234cm" svg:x2="7.62cm" svg:y2="6.08cm">
          <text:p/>
        </draw:line>
        <draw:line draw:style-name="gr97" draw:layer="layout" svg:x1="7.543cm" svg:y1="6.157cm" svg:x2="7.696cm" svg:y2="6.157cm">
          <text:p/>
        </draw:line>
        <draw:line draw:style-name="gr97" draw:layer="layout" svg:x1="7.62cm" svg:y1="5.837cm" svg:x2="7.62cm" svg:y2="5.684cm">
          <text:p/>
        </draw:line>
        <draw:line draw:style-name="gr97" draw:layer="layout" svg:x1="7.543cm" svg:y1="5.76cm" svg:x2="7.696cm" svg:y2="5.76cm">
          <text:p/>
        </draw:line>
        <draw:line draw:style-name="gr97" draw:layer="layout" svg:x1="7.62cm" svg:y1="4.163cm" svg:x2="7.62cm" svg:y2="4.009cm">
          <text:p/>
        </draw:line>
        <draw:line draw:style-name="gr97" draw:layer="layout" svg:x1="7.543cm" svg:y1="4.086cm" svg:x2="7.696cm" svg:y2="4.086cm">
          <text:p/>
        </draw:line>
        <draw:line draw:style-name="gr97" draw:layer="layout" svg:x1="7.62cm" svg:y1="4.141cm" svg:x2="7.62cm" svg:y2="3.987cm">
          <text:p/>
        </draw:line>
        <draw:line draw:style-name="gr97" draw:layer="layout" svg:x1="7.543cm" svg:y1="4.064cm" svg:x2="7.696cm" svg:y2="4.064cm">
          <text:p/>
        </draw:line>
        <draw:line draw:style-name="gr97" draw:layer="layout" svg:x1="7.62cm" svg:y1="3.856cm" svg:x2="7.62cm" svg:y2="3.703cm">
          <text:p/>
        </draw:line>
        <draw:line draw:style-name="gr97" draw:layer="layout" svg:x1="7.543cm" svg:y1="3.779cm" svg:x2="7.696cm" svg:y2="3.779cm">
          <text:p/>
        </draw:line>
        <draw:line draw:style-name="gr97" draw:layer="layout" svg:x1="7.62cm" svg:y1="3.722cm" svg:x2="7.62cm" svg:y2="3.569cm">
          <text:p/>
        </draw:line>
        <draw:line draw:style-name="gr97" draw:layer="layout" svg:x1="7.543cm" svg:y1="3.645cm" svg:x2="7.696cm" svg:y2="3.645cm">
          <text:p/>
        </draw:line>
        <draw:line draw:style-name="gr97" draw:layer="layout" svg:x1="7.62cm" svg:y1="3.656cm" svg:x2="7.62cm" svg:y2="3.503cm">
          <text:p/>
        </draw:line>
        <draw:line draw:style-name="gr97" draw:layer="layout" svg:x1="7.543cm" svg:y1="3.58cm" svg:x2="7.696cm" svg:y2="3.58cm">
          <text:p/>
        </draw:line>
        <draw:line draw:style-name="gr97" draw:layer="layout" svg:x1="7.62cm" svg:y1="3.459cm" svg:x2="7.62cm" svg:y2="3.306cm">
          <text:p/>
        </draw:line>
        <draw:line draw:style-name="gr97" draw:layer="layout" svg:x1="7.543cm" svg:y1="3.383cm" svg:x2="7.696cm" svg:y2="3.383cm">
          <text:p/>
        </draw:line>
        <draw:line draw:style-name="gr97" draw:layer="layout" svg:x1="7.62cm" svg:y1="2.885cm" svg:x2="7.62cm" svg:y2="2.732cm">
          <text:p/>
        </draw:line>
        <draw:line draw:style-name="gr97" draw:layer="layout" svg:x1="7.543cm" svg:y1="2.808cm" svg:x2="7.696cm" svg:y2="2.808cm">
          <text:p/>
        </draw:line>
        <draw:line draw:style-name="gr97" draw:layer="layout" svg:x1="7.649cm" svg:y1="13.309cm" svg:x2="7.649cm" svg:y2="13.155cm">
          <text:p/>
        </draw:line>
        <draw:line draw:style-name="gr97" draw:layer="layout" svg:x1="7.572cm" svg:y1="13.232cm" svg:x2="7.726cm" svg:y2="13.232cm">
          <text:p/>
        </draw:line>
        <draw:line draw:style-name="gr97" draw:layer="layout" svg:x1="7.649cm" svg:y1="11.369cm" svg:x2="7.649cm" svg:y2="11.216cm">
          <text:p/>
        </draw:line>
        <draw:line draw:style-name="gr97" draw:layer="layout" svg:x1="7.572cm" svg:y1="11.292cm" svg:x2="7.726cm" svg:y2="11.292cm">
          <text:p/>
        </draw:line>
        <draw:line draw:style-name="gr97" draw:layer="layout" svg:x1="7.649cm" svg:y1="11.303cm" svg:x2="7.649cm" svg:y2="11.15cm">
          <text:p/>
        </draw:line>
        <draw:line draw:style-name="gr97" draw:layer="layout" svg:x1="7.572cm" svg:y1="11.227cm" svg:x2="7.726cm" svg:y2="11.227cm">
          <text:p/>
        </draw:line>
        <draw:line draw:style-name="gr97" draw:layer="layout" svg:x1="7.649cm" svg:y1="11.194cm" svg:x2="7.649cm" svg:y2="11.04cm">
          <text:p/>
        </draw:line>
        <draw:line draw:style-name="gr97" draw:layer="layout" svg:x1="7.572cm" svg:y1="11.117cm" svg:x2="7.726cm" svg:y2="11.117cm">
          <text:p/>
        </draw:line>
        <draw:line draw:style-name="gr97" draw:layer="layout" svg:x1="7.649cm" svg:y1="11.082cm" svg:x2="7.649cm" svg:y2="10.928cm">
          <text:p/>
        </draw:line>
        <draw:line draw:style-name="gr97" draw:layer="layout" svg:x1="7.572cm" svg:y1="11.005cm" svg:x2="7.726cm" svg:y2="11.005cm">
          <text:p/>
        </draw:line>
        <draw:line draw:style-name="gr97" draw:layer="layout" svg:x1="7.649cm" svg:y1="9.033cm" svg:x2="7.649cm" svg:y2="8.879cm">
          <text:p/>
        </draw:line>
        <draw:line draw:style-name="gr97" draw:layer="layout" svg:x1="7.572cm" svg:y1="8.956cm" svg:x2="7.726cm" svg:y2="8.956cm">
          <text:p/>
        </draw:line>
        <draw:line draw:style-name="gr97" draw:layer="layout" svg:x1="7.649cm" svg:y1="8.702cm" svg:x2="7.649cm" svg:y2="8.548cm">
          <text:p/>
        </draw:line>
        <draw:line draw:style-name="gr97" draw:layer="layout" svg:x1="7.572cm" svg:y1="8.625cm" svg:x2="7.726cm" svg:y2="8.625cm">
          <text:p/>
        </draw:line>
        <draw:line draw:style-name="gr97" draw:layer="layout" svg:x1="7.649cm" svg:y1="8.195cm" svg:x2="7.649cm" svg:y2="8.042cm">
          <text:p/>
        </draw:line>
        <draw:line draw:style-name="gr97" draw:layer="layout" svg:x1="7.572cm" svg:y1="8.119cm" svg:x2="7.726cm" svg:y2="8.119cm">
          <text:p/>
        </draw:line>
        <draw:line draw:style-name="gr97" draw:layer="layout" svg:x1="7.649cm" svg:y1="8.151cm" svg:x2="7.649cm" svg:y2="7.998cm">
          <text:p/>
        </draw:line>
        <draw:line draw:style-name="gr97" draw:layer="layout" svg:x1="7.572cm" svg:y1="8.075cm" svg:x2="7.726cm" svg:y2="8.075cm">
          <text:p/>
        </draw:line>
        <draw:line draw:style-name="gr97" draw:layer="layout" svg:x1="7.649cm" svg:y1="7.908cm" svg:x2="7.649cm" svg:y2="7.755cm">
          <text:p/>
        </draw:line>
        <draw:line draw:style-name="gr97" draw:layer="layout" svg:x1="7.572cm" svg:y1="7.831cm" svg:x2="7.726cm" svg:y2="7.831cm">
          <text:p/>
        </draw:line>
        <draw:line draw:style-name="gr97" draw:layer="layout" svg:x1="7.649cm" svg:y1="7.601cm" svg:x2="7.649cm" svg:y2="7.448cm">
          <text:p/>
        </draw:line>
        <draw:line draw:style-name="gr97" draw:layer="layout" svg:x1="7.572cm" svg:y1="7.525cm" svg:x2="7.726cm" svg:y2="7.525cm">
          <text:p/>
        </draw:line>
        <draw:line draw:style-name="gr97" draw:layer="layout" svg:x1="7.649cm" svg:y1="7.558cm" svg:x2="7.649cm" svg:y2="7.404cm">
          <text:p/>
        </draw:line>
        <draw:line draw:style-name="gr97" draw:layer="layout" svg:x1="7.572cm" svg:y1="7.481cm" svg:x2="7.726cm" svg:y2="7.481cm">
          <text:p/>
        </draw:line>
        <draw:line draw:style-name="gr97" draw:layer="layout" svg:x1="7.649cm" svg:y1="7.402cm" svg:x2="7.649cm" svg:y2="7.249cm">
          <text:p/>
        </draw:line>
        <draw:line draw:style-name="gr97" draw:layer="layout" svg:x1="7.572cm" svg:y1="7.325cm" svg:x2="7.726cm" svg:y2="7.325cm">
          <text:p/>
        </draw:line>
        <draw:line draw:style-name="gr97" draw:layer="layout" svg:x1="7.649cm" svg:y1="7.358cm" svg:x2="7.649cm" svg:y2="7.205cm">
          <text:p/>
        </draw:line>
        <draw:line draw:style-name="gr97" draw:layer="layout" svg:x1="7.572cm" svg:y1="7.281cm" svg:x2="7.726cm" svg:y2="7.281cm">
          <text:p/>
        </draw:line>
        <draw:line draw:style-name="gr97" draw:layer="layout" svg:x1="7.649cm" svg:y1="6.874cm" svg:x2="7.649cm" svg:y2="6.72cm">
          <text:p/>
        </draw:line>
        <draw:line draw:style-name="gr97" draw:layer="layout" svg:x1="7.572cm" svg:y1="6.797cm" svg:x2="7.726cm" svg:y2="6.797cm">
          <text:p/>
        </draw:line>
        <draw:line draw:style-name="gr97" draw:layer="layout" svg:x1="7.649cm" svg:y1="6.83cm" svg:x2="7.649cm" svg:y2="6.677cm">
          <text:p/>
        </draw:line>
        <draw:line draw:style-name="gr97" draw:layer="layout" svg:x1="7.572cm" svg:y1="6.753cm" svg:x2="7.726cm" svg:y2="6.753cm">
          <text:p/>
        </draw:line>
        <draw:line draw:style-name="gr97" draw:layer="layout" svg:x1="7.649cm" svg:y1="6.433cm" svg:x2="7.649cm" svg:y2="6.28cm">
          <text:p/>
        </draw:line>
        <draw:line draw:style-name="gr97" draw:layer="layout" svg:x1="7.572cm" svg:y1="6.357cm" svg:x2="7.726cm" svg:y2="6.357cm">
          <text:p/>
        </draw:line>
        <draw:line draw:style-name="gr97" draw:layer="layout" svg:x1="7.649cm" svg:y1="6.212cm" svg:x2="7.649cm" svg:y2="6.058cm">
          <text:p/>
        </draw:line>
        <draw:line draw:style-name="gr97" draw:layer="layout" svg:x1="7.572cm" svg:y1="6.135cm" svg:x2="7.726cm" svg:y2="6.135cm">
          <text:p/>
        </draw:line>
        <draw:line draw:style-name="gr97" draw:layer="layout" svg:x1="7.649cm" svg:y1="6.168cm" svg:x2="7.649cm" svg:y2="6.015cm">
          <text:p/>
        </draw:line>
        <draw:line draw:style-name="gr97" draw:layer="layout" svg:x1="7.572cm" svg:y1="6.091cm" svg:x2="7.726cm" svg:y2="6.091cm">
          <text:p/>
        </draw:line>
        <draw:line draw:style-name="gr97" draw:layer="layout" svg:x1="7.649cm" svg:y1="4.603cm" svg:x2="7.649cm" svg:y2="4.45cm">
          <text:p/>
        </draw:line>
        <draw:line draw:style-name="gr97" draw:layer="layout" svg:x1="7.572cm" svg:y1="4.526cm" svg:x2="7.726cm" svg:y2="4.526cm">
          <text:p/>
        </draw:line>
        <draw:line draw:style-name="gr97" draw:layer="layout" svg:x1="7.649cm" svg:y1="4.494cm" svg:x2="7.649cm" svg:y2="4.34cm">
          <text:p/>
        </draw:line>
        <draw:line draw:style-name="gr97" draw:layer="layout" svg:x1="7.572cm" svg:y1="4.417cm" svg:x2="7.726cm" svg:y2="4.417cm">
          <text:p/>
        </draw:line>
        <draw:line draw:style-name="gr97" draw:layer="layout" svg:x1="7.649cm" svg:y1="4.45cm" svg:x2="7.649cm" svg:y2="4.296cm">
          <text:p/>
        </draw:line>
        <draw:line draw:style-name="gr97" draw:layer="layout" svg:x1="7.572cm" svg:y1="4.373cm" svg:x2="7.726cm" svg:y2="4.373cm">
          <text:p/>
        </draw:line>
        <draw:line draw:style-name="gr97" draw:layer="layout" svg:x1="7.649cm" svg:y1="4.296cm" svg:x2="7.649cm" svg:y2="4.143cm">
          <text:p/>
        </draw:line>
        <draw:line draw:style-name="gr97" draw:layer="layout" svg:x1="7.572cm" svg:y1="4.22cm" svg:x2="7.726cm" svg:y2="4.22cm">
          <text:p/>
        </draw:line>
        <draw:line draw:style-name="gr97" draw:layer="layout" svg:x1="7.649cm" svg:y1="3.391cm" svg:x2="7.649cm" svg:y2="3.238cm">
          <text:p/>
        </draw:line>
        <draw:line draw:style-name="gr97" draw:layer="layout" svg:x1="7.572cm" svg:y1="3.314cm" svg:x2="7.726cm" svg:y2="3.314cm">
          <text:p/>
        </draw:line>
        <draw:line draw:style-name="gr97" draw:layer="layout" svg:x1="7.681cm" svg:y1="11.875cm" svg:x2="7.681cm" svg:y2="11.722cm">
          <text:p/>
        </draw:line>
        <draw:line draw:style-name="gr97" draw:layer="layout" svg:x1="7.604cm" svg:y1="11.798cm" svg:x2="7.757cm" svg:y2="11.798cm">
          <text:p/>
        </draw:line>
        <draw:line draw:style-name="gr97" draw:layer="layout" svg:x1="7.681cm" svg:y1="9.673cm" svg:x2="7.681cm" svg:y2="9.519cm">
          <text:p/>
        </draw:line>
        <draw:line draw:style-name="gr97" draw:layer="layout" svg:x1="7.604cm" svg:y1="9.596cm" svg:x2="7.757cm" svg:y2="9.596cm">
          <text:p/>
        </draw:line>
        <draw:line draw:style-name="gr97" draw:layer="layout" svg:x1="7.681cm" svg:y1="9.585cm" svg:x2="7.681cm" svg:y2="9.432cm">
          <text:p/>
        </draw:line>
        <draw:line draw:style-name="gr97" draw:layer="layout" svg:x1="7.604cm" svg:y1="9.508cm" svg:x2="7.757cm" svg:y2="9.508cm">
          <text:p/>
        </draw:line>
        <draw:line draw:style-name="gr97" draw:layer="layout" svg:x1="7.681cm" svg:y1="9.563cm" svg:x2="7.681cm" svg:y2="9.41cm">
          <text:p/>
        </draw:line>
        <draw:line draw:style-name="gr97" draw:layer="layout" svg:x1="7.604cm" svg:y1="9.486cm" svg:x2="7.757cm" svg:y2="9.486cm">
          <text:p/>
        </draw:line>
        <draw:line draw:style-name="gr97" draw:layer="layout" svg:x1="7.681cm" svg:y1="9.429cm" svg:x2="7.681cm" svg:y2="9.276cm">
          <text:p/>
        </draw:line>
        <draw:line draw:style-name="gr97" draw:layer="layout" svg:x1="7.604cm" svg:y1="9.353cm" svg:x2="7.757cm" svg:y2="9.353cm">
          <text:p/>
        </draw:line>
        <draw:line draw:style-name="gr97" draw:layer="layout" svg:x1="7.681cm" svg:y1="9.188cm" svg:x2="7.681cm" svg:y2="9.035cm">
          <text:p/>
        </draw:line>
        <draw:line draw:style-name="gr97" draw:layer="layout" svg:x1="7.604cm" svg:y1="9.112cm" svg:x2="7.757cm" svg:y2="9.112cm">
          <text:p/>
        </draw:line>
        <draw:line draw:style-name="gr97" draw:layer="layout" svg:x1="7.681cm" svg:y1="9.12cm" svg:x2="7.681cm" svg:y2="8.967cm">
          <text:p/>
        </draw:line>
        <draw:line draw:style-name="gr97" draw:layer="layout" svg:x1="7.604cm" svg:y1="9.043cm" svg:x2="7.757cm" svg:y2="9.043cm">
          <text:p/>
        </draw:line>
        <draw:line draw:style-name="gr97" draw:layer="layout" svg:x1="7.681cm" svg:y1="9.098cm" svg:x2="7.681cm" svg:y2="8.945cm">
          <text:p/>
        </draw:line>
        <draw:line draw:style-name="gr97" draw:layer="layout" svg:x1="7.604cm" svg:y1="9.022cm" svg:x2="7.757cm" svg:y2="9.022cm">
          <text:p/>
        </draw:line>
        <draw:line draw:style-name="gr97" draw:layer="layout" svg:x1="7.681cm" svg:y1="8.945cm" svg:x2="7.681cm" svg:y2="8.792cm">
          <text:p/>
        </draw:line>
        <draw:line draw:style-name="gr97" draw:layer="layout" svg:x1="7.604cm" svg:y1="8.868cm" svg:x2="7.757cm" svg:y2="8.868cm">
          <text:p/>
        </draw:line>
        <draw:line draw:style-name="gr97" draw:layer="layout" svg:x1="7.681cm" svg:y1="8.395cm" svg:x2="7.681cm" svg:y2="8.242cm">
          <text:p/>
        </draw:line>
        <draw:line draw:style-name="gr97" draw:layer="layout" svg:x1="7.604cm" svg:y1="8.318cm" svg:x2="7.757cm" svg:y2="8.318cm">
          <text:p/>
        </draw:line>
        <draw:line draw:style-name="gr97" draw:layer="layout" svg:x1="7.681cm" svg:y1="8.195cm" svg:x2="7.681cm" svg:y2="8.042cm">
          <text:p/>
        </draw:line>
        <draw:line draw:style-name="gr97" draw:layer="layout" svg:x1="7.604cm" svg:y1="8.119cm" svg:x2="7.757cm" svg:y2="8.119cm">
          <text:p/>
        </draw:line>
        <draw:line draw:style-name="gr97" draw:layer="layout" svg:x1="7.681cm" svg:y1="7.842cm" svg:x2="7.681cm" svg:y2="7.689cm">
          <text:p/>
        </draw:line>
        <draw:line draw:style-name="gr97" draw:layer="layout" svg:x1="7.604cm" svg:y1="7.766cm" svg:x2="7.757cm" svg:y2="7.766cm">
          <text:p/>
        </draw:line>
        <draw:line draw:style-name="gr97" draw:layer="layout" svg:x1="7.681cm" svg:y1="7.689cm" svg:x2="7.681cm" svg:y2="7.536cm">
          <text:p/>
        </draw:line>
        <draw:line draw:style-name="gr97" draw:layer="layout" svg:x1="7.604cm" svg:y1="7.612cm" svg:x2="7.757cm" svg:y2="7.612cm">
          <text:p/>
        </draw:line>
        <draw:line draw:style-name="gr97" draw:layer="layout" svg:x1="7.681cm" svg:y1="7.645cm" svg:x2="7.681cm" svg:y2="7.492cm">
          <text:p/>
        </draw:line>
        <draw:line draw:style-name="gr97" draw:layer="layout" svg:x1="7.604cm" svg:y1="7.569cm" svg:x2="7.757cm" svg:y2="7.569cm">
          <text:p/>
        </draw:line>
        <draw:line draw:style-name="gr97" draw:layer="layout" svg:x1="7.681cm" svg:y1="7.514cm" svg:x2="7.681cm" svg:y2="7.361cm">
          <text:p/>
        </draw:line>
        <draw:line draw:style-name="gr97" draw:layer="layout" svg:x1="7.604cm" svg:y1="7.437cm" svg:x2="7.757cm" svg:y2="7.437cm">
          <text:p/>
        </draw:line>
        <draw:line draw:style-name="gr97" draw:layer="layout" svg:x1="7.681cm" svg:y1="7.183cm" svg:x2="7.681cm" svg:y2="7.03cm">
          <text:p/>
        </draw:line>
        <draw:line draw:style-name="gr97" draw:layer="layout" svg:x1="7.604cm" svg:y1="7.106cm" svg:x2="7.757cm" svg:y2="7.106cm">
          <text:p/>
        </draw:line>
        <draw:line draw:style-name="gr97" draw:layer="layout" svg:x1="7.681cm" svg:y1="5.156cm" svg:x2="7.681cm" svg:y2="5.002cm">
          <text:p/>
        </draw:line>
        <draw:line draw:style-name="gr97" draw:layer="layout" svg:x1="7.604cm" svg:y1="5.079cm" svg:x2="7.757cm" svg:y2="5.079cm">
          <text:p/>
        </draw:line>
        <draw:line draw:style-name="gr97" draw:layer="layout" svg:x1="7.681cm" svg:y1="4.759cm" svg:x2="7.681cm" svg:y2="4.606cm">
          <text:p/>
        </draw:line>
        <draw:line draw:style-name="gr97" draw:layer="layout" svg:x1="7.604cm" svg:y1="4.682cm" svg:x2="7.757cm" svg:y2="4.682cm">
          <text:p/>
        </draw:line>
        <draw:line draw:style-name="gr97" draw:layer="layout" svg:x1="7.681cm" svg:y1="4.715cm" svg:x2="7.681cm" svg:y2="4.562cm">
          <text:p/>
        </draw:line>
        <draw:line draw:style-name="gr97" draw:layer="layout" svg:x1="7.604cm" svg:y1="4.638cm" svg:x2="7.757cm" svg:y2="4.638cm">
          <text:p/>
        </draw:line>
        <draw:line draw:style-name="gr97" draw:layer="layout" svg:x1="7.681cm" svg:y1="4.671cm" svg:x2="7.681cm" svg:y2="4.518cm">
          <text:p/>
        </draw:line>
        <draw:line draw:style-name="gr97" draw:layer="layout" svg:x1="7.604cm" svg:y1="4.595cm" svg:x2="7.757cm" svg:y2="4.595cm">
          <text:p/>
        </draw:line>
        <draw:line draw:style-name="gr97" draw:layer="layout" svg:x1="7.681cm" svg:y1="4.603cm" svg:x2="7.681cm" svg:y2="4.45cm">
          <text:p/>
        </draw:line>
        <draw:line draw:style-name="gr97" draw:layer="layout" svg:x1="7.604cm" svg:y1="4.526cm" svg:x2="7.757cm" svg:y2="4.526cm">
          <text:p/>
        </draw:line>
        <draw:line draw:style-name="gr97" draw:layer="layout" svg:x1="7.71cm" svg:y1="12.14cm" svg:x2="7.71cm" svg:y2="11.987cm">
          <text:p/>
        </draw:line>
        <draw:line draw:style-name="gr97" draw:layer="layout" svg:x1="7.633cm" svg:y1="12.064cm" svg:x2="7.786cm" svg:y2="12.064cm">
          <text:p/>
        </draw:line>
        <draw:line draw:style-name="gr97" draw:layer="layout" svg:x1="7.71cm" svg:y1="11.875cm" svg:x2="7.71cm" svg:y2="11.722cm">
          <text:p/>
        </draw:line>
        <draw:line draw:style-name="gr97" draw:layer="layout" svg:x1="7.633cm" svg:y1="11.798cm" svg:x2="7.786cm" svg:y2="11.798cm">
          <text:p/>
        </draw:line>
        <draw:line draw:style-name="gr97" draw:layer="layout" svg:x1="7.71cm" svg:y1="9.539cm" svg:x2="7.71cm" svg:y2="9.385cm">
          <text:p/>
        </draw:line>
        <draw:line draw:style-name="gr97" draw:layer="layout" svg:x1="7.633cm" svg:y1="9.462cm" svg:x2="7.786cm" svg:y2="9.462cm">
          <text:p/>
        </draw:line>
        <draw:line draw:style-name="gr97" draw:layer="layout" svg:x1="7.71cm" svg:y1="9.495cm" svg:x2="7.71cm" svg:y2="9.342cm">
          <text:p/>
        </draw:line>
        <draw:line draw:style-name="gr97" draw:layer="layout" svg:x1="7.633cm" svg:y1="9.418cm" svg:x2="7.786cm" svg:y2="9.418cm">
          <text:p/>
        </draw:line>
        <draw:line draw:style-name="gr97" draw:layer="layout" svg:x1="7.71cm" svg:y1="9.098cm" svg:x2="7.71cm" svg:y2="8.945cm">
          <text:p/>
        </draw:line>
        <draw:line draw:style-name="gr97" draw:layer="layout" svg:x1="7.633cm" svg:y1="9.022cm" svg:x2="7.786cm" svg:y2="9.022cm">
          <text:p/>
        </draw:line>
        <draw:line draw:style-name="gr97" draw:layer="layout" svg:x1="7.71cm" svg:y1="8.702cm" svg:x2="7.71cm" svg:y2="8.548cm">
          <text:p/>
        </draw:line>
        <draw:line draw:style-name="gr97" draw:layer="layout" svg:x1="7.633cm" svg:y1="8.625cm" svg:x2="7.786cm" svg:y2="8.625cm">
          <text:p/>
        </draw:line>
        <draw:line draw:style-name="gr97" draw:layer="layout" svg:x1="7.71cm" svg:y1="8.636cm" svg:x2="7.71cm" svg:y2="8.482cm">
          <text:p/>
        </draw:line>
        <draw:line draw:style-name="gr97" draw:layer="layout" svg:x1="7.633cm" svg:y1="8.559cm" svg:x2="7.786cm" svg:y2="8.559cm">
          <text:p/>
        </draw:line>
        <draw:line draw:style-name="gr97" draw:layer="layout" svg:x1="7.71cm" svg:y1="8.57cm" svg:x2="7.71cm" svg:y2="8.417cm">
          <text:p/>
        </draw:line>
        <draw:line draw:style-name="gr97" draw:layer="layout" svg:x1="7.633cm" svg:y1="8.493cm" svg:x2="7.786cm" svg:y2="8.493cm">
          <text:p/>
        </draw:line>
        <draw:line draw:style-name="gr97" draw:layer="layout" svg:x1="7.71cm" svg:y1="8.461cm" svg:x2="7.71cm" svg:y2="8.307cm">
          <text:p/>
        </draw:line>
        <draw:line draw:style-name="gr97" draw:layer="layout" svg:x1="7.633cm" svg:y1="8.384cm" svg:x2="7.786cm" svg:y2="8.384cm">
          <text:p/>
        </draw:line>
        <draw:line draw:style-name="gr97" draw:layer="layout" svg:x1="7.71cm" svg:y1="8.329cm" svg:x2="7.71cm" svg:y2="8.176cm">
          <text:p/>
        </draw:line>
        <draw:line draw:style-name="gr97" draw:layer="layout" svg:x1="7.633cm" svg:y1="8.252cm" svg:x2="7.786cm" svg:y2="8.252cm">
          <text:p/>
        </draw:line>
        <draw:line draw:style-name="gr97" draw:layer="layout" svg:x1="7.71cm" svg:y1="8.305cm" svg:x2="7.71cm" svg:y2="8.151cm">
          <text:p/>
        </draw:line>
        <draw:line draw:style-name="gr97" draw:layer="layout" svg:x1="7.633cm" svg:y1="8.228cm" svg:x2="7.786cm" svg:y2="8.228cm">
          <text:p/>
        </draw:line>
        <draw:line draw:style-name="gr97" draw:layer="layout" svg:x1="7.71cm" svg:y1="7.58cm" svg:x2="7.71cm" svg:y2="7.426cm">
          <text:p/>
        </draw:line>
        <draw:line draw:style-name="gr97" draw:layer="layout" svg:x1="7.633cm" svg:y1="7.503cm" svg:x2="7.786cm" svg:y2="7.503cm">
          <text:p/>
        </draw:line>
        <draw:line draw:style-name="gr97" draw:layer="layout" svg:x1="7.71cm" svg:y1="7.38cm" svg:x2="7.71cm" svg:y2="7.227cm">
          <text:p/>
        </draw:line>
        <draw:line draw:style-name="gr97" draw:layer="layout" svg:x1="7.633cm" svg:y1="7.303cm" svg:x2="7.786cm" svg:y2="7.303cm">
          <text:p/>
        </draw:line>
        <draw:line draw:style-name="gr97" draw:layer="layout" svg:x1="7.71cm" svg:y1="7.183cm" svg:x2="7.71cm" svg:y2="7.03cm">
          <text:p/>
        </draw:line>
        <draw:line draw:style-name="gr97" draw:layer="layout" svg:x1="7.633cm" svg:y1="7.106cm" svg:x2="7.786cm" svg:y2="7.106cm">
          <text:p/>
        </draw:line>
        <draw:line draw:style-name="gr97" draw:layer="layout" svg:x1="7.71cm" svg:y1="5.221cm" svg:x2="7.71cm" svg:y2="5.068cm">
          <text:p/>
        </draw:line>
        <draw:line draw:style-name="gr97" draw:layer="layout" svg:x1="7.633cm" svg:y1="5.145cm" svg:x2="7.786cm" svg:y2="5.145cm">
          <text:p/>
        </draw:line>
        <draw:line draw:style-name="gr97" draw:layer="layout" svg:x1="7.71cm" svg:y1="4.846cm" svg:x2="7.71cm" svg:y2="4.693cm">
          <text:p/>
        </draw:line>
        <draw:line draw:style-name="gr97" draw:layer="layout" svg:x1="7.633cm" svg:y1="4.77cm" svg:x2="7.786cm" svg:y2="4.77cm">
          <text:p/>
        </draw:line>
        <draw:line draw:style-name="gr97" draw:layer="layout" svg:x1="7.71cm" svg:y1="4.825cm" svg:x2="7.71cm" svg:y2="4.671cm">
          <text:p/>
        </draw:line>
        <draw:line draw:style-name="gr97" draw:layer="layout" svg:x1="7.633cm" svg:y1="4.748cm" svg:x2="7.786cm" svg:y2="4.748cm">
          <text:p/>
        </draw:line>
        <draw:line draw:style-name="gr97" draw:layer="layout" svg:x1="7.71cm" svg:y1="4.206cm" svg:x2="7.71cm" svg:y2="4.053cm">
          <text:p/>
        </draw:line>
        <draw:line draw:style-name="gr97" draw:layer="layout" svg:x1="7.633cm" svg:y1="4.13cm" svg:x2="7.786cm" svg:y2="4.13cm">
          <text:p/>
        </draw:line>
        <draw:line draw:style-name="gr97" draw:layer="layout" svg:x1="7.71cm" svg:y1="4.009cm" svg:x2="7.71cm" svg:y2="3.856cm">
          <text:p/>
        </draw:line>
        <draw:line draw:style-name="gr97" draw:layer="layout" svg:x1="7.633cm" svg:y1="3.933cm" svg:x2="7.786cm" svg:y2="3.933cm">
          <text:p/>
        </draw:line>
        <draw:line draw:style-name="gr97" draw:layer="layout" svg:x1="7.71cm" svg:y1="3.987cm" svg:x2="7.71cm" svg:y2="3.834cm">
          <text:p/>
        </draw:line>
        <draw:line draw:style-name="gr97" draw:layer="layout" svg:x1="7.633cm" svg:y1="3.911cm" svg:x2="7.786cm" svg:y2="3.911cm">
          <text:p/>
        </draw:line>
        <draw:line draw:style-name="gr97" draw:layer="layout" svg:x1="7.741cm" svg:y1="12.69cm" svg:x2="7.741cm" svg:y2="12.537cm">
          <text:p/>
        </draw:line>
        <draw:line draw:style-name="gr97" draw:layer="layout" svg:x1="7.665cm" svg:y1="12.614cm" svg:x2="7.818cm" svg:y2="12.614cm">
          <text:p/>
        </draw:line>
        <draw:line draw:style-name="gr97" draw:layer="layout" svg:x1="7.741cm" svg:y1="10.179cm" svg:x2="7.741cm" svg:y2="10.025cm">
          <text:p/>
        </draw:line>
        <draw:line draw:style-name="gr97" draw:layer="layout" svg:x1="7.665cm" svg:y1="10.102cm" svg:x2="7.818cm" svg:y2="10.102cm">
          <text:p/>
        </draw:line>
        <draw:line draw:style-name="gr97" draw:layer="layout" svg:x1="7.741cm" svg:y1="10.047cm" svg:x2="7.741cm" svg:y2="9.894cm">
          <text:p/>
        </draw:line>
        <draw:line draw:style-name="gr97" draw:layer="layout" svg:x1="7.665cm" svg:y1="9.971cm" svg:x2="7.818cm" svg:y2="9.971cm">
          <text:p/>
        </draw:line>
        <draw:line draw:style-name="gr97" draw:layer="layout" svg:x1="7.741cm" svg:y1="9.585cm" svg:x2="7.741cm" svg:y2="9.432cm">
          <text:p/>
        </draw:line>
        <draw:line draw:style-name="gr97" draw:layer="layout" svg:x1="7.665cm" svg:y1="9.508cm" svg:x2="7.818cm" svg:y2="9.508cm">
          <text:p/>
        </draw:line>
        <draw:line draw:style-name="gr97" draw:layer="layout" svg:x1="7.741cm" svg:y1="9.539cm" svg:x2="7.741cm" svg:y2="9.385cm">
          <text:p/>
        </draw:line>
        <draw:line draw:style-name="gr97" draw:layer="layout" svg:x1="7.665cm" svg:y1="9.462cm" svg:x2="7.818cm" svg:y2="9.462cm">
          <text:p/>
        </draw:line>
        <draw:line draw:style-name="gr97" draw:layer="layout" svg:x1="7.741cm" svg:y1="8.989cm" svg:x2="7.741cm" svg:y2="8.835cm">
          <text:p/>
        </draw:line>
        <draw:line draw:style-name="gr97" draw:layer="layout" svg:x1="7.665cm" svg:y1="8.912cm" svg:x2="7.818cm" svg:y2="8.912cm">
          <text:p/>
        </draw:line>
        <draw:line draw:style-name="gr97" draw:layer="layout" svg:x1="7.741cm" svg:y1="8.548cm" svg:x2="7.741cm" svg:y2="8.395cm">
          <text:p/>
        </draw:line>
        <draw:line draw:style-name="gr97" draw:layer="layout" svg:x1="7.665cm" svg:y1="8.472cm" svg:x2="7.818cm" svg:y2="8.472cm">
          <text:p/>
        </draw:line>
        <draw:line draw:style-name="gr97" draw:layer="layout" svg:x1="7.741cm" svg:y1="8.482cm" svg:x2="7.741cm" svg:y2="8.329cm">
          <text:p/>
        </draw:line>
        <draw:line draw:style-name="gr97" draw:layer="layout" svg:x1="7.665cm" svg:y1="8.406cm" svg:x2="7.818cm" svg:y2="8.406cm">
          <text:p/>
        </draw:line>
        <draw:line draw:style-name="gr97" draw:layer="layout" svg:x1="7.741cm" svg:y1="8.239cm" svg:x2="7.741cm" svg:y2="8.086cm">
          <text:p/>
        </draw:line>
        <draw:line draw:style-name="gr97" draw:layer="layout" svg:x1="7.665cm" svg:y1="8.162cm" svg:x2="7.818cm" svg:y2="8.162cm">
          <text:p/>
        </draw:line>
        <draw:line draw:style-name="gr97" draw:layer="layout" svg:x1="7.741cm" svg:y1="7.82cm" svg:x2="7.741cm" svg:y2="7.667cm">
          <text:p/>
        </draw:line>
        <draw:line draw:style-name="gr97" draw:layer="layout" svg:x1="7.665cm" svg:y1="7.744cm" svg:x2="7.818cm" svg:y2="7.744cm">
          <text:p/>
        </draw:line>
        <draw:line draw:style-name="gr97" draw:layer="layout" svg:x1="7.741cm" svg:y1="7.645cm" svg:x2="7.741cm" svg:y2="7.492cm">
          <text:p/>
        </draw:line>
        <draw:line draw:style-name="gr97" draw:layer="layout" svg:x1="7.665cm" svg:y1="7.569cm" svg:x2="7.818cm" svg:y2="7.569cm">
          <text:p/>
        </draw:line>
        <draw:line draw:style-name="gr97" draw:layer="layout" svg:x1="7.741cm" svg:y1="6.08cm" svg:x2="7.741cm" svg:y2="5.927cm">
          <text:p/>
        </draw:line>
        <draw:line draw:style-name="gr97" draw:layer="layout" svg:x1="7.665cm" svg:y1="6.004cm" svg:x2="7.818cm" svg:y2="6.004cm">
          <text:p/>
        </draw:line>
        <draw:line draw:style-name="gr97" draw:layer="layout" svg:x1="7.741cm" svg:y1="5.971cm" svg:x2="7.741cm" svg:y2="5.818cm">
          <text:p/>
        </draw:line>
        <draw:line draw:style-name="gr97" draw:layer="layout" svg:x1="7.665cm" svg:y1="5.894cm" svg:x2="7.818cm" svg:y2="5.894cm">
          <text:p/>
        </draw:line>
        <draw:line draw:style-name="gr97" draw:layer="layout" svg:x1="7.741cm" svg:y1="5.883cm" svg:x2="7.741cm" svg:y2="5.73cm">
          <text:p/>
        </draw:line>
        <draw:line draw:style-name="gr97" draw:layer="layout" svg:x1="7.665cm" svg:y1="5.807cm" svg:x2="7.818cm" svg:y2="5.807cm">
          <text:p/>
        </draw:line>
        <draw:line draw:style-name="gr97" draw:layer="layout" svg:x1="7.741cm" svg:y1="5.771cm" svg:x2="7.741cm" svg:y2="5.618cm">
          <text:p/>
        </draw:line>
        <draw:line draw:style-name="gr97" draw:layer="layout" svg:x1="7.665cm" svg:y1="5.695cm" svg:x2="7.818cm" svg:y2="5.695cm">
          <text:p/>
        </draw:line>
        <draw:line draw:style-name="gr97" draw:layer="layout" svg:x1="7.741cm" svg:y1="5.44cm" svg:x2="7.741cm" svg:y2="5.287cm">
          <text:p/>
        </draw:line>
        <draw:line draw:style-name="gr97" draw:layer="layout" svg:x1="7.665cm" svg:y1="5.364cm" svg:x2="7.818cm" svg:y2="5.364cm">
          <text:p/>
        </draw:line>
        <draw:line draw:style-name="gr97" draw:layer="layout" svg:x1="7.741cm" svg:y1="5.309cm" svg:x2="7.741cm" svg:y2="5.156cm">
          <text:p/>
        </draw:line>
        <draw:line draw:style-name="gr97" draw:layer="layout" svg:x1="7.665cm" svg:y1="5.232cm" svg:x2="7.818cm" svg:y2="5.232cm">
          <text:p/>
        </draw:line>
        <draw:line draw:style-name="gr97" draw:layer="layout" svg:x1="7.741cm" svg:y1="5.221cm" svg:x2="7.741cm" svg:y2="5.068cm">
          <text:p/>
        </draw:line>
        <draw:line draw:style-name="gr97" draw:layer="layout" svg:x1="7.665cm" svg:y1="5.145cm" svg:x2="7.818cm" svg:y2="5.145cm">
          <text:p/>
        </draw:line>
        <draw:line draw:style-name="gr97" draw:layer="layout" svg:x1="7.741cm" svg:y1="4.559cm" svg:x2="7.741cm" svg:y2="4.406cm">
          <text:p/>
        </draw:line>
        <draw:line draw:style-name="gr97" draw:layer="layout" svg:x1="7.665cm" svg:y1="4.483cm" svg:x2="7.818cm" svg:y2="4.483cm">
          <text:p/>
        </draw:line>
        <draw:line draw:style-name="gr97" draw:layer="layout" svg:x1="7.771cm" svg:y1="13.065cm" svg:x2="7.771cm" svg:y2="12.912cm">
          <text:p/>
        </draw:line>
        <draw:line draw:style-name="gr97" draw:layer="layout" svg:x1="7.694cm" svg:y1="12.989cm" svg:x2="7.847cm" svg:y2="12.989cm">
          <text:p/>
        </draw:line>
        <draw:line draw:style-name="gr97" draw:layer="layout" svg:x1="7.771cm" svg:y1="10.841cm" svg:x2="7.771cm" svg:y2="10.687cm">
          <text:p/>
        </draw:line>
        <draw:line draw:style-name="gr97" draw:layer="layout" svg:x1="7.694cm" svg:y1="10.764cm" svg:x2="7.847cm" svg:y2="10.764cm">
          <text:p/>
        </draw:line>
        <draw:line draw:style-name="gr97" draw:layer="layout" svg:x1="7.771cm" svg:y1="10.554cm" svg:x2="7.771cm" svg:y2="10.4cm">
          <text:p/>
        </draw:line>
        <draw:line draw:style-name="gr97" draw:layer="layout" svg:x1="7.694cm" svg:y1="10.477cm" svg:x2="7.847cm" svg:y2="10.477cm">
          <text:p/>
        </draw:line>
        <draw:line draw:style-name="gr97" draw:layer="layout" svg:x1="7.771cm" svg:y1="9.563cm" svg:x2="7.771cm" svg:y2="9.41cm">
          <text:p/>
        </draw:line>
        <draw:line draw:style-name="gr97" draw:layer="layout" svg:x1="7.694cm" svg:y1="9.486cm" svg:x2="7.847cm" svg:y2="9.486cm">
          <text:p/>
        </draw:line>
        <draw:line draw:style-name="gr97" draw:layer="layout" svg:x1="7.771cm" svg:y1="9.473cm" svg:x2="7.771cm" svg:y2="9.32cm">
          <text:p/>
        </draw:line>
        <draw:line draw:style-name="gr97" draw:layer="layout" svg:x1="7.694cm" svg:y1="9.396cm" svg:x2="7.847cm" svg:y2="9.396cm">
          <text:p/>
        </draw:line>
        <draw:line draw:style-name="gr97" draw:layer="layout" svg:x1="7.771cm" svg:y1="9.407cm" svg:x2="7.771cm" svg:y2="9.254cm">
          <text:p/>
        </draw:line>
        <draw:line draw:style-name="gr97" draw:layer="layout" svg:x1="7.694cm" svg:y1="9.331cm" svg:x2="7.847cm" svg:y2="9.331cm">
          <text:p/>
        </draw:line>
        <draw:line draw:style-name="gr97" draw:layer="layout" svg:x1="7.771cm" svg:y1="9.342cm" svg:x2="7.771cm" svg:y2="9.188cm">
          <text:p/>
        </draw:line>
        <draw:line draw:style-name="gr97" draw:layer="layout" svg:x1="7.694cm" svg:y1="9.265cm" svg:x2="7.847cm" svg:y2="9.265cm">
          <text:p/>
        </draw:line>
        <draw:line draw:style-name="gr97" draw:layer="layout" svg:x1="7.771cm" svg:y1="8.901cm" svg:x2="7.771cm" svg:y2="8.748cm">
          <text:p/>
        </draw:line>
        <draw:line draw:style-name="gr97" draw:layer="layout" svg:x1="7.694cm" svg:y1="8.824cm" svg:x2="7.847cm" svg:y2="8.824cm">
          <text:p/>
        </draw:line>
        <draw:line draw:style-name="gr97" draw:layer="layout" svg:x1="7.771cm" svg:y1="8.813cm" svg:x2="7.771cm" svg:y2="8.66cm">
          <text:p/>
        </draw:line>
        <draw:line draw:style-name="gr97" draw:layer="layout" svg:x1="7.694cm" svg:y1="8.737cm" svg:x2="7.847cm" svg:y2="8.737cm">
          <text:p/>
        </draw:line>
        <draw:line draw:style-name="gr97" draw:layer="layout" svg:x1="7.771cm" svg:y1="8.723cm" svg:x2="7.771cm" svg:y2="8.57cm">
          <text:p/>
        </draw:line>
        <draw:line draw:style-name="gr97" draw:layer="layout" svg:x1="7.694cm" svg:y1="8.647cm" svg:x2="7.847cm" svg:y2="8.647cm">
          <text:p/>
        </draw:line>
        <draw:line draw:style-name="gr97" draw:layer="layout" svg:x1="7.771cm" svg:y1="8.439cm" svg:x2="7.771cm" svg:y2="8.285cm">
          <text:p/>
        </draw:line>
        <draw:line draw:style-name="gr97" draw:layer="layout" svg:x1="7.694cm" svg:y1="8.362cm" svg:x2="7.847cm" svg:y2="8.362cm">
          <text:p/>
        </draw:line>
        <draw:line draw:style-name="gr97" draw:layer="layout" svg:x1="7.771cm" svg:y1="8.195cm" svg:x2="7.771cm" svg:y2="8.042cm">
          <text:p/>
        </draw:line>
        <draw:line draw:style-name="gr97" draw:layer="layout" svg:x1="7.694cm" svg:y1="8.119cm" svg:x2="7.847cm" svg:y2="8.119cm">
          <text:p/>
        </draw:line>
        <draw:line draw:style-name="gr97" draw:layer="layout" svg:x1="7.771cm" svg:y1="8.064cm" svg:x2="7.771cm" svg:y2="7.911cm">
          <text:p/>
        </draw:line>
        <draw:line draw:style-name="gr97" draw:layer="layout" svg:x1="7.694cm" svg:y1="7.987cm" svg:x2="7.847cm" svg:y2="7.987cm">
          <text:p/>
        </draw:line>
        <draw:line draw:style-name="gr97" draw:layer="layout" svg:x1="7.771cm" svg:y1="7.954cm" svg:x2="7.771cm" svg:y2="7.801cm">
          <text:p/>
        </draw:line>
        <draw:line draw:style-name="gr97" draw:layer="layout" svg:x1="7.694cm" svg:y1="7.878cm" svg:x2="7.847cm" svg:y2="7.878cm">
          <text:p/>
        </draw:line>
        <draw:line draw:style-name="gr97" draw:layer="layout" svg:x1="7.771cm" svg:y1="6.543cm" svg:x2="7.771cm" svg:y2="6.389cm">
          <text:p/>
        </draw:line>
        <draw:line draw:style-name="gr97" draw:layer="layout" svg:x1="7.694cm" svg:y1="6.466cm" svg:x2="7.847cm" svg:y2="6.466cm">
          <text:p/>
        </draw:line>
        <draw:line draw:style-name="gr97" draw:layer="layout" svg:x1="7.771cm" svg:y1="6.19cm" svg:x2="7.771cm" svg:y2="6.037cm">
          <text:p/>
        </draw:line>
        <draw:line draw:style-name="gr97" draw:layer="layout" svg:x1="7.694cm" svg:y1="6.113cm" svg:x2="7.847cm" svg:y2="6.113cm">
          <text:p/>
        </draw:line>
        <draw:line draw:style-name="gr97" draw:layer="layout" svg:x1="7.771cm" svg:y1="6.124cm" svg:x2="7.771cm" svg:y2="5.971cm">
          <text:p/>
        </draw:line>
        <draw:line draw:style-name="gr97" draw:layer="layout" svg:x1="7.694cm" svg:y1="6.047cm" svg:x2="7.847cm" svg:y2="6.047cm">
          <text:p/>
        </draw:line>
        <draw:line draw:style-name="gr97" draw:layer="layout" svg:x1="7.771cm" svg:y1="5.993cm" svg:x2="7.771cm" svg:y2="5.839cm">
          <text:p/>
        </draw:line>
        <draw:line draw:style-name="gr97" draw:layer="layout" svg:x1="7.694cm" svg:y1="5.916cm" svg:x2="7.847cm" svg:y2="5.916cm">
          <text:p/>
        </draw:line>
        <draw:line draw:style-name="gr97" draw:layer="layout" svg:x1="7.802cm" svg:y1="13.418cm" svg:x2="7.802cm" svg:y2="13.265cm">
          <text:p/>
        </draw:line>
        <draw:line draw:style-name="gr97" draw:layer="layout" svg:x1="7.726cm" svg:y1="13.341cm" svg:x2="7.879cm" svg:y2="13.341cm">
          <text:p/>
        </draw:line>
        <draw:line draw:style-name="gr97" draw:layer="layout" svg:x1="7.802cm" svg:y1="13.309cm" svg:x2="7.802cm" svg:y2="13.155cm">
          <text:p/>
        </draw:line>
        <draw:line draw:style-name="gr97" draw:layer="layout" svg:x1="7.726cm" svg:y1="13.232cm" svg:x2="7.879cm" svg:y2="13.232cm">
          <text:p/>
        </draw:line>
        <draw:line draw:style-name="gr97" draw:layer="layout" svg:x1="7.802cm" svg:y1="11.369cm" svg:x2="7.802cm" svg:y2="11.216cm">
          <text:p/>
        </draw:line>
        <draw:line draw:style-name="gr97" draw:layer="layout" svg:x1="7.726cm" svg:y1="11.292cm" svg:x2="7.879cm" svg:y2="11.292cm">
          <text:p/>
        </draw:line>
        <draw:line draw:style-name="gr97" draw:layer="layout" svg:x1="7.802cm" svg:y1="10.841cm" svg:x2="7.802cm" svg:y2="10.687cm">
          <text:p/>
        </draw:line>
        <draw:line draw:style-name="gr97" draw:layer="layout" svg:x1="7.726cm" svg:y1="10.764cm" svg:x2="7.879cm" svg:y2="10.764cm">
          <text:p/>
        </draw:line>
        <draw:line draw:style-name="gr97" draw:layer="layout" svg:x1="7.802cm" svg:y1="10.532cm" svg:x2="7.802cm" svg:y2="10.378cm">
          <text:p/>
        </draw:line>
        <draw:line draw:style-name="gr97" draw:layer="layout" svg:x1="7.726cm" svg:y1="10.455cm" svg:x2="7.879cm" svg:y2="10.455cm">
          <text:p/>
        </draw:line>
        <draw:line draw:style-name="gr97" draw:layer="layout" svg:x1="7.802cm" svg:y1="10.488cm" svg:x2="7.802cm" svg:y2="10.335cm">
          <text:p/>
        </draw:line>
        <draw:line draw:style-name="gr97" draw:layer="layout" svg:x1="7.726cm" svg:y1="10.411cm" svg:x2="7.879cm" svg:y2="10.411cm">
          <text:p/>
        </draw:line>
        <draw:line draw:style-name="gr97" draw:layer="layout" svg:x1="7.802cm" svg:y1="10.466cm" svg:x2="7.802cm" svg:y2="10.313cm">
          <text:p/>
        </draw:line>
        <draw:line draw:style-name="gr97" draw:layer="layout" svg:x1="7.726cm" svg:y1="10.389cm" svg:x2="7.879cm" svg:y2="10.389cm">
          <text:p/>
        </draw:line>
        <draw:line draw:style-name="gr97" draw:layer="layout" svg:x1="7.802cm" svg:y1="9.87cm" svg:x2="7.802cm" svg:y2="9.716cm">
          <text:p/>
        </draw:line>
        <draw:line draw:style-name="gr97" draw:layer="layout" svg:x1="7.726cm" svg:y1="9.793cm" svg:x2="7.879cm" svg:y2="9.793cm">
          <text:p/>
        </draw:line>
        <draw:line draw:style-name="gr97" draw:layer="layout" svg:x1="7.802cm" svg:y1="9.563cm" svg:x2="7.802cm" svg:y2="9.41cm">
          <text:p/>
        </draw:line>
        <draw:line draw:style-name="gr97" draw:layer="layout" svg:x1="7.726cm" svg:y1="9.486cm" svg:x2="7.879cm" svg:y2="9.486cm">
          <text:p/>
        </draw:line>
        <draw:line draw:style-name="gr97" draw:layer="layout" svg:x1="7.802cm" svg:y1="9.539cm" svg:x2="7.802cm" svg:y2="9.385cm">
          <text:p/>
        </draw:line>
        <draw:line draw:style-name="gr97" draw:layer="layout" svg:x1="7.726cm" svg:y1="9.462cm" svg:x2="7.879cm" svg:y2="9.462cm">
          <text:p/>
        </draw:line>
        <draw:line draw:style-name="gr97" draw:layer="layout" svg:x1="7.802cm" svg:y1="9.144cm" svg:x2="7.802cm" svg:y2="8.991cm">
          <text:p/>
        </draw:line>
        <draw:line draw:style-name="gr97" draw:layer="layout" svg:x1="7.726cm" svg:y1="9.068cm" svg:x2="7.879cm" svg:y2="9.068cm">
          <text:p/>
        </draw:line>
        <draw:line draw:style-name="gr97" draw:layer="layout" svg:x1="7.802cm" svg:y1="9.12cm" svg:x2="7.802cm" svg:y2="8.967cm">
          <text:p/>
        </draw:line>
        <draw:line draw:style-name="gr97" draw:layer="layout" svg:x1="7.726cm" svg:y1="9.043cm" svg:x2="7.879cm" svg:y2="9.043cm">
          <text:p/>
        </draw:line>
        <draw:line draw:style-name="gr97" draw:layer="layout" svg:x1="7.802cm" svg:y1="8.748cm" svg:x2="7.802cm" svg:y2="8.594cm">
          <text:p/>
        </draw:line>
        <draw:line draw:style-name="gr97" draw:layer="layout" svg:x1="7.726cm" svg:y1="8.671cm" svg:x2="7.879cm" svg:y2="8.671cm">
          <text:p/>
        </draw:line>
        <draw:line draw:style-name="gr97" draw:layer="layout" svg:x1="7.802cm" svg:y1="8.548cm" svg:x2="7.802cm" svg:y2="8.395cm">
          <text:p/>
        </draw:line>
        <draw:line draw:style-name="gr97" draw:layer="layout" svg:x1="7.726cm" svg:y1="8.472cm" svg:x2="7.879cm" svg:y2="8.472cm">
          <text:p/>
        </draw:line>
        <draw:line draw:style-name="gr97" draw:layer="layout" svg:x1="7.802cm" svg:y1="8.461cm" svg:x2="7.802cm" svg:y2="8.307cm">
          <text:p/>
        </draw:line>
        <draw:line draw:style-name="gr97" draw:layer="layout" svg:x1="7.726cm" svg:y1="8.384cm" svg:x2="7.879cm" svg:y2="8.384cm">
          <text:p/>
        </draw:line>
        <draw:line draw:style-name="gr97" draw:layer="layout" svg:x1="7.802cm" svg:y1="6.852cm" svg:x2="7.802cm" svg:y2="6.699cm">
          <text:p/>
        </draw:line>
        <draw:line draw:style-name="gr97" draw:layer="layout" svg:x1="7.726cm" svg:y1="6.775cm" svg:x2="7.879cm" svg:y2="6.775cm">
          <text:p/>
        </draw:line>
        <draw:line draw:style-name="gr97" draw:layer="layout" svg:x1="7.802cm" svg:y1="6.72cm" svg:x2="7.802cm" svg:y2="6.567cm">
          <text:p/>
        </draw:line>
        <draw:line draw:style-name="gr97" draw:layer="layout" svg:x1="7.726cm" svg:y1="6.644cm" svg:x2="7.879cm" svg:y2="6.644cm">
          <text:p/>
        </draw:line>
        <draw:line draw:style-name="gr97" draw:layer="layout" svg:x1="7.802cm" svg:y1="6.699cm" svg:x2="7.802cm" svg:y2="6.545cm">
          <text:p/>
        </draw:line>
        <draw:line draw:style-name="gr97" draw:layer="layout" svg:x1="7.726cm" svg:y1="6.622cm" svg:x2="7.879cm" svg:y2="6.622cm">
          <text:p/>
        </draw:line>
        <draw:line draw:style-name="gr97" draw:layer="layout" svg:x1="7.802cm" svg:y1="6.146cm" svg:x2="7.802cm" svg:y2="5.993cm">
          <text:p/>
        </draw:line>
        <draw:line draw:style-name="gr97" draw:layer="layout" svg:x1="7.726cm" svg:y1="6.069cm" svg:x2="7.879cm" svg:y2="6.069cm">
          <text:p/>
        </draw:line>
        <draw:line draw:style-name="gr97" draw:layer="layout" svg:x1="7.802cm" svg:y1="5.574cm" svg:x2="7.802cm" svg:y2="5.421cm">
          <text:p/>
        </draw:line>
        <draw:line draw:style-name="gr97" draw:layer="layout" svg:x1="7.726cm" svg:y1="5.497cm" svg:x2="7.879cm" svg:y2="5.497cm">
          <text:p/>
        </draw:line>
        <draw:line draw:style-name="gr97" draw:layer="layout" svg:x1="7.802cm" svg:y1="5.265cm" svg:x2="7.802cm" svg:y2="5.112cm">
          <text:p/>
        </draw:line>
        <draw:line draw:style-name="gr97" draw:layer="layout" svg:x1="7.726cm" svg:y1="5.188cm" svg:x2="7.879cm" svg:y2="5.188cm">
          <text:p/>
        </draw:line>
        <draw:line draw:style-name="gr97" draw:layer="layout" svg:x1="7.802cm" svg:y1="3.15cm" svg:x2="7.802cm" svg:y2="2.997cm">
          <text:p/>
        </draw:line>
        <draw:line draw:style-name="gr97" draw:layer="layout" svg:x1="7.726cm" svg:y1="3.073cm" svg:x2="7.879cm" svg:y2="3.073cm">
          <text:p/>
        </draw:line>
        <draw:line draw:style-name="gr97" draw:layer="layout" svg:x1="7.802cm" svg:y1="3.041cm" svg:x2="7.802cm" svg:y2="2.887cm">
          <text:p/>
        </draw:line>
        <draw:line draw:style-name="gr97" draw:layer="layout" svg:x1="7.726cm" svg:y1="2.964cm" svg:x2="7.879cm" svg:y2="2.964cm">
          <text:p/>
        </draw:line>
        <draw:line draw:style-name="gr97" draw:layer="layout" svg:x1="7.831cm" svg:y1="11.478cm" svg:x2="7.831cm" svg:y2="11.325cm">
          <text:p/>
        </draw:line>
        <draw:line draw:style-name="gr97" draw:layer="layout" svg:x1="7.755cm" svg:y1="11.402cm" svg:x2="7.908cm" svg:y2="11.402cm">
          <text:p/>
        </draw:line>
        <draw:line draw:style-name="gr97" draw:layer="layout" svg:x1="7.831cm" svg:y1="11.237cm" svg:x2="7.831cm" svg:y2="11.084cm">
          <text:p/>
        </draw:line>
        <draw:line draw:style-name="gr97" draw:layer="layout" svg:x1="7.755cm" svg:y1="11.161cm" svg:x2="7.908cm" svg:y2="11.161cm">
          <text:p/>
        </draw:line>
        <draw:line draw:style-name="gr97" draw:layer="layout" svg:x1="7.831cm" svg:y1="11.216cm" svg:x2="7.831cm" svg:y2="11.062cm">
          <text:p/>
        </draw:line>
        <draw:line draw:style-name="gr97" draw:layer="layout" svg:x1="7.755cm" svg:y1="11.139cm" svg:x2="7.908cm" svg:y2="11.139cm">
          <text:p/>
        </draw:line>
        <draw:line draw:style-name="gr97" draw:layer="layout" svg:x1="7.831cm" svg:y1="10.95cm" svg:x2="7.831cm" svg:y2="10.797cm">
          <text:p/>
        </draw:line>
        <draw:line draw:style-name="gr97" draw:layer="layout" svg:x1="7.755cm" svg:y1="10.874cm" svg:x2="7.908cm" svg:y2="10.874cm">
          <text:p/>
        </draw:line>
        <draw:line draw:style-name="gr97" draw:layer="layout" svg:x1="7.831cm" svg:y1="10.928cm" svg:x2="7.831cm" svg:y2="10.775cm">
          <text:p/>
        </draw:line>
        <draw:line draw:style-name="gr97" draw:layer="layout" svg:x1="7.755cm" svg:y1="10.852cm" svg:x2="7.908cm" svg:y2="10.852cm">
          <text:p/>
        </draw:line>
        <draw:line draw:style-name="gr97" draw:layer="layout" svg:x1="7.831cm" svg:y1="10.841cm" svg:x2="7.831cm" svg:y2="10.687cm">
          <text:p/>
        </draw:line>
        <draw:line draw:style-name="gr97" draw:layer="layout" svg:x1="7.755cm" svg:y1="10.764cm" svg:x2="7.908cm" svg:y2="10.764cm">
          <text:p/>
        </draw:line>
        <draw:line draw:style-name="gr97" draw:layer="layout" svg:x1="7.831cm" svg:y1="10.619cm" svg:x2="7.831cm" svg:y2="10.466cm">
          <text:p/>
        </draw:line>
        <draw:line draw:style-name="gr97" draw:layer="layout" svg:x1="7.755cm" svg:y1="10.543cm" svg:x2="7.908cm" svg:y2="10.543cm">
          <text:p/>
        </draw:line>
        <draw:line draw:style-name="gr97" draw:layer="layout" svg:x1="7.831cm" svg:y1="10.091cm" svg:x2="7.831cm" svg:y2="9.938cm">
          <text:p/>
        </draw:line>
        <draw:line draw:style-name="gr97" draw:layer="layout" svg:x1="7.755cm" svg:y1="10.015cm" svg:x2="7.908cm" svg:y2="10.015cm">
          <text:p/>
        </draw:line>
        <draw:line draw:style-name="gr97" draw:layer="layout" svg:x1="7.831cm" svg:y1="9.982cm" svg:x2="7.831cm" svg:y2="9.828cm">
          <text:p/>
        </draw:line>
        <draw:line draw:style-name="gr97" draw:layer="layout" svg:x1="7.755cm" svg:y1="9.905cm" svg:x2="7.908cm" svg:y2="9.905cm">
          <text:p/>
        </draw:line>
        <draw:line draw:style-name="gr97" draw:layer="layout" svg:x1="7.831cm" svg:y1="9.651cm" svg:x2="7.831cm" svg:y2="9.497cm">
          <text:p/>
        </draw:line>
        <draw:line draw:style-name="gr97" draw:layer="layout" svg:x1="7.755cm" svg:y1="9.574cm" svg:x2="7.908cm" svg:y2="9.574cm">
          <text:p/>
        </draw:line>
        <draw:line draw:style-name="gr97" draw:layer="layout" svg:x1="7.831cm" svg:y1="9.495cm" svg:x2="7.831cm" svg:y2="9.342cm">
          <text:p/>
        </draw:line>
        <draw:line draw:style-name="gr97" draw:layer="layout" svg:x1="7.755cm" svg:y1="9.418cm" svg:x2="7.908cm" svg:y2="9.418cm">
          <text:p/>
        </draw:line>
        <draw:line draw:style-name="gr97" draw:layer="layout" svg:x1="7.831cm" svg:y1="9.342cm" svg:x2="7.831cm" svg:y2="9.188cm">
          <text:p/>
        </draw:line>
        <draw:line draw:style-name="gr97" draw:layer="layout" svg:x1="7.755cm" svg:y1="9.265cm" svg:x2="7.908cm" svg:y2="9.265cm">
          <text:p/>
        </draw:line>
        <draw:line draw:style-name="gr97" draw:layer="layout" svg:x1="7.831cm" svg:y1="9.21cm" svg:x2="7.831cm" svg:y2="9.057cm">
          <text:p/>
        </draw:line>
        <draw:line draw:style-name="gr97" draw:layer="layout" svg:x1="7.755cm" svg:y1="9.133cm" svg:x2="7.908cm" svg:y2="9.133cm">
          <text:p/>
        </draw:line>
        <draw:line draw:style-name="gr97" draw:layer="layout" svg:x1="7.831cm" svg:y1="9.033cm" svg:x2="7.831cm" svg:y2="8.879cm">
          <text:p/>
        </draw:line>
        <draw:line draw:style-name="gr97" draw:layer="layout" svg:x1="7.755cm" svg:y1="8.956cm" svg:x2="7.908cm" svg:y2="8.956cm">
          <text:p/>
        </draw:line>
        <draw:line draw:style-name="gr97" draw:layer="layout" svg:x1="7.831cm" svg:y1="8.748cm" svg:x2="7.831cm" svg:y2="8.594cm">
          <text:p/>
        </draw:line>
        <draw:line draw:style-name="gr97" draw:layer="layout" svg:x1="7.755cm" svg:y1="8.671cm" svg:x2="7.908cm" svg:y2="8.671cm">
          <text:p/>
        </draw:line>
        <draw:line draw:style-name="gr97" draw:layer="layout" svg:x1="7.831cm" svg:y1="6.72cm" svg:x2="7.831cm" svg:y2="6.567cm">
          <text:p/>
        </draw:line>
        <draw:line draw:style-name="gr97" draw:layer="layout" svg:x1="7.755cm" svg:y1="6.644cm" svg:x2="7.908cm" svg:y2="6.644cm">
          <text:p/>
        </draw:line>
        <draw:line draw:style-name="gr97" draw:layer="layout" svg:x1="7.831cm" svg:y1="3.613cm" svg:x2="7.831cm" svg:y2="3.459cm">
          <text:p/>
        </draw:line>
        <draw:line draw:style-name="gr97" draw:layer="layout" svg:x1="7.755cm" svg:y1="3.536cm" svg:x2="7.908cm" svg:y2="3.536cm">
          <text:p/>
        </draw:line>
        <draw:line draw:style-name="gr97" draw:layer="layout" svg:x1="7.863cm" svg:y1="12.118cm" svg:x2="7.863cm" svg:y2="11.965cm">
          <text:p/>
        </draw:line>
        <draw:line draw:style-name="gr97" draw:layer="layout" svg:x1="7.786cm" svg:y1="12.042cm" svg:x2="7.94cm" svg:y2="12.042cm">
          <text:p/>
        </draw:line>
        <draw:line draw:style-name="gr97" draw:layer="layout" svg:x1="7.863cm" svg:y1="11.678cm" svg:x2="7.863cm" svg:y2="11.525cm">
          <text:p/>
        </draw:line>
        <draw:line draw:style-name="gr97" draw:layer="layout" svg:x1="7.786cm" svg:y1="11.601cm" svg:x2="7.94cm" svg:y2="11.601cm">
          <text:p/>
        </draw:line>
        <draw:line draw:style-name="gr97" draw:layer="layout" svg:x1="7.863cm" svg:y1="11.281cm" svg:x2="7.863cm" svg:y2="11.128cm">
          <text:p/>
        </draw:line>
        <draw:line draw:style-name="gr97" draw:layer="layout" svg:x1="7.786cm" svg:y1="11.205cm" svg:x2="7.94cm" svg:y2="11.205cm">
          <text:p/>
        </draw:line>
        <draw:line draw:style-name="gr97" draw:layer="layout" svg:x1="7.863cm" svg:y1="11.259cm" svg:x2="7.863cm" svg:y2="11.106cm">
          <text:p/>
        </draw:line>
        <draw:line draw:style-name="gr97" draw:layer="layout" svg:x1="7.786cm" svg:y1="11.183cm" svg:x2="7.94cm" svg:y2="11.183cm">
          <text:p/>
        </draw:line>
        <draw:line draw:style-name="gr97" draw:layer="layout" svg:x1="7.863cm" svg:y1="10.575cm" svg:x2="7.863cm" svg:y2="10.422cm">
          <text:p/>
        </draw:line>
        <draw:line draw:style-name="gr97" draw:layer="layout" svg:x1="7.786cm" svg:y1="10.499cm" svg:x2="7.94cm" svg:y2="10.499cm">
          <text:p/>
        </draw:line>
        <draw:line draw:style-name="gr97" draw:layer="layout" svg:x1="7.863cm" svg:y1="10.179cm" svg:x2="7.863cm" svg:y2="10.025cm">
          <text:p/>
        </draw:line>
        <draw:line draw:style-name="gr97" draw:layer="layout" svg:x1="7.786cm" svg:y1="10.102cm" svg:x2="7.94cm" svg:y2="10.102cm">
          <text:p/>
        </draw:line>
        <draw:line draw:style-name="gr97" draw:layer="layout" svg:x1="7.863cm" svg:y1="9.892cm" svg:x2="7.863cm" svg:y2="9.738cm">
          <text:p/>
        </draw:line>
        <draw:line draw:style-name="gr97" draw:layer="layout" svg:x1="7.786cm" svg:y1="9.815cm" svg:x2="7.94cm" svg:y2="9.815cm">
          <text:p/>
        </draw:line>
        <draw:line draw:style-name="gr97" draw:layer="layout" svg:x1="7.863cm" svg:y1="9.76cm" svg:x2="7.863cm" svg:y2="9.607cm">
          <text:p/>
        </draw:line>
        <draw:line draw:style-name="gr97" draw:layer="layout" svg:x1="7.786cm" svg:y1="9.684cm" svg:x2="7.94cm" svg:y2="9.684cm">
          <text:p/>
        </draw:line>
        <draw:line draw:style-name="gr97" draw:layer="layout" svg:x1="7.863cm" svg:y1="9.298cm" svg:x2="7.863cm" svg:y2="9.144cm">
          <text:p/>
        </draw:line>
        <draw:line draw:style-name="gr97" draw:layer="layout" svg:x1="7.786cm" svg:y1="9.221cm" svg:x2="7.94cm" svg:y2="9.221cm">
          <text:p/>
        </draw:line>
        <draw:line draw:style-name="gr97" draw:layer="layout" svg:x1="7.863cm" svg:y1="7.777cm" svg:x2="7.863cm" svg:y2="7.623cm">
          <text:p/>
        </draw:line>
        <draw:line draw:style-name="gr97" draw:layer="layout" svg:x1="7.786cm" svg:y1="7.7cm" svg:x2="7.94cm" svg:y2="7.7cm">
          <text:p/>
        </draw:line>
        <draw:line draw:style-name="gr97" draw:layer="layout" svg:x1="7.863cm" svg:y1="7.468cm" svg:x2="7.863cm" svg:y2="7.314cm">
          <text:p/>
        </draw:line>
        <draw:line draw:style-name="gr97" draw:layer="layout" svg:x1="7.786cm" svg:y1="7.391cm" svg:x2="7.94cm" svg:y2="7.391cm">
          <text:p/>
        </draw:line>
        <draw:line draw:style-name="gr97" draw:layer="layout" svg:x1="7.863cm" svg:y1="7.424cm" svg:x2="7.863cm" svg:y2="7.27cm">
          <text:p/>
        </draw:line>
        <draw:line draw:style-name="gr97" draw:layer="layout" svg:x1="7.786cm" svg:y1="7.347cm" svg:x2="7.94cm" svg:y2="7.347cm">
          <text:p/>
        </draw:line>
        <draw:line draw:style-name="gr97" draw:layer="layout" svg:x1="7.863cm" svg:y1="7.38cm" svg:x2="7.863cm" svg:y2="7.227cm">
          <text:p/>
        </draw:line>
        <draw:line draw:style-name="gr97" draw:layer="layout" svg:x1="7.786cm" svg:y1="7.303cm" svg:x2="7.94cm" svg:y2="7.303cm">
          <text:p/>
        </draw:line>
        <draw:line draw:style-name="gr97" draw:layer="layout" svg:x1="7.863cm" svg:y1="7.292cm" svg:x2="7.863cm" svg:y2="7.139cm">
          <text:p/>
        </draw:line>
        <draw:line draw:style-name="gr97" draw:layer="layout" svg:x1="7.786cm" svg:y1="7.216cm" svg:x2="7.94cm" svg:y2="7.216cm">
          <text:p/>
        </draw:line>
        <draw:line draw:style-name="gr97" draw:layer="layout" svg:x1="7.863cm" svg:y1="7.183cm" svg:x2="7.863cm" svg:y2="7.03cm">
          <text:p/>
        </draw:line>
        <draw:line draw:style-name="gr97" draw:layer="layout" svg:x1="7.786cm" svg:y1="7.106cm" svg:x2="7.94cm" svg:y2="7.106cm">
          <text:p/>
        </draw:line>
        <draw:line draw:style-name="gr97" draw:layer="layout" svg:x1="7.863cm" svg:y1="7.027cm" svg:x2="7.863cm" svg:y2="6.874cm">
          <text:p/>
        </draw:line>
        <draw:line draw:style-name="gr97" draw:layer="layout" svg:x1="7.786cm" svg:y1="6.95cm" svg:x2="7.94cm" svg:y2="6.95cm">
          <text:p/>
        </draw:line>
        <draw:line draw:style-name="gr97" draw:layer="layout" svg:x1="7.863cm" svg:y1="6.499cm" svg:x2="7.863cm" svg:y2="6.346cm">
          <text:p/>
        </draw:line>
        <draw:line draw:style-name="gr97" draw:layer="layout" svg:x1="7.786cm" svg:y1="6.422cm" svg:x2="7.94cm" svg:y2="6.422cm">
          <text:p/>
        </draw:line>
        <draw:line draw:style-name="gr97" draw:layer="layout" svg:x1="7.863cm" svg:y1="4.34cm" svg:x2="7.863cm" svg:y2="4.187cm">
          <text:p/>
        </draw:line>
        <draw:line draw:style-name="gr97" draw:layer="layout" svg:x1="7.786cm" svg:y1="4.264cm" svg:x2="7.94cm" svg:y2="4.264cm">
          <text:p/>
        </draw:line>
        <draw:line draw:style-name="gr97" draw:layer="layout" svg:x1="7.863cm" svg:y1="4.184cm" svg:x2="7.863cm" svg:y2="4.031cm">
          <text:p/>
        </draw:line>
        <draw:line draw:style-name="gr97" draw:layer="layout" svg:x1="7.786cm" svg:y1="4.108cm" svg:x2="7.94cm" svg:y2="4.108cm">
          <text:p/>
        </draw:line>
        <draw:line draw:style-name="gr97" draw:layer="layout" svg:x1="7.863cm" svg:y1="4.009cm" svg:x2="7.863cm" svg:y2="3.856cm">
          <text:p/>
        </draw:line>
        <draw:line draw:style-name="gr97" draw:layer="layout" svg:x1="7.786cm" svg:y1="3.933cm" svg:x2="7.94cm" svg:y2="3.933cm">
          <text:p/>
        </draw:line>
        <draw:line draw:style-name="gr97" draw:layer="layout" svg:x1="7.892cm" svg:y1="12.449cm" svg:x2="7.892cm" svg:y2="12.296cm">
          <text:p/>
        </draw:line>
        <draw:line draw:style-name="gr97" draw:layer="layout" svg:x1="7.816cm" svg:y1="12.373cm" svg:x2="7.969cm" svg:y2="12.373cm">
          <text:p/>
        </draw:line>
        <draw:line draw:style-name="gr97" draw:layer="layout" svg:x1="7.892cm" svg:y1="12.381cm" svg:x2="7.892cm" svg:y2="12.228cm">
          <text:p/>
        </draw:line>
        <draw:line draw:style-name="gr97" draw:layer="layout" svg:x1="7.816cm" svg:y1="12.305cm" svg:x2="7.969cm" svg:y2="12.305cm">
          <text:p/>
        </draw:line>
        <draw:line draw:style-name="gr97" draw:layer="layout" svg:x1="7.892cm" svg:y1="12.031cm" svg:x2="7.892cm" svg:y2="11.878cm">
          <text:p/>
        </draw:line>
        <draw:line draw:style-name="gr97" draw:layer="layout" svg:x1="7.816cm" svg:y1="11.954cm" svg:x2="7.969cm" svg:y2="11.954cm">
          <text:p/>
        </draw:line>
        <draw:line draw:style-name="gr97" draw:layer="layout" svg:x1="7.892cm" svg:y1="11.722cm" svg:x2="7.892cm" svg:y2="11.568cm">
          <text:p/>
        </draw:line>
        <draw:line draw:style-name="gr97" draw:layer="layout" svg:x1="7.816cm" svg:y1="11.645cm" svg:x2="7.969cm" svg:y2="11.645cm">
          <text:p/>
        </draw:line>
        <draw:line draw:style-name="gr97" draw:layer="layout" svg:x1="7.892cm" svg:y1="11.656cm" svg:x2="7.892cm" svg:y2="11.503cm">
          <text:p/>
        </draw:line>
        <draw:line draw:style-name="gr97" draw:layer="layout" svg:x1="7.816cm" svg:y1="11.579cm" svg:x2="7.969cm" svg:y2="11.579cm">
          <text:p/>
        </draw:line>
        <draw:line draw:style-name="gr97" draw:layer="layout" svg:x1="7.892cm" svg:y1="10.047cm" svg:x2="7.892cm" svg:y2="9.894cm">
          <text:p/>
        </draw:line>
        <draw:line draw:style-name="gr97" draw:layer="layout" svg:x1="7.816cm" svg:y1="9.971cm" svg:x2="7.969cm" svg:y2="9.971cm">
          <text:p/>
        </draw:line>
        <draw:line draw:style-name="gr97" draw:layer="layout" svg:x1="7.892cm" svg:y1="9.826cm" svg:x2="7.892cm" svg:y2="9.673cm">
          <text:p/>
        </draw:line>
        <draw:line draw:style-name="gr97" draw:layer="layout" svg:x1="7.816cm" svg:y1="9.749cm" svg:x2="7.969cm" svg:y2="9.749cm">
          <text:p/>
        </draw:line>
        <draw:line draw:style-name="gr97" draw:layer="layout" svg:x1="7.892cm" svg:y1="8.195cm" svg:x2="7.892cm" svg:y2="8.042cm">
          <text:p/>
        </draw:line>
        <draw:line draw:style-name="gr97" draw:layer="layout" svg:x1="7.816cm" svg:y1="8.119cm" svg:x2="7.969cm" svg:y2="8.119cm">
          <text:p/>
        </draw:line>
        <draw:line draw:style-name="gr97" draw:layer="layout" svg:x1="7.892cm" svg:y1="7.864cm" svg:x2="7.892cm" svg:y2="7.711cm">
          <text:p/>
        </draw:line>
        <draw:line draw:style-name="gr97" draw:layer="layout" svg:x1="7.816cm" svg:y1="7.788cm" svg:x2="7.969cm" svg:y2="7.788cm">
          <text:p/>
        </draw:line>
        <draw:line draw:style-name="gr97" draw:layer="layout" svg:x1="7.892cm" svg:y1="6.939cm" svg:x2="7.892cm" svg:y2="6.786cm">
          <text:p/>
        </draw:line>
        <draw:line draw:style-name="gr97" draw:layer="layout" svg:x1="7.816cm" svg:y1="6.863cm" svg:x2="7.969cm" svg:y2="6.863cm">
          <text:p/>
        </draw:line>
        <draw:line draw:style-name="gr97" draw:layer="layout" svg:x1="7.892cm" svg:y1="4.737cm" svg:x2="7.892cm" svg:y2="4.584cm">
          <text:p/>
        </draw:line>
        <draw:line draw:style-name="gr97" draw:layer="layout" svg:x1="7.816cm" svg:y1="4.66cm" svg:x2="7.969cm" svg:y2="4.66cm">
          <text:p/>
        </draw:line>
        <draw:line draw:style-name="gr97" draw:layer="layout" svg:x1="7.892cm" svg:y1="4.428cm" svg:x2="7.892cm" svg:y2="4.275cm">
          <text:p/>
        </draw:line>
        <draw:line draw:style-name="gr97" draw:layer="layout" svg:x1="7.816cm" svg:y1="4.351cm" svg:x2="7.969cm" svg:y2="4.351cm">
          <text:p/>
        </draw:line>
        <draw:line draw:style-name="gr97" draw:layer="layout" svg:x1="7.921cm" svg:y1="13.109cm" svg:x2="7.921cm" svg:y2="12.956cm">
          <text:p/>
        </draw:line>
        <draw:line draw:style-name="gr97" draw:layer="layout" svg:x1="7.845cm" svg:y1="13.032cm" svg:x2="7.998cm" svg:y2="13.032cm">
          <text:p/>
        </draw:line>
        <draw:line draw:style-name="gr97" draw:layer="layout" svg:x1="7.921cm" svg:y1="12.846cm" svg:x2="7.921cm" svg:y2="12.693cm">
          <text:p/>
        </draw:line>
        <draw:line draw:style-name="gr97" draw:layer="layout" svg:x1="7.845cm" svg:y1="12.77cm" svg:x2="7.998cm" svg:y2="12.77cm">
          <text:p/>
        </draw:line>
        <draw:line draw:style-name="gr97" draw:layer="layout" svg:x1="7.921cm" svg:y1="12.69cm" svg:x2="7.921cm" svg:y2="12.537cm">
          <text:p/>
        </draw:line>
        <draw:line draw:style-name="gr97" draw:layer="layout" svg:x1="7.845cm" svg:y1="12.614cm" svg:x2="7.998cm" svg:y2="12.614cm">
          <text:p/>
        </draw:line>
        <draw:line draw:style-name="gr97" draw:layer="layout" svg:x1="7.921cm" svg:y1="12.228cm" svg:x2="7.921cm" svg:y2="12.075cm">
          <text:p/>
        </draw:line>
        <draw:line draw:style-name="gr97" draw:layer="layout" svg:x1="7.845cm" svg:y1="12.151cm" svg:x2="7.998cm" svg:y2="12.151cm">
          <text:p/>
        </draw:line>
        <draw:line draw:style-name="gr97" draw:layer="layout" svg:x1="7.921cm" svg:y1="10.223cm" svg:x2="7.921cm" svg:y2="10.069cm">
          <text:p/>
        </draw:line>
        <draw:line draw:style-name="gr97" draw:layer="layout" svg:x1="7.845cm" svg:y1="10.146cm" svg:x2="7.998cm" svg:y2="10.146cm">
          <text:p/>
        </draw:line>
        <draw:line draw:style-name="gr97" draw:layer="layout" svg:x1="7.921cm" svg:y1="8.748cm" svg:x2="7.921cm" svg:y2="8.594cm">
          <text:p/>
        </draw:line>
        <draw:line draw:style-name="gr97" draw:layer="layout" svg:x1="7.845cm" svg:y1="8.671cm" svg:x2="7.998cm" svg:y2="8.671cm">
          <text:p/>
        </draw:line>
        <draw:line draw:style-name="gr97" draw:layer="layout" svg:x1="7.921cm" svg:y1="7.27cm" svg:x2="7.921cm" svg:y2="7.117cm">
          <text:p/>
        </draw:line>
        <draw:line draw:style-name="gr97" draw:layer="layout" svg:x1="7.845cm" svg:y1="7.194cm" svg:x2="7.998cm" svg:y2="7.194cm">
          <text:p/>
        </draw:line>
        <draw:line draw:style-name="gr97" draw:layer="layout" svg:x1="7.921cm" svg:y1="4.868cm" svg:x2="7.921cm" svg:y2="4.715cm">
          <text:p/>
        </draw:line>
        <draw:line draw:style-name="gr97" draw:layer="layout" svg:x1="7.845cm" svg:y1="4.792cm" svg:x2="7.998cm" svg:y2="4.792cm">
          <text:p/>
        </draw:line>
        <draw:line draw:style-name="gr97" draw:layer="layout" svg:x1="7.953cm" svg:y1="13.418cm" svg:x2="7.953cm" svg:y2="13.265cm">
          <text:p/>
        </draw:line>
        <draw:line draw:style-name="gr97" draw:layer="layout" svg:x1="7.876cm" svg:y1="13.341cm" svg:x2="8.03cm" svg:y2="13.341cm">
          <text:p/>
        </draw:line>
        <draw:line draw:style-name="gr97" draw:layer="layout" svg:x1="7.953cm" svg:y1="13.396cm" svg:x2="7.953cm" svg:y2="13.243cm">
          <text:p/>
        </draw:line>
        <draw:line draw:style-name="gr97" draw:layer="layout" svg:x1="7.876cm" svg:y1="13.32cm" svg:x2="8.03cm" svg:y2="13.32cm">
          <text:p/>
        </draw:line>
        <draw:line draw:style-name="gr97" draw:layer="layout" svg:x1="7.953cm" svg:y1="13.153cm" svg:x2="7.953cm" svg:y2="13cm">
          <text:p/>
        </draw:line>
        <draw:line draw:style-name="gr97" draw:layer="layout" svg:x1="7.876cm" svg:y1="13.076cm" svg:x2="8.03cm" svg:y2="13.076cm">
          <text:p/>
        </draw:line>
        <draw:line draw:style-name="gr97" draw:layer="layout" svg:x1="7.953cm" svg:y1="12.712cm" svg:x2="7.953cm" svg:y2="12.559cm">
          <text:p/>
        </draw:line>
        <draw:line draw:style-name="gr97" draw:layer="layout" svg:x1="7.876cm" svg:y1="12.636cm" svg:x2="8.03cm" svg:y2="12.636cm">
          <text:p/>
        </draw:line>
        <draw:line draw:style-name="gr97" draw:layer="layout" svg:x1="7.953cm" svg:y1="12.493cm" svg:x2="7.953cm" svg:y2="12.34cm">
          <text:p/>
        </draw:line>
        <draw:line draw:style-name="gr97" draw:layer="layout" svg:x1="7.876cm" svg:y1="12.417cm" svg:x2="8.03cm" svg:y2="12.417cm">
          <text:p/>
        </draw:line>
        <draw:line draw:style-name="gr97" draw:layer="layout" svg:x1="7.953cm" svg:y1="12.381cm" svg:x2="7.953cm" svg:y2="12.228cm">
          <text:p/>
        </draw:line>
        <draw:line draw:style-name="gr97" draw:layer="layout" svg:x1="7.876cm" svg:y1="12.305cm" svg:x2="8.03cm" svg:y2="12.305cm">
          <text:p/>
        </draw:line>
        <draw:line draw:style-name="gr97" draw:layer="layout" svg:x1="7.953cm" svg:y1="10.863cm" svg:x2="7.953cm" svg:y2="10.709cm">
          <text:p/>
        </draw:line>
        <draw:line draw:style-name="gr97" draw:layer="layout" svg:x1="7.876cm" svg:y1="10.786cm" svg:x2="8.03cm" svg:y2="10.786cm">
          <text:p/>
        </draw:line>
        <draw:line draw:style-name="gr97" draw:layer="layout" svg:x1="7.953cm" svg:y1="10.729cm" svg:x2="7.953cm" svg:y2="10.575cm">
          <text:p/>
        </draw:line>
        <draw:line draw:style-name="gr97" draw:layer="layout" svg:x1="7.876cm" svg:y1="10.652cm" svg:x2="8.03cm" svg:y2="10.652cm">
          <text:p/>
        </draw:line>
        <draw:line draw:style-name="gr97" draw:layer="layout" svg:x1="7.953cm" svg:y1="10.707cm" svg:x2="7.953cm" svg:y2="10.554cm">
          <text:p/>
        </draw:line>
        <draw:line draw:style-name="gr97" draw:layer="layout" svg:x1="7.876cm" svg:y1="10.63cm" svg:x2="8.03cm" svg:y2="10.63cm">
          <text:p/>
        </draw:line>
        <draw:line draw:style-name="gr97" draw:layer="layout" svg:x1="7.953cm" svg:y1="9.188cm" svg:x2="7.953cm" svg:y2="9.035cm">
          <text:p/>
        </draw:line>
        <draw:line draw:style-name="gr97" draw:layer="layout" svg:x1="7.876cm" svg:y1="9.112cm" svg:x2="8.03cm" svg:y2="9.112cm">
          <text:p/>
        </draw:line>
        <draw:line draw:style-name="gr97" draw:layer="layout" svg:x1="7.953cm" svg:y1="8.879cm" svg:x2="7.953cm" svg:y2="8.726cm">
          <text:p/>
        </draw:line>
        <draw:line draw:style-name="gr97" draw:layer="layout" svg:x1="7.876cm" svg:y1="8.803cm" svg:x2="8.03cm" svg:y2="8.803cm">
          <text:p/>
        </draw:line>
        <draw:line draw:style-name="gr97" draw:layer="layout" svg:x1="7.953cm" svg:y1="7.82cm" svg:x2="7.953cm" svg:y2="7.667cm">
          <text:p/>
        </draw:line>
        <draw:line draw:style-name="gr97" draw:layer="layout" svg:x1="7.876cm" svg:y1="7.744cm" svg:x2="8.03cm" svg:y2="7.744cm">
          <text:p/>
        </draw:line>
        <draw:line draw:style-name="gr97" draw:layer="layout" svg:x1="7.953cm" svg:y1="7.799cm" svg:x2="7.953cm" svg:y2="7.645cm">
          <text:p/>
        </draw:line>
        <draw:line draw:style-name="gr97" draw:layer="layout" svg:x1="7.876cm" svg:y1="7.722cm" svg:x2="8.03cm" svg:y2="7.722cm">
          <text:p/>
        </draw:line>
        <draw:line draw:style-name="gr97" draw:layer="layout" svg:x1="7.953cm" svg:y1="5.662cm" svg:x2="7.953cm" svg:y2="5.508cm">
          <text:p/>
        </draw:line>
        <draw:line draw:style-name="gr97" draw:layer="layout" svg:x1="7.876cm" svg:y1="5.585cm" svg:x2="8.03cm" svg:y2="5.585cm">
          <text:p/>
        </draw:line>
        <draw:line draw:style-name="gr97" draw:layer="layout" svg:x1="7.953cm" svg:y1="3.15cm" svg:x2="7.953cm" svg:y2="2.997cm">
          <text:p/>
        </draw:line>
        <draw:line draw:style-name="gr97" draw:layer="layout" svg:x1="7.876cm" svg:y1="3.073cm" svg:x2="8.03cm" svg:y2="3.073cm">
          <text:p/>
        </draw:line>
        <draw:line draw:style-name="gr97" draw:layer="layout" svg:x1="7.953cm" svg:y1="3.106cm" svg:x2="7.953cm" svg:y2="2.953cm">
          <text:p/>
        </draw:line>
        <draw:line draw:style-name="gr97" draw:layer="layout" svg:x1="7.876cm" svg:y1="3.03cm" svg:x2="8.03cm" svg:y2="3.03cm">
          <text:p/>
        </draw:line>
        <draw:line draw:style-name="gr97" draw:layer="layout" svg:x1="7.953cm" svg:y1="2.885cm" svg:x2="7.953cm" svg:y2="2.732cm">
          <text:p/>
        </draw:line>
        <draw:line draw:style-name="gr97" draw:layer="layout" svg:x1="7.876cm" svg:y1="2.808cm" svg:x2="8.03cm" svg:y2="2.808cm">
          <text:p/>
        </draw:line>
        <draw:line draw:style-name="gr97" draw:layer="layout" svg:x1="7.953cm" svg:y1="2.819cm" svg:x2="7.953cm" svg:y2="2.666cm">
          <text:p/>
        </draw:line>
        <draw:line draw:style-name="gr97" draw:layer="layout" svg:x1="7.876cm" svg:y1="2.742cm" svg:x2="8.03cm" svg:y2="2.742cm">
          <text:p/>
        </draw:line>
        <draw:line draw:style-name="gr97" draw:layer="layout" svg:x1="7.982cm" svg:y1="13.265cm" svg:x2="7.982cm" svg:y2="13.111cm">
          <text:p/>
        </draw:line>
        <draw:line draw:style-name="gr97" draw:layer="layout" svg:x1="7.906cm" svg:y1="13.188cm" svg:x2="8.059cm" svg:y2="13.188cm">
          <text:p/>
        </draw:line>
        <draw:line draw:style-name="gr97" draw:layer="layout" svg:x1="7.982cm" svg:y1="13.043cm" svg:x2="7.982cm" svg:y2="12.89cm">
          <text:p/>
        </draw:line>
        <draw:line draw:style-name="gr97" draw:layer="layout" svg:x1="7.906cm" svg:y1="12.967cm" svg:x2="8.059cm" svg:y2="12.967cm">
          <text:p/>
        </draw:line>
        <draw:line draw:style-name="gr97" draw:layer="layout" svg:x1="7.982cm" svg:y1="11.147cm" svg:x2="7.982cm" svg:y2="10.994cm">
          <text:p/>
        </draw:line>
        <draw:line draw:style-name="gr97" draw:layer="layout" svg:x1="7.906cm" svg:y1="11.071cm" svg:x2="8.059cm" svg:y2="11.071cm">
          <text:p/>
        </draw:line>
        <draw:line draw:style-name="gr97" draw:layer="layout" svg:x1="7.982cm" svg:y1="11.082cm" svg:x2="7.982cm" svg:y2="10.928cm">
          <text:p/>
        </draw:line>
        <draw:line draw:style-name="gr97" draw:layer="layout" svg:x1="7.906cm" svg:y1="11.005cm" svg:x2="8.059cm" svg:y2="11.005cm">
          <text:p/>
        </draw:line>
        <draw:line draw:style-name="gr97" draw:layer="layout" svg:x1="7.982cm" svg:y1="9.098cm" svg:x2="7.982cm" svg:y2="8.945cm">
          <text:p/>
        </draw:line>
        <draw:line draw:style-name="gr97" draw:layer="layout" svg:x1="7.906cm" svg:y1="9.022cm" svg:x2="8.059cm" svg:y2="9.022cm">
          <text:p/>
        </draw:line>
        <draw:line draw:style-name="gr97" draw:layer="layout" svg:x1="7.982cm" svg:y1="9.076cm" svg:x2="7.982cm" svg:y2="8.923cm">
          <text:p/>
        </draw:line>
        <draw:line draw:style-name="gr97" draw:layer="layout" svg:x1="7.906cm" svg:y1="9cm" svg:x2="8.059cm" svg:y2="9cm">
          <text:p/>
        </draw:line>
        <draw:line draw:style-name="gr97" draw:layer="layout" svg:x1="7.982cm" svg:y1="8.064cm" svg:x2="7.982cm" svg:y2="7.911cm">
          <text:p/>
        </draw:line>
        <draw:line draw:style-name="gr97" draw:layer="layout" svg:x1="7.906cm" svg:y1="7.987cm" svg:x2="8.059cm" svg:y2="7.987cm">
          <text:p/>
        </draw:line>
        <draw:line draw:style-name="gr97" draw:layer="layout" svg:x1="7.982cm" svg:y1="8.02cm" svg:x2="7.982cm" svg:y2="7.867cm">
          <text:p/>
        </draw:line>
        <draw:line draw:style-name="gr97" draw:layer="layout" svg:x1="7.906cm" svg:y1="7.943cm" svg:x2="8.059cm" svg:y2="7.943cm">
          <text:p/>
        </draw:line>
        <draw:line draw:style-name="gr97" draw:layer="layout" svg:x1="7.982cm" svg:y1="3.722cm" svg:x2="7.982cm" svg:y2="3.569cm">
          <text:p/>
        </draw:line>
        <draw:line draw:style-name="gr97" draw:layer="layout" svg:x1="7.906cm" svg:y1="3.645cm" svg:x2="8.059cm" svg:y2="3.645cm">
          <text:p/>
        </draw:line>
        <draw:line draw:style-name="gr97" draw:layer="layout" svg:x1="7.982cm" svg:y1="3.678cm" svg:x2="7.982cm" svg:y2="3.525cm">
          <text:p/>
        </draw:line>
        <draw:line draw:style-name="gr97" draw:layer="layout" svg:x1="7.906cm" svg:y1="3.602cm" svg:x2="8.059cm" svg:y2="3.602cm">
          <text:p/>
        </draw:line>
        <draw:line draw:style-name="gr97" draw:layer="layout" svg:x1="7.982cm" svg:y1="3.656cm" svg:x2="7.982cm" svg:y2="3.503cm">
          <text:p/>
        </draw:line>
        <draw:line draw:style-name="gr97" draw:layer="layout" svg:x1="7.906cm" svg:y1="3.58cm" svg:x2="8.059cm" svg:y2="3.58cm">
          <text:p/>
        </draw:line>
        <draw:line draw:style-name="gr97" draw:layer="layout" svg:x1="7.982cm" svg:y1="3.26cm" svg:x2="7.982cm" svg:y2="3.106cm">
          <text:p/>
        </draw:line>
        <draw:line draw:style-name="gr97" draw:layer="layout" svg:x1="7.906cm" svg:y1="3.183cm" svg:x2="8.059cm" svg:y2="3.183cm">
          <text:p/>
        </draw:line>
        <draw:line draw:style-name="gr97" draw:layer="layout" svg:x1="7.982cm" svg:y1="3.106cm" svg:x2="7.982cm" svg:y2="2.953cm">
          <text:p/>
        </draw:line>
        <draw:line draw:style-name="gr97" draw:layer="layout" svg:x1="7.906cm" svg:y1="3.03cm" svg:x2="8.059cm" svg:y2="3.03cm">
          <text:p/>
        </draw:line>
        <draw:line draw:style-name="gr97" draw:layer="layout" svg:x1="8.014cm" svg:y1="11.7cm" svg:x2="8.014cm" svg:y2="11.547cm">
          <text:p/>
        </draw:line>
        <draw:line draw:style-name="gr97" draw:layer="layout" svg:x1="7.937cm" svg:y1="11.623cm" svg:x2="8.091cm" svg:y2="11.623cm">
          <text:p/>
        </draw:line>
        <draw:line draw:style-name="gr97" draw:layer="layout" svg:x1="8.014cm" svg:y1="11.634cm" svg:x2="8.014cm" svg:y2="11.481cm">
          <text:p/>
        </draw:line>
        <draw:line draw:style-name="gr97" draw:layer="layout" svg:x1="7.937cm" svg:y1="11.558cm" svg:x2="8.091cm" svg:y2="11.558cm">
          <text:p/>
        </draw:line>
        <draw:line draw:style-name="gr97" draw:layer="layout" svg:x1="8.014cm" svg:y1="11.59cm" svg:x2="8.014cm" svg:y2="11.437cm">
          <text:p/>
        </draw:line>
        <draw:line draw:style-name="gr97" draw:layer="layout" svg:x1="7.937cm" svg:y1="11.514cm" svg:x2="8.091cm" svg:y2="11.514cm">
          <text:p/>
        </draw:line>
        <draw:line draw:style-name="gr97" draw:layer="layout" svg:x1="8.014cm" svg:y1="11.566cm" svg:x2="8.014cm" svg:y2="11.413cm">
          <text:p/>
        </draw:line>
        <draw:line draw:style-name="gr97" draw:layer="layout" svg:x1="7.937cm" svg:y1="11.489cm" svg:x2="8.091cm" svg:y2="11.489cm">
          <text:p/>
        </draw:line>
        <draw:line draw:style-name="gr97" draw:layer="layout" svg:x1="8.014cm" svg:y1="9.804cm" svg:x2="8.014cm" svg:y2="9.651cm">
          <text:p/>
        </draw:line>
        <draw:line draw:style-name="gr97" draw:layer="layout" svg:x1="7.937cm" svg:y1="9.727cm" svg:x2="8.091cm" svg:y2="9.727cm">
          <text:p/>
        </draw:line>
        <draw:line draw:style-name="gr97" draw:layer="layout" svg:x1="8.014cm" svg:y1="9.539cm" svg:x2="8.014cm" svg:y2="9.385cm">
          <text:p/>
        </draw:line>
        <draw:line draw:style-name="gr97" draw:layer="layout" svg:x1="7.937cm" svg:y1="9.462cm" svg:x2="8.091cm" svg:y2="9.462cm">
          <text:p/>
        </draw:line>
        <draw:line draw:style-name="gr97" draw:layer="layout" svg:x1="8.014cm" svg:y1="9.495cm" svg:x2="8.014cm" svg:y2="9.342cm">
          <text:p/>
        </draw:line>
        <draw:line draw:style-name="gr97" draw:layer="layout" svg:x1="7.937cm" svg:y1="9.418cm" svg:x2="8.091cm" svg:y2="9.418cm">
          <text:p/>
        </draw:line>
        <draw:line draw:style-name="gr97" draw:layer="layout" svg:x1="8.014cm" svg:y1="9.385cm" svg:x2="8.014cm" svg:y2="9.232cm">
          <text:p/>
        </draw:line>
        <draw:line draw:style-name="gr97" draw:layer="layout" svg:x1="7.937cm" svg:y1="9.309cm" svg:x2="8.091cm" svg:y2="9.309cm">
          <text:p/>
        </draw:line>
        <draw:line draw:style-name="gr97" draw:layer="layout" svg:x1="8.014cm" svg:y1="9.342cm" svg:x2="8.014cm" svg:y2="9.188cm">
          <text:p/>
        </draw:line>
        <draw:line draw:style-name="gr97" draw:layer="layout" svg:x1="7.937cm" svg:y1="9.265cm" svg:x2="8.091cm" svg:y2="9.265cm">
          <text:p/>
        </draw:line>
        <draw:line draw:style-name="gr97" draw:layer="layout" svg:x1="8.014cm" svg:y1="8.57cm" svg:x2="8.014cm" svg:y2="8.417cm">
          <text:p/>
        </draw:line>
        <draw:line draw:style-name="gr97" draw:layer="layout" svg:x1="7.937cm" svg:y1="8.493cm" svg:x2="8.091cm" svg:y2="8.493cm">
          <text:p/>
        </draw:line>
        <draw:line draw:style-name="gr97" draw:layer="layout" svg:x1="8.014cm" svg:y1="8.305cm" svg:x2="8.014cm" svg:y2="8.151cm">
          <text:p/>
        </draw:line>
        <draw:line draw:style-name="gr97" draw:layer="layout" svg:x1="7.937cm" svg:y1="8.228cm" svg:x2="8.091cm" svg:y2="8.228cm">
          <text:p/>
        </draw:line>
        <draw:line draw:style-name="gr97" draw:layer="layout" svg:x1="8.014cm" svg:y1="6.389cm" svg:x2="8.014cm" svg:y2="6.236cm">
          <text:p/>
        </draw:line>
        <draw:line draw:style-name="gr97" draw:layer="layout" svg:x1="7.937cm" svg:y1="6.313cm" svg:x2="8.091cm" svg:y2="6.313cm">
          <text:p/>
        </draw:line>
        <draw:line draw:style-name="gr97" draw:layer="layout" svg:x1="8.014cm" svg:y1="4.097cm" svg:x2="8.014cm" svg:y2="3.944cm">
          <text:p/>
        </draw:line>
        <draw:line draw:style-name="gr97" draw:layer="layout" svg:x1="7.937cm" svg:y1="4.02cm" svg:x2="8.091cm" svg:y2="4.02cm">
          <text:p/>
        </draw:line>
        <draw:line draw:style-name="gr97" draw:layer="layout" svg:x1="8.014cm" svg:y1="3.987cm" svg:x2="8.014cm" svg:y2="3.834cm">
          <text:p/>
        </draw:line>
        <draw:line draw:style-name="gr97" draw:layer="layout" svg:x1="7.937cm" svg:y1="3.911cm" svg:x2="8.091cm" svg:y2="3.911cm">
          <text:p/>
        </draw:line>
        <draw:line draw:style-name="gr97" draw:layer="layout" svg:x1="8.014cm" svg:y1="3.547cm" svg:x2="8.014cm" svg:y2="3.394cm">
          <text:p/>
        </draw:line>
        <draw:line draw:style-name="gr97" draw:layer="layout" svg:x1="7.937cm" svg:y1="3.47cm" svg:x2="8.091cm" svg:y2="3.47cm">
          <text:p/>
        </draw:line>
        <draw:line draw:style-name="gr97" draw:layer="layout" svg:x1="8.014cm" svg:y1="3.325cm" svg:x2="8.014cm" svg:y2="3.172cm">
          <text:p/>
        </draw:line>
        <draw:line draw:style-name="gr97" draw:layer="layout" svg:x1="7.937cm" svg:y1="3.249cm" svg:x2="8.091cm" svg:y2="3.249cm">
          <text:p/>
        </draw:line>
        <draw:line draw:style-name="gr97" draw:layer="layout" svg:x1="8.014cm" svg:y1="3.282cm" svg:x2="8.014cm" svg:y2="3.128cm">
          <text:p/>
        </draw:line>
        <draw:line draw:style-name="gr97" draw:layer="layout" svg:x1="7.937cm" svg:y1="3.205cm" svg:x2="8.091cm" svg:y2="3.205cm">
          <text:p/>
        </draw:line>
        <draw:line draw:style-name="gr97" draw:layer="layout" svg:x1="8.043cm" svg:y1="12.184cm" svg:x2="8.043cm" svg:y2="12.031cm">
          <text:p/>
        </draw:line>
        <draw:line draw:style-name="gr97" draw:layer="layout" svg:x1="7.966cm" svg:y1="12.108cm" svg:x2="8.12cm" svg:y2="12.108cm">
          <text:p/>
        </draw:line>
        <draw:line draw:style-name="gr97" draw:layer="layout" svg:x1="8.043cm" svg:y1="12.075cm" svg:x2="8.043cm" svg:y2="11.921cm">
          <text:p/>
        </draw:line>
        <draw:line draw:style-name="gr97" draw:layer="layout" svg:x1="7.966cm" svg:y1="11.998cm" svg:x2="8.12cm" svg:y2="11.998cm">
          <text:p/>
        </draw:line>
        <draw:line draw:style-name="gr97" draw:layer="layout" svg:x1="8.043cm" svg:y1="10.332cm" svg:x2="8.043cm" svg:y2="10.179cm">
          <text:p/>
        </draw:line>
        <draw:line draw:style-name="gr97" draw:layer="layout" svg:x1="7.966cm" svg:y1="10.255cm" svg:x2="8.12cm" svg:y2="10.255cm">
          <text:p/>
        </draw:line>
        <draw:line draw:style-name="gr97" draw:layer="layout" svg:x1="8.043cm" svg:y1="10.201cm" svg:x2="8.043cm" svg:y2="10.047cm">
          <text:p/>
        </draw:line>
        <draw:line draw:style-name="gr97" draw:layer="layout" svg:x1="7.966cm" svg:y1="10.124cm" svg:x2="8.12cm" svg:y2="10.124cm">
          <text:p/>
        </draw:line>
        <draw:line draw:style-name="gr97" draw:layer="layout" svg:x1="8.043cm" svg:y1="9.982cm" svg:x2="8.043cm" svg:y2="9.828cm">
          <text:p/>
        </draw:line>
        <draw:line draw:style-name="gr97" draw:layer="layout" svg:x1="7.966cm" svg:y1="9.905cm" svg:x2="8.12cm" svg:y2="9.905cm">
          <text:p/>
        </draw:line>
        <draw:line draw:style-name="gr97" draw:layer="layout" svg:x1="8.043cm" svg:y1="8.792cm" svg:x2="8.043cm" svg:y2="8.638cm">
          <text:p/>
        </draw:line>
        <draw:line draw:style-name="gr97" draw:layer="layout" svg:x1="7.966cm" svg:y1="8.715cm" svg:x2="8.12cm" svg:y2="8.715cm">
          <text:p/>
        </draw:line>
        <draw:line draw:style-name="gr97" draw:layer="layout" svg:x1="8.043cm" svg:y1="6.918cm" svg:x2="8.043cm" svg:y2="6.764cm">
          <text:p/>
        </draw:line>
        <draw:line draw:style-name="gr97" draw:layer="layout" svg:x1="7.966cm" svg:y1="6.841cm" svg:x2="8.12cm" svg:y2="6.841cm">
          <text:p/>
        </draw:line>
        <draw:line draw:style-name="gr97" draw:layer="layout" svg:x1="8.043cm" svg:y1="6.742cm" svg:x2="8.043cm" svg:y2="6.589cm">
          <text:p/>
        </draw:line>
        <draw:line draw:style-name="gr97" draw:layer="layout" svg:x1="7.966cm" svg:y1="6.666cm" svg:x2="8.12cm" svg:y2="6.666cm">
          <text:p/>
        </draw:line>
        <draw:line draw:style-name="gr97" draw:layer="layout" svg:x1="8.043cm" svg:y1="4.34cm" svg:x2="8.043cm" svg:y2="4.187cm">
          <text:p/>
        </draw:line>
        <draw:line draw:style-name="gr97" draw:layer="layout" svg:x1="7.966cm" svg:y1="4.264cm" svg:x2="8.12cm" svg:y2="4.264cm">
          <text:p/>
        </draw:line>
        <draw:line draw:style-name="gr97" draw:layer="layout" svg:x1="8.043cm" svg:y1="3.922cm" svg:x2="8.043cm" svg:y2="3.768cm">
          <text:p/>
        </draw:line>
        <draw:line draw:style-name="gr97" draw:layer="layout" svg:x1="7.966cm" svg:y1="3.845cm" svg:x2="8.12cm" svg:y2="3.845cm">
          <text:p/>
        </draw:line>
        <draw:line draw:style-name="gr97" draw:layer="layout" svg:x1="8.043cm" svg:y1="3.678cm" svg:x2="8.043cm" svg:y2="3.525cm">
          <text:p/>
        </draw:line>
        <draw:line draw:style-name="gr97" draw:layer="layout" svg:x1="7.966cm" svg:y1="3.602cm" svg:x2="8.12cm" svg:y2="3.602cm">
          <text:p/>
        </draw:line>
        <draw:line draw:style-name="gr97" draw:layer="layout" svg:x1="8.043cm" svg:y1="3.591cm" svg:x2="8.043cm" svg:y2="3.437cm">
          <text:p/>
        </draw:line>
        <draw:line draw:style-name="gr97" draw:layer="layout" svg:x1="7.966cm" svg:y1="3.514cm" svg:x2="8.12cm" svg:y2="3.514cm">
          <text:p/>
        </draw:line>
        <draw:line draw:style-name="gr97" draw:layer="layout" svg:x1="8.043cm" svg:y1="3.437cm" svg:x2="8.043cm" svg:y2="3.284cm">
          <text:p/>
        </draw:line>
        <draw:line draw:style-name="gr97" draw:layer="layout" svg:x1="7.966cm" svg:y1="3.361cm" svg:x2="8.12cm" svg:y2="3.361cm">
          <text:p/>
        </draw:line>
        <draw:line draw:style-name="gr97" draw:layer="layout" svg:x1="8.075cm" svg:y1="12.294cm" svg:x2="8.075cm" svg:y2="12.14cm">
          <text:p/>
        </draw:line>
        <draw:line draw:style-name="gr97" draw:layer="layout" svg:x1="7.998cm" svg:y1="12.217cm" svg:x2="8.151cm" svg:y2="12.217cm">
          <text:p/>
        </draw:line>
        <draw:line draw:style-name="gr97" draw:layer="layout" svg:x1="8.075cm" svg:y1="10.906cm" svg:x2="8.075cm" svg:y2="10.753cm">
          <text:p/>
        </draw:line>
        <draw:line draw:style-name="gr97" draw:layer="layout" svg:x1="7.998cm" svg:y1="10.83cm" svg:x2="8.151cm" svg:y2="10.83cm">
          <text:p/>
        </draw:line>
        <draw:line draw:style-name="gr97" draw:layer="layout" svg:x1="8.075cm" svg:y1="10.685cm" svg:x2="8.075cm" svg:y2="10.532cm">
          <text:p/>
        </draw:line>
        <draw:line draw:style-name="gr97" draw:layer="layout" svg:x1="7.998cm" svg:y1="10.608cm" svg:x2="8.151cm" svg:y2="10.608cm">
          <text:p/>
        </draw:line>
        <draw:line draw:style-name="gr97" draw:layer="layout" svg:x1="8.075cm" svg:y1="10.619cm" svg:x2="8.075cm" svg:y2="10.466cm">
          <text:p/>
        </draw:line>
        <draw:line draw:style-name="gr97" draw:layer="layout" svg:x1="7.998cm" svg:y1="10.543cm" svg:x2="8.151cm" svg:y2="10.543cm">
          <text:p/>
        </draw:line>
        <draw:line draw:style-name="gr97" draw:layer="layout" svg:x1="8.075cm" svg:y1="10.266cm" svg:x2="8.075cm" svg:y2="10.113cm">
          <text:p/>
        </draw:line>
        <draw:line draw:style-name="gr97" draw:layer="layout" svg:x1="7.998cm" svg:y1="10.19cm" svg:x2="8.151cm" svg:y2="10.19cm">
          <text:p/>
        </draw:line>
        <draw:line draw:style-name="gr97" draw:layer="layout" svg:x1="8.075cm" svg:y1="5.134cm" svg:x2="8.075cm" svg:y2="4.98cm">
          <text:p/>
        </draw:line>
        <draw:line draw:style-name="gr97" draw:layer="layout" svg:x1="7.998cm" svg:y1="5.057cm" svg:x2="8.151cm" svg:y2="5.057cm">
          <text:p/>
        </draw:line>
        <draw:line draw:style-name="gr97" draw:layer="layout" svg:x1="8.075cm" svg:y1="5cm" svg:x2="8.075cm" svg:y2="4.846cm">
          <text:p/>
        </draw:line>
        <draw:line draw:style-name="gr97" draw:layer="layout" svg:x1="7.998cm" svg:y1="4.923cm" svg:x2="8.151cm" svg:y2="4.923cm">
          <text:p/>
        </draw:line>
        <draw:line draw:style-name="gr97" draw:layer="layout" svg:x1="8.075cm" svg:y1="4.825cm" svg:x2="8.075cm" svg:y2="4.671cm">
          <text:p/>
        </draw:line>
        <draw:line draw:style-name="gr97" draw:layer="layout" svg:x1="7.998cm" svg:y1="4.748cm" svg:x2="8.151cm" svg:y2="4.748cm">
          <text:p/>
        </draw:line>
        <draw:line draw:style-name="gr97" draw:layer="layout" svg:x1="8.075cm" svg:y1="4.581cm" svg:x2="8.075cm" svg:y2="4.428cm">
          <text:p/>
        </draw:line>
        <draw:line draw:style-name="gr97" draw:layer="layout" svg:x1="7.998cm" svg:y1="4.505cm" svg:x2="8.151cm" svg:y2="4.505cm">
          <text:p/>
        </draw:line>
        <draw:line draw:style-name="gr97" draw:layer="layout" svg:x1="8.075cm" svg:y1="4.362cm" svg:x2="8.075cm" svg:y2="4.209cm">
          <text:p/>
        </draw:line>
        <draw:line draw:style-name="gr97" draw:layer="layout" svg:x1="7.998cm" svg:y1="4.285cm" svg:x2="8.151cm" svg:y2="4.285cm">
          <text:p/>
        </draw:line>
        <draw:line draw:style-name="gr97" draw:layer="layout" svg:x1="8.075cm" svg:y1="4.253cm" svg:x2="8.075cm" svg:y2="4.099cm">
          <text:p/>
        </draw:line>
        <draw:line draw:style-name="gr97" draw:layer="layout" svg:x1="7.998cm" svg:y1="4.176cm" svg:x2="8.151cm" svg:y2="4.176cm">
          <text:p/>
        </draw:line>
        <draw:line draw:style-name="gr97" draw:layer="layout" svg:x1="8.075cm" svg:y1="3.965cm" svg:x2="8.075cm" svg:y2="3.812cm">
          <text:p/>
        </draw:line>
        <draw:line draw:style-name="gr97" draw:layer="layout" svg:x1="7.998cm" svg:y1="3.889cm" svg:x2="8.151cm" svg:y2="3.889cm">
          <text:p/>
        </draw:line>
        <draw:line draw:style-name="gr97" draw:layer="layout" svg:x1="8.075cm" svg:y1="3.856cm" svg:x2="8.075cm" svg:y2="3.703cm">
          <text:p/>
        </draw:line>
        <draw:line draw:style-name="gr97" draw:layer="layout" svg:x1="7.998cm" svg:y1="3.779cm" svg:x2="8.151cm" svg:y2="3.779cm">
          <text:p/>
        </draw:line>
        <draw:line draw:style-name="gr97" draw:layer="layout" svg:x1="8.104cm" svg:y1="12.934cm" svg:x2="8.104cm" svg:y2="12.78cm">
          <text:p/>
        </draw:line>
        <draw:line draw:style-name="gr97" draw:layer="layout" svg:x1="8.027cm" svg:y1="12.857cm" svg:x2="8.181cm" svg:y2="12.857cm">
          <text:p/>
        </draw:line>
        <draw:line draw:style-name="gr97" draw:layer="layout" svg:x1="8.104cm" svg:y1="12.868cm" svg:x2="8.104cm" svg:y2="12.715cm">
          <text:p/>
        </draw:line>
        <draw:line draw:style-name="gr97" draw:layer="layout" svg:x1="8.027cm" svg:y1="12.791cm" svg:x2="8.181cm" svg:y2="12.791cm">
          <text:p/>
        </draw:line>
        <draw:line draw:style-name="gr97" draw:layer="layout" svg:x1="8.104cm" svg:y1="12.824cm" svg:x2="8.104cm" svg:y2="12.671cm">
          <text:p/>
        </draw:line>
        <draw:line draw:style-name="gr97" draw:layer="layout" svg:x1="8.027cm" svg:y1="12.748cm" svg:x2="8.181cm" svg:y2="12.748cm">
          <text:p/>
        </draw:line>
        <draw:line draw:style-name="gr97" draw:layer="layout" svg:x1="8.104cm" svg:y1="10.663cm" svg:x2="8.104cm" svg:y2="10.51cm">
          <text:p/>
        </draw:line>
        <draw:line draw:style-name="gr97" draw:layer="layout" svg:x1="8.027cm" svg:y1="10.586cm" svg:x2="8.181cm" svg:y2="10.586cm">
          <text:p/>
        </draw:line>
        <draw:line draw:style-name="gr97" draw:layer="layout" svg:x1="8.104cm" svg:y1="5.465cm" svg:x2="8.104cm" svg:y2="5.311cm">
          <text:p/>
        </draw:line>
        <draw:line draw:style-name="gr97" draw:layer="layout" svg:x1="8.027cm" svg:y1="5.388cm" svg:x2="8.181cm" svg:y2="5.388cm">
          <text:p/>
        </draw:line>
        <draw:line draw:style-name="gr97" draw:layer="layout" svg:x1="8.104cm" svg:y1="5.44cm" svg:x2="8.104cm" svg:y2="5.287cm">
          <text:p/>
        </draw:line>
        <draw:line draw:style-name="gr97" draw:layer="layout" svg:x1="8.027cm" svg:y1="5.364cm" svg:x2="8.181cm" svg:y2="5.364cm">
          <text:p/>
        </draw:line>
        <draw:line draw:style-name="gr97" draw:layer="layout" svg:x1="8.104cm" svg:y1="5.156cm" svg:x2="8.104cm" svg:y2="5.002cm">
          <text:p/>
        </draw:line>
        <draw:line draw:style-name="gr97" draw:layer="layout" svg:x1="8.027cm" svg:y1="5.079cm" svg:x2="8.181cm" svg:y2="5.079cm">
          <text:p/>
        </draw:line>
        <draw:line draw:style-name="gr97" draw:layer="layout" svg:x1="8.104cm" svg:y1="4.362cm" svg:x2="8.104cm" svg:y2="4.209cm">
          <text:p/>
        </draw:line>
        <draw:line draw:style-name="gr97" draw:layer="layout" svg:x1="8.027cm" svg:y1="4.285cm" svg:x2="8.181cm" svg:y2="4.285cm">
          <text:p/>
        </draw:line>
        <draw:line draw:style-name="gr97" draw:layer="layout" svg:x1="8.136cm" svg:y1="11.656cm" svg:x2="8.136cm" svg:y2="11.503cm">
          <text:p/>
        </draw:line>
        <draw:line draw:style-name="gr97" draw:layer="layout" svg:x1="8.059cm" svg:y1="11.579cm" svg:x2="8.212cm" svg:y2="11.579cm">
          <text:p/>
        </draw:line>
        <draw:line draw:style-name="gr97" draw:layer="layout" svg:x1="8.136cm" svg:y1="11.126cm" svg:x2="8.136cm" svg:y2="10.972cm">
          <text:p/>
        </draw:line>
        <draw:line draw:style-name="gr97" draw:layer="layout" svg:x1="8.059cm" svg:y1="11.049cm" svg:x2="8.212cm" svg:y2="11.049cm">
          <text:p/>
        </draw:line>
        <draw:line draw:style-name="gr97" draw:layer="layout" svg:x1="8.136cm" svg:y1="11.082cm" svg:x2="8.136cm" svg:y2="10.928cm">
          <text:p/>
        </draw:line>
        <draw:line draw:style-name="gr97" draw:layer="layout" svg:x1="8.059cm" svg:y1="11.005cm" svg:x2="8.212cm" svg:y2="11.005cm">
          <text:p/>
        </draw:line>
        <draw:line draw:style-name="gr97" draw:layer="layout" svg:x1="8.136cm" svg:y1="10.069cm" svg:x2="8.136cm" svg:y2="9.916cm">
          <text:p/>
        </draw:line>
        <draw:line draw:style-name="gr97" draw:layer="layout" svg:x1="8.059cm" svg:y1="9.993cm" svg:x2="8.212cm" svg:y2="9.993cm">
          <text:p/>
        </draw:line>
        <draw:line draw:style-name="gr97" draw:layer="layout" svg:x1="8.136cm" svg:y1="8.261cm" svg:x2="8.136cm" svg:y2="8.108cm">
          <text:p/>
        </draw:line>
        <draw:line draw:style-name="gr97" draw:layer="layout" svg:x1="8.059cm" svg:y1="8.184cm" svg:x2="8.212cm" svg:y2="8.184cm">
          <text:p/>
        </draw:line>
        <draw:line draw:style-name="gr97" draw:layer="layout" svg:x1="8.136cm" svg:y1="5.859cm" svg:x2="8.136cm" svg:y2="5.706cm">
          <text:p/>
        </draw:line>
        <draw:line draw:style-name="gr97" draw:layer="layout" svg:x1="8.059cm" svg:y1="5.782cm" svg:x2="8.212cm" svg:y2="5.782cm">
          <text:p/>
        </draw:line>
        <draw:line draw:style-name="gr97" draw:layer="layout" svg:x1="8.136cm" svg:y1="5.815cm" svg:x2="8.136cm" svg:y2="5.662cm">
          <text:p/>
        </draw:line>
        <draw:line draw:style-name="gr97" draw:layer="layout" svg:x1="8.059cm" svg:y1="5.738cm" svg:x2="8.212cm" svg:y2="5.738cm">
          <text:p/>
        </draw:line>
        <draw:line draw:style-name="gr97" draw:layer="layout" svg:x1="8.136cm" svg:y1="5.068cm" svg:x2="8.136cm" svg:y2="4.915cm">
          <text:p/>
        </draw:line>
        <draw:line draw:style-name="gr97" draw:layer="layout" svg:x1="8.059cm" svg:y1="4.991cm" svg:x2="8.212cm" svg:y2="4.991cm">
          <text:p/>
        </draw:line>
        <draw:line draw:style-name="gr97" draw:layer="layout" svg:x1="8.136cm" svg:y1="4.781cm" svg:x2="8.136cm" svg:y2="4.627cm">
          <text:p/>
        </draw:line>
        <draw:line draw:style-name="gr97" draw:layer="layout" svg:x1="8.059cm" svg:y1="4.704cm" svg:x2="8.212cm" svg:y2="4.704cm">
          <text:p/>
        </draw:line>
        <draw:line draw:style-name="gr97" draw:layer="layout" svg:x1="8.165cm" svg:y1="12.097cm" svg:x2="8.165cm" svg:y2="11.943cm">
          <text:p/>
        </draw:line>
        <draw:line draw:style-name="gr97" draw:layer="layout" svg:x1="8.088cm" svg:y1="12.02cm" svg:x2="8.242cm" svg:y2="12.02cm">
          <text:p/>
        </draw:line>
        <draw:line draw:style-name="gr97" draw:layer="layout" svg:x1="8.165cm" svg:y1="11.963cm" svg:x2="8.165cm" svg:y2="11.809cm">
          <text:p/>
        </draw:line>
        <draw:line draw:style-name="gr97" draw:layer="layout" svg:x1="8.088cm" svg:y1="11.886cm" svg:x2="8.242cm" svg:y2="11.886cm">
          <text:p/>
        </draw:line>
        <draw:line draw:style-name="gr97" draw:layer="layout" svg:x1="8.165cm" svg:y1="11.919cm" svg:x2="8.165cm" svg:y2="11.766cm">
          <text:p/>
        </draw:line>
        <draw:line draw:style-name="gr97" draw:layer="layout" svg:x1="8.088cm" svg:y1="11.842cm" svg:x2="8.242cm" svg:y2="11.842cm">
          <text:p/>
        </draw:line>
        <draw:line draw:style-name="gr97" draw:layer="layout" svg:x1="8.165cm" svg:y1="11.766cm" svg:x2="8.165cm" svg:y2="11.612cm">
          <text:p/>
        </draw:line>
        <draw:line draw:style-name="gr97" draw:layer="layout" svg:x1="8.088cm" svg:y1="11.689cm" svg:x2="8.242cm" svg:y2="11.689cm">
          <text:p/>
        </draw:line>
        <draw:line draw:style-name="gr97" draw:layer="layout" svg:x1="8.165cm" svg:y1="10.663cm" svg:x2="8.165cm" svg:y2="10.51cm">
          <text:p/>
        </draw:line>
        <draw:line draw:style-name="gr97" draw:layer="layout" svg:x1="8.088cm" svg:y1="10.586cm" svg:x2="8.242cm" svg:y2="10.586cm">
          <text:p/>
        </draw:line>
        <draw:line draw:style-name="gr97" draw:layer="layout" svg:x1="8.165cm" svg:y1="10.619cm" svg:x2="8.165cm" svg:y2="10.466cm">
          <text:p/>
        </draw:line>
        <draw:line draw:style-name="gr97" draw:layer="layout" svg:x1="8.088cm" svg:y1="10.543cm" svg:x2="8.242cm" svg:y2="10.543cm">
          <text:p/>
        </draw:line>
        <draw:line draw:style-name="gr97" draw:layer="layout" svg:x1="8.165cm" svg:y1="10.597cm" svg:x2="8.165cm" svg:y2="10.444cm">
          <text:p/>
        </draw:line>
        <draw:line draw:style-name="gr97" draw:layer="layout" svg:x1="8.088cm" svg:y1="10.521cm" svg:x2="8.242cm" svg:y2="10.521cm">
          <text:p/>
        </draw:line>
        <draw:line draw:style-name="gr97" draw:layer="layout" svg:x1="8.165cm" svg:y1="10.532cm" svg:x2="8.165cm" svg:y2="10.378cm">
          <text:p/>
        </draw:line>
        <draw:line draw:style-name="gr97" draw:layer="layout" svg:x1="8.088cm" svg:y1="10.455cm" svg:x2="8.242cm" svg:y2="10.455cm">
          <text:p/>
        </draw:line>
        <draw:line draw:style-name="gr97" draw:layer="layout" svg:x1="8.165cm" svg:y1="8.526cm" svg:x2="8.165cm" svg:y2="8.373cm">
          <text:p/>
        </draw:line>
        <draw:line draw:style-name="gr97" draw:layer="layout" svg:x1="8.088cm" svg:y1="8.45cm" svg:x2="8.242cm" svg:y2="8.45cm">
          <text:p/>
        </draw:line>
        <draw:line draw:style-name="gr97" draw:layer="layout" svg:x1="8.165cm" svg:y1="6.411cm" svg:x2="8.165cm" svg:y2="6.258cm">
          <text:p/>
        </draw:line>
        <draw:line draw:style-name="gr97" draw:layer="layout" svg:x1="8.088cm" svg:y1="6.335cm" svg:x2="8.242cm" svg:y2="6.335cm">
          <text:p/>
        </draw:line>
        <draw:line draw:style-name="gr97" draw:layer="layout" svg:x1="8.165cm" svg:y1="6.324cm" svg:x2="8.165cm" svg:y2="6.17cm">
          <text:p/>
        </draw:line>
        <draw:line draw:style-name="gr97" draw:layer="layout" svg:x1="8.088cm" svg:y1="6.247cm" svg:x2="8.242cm" svg:y2="6.247cm">
          <text:p/>
        </draw:line>
        <draw:line draw:style-name="gr97" draw:layer="layout" svg:x1="8.165cm" svg:y1="6.302cm" svg:x2="8.165cm" svg:y2="6.148cm">
          <text:p/>
        </draw:line>
        <draw:line draw:style-name="gr97" draw:layer="layout" svg:x1="8.088cm" svg:y1="6.225cm" svg:x2="8.242cm" svg:y2="6.225cm">
          <text:p/>
        </draw:line>
        <draw:line draw:style-name="gr97" draw:layer="layout" svg:x1="8.165cm" svg:y1="5.949cm" svg:x2="8.165cm" svg:y2="5.796cm">
          <text:p/>
        </draw:line>
        <draw:line draw:style-name="gr97" draw:layer="layout" svg:x1="8.088cm" svg:y1="5.872cm" svg:x2="8.242cm" svg:y2="5.872cm">
          <text:p/>
        </draw:line>
        <draw:line draw:style-name="gr97" draw:layer="layout" svg:x1="8.165cm" svg:y1="5.574cm" svg:x2="8.165cm" svg:y2="5.421cm">
          <text:p/>
        </draw:line>
        <draw:line draw:style-name="gr97" draw:layer="layout" svg:x1="8.088cm" svg:y1="5.497cm" svg:x2="8.242cm" svg:y2="5.497cm">
          <text:p/>
        </draw:line>
        <draw:line draw:style-name="gr97" draw:layer="layout" svg:x1="8.165cm" svg:y1="5.287cm" svg:x2="8.165cm" svg:y2="5.134cm">
          <text:p/>
        </draw:line>
        <draw:line draw:style-name="gr97" draw:layer="layout" svg:x1="8.088cm" svg:y1="5.21cm" svg:x2="8.242cm" svg:y2="5.21cm">
          <text:p/>
        </draw:line>
        <draw:line draw:style-name="gr97" draw:layer="layout" svg:x1="8.165cm" svg:y1="5.243cm" svg:x2="8.165cm" svg:y2="5.09cm">
          <text:p/>
        </draw:line>
        <draw:line draw:style-name="gr97" draw:layer="layout" svg:x1="8.088cm" svg:y1="5.166cm" svg:x2="8.242cm" svg:y2="5.166cm">
          <text:p/>
        </draw:line>
        <draw:line draw:style-name="gr97" draw:layer="layout" svg:x1="8.165cm" svg:y1="5.221cm" svg:x2="8.165cm" svg:y2="5.068cm">
          <text:p/>
        </draw:line>
        <draw:line draw:style-name="gr97" draw:layer="layout" svg:x1="8.088cm" svg:y1="5.145cm" svg:x2="8.242cm" svg:y2="5.145cm">
          <text:p/>
        </draw:line>
        <draw:line draw:style-name="gr97" draw:layer="layout" svg:x1="8.165cm" svg:y1="3.613cm" svg:x2="8.165cm" svg:y2="3.459cm">
          <text:p/>
        </draw:line>
        <draw:line draw:style-name="gr97" draw:layer="layout" svg:x1="8.088cm" svg:y1="3.536cm" svg:x2="8.242cm" svg:y2="3.536cm">
          <text:p/>
        </draw:line>
        <draw:line draw:style-name="gr97" draw:layer="layout" svg:x1="8.197cm" svg:y1="12.712cm" svg:x2="8.197cm" svg:y2="12.559cm">
          <text:p/>
        </draw:line>
        <draw:line draw:style-name="gr97" draw:layer="layout" svg:x1="8.12cm" svg:y1="12.636cm" svg:x2="8.273cm" svg:y2="12.636cm">
          <text:p/>
        </draw:line>
        <draw:line draw:style-name="gr97" draw:layer="layout" svg:x1="8.197cm" svg:y1="12.647cm" svg:x2="8.197cm" svg:y2="12.493cm">
          <text:p/>
        </draw:line>
        <draw:line draw:style-name="gr97" draw:layer="layout" svg:x1="8.12cm" svg:y1="12.57cm" svg:x2="8.273cm" svg:y2="12.57cm">
          <text:p/>
        </draw:line>
        <draw:line draw:style-name="gr97" draw:layer="layout" svg:x1="8.197cm" svg:y1="12.206cm" svg:x2="8.197cm" svg:y2="12.053cm">
          <text:p/>
        </draw:line>
        <draw:line draw:style-name="gr97" draw:layer="layout" svg:x1="8.12cm" svg:y1="12.129cm" svg:x2="8.273cm" svg:y2="12.129cm">
          <text:p/>
        </draw:line>
        <draw:line draw:style-name="gr97" draw:layer="layout" svg:x1="8.197cm" svg:y1="12.009cm" svg:x2="8.197cm" svg:y2="11.856cm">
          <text:p/>
        </draw:line>
        <draw:line draw:style-name="gr97" draw:layer="layout" svg:x1="8.12cm" svg:y1="11.932cm" svg:x2="8.273cm" svg:y2="11.932cm">
          <text:p/>
        </draw:line>
        <draw:line draw:style-name="gr97" draw:layer="layout" svg:x1="8.197cm" svg:y1="11.831cm" svg:x2="8.197cm" svg:y2="11.678cm">
          <text:p/>
        </draw:line>
        <draw:line draw:style-name="gr97" draw:layer="layout" svg:x1="8.12cm" svg:y1="11.755cm" svg:x2="8.273cm" svg:y2="11.755cm">
          <text:p/>
        </draw:line>
        <draw:line draw:style-name="gr97" draw:layer="layout" svg:x1="8.197cm" svg:y1="11.082cm" svg:x2="8.197cm" svg:y2="10.928cm">
          <text:p/>
        </draw:line>
        <draw:line draw:style-name="gr97" draw:layer="layout" svg:x1="8.12cm" svg:y1="11.005cm" svg:x2="8.273cm" svg:y2="11.005cm">
          <text:p/>
        </draw:line>
        <draw:line draw:style-name="gr97" draw:layer="layout" svg:x1="8.197cm" svg:y1="6.786cm" svg:x2="8.197cm" svg:y2="6.633cm">
          <text:p/>
        </draw:line>
        <draw:line draw:style-name="gr97" draw:layer="layout" svg:x1="8.12cm" svg:y1="6.709cm" svg:x2="8.273cm" svg:y2="6.709cm">
          <text:p/>
        </draw:line>
        <draw:line draw:style-name="gr97" draw:layer="layout" svg:x1="8.197cm" svg:y1="6.565cm" svg:x2="8.197cm" svg:y2="6.411cm">
          <text:p/>
        </draw:line>
        <draw:line draw:style-name="gr97" draw:layer="layout" svg:x1="8.12cm" svg:y1="6.488cm" svg:x2="8.273cm" svg:y2="6.488cm">
          <text:p/>
        </draw:line>
        <draw:line draw:style-name="gr97" draw:layer="layout" svg:x1="8.197cm" svg:y1="6.543cm" svg:x2="8.197cm" svg:y2="6.389cm">
          <text:p/>
        </draw:line>
        <draw:line draw:style-name="gr97" draw:layer="layout" svg:x1="8.12cm" svg:y1="6.466cm" svg:x2="8.273cm" svg:y2="6.466cm">
          <text:p/>
        </draw:line>
        <draw:line draw:style-name="gr97" draw:layer="layout" svg:x1="8.197cm" svg:y1="6.477cm" svg:x2="8.197cm" svg:y2="6.324cm">
          <text:p/>
        </draw:line>
        <draw:line draw:style-name="gr97" draw:layer="layout" svg:x1="8.12cm" svg:y1="6.4cm" svg:x2="8.273cm" svg:y2="6.4cm">
          <text:p/>
        </draw:line>
        <draw:line draw:style-name="gr97" draw:layer="layout" svg:x1="8.197cm" svg:y1="5.684cm" svg:x2="8.197cm" svg:y2="5.53cm">
          <text:p/>
        </draw:line>
        <draw:line draw:style-name="gr97" draw:layer="layout" svg:x1="8.12cm" svg:y1="5.607cm" svg:x2="8.273cm" svg:y2="5.607cm">
          <text:p/>
        </draw:line>
        <draw:line draw:style-name="gr97" draw:layer="layout" svg:x1="8.226cm" svg:y1="12.712cm" svg:x2="8.226cm" svg:y2="12.559cm">
          <text:p/>
        </draw:line>
        <draw:line draw:style-name="gr97" draw:layer="layout" svg:x1="8.149cm" svg:y1="12.636cm" svg:x2="8.302cm" svg:y2="12.636cm">
          <text:p/>
        </draw:line>
        <draw:line draw:style-name="gr97" draw:layer="layout" svg:x1="8.226cm" svg:y1="12.359cm" svg:x2="8.226cm" svg:y2="12.206cm">
          <text:p/>
        </draw:line>
        <draw:line draw:style-name="gr97" draw:layer="layout" svg:x1="8.149cm" svg:y1="12.283cm" svg:x2="8.302cm" svg:y2="12.283cm">
          <text:p/>
        </draw:line>
        <draw:line draw:style-name="gr97" draw:layer="layout" svg:x1="8.226cm" svg:y1="11.612cm" svg:x2="8.226cm" svg:y2="11.459cm">
          <text:p/>
        </draw:line>
        <draw:line draw:style-name="gr97" draw:layer="layout" svg:x1="8.149cm" svg:y1="11.536cm" svg:x2="8.302cm" svg:y2="11.536cm">
          <text:p/>
        </draw:line>
        <draw:line draw:style-name="gr97" draw:layer="layout" svg:x1="8.226cm" svg:y1="11.457cm" svg:x2="8.226cm" svg:y2="11.303cm">
          <text:p/>
        </draw:line>
        <draw:line draw:style-name="gr97" draw:layer="layout" svg:x1="8.149cm" svg:y1="11.38cm" svg:x2="8.302cm" svg:y2="11.38cm">
          <text:p/>
        </draw:line>
        <draw:line draw:style-name="gr97" draw:layer="layout" svg:x1="8.226cm" svg:y1="9.517cm" svg:x2="8.226cm" svg:y2="9.363cm">
          <text:p/>
        </draw:line>
        <draw:line draw:style-name="gr97" draw:layer="layout" svg:x1="8.149cm" svg:y1="9.44cm" svg:x2="8.302cm" svg:y2="9.44cm">
          <text:p/>
        </draw:line>
        <draw:line draw:style-name="gr97" draw:layer="layout" svg:x1="8.226cm" svg:y1="7.227cm" svg:x2="8.226cm" svg:y2="7.073cm">
          <text:p/>
        </draw:line>
        <draw:line draw:style-name="gr97" draw:layer="layout" svg:x1="8.149cm" svg:y1="7.15cm" svg:x2="8.302cm" svg:y2="7.15cm">
          <text:p/>
        </draw:line>
        <draw:line draw:style-name="gr97" draw:layer="layout" svg:x1="8.226cm" svg:y1="6.652cm" svg:x2="8.226cm" svg:y2="6.499cm">
          <text:p/>
        </draw:line>
        <draw:line draw:style-name="gr97" draw:layer="layout" svg:x1="8.149cm" svg:y1="6.576cm" svg:x2="8.302cm" svg:y2="6.576cm">
          <text:p/>
        </draw:line>
        <draw:line draw:style-name="gr97" draw:layer="layout" svg:x1="8.226cm" svg:y1="4.603cm" svg:x2="8.226cm" svg:y2="4.45cm">
          <text:p/>
        </draw:line>
        <draw:line draw:style-name="gr97" draw:layer="layout" svg:x1="8.149cm" svg:y1="4.526cm" svg:x2="8.302cm" svg:y2="4.526cm">
          <text:p/>
        </draw:line>
        <draw:line draw:style-name="gr97" draw:layer="layout" svg:x1="8.226cm" svg:y1="4.537cm" svg:x2="8.226cm" svg:y2="4.384cm">
          <text:p/>
        </draw:line>
        <draw:line draw:style-name="gr97" draw:layer="layout" svg:x1="8.149cm" svg:y1="4.461cm" svg:x2="8.302cm" svg:y2="4.461cm">
          <text:p/>
        </draw:line>
        <draw:line draw:style-name="gr97" draw:layer="layout" svg:x1="8.257cm" svg:y1="13.352cm" svg:x2="8.257cm" svg:y2="13.199cm">
          <text:p/>
        </draw:line>
        <draw:line draw:style-name="gr97" draw:layer="layout" svg:x1="8.181cm" svg:y1="13.276cm" svg:x2="8.334cm" svg:y2="13.276cm">
          <text:p/>
        </draw:line>
        <draw:line draw:style-name="gr97" draw:layer="layout" svg:x1="8.257cm" svg:y1="13.131cm" svg:x2="8.257cm" svg:y2="12.978cm">
          <text:p/>
        </draw:line>
        <draw:line draw:style-name="gr97" draw:layer="layout" svg:x1="8.181cm" svg:y1="13.054cm" svg:x2="8.334cm" svg:y2="13.054cm">
          <text:p/>
        </draw:line>
        <draw:line draw:style-name="gr97" draw:layer="layout" svg:x1="8.257cm" svg:y1="13.065cm" svg:x2="8.257cm" svg:y2="12.912cm">
          <text:p/>
        </draw:line>
        <draw:line draw:style-name="gr97" draw:layer="layout" svg:x1="8.181cm" svg:y1="12.989cm" svg:x2="8.334cm" svg:y2="12.989cm">
          <text:p/>
        </draw:line>
        <draw:line draw:style-name="gr97" draw:layer="layout" svg:x1="8.257cm" svg:y1="13.043cm" svg:x2="8.257cm" svg:y2="12.89cm">
          <text:p/>
        </draw:line>
        <draw:line draw:style-name="gr97" draw:layer="layout" svg:x1="8.181cm" svg:y1="12.967cm" svg:x2="8.334cm" svg:y2="12.967cm">
          <text:p/>
        </draw:line>
        <draw:line draw:style-name="gr97" draw:layer="layout" svg:x1="8.257cm" svg:y1="13.021cm" svg:x2="8.257cm" svg:y2="12.868cm">
          <text:p/>
        </draw:line>
        <draw:line draw:style-name="gr97" draw:layer="layout" svg:x1="8.181cm" svg:y1="12.945cm" svg:x2="8.334cm" svg:y2="12.945cm">
          <text:p/>
        </draw:line>
        <draw:line draw:style-name="gr97" draw:layer="layout" svg:x1="8.257cm" svg:y1="12.053cm" svg:x2="8.257cm" svg:y2="11.899cm">
          <text:p/>
        </draw:line>
        <draw:line draw:style-name="gr97" draw:layer="layout" svg:x1="8.181cm" svg:y1="11.976cm" svg:x2="8.334cm" svg:y2="11.976cm">
          <text:p/>
        </draw:line>
        <draw:line draw:style-name="gr97" draw:layer="layout" svg:x1="8.257cm" svg:y1="11.963cm" svg:x2="8.257cm" svg:y2="11.809cm">
          <text:p/>
        </draw:line>
        <draw:line draw:style-name="gr97" draw:layer="layout" svg:x1="8.181cm" svg:y1="11.886cm" svg:x2="8.334cm" svg:y2="11.886cm">
          <text:p/>
        </draw:line>
        <draw:line draw:style-name="gr97" draw:layer="layout" svg:x1="8.257cm" svg:y1="11.941cm" svg:x2="8.257cm" svg:y2="11.787cm">
          <text:p/>
        </draw:line>
        <draw:line draw:style-name="gr97" draw:layer="layout" svg:x1="8.181cm" svg:y1="11.864cm" svg:x2="8.334cm" svg:y2="11.864cm">
          <text:p/>
        </draw:line>
        <draw:line draw:style-name="gr97" draw:layer="layout" svg:x1="8.257cm" svg:y1="10.025cm" svg:x2="8.257cm" svg:y2="9.872cm">
          <text:p/>
        </draw:line>
        <draw:line draw:style-name="gr97" draw:layer="layout" svg:x1="8.181cm" svg:y1="9.949cm" svg:x2="8.334cm" svg:y2="9.949cm">
          <text:p/>
        </draw:line>
        <draw:line draw:style-name="gr97" draw:layer="layout" svg:x1="8.257cm" svg:y1="9.982cm" svg:x2="8.257cm" svg:y2="9.828cm">
          <text:p/>
        </draw:line>
        <draw:line draw:style-name="gr97" draw:layer="layout" svg:x1="8.181cm" svg:y1="9.905cm" svg:x2="8.334cm" svg:y2="9.905cm">
          <text:p/>
        </draw:line>
        <draw:line draw:style-name="gr97" draw:layer="layout" svg:x1="8.257cm" svg:y1="9.96cm" svg:x2="8.257cm" svg:y2="9.806cm">
          <text:p/>
        </draw:line>
        <draw:line draw:style-name="gr97" draw:layer="layout" svg:x1="8.181cm" svg:y1="9.883cm" svg:x2="8.334cm" svg:y2="9.883cm">
          <text:p/>
        </draw:line>
        <draw:line draw:style-name="gr97" draw:layer="layout" svg:x1="8.257cm" svg:y1="9.782cm" svg:x2="8.257cm" svg:y2="9.629cm">
          <text:p/>
        </draw:line>
        <draw:line draw:style-name="gr97" draw:layer="layout" svg:x1="8.181cm" svg:y1="9.705cm" svg:x2="8.334cm" svg:y2="9.705cm">
          <text:p/>
        </draw:line>
        <draw:line draw:style-name="gr97" draw:layer="layout" svg:x1="8.257cm" svg:y1="9.694cm" svg:x2="8.257cm" svg:y2="9.541cm">
          <text:p/>
        </draw:line>
        <draw:line draw:style-name="gr97" draw:layer="layout" svg:x1="8.181cm" svg:y1="9.618cm" svg:x2="8.334cm" svg:y2="9.618cm">
          <text:p/>
        </draw:line>
        <draw:line draw:style-name="gr97" draw:layer="layout" svg:x1="8.257cm" svg:y1="7.645cm" svg:x2="8.257cm" svg:y2="7.492cm">
          <text:p/>
        </draw:line>
        <draw:line draw:style-name="gr97" draw:layer="layout" svg:x1="8.181cm" svg:y1="7.569cm" svg:x2="8.334cm" svg:y2="7.569cm">
          <text:p/>
        </draw:line>
        <draw:line draw:style-name="gr97" draw:layer="layout" svg:x1="8.257cm" svg:y1="7.071cm" svg:x2="8.257cm" svg:y2="6.918cm">
          <text:p/>
        </draw:line>
        <draw:line draw:style-name="gr97" draw:layer="layout" svg:x1="8.181cm" svg:y1="6.994cm" svg:x2="8.334cm" svg:y2="6.994cm">
          <text:p/>
        </draw:line>
        <draw:line draw:style-name="gr97" draw:layer="layout" svg:x1="8.257cm" svg:y1="6.764cm" svg:x2="8.257cm" svg:y2="6.611cm">
          <text:p/>
        </draw:line>
        <draw:line draw:style-name="gr97" draw:layer="layout" svg:x1="8.181cm" svg:y1="6.688cm" svg:x2="8.334cm" svg:y2="6.688cm">
          <text:p/>
        </draw:line>
        <draw:line draw:style-name="gr97" draw:layer="layout" svg:x1="8.257cm" svg:y1="6.742cm" svg:x2="8.257cm" svg:y2="6.589cm">
          <text:p/>
        </draw:line>
        <draw:line draw:style-name="gr97" draw:layer="layout" svg:x1="8.181cm" svg:y1="6.666cm" svg:x2="8.334cm" svg:y2="6.666cm">
          <text:p/>
        </draw:line>
        <draw:line draw:style-name="gr97" draw:layer="layout" svg:x1="8.257cm" svg:y1="6.674cm" svg:x2="8.257cm" svg:y2="6.521cm">
          <text:p/>
        </draw:line>
        <draw:line draw:style-name="gr97" draw:layer="layout" svg:x1="8.181cm" svg:y1="6.598cm" svg:x2="8.334cm" svg:y2="6.598cm">
          <text:p/>
        </draw:line>
        <draw:line draw:style-name="gr97" draw:layer="layout" svg:x1="8.257cm" svg:y1="6.565cm" svg:x2="8.257cm" svg:y2="6.411cm">
          <text:p/>
        </draw:line>
        <draw:line draw:style-name="gr97" draw:layer="layout" svg:x1="8.181cm" svg:y1="6.488cm" svg:x2="8.334cm" svg:y2="6.488cm">
          <text:p/>
        </draw:line>
        <draw:line draw:style-name="gr97" draw:layer="layout" svg:x1="8.257cm" svg:y1="6.521cm" svg:x2="8.257cm" svg:y2="6.368cm">
          <text:p/>
        </draw:line>
        <draw:line draw:style-name="gr97" draw:layer="layout" svg:x1="8.181cm" svg:y1="6.444cm" svg:x2="8.334cm" svg:y2="6.444cm">
          <text:p/>
        </draw:line>
        <draw:line draw:style-name="gr97" draw:layer="layout" svg:x1="8.257cm" svg:y1="5.156cm" svg:x2="8.257cm" svg:y2="5.002cm">
          <text:p/>
        </draw:line>
        <draw:line draw:style-name="gr97" draw:layer="layout" svg:x1="8.181cm" svg:y1="5.079cm" svg:x2="8.334cm" svg:y2="5.079cm">
          <text:p/>
        </draw:line>
        <draw:line draw:style-name="gr97" draw:layer="layout" svg:x1="8.257cm" svg:y1="5.022cm" svg:x2="8.257cm" svg:y2="4.868cm">
          <text:p/>
        </draw:line>
        <draw:line draw:style-name="gr97" draw:layer="layout" svg:x1="8.181cm" svg:y1="4.945cm" svg:x2="8.334cm" svg:y2="4.945cm">
          <text:p/>
        </draw:line>
        <draw:line draw:style-name="gr97" draw:layer="layout" svg:x1="8.257cm" svg:y1="3.413cm" svg:x2="8.257cm" svg:y2="3.26cm">
          <text:p/>
        </draw:line>
        <draw:line draw:style-name="gr97" draw:layer="layout" svg:x1="8.181cm" svg:y1="3.336cm" svg:x2="8.334cm" svg:y2="3.336cm">
          <text:p/>
        </draw:line>
        <draw:line draw:style-name="gr97" draw:layer="layout" svg:x1="8.287cm" svg:y1="13.418cm" svg:x2="8.287cm" svg:y2="13.265cm">
          <text:p/>
        </draw:line>
        <draw:line draw:style-name="gr97" draw:layer="layout" svg:x1="8.21cm" svg:y1="13.341cm" svg:x2="8.363cm" svg:y2="13.341cm">
          <text:p/>
        </draw:line>
        <draw:line draw:style-name="gr97" draw:layer="layout" svg:x1="8.287cm" svg:y1="12.537cm" svg:x2="8.287cm" svg:y2="12.384cm">
          <text:p/>
        </draw:line>
        <draw:line draw:style-name="gr97" draw:layer="layout" svg:x1="8.21cm" svg:y1="12.46cm" svg:x2="8.363cm" svg:y2="12.46cm">
          <text:p/>
        </draw:line>
        <draw:line draw:style-name="gr97" draw:layer="layout" svg:x1="8.287cm" svg:y1="12.515cm" svg:x2="8.287cm" svg:y2="12.362cm">
          <text:p/>
        </draw:line>
        <draw:line draw:style-name="gr97" draw:layer="layout" svg:x1="8.21cm" svg:y1="12.439cm" svg:x2="8.363cm" svg:y2="12.439cm">
          <text:p/>
        </draw:line>
        <draw:line draw:style-name="gr97" draw:layer="layout" svg:x1="8.287cm" svg:y1="12.359cm" svg:x2="8.287cm" svg:y2="12.206cm">
          <text:p/>
        </draw:line>
        <draw:line draw:style-name="gr97" draw:layer="layout" svg:x1="8.21cm" svg:y1="12.283cm" svg:x2="8.363cm" svg:y2="12.283cm">
          <text:p/>
        </draw:line>
        <draw:line draw:style-name="gr97" draw:layer="layout" svg:x1="8.287cm" svg:y1="10.444cm" svg:x2="8.287cm" svg:y2="10.291cm">
          <text:p/>
        </draw:line>
        <draw:line draw:style-name="gr97" draw:layer="layout" svg:x1="8.21cm" svg:y1="10.367cm" svg:x2="8.363cm" svg:y2="10.367cm">
          <text:p/>
        </draw:line>
        <draw:line draw:style-name="gr97" draw:layer="layout" svg:x1="8.287cm" svg:y1="10.4cm" svg:x2="8.287cm" svg:y2="10.247cm">
          <text:p/>
        </draw:line>
        <draw:line draw:style-name="gr97" draw:layer="layout" svg:x1="8.21cm" svg:y1="10.324cm" svg:x2="8.363cm" svg:y2="10.324cm">
          <text:p/>
        </draw:line>
        <draw:line draw:style-name="gr97" draw:layer="layout" svg:x1="8.287cm" svg:y1="10.354cm" svg:x2="8.287cm" svg:y2="10.201cm">
          <text:p/>
        </draw:line>
        <draw:line draw:style-name="gr97" draw:layer="layout" svg:x1="8.21cm" svg:y1="10.277cm" svg:x2="8.363cm" svg:y2="10.277cm">
          <text:p/>
        </draw:line>
        <draw:line draw:style-name="gr97" draw:layer="layout" svg:x1="8.287cm" svg:y1="10.157cm" svg:x2="8.287cm" svg:y2="10.004cm">
          <text:p/>
        </draw:line>
        <draw:line draw:style-name="gr97" draw:layer="layout" svg:x1="8.21cm" svg:y1="10.08cm" svg:x2="8.363cm" svg:y2="10.08cm">
          <text:p/>
        </draw:line>
        <draw:line draw:style-name="gr97" draw:layer="layout" svg:x1="8.287cm" svg:y1="10.069cm" svg:x2="8.287cm" svg:y2="9.916cm">
          <text:p/>
        </draw:line>
        <draw:line draw:style-name="gr97" draw:layer="layout" svg:x1="8.21cm" svg:y1="9.993cm" svg:x2="8.363cm" svg:y2="9.993cm">
          <text:p/>
        </draw:line>
        <draw:line draw:style-name="gr97" draw:layer="layout" svg:x1="8.287cm" svg:y1="7.954cm" svg:x2="8.287cm" svg:y2="7.801cm">
          <text:p/>
        </draw:line>
        <draw:line draw:style-name="gr97" draw:layer="layout" svg:x1="8.21cm" svg:y1="7.878cm" svg:x2="8.363cm" svg:y2="7.878cm">
          <text:p/>
        </draw:line>
        <draw:line draw:style-name="gr97" draw:layer="layout" svg:x1="8.287cm" svg:y1="7.468cm" svg:x2="8.287cm" svg:y2="7.314cm">
          <text:p/>
        </draw:line>
        <draw:line draw:style-name="gr97" draw:layer="layout" svg:x1="8.21cm" svg:y1="7.391cm" svg:x2="8.363cm" svg:y2="7.391cm">
          <text:p/>
        </draw:line>
        <draw:line draw:style-name="gr97" draw:layer="layout" svg:x1="8.287cm" svg:y1="7.336cm" svg:x2="8.287cm" svg:y2="7.183cm">
          <text:p/>
        </draw:line>
        <draw:line draw:style-name="gr97" draw:layer="layout" svg:x1="8.21cm" svg:y1="7.26cm" svg:x2="8.363cm" svg:y2="7.26cm">
          <text:p/>
        </draw:line>
        <draw:line draw:style-name="gr97" draw:layer="layout" svg:x1="8.287cm" svg:y1="7.249cm" svg:x2="8.287cm" svg:y2="7.095cm">
          <text:p/>
        </draw:line>
        <draw:line draw:style-name="gr97" draw:layer="layout" svg:x1="8.21cm" svg:y1="7.172cm" svg:x2="8.363cm" svg:y2="7.172cm">
          <text:p/>
        </draw:line>
        <draw:line draw:style-name="gr97" draw:layer="layout" svg:x1="8.287cm" svg:y1="6.939cm" svg:x2="8.287cm" svg:y2="6.786cm">
          <text:p/>
        </draw:line>
        <draw:line draw:style-name="gr97" draw:layer="layout" svg:x1="8.21cm" svg:y1="6.863cm" svg:x2="8.363cm" svg:y2="6.863cm">
          <text:p/>
        </draw:line>
        <draw:line draw:style-name="gr97" draw:layer="layout" svg:x1="8.287cm" svg:y1="5.396cm" svg:x2="8.287cm" svg:y2="5.243cm">
          <text:p/>
        </draw:line>
        <draw:line draw:style-name="gr97" draw:layer="layout" svg:x1="8.21cm" svg:y1="5.32cm" svg:x2="8.363cm" svg:y2="5.32cm">
          <text:p/>
        </draw:line>
        <draw:line draw:style-name="gr97" draw:layer="layout" svg:x1="8.287cm" svg:y1="3.81cm" svg:x2="8.287cm" svg:y2="3.656cm">
          <text:p/>
        </draw:line>
        <draw:line draw:style-name="gr97" draw:layer="layout" svg:x1="8.21cm" svg:y1="3.733cm" svg:x2="8.363cm" svg:y2="3.733cm">
          <text:p/>
        </draw:line>
        <draw:line draw:style-name="gr97" draw:layer="layout" svg:x1="8.287cm" svg:y1="3.744cm" svg:x2="8.287cm" svg:y2="3.591cm">
          <text:p/>
        </draw:line>
        <draw:line draw:style-name="gr97" draw:layer="layout" svg:x1="8.21cm" svg:y1="3.667cm" svg:x2="8.363cm" svg:y2="3.667cm">
          <text:p/>
        </draw:line>
        <draw:line draw:style-name="gr97" draw:layer="layout" svg:x1="8.318cm" svg:y1="10.775cm" svg:x2="8.318cm" svg:y2="10.622cm">
          <text:p/>
        </draw:line>
        <draw:line draw:style-name="gr97" draw:layer="layout" svg:x1="8.242cm" svg:y1="10.698cm" svg:x2="8.395cm" svg:y2="10.698cm">
          <text:p/>
        </draw:line>
        <draw:line draw:style-name="gr97" draw:layer="layout" svg:x1="8.318cm" svg:y1="8.723cm" svg:x2="8.318cm" svg:y2="8.57cm">
          <text:p/>
        </draw:line>
        <draw:line draw:style-name="gr97" draw:layer="layout" svg:x1="8.242cm" svg:y1="8.647cm" svg:x2="8.395cm" svg:y2="8.647cm">
          <text:p/>
        </draw:line>
        <draw:line draw:style-name="gr97" draw:layer="layout" svg:x1="8.318cm" svg:y1="8.68cm" svg:x2="8.318cm" svg:y2="8.526cm">
          <text:p/>
        </draw:line>
        <draw:line draw:style-name="gr97" draw:layer="layout" svg:x1="8.242cm" svg:y1="8.603cm" svg:x2="8.395cm" svg:y2="8.603cm">
          <text:p/>
        </draw:line>
        <draw:line draw:style-name="gr97" draw:layer="layout" svg:x1="8.318cm" svg:y1="8.592cm" svg:x2="8.318cm" svg:y2="8.439cm">
          <text:p/>
        </draw:line>
        <draw:line draw:style-name="gr97" draw:layer="layout" svg:x1="8.242cm" svg:y1="8.515cm" svg:x2="8.395cm" svg:y2="8.515cm">
          <text:p/>
        </draw:line>
        <draw:line draw:style-name="gr97" draw:layer="layout" svg:x1="8.318cm" svg:y1="8.395cm" svg:x2="8.318cm" svg:y2="8.242cm">
          <text:p/>
        </draw:line>
        <draw:line draw:style-name="gr97" draw:layer="layout" svg:x1="8.242cm" svg:y1="8.318cm" svg:x2="8.395cm" svg:y2="8.318cm">
          <text:p/>
        </draw:line>
        <draw:line draw:style-name="gr97" draw:layer="layout" svg:x1="8.318cm" svg:y1="8.305cm" svg:x2="8.318cm" svg:y2="8.151cm">
          <text:p/>
        </draw:line>
        <draw:line draw:style-name="gr97" draw:layer="layout" svg:x1="8.242cm" svg:y1="8.228cm" svg:x2="8.395cm" svg:y2="8.228cm">
          <text:p/>
        </draw:line>
        <draw:line draw:style-name="gr97" draw:layer="layout" svg:x1="8.318cm" svg:y1="7.468cm" svg:x2="8.318cm" svg:y2="7.314cm">
          <text:p/>
        </draw:line>
        <draw:line draw:style-name="gr97" draw:layer="layout" svg:x1="8.242cm" svg:y1="7.391cm" svg:x2="8.395cm" svg:y2="7.391cm">
          <text:p/>
        </draw:line>
        <draw:line draw:style-name="gr97" draw:layer="layout" svg:x1="8.318cm" svg:y1="7.402cm" svg:x2="8.318cm" svg:y2="7.249cm">
          <text:p/>
        </draw:line>
        <draw:line draw:style-name="gr97" draw:layer="layout" svg:x1="8.242cm" svg:y1="7.325cm" svg:x2="8.395cm" svg:y2="7.325cm">
          <text:p/>
        </draw:line>
        <draw:line draw:style-name="gr97" draw:layer="layout" svg:x1="8.318cm" svg:y1="7.38cm" svg:x2="8.318cm" svg:y2="7.227cm">
          <text:p/>
        </draw:line>
        <draw:line draw:style-name="gr97" draw:layer="layout" svg:x1="8.242cm" svg:y1="7.303cm" svg:x2="8.395cm" svg:y2="7.303cm">
          <text:p/>
        </draw:line>
        <draw:line draw:style-name="gr97" draw:layer="layout" svg:x1="8.318cm" svg:y1="5.927cm" svg:x2="8.318cm" svg:y2="5.774cm">
          <text:p/>
        </draw:line>
        <draw:line draw:style-name="gr97" draw:layer="layout" svg:x1="8.242cm" svg:y1="5.85cm" svg:x2="8.395cm" svg:y2="5.85cm">
          <text:p/>
        </draw:line>
        <draw:line draw:style-name="gr97" draw:layer="layout" svg:x1="8.318cm" svg:y1="5.883cm" svg:x2="8.318cm" svg:y2="5.73cm">
          <text:p/>
        </draw:line>
        <draw:line draw:style-name="gr97" draw:layer="layout" svg:x1="8.242cm" svg:y1="5.807cm" svg:x2="8.395cm" svg:y2="5.807cm">
          <text:p/>
        </draw:line>
        <draw:line draw:style-name="gr97" draw:layer="layout" svg:x1="8.318cm" svg:y1="4.097cm" svg:x2="8.318cm" svg:y2="3.944cm">
          <text:p/>
        </draw:line>
        <draw:line draw:style-name="gr97" draw:layer="layout" svg:x1="8.242cm" svg:y1="4.02cm" svg:x2="8.395cm" svg:y2="4.02cm">
          <text:p/>
        </draw:line>
        <draw:line draw:style-name="gr97" draw:layer="layout" svg:x1="8.318cm" svg:y1="4.031cm" svg:x2="8.318cm" svg:y2="3.878cm">
          <text:p/>
        </draw:line>
        <draw:line draw:style-name="gr97" draw:layer="layout" svg:x1="8.242cm" svg:y1="3.954cm" svg:x2="8.395cm" svg:y2="3.954cm">
          <text:p/>
        </draw:line>
        <draw:line draw:style-name="gr97" draw:layer="layout" svg:x1="8.318cm" svg:y1="4.009cm" svg:x2="8.318cm" svg:y2="3.856cm">
          <text:p/>
        </draw:line>
        <draw:line draw:style-name="gr97" draw:layer="layout" svg:x1="8.242cm" svg:y1="3.933cm" svg:x2="8.395cm" svg:y2="3.933cm">
          <text:p/>
        </draw:line>
        <draw:line draw:style-name="gr97" draw:layer="layout" svg:x1="8.318cm" svg:y1="2.885cm" svg:x2="8.318cm" svg:y2="2.732cm">
          <text:p/>
        </draw:line>
        <draw:line draw:style-name="gr97" draw:layer="layout" svg:x1="8.242cm" svg:y1="2.808cm" svg:x2="8.395cm" svg:y2="2.808cm">
          <text:p/>
        </draw:line>
        <draw:line draw:style-name="gr97" draw:layer="layout" svg:x1="8.347cm" svg:y1="13.309cm" svg:x2="8.347cm" svg:y2="13.155cm">
          <text:p/>
        </draw:line>
        <draw:line draw:style-name="gr97" draw:layer="layout" svg:x1="8.271cm" svg:y1="13.232cm" svg:x2="8.424cm" svg:y2="13.232cm">
          <text:p/>
        </draw:line>
        <draw:line draw:style-name="gr97" draw:layer="layout" svg:x1="8.347cm" svg:y1="13.243cm" svg:x2="8.347cm" svg:y2="13.09cm">
          <text:p/>
        </draw:line>
        <draw:line draw:style-name="gr97" draw:layer="layout" svg:x1="8.271cm" svg:y1="13.166cm" svg:x2="8.424cm" svg:y2="13.166cm">
          <text:p/>
        </draw:line>
        <draw:line draw:style-name="gr97" draw:layer="layout" svg:x1="8.347cm" svg:y1="13.153cm" svg:x2="8.347cm" svg:y2="13cm">
          <text:p/>
        </draw:line>
        <draw:line draw:style-name="gr97" draw:layer="layout" svg:x1="8.271cm" svg:y1="13.076cm" svg:x2="8.424cm" svg:y2="13.076cm">
          <text:p/>
        </draw:line>
        <draw:line draw:style-name="gr97" draw:layer="layout" svg:x1="8.347cm" svg:y1="9.188cm" svg:x2="8.347cm" svg:y2="9.035cm">
          <text:p/>
        </draw:line>
        <draw:line draw:style-name="gr97" draw:layer="layout" svg:x1="8.271cm" svg:y1="9.112cm" svg:x2="8.424cm" svg:y2="9.112cm">
          <text:p/>
        </draw:line>
        <draw:line draw:style-name="gr97" draw:layer="layout" svg:x1="8.347cm" svg:y1="8.967cm" svg:x2="8.347cm" svg:y2="8.813cm">
          <text:p/>
        </draw:line>
        <draw:line draw:style-name="gr97" draw:layer="layout" svg:x1="8.271cm" svg:y1="8.89cm" svg:x2="8.424cm" svg:y2="8.89cm">
          <text:p/>
        </draw:line>
        <draw:line draw:style-name="gr97" draw:layer="layout" svg:x1="8.347cm" svg:y1="8.835cm" svg:x2="8.347cm" svg:y2="8.682cm">
          <text:p/>
        </draw:line>
        <draw:line draw:style-name="gr97" draw:layer="layout" svg:x1="8.271cm" svg:y1="8.759cm" svg:x2="8.424cm" svg:y2="8.759cm">
          <text:p/>
        </draw:line>
        <draw:line draw:style-name="gr97" draw:layer="layout" svg:x1="8.347cm" svg:y1="8.792cm" svg:x2="8.347cm" svg:y2="8.638cm">
          <text:p/>
        </draw:line>
        <draw:line draw:style-name="gr97" draw:layer="layout" svg:x1="8.271cm" svg:y1="8.715cm" svg:x2="8.424cm" svg:y2="8.715cm">
          <text:p/>
        </draw:line>
        <draw:line draw:style-name="gr97" draw:layer="layout" svg:x1="8.347cm" svg:y1="8.526cm" svg:x2="8.347cm" svg:y2="8.373cm">
          <text:p/>
        </draw:line>
        <draw:line draw:style-name="gr97" draw:layer="layout" svg:x1="8.271cm" svg:y1="8.45cm" svg:x2="8.424cm" svg:y2="8.45cm">
          <text:p/>
        </draw:line>
        <draw:line draw:style-name="gr97" draw:layer="layout" svg:x1="8.347cm" svg:y1="6.102cm" svg:x2="8.347cm" svg:y2="5.949cm">
          <text:p/>
        </draw:line>
        <draw:line draw:style-name="gr97" draw:layer="layout" svg:x1="8.271cm" svg:y1="6.026cm" svg:x2="8.424cm" svg:y2="6.026cm">
          <text:p/>
        </draw:line>
        <draw:line draw:style-name="gr97" draw:layer="layout" svg:x1="8.347cm" svg:y1="4.163cm" svg:x2="8.347cm" svg:y2="4.009cm">
          <text:p/>
        </draw:line>
        <draw:line draw:style-name="gr97" draw:layer="layout" svg:x1="8.271cm" svg:y1="4.086cm" svg:x2="8.424cm" svg:y2="4.086cm">
          <text:p/>
        </draw:line>
        <draw:line draw:style-name="gr97" draw:layer="layout" svg:x1="8.347cm" svg:y1="3.878cm" svg:x2="8.347cm" svg:y2="3.724cm">
          <text:p/>
        </draw:line>
        <draw:line draw:style-name="gr97" draw:layer="layout" svg:x1="8.271cm" svg:y1="3.801cm" svg:x2="8.424cm" svg:y2="3.801cm">
          <text:p/>
        </draw:line>
        <draw:line draw:style-name="gr97" draw:layer="layout" svg:x1="8.347cm" svg:y1="3.856cm" svg:x2="8.347cm" svg:y2="3.703cm">
          <text:p/>
        </draw:line>
        <draw:line draw:style-name="gr97" draw:layer="layout" svg:x1="8.271cm" svg:y1="3.779cm" svg:x2="8.424cm" svg:y2="3.779cm">
          <text:p/>
        </draw:line>
        <draw:line draw:style-name="gr97" draw:layer="layout" svg:x1="8.347cm" svg:y1="2.994cm" svg:x2="8.347cm" svg:y2="2.841cm">
          <text:p/>
        </draw:line>
        <draw:line draw:style-name="gr97" draw:layer="layout" svg:x1="8.271cm" svg:y1="2.918cm" svg:x2="8.424cm" svg:y2="2.918cm">
          <text:p/>
        </draw:line>
        <draw:line draw:style-name="gr97" draw:layer="layout" svg:x1="8.379cm" svg:y1="11.831cm" svg:x2="8.379cm" svg:y2="11.678cm">
          <text:p/>
        </draw:line>
        <draw:line draw:style-name="gr97" draw:layer="layout" svg:x1="8.302cm" svg:y1="11.755cm" svg:x2="8.456cm" svg:y2="11.755cm">
          <text:p/>
        </draw:line>
        <draw:line draw:style-name="gr97" draw:layer="layout" svg:x1="8.379cm" svg:y1="11.457cm" svg:x2="8.379cm" svg:y2="11.303cm">
          <text:p/>
        </draw:line>
        <draw:line draw:style-name="gr97" draw:layer="layout" svg:x1="8.302cm" svg:y1="11.38cm" svg:x2="8.456cm" svg:y2="11.38cm">
          <text:p/>
        </draw:line>
        <draw:line draw:style-name="gr97" draw:layer="layout" svg:x1="8.379cm" svg:y1="9.473cm" svg:x2="8.379cm" svg:y2="9.32cm">
          <text:p/>
        </draw:line>
        <draw:line draw:style-name="gr97" draw:layer="layout" svg:x1="8.302cm" svg:y1="9.396cm" svg:x2="8.456cm" svg:y2="9.396cm">
          <text:p/>
        </draw:line>
        <draw:line draw:style-name="gr97" draw:layer="layout" svg:x1="8.379cm" svg:y1="9.298cm" svg:x2="8.379cm" svg:y2="9.144cm">
          <text:p/>
        </draw:line>
        <draw:line draw:style-name="gr97" draw:layer="layout" svg:x1="8.302cm" svg:y1="9.221cm" svg:x2="8.456cm" svg:y2="9.221cm">
          <text:p/>
        </draw:line>
        <draw:line draw:style-name="gr97" draw:layer="layout" svg:x1="8.379cm" svg:y1="9.12cm" svg:x2="8.379cm" svg:y2="8.967cm">
          <text:p/>
        </draw:line>
        <draw:line draw:style-name="gr97" draw:layer="layout" svg:x1="8.302cm" svg:y1="9.043cm" svg:x2="8.456cm" svg:y2="9.043cm">
          <text:p/>
        </draw:line>
        <draw:line draw:style-name="gr97" draw:layer="layout" svg:x1="8.379cm" svg:y1="8.68cm" svg:x2="8.379cm" svg:y2="8.526cm">
          <text:p/>
        </draw:line>
        <draw:line draw:style-name="gr97" draw:layer="layout" svg:x1="8.302cm" svg:y1="8.603cm" svg:x2="8.456cm" svg:y2="8.603cm">
          <text:p/>
        </draw:line>
        <draw:line draw:style-name="gr97" draw:layer="layout" svg:x1="8.379cm" svg:y1="8.636cm" svg:x2="8.379cm" svg:y2="8.482cm">
          <text:p/>
        </draw:line>
        <draw:line draw:style-name="gr97" draw:layer="layout" svg:x1="8.302cm" svg:y1="8.559cm" svg:x2="8.456cm" svg:y2="8.559cm">
          <text:p/>
        </draw:line>
        <draw:line draw:style-name="gr97" draw:layer="layout" svg:x1="8.379cm" svg:y1="8.57cm" svg:x2="8.379cm" svg:y2="8.417cm">
          <text:p/>
        </draw:line>
        <draw:line draw:style-name="gr97" draw:layer="layout" svg:x1="8.302cm" svg:y1="8.493cm" svg:x2="8.456cm" svg:y2="8.493cm">
          <text:p/>
        </draw:line>
        <draw:line draw:style-name="gr97" draw:layer="layout" svg:x1="8.379cm" svg:y1="8.461cm" svg:x2="8.379cm" svg:y2="8.307cm">
          <text:p/>
        </draw:line>
        <draw:line draw:style-name="gr97" draw:layer="layout" svg:x1="8.302cm" svg:y1="8.384cm" svg:x2="8.456cm" svg:y2="8.384cm">
          <text:p/>
        </draw:line>
        <draw:line draw:style-name="gr97" draw:layer="layout" svg:x1="8.379cm" svg:y1="6.543cm" svg:x2="8.379cm" svg:y2="6.389cm">
          <text:p/>
        </draw:line>
        <draw:line draw:style-name="gr97" draw:layer="layout" svg:x1="8.302cm" svg:y1="6.466cm" svg:x2="8.456cm" svg:y2="6.466cm">
          <text:p/>
        </draw:line>
        <draw:line draw:style-name="gr97" draw:layer="layout" svg:x1="8.379cm" svg:y1="4.825cm" svg:x2="8.379cm" svg:y2="4.671cm">
          <text:p/>
        </draw:line>
        <draw:line draw:style-name="gr97" draw:layer="layout" svg:x1="8.302cm" svg:y1="4.748cm" svg:x2="8.456cm" svg:y2="4.748cm">
          <text:p/>
        </draw:line>
        <draw:line draw:style-name="gr97" draw:layer="layout" svg:x1="8.379cm" svg:y1="3.766cm" svg:x2="8.379cm" svg:y2="3.613cm">
          <text:p/>
        </draw:line>
        <draw:line draw:style-name="gr97" draw:layer="layout" svg:x1="8.302cm" svg:y1="3.689cm" svg:x2="8.456cm" svg:y2="3.689cm">
          <text:p/>
        </draw:line>
        <draw:line draw:style-name="gr97" draw:layer="layout" svg:x1="8.408cm" svg:y1="12.097cm" svg:x2="8.408cm" svg:y2="11.943cm">
          <text:p/>
        </draw:line>
        <draw:line draw:style-name="gr97" draw:layer="layout" svg:x1="8.332cm" svg:y1="12.02cm" svg:x2="8.485cm" svg:y2="12.02cm">
          <text:p/>
        </draw:line>
        <draw:line draw:style-name="gr97" draw:layer="layout" svg:x1="8.408cm" svg:y1="11.919cm" svg:x2="8.408cm" svg:y2="11.766cm">
          <text:p/>
        </draw:line>
        <draw:line draw:style-name="gr97" draw:layer="layout" svg:x1="8.332cm" svg:y1="11.842cm" svg:x2="8.485cm" svg:y2="11.842cm">
          <text:p/>
        </draw:line>
        <draw:line draw:style-name="gr97" draw:layer="layout" svg:x1="8.408cm" svg:y1="10.025cm" svg:x2="8.408cm" svg:y2="9.872cm">
          <text:p/>
        </draw:line>
        <draw:line draw:style-name="gr97" draw:layer="layout" svg:x1="8.332cm" svg:y1="9.949cm" svg:x2="8.485cm" svg:y2="9.949cm">
          <text:p/>
        </draw:line>
        <draw:line draw:style-name="gr97" draw:layer="layout" svg:x1="8.408cm" svg:y1="9.738cm" svg:x2="8.408cm" svg:y2="9.585cm">
          <text:p/>
        </draw:line>
        <draw:line draw:style-name="gr97" draw:layer="layout" svg:x1="8.332cm" svg:y1="9.662cm" svg:x2="8.485cm" svg:y2="9.662cm">
          <text:p/>
        </draw:line>
        <draw:line draw:style-name="gr97" draw:layer="layout" svg:x1="8.408cm" svg:y1="9.716cm" svg:x2="8.408cm" svg:y2="9.563cm">
          <text:p/>
        </draw:line>
        <draw:line draw:style-name="gr97" draw:layer="layout" svg:x1="8.332cm" svg:y1="9.64cm" svg:x2="8.485cm" svg:y2="9.64cm">
          <text:p/>
        </draw:line>
        <draw:line draw:style-name="gr97" draw:layer="layout" svg:x1="8.408cm" svg:y1="9.651cm" svg:x2="8.408cm" svg:y2="9.497cm">
          <text:p/>
        </draw:line>
        <draw:line draw:style-name="gr97" draw:layer="layout" svg:x1="8.332cm" svg:y1="9.574cm" svg:x2="8.485cm" svg:y2="9.574cm">
          <text:p/>
        </draw:line>
        <draw:line draw:style-name="gr97" draw:layer="layout" svg:x1="8.408cm" svg:y1="9.076cm" svg:x2="8.408cm" svg:y2="8.923cm">
          <text:p/>
        </draw:line>
        <draw:line draw:style-name="gr97" draw:layer="layout" svg:x1="8.332cm" svg:y1="9cm" svg:x2="8.485cm" svg:y2="9cm">
          <text:p/>
        </draw:line>
        <draw:line draw:style-name="gr97" draw:layer="layout" svg:x1="8.408cm" svg:y1="9.033cm" svg:x2="8.408cm" svg:y2="8.879cm">
          <text:p/>
        </draw:line>
        <draw:line draw:style-name="gr97" draw:layer="layout" svg:x1="8.332cm" svg:y1="8.956cm" svg:x2="8.485cm" svg:y2="8.956cm">
          <text:p/>
        </draw:line>
        <draw:line draw:style-name="gr97" draw:layer="layout" svg:x1="8.408cm" svg:y1="8.967cm" svg:x2="8.408cm" svg:y2="8.813cm">
          <text:p/>
        </draw:line>
        <draw:line draw:style-name="gr97" draw:layer="layout" svg:x1="8.332cm" svg:y1="8.89cm" svg:x2="8.485cm" svg:y2="8.89cm">
          <text:p/>
        </draw:line>
        <draw:line draw:style-name="gr97" draw:layer="layout" svg:x1="8.408cm" svg:y1="8.792cm" svg:x2="8.408cm" svg:y2="8.638cm">
          <text:p/>
        </draw:line>
        <draw:line draw:style-name="gr97" draw:layer="layout" svg:x1="8.332cm" svg:y1="8.715cm" svg:x2="8.485cm" svg:y2="8.715cm">
          <text:p/>
        </draw:line>
        <draw:line draw:style-name="gr97" draw:layer="layout" svg:x1="8.408cm" svg:y1="7.227cm" svg:x2="8.408cm" svg:y2="7.073cm">
          <text:p/>
        </draw:line>
        <draw:line draw:style-name="gr97" draw:layer="layout" svg:x1="8.332cm" svg:y1="7.15cm" svg:x2="8.485cm" svg:y2="7.15cm">
          <text:p/>
        </draw:line>
        <draw:line draw:style-name="gr97" draw:layer="layout" svg:x1="8.408cm" svg:y1="7.027cm" svg:x2="8.408cm" svg:y2="6.874cm">
          <text:p/>
        </draw:line>
        <draw:line draw:style-name="gr97" draw:layer="layout" svg:x1="8.332cm" svg:y1="6.95cm" svg:x2="8.485cm" svg:y2="6.95cm">
          <text:p/>
        </draw:line>
        <draw:line draw:style-name="gr97" draw:layer="layout" svg:x1="8.408cm" svg:y1="5.618cm" svg:x2="8.408cm" svg:y2="5.465cm">
          <text:p/>
        </draw:line>
        <draw:line draw:style-name="gr97" draw:layer="layout" svg:x1="8.332cm" svg:y1="5.541cm" svg:x2="8.485cm" svg:y2="5.541cm">
          <text:p/>
        </draw:line>
        <draw:line draw:style-name="gr97" draw:layer="layout" svg:x1="8.408cm" svg:y1="5.353cm" svg:x2="8.408cm" svg:y2="5.199cm">
          <text:p/>
        </draw:line>
        <draw:line draw:style-name="gr97" draw:layer="layout" svg:x1="8.332cm" svg:y1="5.276cm" svg:x2="8.485cm" svg:y2="5.276cm">
          <text:p/>
        </draw:line>
        <draw:line draw:style-name="gr97" draw:layer="layout" svg:x1="8.408cm" svg:y1="3.965cm" svg:x2="8.408cm" svg:y2="3.812cm">
          <text:p/>
        </draw:line>
        <draw:line draw:style-name="gr97" draw:layer="layout" svg:x1="8.332cm" svg:y1="3.889cm" svg:x2="8.485cm" svg:y2="3.889cm">
          <text:p/>
        </draw:line>
        <draw:line draw:style-name="gr97" draw:layer="layout" svg:x1="8.408cm" svg:y1="3.856cm" svg:x2="8.408cm" svg:y2="3.703cm">
          <text:p/>
        </draw:line>
        <draw:line draw:style-name="gr97" draw:layer="layout" svg:x1="8.332cm" svg:y1="3.779cm" svg:x2="8.485cm" svg:y2="3.779cm">
          <text:p/>
        </draw:line>
        <draw:line draw:style-name="gr97" draw:layer="layout" svg:x1="8.44cm" svg:y1="12.449cm" svg:x2="8.44cm" svg:y2="12.296cm">
          <text:p/>
        </draw:line>
        <draw:line draw:style-name="gr97" draw:layer="layout" svg:x1="8.363cm" svg:y1="12.373cm" svg:x2="8.517cm" svg:y2="12.373cm">
          <text:p/>
        </draw:line>
        <draw:line draw:style-name="gr97" draw:layer="layout" svg:x1="8.44cm" svg:y1="12.428cm" svg:x2="8.44cm" svg:y2="12.274cm">
          <text:p/>
        </draw:line>
        <draw:line draw:style-name="gr97" draw:layer="layout" svg:x1="8.363cm" svg:y1="12.351cm" svg:x2="8.517cm" svg:y2="12.351cm">
          <text:p/>
        </draw:line>
        <draw:line draw:style-name="gr97" draw:layer="layout" svg:x1="8.44cm" svg:y1="10.466cm" svg:x2="8.44cm" svg:y2="10.313cm">
          <text:p/>
        </draw:line>
        <draw:line draw:style-name="gr97" draw:layer="layout" svg:x1="8.363cm" svg:y1="10.389cm" svg:x2="8.517cm" svg:y2="10.389cm">
          <text:p/>
        </draw:line>
        <draw:line draw:style-name="gr97" draw:layer="layout" svg:x1="8.44cm" svg:y1="9.96cm" svg:x2="8.44cm" svg:y2="9.806cm">
          <text:p/>
        </draw:line>
        <draw:line draw:style-name="gr97" draw:layer="layout" svg:x1="8.363cm" svg:y1="9.883cm" svg:x2="8.517cm" svg:y2="9.883cm">
          <text:p/>
        </draw:line>
        <draw:line draw:style-name="gr97" draw:layer="layout" svg:x1="8.44cm" svg:y1="9.914cm" svg:x2="8.44cm" svg:y2="9.76cm">
          <text:p/>
        </draw:line>
        <draw:line draw:style-name="gr97" draw:layer="layout" svg:x1="8.363cm" svg:y1="9.837cm" svg:x2="8.517cm" svg:y2="9.837cm">
          <text:p/>
        </draw:line>
        <draw:line draw:style-name="gr97" draw:layer="layout" svg:x1="8.44cm" svg:y1="9.563cm" svg:x2="8.44cm" svg:y2="9.41cm">
          <text:p/>
        </draw:line>
        <draw:line draw:style-name="gr97" draw:layer="layout" svg:x1="8.363cm" svg:y1="9.486cm" svg:x2="8.517cm" svg:y2="9.486cm">
          <text:p/>
        </draw:line>
        <draw:line draw:style-name="gr97" draw:layer="layout" svg:x1="8.44cm" svg:y1="9.342cm" svg:x2="8.44cm" svg:y2="9.188cm">
          <text:p/>
        </draw:line>
        <draw:line draw:style-name="gr97" draw:layer="layout" svg:x1="8.363cm" svg:y1="9.265cm" svg:x2="8.517cm" svg:y2="9.265cm">
          <text:p/>
        </draw:line>
        <draw:line draw:style-name="gr97" draw:layer="layout" svg:x1="8.44cm" svg:y1="7.536cm" svg:x2="8.44cm" svg:y2="7.382cm">
          <text:p/>
        </draw:line>
        <draw:line draw:style-name="gr97" draw:layer="layout" svg:x1="8.363cm" svg:y1="7.459cm" svg:x2="8.517cm" svg:y2="7.459cm">
          <text:p/>
        </draw:line>
        <draw:line draw:style-name="gr97" draw:layer="layout" svg:x1="8.44cm" svg:y1="5.727cm" svg:x2="8.44cm" svg:y2="5.574cm">
          <text:p/>
        </draw:line>
        <draw:line draw:style-name="gr97" draw:layer="layout" svg:x1="8.363cm" svg:y1="5.651cm" svg:x2="8.517cm" svg:y2="5.651cm">
          <text:p/>
        </draw:line>
        <draw:line draw:style-name="gr97" draw:layer="layout" svg:x1="8.44cm" svg:y1="5.618cm" svg:x2="8.44cm" svg:y2="5.465cm">
          <text:p/>
        </draw:line>
        <draw:line draw:style-name="gr97" draw:layer="layout" svg:x1="8.363cm" svg:y1="5.541cm" svg:x2="8.517cm" svg:y2="5.541cm">
          <text:p/>
        </draw:line>
        <draw:line draw:style-name="gr97" draw:layer="layout" svg:x1="8.44cm" svg:y1="5.09cm" svg:x2="8.44cm" svg:y2="4.936cm">
          <text:p/>
        </draw:line>
        <draw:line draw:style-name="gr97" draw:layer="layout" svg:x1="8.363cm" svg:y1="5.013cm" svg:x2="8.517cm" svg:y2="5.013cm">
          <text:p/>
        </draw:line>
        <draw:line draw:style-name="gr97" draw:layer="layout" svg:x1="8.44cm" svg:y1="5.022cm" svg:x2="8.44cm" svg:y2="4.868cm">
          <text:p/>
        </draw:line>
        <draw:line draw:style-name="gr97" draw:layer="layout" svg:x1="8.363cm" svg:y1="4.945cm" svg:x2="8.517cm" svg:y2="4.945cm">
          <text:p/>
        </draw:line>
        <draw:line draw:style-name="gr97" draw:layer="layout" svg:x1="8.44cm" svg:y1="4.934cm" svg:x2="8.44cm" svg:y2="4.781cm">
          <text:p/>
        </draw:line>
        <draw:line draw:style-name="gr97" draw:layer="layout" svg:x1="8.363cm" svg:y1="4.857cm" svg:x2="8.517cm" svg:y2="4.857cm">
          <text:p/>
        </draw:line>
        <draw:line draw:style-name="gr97" draw:layer="layout" svg:x1="8.44cm" svg:y1="4.825cm" svg:x2="8.44cm" svg:y2="4.671cm">
          <text:p/>
        </draw:line>
        <draw:line draw:style-name="gr97" draw:layer="layout" svg:x1="8.363cm" svg:y1="4.748cm" svg:x2="8.517cm" svg:y2="4.748cm">
          <text:p/>
        </draw:line>
        <draw:line draw:style-name="gr97" draw:layer="layout" svg:x1="8.44cm" svg:y1="4.737cm" svg:x2="8.44cm" svg:y2="4.584cm">
          <text:p/>
        </draw:line>
        <draw:line draw:style-name="gr97" draw:layer="layout" svg:x1="8.363cm" svg:y1="4.66cm" svg:x2="8.517cm" svg:y2="4.66cm">
          <text:p/>
        </draw:line>
        <draw:line draw:style-name="gr97" draw:layer="layout" svg:x1="8.44cm" svg:y1="4.45cm" svg:x2="8.44cm" svg:y2="4.296cm">
          <text:p/>
        </draw:line>
        <draw:line draw:style-name="gr97" draw:layer="layout" svg:x1="8.363cm" svg:y1="4.373cm" svg:x2="8.517cm" svg:y2="4.373cm">
          <text:p/>
        </draw:line>
        <draw:line draw:style-name="gr97" draw:layer="layout" svg:x1="8.44cm" svg:y1="4.406cm" svg:x2="8.44cm" svg:y2="4.253cm">
          <text:p/>
        </draw:line>
        <draw:line draw:style-name="gr97" draw:layer="layout" svg:x1="8.363cm" svg:y1="4.329cm" svg:x2="8.517cm" svg:y2="4.329cm">
          <text:p/>
        </draw:line>
        <draw:line draw:style-name="gr97" draw:layer="layout" svg:x1="8.44cm" svg:y1="4.075cm" svg:x2="8.44cm" svg:y2="3.922cm">
          <text:p/>
        </draw:line>
        <draw:line draw:style-name="gr97" draw:layer="layout" svg:x1="8.363cm" svg:y1="3.998cm" svg:x2="8.517cm" svg:y2="3.998cm">
          <text:p/>
        </draw:line>
        <draw:line draw:style-name="gr97" draw:layer="layout" svg:x1="8.44cm" svg:y1="3.944cm" svg:x2="8.44cm" svg:y2="3.79cm">
          <text:p/>
        </draw:line>
        <draw:line draw:style-name="gr97" draw:layer="layout" svg:x1="8.363cm" svg:y1="3.867cm" svg:x2="8.517cm" svg:y2="3.867cm">
          <text:p/>
        </draw:line>
        <draw:line draw:style-name="gr97" draw:layer="layout" svg:x1="8.44cm" svg:y1="3.9cm" svg:x2="8.44cm" svg:y2="3.746cm">
          <text:p/>
        </draw:line>
        <draw:line draw:style-name="gr97" draw:layer="layout" svg:x1="8.363cm" svg:y1="3.823cm" svg:x2="8.517cm" svg:y2="3.823cm">
          <text:p/>
        </draw:line>
        <draw:line draw:style-name="gr97" draw:layer="layout" svg:x1="8.469cm" svg:y1="13.065cm" svg:x2="8.469cm" svg:y2="12.912cm">
          <text:p/>
        </draw:line>
        <draw:line draw:style-name="gr97" draw:layer="layout" svg:x1="8.392cm" svg:y1="12.989cm" svg:x2="8.546cm" svg:y2="12.989cm">
          <text:p/>
        </draw:line>
        <draw:line draw:style-name="gr97" draw:layer="layout" svg:x1="8.469cm" svg:y1="12.428cm" svg:x2="8.469cm" svg:y2="12.274cm">
          <text:p/>
        </draw:line>
        <draw:line draw:style-name="gr97" draw:layer="layout" svg:x1="8.392cm" svg:y1="12.351cm" svg:x2="8.546cm" svg:y2="12.351cm">
          <text:p/>
        </draw:line>
        <draw:line draw:style-name="gr97" draw:layer="layout" svg:x1="8.469cm" svg:y1="12.075cm" svg:x2="8.469cm" svg:y2="11.921cm">
          <text:p/>
        </draw:line>
        <draw:line draw:style-name="gr97" draw:layer="layout" svg:x1="8.392cm" svg:y1="11.998cm" svg:x2="8.546cm" svg:y2="11.998cm">
          <text:p/>
        </draw:line>
        <draw:line draw:style-name="gr97" draw:layer="layout" svg:x1="8.469cm" svg:y1="11.722cm" svg:x2="8.469cm" svg:y2="11.568cm">
          <text:p/>
        </draw:line>
        <draw:line draw:style-name="gr97" draw:layer="layout" svg:x1="8.392cm" svg:y1="11.645cm" svg:x2="8.546cm" svg:y2="11.645cm">
          <text:p/>
        </draw:line>
        <draw:line draw:style-name="gr97" draw:layer="layout" svg:x1="8.469cm" svg:y1="10.641cm" svg:x2="8.469cm" svg:y2="10.488cm">
          <text:p/>
        </draw:line>
        <draw:line draw:style-name="gr97" draw:layer="layout" svg:x1="8.392cm" svg:y1="10.565cm" svg:x2="8.546cm" svg:y2="10.565cm">
          <text:p/>
        </draw:line>
        <draw:line draw:style-name="gr97" draw:layer="layout" svg:x1="8.469cm" svg:y1="10.619cm" svg:x2="8.469cm" svg:y2="10.466cm">
          <text:p/>
        </draw:line>
        <draw:line draw:style-name="gr97" draw:layer="layout" svg:x1="8.392cm" svg:y1="10.543cm" svg:x2="8.546cm" svg:y2="10.543cm">
          <text:p/>
        </draw:line>
        <draw:line draw:style-name="gr97" draw:layer="layout" svg:x1="8.469cm" svg:y1="10.31cm" svg:x2="8.469cm" svg:y2="10.157cm">
          <text:p/>
        </draw:line>
        <draw:line draw:style-name="gr97" draw:layer="layout" svg:x1="8.392cm" svg:y1="10.234cm" svg:x2="8.546cm" svg:y2="10.234cm">
          <text:p/>
        </draw:line>
        <draw:line draw:style-name="gr97" draw:layer="layout" svg:x1="8.469cm" svg:y1="10.201cm" svg:x2="8.469cm" svg:y2="10.047cm">
          <text:p/>
        </draw:line>
        <draw:line draw:style-name="gr97" draw:layer="layout" svg:x1="8.392cm" svg:y1="10.124cm" svg:x2="8.546cm" svg:y2="10.124cm">
          <text:p/>
        </draw:line>
        <draw:line draw:style-name="gr97" draw:layer="layout" svg:x1="8.469cm" svg:y1="10.047cm" svg:x2="8.469cm" svg:y2="9.894cm">
          <text:p/>
        </draw:line>
        <draw:line draw:style-name="gr97" draw:layer="layout" svg:x1="8.392cm" svg:y1="9.971cm" svg:x2="8.546cm" svg:y2="9.971cm">
          <text:p/>
        </draw:line>
        <draw:line draw:style-name="gr97" draw:layer="layout" svg:x1="8.469cm" svg:y1="10.004cm" svg:x2="8.469cm" svg:y2="9.85cm">
          <text:p/>
        </draw:line>
        <draw:line draw:style-name="gr97" draw:layer="layout" svg:x1="8.392cm" svg:y1="9.927cm" svg:x2="8.546cm" svg:y2="9.927cm">
          <text:p/>
        </draw:line>
        <draw:line draw:style-name="gr97" draw:layer="layout" svg:x1="8.469cm" svg:y1="9.935cm" svg:x2="8.469cm" svg:y2="9.782cm">
          <text:p/>
        </draw:line>
        <draw:line draw:style-name="gr97" draw:layer="layout" svg:x1="8.392cm" svg:y1="9.859cm" svg:x2="8.546cm" svg:y2="9.859cm">
          <text:p/>
        </draw:line>
        <draw:line draw:style-name="gr97" draw:layer="layout" svg:x1="8.469cm" svg:y1="9.804cm" svg:x2="8.469cm" svg:y2="9.651cm">
          <text:p/>
        </draw:line>
        <draw:line draw:style-name="gr97" draw:layer="layout" svg:x1="8.392cm" svg:y1="9.727cm" svg:x2="8.546cm" svg:y2="9.727cm">
          <text:p/>
        </draw:line>
        <draw:line draw:style-name="gr97" draw:layer="layout" svg:x1="8.469cm" svg:y1="8.086cm" svg:x2="8.469cm" svg:y2="7.932cm">
          <text:p/>
        </draw:line>
        <draw:line draw:style-name="gr97" draw:layer="layout" svg:x1="8.392cm" svg:y1="8.009cm" svg:x2="8.546cm" svg:y2="8.009cm">
          <text:p/>
        </draw:line>
        <draw:line draw:style-name="gr97" draw:layer="layout" svg:x1="8.469cm" svg:y1="8.042cm" svg:x2="8.469cm" svg:y2="7.889cm">
          <text:p/>
        </draw:line>
        <draw:line draw:style-name="gr97" draw:layer="layout" svg:x1="8.392cm" svg:y1="7.965cm" svg:x2="8.546cm" svg:y2="7.965cm">
          <text:p/>
        </draw:line>
        <draw:line draw:style-name="gr97" draw:layer="layout" svg:x1="8.469cm" svg:y1="8.02cm" svg:x2="8.469cm" svg:y2="7.867cm">
          <text:p/>
        </draw:line>
        <draw:line draw:style-name="gr97" draw:layer="layout" svg:x1="8.392cm" svg:y1="7.943cm" svg:x2="8.546cm" svg:y2="7.943cm">
          <text:p/>
        </draw:line>
        <draw:line draw:style-name="gr97" draw:layer="layout" svg:x1="8.469cm" svg:y1="7.799cm" svg:x2="8.469cm" svg:y2="7.645cm">
          <text:p/>
        </draw:line>
        <draw:line draw:style-name="gr97" draw:layer="layout" svg:x1="8.392cm" svg:y1="7.722cm" svg:x2="8.546cm" svg:y2="7.722cm">
          <text:p/>
        </draw:line>
        <draw:line draw:style-name="gr97" draw:layer="layout" svg:x1="8.469cm" svg:y1="7.733cm" svg:x2="8.469cm" svg:y2="7.58cm">
          <text:p/>
        </draw:line>
        <draw:line draw:style-name="gr97" draw:layer="layout" svg:x1="8.392cm" svg:y1="7.656cm" svg:x2="8.546cm" svg:y2="7.656cm">
          <text:p/>
        </draw:line>
        <draw:line draw:style-name="gr97" draw:layer="layout" svg:x1="8.469cm" svg:y1="7.468cm" svg:x2="8.469cm" svg:y2="7.314cm">
          <text:p/>
        </draw:line>
        <draw:line draw:style-name="gr97" draw:layer="layout" svg:x1="8.392cm" svg:y1="7.391cm" svg:x2="8.546cm" svg:y2="7.391cm">
          <text:p/>
        </draw:line>
        <draw:line draw:style-name="gr97" draw:layer="layout" svg:x1="8.469cm" svg:y1="6.19cm" svg:x2="8.469cm" svg:y2="6.037cm">
          <text:p/>
        </draw:line>
        <draw:line draw:style-name="gr97" draw:layer="layout" svg:x1="8.392cm" svg:y1="6.113cm" svg:x2="8.546cm" svg:y2="6.113cm">
          <text:p/>
        </draw:line>
        <draw:line draw:style-name="gr97" draw:layer="layout" svg:x1="8.469cm" svg:y1="5.815cm" svg:x2="8.469cm" svg:y2="5.662cm">
          <text:p/>
        </draw:line>
        <draw:line draw:style-name="gr97" draw:layer="layout" svg:x1="8.392cm" svg:y1="5.738cm" svg:x2="8.546cm" svg:y2="5.738cm">
          <text:p/>
        </draw:line>
        <draw:line draw:style-name="gr97" draw:layer="layout" svg:x1="8.469cm" svg:y1="5.552cm" svg:x2="8.469cm" svg:y2="5.399cm">
          <text:p/>
        </draw:line>
        <draw:line draw:style-name="gr97" draw:layer="layout" svg:x1="8.392cm" svg:y1="5.476cm" svg:x2="8.546cm" svg:y2="5.476cm">
          <text:p/>
        </draw:line>
        <draw:line draw:style-name="gr97" draw:layer="layout" svg:x1="8.469cm" svg:y1="5.265cm" svg:x2="8.469cm" svg:y2="5.112cm">
          <text:p/>
        </draw:line>
        <draw:line draw:style-name="gr97" draw:layer="layout" svg:x1="8.392cm" svg:y1="5.188cm" svg:x2="8.546cm" svg:y2="5.188cm">
          <text:p/>
        </draw:line>
        <draw:line draw:style-name="gr97" draw:layer="layout" svg:x1="8.469cm" svg:y1="5.199cm" svg:x2="8.469cm" svg:y2="5.046cm">
          <text:p/>
        </draw:line>
        <draw:line draw:style-name="gr97" draw:layer="layout" svg:x1="8.392cm" svg:y1="5.123cm" svg:x2="8.546cm" svg:y2="5.123cm">
          <text:p/>
        </draw:line>
        <draw:line draw:style-name="gr97" draw:layer="layout" svg:x1="8.469cm" svg:y1="5.156cm" svg:x2="8.469cm" svg:y2="5.002cm">
          <text:p/>
        </draw:line>
        <draw:line draw:style-name="gr97" draw:layer="layout" svg:x1="8.392cm" svg:y1="5.079cm" svg:x2="8.546cm" svg:y2="5.079cm">
          <text:p/>
        </draw:line>
        <draw:line draw:style-name="gr97" draw:layer="layout" svg:x1="8.469cm" svg:y1="4.163cm" svg:x2="8.469cm" svg:y2="4.009cm">
          <text:p/>
        </draw:line>
        <draw:line draw:style-name="gr97" draw:layer="layout" svg:x1="8.392cm" svg:y1="4.086cm" svg:x2="8.546cm" svg:y2="4.086cm">
          <text:p/>
        </draw:line>
        <draw:line draw:style-name="gr97" draw:layer="layout" svg:x1="8.469cm" svg:y1="4.097cm" svg:x2="8.469cm" svg:y2="3.944cm">
          <text:p/>
        </draw:line>
        <draw:line draw:style-name="gr97" draw:layer="layout" svg:x1="8.392cm" svg:y1="4.02cm" svg:x2="8.546cm" svg:y2="4.02cm">
          <text:p/>
        </draw:line>
        <draw:line draw:style-name="gr97" draw:layer="layout" svg:x1="8.469cm" svg:y1="3.878cm" svg:x2="8.469cm" svg:y2="3.724cm">
          <text:p/>
        </draw:line>
        <draw:line draw:style-name="gr97" draw:layer="layout" svg:x1="8.392cm" svg:y1="3.801cm" svg:x2="8.546cm" svg:y2="3.801cm">
          <text:p/>
        </draw:line>
        <draw:line draw:style-name="gr97" draw:layer="layout" svg:x1="8.469cm" svg:y1="2.863cm" svg:x2="8.469cm" svg:y2="2.71cm">
          <text:p/>
        </draw:line>
        <draw:line draw:style-name="gr97" draw:layer="layout" svg:x1="8.392cm" svg:y1="2.786cm" svg:x2="8.546cm" svg:y2="2.786cm">
          <text:p/>
        </draw:line>
        <draw:line draw:style-name="gr97" draw:layer="layout" svg:x1="8.469cm" svg:y1="2.819cm" svg:x2="8.469cm" svg:y2="2.666cm">
          <text:p/>
        </draw:line>
        <draw:line draw:style-name="gr97" draw:layer="layout" svg:x1="8.392cm" svg:y1="2.742cm" svg:x2="8.546cm" svg:y2="2.742cm">
          <text:p/>
        </draw:line>
        <draw:line draw:style-name="gr97" draw:layer="layout" svg:x1="8.501cm" svg:y1="13.309cm" svg:x2="8.501cm" svg:y2="13.155cm">
          <text:p/>
        </draw:line>
        <draw:line draw:style-name="gr97" draw:layer="layout" svg:x1="8.424cm" svg:y1="13.232cm" svg:x2="8.577cm" svg:y2="13.232cm">
          <text:p/>
        </draw:line>
        <draw:line draw:style-name="gr97" draw:layer="layout" svg:x1="8.501cm" svg:y1="13.243cm" svg:x2="8.501cm" svg:y2="13.09cm">
          <text:p/>
        </draw:line>
        <draw:line draw:style-name="gr97" draw:layer="layout" svg:x1="8.424cm" svg:y1="13.166cm" svg:x2="8.577cm" svg:y2="13.166cm">
          <text:p/>
        </draw:line>
        <draw:line draw:style-name="gr97" draw:layer="layout" svg:x1="8.501cm" svg:y1="12.778cm" svg:x2="8.501cm" svg:y2="12.625cm">
          <text:p/>
        </draw:line>
        <draw:line draw:style-name="gr97" draw:layer="layout" svg:x1="8.424cm" svg:y1="12.701cm" svg:x2="8.577cm" svg:y2="12.701cm">
          <text:p/>
        </draw:line>
        <draw:line draw:style-name="gr97" draw:layer="layout" svg:x1="8.501cm" svg:y1="12.428cm" svg:x2="8.501cm" svg:y2="12.274cm">
          <text:p/>
        </draw:line>
        <draw:line draw:style-name="gr97" draw:layer="layout" svg:x1="8.424cm" svg:y1="12.351cm" svg:x2="8.577cm" svg:y2="12.351cm">
          <text:p/>
        </draw:line>
        <draw:line draw:style-name="gr97" draw:layer="layout" svg:x1="8.501cm" svg:y1="12.381cm" svg:x2="8.501cm" svg:y2="12.228cm">
          <text:p/>
        </draw:line>
        <draw:line draw:style-name="gr97" draw:layer="layout" svg:x1="8.424cm" svg:y1="12.305cm" svg:x2="8.577cm" svg:y2="12.305cm">
          <text:p/>
        </draw:line>
        <draw:line draw:style-name="gr97" draw:layer="layout" svg:x1="8.501cm" svg:y1="12.272cm" svg:x2="8.501cm" svg:y2="12.118cm">
          <text:p/>
        </draw:line>
        <draw:line draw:style-name="gr97" draw:layer="layout" svg:x1="8.424cm" svg:y1="12.195cm" svg:x2="8.577cm" svg:y2="12.195cm">
          <text:p/>
        </draw:line>
        <draw:line draw:style-name="gr97" draw:layer="layout" svg:x1="8.501cm" svg:y1="12.009cm" svg:x2="8.501cm" svg:y2="11.856cm">
          <text:p/>
        </draw:line>
        <draw:line draw:style-name="gr97" draw:layer="layout" svg:x1="8.424cm" svg:y1="11.932cm" svg:x2="8.577cm" svg:y2="11.932cm">
          <text:p/>
        </draw:line>
        <draw:line draw:style-name="gr97" draw:layer="layout" svg:x1="8.501cm" svg:y1="11.853cm" svg:x2="8.501cm" svg:y2="11.7cm">
          <text:p/>
        </draw:line>
        <draw:line draw:style-name="gr97" draw:layer="layout" svg:x1="8.424cm" svg:y1="11.777cm" svg:x2="8.577cm" svg:y2="11.777cm">
          <text:p/>
        </draw:line>
        <draw:line draw:style-name="gr97" draw:layer="layout" svg:x1="8.501cm" svg:y1="11.612cm" svg:x2="8.501cm" svg:y2="11.459cm">
          <text:p/>
        </draw:line>
        <draw:line draw:style-name="gr97" draw:layer="layout" svg:x1="8.424cm" svg:y1="11.536cm" svg:x2="8.577cm" svg:y2="11.536cm">
          <text:p/>
        </draw:line>
        <draw:line draw:style-name="gr97" draw:layer="layout" svg:x1="8.501cm" svg:y1="11.391cm" svg:x2="8.501cm" svg:y2="11.237cm">
          <text:p/>
        </draw:line>
        <draw:line draw:style-name="gr97" draw:layer="layout" svg:x1="8.424cm" svg:y1="11.314cm" svg:x2="8.577cm" svg:y2="11.314cm">
          <text:p/>
        </draw:line>
        <draw:line draw:style-name="gr97" draw:layer="layout" svg:x1="8.501cm" svg:y1="11.237cm" svg:x2="8.501cm" svg:y2="11.084cm">
          <text:p/>
        </draw:line>
        <draw:line draw:style-name="gr97" draw:layer="layout" svg:x1="8.424cm" svg:y1="11.161cm" svg:x2="8.577cm" svg:y2="11.161cm">
          <text:p/>
        </draw:line>
        <draw:line draw:style-name="gr97" draw:layer="layout" svg:x1="8.501cm" svg:y1="10.775cm" svg:x2="8.501cm" svg:y2="10.622cm">
          <text:p/>
        </draw:line>
        <draw:line draw:style-name="gr97" draw:layer="layout" svg:x1="8.424cm" svg:y1="10.698cm" svg:x2="8.577cm" svg:y2="10.698cm">
          <text:p/>
        </draw:line>
        <draw:line draw:style-name="gr97" draw:layer="layout" svg:x1="8.501cm" svg:y1="10.554cm" svg:x2="8.501cm" svg:y2="10.4cm">
          <text:p/>
        </draw:line>
        <draw:line draw:style-name="gr97" draw:layer="layout" svg:x1="8.424cm" svg:y1="10.477cm" svg:x2="8.577cm" svg:y2="10.477cm">
          <text:p/>
        </draw:line>
        <draw:line draw:style-name="gr97" draw:layer="layout" svg:x1="8.501cm" svg:y1="8.504cm" svg:x2="8.501cm" svg:y2="8.351cm">
          <text:p/>
        </draw:line>
        <draw:line draw:style-name="gr97" draw:layer="layout" svg:x1="8.424cm" svg:y1="8.428cm" svg:x2="8.577cm" svg:y2="8.428cm">
          <text:p/>
        </draw:line>
        <draw:line draw:style-name="gr97" draw:layer="layout" svg:x1="8.501cm" svg:y1="8.151cm" svg:x2="8.501cm" svg:y2="7.998cm">
          <text:p/>
        </draw:line>
        <draw:line draw:style-name="gr97" draw:layer="layout" svg:x1="8.424cm" svg:y1="8.075cm" svg:x2="8.577cm" svg:y2="8.075cm">
          <text:p/>
        </draw:line>
        <draw:line draw:style-name="gr97" draw:layer="layout" svg:x1="8.501cm" svg:y1="6.742cm" svg:x2="8.501cm" svg:y2="6.589cm">
          <text:p/>
        </draw:line>
        <draw:line draw:style-name="gr97" draw:layer="layout" svg:x1="8.424cm" svg:y1="6.666cm" svg:x2="8.577cm" svg:y2="6.666cm">
          <text:p/>
        </draw:line>
        <draw:line draw:style-name="gr97" draw:layer="layout" svg:x1="8.501cm" svg:y1="5.927cm" svg:x2="8.501cm" svg:y2="5.774cm">
          <text:p/>
        </draw:line>
        <draw:line draw:style-name="gr97" draw:layer="layout" svg:x1="8.424cm" svg:y1="5.85cm" svg:x2="8.577cm" svg:y2="5.85cm">
          <text:p/>
        </draw:line>
        <draw:line draw:style-name="gr97" draw:layer="layout" svg:x1="8.501cm" svg:y1="5.09cm" svg:x2="8.501cm" svg:y2="4.936cm">
          <text:p/>
        </draw:line>
        <draw:line draw:style-name="gr97" draw:layer="layout" svg:x1="8.424cm" svg:y1="5.013cm" svg:x2="8.577cm" svg:y2="5.013cm">
          <text:p/>
        </draw:line>
        <draw:line draw:style-name="gr97" draw:layer="layout" svg:x1="8.501cm" svg:y1="5.022cm" svg:x2="8.501cm" svg:y2="4.868cm">
          <text:p/>
        </draw:line>
        <draw:line draw:style-name="gr97" draw:layer="layout" svg:x1="8.424cm" svg:y1="4.945cm" svg:x2="8.577cm" svg:y2="4.945cm">
          <text:p/>
        </draw:line>
        <draw:line draw:style-name="gr97" draw:layer="layout" svg:x1="8.501cm" svg:y1="4.956cm" svg:x2="8.501cm" svg:y2="4.803cm">
          <text:p/>
        </draw:line>
        <draw:line draw:style-name="gr97" draw:layer="layout" svg:x1="8.424cm" svg:y1="4.879cm" svg:x2="8.577cm" svg:y2="4.879cm">
          <text:p/>
        </draw:line>
        <draw:line draw:style-name="gr97" draw:layer="layout" svg:x1="8.501cm" svg:y1="4.362cm" svg:x2="8.501cm" svg:y2="4.209cm">
          <text:p/>
        </draw:line>
        <draw:line draw:style-name="gr97" draw:layer="layout" svg:x1="8.424cm" svg:y1="4.285cm" svg:x2="8.577cm" svg:y2="4.285cm">
          <text:p/>
        </draw:line>
        <draw:line draw:style-name="gr97" draw:layer="layout" svg:x1="8.501cm" svg:y1="3.391cm" svg:x2="8.501cm" svg:y2="3.238cm">
          <text:p/>
        </draw:line>
        <draw:line draw:style-name="gr97" draw:layer="layout" svg:x1="8.424cm" svg:y1="3.314cm" svg:x2="8.577cm" svg:y2="3.314cm">
          <text:p/>
        </draw:line>
        <draw:line draw:style-name="gr97" draw:layer="layout" svg:x1="8.53cm" svg:y1="13.221cm" svg:x2="8.53cm" svg:y2="13.068cm">
          <text:p/>
        </draw:line>
        <draw:line draw:style-name="gr97" draw:layer="layout" svg:x1="8.453cm" svg:y1="13.144cm" svg:x2="8.607cm" svg:y2="13.144cm">
          <text:p/>
        </draw:line>
        <draw:line draw:style-name="gr97" draw:layer="layout" svg:x1="8.53cm" svg:y1="12.406cm" svg:x2="8.53cm" svg:y2="12.252cm">
          <text:p/>
        </draw:line>
        <draw:line draw:style-name="gr97" draw:layer="layout" svg:x1="8.453cm" svg:y1="12.329cm" svg:x2="8.607cm" svg:y2="12.329cm">
          <text:p/>
        </draw:line>
        <draw:line draw:style-name="gr97" draw:layer="layout" svg:x1="8.53cm" svg:y1="12.294cm" svg:x2="8.53cm" svg:y2="12.14cm">
          <text:p/>
        </draw:line>
        <draw:line draw:style-name="gr97" draw:layer="layout" svg:x1="8.453cm" svg:y1="12.217cm" svg:x2="8.607cm" svg:y2="12.217cm">
          <text:p/>
        </draw:line>
        <draw:line draw:style-name="gr97" draw:layer="layout" svg:x1="8.53cm" svg:y1="12.14cm" svg:x2="8.53cm" svg:y2="11.987cm">
          <text:p/>
        </draw:line>
        <draw:line draw:style-name="gr97" draw:layer="layout" svg:x1="8.453cm" svg:y1="12.064cm" svg:x2="8.607cm" svg:y2="12.064cm">
          <text:p/>
        </draw:line>
        <draw:line draw:style-name="gr97" draw:layer="layout" svg:x1="8.53cm" svg:y1="11.744cm" svg:x2="8.53cm" svg:y2="11.59cm">
          <text:p/>
        </draw:line>
        <draw:line draw:style-name="gr97" draw:layer="layout" svg:x1="8.453cm" svg:y1="11.667cm" svg:x2="8.607cm" svg:y2="11.667cm">
          <text:p/>
        </draw:line>
        <draw:line draw:style-name="gr97" draw:layer="layout" svg:x1="8.53cm" svg:y1="11.678cm" svg:x2="8.53cm" svg:y2="11.525cm">
          <text:p/>
        </draw:line>
        <draw:line draw:style-name="gr97" draw:layer="layout" svg:x1="8.453cm" svg:y1="11.601cm" svg:x2="8.607cm" svg:y2="11.601cm">
          <text:p/>
        </draw:line>
        <draw:line draw:style-name="gr97" draw:layer="layout" svg:x1="8.53cm" svg:y1="11.566cm" svg:x2="8.53cm" svg:y2="11.413cm">
          <text:p/>
        </draw:line>
        <draw:line draw:style-name="gr97" draw:layer="layout" svg:x1="8.453cm" svg:y1="11.489cm" svg:x2="8.607cm" svg:y2="11.489cm">
          <text:p/>
        </draw:line>
        <draw:line draw:style-name="gr97" draw:layer="layout" svg:x1="8.53cm" svg:y1="10.685cm" svg:x2="8.53cm" svg:y2="10.532cm">
          <text:p/>
        </draw:line>
        <draw:line draw:style-name="gr97" draw:layer="layout" svg:x1="8.453cm" svg:y1="10.608cm" svg:x2="8.607cm" svg:y2="10.608cm">
          <text:p/>
        </draw:line>
        <draw:line draw:style-name="gr97" draw:layer="layout" svg:x1="8.53cm" svg:y1="10.575cm" svg:x2="8.53cm" svg:y2="10.422cm">
          <text:p/>
        </draw:line>
        <draw:line draw:style-name="gr97" draw:layer="layout" svg:x1="8.453cm" svg:y1="10.499cm" svg:x2="8.607cm" svg:y2="10.499cm">
          <text:p/>
        </draw:line>
        <draw:line draw:style-name="gr97" draw:layer="layout" svg:x1="8.53cm" svg:y1="8.989cm" svg:x2="8.53cm" svg:y2="8.835cm">
          <text:p/>
        </draw:line>
        <draw:line draw:style-name="gr97" draw:layer="layout" svg:x1="8.453cm" svg:y1="8.912cm" svg:x2="8.607cm" svg:y2="8.912cm">
          <text:p/>
        </draw:line>
        <draw:line draw:style-name="gr97" draw:layer="layout" svg:x1="8.53cm" svg:y1="8.702cm" svg:x2="8.53cm" svg:y2="8.548cm">
          <text:p/>
        </draw:line>
        <draw:line draw:style-name="gr97" draw:layer="layout" svg:x1="8.453cm" svg:y1="8.625cm" svg:x2="8.607cm" svg:y2="8.625cm">
          <text:p/>
        </draw:line>
        <draw:line draw:style-name="gr97" draw:layer="layout" svg:x1="8.53cm" svg:y1="8.351cm" svg:x2="8.53cm" svg:y2="8.198cm">
          <text:p/>
        </draw:line>
        <draw:line draw:style-name="gr97" draw:layer="layout" svg:x1="8.453cm" svg:y1="8.274cm" svg:x2="8.607cm" svg:y2="8.274cm">
          <text:p/>
        </draw:line>
        <draw:line draw:style-name="gr97" draw:layer="layout" svg:x1="8.53cm" svg:y1="7.139cm" svg:x2="8.53cm" svg:y2="6.986cm">
          <text:p/>
        </draw:line>
        <draw:line draw:style-name="gr97" draw:layer="layout" svg:x1="8.453cm" svg:y1="7.062cm" svg:x2="8.607cm" svg:y2="7.062cm">
          <text:p/>
        </draw:line>
        <draw:line draw:style-name="gr97" draw:layer="layout" svg:x1="8.53cm" svg:y1="6.852cm" svg:x2="8.53cm" svg:y2="6.699cm">
          <text:p/>
        </draw:line>
        <draw:line draw:style-name="gr97" draw:layer="layout" svg:x1="8.453cm" svg:y1="6.775cm" svg:x2="8.607cm" svg:y2="6.775cm">
          <text:p/>
        </draw:line>
        <draw:line draw:style-name="gr97" draw:layer="layout" svg:x1="8.53cm" svg:y1="6.72cm" svg:x2="8.53cm" svg:y2="6.567cm">
          <text:p/>
        </draw:line>
        <draw:line draw:style-name="gr97" draw:layer="layout" svg:x1="8.453cm" svg:y1="6.644cm" svg:x2="8.607cm" svg:y2="6.644cm">
          <text:p/>
        </draw:line>
        <draw:line draw:style-name="gr97" draw:layer="layout" svg:x1="8.53cm" svg:y1="6.63cm" svg:x2="8.53cm" svg:y2="6.477cm">
          <text:p/>
        </draw:line>
        <draw:line draw:style-name="gr97" draw:layer="layout" svg:x1="8.453cm" svg:y1="6.554cm" svg:x2="8.607cm" svg:y2="6.554cm">
          <text:p/>
        </draw:line>
        <draw:line draw:style-name="gr97" draw:layer="layout" svg:x1="8.53cm" svg:y1="6.565cm" svg:x2="8.53cm" svg:y2="6.411cm">
          <text:p/>
        </draw:line>
        <draw:line draw:style-name="gr97" draw:layer="layout" svg:x1="8.453cm" svg:y1="6.488cm" svg:x2="8.607cm" svg:y2="6.488cm">
          <text:p/>
        </draw:line>
        <draw:line draw:style-name="gr97" draw:layer="layout" svg:x1="8.53cm" svg:y1="6.455cm" svg:x2="8.53cm" svg:y2="6.302cm">
          <text:p/>
        </draw:line>
        <draw:line draw:style-name="gr97" draw:layer="layout" svg:x1="8.453cm" svg:y1="6.378cm" svg:x2="8.607cm" svg:y2="6.378cm">
          <text:p/>
        </draw:line>
        <draw:line draw:style-name="gr97" draw:layer="layout" svg:x1="8.53cm" svg:y1="6.368cm" svg:x2="8.53cm" svg:y2="6.214cm">
          <text:p/>
        </draw:line>
        <draw:line draw:style-name="gr97" draw:layer="layout" svg:x1="8.453cm" svg:y1="6.291cm" svg:x2="8.607cm" svg:y2="6.291cm">
          <text:p/>
        </draw:line>
        <draw:line draw:style-name="gr97" draw:layer="layout" svg:x1="8.53cm" svg:y1="6.124cm" svg:x2="8.53cm" svg:y2="5.971cm">
          <text:p/>
        </draw:line>
        <draw:line draw:style-name="gr97" draw:layer="layout" svg:x1="8.453cm" svg:y1="6.047cm" svg:x2="8.607cm" svg:y2="6.047cm">
          <text:p/>
        </draw:line>
        <draw:line draw:style-name="gr97" draw:layer="layout" svg:x1="8.53cm" svg:y1="5.927cm" svg:x2="8.53cm" svg:y2="5.774cm">
          <text:p/>
        </draw:line>
        <draw:line draw:style-name="gr97" draw:layer="layout" svg:x1="8.453cm" svg:y1="5.85cm" svg:x2="8.607cm" svg:y2="5.85cm">
          <text:p/>
        </draw:line>
        <draw:line draw:style-name="gr97" draw:layer="layout" svg:x1="8.53cm" svg:y1="5.815cm" svg:x2="8.53cm" svg:y2="5.662cm">
          <text:p/>
        </draw:line>
        <draw:line draw:style-name="gr97" draw:layer="layout" svg:x1="8.453cm" svg:y1="5.738cm" svg:x2="8.607cm" svg:y2="5.738cm">
          <text:p/>
        </draw:line>
        <draw:line draw:style-name="gr97" draw:layer="layout" svg:x1="8.53cm" svg:y1="5.53cm" svg:x2="8.53cm" svg:y2="5.377cm">
          <text:p/>
        </draw:line>
        <draw:line draw:style-name="gr97" draw:layer="layout" svg:x1="8.453cm" svg:y1="5.454cm" svg:x2="8.607cm" svg:y2="5.454cm">
          <text:p/>
        </draw:line>
        <draw:line draw:style-name="gr97" draw:layer="layout" svg:x1="8.53cm" svg:y1="5.508cm" svg:x2="8.53cm" svg:y2="5.355cm">
          <text:p/>
        </draw:line>
        <draw:line draw:style-name="gr97" draw:layer="layout" svg:x1="8.453cm" svg:y1="5.432cm" svg:x2="8.607cm" svg:y2="5.432cm">
          <text:p/>
        </draw:line>
        <draw:line draw:style-name="gr97" draw:layer="layout" svg:x1="8.53cm" svg:y1="4.781cm" svg:x2="8.53cm" svg:y2="4.627cm">
          <text:p/>
        </draw:line>
        <draw:line draw:style-name="gr97" draw:layer="layout" svg:x1="8.453cm" svg:y1="4.704cm" svg:x2="8.607cm" svg:y2="4.704cm">
          <text:p/>
        </draw:line>
        <draw:line draw:style-name="gr97" draw:layer="layout" svg:x1="8.53cm" svg:y1="3.744cm" svg:x2="8.53cm" svg:y2="3.591cm">
          <text:p/>
        </draw:line>
        <draw:line draw:style-name="gr97" draw:layer="layout" svg:x1="8.453cm" svg:y1="3.667cm" svg:x2="8.607cm" svg:y2="3.667cm">
          <text:p/>
        </draw:line>
        <draw:line draw:style-name="gr97" draw:layer="layout" svg:x1="8.53cm" svg:y1="3.7cm" svg:x2="8.53cm" svg:y2="3.547cm">
          <text:p/>
        </draw:line>
        <draw:line draw:style-name="gr97" draw:layer="layout" svg:x1="8.453cm" svg:y1="3.623cm" svg:x2="8.607cm" svg:y2="3.623cm">
          <text:p/>
        </draw:line>
        <draw:line draw:style-name="gr97" draw:layer="layout" svg:x1="8.53cm" svg:y1="3.678cm" svg:x2="8.53cm" svg:y2="3.525cm">
          <text:p/>
        </draw:line>
        <draw:line draw:style-name="gr97" draw:layer="layout" svg:x1="8.453cm" svg:y1="3.602cm" svg:x2="8.607cm" svg:y2="3.602cm">
          <text:p/>
        </draw:line>
        <draw:line draw:style-name="gr97" draw:layer="layout" svg:x1="8.53cm" svg:y1="3.569cm" svg:x2="8.53cm" svg:y2="3.415cm">
          <text:p/>
        </draw:line>
        <draw:line draw:style-name="gr97" draw:layer="layout" svg:x1="8.453cm" svg:y1="3.492cm" svg:x2="8.607cm" svg:y2="3.492cm">
          <text:p/>
        </draw:line>
        <draw:line draw:style-name="gr97" draw:layer="layout" svg:x1="8.53cm" svg:y1="3.481cm" svg:x2="8.53cm" svg:y2="3.328cm">
          <text:p/>
        </draw:line>
        <draw:line draw:style-name="gr97" draw:layer="layout" svg:x1="8.453cm" svg:y1="3.404cm" svg:x2="8.607cm" svg:y2="3.404cm">
          <text:p/>
        </draw:line>
        <draw:line draw:style-name="gr97" draw:layer="layout" svg:x1="8.53cm" svg:y1="3.437cm" svg:x2="8.53cm" svg:y2="3.284cm">
          <text:p/>
        </draw:line>
        <draw:line draw:style-name="gr97" draw:layer="layout" svg:x1="8.453cm" svg:y1="3.361cm" svg:x2="8.607cm" svg:y2="3.361cm">
          <text:p/>
        </draw:line>
        <draw:line draw:style-name="gr97" draw:layer="layout" svg:x1="8.53cm" svg:y1="3.303cm" svg:x2="8.53cm" svg:y2="3.15cm">
          <text:p/>
        </draw:line>
        <draw:line draw:style-name="gr97" draw:layer="layout" svg:x1="8.453cm" svg:y1="3.227cm" svg:x2="8.607cm" svg:y2="3.227cm">
          <text:p/>
        </draw:line>
        <draw:line draw:style-name="gr97" draw:layer="layout" svg:x1="8.53cm" svg:y1="3.194cm" svg:x2="8.53cm" svg:y2="3.041cm">
          <text:p/>
        </draw:line>
        <draw:line draw:style-name="gr97" draw:layer="layout" svg:x1="8.453cm" svg:y1="3.117cm" svg:x2="8.607cm" svg:y2="3.117cm">
          <text:p/>
        </draw:line>
        <draw:line draw:style-name="gr97" draw:layer="layout" svg:x1="8.53cm" svg:y1="2.951cm" svg:x2="8.53cm" svg:y2="2.797cm">
          <text:p/>
        </draw:line>
        <draw:line draw:style-name="gr97" draw:layer="layout" svg:x1="8.453cm" svg:y1="2.874cm" svg:x2="8.607cm" svg:y2="2.874cm">
          <text:p/>
        </draw:line>
        <draw:line draw:style-name="gr97" draw:layer="layout" svg:x1="8.53cm" svg:y1="2.863cm" svg:x2="8.53cm" svg:y2="2.71cm">
          <text:p/>
        </draw:line>
        <draw:line draw:style-name="gr97" draw:layer="layout" svg:x1="8.453cm" svg:y1="2.786cm" svg:x2="8.607cm" svg:y2="2.786cm">
          <text:p/>
        </draw:line>
        <draw:line draw:style-name="gr97" draw:layer="layout" svg:x1="8.562cm" svg:y1="13.309cm" svg:x2="8.562cm" svg:y2="13.155cm">
          <text:p/>
        </draw:line>
        <draw:line draw:style-name="gr97" draw:layer="layout" svg:x1="8.485cm" svg:y1="13.232cm" svg:x2="8.638cm" svg:y2="13.232cm">
          <text:p/>
        </draw:line>
        <draw:line draw:style-name="gr97" draw:layer="layout" svg:x1="8.562cm" svg:y1="13.243cm" svg:x2="8.562cm" svg:y2="13.09cm">
          <text:p/>
        </draw:line>
        <draw:line draw:style-name="gr97" draw:layer="layout" svg:x1="8.485cm" svg:y1="13.166cm" svg:x2="8.638cm" svg:y2="13.166cm">
          <text:p/>
        </draw:line>
        <draw:line draw:style-name="gr97" draw:layer="layout" svg:x1="8.562cm" svg:y1="13.175cm" svg:x2="8.562cm" svg:y2="13.021cm">
          <text:p/>
        </draw:line>
        <draw:line draw:style-name="gr97" draw:layer="layout" svg:x1="8.485cm" svg:y1="13.098cm" svg:x2="8.638cm" svg:y2="13.098cm">
          <text:p/>
        </draw:line>
        <draw:line draw:style-name="gr97" draw:layer="layout" svg:x1="8.562cm" svg:y1="13.021cm" svg:x2="8.562cm" svg:y2="12.868cm">
          <text:p/>
        </draw:line>
        <draw:line draw:style-name="gr97" draw:layer="layout" svg:x1="8.485cm" svg:y1="12.945cm" svg:x2="8.638cm" svg:y2="12.945cm">
          <text:p/>
        </draw:line>
        <draw:line draw:style-name="gr97" draw:layer="layout" svg:x1="8.562cm" svg:y1="13cm" svg:x2="8.562cm" svg:y2="12.846cm">
          <text:p/>
        </draw:line>
        <draw:line draw:style-name="gr97" draw:layer="layout" svg:x1="8.485cm" svg:y1="12.923cm" svg:x2="8.638cm" svg:y2="12.923cm">
          <text:p/>
        </draw:line>
        <draw:line draw:style-name="gr97" draw:layer="layout" svg:x1="8.562cm" svg:y1="12.69cm" svg:x2="8.562cm" svg:y2="12.537cm">
          <text:p/>
        </draw:line>
        <draw:line draw:style-name="gr97" draw:layer="layout" svg:x1="8.485cm" svg:y1="12.614cm" svg:x2="8.638cm" svg:y2="12.614cm">
          <text:p/>
        </draw:line>
        <draw:line draw:style-name="gr97" draw:layer="layout" svg:x1="8.562cm" svg:y1="12.493cm" svg:x2="8.562cm" svg:y2="12.34cm">
          <text:p/>
        </draw:line>
        <draw:line draw:style-name="gr97" draw:layer="layout" svg:x1="8.485cm" svg:y1="12.417cm" svg:x2="8.638cm" svg:y2="12.417cm">
          <text:p/>
        </draw:line>
        <draw:line draw:style-name="gr97" draw:layer="layout" svg:x1="8.562cm" svg:y1="12.184cm" svg:x2="8.562cm" svg:y2="12.031cm">
          <text:p/>
        </draw:line>
        <draw:line draw:style-name="gr97" draw:layer="layout" svg:x1="8.485cm" svg:y1="12.108cm" svg:x2="8.638cm" svg:y2="12.108cm">
          <text:p/>
        </draw:line>
        <draw:line draw:style-name="gr97" draw:layer="layout" svg:x1="8.562cm" svg:y1="11.853cm" svg:x2="8.562cm" svg:y2="11.7cm">
          <text:p/>
        </draw:line>
        <draw:line draw:style-name="gr97" draw:layer="layout" svg:x1="8.485cm" svg:y1="11.777cm" svg:x2="8.638cm" svg:y2="11.777cm">
          <text:p/>
        </draw:line>
        <draw:line draw:style-name="gr97" draw:layer="layout" svg:x1="8.562cm" svg:y1="11.744cm" svg:x2="8.562cm" svg:y2="11.59cm">
          <text:p/>
        </draw:line>
        <draw:line draw:style-name="gr97" draw:layer="layout" svg:x1="8.485cm" svg:y1="11.667cm" svg:x2="8.638cm" svg:y2="11.667cm">
          <text:p/>
        </draw:line>
        <draw:line draw:style-name="gr97" draw:layer="layout" svg:x1="8.562cm" svg:y1="11.544cm" svg:x2="8.562cm" svg:y2="11.391cm">
          <text:p/>
        </draw:line>
        <draw:line draw:style-name="gr97" draw:layer="layout" svg:x1="8.485cm" svg:y1="11.467cm" svg:x2="8.638cm" svg:y2="11.467cm">
          <text:p/>
        </draw:line>
        <draw:line draw:style-name="gr97" draw:layer="layout" svg:x1="8.562cm" svg:y1="11.259cm" svg:x2="8.562cm" svg:y2="11.106cm">
          <text:p/>
        </draw:line>
        <draw:line draw:style-name="gr97" draw:layer="layout" svg:x1="8.485cm" svg:y1="11.183cm" svg:x2="8.638cm" svg:y2="11.183cm">
          <text:p/>
        </draw:line>
        <draw:line draw:style-name="gr97" draw:layer="layout" svg:x1="8.562cm" svg:y1="9.407cm" svg:x2="8.562cm" svg:y2="9.254cm">
          <text:p/>
        </draw:line>
        <draw:line draw:style-name="gr97" draw:layer="layout" svg:x1="8.485cm" svg:y1="9.331cm" svg:x2="8.638cm" svg:y2="9.331cm">
          <text:p/>
        </draw:line>
        <draw:line draw:style-name="gr97" draw:layer="layout" svg:x1="8.562cm" svg:y1="8.813cm" svg:x2="8.562cm" svg:y2="8.66cm">
          <text:p/>
        </draw:line>
        <draw:line draw:style-name="gr97" draw:layer="layout" svg:x1="8.485cm" svg:y1="8.737cm" svg:x2="8.638cm" svg:y2="8.737cm">
          <text:p/>
        </draw:line>
        <draw:line draw:style-name="gr97" draw:layer="layout" svg:x1="8.562cm" svg:y1="7.58cm" svg:x2="8.562cm" svg:y2="7.426cm">
          <text:p/>
        </draw:line>
        <draw:line draw:style-name="gr97" draw:layer="layout" svg:x1="8.485cm" svg:y1="7.503cm" svg:x2="8.638cm" svg:y2="7.503cm">
          <text:p/>
        </draw:line>
        <draw:line draw:style-name="gr97" draw:layer="layout" svg:x1="8.562cm" svg:y1="7.27cm" svg:x2="8.562cm" svg:y2="7.117cm">
          <text:p/>
        </draw:line>
        <draw:line draw:style-name="gr97" draw:layer="layout" svg:x1="8.485cm" svg:y1="7.194cm" svg:x2="8.638cm" svg:y2="7.194cm">
          <text:p/>
        </draw:line>
        <draw:line draw:style-name="gr97" draw:layer="layout" svg:x1="8.562cm" svg:y1="6.896cm" svg:x2="8.562cm" svg:y2="6.742cm">
          <text:p/>
        </draw:line>
        <draw:line draw:style-name="gr97" draw:layer="layout" svg:x1="8.485cm" svg:y1="6.819cm" svg:x2="8.638cm" svg:y2="6.819cm">
          <text:p/>
        </draw:line>
        <draw:line draw:style-name="gr97" draw:layer="layout" svg:x1="8.562cm" svg:y1="6.63cm" svg:x2="8.562cm" svg:y2="6.477cm">
          <text:p/>
        </draw:line>
        <draw:line draw:style-name="gr97" draw:layer="layout" svg:x1="8.485cm" svg:y1="6.554cm" svg:x2="8.638cm" svg:y2="6.554cm">
          <text:p/>
        </draw:line>
        <draw:line draw:style-name="gr97" draw:layer="layout" svg:x1="8.562cm" svg:y1="6.565cm" svg:x2="8.562cm" svg:y2="6.411cm">
          <text:p/>
        </draw:line>
        <draw:line draw:style-name="gr97" draw:layer="layout" svg:x1="8.485cm" svg:y1="6.488cm" svg:x2="8.638cm" svg:y2="6.488cm">
          <text:p/>
        </draw:line>
        <draw:line draw:style-name="gr97" draw:layer="layout" svg:x1="8.562cm" svg:y1="6.102cm" svg:x2="8.562cm" svg:y2="5.949cm">
          <text:p/>
        </draw:line>
        <draw:line draw:style-name="gr97" draw:layer="layout" svg:x1="8.485cm" svg:y1="6.026cm" svg:x2="8.638cm" svg:y2="6.026cm">
          <text:p/>
        </draw:line>
        <draw:line draw:style-name="gr97" draw:layer="layout" svg:x1="8.562cm" svg:y1="5.859cm" svg:x2="8.562cm" svg:y2="5.706cm">
          <text:p/>
        </draw:line>
        <draw:line draw:style-name="gr97" draw:layer="layout" svg:x1="8.485cm" svg:y1="5.782cm" svg:x2="8.638cm" svg:y2="5.782cm">
          <text:p/>
        </draw:line>
        <draw:line draw:style-name="gr97" draw:layer="layout" svg:x1="8.562cm" svg:y1="5.53cm" svg:x2="8.562cm" svg:y2="5.377cm">
          <text:p/>
        </draw:line>
        <draw:line draw:style-name="gr97" draw:layer="layout" svg:x1="8.485cm" svg:y1="5.454cm" svg:x2="8.638cm" svg:y2="5.454cm">
          <text:p/>
        </draw:line>
        <draw:line draw:style-name="gr97" draw:layer="layout" svg:x1="8.562cm" svg:y1="5.44cm" svg:x2="8.562cm" svg:y2="5.287cm">
          <text:p/>
        </draw:line>
        <draw:line draw:style-name="gr97" draw:layer="layout" svg:x1="8.485cm" svg:y1="5.364cm" svg:x2="8.638cm" svg:y2="5.364cm">
          <text:p/>
        </draw:line>
        <draw:line draw:style-name="gr97" draw:layer="layout" svg:x1="8.562cm" svg:y1="5.309cm" svg:x2="8.562cm" svg:y2="5.156cm">
          <text:p/>
        </draw:line>
        <draw:line draw:style-name="gr97" draw:layer="layout" svg:x1="8.485cm" svg:y1="5.232cm" svg:x2="8.638cm" svg:y2="5.232cm">
          <text:p/>
        </draw:line>
        <draw:line draw:style-name="gr97" draw:layer="layout" svg:x1="8.562cm" svg:y1="5.287cm" svg:x2="8.562cm" svg:y2="5.134cm">
          <text:p/>
        </draw:line>
        <draw:line draw:style-name="gr97" draw:layer="layout" svg:x1="8.485cm" svg:y1="5.21cm" svg:x2="8.638cm" svg:y2="5.21cm">
          <text:p/>
        </draw:line>
        <draw:line draw:style-name="gr97" draw:layer="layout" svg:x1="8.562cm" svg:y1="3.744cm" svg:x2="8.562cm" svg:y2="3.591cm">
          <text:p/>
        </draw:line>
        <draw:line draw:style-name="gr97" draw:layer="layout" svg:x1="8.485cm" svg:y1="3.667cm" svg:x2="8.638cm" svg:y2="3.667cm">
          <text:p/>
        </draw:line>
        <draw:line draw:style-name="gr97" draw:layer="layout" svg:x1="8.562cm" svg:y1="3.678cm" svg:x2="8.562cm" svg:y2="3.525cm">
          <text:p/>
        </draw:line>
        <draw:line draw:style-name="gr97" draw:layer="layout" svg:x1="8.485cm" svg:y1="3.602cm" svg:x2="8.638cm" svg:y2="3.602cm">
          <text:p/>
        </draw:line>
        <draw:line draw:style-name="gr97" draw:layer="layout" svg:x1="8.562cm" svg:y1="3.591cm" svg:x2="8.562cm" svg:y2="3.437cm">
          <text:p/>
        </draw:line>
        <draw:line draw:style-name="gr97" draw:layer="layout" svg:x1="8.485cm" svg:y1="3.514cm" svg:x2="8.638cm" svg:y2="3.514cm">
          <text:p/>
        </draw:line>
        <draw:line draw:style-name="gr97" draw:layer="layout" svg:x1="8.562cm" svg:y1="3.547cm" svg:x2="8.562cm" svg:y2="3.394cm">
          <text:p/>
        </draw:line>
        <draw:line draw:style-name="gr97" draw:layer="layout" svg:x1="8.485cm" svg:y1="3.47cm" svg:x2="8.638cm" svg:y2="3.47cm">
          <text:p/>
        </draw:line>
        <draw:line draw:style-name="gr97" draw:layer="layout" svg:x1="8.562cm" svg:y1="2.885cm" svg:x2="8.562cm" svg:y2="2.732cm">
          <text:p/>
        </draw:line>
        <draw:line draw:style-name="gr97" draw:layer="layout" svg:x1="8.485cm" svg:y1="2.808cm" svg:x2="8.638cm" svg:y2="2.808cm">
          <text:p/>
        </draw:line>
        <draw:line draw:style-name="gr97" draw:layer="layout" svg:x1="8.591cm" svg:y1="12.89cm" svg:x2="8.591cm" svg:y2="12.737cm">
          <text:p/>
        </draw:line>
        <draw:line draw:style-name="gr97" draw:layer="layout" svg:x1="8.514cm" svg:y1="12.813cm" svg:x2="8.667cm" svg:y2="12.813cm">
          <text:p/>
        </draw:line>
        <draw:line draw:style-name="gr97" draw:layer="layout" svg:x1="8.591cm" svg:y1="12.778cm" svg:x2="8.591cm" svg:y2="12.625cm">
          <text:p/>
        </draw:line>
        <draw:line draw:style-name="gr97" draw:layer="layout" svg:x1="8.514cm" svg:y1="12.701cm" svg:x2="8.667cm" svg:y2="12.701cm">
          <text:p/>
        </draw:line>
        <draw:line draw:style-name="gr97" draw:layer="layout" svg:x1="8.591cm" svg:y1="12.603cm" svg:x2="8.591cm" svg:y2="12.449cm">
          <text:p/>
        </draw:line>
        <draw:line draw:style-name="gr97" draw:layer="layout" svg:x1="8.514cm" svg:y1="12.526cm" svg:x2="8.667cm" svg:y2="12.526cm">
          <text:p/>
        </draw:line>
        <draw:line draw:style-name="gr97" draw:layer="layout" svg:x1="8.591cm" svg:y1="12.449cm" svg:x2="8.591cm" svg:y2="12.296cm">
          <text:p/>
        </draw:line>
        <draw:line draw:style-name="gr97" draw:layer="layout" svg:x1="8.514cm" svg:y1="12.373cm" svg:x2="8.667cm" svg:y2="12.373cm">
          <text:p/>
        </draw:line>
        <draw:line draw:style-name="gr97" draw:layer="layout" svg:x1="8.591cm" svg:y1="12.428cm" svg:x2="8.591cm" svg:y2="12.274cm">
          <text:p/>
        </draw:line>
        <draw:line draw:style-name="gr97" draw:layer="layout" svg:x1="8.514cm" svg:y1="12.351cm" svg:x2="8.667cm" svg:y2="12.351cm">
          <text:p/>
        </draw:line>
        <draw:line draw:style-name="gr97" draw:layer="layout" svg:x1="8.591cm" svg:y1="12.184cm" svg:x2="8.591cm" svg:y2="12.031cm">
          <text:p/>
        </draw:line>
        <draw:line draw:style-name="gr97" draw:layer="layout" svg:x1="8.514cm" svg:y1="12.108cm" svg:x2="8.667cm" svg:y2="12.108cm">
          <text:p/>
        </draw:line>
        <draw:line draw:style-name="gr97" draw:layer="layout" svg:x1="8.591cm" svg:y1="12.053cm" svg:x2="8.591cm" svg:y2="11.899cm">
          <text:p/>
        </draw:line>
        <draw:line draw:style-name="gr97" draw:layer="layout" svg:x1="8.514cm" svg:y1="11.976cm" svg:x2="8.667cm" svg:y2="11.976cm">
          <text:p/>
        </draw:line>
        <draw:line draw:style-name="gr97" draw:layer="layout" svg:x1="8.591cm" svg:y1="11.457cm" svg:x2="8.591cm" svg:y2="11.303cm">
          <text:p/>
        </draw:line>
        <draw:line draw:style-name="gr97" draw:layer="layout" svg:x1="8.514cm" svg:y1="11.38cm" svg:x2="8.667cm" svg:y2="11.38cm">
          <text:p/>
        </draw:line>
        <draw:line draw:style-name="gr97" draw:layer="layout" svg:x1="8.591cm" svg:y1="11.435cm" svg:x2="8.591cm" svg:y2="11.281cm">
          <text:p/>
        </draw:line>
        <draw:line draw:style-name="gr97" draw:layer="layout" svg:x1="8.514cm" svg:y1="11.358cm" svg:x2="8.667cm" svg:y2="11.358cm">
          <text:p/>
        </draw:line>
        <draw:line draw:style-name="gr97" draw:layer="layout" svg:x1="8.591cm" svg:y1="8.195cm" svg:x2="8.591cm" svg:y2="8.042cm">
          <text:p/>
        </draw:line>
        <draw:line draw:style-name="gr97" draw:layer="layout" svg:x1="8.514cm" svg:y1="8.119cm" svg:x2="8.667cm" svg:y2="8.119cm">
          <text:p/>
        </draw:line>
        <draw:line draw:style-name="gr97" draw:layer="layout" svg:x1="8.591cm" svg:y1="7.402cm" svg:x2="8.591cm" svg:y2="7.249cm">
          <text:p/>
        </draw:line>
        <draw:line draw:style-name="gr97" draw:layer="layout" svg:x1="8.514cm" svg:y1="7.325cm" svg:x2="8.667cm" svg:y2="7.325cm">
          <text:p/>
        </draw:line>
        <draw:line draw:style-name="gr97" draw:layer="layout" svg:x1="8.591cm" svg:y1="7.27cm" svg:x2="8.591cm" svg:y2="7.117cm">
          <text:p/>
        </draw:line>
        <draw:line draw:style-name="gr97" draw:layer="layout" svg:x1="8.514cm" svg:y1="7.194cm" svg:x2="8.667cm" svg:y2="7.194cm">
          <text:p/>
        </draw:line>
        <draw:line draw:style-name="gr97" draw:layer="layout" svg:x1="8.591cm" svg:y1="6.874cm" svg:x2="8.591cm" svg:y2="6.72cm">
          <text:p/>
        </draw:line>
        <draw:line draw:style-name="gr97" draw:layer="layout" svg:x1="8.514cm" svg:y1="6.797cm" svg:x2="8.667cm" svg:y2="6.797cm">
          <text:p/>
        </draw:line>
        <draw:line draw:style-name="gr97" draw:layer="layout" svg:x1="8.591cm" svg:y1="6.389cm" svg:x2="8.591cm" svg:y2="6.236cm">
          <text:p/>
        </draw:line>
        <draw:line draw:style-name="gr97" draw:layer="layout" svg:x1="8.514cm" svg:y1="6.313cm" svg:x2="8.667cm" svg:y2="6.313cm">
          <text:p/>
        </draw:line>
        <draw:line draw:style-name="gr97" draw:layer="layout" svg:x1="8.591cm" svg:y1="5.837cm" svg:x2="8.591cm" svg:y2="5.684cm">
          <text:p/>
        </draw:line>
        <draw:line draw:style-name="gr97" draw:layer="layout" svg:x1="8.514cm" svg:y1="5.76cm" svg:x2="8.667cm" svg:y2="5.76cm">
          <text:p/>
        </draw:line>
        <draw:line draw:style-name="gr97" draw:layer="layout" svg:x1="8.591cm" svg:y1="4.537cm" svg:x2="8.591cm" svg:y2="4.384cm">
          <text:p/>
        </draw:line>
        <draw:line draw:style-name="gr97" draw:layer="layout" svg:x1="8.514cm" svg:y1="4.461cm" svg:x2="8.667cm" svg:y2="4.461cm">
          <text:p/>
        </draw:line>
        <draw:line draw:style-name="gr97" draw:layer="layout" svg:x1="8.591cm" svg:y1="4.34cm" svg:x2="8.591cm" svg:y2="4.187cm">
          <text:p/>
        </draw:line>
        <draw:line draw:style-name="gr97" draw:layer="layout" svg:x1="8.514cm" svg:y1="4.264cm" svg:x2="8.667cm" svg:y2="4.264cm">
          <text:p/>
        </draw:line>
        <draw:line draw:style-name="gr97" draw:layer="layout" svg:x1="8.591cm" svg:y1="4.075cm" svg:x2="8.591cm" svg:y2="3.922cm">
          <text:p/>
        </draw:line>
        <draw:line draw:style-name="gr97" draw:layer="layout" svg:x1="8.514cm" svg:y1="3.998cm" svg:x2="8.667cm" svg:y2="3.998cm">
          <text:p/>
        </draw:line>
        <draw:line draw:style-name="gr97" draw:layer="layout" svg:x1="8.591cm" svg:y1="4.053cm" svg:x2="8.591cm" svg:y2="3.9cm">
          <text:p/>
        </draw:line>
        <draw:line draw:style-name="gr97" draw:layer="layout" svg:x1="8.514cm" svg:y1="3.976cm" svg:x2="8.667cm" svg:y2="3.976cm">
          <text:p/>
        </draw:line>
        <draw:line draw:style-name="gr97" draw:layer="layout" svg:x1="8.591cm" svg:y1="3.856cm" svg:x2="8.591cm" svg:y2="3.703cm">
          <text:p/>
        </draw:line>
        <draw:line draw:style-name="gr97" draw:layer="layout" svg:x1="8.514cm" svg:y1="3.779cm" svg:x2="8.667cm" svg:y2="3.779cm">
          <text:p/>
        </draw:line>
        <draw:line draw:style-name="gr97" draw:layer="layout" svg:x1="8.591cm" svg:y1="3.369cm" svg:x2="8.591cm" svg:y2="3.216cm">
          <text:p/>
        </draw:line>
        <draw:line draw:style-name="gr97" draw:layer="layout" svg:x1="8.514cm" svg:y1="3.293cm" svg:x2="8.667cm" svg:y2="3.293cm">
          <text:p/>
        </draw:line>
        <draw:line draw:style-name="gr97" draw:layer="layout" svg:x1="8.591cm" svg:y1="3.26cm" svg:x2="8.591cm" svg:y2="3.106cm">
          <text:p/>
        </draw:line>
        <draw:line draw:style-name="gr97" draw:layer="layout" svg:x1="8.514cm" svg:y1="3.183cm" svg:x2="8.667cm" svg:y2="3.183cm">
          <text:p/>
        </draw:line>
        <draw:line draw:style-name="gr97" draw:layer="layout" svg:x1="8.62cm" svg:y1="12.89cm" svg:x2="8.62cm" svg:y2="12.737cm">
          <text:p/>
        </draw:line>
        <draw:line draw:style-name="gr97" draw:layer="layout" svg:x1="8.543cm" svg:y1="12.813cm" svg:x2="8.697cm" svg:y2="12.813cm">
          <text:p/>
        </draw:line>
        <draw:line draw:style-name="gr97" draw:layer="layout" svg:x1="8.62cm" svg:y1="12.625cm" svg:x2="8.62cm" svg:y2="12.471cm">
          <text:p/>
        </draw:line>
        <draw:line draw:style-name="gr97" draw:layer="layout" svg:x1="8.543cm" svg:y1="12.548cm" svg:x2="8.697cm" svg:y2="12.548cm">
          <text:p/>
        </draw:line>
        <draw:line draw:style-name="gr97" draw:layer="layout" svg:x1="8.62cm" svg:y1="12.359cm" svg:x2="8.62cm" svg:y2="12.206cm">
          <text:p/>
        </draw:line>
        <draw:line draw:style-name="gr97" draw:layer="layout" svg:x1="8.543cm" svg:y1="12.283cm" svg:x2="8.697cm" svg:y2="12.283cm">
          <text:p/>
        </draw:line>
        <draw:line draw:style-name="gr97" draw:layer="layout" svg:x1="8.62cm" svg:y1="10.244cm" svg:x2="8.62cm" svg:y2="10.091cm">
          <text:p/>
        </draw:line>
        <draw:line draw:style-name="gr97" draw:layer="layout" svg:x1="8.543cm" svg:y1="10.168cm" svg:x2="8.697cm" svg:y2="10.168cm">
          <text:p/>
        </draw:line>
        <draw:line draw:style-name="gr97" draw:layer="layout" svg:x1="8.62cm" svg:y1="8.261cm" svg:x2="8.62cm" svg:y2="8.108cm">
          <text:p/>
        </draw:line>
        <draw:line draw:style-name="gr97" draw:layer="layout" svg:x1="8.543cm" svg:y1="8.184cm" svg:x2="8.697cm" svg:y2="8.184cm">
          <text:p/>
        </draw:line>
        <draw:line draw:style-name="gr97" draw:layer="layout" svg:x1="8.62cm" svg:y1="7.402cm" svg:x2="8.62cm" svg:y2="7.249cm">
          <text:p/>
        </draw:line>
        <draw:line draw:style-name="gr97" draw:layer="layout" svg:x1="8.543cm" svg:y1="7.325cm" svg:x2="8.697cm" svg:y2="7.325cm">
          <text:p/>
        </draw:line>
        <draw:line draw:style-name="gr97" draw:layer="layout" svg:x1="8.62cm" svg:y1="7.205cm" svg:x2="8.62cm" svg:y2="7.051cm">
          <text:p/>
        </draw:line>
        <draw:line draw:style-name="gr97" draw:layer="layout" svg:x1="8.543cm" svg:y1="7.128cm" svg:x2="8.697cm" svg:y2="7.128cm">
          <text:p/>
        </draw:line>
        <draw:line draw:style-name="gr97" draw:layer="layout" svg:x1="8.62cm" svg:y1="7.139cm" svg:x2="8.62cm" svg:y2="6.986cm">
          <text:p/>
        </draw:line>
        <draw:line draw:style-name="gr97" draw:layer="layout" svg:x1="8.543cm" svg:y1="7.062cm" svg:x2="8.697cm" svg:y2="7.062cm">
          <text:p/>
        </draw:line>
        <draw:line draw:style-name="gr97" draw:layer="layout" svg:x1="8.62cm" svg:y1="6.983cm" svg:x2="8.62cm" svg:y2="6.83cm">
          <text:p/>
        </draw:line>
        <draw:line draw:style-name="gr97" draw:layer="layout" svg:x1="8.543cm" svg:y1="6.907cm" svg:x2="8.697cm" svg:y2="6.907cm">
          <text:p/>
        </draw:line>
        <draw:line draw:style-name="gr97" draw:layer="layout" svg:x1="8.62cm" svg:y1="6.786cm" svg:x2="8.62cm" svg:y2="6.633cm">
          <text:p/>
        </draw:line>
        <draw:line draw:style-name="gr97" draw:layer="layout" svg:x1="8.543cm" svg:y1="6.709cm" svg:x2="8.697cm" svg:y2="6.709cm">
          <text:p/>
        </draw:line>
        <draw:line draw:style-name="gr97" draw:layer="layout" svg:x1="8.62cm" svg:y1="6.72cm" svg:x2="8.62cm" svg:y2="6.567cm">
          <text:p/>
        </draw:line>
        <draw:line draw:style-name="gr97" draw:layer="layout" svg:x1="8.543cm" svg:y1="6.644cm" svg:x2="8.697cm" svg:y2="6.644cm">
          <text:p/>
        </draw:line>
        <draw:line draw:style-name="gr97" draw:layer="layout" svg:x1="8.62cm" svg:y1="6.63cm" svg:x2="8.62cm" svg:y2="6.477cm">
          <text:p/>
        </draw:line>
        <draw:line draw:style-name="gr97" draw:layer="layout" svg:x1="8.543cm" svg:y1="6.554cm" svg:x2="8.697cm" svg:y2="6.554cm">
          <text:p/>
        </draw:line>
        <draw:line draw:style-name="gr97" draw:layer="layout" svg:x1="8.62cm" svg:y1="6.477cm" svg:x2="8.62cm" svg:y2="6.324cm">
          <text:p/>
        </draw:line>
        <draw:line draw:style-name="gr97" draw:layer="layout" svg:x1="8.543cm" svg:y1="6.4cm" svg:x2="8.697cm" svg:y2="6.4cm">
          <text:p/>
        </draw:line>
        <draw:line draw:style-name="gr97" draw:layer="layout" svg:x1="8.62cm" svg:y1="6.433cm" svg:x2="8.62cm" svg:y2="6.28cm">
          <text:p/>
        </draw:line>
        <draw:line draw:style-name="gr97" draw:layer="layout" svg:x1="8.543cm" svg:y1="6.357cm" svg:x2="8.697cm" svg:y2="6.357cm">
          <text:p/>
        </draw:line>
        <draw:line draw:style-name="gr97" draw:layer="layout" svg:x1="8.62cm" svg:y1="6.146cm" svg:x2="8.62cm" svg:y2="5.993cm">
          <text:p/>
        </draw:line>
        <draw:line draw:style-name="gr97" draw:layer="layout" svg:x1="8.543cm" svg:y1="6.069cm" svg:x2="8.697cm" svg:y2="6.069cm">
          <text:p/>
        </draw:line>
        <draw:line draw:style-name="gr97" draw:layer="layout" svg:x1="8.62cm" svg:y1="5.112cm" svg:x2="8.62cm" svg:y2="4.958cm">
          <text:p/>
        </draw:line>
        <draw:line draw:style-name="gr97" draw:layer="layout" svg:x1="8.543cm" svg:y1="5.035cm" svg:x2="8.697cm" svg:y2="5.035cm">
          <text:p/>
        </draw:line>
        <draw:line draw:style-name="gr97" draw:layer="layout" svg:x1="8.62cm" svg:y1="4.781cm" svg:x2="8.62cm" svg:y2="4.627cm">
          <text:p/>
        </draw:line>
        <draw:line draw:style-name="gr97" draw:layer="layout" svg:x1="8.543cm" svg:y1="4.704cm" svg:x2="8.697cm" svg:y2="4.704cm">
          <text:p/>
        </draw:line>
        <draw:line draw:style-name="gr97" draw:layer="layout" svg:x1="8.62cm" svg:y1="3.128cm" svg:x2="8.62cm" svg:y2="2.975cm">
          <text:p/>
        </draw:line>
        <draw:line draw:style-name="gr97" draw:layer="layout" svg:x1="8.543cm" svg:y1="3.052cm" svg:x2="8.697cm" svg:y2="3.052cm">
          <text:p/>
        </draw:line>
        <draw:line draw:style-name="gr97" draw:layer="layout" svg:x1="8.652cm" svg:y1="13.265cm" svg:x2="8.652cm" svg:y2="13.111cm">
          <text:p/>
        </draw:line>
        <draw:line draw:style-name="gr97" draw:layer="layout" svg:x1="8.575cm" svg:y1="13.188cm" svg:x2="8.728cm" svg:y2="13.188cm">
          <text:p/>
        </draw:line>
        <draw:line draw:style-name="gr97" draw:layer="layout" svg:x1="8.652cm" svg:y1="13.197cm" svg:x2="8.652cm" svg:y2="13.043cm">
          <text:p/>
        </draw:line>
        <draw:line draw:style-name="gr97" draw:layer="layout" svg:x1="8.575cm" svg:y1="13.12cm" svg:x2="8.728cm" svg:y2="13.12cm">
          <text:p/>
        </draw:line>
        <draw:line draw:style-name="gr97" draw:layer="layout" svg:x1="8.652cm" svg:y1="13.065cm" svg:x2="8.652cm" svg:y2="12.912cm">
          <text:p/>
        </draw:line>
        <draw:line draw:style-name="gr97" draw:layer="layout" svg:x1="8.575cm" svg:y1="12.989cm" svg:x2="8.728cm" svg:y2="12.989cm">
          <text:p/>
        </draw:line>
        <draw:line draw:style-name="gr97" draw:layer="layout" svg:x1="8.652cm" svg:y1="13.021cm" svg:x2="8.652cm" svg:y2="12.868cm">
          <text:p/>
        </draw:line>
        <draw:line draw:style-name="gr97" draw:layer="layout" svg:x1="8.575cm" svg:y1="12.945cm" svg:x2="8.728cm" svg:y2="12.945cm">
          <text:p/>
        </draw:line>
        <draw:line draw:style-name="gr97" draw:layer="layout" svg:x1="8.652cm" svg:y1="12.978cm" svg:x2="8.652cm" svg:y2="12.824cm">
          <text:p/>
        </draw:line>
        <draw:line draw:style-name="gr97" draw:layer="layout" svg:x1="8.575cm" svg:y1="12.901cm" svg:x2="8.728cm" svg:y2="12.901cm">
          <text:p/>
        </draw:line>
        <draw:line draw:style-name="gr97" draw:layer="layout" svg:x1="8.652cm" svg:y1="12.934cm" svg:x2="8.652cm" svg:y2="12.78cm">
          <text:p/>
        </draw:line>
        <draw:line draw:style-name="gr97" draw:layer="layout" svg:x1="8.575cm" svg:y1="12.857cm" svg:x2="8.728cm" svg:y2="12.857cm">
          <text:p/>
        </draw:line>
        <draw:line draw:style-name="gr97" draw:layer="layout" svg:x1="8.652cm" svg:y1="12.824cm" svg:x2="8.652cm" svg:y2="12.671cm">
          <text:p/>
        </draw:line>
        <draw:line draw:style-name="gr97" draw:layer="layout" svg:x1="8.575cm" svg:y1="12.748cm" svg:x2="8.728cm" svg:y2="12.748cm">
          <text:p/>
        </draw:line>
        <draw:line draw:style-name="gr97" draw:layer="layout" svg:x1="8.652cm" svg:y1="12.8cm" svg:x2="8.652cm" svg:y2="12.647cm">
          <text:p/>
        </draw:line>
        <draw:line draw:style-name="gr97" draw:layer="layout" svg:x1="8.575cm" svg:y1="12.723cm" svg:x2="8.728cm" svg:y2="12.723cm">
          <text:p/>
        </draw:line>
        <draw:line draw:style-name="gr97" draw:layer="layout" svg:x1="8.652cm" svg:y1="12.537cm" svg:x2="8.652cm" svg:y2="12.384cm">
          <text:p/>
        </draw:line>
        <draw:line draw:style-name="gr97" draw:layer="layout" svg:x1="8.575cm" svg:y1="12.46cm" svg:x2="8.728cm" svg:y2="12.46cm">
          <text:p/>
        </draw:line>
        <draw:line draw:style-name="gr97" draw:layer="layout" svg:x1="8.652cm" svg:y1="12.338cm" svg:x2="8.652cm" svg:y2="12.184cm">
          <text:p/>
        </draw:line>
        <draw:line draw:style-name="gr97" draw:layer="layout" svg:x1="8.575cm" svg:y1="12.261cm" svg:x2="8.728cm" svg:y2="12.261cm">
          <text:p/>
        </draw:line>
        <draw:line draw:style-name="gr97" draw:layer="layout" svg:x1="8.652cm" svg:y1="12.272cm" svg:x2="8.652cm" svg:y2="12.118cm">
          <text:p/>
        </draw:line>
        <draw:line draw:style-name="gr97" draw:layer="layout" svg:x1="8.575cm" svg:y1="12.195cm" svg:x2="8.728cm" svg:y2="12.195cm">
          <text:p/>
        </draw:line>
        <draw:line draw:style-name="gr97" draw:layer="layout" svg:x1="8.652cm" svg:y1="10.797cm" svg:x2="8.652cm" svg:y2="10.644cm">
          <text:p/>
        </draw:line>
        <draw:line draw:style-name="gr97" draw:layer="layout" svg:x1="8.575cm" svg:y1="10.72cm" svg:x2="8.728cm" svg:y2="10.72cm">
          <text:p/>
        </draw:line>
        <draw:line draw:style-name="gr97" draw:layer="layout" svg:x1="8.652cm" svg:y1="10.532cm" svg:x2="8.652cm" svg:y2="10.378cm">
          <text:p/>
        </draw:line>
        <draw:line draw:style-name="gr97" draw:layer="layout" svg:x1="8.575cm" svg:y1="10.455cm" svg:x2="8.728cm" svg:y2="10.455cm">
          <text:p/>
        </draw:line>
        <draw:line draw:style-name="gr97" draw:layer="layout" svg:x1="8.652cm" svg:y1="10.422cm" svg:x2="8.652cm" svg:y2="10.269cm">
          <text:p/>
        </draw:line>
        <draw:line draw:style-name="gr97" draw:layer="layout" svg:x1="8.575cm" svg:y1="10.346cm" svg:x2="8.728cm" svg:y2="10.346cm">
          <text:p/>
        </draw:line>
        <draw:line draw:style-name="gr97" draw:layer="layout" svg:x1="8.652cm" svg:y1="10.244cm" svg:x2="8.652cm" svg:y2="10.091cm">
          <text:p/>
        </draw:line>
        <draw:line draw:style-name="gr97" draw:layer="layout" svg:x1="8.575cm" svg:y1="10.168cm" svg:x2="8.728cm" svg:y2="10.168cm">
          <text:p/>
        </draw:line>
        <draw:line draw:style-name="gr97" draw:layer="layout" svg:x1="8.652cm" svg:y1="10.223cm" svg:x2="8.652cm" svg:y2="10.069cm">
          <text:p/>
        </draw:line>
        <draw:line draw:style-name="gr97" draw:layer="layout" svg:x1="8.575cm" svg:y1="10.146cm" svg:x2="8.728cm" svg:y2="10.146cm">
          <text:p/>
        </draw:line>
        <draw:line draw:style-name="gr97" draw:layer="layout" svg:x1="8.652cm" svg:y1="8.723cm" svg:x2="8.652cm" svg:y2="8.57cm">
          <text:p/>
        </draw:line>
        <draw:line draw:style-name="gr97" draw:layer="layout" svg:x1="8.575cm" svg:y1="8.647cm" svg:x2="8.728cm" svg:y2="8.647cm">
          <text:p/>
        </draw:line>
        <draw:line draw:style-name="gr97" draw:layer="layout" svg:x1="8.652cm" svg:y1="8.373cm" svg:x2="8.652cm" svg:y2="8.22cm">
          <text:p/>
        </draw:line>
        <draw:line draw:style-name="gr97" draw:layer="layout" svg:x1="8.575cm" svg:y1="8.296cm" svg:x2="8.728cm" svg:y2="8.296cm">
          <text:p/>
        </draw:line>
        <draw:line draw:style-name="gr97" draw:layer="layout" svg:x1="8.652cm" svg:y1="8.02cm" svg:x2="8.652cm" svg:y2="7.867cm">
          <text:p/>
        </draw:line>
        <draw:line draw:style-name="gr97" draw:layer="layout" svg:x1="8.575cm" svg:y1="7.943cm" svg:x2="8.728cm" svg:y2="7.943cm">
          <text:p/>
        </draw:line>
        <draw:line draw:style-name="gr97" draw:layer="layout" svg:x1="8.652cm" svg:y1="7.071cm" svg:x2="8.652cm" svg:y2="6.918cm">
          <text:p/>
        </draw:line>
        <draw:line draw:style-name="gr97" draw:layer="layout" svg:x1="8.575cm" svg:y1="6.994cm" svg:x2="8.728cm" svg:y2="6.994cm">
          <text:p/>
        </draw:line>
        <draw:line draw:style-name="gr97" draw:layer="layout" svg:x1="8.652cm" svg:y1="6.939cm" svg:x2="8.652cm" svg:y2="6.786cm">
          <text:p/>
        </draw:line>
        <draw:line draw:style-name="gr97" draw:layer="layout" svg:x1="8.575cm" svg:y1="6.863cm" svg:x2="8.728cm" svg:y2="6.863cm">
          <text:p/>
        </draw:line>
        <draw:line draw:style-name="gr97" draw:layer="layout" svg:x1="8.652cm" svg:y1="6.852cm" svg:x2="8.652cm" svg:y2="6.699cm">
          <text:p/>
        </draw:line>
        <draw:line draw:style-name="gr97" draw:layer="layout" svg:x1="8.575cm" svg:y1="6.775cm" svg:x2="8.728cm" svg:y2="6.775cm">
          <text:p/>
        </draw:line>
        <draw:line draw:style-name="gr97" draw:layer="layout" svg:x1="8.652cm" svg:y1="6.608cm" svg:x2="8.652cm" svg:y2="6.455cm">
          <text:p/>
        </draw:line>
        <draw:line draw:style-name="gr97" draw:layer="layout" svg:x1="8.575cm" svg:y1="6.532cm" svg:x2="8.728cm" svg:y2="6.532cm">
          <text:p/>
        </draw:line>
        <draw:line draw:style-name="gr97" draw:layer="layout" svg:x1="8.652cm" svg:y1="6.587cm" svg:x2="8.652cm" svg:y2="6.433cm">
          <text:p/>
        </draw:line>
        <draw:line draw:style-name="gr97" draw:layer="layout" svg:x1="8.575cm" svg:y1="6.51cm" svg:x2="8.728cm" svg:y2="6.51cm">
          <text:p/>
        </draw:line>
        <draw:line draw:style-name="gr97" draw:layer="layout" svg:x1="8.652cm" svg:y1="6.521cm" svg:x2="8.652cm" svg:y2="6.368cm">
          <text:p/>
        </draw:line>
        <draw:line draw:style-name="gr97" draw:layer="layout" svg:x1="8.575cm" svg:y1="6.444cm" svg:x2="8.728cm" svg:y2="6.444cm">
          <text:p/>
        </draw:line>
        <draw:line draw:style-name="gr97" draw:layer="layout" svg:x1="8.652cm" svg:y1="4.781cm" svg:x2="8.652cm" svg:y2="4.627cm">
          <text:p/>
        </draw:line>
        <draw:line draw:style-name="gr97" draw:layer="layout" svg:x1="8.575cm" svg:y1="4.704cm" svg:x2="8.728cm" svg:y2="4.704cm">
          <text:p/>
        </draw:line>
        <draw:line draw:style-name="gr97" draw:layer="layout" svg:x1="8.652cm" svg:y1="4.559cm" svg:x2="8.652cm" svg:y2="4.406cm">
          <text:p/>
        </draw:line>
        <draw:line draw:style-name="gr97" draw:layer="layout" svg:x1="8.575cm" svg:y1="4.483cm" svg:x2="8.728cm" svg:y2="4.483cm">
          <text:p/>
        </draw:line>
        <draw:line draw:style-name="gr97" draw:layer="layout" svg:x1="8.652cm" svg:y1="4.34cm" svg:x2="8.652cm" svg:y2="4.187cm">
          <text:p/>
        </draw:line>
        <draw:line draw:style-name="gr97" draw:layer="layout" svg:x1="8.575cm" svg:y1="4.264cm" svg:x2="8.728cm" svg:y2="4.264cm">
          <text:p/>
        </draw:line>
        <draw:line draw:style-name="gr97" draw:layer="layout" svg:x1="8.652cm" svg:y1="4.097cm" svg:x2="8.652cm" svg:y2="3.944cm">
          <text:p/>
        </draw:line>
        <draw:line draw:style-name="gr97" draw:layer="layout" svg:x1="8.575cm" svg:y1="4.02cm" svg:x2="8.728cm" svg:y2="4.02cm">
          <text:p/>
        </draw:line>
        <draw:line draw:style-name="gr97" draw:layer="layout" svg:x1="8.652cm" svg:y1="3.503cm" svg:x2="8.652cm" svg:y2="3.35cm">
          <text:p/>
        </draw:line>
        <draw:line draw:style-name="gr97" draw:layer="layout" svg:x1="8.575cm" svg:y1="3.426cm" svg:x2="8.728cm" svg:y2="3.426cm">
          <text:p/>
        </draw:line>
        <draw:line draw:style-name="gr97" draw:layer="layout" svg:x1="8.652cm" svg:y1="3.282cm" svg:x2="8.652cm" svg:y2="3.128cm">
          <text:p/>
        </draw:line>
        <draw:line draw:style-name="gr97" draw:layer="layout" svg:x1="8.575cm" svg:y1="3.205cm" svg:x2="8.728cm" svg:y2="3.205cm">
          <text:p/>
        </draw:line>
        <draw:line draw:style-name="gr97" draw:layer="layout" svg:x1="8.681cm" svg:y1="13.065cm" svg:x2="8.681cm" svg:y2="12.912cm">
          <text:p/>
        </draw:line>
        <draw:line draw:style-name="gr97" draw:layer="layout" svg:x1="8.604cm" svg:y1="12.989cm" svg:x2="8.757cm" svg:y2="12.989cm">
          <text:p/>
        </draw:line>
        <draw:line draw:style-name="gr97" draw:layer="layout" svg:x1="8.681cm" svg:y1="12.978cm" svg:x2="8.681cm" svg:y2="12.824cm">
          <text:p/>
        </draw:line>
        <draw:line draw:style-name="gr97" draw:layer="layout" svg:x1="8.604cm" svg:y1="12.901cm" svg:x2="8.757cm" svg:y2="12.901cm">
          <text:p/>
        </draw:line>
        <draw:line draw:style-name="gr97" draw:layer="layout" svg:x1="8.681cm" svg:y1="12.912cm" svg:x2="8.681cm" svg:y2="12.759cm">
          <text:p/>
        </draw:line>
        <draw:line draw:style-name="gr97" draw:layer="layout" svg:x1="8.604cm" svg:y1="12.835cm" svg:x2="8.757cm" svg:y2="12.835cm">
          <text:p/>
        </draw:line>
        <draw:line draw:style-name="gr97" draw:layer="layout" svg:x1="8.681cm" svg:y1="12.868cm" svg:x2="8.681cm" svg:y2="12.715cm">
          <text:p/>
        </draw:line>
        <draw:line draw:style-name="gr97" draw:layer="layout" svg:x1="8.604cm" svg:y1="12.791cm" svg:x2="8.757cm" svg:y2="12.791cm">
          <text:p/>
        </draw:line>
        <draw:line draw:style-name="gr97" draw:layer="layout" svg:x1="8.681cm" svg:y1="10.466cm" svg:x2="8.681cm" svg:y2="10.313cm">
          <text:p/>
        </draw:line>
        <draw:line draw:style-name="gr97" draw:layer="layout" svg:x1="8.604cm" svg:y1="10.389cm" svg:x2="8.757cm" svg:y2="10.389cm">
          <text:p/>
        </draw:line>
        <draw:line draw:style-name="gr97" draw:layer="layout" svg:x1="8.681cm" svg:y1="9.407cm" svg:x2="8.681cm" svg:y2="9.254cm">
          <text:p/>
        </draw:line>
        <draw:line draw:style-name="gr97" draw:layer="layout" svg:x1="8.604cm" svg:y1="9.331cm" svg:x2="8.757cm" svg:y2="9.331cm">
          <text:p/>
        </draw:line>
        <draw:line draw:style-name="gr97" draw:layer="layout" svg:x1="8.681cm" svg:y1="8.879cm" svg:x2="8.681cm" svg:y2="8.726cm">
          <text:p/>
        </draw:line>
        <draw:line draw:style-name="gr97" draw:layer="layout" svg:x1="8.604cm" svg:y1="8.803cm" svg:x2="8.757cm" svg:y2="8.803cm">
          <text:p/>
        </draw:line>
        <draw:line draw:style-name="gr97" draw:layer="layout" svg:x1="8.681cm" svg:y1="8.57cm" svg:x2="8.681cm" svg:y2="8.417cm">
          <text:p/>
        </draw:line>
        <draw:line draw:style-name="gr97" draw:layer="layout" svg:x1="8.604cm" svg:y1="8.493cm" svg:x2="8.757cm" svg:y2="8.493cm">
          <text:p/>
        </draw:line>
        <draw:line draw:style-name="gr97" draw:layer="layout" svg:x1="8.681cm" svg:y1="8.283cm" svg:x2="8.681cm" svg:y2="8.13cm">
          <text:p/>
        </draw:line>
        <draw:line draw:style-name="gr97" draw:layer="layout" svg:x1="8.604cm" svg:y1="8.206cm" svg:x2="8.757cm" svg:y2="8.206cm">
          <text:p/>
        </draw:line>
        <draw:line draw:style-name="gr97" draw:layer="layout" svg:x1="8.681cm" svg:y1="8.108cm" svg:x2="8.681cm" svg:y2="7.954cm">
          <text:p/>
        </draw:line>
        <draw:line draw:style-name="gr97" draw:layer="layout" svg:x1="8.604cm" svg:y1="8.031cm" svg:x2="8.757cm" svg:y2="8.031cm">
          <text:p/>
        </draw:line>
        <draw:line draw:style-name="gr97" draw:layer="layout" svg:x1="8.681cm" svg:y1="7.932cm" svg:x2="8.681cm" svg:y2="7.779cm">
          <text:p/>
        </draw:line>
        <draw:line draw:style-name="gr97" draw:layer="layout" svg:x1="8.604cm" svg:y1="7.856cm" svg:x2="8.757cm" svg:y2="7.856cm">
          <text:p/>
        </draw:line>
        <draw:line draw:style-name="gr97" draw:layer="layout" svg:x1="8.681cm" svg:y1="7.82cm" svg:x2="8.681cm" svg:y2="7.667cm">
          <text:p/>
        </draw:line>
        <draw:line draw:style-name="gr97" draw:layer="layout" svg:x1="8.604cm" svg:y1="7.744cm" svg:x2="8.757cm" svg:y2="7.744cm">
          <text:p/>
        </draw:line>
        <draw:line draw:style-name="gr97" draw:layer="layout" svg:x1="8.681cm" svg:y1="7.667cm" svg:x2="8.681cm" svg:y2="7.514cm">
          <text:p/>
        </draw:line>
        <draw:line draw:style-name="gr97" draw:layer="layout" svg:x1="8.604cm" svg:y1="7.591cm" svg:x2="8.757cm" svg:y2="7.591cm">
          <text:p/>
        </draw:line>
        <draw:line draw:style-name="gr97" draw:layer="layout" svg:x1="8.681cm" svg:y1="7.161cm" svg:x2="8.681cm" svg:y2="7.008cm">
          <text:p/>
        </draw:line>
        <draw:line draw:style-name="gr97" draw:layer="layout" svg:x1="8.604cm" svg:y1="7.084cm" svg:x2="8.757cm" svg:y2="7.084cm">
          <text:p/>
        </draw:line>
        <draw:line draw:style-name="gr97" draw:layer="layout" svg:x1="8.681cm" svg:y1="7.005cm" svg:x2="8.681cm" svg:y2="6.852cm">
          <text:p/>
        </draw:line>
        <draw:line draw:style-name="gr97" draw:layer="layout" svg:x1="8.604cm" svg:y1="6.929cm" svg:x2="8.757cm" svg:y2="6.929cm">
          <text:p/>
        </draw:line>
        <draw:line draw:style-name="gr97" draw:layer="layout" svg:x1="8.681cm" svg:y1="5.662cm" svg:x2="8.681cm" svg:y2="5.508cm">
          <text:p/>
        </draw:line>
        <draw:line draw:style-name="gr97" draw:layer="layout" svg:x1="8.604cm" svg:y1="5.585cm" svg:x2="8.757cm" svg:y2="5.585cm">
          <text:p/>
        </draw:line>
        <draw:line draw:style-name="gr97" draw:layer="layout" svg:x1="8.681cm" svg:y1="5.574cm" svg:x2="8.681cm" svg:y2="5.421cm">
          <text:p/>
        </draw:line>
        <draw:line draw:style-name="gr97" draw:layer="layout" svg:x1="8.604cm" svg:y1="5.497cm" svg:x2="8.757cm" svg:y2="5.497cm">
          <text:p/>
        </draw:line>
        <draw:line draw:style-name="gr97" draw:layer="layout" svg:x1="8.681cm" svg:y1="5.331cm" svg:x2="8.681cm" svg:y2="5.177cm">
          <text:p/>
        </draw:line>
        <draw:line draw:style-name="gr97" draw:layer="layout" svg:x1="8.604cm" svg:y1="5.254cm" svg:x2="8.757cm" svg:y2="5.254cm">
          <text:p/>
        </draw:line>
        <draw:line draw:style-name="gr97" draw:layer="layout" svg:x1="8.681cm" svg:y1="5.199cm" svg:x2="8.681cm" svg:y2="5.046cm">
          <text:p/>
        </draw:line>
        <draw:line draw:style-name="gr97" draw:layer="layout" svg:x1="8.604cm" svg:y1="5.123cm" svg:x2="8.757cm" svg:y2="5.123cm">
          <text:p/>
        </draw:line>
        <draw:line draw:style-name="gr97" draw:layer="layout" svg:x1="8.681cm" svg:y1="5.156cm" svg:x2="8.681cm" svg:y2="5.002cm">
          <text:p/>
        </draw:line>
        <draw:line draw:style-name="gr97" draw:layer="layout" svg:x1="8.604cm" svg:y1="5.079cm" svg:x2="8.757cm" svg:y2="5.079cm">
          <text:p/>
        </draw:line>
        <draw:line draw:style-name="gr97" draw:layer="layout" svg:x1="8.681cm" svg:y1="5.022cm" svg:x2="8.681cm" svg:y2="4.868cm">
          <text:p/>
        </draw:line>
        <draw:line draw:style-name="gr97" draw:layer="layout" svg:x1="8.604cm" svg:y1="4.945cm" svg:x2="8.757cm" svg:y2="4.945cm">
          <text:p/>
        </draw:line>
        <draw:line draw:style-name="gr97" draw:layer="layout" svg:x1="8.681cm" svg:y1="4.759cm" svg:x2="8.681cm" svg:y2="4.606cm">
          <text:p/>
        </draw:line>
        <draw:line draw:style-name="gr97" draw:layer="layout" svg:x1="8.604cm" svg:y1="4.682cm" svg:x2="8.757cm" svg:y2="4.682cm">
          <text:p/>
        </draw:line>
        <draw:line draw:style-name="gr97" draw:layer="layout" svg:x1="8.681cm" svg:y1="3.944cm" svg:x2="8.681cm" svg:y2="3.79cm">
          <text:p/>
        </draw:line>
        <draw:line draw:style-name="gr97" draw:layer="layout" svg:x1="8.604cm" svg:y1="3.867cm" svg:x2="8.757cm" svg:y2="3.867cm">
          <text:p/>
        </draw:line>
        <draw:line draw:style-name="gr97" draw:layer="layout" svg:x1="8.681cm" svg:y1="3.878cm" svg:x2="8.681cm" svg:y2="3.724cm">
          <text:p/>
        </draw:line>
        <draw:line draw:style-name="gr97" draw:layer="layout" svg:x1="8.604cm" svg:y1="3.801cm" svg:x2="8.757cm" svg:y2="3.801cm">
          <text:p/>
        </draw:line>
        <draw:line draw:style-name="gr97" draw:layer="layout" svg:x1="8.681cm" svg:y1="3.238cm" svg:x2="8.681cm" svg:y2="3.084cm">
          <text:p/>
        </draw:line>
        <draw:line draw:style-name="gr97" draw:layer="layout" svg:x1="8.604cm" svg:y1="3.161cm" svg:x2="8.757cm" svg:y2="3.161cm">
          <text:p/>
        </draw:line>
        <draw:line draw:style-name="gr97" draw:layer="layout" svg:x1="8.681cm" svg:y1="3.062cm" svg:x2="8.681cm" svg:y2="2.909cm">
          <text:p/>
        </draw:line>
        <draw:line draw:style-name="gr97" draw:layer="layout" svg:x1="8.604cm" svg:y1="2.986cm" svg:x2="8.757cm" svg:y2="2.986cm">
          <text:p/>
        </draw:line>
        <draw:line draw:style-name="gr97" draw:layer="layout" svg:x1="8.681cm" svg:y1="2.841cm" svg:x2="8.681cm" svg:y2="2.688cm">
          <text:p/>
        </draw:line>
        <draw:line draw:style-name="gr97" draw:layer="layout" svg:x1="8.604cm" svg:y1="2.764cm" svg:x2="8.757cm" svg:y2="2.764cm">
          <text:p/>
        </draw:line>
        <draw:line draw:style-name="gr97" draw:layer="layout" svg:x1="8.712cm" svg:y1="11.544cm" svg:x2="8.712cm" svg:y2="11.391cm">
          <text:p/>
        </draw:line>
        <draw:line draw:style-name="gr97" draw:layer="layout" svg:x1="8.636cm" svg:y1="11.467cm" svg:x2="8.789cm" svg:y2="11.467cm">
          <text:p/>
        </draw:line>
        <draw:line draw:style-name="gr97" draw:layer="layout" svg:x1="8.712cm" svg:y1="11.435cm" svg:x2="8.712cm" svg:y2="11.281cm">
          <text:p/>
        </draw:line>
        <draw:line draw:style-name="gr97" draw:layer="layout" svg:x1="8.636cm" svg:y1="11.358cm" svg:x2="8.789cm" svg:y2="11.358cm">
          <text:p/>
        </draw:line>
        <draw:line draw:style-name="gr97" draw:layer="layout" svg:x1="8.712cm" svg:y1="11.391cm" svg:x2="8.712cm" svg:y2="11.237cm">
          <text:p/>
        </draw:line>
        <draw:line draw:style-name="gr97" draw:layer="layout" svg:x1="8.636cm" svg:y1="11.314cm" svg:x2="8.789cm" svg:y2="11.314cm">
          <text:p/>
        </draw:line>
        <draw:line draw:style-name="gr97" draw:layer="layout" svg:x1="8.712cm" svg:y1="10.95cm" svg:x2="8.712cm" svg:y2="10.797cm">
          <text:p/>
        </draw:line>
        <draw:line draw:style-name="gr97" draw:layer="layout" svg:x1="8.636cm" svg:y1="10.874cm" svg:x2="8.789cm" svg:y2="10.874cm">
          <text:p/>
        </draw:line>
        <draw:line draw:style-name="gr97" draw:layer="layout" svg:x1="8.712cm" svg:y1="9.935cm" svg:x2="8.712cm" svg:y2="9.782cm">
          <text:p/>
        </draw:line>
        <draw:line draw:style-name="gr97" draw:layer="layout" svg:x1="8.636cm" svg:y1="9.859cm" svg:x2="8.789cm" svg:y2="9.859cm">
          <text:p/>
        </draw:line>
        <draw:line draw:style-name="gr97" draw:layer="layout" svg:x1="8.712cm" svg:y1="9.517cm" svg:x2="8.712cm" svg:y2="9.363cm">
          <text:p/>
        </draw:line>
        <draw:line draw:style-name="gr97" draw:layer="layout" svg:x1="8.636cm" svg:y1="9.44cm" svg:x2="8.789cm" svg:y2="9.44cm">
          <text:p/>
        </draw:line>
        <draw:line draw:style-name="gr97" draw:layer="layout" svg:x1="8.712cm" svg:y1="9.429cm" svg:x2="8.712cm" svg:y2="9.276cm">
          <text:p/>
        </draw:line>
        <draw:line draw:style-name="gr97" draw:layer="layout" svg:x1="8.636cm" svg:y1="9.353cm" svg:x2="8.789cm" svg:y2="9.353cm">
          <text:p/>
        </draw:line>
        <draw:line draw:style-name="gr97" draw:layer="layout" svg:x1="8.712cm" svg:y1="9.407cm" svg:x2="8.712cm" svg:y2="9.254cm">
          <text:p/>
        </draw:line>
        <draw:line draw:style-name="gr97" draw:layer="layout" svg:x1="8.636cm" svg:y1="9.331cm" svg:x2="8.789cm" svg:y2="9.331cm">
          <text:p/>
        </draw:line>
        <draw:line draw:style-name="gr97" draw:layer="layout" svg:x1="8.712cm" svg:y1="9.385cm" svg:x2="8.712cm" svg:y2="9.232cm">
          <text:p/>
        </draw:line>
        <draw:line draw:style-name="gr97" draw:layer="layout" svg:x1="8.636cm" svg:y1="9.309cm" svg:x2="8.789cm" svg:y2="9.309cm">
          <text:p/>
        </draw:line>
        <draw:line draw:style-name="gr97" draw:layer="layout" svg:x1="8.712cm" svg:y1="9.098cm" svg:x2="8.712cm" svg:y2="8.945cm">
          <text:p/>
        </draw:line>
        <draw:line draw:style-name="gr97" draw:layer="layout" svg:x1="8.636cm" svg:y1="9.022cm" svg:x2="8.789cm" svg:y2="9.022cm">
          <text:p/>
        </draw:line>
        <draw:line draw:style-name="gr97" draw:layer="layout" svg:x1="8.712cm" svg:y1="8.989cm" svg:x2="8.712cm" svg:y2="8.835cm">
          <text:p/>
        </draw:line>
        <draw:line draw:style-name="gr97" draw:layer="layout" svg:x1="8.636cm" svg:y1="8.912cm" svg:x2="8.789cm" svg:y2="8.912cm">
          <text:p/>
        </draw:line>
        <draw:line draw:style-name="gr97" draw:layer="layout" svg:x1="8.712cm" svg:y1="8.945cm" svg:x2="8.712cm" svg:y2="8.792cm">
          <text:p/>
        </draw:line>
        <draw:line draw:style-name="gr97" draw:layer="layout" svg:x1="8.636cm" svg:y1="8.868cm" svg:x2="8.789cm" svg:y2="8.868cm">
          <text:p/>
        </draw:line>
        <draw:line draw:style-name="gr97" draw:layer="layout" svg:x1="8.712cm" svg:y1="8.748cm" svg:x2="8.712cm" svg:y2="8.594cm">
          <text:p/>
        </draw:line>
        <draw:line draw:style-name="gr97" draw:layer="layout" svg:x1="8.636cm" svg:y1="8.671cm" svg:x2="8.789cm" svg:y2="8.671cm">
          <text:p/>
        </draw:line>
        <draw:line draw:style-name="gr97" draw:layer="layout" svg:x1="8.712cm" svg:y1="8.636cm" svg:x2="8.712cm" svg:y2="8.482cm">
          <text:p/>
        </draw:line>
        <draw:line draw:style-name="gr97" draw:layer="layout" svg:x1="8.636cm" svg:y1="8.559cm" svg:x2="8.789cm" svg:y2="8.559cm">
          <text:p/>
        </draw:line>
        <draw:line draw:style-name="gr97" draw:layer="layout" svg:x1="8.712cm" svg:y1="8.173cm" svg:x2="8.712cm" svg:y2="8.02cm">
          <text:p/>
        </draw:line>
        <draw:line draw:style-name="gr97" draw:layer="layout" svg:x1="8.636cm" svg:y1="8.097cm" svg:x2="8.789cm" svg:y2="8.097cm">
          <text:p/>
        </draw:line>
        <draw:line draw:style-name="gr97" draw:layer="layout" svg:x1="8.712cm" svg:y1="7.711cm" svg:x2="8.712cm" svg:y2="7.558cm">
          <text:p/>
        </draw:line>
        <draw:line draw:style-name="gr97" draw:layer="layout" svg:x1="8.636cm" svg:y1="7.634cm" svg:x2="8.789cm" svg:y2="7.634cm">
          <text:p/>
        </draw:line>
        <draw:line draw:style-name="gr97" draw:layer="layout" svg:x1="8.712cm" svg:y1="7.689cm" svg:x2="8.712cm" svg:y2="7.536cm">
          <text:p/>
        </draw:line>
        <draw:line draw:style-name="gr97" draw:layer="layout" svg:x1="8.636cm" svg:y1="7.612cm" svg:x2="8.789cm" svg:y2="7.612cm">
          <text:p/>
        </draw:line>
        <draw:line draw:style-name="gr97" draw:layer="layout" svg:x1="8.712cm" svg:y1="7.424cm" svg:x2="8.712cm" svg:y2="7.27cm">
          <text:p/>
        </draw:line>
        <draw:line draw:style-name="gr97" draw:layer="layout" svg:x1="8.636cm" svg:y1="7.347cm" svg:x2="8.789cm" svg:y2="7.347cm">
          <text:p/>
        </draw:line>
        <draw:line draw:style-name="gr97" draw:layer="layout" svg:x1="8.712cm" svg:y1="6.477cm" svg:x2="8.712cm" svg:y2="6.324cm">
          <text:p/>
        </draw:line>
        <draw:line draw:style-name="gr97" draw:layer="layout" svg:x1="8.636cm" svg:y1="6.4cm" svg:x2="8.789cm" svg:y2="6.4cm">
          <text:p/>
        </draw:line>
        <draw:line draw:style-name="gr97" draw:layer="layout" svg:x1="8.712cm" svg:y1="5.927cm" svg:x2="8.712cm" svg:y2="5.774cm">
          <text:p/>
        </draw:line>
        <draw:line draw:style-name="gr97" draw:layer="layout" svg:x1="8.636cm" svg:y1="5.85cm" svg:x2="8.789cm" svg:y2="5.85cm">
          <text:p/>
        </draw:line>
        <draw:line draw:style-name="gr97" draw:layer="layout" svg:x1="8.712cm" svg:y1="5.596cm" svg:x2="8.712cm" svg:y2="5.443cm">
          <text:p/>
        </draw:line>
        <draw:line draw:style-name="gr97" draw:layer="layout" svg:x1="8.636cm" svg:y1="5.519cm" svg:x2="8.789cm" svg:y2="5.519cm">
          <text:p/>
        </draw:line>
        <draw:line draw:style-name="gr97" draw:layer="layout" svg:x1="8.712cm" svg:y1="4.846cm" svg:x2="8.712cm" svg:y2="4.693cm">
          <text:p/>
        </draw:line>
        <draw:line draw:style-name="gr97" draw:layer="layout" svg:x1="8.636cm" svg:y1="4.77cm" svg:x2="8.789cm" svg:y2="4.77cm">
          <text:p/>
        </draw:line>
        <draw:line draw:style-name="gr97" draw:layer="layout" svg:x1="8.712cm" svg:y1="4.559cm" svg:x2="8.712cm" svg:y2="4.406cm">
          <text:p/>
        </draw:line>
        <draw:line draw:style-name="gr97" draw:layer="layout" svg:x1="8.636cm" svg:y1="4.483cm" svg:x2="8.789cm" svg:y2="4.483cm">
          <text:p/>
        </draw:line>
        <draw:line draw:style-name="gr97" draw:layer="layout" svg:x1="8.712cm" svg:y1="4.515cm" svg:x2="8.712cm" svg:y2="4.362cm">
          <text:p/>
        </draw:line>
        <draw:line draw:style-name="gr97" draw:layer="layout" svg:x1="8.636cm" svg:y1="4.439cm" svg:x2="8.789cm" svg:y2="4.439cm">
          <text:p/>
        </draw:line>
        <draw:line draw:style-name="gr97" draw:layer="layout" svg:x1="8.712cm" svg:y1="4.362cm" svg:x2="8.712cm" svg:y2="4.209cm">
          <text:p/>
        </draw:line>
        <draw:line draw:style-name="gr97" draw:layer="layout" svg:x1="8.636cm" svg:y1="4.285cm" svg:x2="8.789cm" svg:y2="4.285cm">
          <text:p/>
        </draw:line>
        <draw:line draw:style-name="gr97" draw:layer="layout" svg:x1="8.712cm" svg:y1="4.228cm" svg:x2="8.712cm" svg:y2="4.075cm">
          <text:p/>
        </draw:line>
        <draw:line draw:style-name="gr97" draw:layer="layout" svg:x1="8.636cm" svg:y1="4.152cm" svg:x2="8.789cm" svg:y2="4.152cm">
          <text:p/>
        </draw:line>
        <draw:line draw:style-name="gr97" draw:layer="layout" svg:x1="8.712cm" svg:y1="4.184cm" svg:x2="8.712cm" svg:y2="4.031cm">
          <text:p/>
        </draw:line>
        <draw:line draw:style-name="gr97" draw:layer="layout" svg:x1="8.636cm" svg:y1="4.108cm" svg:x2="8.789cm" svg:y2="4.108cm">
          <text:p/>
        </draw:line>
        <draw:line draw:style-name="gr97" draw:layer="layout" svg:x1="8.712cm" svg:y1="4.163cm" svg:x2="8.712cm" svg:y2="4.009cm">
          <text:p/>
        </draw:line>
        <draw:line draw:style-name="gr97" draw:layer="layout" svg:x1="8.636cm" svg:y1="4.086cm" svg:x2="8.789cm" svg:y2="4.086cm">
          <text:p/>
        </draw:line>
        <draw:line draw:style-name="gr97" draw:layer="layout" svg:x1="8.712cm" svg:y1="3.744cm" svg:x2="8.712cm" svg:y2="3.591cm">
          <text:p/>
        </draw:line>
        <draw:line draw:style-name="gr97" draw:layer="layout" svg:x1="8.636cm" svg:y1="3.667cm" svg:x2="8.789cm" svg:y2="3.667cm">
          <text:p/>
        </draw:line>
        <draw:line draw:style-name="gr97" draw:layer="layout" svg:x1="8.712cm" svg:y1="3.413cm" svg:x2="8.712cm" svg:y2="3.26cm">
          <text:p/>
        </draw:line>
        <draw:line draw:style-name="gr97" draw:layer="layout" svg:x1="8.636cm" svg:y1="3.336cm" svg:x2="8.789cm" svg:y2="3.336cm">
          <text:p/>
        </draw:line>
        <draw:line draw:style-name="gr97" draw:layer="layout" svg:x1="8.712cm" svg:y1="3.15cm" svg:x2="8.712cm" svg:y2="2.997cm">
          <text:p/>
        </draw:line>
        <draw:line draw:style-name="gr97" draw:layer="layout" svg:x1="8.636cm" svg:y1="3.073cm" svg:x2="8.789cm" svg:y2="3.073cm">
          <text:p/>
        </draw:line>
        <draw:line draw:style-name="gr97" draw:layer="layout" svg:x1="8.742cm" svg:y1="11.634cm" svg:x2="8.742cm" svg:y2="11.481cm">
          <text:p/>
        </draw:line>
        <draw:line draw:style-name="gr97" draw:layer="layout" svg:x1="8.665cm" svg:y1="11.558cm" svg:x2="8.818cm" svg:y2="11.558cm">
          <text:p/>
        </draw:line>
        <draw:line draw:style-name="gr97" draw:layer="layout" svg:x1="8.742cm" svg:y1="10.223cm" svg:x2="8.742cm" svg:y2="10.069cm">
          <text:p/>
        </draw:line>
        <draw:line draw:style-name="gr97" draw:layer="layout" svg:x1="8.665cm" svg:y1="10.146cm" svg:x2="8.818cm" svg:y2="10.146cm">
          <text:p/>
        </draw:line>
        <draw:line draw:style-name="gr97" draw:layer="layout" svg:x1="8.742cm" svg:y1="10.135cm" svg:x2="8.742cm" svg:y2="9.982cm">
          <text:p/>
        </draw:line>
        <draw:line draw:style-name="gr97" draw:layer="layout" svg:x1="8.665cm" svg:y1="10.058cm" svg:x2="8.818cm" svg:y2="10.058cm">
          <text:p/>
        </draw:line>
        <draw:line draw:style-name="gr97" draw:layer="layout" svg:x1="8.742cm" svg:y1="9.738cm" svg:x2="8.742cm" svg:y2="9.585cm">
          <text:p/>
        </draw:line>
        <draw:line draw:style-name="gr97" draw:layer="layout" svg:x1="8.665cm" svg:y1="9.662cm" svg:x2="8.818cm" svg:y2="9.662cm">
          <text:p/>
        </draw:line>
        <draw:line draw:style-name="gr97" draw:layer="layout" svg:x1="8.742cm" svg:y1="9.694cm" svg:x2="8.742cm" svg:y2="9.541cm">
          <text:p/>
        </draw:line>
        <draw:line draw:style-name="gr97" draw:layer="layout" svg:x1="8.665cm" svg:y1="9.618cm" svg:x2="8.818cm" svg:y2="9.618cm">
          <text:p/>
        </draw:line>
        <draw:line draw:style-name="gr97" draw:layer="layout" svg:x1="8.742cm" svg:y1="9.607cm" svg:x2="8.742cm" svg:y2="9.454cm">
          <text:p/>
        </draw:line>
        <draw:line draw:style-name="gr97" draw:layer="layout" svg:x1="8.665cm" svg:y1="9.53cm" svg:x2="8.818cm" svg:y2="9.53cm">
          <text:p/>
        </draw:line>
        <draw:line draw:style-name="gr97" draw:layer="layout" svg:x1="8.742cm" svg:y1="9.451cm" svg:x2="8.742cm" svg:y2="9.298cm">
          <text:p/>
        </draw:line>
        <draw:line draw:style-name="gr97" draw:layer="layout" svg:x1="8.665cm" svg:y1="9.374cm" svg:x2="8.818cm" svg:y2="9.374cm">
          <text:p/>
        </draw:line>
        <draw:line draw:style-name="gr97" draw:layer="layout" svg:x1="8.742cm" svg:y1="9.276cm" svg:x2="8.742cm" svg:y2="9.123cm">
          <text:p/>
        </draw:line>
        <draw:line draw:style-name="gr97" draw:layer="layout" svg:x1="8.665cm" svg:y1="9.199cm" svg:x2="8.818cm" svg:y2="9.199cm">
          <text:p/>
        </draw:line>
        <draw:line draw:style-name="gr97" draw:layer="layout" svg:x1="8.742cm" svg:y1="9.076cm" svg:x2="8.742cm" svg:y2="8.923cm">
          <text:p/>
        </draw:line>
        <draw:line draw:style-name="gr97" draw:layer="layout" svg:x1="8.665cm" svg:y1="9cm" svg:x2="8.818cm" svg:y2="9cm">
          <text:p/>
        </draw:line>
        <draw:line draw:style-name="gr97" draw:layer="layout" svg:x1="8.742cm" svg:y1="9.011cm" svg:x2="8.742cm" svg:y2="8.857cm">
          <text:p/>
        </draw:line>
        <draw:line draw:style-name="gr97" draw:layer="layout" svg:x1="8.665cm" svg:y1="8.934cm" svg:x2="8.818cm" svg:y2="8.934cm">
          <text:p/>
        </draw:line>
        <draw:line draw:style-name="gr97" draw:layer="layout" svg:x1="8.742cm" svg:y1="8.658cm" svg:x2="8.742cm" svg:y2="8.504cm">
          <text:p/>
        </draw:line>
        <draw:line draw:style-name="gr97" draw:layer="layout" svg:x1="8.665cm" svg:y1="8.581cm" svg:x2="8.818cm" svg:y2="8.581cm">
          <text:p/>
        </draw:line>
        <draw:line draw:style-name="gr97" draw:layer="layout" svg:x1="8.742cm" svg:y1="8.526cm" svg:x2="8.742cm" svg:y2="8.373cm">
          <text:p/>
        </draw:line>
        <draw:line draw:style-name="gr97" draw:layer="layout" svg:x1="8.665cm" svg:y1="8.45cm" svg:x2="8.818cm" svg:y2="8.45cm">
          <text:p/>
        </draw:line>
        <draw:line draw:style-name="gr97" draw:layer="layout" svg:x1="8.742cm" svg:y1="8.417cm" svg:x2="8.742cm" svg:y2="8.263cm">
          <text:p/>
        </draw:line>
        <draw:line draw:style-name="gr97" draw:layer="layout" svg:x1="8.665cm" svg:y1="8.34cm" svg:x2="8.818cm" svg:y2="8.34cm">
          <text:p/>
        </draw:line>
        <draw:line draw:style-name="gr97" draw:layer="layout" svg:x1="8.742cm" svg:y1="7.864cm" svg:x2="8.742cm" svg:y2="7.711cm">
          <text:p/>
        </draw:line>
        <draw:line draw:style-name="gr97" draw:layer="layout" svg:x1="8.665cm" svg:y1="7.788cm" svg:x2="8.818cm" svg:y2="7.788cm">
          <text:p/>
        </draw:line>
        <draw:line draw:style-name="gr97" draw:layer="layout" svg:x1="8.742cm" svg:y1="7.842cm" svg:x2="8.742cm" svg:y2="7.689cm">
          <text:p/>
        </draw:line>
        <draw:line draw:style-name="gr97" draw:layer="layout" svg:x1="8.665cm" svg:y1="7.766cm" svg:x2="8.818cm" svg:y2="7.766cm">
          <text:p/>
        </draw:line>
        <draw:line draw:style-name="gr97" draw:layer="layout" svg:x1="8.742cm" svg:y1="6.918cm" svg:x2="8.742cm" svg:y2="6.764cm">
          <text:p/>
        </draw:line>
        <draw:line draw:style-name="gr97" draw:layer="layout" svg:x1="8.665cm" svg:y1="6.841cm" svg:x2="8.818cm" svg:y2="6.841cm">
          <text:p/>
        </draw:line>
        <draw:line draw:style-name="gr97" draw:layer="layout" svg:x1="8.742cm" svg:y1="6.764cm" svg:x2="8.742cm" svg:y2="6.611cm">
          <text:p/>
        </draw:line>
        <draw:line draw:style-name="gr97" draw:layer="layout" svg:x1="8.665cm" svg:y1="6.688cm" svg:x2="8.818cm" svg:y2="6.688cm">
          <text:p/>
        </draw:line>
        <draw:line draw:style-name="gr97" draw:layer="layout" svg:x1="8.742cm" svg:y1="6.146cm" svg:x2="8.742cm" svg:y2="5.993cm">
          <text:p/>
        </draw:line>
        <draw:line draw:style-name="gr97" draw:layer="layout" svg:x1="8.665cm" svg:y1="6.069cm" svg:x2="8.818cm" svg:y2="6.069cm">
          <text:p/>
        </draw:line>
        <draw:line draw:style-name="gr97" draw:layer="layout" svg:x1="8.742cm" svg:y1="5.905cm" svg:x2="8.742cm" svg:y2="5.752cm">
          <text:p/>
        </draw:line>
        <draw:line draw:style-name="gr97" draw:layer="layout" svg:x1="8.665cm" svg:y1="5.828cm" svg:x2="8.818cm" svg:y2="5.828cm">
          <text:p/>
        </draw:line>
        <draw:line draw:style-name="gr97" draw:layer="layout" svg:x1="8.742cm" svg:y1="5.418cm" svg:x2="8.742cm" svg:y2="5.265cm">
          <text:p/>
        </draw:line>
        <draw:line draw:style-name="gr97" draw:layer="layout" svg:x1="8.665cm" svg:y1="5.342cm" svg:x2="8.818cm" svg:y2="5.342cm">
          <text:p/>
        </draw:line>
        <draw:line draw:style-name="gr97" draw:layer="layout" svg:x1="8.742cm" svg:y1="5.156cm" svg:x2="8.742cm" svg:y2="5.002cm">
          <text:p/>
        </draw:line>
        <draw:line draw:style-name="gr97" draw:layer="layout" svg:x1="8.665cm" svg:y1="5.079cm" svg:x2="8.818cm" svg:y2="5.079cm">
          <text:p/>
        </draw:line>
        <draw:line draw:style-name="gr97" draw:layer="layout" svg:x1="8.742cm" svg:y1="4.825cm" svg:x2="8.742cm" svg:y2="4.671cm">
          <text:p/>
        </draw:line>
        <draw:line draw:style-name="gr97" draw:layer="layout" svg:x1="8.665cm" svg:y1="4.748cm" svg:x2="8.818cm" svg:y2="4.748cm">
          <text:p/>
        </draw:line>
        <draw:line draw:style-name="gr97" draw:layer="layout" svg:x1="8.742cm" svg:y1="4.737cm" svg:x2="8.742cm" svg:y2="4.584cm">
          <text:p/>
        </draw:line>
        <draw:line draw:style-name="gr97" draw:layer="layout" svg:x1="8.665cm" svg:y1="4.66cm" svg:x2="8.818cm" svg:y2="4.66cm">
          <text:p/>
        </draw:line>
        <draw:line draw:style-name="gr97" draw:layer="layout" svg:x1="8.742cm" svg:y1="4.649cm" svg:x2="8.742cm" svg:y2="4.496cm">
          <text:p/>
        </draw:line>
        <draw:line draw:style-name="gr97" draw:layer="layout" svg:x1="8.665cm" svg:y1="4.573cm" svg:x2="8.818cm" svg:y2="4.573cm">
          <text:p/>
        </draw:line>
        <draw:line draw:style-name="gr97" draw:layer="layout" svg:x1="8.742cm" svg:y1="3.944cm" svg:x2="8.742cm" svg:y2="3.79cm">
          <text:p/>
        </draw:line>
        <draw:line draw:style-name="gr97" draw:layer="layout" svg:x1="8.665cm" svg:y1="3.867cm" svg:x2="8.818cm" svg:y2="3.867cm">
          <text:p/>
        </draw:line>
        <draw:line draw:style-name="gr97" draw:layer="layout" svg:x1="8.742cm" svg:y1="3.878cm" svg:x2="8.742cm" svg:y2="3.724cm">
          <text:p/>
        </draw:line>
        <draw:line draw:style-name="gr97" draw:layer="layout" svg:x1="8.665cm" svg:y1="3.801cm" svg:x2="8.818cm" svg:y2="3.801cm">
          <text:p/>
        </draw:line>
        <draw:line draw:style-name="gr97" draw:layer="layout" svg:x1="8.742cm" svg:y1="3.503cm" svg:x2="8.742cm" svg:y2="3.35cm">
          <text:p/>
        </draw:line>
        <draw:line draw:style-name="gr97" draw:layer="layout" svg:x1="8.665cm" svg:y1="3.426cm" svg:x2="8.818cm" svg:y2="3.426cm">
          <text:p/>
        </draw:line>
        <draw:line draw:style-name="gr97" draw:layer="layout" svg:x1="8.773cm" svg:y1="12.647cm" svg:x2="8.773cm" svg:y2="12.493cm">
          <text:p/>
        </draw:line>
        <draw:line draw:style-name="gr97" draw:layer="layout" svg:x1="8.697cm" svg:y1="12.57cm" svg:x2="8.85cm" svg:y2="12.57cm">
          <text:p/>
        </draw:line>
        <draw:line draw:style-name="gr97" draw:layer="layout" svg:x1="8.773cm" svg:y1="12.559cm" svg:x2="8.773cm" svg:y2="12.406cm">
          <text:p/>
        </draw:line>
        <draw:line draw:style-name="gr97" draw:layer="layout" svg:x1="8.697cm" svg:y1="12.482cm" svg:x2="8.85cm" svg:y2="12.482cm">
          <text:p/>
        </draw:line>
        <draw:line draw:style-name="gr97" draw:layer="layout" svg:x1="8.773cm" svg:y1="10.554cm" svg:x2="8.773cm" svg:y2="10.4cm">
          <text:p/>
        </draw:line>
        <draw:line draw:style-name="gr97" draw:layer="layout" svg:x1="8.697cm" svg:y1="10.477cm" svg:x2="8.85cm" svg:y2="10.477cm">
          <text:p/>
        </draw:line>
        <draw:line draw:style-name="gr97" draw:layer="layout" svg:x1="8.773cm" svg:y1="10.532cm" svg:x2="8.773cm" svg:y2="10.378cm">
          <text:p/>
        </draw:line>
        <draw:line draw:style-name="gr97" draw:layer="layout" svg:x1="8.697cm" svg:y1="10.455cm" svg:x2="8.85cm" svg:y2="10.455cm">
          <text:p/>
        </draw:line>
        <draw:line draw:style-name="gr97" draw:layer="layout" svg:x1="8.773cm" svg:y1="10.488cm" svg:x2="8.773cm" svg:y2="10.335cm">
          <text:p/>
        </draw:line>
        <draw:line draw:style-name="gr97" draw:layer="layout" svg:x1="8.697cm" svg:y1="10.411cm" svg:x2="8.85cm" svg:y2="10.411cm">
          <text:p/>
        </draw:line>
        <draw:line draw:style-name="gr97" draw:layer="layout" svg:x1="8.773cm" svg:y1="9.694cm" svg:x2="8.773cm" svg:y2="9.541cm">
          <text:p/>
        </draw:line>
        <draw:line draw:style-name="gr97" draw:layer="layout" svg:x1="8.697cm" svg:y1="9.618cm" svg:x2="8.85cm" svg:y2="9.618cm">
          <text:p/>
        </draw:line>
        <draw:line draw:style-name="gr97" draw:layer="layout" svg:x1="8.773cm" svg:y1="9.21cm" svg:x2="8.773cm" svg:y2="9.057cm">
          <text:p/>
        </draw:line>
        <draw:line draw:style-name="gr97" draw:layer="layout" svg:x1="8.697cm" svg:y1="9.133cm" svg:x2="8.85cm" svg:y2="9.133cm">
          <text:p/>
        </draw:line>
        <draw:line draw:style-name="gr97" draw:layer="layout" svg:x1="8.773cm" svg:y1="8.967cm" svg:x2="8.773cm" svg:y2="8.813cm">
          <text:p/>
        </draw:line>
        <draw:line draw:style-name="gr97" draw:layer="layout" svg:x1="8.697cm" svg:y1="8.89cm" svg:x2="8.85cm" svg:y2="8.89cm">
          <text:p/>
        </draw:line>
        <draw:line draw:style-name="gr97" draw:layer="layout" svg:x1="8.773cm" svg:y1="8.879cm" svg:x2="8.773cm" svg:y2="8.726cm">
          <text:p/>
        </draw:line>
        <draw:line draw:style-name="gr97" draw:layer="layout" svg:x1="8.697cm" svg:y1="8.803cm" svg:x2="8.85cm" svg:y2="8.803cm">
          <text:p/>
        </draw:line>
        <draw:line draw:style-name="gr97" draw:layer="layout" svg:x1="8.773cm" svg:y1="8.504cm" svg:x2="8.773cm" svg:y2="8.351cm">
          <text:p/>
        </draw:line>
        <draw:line draw:style-name="gr97" draw:layer="layout" svg:x1="8.697cm" svg:y1="8.428cm" svg:x2="8.85cm" svg:y2="8.428cm">
          <text:p/>
        </draw:line>
        <draw:line draw:style-name="gr97" draw:layer="layout" svg:x1="8.773cm" svg:y1="8.351cm" svg:x2="8.773cm" svg:y2="8.198cm">
          <text:p/>
        </draw:line>
        <draw:line draw:style-name="gr97" draw:layer="layout" svg:x1="8.697cm" svg:y1="8.274cm" svg:x2="8.85cm" svg:y2="8.274cm">
          <text:p/>
        </draw:line>
        <draw:line draw:style-name="gr97" draw:layer="layout" svg:x1="8.773cm" svg:y1="8.329cm" svg:x2="8.773cm" svg:y2="8.176cm">
          <text:p/>
        </draw:line>
        <draw:line draw:style-name="gr97" draw:layer="layout" svg:x1="8.697cm" svg:y1="8.252cm" svg:x2="8.85cm" svg:y2="8.252cm">
          <text:p/>
        </draw:line>
        <draw:line draw:style-name="gr97" draw:layer="layout" svg:x1="8.773cm" svg:y1="7.292cm" svg:x2="8.773cm" svg:y2="7.139cm">
          <text:p/>
        </draw:line>
        <draw:line draw:style-name="gr97" draw:layer="layout" svg:x1="8.697cm" svg:y1="7.216cm" svg:x2="8.85cm" svg:y2="7.216cm">
          <text:p/>
        </draw:line>
        <draw:line draw:style-name="gr97" draw:layer="layout" svg:x1="8.773cm" svg:y1="7.249cm" svg:x2="8.773cm" svg:y2="7.095cm">
          <text:p/>
        </draw:line>
        <draw:line draw:style-name="gr97" draw:layer="layout" svg:x1="8.697cm" svg:y1="7.172cm" svg:x2="8.85cm" svg:y2="7.172cm">
          <text:p/>
        </draw:line>
        <draw:line draw:style-name="gr97" draw:layer="layout" svg:x1="8.773cm" svg:y1="7.227cm" svg:x2="8.773cm" svg:y2="7.073cm">
          <text:p/>
        </draw:line>
        <draw:line draw:style-name="gr97" draw:layer="layout" svg:x1="8.697cm" svg:y1="7.15cm" svg:x2="8.85cm" svg:y2="7.15cm">
          <text:p/>
        </draw:line>
        <draw:line draw:style-name="gr97" draw:layer="layout" svg:x1="8.773cm" svg:y1="7.161cm" svg:x2="8.773cm" svg:y2="7.008cm">
          <text:p/>
        </draw:line>
        <draw:line draw:style-name="gr97" draw:layer="layout" svg:x1="8.697cm" svg:y1="7.084cm" svg:x2="8.85cm" svg:y2="7.084cm">
          <text:p/>
        </draw:line>
        <draw:line draw:style-name="gr97" draw:layer="layout" svg:x1="8.773cm" svg:y1="6.918cm" svg:x2="8.773cm" svg:y2="6.764cm">
          <text:p/>
        </draw:line>
        <draw:line draw:style-name="gr97" draw:layer="layout" svg:x1="8.697cm" svg:y1="6.841cm" svg:x2="8.85cm" svg:y2="6.841cm">
          <text:p/>
        </draw:line>
        <draw:line draw:style-name="gr97" draw:layer="layout" svg:x1="8.773cm" svg:y1="6.302cm" svg:x2="8.773cm" svg:y2="6.148cm">
          <text:p/>
        </draw:line>
        <draw:line draw:style-name="gr97" draw:layer="layout" svg:x1="8.697cm" svg:y1="6.225cm" svg:x2="8.85cm" svg:y2="6.225cm">
          <text:p/>
        </draw:line>
        <draw:line draw:style-name="gr97" draw:layer="layout" svg:x1="8.773cm" svg:y1="6.234cm" svg:x2="8.773cm" svg:y2="6.08cm">
          <text:p/>
        </draw:line>
        <draw:line draw:style-name="gr97" draw:layer="layout" svg:x1="8.697cm" svg:y1="6.157cm" svg:x2="8.85cm" svg:y2="6.157cm">
          <text:p/>
        </draw:line>
        <draw:line draw:style-name="gr97" draw:layer="layout" svg:x1="8.773cm" svg:y1="5.487cm" svg:x2="8.773cm" svg:y2="5.333cm">
          <text:p/>
        </draw:line>
        <draw:line draw:style-name="gr97" draw:layer="layout" svg:x1="8.697cm" svg:y1="5.41cm" svg:x2="8.85cm" svg:y2="5.41cm">
          <text:p/>
        </draw:line>
        <draw:line draw:style-name="gr97" draw:layer="layout" svg:x1="8.773cm" svg:y1="5.465cm" svg:x2="8.773cm" svg:y2="5.311cm">
          <text:p/>
        </draw:line>
        <draw:line draw:style-name="gr97" draw:layer="layout" svg:x1="8.697cm" svg:y1="5.388cm" svg:x2="8.85cm" svg:y2="5.388cm">
          <text:p/>
        </draw:line>
        <draw:line draw:style-name="gr97" draw:layer="layout" svg:x1="8.773cm" svg:y1="5.243cm" svg:x2="8.773cm" svg:y2="5.09cm">
          <text:p/>
        </draw:line>
        <draw:line draw:style-name="gr97" draw:layer="layout" svg:x1="8.697cm" svg:y1="5.166cm" svg:x2="8.85cm" svg:y2="5.166cm">
          <text:p/>
        </draw:line>
        <draw:line draw:style-name="gr97" draw:layer="layout" svg:x1="8.773cm" svg:y1="5.112cm" svg:x2="8.773cm" svg:y2="4.958cm">
          <text:p/>
        </draw:line>
        <draw:line draw:style-name="gr97" draw:layer="layout" svg:x1="8.697cm" svg:y1="5.035cm" svg:x2="8.85cm" svg:y2="5.035cm">
          <text:p/>
        </draw:line>
        <draw:line draw:style-name="gr97" draw:layer="layout" svg:x1="8.773cm" svg:y1="4.649cm" svg:x2="8.773cm" svg:y2="4.496cm">
          <text:p/>
        </draw:line>
        <draw:line draw:style-name="gr97" draw:layer="layout" svg:x1="8.697cm" svg:y1="4.573cm" svg:x2="8.85cm" svg:y2="4.573cm">
          <text:p/>
        </draw:line>
        <draw:line draw:style-name="gr97" draw:layer="layout" svg:x1="8.773cm" svg:y1="4.119cm" svg:x2="8.773cm" svg:y2="3.965cm">
          <text:p/>
        </draw:line>
        <draw:line draw:style-name="gr97" draw:layer="layout" svg:x1="8.697cm" svg:y1="4.042cm" svg:x2="8.85cm" svg:y2="4.042cm">
          <text:p/>
        </draw:line>
        <draw:line draw:style-name="gr97" draw:layer="layout" svg:x1="8.773cm" svg:y1="3.987cm" svg:x2="8.773cm" svg:y2="3.834cm">
          <text:p/>
        </draw:line>
        <draw:line draw:style-name="gr97" draw:layer="layout" svg:x1="8.697cm" svg:y1="3.911cm" svg:x2="8.85cm" svg:y2="3.911cm">
          <text:p/>
        </draw:line>
        <draw:line draw:style-name="gr97" draw:layer="layout" svg:x1="8.803cm" svg:y1="13.021cm" svg:x2="8.803cm" svg:y2="12.868cm">
          <text:p/>
        </draw:line>
        <draw:line draw:style-name="gr97" draw:layer="layout" svg:x1="8.726cm" svg:y1="12.945cm" svg:x2="8.879cm" svg:y2="12.945cm">
          <text:p/>
        </draw:line>
        <draw:line draw:style-name="gr97" draw:layer="layout" svg:x1="8.803cm" svg:y1="12.978cm" svg:x2="8.803cm" svg:y2="12.824cm">
          <text:p/>
        </draw:line>
        <draw:line draw:style-name="gr97" draw:layer="layout" svg:x1="8.726cm" svg:y1="12.901cm" svg:x2="8.879cm" svg:y2="12.901cm">
          <text:p/>
        </draw:line>
        <draw:line draw:style-name="gr97" draw:layer="layout" svg:x1="8.803cm" svg:y1="11.325cm" svg:x2="8.803cm" svg:y2="11.172cm">
          <text:p/>
        </draw:line>
        <draw:line draw:style-name="gr97" draw:layer="layout" svg:x1="8.726cm" svg:y1="11.248cm" svg:x2="8.879cm" svg:y2="11.248cm">
          <text:p/>
        </draw:line>
        <draw:line draw:style-name="gr97" draw:layer="layout" svg:x1="8.803cm" svg:y1="11.06cm" svg:x2="8.803cm" svg:y2="10.906cm">
          <text:p/>
        </draw:line>
        <draw:line draw:style-name="gr97" draw:layer="layout" svg:x1="8.726cm" svg:y1="10.983cm" svg:x2="8.879cm" svg:y2="10.983cm">
          <text:p/>
        </draw:line>
        <draw:line draw:style-name="gr97" draw:layer="layout" svg:x1="8.803cm" svg:y1="11.038cm" svg:x2="8.803cm" svg:y2="10.885cm">
          <text:p/>
        </draw:line>
        <draw:line draw:style-name="gr97" draw:layer="layout" svg:x1="8.726cm" svg:y1="10.961cm" svg:x2="8.879cm" svg:y2="10.961cm">
          <text:p/>
        </draw:line>
        <draw:line draw:style-name="gr97" draw:layer="layout" svg:x1="8.803cm" svg:y1="10.885cm" svg:x2="8.803cm" svg:y2="10.731cm">
          <text:p/>
        </draw:line>
        <draw:line draw:style-name="gr97" draw:layer="layout" svg:x1="8.726cm" svg:y1="10.808cm" svg:x2="8.879cm" svg:y2="10.808cm">
          <text:p/>
        </draw:line>
        <draw:line draw:style-name="gr97" draw:layer="layout" svg:x1="8.803cm" svg:y1="10.51cm" svg:x2="8.803cm" svg:y2="10.356cm">
          <text:p/>
        </draw:line>
        <draw:line draw:style-name="gr97" draw:layer="layout" svg:x1="8.726cm" svg:y1="10.433cm" svg:x2="8.879cm" svg:y2="10.433cm">
          <text:p/>
        </draw:line>
        <draw:line draw:style-name="gr97" draw:layer="layout" svg:x1="8.803cm" svg:y1="10.047cm" svg:x2="8.803cm" svg:y2="9.894cm">
          <text:p/>
        </draw:line>
        <draw:line draw:style-name="gr97" draw:layer="layout" svg:x1="8.726cm" svg:y1="9.971cm" svg:x2="8.879cm" svg:y2="9.971cm">
          <text:p/>
        </draw:line>
        <draw:line draw:style-name="gr97" draw:layer="layout" svg:x1="8.803cm" svg:y1="9.716cm" svg:x2="8.803cm" svg:y2="9.563cm">
          <text:p/>
        </draw:line>
        <draw:line draw:style-name="gr97" draw:layer="layout" svg:x1="8.726cm" svg:y1="9.64cm" svg:x2="8.879cm" svg:y2="9.64cm">
          <text:p/>
        </draw:line>
        <draw:line draw:style-name="gr97" draw:layer="layout" svg:x1="8.803cm" svg:y1="9.607cm" svg:x2="8.803cm" svg:y2="9.454cm">
          <text:p/>
        </draw:line>
        <draw:line draw:style-name="gr97" draw:layer="layout" svg:x1="8.726cm" svg:y1="9.53cm" svg:x2="8.879cm" svg:y2="9.53cm">
          <text:p/>
        </draw:line>
        <draw:line draw:style-name="gr97" draw:layer="layout" svg:x1="8.803cm" svg:y1="9.342cm" svg:x2="8.803cm" svg:y2="9.188cm">
          <text:p/>
        </draw:line>
        <draw:line draw:style-name="gr97" draw:layer="layout" svg:x1="8.726cm" svg:y1="9.265cm" svg:x2="8.879cm" svg:y2="9.265cm">
          <text:p/>
        </draw:line>
        <draw:line draw:style-name="gr97" draw:layer="layout" svg:x1="8.803cm" svg:y1="9.254cm" svg:x2="8.803cm" svg:y2="9.101cm">
          <text:p/>
        </draw:line>
        <draw:line draw:style-name="gr97" draw:layer="layout" svg:x1="8.726cm" svg:y1="9.177cm" svg:x2="8.879cm" svg:y2="9.177cm">
          <text:p/>
        </draw:line>
        <draw:line draw:style-name="gr97" draw:layer="layout" svg:x1="8.803cm" svg:y1="8.967cm" svg:x2="8.803cm" svg:y2="8.813cm">
          <text:p/>
        </draw:line>
        <draw:line draw:style-name="gr97" draw:layer="layout" svg:x1="8.726cm" svg:y1="8.89cm" svg:x2="8.879cm" svg:y2="8.89cm">
          <text:p/>
        </draw:line>
        <draw:line draw:style-name="gr97" draw:layer="layout" svg:x1="8.803cm" svg:y1="7.249cm" svg:x2="8.803cm" svg:y2="7.095cm">
          <text:p/>
        </draw:line>
        <draw:line draw:style-name="gr97" draw:layer="layout" svg:x1="8.726cm" svg:y1="7.172cm" svg:x2="8.879cm" svg:y2="7.172cm">
          <text:p/>
        </draw:line>
        <draw:line draw:style-name="gr97" draw:layer="layout" svg:x1="8.803cm" svg:y1="6.852cm" svg:x2="8.803cm" svg:y2="6.699cm">
          <text:p/>
        </draw:line>
        <draw:line draw:style-name="gr97" draw:layer="layout" svg:x1="8.726cm" svg:y1="6.775cm" svg:x2="8.879cm" svg:y2="6.775cm">
          <text:p/>
        </draw:line>
        <draw:line draw:style-name="gr97" draw:layer="layout" svg:x1="8.803cm" svg:y1="6.63cm" svg:x2="8.803cm" svg:y2="6.477cm">
          <text:p/>
        </draw:line>
        <draw:line draw:style-name="gr97" draw:layer="layout" svg:x1="8.726cm" svg:y1="6.554cm" svg:x2="8.879cm" svg:y2="6.554cm">
          <text:p/>
        </draw:line>
        <draw:line draw:style-name="gr97" draw:layer="layout" svg:x1="8.803cm" svg:y1="5.793cm" svg:x2="8.803cm" svg:y2="5.64cm">
          <text:p/>
        </draw:line>
        <draw:line draw:style-name="gr97" draw:layer="layout" svg:x1="8.726cm" svg:y1="5.717cm" svg:x2="8.879cm" svg:y2="5.717cm">
          <text:p/>
        </draw:line>
        <draw:line draw:style-name="gr97" draw:layer="layout" svg:x1="8.803cm" svg:y1="5.618cm" svg:x2="8.803cm" svg:y2="5.465cm">
          <text:p/>
        </draw:line>
        <draw:line draw:style-name="gr97" draw:layer="layout" svg:x1="8.726cm" svg:y1="5.541cm" svg:x2="8.879cm" svg:y2="5.541cm">
          <text:p/>
        </draw:line>
        <draw:line draw:style-name="gr97" draw:layer="layout" svg:x1="8.803cm" svg:y1="5.44cm" svg:x2="8.803cm" svg:y2="5.287cm">
          <text:p/>
        </draw:line>
        <draw:line draw:style-name="gr97" draw:layer="layout" svg:x1="8.726cm" svg:y1="5.364cm" svg:x2="8.879cm" svg:y2="5.364cm">
          <text:p/>
        </draw:line>
        <draw:line draw:style-name="gr97" draw:layer="layout" svg:x1="8.803cm" svg:y1="5.353cm" svg:x2="8.803cm" svg:y2="5.199cm">
          <text:p/>
        </draw:line>
        <draw:line draw:style-name="gr97" draw:layer="layout" svg:x1="8.726cm" svg:y1="5.276cm" svg:x2="8.879cm" svg:y2="5.276cm">
          <text:p/>
        </draw:line>
        <draw:line draw:style-name="gr97" draw:layer="layout" svg:x1="8.803cm" svg:y1="4.912cm" svg:x2="8.803cm" svg:y2="4.759cm">
          <text:p/>
        </draw:line>
        <draw:line draw:style-name="gr97" draw:layer="layout" svg:x1="8.726cm" svg:y1="4.836cm" svg:x2="8.879cm" svg:y2="4.836cm">
          <text:p/>
        </draw:line>
        <draw:line draw:style-name="gr97" draw:layer="layout" svg:x1="8.803cm" svg:y1="4.515cm" svg:x2="8.803cm" svg:y2="4.362cm">
          <text:p/>
        </draw:line>
        <draw:line draw:style-name="gr97" draw:layer="layout" svg:x1="8.726cm" svg:y1="4.439cm" svg:x2="8.879cm" svg:y2="4.439cm">
          <text:p/>
        </draw:line>
        <draw:line draw:style-name="gr97" draw:layer="layout" svg:x1="8.803cm" svg:y1="4.253cm" svg:x2="8.803cm" svg:y2="4.099cm">
          <text:p/>
        </draw:line>
        <draw:line draw:style-name="gr97" draw:layer="layout" svg:x1="8.726cm" svg:y1="4.176cm" svg:x2="8.879cm" svg:y2="4.176cm">
          <text:p/>
        </draw:line>
        <draw:line draw:style-name="gr97" draw:layer="layout" svg:x1="8.834cm" svg:y1="13.309cm" svg:x2="8.834cm" svg:y2="13.155cm">
          <text:p/>
        </draw:line>
        <draw:line draw:style-name="gr97" draw:layer="layout" svg:x1="8.757cm" svg:y1="13.232cm" svg:x2="8.911cm" svg:y2="13.232cm">
          <text:p/>
        </draw:line>
        <draw:line draw:style-name="gr97" draw:layer="layout" svg:x1="8.834cm" svg:y1="12.956cm" svg:x2="8.834cm" svg:y2="12.802cm">
          <text:p/>
        </draw:line>
        <draw:line draw:style-name="gr97" draw:layer="layout" svg:x1="8.757cm" svg:y1="12.879cm" svg:x2="8.911cm" svg:y2="12.879cm">
          <text:p/>
        </draw:line>
        <draw:line draw:style-name="gr97" draw:layer="layout" svg:x1="8.834cm" svg:y1="11.787cm" svg:x2="8.834cm" svg:y2="11.634cm">
          <text:p/>
        </draw:line>
        <draw:line draw:style-name="gr97" draw:layer="layout" svg:x1="8.757cm" svg:y1="11.711cm" svg:x2="8.911cm" svg:y2="11.711cm">
          <text:p/>
        </draw:line>
        <draw:line draw:style-name="gr97" draw:layer="layout" svg:x1="8.834cm" svg:y1="11.744cm" svg:x2="8.834cm" svg:y2="11.59cm">
          <text:p/>
        </draw:line>
        <draw:line draw:style-name="gr97" draw:layer="layout" svg:x1="8.757cm" svg:y1="11.667cm" svg:x2="8.911cm" svg:y2="11.667cm">
          <text:p/>
        </draw:line>
        <draw:line draw:style-name="gr97" draw:layer="layout" svg:x1="8.834cm" svg:y1="11.522cm" svg:x2="8.834cm" svg:y2="11.369cm">
          <text:p/>
        </draw:line>
        <draw:line draw:style-name="gr97" draw:layer="layout" svg:x1="8.757cm" svg:y1="11.446cm" svg:x2="8.911cm" svg:y2="11.446cm">
          <text:p/>
        </draw:line>
        <draw:line draw:style-name="gr97" draw:layer="layout" svg:x1="8.834cm" svg:y1="11.347cm" svg:x2="8.834cm" svg:y2="11.194cm">
          <text:p/>
        </draw:line>
        <draw:line draw:style-name="gr97" draw:layer="layout" svg:x1="8.757cm" svg:y1="11.27cm" svg:x2="8.911cm" svg:y2="11.27cm">
          <text:p/>
        </draw:line>
        <draw:line draw:style-name="gr97" draw:layer="layout" svg:x1="8.834cm" svg:y1="11.147cm" svg:x2="8.834cm" svg:y2="10.994cm">
          <text:p/>
        </draw:line>
        <draw:line draw:style-name="gr97" draw:layer="layout" svg:x1="8.757cm" svg:y1="11.071cm" svg:x2="8.911cm" svg:y2="11.071cm">
          <text:p/>
        </draw:line>
        <draw:line draw:style-name="gr97" draw:layer="layout" svg:x1="8.834cm" svg:y1="10.266cm" svg:x2="8.834cm" svg:y2="10.113cm">
          <text:p/>
        </draw:line>
        <draw:line draw:style-name="gr97" draw:layer="layout" svg:x1="8.757cm" svg:y1="10.19cm" svg:x2="8.911cm" svg:y2="10.19cm">
          <text:p/>
        </draw:line>
        <draw:line draw:style-name="gr97" draw:layer="layout" svg:x1="8.834cm" svg:y1="10.223cm" svg:x2="8.834cm" svg:y2="10.069cm">
          <text:p/>
        </draw:line>
        <draw:line draw:style-name="gr97" draw:layer="layout" svg:x1="8.757cm" svg:y1="10.146cm" svg:x2="8.911cm" svg:y2="10.146cm">
          <text:p/>
        </draw:line>
        <draw:line draw:style-name="gr97" draw:layer="layout" svg:x1="8.834cm" svg:y1="9.804cm" svg:x2="8.834cm" svg:y2="9.651cm">
          <text:p/>
        </draw:line>
        <draw:line draw:style-name="gr97" draw:layer="layout" svg:x1="8.757cm" svg:y1="9.727cm" svg:x2="8.911cm" svg:y2="9.727cm">
          <text:p/>
        </draw:line>
        <draw:line draw:style-name="gr97" draw:layer="layout" svg:x1="8.834cm" svg:y1="9.629cm" svg:x2="8.834cm" svg:y2="9.475cm">
          <text:p/>
        </draw:line>
        <draw:line draw:style-name="gr97" draw:layer="layout" svg:x1="8.757cm" svg:y1="9.552cm" svg:x2="8.911cm" svg:y2="9.552cm">
          <text:p/>
        </draw:line>
        <draw:line draw:style-name="gr97" draw:layer="layout" svg:x1="8.834cm" svg:y1="9.363cm" svg:x2="8.834cm" svg:y2="9.21cm">
          <text:p/>
        </draw:line>
        <draw:line draw:style-name="gr97" draw:layer="layout" svg:x1="8.757cm" svg:y1="9.287cm" svg:x2="8.911cm" svg:y2="9.287cm">
          <text:p/>
        </draw:line>
        <draw:line draw:style-name="gr97" draw:layer="layout" svg:x1="8.834cm" svg:y1="9.276cm" svg:x2="8.834cm" svg:y2="9.123cm">
          <text:p/>
        </draw:line>
        <draw:line draw:style-name="gr97" draw:layer="layout" svg:x1="8.757cm" svg:y1="9.199cm" svg:x2="8.911cm" svg:y2="9.199cm">
          <text:p/>
        </draw:line>
        <draw:line draw:style-name="gr97" draw:layer="layout" svg:x1="8.834cm" svg:y1="9.21cm" svg:x2="8.834cm" svg:y2="9.057cm">
          <text:p/>
        </draw:line>
        <draw:line draw:style-name="gr97" draw:layer="layout" svg:x1="8.757cm" svg:y1="9.133cm" svg:x2="8.911cm" svg:y2="9.133cm">
          <text:p/>
        </draw:line>
        <draw:line draw:style-name="gr97" draw:layer="layout" svg:x1="8.834cm" svg:y1="7.908cm" svg:x2="8.834cm" svg:y2="7.755cm">
          <text:p/>
        </draw:line>
        <draw:line draw:style-name="gr97" draw:layer="layout" svg:x1="8.757cm" svg:y1="7.831cm" svg:x2="8.911cm" svg:y2="7.831cm">
          <text:p/>
        </draw:line>
        <draw:line draw:style-name="gr97" draw:layer="layout" svg:x1="8.834cm" svg:y1="7.667cm" svg:x2="8.834cm" svg:y2="7.514cm">
          <text:p/>
        </draw:line>
        <draw:line draw:style-name="gr97" draw:layer="layout" svg:x1="8.757cm" svg:y1="7.591cm" svg:x2="8.911cm" svg:y2="7.591cm">
          <text:p/>
        </draw:line>
        <draw:line draw:style-name="gr97" draw:layer="layout" svg:x1="8.834cm" svg:y1="7.601cm" svg:x2="8.834cm" svg:y2="7.448cm">
          <text:p/>
        </draw:line>
        <draw:line draw:style-name="gr97" draw:layer="layout" svg:x1="8.757cm" svg:y1="7.525cm" svg:x2="8.911cm" svg:y2="7.525cm">
          <text:p/>
        </draw:line>
        <draw:line draw:style-name="gr97" draw:layer="layout" svg:x1="8.834cm" svg:y1="7.514cm" svg:x2="8.834cm" svg:y2="7.361cm">
          <text:p/>
        </draw:line>
        <draw:line draw:style-name="gr97" draw:layer="layout" svg:x1="8.757cm" svg:y1="7.437cm" svg:x2="8.911cm" svg:y2="7.437cm">
          <text:p/>
        </draw:line>
        <draw:line draw:style-name="gr97" draw:layer="layout" svg:x1="8.834cm" svg:y1="7.336cm" svg:x2="8.834cm" svg:y2="7.183cm">
          <text:p/>
        </draw:line>
        <draw:line draw:style-name="gr97" draw:layer="layout" svg:x1="8.757cm" svg:y1="7.26cm" svg:x2="8.911cm" svg:y2="7.26cm">
          <text:p/>
        </draw:line>
        <draw:line draw:style-name="gr97" draw:layer="layout" svg:x1="8.834cm" svg:y1="7.095cm" svg:x2="8.834cm" svg:y2="6.942cm">
          <text:p/>
        </draw:line>
        <draw:line draw:style-name="gr97" draw:layer="layout" svg:x1="8.757cm" svg:y1="7.019cm" svg:x2="8.911cm" svg:y2="7.019cm">
          <text:p/>
        </draw:line>
        <draw:line draw:style-name="gr97" draw:layer="layout" svg:x1="8.834cm" svg:y1="6.961cm" svg:x2="8.834cm" svg:y2="6.808cm">
          <text:p/>
        </draw:line>
        <draw:line draw:style-name="gr97" draw:layer="layout" svg:x1="8.757cm" svg:y1="6.885cm" svg:x2="8.911cm" svg:y2="6.885cm">
          <text:p/>
        </draw:line>
        <draw:line draw:style-name="gr97" draw:layer="layout" svg:x1="8.834cm" svg:y1="6.764cm" svg:x2="8.834cm" svg:y2="6.611cm">
          <text:p/>
        </draw:line>
        <draw:line draw:style-name="gr97" draw:layer="layout" svg:x1="8.757cm" svg:y1="6.688cm" svg:x2="8.911cm" svg:y2="6.688cm">
          <text:p/>
        </draw:line>
        <draw:line draw:style-name="gr97" draw:layer="layout" svg:x1="8.834cm" svg:y1="6.543cm" svg:x2="8.834cm" svg:y2="6.389cm">
          <text:p/>
        </draw:line>
        <draw:line draw:style-name="gr97" draw:layer="layout" svg:x1="8.757cm" svg:y1="6.466cm" svg:x2="8.911cm" svg:y2="6.466cm">
          <text:p/>
        </draw:line>
        <draw:line draw:style-name="gr97" draw:layer="layout" svg:x1="8.834cm" svg:y1="6.521cm" svg:x2="8.834cm" svg:y2="6.368cm">
          <text:p/>
        </draw:line>
        <draw:line draw:style-name="gr97" draw:layer="layout" svg:x1="8.757cm" svg:y1="6.444cm" svg:x2="8.911cm" svg:y2="6.444cm">
          <text:p/>
        </draw:line>
        <draw:line draw:style-name="gr97" draw:layer="layout" svg:x1="8.834cm" svg:y1="5.815cm" svg:x2="8.834cm" svg:y2="5.662cm">
          <text:p/>
        </draw:line>
        <draw:line draw:style-name="gr97" draw:layer="layout" svg:x1="8.757cm" svg:y1="5.738cm" svg:x2="8.911cm" svg:y2="5.738cm">
          <text:p/>
        </draw:line>
        <draw:line draw:style-name="gr97" draw:layer="layout" svg:x1="8.834cm" svg:y1="3.303cm" svg:x2="8.834cm" svg:y2="3.15cm">
          <text:p/>
        </draw:line>
        <draw:line draw:style-name="gr97" draw:layer="layout" svg:x1="8.757cm" svg:y1="3.227cm" svg:x2="8.911cm" svg:y2="3.227cm">
          <text:p/>
        </draw:line>
        <draw:line draw:style-name="gr97" draw:layer="layout" svg:x1="8.834cm" svg:y1="3.019cm" svg:x2="8.834cm" svg:y2="2.865cm">
          <text:p/>
        </draw:line>
        <draw:line draw:style-name="gr97" draw:layer="layout" svg:x1="8.757cm" svg:y1="2.942cm" svg:x2="8.911cm" svg:y2="2.942cm">
          <text:p/>
        </draw:line>
        <draw:line draw:style-name="gr97" draw:layer="layout" svg:x1="8.863cm" svg:y1="12.097cm" svg:x2="8.863cm" svg:y2="11.943cm">
          <text:p/>
        </draw:line>
        <draw:line draw:style-name="gr97" draw:layer="layout" svg:x1="8.787cm" svg:y1="12.02cm" svg:x2="8.94cm" svg:y2="12.02cm">
          <text:p/>
        </draw:line>
        <draw:line draw:style-name="gr97" draw:layer="layout" svg:x1="8.863cm" svg:y1="11.985cm" svg:x2="8.863cm" svg:y2="11.831cm">
          <text:p/>
        </draw:line>
        <draw:line draw:style-name="gr97" draw:layer="layout" svg:x1="8.787cm" svg:y1="11.908cm" svg:x2="8.94cm" svg:y2="11.908cm">
          <text:p/>
        </draw:line>
        <draw:line draw:style-name="gr97" draw:layer="layout" svg:x1="8.863cm" svg:y1="11.566cm" svg:x2="8.863cm" svg:y2="11.413cm">
          <text:p/>
        </draw:line>
        <draw:line draw:style-name="gr97" draw:layer="layout" svg:x1="8.787cm" svg:y1="11.489cm" svg:x2="8.94cm" svg:y2="11.489cm">
          <text:p/>
        </draw:line>
        <draw:line draw:style-name="gr97" draw:layer="layout" svg:x1="8.863cm" svg:y1="11.413cm" svg:x2="8.863cm" svg:y2="11.259cm">
          <text:p/>
        </draw:line>
        <draw:line draw:style-name="gr97" draw:layer="layout" svg:x1="8.787cm" svg:y1="11.336cm" svg:x2="8.94cm" svg:y2="11.336cm">
          <text:p/>
        </draw:line>
        <draw:line draw:style-name="gr97" draw:layer="layout" svg:x1="8.863cm" svg:y1="11.216cm" svg:x2="8.863cm" svg:y2="11.062cm">
          <text:p/>
        </draw:line>
        <draw:line draw:style-name="gr97" draw:layer="layout" svg:x1="8.787cm" svg:y1="11.139cm" svg:x2="8.94cm" svg:y2="11.139cm">
          <text:p/>
        </draw:line>
        <draw:line draw:style-name="gr97" draw:layer="layout" svg:x1="8.863cm" svg:y1="10.179cm" svg:x2="8.863cm" svg:y2="10.025cm">
          <text:p/>
        </draw:line>
        <draw:line draw:style-name="gr97" draw:layer="layout" svg:x1="8.787cm" svg:y1="10.102cm" svg:x2="8.94cm" svg:y2="10.102cm">
          <text:p/>
        </draw:line>
        <draw:line draw:style-name="gr97" draw:layer="layout" svg:x1="8.863cm" svg:y1="9.782cm" svg:x2="8.863cm" svg:y2="9.629cm">
          <text:p/>
        </draw:line>
        <draw:line draw:style-name="gr97" draw:layer="layout" svg:x1="8.787cm" svg:y1="9.705cm" svg:x2="8.94cm" svg:y2="9.705cm">
          <text:p/>
        </draw:line>
        <draw:line draw:style-name="gr97" draw:layer="layout" svg:x1="8.863cm" svg:y1="8.02cm" svg:x2="8.863cm" svg:y2="7.867cm">
          <text:p/>
        </draw:line>
        <draw:line draw:style-name="gr97" draw:layer="layout" svg:x1="8.787cm" svg:y1="7.943cm" svg:x2="8.94cm" svg:y2="7.943cm">
          <text:p/>
        </draw:line>
        <draw:line draw:style-name="gr97" draw:layer="layout" svg:x1="8.863cm" svg:y1="7.536cm" svg:x2="8.863cm" svg:y2="7.382cm">
          <text:p/>
        </draw:line>
        <draw:line draw:style-name="gr97" draw:layer="layout" svg:x1="8.787cm" svg:y1="7.459cm" svg:x2="8.94cm" svg:y2="7.459cm">
          <text:p/>
        </draw:line>
        <draw:line draw:style-name="gr97" draw:layer="layout" svg:x1="8.863cm" svg:y1="7.227cm" svg:x2="8.863cm" svg:y2="7.073cm">
          <text:p/>
        </draw:line>
        <draw:line draw:style-name="gr97" draw:layer="layout" svg:x1="8.787cm" svg:y1="7.15cm" svg:x2="8.94cm" svg:y2="7.15cm">
          <text:p/>
        </draw:line>
        <draw:line draw:style-name="gr97" draw:layer="layout" svg:x1="8.863cm" svg:y1="6.808cm" svg:x2="8.863cm" svg:y2="6.655cm">
          <text:p/>
        </draw:line>
        <draw:line draw:style-name="gr97" draw:layer="layout" svg:x1="8.787cm" svg:y1="6.731cm" svg:x2="8.94cm" svg:y2="6.731cm">
          <text:p/>
        </draw:line>
        <draw:line draw:style-name="gr97" draw:layer="layout" svg:x1="8.863cm" svg:y1="6.543cm" svg:x2="8.863cm" svg:y2="6.389cm">
          <text:p/>
        </draw:line>
        <draw:line draw:style-name="gr97" draw:layer="layout" svg:x1="8.787cm" svg:y1="6.466cm" svg:x2="8.94cm" svg:y2="6.466cm">
          <text:p/>
        </draw:line>
        <draw:line draw:style-name="gr97" draw:layer="layout" svg:x1="8.863cm" svg:y1="6.455cm" svg:x2="8.863cm" svg:y2="6.302cm">
          <text:p/>
        </draw:line>
        <draw:line draw:style-name="gr97" draw:layer="layout" svg:x1="8.787cm" svg:y1="6.378cm" svg:x2="8.94cm" svg:y2="6.378cm">
          <text:p/>
        </draw:line>
        <draw:line draw:style-name="gr97" draw:layer="layout" svg:x1="8.863cm" svg:y1="5.993cm" svg:x2="8.863cm" svg:y2="5.839cm">
          <text:p/>
        </draw:line>
        <draw:line draw:style-name="gr97" draw:layer="layout" svg:x1="8.787cm" svg:y1="5.916cm" svg:x2="8.94cm" svg:y2="5.916cm">
          <text:p/>
        </draw:line>
        <draw:line draw:style-name="gr97" draw:layer="layout" svg:x1="8.863cm" svg:y1="5.727cm" svg:x2="8.863cm" svg:y2="5.574cm">
          <text:p/>
        </draw:line>
        <draw:line draw:style-name="gr97" draw:layer="layout" svg:x1="8.787cm" svg:y1="5.651cm" svg:x2="8.94cm" svg:y2="5.651cm">
          <text:p/>
        </draw:line>
        <draw:line draw:style-name="gr97" draw:layer="layout" svg:x1="8.863cm" svg:y1="5.64cm" svg:x2="8.863cm" svg:y2="5.487cm">
          <text:p/>
        </draw:line>
        <draw:line draw:style-name="gr97" draw:layer="layout" svg:x1="8.787cm" svg:y1="5.563cm" svg:x2="8.94cm" svg:y2="5.563cm">
          <text:p/>
        </draw:line>
        <draw:line draw:style-name="gr97" draw:layer="layout" svg:x1="8.863cm" svg:y1="3.547cm" svg:x2="8.863cm" svg:y2="3.394cm">
          <text:p/>
        </draw:line>
        <draw:line draw:style-name="gr97" draw:layer="layout" svg:x1="8.787cm" svg:y1="3.47cm" svg:x2="8.94cm" svg:y2="3.47cm">
          <text:p/>
        </draw:line>
        <draw:line draw:style-name="gr97" draw:layer="layout" svg:x1="8.863cm" svg:y1="3.26cm" svg:x2="8.863cm" svg:y2="3.106cm">
          <text:p/>
        </draw:line>
        <draw:line draw:style-name="gr97" draw:layer="layout" svg:x1="8.787cm" svg:y1="3.183cm" svg:x2="8.94cm" svg:y2="3.183cm">
          <text:p/>
        </draw:line>
        <draw:line draw:style-name="gr97" draw:layer="layout" svg:x1="8.863cm" svg:y1="3.172cm" svg:x2="8.863cm" svg:y2="3.019cm">
          <text:p/>
        </draw:line>
        <draw:line draw:style-name="gr97" draw:layer="layout" svg:x1="8.787cm" svg:y1="3.095cm" svg:x2="8.94cm" svg:y2="3.095cm">
          <text:p/>
        </draw:line>
        <draw:line draw:style-name="gr97" draw:layer="layout" svg:x1="8.895cm" svg:y1="12.493cm" svg:x2="8.895cm" svg:y2="12.34cm">
          <text:p/>
        </draw:line>
        <draw:line draw:style-name="gr97" draw:layer="layout" svg:x1="8.818cm" svg:y1="12.417cm" svg:x2="8.972cm" svg:y2="12.417cm">
          <text:p/>
        </draw:line>
        <draw:line draw:style-name="gr97" draw:layer="layout" svg:x1="8.895cm" svg:y1="12.184cm" svg:x2="8.895cm" svg:y2="12.031cm">
          <text:p/>
        </draw:line>
        <draw:line draw:style-name="gr97" draw:layer="layout" svg:x1="8.818cm" svg:y1="12.108cm" svg:x2="8.972cm" svg:y2="12.108cm">
          <text:p/>
        </draw:line>
        <draw:line draw:style-name="gr97" draw:layer="layout" svg:x1="8.895cm" svg:y1="12.031cm" svg:x2="8.895cm" svg:y2="11.878cm">
          <text:p/>
        </draw:line>
        <draw:line draw:style-name="gr97" draw:layer="layout" svg:x1="8.818cm" svg:y1="11.954cm" svg:x2="8.972cm" svg:y2="11.954cm">
          <text:p/>
        </draw:line>
        <draw:line draw:style-name="gr97" draw:layer="layout" svg:x1="8.895cm" svg:y1="11.722cm" svg:x2="8.895cm" svg:y2="11.568cm">
          <text:p/>
        </draw:line>
        <draw:line draw:style-name="gr97" draw:layer="layout" svg:x1="8.818cm" svg:y1="11.645cm" svg:x2="8.972cm" svg:y2="11.645cm">
          <text:p/>
        </draw:line>
        <draw:line draw:style-name="gr97" draw:layer="layout" svg:x1="8.895cm" svg:y1="11.678cm" svg:x2="8.895cm" svg:y2="11.525cm">
          <text:p/>
        </draw:line>
        <draw:line draw:style-name="gr97" draw:layer="layout" svg:x1="8.818cm" svg:y1="11.601cm" svg:x2="8.972cm" svg:y2="11.601cm">
          <text:p/>
        </draw:line>
        <draw:line draw:style-name="gr97" draw:layer="layout" svg:x1="8.895cm" svg:y1="11.522cm" svg:x2="8.895cm" svg:y2="11.369cm">
          <text:p/>
        </draw:line>
        <draw:line draw:style-name="gr97" draw:layer="layout" svg:x1="8.818cm" svg:y1="11.446cm" svg:x2="8.972cm" svg:y2="11.446cm">
          <text:p/>
        </draw:line>
        <draw:line draw:style-name="gr97" draw:layer="layout" svg:x1="8.895cm" svg:y1="11.435cm" svg:x2="8.895cm" svg:y2="11.281cm">
          <text:p/>
        </draw:line>
        <draw:line draw:style-name="gr97" draw:layer="layout" svg:x1="8.818cm" svg:y1="11.358cm" svg:x2="8.972cm" svg:y2="11.358cm">
          <text:p/>
        </draw:line>
        <draw:line draw:style-name="gr97" draw:layer="layout" svg:x1="8.895cm" svg:y1="10.95cm" svg:x2="8.895cm" svg:y2="10.797cm">
          <text:p/>
        </draw:line>
        <draw:line draw:style-name="gr97" draw:layer="layout" svg:x1="8.818cm" svg:y1="10.874cm" svg:x2="8.972cm" svg:y2="10.874cm">
          <text:p/>
        </draw:line>
        <draw:line draw:style-name="gr97" draw:layer="layout" svg:x1="8.895cm" svg:y1="10.641cm" svg:x2="8.895cm" svg:y2="10.488cm">
          <text:p/>
        </draw:line>
        <draw:line draw:style-name="gr97" draw:layer="layout" svg:x1="8.818cm" svg:y1="10.565cm" svg:x2="8.972cm" svg:y2="10.565cm">
          <text:p/>
        </draw:line>
        <draw:line draw:style-name="gr97" draw:layer="layout" svg:x1="8.895cm" svg:y1="10.223cm" svg:x2="8.895cm" svg:y2="10.069cm">
          <text:p/>
        </draw:line>
        <draw:line draw:style-name="gr97" draw:layer="layout" svg:x1="8.818cm" svg:y1="10.146cm" svg:x2="8.972cm" svg:y2="10.146cm">
          <text:p/>
        </draw:line>
        <draw:line draw:style-name="gr97" draw:layer="layout" svg:x1="8.895cm" svg:y1="7.82cm" svg:x2="8.895cm" svg:y2="7.667cm">
          <text:p/>
        </draw:line>
        <draw:line draw:style-name="gr97" draw:layer="layout" svg:x1="8.818cm" svg:y1="7.744cm" svg:x2="8.972cm" svg:y2="7.744cm">
          <text:p/>
        </draw:line>
        <draw:line draw:style-name="gr97" draw:layer="layout" svg:x1="8.895cm" svg:y1="7.183cm" svg:x2="8.895cm" svg:y2="7.03cm">
          <text:p/>
        </draw:line>
        <draw:line draw:style-name="gr97" draw:layer="layout" svg:x1="8.818cm" svg:y1="7.106cm" svg:x2="8.972cm" svg:y2="7.106cm">
          <text:p/>
        </draw:line>
        <draw:line draw:style-name="gr97" draw:layer="layout" svg:x1="8.895cm" svg:y1="6.808cm" svg:x2="8.895cm" svg:y2="6.655cm">
          <text:p/>
        </draw:line>
        <draw:line draw:style-name="gr97" draw:layer="layout" svg:x1="8.818cm" svg:y1="6.731cm" svg:x2="8.972cm" svg:y2="6.731cm">
          <text:p/>
        </draw:line>
        <draw:line draw:style-name="gr97" draw:layer="layout" svg:x1="8.895cm" svg:y1="6.742cm" svg:x2="8.895cm" svg:y2="6.589cm">
          <text:p/>
        </draw:line>
        <draw:line draw:style-name="gr97" draw:layer="layout" svg:x1="8.818cm" svg:y1="6.666cm" svg:x2="8.972cm" svg:y2="6.666cm">
          <text:p/>
        </draw:line>
        <draw:line draw:style-name="gr97" draw:layer="layout" svg:x1="8.895cm" svg:y1="6.234cm" svg:x2="8.895cm" svg:y2="6.08cm">
          <text:p/>
        </draw:line>
        <draw:line draw:style-name="gr97" draw:layer="layout" svg:x1="8.818cm" svg:y1="6.157cm" svg:x2="8.972cm" svg:y2="6.157cm">
          <text:p/>
        </draw:line>
        <draw:line draw:style-name="gr97" draw:layer="layout" svg:x1="8.895cm" svg:y1="5.837cm" svg:x2="8.895cm" svg:y2="5.684cm">
          <text:p/>
        </draw:line>
        <draw:line draw:style-name="gr97" draw:layer="layout" svg:x1="8.818cm" svg:y1="5.76cm" svg:x2="8.972cm" svg:y2="5.76cm">
          <text:p/>
        </draw:line>
        <draw:line draw:style-name="gr97" draw:layer="layout" svg:x1="8.895cm" svg:y1="5.684cm" svg:x2="8.895cm" svg:y2="5.53cm">
          <text:p/>
        </draw:line>
        <draw:line draw:style-name="gr97" draw:layer="layout" svg:x1="8.818cm" svg:y1="5.607cm" svg:x2="8.972cm" svg:y2="5.607cm">
          <text:p/>
        </draw:line>
        <draw:line draw:style-name="gr97" draw:layer="layout" svg:x1="8.895cm" svg:y1="5.662cm" svg:x2="8.895cm" svg:y2="5.508cm">
          <text:p/>
        </draw:line>
        <draw:line draw:style-name="gr97" draw:layer="layout" svg:x1="8.818cm" svg:y1="5.585cm" svg:x2="8.972cm" svg:y2="5.585cm">
          <text:p/>
        </draw:line>
        <draw:line draw:style-name="gr97" draw:layer="layout" svg:x1="8.895cm" svg:y1="3.834cm" svg:x2="8.895cm" svg:y2="3.681cm">
          <text:p/>
        </draw:line>
        <draw:line draw:style-name="gr97" draw:layer="layout" svg:x1="8.818cm" svg:y1="3.757cm" svg:x2="8.972cm" svg:y2="3.757cm">
          <text:p/>
        </draw:line>
        <draw:line draw:style-name="gr97" draw:layer="layout" svg:x1="8.895cm" svg:y1="3.525cm" svg:x2="8.895cm" svg:y2="3.372cm">
          <text:p/>
        </draw:line>
        <draw:line draw:style-name="gr97" draw:layer="layout" svg:x1="8.818cm" svg:y1="3.448cm" svg:x2="8.972cm" svg:y2="3.448cm">
          <text:p/>
        </draw:line>
        <draw:line draw:style-name="gr97" draw:layer="layout" svg:x1="8.924cm" svg:y1="12.912cm" svg:x2="8.924cm" svg:y2="12.759cm">
          <text:p/>
        </draw:line>
        <draw:line draw:style-name="gr97" draw:layer="layout" svg:x1="8.848cm" svg:y1="12.835cm" svg:x2="9.001cm" svg:y2="12.835cm">
          <text:p/>
        </draw:line>
        <draw:line draw:style-name="gr97" draw:layer="layout" svg:x1="8.924cm" svg:y1="12.824cm" svg:x2="8.924cm" svg:y2="12.671cm">
          <text:p/>
        </draw:line>
        <draw:line draw:style-name="gr97" draw:layer="layout" svg:x1="8.848cm" svg:y1="12.748cm" svg:x2="9.001cm" svg:y2="12.748cm">
          <text:p/>
        </draw:line>
        <draw:line draw:style-name="gr97" draw:layer="layout" svg:x1="8.924cm" svg:y1="12.69cm" svg:x2="8.924cm" svg:y2="12.537cm">
          <text:p/>
        </draw:line>
        <draw:line draw:style-name="gr97" draw:layer="layout" svg:x1="8.848cm" svg:y1="12.614cm" svg:x2="9.001cm" svg:y2="12.614cm">
          <text:p/>
        </draw:line>
        <draw:line draw:style-name="gr97" draw:layer="layout" svg:x1="8.924cm" svg:y1="12.559cm" svg:x2="8.924cm" svg:y2="12.406cm">
          <text:p/>
        </draw:line>
        <draw:line draw:style-name="gr97" draw:layer="layout" svg:x1="8.848cm" svg:y1="12.482cm" svg:x2="9.001cm" svg:y2="12.482cm">
          <text:p/>
        </draw:line>
        <draw:line draw:style-name="gr97" draw:layer="layout" svg:x1="8.924cm" svg:y1="12.14cm" svg:x2="8.924cm" svg:y2="11.987cm">
          <text:p/>
        </draw:line>
        <draw:line draw:style-name="gr97" draw:layer="layout" svg:x1="8.848cm" svg:y1="12.064cm" svg:x2="9.001cm" svg:y2="12.064cm">
          <text:p/>
        </draw:line>
        <draw:line draw:style-name="gr97" draw:layer="layout" svg:x1="8.924cm" svg:y1="12.075cm" svg:x2="8.924cm" svg:y2="11.921cm">
          <text:p/>
        </draw:line>
        <draw:line draw:style-name="gr97" draw:layer="layout" svg:x1="8.848cm" svg:y1="11.998cm" svg:x2="9.001cm" svg:y2="11.998cm">
          <text:p/>
        </draw:line>
        <draw:line draw:style-name="gr97" draw:layer="layout" svg:x1="8.924cm" svg:y1="11.787cm" svg:x2="8.924cm" svg:y2="11.634cm">
          <text:p/>
        </draw:line>
        <draw:line draw:style-name="gr97" draw:layer="layout" svg:x1="8.848cm" svg:y1="11.711cm" svg:x2="9.001cm" svg:y2="11.711cm">
          <text:p/>
        </draw:line>
        <draw:line draw:style-name="gr97" draw:layer="layout" svg:x1="8.924cm" svg:y1="11.566cm" svg:x2="8.924cm" svg:y2="11.413cm">
          <text:p/>
        </draw:line>
        <draw:line draw:style-name="gr97" draw:layer="layout" svg:x1="8.848cm" svg:y1="11.489cm" svg:x2="9.001cm" svg:y2="11.489cm">
          <text:p/>
        </draw:line>
        <draw:line draw:style-name="gr97" draw:layer="layout" svg:x1="8.924cm" svg:y1="11.325cm" svg:x2="8.924cm" svg:y2="11.172cm">
          <text:p/>
        </draw:line>
        <draw:line draw:style-name="gr97" draw:layer="layout" svg:x1="8.848cm" svg:y1="11.248cm" svg:x2="9.001cm" svg:y2="11.248cm">
          <text:p/>
        </draw:line>
        <draw:line draw:style-name="gr97" draw:layer="layout" svg:x1="8.924cm" svg:y1="11.259cm" svg:x2="8.924cm" svg:y2="11.106cm">
          <text:p/>
        </draw:line>
        <draw:line draw:style-name="gr97" draw:layer="layout" svg:x1="8.848cm" svg:y1="11.183cm" svg:x2="9.001cm" svg:y2="11.183cm">
          <text:p/>
        </draw:line>
        <draw:line draw:style-name="gr97" draw:layer="layout" svg:x1="8.924cm" svg:y1="11.237cm" svg:x2="8.924cm" svg:y2="11.084cm">
          <text:p/>
        </draw:line>
        <draw:line draw:style-name="gr97" draw:layer="layout" svg:x1="8.848cm" svg:y1="11.161cm" svg:x2="9.001cm" svg:y2="11.161cm">
          <text:p/>
        </draw:line>
        <draw:line draw:style-name="gr97" draw:layer="layout" svg:x1="8.924cm" svg:y1="11.082cm" svg:x2="8.924cm" svg:y2="10.928cm">
          <text:p/>
        </draw:line>
        <draw:line draw:style-name="gr97" draw:layer="layout" svg:x1="8.848cm" svg:y1="11.005cm" svg:x2="9.001cm" svg:y2="11.005cm">
          <text:p/>
        </draw:line>
        <draw:line draw:style-name="gr97" draw:layer="layout" svg:x1="8.924cm" svg:y1="10.797cm" svg:x2="8.924cm" svg:y2="10.644cm">
          <text:p/>
        </draw:line>
        <draw:line draw:style-name="gr97" draw:layer="layout" svg:x1="8.848cm" svg:y1="10.72cm" svg:x2="9.001cm" svg:y2="10.72cm">
          <text:p/>
        </draw:line>
        <draw:line draw:style-name="gr97" draw:layer="layout" svg:x1="8.924cm" svg:y1="10.707cm" svg:x2="8.924cm" svg:y2="10.554cm">
          <text:p/>
        </draw:line>
        <draw:line draw:style-name="gr97" draw:layer="layout" svg:x1="8.848cm" svg:y1="10.63cm" svg:x2="9.001cm" svg:y2="10.63cm">
          <text:p/>
        </draw:line>
        <draw:line draw:style-name="gr97" draw:layer="layout" svg:x1="8.924cm" svg:y1="10.488cm" svg:x2="8.924cm" svg:y2="10.335cm">
          <text:p/>
        </draw:line>
        <draw:line draw:style-name="gr97" draw:layer="layout" svg:x1="8.848cm" svg:y1="10.411cm" svg:x2="9.001cm" svg:y2="10.411cm">
          <text:p/>
        </draw:line>
        <draw:line draw:style-name="gr97" draw:layer="layout" svg:x1="8.924cm" svg:y1="9.429cm" svg:x2="8.924cm" svg:y2="9.276cm">
          <text:p/>
        </draw:line>
        <draw:line draw:style-name="gr97" draw:layer="layout" svg:x1="8.848cm" svg:y1="9.353cm" svg:x2="9.001cm" svg:y2="9.353cm">
          <text:p/>
        </draw:line>
        <draw:line draw:style-name="gr97" draw:layer="layout" svg:x1="8.924cm" svg:y1="9.188cm" svg:x2="8.924cm" svg:y2="9.035cm">
          <text:p/>
        </draw:line>
        <draw:line draw:style-name="gr97" draw:layer="layout" svg:x1="8.848cm" svg:y1="9.112cm" svg:x2="9.001cm" svg:y2="9.112cm">
          <text:p/>
        </draw:line>
        <draw:line draw:style-name="gr97" draw:layer="layout" svg:x1="8.924cm" svg:y1="8.658cm" svg:x2="8.924cm" svg:y2="8.504cm">
          <text:p/>
        </draw:line>
        <draw:line draw:style-name="gr97" draw:layer="layout" svg:x1="8.848cm" svg:y1="8.581cm" svg:x2="9.001cm" svg:y2="8.581cm">
          <text:p/>
        </draw:line>
        <draw:line draw:style-name="gr97" draw:layer="layout" svg:x1="8.924cm" svg:y1="7.514cm" svg:x2="8.924cm" svg:y2="7.361cm">
          <text:p/>
        </draw:line>
        <draw:line draw:style-name="gr97" draw:layer="layout" svg:x1="8.848cm" svg:y1="7.437cm" svg:x2="9.001cm" svg:y2="7.437cm">
          <text:p/>
        </draw:line>
        <draw:line draw:style-name="gr97" draw:layer="layout" svg:x1="8.924cm" svg:y1="7.38cm" svg:x2="8.924cm" svg:y2="7.227cm">
          <text:p/>
        </draw:line>
        <draw:line draw:style-name="gr97" draw:layer="layout" svg:x1="8.848cm" svg:y1="7.303cm" svg:x2="9.001cm" svg:y2="7.303cm">
          <text:p/>
        </draw:line>
        <draw:line draw:style-name="gr97" draw:layer="layout" svg:x1="8.924cm" svg:y1="6.939cm" svg:x2="8.924cm" svg:y2="6.786cm">
          <text:p/>
        </draw:line>
        <draw:line draw:style-name="gr97" draw:layer="layout" svg:x1="8.848cm" svg:y1="6.863cm" svg:x2="9.001cm" svg:y2="6.863cm">
          <text:p/>
        </draw:line>
        <draw:line draw:style-name="gr97" draw:layer="layout" svg:x1="8.924cm" svg:y1="6.652cm" svg:x2="8.924cm" svg:y2="6.499cm">
          <text:p/>
        </draw:line>
        <draw:line draw:style-name="gr97" draw:layer="layout" svg:x1="8.848cm" svg:y1="6.576cm" svg:x2="9.001cm" svg:y2="6.576cm">
          <text:p/>
        </draw:line>
        <draw:line draw:style-name="gr97" draw:layer="layout" svg:x1="8.924cm" svg:y1="6.477cm" svg:x2="8.924cm" svg:y2="6.324cm">
          <text:p/>
        </draw:line>
        <draw:line draw:style-name="gr97" draw:layer="layout" svg:x1="8.848cm" svg:y1="6.4cm" svg:x2="9.001cm" svg:y2="6.4cm">
          <text:p/>
        </draw:line>
        <draw:line draw:style-name="gr97" draw:layer="layout" svg:x1="8.924cm" svg:y1="4.206cm" svg:x2="8.924cm" svg:y2="4.053cm">
          <text:p/>
        </draw:line>
        <draw:line draw:style-name="gr97" draw:layer="layout" svg:x1="8.848cm" svg:y1="4.13cm" svg:x2="9.001cm" svg:y2="4.13cm">
          <text:p/>
        </draw:line>
        <draw:line draw:style-name="gr97" draw:layer="layout" svg:x1="8.924cm" svg:y1="4.075cm" svg:x2="8.924cm" svg:y2="3.922cm">
          <text:p/>
        </draw:line>
        <draw:line draw:style-name="gr97" draw:layer="layout" svg:x1="8.848cm" svg:y1="3.998cm" svg:x2="9.001cm" svg:y2="3.998cm">
          <text:p/>
        </draw:line>
        <draw:line draw:style-name="gr97" draw:layer="layout" svg:x1="8.924cm" svg:y1="4.009cm" svg:x2="8.924cm" svg:y2="3.856cm">
          <text:p/>
        </draw:line>
        <draw:line draw:style-name="gr97" draw:layer="layout" svg:x1="8.848cm" svg:y1="3.933cm" svg:x2="9.001cm" svg:y2="3.933cm">
          <text:p/>
        </draw:line>
        <draw:line draw:style-name="gr97" draw:layer="layout" svg:x1="8.956cm" svg:y1="12.428cm" svg:x2="8.956cm" svg:y2="12.274cm">
          <text:p/>
        </draw:line>
        <draw:line draw:style-name="gr97" draw:layer="layout" svg:x1="8.879cm" svg:y1="12.351cm" svg:x2="9.032cm" svg:y2="12.351cm">
          <text:p/>
        </draw:line>
        <draw:line draw:style-name="gr97" draw:layer="layout" svg:x1="8.956cm" svg:y1="12.316cm" svg:x2="8.956cm" svg:y2="12.162cm">
          <text:p/>
        </draw:line>
        <draw:line draw:style-name="gr97" draw:layer="layout" svg:x1="8.879cm" svg:y1="12.239cm" svg:x2="9.032cm" svg:y2="12.239cm">
          <text:p/>
        </draw:line>
        <draw:line draw:style-name="gr97" draw:layer="layout" svg:x1="8.956cm" svg:y1="11.656cm" svg:x2="8.956cm" svg:y2="11.503cm">
          <text:p/>
        </draw:line>
        <draw:line draw:style-name="gr97" draw:layer="layout" svg:x1="8.879cm" svg:y1="11.579cm" svg:x2="9.032cm" svg:y2="11.579cm">
          <text:p/>
        </draw:line>
        <draw:line draw:style-name="gr97" draw:layer="layout" svg:x1="8.956cm" svg:y1="11.082cm" svg:x2="8.956cm" svg:y2="10.928cm">
          <text:p/>
        </draw:line>
        <draw:line draw:style-name="gr97" draw:layer="layout" svg:x1="8.879cm" svg:y1="11.005cm" svg:x2="9.032cm" svg:y2="11.005cm">
          <text:p/>
        </draw:line>
        <draw:line draw:style-name="gr97" draw:layer="layout" svg:x1="8.956cm" svg:y1="9.982cm" svg:x2="8.956cm" svg:y2="9.828cm">
          <text:p/>
        </draw:line>
        <draw:line draw:style-name="gr97" draw:layer="layout" svg:x1="8.879cm" svg:y1="9.905cm" svg:x2="9.032cm" svg:y2="9.905cm">
          <text:p/>
        </draw:line>
        <draw:line draw:style-name="gr97" draw:layer="layout" svg:x1="8.956cm" svg:y1="9.407cm" svg:x2="8.956cm" svg:y2="9.254cm">
          <text:p/>
        </draw:line>
        <draw:line draw:style-name="gr97" draw:layer="layout" svg:x1="8.879cm" svg:y1="9.331cm" svg:x2="9.032cm" svg:y2="9.331cm">
          <text:p/>
        </draw:line>
        <draw:line draw:style-name="gr97" draw:layer="layout" svg:x1="8.956cm" svg:y1="9.363cm" svg:x2="8.956cm" svg:y2="9.21cm">
          <text:p/>
        </draw:line>
        <draw:line draw:style-name="gr97" draw:layer="layout" svg:x1="8.879cm" svg:y1="9.287cm" svg:x2="9.032cm" svg:y2="9.287cm">
          <text:p/>
        </draw:line>
        <draw:line draw:style-name="gr97" draw:layer="layout" svg:x1="8.956cm" svg:y1="9.276cm" svg:x2="8.956cm" svg:y2="9.123cm">
          <text:p/>
        </draw:line>
        <draw:line draw:style-name="gr97" draw:layer="layout" svg:x1="8.879cm" svg:y1="9.199cm" svg:x2="9.032cm" svg:y2="9.199cm">
          <text:p/>
        </draw:line>
        <draw:line draw:style-name="gr97" draw:layer="layout" svg:x1="8.956cm" svg:y1="8.748cm" svg:x2="8.956cm" svg:y2="8.594cm">
          <text:p/>
        </draw:line>
        <draw:line draw:style-name="gr97" draw:layer="layout" svg:x1="8.879cm" svg:y1="8.671cm" svg:x2="9.032cm" svg:y2="8.671cm">
          <text:p/>
        </draw:line>
        <draw:line draw:style-name="gr97" draw:layer="layout" svg:x1="8.956cm" svg:y1="8.723cm" svg:x2="8.956cm" svg:y2="8.57cm">
          <text:p/>
        </draw:line>
        <draw:line draw:style-name="gr97" draw:layer="layout" svg:x1="8.879cm" svg:y1="8.647cm" svg:x2="9.032cm" svg:y2="8.647cm">
          <text:p/>
        </draw:line>
        <draw:line draw:style-name="gr97" draw:layer="layout" svg:x1="8.956cm" svg:y1="8.658cm" svg:x2="8.956cm" svg:y2="8.504cm">
          <text:p/>
        </draw:line>
        <draw:line draw:style-name="gr97" draw:layer="layout" svg:x1="8.879cm" svg:y1="8.581cm" svg:x2="9.032cm" svg:y2="8.581cm">
          <text:p/>
        </draw:line>
        <draw:line draw:style-name="gr97" draw:layer="layout" svg:x1="8.956cm" svg:y1="8.02cm" svg:x2="8.956cm" svg:y2="7.867cm">
          <text:p/>
        </draw:line>
        <draw:line draw:style-name="gr97" draw:layer="layout" svg:x1="8.879cm" svg:y1="7.943cm" svg:x2="9.032cm" svg:y2="7.943cm">
          <text:p/>
        </draw:line>
        <draw:line draw:style-name="gr97" draw:layer="layout" svg:x1="8.956cm" svg:y1="7.733cm" svg:x2="8.956cm" svg:y2="7.58cm">
          <text:p/>
        </draw:line>
        <draw:line draw:style-name="gr97" draw:layer="layout" svg:x1="8.879cm" svg:y1="7.656cm" svg:x2="9.032cm" svg:y2="7.656cm">
          <text:p/>
        </draw:line>
        <draw:line draw:style-name="gr97" draw:layer="layout" svg:x1="8.956cm" svg:y1="7.027cm" svg:x2="8.956cm" svg:y2="6.874cm">
          <text:p/>
        </draw:line>
        <draw:line draw:style-name="gr97" draw:layer="layout" svg:x1="8.879cm" svg:y1="6.95cm" svg:x2="9.032cm" svg:y2="6.95cm">
          <text:p/>
        </draw:line>
        <draw:line draw:style-name="gr97" draw:layer="layout" svg:x1="8.956cm" svg:y1="6.939cm" svg:x2="8.956cm" svg:y2="6.786cm">
          <text:p/>
        </draw:line>
        <draw:line draw:style-name="gr97" draw:layer="layout" svg:x1="8.879cm" svg:y1="6.863cm" svg:x2="9.032cm" svg:y2="6.863cm">
          <text:p/>
        </draw:line>
        <draw:line draw:style-name="gr97" draw:layer="layout" svg:x1="8.956cm" svg:y1="6.764cm" svg:x2="8.956cm" svg:y2="6.611cm">
          <text:p/>
        </draw:line>
        <draw:line draw:style-name="gr97" draw:layer="layout" svg:x1="8.879cm" svg:y1="6.688cm" svg:x2="9.032cm" svg:y2="6.688cm">
          <text:p/>
        </draw:line>
        <draw:line draw:style-name="gr97" draw:layer="layout" svg:x1="8.956cm" svg:y1="4.89cm" svg:x2="8.956cm" svg:y2="4.737cm">
          <text:p/>
        </draw:line>
        <draw:line draw:style-name="gr97" draw:layer="layout" svg:x1="8.879cm" svg:y1="4.814cm" svg:x2="9.032cm" svg:y2="4.814cm">
          <text:p/>
        </draw:line>
        <draw:line draw:style-name="gr97" draw:layer="layout" svg:x1="8.956cm" svg:y1="4.693cm" svg:x2="8.956cm" svg:y2="4.54cm">
          <text:p/>
        </draw:line>
        <draw:line draw:style-name="gr97" draw:layer="layout" svg:x1="8.879cm" svg:y1="4.616cm" svg:x2="9.032cm" svg:y2="4.616cm">
          <text:p/>
        </draw:line>
        <draw:line draw:style-name="gr97" draw:layer="layout" svg:x1="8.956cm" svg:y1="4.318cm" svg:x2="8.956cm" svg:y2="4.165cm">
          <text:p/>
        </draw:line>
        <draw:line draw:style-name="gr97" draw:layer="layout" svg:x1="8.879cm" svg:y1="4.242cm" svg:x2="9.032cm" svg:y2="4.242cm">
          <text:p/>
        </draw:line>
        <draw:line draw:style-name="gr97" draw:layer="layout" svg:x1="8.985cm" svg:y1="13.221cm" svg:x2="8.985cm" svg:y2="13.068cm">
          <text:p/>
        </draw:line>
        <draw:line draw:style-name="gr97" draw:layer="layout" svg:x1="8.908cm" svg:y1="13.144cm" svg:x2="9.062cm" svg:y2="13.144cm">
          <text:p/>
        </draw:line>
        <draw:line draw:style-name="gr97" draw:layer="layout" svg:x1="8.985cm" svg:y1="12.603cm" svg:x2="8.985cm" svg:y2="12.449cm">
          <text:p/>
        </draw:line>
        <draw:line draw:style-name="gr97" draw:layer="layout" svg:x1="8.908cm" svg:y1="12.526cm" svg:x2="9.062cm" svg:y2="12.526cm">
          <text:p/>
        </draw:line>
        <draw:line draw:style-name="gr97" draw:layer="layout" svg:x1="8.985cm" svg:y1="12.428cm" svg:x2="8.985cm" svg:y2="12.274cm">
          <text:p/>
        </draw:line>
        <draw:line draw:style-name="gr97" draw:layer="layout" svg:x1="8.908cm" svg:y1="12.351cm" svg:x2="9.062cm" svg:y2="12.351cm">
          <text:p/>
        </draw:line>
        <draw:line draw:style-name="gr97" draw:layer="layout" svg:x1="8.985cm" svg:y1="12.338cm" svg:x2="8.985cm" svg:y2="12.184cm">
          <text:p/>
        </draw:line>
        <draw:line draw:style-name="gr97" draw:layer="layout" svg:x1="8.908cm" svg:y1="12.261cm" svg:x2="9.062cm" svg:y2="12.261cm">
          <text:p/>
        </draw:line>
        <draw:line draw:style-name="gr97" draw:layer="layout" svg:x1="8.985cm" svg:y1="12.272cm" svg:x2="8.985cm" svg:y2="12.118cm">
          <text:p/>
        </draw:line>
        <draw:line draw:style-name="gr97" draw:layer="layout" svg:x1="8.908cm" svg:y1="12.195cm" svg:x2="9.062cm" svg:y2="12.195cm">
          <text:p/>
        </draw:line>
        <draw:line draw:style-name="gr97" draw:layer="layout" svg:x1="8.985cm" svg:y1="11.985cm" svg:x2="8.985cm" svg:y2="11.831cm">
          <text:p/>
        </draw:line>
        <draw:line draw:style-name="gr97" draw:layer="layout" svg:x1="8.908cm" svg:y1="11.908cm" svg:x2="9.062cm" svg:y2="11.908cm">
          <text:p/>
        </draw:line>
        <draw:line draw:style-name="gr97" draw:layer="layout" svg:x1="8.985cm" svg:y1="11.7cm" svg:x2="8.985cm" svg:y2="11.547cm">
          <text:p/>
        </draw:line>
        <draw:line draw:style-name="gr97" draw:layer="layout" svg:x1="8.908cm" svg:y1="11.623cm" svg:x2="9.062cm" svg:y2="11.623cm">
          <text:p/>
        </draw:line>
        <draw:line draw:style-name="gr97" draw:layer="layout" svg:x1="8.985cm" svg:y1="11.634cm" svg:x2="8.985cm" svg:y2="11.481cm">
          <text:p/>
        </draw:line>
        <draw:line draw:style-name="gr97" draw:layer="layout" svg:x1="8.908cm" svg:y1="11.558cm" svg:x2="9.062cm" svg:y2="11.558cm">
          <text:p/>
        </draw:line>
        <draw:line draw:style-name="gr97" draw:layer="layout" svg:x1="8.985cm" svg:y1="11.612cm" svg:x2="8.985cm" svg:y2="11.459cm">
          <text:p/>
        </draw:line>
        <draw:line draw:style-name="gr97" draw:layer="layout" svg:x1="8.908cm" svg:y1="11.536cm" svg:x2="9.062cm" svg:y2="11.536cm">
          <text:p/>
        </draw:line>
        <draw:line draw:style-name="gr97" draw:layer="layout" svg:x1="8.985cm" svg:y1="11.566cm" svg:x2="8.985cm" svg:y2="11.413cm">
          <text:p/>
        </draw:line>
        <draw:line draw:style-name="gr97" draw:layer="layout" svg:x1="8.908cm" svg:y1="11.489cm" svg:x2="9.062cm" svg:y2="11.489cm">
          <text:p/>
        </draw:line>
        <draw:line draw:style-name="gr97" draw:layer="layout" svg:x1="8.985cm" svg:y1="11.369cm" svg:x2="8.985cm" svg:y2="11.216cm">
          <text:p/>
        </draw:line>
        <draw:line draw:style-name="gr97" draw:layer="layout" svg:x1="8.908cm" svg:y1="11.292cm" svg:x2="9.062cm" svg:y2="11.292cm">
          <text:p/>
        </draw:line>
        <draw:line draw:style-name="gr97" draw:layer="layout" svg:x1="8.985cm" svg:y1="9.935cm" svg:x2="8.985cm" svg:y2="9.782cm">
          <text:p/>
        </draw:line>
        <draw:line draw:style-name="gr97" draw:layer="layout" svg:x1="8.908cm" svg:y1="9.859cm" svg:x2="9.062cm" svg:y2="9.859cm">
          <text:p/>
        </draw:line>
        <draw:line draw:style-name="gr97" draw:layer="layout" svg:x1="8.985cm" svg:y1="9.848cm" svg:x2="8.985cm" svg:y2="9.694cm">
          <text:p/>
        </draw:line>
        <draw:line draw:style-name="gr97" draw:layer="layout" svg:x1="8.908cm" svg:y1="9.771cm" svg:x2="9.062cm" svg:y2="9.771cm">
          <text:p/>
        </draw:line>
        <draw:line draw:style-name="gr97" draw:layer="layout" svg:x1="8.985cm" svg:y1="9.738cm" svg:x2="8.985cm" svg:y2="9.585cm">
          <text:p/>
        </draw:line>
        <draw:line draw:style-name="gr97" draw:layer="layout" svg:x1="8.908cm" svg:y1="9.662cm" svg:x2="9.062cm" svg:y2="9.662cm">
          <text:p/>
        </draw:line>
        <draw:line draw:style-name="gr97" draw:layer="layout" svg:x1="8.985cm" svg:y1="9.607cm" svg:x2="8.985cm" svg:y2="9.454cm">
          <text:p/>
        </draw:line>
        <draw:line draw:style-name="gr97" draw:layer="layout" svg:x1="8.908cm" svg:y1="9.53cm" svg:x2="9.062cm" svg:y2="9.53cm">
          <text:p/>
        </draw:line>
        <draw:line draw:style-name="gr97" draw:layer="layout" svg:x1="8.985cm" svg:y1="9.585cm" svg:x2="8.985cm" svg:y2="9.432cm">
          <text:p/>
        </draw:line>
        <draw:line draw:style-name="gr97" draw:layer="layout" svg:x1="8.908cm" svg:y1="9.508cm" svg:x2="9.062cm" svg:y2="9.508cm">
          <text:p/>
        </draw:line>
        <draw:line draw:style-name="gr97" draw:layer="layout" svg:x1="8.985cm" svg:y1="9.473cm" svg:x2="8.985cm" svg:y2="9.32cm">
          <text:p/>
        </draw:line>
        <draw:line draw:style-name="gr97" draw:layer="layout" svg:x1="8.908cm" svg:y1="9.396cm" svg:x2="9.062cm" svg:y2="9.396cm">
          <text:p/>
        </draw:line>
        <draw:line draw:style-name="gr97" draw:layer="layout" svg:x1="8.985cm" svg:y1="8.217cm" svg:x2="8.985cm" svg:y2="8.064cm">
          <text:p/>
        </draw:line>
        <draw:line draw:style-name="gr97" draw:layer="layout" svg:x1="8.908cm" svg:y1="8.141cm" svg:x2="9.062cm" svg:y2="8.141cm">
          <text:p/>
        </draw:line>
        <draw:line draw:style-name="gr97" draw:layer="layout" svg:x1="8.985cm" svg:y1="8.151cm" svg:x2="8.985cm" svg:y2="7.998cm">
          <text:p/>
        </draw:line>
        <draw:line draw:style-name="gr97" draw:layer="layout" svg:x1="8.908cm" svg:y1="8.075cm" svg:x2="9.062cm" svg:y2="8.075cm">
          <text:p/>
        </draw:line>
        <draw:line draw:style-name="gr97" draw:layer="layout" svg:x1="8.985cm" svg:y1="8.108cm" svg:x2="8.985cm" svg:y2="7.954cm">
          <text:p/>
        </draw:line>
        <draw:line draw:style-name="gr97" draw:layer="layout" svg:x1="8.908cm" svg:y1="8.031cm" svg:x2="9.062cm" svg:y2="8.031cm">
          <text:p/>
        </draw:line>
        <draw:line draw:style-name="gr97" draw:layer="layout" svg:x1="8.985cm" svg:y1="7.514cm" svg:x2="8.985cm" svg:y2="7.361cm">
          <text:p/>
        </draw:line>
        <draw:line draw:style-name="gr97" draw:layer="layout" svg:x1="8.908cm" svg:y1="7.437cm" svg:x2="9.062cm" svg:y2="7.437cm">
          <text:p/>
        </draw:line>
        <draw:line draw:style-name="gr97" draw:layer="layout" svg:x1="8.985cm" svg:y1="7.446cm" svg:x2="8.985cm" svg:y2="7.292cm">
          <text:p/>
        </draw:line>
        <draw:line draw:style-name="gr97" draw:layer="layout" svg:x1="8.908cm" svg:y1="7.369cm" svg:x2="9.062cm" svg:y2="7.369cm">
          <text:p/>
        </draw:line>
        <draw:line draw:style-name="gr97" draw:layer="layout" svg:x1="8.985cm" svg:y1="7.139cm" svg:x2="8.985cm" svg:y2="6.986cm">
          <text:p/>
        </draw:line>
        <draw:line draw:style-name="gr97" draw:layer="layout" svg:x1="8.908cm" svg:y1="7.062cm" svg:x2="9.062cm" svg:y2="7.062cm">
          <text:p/>
        </draw:line>
        <draw:line draw:style-name="gr97" draw:layer="layout" svg:x1="8.985cm" svg:y1="5.574cm" svg:x2="8.985cm" svg:y2="5.421cm">
          <text:p/>
        </draw:line>
        <draw:line draw:style-name="gr97" draw:layer="layout" svg:x1="8.908cm" svg:y1="5.497cm" svg:x2="9.062cm" svg:y2="5.497cm">
          <text:p/>
        </draw:line>
        <draw:line draw:style-name="gr97" draw:layer="layout" svg:x1="8.985cm" svg:y1="4.846cm" svg:x2="8.985cm" svg:y2="4.693cm">
          <text:p/>
        </draw:line>
        <draw:line draw:style-name="gr97" draw:layer="layout" svg:x1="8.908cm" svg:y1="4.77cm" svg:x2="9.062cm" svg:y2="4.77cm">
          <text:p/>
        </draw:line>
        <draw:line draw:style-name="gr97" draw:layer="layout" svg:x1="8.985cm" svg:y1="3.194cm" svg:x2="8.985cm" svg:y2="3.041cm">
          <text:p/>
        </draw:line>
        <draw:line draw:style-name="gr97" draw:layer="layout" svg:x1="8.908cm" svg:y1="3.117cm" svg:x2="9.062cm" svg:y2="3.117cm">
          <text:p/>
        </draw:line>
        <draw:line draw:style-name="gr97" draw:layer="layout" svg:x1="8.985cm" svg:y1="2.972cm" svg:x2="8.985cm" svg:y2="2.819cm">
          <text:p/>
        </draw:line>
        <draw:line draw:style-name="gr97" draw:layer="layout" svg:x1="8.908cm" svg:y1="2.896cm" svg:x2="9.062cm" svg:y2="2.896cm">
          <text:p/>
        </draw:line>
        <draw:line draw:style-name="gr97" draw:layer="layout" svg:x1="9.017cm" svg:y1="12.824cm" svg:x2="9.017cm" svg:y2="12.671cm">
          <text:p/>
        </draw:line>
        <draw:line draw:style-name="gr97" draw:layer="layout" svg:x1="8.94cm" svg:y1="12.748cm" svg:x2="9.093cm" svg:y2="12.748cm">
          <text:p/>
        </draw:line>
        <draw:line draw:style-name="gr97" draw:layer="layout" svg:x1="9.017cm" svg:y1="12.734cm" svg:x2="9.017cm" svg:y2="12.581cm">
          <text:p/>
        </draw:line>
        <draw:line draw:style-name="gr97" draw:layer="layout" svg:x1="8.94cm" svg:y1="12.658cm" svg:x2="9.093cm" svg:y2="12.658cm">
          <text:p/>
        </draw:line>
        <draw:line draw:style-name="gr97" draw:layer="layout" svg:x1="9.017cm" svg:y1="12.603cm" svg:x2="9.017cm" svg:y2="12.449cm">
          <text:p/>
        </draw:line>
        <draw:line draw:style-name="gr97" draw:layer="layout" svg:x1="8.94cm" svg:y1="12.526cm" svg:x2="9.093cm" svg:y2="12.526cm">
          <text:p/>
        </draw:line>
        <draw:line draw:style-name="gr97" draw:layer="layout" svg:x1="9.017cm" svg:y1="12.294cm" svg:x2="9.017cm" svg:y2="12.14cm">
          <text:p/>
        </draw:line>
        <draw:line draw:style-name="gr97" draw:layer="layout" svg:x1="8.94cm" svg:y1="12.217cm" svg:x2="9.093cm" svg:y2="12.217cm">
          <text:p/>
        </draw:line>
        <draw:line draw:style-name="gr97" draw:layer="layout" svg:x1="9.017cm" svg:y1="11.919cm" svg:x2="9.017cm" svg:y2="11.766cm">
          <text:p/>
        </draw:line>
        <draw:line draw:style-name="gr97" draw:layer="layout" svg:x1="8.94cm" svg:y1="11.842cm" svg:x2="9.093cm" svg:y2="11.842cm">
          <text:p/>
        </draw:line>
        <draw:line draw:style-name="gr97" draw:layer="layout" svg:x1="9.017cm" svg:y1="11.809cm" svg:x2="9.017cm" svg:y2="11.656cm">
          <text:p/>
        </draw:line>
        <draw:line draw:style-name="gr97" draw:layer="layout" svg:x1="8.94cm" svg:y1="11.733cm" svg:x2="9.093cm" svg:y2="11.733cm">
          <text:p/>
        </draw:line>
        <draw:line draw:style-name="gr97" draw:layer="layout" svg:x1="9.017cm" svg:y1="10.619cm" svg:x2="9.017cm" svg:y2="10.466cm">
          <text:p/>
        </draw:line>
        <draw:line draw:style-name="gr97" draw:layer="layout" svg:x1="8.94cm" svg:y1="10.543cm" svg:x2="9.093cm" svg:y2="10.543cm">
          <text:p/>
        </draw:line>
        <draw:line draw:style-name="gr97" draw:layer="layout" svg:x1="9.017cm" svg:y1="10.025cm" svg:x2="9.017cm" svg:y2="9.872cm">
          <text:p/>
        </draw:line>
        <draw:line draw:style-name="gr97" draw:layer="layout" svg:x1="8.94cm" svg:y1="9.949cm" svg:x2="9.093cm" svg:y2="9.949cm">
          <text:p/>
        </draw:line>
        <draw:line draw:style-name="gr97" draw:layer="layout" svg:x1="9.017cm" svg:y1="9.892cm" svg:x2="9.017cm" svg:y2="9.738cm">
          <text:p/>
        </draw:line>
        <draw:line draw:style-name="gr97" draw:layer="layout" svg:x1="8.94cm" svg:y1="9.815cm" svg:x2="9.093cm" svg:y2="9.815cm">
          <text:p/>
        </draw:line>
        <draw:line draw:style-name="gr97" draw:layer="layout" svg:x1="9.017cm" svg:y1="9.782cm" svg:x2="9.017cm" svg:y2="9.629cm">
          <text:p/>
        </draw:line>
        <draw:line draw:style-name="gr97" draw:layer="layout" svg:x1="8.94cm" svg:y1="9.705cm" svg:x2="9.093cm" svg:y2="9.705cm">
          <text:p/>
        </draw:line>
        <draw:line draw:style-name="gr97" draw:layer="layout" svg:x1="9.017cm" svg:y1="9.738cm" svg:x2="9.017cm" svg:y2="9.585cm">
          <text:p/>
        </draw:line>
        <draw:line draw:style-name="gr97" draw:layer="layout" svg:x1="8.94cm" svg:y1="9.662cm" svg:x2="9.093cm" svg:y2="9.662cm">
          <text:p/>
        </draw:line>
        <draw:line draw:style-name="gr97" draw:layer="layout" svg:x1="9.017cm" svg:y1="9.563cm" svg:x2="9.017cm" svg:y2="9.41cm">
          <text:p/>
        </draw:line>
        <draw:line draw:style-name="gr97" draw:layer="layout" svg:x1="8.94cm" svg:y1="9.486cm" svg:x2="9.093cm" svg:y2="9.486cm">
          <text:p/>
        </draw:line>
        <draw:line draw:style-name="gr97" draw:layer="layout" svg:x1="9.017cm" svg:y1="9.495cm" svg:x2="9.017cm" svg:y2="9.342cm">
          <text:p/>
        </draw:line>
        <draw:line draw:style-name="gr97" draw:layer="layout" svg:x1="8.94cm" svg:y1="9.418cm" svg:x2="9.093cm" svg:y2="9.418cm">
          <text:p/>
        </draw:line>
        <draw:line draw:style-name="gr97" draw:layer="layout" svg:x1="9.017cm" svg:y1="9.407cm" svg:x2="9.017cm" svg:y2="9.254cm">
          <text:p/>
        </draw:line>
        <draw:line draw:style-name="gr97" draw:layer="layout" svg:x1="8.94cm" svg:y1="9.331cm" svg:x2="9.093cm" svg:y2="9.331cm">
          <text:p/>
        </draw:line>
        <draw:line draw:style-name="gr97" draw:layer="layout" svg:x1="9.017cm" svg:y1="8.835cm" svg:x2="9.017cm" svg:y2="8.682cm">
          <text:p/>
        </draw:line>
        <draw:line draw:style-name="gr97" draw:layer="layout" svg:x1="8.94cm" svg:y1="8.759cm" svg:x2="9.093cm" svg:y2="8.759cm">
          <text:p/>
        </draw:line>
        <draw:line draw:style-name="gr97" draw:layer="layout" svg:x1="9.017cm" svg:y1="8.217cm" svg:x2="9.017cm" svg:y2="8.064cm">
          <text:p/>
        </draw:line>
        <draw:line draw:style-name="gr97" draw:layer="layout" svg:x1="8.94cm" svg:y1="8.141cm" svg:x2="9.093cm" svg:y2="8.141cm">
          <text:p/>
        </draw:line>
        <draw:line draw:style-name="gr97" draw:layer="layout" svg:x1="9.017cm" svg:y1="8.151cm" svg:x2="9.017cm" svg:y2="7.998cm">
          <text:p/>
        </draw:line>
        <draw:line draw:style-name="gr97" draw:layer="layout" svg:x1="8.94cm" svg:y1="8.075cm" svg:x2="9.093cm" svg:y2="8.075cm">
          <text:p/>
        </draw:line>
        <draw:line draw:style-name="gr97" draw:layer="layout" svg:x1="9.017cm" svg:y1="7.799cm" svg:x2="9.017cm" svg:y2="7.645cm">
          <text:p/>
        </draw:line>
        <draw:line draw:style-name="gr97" draw:layer="layout" svg:x1="8.94cm" svg:y1="7.722cm" svg:x2="9.093cm" svg:y2="7.722cm">
          <text:p/>
        </draw:line>
        <draw:line draw:style-name="gr97" draw:layer="layout" svg:x1="9.017cm" svg:y1="7.623cm" svg:x2="9.017cm" svg:y2="7.47cm">
          <text:p/>
        </draw:line>
        <draw:line draw:style-name="gr97" draw:layer="layout" svg:x1="8.94cm" svg:y1="7.547cm" svg:x2="9.093cm" svg:y2="7.547cm">
          <text:p/>
        </draw:line>
        <draw:line draw:style-name="gr97" draw:layer="layout" svg:x1="9.017cm" svg:y1="5.859cm" svg:x2="9.017cm" svg:y2="5.706cm">
          <text:p/>
        </draw:line>
        <draw:line draw:style-name="gr97" draw:layer="layout" svg:x1="8.94cm" svg:y1="5.782cm" svg:x2="9.093cm" svg:y2="5.782cm">
          <text:p/>
        </draw:line>
        <draw:line draw:style-name="gr97" draw:layer="layout" svg:x1="9.017cm" svg:y1="5.465cm" svg:x2="9.017cm" svg:y2="5.311cm">
          <text:p/>
        </draw:line>
        <draw:line draw:style-name="gr97" draw:layer="layout" svg:x1="8.94cm" svg:y1="5.388cm" svg:x2="9.093cm" svg:y2="5.388cm">
          <text:p/>
        </draw:line>
        <draw:line draw:style-name="gr97" draw:layer="layout" svg:x1="9.017cm" svg:y1="5.134cm" svg:x2="9.017cm" svg:y2="4.98cm">
          <text:p/>
        </draw:line>
        <draw:line draw:style-name="gr97" draw:layer="layout" svg:x1="8.94cm" svg:y1="5.057cm" svg:x2="9.093cm" svg:y2="5.057cm">
          <text:p/>
        </draw:line>
        <draw:line draw:style-name="gr97" draw:layer="layout" svg:x1="9.017cm" svg:y1="4.163cm" svg:x2="9.017cm" svg:y2="4.009cm">
          <text:p/>
        </draw:line>
        <draw:line draw:style-name="gr97" draw:layer="layout" svg:x1="8.94cm" svg:y1="4.086cm" svg:x2="9.093cm" svg:y2="4.086cm">
          <text:p/>
        </draw:line>
        <draw:line draw:style-name="gr97" draw:layer="layout" svg:x1="9.017cm" svg:y1="3.922cm" svg:x2="9.017cm" svg:y2="3.768cm">
          <text:p/>
        </draw:line>
        <draw:line draw:style-name="gr97" draw:layer="layout" svg:x1="8.94cm" svg:y1="3.845cm" svg:x2="9.093cm" svg:y2="3.845cm">
          <text:p/>
        </draw:line>
        <draw:line draw:style-name="gr97" draw:layer="layout" svg:x1="9.017cm" svg:y1="3.878cm" svg:x2="9.017cm" svg:y2="3.724cm">
          <text:p/>
        </draw:line>
        <draw:line draw:style-name="gr97" draw:layer="layout" svg:x1="8.94cm" svg:y1="3.801cm" svg:x2="9.093cm" svg:y2="3.801cm">
          <text:p/>
        </draw:line>
        <draw:line draw:style-name="gr97" draw:layer="layout" svg:x1="9.017cm" svg:y1="3.569cm" svg:x2="9.017cm" svg:y2="3.415cm">
          <text:p/>
        </draw:line>
        <draw:line draw:style-name="gr97" draw:layer="layout" svg:x1="8.94cm" svg:y1="3.492cm" svg:x2="9.093cm" svg:y2="3.492cm">
          <text:p/>
        </draw:line>
        <draw:line draw:style-name="gr97" draw:layer="layout" svg:x1="9.017cm" svg:y1="3.503cm" svg:x2="9.017cm" svg:y2="3.35cm">
          <text:p/>
        </draw:line>
        <draw:line draw:style-name="gr97" draw:layer="layout" svg:x1="8.94cm" svg:y1="3.426cm" svg:x2="9.093cm" svg:y2="3.426cm">
          <text:p/>
        </draw:line>
        <draw:line draw:style-name="gr97" draw:layer="layout" svg:x1="9.017cm" svg:y1="3.282cm" svg:x2="9.017cm" svg:y2="3.128cm">
          <text:p/>
        </draw:line>
        <draw:line draw:style-name="gr97" draw:layer="layout" svg:x1="8.94cm" svg:y1="3.205cm" svg:x2="9.093cm" svg:y2="3.205cm">
          <text:p/>
        </draw:line>
        <draw:line draw:style-name="gr97" draw:layer="layout" svg:x1="9.017cm" svg:y1="3.238cm" svg:x2="9.017cm" svg:y2="3.084cm">
          <text:p/>
        </draw:line>
        <draw:line draw:style-name="gr97" draw:layer="layout" svg:x1="8.94cm" svg:y1="3.161cm" svg:x2="9.093cm" svg:y2="3.161cm">
          <text:p/>
        </draw:line>
        <draw:line draw:style-name="gr97" draw:layer="layout" svg:x1="9.017cm" svg:y1="3.172cm" svg:x2="9.017cm" svg:y2="3.019cm">
          <text:p/>
        </draw:line>
        <draw:line draw:style-name="gr97" draw:layer="layout" svg:x1="8.94cm" svg:y1="3.095cm" svg:x2="9.093cm" svg:y2="3.095cm">
          <text:p/>
        </draw:line>
        <draw:line draw:style-name="gr97" draw:layer="layout" svg:x1="9.046cm" svg:y1="13.087cm" svg:x2="9.046cm" svg:y2="12.934cm">
          <text:p/>
        </draw:line>
        <draw:line draw:style-name="gr97" draw:layer="layout" svg:x1="8.969cm" svg:y1="13.01cm" svg:x2="9.123cm" svg:y2="13.01cm">
          <text:p/>
        </draw:line>
        <draw:line draw:style-name="gr97" draw:layer="layout" svg:x1="9.046cm" svg:y1="13.021cm" svg:x2="9.046cm" svg:y2="12.868cm">
          <text:p/>
        </draw:line>
        <draw:line draw:style-name="gr97" draw:layer="layout" svg:x1="8.969cm" svg:y1="12.945cm" svg:x2="9.123cm" svg:y2="12.945cm">
          <text:p/>
        </draw:line>
        <draw:line draw:style-name="gr97" draw:layer="layout" svg:x1="9.046cm" svg:y1="12.824cm" svg:x2="9.046cm" svg:y2="12.671cm">
          <text:p/>
        </draw:line>
        <draw:line draw:style-name="gr97" draw:layer="layout" svg:x1="8.969cm" svg:y1="12.748cm" svg:x2="9.123cm" svg:y2="12.748cm">
          <text:p/>
        </draw:line>
        <draw:line draw:style-name="gr97" draw:layer="layout" svg:x1="9.046cm" svg:y1="12.471cm" svg:x2="9.046cm" svg:y2="12.318cm">
          <text:p/>
        </draw:line>
        <draw:line draw:style-name="gr97" draw:layer="layout" svg:x1="8.969cm" svg:y1="12.395cm" svg:x2="9.123cm" svg:y2="12.395cm">
          <text:p/>
        </draw:line>
        <draw:line draw:style-name="gr97" draw:layer="layout" svg:x1="9.046cm" svg:y1="12.381cm" svg:x2="9.046cm" svg:y2="12.228cm">
          <text:p/>
        </draw:line>
        <draw:line draw:style-name="gr97" draw:layer="layout" svg:x1="8.969cm" svg:y1="12.305cm" svg:x2="9.123cm" svg:y2="12.305cm">
          <text:p/>
        </draw:line>
        <draw:line draw:style-name="gr97" draw:layer="layout" svg:x1="9.046cm" svg:y1="12.294cm" svg:x2="9.046cm" svg:y2="12.14cm">
          <text:p/>
        </draw:line>
        <draw:line draw:style-name="gr97" draw:layer="layout" svg:x1="8.969cm" svg:y1="12.217cm" svg:x2="9.123cm" svg:y2="12.217cm">
          <text:p/>
        </draw:line>
        <draw:line draw:style-name="gr97" draw:layer="layout" svg:x1="9.046cm" svg:y1="11.194cm" svg:x2="9.046cm" svg:y2="11.04cm">
          <text:p/>
        </draw:line>
        <draw:line draw:style-name="gr97" draw:layer="layout" svg:x1="8.969cm" svg:y1="11.117cm" svg:x2="9.123cm" svg:y2="11.117cm">
          <text:p/>
        </draw:line>
        <draw:line draw:style-name="gr97" draw:layer="layout" svg:x1="9.046cm" svg:y1="11.016cm" svg:x2="9.046cm" svg:y2="10.863cm">
          <text:p/>
        </draw:line>
        <draw:line draw:style-name="gr97" draw:layer="layout" svg:x1="8.969cm" svg:y1="10.939cm" svg:x2="9.123cm" svg:y2="10.939cm">
          <text:p/>
        </draw:line>
        <draw:line draw:style-name="gr97" draw:layer="layout" svg:x1="9.046cm" svg:y1="10.554cm" svg:x2="9.046cm" svg:y2="10.4cm">
          <text:p/>
        </draw:line>
        <draw:line draw:style-name="gr97" draw:layer="layout" svg:x1="8.969cm" svg:y1="10.477cm" svg:x2="9.123cm" svg:y2="10.477cm">
          <text:p/>
        </draw:line>
        <draw:line draw:style-name="gr97" draw:layer="layout" svg:x1="9.046cm" svg:y1="9.982cm" svg:x2="9.046cm" svg:y2="9.828cm">
          <text:p/>
        </draw:line>
        <draw:line draw:style-name="gr97" draw:layer="layout" svg:x1="8.969cm" svg:y1="9.905cm" svg:x2="9.123cm" svg:y2="9.905cm">
          <text:p/>
        </draw:line>
        <draw:line draw:style-name="gr97" draw:layer="layout" svg:x1="9.046cm" svg:y1="9.87cm" svg:x2="9.046cm" svg:y2="9.716cm">
          <text:p/>
        </draw:line>
        <draw:line draw:style-name="gr97" draw:layer="layout" svg:x1="8.969cm" svg:y1="9.793cm" svg:x2="9.123cm" svg:y2="9.793cm">
          <text:p/>
        </draw:line>
        <draw:line draw:style-name="gr97" draw:layer="layout" svg:x1="9.046cm" svg:y1="9.451cm" svg:x2="9.046cm" svg:y2="9.298cm">
          <text:p/>
        </draw:line>
        <draw:line draw:style-name="gr97" draw:layer="layout" svg:x1="8.969cm" svg:y1="9.374cm" svg:x2="9.123cm" svg:y2="9.374cm">
          <text:p/>
        </draw:line>
        <draw:line draw:style-name="gr97" draw:layer="layout" svg:x1="9.046cm" svg:y1="9.407cm" svg:x2="9.046cm" svg:y2="9.254cm">
          <text:p/>
        </draw:line>
        <draw:line draw:style-name="gr97" draw:layer="layout" svg:x1="8.969cm" svg:y1="9.331cm" svg:x2="9.123cm" svg:y2="9.331cm">
          <text:p/>
        </draw:line>
        <draw:line draw:style-name="gr97" draw:layer="layout" svg:x1="9.046cm" svg:y1="8.173cm" svg:x2="9.046cm" svg:y2="8.02cm">
          <text:p/>
        </draw:line>
        <draw:line draw:style-name="gr97" draw:layer="layout" svg:x1="8.969cm" svg:y1="8.097cm" svg:x2="9.123cm" svg:y2="8.097cm">
          <text:p/>
        </draw:line>
        <draw:line draw:style-name="gr97" draw:layer="layout" svg:x1="9.046cm" svg:y1="7.998cm" svg:x2="9.046cm" svg:y2="7.845cm">
          <text:p/>
        </draw:line>
        <draw:line draw:style-name="gr97" draw:layer="layout" svg:x1="8.969cm" svg:y1="7.921cm" svg:x2="9.123cm" svg:y2="7.921cm">
          <text:p/>
        </draw:line>
        <draw:line draw:style-name="gr97" draw:layer="layout" svg:x1="9.046cm" svg:y1="7.976cm" svg:x2="9.046cm" svg:y2="7.823cm">
          <text:p/>
        </draw:line>
        <draw:line draw:style-name="gr97" draw:layer="layout" svg:x1="8.969cm" svg:y1="7.9cm" svg:x2="9.123cm" svg:y2="7.9cm">
          <text:p/>
        </draw:line>
        <draw:line draw:style-name="gr97" draw:layer="layout" svg:x1="9.046cm" svg:y1="4.649cm" svg:x2="9.046cm" svg:y2="4.496cm">
          <text:p/>
        </draw:line>
        <draw:line draw:style-name="gr97" draw:layer="layout" svg:x1="8.969cm" svg:y1="4.573cm" svg:x2="9.123cm" svg:y2="4.573cm">
          <text:p/>
        </draw:line>
        <draw:line draw:style-name="gr97" draw:layer="layout" svg:x1="9.046cm" svg:y1="4.184cm" svg:x2="9.046cm" svg:y2="4.031cm">
          <text:p/>
        </draw:line>
        <draw:line draw:style-name="gr97" draw:layer="layout" svg:x1="8.969cm" svg:y1="4.108cm" svg:x2="9.123cm" svg:y2="4.108cm">
          <text:p/>
        </draw:line>
        <draw:line draw:style-name="gr97" draw:layer="layout" svg:x1="9.046cm" svg:y1="4.097cm" svg:x2="9.046cm" svg:y2="3.944cm">
          <text:p/>
        </draw:line>
        <draw:line draw:style-name="gr97" draw:layer="layout" svg:x1="8.969cm" svg:y1="4.02cm" svg:x2="9.123cm" svg:y2="4.02cm">
          <text:p/>
        </draw:line>
        <draw:line draw:style-name="gr97" draw:layer="layout" svg:x1="9.077cm" svg:y1="11.744cm" svg:x2="9.077cm" svg:y2="11.59cm">
          <text:p/>
        </draw:line>
        <draw:line draw:style-name="gr97" draw:layer="layout" svg:x1="9.001cm" svg:y1="11.667cm" svg:x2="9.154cm" svg:y2="11.667cm">
          <text:p/>
        </draw:line>
        <draw:line draw:style-name="gr97" draw:layer="layout" svg:x1="9.077cm" svg:y1="11.59cm" svg:x2="9.077cm" svg:y2="11.437cm">
          <text:p/>
        </draw:line>
        <draw:line draw:style-name="gr97" draw:layer="layout" svg:x1="9.001cm" svg:y1="11.514cm" svg:x2="9.154cm" svg:y2="11.514cm">
          <text:p/>
        </draw:line>
        <draw:line draw:style-name="gr97" draw:layer="layout" svg:x1="9.077cm" svg:y1="11.5cm" svg:x2="9.077cm" svg:y2="11.347cm">
          <text:p/>
        </draw:line>
        <draw:line draw:style-name="gr97" draw:layer="layout" svg:x1="9.001cm" svg:y1="11.424cm" svg:x2="9.154cm" svg:y2="11.424cm">
          <text:p/>
        </draw:line>
        <draw:line draw:style-name="gr97" draw:layer="layout" svg:x1="9.077cm" svg:y1="9.563cm" svg:x2="9.077cm" svg:y2="9.41cm">
          <text:p/>
        </draw:line>
        <draw:line draw:style-name="gr97" draw:layer="layout" svg:x1="9.001cm" svg:y1="9.486cm" svg:x2="9.154cm" svg:y2="9.486cm">
          <text:p/>
        </draw:line>
        <draw:line draw:style-name="gr97" draw:layer="layout" svg:x1="9.077cm" svg:y1="9.232cm" svg:x2="9.077cm" svg:y2="9.079cm">
          <text:p/>
        </draw:line>
        <draw:line draw:style-name="gr97" draw:layer="layout" svg:x1="9.001cm" svg:y1="9.155cm" svg:x2="9.154cm" svg:y2="9.155cm">
          <text:p/>
        </draw:line>
        <draw:line draw:style-name="gr97" draw:layer="layout" svg:x1="9.077cm" svg:y1="8.967cm" svg:x2="9.077cm" svg:y2="8.813cm">
          <text:p/>
        </draw:line>
        <draw:line draw:style-name="gr97" draw:layer="layout" svg:x1="9.001cm" svg:y1="8.89cm" svg:x2="9.154cm" svg:y2="8.89cm">
          <text:p/>
        </draw:line>
        <draw:line draw:style-name="gr97" draw:layer="layout" svg:x1="9.077cm" svg:y1="8.592cm" svg:x2="9.077cm" svg:y2="8.439cm">
          <text:p/>
        </draw:line>
        <draw:line draw:style-name="gr97" draw:layer="layout" svg:x1="9.001cm" svg:y1="8.515cm" svg:x2="9.154cm" svg:y2="8.515cm">
          <text:p/>
        </draw:line>
        <draw:line draw:style-name="gr97" draw:layer="layout" svg:x1="9.077cm" svg:y1="8.526cm" svg:x2="9.077cm" svg:y2="8.373cm">
          <text:p/>
        </draw:line>
        <draw:line draw:style-name="gr97" draw:layer="layout" svg:x1="9.001cm" svg:y1="8.45cm" svg:x2="9.154cm" svg:y2="8.45cm">
          <text:p/>
        </draw:line>
        <draw:line draw:style-name="gr97" draw:layer="layout" svg:x1="9.077cm" svg:y1="5.112cm" svg:x2="9.077cm" svg:y2="4.958cm">
          <text:p/>
        </draw:line>
        <draw:line draw:style-name="gr97" draw:layer="layout" svg:x1="9.001cm" svg:y1="5.035cm" svg:x2="9.154cm" svg:y2="5.035cm">
          <text:p/>
        </draw:line>
        <draw:line draw:style-name="gr97" draw:layer="layout" svg:x1="9.077cm" svg:y1="5.068cm" svg:x2="9.077cm" svg:y2="4.915cm">
          <text:p/>
        </draw:line>
        <draw:line draw:style-name="gr97" draw:layer="layout" svg:x1="9.001cm" svg:y1="4.991cm" svg:x2="9.154cm" svg:y2="4.991cm">
          <text:p/>
        </draw:line>
        <draw:line draw:style-name="gr97" draw:layer="layout" svg:x1="9.077cm" svg:y1="5.022cm" svg:x2="9.077cm" svg:y2="4.868cm">
          <text:p/>
        </draw:line>
        <draw:line draw:style-name="gr97" draw:layer="layout" svg:x1="9.001cm" svg:y1="4.945cm" svg:x2="9.154cm" svg:y2="4.945cm">
          <text:p/>
        </draw:line>
        <draw:line draw:style-name="gr97" draw:layer="layout" svg:x1="9.077cm" svg:y1="4.715cm" svg:x2="9.077cm" svg:y2="4.562cm">
          <text:p/>
        </draw:line>
        <draw:line draw:style-name="gr97" draw:layer="layout" svg:x1="9.001cm" svg:y1="4.638cm" svg:x2="9.154cm" svg:y2="4.638cm">
          <text:p/>
        </draw:line>
        <draw:line draw:style-name="gr97" draw:layer="layout" svg:x1="9.077cm" svg:y1="4.693cm" svg:x2="9.077cm" svg:y2="4.54cm">
          <text:p/>
        </draw:line>
        <draw:line draw:style-name="gr97" draw:layer="layout" svg:x1="9.001cm" svg:y1="4.616cm" svg:x2="9.154cm" svg:y2="4.616cm">
          <text:p/>
        </draw:line>
        <draw:line draw:style-name="gr97" draw:layer="layout" svg:x1="9.077cm" svg:y1="4.275cm" svg:x2="9.077cm" svg:y2="4.121cm">
          <text:p/>
        </draw:line>
        <draw:line draw:style-name="gr97" draw:layer="layout" svg:x1="9.001cm" svg:y1="4.198cm" svg:x2="9.154cm" svg:y2="4.198cm">
          <text:p/>
        </draw:line>
        <draw:line draw:style-name="gr97" draw:layer="layout" svg:x1="9.107cm" svg:y1="12.228cm" svg:x2="9.107cm" svg:y2="12.075cm">
          <text:p/>
        </draw:line>
        <draw:line draw:style-name="gr97" draw:layer="layout" svg:x1="9.03cm" svg:y1="12.151cm" svg:x2="9.183cm" svg:y2="12.151cm">
          <text:p/>
        </draw:line>
        <draw:line draw:style-name="gr97" draw:layer="layout" svg:x1="9.107cm" svg:y1="12.162cm" svg:x2="9.107cm" svg:y2="12.009cm">
          <text:p/>
        </draw:line>
        <draw:line draw:style-name="gr97" draw:layer="layout" svg:x1="9.03cm" svg:y1="12.086cm" svg:x2="9.183cm" svg:y2="12.086cm">
          <text:p/>
        </draw:line>
        <draw:line draw:style-name="gr97" draw:layer="layout" svg:x1="9.107cm" svg:y1="12.053cm" svg:x2="9.107cm" svg:y2="11.899cm">
          <text:p/>
        </draw:line>
        <draw:line draw:style-name="gr97" draw:layer="layout" svg:x1="9.03cm" svg:y1="11.976cm" svg:x2="9.183cm" svg:y2="11.976cm">
          <text:p/>
        </draw:line>
        <draw:line draw:style-name="gr97" draw:layer="layout" svg:x1="9.107cm" svg:y1="10.004cm" svg:x2="9.107cm" svg:y2="9.85cm">
          <text:p/>
        </draw:line>
        <draw:line draw:style-name="gr97" draw:layer="layout" svg:x1="9.03cm" svg:y1="9.927cm" svg:x2="9.183cm" svg:y2="9.927cm">
          <text:p/>
        </draw:line>
        <draw:line draw:style-name="gr97" draw:layer="layout" svg:x1="9.107cm" svg:y1="9.673cm" svg:x2="9.107cm" svg:y2="9.519cm">
          <text:p/>
        </draw:line>
        <draw:line draw:style-name="gr97" draw:layer="layout" svg:x1="9.03cm" svg:y1="9.596cm" svg:x2="9.183cm" svg:y2="9.596cm">
          <text:p/>
        </draw:line>
        <draw:line draw:style-name="gr97" draw:layer="layout" svg:x1="9.107cm" svg:y1="8.945cm" svg:x2="9.107cm" svg:y2="8.792cm">
          <text:p/>
        </draw:line>
        <draw:line draw:style-name="gr97" draw:layer="layout" svg:x1="9.03cm" svg:y1="8.868cm" svg:x2="9.183cm" svg:y2="8.868cm">
          <text:p/>
        </draw:line>
        <draw:line draw:style-name="gr97" draw:layer="layout" svg:x1="9.107cm" svg:y1="5.331cm" svg:x2="9.107cm" svg:y2="5.177cm">
          <text:p/>
        </draw:line>
        <draw:line draw:style-name="gr97" draw:layer="layout" svg:x1="9.03cm" svg:y1="5.254cm" svg:x2="9.183cm" svg:y2="5.254cm">
          <text:p/>
        </draw:line>
        <draw:line draw:style-name="gr97" draw:layer="layout" svg:x1="9.107cm" svg:y1="5.044cm" svg:x2="9.107cm" svg:y2="4.89cm">
          <text:p/>
        </draw:line>
        <draw:line draw:style-name="gr97" draw:layer="layout" svg:x1="9.03cm" svg:y1="4.967cm" svg:x2="9.183cm" svg:y2="4.967cm">
          <text:p/>
        </draw:line>
        <draw:line draw:style-name="gr97" draw:layer="layout" svg:x1="9.138cm" svg:y1="12.406cm" svg:x2="9.138cm" svg:y2="12.252cm">
          <text:p/>
        </draw:line>
        <draw:line draw:style-name="gr97" draw:layer="layout" svg:x1="9.062cm" svg:y1="12.329cm" svg:x2="9.215cm" svg:y2="12.329cm">
          <text:p/>
        </draw:line>
        <draw:line draw:style-name="gr97" draw:layer="layout" svg:x1="9.138cm" svg:y1="10.157cm" svg:x2="9.138cm" svg:y2="10.004cm">
          <text:p/>
        </draw:line>
        <draw:line draw:style-name="gr97" draw:layer="layout" svg:x1="9.062cm" svg:y1="10.08cm" svg:x2="9.215cm" svg:y2="10.08cm">
          <text:p/>
        </draw:line>
        <draw:line draw:style-name="gr97" draw:layer="layout" svg:x1="9.138cm" svg:y1="9.363cm" svg:x2="9.138cm" svg:y2="9.21cm">
          <text:p/>
        </draw:line>
        <draw:line draw:style-name="gr97" draw:layer="layout" svg:x1="9.062cm" svg:y1="9.287cm" svg:x2="9.215cm" svg:y2="9.287cm">
          <text:p/>
        </draw:line>
        <draw:line draw:style-name="gr97" draw:layer="layout" svg:x1="9.138cm" svg:y1="9.298cm" svg:x2="9.138cm" svg:y2="9.144cm">
          <text:p/>
        </draw:line>
        <draw:line draw:style-name="gr97" draw:layer="layout" svg:x1="9.062cm" svg:y1="9.221cm" svg:x2="9.215cm" svg:y2="9.221cm">
          <text:p/>
        </draw:line>
        <draw:line draw:style-name="gr97" draw:layer="layout" svg:x1="9.138cm" svg:y1="9.098cm" svg:x2="9.138cm" svg:y2="8.945cm">
          <text:p/>
        </draw:line>
        <draw:line draw:style-name="gr97" draw:layer="layout" svg:x1="9.062cm" svg:y1="9.022cm" svg:x2="9.215cm" svg:y2="9.022cm">
          <text:p/>
        </draw:line>
        <draw:line draw:style-name="gr97" draw:layer="layout" svg:x1="9.138cm" svg:y1="5.662cm" svg:x2="9.138cm" svg:y2="5.508cm">
          <text:p/>
        </draw:line>
        <draw:line draw:style-name="gr97" draw:layer="layout" svg:x1="9.062cm" svg:y1="5.585cm" svg:x2="9.215cm" svg:y2="5.585cm">
          <text:p/>
        </draw:line>
        <draw:line draw:style-name="gr97" draw:layer="layout" svg:x1="9.138cm" svg:y1="5.177cm" svg:x2="9.138cm" svg:y2="5.024cm">
          <text:p/>
        </draw:line>
        <draw:line draw:style-name="gr97" draw:layer="layout" svg:x1="9.062cm" svg:y1="5.101cm" svg:x2="9.215cm" svg:y2="5.101cm">
          <text:p/>
        </draw:line>
        <draw:line draw:style-name="gr97" draw:layer="layout" svg:x1="9.168cm" svg:y1="12.934cm" svg:x2="9.168cm" svg:y2="12.78cm">
          <text:p/>
        </draw:line>
        <draw:line draw:style-name="gr97" draw:layer="layout" svg:x1="9.091cm" svg:y1="12.857cm" svg:x2="9.244cm" svg:y2="12.857cm">
          <text:p/>
        </draw:line>
        <draw:line draw:style-name="gr97" draw:layer="layout" svg:x1="9.168cm" svg:y1="10.51cm" svg:x2="9.168cm" svg:y2="10.356cm">
          <text:p/>
        </draw:line>
        <draw:line draw:style-name="gr97" draw:layer="layout" svg:x1="9.091cm" svg:y1="10.433cm" svg:x2="9.244cm" svg:y2="10.433cm">
          <text:p/>
        </draw:line>
        <draw:line draw:style-name="gr97" draw:layer="layout" svg:x1="9.168cm" svg:y1="10.244cm" svg:x2="9.168cm" svg:y2="10.091cm">
          <text:p/>
        </draw:line>
        <draw:line draw:style-name="gr97" draw:layer="layout" svg:x1="9.091cm" svg:y1="10.168cm" svg:x2="9.244cm" svg:y2="10.168cm">
          <text:p/>
        </draw:line>
        <draw:line draw:style-name="gr97" draw:layer="layout" svg:x1="9.168cm" svg:y1="9.694cm" svg:x2="9.168cm" svg:y2="9.541cm">
          <text:p/>
        </draw:line>
        <draw:line draw:style-name="gr97" draw:layer="layout" svg:x1="9.091cm" svg:y1="9.618cm" svg:x2="9.244cm" svg:y2="9.618cm">
          <text:p/>
        </draw:line>
        <draw:line draw:style-name="gr97" draw:layer="layout" svg:x1="9.168cm" svg:y1="2.841cm" svg:x2="9.168cm" svg:y2="2.688cm">
          <text:p/>
        </draw:line>
        <draw:line draw:style-name="gr97" draw:layer="layout" svg:x1="9.091cm" svg:y1="2.764cm" svg:x2="9.244cm" svg:y2="2.764cm">
          <text:p/>
        </draw:line>
        <draw:line draw:style-name="gr97" draw:layer="layout" svg:x1="9.199cm" svg:y1="13.175cm" svg:x2="9.199cm" svg:y2="13.021cm">
          <text:p/>
        </draw:line>
        <draw:line draw:style-name="gr97" draw:layer="layout" svg:x1="9.123cm" svg:y1="13.098cm" svg:x2="9.276cm" svg:y2="13.098cm">
          <text:p/>
        </draw:line>
        <draw:line draw:style-name="gr97" draw:layer="layout" svg:x1="9.199cm" svg:y1="11.303cm" svg:x2="9.199cm" svg:y2="11.15cm">
          <text:p/>
        </draw:line>
        <draw:line draw:style-name="gr97" draw:layer="layout" svg:x1="9.123cm" svg:y1="11.227cm" svg:x2="9.276cm" svg:y2="11.227cm">
          <text:p/>
        </draw:line>
        <draw:line draw:style-name="gr97" draw:layer="layout" svg:x1="9.199cm" svg:y1="11.126cm" svg:x2="9.199cm" svg:y2="10.972cm">
          <text:p/>
        </draw:line>
        <draw:line draw:style-name="gr97" draw:layer="layout" svg:x1="9.123cm" svg:y1="11.049cm" svg:x2="9.276cm" svg:y2="11.049cm">
          <text:p/>
        </draw:line>
        <draw:line draw:style-name="gr97" draw:layer="layout" svg:x1="9.199cm" svg:y1="11.016cm" svg:x2="9.199cm" svg:y2="10.863cm">
          <text:p/>
        </draw:line>
        <draw:line draw:style-name="gr97" draw:layer="layout" svg:x1="9.123cm" svg:y1="10.939cm" svg:x2="9.276cm" svg:y2="10.939cm">
          <text:p/>
        </draw:line>
        <draw:line draw:style-name="gr97" draw:layer="layout" svg:x1="9.199cm" svg:y1="10.775cm" svg:x2="9.199cm" svg:y2="10.622cm">
          <text:p/>
        </draw:line>
        <draw:line draw:style-name="gr97" draw:layer="layout" svg:x1="9.123cm" svg:y1="10.698cm" svg:x2="9.276cm" svg:y2="10.698cm">
          <text:p/>
        </draw:line>
        <draw:line draw:style-name="gr97" draw:layer="layout" svg:x1="9.199cm" svg:y1="10.751cm" svg:x2="9.199cm" svg:y2="10.597cm">
          <text:p/>
        </draw:line>
        <draw:line draw:style-name="gr97" draw:layer="layout" svg:x1="9.123cm" svg:y1="10.674cm" svg:x2="9.276cm" svg:y2="10.674cm">
          <text:p/>
        </draw:line>
        <draw:line draw:style-name="gr97" draw:layer="layout" svg:x1="9.199cm" svg:y1="10.597cm" svg:x2="9.199cm" svg:y2="10.444cm">
          <text:p/>
        </draw:line>
        <draw:line draw:style-name="gr97" draw:layer="layout" svg:x1="9.123cm" svg:y1="10.521cm" svg:x2="9.276cm" svg:y2="10.521cm">
          <text:p/>
        </draw:line>
        <draw:line draw:style-name="gr97" draw:layer="layout" svg:x1="9.199cm" svg:y1="10.332cm" svg:x2="9.199cm" svg:y2="10.179cm">
          <text:p/>
        </draw:line>
        <draw:line draw:style-name="gr97" draw:layer="layout" svg:x1="9.123cm" svg:y1="10.255cm" svg:x2="9.276cm" svg:y2="10.255cm">
          <text:p/>
        </draw:line>
        <draw:line draw:style-name="gr97" draw:layer="layout" svg:x1="9.199cm" svg:y1="6.83cm" svg:x2="9.199cm" svg:y2="6.677cm">
          <text:p/>
        </draw:line>
        <draw:line draw:style-name="gr97" draw:layer="layout" svg:x1="9.123cm" svg:y1="6.753cm" svg:x2="9.276cm" svg:y2="6.753cm">
          <text:p/>
        </draw:line>
        <draw:line draw:style-name="gr97" draw:layer="layout" svg:x1="9.199cm" svg:y1="6.786cm" svg:x2="9.199cm" svg:y2="6.633cm">
          <text:p/>
        </draw:line>
        <draw:line draw:style-name="gr97" draw:layer="layout" svg:x1="9.123cm" svg:y1="6.709cm" svg:x2="9.276cm" svg:y2="6.709cm">
          <text:p/>
        </draw:line>
        <draw:line draw:style-name="gr97" draw:layer="layout" svg:x1="9.199cm" svg:y1="6.477cm" svg:x2="9.199cm" svg:y2="6.324cm">
          <text:p/>
        </draw:line>
        <draw:line draw:style-name="gr97" draw:layer="layout" svg:x1="9.123cm" svg:y1="6.4cm" svg:x2="9.276cm" svg:y2="6.4cm">
          <text:p/>
        </draw:line>
        <draw:line draw:style-name="gr97" draw:layer="layout" svg:x1="9.199cm" svg:y1="3.106cm" svg:x2="9.199cm" svg:y2="2.953cm">
          <text:p/>
        </draw:line>
        <draw:line draw:style-name="gr97" draw:layer="layout" svg:x1="9.123cm" svg:y1="3.03cm" svg:x2="9.276cm" svg:y2="3.03cm">
          <text:p/>
        </draw:line>
        <draw:line draw:style-name="gr97" draw:layer="layout" svg:x1="9.199cm" svg:y1="3.019cm" svg:x2="9.199cm" svg:y2="2.865cm">
          <text:p/>
        </draw:line>
        <draw:line draw:style-name="gr97" draw:layer="layout" svg:x1="9.123cm" svg:y1="2.942cm" svg:x2="9.276cm" svg:y2="2.942cm">
          <text:p/>
        </draw:line>
        <draw:line draw:style-name="gr97" draw:layer="layout" svg:x1="9.228cm" svg:y1="11.678cm" svg:x2="9.228cm" svg:y2="11.525cm">
          <text:p/>
        </draw:line>
        <draw:line draw:style-name="gr97" draw:layer="layout" svg:x1="9.152cm" svg:y1="11.601cm" svg:x2="9.305cm" svg:y2="11.601cm">
          <text:p/>
        </draw:line>
        <draw:line draw:style-name="gr97" draw:layer="layout" svg:x1="9.228cm" svg:y1="11.5cm" svg:x2="9.228cm" svg:y2="11.347cm">
          <text:p/>
        </draw:line>
        <draw:line draw:style-name="gr97" draw:layer="layout" svg:x1="9.152cm" svg:y1="11.424cm" svg:x2="9.305cm" svg:y2="11.424cm">
          <text:p/>
        </draw:line>
        <draw:line draw:style-name="gr97" draw:layer="layout" svg:x1="9.228cm" svg:y1="11.478cm" svg:x2="9.228cm" svg:y2="11.325cm">
          <text:p/>
        </draw:line>
        <draw:line draw:style-name="gr97" draw:layer="layout" svg:x1="9.152cm" svg:y1="11.402cm" svg:x2="9.305cm" svg:y2="11.402cm">
          <text:p/>
        </draw:line>
        <draw:line draw:style-name="gr97" draw:layer="layout" svg:x1="9.228cm" svg:y1="11.457cm" svg:x2="9.228cm" svg:y2="11.303cm">
          <text:p/>
        </draw:line>
        <draw:line draw:style-name="gr97" draw:layer="layout" svg:x1="9.152cm" svg:y1="11.38cm" svg:x2="9.305cm" svg:y2="11.38cm">
          <text:p/>
        </draw:line>
        <draw:line draw:style-name="gr97" draw:layer="layout" svg:x1="9.228cm" svg:y1="11.347cm" svg:x2="9.228cm" svg:y2="11.194cm">
          <text:p/>
        </draw:line>
        <draw:line draw:style-name="gr97" draw:layer="layout" svg:x1="9.152cm" svg:y1="11.27cm" svg:x2="9.305cm" svg:y2="11.27cm">
          <text:p/>
        </draw:line>
        <draw:line draw:style-name="gr97" draw:layer="layout" svg:x1="9.228cm" svg:y1="11.169cm" svg:x2="9.228cm" svg:y2="11.016cm">
          <text:p/>
        </draw:line>
        <draw:line draw:style-name="gr97" draw:layer="layout" svg:x1="9.152cm" svg:y1="11.093cm" svg:x2="9.305cm" svg:y2="11.093cm">
          <text:p/>
        </draw:line>
        <draw:line draw:style-name="gr97" draw:layer="layout" svg:x1="9.228cm" svg:y1="10.95cm" svg:x2="9.228cm" svg:y2="10.797cm">
          <text:p/>
        </draw:line>
        <draw:line draw:style-name="gr97" draw:layer="layout" svg:x1="9.152cm" svg:y1="10.874cm" svg:x2="9.305cm" svg:y2="10.874cm">
          <text:p/>
        </draw:line>
        <draw:line draw:style-name="gr97" draw:layer="layout" svg:x1="9.228cm" svg:y1="10.863cm" svg:x2="9.228cm" svg:y2="10.709cm">
          <text:p/>
        </draw:line>
        <draw:line draw:style-name="gr97" draw:layer="layout" svg:x1="9.152cm" svg:y1="10.786cm" svg:x2="9.305cm" svg:y2="10.786cm">
          <text:p/>
        </draw:line>
        <draw:line draw:style-name="gr97" draw:layer="layout" svg:x1="9.228cm" svg:y1="10.819cm" svg:x2="9.228cm" svg:y2="10.666cm">
          <text:p/>
        </draw:line>
        <draw:line draw:style-name="gr97" draw:layer="layout" svg:x1="9.152cm" svg:y1="10.742cm" svg:x2="9.305cm" svg:y2="10.742cm">
          <text:p/>
        </draw:line>
        <draw:line draw:style-name="gr97" draw:layer="layout" svg:x1="9.228cm" svg:y1="7.027cm" svg:x2="9.228cm" svg:y2="6.874cm">
          <text:p/>
        </draw:line>
        <draw:line draw:style-name="gr97" draw:layer="layout" svg:x1="9.152cm" svg:y1="6.95cm" svg:x2="9.305cm" svg:y2="6.95cm">
          <text:p/>
        </draw:line>
        <draw:line draw:style-name="gr97" draw:layer="layout" svg:x1="9.228cm" svg:y1="6.961cm" svg:x2="9.228cm" svg:y2="6.808cm">
          <text:p/>
        </draw:line>
        <draw:line draw:style-name="gr97" draw:layer="layout" svg:x1="9.152cm" svg:y1="6.885cm" svg:x2="9.305cm" svg:y2="6.885cm">
          <text:p/>
        </draw:line>
        <draw:line draw:style-name="gr97" draw:layer="layout" svg:x1="9.228cm" svg:y1="6.543cm" svg:x2="9.228cm" svg:y2="6.389cm">
          <text:p/>
        </draw:line>
        <draw:line draw:style-name="gr97" draw:layer="layout" svg:x1="9.152cm" svg:y1="6.466cm" svg:x2="9.305cm" svg:y2="6.466cm">
          <text:p/>
        </draw:line>
        <draw:line draw:style-name="gr97" draw:layer="layout" svg:x1="9.228cm" svg:y1="3.81cm" svg:x2="9.228cm" svg:y2="3.656cm">
          <text:p/>
        </draw:line>
        <draw:line draw:style-name="gr97" draw:layer="layout" svg:x1="9.152cm" svg:y1="3.733cm" svg:x2="9.305cm" svg:y2="3.733cm">
          <text:p/>
        </draw:line>
        <draw:line draw:style-name="gr97" draw:layer="layout" svg:x1="9.228cm" svg:y1="3.503cm" svg:x2="9.228cm" svg:y2="3.35cm">
          <text:p/>
        </draw:line>
        <draw:line draw:style-name="gr97" draw:layer="layout" svg:x1="9.152cm" svg:y1="3.426cm" svg:x2="9.305cm" svg:y2="3.426cm">
          <text:p/>
        </draw:line>
        <draw:line draw:style-name="gr97" draw:layer="layout" svg:x1="9.26cm" svg:y1="11.853cm" svg:x2="9.26cm" svg:y2="11.7cm">
          <text:p/>
        </draw:line>
        <draw:line draw:style-name="gr97" draw:layer="layout" svg:x1="9.183cm" svg:y1="11.777cm" svg:x2="9.337cm" svg:y2="11.777cm">
          <text:p/>
        </draw:line>
        <draw:line draw:style-name="gr97" draw:layer="layout" svg:x1="9.26cm" svg:y1="11.831cm" svg:x2="9.26cm" svg:y2="11.678cm">
          <text:p/>
        </draw:line>
        <draw:line draw:style-name="gr97" draw:layer="layout" svg:x1="9.183cm" svg:y1="11.755cm" svg:x2="9.337cm" svg:y2="11.755cm">
          <text:p/>
        </draw:line>
        <draw:line draw:style-name="gr97" draw:layer="layout" svg:x1="9.26cm" svg:y1="11.744cm" svg:x2="9.26cm" svg:y2="11.59cm">
          <text:p/>
        </draw:line>
        <draw:line draw:style-name="gr97" draw:layer="layout" svg:x1="9.183cm" svg:y1="11.667cm" svg:x2="9.337cm" svg:y2="11.667cm">
          <text:p/>
        </draw:line>
        <draw:line draw:style-name="gr97" draw:layer="layout" svg:x1="9.26cm" svg:y1="11.478cm" svg:x2="9.26cm" svg:y2="11.325cm">
          <text:p/>
        </draw:line>
        <draw:line draw:style-name="gr97" draw:layer="layout" svg:x1="9.183cm" svg:y1="11.402cm" svg:x2="9.337cm" svg:y2="11.402cm">
          <text:p/>
        </draw:line>
        <draw:line draw:style-name="gr97" draw:layer="layout" svg:x1="9.26cm" svg:y1="11.435cm" svg:x2="9.26cm" svg:y2="11.281cm">
          <text:p/>
        </draw:line>
        <draw:line draw:style-name="gr97" draw:layer="layout" svg:x1="9.183cm" svg:y1="11.358cm" svg:x2="9.337cm" svg:y2="11.358cm">
          <text:p/>
        </draw:line>
        <draw:line draw:style-name="gr97" draw:layer="layout" svg:x1="9.26cm" svg:y1="11.169cm" svg:x2="9.26cm" svg:y2="11.016cm">
          <text:p/>
        </draw:line>
        <draw:line draw:style-name="gr97" draw:layer="layout" svg:x1="9.183cm" svg:y1="11.093cm" svg:x2="9.337cm" svg:y2="11.093cm">
          <text:p/>
        </draw:line>
        <draw:line draw:style-name="gr97" draw:layer="layout" svg:x1="9.26cm" svg:y1="10.994cm" svg:x2="9.26cm" svg:y2="10.841cm">
          <text:p/>
        </draw:line>
        <draw:line draw:style-name="gr97" draw:layer="layout" svg:x1="9.183cm" svg:y1="10.917cm" svg:x2="9.337cm" svg:y2="10.917cm">
          <text:p/>
        </draw:line>
        <draw:line draw:style-name="gr97" draw:layer="layout" svg:x1="9.26cm" svg:y1="7.514cm" svg:x2="9.26cm" svg:y2="7.361cm">
          <text:p/>
        </draw:line>
        <draw:line draw:style-name="gr97" draw:layer="layout" svg:x1="9.183cm" svg:y1="7.437cm" svg:x2="9.337cm" svg:y2="7.437cm">
          <text:p/>
        </draw:line>
        <draw:line draw:style-name="gr97" draw:layer="layout" svg:x1="9.26cm" svg:y1="7.205cm" svg:x2="9.26cm" svg:y2="7.051cm">
          <text:p/>
        </draw:line>
        <draw:line draw:style-name="gr97" draw:layer="layout" svg:x1="9.183cm" svg:y1="7.128cm" svg:x2="9.337cm" svg:y2="7.128cm">
          <text:p/>
        </draw:line>
        <draw:line draw:style-name="gr97" draw:layer="layout" svg:x1="9.26cm" svg:y1="3.9cm" svg:x2="9.26cm" svg:y2="3.746cm">
          <text:p/>
        </draw:line>
        <draw:line draw:style-name="gr97" draw:layer="layout" svg:x1="9.183cm" svg:y1="3.823cm" svg:x2="9.337cm" svg:y2="3.823cm">
          <text:p/>
        </draw:line>
        <draw:line draw:style-name="gr97" draw:layer="layout" svg:x1="9.26cm" svg:y1="3.834cm" svg:x2="9.26cm" svg:y2="3.681cm">
          <text:p/>
        </draw:line>
        <draw:line draw:style-name="gr97" draw:layer="layout" svg:x1="9.183cm" svg:y1="3.757cm" svg:x2="9.337cm" svg:y2="3.757cm">
          <text:p/>
        </draw:line>
        <draw:line draw:style-name="gr97" draw:layer="layout" svg:x1="9.289cm" svg:y1="12.471cm" svg:x2="9.289cm" svg:y2="12.318cm">
          <text:p/>
        </draw:line>
        <draw:line draw:style-name="gr97" draw:layer="layout" svg:x1="9.213cm" svg:y1="12.395cm" svg:x2="9.366cm" svg:y2="12.395cm">
          <text:p/>
        </draw:line>
        <draw:line draw:style-name="gr97" draw:layer="layout" svg:x1="9.289cm" svg:y1="12.272cm" svg:x2="9.289cm" svg:y2="12.118cm">
          <text:p/>
        </draw:line>
        <draw:line draw:style-name="gr97" draw:layer="layout" svg:x1="9.213cm" svg:y1="12.195cm" svg:x2="9.366cm" svg:y2="12.195cm">
          <text:p/>
        </draw:line>
        <draw:line draw:style-name="gr97" draw:layer="layout" svg:x1="9.289cm" svg:y1="11.985cm" svg:x2="9.289cm" svg:y2="11.831cm">
          <text:p/>
        </draw:line>
        <draw:line draw:style-name="gr97" draw:layer="layout" svg:x1="9.213cm" svg:y1="11.908cm" svg:x2="9.366cm" svg:y2="11.908cm">
          <text:p/>
        </draw:line>
        <draw:line draw:style-name="gr97" draw:layer="layout" svg:x1="9.289cm" svg:y1="11.612cm" svg:x2="9.289cm" svg:y2="11.459cm">
          <text:p/>
        </draw:line>
        <draw:line draw:style-name="gr97" draw:layer="layout" svg:x1="9.213cm" svg:y1="11.536cm" svg:x2="9.366cm" svg:y2="11.536cm">
          <text:p/>
        </draw:line>
        <draw:line draw:style-name="gr97" draw:layer="layout" svg:x1="9.289cm" svg:y1="8.108cm" svg:x2="9.289cm" svg:y2="7.954cm">
          <text:p/>
        </draw:line>
        <draw:line draw:style-name="gr97" draw:layer="layout" svg:x1="9.213cm" svg:y1="8.031cm" svg:x2="9.366cm" svg:y2="8.031cm">
          <text:p/>
        </draw:line>
        <draw:line draw:style-name="gr97" draw:layer="layout" svg:x1="9.289cm" svg:y1="7.932cm" svg:x2="9.289cm" svg:y2="7.779cm">
          <text:p/>
        </draw:line>
        <draw:line draw:style-name="gr97" draw:layer="layout" svg:x1="9.213cm" svg:y1="7.856cm" svg:x2="9.366cm" svg:y2="7.856cm">
          <text:p/>
        </draw:line>
        <draw:line draw:style-name="gr97" draw:layer="layout" svg:x1="9.289cm" svg:y1="4.693cm" svg:x2="9.289cm" svg:y2="4.54cm">
          <text:p/>
        </draw:line>
        <draw:line draw:style-name="gr97" draw:layer="layout" svg:x1="9.213cm" svg:y1="4.616cm" svg:x2="9.366cm" svg:y2="4.616cm">
          <text:p/>
        </draw:line>
        <draw:line draw:style-name="gr97" draw:layer="layout" svg:x1="9.289cm" svg:y1="4.406cm" svg:x2="9.289cm" svg:y2="4.253cm">
          <text:p/>
        </draw:line>
        <draw:line draw:style-name="gr97" draw:layer="layout" svg:x1="9.213cm" svg:y1="4.329cm" svg:x2="9.366cm" svg:y2="4.329cm">
          <text:p/>
        </draw:line>
        <draw:line draw:style-name="gr97" draw:layer="layout" svg:x1="9.289cm" svg:y1="4.362cm" svg:x2="9.289cm" svg:y2="4.209cm">
          <text:p/>
        </draw:line>
        <draw:line draw:style-name="gr97" draw:layer="layout" svg:x1="9.213cm" svg:y1="4.285cm" svg:x2="9.366cm" svg:y2="4.285cm">
          <text:p/>
        </draw:line>
        <draw:line draw:style-name="gr97" draw:layer="layout" svg:x1="9.318cm" svg:y1="13cm" svg:x2="9.318cm" svg:y2="12.846cm">
          <text:p/>
        </draw:line>
        <draw:line draw:style-name="gr97" draw:layer="layout" svg:x1="9.242cm" svg:y1="12.923cm" svg:x2="9.395cm" svg:y2="12.923cm">
          <text:p/>
        </draw:line>
        <draw:line draw:style-name="gr97" draw:layer="layout" svg:x1="9.318cm" svg:y1="12.668cm" svg:x2="9.318cm" svg:y2="12.515cm">
          <text:p/>
        </draw:line>
        <draw:line draw:style-name="gr97" draw:layer="layout" svg:x1="9.242cm" svg:y1="12.592cm" svg:x2="9.395cm" svg:y2="12.592cm">
          <text:p/>
        </draw:line>
        <draw:line draw:style-name="gr97" draw:layer="layout" svg:x1="9.318cm" svg:y1="12.449cm" svg:x2="9.318cm" svg:y2="12.296cm">
          <text:p/>
        </draw:line>
        <draw:line draw:style-name="gr97" draw:layer="layout" svg:x1="9.242cm" svg:y1="12.373cm" svg:x2="9.395cm" svg:y2="12.373cm">
          <text:p/>
        </draw:line>
        <draw:line draw:style-name="gr97" draw:layer="layout" svg:x1="9.318cm" svg:y1="12.228cm" svg:x2="9.318cm" svg:y2="12.075cm">
          <text:p/>
        </draw:line>
        <draw:line draw:style-name="gr97" draw:layer="layout" svg:x1="9.242cm" svg:y1="12.151cm" svg:x2="9.395cm" svg:y2="12.151cm">
          <text:p/>
        </draw:line>
        <draw:line draw:style-name="gr97" draw:layer="layout" svg:x1="9.318cm" svg:y1="12.118cm" svg:x2="9.318cm" svg:y2="11.965cm">
          <text:p/>
        </draw:line>
        <draw:line draw:style-name="gr97" draw:layer="layout" svg:x1="9.242cm" svg:y1="12.042cm" svg:x2="9.395cm" svg:y2="12.042cm">
          <text:p/>
        </draw:line>
        <draw:line draw:style-name="gr97" draw:layer="layout" svg:x1="9.318cm" svg:y1="12.097cm" svg:x2="9.318cm" svg:y2="11.943cm">
          <text:p/>
        </draw:line>
        <draw:line draw:style-name="gr97" draw:layer="layout" svg:x1="9.242cm" svg:y1="12.02cm" svg:x2="9.395cm" svg:y2="12.02cm">
          <text:p/>
        </draw:line>
        <draw:line draw:style-name="gr97" draw:layer="layout" svg:x1="9.318cm" svg:y1="11.853cm" svg:x2="9.318cm" svg:y2="11.7cm">
          <text:p/>
        </draw:line>
        <draw:line draw:style-name="gr97" draw:layer="layout" svg:x1="9.242cm" svg:y1="11.777cm" svg:x2="9.395cm" svg:y2="11.777cm">
          <text:p/>
        </draw:line>
        <draw:line draw:style-name="gr97" draw:layer="layout" svg:x1="9.318cm" svg:y1="11.787cm" svg:x2="9.318cm" svg:y2="11.634cm">
          <text:p/>
        </draw:line>
        <draw:line draw:style-name="gr97" draw:layer="layout" svg:x1="9.242cm" svg:y1="11.711cm" svg:x2="9.395cm" svg:y2="11.711cm">
          <text:p/>
        </draw:line>
        <draw:line draw:style-name="gr97" draw:layer="layout" svg:x1="9.318cm" svg:y1="11.766cm" svg:x2="9.318cm" svg:y2="11.612cm">
          <text:p/>
        </draw:line>
        <draw:line draw:style-name="gr97" draw:layer="layout" svg:x1="9.242cm" svg:y1="11.689cm" svg:x2="9.395cm" svg:y2="11.689cm">
          <text:p/>
        </draw:line>
        <draw:line draw:style-name="gr97" draw:layer="layout" svg:x1="9.318cm" svg:y1="8.548cm" svg:x2="9.318cm" svg:y2="8.395cm">
          <text:p/>
        </draw:line>
        <draw:line draw:style-name="gr97" draw:layer="layout" svg:x1="9.242cm" svg:y1="8.472cm" svg:x2="9.395cm" svg:y2="8.472cm">
          <text:p/>
        </draw:line>
        <draw:line draw:style-name="gr97" draw:layer="layout" svg:x1="9.318cm" svg:y1="8.482cm" svg:x2="9.318cm" svg:y2="8.329cm">
          <text:p/>
        </draw:line>
        <draw:line draw:style-name="gr97" draw:layer="layout" svg:x1="9.242cm" svg:y1="8.406cm" svg:x2="9.395cm" svg:y2="8.406cm">
          <text:p/>
        </draw:line>
        <draw:line draw:style-name="gr97" draw:layer="layout" svg:x1="9.318cm" svg:y1="8.373cm" svg:x2="9.318cm" svg:y2="8.22cm">
          <text:p/>
        </draw:line>
        <draw:line draw:style-name="gr97" draw:layer="layout" svg:x1="9.242cm" svg:y1="8.296cm" svg:x2="9.395cm" svg:y2="8.296cm">
          <text:p/>
        </draw:line>
        <draw:line draw:style-name="gr97" draw:layer="layout" svg:x1="9.318cm" svg:y1="8.351cm" svg:x2="9.318cm" svg:y2="8.198cm">
          <text:p/>
        </draw:line>
        <draw:line draw:style-name="gr97" draw:layer="layout" svg:x1="9.242cm" svg:y1="8.274cm" svg:x2="9.395cm" svg:y2="8.274cm">
          <text:p/>
        </draw:line>
        <draw:line draw:style-name="gr97" draw:layer="layout" svg:x1="9.318cm" svg:y1="8.108cm" svg:x2="9.318cm" svg:y2="7.954cm">
          <text:p/>
        </draw:line>
        <draw:line draw:style-name="gr97" draw:layer="layout" svg:x1="9.242cm" svg:y1="8.031cm" svg:x2="9.395cm" svg:y2="8.031cm">
          <text:p/>
        </draw:line>
        <draw:line draw:style-name="gr97" draw:layer="layout" svg:x1="9.318cm" svg:y1="4.868cm" svg:x2="9.318cm" svg:y2="4.715cm">
          <text:p/>
        </draw:line>
        <draw:line draw:style-name="gr97" draw:layer="layout" svg:x1="9.242cm" svg:y1="4.792cm" svg:x2="9.395cm" svg:y2="4.792cm">
          <text:p/>
        </draw:line>
        <draw:line draw:style-name="gr97" draw:layer="layout" svg:x1="9.318cm" svg:y1="2.907cm" svg:x2="9.318cm" svg:y2="2.753cm">
          <text:p/>
        </draw:line>
        <draw:line draw:style-name="gr97" draw:layer="layout" svg:x1="9.242cm" svg:y1="2.83cm" svg:x2="9.395cm" svg:y2="2.83cm">
          <text:p/>
        </draw:line>
        <draw:line draw:style-name="gr97" draw:layer="layout" svg:x1="9.318cm" svg:y1="2.841cm" svg:x2="9.318cm" svg:y2="2.688cm">
          <text:p/>
        </draw:line>
        <draw:line draw:style-name="gr97" draw:layer="layout" svg:x1="9.242cm" svg:y1="2.764cm" svg:x2="9.395cm" svg:y2="2.764cm">
          <text:p/>
        </draw:line>
        <draw:line draw:style-name="gr97" draw:layer="layout" svg:x1="9.35cm" svg:y1="13.33cm" svg:x2="9.35cm" svg:y2="13.177cm">
          <text:p/>
        </draw:line>
        <draw:line draw:style-name="gr97" draw:layer="layout" svg:x1="9.273cm" svg:y1="13.254cm" svg:x2="9.427cm" svg:y2="13.254cm">
          <text:p/>
        </draw:line>
        <draw:line draw:style-name="gr97" draw:layer="layout" svg:x1="9.35cm" svg:y1="12.846cm" svg:x2="9.35cm" svg:y2="12.693cm">
          <text:p/>
        </draw:line>
        <draw:line draw:style-name="gr97" draw:layer="layout" svg:x1="9.273cm" svg:y1="12.77cm" svg:x2="9.427cm" svg:y2="12.77cm">
          <text:p/>
        </draw:line>
        <draw:line draw:style-name="gr97" draw:layer="layout" svg:x1="9.35cm" svg:y1="12.756cm" svg:x2="9.35cm" svg:y2="12.603cm">
          <text:p/>
        </draw:line>
        <draw:line draw:style-name="gr97" draw:layer="layout" svg:x1="9.273cm" svg:y1="12.679cm" svg:x2="9.427cm" svg:y2="12.679cm">
          <text:p/>
        </draw:line>
        <draw:line draw:style-name="gr97" draw:layer="layout" svg:x1="9.35cm" svg:y1="12.603cm" svg:x2="9.35cm" svg:y2="12.449cm">
          <text:p/>
        </draw:line>
        <draw:line draw:style-name="gr97" draw:layer="layout" svg:x1="9.273cm" svg:y1="12.526cm" svg:x2="9.427cm" svg:y2="12.526cm">
          <text:p/>
        </draw:line>
        <draw:line draw:style-name="gr97" draw:layer="layout" svg:x1="9.35cm" svg:y1="12.184cm" svg:x2="9.35cm" svg:y2="12.031cm">
          <text:p/>
        </draw:line>
        <draw:line draw:style-name="gr97" draw:layer="layout" svg:x1="9.273cm" svg:y1="12.108cm" svg:x2="9.427cm" svg:y2="12.108cm">
          <text:p/>
        </draw:line>
        <draw:line draw:style-name="gr97" draw:layer="layout" svg:x1="9.35cm" svg:y1="8.967cm" svg:x2="9.35cm" svg:y2="8.813cm">
          <text:p/>
        </draw:line>
        <draw:line draw:style-name="gr97" draw:layer="layout" svg:x1="9.273cm" svg:y1="8.89cm" svg:x2="9.427cm" svg:y2="8.89cm">
          <text:p/>
        </draw:line>
        <draw:line draw:style-name="gr97" draw:layer="layout" svg:x1="9.35cm" svg:y1="8.482cm" svg:x2="9.35cm" svg:y2="8.329cm">
          <text:p/>
        </draw:line>
        <draw:line draw:style-name="gr97" draw:layer="layout" svg:x1="9.273cm" svg:y1="8.406cm" svg:x2="9.427cm" svg:y2="8.406cm">
          <text:p/>
        </draw:line>
        <draw:line draw:style-name="gr97" draw:layer="layout" svg:x1="9.35cm" svg:y1="8.439cm" svg:x2="9.35cm" svg:y2="8.285cm">
          <text:p/>
        </draw:line>
        <draw:line draw:style-name="gr97" draw:layer="layout" svg:x1="9.273cm" svg:y1="8.362cm" svg:x2="9.427cm" svg:y2="8.362cm">
          <text:p/>
        </draw:line>
        <draw:line draw:style-name="gr97" draw:layer="layout" svg:x1="9.35cm" svg:y1="8.373cm" svg:x2="9.35cm" svg:y2="8.22cm">
          <text:p/>
        </draw:line>
        <draw:line draw:style-name="gr97" draw:layer="layout" svg:x1="9.273cm" svg:y1="8.296cm" svg:x2="9.427cm" svg:y2="8.296cm">
          <text:p/>
        </draw:line>
        <draw:line draw:style-name="gr97" draw:layer="layout" svg:x1="9.35cm" svg:y1="5.53cm" svg:x2="9.35cm" svg:y2="5.377cm">
          <text:p/>
        </draw:line>
        <draw:line draw:style-name="gr97" draw:layer="layout" svg:x1="9.273cm" svg:y1="5.454cm" svg:x2="9.427cm" svg:y2="5.454cm">
          <text:p/>
        </draw:line>
        <draw:line draw:style-name="gr97" draw:layer="layout" svg:x1="9.35cm" svg:y1="5.44cm" svg:x2="9.35cm" svg:y2="5.287cm">
          <text:p/>
        </draw:line>
        <draw:line draw:style-name="gr97" draw:layer="layout" svg:x1="9.273cm" svg:y1="5.364cm" svg:x2="9.427cm" svg:y2="5.364cm">
          <text:p/>
        </draw:line>
        <draw:line draw:style-name="gr97" draw:layer="layout" svg:x1="9.35cm" svg:y1="2.841cm" svg:x2="9.35cm" svg:y2="2.688cm">
          <text:p/>
        </draw:line>
        <draw:line draw:style-name="gr97" draw:layer="layout" svg:x1="9.273cm" svg:y1="2.764cm" svg:x2="9.427cm" svg:y2="2.764cm">
          <text:p/>
        </draw:line>
        <draw:line draw:style-name="gr97" draw:layer="layout" svg:x1="9.379cm" svg:y1="13.418cm" svg:x2="9.379cm" svg:y2="13.265cm">
          <text:p/>
        </draw:line>
        <draw:line draw:style-name="gr97" draw:layer="layout" svg:x1="9.303cm" svg:y1="13.341cm" svg:x2="9.456cm" svg:y2="13.341cm">
          <text:p/>
        </draw:line>
        <draw:line draw:style-name="gr97" draw:layer="layout" svg:x1="9.379cm" svg:y1="13.153cm" svg:x2="9.379cm" svg:y2="13cm">
          <text:p/>
        </draw:line>
        <draw:line draw:style-name="gr97" draw:layer="layout" svg:x1="9.303cm" svg:y1="13.076cm" svg:x2="9.456cm" svg:y2="13.076cm">
          <text:p/>
        </draw:line>
        <draw:line draw:style-name="gr97" draw:layer="layout" svg:x1="9.379cm" svg:y1="13.087cm" svg:x2="9.379cm" svg:y2="12.934cm">
          <text:p/>
        </draw:line>
        <draw:line draw:style-name="gr97" draw:layer="layout" svg:x1="9.303cm" svg:y1="13.01cm" svg:x2="9.456cm" svg:y2="13.01cm">
          <text:p/>
        </draw:line>
        <draw:line draw:style-name="gr97" draw:layer="layout" svg:x1="9.379cm" svg:y1="12.8cm" svg:x2="9.379cm" svg:y2="12.647cm">
          <text:p/>
        </draw:line>
        <draw:line draw:style-name="gr97" draw:layer="layout" svg:x1="9.303cm" svg:y1="12.723cm" svg:x2="9.456cm" svg:y2="12.723cm">
          <text:p/>
        </draw:line>
        <draw:line draw:style-name="gr97" draw:layer="layout" svg:x1="9.379cm" svg:y1="9.451cm" svg:x2="9.379cm" svg:y2="9.298cm">
          <text:p/>
        </draw:line>
        <draw:line draw:style-name="gr97" draw:layer="layout" svg:x1="9.303cm" svg:y1="9.374cm" svg:x2="9.456cm" svg:y2="9.374cm">
          <text:p/>
        </draw:line>
        <draw:line draw:style-name="gr97" draw:layer="layout" svg:x1="9.379cm" svg:y1="9.363cm" svg:x2="9.379cm" svg:y2="9.21cm">
          <text:p/>
        </draw:line>
        <draw:line draw:style-name="gr97" draw:layer="layout" svg:x1="9.303cm" svg:y1="9.287cm" svg:x2="9.456cm" svg:y2="9.287cm">
          <text:p/>
        </draw:line>
        <draw:line draw:style-name="gr97" draw:layer="layout" svg:x1="9.379cm" svg:y1="9.144cm" svg:x2="9.379cm" svg:y2="8.991cm">
          <text:p/>
        </draw:line>
        <draw:line draw:style-name="gr97" draw:layer="layout" svg:x1="9.303cm" svg:y1="9.068cm" svg:x2="9.456cm" svg:y2="9.068cm">
          <text:p/>
        </draw:line>
        <draw:line draw:style-name="gr97" draw:layer="layout" svg:x1="9.379cm" svg:y1="9.033cm" svg:x2="9.379cm" svg:y2="8.879cm">
          <text:p/>
        </draw:line>
        <draw:line draw:style-name="gr97" draw:layer="layout" svg:x1="9.303cm" svg:y1="8.956cm" svg:x2="9.456cm" svg:y2="8.956cm">
          <text:p/>
        </draw:line>
        <draw:line draw:style-name="gr97" draw:layer="layout" svg:x1="9.379cm" svg:y1="3.788cm" svg:x2="9.379cm" svg:y2="3.634cm">
          <text:p/>
        </draw:line>
        <draw:line draw:style-name="gr97" draw:layer="layout" svg:x1="9.303cm" svg:y1="3.711cm" svg:x2="9.456cm" svg:y2="3.711cm">
          <text:p/>
        </draw:line>
        <draw:line draw:style-name="gr97" draw:layer="layout" svg:x1="9.379cm" svg:y1="3.216cm" svg:x2="9.379cm" svg:y2="3.062cm">
          <text:p/>
        </draw:line>
        <draw:line draw:style-name="gr97" draw:layer="layout" svg:x1="9.303cm" svg:y1="3.139cm" svg:x2="9.456cm" svg:y2="3.139cm">
          <text:p/>
        </draw:line>
        <draw:line draw:style-name="gr97" draw:layer="layout" svg:x1="9.379cm" svg:y1="2.929cm" svg:x2="9.379cm" svg:y2="2.775cm">
          <text:p/>
        </draw:line>
        <draw:line draw:style-name="gr97" draw:layer="layout" svg:x1="9.303cm" svg:y1="2.852cm" svg:x2="9.456cm" svg:y2="2.852cm">
          <text:p/>
        </draw:line>
        <draw:line draw:style-name="gr97" draw:layer="layout" svg:x1="9.379cm" svg:y1="2.907cm" svg:x2="9.379cm" svg:y2="2.753cm">
          <text:p/>
        </draw:line>
        <draw:line draw:style-name="gr97" draw:layer="layout" svg:x1="9.303cm" svg:y1="2.83cm" svg:x2="9.456cm" svg:y2="2.83cm">
          <text:p/>
        </draw:line>
        <draw:line draw:style-name="gr97" draw:layer="layout" svg:x1="9.411cm" svg:y1="13.374cm" svg:x2="9.411cm" svg:y2="13.221cm">
          <text:p/>
        </draw:line>
        <draw:line draw:style-name="gr97" draw:layer="layout" svg:x1="9.334cm" svg:y1="13.298cm" svg:x2="9.488cm" svg:y2="13.298cm">
          <text:p/>
        </draw:line>
        <draw:line draw:style-name="gr97" draw:layer="layout" svg:x1="9.411cm" svg:y1="9.96cm" svg:x2="9.411cm" svg:y2="9.806cm">
          <text:p/>
        </draw:line>
        <draw:line draw:style-name="gr97" draw:layer="layout" svg:x1="9.334cm" svg:y1="9.883cm" svg:x2="9.488cm" svg:y2="9.883cm">
          <text:p/>
        </draw:line>
        <draw:line draw:style-name="gr97" draw:layer="layout" svg:x1="9.411cm" svg:y1="9.738cm" svg:x2="9.411cm" svg:y2="9.585cm">
          <text:p/>
        </draw:line>
        <draw:line draw:style-name="gr97" draw:layer="layout" svg:x1="9.334cm" svg:y1="9.662cm" svg:x2="9.488cm" svg:y2="9.662cm">
          <text:p/>
        </draw:line>
        <draw:line draw:style-name="gr97" draw:layer="layout" svg:x1="9.411cm" svg:y1="6.411cm" svg:x2="9.411cm" svg:y2="6.258cm">
          <text:p/>
        </draw:line>
        <draw:line draw:style-name="gr97" draw:layer="layout" svg:x1="9.334cm" svg:y1="6.335cm" svg:x2="9.488cm" svg:y2="6.335cm">
          <text:p/>
        </draw:line>
        <draw:line draw:style-name="gr97" draw:layer="layout" svg:x1="9.411cm" svg:y1="4.097cm" svg:x2="9.411cm" svg:y2="3.944cm">
          <text:p/>
        </draw:line>
        <draw:line draw:style-name="gr97" draw:layer="layout" svg:x1="9.334cm" svg:y1="4.02cm" svg:x2="9.488cm" svg:y2="4.02cm">
          <text:p/>
        </draw:line>
        <draw:line draw:style-name="gr97" draw:layer="layout" svg:x1="9.411cm" svg:y1="3.7cm" svg:x2="9.411cm" svg:y2="3.547cm">
          <text:p/>
        </draw:line>
        <draw:line draw:style-name="gr97" draw:layer="layout" svg:x1="9.334cm" svg:y1="3.623cm" svg:x2="9.488cm" svg:y2="3.623cm">
          <text:p/>
        </draw:line>
        <draw:line draw:style-name="gr97" draw:layer="layout" svg:x1="9.411cm" svg:y1="3.369cm" svg:x2="9.411cm" svg:y2="3.216cm">
          <text:p/>
        </draw:line>
        <draw:line draw:style-name="gr97" draw:layer="layout" svg:x1="9.334cm" svg:y1="3.293cm" svg:x2="9.488cm" svg:y2="3.293cm">
          <text:p/>
        </draw:line>
        <draw:line draw:style-name="gr97" draw:layer="layout" svg:x1="9.411cm" svg:y1="2.951cm" svg:x2="9.411cm" svg:y2="2.797cm">
          <text:p/>
        </draw:line>
        <draw:line draw:style-name="gr97" draw:layer="layout" svg:x1="9.334cm" svg:y1="2.874cm" svg:x2="9.488cm" svg:y2="2.874cm">
          <text:p/>
        </draw:line>
        <draw:line draw:style-name="gr97" draw:layer="layout" svg:x1="9.44cm" svg:y1="9.76cm" svg:x2="9.44cm" svg:y2="9.607cm">
          <text:p/>
        </draw:line>
        <draw:line draw:style-name="gr97" draw:layer="layout" svg:x1="9.363cm" svg:y1="9.684cm" svg:x2="9.517cm" svg:y2="9.684cm">
          <text:p/>
        </draw:line>
        <draw:line draw:style-name="gr97" draw:layer="layout" svg:x1="9.44cm" svg:y1="4.537cm" svg:x2="9.44cm" svg:y2="4.384cm">
          <text:p/>
        </draw:line>
        <draw:line draw:style-name="gr97" draw:layer="layout" svg:x1="9.363cm" svg:y1="4.461cm" svg:x2="9.517cm" svg:y2="4.461cm">
          <text:p/>
        </draw:line>
        <draw:line draw:style-name="gr97" draw:layer="layout" svg:x1="9.44cm" svg:y1="4.34cm" svg:x2="9.44cm" svg:y2="4.187cm">
          <text:p/>
        </draw:line>
        <draw:line draw:style-name="gr97" draw:layer="layout" svg:x1="9.363cm" svg:y1="4.264cm" svg:x2="9.517cm" svg:y2="4.264cm">
          <text:p/>
        </draw:line>
        <draw:line draw:style-name="gr97" draw:layer="layout" svg:x1="9.44cm" svg:y1="4.163cm" svg:x2="9.44cm" svg:y2="4.009cm">
          <text:p/>
        </draw:line>
        <draw:line draw:style-name="gr97" draw:layer="layout" svg:x1="9.363cm" svg:y1="4.086cm" svg:x2="9.517cm" svg:y2="4.086cm">
          <text:p/>
        </draw:line>
        <draw:line draw:style-name="gr97" draw:layer="layout" svg:x1="9.44cm" svg:y1="3.678cm" svg:x2="9.44cm" svg:y2="3.525cm">
          <text:p/>
        </draw:line>
        <draw:line draw:style-name="gr97" draw:layer="layout" svg:x1="9.363cm" svg:y1="3.602cm" svg:x2="9.517cm" svg:y2="3.602cm">
          <text:p/>
        </draw:line>
        <draw:line draw:style-name="gr97" draw:layer="layout" svg:x1="9.44cm" svg:y1="3.634cm" svg:x2="9.44cm" svg:y2="3.481cm">
          <text:p/>
        </draw:line>
        <draw:line draw:style-name="gr97" draw:layer="layout" svg:x1="9.363cm" svg:y1="3.558cm" svg:x2="9.517cm" svg:y2="3.558cm">
          <text:p/>
        </draw:line>
        <draw:line draw:style-name="gr97" draw:layer="layout" svg:x1="9.44cm" svg:y1="3.347cm" svg:x2="9.44cm" svg:y2="3.194cm">
          <text:p/>
        </draw:line>
        <draw:line draw:style-name="gr97" draw:layer="layout" svg:x1="9.363cm" svg:y1="3.271cm" svg:x2="9.517cm" svg:y2="3.271cm">
          <text:p/>
        </draw:line>
        <draw:line draw:style-name="gr97" draw:layer="layout" svg:x1="9.472cm" svg:y1="10.797cm" svg:x2="9.472cm" svg:y2="10.644cm">
          <text:p/>
        </draw:line>
        <draw:line draw:style-name="gr97" draw:layer="layout" svg:x1="9.395cm" svg:y1="10.72cm" svg:x2="9.548cm" svg:y2="10.72cm">
          <text:p/>
        </draw:line>
        <draw:line draw:style-name="gr97" draw:layer="layout" svg:x1="9.472cm" svg:y1="10.244cm" svg:x2="9.472cm" svg:y2="10.091cm">
          <text:p/>
        </draw:line>
        <draw:line draw:style-name="gr97" draw:layer="layout" svg:x1="9.395cm" svg:y1="10.168cm" svg:x2="9.548cm" svg:y2="10.168cm">
          <text:p/>
        </draw:line>
        <draw:line draw:style-name="gr97" draw:layer="layout" svg:x1="9.472cm" svg:y1="10.091cm" svg:x2="9.472cm" svg:y2="9.938cm">
          <text:p/>
        </draw:line>
        <draw:line draw:style-name="gr97" draw:layer="layout" svg:x1="9.395cm" svg:y1="10.015cm" svg:x2="9.548cm" svg:y2="10.015cm">
          <text:p/>
        </draw:line>
        <draw:line draw:style-name="gr97" draw:layer="layout" svg:x1="9.472cm" svg:y1="10.069cm" svg:x2="9.472cm" svg:y2="9.916cm">
          <text:p/>
        </draw:line>
        <draw:line draw:style-name="gr97" draw:layer="layout" svg:x1="9.395cm" svg:y1="9.993cm" svg:x2="9.548cm" svg:y2="9.993cm">
          <text:p/>
        </draw:line>
        <draw:line draw:style-name="gr97" draw:layer="layout" svg:x1="9.472cm" svg:y1="6.961cm" svg:x2="9.472cm" svg:y2="6.808cm">
          <text:p/>
        </draw:line>
        <draw:line draw:style-name="gr97" draw:layer="layout" svg:x1="9.395cm" svg:y1="6.885cm" svg:x2="9.548cm" svg:y2="6.885cm">
          <text:p/>
        </draw:line>
        <draw:line draw:style-name="gr97" draw:layer="layout" svg:x1="9.472cm" svg:y1="4.406cm" svg:x2="9.472cm" svg:y2="4.253cm">
          <text:p/>
        </draw:line>
        <draw:line draw:style-name="gr97" draw:layer="layout" svg:x1="9.395cm" svg:y1="4.329cm" svg:x2="9.548cm" svg:y2="4.329cm">
          <text:p/>
        </draw:line>
        <draw:line draw:style-name="gr97" draw:layer="layout" svg:x1="9.472cm" svg:y1="4.318cm" svg:x2="9.472cm" svg:y2="4.165cm">
          <text:p/>
        </draw:line>
        <draw:line draw:style-name="gr97" draw:layer="layout" svg:x1="9.395cm" svg:y1="4.242cm" svg:x2="9.548cm" svg:y2="4.242cm">
          <text:p/>
        </draw:line>
        <draw:line draw:style-name="gr97" draw:layer="layout" svg:x1="9.472cm" svg:y1="3.944cm" svg:x2="9.472cm" svg:y2="3.79cm">
          <text:p/>
        </draw:line>
        <draw:line draw:style-name="gr97" draw:layer="layout" svg:x1="9.395cm" svg:y1="3.867cm" svg:x2="9.548cm" svg:y2="3.867cm">
          <text:p/>
        </draw:line>
        <draw:line draw:style-name="gr97" draw:layer="layout" svg:x1="9.501cm" svg:y1="10.928cm" svg:x2="9.501cm" svg:y2="10.775cm">
          <text:p/>
        </draw:line>
        <draw:line draw:style-name="gr97" draw:layer="layout" svg:x1="9.424cm" svg:y1="10.852cm" svg:x2="9.578cm" svg:y2="10.852cm">
          <text:p/>
        </draw:line>
        <draw:line draw:style-name="gr97" draw:layer="layout" svg:x1="9.501cm" svg:y1="10.751cm" svg:x2="9.501cm" svg:y2="10.597cm">
          <text:p/>
        </draw:line>
        <draw:line draw:style-name="gr97" draw:layer="layout" svg:x1="9.424cm" svg:y1="10.674cm" svg:x2="9.578cm" svg:y2="10.674cm">
          <text:p/>
        </draw:line>
        <draw:line draw:style-name="gr97" draw:layer="layout" svg:x1="9.501cm" svg:y1="7.777cm" svg:x2="9.501cm" svg:y2="7.623cm">
          <text:p/>
        </draw:line>
        <draw:line draw:style-name="gr97" draw:layer="layout" svg:x1="9.424cm" svg:y1="7.7cm" svg:x2="9.578cm" svg:y2="7.7cm">
          <text:p/>
        </draw:line>
        <draw:line draw:style-name="gr97" draw:layer="layout" svg:x1="9.501cm" svg:y1="7.667cm" svg:x2="9.501cm" svg:y2="7.514cm">
          <text:p/>
        </draw:line>
        <draw:line draw:style-name="gr97" draw:layer="layout" svg:x1="9.424cm" svg:y1="7.591cm" svg:x2="9.578cm" svg:y2="7.591cm">
          <text:p/>
        </draw:line>
        <draw:line draw:style-name="gr97" draw:layer="layout" svg:x1="9.501cm" svg:y1="5.552cm" svg:x2="9.501cm" svg:y2="5.399cm">
          <text:p/>
        </draw:line>
        <draw:line draw:style-name="gr97" draw:layer="layout" svg:x1="9.424cm" svg:y1="5.476cm" svg:x2="9.578cm" svg:y2="5.476cm">
          <text:p/>
        </draw:line>
        <draw:line draw:style-name="gr97" draw:layer="layout" svg:x1="9.501cm" svg:y1="5.53cm" svg:x2="9.501cm" svg:y2="5.377cm">
          <text:p/>
        </draw:line>
        <draw:line draw:style-name="gr97" draw:layer="layout" svg:x1="9.424cm" svg:y1="5.454cm" svg:x2="9.578cm" svg:y2="5.454cm">
          <text:p/>
        </draw:line>
        <draw:line draw:style-name="gr97" draw:layer="layout" svg:x1="9.501cm" svg:y1="4.715cm" svg:x2="9.501cm" svg:y2="4.562cm">
          <text:p/>
        </draw:line>
        <draw:line draw:style-name="gr97" draw:layer="layout" svg:x1="9.424cm" svg:y1="4.638cm" svg:x2="9.578cm" svg:y2="4.638cm">
          <text:p/>
        </draw:line>
        <draw:line draw:style-name="gr97" draw:layer="layout" svg:x1="9.533cm" svg:y1="11.369cm" svg:x2="9.533cm" svg:y2="11.216cm">
          <text:p/>
        </draw:line>
        <draw:line draw:style-name="gr97" draw:layer="layout" svg:x1="9.456cm" svg:y1="11.292cm" svg:x2="9.609cm" svg:y2="11.292cm">
          <text:p/>
        </draw:line>
        <draw:line draw:style-name="gr97" draw:layer="layout" svg:x1="9.533cm" svg:y1="11.303cm" svg:x2="9.533cm" svg:y2="11.15cm">
          <text:p/>
        </draw:line>
        <draw:line draw:style-name="gr97" draw:layer="layout" svg:x1="9.456cm" svg:y1="11.227cm" svg:x2="9.609cm" svg:y2="11.227cm">
          <text:p/>
        </draw:line>
        <draw:line draw:style-name="gr97" draw:layer="layout" svg:x1="9.533cm" svg:y1="10.972cm" svg:x2="9.533cm" svg:y2="10.819cm">
          <text:p/>
        </draw:line>
        <draw:line draw:style-name="gr97" draw:layer="layout" svg:x1="9.456cm" svg:y1="10.896cm" svg:x2="9.609cm" svg:y2="10.896cm">
          <text:p/>
        </draw:line>
        <draw:line draw:style-name="gr97" draw:layer="layout" svg:x1="9.533cm" svg:y1="10.863cm" svg:x2="9.533cm" svg:y2="10.709cm">
          <text:p/>
        </draw:line>
        <draw:line draw:style-name="gr97" draw:layer="layout" svg:x1="9.456cm" svg:y1="10.786cm" svg:x2="9.609cm" svg:y2="10.786cm">
          <text:p/>
        </draw:line>
        <draw:line draw:style-name="gr97" draw:layer="layout" svg:x1="9.533cm" svg:y1="5.465cm" svg:x2="9.533cm" svg:y2="5.311cm">
          <text:p/>
        </draw:line>
        <draw:line draw:style-name="gr97" draw:layer="layout" svg:x1="9.456cm" svg:y1="5.388cm" svg:x2="9.609cm" svg:y2="5.388cm">
          <text:p/>
        </draw:line>
        <draw:line draw:style-name="gr97" draw:layer="layout" svg:x1="9.533cm" svg:y1="5.375cm" svg:x2="9.533cm" svg:y2="5.221cm">
          <text:p/>
        </draw:line>
        <draw:line draw:style-name="gr97" draw:layer="layout" svg:x1="9.456cm" svg:y1="5.298cm" svg:x2="9.609cm" svg:y2="5.298cm">
          <text:p/>
        </draw:line>
        <draw:line draw:style-name="gr97" draw:layer="layout" svg:x1="9.533cm" svg:y1="5.265cm" svg:x2="9.533cm" svg:y2="5.112cm">
          <text:p/>
        </draw:line>
        <draw:line draw:style-name="gr97" draw:layer="layout" svg:x1="9.456cm" svg:y1="5.188cm" svg:x2="9.609cm" svg:y2="5.188cm">
          <text:p/>
        </draw:line>
        <draw:line draw:style-name="gr97" draw:layer="layout" svg:x1="9.533cm" svg:y1="5.243cm" svg:x2="9.533cm" svg:y2="5.09cm">
          <text:p/>
        </draw:line>
        <draw:line draw:style-name="gr97" draw:layer="layout" svg:x1="9.456cm" svg:y1="5.166cm" svg:x2="9.609cm" svg:y2="5.166cm">
          <text:p/>
        </draw:line>
        <draw:line draw:style-name="gr97" draw:layer="layout" svg:x1="9.533cm" svg:y1="4.759cm" svg:x2="9.533cm" svg:y2="4.606cm">
          <text:p/>
        </draw:line>
        <draw:line draw:style-name="gr97" draw:layer="layout" svg:x1="9.456cm" svg:y1="4.682cm" svg:x2="9.609cm" svg:y2="4.682cm">
          <text:p/>
        </draw:line>
        <draw:line draw:style-name="gr97" draw:layer="layout" svg:x1="9.533cm" svg:y1="4.671cm" svg:x2="9.533cm" svg:y2="4.518cm">
          <text:p/>
        </draw:line>
        <draw:line draw:style-name="gr97" draw:layer="layout" svg:x1="9.456cm" svg:y1="4.595cm" svg:x2="9.609cm" svg:y2="4.595cm">
          <text:p/>
        </draw:line>
        <draw:line draw:style-name="gr97" draw:layer="layout" svg:x1="9.562cm" svg:y1="12.184cm" svg:x2="9.562cm" svg:y2="12.031cm">
          <text:p/>
        </draw:line>
        <draw:line draw:style-name="gr97" draw:layer="layout" svg:x1="9.485cm" svg:y1="12.108cm" svg:x2="9.638cm" svg:y2="12.108cm">
          <text:p/>
        </draw:line>
        <draw:line draw:style-name="gr97" draw:layer="layout" svg:x1="9.562cm" svg:y1="11.369cm" svg:x2="9.562cm" svg:y2="11.216cm">
          <text:p/>
        </draw:line>
        <draw:line draw:style-name="gr97" draw:layer="layout" svg:x1="9.485cm" svg:y1="11.292cm" svg:x2="9.638cm" svg:y2="11.292cm">
          <text:p/>
        </draw:line>
        <draw:line draw:style-name="gr97" draw:layer="layout" svg:x1="9.562cm" svg:y1="11.347cm" svg:x2="9.562cm" svg:y2="11.194cm">
          <text:p/>
        </draw:line>
        <draw:line draw:style-name="gr97" draw:layer="layout" svg:x1="9.485cm" svg:y1="11.27cm" svg:x2="9.638cm" svg:y2="11.27cm">
          <text:p/>
        </draw:line>
        <draw:line draw:style-name="gr97" draw:layer="layout" svg:x1="9.562cm" svg:y1="6.28cm" svg:x2="9.562cm" svg:y2="6.127cm">
          <text:p/>
        </draw:line>
        <draw:line draw:style-name="gr97" draw:layer="layout" svg:x1="9.485cm" svg:y1="6.203cm" svg:x2="9.638cm" svg:y2="6.203cm">
          <text:p/>
        </draw:line>
        <draw:line draw:style-name="gr97" draw:layer="layout" svg:x1="9.562cm" svg:y1="6.015cm" svg:x2="9.562cm" svg:y2="5.861cm">
          <text:p/>
        </draw:line>
        <draw:line draw:style-name="gr97" draw:layer="layout" svg:x1="9.485cm" svg:y1="5.938cm" svg:x2="9.638cm" svg:y2="5.938cm">
          <text:p/>
        </draw:line>
        <draw:line draw:style-name="gr97" draw:layer="layout" svg:x1="9.562cm" svg:y1="5.134cm" svg:x2="9.562cm" svg:y2="4.98cm">
          <text:p/>
        </draw:line>
        <draw:line draw:style-name="gr97" draw:layer="layout" svg:x1="9.485cm" svg:y1="5.057cm" svg:x2="9.638cm" svg:y2="5.057cm">
          <text:p/>
        </draw:line>
        <draw:line draw:style-name="gr97" draw:layer="layout" svg:x1="9.593cm" svg:y1="12.603cm" svg:x2="9.593cm" svg:y2="12.449cm">
          <text:p/>
        </draw:line>
        <draw:line draw:style-name="gr97" draw:layer="layout" svg:x1="9.517cm" svg:y1="12.526cm" svg:x2="9.67cm" svg:y2="12.526cm">
          <text:p/>
        </draw:line>
        <draw:line draw:style-name="gr97" draw:layer="layout" svg:x1="9.593cm" svg:y1="12.493cm" svg:x2="9.593cm" svg:y2="12.34cm">
          <text:p/>
        </draw:line>
        <draw:line draw:style-name="gr97" draw:layer="layout" svg:x1="9.517cm" svg:y1="12.417cm" svg:x2="9.67cm" svg:y2="12.417cm">
          <text:p/>
        </draw:line>
        <draw:line draw:style-name="gr97" draw:layer="layout" svg:x1="9.593cm" svg:y1="11.853cm" svg:x2="9.593cm" svg:y2="11.7cm">
          <text:p/>
        </draw:line>
        <draw:line draw:style-name="gr97" draw:layer="layout" svg:x1="9.517cm" svg:y1="11.777cm" svg:x2="9.67cm" svg:y2="11.777cm">
          <text:p/>
        </draw:line>
        <draw:line draw:style-name="gr97" draw:layer="layout" svg:x1="9.593cm" svg:y1="9.098cm" svg:x2="9.593cm" svg:y2="8.945cm">
          <text:p/>
        </draw:line>
        <draw:line draw:style-name="gr97" draw:layer="layout" svg:x1="9.517cm" svg:y1="9.022cm" svg:x2="9.67cm" svg:y2="9.022cm">
          <text:p/>
        </draw:line>
        <draw:line draw:style-name="gr97" draw:layer="layout" svg:x1="9.593cm" svg:y1="8.68cm" svg:x2="9.593cm" svg:y2="8.526cm">
          <text:p/>
        </draw:line>
        <draw:line draw:style-name="gr97" draw:layer="layout" svg:x1="9.517cm" svg:y1="8.603cm" svg:x2="9.67cm" svg:y2="8.603cm">
          <text:p/>
        </draw:line>
        <draw:line draw:style-name="gr97" draw:layer="layout" svg:x1="9.593cm" svg:y1="6.08cm" svg:x2="9.593cm" svg:y2="5.927cm">
          <text:p/>
        </draw:line>
        <draw:line draw:style-name="gr97" draw:layer="layout" svg:x1="9.517cm" svg:y1="6.004cm" svg:x2="9.67cm" svg:y2="6.004cm">
          <text:p/>
        </draw:line>
        <draw:line draw:style-name="gr97" draw:layer="layout" svg:x1="9.593cm" svg:y1="5.706cm" svg:x2="9.593cm" svg:y2="5.552cm">
          <text:p/>
        </draw:line>
        <draw:line draw:style-name="gr97" draw:layer="layout" svg:x1="9.517cm" svg:y1="5.629cm" svg:x2="9.67cm" svg:y2="5.629cm">
          <text:p/>
        </draw:line>
        <draw:line draw:style-name="gr97" draw:layer="layout" svg:x1="9.593cm" svg:y1="5.552cm" svg:x2="9.593cm" svg:y2="5.399cm">
          <text:p/>
        </draw:line>
        <draw:line draw:style-name="gr97" draw:layer="layout" svg:x1="9.517cm" svg:y1="5.476cm" svg:x2="9.67cm" svg:y2="5.476cm">
          <text:p/>
        </draw:line>
        <draw:line draw:style-name="gr97" draw:layer="layout" svg:x1="9.623cm" svg:y1="9.495cm" svg:x2="9.623cm" svg:y2="9.342cm">
          <text:p/>
        </draw:line>
        <draw:line draw:style-name="gr97" draw:layer="layout" svg:x1="9.546cm" svg:y1="9.418cm" svg:x2="9.699cm" svg:y2="9.418cm">
          <text:p/>
        </draw:line>
        <draw:line draw:style-name="gr97" draw:layer="layout" svg:x1="9.623cm" svg:y1="9.298cm" svg:x2="9.623cm" svg:y2="9.144cm">
          <text:p/>
        </draw:line>
        <draw:line draw:style-name="gr97" draw:layer="layout" svg:x1="9.546cm" svg:y1="9.221cm" svg:x2="9.699cm" svg:y2="9.221cm">
          <text:p/>
        </draw:line>
        <draw:line draw:style-name="gr97" draw:layer="layout" svg:x1="9.623cm" svg:y1="9.144cm" svg:x2="9.623cm" svg:y2="8.991cm">
          <text:p/>
        </draw:line>
        <draw:line draw:style-name="gr97" draw:layer="layout" svg:x1="9.546cm" svg:y1="9.068cm" svg:x2="9.699cm" svg:y2="9.068cm">
          <text:p/>
        </draw:line>
        <draw:line draw:style-name="gr97" draw:layer="layout" svg:x1="9.623cm" svg:y1="7.314cm" svg:x2="9.623cm" svg:y2="7.161cm">
          <text:p/>
        </draw:line>
        <draw:line draw:style-name="gr97" draw:layer="layout" svg:x1="9.546cm" svg:y1="7.238cm" svg:x2="9.699cm" svg:y2="7.238cm">
          <text:p/>
        </draw:line>
        <draw:line draw:style-name="gr97" draw:layer="layout" svg:x1="9.623cm" svg:y1="7.227cm" svg:x2="9.623cm" svg:y2="7.073cm">
          <text:p/>
        </draw:line>
        <draw:line draw:style-name="gr97" draw:layer="layout" svg:x1="9.546cm" svg:y1="7.15cm" svg:x2="9.699cm" svg:y2="7.15cm">
          <text:p/>
        </draw:line>
        <draw:line draw:style-name="gr97" draw:layer="layout" svg:x1="9.623cm" svg:y1="7.071cm" svg:x2="9.623cm" svg:y2="6.918cm">
          <text:p/>
        </draw:line>
        <draw:line draw:style-name="gr97" draw:layer="layout" svg:x1="9.546cm" svg:y1="6.994cm" svg:x2="9.699cm" svg:y2="6.994cm">
          <text:p/>
        </draw:line>
        <draw:line draw:style-name="gr97" draw:layer="layout" svg:x1="9.623cm" svg:y1="6.72cm" svg:x2="9.623cm" svg:y2="6.567cm">
          <text:p/>
        </draw:line>
        <draw:line draw:style-name="gr97" draw:layer="layout" svg:x1="9.546cm" svg:y1="6.644cm" svg:x2="9.699cm" svg:y2="6.644cm">
          <text:p/>
        </draw:line>
        <draw:line draw:style-name="gr97" draw:layer="layout" svg:x1="9.623cm" svg:y1="6.587cm" svg:x2="9.623cm" svg:y2="6.433cm">
          <text:p/>
        </draw:line>
        <draw:line draw:style-name="gr97" draw:layer="layout" svg:x1="9.546cm" svg:y1="6.51cm" svg:x2="9.699cm" svg:y2="6.51cm">
          <text:p/>
        </draw:line>
        <draw:line draw:style-name="gr97" draw:layer="layout" svg:x1="9.623cm" svg:y1="6.477cm" svg:x2="9.623cm" svg:y2="6.324cm">
          <text:p/>
        </draw:line>
        <draw:line draw:style-name="gr97" draw:layer="layout" svg:x1="9.546cm" svg:y1="6.4cm" svg:x2="9.699cm" svg:y2="6.4cm">
          <text:p/>
        </draw:line>
        <draw:line draw:style-name="gr97" draw:layer="layout" svg:x1="9.654cm" svg:y1="13.374cm" svg:x2="9.654cm" svg:y2="13.221cm">
          <text:p/>
        </draw:line>
        <draw:line draw:style-name="gr97" draw:layer="layout" svg:x1="9.578cm" svg:y1="13.298cm" svg:x2="9.731cm" svg:y2="13.298cm">
          <text:p/>
        </draw:line>
        <draw:line draw:style-name="gr97" draw:layer="layout" svg:x1="9.654cm" svg:y1="12.868cm" svg:x2="9.654cm" svg:y2="12.715cm">
          <text:p/>
        </draw:line>
        <draw:line draw:style-name="gr97" draw:layer="layout" svg:x1="9.578cm" svg:y1="12.791cm" svg:x2="9.731cm" svg:y2="12.791cm">
          <text:p/>
        </draw:line>
        <draw:line draw:style-name="gr97" draw:layer="layout" svg:x1="9.654cm" svg:y1="7.777cm" svg:x2="9.654cm" svg:y2="7.623cm">
          <text:p/>
        </draw:line>
        <draw:line draw:style-name="gr97" draw:layer="layout" svg:x1="9.578cm" svg:y1="7.7cm" svg:x2="9.731cm" svg:y2="7.7cm">
          <text:p/>
        </draw:line>
        <draw:line draw:style-name="gr97" draw:layer="layout" svg:x1="9.654cm" svg:y1="7.733cm" svg:x2="9.654cm" svg:y2="7.58cm">
          <text:p/>
        </draw:line>
        <draw:line draw:style-name="gr97" draw:layer="layout" svg:x1="9.578cm" svg:y1="7.656cm" svg:x2="9.731cm" svg:y2="7.656cm">
          <text:p/>
        </draw:line>
        <draw:line draw:style-name="gr97" draw:layer="layout" svg:x1="9.654cm" svg:y1="6.455cm" svg:x2="9.654cm" svg:y2="6.302cm">
          <text:p/>
        </draw:line>
        <draw:line draw:style-name="gr97" draw:layer="layout" svg:x1="9.578cm" svg:y1="6.378cm" svg:x2="9.731cm" svg:y2="6.378cm">
          <text:p/>
        </draw:line>
        <draw:line draw:style-name="gr97" draw:layer="layout" svg:x1="9.654cm" svg:y1="3.26cm" svg:x2="9.654cm" svg:y2="3.106cm">
          <text:p/>
        </draw:line>
        <draw:line draw:style-name="gr97" draw:layer="layout" svg:x1="9.578cm" svg:y1="3.183cm" svg:x2="9.731cm" svg:y2="3.183cm">
          <text:p/>
        </draw:line>
        <draw:line draw:style-name="gr97" draw:layer="layout" svg:x1="9.654cm" svg:y1="3.041cm" svg:x2="9.654cm" svg:y2="2.887cm">
          <text:p/>
        </draw:line>
        <draw:line draw:style-name="gr97" draw:layer="layout" svg:x1="9.578cm" svg:y1="2.964cm" svg:x2="9.731cm" svg:y2="2.964cm">
          <text:p/>
        </draw:line>
        <draw:line draw:style-name="gr97" draw:layer="layout" svg:x1="9.654cm" svg:y1="2.951cm" svg:x2="9.654cm" svg:y2="2.797cm">
          <text:p/>
        </draw:line>
        <draw:line draw:style-name="gr97" draw:layer="layout" svg:x1="9.578cm" svg:y1="2.874cm" svg:x2="9.731cm" svg:y2="2.874cm">
          <text:p/>
        </draw:line>
        <draw:line draw:style-name="gr97" draw:layer="layout" svg:x1="9.683cm" svg:y1="10.157cm" svg:x2="9.683cm" svg:y2="10.004cm">
          <text:p/>
        </draw:line>
        <draw:line draw:style-name="gr97" draw:layer="layout" svg:x1="9.607cm" svg:y1="10.08cm" svg:x2="9.76cm" svg:y2="10.08cm">
          <text:p/>
        </draw:line>
        <draw:line draw:style-name="gr97" draw:layer="layout" svg:x1="9.683cm" svg:y1="7.799cm" svg:x2="9.683cm" svg:y2="7.645cm">
          <text:p/>
        </draw:line>
        <draw:line draw:style-name="gr97" draw:layer="layout" svg:x1="9.607cm" svg:y1="7.722cm" svg:x2="9.76cm" svg:y2="7.722cm">
          <text:p/>
        </draw:line>
        <draw:line draw:style-name="gr97" draw:layer="layout" svg:x1="9.683cm" svg:y1="6.983cm" svg:x2="9.683cm" svg:y2="6.83cm">
          <text:p/>
        </draw:line>
        <draw:line draw:style-name="gr97" draw:layer="layout" svg:x1="9.607cm" svg:y1="6.907cm" svg:x2="9.76cm" svg:y2="6.907cm">
          <text:p/>
        </draw:line>
        <draw:line draw:style-name="gr97" draw:layer="layout" svg:x1="9.683cm" svg:y1="6.961cm" svg:x2="9.683cm" svg:y2="6.808cm">
          <text:p/>
        </draw:line>
        <draw:line draw:style-name="gr97" draw:layer="layout" svg:x1="9.607cm" svg:y1="6.885cm" svg:x2="9.76cm" svg:y2="6.885cm">
          <text:p/>
        </draw:line>
        <draw:line draw:style-name="gr97" draw:layer="layout" svg:x1="9.683cm" svg:y1="3.722cm" svg:x2="9.683cm" svg:y2="3.569cm">
          <text:p/>
        </draw:line>
        <draw:line draw:style-name="gr97" draw:layer="layout" svg:x1="9.607cm" svg:y1="3.645cm" svg:x2="9.76cm" svg:y2="3.645cm">
          <text:p/>
        </draw:line>
        <draw:line draw:style-name="gr97" draw:layer="layout" svg:x1="9.683cm" svg:y1="3.503cm" svg:x2="9.683cm" svg:y2="3.35cm">
          <text:p/>
        </draw:line>
        <draw:line draw:style-name="gr97" draw:layer="layout" svg:x1="9.607cm" svg:y1="3.426cm" svg:x2="9.76cm" svg:y2="3.426cm">
          <text:p/>
        </draw:line>
        <draw:line draw:style-name="gr97" draw:layer="layout" svg:x1="9.683cm" svg:y1="3.303cm" svg:x2="9.683cm" svg:y2="3.15cm">
          <text:p/>
        </draw:line>
        <draw:line draw:style-name="gr97" draw:layer="layout" svg:x1="9.607cm" svg:y1="3.227cm" svg:x2="9.76cm" svg:y2="3.227cm">
          <text:p/>
        </draw:line>
        <draw:line draw:style-name="gr97" draw:layer="layout" svg:x1="9.683cm" svg:y1="3.282cm" svg:x2="9.683cm" svg:y2="3.128cm">
          <text:p/>
        </draw:line>
        <draw:line draw:style-name="gr97" draw:layer="layout" svg:x1="9.607cm" svg:y1="3.205cm" svg:x2="9.76cm" svg:y2="3.205cm">
          <text:p/>
        </draw:line>
        <draw:line draw:style-name="gr97" draw:layer="layout" svg:x1="9.683cm" svg:y1="2.994cm" svg:x2="9.683cm" svg:y2="2.841cm">
          <text:p/>
        </draw:line>
        <draw:line draw:style-name="gr97" draw:layer="layout" svg:x1="9.607cm" svg:y1="2.918cm" svg:x2="9.76cm" svg:y2="2.918cm">
          <text:p/>
        </draw:line>
        <draw:line draw:style-name="gr97" draw:layer="layout" svg:x1="9.683cm" svg:y1="2.951cm" svg:x2="9.683cm" svg:y2="2.797cm">
          <text:p/>
        </draw:line>
        <draw:line draw:style-name="gr97" draw:layer="layout" svg:x1="9.607cm" svg:y1="2.874cm" svg:x2="9.76cm" svg:y2="2.874cm">
          <text:p/>
        </draw:line>
        <draw:line draw:style-name="gr97" draw:layer="layout" svg:x1="9.715cm" svg:y1="8.57cm" svg:x2="9.715cm" svg:y2="8.417cm">
          <text:p/>
        </draw:line>
        <draw:line draw:style-name="gr97" draw:layer="layout" svg:x1="9.638cm" svg:y1="8.493cm" svg:x2="9.792cm" svg:y2="8.493cm">
          <text:p/>
        </draw:line>
        <draw:line draw:style-name="gr97" draw:layer="layout" svg:x1="9.715cm" svg:y1="8.439cm" svg:x2="9.715cm" svg:y2="8.285cm">
          <text:p/>
        </draw:line>
        <draw:line draw:style-name="gr97" draw:layer="layout" svg:x1="9.638cm" svg:y1="8.362cm" svg:x2="9.792cm" svg:y2="8.362cm">
          <text:p/>
        </draw:line>
        <draw:line draw:style-name="gr97" draw:layer="layout" svg:x1="9.715cm" svg:y1="7.446cm" svg:x2="9.715cm" svg:y2="7.292cm">
          <text:p/>
        </draw:line>
        <draw:line draw:style-name="gr97" draw:layer="layout" svg:x1="9.638cm" svg:y1="7.369cm" svg:x2="9.792cm" svg:y2="7.369cm">
          <text:p/>
        </draw:line>
        <draw:line draw:style-name="gr97" draw:layer="layout" svg:x1="9.744cm" svg:y1="11.259cm" svg:x2="9.744cm" svg:y2="11.106cm">
          <text:p/>
        </draw:line>
        <draw:line draw:style-name="gr97" draw:layer="layout" svg:x1="9.668cm" svg:y1="11.183cm" svg:x2="9.821cm" svg:y2="11.183cm">
          <text:p/>
        </draw:line>
        <draw:line draw:style-name="gr97" draw:layer="layout" svg:x1="9.744cm" svg:y1="11.216cm" svg:x2="9.744cm" svg:y2="11.062cm">
          <text:p/>
        </draw:line>
        <draw:line draw:style-name="gr97" draw:layer="layout" svg:x1="9.668cm" svg:y1="11.139cm" svg:x2="9.821cm" svg:y2="11.139cm">
          <text:p/>
        </draw:line>
        <draw:line draw:style-name="gr97" draw:layer="layout" svg:x1="9.744cm" svg:y1="10.906cm" svg:x2="9.744cm" svg:y2="10.753cm">
          <text:p/>
        </draw:line>
        <draw:line draw:style-name="gr97" draw:layer="layout" svg:x1="9.668cm" svg:y1="10.83cm" svg:x2="9.821cm" svg:y2="10.83cm">
          <text:p/>
        </draw:line>
        <draw:line draw:style-name="gr97" draw:layer="layout" svg:x1="9.744cm" svg:y1="8.879cm" svg:x2="9.744cm" svg:y2="8.726cm">
          <text:p/>
        </draw:line>
        <draw:line draw:style-name="gr97" draw:layer="layout" svg:x1="9.668cm" svg:y1="8.803cm" svg:x2="9.821cm" svg:y2="8.803cm">
          <text:p/>
        </draw:line>
        <draw:line draw:style-name="gr97" draw:layer="layout" svg:x1="9.744cm" svg:y1="8.439cm" svg:x2="9.744cm" svg:y2="8.285cm">
          <text:p/>
        </draw:line>
        <draw:line draw:style-name="gr97" draw:layer="layout" svg:x1="9.668cm" svg:y1="8.362cm" svg:x2="9.821cm" svg:y2="8.362cm">
          <text:p/>
        </draw:line>
        <draw:line draw:style-name="gr97" draw:layer="layout" svg:x1="9.744cm" svg:y1="4.515cm" svg:x2="9.744cm" svg:y2="4.362cm">
          <text:p/>
        </draw:line>
        <draw:line draw:style-name="gr97" draw:layer="layout" svg:x1="9.668cm" svg:y1="4.439cm" svg:x2="9.821cm" svg:y2="4.439cm">
          <text:p/>
        </draw:line>
        <draw:line draw:style-name="gr97" draw:layer="layout" svg:x1="9.744cm" svg:y1="4.163cm" svg:x2="9.744cm" svg:y2="4.009cm">
          <text:p/>
        </draw:line>
        <draw:line draw:style-name="gr97" draw:layer="layout" svg:x1="9.668cm" svg:y1="4.086cm" svg:x2="9.821cm" svg:y2="4.086cm">
          <text:p/>
        </draw:line>
        <draw:line draw:style-name="gr97" draw:layer="layout" svg:x1="9.744cm" svg:y1="3.987cm" svg:x2="9.744cm" svg:y2="3.834cm">
          <text:p/>
        </draw:line>
        <draw:line draw:style-name="gr97" draw:layer="layout" svg:x1="9.668cm" svg:y1="3.911cm" svg:x2="9.821cm" svg:y2="3.911cm">
          <text:p/>
        </draw:line>
        <draw:line draw:style-name="gr97" draw:layer="layout" svg:x1="9.776cm" svg:y1="9.429cm" svg:x2="9.776cm" svg:y2="9.276cm">
          <text:p/>
        </draw:line>
        <draw:line draw:style-name="gr97" draw:layer="layout" svg:x1="9.699cm" svg:y1="9.353cm" svg:x2="9.853cm" svg:y2="9.353cm">
          <text:p/>
        </draw:line>
        <draw:line draw:style-name="gr97" draw:layer="layout" svg:x1="9.776cm" svg:y1="9.054cm" svg:x2="9.776cm" svg:y2="8.901cm">
          <text:p/>
        </draw:line>
        <draw:line draw:style-name="gr97" draw:layer="layout" svg:x1="9.699cm" svg:y1="8.978cm" svg:x2="9.853cm" svg:y2="8.978cm">
          <text:p/>
        </draw:line>
        <draw:line draw:style-name="gr97" draw:layer="layout" svg:x1="9.776cm" svg:y1="8.879cm" svg:x2="9.776cm" svg:y2="8.726cm">
          <text:p/>
        </draw:line>
        <draw:line draw:style-name="gr97" draw:layer="layout" svg:x1="9.699cm" svg:y1="8.803cm" svg:x2="9.853cm" svg:y2="8.803cm">
          <text:p/>
        </draw:line>
        <draw:line draw:style-name="gr97" draw:layer="layout" svg:x1="9.776cm" svg:y1="5.09cm" svg:x2="9.776cm" svg:y2="4.936cm">
          <text:p/>
        </draw:line>
        <draw:line draw:style-name="gr97" draw:layer="layout" svg:x1="9.699cm" svg:y1="5.013cm" svg:x2="9.853cm" svg:y2="5.013cm">
          <text:p/>
        </draw:line>
        <draw:line draw:style-name="gr97" draw:layer="layout" svg:x1="9.776cm" svg:y1="5.044cm" svg:x2="9.776cm" svg:y2="4.89cm">
          <text:p/>
        </draw:line>
        <draw:line draw:style-name="gr97" draw:layer="layout" svg:x1="9.699cm" svg:y1="4.967cm" svg:x2="9.853cm" svg:y2="4.967cm">
          <text:p/>
        </draw:line>
        <draw:line draw:style-name="gr97" draw:layer="layout" svg:x1="9.776cm" svg:y1="4.472cm" svg:x2="9.776cm" svg:y2="4.318cm">
          <text:p/>
        </draw:line>
        <draw:line draw:style-name="gr97" draw:layer="layout" svg:x1="9.699cm" svg:y1="4.395cm" svg:x2="9.853cm" svg:y2="4.395cm">
          <text:p/>
        </draw:line>
        <draw:line draw:style-name="gr97" draw:layer="layout" svg:x1="9.776cm" svg:y1="4.362cm" svg:x2="9.776cm" svg:y2="4.209cm">
          <text:p/>
        </draw:line>
        <draw:line draw:style-name="gr97" draw:layer="layout" svg:x1="9.699cm" svg:y1="4.285cm" svg:x2="9.853cm" svg:y2="4.285cm">
          <text:p/>
        </draw:line>
        <draw:line draw:style-name="gr97" draw:layer="layout" svg:x1="9.805cm" svg:y1="11.831cm" svg:x2="9.805cm" svg:y2="11.678cm">
          <text:p/>
        </draw:line>
        <draw:line draw:style-name="gr97" draw:layer="layout" svg:x1="9.729cm" svg:y1="11.755cm" svg:x2="9.882cm" svg:y2="11.755cm">
          <text:p/>
        </draw:line>
        <draw:line draw:style-name="gr97" draw:layer="layout" svg:x1="9.805cm" svg:y1="11.744cm" svg:x2="9.805cm" svg:y2="11.59cm">
          <text:p/>
        </draw:line>
        <draw:line draw:style-name="gr97" draw:layer="layout" svg:x1="9.729cm" svg:y1="11.667cm" svg:x2="9.882cm" svg:y2="11.667cm">
          <text:p/>
        </draw:line>
        <draw:line draw:style-name="gr97" draw:layer="layout" svg:x1="9.805cm" svg:y1="9.607cm" svg:x2="9.805cm" svg:y2="9.454cm">
          <text:p/>
        </draw:line>
        <draw:line draw:style-name="gr97" draw:layer="layout" svg:x1="9.729cm" svg:y1="9.53cm" svg:x2="9.882cm" svg:y2="9.53cm">
          <text:p/>
        </draw:line>
        <draw:line draw:style-name="gr97" draw:layer="layout" svg:x1="9.805cm" svg:y1="9.144cm" svg:x2="9.805cm" svg:y2="8.991cm">
          <text:p/>
        </draw:line>
        <draw:line draw:style-name="gr97" draw:layer="layout" svg:x1="9.729cm" svg:y1="9.068cm" svg:x2="9.882cm" svg:y2="9.068cm">
          <text:p/>
        </draw:line>
        <draw:line draw:style-name="gr97" draw:layer="layout" svg:x1="9.805cm" svg:y1="9.12cm" svg:x2="9.805cm" svg:y2="8.967cm">
          <text:p/>
        </draw:line>
        <draw:line draw:style-name="gr97" draw:layer="layout" svg:x1="9.729cm" svg:y1="9.043cm" svg:x2="9.882cm" svg:y2="9.043cm">
          <text:p/>
        </draw:line>
        <draw:line draw:style-name="gr97" draw:layer="layout" svg:x1="9.805cm" svg:y1="8.989cm" svg:x2="9.805cm" svg:y2="8.835cm">
          <text:p/>
        </draw:line>
        <draw:line draw:style-name="gr97" draw:layer="layout" svg:x1="9.729cm" svg:y1="8.912cm" svg:x2="9.882cm" svg:y2="8.912cm">
          <text:p/>
        </draw:line>
        <draw:line draw:style-name="gr97" draw:layer="layout" svg:x1="9.805cm" svg:y1="8.923cm" svg:x2="9.805cm" svg:y2="8.77cm">
          <text:p/>
        </draw:line>
        <draw:line draw:style-name="gr97" draw:layer="layout" svg:x1="9.729cm" svg:y1="8.846cm" svg:x2="9.882cm" svg:y2="8.846cm">
          <text:p/>
        </draw:line>
        <draw:line draw:style-name="gr97" draw:layer="layout" svg:x1="9.805cm" svg:y1="8.857cm" svg:x2="9.805cm" svg:y2="8.704cm">
          <text:p/>
        </draw:line>
        <draw:line draw:style-name="gr97" draw:layer="layout" svg:x1="9.729cm" svg:y1="8.781cm" svg:x2="9.882cm" svg:y2="8.781cm">
          <text:p/>
        </draw:line>
        <draw:line draw:style-name="gr97" draw:layer="layout" svg:x1="9.805cm" svg:y1="8.636cm" svg:x2="9.805cm" svg:y2="8.482cm">
          <text:p/>
        </draw:line>
        <draw:line draw:style-name="gr97" draw:layer="layout" svg:x1="9.729cm" svg:y1="8.559cm" svg:x2="9.882cm" svg:y2="8.559cm">
          <text:p/>
        </draw:line>
        <draw:line draw:style-name="gr97" draw:layer="layout" svg:x1="9.805cm" svg:y1="5.177cm" svg:x2="9.805cm" svg:y2="5.024cm">
          <text:p/>
        </draw:line>
        <draw:line draw:style-name="gr97" draw:layer="layout" svg:x1="9.729cm" svg:y1="5.101cm" svg:x2="9.882cm" svg:y2="5.101cm">
          <text:p/>
        </draw:line>
        <draw:line draw:style-name="gr97" draw:layer="layout" svg:x1="9.837cm" svg:y1="12.449cm" svg:x2="9.837cm" svg:y2="12.296cm">
          <text:p/>
        </draw:line>
        <draw:line draw:style-name="gr97" draw:layer="layout" svg:x1="9.76cm" svg:y1="12.373cm" svg:x2="9.914cm" svg:y2="12.373cm">
          <text:p/>
        </draw:line>
        <draw:line draw:style-name="gr97" draw:layer="layout" svg:x1="9.837cm" svg:y1="12.25cm" svg:x2="9.837cm" svg:y2="12.097cm">
          <text:p/>
        </draw:line>
        <draw:line draw:style-name="gr97" draw:layer="layout" svg:x1="9.76cm" svg:y1="12.173cm" svg:x2="9.914cm" svg:y2="12.173cm">
          <text:p/>
        </draw:line>
        <draw:line draw:style-name="gr97" draw:layer="layout" svg:x1="9.837cm" svg:y1="10.069cm" svg:x2="9.837cm" svg:y2="9.916cm">
          <text:p/>
        </draw:line>
        <draw:line draw:style-name="gr97" draw:layer="layout" svg:x1="9.76cm" svg:y1="9.993cm" svg:x2="9.914cm" svg:y2="9.993cm">
          <text:p/>
        </draw:line>
        <draw:line draw:style-name="gr97" draw:layer="layout" svg:x1="9.837cm" svg:y1="9.517cm" svg:x2="9.837cm" svg:y2="9.363cm">
          <text:p/>
        </draw:line>
        <draw:line draw:style-name="gr97" draw:layer="layout" svg:x1="9.76cm" svg:y1="9.44cm" svg:x2="9.914cm" svg:y2="9.44cm">
          <text:p/>
        </draw:line>
        <draw:line draw:style-name="gr97" draw:layer="layout" svg:x1="9.837cm" svg:y1="9.473cm" svg:x2="9.837cm" svg:y2="9.32cm">
          <text:p/>
        </draw:line>
        <draw:line draw:style-name="gr97" draw:layer="layout" svg:x1="9.76cm" svg:y1="9.396cm" svg:x2="9.914cm" svg:y2="9.396cm">
          <text:p/>
        </draw:line>
        <draw:line draw:style-name="gr97" draw:layer="layout" svg:x1="9.837cm" svg:y1="5.971cm" svg:x2="9.837cm" svg:y2="5.818cm">
          <text:p/>
        </draw:line>
        <draw:line draw:style-name="gr97" draw:layer="layout" svg:x1="9.76cm" svg:y1="5.894cm" svg:x2="9.914cm" svg:y2="5.894cm">
          <text:p/>
        </draw:line>
        <draw:line draw:style-name="gr97" draw:layer="layout" svg:x1="9.837cm" svg:y1="5.684cm" svg:x2="9.837cm" svg:y2="5.53cm">
          <text:p/>
        </draw:line>
        <draw:line draw:style-name="gr97" draw:layer="layout" svg:x1="9.76cm" svg:y1="5.607cm" svg:x2="9.914cm" svg:y2="5.607cm">
          <text:p/>
        </draw:line>
        <draw:line draw:style-name="gr97" draw:layer="layout" svg:x1="9.837cm" svg:y1="5.508cm" svg:x2="9.837cm" svg:y2="5.355cm">
          <text:p/>
        </draw:line>
        <draw:line draw:style-name="gr97" draw:layer="layout" svg:x1="9.76cm" svg:y1="5.432cm" svg:x2="9.914cm" svg:y2="5.432cm">
          <text:p/>
        </draw:line>
        <draw:line draw:style-name="gr97" draw:layer="layout" svg:x1="9.837cm" svg:y1="5.287cm" svg:x2="9.837cm" svg:y2="5.134cm">
          <text:p/>
        </draw:line>
        <draw:line draw:style-name="gr97" draw:layer="layout" svg:x1="9.76cm" svg:y1="5.21cm" svg:x2="9.914cm" svg:y2="5.21cm">
          <text:p/>
        </draw:line>
        <draw:line draw:style-name="gr97" draw:layer="layout" svg:x1="9.837cm" svg:y1="5.156cm" svg:x2="9.837cm" svg:y2="5.002cm">
          <text:p/>
        </draw:line>
        <draw:line draw:style-name="gr97" draw:layer="layout" svg:x1="9.76cm" svg:y1="5.079cm" svg:x2="9.914cm" svg:y2="5.079cm">
          <text:p/>
        </draw:line>
        <draw:line draw:style-name="gr97" draw:layer="layout" svg:x1="9.837cm" svg:y1="5.09cm" svg:x2="9.837cm" svg:y2="4.936cm">
          <text:p/>
        </draw:line>
        <draw:line draw:style-name="gr97" draw:layer="layout" svg:x1="9.76cm" svg:y1="5.013cm" svg:x2="9.914cm" svg:y2="5.013cm">
          <text:p/>
        </draw:line>
        <draw:line draw:style-name="gr97" draw:layer="layout" svg:x1="9.866cm" svg:y1="12.956cm" svg:x2="9.866cm" svg:y2="12.802cm">
          <text:p/>
        </draw:line>
        <draw:line draw:style-name="gr97" draw:layer="layout" svg:x1="9.789cm" svg:y1="12.879cm" svg:x2="9.943cm" svg:y2="12.879cm">
          <text:p/>
        </draw:line>
        <draw:line draw:style-name="gr97" draw:layer="layout" svg:x1="9.866cm" svg:y1="12.756cm" svg:x2="9.866cm" svg:y2="12.603cm">
          <text:p/>
        </draw:line>
        <draw:line draw:style-name="gr97" draw:layer="layout" svg:x1="9.789cm" svg:y1="12.679cm" svg:x2="9.943cm" svg:y2="12.679cm">
          <text:p/>
        </draw:line>
        <draw:line draw:style-name="gr97" draw:layer="layout" svg:x1="9.866cm" svg:y1="10.797cm" svg:x2="9.866cm" svg:y2="10.644cm">
          <text:p/>
        </draw:line>
        <draw:line draw:style-name="gr97" draw:layer="layout" svg:x1="9.789cm" svg:y1="10.72cm" svg:x2="9.943cm" svg:y2="10.72cm">
          <text:p/>
        </draw:line>
        <draw:line draw:style-name="gr97" draw:layer="layout" svg:x1="9.866cm" svg:y1="10.729cm" svg:x2="9.866cm" svg:y2="10.575cm">
          <text:p/>
        </draw:line>
        <draw:line draw:style-name="gr97" draw:layer="layout" svg:x1="9.789cm" svg:y1="10.652cm" svg:x2="9.943cm" svg:y2="10.652cm">
          <text:p/>
        </draw:line>
        <draw:line draw:style-name="gr97" draw:layer="layout" svg:x1="9.866cm" svg:y1="10.641cm" svg:x2="9.866cm" svg:y2="10.488cm">
          <text:p/>
        </draw:line>
        <draw:line draw:style-name="gr97" draw:layer="layout" svg:x1="9.789cm" svg:y1="10.565cm" svg:x2="9.943cm" svg:y2="10.565cm">
          <text:p/>
        </draw:line>
        <draw:line draw:style-name="gr97" draw:layer="layout" svg:x1="9.866cm" svg:y1="10.444cm" svg:x2="9.866cm" svg:y2="10.291cm">
          <text:p/>
        </draw:line>
        <draw:line draw:style-name="gr97" draw:layer="layout" svg:x1="9.789cm" svg:y1="10.367cm" svg:x2="9.943cm" svg:y2="10.367cm">
          <text:p/>
        </draw:line>
        <draw:line draw:style-name="gr97" draw:layer="layout" svg:x1="9.866cm" svg:y1="9.96cm" svg:x2="9.866cm" svg:y2="9.806cm">
          <text:p/>
        </draw:line>
        <draw:line draw:style-name="gr97" draw:layer="layout" svg:x1="9.789cm" svg:y1="9.883cm" svg:x2="9.943cm" svg:y2="9.883cm">
          <text:p/>
        </draw:line>
        <draw:line draw:style-name="gr97" draw:layer="layout" svg:x1="9.866cm" svg:y1="6.19cm" svg:x2="9.866cm" svg:y2="6.037cm">
          <text:p/>
        </draw:line>
        <draw:line draw:style-name="gr97" draw:layer="layout" svg:x1="9.789cm" svg:y1="6.113cm" svg:x2="9.943cm" svg:y2="6.113cm">
          <text:p/>
        </draw:line>
        <draw:line draw:style-name="gr97" draw:layer="layout" svg:x1="9.866cm" svg:y1="6.058cm" svg:x2="9.866cm" svg:y2="5.905cm">
          <text:p/>
        </draw:line>
        <draw:line draw:style-name="gr97" draw:layer="layout" svg:x1="9.789cm" svg:y1="5.982cm" svg:x2="9.943cm" svg:y2="5.982cm">
          <text:p/>
        </draw:line>
        <draw:line draw:style-name="gr97" draw:layer="layout" svg:x1="9.866cm" svg:y1="2.841cm" svg:x2="9.866cm" svg:y2="2.688cm">
          <text:p/>
        </draw:line>
        <draw:line draw:style-name="gr97" draw:layer="layout" svg:x1="9.789cm" svg:y1="2.764cm" svg:x2="9.943cm" svg:y2="2.764cm">
          <text:p/>
        </draw:line>
        <draw:line draw:style-name="gr97" draw:layer="layout" svg:x1="9.898cm" svg:y1="13.131cm" svg:x2="9.898cm" svg:y2="12.978cm">
          <text:p/>
        </draw:line>
        <draw:line draw:style-name="gr97" draw:layer="layout" svg:x1="9.821cm" svg:y1="13.054cm" svg:x2="9.974cm" svg:y2="13.054cm">
          <text:p/>
        </draw:line>
        <draw:line draw:style-name="gr97" draw:layer="layout" svg:x1="9.898cm" svg:y1="11.169cm" svg:x2="9.898cm" svg:y2="11.016cm">
          <text:p/>
        </draw:line>
        <draw:line draw:style-name="gr97" draw:layer="layout" svg:x1="9.821cm" svg:y1="11.093cm" svg:x2="9.974cm" svg:y2="11.093cm">
          <text:p/>
        </draw:line>
        <draw:line draw:style-name="gr97" draw:layer="layout" svg:x1="9.898cm" svg:y1="10.354cm" svg:x2="9.898cm" svg:y2="10.201cm">
          <text:p/>
        </draw:line>
        <draw:line draw:style-name="gr97" draw:layer="layout" svg:x1="9.821cm" svg:y1="10.277cm" svg:x2="9.974cm" svg:y2="10.277cm">
          <text:p/>
        </draw:line>
        <draw:line draw:style-name="gr97" draw:layer="layout" svg:x1="9.898cm" svg:y1="6.608cm" svg:x2="9.898cm" svg:y2="6.455cm">
          <text:p/>
        </draw:line>
        <draw:line draw:style-name="gr97" draw:layer="layout" svg:x1="9.821cm" svg:y1="6.532cm" svg:x2="9.974cm" svg:y2="6.532cm">
          <text:p/>
        </draw:line>
        <draw:line draw:style-name="gr97" draw:layer="layout" svg:x1="9.898cm" svg:y1="6.587cm" svg:x2="9.898cm" svg:y2="6.433cm">
          <text:p/>
        </draw:line>
        <draw:line draw:style-name="gr97" draw:layer="layout" svg:x1="9.821cm" svg:y1="6.51cm" svg:x2="9.974cm" svg:y2="6.51cm">
          <text:p/>
        </draw:line>
        <draw:line draw:style-name="gr97" draw:layer="layout" svg:x1="9.898cm" svg:y1="6.411cm" svg:x2="9.898cm" svg:y2="6.258cm">
          <text:p/>
        </draw:line>
        <draw:line draw:style-name="gr97" draw:layer="layout" svg:x1="9.821cm" svg:y1="6.335cm" svg:x2="9.974cm" svg:y2="6.335cm">
          <text:p/>
        </draw:line>
        <draw:line draw:style-name="gr97" draw:layer="layout" svg:x1="9.898cm" svg:y1="6.146cm" svg:x2="9.898cm" svg:y2="5.993cm">
          <text:p/>
        </draw:line>
        <draw:line draw:style-name="gr97" draw:layer="layout" svg:x1="9.821cm" svg:y1="6.069cm" svg:x2="9.974cm" svg:y2="6.069cm">
          <text:p/>
        </draw:line>
        <draw:line draw:style-name="gr97" draw:layer="layout" svg:x1="9.898cm" svg:y1="3.084cm" svg:x2="9.898cm" svg:y2="2.931cm">
          <text:p/>
        </draw:line>
        <draw:line draw:style-name="gr97" draw:layer="layout" svg:x1="9.821cm" svg:y1="3.008cm" svg:x2="9.974cm" svg:y2="3.008cm">
          <text:p/>
        </draw:line>
        <draw:line draw:style-name="gr97" draw:layer="layout" svg:x1="9.898cm" svg:y1="2.929cm" svg:x2="9.898cm" svg:y2="2.775cm">
          <text:p/>
        </draw:line>
        <draw:line draw:style-name="gr97" draw:layer="layout" svg:x1="9.821cm" svg:y1="2.852cm" svg:x2="9.974cm" svg:y2="2.852cm">
          <text:p/>
        </draw:line>
        <draw:line draw:style-name="gr97" draw:layer="layout" svg:x1="9.898cm" svg:y1="2.885cm" svg:x2="9.898cm" svg:y2="2.732cm">
          <text:p/>
        </draw:line>
        <draw:line draw:style-name="gr97" draw:layer="layout" svg:x1="9.821cm" svg:y1="2.808cm" svg:x2="9.974cm" svg:y2="2.808cm">
          <text:p/>
        </draw:line>
        <draw:line draw:style-name="gr97" draw:layer="layout" svg:x1="9.927cm" svg:y1="11.104cm" svg:x2="9.927cm" svg:y2="10.95cm">
          <text:p/>
        </draw:line>
        <draw:line draw:style-name="gr97" draw:layer="layout" svg:x1="9.85cm" svg:y1="11.027cm" svg:x2="10.004cm" svg:y2="11.027cm">
          <text:p/>
        </draw:line>
        <draw:line draw:style-name="gr97" draw:layer="layout" svg:x1="9.927cm" svg:y1="10.707cm" svg:x2="9.927cm" svg:y2="10.554cm">
          <text:p/>
        </draw:line>
        <draw:line draw:style-name="gr97" draw:layer="layout" svg:x1="9.85cm" svg:y1="10.63cm" svg:x2="10.004cm" svg:y2="10.63cm">
          <text:p/>
        </draw:line>
        <draw:line draw:style-name="gr97" draw:layer="layout" svg:x1="9.927cm" svg:y1="10.685cm" svg:x2="9.927cm" svg:y2="10.532cm">
          <text:p/>
        </draw:line>
        <draw:line draw:style-name="gr97" draw:layer="layout" svg:x1="9.85cm" svg:y1="10.608cm" svg:x2="10.004cm" svg:y2="10.608cm">
          <text:p/>
        </draw:line>
        <draw:line draw:style-name="gr97" draw:layer="layout" svg:x1="9.927cm" svg:y1="7.205cm" svg:x2="9.927cm" svg:y2="7.051cm">
          <text:p/>
        </draw:line>
        <draw:line draw:style-name="gr97" draw:layer="layout" svg:x1="9.85cm" svg:y1="7.128cm" svg:x2="10.004cm" svg:y2="7.128cm">
          <text:p/>
        </draw:line>
        <draw:line draw:style-name="gr97" draw:layer="layout" svg:x1="9.927cm" svg:y1="7.183cm" svg:x2="9.927cm" svg:y2="7.03cm">
          <text:p/>
        </draw:line>
        <draw:line draw:style-name="gr97" draw:layer="layout" svg:x1="9.85cm" svg:y1="7.106cm" svg:x2="10.004cm" svg:y2="7.106cm">
          <text:p/>
        </draw:line>
        <draw:line draw:style-name="gr97" draw:layer="layout" svg:x1="9.927cm" svg:y1="7.117cm" svg:x2="9.927cm" svg:y2="6.964cm">
          <text:p/>
        </draw:line>
        <draw:line draw:style-name="gr97" draw:layer="layout" svg:x1="9.85cm" svg:y1="7.04cm" svg:x2="10.004cm" svg:y2="7.04cm">
          <text:p/>
        </draw:line>
        <draw:line draw:style-name="gr97" draw:layer="layout" svg:x1="9.927cm" svg:y1="6.764cm" svg:x2="9.927cm" svg:y2="6.611cm">
          <text:p/>
        </draw:line>
        <draw:line draw:style-name="gr97" draw:layer="layout" svg:x1="9.85cm" svg:y1="6.688cm" svg:x2="10.004cm" svg:y2="6.688cm">
          <text:p/>
        </draw:line>
        <draw:line draw:style-name="gr97" draw:layer="layout" svg:x1="9.927cm" svg:y1="3.744cm" svg:x2="9.927cm" svg:y2="3.591cm">
          <text:p/>
        </draw:line>
        <draw:line draw:style-name="gr97" draw:layer="layout" svg:x1="9.85cm" svg:y1="3.667cm" svg:x2="10.004cm" svg:y2="3.667cm">
          <text:p/>
        </draw:line>
        <draw:line draw:style-name="gr97" draw:layer="layout" svg:x1="9.927cm" svg:y1="3.325cm" svg:x2="9.927cm" svg:y2="3.172cm">
          <text:p/>
        </draw:line>
        <draw:line draw:style-name="gr97" draw:layer="layout" svg:x1="9.85cm" svg:y1="3.249cm" svg:x2="10.004cm" svg:y2="3.249cm">
          <text:p/>
        </draw:line>
        <draw:line draw:style-name="gr97" draw:layer="layout" svg:x1="9.959cm" svg:y1="11.216cm" svg:x2="9.959cm" svg:y2="11.062cm">
          <text:p/>
        </draw:line>
        <draw:line draw:style-name="gr97" draw:layer="layout" svg:x1="9.882cm" svg:y1="11.139cm" svg:x2="10.035cm" svg:y2="11.139cm">
          <text:p/>
        </draw:line>
        <draw:line draw:style-name="gr97" draw:layer="layout" svg:x1="9.959cm" svg:y1="11.016cm" svg:x2="9.959cm" svg:y2="10.863cm">
          <text:p/>
        </draw:line>
        <draw:line draw:style-name="gr97" draw:layer="layout" svg:x1="9.882cm" svg:y1="10.939cm" svg:x2="10.035cm" svg:y2="10.939cm">
          <text:p/>
        </draw:line>
        <draw:line draw:style-name="gr97" draw:layer="layout" svg:x1="9.959cm" svg:y1="10.841cm" svg:x2="9.959cm" svg:y2="10.687cm">
          <text:p/>
        </draw:line>
        <draw:line draw:style-name="gr97" draw:layer="layout" svg:x1="9.882cm" svg:y1="10.764cm" svg:x2="10.035cm" svg:y2="10.764cm">
          <text:p/>
        </draw:line>
        <draw:line draw:style-name="gr97" draw:layer="layout" svg:x1="9.959cm" svg:y1="7.689cm" svg:x2="9.959cm" svg:y2="7.536cm">
          <text:p/>
        </draw:line>
        <draw:line draw:style-name="gr97" draw:layer="layout" svg:x1="9.882cm" svg:y1="7.612cm" svg:x2="10.035cm" svg:y2="7.612cm">
          <text:p/>
        </draw:line>
        <draw:line draw:style-name="gr97" draw:layer="layout" svg:x1="9.959cm" svg:y1="7.667cm" svg:x2="9.959cm" svg:y2="7.514cm">
          <text:p/>
        </draw:line>
        <draw:line draw:style-name="gr97" draw:layer="layout" svg:x1="9.882cm" svg:y1="7.591cm" svg:x2="10.035cm" svg:y2="7.591cm">
          <text:p/>
        </draw:line>
        <draw:line draw:style-name="gr97" draw:layer="layout" svg:x1="9.959cm" svg:y1="7.071cm" svg:x2="9.959cm" svg:y2="6.918cm">
          <text:p/>
        </draw:line>
        <draw:line draw:style-name="gr97" draw:layer="layout" svg:x1="9.882cm" svg:y1="6.994cm" svg:x2="10.035cm" svg:y2="6.994cm">
          <text:p/>
        </draw:line>
        <draw:line draw:style-name="gr97" draw:layer="layout" svg:x1="9.988cm" svg:y1="12.625cm" svg:x2="9.988cm" svg:y2="12.471cm">
          <text:p/>
        </draw:line>
        <draw:line draw:style-name="gr97" draw:layer="layout" svg:x1="9.911cm" svg:y1="12.548cm" svg:x2="10.064cm" svg:y2="12.548cm">
          <text:p/>
        </draw:line>
        <draw:line draw:style-name="gr97" draw:layer="layout" svg:x1="9.988cm" svg:y1="12.581cm" svg:x2="9.988cm" svg:y2="12.428cm">
          <text:p/>
        </draw:line>
        <draw:line draw:style-name="gr97" draw:layer="layout" svg:x1="9.911cm" svg:y1="12.504cm" svg:x2="10.064cm" svg:y2="12.504cm">
          <text:p/>
        </draw:line>
        <draw:line draw:style-name="gr97" draw:layer="layout" svg:x1="9.988cm" svg:y1="12.537cm" svg:x2="9.988cm" svg:y2="12.384cm">
          <text:p/>
        </draw:line>
        <draw:line draw:style-name="gr97" draw:layer="layout" svg:x1="9.911cm" svg:y1="12.46cm" svg:x2="10.064cm" svg:y2="12.46cm">
          <text:p/>
        </draw:line>
        <draw:line draw:style-name="gr97" draw:layer="layout" svg:x1="9.988cm" svg:y1="12.428cm" svg:x2="9.988cm" svg:y2="12.274cm">
          <text:p/>
        </draw:line>
        <draw:line draw:style-name="gr97" draw:layer="layout" svg:x1="9.911cm" svg:y1="12.351cm" svg:x2="10.064cm" svg:y2="12.351cm">
          <text:p/>
        </draw:line>
        <draw:line draw:style-name="gr97" draw:layer="layout" svg:x1="9.988cm" svg:y1="12.14cm" svg:x2="9.988cm" svg:y2="11.987cm">
          <text:p/>
        </draw:line>
        <draw:line draw:style-name="gr97" draw:layer="layout" svg:x1="9.911cm" svg:y1="12.064cm" svg:x2="10.064cm" svg:y2="12.064cm">
          <text:p/>
        </draw:line>
        <draw:line draw:style-name="gr97" draw:layer="layout" svg:x1="9.988cm" svg:y1="11.831cm" svg:x2="9.988cm" svg:y2="11.678cm">
          <text:p/>
        </draw:line>
        <draw:line draw:style-name="gr97" draw:layer="layout" svg:x1="9.911cm" svg:y1="11.755cm" svg:x2="10.064cm" svg:y2="11.755cm">
          <text:p/>
        </draw:line>
        <draw:line draw:style-name="gr97" draw:layer="layout" svg:x1="9.988cm" svg:y1="11.722cm" svg:x2="9.988cm" svg:y2="11.568cm">
          <text:p/>
        </draw:line>
        <draw:line draw:style-name="gr97" draw:layer="layout" svg:x1="9.911cm" svg:y1="11.645cm" svg:x2="10.064cm" svg:y2="11.645cm">
          <text:p/>
        </draw:line>
        <draw:line draw:style-name="gr97" draw:layer="layout" svg:x1="9.988cm" svg:y1="11.544cm" svg:x2="9.988cm" svg:y2="11.391cm">
          <text:p/>
        </draw:line>
        <draw:line draw:style-name="gr97" draw:layer="layout" svg:x1="9.911cm" svg:y1="11.467cm" svg:x2="10.064cm" svg:y2="11.467cm">
          <text:p/>
        </draw:line>
        <draw:line draw:style-name="gr97" draw:layer="layout" svg:x1="9.988cm" svg:y1="7.58cm" svg:x2="9.988cm" svg:y2="7.426cm">
          <text:p/>
        </draw:line>
        <draw:line draw:style-name="gr97" draw:layer="layout" svg:x1="9.911cm" svg:y1="7.503cm" svg:x2="10.064cm" svg:y2="7.503cm">
          <text:p/>
        </draw:line>
        <draw:line draw:style-name="gr97" draw:layer="layout" svg:x1="9.988cm" svg:y1="4.603cm" svg:x2="9.988cm" svg:y2="4.45cm">
          <text:p/>
        </draw:line>
        <draw:line draw:style-name="gr97" draw:layer="layout" svg:x1="9.911cm" svg:y1="4.526cm" svg:x2="10.064cm" svg:y2="4.526cm">
          <text:p/>
        </draw:line>
        <draw:line draw:style-name="gr97" draw:layer="layout" svg:x1="9.988cm" svg:y1="4.472cm" svg:x2="9.988cm" svg:y2="4.318cm">
          <text:p/>
        </draw:line>
        <draw:line draw:style-name="gr97" draw:layer="layout" svg:x1="9.911cm" svg:y1="4.395cm" svg:x2="10.064cm" svg:y2="4.395cm">
          <text:p/>
        </draw:line>
        <draw:line draw:style-name="gr97" draw:layer="layout" svg:x1="9.988cm" svg:y1="4.384cm" svg:x2="9.988cm" svg:y2="4.231cm">
          <text:p/>
        </draw:line>
        <draw:line draw:style-name="gr97" draw:layer="layout" svg:x1="9.911cm" svg:y1="4.307cm" svg:x2="10.064cm" svg:y2="4.307cm">
          <text:p/>
        </draw:line>
        <draw:line draw:style-name="gr97" draw:layer="layout" svg:x1="10.017cm" svg:y1="13.043cm" svg:x2="10.017cm" svg:y2="12.89cm">
          <text:p/>
        </draw:line>
        <draw:line draw:style-name="gr97" draw:layer="layout" svg:x1="9.94cm" svg:y1="12.967cm" svg:x2="10.094cm" svg:y2="12.967cm">
          <text:p/>
        </draw:line>
        <draw:line draw:style-name="gr97" draw:layer="layout" svg:x1="10.017cm" svg:y1="12.69cm" svg:x2="10.017cm" svg:y2="12.537cm">
          <text:p/>
        </draw:line>
        <draw:line draw:style-name="gr97" draw:layer="layout" svg:x1="9.94cm" svg:y1="12.614cm" svg:x2="10.094cm" svg:y2="12.614cm">
          <text:p/>
        </draw:line>
        <draw:line draw:style-name="gr97" draw:layer="layout" svg:x1="10.017cm" svg:y1="12.338cm" svg:x2="10.017cm" svg:y2="12.184cm">
          <text:p/>
        </draw:line>
        <draw:line draw:style-name="gr97" draw:layer="layout" svg:x1="9.94cm" svg:y1="12.261cm" svg:x2="10.094cm" svg:y2="12.261cm">
          <text:p/>
        </draw:line>
        <draw:line draw:style-name="gr97" draw:layer="layout" svg:x1="10.017cm" svg:y1="12.294cm" svg:x2="10.017cm" svg:y2="12.14cm">
          <text:p/>
        </draw:line>
        <draw:line draw:style-name="gr97" draw:layer="layout" svg:x1="9.94cm" svg:y1="12.217cm" svg:x2="10.094cm" svg:y2="12.217cm">
          <text:p/>
        </draw:line>
        <draw:line draw:style-name="gr97" draw:layer="layout" svg:x1="10.017cm" svg:y1="12.14cm" svg:x2="10.017cm" svg:y2="11.987cm">
          <text:p/>
        </draw:line>
        <draw:line draw:style-name="gr97" draw:layer="layout" svg:x1="9.94cm" svg:y1="12.064cm" svg:x2="10.094cm" svg:y2="12.064cm">
          <text:p/>
        </draw:line>
        <draw:line draw:style-name="gr97" draw:layer="layout" svg:x1="10.017cm" svg:y1="12.009cm" svg:x2="10.017cm" svg:y2="11.856cm">
          <text:p/>
        </draw:line>
        <draw:line draw:style-name="gr97" draw:layer="layout" svg:x1="9.94cm" svg:y1="11.932cm" svg:x2="10.094cm" svg:y2="11.932cm">
          <text:p/>
        </draw:line>
        <draw:line draw:style-name="gr97" draw:layer="layout" svg:x1="10.017cm" svg:y1="11.831cm" svg:x2="10.017cm" svg:y2="11.678cm">
          <text:p/>
        </draw:line>
        <draw:line draw:style-name="gr97" draw:layer="layout" svg:x1="9.94cm" svg:y1="11.755cm" svg:x2="10.094cm" svg:y2="11.755cm">
          <text:p/>
        </draw:line>
        <draw:line draw:style-name="gr97" draw:layer="layout" svg:x1="10.017cm" svg:y1="8.239cm" svg:x2="10.017cm" svg:y2="8.086cm">
          <text:p/>
        </draw:line>
        <draw:line draw:style-name="gr97" draw:layer="layout" svg:x1="9.94cm" svg:y1="8.162cm" svg:x2="10.094cm" svg:y2="8.162cm">
          <text:p/>
        </draw:line>
        <draw:line draw:style-name="gr97" draw:layer="layout" svg:x1="10.017cm" svg:y1="7.954cm" svg:x2="10.017cm" svg:y2="7.801cm">
          <text:p/>
        </draw:line>
        <draw:line draw:style-name="gr97" draw:layer="layout" svg:x1="9.94cm" svg:y1="7.878cm" svg:x2="10.094cm" svg:y2="7.878cm">
          <text:p/>
        </draw:line>
        <draw:line draw:style-name="gr97" draw:layer="layout" svg:x1="10.017cm" svg:y1="4.825cm" svg:x2="10.017cm" svg:y2="4.671cm">
          <text:p/>
        </draw:line>
        <draw:line draw:style-name="gr97" draw:layer="layout" svg:x1="9.94cm" svg:y1="4.748cm" svg:x2="10.094cm" svg:y2="4.748cm">
          <text:p/>
        </draw:line>
        <draw:line draw:style-name="gr97" draw:layer="layout" svg:x1="10.017cm" svg:y1="4.649cm" svg:x2="10.017cm" svg:y2="4.496cm">
          <text:p/>
        </draw:line>
        <draw:line draw:style-name="gr97" draw:layer="layout" svg:x1="9.94cm" svg:y1="4.573cm" svg:x2="10.094cm" svg:y2="4.573cm">
          <text:p/>
        </draw:line>
        <draw:line draw:style-name="gr97" draw:layer="layout" svg:x1="10.049cm" svg:y1="13.33cm" svg:x2="10.049cm" svg:y2="13.177cm">
          <text:p/>
        </draw:line>
        <draw:line draw:style-name="gr97" draw:layer="layout" svg:x1="9.972cm" svg:y1="13.254cm" svg:x2="10.125cm" svg:y2="13.254cm">
          <text:p/>
        </draw:line>
        <draw:line draw:style-name="gr97" draw:layer="layout" svg:x1="10.049cm" svg:y1="13.287cm" svg:x2="10.049cm" svg:y2="13.133cm">
          <text:p/>
        </draw:line>
        <draw:line draw:style-name="gr97" draw:layer="layout" svg:x1="9.972cm" svg:y1="13.21cm" svg:x2="10.125cm" svg:y2="13.21cm">
          <text:p/>
        </draw:line>
        <draw:line draw:style-name="gr97" draw:layer="layout" svg:x1="10.049cm" svg:y1="13cm" svg:x2="10.049cm" svg:y2="12.846cm">
          <text:p/>
        </draw:line>
        <draw:line draw:style-name="gr97" draw:layer="layout" svg:x1="9.972cm" svg:y1="12.923cm" svg:x2="10.125cm" svg:y2="12.923cm">
          <text:p/>
        </draw:line>
        <draw:line draw:style-name="gr97" draw:layer="layout" svg:x1="10.049cm" svg:y1="12.934cm" svg:x2="10.049cm" svg:y2="12.78cm">
          <text:p/>
        </draw:line>
        <draw:line draw:style-name="gr97" draw:layer="layout" svg:x1="9.972cm" svg:y1="12.857cm" svg:x2="10.125cm" svg:y2="12.857cm">
          <text:p/>
        </draw:line>
        <draw:line draw:style-name="gr97" draw:layer="layout" svg:x1="10.049cm" svg:y1="8.748cm" svg:x2="10.049cm" svg:y2="8.594cm">
          <text:p/>
        </draw:line>
        <draw:line draw:style-name="gr97" draw:layer="layout" svg:x1="9.972cm" svg:y1="8.671cm" svg:x2="10.125cm" svg:y2="8.671cm">
          <text:p/>
        </draw:line>
        <draw:line draw:style-name="gr97" draw:layer="layout" svg:x1="10.049cm" svg:y1="8.439cm" svg:x2="10.049cm" svg:y2="8.285cm">
          <text:p/>
        </draw:line>
        <draw:line draw:style-name="gr97" draw:layer="layout" svg:x1="9.972cm" svg:y1="8.362cm" svg:x2="10.125cm" svg:y2="8.362cm">
          <text:p/>
        </draw:line>
        <draw:line draw:style-name="gr97" draw:layer="layout" svg:x1="10.049cm" svg:y1="8.261cm" svg:x2="10.049cm" svg:y2="8.108cm">
          <text:p/>
        </draw:line>
        <draw:line draw:style-name="gr97" draw:layer="layout" svg:x1="9.972cm" svg:y1="8.184cm" svg:x2="10.125cm" svg:y2="8.184cm">
          <text:p/>
        </draw:line>
        <draw:line draw:style-name="gr97" draw:layer="layout" svg:x1="10.049cm" svg:y1="5.375cm" svg:x2="10.049cm" svg:y2="5.221cm">
          <text:p/>
        </draw:line>
        <draw:line draw:style-name="gr97" draw:layer="layout" svg:x1="9.972cm" svg:y1="5.298cm" svg:x2="10.125cm" svg:y2="5.298cm">
          <text:p/>
        </draw:line>
        <draw:line draw:style-name="gr97" draw:layer="layout" svg:x1="10.049cm" svg:y1="5.353cm" svg:x2="10.049cm" svg:y2="5.199cm">
          <text:p/>
        </draw:line>
        <draw:line draw:style-name="gr97" draw:layer="layout" svg:x1="9.972cm" svg:y1="5.276cm" svg:x2="10.125cm" svg:y2="5.276cm">
          <text:p/>
        </draw:line>
        <draw:line draw:style-name="gr97" draw:layer="layout" svg:x1="10.049cm" svg:y1="3.282cm" svg:x2="10.049cm" svg:y2="3.128cm">
          <text:p/>
        </draw:line>
        <draw:line draw:style-name="gr97" draw:layer="layout" svg:x1="9.972cm" svg:y1="3.205cm" svg:x2="10.125cm" svg:y2="3.205cm">
          <text:p/>
        </draw:line>
        <draw:line draw:style-name="gr97" draw:layer="layout" svg:x1="10.049cm" svg:y1="3.172cm" svg:x2="10.049cm" svg:y2="3.019cm">
          <text:p/>
        </draw:line>
        <draw:line draw:style-name="gr97" draw:layer="layout" svg:x1="9.972cm" svg:y1="3.095cm" svg:x2="10.125cm" svg:y2="3.095cm">
          <text:p/>
        </draw:line>
        <draw:line draw:style-name="gr97" draw:layer="layout" svg:x1="10.078cm" svg:y1="13.33cm" svg:x2="10.078cm" svg:y2="13.177cm">
          <text:p/>
        </draw:line>
        <draw:line draw:style-name="gr97" draw:layer="layout" svg:x1="10.001cm" svg:y1="13.254cm" svg:x2="10.154cm" svg:y2="13.254cm">
          <text:p/>
        </draw:line>
        <draw:line draw:style-name="gr97" draw:layer="layout" svg:x1="10.078cm" svg:y1="13.175cm" svg:x2="10.078cm" svg:y2="13.021cm">
          <text:p/>
        </draw:line>
        <draw:line draw:style-name="gr97" draw:layer="layout" svg:x1="10.001cm" svg:y1="13.098cm" svg:x2="10.154cm" svg:y2="13.098cm">
          <text:p/>
        </draw:line>
        <draw:line draw:style-name="gr97" draw:layer="layout" svg:x1="10.078cm" svg:y1="13.109cm" svg:x2="10.078cm" svg:y2="12.956cm">
          <text:p/>
        </draw:line>
        <draw:line draw:style-name="gr97" draw:layer="layout" svg:x1="10.001cm" svg:y1="13.032cm" svg:x2="10.154cm" svg:y2="13.032cm">
          <text:p/>
        </draw:line>
        <draw:line draw:style-name="gr97" draw:layer="layout" svg:x1="10.078cm" svg:y1="12.734cm" svg:x2="10.078cm" svg:y2="12.581cm">
          <text:p/>
        </draw:line>
        <draw:line draw:style-name="gr97" draw:layer="layout" svg:x1="10.001cm" svg:y1="12.658cm" svg:x2="10.154cm" svg:y2="12.658cm">
          <text:p/>
        </draw:line>
        <draw:line draw:style-name="gr97" draw:layer="layout" svg:x1="10.078cm" svg:y1="12.69cm" svg:x2="10.078cm" svg:y2="12.537cm">
          <text:p/>
        </draw:line>
        <draw:line draw:style-name="gr97" draw:layer="layout" svg:x1="10.001cm" svg:y1="12.614cm" svg:x2="10.154cm" svg:y2="12.614cm">
          <text:p/>
        </draw:line>
        <draw:line draw:style-name="gr97" draw:layer="layout" svg:x1="10.078cm" svg:y1="12.603cm" svg:x2="10.078cm" svg:y2="12.449cm">
          <text:p/>
        </draw:line>
        <draw:line draw:style-name="gr97" draw:layer="layout" svg:x1="10.001cm" svg:y1="12.526cm" svg:x2="10.154cm" svg:y2="12.526cm">
          <text:p/>
        </draw:line>
        <draw:line draw:style-name="gr97" draw:layer="layout" svg:x1="10.078cm" svg:y1="9.495cm" svg:x2="10.078cm" svg:y2="9.342cm">
          <text:p/>
        </draw:line>
        <draw:line draw:style-name="gr97" draw:layer="layout" svg:x1="10.001cm" svg:y1="9.418cm" svg:x2="10.154cm" svg:y2="9.418cm">
          <text:p/>
        </draw:line>
        <draw:line draw:style-name="gr97" draw:layer="layout" svg:x1="10.078cm" svg:y1="8.835cm" svg:x2="10.078cm" svg:y2="8.682cm">
          <text:p/>
        </draw:line>
        <draw:line draw:style-name="gr97" draw:layer="layout" svg:x1="10.001cm" svg:y1="8.759cm" svg:x2="10.154cm" svg:y2="8.759cm">
          <text:p/>
        </draw:line>
        <draw:line draw:style-name="gr97" draw:layer="layout" svg:x1="10.078cm" svg:y1="5.883cm" svg:x2="10.078cm" svg:y2="5.73cm">
          <text:p/>
        </draw:line>
        <draw:line draw:style-name="gr97" draw:layer="layout" svg:x1="10.001cm" svg:y1="5.807cm" svg:x2="10.154cm" svg:y2="5.807cm">
          <text:p/>
        </draw:line>
        <draw:line draw:style-name="gr97" draw:layer="layout" svg:x1="10.078cm" svg:y1="5.662cm" svg:x2="10.078cm" svg:y2="5.508cm">
          <text:p/>
        </draw:line>
        <draw:line draw:style-name="gr97" draw:layer="layout" svg:x1="10.001cm" svg:y1="5.585cm" svg:x2="10.154cm" svg:y2="5.585cm">
          <text:p/>
        </draw:line>
        <draw:line draw:style-name="gr97" draw:layer="layout" svg:x1="10.078cm" svg:y1="5.618cm" svg:x2="10.078cm" svg:y2="5.465cm">
          <text:p/>
        </draw:line>
        <draw:line draw:style-name="gr97" draw:layer="layout" svg:x1="10.001cm" svg:y1="5.541cm" svg:x2="10.154cm" svg:y2="5.541cm">
          <text:p/>
        </draw:line>
        <draw:line draw:style-name="gr97" draw:layer="layout" svg:x1="10.078cm" svg:y1="3.678cm" svg:x2="10.078cm" svg:y2="3.525cm">
          <text:p/>
        </draw:line>
        <draw:line draw:style-name="gr97" draw:layer="layout" svg:x1="10.001cm" svg:y1="3.602cm" svg:x2="10.154cm" svg:y2="3.602cm">
          <text:p/>
        </draw:line>
        <draw:line draw:style-name="gr97" draw:layer="layout" svg:x1="10.078cm" svg:y1="3.459cm" svg:x2="10.078cm" svg:y2="3.306cm">
          <text:p/>
        </draw:line>
        <draw:line draw:style-name="gr97" draw:layer="layout" svg:x1="10.001cm" svg:y1="3.383cm" svg:x2="10.154cm" svg:y2="3.383cm">
          <text:p/>
        </draw:line>
        <draw:line draw:style-name="gr97" draw:layer="layout" svg:x1="10.078cm" svg:y1="3.128cm" svg:x2="10.078cm" svg:y2="2.975cm">
          <text:p/>
        </draw:line>
        <draw:line draw:style-name="gr97" draw:layer="layout" svg:x1="10.001cm" svg:y1="3.052cm" svg:x2="10.154cm" svg:y2="3.052cm">
          <text:p/>
        </draw:line>
        <draw:line draw:style-name="gr97" draw:layer="layout" svg:x1="10.109cm" svg:y1="13.287cm" svg:x2="10.109cm" svg:y2="13.133cm">
          <text:p/>
        </draw:line>
        <draw:line draw:style-name="gr97" draw:layer="layout" svg:x1="10.033cm" svg:y1="13.21cm" svg:x2="10.186cm" svg:y2="13.21cm">
          <text:p/>
        </draw:line>
        <draw:line draw:style-name="gr97" draw:layer="layout" svg:x1="10.109cm" svg:y1="13.197cm" svg:x2="10.109cm" svg:y2="13.043cm">
          <text:p/>
        </draw:line>
        <draw:line draw:style-name="gr97" draw:layer="layout" svg:x1="10.033cm" svg:y1="13.12cm" svg:x2="10.186cm" svg:y2="13.12cm">
          <text:p/>
        </draw:line>
        <draw:line draw:style-name="gr97" draw:layer="layout" svg:x1="10.109cm" svg:y1="13.131cm" svg:x2="10.109cm" svg:y2="12.978cm">
          <text:p/>
        </draw:line>
        <draw:line draw:style-name="gr97" draw:layer="layout" svg:x1="10.033cm" svg:y1="13.054cm" svg:x2="10.186cm" svg:y2="13.054cm">
          <text:p/>
        </draw:line>
        <draw:line draw:style-name="gr97" draw:layer="layout" svg:x1="10.109cm" svg:y1="9.76cm" svg:x2="10.109cm" svg:y2="9.607cm">
          <text:p/>
        </draw:line>
        <draw:line draw:style-name="gr97" draw:layer="layout" svg:x1="10.033cm" svg:y1="9.684cm" svg:x2="10.186cm" svg:y2="9.684cm">
          <text:p/>
        </draw:line>
        <draw:line draw:style-name="gr97" draw:layer="layout" svg:x1="10.109cm" svg:y1="6.324cm" svg:x2="10.109cm" svg:y2="6.17cm">
          <text:p/>
        </draw:line>
        <draw:line draw:style-name="gr97" draw:layer="layout" svg:x1="10.033cm" svg:y1="6.247cm" svg:x2="10.186cm" svg:y2="6.247cm">
          <text:p/>
        </draw:line>
        <draw:line draw:style-name="gr97" draw:layer="layout" svg:x1="10.109cm" svg:y1="6.212cm" svg:x2="10.109cm" svg:y2="6.058cm">
          <text:p/>
        </draw:line>
        <draw:line draw:style-name="gr97" draw:layer="layout" svg:x1="10.033cm" svg:y1="6.135cm" svg:x2="10.186cm" svg:y2="6.135cm">
          <text:p/>
        </draw:line>
        <draw:line draw:style-name="gr97" draw:layer="layout" svg:x1="10.109cm" svg:y1="6.168cm" svg:x2="10.109cm" svg:y2="6.015cm">
          <text:p/>
        </draw:line>
        <draw:line draw:style-name="gr97" draw:layer="layout" svg:x1="10.033cm" svg:y1="6.091cm" svg:x2="10.186cm" svg:y2="6.091cm">
          <text:p/>
        </draw:line>
        <draw:line draw:style-name="gr97" draw:layer="layout" svg:x1="10.109cm" svg:y1="4.163cm" svg:x2="10.109cm" svg:y2="4.009cm">
          <text:p/>
        </draw:line>
        <draw:line draw:style-name="gr97" draw:layer="layout" svg:x1="10.033cm" svg:y1="4.086cm" svg:x2="10.186cm" svg:y2="4.086cm">
          <text:p/>
        </draw:line>
        <draw:line draw:style-name="gr97" draw:layer="layout" svg:x1="10.109cm" svg:y1="3.7cm" svg:x2="10.109cm" svg:y2="3.547cm">
          <text:p/>
        </draw:line>
        <draw:line draw:style-name="gr97" draw:layer="layout" svg:x1="10.033cm" svg:y1="3.623cm" svg:x2="10.186cm" svg:y2="3.623cm">
          <text:p/>
        </draw:line>
        <draw:line draw:style-name="gr97" draw:layer="layout" svg:x1="10.109cm" svg:y1="3.019cm" svg:x2="10.109cm" svg:y2="2.865cm">
          <text:p/>
        </draw:line>
        <draw:line draw:style-name="gr97" draw:layer="layout" svg:x1="10.033cm" svg:y1="2.942cm" svg:x2="10.186cm" svg:y2="2.942cm">
          <text:p/>
        </draw:line>
        <draw:line draw:style-name="gr97" draw:layer="layout" svg:x1="10.109cm" svg:y1="2.929cm" svg:x2="10.109cm" svg:y2="2.775cm">
          <text:p/>
        </draw:line>
        <draw:line draw:style-name="gr97" draw:layer="layout" svg:x1="10.033cm" svg:y1="2.852cm" svg:x2="10.186cm" svg:y2="2.852cm">
          <text:p/>
        </draw:line>
        <draw:line draw:style-name="gr97" draw:layer="layout" svg:x1="10.139cm" svg:y1="10.201cm" svg:x2="10.139cm" svg:y2="10.047cm">
          <text:p/>
        </draw:line>
        <draw:line draw:style-name="gr97" draw:layer="layout" svg:x1="10.062cm" svg:y1="10.124cm" svg:x2="10.215cm" svg:y2="10.124cm">
          <text:p/>
        </draw:line>
        <draw:line draw:style-name="gr97" draw:layer="layout" svg:x1="10.139cm" svg:y1="9.673cm" svg:x2="10.139cm" svg:y2="9.519cm">
          <text:p/>
        </draw:line>
        <draw:line draw:style-name="gr97" draw:layer="layout" svg:x1="10.062cm" svg:y1="9.596cm" svg:x2="10.215cm" svg:y2="9.596cm">
          <text:p/>
        </draw:line>
        <draw:line draw:style-name="gr97" draw:layer="layout" svg:x1="10.139cm" svg:y1="6.587cm" svg:x2="10.139cm" svg:y2="6.433cm">
          <text:p/>
        </draw:line>
        <draw:line draw:style-name="gr97" draw:layer="layout" svg:x1="10.062cm" svg:y1="6.51cm" svg:x2="10.215cm" svg:y2="6.51cm">
          <text:p/>
        </draw:line>
        <draw:line draw:style-name="gr97" draw:layer="layout" svg:x1="10.139cm" svg:y1="4.581cm" svg:x2="10.139cm" svg:y2="4.428cm">
          <text:p/>
        </draw:line>
        <draw:line draw:style-name="gr97" draw:layer="layout" svg:x1="10.062cm" svg:y1="4.505cm" svg:x2="10.215cm" svg:y2="4.505cm">
          <text:p/>
        </draw:line>
        <draw:line draw:style-name="gr97" draw:layer="layout" svg:x1="10.139cm" svg:y1="4.141cm" svg:x2="10.139cm" svg:y2="3.987cm">
          <text:p/>
        </draw:line>
        <draw:line draw:style-name="gr97" draw:layer="layout" svg:x1="10.062cm" svg:y1="4.064cm" svg:x2="10.215cm" svg:y2="4.064cm">
          <text:p/>
        </draw:line>
        <draw:line draw:style-name="gr97" draw:layer="layout" svg:x1="10.139cm" svg:y1="4.031cm" svg:x2="10.139cm" svg:y2="3.878cm">
          <text:p/>
        </draw:line>
        <draw:line draw:style-name="gr97" draw:layer="layout" svg:x1="10.062cm" svg:y1="3.954cm" svg:x2="10.215cm" svg:y2="3.954cm">
          <text:p/>
        </draw:line>
        <draw:line draw:style-name="gr97" draw:layer="layout" svg:x1="10.139cm" svg:y1="4.009cm" svg:x2="10.139cm" svg:y2="3.856cm">
          <text:p/>
        </draw:line>
        <draw:line draw:style-name="gr97" draw:layer="layout" svg:x1="10.062cm" svg:y1="3.933cm" svg:x2="10.215cm" svg:y2="3.933cm">
          <text:p/>
        </draw:line>
        <draw:line draw:style-name="gr97" draw:layer="layout" svg:x1="10.139cm" svg:y1="3.656cm" svg:x2="10.139cm" svg:y2="3.503cm">
          <text:p/>
        </draw:line>
        <draw:line draw:style-name="gr97" draw:layer="layout" svg:x1="10.062cm" svg:y1="3.58cm" svg:x2="10.215cm" svg:y2="3.58cm">
          <text:p/>
        </draw:line>
        <draw:line draw:style-name="gr97" draw:layer="layout" svg:x1="10.139cm" svg:y1="3.282cm" svg:x2="10.139cm" svg:y2="3.128cm">
          <text:p/>
        </draw:line>
        <draw:line draw:style-name="gr97" draw:layer="layout" svg:x1="10.062cm" svg:y1="3.205cm" svg:x2="10.215cm" svg:y2="3.205cm">
          <text:p/>
        </draw:line>
        <draw:line draw:style-name="gr97" draw:layer="layout" svg:x1="10.17cm" svg:y1="10.466cm" svg:x2="10.17cm" svg:y2="10.313cm">
          <text:p/>
        </draw:line>
        <draw:line draw:style-name="gr97" draw:layer="layout" svg:x1="10.094cm" svg:y1="10.389cm" svg:x2="10.247cm" svg:y2="10.389cm">
          <text:p/>
        </draw:line>
        <draw:line draw:style-name="gr97" draw:layer="layout" svg:x1="10.17cm" svg:y1="10.266cm" svg:x2="10.17cm" svg:y2="10.113cm">
          <text:p/>
        </draw:line>
        <draw:line draw:style-name="gr97" draw:layer="layout" svg:x1="10.094cm" svg:y1="10.19cm" svg:x2="10.247cm" svg:y2="10.19cm">
          <text:p/>
        </draw:line>
        <draw:line draw:style-name="gr97" draw:layer="layout" svg:x1="10.17cm" svg:y1="10.091cm" svg:x2="10.17cm" svg:y2="9.938cm">
          <text:p/>
        </draw:line>
        <draw:line draw:style-name="gr97" draw:layer="layout" svg:x1="10.094cm" svg:y1="10.015cm" svg:x2="10.247cm" svg:y2="10.015cm">
          <text:p/>
        </draw:line>
        <draw:line draw:style-name="gr97" draw:layer="layout" svg:x1="10.17cm" svg:y1="7.161cm" svg:x2="10.17cm" svg:y2="7.008cm">
          <text:p/>
        </draw:line>
        <draw:line draw:style-name="gr97" draw:layer="layout" svg:x1="10.094cm" svg:y1="7.084cm" svg:x2="10.247cm" svg:y2="7.084cm">
          <text:p/>
        </draw:line>
        <draw:line draw:style-name="gr97" draw:layer="layout" svg:x1="10.17cm" svg:y1="6.896cm" svg:x2="10.17cm" svg:y2="6.742cm">
          <text:p/>
        </draw:line>
        <draw:line draw:style-name="gr97" draw:layer="layout" svg:x1="10.094cm" svg:y1="6.819cm" svg:x2="10.247cm" svg:y2="6.819cm">
          <text:p/>
        </draw:line>
        <draw:line draw:style-name="gr97" draw:layer="layout" svg:x1="10.17cm" svg:y1="5.09cm" svg:x2="10.17cm" svg:y2="4.936cm">
          <text:p/>
        </draw:line>
        <draw:line draw:style-name="gr97" draw:layer="layout" svg:x1="10.094cm" svg:y1="5.013cm" svg:x2="10.247cm" svg:y2="5.013cm">
          <text:p/>
        </draw:line>
        <draw:line draw:style-name="gr97" draw:layer="layout" svg:x1="10.17cm" svg:y1="4.472cm" svg:x2="10.17cm" svg:y2="4.318cm">
          <text:p/>
        </draw:line>
        <draw:line draw:style-name="gr97" draw:layer="layout" svg:x1="10.094cm" svg:y1="4.395cm" svg:x2="10.247cm" svg:y2="4.395cm">
          <text:p/>
        </draw:line>
        <draw:line draw:style-name="gr97" draw:layer="layout" svg:x1="10.17cm" svg:y1="4.009cm" svg:x2="10.17cm" svg:y2="3.856cm">
          <text:p/>
        </draw:line>
        <draw:line draw:style-name="gr97" draw:layer="layout" svg:x1="10.094cm" svg:y1="3.933cm" svg:x2="10.247cm" svg:y2="3.933cm">
          <text:p/>
        </draw:line>
        <draw:line draw:style-name="gr97" draw:layer="layout" svg:x1="10.17cm" svg:y1="3.965cm" svg:x2="10.17cm" svg:y2="3.812cm">
          <text:p/>
        </draw:line>
        <draw:line draw:style-name="gr97" draw:layer="layout" svg:x1="10.094cm" svg:y1="3.889cm" svg:x2="10.247cm" svg:y2="3.889cm">
          <text:p/>
        </draw:line>
        <draw:line draw:style-name="gr97" draw:layer="layout" svg:x1="10.17cm" svg:y1="3.282cm" svg:x2="10.17cm" svg:y2="3.128cm">
          <text:p/>
        </draw:line>
        <draw:line draw:style-name="gr97" draw:layer="layout" svg:x1="10.094cm" svg:y1="3.205cm" svg:x2="10.247cm" svg:y2="3.205cm">
          <text:p/>
        </draw:line>
        <draw:line draw:style-name="gr97" draw:layer="layout" svg:x1="10.199cm" svg:y1="13.418cm" svg:x2="10.199cm" svg:y2="13.265cm">
          <text:p/>
        </draw:line>
        <draw:line draw:style-name="gr97" draw:layer="layout" svg:x1="10.123cm" svg:y1="13.341cm" svg:x2="10.276cm" svg:y2="13.341cm">
          <text:p/>
        </draw:line>
        <draw:line draw:style-name="gr97" draw:layer="layout" svg:x1="10.199cm" svg:y1="13.175cm" svg:x2="10.199cm" svg:y2="13.021cm">
          <text:p/>
        </draw:line>
        <draw:line draw:style-name="gr97" draw:layer="layout" svg:x1="10.123cm" svg:y1="13.098cm" svg:x2="10.276cm" svg:y2="13.098cm">
          <text:p/>
        </draw:line>
        <draw:line draw:style-name="gr97" draw:layer="layout" svg:x1="10.199cm" svg:y1="12.912cm" svg:x2="10.199cm" svg:y2="12.759cm">
          <text:p/>
        </draw:line>
        <draw:line draw:style-name="gr97" draw:layer="layout" svg:x1="10.123cm" svg:y1="12.835cm" svg:x2="10.276cm" svg:y2="12.835cm">
          <text:p/>
        </draw:line>
        <draw:line draw:style-name="gr97" draw:layer="layout" svg:x1="10.199cm" svg:y1="12.581cm" svg:x2="10.199cm" svg:y2="12.428cm">
          <text:p/>
        </draw:line>
        <draw:line draw:style-name="gr97" draw:layer="layout" svg:x1="10.123cm" svg:y1="12.504cm" svg:x2="10.276cm" svg:y2="12.504cm">
          <text:p/>
        </draw:line>
        <draw:line draw:style-name="gr97" draw:layer="layout" svg:x1="10.199cm" svg:y1="12.559cm" svg:x2="10.199cm" svg:y2="12.406cm">
          <text:p/>
        </draw:line>
        <draw:line draw:style-name="gr97" draw:layer="layout" svg:x1="10.123cm" svg:y1="12.482cm" svg:x2="10.276cm" svg:y2="12.482cm">
          <text:p/>
        </draw:line>
        <draw:line draw:style-name="gr97" draw:layer="layout" svg:x1="10.199cm" svg:y1="12.493cm" svg:x2="10.199cm" svg:y2="12.34cm">
          <text:p/>
        </draw:line>
        <draw:line draw:style-name="gr97" draw:layer="layout" svg:x1="10.123cm" svg:y1="12.417cm" svg:x2="10.276cm" svg:y2="12.417cm">
          <text:p/>
        </draw:line>
        <draw:line draw:style-name="gr97" draw:layer="layout" svg:x1="10.199cm" svg:y1="12.449cm" svg:x2="10.199cm" svg:y2="12.296cm">
          <text:p/>
        </draw:line>
        <draw:line draw:style-name="gr97" draw:layer="layout" svg:x1="10.123cm" svg:y1="12.373cm" svg:x2="10.276cm" svg:y2="12.373cm">
          <text:p/>
        </draw:line>
        <draw:line draw:style-name="gr97" draw:layer="layout" svg:x1="10.199cm" svg:y1="11.963cm" svg:x2="10.199cm" svg:y2="11.809cm">
          <text:p/>
        </draw:line>
        <draw:line draw:style-name="gr97" draw:layer="layout" svg:x1="10.123cm" svg:y1="11.886cm" svg:x2="10.276cm" svg:y2="11.886cm">
          <text:p/>
        </draw:line>
        <draw:line draw:style-name="gr97" draw:layer="layout" svg:x1="10.199cm" svg:y1="11.809cm" svg:x2="10.199cm" svg:y2="11.656cm">
          <text:p/>
        </draw:line>
        <draw:line draw:style-name="gr97" draw:layer="layout" svg:x1="10.123cm" svg:y1="11.733cm" svg:x2="10.276cm" svg:y2="11.733cm">
          <text:p/>
        </draw:line>
        <draw:line draw:style-name="gr97" draw:layer="layout" svg:x1="10.199cm" svg:y1="11.369cm" svg:x2="10.199cm" svg:y2="11.216cm">
          <text:p/>
        </draw:line>
        <draw:line draw:style-name="gr97" draw:layer="layout" svg:x1="10.123cm" svg:y1="11.292cm" svg:x2="10.276cm" svg:y2="11.292cm">
          <text:p/>
        </draw:line>
        <draw:line draw:style-name="gr97" draw:layer="layout" svg:x1="10.199cm" svg:y1="11.194cm" svg:x2="10.199cm" svg:y2="11.04cm">
          <text:p/>
        </draw:line>
        <draw:line draw:style-name="gr97" draw:layer="layout" svg:x1="10.123cm" svg:y1="11.117cm" svg:x2="10.276cm" svg:y2="11.117cm">
          <text:p/>
        </draw:line>
        <draw:line draw:style-name="gr97" draw:layer="layout" svg:x1="10.199cm" svg:y1="10.597cm" svg:x2="10.199cm" svg:y2="10.444cm">
          <text:p/>
        </draw:line>
        <draw:line draw:style-name="gr97" draw:layer="layout" svg:x1="10.123cm" svg:y1="10.521cm" svg:x2="10.276cm" svg:y2="10.521cm">
          <text:p/>
        </draw:line>
        <draw:line draw:style-name="gr97" draw:layer="layout" svg:x1="10.199cm" svg:y1="10.223cm" svg:x2="10.199cm" svg:y2="10.069cm">
          <text:p/>
        </draw:line>
        <draw:line draw:style-name="gr97" draw:layer="layout" svg:x1="10.123cm" svg:y1="10.146cm" svg:x2="10.276cm" svg:y2="10.146cm">
          <text:p/>
        </draw:line>
        <draw:line draw:style-name="gr97" draw:layer="layout" svg:x1="10.199cm" svg:y1="10.179cm" svg:x2="10.199cm" svg:y2="10.025cm">
          <text:p/>
        </draw:line>
        <draw:line draw:style-name="gr97" draw:layer="layout" svg:x1="10.123cm" svg:y1="10.102cm" svg:x2="10.276cm" svg:y2="10.102cm">
          <text:p/>
        </draw:line>
        <draw:line draw:style-name="gr97" draw:layer="layout" svg:x1="10.199cm" svg:y1="9.651cm" svg:x2="10.199cm" svg:y2="9.497cm">
          <text:p/>
        </draw:line>
        <draw:line draw:style-name="gr97" draw:layer="layout" svg:x1="10.123cm" svg:y1="9.574cm" svg:x2="10.276cm" svg:y2="9.574cm">
          <text:p/>
        </draw:line>
        <draw:line draw:style-name="gr97" draw:layer="layout" svg:x1="10.199cm" svg:y1="9.563cm" svg:x2="10.199cm" svg:y2="9.41cm">
          <text:p/>
        </draw:line>
        <draw:line draw:style-name="gr97" draw:layer="layout" svg:x1="10.123cm" svg:y1="9.486cm" svg:x2="10.276cm" svg:y2="9.486cm">
          <text:p/>
        </draw:line>
        <draw:line draw:style-name="gr97" draw:layer="layout" svg:x1="10.199cm" svg:y1="9.254cm" svg:x2="10.199cm" svg:y2="9.101cm">
          <text:p/>
        </draw:line>
        <draw:line draw:style-name="gr97" draw:layer="layout" svg:x1="10.123cm" svg:y1="9.177cm" svg:x2="10.276cm" svg:y2="9.177cm">
          <text:p/>
        </draw:line>
        <draw:line draw:style-name="gr97" draw:layer="layout" svg:x1="10.199cm" svg:y1="7.314cm" svg:x2="10.199cm" svg:y2="7.161cm">
          <text:p/>
        </draw:line>
        <draw:line draw:style-name="gr97" draw:layer="layout" svg:x1="10.123cm" svg:y1="7.238cm" svg:x2="10.276cm" svg:y2="7.238cm">
          <text:p/>
        </draw:line>
        <draw:line draw:style-name="gr97" draw:layer="layout" svg:x1="10.199cm" svg:y1="5.684cm" svg:x2="10.199cm" svg:y2="5.53cm">
          <text:p/>
        </draw:line>
        <draw:line draw:style-name="gr97" draw:layer="layout" svg:x1="10.123cm" svg:y1="5.607cm" svg:x2="10.276cm" svg:y2="5.607cm">
          <text:p/>
        </draw:line>
        <draw:line draw:style-name="gr97" draw:layer="layout" svg:x1="10.199cm" svg:y1="5.353cm" svg:x2="10.199cm" svg:y2="5.199cm">
          <text:p/>
        </draw:line>
        <draw:line draw:style-name="gr97" draw:layer="layout" svg:x1="10.123cm" svg:y1="5.276cm" svg:x2="10.276cm" svg:y2="5.276cm">
          <text:p/>
        </draw:line>
        <draw:line draw:style-name="gr97" draw:layer="layout" svg:x1="10.199cm" svg:y1="4.978cm" svg:x2="10.199cm" svg:y2="4.825cm">
          <text:p/>
        </draw:line>
        <draw:line draw:style-name="gr97" draw:layer="layout" svg:x1="10.123cm" svg:y1="4.901cm" svg:x2="10.276cm" svg:y2="4.901cm">
          <text:p/>
        </draw:line>
        <draw:line draw:style-name="gr97" draw:layer="layout" svg:x1="10.199cm" svg:y1="4.934cm" svg:x2="10.199cm" svg:y2="4.781cm">
          <text:p/>
        </draw:line>
        <draw:line draw:style-name="gr97" draw:layer="layout" svg:x1="10.123cm" svg:y1="4.857cm" svg:x2="10.276cm" svg:y2="4.857cm">
          <text:p/>
        </draw:line>
        <draw:line draw:style-name="gr97" draw:layer="layout" svg:x1="10.199cm" svg:y1="4.803cm" svg:x2="10.199cm" svg:y2="4.649cm">
          <text:p/>
        </draw:line>
        <draw:line draw:style-name="gr97" draw:layer="layout" svg:x1="10.123cm" svg:y1="4.726cm" svg:x2="10.276cm" svg:y2="4.726cm">
          <text:p/>
        </draw:line>
        <draw:line draw:style-name="gr97" draw:layer="layout" svg:x1="10.199cm" svg:y1="4.781cm" svg:x2="10.199cm" svg:y2="4.627cm">
          <text:p/>
        </draw:line>
        <draw:line draw:style-name="gr97" draw:layer="layout" svg:x1="10.123cm" svg:y1="4.704cm" svg:x2="10.276cm" svg:y2="4.704cm">
          <text:p/>
        </draw:line>
        <draw:line draw:style-name="gr97" draw:layer="layout" svg:x1="10.199cm" svg:y1="4.559cm" svg:x2="10.199cm" svg:y2="4.406cm">
          <text:p/>
        </draw:line>
        <draw:line draw:style-name="gr97" draw:layer="layout" svg:x1="10.123cm" svg:y1="4.483cm" svg:x2="10.276cm" svg:y2="4.483cm">
          <text:p/>
        </draw:line>
        <draw:line draw:style-name="gr97" draw:layer="layout" svg:x1="10.199cm" svg:y1="4.515cm" svg:x2="10.199cm" svg:y2="4.362cm">
          <text:p/>
        </draw:line>
        <draw:line draw:style-name="gr97" draw:layer="layout" svg:x1="10.123cm" svg:y1="4.439cm" svg:x2="10.276cm" svg:y2="4.439cm">
          <text:p/>
        </draw:line>
        <draw:line draw:style-name="gr97" draw:layer="layout" svg:x1="10.199cm" svg:y1="4.494cm" svg:x2="10.199cm" svg:y2="4.34cm">
          <text:p/>
        </draw:line>
        <draw:line draw:style-name="gr97" draw:layer="layout" svg:x1="10.123cm" svg:y1="4.417cm" svg:x2="10.276cm" svg:y2="4.417cm">
          <text:p/>
        </draw:line>
        <draw:line draw:style-name="gr97" draw:layer="layout" svg:x1="10.199cm" svg:y1="4.318cm" svg:x2="10.199cm" svg:y2="4.165cm">
          <text:p/>
        </draw:line>
        <draw:line draw:style-name="gr97" draw:layer="layout" svg:x1="10.123cm" svg:y1="4.242cm" svg:x2="10.276cm" svg:y2="4.242cm">
          <text:p/>
        </draw:line>
        <draw:line draw:style-name="gr97" draw:layer="layout" svg:x1="10.199cm" svg:y1="3.459cm" svg:x2="10.199cm" svg:y2="3.306cm">
          <text:p/>
        </draw:line>
        <draw:line draw:style-name="gr97" draw:layer="layout" svg:x1="10.123cm" svg:y1="3.383cm" svg:x2="10.276cm" svg:y2="3.383cm">
          <text:p/>
        </draw:line>
        <draw:line draw:style-name="gr97" draw:layer="layout" svg:x1="10.199cm" svg:y1="2.951cm" svg:x2="10.199cm" svg:y2="2.797cm">
          <text:p/>
        </draw:line>
        <draw:line draw:style-name="gr97" draw:layer="layout" svg:x1="10.123cm" svg:y1="2.874cm" svg:x2="10.276cm" svg:y2="2.874cm">
          <text:p/>
        </draw:line>
        <draw:line draw:style-name="gr97" draw:layer="layout" svg:x1="10.231cm" svg:y1="13.221cm" svg:x2="10.231cm" svg:y2="13.068cm">
          <text:p/>
        </draw:line>
        <draw:line draw:style-name="gr97" draw:layer="layout" svg:x1="10.154cm" svg:y1="13.144cm" svg:x2="10.308cm" svg:y2="13.144cm">
          <text:p/>
        </draw:line>
        <draw:line draw:style-name="gr97" draw:layer="layout" svg:x1="10.231cm" svg:y1="13.131cm" svg:x2="10.231cm" svg:y2="12.978cm">
          <text:p/>
        </draw:line>
        <draw:line draw:style-name="gr97" draw:layer="layout" svg:x1="10.154cm" svg:y1="13.054cm" svg:x2="10.308cm" svg:y2="13.054cm">
          <text:p/>
        </draw:line>
        <draw:line draw:style-name="gr97" draw:layer="layout" svg:x1="10.231cm" svg:y1="13.109cm" svg:x2="10.231cm" svg:y2="12.956cm">
          <text:p/>
        </draw:line>
        <draw:line draw:style-name="gr97" draw:layer="layout" svg:x1="10.154cm" svg:y1="13.032cm" svg:x2="10.308cm" svg:y2="13.032cm">
          <text:p/>
        </draw:line>
        <draw:line draw:style-name="gr97" draw:layer="layout" svg:x1="10.231cm" svg:y1="13.087cm" svg:x2="10.231cm" svg:y2="12.934cm">
          <text:p/>
        </draw:line>
        <draw:line draw:style-name="gr97" draw:layer="layout" svg:x1="10.154cm" svg:y1="13.01cm" svg:x2="10.308cm" svg:y2="13.01cm">
          <text:p/>
        </draw:line>
        <draw:line draw:style-name="gr97" draw:layer="layout" svg:x1="10.231cm" svg:y1="13.065cm" svg:x2="10.231cm" svg:y2="12.912cm">
          <text:p/>
        </draw:line>
        <draw:line draw:style-name="gr97" draw:layer="layout" svg:x1="10.154cm" svg:y1="12.989cm" svg:x2="10.308cm" svg:y2="12.989cm">
          <text:p/>
        </draw:line>
        <draw:line draw:style-name="gr97" draw:layer="layout" svg:x1="10.231cm" svg:y1="12.668cm" svg:x2="10.231cm" svg:y2="12.515cm">
          <text:p/>
        </draw:line>
        <draw:line draw:style-name="gr97" draw:layer="layout" svg:x1="10.154cm" svg:y1="12.592cm" svg:x2="10.308cm" svg:y2="12.592cm">
          <text:p/>
        </draw:line>
        <draw:line draw:style-name="gr97" draw:layer="layout" svg:x1="10.231cm" svg:y1="12.537cm" svg:x2="10.231cm" svg:y2="12.384cm">
          <text:p/>
        </draw:line>
        <draw:line draw:style-name="gr97" draw:layer="layout" svg:x1="10.154cm" svg:y1="12.46cm" svg:x2="10.308cm" svg:y2="12.46cm">
          <text:p/>
        </draw:line>
        <draw:line draw:style-name="gr97" draw:layer="layout" svg:x1="10.231cm" svg:y1="12.515cm" svg:x2="10.231cm" svg:y2="12.362cm">
          <text:p/>
        </draw:line>
        <draw:line draw:style-name="gr97" draw:layer="layout" svg:x1="10.154cm" svg:y1="12.439cm" svg:x2="10.308cm" svg:y2="12.439cm">
          <text:p/>
        </draw:line>
        <draw:line draw:style-name="gr97" draw:layer="layout" svg:x1="10.231cm" svg:y1="12.162cm" svg:x2="10.231cm" svg:y2="12.009cm">
          <text:p/>
        </draw:line>
        <draw:line draw:style-name="gr97" draw:layer="layout" svg:x1="10.154cm" svg:y1="12.086cm" svg:x2="10.308cm" svg:y2="12.086cm">
          <text:p/>
        </draw:line>
        <draw:line draw:style-name="gr97" draw:layer="layout" svg:x1="10.231cm" svg:y1="12.118cm" svg:x2="10.231cm" svg:y2="11.965cm">
          <text:p/>
        </draw:line>
        <draw:line draw:style-name="gr97" draw:layer="layout" svg:x1="10.154cm" svg:y1="12.042cm" svg:x2="10.308cm" svg:y2="12.042cm">
          <text:p/>
        </draw:line>
        <draw:line draw:style-name="gr97" draw:layer="layout" svg:x1="10.231cm" svg:y1="12.075cm" svg:x2="10.231cm" svg:y2="11.921cm">
          <text:p/>
        </draw:line>
        <draw:line draw:style-name="gr97" draw:layer="layout" svg:x1="10.154cm" svg:y1="11.998cm" svg:x2="10.308cm" svg:y2="11.998cm">
          <text:p/>
        </draw:line>
        <draw:line draw:style-name="gr97" draw:layer="layout" svg:x1="10.231cm" svg:y1="11.831cm" svg:x2="10.231cm" svg:y2="11.678cm">
          <text:p/>
        </draw:line>
        <draw:line draw:style-name="gr97" draw:layer="layout" svg:x1="10.154cm" svg:y1="11.755cm" svg:x2="10.308cm" svg:y2="11.755cm">
          <text:p/>
        </draw:line>
        <draw:line draw:style-name="gr97" draw:layer="layout" svg:x1="10.231cm" svg:y1="11.391cm" svg:x2="10.231cm" svg:y2="11.237cm">
          <text:p/>
        </draw:line>
        <draw:line draw:style-name="gr97" draw:layer="layout" svg:x1="10.154cm" svg:y1="11.314cm" svg:x2="10.308cm" svg:y2="11.314cm">
          <text:p/>
        </draw:line>
        <draw:line draw:style-name="gr97" draw:layer="layout" svg:x1="10.231cm" svg:y1="11.237cm" svg:x2="10.231cm" svg:y2="11.084cm">
          <text:p/>
        </draw:line>
        <draw:line draw:style-name="gr97" draw:layer="layout" svg:x1="10.154cm" svg:y1="11.161cm" svg:x2="10.308cm" svg:y2="11.161cm">
          <text:p/>
        </draw:line>
        <draw:line draw:style-name="gr97" draw:layer="layout" svg:x1="10.231cm" svg:y1="11.216cm" svg:x2="10.231cm" svg:y2="11.062cm">
          <text:p/>
        </draw:line>
        <draw:line draw:style-name="gr97" draw:layer="layout" svg:x1="10.154cm" svg:y1="11.139cm" svg:x2="10.308cm" svg:y2="11.139cm">
          <text:p/>
        </draw:line>
        <draw:line draw:style-name="gr97" draw:layer="layout" svg:x1="10.231cm" svg:y1="11.147cm" svg:x2="10.231cm" svg:y2="10.994cm">
          <text:p/>
        </draw:line>
        <draw:line draw:style-name="gr97" draw:layer="layout" svg:x1="10.154cm" svg:y1="11.071cm" svg:x2="10.308cm" svg:y2="11.071cm">
          <text:p/>
        </draw:line>
        <draw:line draw:style-name="gr97" draw:layer="layout" svg:x1="10.231cm" svg:y1="11.082cm" svg:x2="10.231cm" svg:y2="10.928cm">
          <text:p/>
        </draw:line>
        <draw:line draw:style-name="gr97" draw:layer="layout" svg:x1="10.154cm" svg:y1="11.005cm" svg:x2="10.308cm" svg:y2="11.005cm">
          <text:p/>
        </draw:line>
        <draw:line draw:style-name="gr97" draw:layer="layout" svg:x1="10.231cm" svg:y1="11.06cm" svg:x2="10.231cm" svg:y2="10.906cm">
          <text:p/>
        </draw:line>
        <draw:line draw:style-name="gr97" draw:layer="layout" svg:x1="10.154cm" svg:y1="10.983cm" svg:x2="10.308cm" svg:y2="10.983cm">
          <text:p/>
        </draw:line>
        <draw:line draw:style-name="gr97" draw:layer="layout" svg:x1="10.231cm" svg:y1="11.038cm" svg:x2="10.231cm" svg:y2="10.885cm">
          <text:p/>
        </draw:line>
        <draw:line draw:style-name="gr97" draw:layer="layout" svg:x1="10.154cm" svg:y1="10.961cm" svg:x2="10.308cm" svg:y2="10.961cm">
          <text:p/>
        </draw:line>
        <draw:line draw:style-name="gr97" draw:layer="layout" svg:x1="10.231cm" svg:y1="10.885cm" svg:x2="10.231cm" svg:y2="10.731cm">
          <text:p/>
        </draw:line>
        <draw:line draw:style-name="gr97" draw:layer="layout" svg:x1="10.154cm" svg:y1="10.808cm" svg:x2="10.308cm" svg:y2="10.808cm">
          <text:p/>
        </draw:line>
        <draw:line draw:style-name="gr97" draw:layer="layout" svg:x1="10.231cm" svg:y1="10.047cm" svg:x2="10.231cm" svg:y2="9.894cm">
          <text:p/>
        </draw:line>
        <draw:line draw:style-name="gr97" draw:layer="layout" svg:x1="10.154cm" svg:y1="9.971cm" svg:x2="10.308cm" svg:y2="9.971cm">
          <text:p/>
        </draw:line>
        <draw:line draw:style-name="gr97" draw:layer="layout" svg:x1="10.231cm" svg:y1="9.914cm" svg:x2="10.231cm" svg:y2="9.76cm">
          <text:p/>
        </draw:line>
        <draw:line draw:style-name="gr97" draw:layer="layout" svg:x1="10.154cm" svg:y1="9.837cm" svg:x2="10.308cm" svg:y2="9.837cm">
          <text:p/>
        </draw:line>
        <draw:line draw:style-name="gr97" draw:layer="layout" svg:x1="10.231cm" svg:y1="9.738cm" svg:x2="10.231cm" svg:y2="9.585cm">
          <text:p/>
        </draw:line>
        <draw:line draw:style-name="gr97" draw:layer="layout" svg:x1="10.154cm" svg:y1="9.662cm" svg:x2="10.308cm" svg:y2="9.662cm">
          <text:p/>
        </draw:line>
        <draw:line draw:style-name="gr97" draw:layer="layout" svg:x1="10.231cm" svg:y1="9.585cm" svg:x2="10.231cm" svg:y2="9.432cm">
          <text:p/>
        </draw:line>
        <draw:line draw:style-name="gr97" draw:layer="layout" svg:x1="10.154cm" svg:y1="9.508cm" svg:x2="10.308cm" svg:y2="9.508cm">
          <text:p/>
        </draw:line>
        <draw:line draw:style-name="gr97" draw:layer="layout" svg:x1="10.231cm" svg:y1="9.517cm" svg:x2="10.231cm" svg:y2="9.363cm">
          <text:p/>
        </draw:line>
        <draw:line draw:style-name="gr97" draw:layer="layout" svg:x1="10.154cm" svg:y1="9.44cm" svg:x2="10.308cm" svg:y2="9.44cm">
          <text:p/>
        </draw:line>
        <draw:line draw:style-name="gr97" draw:layer="layout" svg:x1="10.231cm" svg:y1="7.82cm" svg:x2="10.231cm" svg:y2="7.667cm">
          <text:p/>
        </draw:line>
        <draw:line draw:style-name="gr97" draw:layer="layout" svg:x1="10.154cm" svg:y1="7.744cm" svg:x2="10.308cm" svg:y2="7.744cm">
          <text:p/>
        </draw:line>
        <draw:line draw:style-name="gr97" draw:layer="layout" svg:x1="10.231cm" svg:y1="6.212cm" svg:x2="10.231cm" svg:y2="6.058cm">
          <text:p/>
        </draw:line>
        <draw:line draw:style-name="gr97" draw:layer="layout" svg:x1="10.154cm" svg:y1="6.135cm" svg:x2="10.308cm" svg:y2="6.135cm">
          <text:p/>
        </draw:line>
        <draw:line draw:style-name="gr97" draw:layer="layout" svg:x1="10.231cm" svg:y1="6.19cm" svg:x2="10.231cm" svg:y2="6.037cm">
          <text:p/>
        </draw:line>
        <draw:line draw:style-name="gr97" draw:layer="layout" svg:x1="10.154cm" svg:y1="6.113cm" svg:x2="10.308cm" svg:y2="6.113cm">
          <text:p/>
        </draw:line>
        <draw:line draw:style-name="gr97" draw:layer="layout" svg:x1="10.231cm" svg:y1="5.684cm" svg:x2="10.231cm" svg:y2="5.53cm">
          <text:p/>
        </draw:line>
        <draw:line draw:style-name="gr97" draw:layer="layout" svg:x1="10.154cm" svg:y1="5.607cm" svg:x2="10.308cm" svg:y2="5.607cm">
          <text:p/>
        </draw:line>
        <draw:line draw:style-name="gr97" draw:layer="layout" svg:x1="10.231cm" svg:y1="5.662cm" svg:x2="10.231cm" svg:y2="5.508cm">
          <text:p/>
        </draw:line>
        <draw:line draw:style-name="gr97" draw:layer="layout" svg:x1="10.154cm" svg:y1="5.585cm" svg:x2="10.308cm" svg:y2="5.585cm">
          <text:p/>
        </draw:line>
        <draw:line draw:style-name="gr97" draw:layer="layout" svg:x1="10.231cm" svg:y1="5.044cm" svg:x2="10.231cm" svg:y2="4.89cm">
          <text:p/>
        </draw:line>
        <draw:line draw:style-name="gr97" draw:layer="layout" svg:x1="10.154cm" svg:y1="4.967cm" svg:x2="10.308cm" svg:y2="4.967cm">
          <text:p/>
        </draw:line>
        <draw:line draw:style-name="gr97" draw:layer="layout" svg:x1="10.231cm" svg:y1="4.956cm" svg:x2="10.231cm" svg:y2="4.803cm">
          <text:p/>
        </draw:line>
        <draw:line draw:style-name="gr97" draw:layer="layout" svg:x1="10.154cm" svg:y1="4.879cm" svg:x2="10.308cm" svg:y2="4.879cm">
          <text:p/>
        </draw:line>
        <draw:line draw:style-name="gr97" draw:layer="layout" svg:x1="10.231cm" svg:y1="4.868cm" svg:x2="10.231cm" svg:y2="4.715cm">
          <text:p/>
        </draw:line>
        <draw:line draw:style-name="gr97" draw:layer="layout" svg:x1="10.154cm" svg:y1="4.792cm" svg:x2="10.308cm" svg:y2="4.792cm">
          <text:p/>
        </draw:line>
        <draw:line draw:style-name="gr97" draw:layer="layout" svg:x1="10.231cm" svg:y1="3.856cm" svg:x2="10.231cm" svg:y2="3.703cm">
          <text:p/>
        </draw:line>
        <draw:line draw:style-name="gr97" draw:layer="layout" svg:x1="10.154cm" svg:y1="3.779cm" svg:x2="10.308cm" svg:y2="3.779cm">
          <text:p/>
        </draw:line>
        <draw:line draw:style-name="gr97" draw:layer="layout" svg:x1="10.26cm" svg:y1="13.197cm" svg:x2="10.26cm" svg:y2="13.043cm">
          <text:p/>
        </draw:line>
        <draw:line draw:style-name="gr97" draw:layer="layout" svg:x1="10.184cm" svg:y1="13.12cm" svg:x2="10.337cm" svg:y2="13.12cm">
          <text:p/>
        </draw:line>
        <draw:line draw:style-name="gr97" draw:layer="layout" svg:x1="10.26cm" svg:y1="13.131cm" svg:x2="10.26cm" svg:y2="12.978cm">
          <text:p/>
        </draw:line>
        <draw:line draw:style-name="gr97" draw:layer="layout" svg:x1="10.184cm" svg:y1="13.054cm" svg:x2="10.337cm" svg:y2="13.054cm">
          <text:p/>
        </draw:line>
        <draw:line draw:style-name="gr97" draw:layer="layout" svg:x1="10.26cm" svg:y1="13.087cm" svg:x2="10.26cm" svg:y2="12.934cm">
          <text:p/>
        </draw:line>
        <draw:line draw:style-name="gr97" draw:layer="layout" svg:x1="10.184cm" svg:y1="13.01cm" svg:x2="10.337cm" svg:y2="13.01cm">
          <text:p/>
        </draw:line>
        <draw:line draw:style-name="gr97" draw:layer="layout" svg:x1="10.26cm" svg:y1="13cm" svg:x2="10.26cm" svg:y2="12.846cm">
          <text:p/>
        </draw:line>
        <draw:line draw:style-name="gr97" draw:layer="layout" svg:x1="10.184cm" svg:y1="12.923cm" svg:x2="10.337cm" svg:y2="12.923cm">
          <text:p/>
        </draw:line>
        <draw:line draw:style-name="gr97" draw:layer="layout" svg:x1="10.26cm" svg:y1="12.69cm" svg:x2="10.26cm" svg:y2="12.537cm">
          <text:p/>
        </draw:line>
        <draw:line draw:style-name="gr97" draw:layer="layout" svg:x1="10.184cm" svg:y1="12.614cm" svg:x2="10.337cm" svg:y2="12.614cm">
          <text:p/>
        </draw:line>
        <draw:line draw:style-name="gr97" draw:layer="layout" svg:x1="10.26cm" svg:y1="12.625cm" svg:x2="10.26cm" svg:y2="12.471cm">
          <text:p/>
        </draw:line>
        <draw:line draw:style-name="gr97" draw:layer="layout" svg:x1="10.184cm" svg:y1="12.548cm" svg:x2="10.337cm" svg:y2="12.548cm">
          <text:p/>
        </draw:line>
        <draw:line draw:style-name="gr97" draw:layer="layout" svg:x1="10.26cm" svg:y1="12.406cm" svg:x2="10.26cm" svg:y2="12.252cm">
          <text:p/>
        </draw:line>
        <draw:line draw:style-name="gr97" draw:layer="layout" svg:x1="10.184cm" svg:y1="12.329cm" svg:x2="10.337cm" svg:y2="12.329cm">
          <text:p/>
        </draw:line>
        <draw:line draw:style-name="gr97" draw:layer="layout" svg:x1="10.26cm" svg:y1="11.963cm" svg:x2="10.26cm" svg:y2="11.809cm">
          <text:p/>
        </draw:line>
        <draw:line draw:style-name="gr97" draw:layer="layout" svg:x1="10.184cm" svg:y1="11.886cm" svg:x2="10.337cm" svg:y2="11.886cm">
          <text:p/>
        </draw:line>
        <draw:line draw:style-name="gr97" draw:layer="layout" svg:x1="10.26cm" svg:y1="11.325cm" svg:x2="10.26cm" svg:y2="11.172cm">
          <text:p/>
        </draw:line>
        <draw:line draw:style-name="gr97" draw:layer="layout" svg:x1="10.184cm" svg:y1="11.248cm" svg:x2="10.337cm" svg:y2="11.248cm">
          <text:p/>
        </draw:line>
        <draw:line draw:style-name="gr97" draw:layer="layout" svg:x1="10.26cm" svg:y1="11.06cm" svg:x2="10.26cm" svg:y2="10.906cm">
          <text:p/>
        </draw:line>
        <draw:line draw:style-name="gr97" draw:layer="layout" svg:x1="10.184cm" svg:y1="10.983cm" svg:x2="10.337cm" svg:y2="10.983cm">
          <text:p/>
        </draw:line>
        <draw:line draw:style-name="gr97" draw:layer="layout" svg:x1="10.26cm" svg:y1="10.266cm" svg:x2="10.26cm" svg:y2="10.113cm">
          <text:p/>
        </draw:line>
        <draw:line draw:style-name="gr97" draw:layer="layout" svg:x1="10.184cm" svg:y1="10.19cm" svg:x2="10.337cm" svg:y2="10.19cm">
          <text:p/>
        </draw:line>
        <draw:line draw:style-name="gr97" draw:layer="layout" svg:x1="10.26cm" svg:y1="10.244cm" svg:x2="10.26cm" svg:y2="10.091cm">
          <text:p/>
        </draw:line>
        <draw:line draw:style-name="gr97" draw:layer="layout" svg:x1="10.184cm" svg:y1="10.168cm" svg:x2="10.337cm" svg:y2="10.168cm">
          <text:p/>
        </draw:line>
        <draw:line draw:style-name="gr97" draw:layer="layout" svg:x1="10.26cm" svg:y1="10.113cm" svg:x2="10.26cm" svg:y2="9.96cm">
          <text:p/>
        </draw:line>
        <draw:line draw:style-name="gr97" draw:layer="layout" svg:x1="10.184cm" svg:y1="10.036cm" svg:x2="10.337cm" svg:y2="10.036cm">
          <text:p/>
        </draw:line>
        <draw:line draw:style-name="gr97" draw:layer="layout" svg:x1="10.26cm" svg:y1="10.025cm" svg:x2="10.26cm" svg:y2="9.872cm">
          <text:p/>
        </draw:line>
        <draw:line draw:style-name="gr97" draw:layer="layout" svg:x1="10.184cm" svg:y1="9.949cm" svg:x2="10.337cm" svg:y2="9.949cm">
          <text:p/>
        </draw:line>
        <draw:line draw:style-name="gr97" draw:layer="layout" svg:x1="10.26cm" svg:y1="8.614cm" svg:x2="10.26cm" svg:y2="8.461cm">
          <text:p/>
        </draw:line>
        <draw:line draw:style-name="gr97" draw:layer="layout" svg:x1="10.184cm" svg:y1="8.537cm" svg:x2="10.337cm" svg:y2="8.537cm">
          <text:p/>
        </draw:line>
        <draw:line draw:style-name="gr97" draw:layer="layout" svg:x1="10.26cm" svg:y1="8.482cm" svg:x2="10.26cm" svg:y2="8.329cm">
          <text:p/>
        </draw:line>
        <draw:line draw:style-name="gr97" draw:layer="layout" svg:x1="10.184cm" svg:y1="8.406cm" svg:x2="10.337cm" svg:y2="8.406cm">
          <text:p/>
        </draw:line>
        <draw:line draw:style-name="gr97" draw:layer="layout" svg:x1="10.26cm" svg:y1="8.395cm" svg:x2="10.26cm" svg:y2="8.242cm">
          <text:p/>
        </draw:line>
        <draw:line draw:style-name="gr97" draw:layer="layout" svg:x1="10.184cm" svg:y1="8.318cm" svg:x2="10.337cm" svg:y2="8.318cm">
          <text:p/>
        </draw:line>
        <draw:line draw:style-name="gr97" draw:layer="layout" svg:x1="10.26cm" svg:y1="8.261cm" svg:x2="10.26cm" svg:y2="8.108cm">
          <text:p/>
        </draw:line>
        <draw:line draw:style-name="gr97" draw:layer="layout" svg:x1="10.184cm" svg:y1="8.184cm" svg:x2="10.337cm" svg:y2="8.184cm">
          <text:p/>
        </draw:line>
        <draw:line draw:style-name="gr97" draw:layer="layout" svg:x1="10.26cm" svg:y1="8.217cm" svg:x2="10.26cm" svg:y2="8.064cm">
          <text:p/>
        </draw:line>
        <draw:line draw:style-name="gr97" draw:layer="layout" svg:x1="10.184cm" svg:y1="8.141cm" svg:x2="10.337cm" svg:y2="8.141cm">
          <text:p/>
        </draw:line>
        <draw:line draw:style-name="gr97" draw:layer="layout" svg:x1="10.26cm" svg:y1="6.477cm" svg:x2="10.26cm" svg:y2="6.324cm">
          <text:p/>
        </draw:line>
        <draw:line draw:style-name="gr97" draw:layer="layout" svg:x1="10.184cm" svg:y1="6.4cm" svg:x2="10.337cm" svg:y2="6.4cm">
          <text:p/>
        </draw:line>
        <draw:line draw:style-name="gr97" draw:layer="layout" svg:x1="10.26cm" svg:y1="6.102cm" svg:x2="10.26cm" svg:y2="5.949cm">
          <text:p/>
        </draw:line>
        <draw:line draw:style-name="gr97" draw:layer="layout" svg:x1="10.184cm" svg:y1="6.026cm" svg:x2="10.337cm" svg:y2="6.026cm">
          <text:p/>
        </draw:line>
        <draw:line draw:style-name="gr97" draw:layer="layout" svg:x1="10.26cm" svg:y1="6.015cm" svg:x2="10.26cm" svg:y2="5.861cm">
          <text:p/>
        </draw:line>
        <draw:line draw:style-name="gr97" draw:layer="layout" svg:x1="10.184cm" svg:y1="5.938cm" svg:x2="10.337cm" svg:y2="5.938cm">
          <text:p/>
        </draw:line>
        <draw:line draw:style-name="gr97" draw:layer="layout" svg:x1="10.26cm" svg:y1="5.993cm" svg:x2="10.26cm" svg:y2="5.839cm">
          <text:p/>
        </draw:line>
        <draw:line draw:style-name="gr97" draw:layer="layout" svg:x1="10.184cm" svg:y1="5.916cm" svg:x2="10.337cm" svg:y2="5.916cm">
          <text:p/>
        </draw:line>
        <draw:line draw:style-name="gr97" draw:layer="layout" svg:x1="10.26cm" svg:y1="5.971cm" svg:x2="10.26cm" svg:y2="5.818cm">
          <text:p/>
        </draw:line>
        <draw:line draw:style-name="gr97" draw:layer="layout" svg:x1="10.184cm" svg:y1="5.894cm" svg:x2="10.337cm" svg:y2="5.894cm">
          <text:p/>
        </draw:line>
        <draw:line draw:style-name="gr97" draw:layer="layout" svg:x1="10.26cm" svg:y1="5.727cm" svg:x2="10.26cm" svg:y2="5.574cm">
          <text:p/>
        </draw:line>
        <draw:line draw:style-name="gr97" draw:layer="layout" svg:x1="10.184cm" svg:y1="5.651cm" svg:x2="10.337cm" svg:y2="5.651cm">
          <text:p/>
        </draw:line>
        <draw:line draw:style-name="gr97" draw:layer="layout" svg:x1="10.26cm" svg:y1="5.574cm" svg:x2="10.26cm" svg:y2="5.421cm">
          <text:p/>
        </draw:line>
        <draw:line draw:style-name="gr97" draw:layer="layout" svg:x1="10.184cm" svg:y1="5.497cm" svg:x2="10.337cm" svg:y2="5.497cm">
          <text:p/>
        </draw:line>
        <draw:line draw:style-name="gr97" draw:layer="layout" svg:x1="10.26cm" svg:y1="5.508cm" svg:x2="10.26cm" svg:y2="5.355cm">
          <text:p/>
        </draw:line>
        <draw:line draw:style-name="gr97" draw:layer="layout" svg:x1="10.184cm" svg:y1="5.432cm" svg:x2="10.337cm" svg:y2="5.432cm">
          <text:p/>
        </draw:line>
        <draw:line draw:style-name="gr97" draw:layer="layout" svg:x1="10.26cm" svg:y1="5.156cm" svg:x2="10.26cm" svg:y2="5.002cm">
          <text:p/>
        </draw:line>
        <draw:line draw:style-name="gr97" draw:layer="layout" svg:x1="10.184cm" svg:y1="5.079cm" svg:x2="10.337cm" svg:y2="5.079cm">
          <text:p/>
        </draw:line>
        <draw:line draw:style-name="gr97" draw:layer="layout" svg:x1="10.26cm" svg:y1="5.09cm" svg:x2="10.26cm" svg:y2="4.936cm">
          <text:p/>
        </draw:line>
        <draw:line draw:style-name="gr97" draw:layer="layout" svg:x1="10.184cm" svg:y1="5.013cm" svg:x2="10.337cm" svg:y2="5.013cm">
          <text:p/>
        </draw:line>
        <draw:line draw:style-name="gr97" draw:layer="layout" svg:x1="10.26cm" svg:y1="4.978cm" svg:x2="10.26cm" svg:y2="4.825cm">
          <text:p/>
        </draw:line>
        <draw:line draw:style-name="gr97" draw:layer="layout" svg:x1="10.184cm" svg:y1="4.901cm" svg:x2="10.337cm" svg:y2="4.901cm">
          <text:p/>
        </draw:line>
        <draw:line draw:style-name="gr97" draw:layer="layout" svg:x1="10.26cm" svg:y1="3.965cm" svg:x2="10.26cm" svg:y2="3.812cm">
          <text:p/>
        </draw:line>
        <draw:line draw:style-name="gr97" draw:layer="layout" svg:x1="10.184cm" svg:y1="3.889cm" svg:x2="10.337cm" svg:y2="3.889cm">
          <text:p/>
        </draw:line>
        <draw:line draw:style-name="gr97" draw:layer="layout" svg:x1="10.26cm" svg:y1="3.944cm" svg:x2="10.26cm" svg:y2="3.79cm">
          <text:p/>
        </draw:line>
        <draw:line draw:style-name="gr97" draw:layer="layout" svg:x1="10.184cm" svg:y1="3.867cm" svg:x2="10.337cm" svg:y2="3.867cm">
          <text:p/>
        </draw:line>
        <draw:line draw:style-name="gr97" draw:layer="layout" svg:x1="10.26cm" svg:y1="3.81cm" svg:x2="10.26cm" svg:y2="3.656cm">
          <text:p/>
        </draw:line>
        <draw:line draw:style-name="gr97" draw:layer="layout" svg:x1="10.184cm" svg:y1="3.733cm" svg:x2="10.337cm" svg:y2="3.733cm">
          <text:p/>
        </draw:line>
        <draw:line draw:style-name="gr97" draw:layer="layout" svg:x1="10.26cm" svg:y1="3.128cm" svg:x2="10.26cm" svg:y2="2.975cm">
          <text:p/>
        </draw:line>
        <draw:line draw:style-name="gr97" draw:layer="layout" svg:x1="10.184cm" svg:y1="3.052cm" svg:x2="10.337cm" svg:y2="3.052cm">
          <text:p/>
        </draw:line>
        <draw:line draw:style-name="gr97" draw:layer="layout" svg:x1="10.26cm" svg:y1="2.972cm" svg:x2="10.26cm" svg:y2="2.819cm">
          <text:p/>
        </draw:line>
        <draw:line draw:style-name="gr97" draw:layer="layout" svg:x1="10.184cm" svg:y1="2.896cm" svg:x2="10.337cm" svg:y2="2.896cm">
          <text:p/>
        </draw:line>
        <draw:line draw:style-name="gr97" draw:layer="layout" svg:x1="10.26cm" svg:y1="2.951cm" svg:x2="10.26cm" svg:y2="2.797cm">
          <text:p/>
        </draw:line>
        <draw:line draw:style-name="gr97" draw:layer="layout" svg:x1="10.184cm" svg:y1="2.874cm" svg:x2="10.337cm" svg:y2="2.874cm">
          <text:p/>
        </draw:line>
        <draw:line draw:style-name="gr97" draw:layer="layout" svg:x1="10.26cm" svg:y1="2.929cm" svg:x2="10.26cm" svg:y2="2.775cm">
          <text:p/>
        </draw:line>
        <draw:line draw:style-name="gr97" draw:layer="layout" svg:x1="10.184cm" svg:y1="2.852cm" svg:x2="10.337cm" svg:y2="2.852cm">
          <text:p/>
        </draw:line>
        <draw:line draw:style-name="gr97" draw:layer="layout" svg:x1="10.26cm" svg:y1="2.863cm" svg:x2="10.26cm" svg:y2="2.71cm">
          <text:p/>
        </draw:line>
        <draw:line draw:style-name="gr97" draw:layer="layout" svg:x1="10.184cm" svg:y1="2.786cm" svg:x2="10.337cm" svg:y2="2.786cm">
          <text:p/>
        </draw:line>
        <draw:line draw:style-name="gr97" draw:layer="layout" svg:x1="10.292cm" svg:y1="13.418cm" svg:x2="10.292cm" svg:y2="13.265cm">
          <text:p/>
        </draw:line>
        <draw:line draw:style-name="gr97" draw:layer="layout" svg:x1="10.215cm" svg:y1="13.341cm" svg:x2="10.369cm" svg:y2="13.341cm">
          <text:p/>
        </draw:line>
        <draw:line draw:style-name="gr97" draw:layer="layout" svg:x1="10.292cm" svg:y1="13.309cm" svg:x2="10.292cm" svg:y2="13.155cm">
          <text:p/>
        </draw:line>
        <draw:line draw:style-name="gr97" draw:layer="layout" svg:x1="10.215cm" svg:y1="13.232cm" svg:x2="10.369cm" svg:y2="13.232cm">
          <text:p/>
        </draw:line>
        <draw:line draw:style-name="gr97" draw:layer="layout" svg:x1="10.292cm" svg:y1="12.25cm" svg:x2="10.292cm" svg:y2="12.097cm">
          <text:p/>
        </draw:line>
        <draw:line draw:style-name="gr97" draw:layer="layout" svg:x1="10.215cm" svg:y1="12.173cm" svg:x2="10.369cm" svg:y2="12.173cm">
          <text:p/>
        </draw:line>
        <draw:line draw:style-name="gr97" draw:layer="layout" svg:x1="10.292cm" svg:y1="12.162cm" svg:x2="10.292cm" svg:y2="12.009cm">
          <text:p/>
        </draw:line>
        <draw:line draw:style-name="gr97" draw:layer="layout" svg:x1="10.215cm" svg:y1="12.086cm" svg:x2="10.369cm" svg:y2="12.086cm">
          <text:p/>
        </draw:line>
        <draw:line draw:style-name="gr97" draw:layer="layout" svg:x1="10.292cm" svg:y1="12.118cm" svg:x2="10.292cm" svg:y2="11.965cm">
          <text:p/>
        </draw:line>
        <draw:line draw:style-name="gr97" draw:layer="layout" svg:x1="10.215cm" svg:y1="12.042cm" svg:x2="10.369cm" svg:y2="12.042cm">
          <text:p/>
        </draw:line>
        <draw:line draw:style-name="gr97" draw:layer="layout" svg:x1="10.292cm" svg:y1="11.126cm" svg:x2="10.292cm" svg:y2="10.972cm">
          <text:p/>
        </draw:line>
        <draw:line draw:style-name="gr97" draw:layer="layout" svg:x1="10.215cm" svg:y1="11.049cm" svg:x2="10.369cm" svg:y2="11.049cm">
          <text:p/>
        </draw:line>
        <draw:line draw:style-name="gr97" draw:layer="layout" svg:x1="10.292cm" svg:y1="11.082cm" svg:x2="10.292cm" svg:y2="10.928cm">
          <text:p/>
        </draw:line>
        <draw:line draw:style-name="gr97" draw:layer="layout" svg:x1="10.215cm" svg:y1="11.005cm" svg:x2="10.369cm" svg:y2="11.005cm">
          <text:p/>
        </draw:line>
        <draw:line draw:style-name="gr97" draw:layer="layout" svg:x1="10.292cm" svg:y1="8.945cm" svg:x2="10.292cm" svg:y2="8.792cm">
          <text:p/>
        </draw:line>
        <draw:line draw:style-name="gr97" draw:layer="layout" svg:x1="10.215cm" svg:y1="8.868cm" svg:x2="10.369cm" svg:y2="8.868cm">
          <text:p/>
        </draw:line>
        <draw:line draw:style-name="gr97" draw:layer="layout" svg:x1="10.292cm" svg:y1="7.205cm" svg:x2="10.292cm" svg:y2="7.051cm">
          <text:p/>
        </draw:line>
        <draw:line draw:style-name="gr97" draw:layer="layout" svg:x1="10.215cm" svg:y1="7.128cm" svg:x2="10.369cm" svg:y2="7.128cm">
          <text:p/>
        </draw:line>
        <draw:line draw:style-name="gr97" draw:layer="layout" svg:x1="10.292cm" svg:y1="7.005cm" svg:x2="10.292cm" svg:y2="6.852cm">
          <text:p/>
        </draw:line>
        <draw:line draw:style-name="gr97" draw:layer="layout" svg:x1="10.215cm" svg:y1="6.929cm" svg:x2="10.369cm" svg:y2="6.929cm">
          <text:p/>
        </draw:line>
        <draw:line draw:style-name="gr97" draw:layer="layout" svg:x1="10.292cm" svg:y1="6.983cm" svg:x2="10.292cm" svg:y2="6.83cm">
          <text:p/>
        </draw:line>
        <draw:line draw:style-name="gr97" draw:layer="layout" svg:x1="10.215cm" svg:y1="6.907cm" svg:x2="10.369cm" svg:y2="6.907cm">
          <text:p/>
        </draw:line>
        <draw:line draw:style-name="gr97" draw:layer="layout" svg:x1="10.292cm" svg:y1="6.324cm" svg:x2="10.292cm" svg:y2="6.17cm">
          <text:p/>
        </draw:line>
        <draw:line draw:style-name="gr97" draw:layer="layout" svg:x1="10.215cm" svg:y1="6.247cm" svg:x2="10.369cm" svg:y2="6.247cm">
          <text:p/>
        </draw:line>
        <draw:line draw:style-name="gr97" draw:layer="layout" svg:x1="10.292cm" svg:y1="6.168cm" svg:x2="10.292cm" svg:y2="6.015cm">
          <text:p/>
        </draw:line>
        <draw:line draw:style-name="gr97" draw:layer="layout" svg:x1="10.215cm" svg:y1="6.091cm" svg:x2="10.369cm" svg:y2="6.091cm">
          <text:p/>
        </draw:line>
        <draw:line draw:style-name="gr97" draw:layer="layout" svg:x1="10.292cm" svg:y1="6.08cm" svg:x2="10.292cm" svg:y2="5.927cm">
          <text:p/>
        </draw:line>
        <draw:line draw:style-name="gr97" draw:layer="layout" svg:x1="10.215cm" svg:y1="6.004cm" svg:x2="10.369cm" svg:y2="6.004cm">
          <text:p/>
        </draw:line>
        <draw:line draw:style-name="gr97" draw:layer="layout" svg:x1="10.292cm" svg:y1="6.058cm" svg:x2="10.292cm" svg:y2="5.905cm">
          <text:p/>
        </draw:line>
        <draw:line draw:style-name="gr97" draw:layer="layout" svg:x1="10.215cm" svg:y1="5.982cm" svg:x2="10.369cm" svg:y2="5.982cm">
          <text:p/>
        </draw:line>
        <draw:line draw:style-name="gr97" draw:layer="layout" svg:x1="10.292cm" svg:y1="6.015cm" svg:x2="10.292cm" svg:y2="5.861cm">
          <text:p/>
        </draw:line>
        <draw:line draw:style-name="gr97" draw:layer="layout" svg:x1="10.215cm" svg:y1="5.938cm" svg:x2="10.369cm" svg:y2="5.938cm">
          <text:p/>
        </draw:line>
        <draw:line draw:style-name="gr97" draw:layer="layout" svg:x1="10.292cm" svg:y1="5.815cm" svg:x2="10.292cm" svg:y2="5.662cm">
          <text:p/>
        </draw:line>
        <draw:line draw:style-name="gr97" draw:layer="layout" svg:x1="10.215cm" svg:y1="5.738cm" svg:x2="10.369cm" svg:y2="5.738cm">
          <text:p/>
        </draw:line>
        <draw:line draw:style-name="gr97" draw:layer="layout" svg:x1="10.292cm" svg:y1="5.508cm" svg:x2="10.292cm" svg:y2="5.355cm">
          <text:p/>
        </draw:line>
        <draw:line draw:style-name="gr97" draw:layer="layout" svg:x1="10.215cm" svg:y1="5.432cm" svg:x2="10.369cm" svg:y2="5.432cm">
          <text:p/>
        </draw:line>
        <draw:line draw:style-name="gr97" draw:layer="layout" svg:x1="10.292cm" svg:y1="5.44cm" svg:x2="10.292cm" svg:y2="5.287cm">
          <text:p/>
        </draw:line>
        <draw:line draw:style-name="gr97" draw:layer="layout" svg:x1="10.215cm" svg:y1="5.364cm" svg:x2="10.369cm" svg:y2="5.364cm">
          <text:p/>
        </draw:line>
        <draw:line draw:style-name="gr97" draw:layer="layout" svg:x1="10.292cm" svg:y1="4.34cm" svg:x2="10.292cm" svg:y2="4.187cm">
          <text:p/>
        </draw:line>
        <draw:line draw:style-name="gr97" draw:layer="layout" svg:x1="10.215cm" svg:y1="4.264cm" svg:x2="10.369cm" svg:y2="4.264cm">
          <text:p/>
        </draw:line>
        <draw:line draw:style-name="gr97" draw:layer="layout" svg:x1="10.292cm" svg:y1="4.228cm" svg:x2="10.292cm" svg:y2="4.075cm">
          <text:p/>
        </draw:line>
        <draw:line draw:style-name="gr97" draw:layer="layout" svg:x1="10.215cm" svg:y1="4.152cm" svg:x2="10.369cm" svg:y2="4.152cm">
          <text:p/>
        </draw:line>
        <draw:line draw:style-name="gr97" draw:layer="layout" svg:x1="10.292cm" svg:y1="3.9cm" svg:x2="10.292cm" svg:y2="3.746cm">
          <text:p/>
        </draw:line>
        <draw:line draw:style-name="gr97" draw:layer="layout" svg:x1="10.215cm" svg:y1="3.823cm" svg:x2="10.369cm" svg:y2="3.823cm">
          <text:p/>
        </draw:line>
        <draw:line draw:style-name="gr97" draw:layer="layout" svg:x1="10.292cm" svg:y1="3.878cm" svg:x2="10.292cm" svg:y2="3.724cm">
          <text:p/>
        </draw:line>
        <draw:line draw:style-name="gr97" draw:layer="layout" svg:x1="10.215cm" svg:y1="3.801cm" svg:x2="10.369cm" svg:y2="3.801cm">
          <text:p/>
        </draw:line>
        <draw:line draw:style-name="gr97" draw:layer="layout" svg:x1="10.292cm" svg:y1="3.81cm" svg:x2="10.292cm" svg:y2="3.656cm">
          <text:p/>
        </draw:line>
        <draw:line draw:style-name="gr97" draw:layer="layout" svg:x1="10.215cm" svg:y1="3.733cm" svg:x2="10.369cm" svg:y2="3.733cm">
          <text:p/>
        </draw:line>
        <draw:line draw:style-name="gr97" draw:layer="layout" svg:x1="10.292cm" svg:y1="3.547cm" svg:x2="10.292cm" svg:y2="3.394cm">
          <text:p/>
        </draw:line>
        <draw:line draw:style-name="gr97" draw:layer="layout" svg:x1="10.215cm" svg:y1="3.47cm" svg:x2="10.369cm" svg:y2="3.47cm">
          <text:p/>
        </draw:line>
        <draw:line draw:style-name="gr97" draw:layer="layout" svg:x1="10.321cm" svg:y1="13.131cm" svg:x2="10.321cm" svg:y2="12.978cm">
          <text:p/>
        </draw:line>
        <draw:line draw:style-name="gr97" draw:layer="layout" svg:x1="10.244cm" svg:y1="13.054cm" svg:x2="10.398cm" svg:y2="13.054cm">
          <text:p/>
        </draw:line>
        <draw:line draw:style-name="gr97" draw:layer="layout" svg:x1="10.321cm" svg:y1="13.087cm" svg:x2="10.321cm" svg:y2="12.934cm">
          <text:p/>
        </draw:line>
        <draw:line draw:style-name="gr97" draw:layer="layout" svg:x1="10.244cm" svg:y1="13.01cm" svg:x2="10.398cm" svg:y2="13.01cm">
          <text:p/>
        </draw:line>
        <draw:line draw:style-name="gr97" draw:layer="layout" svg:x1="10.321cm" svg:y1="12.8cm" svg:x2="10.321cm" svg:y2="12.647cm">
          <text:p/>
        </draw:line>
        <draw:line draw:style-name="gr97" draw:layer="layout" svg:x1="10.244cm" svg:y1="12.723cm" svg:x2="10.398cm" svg:y2="12.723cm">
          <text:p/>
        </draw:line>
        <draw:line draw:style-name="gr97" draw:layer="layout" svg:x1="10.321cm" svg:y1="12.647cm" svg:x2="10.321cm" svg:y2="12.493cm">
          <text:p/>
        </draw:line>
        <draw:line draw:style-name="gr97" draw:layer="layout" svg:x1="10.244cm" svg:y1="12.57cm" svg:x2="10.398cm" svg:y2="12.57cm">
          <text:p/>
        </draw:line>
        <draw:line draw:style-name="gr97" draw:layer="layout" svg:x1="10.321cm" svg:y1="11.919cm" svg:x2="10.321cm" svg:y2="11.766cm">
          <text:p/>
        </draw:line>
        <draw:line draw:style-name="gr97" draw:layer="layout" svg:x1="10.244cm" svg:y1="11.842cm" svg:x2="10.398cm" svg:y2="11.842cm">
          <text:p/>
        </draw:line>
        <draw:line draw:style-name="gr97" draw:layer="layout" svg:x1="10.321cm" svg:y1="11.722cm" svg:x2="10.321cm" svg:y2="11.568cm">
          <text:p/>
        </draw:line>
        <draw:line draw:style-name="gr97" draw:layer="layout" svg:x1="10.244cm" svg:y1="11.645cm" svg:x2="10.398cm" svg:y2="11.645cm">
          <text:p/>
        </draw:line>
        <draw:line draw:style-name="gr97" draw:layer="layout" svg:x1="10.321cm" svg:y1="11.656cm" svg:x2="10.321cm" svg:y2="11.503cm">
          <text:p/>
        </draw:line>
        <draw:line draw:style-name="gr97" draw:layer="layout" svg:x1="10.244cm" svg:y1="11.579cm" svg:x2="10.398cm" svg:y2="11.579cm">
          <text:p/>
        </draw:line>
        <draw:line draw:style-name="gr97" draw:layer="layout" svg:x1="10.321cm" svg:y1="11.612cm" svg:x2="10.321cm" svg:y2="11.459cm">
          <text:p/>
        </draw:line>
        <draw:line draw:style-name="gr97" draw:layer="layout" svg:x1="10.244cm" svg:y1="11.536cm" svg:x2="10.398cm" svg:y2="11.536cm">
          <text:p/>
        </draw:line>
        <draw:line draw:style-name="gr97" draw:layer="layout" svg:x1="10.321cm" svg:y1="11.457cm" svg:x2="10.321cm" svg:y2="11.303cm">
          <text:p/>
        </draw:line>
        <draw:line draw:style-name="gr97" draw:layer="layout" svg:x1="10.244cm" svg:y1="11.38cm" svg:x2="10.398cm" svg:y2="11.38cm">
          <text:p/>
        </draw:line>
        <draw:line draw:style-name="gr97" draw:layer="layout" svg:x1="10.321cm" svg:y1="11.435cm" svg:x2="10.321cm" svg:y2="11.281cm">
          <text:p/>
        </draw:line>
        <draw:line draw:style-name="gr97" draw:layer="layout" svg:x1="10.244cm" svg:y1="11.358cm" svg:x2="10.398cm" svg:y2="11.358cm">
          <text:p/>
        </draw:line>
        <draw:line draw:style-name="gr97" draw:layer="layout" svg:x1="10.321cm" svg:y1="11.303cm" svg:x2="10.321cm" svg:y2="11.15cm">
          <text:p/>
        </draw:line>
        <draw:line draw:style-name="gr97" draw:layer="layout" svg:x1="10.244cm" svg:y1="11.227cm" svg:x2="10.398cm" svg:y2="11.227cm">
          <text:p/>
        </draw:line>
        <draw:line draw:style-name="gr97" draw:layer="layout" svg:x1="10.321cm" svg:y1="11.194cm" svg:x2="10.321cm" svg:y2="11.04cm">
          <text:p/>
        </draw:line>
        <draw:line draw:style-name="gr97" draw:layer="layout" svg:x1="10.244cm" svg:y1="11.117cm" svg:x2="10.398cm" svg:y2="11.117cm">
          <text:p/>
        </draw:line>
        <draw:line draw:style-name="gr97" draw:layer="layout" svg:x1="10.321cm" svg:y1="10.885cm" svg:x2="10.321cm" svg:y2="10.731cm">
          <text:p/>
        </draw:line>
        <draw:line draw:style-name="gr97" draw:layer="layout" svg:x1="10.244cm" svg:y1="10.808cm" svg:x2="10.398cm" svg:y2="10.808cm">
          <text:p/>
        </draw:line>
        <draw:line draw:style-name="gr97" draw:layer="layout" svg:x1="10.321cm" svg:y1="9.407cm" svg:x2="10.321cm" svg:y2="9.254cm">
          <text:p/>
        </draw:line>
        <draw:line draw:style-name="gr97" draw:layer="layout" svg:x1="10.244cm" svg:y1="9.331cm" svg:x2="10.398cm" svg:y2="9.331cm">
          <text:p/>
        </draw:line>
        <draw:line draw:style-name="gr97" draw:layer="layout" svg:x1="10.321cm" svg:y1="9.21cm" svg:x2="10.321cm" svg:y2="9.057cm">
          <text:p/>
        </draw:line>
        <draw:line draw:style-name="gr97" draw:layer="layout" svg:x1="10.244cm" svg:y1="9.133cm" svg:x2="10.398cm" svg:y2="9.133cm">
          <text:p/>
        </draw:line>
        <draw:line draw:style-name="gr97" draw:layer="layout" svg:x1="10.321cm" svg:y1="9.076cm" svg:x2="10.321cm" svg:y2="8.923cm">
          <text:p/>
        </draw:line>
        <draw:line draw:style-name="gr97" draw:layer="layout" svg:x1="10.244cm" svg:y1="9cm" svg:x2="10.398cm" svg:y2="9cm">
          <text:p/>
        </draw:line>
        <draw:line draw:style-name="gr97" draw:layer="layout" svg:x1="10.321cm" svg:y1="9.054cm" svg:x2="10.321cm" svg:y2="8.901cm">
          <text:p/>
        </draw:line>
        <draw:line draw:style-name="gr97" draw:layer="layout" svg:x1="10.244cm" svg:y1="8.978cm" svg:x2="10.398cm" svg:y2="8.978cm">
          <text:p/>
        </draw:line>
        <draw:line draw:style-name="gr97" draw:layer="layout" svg:x1="10.321cm" svg:y1="7.514cm" svg:x2="10.321cm" svg:y2="7.361cm">
          <text:p/>
        </draw:line>
        <draw:line draw:style-name="gr97" draw:layer="layout" svg:x1="10.244cm" svg:y1="7.437cm" svg:x2="10.398cm" svg:y2="7.437cm">
          <text:p/>
        </draw:line>
        <draw:line draw:style-name="gr97" draw:layer="layout" svg:x1="10.321cm" svg:y1="7.38cm" svg:x2="10.321cm" svg:y2="7.227cm">
          <text:p/>
        </draw:line>
        <draw:line draw:style-name="gr97" draw:layer="layout" svg:x1="10.244cm" svg:y1="7.303cm" svg:x2="10.398cm" svg:y2="7.303cm">
          <text:p/>
        </draw:line>
        <draw:line draw:style-name="gr97" draw:layer="layout" svg:x1="10.321cm" svg:y1="7.27cm" svg:x2="10.321cm" svg:y2="7.117cm">
          <text:p/>
        </draw:line>
        <draw:line draw:style-name="gr97" draw:layer="layout" svg:x1="10.244cm" svg:y1="7.194cm" svg:x2="10.398cm" svg:y2="7.194cm">
          <text:p/>
        </draw:line>
        <draw:line draw:style-name="gr97" draw:layer="layout" svg:x1="10.321cm" svg:y1="7.071cm" svg:x2="10.321cm" svg:y2="6.918cm">
          <text:p/>
        </draw:line>
        <draw:line draw:style-name="gr97" draw:layer="layout" svg:x1="10.244cm" svg:y1="6.994cm" svg:x2="10.398cm" svg:y2="6.994cm">
          <text:p/>
        </draw:line>
        <draw:line draw:style-name="gr97" draw:layer="layout" svg:x1="10.321cm" svg:y1="6.808cm" svg:x2="10.321cm" svg:y2="6.655cm">
          <text:p/>
        </draw:line>
        <draw:line draw:style-name="gr97" draw:layer="layout" svg:x1="10.244cm" svg:y1="6.731cm" svg:x2="10.398cm" svg:y2="6.731cm">
          <text:p/>
        </draw:line>
        <draw:line draw:style-name="gr97" draw:layer="layout" svg:x1="10.321cm" svg:y1="6.699cm" svg:x2="10.321cm" svg:y2="6.545cm">
          <text:p/>
        </draw:line>
        <draw:line draw:style-name="gr97" draw:layer="layout" svg:x1="10.244cm" svg:y1="6.622cm" svg:x2="10.398cm" svg:y2="6.622cm">
          <text:p/>
        </draw:line>
        <draw:line draw:style-name="gr97" draw:layer="layout" svg:x1="10.321cm" svg:y1="6.521cm" svg:x2="10.321cm" svg:y2="6.368cm">
          <text:p/>
        </draw:line>
        <draw:line draw:style-name="gr97" draw:layer="layout" svg:x1="10.244cm" svg:y1="6.444cm" svg:x2="10.398cm" svg:y2="6.444cm">
          <text:p/>
        </draw:line>
        <draw:line draw:style-name="gr97" draw:layer="layout" svg:x1="10.321cm" svg:y1="6.08cm" svg:x2="10.321cm" svg:y2="5.927cm">
          <text:p/>
        </draw:line>
        <draw:line draw:style-name="gr97" draw:layer="layout" svg:x1="10.244cm" svg:y1="6.004cm" svg:x2="10.398cm" svg:y2="6.004cm">
          <text:p/>
        </draw:line>
        <draw:line draw:style-name="gr97" draw:layer="layout" svg:x1="10.321cm" svg:y1="5.971cm" svg:x2="10.321cm" svg:y2="5.818cm">
          <text:p/>
        </draw:line>
        <draw:line draw:style-name="gr97" draw:layer="layout" svg:x1="10.244cm" svg:y1="5.894cm" svg:x2="10.398cm" svg:y2="5.894cm">
          <text:p/>
        </draw:line>
        <draw:line draw:style-name="gr97" draw:layer="layout" svg:x1="10.321cm" svg:y1="5.771cm" svg:x2="10.321cm" svg:y2="5.618cm">
          <text:p/>
        </draw:line>
        <draw:line draw:style-name="gr97" draw:layer="layout" svg:x1="10.244cm" svg:y1="5.695cm" svg:x2="10.398cm" svg:y2="5.695cm">
          <text:p/>
        </draw:line>
        <draw:line draw:style-name="gr97" draw:layer="layout" svg:x1="10.321cm" svg:y1="5.375cm" svg:x2="10.321cm" svg:y2="5.221cm">
          <text:p/>
        </draw:line>
        <draw:line draw:style-name="gr97" draw:layer="layout" svg:x1="10.244cm" svg:y1="5.298cm" svg:x2="10.398cm" svg:y2="5.298cm">
          <text:p/>
        </draw:line>
        <draw:line draw:style-name="gr97" draw:layer="layout" svg:x1="10.321cm" svg:y1="5.112cm" svg:x2="10.321cm" svg:y2="4.958cm">
          <text:p/>
        </draw:line>
        <draw:line draw:style-name="gr97" draw:layer="layout" svg:x1="10.244cm" svg:y1="5.035cm" svg:x2="10.398cm" svg:y2="5.035cm">
          <text:p/>
        </draw:line>
        <draw:line draw:style-name="gr97" draw:layer="layout" svg:x1="10.321cm" svg:y1="5.044cm" svg:x2="10.321cm" svg:y2="4.89cm">
          <text:p/>
        </draw:line>
        <draw:line draw:style-name="gr97" draw:layer="layout" svg:x1="10.244cm" svg:y1="4.967cm" svg:x2="10.398cm" svg:y2="4.967cm">
          <text:p/>
        </draw:line>
        <draw:line draw:style-name="gr97" draw:layer="layout" svg:x1="10.321cm" svg:y1="4.603cm" svg:x2="10.321cm" svg:y2="4.45cm">
          <text:p/>
        </draw:line>
        <draw:line draw:style-name="gr97" draw:layer="layout" svg:x1="10.244cm" svg:y1="4.526cm" svg:x2="10.398cm" svg:y2="4.526cm">
          <text:p/>
        </draw:line>
        <draw:line draw:style-name="gr97" draw:layer="layout" svg:x1="10.321cm" svg:y1="3.766cm" svg:x2="10.321cm" svg:y2="3.613cm">
          <text:p/>
        </draw:line>
        <draw:line draw:style-name="gr97" draw:layer="layout" svg:x1="10.244cm" svg:y1="3.689cm" svg:x2="10.398cm" svg:y2="3.689cm">
          <text:p/>
        </draw:line>
        <draw:line draw:style-name="gr97" draw:layer="layout" svg:x1="10.321cm" svg:y1="3.7cm" svg:x2="10.321cm" svg:y2="3.547cm">
          <text:p/>
        </draw:line>
        <draw:line draw:style-name="gr97" draw:layer="layout" svg:x1="10.244cm" svg:y1="3.623cm" svg:x2="10.398cm" svg:y2="3.623cm">
          <text:p/>
        </draw:line>
        <draw:line draw:style-name="gr97" draw:layer="layout" svg:x1="10.353cm" svg:y1="13.352cm" svg:x2="10.353cm" svg:y2="13.199cm">
          <text:p/>
        </draw:line>
        <draw:line draw:style-name="gr97" draw:layer="layout" svg:x1="10.276cm" svg:y1="13.276cm" svg:x2="10.429cm" svg:y2="13.276cm">
          <text:p/>
        </draw:line>
        <draw:line draw:style-name="gr97" draw:layer="layout" svg:x1="10.353cm" svg:y1="13.043cm" svg:x2="10.353cm" svg:y2="12.89cm">
          <text:p/>
        </draw:line>
        <draw:line draw:style-name="gr97" draw:layer="layout" svg:x1="10.276cm" svg:y1="12.967cm" svg:x2="10.429cm" svg:y2="12.967cm">
          <text:p/>
        </draw:line>
        <draw:line draw:style-name="gr97" draw:layer="layout" svg:x1="10.353cm" svg:y1="13cm" svg:x2="10.353cm" svg:y2="12.846cm">
          <text:p/>
        </draw:line>
        <draw:line draw:style-name="gr97" draw:layer="layout" svg:x1="10.276cm" svg:y1="12.923cm" svg:x2="10.429cm" svg:y2="12.923cm">
          <text:p/>
        </draw:line>
        <draw:line draw:style-name="gr97" draw:layer="layout" svg:x1="10.353cm" svg:y1="12.868cm" svg:x2="10.353cm" svg:y2="12.715cm">
          <text:p/>
        </draw:line>
        <draw:line draw:style-name="gr97" draw:layer="layout" svg:x1="10.276cm" svg:y1="12.791cm" svg:x2="10.429cm" svg:y2="12.791cm">
          <text:p/>
        </draw:line>
        <draw:line draw:style-name="gr97" draw:layer="layout" svg:x1="10.353cm" svg:y1="12.756cm" svg:x2="10.353cm" svg:y2="12.603cm">
          <text:p/>
        </draw:line>
        <draw:line draw:style-name="gr97" draw:layer="layout" svg:x1="10.276cm" svg:y1="12.679cm" svg:x2="10.429cm" svg:y2="12.679cm">
          <text:p/>
        </draw:line>
        <draw:line draw:style-name="gr97" draw:layer="layout" svg:x1="10.353cm" svg:y1="12.581cm" svg:x2="10.353cm" svg:y2="12.428cm">
          <text:p/>
        </draw:line>
        <draw:line draw:style-name="gr97" draw:layer="layout" svg:x1="10.276cm" svg:y1="12.504cm" svg:x2="10.429cm" svg:y2="12.504cm">
          <text:p/>
        </draw:line>
        <draw:line draw:style-name="gr97" draw:layer="layout" svg:x1="10.353cm" svg:y1="12.097cm" svg:x2="10.353cm" svg:y2="11.943cm">
          <text:p/>
        </draw:line>
        <draw:line draw:style-name="gr97" draw:layer="layout" svg:x1="10.276cm" svg:y1="12.02cm" svg:x2="10.429cm" svg:y2="12.02cm">
          <text:p/>
        </draw:line>
        <draw:line draw:style-name="gr97" draw:layer="layout" svg:x1="10.353cm" svg:y1="11.787cm" svg:x2="10.353cm" svg:y2="11.634cm">
          <text:p/>
        </draw:line>
        <draw:line draw:style-name="gr97" draw:layer="layout" svg:x1="10.276cm" svg:y1="11.711cm" svg:x2="10.429cm" svg:y2="11.711cm">
          <text:p/>
        </draw:line>
        <draw:line draw:style-name="gr97" draw:layer="layout" svg:x1="10.353cm" svg:y1="11.303cm" svg:x2="10.353cm" svg:y2="11.15cm">
          <text:p/>
        </draw:line>
        <draw:line draw:style-name="gr97" draw:layer="layout" svg:x1="10.276cm" svg:y1="11.227cm" svg:x2="10.429cm" svg:y2="11.227cm">
          <text:p/>
        </draw:line>
        <draw:line draw:style-name="gr97" draw:layer="layout" svg:x1="10.353cm" svg:y1="11.259cm" svg:x2="10.353cm" svg:y2="11.106cm">
          <text:p/>
        </draw:line>
        <draw:line draw:style-name="gr97" draw:layer="layout" svg:x1="10.276cm" svg:y1="11.183cm" svg:x2="10.429cm" svg:y2="11.183cm">
          <text:p/>
        </draw:line>
        <draw:line draw:style-name="gr97" draw:layer="layout" svg:x1="10.353cm" svg:y1="8.173cm" svg:x2="10.353cm" svg:y2="8.02cm">
          <text:p/>
        </draw:line>
        <draw:line draw:style-name="gr97" draw:layer="layout" svg:x1="10.276cm" svg:y1="8.097cm" svg:x2="10.429cm" svg:y2="8.097cm">
          <text:p/>
        </draw:line>
        <draw:line draw:style-name="gr97" draw:layer="layout" svg:x1="10.353cm" svg:y1="7.842cm" svg:x2="10.353cm" svg:y2="7.689cm">
          <text:p/>
        </draw:line>
        <draw:line draw:style-name="gr97" draw:layer="layout" svg:x1="10.276cm" svg:y1="7.766cm" svg:x2="10.429cm" svg:y2="7.766cm">
          <text:p/>
        </draw:line>
        <draw:line draw:style-name="gr97" draw:layer="layout" svg:x1="10.353cm" svg:y1="7.667cm" svg:x2="10.353cm" svg:y2="7.514cm">
          <text:p/>
        </draw:line>
        <draw:line draw:style-name="gr97" draw:layer="layout" svg:x1="10.276cm" svg:y1="7.591cm" svg:x2="10.429cm" svg:y2="7.591cm">
          <text:p/>
        </draw:line>
        <draw:line draw:style-name="gr97" draw:layer="layout" svg:x1="10.353cm" svg:y1="7.558cm" svg:x2="10.353cm" svg:y2="7.404cm">
          <text:p/>
        </draw:line>
        <draw:line draw:style-name="gr97" draw:layer="layout" svg:x1="10.276cm" svg:y1="7.481cm" svg:x2="10.429cm" svg:y2="7.481cm">
          <text:p/>
        </draw:line>
        <draw:line draw:style-name="gr97" draw:layer="layout" svg:x1="10.353cm" svg:y1="7.139cm" svg:x2="10.353cm" svg:y2="6.986cm">
          <text:p/>
        </draw:line>
        <draw:line draw:style-name="gr97" draw:layer="layout" svg:x1="10.276cm" svg:y1="7.062cm" svg:x2="10.429cm" svg:y2="7.062cm">
          <text:p/>
        </draw:line>
        <draw:line draw:style-name="gr97" draw:layer="layout" svg:x1="10.353cm" svg:y1="6.587cm" svg:x2="10.353cm" svg:y2="6.433cm">
          <text:p/>
        </draw:line>
        <draw:line draw:style-name="gr97" draw:layer="layout" svg:x1="10.276cm" svg:y1="6.51cm" svg:x2="10.429cm" svg:y2="6.51cm">
          <text:p/>
        </draw:line>
        <draw:line draw:style-name="gr97" draw:layer="layout" svg:x1="10.353cm" svg:y1="6.499cm" svg:x2="10.353cm" svg:y2="6.346cm">
          <text:p/>
        </draw:line>
        <draw:line draw:style-name="gr97" draw:layer="layout" svg:x1="10.276cm" svg:y1="6.422cm" svg:x2="10.429cm" svg:y2="6.422cm">
          <text:p/>
        </draw:line>
        <draw:line draw:style-name="gr97" draw:layer="layout" svg:x1="10.353cm" svg:y1="6.015cm" svg:x2="10.353cm" svg:y2="5.861cm">
          <text:p/>
        </draw:line>
        <draw:line draw:style-name="gr97" draw:layer="layout" svg:x1="10.276cm" svg:y1="5.938cm" svg:x2="10.429cm" svg:y2="5.938cm">
          <text:p/>
        </draw:line>
        <draw:line draw:style-name="gr97" draw:layer="layout" svg:x1="10.353cm" svg:y1="5.727cm" svg:x2="10.353cm" svg:y2="5.574cm">
          <text:p/>
        </draw:line>
        <draw:line draw:style-name="gr97" draw:layer="layout" svg:x1="10.276cm" svg:y1="5.651cm" svg:x2="10.429cm" svg:y2="5.651cm">
          <text:p/>
        </draw:line>
        <draw:line draw:style-name="gr97" draw:layer="layout" svg:x1="10.353cm" svg:y1="5.508cm" svg:x2="10.353cm" svg:y2="5.355cm">
          <text:p/>
        </draw:line>
        <draw:line draw:style-name="gr97" draw:layer="layout" svg:x1="10.276cm" svg:y1="5.432cm" svg:x2="10.429cm" svg:y2="5.432cm">
          <text:p/>
        </draw:line>
        <draw:line draw:style-name="gr97" draw:layer="layout" svg:x1="10.353cm" svg:y1="5.465cm" svg:x2="10.353cm" svg:y2="5.311cm">
          <text:p/>
        </draw:line>
        <draw:line draw:style-name="gr97" draw:layer="layout" svg:x1="10.276cm" svg:y1="5.388cm" svg:x2="10.429cm" svg:y2="5.388cm">
          <text:p/>
        </draw:line>
        <draw:line draw:style-name="gr97" draw:layer="layout" svg:x1="10.353cm" svg:y1="5.418cm" svg:x2="10.353cm" svg:y2="5.265cm">
          <text:p/>
        </draw:line>
        <draw:line draw:style-name="gr97" draw:layer="layout" svg:x1="10.276cm" svg:y1="5.342cm" svg:x2="10.429cm" svg:y2="5.342cm">
          <text:p/>
        </draw:line>
        <draw:line draw:style-name="gr97" draw:layer="layout" svg:x1="10.353cm" svg:y1="5.396cm" svg:x2="10.353cm" svg:y2="5.243cm">
          <text:p/>
        </draw:line>
        <draw:line draw:style-name="gr97" draw:layer="layout" svg:x1="10.276cm" svg:y1="5.32cm" svg:x2="10.429cm" svg:y2="5.32cm">
          <text:p/>
        </draw:line>
        <draw:line draw:style-name="gr97" draw:layer="layout" svg:x1="10.353cm" svg:y1="5.353cm" svg:x2="10.353cm" svg:y2="5.199cm">
          <text:p/>
        </draw:line>
        <draw:line draw:style-name="gr97" draw:layer="layout" svg:x1="10.276cm" svg:y1="5.276cm" svg:x2="10.429cm" svg:y2="5.276cm">
          <text:p/>
        </draw:line>
        <draw:line draw:style-name="gr97" draw:layer="layout" svg:x1="10.353cm" svg:y1="5.134cm" svg:x2="10.353cm" svg:y2="4.98cm">
          <text:p/>
        </draw:line>
        <draw:line draw:style-name="gr97" draw:layer="layout" svg:x1="10.276cm" svg:y1="5.057cm" svg:x2="10.429cm" svg:y2="5.057cm">
          <text:p/>
        </draw:line>
        <draw:line draw:style-name="gr97" draw:layer="layout" svg:x1="10.353cm" svg:y1="5.068cm" svg:x2="10.353cm" svg:y2="4.915cm">
          <text:p/>
        </draw:line>
        <draw:line draw:style-name="gr97" draw:layer="layout" svg:x1="10.276cm" svg:y1="4.991cm" svg:x2="10.429cm" svg:y2="4.991cm">
          <text:p/>
        </draw:line>
        <draw:line draw:style-name="gr97" draw:layer="layout" svg:x1="10.353cm" svg:y1="4.781cm" svg:x2="10.353cm" svg:y2="4.627cm">
          <text:p/>
        </draw:line>
        <draw:line draw:style-name="gr97" draw:layer="layout" svg:x1="10.276cm" svg:y1="4.704cm" svg:x2="10.429cm" svg:y2="4.704cm">
          <text:p/>
        </draw:line>
        <draw:line draw:style-name="gr97" draw:layer="layout" svg:x1="10.353cm" svg:y1="4.494cm" svg:x2="10.353cm" svg:y2="4.34cm">
          <text:p/>
        </draw:line>
        <draw:line draw:style-name="gr97" draw:layer="layout" svg:x1="10.276cm" svg:y1="4.417cm" svg:x2="10.429cm" svg:y2="4.417cm">
          <text:p/>
        </draw:line>
        <draw:line draw:style-name="gr97" draw:layer="layout" svg:x1="10.353cm" svg:y1="4.141cm" svg:x2="10.353cm" svg:y2="3.987cm">
          <text:p/>
        </draw:line>
        <draw:line draw:style-name="gr97" draw:layer="layout" svg:x1="10.276cm" svg:y1="4.064cm" svg:x2="10.429cm" svg:y2="4.064cm">
          <text:p/>
        </draw:line>
        <draw:line draw:style-name="gr97" draw:layer="layout" svg:x1="10.353cm" svg:y1="3.569cm" svg:x2="10.353cm" svg:y2="3.415cm">
          <text:p/>
        </draw:line>
        <draw:line draw:style-name="gr97" draw:layer="layout" svg:x1="10.276cm" svg:y1="3.492cm" svg:x2="10.429cm" svg:y2="3.492cm">
          <text:p/>
        </draw:line>
        <draw:line draw:style-name="gr97" draw:layer="layout" svg:x1="10.353cm" svg:y1="3.459cm" svg:x2="10.353cm" svg:y2="3.306cm">
          <text:p/>
        </draw:line>
        <draw:line draw:style-name="gr97" draw:layer="layout" svg:x1="10.276cm" svg:y1="3.383cm" svg:x2="10.429cm" svg:y2="3.383cm">
          <text:p/>
        </draw:line>
        <draw:line draw:style-name="gr97" draw:layer="layout" svg:x1="10.353cm" svg:y1="3.347cm" svg:x2="10.353cm" svg:y2="3.194cm">
          <text:p/>
        </draw:line>
        <draw:line draw:style-name="gr97" draw:layer="layout" svg:x1="10.276cm" svg:y1="3.271cm" svg:x2="10.429cm" svg:y2="3.271cm">
          <text:p/>
        </draw:line>
        <draw:line draw:style-name="gr97" draw:layer="layout" svg:x1="10.353cm" svg:y1="3.216cm" svg:x2="10.353cm" svg:y2="3.062cm">
          <text:p/>
        </draw:line>
        <draw:line draw:style-name="gr97" draw:layer="layout" svg:x1="10.276cm" svg:y1="3.139cm" svg:x2="10.429cm" svg:y2="3.139cm">
          <text:p/>
        </draw:line>
        <draw:line draw:style-name="gr97" draw:layer="layout" svg:x1="10.382cm" svg:y1="13.396cm" svg:x2="10.382cm" svg:y2="13.243cm">
          <text:p/>
        </draw:line>
        <draw:line draw:style-name="gr97" draw:layer="layout" svg:x1="10.305cm" svg:y1="13.32cm" svg:x2="10.459cm" svg:y2="13.32cm">
          <text:p/>
        </draw:line>
        <draw:line draw:style-name="gr97" draw:layer="layout" svg:x1="10.382cm" svg:y1="12.712cm" svg:x2="10.382cm" svg:y2="12.559cm">
          <text:p/>
        </draw:line>
        <draw:line draw:style-name="gr97" draw:layer="layout" svg:x1="10.305cm" svg:y1="12.636cm" svg:x2="10.459cm" svg:y2="12.636cm">
          <text:p/>
        </draw:line>
        <draw:line draw:style-name="gr97" draw:layer="layout" svg:x1="10.382cm" svg:y1="12.184cm" svg:x2="10.382cm" svg:y2="12.031cm">
          <text:p/>
        </draw:line>
        <draw:line draw:style-name="gr97" draw:layer="layout" svg:x1="10.305cm" svg:y1="12.108cm" svg:x2="10.459cm" svg:y2="12.108cm">
          <text:p/>
        </draw:line>
        <draw:line draw:style-name="gr97" draw:layer="layout" svg:x1="10.382cm" svg:y1="12.162cm" svg:x2="10.382cm" svg:y2="12.009cm">
          <text:p/>
        </draw:line>
        <draw:line draw:style-name="gr97" draw:layer="layout" svg:x1="10.305cm" svg:y1="12.086cm" svg:x2="10.459cm" svg:y2="12.086cm">
          <text:p/>
        </draw:line>
        <draw:line draw:style-name="gr97" draw:layer="layout" svg:x1="10.382cm" svg:y1="12.075cm" svg:x2="10.382cm" svg:y2="11.921cm">
          <text:p/>
        </draw:line>
        <draw:line draw:style-name="gr97" draw:layer="layout" svg:x1="10.305cm" svg:y1="11.998cm" svg:x2="10.459cm" svg:y2="11.998cm">
          <text:p/>
        </draw:line>
        <draw:line draw:style-name="gr97" draw:layer="layout" svg:x1="10.382cm" svg:y1="11.831cm" svg:x2="10.382cm" svg:y2="11.678cm">
          <text:p/>
        </draw:line>
        <draw:line draw:style-name="gr97" draw:layer="layout" svg:x1="10.305cm" svg:y1="11.755cm" svg:x2="10.459cm" svg:y2="11.755cm">
          <text:p/>
        </draw:line>
        <draw:line draw:style-name="gr97" draw:layer="layout" svg:x1="10.382cm" svg:y1="10.288cm" svg:x2="10.382cm" svg:y2="10.135cm">
          <text:p/>
        </draw:line>
        <draw:line draw:style-name="gr97" draw:layer="layout" svg:x1="10.305cm" svg:y1="10.212cm" svg:x2="10.459cm" svg:y2="10.212cm">
          <text:p/>
        </draw:line>
        <draw:line draw:style-name="gr97" draw:layer="layout" svg:x1="10.382cm" svg:y1="10.244cm" svg:x2="10.382cm" svg:y2="10.091cm">
          <text:p/>
        </draw:line>
        <draw:line draw:style-name="gr97" draw:layer="layout" svg:x1="10.305cm" svg:y1="10.168cm" svg:x2="10.459cm" svg:y2="10.168cm">
          <text:p/>
        </draw:line>
        <draw:line draw:style-name="gr97" draw:layer="layout" svg:x1="10.382cm" svg:y1="8.151cm" svg:x2="10.382cm" svg:y2="7.998cm">
          <text:p/>
        </draw:line>
        <draw:line draw:style-name="gr97" draw:layer="layout" svg:x1="10.305cm" svg:y1="8.075cm" svg:x2="10.459cm" svg:y2="8.075cm">
          <text:p/>
        </draw:line>
        <draw:line draw:style-name="gr97" draw:layer="layout" svg:x1="10.382cm" svg:y1="7.998cm" svg:x2="10.382cm" svg:y2="7.845cm">
          <text:p/>
        </draw:line>
        <draw:line draw:style-name="gr97" draw:layer="layout" svg:x1="10.305cm" svg:y1="7.921cm" svg:x2="10.459cm" svg:y2="7.921cm">
          <text:p/>
        </draw:line>
        <draw:line draw:style-name="gr97" draw:layer="layout" svg:x1="10.382cm" svg:y1="7.82cm" svg:x2="10.382cm" svg:y2="7.667cm">
          <text:p/>
        </draw:line>
        <draw:line draw:style-name="gr97" draw:layer="layout" svg:x1="10.305cm" svg:y1="7.744cm" svg:x2="10.459cm" svg:y2="7.744cm">
          <text:p/>
        </draw:line>
        <draw:line draw:style-name="gr97" draw:layer="layout" svg:x1="10.382cm" svg:y1="7.799cm" svg:x2="10.382cm" svg:y2="7.645cm">
          <text:p/>
        </draw:line>
        <draw:line draw:style-name="gr97" draw:layer="layout" svg:x1="10.305cm" svg:y1="7.722cm" svg:x2="10.459cm" svg:y2="7.722cm">
          <text:p/>
        </draw:line>
        <draw:line draw:style-name="gr97" draw:layer="layout" svg:x1="10.382cm" svg:y1="7.536cm" svg:x2="10.382cm" svg:y2="7.382cm">
          <text:p/>
        </draw:line>
        <draw:line draw:style-name="gr97" draw:layer="layout" svg:x1="10.305cm" svg:y1="7.459cm" svg:x2="10.459cm" svg:y2="7.459cm">
          <text:p/>
        </draw:line>
        <draw:line draw:style-name="gr97" draw:layer="layout" svg:x1="10.382cm" svg:y1="7.424cm" svg:x2="10.382cm" svg:y2="7.27cm">
          <text:p/>
        </draw:line>
        <draw:line draw:style-name="gr97" draw:layer="layout" svg:x1="10.305cm" svg:y1="7.347cm" svg:x2="10.459cm" svg:y2="7.347cm">
          <text:p/>
        </draw:line>
        <draw:line draw:style-name="gr97" draw:layer="layout" svg:x1="10.382cm" svg:y1="7.358cm" svg:x2="10.382cm" svg:y2="7.205cm">
          <text:p/>
        </draw:line>
        <draw:line draw:style-name="gr97" draw:layer="layout" svg:x1="10.305cm" svg:y1="7.281cm" svg:x2="10.459cm" svg:y2="7.281cm">
          <text:p/>
        </draw:line>
        <draw:line draw:style-name="gr97" draw:layer="layout" svg:x1="10.382cm" svg:y1="7.095cm" svg:x2="10.382cm" svg:y2="6.942cm">
          <text:p/>
        </draw:line>
        <draw:line draw:style-name="gr97" draw:layer="layout" svg:x1="10.305cm" svg:y1="7.019cm" svg:x2="10.459cm" svg:y2="7.019cm">
          <text:p/>
        </draw:line>
        <draw:line draw:style-name="gr97" draw:layer="layout" svg:x1="10.382cm" svg:y1="6.852cm" svg:x2="10.382cm" svg:y2="6.699cm">
          <text:p/>
        </draw:line>
        <draw:line draw:style-name="gr97" draw:layer="layout" svg:x1="10.305cm" svg:y1="6.775cm" svg:x2="10.459cm" svg:y2="6.775cm">
          <text:p/>
        </draw:line>
        <draw:line draw:style-name="gr97" draw:layer="layout" svg:x1="10.382cm" svg:y1="6.83cm" svg:x2="10.382cm" svg:y2="6.677cm">
          <text:p/>
        </draw:line>
        <draw:line draw:style-name="gr97" draw:layer="layout" svg:x1="10.305cm" svg:y1="6.753cm" svg:x2="10.459cm" svg:y2="6.753cm">
          <text:p/>
        </draw:line>
        <draw:line draw:style-name="gr97" draw:layer="layout" svg:x1="10.382cm" svg:y1="6.699cm" svg:x2="10.382cm" svg:y2="6.545cm">
          <text:p/>
        </draw:line>
        <draw:line draw:style-name="gr97" draw:layer="layout" svg:x1="10.305cm" svg:y1="6.622cm" svg:x2="10.459cm" svg:y2="6.622cm">
          <text:p/>
        </draw:line>
        <draw:line draw:style-name="gr97" draw:layer="layout" svg:x1="10.382cm" svg:y1="6.608cm" svg:x2="10.382cm" svg:y2="6.455cm">
          <text:p/>
        </draw:line>
        <draw:line draw:style-name="gr97" draw:layer="layout" svg:x1="10.305cm" svg:y1="6.532cm" svg:x2="10.459cm" svg:y2="6.532cm">
          <text:p/>
        </draw:line>
        <draw:line draw:style-name="gr97" draw:layer="layout" svg:x1="10.382cm" svg:y1="6.543cm" svg:x2="10.382cm" svg:y2="6.389cm">
          <text:p/>
        </draw:line>
        <draw:line draw:style-name="gr97" draw:layer="layout" svg:x1="10.305cm" svg:y1="6.466cm" svg:x2="10.459cm" svg:y2="6.466cm">
          <text:p/>
        </draw:line>
        <draw:line draw:style-name="gr97" draw:layer="layout" svg:x1="10.382cm" svg:y1="6.212cm" svg:x2="10.382cm" svg:y2="6.058cm">
          <text:p/>
        </draw:line>
        <draw:line draw:style-name="gr97" draw:layer="layout" svg:x1="10.305cm" svg:y1="6.135cm" svg:x2="10.459cm" svg:y2="6.135cm">
          <text:p/>
        </draw:line>
        <draw:line draw:style-name="gr97" draw:layer="layout" svg:x1="10.382cm" svg:y1="6.168cm" svg:x2="10.382cm" svg:y2="6.015cm">
          <text:p/>
        </draw:line>
        <draw:line draw:style-name="gr97" draw:layer="layout" svg:x1="10.305cm" svg:y1="6.091cm" svg:x2="10.459cm" svg:y2="6.091cm">
          <text:p/>
        </draw:line>
        <draw:line draw:style-name="gr97" draw:layer="layout" svg:x1="10.382cm" svg:y1="5.64cm" svg:x2="10.382cm" svg:y2="5.487cm">
          <text:p/>
        </draw:line>
        <draw:line draw:style-name="gr97" draw:layer="layout" svg:x1="10.305cm" svg:y1="5.563cm" svg:x2="10.459cm" svg:y2="5.563cm">
          <text:p/>
        </draw:line>
        <draw:line draw:style-name="gr97" draw:layer="layout" svg:x1="10.382cm" svg:y1="5.552cm" svg:x2="10.382cm" svg:y2="5.399cm">
          <text:p/>
        </draw:line>
        <draw:line draw:style-name="gr97" draw:layer="layout" svg:x1="10.305cm" svg:y1="5.476cm" svg:x2="10.459cm" svg:y2="5.476cm">
          <text:p/>
        </draw:line>
        <draw:line draw:style-name="gr97" draw:layer="layout" svg:x1="10.382cm" svg:y1="5.418cm" svg:x2="10.382cm" svg:y2="5.265cm">
          <text:p/>
        </draw:line>
        <draw:line draw:style-name="gr97" draw:layer="layout" svg:x1="10.305cm" svg:y1="5.342cm" svg:x2="10.459cm" svg:y2="5.342cm">
          <text:p/>
        </draw:line>
        <draw:line draw:style-name="gr97" draw:layer="layout" svg:x1="10.382cm" svg:y1="5.221cm" svg:x2="10.382cm" svg:y2="5.068cm">
          <text:p/>
        </draw:line>
        <draw:line draw:style-name="gr97" draw:layer="layout" svg:x1="10.305cm" svg:y1="5.145cm" svg:x2="10.459cm" svg:y2="5.145cm">
          <text:p/>
        </draw:line>
        <draw:line draw:style-name="gr97" draw:layer="layout" svg:x1="10.382cm" svg:y1="5.068cm" svg:x2="10.382cm" svg:y2="4.915cm">
          <text:p/>
        </draw:line>
        <draw:line draw:style-name="gr97" draw:layer="layout" svg:x1="10.305cm" svg:y1="4.991cm" svg:x2="10.459cm" svg:y2="4.991cm">
          <text:p/>
        </draw:line>
        <draw:line draw:style-name="gr97" draw:layer="layout" svg:x1="10.382cm" svg:y1="4.625cm" svg:x2="10.382cm" svg:y2="4.472cm">
          <text:p/>
        </draw:line>
        <draw:line draw:style-name="gr97" draw:layer="layout" svg:x1="10.305cm" svg:y1="4.548cm" svg:x2="10.459cm" svg:y2="4.548cm">
          <text:p/>
        </draw:line>
        <draw:line draw:style-name="gr97" draw:layer="layout" svg:x1="10.382cm" svg:y1="4.603cm" svg:x2="10.382cm" svg:y2="4.45cm">
          <text:p/>
        </draw:line>
        <draw:line draw:style-name="gr97" draw:layer="layout" svg:x1="10.305cm" svg:y1="4.526cm" svg:x2="10.459cm" svg:y2="4.526cm">
          <text:p/>
        </draw:line>
        <draw:line draw:style-name="gr97" draw:layer="layout" svg:x1="10.382cm" svg:y1="4.494cm" svg:x2="10.382cm" svg:y2="4.34cm">
          <text:p/>
        </draw:line>
        <draw:line draw:style-name="gr97" draw:layer="layout" svg:x1="10.305cm" svg:y1="4.417cm" svg:x2="10.459cm" svg:y2="4.417cm">
          <text:p/>
        </draw:line>
        <draw:line draw:style-name="gr97" draw:layer="layout" svg:x1="10.382cm" svg:y1="4.406cm" svg:x2="10.382cm" svg:y2="4.253cm">
          <text:p/>
        </draw:line>
        <draw:line draw:style-name="gr97" draw:layer="layout" svg:x1="10.305cm" svg:y1="4.329cm" svg:x2="10.459cm" svg:y2="4.329cm">
          <text:p/>
        </draw:line>
        <draw:line draw:style-name="gr97" draw:layer="layout" svg:x1="10.382cm" svg:y1="4.296cm" svg:x2="10.382cm" svg:y2="4.143cm">
          <text:p/>
        </draw:line>
        <draw:line draw:style-name="gr97" draw:layer="layout" svg:x1="10.305cm" svg:y1="4.22cm" svg:x2="10.459cm" svg:y2="4.22cm">
          <text:p/>
        </draw:line>
        <draw:line draw:style-name="gr97" draw:layer="layout" svg:x1="10.382cm" svg:y1="3.944cm" svg:x2="10.382cm" svg:y2="3.79cm">
          <text:p/>
        </draw:line>
        <draw:line draw:style-name="gr97" draw:layer="layout" svg:x1="10.305cm" svg:y1="3.867cm" svg:x2="10.459cm" svg:y2="3.867cm">
          <text:p/>
        </draw:line>
        <draw:line draw:style-name="gr97" draw:layer="layout" svg:x1="10.382cm" svg:y1="3.634cm" svg:x2="10.382cm" svg:y2="3.481cm">
          <text:p/>
        </draw:line>
        <draw:line draw:style-name="gr97" draw:layer="layout" svg:x1="10.305cm" svg:y1="3.558cm" svg:x2="10.459cm" svg:y2="3.558cm">
          <text:p/>
        </draw:line>
        <draw:line draw:style-name="gr97" draw:layer="layout" svg:x1="10.382cm" svg:y1="3.547cm" svg:x2="10.382cm" svg:y2="3.394cm">
          <text:p/>
        </draw:line>
        <draw:line draw:style-name="gr97" draw:layer="layout" svg:x1="10.305cm" svg:y1="3.47cm" svg:x2="10.459cm" svg:y2="3.47cm">
          <text:p/>
        </draw:line>
        <draw:line draw:style-name="gr97" draw:layer="layout" svg:x1="10.382cm" svg:y1="3.437cm" svg:x2="10.382cm" svg:y2="3.284cm">
          <text:p/>
        </draw:line>
        <draw:line draw:style-name="gr97" draw:layer="layout" svg:x1="10.305cm" svg:y1="3.361cm" svg:x2="10.459cm" svg:y2="3.361cm">
          <text:p/>
        </draw:line>
        <draw:line draw:style-name="gr97" draw:layer="layout" svg:x1="10.382cm" svg:y1="3.391cm" svg:x2="10.382cm" svg:y2="3.238cm">
          <text:p/>
        </draw:line>
        <draw:line draw:style-name="gr97" draw:layer="layout" svg:x1="10.305cm" svg:y1="3.314cm" svg:x2="10.459cm" svg:y2="3.314cm">
          <text:p/>
        </draw:line>
        <draw:line draw:style-name="gr97" draw:layer="layout" svg:x1="10.382cm" svg:y1="3.238cm" svg:x2="10.382cm" svg:y2="3.084cm">
          <text:p/>
        </draw:line>
        <draw:line draw:style-name="gr97" draw:layer="layout" svg:x1="10.305cm" svg:y1="3.161cm" svg:x2="10.459cm" svg:y2="3.161cm">
          <text:p/>
        </draw:line>
        <draw:line draw:style-name="gr97" draw:layer="layout" svg:x1="10.414cm" svg:y1="13.418cm" svg:x2="10.414cm" svg:y2="13.265cm">
          <text:p/>
        </draw:line>
        <draw:line draw:style-name="gr97" draw:layer="layout" svg:x1="10.337cm" svg:y1="13.341cm" svg:x2="10.49cm" svg:y2="13.341cm">
          <text:p/>
        </draw:line>
        <draw:line draw:style-name="gr97" draw:layer="layout" svg:x1="10.414cm" svg:y1="13.352cm" svg:x2="10.414cm" svg:y2="13.199cm">
          <text:p/>
        </draw:line>
        <draw:line draw:style-name="gr97" draw:layer="layout" svg:x1="10.337cm" svg:y1="13.276cm" svg:x2="10.49cm" svg:y2="13.276cm">
          <text:p/>
        </draw:line>
        <draw:line draw:style-name="gr97" draw:layer="layout" svg:x1="10.414cm" svg:y1="13.221cm" svg:x2="10.414cm" svg:y2="13.068cm">
          <text:p/>
        </draw:line>
        <draw:line draw:style-name="gr97" draw:layer="layout" svg:x1="10.337cm" svg:y1="13.144cm" svg:x2="10.49cm" svg:y2="13.144cm">
          <text:p/>
        </draw:line>
        <draw:line draw:style-name="gr97" draw:layer="layout" svg:x1="10.414cm" svg:y1="13.197cm" svg:x2="10.414cm" svg:y2="13.043cm">
          <text:p/>
        </draw:line>
        <draw:line draw:style-name="gr97" draw:layer="layout" svg:x1="10.337cm" svg:y1="13.12cm" svg:x2="10.49cm" svg:y2="13.12cm">
          <text:p/>
        </draw:line>
        <draw:line draw:style-name="gr97" draw:layer="layout" svg:x1="10.414cm" svg:y1="12.912cm" svg:x2="10.414cm" svg:y2="12.759cm">
          <text:p/>
        </draw:line>
        <draw:line draw:style-name="gr97" draw:layer="layout" svg:x1="10.337cm" svg:y1="12.835cm" svg:x2="10.49cm" svg:y2="12.835cm">
          <text:p/>
        </draw:line>
        <draw:line draw:style-name="gr97" draw:layer="layout" svg:x1="10.414cm" svg:y1="12.647cm" svg:x2="10.414cm" svg:y2="12.493cm">
          <text:p/>
        </draw:line>
        <draw:line draw:style-name="gr97" draw:layer="layout" svg:x1="10.337cm" svg:y1="12.57cm" svg:x2="10.49cm" svg:y2="12.57cm">
          <text:p/>
        </draw:line>
        <draw:line draw:style-name="gr97" draw:layer="layout" svg:x1="10.414cm" svg:y1="12.471cm" svg:x2="10.414cm" svg:y2="12.318cm">
          <text:p/>
        </draw:line>
        <draw:line draw:style-name="gr97" draw:layer="layout" svg:x1="10.337cm" svg:y1="12.395cm" svg:x2="10.49cm" svg:y2="12.395cm">
          <text:p/>
        </draw:line>
        <draw:line draw:style-name="gr97" draw:layer="layout" svg:x1="10.414cm" svg:y1="12.184cm" svg:x2="10.414cm" svg:y2="12.031cm">
          <text:p/>
        </draw:line>
        <draw:line draw:style-name="gr97" draw:layer="layout" svg:x1="10.337cm" svg:y1="12.108cm" svg:x2="10.49cm" svg:y2="12.108cm">
          <text:p/>
        </draw:line>
        <draw:line draw:style-name="gr97" draw:layer="layout" svg:x1="10.414cm" svg:y1="10.619cm" svg:x2="10.414cm" svg:y2="10.466cm">
          <text:p/>
        </draw:line>
        <draw:line draw:style-name="gr97" draw:layer="layout" svg:x1="10.337cm" svg:y1="10.543cm" svg:x2="10.49cm" svg:y2="10.543cm">
          <text:p/>
        </draw:line>
        <draw:line draw:style-name="gr97" draw:layer="layout" svg:x1="10.414cm" svg:y1="8.636cm" svg:x2="10.414cm" svg:y2="8.482cm">
          <text:p/>
        </draw:line>
        <draw:line draw:style-name="gr97" draw:layer="layout" svg:x1="10.337cm" svg:y1="8.559cm" svg:x2="10.49cm" svg:y2="8.559cm">
          <text:p/>
        </draw:line>
        <draw:line draw:style-name="gr97" draw:layer="layout" svg:x1="10.414cm" svg:y1="8.461cm" svg:x2="10.414cm" svg:y2="8.307cm">
          <text:p/>
        </draw:line>
        <draw:line draw:style-name="gr97" draw:layer="layout" svg:x1="10.337cm" svg:y1="8.384cm" svg:x2="10.49cm" svg:y2="8.384cm">
          <text:p/>
        </draw:line>
        <draw:line draw:style-name="gr97" draw:layer="layout" svg:x1="10.414cm" svg:y1="8.195cm" svg:x2="10.414cm" svg:y2="8.042cm">
          <text:p/>
        </draw:line>
        <draw:line draw:style-name="gr97" draw:layer="layout" svg:x1="10.337cm" svg:y1="8.119cm" svg:x2="10.49cm" svg:y2="8.119cm">
          <text:p/>
        </draw:line>
        <draw:line draw:style-name="gr97" draw:layer="layout" svg:x1="10.414cm" svg:y1="7.976cm" svg:x2="10.414cm" svg:y2="7.823cm">
          <text:p/>
        </draw:line>
        <draw:line draw:style-name="gr97" draw:layer="layout" svg:x1="10.337cm" svg:y1="7.9cm" svg:x2="10.49cm" svg:y2="7.9cm">
          <text:p/>
        </draw:line>
        <draw:line draw:style-name="gr97" draw:layer="layout" svg:x1="10.414cm" svg:y1="7.932cm" svg:x2="10.414cm" svg:y2="7.779cm">
          <text:p/>
        </draw:line>
        <draw:line draw:style-name="gr97" draw:layer="layout" svg:x1="10.337cm" svg:y1="7.856cm" svg:x2="10.49cm" svg:y2="7.856cm">
          <text:p/>
        </draw:line>
        <draw:line draw:style-name="gr97" draw:layer="layout" svg:x1="10.414cm" svg:y1="7.358cm" svg:x2="10.414cm" svg:y2="7.205cm">
          <text:p/>
        </draw:line>
        <draw:line draw:style-name="gr97" draw:layer="layout" svg:x1="10.337cm" svg:y1="7.281cm" svg:x2="10.49cm" svg:y2="7.281cm">
          <text:p/>
        </draw:line>
        <draw:line draw:style-name="gr97" draw:layer="layout" svg:x1="10.414cm" svg:y1="6.983cm" svg:x2="10.414cm" svg:y2="6.83cm">
          <text:p/>
        </draw:line>
        <draw:line draw:style-name="gr97" draw:layer="layout" svg:x1="10.337cm" svg:y1="6.907cm" svg:x2="10.49cm" svg:y2="6.907cm">
          <text:p/>
        </draw:line>
        <draw:line draw:style-name="gr97" draw:layer="layout" svg:x1="10.414cm" svg:y1="6.652cm" svg:x2="10.414cm" svg:y2="6.499cm">
          <text:p/>
        </draw:line>
        <draw:line draw:style-name="gr97" draw:layer="layout" svg:x1="10.337cm" svg:y1="6.576cm" svg:x2="10.49cm" svg:y2="6.576cm">
          <text:p/>
        </draw:line>
        <draw:line draw:style-name="gr97" draw:layer="layout" svg:x1="10.414cm" svg:y1="6.08cm" svg:x2="10.414cm" svg:y2="5.927cm">
          <text:p/>
        </draw:line>
        <draw:line draw:style-name="gr97" draw:layer="layout" svg:x1="10.337cm" svg:y1="6.004cm" svg:x2="10.49cm" svg:y2="6.004cm">
          <text:p/>
        </draw:line>
        <draw:line draw:style-name="gr97" draw:layer="layout" svg:x1="10.414cm" svg:y1="6.058cm" svg:x2="10.414cm" svg:y2="5.905cm">
          <text:p/>
        </draw:line>
        <draw:line draw:style-name="gr97" draw:layer="layout" svg:x1="10.337cm" svg:y1="5.982cm" svg:x2="10.49cm" svg:y2="5.982cm">
          <text:p/>
        </draw:line>
        <draw:line draw:style-name="gr97" draw:layer="layout" svg:x1="10.414cm" svg:y1="5.905cm" svg:x2="10.414cm" svg:y2="5.752cm">
          <text:p/>
        </draw:line>
        <draw:line draw:style-name="gr97" draw:layer="layout" svg:x1="10.337cm" svg:y1="5.828cm" svg:x2="10.49cm" svg:y2="5.828cm">
          <text:p/>
        </draw:line>
        <draw:line draw:style-name="gr97" draw:layer="layout" svg:x1="10.414cm" svg:y1="5.64cm" svg:x2="10.414cm" svg:y2="5.487cm">
          <text:p/>
        </draw:line>
        <draw:line draw:style-name="gr97" draw:layer="layout" svg:x1="10.337cm" svg:y1="5.563cm" svg:x2="10.49cm" svg:y2="5.563cm">
          <text:p/>
        </draw:line>
        <draw:line draw:style-name="gr97" draw:layer="layout" svg:x1="10.414cm" svg:y1="4.978cm" svg:x2="10.414cm" svg:y2="4.825cm">
          <text:p/>
        </draw:line>
        <draw:line draw:style-name="gr97" draw:layer="layout" svg:x1="10.337cm" svg:y1="4.901cm" svg:x2="10.49cm" svg:y2="4.901cm">
          <text:p/>
        </draw:line>
        <draw:line draw:style-name="gr97" draw:layer="layout" svg:x1="10.414cm" svg:y1="4.384cm" svg:x2="10.414cm" svg:y2="4.231cm">
          <text:p/>
        </draw:line>
        <draw:line draw:style-name="gr97" draw:layer="layout" svg:x1="10.337cm" svg:y1="4.307cm" svg:x2="10.49cm" svg:y2="4.307cm">
          <text:p/>
        </draw:line>
        <draw:line draw:style-name="gr97" draw:layer="layout" svg:x1="10.414cm" svg:y1="4.163cm" svg:x2="10.414cm" svg:y2="4.009cm">
          <text:p/>
        </draw:line>
        <draw:line draw:style-name="gr97" draw:layer="layout" svg:x1="10.337cm" svg:y1="4.086cm" svg:x2="10.49cm" svg:y2="4.086cm">
          <text:p/>
        </draw:line>
        <draw:line draw:style-name="gr97" draw:layer="layout" svg:x1="10.414cm" svg:y1="3.722cm" svg:x2="10.414cm" svg:y2="3.569cm">
          <text:p/>
        </draw:line>
        <draw:line draw:style-name="gr97" draw:layer="layout" svg:x1="10.337cm" svg:y1="3.645cm" svg:x2="10.49cm" svg:y2="3.645cm">
          <text:p/>
        </draw:line>
        <draw:line draw:style-name="gr97" draw:layer="layout" svg:x1="10.414cm" svg:y1="3.634cm" svg:x2="10.414cm" svg:y2="3.481cm">
          <text:p/>
        </draw:line>
        <draw:line draw:style-name="gr97" draw:layer="layout" svg:x1="10.337cm" svg:y1="3.558cm" svg:x2="10.49cm" svg:y2="3.558cm">
          <text:p/>
        </draw:line>
        <draw:line draw:style-name="gr97" draw:layer="layout" svg:x1="10.414cm" svg:y1="3.591cm" svg:x2="10.414cm" svg:y2="3.437cm">
          <text:p/>
        </draw:line>
        <draw:line draw:style-name="gr97" draw:layer="layout" svg:x1="10.337cm" svg:y1="3.514cm" svg:x2="10.49cm" svg:y2="3.514cm">
          <text:p/>
        </draw:line>
        <draw:line draw:style-name="gr97" draw:layer="layout" svg:x1="10.414cm" svg:y1="3.369cm" svg:x2="10.414cm" svg:y2="3.216cm">
          <text:p/>
        </draw:line>
        <draw:line draw:style-name="gr97" draw:layer="layout" svg:x1="10.337cm" svg:y1="3.293cm" svg:x2="10.49cm" svg:y2="3.293cm">
          <text:p/>
        </draw:line>
        <draw:line draw:style-name="gr97" draw:layer="layout" svg:x1="10.414cm" svg:y1="2.841cm" svg:x2="10.414cm" svg:y2="2.688cm">
          <text:p/>
        </draw:line>
        <draw:line draw:style-name="gr97" draw:layer="layout" svg:x1="10.337cm" svg:y1="2.764cm" svg:x2="10.49cm" svg:y2="2.764cm">
          <text:p/>
        </draw:line>
        <draw:line draw:style-name="gr97" draw:layer="layout" svg:x1="10.443cm" svg:y1="10.95cm" svg:x2="10.443cm" svg:y2="10.797cm">
          <text:p/>
        </draw:line>
        <draw:line draw:style-name="gr97" draw:layer="layout" svg:x1="10.366cm" svg:y1="10.874cm" svg:x2="10.52cm" svg:y2="10.874cm">
          <text:p/>
        </draw:line>
        <draw:line draw:style-name="gr97" draw:layer="layout" svg:x1="10.443cm" svg:y1="9.054cm" svg:x2="10.443cm" svg:y2="8.901cm">
          <text:p/>
        </draw:line>
        <draw:line draw:style-name="gr97" draw:layer="layout" svg:x1="10.366cm" svg:y1="8.978cm" svg:x2="10.52cm" svg:y2="8.978cm">
          <text:p/>
        </draw:line>
        <draw:line draw:style-name="gr97" draw:layer="layout" svg:x1="10.443cm" svg:y1="8.68cm" svg:x2="10.443cm" svg:y2="8.526cm">
          <text:p/>
        </draw:line>
        <draw:line draw:style-name="gr97" draw:layer="layout" svg:x1="10.366cm" svg:y1="8.603cm" svg:x2="10.52cm" svg:y2="8.603cm">
          <text:p/>
        </draw:line>
        <draw:line draw:style-name="gr97" draw:layer="layout" svg:x1="10.443cm" svg:y1="8.658cm" svg:x2="10.443cm" svg:y2="8.504cm">
          <text:p/>
        </draw:line>
        <draw:line draw:style-name="gr97" draw:layer="layout" svg:x1="10.366cm" svg:y1="8.581cm" svg:x2="10.52cm" svg:y2="8.581cm">
          <text:p/>
        </draw:line>
        <draw:line draw:style-name="gr97" draw:layer="layout" svg:x1="10.443cm" svg:y1="8.526cm" svg:x2="10.443cm" svg:y2="8.373cm">
          <text:p/>
        </draw:line>
        <draw:line draw:style-name="gr97" draw:layer="layout" svg:x1="10.366cm" svg:y1="8.45cm" svg:x2="10.52cm" svg:y2="8.45cm">
          <text:p/>
        </draw:line>
        <draw:line draw:style-name="gr97" draw:layer="layout" svg:x1="10.443cm" svg:y1="8.417cm" svg:x2="10.443cm" svg:y2="8.263cm">
          <text:p/>
        </draw:line>
        <draw:line draw:style-name="gr97" draw:layer="layout" svg:x1="10.366cm" svg:y1="8.34cm" svg:x2="10.52cm" svg:y2="8.34cm">
          <text:p/>
        </draw:line>
        <draw:line draw:style-name="gr97" draw:layer="layout" svg:x1="10.443cm" svg:y1="8.283cm" svg:x2="10.443cm" svg:y2="8.13cm">
          <text:p/>
        </draw:line>
        <draw:line draw:style-name="gr97" draw:layer="layout" svg:x1="10.366cm" svg:y1="8.206cm" svg:x2="10.52cm" svg:y2="8.206cm">
          <text:p/>
        </draw:line>
        <draw:line draw:style-name="gr97" draw:layer="layout" svg:x1="10.443cm" svg:y1="8.173cm" svg:x2="10.443cm" svg:y2="8.02cm">
          <text:p/>
        </draw:line>
        <draw:line draw:style-name="gr97" draw:layer="layout" svg:x1="10.366cm" svg:y1="8.097cm" svg:x2="10.52cm" svg:y2="8.097cm">
          <text:p/>
        </draw:line>
        <draw:line draw:style-name="gr97" draw:layer="layout" svg:x1="10.443cm" svg:y1="7.711cm" svg:x2="10.443cm" svg:y2="7.558cm">
          <text:p/>
        </draw:line>
        <draw:line draw:style-name="gr97" draw:layer="layout" svg:x1="10.366cm" svg:y1="7.634cm" svg:x2="10.52cm" svg:y2="7.634cm">
          <text:p/>
        </draw:line>
        <draw:line draw:style-name="gr97" draw:layer="layout" svg:x1="10.443cm" svg:y1="7.536cm" svg:x2="10.443cm" svg:y2="7.382cm">
          <text:p/>
        </draw:line>
        <draw:line draw:style-name="gr97" draw:layer="layout" svg:x1="10.366cm" svg:y1="7.459cm" svg:x2="10.52cm" svg:y2="7.459cm">
          <text:p/>
        </draw:line>
        <draw:line draw:style-name="gr97" draw:layer="layout" svg:x1="10.443cm" svg:y1="7.314cm" svg:x2="10.443cm" svg:y2="7.161cm">
          <text:p/>
        </draw:line>
        <draw:line draw:style-name="gr97" draw:layer="layout" svg:x1="10.366cm" svg:y1="7.238cm" svg:x2="10.52cm" svg:y2="7.238cm">
          <text:p/>
        </draw:line>
        <draw:line draw:style-name="gr97" draw:layer="layout" svg:x1="10.443cm" svg:y1="7.005cm" svg:x2="10.443cm" svg:y2="6.852cm">
          <text:p/>
        </draw:line>
        <draw:line draw:style-name="gr97" draw:layer="layout" svg:x1="10.366cm" svg:y1="6.929cm" svg:x2="10.52cm" svg:y2="6.929cm">
          <text:p/>
        </draw:line>
        <draw:line draw:style-name="gr97" draw:layer="layout" svg:x1="10.443cm" svg:y1="6.411cm" svg:x2="10.443cm" svg:y2="6.258cm">
          <text:p/>
        </draw:line>
        <draw:line draw:style-name="gr97" draw:layer="layout" svg:x1="10.366cm" svg:y1="6.335cm" svg:x2="10.52cm" svg:y2="6.335cm">
          <text:p/>
        </draw:line>
        <draw:line draw:style-name="gr97" draw:layer="layout" svg:x1="10.443cm" svg:y1="5.177cm" svg:x2="10.443cm" svg:y2="5.024cm">
          <text:p/>
        </draw:line>
        <draw:line draw:style-name="gr97" draw:layer="layout" svg:x1="10.366cm" svg:y1="5.101cm" svg:x2="10.52cm" svg:y2="5.101cm">
          <text:p/>
        </draw:line>
        <draw:line draw:style-name="gr97" draw:layer="layout" svg:x1="10.443cm" svg:y1="4.956cm" svg:x2="10.443cm" svg:y2="4.803cm">
          <text:p/>
        </draw:line>
        <draw:line draw:style-name="gr97" draw:layer="layout" svg:x1="10.366cm" svg:y1="4.879cm" svg:x2="10.52cm" svg:y2="4.879cm">
          <text:p/>
        </draw:line>
        <draw:line draw:style-name="gr97" draw:layer="layout" svg:x1="10.443cm" svg:y1="4.89cm" svg:x2="10.443cm" svg:y2="4.737cm">
          <text:p/>
        </draw:line>
        <draw:line draw:style-name="gr97" draw:layer="layout" svg:x1="10.366cm" svg:y1="4.814cm" svg:x2="10.52cm" svg:y2="4.814cm">
          <text:p/>
        </draw:line>
        <draw:line draw:style-name="gr97" draw:layer="layout" svg:x1="10.443cm" svg:y1="4.825cm" svg:x2="10.443cm" svg:y2="4.671cm">
          <text:p/>
        </draw:line>
        <draw:line draw:style-name="gr97" draw:layer="layout" svg:x1="10.366cm" svg:y1="4.748cm" svg:x2="10.52cm" svg:y2="4.748cm">
          <text:p/>
        </draw:line>
        <draw:line draw:style-name="gr97" draw:layer="layout" svg:x1="10.443cm" svg:y1="4.803cm" svg:x2="10.443cm" svg:y2="4.649cm">
          <text:p/>
        </draw:line>
        <draw:line draw:style-name="gr97" draw:layer="layout" svg:x1="10.366cm" svg:y1="4.726cm" svg:x2="10.52cm" svg:y2="4.726cm">
          <text:p/>
        </draw:line>
        <draw:line draw:style-name="gr97" draw:layer="layout" svg:x1="10.443cm" svg:y1="4.781cm" svg:x2="10.443cm" svg:y2="4.627cm">
          <text:p/>
        </draw:line>
        <draw:line draw:style-name="gr97" draw:layer="layout" svg:x1="10.366cm" svg:y1="4.704cm" svg:x2="10.52cm" svg:y2="4.704cm">
          <text:p/>
        </draw:line>
        <draw:line draw:style-name="gr97" draw:layer="layout" svg:x1="10.443cm" svg:y1="4.559cm" svg:x2="10.443cm" svg:y2="4.406cm">
          <text:p/>
        </draw:line>
        <draw:line draw:style-name="gr97" draw:layer="layout" svg:x1="10.366cm" svg:y1="4.483cm" svg:x2="10.52cm" svg:y2="4.483cm">
          <text:p/>
        </draw:line>
        <draw:line draw:style-name="gr97" draw:layer="layout" svg:x1="10.443cm" svg:y1="4.515cm" svg:x2="10.443cm" svg:y2="4.362cm">
          <text:p/>
        </draw:line>
        <draw:line draw:style-name="gr97" draw:layer="layout" svg:x1="10.366cm" svg:y1="4.439cm" svg:x2="10.52cm" svg:y2="4.439cm">
          <text:p/>
        </draw:line>
        <draw:line draw:style-name="gr97" draw:layer="layout" svg:x1="10.443cm" svg:y1="4.384cm" svg:x2="10.443cm" svg:y2="4.231cm">
          <text:p/>
        </draw:line>
        <draw:line draw:style-name="gr97" draw:layer="layout" svg:x1="10.366cm" svg:y1="4.307cm" svg:x2="10.52cm" svg:y2="4.307cm">
          <text:p/>
        </draw:line>
        <draw:line draw:style-name="gr97" draw:layer="layout" svg:x1="10.443cm" svg:y1="4.275cm" svg:x2="10.443cm" svg:y2="4.121cm">
          <text:p/>
        </draw:line>
        <draw:line draw:style-name="gr97" draw:layer="layout" svg:x1="10.366cm" svg:y1="4.198cm" svg:x2="10.52cm" svg:y2="4.198cm">
          <text:p/>
        </draw:line>
        <draw:line draw:style-name="gr97" draw:layer="layout" svg:x1="10.443cm" svg:y1="4.206cm" svg:x2="10.443cm" svg:y2="4.053cm">
          <text:p/>
        </draw:line>
        <draw:line draw:style-name="gr97" draw:layer="layout" svg:x1="10.366cm" svg:y1="4.13cm" svg:x2="10.52cm" svg:y2="4.13cm">
          <text:p/>
        </draw:line>
        <draw:line draw:style-name="gr97" draw:layer="layout" svg:x1="10.443cm" svg:y1="3.965cm" svg:x2="10.443cm" svg:y2="3.812cm">
          <text:p/>
        </draw:line>
        <draw:line draw:style-name="gr97" draw:layer="layout" svg:x1="10.366cm" svg:y1="3.889cm" svg:x2="10.52cm" svg:y2="3.889cm">
          <text:p/>
        </draw:line>
        <draw:line draw:style-name="gr97" draw:layer="layout" svg:x1="10.443cm" svg:y1="3.788cm" svg:x2="10.443cm" svg:y2="3.634cm">
          <text:p/>
        </draw:line>
        <draw:line draw:style-name="gr97" draw:layer="layout" svg:x1="10.366cm" svg:y1="3.711cm" svg:x2="10.52cm" svg:y2="3.711cm">
          <text:p/>
        </draw:line>
        <draw:line draw:style-name="gr97" draw:layer="layout" svg:x1="10.443cm" svg:y1="3.613cm" svg:x2="10.443cm" svg:y2="3.459cm">
          <text:p/>
        </draw:line>
        <draw:line draw:style-name="gr97" draw:layer="layout" svg:x1="10.366cm" svg:y1="3.536cm" svg:x2="10.52cm" svg:y2="3.536cm">
          <text:p/>
        </draw:line>
        <draw:line draw:style-name="gr97" draw:layer="layout" svg:x1="10.443cm" svg:y1="2.841cm" svg:x2="10.443cm" svg:y2="2.688cm">
          <text:p/>
        </draw:line>
        <draw:line draw:style-name="gr97" draw:layer="layout" svg:x1="10.366cm" svg:y1="2.764cm" svg:x2="10.52cm" svg:y2="2.764cm">
          <text:p/>
        </draw:line>
        <draw:line draw:style-name="gr97" draw:layer="layout" svg:x1="10.474cm" svg:y1="13.352cm" svg:x2="10.474cm" svg:y2="13.199cm">
          <text:p/>
        </draw:line>
        <draw:line draw:style-name="gr97" draw:layer="layout" svg:x1="10.398cm" svg:y1="13.276cm" svg:x2="10.551cm" svg:y2="13.276cm">
          <text:p/>
        </draw:line>
        <draw:line draw:style-name="gr97" draw:layer="layout" svg:x1="10.474cm" svg:y1="13.175cm" svg:x2="10.474cm" svg:y2="13.021cm">
          <text:p/>
        </draw:line>
        <draw:line draw:style-name="gr97" draw:layer="layout" svg:x1="10.398cm" svg:y1="13.098cm" svg:x2="10.551cm" svg:y2="13.098cm">
          <text:p/>
        </draw:line>
        <draw:line draw:style-name="gr97" draw:layer="layout" svg:x1="10.474cm" svg:y1="11.5cm" svg:x2="10.474cm" svg:y2="11.347cm">
          <text:p/>
        </draw:line>
        <draw:line draw:style-name="gr97" draw:layer="layout" svg:x1="10.398cm" svg:y1="11.424cm" svg:x2="10.551cm" svg:y2="11.424cm">
          <text:p/>
        </draw:line>
        <draw:line draw:style-name="gr97" draw:layer="layout" svg:x1="10.474cm" svg:y1="11.391cm" svg:x2="10.474cm" svg:y2="11.237cm">
          <text:p/>
        </draw:line>
        <draw:line draw:style-name="gr97" draw:layer="layout" svg:x1="10.398cm" svg:y1="11.314cm" svg:x2="10.551cm" svg:y2="11.314cm">
          <text:p/>
        </draw:line>
        <draw:line draw:style-name="gr97" draw:layer="layout" svg:x1="10.474cm" svg:y1="9.935cm" svg:x2="10.474cm" svg:y2="9.782cm">
          <text:p/>
        </draw:line>
        <draw:line draw:style-name="gr97" draw:layer="layout" svg:x1="10.398cm" svg:y1="9.859cm" svg:x2="10.551cm" svg:y2="9.859cm">
          <text:p/>
        </draw:line>
        <draw:line draw:style-name="gr97" draw:layer="layout" svg:x1="10.474cm" svg:y1="9.495cm" svg:x2="10.474cm" svg:y2="9.342cm">
          <text:p/>
        </draw:line>
        <draw:line draw:style-name="gr97" draw:layer="layout" svg:x1="10.398cm" svg:y1="9.418cm" svg:x2="10.551cm" svg:y2="9.418cm">
          <text:p/>
        </draw:line>
        <draw:line draw:style-name="gr97" draw:layer="layout" svg:x1="10.474cm" svg:y1="9.451cm" svg:x2="10.474cm" svg:y2="9.298cm">
          <text:p/>
        </draw:line>
        <draw:line draw:style-name="gr97" draw:layer="layout" svg:x1="10.398cm" svg:y1="9.374cm" svg:x2="10.551cm" svg:y2="9.374cm">
          <text:p/>
        </draw:line>
        <draw:line draw:style-name="gr97" draw:layer="layout" svg:x1="10.474cm" svg:y1="9.32cm" svg:x2="10.474cm" svg:y2="9.166cm">
          <text:p/>
        </draw:line>
        <draw:line draw:style-name="gr97" draw:layer="layout" svg:x1="10.398cm" svg:y1="9.243cm" svg:x2="10.551cm" svg:y2="9.243cm">
          <text:p/>
        </draw:line>
        <draw:line draw:style-name="gr97" draw:layer="layout" svg:x1="10.474cm" svg:y1="9.276cm" svg:x2="10.474cm" svg:y2="9.123cm">
          <text:p/>
        </draw:line>
        <draw:line draw:style-name="gr97" draw:layer="layout" svg:x1="10.398cm" svg:y1="9.199cm" svg:x2="10.551cm" svg:y2="9.199cm">
          <text:p/>
        </draw:line>
        <draw:line draw:style-name="gr97" draw:layer="layout" svg:x1="10.474cm" svg:y1="9.254cm" svg:x2="10.474cm" svg:y2="9.101cm">
          <text:p/>
        </draw:line>
        <draw:line draw:style-name="gr97" draw:layer="layout" svg:x1="10.398cm" svg:y1="9.177cm" svg:x2="10.551cm" svg:y2="9.177cm">
          <text:p/>
        </draw:line>
        <draw:line draw:style-name="gr97" draw:layer="layout" svg:x1="10.474cm" svg:y1="9.188cm" svg:x2="10.474cm" svg:y2="9.035cm">
          <text:p/>
        </draw:line>
        <draw:line draw:style-name="gr97" draw:layer="layout" svg:x1="10.398cm" svg:y1="9.112cm" svg:x2="10.551cm" svg:y2="9.112cm">
          <text:p/>
        </draw:line>
        <draw:line draw:style-name="gr97" draw:layer="layout" svg:x1="10.474cm" svg:y1="9.166cm" svg:x2="10.474cm" svg:y2="9.013cm">
          <text:p/>
        </draw:line>
        <draw:line draw:style-name="gr97" draw:layer="layout" svg:x1="10.398cm" svg:y1="9.09cm" svg:x2="10.551cm" svg:y2="9.09cm">
          <text:p/>
        </draw:line>
        <draw:line draw:style-name="gr97" draw:layer="layout" svg:x1="10.474cm" svg:y1="9.098cm" svg:x2="10.474cm" svg:y2="8.945cm">
          <text:p/>
        </draw:line>
        <draw:line draw:style-name="gr97" draw:layer="layout" svg:x1="10.398cm" svg:y1="9.022cm" svg:x2="10.551cm" svg:y2="9.022cm">
          <text:p/>
        </draw:line>
        <draw:line draw:style-name="gr97" draw:layer="layout" svg:x1="10.474cm" svg:y1="8.923cm" svg:x2="10.474cm" svg:y2="8.77cm">
          <text:p/>
        </draw:line>
        <draw:line draw:style-name="gr97" draw:layer="layout" svg:x1="10.398cm" svg:y1="8.846cm" svg:x2="10.551cm" svg:y2="8.846cm">
          <text:p/>
        </draw:line>
        <draw:line draw:style-name="gr97" draw:layer="layout" svg:x1="10.474cm" svg:y1="8.68cm" svg:x2="10.474cm" svg:y2="8.526cm">
          <text:p/>
        </draw:line>
        <draw:line draw:style-name="gr97" draw:layer="layout" svg:x1="10.398cm" svg:y1="8.603cm" svg:x2="10.551cm" svg:y2="8.603cm">
          <text:p/>
        </draw:line>
        <draw:line draw:style-name="gr97" draw:layer="layout" svg:x1="10.474cm" svg:y1="8.439cm" svg:x2="10.474cm" svg:y2="8.285cm">
          <text:p/>
        </draw:line>
        <draw:line draw:style-name="gr97" draw:layer="layout" svg:x1="10.398cm" svg:y1="8.362cm" svg:x2="10.551cm" svg:y2="8.362cm">
          <text:p/>
        </draw:line>
        <draw:line draw:style-name="gr97" draw:layer="layout" svg:x1="10.474cm" svg:y1="8.305cm" svg:x2="10.474cm" svg:y2="8.151cm">
          <text:p/>
        </draw:line>
        <draw:line draw:style-name="gr97" draw:layer="layout" svg:x1="10.398cm" svg:y1="8.228cm" svg:x2="10.551cm" svg:y2="8.228cm">
          <text:p/>
        </draw:line>
        <draw:line draw:style-name="gr97" draw:layer="layout" svg:x1="10.474cm" svg:y1="7.864cm" svg:x2="10.474cm" svg:y2="7.711cm">
          <text:p/>
        </draw:line>
        <draw:line draw:style-name="gr97" draw:layer="layout" svg:x1="10.398cm" svg:y1="7.788cm" svg:x2="10.551cm" svg:y2="7.788cm">
          <text:p/>
        </draw:line>
        <draw:line draw:style-name="gr97" draw:layer="layout" svg:x1="10.474cm" svg:y1="7.58cm" svg:x2="10.474cm" svg:y2="7.426cm">
          <text:p/>
        </draw:line>
        <draw:line draw:style-name="gr97" draw:layer="layout" svg:x1="10.398cm" svg:y1="7.503cm" svg:x2="10.551cm" svg:y2="7.503cm">
          <text:p/>
        </draw:line>
        <draw:line draw:style-name="gr97" draw:layer="layout" svg:x1="10.474cm" svg:y1="7.402cm" svg:x2="10.474cm" svg:y2="7.249cm">
          <text:p/>
        </draw:line>
        <draw:line draw:style-name="gr97" draw:layer="layout" svg:x1="10.398cm" svg:y1="7.325cm" svg:x2="10.551cm" svg:y2="7.325cm">
          <text:p/>
        </draw:line>
        <draw:line draw:style-name="gr97" draw:layer="layout" svg:x1="10.474cm" svg:y1="7.38cm" svg:x2="10.474cm" svg:y2="7.227cm">
          <text:p/>
        </draw:line>
        <draw:line draw:style-name="gr97" draw:layer="layout" svg:x1="10.398cm" svg:y1="7.303cm" svg:x2="10.551cm" svg:y2="7.303cm">
          <text:p/>
        </draw:line>
        <draw:line draw:style-name="gr97" draw:layer="layout" svg:x1="10.474cm" svg:y1="6.256cm" svg:x2="10.474cm" svg:y2="6.102cm">
          <text:p/>
        </draw:line>
        <draw:line draw:style-name="gr97" draw:layer="layout" svg:x1="10.398cm" svg:y1="6.179cm" svg:x2="10.551cm" svg:y2="6.179cm">
          <text:p/>
        </draw:line>
        <draw:line draw:style-name="gr97" draw:layer="layout" svg:x1="10.474cm" svg:y1="6.037cm" svg:x2="10.474cm" svg:y2="5.883cm">
          <text:p/>
        </draw:line>
        <draw:line draw:style-name="gr97" draw:layer="layout" svg:x1="10.398cm" svg:y1="5.96cm" svg:x2="10.551cm" svg:y2="5.96cm">
          <text:p/>
        </draw:line>
        <draw:line draw:style-name="gr97" draw:layer="layout" svg:x1="10.474cm" svg:y1="5.771cm" svg:x2="10.474cm" svg:y2="5.618cm">
          <text:p/>
        </draw:line>
        <draw:line draw:style-name="gr97" draw:layer="layout" svg:x1="10.398cm" svg:y1="5.695cm" svg:x2="10.551cm" svg:y2="5.695cm">
          <text:p/>
        </draw:line>
        <draw:line draw:style-name="gr97" draw:layer="layout" svg:x1="10.474cm" svg:y1="5.727cm" svg:x2="10.474cm" svg:y2="5.574cm">
          <text:p/>
        </draw:line>
        <draw:line draw:style-name="gr97" draw:layer="layout" svg:x1="10.398cm" svg:y1="5.651cm" svg:x2="10.551cm" svg:y2="5.651cm">
          <text:p/>
        </draw:line>
        <draw:line draw:style-name="gr97" draw:layer="layout" svg:x1="10.474cm" svg:y1="5.418cm" svg:x2="10.474cm" svg:y2="5.265cm">
          <text:p/>
        </draw:line>
        <draw:line draw:style-name="gr97" draw:layer="layout" svg:x1="10.398cm" svg:y1="5.342cm" svg:x2="10.551cm" svg:y2="5.342cm">
          <text:p/>
        </draw:line>
        <draw:line draw:style-name="gr97" draw:layer="layout" svg:x1="10.474cm" svg:y1="5.177cm" svg:x2="10.474cm" svg:y2="5.024cm">
          <text:p/>
        </draw:line>
        <draw:line draw:style-name="gr97" draw:layer="layout" svg:x1="10.398cm" svg:y1="5.101cm" svg:x2="10.551cm" svg:y2="5.101cm">
          <text:p/>
        </draw:line>
        <draw:line draw:style-name="gr97" draw:layer="layout" svg:x1="10.474cm" svg:y1="5.134cm" svg:x2="10.474cm" svg:y2="4.98cm">
          <text:p/>
        </draw:line>
        <draw:line draw:style-name="gr97" draw:layer="layout" svg:x1="10.398cm" svg:y1="5.057cm" svg:x2="10.551cm" svg:y2="5.057cm">
          <text:p/>
        </draw:line>
        <draw:line draw:style-name="gr97" draw:layer="layout" svg:x1="10.474cm" svg:y1="4.912cm" svg:x2="10.474cm" svg:y2="4.759cm">
          <text:p/>
        </draw:line>
        <draw:line draw:style-name="gr97" draw:layer="layout" svg:x1="10.398cm" svg:y1="4.836cm" svg:x2="10.551cm" svg:y2="4.836cm">
          <text:p/>
        </draw:line>
        <draw:line draw:style-name="gr97" draw:layer="layout" svg:x1="10.474cm" svg:y1="4.803cm" svg:x2="10.474cm" svg:y2="4.649cm">
          <text:p/>
        </draw:line>
        <draw:line draw:style-name="gr97" draw:layer="layout" svg:x1="10.398cm" svg:y1="4.726cm" svg:x2="10.551cm" svg:y2="4.726cm">
          <text:p/>
        </draw:line>
        <draw:line draw:style-name="gr97" draw:layer="layout" svg:x1="10.474cm" svg:y1="4.362cm" svg:x2="10.474cm" svg:y2="4.209cm">
          <text:p/>
        </draw:line>
        <draw:line draw:style-name="gr97" draw:layer="layout" svg:x1="10.398cm" svg:y1="4.285cm" svg:x2="10.551cm" svg:y2="4.285cm">
          <text:p/>
        </draw:line>
        <draw:line draw:style-name="gr97" draw:layer="layout" svg:x1="10.474cm" svg:y1="4.141cm" svg:x2="10.474cm" svg:y2="3.987cm">
          <text:p/>
        </draw:line>
        <draw:line draw:style-name="gr97" draw:layer="layout" svg:x1="10.398cm" svg:y1="4.064cm" svg:x2="10.551cm" svg:y2="4.064cm">
          <text:p/>
        </draw:line>
        <draw:line draw:style-name="gr97" draw:layer="layout" svg:x1="10.474cm" svg:y1="4.053cm" svg:x2="10.474cm" svg:y2="3.9cm">
          <text:p/>
        </draw:line>
        <draw:line draw:style-name="gr97" draw:layer="layout" svg:x1="10.398cm" svg:y1="3.976cm" svg:x2="10.551cm" svg:y2="3.976cm">
          <text:p/>
        </draw:line>
        <draw:line draw:style-name="gr97" draw:layer="layout" svg:x1="10.474cm" svg:y1="4.031cm" svg:x2="10.474cm" svg:y2="3.878cm">
          <text:p/>
        </draw:line>
        <draw:line draw:style-name="gr97" draw:layer="layout" svg:x1="10.398cm" svg:y1="3.954cm" svg:x2="10.551cm" svg:y2="3.954cm">
          <text:p/>
        </draw:line>
        <draw:line draw:style-name="gr97" draw:layer="layout" svg:x1="10.474cm" svg:y1="3.834cm" svg:x2="10.474cm" svg:y2="3.681cm">
          <text:p/>
        </draw:line>
        <draw:line draw:style-name="gr97" draw:layer="layout" svg:x1="10.398cm" svg:y1="3.757cm" svg:x2="10.551cm" svg:y2="3.757cm">
          <text:p/>
        </draw:line>
        <draw:line draw:style-name="gr97" draw:layer="layout" svg:x1="10.474cm" svg:y1="3.766cm" svg:x2="10.474cm" svg:y2="3.613cm">
          <text:p/>
        </draw:line>
        <draw:line draw:style-name="gr97" draw:layer="layout" svg:x1="10.398cm" svg:y1="3.689cm" svg:x2="10.551cm" svg:y2="3.689cm">
          <text:p/>
        </draw:line>
        <draw:line draw:style-name="gr97" draw:layer="layout" svg:x1="10.474cm" svg:y1="3.678cm" svg:x2="10.474cm" svg:y2="3.525cm">
          <text:p/>
        </draw:line>
        <draw:line draw:style-name="gr97" draw:layer="layout" svg:x1="10.398cm" svg:y1="3.602cm" svg:x2="10.551cm" svg:y2="3.602cm">
          <text:p/>
        </draw:line>
        <draw:line draw:style-name="gr97" draw:layer="layout" svg:x1="10.474cm" svg:y1="3.547cm" svg:x2="10.474cm" svg:y2="3.394cm">
          <text:p/>
        </draw:line>
        <draw:line draw:style-name="gr97" draw:layer="layout" svg:x1="10.398cm" svg:y1="3.47cm" svg:x2="10.551cm" svg:y2="3.47cm">
          <text:p/>
        </draw:line>
        <draw:line draw:style-name="gr97" draw:layer="layout" svg:x1="10.474cm" svg:y1="3.369cm" svg:x2="10.474cm" svg:y2="3.216cm">
          <text:p/>
        </draw:line>
        <draw:line draw:style-name="gr97" draw:layer="layout" svg:x1="10.398cm" svg:y1="3.293cm" svg:x2="10.551cm" svg:y2="3.293cm">
          <text:p/>
        </draw:line>
        <draw:line draw:style-name="gr97" draw:layer="layout" svg:x1="10.474cm" svg:y1="2.841cm" svg:x2="10.474cm" svg:y2="2.688cm">
          <text:p/>
        </draw:line>
        <draw:line draw:style-name="gr97" draw:layer="layout" svg:x1="10.398cm" svg:y1="2.764cm" svg:x2="10.551cm" svg:y2="2.764cm">
          <text:p/>
        </draw:line>
        <draw:line draw:style-name="gr97" draw:layer="layout" svg:x1="10.504cm" svg:y1="12.031cm" svg:x2="10.504cm" svg:y2="11.878cm">
          <text:p/>
        </draw:line>
        <draw:line draw:style-name="gr97" draw:layer="layout" svg:x1="10.427cm" svg:y1="11.954cm" svg:x2="10.58cm" svg:y2="11.954cm">
          <text:p/>
        </draw:line>
        <draw:line draw:style-name="gr97" draw:layer="layout" svg:x1="10.504cm" svg:y1="11.985cm" svg:x2="10.504cm" svg:y2="11.831cm">
          <text:p/>
        </draw:line>
        <draw:line draw:style-name="gr97" draw:layer="layout" svg:x1="10.427cm" svg:y1="11.908cm" svg:x2="10.58cm" svg:y2="11.908cm">
          <text:p/>
        </draw:line>
        <draw:line draw:style-name="gr97" draw:layer="layout" svg:x1="10.504cm" svg:y1="9.651cm" svg:x2="10.504cm" svg:y2="9.497cm">
          <text:p/>
        </draw:line>
        <draw:line draw:style-name="gr97" draw:layer="layout" svg:x1="10.427cm" svg:y1="9.574cm" svg:x2="10.58cm" svg:y2="9.574cm">
          <text:p/>
        </draw:line>
        <draw:line draw:style-name="gr97" draw:layer="layout" svg:x1="10.504cm" svg:y1="9.607cm" svg:x2="10.504cm" svg:y2="9.454cm">
          <text:p/>
        </draw:line>
        <draw:line draw:style-name="gr97" draw:layer="layout" svg:x1="10.427cm" svg:y1="9.53cm" svg:x2="10.58cm" svg:y2="9.53cm">
          <text:p/>
        </draw:line>
        <draw:line draw:style-name="gr97" draw:layer="layout" svg:x1="10.504cm" svg:y1="9.188cm" svg:x2="10.504cm" svg:y2="9.035cm">
          <text:p/>
        </draw:line>
        <draw:line draw:style-name="gr97" draw:layer="layout" svg:x1="10.427cm" svg:y1="9.112cm" svg:x2="10.58cm" svg:y2="9.112cm">
          <text:p/>
        </draw:line>
        <draw:line draw:style-name="gr97" draw:layer="layout" svg:x1="10.504cm" svg:y1="9.166cm" svg:x2="10.504cm" svg:y2="9.013cm">
          <text:p/>
        </draw:line>
        <draw:line draw:style-name="gr97" draw:layer="layout" svg:x1="10.427cm" svg:y1="9.09cm" svg:x2="10.58cm" svg:y2="9.09cm">
          <text:p/>
        </draw:line>
        <draw:line draw:style-name="gr97" draw:layer="layout" svg:x1="10.504cm" svg:y1="7.711cm" svg:x2="10.504cm" svg:y2="7.558cm">
          <text:p/>
        </draw:line>
        <draw:line draw:style-name="gr97" draw:layer="layout" svg:x1="10.427cm" svg:y1="7.634cm" svg:x2="10.58cm" svg:y2="7.634cm">
          <text:p/>
        </draw:line>
        <draw:line draw:style-name="gr97" draw:layer="layout" svg:x1="10.504cm" svg:y1="7.514cm" svg:x2="10.504cm" svg:y2="7.361cm">
          <text:p/>
        </draw:line>
        <draw:line draw:style-name="gr97" draw:layer="layout" svg:x1="10.427cm" svg:y1="7.437cm" svg:x2="10.58cm" svg:y2="7.437cm">
          <text:p/>
        </draw:line>
        <draw:line draw:style-name="gr97" draw:layer="layout" svg:x1="10.504cm" svg:y1="6.874cm" svg:x2="10.504cm" svg:y2="6.72cm">
          <text:p/>
        </draw:line>
        <draw:line draw:style-name="gr97" draw:layer="layout" svg:x1="10.427cm" svg:y1="6.797cm" svg:x2="10.58cm" svg:y2="6.797cm">
          <text:p/>
        </draw:line>
        <draw:line draw:style-name="gr97" draw:layer="layout" svg:x1="10.504cm" svg:y1="6.808cm" svg:x2="10.504cm" svg:y2="6.655cm">
          <text:p/>
        </draw:line>
        <draw:line draw:style-name="gr97" draw:layer="layout" svg:x1="10.427cm" svg:y1="6.731cm" svg:x2="10.58cm" svg:y2="6.731cm">
          <text:p/>
        </draw:line>
        <draw:line draw:style-name="gr97" draw:layer="layout" svg:x1="10.504cm" svg:y1="6.477cm" svg:x2="10.504cm" svg:y2="6.324cm">
          <text:p/>
        </draw:line>
        <draw:line draw:style-name="gr97" draw:layer="layout" svg:x1="10.427cm" svg:y1="6.4cm" svg:x2="10.58cm" svg:y2="6.4cm">
          <text:p/>
        </draw:line>
        <draw:line draw:style-name="gr97" draw:layer="layout" svg:x1="10.504cm" svg:y1="6.411cm" svg:x2="10.504cm" svg:y2="6.258cm">
          <text:p/>
        </draw:line>
        <draw:line draw:style-name="gr97" draw:layer="layout" svg:x1="10.427cm" svg:y1="6.335cm" svg:x2="10.58cm" svg:y2="6.335cm">
          <text:p/>
        </draw:line>
        <draw:line draw:style-name="gr97" draw:layer="layout" svg:x1="10.504cm" svg:y1="6.015cm" svg:x2="10.504cm" svg:y2="5.861cm">
          <text:p/>
        </draw:line>
        <draw:line draw:style-name="gr97" draw:layer="layout" svg:x1="10.427cm" svg:y1="5.938cm" svg:x2="10.58cm" svg:y2="5.938cm">
          <text:p/>
        </draw:line>
        <draw:line draw:style-name="gr97" draw:layer="layout" svg:x1="10.504cm" svg:y1="5.662cm" svg:x2="10.504cm" svg:y2="5.508cm">
          <text:p/>
        </draw:line>
        <draw:line draw:style-name="gr97" draw:layer="layout" svg:x1="10.427cm" svg:y1="5.585cm" svg:x2="10.58cm" svg:y2="5.585cm">
          <text:p/>
        </draw:line>
        <draw:line draw:style-name="gr97" draw:layer="layout" svg:x1="10.504cm" svg:y1="4.825cm" svg:x2="10.504cm" svg:y2="4.671cm">
          <text:p/>
        </draw:line>
        <draw:line draw:style-name="gr97" draw:layer="layout" svg:x1="10.427cm" svg:y1="4.748cm" svg:x2="10.58cm" svg:y2="4.748cm">
          <text:p/>
        </draw:line>
        <draw:line draw:style-name="gr97" draw:layer="layout" svg:x1="10.504cm" svg:y1="4.759cm" svg:x2="10.504cm" svg:y2="4.606cm">
          <text:p/>
        </draw:line>
        <draw:line draw:style-name="gr97" draw:layer="layout" svg:x1="10.427cm" svg:y1="4.682cm" svg:x2="10.58cm" svg:y2="4.682cm">
          <text:p/>
        </draw:line>
        <draw:line draw:style-name="gr97" draw:layer="layout" svg:x1="10.504cm" svg:y1="4.559cm" svg:x2="10.504cm" svg:y2="4.406cm">
          <text:p/>
        </draw:line>
        <draw:line draw:style-name="gr97" draw:layer="layout" svg:x1="10.427cm" svg:y1="4.483cm" svg:x2="10.58cm" svg:y2="4.483cm">
          <text:p/>
        </draw:line>
        <draw:line draw:style-name="gr97" draw:layer="layout" svg:x1="10.504cm" svg:y1="4.206cm" svg:x2="10.504cm" svg:y2="4.053cm">
          <text:p/>
        </draw:line>
        <draw:line draw:style-name="gr97" draw:layer="layout" svg:x1="10.427cm" svg:y1="4.13cm" svg:x2="10.58cm" svg:y2="4.13cm">
          <text:p/>
        </draw:line>
        <draw:line draw:style-name="gr97" draw:layer="layout" svg:x1="10.504cm" svg:y1="4.075cm" svg:x2="10.504cm" svg:y2="3.922cm">
          <text:p/>
        </draw:line>
        <draw:line draw:style-name="gr97" draw:layer="layout" svg:x1="10.427cm" svg:y1="3.998cm" svg:x2="10.58cm" svg:y2="3.998cm">
          <text:p/>
        </draw:line>
        <draw:line draw:style-name="gr97" draw:layer="layout" svg:x1="10.535cm" svg:y1="12.581cm" svg:x2="10.535cm" svg:y2="12.428cm">
          <text:p/>
        </draw:line>
        <draw:line draw:style-name="gr97" draw:layer="layout" svg:x1="10.459cm" svg:y1="12.504cm" svg:x2="10.612cm" svg:y2="12.504cm">
          <text:p/>
        </draw:line>
        <draw:line draw:style-name="gr97" draw:layer="layout" svg:x1="10.535cm" svg:y1="12.14cm" svg:x2="10.535cm" svg:y2="11.987cm">
          <text:p/>
        </draw:line>
        <draw:line draw:style-name="gr97" draw:layer="layout" svg:x1="10.459cm" svg:y1="12.064cm" svg:x2="10.612cm" svg:y2="12.064cm">
          <text:p/>
        </draw:line>
        <draw:line draw:style-name="gr97" draw:layer="layout" svg:x1="10.535cm" svg:y1="10.31cm" svg:x2="10.535cm" svg:y2="10.157cm">
          <text:p/>
        </draw:line>
        <draw:line draw:style-name="gr97" draw:layer="layout" svg:x1="10.459cm" svg:y1="10.234cm" svg:x2="10.612cm" svg:y2="10.234cm">
          <text:p/>
        </draw:line>
        <draw:line draw:style-name="gr97" draw:layer="layout" svg:x1="10.535cm" svg:y1="10.266cm" svg:x2="10.535cm" svg:y2="10.113cm">
          <text:p/>
        </draw:line>
        <draw:line draw:style-name="gr97" draw:layer="layout" svg:x1="10.459cm" svg:y1="10.19cm" svg:x2="10.612cm" svg:y2="10.19cm">
          <text:p/>
        </draw:line>
        <draw:line draw:style-name="gr97" draw:layer="layout" svg:x1="10.535cm" svg:y1="9.826cm" svg:x2="10.535cm" svg:y2="9.673cm">
          <text:p/>
        </draw:line>
        <draw:line draw:style-name="gr97" draw:layer="layout" svg:x1="10.459cm" svg:y1="9.749cm" svg:x2="10.612cm" svg:y2="9.749cm">
          <text:p/>
        </draw:line>
        <draw:line draw:style-name="gr97" draw:layer="layout" svg:x1="10.535cm" svg:y1="9.298cm" svg:x2="10.535cm" svg:y2="9.144cm">
          <text:p/>
        </draw:line>
        <draw:line draw:style-name="gr97" draw:layer="layout" svg:x1="10.459cm" svg:y1="9.221cm" svg:x2="10.612cm" svg:y2="9.221cm">
          <text:p/>
        </draw:line>
        <draw:line draw:style-name="gr97" draw:layer="layout" svg:x1="10.535cm" svg:y1="9.166cm" svg:x2="10.535cm" svg:y2="9.013cm">
          <text:p/>
        </draw:line>
        <draw:line draw:style-name="gr97" draw:layer="layout" svg:x1="10.459cm" svg:y1="9.09cm" svg:x2="10.612cm" svg:y2="9.09cm">
          <text:p/>
        </draw:line>
        <draw:line draw:style-name="gr97" draw:layer="layout" svg:x1="10.535cm" svg:y1="9.011cm" svg:x2="10.535cm" svg:y2="8.857cm">
          <text:p/>
        </draw:line>
        <draw:line draw:style-name="gr97" draw:layer="layout" svg:x1="10.459cm" svg:y1="8.934cm" svg:x2="10.612cm" svg:y2="8.934cm">
          <text:p/>
        </draw:line>
        <draw:line draw:style-name="gr97" draw:layer="layout" svg:x1="10.535cm" svg:y1="8.945cm" svg:x2="10.535cm" svg:y2="8.792cm">
          <text:p/>
        </draw:line>
        <draw:line draw:style-name="gr97" draw:layer="layout" svg:x1="10.459cm" svg:y1="8.868cm" svg:x2="10.612cm" svg:y2="8.868cm">
          <text:p/>
        </draw:line>
        <draw:line draw:style-name="gr97" draw:layer="layout" svg:x1="10.535cm" svg:y1="8.813cm" svg:x2="10.535cm" svg:y2="8.66cm">
          <text:p/>
        </draw:line>
        <draw:line draw:style-name="gr97" draw:layer="layout" svg:x1="10.459cm" svg:y1="8.737cm" svg:x2="10.612cm" svg:y2="8.737cm">
          <text:p/>
        </draw:line>
        <draw:line draw:style-name="gr97" draw:layer="layout" svg:x1="10.535cm" svg:y1="8.723cm" svg:x2="10.535cm" svg:y2="8.57cm">
          <text:p/>
        </draw:line>
        <draw:line draw:style-name="gr97" draw:layer="layout" svg:x1="10.459cm" svg:y1="8.647cm" svg:x2="10.612cm" svg:y2="8.647cm">
          <text:p/>
        </draw:line>
        <draw:line draw:style-name="gr97" draw:layer="layout" svg:x1="10.535cm" svg:y1="8.702cm" svg:x2="10.535cm" svg:y2="8.548cm">
          <text:p/>
        </draw:line>
        <draw:line draw:style-name="gr97" draw:layer="layout" svg:x1="10.459cm" svg:y1="8.625cm" svg:x2="10.612cm" svg:y2="8.625cm">
          <text:p/>
        </draw:line>
        <draw:line draw:style-name="gr97" draw:layer="layout" svg:x1="10.535cm" svg:y1="8.636cm" svg:x2="10.535cm" svg:y2="8.482cm">
          <text:p/>
        </draw:line>
        <draw:line draw:style-name="gr97" draw:layer="layout" svg:x1="10.459cm" svg:y1="8.559cm" svg:x2="10.612cm" svg:y2="8.559cm">
          <text:p/>
        </draw:line>
        <draw:line draw:style-name="gr97" draw:layer="layout" svg:x1="10.535cm" svg:y1="8.064cm" svg:x2="10.535cm" svg:y2="7.911cm">
          <text:p/>
        </draw:line>
        <draw:line draw:style-name="gr97" draw:layer="layout" svg:x1="10.459cm" svg:y1="7.987cm" svg:x2="10.612cm" svg:y2="7.987cm">
          <text:p/>
        </draw:line>
        <draw:line draw:style-name="gr97" draw:layer="layout" svg:x1="10.535cm" svg:y1="7.623cm" svg:x2="10.535cm" svg:y2="7.47cm">
          <text:p/>
        </draw:line>
        <draw:line draw:style-name="gr97" draw:layer="layout" svg:x1="10.459cm" svg:y1="7.547cm" svg:x2="10.612cm" svg:y2="7.547cm">
          <text:p/>
        </draw:line>
        <draw:line draw:style-name="gr97" draw:layer="layout" svg:x1="10.535cm" svg:y1="7.27cm" svg:x2="10.535cm" svg:y2="7.117cm">
          <text:p/>
        </draw:line>
        <draw:line draw:style-name="gr97" draw:layer="layout" svg:x1="10.459cm" svg:y1="7.194cm" svg:x2="10.612cm" svg:y2="7.194cm">
          <text:p/>
        </draw:line>
        <draw:line draw:style-name="gr97" draw:layer="layout" svg:x1="10.535cm" svg:y1="7.049cm" svg:x2="10.535cm" svg:y2="6.896cm">
          <text:p/>
        </draw:line>
        <draw:line draw:style-name="gr97" draw:layer="layout" svg:x1="10.459cm" svg:y1="6.972cm" svg:x2="10.612cm" svg:y2="6.972cm">
          <text:p/>
        </draw:line>
        <draw:line draw:style-name="gr97" draw:layer="layout" svg:x1="10.535cm" svg:y1="6.918cm" svg:x2="10.535cm" svg:y2="6.764cm">
          <text:p/>
        </draw:line>
        <draw:line draw:style-name="gr97" draw:layer="layout" svg:x1="10.459cm" svg:y1="6.841cm" svg:x2="10.612cm" svg:y2="6.841cm">
          <text:p/>
        </draw:line>
        <draw:line draw:style-name="gr97" draw:layer="layout" svg:x1="10.535cm" svg:y1="6.455cm" svg:x2="10.535cm" svg:y2="6.302cm">
          <text:p/>
        </draw:line>
        <draw:line draw:style-name="gr97" draw:layer="layout" svg:x1="10.459cm" svg:y1="6.378cm" svg:x2="10.612cm" svg:y2="6.378cm">
          <text:p/>
        </draw:line>
        <draw:line draw:style-name="gr97" draw:layer="layout" svg:x1="10.535cm" svg:y1="6.037cm" svg:x2="10.535cm" svg:y2="5.883cm">
          <text:p/>
        </draw:line>
        <draw:line draw:style-name="gr97" draw:layer="layout" svg:x1="10.459cm" svg:y1="5.96cm" svg:x2="10.612cm" svg:y2="5.96cm">
          <text:p/>
        </draw:line>
        <draw:line draw:style-name="gr97" draw:layer="layout" svg:x1="10.535cm" svg:y1="5.993cm" svg:x2="10.535cm" svg:y2="5.839cm">
          <text:p/>
        </draw:line>
        <draw:line draw:style-name="gr97" draw:layer="layout" svg:x1="10.459cm" svg:y1="5.916cm" svg:x2="10.612cm" svg:y2="5.916cm">
          <text:p/>
        </draw:line>
        <draw:line draw:style-name="gr97" draw:layer="layout" svg:x1="10.535cm" svg:y1="5.662cm" svg:x2="10.535cm" svg:y2="5.508cm">
          <text:p/>
        </draw:line>
        <draw:line draw:style-name="gr97" draw:layer="layout" svg:x1="10.459cm" svg:y1="5.585cm" svg:x2="10.612cm" svg:y2="5.585cm">
          <text:p/>
        </draw:line>
        <draw:line draw:style-name="gr97" draw:layer="layout" svg:x1="10.535cm" svg:y1="5.177cm" svg:x2="10.535cm" svg:y2="5.024cm">
          <text:p/>
        </draw:line>
        <draw:line draw:style-name="gr97" draw:layer="layout" svg:x1="10.459cm" svg:y1="5.101cm" svg:x2="10.612cm" svg:y2="5.101cm">
          <text:p/>
        </draw:line>
        <draw:line draw:style-name="gr97" draw:layer="layout" svg:x1="10.535cm" svg:y1="4.934cm" svg:x2="10.535cm" svg:y2="4.781cm">
          <text:p/>
        </draw:line>
        <draw:line draw:style-name="gr97" draw:layer="layout" svg:x1="10.459cm" svg:y1="4.857cm" svg:x2="10.612cm" svg:y2="4.857cm">
          <text:p/>
        </draw:line>
        <draw:line draw:style-name="gr97" draw:layer="layout" svg:x1="10.535cm" svg:y1="4.031cm" svg:x2="10.535cm" svg:y2="3.878cm">
          <text:p/>
        </draw:line>
        <draw:line draw:style-name="gr97" draw:layer="layout" svg:x1="10.459cm" svg:y1="3.954cm" svg:x2="10.612cm" svg:y2="3.954cm">
          <text:p/>
        </draw:line>
        <draw:line draw:style-name="gr97" draw:layer="layout" svg:x1="10.565cm" svg:y1="10.422cm" svg:x2="10.565cm" svg:y2="10.269cm">
          <text:p/>
        </draw:line>
        <draw:line draw:style-name="gr97" draw:layer="layout" svg:x1="10.488cm" svg:y1="10.346cm" svg:x2="10.641cm" svg:y2="10.346cm">
          <text:p/>
        </draw:line>
        <draw:line draw:style-name="gr97" draw:layer="layout" svg:x1="10.565cm" svg:y1="9.804cm" svg:x2="10.565cm" svg:y2="9.651cm">
          <text:p/>
        </draw:line>
        <draw:line draw:style-name="gr97" draw:layer="layout" svg:x1="10.488cm" svg:y1="9.727cm" svg:x2="10.641cm" svg:y2="9.727cm">
          <text:p/>
        </draw:line>
        <draw:line draw:style-name="gr97" draw:layer="layout" svg:x1="10.565cm" svg:y1="9.276cm" svg:x2="10.565cm" svg:y2="9.123cm">
          <text:p/>
        </draw:line>
        <draw:line draw:style-name="gr97" draw:layer="layout" svg:x1="10.488cm" svg:y1="9.199cm" svg:x2="10.641cm" svg:y2="9.199cm">
          <text:p/>
        </draw:line>
        <draw:line draw:style-name="gr97" draw:layer="layout" svg:x1="10.565cm" svg:y1="8.723cm" svg:x2="10.565cm" svg:y2="8.57cm">
          <text:p/>
        </draw:line>
        <draw:line draw:style-name="gr97" draw:layer="layout" svg:x1="10.488cm" svg:y1="8.647cm" svg:x2="10.641cm" svg:y2="8.647cm">
          <text:p/>
        </draw:line>
        <draw:line draw:style-name="gr97" draw:layer="layout" svg:x1="10.565cm" svg:y1="8.614cm" svg:x2="10.565cm" svg:y2="8.461cm">
          <text:p/>
        </draw:line>
        <draw:line draw:style-name="gr97" draw:layer="layout" svg:x1="10.488cm" svg:y1="8.537cm" svg:x2="10.641cm" svg:y2="8.537cm">
          <text:p/>
        </draw:line>
        <draw:line draw:style-name="gr97" draw:layer="layout" svg:x1="10.565cm" svg:y1="8.461cm" svg:x2="10.565cm" svg:y2="8.307cm">
          <text:p/>
        </draw:line>
        <draw:line draw:style-name="gr97" draw:layer="layout" svg:x1="10.488cm" svg:y1="8.384cm" svg:x2="10.641cm" svg:y2="8.384cm">
          <text:p/>
        </draw:line>
        <draw:line draw:style-name="gr97" draw:layer="layout" svg:x1="10.565cm" svg:y1="8.417cm" svg:x2="10.565cm" svg:y2="8.263cm">
          <text:p/>
        </draw:line>
        <draw:line draw:style-name="gr97" draw:layer="layout" svg:x1="10.488cm" svg:y1="8.34cm" svg:x2="10.641cm" svg:y2="8.34cm">
          <text:p/>
        </draw:line>
        <draw:line draw:style-name="gr97" draw:layer="layout" svg:x1="10.565cm" svg:y1="8.173cm" svg:x2="10.565cm" svg:y2="8.02cm">
          <text:p/>
        </draw:line>
        <draw:line draw:style-name="gr97" draw:layer="layout" svg:x1="10.488cm" svg:y1="8.097cm" svg:x2="10.641cm" svg:y2="8.097cm">
          <text:p/>
        </draw:line>
        <draw:line draw:style-name="gr97" draw:layer="layout" svg:x1="10.565cm" svg:y1="7.908cm" svg:x2="10.565cm" svg:y2="7.755cm">
          <text:p/>
        </draw:line>
        <draw:line draw:style-name="gr97" draw:layer="layout" svg:x1="10.488cm" svg:y1="7.831cm" svg:x2="10.641cm" svg:y2="7.831cm">
          <text:p/>
        </draw:line>
        <draw:line draw:style-name="gr97" draw:layer="layout" svg:x1="10.565cm" svg:y1="7.733cm" svg:x2="10.565cm" svg:y2="7.58cm">
          <text:p/>
        </draw:line>
        <draw:line draw:style-name="gr97" draw:layer="layout" svg:x1="10.488cm" svg:y1="7.656cm" svg:x2="10.641cm" svg:y2="7.656cm">
          <text:p/>
        </draw:line>
        <draw:line draw:style-name="gr97" draw:layer="layout" svg:x1="10.565cm" svg:y1="7.514cm" svg:x2="10.565cm" svg:y2="7.361cm">
          <text:p/>
        </draw:line>
        <draw:line draw:style-name="gr97" draw:layer="layout" svg:x1="10.488cm" svg:y1="7.437cm" svg:x2="10.641cm" svg:y2="7.437cm">
          <text:p/>
        </draw:line>
        <draw:line draw:style-name="gr97" draw:layer="layout" svg:x1="10.565cm" svg:y1="7.183cm" svg:x2="10.565cm" svg:y2="7.03cm">
          <text:p/>
        </draw:line>
        <draw:line draw:style-name="gr97" draw:layer="layout" svg:x1="10.488cm" svg:y1="7.106cm" svg:x2="10.641cm" svg:y2="7.106cm">
          <text:p/>
        </draw:line>
        <draw:line draw:style-name="gr97" draw:layer="layout" svg:x1="10.565cm" svg:y1="7.161cm" svg:x2="10.565cm" svg:y2="7.008cm">
          <text:p/>
        </draw:line>
        <draw:line draw:style-name="gr97" draw:layer="layout" svg:x1="10.488cm" svg:y1="7.084cm" svg:x2="10.641cm" svg:y2="7.084cm">
          <text:p/>
        </draw:line>
        <draw:line draw:style-name="gr97" draw:layer="layout" svg:x1="10.565cm" svg:y1="6.918cm" svg:x2="10.565cm" svg:y2="6.764cm">
          <text:p/>
        </draw:line>
        <draw:line draw:style-name="gr97" draw:layer="layout" svg:x1="10.488cm" svg:y1="6.841cm" svg:x2="10.641cm" svg:y2="6.841cm">
          <text:p/>
        </draw:line>
        <draw:line draw:style-name="gr97" draw:layer="layout" svg:x1="10.565cm" svg:y1="6.896cm" svg:x2="10.565cm" svg:y2="6.742cm">
          <text:p/>
        </draw:line>
        <draw:line draw:style-name="gr97" draw:layer="layout" svg:x1="10.488cm" svg:y1="6.819cm" svg:x2="10.641cm" svg:y2="6.819cm">
          <text:p/>
        </draw:line>
        <draw:line draw:style-name="gr97" draw:layer="layout" svg:x1="10.565cm" svg:y1="6.852cm" svg:x2="10.565cm" svg:y2="6.699cm">
          <text:p/>
        </draw:line>
        <draw:line draw:style-name="gr97" draw:layer="layout" svg:x1="10.488cm" svg:y1="6.775cm" svg:x2="10.641cm" svg:y2="6.775cm">
          <text:p/>
        </draw:line>
        <draw:line draw:style-name="gr97" draw:layer="layout" svg:x1="10.565cm" svg:y1="6.389cm" svg:x2="10.565cm" svg:y2="6.236cm">
          <text:p/>
        </draw:line>
        <draw:line draw:style-name="gr97" draw:layer="layout" svg:x1="10.488cm" svg:y1="6.313cm" svg:x2="10.641cm" svg:y2="6.313cm">
          <text:p/>
        </draw:line>
        <draw:line draw:style-name="gr97" draw:layer="layout" svg:x1="10.565cm" svg:y1="6.346cm" svg:x2="10.565cm" svg:y2="6.192cm">
          <text:p/>
        </draw:line>
        <draw:line draw:style-name="gr97" draw:layer="layout" svg:x1="10.488cm" svg:y1="6.269cm" svg:x2="10.641cm" svg:y2="6.269cm">
          <text:p/>
        </draw:line>
        <draw:line draw:style-name="gr97" draw:layer="layout" svg:x1="10.565cm" svg:y1="6.28cm" svg:x2="10.565cm" svg:y2="6.127cm">
          <text:p/>
        </draw:line>
        <draw:line draw:style-name="gr97" draw:layer="layout" svg:x1="10.488cm" svg:y1="6.203cm" svg:x2="10.641cm" svg:y2="6.203cm">
          <text:p/>
        </draw:line>
        <draw:line draw:style-name="gr97" draw:layer="layout" svg:x1="10.565cm" svg:y1="5.993cm" svg:x2="10.565cm" svg:y2="5.839cm">
          <text:p/>
        </draw:line>
        <draw:line draw:style-name="gr97" draw:layer="layout" svg:x1="10.488cm" svg:y1="5.916cm" svg:x2="10.641cm" svg:y2="5.916cm">
          <text:p/>
        </draw:line>
        <draw:line draw:style-name="gr97" draw:layer="layout" svg:x1="10.565cm" svg:y1="5.949cm" svg:x2="10.565cm" svg:y2="5.796cm">
          <text:p/>
        </draw:line>
        <draw:line draw:style-name="gr97" draw:layer="layout" svg:x1="10.488cm" svg:y1="5.872cm" svg:x2="10.641cm" svg:y2="5.872cm">
          <text:p/>
        </draw:line>
        <draw:line draw:style-name="gr97" draw:layer="layout" svg:x1="10.565cm" svg:y1="5.552cm" svg:x2="10.565cm" svg:y2="5.399cm">
          <text:p/>
        </draw:line>
        <draw:line draw:style-name="gr97" draw:layer="layout" svg:x1="10.488cm" svg:y1="5.476cm" svg:x2="10.641cm" svg:y2="5.476cm">
          <text:p/>
        </draw:line>
        <draw:line draw:style-name="gr97" draw:layer="layout" svg:x1="10.565cm" svg:y1="4.759cm" svg:x2="10.565cm" svg:y2="4.606cm">
          <text:p/>
        </draw:line>
        <draw:line draw:style-name="gr97" draw:layer="layout" svg:x1="10.488cm" svg:y1="4.682cm" svg:x2="10.641cm" svg:y2="4.682cm">
          <text:p/>
        </draw:line>
        <draw:line draw:style-name="gr97" draw:layer="layout" svg:x1="10.565cm" svg:y1="4.715cm" svg:x2="10.565cm" svg:y2="4.562cm">
          <text:p/>
        </draw:line>
        <draw:line draw:style-name="gr97" draw:layer="layout" svg:x1="10.488cm" svg:y1="4.638cm" svg:x2="10.641cm" svg:y2="4.638cm">
          <text:p/>
        </draw:line>
        <draw:line draw:style-name="gr97" draw:layer="layout" svg:x1="10.596cm" svg:y1="13.418cm" svg:x2="10.596cm" svg:y2="13.265cm">
          <text:p/>
        </draw:line>
        <draw:line draw:style-name="gr97" draw:layer="layout" svg:x1="10.52cm" svg:y1="13.341cm" svg:x2="10.673cm" svg:y2="13.341cm">
          <text:p/>
        </draw:line>
        <draw:line draw:style-name="gr97" draw:layer="layout" svg:x1="10.596cm" svg:y1="11.413cm" svg:x2="10.596cm" svg:y2="11.259cm">
          <text:p/>
        </draw:line>
        <draw:line draw:style-name="gr97" draw:layer="layout" svg:x1="10.52cm" svg:y1="11.336cm" svg:x2="10.673cm" svg:y2="11.336cm">
          <text:p/>
        </draw:line>
        <draw:line draw:style-name="gr97" draw:layer="layout" svg:x1="10.596cm" svg:y1="11.281cm" svg:x2="10.596cm" svg:y2="11.128cm">
          <text:p/>
        </draw:line>
        <draw:line draw:style-name="gr97" draw:layer="layout" svg:x1="10.52cm" svg:y1="11.205cm" svg:x2="10.673cm" svg:y2="11.205cm">
          <text:p/>
        </draw:line>
        <draw:line draw:style-name="gr97" draw:layer="layout" svg:x1="10.596cm" svg:y1="10.31cm" svg:x2="10.596cm" svg:y2="10.157cm">
          <text:p/>
        </draw:line>
        <draw:line draw:style-name="gr97" draw:layer="layout" svg:x1="10.52cm" svg:y1="10.234cm" svg:x2="10.673cm" svg:y2="10.234cm">
          <text:p/>
        </draw:line>
        <draw:line draw:style-name="gr97" draw:layer="layout" svg:x1="10.596cm" svg:y1="10.223cm" svg:x2="10.596cm" svg:y2="10.069cm">
          <text:p/>
        </draw:line>
        <draw:line draw:style-name="gr97" draw:layer="layout" svg:x1="10.52cm" svg:y1="10.146cm" svg:x2="10.673cm" svg:y2="10.146cm">
          <text:p/>
        </draw:line>
        <draw:line draw:style-name="gr97" draw:layer="layout" svg:x1="10.596cm" svg:y1="10.135cm" svg:x2="10.596cm" svg:y2="9.982cm">
          <text:p/>
        </draw:line>
        <draw:line draw:style-name="gr97" draw:layer="layout" svg:x1="10.52cm" svg:y1="10.058cm" svg:x2="10.673cm" svg:y2="10.058cm">
          <text:p/>
        </draw:line>
        <draw:line draw:style-name="gr97" draw:layer="layout" svg:x1="10.596cm" svg:y1="10.091cm" svg:x2="10.596cm" svg:y2="9.938cm">
          <text:p/>
        </draw:line>
        <draw:line draw:style-name="gr97" draw:layer="layout" svg:x1="10.52cm" svg:y1="10.015cm" svg:x2="10.673cm" svg:y2="10.015cm">
          <text:p/>
        </draw:line>
        <draw:line draw:style-name="gr97" draw:layer="layout" svg:x1="10.596cm" svg:y1="9.96cm" svg:x2="10.596cm" svg:y2="9.806cm">
          <text:p/>
        </draw:line>
        <draw:line draw:style-name="gr97" draw:layer="layout" svg:x1="10.52cm" svg:y1="9.883cm" svg:x2="10.673cm" svg:y2="9.883cm">
          <text:p/>
        </draw:line>
        <draw:line draw:style-name="gr97" draw:layer="layout" svg:x1="10.596cm" svg:y1="9.716cm" svg:x2="10.596cm" svg:y2="9.563cm">
          <text:p/>
        </draw:line>
        <draw:line draw:style-name="gr97" draw:layer="layout" svg:x1="10.52cm" svg:y1="9.64cm" svg:x2="10.673cm" svg:y2="9.64cm">
          <text:p/>
        </draw:line>
        <draw:line draw:style-name="gr97" draw:layer="layout" svg:x1="10.596cm" svg:y1="9.363cm" svg:x2="10.596cm" svg:y2="9.21cm">
          <text:p/>
        </draw:line>
        <draw:line draw:style-name="gr97" draw:layer="layout" svg:x1="10.52cm" svg:y1="9.287cm" svg:x2="10.673cm" svg:y2="9.287cm">
          <text:p/>
        </draw:line>
        <draw:line draw:style-name="gr97" draw:layer="layout" svg:x1="10.596cm" svg:y1="8.217cm" svg:x2="10.596cm" svg:y2="8.064cm">
          <text:p/>
        </draw:line>
        <draw:line draw:style-name="gr97" draw:layer="layout" svg:x1="10.52cm" svg:y1="8.141cm" svg:x2="10.673cm" svg:y2="8.141cm">
          <text:p/>
        </draw:line>
        <draw:line draw:style-name="gr97" draw:layer="layout" svg:x1="10.596cm" svg:y1="7.227cm" svg:x2="10.596cm" svg:y2="7.073cm">
          <text:p/>
        </draw:line>
        <draw:line draw:style-name="gr97" draw:layer="layout" svg:x1="10.52cm" svg:y1="7.15cm" svg:x2="10.673cm" svg:y2="7.15cm">
          <text:p/>
        </draw:line>
        <draw:line draw:style-name="gr97" draw:layer="layout" svg:x1="10.596cm" svg:y1="7.139cm" svg:x2="10.596cm" svg:y2="6.986cm">
          <text:p/>
        </draw:line>
        <draw:line draw:style-name="gr97" draw:layer="layout" svg:x1="10.52cm" svg:y1="7.062cm" svg:x2="10.673cm" svg:y2="7.062cm">
          <text:p/>
        </draw:line>
        <draw:line draw:style-name="gr97" draw:layer="layout" svg:x1="10.596cm" svg:y1="6.63cm" svg:x2="10.596cm" svg:y2="6.477cm">
          <text:p/>
        </draw:line>
        <draw:line draw:style-name="gr97" draw:layer="layout" svg:x1="10.52cm" svg:y1="6.554cm" svg:x2="10.673cm" svg:y2="6.554cm">
          <text:p/>
        </draw:line>
        <draw:line draw:style-name="gr97" draw:layer="layout" svg:x1="10.596cm" svg:y1="6.608cm" svg:x2="10.596cm" svg:y2="6.455cm">
          <text:p/>
        </draw:line>
        <draw:line draw:style-name="gr97" draw:layer="layout" svg:x1="10.52cm" svg:y1="6.532cm" svg:x2="10.673cm" svg:y2="6.532cm">
          <text:p/>
        </draw:line>
        <draw:line draw:style-name="gr97" draw:layer="layout" svg:x1="10.596cm" svg:y1="6.477cm" svg:x2="10.596cm" svg:y2="6.324cm">
          <text:p/>
        </draw:line>
        <draw:line draw:style-name="gr97" draw:layer="layout" svg:x1="10.52cm" svg:y1="6.4cm" svg:x2="10.673cm" svg:y2="6.4cm">
          <text:p/>
        </draw:line>
        <draw:line draw:style-name="gr97" draw:layer="layout" svg:x1="10.596cm" svg:y1="6.102cm" svg:x2="10.596cm" svg:y2="5.949cm">
          <text:p/>
        </draw:line>
        <draw:line draw:style-name="gr97" draw:layer="layout" svg:x1="10.52cm" svg:y1="6.026cm" svg:x2="10.673cm" svg:y2="6.026cm">
          <text:p/>
        </draw:line>
        <draw:line draw:style-name="gr97" draw:layer="layout" svg:x1="10.596cm" svg:y1="6.08cm" svg:x2="10.596cm" svg:y2="5.927cm">
          <text:p/>
        </draw:line>
        <draw:line draw:style-name="gr97" draw:layer="layout" svg:x1="10.52cm" svg:y1="6.004cm" svg:x2="10.673cm" svg:y2="6.004cm">
          <text:p/>
        </draw:line>
        <draw:line draw:style-name="gr97" draw:layer="layout" svg:x1="10.596cm" svg:y1="5.883cm" svg:x2="10.596cm" svg:y2="5.73cm">
          <text:p/>
        </draw:line>
        <draw:line draw:style-name="gr97" draw:layer="layout" svg:x1="10.52cm" svg:y1="5.807cm" svg:x2="10.673cm" svg:y2="5.807cm">
          <text:p/>
        </draw:line>
        <draw:line draw:style-name="gr97" draw:layer="layout" svg:x1="10.596cm" svg:y1="5.331cm" svg:x2="10.596cm" svg:y2="5.177cm">
          <text:p/>
        </draw:line>
        <draw:line draw:style-name="gr97" draw:layer="layout" svg:x1="10.52cm" svg:y1="5.254cm" svg:x2="10.673cm" svg:y2="5.254cm">
          <text:p/>
        </draw:line>
        <draw:line draw:style-name="gr97" draw:layer="layout" svg:x1="10.596cm" svg:y1="4.625cm" svg:x2="10.596cm" svg:y2="4.472cm">
          <text:p/>
        </draw:line>
        <draw:line draw:style-name="gr97" draw:layer="layout" svg:x1="10.52cm" svg:y1="4.548cm" svg:x2="10.673cm" svg:y2="4.548cm">
          <text:p/>
        </draw:line>
        <draw:line draw:style-name="gr97" draw:layer="layout" svg:x1="10.596cm" svg:y1="3.282cm" svg:x2="10.596cm" svg:y2="3.128cm">
          <text:p/>
        </draw:line>
        <draw:line draw:style-name="gr97" draw:layer="layout" svg:x1="10.52cm" svg:y1="3.205cm" svg:x2="10.673cm" svg:y2="3.205cm">
          <text:p/>
        </draw:line>
        <draw:line draw:style-name="gr97" draw:layer="layout" svg:x1="10.596cm" svg:y1="3.019cm" svg:x2="10.596cm" svg:y2="2.865cm">
          <text:p/>
        </draw:line>
        <draw:line draw:style-name="gr97" draw:layer="layout" svg:x1="10.52cm" svg:y1="2.942cm" svg:x2="10.673cm" svg:y2="2.942cm">
          <text:p/>
        </draw:line>
        <draw:line draw:style-name="gr97" draw:layer="layout" svg:x1="10.625cm" svg:y1="11.809cm" svg:x2="10.625cm" svg:y2="11.656cm">
          <text:p/>
        </draw:line>
        <draw:line draw:style-name="gr97" draw:layer="layout" svg:x1="10.549cm" svg:y1="11.733cm" svg:x2="10.702cm" svg:y2="11.733cm">
          <text:p/>
        </draw:line>
        <draw:line draw:style-name="gr97" draw:layer="layout" svg:x1="10.625cm" svg:y1="11.634cm" svg:x2="10.625cm" svg:y2="11.481cm">
          <text:p/>
        </draw:line>
        <draw:line draw:style-name="gr97" draw:layer="layout" svg:x1="10.549cm" svg:y1="11.558cm" svg:x2="10.702cm" svg:y2="11.558cm">
          <text:p/>
        </draw:line>
        <draw:line draw:style-name="gr97" draw:layer="layout" svg:x1="10.625cm" svg:y1="11.59cm" svg:x2="10.625cm" svg:y2="11.437cm">
          <text:p/>
        </draw:line>
        <draw:line draw:style-name="gr97" draw:layer="layout" svg:x1="10.549cm" svg:y1="11.514cm" svg:x2="10.702cm" svg:y2="11.514cm">
          <text:p/>
        </draw:line>
        <draw:line draw:style-name="gr97" draw:layer="layout" svg:x1="10.625cm" svg:y1="11.457cm" svg:x2="10.625cm" svg:y2="11.303cm">
          <text:p/>
        </draw:line>
        <draw:line draw:style-name="gr97" draw:layer="layout" svg:x1="10.549cm" svg:y1="11.38cm" svg:x2="10.702cm" svg:y2="11.38cm">
          <text:p/>
        </draw:line>
        <draw:line draw:style-name="gr97" draw:layer="layout" svg:x1="10.625cm" svg:y1="11.169cm" svg:x2="10.625cm" svg:y2="11.016cm">
          <text:p/>
        </draw:line>
        <draw:line draw:style-name="gr97" draw:layer="layout" svg:x1="10.549cm" svg:y1="11.093cm" svg:x2="10.702cm" svg:y2="11.093cm">
          <text:p/>
        </draw:line>
        <draw:line draw:style-name="gr97" draw:layer="layout" svg:x1="10.625cm" svg:y1="11.126cm" svg:x2="10.625cm" svg:y2="10.972cm">
          <text:p/>
        </draw:line>
        <draw:line draw:style-name="gr97" draw:layer="layout" svg:x1="10.549cm" svg:y1="11.049cm" svg:x2="10.702cm" svg:y2="11.049cm">
          <text:p/>
        </draw:line>
        <draw:line draw:style-name="gr97" draw:layer="layout" svg:x1="10.625cm" svg:y1="11.104cm" svg:x2="10.625cm" svg:y2="10.95cm">
          <text:p/>
        </draw:line>
        <draw:line draw:style-name="gr97" draw:layer="layout" svg:x1="10.549cm" svg:y1="11.027cm" svg:x2="10.702cm" svg:y2="11.027cm">
          <text:p/>
        </draw:line>
        <draw:line draw:style-name="gr97" draw:layer="layout" svg:x1="10.625cm" svg:y1="10.994cm" svg:x2="10.625cm" svg:y2="10.841cm">
          <text:p/>
        </draw:line>
        <draw:line draw:style-name="gr97" draw:layer="layout" svg:x1="10.549cm" svg:y1="10.917cm" svg:x2="10.702cm" svg:y2="10.917cm">
          <text:p/>
        </draw:line>
        <draw:line draw:style-name="gr97" draw:layer="layout" svg:x1="10.625cm" svg:y1="10.95cm" svg:x2="10.625cm" svg:y2="10.797cm">
          <text:p/>
        </draw:line>
        <draw:line draw:style-name="gr97" draw:layer="layout" svg:x1="10.549cm" svg:y1="10.874cm" svg:x2="10.702cm" svg:y2="10.874cm">
          <text:p/>
        </draw:line>
        <draw:line draw:style-name="gr97" draw:layer="layout" svg:x1="10.625cm" svg:y1="10.663cm" svg:x2="10.625cm" svg:y2="10.51cm">
          <text:p/>
        </draw:line>
        <draw:line draw:style-name="gr97" draw:layer="layout" svg:x1="10.549cm" svg:y1="10.586cm" svg:x2="10.702cm" svg:y2="10.586cm">
          <text:p/>
        </draw:line>
        <draw:line draw:style-name="gr97" draw:layer="layout" svg:x1="10.625cm" svg:y1="10.532cm" svg:x2="10.625cm" svg:y2="10.378cm">
          <text:p/>
        </draw:line>
        <draw:line draw:style-name="gr97" draw:layer="layout" svg:x1="10.549cm" svg:y1="10.455cm" svg:x2="10.702cm" svg:y2="10.455cm">
          <text:p/>
        </draw:line>
        <draw:line draw:style-name="gr97" draw:layer="layout" svg:x1="10.625cm" svg:y1="10.288cm" svg:x2="10.625cm" svg:y2="10.135cm">
          <text:p/>
        </draw:line>
        <draw:line draw:style-name="gr97" draw:layer="layout" svg:x1="10.549cm" svg:y1="10.212cm" svg:x2="10.702cm" svg:y2="10.212cm">
          <text:p/>
        </draw:line>
        <draw:line draw:style-name="gr97" draw:layer="layout" svg:x1="10.625cm" svg:y1="9.782cm" svg:x2="10.625cm" svg:y2="9.629cm">
          <text:p/>
        </draw:line>
        <draw:line draw:style-name="gr97" draw:layer="layout" svg:x1="10.549cm" svg:y1="9.705cm" svg:x2="10.702cm" svg:y2="9.705cm">
          <text:p/>
        </draw:line>
        <draw:line draw:style-name="gr97" draw:layer="layout" svg:x1="10.625cm" svg:y1="9.76cm" svg:x2="10.625cm" svg:y2="9.607cm">
          <text:p/>
        </draw:line>
        <draw:line draw:style-name="gr97" draw:layer="layout" svg:x1="10.549cm" svg:y1="9.684cm" svg:x2="10.702cm" svg:y2="9.684cm">
          <text:p/>
        </draw:line>
        <draw:line draw:style-name="gr97" draw:layer="layout" svg:x1="10.625cm" svg:y1="9.738cm" svg:x2="10.625cm" svg:y2="9.585cm">
          <text:p/>
        </draw:line>
        <draw:line draw:style-name="gr97" draw:layer="layout" svg:x1="10.549cm" svg:y1="9.662cm" svg:x2="10.702cm" svg:y2="9.662cm">
          <text:p/>
        </draw:line>
        <draw:line draw:style-name="gr97" draw:layer="layout" svg:x1="10.625cm" svg:y1="9.407cm" svg:x2="10.625cm" svg:y2="9.254cm">
          <text:p/>
        </draw:line>
        <draw:line draw:style-name="gr97" draw:layer="layout" svg:x1="10.549cm" svg:y1="9.331cm" svg:x2="10.702cm" svg:y2="9.331cm">
          <text:p/>
        </draw:line>
        <draw:line draw:style-name="gr97" draw:layer="layout" svg:x1="10.625cm" svg:y1="9.033cm" svg:x2="10.625cm" svg:y2="8.879cm">
          <text:p/>
        </draw:line>
        <draw:line draw:style-name="gr97" draw:layer="layout" svg:x1="10.549cm" svg:y1="8.956cm" svg:x2="10.702cm" svg:y2="8.956cm">
          <text:p/>
        </draw:line>
        <draw:line draw:style-name="gr97" draw:layer="layout" svg:x1="10.625cm" svg:y1="8.748cm" svg:x2="10.625cm" svg:y2="8.594cm">
          <text:p/>
        </draw:line>
        <draw:line draw:style-name="gr97" draw:layer="layout" svg:x1="10.549cm" svg:y1="8.671cm" svg:x2="10.702cm" svg:y2="8.671cm">
          <text:p/>
        </draw:line>
        <draw:line draw:style-name="gr97" draw:layer="layout" svg:x1="10.625cm" svg:y1="8.723cm" svg:x2="10.625cm" svg:y2="8.57cm">
          <text:p/>
        </draw:line>
        <draw:line draw:style-name="gr97" draw:layer="layout" svg:x1="10.549cm" svg:y1="8.647cm" svg:x2="10.702cm" svg:y2="8.647cm">
          <text:p/>
        </draw:line>
        <draw:line draw:style-name="gr97" draw:layer="layout" svg:x1="10.625cm" svg:y1="8.504cm" svg:x2="10.625cm" svg:y2="8.351cm">
          <text:p/>
        </draw:line>
        <draw:line draw:style-name="gr97" draw:layer="layout" svg:x1="10.549cm" svg:y1="8.428cm" svg:x2="10.702cm" svg:y2="8.428cm">
          <text:p/>
        </draw:line>
        <draw:line draw:style-name="gr97" draw:layer="layout" svg:x1="10.625cm" svg:y1="7.886cm" svg:x2="10.625cm" svg:y2="7.733cm">
          <text:p/>
        </draw:line>
        <draw:line draw:style-name="gr97" draw:layer="layout" svg:x1="10.549cm" svg:y1="7.81cm" svg:x2="10.702cm" svg:y2="7.81cm">
          <text:p/>
        </draw:line>
        <draw:line draw:style-name="gr97" draw:layer="layout" svg:x1="10.625cm" svg:y1="7.249cm" svg:x2="10.625cm" svg:y2="7.095cm">
          <text:p/>
        </draw:line>
        <draw:line draw:style-name="gr97" draw:layer="layout" svg:x1="10.549cm" svg:y1="7.172cm" svg:x2="10.702cm" svg:y2="7.172cm">
          <text:p/>
        </draw:line>
        <draw:line draw:style-name="gr97" draw:layer="layout" svg:x1="10.625cm" svg:y1="7.071cm" svg:x2="10.625cm" svg:y2="6.918cm">
          <text:p/>
        </draw:line>
        <draw:line draw:style-name="gr97" draw:layer="layout" svg:x1="10.549cm" svg:y1="6.994cm" svg:x2="10.702cm" svg:y2="6.994cm">
          <text:p/>
        </draw:line>
        <draw:line draw:style-name="gr97" draw:layer="layout" svg:x1="10.625cm" svg:y1="6.983cm" svg:x2="10.625cm" svg:y2="6.83cm">
          <text:p/>
        </draw:line>
        <draw:line draw:style-name="gr97" draw:layer="layout" svg:x1="10.549cm" svg:y1="6.907cm" svg:x2="10.702cm" svg:y2="6.907cm">
          <text:p/>
        </draw:line>
        <draw:line draw:style-name="gr97" draw:layer="layout" svg:x1="10.625cm" svg:y1="6.742cm" svg:x2="10.625cm" svg:y2="6.589cm">
          <text:p/>
        </draw:line>
        <draw:line draw:style-name="gr97" draw:layer="layout" svg:x1="10.549cm" svg:y1="6.666cm" svg:x2="10.702cm" svg:y2="6.666cm">
          <text:p/>
        </draw:line>
        <draw:line draw:style-name="gr97" draw:layer="layout" svg:x1="10.625cm" svg:y1="6.674cm" svg:x2="10.625cm" svg:y2="6.521cm">
          <text:p/>
        </draw:line>
        <draw:line draw:style-name="gr97" draw:layer="layout" svg:x1="10.549cm" svg:y1="6.598cm" svg:x2="10.702cm" svg:y2="6.598cm">
          <text:p/>
        </draw:line>
        <draw:line draw:style-name="gr97" draw:layer="layout" svg:x1="10.625cm" svg:y1="6.565cm" svg:x2="10.625cm" svg:y2="6.411cm">
          <text:p/>
        </draw:line>
        <draw:line draw:style-name="gr97" draw:layer="layout" svg:x1="10.549cm" svg:y1="6.488cm" svg:x2="10.702cm" svg:y2="6.488cm">
          <text:p/>
        </draw:line>
        <draw:line draw:style-name="gr97" draw:layer="layout" svg:x1="10.625cm" svg:y1="6.368cm" svg:x2="10.625cm" svg:y2="6.214cm">
          <text:p/>
        </draw:line>
        <draw:line draw:style-name="gr97" draw:layer="layout" svg:x1="10.549cm" svg:y1="6.291cm" svg:x2="10.702cm" svg:y2="6.291cm">
          <text:p/>
        </draw:line>
        <draw:line draw:style-name="gr97" draw:layer="layout" svg:x1="10.625cm" svg:y1="6.015cm" svg:x2="10.625cm" svg:y2="5.861cm">
          <text:p/>
        </draw:line>
        <draw:line draw:style-name="gr97" draw:layer="layout" svg:x1="10.549cm" svg:y1="5.938cm" svg:x2="10.702cm" svg:y2="5.938cm">
          <text:p/>
        </draw:line>
        <draw:line draw:style-name="gr97" draw:layer="layout" svg:x1="10.625cm" svg:y1="5.331cm" svg:x2="10.625cm" svg:y2="5.177cm">
          <text:p/>
        </draw:line>
        <draw:line draw:style-name="gr97" draw:layer="layout" svg:x1="10.549cm" svg:y1="5.254cm" svg:x2="10.702cm" svg:y2="5.254cm">
          <text:p/>
        </draw:line>
        <draw:line draw:style-name="gr97" draw:layer="layout" svg:x1="10.657cm" svg:y1="12.272cm" svg:x2="10.657cm" svg:y2="12.118cm">
          <text:p/>
        </draw:line>
        <draw:line draw:style-name="gr97" draw:layer="layout" svg:x1="10.58cm" svg:y1="12.195cm" svg:x2="10.734cm" svg:y2="12.195cm">
          <text:p/>
        </draw:line>
        <draw:line draw:style-name="gr97" draw:layer="layout" svg:x1="10.657cm" svg:y1="12.25cm" svg:x2="10.657cm" svg:y2="12.097cm">
          <text:p/>
        </draw:line>
        <draw:line draw:style-name="gr97" draw:layer="layout" svg:x1="10.58cm" svg:y1="12.173cm" svg:x2="10.734cm" svg:y2="12.173cm">
          <text:p/>
        </draw:line>
        <draw:line draw:style-name="gr97" draw:layer="layout" svg:x1="10.657cm" svg:y1="12.075cm" svg:x2="10.657cm" svg:y2="11.921cm">
          <text:p/>
        </draw:line>
        <draw:line draw:style-name="gr97" draw:layer="layout" svg:x1="10.58cm" svg:y1="11.998cm" svg:x2="10.734cm" svg:y2="11.998cm">
          <text:p/>
        </draw:line>
        <draw:line draw:style-name="gr97" draw:layer="layout" svg:x1="10.657cm" svg:y1="12.031cm" svg:x2="10.657cm" svg:y2="11.878cm">
          <text:p/>
        </draw:line>
        <draw:line draw:style-name="gr97" draw:layer="layout" svg:x1="10.58cm" svg:y1="11.954cm" svg:x2="10.734cm" svg:y2="11.954cm">
          <text:p/>
        </draw:line>
        <draw:line draw:style-name="gr97" draw:layer="layout" svg:x1="10.657cm" svg:y1="10.797cm" svg:x2="10.657cm" svg:y2="10.644cm">
          <text:p/>
        </draw:line>
        <draw:line draw:style-name="gr97" draw:layer="layout" svg:x1="10.58cm" svg:y1="10.72cm" svg:x2="10.734cm" svg:y2="10.72cm">
          <text:p/>
        </draw:line>
        <draw:line draw:style-name="gr97" draw:layer="layout" svg:x1="10.657cm" svg:y1="10.685cm" svg:x2="10.657cm" svg:y2="10.532cm">
          <text:p/>
        </draw:line>
        <draw:line draw:style-name="gr97" draw:layer="layout" svg:x1="10.58cm" svg:y1="10.608cm" svg:x2="10.734cm" svg:y2="10.608cm">
          <text:p/>
        </draw:line>
        <draw:line draw:style-name="gr97" draw:layer="layout" svg:x1="10.657cm" svg:y1="9.892cm" svg:x2="10.657cm" svg:y2="9.738cm">
          <text:p/>
        </draw:line>
        <draw:line draw:style-name="gr97" draw:layer="layout" svg:x1="10.58cm" svg:y1="9.815cm" svg:x2="10.734cm" svg:y2="9.815cm">
          <text:p/>
        </draw:line>
        <draw:line draw:style-name="gr97" draw:layer="layout" svg:x1="10.657cm" svg:y1="9.517cm" svg:x2="10.657cm" svg:y2="9.363cm">
          <text:p/>
        </draw:line>
        <draw:line draw:style-name="gr97" draw:layer="layout" svg:x1="10.58cm" svg:y1="9.44cm" svg:x2="10.734cm" svg:y2="9.44cm">
          <text:p/>
        </draw:line>
        <draw:line draw:style-name="gr97" draw:layer="layout" svg:x1="10.657cm" svg:y1="9.098cm" svg:x2="10.657cm" svg:y2="8.945cm">
          <text:p/>
        </draw:line>
        <draw:line draw:style-name="gr97" draw:layer="layout" svg:x1="10.58cm" svg:y1="9.022cm" svg:x2="10.734cm" svg:y2="9.022cm">
          <text:p/>
        </draw:line>
        <draw:line draw:style-name="gr97" draw:layer="layout" svg:x1="10.657cm" svg:y1="9.054cm" svg:x2="10.657cm" svg:y2="8.901cm">
          <text:p/>
        </draw:line>
        <draw:line draw:style-name="gr97" draw:layer="layout" svg:x1="10.58cm" svg:y1="8.978cm" svg:x2="10.734cm" svg:y2="8.978cm">
          <text:p/>
        </draw:line>
        <draw:line draw:style-name="gr97" draw:layer="layout" svg:x1="10.657cm" svg:y1="8.658cm" svg:x2="10.657cm" svg:y2="8.504cm">
          <text:p/>
        </draw:line>
        <draw:line draw:style-name="gr97" draw:layer="layout" svg:x1="10.58cm" svg:y1="8.581cm" svg:x2="10.734cm" svg:y2="8.581cm">
          <text:p/>
        </draw:line>
        <draw:line draw:style-name="gr97" draw:layer="layout" svg:x1="10.657cm" svg:y1="8.548cm" svg:x2="10.657cm" svg:y2="8.395cm">
          <text:p/>
        </draw:line>
        <draw:line draw:style-name="gr97" draw:layer="layout" svg:x1="10.58cm" svg:y1="8.472cm" svg:x2="10.734cm" svg:y2="8.472cm">
          <text:p/>
        </draw:line>
        <draw:line draw:style-name="gr97" draw:layer="layout" svg:x1="10.657cm" svg:y1="8.195cm" svg:x2="10.657cm" svg:y2="8.042cm">
          <text:p/>
        </draw:line>
        <draw:line draw:style-name="gr97" draw:layer="layout" svg:x1="10.58cm" svg:y1="8.119cm" svg:x2="10.734cm" svg:y2="8.119cm">
          <text:p/>
        </draw:line>
        <draw:line draw:style-name="gr97" draw:layer="layout" svg:x1="10.657cm" svg:y1="7.842cm" svg:x2="10.657cm" svg:y2="7.689cm">
          <text:p/>
        </draw:line>
        <draw:line draw:style-name="gr97" draw:layer="layout" svg:x1="10.58cm" svg:y1="7.766cm" svg:x2="10.734cm" svg:y2="7.766cm">
          <text:p/>
        </draw:line>
        <draw:line draw:style-name="gr97" draw:layer="layout" svg:x1="10.657cm" svg:y1="7.667cm" svg:x2="10.657cm" svg:y2="7.514cm">
          <text:p/>
        </draw:line>
        <draw:line draw:style-name="gr97" draw:layer="layout" svg:x1="10.58cm" svg:y1="7.591cm" svg:x2="10.734cm" svg:y2="7.591cm">
          <text:p/>
        </draw:line>
        <draw:line draw:style-name="gr97" draw:layer="layout" svg:x1="10.657cm" svg:y1="7.623cm" svg:x2="10.657cm" svg:y2="7.47cm">
          <text:p/>
        </draw:line>
        <draw:line draw:style-name="gr97" draw:layer="layout" svg:x1="10.58cm" svg:y1="7.547cm" svg:x2="10.734cm" svg:y2="7.547cm">
          <text:p/>
        </draw:line>
        <draw:line draw:style-name="gr97" draw:layer="layout" svg:x1="10.657cm" svg:y1="6.28cm" svg:x2="10.657cm" svg:y2="6.127cm">
          <text:p/>
        </draw:line>
        <draw:line draw:style-name="gr97" draw:layer="layout" svg:x1="10.58cm" svg:y1="6.203cm" svg:x2="10.734cm" svg:y2="6.203cm">
          <text:p/>
        </draw:line>
        <draw:line draw:style-name="gr97" draw:layer="layout" svg:x1="10.657cm" svg:y1="6.102cm" svg:x2="10.657cm" svg:y2="5.949cm">
          <text:p/>
        </draw:line>
        <draw:line draw:style-name="gr97" draw:layer="layout" svg:x1="10.58cm" svg:y1="6.026cm" svg:x2="10.734cm" svg:y2="6.026cm">
          <text:p/>
        </draw:line>
        <draw:line draw:style-name="gr97" draw:layer="layout" svg:x1="10.657cm" svg:y1="6.058cm" svg:x2="10.657cm" svg:y2="5.905cm">
          <text:p/>
        </draw:line>
        <draw:line draw:style-name="gr97" draw:layer="layout" svg:x1="10.58cm" svg:y1="5.982cm" svg:x2="10.734cm" svg:y2="5.982cm">
          <text:p/>
        </draw:line>
        <draw:line draw:style-name="gr97" draw:layer="layout" svg:x1="10.657cm" svg:y1="5.971cm" svg:x2="10.657cm" svg:y2="5.818cm">
          <text:p/>
        </draw:line>
        <draw:line draw:style-name="gr97" draw:layer="layout" svg:x1="10.58cm" svg:y1="5.894cm" svg:x2="10.734cm" svg:y2="5.894cm">
          <text:p/>
        </draw:line>
        <draw:line draw:style-name="gr97" draw:layer="layout" svg:x1="10.657cm" svg:y1="5.64cm" svg:x2="10.657cm" svg:y2="5.487cm">
          <text:p/>
        </draw:line>
        <draw:line draw:style-name="gr97" draw:layer="layout" svg:x1="10.58cm" svg:y1="5.563cm" svg:x2="10.734cm" svg:y2="5.563cm">
          <text:p/>
        </draw:line>
        <draw:line draw:style-name="gr97" draw:layer="layout" svg:x1="10.657cm" svg:y1="3.856cm" svg:x2="10.657cm" svg:y2="3.703cm">
          <text:p/>
        </draw:line>
        <draw:line draw:style-name="gr97" draw:layer="layout" svg:x1="10.58cm" svg:y1="3.779cm" svg:x2="10.734cm" svg:y2="3.779cm">
          <text:p/>
        </draw:line>
        <draw:line draw:style-name="gr97" draw:layer="layout" svg:x1="10.686cm" svg:y1="13.021cm" svg:x2="10.686cm" svg:y2="12.868cm">
          <text:p/>
        </draw:line>
        <draw:line draw:style-name="gr97" draw:layer="layout" svg:x1="10.61cm" svg:y1="12.945cm" svg:x2="10.763cm" svg:y2="12.945cm">
          <text:p/>
        </draw:line>
        <draw:line draw:style-name="gr97" draw:layer="layout" svg:x1="10.686cm" svg:y1="13cm" svg:x2="10.686cm" svg:y2="12.846cm">
          <text:p/>
        </draw:line>
        <draw:line draw:style-name="gr97" draw:layer="layout" svg:x1="10.61cm" svg:y1="12.923cm" svg:x2="10.763cm" svg:y2="12.923cm">
          <text:p/>
        </draw:line>
        <draw:line draw:style-name="gr97" draw:layer="layout" svg:x1="10.686cm" svg:y1="12.89cm" svg:x2="10.686cm" svg:y2="12.737cm">
          <text:p/>
        </draw:line>
        <draw:line draw:style-name="gr97" draw:layer="layout" svg:x1="10.61cm" svg:y1="12.813cm" svg:x2="10.763cm" svg:y2="12.813cm">
          <text:p/>
        </draw:line>
        <draw:line draw:style-name="gr97" draw:layer="layout" svg:x1="10.686cm" svg:y1="12.778cm" svg:x2="10.686cm" svg:y2="12.625cm">
          <text:p/>
        </draw:line>
        <draw:line draw:style-name="gr97" draw:layer="layout" svg:x1="10.61cm" svg:y1="12.701cm" svg:x2="10.763cm" svg:y2="12.701cm">
          <text:p/>
        </draw:line>
        <draw:line draw:style-name="gr97" draw:layer="layout" svg:x1="10.686cm" svg:y1="12.603cm" svg:x2="10.686cm" svg:y2="12.449cm">
          <text:p/>
        </draw:line>
        <draw:line draw:style-name="gr97" draw:layer="layout" svg:x1="10.61cm" svg:y1="12.526cm" svg:x2="10.763cm" svg:y2="12.526cm">
          <text:p/>
        </draw:line>
        <draw:line draw:style-name="gr97" draw:layer="layout" svg:x1="10.686cm" svg:y1="12.581cm" svg:x2="10.686cm" svg:y2="12.428cm">
          <text:p/>
        </draw:line>
        <draw:line draw:style-name="gr97" draw:layer="layout" svg:x1="10.61cm" svg:y1="12.504cm" svg:x2="10.763cm" svg:y2="12.504cm">
          <text:p/>
        </draw:line>
        <draw:line draw:style-name="gr97" draw:layer="layout" svg:x1="10.686cm" svg:y1="12.449cm" svg:x2="10.686cm" svg:y2="12.296cm">
          <text:p/>
        </draw:line>
        <draw:line draw:style-name="gr97" draw:layer="layout" svg:x1="10.61cm" svg:y1="12.373cm" svg:x2="10.763cm" svg:y2="12.373cm">
          <text:p/>
        </draw:line>
        <draw:line draw:style-name="gr97" draw:layer="layout" svg:x1="10.686cm" svg:y1="12.406cm" svg:x2="10.686cm" svg:y2="12.252cm">
          <text:p/>
        </draw:line>
        <draw:line draw:style-name="gr97" draw:layer="layout" svg:x1="10.61cm" svg:y1="12.329cm" svg:x2="10.763cm" svg:y2="12.329cm">
          <text:p/>
        </draw:line>
        <draw:line draw:style-name="gr97" draw:layer="layout" svg:x1="10.686cm" svg:y1="12.338cm" svg:x2="10.686cm" svg:y2="12.184cm">
          <text:p/>
        </draw:line>
        <draw:line draw:style-name="gr97" draw:layer="layout" svg:x1="10.61cm" svg:y1="12.261cm" svg:x2="10.763cm" svg:y2="12.261cm">
          <text:p/>
        </draw:line>
        <draw:line draw:style-name="gr97" draw:layer="layout" svg:x1="10.686cm" svg:y1="11.963cm" svg:x2="10.686cm" svg:y2="11.809cm">
          <text:p/>
        </draw:line>
        <draw:line draw:style-name="gr97" draw:layer="layout" svg:x1="10.61cm" svg:y1="11.886cm" svg:x2="10.763cm" svg:y2="11.886cm">
          <text:p/>
        </draw:line>
        <draw:line draw:style-name="gr97" draw:layer="layout" svg:x1="10.686cm" svg:y1="11.897cm" svg:x2="10.686cm" svg:y2="11.744cm">
          <text:p/>
        </draw:line>
        <draw:line draw:style-name="gr97" draw:layer="layout" svg:x1="10.61cm" svg:y1="11.82cm" svg:x2="10.763cm" svg:y2="11.82cm">
          <text:p/>
        </draw:line>
        <draw:line draw:style-name="gr97" draw:layer="layout" svg:x1="10.686cm" svg:y1="11.831cm" svg:x2="10.686cm" svg:y2="11.678cm">
          <text:p/>
        </draw:line>
        <draw:line draw:style-name="gr97" draw:layer="layout" svg:x1="10.61cm" svg:y1="11.755cm" svg:x2="10.763cm" svg:y2="11.755cm">
          <text:p/>
        </draw:line>
        <draw:line draw:style-name="gr97" draw:layer="layout" svg:x1="10.686cm" svg:y1="11.216cm" svg:x2="10.686cm" svg:y2="11.062cm">
          <text:p/>
        </draw:line>
        <draw:line draw:style-name="gr97" draw:layer="layout" svg:x1="10.61cm" svg:y1="11.139cm" svg:x2="10.763cm" svg:y2="11.139cm">
          <text:p/>
        </draw:line>
        <draw:line draw:style-name="gr97" draw:layer="layout" svg:x1="10.686cm" svg:y1="10.994cm" svg:x2="10.686cm" svg:y2="10.841cm">
          <text:p/>
        </draw:line>
        <draw:line draw:style-name="gr97" draw:layer="layout" svg:x1="10.61cm" svg:y1="10.917cm" svg:x2="10.763cm" svg:y2="10.917cm">
          <text:p/>
        </draw:line>
        <draw:line draw:style-name="gr97" draw:layer="layout" svg:x1="10.686cm" svg:y1="10.488cm" svg:x2="10.686cm" svg:y2="10.335cm">
          <text:p/>
        </draw:line>
        <draw:line draw:style-name="gr97" draw:layer="layout" svg:x1="10.61cm" svg:y1="10.411cm" svg:x2="10.763cm" svg:y2="10.411cm">
          <text:p/>
        </draw:line>
        <draw:line draw:style-name="gr97" draw:layer="layout" svg:x1="10.686cm" svg:y1="10.157cm" svg:x2="10.686cm" svg:y2="10.004cm">
          <text:p/>
        </draw:line>
        <draw:line draw:style-name="gr97" draw:layer="layout" svg:x1="10.61cm" svg:y1="10.08cm" svg:x2="10.763cm" svg:y2="10.08cm">
          <text:p/>
        </draw:line>
        <draw:line draw:style-name="gr97" draw:layer="layout" svg:x1="10.686cm" svg:y1="10.004cm" svg:x2="10.686cm" svg:y2="9.85cm">
          <text:p/>
        </draw:line>
        <draw:line draw:style-name="gr97" draw:layer="layout" svg:x1="10.61cm" svg:y1="9.927cm" svg:x2="10.763cm" svg:y2="9.927cm">
          <text:p/>
        </draw:line>
        <draw:line draw:style-name="gr97" draw:layer="layout" svg:x1="10.686cm" svg:y1="9.848cm" svg:x2="10.686cm" svg:y2="9.694cm">
          <text:p/>
        </draw:line>
        <draw:line draw:style-name="gr97" draw:layer="layout" svg:x1="10.61cm" svg:y1="9.771cm" svg:x2="10.763cm" svg:y2="9.771cm">
          <text:p/>
        </draw:line>
        <draw:line draw:style-name="gr97" draw:layer="layout" svg:x1="10.686cm" svg:y1="9.76cm" svg:x2="10.686cm" svg:y2="9.607cm">
          <text:p/>
        </draw:line>
        <draw:line draw:style-name="gr97" draw:layer="layout" svg:x1="10.61cm" svg:y1="9.684cm" svg:x2="10.763cm" svg:y2="9.684cm">
          <text:p/>
        </draw:line>
        <draw:line draw:style-name="gr97" draw:layer="layout" svg:x1="10.686cm" svg:y1="9.517cm" svg:x2="10.686cm" svg:y2="9.363cm">
          <text:p/>
        </draw:line>
        <draw:line draw:style-name="gr97" draw:layer="layout" svg:x1="10.61cm" svg:y1="9.44cm" svg:x2="10.763cm" svg:y2="9.44cm">
          <text:p/>
        </draw:line>
        <draw:line draw:style-name="gr97" draw:layer="layout" svg:x1="10.686cm" svg:y1="9.342cm" svg:x2="10.686cm" svg:y2="9.188cm">
          <text:p/>
        </draw:line>
        <draw:line draw:style-name="gr97" draw:layer="layout" svg:x1="10.61cm" svg:y1="9.265cm" svg:x2="10.763cm" svg:y2="9.265cm">
          <text:p/>
        </draw:line>
        <draw:line draw:style-name="gr97" draw:layer="layout" svg:x1="10.686cm" svg:y1="9.254cm" svg:x2="10.686cm" svg:y2="9.101cm">
          <text:p/>
        </draw:line>
        <draw:line draw:style-name="gr97" draw:layer="layout" svg:x1="10.61cm" svg:y1="9.177cm" svg:x2="10.763cm" svg:y2="9.177cm">
          <text:p/>
        </draw:line>
        <draw:line draw:style-name="gr97" draw:layer="layout" svg:x1="10.686cm" svg:y1="8.945cm" svg:x2="10.686cm" svg:y2="8.792cm">
          <text:p/>
        </draw:line>
        <draw:line draw:style-name="gr97" draw:layer="layout" svg:x1="10.61cm" svg:y1="8.868cm" svg:x2="10.763cm" svg:y2="8.868cm">
          <text:p/>
        </draw:line>
        <draw:line draw:style-name="gr97" draw:layer="layout" svg:x1="10.686cm" svg:y1="8.879cm" svg:x2="10.686cm" svg:y2="8.726cm">
          <text:p/>
        </draw:line>
        <draw:line draw:style-name="gr97" draw:layer="layout" svg:x1="10.61cm" svg:y1="8.803cm" svg:x2="10.763cm" svg:y2="8.803cm">
          <text:p/>
        </draw:line>
        <draw:line draw:style-name="gr97" draw:layer="layout" svg:x1="10.686cm" svg:y1="8.813cm" svg:x2="10.686cm" svg:y2="8.66cm">
          <text:p/>
        </draw:line>
        <draw:line draw:style-name="gr97" draw:layer="layout" svg:x1="10.61cm" svg:y1="8.737cm" svg:x2="10.763cm" svg:y2="8.737cm">
          <text:p/>
        </draw:line>
        <draw:line draw:style-name="gr97" draw:layer="layout" svg:x1="10.686cm" svg:y1="8.77cm" svg:x2="10.686cm" svg:y2="8.616cm">
          <text:p/>
        </draw:line>
        <draw:line draw:style-name="gr97" draw:layer="layout" svg:x1="10.61cm" svg:y1="8.693cm" svg:x2="10.763cm" svg:y2="8.693cm">
          <text:p/>
        </draw:line>
        <draw:line draw:style-name="gr97" draw:layer="layout" svg:x1="10.686cm" svg:y1="8.748cm" svg:x2="10.686cm" svg:y2="8.594cm">
          <text:p/>
        </draw:line>
        <draw:line draw:style-name="gr97" draw:layer="layout" svg:x1="10.61cm" svg:y1="8.671cm" svg:x2="10.763cm" svg:y2="8.671cm">
          <text:p/>
        </draw:line>
        <draw:line draw:style-name="gr97" draw:layer="layout" svg:x1="10.686cm" svg:y1="8.548cm" svg:x2="10.686cm" svg:y2="8.395cm">
          <text:p/>
        </draw:line>
        <draw:line draw:style-name="gr97" draw:layer="layout" svg:x1="10.61cm" svg:y1="8.472cm" svg:x2="10.763cm" svg:y2="8.472cm">
          <text:p/>
        </draw:line>
        <draw:line draw:style-name="gr97" draw:layer="layout" svg:x1="10.686cm" svg:y1="8.108cm" svg:x2="10.686cm" svg:y2="7.954cm">
          <text:p/>
        </draw:line>
        <draw:line draw:style-name="gr97" draw:layer="layout" svg:x1="10.61cm" svg:y1="8.031cm" svg:x2="10.763cm" svg:y2="8.031cm">
          <text:p/>
        </draw:line>
        <draw:line draw:style-name="gr97" draw:layer="layout" svg:x1="10.686cm" svg:y1="8.086cm" svg:x2="10.686cm" svg:y2="7.932cm">
          <text:p/>
        </draw:line>
        <draw:line draw:style-name="gr97" draw:layer="layout" svg:x1="10.61cm" svg:y1="8.009cm" svg:x2="10.763cm" svg:y2="8.009cm">
          <text:p/>
        </draw:line>
        <draw:line draw:style-name="gr97" draw:layer="layout" svg:x1="10.686cm" svg:y1="7.954cm" svg:x2="10.686cm" svg:y2="7.801cm">
          <text:p/>
        </draw:line>
        <draw:line draw:style-name="gr97" draw:layer="layout" svg:x1="10.61cm" svg:y1="7.878cm" svg:x2="10.763cm" svg:y2="7.878cm">
          <text:p/>
        </draw:line>
        <draw:line draw:style-name="gr97" draw:layer="layout" svg:x1="10.686cm" svg:y1="7.183cm" svg:x2="10.686cm" svg:y2="7.03cm">
          <text:p/>
        </draw:line>
        <draw:line draw:style-name="gr97" draw:layer="layout" svg:x1="10.61cm" svg:y1="7.106cm" svg:x2="10.763cm" svg:y2="7.106cm">
          <text:p/>
        </draw:line>
        <draw:line draw:style-name="gr97" draw:layer="layout" svg:x1="10.686cm" svg:y1="7.161cm" svg:x2="10.686cm" svg:y2="7.008cm">
          <text:p/>
        </draw:line>
        <draw:line draw:style-name="gr97" draw:layer="layout" svg:x1="10.61cm" svg:y1="7.084cm" svg:x2="10.763cm" svg:y2="7.084cm">
          <text:p/>
        </draw:line>
        <draw:line draw:style-name="gr97" draw:layer="layout" svg:x1="10.686cm" svg:y1="6.874cm" svg:x2="10.686cm" svg:y2="6.72cm">
          <text:p/>
        </draw:line>
        <draw:line draw:style-name="gr97" draw:layer="layout" svg:x1="10.61cm" svg:y1="6.797cm" svg:x2="10.763cm" svg:y2="6.797cm">
          <text:p/>
        </draw:line>
        <draw:line draw:style-name="gr97" draw:layer="layout" svg:x1="10.686cm" svg:y1="4.184cm" svg:x2="10.686cm" svg:y2="4.031cm">
          <text:p/>
        </draw:line>
        <draw:line draw:style-name="gr97" draw:layer="layout" svg:x1="10.61cm" svg:y1="4.108cm" svg:x2="10.763cm" svg:y2="4.108cm">
          <text:p/>
        </draw:line>
        <draw:line draw:style-name="gr97" draw:layer="layout" svg:x1="10.715cm" svg:y1="12.978cm" svg:x2="10.715cm" svg:y2="12.824cm">
          <text:p/>
        </draw:line>
        <draw:line draw:style-name="gr97" draw:layer="layout" svg:x1="10.639cm" svg:y1="12.901cm" svg:x2="10.792cm" svg:y2="12.901cm">
          <text:p/>
        </draw:line>
        <draw:line draw:style-name="gr97" draw:layer="layout" svg:x1="10.715cm" svg:y1="12.228cm" svg:x2="10.715cm" svg:y2="12.075cm">
          <text:p/>
        </draw:line>
        <draw:line draw:style-name="gr97" draw:layer="layout" svg:x1="10.639cm" svg:y1="12.151cm" svg:x2="10.792cm" svg:y2="12.151cm">
          <text:p/>
        </draw:line>
        <draw:line draw:style-name="gr97" draw:layer="layout" svg:x1="10.715cm" svg:y1="12.206cm" svg:x2="10.715cm" svg:y2="12.053cm">
          <text:p/>
        </draw:line>
        <draw:line draw:style-name="gr97" draw:layer="layout" svg:x1="10.639cm" svg:y1="12.129cm" svg:x2="10.792cm" svg:y2="12.129cm">
          <text:p/>
        </draw:line>
        <draw:line draw:style-name="gr97" draw:layer="layout" svg:x1="10.715cm" svg:y1="12.031cm" svg:x2="10.715cm" svg:y2="11.878cm">
          <text:p/>
        </draw:line>
        <draw:line draw:style-name="gr97" draw:layer="layout" svg:x1="10.639cm" svg:y1="11.954cm" svg:x2="10.792cm" svg:y2="11.954cm">
          <text:p/>
        </draw:line>
        <draw:line draw:style-name="gr97" draw:layer="layout" svg:x1="10.715cm" svg:y1="11.941cm" svg:x2="10.715cm" svg:y2="11.787cm">
          <text:p/>
        </draw:line>
        <draw:line draw:style-name="gr97" draw:layer="layout" svg:x1="10.639cm" svg:y1="11.864cm" svg:x2="10.792cm" svg:y2="11.864cm">
          <text:p/>
        </draw:line>
        <draw:line draw:style-name="gr97" draw:layer="layout" svg:x1="10.715cm" svg:y1="11.391cm" svg:x2="10.715cm" svg:y2="11.237cm">
          <text:p/>
        </draw:line>
        <draw:line draw:style-name="gr97" draw:layer="layout" svg:x1="10.639cm" svg:y1="11.314cm" svg:x2="10.792cm" svg:y2="11.314cm">
          <text:p/>
        </draw:line>
        <draw:line draw:style-name="gr97" draw:layer="layout" svg:x1="10.715cm" svg:y1="10.928cm" svg:x2="10.715cm" svg:y2="10.775cm">
          <text:p/>
        </draw:line>
        <draw:line draw:style-name="gr97" draw:layer="layout" svg:x1="10.639cm" svg:y1="10.852cm" svg:x2="10.792cm" svg:y2="10.852cm">
          <text:p/>
        </draw:line>
        <draw:line draw:style-name="gr97" draw:layer="layout" svg:x1="10.715cm" svg:y1="10.841cm" svg:x2="10.715cm" svg:y2="10.687cm">
          <text:p/>
        </draw:line>
        <draw:line draw:style-name="gr97" draw:layer="layout" svg:x1="10.639cm" svg:y1="10.764cm" svg:x2="10.792cm" svg:y2="10.764cm">
          <text:p/>
        </draw:line>
        <draw:line draw:style-name="gr97" draw:layer="layout" svg:x1="10.715cm" svg:y1="10.488cm" svg:x2="10.715cm" svg:y2="10.335cm">
          <text:p/>
        </draw:line>
        <draw:line draw:style-name="gr97" draw:layer="layout" svg:x1="10.639cm" svg:y1="10.411cm" svg:x2="10.792cm" svg:y2="10.411cm">
          <text:p/>
        </draw:line>
        <draw:line draw:style-name="gr97" draw:layer="layout" svg:x1="10.715cm" svg:y1="9.694cm" svg:x2="10.715cm" svg:y2="9.541cm">
          <text:p/>
        </draw:line>
        <draw:line draw:style-name="gr97" draw:layer="layout" svg:x1="10.639cm" svg:y1="9.618cm" svg:x2="10.792cm" svg:y2="9.618cm">
          <text:p/>
        </draw:line>
        <draw:line draw:style-name="gr97" draw:layer="layout" svg:x1="10.715cm" svg:y1="9.563cm" svg:x2="10.715cm" svg:y2="9.41cm">
          <text:p/>
        </draw:line>
        <draw:line draw:style-name="gr97" draw:layer="layout" svg:x1="10.639cm" svg:y1="9.486cm" svg:x2="10.792cm" svg:y2="9.486cm">
          <text:p/>
        </draw:line>
        <draw:line draw:style-name="gr97" draw:layer="layout" svg:x1="10.715cm" svg:y1="9.429cm" svg:x2="10.715cm" svg:y2="9.276cm">
          <text:p/>
        </draw:line>
        <draw:line draw:style-name="gr97" draw:layer="layout" svg:x1="10.639cm" svg:y1="9.353cm" svg:x2="10.792cm" svg:y2="9.353cm">
          <text:p/>
        </draw:line>
        <draw:line draw:style-name="gr97" draw:layer="layout" svg:x1="10.715cm" svg:y1="9.385cm" svg:x2="10.715cm" svg:y2="9.232cm">
          <text:p/>
        </draw:line>
        <draw:line draw:style-name="gr97" draw:layer="layout" svg:x1="10.639cm" svg:y1="9.309cm" svg:x2="10.792cm" svg:y2="9.309cm">
          <text:p/>
        </draw:line>
        <draw:line draw:style-name="gr97" draw:layer="layout" svg:x1="10.715cm" svg:y1="9.188cm" svg:x2="10.715cm" svg:y2="9.035cm">
          <text:p/>
        </draw:line>
        <draw:line draw:style-name="gr97" draw:layer="layout" svg:x1="10.639cm" svg:y1="9.112cm" svg:x2="10.792cm" svg:y2="9.112cm">
          <text:p/>
        </draw:line>
        <draw:line draw:style-name="gr97" draw:layer="layout" svg:x1="10.715cm" svg:y1="8.901cm" svg:x2="10.715cm" svg:y2="8.748cm">
          <text:p/>
        </draw:line>
        <draw:line draw:style-name="gr97" draw:layer="layout" svg:x1="10.639cm" svg:y1="8.824cm" svg:x2="10.792cm" svg:y2="8.824cm">
          <text:p/>
        </draw:line>
        <draw:line draw:style-name="gr97" draw:layer="layout" svg:x1="10.715cm" svg:y1="8.395cm" svg:x2="10.715cm" svg:y2="8.242cm">
          <text:p/>
        </draw:line>
        <draw:line draw:style-name="gr97" draw:layer="layout" svg:x1="10.639cm" svg:y1="8.318cm" svg:x2="10.792cm" svg:y2="8.318cm">
          <text:p/>
        </draw:line>
        <draw:line draw:style-name="gr97" draw:layer="layout" svg:x1="10.715cm" svg:y1="8.151cm" svg:x2="10.715cm" svg:y2="7.998cm">
          <text:p/>
        </draw:line>
        <draw:line draw:style-name="gr97" draw:layer="layout" svg:x1="10.639cm" svg:y1="8.075cm" svg:x2="10.792cm" svg:y2="8.075cm">
          <text:p/>
        </draw:line>
        <draw:line draw:style-name="gr97" draw:layer="layout" svg:x1="10.715cm" svg:y1="7.908cm" svg:x2="10.715cm" svg:y2="7.755cm">
          <text:p/>
        </draw:line>
        <draw:line draw:style-name="gr97" draw:layer="layout" svg:x1="10.639cm" svg:y1="7.831cm" svg:x2="10.792cm" svg:y2="7.831cm">
          <text:p/>
        </draw:line>
        <draw:line draw:style-name="gr97" draw:layer="layout" svg:x1="10.715cm" svg:y1="7.82cm" svg:x2="10.715cm" svg:y2="7.667cm">
          <text:p/>
        </draw:line>
        <draw:line draw:style-name="gr97" draw:layer="layout" svg:x1="10.639cm" svg:y1="7.744cm" svg:x2="10.792cm" svg:y2="7.744cm">
          <text:p/>
        </draw:line>
        <draw:line draw:style-name="gr97" draw:layer="layout" svg:x1="10.715cm" svg:y1="7.645cm" svg:x2="10.715cm" svg:y2="7.492cm">
          <text:p/>
        </draw:line>
        <draw:line draw:style-name="gr97" draw:layer="layout" svg:x1="10.639cm" svg:y1="7.569cm" svg:x2="10.792cm" svg:y2="7.569cm">
          <text:p/>
        </draw:line>
        <draw:line draw:style-name="gr97" draw:layer="layout" svg:x1="10.715cm" svg:y1="7.536cm" svg:x2="10.715cm" svg:y2="7.382cm">
          <text:p/>
        </draw:line>
        <draw:line draw:style-name="gr97" draw:layer="layout" svg:x1="10.639cm" svg:y1="7.459cm" svg:x2="10.792cm" svg:y2="7.459cm">
          <text:p/>
        </draw:line>
        <draw:line draw:style-name="gr97" draw:layer="layout" svg:x1="10.715cm" svg:y1="7.468cm" svg:x2="10.715cm" svg:y2="7.314cm">
          <text:p/>
        </draw:line>
        <draw:line draw:style-name="gr97" draw:layer="layout" svg:x1="10.639cm" svg:y1="7.391cm" svg:x2="10.792cm" svg:y2="7.391cm">
          <text:p/>
        </draw:line>
        <draw:line draw:style-name="gr97" draw:layer="layout" svg:x1="10.715cm" svg:y1="6.961cm" svg:x2="10.715cm" svg:y2="6.808cm">
          <text:p/>
        </draw:line>
        <draw:line draw:style-name="gr97" draw:layer="layout" svg:x1="10.639cm" svg:y1="6.885cm" svg:x2="10.792cm" svg:y2="6.885cm">
          <text:p/>
        </draw:line>
        <draw:line draw:style-name="gr97" draw:layer="layout" svg:x1="10.715cm" svg:y1="6.786cm" svg:x2="10.715cm" svg:y2="6.633cm">
          <text:p/>
        </draw:line>
        <draw:line draw:style-name="gr97" draw:layer="layout" svg:x1="10.639cm" svg:y1="6.709cm" svg:x2="10.792cm" svg:y2="6.709cm">
          <text:p/>
        </draw:line>
        <draw:line draw:style-name="gr97" draw:layer="layout" svg:x1="10.715cm" svg:y1="6.674cm" svg:x2="10.715cm" svg:y2="6.521cm">
          <text:p/>
        </draw:line>
        <draw:line draw:style-name="gr97" draw:layer="layout" svg:x1="10.639cm" svg:y1="6.598cm" svg:x2="10.792cm" svg:y2="6.598cm">
          <text:p/>
        </draw:line>
        <draw:line draw:style-name="gr97" draw:layer="layout" svg:x1="10.715cm" svg:y1="6.477cm" svg:x2="10.715cm" svg:y2="6.324cm">
          <text:p/>
        </draw:line>
        <draw:line draw:style-name="gr97" draw:layer="layout" svg:x1="10.639cm" svg:y1="6.4cm" svg:x2="10.792cm" svg:y2="6.4cm">
          <text:p/>
        </draw:line>
        <draw:line draw:style-name="gr97" draw:layer="layout" svg:x1="10.715cm" svg:y1="4.912cm" svg:x2="10.715cm" svg:y2="4.759cm">
          <text:p/>
        </draw:line>
        <draw:line draw:style-name="gr97" draw:layer="layout" svg:x1="10.639cm" svg:y1="4.836cm" svg:x2="10.792cm" svg:y2="4.836cm">
          <text:p/>
        </draw:line>
        <draw:line draw:style-name="gr97" draw:layer="layout" svg:x1="10.715cm" svg:y1="4.846cm" svg:x2="10.715cm" svg:y2="4.693cm">
          <text:p/>
        </draw:line>
        <draw:line draw:style-name="gr97" draw:layer="layout" svg:x1="10.639cm" svg:y1="4.77cm" svg:x2="10.792cm" svg:y2="4.77cm">
          <text:p/>
        </draw:line>
        <draw:line draw:style-name="gr97" draw:layer="layout" svg:x1="10.715cm" svg:y1="3.216cm" svg:x2="10.715cm" svg:y2="3.062cm">
          <text:p/>
        </draw:line>
        <draw:line draw:style-name="gr97" draw:layer="layout" svg:x1="10.639cm" svg:y1="3.139cm" svg:x2="10.792cm" svg:y2="3.139cm">
          <text:p/>
        </draw:line>
        <draw:line draw:style-name="gr97" draw:layer="layout" svg:x1="10.715cm" svg:y1="2.929cm" svg:x2="10.715cm" svg:y2="2.775cm">
          <text:p/>
        </draw:line>
        <draw:line draw:style-name="gr97" draw:layer="layout" svg:x1="10.639cm" svg:y1="2.852cm" svg:x2="10.792cm" svg:y2="2.852cm">
          <text:p/>
        </draw:line>
        <draw:line draw:style-name="gr97" draw:layer="layout" svg:x1="10.747cm" svg:y1="12.734cm" svg:x2="10.747cm" svg:y2="12.581cm">
          <text:p/>
        </draw:line>
        <draw:line draw:style-name="gr97" draw:layer="layout" svg:x1="10.67cm" svg:y1="12.658cm" svg:x2="10.824cm" svg:y2="12.658cm">
          <text:p/>
        </draw:line>
        <draw:line draw:style-name="gr97" draw:layer="layout" svg:x1="10.747cm" svg:y1="12.668cm" svg:x2="10.747cm" svg:y2="12.515cm">
          <text:p/>
        </draw:line>
        <draw:line draw:style-name="gr97" draw:layer="layout" svg:x1="10.67cm" svg:y1="12.592cm" svg:x2="10.824cm" svg:y2="12.592cm">
          <text:p/>
        </draw:line>
        <draw:line draw:style-name="gr97" draw:layer="layout" svg:x1="10.747cm" svg:y1="12.206cm" svg:x2="10.747cm" svg:y2="12.053cm">
          <text:p/>
        </draw:line>
        <draw:line draw:style-name="gr97" draw:layer="layout" svg:x1="10.67cm" svg:y1="12.129cm" svg:x2="10.824cm" svg:y2="12.129cm">
          <text:p/>
        </draw:line>
        <draw:line draw:style-name="gr97" draw:layer="layout" svg:x1="10.747cm" svg:y1="11.634cm" svg:x2="10.747cm" svg:y2="11.481cm">
          <text:p/>
        </draw:line>
        <draw:line draw:style-name="gr97" draw:layer="layout" svg:x1="10.67cm" svg:y1="11.558cm" svg:x2="10.824cm" svg:y2="11.558cm">
          <text:p/>
        </draw:line>
        <draw:line draw:style-name="gr97" draw:layer="layout" svg:x1="10.747cm" svg:y1="11.06cm" svg:x2="10.747cm" svg:y2="10.906cm">
          <text:p/>
        </draw:line>
        <draw:line draw:style-name="gr97" draw:layer="layout" svg:x1="10.67cm" svg:y1="10.983cm" svg:x2="10.824cm" svg:y2="10.983cm">
          <text:p/>
        </draw:line>
        <draw:line draw:style-name="gr97" draw:layer="layout" svg:x1="10.747cm" svg:y1="10.906cm" svg:x2="10.747cm" svg:y2="10.753cm">
          <text:p/>
        </draw:line>
        <draw:line draw:style-name="gr97" draw:layer="layout" svg:x1="10.67cm" svg:y1="10.83cm" svg:x2="10.824cm" svg:y2="10.83cm">
          <text:p/>
        </draw:line>
        <draw:line draw:style-name="gr97" draw:layer="layout" svg:x1="10.747cm" svg:y1="10.488cm" svg:x2="10.747cm" svg:y2="10.335cm">
          <text:p/>
        </draw:line>
        <draw:line draw:style-name="gr97" draw:layer="layout" svg:x1="10.67cm" svg:y1="10.411cm" svg:x2="10.824cm" svg:y2="10.411cm">
          <text:p/>
        </draw:line>
        <draw:line draw:style-name="gr97" draw:layer="layout" svg:x1="10.747cm" svg:y1="9.76cm" svg:x2="10.747cm" svg:y2="9.607cm">
          <text:p/>
        </draw:line>
        <draw:line draw:style-name="gr97" draw:layer="layout" svg:x1="10.67cm" svg:y1="9.684cm" svg:x2="10.824cm" svg:y2="9.684cm">
          <text:p/>
        </draw:line>
        <draw:line draw:style-name="gr97" draw:layer="layout" svg:x1="10.747cm" svg:y1="9.011cm" svg:x2="10.747cm" svg:y2="8.857cm">
          <text:p/>
        </draw:line>
        <draw:line draw:style-name="gr97" draw:layer="layout" svg:x1="10.67cm" svg:y1="8.934cm" svg:x2="10.824cm" svg:y2="8.934cm">
          <text:p/>
        </draw:line>
        <draw:line draw:style-name="gr97" draw:layer="layout" svg:x1="10.747cm" svg:y1="8.792cm" svg:x2="10.747cm" svg:y2="8.638cm">
          <text:p/>
        </draw:line>
        <draw:line draw:style-name="gr97" draw:layer="layout" svg:x1="10.67cm" svg:y1="8.715cm" svg:x2="10.824cm" svg:y2="8.715cm">
          <text:p/>
        </draw:line>
        <draw:line draw:style-name="gr97" draw:layer="layout" svg:x1="10.747cm" svg:y1="8.77cm" svg:x2="10.747cm" svg:y2="8.616cm">
          <text:p/>
        </draw:line>
        <draw:line draw:style-name="gr97" draw:layer="layout" svg:x1="10.67cm" svg:y1="8.693cm" svg:x2="10.824cm" svg:y2="8.693cm">
          <text:p/>
        </draw:line>
        <draw:line draw:style-name="gr97" draw:layer="layout" svg:x1="10.747cm" svg:y1="8.748cm" svg:x2="10.747cm" svg:y2="8.594cm">
          <text:p/>
        </draw:line>
        <draw:line draw:style-name="gr97" draw:layer="layout" svg:x1="10.67cm" svg:y1="8.671cm" svg:x2="10.824cm" svg:y2="8.671cm">
          <text:p/>
        </draw:line>
        <draw:line draw:style-name="gr97" draw:layer="layout" svg:x1="10.747cm" svg:y1="8.592cm" svg:x2="10.747cm" svg:y2="8.439cm">
          <text:p/>
        </draw:line>
        <draw:line draw:style-name="gr97" draw:layer="layout" svg:x1="10.67cm" svg:y1="8.515cm" svg:x2="10.824cm" svg:y2="8.515cm">
          <text:p/>
        </draw:line>
        <draw:line draw:style-name="gr97" draw:layer="layout" svg:x1="10.747cm" svg:y1="8.439cm" svg:x2="10.747cm" svg:y2="8.285cm">
          <text:p/>
        </draw:line>
        <draw:line draw:style-name="gr97" draw:layer="layout" svg:x1="10.67cm" svg:y1="8.362cm" svg:x2="10.824cm" svg:y2="8.362cm">
          <text:p/>
        </draw:line>
        <draw:line draw:style-name="gr97" draw:layer="layout" svg:x1="10.747cm" svg:y1="8.283cm" svg:x2="10.747cm" svg:y2="8.13cm">
          <text:p/>
        </draw:line>
        <draw:line draw:style-name="gr97" draw:layer="layout" svg:x1="10.67cm" svg:y1="8.206cm" svg:x2="10.824cm" svg:y2="8.206cm">
          <text:p/>
        </draw:line>
        <draw:line draw:style-name="gr97" draw:layer="layout" svg:x1="10.747cm" svg:y1="8.239cm" svg:x2="10.747cm" svg:y2="8.086cm">
          <text:p/>
        </draw:line>
        <draw:line draw:style-name="gr97" draw:layer="layout" svg:x1="10.67cm" svg:y1="8.162cm" svg:x2="10.824cm" svg:y2="8.162cm">
          <text:p/>
        </draw:line>
        <draw:line draw:style-name="gr97" draw:layer="layout" svg:x1="10.747cm" svg:y1="8.02cm" svg:x2="10.747cm" svg:y2="7.867cm">
          <text:p/>
        </draw:line>
        <draw:line draw:style-name="gr97" draw:layer="layout" svg:x1="10.67cm" svg:y1="7.943cm" svg:x2="10.824cm" svg:y2="7.943cm">
          <text:p/>
        </draw:line>
        <draw:line draw:style-name="gr97" draw:layer="layout" svg:x1="10.747cm" svg:y1="7.601cm" svg:x2="10.747cm" svg:y2="7.448cm">
          <text:p/>
        </draw:line>
        <draw:line draw:style-name="gr97" draw:layer="layout" svg:x1="10.67cm" svg:y1="7.525cm" svg:x2="10.824cm" svg:y2="7.525cm">
          <text:p/>
        </draw:line>
        <draw:line draw:style-name="gr97" draw:layer="layout" svg:x1="10.747cm" svg:y1="6.983cm" svg:x2="10.747cm" svg:y2="6.83cm">
          <text:p/>
        </draw:line>
        <draw:line draw:style-name="gr97" draw:layer="layout" svg:x1="10.67cm" svg:y1="6.907cm" svg:x2="10.824cm" svg:y2="6.907cm">
          <text:p/>
        </draw:line>
        <draw:line draw:style-name="gr97" draw:layer="layout" svg:x1="10.747cm" svg:y1="3.722cm" svg:x2="10.747cm" svg:y2="3.569cm">
          <text:p/>
        </draw:line>
        <draw:line draw:style-name="gr97" draw:layer="layout" svg:x1="10.67cm" svg:y1="3.645cm" svg:x2="10.824cm" svg:y2="3.645cm">
          <text:p/>
        </draw:line>
        <draw:line draw:style-name="gr97" draw:layer="layout" svg:x1="10.747cm" svg:y1="3.656cm" svg:x2="10.747cm" svg:y2="3.503cm">
          <text:p/>
        </draw:line>
        <draw:line draw:style-name="gr97" draw:layer="layout" svg:x1="10.67cm" svg:y1="3.58cm" svg:x2="10.824cm" svg:y2="3.58cm">
          <text:p/>
        </draw:line>
        <draw:line draw:style-name="gr97" draw:layer="layout" svg:x1="10.747cm" svg:y1="3.569cm" svg:x2="10.747cm" svg:y2="3.415cm">
          <text:p/>
        </draw:line>
        <draw:line draw:style-name="gr97" draw:layer="layout" svg:x1="10.67cm" svg:y1="3.492cm" svg:x2="10.824cm" svg:y2="3.492cm">
          <text:p/>
        </draw:line>
        <draw:line draw:style-name="gr97" draw:layer="layout" svg:x1="10.747cm" svg:y1="3.325cm" svg:x2="10.747cm" svg:y2="3.172cm">
          <text:p/>
        </draw:line>
        <draw:line draw:style-name="gr97" draw:layer="layout" svg:x1="10.67cm" svg:y1="3.249cm" svg:x2="10.824cm" svg:y2="3.249cm">
          <text:p/>
        </draw:line>
        <draw:line draw:style-name="gr97" draw:layer="layout" svg:x1="10.747cm" svg:y1="3.282cm" svg:x2="10.747cm" svg:y2="3.128cm">
          <text:p/>
        </draw:line>
        <draw:line draw:style-name="gr97" draw:layer="layout" svg:x1="10.67cm" svg:y1="3.205cm" svg:x2="10.824cm" svg:y2="3.205cm">
          <text:p/>
        </draw:line>
        <draw:line draw:style-name="gr97" draw:layer="layout" svg:x1="10.747cm" svg:y1="3.062cm" svg:x2="10.747cm" svg:y2="2.909cm">
          <text:p/>
        </draw:line>
        <draw:line draw:style-name="gr97" draw:layer="layout" svg:x1="10.67cm" svg:y1="2.986cm" svg:x2="10.824cm" svg:y2="2.986cm">
          <text:p/>
        </draw:line>
        <draw:line draw:style-name="gr97" draw:layer="layout" svg:x1="10.776cm" svg:y1="12.69cm" svg:x2="10.776cm" svg:y2="12.537cm">
          <text:p/>
        </draw:line>
        <draw:line draw:style-name="gr97" draw:layer="layout" svg:x1="10.7cm" svg:y1="12.614cm" svg:x2="10.853cm" svg:y2="12.614cm">
          <text:p/>
        </draw:line>
        <draw:line draw:style-name="gr97" draw:layer="layout" svg:x1="10.776cm" svg:y1="12.668cm" svg:x2="10.776cm" svg:y2="12.515cm">
          <text:p/>
        </draw:line>
        <draw:line draw:style-name="gr97" draw:layer="layout" svg:x1="10.7cm" svg:y1="12.592cm" svg:x2="10.853cm" svg:y2="12.592cm">
          <text:p/>
        </draw:line>
        <draw:line draw:style-name="gr97" draw:layer="layout" svg:x1="10.776cm" svg:y1="12.228cm" svg:x2="10.776cm" svg:y2="12.075cm">
          <text:p/>
        </draw:line>
        <draw:line draw:style-name="gr97" draw:layer="layout" svg:x1="10.7cm" svg:y1="12.151cm" svg:x2="10.853cm" svg:y2="12.151cm">
          <text:p/>
        </draw:line>
        <draw:line draw:style-name="gr97" draw:layer="layout" svg:x1="10.776cm" svg:y1="12.031cm" svg:x2="10.776cm" svg:y2="11.878cm">
          <text:p/>
        </draw:line>
        <draw:line draw:style-name="gr97" draw:layer="layout" svg:x1="10.7cm" svg:y1="11.954cm" svg:x2="10.853cm" svg:y2="11.954cm">
          <text:p/>
        </draw:line>
        <draw:line draw:style-name="gr97" draw:layer="layout" svg:x1="10.776cm" svg:y1="11.831cm" svg:x2="10.776cm" svg:y2="11.678cm">
          <text:p/>
        </draw:line>
        <draw:line draw:style-name="gr97" draw:layer="layout" svg:x1="10.7cm" svg:y1="11.755cm" svg:x2="10.853cm" svg:y2="11.755cm">
          <text:p/>
        </draw:line>
        <draw:line draw:style-name="gr97" draw:layer="layout" svg:x1="10.776cm" svg:y1="11.722cm" svg:x2="10.776cm" svg:y2="11.568cm">
          <text:p/>
        </draw:line>
        <draw:line draw:style-name="gr97" draw:layer="layout" svg:x1="10.7cm" svg:y1="11.645cm" svg:x2="10.853cm" svg:y2="11.645cm">
          <text:p/>
        </draw:line>
        <draw:line draw:style-name="gr97" draw:layer="layout" svg:x1="10.776cm" svg:y1="11.7cm" svg:x2="10.776cm" svg:y2="11.547cm">
          <text:p/>
        </draw:line>
        <draw:line draw:style-name="gr97" draw:layer="layout" svg:x1="10.7cm" svg:y1="11.623cm" svg:x2="10.853cm" svg:y2="11.623cm">
          <text:p/>
        </draw:line>
        <draw:line draw:style-name="gr97" draw:layer="layout" svg:x1="10.776cm" svg:y1="11.435cm" svg:x2="10.776cm" svg:y2="11.281cm">
          <text:p/>
        </draw:line>
        <draw:line draw:style-name="gr97" draw:layer="layout" svg:x1="10.7cm" svg:y1="11.358cm" svg:x2="10.853cm" svg:y2="11.358cm">
          <text:p/>
        </draw:line>
        <draw:line draw:style-name="gr97" draw:layer="layout" svg:x1="10.776cm" svg:y1="11.325cm" svg:x2="10.776cm" svg:y2="11.172cm">
          <text:p/>
        </draw:line>
        <draw:line draw:style-name="gr97" draw:layer="layout" svg:x1="10.7cm" svg:y1="11.248cm" svg:x2="10.853cm" svg:y2="11.248cm">
          <text:p/>
        </draw:line>
        <draw:line draw:style-name="gr97" draw:layer="layout" svg:x1="10.776cm" svg:y1="10.619cm" svg:x2="10.776cm" svg:y2="10.466cm">
          <text:p/>
        </draw:line>
        <draw:line draw:style-name="gr97" draw:layer="layout" svg:x1="10.7cm" svg:y1="10.543cm" svg:x2="10.853cm" svg:y2="10.543cm">
          <text:p/>
        </draw:line>
        <draw:line draw:style-name="gr97" draw:layer="layout" svg:x1="10.776cm" svg:y1="10.4cm" svg:x2="10.776cm" svg:y2="10.247cm">
          <text:p/>
        </draw:line>
        <draw:line draw:style-name="gr97" draw:layer="layout" svg:x1="10.7cm" svg:y1="10.324cm" svg:x2="10.853cm" svg:y2="10.324cm">
          <text:p/>
        </draw:line>
        <draw:line draw:style-name="gr97" draw:layer="layout" svg:x1="10.776cm" svg:y1="10.047cm" svg:x2="10.776cm" svg:y2="9.894cm">
          <text:p/>
        </draw:line>
        <draw:line draw:style-name="gr97" draw:layer="layout" svg:x1="10.7cm" svg:y1="9.971cm" svg:x2="10.853cm" svg:y2="9.971cm">
          <text:p/>
        </draw:line>
        <draw:line draw:style-name="gr97" draw:layer="layout" svg:x1="10.776cm" svg:y1="9.826cm" svg:x2="10.776cm" svg:y2="9.673cm">
          <text:p/>
        </draw:line>
        <draw:line draw:style-name="gr97" draw:layer="layout" svg:x1="10.7cm" svg:y1="9.749cm" svg:x2="10.853cm" svg:y2="9.749cm">
          <text:p/>
        </draw:line>
        <draw:line draw:style-name="gr97" draw:layer="layout" svg:x1="10.776cm" svg:y1="9.12cm" svg:x2="10.776cm" svg:y2="8.967cm">
          <text:p/>
        </draw:line>
        <draw:line draw:style-name="gr97" draw:layer="layout" svg:x1="10.7cm" svg:y1="9.043cm" svg:x2="10.853cm" svg:y2="9.043cm">
          <text:p/>
        </draw:line>
        <draw:line draw:style-name="gr97" draw:layer="layout" svg:x1="10.776cm" svg:y1="8.504cm" svg:x2="10.776cm" svg:y2="8.351cm">
          <text:p/>
        </draw:line>
        <draw:line draw:style-name="gr97" draw:layer="layout" svg:x1="10.7cm" svg:y1="8.428cm" svg:x2="10.853cm" svg:y2="8.428cm">
          <text:p/>
        </draw:line>
        <draw:line draw:style-name="gr97" draw:layer="layout" svg:x1="10.776cm" svg:y1="7.424cm" svg:x2="10.776cm" svg:y2="7.27cm">
          <text:p/>
        </draw:line>
        <draw:line draw:style-name="gr97" draw:layer="layout" svg:x1="10.7cm" svg:y1="7.347cm" svg:x2="10.853cm" svg:y2="7.347cm">
          <text:p/>
        </draw:line>
        <draw:line draw:style-name="gr97" draw:layer="layout" svg:x1="10.776cm" svg:y1="5.771cm" svg:x2="10.776cm" svg:y2="5.618cm">
          <text:p/>
        </draw:line>
        <draw:line draw:style-name="gr97" draw:layer="layout" svg:x1="10.7cm" svg:y1="5.695cm" svg:x2="10.853cm" svg:y2="5.695cm">
          <text:p/>
        </draw:line>
        <draw:line draw:style-name="gr97" draw:layer="layout" svg:x1="10.776cm" svg:y1="5.618cm" svg:x2="10.776cm" svg:y2="5.465cm">
          <text:p/>
        </draw:line>
        <draw:line draw:style-name="gr97" draw:layer="layout" svg:x1="10.7cm" svg:y1="5.541cm" svg:x2="10.853cm" svg:y2="5.541cm">
          <text:p/>
        </draw:line>
        <draw:line draw:style-name="gr97" draw:layer="layout" svg:x1="10.776cm" svg:y1="5.53cm" svg:x2="10.776cm" svg:y2="5.377cm">
          <text:p/>
        </draw:line>
        <draw:line draw:style-name="gr97" draw:layer="layout" svg:x1="10.7cm" svg:y1="5.454cm" svg:x2="10.853cm" svg:y2="5.454cm">
          <text:p/>
        </draw:line>
        <draw:line draw:style-name="gr97" draw:layer="layout" svg:x1="10.776cm" svg:y1="4.031cm" svg:x2="10.776cm" svg:y2="3.878cm">
          <text:p/>
        </draw:line>
        <draw:line draw:style-name="gr97" draw:layer="layout" svg:x1="10.7cm" svg:y1="3.954cm" svg:x2="10.853cm" svg:y2="3.954cm">
          <text:p/>
        </draw:line>
        <draw:line draw:style-name="gr97" draw:layer="layout" svg:x1="10.776cm" svg:y1="3.987cm" svg:x2="10.776cm" svg:y2="3.834cm">
          <text:p/>
        </draw:line>
        <draw:line draw:style-name="gr97" draw:layer="layout" svg:x1="10.7cm" svg:y1="3.911cm" svg:x2="10.853cm" svg:y2="3.911cm">
          <text:p/>
        </draw:line>
        <draw:line draw:style-name="gr97" draw:layer="layout" svg:x1="10.776cm" svg:y1="3.303cm" svg:x2="10.776cm" svg:y2="3.15cm">
          <text:p/>
        </draw:line>
        <draw:line draw:style-name="gr97" draw:layer="layout" svg:x1="10.7cm" svg:y1="3.227cm" svg:x2="10.853cm" svg:y2="3.227cm">
          <text:p/>
        </draw:line>
        <draw:line draw:style-name="gr97" draw:layer="layout" svg:x1="10.776cm" svg:y1="3.216cm" svg:x2="10.776cm" svg:y2="3.062cm">
          <text:p/>
        </draw:line>
        <draw:line draw:style-name="gr97" draw:layer="layout" svg:x1="10.7cm" svg:y1="3.139cm" svg:x2="10.853cm" svg:y2="3.139cm">
          <text:p/>
        </draw:line>
        <draw:line draw:style-name="gr97" draw:layer="layout" svg:x1="10.808cm" svg:y1="13.221cm" svg:x2="10.808cm" svg:y2="13.068cm">
          <text:p/>
        </draw:line>
        <draw:line draw:style-name="gr97" draw:layer="layout" svg:x1="10.731cm" svg:y1="13.144cm" svg:x2="10.885cm" svg:y2="13.144cm">
          <text:p/>
        </draw:line>
        <draw:line draw:style-name="gr97" draw:layer="layout" svg:x1="10.808cm" svg:y1="12.493cm" svg:x2="10.808cm" svg:y2="12.34cm">
          <text:p/>
        </draw:line>
        <draw:line draw:style-name="gr97" draw:layer="layout" svg:x1="10.731cm" svg:y1="12.417cm" svg:x2="10.885cm" svg:y2="12.417cm">
          <text:p/>
        </draw:line>
        <draw:line draw:style-name="gr97" draw:layer="layout" svg:x1="10.808cm" svg:y1="11.722cm" svg:x2="10.808cm" svg:y2="11.568cm">
          <text:p/>
        </draw:line>
        <draw:line draw:style-name="gr97" draw:layer="layout" svg:x1="10.731cm" svg:y1="11.645cm" svg:x2="10.885cm" svg:y2="11.645cm">
          <text:p/>
        </draw:line>
        <draw:line draw:style-name="gr97" draw:layer="layout" svg:x1="10.808cm" svg:y1="11.612cm" svg:x2="10.808cm" svg:y2="11.459cm">
          <text:p/>
        </draw:line>
        <draw:line draw:style-name="gr97" draw:layer="layout" svg:x1="10.731cm" svg:y1="11.536cm" svg:x2="10.885cm" svg:y2="11.536cm">
          <text:p/>
        </draw:line>
        <draw:line draw:style-name="gr97" draw:layer="layout" svg:x1="10.808cm" svg:y1="11.413cm" svg:x2="10.808cm" svg:y2="11.259cm">
          <text:p/>
        </draw:line>
        <draw:line draw:style-name="gr97" draw:layer="layout" svg:x1="10.731cm" svg:y1="11.336cm" svg:x2="10.885cm" svg:y2="11.336cm">
          <text:p/>
        </draw:line>
        <draw:line draw:style-name="gr97" draw:layer="layout" svg:x1="10.808cm" svg:y1="11.216cm" svg:x2="10.808cm" svg:y2="11.062cm">
          <text:p/>
        </draw:line>
        <draw:line draw:style-name="gr97" draw:layer="layout" svg:x1="10.731cm" svg:y1="11.139cm" svg:x2="10.885cm" svg:y2="11.139cm">
          <text:p/>
        </draw:line>
        <draw:line draw:style-name="gr97" draw:layer="layout" svg:x1="10.808cm" svg:y1="11.06cm" svg:x2="10.808cm" svg:y2="10.906cm">
          <text:p/>
        </draw:line>
        <draw:line draw:style-name="gr97" draw:layer="layout" svg:x1="10.731cm" svg:y1="10.983cm" svg:x2="10.885cm" svg:y2="10.983cm">
          <text:p/>
        </draw:line>
        <draw:line draw:style-name="gr97" draw:layer="layout" svg:x1="10.808cm" svg:y1="10.906cm" svg:x2="10.808cm" svg:y2="10.753cm">
          <text:p/>
        </draw:line>
        <draw:line draw:style-name="gr97" draw:layer="layout" svg:x1="10.731cm" svg:y1="10.83cm" svg:x2="10.885cm" svg:y2="10.83cm">
          <text:p/>
        </draw:line>
        <draw:line draw:style-name="gr97" draw:layer="layout" svg:x1="10.808cm" svg:y1="10.863cm" svg:x2="10.808cm" svg:y2="10.709cm">
          <text:p/>
        </draw:line>
        <draw:line draw:style-name="gr97" draw:layer="layout" svg:x1="10.731cm" svg:y1="10.786cm" svg:x2="10.885cm" svg:y2="10.786cm">
          <text:p/>
        </draw:line>
        <draw:line draw:style-name="gr97" draw:layer="layout" svg:x1="10.808cm" svg:y1="10.332cm" svg:x2="10.808cm" svg:y2="10.179cm">
          <text:p/>
        </draw:line>
        <draw:line draw:style-name="gr97" draw:layer="layout" svg:x1="10.731cm" svg:y1="10.255cm" svg:x2="10.885cm" svg:y2="10.255cm">
          <text:p/>
        </draw:line>
        <draw:line draw:style-name="gr97" draw:layer="layout" svg:x1="10.808cm" svg:y1="10.223cm" svg:x2="10.808cm" svg:y2="10.069cm">
          <text:p/>
        </draw:line>
        <draw:line draw:style-name="gr97" draw:layer="layout" svg:x1="10.731cm" svg:y1="10.146cm" svg:x2="10.885cm" svg:y2="10.146cm">
          <text:p/>
        </draw:line>
        <draw:line draw:style-name="gr97" draw:layer="layout" svg:x1="10.808cm" svg:y1="6.346cm" svg:x2="10.808cm" svg:y2="6.192cm">
          <text:p/>
        </draw:line>
        <draw:line draw:style-name="gr97" draw:layer="layout" svg:x1="10.731cm" svg:y1="6.269cm" svg:x2="10.885cm" svg:y2="6.269cm">
          <text:p/>
        </draw:line>
        <draw:line draw:style-name="gr97" draw:layer="layout" svg:x1="10.808cm" svg:y1="6.28cm" svg:x2="10.808cm" svg:y2="6.127cm">
          <text:p/>
        </draw:line>
        <draw:line draw:style-name="gr97" draw:layer="layout" svg:x1="10.731cm" svg:y1="6.203cm" svg:x2="10.885cm" svg:y2="6.203cm">
          <text:p/>
        </draw:line>
        <draw:line draw:style-name="gr97" draw:layer="layout" svg:x1="10.808cm" svg:y1="5.993cm" svg:x2="10.808cm" svg:y2="5.839cm">
          <text:p/>
        </draw:line>
        <draw:line draw:style-name="gr97" draw:layer="layout" svg:x1="10.731cm" svg:y1="5.916cm" svg:x2="10.885cm" svg:y2="5.916cm">
          <text:p/>
        </draw:line>
        <draw:line draw:style-name="gr97" draw:layer="layout" svg:x1="10.808cm" svg:y1="4.362cm" svg:x2="10.808cm" svg:y2="4.209cm">
          <text:p/>
        </draw:line>
        <draw:line draw:style-name="gr97" draw:layer="layout" svg:x1="10.731cm" svg:y1="4.285cm" svg:x2="10.885cm" svg:y2="4.285cm">
          <text:p/>
        </draw:line>
        <draw:line draw:style-name="gr97" draw:layer="layout" svg:x1="10.808cm" svg:y1="4.318cm" svg:x2="10.808cm" svg:y2="4.165cm">
          <text:p/>
        </draw:line>
        <draw:line draw:style-name="gr97" draw:layer="layout" svg:x1="10.731cm" svg:y1="4.242cm" svg:x2="10.885cm" svg:y2="4.242cm">
          <text:p/>
        </draw:line>
        <draw:line draw:style-name="gr97" draw:layer="layout" svg:x1="10.808cm" svg:y1="4.296cm" svg:x2="10.808cm" svg:y2="4.143cm">
          <text:p/>
        </draw:line>
        <draw:line draw:style-name="gr97" draw:layer="layout" svg:x1="10.731cm" svg:y1="4.22cm" svg:x2="10.885cm" svg:y2="4.22cm">
          <text:p/>
        </draw:line>
        <draw:line draw:style-name="gr97" draw:layer="layout" svg:x1="10.808cm" svg:y1="4.206cm" svg:x2="10.808cm" svg:y2="4.053cm">
          <text:p/>
        </draw:line>
        <draw:line draw:style-name="gr97" draw:layer="layout" svg:x1="10.731cm" svg:y1="4.13cm" svg:x2="10.885cm" svg:y2="4.13cm">
          <text:p/>
        </draw:line>
        <draw:line draw:style-name="gr97" draw:layer="layout" svg:x1="10.808cm" svg:y1="3.766cm" svg:x2="10.808cm" svg:y2="3.613cm">
          <text:p/>
        </draw:line>
        <draw:line draw:style-name="gr97" draw:layer="layout" svg:x1="10.731cm" svg:y1="3.689cm" svg:x2="10.885cm" svg:y2="3.689cm">
          <text:p/>
        </draw:line>
        <draw:line draw:style-name="gr97" draw:layer="layout" svg:x1="10.808cm" svg:y1="3.678cm" svg:x2="10.808cm" svg:y2="3.525cm">
          <text:p/>
        </draw:line>
        <draw:line draw:style-name="gr97" draw:layer="layout" svg:x1="10.731cm" svg:y1="3.602cm" svg:x2="10.885cm" svg:y2="3.602cm">
          <text:p/>
        </draw:line>
        <draw:line draw:style-name="gr97" draw:layer="layout" svg:x1="10.808cm" svg:y1="3.194cm" svg:x2="10.808cm" svg:y2="3.041cm">
          <text:p/>
        </draw:line>
        <draw:line draw:style-name="gr97" draw:layer="layout" svg:x1="10.731cm" svg:y1="3.117cm" svg:x2="10.885cm" svg:y2="3.117cm">
          <text:p/>
        </draw:line>
        <draw:line draw:style-name="gr97" draw:layer="layout" svg:x1="10.837cm" svg:y1="13.175cm" svg:x2="10.837cm" svg:y2="13.021cm">
          <text:p/>
        </draw:line>
        <draw:line draw:style-name="gr97" draw:layer="layout" svg:x1="10.76cm" svg:y1="13.098cm" svg:x2="10.914cm" svg:y2="13.098cm">
          <text:p/>
        </draw:line>
        <draw:line draw:style-name="gr97" draw:layer="layout" svg:x1="10.837cm" svg:y1="12.734cm" svg:x2="10.837cm" svg:y2="12.581cm">
          <text:p/>
        </draw:line>
        <draw:line draw:style-name="gr97" draw:layer="layout" svg:x1="10.76cm" svg:y1="12.658cm" svg:x2="10.914cm" svg:y2="12.658cm">
          <text:p/>
        </draw:line>
        <draw:line draw:style-name="gr97" draw:layer="layout" svg:x1="10.837cm" svg:y1="12.406cm" svg:x2="10.837cm" svg:y2="12.252cm">
          <text:p/>
        </draw:line>
        <draw:line draw:style-name="gr97" draw:layer="layout" svg:x1="10.76cm" svg:y1="12.329cm" svg:x2="10.914cm" svg:y2="12.329cm">
          <text:p/>
        </draw:line>
        <draw:line draw:style-name="gr97" draw:layer="layout" svg:x1="10.837cm" svg:y1="12.294cm" svg:x2="10.837cm" svg:y2="12.14cm">
          <text:p/>
        </draw:line>
        <draw:line draw:style-name="gr97" draw:layer="layout" svg:x1="10.76cm" svg:y1="12.217cm" svg:x2="10.914cm" svg:y2="12.217cm">
          <text:p/>
        </draw:line>
        <draw:line draw:style-name="gr97" draw:layer="layout" svg:x1="10.837cm" svg:y1="12.118cm" svg:x2="10.837cm" svg:y2="11.965cm">
          <text:p/>
        </draw:line>
        <draw:line draw:style-name="gr97" draw:layer="layout" svg:x1="10.76cm" svg:y1="12.042cm" svg:x2="10.914cm" svg:y2="12.042cm">
          <text:p/>
        </draw:line>
        <draw:line draw:style-name="gr97" draw:layer="layout" svg:x1="10.837cm" svg:y1="11.985cm" svg:x2="10.837cm" svg:y2="11.831cm">
          <text:p/>
        </draw:line>
        <draw:line draw:style-name="gr97" draw:layer="layout" svg:x1="10.76cm" svg:y1="11.908cm" svg:x2="10.914cm" svg:y2="11.908cm">
          <text:p/>
        </draw:line>
        <draw:line draw:style-name="gr97" draw:layer="layout" svg:x1="10.837cm" svg:y1="11.237cm" svg:x2="10.837cm" svg:y2="11.084cm">
          <text:p/>
        </draw:line>
        <draw:line draw:style-name="gr97" draw:layer="layout" svg:x1="10.76cm" svg:y1="11.161cm" svg:x2="10.914cm" svg:y2="11.161cm">
          <text:p/>
        </draw:line>
        <draw:line draw:style-name="gr97" draw:layer="layout" svg:x1="10.837cm" svg:y1="10.751cm" svg:x2="10.837cm" svg:y2="10.597cm">
          <text:p/>
        </draw:line>
        <draw:line draw:style-name="gr97" draw:layer="layout" svg:x1="10.76cm" svg:y1="10.674cm" svg:x2="10.914cm" svg:y2="10.674cm">
          <text:p/>
        </draw:line>
        <draw:line draw:style-name="gr97" draw:layer="layout" svg:x1="10.837cm" svg:y1="10.554cm" svg:x2="10.837cm" svg:y2="10.4cm">
          <text:p/>
        </draw:line>
        <draw:line draw:style-name="gr97" draw:layer="layout" svg:x1="10.76cm" svg:y1="10.477cm" svg:x2="10.914cm" svg:y2="10.477cm">
          <text:p/>
        </draw:line>
        <draw:line draw:style-name="gr97" draw:layer="layout" svg:x1="10.837cm" svg:y1="10.422cm" svg:x2="10.837cm" svg:y2="10.269cm">
          <text:p/>
        </draw:line>
        <draw:line draw:style-name="gr97" draw:layer="layout" svg:x1="10.76cm" svg:y1="10.346cm" svg:x2="10.914cm" svg:y2="10.346cm">
          <text:p/>
        </draw:line>
        <draw:line draw:style-name="gr97" draw:layer="layout" svg:x1="10.837cm" svg:y1="10.4cm" svg:x2="10.837cm" svg:y2="10.247cm">
          <text:p/>
        </draw:line>
        <draw:line draw:style-name="gr97" draw:layer="layout" svg:x1="10.76cm" svg:y1="10.324cm" svg:x2="10.914cm" svg:y2="10.324cm">
          <text:p/>
        </draw:line>
        <draw:line draw:style-name="gr97" draw:layer="layout" svg:x1="10.837cm" svg:y1="10.113cm" svg:x2="10.837cm" svg:y2="9.96cm">
          <text:p/>
        </draw:line>
        <draw:line draw:style-name="gr97" draw:layer="layout" svg:x1="10.76cm" svg:y1="10.036cm" svg:x2="10.914cm" svg:y2="10.036cm">
          <text:p/>
        </draw:line>
        <draw:line draw:style-name="gr97" draw:layer="layout" svg:x1="10.837cm" svg:y1="10.091cm" svg:x2="10.837cm" svg:y2="9.938cm">
          <text:p/>
        </draw:line>
        <draw:line draw:style-name="gr97" draw:layer="layout" svg:x1="10.76cm" svg:y1="10.015cm" svg:x2="10.914cm" svg:y2="10.015cm">
          <text:p/>
        </draw:line>
        <draw:line draw:style-name="gr97" draw:layer="layout" svg:x1="10.837cm" svg:y1="10.047cm" svg:x2="10.837cm" svg:y2="9.894cm">
          <text:p/>
        </draw:line>
        <draw:line draw:style-name="gr97" draw:layer="layout" svg:x1="10.76cm" svg:y1="9.971cm" svg:x2="10.914cm" svg:y2="9.971cm">
          <text:p/>
        </draw:line>
        <draw:line draw:style-name="gr97" draw:layer="layout" svg:x1="10.837cm" svg:y1="9.76cm" svg:x2="10.837cm" svg:y2="9.607cm">
          <text:p/>
        </draw:line>
        <draw:line draw:style-name="gr97" draw:layer="layout" svg:x1="10.76cm" svg:y1="9.684cm" svg:x2="10.914cm" svg:y2="9.684cm">
          <text:p/>
        </draw:line>
        <draw:line draw:style-name="gr97" draw:layer="layout" svg:x1="10.837cm" svg:y1="9.495cm" svg:x2="10.837cm" svg:y2="9.342cm">
          <text:p/>
        </draw:line>
        <draw:line draw:style-name="gr97" draw:layer="layout" svg:x1="10.76cm" svg:y1="9.418cm" svg:x2="10.914cm" svg:y2="9.418cm">
          <text:p/>
        </draw:line>
        <draw:line draw:style-name="gr97" draw:layer="layout" svg:x1="10.837cm" svg:y1="6.652cm" svg:x2="10.837cm" svg:y2="6.499cm">
          <text:p/>
        </draw:line>
        <draw:line draw:style-name="gr97" draw:layer="layout" svg:x1="10.76cm" svg:y1="6.576cm" svg:x2="10.914cm" svg:y2="6.576cm">
          <text:p/>
        </draw:line>
        <draw:line draw:style-name="gr97" draw:layer="layout" svg:x1="10.837cm" svg:y1="6.389cm" svg:x2="10.837cm" svg:y2="6.236cm">
          <text:p/>
        </draw:line>
        <draw:line draw:style-name="gr97" draw:layer="layout" svg:x1="10.76cm" svg:y1="6.313cm" svg:x2="10.914cm" svg:y2="6.313cm">
          <text:p/>
        </draw:line>
        <draw:line draw:style-name="gr97" draw:layer="layout" svg:x1="10.837cm" svg:y1="5.044cm" svg:x2="10.837cm" svg:y2="4.89cm">
          <text:p/>
        </draw:line>
        <draw:line draw:style-name="gr97" draw:layer="layout" svg:x1="10.76cm" svg:y1="4.967cm" svg:x2="10.914cm" svg:y2="4.967cm">
          <text:p/>
        </draw:line>
        <draw:line draw:style-name="gr97" draw:layer="layout" svg:x1="10.837cm" svg:y1="4.581cm" svg:x2="10.837cm" svg:y2="4.428cm">
          <text:p/>
        </draw:line>
        <draw:line draw:style-name="gr97" draw:layer="layout" svg:x1="10.76cm" svg:y1="4.505cm" svg:x2="10.914cm" svg:y2="4.505cm">
          <text:p/>
        </draw:line>
        <draw:line draw:style-name="gr97" draw:layer="layout" svg:x1="10.837cm" svg:y1="4.537cm" svg:x2="10.837cm" svg:y2="4.384cm">
          <text:p/>
        </draw:line>
        <draw:line draw:style-name="gr97" draw:layer="layout" svg:x1="10.76cm" svg:y1="4.461cm" svg:x2="10.914cm" svg:y2="4.461cm">
          <text:p/>
        </draw:line>
        <draw:line draw:style-name="gr97" draw:layer="layout" svg:x1="10.837cm" svg:y1="4.494cm" svg:x2="10.837cm" svg:y2="4.34cm">
          <text:p/>
        </draw:line>
        <draw:line draw:style-name="gr97" draw:layer="layout" svg:x1="10.76cm" svg:y1="4.417cm" svg:x2="10.914cm" svg:y2="4.417cm">
          <text:p/>
        </draw:line>
        <draw:line draw:style-name="gr97" draw:layer="layout" svg:x1="10.837cm" svg:y1="4.119cm" svg:x2="10.837cm" svg:y2="3.965cm">
          <text:p/>
        </draw:line>
        <draw:line draw:style-name="gr97" draw:layer="layout" svg:x1="10.76cm" svg:y1="4.042cm" svg:x2="10.914cm" svg:y2="4.042cm">
          <text:p/>
        </draw:line>
        <draw:line draw:style-name="gr97" draw:layer="layout" svg:x1="10.837cm" svg:y1="4.009cm" svg:x2="10.837cm" svg:y2="3.856cm">
          <text:p/>
        </draw:line>
        <draw:line draw:style-name="gr97" draw:layer="layout" svg:x1="10.76cm" svg:y1="3.933cm" svg:x2="10.914cm" svg:y2="3.933cm">
          <text:p/>
        </draw:line>
        <draw:line draw:style-name="gr97" draw:layer="layout" svg:x1="10.837cm" svg:y1="3.81cm" svg:x2="10.837cm" svg:y2="3.656cm">
          <text:p/>
        </draw:line>
        <draw:line draw:style-name="gr97" draw:layer="layout" svg:x1="10.76cm" svg:y1="3.733cm" svg:x2="10.914cm" svg:y2="3.733cm">
          <text:p/>
        </draw:line>
        <draw:line draw:style-name="gr97" draw:layer="layout" svg:x1="10.837cm" svg:y1="3.766cm" svg:x2="10.837cm" svg:y2="3.613cm">
          <text:p/>
        </draw:line>
        <draw:line draw:style-name="gr97" draw:layer="layout" svg:x1="10.76cm" svg:y1="3.689cm" svg:x2="10.914cm" svg:y2="3.689cm">
          <text:p/>
        </draw:line>
        <draw:line draw:style-name="gr97" draw:layer="layout" svg:x1="10.837cm" svg:y1="3.569cm" svg:x2="10.837cm" svg:y2="3.415cm">
          <text:p/>
        </draw:line>
        <draw:line draw:style-name="gr97" draw:layer="layout" svg:x1="10.76cm" svg:y1="3.492cm" svg:x2="10.914cm" svg:y2="3.492cm">
          <text:p/>
        </draw:line>
        <draw:line draw:style-name="gr97" draw:layer="layout" svg:x1="10.837cm" svg:y1="3.369cm" svg:x2="10.837cm" svg:y2="3.216cm">
          <text:p/>
        </draw:line>
        <draw:line draw:style-name="gr97" draw:layer="layout" svg:x1="10.76cm" svg:y1="3.293cm" svg:x2="10.914cm" svg:y2="3.293cm">
          <text:p/>
        </draw:line>
        <draw:line draw:style-name="gr97" draw:layer="layout" svg:x1="10.837cm" svg:y1="3.041cm" svg:x2="10.837cm" svg:y2="2.887cm">
          <text:p/>
        </draw:line>
        <draw:line draw:style-name="gr97" draw:layer="layout" svg:x1="10.76cm" svg:y1="2.964cm" svg:x2="10.914cm" svg:y2="2.964cm">
          <text:p/>
        </draw:line>
        <draw:line draw:style-name="gr97" draw:layer="layout" svg:x1="10.869cm" svg:y1="13.197cm" svg:x2="10.869cm" svg:y2="13.043cm">
          <text:p/>
        </draw:line>
        <draw:line draw:style-name="gr97" draw:layer="layout" svg:x1="10.792cm" svg:y1="13.12cm" svg:x2="10.945cm" svg:y2="13.12cm">
          <text:p/>
        </draw:line>
        <draw:line draw:style-name="gr97" draw:layer="layout" svg:x1="10.869cm" svg:y1="12.647cm" svg:x2="10.869cm" svg:y2="12.493cm">
          <text:p/>
        </draw:line>
        <draw:line draw:style-name="gr97" draw:layer="layout" svg:x1="10.792cm" svg:y1="12.57cm" svg:x2="10.945cm" svg:y2="12.57cm">
          <text:p/>
        </draw:line>
        <draw:line draw:style-name="gr97" draw:layer="layout" svg:x1="10.869cm" svg:y1="12.537cm" svg:x2="10.869cm" svg:y2="12.384cm">
          <text:p/>
        </draw:line>
        <draw:line draw:style-name="gr97" draw:layer="layout" svg:x1="10.792cm" svg:y1="12.46cm" svg:x2="10.945cm" svg:y2="12.46cm">
          <text:p/>
        </draw:line>
        <draw:line draw:style-name="gr97" draw:layer="layout" svg:x1="10.869cm" svg:y1="11.963cm" svg:x2="10.869cm" svg:y2="11.809cm">
          <text:p/>
        </draw:line>
        <draw:line draw:style-name="gr97" draw:layer="layout" svg:x1="10.792cm" svg:y1="11.886cm" svg:x2="10.945cm" svg:y2="11.886cm">
          <text:p/>
        </draw:line>
        <draw:line draw:style-name="gr97" draw:layer="layout" svg:x1="10.869cm" svg:y1="11.897cm" svg:x2="10.869cm" svg:y2="11.744cm">
          <text:p/>
        </draw:line>
        <draw:line draw:style-name="gr97" draw:layer="layout" svg:x1="10.792cm" svg:y1="11.82cm" svg:x2="10.945cm" svg:y2="11.82cm">
          <text:p/>
        </draw:line>
        <draw:line draw:style-name="gr97" draw:layer="layout" svg:x1="10.869cm" svg:y1="11.787cm" svg:x2="10.869cm" svg:y2="11.634cm">
          <text:p/>
        </draw:line>
        <draw:line draw:style-name="gr97" draw:layer="layout" svg:x1="10.792cm" svg:y1="11.711cm" svg:x2="10.945cm" svg:y2="11.711cm">
          <text:p/>
        </draw:line>
        <draw:line draw:style-name="gr97" draw:layer="layout" svg:x1="10.869cm" svg:y1="11.194cm" svg:x2="10.869cm" svg:y2="11.04cm">
          <text:p/>
        </draw:line>
        <draw:line draw:style-name="gr97" draw:layer="layout" svg:x1="10.792cm" svg:y1="11.117cm" svg:x2="10.945cm" svg:y2="11.117cm">
          <text:p/>
        </draw:line>
        <draw:line draw:style-name="gr97" draw:layer="layout" svg:x1="10.869cm" svg:y1="11.104cm" svg:x2="10.869cm" svg:y2="10.95cm">
          <text:p/>
        </draw:line>
        <draw:line draw:style-name="gr97" draw:layer="layout" svg:x1="10.792cm" svg:y1="11.027cm" svg:x2="10.945cm" svg:y2="11.027cm">
          <text:p/>
        </draw:line>
        <draw:line draw:style-name="gr97" draw:layer="layout" svg:x1="10.869cm" svg:y1="10.95cm" svg:x2="10.869cm" svg:y2="10.797cm">
          <text:p/>
        </draw:line>
        <draw:line draw:style-name="gr97" draw:layer="layout" svg:x1="10.792cm" svg:y1="10.874cm" svg:x2="10.945cm" svg:y2="10.874cm">
          <text:p/>
        </draw:line>
        <draw:line draw:style-name="gr97" draw:layer="layout" svg:x1="10.869cm" svg:y1="10.751cm" svg:x2="10.869cm" svg:y2="10.597cm">
          <text:p/>
        </draw:line>
        <draw:line draw:style-name="gr97" draw:layer="layout" svg:x1="10.792cm" svg:y1="10.674cm" svg:x2="10.945cm" svg:y2="10.674cm">
          <text:p/>
        </draw:line>
        <draw:line draw:style-name="gr97" draw:layer="layout" svg:x1="10.869cm" svg:y1="10.685cm" svg:x2="10.869cm" svg:y2="10.532cm">
          <text:p/>
        </draw:line>
        <draw:line draw:style-name="gr97" draw:layer="layout" svg:x1="10.792cm" svg:y1="10.608cm" svg:x2="10.945cm" svg:y2="10.608cm">
          <text:p/>
        </draw:line>
        <draw:line draw:style-name="gr97" draw:layer="layout" svg:x1="10.869cm" svg:y1="10.597cm" svg:x2="10.869cm" svg:y2="10.444cm">
          <text:p/>
        </draw:line>
        <draw:line draw:style-name="gr97" draw:layer="layout" svg:x1="10.792cm" svg:y1="10.521cm" svg:x2="10.945cm" svg:y2="10.521cm">
          <text:p/>
        </draw:line>
        <draw:line draw:style-name="gr97" draw:layer="layout" svg:x1="10.869cm" svg:y1="9.935cm" svg:x2="10.869cm" svg:y2="9.782cm">
          <text:p/>
        </draw:line>
        <draw:line draw:style-name="gr97" draw:layer="layout" svg:x1="10.792cm" svg:y1="9.859cm" svg:x2="10.945cm" svg:y2="9.859cm">
          <text:p/>
        </draw:line>
        <draw:line draw:style-name="gr97" draw:layer="layout" svg:x1="10.869cm" svg:y1="7.027cm" svg:x2="10.869cm" svg:y2="6.874cm">
          <text:p/>
        </draw:line>
        <draw:line draw:style-name="gr97" draw:layer="layout" svg:x1="10.792cm" svg:y1="6.95cm" svg:x2="10.945cm" svg:y2="6.95cm">
          <text:p/>
        </draw:line>
        <draw:line draw:style-name="gr97" draw:layer="layout" svg:x1="10.869cm" svg:y1="6.83cm" svg:x2="10.869cm" svg:y2="6.677cm">
          <text:p/>
        </draw:line>
        <draw:line draw:style-name="gr97" draw:layer="layout" svg:x1="10.792cm" svg:y1="6.753cm" svg:x2="10.945cm" svg:y2="6.753cm">
          <text:p/>
        </draw:line>
        <draw:line draw:style-name="gr97" draw:layer="layout" svg:x1="10.869cm" svg:y1="5.396cm" svg:x2="10.869cm" svg:y2="5.243cm">
          <text:p/>
        </draw:line>
        <draw:line draw:style-name="gr97" draw:layer="layout" svg:x1="10.792cm" svg:y1="5.32cm" svg:x2="10.945cm" svg:y2="5.32cm">
          <text:p/>
        </draw:line>
        <draw:line draw:style-name="gr97" draw:layer="layout" svg:x1="10.869cm" svg:y1="4.934cm" svg:x2="10.869cm" svg:y2="4.781cm">
          <text:p/>
        </draw:line>
        <draw:line draw:style-name="gr97" draw:layer="layout" svg:x1="10.792cm" svg:y1="4.857cm" svg:x2="10.945cm" svg:y2="4.857cm">
          <text:p/>
        </draw:line>
        <draw:line draw:style-name="gr97" draw:layer="layout" svg:x1="10.869cm" svg:y1="4.868cm" svg:x2="10.869cm" svg:y2="4.715cm">
          <text:p/>
        </draw:line>
        <draw:line draw:style-name="gr97" draw:layer="layout" svg:x1="10.792cm" svg:y1="4.792cm" svg:x2="10.945cm" svg:y2="4.792cm">
          <text:p/>
        </draw:line>
        <draw:line draw:style-name="gr97" draw:layer="layout" svg:x1="10.869cm" svg:y1="4.671cm" svg:x2="10.869cm" svg:y2="4.518cm">
          <text:p/>
        </draw:line>
        <draw:line draw:style-name="gr97" draw:layer="layout" svg:x1="10.792cm" svg:y1="4.595cm" svg:x2="10.945cm" svg:y2="4.595cm">
          <text:p/>
        </draw:line>
        <draw:line draw:style-name="gr97" draw:layer="layout" svg:x1="10.869cm" svg:y1="4.384cm" svg:x2="10.869cm" svg:y2="4.231cm">
          <text:p/>
        </draw:line>
        <draw:line draw:style-name="gr97" draw:layer="layout" svg:x1="10.792cm" svg:y1="4.307cm" svg:x2="10.945cm" svg:y2="4.307cm">
          <text:p/>
        </draw:line>
        <draw:line draw:style-name="gr97" draw:layer="layout" svg:x1="10.869cm" svg:y1="4.009cm" svg:x2="10.869cm" svg:y2="3.856cm">
          <text:p/>
        </draw:line>
        <draw:line draw:style-name="gr97" draw:layer="layout" svg:x1="10.792cm" svg:y1="3.933cm" svg:x2="10.945cm" svg:y2="3.933cm">
          <text:p/>
        </draw:line>
        <draw:line draw:style-name="gr97" draw:layer="layout" svg:x1="10.869cm" svg:y1="3.634cm" svg:x2="10.869cm" svg:y2="3.481cm">
          <text:p/>
        </draw:line>
        <draw:line draw:style-name="gr97" draw:layer="layout" svg:x1="10.792cm" svg:y1="3.558cm" svg:x2="10.945cm" svg:y2="3.558cm">
          <text:p/>
        </draw:line>
        <draw:line draw:style-name="gr97" draw:layer="layout" svg:x1="10.869cm" svg:y1="3.413cm" svg:x2="10.869cm" svg:y2="3.26cm">
          <text:p/>
        </draw:line>
        <draw:line draw:style-name="gr97" draw:layer="layout" svg:x1="10.792cm" svg:y1="3.336cm" svg:x2="10.945cm" svg:y2="3.336cm">
          <text:p/>
        </draw:line>
        <draw:line draw:style-name="gr97" draw:layer="layout" svg:x1="10.869cm" svg:y1="3.391cm" svg:x2="10.869cm" svg:y2="3.238cm">
          <text:p/>
        </draw:line>
        <draw:line draw:style-name="gr97" draw:layer="layout" svg:x1="10.792cm" svg:y1="3.314cm" svg:x2="10.945cm" svg:y2="3.314cm">
          <text:p/>
        </draw:line>
        <draw:line draw:style-name="gr97" draw:layer="layout" svg:x1="10.869cm" svg:y1="3.26cm" svg:x2="10.869cm" svg:y2="3.106cm">
          <text:p/>
        </draw:line>
        <draw:line draw:style-name="gr97" draw:layer="layout" svg:x1="10.792cm" svg:y1="3.183cm" svg:x2="10.945cm" svg:y2="3.183cm">
          <text:p/>
        </draw:line>
        <draw:line draw:style-name="gr97" draw:layer="layout" svg:x1="10.869cm" svg:y1="3.194cm" svg:x2="10.869cm" svg:y2="3.041cm">
          <text:p/>
        </draw:line>
        <draw:line draw:style-name="gr97" draw:layer="layout" svg:x1="10.792cm" svg:y1="3.117cm" svg:x2="10.945cm" svg:y2="3.117cm">
          <text:p/>
        </draw:line>
        <draw:line draw:style-name="gr97" draw:layer="layout" svg:x1="10.869cm" svg:y1="3.15cm" svg:x2="10.869cm" svg:y2="2.997cm">
          <text:p/>
        </draw:line>
        <draw:line draw:style-name="gr97" draw:layer="layout" svg:x1="10.792cm" svg:y1="3.073cm" svg:x2="10.945cm" svg:y2="3.073cm">
          <text:p/>
        </draw:line>
        <draw:line draw:style-name="gr97" draw:layer="layout" svg:x1="10.898cm" svg:y1="13.309cm" svg:x2="10.898cm" svg:y2="13.155cm">
          <text:p/>
        </draw:line>
        <draw:line draw:style-name="gr97" draw:layer="layout" svg:x1="10.821cm" svg:y1="13.232cm" svg:x2="10.975cm" svg:y2="13.232cm">
          <text:p/>
        </draw:line>
        <draw:line draw:style-name="gr97" draw:layer="layout" svg:x1="10.898cm" svg:y1="13.243cm" svg:x2="10.898cm" svg:y2="13.09cm">
          <text:p/>
        </draw:line>
        <draw:line draw:style-name="gr97" draw:layer="layout" svg:x1="10.821cm" svg:y1="13.166cm" svg:x2="10.975cm" svg:y2="13.166cm">
          <text:p/>
        </draw:line>
        <draw:line draw:style-name="gr97" draw:layer="layout" svg:x1="10.898cm" svg:y1="12.559cm" svg:x2="10.898cm" svg:y2="12.406cm">
          <text:p/>
        </draw:line>
        <draw:line draw:style-name="gr97" draw:layer="layout" svg:x1="10.821cm" svg:y1="12.482cm" svg:x2="10.975cm" svg:y2="12.482cm">
          <text:p/>
        </draw:line>
        <draw:line draw:style-name="gr97" draw:layer="layout" svg:x1="10.898cm" svg:y1="12.537cm" svg:x2="10.898cm" svg:y2="12.384cm">
          <text:p/>
        </draw:line>
        <draw:line draw:style-name="gr97" draw:layer="layout" svg:x1="10.821cm" svg:y1="12.46cm" svg:x2="10.975cm" svg:y2="12.46cm">
          <text:p/>
        </draw:line>
        <draw:line draw:style-name="gr97" draw:layer="layout" svg:x1="10.898cm" svg:y1="12.294cm" svg:x2="10.898cm" svg:y2="12.14cm">
          <text:p/>
        </draw:line>
        <draw:line draw:style-name="gr97" draw:layer="layout" svg:x1="10.821cm" svg:y1="12.217cm" svg:x2="10.975cm" svg:y2="12.217cm">
          <text:p/>
        </draw:line>
        <draw:line draw:style-name="gr97" draw:layer="layout" svg:x1="10.898cm" svg:y1="12.25cm" svg:x2="10.898cm" svg:y2="12.097cm">
          <text:p/>
        </draw:line>
        <draw:line draw:style-name="gr97" draw:layer="layout" svg:x1="10.821cm" svg:y1="12.173cm" svg:x2="10.975cm" svg:y2="12.173cm">
          <text:p/>
        </draw:line>
        <draw:line draw:style-name="gr97" draw:layer="layout" svg:x1="10.898cm" svg:y1="12.14cm" svg:x2="10.898cm" svg:y2="11.987cm">
          <text:p/>
        </draw:line>
        <draw:line draw:style-name="gr97" draw:layer="layout" svg:x1="10.821cm" svg:y1="12.064cm" svg:x2="10.975cm" svg:y2="12.064cm">
          <text:p/>
        </draw:line>
        <draw:line draw:style-name="gr97" draw:layer="layout" svg:x1="10.898cm" svg:y1="11.787cm" svg:x2="10.898cm" svg:y2="11.634cm">
          <text:p/>
        </draw:line>
        <draw:line draw:style-name="gr97" draw:layer="layout" svg:x1="10.821cm" svg:y1="11.711cm" svg:x2="10.975cm" svg:y2="11.711cm">
          <text:p/>
        </draw:line>
        <draw:line draw:style-name="gr97" draw:layer="layout" svg:x1="10.898cm" svg:y1="11.722cm" svg:x2="10.898cm" svg:y2="11.568cm">
          <text:p/>
        </draw:line>
        <draw:line draw:style-name="gr97" draw:layer="layout" svg:x1="10.821cm" svg:y1="11.645cm" svg:x2="10.975cm" svg:y2="11.645cm">
          <text:p/>
        </draw:line>
        <draw:line draw:style-name="gr97" draw:layer="layout" svg:x1="10.898cm" svg:y1="11.082cm" svg:x2="10.898cm" svg:y2="10.928cm">
          <text:p/>
        </draw:line>
        <draw:line draw:style-name="gr97" draw:layer="layout" svg:x1="10.821cm" svg:y1="11.005cm" svg:x2="10.975cm" svg:y2="11.005cm">
          <text:p/>
        </draw:line>
        <draw:line draw:style-name="gr97" draw:layer="layout" svg:x1="10.898cm" svg:y1="11.038cm" svg:x2="10.898cm" svg:y2="10.885cm">
          <text:p/>
        </draw:line>
        <draw:line draw:style-name="gr97" draw:layer="layout" svg:x1="10.821cm" svg:y1="10.961cm" svg:x2="10.975cm" svg:y2="10.961cm">
          <text:p/>
        </draw:line>
        <draw:line draw:style-name="gr97" draw:layer="layout" svg:x1="10.898cm" svg:y1="10.4cm" svg:x2="10.898cm" svg:y2="10.247cm">
          <text:p/>
        </draw:line>
        <draw:line draw:style-name="gr97" draw:layer="layout" svg:x1="10.821cm" svg:y1="10.324cm" svg:x2="10.975cm" svg:y2="10.324cm">
          <text:p/>
        </draw:line>
        <draw:line draw:style-name="gr97" draw:layer="layout" svg:x1="10.898cm" svg:y1="7.27cm" svg:x2="10.898cm" svg:y2="7.117cm">
          <text:p/>
        </draw:line>
        <draw:line draw:style-name="gr97" draw:layer="layout" svg:x1="10.821cm" svg:y1="7.194cm" svg:x2="10.975cm" svg:y2="7.194cm">
          <text:p/>
        </draw:line>
        <draw:line draw:style-name="gr97" draw:layer="layout" svg:x1="10.898cm" svg:y1="5.905cm" svg:x2="10.898cm" svg:y2="5.752cm">
          <text:p/>
        </draw:line>
        <draw:line draw:style-name="gr97" draw:layer="layout" svg:x1="10.821cm" svg:y1="5.828cm" svg:x2="10.975cm" svg:y2="5.828cm">
          <text:p/>
        </draw:line>
        <draw:line draw:style-name="gr97" draw:layer="layout" svg:x1="10.898cm" svg:y1="5.287cm" svg:x2="10.898cm" svg:y2="5.134cm">
          <text:p/>
        </draw:line>
        <draw:line draw:style-name="gr97" draw:layer="layout" svg:x1="10.821cm" svg:y1="5.21cm" svg:x2="10.975cm" svg:y2="5.21cm">
          <text:p/>
        </draw:line>
        <draw:line draw:style-name="gr97" draw:layer="layout" svg:x1="10.898cm" svg:y1="5.177cm" svg:x2="10.898cm" svg:y2="5.024cm">
          <text:p/>
        </draw:line>
        <draw:line draw:style-name="gr97" draw:layer="layout" svg:x1="10.821cm" svg:y1="5.101cm" svg:x2="10.975cm" svg:y2="5.101cm">
          <text:p/>
        </draw:line>
        <draw:line draw:style-name="gr97" draw:layer="layout" svg:x1="10.898cm" svg:y1="4.978cm" svg:x2="10.898cm" svg:y2="4.825cm">
          <text:p/>
        </draw:line>
        <draw:line draw:style-name="gr97" draw:layer="layout" svg:x1="10.821cm" svg:y1="4.901cm" svg:x2="10.975cm" svg:y2="4.901cm">
          <text:p/>
        </draw:line>
        <draw:line draw:style-name="gr97" draw:layer="layout" svg:x1="10.898cm" svg:y1="4.031cm" svg:x2="10.898cm" svg:y2="3.878cm">
          <text:p/>
        </draw:line>
        <draw:line draw:style-name="gr97" draw:layer="layout" svg:x1="10.821cm" svg:y1="3.954cm" svg:x2="10.975cm" svg:y2="3.954cm">
          <text:p/>
        </draw:line>
        <draw:line draw:style-name="gr97" draw:layer="layout" svg:x1="10.898cm" svg:y1="3.547cm" svg:x2="10.898cm" svg:y2="3.394cm">
          <text:p/>
        </draw:line>
        <draw:line draw:style-name="gr97" draw:layer="layout" svg:x1="10.821cm" svg:y1="3.47cm" svg:x2="10.975cm" svg:y2="3.47cm">
          <text:p/>
        </draw:line>
        <draw:line draw:style-name="gr97" draw:layer="layout" svg:x1="10.898cm" svg:y1="3.325cm" svg:x2="10.898cm" svg:y2="3.172cm">
          <text:p/>
        </draw:line>
        <draw:line draw:style-name="gr97" draw:layer="layout" svg:x1="10.821cm" svg:y1="3.249cm" svg:x2="10.975cm" svg:y2="3.249cm">
          <text:p/>
        </draw:line>
        <draw:line draw:style-name="gr97" draw:layer="layout" svg:x1="10.898cm" svg:y1="3.172cm" svg:x2="10.898cm" svg:y2="3.019cm">
          <text:p/>
        </draw:line>
        <draw:line draw:style-name="gr97" draw:layer="layout" svg:x1="10.821cm" svg:y1="3.095cm" svg:x2="10.975cm" svg:y2="3.095cm">
          <text:p/>
        </draw:line>
        <draw:line draw:style-name="gr97" draw:layer="layout" svg:x1="10.898cm" svg:y1="3.106cm" svg:x2="10.898cm" svg:y2="2.953cm">
          <text:p/>
        </draw:line>
        <draw:line draw:style-name="gr97" draw:layer="layout" svg:x1="10.821cm" svg:y1="3.03cm" svg:x2="10.975cm" svg:y2="3.03cm">
          <text:p/>
        </draw:line>
        <draw:line draw:style-name="gr97" draw:layer="layout" svg:x1="10.898cm" svg:y1="2.885cm" svg:x2="10.898cm" svg:y2="2.732cm">
          <text:p/>
        </draw:line>
        <draw:line draw:style-name="gr97" draw:layer="layout" svg:x1="10.821cm" svg:y1="2.808cm" svg:x2="10.975cm" svg:y2="2.808cm">
          <text:p/>
        </draw:line>
        <draw:line draw:style-name="gr97" draw:layer="layout" svg:x1="10.93cm" svg:y1="12.956cm" svg:x2="10.93cm" svg:y2="12.802cm">
          <text:p/>
        </draw:line>
        <draw:line draw:style-name="gr97" draw:layer="layout" svg:x1="10.853cm" svg:y1="12.879cm" svg:x2="11.006cm" svg:y2="12.879cm">
          <text:p/>
        </draw:line>
        <draw:line draw:style-name="gr97" draw:layer="layout" svg:x1="10.93cm" svg:y1="12.868cm" svg:x2="10.93cm" svg:y2="12.715cm">
          <text:p/>
        </draw:line>
        <draw:line draw:style-name="gr97" draw:layer="layout" svg:x1="10.853cm" svg:y1="12.791cm" svg:x2="11.006cm" svg:y2="12.791cm">
          <text:p/>
        </draw:line>
        <draw:line draw:style-name="gr97" draw:layer="layout" svg:x1="10.93cm" svg:y1="12.778cm" svg:x2="10.93cm" svg:y2="12.625cm">
          <text:p/>
        </draw:line>
        <draw:line draw:style-name="gr97" draw:layer="layout" svg:x1="10.853cm" svg:y1="12.701cm" svg:x2="11.006cm" svg:y2="12.701cm">
          <text:p/>
        </draw:line>
        <draw:line draw:style-name="gr97" draw:layer="layout" svg:x1="10.93cm" svg:y1="12.647cm" svg:x2="10.93cm" svg:y2="12.493cm">
          <text:p/>
        </draw:line>
        <draw:line draw:style-name="gr97" draw:layer="layout" svg:x1="10.853cm" svg:y1="12.57cm" svg:x2="11.006cm" svg:y2="12.57cm">
          <text:p/>
        </draw:line>
        <draw:line draw:style-name="gr97" draw:layer="layout" svg:x1="10.93cm" svg:y1="12.537cm" svg:x2="10.93cm" svg:y2="12.384cm">
          <text:p/>
        </draw:line>
        <draw:line draw:style-name="gr97" draw:layer="layout" svg:x1="10.853cm" svg:y1="12.46cm" svg:x2="11.006cm" svg:y2="12.46cm">
          <text:p/>
        </draw:line>
        <draw:line draw:style-name="gr97" draw:layer="layout" svg:x1="10.93cm" svg:y1="12.184cm" svg:x2="10.93cm" svg:y2="12.031cm">
          <text:p/>
        </draw:line>
        <draw:line draw:style-name="gr97" draw:layer="layout" svg:x1="10.853cm" svg:y1="12.108cm" svg:x2="11.006cm" svg:y2="12.108cm">
          <text:p/>
        </draw:line>
        <draw:line draw:style-name="gr97" draw:layer="layout" svg:x1="10.93cm" svg:y1="12.075cm" svg:x2="10.93cm" svg:y2="11.921cm">
          <text:p/>
        </draw:line>
        <draw:line draw:style-name="gr97" draw:layer="layout" svg:x1="10.853cm" svg:y1="11.998cm" svg:x2="11.006cm" svg:y2="11.998cm">
          <text:p/>
        </draw:line>
        <draw:line draw:style-name="gr97" draw:layer="layout" svg:x1="10.93cm" svg:y1="11.963cm" svg:x2="10.93cm" svg:y2="11.809cm">
          <text:p/>
        </draw:line>
        <draw:line draw:style-name="gr97" draw:layer="layout" svg:x1="10.853cm" svg:y1="11.886cm" svg:x2="11.006cm" svg:y2="11.886cm">
          <text:p/>
        </draw:line>
        <draw:line draw:style-name="gr97" draw:layer="layout" svg:x1="10.93cm" svg:y1="11.919cm" svg:x2="10.93cm" svg:y2="11.766cm">
          <text:p/>
        </draw:line>
        <draw:line draw:style-name="gr97" draw:layer="layout" svg:x1="10.853cm" svg:y1="11.842cm" svg:x2="11.006cm" svg:y2="11.842cm">
          <text:p/>
        </draw:line>
        <draw:line draw:style-name="gr97" draw:layer="layout" svg:x1="10.93cm" svg:y1="11.853cm" svg:x2="10.93cm" svg:y2="11.7cm">
          <text:p/>
        </draw:line>
        <draw:line draw:style-name="gr97" draw:layer="layout" svg:x1="10.853cm" svg:y1="11.777cm" svg:x2="11.006cm" svg:y2="11.777cm">
          <text:p/>
        </draw:line>
        <draw:line draw:style-name="gr97" draw:layer="layout" svg:x1="10.93cm" svg:y1="11.656cm" svg:x2="10.93cm" svg:y2="11.503cm">
          <text:p/>
        </draw:line>
        <draw:line draw:style-name="gr97" draw:layer="layout" svg:x1="10.853cm" svg:y1="11.579cm" svg:x2="11.006cm" svg:y2="11.579cm">
          <text:p/>
        </draw:line>
        <draw:line draw:style-name="gr97" draw:layer="layout" svg:x1="10.93cm" svg:y1="11.478cm" svg:x2="10.93cm" svg:y2="11.325cm">
          <text:p/>
        </draw:line>
        <draw:line draw:style-name="gr97" draw:layer="layout" svg:x1="10.853cm" svg:y1="11.402cm" svg:x2="11.006cm" svg:y2="11.402cm">
          <text:p/>
        </draw:line>
        <draw:line draw:style-name="gr97" draw:layer="layout" svg:x1="10.93cm" svg:y1="11.391cm" svg:x2="10.93cm" svg:y2="11.237cm">
          <text:p/>
        </draw:line>
        <draw:line draw:style-name="gr97" draw:layer="layout" svg:x1="10.853cm" svg:y1="11.314cm" svg:x2="11.006cm" svg:y2="11.314cm">
          <text:p/>
        </draw:line>
        <draw:line draw:style-name="gr97" draw:layer="layout" svg:x1="10.93cm" svg:y1="11.303cm" svg:x2="10.93cm" svg:y2="11.15cm">
          <text:p/>
        </draw:line>
        <draw:line draw:style-name="gr97" draw:layer="layout" svg:x1="10.853cm" svg:y1="11.227cm" svg:x2="11.006cm" svg:y2="11.227cm">
          <text:p/>
        </draw:line>
        <draw:line draw:style-name="gr97" draw:layer="layout" svg:x1="10.93cm" svg:y1="11.281cm" svg:x2="10.93cm" svg:y2="11.128cm">
          <text:p/>
        </draw:line>
        <draw:line draw:style-name="gr97" draw:layer="layout" svg:x1="10.853cm" svg:y1="11.205cm" svg:x2="11.006cm" svg:y2="11.205cm">
          <text:p/>
        </draw:line>
        <draw:line draw:style-name="gr97" draw:layer="layout" svg:x1="10.93cm" svg:y1="10.994cm" svg:x2="10.93cm" svg:y2="10.841cm">
          <text:p/>
        </draw:line>
        <draw:line draw:style-name="gr97" draw:layer="layout" svg:x1="10.853cm" svg:y1="10.917cm" svg:x2="11.006cm" svg:y2="10.917cm">
          <text:p/>
        </draw:line>
        <draw:line draw:style-name="gr97" draw:layer="layout" svg:x1="10.93cm" svg:y1="10.819cm" svg:x2="10.93cm" svg:y2="10.666cm">
          <text:p/>
        </draw:line>
        <draw:line draw:style-name="gr97" draw:layer="layout" svg:x1="10.853cm" svg:y1="10.742cm" svg:x2="11.006cm" svg:y2="10.742cm">
          <text:p/>
        </draw:line>
        <draw:line draw:style-name="gr97" draw:layer="layout" svg:x1="10.93cm" svg:y1="8.042cm" svg:x2="10.93cm" svg:y2="7.889cm">
          <text:p/>
        </draw:line>
        <draw:line draw:style-name="gr97" draw:layer="layout" svg:x1="10.853cm" svg:y1="7.965cm" svg:x2="11.006cm" svg:y2="7.965cm">
          <text:p/>
        </draw:line>
        <draw:line draw:style-name="gr97" draw:layer="layout" svg:x1="10.93cm" svg:y1="7.886cm" svg:x2="10.93cm" svg:y2="7.733cm">
          <text:p/>
        </draw:line>
        <draw:line draw:style-name="gr97" draw:layer="layout" svg:x1="10.853cm" svg:y1="7.81cm" svg:x2="11.006cm" svg:y2="7.81cm">
          <text:p/>
        </draw:line>
        <draw:line draw:style-name="gr97" draw:layer="layout" svg:x1="10.93cm" svg:y1="6.346cm" svg:x2="10.93cm" svg:y2="6.192cm">
          <text:p/>
        </draw:line>
        <draw:line draw:style-name="gr97" draw:layer="layout" svg:x1="10.853cm" svg:y1="6.269cm" svg:x2="11.006cm" svg:y2="6.269cm">
          <text:p/>
        </draw:line>
        <draw:line draw:style-name="gr97" draw:layer="layout" svg:x1="10.93cm" svg:y1="6.102cm" svg:x2="10.93cm" svg:y2="5.949cm">
          <text:p/>
        </draw:line>
        <draw:line draw:style-name="gr97" draw:layer="layout" svg:x1="10.853cm" svg:y1="6.026cm" svg:x2="11.006cm" svg:y2="6.026cm">
          <text:p/>
        </draw:line>
        <draw:line draw:style-name="gr97" draw:layer="layout" svg:x1="10.93cm" svg:y1="5.993cm" svg:x2="10.93cm" svg:y2="5.839cm">
          <text:p/>
        </draw:line>
        <draw:line draw:style-name="gr97" draw:layer="layout" svg:x1="10.853cm" svg:y1="5.916cm" svg:x2="11.006cm" svg:y2="5.916cm">
          <text:p/>
        </draw:line>
        <draw:line draw:style-name="gr97" draw:layer="layout" svg:x1="10.93cm" svg:y1="5.618cm" svg:x2="10.93cm" svg:y2="5.465cm">
          <text:p/>
        </draw:line>
        <draw:line draw:style-name="gr97" draw:layer="layout" svg:x1="10.853cm" svg:y1="5.541cm" svg:x2="11.006cm" svg:y2="5.541cm">
          <text:p/>
        </draw:line>
        <draw:line draw:style-name="gr97" draw:layer="layout" svg:x1="10.93cm" svg:y1="4.253cm" svg:x2="10.93cm" svg:y2="4.099cm">
          <text:p/>
        </draw:line>
        <draw:line draw:style-name="gr97" draw:layer="layout" svg:x1="10.853cm" svg:y1="4.176cm" svg:x2="11.006cm" svg:y2="4.176cm">
          <text:p/>
        </draw:line>
        <draw:line draw:style-name="gr97" draw:layer="layout" svg:x1="10.93cm" svg:y1="4.206cm" svg:x2="10.93cm" svg:y2="4.053cm">
          <text:p/>
        </draw:line>
        <draw:line draw:style-name="gr97" draw:layer="layout" svg:x1="10.853cm" svg:y1="4.13cm" svg:x2="11.006cm" svg:y2="4.13cm">
          <text:p/>
        </draw:line>
        <draw:line draw:style-name="gr97" draw:layer="layout" svg:x1="10.93cm" svg:y1="3.413cm" svg:x2="10.93cm" svg:y2="3.26cm">
          <text:p/>
        </draw:line>
        <draw:line draw:style-name="gr97" draw:layer="layout" svg:x1="10.853cm" svg:y1="3.336cm" svg:x2="11.006cm" svg:y2="3.336cm">
          <text:p/>
        </draw:line>
        <draw:line draw:style-name="gr97" draw:layer="layout" svg:x1="10.93cm" svg:y1="3.238cm" svg:x2="10.93cm" svg:y2="3.084cm">
          <text:p/>
        </draw:line>
        <draw:line draw:style-name="gr97" draw:layer="layout" svg:x1="10.853cm" svg:y1="3.161cm" svg:x2="11.006cm" svg:y2="3.161cm">
          <text:p/>
        </draw:line>
        <draw:line draw:style-name="gr97" draw:layer="layout" svg:x1="10.93cm" svg:y1="2.907cm" svg:x2="10.93cm" svg:y2="2.753cm">
          <text:p/>
        </draw:line>
        <draw:line draw:style-name="gr97" draw:layer="layout" svg:x1="10.853cm" svg:y1="2.83cm" svg:x2="11.006cm" svg:y2="2.83cm">
          <text:p/>
        </draw:line>
        <draw:line draw:style-name="gr97" draw:layer="layout" svg:x1="10.959cm" svg:y1="13.043cm" svg:x2="10.959cm" svg:y2="12.89cm">
          <text:p/>
        </draw:line>
        <draw:line draw:style-name="gr97" draw:layer="layout" svg:x1="10.882cm" svg:y1="12.967cm" svg:x2="11.035cm" svg:y2="12.967cm">
          <text:p/>
        </draw:line>
        <draw:line draw:style-name="gr97" draw:layer="layout" svg:x1="10.959cm" svg:y1="12.956cm" svg:x2="10.959cm" svg:y2="12.802cm">
          <text:p/>
        </draw:line>
        <draw:line draw:style-name="gr97" draw:layer="layout" svg:x1="10.882cm" svg:y1="12.879cm" svg:x2="11.035cm" svg:y2="12.879cm">
          <text:p/>
        </draw:line>
        <draw:line draw:style-name="gr97" draw:layer="layout" svg:x1="10.959cm" svg:y1="12.89cm" svg:x2="10.959cm" svg:y2="12.737cm">
          <text:p/>
        </draw:line>
        <draw:line draw:style-name="gr97" draw:layer="layout" svg:x1="10.882cm" svg:y1="12.813cm" svg:x2="11.035cm" svg:y2="12.813cm">
          <text:p/>
        </draw:line>
        <draw:line draw:style-name="gr97" draw:layer="layout" svg:x1="10.959cm" svg:y1="12.559cm" svg:x2="10.959cm" svg:y2="12.406cm">
          <text:p/>
        </draw:line>
        <draw:line draw:style-name="gr97" draw:layer="layout" svg:x1="10.882cm" svg:y1="12.482cm" svg:x2="11.035cm" svg:y2="12.482cm">
          <text:p/>
        </draw:line>
        <draw:line draw:style-name="gr97" draw:layer="layout" svg:x1="10.959cm" svg:y1="12.118cm" svg:x2="10.959cm" svg:y2="11.965cm">
          <text:p/>
        </draw:line>
        <draw:line draw:style-name="gr97" draw:layer="layout" svg:x1="10.882cm" svg:y1="12.042cm" svg:x2="11.035cm" svg:y2="12.042cm">
          <text:p/>
        </draw:line>
        <draw:line draw:style-name="gr97" draw:layer="layout" svg:x1="10.959cm" svg:y1="6.433cm" svg:x2="10.959cm" svg:y2="6.28cm">
          <text:p/>
        </draw:line>
        <draw:line draw:style-name="gr97" draw:layer="layout" svg:x1="10.882cm" svg:y1="6.357cm" svg:x2="11.035cm" svg:y2="6.357cm">
          <text:p/>
        </draw:line>
        <draw:line draw:style-name="gr97" draw:layer="layout" svg:x1="10.959cm" svg:y1="6.19cm" svg:x2="10.959cm" svg:y2="6.037cm">
          <text:p/>
        </draw:line>
        <draw:line draw:style-name="gr97" draw:layer="layout" svg:x1="10.882cm" svg:y1="6.113cm" svg:x2="11.035cm" svg:y2="6.113cm">
          <text:p/>
        </draw:line>
        <draw:line draw:style-name="gr97" draw:layer="layout" svg:x1="10.959cm" svg:y1="5.883cm" svg:x2="10.959cm" svg:y2="5.73cm">
          <text:p/>
        </draw:line>
        <draw:line draw:style-name="gr97" draw:layer="layout" svg:x1="10.882cm" svg:y1="5.807cm" svg:x2="11.035cm" svg:y2="5.807cm">
          <text:p/>
        </draw:line>
        <draw:line draw:style-name="gr97" draw:layer="layout" svg:x1="10.959cm" svg:y1="5.508cm" svg:x2="10.959cm" svg:y2="5.355cm">
          <text:p/>
        </draw:line>
        <draw:line draw:style-name="gr97" draw:layer="layout" svg:x1="10.882cm" svg:y1="5.432cm" svg:x2="11.035cm" svg:y2="5.432cm">
          <text:p/>
        </draw:line>
        <draw:line draw:style-name="gr97" draw:layer="layout" svg:x1="10.959cm" svg:y1="5.418cm" svg:x2="10.959cm" svg:y2="5.265cm">
          <text:p/>
        </draw:line>
        <draw:line draw:style-name="gr97" draw:layer="layout" svg:x1="10.882cm" svg:y1="5.342cm" svg:x2="11.035cm" svg:y2="5.342cm">
          <text:p/>
        </draw:line>
        <draw:line draw:style-name="gr97" draw:layer="layout" svg:x1="10.959cm" svg:y1="5.375cm" svg:x2="10.959cm" svg:y2="5.221cm">
          <text:p/>
        </draw:line>
        <draw:line draw:style-name="gr97" draw:layer="layout" svg:x1="10.882cm" svg:y1="5.298cm" svg:x2="11.035cm" svg:y2="5.298cm">
          <text:p/>
        </draw:line>
        <draw:line draw:style-name="gr97" draw:layer="layout" svg:x1="10.959cm" svg:y1="5.265cm" svg:x2="10.959cm" svg:y2="5.112cm">
          <text:p/>
        </draw:line>
        <draw:line draw:style-name="gr97" draw:layer="layout" svg:x1="10.882cm" svg:y1="5.188cm" svg:x2="11.035cm" svg:y2="5.188cm">
          <text:p/>
        </draw:line>
        <draw:line draw:style-name="gr97" draw:layer="layout" svg:x1="10.959cm" svg:y1="5.243cm" svg:x2="10.959cm" svg:y2="5.09cm">
          <text:p/>
        </draw:line>
        <draw:line draw:style-name="gr97" draw:layer="layout" svg:x1="10.882cm" svg:y1="5.166cm" svg:x2="11.035cm" svg:y2="5.166cm">
          <text:p/>
        </draw:line>
        <draw:line draw:style-name="gr97" draw:layer="layout" svg:x1="10.959cm" svg:y1="4.671cm" svg:x2="10.959cm" svg:y2="4.518cm">
          <text:p/>
        </draw:line>
        <draw:line draw:style-name="gr97" draw:layer="layout" svg:x1="10.882cm" svg:y1="4.595cm" svg:x2="11.035cm" svg:y2="4.595cm">
          <text:p/>
        </draw:line>
        <draw:line draw:style-name="gr97" draw:layer="layout" svg:x1="10.959cm" svg:y1="4.649cm" svg:x2="10.959cm" svg:y2="4.496cm">
          <text:p/>
        </draw:line>
        <draw:line draw:style-name="gr97" draw:layer="layout" svg:x1="10.882cm" svg:y1="4.573cm" svg:x2="11.035cm" svg:y2="4.573cm">
          <text:p/>
        </draw:line>
        <draw:line draw:style-name="gr97" draw:layer="layout" svg:x1="10.959cm" svg:y1="4.515cm" svg:x2="10.959cm" svg:y2="4.362cm">
          <text:p/>
        </draw:line>
        <draw:line draw:style-name="gr97" draw:layer="layout" svg:x1="10.882cm" svg:y1="4.439cm" svg:x2="11.035cm" svg:y2="4.439cm">
          <text:p/>
        </draw:line>
        <draw:line draw:style-name="gr97" draw:layer="layout" svg:x1="10.959cm" svg:y1="4.009cm" svg:x2="10.959cm" svg:y2="3.856cm">
          <text:p/>
        </draw:line>
        <draw:line draw:style-name="gr97" draw:layer="layout" svg:x1="10.882cm" svg:y1="3.933cm" svg:x2="11.035cm" svg:y2="3.933cm">
          <text:p/>
        </draw:line>
        <draw:line draw:style-name="gr97" draw:layer="layout" svg:x1="10.959cm" svg:y1="3.788cm" svg:x2="10.959cm" svg:y2="3.634cm">
          <text:p/>
        </draw:line>
        <draw:line draw:style-name="gr97" draw:layer="layout" svg:x1="10.882cm" svg:y1="3.711cm" svg:x2="11.035cm" svg:y2="3.711cm">
          <text:p/>
        </draw:line>
        <draw:line draw:style-name="gr97" draw:layer="layout" svg:x1="10.959cm" svg:y1="3.678cm" svg:x2="10.959cm" svg:y2="3.525cm">
          <text:p/>
        </draw:line>
        <draw:line draw:style-name="gr97" draw:layer="layout" svg:x1="10.882cm" svg:y1="3.602cm" svg:x2="11.035cm" svg:y2="3.602cm">
          <text:p/>
        </draw:line>
        <draw:line draw:style-name="gr97" draw:layer="layout" svg:x1="10.959cm" svg:y1="3.503cm" svg:x2="10.959cm" svg:y2="3.35cm">
          <text:p/>
        </draw:line>
        <draw:line draw:style-name="gr97" draw:layer="layout" svg:x1="10.882cm" svg:y1="3.426cm" svg:x2="11.035cm" svg:y2="3.426cm">
          <text:p/>
        </draw:line>
        <draw:line draw:style-name="gr97" draw:layer="layout" svg:x1="10.959cm" svg:y1="3.303cm" svg:x2="10.959cm" svg:y2="3.15cm">
          <text:p/>
        </draw:line>
        <draw:line draw:style-name="gr97" draw:layer="layout" svg:x1="10.882cm" svg:y1="3.227cm" svg:x2="11.035cm" svg:y2="3.227cm">
          <text:p/>
        </draw:line>
        <draw:line draw:style-name="gr97" draw:layer="layout" svg:x1="10.959cm" svg:y1="3.216cm" svg:x2="10.959cm" svg:y2="3.062cm">
          <text:p/>
        </draw:line>
        <draw:line draw:style-name="gr97" draw:layer="layout" svg:x1="10.882cm" svg:y1="3.139cm" svg:x2="11.035cm" svg:y2="3.139cm">
          <text:p/>
        </draw:line>
        <draw:line draw:style-name="gr97" draw:layer="layout" svg:x1="10.99cm" svg:y1="13.175cm" svg:x2="10.99cm" svg:y2="13.021cm">
          <text:p/>
        </draw:line>
        <draw:line draw:style-name="gr97" draw:layer="layout" svg:x1="10.914cm" svg:y1="13.098cm" svg:x2="11.067cm" svg:y2="13.098cm">
          <text:p/>
        </draw:line>
        <draw:line draw:style-name="gr97" draw:layer="layout" svg:x1="10.99cm" svg:y1="12.647cm" svg:x2="10.99cm" svg:y2="12.493cm">
          <text:p/>
        </draw:line>
        <draw:line draw:style-name="gr97" draw:layer="layout" svg:x1="10.914cm" svg:y1="12.57cm" svg:x2="11.067cm" svg:y2="12.57cm">
          <text:p/>
        </draw:line>
        <draw:line draw:style-name="gr97" draw:layer="layout" svg:x1="10.99cm" svg:y1="12.406cm" svg:x2="10.99cm" svg:y2="12.252cm">
          <text:p/>
        </draw:line>
        <draw:line draw:style-name="gr97" draw:layer="layout" svg:x1="10.914cm" svg:y1="12.329cm" svg:x2="11.067cm" svg:y2="12.329cm">
          <text:p/>
        </draw:line>
        <draw:line draw:style-name="gr97" draw:layer="layout" svg:x1="10.99cm" svg:y1="11.678cm" svg:x2="10.99cm" svg:y2="11.525cm">
          <text:p/>
        </draw:line>
        <draw:line draw:style-name="gr97" draw:layer="layout" svg:x1="10.914cm" svg:y1="11.601cm" svg:x2="11.067cm" svg:y2="11.601cm">
          <text:p/>
        </draw:line>
        <draw:line draw:style-name="gr97" draw:layer="layout" svg:x1="10.99cm" svg:y1="8.989cm" svg:x2="10.99cm" svg:y2="8.835cm">
          <text:p/>
        </draw:line>
        <draw:line draw:style-name="gr97" draw:layer="layout" svg:x1="10.914cm" svg:y1="8.912cm" svg:x2="11.067cm" svg:y2="8.912cm">
          <text:p/>
        </draw:line>
        <draw:line draw:style-name="gr97" draw:layer="layout" svg:x1="10.99cm" svg:y1="7.139cm" svg:x2="10.99cm" svg:y2="6.986cm">
          <text:p/>
        </draw:line>
        <draw:line draw:style-name="gr97" draw:layer="layout" svg:x1="10.914cm" svg:y1="7.062cm" svg:x2="11.067cm" svg:y2="7.062cm">
          <text:p/>
        </draw:line>
        <draw:line draw:style-name="gr97" draw:layer="layout" svg:x1="10.99cm" svg:y1="6.83cm" svg:x2="10.99cm" svg:y2="6.677cm">
          <text:p/>
        </draw:line>
        <draw:line draw:style-name="gr97" draw:layer="layout" svg:x1="10.914cm" svg:y1="6.753cm" svg:x2="11.067cm" svg:y2="6.753cm">
          <text:p/>
        </draw:line>
        <draw:line draw:style-name="gr97" draw:layer="layout" svg:x1="10.99cm" svg:y1="6.212cm" svg:x2="10.99cm" svg:y2="6.058cm">
          <text:p/>
        </draw:line>
        <draw:line draw:style-name="gr97" draw:layer="layout" svg:x1="10.914cm" svg:y1="6.135cm" svg:x2="11.067cm" svg:y2="6.135cm">
          <text:p/>
        </draw:line>
        <draw:line draw:style-name="gr97" draw:layer="layout" svg:x1="10.99cm" svg:y1="6.124cm" svg:x2="10.99cm" svg:y2="5.971cm">
          <text:p/>
        </draw:line>
        <draw:line draw:style-name="gr97" draw:layer="layout" svg:x1="10.914cm" svg:y1="6.047cm" svg:x2="11.067cm" svg:y2="6.047cm">
          <text:p/>
        </draw:line>
        <draw:line draw:style-name="gr97" draw:layer="layout" svg:x1="10.99cm" svg:y1="6.058cm" svg:x2="10.99cm" svg:y2="5.905cm">
          <text:p/>
        </draw:line>
        <draw:line draw:style-name="gr97" draw:layer="layout" svg:x1="10.914cm" svg:y1="5.982cm" svg:x2="11.067cm" svg:y2="5.982cm">
          <text:p/>
        </draw:line>
        <draw:line draw:style-name="gr97" draw:layer="layout" svg:x1="10.99cm" svg:y1="6.015cm" svg:x2="10.99cm" svg:y2="5.861cm">
          <text:p/>
        </draw:line>
        <draw:line draw:style-name="gr97" draw:layer="layout" svg:x1="10.914cm" svg:y1="5.938cm" svg:x2="11.067cm" svg:y2="5.938cm">
          <text:p/>
        </draw:line>
        <draw:line draw:style-name="gr97" draw:layer="layout" svg:x1="10.99cm" svg:y1="5.684cm" svg:x2="10.99cm" svg:y2="5.53cm">
          <text:p/>
        </draw:line>
        <draw:line draw:style-name="gr97" draw:layer="layout" svg:x1="10.914cm" svg:y1="5.607cm" svg:x2="11.067cm" svg:y2="5.607cm">
          <text:p/>
        </draw:line>
        <draw:line draw:style-name="gr97" draw:layer="layout" svg:x1="10.99cm" svg:y1="5.134cm" svg:x2="10.99cm" svg:y2="4.98cm">
          <text:p/>
        </draw:line>
        <draw:line draw:style-name="gr97" draw:layer="layout" svg:x1="10.914cm" svg:y1="5.057cm" svg:x2="11.067cm" svg:y2="5.057cm">
          <text:p/>
        </draw:line>
        <draw:line draw:style-name="gr97" draw:layer="layout" svg:x1="10.99cm" svg:y1="4.759cm" svg:x2="10.99cm" svg:y2="4.606cm">
          <text:p/>
        </draw:line>
        <draw:line draw:style-name="gr97" draw:layer="layout" svg:x1="10.914cm" svg:y1="4.682cm" svg:x2="11.067cm" svg:y2="4.682cm">
          <text:p/>
        </draw:line>
        <draw:line draw:style-name="gr97" draw:layer="layout" svg:x1="10.99cm" svg:y1="4.737cm" svg:x2="10.99cm" svg:y2="4.584cm">
          <text:p/>
        </draw:line>
        <draw:line draw:style-name="gr97" draw:layer="layout" svg:x1="10.914cm" svg:y1="4.66cm" svg:x2="11.067cm" svg:y2="4.66cm">
          <text:p/>
        </draw:line>
        <draw:line draw:style-name="gr97" draw:layer="layout" svg:x1="10.99cm" svg:y1="4.296cm" svg:x2="10.99cm" svg:y2="4.143cm">
          <text:p/>
        </draw:line>
        <draw:line draw:style-name="gr97" draw:layer="layout" svg:x1="10.914cm" svg:y1="4.22cm" svg:x2="11.067cm" svg:y2="4.22cm">
          <text:p/>
        </draw:line>
        <draw:line draw:style-name="gr97" draw:layer="layout" svg:x1="10.99cm" svg:y1="4.275cm" svg:x2="10.99cm" svg:y2="4.121cm">
          <text:p/>
        </draw:line>
        <draw:line draw:style-name="gr97" draw:layer="layout" svg:x1="10.914cm" svg:y1="4.198cm" svg:x2="11.067cm" svg:y2="4.198cm">
          <text:p/>
        </draw:line>
        <draw:line draw:style-name="gr97" draw:layer="layout" svg:x1="10.99cm" svg:y1="3.987cm" svg:x2="10.99cm" svg:y2="3.834cm">
          <text:p/>
        </draw:line>
        <draw:line draw:style-name="gr97" draw:layer="layout" svg:x1="10.914cm" svg:y1="3.911cm" svg:x2="11.067cm" svg:y2="3.911cm">
          <text:p/>
        </draw:line>
        <draw:line draw:style-name="gr97" draw:layer="layout" svg:x1="10.99cm" svg:y1="3.944cm" svg:x2="10.99cm" svg:y2="3.79cm">
          <text:p/>
        </draw:line>
        <draw:line draw:style-name="gr97" draw:layer="layout" svg:x1="10.914cm" svg:y1="3.867cm" svg:x2="11.067cm" svg:y2="3.867cm">
          <text:p/>
        </draw:line>
        <draw:line draw:style-name="gr97" draw:layer="layout" svg:x1="10.99cm" svg:y1="3.788cm" svg:x2="10.99cm" svg:y2="3.634cm">
          <text:p/>
        </draw:line>
        <draw:line draw:style-name="gr97" draw:layer="layout" svg:x1="10.914cm" svg:y1="3.711cm" svg:x2="11.067cm" svg:y2="3.711cm">
          <text:p/>
        </draw:line>
        <draw:line draw:style-name="gr97" draw:layer="layout" svg:x1="10.99cm" svg:y1="3.744cm" svg:x2="10.99cm" svg:y2="3.591cm">
          <text:p/>
        </draw:line>
        <draw:line draw:style-name="gr97" draw:layer="layout" svg:x1="10.914cm" svg:y1="3.667cm" svg:x2="11.067cm" svg:y2="3.667cm">
          <text:p/>
        </draw:line>
        <draw:line draw:style-name="gr97" draw:layer="layout" svg:x1="10.99cm" svg:y1="3.041cm" svg:x2="10.99cm" svg:y2="2.887cm">
          <text:p/>
        </draw:line>
        <draw:line draw:style-name="gr97" draw:layer="layout" svg:x1="10.914cm" svg:y1="2.964cm" svg:x2="11.067cm" svg:y2="2.964cm">
          <text:p/>
        </draw:line>
        <draw:line draw:style-name="gr97" draw:layer="layout" svg:x1="10.99cm" svg:y1="2.929cm" svg:x2="10.99cm" svg:y2="2.775cm">
          <text:p/>
        </draw:line>
        <draw:line draw:style-name="gr97" draw:layer="layout" svg:x1="10.914cm" svg:y1="2.852cm" svg:x2="11.067cm" svg:y2="2.852cm">
          <text:p/>
        </draw:line>
        <draw:line draw:style-name="gr97" draw:layer="layout" svg:x1="10.99cm" svg:y1="2.841cm" svg:x2="10.99cm" svg:y2="2.688cm">
          <text:p/>
        </draw:line>
        <draw:line draw:style-name="gr97" draw:layer="layout" svg:x1="10.914cm" svg:y1="2.764cm" svg:x2="11.067cm" svg:y2="2.764cm">
          <text:p/>
        </draw:line>
        <draw:line draw:style-name="gr97" draw:layer="layout" svg:x1="11.02cm" svg:y1="13.396cm" svg:x2="11.02cm" svg:y2="13.243cm">
          <text:p/>
        </draw:line>
        <draw:line draw:style-name="gr97" draw:layer="layout" svg:x1="10.943cm" svg:y1="13.32cm" svg:x2="11.096cm" svg:y2="13.32cm">
          <text:p/>
        </draw:line>
        <draw:line draw:style-name="gr97" draw:layer="layout" svg:x1="11.02cm" svg:y1="13.287cm" svg:x2="11.02cm" svg:y2="13.133cm">
          <text:p/>
        </draw:line>
        <draw:line draw:style-name="gr97" draw:layer="layout" svg:x1="10.943cm" svg:y1="13.21cm" svg:x2="11.096cm" svg:y2="13.21cm">
          <text:p/>
        </draw:line>
        <draw:line draw:style-name="gr97" draw:layer="layout" svg:x1="11.02cm" svg:y1="12.625cm" svg:x2="11.02cm" svg:y2="12.471cm">
          <text:p/>
        </draw:line>
        <draw:line draw:style-name="gr97" draw:layer="layout" svg:x1="10.943cm" svg:y1="12.548cm" svg:x2="11.096cm" svg:y2="12.548cm">
          <text:p/>
        </draw:line>
        <draw:line draw:style-name="gr97" draw:layer="layout" svg:x1="11.02cm" svg:y1="12.471cm" svg:x2="11.02cm" svg:y2="12.318cm">
          <text:p/>
        </draw:line>
        <draw:line draw:style-name="gr97" draw:layer="layout" svg:x1="10.943cm" svg:y1="12.395cm" svg:x2="11.096cm" svg:y2="12.395cm">
          <text:p/>
        </draw:line>
        <draw:line draw:style-name="gr97" draw:layer="layout" svg:x1="11.02cm" svg:y1="12.228cm" svg:x2="11.02cm" svg:y2="12.075cm">
          <text:p/>
        </draw:line>
        <draw:line draw:style-name="gr97" draw:layer="layout" svg:x1="10.943cm" svg:y1="12.151cm" svg:x2="11.096cm" svg:y2="12.151cm">
          <text:p/>
        </draw:line>
        <draw:line draw:style-name="gr97" draw:layer="layout" svg:x1="11.02cm" svg:y1="12.14cm" svg:x2="11.02cm" svg:y2="11.987cm">
          <text:p/>
        </draw:line>
        <draw:line draw:style-name="gr97" draw:layer="layout" svg:x1="10.943cm" svg:y1="12.064cm" svg:x2="11.096cm" svg:y2="12.064cm">
          <text:p/>
        </draw:line>
        <draw:line draw:style-name="gr97" draw:layer="layout" svg:x1="11.02cm" svg:y1="9.342cm" svg:x2="11.02cm" svg:y2="9.188cm">
          <text:p/>
        </draw:line>
        <draw:line draw:style-name="gr97" draw:layer="layout" svg:x1="10.943cm" svg:y1="9.265cm" svg:x2="11.096cm" svg:y2="9.265cm">
          <text:p/>
        </draw:line>
        <draw:line draw:style-name="gr97" draw:layer="layout" svg:x1="11.02cm" svg:y1="9.276cm" svg:x2="11.02cm" svg:y2="9.123cm">
          <text:p/>
        </draw:line>
        <draw:line draw:style-name="gr97" draw:layer="layout" svg:x1="10.943cm" svg:y1="9.199cm" svg:x2="11.096cm" svg:y2="9.199cm">
          <text:p/>
        </draw:line>
        <draw:line draw:style-name="gr97" draw:layer="layout" svg:x1="11.02cm" svg:y1="9.21cm" svg:x2="11.02cm" svg:y2="9.057cm">
          <text:p/>
        </draw:line>
        <draw:line draw:style-name="gr97" draw:layer="layout" svg:x1="10.943cm" svg:y1="9.133cm" svg:x2="11.096cm" svg:y2="9.133cm">
          <text:p/>
        </draw:line>
        <draw:line draw:style-name="gr97" draw:layer="layout" svg:x1="11.02cm" svg:y1="7.514cm" svg:x2="11.02cm" svg:y2="7.361cm">
          <text:p/>
        </draw:line>
        <draw:line draw:style-name="gr97" draw:layer="layout" svg:x1="10.943cm" svg:y1="7.437cm" svg:x2="11.096cm" svg:y2="7.437cm">
          <text:p/>
        </draw:line>
        <draw:line draw:style-name="gr97" draw:layer="layout" svg:x1="11.02cm" svg:y1="7.27cm" svg:x2="11.02cm" svg:y2="7.117cm">
          <text:p/>
        </draw:line>
        <draw:line draw:style-name="gr97" draw:layer="layout" svg:x1="10.943cm" svg:y1="7.194cm" svg:x2="11.096cm" svg:y2="7.194cm">
          <text:p/>
        </draw:line>
        <draw:line draw:style-name="gr97" draw:layer="layout" svg:x1="11.02cm" svg:y1="7.249cm" svg:x2="11.02cm" svg:y2="7.095cm">
          <text:p/>
        </draw:line>
        <draw:line draw:style-name="gr97" draw:layer="layout" svg:x1="10.943cm" svg:y1="7.172cm" svg:x2="11.096cm" svg:y2="7.172cm">
          <text:p/>
        </draw:line>
        <draw:line draw:style-name="gr97" draw:layer="layout" svg:x1="11.02cm" svg:y1="6.699cm" svg:x2="11.02cm" svg:y2="6.545cm">
          <text:p/>
        </draw:line>
        <draw:line draw:style-name="gr97" draw:layer="layout" svg:x1="10.943cm" svg:y1="6.622cm" svg:x2="11.096cm" svg:y2="6.622cm">
          <text:p/>
        </draw:line>
        <draw:line draw:style-name="gr97" draw:layer="layout" svg:x1="11.02cm" svg:y1="6.455cm" svg:x2="11.02cm" svg:y2="6.302cm">
          <text:p/>
        </draw:line>
        <draw:line draw:style-name="gr97" draw:layer="layout" svg:x1="10.943cm" svg:y1="6.378cm" svg:x2="11.096cm" svg:y2="6.378cm">
          <text:p/>
        </draw:line>
        <draw:line draw:style-name="gr97" draw:layer="layout" svg:x1="11.02cm" svg:y1="5.771cm" svg:x2="11.02cm" svg:y2="5.618cm">
          <text:p/>
        </draw:line>
        <draw:line draw:style-name="gr97" draw:layer="layout" svg:x1="10.943cm" svg:y1="5.695cm" svg:x2="11.096cm" svg:y2="5.695cm">
          <text:p/>
        </draw:line>
        <draw:line draw:style-name="gr97" draw:layer="layout" svg:x1="11.02cm" svg:y1="5.199cm" svg:x2="11.02cm" svg:y2="5.046cm">
          <text:p/>
        </draw:line>
        <draw:line draw:style-name="gr97" draw:layer="layout" svg:x1="10.943cm" svg:y1="5.123cm" svg:x2="11.096cm" svg:y2="5.123cm">
          <text:p/>
        </draw:line>
        <draw:line draw:style-name="gr97" draw:layer="layout" svg:x1="11.02cm" svg:y1="5.044cm" svg:x2="11.02cm" svg:y2="4.89cm">
          <text:p/>
        </draw:line>
        <draw:line draw:style-name="gr97" draw:layer="layout" svg:x1="10.943cm" svg:y1="4.967cm" svg:x2="11.096cm" svg:y2="4.967cm">
          <text:p/>
        </draw:line>
        <draw:line draw:style-name="gr97" draw:layer="layout" svg:x1="11.02cm" svg:y1="4.825cm" svg:x2="11.02cm" svg:y2="4.671cm">
          <text:p/>
        </draw:line>
        <draw:line draw:style-name="gr97" draw:layer="layout" svg:x1="10.943cm" svg:y1="4.748cm" svg:x2="11.096cm" svg:y2="4.748cm">
          <text:p/>
        </draw:line>
        <draw:line draw:style-name="gr97" draw:layer="layout" svg:x1="11.02cm" svg:y1="4.559cm" svg:x2="11.02cm" svg:y2="4.406cm">
          <text:p/>
        </draw:line>
        <draw:line draw:style-name="gr97" draw:layer="layout" svg:x1="10.943cm" svg:y1="4.483cm" svg:x2="11.096cm" svg:y2="4.483cm">
          <text:p/>
        </draw:line>
        <draw:line draw:style-name="gr97" draw:layer="layout" svg:x1="11.02cm" svg:y1="4.494cm" svg:x2="11.02cm" svg:y2="4.34cm">
          <text:p/>
        </draw:line>
        <draw:line draw:style-name="gr97" draw:layer="layout" svg:x1="10.943cm" svg:y1="4.417cm" svg:x2="11.096cm" svg:y2="4.417cm">
          <text:p/>
        </draw:line>
        <draw:line draw:style-name="gr97" draw:layer="layout" svg:x1="11.02cm" svg:y1="3.944cm" svg:x2="11.02cm" svg:y2="3.79cm">
          <text:p/>
        </draw:line>
        <draw:line draw:style-name="gr97" draw:layer="layout" svg:x1="10.943cm" svg:y1="3.867cm" svg:x2="11.096cm" svg:y2="3.867cm">
          <text:p/>
        </draw:line>
        <draw:line draw:style-name="gr97" draw:layer="layout" svg:x1="11.02cm" svg:y1="3.856cm" svg:x2="11.02cm" svg:y2="3.703cm">
          <text:p/>
        </draw:line>
        <draw:line draw:style-name="gr97" draw:layer="layout" svg:x1="10.943cm" svg:y1="3.779cm" svg:x2="11.096cm" svg:y2="3.779cm">
          <text:p/>
        </draw:line>
        <draw:line draw:style-name="gr97" draw:layer="layout" svg:x1="11.02cm" svg:y1="3.569cm" svg:x2="11.02cm" svg:y2="3.415cm">
          <text:p/>
        </draw:line>
        <draw:line draw:style-name="gr97" draw:layer="layout" svg:x1="10.943cm" svg:y1="3.492cm" svg:x2="11.096cm" svg:y2="3.492cm">
          <text:p/>
        </draw:line>
        <draw:line draw:style-name="gr97" draw:layer="layout" svg:x1="11.02cm" svg:y1="3.413cm" svg:x2="11.02cm" svg:y2="3.26cm">
          <text:p/>
        </draw:line>
        <draw:line draw:style-name="gr97" draw:layer="layout" svg:x1="10.943cm" svg:y1="3.336cm" svg:x2="11.096cm" svg:y2="3.336cm">
          <text:p/>
        </draw:line>
        <draw:line draw:style-name="gr97" draw:layer="layout" svg:x1="11.02cm" svg:y1="3.391cm" svg:x2="11.02cm" svg:y2="3.238cm">
          <text:p/>
        </draw:line>
        <draw:line draw:style-name="gr97" draw:layer="layout" svg:x1="10.943cm" svg:y1="3.314cm" svg:x2="11.096cm" svg:y2="3.314cm">
          <text:p/>
        </draw:line>
        <draw:line draw:style-name="gr97" draw:layer="layout" svg:x1="11.02cm" svg:y1="3.216cm" svg:x2="11.02cm" svg:y2="3.062cm">
          <text:p/>
        </draw:line>
        <draw:line draw:style-name="gr97" draw:layer="layout" svg:x1="10.943cm" svg:y1="3.139cm" svg:x2="11.096cm" svg:y2="3.139cm">
          <text:p/>
        </draw:line>
        <draw:line draw:style-name="gr97" draw:layer="layout" svg:x1="11.051cm" svg:y1="13.396cm" svg:x2="11.051cm" svg:y2="13.243cm">
          <text:p/>
        </draw:line>
        <draw:line draw:style-name="gr97" draw:layer="layout" svg:x1="10.975cm" svg:y1="13.32cm" svg:x2="11.128cm" svg:y2="13.32cm">
          <text:p/>
        </draw:line>
        <draw:line draw:style-name="gr97" draw:layer="layout" svg:x1="11.051cm" svg:y1="13.374cm" svg:x2="11.051cm" svg:y2="13.221cm">
          <text:p/>
        </draw:line>
        <draw:line draw:style-name="gr97" draw:layer="layout" svg:x1="10.975cm" svg:y1="13.298cm" svg:x2="11.128cm" svg:y2="13.298cm">
          <text:p/>
        </draw:line>
        <draw:line draw:style-name="gr97" draw:layer="layout" svg:x1="11.051cm" svg:y1="13.265cm" svg:x2="11.051cm" svg:y2="13.111cm">
          <text:p/>
        </draw:line>
        <draw:line draw:style-name="gr97" draw:layer="layout" svg:x1="10.975cm" svg:y1="13.188cm" svg:x2="11.128cm" svg:y2="13.188cm">
          <text:p/>
        </draw:line>
        <draw:line draw:style-name="gr97" draw:layer="layout" svg:x1="11.051cm" svg:y1="13.087cm" svg:x2="11.051cm" svg:y2="12.934cm">
          <text:p/>
        </draw:line>
        <draw:line draw:style-name="gr97" draw:layer="layout" svg:x1="10.975cm" svg:y1="13.01cm" svg:x2="11.128cm" svg:y2="13.01cm">
          <text:p/>
        </draw:line>
        <draw:line draw:style-name="gr97" draw:layer="layout" svg:x1="11.051cm" svg:y1="9.694cm" svg:x2="11.051cm" svg:y2="9.541cm">
          <text:p/>
        </draw:line>
        <draw:line draw:style-name="gr97" draw:layer="layout" svg:x1="10.975cm" svg:y1="9.618cm" svg:x2="11.128cm" svg:y2="9.618cm">
          <text:p/>
        </draw:line>
        <draw:line draw:style-name="gr97" draw:layer="layout" svg:x1="11.051cm" svg:y1="7.998cm" svg:x2="11.051cm" svg:y2="7.845cm">
          <text:p/>
        </draw:line>
        <draw:line draw:style-name="gr97" draw:layer="layout" svg:x1="10.975cm" svg:y1="7.921cm" svg:x2="11.128cm" svg:y2="7.921cm">
          <text:p/>
        </draw:line>
        <draw:line draw:style-name="gr97" draw:layer="layout" svg:x1="11.051cm" svg:y1="7.777cm" svg:x2="11.051cm" svg:y2="7.623cm">
          <text:p/>
        </draw:line>
        <draw:line draw:style-name="gr97" draw:layer="layout" svg:x1="10.975cm" svg:y1="7.7cm" svg:x2="11.128cm" svg:y2="7.7cm">
          <text:p/>
        </draw:line>
        <draw:line draw:style-name="gr97" draw:layer="layout" svg:x1="11.051cm" svg:y1="7.536cm" svg:x2="11.051cm" svg:y2="7.382cm">
          <text:p/>
        </draw:line>
        <draw:line draw:style-name="gr97" draw:layer="layout" svg:x1="10.975cm" svg:y1="7.459cm" svg:x2="11.128cm" svg:y2="7.459cm">
          <text:p/>
        </draw:line>
        <draw:line draw:style-name="gr97" draw:layer="layout" svg:x1="11.051cm" svg:y1="7.161cm" svg:x2="11.051cm" svg:y2="7.008cm">
          <text:p/>
        </draw:line>
        <draw:line draw:style-name="gr97" draw:layer="layout" svg:x1="10.975cm" svg:y1="7.084cm" svg:x2="11.128cm" svg:y2="7.084cm">
          <text:p/>
        </draw:line>
        <draw:line draw:style-name="gr97" draw:layer="layout" svg:x1="11.051cm" svg:y1="7.005cm" svg:x2="11.051cm" svg:y2="6.852cm">
          <text:p/>
        </draw:line>
        <draw:line draw:style-name="gr97" draw:layer="layout" svg:x1="10.975cm" svg:y1="6.929cm" svg:x2="11.128cm" svg:y2="6.929cm">
          <text:p/>
        </draw:line>
        <draw:line draw:style-name="gr97" draw:layer="layout" svg:x1="11.051cm" svg:y1="6.433cm" svg:x2="11.051cm" svg:y2="6.28cm">
          <text:p/>
        </draw:line>
        <draw:line draw:style-name="gr97" draw:layer="layout" svg:x1="10.975cm" svg:y1="6.357cm" svg:x2="11.128cm" svg:y2="6.357cm">
          <text:p/>
        </draw:line>
        <draw:line draw:style-name="gr97" draw:layer="layout" svg:x1="11.051cm" svg:y1="5.684cm" svg:x2="11.051cm" svg:y2="5.53cm">
          <text:p/>
        </draw:line>
        <draw:line draw:style-name="gr97" draw:layer="layout" svg:x1="10.975cm" svg:y1="5.607cm" svg:x2="11.128cm" svg:y2="5.607cm">
          <text:p/>
        </draw:line>
        <draw:line draw:style-name="gr97" draw:layer="layout" svg:x1="11.051cm" svg:y1="5.418cm" svg:x2="11.051cm" svg:y2="5.265cm">
          <text:p/>
        </draw:line>
        <draw:line draw:style-name="gr97" draw:layer="layout" svg:x1="10.975cm" svg:y1="5.342cm" svg:x2="11.128cm" svg:y2="5.342cm">
          <text:p/>
        </draw:line>
        <draw:line draw:style-name="gr97" draw:layer="layout" svg:x1="11.051cm" svg:y1="5.353cm" svg:x2="11.051cm" svg:y2="5.199cm">
          <text:p/>
        </draw:line>
        <draw:line draw:style-name="gr97" draw:layer="layout" svg:x1="10.975cm" svg:y1="5.276cm" svg:x2="11.128cm" svg:y2="5.276cm">
          <text:p/>
        </draw:line>
        <draw:line draw:style-name="gr97" draw:layer="layout" svg:x1="11.051cm" svg:y1="4.318cm" svg:x2="11.051cm" svg:y2="4.165cm">
          <text:p/>
        </draw:line>
        <draw:line draw:style-name="gr97" draw:layer="layout" svg:x1="10.975cm" svg:y1="4.242cm" svg:x2="11.128cm" svg:y2="4.242cm">
          <text:p/>
        </draw:line>
        <draw:line draw:style-name="gr97" draw:layer="layout" svg:x1="11.051cm" svg:y1="3.634cm" svg:x2="11.051cm" svg:y2="3.481cm">
          <text:p/>
        </draw:line>
        <draw:line draw:style-name="gr97" draw:layer="layout" svg:x1="10.975cm" svg:y1="3.558cm" svg:x2="11.128cm" svg:y2="3.558cm">
          <text:p/>
        </draw:line>
        <draw:line draw:style-name="gr97" draw:layer="layout" svg:x1="11.051cm" svg:y1="3.613cm" svg:x2="11.051cm" svg:y2="3.459cm">
          <text:p/>
        </draw:line>
        <draw:line draw:style-name="gr97" draw:layer="layout" svg:x1="10.975cm" svg:y1="3.536cm" svg:x2="11.128cm" svg:y2="3.536cm">
          <text:p/>
        </draw:line>
        <draw:line draw:style-name="gr97" draw:layer="layout" svg:x1="11.051cm" svg:y1="3.525cm" svg:x2="11.051cm" svg:y2="3.372cm">
          <text:p/>
        </draw:line>
        <draw:line draw:style-name="gr97" draw:layer="layout" svg:x1="10.975cm" svg:y1="3.448cm" svg:x2="11.128cm" svg:y2="3.448cm">
          <text:p/>
        </draw:line>
        <draw:line draw:style-name="gr97" draw:layer="layout" svg:x1="11.051cm" svg:y1="3.391cm" svg:x2="11.051cm" svg:y2="3.238cm">
          <text:p/>
        </draw:line>
        <draw:line draw:style-name="gr97" draw:layer="layout" svg:x1="10.975cm" svg:y1="3.314cm" svg:x2="11.128cm" svg:y2="3.314cm">
          <text:p/>
        </draw:line>
        <draw:line draw:style-name="gr97" draw:layer="layout" svg:x1="11.051cm" svg:y1="3.282cm" svg:x2="11.051cm" svg:y2="3.128cm">
          <text:p/>
        </draw:line>
        <draw:line draw:style-name="gr97" draw:layer="layout" svg:x1="10.975cm" svg:y1="3.205cm" svg:x2="11.128cm" svg:y2="3.205cm">
          <text:p/>
        </draw:line>
        <draw:line draw:style-name="gr97" draw:layer="layout" svg:x1="11.051cm" svg:y1="3.194cm" svg:x2="11.051cm" svg:y2="3.041cm">
          <text:p/>
        </draw:line>
        <draw:line draw:style-name="gr97" draw:layer="layout" svg:x1="10.975cm" svg:y1="3.117cm" svg:x2="11.128cm" svg:y2="3.117cm">
          <text:p/>
        </draw:line>
        <draw:line draw:style-name="gr97" draw:layer="layout" svg:x1="11.051cm" svg:y1="2.972cm" svg:x2="11.051cm" svg:y2="2.819cm">
          <text:p/>
        </draw:line>
        <draw:line draw:style-name="gr97" draw:layer="layout" svg:x1="10.975cm" svg:y1="2.896cm" svg:x2="11.128cm" svg:y2="2.896cm">
          <text:p/>
        </draw:line>
        <draw:line draw:style-name="gr97" draw:layer="layout" svg:x1="11.051cm" svg:y1="2.907cm" svg:x2="11.051cm" svg:y2="2.753cm">
          <text:p/>
        </draw:line>
        <draw:line draw:style-name="gr97" draw:layer="layout" svg:x1="10.975cm" svg:y1="2.83cm" svg:x2="11.128cm" svg:y2="2.83cm">
          <text:p/>
        </draw:line>
        <draw:line draw:style-name="gr97" draw:layer="layout" svg:x1="11.08cm" svg:y1="13cm" svg:x2="11.08cm" svg:y2="12.846cm">
          <text:p/>
        </draw:line>
        <draw:line draw:style-name="gr97" draw:layer="layout" svg:x1="11.004cm" svg:y1="12.923cm" svg:x2="11.157cm" svg:y2="12.923cm">
          <text:p/>
        </draw:line>
        <draw:line draw:style-name="gr97" draw:layer="layout" svg:x1="11.08cm" svg:y1="10.179cm" svg:x2="11.08cm" svg:y2="10.025cm">
          <text:p/>
        </draw:line>
        <draw:line draw:style-name="gr97" draw:layer="layout" svg:x1="11.004cm" svg:y1="10.102cm" svg:x2="11.157cm" svg:y2="10.102cm">
          <text:p/>
        </draw:line>
        <draw:line draw:style-name="gr97" draw:layer="layout" svg:x1="11.08cm" svg:y1="10.157cm" svg:x2="11.08cm" svg:y2="10.004cm">
          <text:p/>
        </draw:line>
        <draw:line draw:style-name="gr97" draw:layer="layout" svg:x1="11.004cm" svg:y1="10.08cm" svg:x2="11.157cm" svg:y2="10.08cm">
          <text:p/>
        </draw:line>
        <draw:line draw:style-name="gr97" draw:layer="layout" svg:x1="11.08cm" svg:y1="10.091cm" svg:x2="11.08cm" svg:y2="9.938cm">
          <text:p/>
        </draw:line>
        <draw:line draw:style-name="gr97" draw:layer="layout" svg:x1="11.004cm" svg:y1="10.015cm" svg:x2="11.157cm" svg:y2="10.015cm">
          <text:p/>
        </draw:line>
        <draw:line draw:style-name="gr97" draw:layer="layout" svg:x1="11.08cm" svg:y1="9.982cm" svg:x2="11.08cm" svg:y2="9.828cm">
          <text:p/>
        </draw:line>
        <draw:line draw:style-name="gr97" draw:layer="layout" svg:x1="11.004cm" svg:y1="9.905cm" svg:x2="11.157cm" svg:y2="9.905cm">
          <text:p/>
        </draw:line>
        <draw:line draw:style-name="gr97" draw:layer="layout" svg:x1="11.08cm" svg:y1="8.261cm" svg:x2="11.08cm" svg:y2="8.108cm">
          <text:p/>
        </draw:line>
        <draw:line draw:style-name="gr97" draw:layer="layout" svg:x1="11.004cm" svg:y1="8.184cm" svg:x2="11.157cm" svg:y2="8.184cm">
          <text:p/>
        </draw:line>
        <draw:line draw:style-name="gr97" draw:layer="layout" svg:x1="11.08cm" svg:y1="8.086cm" svg:x2="11.08cm" svg:y2="7.932cm">
          <text:p/>
        </draw:line>
        <draw:line draw:style-name="gr97" draw:layer="layout" svg:x1="11.004cm" svg:y1="8.009cm" svg:x2="11.157cm" svg:y2="8.009cm">
          <text:p/>
        </draw:line>
        <draw:line draw:style-name="gr97" draw:layer="layout" svg:x1="11.08cm" svg:y1="7.514cm" svg:x2="11.08cm" svg:y2="7.361cm">
          <text:p/>
        </draw:line>
        <draw:line draw:style-name="gr97" draw:layer="layout" svg:x1="11.004cm" svg:y1="7.437cm" svg:x2="11.157cm" svg:y2="7.437cm">
          <text:p/>
        </draw:line>
        <draw:line draw:style-name="gr97" draw:layer="layout" svg:x1="11.08cm" svg:y1="7.446cm" svg:x2="11.08cm" svg:y2="7.292cm">
          <text:p/>
        </draw:line>
        <draw:line draw:style-name="gr97" draw:layer="layout" svg:x1="11.004cm" svg:y1="7.369cm" svg:x2="11.157cm" svg:y2="7.369cm">
          <text:p/>
        </draw:line>
        <draw:line draw:style-name="gr97" draw:layer="layout" svg:x1="11.08cm" svg:y1="7.336cm" svg:x2="11.08cm" svg:y2="7.183cm">
          <text:p/>
        </draw:line>
        <draw:line draw:style-name="gr97" draw:layer="layout" svg:x1="11.004cm" svg:y1="7.26cm" svg:x2="11.157cm" svg:y2="7.26cm">
          <text:p/>
        </draw:line>
        <draw:line draw:style-name="gr97" draw:layer="layout" svg:x1="11.08cm" svg:y1="7.227cm" svg:x2="11.08cm" svg:y2="7.073cm">
          <text:p/>
        </draw:line>
        <draw:line draw:style-name="gr97" draw:layer="layout" svg:x1="11.004cm" svg:y1="7.15cm" svg:x2="11.157cm" svg:y2="7.15cm">
          <text:p/>
        </draw:line>
        <draw:line draw:style-name="gr97" draw:layer="layout" svg:x1="11.08cm" svg:y1="7.139cm" svg:x2="11.08cm" svg:y2="6.986cm">
          <text:p/>
        </draw:line>
        <draw:line draw:style-name="gr97" draw:layer="layout" svg:x1="11.004cm" svg:y1="7.062cm" svg:x2="11.157cm" svg:y2="7.062cm">
          <text:p/>
        </draw:line>
        <draw:line draw:style-name="gr97" draw:layer="layout" svg:x1="11.08cm" svg:y1="6.961cm" svg:x2="11.08cm" svg:y2="6.808cm">
          <text:p/>
        </draw:line>
        <draw:line draw:style-name="gr97" draw:layer="layout" svg:x1="11.004cm" svg:y1="6.885cm" svg:x2="11.157cm" svg:y2="6.885cm">
          <text:p/>
        </draw:line>
        <draw:line draw:style-name="gr97" draw:layer="layout" svg:x1="11.08cm" svg:y1="6.896cm" svg:x2="11.08cm" svg:y2="6.742cm">
          <text:p/>
        </draw:line>
        <draw:line draw:style-name="gr97" draw:layer="layout" svg:x1="11.004cm" svg:y1="6.819cm" svg:x2="11.157cm" svg:y2="6.819cm">
          <text:p/>
        </draw:line>
        <draw:line draw:style-name="gr97" draw:layer="layout" svg:x1="11.08cm" svg:y1="6.477cm" svg:x2="11.08cm" svg:y2="6.324cm">
          <text:p/>
        </draw:line>
        <draw:line draw:style-name="gr97" draw:layer="layout" svg:x1="11.004cm" svg:y1="6.4cm" svg:x2="11.157cm" svg:y2="6.4cm">
          <text:p/>
        </draw:line>
        <draw:line draw:style-name="gr97" draw:layer="layout" svg:x1="11.08cm" svg:y1="5.883cm" svg:x2="11.08cm" svg:y2="5.73cm">
          <text:p/>
        </draw:line>
        <draw:line draw:style-name="gr97" draw:layer="layout" svg:x1="11.004cm" svg:y1="5.807cm" svg:x2="11.157cm" svg:y2="5.807cm">
          <text:p/>
        </draw:line>
        <draw:line draw:style-name="gr97" draw:layer="layout" svg:x1="11.08cm" svg:y1="5.596cm" svg:x2="11.08cm" svg:y2="5.443cm">
          <text:p/>
        </draw:line>
        <draw:line draw:style-name="gr97" draw:layer="layout" svg:x1="11.004cm" svg:y1="5.519cm" svg:x2="11.157cm" svg:y2="5.519cm">
          <text:p/>
        </draw:line>
        <draw:line draw:style-name="gr97" draw:layer="layout" svg:x1="11.08cm" svg:y1="5.552cm" svg:x2="11.08cm" svg:y2="5.399cm">
          <text:p/>
        </draw:line>
        <draw:line draw:style-name="gr97" draw:layer="layout" svg:x1="11.004cm" svg:y1="5.476cm" svg:x2="11.157cm" svg:y2="5.476cm">
          <text:p/>
        </draw:line>
        <draw:line draw:style-name="gr97" draw:layer="layout" svg:x1="11.08cm" svg:y1="4.956cm" svg:x2="11.08cm" svg:y2="4.803cm">
          <text:p/>
        </draw:line>
        <draw:line draw:style-name="gr97" draw:layer="layout" svg:x1="11.004cm" svg:y1="4.879cm" svg:x2="11.157cm" svg:y2="4.879cm">
          <text:p/>
        </draw:line>
        <draw:line draw:style-name="gr97" draw:layer="layout" svg:x1="11.08cm" svg:y1="4.803cm" svg:x2="11.08cm" svg:y2="4.649cm">
          <text:p/>
        </draw:line>
        <draw:line draw:style-name="gr97" draw:layer="layout" svg:x1="11.004cm" svg:y1="4.726cm" svg:x2="11.157cm" svg:y2="4.726cm">
          <text:p/>
        </draw:line>
        <draw:line draw:style-name="gr97" draw:layer="layout" svg:x1="11.08cm" svg:y1="4.649cm" svg:x2="11.08cm" svg:y2="4.496cm">
          <text:p/>
        </draw:line>
        <draw:line draw:style-name="gr97" draw:layer="layout" svg:x1="11.004cm" svg:y1="4.573cm" svg:x2="11.157cm" svg:y2="4.573cm">
          <text:p/>
        </draw:line>
        <draw:line draw:style-name="gr97" draw:layer="layout" svg:x1="11.08cm" svg:y1="4.163cm" svg:x2="11.08cm" svg:y2="4.009cm">
          <text:p/>
        </draw:line>
        <draw:line draw:style-name="gr97" draw:layer="layout" svg:x1="11.004cm" svg:y1="4.086cm" svg:x2="11.157cm" svg:y2="4.086cm">
          <text:p/>
        </draw:line>
        <draw:line draw:style-name="gr97" draw:layer="layout" svg:x1="11.08cm" svg:y1="4.009cm" svg:x2="11.08cm" svg:y2="3.856cm">
          <text:p/>
        </draw:line>
        <draw:line draw:style-name="gr97" draw:layer="layout" svg:x1="11.004cm" svg:y1="3.933cm" svg:x2="11.157cm" svg:y2="3.933cm">
          <text:p/>
        </draw:line>
        <draw:line draw:style-name="gr97" draw:layer="layout" svg:x1="11.08cm" svg:y1="3.9cm" svg:x2="11.08cm" svg:y2="3.746cm">
          <text:p/>
        </draw:line>
        <draw:line draw:style-name="gr97" draw:layer="layout" svg:x1="11.004cm" svg:y1="3.823cm" svg:x2="11.157cm" svg:y2="3.823cm">
          <text:p/>
        </draw:line>
        <draw:line draw:style-name="gr97" draw:layer="layout" svg:x1="11.08cm" svg:y1="3.437cm" svg:x2="11.08cm" svg:y2="3.284cm">
          <text:p/>
        </draw:line>
        <draw:line draw:style-name="gr97" draw:layer="layout" svg:x1="11.004cm" svg:y1="3.361cm" svg:x2="11.157cm" svg:y2="3.361cm">
          <text:p/>
        </draw:line>
        <draw:line draw:style-name="gr97" draw:layer="layout" svg:x1="11.08cm" svg:y1="3.019cm" svg:x2="11.08cm" svg:y2="2.865cm">
          <text:p/>
        </draw:line>
        <draw:line draw:style-name="gr97" draw:layer="layout" svg:x1="11.004cm" svg:y1="2.942cm" svg:x2="11.157cm" svg:y2="2.942cm">
          <text:p/>
        </draw:line>
        <draw:line draw:style-name="gr97" draw:layer="layout" svg:x1="11.08cm" svg:y1="2.841cm" svg:x2="11.08cm" svg:y2="2.688cm">
          <text:p/>
        </draw:line>
        <draw:line draw:style-name="gr97" draw:layer="layout" svg:x1="11.004cm" svg:y1="2.764cm" svg:x2="11.157cm" svg:y2="2.764cm">
          <text:p/>
        </draw:line>
        <draw:line draw:style-name="gr97" draw:layer="layout" svg:x1="11.112cm" svg:y1="10.663cm" svg:x2="11.112cm" svg:y2="10.51cm">
          <text:p/>
        </draw:line>
        <draw:line draw:style-name="gr97" draw:layer="layout" svg:x1="11.035cm" svg:y1="10.586cm" svg:x2="11.189cm" svg:y2="10.586cm">
          <text:p/>
        </draw:line>
        <draw:line draw:style-name="gr97" draw:layer="layout" svg:x1="11.112cm" svg:y1="10.532cm" svg:x2="11.112cm" svg:y2="10.378cm">
          <text:p/>
        </draw:line>
        <draw:line draw:style-name="gr97" draw:layer="layout" svg:x1="11.035cm" svg:y1="10.455cm" svg:x2="11.189cm" svg:y2="10.455cm">
          <text:p/>
        </draw:line>
        <draw:line draw:style-name="gr97" draw:layer="layout" svg:x1="11.112cm" svg:y1="8.945cm" svg:x2="11.112cm" svg:y2="8.792cm">
          <text:p/>
        </draw:line>
        <draw:line draw:style-name="gr97" draw:layer="layout" svg:x1="11.035cm" svg:y1="8.868cm" svg:x2="11.189cm" svg:y2="8.868cm">
          <text:p/>
        </draw:line>
        <draw:line draw:style-name="gr97" draw:layer="layout" svg:x1="11.112cm" svg:y1="8.173cm" svg:x2="11.112cm" svg:y2="8.02cm">
          <text:p/>
        </draw:line>
        <draw:line draw:style-name="gr97" draw:layer="layout" svg:x1="11.035cm" svg:y1="8.097cm" svg:x2="11.189cm" svg:y2="8.097cm">
          <text:p/>
        </draw:line>
        <draw:line draw:style-name="gr97" draw:layer="layout" svg:x1="11.112cm" svg:y1="7.842cm" svg:x2="11.112cm" svg:y2="7.689cm">
          <text:p/>
        </draw:line>
        <draw:line draw:style-name="gr97" draw:layer="layout" svg:x1="11.035cm" svg:y1="7.766cm" svg:x2="11.189cm" svg:y2="7.766cm">
          <text:p/>
        </draw:line>
        <draw:line draw:style-name="gr97" draw:layer="layout" svg:x1="11.112cm" svg:y1="7.755cm" svg:x2="11.112cm" svg:y2="7.601cm">
          <text:p/>
        </draw:line>
        <draw:line draw:style-name="gr97" draw:layer="layout" svg:x1="11.035cm" svg:y1="7.678cm" svg:x2="11.189cm" svg:y2="7.678cm">
          <text:p/>
        </draw:line>
        <draw:line draw:style-name="gr97" draw:layer="layout" svg:x1="11.112cm" svg:y1="7.601cm" svg:x2="11.112cm" svg:y2="7.448cm">
          <text:p/>
        </draw:line>
        <draw:line draw:style-name="gr97" draw:layer="layout" svg:x1="11.035cm" svg:y1="7.525cm" svg:x2="11.189cm" svg:y2="7.525cm">
          <text:p/>
        </draw:line>
        <draw:line draw:style-name="gr97" draw:layer="layout" svg:x1="11.112cm" svg:y1="7.402cm" svg:x2="11.112cm" svg:y2="7.249cm">
          <text:p/>
        </draw:line>
        <draw:line draw:style-name="gr97" draw:layer="layout" svg:x1="11.035cm" svg:y1="7.325cm" svg:x2="11.189cm" svg:y2="7.325cm">
          <text:p/>
        </draw:line>
        <draw:line draw:style-name="gr97" draw:layer="layout" svg:x1="11.112cm" svg:y1="7.227cm" svg:x2="11.112cm" svg:y2="7.073cm">
          <text:p/>
        </draw:line>
        <draw:line draw:style-name="gr97" draw:layer="layout" svg:x1="11.035cm" svg:y1="7.15cm" svg:x2="11.189cm" svg:y2="7.15cm">
          <text:p/>
        </draw:line>
        <draw:line draw:style-name="gr97" draw:layer="layout" svg:x1="11.112cm" svg:y1="7.205cm" svg:x2="11.112cm" svg:y2="7.051cm">
          <text:p/>
        </draw:line>
        <draw:line draw:style-name="gr97" draw:layer="layout" svg:x1="11.035cm" svg:y1="7.128cm" svg:x2="11.189cm" svg:y2="7.128cm">
          <text:p/>
        </draw:line>
        <draw:line draw:style-name="gr97" draw:layer="layout" svg:x1="11.112cm" svg:y1="7.161cm" svg:x2="11.112cm" svg:y2="7.008cm">
          <text:p/>
        </draw:line>
        <draw:line draw:style-name="gr97" draw:layer="layout" svg:x1="11.035cm" svg:y1="7.084cm" svg:x2="11.189cm" svg:y2="7.084cm">
          <text:p/>
        </draw:line>
        <draw:line draw:style-name="gr97" draw:layer="layout" svg:x1="11.112cm" svg:y1="5.53cm" svg:x2="11.112cm" svg:y2="5.377cm">
          <text:p/>
        </draw:line>
        <draw:line draw:style-name="gr97" draw:layer="layout" svg:x1="11.035cm" svg:y1="5.454cm" svg:x2="11.189cm" svg:y2="5.454cm">
          <text:p/>
        </draw:line>
        <draw:line draw:style-name="gr97" draw:layer="layout" svg:x1="11.112cm" svg:y1="5.465cm" svg:x2="11.112cm" svg:y2="5.311cm">
          <text:p/>
        </draw:line>
        <draw:line draw:style-name="gr97" draw:layer="layout" svg:x1="11.035cm" svg:y1="5.388cm" svg:x2="11.189cm" svg:y2="5.388cm">
          <text:p/>
        </draw:line>
        <draw:line draw:style-name="gr97" draw:layer="layout" svg:x1="11.112cm" svg:y1="5.418cm" svg:x2="11.112cm" svg:y2="5.265cm">
          <text:p/>
        </draw:line>
        <draw:line draw:style-name="gr97" draw:layer="layout" svg:x1="11.035cm" svg:y1="5.342cm" svg:x2="11.189cm" svg:y2="5.342cm">
          <text:p/>
        </draw:line>
        <draw:line draw:style-name="gr97" draw:layer="layout" svg:x1="11.112cm" svg:y1="5.243cm" svg:x2="11.112cm" svg:y2="5.09cm">
          <text:p/>
        </draw:line>
        <draw:line draw:style-name="gr97" draw:layer="layout" svg:x1="11.035cm" svg:y1="5.166cm" svg:x2="11.189cm" svg:y2="5.166cm">
          <text:p/>
        </draw:line>
        <draw:line draw:style-name="gr97" draw:layer="layout" svg:x1="11.112cm" svg:y1="4.934cm" svg:x2="11.112cm" svg:y2="4.781cm">
          <text:p/>
        </draw:line>
        <draw:line draw:style-name="gr97" draw:layer="layout" svg:x1="11.035cm" svg:y1="4.857cm" svg:x2="11.189cm" svg:y2="4.857cm">
          <text:p/>
        </draw:line>
        <draw:line draw:style-name="gr97" draw:layer="layout" svg:x1="11.112cm" svg:y1="4.781cm" svg:x2="11.112cm" svg:y2="4.627cm">
          <text:p/>
        </draw:line>
        <draw:line draw:style-name="gr97" draw:layer="layout" svg:x1="11.035cm" svg:y1="4.704cm" svg:x2="11.189cm" svg:y2="4.704cm">
          <text:p/>
        </draw:line>
        <draw:line draw:style-name="gr97" draw:layer="layout" svg:x1="11.112cm" svg:y1="4.715cm" svg:x2="11.112cm" svg:y2="4.562cm">
          <text:p/>
        </draw:line>
        <draw:line draw:style-name="gr97" draw:layer="layout" svg:x1="11.035cm" svg:y1="4.638cm" svg:x2="11.189cm" svg:y2="4.638cm">
          <text:p/>
        </draw:line>
        <draw:line draw:style-name="gr97" draw:layer="layout" svg:x1="11.112cm" svg:y1="4.537cm" svg:x2="11.112cm" svg:y2="4.384cm">
          <text:p/>
        </draw:line>
        <draw:line draw:style-name="gr97" draw:layer="layout" svg:x1="11.035cm" svg:y1="4.461cm" svg:x2="11.189cm" svg:y2="4.461cm">
          <text:p/>
        </draw:line>
        <draw:line draw:style-name="gr97" draw:layer="layout" svg:x1="11.112cm" svg:y1="4.097cm" svg:x2="11.112cm" svg:y2="3.944cm">
          <text:p/>
        </draw:line>
        <draw:line draw:style-name="gr97" draw:layer="layout" svg:x1="11.035cm" svg:y1="4.02cm" svg:x2="11.189cm" svg:y2="4.02cm">
          <text:p/>
        </draw:line>
        <draw:line draw:style-name="gr97" draw:layer="layout" svg:x1="11.112cm" svg:y1="4.053cm" svg:x2="11.112cm" svg:y2="3.9cm">
          <text:p/>
        </draw:line>
        <draw:line draw:style-name="gr97" draw:layer="layout" svg:x1="11.035cm" svg:y1="3.976cm" svg:x2="11.189cm" svg:y2="3.976cm">
          <text:p/>
        </draw:line>
        <draw:line draw:style-name="gr97" draw:layer="layout" svg:x1="11.112cm" svg:y1="4.031cm" svg:x2="11.112cm" svg:y2="3.878cm">
          <text:p/>
        </draw:line>
        <draw:line draw:style-name="gr97" draw:layer="layout" svg:x1="11.035cm" svg:y1="3.954cm" svg:x2="11.189cm" svg:y2="3.954cm">
          <text:p/>
        </draw:line>
        <draw:line draw:style-name="gr97" draw:layer="layout" svg:x1="11.112cm" svg:y1="4.009cm" svg:x2="11.112cm" svg:y2="3.856cm">
          <text:p/>
        </draw:line>
        <draw:line draw:style-name="gr97" draw:layer="layout" svg:x1="11.035cm" svg:y1="3.933cm" svg:x2="11.189cm" svg:y2="3.933cm">
          <text:p/>
        </draw:line>
        <draw:line draw:style-name="gr97" draw:layer="layout" svg:x1="11.112cm" svg:y1="3.678cm" svg:x2="11.112cm" svg:y2="3.525cm">
          <text:p/>
        </draw:line>
        <draw:line draw:style-name="gr97" draw:layer="layout" svg:x1="11.035cm" svg:y1="3.602cm" svg:x2="11.189cm" svg:y2="3.602cm">
          <text:p/>
        </draw:line>
        <draw:line draw:style-name="gr97" draw:layer="layout" svg:x1="11.141cm" svg:y1="10.819cm" svg:x2="11.141cm" svg:y2="10.666cm">
          <text:p/>
        </draw:line>
        <draw:line draw:style-name="gr97" draw:layer="layout" svg:x1="11.065cm" svg:y1="10.742cm" svg:x2="11.218cm" svg:y2="10.742cm">
          <text:p/>
        </draw:line>
        <draw:line draw:style-name="gr97" draw:layer="layout" svg:x1="11.141cm" svg:y1="9.298cm" svg:x2="11.141cm" svg:y2="9.144cm">
          <text:p/>
        </draw:line>
        <draw:line draw:style-name="gr97" draw:layer="layout" svg:x1="11.065cm" svg:y1="9.221cm" svg:x2="11.218cm" svg:y2="9.221cm">
          <text:p/>
        </draw:line>
        <draw:line draw:style-name="gr97" draw:layer="layout" svg:x1="11.141cm" svg:y1="9.21cm" svg:x2="11.141cm" svg:y2="9.057cm">
          <text:p/>
        </draw:line>
        <draw:line draw:style-name="gr97" draw:layer="layout" svg:x1="11.065cm" svg:y1="9.133cm" svg:x2="11.218cm" svg:y2="9.133cm">
          <text:p/>
        </draw:line>
        <draw:line draw:style-name="gr97" draw:layer="layout" svg:x1="11.141cm" svg:y1="8.989cm" svg:x2="11.141cm" svg:y2="8.835cm">
          <text:p/>
        </draw:line>
        <draw:line draw:style-name="gr97" draw:layer="layout" svg:x1="11.065cm" svg:y1="8.912cm" svg:x2="11.218cm" svg:y2="8.912cm">
          <text:p/>
        </draw:line>
        <draw:line draw:style-name="gr97" draw:layer="layout" svg:x1="11.141cm" svg:y1="8.748cm" svg:x2="11.141cm" svg:y2="8.594cm">
          <text:p/>
        </draw:line>
        <draw:line draw:style-name="gr97" draw:layer="layout" svg:x1="11.065cm" svg:y1="8.671cm" svg:x2="11.218cm" svg:y2="8.671cm">
          <text:p/>
        </draw:line>
        <draw:line draw:style-name="gr97" draw:layer="layout" svg:x1="11.141cm" svg:y1="8.217cm" svg:x2="11.141cm" svg:y2="8.064cm">
          <text:p/>
        </draw:line>
        <draw:line draw:style-name="gr97" draw:layer="layout" svg:x1="11.065cm" svg:y1="8.141cm" svg:x2="11.218cm" svg:y2="8.141cm">
          <text:p/>
        </draw:line>
        <draw:line draw:style-name="gr97" draw:layer="layout" svg:x1="11.141cm" svg:y1="7.799cm" svg:x2="11.141cm" svg:y2="7.645cm">
          <text:p/>
        </draw:line>
        <draw:line draw:style-name="gr97" draw:layer="layout" svg:x1="11.065cm" svg:y1="7.722cm" svg:x2="11.218cm" svg:y2="7.722cm">
          <text:p/>
        </draw:line>
        <draw:line draw:style-name="gr97" draw:layer="layout" svg:x1="11.141cm" svg:y1="7.689cm" svg:x2="11.141cm" svg:y2="7.536cm">
          <text:p/>
        </draw:line>
        <draw:line draw:style-name="gr97" draw:layer="layout" svg:x1="11.065cm" svg:y1="7.612cm" svg:x2="11.218cm" svg:y2="7.612cm">
          <text:p/>
        </draw:line>
        <draw:line draw:style-name="gr97" draw:layer="layout" svg:x1="11.141cm" svg:y1="7.536cm" svg:x2="11.141cm" svg:y2="7.382cm">
          <text:p/>
        </draw:line>
        <draw:line draw:style-name="gr97" draw:layer="layout" svg:x1="11.065cm" svg:y1="7.459cm" svg:x2="11.218cm" svg:y2="7.459cm">
          <text:p/>
        </draw:line>
        <draw:line draw:style-name="gr97" draw:layer="layout" svg:x1="11.141cm" svg:y1="7.468cm" svg:x2="11.141cm" svg:y2="7.314cm">
          <text:p/>
        </draw:line>
        <draw:line draw:style-name="gr97" draw:layer="layout" svg:x1="11.065cm" svg:y1="7.391cm" svg:x2="11.218cm" svg:y2="7.391cm">
          <text:p/>
        </draw:line>
        <draw:line draw:style-name="gr97" draw:layer="layout" svg:x1="11.141cm" svg:y1="7.095cm" svg:x2="11.141cm" svg:y2="6.942cm">
          <text:p/>
        </draw:line>
        <draw:line draw:style-name="gr97" draw:layer="layout" svg:x1="11.065cm" svg:y1="7.019cm" svg:x2="11.218cm" svg:y2="7.019cm">
          <text:p/>
        </draw:line>
        <draw:line draw:style-name="gr97" draw:layer="layout" svg:x1="11.141cm" svg:y1="6.874cm" svg:x2="11.141cm" svg:y2="6.72cm">
          <text:p/>
        </draw:line>
        <draw:line draw:style-name="gr97" draw:layer="layout" svg:x1="11.065cm" svg:y1="6.797cm" svg:x2="11.218cm" svg:y2="6.797cm">
          <text:p/>
        </draw:line>
        <draw:line draw:style-name="gr97" draw:layer="layout" svg:x1="11.141cm" svg:y1="6.786cm" svg:x2="11.141cm" svg:y2="6.633cm">
          <text:p/>
        </draw:line>
        <draw:line draw:style-name="gr97" draw:layer="layout" svg:x1="11.065cm" svg:y1="6.709cm" svg:x2="11.218cm" svg:y2="6.709cm">
          <text:p/>
        </draw:line>
        <draw:line draw:style-name="gr97" draw:layer="layout" svg:x1="11.141cm" svg:y1="6.521cm" svg:x2="11.141cm" svg:y2="6.368cm">
          <text:p/>
        </draw:line>
        <draw:line draw:style-name="gr97" draw:layer="layout" svg:x1="11.065cm" svg:y1="6.444cm" svg:x2="11.218cm" svg:y2="6.444cm">
          <text:p/>
        </draw:line>
        <draw:line draw:style-name="gr97" draw:layer="layout" svg:x1="11.141cm" svg:y1="6.411cm" svg:x2="11.141cm" svg:y2="6.258cm">
          <text:p/>
        </draw:line>
        <draw:line draw:style-name="gr97" draw:layer="layout" svg:x1="11.065cm" svg:y1="6.335cm" svg:x2="11.218cm" svg:y2="6.335cm">
          <text:p/>
        </draw:line>
        <draw:line draw:style-name="gr97" draw:layer="layout" svg:x1="11.141cm" svg:y1="6.346cm" svg:x2="11.141cm" svg:y2="6.192cm">
          <text:p/>
        </draw:line>
        <draw:line draw:style-name="gr97" draw:layer="layout" svg:x1="11.065cm" svg:y1="6.269cm" svg:x2="11.218cm" svg:y2="6.269cm">
          <text:p/>
        </draw:line>
        <draw:line draw:style-name="gr97" draw:layer="layout" svg:x1="11.141cm" svg:y1="5.815cm" svg:x2="11.141cm" svg:y2="5.662cm">
          <text:p/>
        </draw:line>
        <draw:line draw:style-name="gr97" draw:layer="layout" svg:x1="11.065cm" svg:y1="5.738cm" svg:x2="11.218cm" svg:y2="5.738cm">
          <text:p/>
        </draw:line>
        <draw:line draw:style-name="gr97" draw:layer="layout" svg:x1="11.141cm" svg:y1="5.574cm" svg:x2="11.141cm" svg:y2="5.421cm">
          <text:p/>
        </draw:line>
        <draw:line draw:style-name="gr97" draw:layer="layout" svg:x1="11.065cm" svg:y1="5.497cm" svg:x2="11.218cm" svg:y2="5.497cm">
          <text:p/>
        </draw:line>
        <draw:line draw:style-name="gr97" draw:layer="layout" svg:x1="11.141cm" svg:y1="5.396cm" svg:x2="11.141cm" svg:y2="5.243cm">
          <text:p/>
        </draw:line>
        <draw:line draw:style-name="gr97" draw:layer="layout" svg:x1="11.065cm" svg:y1="5.32cm" svg:x2="11.218cm" svg:y2="5.32cm">
          <text:p/>
        </draw:line>
        <draw:line draw:style-name="gr97" draw:layer="layout" svg:x1="11.141cm" svg:y1="5.375cm" svg:x2="11.141cm" svg:y2="5.221cm">
          <text:p/>
        </draw:line>
        <draw:line draw:style-name="gr97" draw:layer="layout" svg:x1="11.065cm" svg:y1="5.298cm" svg:x2="11.218cm" svg:y2="5.298cm">
          <text:p/>
        </draw:line>
        <draw:line draw:style-name="gr97" draw:layer="layout" svg:x1="11.141cm" svg:y1="5.243cm" svg:x2="11.141cm" svg:y2="5.09cm">
          <text:p/>
        </draw:line>
        <draw:line draw:style-name="gr97" draw:layer="layout" svg:x1="11.065cm" svg:y1="5.166cm" svg:x2="11.218cm" svg:y2="5.166cm">
          <text:p/>
        </draw:line>
        <draw:line draw:style-name="gr97" draw:layer="layout" svg:x1="11.141cm" svg:y1="4.603cm" svg:x2="11.141cm" svg:y2="4.45cm">
          <text:p/>
        </draw:line>
        <draw:line draw:style-name="gr97" draw:layer="layout" svg:x1="11.065cm" svg:y1="4.526cm" svg:x2="11.218cm" svg:y2="4.526cm">
          <text:p/>
        </draw:line>
        <draw:line draw:style-name="gr97" draw:layer="layout" svg:x1="11.141cm" svg:y1="4.581cm" svg:x2="11.141cm" svg:y2="4.428cm">
          <text:p/>
        </draw:line>
        <draw:line draw:style-name="gr97" draw:layer="layout" svg:x1="11.065cm" svg:y1="4.505cm" svg:x2="11.218cm" svg:y2="4.505cm">
          <text:p/>
        </draw:line>
        <draw:line draw:style-name="gr97" draw:layer="layout" svg:x1="11.141cm" svg:y1="4.537cm" svg:x2="11.141cm" svg:y2="4.384cm">
          <text:p/>
        </draw:line>
        <draw:line draw:style-name="gr97" draw:layer="layout" svg:x1="11.065cm" svg:y1="4.461cm" svg:x2="11.218cm" svg:y2="4.461cm">
          <text:p/>
        </draw:line>
        <draw:line draw:style-name="gr97" draw:layer="layout" svg:x1="11.141cm" svg:y1="4.253cm" svg:x2="11.141cm" svg:y2="4.099cm">
          <text:p/>
        </draw:line>
        <draw:line draw:style-name="gr97" draw:layer="layout" svg:x1="11.065cm" svg:y1="4.176cm" svg:x2="11.218cm" svg:y2="4.176cm">
          <text:p/>
        </draw:line>
        <draw:line draw:style-name="gr97" draw:layer="layout" svg:x1="11.141cm" svg:y1="3.944cm" svg:x2="11.141cm" svg:y2="3.79cm">
          <text:p/>
        </draw:line>
        <draw:line draw:style-name="gr97" draw:layer="layout" svg:x1="11.065cm" svg:y1="3.867cm" svg:x2="11.218cm" svg:y2="3.867cm">
          <text:p/>
        </draw:line>
        <draw:line draw:style-name="gr97" draw:layer="layout" svg:x1="11.141cm" svg:y1="3.678cm" svg:x2="11.141cm" svg:y2="3.525cm">
          <text:p/>
        </draw:line>
        <draw:line draw:style-name="gr97" draw:layer="layout" svg:x1="11.065cm" svg:y1="3.602cm" svg:x2="11.218cm" svg:y2="3.602cm">
          <text:p/>
        </draw:line>
        <draw:line draw:style-name="gr97" draw:layer="layout" svg:x1="11.173cm" svg:y1="11.656cm" svg:x2="11.173cm" svg:y2="11.503cm">
          <text:p/>
        </draw:line>
        <draw:line draw:style-name="gr97" draw:layer="layout" svg:x1="11.096cm" svg:y1="11.579cm" svg:x2="11.25cm" svg:y2="11.579cm">
          <text:p/>
        </draw:line>
        <draw:line draw:style-name="gr97" draw:layer="layout" svg:x1="11.173cm" svg:y1="11.566cm" svg:x2="11.173cm" svg:y2="11.413cm">
          <text:p/>
        </draw:line>
        <draw:line draw:style-name="gr97" draw:layer="layout" svg:x1="11.096cm" svg:y1="11.489cm" svg:x2="11.25cm" svg:y2="11.489cm">
          <text:p/>
        </draw:line>
        <draw:line draw:style-name="gr97" draw:layer="layout" svg:x1="11.173cm" svg:y1="9.585cm" svg:x2="11.173cm" svg:y2="9.432cm">
          <text:p/>
        </draw:line>
        <draw:line draw:style-name="gr97" draw:layer="layout" svg:x1="11.096cm" svg:y1="9.508cm" svg:x2="11.25cm" svg:y2="9.508cm">
          <text:p/>
        </draw:line>
        <draw:line draw:style-name="gr97" draw:layer="layout" svg:x1="11.173cm" svg:y1="9.385cm" svg:x2="11.173cm" svg:y2="9.232cm">
          <text:p/>
        </draw:line>
        <draw:line draw:style-name="gr97" draw:layer="layout" svg:x1="11.096cm" svg:y1="9.309cm" svg:x2="11.25cm" svg:y2="9.309cm">
          <text:p/>
        </draw:line>
        <draw:line draw:style-name="gr97" draw:layer="layout" svg:x1="11.173cm" svg:y1="9.298cm" svg:x2="11.173cm" svg:y2="9.144cm">
          <text:p/>
        </draw:line>
        <draw:line draw:style-name="gr97" draw:layer="layout" svg:x1="11.096cm" svg:y1="9.221cm" svg:x2="11.25cm" svg:y2="9.221cm">
          <text:p/>
        </draw:line>
        <draw:line draw:style-name="gr97" draw:layer="layout" svg:x1="11.173cm" svg:y1="9.21cm" svg:x2="11.173cm" svg:y2="9.057cm">
          <text:p/>
        </draw:line>
        <draw:line draw:style-name="gr97" draw:layer="layout" svg:x1="11.096cm" svg:y1="9.133cm" svg:x2="11.25cm" svg:y2="9.133cm">
          <text:p/>
        </draw:line>
        <draw:line draw:style-name="gr97" draw:layer="layout" svg:x1="11.173cm" svg:y1="8.857cm" svg:x2="11.173cm" svg:y2="8.704cm">
          <text:p/>
        </draw:line>
        <draw:line draw:style-name="gr97" draw:layer="layout" svg:x1="11.096cm" svg:y1="8.781cm" svg:x2="11.25cm" svg:y2="8.781cm">
          <text:p/>
        </draw:line>
        <draw:line draw:style-name="gr97" draw:layer="layout" svg:x1="11.173cm" svg:y1="8.417cm" svg:x2="11.173cm" svg:y2="8.263cm">
          <text:p/>
        </draw:line>
        <draw:line draw:style-name="gr97" draw:layer="layout" svg:x1="11.096cm" svg:y1="8.34cm" svg:x2="11.25cm" svg:y2="8.34cm">
          <text:p/>
        </draw:line>
        <draw:line draw:style-name="gr97" draw:layer="layout" svg:x1="11.173cm" svg:y1="8.283cm" svg:x2="11.173cm" svg:y2="8.13cm">
          <text:p/>
        </draw:line>
        <draw:line draw:style-name="gr97" draw:layer="layout" svg:x1="11.096cm" svg:y1="8.206cm" svg:x2="11.25cm" svg:y2="8.206cm">
          <text:p/>
        </draw:line>
        <draw:line draw:style-name="gr97" draw:layer="layout" svg:x1="11.173cm" svg:y1="8.108cm" svg:x2="11.173cm" svg:y2="7.954cm">
          <text:p/>
        </draw:line>
        <draw:line draw:style-name="gr97" draw:layer="layout" svg:x1="11.096cm" svg:y1="8.031cm" svg:x2="11.25cm" svg:y2="8.031cm">
          <text:p/>
        </draw:line>
        <draw:line draw:style-name="gr97" draw:layer="layout" svg:x1="11.173cm" svg:y1="7.82cm" svg:x2="11.173cm" svg:y2="7.667cm">
          <text:p/>
        </draw:line>
        <draw:line draw:style-name="gr97" draw:layer="layout" svg:x1="11.096cm" svg:y1="7.744cm" svg:x2="11.25cm" svg:y2="7.744cm">
          <text:p/>
        </draw:line>
        <draw:line draw:style-name="gr97" draw:layer="layout" svg:x1="11.173cm" svg:y1="7.623cm" svg:x2="11.173cm" svg:y2="7.47cm">
          <text:p/>
        </draw:line>
        <draw:line draw:style-name="gr97" draw:layer="layout" svg:x1="11.096cm" svg:y1="7.547cm" svg:x2="11.25cm" svg:y2="7.547cm">
          <text:p/>
        </draw:line>
        <draw:line draw:style-name="gr97" draw:layer="layout" svg:x1="11.173cm" svg:y1="7.536cm" svg:x2="11.173cm" svg:y2="7.382cm">
          <text:p/>
        </draw:line>
        <draw:line draw:style-name="gr97" draw:layer="layout" svg:x1="11.096cm" svg:y1="7.459cm" svg:x2="11.25cm" svg:y2="7.459cm">
          <text:p/>
        </draw:line>
        <draw:line draw:style-name="gr97" draw:layer="layout" svg:x1="11.173cm" svg:y1="7.446cm" svg:x2="11.173cm" svg:y2="7.292cm">
          <text:p/>
        </draw:line>
        <draw:line draw:style-name="gr97" draw:layer="layout" svg:x1="11.096cm" svg:y1="7.369cm" svg:x2="11.25cm" svg:y2="7.369cm">
          <text:p/>
        </draw:line>
        <draw:line draw:style-name="gr97" draw:layer="layout" svg:x1="11.173cm" svg:y1="6.852cm" svg:x2="11.173cm" svg:y2="6.699cm">
          <text:p/>
        </draw:line>
        <draw:line draw:style-name="gr97" draw:layer="layout" svg:x1="11.096cm" svg:y1="6.775cm" svg:x2="11.25cm" svg:y2="6.775cm">
          <text:p/>
        </draw:line>
        <draw:line draw:style-name="gr97" draw:layer="layout" svg:x1="11.173cm" svg:y1="6.72cm" svg:x2="11.173cm" svg:y2="6.567cm">
          <text:p/>
        </draw:line>
        <draw:line draw:style-name="gr97" draw:layer="layout" svg:x1="11.096cm" svg:y1="6.644cm" svg:x2="11.25cm" svg:y2="6.644cm">
          <text:p/>
        </draw:line>
        <draw:line draw:style-name="gr97" draw:layer="layout" svg:x1="11.173cm" svg:y1="6.433cm" svg:x2="11.173cm" svg:y2="6.28cm">
          <text:p/>
        </draw:line>
        <draw:line draw:style-name="gr97" draw:layer="layout" svg:x1="11.096cm" svg:y1="6.357cm" svg:x2="11.25cm" svg:y2="6.357cm">
          <text:p/>
        </draw:line>
        <draw:line draw:style-name="gr97" draw:layer="layout" svg:x1="11.173cm" svg:y1="6.19cm" svg:x2="11.173cm" svg:y2="6.037cm">
          <text:p/>
        </draw:line>
        <draw:line draw:style-name="gr97" draw:layer="layout" svg:x1="11.096cm" svg:y1="6.113cm" svg:x2="11.25cm" svg:y2="6.113cm">
          <text:p/>
        </draw:line>
        <draw:line draw:style-name="gr97" draw:layer="layout" svg:x1="11.173cm" svg:y1="6.146cm" svg:x2="11.173cm" svg:y2="5.993cm">
          <text:p/>
        </draw:line>
        <draw:line draw:style-name="gr97" draw:layer="layout" svg:x1="11.096cm" svg:y1="6.069cm" svg:x2="11.25cm" svg:y2="6.069cm">
          <text:p/>
        </draw:line>
        <draw:line draw:style-name="gr97" draw:layer="layout" svg:x1="11.173cm" svg:y1="5.949cm" svg:x2="11.173cm" svg:y2="5.796cm">
          <text:p/>
        </draw:line>
        <draw:line draw:style-name="gr97" draw:layer="layout" svg:x1="11.096cm" svg:y1="5.872cm" svg:x2="11.25cm" svg:y2="5.872cm">
          <text:p/>
        </draw:line>
        <draw:line draw:style-name="gr97" draw:layer="layout" svg:x1="11.173cm" svg:y1="5.706cm" svg:x2="11.173cm" svg:y2="5.552cm">
          <text:p/>
        </draw:line>
        <draw:line draw:style-name="gr97" draw:layer="layout" svg:x1="11.096cm" svg:y1="5.629cm" svg:x2="11.25cm" svg:y2="5.629cm">
          <text:p/>
        </draw:line>
        <draw:line draw:style-name="gr97" draw:layer="layout" svg:x1="11.173cm" svg:y1="5.396cm" svg:x2="11.173cm" svg:y2="5.243cm">
          <text:p/>
        </draw:line>
        <draw:line draw:style-name="gr97" draw:layer="layout" svg:x1="11.096cm" svg:y1="5.32cm" svg:x2="11.25cm" svg:y2="5.32cm">
          <text:p/>
        </draw:line>
        <draw:line draw:style-name="gr97" draw:layer="layout" svg:x1="11.173cm" svg:y1="5.265cm" svg:x2="11.173cm" svg:y2="5.112cm">
          <text:p/>
        </draw:line>
        <draw:line draw:style-name="gr97" draw:layer="layout" svg:x1="11.096cm" svg:y1="5.188cm" svg:x2="11.25cm" svg:y2="5.188cm">
          <text:p/>
        </draw:line>
        <draw:line draw:style-name="gr97" draw:layer="layout" svg:x1="11.173cm" svg:y1="5.09cm" svg:x2="11.173cm" svg:y2="4.936cm">
          <text:p/>
        </draw:line>
        <draw:line draw:style-name="gr97" draw:layer="layout" svg:x1="11.096cm" svg:y1="5.013cm" svg:x2="11.25cm" svg:y2="5.013cm">
          <text:p/>
        </draw:line>
        <draw:line draw:style-name="gr97" draw:layer="layout" svg:x1="11.173cm" svg:y1="4.89cm" svg:x2="11.173cm" svg:y2="4.737cm">
          <text:p/>
        </draw:line>
        <draw:line draw:style-name="gr97" draw:layer="layout" svg:x1="11.096cm" svg:y1="4.814cm" svg:x2="11.25cm" svg:y2="4.814cm">
          <text:p/>
        </draw:line>
        <draw:line draw:style-name="gr97" draw:layer="layout" svg:x1="11.173cm" svg:y1="4.825cm" svg:x2="11.173cm" svg:y2="4.671cm">
          <text:p/>
        </draw:line>
        <draw:line draw:style-name="gr97" draw:layer="layout" svg:x1="11.096cm" svg:y1="4.748cm" svg:x2="11.25cm" svg:y2="4.748cm">
          <text:p/>
        </draw:line>
        <draw:line draw:style-name="gr97" draw:layer="layout" svg:x1="11.173cm" svg:y1="4.603cm" svg:x2="11.173cm" svg:y2="4.45cm">
          <text:p/>
        </draw:line>
        <draw:line draw:style-name="gr97" draw:layer="layout" svg:x1="11.096cm" svg:y1="4.526cm" svg:x2="11.25cm" svg:y2="4.526cm">
          <text:p/>
        </draw:line>
        <draw:line draw:style-name="gr97" draw:layer="layout" svg:x1="11.202cm" svg:y1="12.053cm" svg:x2="11.202cm" svg:y2="11.899cm">
          <text:p/>
        </draw:line>
        <draw:line draw:style-name="gr97" draw:layer="layout" svg:x1="11.126cm" svg:y1="11.976cm" svg:x2="11.279cm" svg:y2="11.976cm">
          <text:p/>
        </draw:line>
        <draw:line draw:style-name="gr97" draw:layer="layout" svg:x1="11.202cm" svg:y1="12.031cm" svg:x2="11.202cm" svg:y2="11.878cm">
          <text:p/>
        </draw:line>
        <draw:line draw:style-name="gr97" draw:layer="layout" svg:x1="11.126cm" svg:y1="11.954cm" svg:x2="11.279cm" svg:y2="11.954cm">
          <text:p/>
        </draw:line>
        <draw:line draw:style-name="gr97" draw:layer="layout" svg:x1="11.202cm" svg:y1="11.656cm" svg:x2="11.202cm" svg:y2="11.503cm">
          <text:p/>
        </draw:line>
        <draw:line draw:style-name="gr97" draw:layer="layout" svg:x1="11.126cm" svg:y1="11.579cm" svg:x2="11.279cm" svg:y2="11.579cm">
          <text:p/>
        </draw:line>
        <draw:line draw:style-name="gr97" draw:layer="layout" svg:x1="11.202cm" svg:y1="9.188cm" svg:x2="11.202cm" svg:y2="9.035cm">
          <text:p/>
        </draw:line>
        <draw:line draw:style-name="gr97" draw:layer="layout" svg:x1="11.126cm" svg:y1="9.112cm" svg:x2="11.279cm" svg:y2="9.112cm">
          <text:p/>
        </draw:line>
        <draw:line draw:style-name="gr97" draw:layer="layout" svg:x1="11.202cm" svg:y1="8.835cm" svg:x2="11.202cm" svg:y2="8.682cm">
          <text:p/>
        </draw:line>
        <draw:line draw:style-name="gr97" draw:layer="layout" svg:x1="11.126cm" svg:y1="8.759cm" svg:x2="11.279cm" svg:y2="8.759cm">
          <text:p/>
        </draw:line>
        <draw:line draw:style-name="gr97" draw:layer="layout" svg:x1="11.202cm" svg:y1="8.813cm" svg:x2="11.202cm" svg:y2="8.66cm">
          <text:p/>
        </draw:line>
        <draw:line draw:style-name="gr97" draw:layer="layout" svg:x1="11.126cm" svg:y1="8.737cm" svg:x2="11.279cm" svg:y2="8.737cm">
          <text:p/>
        </draw:line>
        <draw:line draw:style-name="gr97" draw:layer="layout" svg:x1="11.202cm" svg:y1="8.702cm" svg:x2="11.202cm" svg:y2="8.548cm">
          <text:p/>
        </draw:line>
        <draw:line draw:style-name="gr97" draw:layer="layout" svg:x1="11.126cm" svg:y1="8.625cm" svg:x2="11.279cm" svg:y2="8.625cm">
          <text:p/>
        </draw:line>
        <draw:line draw:style-name="gr97" draw:layer="layout" svg:x1="11.202cm" svg:y1="8.504cm" svg:x2="11.202cm" svg:y2="8.351cm">
          <text:p/>
        </draw:line>
        <draw:line draw:style-name="gr97" draw:layer="layout" svg:x1="11.126cm" svg:y1="8.428cm" svg:x2="11.279cm" svg:y2="8.428cm">
          <text:p/>
        </draw:line>
        <draw:line draw:style-name="gr97" draw:layer="layout" svg:x1="11.202cm" svg:y1="7.954cm" svg:x2="11.202cm" svg:y2="7.801cm">
          <text:p/>
        </draw:line>
        <draw:line draw:style-name="gr97" draw:layer="layout" svg:x1="11.126cm" svg:y1="7.878cm" svg:x2="11.279cm" svg:y2="7.878cm">
          <text:p/>
        </draw:line>
        <draw:line draw:style-name="gr97" draw:layer="layout" svg:x1="11.202cm" svg:y1="7.446cm" svg:x2="11.202cm" svg:y2="7.292cm">
          <text:p/>
        </draw:line>
        <draw:line draw:style-name="gr97" draw:layer="layout" svg:x1="11.126cm" svg:y1="7.369cm" svg:x2="11.279cm" svg:y2="7.369cm">
          <text:p/>
        </draw:line>
        <draw:line draw:style-name="gr97" draw:layer="layout" svg:x1="11.202cm" svg:y1="6.699cm" svg:x2="11.202cm" svg:y2="6.545cm">
          <text:p/>
        </draw:line>
        <draw:line draw:style-name="gr97" draw:layer="layout" svg:x1="11.126cm" svg:y1="6.622cm" svg:x2="11.279cm" svg:y2="6.622cm">
          <text:p/>
        </draw:line>
        <draw:line draw:style-name="gr97" draw:layer="layout" svg:x1="11.202cm" svg:y1="6.234cm" svg:x2="11.202cm" svg:y2="6.08cm">
          <text:p/>
        </draw:line>
        <draw:line draw:style-name="gr97" draw:layer="layout" svg:x1="11.126cm" svg:y1="6.157cm" svg:x2="11.279cm" svg:y2="6.157cm">
          <text:p/>
        </draw:line>
        <draw:line draw:style-name="gr97" draw:layer="layout" svg:x1="11.202cm" svg:y1="6.058cm" svg:x2="11.202cm" svg:y2="5.905cm">
          <text:p/>
        </draw:line>
        <draw:line draw:style-name="gr97" draw:layer="layout" svg:x1="11.126cm" svg:y1="5.982cm" svg:x2="11.279cm" svg:y2="5.982cm">
          <text:p/>
        </draw:line>
        <draw:line draw:style-name="gr97" draw:layer="layout" svg:x1="11.202cm" svg:y1="5.883cm" svg:x2="11.202cm" svg:y2="5.73cm">
          <text:p/>
        </draw:line>
        <draw:line draw:style-name="gr97" draw:layer="layout" svg:x1="11.126cm" svg:y1="5.807cm" svg:x2="11.279cm" svg:y2="5.807cm">
          <text:p/>
        </draw:line>
        <draw:line draw:style-name="gr97" draw:layer="layout" svg:x1="11.202cm" svg:y1="5.418cm" svg:x2="11.202cm" svg:y2="5.265cm">
          <text:p/>
        </draw:line>
        <draw:line draw:style-name="gr97" draw:layer="layout" svg:x1="11.126cm" svg:y1="5.342cm" svg:x2="11.279cm" svg:y2="5.342cm">
          <text:p/>
        </draw:line>
        <draw:line draw:style-name="gr97" draw:layer="layout" svg:x1="11.202cm" svg:y1="5.177cm" svg:x2="11.202cm" svg:y2="5.024cm">
          <text:p/>
        </draw:line>
        <draw:line draw:style-name="gr97" draw:layer="layout" svg:x1="11.126cm" svg:y1="5.101cm" svg:x2="11.279cm" svg:y2="5.101cm">
          <text:p/>
        </draw:line>
        <draw:line draw:style-name="gr97" draw:layer="layout" svg:x1="11.202cm" svg:y1="4.693cm" svg:x2="11.202cm" svg:y2="4.54cm">
          <text:p/>
        </draw:line>
        <draw:line draw:style-name="gr97" draw:layer="layout" svg:x1="11.126cm" svg:y1="4.616cm" svg:x2="11.279cm" svg:y2="4.616cm">
          <text:p/>
        </draw:line>
        <draw:line draw:style-name="gr97" draw:layer="layout" svg:x1="11.234cm" svg:y1="12.471cm" svg:x2="11.234cm" svg:y2="12.318cm">
          <text:p/>
        </draw:line>
        <draw:line draw:style-name="gr97" draw:layer="layout" svg:x1="11.157cm" svg:y1="12.395cm" svg:x2="11.31cm" svg:y2="12.395cm">
          <text:p/>
        </draw:line>
        <draw:line draw:style-name="gr97" draw:layer="layout" svg:x1="11.234cm" svg:y1="12.206cm" svg:x2="11.234cm" svg:y2="12.053cm">
          <text:p/>
        </draw:line>
        <draw:line draw:style-name="gr97" draw:layer="layout" svg:x1="11.157cm" svg:y1="12.129cm" svg:x2="11.31cm" svg:y2="12.129cm">
          <text:p/>
        </draw:line>
        <draw:line draw:style-name="gr97" draw:layer="layout" svg:x1="11.234cm" svg:y1="10.641cm" svg:x2="11.234cm" svg:y2="10.488cm">
          <text:p/>
        </draw:line>
        <draw:line draw:style-name="gr97" draw:layer="layout" svg:x1="11.157cm" svg:y1="10.565cm" svg:x2="11.31cm" svg:y2="10.565cm">
          <text:p/>
        </draw:line>
        <draw:line draw:style-name="gr97" draw:layer="layout" svg:x1="11.234cm" svg:y1="10.554cm" svg:x2="11.234cm" svg:y2="10.4cm">
          <text:p/>
        </draw:line>
        <draw:line draw:style-name="gr97" draw:layer="layout" svg:x1="11.157cm" svg:y1="10.477cm" svg:x2="11.31cm" svg:y2="10.477cm">
          <text:p/>
        </draw:line>
        <draw:line draw:style-name="gr97" draw:layer="layout" svg:x1="11.234cm" svg:y1="9.892cm" svg:x2="11.234cm" svg:y2="9.738cm">
          <text:p/>
        </draw:line>
        <draw:line draw:style-name="gr97" draw:layer="layout" svg:x1="11.157cm" svg:y1="9.815cm" svg:x2="11.31cm" svg:y2="9.815cm">
          <text:p/>
        </draw:line>
        <draw:line draw:style-name="gr97" draw:layer="layout" svg:x1="11.234cm" svg:y1="9.098cm" svg:x2="11.234cm" svg:y2="8.945cm">
          <text:p/>
        </draw:line>
        <draw:line draw:style-name="gr97" draw:layer="layout" svg:x1="11.157cm" svg:y1="9.022cm" svg:x2="11.31cm" svg:y2="9.022cm">
          <text:p/>
        </draw:line>
        <draw:line draw:style-name="gr97" draw:layer="layout" svg:x1="11.234cm" svg:y1="8.857cm" svg:x2="11.234cm" svg:y2="8.704cm">
          <text:p/>
        </draw:line>
        <draw:line draw:style-name="gr97" draw:layer="layout" svg:x1="11.157cm" svg:y1="8.781cm" svg:x2="11.31cm" svg:y2="8.781cm">
          <text:p/>
        </draw:line>
        <draw:line draw:style-name="gr97" draw:layer="layout" svg:x1="11.234cm" svg:y1="8.748cm" svg:x2="11.234cm" svg:y2="8.594cm">
          <text:p/>
        </draw:line>
        <draw:line draw:style-name="gr97" draw:layer="layout" svg:x1="11.157cm" svg:y1="8.671cm" svg:x2="11.31cm" svg:y2="8.671cm">
          <text:p/>
        </draw:line>
        <draw:line draw:style-name="gr97" draw:layer="layout" svg:x1="11.234cm" svg:y1="8.526cm" svg:x2="11.234cm" svg:y2="8.373cm">
          <text:p/>
        </draw:line>
        <draw:line draw:style-name="gr97" draw:layer="layout" svg:x1="11.157cm" svg:y1="8.45cm" svg:x2="11.31cm" svg:y2="8.45cm">
          <text:p/>
        </draw:line>
        <draw:line draw:style-name="gr97" draw:layer="layout" svg:x1="11.234cm" svg:y1="8.261cm" svg:x2="11.234cm" svg:y2="8.108cm">
          <text:p/>
        </draw:line>
        <draw:line draw:style-name="gr97" draw:layer="layout" svg:x1="11.157cm" svg:y1="8.184cm" svg:x2="11.31cm" svg:y2="8.184cm">
          <text:p/>
        </draw:line>
        <draw:line draw:style-name="gr97" draw:layer="layout" svg:x1="11.234cm" svg:y1="7.842cm" svg:x2="11.234cm" svg:y2="7.689cm">
          <text:p/>
        </draw:line>
        <draw:line draw:style-name="gr97" draw:layer="layout" svg:x1="11.157cm" svg:y1="7.766cm" svg:x2="11.31cm" svg:y2="7.766cm">
          <text:p/>
        </draw:line>
        <draw:line draw:style-name="gr97" draw:layer="layout" svg:x1="11.234cm" svg:y1="7.755cm" svg:x2="11.234cm" svg:y2="7.601cm">
          <text:p/>
        </draw:line>
        <draw:line draw:style-name="gr97" draw:layer="layout" svg:x1="11.157cm" svg:y1="7.678cm" svg:x2="11.31cm" svg:y2="7.678cm">
          <text:p/>
        </draw:line>
        <draw:line draw:style-name="gr97" draw:layer="layout" svg:x1="11.234cm" svg:y1="7.161cm" svg:x2="11.234cm" svg:y2="7.008cm">
          <text:p/>
        </draw:line>
        <draw:line draw:style-name="gr97" draw:layer="layout" svg:x1="11.157cm" svg:y1="7.084cm" svg:x2="11.31cm" svg:y2="7.084cm">
          <text:p/>
        </draw:line>
        <draw:line draw:style-name="gr97" draw:layer="layout" svg:x1="11.234cm" svg:y1="7.139cm" svg:x2="11.234cm" svg:y2="6.986cm">
          <text:p/>
        </draw:line>
        <draw:line draw:style-name="gr97" draw:layer="layout" svg:x1="11.157cm" svg:y1="7.062cm" svg:x2="11.31cm" svg:y2="7.062cm">
          <text:p/>
        </draw:line>
        <draw:line draw:style-name="gr97" draw:layer="layout" svg:x1="11.234cm" svg:y1="6.83cm" svg:x2="11.234cm" svg:y2="6.677cm">
          <text:p/>
        </draw:line>
        <draw:line draw:style-name="gr97" draw:layer="layout" svg:x1="11.157cm" svg:y1="6.753cm" svg:x2="11.31cm" svg:y2="6.753cm">
          <text:p/>
        </draw:line>
        <draw:line draw:style-name="gr97" draw:layer="layout" svg:x1="11.234cm" svg:y1="6.63cm" svg:x2="11.234cm" svg:y2="6.477cm">
          <text:p/>
        </draw:line>
        <draw:line draw:style-name="gr97" draw:layer="layout" svg:x1="11.157cm" svg:y1="6.554cm" svg:x2="11.31cm" svg:y2="6.554cm">
          <text:p/>
        </draw:line>
        <draw:line draw:style-name="gr97" draw:layer="layout" svg:x1="11.234cm" svg:y1="6.19cm" svg:x2="11.234cm" svg:y2="6.037cm">
          <text:p/>
        </draw:line>
        <draw:line draw:style-name="gr97" draw:layer="layout" svg:x1="11.157cm" svg:y1="6.113cm" svg:x2="11.31cm" svg:y2="6.113cm">
          <text:p/>
        </draw:line>
        <draw:line draw:style-name="gr97" draw:layer="layout" svg:x1="11.234cm" svg:y1="6.058cm" svg:x2="11.234cm" svg:y2="5.905cm">
          <text:p/>
        </draw:line>
        <draw:line draw:style-name="gr97" draw:layer="layout" svg:x1="11.157cm" svg:y1="5.982cm" svg:x2="11.31cm" svg:y2="5.982cm">
          <text:p/>
        </draw:line>
        <draw:line draw:style-name="gr97" draw:layer="layout" svg:x1="11.234cm" svg:y1="5.396cm" svg:x2="11.234cm" svg:y2="5.243cm">
          <text:p/>
        </draw:line>
        <draw:line draw:style-name="gr97" draw:layer="layout" svg:x1="11.157cm" svg:y1="5.32cm" svg:x2="11.31cm" svg:y2="5.32cm">
          <text:p/>
        </draw:line>
        <draw:line draw:style-name="gr97" draw:layer="layout" svg:x1="11.234cm" svg:y1="5.353cm" svg:x2="11.234cm" svg:y2="5.199cm">
          <text:p/>
        </draw:line>
        <draw:line draw:style-name="gr97" draw:layer="layout" svg:x1="11.157cm" svg:y1="5.276cm" svg:x2="11.31cm" svg:y2="5.276cm">
          <text:p/>
        </draw:line>
        <draw:line draw:style-name="gr97" draw:layer="layout" svg:x1="11.234cm" svg:y1="5.09cm" svg:x2="11.234cm" svg:y2="4.936cm">
          <text:p/>
        </draw:line>
        <draw:line draw:style-name="gr97" draw:layer="layout" svg:x1="11.157cm" svg:y1="5.013cm" svg:x2="11.31cm" svg:y2="5.013cm">
          <text:p/>
        </draw:line>
        <draw:line draw:style-name="gr97" draw:layer="layout" svg:x1="11.263cm" svg:y1="12.734cm" svg:x2="11.263cm" svg:y2="12.581cm">
          <text:p/>
        </draw:line>
        <draw:line draw:style-name="gr97" draw:layer="layout" svg:x1="11.186cm" svg:y1="12.658cm" svg:x2="11.34cm" svg:y2="12.658cm">
          <text:p/>
        </draw:line>
        <draw:line draw:style-name="gr97" draw:layer="layout" svg:x1="11.263cm" svg:y1="12.559cm" svg:x2="11.263cm" svg:y2="12.406cm">
          <text:p/>
        </draw:line>
        <draw:line draw:style-name="gr97" draw:layer="layout" svg:x1="11.186cm" svg:y1="12.482cm" svg:x2="11.34cm" svg:y2="12.482cm">
          <text:p/>
        </draw:line>
        <draw:line draw:style-name="gr97" draw:layer="layout" svg:x1="11.263cm" svg:y1="10.775cm" svg:x2="11.263cm" svg:y2="10.622cm">
          <text:p/>
        </draw:line>
        <draw:line draw:style-name="gr97" draw:layer="layout" svg:x1="11.186cm" svg:y1="10.698cm" svg:x2="11.34cm" svg:y2="10.698cm">
          <text:p/>
        </draw:line>
        <draw:line draw:style-name="gr97" draw:layer="layout" svg:x1="11.263cm" svg:y1="10.619cm" svg:x2="11.263cm" svg:y2="10.466cm">
          <text:p/>
        </draw:line>
        <draw:line draw:style-name="gr97" draw:layer="layout" svg:x1="11.186cm" svg:y1="10.543cm" svg:x2="11.34cm" svg:y2="10.543cm">
          <text:p/>
        </draw:line>
        <draw:line draw:style-name="gr97" draw:layer="layout" svg:x1="11.263cm" svg:y1="10.597cm" svg:x2="11.263cm" svg:y2="10.444cm">
          <text:p/>
        </draw:line>
        <draw:line draw:style-name="gr97" draw:layer="layout" svg:x1="11.186cm" svg:y1="10.521cm" svg:x2="11.34cm" svg:y2="10.521cm">
          <text:p/>
        </draw:line>
        <draw:line draw:style-name="gr97" draw:layer="layout" svg:x1="11.263cm" svg:y1="10.444cm" svg:x2="11.263cm" svg:y2="10.291cm">
          <text:p/>
        </draw:line>
        <draw:line draw:style-name="gr97" draw:layer="layout" svg:x1="11.186cm" svg:y1="10.367cm" svg:x2="11.34cm" svg:y2="10.367cm">
          <text:p/>
        </draw:line>
        <draw:line draw:style-name="gr97" draw:layer="layout" svg:x1="11.263cm" svg:y1="10.332cm" svg:x2="11.263cm" svg:y2="10.179cm">
          <text:p/>
        </draw:line>
        <draw:line draw:style-name="gr97" draw:layer="layout" svg:x1="11.186cm" svg:y1="10.255cm" svg:x2="11.34cm" svg:y2="10.255cm">
          <text:p/>
        </draw:line>
        <draw:line draw:style-name="gr97" draw:layer="layout" svg:x1="11.263cm" svg:y1="9.87cm" svg:x2="11.263cm" svg:y2="9.716cm">
          <text:p/>
        </draw:line>
        <draw:line draw:style-name="gr97" draw:layer="layout" svg:x1="11.186cm" svg:y1="9.793cm" svg:x2="11.34cm" svg:y2="9.793cm">
          <text:p/>
        </draw:line>
        <draw:line draw:style-name="gr97" draw:layer="layout" svg:x1="11.263cm" svg:y1="9.298cm" svg:x2="11.263cm" svg:y2="9.144cm">
          <text:p/>
        </draw:line>
        <draw:line draw:style-name="gr97" draw:layer="layout" svg:x1="11.186cm" svg:y1="9.221cm" svg:x2="11.34cm" svg:y2="9.221cm">
          <text:p/>
        </draw:line>
        <draw:line draw:style-name="gr97" draw:layer="layout" svg:x1="11.263cm" svg:y1="9.254cm" svg:x2="11.263cm" svg:y2="9.101cm">
          <text:p/>
        </draw:line>
        <draw:line draw:style-name="gr97" draw:layer="layout" svg:x1="11.186cm" svg:y1="9.177cm" svg:x2="11.34cm" svg:y2="9.177cm">
          <text:p/>
        </draw:line>
        <draw:line draw:style-name="gr97" draw:layer="layout" svg:x1="11.263cm" svg:y1="9.12cm" svg:x2="11.263cm" svg:y2="8.967cm">
          <text:p/>
        </draw:line>
        <draw:line draw:style-name="gr97" draw:layer="layout" svg:x1="11.186cm" svg:y1="9.043cm" svg:x2="11.34cm" svg:y2="9.043cm">
          <text:p/>
        </draw:line>
        <draw:line draw:style-name="gr97" draw:layer="layout" svg:x1="11.263cm" svg:y1="8.989cm" svg:x2="11.263cm" svg:y2="8.835cm">
          <text:p/>
        </draw:line>
        <draw:line draw:style-name="gr97" draw:layer="layout" svg:x1="11.186cm" svg:y1="8.912cm" svg:x2="11.34cm" svg:y2="8.912cm">
          <text:p/>
        </draw:line>
        <draw:line draw:style-name="gr97" draw:layer="layout" svg:x1="11.263cm" svg:y1="8.967cm" svg:x2="11.263cm" svg:y2="8.813cm">
          <text:p/>
        </draw:line>
        <draw:line draw:style-name="gr97" draw:layer="layout" svg:x1="11.186cm" svg:y1="8.89cm" svg:x2="11.34cm" svg:y2="8.89cm">
          <text:p/>
        </draw:line>
        <draw:line draw:style-name="gr97" draw:layer="layout" svg:x1="11.263cm" svg:y1="8.923cm" svg:x2="11.263cm" svg:y2="8.77cm">
          <text:p/>
        </draw:line>
        <draw:line draw:style-name="gr97" draw:layer="layout" svg:x1="11.186cm" svg:y1="8.846cm" svg:x2="11.34cm" svg:y2="8.846cm">
          <text:p/>
        </draw:line>
        <draw:line draw:style-name="gr97" draw:layer="layout" svg:x1="11.263cm" svg:y1="8.792cm" svg:x2="11.263cm" svg:y2="8.638cm">
          <text:p/>
        </draw:line>
        <draw:line draw:style-name="gr97" draw:layer="layout" svg:x1="11.186cm" svg:y1="8.715cm" svg:x2="11.34cm" svg:y2="8.715cm">
          <text:p/>
        </draw:line>
        <draw:line draw:style-name="gr97" draw:layer="layout" svg:x1="11.263cm" svg:y1="7.954cm" svg:x2="11.263cm" svg:y2="7.801cm">
          <text:p/>
        </draw:line>
        <draw:line draw:style-name="gr97" draw:layer="layout" svg:x1="11.186cm" svg:y1="7.878cm" svg:x2="11.34cm" svg:y2="7.878cm">
          <text:p/>
        </draw:line>
        <draw:line draw:style-name="gr97" draw:layer="layout" svg:x1="11.263cm" svg:y1="7.842cm" svg:x2="11.263cm" svg:y2="7.689cm">
          <text:p/>
        </draw:line>
        <draw:line draw:style-name="gr97" draw:layer="layout" svg:x1="11.186cm" svg:y1="7.766cm" svg:x2="11.34cm" svg:y2="7.766cm">
          <text:p/>
        </draw:line>
        <draw:line draw:style-name="gr97" draw:layer="layout" svg:x1="11.263cm" svg:y1="7.711cm" svg:x2="11.263cm" svg:y2="7.558cm">
          <text:p/>
        </draw:line>
        <draw:line draw:style-name="gr97" draw:layer="layout" svg:x1="11.186cm" svg:y1="7.634cm" svg:x2="11.34cm" svg:y2="7.634cm">
          <text:p/>
        </draw:line>
        <draw:line draw:style-name="gr97" draw:layer="layout" svg:x1="11.263cm" svg:y1="7.58cm" svg:x2="11.263cm" svg:y2="7.426cm">
          <text:p/>
        </draw:line>
        <draw:line draw:style-name="gr97" draw:layer="layout" svg:x1="11.186cm" svg:y1="7.503cm" svg:x2="11.34cm" svg:y2="7.503cm">
          <text:p/>
        </draw:line>
        <draw:line draw:style-name="gr97" draw:layer="layout" svg:x1="11.263cm" svg:y1="7.424cm" svg:x2="11.263cm" svg:y2="7.27cm">
          <text:p/>
        </draw:line>
        <draw:line draw:style-name="gr97" draw:layer="layout" svg:x1="11.186cm" svg:y1="7.347cm" svg:x2="11.34cm" svg:y2="7.347cm">
          <text:p/>
        </draw:line>
        <draw:line draw:style-name="gr97" draw:layer="layout" svg:x1="11.263cm" svg:y1="7.336cm" svg:x2="11.263cm" svg:y2="7.183cm">
          <text:p/>
        </draw:line>
        <draw:line draw:style-name="gr97" draw:layer="layout" svg:x1="11.186cm" svg:y1="7.26cm" svg:x2="11.34cm" svg:y2="7.26cm">
          <text:p/>
        </draw:line>
        <draw:line draw:style-name="gr97" draw:layer="layout" svg:x1="11.263cm" svg:y1="6.72cm" svg:x2="11.263cm" svg:y2="6.567cm">
          <text:p/>
        </draw:line>
        <draw:line draw:style-name="gr97" draw:layer="layout" svg:x1="11.186cm" svg:y1="6.644cm" svg:x2="11.34cm" svg:y2="6.644cm">
          <text:p/>
        </draw:line>
        <draw:line draw:style-name="gr97" draw:layer="layout" svg:x1="11.263cm" svg:y1="6.212cm" svg:x2="11.263cm" svg:y2="6.058cm">
          <text:p/>
        </draw:line>
        <draw:line draw:style-name="gr97" draw:layer="layout" svg:x1="11.186cm" svg:y1="6.135cm" svg:x2="11.34cm" svg:y2="6.135cm">
          <text:p/>
        </draw:line>
        <draw:line draw:style-name="gr97" draw:layer="layout" svg:x1="11.263cm" svg:y1="6.168cm" svg:x2="11.263cm" svg:y2="6.015cm">
          <text:p/>
        </draw:line>
        <draw:line draw:style-name="gr97" draw:layer="layout" svg:x1="11.186cm" svg:y1="6.091cm" svg:x2="11.34cm" svg:y2="6.091cm">
          <text:p/>
        </draw:line>
        <draw:line draw:style-name="gr97" draw:layer="layout" svg:x1="11.263cm" svg:y1="5.927cm" svg:x2="11.263cm" svg:y2="5.774cm">
          <text:p/>
        </draw:line>
        <draw:line draw:style-name="gr97" draw:layer="layout" svg:x1="11.186cm" svg:y1="5.85cm" svg:x2="11.34cm" svg:y2="5.85cm">
          <text:p/>
        </draw:line>
        <draw:line draw:style-name="gr97" draw:layer="layout" svg:x1="11.295cm" svg:y1="13.418cm" svg:x2="11.295cm" svg:y2="13.265cm">
          <text:p/>
        </draw:line>
        <draw:line draw:style-name="gr97" draw:layer="layout" svg:x1="11.218cm" svg:y1="13.341cm" svg:x2="11.371cm" svg:y2="13.341cm">
          <text:p/>
        </draw:line>
        <draw:line draw:style-name="gr97" draw:layer="layout" svg:x1="11.295cm" svg:y1="13.221cm" svg:x2="11.295cm" svg:y2="13.068cm">
          <text:p/>
        </draw:line>
        <draw:line draw:style-name="gr97" draw:layer="layout" svg:x1="11.218cm" svg:y1="13.144cm" svg:x2="11.371cm" svg:y2="13.144cm">
          <text:p/>
        </draw:line>
        <draw:line draw:style-name="gr97" draw:layer="layout" svg:x1="11.295cm" svg:y1="11.457cm" svg:x2="11.295cm" svg:y2="11.303cm">
          <text:p/>
        </draw:line>
        <draw:line draw:style-name="gr97" draw:layer="layout" svg:x1="11.218cm" svg:y1="11.38cm" svg:x2="11.371cm" svg:y2="11.38cm">
          <text:p/>
        </draw:line>
        <draw:line draw:style-name="gr97" draw:layer="layout" svg:x1="11.295cm" svg:y1="11.435cm" svg:x2="11.295cm" svg:y2="11.281cm">
          <text:p/>
        </draw:line>
        <draw:line draw:style-name="gr97" draw:layer="layout" svg:x1="11.218cm" svg:y1="11.358cm" svg:x2="11.371cm" svg:y2="11.358cm">
          <text:p/>
        </draw:line>
        <draw:line draw:style-name="gr97" draw:layer="layout" svg:x1="11.295cm" svg:y1="10.863cm" svg:x2="11.295cm" svg:y2="10.709cm">
          <text:p/>
        </draw:line>
        <draw:line draw:style-name="gr97" draw:layer="layout" svg:x1="11.218cm" svg:y1="10.786cm" svg:x2="11.371cm" svg:y2="10.786cm">
          <text:p/>
        </draw:line>
        <draw:line draw:style-name="gr97" draw:layer="layout" svg:x1="11.295cm" svg:y1="10.554cm" svg:x2="11.295cm" svg:y2="10.4cm">
          <text:p/>
        </draw:line>
        <draw:line draw:style-name="gr97" draw:layer="layout" svg:x1="11.218cm" svg:y1="10.477cm" svg:x2="11.371cm" svg:y2="10.477cm">
          <text:p/>
        </draw:line>
        <draw:line draw:style-name="gr97" draw:layer="layout" svg:x1="11.295cm" svg:y1="10.288cm" svg:x2="11.295cm" svg:y2="10.135cm">
          <text:p/>
        </draw:line>
        <draw:line draw:style-name="gr97" draw:layer="layout" svg:x1="11.218cm" svg:y1="10.212cm" svg:x2="11.371cm" svg:y2="10.212cm">
          <text:p/>
        </draw:line>
        <draw:line draw:style-name="gr97" draw:layer="layout" svg:x1="11.295cm" svg:y1="10.244cm" svg:x2="11.295cm" svg:y2="10.091cm">
          <text:p/>
        </draw:line>
        <draw:line draw:style-name="gr97" draw:layer="layout" svg:x1="11.218cm" svg:y1="10.168cm" svg:x2="11.371cm" svg:y2="10.168cm">
          <text:p/>
        </draw:line>
        <draw:line draw:style-name="gr97" draw:layer="layout" svg:x1="11.295cm" svg:y1="10.201cm" svg:x2="11.295cm" svg:y2="10.047cm">
          <text:p/>
        </draw:line>
        <draw:line draw:style-name="gr97" draw:layer="layout" svg:x1="11.218cm" svg:y1="10.124cm" svg:x2="11.371cm" svg:y2="10.124cm">
          <text:p/>
        </draw:line>
        <draw:line draw:style-name="gr97" draw:layer="layout" svg:x1="11.295cm" svg:y1="9.96cm" svg:x2="11.295cm" svg:y2="9.806cm">
          <text:p/>
        </draw:line>
        <draw:line draw:style-name="gr97" draw:layer="layout" svg:x1="11.218cm" svg:y1="9.883cm" svg:x2="11.371cm" svg:y2="9.883cm">
          <text:p/>
        </draw:line>
        <draw:line draw:style-name="gr97" draw:layer="layout" svg:x1="11.295cm" svg:y1="9.76cm" svg:x2="11.295cm" svg:y2="9.607cm">
          <text:p/>
        </draw:line>
        <draw:line draw:style-name="gr97" draw:layer="layout" svg:x1="11.218cm" svg:y1="9.684cm" svg:x2="11.371cm" svg:y2="9.684cm">
          <text:p/>
        </draw:line>
        <draw:line draw:style-name="gr97" draw:layer="layout" svg:x1="11.295cm" svg:y1="9.716cm" svg:x2="11.295cm" svg:y2="9.563cm">
          <text:p/>
        </draw:line>
        <draw:line draw:style-name="gr97" draw:layer="layout" svg:x1="11.218cm" svg:y1="9.64cm" svg:x2="11.371cm" svg:y2="9.64cm">
          <text:p/>
        </draw:line>
        <draw:line draw:style-name="gr97" draw:layer="layout" svg:x1="11.295cm" svg:y1="9.585cm" svg:x2="11.295cm" svg:y2="9.432cm">
          <text:p/>
        </draw:line>
        <draw:line draw:style-name="gr97" draw:layer="layout" svg:x1="11.218cm" svg:y1="9.508cm" svg:x2="11.371cm" svg:y2="9.508cm">
          <text:p/>
        </draw:line>
        <draw:line draw:style-name="gr97" draw:layer="layout" svg:x1="11.295cm" svg:y1="9.254cm" svg:x2="11.295cm" svg:y2="9.101cm">
          <text:p/>
        </draw:line>
        <draw:line draw:style-name="gr97" draw:layer="layout" svg:x1="11.218cm" svg:y1="9.177cm" svg:x2="11.371cm" svg:y2="9.177cm">
          <text:p/>
        </draw:line>
        <draw:line draw:style-name="gr97" draw:layer="layout" svg:x1="11.295cm" svg:y1="9.188cm" svg:x2="11.295cm" svg:y2="9.035cm">
          <text:p/>
        </draw:line>
        <draw:line draw:style-name="gr97" draw:layer="layout" svg:x1="11.218cm" svg:y1="9.112cm" svg:x2="11.371cm" svg:y2="9.112cm">
          <text:p/>
        </draw:line>
        <draw:line draw:style-name="gr97" draw:layer="layout" svg:x1="11.295cm" svg:y1="8.813cm" svg:x2="11.295cm" svg:y2="8.66cm">
          <text:p/>
        </draw:line>
        <draw:line draw:style-name="gr97" draw:layer="layout" svg:x1="11.218cm" svg:y1="8.737cm" svg:x2="11.371cm" svg:y2="8.737cm">
          <text:p/>
        </draw:line>
        <draw:line draw:style-name="gr97" draw:layer="layout" svg:x1="11.295cm" svg:y1="8.57cm" svg:x2="11.295cm" svg:y2="8.417cm">
          <text:p/>
        </draw:line>
        <draw:line draw:style-name="gr97" draw:layer="layout" svg:x1="11.218cm" svg:y1="8.493cm" svg:x2="11.371cm" svg:y2="8.493cm">
          <text:p/>
        </draw:line>
        <draw:line draw:style-name="gr97" draw:layer="layout" svg:x1="11.295cm" svg:y1="7.932cm" svg:x2="11.295cm" svg:y2="7.779cm">
          <text:p/>
        </draw:line>
        <draw:line draw:style-name="gr97" draw:layer="layout" svg:x1="11.218cm" svg:y1="7.856cm" svg:x2="11.371cm" svg:y2="7.856cm">
          <text:p/>
        </draw:line>
        <draw:line draw:style-name="gr97" draw:layer="layout" svg:x1="11.295cm" svg:y1="7.733cm" svg:x2="11.295cm" svg:y2="7.58cm">
          <text:p/>
        </draw:line>
        <draw:line draw:style-name="gr97" draw:layer="layout" svg:x1="11.218cm" svg:y1="7.656cm" svg:x2="11.371cm" svg:y2="7.656cm">
          <text:p/>
        </draw:line>
        <draw:line draw:style-name="gr97" draw:layer="layout" svg:x1="11.295cm" svg:y1="7.623cm" svg:x2="11.295cm" svg:y2="7.47cm">
          <text:p/>
        </draw:line>
        <draw:line draw:style-name="gr97" draw:layer="layout" svg:x1="11.218cm" svg:y1="7.547cm" svg:x2="11.371cm" svg:y2="7.547cm">
          <text:p/>
        </draw:line>
        <draw:line draw:style-name="gr97" draw:layer="layout" svg:x1="11.295cm" svg:y1="7.446cm" svg:x2="11.295cm" svg:y2="7.292cm">
          <text:p/>
        </draw:line>
        <draw:line draw:style-name="gr97" draw:layer="layout" svg:x1="11.218cm" svg:y1="7.369cm" svg:x2="11.371cm" svg:y2="7.369cm">
          <text:p/>
        </draw:line>
        <draw:line draw:style-name="gr97" draw:layer="layout" svg:x1="11.295cm" svg:y1="7.227cm" svg:x2="11.295cm" svg:y2="7.073cm">
          <text:p/>
        </draw:line>
        <draw:line draw:style-name="gr97" draw:layer="layout" svg:x1="11.218cm" svg:y1="7.15cm" svg:x2="11.371cm" svg:y2="7.15cm">
          <text:p/>
        </draw:line>
        <draw:line draw:style-name="gr97" draw:layer="layout" svg:x1="11.295cm" svg:y1="6.699cm" svg:x2="11.295cm" svg:y2="6.545cm">
          <text:p/>
        </draw:line>
        <draw:line draw:style-name="gr97" draw:layer="layout" svg:x1="11.218cm" svg:y1="6.622cm" svg:x2="11.371cm" svg:y2="6.622cm">
          <text:p/>
        </draw:line>
        <draw:line draw:style-name="gr97" draw:layer="layout" svg:x1="11.295cm" svg:y1="6.346cm" svg:x2="11.295cm" svg:y2="6.192cm">
          <text:p/>
        </draw:line>
        <draw:line draw:style-name="gr97" draw:layer="layout" svg:x1="11.218cm" svg:y1="6.269cm" svg:x2="11.371cm" svg:y2="6.269cm">
          <text:p/>
        </draw:line>
        <draw:line draw:style-name="gr97" draw:layer="layout" svg:x1="11.295cm" svg:y1="6.102cm" svg:x2="11.295cm" svg:y2="5.949cm">
          <text:p/>
        </draw:line>
        <draw:line draw:style-name="gr97" draw:layer="layout" svg:x1="11.218cm" svg:y1="6.026cm" svg:x2="11.371cm" svg:y2="6.026cm">
          <text:p/>
        </draw:line>
        <draw:line draw:style-name="gr97" draw:layer="layout" svg:x1="11.295cm" svg:y1="5.971cm" svg:x2="11.295cm" svg:y2="5.818cm">
          <text:p/>
        </draw:line>
        <draw:line draw:style-name="gr97" draw:layer="layout" svg:x1="11.218cm" svg:y1="5.894cm" svg:x2="11.371cm" svg:y2="5.894cm">
          <text:p/>
        </draw:line>
        <draw:line draw:style-name="gr97" draw:layer="layout" svg:x1="11.295cm" svg:y1="5.883cm" svg:x2="11.295cm" svg:y2="5.73cm">
          <text:p/>
        </draw:line>
        <draw:line draw:style-name="gr97" draw:layer="layout" svg:x1="11.218cm" svg:y1="5.807cm" svg:x2="11.371cm" svg:y2="5.807cm">
          <text:p/>
        </draw:line>
        <draw:line draw:style-name="gr97" draw:layer="layout" svg:x1="11.295cm" svg:y1="3.128cm" svg:x2="11.295cm" svg:y2="2.975cm">
          <text:p/>
        </draw:line>
        <draw:line draw:style-name="gr97" draw:layer="layout" svg:x1="11.218cm" svg:y1="3.052cm" svg:x2="11.371cm" svg:y2="3.052cm">
          <text:p/>
        </draw:line>
        <draw:line draw:style-name="gr97" draw:layer="layout" svg:x1="11.295cm" svg:y1="2.929cm" svg:x2="11.295cm" svg:y2="2.775cm">
          <text:p/>
        </draw:line>
        <draw:line draw:style-name="gr97" draw:layer="layout" svg:x1="11.218cm" svg:y1="2.852cm" svg:x2="11.371cm" svg:y2="2.852cm">
          <text:p/>
        </draw:line>
        <draw:line draw:style-name="gr97" draw:layer="layout" svg:x1="11.295cm" svg:y1="2.863cm" svg:x2="11.295cm" svg:y2="2.71cm">
          <text:p/>
        </draw:line>
        <draw:line draw:style-name="gr97" draw:layer="layout" svg:x1="11.218cm" svg:y1="2.786cm" svg:x2="11.371cm" svg:y2="2.786cm">
          <text:p/>
        </draw:line>
        <draw:line draw:style-name="gr97" draw:layer="layout" svg:x1="11.324cm" svg:y1="11.919cm" svg:x2="11.324cm" svg:y2="11.766cm">
          <text:p/>
        </draw:line>
        <draw:line draw:style-name="gr97" draw:layer="layout" svg:x1="11.247cm" svg:y1="11.842cm" svg:x2="11.401cm" svg:y2="11.842cm">
          <text:p/>
        </draw:line>
        <draw:line draw:style-name="gr97" draw:layer="layout" svg:x1="11.324cm" svg:y1="11.766cm" svg:x2="11.324cm" svg:y2="11.612cm">
          <text:p/>
        </draw:line>
        <draw:line draw:style-name="gr97" draw:layer="layout" svg:x1="11.247cm" svg:y1="11.689cm" svg:x2="11.401cm" svg:y2="11.689cm">
          <text:p/>
        </draw:line>
        <draw:line draw:style-name="gr97" draw:layer="layout" svg:x1="11.324cm" svg:y1="11.522cm" svg:x2="11.324cm" svg:y2="11.369cm">
          <text:p/>
        </draw:line>
        <draw:line draw:style-name="gr97" draw:layer="layout" svg:x1="11.247cm" svg:y1="11.446cm" svg:x2="11.401cm" svg:y2="11.446cm">
          <text:p/>
        </draw:line>
        <draw:line draw:style-name="gr97" draw:layer="layout" svg:x1="11.324cm" svg:y1="11.281cm" svg:x2="11.324cm" svg:y2="11.128cm">
          <text:p/>
        </draw:line>
        <draw:line draw:style-name="gr97" draw:layer="layout" svg:x1="11.247cm" svg:y1="11.205cm" svg:x2="11.401cm" svg:y2="11.205cm">
          <text:p/>
        </draw:line>
        <draw:line draw:style-name="gr97" draw:layer="layout" svg:x1="11.324cm" svg:y1="11.169cm" svg:x2="11.324cm" svg:y2="11.016cm">
          <text:p/>
        </draw:line>
        <draw:line draw:style-name="gr97" draw:layer="layout" svg:x1="11.247cm" svg:y1="11.093cm" svg:x2="11.401cm" svg:y2="11.093cm">
          <text:p/>
        </draw:line>
        <draw:line draw:style-name="gr97" draw:layer="layout" svg:x1="11.324cm" svg:y1="11.06cm" svg:x2="11.324cm" svg:y2="10.906cm">
          <text:p/>
        </draw:line>
        <draw:line draw:style-name="gr97" draw:layer="layout" svg:x1="11.247cm" svg:y1="10.983cm" svg:x2="11.401cm" svg:y2="10.983cm">
          <text:p/>
        </draw:line>
        <draw:line draw:style-name="gr97" draw:layer="layout" svg:x1="11.324cm" svg:y1="10.906cm" svg:x2="11.324cm" svg:y2="10.753cm">
          <text:p/>
        </draw:line>
        <draw:line draw:style-name="gr97" draw:layer="layout" svg:x1="11.247cm" svg:y1="10.83cm" svg:x2="11.401cm" svg:y2="10.83cm">
          <text:p/>
        </draw:line>
        <draw:line draw:style-name="gr97" draw:layer="layout" svg:x1="11.324cm" svg:y1="10.841cm" svg:x2="11.324cm" svg:y2="10.687cm">
          <text:p/>
        </draw:line>
        <draw:line draw:style-name="gr97" draw:layer="layout" svg:x1="11.247cm" svg:y1="10.764cm" svg:x2="11.401cm" svg:y2="10.764cm">
          <text:p/>
        </draw:line>
        <draw:line draw:style-name="gr97" draw:layer="layout" svg:x1="11.324cm" svg:y1="10.532cm" svg:x2="11.324cm" svg:y2="10.378cm">
          <text:p/>
        </draw:line>
        <draw:line draw:style-name="gr97" draw:layer="layout" svg:x1="11.247cm" svg:y1="10.455cm" svg:x2="11.401cm" svg:y2="10.455cm">
          <text:p/>
        </draw:line>
        <draw:line draw:style-name="gr97" draw:layer="layout" svg:x1="11.324cm" svg:y1="10.244cm" svg:x2="11.324cm" svg:y2="10.091cm">
          <text:p/>
        </draw:line>
        <draw:line draw:style-name="gr97" draw:layer="layout" svg:x1="11.247cm" svg:y1="10.168cm" svg:x2="11.401cm" svg:y2="10.168cm">
          <text:p/>
        </draw:line>
        <draw:line draw:style-name="gr97" draw:layer="layout" svg:x1="11.324cm" svg:y1="10.223cm" svg:x2="11.324cm" svg:y2="10.069cm">
          <text:p/>
        </draw:line>
        <draw:line draw:style-name="gr97" draw:layer="layout" svg:x1="11.247cm" svg:y1="10.146cm" svg:x2="11.401cm" svg:y2="10.146cm">
          <text:p/>
        </draw:line>
        <draw:line draw:style-name="gr97" draw:layer="layout" svg:x1="11.324cm" svg:y1="10.091cm" svg:x2="11.324cm" svg:y2="9.938cm">
          <text:p/>
        </draw:line>
        <draw:line draw:style-name="gr97" draw:layer="layout" svg:x1="11.247cm" svg:y1="10.015cm" svg:x2="11.401cm" svg:y2="10.015cm">
          <text:p/>
        </draw:line>
        <draw:line draw:style-name="gr97" draw:layer="layout" svg:x1="11.324cm" svg:y1="9.651cm" svg:x2="11.324cm" svg:y2="9.497cm">
          <text:p/>
        </draw:line>
        <draw:line draw:style-name="gr97" draw:layer="layout" svg:x1="11.247cm" svg:y1="9.574cm" svg:x2="11.401cm" svg:y2="9.574cm">
          <text:p/>
        </draw:line>
        <draw:line draw:style-name="gr97" draw:layer="layout" svg:x1="11.324cm" svg:y1="9.276cm" svg:x2="11.324cm" svg:y2="9.123cm">
          <text:p/>
        </draw:line>
        <draw:line draw:style-name="gr97" draw:layer="layout" svg:x1="11.247cm" svg:y1="9.199cm" svg:x2="11.401cm" svg:y2="9.199cm">
          <text:p/>
        </draw:line>
        <draw:line draw:style-name="gr97" draw:layer="layout" svg:x1="11.324cm" svg:y1="8.504cm" svg:x2="11.324cm" svg:y2="8.351cm">
          <text:p/>
        </draw:line>
        <draw:line draw:style-name="gr97" draw:layer="layout" svg:x1="11.247cm" svg:y1="8.428cm" svg:x2="11.401cm" svg:y2="8.428cm">
          <text:p/>
        </draw:line>
        <draw:line draw:style-name="gr97" draw:layer="layout" svg:x1="11.324cm" svg:y1="8.461cm" svg:x2="11.324cm" svg:y2="8.307cm">
          <text:p/>
        </draw:line>
        <draw:line draw:style-name="gr97" draw:layer="layout" svg:x1="11.247cm" svg:y1="8.384cm" svg:x2="11.401cm" svg:y2="8.384cm">
          <text:p/>
        </draw:line>
        <draw:line draw:style-name="gr97" draw:layer="layout" svg:x1="11.324cm" svg:y1="8.195cm" svg:x2="11.324cm" svg:y2="8.042cm">
          <text:p/>
        </draw:line>
        <draw:line draw:style-name="gr97" draw:layer="layout" svg:x1="11.247cm" svg:y1="8.119cm" svg:x2="11.401cm" svg:y2="8.119cm">
          <text:p/>
        </draw:line>
        <draw:line draw:style-name="gr97" draw:layer="layout" svg:x1="11.324cm" svg:y1="7.733cm" svg:x2="11.324cm" svg:y2="7.58cm">
          <text:p/>
        </draw:line>
        <draw:line draw:style-name="gr97" draw:layer="layout" svg:x1="11.247cm" svg:y1="7.656cm" svg:x2="11.401cm" svg:y2="7.656cm">
          <text:p/>
        </draw:line>
        <draw:line draw:style-name="gr97" draw:layer="layout" svg:x1="11.324cm" svg:y1="6.896cm" svg:x2="11.324cm" svg:y2="6.742cm">
          <text:p/>
        </draw:line>
        <draw:line draw:style-name="gr97" draw:layer="layout" svg:x1="11.247cm" svg:y1="6.819cm" svg:x2="11.401cm" svg:y2="6.819cm">
          <text:p/>
        </draw:line>
        <draw:line draw:style-name="gr97" draw:layer="layout" svg:x1="11.324cm" svg:y1="6.72cm" svg:x2="11.324cm" svg:y2="6.567cm">
          <text:p/>
        </draw:line>
        <draw:line draw:style-name="gr97" draw:layer="layout" svg:x1="11.247cm" svg:y1="6.644cm" svg:x2="11.401cm" svg:y2="6.644cm">
          <text:p/>
        </draw:line>
        <draw:line draw:style-name="gr97" draw:layer="layout" svg:x1="11.324cm" svg:y1="3.391cm" svg:x2="11.324cm" svg:y2="3.238cm">
          <text:p/>
        </draw:line>
        <draw:line draw:style-name="gr97" draw:layer="layout" svg:x1="11.247cm" svg:y1="3.314cm" svg:x2="11.401cm" svg:y2="3.314cm">
          <text:p/>
        </draw:line>
        <draw:line draw:style-name="gr97" draw:layer="layout" svg:x1="11.355cm" svg:y1="12.294cm" svg:x2="11.355cm" svg:y2="12.14cm">
          <text:p/>
        </draw:line>
        <draw:line draw:style-name="gr97" draw:layer="layout" svg:x1="11.279cm" svg:y1="12.217cm" svg:x2="11.432cm" svg:y2="12.217cm">
          <text:p/>
        </draw:line>
        <draw:line draw:style-name="gr97" draw:layer="layout" svg:x1="11.355cm" svg:y1="12.184cm" svg:x2="11.355cm" svg:y2="12.031cm">
          <text:p/>
        </draw:line>
        <draw:line draw:style-name="gr97" draw:layer="layout" svg:x1="11.279cm" svg:y1="12.108cm" svg:x2="11.432cm" svg:y2="12.108cm">
          <text:p/>
        </draw:line>
        <draw:line draw:style-name="gr97" draw:layer="layout" svg:x1="11.355cm" svg:y1="11.875cm" svg:x2="11.355cm" svg:y2="11.722cm">
          <text:p/>
        </draw:line>
        <draw:line draw:style-name="gr97" draw:layer="layout" svg:x1="11.279cm" svg:y1="11.798cm" svg:x2="11.432cm" svg:y2="11.798cm">
          <text:p/>
        </draw:line>
        <draw:line draw:style-name="gr97" draw:layer="layout" svg:x1="11.355cm" svg:y1="11.325cm" svg:x2="11.355cm" svg:y2="11.172cm">
          <text:p/>
        </draw:line>
        <draw:line draw:style-name="gr97" draw:layer="layout" svg:x1="11.279cm" svg:y1="11.248cm" svg:x2="11.432cm" svg:y2="11.248cm">
          <text:p/>
        </draw:line>
        <draw:line draw:style-name="gr97" draw:layer="layout" svg:x1="11.355cm" svg:y1="11.259cm" svg:x2="11.355cm" svg:y2="11.106cm">
          <text:p/>
        </draw:line>
        <draw:line draw:style-name="gr97" draw:layer="layout" svg:x1="11.279cm" svg:y1="11.183cm" svg:x2="11.432cm" svg:y2="11.183cm">
          <text:p/>
        </draw:line>
        <draw:line draw:style-name="gr97" draw:layer="layout" svg:x1="11.355cm" svg:y1="11.126cm" svg:x2="11.355cm" svg:y2="10.972cm">
          <text:p/>
        </draw:line>
        <draw:line draw:style-name="gr97" draw:layer="layout" svg:x1="11.279cm" svg:y1="11.049cm" svg:x2="11.432cm" svg:y2="11.049cm">
          <text:p/>
        </draw:line>
        <draw:line draw:style-name="gr97" draw:layer="layout" svg:x1="11.355cm" svg:y1="11.082cm" svg:x2="11.355cm" svg:y2="10.928cm">
          <text:p/>
        </draw:line>
        <draw:line draw:style-name="gr97" draw:layer="layout" svg:x1="11.279cm" svg:y1="11.005cm" svg:x2="11.432cm" svg:y2="11.005cm">
          <text:p/>
        </draw:line>
        <draw:line draw:style-name="gr97" draw:layer="layout" svg:x1="11.355cm" svg:y1="10.466cm" svg:x2="11.355cm" svg:y2="10.313cm">
          <text:p/>
        </draw:line>
        <draw:line draw:style-name="gr97" draw:layer="layout" svg:x1="11.279cm" svg:y1="10.389cm" svg:x2="11.432cm" svg:y2="10.389cm">
          <text:p/>
        </draw:line>
        <draw:line draw:style-name="gr97" draw:layer="layout" svg:x1="11.355cm" svg:y1="10.444cm" svg:x2="11.355cm" svg:y2="10.291cm">
          <text:p/>
        </draw:line>
        <draw:line draw:style-name="gr97" draw:layer="layout" svg:x1="11.279cm" svg:y1="10.367cm" svg:x2="11.432cm" svg:y2="10.367cm">
          <text:p/>
        </draw:line>
        <draw:line draw:style-name="gr97" draw:layer="layout" svg:x1="11.355cm" svg:y1="10.332cm" svg:x2="11.355cm" svg:y2="10.179cm">
          <text:p/>
        </draw:line>
        <draw:line draw:style-name="gr97" draw:layer="layout" svg:x1="11.279cm" svg:y1="10.255cm" svg:x2="11.432cm" svg:y2="10.255cm">
          <text:p/>
        </draw:line>
        <draw:line draw:style-name="gr97" draw:layer="layout" svg:x1="11.355cm" svg:y1="9.848cm" svg:x2="11.355cm" svg:y2="9.694cm">
          <text:p/>
        </draw:line>
        <draw:line draw:style-name="gr97" draw:layer="layout" svg:x1="11.279cm" svg:y1="9.771cm" svg:x2="11.432cm" svg:y2="9.771cm">
          <text:p/>
        </draw:line>
        <draw:line draw:style-name="gr97" draw:layer="layout" svg:x1="11.355cm" svg:y1="9.144cm" svg:x2="11.355cm" svg:y2="8.991cm">
          <text:p/>
        </draw:line>
        <draw:line draw:style-name="gr97" draw:layer="layout" svg:x1="11.279cm" svg:y1="9.068cm" svg:x2="11.432cm" svg:y2="9.068cm">
          <text:p/>
        </draw:line>
        <draw:line draw:style-name="gr97" draw:layer="layout" svg:x1="11.355cm" svg:y1="9.054cm" svg:x2="11.355cm" svg:y2="8.901cm">
          <text:p/>
        </draw:line>
        <draw:line draw:style-name="gr97" draw:layer="layout" svg:x1="11.279cm" svg:y1="8.978cm" svg:x2="11.432cm" svg:y2="8.978cm">
          <text:p/>
        </draw:line>
        <draw:line draw:style-name="gr97" draw:layer="layout" svg:x1="11.355cm" svg:y1="8.373cm" svg:x2="11.355cm" svg:y2="8.22cm">
          <text:p/>
        </draw:line>
        <draw:line draw:style-name="gr97" draw:layer="layout" svg:x1="11.279cm" svg:y1="8.296cm" svg:x2="11.432cm" svg:y2="8.296cm">
          <text:p/>
        </draw:line>
        <draw:line draw:style-name="gr97" draw:layer="layout" svg:x1="11.355cm" svg:y1="8.239cm" svg:x2="11.355cm" svg:y2="8.086cm">
          <text:p/>
        </draw:line>
        <draw:line draw:style-name="gr97" draw:layer="layout" svg:x1="11.279cm" svg:y1="8.162cm" svg:x2="11.432cm" svg:y2="8.162cm">
          <text:p/>
        </draw:line>
        <draw:line draw:style-name="gr97" draw:layer="layout" svg:x1="11.355cm" svg:y1="7.864cm" svg:x2="11.355cm" svg:y2="7.711cm">
          <text:p/>
        </draw:line>
        <draw:line draw:style-name="gr97" draw:layer="layout" svg:x1="11.279cm" svg:y1="7.788cm" svg:x2="11.432cm" svg:y2="7.788cm">
          <text:p/>
        </draw:line>
        <draw:line draw:style-name="gr97" draw:layer="layout" svg:x1="11.355cm" svg:y1="6.918cm" svg:x2="11.355cm" svg:y2="6.764cm">
          <text:p/>
        </draw:line>
        <draw:line draw:style-name="gr97" draw:layer="layout" svg:x1="11.279cm" svg:y1="6.841cm" svg:x2="11.432cm" svg:y2="6.841cm">
          <text:p/>
        </draw:line>
        <draw:line draw:style-name="gr97" draw:layer="layout" svg:x1="11.355cm" svg:y1="6.896cm" svg:x2="11.355cm" svg:y2="6.742cm">
          <text:p/>
        </draw:line>
        <draw:line draw:style-name="gr97" draw:layer="layout" svg:x1="11.279cm" svg:y1="6.819cm" svg:x2="11.432cm" svg:y2="6.819cm">
          <text:p/>
        </draw:line>
        <draw:line draw:style-name="gr97" draw:layer="layout" svg:x1="11.355cm" svg:y1="3.81cm" svg:x2="11.355cm" svg:y2="3.656cm">
          <text:p/>
        </draw:line>
        <draw:line draw:style-name="gr97" draw:layer="layout" svg:x1="11.279cm" svg:y1="3.733cm" svg:x2="11.432cm" svg:y2="3.733cm">
          <text:p/>
        </draw:line>
        <draw:line draw:style-name="gr97" draw:layer="layout" svg:x1="11.355cm" svg:y1="3.766cm" svg:x2="11.355cm" svg:y2="3.613cm">
          <text:p/>
        </draw:line>
        <draw:line draw:style-name="gr97" draw:layer="layout" svg:x1="11.279cm" svg:y1="3.689cm" svg:x2="11.432cm" svg:y2="3.689cm">
          <text:p/>
        </draw:line>
        <draw:line draw:style-name="gr97" draw:layer="layout" svg:x1="11.385cm" svg:y1="12.559cm" svg:x2="11.385cm" svg:y2="12.406cm">
          <text:p/>
        </draw:line>
        <draw:line draw:style-name="gr97" draw:layer="layout" svg:x1="11.308cm" svg:y1="12.482cm" svg:x2="11.461cm" svg:y2="12.482cm">
          <text:p/>
        </draw:line>
        <draw:line draw:style-name="gr97" draw:layer="layout" svg:x1="11.385cm" svg:y1="12.515cm" svg:x2="11.385cm" svg:y2="12.362cm">
          <text:p/>
        </draw:line>
        <draw:line draw:style-name="gr97" draw:layer="layout" svg:x1="11.308cm" svg:y1="12.439cm" svg:x2="11.461cm" svg:y2="12.439cm">
          <text:p/>
        </draw:line>
        <draw:line draw:style-name="gr97" draw:layer="layout" svg:x1="11.385cm" svg:y1="12.14cm" svg:x2="11.385cm" svg:y2="11.987cm">
          <text:p/>
        </draw:line>
        <draw:line draw:style-name="gr97" draw:layer="layout" svg:x1="11.308cm" svg:y1="12.064cm" svg:x2="11.461cm" svg:y2="12.064cm">
          <text:p/>
        </draw:line>
        <draw:line draw:style-name="gr97" draw:layer="layout" svg:x1="11.385cm" svg:y1="12.097cm" svg:x2="11.385cm" svg:y2="11.943cm">
          <text:p/>
        </draw:line>
        <draw:line draw:style-name="gr97" draw:layer="layout" svg:x1="11.308cm" svg:y1="12.02cm" svg:x2="11.461cm" svg:y2="12.02cm">
          <text:p/>
        </draw:line>
        <draw:line draw:style-name="gr97" draw:layer="layout" svg:x1="11.385cm" svg:y1="11.919cm" svg:x2="11.385cm" svg:y2="11.766cm">
          <text:p/>
        </draw:line>
        <draw:line draw:style-name="gr97" draw:layer="layout" svg:x1="11.308cm" svg:y1="11.842cm" svg:x2="11.461cm" svg:y2="11.842cm">
          <text:p/>
        </draw:line>
        <draw:line draw:style-name="gr97" draw:layer="layout" svg:x1="11.385cm" svg:y1="11.787cm" svg:x2="11.385cm" svg:y2="11.634cm">
          <text:p/>
        </draw:line>
        <draw:line draw:style-name="gr97" draw:layer="layout" svg:x1="11.308cm" svg:y1="11.711cm" svg:x2="11.461cm" svg:y2="11.711cm">
          <text:p/>
        </draw:line>
        <draw:line draw:style-name="gr97" draw:layer="layout" svg:x1="11.385cm" svg:y1="11.766cm" svg:x2="11.385cm" svg:y2="11.612cm">
          <text:p/>
        </draw:line>
        <draw:line draw:style-name="gr97" draw:layer="layout" svg:x1="11.308cm" svg:y1="11.689cm" svg:x2="11.461cm" svg:y2="11.689cm">
          <text:p/>
        </draw:line>
        <draw:line draw:style-name="gr97" draw:layer="layout" svg:x1="11.385cm" svg:y1="11.744cm" svg:x2="11.385cm" svg:y2="11.59cm">
          <text:p/>
        </draw:line>
        <draw:line draw:style-name="gr97" draw:layer="layout" svg:x1="11.308cm" svg:y1="11.667cm" svg:x2="11.461cm" svg:y2="11.667cm">
          <text:p/>
        </draw:line>
        <draw:line draw:style-name="gr97" draw:layer="layout" svg:x1="11.385cm" svg:y1="11.678cm" svg:x2="11.385cm" svg:y2="11.525cm">
          <text:p/>
        </draw:line>
        <draw:line draw:style-name="gr97" draw:layer="layout" svg:x1="11.308cm" svg:y1="11.601cm" svg:x2="11.461cm" svg:y2="11.601cm">
          <text:p/>
        </draw:line>
        <draw:line draw:style-name="gr97" draw:layer="layout" svg:x1="11.385cm" svg:y1="11.59cm" svg:x2="11.385cm" svg:y2="11.437cm">
          <text:p/>
        </draw:line>
        <draw:line draw:style-name="gr97" draw:layer="layout" svg:x1="11.308cm" svg:y1="11.514cm" svg:x2="11.461cm" svg:y2="11.514cm">
          <text:p/>
        </draw:line>
        <draw:line draw:style-name="gr97" draw:layer="layout" svg:x1="11.385cm" svg:y1="11.391cm" svg:x2="11.385cm" svg:y2="11.237cm">
          <text:p/>
        </draw:line>
        <draw:line draw:style-name="gr97" draw:layer="layout" svg:x1="11.308cm" svg:y1="11.314cm" svg:x2="11.461cm" svg:y2="11.314cm">
          <text:p/>
        </draw:line>
        <draw:line draw:style-name="gr97" draw:layer="layout" svg:x1="11.385cm" svg:y1="8.879cm" svg:x2="11.385cm" svg:y2="8.726cm">
          <text:p/>
        </draw:line>
        <draw:line draw:style-name="gr97" draw:layer="layout" svg:x1="11.308cm" svg:y1="8.803cm" svg:x2="11.461cm" svg:y2="8.803cm">
          <text:p/>
        </draw:line>
        <draw:line draw:style-name="gr97" draw:layer="layout" svg:x1="11.385cm" svg:y1="8.702cm" svg:x2="11.385cm" svg:y2="8.548cm">
          <text:p/>
        </draw:line>
        <draw:line draw:style-name="gr97" draw:layer="layout" svg:x1="11.308cm" svg:y1="8.625cm" svg:x2="11.461cm" svg:y2="8.625cm">
          <text:p/>
        </draw:line>
        <draw:line draw:style-name="gr97" draw:layer="layout" svg:x1="11.385cm" svg:y1="8.592cm" svg:x2="11.385cm" svg:y2="8.439cm">
          <text:p/>
        </draw:line>
        <draw:line draw:style-name="gr97" draw:layer="layout" svg:x1="11.308cm" svg:y1="8.515cm" svg:x2="11.461cm" svg:y2="8.515cm">
          <text:p/>
        </draw:line>
        <draw:line draw:style-name="gr97" draw:layer="layout" svg:x1="11.385cm" svg:y1="7.998cm" svg:x2="11.385cm" svg:y2="7.845cm">
          <text:p/>
        </draw:line>
        <draw:line draw:style-name="gr97" draw:layer="layout" svg:x1="11.308cm" svg:y1="7.921cm" svg:x2="11.461cm" svg:y2="7.921cm">
          <text:p/>
        </draw:line>
        <draw:line draw:style-name="gr97" draw:layer="layout" svg:x1="11.385cm" svg:y1="7.954cm" svg:x2="11.385cm" svg:y2="7.801cm">
          <text:p/>
        </draw:line>
        <draw:line draw:style-name="gr97" draw:layer="layout" svg:x1="11.308cm" svg:y1="7.878cm" svg:x2="11.461cm" svg:y2="7.878cm">
          <text:p/>
        </draw:line>
        <draw:line draw:style-name="gr97" draw:layer="layout" svg:x1="11.385cm" svg:y1="4.34cm" svg:x2="11.385cm" svg:y2="4.187cm">
          <text:p/>
        </draw:line>
        <draw:line draw:style-name="gr97" draw:layer="layout" svg:x1="11.308cm" svg:y1="4.264cm" svg:x2="11.461cm" svg:y2="4.264cm">
          <text:p/>
        </draw:line>
        <draw:line draw:style-name="gr97" draw:layer="layout" svg:x1="11.385cm" svg:y1="4.253cm" svg:x2="11.385cm" svg:y2="4.099cm">
          <text:p/>
        </draw:line>
        <draw:line draw:style-name="gr97" draw:layer="layout" svg:x1="11.308cm" svg:y1="4.176cm" svg:x2="11.461cm" svg:y2="4.176cm">
          <text:p/>
        </draw:line>
        <draw:line draw:style-name="gr97" draw:layer="layout" svg:x1="11.385cm" svg:y1="4.206cm" svg:x2="11.385cm" svg:y2="4.053cm">
          <text:p/>
        </draw:line>
        <draw:line draw:style-name="gr97" draw:layer="layout" svg:x1="11.308cm" svg:y1="4.13cm" svg:x2="11.461cm" svg:y2="4.13cm">
          <text:p/>
        </draw:line>
        <draw:line draw:style-name="gr97" draw:layer="layout" svg:x1="11.414cm" svg:y1="13.265cm" svg:x2="11.414cm" svg:y2="13.111cm">
          <text:p/>
        </draw:line>
        <draw:line draw:style-name="gr97" draw:layer="layout" svg:x1="11.337cm" svg:y1="13.188cm" svg:x2="11.491cm" svg:y2="13.188cm">
          <text:p/>
        </draw:line>
        <draw:line draw:style-name="gr97" draw:layer="layout" svg:x1="11.414cm" svg:y1="13.153cm" svg:x2="11.414cm" svg:y2="13cm">
          <text:p/>
        </draw:line>
        <draw:line draw:style-name="gr97" draw:layer="layout" svg:x1="11.337cm" svg:y1="13.076cm" svg:x2="11.491cm" svg:y2="13.076cm">
          <text:p/>
        </draw:line>
        <draw:line draw:style-name="gr97" draw:layer="layout" svg:x1="11.414cm" svg:y1="13.109cm" svg:x2="11.414cm" svg:y2="12.956cm">
          <text:p/>
        </draw:line>
        <draw:line draw:style-name="gr97" draw:layer="layout" svg:x1="11.337cm" svg:y1="13.032cm" svg:x2="11.491cm" svg:y2="13.032cm">
          <text:p/>
        </draw:line>
        <draw:line draw:style-name="gr97" draw:layer="layout" svg:x1="11.414cm" svg:y1="13.065cm" svg:x2="11.414cm" svg:y2="12.912cm">
          <text:p/>
        </draw:line>
        <draw:line draw:style-name="gr97" draw:layer="layout" svg:x1="11.337cm" svg:y1="12.989cm" svg:x2="11.491cm" svg:y2="12.989cm">
          <text:p/>
        </draw:line>
        <draw:line draw:style-name="gr97" draw:layer="layout" svg:x1="11.414cm" svg:y1="12.824cm" svg:x2="11.414cm" svg:y2="12.671cm">
          <text:p/>
        </draw:line>
        <draw:line draw:style-name="gr97" draw:layer="layout" svg:x1="11.337cm" svg:y1="12.748cm" svg:x2="11.491cm" svg:y2="12.748cm">
          <text:p/>
        </draw:line>
        <draw:line draw:style-name="gr97" draw:layer="layout" svg:x1="11.414cm" svg:y1="12.756cm" svg:x2="11.414cm" svg:y2="12.603cm">
          <text:p/>
        </draw:line>
        <draw:line draw:style-name="gr97" draw:layer="layout" svg:x1="11.337cm" svg:y1="12.679cm" svg:x2="11.491cm" svg:y2="12.679cm">
          <text:p/>
        </draw:line>
        <draw:line draw:style-name="gr97" draw:layer="layout" svg:x1="11.414cm" svg:y1="12.471cm" svg:x2="11.414cm" svg:y2="12.318cm">
          <text:p/>
        </draw:line>
        <draw:line draw:style-name="gr97" draw:layer="layout" svg:x1="11.337cm" svg:y1="12.395cm" svg:x2="11.491cm" svg:y2="12.395cm">
          <text:p/>
        </draw:line>
        <draw:line draw:style-name="gr97" draw:layer="layout" svg:x1="11.414cm" svg:y1="12.359cm" svg:x2="11.414cm" svg:y2="12.206cm">
          <text:p/>
        </draw:line>
        <draw:line draw:style-name="gr97" draw:layer="layout" svg:x1="11.337cm" svg:y1="12.283cm" svg:x2="11.491cm" svg:y2="12.283cm">
          <text:p/>
        </draw:line>
        <draw:line draw:style-name="gr97" draw:layer="layout" svg:x1="11.414cm" svg:y1="12.228cm" svg:x2="11.414cm" svg:y2="12.075cm">
          <text:p/>
        </draw:line>
        <draw:line draw:style-name="gr97" draw:layer="layout" svg:x1="11.337cm" svg:y1="12.151cm" svg:x2="11.491cm" svg:y2="12.151cm">
          <text:p/>
        </draw:line>
        <draw:line draw:style-name="gr97" draw:layer="layout" svg:x1="11.414cm" svg:y1="11.787cm" svg:x2="11.414cm" svg:y2="11.634cm">
          <text:p/>
        </draw:line>
        <draw:line draw:style-name="gr97" draw:layer="layout" svg:x1="11.337cm" svg:y1="11.711cm" svg:x2="11.491cm" svg:y2="11.711cm">
          <text:p/>
        </draw:line>
        <draw:line draw:style-name="gr97" draw:layer="layout" svg:x1="11.414cm" svg:y1="9.232cm" svg:x2="11.414cm" svg:y2="9.079cm">
          <text:p/>
        </draw:line>
        <draw:line draw:style-name="gr97" draw:layer="layout" svg:x1="11.337cm" svg:y1="9.155cm" svg:x2="11.491cm" svg:y2="9.155cm">
          <text:p/>
        </draw:line>
        <draw:line draw:style-name="gr97" draw:layer="layout" svg:x1="11.414cm" svg:y1="9.12cm" svg:x2="11.414cm" svg:y2="8.967cm">
          <text:p/>
        </draw:line>
        <draw:line draw:style-name="gr97" draw:layer="layout" svg:x1="11.337cm" svg:y1="9.043cm" svg:x2="11.491cm" svg:y2="9.043cm">
          <text:p/>
        </draw:line>
        <draw:line draw:style-name="gr97" draw:layer="layout" svg:x1="11.414cm" svg:y1="8.526cm" svg:x2="11.414cm" svg:y2="8.373cm">
          <text:p/>
        </draw:line>
        <draw:line draw:style-name="gr97" draw:layer="layout" svg:x1="11.337cm" svg:y1="8.45cm" svg:x2="11.491cm" svg:y2="8.45cm">
          <text:p/>
        </draw:line>
        <draw:line draw:style-name="gr97" draw:layer="layout" svg:x1="11.414cm" svg:y1="8.042cm" svg:x2="11.414cm" svg:y2="7.889cm">
          <text:p/>
        </draw:line>
        <draw:line draw:style-name="gr97" draw:layer="layout" svg:x1="11.337cm" svg:y1="7.965cm" svg:x2="11.491cm" svg:y2="7.965cm">
          <text:p/>
        </draw:line>
        <draw:line draw:style-name="gr97" draw:layer="layout" svg:x1="11.414cm" svg:y1="7.908cm" svg:x2="11.414cm" svg:y2="7.755cm">
          <text:p/>
        </draw:line>
        <draw:line draw:style-name="gr97" draw:layer="layout" svg:x1="11.337cm" svg:y1="7.831cm" svg:x2="11.491cm" svg:y2="7.831cm">
          <text:p/>
        </draw:line>
        <draw:line draw:style-name="gr97" draw:layer="layout" svg:x1="11.414cm" svg:y1="7.777cm" svg:x2="11.414cm" svg:y2="7.623cm">
          <text:p/>
        </draw:line>
        <draw:line draw:style-name="gr97" draw:layer="layout" svg:x1="11.337cm" svg:y1="7.7cm" svg:x2="11.491cm" svg:y2="7.7cm">
          <text:p/>
        </draw:line>
        <draw:line draw:style-name="gr97" draw:layer="layout" svg:x1="11.414cm" svg:y1="7.733cm" svg:x2="11.414cm" svg:y2="7.58cm">
          <text:p/>
        </draw:line>
        <draw:line draw:style-name="gr97" draw:layer="layout" svg:x1="11.337cm" svg:y1="7.656cm" svg:x2="11.491cm" svg:y2="7.656cm">
          <text:p/>
        </draw:line>
        <draw:line draw:style-name="gr97" draw:layer="layout" svg:x1="11.414cm" svg:y1="4.803cm" svg:x2="11.414cm" svg:y2="4.649cm">
          <text:p/>
        </draw:line>
        <draw:line draw:style-name="gr97" draw:layer="layout" svg:x1="11.337cm" svg:y1="4.726cm" svg:x2="11.491cm" svg:y2="4.726cm">
          <text:p/>
        </draw:line>
        <draw:line draw:style-name="gr97" draw:layer="layout" svg:x1="11.414cm" svg:y1="3.084cm" svg:x2="11.414cm" svg:y2="2.931cm">
          <text:p/>
        </draw:line>
        <draw:line draw:style-name="gr97" draw:layer="layout" svg:x1="11.337cm" svg:y1="3.008cm" svg:x2="11.491cm" svg:y2="3.008cm">
          <text:p/>
        </draw:line>
        <draw:line draw:style-name="gr97" draw:layer="layout" svg:x1="11.446cm" svg:y1="13.33cm" svg:x2="11.446cm" svg:y2="13.177cm">
          <text:p/>
        </draw:line>
        <draw:line draw:style-name="gr97" draw:layer="layout" svg:x1="11.369cm" svg:y1="13.254cm" svg:x2="11.522cm" svg:y2="13.254cm">
          <text:p/>
        </draw:line>
        <draw:line draw:style-name="gr97" draw:layer="layout" svg:x1="11.446cm" svg:y1="12.8cm" svg:x2="11.446cm" svg:y2="12.647cm">
          <text:p/>
        </draw:line>
        <draw:line draw:style-name="gr97" draw:layer="layout" svg:x1="11.369cm" svg:y1="12.723cm" svg:x2="11.522cm" svg:y2="12.723cm">
          <text:p/>
        </draw:line>
        <draw:line draw:style-name="gr97" draw:layer="layout" svg:x1="11.446cm" svg:y1="12.756cm" svg:x2="11.446cm" svg:y2="12.603cm">
          <text:p/>
        </draw:line>
        <draw:line draw:style-name="gr97" draw:layer="layout" svg:x1="11.369cm" svg:y1="12.679cm" svg:x2="11.522cm" svg:y2="12.679cm">
          <text:p/>
        </draw:line>
        <draw:line draw:style-name="gr97" draw:layer="layout" svg:x1="11.446cm" svg:y1="12.449cm" svg:x2="11.446cm" svg:y2="12.296cm">
          <text:p/>
        </draw:line>
        <draw:line draw:style-name="gr97" draw:layer="layout" svg:x1="11.369cm" svg:y1="12.373cm" svg:x2="11.522cm" svg:y2="12.373cm">
          <text:p/>
        </draw:line>
        <draw:line draw:style-name="gr97" draw:layer="layout" svg:x1="11.446cm" svg:y1="12.118cm" svg:x2="11.446cm" svg:y2="11.965cm">
          <text:p/>
        </draw:line>
        <draw:line draw:style-name="gr97" draw:layer="layout" svg:x1="11.369cm" svg:y1="12.042cm" svg:x2="11.522cm" svg:y2="12.042cm">
          <text:p/>
        </draw:line>
        <draw:line draw:style-name="gr97" draw:layer="layout" svg:x1="11.446cm" svg:y1="8.901cm" svg:x2="11.446cm" svg:y2="8.748cm">
          <text:p/>
        </draw:line>
        <draw:line draw:style-name="gr97" draw:layer="layout" svg:x1="11.369cm" svg:y1="8.824cm" svg:x2="11.522cm" svg:y2="8.824cm">
          <text:p/>
        </draw:line>
        <draw:line draw:style-name="gr97" draw:layer="layout" svg:x1="11.446cm" svg:y1="8.439cm" svg:x2="11.446cm" svg:y2="8.285cm">
          <text:p/>
        </draw:line>
        <draw:line draw:style-name="gr97" draw:layer="layout" svg:x1="11.369cm" svg:y1="8.362cm" svg:x2="11.522cm" svg:y2="8.362cm">
          <text:p/>
        </draw:line>
        <draw:line draw:style-name="gr97" draw:layer="layout" svg:x1="11.446cm" svg:y1="8.261cm" svg:x2="11.446cm" svg:y2="8.108cm">
          <text:p/>
        </draw:line>
        <draw:line draw:style-name="gr97" draw:layer="layout" svg:x1="11.369cm" svg:y1="8.184cm" svg:x2="11.522cm" svg:y2="8.184cm">
          <text:p/>
        </draw:line>
        <draw:line draw:style-name="gr97" draw:layer="layout" svg:x1="11.446cm" svg:y1="8.151cm" svg:x2="11.446cm" svg:y2="7.998cm">
          <text:p/>
        </draw:line>
        <draw:line draw:style-name="gr97" draw:layer="layout" svg:x1="11.369cm" svg:y1="8.075cm" svg:x2="11.522cm" svg:y2="8.075cm">
          <text:p/>
        </draw:line>
        <draw:line draw:style-name="gr97" draw:layer="layout" svg:x1="11.446cm" svg:y1="5.221cm" svg:x2="11.446cm" svg:y2="5.068cm">
          <text:p/>
        </draw:line>
        <draw:line draw:style-name="gr97" draw:layer="layout" svg:x1="11.369cm" svg:y1="5.145cm" svg:x2="11.522cm" svg:y2="5.145cm">
          <text:p/>
        </draw:line>
        <draw:line draw:style-name="gr97" draw:layer="layout" svg:x1="11.446cm" svg:y1="3.347cm" svg:x2="11.446cm" svg:y2="3.194cm">
          <text:p/>
        </draw:line>
        <draw:line draw:style-name="gr97" draw:layer="layout" svg:x1="11.369cm" svg:y1="3.271cm" svg:x2="11.522cm" svg:y2="3.271cm">
          <text:p/>
        </draw:line>
        <draw:line draw:style-name="gr97" draw:layer="layout" svg:x1="11.446cm" svg:y1="3.172cm" svg:x2="11.446cm" svg:y2="3.019cm">
          <text:p/>
        </draw:line>
        <draw:line draw:style-name="gr97" draw:layer="layout" svg:x1="11.369cm" svg:y1="3.095cm" svg:x2="11.522cm" svg:y2="3.095cm">
          <text:p/>
        </draw:line>
        <draw:line draw:style-name="gr97" draw:layer="layout" svg:x1="11.446cm" svg:y1="2.972cm" svg:x2="11.446cm" svg:y2="2.819cm">
          <text:p/>
        </draw:line>
        <draw:line draw:style-name="gr97" draw:layer="layout" svg:x1="11.369cm" svg:y1="2.896cm" svg:x2="11.522cm" svg:y2="2.896cm">
          <text:p/>
        </draw:line>
        <draw:line draw:style-name="gr97" draw:layer="layout" svg:x1="11.475cm" svg:y1="13.418cm" svg:x2="11.475cm" svg:y2="13.265cm">
          <text:p/>
        </draw:line>
        <draw:line draw:style-name="gr97" draw:layer="layout" svg:x1="11.398cm" svg:y1="13.341cm" svg:x2="11.551cm" svg:y2="13.341cm">
          <text:p/>
        </draw:line>
        <draw:line draw:style-name="gr97" draw:layer="layout" svg:x1="11.475cm" svg:y1="13.33cm" svg:x2="11.475cm" svg:y2="13.177cm">
          <text:p/>
        </draw:line>
        <draw:line draw:style-name="gr97" draw:layer="layout" svg:x1="11.398cm" svg:y1="13.254cm" svg:x2="11.551cm" svg:y2="13.254cm">
          <text:p/>
        </draw:line>
        <draw:line draw:style-name="gr97" draw:layer="layout" svg:x1="11.475cm" svg:y1="13.153cm" svg:x2="11.475cm" svg:y2="13cm">
          <text:p/>
        </draw:line>
        <draw:line draw:style-name="gr97" draw:layer="layout" svg:x1="11.398cm" svg:y1="13.076cm" svg:x2="11.551cm" svg:y2="13.076cm">
          <text:p/>
        </draw:line>
        <draw:line draw:style-name="gr97" draw:layer="layout" svg:x1="11.475cm" svg:y1="12.934cm" svg:x2="11.475cm" svg:y2="12.78cm">
          <text:p/>
        </draw:line>
        <draw:line draw:style-name="gr97" draw:layer="layout" svg:x1="11.398cm" svg:y1="12.857cm" svg:x2="11.551cm" svg:y2="12.857cm">
          <text:p/>
        </draw:line>
        <draw:line draw:style-name="gr97" draw:layer="layout" svg:x1="11.475cm" svg:y1="10.069cm" svg:x2="11.475cm" svg:y2="9.916cm">
          <text:p/>
        </draw:line>
        <draw:line draw:style-name="gr97" draw:layer="layout" svg:x1="11.398cm" svg:y1="9.993cm" svg:x2="11.551cm" svg:y2="9.993cm">
          <text:p/>
        </draw:line>
        <draw:line draw:style-name="gr97" draw:layer="layout" svg:x1="11.475cm" svg:y1="9.848cm" svg:x2="11.475cm" svg:y2="9.694cm">
          <text:p/>
        </draw:line>
        <draw:line draw:style-name="gr97" draw:layer="layout" svg:x1="11.398cm" svg:y1="9.771cm" svg:x2="11.551cm" svg:y2="9.771cm">
          <text:p/>
        </draw:line>
        <draw:line draw:style-name="gr97" draw:layer="layout" svg:x1="11.475cm" svg:y1="9.188cm" svg:x2="11.475cm" svg:y2="9.035cm">
          <text:p/>
        </draw:line>
        <draw:line draw:style-name="gr97" draw:layer="layout" svg:x1="11.398cm" svg:y1="9.112cm" svg:x2="11.551cm" svg:y2="9.112cm">
          <text:p/>
        </draw:line>
        <draw:line draw:style-name="gr97" draw:layer="layout" svg:x1="11.475cm" svg:y1="8.723cm" svg:x2="11.475cm" svg:y2="8.57cm">
          <text:p/>
        </draw:line>
        <draw:line draw:style-name="gr97" draw:layer="layout" svg:x1="11.398cm" svg:y1="8.647cm" svg:x2="11.551cm" svg:y2="8.647cm">
          <text:p/>
        </draw:line>
        <draw:line draw:style-name="gr97" draw:layer="layout" svg:x1="11.475cm" svg:y1="3.722cm" svg:x2="11.475cm" svg:y2="3.569cm">
          <text:p/>
        </draw:line>
        <draw:line draw:style-name="gr97" draw:layer="layout" svg:x1="11.398cm" svg:y1="3.645cm" svg:x2="11.551cm" svg:y2="3.645cm">
          <text:p/>
        </draw:line>
        <draw:line draw:style-name="gr97" draw:layer="layout" svg:x1="11.475cm" svg:y1="3.634cm" svg:x2="11.475cm" svg:y2="3.481cm">
          <text:p/>
        </draw:line>
        <draw:line draw:style-name="gr97" draw:layer="layout" svg:x1="11.398cm" svg:y1="3.558cm" svg:x2="11.551cm" svg:y2="3.558cm">
          <text:p/>
        </draw:line>
        <draw:line draw:style-name="gr97" draw:layer="layout" svg:x1="11.475cm" svg:y1="3.613cm" svg:x2="11.475cm" svg:y2="3.459cm">
          <text:p/>
        </draw:line>
        <draw:line draw:style-name="gr97" draw:layer="layout" svg:x1="11.398cm" svg:y1="3.536cm" svg:x2="11.551cm" svg:y2="3.536cm">
          <text:p/>
        </draw:line>
        <draw:line draw:style-name="gr97" draw:layer="layout" svg:x1="11.475cm" svg:y1="2.951cm" svg:x2="11.475cm" svg:y2="2.797cm">
          <text:p/>
        </draw:line>
        <draw:line draw:style-name="gr97" draw:layer="layout" svg:x1="11.398cm" svg:y1="2.874cm" svg:x2="11.551cm" svg:y2="2.874cm">
          <text:p/>
        </draw:line>
        <draw:line draw:style-name="gr97" draw:layer="layout" svg:x1="11.475cm" svg:y1="2.885cm" svg:x2="11.475cm" svg:y2="2.732cm">
          <text:p/>
        </draw:line>
        <draw:line draw:style-name="gr97" draw:layer="layout" svg:x1="11.398cm" svg:y1="2.808cm" svg:x2="11.551cm" svg:y2="2.808cm">
          <text:p/>
        </draw:line>
        <draw:line draw:style-name="gr97" draw:layer="layout" svg:x1="11.506cm" svg:y1="13.309cm" svg:x2="11.506cm" svg:y2="13.155cm">
          <text:p/>
        </draw:line>
        <draw:line draw:style-name="gr97" draw:layer="layout" svg:x1="11.43cm" svg:y1="13.232cm" svg:x2="11.583cm" svg:y2="13.232cm">
          <text:p/>
        </draw:line>
        <draw:line draw:style-name="gr97" draw:layer="layout" svg:x1="11.506cm" svg:y1="13cm" svg:x2="11.506cm" svg:y2="12.846cm">
          <text:p/>
        </draw:line>
        <draw:line draw:style-name="gr97" draw:layer="layout" svg:x1="11.43cm" svg:y1="12.923cm" svg:x2="11.583cm" svg:y2="12.923cm">
          <text:p/>
        </draw:line>
        <draw:line draw:style-name="gr97" draw:layer="layout" svg:x1="11.506cm" svg:y1="10.575cm" svg:x2="11.506cm" svg:y2="10.422cm">
          <text:p/>
        </draw:line>
        <draw:line draw:style-name="gr97" draw:layer="layout" svg:x1="11.43cm" svg:y1="10.499cm" svg:x2="11.583cm" svg:y2="10.499cm">
          <text:p/>
        </draw:line>
        <draw:line draw:style-name="gr97" draw:layer="layout" svg:x1="11.506cm" svg:y1="10.378cm" svg:x2="11.506cm" svg:y2="10.225cm">
          <text:p/>
        </draw:line>
        <draw:line draw:style-name="gr97" draw:layer="layout" svg:x1="11.43cm" svg:y1="10.302cm" svg:x2="11.583cm" svg:y2="10.302cm">
          <text:p/>
        </draw:line>
        <draw:line draw:style-name="gr97" draw:layer="layout" svg:x1="11.506cm" svg:y1="9.429cm" svg:x2="11.506cm" svg:y2="9.276cm">
          <text:p/>
        </draw:line>
        <draw:line draw:style-name="gr97" draw:layer="layout" svg:x1="11.43cm" svg:y1="9.353cm" svg:x2="11.583cm" svg:y2="9.353cm">
          <text:p/>
        </draw:line>
        <draw:line draw:style-name="gr97" draw:layer="layout" svg:x1="11.506cm" svg:y1="9.363cm" svg:x2="11.506cm" svg:y2="9.21cm">
          <text:p/>
        </draw:line>
        <draw:line draw:style-name="gr97" draw:layer="layout" svg:x1="11.43cm" svg:y1="9.287cm" svg:x2="11.583cm" svg:y2="9.287cm">
          <text:p/>
        </draw:line>
        <draw:line draw:style-name="gr97" draw:layer="layout" svg:x1="11.506cm" svg:y1="9.166cm" svg:x2="11.506cm" svg:y2="9.013cm">
          <text:p/>
        </draw:line>
        <draw:line draw:style-name="gr97" draw:layer="layout" svg:x1="11.43cm" svg:y1="9.09cm" svg:x2="11.583cm" svg:y2="9.09cm">
          <text:p/>
        </draw:line>
        <draw:line draw:style-name="gr97" draw:layer="layout" svg:x1="11.506cm" svg:y1="9.033cm" svg:x2="11.506cm" svg:y2="8.879cm">
          <text:p/>
        </draw:line>
        <draw:line draw:style-name="gr97" draw:layer="layout" svg:x1="11.43cm" svg:y1="8.956cm" svg:x2="11.583cm" svg:y2="8.956cm">
          <text:p/>
        </draw:line>
        <draw:line draw:style-name="gr97" draw:layer="layout" svg:x1="11.506cm" svg:y1="5.927cm" svg:x2="11.506cm" svg:y2="5.774cm">
          <text:p/>
        </draw:line>
        <draw:line draw:style-name="gr97" draw:layer="layout" svg:x1="11.43cm" svg:y1="5.85cm" svg:x2="11.583cm" svg:y2="5.85cm">
          <text:p/>
        </draw:line>
        <draw:line draw:style-name="gr97" draw:layer="layout" svg:x1="11.506cm" svg:y1="4.515cm" svg:x2="11.506cm" svg:y2="4.362cm">
          <text:p/>
        </draw:line>
        <draw:line draw:style-name="gr97" draw:layer="layout" svg:x1="11.43cm" svg:y1="4.439cm" svg:x2="11.583cm" svg:y2="4.439cm">
          <text:p/>
        </draw:line>
        <draw:line draw:style-name="gr97" draw:layer="layout" svg:x1="11.506cm" svg:y1="4.362cm" svg:x2="11.506cm" svg:y2="4.209cm">
          <text:p/>
        </draw:line>
        <draw:line draw:style-name="gr97" draw:layer="layout" svg:x1="11.43cm" svg:y1="4.285cm" svg:x2="11.583cm" svg:y2="4.285cm">
          <text:p/>
        </draw:line>
        <draw:line draw:style-name="gr97" draw:layer="layout" svg:x1="11.506cm" svg:y1="4.141cm" svg:x2="11.506cm" svg:y2="3.987cm">
          <text:p/>
        </draw:line>
        <draw:line draw:style-name="gr97" draw:layer="layout" svg:x1="11.43cm" svg:y1="4.064cm" svg:x2="11.583cm" svg:y2="4.064cm">
          <text:p/>
        </draw:line>
        <draw:line draw:style-name="gr97" draw:layer="layout" svg:x1="11.506cm" svg:y1="3.987cm" svg:x2="11.506cm" svg:y2="3.834cm">
          <text:p/>
        </draw:line>
        <draw:line draw:style-name="gr97" draw:layer="layout" svg:x1="11.43cm" svg:y1="3.911cm" svg:x2="11.583cm" svg:y2="3.911cm">
          <text:p/>
        </draw:line>
        <draw:line draw:style-name="gr97" draw:layer="layout" svg:x1="11.506cm" svg:y1="3.9cm" svg:x2="11.506cm" svg:y2="3.746cm">
          <text:p/>
        </draw:line>
        <draw:line draw:style-name="gr97" draw:layer="layout" svg:x1="11.43cm" svg:y1="3.823cm" svg:x2="11.583cm" svg:y2="3.823cm">
          <text:p/>
        </draw:line>
        <draw:line draw:style-name="gr97" draw:layer="layout" svg:x1="11.506cm" svg:y1="3.878cm" svg:x2="11.506cm" svg:y2="3.724cm">
          <text:p/>
        </draw:line>
        <draw:line draw:style-name="gr97" draw:layer="layout" svg:x1="11.43cm" svg:y1="3.801cm" svg:x2="11.583cm" svg:y2="3.801cm">
          <text:p/>
        </draw:line>
        <draw:line draw:style-name="gr97" draw:layer="layout" svg:x1="11.506cm" svg:y1="3.347cm" svg:x2="11.506cm" svg:y2="3.194cm">
          <text:p/>
        </draw:line>
        <draw:line draw:style-name="gr97" draw:layer="layout" svg:x1="11.43cm" svg:y1="3.271cm" svg:x2="11.583cm" svg:y2="3.271cm">
          <text:p/>
        </draw:line>
        <draw:line draw:style-name="gr97" draw:layer="layout" svg:x1="11.506cm" svg:y1="2.863cm" svg:x2="11.506cm" svg:y2="2.71cm">
          <text:p/>
        </draw:line>
        <draw:line draw:style-name="gr97" draw:layer="layout" svg:x1="11.43cm" svg:y1="2.786cm" svg:x2="11.583cm" svg:y2="2.786cm">
          <text:p/>
        </draw:line>
        <draw:line draw:style-name="gr97" draw:layer="layout" svg:x1="11.536cm" svg:y1="10.906cm" svg:x2="11.536cm" svg:y2="10.753cm">
          <text:p/>
        </draw:line>
        <draw:line draw:style-name="gr97" draw:layer="layout" svg:x1="11.459cm" svg:y1="10.83cm" svg:x2="11.612cm" svg:y2="10.83cm">
          <text:p/>
        </draw:line>
        <draw:line draw:style-name="gr97" draw:layer="layout" svg:x1="11.536cm" svg:y1="9.804cm" svg:x2="11.536cm" svg:y2="9.651cm">
          <text:p/>
        </draw:line>
        <draw:line draw:style-name="gr97" draw:layer="layout" svg:x1="11.459cm" svg:y1="9.727cm" svg:x2="11.612cm" svg:y2="9.727cm">
          <text:p/>
        </draw:line>
        <draw:line draw:style-name="gr97" draw:layer="layout" svg:x1="11.536cm" svg:y1="6.652cm" svg:x2="11.536cm" svg:y2="6.499cm">
          <text:p/>
        </draw:line>
        <draw:line draw:style-name="gr97" draw:layer="layout" svg:x1="11.459cm" svg:y1="6.576cm" svg:x2="11.612cm" svg:y2="6.576cm">
          <text:p/>
        </draw:line>
        <draw:line draw:style-name="gr97" draw:layer="layout" svg:x1="11.536cm" svg:y1="6.324cm" svg:x2="11.536cm" svg:y2="6.17cm">
          <text:p/>
        </draw:line>
        <draw:line draw:style-name="gr97" draw:layer="layout" svg:x1="11.459cm" svg:y1="6.247cm" svg:x2="11.612cm" svg:y2="6.247cm">
          <text:p/>
        </draw:line>
        <draw:line draw:style-name="gr97" draw:layer="layout" svg:x1="11.536cm" svg:y1="4.362cm" svg:x2="11.536cm" svg:y2="4.209cm">
          <text:p/>
        </draw:line>
        <draw:line draw:style-name="gr97" draw:layer="layout" svg:x1="11.459cm" svg:y1="4.285cm" svg:x2="11.612cm" svg:y2="4.285cm">
          <text:p/>
        </draw:line>
        <draw:line draw:style-name="gr97" draw:layer="layout" svg:x1="11.536cm" svg:y1="3.856cm" svg:x2="11.536cm" svg:y2="3.703cm">
          <text:p/>
        </draw:line>
        <draw:line draw:style-name="gr97" draw:layer="layout" svg:x1="11.459cm" svg:y1="3.779cm" svg:x2="11.612cm" svg:y2="3.779cm">
          <text:p/>
        </draw:line>
        <draw:line draw:style-name="gr97" draw:layer="layout" svg:x1="11.536cm" svg:y1="3.744cm" svg:x2="11.536cm" svg:y2="3.591cm">
          <text:p/>
        </draw:line>
        <draw:line draw:style-name="gr97" draw:layer="layout" svg:x1="11.459cm" svg:y1="3.667cm" svg:x2="11.612cm" svg:y2="3.667cm">
          <text:p/>
        </draw:line>
        <draw:line draw:style-name="gr97" draw:layer="layout" svg:x1="11.536cm" svg:y1="3.634cm" svg:x2="11.536cm" svg:y2="3.481cm">
          <text:p/>
        </draw:line>
        <draw:line draw:style-name="gr97" draw:layer="layout" svg:x1="11.459cm" svg:y1="3.558cm" svg:x2="11.612cm" svg:y2="3.558cm">
          <text:p/>
        </draw:line>
        <draw:line draw:style-name="gr97" draw:layer="layout" svg:x1="11.567cm" svg:y1="11.566cm" svg:x2="11.567cm" svg:y2="11.413cm">
          <text:p/>
        </draw:line>
        <draw:line draw:style-name="gr97" draw:layer="layout" svg:x1="11.491cm" svg:y1="11.489cm" svg:x2="11.644cm" svg:y2="11.489cm">
          <text:p/>
        </draw:line>
        <draw:line draw:style-name="gr97" draw:layer="layout" svg:x1="11.567cm" svg:y1="11.457cm" svg:x2="11.567cm" svg:y2="11.303cm">
          <text:p/>
        </draw:line>
        <draw:line draw:style-name="gr97" draw:layer="layout" svg:x1="11.491cm" svg:y1="11.38cm" svg:x2="11.644cm" svg:y2="11.38cm">
          <text:p/>
        </draw:line>
        <draw:line draw:style-name="gr97" draw:layer="layout" svg:x1="11.567cm" svg:y1="11.325cm" svg:x2="11.567cm" svg:y2="11.172cm">
          <text:p/>
        </draw:line>
        <draw:line draw:style-name="gr97" draw:layer="layout" svg:x1="11.491cm" svg:y1="11.248cm" svg:x2="11.644cm" svg:y2="11.248cm">
          <text:p/>
        </draw:line>
        <draw:line draw:style-name="gr97" draw:layer="layout" svg:x1="11.567cm" svg:y1="7.183cm" svg:x2="11.567cm" svg:y2="7.03cm">
          <text:p/>
        </draw:line>
        <draw:line draw:style-name="gr97" draw:layer="layout" svg:x1="11.491cm" svg:y1="7.106cm" svg:x2="11.644cm" svg:y2="7.106cm">
          <text:p/>
        </draw:line>
        <draw:line draw:style-name="gr97" draw:layer="layout" svg:x1="11.567cm" svg:y1="5.44cm" svg:x2="11.567cm" svg:y2="5.287cm">
          <text:p/>
        </draw:line>
        <draw:line draw:style-name="gr97" draw:layer="layout" svg:x1="11.491cm" svg:y1="5.364cm" svg:x2="11.644cm" svg:y2="5.364cm">
          <text:p/>
        </draw:line>
        <draw:line draw:style-name="gr97" draw:layer="layout" svg:x1="11.567cm" svg:y1="5.375cm" svg:x2="11.567cm" svg:y2="5.221cm">
          <text:p/>
        </draw:line>
        <draw:line draw:style-name="gr97" draw:layer="layout" svg:x1="11.491cm" svg:y1="5.298cm" svg:x2="11.644cm" svg:y2="5.298cm">
          <text:p/>
        </draw:line>
        <draw:line draw:style-name="gr97" draw:layer="layout" svg:x1="11.567cm" svg:y1="5.199cm" svg:x2="11.567cm" svg:y2="5.046cm">
          <text:p/>
        </draw:line>
        <draw:line draw:style-name="gr97" draw:layer="layout" svg:x1="11.491cm" svg:y1="5.123cm" svg:x2="11.644cm" svg:y2="5.123cm">
          <text:p/>
        </draw:line>
        <draw:line draw:style-name="gr97" draw:layer="layout" svg:x1="11.567cm" svg:y1="3.81cm" svg:x2="11.567cm" svg:y2="3.656cm">
          <text:p/>
        </draw:line>
        <draw:line draw:style-name="gr97" draw:layer="layout" svg:x1="11.491cm" svg:y1="3.733cm" svg:x2="11.644cm" svg:y2="3.733cm">
          <text:p/>
        </draw:line>
        <draw:line draw:style-name="gr97" draw:layer="layout" svg:x1="11.596cm" svg:y1="11.147cm" svg:x2="11.596cm" svg:y2="10.994cm">
          <text:p/>
        </draw:line>
        <draw:line draw:style-name="gr97" draw:layer="layout" svg:x1="11.52cm" svg:y1="11.071cm" svg:x2="11.673cm" svg:y2="11.071cm">
          <text:p/>
        </draw:line>
        <draw:line draw:style-name="gr97" draw:layer="layout" svg:x1="11.596cm" svg:y1="11.126cm" svg:x2="11.596cm" svg:y2="10.972cm">
          <text:p/>
        </draw:line>
        <draw:line draw:style-name="gr97" draw:layer="layout" svg:x1="11.52cm" svg:y1="11.049cm" svg:x2="11.673cm" svg:y2="11.049cm">
          <text:p/>
        </draw:line>
        <draw:line draw:style-name="gr97" draw:layer="layout" svg:x1="11.596cm" svg:y1="10.332cm" svg:x2="11.596cm" svg:y2="10.179cm">
          <text:p/>
        </draw:line>
        <draw:line draw:style-name="gr97" draw:layer="layout" svg:x1="11.52cm" svg:y1="10.255cm" svg:x2="11.673cm" svg:y2="10.255cm">
          <text:p/>
        </draw:line>
        <draw:line draw:style-name="gr97" draw:layer="layout" svg:x1="11.596cm" svg:y1="7.424cm" svg:x2="11.596cm" svg:y2="7.27cm">
          <text:p/>
        </draw:line>
        <draw:line draw:style-name="gr97" draw:layer="layout" svg:x1="11.52cm" svg:y1="7.347cm" svg:x2="11.673cm" svg:y2="7.347cm">
          <text:p/>
        </draw:line>
        <draw:line draw:style-name="gr97" draw:layer="layout" svg:x1="11.596cm" svg:y1="5.662cm" svg:x2="11.596cm" svg:y2="5.508cm">
          <text:p/>
        </draw:line>
        <draw:line draw:style-name="gr97" draw:layer="layout" svg:x1="11.52cm" svg:y1="5.585cm" svg:x2="11.673cm" svg:y2="5.585cm">
          <text:p/>
        </draw:line>
        <draw:line draw:style-name="gr97" draw:layer="layout" svg:x1="11.596cm" svg:y1="5.574cm" svg:x2="11.596cm" svg:y2="5.421cm">
          <text:p/>
        </draw:line>
        <draw:line draw:style-name="gr97" draw:layer="layout" svg:x1="11.52cm" svg:y1="5.497cm" svg:x2="11.673cm" svg:y2="5.497cm">
          <text:p/>
        </draw:line>
        <draw:line draw:style-name="gr97" draw:layer="layout" svg:x1="11.596cm" svg:y1="5.552cm" svg:x2="11.596cm" svg:y2="5.399cm">
          <text:p/>
        </draw:line>
        <draw:line draw:style-name="gr97" draw:layer="layout" svg:x1="11.52cm" svg:y1="5.476cm" svg:x2="11.673cm" svg:y2="5.476cm">
          <text:p/>
        </draw:line>
        <draw:line draw:style-name="gr97" draw:layer="layout" svg:x1="11.596cm" svg:y1="5.09cm" svg:x2="11.596cm" svg:y2="4.936cm">
          <text:p/>
        </draw:line>
        <draw:line draw:style-name="gr97" draw:layer="layout" svg:x1="11.52cm" svg:y1="5.013cm" svg:x2="11.673cm" svg:y2="5.013cm">
          <text:p/>
        </draw:line>
        <draw:line draw:style-name="gr97" draw:layer="layout" svg:x1="11.596cm" svg:y1="4.934cm" svg:x2="11.596cm" svg:y2="4.781cm">
          <text:p/>
        </draw:line>
        <draw:line draw:style-name="gr97" draw:layer="layout" svg:x1="11.52cm" svg:y1="4.857cm" svg:x2="11.673cm" svg:y2="4.857cm">
          <text:p/>
        </draw:line>
        <draw:line draw:style-name="gr97" draw:layer="layout" svg:x1="11.596cm" svg:y1="4.671cm" svg:x2="11.596cm" svg:y2="4.518cm">
          <text:p/>
        </draw:line>
        <draw:line draw:style-name="gr97" draw:layer="layout" svg:x1="11.52cm" svg:y1="4.595cm" svg:x2="11.673cm" svg:y2="4.595cm">
          <text:p/>
        </draw:line>
        <draw:line draw:style-name="gr97" draw:layer="layout" svg:x1="11.596cm" svg:y1="4.253cm" svg:x2="11.596cm" svg:y2="4.099cm">
          <text:p/>
        </draw:line>
        <draw:line draw:style-name="gr97" draw:layer="layout" svg:x1="11.52cm" svg:y1="4.176cm" svg:x2="11.673cm" svg:y2="4.176cm">
          <text:p/>
        </draw:line>
        <draw:line draw:style-name="gr97" draw:layer="layout" svg:x1="11.596cm" svg:y1="4.206cm" svg:x2="11.596cm" svg:y2="4.053cm">
          <text:p/>
        </draw:line>
        <draw:line draw:style-name="gr97" draw:layer="layout" svg:x1="11.52cm" svg:y1="4.13cm" svg:x2="11.673cm" svg:y2="4.13cm">
          <text:p/>
        </draw:line>
        <draw:line draw:style-name="gr97" draw:layer="layout" svg:x1="11.596cm" svg:y1="4.075cm" svg:x2="11.596cm" svg:y2="3.922cm">
          <text:p/>
        </draw:line>
        <draw:line draw:style-name="gr97" draw:layer="layout" svg:x1="11.52cm" svg:y1="3.998cm" svg:x2="11.673cm" svg:y2="3.998cm">
          <text:p/>
        </draw:line>
        <draw:line draw:style-name="gr97" draw:layer="layout" svg:x1="11.628cm" svg:y1="11.478cm" svg:x2="11.628cm" svg:y2="11.325cm">
          <text:p/>
        </draw:line>
        <draw:line draw:style-name="gr97" draw:layer="layout" svg:x1="11.551cm" svg:y1="11.402cm" svg:x2="11.705cm" svg:y2="11.402cm">
          <text:p/>
        </draw:line>
        <draw:line draw:style-name="gr97" draw:layer="layout" svg:x1="11.628cm" svg:y1="11.259cm" svg:x2="11.628cm" svg:y2="11.106cm">
          <text:p/>
        </draw:line>
        <draw:line draw:style-name="gr97" draw:layer="layout" svg:x1="11.551cm" svg:y1="11.183cm" svg:x2="11.705cm" svg:y2="11.183cm">
          <text:p/>
        </draw:line>
        <draw:line draw:style-name="gr97" draw:layer="layout" svg:x1="11.628cm" svg:y1="11.016cm" svg:x2="11.628cm" svg:y2="10.863cm">
          <text:p/>
        </draw:line>
        <draw:line draw:style-name="gr97" draw:layer="layout" svg:x1="11.551cm" svg:y1="10.939cm" svg:x2="11.705cm" svg:y2="10.939cm">
          <text:p/>
        </draw:line>
        <draw:line draw:style-name="gr97" draw:layer="layout" svg:x1="11.628cm" svg:y1="10.994cm" svg:x2="11.628cm" svg:y2="10.841cm">
          <text:p/>
        </draw:line>
        <draw:line draw:style-name="gr97" draw:layer="layout" svg:x1="11.551cm" svg:y1="10.917cm" svg:x2="11.705cm" svg:y2="10.917cm">
          <text:p/>
        </draw:line>
        <draw:line draw:style-name="gr97" draw:layer="layout" svg:x1="11.628cm" svg:y1="10.928cm" svg:x2="11.628cm" svg:y2="10.775cm">
          <text:p/>
        </draw:line>
        <draw:line draw:style-name="gr97" draw:layer="layout" svg:x1="11.551cm" svg:y1="10.852cm" svg:x2="11.705cm" svg:y2="10.852cm">
          <text:p/>
        </draw:line>
        <draw:line draw:style-name="gr97" draw:layer="layout" svg:x1="11.628cm" svg:y1="6.234cm" svg:x2="11.628cm" svg:y2="6.08cm">
          <text:p/>
        </draw:line>
        <draw:line draw:style-name="gr97" draw:layer="layout" svg:x1="11.551cm" svg:y1="6.157cm" svg:x2="11.705cm" svg:y2="6.157cm">
          <text:p/>
        </draw:line>
        <draw:line draw:style-name="gr97" draw:layer="layout" svg:x1="11.628cm" svg:y1="6.168cm" svg:x2="11.628cm" svg:y2="6.015cm">
          <text:p/>
        </draw:line>
        <draw:line draw:style-name="gr97" draw:layer="layout" svg:x1="11.551cm" svg:y1="6.091cm" svg:x2="11.705cm" svg:y2="6.091cm">
          <text:p/>
        </draw:line>
        <draw:line draw:style-name="gr97" draw:layer="layout" svg:x1="11.628cm" svg:y1="5.905cm" svg:x2="11.628cm" svg:y2="5.752cm">
          <text:p/>
        </draw:line>
        <draw:line draw:style-name="gr97" draw:layer="layout" svg:x1="11.551cm" svg:y1="5.828cm" svg:x2="11.705cm" svg:y2="5.828cm">
          <text:p/>
        </draw:line>
        <draw:line draw:style-name="gr97" draw:layer="layout" svg:x1="11.628cm" svg:y1="5.618cm" svg:x2="11.628cm" svg:y2="5.465cm">
          <text:p/>
        </draw:line>
        <draw:line draw:style-name="gr97" draw:layer="layout" svg:x1="11.551cm" svg:y1="5.541cm" svg:x2="11.705cm" svg:y2="5.541cm">
          <text:p/>
        </draw:line>
        <draw:line draw:style-name="gr97" draw:layer="layout" svg:x1="11.628cm" svg:y1="5.53cm" svg:x2="11.628cm" svg:y2="5.377cm">
          <text:p/>
        </draw:line>
        <draw:line draw:style-name="gr97" draw:layer="layout" svg:x1="11.551cm" svg:y1="5.454cm" svg:x2="11.705cm" svg:y2="5.454cm">
          <text:p/>
        </draw:line>
        <draw:line draw:style-name="gr97" draw:layer="layout" svg:x1="11.628cm" svg:y1="5.465cm" svg:x2="11.628cm" svg:y2="5.311cm">
          <text:p/>
        </draw:line>
        <draw:line draw:style-name="gr97" draw:layer="layout" svg:x1="11.551cm" svg:y1="5.388cm" svg:x2="11.705cm" svg:y2="5.388cm">
          <text:p/>
        </draw:line>
        <draw:line draw:style-name="gr97" draw:layer="layout" svg:x1="11.628cm" svg:y1="5.396cm" svg:x2="11.628cm" svg:y2="5.243cm">
          <text:p/>
        </draw:line>
        <draw:line draw:style-name="gr97" draw:layer="layout" svg:x1="11.551cm" svg:y1="5.32cm" svg:x2="11.705cm" svg:y2="5.32cm">
          <text:p/>
        </draw:line>
        <draw:line draw:style-name="gr97" draw:layer="layout" svg:x1="11.628cm" svg:y1="5.331cm" svg:x2="11.628cm" svg:y2="5.177cm">
          <text:p/>
        </draw:line>
        <draw:line draw:style-name="gr97" draw:layer="layout" svg:x1="11.551cm" svg:y1="5.254cm" svg:x2="11.705cm" svg:y2="5.254cm">
          <text:p/>
        </draw:line>
        <draw:line draw:style-name="gr97" draw:layer="layout" svg:x1="11.628cm" svg:y1="4.956cm" svg:x2="11.628cm" svg:y2="4.803cm">
          <text:p/>
        </draw:line>
        <draw:line draw:style-name="gr97" draw:layer="layout" svg:x1="11.551cm" svg:y1="4.879cm" svg:x2="11.705cm" svg:y2="4.879cm">
          <text:p/>
        </draw:line>
        <draw:line draw:style-name="gr97" draw:layer="layout" svg:x1="11.628cm" svg:y1="4.912cm" svg:x2="11.628cm" svg:y2="4.759cm">
          <text:p/>
        </draw:line>
        <draw:line draw:style-name="gr97" draw:layer="layout" svg:x1="11.551cm" svg:y1="4.836cm" svg:x2="11.705cm" svg:y2="4.836cm">
          <text:p/>
        </draw:line>
        <draw:line draw:style-name="gr97" draw:layer="layout" svg:x1="11.628cm" svg:y1="4.625cm" svg:x2="11.628cm" svg:y2="4.472cm">
          <text:p/>
        </draw:line>
        <draw:line draw:style-name="gr97" draw:layer="layout" svg:x1="11.551cm" svg:y1="4.548cm" svg:x2="11.705cm" svg:y2="4.548cm">
          <text:p/>
        </draw:line>
        <draw:line draw:style-name="gr97" draw:layer="layout" svg:x1="11.628cm" svg:y1="4.559cm" svg:x2="11.628cm" svg:y2="4.406cm">
          <text:p/>
        </draw:line>
        <draw:line draw:style-name="gr97" draw:layer="layout" svg:x1="11.551cm" svg:y1="4.483cm" svg:x2="11.705cm" svg:y2="4.483cm">
          <text:p/>
        </draw:line>
        <draw:line draw:style-name="gr97" draw:layer="layout" svg:x1="11.657cm" svg:y1="12.009cm" svg:x2="11.657cm" svg:y2="11.856cm">
          <text:p/>
        </draw:line>
        <draw:line draw:style-name="gr97" draw:layer="layout" svg:x1="11.581cm" svg:y1="11.932cm" svg:x2="11.734cm" svg:y2="11.932cm">
          <text:p/>
        </draw:line>
        <draw:line draw:style-name="gr97" draw:layer="layout" svg:x1="11.657cm" svg:y1="11.787cm" svg:x2="11.657cm" svg:y2="11.634cm">
          <text:p/>
        </draw:line>
        <draw:line draw:style-name="gr97" draw:layer="layout" svg:x1="11.581cm" svg:y1="11.711cm" svg:x2="11.734cm" svg:y2="11.711cm">
          <text:p/>
        </draw:line>
        <draw:line draw:style-name="gr97" draw:layer="layout" svg:x1="11.657cm" svg:y1="11.391cm" svg:x2="11.657cm" svg:y2="11.237cm">
          <text:p/>
        </draw:line>
        <draw:line draw:style-name="gr97" draw:layer="layout" svg:x1="11.581cm" svg:y1="11.314cm" svg:x2="11.734cm" svg:y2="11.314cm">
          <text:p/>
        </draw:line>
        <draw:line draw:style-name="gr97" draw:layer="layout" svg:x1="11.657cm" svg:y1="11.325cm" svg:x2="11.657cm" svg:y2="11.172cm">
          <text:p/>
        </draw:line>
        <draw:line draw:style-name="gr97" draw:layer="layout" svg:x1="11.581cm" svg:y1="11.248cm" svg:x2="11.734cm" svg:y2="11.248cm">
          <text:p/>
        </draw:line>
        <draw:line draw:style-name="gr97" draw:layer="layout" svg:x1="11.657cm" svg:y1="8.482cm" svg:x2="11.657cm" svg:y2="8.329cm">
          <text:p/>
        </draw:line>
        <draw:line draw:style-name="gr97" draw:layer="layout" svg:x1="11.581cm" svg:y1="8.406cm" svg:x2="11.734cm" svg:y2="8.406cm">
          <text:p/>
        </draw:line>
        <draw:line draw:style-name="gr97" draw:layer="layout" svg:x1="11.657cm" svg:y1="8.195cm" svg:x2="11.657cm" svg:y2="8.042cm">
          <text:p/>
        </draw:line>
        <draw:line draw:style-name="gr97" draw:layer="layout" svg:x1="11.581cm" svg:y1="8.119cm" svg:x2="11.734cm" svg:y2="8.119cm">
          <text:p/>
        </draw:line>
        <draw:line draw:style-name="gr97" draw:layer="layout" svg:x1="11.657cm" svg:y1="8.13cm" svg:x2="11.657cm" svg:y2="7.976cm">
          <text:p/>
        </draw:line>
        <draw:line draw:style-name="gr97" draw:layer="layout" svg:x1="11.581cm" svg:y1="8.053cm" svg:x2="11.734cm" svg:y2="8.053cm">
          <text:p/>
        </draw:line>
        <draw:line draw:style-name="gr97" draw:layer="layout" svg:x1="11.657cm" svg:y1="6.324cm" svg:x2="11.657cm" svg:y2="6.17cm">
          <text:p/>
        </draw:line>
        <draw:line draw:style-name="gr97" draw:layer="layout" svg:x1="11.581cm" svg:y1="6.247cm" svg:x2="11.734cm" svg:y2="6.247cm">
          <text:p/>
        </draw:line>
        <draw:line draw:style-name="gr97" draw:layer="layout" svg:x1="11.657cm" svg:y1="6.302cm" svg:x2="11.657cm" svg:y2="6.148cm">
          <text:p/>
        </draw:line>
        <draw:line draw:style-name="gr97" draw:layer="layout" svg:x1="11.581cm" svg:y1="6.225cm" svg:x2="11.734cm" svg:y2="6.225cm">
          <text:p/>
        </draw:line>
        <draw:line draw:style-name="gr97" draw:layer="layout" svg:x1="11.657cm" svg:y1="6.256cm" svg:x2="11.657cm" svg:y2="6.102cm">
          <text:p/>
        </draw:line>
        <draw:line draw:style-name="gr97" draw:layer="layout" svg:x1="11.581cm" svg:y1="6.179cm" svg:x2="11.734cm" svg:y2="6.179cm">
          <text:p/>
        </draw:line>
        <draw:line draw:style-name="gr97" draw:layer="layout" svg:x1="11.657cm" svg:y1="6.234cm" svg:x2="11.657cm" svg:y2="6.08cm">
          <text:p/>
        </draw:line>
        <draw:line draw:style-name="gr97" draw:layer="layout" svg:x1="11.581cm" svg:y1="6.157cm" svg:x2="11.734cm" svg:y2="6.157cm">
          <text:p/>
        </draw:line>
        <draw:line draw:style-name="gr97" draw:layer="layout" svg:x1="11.657cm" svg:y1="6.08cm" svg:x2="11.657cm" svg:y2="5.927cm">
          <text:p/>
        </draw:line>
        <draw:line draw:style-name="gr97" draw:layer="layout" svg:x1="11.581cm" svg:y1="6.004cm" svg:x2="11.734cm" svg:y2="6.004cm">
          <text:p/>
        </draw:line>
        <draw:line draw:style-name="gr97" draw:layer="layout" svg:x1="11.657cm" svg:y1="5.618cm" svg:x2="11.657cm" svg:y2="5.465cm">
          <text:p/>
        </draw:line>
        <draw:line draw:style-name="gr97" draw:layer="layout" svg:x1="11.581cm" svg:y1="5.541cm" svg:x2="11.734cm" svg:y2="5.541cm">
          <text:p/>
        </draw:line>
        <draw:line draw:style-name="gr97" draw:layer="layout" svg:x1="11.657cm" svg:y1="5.396cm" svg:x2="11.657cm" svg:y2="5.243cm">
          <text:p/>
        </draw:line>
        <draw:line draw:style-name="gr97" draw:layer="layout" svg:x1="11.581cm" svg:y1="5.32cm" svg:x2="11.734cm" svg:y2="5.32cm">
          <text:p/>
        </draw:line>
        <draw:line draw:style-name="gr97" draw:layer="layout" svg:x1="11.689cm" svg:y1="13.021cm" svg:x2="11.689cm" svg:y2="12.868cm">
          <text:p/>
        </draw:line>
        <draw:line draw:style-name="gr97" draw:layer="layout" svg:x1="11.612cm" svg:y1="12.945cm" svg:x2="11.766cm" svg:y2="12.945cm">
          <text:p/>
        </draw:line>
        <draw:line draw:style-name="gr97" draw:layer="layout" svg:x1="11.689cm" svg:y1="12.381cm" svg:x2="11.689cm" svg:y2="12.228cm">
          <text:p/>
        </draw:line>
        <draw:line draw:style-name="gr97" draw:layer="layout" svg:x1="11.612cm" svg:y1="12.305cm" svg:x2="11.766cm" svg:y2="12.305cm">
          <text:p/>
        </draw:line>
        <draw:line draw:style-name="gr97" draw:layer="layout" svg:x1="11.689cm" svg:y1="11.853cm" svg:x2="11.689cm" svg:y2="11.7cm">
          <text:p/>
        </draw:line>
        <draw:line draw:style-name="gr97" draw:layer="layout" svg:x1="11.612cm" svg:y1="11.777cm" svg:x2="11.766cm" svg:y2="11.777cm">
          <text:p/>
        </draw:line>
        <draw:line draw:style-name="gr97" draw:layer="layout" svg:x1="11.689cm" svg:y1="8.879cm" svg:x2="11.689cm" svg:y2="8.726cm">
          <text:p/>
        </draw:line>
        <draw:line draw:style-name="gr97" draw:layer="layout" svg:x1="11.612cm" svg:y1="8.803cm" svg:x2="11.766cm" svg:y2="8.803cm">
          <text:p/>
        </draw:line>
        <draw:line draw:style-name="gr97" draw:layer="layout" svg:x1="11.689cm" svg:y1="6.543cm" svg:x2="11.689cm" svg:y2="6.389cm">
          <text:p/>
        </draw:line>
        <draw:line draw:style-name="gr97" draw:layer="layout" svg:x1="11.612cm" svg:y1="6.466cm" svg:x2="11.766cm" svg:y2="6.466cm">
          <text:p/>
        </draw:line>
        <draw:line draw:style-name="gr97" draw:layer="layout" svg:x1="11.689cm" svg:y1="6.256cm" svg:x2="11.689cm" svg:y2="6.102cm">
          <text:p/>
        </draw:line>
        <draw:line draw:style-name="gr97" draw:layer="layout" svg:x1="11.612cm" svg:y1="6.179cm" svg:x2="11.766cm" svg:y2="6.179cm">
          <text:p/>
        </draw:line>
        <draw:line draw:style-name="gr97" draw:layer="layout" svg:x1="11.689cm" svg:y1="5.993cm" svg:x2="11.689cm" svg:y2="5.839cm">
          <text:p/>
        </draw:line>
        <draw:line draw:style-name="gr97" draw:layer="layout" svg:x1="11.612cm" svg:y1="5.916cm" svg:x2="11.766cm" svg:y2="5.916cm">
          <text:p/>
        </draw:line>
        <draw:line draw:style-name="gr97" draw:layer="layout" svg:x1="11.689cm" svg:y1="5.971cm" svg:x2="11.689cm" svg:y2="5.818cm">
          <text:p/>
        </draw:line>
        <draw:line draw:style-name="gr97" draw:layer="layout" svg:x1="11.612cm" svg:y1="5.894cm" svg:x2="11.766cm" svg:y2="5.894cm">
          <text:p/>
        </draw:line>
        <draw:line draw:style-name="gr97" draw:layer="layout" svg:x1="11.689cm" svg:y1="5.815cm" svg:x2="11.689cm" svg:y2="5.662cm">
          <text:p/>
        </draw:line>
        <draw:line draw:style-name="gr97" draw:layer="layout" svg:x1="11.612cm" svg:y1="5.738cm" svg:x2="11.766cm" svg:y2="5.738cm">
          <text:p/>
        </draw:line>
        <draw:line draw:style-name="gr97" draw:layer="layout" svg:x1="11.689cm" svg:y1="5.508cm" svg:x2="11.689cm" svg:y2="5.355cm">
          <text:p/>
        </draw:line>
        <draw:line draw:style-name="gr97" draw:layer="layout" svg:x1="11.612cm" svg:y1="5.432cm" svg:x2="11.766cm" svg:y2="5.432cm">
          <text:p/>
        </draw:line>
        <draw:line draw:style-name="gr97" draw:layer="layout" svg:x1="11.689cm" svg:y1="5.418cm" svg:x2="11.689cm" svg:y2="5.265cm">
          <text:p/>
        </draw:line>
        <draw:line draw:style-name="gr97" draw:layer="layout" svg:x1="11.612cm" svg:y1="5.342cm" svg:x2="11.766cm" svg:y2="5.342cm">
          <text:p/>
        </draw:line>
        <draw:line draw:style-name="gr97" draw:layer="layout" svg:x1="11.718cm" svg:y1="13.396cm" svg:x2="11.718cm" svg:y2="13.243cm">
          <text:p/>
        </draw:line>
        <draw:line draw:style-name="gr97" draw:layer="layout" svg:x1="11.641cm" svg:y1="13.32cm" svg:x2="11.795cm" svg:y2="13.32cm">
          <text:p/>
        </draw:line>
        <draw:line draw:style-name="gr97" draw:layer="layout" svg:x1="11.718cm" svg:y1="12.559cm" svg:x2="11.718cm" svg:y2="12.406cm">
          <text:p/>
        </draw:line>
        <draw:line draw:style-name="gr97" draw:layer="layout" svg:x1="11.641cm" svg:y1="12.482cm" svg:x2="11.795cm" svg:y2="12.482cm">
          <text:p/>
        </draw:line>
        <draw:line draw:style-name="gr97" draw:layer="layout" svg:x1="11.718cm" svg:y1="9.298cm" svg:x2="11.718cm" svg:y2="9.144cm">
          <text:p/>
        </draw:line>
        <draw:line draw:style-name="gr97" draw:layer="layout" svg:x1="11.641cm" svg:y1="9.221cm" svg:x2="11.795cm" svg:y2="9.221cm">
          <text:p/>
        </draw:line>
        <draw:line draw:style-name="gr97" draw:layer="layout" svg:x1="11.718cm" svg:y1="9.276cm" svg:x2="11.718cm" svg:y2="9.123cm">
          <text:p/>
        </draw:line>
        <draw:line draw:style-name="gr97" draw:layer="layout" svg:x1="11.641cm" svg:y1="9.199cm" svg:x2="11.795cm" svg:y2="9.199cm">
          <text:p/>
        </draw:line>
        <draw:line draw:style-name="gr97" draw:layer="layout" svg:x1="11.718cm" svg:y1="9.254cm" svg:x2="11.718cm" svg:y2="9.101cm">
          <text:p/>
        </draw:line>
        <draw:line draw:style-name="gr97" draw:layer="layout" svg:x1="11.641cm" svg:y1="9.177cm" svg:x2="11.795cm" svg:y2="9.177cm">
          <text:p/>
        </draw:line>
        <draw:line draw:style-name="gr97" draw:layer="layout" svg:x1="11.718cm" svg:y1="9.033cm" svg:x2="11.718cm" svg:y2="8.879cm">
          <text:p/>
        </draw:line>
        <draw:line draw:style-name="gr97" draw:layer="layout" svg:x1="11.641cm" svg:y1="8.956cm" svg:x2="11.795cm" svg:y2="8.956cm">
          <text:p/>
        </draw:line>
        <draw:line draw:style-name="gr97" draw:layer="layout" svg:x1="11.718cm" svg:y1="7.623cm" svg:x2="11.718cm" svg:y2="7.47cm">
          <text:p/>
        </draw:line>
        <draw:line draw:style-name="gr97" draw:layer="layout" svg:x1="11.641cm" svg:y1="7.547cm" svg:x2="11.795cm" svg:y2="7.547cm">
          <text:p/>
        </draw:line>
        <draw:line draw:style-name="gr97" draw:layer="layout" svg:x1="11.718cm" svg:y1="7.139cm" svg:x2="11.718cm" svg:y2="6.986cm">
          <text:p/>
        </draw:line>
        <draw:line draw:style-name="gr97" draw:layer="layout" svg:x1="11.641cm" svg:y1="7.062cm" svg:x2="11.795cm" svg:y2="7.062cm">
          <text:p/>
        </draw:line>
        <draw:line draw:style-name="gr97" draw:layer="layout" svg:x1="11.718cm" svg:y1="6.63cm" svg:x2="11.718cm" svg:y2="6.477cm">
          <text:p/>
        </draw:line>
        <draw:line draw:style-name="gr97" draw:layer="layout" svg:x1="11.641cm" svg:y1="6.554cm" svg:x2="11.795cm" svg:y2="6.554cm">
          <text:p/>
        </draw:line>
        <draw:line draw:style-name="gr97" draw:layer="layout" svg:x1="11.718cm" svg:y1="6.608cm" svg:x2="11.718cm" svg:y2="6.455cm">
          <text:p/>
        </draw:line>
        <draw:line draw:style-name="gr97" draw:layer="layout" svg:x1="11.641cm" svg:y1="6.532cm" svg:x2="11.795cm" svg:y2="6.532cm">
          <text:p/>
        </draw:line>
        <draw:line draw:style-name="gr97" draw:layer="layout" svg:x1="11.718cm" svg:y1="6.433cm" svg:x2="11.718cm" svg:y2="6.28cm">
          <text:p/>
        </draw:line>
        <draw:line draw:style-name="gr97" draw:layer="layout" svg:x1="11.641cm" svg:y1="6.357cm" svg:x2="11.795cm" svg:y2="6.357cm">
          <text:p/>
        </draw:line>
        <draw:line draw:style-name="gr97" draw:layer="layout" svg:x1="11.718cm" svg:y1="6.302cm" svg:x2="11.718cm" svg:y2="6.148cm">
          <text:p/>
        </draw:line>
        <draw:line draw:style-name="gr97" draw:layer="layout" svg:x1="11.641cm" svg:y1="6.225cm" svg:x2="11.795cm" svg:y2="6.225cm">
          <text:p/>
        </draw:line>
        <draw:line draw:style-name="gr97" draw:layer="layout" svg:x1="11.718cm" svg:y1="5.837cm" svg:x2="11.718cm" svg:y2="5.684cm">
          <text:p/>
        </draw:line>
        <draw:line draw:style-name="gr97" draw:layer="layout" svg:x1="11.641cm" svg:y1="5.76cm" svg:x2="11.795cm" svg:y2="5.76cm">
          <text:p/>
        </draw:line>
        <draw:line draw:style-name="gr97" draw:layer="layout" svg:x1="11.718cm" svg:y1="3.525cm" svg:x2="11.718cm" svg:y2="3.372cm">
          <text:p/>
        </draw:line>
        <draw:line draw:style-name="gr97" draw:layer="layout" svg:x1="11.641cm" svg:y1="3.448cm" svg:x2="11.795cm" svg:y2="3.448cm">
          <text:p/>
        </draw:line>
        <draw:line draw:style-name="gr97" draw:layer="layout" svg:x1="11.718cm" svg:y1="3.325cm" svg:x2="11.718cm" svg:y2="3.172cm">
          <text:p/>
        </draw:line>
        <draw:line draw:style-name="gr97" draw:layer="layout" svg:x1="11.641cm" svg:y1="3.249cm" svg:x2="11.795cm" svg:y2="3.249cm">
          <text:p/>
        </draw:line>
        <draw:line draw:style-name="gr97" draw:layer="layout" svg:x1="11.75cm" svg:y1="13.374cm" svg:x2="11.75cm" svg:y2="13.221cm">
          <text:p/>
        </draw:line>
        <draw:line draw:style-name="gr97" draw:layer="layout" svg:x1="11.673cm" svg:y1="13.298cm" svg:x2="11.826cm" svg:y2="13.298cm">
          <text:p/>
        </draw:line>
        <draw:line draw:style-name="gr97" draw:layer="layout" svg:x1="11.75cm" svg:y1="12.868cm" svg:x2="11.75cm" svg:y2="12.715cm">
          <text:p/>
        </draw:line>
        <draw:line draw:style-name="gr97" draw:layer="layout" svg:x1="11.673cm" svg:y1="12.791cm" svg:x2="11.826cm" svg:y2="12.791cm">
          <text:p/>
        </draw:line>
        <draw:line draw:style-name="gr97" draw:layer="layout" svg:x1="11.75cm" svg:y1="12.69cm" svg:x2="11.75cm" svg:y2="12.537cm">
          <text:p/>
        </draw:line>
        <draw:line draw:style-name="gr97" draw:layer="layout" svg:x1="11.673cm" svg:y1="12.614cm" svg:x2="11.826cm" svg:y2="12.614cm">
          <text:p/>
        </draw:line>
        <draw:line draw:style-name="gr97" draw:layer="layout" svg:x1="11.75cm" svg:y1="12.515cm" svg:x2="11.75cm" svg:y2="12.362cm">
          <text:p/>
        </draw:line>
        <draw:line draw:style-name="gr97" draw:layer="layout" svg:x1="11.673cm" svg:y1="12.439cm" svg:x2="11.826cm" svg:y2="12.439cm">
          <text:p/>
        </draw:line>
        <draw:line draw:style-name="gr97" draw:layer="layout" svg:x1="11.75cm" svg:y1="7.932cm" svg:x2="11.75cm" svg:y2="7.779cm">
          <text:p/>
        </draw:line>
        <draw:line draw:style-name="gr97" draw:layer="layout" svg:x1="11.673cm" svg:y1="7.856cm" svg:x2="11.826cm" svg:y2="7.856cm">
          <text:p/>
        </draw:line>
        <draw:line draw:style-name="gr97" draw:layer="layout" svg:x1="11.75cm" svg:y1="7.908cm" svg:x2="11.75cm" svg:y2="7.755cm">
          <text:p/>
        </draw:line>
        <draw:line draw:style-name="gr97" draw:layer="layout" svg:x1="11.673cm" svg:y1="7.831cm" svg:x2="11.826cm" svg:y2="7.831cm">
          <text:p/>
        </draw:line>
        <draw:line draw:style-name="gr97" draw:layer="layout" svg:x1="11.75cm" svg:y1="7.645cm" svg:x2="11.75cm" svg:y2="7.492cm">
          <text:p/>
        </draw:line>
        <draw:line draw:style-name="gr97" draw:layer="layout" svg:x1="11.673cm" svg:y1="7.569cm" svg:x2="11.826cm" svg:y2="7.569cm">
          <text:p/>
        </draw:line>
        <draw:line draw:style-name="gr97" draw:layer="layout" svg:x1="11.75cm" svg:y1="7.314cm" svg:x2="11.75cm" svg:y2="7.161cm">
          <text:p/>
        </draw:line>
        <draw:line draw:style-name="gr97" draw:layer="layout" svg:x1="11.673cm" svg:y1="7.238cm" svg:x2="11.826cm" svg:y2="7.238cm">
          <text:p/>
        </draw:line>
        <draw:line draw:style-name="gr97" draw:layer="layout" svg:x1="11.75cm" svg:y1="6.652cm" svg:x2="11.75cm" svg:y2="6.499cm">
          <text:p/>
        </draw:line>
        <draw:line draw:style-name="gr97" draw:layer="layout" svg:x1="11.673cm" svg:y1="6.576cm" svg:x2="11.826cm" svg:y2="6.576cm">
          <text:p/>
        </draw:line>
        <draw:line draw:style-name="gr97" draw:layer="layout" svg:x1="11.75cm" svg:y1="6.477cm" svg:x2="11.75cm" svg:y2="6.324cm">
          <text:p/>
        </draw:line>
        <draw:line draw:style-name="gr97" draw:layer="layout" svg:x1="11.673cm" svg:y1="6.4cm" svg:x2="11.826cm" svg:y2="6.4cm">
          <text:p/>
        </draw:line>
        <draw:line draw:style-name="gr97" draw:layer="layout" svg:x1="11.75cm" svg:y1="6.433cm" svg:x2="11.75cm" svg:y2="6.28cm">
          <text:p/>
        </draw:line>
        <draw:line draw:style-name="gr97" draw:layer="layout" svg:x1="11.673cm" svg:y1="6.357cm" svg:x2="11.826cm" svg:y2="6.357cm">
          <text:p/>
        </draw:line>
        <draw:line draw:style-name="gr97" draw:layer="layout" svg:x1="11.75cm" svg:y1="4.075cm" svg:x2="11.75cm" svg:y2="3.922cm">
          <text:p/>
        </draw:line>
        <draw:line draw:style-name="gr97" draw:layer="layout" svg:x1="11.673cm" svg:y1="3.998cm" svg:x2="11.826cm" svg:y2="3.998cm">
          <text:p/>
        </draw:line>
        <draw:line draw:style-name="gr97" draw:layer="layout" svg:x1="11.75cm" svg:y1="3.172cm" svg:x2="11.75cm" svg:y2="3.019cm">
          <text:p/>
        </draw:line>
        <draw:line draw:style-name="gr97" draw:layer="layout" svg:x1="11.673cm" svg:y1="3.095cm" svg:x2="11.826cm" svg:y2="3.095cm">
          <text:p/>
        </draw:line>
        <draw:line draw:style-name="gr97" draw:layer="layout" svg:x1="11.779cm" svg:y1="12.978cm" svg:x2="11.779cm" svg:y2="12.824cm">
          <text:p/>
        </draw:line>
        <draw:line draw:style-name="gr97" draw:layer="layout" svg:x1="11.702cm" svg:y1="12.901cm" svg:x2="11.856cm" svg:y2="12.901cm">
          <text:p/>
        </draw:line>
        <draw:line draw:style-name="gr97" draw:layer="layout" svg:x1="11.779cm" svg:y1="12.934cm" svg:x2="11.779cm" svg:y2="12.78cm">
          <text:p/>
        </draw:line>
        <draw:line draw:style-name="gr97" draw:layer="layout" svg:x1="11.702cm" svg:y1="12.857cm" svg:x2="11.856cm" svg:y2="12.857cm">
          <text:p/>
        </draw:line>
        <draw:line draw:style-name="gr97" draw:layer="layout" svg:x1="11.779cm" svg:y1="10.201cm" svg:x2="11.779cm" svg:y2="10.047cm">
          <text:p/>
        </draw:line>
        <draw:line draw:style-name="gr97" draw:layer="layout" svg:x1="11.702cm" svg:y1="10.124cm" svg:x2="11.856cm" svg:y2="10.124cm">
          <text:p/>
        </draw:line>
        <draw:line draw:style-name="gr97" draw:layer="layout" svg:x1="11.779cm" svg:y1="8.373cm" svg:x2="11.779cm" svg:y2="8.22cm">
          <text:p/>
        </draw:line>
        <draw:line draw:style-name="gr97" draw:layer="layout" svg:x1="11.702cm" svg:y1="8.296cm" svg:x2="11.856cm" svg:y2="8.296cm">
          <text:p/>
        </draw:line>
        <draw:line draw:style-name="gr97" draw:layer="layout" svg:x1="11.779cm" svg:y1="7.998cm" svg:x2="11.779cm" svg:y2="7.845cm">
          <text:p/>
        </draw:line>
        <draw:line draw:style-name="gr97" draw:layer="layout" svg:x1="11.702cm" svg:y1="7.921cm" svg:x2="11.856cm" svg:y2="7.921cm">
          <text:p/>
        </draw:line>
        <draw:line draw:style-name="gr97" draw:layer="layout" svg:x1="11.779cm" svg:y1="7.601cm" svg:x2="11.779cm" svg:y2="7.448cm">
          <text:p/>
        </draw:line>
        <draw:line draw:style-name="gr97" draw:layer="layout" svg:x1="11.702cm" svg:y1="7.525cm" svg:x2="11.856cm" svg:y2="7.525cm">
          <text:p/>
        </draw:line>
        <draw:line draw:style-name="gr97" draw:layer="layout" svg:x1="11.779cm" svg:y1="7.205cm" svg:x2="11.779cm" svg:y2="7.051cm">
          <text:p/>
        </draw:line>
        <draw:line draw:style-name="gr97" draw:layer="layout" svg:x1="11.702cm" svg:y1="7.128cm" svg:x2="11.856cm" svg:y2="7.128cm">
          <text:p/>
        </draw:line>
        <draw:line draw:style-name="gr97" draw:layer="layout" svg:x1="11.779cm" svg:y1="6.852cm" svg:x2="11.779cm" svg:y2="6.699cm">
          <text:p/>
        </draw:line>
        <draw:line draw:style-name="gr97" draw:layer="layout" svg:x1="11.702cm" svg:y1="6.775cm" svg:x2="11.856cm" svg:y2="6.775cm">
          <text:p/>
        </draw:line>
        <draw:line draw:style-name="gr97" draw:layer="layout" svg:x1="11.779cm" svg:y1="4.428cm" svg:x2="11.779cm" svg:y2="4.275cm">
          <text:p/>
        </draw:line>
        <draw:line draw:style-name="gr97" draw:layer="layout" svg:x1="11.702cm" svg:y1="4.351cm" svg:x2="11.856cm" svg:y2="4.351cm">
          <text:p/>
        </draw:line>
        <draw:line draw:style-name="gr97" draw:layer="layout" svg:x1="11.779cm" svg:y1="3.413cm" svg:x2="11.779cm" svg:y2="3.26cm">
          <text:p/>
        </draw:line>
        <draw:line draw:style-name="gr97" draw:layer="layout" svg:x1="11.702cm" svg:y1="3.336cm" svg:x2="11.856cm" svg:y2="3.336cm">
          <text:p/>
        </draw:line>
        <draw:line draw:style-name="gr97" draw:layer="layout" svg:x1="11.779cm" svg:y1="3.369cm" svg:x2="11.779cm" svg:y2="3.216cm">
          <text:p/>
        </draw:line>
        <draw:line draw:style-name="gr97" draw:layer="layout" svg:x1="11.702cm" svg:y1="3.293cm" svg:x2="11.856cm" svg:y2="3.293cm">
          <text:p/>
        </draw:line>
        <draw:line draw:style-name="gr97" draw:layer="layout" svg:x1="11.779cm" svg:y1="3.325cm" svg:x2="11.779cm" svg:y2="3.172cm">
          <text:p/>
        </draw:line>
        <draw:line draw:style-name="gr97" draw:layer="layout" svg:x1="11.702cm" svg:y1="3.249cm" svg:x2="11.856cm" svg:y2="3.249cm">
          <text:p/>
        </draw:line>
        <draw:line draw:style-name="gr97" draw:layer="layout" svg:x1="11.779cm" svg:y1="3.303cm" svg:x2="11.779cm" svg:y2="3.15cm">
          <text:p/>
        </draw:line>
        <draw:line draw:style-name="gr97" draw:layer="layout" svg:x1="11.702cm" svg:y1="3.227cm" svg:x2="11.856cm" svg:y2="3.227cm">
          <text:p/>
        </draw:line>
        <draw:line draw:style-name="gr97" draw:layer="layout" svg:x1="11.779cm" svg:y1="3.194cm" svg:x2="11.779cm" svg:y2="3.041cm">
          <text:p/>
        </draw:line>
        <draw:line draw:style-name="gr97" draw:layer="layout" svg:x1="11.702cm" svg:y1="3.117cm" svg:x2="11.856cm" svg:y2="3.117cm">
          <text:p/>
        </draw:line>
        <draw:line draw:style-name="gr97" draw:layer="layout" svg:x1="11.779cm" svg:y1="2.929cm" svg:x2="11.779cm" svg:y2="2.775cm">
          <text:p/>
        </draw:line>
        <draw:line draw:style-name="gr97" draw:layer="layout" svg:x1="11.702cm" svg:y1="2.852cm" svg:x2="11.856cm" svg:y2="2.852cm">
          <text:p/>
        </draw:line>
        <draw:line draw:style-name="gr97" draw:layer="layout" svg:x1="11.811cm" svg:y1="13.396cm" svg:x2="11.811cm" svg:y2="13.243cm">
          <text:p/>
        </draw:line>
        <draw:line draw:style-name="gr97" draw:layer="layout" svg:x1="11.734cm" svg:y1="13.32cm" svg:x2="11.887cm" svg:y2="13.32cm">
          <text:p/>
        </draw:line>
        <draw:line draw:style-name="gr97" draw:layer="layout" svg:x1="11.811cm" svg:y1="8.351cm" svg:x2="11.811cm" svg:y2="8.198cm">
          <text:p/>
        </draw:line>
        <draw:line draw:style-name="gr97" draw:layer="layout" svg:x1="11.734cm" svg:y1="8.274cm" svg:x2="11.887cm" svg:y2="8.274cm">
          <text:p/>
        </draw:line>
        <draw:line draw:style-name="gr97" draw:layer="layout" svg:x1="11.811cm" svg:y1="8.195cm" svg:x2="11.811cm" svg:y2="8.042cm">
          <text:p/>
        </draw:line>
        <draw:line draw:style-name="gr97" draw:layer="layout" svg:x1="11.734cm" svg:y1="8.119cm" svg:x2="11.887cm" svg:y2="8.119cm">
          <text:p/>
        </draw:line>
        <draw:line draw:style-name="gr97" draw:layer="layout" svg:x1="11.811cm" svg:y1="7.842cm" svg:x2="11.811cm" svg:y2="7.689cm">
          <text:p/>
        </draw:line>
        <draw:line draw:style-name="gr97" draw:layer="layout" svg:x1="11.734cm" svg:y1="7.766cm" svg:x2="11.887cm" svg:y2="7.766cm">
          <text:p/>
        </draw:line>
        <draw:line draw:style-name="gr97" draw:layer="layout" svg:x1="11.811cm" svg:y1="7.623cm" svg:x2="11.811cm" svg:y2="7.47cm">
          <text:p/>
        </draw:line>
        <draw:line draw:style-name="gr97" draw:layer="layout" svg:x1="11.734cm" svg:y1="7.547cm" svg:x2="11.887cm" svg:y2="7.547cm">
          <text:p/>
        </draw:line>
        <draw:line draw:style-name="gr97" draw:layer="layout" svg:x1="11.811cm" svg:y1="4.912cm" svg:x2="11.811cm" svg:y2="4.759cm">
          <text:p/>
        </draw:line>
        <draw:line draw:style-name="gr97" draw:layer="layout" svg:x1="11.734cm" svg:y1="4.836cm" svg:x2="11.887cm" svg:y2="4.836cm">
          <text:p/>
        </draw:line>
        <draw:line draw:style-name="gr97" draw:layer="layout" svg:x1="11.811cm" svg:y1="4.671cm" svg:x2="11.811cm" svg:y2="4.518cm">
          <text:p/>
        </draw:line>
        <draw:line draw:style-name="gr97" draw:layer="layout" svg:x1="11.734cm" svg:y1="4.595cm" svg:x2="11.887cm" svg:y2="4.595cm">
          <text:p/>
        </draw:line>
        <draw:line draw:style-name="gr97" draw:layer="layout" svg:x1="11.811cm" svg:y1="4.537cm" svg:x2="11.811cm" svg:y2="4.384cm">
          <text:p/>
        </draw:line>
        <draw:line draw:style-name="gr97" draw:layer="layout" svg:x1="11.734cm" svg:y1="4.461cm" svg:x2="11.887cm" svg:y2="4.461cm">
          <text:p/>
        </draw:line>
        <draw:line draw:style-name="gr97" draw:layer="layout" svg:x1="11.811cm" svg:y1="3.744cm" svg:x2="11.811cm" svg:y2="3.591cm">
          <text:p/>
        </draw:line>
        <draw:line draw:style-name="gr97" draw:layer="layout" svg:x1="11.734cm" svg:y1="3.667cm" svg:x2="11.887cm" svg:y2="3.667cm">
          <text:p/>
        </draw:line>
        <draw:line draw:style-name="gr97" draw:layer="layout" svg:x1="11.811cm" svg:y1="3.7cm" svg:x2="11.811cm" svg:y2="3.547cm">
          <text:p/>
        </draw:line>
        <draw:line draw:style-name="gr97" draw:layer="layout" svg:x1="11.734cm" svg:y1="3.623cm" svg:x2="11.887cm" svg:y2="3.623cm">
          <text:p/>
        </draw:line>
        <draw:line draw:style-name="gr97" draw:layer="layout" svg:x1="11.811cm" svg:y1="3.634cm" svg:x2="11.811cm" svg:y2="3.481cm">
          <text:p/>
        </draw:line>
        <draw:line draw:style-name="gr97" draw:layer="layout" svg:x1="11.734cm" svg:y1="3.558cm" svg:x2="11.887cm" svg:y2="3.558cm">
          <text:p/>
        </draw:line>
        <draw:line draw:style-name="gr97" draw:layer="layout" svg:x1="11.811cm" svg:y1="3.413cm" svg:x2="11.811cm" svg:y2="3.26cm">
          <text:p/>
        </draw:line>
        <draw:line draw:style-name="gr97" draw:layer="layout" svg:x1="11.734cm" svg:y1="3.336cm" svg:x2="11.887cm" svg:y2="3.336cm">
          <text:p/>
        </draw:line>
        <draw:line draw:style-name="gr97" draw:layer="layout" svg:x1="11.84cm" svg:y1="10.95cm" svg:x2="11.84cm" svg:y2="10.797cm">
          <text:p/>
        </draw:line>
        <draw:line draw:style-name="gr97" draw:layer="layout" svg:x1="11.763cm" svg:y1="10.874cm" svg:x2="11.916cm" svg:y2="10.874cm">
          <text:p/>
        </draw:line>
        <draw:line draw:style-name="gr97" draw:layer="layout" svg:x1="11.84cm" svg:y1="9.298cm" svg:x2="11.84cm" svg:y2="9.144cm">
          <text:p/>
        </draw:line>
        <draw:line draw:style-name="gr97" draw:layer="layout" svg:x1="11.763cm" svg:y1="9.221cm" svg:x2="11.916cm" svg:y2="9.221cm">
          <text:p/>
        </draw:line>
        <draw:line draw:style-name="gr97" draw:layer="layout" svg:x1="11.84cm" svg:y1="9.144cm" svg:x2="11.84cm" svg:y2="8.991cm">
          <text:p/>
        </draw:line>
        <draw:line draw:style-name="gr97" draw:layer="layout" svg:x1="11.763cm" svg:y1="9.068cm" svg:x2="11.916cm" svg:y2="9.068cm">
          <text:p/>
        </draw:line>
        <draw:line draw:style-name="gr97" draw:layer="layout" svg:x1="11.84cm" svg:y1="9.054cm" svg:x2="11.84cm" svg:y2="8.901cm">
          <text:p/>
        </draw:line>
        <draw:line draw:style-name="gr97" draw:layer="layout" svg:x1="11.763cm" svg:y1="8.978cm" svg:x2="11.916cm" svg:y2="8.978cm">
          <text:p/>
        </draw:line>
        <draw:line draw:style-name="gr97" draw:layer="layout" svg:x1="11.84cm" svg:y1="8.857cm" svg:x2="11.84cm" svg:y2="8.704cm">
          <text:p/>
        </draw:line>
        <draw:line draw:style-name="gr97" draw:layer="layout" svg:x1="11.763cm" svg:y1="8.781cm" svg:x2="11.916cm" svg:y2="8.781cm">
          <text:p/>
        </draw:line>
        <draw:line draw:style-name="gr97" draw:layer="layout" svg:x1="11.84cm" svg:y1="8.614cm" svg:x2="11.84cm" svg:y2="8.461cm">
          <text:p/>
        </draw:line>
        <draw:line draw:style-name="gr97" draw:layer="layout" svg:x1="11.763cm" svg:y1="8.537cm" svg:x2="11.916cm" svg:y2="8.537cm">
          <text:p/>
        </draw:line>
        <draw:line draw:style-name="gr97" draw:layer="layout" svg:x1="11.84cm" svg:y1="7.932cm" svg:x2="11.84cm" svg:y2="7.779cm">
          <text:p/>
        </draw:line>
        <draw:line draw:style-name="gr97" draw:layer="layout" svg:x1="11.763cm" svg:y1="7.856cm" svg:x2="11.916cm" svg:y2="7.856cm">
          <text:p/>
        </draw:line>
        <draw:line draw:style-name="gr97" draw:layer="layout" svg:x1="11.84cm" svg:y1="7.799cm" svg:x2="11.84cm" svg:y2="7.645cm">
          <text:p/>
        </draw:line>
        <draw:line draw:style-name="gr97" draw:layer="layout" svg:x1="11.763cm" svg:y1="7.722cm" svg:x2="11.916cm" svg:y2="7.722cm">
          <text:p/>
        </draw:line>
        <draw:line draw:style-name="gr97" draw:layer="layout" svg:x1="11.84cm" svg:y1="7.755cm" svg:x2="11.84cm" svg:y2="7.601cm">
          <text:p/>
        </draw:line>
        <draw:line draw:style-name="gr97" draw:layer="layout" svg:x1="11.763cm" svg:y1="7.678cm" svg:x2="11.916cm" svg:y2="7.678cm">
          <text:p/>
        </draw:line>
        <draw:line draw:style-name="gr97" draw:layer="layout" svg:x1="11.84cm" svg:y1="5.375cm" svg:x2="11.84cm" svg:y2="5.221cm">
          <text:p/>
        </draw:line>
        <draw:line draw:style-name="gr97" draw:layer="layout" svg:x1="11.763cm" svg:y1="5.298cm" svg:x2="11.916cm" svg:y2="5.298cm">
          <text:p/>
        </draw:line>
        <draw:line draw:style-name="gr97" draw:layer="layout" svg:x1="11.84cm" svg:y1="5.353cm" svg:x2="11.84cm" svg:y2="5.199cm">
          <text:p/>
        </draw:line>
        <draw:line draw:style-name="gr97" draw:layer="layout" svg:x1="11.763cm" svg:y1="5.276cm" svg:x2="11.916cm" svg:y2="5.276cm">
          <text:p/>
        </draw:line>
        <draw:line draw:style-name="gr97" draw:layer="layout" svg:x1="11.84cm" svg:y1="4.253cm" svg:x2="11.84cm" svg:y2="4.099cm">
          <text:p/>
        </draw:line>
        <draw:line draw:style-name="gr97" draw:layer="layout" svg:x1="11.763cm" svg:y1="4.176cm" svg:x2="11.916cm" svg:y2="4.176cm">
          <text:p/>
        </draw:line>
        <draw:line draw:style-name="gr97" draw:layer="layout" svg:x1="11.871cm" svg:y1="9.804cm" svg:x2="11.871cm" svg:y2="9.651cm">
          <text:p/>
        </draw:line>
        <draw:line draw:style-name="gr97" draw:layer="layout" svg:x1="11.795cm" svg:y1="9.727cm" svg:x2="11.948cm" svg:y2="9.727cm">
          <text:p/>
        </draw:line>
        <draw:line draw:style-name="gr97" draw:layer="layout" svg:x1="11.871cm" svg:y1="9.738cm" svg:x2="11.871cm" svg:y2="9.585cm">
          <text:p/>
        </draw:line>
        <draw:line draw:style-name="gr97" draw:layer="layout" svg:x1="11.795cm" svg:y1="9.662cm" svg:x2="11.948cm" svg:y2="9.662cm">
          <text:p/>
        </draw:line>
        <draw:line draw:style-name="gr97" draw:layer="layout" svg:x1="11.871cm" svg:y1="9.517cm" svg:x2="11.871cm" svg:y2="9.363cm">
          <text:p/>
        </draw:line>
        <draw:line draw:style-name="gr97" draw:layer="layout" svg:x1="11.795cm" svg:y1="9.44cm" svg:x2="11.948cm" svg:y2="9.44cm">
          <text:p/>
        </draw:line>
        <draw:line draw:style-name="gr97" draw:layer="layout" svg:x1="11.871cm" svg:y1="9.254cm" svg:x2="11.871cm" svg:y2="9.101cm">
          <text:p/>
        </draw:line>
        <draw:line draw:style-name="gr97" draw:layer="layout" svg:x1="11.795cm" svg:y1="9.177cm" svg:x2="11.948cm" svg:y2="9.177cm">
          <text:p/>
        </draw:line>
        <draw:line draw:style-name="gr97" draw:layer="layout" svg:x1="11.871cm" svg:y1="8.989cm" svg:x2="11.871cm" svg:y2="8.835cm">
          <text:p/>
        </draw:line>
        <draw:line draw:style-name="gr97" draw:layer="layout" svg:x1="11.795cm" svg:y1="8.912cm" svg:x2="11.948cm" svg:y2="8.912cm">
          <text:p/>
        </draw:line>
        <draw:line draw:style-name="gr97" draw:layer="layout" svg:x1="11.871cm" svg:y1="8.592cm" svg:x2="11.871cm" svg:y2="8.439cm">
          <text:p/>
        </draw:line>
        <draw:line draw:style-name="gr97" draw:layer="layout" svg:x1="11.795cm" svg:y1="8.515cm" svg:x2="11.948cm" svg:y2="8.515cm">
          <text:p/>
        </draw:line>
        <draw:line draw:style-name="gr97" draw:layer="layout" svg:x1="11.871cm" svg:y1="8.217cm" svg:x2="11.871cm" svg:y2="8.064cm">
          <text:p/>
        </draw:line>
        <draw:line draw:style-name="gr97" draw:layer="layout" svg:x1="11.795cm" svg:y1="8.141cm" svg:x2="11.948cm" svg:y2="8.141cm">
          <text:p/>
        </draw:line>
        <draw:line draw:style-name="gr97" draw:layer="layout" svg:x1="11.871cm" svg:y1="5.64cm" svg:x2="11.871cm" svg:y2="5.487cm">
          <text:p/>
        </draw:line>
        <draw:line draw:style-name="gr97" draw:layer="layout" svg:x1="11.795cm" svg:y1="5.563cm" svg:x2="11.948cm" svg:y2="5.563cm">
          <text:p/>
        </draw:line>
        <draw:line draw:style-name="gr97" draw:layer="layout" svg:x1="11.871cm" svg:y1="5.596cm" svg:x2="11.871cm" svg:y2="5.443cm">
          <text:p/>
        </draw:line>
        <draw:line draw:style-name="gr97" draw:layer="layout" svg:x1="11.795cm" svg:y1="5.519cm" svg:x2="11.948cm" svg:y2="5.519cm">
          <text:p/>
        </draw:line>
        <draw:line draw:style-name="gr97" draw:layer="layout" svg:x1="11.871cm" svg:y1="4.671cm" svg:x2="11.871cm" svg:y2="4.518cm">
          <text:p/>
        </draw:line>
        <draw:line draw:style-name="gr97" draw:layer="layout" svg:x1="11.795cm" svg:y1="4.595cm" svg:x2="11.948cm" svg:y2="4.595cm">
          <text:p/>
        </draw:line>
        <draw:line draw:style-name="gr97" draw:layer="layout" svg:x1="11.871cm" svg:y1="4.625cm" svg:x2="11.871cm" svg:y2="4.472cm">
          <text:p/>
        </draw:line>
        <draw:line draw:style-name="gr97" draw:layer="layout" svg:x1="11.795cm" svg:y1="4.548cm" svg:x2="11.948cm" svg:y2="4.548cm">
          <text:p/>
        </draw:line>
        <draw:line draw:style-name="gr97" draw:layer="layout" svg:x1="11.901cm" svg:y1="11.919cm" svg:x2="11.901cm" svg:y2="11.766cm">
          <text:p/>
        </draw:line>
        <draw:line draw:style-name="gr97" draw:layer="layout" svg:x1="11.824cm" svg:y1="11.842cm" svg:x2="11.977cm" svg:y2="11.842cm">
          <text:p/>
        </draw:line>
        <draw:line draw:style-name="gr97" draw:layer="layout" svg:x1="11.901cm" svg:y1="11.744cm" svg:x2="11.901cm" svg:y2="11.59cm">
          <text:p/>
        </draw:line>
        <draw:line draw:style-name="gr97" draw:layer="layout" svg:x1="11.824cm" svg:y1="11.667cm" svg:x2="11.977cm" svg:y2="11.667cm">
          <text:p/>
        </draw:line>
        <draw:line draw:style-name="gr97" draw:layer="layout" svg:x1="11.901cm" svg:y1="9.782cm" svg:x2="11.901cm" svg:y2="9.629cm">
          <text:p/>
        </draw:line>
        <draw:line draw:style-name="gr97" draw:layer="layout" svg:x1="11.824cm" svg:y1="9.705cm" svg:x2="11.977cm" svg:y2="9.705cm">
          <text:p/>
        </draw:line>
        <draw:line draw:style-name="gr97" draw:layer="layout" svg:x1="11.901cm" svg:y1="8.901cm" svg:x2="11.901cm" svg:y2="8.748cm">
          <text:p/>
        </draw:line>
        <draw:line draw:style-name="gr97" draw:layer="layout" svg:x1="11.824cm" svg:y1="8.824cm" svg:x2="11.977cm" svg:y2="8.824cm">
          <text:p/>
        </draw:line>
        <draw:line draw:style-name="gr97" draw:layer="layout" svg:x1="11.901cm" svg:y1="8.592cm" svg:x2="11.901cm" svg:y2="8.439cm">
          <text:p/>
        </draw:line>
        <draw:line draw:style-name="gr97" draw:layer="layout" svg:x1="11.824cm" svg:y1="8.515cm" svg:x2="11.977cm" svg:y2="8.515cm">
          <text:p/>
        </draw:line>
        <draw:line draw:style-name="gr97" draw:layer="layout" svg:x1="11.901cm" svg:y1="5.837cm" svg:x2="11.901cm" svg:y2="5.684cm">
          <text:p/>
        </draw:line>
        <draw:line draw:style-name="gr97" draw:layer="layout" svg:x1="11.824cm" svg:y1="5.76cm" svg:x2="11.977cm" svg:y2="5.76cm">
          <text:p/>
        </draw:line>
        <draw:line draw:style-name="gr97" draw:layer="layout" svg:x1="11.901cm" svg:y1="5.353cm" svg:x2="11.901cm" svg:y2="5.199cm">
          <text:p/>
        </draw:line>
        <draw:line draw:style-name="gr97" draw:layer="layout" svg:x1="11.824cm" svg:y1="5.276cm" svg:x2="11.977cm" svg:y2="5.276cm">
          <text:p/>
        </draw:line>
        <draw:line draw:style-name="gr97" draw:layer="layout" svg:x1="11.901cm" svg:y1="5.331cm" svg:x2="11.901cm" svg:y2="5.177cm">
          <text:p/>
        </draw:line>
        <draw:line draw:style-name="gr97" draw:layer="layout" svg:x1="11.824cm" svg:y1="5.254cm" svg:x2="11.977cm" svg:y2="5.254cm">
          <text:p/>
        </draw:line>
        <draw:line draw:style-name="gr97" draw:layer="layout" svg:x1="11.901cm" svg:y1="5.265cm" svg:x2="11.901cm" svg:y2="5.112cm">
          <text:p/>
        </draw:line>
        <draw:line draw:style-name="gr97" draw:layer="layout" svg:x1="11.824cm" svg:y1="5.188cm" svg:x2="11.977cm" svg:y2="5.188cm">
          <text:p/>
        </draw:line>
        <draw:line draw:style-name="gr97" draw:layer="layout" svg:x1="11.901cm" svg:y1="5.243cm" svg:x2="11.901cm" svg:y2="5.09cm">
          <text:p/>
        </draw:line>
        <draw:line draw:style-name="gr97" draw:layer="layout" svg:x1="11.824cm" svg:y1="5.166cm" svg:x2="11.977cm" svg:y2="5.166cm">
          <text:p/>
        </draw:line>
        <draw:line draw:style-name="gr97" draw:layer="layout" svg:x1="11.901cm" svg:y1="5.199cm" svg:x2="11.901cm" svg:y2="5.046cm">
          <text:p/>
        </draw:line>
        <draw:line draw:style-name="gr97" draw:layer="layout" svg:x1="11.824cm" svg:y1="5.123cm" svg:x2="11.977cm" svg:y2="5.123cm">
          <text:p/>
        </draw:line>
        <draw:line draw:style-name="gr97" draw:layer="layout" svg:x1="11.901cm" svg:y1="5.022cm" svg:x2="11.901cm" svg:y2="4.868cm">
          <text:p/>
        </draw:line>
        <draw:line draw:style-name="gr97" draw:layer="layout" svg:x1="11.824cm" svg:y1="4.945cm" svg:x2="11.977cm" svg:y2="4.945cm">
          <text:p/>
        </draw:line>
        <draw:line draw:style-name="gr97" draw:layer="layout" svg:x1="11.901cm" svg:y1="5cm" svg:x2="11.901cm" svg:y2="4.846cm">
          <text:p/>
        </draw:line>
        <draw:line draw:style-name="gr97" draw:layer="layout" svg:x1="11.824cm" svg:y1="4.923cm" svg:x2="11.977cm" svg:y2="4.923cm">
          <text:p/>
        </draw:line>
        <draw:line draw:style-name="gr97" draw:layer="layout" svg:x1="11.901cm" svg:y1="4.581cm" svg:x2="11.901cm" svg:y2="4.428cm">
          <text:p/>
        </draw:line>
        <draw:line draw:style-name="gr97" draw:layer="layout" svg:x1="11.824cm" svg:y1="4.505cm" svg:x2="11.977cm" svg:y2="4.505cm">
          <text:p/>
        </draw:line>
        <draw:line draw:style-name="gr97" draw:layer="layout" svg:x1="11.932cm" svg:y1="12.338cm" svg:x2="11.932cm" svg:y2="12.184cm">
          <text:p/>
        </draw:line>
        <draw:line draw:style-name="gr97" draw:layer="layout" svg:x1="11.856cm" svg:y1="12.261cm" svg:x2="12.009cm" svg:y2="12.261cm">
          <text:p/>
        </draw:line>
        <draw:line draw:style-name="gr97" draw:layer="layout" svg:x1="11.932cm" svg:y1="12.228cm" svg:x2="11.932cm" svg:y2="12.075cm">
          <text:p/>
        </draw:line>
        <draw:line draw:style-name="gr97" draw:layer="layout" svg:x1="11.856cm" svg:y1="12.151cm" svg:x2="12.009cm" svg:y2="12.151cm">
          <text:p/>
        </draw:line>
        <draw:line draw:style-name="gr97" draw:layer="layout" svg:x1="11.932cm" svg:y1="12.118cm" svg:x2="11.932cm" svg:y2="11.965cm">
          <text:p/>
        </draw:line>
        <draw:line draw:style-name="gr97" draw:layer="layout" svg:x1="11.856cm" svg:y1="12.042cm" svg:x2="12.009cm" svg:y2="12.042cm">
          <text:p/>
        </draw:line>
        <draw:line draw:style-name="gr97" draw:layer="layout" svg:x1="11.932cm" svg:y1="10.244cm" svg:x2="11.932cm" svg:y2="10.091cm">
          <text:p/>
        </draw:line>
        <draw:line draw:style-name="gr97" draw:layer="layout" svg:x1="11.856cm" svg:y1="10.168cm" svg:x2="12.009cm" svg:y2="10.168cm">
          <text:p/>
        </draw:line>
        <draw:line draw:style-name="gr97" draw:layer="layout" svg:x1="11.932cm" svg:y1="10.179cm" svg:x2="11.932cm" svg:y2="10.025cm">
          <text:p/>
        </draw:line>
        <draw:line draw:style-name="gr97" draw:layer="layout" svg:x1="11.856cm" svg:y1="10.102cm" svg:x2="12.009cm" svg:y2="10.102cm">
          <text:p/>
        </draw:line>
        <draw:line draw:style-name="gr97" draw:layer="layout" svg:x1="11.932cm" svg:y1="10.004cm" svg:x2="11.932cm" svg:y2="9.85cm">
          <text:p/>
        </draw:line>
        <draw:line draw:style-name="gr97" draw:layer="layout" svg:x1="11.856cm" svg:y1="9.927cm" svg:x2="12.009cm" svg:y2="9.927cm">
          <text:p/>
        </draw:line>
        <draw:line draw:style-name="gr97" draw:layer="layout" svg:x1="11.932cm" svg:y1="9.982cm" svg:x2="11.932cm" svg:y2="9.828cm">
          <text:p/>
        </draw:line>
        <draw:line draw:style-name="gr97" draw:layer="layout" svg:x1="11.856cm" svg:y1="9.905cm" svg:x2="12.009cm" svg:y2="9.905cm">
          <text:p/>
        </draw:line>
        <draw:line draw:style-name="gr97" draw:layer="layout" svg:x1="11.932cm" svg:y1="9.782cm" svg:x2="11.932cm" svg:y2="9.629cm">
          <text:p/>
        </draw:line>
        <draw:line draw:style-name="gr97" draw:layer="layout" svg:x1="11.856cm" svg:y1="9.705cm" svg:x2="12.009cm" svg:y2="9.705cm">
          <text:p/>
        </draw:line>
        <draw:line draw:style-name="gr97" draw:layer="layout" svg:x1="11.932cm" svg:y1="9.76cm" svg:x2="11.932cm" svg:y2="9.607cm">
          <text:p/>
        </draw:line>
        <draw:line draw:style-name="gr97" draw:layer="layout" svg:x1="11.856cm" svg:y1="9.684cm" svg:x2="12.009cm" svg:y2="9.684cm">
          <text:p/>
        </draw:line>
        <draw:line draw:style-name="gr97" draw:layer="layout" svg:x1="11.932cm" svg:y1="9.607cm" svg:x2="11.932cm" svg:y2="9.454cm">
          <text:p/>
        </draw:line>
        <draw:line draw:style-name="gr97" draw:layer="layout" svg:x1="11.856cm" svg:y1="9.53cm" svg:x2="12.009cm" svg:y2="9.53cm">
          <text:p/>
        </draw:line>
        <draw:line draw:style-name="gr97" draw:layer="layout" svg:x1="11.932cm" svg:y1="9.517cm" svg:x2="11.932cm" svg:y2="9.363cm">
          <text:p/>
        </draw:line>
        <draw:line draw:style-name="gr97" draw:layer="layout" svg:x1="11.856cm" svg:y1="9.44cm" svg:x2="12.009cm" svg:y2="9.44cm">
          <text:p/>
        </draw:line>
        <draw:line draw:style-name="gr97" draw:layer="layout" svg:x1="11.932cm" svg:y1="9.495cm" svg:x2="11.932cm" svg:y2="9.342cm">
          <text:p/>
        </draw:line>
        <draw:line draw:style-name="gr97" draw:layer="layout" svg:x1="11.856cm" svg:y1="9.418cm" svg:x2="12.009cm" svg:y2="9.418cm">
          <text:p/>
        </draw:line>
        <draw:line draw:style-name="gr97" draw:layer="layout" svg:x1="11.932cm" svg:y1="9.342cm" svg:x2="11.932cm" svg:y2="9.188cm">
          <text:p/>
        </draw:line>
        <draw:line draw:style-name="gr97" draw:layer="layout" svg:x1="11.856cm" svg:y1="9.265cm" svg:x2="12.009cm" svg:y2="9.265cm">
          <text:p/>
        </draw:line>
        <draw:line draw:style-name="gr97" draw:layer="layout" svg:x1="11.932cm" svg:y1="9.076cm" svg:x2="11.932cm" svg:y2="8.923cm">
          <text:p/>
        </draw:line>
        <draw:line draw:style-name="gr97" draw:layer="layout" svg:x1="11.856cm" svg:y1="9cm" svg:x2="12.009cm" svg:y2="9cm">
          <text:p/>
        </draw:line>
        <draw:line draw:style-name="gr97" draw:layer="layout" svg:x1="11.932cm" svg:y1="5.44cm" svg:x2="11.932cm" svg:y2="5.287cm">
          <text:p/>
        </draw:line>
        <draw:line draw:style-name="gr97" draw:layer="layout" svg:x1="11.856cm" svg:y1="5.364cm" svg:x2="12.009cm" svg:y2="5.364cm">
          <text:p/>
        </draw:line>
        <draw:line draw:style-name="gr97" draw:layer="layout" svg:x1="11.932cm" svg:y1="5.134cm" svg:x2="11.932cm" svg:y2="4.98cm">
          <text:p/>
        </draw:line>
        <draw:line draw:style-name="gr97" draw:layer="layout" svg:x1="11.856cm" svg:y1="5.057cm" svg:x2="12.009cm" svg:y2="5.057cm">
          <text:p/>
        </draw:line>
        <draw:line draw:style-name="gr97" draw:layer="layout" svg:x1="11.932cm" svg:y1="5.09cm" svg:x2="11.932cm" svg:y2="4.936cm">
          <text:p/>
        </draw:line>
        <draw:line draw:style-name="gr97" draw:layer="layout" svg:x1="11.856cm" svg:y1="5.013cm" svg:x2="12.009cm" svg:y2="5.013cm">
          <text:p/>
        </draw:line>
        <draw:line draw:style-name="gr97" draw:layer="layout" svg:x1="11.932cm" svg:y1="5.044cm" svg:x2="11.932cm" svg:y2="4.89cm">
          <text:p/>
        </draw:line>
        <draw:line draw:style-name="gr97" draw:layer="layout" svg:x1="11.856cm" svg:y1="4.967cm" svg:x2="12.009cm" svg:y2="4.967cm">
          <text:p/>
        </draw:line>
        <draw:line draw:style-name="gr97" draw:layer="layout" svg:x1="11.932cm" svg:y1="4.934cm" svg:x2="11.932cm" svg:y2="4.781cm">
          <text:p/>
        </draw:line>
        <draw:line draw:style-name="gr97" draw:layer="layout" svg:x1="11.856cm" svg:y1="4.857cm" svg:x2="12.009cm" svg:y2="4.857cm">
          <text:p/>
        </draw:line>
        <draw:line draw:style-name="gr97" draw:layer="layout" svg:x1="11.932cm" svg:y1="4.89cm" svg:x2="11.932cm" svg:y2="4.737cm">
          <text:p/>
        </draw:line>
        <draw:line draw:style-name="gr97" draw:layer="layout" svg:x1="11.856cm" svg:y1="4.814cm" svg:x2="12.009cm" svg:y2="4.814cm">
          <text:p/>
        </draw:line>
        <draw:line draw:style-name="gr97" draw:layer="layout" svg:x1="11.932cm" svg:y1="4.715cm" svg:x2="11.932cm" svg:y2="4.562cm">
          <text:p/>
        </draw:line>
        <draw:line draw:style-name="gr97" draw:layer="layout" svg:x1="11.856cm" svg:y1="4.638cm" svg:x2="12.009cm" svg:y2="4.638cm">
          <text:p/>
        </draw:line>
        <draw:line draw:style-name="gr97" draw:layer="layout" svg:x1="11.932cm" svg:y1="4.603cm" svg:x2="11.932cm" svg:y2="4.45cm">
          <text:p/>
        </draw:line>
        <draw:line draw:style-name="gr97" draw:layer="layout" svg:x1="11.856cm" svg:y1="4.526cm" svg:x2="12.009cm" svg:y2="4.526cm">
          <text:p/>
        </draw:line>
        <draw:line draw:style-name="gr97" draw:layer="layout" svg:x1="11.932cm" svg:y1="4.494cm" svg:x2="11.932cm" svg:y2="4.34cm">
          <text:p/>
        </draw:line>
        <draw:line draw:style-name="gr97" draw:layer="layout" svg:x1="11.856cm" svg:y1="4.417cm" svg:x2="12.009cm" svg:y2="4.417cm">
          <text:p/>
        </draw:line>
        <draw:line draw:style-name="gr97" draw:layer="layout" svg:x1="11.932cm" svg:y1="4.275cm" svg:x2="11.932cm" svg:y2="4.121cm">
          <text:p/>
        </draw:line>
        <draw:line draw:style-name="gr97" draw:layer="layout" svg:x1="11.856cm" svg:y1="4.198cm" svg:x2="12.009cm" svg:y2="4.198cm">
          <text:p/>
        </draw:line>
        <draw:line draw:style-name="gr97" draw:layer="layout" svg:x1="11.932cm" svg:y1="3.856cm" svg:x2="11.932cm" svg:y2="3.703cm">
          <text:p/>
        </draw:line>
        <draw:line draw:style-name="gr97" draw:layer="layout" svg:x1="11.856cm" svg:y1="3.779cm" svg:x2="12.009cm" svg:y2="3.779cm">
          <text:p/>
        </draw:line>
        <draw:line draw:style-name="gr97" draw:layer="layout" svg:x1="11.932cm" svg:y1="3.437cm" svg:x2="11.932cm" svg:y2="3.284cm">
          <text:p/>
        </draw:line>
        <draw:line draw:style-name="gr97" draw:layer="layout" svg:x1="11.856cm" svg:y1="3.361cm" svg:x2="12.009cm" svg:y2="3.361cm">
          <text:p/>
        </draw:line>
        <draw:line draw:style-name="gr97" draw:layer="layout" svg:x1="11.932cm" svg:y1="3.413cm" svg:x2="11.932cm" svg:y2="3.26cm">
          <text:p/>
        </draw:line>
        <draw:line draw:style-name="gr97" draw:layer="layout" svg:x1="11.856cm" svg:y1="3.336cm" svg:x2="12.009cm" svg:y2="3.336cm">
          <text:p/>
        </draw:line>
        <draw:line draw:style-name="gr97" draw:layer="layout" svg:x1="11.932cm" svg:y1="3.391cm" svg:x2="11.932cm" svg:y2="3.238cm">
          <text:p/>
        </draw:line>
        <draw:line draw:style-name="gr97" draw:layer="layout" svg:x1="11.856cm" svg:y1="3.314cm" svg:x2="12.009cm" svg:y2="3.314cm">
          <text:p/>
        </draw:line>
        <draw:line draw:style-name="gr97" draw:layer="layout" svg:x1="11.961cm" svg:y1="13.33cm" svg:x2="11.961cm" svg:y2="13.177cm">
          <text:p/>
        </draw:line>
        <draw:line draw:style-name="gr97" draw:layer="layout" svg:x1="11.885cm" svg:y1="13.254cm" svg:x2="12.038cm" svg:y2="13.254cm">
          <text:p/>
        </draw:line>
        <draw:line draw:style-name="gr97" draw:layer="layout" svg:x1="11.961cm" svg:y1="13.309cm" svg:x2="11.961cm" svg:y2="13.155cm">
          <text:p/>
        </draw:line>
        <draw:line draw:style-name="gr97" draw:layer="layout" svg:x1="11.885cm" svg:y1="13.232cm" svg:x2="12.038cm" svg:y2="13.232cm">
          <text:p/>
        </draw:line>
        <draw:line draw:style-name="gr97" draw:layer="layout" svg:x1="11.961cm" svg:y1="12.846cm" svg:x2="11.961cm" svg:y2="12.693cm">
          <text:p/>
        </draw:line>
        <draw:line draw:style-name="gr97" draw:layer="layout" svg:x1="11.885cm" svg:y1="12.77cm" svg:x2="12.038cm" svg:y2="12.77cm">
          <text:p/>
        </draw:line>
        <draw:line draw:style-name="gr97" draw:layer="layout" svg:x1="11.961cm" svg:y1="12.8cm" svg:x2="11.961cm" svg:y2="12.647cm">
          <text:p/>
        </draw:line>
        <draw:line draw:style-name="gr97" draw:layer="layout" svg:x1="11.885cm" svg:y1="12.723cm" svg:x2="12.038cm" svg:y2="12.723cm">
          <text:p/>
        </draw:line>
        <draw:line draw:style-name="gr97" draw:layer="layout" svg:x1="11.961cm" svg:y1="12.053cm" svg:x2="11.961cm" svg:y2="11.899cm">
          <text:p/>
        </draw:line>
        <draw:line draw:style-name="gr97" draw:layer="layout" svg:x1="11.885cm" svg:y1="11.976cm" svg:x2="12.038cm" svg:y2="11.976cm">
          <text:p/>
        </draw:line>
        <draw:line draw:style-name="gr97" draw:layer="layout" svg:x1="11.961cm" svg:y1="11.722cm" svg:x2="11.961cm" svg:y2="11.568cm">
          <text:p/>
        </draw:line>
        <draw:line draw:style-name="gr97" draw:layer="layout" svg:x1="11.885cm" svg:y1="11.645cm" svg:x2="12.038cm" svg:y2="11.645cm">
          <text:p/>
        </draw:line>
        <draw:line draw:style-name="gr97" draw:layer="layout" svg:x1="11.961cm" svg:y1="11.678cm" svg:x2="11.961cm" svg:y2="11.525cm">
          <text:p/>
        </draw:line>
        <draw:line draw:style-name="gr97" draw:layer="layout" svg:x1="11.885cm" svg:y1="11.601cm" svg:x2="12.038cm" svg:y2="11.601cm">
          <text:p/>
        </draw:line>
        <draw:line draw:style-name="gr97" draw:layer="layout" svg:x1="11.961cm" svg:y1="10.663cm" svg:x2="11.961cm" svg:y2="10.51cm">
          <text:p/>
        </draw:line>
        <draw:line draw:style-name="gr97" draw:layer="layout" svg:x1="11.885cm" svg:y1="10.586cm" svg:x2="12.038cm" svg:y2="10.586cm">
          <text:p/>
        </draw:line>
        <draw:line draw:style-name="gr97" draw:layer="layout" svg:x1="11.961cm" svg:y1="9.96cm" svg:x2="11.961cm" svg:y2="9.806cm">
          <text:p/>
        </draw:line>
        <draw:line draw:style-name="gr97" draw:layer="layout" svg:x1="11.885cm" svg:y1="9.883cm" svg:x2="12.038cm" svg:y2="9.883cm">
          <text:p/>
        </draw:line>
        <draw:line draw:style-name="gr97" draw:layer="layout" svg:x1="11.961cm" svg:y1="6.939cm" svg:x2="11.961cm" svg:y2="6.786cm">
          <text:p/>
        </draw:line>
        <draw:line draw:style-name="gr97" draw:layer="layout" svg:x1="11.885cm" svg:y1="6.863cm" svg:x2="12.038cm" svg:y2="6.863cm">
          <text:p/>
        </draw:line>
        <draw:line draw:style-name="gr97" draw:layer="layout" svg:x1="11.961cm" svg:y1="6.852cm" svg:x2="11.961cm" svg:y2="6.699cm">
          <text:p/>
        </draw:line>
        <draw:line draw:style-name="gr97" draw:layer="layout" svg:x1="11.885cm" svg:y1="6.775cm" svg:x2="12.038cm" svg:y2="6.775cm">
          <text:p/>
        </draw:line>
        <draw:line draw:style-name="gr97" draw:layer="layout" svg:x1="11.961cm" svg:y1="5.684cm" svg:x2="11.961cm" svg:y2="5.53cm">
          <text:p/>
        </draw:line>
        <draw:line draw:style-name="gr97" draw:layer="layout" svg:x1="11.885cm" svg:y1="5.607cm" svg:x2="12.038cm" svg:y2="5.607cm">
          <text:p/>
        </draw:line>
        <draw:line draw:style-name="gr97" draw:layer="layout" svg:x1="11.961cm" svg:y1="5.552cm" svg:x2="11.961cm" svg:y2="5.399cm">
          <text:p/>
        </draw:line>
        <draw:line draw:style-name="gr97" draw:layer="layout" svg:x1="11.885cm" svg:y1="5.476cm" svg:x2="12.038cm" svg:y2="5.476cm">
          <text:p/>
        </draw:line>
        <draw:line draw:style-name="gr97" draw:layer="layout" svg:x1="11.961cm" svg:y1="5.177cm" svg:x2="11.961cm" svg:y2="5.024cm">
          <text:p/>
        </draw:line>
        <draw:line draw:style-name="gr97" draw:layer="layout" svg:x1="11.885cm" svg:y1="5.101cm" svg:x2="12.038cm" svg:y2="5.101cm">
          <text:p/>
        </draw:line>
        <draw:line draw:style-name="gr97" draw:layer="layout" svg:x1="11.961cm" svg:y1="4.868cm" svg:x2="11.961cm" svg:y2="4.715cm">
          <text:p/>
        </draw:line>
        <draw:line draw:style-name="gr97" draw:layer="layout" svg:x1="11.885cm" svg:y1="4.792cm" svg:x2="12.038cm" svg:y2="4.792cm">
          <text:p/>
        </draw:line>
        <draw:line draw:style-name="gr97" draw:layer="layout" svg:x1="11.961cm" svg:y1="4.781cm" svg:x2="11.961cm" svg:y2="4.627cm">
          <text:p/>
        </draw:line>
        <draw:line draw:style-name="gr97" draw:layer="layout" svg:x1="11.885cm" svg:y1="4.704cm" svg:x2="12.038cm" svg:y2="4.704cm">
          <text:p/>
        </draw:line>
        <draw:line draw:style-name="gr97" draw:layer="layout" svg:x1="11.961cm" svg:y1="4.206cm" svg:x2="11.961cm" svg:y2="4.053cm">
          <text:p/>
        </draw:line>
        <draw:line draw:style-name="gr97" draw:layer="layout" svg:x1="11.885cm" svg:y1="4.13cm" svg:x2="12.038cm" svg:y2="4.13cm">
          <text:p/>
        </draw:line>
        <draw:line draw:style-name="gr97" draw:layer="layout" svg:x1="11.961cm" svg:y1="4.184cm" svg:x2="11.961cm" svg:y2="4.031cm">
          <text:p/>
        </draw:line>
        <draw:line draw:style-name="gr97" draw:layer="layout" svg:x1="11.885cm" svg:y1="4.108cm" svg:x2="12.038cm" svg:y2="4.108cm">
          <text:p/>
        </draw:line>
        <draw:line draw:style-name="gr97" draw:layer="layout" svg:x1="11.961cm" svg:y1="4.097cm" svg:x2="11.961cm" svg:y2="3.944cm">
          <text:p/>
        </draw:line>
        <draw:line draw:style-name="gr97" draw:layer="layout" svg:x1="11.885cm" svg:y1="4.02cm" svg:x2="12.038cm" svg:y2="4.02cm">
          <text:p/>
        </draw:line>
        <draw:line draw:style-name="gr97" draw:layer="layout" svg:x1="11.961cm" svg:y1="4.075cm" svg:x2="11.961cm" svg:y2="3.922cm">
          <text:p/>
        </draw:line>
        <draw:line draw:style-name="gr97" draw:layer="layout" svg:x1="11.885cm" svg:y1="3.998cm" svg:x2="12.038cm" svg:y2="3.998cm">
          <text:p/>
        </draw:line>
        <draw:line draw:style-name="gr97" draw:layer="layout" svg:x1="11.961cm" svg:y1="3.81cm" svg:x2="11.961cm" svg:y2="3.656cm">
          <text:p/>
        </draw:line>
        <draw:line draw:style-name="gr97" draw:layer="layout" svg:x1="11.885cm" svg:y1="3.733cm" svg:x2="12.038cm" svg:y2="3.733cm">
          <text:p/>
        </draw:line>
        <draw:line draw:style-name="gr97" draw:layer="layout" svg:x1="11.961cm" svg:y1="3.634cm" svg:x2="11.961cm" svg:y2="3.481cm">
          <text:p/>
        </draw:line>
        <draw:line draw:style-name="gr97" draw:layer="layout" svg:x1="11.885cm" svg:y1="3.558cm" svg:x2="12.038cm" svg:y2="3.558cm">
          <text:p/>
        </draw:line>
        <draw:line draw:style-name="gr97" draw:layer="layout" svg:x1="11.961cm" svg:y1="3.613cm" svg:x2="11.961cm" svg:y2="3.459cm">
          <text:p/>
        </draw:line>
        <draw:line draw:style-name="gr97" draw:layer="layout" svg:x1="11.885cm" svg:y1="3.536cm" svg:x2="12.038cm" svg:y2="3.536cm">
          <text:p/>
        </draw:line>
        <draw:line draw:style-name="gr97" draw:layer="layout" svg:x1="11.961cm" svg:y1="3.437cm" svg:x2="11.961cm" svg:y2="3.284cm">
          <text:p/>
        </draw:line>
        <draw:line draw:style-name="gr97" draw:layer="layout" svg:x1="11.885cm" svg:y1="3.361cm" svg:x2="12.038cm" svg:y2="3.361cm">
          <text:p/>
        </draw:line>
        <draw:line draw:style-name="gr97" draw:layer="layout" svg:x1="11.961cm" svg:y1="2.951cm" svg:x2="11.961cm" svg:y2="2.797cm">
          <text:p/>
        </draw:line>
        <draw:line draw:style-name="gr97" draw:layer="layout" svg:x1="11.885cm" svg:y1="2.874cm" svg:x2="12.038cm" svg:y2="2.874cm">
          <text:p/>
        </draw:line>
        <draw:line draw:style-name="gr97" draw:layer="layout" svg:x1="11.993cm" svg:y1="13.352cm" svg:x2="11.993cm" svg:y2="13.199cm">
          <text:p/>
        </draw:line>
        <draw:line draw:style-name="gr97" draw:layer="layout" svg:x1="11.916cm" svg:y1="13.276cm" svg:x2="12.07cm" svg:y2="13.276cm">
          <text:p/>
        </draw:line>
        <draw:line draw:style-name="gr97" draw:layer="layout" svg:x1="11.993cm" svg:y1="13.33cm" svg:x2="11.993cm" svg:y2="13.177cm">
          <text:p/>
        </draw:line>
        <draw:line draw:style-name="gr97" draw:layer="layout" svg:x1="11.916cm" svg:y1="13.254cm" svg:x2="12.07cm" svg:y2="13.254cm">
          <text:p/>
        </draw:line>
        <draw:line draw:style-name="gr97" draw:layer="layout" svg:x1="11.993cm" svg:y1="13.065cm" svg:x2="11.993cm" svg:y2="12.912cm">
          <text:p/>
        </draw:line>
        <draw:line draw:style-name="gr97" draw:layer="layout" svg:x1="11.916cm" svg:y1="12.989cm" svg:x2="12.07cm" svg:y2="12.989cm">
          <text:p/>
        </draw:line>
        <draw:line draw:style-name="gr97" draw:layer="layout" svg:x1="11.993cm" svg:y1="12.625cm" svg:x2="11.993cm" svg:y2="12.471cm">
          <text:p/>
        </draw:line>
        <draw:line draw:style-name="gr97" draw:layer="layout" svg:x1="11.916cm" svg:y1="12.548cm" svg:x2="12.07cm" svg:y2="12.548cm">
          <text:p/>
        </draw:line>
        <draw:line draw:style-name="gr97" draw:layer="layout" svg:x1="11.993cm" svg:y1="11.875cm" svg:x2="11.993cm" svg:y2="11.722cm">
          <text:p/>
        </draw:line>
        <draw:line draw:style-name="gr97" draw:layer="layout" svg:x1="11.916cm" svg:y1="11.798cm" svg:x2="12.07cm" svg:y2="11.798cm">
          <text:p/>
        </draw:line>
        <draw:line draw:style-name="gr97" draw:layer="layout" svg:x1="11.993cm" svg:y1="11.744cm" svg:x2="11.993cm" svg:y2="11.59cm">
          <text:p/>
        </draw:line>
        <draw:line draw:style-name="gr97" draw:layer="layout" svg:x1="11.916cm" svg:y1="11.667cm" svg:x2="12.07cm" svg:y2="11.667cm">
          <text:p/>
        </draw:line>
        <draw:line draw:style-name="gr97" draw:layer="layout" svg:x1="11.993cm" svg:y1="11.678cm" svg:x2="11.993cm" svg:y2="11.525cm">
          <text:p/>
        </draw:line>
        <draw:line draw:style-name="gr97" draw:layer="layout" svg:x1="11.916cm" svg:y1="11.601cm" svg:x2="12.07cm" svg:y2="11.601cm">
          <text:p/>
        </draw:line>
        <draw:line draw:style-name="gr97" draw:layer="layout" svg:x1="11.993cm" svg:y1="11.656cm" svg:x2="11.993cm" svg:y2="11.503cm">
          <text:p/>
        </draw:line>
        <draw:line draw:style-name="gr97" draw:layer="layout" svg:x1="11.916cm" svg:y1="11.579cm" svg:x2="12.07cm" svg:y2="11.579cm">
          <text:p/>
        </draw:line>
        <draw:line draw:style-name="gr97" draw:layer="layout" svg:x1="11.993cm" svg:y1="11.413cm" svg:x2="11.993cm" svg:y2="11.259cm">
          <text:p/>
        </draw:line>
        <draw:line draw:style-name="gr97" draw:layer="layout" svg:x1="11.916cm" svg:y1="11.336cm" svg:x2="12.07cm" svg:y2="11.336cm">
          <text:p/>
        </draw:line>
        <draw:line draw:style-name="gr97" draw:layer="layout" svg:x1="11.993cm" svg:y1="11.369cm" svg:x2="11.993cm" svg:y2="11.216cm">
          <text:p/>
        </draw:line>
        <draw:line draw:style-name="gr97" draw:layer="layout" svg:x1="11.916cm" svg:y1="11.292cm" svg:x2="12.07cm" svg:y2="11.292cm">
          <text:p/>
        </draw:line>
        <draw:line draw:style-name="gr97" draw:layer="layout" svg:x1="11.993cm" svg:y1="10.972cm" svg:x2="11.993cm" svg:y2="10.819cm">
          <text:p/>
        </draw:line>
        <draw:line draw:style-name="gr97" draw:layer="layout" svg:x1="11.916cm" svg:y1="10.896cm" svg:x2="12.07cm" svg:y2="10.896cm">
          <text:p/>
        </draw:line>
        <draw:line draw:style-name="gr97" draw:layer="layout" svg:x1="11.993cm" svg:y1="10.95cm" svg:x2="11.993cm" svg:y2="10.797cm">
          <text:p/>
        </draw:line>
        <draw:line draw:style-name="gr97" draw:layer="layout" svg:x1="11.916cm" svg:y1="10.874cm" svg:x2="12.07cm" svg:y2="10.874cm">
          <text:p/>
        </draw:line>
        <draw:line draw:style-name="gr97" draw:layer="layout" svg:x1="11.993cm" svg:y1="10.444cm" svg:x2="11.993cm" svg:y2="10.291cm">
          <text:p/>
        </draw:line>
        <draw:line draw:style-name="gr97" draw:layer="layout" svg:x1="11.916cm" svg:y1="10.367cm" svg:x2="12.07cm" svg:y2="10.367cm">
          <text:p/>
        </draw:line>
        <draw:line draw:style-name="gr97" draw:layer="layout" svg:x1="11.993cm" svg:y1="10.4cm" svg:x2="11.993cm" svg:y2="10.247cm">
          <text:p/>
        </draw:line>
        <draw:line draw:style-name="gr97" draw:layer="layout" svg:x1="11.916cm" svg:y1="10.324cm" svg:x2="12.07cm" svg:y2="10.324cm">
          <text:p/>
        </draw:line>
        <draw:line draw:style-name="gr97" draw:layer="layout" svg:x1="11.993cm" svg:y1="10.31cm" svg:x2="11.993cm" svg:y2="10.157cm">
          <text:p/>
        </draw:line>
        <draw:line draw:style-name="gr97" draw:layer="layout" svg:x1="11.916cm" svg:y1="10.234cm" svg:x2="12.07cm" svg:y2="10.234cm">
          <text:p/>
        </draw:line>
        <draw:line draw:style-name="gr97" draw:layer="layout" svg:x1="11.993cm" svg:y1="7.49cm" svg:x2="11.993cm" svg:y2="7.336cm">
          <text:p/>
        </draw:line>
        <draw:line draw:style-name="gr97" draw:layer="layout" svg:x1="11.916cm" svg:y1="7.413cm" svg:x2="12.07cm" svg:y2="7.413cm">
          <text:p/>
        </draw:line>
        <draw:line draw:style-name="gr97" draw:layer="layout" svg:x1="11.993cm" svg:y1="6.521cm" svg:x2="11.993cm" svg:y2="6.368cm">
          <text:p/>
        </draw:line>
        <draw:line draw:style-name="gr97" draw:layer="layout" svg:x1="11.916cm" svg:y1="6.444cm" svg:x2="12.07cm" svg:y2="6.444cm">
          <text:p/>
        </draw:line>
        <draw:line draw:style-name="gr97" draw:layer="layout" svg:x1="11.993cm" svg:y1="6.455cm" svg:x2="11.993cm" svg:y2="6.302cm">
          <text:p/>
        </draw:line>
        <draw:line draw:style-name="gr97" draw:layer="layout" svg:x1="11.916cm" svg:y1="6.378cm" svg:x2="12.07cm" svg:y2="6.378cm">
          <text:p/>
        </draw:line>
        <draw:line draw:style-name="gr97" draw:layer="layout" svg:x1="11.993cm" svg:y1="5.993cm" svg:x2="11.993cm" svg:y2="5.839cm">
          <text:p/>
        </draw:line>
        <draw:line draw:style-name="gr97" draw:layer="layout" svg:x1="11.916cm" svg:y1="5.916cm" svg:x2="12.07cm" svg:y2="5.916cm">
          <text:p/>
        </draw:line>
        <draw:line draw:style-name="gr97" draw:layer="layout" svg:x1="11.993cm" svg:y1="5.068cm" svg:x2="11.993cm" svg:y2="4.915cm">
          <text:p/>
        </draw:line>
        <draw:line draw:style-name="gr97" draw:layer="layout" svg:x1="11.916cm" svg:y1="4.991cm" svg:x2="12.07cm" svg:y2="4.991cm">
          <text:p/>
        </draw:line>
        <draw:line draw:style-name="gr97" draw:layer="layout" svg:x1="11.993cm" svg:y1="4.715cm" svg:x2="11.993cm" svg:y2="4.562cm">
          <text:p/>
        </draw:line>
        <draw:line draw:style-name="gr97" draw:layer="layout" svg:x1="11.916cm" svg:y1="4.638cm" svg:x2="12.07cm" svg:y2="4.638cm">
          <text:p/>
        </draw:line>
        <draw:line draw:style-name="gr97" draw:layer="layout" svg:x1="11.993cm" svg:y1="4.097cm" svg:x2="11.993cm" svg:y2="3.944cm">
          <text:p/>
        </draw:line>
        <draw:line draw:style-name="gr97" draw:layer="layout" svg:x1="11.916cm" svg:y1="4.02cm" svg:x2="12.07cm" svg:y2="4.02cm">
          <text:p/>
        </draw:line>
        <draw:line draw:style-name="gr97" draw:layer="layout" svg:x1="11.993cm" svg:y1="3.944cm" svg:x2="11.993cm" svg:y2="3.79cm">
          <text:p/>
        </draw:line>
        <draw:line draw:style-name="gr97" draw:layer="layout" svg:x1="11.916cm" svg:y1="3.867cm" svg:x2="12.07cm" svg:y2="3.867cm">
          <text:p/>
        </draw:line>
        <draw:line draw:style-name="gr97" draw:layer="layout" svg:x1="11.993cm" svg:y1="3.634cm" svg:x2="11.993cm" svg:y2="3.481cm">
          <text:p/>
        </draw:line>
        <draw:line draw:style-name="gr97" draw:layer="layout" svg:x1="11.916cm" svg:y1="3.558cm" svg:x2="12.07cm" svg:y2="3.558cm">
          <text:p/>
        </draw:line>
        <draw:line draw:style-name="gr97" draw:layer="layout" svg:x1="11.993cm" svg:y1="3.347cm" svg:x2="11.993cm" svg:y2="3.194cm">
          <text:p/>
        </draw:line>
        <draw:line draw:style-name="gr97" draw:layer="layout" svg:x1="11.916cm" svg:y1="3.271cm" svg:x2="12.07cm" svg:y2="3.271cm">
          <text:p/>
        </draw:line>
        <draw:line draw:style-name="gr97" draw:layer="layout" svg:x1="11.993cm" svg:y1="3.106cm" svg:x2="11.993cm" svg:y2="2.953cm">
          <text:p/>
        </draw:line>
        <draw:line draw:style-name="gr97" draw:layer="layout" svg:x1="11.916cm" svg:y1="3.03cm" svg:x2="12.07cm" svg:y2="3.03cm">
          <text:p/>
        </draw:line>
        <draw:line draw:style-name="gr97" draw:layer="layout" svg:x1="12.022cm" svg:y1="13.175cm" svg:x2="12.022cm" svg:y2="13.021cm">
          <text:p/>
        </draw:line>
        <draw:line draw:style-name="gr97" draw:layer="layout" svg:x1="11.946cm" svg:y1="13.098cm" svg:x2="12.099cm" svg:y2="13.098cm">
          <text:p/>
        </draw:line>
        <draw:line draw:style-name="gr97" draw:layer="layout" svg:x1="12.022cm" svg:y1="13.131cm" svg:x2="12.022cm" svg:y2="12.978cm">
          <text:p/>
        </draw:line>
        <draw:line draw:style-name="gr97" draw:layer="layout" svg:x1="11.946cm" svg:y1="13.054cm" svg:x2="12.099cm" svg:y2="13.054cm">
          <text:p/>
        </draw:line>
        <draw:line draw:style-name="gr97" draw:layer="layout" svg:x1="12.022cm" svg:y1="12.824cm" svg:x2="12.022cm" svg:y2="12.671cm">
          <text:p/>
        </draw:line>
        <draw:line draw:style-name="gr97" draw:layer="layout" svg:x1="11.946cm" svg:y1="12.748cm" svg:x2="12.099cm" svg:y2="12.748cm">
          <text:p/>
        </draw:line>
        <draw:line draw:style-name="gr97" draw:layer="layout" svg:x1="12.022cm" svg:y1="12.625cm" svg:x2="12.022cm" svg:y2="12.471cm">
          <text:p/>
        </draw:line>
        <draw:line draw:style-name="gr97" draw:layer="layout" svg:x1="11.946cm" svg:y1="12.548cm" svg:x2="12.099cm" svg:y2="12.548cm">
          <text:p/>
        </draw:line>
        <draw:line draw:style-name="gr97" draw:layer="layout" svg:x1="12.022cm" svg:y1="12.493cm" svg:x2="12.022cm" svg:y2="12.34cm">
          <text:p/>
        </draw:line>
        <draw:line draw:style-name="gr97" draw:layer="layout" svg:x1="11.946cm" svg:y1="12.417cm" svg:x2="12.099cm" svg:y2="12.417cm">
          <text:p/>
        </draw:line>
        <draw:line draw:style-name="gr97" draw:layer="layout" svg:x1="12.022cm" svg:y1="12.449cm" svg:x2="12.022cm" svg:y2="12.296cm">
          <text:p/>
        </draw:line>
        <draw:line draw:style-name="gr97" draw:layer="layout" svg:x1="11.946cm" svg:y1="12.373cm" svg:x2="12.099cm" svg:y2="12.373cm">
          <text:p/>
        </draw:line>
        <draw:line draw:style-name="gr97" draw:layer="layout" svg:x1="12.022cm" svg:y1="12.359cm" svg:x2="12.022cm" svg:y2="12.206cm">
          <text:p/>
        </draw:line>
        <draw:line draw:style-name="gr97" draw:layer="layout" svg:x1="11.946cm" svg:y1="12.283cm" svg:x2="12.099cm" svg:y2="12.283cm">
          <text:p/>
        </draw:line>
        <draw:line draw:style-name="gr97" draw:layer="layout" svg:x1="12.022cm" svg:y1="12.272cm" svg:x2="12.022cm" svg:y2="12.118cm">
          <text:p/>
        </draw:line>
        <draw:line draw:style-name="gr97" draw:layer="layout" svg:x1="11.946cm" svg:y1="12.195cm" svg:x2="12.099cm" svg:y2="12.195cm">
          <text:p/>
        </draw:line>
        <draw:line draw:style-name="gr97" draw:layer="layout" svg:x1="12.022cm" svg:y1="12.031cm" svg:x2="12.022cm" svg:y2="11.878cm">
          <text:p/>
        </draw:line>
        <draw:line draw:style-name="gr97" draw:layer="layout" svg:x1="11.946cm" svg:y1="11.954cm" svg:x2="12.099cm" svg:y2="11.954cm">
          <text:p/>
        </draw:line>
        <draw:line draw:style-name="gr97" draw:layer="layout" svg:x1="12.022cm" svg:y1="11.566cm" svg:x2="12.022cm" svg:y2="11.413cm">
          <text:p/>
        </draw:line>
        <draw:line draw:style-name="gr97" draw:layer="layout" svg:x1="11.946cm" svg:y1="11.489cm" svg:x2="12.099cm" svg:y2="11.489cm">
          <text:p/>
        </draw:line>
        <draw:line draw:style-name="gr97" draw:layer="layout" svg:x1="12.022cm" svg:y1="11.216cm" svg:x2="12.022cm" svg:y2="11.062cm">
          <text:p/>
        </draw:line>
        <draw:line draw:style-name="gr97" draw:layer="layout" svg:x1="11.946cm" svg:y1="11.139cm" svg:x2="12.099cm" svg:y2="11.139cm">
          <text:p/>
        </draw:line>
        <draw:line draw:style-name="gr97" draw:layer="layout" svg:x1="12.022cm" svg:y1="11.06cm" svg:x2="12.022cm" svg:y2="10.906cm">
          <text:p/>
        </draw:line>
        <draw:line draw:style-name="gr97" draw:layer="layout" svg:x1="11.946cm" svg:y1="10.983cm" svg:x2="12.099cm" svg:y2="10.983cm">
          <text:p/>
        </draw:line>
        <draw:line draw:style-name="gr97" draw:layer="layout" svg:x1="12.022cm" svg:y1="10.751cm" svg:x2="12.022cm" svg:y2="10.597cm">
          <text:p/>
        </draw:line>
        <draw:line draw:style-name="gr97" draw:layer="layout" svg:x1="11.946cm" svg:y1="10.674cm" svg:x2="12.099cm" svg:y2="10.674cm">
          <text:p/>
        </draw:line>
        <draw:line draw:style-name="gr97" draw:layer="layout" svg:x1="12.022cm" svg:y1="10.332cm" svg:x2="12.022cm" svg:y2="10.179cm">
          <text:p/>
        </draw:line>
        <draw:line draw:style-name="gr97" draw:layer="layout" svg:x1="11.946cm" svg:y1="10.255cm" svg:x2="12.099cm" svg:y2="10.255cm">
          <text:p/>
        </draw:line>
        <draw:line draw:style-name="gr97" draw:layer="layout" svg:x1="12.022cm" svg:y1="7.755cm" svg:x2="12.022cm" svg:y2="7.601cm">
          <text:p/>
        </draw:line>
        <draw:line draw:style-name="gr97" draw:layer="layout" svg:x1="11.946cm" svg:y1="7.678cm" svg:x2="12.099cm" svg:y2="7.678cm">
          <text:p/>
        </draw:line>
        <draw:line draw:style-name="gr97" draw:layer="layout" svg:x1="12.022cm" svg:y1="7.071cm" svg:x2="12.022cm" svg:y2="6.918cm">
          <text:p/>
        </draw:line>
        <draw:line draw:style-name="gr97" draw:layer="layout" svg:x1="11.946cm" svg:y1="6.994cm" svg:x2="12.099cm" svg:y2="6.994cm">
          <text:p/>
        </draw:line>
        <draw:line draw:style-name="gr97" draw:layer="layout" svg:x1="12.022cm" svg:y1="6.874cm" svg:x2="12.022cm" svg:y2="6.72cm">
          <text:p/>
        </draw:line>
        <draw:line draw:style-name="gr97" draw:layer="layout" svg:x1="11.946cm" svg:y1="6.797cm" svg:x2="12.099cm" svg:y2="6.797cm">
          <text:p/>
        </draw:line>
        <draw:line draw:style-name="gr97" draw:layer="layout" svg:x1="12.022cm" svg:y1="6.808cm" svg:x2="12.022cm" svg:y2="6.655cm">
          <text:p/>
        </draw:line>
        <draw:line draw:style-name="gr97" draw:layer="layout" svg:x1="11.946cm" svg:y1="6.731cm" svg:x2="12.099cm" svg:y2="6.731cm">
          <text:p/>
        </draw:line>
        <draw:line draw:style-name="gr97" draw:layer="layout" svg:x1="12.022cm" svg:y1="6.674cm" svg:x2="12.022cm" svg:y2="6.521cm">
          <text:p/>
        </draw:line>
        <draw:line draw:style-name="gr97" draw:layer="layout" svg:x1="11.946cm" svg:y1="6.598cm" svg:x2="12.099cm" svg:y2="6.598cm">
          <text:p/>
        </draw:line>
        <draw:line draw:style-name="gr97" draw:layer="layout" svg:x1="12.022cm" svg:y1="5.905cm" svg:x2="12.022cm" svg:y2="5.752cm">
          <text:p/>
        </draw:line>
        <draw:line draw:style-name="gr97" draw:layer="layout" svg:x1="11.946cm" svg:y1="5.828cm" svg:x2="12.099cm" svg:y2="5.828cm">
          <text:p/>
        </draw:line>
        <draw:line draw:style-name="gr97" draw:layer="layout" svg:x1="12.022cm" svg:y1="5.662cm" svg:x2="12.022cm" svg:y2="5.508cm">
          <text:p/>
        </draw:line>
        <draw:line draw:style-name="gr97" draw:layer="layout" svg:x1="11.946cm" svg:y1="5.585cm" svg:x2="12.099cm" svg:y2="5.585cm">
          <text:p/>
        </draw:line>
        <draw:line draw:style-name="gr97" draw:layer="layout" svg:x1="12.022cm" svg:y1="5.309cm" svg:x2="12.022cm" svg:y2="5.156cm">
          <text:p/>
        </draw:line>
        <draw:line draw:style-name="gr97" draw:layer="layout" svg:x1="11.946cm" svg:y1="5.232cm" svg:x2="12.099cm" svg:y2="5.232cm">
          <text:p/>
        </draw:line>
        <draw:line draw:style-name="gr97" draw:layer="layout" svg:x1="12.022cm" svg:y1="4.978cm" svg:x2="12.022cm" svg:y2="4.825cm">
          <text:p/>
        </draw:line>
        <draw:line draw:style-name="gr97" draw:layer="layout" svg:x1="11.946cm" svg:y1="4.901cm" svg:x2="12.099cm" svg:y2="4.901cm">
          <text:p/>
        </draw:line>
        <draw:line draw:style-name="gr97" draw:layer="layout" svg:x1="12.022cm" svg:y1="4.89cm" svg:x2="12.022cm" svg:y2="4.737cm">
          <text:p/>
        </draw:line>
        <draw:line draw:style-name="gr97" draw:layer="layout" svg:x1="11.946cm" svg:y1="4.814cm" svg:x2="12.099cm" svg:y2="4.814cm">
          <text:p/>
        </draw:line>
        <draw:line draw:style-name="gr97" draw:layer="layout" svg:x1="12.022cm" svg:y1="4.649cm" svg:x2="12.022cm" svg:y2="4.496cm">
          <text:p/>
        </draw:line>
        <draw:line draw:style-name="gr97" draw:layer="layout" svg:x1="11.946cm" svg:y1="4.573cm" svg:x2="12.099cm" svg:y2="4.573cm">
          <text:p/>
        </draw:line>
        <draw:line draw:style-name="gr97" draw:layer="layout" svg:x1="12.022cm" svg:y1="4.603cm" svg:x2="12.022cm" svg:y2="4.45cm">
          <text:p/>
        </draw:line>
        <draw:line draw:style-name="gr97" draw:layer="layout" svg:x1="11.946cm" svg:y1="4.526cm" svg:x2="12.099cm" svg:y2="4.526cm">
          <text:p/>
        </draw:line>
        <draw:line draw:style-name="gr97" draw:layer="layout" svg:x1="12.022cm" svg:y1="4.472cm" svg:x2="12.022cm" svg:y2="4.318cm">
          <text:p/>
        </draw:line>
        <draw:line draw:style-name="gr97" draw:layer="layout" svg:x1="11.946cm" svg:y1="4.395cm" svg:x2="12.099cm" svg:y2="4.395cm">
          <text:p/>
        </draw:line>
        <draw:line draw:style-name="gr97" draw:layer="layout" svg:x1="12.022cm" svg:y1="4.275cm" svg:x2="12.022cm" svg:y2="4.121cm">
          <text:p/>
        </draw:line>
        <draw:line draw:style-name="gr97" draw:layer="layout" svg:x1="11.946cm" svg:y1="4.198cm" svg:x2="12.099cm" svg:y2="4.198cm">
          <text:p/>
        </draw:line>
        <draw:line draw:style-name="gr97" draw:layer="layout" svg:x1="12.022cm" svg:y1="4.184cm" svg:x2="12.022cm" svg:y2="4.031cm">
          <text:p/>
        </draw:line>
        <draw:line draw:style-name="gr97" draw:layer="layout" svg:x1="11.946cm" svg:y1="4.108cm" svg:x2="12.099cm" svg:y2="4.108cm">
          <text:p/>
        </draw:line>
        <draw:line draw:style-name="gr97" draw:layer="layout" svg:x1="12.022cm" svg:y1="3.503cm" svg:x2="12.022cm" svg:y2="3.35cm">
          <text:p/>
        </draw:line>
        <draw:line draw:style-name="gr97" draw:layer="layout" svg:x1="11.946cm" svg:y1="3.426cm" svg:x2="12.099cm" svg:y2="3.426cm">
          <text:p/>
        </draw:line>
        <draw:line draw:style-name="gr97" draw:layer="layout" svg:x1="12.022cm" svg:y1="3.481cm" svg:x2="12.022cm" svg:y2="3.328cm">
          <text:p/>
        </draw:line>
        <draw:line draw:style-name="gr97" draw:layer="layout" svg:x1="11.946cm" svg:y1="3.404cm" svg:x2="12.099cm" svg:y2="3.404cm">
          <text:p/>
        </draw:line>
        <draw:line draw:style-name="gr97" draw:layer="layout" svg:x1="12.022cm" svg:y1="3.459cm" svg:x2="12.022cm" svg:y2="3.306cm">
          <text:p/>
        </draw:line>
        <draw:line draw:style-name="gr97" draw:layer="layout" svg:x1="11.946cm" svg:y1="3.383cm" svg:x2="12.099cm" svg:y2="3.383cm">
          <text:p/>
        </draw:line>
        <draw:line draw:style-name="gr97" draw:layer="layout" svg:x1="12.022cm" svg:y1="3.106cm" svg:x2="12.022cm" svg:y2="2.953cm">
          <text:p/>
        </draw:line>
        <draw:line draw:style-name="gr97" draw:layer="layout" svg:x1="11.946cm" svg:y1="3.03cm" svg:x2="12.099cm" svg:y2="3.03cm">
          <text:p/>
        </draw:line>
        <draw:line draw:style-name="gr97" draw:layer="layout" svg:x1="12.022cm" svg:y1="3.084cm" svg:x2="12.022cm" svg:y2="2.931cm">
          <text:p/>
        </draw:line>
        <draw:line draw:style-name="gr97" draw:layer="layout" svg:x1="11.946cm" svg:y1="3.008cm" svg:x2="12.099cm" svg:y2="3.008cm">
          <text:p/>
        </draw:line>
        <draw:line draw:style-name="gr97" draw:layer="layout" svg:x1="12.022cm" svg:y1="3.062cm" svg:x2="12.022cm" svg:y2="2.909cm">
          <text:p/>
        </draw:line>
        <draw:line draw:style-name="gr97" draw:layer="layout" svg:x1="11.946cm" svg:y1="2.986cm" svg:x2="12.099cm" svg:y2="2.986cm">
          <text:p/>
        </draw:line>
        <draw:line draw:style-name="gr97" draw:layer="layout" svg:x1="12.022cm" svg:y1="3.041cm" svg:x2="12.022cm" svg:y2="2.887cm">
          <text:p/>
        </draw:line>
        <draw:line draw:style-name="gr97" draw:layer="layout" svg:x1="11.946cm" svg:y1="2.964cm" svg:x2="12.099cm" svg:y2="2.964cm">
          <text:p/>
        </draw:line>
        <draw:line draw:style-name="gr97" draw:layer="layout" svg:x1="12.022cm" svg:y1="2.994cm" svg:x2="12.022cm" svg:y2="2.841cm">
          <text:p/>
        </draw:line>
        <draw:line draw:style-name="gr97" draw:layer="layout" svg:x1="11.946cm" svg:y1="2.918cm" svg:x2="12.099cm" svg:y2="2.918cm">
          <text:p/>
        </draw:line>
        <draw:line draw:style-name="gr97" draw:layer="layout" svg:x1="12.052cm" svg:y1="12.956cm" svg:x2="12.052cm" svg:y2="12.802cm">
          <text:p/>
        </draw:line>
        <draw:line draw:style-name="gr97" draw:layer="layout" svg:x1="11.975cm" svg:y1="12.879cm" svg:x2="12.128cm" svg:y2="12.879cm">
          <text:p/>
        </draw:line>
        <draw:line draw:style-name="gr97" draw:layer="layout" svg:x1="12.052cm" svg:y1="12.8cm" svg:x2="12.052cm" svg:y2="12.647cm">
          <text:p/>
        </draw:line>
        <draw:line draw:style-name="gr97" draw:layer="layout" svg:x1="11.975cm" svg:y1="12.723cm" svg:x2="12.128cm" svg:y2="12.723cm">
          <text:p/>
        </draw:line>
        <draw:line draw:style-name="gr97" draw:layer="layout" svg:x1="12.052cm" svg:y1="11.897cm" svg:x2="12.052cm" svg:y2="11.744cm">
          <text:p/>
        </draw:line>
        <draw:line draw:style-name="gr97" draw:layer="layout" svg:x1="11.975cm" svg:y1="11.82cm" svg:x2="12.128cm" svg:y2="11.82cm">
          <text:p/>
        </draw:line>
        <draw:line draw:style-name="gr97" draw:layer="layout" svg:x1="12.052cm" svg:y1="11.853cm" svg:x2="12.052cm" svg:y2="11.7cm">
          <text:p/>
        </draw:line>
        <draw:line draw:style-name="gr97" draw:layer="layout" svg:x1="11.975cm" svg:y1="11.777cm" svg:x2="12.128cm" svg:y2="11.777cm">
          <text:p/>
        </draw:line>
        <draw:line draw:style-name="gr97" draw:layer="layout" svg:x1="12.052cm" svg:y1="11.831cm" svg:x2="12.052cm" svg:y2="11.678cm">
          <text:p/>
        </draw:line>
        <draw:line draw:style-name="gr97" draw:layer="layout" svg:x1="11.975cm" svg:y1="11.755cm" svg:x2="12.128cm" svg:y2="11.755cm">
          <text:p/>
        </draw:line>
        <draw:line draw:style-name="gr97" draw:layer="layout" svg:x1="12.052cm" svg:y1="10.928cm" svg:x2="12.052cm" svg:y2="10.775cm">
          <text:p/>
        </draw:line>
        <draw:line draw:style-name="gr97" draw:layer="layout" svg:x1="11.975cm" svg:y1="10.852cm" svg:x2="12.128cm" svg:y2="10.852cm">
          <text:p/>
        </draw:line>
        <draw:line draw:style-name="gr97" draw:layer="layout" svg:x1="12.052cm" svg:y1="7.468cm" svg:x2="12.052cm" svg:y2="7.314cm">
          <text:p/>
        </draw:line>
        <draw:line draw:style-name="gr97" draw:layer="layout" svg:x1="11.975cm" svg:y1="7.391cm" svg:x2="12.128cm" svg:y2="7.391cm">
          <text:p/>
        </draw:line>
        <draw:line draw:style-name="gr97" draw:layer="layout" svg:x1="12.052cm" svg:y1="7.446cm" svg:x2="12.052cm" svg:y2="7.292cm">
          <text:p/>
        </draw:line>
        <draw:line draw:style-name="gr97" draw:layer="layout" svg:x1="11.975cm" svg:y1="7.369cm" svg:x2="12.128cm" svg:y2="7.369cm">
          <text:p/>
        </draw:line>
        <draw:line draw:style-name="gr97" draw:layer="layout" svg:x1="12.052cm" svg:y1="7.38cm" svg:x2="12.052cm" svg:y2="7.227cm">
          <text:p/>
        </draw:line>
        <draw:line draw:style-name="gr97" draw:layer="layout" svg:x1="11.975cm" svg:y1="7.303cm" svg:x2="12.128cm" svg:y2="7.303cm">
          <text:p/>
        </draw:line>
        <draw:line draw:style-name="gr97" draw:layer="layout" svg:x1="12.052cm" svg:y1="7.314cm" svg:x2="12.052cm" svg:y2="7.161cm">
          <text:p/>
        </draw:line>
        <draw:line draw:style-name="gr97" draw:layer="layout" svg:x1="11.975cm" svg:y1="7.238cm" svg:x2="12.128cm" svg:y2="7.238cm">
          <text:p/>
        </draw:line>
        <draw:line draw:style-name="gr97" draw:layer="layout" svg:x1="12.052cm" svg:y1="7.205cm" svg:x2="12.052cm" svg:y2="7.051cm">
          <text:p/>
        </draw:line>
        <draw:line draw:style-name="gr97" draw:layer="layout" svg:x1="11.975cm" svg:y1="7.128cm" svg:x2="12.128cm" svg:y2="7.128cm">
          <text:p/>
        </draw:line>
        <draw:line draw:style-name="gr97" draw:layer="layout" svg:x1="12.052cm" svg:y1="7.071cm" svg:x2="12.052cm" svg:y2="6.918cm">
          <text:p/>
        </draw:line>
        <draw:line draw:style-name="gr97" draw:layer="layout" svg:x1="11.975cm" svg:y1="6.994cm" svg:x2="12.128cm" svg:y2="6.994cm">
          <text:p/>
        </draw:line>
        <draw:line draw:style-name="gr97" draw:layer="layout" svg:x1="12.052cm" svg:y1="6.918cm" svg:x2="12.052cm" svg:y2="6.764cm">
          <text:p/>
        </draw:line>
        <draw:line draw:style-name="gr97" draw:layer="layout" svg:x1="11.975cm" svg:y1="6.841cm" svg:x2="12.128cm" svg:y2="6.841cm">
          <text:p/>
        </draw:line>
        <draw:line draw:style-name="gr97" draw:layer="layout" svg:x1="12.052cm" svg:y1="6.234cm" svg:x2="12.052cm" svg:y2="6.08cm">
          <text:p/>
        </draw:line>
        <draw:line draw:style-name="gr97" draw:layer="layout" svg:x1="11.975cm" svg:y1="6.157cm" svg:x2="12.128cm" svg:y2="6.157cm">
          <text:p/>
        </draw:line>
        <draw:line draw:style-name="gr97" draw:layer="layout" svg:x1="12.052cm" svg:y1="5.993cm" svg:x2="12.052cm" svg:y2="5.839cm">
          <text:p/>
        </draw:line>
        <draw:line draw:style-name="gr97" draw:layer="layout" svg:x1="11.975cm" svg:y1="5.916cm" svg:x2="12.128cm" svg:y2="5.916cm">
          <text:p/>
        </draw:line>
        <draw:line draw:style-name="gr97" draw:layer="layout" svg:x1="12.052cm" svg:y1="5.949cm" svg:x2="12.052cm" svg:y2="5.796cm">
          <text:p/>
        </draw:line>
        <draw:line draw:style-name="gr97" draw:layer="layout" svg:x1="11.975cm" svg:y1="5.872cm" svg:x2="12.128cm" svg:y2="5.872cm">
          <text:p/>
        </draw:line>
        <draw:line draw:style-name="gr97" draw:layer="layout" svg:x1="12.052cm" svg:y1="5.905cm" svg:x2="12.052cm" svg:y2="5.752cm">
          <text:p/>
        </draw:line>
        <draw:line draw:style-name="gr97" draw:layer="layout" svg:x1="11.975cm" svg:y1="5.828cm" svg:x2="12.128cm" svg:y2="5.828cm">
          <text:p/>
        </draw:line>
        <draw:line draw:style-name="gr97" draw:layer="layout" svg:x1="12.052cm" svg:y1="5.771cm" svg:x2="12.052cm" svg:y2="5.618cm">
          <text:p/>
        </draw:line>
        <draw:line draw:style-name="gr97" draw:layer="layout" svg:x1="11.975cm" svg:y1="5.695cm" svg:x2="12.128cm" svg:y2="5.695cm">
          <text:p/>
        </draw:line>
        <draw:line draw:style-name="gr97" draw:layer="layout" svg:x1="12.052cm" svg:y1="5.749cm" svg:x2="12.052cm" svg:y2="5.596cm">
          <text:p/>
        </draw:line>
        <draw:line draw:style-name="gr97" draw:layer="layout" svg:x1="11.975cm" svg:y1="5.673cm" svg:x2="12.128cm" svg:y2="5.673cm">
          <text:p/>
        </draw:line>
        <draw:line draw:style-name="gr97" draw:layer="layout" svg:x1="12.052cm" svg:y1="5.596cm" svg:x2="12.052cm" svg:y2="5.443cm">
          <text:p/>
        </draw:line>
        <draw:line draw:style-name="gr97" draw:layer="layout" svg:x1="11.975cm" svg:y1="5.519cm" svg:x2="12.128cm" svg:y2="5.519cm">
          <text:p/>
        </draw:line>
        <draw:line draw:style-name="gr97" draw:layer="layout" svg:x1="12.052cm" svg:y1="5.396cm" svg:x2="12.052cm" svg:y2="5.243cm">
          <text:p/>
        </draw:line>
        <draw:line draw:style-name="gr97" draw:layer="layout" svg:x1="11.975cm" svg:y1="5.32cm" svg:x2="12.128cm" svg:y2="5.32cm">
          <text:p/>
        </draw:line>
        <draw:line draw:style-name="gr97" draw:layer="layout" svg:x1="12.052cm" svg:y1="4.978cm" svg:x2="12.052cm" svg:y2="4.825cm">
          <text:p/>
        </draw:line>
        <draw:line draw:style-name="gr97" draw:layer="layout" svg:x1="11.975cm" svg:y1="4.901cm" svg:x2="12.128cm" svg:y2="4.901cm">
          <text:p/>
        </draw:line>
        <draw:line draw:style-name="gr97" draw:layer="layout" svg:x1="12.052cm" svg:y1="4.737cm" svg:x2="12.052cm" svg:y2="4.584cm">
          <text:p/>
        </draw:line>
        <draw:line draw:style-name="gr97" draw:layer="layout" svg:x1="11.975cm" svg:y1="4.66cm" svg:x2="12.128cm" svg:y2="4.66cm">
          <text:p/>
        </draw:line>
        <draw:line draw:style-name="gr97" draw:layer="layout" svg:x1="12.052cm" svg:y1="4.603cm" svg:x2="12.052cm" svg:y2="4.45cm">
          <text:p/>
        </draw:line>
        <draw:line draw:style-name="gr97" draw:layer="layout" svg:x1="11.975cm" svg:y1="4.526cm" svg:x2="12.128cm" svg:y2="4.526cm">
          <text:p/>
        </draw:line>
        <draw:line draw:style-name="gr97" draw:layer="layout" svg:x1="12.052cm" svg:y1="4.537cm" svg:x2="12.052cm" svg:y2="4.384cm">
          <text:p/>
        </draw:line>
        <draw:line draw:style-name="gr97" draw:layer="layout" svg:x1="11.975cm" svg:y1="4.461cm" svg:x2="12.128cm" svg:y2="4.461cm">
          <text:p/>
        </draw:line>
        <draw:line draw:style-name="gr97" draw:layer="layout" svg:x1="12.052cm" svg:y1="4.45cm" svg:x2="12.052cm" svg:y2="4.296cm">
          <text:p/>
        </draw:line>
        <draw:line draw:style-name="gr97" draw:layer="layout" svg:x1="11.975cm" svg:y1="4.373cm" svg:x2="12.128cm" svg:y2="4.373cm">
          <text:p/>
        </draw:line>
        <draw:line draw:style-name="gr97" draw:layer="layout" svg:x1="12.052cm" svg:y1="4.184cm" svg:x2="12.052cm" svg:y2="4.031cm">
          <text:p/>
        </draw:line>
        <draw:line draw:style-name="gr97" draw:layer="layout" svg:x1="11.975cm" svg:y1="4.108cm" svg:x2="12.128cm" svg:y2="4.108cm">
          <text:p/>
        </draw:line>
        <draw:line draw:style-name="gr97" draw:layer="layout" svg:x1="12.052cm" svg:y1="4.163cm" svg:x2="12.052cm" svg:y2="4.009cm">
          <text:p/>
        </draw:line>
        <draw:line draw:style-name="gr97" draw:layer="layout" svg:x1="11.975cm" svg:y1="4.086cm" svg:x2="12.128cm" svg:y2="4.086cm">
          <text:p/>
        </draw:line>
        <draw:line draw:style-name="gr97" draw:layer="layout" svg:x1="12.052cm" svg:y1="4.141cm" svg:x2="12.052cm" svg:y2="3.987cm">
          <text:p/>
        </draw:line>
        <draw:line draw:style-name="gr97" draw:layer="layout" svg:x1="11.975cm" svg:y1="4.064cm" svg:x2="12.128cm" svg:y2="4.064cm">
          <text:p/>
        </draw:line>
        <draw:line draw:style-name="gr97" draw:layer="layout" svg:x1="12.052cm" svg:y1="3.944cm" svg:x2="12.052cm" svg:y2="3.79cm">
          <text:p/>
        </draw:line>
        <draw:line draw:style-name="gr97" draw:layer="layout" svg:x1="11.975cm" svg:y1="3.867cm" svg:x2="12.128cm" svg:y2="3.867cm">
          <text:p/>
        </draw:line>
        <draw:line draw:style-name="gr97" draw:layer="layout" svg:x1="12.052cm" svg:y1="3.9cm" svg:x2="12.052cm" svg:y2="3.746cm">
          <text:p/>
        </draw:line>
        <draw:line draw:style-name="gr97" draw:layer="layout" svg:x1="11.975cm" svg:y1="3.823cm" svg:x2="12.128cm" svg:y2="3.823cm">
          <text:p/>
        </draw:line>
        <draw:line draw:style-name="gr97" draw:layer="layout" svg:x1="12.052cm" svg:y1="3.481cm" svg:x2="12.052cm" svg:y2="3.328cm">
          <text:p/>
        </draw:line>
        <draw:line draw:style-name="gr97" draw:layer="layout" svg:x1="11.975cm" svg:y1="3.404cm" svg:x2="12.128cm" svg:y2="3.404cm">
          <text:p/>
        </draw:line>
        <draw:line draw:style-name="gr97" draw:layer="layout" svg:x1="12.052cm" svg:y1="3.128cm" svg:x2="12.052cm" svg:y2="2.975cm">
          <text:p/>
        </draw:line>
        <draw:line draw:style-name="gr97" draw:layer="layout" svg:x1="11.975cm" svg:y1="3.052cm" svg:x2="12.128cm" svg:y2="3.052cm">
          <text:p/>
        </draw:line>
        <draw:line draw:style-name="gr97" draw:layer="layout" svg:x1="12.052cm" svg:y1="2.907cm" svg:x2="12.052cm" svg:y2="2.753cm">
          <text:p/>
        </draw:line>
        <draw:line draw:style-name="gr97" draw:layer="layout" svg:x1="11.975cm" svg:y1="2.83cm" svg:x2="12.128cm" svg:y2="2.83cm">
          <text:p/>
        </draw:line>
        <draw:line draw:style-name="gr97" draw:layer="layout" svg:x1="12.083cm" svg:y1="12.956cm" svg:x2="12.083cm" svg:y2="12.802cm">
          <text:p/>
        </draw:line>
        <draw:line draw:style-name="gr97" draw:layer="layout" svg:x1="12.007cm" svg:y1="12.879cm" svg:x2="12.16cm" svg:y2="12.879cm">
          <text:p/>
        </draw:line>
        <draw:line draw:style-name="gr97" draw:layer="layout" svg:x1="12.083cm" svg:y1="12.868cm" svg:x2="12.083cm" svg:y2="12.715cm">
          <text:p/>
        </draw:line>
        <draw:line draw:style-name="gr97" draw:layer="layout" svg:x1="12.007cm" svg:y1="12.791cm" svg:x2="12.16cm" svg:y2="12.791cm">
          <text:p/>
        </draw:line>
        <draw:line draw:style-name="gr97" draw:layer="layout" svg:x1="12.083cm" svg:y1="12.537cm" svg:x2="12.083cm" svg:y2="12.384cm">
          <text:p/>
        </draw:line>
        <draw:line draw:style-name="gr97" draw:layer="layout" svg:x1="12.007cm" svg:y1="12.46cm" svg:x2="12.16cm" svg:y2="12.46cm">
          <text:p/>
        </draw:line>
        <draw:line draw:style-name="gr97" draw:layer="layout" svg:x1="12.083cm" svg:y1="12.25cm" svg:x2="12.083cm" svg:y2="12.097cm">
          <text:p/>
        </draw:line>
        <draw:line draw:style-name="gr97" draw:layer="layout" svg:x1="12.007cm" svg:y1="12.173cm" svg:x2="12.16cm" svg:y2="12.173cm">
          <text:p/>
        </draw:line>
        <draw:line draw:style-name="gr97" draw:layer="layout" svg:x1="12.083cm" svg:y1="12.228cm" svg:x2="12.083cm" svg:y2="12.075cm">
          <text:p/>
        </draw:line>
        <draw:line draw:style-name="gr97" draw:layer="layout" svg:x1="12.007cm" svg:y1="12.151cm" svg:x2="12.16cm" svg:y2="12.151cm">
          <text:p/>
        </draw:line>
        <draw:line draw:style-name="gr97" draw:layer="layout" svg:x1="12.083cm" svg:y1="12.009cm" svg:x2="12.083cm" svg:y2="11.856cm">
          <text:p/>
        </draw:line>
        <draw:line draw:style-name="gr97" draw:layer="layout" svg:x1="12.007cm" svg:y1="11.932cm" svg:x2="12.16cm" svg:y2="11.932cm">
          <text:p/>
        </draw:line>
        <draw:line draw:style-name="gr97" draw:layer="layout" svg:x1="12.083cm" svg:y1="11.656cm" svg:x2="12.083cm" svg:y2="11.503cm">
          <text:p/>
        </draw:line>
        <draw:line draw:style-name="gr97" draw:layer="layout" svg:x1="12.007cm" svg:y1="11.579cm" svg:x2="12.16cm" svg:y2="11.579cm">
          <text:p/>
        </draw:line>
        <draw:line draw:style-name="gr97" draw:layer="layout" svg:x1="12.083cm" svg:y1="11.216cm" svg:x2="12.083cm" svg:y2="11.062cm">
          <text:p/>
        </draw:line>
        <draw:line draw:style-name="gr97" draw:layer="layout" svg:x1="12.007cm" svg:y1="11.139cm" svg:x2="12.16cm" svg:y2="11.139cm">
          <text:p/>
        </draw:line>
        <draw:line draw:style-name="gr97" draw:layer="layout" svg:x1="12.083cm" svg:y1="11.194cm" svg:x2="12.083cm" svg:y2="11.04cm">
          <text:p/>
        </draw:line>
        <draw:line draw:style-name="gr97" draw:layer="layout" svg:x1="12.007cm" svg:y1="11.117cm" svg:x2="12.16cm" svg:y2="11.117cm">
          <text:p/>
        </draw:line>
        <draw:line draw:style-name="gr97" draw:layer="layout" svg:x1="12.083cm" svg:y1="11.126cm" svg:x2="12.083cm" svg:y2="10.972cm">
          <text:p/>
        </draw:line>
        <draw:line draw:style-name="gr97" draw:layer="layout" svg:x1="12.007cm" svg:y1="11.049cm" svg:x2="12.16cm" svg:y2="11.049cm">
          <text:p/>
        </draw:line>
        <draw:line draw:style-name="gr97" draw:layer="layout" svg:x1="12.083cm" svg:y1="8.592cm" svg:x2="12.083cm" svg:y2="8.439cm">
          <text:p/>
        </draw:line>
        <draw:line draw:style-name="gr97" draw:layer="layout" svg:x1="12.007cm" svg:y1="8.515cm" svg:x2="12.16cm" svg:y2="8.515cm">
          <text:p/>
        </draw:line>
        <draw:line draw:style-name="gr97" draw:layer="layout" svg:x1="12.083cm" svg:y1="7.645cm" svg:x2="12.083cm" svg:y2="7.492cm">
          <text:p/>
        </draw:line>
        <draw:line draw:style-name="gr97" draw:layer="layout" svg:x1="12.007cm" svg:y1="7.569cm" svg:x2="12.16cm" svg:y2="7.569cm">
          <text:p/>
        </draw:line>
        <draw:line draw:style-name="gr97" draw:layer="layout" svg:x1="12.083cm" svg:y1="7.514cm" svg:x2="12.083cm" svg:y2="7.361cm">
          <text:p/>
        </draw:line>
        <draw:line draw:style-name="gr97" draw:layer="layout" svg:x1="12.007cm" svg:y1="7.437cm" svg:x2="12.16cm" svg:y2="7.437cm">
          <text:p/>
        </draw:line>
        <draw:line draw:style-name="gr97" draw:layer="layout" svg:x1="12.083cm" svg:y1="7.49cm" svg:x2="12.083cm" svg:y2="7.336cm">
          <text:p/>
        </draw:line>
        <draw:line draw:style-name="gr97" draw:layer="layout" svg:x1="12.007cm" svg:y1="7.413cm" svg:x2="12.16cm" svg:y2="7.413cm">
          <text:p/>
        </draw:line>
        <draw:line draw:style-name="gr97" draw:layer="layout" svg:x1="12.083cm" svg:y1="7.468cm" svg:x2="12.083cm" svg:y2="7.314cm">
          <text:p/>
        </draw:line>
        <draw:line draw:style-name="gr97" draw:layer="layout" svg:x1="12.007cm" svg:y1="7.391cm" svg:x2="12.16cm" svg:y2="7.391cm">
          <text:p/>
        </draw:line>
        <draw:line draw:style-name="gr97" draw:layer="layout" svg:x1="12.083cm" svg:y1="7.095cm" svg:x2="12.083cm" svg:y2="6.942cm">
          <text:p/>
        </draw:line>
        <draw:line draw:style-name="gr97" draw:layer="layout" svg:x1="12.007cm" svg:y1="7.019cm" svg:x2="12.16cm" svg:y2="7.019cm">
          <text:p/>
        </draw:line>
        <draw:line draw:style-name="gr97" draw:layer="layout" svg:x1="12.083cm" svg:y1="6.699cm" svg:x2="12.083cm" svg:y2="6.545cm">
          <text:p/>
        </draw:line>
        <draw:line draw:style-name="gr97" draw:layer="layout" svg:x1="12.007cm" svg:y1="6.622cm" svg:x2="12.16cm" svg:y2="6.622cm">
          <text:p/>
        </draw:line>
        <draw:line draw:style-name="gr97" draw:layer="layout" svg:x1="12.083cm" svg:y1="6.652cm" svg:x2="12.083cm" svg:y2="6.499cm">
          <text:p/>
        </draw:line>
        <draw:line draw:style-name="gr97" draw:layer="layout" svg:x1="12.007cm" svg:y1="6.576cm" svg:x2="12.16cm" svg:y2="6.576cm">
          <text:p/>
        </draw:line>
        <draw:line draw:style-name="gr97" draw:layer="layout" svg:x1="12.083cm" svg:y1="6.411cm" svg:x2="12.083cm" svg:y2="6.258cm">
          <text:p/>
        </draw:line>
        <draw:line draw:style-name="gr97" draw:layer="layout" svg:x1="12.007cm" svg:y1="6.335cm" svg:x2="12.16cm" svg:y2="6.335cm">
          <text:p/>
        </draw:line>
        <draw:line draw:style-name="gr97" draw:layer="layout" svg:x1="12.083cm" svg:y1="6.037cm" svg:x2="12.083cm" svg:y2="5.883cm">
          <text:p/>
        </draw:line>
        <draw:line draw:style-name="gr97" draw:layer="layout" svg:x1="12.007cm" svg:y1="5.96cm" svg:x2="12.16cm" svg:y2="5.96cm">
          <text:p/>
        </draw:line>
        <draw:line draw:style-name="gr97" draw:layer="layout" svg:x1="12.083cm" svg:y1="5.771cm" svg:x2="12.083cm" svg:y2="5.618cm">
          <text:p/>
        </draw:line>
        <draw:line draw:style-name="gr97" draw:layer="layout" svg:x1="12.007cm" svg:y1="5.695cm" svg:x2="12.16cm" svg:y2="5.695cm">
          <text:p/>
        </draw:line>
        <draw:line draw:style-name="gr97" draw:layer="layout" svg:x1="12.083cm" svg:y1="5.596cm" svg:x2="12.083cm" svg:y2="5.443cm">
          <text:p/>
        </draw:line>
        <draw:line draw:style-name="gr97" draw:layer="layout" svg:x1="12.007cm" svg:y1="5.519cm" svg:x2="12.16cm" svg:y2="5.519cm">
          <text:p/>
        </draw:line>
        <draw:line draw:style-name="gr97" draw:layer="layout" svg:x1="12.083cm" svg:y1="5.508cm" svg:x2="12.083cm" svg:y2="5.355cm">
          <text:p/>
        </draw:line>
        <draw:line draw:style-name="gr97" draw:layer="layout" svg:x1="12.007cm" svg:y1="5.432cm" svg:x2="12.16cm" svg:y2="5.432cm">
          <text:p/>
        </draw:line>
        <draw:line draw:style-name="gr97" draw:layer="layout" svg:x1="12.083cm" svg:y1="5.396cm" svg:x2="12.083cm" svg:y2="5.243cm">
          <text:p/>
        </draw:line>
        <draw:line draw:style-name="gr97" draw:layer="layout" svg:x1="12.007cm" svg:y1="5.32cm" svg:x2="12.16cm" svg:y2="5.32cm">
          <text:p/>
        </draw:line>
        <draw:line draw:style-name="gr97" draw:layer="layout" svg:x1="12.083cm" svg:y1="5cm" svg:x2="12.083cm" svg:y2="4.846cm">
          <text:p/>
        </draw:line>
        <draw:line draw:style-name="gr97" draw:layer="layout" svg:x1="12.007cm" svg:y1="4.923cm" svg:x2="12.16cm" svg:y2="4.923cm">
          <text:p/>
        </draw:line>
        <draw:line draw:style-name="gr97" draw:layer="layout" svg:x1="12.083cm" svg:y1="4.781cm" svg:x2="12.083cm" svg:y2="4.627cm">
          <text:p/>
        </draw:line>
        <draw:line draw:style-name="gr97" draw:layer="layout" svg:x1="12.007cm" svg:y1="4.704cm" svg:x2="12.16cm" svg:y2="4.704cm">
          <text:p/>
        </draw:line>
        <draw:line draw:style-name="gr97" draw:layer="layout" svg:x1="12.083cm" svg:y1="4.625cm" svg:x2="12.083cm" svg:y2="4.472cm">
          <text:p/>
        </draw:line>
        <draw:line draw:style-name="gr97" draw:layer="layout" svg:x1="12.007cm" svg:y1="4.548cm" svg:x2="12.16cm" svg:y2="4.548cm">
          <text:p/>
        </draw:line>
        <draw:line draw:style-name="gr97" draw:layer="layout" svg:x1="12.083cm" svg:y1="4.537cm" svg:x2="12.083cm" svg:y2="4.384cm">
          <text:p/>
        </draw:line>
        <draw:line draw:style-name="gr97" draw:layer="layout" svg:x1="12.007cm" svg:y1="4.461cm" svg:x2="12.16cm" svg:y2="4.461cm">
          <text:p/>
        </draw:line>
        <draw:line draw:style-name="gr97" draw:layer="layout" svg:x1="12.083cm" svg:y1="4.428cm" svg:x2="12.083cm" svg:y2="4.275cm">
          <text:p/>
        </draw:line>
        <draw:line draw:style-name="gr97" draw:layer="layout" svg:x1="12.007cm" svg:y1="4.351cm" svg:x2="12.16cm" svg:y2="4.351cm">
          <text:p/>
        </draw:line>
        <draw:line draw:style-name="gr97" draw:layer="layout" svg:x1="12.083cm" svg:y1="4.318cm" svg:x2="12.083cm" svg:y2="4.165cm">
          <text:p/>
        </draw:line>
        <draw:line draw:style-name="gr97" draw:layer="layout" svg:x1="12.007cm" svg:y1="4.242cm" svg:x2="12.16cm" svg:y2="4.242cm">
          <text:p/>
        </draw:line>
        <draw:line draw:style-name="gr97" draw:layer="layout" svg:x1="12.083cm" svg:y1="4.296cm" svg:x2="12.083cm" svg:y2="4.143cm">
          <text:p/>
        </draw:line>
        <draw:line draw:style-name="gr97" draw:layer="layout" svg:x1="12.007cm" svg:y1="4.22cm" svg:x2="12.16cm" svg:y2="4.22cm">
          <text:p/>
        </draw:line>
        <draw:line draw:style-name="gr97" draw:layer="layout" svg:x1="12.083cm" svg:y1="4.184cm" svg:x2="12.083cm" svg:y2="4.031cm">
          <text:p/>
        </draw:line>
        <draw:line draw:style-name="gr97" draw:layer="layout" svg:x1="12.007cm" svg:y1="4.108cm" svg:x2="12.16cm" svg:y2="4.108cm">
          <text:p/>
        </draw:line>
        <draw:line draw:style-name="gr97" draw:layer="layout" svg:x1="12.083cm" svg:y1="4.141cm" svg:x2="12.083cm" svg:y2="3.987cm">
          <text:p/>
        </draw:line>
        <draw:line draw:style-name="gr97" draw:layer="layout" svg:x1="12.007cm" svg:y1="4.064cm" svg:x2="12.16cm" svg:y2="4.064cm">
          <text:p/>
        </draw:line>
        <draw:line draw:style-name="gr97" draw:layer="layout" svg:x1="12.083cm" svg:y1="4.031cm" svg:x2="12.083cm" svg:y2="3.878cm">
          <text:p/>
        </draw:line>
        <draw:line draw:style-name="gr97" draw:layer="layout" svg:x1="12.007cm" svg:y1="3.954cm" svg:x2="12.16cm" svg:y2="3.954cm">
          <text:p/>
        </draw:line>
        <draw:line draw:style-name="gr97" draw:layer="layout" svg:x1="12.083cm" svg:y1="3.634cm" svg:x2="12.083cm" svg:y2="3.481cm">
          <text:p/>
        </draw:line>
        <draw:line draw:style-name="gr97" draw:layer="layout" svg:x1="12.007cm" svg:y1="3.558cm" svg:x2="12.16cm" svg:y2="3.558cm">
          <text:p/>
        </draw:line>
        <draw:line draw:style-name="gr97" draw:layer="layout" svg:x1="12.112cm" svg:y1="13.265cm" svg:x2="12.112cm" svg:y2="13.111cm">
          <text:p/>
        </draw:line>
        <draw:line draw:style-name="gr97" draw:layer="layout" svg:x1="12.036cm" svg:y1="13.188cm" svg:x2="12.189cm" svg:y2="13.188cm">
          <text:p/>
        </draw:line>
        <draw:line draw:style-name="gr97" draw:layer="layout" svg:x1="12.112cm" svg:y1="13.109cm" svg:x2="12.112cm" svg:y2="12.956cm">
          <text:p/>
        </draw:line>
        <draw:line draw:style-name="gr97" draw:layer="layout" svg:x1="12.036cm" svg:y1="13.032cm" svg:x2="12.189cm" svg:y2="13.032cm">
          <text:p/>
        </draw:line>
        <draw:line draw:style-name="gr97" draw:layer="layout" svg:x1="12.112cm" svg:y1="12.89cm" svg:x2="12.112cm" svg:y2="12.737cm">
          <text:p/>
        </draw:line>
        <draw:line draw:style-name="gr97" draw:layer="layout" svg:x1="12.036cm" svg:y1="12.813cm" svg:x2="12.189cm" svg:y2="12.813cm">
          <text:p/>
        </draw:line>
        <draw:line draw:style-name="gr97" draw:layer="layout" svg:x1="12.112cm" svg:y1="11.7cm" svg:x2="12.112cm" svg:y2="11.547cm">
          <text:p/>
        </draw:line>
        <draw:line draw:style-name="gr97" draw:layer="layout" svg:x1="12.036cm" svg:y1="11.623cm" svg:x2="12.189cm" svg:y2="11.623cm">
          <text:p/>
        </draw:line>
        <draw:line draw:style-name="gr97" draw:layer="layout" svg:x1="12.112cm" svg:y1="11.612cm" svg:x2="12.112cm" svg:y2="11.459cm">
          <text:p/>
        </draw:line>
        <draw:line draw:style-name="gr97" draw:layer="layout" svg:x1="12.036cm" svg:y1="11.536cm" svg:x2="12.189cm" svg:y2="11.536cm">
          <text:p/>
        </draw:line>
        <draw:line draw:style-name="gr97" draw:layer="layout" svg:x1="12.112cm" svg:y1="9.076cm" svg:x2="12.112cm" svg:y2="8.923cm">
          <text:p/>
        </draw:line>
        <draw:line draw:style-name="gr97" draw:layer="layout" svg:x1="12.036cm" svg:y1="9cm" svg:x2="12.189cm" svg:y2="9cm">
          <text:p/>
        </draw:line>
        <draw:line draw:style-name="gr97" draw:layer="layout" svg:x1="12.112cm" svg:y1="8.195cm" svg:x2="12.112cm" svg:y2="8.042cm">
          <text:p/>
        </draw:line>
        <draw:line draw:style-name="gr97" draw:layer="layout" svg:x1="12.036cm" svg:y1="8.119cm" svg:x2="12.189cm" svg:y2="8.119cm">
          <text:p/>
        </draw:line>
        <draw:line draw:style-name="gr97" draw:layer="layout" svg:x1="12.112cm" svg:y1="7.777cm" svg:x2="12.112cm" svg:y2="7.623cm">
          <text:p/>
        </draw:line>
        <draw:line draw:style-name="gr97" draw:layer="layout" svg:x1="12.036cm" svg:y1="7.7cm" svg:x2="12.189cm" svg:y2="7.7cm">
          <text:p/>
        </draw:line>
        <draw:line draw:style-name="gr97" draw:layer="layout" svg:x1="12.112cm" svg:y1="6.324cm" svg:x2="12.112cm" svg:y2="6.17cm">
          <text:p/>
        </draw:line>
        <draw:line draw:style-name="gr97" draw:layer="layout" svg:x1="12.036cm" svg:y1="6.247cm" svg:x2="12.189cm" svg:y2="6.247cm">
          <text:p/>
        </draw:line>
        <draw:line draw:style-name="gr97" draw:layer="layout" svg:x1="12.112cm" svg:y1="6.124cm" svg:x2="12.112cm" svg:y2="5.971cm">
          <text:p/>
        </draw:line>
        <draw:line draw:style-name="gr97" draw:layer="layout" svg:x1="12.036cm" svg:y1="6.047cm" svg:x2="12.189cm" svg:y2="6.047cm">
          <text:p/>
        </draw:line>
        <draw:line draw:style-name="gr97" draw:layer="layout" svg:x1="12.112cm" svg:y1="5.684cm" svg:x2="12.112cm" svg:y2="5.53cm">
          <text:p/>
        </draw:line>
        <draw:line draw:style-name="gr97" draw:layer="layout" svg:x1="12.036cm" svg:y1="5.607cm" svg:x2="12.189cm" svg:y2="5.607cm">
          <text:p/>
        </draw:line>
        <draw:line draw:style-name="gr97" draw:layer="layout" svg:x1="12.112cm" svg:y1="5.418cm" svg:x2="12.112cm" svg:y2="5.265cm">
          <text:p/>
        </draw:line>
        <draw:line draw:style-name="gr97" draw:layer="layout" svg:x1="12.036cm" svg:y1="5.342cm" svg:x2="12.189cm" svg:y2="5.342cm">
          <text:p/>
        </draw:line>
        <draw:line draw:style-name="gr97" draw:layer="layout" svg:x1="12.112cm" svg:y1="5.199cm" svg:x2="12.112cm" svg:y2="5.046cm">
          <text:p/>
        </draw:line>
        <draw:line draw:style-name="gr97" draw:layer="layout" svg:x1="12.036cm" svg:y1="5.123cm" svg:x2="12.189cm" svg:y2="5.123cm">
          <text:p/>
        </draw:line>
        <draw:line draw:style-name="gr97" draw:layer="layout" svg:x1="12.112cm" svg:y1="4.559cm" svg:x2="12.112cm" svg:y2="4.406cm">
          <text:p/>
        </draw:line>
        <draw:line draw:style-name="gr97" draw:layer="layout" svg:x1="12.036cm" svg:y1="4.483cm" svg:x2="12.189cm" svg:y2="4.483cm">
          <text:p/>
        </draw:line>
        <draw:line draw:style-name="gr97" draw:layer="layout" svg:x1="12.112cm" svg:y1="4.515cm" svg:x2="12.112cm" svg:y2="4.362cm">
          <text:p/>
        </draw:line>
        <draw:line draw:style-name="gr97" draw:layer="layout" svg:x1="12.036cm" svg:y1="4.439cm" svg:x2="12.189cm" svg:y2="4.439cm">
          <text:p/>
        </draw:line>
        <draw:line draw:style-name="gr97" draw:layer="layout" svg:x1="12.112cm" svg:y1="4.494cm" svg:x2="12.112cm" svg:y2="4.34cm">
          <text:p/>
        </draw:line>
        <draw:line draw:style-name="gr97" draw:layer="layout" svg:x1="12.036cm" svg:y1="4.417cm" svg:x2="12.189cm" svg:y2="4.417cm">
          <text:p/>
        </draw:line>
        <draw:line draw:style-name="gr97" draw:layer="layout" svg:x1="12.112cm" svg:y1="4.206cm" svg:x2="12.112cm" svg:y2="4.053cm">
          <text:p/>
        </draw:line>
        <draw:line draw:style-name="gr97" draw:layer="layout" svg:x1="12.036cm" svg:y1="4.13cm" svg:x2="12.189cm" svg:y2="4.13cm">
          <text:p/>
        </draw:line>
        <draw:line draw:style-name="gr97" draw:layer="layout" svg:x1="12.112cm" svg:y1="4.163cm" svg:x2="12.112cm" svg:y2="4.009cm">
          <text:p/>
        </draw:line>
        <draw:line draw:style-name="gr97" draw:layer="layout" svg:x1="12.036cm" svg:y1="4.086cm" svg:x2="12.189cm" svg:y2="4.086cm">
          <text:p/>
        </draw:line>
        <draw:line draw:style-name="gr97" draw:layer="layout" svg:x1="12.112cm" svg:y1="4.075cm" svg:x2="12.112cm" svg:y2="3.922cm">
          <text:p/>
        </draw:line>
        <draw:line draw:style-name="gr97" draw:layer="layout" svg:x1="12.036cm" svg:y1="3.998cm" svg:x2="12.189cm" svg:y2="3.998cm">
          <text:p/>
        </draw:line>
        <draw:line draw:style-name="gr97" draw:layer="layout" svg:x1="12.112cm" svg:y1="3.172cm" svg:x2="12.112cm" svg:y2="3.019cm">
          <text:p/>
        </draw:line>
        <draw:line draw:style-name="gr97" draw:layer="layout" svg:x1="12.036cm" svg:y1="3.095cm" svg:x2="12.189cm" svg:y2="3.095cm">
          <text:p/>
        </draw:line>
        <draw:line draw:style-name="gr97" draw:layer="layout" svg:x1="12.112cm" svg:y1="3.106cm" svg:x2="12.112cm" svg:y2="2.953cm">
          <text:p/>
        </draw:line>
        <draw:line draw:style-name="gr97" draw:layer="layout" svg:x1="12.036cm" svg:y1="3.03cm" svg:x2="12.189cm" svg:y2="3.03cm">
          <text:p/>
        </draw:line>
        <draw:line draw:style-name="gr97" draw:layer="layout" svg:x1="12.144cm" svg:y1="13.33cm" svg:x2="12.144cm" svg:y2="13.177cm">
          <text:p/>
        </draw:line>
        <draw:line draw:style-name="gr97" draw:layer="layout" svg:x1="12.067cm" svg:y1="13.254cm" svg:x2="12.221cm" svg:y2="13.254cm">
          <text:p/>
        </draw:line>
        <draw:line draw:style-name="gr97" draw:layer="layout" svg:x1="12.144cm" svg:y1="13.221cm" svg:x2="12.144cm" svg:y2="13.068cm">
          <text:p/>
        </draw:line>
        <draw:line draw:style-name="gr97" draw:layer="layout" svg:x1="12.067cm" svg:y1="13.144cm" svg:x2="12.221cm" svg:y2="13.144cm">
          <text:p/>
        </draw:line>
        <draw:line draw:style-name="gr97" draw:layer="layout" svg:x1="12.144cm" svg:y1="12.868cm" svg:x2="12.144cm" svg:y2="12.715cm">
          <text:p/>
        </draw:line>
        <draw:line draw:style-name="gr97" draw:layer="layout" svg:x1="12.067cm" svg:y1="12.791cm" svg:x2="12.221cm" svg:y2="12.791cm">
          <text:p/>
        </draw:line>
        <draw:line draw:style-name="gr97" draw:layer="layout" svg:x1="12.144cm" svg:y1="12.8cm" svg:x2="12.144cm" svg:y2="12.647cm">
          <text:p/>
        </draw:line>
        <draw:line draw:style-name="gr97" draw:layer="layout" svg:x1="12.067cm" svg:y1="12.723cm" svg:x2="12.221cm" svg:y2="12.723cm">
          <text:p/>
        </draw:line>
        <draw:line draw:style-name="gr97" draw:layer="layout" svg:x1="12.144cm" svg:y1="12.647cm" svg:x2="12.144cm" svg:y2="12.493cm">
          <text:p/>
        </draw:line>
        <draw:line draw:style-name="gr97" draw:layer="layout" svg:x1="12.067cm" svg:y1="12.57cm" svg:x2="12.221cm" svg:y2="12.57cm">
          <text:p/>
        </draw:line>
        <draw:line draw:style-name="gr97" draw:layer="layout" svg:x1="12.144cm" svg:y1="12.471cm" svg:x2="12.144cm" svg:y2="12.318cm">
          <text:p/>
        </draw:line>
        <draw:line draw:style-name="gr97" draw:layer="layout" svg:x1="12.067cm" svg:y1="12.395cm" svg:x2="12.221cm" svg:y2="12.395cm">
          <text:p/>
        </draw:line>
        <draw:line draw:style-name="gr97" draw:layer="layout" svg:x1="12.144cm" svg:y1="12.449cm" svg:x2="12.144cm" svg:y2="12.296cm">
          <text:p/>
        </draw:line>
        <draw:line draw:style-name="gr97" draw:layer="layout" svg:x1="12.067cm" svg:y1="12.373cm" svg:x2="12.221cm" svg:y2="12.373cm">
          <text:p/>
        </draw:line>
        <draw:line draw:style-name="gr97" draw:layer="layout" svg:x1="12.144cm" svg:y1="12.381cm" svg:x2="12.144cm" svg:y2="12.228cm">
          <text:p/>
        </draw:line>
        <draw:line draw:style-name="gr97" draw:layer="layout" svg:x1="12.067cm" svg:y1="12.305cm" svg:x2="12.221cm" svg:y2="12.305cm">
          <text:p/>
        </draw:line>
        <draw:line draw:style-name="gr97" draw:layer="layout" svg:x1="12.144cm" svg:y1="12.338cm" svg:x2="12.144cm" svg:y2="12.184cm">
          <text:p/>
        </draw:line>
        <draw:line draw:style-name="gr97" draw:layer="layout" svg:x1="12.067cm" svg:y1="12.261cm" svg:x2="12.221cm" svg:y2="12.261cm">
          <text:p/>
        </draw:line>
        <draw:line draw:style-name="gr97" draw:layer="layout" svg:x1="12.144cm" svg:y1="12.272cm" svg:x2="12.144cm" svg:y2="12.118cm">
          <text:p/>
        </draw:line>
        <draw:line draw:style-name="gr97" draw:layer="layout" svg:x1="12.067cm" svg:y1="12.195cm" svg:x2="12.221cm" svg:y2="12.195cm">
          <text:p/>
        </draw:line>
        <draw:line draw:style-name="gr97" draw:layer="layout" svg:x1="12.144cm" svg:y1="9.804cm" svg:x2="12.144cm" svg:y2="9.651cm">
          <text:p/>
        </draw:line>
        <draw:line draw:style-name="gr97" draw:layer="layout" svg:x1="12.067cm" svg:y1="9.727cm" svg:x2="12.221cm" svg:y2="9.727cm">
          <text:p/>
        </draw:line>
        <draw:line draw:style-name="gr97" draw:layer="layout" svg:x1="12.144cm" svg:y1="9.716cm" svg:x2="12.144cm" svg:y2="9.563cm">
          <text:p/>
        </draw:line>
        <draw:line draw:style-name="gr97" draw:layer="layout" svg:x1="12.067cm" svg:y1="9.64cm" svg:x2="12.221cm" svg:y2="9.64cm">
          <text:p/>
        </draw:line>
        <draw:line draw:style-name="gr97" draw:layer="layout" svg:x1="12.144cm" svg:y1="9.694cm" svg:x2="12.144cm" svg:y2="9.541cm">
          <text:p/>
        </draw:line>
        <draw:line draw:style-name="gr97" draw:layer="layout" svg:x1="12.067cm" svg:y1="9.618cm" svg:x2="12.221cm" svg:y2="9.618cm">
          <text:p/>
        </draw:line>
        <draw:line draw:style-name="gr97" draw:layer="layout" svg:x1="12.144cm" svg:y1="9.607cm" svg:x2="12.144cm" svg:y2="9.454cm">
          <text:p/>
        </draw:line>
        <draw:line draw:style-name="gr97" draw:layer="layout" svg:x1="12.067cm" svg:y1="9.53cm" svg:x2="12.221cm" svg:y2="9.53cm">
          <text:p/>
        </draw:line>
        <draw:line draw:style-name="gr97" draw:layer="layout" svg:x1="12.144cm" svg:y1="9.539cm" svg:x2="12.144cm" svg:y2="9.385cm">
          <text:p/>
        </draw:line>
        <draw:line draw:style-name="gr97" draw:layer="layout" svg:x1="12.067cm" svg:y1="9.462cm" svg:x2="12.221cm" svg:y2="9.462cm">
          <text:p/>
        </draw:line>
        <draw:line draw:style-name="gr97" draw:layer="layout" svg:x1="12.144cm" svg:y1="9.495cm" svg:x2="12.144cm" svg:y2="9.342cm">
          <text:p/>
        </draw:line>
        <draw:line draw:style-name="gr97" draw:layer="layout" svg:x1="12.067cm" svg:y1="9.418cm" svg:x2="12.221cm" svg:y2="9.418cm">
          <text:p/>
        </draw:line>
        <draw:line draw:style-name="gr97" draw:layer="layout" svg:x1="12.144cm" svg:y1="8.526cm" svg:x2="12.144cm" svg:y2="8.373cm">
          <text:p/>
        </draw:line>
        <draw:line draw:style-name="gr97" draw:layer="layout" svg:x1="12.067cm" svg:y1="8.45cm" svg:x2="12.221cm" svg:y2="8.45cm">
          <text:p/>
        </draw:line>
        <draw:line draw:style-name="gr97" draw:layer="layout" svg:x1="12.144cm" svg:y1="8.195cm" svg:x2="12.144cm" svg:y2="8.042cm">
          <text:p/>
        </draw:line>
        <draw:line draw:style-name="gr97" draw:layer="layout" svg:x1="12.067cm" svg:y1="8.119cm" svg:x2="12.221cm" svg:y2="8.119cm">
          <text:p/>
        </draw:line>
        <draw:line draw:style-name="gr97" draw:layer="layout" svg:x1="12.144cm" svg:y1="8.13cm" svg:x2="12.144cm" svg:y2="7.976cm">
          <text:p/>
        </draw:line>
        <draw:line draw:style-name="gr97" draw:layer="layout" svg:x1="12.067cm" svg:y1="8.053cm" svg:x2="12.221cm" svg:y2="8.053cm">
          <text:p/>
        </draw:line>
        <draw:line draw:style-name="gr97" draw:layer="layout" svg:x1="12.144cm" svg:y1="7.908cm" svg:x2="12.144cm" svg:y2="7.755cm">
          <text:p/>
        </draw:line>
        <draw:line draw:style-name="gr97" draw:layer="layout" svg:x1="12.067cm" svg:y1="7.831cm" svg:x2="12.221cm" svg:y2="7.831cm">
          <text:p/>
        </draw:line>
        <draw:line draw:style-name="gr97" draw:layer="layout" svg:x1="12.144cm" svg:y1="7.799cm" svg:x2="12.144cm" svg:y2="7.645cm">
          <text:p/>
        </draw:line>
        <draw:line draw:style-name="gr97" draw:layer="layout" svg:x1="12.067cm" svg:y1="7.722cm" svg:x2="12.221cm" svg:y2="7.722cm">
          <text:p/>
        </draw:line>
        <draw:line draw:style-name="gr97" draw:layer="layout" svg:x1="12.144cm" svg:y1="7.249cm" svg:x2="12.144cm" svg:y2="7.095cm">
          <text:p/>
        </draw:line>
        <draw:line draw:style-name="gr97" draw:layer="layout" svg:x1="12.067cm" svg:y1="7.172cm" svg:x2="12.221cm" svg:y2="7.172cm">
          <text:p/>
        </draw:line>
        <draw:line draw:style-name="gr97" draw:layer="layout" svg:x1="12.144cm" svg:y1="6.565cm" svg:x2="12.144cm" svg:y2="6.411cm">
          <text:p/>
        </draw:line>
        <draw:line draw:style-name="gr97" draw:layer="layout" svg:x1="12.067cm" svg:y1="6.488cm" svg:x2="12.221cm" svg:y2="6.488cm">
          <text:p/>
        </draw:line>
        <draw:line draw:style-name="gr97" draw:layer="layout" svg:x1="12.144cm" svg:y1="6.433cm" svg:x2="12.144cm" svg:y2="6.28cm">
          <text:p/>
        </draw:line>
        <draw:line draw:style-name="gr97" draw:layer="layout" svg:x1="12.067cm" svg:y1="6.357cm" svg:x2="12.221cm" svg:y2="6.357cm">
          <text:p/>
        </draw:line>
        <draw:line draw:style-name="gr97" draw:layer="layout" svg:x1="12.144cm" svg:y1="6.324cm" svg:x2="12.144cm" svg:y2="6.17cm">
          <text:p/>
        </draw:line>
        <draw:line draw:style-name="gr97" draw:layer="layout" svg:x1="12.067cm" svg:y1="6.247cm" svg:x2="12.221cm" svg:y2="6.247cm">
          <text:p/>
        </draw:line>
        <draw:line draw:style-name="gr97" draw:layer="layout" svg:x1="12.144cm" svg:y1="6.08cm" svg:x2="12.144cm" svg:y2="5.927cm">
          <text:p/>
        </draw:line>
        <draw:line draw:style-name="gr97" draw:layer="layout" svg:x1="12.067cm" svg:y1="6.004cm" svg:x2="12.221cm" svg:y2="6.004cm">
          <text:p/>
        </draw:line>
        <draw:line draw:style-name="gr97" draw:layer="layout" svg:x1="12.144cm" svg:y1="5.771cm" svg:x2="12.144cm" svg:y2="5.618cm">
          <text:p/>
        </draw:line>
        <draw:line draw:style-name="gr97" draw:layer="layout" svg:x1="12.067cm" svg:y1="5.695cm" svg:x2="12.221cm" svg:y2="5.695cm">
          <text:p/>
        </draw:line>
        <draw:line draw:style-name="gr97" draw:layer="layout" svg:x1="12.144cm" svg:y1="5.487cm" svg:x2="12.144cm" svg:y2="5.333cm">
          <text:p/>
        </draw:line>
        <draw:line draw:style-name="gr97" draw:layer="layout" svg:x1="12.067cm" svg:y1="5.41cm" svg:x2="12.221cm" svg:y2="5.41cm">
          <text:p/>
        </draw:line>
        <draw:line draw:style-name="gr97" draw:layer="layout" svg:x1="12.144cm" svg:y1="5.068cm" svg:x2="12.144cm" svg:y2="4.915cm">
          <text:p/>
        </draw:line>
        <draw:line draw:style-name="gr97" draw:layer="layout" svg:x1="12.067cm" svg:y1="4.991cm" svg:x2="12.221cm" svg:y2="4.991cm">
          <text:p/>
        </draw:line>
        <draw:line draw:style-name="gr97" draw:layer="layout" svg:x1="12.144cm" svg:y1="4.515cm" svg:x2="12.144cm" svg:y2="4.362cm">
          <text:p/>
        </draw:line>
        <draw:line draw:style-name="gr97" draw:layer="layout" svg:x1="12.067cm" svg:y1="4.439cm" svg:x2="12.221cm" svg:y2="4.439cm">
          <text:p/>
        </draw:line>
        <draw:line draw:style-name="gr97" draw:layer="layout" svg:x1="12.144cm" svg:y1="3.613cm" svg:x2="12.144cm" svg:y2="3.459cm">
          <text:p/>
        </draw:line>
        <draw:line draw:style-name="gr97" draw:layer="layout" svg:x1="12.067cm" svg:y1="3.536cm" svg:x2="12.221cm" svg:y2="3.536cm">
          <text:p/>
        </draw:line>
        <draw:line draw:style-name="gr97" draw:layer="layout" svg:x1="12.144cm" svg:y1="3.591cm" svg:x2="12.144cm" svg:y2="3.437cm">
          <text:p/>
        </draw:line>
        <draw:line draw:style-name="gr97" draw:layer="layout" svg:x1="12.067cm" svg:y1="3.514cm" svg:x2="12.221cm" svg:y2="3.514cm">
          <text:p/>
        </draw:line>
        <draw:line draw:style-name="gr97" draw:layer="layout" svg:x1="12.144cm" svg:y1="3.547cm" svg:x2="12.144cm" svg:y2="3.394cm">
          <text:p/>
        </draw:line>
        <draw:line draw:style-name="gr97" draw:layer="layout" svg:x1="12.067cm" svg:y1="3.47cm" svg:x2="12.221cm" svg:y2="3.47cm">
          <text:p/>
        </draw:line>
        <draw:line draw:style-name="gr97" draw:layer="layout" svg:x1="12.144cm" svg:y1="3.413cm" svg:x2="12.144cm" svg:y2="3.26cm">
          <text:p/>
        </draw:line>
        <draw:line draw:style-name="gr97" draw:layer="layout" svg:x1="12.067cm" svg:y1="3.336cm" svg:x2="12.221cm" svg:y2="3.336cm">
          <text:p/>
        </draw:line>
        <draw:line draw:style-name="gr97" draw:layer="layout" svg:x1="12.144cm" svg:y1="3.391cm" svg:x2="12.144cm" svg:y2="3.238cm">
          <text:p/>
        </draw:line>
        <draw:line draw:style-name="gr97" draw:layer="layout" svg:x1="12.067cm" svg:y1="3.314cm" svg:x2="12.221cm" svg:y2="3.314cm">
          <text:p/>
        </draw:line>
        <draw:line draw:style-name="gr97" draw:layer="layout" svg:x1="12.144cm" svg:y1="3.216cm" svg:x2="12.144cm" svg:y2="3.062cm">
          <text:p/>
        </draw:line>
        <draw:line draw:style-name="gr97" draw:layer="layout" svg:x1="12.067cm" svg:y1="3.139cm" svg:x2="12.221cm" svg:y2="3.139cm">
          <text:p/>
        </draw:line>
        <draw:line draw:style-name="gr97" draw:layer="layout" svg:x1="12.173cm" svg:y1="13.265cm" svg:x2="12.173cm" svg:y2="13.111cm">
          <text:p/>
        </draw:line>
        <draw:line draw:style-name="gr97" draw:layer="layout" svg:x1="12.097cm" svg:y1="13.188cm" svg:x2="12.25cm" svg:y2="13.188cm">
          <text:p/>
        </draw:line>
        <draw:line draw:style-name="gr97" draw:layer="layout" svg:x1="12.173cm" svg:y1="13.065cm" svg:x2="12.173cm" svg:y2="12.912cm">
          <text:p/>
        </draw:line>
        <draw:line draw:style-name="gr97" draw:layer="layout" svg:x1="12.097cm" svg:y1="12.989cm" svg:x2="12.25cm" svg:y2="12.989cm">
          <text:p/>
        </draw:line>
        <draw:line draw:style-name="gr97" draw:layer="layout" svg:x1="12.173cm" svg:y1="12.934cm" svg:x2="12.173cm" svg:y2="12.78cm">
          <text:p/>
        </draw:line>
        <draw:line draw:style-name="gr97" draw:layer="layout" svg:x1="12.097cm" svg:y1="12.857cm" svg:x2="12.25cm" svg:y2="12.857cm">
          <text:p/>
        </draw:line>
        <draw:line draw:style-name="gr97" draw:layer="layout" svg:x1="12.173cm" svg:y1="12.778cm" svg:x2="12.173cm" svg:y2="12.625cm">
          <text:p/>
        </draw:line>
        <draw:line draw:style-name="gr97" draw:layer="layout" svg:x1="12.097cm" svg:y1="12.701cm" svg:x2="12.25cm" svg:y2="12.701cm">
          <text:p/>
        </draw:line>
        <draw:line draw:style-name="gr97" draw:layer="layout" svg:x1="12.173cm" svg:y1="9.935cm" svg:x2="12.173cm" svg:y2="9.782cm">
          <text:p/>
        </draw:line>
        <draw:line draw:style-name="gr97" draw:layer="layout" svg:x1="12.097cm" svg:y1="9.859cm" svg:x2="12.25cm" svg:y2="9.859cm">
          <text:p/>
        </draw:line>
        <draw:line draw:style-name="gr97" draw:layer="layout" svg:x1="12.173cm" svg:y1="9.804cm" svg:x2="12.173cm" svg:y2="9.651cm">
          <text:p/>
        </draw:line>
        <draw:line draw:style-name="gr97" draw:layer="layout" svg:x1="12.097cm" svg:y1="9.727cm" svg:x2="12.25cm" svg:y2="9.727cm">
          <text:p/>
        </draw:line>
        <draw:line draw:style-name="gr97" draw:layer="layout" svg:x1="12.173cm" svg:y1="9.098cm" svg:x2="12.173cm" svg:y2="8.945cm">
          <text:p/>
        </draw:line>
        <draw:line draw:style-name="gr97" draw:layer="layout" svg:x1="12.097cm" svg:y1="9.022cm" svg:x2="12.25cm" svg:y2="9.022cm">
          <text:p/>
        </draw:line>
        <draw:line draw:style-name="gr97" draw:layer="layout" svg:x1="12.173cm" svg:y1="8.945cm" svg:x2="12.173cm" svg:y2="8.792cm">
          <text:p/>
        </draw:line>
        <draw:line draw:style-name="gr97" draw:layer="layout" svg:x1="12.097cm" svg:y1="8.868cm" svg:x2="12.25cm" svg:y2="8.868cm">
          <text:p/>
        </draw:line>
        <draw:line draw:style-name="gr97" draw:layer="layout" svg:x1="12.173cm" svg:y1="8.723cm" svg:x2="12.173cm" svg:y2="8.57cm">
          <text:p/>
        </draw:line>
        <draw:line draw:style-name="gr97" draw:layer="layout" svg:x1="12.097cm" svg:y1="8.647cm" svg:x2="12.25cm" svg:y2="8.647cm">
          <text:p/>
        </draw:line>
        <draw:line draw:style-name="gr97" draw:layer="layout" svg:x1="12.173cm" svg:y1="8.305cm" svg:x2="12.173cm" svg:y2="8.151cm">
          <text:p/>
        </draw:line>
        <draw:line draw:style-name="gr97" draw:layer="layout" svg:x1="12.097cm" svg:y1="8.228cm" svg:x2="12.25cm" svg:y2="8.228cm">
          <text:p/>
        </draw:line>
        <draw:line draw:style-name="gr97" draw:layer="layout" svg:x1="12.173cm" svg:y1="7.864cm" svg:x2="12.173cm" svg:y2="7.711cm">
          <text:p/>
        </draw:line>
        <draw:line draw:style-name="gr97" draw:layer="layout" svg:x1="12.097cm" svg:y1="7.788cm" svg:x2="12.25cm" svg:y2="7.788cm">
          <text:p/>
        </draw:line>
        <draw:line draw:style-name="gr97" draw:layer="layout" svg:x1="12.173cm" svg:y1="7.49cm" svg:x2="12.173cm" svg:y2="7.336cm">
          <text:p/>
        </draw:line>
        <draw:line draw:style-name="gr97" draw:layer="layout" svg:x1="12.097cm" svg:y1="7.413cm" svg:x2="12.25cm" svg:y2="7.413cm">
          <text:p/>
        </draw:line>
        <draw:line draw:style-name="gr97" draw:layer="layout" svg:x1="12.173cm" svg:y1="7.402cm" svg:x2="12.173cm" svg:y2="7.249cm">
          <text:p/>
        </draw:line>
        <draw:line draw:style-name="gr97" draw:layer="layout" svg:x1="12.097cm" svg:y1="7.325cm" svg:x2="12.25cm" svg:y2="7.325cm">
          <text:p/>
        </draw:line>
        <draw:line draw:style-name="gr97" draw:layer="layout" svg:x1="12.173cm" svg:y1="7.336cm" svg:x2="12.173cm" svg:y2="7.183cm">
          <text:p/>
        </draw:line>
        <draw:line draw:style-name="gr97" draw:layer="layout" svg:x1="12.097cm" svg:y1="7.26cm" svg:x2="12.25cm" svg:y2="7.26cm">
          <text:p/>
        </draw:line>
        <draw:line draw:style-name="gr97" draw:layer="layout" svg:x1="12.173cm" svg:y1="7.005cm" svg:x2="12.173cm" svg:y2="6.852cm">
          <text:p/>
        </draw:line>
        <draw:line draw:style-name="gr97" draw:layer="layout" svg:x1="12.097cm" svg:y1="6.929cm" svg:x2="12.25cm" svg:y2="6.929cm">
          <text:p/>
        </draw:line>
        <draw:line draw:style-name="gr97" draw:layer="layout" svg:x1="12.173cm" svg:y1="6.939cm" svg:x2="12.173cm" svg:y2="6.786cm">
          <text:p/>
        </draw:line>
        <draw:line draw:style-name="gr97" draw:layer="layout" svg:x1="12.097cm" svg:y1="6.863cm" svg:x2="12.25cm" svg:y2="6.863cm">
          <text:p/>
        </draw:line>
        <draw:line draw:style-name="gr97" draw:layer="layout" svg:x1="12.173cm" svg:y1="5.927cm" svg:x2="12.173cm" svg:y2="5.774cm">
          <text:p/>
        </draw:line>
        <draw:line draw:style-name="gr97" draw:layer="layout" svg:x1="12.097cm" svg:y1="5.85cm" svg:x2="12.25cm" svg:y2="5.85cm">
          <text:p/>
        </draw:line>
        <draw:line draw:style-name="gr97" draw:layer="layout" svg:x1="12.173cm" svg:y1="5.905cm" svg:x2="12.173cm" svg:y2="5.752cm">
          <text:p/>
        </draw:line>
        <draw:line draw:style-name="gr97" draw:layer="layout" svg:x1="12.097cm" svg:y1="5.828cm" svg:x2="12.25cm" svg:y2="5.828cm">
          <text:p/>
        </draw:line>
        <draw:line draw:style-name="gr97" draw:layer="layout" svg:x1="12.173cm" svg:y1="5.859cm" svg:x2="12.173cm" svg:y2="5.706cm">
          <text:p/>
        </draw:line>
        <draw:line draw:style-name="gr97" draw:layer="layout" svg:x1="12.097cm" svg:y1="5.782cm" svg:x2="12.25cm" svg:y2="5.782cm">
          <text:p/>
        </draw:line>
        <draw:line draw:style-name="gr97" draw:layer="layout" svg:x1="12.173cm" svg:y1="5.64cm" svg:x2="12.173cm" svg:y2="5.487cm">
          <text:p/>
        </draw:line>
        <draw:line draw:style-name="gr97" draw:layer="layout" svg:x1="12.097cm" svg:y1="5.563cm" svg:x2="12.25cm" svg:y2="5.563cm">
          <text:p/>
        </draw:line>
        <draw:line draw:style-name="gr97" draw:layer="layout" svg:x1="12.173cm" svg:y1="5.44cm" svg:x2="12.173cm" svg:y2="5.287cm">
          <text:p/>
        </draw:line>
        <draw:line draw:style-name="gr97" draw:layer="layout" svg:x1="12.097cm" svg:y1="5.364cm" svg:x2="12.25cm" svg:y2="5.364cm">
          <text:p/>
        </draw:line>
        <draw:line draw:style-name="gr97" draw:layer="layout" svg:x1="12.173cm" svg:y1="4.956cm" svg:x2="12.173cm" svg:y2="4.803cm">
          <text:p/>
        </draw:line>
        <draw:line draw:style-name="gr97" draw:layer="layout" svg:x1="12.097cm" svg:y1="4.879cm" svg:x2="12.25cm" svg:y2="4.879cm">
          <text:p/>
        </draw:line>
        <draw:line draw:style-name="gr97" draw:layer="layout" svg:x1="12.173cm" svg:y1="4.825cm" svg:x2="12.173cm" svg:y2="4.671cm">
          <text:p/>
        </draw:line>
        <draw:line draw:style-name="gr97" draw:layer="layout" svg:x1="12.097cm" svg:y1="4.748cm" svg:x2="12.25cm" svg:y2="4.748cm">
          <text:p/>
        </draw:line>
        <draw:line draw:style-name="gr97" draw:layer="layout" svg:x1="12.173cm" svg:y1="4.803cm" svg:x2="12.173cm" svg:y2="4.649cm">
          <text:p/>
        </draw:line>
        <draw:line draw:style-name="gr97" draw:layer="layout" svg:x1="12.097cm" svg:y1="4.726cm" svg:x2="12.25cm" svg:y2="4.726cm">
          <text:p/>
        </draw:line>
        <draw:line draw:style-name="gr97" draw:layer="layout" svg:x1="12.173cm" svg:y1="4.737cm" svg:x2="12.173cm" svg:y2="4.584cm">
          <text:p/>
        </draw:line>
        <draw:line draw:style-name="gr97" draw:layer="layout" svg:x1="12.097cm" svg:y1="4.66cm" svg:x2="12.25cm" svg:y2="4.66cm">
          <text:p/>
        </draw:line>
        <draw:line draw:style-name="gr97" draw:layer="layout" svg:x1="12.173cm" svg:y1="4.406cm" svg:x2="12.173cm" svg:y2="4.253cm">
          <text:p/>
        </draw:line>
        <draw:line draw:style-name="gr97" draw:layer="layout" svg:x1="12.097cm" svg:y1="4.329cm" svg:x2="12.25cm" svg:y2="4.329cm">
          <text:p/>
        </draw:line>
        <draw:line draw:style-name="gr97" draw:layer="layout" svg:x1="12.173cm" svg:y1="4.184cm" svg:x2="12.173cm" svg:y2="4.031cm">
          <text:p/>
        </draw:line>
        <draw:line draw:style-name="gr97" draw:layer="layout" svg:x1="12.097cm" svg:y1="4.108cm" svg:x2="12.25cm" svg:y2="4.108cm">
          <text:p/>
        </draw:line>
        <draw:line draw:style-name="gr97" draw:layer="layout" svg:x1="12.173cm" svg:y1="3.547cm" svg:x2="12.173cm" svg:y2="3.394cm">
          <text:p/>
        </draw:line>
        <draw:line draw:style-name="gr97" draw:layer="layout" svg:x1="12.097cm" svg:y1="3.47cm" svg:x2="12.25cm" svg:y2="3.47cm">
          <text:p/>
        </draw:line>
        <draw:line draw:style-name="gr97" draw:layer="layout" svg:x1="12.173cm" svg:y1="3.413cm" svg:x2="12.173cm" svg:y2="3.26cm">
          <text:p/>
        </draw:line>
        <draw:line draw:style-name="gr97" draw:layer="layout" svg:x1="12.097cm" svg:y1="3.336cm" svg:x2="12.25cm" svg:y2="3.336cm">
          <text:p/>
        </draw:line>
        <draw:line draw:style-name="gr97" draw:layer="layout" svg:x1="12.173cm" svg:y1="2.929cm" svg:x2="12.173cm" svg:y2="2.775cm">
          <text:p/>
        </draw:line>
        <draw:line draw:style-name="gr97" draw:layer="layout" svg:x1="12.097cm" svg:y1="2.852cm" svg:x2="12.25cm" svg:y2="2.852cm">
          <text:p/>
        </draw:line>
        <draw:line draw:style-name="gr97" draw:layer="layout" svg:x1="12.205cm" svg:y1="13.33cm" svg:x2="12.205cm" svg:y2="13.177cm">
          <text:p/>
        </draw:line>
        <draw:line draw:style-name="gr97" draw:layer="layout" svg:x1="12.128cm" svg:y1="13.254cm" svg:x2="12.282cm" svg:y2="13.254cm">
          <text:p/>
        </draw:line>
        <draw:line draw:style-name="gr97" draw:layer="layout" svg:x1="12.205cm" svg:y1="13.309cm" svg:x2="12.205cm" svg:y2="13.155cm">
          <text:p/>
        </draw:line>
        <draw:line draw:style-name="gr97" draw:layer="layout" svg:x1="12.128cm" svg:y1="13.232cm" svg:x2="12.282cm" svg:y2="13.232cm">
          <text:p/>
        </draw:line>
        <draw:line draw:style-name="gr97" draw:layer="layout" svg:x1="12.205cm" svg:y1="13.065cm" svg:x2="12.205cm" svg:y2="12.912cm">
          <text:p/>
        </draw:line>
        <draw:line draw:style-name="gr97" draw:layer="layout" svg:x1="12.128cm" svg:y1="12.989cm" svg:x2="12.282cm" svg:y2="12.989cm">
          <text:p/>
        </draw:line>
        <draw:line draw:style-name="gr97" draw:layer="layout" svg:x1="12.205cm" svg:y1="10.575cm" svg:x2="12.205cm" svg:y2="10.422cm">
          <text:p/>
        </draw:line>
        <draw:line draw:style-name="gr97" draw:layer="layout" svg:x1="12.128cm" svg:y1="10.499cm" svg:x2="12.282cm" svg:y2="10.499cm">
          <text:p/>
        </draw:line>
        <draw:line draw:style-name="gr97" draw:layer="layout" svg:x1="12.205cm" svg:y1="10.244cm" svg:x2="12.205cm" svg:y2="10.091cm">
          <text:p/>
        </draw:line>
        <draw:line draw:style-name="gr97" draw:layer="layout" svg:x1="12.128cm" svg:y1="10.168cm" svg:x2="12.282cm" svg:y2="10.168cm">
          <text:p/>
        </draw:line>
        <draw:line draw:style-name="gr97" draw:layer="layout" svg:x1="12.205cm" svg:y1="9.607cm" svg:x2="12.205cm" svg:y2="9.454cm">
          <text:p/>
        </draw:line>
        <draw:line draw:style-name="gr97" draw:layer="layout" svg:x1="12.128cm" svg:y1="9.53cm" svg:x2="12.282cm" svg:y2="9.53cm">
          <text:p/>
        </draw:line>
        <draw:line draw:style-name="gr97" draw:layer="layout" svg:x1="12.205cm" svg:y1="9.495cm" svg:x2="12.205cm" svg:y2="9.342cm">
          <text:p/>
        </draw:line>
        <draw:line draw:style-name="gr97" draw:layer="layout" svg:x1="12.128cm" svg:y1="9.418cm" svg:x2="12.282cm" svg:y2="9.418cm">
          <text:p/>
        </draw:line>
        <draw:line draw:style-name="gr97" draw:layer="layout" svg:x1="12.205cm" svg:y1="9.385cm" svg:x2="12.205cm" svg:y2="9.232cm">
          <text:p/>
        </draw:line>
        <draw:line draw:style-name="gr97" draw:layer="layout" svg:x1="12.128cm" svg:y1="9.309cm" svg:x2="12.282cm" svg:y2="9.309cm">
          <text:p/>
        </draw:line>
        <draw:line draw:style-name="gr97" draw:layer="layout" svg:x1="12.205cm" svg:y1="9.076cm" svg:x2="12.205cm" svg:y2="8.923cm">
          <text:p/>
        </draw:line>
        <draw:line draw:style-name="gr97" draw:layer="layout" svg:x1="12.128cm" svg:y1="9cm" svg:x2="12.282cm" svg:y2="9cm">
          <text:p/>
        </draw:line>
        <draw:line draw:style-name="gr97" draw:layer="layout" svg:x1="12.205cm" svg:y1="8.967cm" svg:x2="12.205cm" svg:y2="8.813cm">
          <text:p/>
        </draw:line>
        <draw:line draw:style-name="gr97" draw:layer="layout" svg:x1="12.128cm" svg:y1="8.89cm" svg:x2="12.282cm" svg:y2="8.89cm">
          <text:p/>
        </draw:line>
        <draw:line draw:style-name="gr97" draw:layer="layout" svg:x1="12.205cm" svg:y1="8.901cm" svg:x2="12.205cm" svg:y2="8.748cm">
          <text:p/>
        </draw:line>
        <draw:line draw:style-name="gr97" draw:layer="layout" svg:x1="12.128cm" svg:y1="8.824cm" svg:x2="12.282cm" svg:y2="8.824cm">
          <text:p/>
        </draw:line>
        <draw:line draw:style-name="gr97" draw:layer="layout" svg:x1="12.205cm" svg:y1="8.879cm" svg:x2="12.205cm" svg:y2="8.726cm">
          <text:p/>
        </draw:line>
        <draw:line draw:style-name="gr97" draw:layer="layout" svg:x1="12.128cm" svg:y1="8.803cm" svg:x2="12.282cm" svg:y2="8.803cm">
          <text:p/>
        </draw:line>
        <draw:line draw:style-name="gr97" draw:layer="layout" svg:x1="12.205cm" svg:y1="8.857cm" svg:x2="12.205cm" svg:y2="8.704cm">
          <text:p/>
        </draw:line>
        <draw:line draw:style-name="gr97" draw:layer="layout" svg:x1="12.128cm" svg:y1="8.781cm" svg:x2="12.282cm" svg:y2="8.781cm">
          <text:p/>
        </draw:line>
        <draw:line draw:style-name="gr97" draw:layer="layout" svg:x1="12.205cm" svg:y1="8.813cm" svg:x2="12.205cm" svg:y2="8.66cm">
          <text:p/>
        </draw:line>
        <draw:line draw:style-name="gr97" draw:layer="layout" svg:x1="12.128cm" svg:y1="8.737cm" svg:x2="12.282cm" svg:y2="8.737cm">
          <text:p/>
        </draw:line>
        <draw:line draw:style-name="gr97" draw:layer="layout" svg:x1="12.205cm" svg:y1="8.792cm" svg:x2="12.205cm" svg:y2="8.638cm">
          <text:p/>
        </draw:line>
        <draw:line draw:style-name="gr97" draw:layer="layout" svg:x1="12.128cm" svg:y1="8.715cm" svg:x2="12.282cm" svg:y2="8.715cm">
          <text:p/>
        </draw:line>
        <draw:line draw:style-name="gr97" draw:layer="layout" svg:x1="12.205cm" svg:y1="8.723cm" svg:x2="12.205cm" svg:y2="8.57cm">
          <text:p/>
        </draw:line>
        <draw:line draw:style-name="gr97" draw:layer="layout" svg:x1="12.128cm" svg:y1="8.647cm" svg:x2="12.282cm" svg:y2="8.647cm">
          <text:p/>
        </draw:line>
        <draw:line draw:style-name="gr97" draw:layer="layout" svg:x1="12.205cm" svg:y1="8.461cm" svg:x2="12.205cm" svg:y2="8.307cm">
          <text:p/>
        </draw:line>
        <draw:line draw:style-name="gr97" draw:layer="layout" svg:x1="12.128cm" svg:y1="8.384cm" svg:x2="12.282cm" svg:y2="8.384cm">
          <text:p/>
        </draw:line>
        <draw:line draw:style-name="gr97" draw:layer="layout" svg:x1="12.205cm" svg:y1="7.998cm" svg:x2="12.205cm" svg:y2="7.845cm">
          <text:p/>
        </draw:line>
        <draw:line draw:style-name="gr97" draw:layer="layout" svg:x1="12.128cm" svg:y1="7.921cm" svg:x2="12.282cm" svg:y2="7.921cm">
          <text:p/>
        </draw:line>
        <draw:line draw:style-name="gr97" draw:layer="layout" svg:x1="12.205cm" svg:y1="7.58cm" svg:x2="12.205cm" svg:y2="7.426cm">
          <text:p/>
        </draw:line>
        <draw:line draw:style-name="gr97" draw:layer="layout" svg:x1="12.128cm" svg:y1="7.503cm" svg:x2="12.282cm" svg:y2="7.503cm">
          <text:p/>
        </draw:line>
        <draw:line draw:style-name="gr97" draw:layer="layout" svg:x1="12.205cm" svg:y1="7.139cm" svg:x2="12.205cm" svg:y2="6.986cm">
          <text:p/>
        </draw:line>
        <draw:line draw:style-name="gr97" draw:layer="layout" svg:x1="12.128cm" svg:y1="7.062cm" svg:x2="12.282cm" svg:y2="7.062cm">
          <text:p/>
        </draw:line>
        <draw:line draw:style-name="gr97" draw:layer="layout" svg:x1="12.205cm" svg:y1="7.095cm" svg:x2="12.205cm" svg:y2="6.942cm">
          <text:p/>
        </draw:line>
        <draw:line draw:style-name="gr97" draw:layer="layout" svg:x1="12.128cm" svg:y1="7.019cm" svg:x2="12.282cm" svg:y2="7.019cm">
          <text:p/>
        </draw:line>
        <draw:line draw:style-name="gr97" draw:layer="layout" svg:x1="12.205cm" svg:y1="6.346cm" svg:x2="12.205cm" svg:y2="6.192cm">
          <text:p/>
        </draw:line>
        <draw:line draw:style-name="gr97" draw:layer="layout" svg:x1="12.128cm" svg:y1="6.269cm" svg:x2="12.282cm" svg:y2="6.269cm">
          <text:p/>
        </draw:line>
        <draw:line draw:style-name="gr97" draw:layer="layout" svg:x1="12.205cm" svg:y1="6.146cm" svg:x2="12.205cm" svg:y2="5.993cm">
          <text:p/>
        </draw:line>
        <draw:line draw:style-name="gr97" draw:layer="layout" svg:x1="12.128cm" svg:y1="6.069cm" svg:x2="12.282cm" svg:y2="6.069cm">
          <text:p/>
        </draw:line>
        <draw:line draw:style-name="gr97" draw:layer="layout" svg:x1="12.205cm" svg:y1="6.015cm" svg:x2="12.205cm" svg:y2="5.861cm">
          <text:p/>
        </draw:line>
        <draw:line draw:style-name="gr97" draw:layer="layout" svg:x1="12.128cm" svg:y1="5.938cm" svg:x2="12.282cm" svg:y2="5.938cm">
          <text:p/>
        </draw:line>
        <draw:line draw:style-name="gr97" draw:layer="layout" svg:x1="12.205cm" svg:y1="5.815cm" svg:x2="12.205cm" svg:y2="5.662cm">
          <text:p/>
        </draw:line>
        <draw:line draw:style-name="gr97" draw:layer="layout" svg:x1="12.128cm" svg:y1="5.738cm" svg:x2="12.282cm" svg:y2="5.738cm">
          <text:p/>
        </draw:line>
        <draw:line draw:style-name="gr97" draw:layer="layout" svg:x1="12.205cm" svg:y1="5.156cm" svg:x2="12.205cm" svg:y2="5.002cm">
          <text:p/>
        </draw:line>
        <draw:line draw:style-name="gr97" draw:layer="layout" svg:x1="12.128cm" svg:y1="5.079cm" svg:x2="12.282cm" svg:y2="5.079cm">
          <text:p/>
        </draw:line>
        <draw:line draw:style-name="gr97" draw:layer="layout" svg:x1="12.205cm" svg:y1="4.693cm" svg:x2="12.205cm" svg:y2="4.54cm">
          <text:p/>
        </draw:line>
        <draw:line draw:style-name="gr97" draw:layer="layout" svg:x1="12.128cm" svg:y1="4.616cm" svg:x2="12.282cm" svg:y2="4.616cm">
          <text:p/>
        </draw:line>
        <draw:line draw:style-name="gr97" draw:layer="layout" svg:x1="12.205cm" svg:y1="4.228cm" svg:x2="12.205cm" svg:y2="4.075cm">
          <text:p/>
        </draw:line>
        <draw:line draw:style-name="gr97" draw:layer="layout" svg:x1="12.128cm" svg:y1="4.152cm" svg:x2="12.282cm" svg:y2="4.152cm">
          <text:p/>
        </draw:line>
        <draw:line draw:style-name="gr97" draw:layer="layout" svg:x1="12.205cm" svg:y1="3.9cm" svg:x2="12.205cm" svg:y2="3.746cm">
          <text:p/>
        </draw:line>
        <draw:line draw:style-name="gr97" draw:layer="layout" svg:x1="12.128cm" svg:y1="3.823cm" svg:x2="12.282cm" svg:y2="3.823cm">
          <text:p/>
        </draw:line>
        <draw:line draw:style-name="gr97" draw:layer="layout" svg:x1="12.205cm" svg:y1="3.766cm" svg:x2="12.205cm" svg:y2="3.613cm">
          <text:p/>
        </draw:line>
        <draw:line draw:style-name="gr97" draw:layer="layout" svg:x1="12.128cm" svg:y1="3.689cm" svg:x2="12.282cm" svg:y2="3.689cm">
          <text:p/>
        </draw:line>
        <draw:line draw:style-name="gr97" draw:layer="layout" svg:x1="12.205cm" svg:y1="3.325cm" svg:x2="12.205cm" svg:y2="3.172cm">
          <text:p/>
        </draw:line>
        <draw:line draw:style-name="gr97" draw:layer="layout" svg:x1="12.128cm" svg:y1="3.249cm" svg:x2="12.282cm" svg:y2="3.249cm">
          <text:p/>
        </draw:line>
        <draw:line draw:style-name="gr97" draw:layer="layout" svg:x1="12.205cm" svg:y1="3.019cm" svg:x2="12.205cm" svg:y2="2.865cm">
          <text:p/>
        </draw:line>
        <draw:line draw:style-name="gr97" draw:layer="layout" svg:x1="12.128cm" svg:y1="2.942cm" svg:x2="12.282cm" svg:y2="2.942cm">
          <text:p/>
        </draw:line>
        <draw:line draw:style-name="gr97" draw:layer="layout" svg:x1="12.234cm" svg:y1="9.935cm" svg:x2="12.234cm" svg:y2="9.782cm">
          <text:p/>
        </draw:line>
        <draw:line draw:style-name="gr97" draw:layer="layout" svg:x1="12.157cm" svg:y1="9.859cm" svg:x2="12.311cm" svg:y2="9.859cm">
          <text:p/>
        </draw:line>
        <draw:line draw:style-name="gr97" draw:layer="layout" svg:x1="12.234cm" svg:y1="9.782cm" svg:x2="12.234cm" svg:y2="9.629cm">
          <text:p/>
        </draw:line>
        <draw:line draw:style-name="gr97" draw:layer="layout" svg:x1="12.157cm" svg:y1="9.705cm" svg:x2="12.311cm" svg:y2="9.705cm">
          <text:p/>
        </draw:line>
        <draw:line draw:style-name="gr97" draw:layer="layout" svg:x1="12.234cm" svg:y1="9.716cm" svg:x2="12.234cm" svg:y2="9.563cm">
          <text:p/>
        </draw:line>
        <draw:line draw:style-name="gr97" draw:layer="layout" svg:x1="12.157cm" svg:y1="9.64cm" svg:x2="12.311cm" svg:y2="9.64cm">
          <text:p/>
        </draw:line>
        <draw:line draw:style-name="gr97" draw:layer="layout" svg:x1="12.234cm" svg:y1="9.32cm" svg:x2="12.234cm" svg:y2="9.166cm">
          <text:p/>
        </draw:line>
        <draw:line draw:style-name="gr97" draw:layer="layout" svg:x1="12.157cm" svg:y1="9.243cm" svg:x2="12.311cm" svg:y2="9.243cm">
          <text:p/>
        </draw:line>
        <draw:line draw:style-name="gr97" draw:layer="layout" svg:x1="12.234cm" svg:y1="9.054cm" svg:x2="12.234cm" svg:y2="8.901cm">
          <text:p/>
        </draw:line>
        <draw:line draw:style-name="gr97" draw:layer="layout" svg:x1="12.157cm" svg:y1="8.978cm" svg:x2="12.311cm" svg:y2="8.978cm">
          <text:p/>
        </draw:line>
        <draw:line draw:style-name="gr97" draw:layer="layout" svg:x1="12.234cm" svg:y1="9.033cm" svg:x2="12.234cm" svg:y2="8.879cm">
          <text:p/>
        </draw:line>
        <draw:line draw:style-name="gr97" draw:layer="layout" svg:x1="12.157cm" svg:y1="8.956cm" svg:x2="12.311cm" svg:y2="8.956cm">
          <text:p/>
        </draw:line>
        <draw:line draw:style-name="gr97" draw:layer="layout" svg:x1="12.234cm" svg:y1="8.989cm" svg:x2="12.234cm" svg:y2="8.835cm">
          <text:p/>
        </draw:line>
        <draw:line draw:style-name="gr97" draw:layer="layout" svg:x1="12.157cm" svg:y1="8.912cm" svg:x2="12.311cm" svg:y2="8.912cm">
          <text:p/>
        </draw:line>
        <draw:line draw:style-name="gr97" draw:layer="layout" svg:x1="12.234cm" svg:y1="8.042cm" svg:x2="12.234cm" svg:y2="7.889cm">
          <text:p/>
        </draw:line>
        <draw:line draw:style-name="gr97" draw:layer="layout" svg:x1="12.157cm" svg:y1="7.965cm" svg:x2="12.311cm" svg:y2="7.965cm">
          <text:p/>
        </draw:line>
        <draw:line draw:style-name="gr97" draw:layer="layout" svg:x1="12.234cm" svg:y1="7.976cm" svg:x2="12.234cm" svg:y2="7.823cm">
          <text:p/>
        </draw:line>
        <draw:line draw:style-name="gr97" draw:layer="layout" svg:x1="12.157cm" svg:y1="7.9cm" svg:x2="12.311cm" svg:y2="7.9cm">
          <text:p/>
        </draw:line>
        <draw:line draw:style-name="gr97" draw:layer="layout" svg:x1="12.234cm" svg:y1="7.183cm" svg:x2="12.234cm" svg:y2="7.03cm">
          <text:p/>
        </draw:line>
        <draw:line draw:style-name="gr97" draw:layer="layout" svg:x1="12.157cm" svg:y1="7.106cm" svg:x2="12.311cm" svg:y2="7.106cm">
          <text:p/>
        </draw:line>
        <draw:line draw:style-name="gr97" draw:layer="layout" svg:x1="12.234cm" svg:y1="7.139cm" svg:x2="12.234cm" svg:y2="6.986cm">
          <text:p/>
        </draw:line>
        <draw:line draw:style-name="gr97" draw:layer="layout" svg:x1="12.157cm" svg:y1="7.062cm" svg:x2="12.311cm" svg:y2="7.062cm">
          <text:p/>
        </draw:line>
        <draw:line draw:style-name="gr97" draw:layer="layout" svg:x1="12.234cm" svg:y1="6.896cm" svg:x2="12.234cm" svg:y2="6.742cm">
          <text:p/>
        </draw:line>
        <draw:line draw:style-name="gr97" draw:layer="layout" svg:x1="12.157cm" svg:y1="6.819cm" svg:x2="12.311cm" svg:y2="6.819cm">
          <text:p/>
        </draw:line>
        <draw:line draw:style-name="gr97" draw:layer="layout" svg:x1="12.234cm" svg:y1="6.477cm" svg:x2="12.234cm" svg:y2="6.324cm">
          <text:p/>
        </draw:line>
        <draw:line draw:style-name="gr97" draw:layer="layout" svg:x1="12.157cm" svg:y1="6.4cm" svg:x2="12.311cm" svg:y2="6.4cm">
          <text:p/>
        </draw:line>
        <draw:line draw:style-name="gr97" draw:layer="layout" svg:x1="12.234cm" svg:y1="6.368cm" svg:x2="12.234cm" svg:y2="6.214cm">
          <text:p/>
        </draw:line>
        <draw:line draw:style-name="gr97" draw:layer="layout" svg:x1="12.157cm" svg:y1="6.291cm" svg:x2="12.311cm" svg:y2="6.291cm">
          <text:p/>
        </draw:line>
        <draw:line draw:style-name="gr97" draw:layer="layout" svg:x1="12.234cm" svg:y1="6.28cm" svg:x2="12.234cm" svg:y2="6.127cm">
          <text:p/>
        </draw:line>
        <draw:line draw:style-name="gr97" draw:layer="layout" svg:x1="12.157cm" svg:y1="6.203cm" svg:x2="12.311cm" svg:y2="6.203cm">
          <text:p/>
        </draw:line>
        <draw:line draw:style-name="gr97" draw:layer="layout" svg:x1="12.234cm" svg:y1="6.19cm" svg:x2="12.234cm" svg:y2="6.037cm">
          <text:p/>
        </draw:line>
        <draw:line draw:style-name="gr97" draw:layer="layout" svg:x1="12.157cm" svg:y1="6.113cm" svg:x2="12.311cm" svg:y2="6.113cm">
          <text:p/>
        </draw:line>
        <draw:line draw:style-name="gr97" draw:layer="layout" svg:x1="12.234cm" svg:y1="6.015cm" svg:x2="12.234cm" svg:y2="5.861cm">
          <text:p/>
        </draw:line>
        <draw:line draw:style-name="gr97" draw:layer="layout" svg:x1="12.157cm" svg:y1="5.938cm" svg:x2="12.311cm" svg:y2="5.938cm">
          <text:p/>
        </draw:line>
        <draw:line draw:style-name="gr97" draw:layer="layout" svg:x1="12.234cm" svg:y1="5.418cm" svg:x2="12.234cm" svg:y2="5.265cm">
          <text:p/>
        </draw:line>
        <draw:line draw:style-name="gr97" draw:layer="layout" svg:x1="12.157cm" svg:y1="5.342cm" svg:x2="12.311cm" svg:y2="5.342cm">
          <text:p/>
        </draw:line>
        <draw:line draw:style-name="gr97" draw:layer="layout" svg:x1="12.234cm" svg:y1="5.353cm" svg:x2="12.234cm" svg:y2="5.199cm">
          <text:p/>
        </draw:line>
        <draw:line draw:style-name="gr97" draw:layer="layout" svg:x1="12.157cm" svg:y1="5.276cm" svg:x2="12.311cm" svg:y2="5.276cm">
          <text:p/>
        </draw:line>
        <draw:line draw:style-name="gr97" draw:layer="layout" svg:x1="12.234cm" svg:y1="5.199cm" svg:x2="12.234cm" svg:y2="5.046cm">
          <text:p/>
        </draw:line>
        <draw:line draw:style-name="gr97" draw:layer="layout" svg:x1="12.157cm" svg:y1="5.123cm" svg:x2="12.311cm" svg:y2="5.123cm">
          <text:p/>
        </draw:line>
        <draw:line draw:style-name="gr97" draw:layer="layout" svg:x1="12.234cm" svg:y1="4.978cm" svg:x2="12.234cm" svg:y2="4.825cm">
          <text:p/>
        </draw:line>
        <draw:line draw:style-name="gr97" draw:layer="layout" svg:x1="12.157cm" svg:y1="4.901cm" svg:x2="12.311cm" svg:y2="4.901cm">
          <text:p/>
        </draw:line>
        <draw:line draw:style-name="gr97" draw:layer="layout" svg:x1="12.234cm" svg:y1="4.956cm" svg:x2="12.234cm" svg:y2="4.803cm">
          <text:p/>
        </draw:line>
        <draw:line draw:style-name="gr97" draw:layer="layout" svg:x1="12.157cm" svg:y1="4.879cm" svg:x2="12.311cm" svg:y2="4.879cm">
          <text:p/>
        </draw:line>
        <draw:line draw:style-name="gr97" draw:layer="layout" svg:x1="12.234cm" svg:y1="4.494cm" svg:x2="12.234cm" svg:y2="4.34cm">
          <text:p/>
        </draw:line>
        <draw:line draw:style-name="gr97" draw:layer="layout" svg:x1="12.157cm" svg:y1="4.417cm" svg:x2="12.311cm" svg:y2="4.417cm">
          <text:p/>
        </draw:line>
        <draw:line draw:style-name="gr97" draw:layer="layout" svg:x1="12.234cm" svg:y1="3.547cm" svg:x2="12.234cm" svg:y2="3.394cm">
          <text:p/>
        </draw:line>
        <draw:line draw:style-name="gr97" draw:layer="layout" svg:x1="12.157cm" svg:y1="3.47cm" svg:x2="12.311cm" svg:y2="3.47cm">
          <text:p/>
        </draw:line>
        <draw:line draw:style-name="gr97" draw:layer="layout" svg:x1="12.234cm" svg:y1="3.347cm" svg:x2="12.234cm" svg:y2="3.194cm">
          <text:p/>
        </draw:line>
        <draw:line draw:style-name="gr97" draw:layer="layout" svg:x1="12.157cm" svg:y1="3.271cm" svg:x2="12.311cm" svg:y2="3.271cm">
          <text:p/>
        </draw:line>
        <draw:line draw:style-name="gr97" draw:layer="layout" svg:x1="12.266cm" svg:y1="11.281cm" svg:x2="12.266cm" svg:y2="11.128cm">
          <text:p/>
        </draw:line>
        <draw:line draw:style-name="gr97" draw:layer="layout" svg:x1="12.189cm" svg:y1="11.205cm" svg:x2="12.342cm" svg:y2="11.205cm">
          <text:p/>
        </draw:line>
        <draw:line draw:style-name="gr97" draw:layer="layout" svg:x1="12.266cm" svg:y1="10.619cm" svg:x2="12.266cm" svg:y2="10.466cm">
          <text:p/>
        </draw:line>
        <draw:line draw:style-name="gr97" draw:layer="layout" svg:x1="12.189cm" svg:y1="10.543cm" svg:x2="12.342cm" svg:y2="10.543cm">
          <text:p/>
        </draw:line>
        <draw:line draw:style-name="gr97" draw:layer="layout" svg:x1="12.266cm" svg:y1="10.157cm" svg:x2="12.266cm" svg:y2="10.004cm">
          <text:p/>
        </draw:line>
        <draw:line draw:style-name="gr97" draw:layer="layout" svg:x1="12.189cm" svg:y1="10.08cm" svg:x2="12.342cm" svg:y2="10.08cm">
          <text:p/>
        </draw:line>
        <draw:line draw:style-name="gr97" draw:layer="layout" svg:x1="12.266cm" svg:y1="9.982cm" svg:x2="12.266cm" svg:y2="9.828cm">
          <text:p/>
        </draw:line>
        <draw:line draw:style-name="gr97" draw:layer="layout" svg:x1="12.189cm" svg:y1="9.905cm" svg:x2="12.342cm" svg:y2="9.905cm">
          <text:p/>
        </draw:line>
        <draw:line draw:style-name="gr97" draw:layer="layout" svg:x1="12.266cm" svg:y1="9.694cm" svg:x2="12.266cm" svg:y2="9.541cm">
          <text:p/>
        </draw:line>
        <draw:line draw:style-name="gr97" draw:layer="layout" svg:x1="12.189cm" svg:y1="9.618cm" svg:x2="12.342cm" svg:y2="9.618cm">
          <text:p/>
        </draw:line>
        <draw:line draw:style-name="gr97" draw:layer="layout" svg:x1="12.266cm" svg:y1="9.585cm" svg:x2="12.266cm" svg:y2="9.432cm">
          <text:p/>
        </draw:line>
        <draw:line draw:style-name="gr97" draw:layer="layout" svg:x1="12.189cm" svg:y1="9.508cm" svg:x2="12.342cm" svg:y2="9.508cm">
          <text:p/>
        </draw:line>
        <draw:line draw:style-name="gr97" draw:layer="layout" svg:x1="12.266cm" svg:y1="9.363cm" svg:x2="12.266cm" svg:y2="9.21cm">
          <text:p/>
        </draw:line>
        <draw:line draw:style-name="gr97" draw:layer="layout" svg:x1="12.189cm" svg:y1="9.287cm" svg:x2="12.342cm" svg:y2="9.287cm">
          <text:p/>
        </draw:line>
        <draw:line draw:style-name="gr97" draw:layer="layout" svg:x1="12.266cm" svg:y1="9.232cm" svg:x2="12.266cm" svg:y2="9.079cm">
          <text:p/>
        </draw:line>
        <draw:line draw:style-name="gr97" draw:layer="layout" svg:x1="12.189cm" svg:y1="9.155cm" svg:x2="12.342cm" svg:y2="9.155cm">
          <text:p/>
        </draw:line>
        <draw:line draw:style-name="gr97" draw:layer="layout" svg:x1="12.266cm" svg:y1="9.076cm" svg:x2="12.266cm" svg:y2="8.923cm">
          <text:p/>
        </draw:line>
        <draw:line draw:style-name="gr97" draw:layer="layout" svg:x1="12.189cm" svg:y1="9cm" svg:x2="12.342cm" svg:y2="9cm">
          <text:p/>
        </draw:line>
        <draw:line draw:style-name="gr97" draw:layer="layout" svg:x1="12.266cm" svg:y1="8.239cm" svg:x2="12.266cm" svg:y2="8.086cm">
          <text:p/>
        </draw:line>
        <draw:line draw:style-name="gr97" draw:layer="layout" svg:x1="12.189cm" svg:y1="8.162cm" svg:x2="12.342cm" svg:y2="8.162cm">
          <text:p/>
        </draw:line>
        <draw:line draw:style-name="gr97" draw:layer="layout" svg:x1="12.266cm" svg:y1="8.151cm" svg:x2="12.266cm" svg:y2="7.998cm">
          <text:p/>
        </draw:line>
        <draw:line draw:style-name="gr97" draw:layer="layout" svg:x1="12.189cm" svg:y1="8.075cm" svg:x2="12.342cm" svg:y2="8.075cm">
          <text:p/>
        </draw:line>
        <draw:line draw:style-name="gr97" draw:layer="layout" svg:x1="12.266cm" svg:y1="7.82cm" svg:x2="12.266cm" svg:y2="7.667cm">
          <text:p/>
        </draw:line>
        <draw:line draw:style-name="gr97" draw:layer="layout" svg:x1="12.189cm" svg:y1="7.744cm" svg:x2="12.342cm" svg:y2="7.744cm">
          <text:p/>
        </draw:line>
        <draw:line draw:style-name="gr97" draw:layer="layout" svg:x1="12.266cm" svg:y1="7.711cm" svg:x2="12.266cm" svg:y2="7.558cm">
          <text:p/>
        </draw:line>
        <draw:line draw:style-name="gr97" draw:layer="layout" svg:x1="12.189cm" svg:y1="7.634cm" svg:x2="12.342cm" svg:y2="7.634cm">
          <text:p/>
        </draw:line>
        <draw:line draw:style-name="gr97" draw:layer="layout" svg:x1="12.266cm" svg:y1="7.49cm" svg:x2="12.266cm" svg:y2="7.336cm">
          <text:p/>
        </draw:line>
        <draw:line draw:style-name="gr97" draw:layer="layout" svg:x1="12.189cm" svg:y1="7.413cm" svg:x2="12.342cm" svg:y2="7.413cm">
          <text:p/>
        </draw:line>
        <draw:line draw:style-name="gr97" draw:layer="layout" svg:x1="12.266cm" svg:y1="7.249cm" svg:x2="12.266cm" svg:y2="7.095cm">
          <text:p/>
        </draw:line>
        <draw:line draw:style-name="gr97" draw:layer="layout" svg:x1="12.189cm" svg:y1="7.172cm" svg:x2="12.342cm" svg:y2="7.172cm">
          <text:p/>
        </draw:line>
        <draw:line draw:style-name="gr97" draw:layer="layout" svg:x1="12.266cm" svg:y1="6.874cm" svg:x2="12.266cm" svg:y2="6.72cm">
          <text:p/>
        </draw:line>
        <draw:line draw:style-name="gr97" draw:layer="layout" svg:x1="12.189cm" svg:y1="6.797cm" svg:x2="12.342cm" svg:y2="6.797cm">
          <text:p/>
        </draw:line>
        <draw:line draw:style-name="gr97" draw:layer="layout" svg:x1="12.266cm" svg:y1="6.764cm" svg:x2="12.266cm" svg:y2="6.611cm">
          <text:p/>
        </draw:line>
        <draw:line draw:style-name="gr97" draw:layer="layout" svg:x1="12.189cm" svg:y1="6.688cm" svg:x2="12.342cm" svg:y2="6.688cm">
          <text:p/>
        </draw:line>
        <draw:line draw:style-name="gr97" draw:layer="layout" svg:x1="12.266cm" svg:y1="6.608cm" svg:x2="12.266cm" svg:y2="6.455cm">
          <text:p/>
        </draw:line>
        <draw:line draw:style-name="gr97" draw:layer="layout" svg:x1="12.189cm" svg:y1="6.532cm" svg:x2="12.342cm" svg:y2="6.532cm">
          <text:p/>
        </draw:line>
        <draw:line draw:style-name="gr97" draw:layer="layout" svg:x1="12.266cm" svg:y1="6.587cm" svg:x2="12.266cm" svg:y2="6.433cm">
          <text:p/>
        </draw:line>
        <draw:line draw:style-name="gr97" draw:layer="layout" svg:x1="12.189cm" svg:y1="6.51cm" svg:x2="12.342cm" svg:y2="6.51cm">
          <text:p/>
        </draw:line>
        <draw:line draw:style-name="gr97" draw:layer="layout" svg:x1="12.266cm" svg:y1="6.302cm" svg:x2="12.266cm" svg:y2="6.148cm">
          <text:p/>
        </draw:line>
        <draw:line draw:style-name="gr97" draw:layer="layout" svg:x1="12.189cm" svg:y1="6.225cm" svg:x2="12.342cm" svg:y2="6.225cm">
          <text:p/>
        </draw:line>
        <draw:line draw:style-name="gr97" draw:layer="layout" svg:x1="12.266cm" svg:y1="5.883cm" svg:x2="12.266cm" svg:y2="5.73cm">
          <text:p/>
        </draw:line>
        <draw:line draw:style-name="gr97" draw:layer="layout" svg:x1="12.189cm" svg:y1="5.807cm" svg:x2="12.342cm" svg:y2="5.807cm">
          <text:p/>
        </draw:line>
        <draw:line draw:style-name="gr97" draw:layer="layout" svg:x1="12.266cm" svg:y1="5.596cm" svg:x2="12.266cm" svg:y2="5.443cm">
          <text:p/>
        </draw:line>
        <draw:line draw:style-name="gr97" draw:layer="layout" svg:x1="12.189cm" svg:y1="5.519cm" svg:x2="12.342cm" svg:y2="5.519cm">
          <text:p/>
        </draw:line>
        <draw:line draw:style-name="gr97" draw:layer="layout" svg:x1="12.266cm" svg:y1="4.693cm" svg:x2="12.266cm" svg:y2="4.54cm">
          <text:p/>
        </draw:line>
        <draw:line draw:style-name="gr97" draw:layer="layout" svg:x1="12.189cm" svg:y1="4.616cm" svg:x2="12.342cm" svg:y2="4.616cm">
          <text:p/>
        </draw:line>
        <draw:line draw:style-name="gr97" draw:layer="layout" svg:x1="12.266cm" svg:y1="4.649cm" svg:x2="12.266cm" svg:y2="4.496cm">
          <text:p/>
        </draw:line>
        <draw:line draw:style-name="gr97" draw:layer="layout" svg:x1="12.189cm" svg:y1="4.573cm" svg:x2="12.342cm" svg:y2="4.573cm">
          <text:p/>
        </draw:line>
        <draw:line draw:style-name="gr97" draw:layer="layout" svg:x1="12.266cm" svg:y1="4.406cm" svg:x2="12.266cm" svg:y2="4.253cm">
          <text:p/>
        </draw:line>
        <draw:line draw:style-name="gr97" draw:layer="layout" svg:x1="12.189cm" svg:y1="4.329cm" svg:x2="12.342cm" svg:y2="4.329cm">
          <text:p/>
        </draw:line>
        <draw:line draw:style-name="gr97" draw:layer="layout" svg:x1="12.266cm" svg:y1="4.031cm" svg:x2="12.266cm" svg:y2="3.878cm">
          <text:p/>
        </draw:line>
        <draw:line draw:style-name="gr97" draw:layer="layout" svg:x1="12.189cm" svg:y1="3.954cm" svg:x2="12.342cm" svg:y2="3.954cm">
          <text:p/>
        </draw:line>
        <draw:line draw:style-name="gr97" draw:layer="layout" svg:x1="12.266cm" svg:y1="3.678cm" svg:x2="12.266cm" svg:y2="3.525cm">
          <text:p/>
        </draw:line>
        <draw:line draw:style-name="gr97" draw:layer="layout" svg:x1="12.189cm" svg:y1="3.602cm" svg:x2="12.342cm" svg:y2="3.602cm">
          <text:p/>
        </draw:line>
        <draw:line draw:style-name="gr97" draw:layer="layout" svg:x1="12.295cm" svg:y1="11.941cm" svg:x2="12.295cm" svg:y2="11.787cm">
          <text:p/>
        </draw:line>
        <draw:line draw:style-name="gr97" draw:layer="layout" svg:x1="12.218cm" svg:y1="11.864cm" svg:x2="12.372cm" svg:y2="11.864cm">
          <text:p/>
        </draw:line>
        <draw:line draw:style-name="gr97" draw:layer="layout" svg:x1="12.295cm" svg:y1="11.897cm" svg:x2="12.295cm" svg:y2="11.744cm">
          <text:p/>
        </draw:line>
        <draw:line draw:style-name="gr97" draw:layer="layout" svg:x1="12.218cm" svg:y1="11.82cm" svg:x2="12.372cm" svg:y2="11.82cm">
          <text:p/>
        </draw:line>
        <draw:line draw:style-name="gr97" draw:layer="layout" svg:x1="12.295cm" svg:y1="11.612cm" svg:x2="12.295cm" svg:y2="11.459cm">
          <text:p/>
        </draw:line>
        <draw:line draw:style-name="gr97" draw:layer="layout" svg:x1="12.218cm" svg:y1="11.536cm" svg:x2="12.372cm" svg:y2="11.536cm">
          <text:p/>
        </draw:line>
        <draw:line draw:style-name="gr97" draw:layer="layout" svg:x1="12.295cm" svg:y1="10.972cm" svg:x2="12.295cm" svg:y2="10.819cm">
          <text:p/>
        </draw:line>
        <draw:line draw:style-name="gr97" draw:layer="layout" svg:x1="12.218cm" svg:y1="10.896cm" svg:x2="12.372cm" svg:y2="10.896cm">
          <text:p/>
        </draw:line>
        <draw:line draw:style-name="gr97" draw:layer="layout" svg:x1="12.295cm" svg:y1="10.95cm" svg:x2="12.295cm" svg:y2="10.797cm">
          <text:p/>
        </draw:line>
        <draw:line draw:style-name="gr97" draw:layer="layout" svg:x1="12.218cm" svg:y1="10.874cm" svg:x2="12.372cm" svg:y2="10.874cm">
          <text:p/>
        </draw:line>
        <draw:line draw:style-name="gr97" draw:layer="layout" svg:x1="12.295cm" svg:y1="10.663cm" svg:x2="12.295cm" svg:y2="10.51cm">
          <text:p/>
        </draw:line>
        <draw:line draw:style-name="gr97" draw:layer="layout" svg:x1="12.218cm" svg:y1="10.586cm" svg:x2="12.372cm" svg:y2="10.586cm">
          <text:p/>
        </draw:line>
        <draw:line draw:style-name="gr97" draw:layer="layout" svg:x1="12.295cm" svg:y1="10.466cm" svg:x2="12.295cm" svg:y2="10.313cm">
          <text:p/>
        </draw:line>
        <draw:line draw:style-name="gr97" draw:layer="layout" svg:x1="12.218cm" svg:y1="10.389cm" svg:x2="12.372cm" svg:y2="10.389cm">
          <text:p/>
        </draw:line>
        <draw:line draw:style-name="gr97" draw:layer="layout" svg:x1="12.295cm" svg:y1="10.266cm" svg:x2="12.295cm" svg:y2="10.113cm">
          <text:p/>
        </draw:line>
        <draw:line draw:style-name="gr97" draw:layer="layout" svg:x1="12.218cm" svg:y1="10.19cm" svg:x2="12.372cm" svg:y2="10.19cm">
          <text:p/>
        </draw:line>
        <draw:line draw:style-name="gr97" draw:layer="layout" svg:x1="12.295cm" svg:y1="9.935cm" svg:x2="12.295cm" svg:y2="9.782cm">
          <text:p/>
        </draw:line>
        <draw:line draw:style-name="gr97" draw:layer="layout" svg:x1="12.218cm" svg:y1="9.859cm" svg:x2="12.372cm" svg:y2="9.859cm">
          <text:p/>
        </draw:line>
        <draw:line draw:style-name="gr97" draw:layer="layout" svg:x1="12.295cm" svg:y1="8.967cm" svg:x2="12.295cm" svg:y2="8.813cm">
          <text:p/>
        </draw:line>
        <draw:line draw:style-name="gr97" draw:layer="layout" svg:x1="12.218cm" svg:y1="8.89cm" svg:x2="12.372cm" svg:y2="8.89cm">
          <text:p/>
        </draw:line>
        <draw:line draw:style-name="gr97" draw:layer="layout" svg:x1="12.295cm" svg:y1="8.702cm" svg:x2="12.295cm" svg:y2="8.548cm">
          <text:p/>
        </draw:line>
        <draw:line draw:style-name="gr97" draw:layer="layout" svg:x1="12.218cm" svg:y1="8.625cm" svg:x2="12.372cm" svg:y2="8.625cm">
          <text:p/>
        </draw:line>
        <draw:line draw:style-name="gr97" draw:layer="layout" svg:x1="12.295cm" svg:y1="7.117cm" svg:x2="12.295cm" svg:y2="6.964cm">
          <text:p/>
        </draw:line>
        <draw:line draw:style-name="gr97" draw:layer="layout" svg:x1="12.218cm" svg:y1="7.04cm" svg:x2="12.372cm" svg:y2="7.04cm">
          <text:p/>
        </draw:line>
        <draw:line draw:style-name="gr97" draw:layer="layout" svg:x1="12.295cm" svg:y1="7.027cm" svg:x2="12.295cm" svg:y2="6.874cm">
          <text:p/>
        </draw:line>
        <draw:line draw:style-name="gr97" draw:layer="layout" svg:x1="12.218cm" svg:y1="6.95cm" svg:x2="12.372cm" svg:y2="6.95cm">
          <text:p/>
        </draw:line>
        <draw:line draw:style-name="gr97" draw:layer="layout" svg:x1="12.295cm" svg:y1="6.674cm" svg:x2="12.295cm" svg:y2="6.521cm">
          <text:p/>
        </draw:line>
        <draw:line draw:style-name="gr97" draw:layer="layout" svg:x1="12.218cm" svg:y1="6.598cm" svg:x2="12.372cm" svg:y2="6.598cm">
          <text:p/>
        </draw:line>
        <draw:line draw:style-name="gr97" draw:layer="layout" svg:x1="12.295cm" svg:y1="6.411cm" svg:x2="12.295cm" svg:y2="6.258cm">
          <text:p/>
        </draw:line>
        <draw:line draw:style-name="gr97" draw:layer="layout" svg:x1="12.218cm" svg:y1="6.335cm" svg:x2="12.372cm" svg:y2="6.335cm">
          <text:p/>
        </draw:line>
        <draw:line draw:style-name="gr97" draw:layer="layout" svg:x1="12.295cm" svg:y1="5.971cm" svg:x2="12.295cm" svg:y2="5.818cm">
          <text:p/>
        </draw:line>
        <draw:line draw:style-name="gr97" draw:layer="layout" svg:x1="12.218cm" svg:y1="5.894cm" svg:x2="12.372cm" svg:y2="5.894cm">
          <text:p/>
        </draw:line>
        <draw:line draw:style-name="gr97" draw:layer="layout" svg:x1="12.295cm" svg:y1="5.375cm" svg:x2="12.295cm" svg:y2="5.221cm">
          <text:p/>
        </draw:line>
        <draw:line draw:style-name="gr97" draw:layer="layout" svg:x1="12.218cm" svg:y1="5.298cm" svg:x2="12.372cm" svg:y2="5.298cm">
          <text:p/>
        </draw:line>
        <draw:line draw:style-name="gr97" draw:layer="layout" svg:x1="12.295cm" svg:y1="5.353cm" svg:x2="12.295cm" svg:y2="5.199cm">
          <text:p/>
        </draw:line>
        <draw:line draw:style-name="gr97" draw:layer="layout" svg:x1="12.218cm" svg:y1="5.276cm" svg:x2="12.372cm" svg:y2="5.276cm">
          <text:p/>
        </draw:line>
        <draw:line draw:style-name="gr97" draw:layer="layout" svg:x1="12.295cm" svg:y1="5.09cm" svg:x2="12.295cm" svg:y2="4.936cm">
          <text:p/>
        </draw:line>
        <draw:line draw:style-name="gr97" draw:layer="layout" svg:x1="12.218cm" svg:y1="5.013cm" svg:x2="12.372cm" svg:y2="5.013cm">
          <text:p/>
        </draw:line>
        <draw:line draw:style-name="gr97" draw:layer="layout" svg:x1="12.295cm" svg:y1="4.253cm" svg:x2="12.295cm" svg:y2="4.099cm">
          <text:p/>
        </draw:line>
        <draw:line draw:style-name="gr97" draw:layer="layout" svg:x1="12.218cm" svg:y1="4.176cm" svg:x2="12.372cm" svg:y2="4.176cm">
          <text:p/>
        </draw:line>
        <draw:line draw:style-name="gr97" draw:layer="layout" svg:x1="12.327cm" svg:y1="12.25cm" svg:x2="12.327cm" svg:y2="12.097cm">
          <text:p/>
        </draw:line>
        <draw:line draw:style-name="gr97" draw:layer="layout" svg:x1="12.25cm" svg:y1="12.173cm" svg:x2="12.403cm" svg:y2="12.173cm">
          <text:p/>
        </draw:line>
        <draw:line draw:style-name="gr97" draw:layer="layout" svg:x1="12.327cm" svg:y1="12.053cm" svg:x2="12.327cm" svg:y2="11.899cm">
          <text:p/>
        </draw:line>
        <draw:line draw:style-name="gr97" draw:layer="layout" svg:x1="12.25cm" svg:y1="11.976cm" svg:x2="12.403cm" svg:y2="11.976cm">
          <text:p/>
        </draw:line>
        <draw:line draw:style-name="gr97" draw:layer="layout" svg:x1="12.327cm" svg:y1="11.478cm" svg:x2="12.327cm" svg:y2="11.325cm">
          <text:p/>
        </draw:line>
        <draw:line draw:style-name="gr97" draw:layer="layout" svg:x1="12.25cm" svg:y1="11.402cm" svg:x2="12.403cm" svg:y2="11.402cm">
          <text:p/>
        </draw:line>
        <draw:line draw:style-name="gr97" draw:layer="layout" svg:x1="12.327cm" svg:y1="11.347cm" svg:x2="12.327cm" svg:y2="11.194cm">
          <text:p/>
        </draw:line>
        <draw:line draw:style-name="gr97" draw:layer="layout" svg:x1="12.25cm" svg:y1="11.27cm" svg:x2="12.403cm" svg:y2="11.27cm">
          <text:p/>
        </draw:line>
        <draw:line draw:style-name="gr97" draw:layer="layout" svg:x1="12.327cm" svg:y1="11.126cm" svg:x2="12.327cm" svg:y2="10.972cm">
          <text:p/>
        </draw:line>
        <draw:line draw:style-name="gr97" draw:layer="layout" svg:x1="12.25cm" svg:y1="11.049cm" svg:x2="12.403cm" svg:y2="11.049cm">
          <text:p/>
        </draw:line>
        <draw:line draw:style-name="gr97" draw:layer="layout" svg:x1="12.327cm" svg:y1="10.863cm" svg:x2="12.327cm" svg:y2="10.709cm">
          <text:p/>
        </draw:line>
        <draw:line draw:style-name="gr97" draw:layer="layout" svg:x1="12.25cm" svg:y1="10.786cm" svg:x2="12.403cm" svg:y2="10.786cm">
          <text:p/>
        </draw:line>
        <draw:line draw:style-name="gr97" draw:layer="layout" svg:x1="12.327cm" svg:y1="10.751cm" svg:x2="12.327cm" svg:y2="10.597cm">
          <text:p/>
        </draw:line>
        <draw:line draw:style-name="gr97" draw:layer="layout" svg:x1="12.25cm" svg:y1="10.674cm" svg:x2="12.403cm" svg:y2="10.674cm">
          <text:p/>
        </draw:line>
        <draw:line draw:style-name="gr97" draw:layer="layout" svg:x1="12.327cm" svg:y1="10.354cm" svg:x2="12.327cm" svg:y2="10.201cm">
          <text:p/>
        </draw:line>
        <draw:line draw:style-name="gr97" draw:layer="layout" svg:x1="12.25cm" svg:y1="10.277cm" svg:x2="12.403cm" svg:y2="10.277cm">
          <text:p/>
        </draw:line>
        <draw:line draw:style-name="gr97" draw:layer="layout" svg:x1="12.327cm" svg:y1="10.266cm" svg:x2="12.327cm" svg:y2="10.113cm">
          <text:p/>
        </draw:line>
        <draw:line draw:style-name="gr97" draw:layer="layout" svg:x1="12.25cm" svg:y1="10.19cm" svg:x2="12.403cm" svg:y2="10.19cm">
          <text:p/>
        </draw:line>
        <draw:line draw:style-name="gr97" draw:layer="layout" svg:x1="12.327cm" svg:y1="10.113cm" svg:x2="12.327cm" svg:y2="9.96cm">
          <text:p/>
        </draw:line>
        <draw:line draw:style-name="gr97" draw:layer="layout" svg:x1="12.25cm" svg:y1="10.036cm" svg:x2="12.403cm" svg:y2="10.036cm">
          <text:p/>
        </draw:line>
        <draw:line draw:style-name="gr97" draw:layer="layout" svg:x1="12.327cm" svg:y1="9.96cm" svg:x2="12.327cm" svg:y2="9.806cm">
          <text:p/>
        </draw:line>
        <draw:line draw:style-name="gr97" draw:layer="layout" svg:x1="12.25cm" svg:y1="9.883cm" svg:x2="12.403cm" svg:y2="9.883cm">
          <text:p/>
        </draw:line>
        <draw:line draw:style-name="gr97" draw:layer="layout" svg:x1="12.327cm" svg:y1="9.144cm" svg:x2="12.327cm" svg:y2="8.991cm">
          <text:p/>
        </draw:line>
        <draw:line draw:style-name="gr97" draw:layer="layout" svg:x1="12.25cm" svg:y1="9.068cm" svg:x2="12.403cm" svg:y2="9.068cm">
          <text:p/>
        </draw:line>
        <draw:line draw:style-name="gr97" draw:layer="layout" svg:x1="12.327cm" svg:y1="8.748cm" svg:x2="12.327cm" svg:y2="8.594cm">
          <text:p/>
        </draw:line>
        <draw:line draw:style-name="gr97" draw:layer="layout" svg:x1="12.25cm" svg:y1="8.671cm" svg:x2="12.403cm" svg:y2="8.671cm">
          <text:p/>
        </draw:line>
        <draw:line draw:style-name="gr97" draw:layer="layout" svg:x1="12.327cm" svg:y1="8.329cm" svg:x2="12.327cm" svg:y2="8.176cm">
          <text:p/>
        </draw:line>
        <draw:line draw:style-name="gr97" draw:layer="layout" svg:x1="12.25cm" svg:y1="8.252cm" svg:x2="12.403cm" svg:y2="8.252cm">
          <text:p/>
        </draw:line>
        <draw:line draw:style-name="gr97" draw:layer="layout" svg:x1="12.327cm" svg:y1="8.195cm" svg:x2="12.327cm" svg:y2="8.042cm">
          <text:p/>
        </draw:line>
        <draw:line draw:style-name="gr97" draw:layer="layout" svg:x1="12.25cm" svg:y1="8.119cm" svg:x2="12.403cm" svg:y2="8.119cm">
          <text:p/>
        </draw:line>
        <draw:line draw:style-name="gr97" draw:layer="layout" svg:x1="12.327cm" svg:y1="8.086cm" svg:x2="12.327cm" svg:y2="7.932cm">
          <text:p/>
        </draw:line>
        <draw:line draw:style-name="gr97" draw:layer="layout" svg:x1="12.25cm" svg:y1="8.009cm" svg:x2="12.403cm" svg:y2="8.009cm">
          <text:p/>
        </draw:line>
        <draw:line draw:style-name="gr97" draw:layer="layout" svg:x1="12.327cm" svg:y1="7.908cm" svg:x2="12.327cm" svg:y2="7.755cm">
          <text:p/>
        </draw:line>
        <draw:line draw:style-name="gr97" draw:layer="layout" svg:x1="12.25cm" svg:y1="7.831cm" svg:x2="12.403cm" svg:y2="7.831cm">
          <text:p/>
        </draw:line>
        <draw:line draw:style-name="gr97" draw:layer="layout" svg:x1="12.327cm" svg:y1="7.601cm" svg:x2="12.327cm" svg:y2="7.448cm">
          <text:p/>
        </draw:line>
        <draw:line draw:style-name="gr97" draw:layer="layout" svg:x1="12.25cm" svg:y1="7.525cm" svg:x2="12.403cm" svg:y2="7.525cm">
          <text:p/>
        </draw:line>
        <draw:line draw:style-name="gr97" draw:layer="layout" svg:x1="12.327cm" svg:y1="7.468cm" svg:x2="12.327cm" svg:y2="7.314cm">
          <text:p/>
        </draw:line>
        <draw:line draw:style-name="gr97" draw:layer="layout" svg:x1="12.25cm" svg:y1="7.391cm" svg:x2="12.403cm" svg:y2="7.391cm">
          <text:p/>
        </draw:line>
        <draw:line draw:style-name="gr97" draw:layer="layout" svg:x1="12.327cm" svg:y1="7.249cm" svg:x2="12.327cm" svg:y2="7.095cm">
          <text:p/>
        </draw:line>
        <draw:line draw:style-name="gr97" draw:layer="layout" svg:x1="12.25cm" svg:y1="7.172cm" svg:x2="12.403cm" svg:y2="7.172cm">
          <text:p/>
        </draw:line>
        <draw:line draw:style-name="gr97" draw:layer="layout" svg:x1="12.327cm" svg:y1="6.918cm" svg:x2="12.327cm" svg:y2="6.764cm">
          <text:p/>
        </draw:line>
        <draw:line draw:style-name="gr97" draw:layer="layout" svg:x1="12.25cm" svg:y1="6.841cm" svg:x2="12.403cm" svg:y2="6.841cm">
          <text:p/>
        </draw:line>
        <draw:line draw:style-name="gr97" draw:layer="layout" svg:x1="12.327cm" svg:y1="6.896cm" svg:x2="12.327cm" svg:y2="6.742cm">
          <text:p/>
        </draw:line>
        <draw:line draw:style-name="gr97" draw:layer="layout" svg:x1="12.25cm" svg:y1="6.819cm" svg:x2="12.403cm" svg:y2="6.819cm">
          <text:p/>
        </draw:line>
        <draw:line draw:style-name="gr97" draw:layer="layout" svg:x1="12.327cm" svg:y1="6.08cm" svg:x2="12.327cm" svg:y2="5.927cm">
          <text:p/>
        </draw:line>
        <draw:line draw:style-name="gr97" draw:layer="layout" svg:x1="12.25cm" svg:y1="6.004cm" svg:x2="12.403cm" svg:y2="6.004cm">
          <text:p/>
        </draw:line>
        <draw:line draw:style-name="gr97" draw:layer="layout" svg:x1="12.327cm" svg:y1="5.793cm" svg:x2="12.327cm" svg:y2="5.64cm">
          <text:p/>
        </draw:line>
        <draw:line draw:style-name="gr97" draw:layer="layout" svg:x1="12.25cm" svg:y1="5.717cm" svg:x2="12.403cm" svg:y2="5.717cm">
          <text:p/>
        </draw:line>
        <draw:line draw:style-name="gr97" draw:layer="layout" svg:x1="12.327cm" svg:y1="4.912cm" svg:x2="12.327cm" svg:y2="4.759cm">
          <text:p/>
        </draw:line>
        <draw:line draw:style-name="gr97" draw:layer="layout" svg:x1="12.25cm" svg:y1="4.836cm" svg:x2="12.403cm" svg:y2="4.836cm">
          <text:p/>
        </draw:line>
        <draw:line draw:style-name="gr97" draw:layer="layout" svg:x1="12.356cm" svg:y1="12.668cm" svg:x2="12.356cm" svg:y2="12.515cm">
          <text:p/>
        </draw:line>
        <draw:line draw:style-name="gr97" draw:layer="layout" svg:x1="12.279cm" svg:y1="12.592cm" svg:x2="12.432cm" svg:y2="12.592cm">
          <text:p/>
        </draw:line>
        <draw:line draw:style-name="gr97" draw:layer="layout" svg:x1="12.356cm" svg:y1="11.787cm" svg:x2="12.356cm" svg:y2="11.634cm">
          <text:p/>
        </draw:line>
        <draw:line draw:style-name="gr97" draw:layer="layout" svg:x1="12.279cm" svg:y1="11.711cm" svg:x2="12.432cm" svg:y2="11.711cm">
          <text:p/>
        </draw:line>
        <draw:line draw:style-name="gr97" draw:layer="layout" svg:x1="12.356cm" svg:y1="11.457cm" svg:x2="12.356cm" svg:y2="11.303cm">
          <text:p/>
        </draw:line>
        <draw:line draw:style-name="gr97" draw:layer="layout" svg:x1="12.279cm" svg:y1="11.38cm" svg:x2="12.432cm" svg:y2="11.38cm">
          <text:p/>
        </draw:line>
        <draw:line draw:style-name="gr97" draw:layer="layout" svg:x1="12.356cm" svg:y1="11.038cm" svg:x2="12.356cm" svg:y2="10.885cm">
          <text:p/>
        </draw:line>
        <draw:line draw:style-name="gr97" draw:layer="layout" svg:x1="12.279cm" svg:y1="10.961cm" svg:x2="12.432cm" svg:y2="10.961cm">
          <text:p/>
        </draw:line>
        <draw:line draw:style-name="gr97" draw:layer="layout" svg:x1="12.356cm" svg:y1="10.994cm" svg:x2="12.356cm" svg:y2="10.841cm">
          <text:p/>
        </draw:line>
        <draw:line draw:style-name="gr97" draw:layer="layout" svg:x1="12.279cm" svg:y1="10.917cm" svg:x2="12.432cm" svg:y2="10.917cm">
          <text:p/>
        </draw:line>
        <draw:line draw:style-name="gr97" draw:layer="layout" svg:x1="12.356cm" svg:y1="10.729cm" svg:x2="12.356cm" svg:y2="10.575cm">
          <text:p/>
        </draw:line>
        <draw:line draw:style-name="gr97" draw:layer="layout" svg:x1="12.279cm" svg:y1="10.652cm" svg:x2="12.432cm" svg:y2="10.652cm">
          <text:p/>
        </draw:line>
        <draw:line draw:style-name="gr97" draw:layer="layout" svg:x1="12.356cm" svg:y1="10.575cm" svg:x2="12.356cm" svg:y2="10.422cm">
          <text:p/>
        </draw:line>
        <draw:line draw:style-name="gr97" draw:layer="layout" svg:x1="12.279cm" svg:y1="10.499cm" svg:x2="12.432cm" svg:y2="10.499cm">
          <text:p/>
        </draw:line>
        <draw:line draw:style-name="gr97" draw:layer="layout" svg:x1="12.356cm" svg:y1="10.266cm" svg:x2="12.356cm" svg:y2="10.113cm">
          <text:p/>
        </draw:line>
        <draw:line draw:style-name="gr97" draw:layer="layout" svg:x1="12.279cm" svg:y1="10.19cm" svg:x2="12.432cm" svg:y2="10.19cm">
          <text:p/>
        </draw:line>
        <draw:line draw:style-name="gr97" draw:layer="layout" svg:x1="12.356cm" svg:y1="9.585cm" svg:x2="12.356cm" svg:y2="9.432cm">
          <text:p/>
        </draw:line>
        <draw:line draw:style-name="gr97" draw:layer="layout" svg:x1="12.279cm" svg:y1="9.508cm" svg:x2="12.432cm" svg:y2="9.508cm">
          <text:p/>
        </draw:line>
        <draw:line draw:style-name="gr97" draw:layer="layout" svg:x1="12.356cm" svg:y1="9.517cm" svg:x2="12.356cm" svg:y2="9.363cm">
          <text:p/>
        </draw:line>
        <draw:line draw:style-name="gr97" draw:layer="layout" svg:x1="12.279cm" svg:y1="9.44cm" svg:x2="12.432cm" svg:y2="9.44cm">
          <text:p/>
        </draw:line>
        <draw:line draw:style-name="gr97" draw:layer="layout" svg:x1="12.356cm" svg:y1="9.076cm" svg:x2="12.356cm" svg:y2="8.923cm">
          <text:p/>
        </draw:line>
        <draw:line draw:style-name="gr97" draw:layer="layout" svg:x1="12.279cm" svg:y1="9cm" svg:x2="12.432cm" svg:y2="9cm">
          <text:p/>
        </draw:line>
        <draw:line draw:style-name="gr97" draw:layer="layout" svg:x1="12.356cm" svg:y1="8.967cm" svg:x2="12.356cm" svg:y2="8.813cm">
          <text:p/>
        </draw:line>
        <draw:line draw:style-name="gr97" draw:layer="layout" svg:x1="12.279cm" svg:y1="8.89cm" svg:x2="12.432cm" svg:y2="8.89cm">
          <text:p/>
        </draw:line>
        <draw:line draw:style-name="gr97" draw:layer="layout" svg:x1="12.356cm" svg:y1="8.504cm" svg:x2="12.356cm" svg:y2="8.351cm">
          <text:p/>
        </draw:line>
        <draw:line draw:style-name="gr97" draw:layer="layout" svg:x1="12.279cm" svg:y1="8.428cm" svg:x2="12.432cm" svg:y2="8.428cm">
          <text:p/>
        </draw:line>
        <draw:line draw:style-name="gr97" draw:layer="layout" svg:x1="12.356cm" svg:y1="8.351cm" svg:x2="12.356cm" svg:y2="8.198cm">
          <text:p/>
        </draw:line>
        <draw:line draw:style-name="gr97" draw:layer="layout" svg:x1="12.279cm" svg:y1="8.274cm" svg:x2="12.432cm" svg:y2="8.274cm">
          <text:p/>
        </draw:line>
        <draw:line draw:style-name="gr97" draw:layer="layout" svg:x1="12.356cm" svg:y1="8.329cm" svg:x2="12.356cm" svg:y2="8.176cm">
          <text:p/>
        </draw:line>
        <draw:line draw:style-name="gr97" draw:layer="layout" svg:x1="12.279cm" svg:y1="8.252cm" svg:x2="12.432cm" svg:y2="8.252cm">
          <text:p/>
        </draw:line>
        <draw:line draw:style-name="gr97" draw:layer="layout" svg:x1="12.356cm" svg:y1="8.173cm" svg:x2="12.356cm" svg:y2="8.02cm">
          <text:p/>
        </draw:line>
        <draw:line draw:style-name="gr97" draw:layer="layout" svg:x1="12.279cm" svg:y1="8.097cm" svg:x2="12.432cm" svg:y2="8.097cm">
          <text:p/>
        </draw:line>
        <draw:line draw:style-name="gr97" draw:layer="layout" svg:x1="12.356cm" svg:y1="8.108cm" svg:x2="12.356cm" svg:y2="7.954cm">
          <text:p/>
        </draw:line>
        <draw:line draw:style-name="gr97" draw:layer="layout" svg:x1="12.279cm" svg:y1="8.031cm" svg:x2="12.432cm" svg:y2="8.031cm">
          <text:p/>
        </draw:line>
        <draw:line draw:style-name="gr97" draw:layer="layout" svg:x1="12.356cm" svg:y1="8.064cm" svg:x2="12.356cm" svg:y2="7.911cm">
          <text:p/>
        </draw:line>
        <draw:line draw:style-name="gr97" draw:layer="layout" svg:x1="12.279cm" svg:y1="7.987cm" svg:x2="12.432cm" svg:y2="7.987cm">
          <text:p/>
        </draw:line>
        <draw:line draw:style-name="gr97" draw:layer="layout" svg:x1="12.356cm" svg:y1="7.777cm" svg:x2="12.356cm" svg:y2="7.623cm">
          <text:p/>
        </draw:line>
        <draw:line draw:style-name="gr97" draw:layer="layout" svg:x1="12.279cm" svg:y1="7.7cm" svg:x2="12.432cm" svg:y2="7.7cm">
          <text:p/>
        </draw:line>
        <draw:line draw:style-name="gr97" draw:layer="layout" svg:x1="12.356cm" svg:y1="7.139cm" svg:x2="12.356cm" svg:y2="6.986cm">
          <text:p/>
        </draw:line>
        <draw:line draw:style-name="gr97" draw:layer="layout" svg:x1="12.279cm" svg:y1="7.062cm" svg:x2="12.432cm" svg:y2="7.062cm">
          <text:p/>
        </draw:line>
        <draw:line draw:style-name="gr97" draw:layer="layout" svg:x1="12.356cm" svg:y1="6.433cm" svg:x2="12.356cm" svg:y2="6.28cm">
          <text:p/>
        </draw:line>
        <draw:line draw:style-name="gr97" draw:layer="layout" svg:x1="12.279cm" svg:y1="6.357cm" svg:x2="12.432cm" svg:y2="6.357cm">
          <text:p/>
        </draw:line>
        <draw:line draw:style-name="gr97" draw:layer="layout" svg:x1="12.356cm" svg:y1="6.256cm" svg:x2="12.356cm" svg:y2="6.102cm">
          <text:p/>
        </draw:line>
        <draw:line draw:style-name="gr97" draw:layer="layout" svg:x1="12.279cm" svg:y1="6.179cm" svg:x2="12.432cm" svg:y2="6.179cm">
          <text:p/>
        </draw:line>
        <draw:line draw:style-name="gr97" draw:layer="layout" svg:x1="12.356cm" svg:y1="5.905cm" svg:x2="12.356cm" svg:y2="5.752cm">
          <text:p/>
        </draw:line>
        <draw:line draw:style-name="gr97" draw:layer="layout" svg:x1="12.279cm" svg:y1="5.828cm" svg:x2="12.432cm" svg:y2="5.828cm">
          <text:p/>
        </draw:line>
        <draw:line draw:style-name="gr97" draw:layer="layout" svg:x1="12.356cm" svg:y1="5.749cm" svg:x2="12.356cm" svg:y2="5.596cm">
          <text:p/>
        </draw:line>
        <draw:line draw:style-name="gr97" draw:layer="layout" svg:x1="12.279cm" svg:y1="5.673cm" svg:x2="12.432cm" svg:y2="5.673cm">
          <text:p/>
        </draw:line>
        <draw:line draw:style-name="gr97" draw:layer="layout" svg:x1="12.356cm" svg:y1="5.618cm" svg:x2="12.356cm" svg:y2="5.465cm">
          <text:p/>
        </draw:line>
        <draw:line draw:style-name="gr97" draw:layer="layout" svg:x1="12.279cm" svg:y1="5.541cm" svg:x2="12.432cm" svg:y2="5.541cm">
          <text:p/>
        </draw:line>
        <draw:line draw:style-name="gr97" draw:layer="layout" svg:x1="12.356cm" svg:y1="5.396cm" svg:x2="12.356cm" svg:y2="5.243cm">
          <text:p/>
        </draw:line>
        <draw:line draw:style-name="gr97" draw:layer="layout" svg:x1="12.279cm" svg:y1="5.32cm" svg:x2="12.432cm" svg:y2="5.32cm">
          <text:p/>
        </draw:line>
        <draw:line draw:style-name="gr97" draw:layer="layout" svg:x1="12.356cm" svg:y1="5.265cm" svg:x2="12.356cm" svg:y2="5.112cm">
          <text:p/>
        </draw:line>
        <draw:line draw:style-name="gr97" draw:layer="layout" svg:x1="12.279cm" svg:y1="5.188cm" svg:x2="12.432cm" svg:y2="5.188cm">
          <text:p/>
        </draw:line>
        <draw:line draw:style-name="gr97" draw:layer="layout" svg:x1="12.387cm" svg:y1="13.043cm" svg:x2="12.387cm" svg:y2="12.89cm">
          <text:p/>
        </draw:line>
        <draw:line draw:style-name="gr97" draw:layer="layout" svg:x1="12.311cm" svg:y1="12.967cm" svg:x2="12.464cm" svg:y2="12.967cm">
          <text:p/>
        </draw:line>
        <draw:line draw:style-name="gr97" draw:layer="layout" svg:x1="12.387cm" svg:y1="12.097cm" svg:x2="12.387cm" svg:y2="11.943cm">
          <text:p/>
        </draw:line>
        <draw:line draw:style-name="gr97" draw:layer="layout" svg:x1="12.311cm" svg:y1="12.02cm" svg:x2="12.464cm" svg:y2="12.02cm">
          <text:p/>
        </draw:line>
        <draw:line draw:style-name="gr97" draw:layer="layout" svg:x1="12.387cm" svg:y1="11.831cm" svg:x2="12.387cm" svg:y2="11.678cm">
          <text:p/>
        </draw:line>
        <draw:line draw:style-name="gr97" draw:layer="layout" svg:x1="12.311cm" svg:y1="11.755cm" svg:x2="12.464cm" svg:y2="11.755cm">
          <text:p/>
        </draw:line>
        <draw:line draw:style-name="gr97" draw:layer="layout" svg:x1="12.387cm" svg:y1="11.656cm" svg:x2="12.387cm" svg:y2="11.503cm">
          <text:p/>
        </draw:line>
        <draw:line draw:style-name="gr97" draw:layer="layout" svg:x1="12.311cm" svg:y1="11.579cm" svg:x2="12.464cm" svg:y2="11.579cm">
          <text:p/>
        </draw:line>
        <draw:line draw:style-name="gr97" draw:layer="layout" svg:x1="12.387cm" svg:y1="11.566cm" svg:x2="12.387cm" svg:y2="11.413cm">
          <text:p/>
        </draw:line>
        <draw:line draw:style-name="gr97" draw:layer="layout" svg:x1="12.311cm" svg:y1="11.489cm" svg:x2="12.464cm" svg:y2="11.489cm">
          <text:p/>
        </draw:line>
        <draw:line draw:style-name="gr97" draw:layer="layout" svg:x1="12.387cm" svg:y1="11.478cm" svg:x2="12.387cm" svg:y2="11.325cm">
          <text:p/>
        </draw:line>
        <draw:line draw:style-name="gr97" draw:layer="layout" svg:x1="12.311cm" svg:y1="11.402cm" svg:x2="12.464cm" svg:y2="11.402cm">
          <text:p/>
        </draw:line>
        <draw:line draw:style-name="gr97" draw:layer="layout" svg:x1="12.387cm" svg:y1="11.06cm" svg:x2="12.387cm" svg:y2="10.906cm">
          <text:p/>
        </draw:line>
        <draw:line draw:style-name="gr97" draw:layer="layout" svg:x1="12.311cm" svg:y1="10.983cm" svg:x2="12.464cm" svg:y2="10.983cm">
          <text:p/>
        </draw:line>
        <draw:line draw:style-name="gr97" draw:layer="layout" svg:x1="12.387cm" svg:y1="10.841cm" svg:x2="12.387cm" svg:y2="10.687cm">
          <text:p/>
        </draw:line>
        <draw:line draw:style-name="gr97" draw:layer="layout" svg:x1="12.311cm" svg:y1="10.764cm" svg:x2="12.464cm" svg:y2="10.764cm">
          <text:p/>
        </draw:line>
        <draw:line draw:style-name="gr97" draw:layer="layout" svg:x1="12.387cm" svg:y1="10.135cm" svg:x2="12.387cm" svg:y2="9.982cm">
          <text:p/>
        </draw:line>
        <draw:line draw:style-name="gr97" draw:layer="layout" svg:x1="12.311cm" svg:y1="10.058cm" svg:x2="12.464cm" svg:y2="10.058cm">
          <text:p/>
        </draw:line>
        <draw:line draw:style-name="gr97" draw:layer="layout" svg:x1="12.387cm" svg:y1="9.495cm" svg:x2="12.387cm" svg:y2="9.342cm">
          <text:p/>
        </draw:line>
        <draw:line draw:style-name="gr97" draw:layer="layout" svg:x1="12.311cm" svg:y1="9.418cm" svg:x2="12.464cm" svg:y2="9.418cm">
          <text:p/>
        </draw:line>
        <draw:line draw:style-name="gr97" draw:layer="layout" svg:x1="12.387cm" svg:y1="8.548cm" svg:x2="12.387cm" svg:y2="8.395cm">
          <text:p/>
        </draw:line>
        <draw:line draw:style-name="gr97" draw:layer="layout" svg:x1="12.311cm" svg:y1="8.472cm" svg:x2="12.464cm" svg:y2="8.472cm">
          <text:p/>
        </draw:line>
        <draw:line draw:style-name="gr97" draw:layer="layout" svg:x1="12.387cm" svg:y1="8.526cm" svg:x2="12.387cm" svg:y2="8.373cm">
          <text:p/>
        </draw:line>
        <draw:line draw:style-name="gr97" draw:layer="layout" svg:x1="12.311cm" svg:y1="8.45cm" svg:x2="12.464cm" svg:y2="8.45cm">
          <text:p/>
        </draw:line>
        <draw:line draw:style-name="gr97" draw:layer="layout" svg:x1="12.387cm" svg:y1="8.283cm" svg:x2="12.387cm" svg:y2="8.13cm">
          <text:p/>
        </draw:line>
        <draw:line draw:style-name="gr97" draw:layer="layout" svg:x1="12.311cm" svg:y1="8.206cm" svg:x2="12.464cm" svg:y2="8.206cm">
          <text:p/>
        </draw:line>
        <draw:line draw:style-name="gr97" draw:layer="layout" svg:x1="12.387cm" svg:y1="8.151cm" svg:x2="12.387cm" svg:y2="7.998cm">
          <text:p/>
        </draw:line>
        <draw:line draw:style-name="gr97" draw:layer="layout" svg:x1="12.311cm" svg:y1="8.075cm" svg:x2="12.464cm" svg:y2="8.075cm">
          <text:p/>
        </draw:line>
        <draw:line draw:style-name="gr97" draw:layer="layout" svg:x1="12.387cm" svg:y1="7.842cm" svg:x2="12.387cm" svg:y2="7.689cm">
          <text:p/>
        </draw:line>
        <draw:line draw:style-name="gr97" draw:layer="layout" svg:x1="12.311cm" svg:y1="7.766cm" svg:x2="12.464cm" svg:y2="7.766cm">
          <text:p/>
        </draw:line>
        <draw:line draw:style-name="gr97" draw:layer="layout" svg:x1="12.387cm" svg:y1="7.799cm" svg:x2="12.387cm" svg:y2="7.645cm">
          <text:p/>
        </draw:line>
        <draw:line draw:style-name="gr97" draw:layer="layout" svg:x1="12.311cm" svg:y1="7.722cm" svg:x2="12.464cm" svg:y2="7.722cm">
          <text:p/>
        </draw:line>
        <draw:line draw:style-name="gr97" draw:layer="layout" svg:x1="12.387cm" svg:y1="7.249cm" svg:x2="12.387cm" svg:y2="7.095cm">
          <text:p/>
        </draw:line>
        <draw:line draw:style-name="gr97" draw:layer="layout" svg:x1="12.311cm" svg:y1="7.172cm" svg:x2="12.464cm" svg:y2="7.172cm">
          <text:p/>
        </draw:line>
        <draw:line draw:style-name="gr97" draw:layer="layout" svg:x1="12.387cm" svg:y1="7.139cm" svg:x2="12.387cm" svg:y2="6.986cm">
          <text:p/>
        </draw:line>
        <draw:line draw:style-name="gr97" draw:layer="layout" svg:x1="12.311cm" svg:y1="7.062cm" svg:x2="12.464cm" svg:y2="7.062cm">
          <text:p/>
        </draw:line>
        <draw:line draw:style-name="gr97" draw:layer="layout" svg:x1="12.387cm" svg:y1="6.852cm" svg:x2="12.387cm" svg:y2="6.699cm">
          <text:p/>
        </draw:line>
        <draw:line draw:style-name="gr97" draw:layer="layout" svg:x1="12.311cm" svg:y1="6.775cm" svg:x2="12.464cm" svg:y2="6.775cm">
          <text:p/>
        </draw:line>
        <draw:line draw:style-name="gr97" draw:layer="layout" svg:x1="12.387cm" svg:y1="6.63cm" svg:x2="12.387cm" svg:y2="6.477cm">
          <text:p/>
        </draw:line>
        <draw:line draw:style-name="gr97" draw:layer="layout" svg:x1="12.311cm" svg:y1="6.554cm" svg:x2="12.464cm" svg:y2="6.554cm">
          <text:p/>
        </draw:line>
        <draw:line draw:style-name="gr97" draw:layer="layout" svg:x1="12.387cm" svg:y1="5.927cm" svg:x2="12.387cm" svg:y2="5.774cm">
          <text:p/>
        </draw:line>
        <draw:line draw:style-name="gr97" draw:layer="layout" svg:x1="12.311cm" svg:y1="5.85cm" svg:x2="12.464cm" svg:y2="5.85cm">
          <text:p/>
        </draw:line>
        <draw:line draw:style-name="gr97" draw:layer="layout" svg:x1="12.387cm" svg:y1="5.883cm" svg:x2="12.387cm" svg:y2="5.73cm">
          <text:p/>
        </draw:line>
        <draw:line draw:style-name="gr97" draw:layer="layout" svg:x1="12.311cm" svg:y1="5.807cm" svg:x2="12.464cm" svg:y2="5.807cm">
          <text:p/>
        </draw:line>
        <draw:line draw:style-name="gr97" draw:layer="layout" svg:x1="12.387cm" svg:y1="2.863cm" svg:x2="12.387cm" svg:y2="2.71cm">
          <text:p/>
        </draw:line>
        <draw:line draw:style-name="gr97" draw:layer="layout" svg:x1="12.311cm" svg:y1="2.786cm" svg:x2="12.464cm" svg:y2="2.786cm">
          <text:p/>
        </draw:line>
        <draw:line draw:style-name="gr97" draw:layer="layout" svg:x1="12.417cm" svg:y1="12.89cm" svg:x2="12.417cm" svg:y2="12.737cm">
          <text:p/>
        </draw:line>
        <draw:line draw:style-name="gr97" draw:layer="layout" svg:x1="12.34cm" svg:y1="12.813cm" svg:x2="12.493cm" svg:y2="12.813cm">
          <text:p/>
        </draw:line>
        <draw:line draw:style-name="gr97" draw:layer="layout" svg:x1="12.417cm" svg:y1="12.581cm" svg:x2="12.417cm" svg:y2="12.428cm">
          <text:p/>
        </draw:line>
        <draw:line draw:style-name="gr97" draw:layer="layout" svg:x1="12.34cm" svg:y1="12.504cm" svg:x2="12.493cm" svg:y2="12.504cm">
          <text:p/>
        </draw:line>
        <draw:line draw:style-name="gr97" draw:layer="layout" svg:x1="12.417cm" svg:y1="12.406cm" svg:x2="12.417cm" svg:y2="12.252cm">
          <text:p/>
        </draw:line>
        <draw:line draw:style-name="gr97" draw:layer="layout" svg:x1="12.34cm" svg:y1="12.329cm" svg:x2="12.493cm" svg:y2="12.329cm">
          <text:p/>
        </draw:line>
        <draw:line draw:style-name="gr97" draw:layer="layout" svg:x1="12.417cm" svg:y1="12.053cm" svg:x2="12.417cm" svg:y2="11.899cm">
          <text:p/>
        </draw:line>
        <draw:line draw:style-name="gr97" draw:layer="layout" svg:x1="12.34cm" svg:y1="11.976cm" svg:x2="12.493cm" svg:y2="11.976cm">
          <text:p/>
        </draw:line>
        <draw:line draw:style-name="gr97" draw:layer="layout" svg:x1="12.417cm" svg:y1="11.941cm" svg:x2="12.417cm" svg:y2="11.787cm">
          <text:p/>
        </draw:line>
        <draw:line draw:style-name="gr97" draw:layer="layout" svg:x1="12.34cm" svg:y1="11.864cm" svg:x2="12.493cm" svg:y2="11.864cm">
          <text:p/>
        </draw:line>
        <draw:line draw:style-name="gr97" draw:layer="layout" svg:x1="12.417cm" svg:y1="11.522cm" svg:x2="12.417cm" svg:y2="11.369cm">
          <text:p/>
        </draw:line>
        <draw:line draw:style-name="gr97" draw:layer="layout" svg:x1="12.34cm" svg:y1="11.446cm" svg:x2="12.493cm" svg:y2="11.446cm">
          <text:p/>
        </draw:line>
        <draw:line draw:style-name="gr97" draw:layer="layout" svg:x1="12.417cm" svg:y1="11.325cm" svg:x2="12.417cm" svg:y2="11.172cm">
          <text:p/>
        </draw:line>
        <draw:line draw:style-name="gr97" draw:layer="layout" svg:x1="12.34cm" svg:y1="11.248cm" svg:x2="12.493cm" svg:y2="11.248cm">
          <text:p/>
        </draw:line>
        <draw:line draw:style-name="gr97" draw:layer="layout" svg:x1="12.417cm" svg:y1="10.994cm" svg:x2="12.417cm" svg:y2="10.841cm">
          <text:p/>
        </draw:line>
        <draw:line draw:style-name="gr97" draw:layer="layout" svg:x1="12.34cm" svg:y1="10.917cm" svg:x2="12.493cm" svg:y2="10.917cm">
          <text:p/>
        </draw:line>
        <draw:line draw:style-name="gr97" draw:layer="layout" svg:x1="12.417cm" svg:y1="10.841cm" svg:x2="12.417cm" svg:y2="10.687cm">
          <text:p/>
        </draw:line>
        <draw:line draw:style-name="gr97" draw:layer="layout" svg:x1="12.34cm" svg:y1="10.764cm" svg:x2="12.493cm" svg:y2="10.764cm">
          <text:p/>
        </draw:line>
        <draw:line draw:style-name="gr97" draw:layer="layout" svg:x1="12.417cm" svg:y1="10.775cm" svg:x2="12.417cm" svg:y2="10.622cm">
          <text:p/>
        </draw:line>
        <draw:line draw:style-name="gr97" draw:layer="layout" svg:x1="12.34cm" svg:y1="10.698cm" svg:x2="12.493cm" svg:y2="10.698cm">
          <text:p/>
        </draw:line>
        <draw:line draw:style-name="gr97" draw:layer="layout" svg:x1="12.417cm" svg:y1="10.663cm" svg:x2="12.417cm" svg:y2="10.51cm">
          <text:p/>
        </draw:line>
        <draw:line draw:style-name="gr97" draw:layer="layout" svg:x1="12.34cm" svg:y1="10.586cm" svg:x2="12.493cm" svg:y2="10.586cm">
          <text:p/>
        </draw:line>
        <draw:line draw:style-name="gr97" draw:layer="layout" svg:x1="12.417cm" svg:y1="10.266cm" svg:x2="12.417cm" svg:y2="10.113cm">
          <text:p/>
        </draw:line>
        <draw:line draw:style-name="gr97" draw:layer="layout" svg:x1="12.34cm" svg:y1="10.19cm" svg:x2="12.493cm" svg:y2="10.19cm">
          <text:p/>
        </draw:line>
        <draw:line draw:style-name="gr97" draw:layer="layout" svg:x1="12.417cm" svg:y1="9.782cm" svg:x2="12.417cm" svg:y2="9.629cm">
          <text:p/>
        </draw:line>
        <draw:line draw:style-name="gr97" draw:layer="layout" svg:x1="12.34cm" svg:y1="9.705cm" svg:x2="12.493cm" svg:y2="9.705cm">
          <text:p/>
        </draw:line>
        <draw:line draw:style-name="gr97" draw:layer="layout" svg:x1="12.417cm" svg:y1="9.629cm" svg:x2="12.417cm" svg:y2="9.475cm">
          <text:p/>
        </draw:line>
        <draw:line draw:style-name="gr97" draw:layer="layout" svg:x1="12.34cm" svg:y1="9.552cm" svg:x2="12.493cm" svg:y2="9.552cm">
          <text:p/>
        </draw:line>
        <draw:line draw:style-name="gr97" draw:layer="layout" svg:x1="12.417cm" svg:y1="9.517cm" svg:x2="12.417cm" svg:y2="9.363cm">
          <text:p/>
        </draw:line>
        <draw:line draw:style-name="gr97" draw:layer="layout" svg:x1="12.34cm" svg:y1="9.44cm" svg:x2="12.493cm" svg:y2="9.44cm">
          <text:p/>
        </draw:line>
        <draw:line draw:style-name="gr97" draw:layer="layout" svg:x1="12.417cm" svg:y1="9.473cm" svg:x2="12.417cm" svg:y2="9.32cm">
          <text:p/>
        </draw:line>
        <draw:line draw:style-name="gr97" draw:layer="layout" svg:x1="12.34cm" svg:y1="9.396cm" svg:x2="12.493cm" svg:y2="9.396cm">
          <text:p/>
        </draw:line>
        <draw:line draw:style-name="gr97" draw:layer="layout" svg:x1="12.417cm" svg:y1="8.748cm" svg:x2="12.417cm" svg:y2="8.594cm">
          <text:p/>
        </draw:line>
        <draw:line draw:style-name="gr97" draw:layer="layout" svg:x1="12.34cm" svg:y1="8.671cm" svg:x2="12.493cm" svg:y2="8.671cm">
          <text:p/>
        </draw:line>
        <draw:line draw:style-name="gr97" draw:layer="layout" svg:x1="12.417cm" svg:y1="8.351cm" svg:x2="12.417cm" svg:y2="8.198cm">
          <text:p/>
        </draw:line>
        <draw:line draw:style-name="gr97" draw:layer="layout" svg:x1="12.34cm" svg:y1="8.274cm" svg:x2="12.493cm" svg:y2="8.274cm">
          <text:p/>
        </draw:line>
        <draw:line draw:style-name="gr97" draw:layer="layout" svg:x1="12.417cm" svg:y1="8.217cm" svg:x2="12.417cm" svg:y2="8.064cm">
          <text:p/>
        </draw:line>
        <draw:line draw:style-name="gr97" draw:layer="layout" svg:x1="12.34cm" svg:y1="8.141cm" svg:x2="12.493cm" svg:y2="8.141cm">
          <text:p/>
        </draw:line>
        <draw:line draw:style-name="gr97" draw:layer="layout" svg:x1="12.417cm" svg:y1="7.998cm" svg:x2="12.417cm" svg:y2="7.845cm">
          <text:p/>
        </draw:line>
        <draw:line draw:style-name="gr97" draw:layer="layout" svg:x1="12.34cm" svg:y1="7.921cm" svg:x2="12.493cm" svg:y2="7.921cm">
          <text:p/>
        </draw:line>
        <draw:line draw:style-name="gr97" draw:layer="layout" svg:x1="12.417cm" svg:y1="7.667cm" svg:x2="12.417cm" svg:y2="7.514cm">
          <text:p/>
        </draw:line>
        <draw:line draw:style-name="gr97" draw:layer="layout" svg:x1="12.34cm" svg:y1="7.591cm" svg:x2="12.493cm" svg:y2="7.591cm">
          <text:p/>
        </draw:line>
        <draw:line draw:style-name="gr97" draw:layer="layout" svg:x1="12.417cm" svg:y1="7.424cm" svg:x2="12.417cm" svg:y2="7.27cm">
          <text:p/>
        </draw:line>
        <draw:line draw:style-name="gr97" draw:layer="layout" svg:x1="12.34cm" svg:y1="7.347cm" svg:x2="12.493cm" svg:y2="7.347cm">
          <text:p/>
        </draw:line>
        <draw:line draw:style-name="gr97" draw:layer="layout" svg:x1="12.417cm" svg:y1="7.336cm" svg:x2="12.417cm" svg:y2="7.183cm">
          <text:p/>
        </draw:line>
        <draw:line draw:style-name="gr97" draw:layer="layout" svg:x1="12.34cm" svg:y1="7.26cm" svg:x2="12.493cm" svg:y2="7.26cm">
          <text:p/>
        </draw:line>
        <draw:line draw:style-name="gr97" draw:layer="layout" svg:x1="12.417cm" svg:y1="7.183cm" svg:x2="12.417cm" svg:y2="7.03cm">
          <text:p/>
        </draw:line>
        <draw:line draw:style-name="gr97" draw:layer="layout" svg:x1="12.34cm" svg:y1="7.106cm" svg:x2="12.493cm" svg:y2="7.106cm">
          <text:p/>
        </draw:line>
        <draw:line draw:style-name="gr97" draw:layer="layout" svg:x1="12.417cm" svg:y1="7.049cm" svg:x2="12.417cm" svg:y2="6.896cm">
          <text:p/>
        </draw:line>
        <draw:line draw:style-name="gr97" draw:layer="layout" svg:x1="12.34cm" svg:y1="6.972cm" svg:x2="12.493cm" svg:y2="6.972cm">
          <text:p/>
        </draw:line>
        <draw:line draw:style-name="gr97" draw:layer="layout" svg:x1="12.417cm" svg:y1="6.918cm" svg:x2="12.417cm" svg:y2="6.764cm">
          <text:p/>
        </draw:line>
        <draw:line draw:style-name="gr97" draw:layer="layout" svg:x1="12.34cm" svg:y1="6.841cm" svg:x2="12.493cm" svg:y2="6.841cm">
          <text:p/>
        </draw:line>
        <draw:line draw:style-name="gr97" draw:layer="layout" svg:x1="12.417cm" svg:y1="6.786cm" svg:x2="12.417cm" svg:y2="6.633cm">
          <text:p/>
        </draw:line>
        <draw:line draw:style-name="gr97" draw:layer="layout" svg:x1="12.34cm" svg:y1="6.709cm" svg:x2="12.493cm" svg:y2="6.709cm">
          <text:p/>
        </draw:line>
        <draw:line draw:style-name="gr97" draw:layer="layout" svg:x1="12.417cm" svg:y1="6.63cm" svg:x2="12.417cm" svg:y2="6.477cm">
          <text:p/>
        </draw:line>
        <draw:line draw:style-name="gr97" draw:layer="layout" svg:x1="12.34cm" svg:y1="6.554cm" svg:x2="12.493cm" svg:y2="6.554cm">
          <text:p/>
        </draw:line>
        <draw:line draw:style-name="gr97" draw:layer="layout" svg:x1="12.417cm" svg:y1="6.543cm" svg:x2="12.417cm" svg:y2="6.389cm">
          <text:p/>
        </draw:line>
        <draw:line draw:style-name="gr97" draw:layer="layout" svg:x1="12.34cm" svg:y1="6.466cm" svg:x2="12.493cm" svg:y2="6.466cm">
          <text:p/>
        </draw:line>
        <draw:line draw:style-name="gr97" draw:layer="layout" svg:x1="12.417cm" svg:y1="6.499cm" svg:x2="12.417cm" svg:y2="6.346cm">
          <text:p/>
        </draw:line>
        <draw:line draw:style-name="gr97" draw:layer="layout" svg:x1="12.34cm" svg:y1="6.422cm" svg:x2="12.493cm" svg:y2="6.422cm">
          <text:p/>
        </draw:line>
        <draw:line draw:style-name="gr97" draw:layer="layout" svg:x1="12.417cm" svg:y1="6.058cm" svg:x2="12.417cm" svg:y2="5.905cm">
          <text:p/>
        </draw:line>
        <draw:line draw:style-name="gr97" draw:layer="layout" svg:x1="12.34cm" svg:y1="5.982cm" svg:x2="12.493cm" svg:y2="5.982cm">
          <text:p/>
        </draw:line>
        <draw:line draw:style-name="gr97" draw:layer="layout" svg:x1="12.417cm" svg:y1="6.037cm" svg:x2="12.417cm" svg:y2="5.883cm">
          <text:p/>
        </draw:line>
        <draw:line draw:style-name="gr97" draw:layer="layout" svg:x1="12.34cm" svg:y1="5.96cm" svg:x2="12.493cm" svg:y2="5.96cm">
          <text:p/>
        </draw:line>
        <draw:line draw:style-name="gr97" draw:layer="layout" svg:x1="12.417cm" svg:y1="5.905cm" svg:x2="12.417cm" svg:y2="5.752cm">
          <text:p/>
        </draw:line>
        <draw:line draw:style-name="gr97" draw:layer="layout" svg:x1="12.34cm" svg:y1="5.828cm" svg:x2="12.493cm" svg:y2="5.828cm">
          <text:p/>
        </draw:line>
        <draw:line draw:style-name="gr97" draw:layer="layout" svg:x1="12.417cm" svg:y1="3.216cm" svg:x2="12.417cm" svg:y2="3.062cm">
          <text:p/>
        </draw:line>
        <draw:line draw:style-name="gr97" draw:layer="layout" svg:x1="12.34cm" svg:y1="3.139cm" svg:x2="12.493cm" svg:y2="3.139cm">
          <text:p/>
        </draw:line>
        <draw:line draw:style-name="gr97" draw:layer="layout" svg:x1="12.448cm" svg:y1="13.109cm" svg:x2="12.448cm" svg:y2="12.956cm">
          <text:p/>
        </draw:line>
        <draw:line draw:style-name="gr97" draw:layer="layout" svg:x1="12.372cm" svg:y1="13.032cm" svg:x2="12.525cm" svg:y2="13.032cm">
          <text:p/>
        </draw:line>
        <draw:line draw:style-name="gr97" draw:layer="layout" svg:x1="12.448cm" svg:y1="12.956cm" svg:x2="12.448cm" svg:y2="12.802cm">
          <text:p/>
        </draw:line>
        <draw:line draw:style-name="gr97" draw:layer="layout" svg:x1="12.372cm" svg:y1="12.879cm" svg:x2="12.525cm" svg:y2="12.879cm">
          <text:p/>
        </draw:line>
        <draw:line draw:style-name="gr97" draw:layer="layout" svg:x1="12.448cm" svg:y1="12.824cm" svg:x2="12.448cm" svg:y2="12.671cm">
          <text:p/>
        </draw:line>
        <draw:line draw:style-name="gr97" draw:layer="layout" svg:x1="12.372cm" svg:y1="12.748cm" svg:x2="12.525cm" svg:y2="12.748cm">
          <text:p/>
        </draw:line>
        <draw:line draw:style-name="gr97" draw:layer="layout" svg:x1="12.448cm" svg:y1="12.162cm" svg:x2="12.448cm" svg:y2="12.009cm">
          <text:p/>
        </draw:line>
        <draw:line draw:style-name="gr97" draw:layer="layout" svg:x1="12.372cm" svg:y1="12.086cm" svg:x2="12.525cm" svg:y2="12.086cm">
          <text:p/>
        </draw:line>
        <draw:line draw:style-name="gr97" draw:layer="layout" svg:x1="12.448cm" svg:y1="11.853cm" svg:x2="12.448cm" svg:y2="11.7cm">
          <text:p/>
        </draw:line>
        <draw:line draw:style-name="gr97" draw:layer="layout" svg:x1="12.372cm" svg:y1="11.777cm" svg:x2="12.525cm" svg:y2="11.777cm">
          <text:p/>
        </draw:line>
        <draw:line draw:style-name="gr97" draw:layer="layout" svg:x1="12.448cm" svg:y1="11.787cm" svg:x2="12.448cm" svg:y2="11.634cm">
          <text:p/>
        </draw:line>
        <draw:line draw:style-name="gr97" draw:layer="layout" svg:x1="12.372cm" svg:y1="11.711cm" svg:x2="12.525cm" svg:y2="11.711cm">
          <text:p/>
        </draw:line>
        <draw:line draw:style-name="gr97" draw:layer="layout" svg:x1="12.448cm" svg:y1="11.678cm" svg:x2="12.448cm" svg:y2="11.525cm">
          <text:p/>
        </draw:line>
        <draw:line draw:style-name="gr97" draw:layer="layout" svg:x1="12.372cm" svg:y1="11.601cm" svg:x2="12.525cm" svg:y2="11.601cm">
          <text:p/>
        </draw:line>
        <draw:line draw:style-name="gr97" draw:layer="layout" svg:x1="12.448cm" svg:y1="11.391cm" svg:x2="12.448cm" svg:y2="11.237cm">
          <text:p/>
        </draw:line>
        <draw:line draw:style-name="gr97" draw:layer="layout" svg:x1="12.372cm" svg:y1="11.314cm" svg:x2="12.525cm" svg:y2="11.314cm">
          <text:p/>
        </draw:line>
        <draw:line draw:style-name="gr97" draw:layer="layout" svg:x1="12.448cm" svg:y1="11.369cm" svg:x2="12.448cm" svg:y2="11.216cm">
          <text:p/>
        </draw:line>
        <draw:line draw:style-name="gr97" draw:layer="layout" svg:x1="12.372cm" svg:y1="11.292cm" svg:x2="12.525cm" svg:y2="11.292cm">
          <text:p/>
        </draw:line>
        <draw:line draw:style-name="gr97" draw:layer="layout" svg:x1="12.448cm" svg:y1="11.126cm" svg:x2="12.448cm" svg:y2="10.972cm">
          <text:p/>
        </draw:line>
        <draw:line draw:style-name="gr97" draw:layer="layout" svg:x1="12.372cm" svg:y1="11.049cm" svg:x2="12.525cm" svg:y2="11.049cm">
          <text:p/>
        </draw:line>
        <draw:line draw:style-name="gr97" draw:layer="layout" svg:x1="12.448cm" svg:y1="10.994cm" svg:x2="12.448cm" svg:y2="10.841cm">
          <text:p/>
        </draw:line>
        <draw:line draw:style-name="gr97" draw:layer="layout" svg:x1="12.372cm" svg:y1="10.917cm" svg:x2="12.525cm" svg:y2="10.917cm">
          <text:p/>
        </draw:line>
        <draw:line draw:style-name="gr97" draw:layer="layout" svg:x1="12.448cm" svg:y1="10.51cm" svg:x2="12.448cm" svg:y2="10.356cm">
          <text:p/>
        </draw:line>
        <draw:line draw:style-name="gr97" draw:layer="layout" svg:x1="12.372cm" svg:y1="10.433cm" svg:x2="12.525cm" svg:y2="10.433cm">
          <text:p/>
        </draw:line>
        <draw:line draw:style-name="gr97" draw:layer="layout" svg:x1="12.448cm" svg:y1="10.354cm" svg:x2="12.448cm" svg:y2="10.201cm">
          <text:p/>
        </draw:line>
        <draw:line draw:style-name="gr97" draw:layer="layout" svg:x1="12.372cm" svg:y1="10.277cm" svg:x2="12.525cm" svg:y2="10.277cm">
          <text:p/>
        </draw:line>
        <draw:line draw:style-name="gr97" draw:layer="layout" svg:x1="12.448cm" svg:y1="9.826cm" svg:x2="12.448cm" svg:y2="9.673cm">
          <text:p/>
        </draw:line>
        <draw:line draw:style-name="gr97" draw:layer="layout" svg:x1="12.372cm" svg:y1="9.749cm" svg:x2="12.525cm" svg:y2="9.749cm">
          <text:p/>
        </draw:line>
        <draw:line draw:style-name="gr97" draw:layer="layout" svg:x1="12.448cm" svg:y1="9.451cm" svg:x2="12.448cm" svg:y2="9.298cm">
          <text:p/>
        </draw:line>
        <draw:line draw:style-name="gr97" draw:layer="layout" svg:x1="12.372cm" svg:y1="9.374cm" svg:x2="12.525cm" svg:y2="9.374cm">
          <text:p/>
        </draw:line>
        <draw:line draw:style-name="gr97" draw:layer="layout" svg:x1="12.448cm" svg:y1="8.923cm" svg:x2="12.448cm" svg:y2="8.77cm">
          <text:p/>
        </draw:line>
        <draw:line draw:style-name="gr97" draw:layer="layout" svg:x1="12.372cm" svg:y1="8.846cm" svg:x2="12.525cm" svg:y2="8.846cm">
          <text:p/>
        </draw:line>
        <draw:line draw:style-name="gr97" draw:layer="layout" svg:x1="12.448cm" svg:y1="8.813cm" svg:x2="12.448cm" svg:y2="8.66cm">
          <text:p/>
        </draw:line>
        <draw:line draw:style-name="gr97" draw:layer="layout" svg:x1="12.372cm" svg:y1="8.737cm" svg:x2="12.525cm" svg:y2="8.737cm">
          <text:p/>
        </draw:line>
        <draw:line draw:style-name="gr97" draw:layer="layout" svg:x1="12.448cm" svg:y1="8.792cm" svg:x2="12.448cm" svg:y2="8.638cm">
          <text:p/>
        </draw:line>
        <draw:line draw:style-name="gr97" draw:layer="layout" svg:x1="12.372cm" svg:y1="8.715cm" svg:x2="12.525cm" svg:y2="8.715cm">
          <text:p/>
        </draw:line>
        <draw:line draw:style-name="gr97" draw:layer="layout" svg:x1="12.448cm" svg:y1="8.57cm" svg:x2="12.448cm" svg:y2="8.417cm">
          <text:p/>
        </draw:line>
        <draw:line draw:style-name="gr97" draw:layer="layout" svg:x1="12.372cm" svg:y1="8.493cm" svg:x2="12.525cm" svg:y2="8.493cm">
          <text:p/>
        </draw:line>
        <draw:line draw:style-name="gr97" draw:layer="layout" svg:x1="12.448cm" svg:y1="8.064cm" svg:x2="12.448cm" svg:y2="7.911cm">
          <text:p/>
        </draw:line>
        <draw:line draw:style-name="gr97" draw:layer="layout" svg:x1="12.372cm" svg:y1="7.987cm" svg:x2="12.525cm" svg:y2="7.987cm">
          <text:p/>
        </draw:line>
        <draw:line draw:style-name="gr97" draw:layer="layout" svg:x1="12.448cm" svg:y1="7.976cm" svg:x2="12.448cm" svg:y2="7.823cm">
          <text:p/>
        </draw:line>
        <draw:line draw:style-name="gr97" draw:layer="layout" svg:x1="12.372cm" svg:y1="7.9cm" svg:x2="12.525cm" svg:y2="7.9cm">
          <text:p/>
        </draw:line>
        <draw:line draw:style-name="gr97" draw:layer="layout" svg:x1="12.448cm" svg:y1="7.954cm" svg:x2="12.448cm" svg:y2="7.801cm">
          <text:p/>
        </draw:line>
        <draw:line draw:style-name="gr97" draw:layer="layout" svg:x1="12.372cm" svg:y1="7.878cm" svg:x2="12.525cm" svg:y2="7.878cm">
          <text:p/>
        </draw:line>
        <draw:line draw:style-name="gr97" draw:layer="layout" svg:x1="12.448cm" svg:y1="7.049cm" svg:x2="12.448cm" svg:y2="6.896cm">
          <text:p/>
        </draw:line>
        <draw:line draw:style-name="gr97" draw:layer="layout" svg:x1="12.372cm" svg:y1="6.972cm" svg:x2="12.525cm" svg:y2="6.972cm">
          <text:p/>
        </draw:line>
        <draw:line draw:style-name="gr97" draw:layer="layout" svg:x1="12.448cm" svg:y1="6.961cm" svg:x2="12.448cm" svg:y2="6.808cm">
          <text:p/>
        </draw:line>
        <draw:line draw:style-name="gr97" draw:layer="layout" svg:x1="12.372cm" svg:y1="6.885cm" svg:x2="12.525cm" svg:y2="6.885cm">
          <text:p/>
        </draw:line>
        <draw:line draw:style-name="gr97" draw:layer="layout" svg:x1="12.448cm" svg:y1="6.565cm" svg:x2="12.448cm" svg:y2="6.411cm">
          <text:p/>
        </draw:line>
        <draw:line draw:style-name="gr97" draw:layer="layout" svg:x1="12.372cm" svg:y1="6.488cm" svg:x2="12.525cm" svg:y2="6.488cm">
          <text:p/>
        </draw:line>
        <draw:line draw:style-name="gr97" draw:layer="layout" svg:x1="12.448cm" svg:y1="6.543cm" svg:x2="12.448cm" svg:y2="6.389cm">
          <text:p/>
        </draw:line>
        <draw:line draw:style-name="gr97" draw:layer="layout" svg:x1="12.372cm" svg:y1="6.466cm" svg:x2="12.525cm" svg:y2="6.466cm">
          <text:p/>
        </draw:line>
        <draw:line draw:style-name="gr97" draw:layer="layout" svg:x1="12.448cm" svg:y1="6.368cm" svg:x2="12.448cm" svg:y2="6.214cm">
          <text:p/>
        </draw:line>
        <draw:line draw:style-name="gr97" draw:layer="layout" svg:x1="12.372cm" svg:y1="6.291cm" svg:x2="12.525cm" svg:y2="6.291cm">
          <text:p/>
        </draw:line>
        <draw:line draw:style-name="gr97" draw:layer="layout" svg:x1="12.448cm" svg:y1="3.987cm" svg:x2="12.448cm" svg:y2="3.834cm">
          <text:p/>
        </draw:line>
        <draw:line draw:style-name="gr97" draw:layer="layout" svg:x1="12.372cm" svg:y1="3.911cm" svg:x2="12.525cm" svg:y2="3.911cm">
          <text:p/>
        </draw:line>
        <draw:line draw:style-name="gr97" draw:layer="layout" svg:x1="12.448cm" svg:y1="3.766cm" svg:x2="12.448cm" svg:y2="3.613cm">
          <text:p/>
        </draw:line>
        <draw:line draw:style-name="gr97" draw:layer="layout" svg:x1="12.372cm" svg:y1="3.689cm" svg:x2="12.525cm" svg:y2="3.689cm">
          <text:p/>
        </draw:line>
        <draw:line draw:style-name="gr97" draw:layer="layout" svg:x1="12.448cm" svg:y1="3.591cm" svg:x2="12.448cm" svg:y2="3.437cm">
          <text:p/>
        </draw:line>
        <draw:line draw:style-name="gr97" draw:layer="layout" svg:x1="12.372cm" svg:y1="3.514cm" svg:x2="12.525cm" svg:y2="3.514cm">
          <text:p/>
        </draw:line>
        <draw:line draw:style-name="gr97" draw:layer="layout" svg:x1="12.477cm" svg:y1="13.374cm" svg:x2="12.477cm" svg:y2="13.221cm">
          <text:p/>
        </draw:line>
        <draw:line draw:style-name="gr97" draw:layer="layout" svg:x1="12.401cm" svg:y1="13.298cm" svg:x2="12.554cm" svg:y2="13.298cm">
          <text:p/>
        </draw:line>
        <draw:line draw:style-name="gr97" draw:layer="layout" svg:x1="12.477cm" svg:y1="13.043cm" svg:x2="12.477cm" svg:y2="12.89cm">
          <text:p/>
        </draw:line>
        <draw:line draw:style-name="gr97" draw:layer="layout" svg:x1="12.401cm" svg:y1="12.967cm" svg:x2="12.554cm" svg:y2="12.967cm">
          <text:p/>
        </draw:line>
        <draw:line draw:style-name="gr97" draw:layer="layout" svg:x1="12.477cm" svg:y1="12.824cm" svg:x2="12.477cm" svg:y2="12.671cm">
          <text:p/>
        </draw:line>
        <draw:line draw:style-name="gr97" draw:layer="layout" svg:x1="12.401cm" svg:y1="12.748cm" svg:x2="12.554cm" svg:y2="12.748cm">
          <text:p/>
        </draw:line>
        <draw:line draw:style-name="gr97" draw:layer="layout" svg:x1="12.477cm" svg:y1="12.559cm" svg:x2="12.477cm" svg:y2="12.406cm">
          <text:p/>
        </draw:line>
        <draw:line draw:style-name="gr97" draw:layer="layout" svg:x1="12.401cm" svg:y1="12.482cm" svg:x2="12.554cm" svg:y2="12.482cm">
          <text:p/>
        </draw:line>
        <draw:line draw:style-name="gr97" draw:layer="layout" svg:x1="12.477cm" svg:y1="12.471cm" svg:x2="12.477cm" svg:y2="12.318cm">
          <text:p/>
        </draw:line>
        <draw:line draw:style-name="gr97" draw:layer="layout" svg:x1="12.401cm" svg:y1="12.395cm" svg:x2="12.554cm" svg:y2="12.395cm">
          <text:p/>
        </draw:line>
        <draw:line draw:style-name="gr97" draw:layer="layout" svg:x1="12.477cm" svg:y1="12.118cm" svg:x2="12.477cm" svg:y2="11.965cm">
          <text:p/>
        </draw:line>
        <draw:line draw:style-name="gr97" draw:layer="layout" svg:x1="12.401cm" svg:y1="12.042cm" svg:x2="12.554cm" svg:y2="12.042cm">
          <text:p/>
        </draw:line>
        <draw:line draw:style-name="gr97" draw:layer="layout" svg:x1="12.477cm" svg:y1="12.053cm" svg:x2="12.477cm" svg:y2="11.899cm">
          <text:p/>
        </draw:line>
        <draw:line draw:style-name="gr97" draw:layer="layout" svg:x1="12.401cm" svg:y1="11.976cm" svg:x2="12.554cm" svg:y2="11.976cm">
          <text:p/>
        </draw:line>
        <draw:line draw:style-name="gr97" draw:layer="layout" svg:x1="12.477cm" svg:y1="11.941cm" svg:x2="12.477cm" svg:y2="11.787cm">
          <text:p/>
        </draw:line>
        <draw:line draw:style-name="gr97" draw:layer="layout" svg:x1="12.401cm" svg:y1="11.864cm" svg:x2="12.554cm" svg:y2="11.864cm">
          <text:p/>
        </draw:line>
        <draw:line draw:style-name="gr97" draw:layer="layout" svg:x1="12.477cm" svg:y1="11.919cm" svg:x2="12.477cm" svg:y2="11.766cm">
          <text:p/>
        </draw:line>
        <draw:line draw:style-name="gr97" draw:layer="layout" svg:x1="12.401cm" svg:y1="11.842cm" svg:x2="12.554cm" svg:y2="11.842cm">
          <text:p/>
        </draw:line>
        <draw:line draw:style-name="gr97" draw:layer="layout" svg:x1="12.477cm" svg:y1="11.897cm" svg:x2="12.477cm" svg:y2="11.744cm">
          <text:p/>
        </draw:line>
        <draw:line draw:style-name="gr97" draw:layer="layout" svg:x1="12.401cm" svg:y1="11.82cm" svg:x2="12.554cm" svg:y2="11.82cm">
          <text:p/>
        </draw:line>
        <draw:line draw:style-name="gr97" draw:layer="layout" svg:x1="12.477cm" svg:y1="11.853cm" svg:x2="12.477cm" svg:y2="11.7cm">
          <text:p/>
        </draw:line>
        <draw:line draw:style-name="gr97" draw:layer="layout" svg:x1="12.401cm" svg:y1="11.777cm" svg:x2="12.554cm" svg:y2="11.777cm">
          <text:p/>
        </draw:line>
        <draw:line draw:style-name="gr97" draw:layer="layout" svg:x1="12.477cm" svg:y1="11.809cm" svg:x2="12.477cm" svg:y2="11.656cm">
          <text:p/>
        </draw:line>
        <draw:line draw:style-name="gr97" draw:layer="layout" svg:x1="12.401cm" svg:y1="11.733cm" svg:x2="12.554cm" svg:y2="11.733cm">
          <text:p/>
        </draw:line>
        <draw:line draw:style-name="gr97" draw:layer="layout" svg:x1="12.477cm" svg:y1="11.413cm" svg:x2="12.477cm" svg:y2="11.259cm">
          <text:p/>
        </draw:line>
        <draw:line draw:style-name="gr97" draw:layer="layout" svg:x1="12.401cm" svg:y1="11.336cm" svg:x2="12.554cm" svg:y2="11.336cm">
          <text:p/>
        </draw:line>
        <draw:line draw:style-name="gr97" draw:layer="layout" svg:x1="12.477cm" svg:y1="11.126cm" svg:x2="12.477cm" svg:y2="10.972cm">
          <text:p/>
        </draw:line>
        <draw:line draw:style-name="gr97" draw:layer="layout" svg:x1="12.401cm" svg:y1="11.049cm" svg:x2="12.554cm" svg:y2="11.049cm">
          <text:p/>
        </draw:line>
        <draw:line draw:style-name="gr97" draw:layer="layout" svg:x1="12.477cm" svg:y1="11.082cm" svg:x2="12.477cm" svg:y2="10.928cm">
          <text:p/>
        </draw:line>
        <draw:line draw:style-name="gr97" draw:layer="layout" svg:x1="12.401cm" svg:y1="11.005cm" svg:x2="12.554cm" svg:y2="11.005cm">
          <text:p/>
        </draw:line>
        <draw:line draw:style-name="gr97" draw:layer="layout" svg:x1="12.477cm" svg:y1="10.972cm" svg:x2="12.477cm" svg:y2="10.819cm">
          <text:p/>
        </draw:line>
        <draw:line draw:style-name="gr97" draw:layer="layout" svg:x1="12.401cm" svg:y1="10.896cm" svg:x2="12.554cm" svg:y2="10.896cm">
          <text:p/>
        </draw:line>
        <draw:line draw:style-name="gr97" draw:layer="layout" svg:x1="12.477cm" svg:y1="10.707cm" svg:x2="12.477cm" svg:y2="10.554cm">
          <text:p/>
        </draw:line>
        <draw:line draw:style-name="gr97" draw:layer="layout" svg:x1="12.401cm" svg:y1="10.63cm" svg:x2="12.554cm" svg:y2="10.63cm">
          <text:p/>
        </draw:line>
        <draw:line draw:style-name="gr97" draw:layer="layout" svg:x1="12.477cm" svg:y1="10.532cm" svg:x2="12.477cm" svg:y2="10.378cm">
          <text:p/>
        </draw:line>
        <draw:line draw:style-name="gr97" draw:layer="layout" svg:x1="12.401cm" svg:y1="10.455cm" svg:x2="12.554cm" svg:y2="10.455cm">
          <text:p/>
        </draw:line>
        <draw:line draw:style-name="gr97" draw:layer="layout" svg:x1="12.477cm" svg:y1="10.4cm" svg:x2="12.477cm" svg:y2="10.247cm">
          <text:p/>
        </draw:line>
        <draw:line draw:style-name="gr97" draw:layer="layout" svg:x1="12.401cm" svg:y1="10.324cm" svg:x2="12.554cm" svg:y2="10.324cm">
          <text:p/>
        </draw:line>
        <draw:line draw:style-name="gr97" draw:layer="layout" svg:x1="12.477cm" svg:y1="10.354cm" svg:x2="12.477cm" svg:y2="10.201cm">
          <text:p/>
        </draw:line>
        <draw:line draw:style-name="gr97" draw:layer="layout" svg:x1="12.401cm" svg:y1="10.277cm" svg:x2="12.554cm" svg:y2="10.277cm">
          <text:p/>
        </draw:line>
        <draw:line draw:style-name="gr97" draw:layer="layout" svg:x1="12.477cm" svg:y1="10.266cm" svg:x2="12.477cm" svg:y2="10.113cm">
          <text:p/>
        </draw:line>
        <draw:line draw:style-name="gr97" draw:layer="layout" svg:x1="12.401cm" svg:y1="10.19cm" svg:x2="12.554cm" svg:y2="10.19cm">
          <text:p/>
        </draw:line>
        <draw:line draw:style-name="gr97" draw:layer="layout" svg:x1="12.477cm" svg:y1="9.76cm" svg:x2="12.477cm" svg:y2="9.607cm">
          <text:p/>
        </draw:line>
        <draw:line draw:style-name="gr97" draw:layer="layout" svg:x1="12.401cm" svg:y1="9.684cm" svg:x2="12.554cm" svg:y2="9.684cm">
          <text:p/>
        </draw:line>
        <draw:line draw:style-name="gr97" draw:layer="layout" svg:x1="12.477cm" svg:y1="9.539cm" svg:x2="12.477cm" svg:y2="9.385cm">
          <text:p/>
        </draw:line>
        <draw:line draw:style-name="gr97" draw:layer="layout" svg:x1="12.401cm" svg:y1="9.462cm" svg:x2="12.554cm" svg:y2="9.462cm">
          <text:p/>
        </draw:line>
        <draw:line draw:style-name="gr97" draw:layer="layout" svg:x1="12.477cm" svg:y1="9.451cm" svg:x2="12.477cm" svg:y2="9.298cm">
          <text:p/>
        </draw:line>
        <draw:line draw:style-name="gr97" draw:layer="layout" svg:x1="12.401cm" svg:y1="9.374cm" svg:x2="12.554cm" svg:y2="9.374cm">
          <text:p/>
        </draw:line>
        <draw:line draw:style-name="gr97" draw:layer="layout" svg:x1="12.477cm" svg:y1="9.429cm" svg:x2="12.477cm" svg:y2="9.276cm">
          <text:p/>
        </draw:line>
        <draw:line draw:style-name="gr97" draw:layer="layout" svg:x1="12.401cm" svg:y1="9.353cm" svg:x2="12.554cm" svg:y2="9.353cm">
          <text:p/>
        </draw:line>
        <draw:line draw:style-name="gr97" draw:layer="layout" svg:x1="12.477cm" svg:y1="8.526cm" svg:x2="12.477cm" svg:y2="8.373cm">
          <text:p/>
        </draw:line>
        <draw:line draw:style-name="gr97" draw:layer="layout" svg:x1="12.401cm" svg:y1="8.45cm" svg:x2="12.554cm" svg:y2="8.45cm">
          <text:p/>
        </draw:line>
        <draw:line draw:style-name="gr97" draw:layer="layout" svg:x1="12.477cm" svg:y1="8.439cm" svg:x2="12.477cm" svg:y2="8.285cm">
          <text:p/>
        </draw:line>
        <draw:line draw:style-name="gr97" draw:layer="layout" svg:x1="12.401cm" svg:y1="8.362cm" svg:x2="12.554cm" svg:y2="8.362cm">
          <text:p/>
        </draw:line>
        <draw:line draw:style-name="gr97" draw:layer="layout" svg:x1="12.477cm" svg:y1="8.329cm" svg:x2="12.477cm" svg:y2="8.176cm">
          <text:p/>
        </draw:line>
        <draw:line draw:style-name="gr97" draw:layer="layout" svg:x1="12.401cm" svg:y1="8.252cm" svg:x2="12.554cm" svg:y2="8.252cm">
          <text:p/>
        </draw:line>
        <draw:line draw:style-name="gr97" draw:layer="layout" svg:x1="12.477cm" svg:y1="8.02cm" svg:x2="12.477cm" svg:y2="7.867cm">
          <text:p/>
        </draw:line>
        <draw:line draw:style-name="gr97" draw:layer="layout" svg:x1="12.401cm" svg:y1="7.943cm" svg:x2="12.554cm" svg:y2="7.943cm">
          <text:p/>
        </draw:line>
        <draw:line draw:style-name="gr97" draw:layer="layout" svg:x1="12.477cm" svg:y1="7.799cm" svg:x2="12.477cm" svg:y2="7.645cm">
          <text:p/>
        </draw:line>
        <draw:line draw:style-name="gr97" draw:layer="layout" svg:x1="12.401cm" svg:y1="7.722cm" svg:x2="12.554cm" svg:y2="7.722cm">
          <text:p/>
        </draw:line>
        <draw:line draw:style-name="gr97" draw:layer="layout" svg:x1="12.477cm" svg:y1="7.733cm" svg:x2="12.477cm" svg:y2="7.58cm">
          <text:p/>
        </draw:line>
        <draw:line draw:style-name="gr97" draw:layer="layout" svg:x1="12.401cm" svg:y1="7.656cm" svg:x2="12.554cm" svg:y2="7.656cm">
          <text:p/>
        </draw:line>
        <draw:line draw:style-name="gr97" draw:layer="layout" svg:x1="12.477cm" svg:y1="7.711cm" svg:x2="12.477cm" svg:y2="7.558cm">
          <text:p/>
        </draw:line>
        <draw:line draw:style-name="gr97" draw:layer="layout" svg:x1="12.401cm" svg:y1="7.634cm" svg:x2="12.554cm" svg:y2="7.634cm">
          <text:p/>
        </draw:line>
        <draw:line draw:style-name="gr97" draw:layer="layout" svg:x1="12.477cm" svg:y1="7.601cm" svg:x2="12.477cm" svg:y2="7.448cm">
          <text:p/>
        </draw:line>
        <draw:line draw:style-name="gr97" draw:layer="layout" svg:x1="12.401cm" svg:y1="7.525cm" svg:x2="12.554cm" svg:y2="7.525cm">
          <text:p/>
        </draw:line>
        <draw:line draw:style-name="gr97" draw:layer="layout" svg:x1="12.477cm" svg:y1="7.027cm" svg:x2="12.477cm" svg:y2="6.874cm">
          <text:p/>
        </draw:line>
        <draw:line draw:style-name="gr97" draw:layer="layout" svg:x1="12.401cm" svg:y1="6.95cm" svg:x2="12.554cm" svg:y2="6.95cm">
          <text:p/>
        </draw:line>
        <draw:line draw:style-name="gr97" draw:layer="layout" svg:x1="12.477cm" svg:y1="6.961cm" svg:x2="12.477cm" svg:y2="6.808cm">
          <text:p/>
        </draw:line>
        <draw:line draw:style-name="gr97" draw:layer="layout" svg:x1="12.401cm" svg:y1="6.885cm" svg:x2="12.554cm" svg:y2="6.885cm">
          <text:p/>
        </draw:line>
        <draw:line draw:style-name="gr97" draw:layer="layout" svg:x1="12.477cm" svg:y1="4.253cm" svg:x2="12.477cm" svg:y2="4.099cm">
          <text:p/>
        </draw:line>
        <draw:line draw:style-name="gr97" draw:layer="layout" svg:x1="12.401cm" svg:y1="4.176cm" svg:x2="12.554cm" svg:y2="4.176cm">
          <text:p/>
        </draw:line>
        <draw:line draw:style-name="gr97" draw:layer="layout" svg:x1="12.477cm" svg:y1="4.184cm" svg:x2="12.477cm" svg:y2="4.031cm">
          <text:p/>
        </draw:line>
        <draw:line draw:style-name="gr97" draw:layer="layout" svg:x1="12.401cm" svg:y1="4.108cm" svg:x2="12.554cm" svg:y2="4.108cm">
          <text:p/>
        </draw:line>
        <draw:line draw:style-name="gr97" draw:layer="layout" svg:x1="12.477cm" svg:y1="3.569cm" svg:x2="12.477cm" svg:y2="3.415cm">
          <text:p/>
        </draw:line>
        <draw:line draw:style-name="gr97" draw:layer="layout" svg:x1="12.401cm" svg:y1="3.492cm" svg:x2="12.554cm" svg:y2="3.492cm">
          <text:p/>
        </draw:line>
        <draw:line draw:style-name="gr97" draw:layer="layout" svg:x1="12.477cm" svg:y1="3.347cm" svg:x2="12.477cm" svg:y2="3.194cm">
          <text:p/>
        </draw:line>
        <draw:line draw:style-name="gr97" draw:layer="layout" svg:x1="12.401cm" svg:y1="3.271cm" svg:x2="12.554cm" svg:y2="3.271cm">
          <text:p/>
        </draw:line>
        <draw:line draw:style-name="gr97" draw:layer="layout" svg:x1="12.477cm" svg:y1="3.15cm" svg:x2="12.477cm" svg:y2="2.997cm">
          <text:p/>
        </draw:line>
        <draw:line draw:style-name="gr97" draw:layer="layout" svg:x1="12.401cm" svg:y1="3.073cm" svg:x2="12.554cm" svg:y2="3.073cm">
          <text:p/>
        </draw:line>
        <draw:line draw:style-name="gr97" draw:layer="layout" svg:x1="12.477cm" svg:y1="3.128cm" svg:x2="12.477cm" svg:y2="2.975cm">
          <text:p/>
        </draw:line>
        <draw:line draw:style-name="gr97" draw:layer="layout" svg:x1="12.401cm" svg:y1="3.052cm" svg:x2="12.554cm" svg:y2="3.052cm">
          <text:p/>
        </draw:line>
        <draw:line draw:style-name="gr97" draw:layer="layout" svg:x1="12.477cm" svg:y1="2.907cm" svg:x2="12.477cm" svg:y2="2.753cm">
          <text:p/>
        </draw:line>
        <draw:line draw:style-name="gr97" draw:layer="layout" svg:x1="12.401cm" svg:y1="2.83cm" svg:x2="12.554cm" svg:y2="2.83cm">
          <text:p/>
        </draw:line>
        <draw:line draw:style-name="gr97" draw:layer="layout" svg:x1="12.509cm" svg:y1="13.352cm" svg:x2="12.509cm" svg:y2="13.199cm">
          <text:p/>
        </draw:line>
        <draw:line draw:style-name="gr97" draw:layer="layout" svg:x1="12.432cm" svg:y1="13.276cm" svg:x2="12.586cm" svg:y2="13.276cm">
          <text:p/>
        </draw:line>
        <draw:line draw:style-name="gr97" draw:layer="layout" svg:x1="12.509cm" svg:y1="13.33cm" svg:x2="12.509cm" svg:y2="13.177cm">
          <text:p/>
        </draw:line>
        <draw:line draw:style-name="gr97" draw:layer="layout" svg:x1="12.432cm" svg:y1="13.254cm" svg:x2="12.586cm" svg:y2="13.254cm">
          <text:p/>
        </draw:line>
        <draw:line draw:style-name="gr97" draw:layer="layout" svg:x1="12.509cm" svg:y1="12.89cm" svg:x2="12.509cm" svg:y2="12.737cm">
          <text:p/>
        </draw:line>
        <draw:line draw:style-name="gr97" draw:layer="layout" svg:x1="12.432cm" svg:y1="12.813cm" svg:x2="12.586cm" svg:y2="12.813cm">
          <text:p/>
        </draw:line>
        <draw:line draw:style-name="gr97" draw:layer="layout" svg:x1="12.509cm" svg:y1="12.8cm" svg:x2="12.509cm" svg:y2="12.647cm">
          <text:p/>
        </draw:line>
        <draw:line draw:style-name="gr97" draw:layer="layout" svg:x1="12.432cm" svg:y1="12.723cm" svg:x2="12.586cm" svg:y2="12.723cm">
          <text:p/>
        </draw:line>
        <draw:line draw:style-name="gr97" draw:layer="layout" svg:x1="12.509cm" svg:y1="12.581cm" svg:x2="12.509cm" svg:y2="12.428cm">
          <text:p/>
        </draw:line>
        <draw:line draw:style-name="gr97" draw:layer="layout" svg:x1="12.432cm" svg:y1="12.504cm" svg:x2="12.586cm" svg:y2="12.504cm">
          <text:p/>
        </draw:line>
        <draw:line draw:style-name="gr97" draw:layer="layout" svg:x1="12.509cm" svg:y1="12.272cm" svg:x2="12.509cm" svg:y2="12.118cm">
          <text:p/>
        </draw:line>
        <draw:line draw:style-name="gr97" draw:layer="layout" svg:x1="12.432cm" svg:y1="12.195cm" svg:x2="12.586cm" svg:y2="12.195cm">
          <text:p/>
        </draw:line>
        <draw:line draw:style-name="gr97" draw:layer="layout" svg:x1="12.509cm" svg:y1="12.075cm" svg:x2="12.509cm" svg:y2="11.921cm">
          <text:p/>
        </draw:line>
        <draw:line draw:style-name="gr97" draw:layer="layout" svg:x1="12.432cm" svg:y1="11.998cm" svg:x2="12.586cm" svg:y2="11.998cm">
          <text:p/>
        </draw:line>
        <draw:line draw:style-name="gr97" draw:layer="layout" svg:x1="12.509cm" svg:y1="11.985cm" svg:x2="12.509cm" svg:y2="11.831cm">
          <text:p/>
        </draw:line>
        <draw:line draw:style-name="gr97" draw:layer="layout" svg:x1="12.432cm" svg:y1="11.908cm" svg:x2="12.586cm" svg:y2="11.908cm">
          <text:p/>
        </draw:line>
        <draw:line draw:style-name="gr97" draw:layer="layout" svg:x1="12.509cm" svg:y1="11.082cm" svg:x2="12.509cm" svg:y2="10.928cm">
          <text:p/>
        </draw:line>
        <draw:line draw:style-name="gr97" draw:layer="layout" svg:x1="12.432cm" svg:y1="11.005cm" svg:x2="12.586cm" svg:y2="11.005cm">
          <text:p/>
        </draw:line>
        <draw:line draw:style-name="gr97" draw:layer="layout" svg:x1="12.509cm" svg:y1="10.994cm" svg:x2="12.509cm" svg:y2="10.841cm">
          <text:p/>
        </draw:line>
        <draw:line draw:style-name="gr97" draw:layer="layout" svg:x1="12.432cm" svg:y1="10.917cm" svg:x2="12.586cm" svg:y2="10.917cm">
          <text:p/>
        </draw:line>
        <draw:line draw:style-name="gr97" draw:layer="layout" svg:x1="12.509cm" svg:y1="10.797cm" svg:x2="12.509cm" svg:y2="10.644cm">
          <text:p/>
        </draw:line>
        <draw:line draw:style-name="gr97" draw:layer="layout" svg:x1="12.432cm" svg:y1="10.72cm" svg:x2="12.586cm" svg:y2="10.72cm">
          <text:p/>
        </draw:line>
        <draw:line draw:style-name="gr97" draw:layer="layout" svg:x1="12.509cm" svg:y1="10.488cm" svg:x2="12.509cm" svg:y2="10.335cm">
          <text:p/>
        </draw:line>
        <draw:line draw:style-name="gr97" draw:layer="layout" svg:x1="12.432cm" svg:y1="10.411cm" svg:x2="12.586cm" svg:y2="10.411cm">
          <text:p/>
        </draw:line>
        <draw:line draw:style-name="gr97" draw:layer="layout" svg:x1="12.509cm" svg:y1="10.378cm" svg:x2="12.509cm" svg:y2="10.225cm">
          <text:p/>
        </draw:line>
        <draw:line draw:style-name="gr97" draw:layer="layout" svg:x1="12.432cm" svg:y1="10.302cm" svg:x2="12.586cm" svg:y2="10.302cm">
          <text:p/>
        </draw:line>
        <draw:line draw:style-name="gr97" draw:layer="layout" svg:x1="12.509cm" svg:y1="10.135cm" svg:x2="12.509cm" svg:y2="9.982cm">
          <text:p/>
        </draw:line>
        <draw:line draw:style-name="gr97" draw:layer="layout" svg:x1="12.432cm" svg:y1="10.058cm" svg:x2="12.586cm" svg:y2="10.058cm">
          <text:p/>
        </draw:line>
        <draw:line draw:style-name="gr97" draw:layer="layout" svg:x1="12.509cm" svg:y1="10.069cm" svg:x2="12.509cm" svg:y2="9.916cm">
          <text:p/>
        </draw:line>
        <draw:line draw:style-name="gr97" draw:layer="layout" svg:x1="12.432cm" svg:y1="9.993cm" svg:x2="12.586cm" svg:y2="9.993cm">
          <text:p/>
        </draw:line>
        <draw:line draw:style-name="gr97" draw:layer="layout" svg:x1="12.509cm" svg:y1="9.804cm" svg:x2="12.509cm" svg:y2="9.651cm">
          <text:p/>
        </draw:line>
        <draw:line draw:style-name="gr97" draw:layer="layout" svg:x1="12.432cm" svg:y1="9.727cm" svg:x2="12.586cm" svg:y2="9.727cm">
          <text:p/>
        </draw:line>
        <draw:line draw:style-name="gr97" draw:layer="layout" svg:x1="12.509cm" svg:y1="9.563cm" svg:x2="12.509cm" svg:y2="9.41cm">
          <text:p/>
        </draw:line>
        <draw:line draw:style-name="gr97" draw:layer="layout" svg:x1="12.432cm" svg:y1="9.486cm" svg:x2="12.586cm" svg:y2="9.486cm">
          <text:p/>
        </draw:line>
        <draw:line draw:style-name="gr97" draw:layer="layout" svg:x1="12.509cm" svg:y1="9.517cm" svg:x2="12.509cm" svg:y2="9.363cm">
          <text:p/>
        </draw:line>
        <draw:line draw:style-name="gr97" draw:layer="layout" svg:x1="12.432cm" svg:y1="9.44cm" svg:x2="12.586cm" svg:y2="9.44cm">
          <text:p/>
        </draw:line>
        <draw:line draw:style-name="gr97" draw:layer="layout" svg:x1="12.509cm" svg:y1="9.473cm" svg:x2="12.509cm" svg:y2="9.32cm">
          <text:p/>
        </draw:line>
        <draw:line draw:style-name="gr97" draw:layer="layout" svg:x1="12.432cm" svg:y1="9.396cm" svg:x2="12.586cm" svg:y2="9.396cm">
          <text:p/>
        </draw:line>
        <draw:line draw:style-name="gr97" draw:layer="layout" svg:x1="12.509cm" svg:y1="8.636cm" svg:x2="12.509cm" svg:y2="8.482cm">
          <text:p/>
        </draw:line>
        <draw:line draw:style-name="gr97" draw:layer="layout" svg:x1="12.432cm" svg:y1="8.559cm" svg:x2="12.586cm" svg:y2="8.559cm">
          <text:p/>
        </draw:line>
        <draw:line draw:style-name="gr97" draw:layer="layout" svg:x1="12.509cm" svg:y1="8.329cm" svg:x2="12.509cm" svg:y2="8.176cm">
          <text:p/>
        </draw:line>
        <draw:line draw:style-name="gr97" draw:layer="layout" svg:x1="12.432cm" svg:y1="8.252cm" svg:x2="12.586cm" svg:y2="8.252cm">
          <text:p/>
        </draw:line>
        <draw:line draw:style-name="gr97" draw:layer="layout" svg:x1="12.509cm" svg:y1="8.283cm" svg:x2="12.509cm" svg:y2="8.13cm">
          <text:p/>
        </draw:line>
        <draw:line draw:style-name="gr97" draw:layer="layout" svg:x1="12.432cm" svg:y1="8.206cm" svg:x2="12.586cm" svg:y2="8.206cm">
          <text:p/>
        </draw:line>
        <draw:line draw:style-name="gr97" draw:layer="layout" svg:x1="12.509cm" svg:y1="8.239cm" svg:x2="12.509cm" svg:y2="8.086cm">
          <text:p/>
        </draw:line>
        <draw:line draw:style-name="gr97" draw:layer="layout" svg:x1="12.432cm" svg:y1="8.162cm" svg:x2="12.586cm" svg:y2="8.162cm">
          <text:p/>
        </draw:line>
        <draw:line draw:style-name="gr97" draw:layer="layout" svg:x1="12.509cm" svg:y1="8.151cm" svg:x2="12.509cm" svg:y2="7.998cm">
          <text:p/>
        </draw:line>
        <draw:line draw:style-name="gr97" draw:layer="layout" svg:x1="12.432cm" svg:y1="8.075cm" svg:x2="12.586cm" svg:y2="8.075cm">
          <text:p/>
        </draw:line>
        <draw:line draw:style-name="gr97" draw:layer="layout" svg:x1="12.509cm" svg:y1="7.886cm" svg:x2="12.509cm" svg:y2="7.733cm">
          <text:p/>
        </draw:line>
        <draw:line draw:style-name="gr97" draw:layer="layout" svg:x1="12.432cm" svg:y1="7.81cm" svg:x2="12.586cm" svg:y2="7.81cm">
          <text:p/>
        </draw:line>
        <draw:line draw:style-name="gr97" draw:layer="layout" svg:x1="12.509cm" svg:y1="7.689cm" svg:x2="12.509cm" svg:y2="7.536cm">
          <text:p/>
        </draw:line>
        <draw:line draw:style-name="gr97" draw:layer="layout" svg:x1="12.432cm" svg:y1="7.612cm" svg:x2="12.586cm" svg:y2="7.612cm">
          <text:p/>
        </draw:line>
        <draw:line draw:style-name="gr97" draw:layer="layout" svg:x1="12.509cm" svg:y1="7.336cm" svg:x2="12.509cm" svg:y2="7.183cm">
          <text:p/>
        </draw:line>
        <draw:line draw:style-name="gr97" draw:layer="layout" svg:x1="12.432cm" svg:y1="7.26cm" svg:x2="12.586cm" svg:y2="7.26cm">
          <text:p/>
        </draw:line>
        <draw:line draw:style-name="gr97" draw:layer="layout" svg:x1="12.509cm" svg:y1="7.183cm" svg:x2="12.509cm" svg:y2="7.03cm">
          <text:p/>
        </draw:line>
        <draw:line draw:style-name="gr97" draw:layer="layout" svg:x1="12.432cm" svg:y1="7.106cm" svg:x2="12.586cm" svg:y2="7.106cm">
          <text:p/>
        </draw:line>
        <draw:line draw:style-name="gr97" draw:layer="layout" svg:x1="12.509cm" svg:y1="4.603cm" svg:x2="12.509cm" svg:y2="4.45cm">
          <text:p/>
        </draw:line>
        <draw:line draw:style-name="gr97" draw:layer="layout" svg:x1="12.432cm" svg:y1="4.526cm" svg:x2="12.586cm" svg:y2="4.526cm">
          <text:p/>
        </draw:line>
        <draw:line draw:style-name="gr97" draw:layer="layout" svg:x1="12.509cm" svg:y1="4.515cm" svg:x2="12.509cm" svg:y2="4.362cm">
          <text:p/>
        </draw:line>
        <draw:line draw:style-name="gr97" draw:layer="layout" svg:x1="12.432cm" svg:y1="4.439cm" svg:x2="12.586cm" svg:y2="4.439cm">
          <text:p/>
        </draw:line>
        <draw:line draw:style-name="gr97" draw:layer="layout" svg:x1="12.509cm" svg:y1="3.9cm" svg:x2="12.509cm" svg:y2="3.746cm">
          <text:p/>
        </draw:line>
        <draw:line draw:style-name="gr97" draw:layer="layout" svg:x1="12.432cm" svg:y1="3.823cm" svg:x2="12.586cm" svg:y2="3.823cm">
          <text:p/>
        </draw:line>
        <draw:line draw:style-name="gr97" draw:layer="layout" svg:x1="12.509cm" svg:y1="3.634cm" svg:x2="12.509cm" svg:y2="3.481cm">
          <text:p/>
        </draw:line>
        <draw:line draw:style-name="gr97" draw:layer="layout" svg:x1="12.432cm" svg:y1="3.558cm" svg:x2="12.586cm" svg:y2="3.558cm">
          <text:p/>
        </draw:line>
        <draw:line draw:style-name="gr97" draw:layer="layout" svg:x1="12.509cm" svg:y1="3.591cm" svg:x2="12.509cm" svg:y2="3.437cm">
          <text:p/>
        </draw:line>
        <draw:line draw:style-name="gr97" draw:layer="layout" svg:x1="12.432cm" svg:y1="3.514cm" svg:x2="12.586cm" svg:y2="3.514cm">
          <text:p/>
        </draw:line>
        <draw:line draw:style-name="gr97" draw:layer="layout" svg:x1="12.509cm" svg:y1="3.062cm" svg:x2="12.509cm" svg:y2="2.909cm">
          <text:p/>
        </draw:line>
        <draw:line draw:style-name="gr97" draw:layer="layout" svg:x1="12.432cm" svg:y1="2.986cm" svg:x2="12.586cm" svg:y2="2.986cm">
          <text:p/>
        </draw:line>
        <draw:line draw:style-name="gr97" draw:layer="layout" svg:x1="12.538cm" svg:y1="13.352cm" svg:x2="12.538cm" svg:y2="13.199cm">
          <text:p/>
        </draw:line>
        <draw:line draw:style-name="gr97" draw:layer="layout" svg:x1="12.462cm" svg:y1="13.276cm" svg:x2="12.615cm" svg:y2="13.276cm">
          <text:p/>
        </draw:line>
        <draw:line draw:style-name="gr97" draw:layer="layout" svg:x1="12.538cm" svg:y1="13.33cm" svg:x2="12.538cm" svg:y2="13.177cm">
          <text:p/>
        </draw:line>
        <draw:line draw:style-name="gr97" draw:layer="layout" svg:x1="12.462cm" svg:y1="13.254cm" svg:x2="12.615cm" svg:y2="13.254cm">
          <text:p/>
        </draw:line>
        <draw:line draw:style-name="gr97" draw:layer="layout" svg:x1="12.538cm" svg:y1="13.197cm" svg:x2="12.538cm" svg:y2="13.043cm">
          <text:p/>
        </draw:line>
        <draw:line draw:style-name="gr97" draw:layer="layout" svg:x1="12.462cm" svg:y1="13.12cm" svg:x2="12.615cm" svg:y2="13.12cm">
          <text:p/>
        </draw:line>
        <draw:line draw:style-name="gr97" draw:layer="layout" svg:x1="12.538cm" svg:y1="12.89cm" svg:x2="12.538cm" svg:y2="12.737cm">
          <text:p/>
        </draw:line>
        <draw:line draw:style-name="gr97" draw:layer="layout" svg:x1="12.462cm" svg:y1="12.813cm" svg:x2="12.615cm" svg:y2="12.813cm">
          <text:p/>
        </draw:line>
        <draw:line draw:style-name="gr97" draw:layer="layout" svg:x1="12.538cm" svg:y1="12.756cm" svg:x2="12.538cm" svg:y2="12.603cm">
          <text:p/>
        </draw:line>
        <draw:line draw:style-name="gr97" draw:layer="layout" svg:x1="12.462cm" svg:y1="12.679cm" svg:x2="12.615cm" svg:y2="12.679cm">
          <text:p/>
        </draw:line>
        <draw:line draw:style-name="gr97" draw:layer="layout" svg:x1="12.538cm" svg:y1="12.69cm" svg:x2="12.538cm" svg:y2="12.537cm">
          <text:p/>
        </draw:line>
        <draw:line draw:style-name="gr97" draw:layer="layout" svg:x1="12.462cm" svg:y1="12.614cm" svg:x2="12.615cm" svg:y2="12.614cm">
          <text:p/>
        </draw:line>
        <draw:line draw:style-name="gr97" draw:layer="layout" svg:x1="12.538cm" svg:y1="12.14cm" svg:x2="12.538cm" svg:y2="11.987cm">
          <text:p/>
        </draw:line>
        <draw:line draw:style-name="gr97" draw:layer="layout" svg:x1="12.462cm" svg:y1="12.064cm" svg:x2="12.615cm" svg:y2="12.064cm">
          <text:p/>
        </draw:line>
        <draw:line draw:style-name="gr97" draw:layer="layout" svg:x1="12.538cm" svg:y1="11.831cm" svg:x2="12.538cm" svg:y2="11.678cm">
          <text:p/>
        </draw:line>
        <draw:line draw:style-name="gr97" draw:layer="layout" svg:x1="12.462cm" svg:y1="11.755cm" svg:x2="12.615cm" svg:y2="11.755cm">
          <text:p/>
        </draw:line>
        <draw:line draw:style-name="gr97" draw:layer="layout" svg:x1="12.538cm" svg:y1="11.766cm" svg:x2="12.538cm" svg:y2="11.612cm">
          <text:p/>
        </draw:line>
        <draw:line draw:style-name="gr97" draw:layer="layout" svg:x1="12.462cm" svg:y1="11.689cm" svg:x2="12.615cm" svg:y2="11.689cm">
          <text:p/>
        </draw:line>
        <draw:line draw:style-name="gr97" draw:layer="layout" svg:x1="12.538cm" svg:y1="11.634cm" svg:x2="12.538cm" svg:y2="11.481cm">
          <text:p/>
        </draw:line>
        <draw:line draw:style-name="gr97" draw:layer="layout" svg:x1="12.462cm" svg:y1="11.558cm" svg:x2="12.615cm" svg:y2="11.558cm">
          <text:p/>
        </draw:line>
        <draw:line draw:style-name="gr97" draw:layer="layout" svg:x1="12.538cm" svg:y1="10.775cm" svg:x2="12.538cm" svg:y2="10.622cm">
          <text:p/>
        </draw:line>
        <draw:line draw:style-name="gr97" draw:layer="layout" svg:x1="12.462cm" svg:y1="10.698cm" svg:x2="12.615cm" svg:y2="10.698cm">
          <text:p/>
        </draw:line>
        <draw:line draw:style-name="gr97" draw:layer="layout" svg:x1="12.538cm" svg:y1="10.554cm" svg:x2="12.538cm" svg:y2="10.4cm">
          <text:p/>
        </draw:line>
        <draw:line draw:style-name="gr97" draw:layer="layout" svg:x1="12.462cm" svg:y1="10.477cm" svg:x2="12.615cm" svg:y2="10.477cm">
          <text:p/>
        </draw:line>
        <draw:line draw:style-name="gr97" draw:layer="layout" svg:x1="12.538cm" svg:y1="10.422cm" svg:x2="12.538cm" svg:y2="10.269cm">
          <text:p/>
        </draw:line>
        <draw:line draw:style-name="gr97" draw:layer="layout" svg:x1="12.462cm" svg:y1="10.346cm" svg:x2="12.615cm" svg:y2="10.346cm">
          <text:p/>
        </draw:line>
        <draw:line draw:style-name="gr97" draw:layer="layout" svg:x1="12.538cm" svg:y1="10.201cm" svg:x2="12.538cm" svg:y2="10.047cm">
          <text:p/>
        </draw:line>
        <draw:line draw:style-name="gr97" draw:layer="layout" svg:x1="12.462cm" svg:y1="10.124cm" svg:x2="12.615cm" svg:y2="10.124cm">
          <text:p/>
        </draw:line>
        <draw:line draw:style-name="gr97" draw:layer="layout" svg:x1="12.538cm" svg:y1="10.025cm" svg:x2="12.538cm" svg:y2="9.872cm">
          <text:p/>
        </draw:line>
        <draw:line draw:style-name="gr97" draw:layer="layout" svg:x1="12.462cm" svg:y1="9.949cm" svg:x2="12.615cm" svg:y2="9.949cm">
          <text:p/>
        </draw:line>
        <draw:line draw:style-name="gr97" draw:layer="layout" svg:x1="12.538cm" svg:y1="9.673cm" svg:x2="12.538cm" svg:y2="9.519cm">
          <text:p/>
        </draw:line>
        <draw:line draw:style-name="gr97" draw:layer="layout" svg:x1="12.462cm" svg:y1="9.596cm" svg:x2="12.615cm" svg:y2="9.596cm">
          <text:p/>
        </draw:line>
        <draw:line draw:style-name="gr97" draw:layer="layout" svg:x1="12.538cm" svg:y1="9.473cm" svg:x2="12.538cm" svg:y2="9.32cm">
          <text:p/>
        </draw:line>
        <draw:line draw:style-name="gr97" draw:layer="layout" svg:x1="12.462cm" svg:y1="9.396cm" svg:x2="12.615cm" svg:y2="9.396cm">
          <text:p/>
        </draw:line>
        <draw:line draw:style-name="gr97" draw:layer="layout" svg:x1="12.538cm" svg:y1="9.407cm" svg:x2="12.538cm" svg:y2="9.254cm">
          <text:p/>
        </draw:line>
        <draw:line draw:style-name="gr97" draw:layer="layout" svg:x1="12.462cm" svg:y1="9.331cm" svg:x2="12.615cm" svg:y2="9.331cm">
          <text:p/>
        </draw:line>
        <draw:line draw:style-name="gr97" draw:layer="layout" svg:x1="12.538cm" svg:y1="8.989cm" svg:x2="12.538cm" svg:y2="8.835cm">
          <text:p/>
        </draw:line>
        <draw:line draw:style-name="gr97" draw:layer="layout" svg:x1="12.462cm" svg:y1="8.912cm" svg:x2="12.615cm" svg:y2="8.912cm">
          <text:p/>
        </draw:line>
        <draw:line draw:style-name="gr97" draw:layer="layout" svg:x1="12.538cm" svg:y1="8.945cm" svg:x2="12.538cm" svg:y2="8.792cm">
          <text:p/>
        </draw:line>
        <draw:line draw:style-name="gr97" draw:layer="layout" svg:x1="12.462cm" svg:y1="8.868cm" svg:x2="12.615cm" svg:y2="8.868cm">
          <text:p/>
        </draw:line>
        <draw:line draw:style-name="gr97" draw:layer="layout" svg:x1="12.538cm" svg:y1="8.614cm" svg:x2="12.538cm" svg:y2="8.461cm">
          <text:p/>
        </draw:line>
        <draw:line draw:style-name="gr97" draw:layer="layout" svg:x1="12.462cm" svg:y1="8.537cm" svg:x2="12.615cm" svg:y2="8.537cm">
          <text:p/>
        </draw:line>
        <draw:line draw:style-name="gr97" draw:layer="layout" svg:x1="12.538cm" svg:y1="7.908cm" svg:x2="12.538cm" svg:y2="7.755cm">
          <text:p/>
        </draw:line>
        <draw:line draw:style-name="gr97" draw:layer="layout" svg:x1="12.462cm" svg:y1="7.831cm" svg:x2="12.615cm" svg:y2="7.831cm">
          <text:p/>
        </draw:line>
        <draw:line draw:style-name="gr97" draw:layer="layout" svg:x1="12.538cm" svg:y1="7.799cm" svg:x2="12.538cm" svg:y2="7.645cm">
          <text:p/>
        </draw:line>
        <draw:line draw:style-name="gr97" draw:layer="layout" svg:x1="12.462cm" svg:y1="7.722cm" svg:x2="12.615cm" svg:y2="7.722cm">
          <text:p/>
        </draw:line>
        <draw:line draw:style-name="gr97" draw:layer="layout" svg:x1="12.538cm" svg:y1="7.733cm" svg:x2="12.538cm" svg:y2="7.58cm">
          <text:p/>
        </draw:line>
        <draw:line draw:style-name="gr97" draw:layer="layout" svg:x1="12.462cm" svg:y1="7.656cm" svg:x2="12.615cm" svg:y2="7.656cm">
          <text:p/>
        </draw:line>
        <draw:line draw:style-name="gr97" draw:layer="layout" svg:x1="12.538cm" svg:y1="5.09cm" svg:x2="12.538cm" svg:y2="4.936cm">
          <text:p/>
        </draw:line>
        <draw:line draw:style-name="gr97" draw:layer="layout" svg:x1="12.462cm" svg:y1="5.013cm" svg:x2="12.615cm" svg:y2="5.013cm">
          <text:p/>
        </draw:line>
        <draw:line draw:style-name="gr97" draw:layer="layout" svg:x1="12.538cm" svg:y1="4.206cm" svg:x2="12.538cm" svg:y2="4.053cm">
          <text:p/>
        </draw:line>
        <draw:line draw:style-name="gr97" draw:layer="layout" svg:x1="12.462cm" svg:y1="4.13cm" svg:x2="12.615cm" svg:y2="4.13cm">
          <text:p/>
        </draw:line>
        <draw:line draw:style-name="gr97" draw:layer="layout" svg:x1="12.57cm" svg:y1="9.429cm" svg:x2="12.57cm" svg:y2="9.276cm">
          <text:p/>
        </draw:line>
        <draw:line draw:style-name="gr97" draw:layer="layout" svg:x1="12.493cm" svg:y1="9.353cm" svg:x2="12.647cm" svg:y2="9.353cm">
          <text:p/>
        </draw:line>
        <draw:line draw:style-name="gr97" draw:layer="layout" svg:x1="12.57cm" svg:y1="9.342cm" svg:x2="12.57cm" svg:y2="9.188cm">
          <text:p/>
        </draw:line>
        <draw:line draw:style-name="gr97" draw:layer="layout" svg:x1="12.493cm" svg:y1="9.265cm" svg:x2="12.647cm" svg:y2="9.265cm">
          <text:p/>
        </draw:line>
        <draw:line draw:style-name="gr97" draw:layer="layout" svg:x1="12.57cm" svg:y1="8.614cm" svg:x2="12.57cm" svg:y2="8.461cm">
          <text:p/>
        </draw:line>
        <draw:line draw:style-name="gr97" draw:layer="layout" svg:x1="12.493cm" svg:y1="8.537cm" svg:x2="12.647cm" svg:y2="8.537cm">
          <text:p/>
        </draw:line>
        <draw:line draw:style-name="gr97" draw:layer="layout" svg:x1="12.57cm" svg:y1="8.548cm" svg:x2="12.57cm" svg:y2="8.395cm">
          <text:p/>
        </draw:line>
        <draw:line draw:style-name="gr97" draw:layer="layout" svg:x1="12.493cm" svg:y1="8.472cm" svg:x2="12.647cm" svg:y2="8.472cm">
          <text:p/>
        </draw:line>
        <draw:line draw:style-name="gr97" draw:layer="layout" svg:x1="12.57cm" svg:y1="8.329cm" svg:x2="12.57cm" svg:y2="8.176cm">
          <text:p/>
        </draw:line>
        <draw:line draw:style-name="gr97" draw:layer="layout" svg:x1="12.493cm" svg:y1="8.252cm" svg:x2="12.647cm" svg:y2="8.252cm">
          <text:p/>
        </draw:line>
        <draw:line draw:style-name="gr97" draw:layer="layout" svg:x1="12.57cm" svg:y1="8.086cm" svg:x2="12.57cm" svg:y2="7.932cm">
          <text:p/>
        </draw:line>
        <draw:line draw:style-name="gr97" draw:layer="layout" svg:x1="12.493cm" svg:y1="8.009cm" svg:x2="12.647cm" svg:y2="8.009cm">
          <text:p/>
        </draw:line>
        <draw:line draw:style-name="gr97" draw:layer="layout" svg:x1="12.57cm" svg:y1="8.064cm" svg:x2="12.57cm" svg:y2="7.911cm">
          <text:p/>
        </draw:line>
        <draw:line draw:style-name="gr97" draw:layer="layout" svg:x1="12.493cm" svg:y1="7.987cm" svg:x2="12.647cm" svg:y2="7.987cm">
          <text:p/>
        </draw:line>
        <draw:line draw:style-name="gr97" draw:layer="layout" svg:x1="12.57cm" svg:y1="5.793cm" svg:x2="12.57cm" svg:y2="5.64cm">
          <text:p/>
        </draw:line>
        <draw:line draw:style-name="gr97" draw:layer="layout" svg:x1="12.493cm" svg:y1="5.717cm" svg:x2="12.647cm" svg:y2="5.717cm">
          <text:p/>
        </draw:line>
        <draw:line draw:style-name="gr97" draw:layer="layout" svg:x1="12.57cm" svg:y1="5.574cm" svg:x2="12.57cm" svg:y2="5.421cm">
          <text:p/>
        </draw:line>
        <draw:line draw:style-name="gr97" draw:layer="layout" svg:x1="12.493cm" svg:y1="5.497cm" svg:x2="12.647cm" svg:y2="5.497cm">
          <text:p/>
        </draw:line>
        <draw:line draw:style-name="gr97" draw:layer="layout" svg:x1="12.57cm" svg:y1="5.396cm" svg:x2="12.57cm" svg:y2="5.243cm">
          <text:p/>
        </draw:line>
        <draw:line draw:style-name="gr97" draw:layer="layout" svg:x1="12.493cm" svg:y1="5.32cm" svg:x2="12.647cm" svg:y2="5.32cm">
          <text:p/>
        </draw:line>
        <draw:line draw:style-name="gr97" draw:layer="layout" svg:x1="12.57cm" svg:y1="4.693cm" svg:x2="12.57cm" svg:y2="4.54cm">
          <text:p/>
        </draw:line>
        <draw:line draw:style-name="gr97" draw:layer="layout" svg:x1="12.493cm" svg:y1="4.616cm" svg:x2="12.647cm" svg:y2="4.616cm">
          <text:p/>
        </draw:line>
        <draw:line draw:style-name="gr97" draw:layer="layout" svg:x1="12.57cm" svg:y1="4.603cm" svg:x2="12.57cm" svg:y2="4.45cm">
          <text:p/>
        </draw:line>
        <draw:line draw:style-name="gr97" draw:layer="layout" svg:x1="12.493cm" svg:y1="4.526cm" svg:x2="12.647cm" svg:y2="4.526cm">
          <text:p/>
        </draw:line>
        <draw:line draw:style-name="gr97" draw:layer="layout" svg:x1="12.57cm" svg:y1="4.075cm" svg:x2="12.57cm" svg:y2="3.922cm">
          <text:p/>
        </draw:line>
        <draw:line draw:style-name="gr97" draw:layer="layout" svg:x1="12.493cm" svg:y1="3.998cm" svg:x2="12.647cm" svg:y2="3.998cm">
          <text:p/>
        </draw:line>
        <draw:line draw:style-name="gr97" draw:layer="layout" svg:x1="12.599cm" svg:y1="10.135cm" svg:x2="12.599cm" svg:y2="9.982cm">
          <text:p/>
        </draw:line>
        <draw:line draw:style-name="gr97" draw:layer="layout" svg:x1="12.522cm" svg:y1="10.058cm" svg:x2="12.676cm" svg:y2="10.058cm">
          <text:p/>
        </draw:line>
        <draw:line draw:style-name="gr97" draw:layer="layout" svg:x1="12.599cm" svg:y1="9.473cm" svg:x2="12.599cm" svg:y2="9.32cm">
          <text:p/>
        </draw:line>
        <draw:line draw:style-name="gr97" draw:layer="layout" svg:x1="12.522cm" svg:y1="9.396cm" svg:x2="12.676cm" svg:y2="9.396cm">
          <text:p/>
        </draw:line>
        <draw:line draw:style-name="gr97" draw:layer="layout" svg:x1="12.599cm" svg:y1="9.385cm" svg:x2="12.599cm" svg:y2="9.232cm">
          <text:p/>
        </draw:line>
        <draw:line draw:style-name="gr97" draw:layer="layout" svg:x1="12.522cm" svg:y1="9.309cm" svg:x2="12.676cm" svg:y2="9.309cm">
          <text:p/>
        </draw:line>
        <draw:line draw:style-name="gr97" draw:layer="layout" svg:x1="12.599cm" svg:y1="9.054cm" svg:x2="12.599cm" svg:y2="8.901cm">
          <text:p/>
        </draw:line>
        <draw:line draw:style-name="gr97" draw:layer="layout" svg:x1="12.522cm" svg:y1="8.978cm" svg:x2="12.676cm" svg:y2="8.978cm">
          <text:p/>
        </draw:line>
        <draw:line draw:style-name="gr97" draw:layer="layout" svg:x1="12.599cm" svg:y1="9.011cm" svg:x2="12.599cm" svg:y2="8.857cm">
          <text:p/>
        </draw:line>
        <draw:line draw:style-name="gr97" draw:layer="layout" svg:x1="12.522cm" svg:y1="8.934cm" svg:x2="12.676cm" svg:y2="8.934cm">
          <text:p/>
        </draw:line>
        <draw:line draw:style-name="gr97" draw:layer="layout" svg:x1="12.599cm" svg:y1="8.68cm" svg:x2="12.599cm" svg:y2="8.526cm">
          <text:p/>
        </draw:line>
        <draw:line draw:style-name="gr97" draw:layer="layout" svg:x1="12.522cm" svg:y1="8.603cm" svg:x2="12.676cm" svg:y2="8.603cm">
          <text:p/>
        </draw:line>
        <draw:line draw:style-name="gr97" draw:layer="layout" svg:x1="12.599cm" svg:y1="8.614cm" svg:x2="12.599cm" svg:y2="8.461cm">
          <text:p/>
        </draw:line>
        <draw:line draw:style-name="gr97" draw:layer="layout" svg:x1="12.522cm" svg:y1="8.537cm" svg:x2="12.676cm" svg:y2="8.537cm">
          <text:p/>
        </draw:line>
        <draw:line draw:style-name="gr97" draw:layer="layout" svg:x1="12.599cm" svg:y1="8.592cm" svg:x2="12.599cm" svg:y2="8.439cm">
          <text:p/>
        </draw:line>
        <draw:line draw:style-name="gr97" draw:layer="layout" svg:x1="12.522cm" svg:y1="8.515cm" svg:x2="12.676cm" svg:y2="8.515cm">
          <text:p/>
        </draw:line>
        <draw:line draw:style-name="gr97" draw:layer="layout" svg:x1="12.599cm" svg:y1="5.837cm" svg:x2="12.599cm" svg:y2="5.684cm">
          <text:p/>
        </draw:line>
        <draw:line draw:style-name="gr97" draw:layer="layout" svg:x1="12.522cm" svg:y1="5.76cm" svg:x2="12.676cm" svg:y2="5.76cm">
          <text:p/>
        </draw:line>
        <draw:line draw:style-name="gr97" draw:layer="layout" svg:x1="12.599cm" svg:y1="5cm" svg:x2="12.599cm" svg:y2="4.846cm">
          <text:p/>
        </draw:line>
        <draw:line draw:style-name="gr97" draw:layer="layout" svg:x1="12.522cm" svg:y1="4.923cm" svg:x2="12.676cm" svg:y2="4.923cm">
          <text:p/>
        </draw:line>
        <draw:line draw:style-name="gr97" draw:layer="layout" svg:x1="12.631cm" svg:y1="10.641cm" svg:x2="12.631cm" svg:y2="10.488cm">
          <text:p/>
        </draw:line>
        <draw:line draw:style-name="gr97" draw:layer="layout" svg:x1="12.554cm" svg:y1="10.565cm" svg:x2="12.707cm" svg:y2="10.565cm">
          <text:p/>
        </draw:line>
        <draw:line draw:style-name="gr97" draw:layer="layout" svg:x1="12.631cm" svg:y1="10.619cm" svg:x2="12.631cm" svg:y2="10.466cm">
          <text:p/>
        </draw:line>
        <draw:line draw:style-name="gr97" draw:layer="layout" svg:x1="12.554cm" svg:y1="10.543cm" svg:x2="12.707cm" svg:y2="10.543cm">
          <text:p/>
        </draw:line>
        <draw:line draw:style-name="gr97" draw:layer="layout" svg:x1="12.631cm" svg:y1="10.288cm" svg:x2="12.631cm" svg:y2="10.135cm">
          <text:p/>
        </draw:line>
        <draw:line draw:style-name="gr97" draw:layer="layout" svg:x1="12.554cm" svg:y1="10.212cm" svg:x2="12.707cm" svg:y2="10.212cm">
          <text:p/>
        </draw:line>
        <draw:line draw:style-name="gr97" draw:layer="layout" svg:x1="12.631cm" svg:y1="9.385cm" svg:x2="12.631cm" svg:y2="9.232cm">
          <text:p/>
        </draw:line>
        <draw:line draw:style-name="gr97" draw:layer="layout" svg:x1="12.554cm" svg:y1="9.309cm" svg:x2="12.707cm" svg:y2="9.309cm">
          <text:p/>
        </draw:line>
        <draw:line draw:style-name="gr97" draw:layer="layout" svg:x1="12.631cm" svg:y1="9.276cm" svg:x2="12.631cm" svg:y2="9.123cm">
          <text:p/>
        </draw:line>
        <draw:line draw:style-name="gr97" draw:layer="layout" svg:x1="12.554cm" svg:y1="9.199cm" svg:x2="12.707cm" svg:y2="9.199cm">
          <text:p/>
        </draw:line>
        <draw:line draw:style-name="gr97" draw:layer="layout" svg:x1="12.631cm" svg:y1="9.033cm" svg:x2="12.631cm" svg:y2="8.879cm">
          <text:p/>
        </draw:line>
        <draw:line draw:style-name="gr97" draw:layer="layout" svg:x1="12.554cm" svg:y1="8.956cm" svg:x2="12.707cm" svg:y2="8.956cm">
          <text:p/>
        </draw:line>
        <draw:line draw:style-name="gr97" draw:layer="layout" svg:x1="12.631cm" svg:y1="8.945cm" svg:x2="12.631cm" svg:y2="8.792cm">
          <text:p/>
        </draw:line>
        <draw:line draw:style-name="gr97" draw:layer="layout" svg:x1="12.554cm" svg:y1="8.868cm" svg:x2="12.707cm" svg:y2="8.868cm">
          <text:p/>
        </draw:line>
        <draw:line draw:style-name="gr97" draw:layer="layout" svg:x1="12.631cm" svg:y1="5.662cm" svg:x2="12.631cm" svg:y2="5.508cm">
          <text:p/>
        </draw:line>
        <draw:line draw:style-name="gr97" draw:layer="layout" svg:x1="12.554cm" svg:y1="5.585cm" svg:x2="12.707cm" svg:y2="5.585cm">
          <text:p/>
        </draw:line>
        <draw:line draw:style-name="gr97" draw:layer="layout" svg:x1="12.631cm" svg:y1="5.552cm" svg:x2="12.631cm" svg:y2="5.399cm">
          <text:p/>
        </draw:line>
        <draw:line draw:style-name="gr97" draw:layer="layout" svg:x1="12.554cm" svg:y1="5.476cm" svg:x2="12.707cm" svg:y2="5.476cm">
          <text:p/>
        </draw:line>
        <draw:line draw:style-name="gr97" draw:layer="layout" svg:x1="12.66cm" svg:y1="10.994cm" svg:x2="12.66cm" svg:y2="10.841cm">
          <text:p/>
        </draw:line>
        <draw:line draw:style-name="gr97" draw:layer="layout" svg:x1="12.583cm" svg:y1="10.917cm" svg:x2="12.737cm" svg:y2="10.917cm">
          <text:p/>
        </draw:line>
        <draw:line draw:style-name="gr97" draw:layer="layout" svg:x1="12.66cm" svg:y1="10.685cm" svg:x2="12.66cm" svg:y2="10.532cm">
          <text:p/>
        </draw:line>
        <draw:line draw:style-name="gr97" draw:layer="layout" svg:x1="12.583cm" svg:y1="10.608cm" svg:x2="12.737cm" svg:y2="10.608cm">
          <text:p/>
        </draw:line>
        <draw:line draw:style-name="gr97" draw:layer="layout" svg:x1="12.66cm" svg:y1="10.641cm" svg:x2="12.66cm" svg:y2="10.488cm">
          <text:p/>
        </draw:line>
        <draw:line draw:style-name="gr97" draw:layer="layout" svg:x1="12.583cm" svg:y1="10.565cm" svg:x2="12.737cm" svg:y2="10.565cm">
          <text:p/>
        </draw:line>
        <draw:line draw:style-name="gr97" draw:layer="layout" svg:x1="12.66cm" svg:y1="10.51cm" svg:x2="12.66cm" svg:y2="10.356cm">
          <text:p/>
        </draw:line>
        <draw:line draw:style-name="gr97" draw:layer="layout" svg:x1="12.583cm" svg:y1="10.433cm" svg:x2="12.737cm" svg:y2="10.433cm">
          <text:p/>
        </draw:line>
        <draw:line draw:style-name="gr97" draw:layer="layout" svg:x1="12.66cm" svg:y1="10.332cm" svg:x2="12.66cm" svg:y2="10.179cm">
          <text:p/>
        </draw:line>
        <draw:line draw:style-name="gr97" draw:layer="layout" svg:x1="12.583cm" svg:y1="10.255cm" svg:x2="12.737cm" svg:y2="10.255cm">
          <text:p/>
        </draw:line>
        <draw:line draw:style-name="gr97" draw:layer="layout" svg:x1="12.66cm" svg:y1="10.201cm" svg:x2="12.66cm" svg:y2="10.047cm">
          <text:p/>
        </draw:line>
        <draw:line draw:style-name="gr97" draw:layer="layout" svg:x1="12.583cm" svg:y1="10.124cm" svg:x2="12.737cm" svg:y2="10.124cm">
          <text:p/>
        </draw:line>
        <draw:line draw:style-name="gr97" draw:layer="layout" svg:x1="12.66cm" svg:y1="10.135cm" svg:x2="12.66cm" svg:y2="9.982cm">
          <text:p/>
        </draw:line>
        <draw:line draw:style-name="gr97" draw:layer="layout" svg:x1="12.583cm" svg:y1="10.058cm" svg:x2="12.737cm" svg:y2="10.058cm">
          <text:p/>
        </draw:line>
        <draw:line draw:style-name="gr97" draw:layer="layout" svg:x1="12.66cm" svg:y1="10.091cm" svg:x2="12.66cm" svg:y2="9.938cm">
          <text:p/>
        </draw:line>
        <draw:line draw:style-name="gr97" draw:layer="layout" svg:x1="12.583cm" svg:y1="10.015cm" svg:x2="12.737cm" svg:y2="10.015cm">
          <text:p/>
        </draw:line>
        <draw:line draw:style-name="gr97" draw:layer="layout" svg:x1="12.66cm" svg:y1="9.982cm" svg:x2="12.66cm" svg:y2="9.828cm">
          <text:p/>
        </draw:line>
        <draw:line draw:style-name="gr97" draw:layer="layout" svg:x1="12.583cm" svg:y1="9.905cm" svg:x2="12.737cm" svg:y2="9.905cm">
          <text:p/>
        </draw:line>
        <draw:line draw:style-name="gr97" draw:layer="layout" svg:x1="12.66cm" svg:y1="9.96cm" svg:x2="12.66cm" svg:y2="9.806cm">
          <text:p/>
        </draw:line>
        <draw:line draw:style-name="gr97" draw:layer="layout" svg:x1="12.583cm" svg:y1="9.883cm" svg:x2="12.737cm" svg:y2="9.883cm">
          <text:p/>
        </draw:line>
        <draw:line draw:style-name="gr97" draw:layer="layout" svg:x1="12.66cm" svg:y1="9.892cm" svg:x2="12.66cm" svg:y2="9.738cm">
          <text:p/>
        </draw:line>
        <draw:line draw:style-name="gr97" draw:layer="layout" svg:x1="12.583cm" svg:y1="9.815cm" svg:x2="12.737cm" svg:y2="9.815cm">
          <text:p/>
        </draw:line>
        <draw:line draw:style-name="gr97" draw:layer="layout" svg:x1="12.66cm" svg:y1="9.76cm" svg:x2="12.66cm" svg:y2="9.607cm">
          <text:p/>
        </draw:line>
        <draw:line draw:style-name="gr97" draw:layer="layout" svg:x1="12.583cm" svg:y1="9.684cm" svg:x2="12.737cm" svg:y2="9.684cm">
          <text:p/>
        </draw:line>
        <draw:line draw:style-name="gr97" draw:layer="layout" svg:x1="12.66cm" svg:y1="9.716cm" svg:x2="12.66cm" svg:y2="9.563cm">
          <text:p/>
        </draw:line>
        <draw:line draw:style-name="gr97" draw:layer="layout" svg:x1="12.583cm" svg:y1="9.64cm" svg:x2="12.737cm" svg:y2="9.64cm">
          <text:p/>
        </draw:line>
        <draw:line draw:style-name="gr97" draw:layer="layout" svg:x1="12.66cm" svg:y1="6.983cm" svg:x2="12.66cm" svg:y2="6.83cm">
          <text:p/>
        </draw:line>
        <draw:line draw:style-name="gr97" draw:layer="layout" svg:x1="12.583cm" svg:y1="6.907cm" svg:x2="12.737cm" svg:y2="6.907cm">
          <text:p/>
        </draw:line>
        <draw:line draw:style-name="gr97" draw:layer="layout" svg:x1="12.66cm" svg:y1="6.852cm" svg:x2="12.66cm" svg:y2="6.699cm">
          <text:p/>
        </draw:line>
        <draw:line draw:style-name="gr97" draw:layer="layout" svg:x1="12.583cm" svg:y1="6.775cm" svg:x2="12.737cm" svg:y2="6.775cm">
          <text:p/>
        </draw:line>
        <draw:line draw:style-name="gr97" draw:layer="layout" svg:x1="12.66cm" svg:y1="6.146cm" svg:x2="12.66cm" svg:y2="5.993cm">
          <text:p/>
        </draw:line>
        <draw:line draw:style-name="gr97" draw:layer="layout" svg:x1="12.583cm" svg:y1="6.069cm" svg:x2="12.737cm" svg:y2="6.069cm">
          <text:p/>
        </draw:line>
        <draw:line draw:style-name="gr97" draw:layer="layout" svg:x1="12.66cm" svg:y1="6.08cm" svg:x2="12.66cm" svg:y2="5.927cm">
          <text:p/>
        </draw:line>
        <draw:line draw:style-name="gr97" draw:layer="layout" svg:x1="12.583cm" svg:y1="6.004cm" svg:x2="12.737cm" svg:y2="6.004cm">
          <text:p/>
        </draw:line>
        <draw:line draw:style-name="gr97" draw:layer="layout" svg:x1="12.66cm" svg:y1="5.905cm" svg:x2="12.66cm" svg:y2="5.752cm">
          <text:p/>
        </draw:line>
        <draw:line draw:style-name="gr97" draw:layer="layout" svg:x1="12.583cm" svg:y1="5.828cm" svg:x2="12.737cm" svg:y2="5.828cm">
          <text:p/>
        </draw:line>
        <draw:line draw:style-name="gr97" draw:layer="layout" svg:x1="12.692cm" svg:y1="11.435cm" svg:x2="12.692cm" svg:y2="11.281cm">
          <text:p/>
        </draw:line>
        <draw:line draw:style-name="gr97" draw:layer="layout" svg:x1="12.615cm" svg:y1="11.358cm" svg:x2="12.768cm" svg:y2="11.358cm">
          <text:p/>
        </draw:line>
        <draw:line draw:style-name="gr97" draw:layer="layout" svg:x1="12.692cm" svg:y1="11.06cm" svg:x2="12.692cm" svg:y2="10.906cm">
          <text:p/>
        </draw:line>
        <draw:line draw:style-name="gr97" draw:layer="layout" svg:x1="12.615cm" svg:y1="10.983cm" svg:x2="12.768cm" svg:y2="10.983cm">
          <text:p/>
        </draw:line>
        <draw:line draw:style-name="gr97" draw:layer="layout" svg:x1="12.692cm" svg:y1="10.863cm" svg:x2="12.692cm" svg:y2="10.709cm">
          <text:p/>
        </draw:line>
        <draw:line draw:style-name="gr97" draw:layer="layout" svg:x1="12.615cm" svg:y1="10.786cm" svg:x2="12.768cm" svg:y2="10.786cm">
          <text:p/>
        </draw:line>
        <draw:line draw:style-name="gr97" draw:layer="layout" svg:x1="12.692cm" svg:y1="10.332cm" svg:x2="12.692cm" svg:y2="10.179cm">
          <text:p/>
        </draw:line>
        <draw:line draw:style-name="gr97" draw:layer="layout" svg:x1="12.615cm" svg:y1="10.255cm" svg:x2="12.768cm" svg:y2="10.255cm">
          <text:p/>
        </draw:line>
        <draw:line draw:style-name="gr97" draw:layer="layout" svg:x1="12.692cm" svg:y1="10.004cm" svg:x2="12.692cm" svg:y2="9.85cm">
          <text:p/>
        </draw:line>
        <draw:line draw:style-name="gr97" draw:layer="layout" svg:x1="12.615cm" svg:y1="9.927cm" svg:x2="12.768cm" svg:y2="9.927cm">
          <text:p/>
        </draw:line>
        <draw:line draw:style-name="gr97" draw:layer="layout" svg:x1="12.692cm" svg:y1="7.49cm" svg:x2="12.692cm" svg:y2="7.336cm">
          <text:p/>
        </draw:line>
        <draw:line draw:style-name="gr97" draw:layer="layout" svg:x1="12.615cm" svg:y1="7.413cm" svg:x2="12.768cm" svg:y2="7.413cm">
          <text:p/>
        </draw:line>
        <draw:line draw:style-name="gr97" draw:layer="layout" svg:x1="12.692cm" svg:y1="7.38cm" svg:x2="12.692cm" svg:y2="7.227cm">
          <text:p/>
        </draw:line>
        <draw:line draw:style-name="gr97" draw:layer="layout" svg:x1="12.615cm" svg:y1="7.303cm" svg:x2="12.768cm" svg:y2="7.303cm">
          <text:p/>
        </draw:line>
        <draw:line draw:style-name="gr97" draw:layer="layout" svg:x1="12.692cm" svg:y1="7.314cm" svg:x2="12.692cm" svg:y2="7.161cm">
          <text:p/>
        </draw:line>
        <draw:line draw:style-name="gr97" draw:layer="layout" svg:x1="12.615cm" svg:y1="7.238cm" svg:x2="12.768cm" svg:y2="7.238cm">
          <text:p/>
        </draw:line>
        <draw:line draw:style-name="gr97" draw:layer="layout" svg:x1="12.692cm" svg:y1="6.168cm" svg:x2="12.692cm" svg:y2="6.015cm">
          <text:p/>
        </draw:line>
        <draw:line draw:style-name="gr97" draw:layer="layout" svg:x1="12.615cm" svg:y1="6.091cm" svg:x2="12.768cm" svg:y2="6.091cm">
          <text:p/>
        </draw:line>
        <draw:line draw:style-name="gr97" draw:layer="layout" svg:x1="12.692cm" svg:y1="5.905cm" svg:x2="12.692cm" svg:y2="5.752cm">
          <text:p/>
        </draw:line>
        <draw:line draw:style-name="gr97" draw:layer="layout" svg:x1="12.615cm" svg:y1="5.828cm" svg:x2="12.768cm" svg:y2="5.828cm">
          <text:p/>
        </draw:line>
        <draw:line draw:style-name="gr97" draw:layer="layout" svg:x1="12.721cm" svg:y1="11.303cm" svg:x2="12.721cm" svg:y2="11.15cm">
          <text:p/>
        </draw:line>
        <draw:line draw:style-name="gr97" draw:layer="layout" svg:x1="12.644cm" svg:y1="11.227cm" svg:x2="12.798cm" svg:y2="11.227cm">
          <text:p/>
        </draw:line>
        <draw:line draw:style-name="gr97" draw:layer="layout" svg:x1="12.721cm" svg:y1="11.016cm" svg:x2="12.721cm" svg:y2="10.863cm">
          <text:p/>
        </draw:line>
        <draw:line draw:style-name="gr97" draw:layer="layout" svg:x1="12.644cm" svg:y1="10.939cm" svg:x2="12.798cm" svg:y2="10.939cm">
          <text:p/>
        </draw:line>
        <draw:line draw:style-name="gr97" draw:layer="layout" svg:x1="12.721cm" svg:y1="10.994cm" svg:x2="12.721cm" svg:y2="10.841cm">
          <text:p/>
        </draw:line>
        <draw:line draw:style-name="gr97" draw:layer="layout" svg:x1="12.644cm" svg:y1="10.917cm" svg:x2="12.798cm" svg:y2="10.917cm">
          <text:p/>
        </draw:line>
        <draw:line draw:style-name="gr97" draw:layer="layout" svg:x1="12.721cm" svg:y1="10.797cm" svg:x2="12.721cm" svg:y2="10.644cm">
          <text:p/>
        </draw:line>
        <draw:line draw:style-name="gr97" draw:layer="layout" svg:x1="12.644cm" svg:y1="10.72cm" svg:x2="12.798cm" svg:y2="10.72cm">
          <text:p/>
        </draw:line>
        <draw:line draw:style-name="gr97" draw:layer="layout" svg:x1="12.721cm" svg:y1="10.466cm" svg:x2="12.721cm" svg:y2="10.313cm">
          <text:p/>
        </draw:line>
        <draw:line draw:style-name="gr97" draw:layer="layout" svg:x1="12.644cm" svg:y1="10.389cm" svg:x2="12.798cm" svg:y2="10.389cm">
          <text:p/>
        </draw:line>
        <draw:line draw:style-name="gr97" draw:layer="layout" svg:x1="12.721cm" svg:y1="10.4cm" svg:x2="12.721cm" svg:y2="10.247cm">
          <text:p/>
        </draw:line>
        <draw:line draw:style-name="gr97" draw:layer="layout" svg:x1="12.644cm" svg:y1="10.324cm" svg:x2="12.798cm" svg:y2="10.324cm">
          <text:p/>
        </draw:line>
        <draw:line draw:style-name="gr97" draw:layer="layout" svg:x1="12.721cm" svg:y1="7.908cm" svg:x2="12.721cm" svg:y2="7.755cm">
          <text:p/>
        </draw:line>
        <draw:line draw:style-name="gr97" draw:layer="layout" svg:x1="12.644cm" svg:y1="7.831cm" svg:x2="12.798cm" svg:y2="7.831cm">
          <text:p/>
        </draw:line>
        <draw:line draw:style-name="gr97" draw:layer="layout" svg:x1="12.721cm" svg:y1="7.777cm" svg:x2="12.721cm" svg:y2="7.623cm">
          <text:p/>
        </draw:line>
        <draw:line draw:style-name="gr97" draw:layer="layout" svg:x1="12.644cm" svg:y1="7.7cm" svg:x2="12.798cm" svg:y2="7.7cm">
          <text:p/>
        </draw:line>
        <draw:line draw:style-name="gr97" draw:layer="layout" svg:x1="12.721cm" svg:y1="6.852cm" svg:x2="12.721cm" svg:y2="6.699cm">
          <text:p/>
        </draw:line>
        <draw:line draw:style-name="gr97" draw:layer="layout" svg:x1="12.644cm" svg:y1="6.775cm" svg:x2="12.798cm" svg:y2="6.775cm">
          <text:p/>
        </draw:line>
        <draw:line draw:style-name="gr97" draw:layer="layout" svg:x1="12.721cm" svg:y1="6.302cm" svg:x2="12.721cm" svg:y2="6.148cm">
          <text:p/>
        </draw:line>
        <draw:line draw:style-name="gr97" draw:layer="layout" svg:x1="12.644cm" svg:y1="6.225cm" svg:x2="12.798cm" svg:y2="6.225cm">
          <text:p/>
        </draw:line>
        <draw:line draw:style-name="gr97" draw:layer="layout" svg:x1="12.75cm" svg:y1="12.162cm" svg:x2="12.75cm" svg:y2="12.009cm">
          <text:p/>
        </draw:line>
        <draw:line draw:style-name="gr97" draw:layer="layout" svg:x1="12.673cm" svg:y1="12.086cm" svg:x2="12.827cm" svg:y2="12.086cm">
          <text:p/>
        </draw:line>
        <draw:line draw:style-name="gr97" draw:layer="layout" svg:x1="12.75cm" svg:y1="11.612cm" svg:x2="12.75cm" svg:y2="11.459cm">
          <text:p/>
        </draw:line>
        <draw:line draw:style-name="gr97" draw:layer="layout" svg:x1="12.673cm" svg:y1="11.536cm" svg:x2="12.827cm" svg:y2="11.536cm">
          <text:p/>
        </draw:line>
        <draw:line draw:style-name="gr97" draw:layer="layout" svg:x1="12.75cm" svg:y1="11.59cm" svg:x2="12.75cm" svg:y2="11.437cm">
          <text:p/>
        </draw:line>
        <draw:line draw:style-name="gr97" draw:layer="layout" svg:x1="12.673cm" svg:y1="11.514cm" svg:x2="12.827cm" svg:y2="11.514cm">
          <text:p/>
        </draw:line>
        <draw:line draw:style-name="gr97" draw:layer="layout" svg:x1="12.75cm" svg:y1="11.566cm" svg:x2="12.75cm" svg:y2="11.413cm">
          <text:p/>
        </draw:line>
        <draw:line draw:style-name="gr97" draw:layer="layout" svg:x1="12.673cm" svg:y1="11.489cm" svg:x2="12.827cm" svg:y2="11.489cm">
          <text:p/>
        </draw:line>
        <draw:line draw:style-name="gr97" draw:layer="layout" svg:x1="12.75cm" svg:y1="11.457cm" svg:x2="12.75cm" svg:y2="11.303cm">
          <text:p/>
        </draw:line>
        <draw:line draw:style-name="gr97" draw:layer="layout" svg:x1="12.673cm" svg:y1="11.38cm" svg:x2="12.827cm" svg:y2="11.38cm">
          <text:p/>
        </draw:line>
        <draw:line draw:style-name="gr97" draw:layer="layout" svg:x1="12.75cm" svg:y1="11.281cm" svg:x2="12.75cm" svg:y2="11.128cm">
          <text:p/>
        </draw:line>
        <draw:line draw:style-name="gr97" draw:layer="layout" svg:x1="12.673cm" svg:y1="11.205cm" svg:x2="12.827cm" svg:y2="11.205cm">
          <text:p/>
        </draw:line>
        <draw:line draw:style-name="gr97" draw:layer="layout" svg:x1="12.75cm" svg:y1="8.239cm" svg:x2="12.75cm" svg:y2="8.086cm">
          <text:p/>
        </draw:line>
        <draw:line draw:style-name="gr97" draw:layer="layout" svg:x1="12.673cm" svg:y1="8.162cm" svg:x2="12.827cm" svg:y2="8.162cm">
          <text:p/>
        </draw:line>
        <draw:line draw:style-name="gr97" draw:layer="layout" svg:x1="12.75cm" svg:y1="7.558cm" svg:x2="12.75cm" svg:y2="7.404cm">
          <text:p/>
        </draw:line>
        <draw:line draw:style-name="gr97" draw:layer="layout" svg:x1="12.673cm" svg:y1="7.481cm" svg:x2="12.827cm" svg:y2="7.481cm">
          <text:p/>
        </draw:line>
        <draw:line draw:style-name="gr97" draw:layer="layout" svg:x1="12.75cm" svg:y1="7.358cm" svg:x2="12.75cm" svg:y2="7.205cm">
          <text:p/>
        </draw:line>
        <draw:line draw:style-name="gr97" draw:layer="layout" svg:x1="12.673cm" svg:y1="7.281cm" svg:x2="12.827cm" svg:y2="7.281cm">
          <text:p/>
        </draw:line>
        <draw:line draw:style-name="gr97" draw:layer="layout" svg:x1="12.75cm" svg:y1="7.139cm" svg:x2="12.75cm" svg:y2="6.986cm">
          <text:p/>
        </draw:line>
        <draw:line draw:style-name="gr97" draw:layer="layout" svg:x1="12.673cm" svg:y1="7.062cm" svg:x2="12.827cm" svg:y2="7.062cm">
          <text:p/>
        </draw:line>
        <draw:line draw:style-name="gr97" draw:layer="layout" svg:x1="12.75cm" svg:y1="6.874cm" svg:x2="12.75cm" svg:y2="6.72cm">
          <text:p/>
        </draw:line>
        <draw:line draw:style-name="gr97" draw:layer="layout" svg:x1="12.673cm" svg:y1="6.797cm" svg:x2="12.827cm" svg:y2="6.797cm">
          <text:p/>
        </draw:line>
        <draw:line draw:style-name="gr97" draw:layer="layout" svg:x1="12.75cm" svg:y1="6.852cm" svg:x2="12.75cm" svg:y2="6.699cm">
          <text:p/>
        </draw:line>
        <draw:line draw:style-name="gr97" draw:layer="layout" svg:x1="12.673cm" svg:y1="6.775cm" svg:x2="12.827cm" svg:y2="6.775cm">
          <text:p/>
        </draw:line>
        <draw:line draw:style-name="gr97" draw:layer="layout" svg:x1="12.75cm" svg:y1="6.742cm" svg:x2="12.75cm" svg:y2="6.589cm">
          <text:p/>
        </draw:line>
        <draw:line draw:style-name="gr97" draw:layer="layout" svg:x1="12.673cm" svg:y1="6.666cm" svg:x2="12.827cm" svg:y2="6.666cm">
          <text:p/>
        </draw:line>
        <draw:line draw:style-name="gr97" draw:layer="layout" svg:x1="12.782cm" svg:y1="12.868cm" svg:x2="12.782cm" svg:y2="12.715cm">
          <text:p/>
        </draw:line>
        <draw:line draw:style-name="gr97" draw:layer="layout" svg:x1="12.705cm" svg:y1="12.791cm" svg:x2="12.858cm" svg:y2="12.791cm">
          <text:p/>
        </draw:line>
        <draw:line draw:style-name="gr97" draw:layer="layout" svg:x1="12.782cm" svg:y1="12.824cm" svg:x2="12.782cm" svg:y2="12.671cm">
          <text:p/>
        </draw:line>
        <draw:line draw:style-name="gr97" draw:layer="layout" svg:x1="12.705cm" svg:y1="12.748cm" svg:x2="12.858cm" svg:y2="12.748cm">
          <text:p/>
        </draw:line>
        <draw:line draw:style-name="gr97" draw:layer="layout" svg:x1="12.782cm" svg:y1="12.647cm" svg:x2="12.782cm" svg:y2="12.493cm">
          <text:p/>
        </draw:line>
        <draw:line draw:style-name="gr97" draw:layer="layout" svg:x1="12.705cm" svg:y1="12.57cm" svg:x2="12.858cm" svg:y2="12.57cm">
          <text:p/>
        </draw:line>
        <draw:line draw:style-name="gr97" draw:layer="layout" svg:x1="12.782cm" svg:y1="12.162cm" svg:x2="12.782cm" svg:y2="12.009cm">
          <text:p/>
        </draw:line>
        <draw:line draw:style-name="gr97" draw:layer="layout" svg:x1="12.705cm" svg:y1="12.086cm" svg:x2="12.858cm" svg:y2="12.086cm">
          <text:p/>
        </draw:line>
        <draw:line draw:style-name="gr97" draw:layer="layout" svg:x1="12.782cm" svg:y1="12.097cm" svg:x2="12.782cm" svg:y2="11.943cm">
          <text:p/>
        </draw:line>
        <draw:line draw:style-name="gr97" draw:layer="layout" svg:x1="12.705cm" svg:y1="12.02cm" svg:x2="12.858cm" svg:y2="12.02cm">
          <text:p/>
        </draw:line>
        <draw:line draw:style-name="gr97" draw:layer="layout" svg:x1="12.782cm" svg:y1="12.053cm" svg:x2="12.782cm" svg:y2="11.899cm">
          <text:p/>
        </draw:line>
        <draw:line draw:style-name="gr97" draw:layer="layout" svg:x1="12.705cm" svg:y1="11.976cm" svg:x2="12.858cm" svg:y2="11.976cm">
          <text:p/>
        </draw:line>
        <draw:line draw:style-name="gr97" draw:layer="layout" svg:x1="12.782cm" svg:y1="11.897cm" svg:x2="12.782cm" svg:y2="11.744cm">
          <text:p/>
        </draw:line>
        <draw:line draw:style-name="gr97" draw:layer="layout" svg:x1="12.705cm" svg:y1="11.82cm" svg:x2="12.858cm" svg:y2="11.82cm">
          <text:p/>
        </draw:line>
        <draw:line draw:style-name="gr97" draw:layer="layout" svg:x1="12.782cm" svg:y1="11.853cm" svg:x2="12.782cm" svg:y2="11.7cm">
          <text:p/>
        </draw:line>
        <draw:line draw:style-name="gr97" draw:layer="layout" svg:x1="12.705cm" svg:y1="11.777cm" svg:x2="12.858cm" svg:y2="11.777cm">
          <text:p/>
        </draw:line>
        <draw:line draw:style-name="gr97" draw:layer="layout" svg:x1="12.782cm" svg:y1="11.722cm" svg:x2="12.782cm" svg:y2="11.568cm">
          <text:p/>
        </draw:line>
        <draw:line draw:style-name="gr97" draw:layer="layout" svg:x1="12.705cm" svg:y1="11.645cm" svg:x2="12.858cm" svg:y2="11.645cm">
          <text:p/>
        </draw:line>
        <draw:line draw:style-name="gr97" draw:layer="layout" svg:x1="12.782cm" svg:y1="11.281cm" svg:x2="12.782cm" svg:y2="11.128cm">
          <text:p/>
        </draw:line>
        <draw:line draw:style-name="gr97" draw:layer="layout" svg:x1="12.705cm" svg:y1="11.205cm" svg:x2="12.858cm" svg:y2="11.205cm">
          <text:p/>
        </draw:line>
        <draw:line draw:style-name="gr97" draw:layer="layout" svg:x1="12.782cm" svg:y1="11.237cm" svg:x2="12.782cm" svg:y2="11.084cm">
          <text:p/>
        </draw:line>
        <draw:line draw:style-name="gr97" draw:layer="layout" svg:x1="12.705cm" svg:y1="11.161cm" svg:x2="12.858cm" svg:y2="11.161cm">
          <text:p/>
        </draw:line>
        <draw:line draw:style-name="gr97" draw:layer="layout" svg:x1="12.782cm" svg:y1="8.748cm" svg:x2="12.782cm" svg:y2="8.594cm">
          <text:p/>
        </draw:line>
        <draw:line draw:style-name="gr97" draw:layer="layout" svg:x1="12.705cm" svg:y1="8.671cm" svg:x2="12.858cm" svg:y2="8.671cm">
          <text:p/>
        </draw:line>
        <draw:line draw:style-name="gr97" draw:layer="layout" svg:x1="12.782cm" svg:y1="8.482cm" svg:x2="12.782cm" svg:y2="8.329cm">
          <text:p/>
        </draw:line>
        <draw:line draw:style-name="gr97" draw:layer="layout" svg:x1="12.705cm" svg:y1="8.406cm" svg:x2="12.858cm" svg:y2="8.406cm">
          <text:p/>
        </draw:line>
        <draw:line draw:style-name="gr97" draw:layer="layout" svg:x1="12.782cm" svg:y1="7.976cm" svg:x2="12.782cm" svg:y2="7.823cm">
          <text:p/>
        </draw:line>
        <draw:line draw:style-name="gr97" draw:layer="layout" svg:x1="12.705cm" svg:y1="7.9cm" svg:x2="12.858cm" svg:y2="7.9cm">
          <text:p/>
        </draw:line>
        <draw:line draw:style-name="gr97" draw:layer="layout" svg:x1="12.782cm" svg:y1="7.864cm" svg:x2="12.782cm" svg:y2="7.711cm">
          <text:p/>
        </draw:line>
        <draw:line draw:style-name="gr97" draw:layer="layout" svg:x1="12.705cm" svg:y1="7.788cm" svg:x2="12.858cm" svg:y2="7.788cm">
          <text:p/>
        </draw:line>
        <draw:line draw:style-name="gr97" draw:layer="layout" svg:x1="12.782cm" svg:y1="7.667cm" svg:x2="12.782cm" svg:y2="7.514cm">
          <text:p/>
        </draw:line>
        <draw:line draw:style-name="gr97" draw:layer="layout" svg:x1="12.705cm" svg:y1="7.591cm" svg:x2="12.858cm" svg:y2="7.591cm">
          <text:p/>
        </draw:line>
        <draw:line draw:style-name="gr97" draw:layer="layout" svg:x1="12.782cm" svg:y1="7.645cm" svg:x2="12.782cm" svg:y2="7.492cm">
          <text:p/>
        </draw:line>
        <draw:line draw:style-name="gr97" draw:layer="layout" svg:x1="12.705cm" svg:y1="7.569cm" svg:x2="12.858cm" svg:y2="7.569cm">
          <text:p/>
        </draw:line>
        <draw:line draw:style-name="gr97" draw:layer="layout" svg:x1="12.811cm" svg:y1="13.243cm" svg:x2="12.811cm" svg:y2="13.09cm">
          <text:p/>
        </draw:line>
        <draw:line draw:style-name="gr97" draw:layer="layout" svg:x1="12.734cm" svg:y1="13.166cm" svg:x2="12.888cm" svg:y2="13.166cm">
          <text:p/>
        </draw:line>
        <draw:line draw:style-name="gr97" draw:layer="layout" svg:x1="12.811cm" svg:y1="12.778cm" svg:x2="12.811cm" svg:y2="12.625cm">
          <text:p/>
        </draw:line>
        <draw:line draw:style-name="gr97" draw:layer="layout" svg:x1="12.734cm" svg:y1="12.701cm" svg:x2="12.888cm" svg:y2="12.701cm">
          <text:p/>
        </draw:line>
        <draw:line draw:style-name="gr97" draw:layer="layout" svg:x1="12.811cm" svg:y1="12.734cm" svg:x2="12.811cm" svg:y2="12.581cm">
          <text:p/>
        </draw:line>
        <draw:line draw:style-name="gr97" draw:layer="layout" svg:x1="12.734cm" svg:y1="12.658cm" svg:x2="12.888cm" svg:y2="12.658cm">
          <text:p/>
        </draw:line>
        <draw:line draw:style-name="gr97" draw:layer="layout" svg:x1="12.811cm" svg:y1="12.712cm" svg:x2="12.811cm" svg:y2="12.559cm">
          <text:p/>
        </draw:line>
        <draw:line draw:style-name="gr97" draw:layer="layout" svg:x1="12.734cm" svg:y1="12.636cm" svg:x2="12.888cm" svg:y2="12.636cm">
          <text:p/>
        </draw:line>
        <draw:line draw:style-name="gr97" draw:layer="layout" svg:x1="12.811cm" svg:y1="12.228cm" svg:x2="12.811cm" svg:y2="12.075cm">
          <text:p/>
        </draw:line>
        <draw:line draw:style-name="gr97" draw:layer="layout" svg:x1="12.734cm" svg:y1="12.151cm" svg:x2="12.888cm" svg:y2="12.151cm">
          <text:p/>
        </draw:line>
        <draw:line draw:style-name="gr97" draw:layer="layout" svg:x1="12.811cm" svg:y1="11.985cm" svg:x2="12.811cm" svg:y2="11.831cm">
          <text:p/>
        </draw:line>
        <draw:line draw:style-name="gr97" draw:layer="layout" svg:x1="12.734cm" svg:y1="11.908cm" svg:x2="12.888cm" svg:y2="11.908cm">
          <text:p/>
        </draw:line>
        <draw:line draw:style-name="gr97" draw:layer="layout" svg:x1="12.811cm" svg:y1="11.897cm" svg:x2="12.811cm" svg:y2="11.744cm">
          <text:p/>
        </draw:line>
        <draw:line draw:style-name="gr97" draw:layer="layout" svg:x1="12.734cm" svg:y1="11.82cm" svg:x2="12.888cm" svg:y2="11.82cm">
          <text:p/>
        </draw:line>
        <draw:line draw:style-name="gr97" draw:layer="layout" svg:x1="12.811cm" svg:y1="9.21cm" svg:x2="12.811cm" svg:y2="9.057cm">
          <text:p/>
        </draw:line>
        <draw:line draw:style-name="gr97" draw:layer="layout" svg:x1="12.734cm" svg:y1="9.133cm" svg:x2="12.888cm" svg:y2="9.133cm">
          <text:p/>
        </draw:line>
        <draw:line draw:style-name="gr97" draw:layer="layout" svg:x1="12.811cm" svg:y1="8.417cm" svg:x2="12.811cm" svg:y2="8.263cm">
          <text:p/>
        </draw:line>
        <draw:line draw:style-name="gr97" draw:layer="layout" svg:x1="12.734cm" svg:y1="8.34cm" svg:x2="12.888cm" svg:y2="8.34cm">
          <text:p/>
        </draw:line>
        <draw:line draw:style-name="gr97" draw:layer="layout" svg:x1="12.811cm" svg:y1="8.305cm" svg:x2="12.811cm" svg:y2="8.151cm">
          <text:p/>
        </draw:line>
        <draw:line draw:style-name="gr97" draw:layer="layout" svg:x1="12.734cm" svg:y1="8.228cm" svg:x2="12.888cm" svg:y2="8.228cm">
          <text:p/>
        </draw:line>
        <draw:line draw:style-name="gr97" draw:layer="layout" svg:x1="12.811cm" svg:y1="2.972cm" svg:x2="12.811cm" svg:y2="2.819cm">
          <text:p/>
        </draw:line>
        <draw:line draw:style-name="gr97" draw:layer="layout" svg:x1="12.734cm" svg:y1="2.896cm" svg:x2="12.888cm" svg:y2="2.896cm">
          <text:p/>
        </draw:line>
        <draw:line draw:style-name="gr97" draw:layer="layout" svg:x1="12.811cm" svg:y1="2.841cm" svg:x2="12.811cm" svg:y2="2.688cm">
          <text:p/>
        </draw:line>
        <draw:line draw:style-name="gr97" draw:layer="layout" svg:x1="12.734cm" svg:y1="2.764cm" svg:x2="12.888cm" svg:y2="2.764cm">
          <text:p/>
        </draw:line>
        <draw:line draw:style-name="gr97" draw:layer="layout" svg:x1="12.843cm" svg:y1="13.374cm" svg:x2="12.843cm" svg:y2="13.221cm">
          <text:p/>
        </draw:line>
        <draw:line draw:style-name="gr97" draw:layer="layout" svg:x1="12.766cm" svg:y1="13.298cm" svg:x2="12.919cm" svg:y2="13.298cm">
          <text:p/>
        </draw:line>
        <draw:line draw:style-name="gr97" draw:layer="layout" svg:x1="12.843cm" svg:y1="13.153cm" svg:x2="12.843cm" svg:y2="13cm">
          <text:p/>
        </draw:line>
        <draw:line draw:style-name="gr97" draw:layer="layout" svg:x1="12.766cm" svg:y1="13.076cm" svg:x2="12.919cm" svg:y2="13.076cm">
          <text:p/>
        </draw:line>
        <draw:line draw:style-name="gr97" draw:layer="layout" svg:x1="12.843cm" svg:y1="13.087cm" svg:x2="12.843cm" svg:y2="12.934cm">
          <text:p/>
        </draw:line>
        <draw:line draw:style-name="gr97" draw:layer="layout" svg:x1="12.766cm" svg:y1="13.01cm" svg:x2="12.919cm" svg:y2="13.01cm">
          <text:p/>
        </draw:line>
        <draw:line draw:style-name="gr97" draw:layer="layout" svg:x1="12.843cm" svg:y1="12.493cm" svg:x2="12.843cm" svg:y2="12.34cm">
          <text:p/>
        </draw:line>
        <draw:line draw:style-name="gr97" draw:layer="layout" svg:x1="12.766cm" svg:y1="12.417cm" svg:x2="12.919cm" svg:y2="12.417cm">
          <text:p/>
        </draw:line>
        <draw:line draw:style-name="gr97" draw:layer="layout" svg:x1="12.843cm" svg:y1="9.363cm" svg:x2="12.843cm" svg:y2="9.21cm">
          <text:p/>
        </draw:line>
        <draw:line draw:style-name="gr97" draw:layer="layout" svg:x1="12.766cm" svg:y1="9.287cm" svg:x2="12.919cm" svg:y2="9.287cm">
          <text:p/>
        </draw:line>
        <draw:line draw:style-name="gr97" draw:layer="layout" svg:x1="12.843cm" svg:y1="8.748cm" svg:x2="12.843cm" svg:y2="8.594cm">
          <text:p/>
        </draw:line>
        <draw:line draw:style-name="gr97" draw:layer="layout" svg:x1="12.766cm" svg:y1="8.671cm" svg:x2="12.919cm" svg:y2="8.671cm">
          <text:p/>
        </draw:line>
        <draw:line draw:style-name="gr97" draw:layer="layout" svg:x1="12.843cm" svg:y1="8.636cm" svg:x2="12.843cm" svg:y2="8.482cm">
          <text:p/>
        </draw:line>
        <draw:line draw:style-name="gr97" draw:layer="layout" svg:x1="12.766cm" svg:y1="8.559cm" svg:x2="12.919cm" svg:y2="8.559cm">
          <text:p/>
        </draw:line>
        <draw:line draw:style-name="gr97" draw:layer="layout" svg:x1="12.843cm" svg:y1="8.395cm" svg:x2="12.843cm" svg:y2="8.242cm">
          <text:p/>
        </draw:line>
        <draw:line draw:style-name="gr97" draw:layer="layout" svg:x1="12.766cm" svg:y1="8.318cm" svg:x2="12.919cm" svg:y2="8.318cm">
          <text:p/>
        </draw:line>
        <draw:line draw:style-name="gr97" draw:layer="layout" svg:x1="12.843cm" svg:y1="8.261cm" svg:x2="12.843cm" svg:y2="8.108cm">
          <text:p/>
        </draw:line>
        <draw:line draw:style-name="gr97" draw:layer="layout" svg:x1="12.766cm" svg:y1="8.184cm" svg:x2="12.919cm" svg:y2="8.184cm">
          <text:p/>
        </draw:line>
        <draw:line draw:style-name="gr97" draw:layer="layout" svg:x1="12.843cm" svg:y1="8.195cm" svg:x2="12.843cm" svg:y2="8.042cm">
          <text:p/>
        </draw:line>
        <draw:line draw:style-name="gr97" draw:layer="layout" svg:x1="12.766cm" svg:y1="8.119cm" svg:x2="12.919cm" svg:y2="8.119cm">
          <text:p/>
        </draw:line>
        <draw:line draw:style-name="gr97" draw:layer="layout" svg:x1="12.843cm" svg:y1="8.02cm" svg:x2="12.843cm" svg:y2="7.867cm">
          <text:p/>
        </draw:line>
        <draw:line draw:style-name="gr97" draw:layer="layout" svg:x1="12.766cm" svg:y1="7.943cm" svg:x2="12.919cm" svg:y2="7.943cm">
          <text:p/>
        </draw:line>
        <draw:line draw:style-name="gr97" draw:layer="layout" svg:x1="12.843cm" svg:y1="3.503cm" svg:x2="12.843cm" svg:y2="3.35cm">
          <text:p/>
        </draw:line>
        <draw:line draw:style-name="gr97" draw:layer="layout" svg:x1="12.766cm" svg:y1="3.426cm" svg:x2="12.919cm" svg:y2="3.426cm">
          <text:p/>
        </draw:line>
        <draw:line draw:style-name="gr97" draw:layer="layout" svg:x1="12.843cm" svg:y1="3.437cm" svg:x2="12.843cm" svg:y2="3.284cm">
          <text:p/>
        </draw:line>
        <draw:line draw:style-name="gr97" draw:layer="layout" svg:x1="12.766cm" svg:y1="3.361cm" svg:x2="12.919cm" svg:y2="3.361cm">
          <text:p/>
        </draw:line>
        <draw:line draw:style-name="gr97" draw:layer="layout" svg:x1="12.843cm" svg:y1="3.084cm" svg:x2="12.843cm" svg:y2="2.931cm">
          <text:p/>
        </draw:line>
        <draw:line draw:style-name="gr97" draw:layer="layout" svg:x1="12.766cm" svg:y1="3.008cm" svg:x2="12.919cm" svg:y2="3.008cm">
          <text:p/>
        </draw:line>
        <draw:line draw:style-name="gr97" draw:layer="layout" svg:x1="12.843cm" svg:y1="3.062cm" svg:x2="12.843cm" svg:y2="2.909cm">
          <text:p/>
        </draw:line>
        <draw:line draw:style-name="gr97" draw:layer="layout" svg:x1="12.766cm" svg:y1="2.986cm" svg:x2="12.919cm" svg:y2="2.986cm">
          <text:p/>
        </draw:line>
        <draw:line draw:style-name="gr97" draw:layer="layout" svg:x1="12.872cm" svg:y1="13cm" svg:x2="12.872cm" svg:y2="12.846cm">
          <text:p/>
        </draw:line>
        <draw:line draw:style-name="gr97" draw:layer="layout" svg:x1="12.795cm" svg:y1="12.923cm" svg:x2="12.948cm" svg:y2="12.923cm">
          <text:p/>
        </draw:line>
        <draw:line draw:style-name="gr97" draw:layer="layout" svg:x1="12.872cm" svg:y1="12.471cm" svg:x2="12.872cm" svg:y2="12.318cm">
          <text:p/>
        </draw:line>
        <draw:line draw:style-name="gr97" draw:layer="layout" svg:x1="12.795cm" svg:y1="12.395cm" svg:x2="12.948cm" svg:y2="12.395cm">
          <text:p/>
        </draw:line>
        <draw:line draw:style-name="gr97" draw:layer="layout" svg:x1="12.872cm" svg:y1="12.428cm" svg:x2="12.872cm" svg:y2="12.274cm">
          <text:p/>
        </draw:line>
        <draw:line draw:style-name="gr97" draw:layer="layout" svg:x1="12.795cm" svg:y1="12.351cm" svg:x2="12.948cm" svg:y2="12.351cm">
          <text:p/>
        </draw:line>
        <draw:line draw:style-name="gr97" draw:layer="layout" svg:x1="12.872cm" svg:y1="10.069cm" svg:x2="12.872cm" svg:y2="9.916cm">
          <text:p/>
        </draw:line>
        <draw:line draw:style-name="gr97" draw:layer="layout" svg:x1="12.795cm" svg:y1="9.993cm" svg:x2="12.948cm" svg:y2="9.993cm">
          <text:p/>
        </draw:line>
        <draw:line draw:style-name="gr97" draw:layer="layout" svg:x1="12.872cm" svg:y1="9.188cm" svg:x2="12.872cm" svg:y2="9.035cm">
          <text:p/>
        </draw:line>
        <draw:line draw:style-name="gr97" draw:layer="layout" svg:x1="12.795cm" svg:y1="9.112cm" svg:x2="12.948cm" svg:y2="9.112cm">
          <text:p/>
        </draw:line>
        <draw:line draw:style-name="gr97" draw:layer="layout" svg:x1="12.872cm" svg:y1="9.011cm" svg:x2="12.872cm" svg:y2="8.857cm">
          <text:p/>
        </draw:line>
        <draw:line draw:style-name="gr97" draw:layer="layout" svg:x1="12.795cm" svg:y1="8.934cm" svg:x2="12.948cm" svg:y2="8.934cm">
          <text:p/>
        </draw:line>
        <draw:line draw:style-name="gr97" draw:layer="layout" svg:x1="12.872cm" svg:y1="8.57cm" svg:x2="12.872cm" svg:y2="8.417cm">
          <text:p/>
        </draw:line>
        <draw:line draw:style-name="gr97" draw:layer="layout" svg:x1="12.795cm" svg:y1="8.493cm" svg:x2="12.948cm" svg:y2="8.493cm">
          <text:p/>
        </draw:line>
        <draw:line draw:style-name="gr97" draw:layer="layout" svg:x1="12.872cm" svg:y1="3.834cm" svg:x2="12.872cm" svg:y2="3.681cm">
          <text:p/>
        </draw:line>
        <draw:line draw:style-name="gr97" draw:layer="layout" svg:x1="12.795cm" svg:y1="3.757cm" svg:x2="12.948cm" svg:y2="3.757cm">
          <text:p/>
        </draw:line>
        <draw:line draw:style-name="gr97" draw:layer="layout" svg:x1="12.872cm" svg:y1="3.722cm" svg:x2="12.872cm" svg:y2="3.569cm">
          <text:p/>
        </draw:line>
        <draw:line draw:style-name="gr97" draw:layer="layout" svg:x1="12.795cm" svg:y1="3.645cm" svg:x2="12.948cm" svg:y2="3.645cm">
          <text:p/>
        </draw:line>
        <draw:line draw:style-name="gr97" draw:layer="layout" svg:x1="12.872cm" svg:y1="3.569cm" svg:x2="12.872cm" svg:y2="3.415cm">
          <text:p/>
        </draw:line>
        <draw:line draw:style-name="gr97" draw:layer="layout" svg:x1="12.795cm" svg:y1="3.492cm" svg:x2="12.948cm" svg:y2="3.492cm">
          <text:p/>
        </draw:line>
        <draw:line draw:style-name="gr97" draw:layer="layout" svg:x1="12.872cm" svg:y1="3.525cm" svg:x2="12.872cm" svg:y2="3.372cm">
          <text:p/>
        </draw:line>
        <draw:line draw:style-name="gr97" draw:layer="layout" svg:x1="12.795cm" svg:y1="3.448cm" svg:x2="12.948cm" svg:y2="3.448cm">
          <text:p/>
        </draw:line>
        <draw:line draw:style-name="gr97" draw:layer="layout" svg:x1="12.872cm" svg:y1="3.282cm" svg:x2="12.872cm" svg:y2="3.128cm">
          <text:p/>
        </draw:line>
        <draw:line draw:style-name="gr97" draw:layer="layout" svg:x1="12.795cm" svg:y1="3.205cm" svg:x2="12.948cm" svg:y2="3.205cm">
          <text:p/>
        </draw:line>
        <draw:line draw:style-name="gr97" draw:layer="layout" svg:x1="12.903cm" svg:y1="13.33cm" svg:x2="12.903cm" svg:y2="13.177cm">
          <text:p/>
        </draw:line>
        <draw:line draw:style-name="gr97" draw:layer="layout" svg:x1="12.827cm" svg:y1="13.254cm" svg:x2="12.98cm" svg:y2="13.254cm">
          <text:p/>
        </draw:line>
        <draw:line draw:style-name="gr97" draw:layer="layout" svg:x1="12.903cm" svg:y1="13.109cm" svg:x2="12.903cm" svg:y2="12.956cm">
          <text:p/>
        </draw:line>
        <draw:line draw:style-name="gr97" draw:layer="layout" svg:x1="12.827cm" svg:y1="13.032cm" svg:x2="12.98cm" svg:y2="13.032cm">
          <text:p/>
        </draw:line>
        <draw:line draw:style-name="gr97" draw:layer="layout" svg:x1="12.903cm" svg:y1="13.087cm" svg:x2="12.903cm" svg:y2="12.934cm">
          <text:p/>
        </draw:line>
        <draw:line draw:style-name="gr97" draw:layer="layout" svg:x1="12.827cm" svg:y1="13.01cm" svg:x2="12.98cm" svg:y2="13.01cm">
          <text:p/>
        </draw:line>
        <draw:line draw:style-name="gr97" draw:layer="layout" svg:x1="12.903cm" svg:y1="12.89cm" svg:x2="12.903cm" svg:y2="12.737cm">
          <text:p/>
        </draw:line>
        <draw:line draw:style-name="gr97" draw:layer="layout" svg:x1="12.827cm" svg:y1="12.813cm" svg:x2="12.98cm" svg:y2="12.813cm">
          <text:p/>
        </draw:line>
        <draw:line draw:style-name="gr97" draw:layer="layout" svg:x1="12.903cm" svg:y1="10.575cm" svg:x2="12.903cm" svg:y2="10.422cm">
          <text:p/>
        </draw:line>
        <draw:line draw:style-name="gr97" draw:layer="layout" svg:x1="12.827cm" svg:y1="10.499cm" svg:x2="12.98cm" svg:y2="10.499cm">
          <text:p/>
        </draw:line>
        <draw:line draw:style-name="gr97" draw:layer="layout" svg:x1="12.903cm" svg:y1="9.738cm" svg:x2="12.903cm" svg:y2="9.585cm">
          <text:p/>
        </draw:line>
        <draw:line draw:style-name="gr97" draw:layer="layout" svg:x1="12.827cm" svg:y1="9.662cm" svg:x2="12.98cm" svg:y2="9.662cm">
          <text:p/>
        </draw:line>
        <draw:line draw:style-name="gr97" draw:layer="layout" svg:x1="12.903cm" svg:y1="9.629cm" svg:x2="12.903cm" svg:y2="9.475cm">
          <text:p/>
        </draw:line>
        <draw:line draw:style-name="gr97" draw:layer="layout" svg:x1="12.827cm" svg:y1="9.552cm" svg:x2="12.98cm" svg:y2="9.552cm">
          <text:p/>
        </draw:line>
        <draw:line draw:style-name="gr97" draw:layer="layout" svg:x1="12.903cm" svg:y1="9.563cm" svg:x2="12.903cm" svg:y2="9.41cm">
          <text:p/>
        </draw:line>
        <draw:line draw:style-name="gr97" draw:layer="layout" svg:x1="12.827cm" svg:y1="9.486cm" svg:x2="12.98cm" svg:y2="9.486cm">
          <text:p/>
        </draw:line>
        <draw:line draw:style-name="gr97" draw:layer="layout" svg:x1="12.903cm" svg:y1="9.539cm" svg:x2="12.903cm" svg:y2="9.385cm">
          <text:p/>
        </draw:line>
        <draw:line draw:style-name="gr97" draw:layer="layout" svg:x1="12.827cm" svg:y1="9.462cm" svg:x2="12.98cm" svg:y2="9.462cm">
          <text:p/>
        </draw:line>
        <draw:line draw:style-name="gr97" draw:layer="layout" svg:x1="12.903cm" svg:y1="9.407cm" svg:x2="12.903cm" svg:y2="9.254cm">
          <text:p/>
        </draw:line>
        <draw:line draw:style-name="gr97" draw:layer="layout" svg:x1="12.827cm" svg:y1="9.331cm" svg:x2="12.98cm" svg:y2="9.331cm">
          <text:p/>
        </draw:line>
        <draw:line draw:style-name="gr97" draw:layer="layout" svg:x1="12.903cm" svg:y1="8.967cm" svg:x2="12.903cm" svg:y2="8.813cm">
          <text:p/>
        </draw:line>
        <draw:line draw:style-name="gr97" draw:layer="layout" svg:x1="12.827cm" svg:y1="8.89cm" svg:x2="12.98cm" svg:y2="8.89cm">
          <text:p/>
        </draw:line>
        <draw:line draw:style-name="gr97" draw:layer="layout" svg:x1="12.903cm" svg:y1="4.406cm" svg:x2="12.903cm" svg:y2="4.253cm">
          <text:p/>
        </draw:line>
        <draw:line draw:style-name="gr97" draw:layer="layout" svg:x1="12.827cm" svg:y1="4.329cm" svg:x2="12.98cm" svg:y2="4.329cm">
          <text:p/>
        </draw:line>
        <draw:line draw:style-name="gr97" draw:layer="layout" svg:x1="12.903cm" svg:y1="3.788cm" svg:x2="12.903cm" svg:y2="3.634cm">
          <text:p/>
        </draw:line>
        <draw:line draw:style-name="gr97" draw:layer="layout" svg:x1="12.827cm" svg:y1="3.711cm" svg:x2="12.98cm" svg:y2="3.711cm">
          <text:p/>
        </draw:line>
        <draw:line draw:style-name="gr97" draw:layer="layout" svg:x1="12.903cm" svg:y1="3.194cm" svg:x2="12.903cm" svg:y2="3.041cm">
          <text:p/>
        </draw:line>
        <draw:line draw:style-name="gr97" draw:layer="layout" svg:x1="12.827cm" svg:y1="3.117cm" svg:x2="12.98cm" svg:y2="3.117cm">
          <text:p/>
        </draw:line>
        <draw:line draw:style-name="gr97" draw:layer="layout" svg:x1="12.903cm" svg:y1="3.172cm" svg:x2="12.903cm" svg:y2="3.019cm">
          <text:p/>
        </draw:line>
        <draw:line draw:style-name="gr97" draw:layer="layout" svg:x1="12.827cm" svg:y1="3.095cm" svg:x2="12.98cm" svg:y2="3.095cm">
          <text:p/>
        </draw:line>
        <draw:line draw:style-name="gr97" draw:layer="layout" svg:x1="12.903cm" svg:y1="2.819cm" svg:x2="12.903cm" svg:y2="2.666cm">
          <text:p/>
        </draw:line>
        <draw:line draw:style-name="gr97" draw:layer="layout" svg:x1="12.827cm" svg:y1="2.742cm" svg:x2="12.98cm" svg:y2="2.742cm">
          <text:p/>
        </draw:line>
        <draw:line draw:style-name="gr97" draw:layer="layout" svg:x1="12.933cm" svg:y1="10.95cm" svg:x2="12.933cm" svg:y2="10.797cm">
          <text:p/>
        </draw:line>
        <draw:line draw:style-name="gr97" draw:layer="layout" svg:x1="12.856cm" svg:y1="10.874cm" svg:x2="13.009cm" svg:y2="10.874cm">
          <text:p/>
        </draw:line>
        <draw:line draw:style-name="gr97" draw:layer="layout" svg:x1="12.933cm" svg:y1="10.663cm" svg:x2="12.933cm" svg:y2="10.51cm">
          <text:p/>
        </draw:line>
        <draw:line draw:style-name="gr97" draw:layer="layout" svg:x1="12.856cm" svg:y1="10.586cm" svg:x2="13.009cm" svg:y2="10.586cm">
          <text:p/>
        </draw:line>
        <draw:line draw:style-name="gr97" draw:layer="layout" svg:x1="12.933cm" svg:y1="10.135cm" svg:x2="12.933cm" svg:y2="9.982cm">
          <text:p/>
        </draw:line>
        <draw:line draw:style-name="gr97" draw:layer="layout" svg:x1="12.856cm" svg:y1="10.058cm" svg:x2="13.009cm" svg:y2="10.058cm">
          <text:p/>
        </draw:line>
        <draw:line draw:style-name="gr97" draw:layer="layout" svg:x1="12.933cm" svg:y1="9.982cm" svg:x2="12.933cm" svg:y2="9.828cm">
          <text:p/>
        </draw:line>
        <draw:line draw:style-name="gr97" draw:layer="layout" svg:x1="12.856cm" svg:y1="9.905cm" svg:x2="13.009cm" svg:y2="9.905cm">
          <text:p/>
        </draw:line>
        <draw:line draw:style-name="gr97" draw:layer="layout" svg:x1="12.933cm" svg:y1="9.804cm" svg:x2="12.933cm" svg:y2="9.651cm">
          <text:p/>
        </draw:line>
        <draw:line draw:style-name="gr97" draw:layer="layout" svg:x1="12.856cm" svg:y1="9.727cm" svg:x2="13.009cm" svg:y2="9.727cm">
          <text:p/>
        </draw:line>
        <draw:line draw:style-name="gr97" draw:layer="layout" svg:x1="12.933cm" svg:y1="9.694cm" svg:x2="12.933cm" svg:y2="9.541cm">
          <text:p/>
        </draw:line>
        <draw:line draw:style-name="gr97" draw:layer="layout" svg:x1="12.856cm" svg:y1="9.618cm" svg:x2="13.009cm" svg:y2="9.618cm">
          <text:p/>
        </draw:line>
        <draw:line draw:style-name="gr97" draw:layer="layout" svg:x1="12.933cm" svg:y1="9.673cm" svg:x2="12.933cm" svg:y2="9.519cm">
          <text:p/>
        </draw:line>
        <draw:line draw:style-name="gr97" draw:layer="layout" svg:x1="12.856cm" svg:y1="9.596cm" svg:x2="13.009cm" svg:y2="9.596cm">
          <text:p/>
        </draw:line>
        <draw:line draw:style-name="gr97" draw:layer="layout" svg:x1="12.933cm" svg:y1="9.629cm" svg:x2="12.933cm" svg:y2="9.475cm">
          <text:p/>
        </draw:line>
        <draw:line draw:style-name="gr97" draw:layer="layout" svg:x1="12.856cm" svg:y1="9.552cm" svg:x2="13.009cm" svg:y2="9.552cm">
          <text:p/>
        </draw:line>
        <draw:line draw:style-name="gr97" draw:layer="layout" svg:x1="12.933cm" svg:y1="9.585cm" svg:x2="12.933cm" svg:y2="9.432cm">
          <text:p/>
        </draw:line>
        <draw:line draw:style-name="gr97" draw:layer="layout" svg:x1="12.856cm" svg:y1="9.508cm" svg:x2="13.009cm" svg:y2="9.508cm">
          <text:p/>
        </draw:line>
        <draw:line draw:style-name="gr97" draw:layer="layout" svg:x1="12.933cm" svg:y1="9.32cm" svg:x2="12.933cm" svg:y2="9.166cm">
          <text:p/>
        </draw:line>
        <draw:line draw:style-name="gr97" draw:layer="layout" svg:x1="12.856cm" svg:y1="9.243cm" svg:x2="13.009cm" svg:y2="9.243cm">
          <text:p/>
        </draw:line>
        <draw:line draw:style-name="gr97" draw:layer="layout" svg:x1="12.933cm" svg:y1="4.781cm" svg:x2="12.933cm" svg:y2="4.627cm">
          <text:p/>
        </draw:line>
        <draw:line draw:style-name="gr97" draw:layer="layout" svg:x1="12.856cm" svg:y1="4.704cm" svg:x2="13.009cm" svg:y2="4.704cm">
          <text:p/>
        </draw:line>
        <draw:line draw:style-name="gr97" draw:layer="layout" svg:x1="12.933cm" svg:y1="4.759cm" svg:x2="12.933cm" svg:y2="4.606cm">
          <text:p/>
        </draw:line>
        <draw:line draw:style-name="gr97" draw:layer="layout" svg:x1="12.856cm" svg:y1="4.682cm" svg:x2="13.009cm" svg:y2="4.682cm">
          <text:p/>
        </draw:line>
        <draw:line draw:style-name="gr97" draw:layer="layout" svg:x1="12.933cm" svg:y1="4.253cm" svg:x2="12.933cm" svg:y2="4.099cm">
          <text:p/>
        </draw:line>
        <draw:line draw:style-name="gr97" draw:layer="layout" svg:x1="12.856cm" svg:y1="4.176cm" svg:x2="13.009cm" svg:y2="4.176cm">
          <text:p/>
        </draw:line>
        <draw:line draw:style-name="gr97" draw:layer="layout" svg:x1="12.933cm" svg:y1="4.184cm" svg:x2="12.933cm" svg:y2="4.031cm">
          <text:p/>
        </draw:line>
        <draw:line draw:style-name="gr97" draw:layer="layout" svg:x1="12.856cm" svg:y1="4.108cm" svg:x2="13.009cm" svg:y2="4.108cm">
          <text:p/>
        </draw:line>
        <draw:line draw:style-name="gr97" draw:layer="layout" svg:x1="12.933cm" svg:y1="3.634cm" svg:x2="12.933cm" svg:y2="3.481cm">
          <text:p/>
        </draw:line>
        <draw:line draw:style-name="gr97" draw:layer="layout" svg:x1="12.856cm" svg:y1="3.558cm" svg:x2="13.009cm" svg:y2="3.558cm">
          <text:p/>
        </draw:line>
        <draw:line draw:style-name="gr97" draw:layer="layout" svg:x1="12.933cm" svg:y1="3.503cm" svg:x2="12.933cm" svg:y2="3.35cm">
          <text:p/>
        </draw:line>
        <draw:line draw:style-name="gr97" draw:layer="layout" svg:x1="12.856cm" svg:y1="3.426cm" svg:x2="13.009cm" svg:y2="3.426cm">
          <text:p/>
        </draw:line>
        <draw:line draw:style-name="gr97" draw:layer="layout" svg:x1="12.933cm" svg:y1="3.282cm" svg:x2="12.933cm" svg:y2="3.128cm">
          <text:p/>
        </draw:line>
        <draw:line draw:style-name="gr97" draw:layer="layout" svg:x1="12.856cm" svg:y1="3.205cm" svg:x2="13.009cm" svg:y2="3.205cm">
          <text:p/>
        </draw:line>
        <draw:line draw:style-name="gr97" draw:layer="layout" svg:x1="12.964cm" svg:y1="11.325cm" svg:x2="12.964cm" svg:y2="11.172cm">
          <text:p/>
        </draw:line>
        <draw:line draw:style-name="gr97" draw:layer="layout" svg:x1="12.888cm" svg:y1="11.248cm" svg:x2="13.041cm" svg:y2="11.248cm">
          <text:p/>
        </draw:line>
        <draw:line draw:style-name="gr97" draw:layer="layout" svg:x1="12.964cm" svg:y1="11.147cm" svg:x2="12.964cm" svg:y2="10.994cm">
          <text:p/>
        </draw:line>
        <draw:line draw:style-name="gr97" draw:layer="layout" svg:x1="12.888cm" svg:y1="11.071cm" svg:x2="13.041cm" svg:y2="11.071cm">
          <text:p/>
        </draw:line>
        <draw:line draw:style-name="gr97" draw:layer="layout" svg:x1="12.964cm" svg:y1="10.466cm" svg:x2="12.964cm" svg:y2="10.313cm">
          <text:p/>
        </draw:line>
        <draw:line draw:style-name="gr97" draw:layer="layout" svg:x1="12.888cm" svg:y1="10.389cm" svg:x2="13.041cm" svg:y2="10.389cm">
          <text:p/>
        </draw:line>
        <draw:line draw:style-name="gr97" draw:layer="layout" svg:x1="12.964cm" svg:y1="10.069cm" svg:x2="12.964cm" svg:y2="9.916cm">
          <text:p/>
        </draw:line>
        <draw:line draw:style-name="gr97" draw:layer="layout" svg:x1="12.888cm" svg:y1="9.993cm" svg:x2="13.041cm" svg:y2="9.993cm">
          <text:p/>
        </draw:line>
        <draw:line draw:style-name="gr97" draw:layer="layout" svg:x1="12.964cm" svg:y1="9.87cm" svg:x2="12.964cm" svg:y2="9.716cm">
          <text:p/>
        </draw:line>
        <draw:line draw:style-name="gr97" draw:layer="layout" svg:x1="12.888cm" svg:y1="9.793cm" svg:x2="13.041cm" svg:y2="9.793cm">
          <text:p/>
        </draw:line>
        <draw:line draw:style-name="gr97" draw:layer="layout" svg:x1="12.964cm" svg:y1="5.044cm" svg:x2="12.964cm" svg:y2="4.89cm">
          <text:p/>
        </draw:line>
        <draw:line draw:style-name="gr97" draw:layer="layout" svg:x1="12.888cm" svg:y1="4.967cm" svg:x2="13.041cm" svg:y2="4.967cm">
          <text:p/>
        </draw:line>
        <draw:line draw:style-name="gr97" draw:layer="layout" svg:x1="12.964cm" svg:y1="4.825cm" svg:x2="12.964cm" svg:y2="4.671cm">
          <text:p/>
        </draw:line>
        <draw:line draw:style-name="gr97" draw:layer="layout" svg:x1="12.888cm" svg:y1="4.748cm" svg:x2="13.041cm" svg:y2="4.748cm">
          <text:p/>
        </draw:line>
        <draw:line draw:style-name="gr97" draw:layer="layout" svg:x1="12.964cm" svg:y1="4.803cm" svg:x2="12.964cm" svg:y2="4.649cm">
          <text:p/>
        </draw:line>
        <draw:line draw:style-name="gr97" draw:layer="layout" svg:x1="12.888cm" svg:y1="4.726cm" svg:x2="13.041cm" svg:y2="4.726cm">
          <text:p/>
        </draw:line>
        <draw:line draw:style-name="gr97" draw:layer="layout" svg:x1="12.964cm" svg:y1="4.715cm" svg:x2="12.964cm" svg:y2="4.562cm">
          <text:p/>
        </draw:line>
        <draw:line draw:style-name="gr97" draw:layer="layout" svg:x1="12.888cm" svg:y1="4.638cm" svg:x2="13.041cm" svg:y2="4.638cm">
          <text:p/>
        </draw:line>
        <draw:line draw:style-name="gr97" draw:layer="layout" svg:x1="12.964cm" svg:y1="4.34cm" svg:x2="12.964cm" svg:y2="4.187cm">
          <text:p/>
        </draw:line>
        <draw:line draw:style-name="gr97" draw:layer="layout" svg:x1="12.888cm" svg:y1="4.264cm" svg:x2="13.041cm" svg:y2="4.264cm">
          <text:p/>
        </draw:line>
        <draw:line draw:style-name="gr97" draw:layer="layout" svg:x1="12.964cm" svg:y1="4.318cm" svg:x2="12.964cm" svg:y2="4.165cm">
          <text:p/>
        </draw:line>
        <draw:line draw:style-name="gr97" draw:layer="layout" svg:x1="12.888cm" svg:y1="4.242cm" svg:x2="13.041cm" svg:y2="4.242cm">
          <text:p/>
        </draw:line>
        <draw:line draw:style-name="gr97" draw:layer="layout" svg:x1="12.964cm" svg:y1="3.944cm" svg:x2="12.964cm" svg:y2="3.79cm">
          <text:p/>
        </draw:line>
        <draw:line draw:style-name="gr97" draw:layer="layout" svg:x1="12.888cm" svg:y1="3.867cm" svg:x2="13.041cm" svg:y2="3.867cm">
          <text:p/>
        </draw:line>
        <draw:line draw:style-name="gr97" draw:layer="layout" svg:x1="12.964cm" svg:y1="3.613cm" svg:x2="12.964cm" svg:y2="3.459cm">
          <text:p/>
        </draw:line>
        <draw:line draw:style-name="gr97" draw:layer="layout" svg:x1="12.888cm" svg:y1="3.536cm" svg:x2="13.041cm" svg:y2="3.536cm">
          <text:p/>
        </draw:line>
        <draw:line draw:style-name="gr97" draw:layer="layout" svg:x1="12.993cm" svg:y1="5.618cm" svg:x2="12.993cm" svg:y2="5.465cm">
          <text:p/>
        </draw:line>
        <draw:line draw:style-name="gr97" draw:layer="layout" svg:x1="12.917cm" svg:y1="5.541cm" svg:x2="13.07cm" svg:y2="5.541cm">
          <text:p/>
        </draw:line>
        <draw:line draw:style-name="gr97" draw:layer="layout" svg:x1="12.993cm" svg:y1="4.912cm" svg:x2="12.993cm" svg:y2="4.759cm">
          <text:p/>
        </draw:line>
        <draw:line draw:style-name="gr97" draw:layer="layout" svg:x1="12.917cm" svg:y1="4.836cm" svg:x2="13.07cm" svg:y2="4.836cm">
          <text:p/>
        </draw:line>
        <draw:line draw:style-name="gr97" draw:layer="layout" svg:x1="12.993cm" svg:y1="4.759cm" svg:x2="12.993cm" svg:y2="4.606cm">
          <text:p/>
        </draw:line>
        <draw:line draw:style-name="gr97" draw:layer="layout" svg:x1="12.917cm" svg:y1="4.682cm" svg:x2="13.07cm" svg:y2="4.682cm">
          <text:p/>
        </draw:line>
        <draw:line draw:style-name="gr97" draw:layer="layout" svg:x1="12.993cm" svg:y1="4.559cm" svg:x2="12.993cm" svg:y2="4.406cm">
          <text:p/>
        </draw:line>
        <draw:line draw:style-name="gr97" draw:layer="layout" svg:x1="12.917cm" svg:y1="4.483cm" svg:x2="13.07cm" svg:y2="4.483cm">
          <text:p/>
        </draw:line>
        <draw:line draw:style-name="gr97" draw:layer="layout" svg:x1="12.993cm" svg:y1="4.184cm" svg:x2="12.993cm" svg:y2="4.031cm">
          <text:p/>
        </draw:line>
        <draw:line draw:style-name="gr97" draw:layer="layout" svg:x1="12.917cm" svg:y1="4.108cm" svg:x2="13.07cm" svg:y2="4.108cm">
          <text:p/>
        </draw:line>
        <draw:line draw:style-name="gr97" draw:layer="layout" svg:x1="12.993cm" svg:y1="4.031cm" svg:x2="12.993cm" svg:y2="3.878cm">
          <text:p/>
        </draw:line>
        <draw:line draw:style-name="gr97" draw:layer="layout" svg:x1="12.917cm" svg:y1="3.954cm" svg:x2="13.07cm" svg:y2="3.954cm">
          <text:p/>
        </draw:line>
        <draw:line draw:style-name="gr97" draw:layer="layout" svg:x1="13.025cm" svg:y1="12.184cm" svg:x2="13.025cm" svg:y2="12.031cm">
          <text:p/>
        </draw:line>
        <draw:line draw:style-name="gr97" draw:layer="layout" svg:x1="12.948cm" svg:y1="12.108cm" svg:x2="13.102cm" svg:y2="12.108cm">
          <text:p/>
        </draw:line>
        <draw:line draw:style-name="gr97" draw:layer="layout" svg:x1="13.025cm" svg:y1="10.885cm" svg:x2="13.025cm" svg:y2="10.731cm">
          <text:p/>
        </draw:line>
        <draw:line draw:style-name="gr97" draw:layer="layout" svg:x1="12.948cm" svg:y1="10.808cm" svg:x2="13.102cm" svg:y2="10.808cm">
          <text:p/>
        </draw:line>
        <draw:line draw:style-name="gr97" draw:layer="layout" svg:x1="13.025cm" svg:y1="10.819cm" svg:x2="13.025cm" svg:y2="10.666cm">
          <text:p/>
        </draw:line>
        <draw:line draw:style-name="gr97" draw:layer="layout" svg:x1="12.948cm" svg:y1="10.742cm" svg:x2="13.102cm" svg:y2="10.742cm">
          <text:p/>
        </draw:line>
        <draw:line draw:style-name="gr97" draw:layer="layout" svg:x1="13.025cm" svg:y1="10.775cm" svg:x2="13.025cm" svg:y2="10.622cm">
          <text:p/>
        </draw:line>
        <draw:line draw:style-name="gr97" draw:layer="layout" svg:x1="12.948cm" svg:y1="10.698cm" svg:x2="13.102cm" svg:y2="10.698cm">
          <text:p/>
        </draw:line>
        <draw:line draw:style-name="gr97" draw:layer="layout" svg:x1="13.025cm" svg:y1="6.168cm" svg:x2="13.025cm" svg:y2="6.015cm">
          <text:p/>
        </draw:line>
        <draw:line draw:style-name="gr97" draw:layer="layout" svg:x1="12.948cm" svg:y1="6.091cm" svg:x2="13.102cm" svg:y2="6.091cm">
          <text:p/>
        </draw:line>
        <draw:line draw:style-name="gr97" draw:layer="layout" svg:x1="13.025cm" svg:y1="5.134cm" svg:x2="13.025cm" svg:y2="4.98cm">
          <text:p/>
        </draw:line>
        <draw:line draw:style-name="gr97" draw:layer="layout" svg:x1="12.948cm" svg:y1="5.057cm" svg:x2="13.102cm" svg:y2="5.057cm">
          <text:p/>
        </draw:line>
        <draw:line draw:style-name="gr97" draw:layer="layout" svg:x1="13.054cm" svg:y1="12.515cm" svg:x2="13.054cm" svg:y2="12.362cm">
          <text:p/>
        </draw:line>
        <draw:line draw:style-name="gr97" draw:layer="layout" svg:x1="12.978cm" svg:y1="12.439cm" svg:x2="13.131cm" svg:y2="12.439cm">
          <text:p/>
        </draw:line>
        <draw:line draw:style-name="gr97" draw:layer="layout" svg:x1="13.054cm" svg:y1="11.831cm" svg:x2="13.054cm" svg:y2="11.678cm">
          <text:p/>
        </draw:line>
        <draw:line draw:style-name="gr97" draw:layer="layout" svg:x1="12.978cm" svg:y1="11.755cm" svg:x2="13.131cm" svg:y2="11.755cm">
          <text:p/>
        </draw:line>
        <draw:line draw:style-name="gr97" draw:layer="layout" svg:x1="13.054cm" svg:y1="11.656cm" svg:x2="13.054cm" svg:y2="11.503cm">
          <text:p/>
        </draw:line>
        <draw:line draw:style-name="gr97" draw:layer="layout" svg:x1="12.978cm" svg:y1="11.579cm" svg:x2="13.131cm" svg:y2="11.579cm">
          <text:p/>
        </draw:line>
        <draw:line draw:style-name="gr97" draw:layer="layout" svg:x1="13.054cm" svg:y1="11.59cm" svg:x2="13.054cm" svg:y2="11.437cm">
          <text:p/>
        </draw:line>
        <draw:line draw:style-name="gr97" draw:layer="layout" svg:x1="12.978cm" svg:y1="11.514cm" svg:x2="13.131cm" svg:y2="11.514cm">
          <text:p/>
        </draw:line>
        <draw:line draw:style-name="gr97" draw:layer="layout" svg:x1="13.054cm" svg:y1="11.5cm" svg:x2="13.054cm" svg:y2="11.347cm">
          <text:p/>
        </draw:line>
        <draw:line draw:style-name="gr97" draw:layer="layout" svg:x1="12.978cm" svg:y1="11.424cm" svg:x2="13.131cm" svg:y2="11.424cm">
          <text:p/>
        </draw:line>
        <draw:line draw:style-name="gr97" draw:layer="layout" svg:x1="13.054cm" svg:y1="6.28cm" svg:x2="13.054cm" svg:y2="6.127cm">
          <text:p/>
        </draw:line>
        <draw:line draw:style-name="gr97" draw:layer="layout" svg:x1="12.978cm" svg:y1="6.203cm" svg:x2="13.131cm" svg:y2="6.203cm">
          <text:p/>
        </draw:line>
        <draw:line draw:style-name="gr97" draw:layer="layout" svg:x1="13.054cm" svg:y1="6.19cm" svg:x2="13.054cm" svg:y2="6.037cm">
          <text:p/>
        </draw:line>
        <draw:line draw:style-name="gr97" draw:layer="layout" svg:x1="12.978cm" svg:y1="6.113cm" svg:x2="13.131cm" svg:y2="6.113cm">
          <text:p/>
        </draw:line>
        <draw:line draw:style-name="gr97" draw:layer="layout" svg:x1="13.054cm" svg:y1="6.102cm" svg:x2="13.054cm" svg:y2="5.949cm">
          <text:p/>
        </draw:line>
        <draw:line draw:style-name="gr97" draw:layer="layout" svg:x1="12.978cm" svg:y1="6.026cm" svg:x2="13.131cm" svg:y2="6.026cm">
          <text:p/>
        </draw:line>
        <draw:line draw:style-name="gr97" draw:layer="layout" svg:x1="13.054cm" svg:y1="5.883cm" svg:x2="13.054cm" svg:y2="5.73cm">
          <text:p/>
        </draw:line>
        <draw:line draw:style-name="gr97" draw:layer="layout" svg:x1="12.978cm" svg:y1="5.807cm" svg:x2="13.131cm" svg:y2="5.807cm">
          <text:p/>
        </draw:line>
        <draw:line draw:style-name="gr97" draw:layer="layout" svg:x1="13.054cm" svg:y1="5.706cm" svg:x2="13.054cm" svg:y2="5.552cm">
          <text:p/>
        </draw:line>
        <draw:line draw:style-name="gr97" draw:layer="layout" svg:x1="12.978cm" svg:y1="5.629cm" svg:x2="13.131cm" svg:y2="5.629cm">
          <text:p/>
        </draw:line>
        <draw:line draw:style-name="gr97" draw:layer="layout" svg:x1="13.054cm" svg:y1="5.53cm" svg:x2="13.054cm" svg:y2="5.377cm">
          <text:p/>
        </draw:line>
        <draw:line draw:style-name="gr97" draw:layer="layout" svg:x1="12.978cm" svg:y1="5.454cm" svg:x2="13.131cm" svg:y2="5.454cm">
          <text:p/>
        </draw:line>
        <draw:line draw:style-name="gr97" draw:layer="layout" svg:x1="13.054cm" svg:y1="4.868cm" svg:x2="13.054cm" svg:y2="4.715cm">
          <text:p/>
        </draw:line>
        <draw:line draw:style-name="gr97" draw:layer="layout" svg:x1="12.978cm" svg:y1="4.792cm" svg:x2="13.131cm" svg:y2="4.792cm">
          <text:p/>
        </draw:line>
        <draw:line draw:style-name="gr97" draw:layer="layout" svg:x1="13.086cm" svg:y1="13.109cm" svg:x2="13.086cm" svg:y2="12.956cm">
          <text:p/>
        </draw:line>
        <draw:line draw:style-name="gr97" draw:layer="layout" svg:x1="13.009cm" svg:y1="13.032cm" svg:x2="13.163cm" svg:y2="13.032cm">
          <text:p/>
        </draw:line>
        <draw:line draw:style-name="gr97" draw:layer="layout" svg:x1="13.086cm" svg:y1="12.956cm" svg:x2="13.086cm" svg:y2="12.802cm">
          <text:p/>
        </draw:line>
        <draw:line draw:style-name="gr97" draw:layer="layout" svg:x1="13.009cm" svg:y1="12.879cm" svg:x2="13.163cm" svg:y2="12.879cm">
          <text:p/>
        </draw:line>
        <draw:line draw:style-name="gr97" draw:layer="layout" svg:x1="13.086cm" svg:y1="12.316cm" svg:x2="13.086cm" svg:y2="12.162cm">
          <text:p/>
        </draw:line>
        <draw:line draw:style-name="gr97" draw:layer="layout" svg:x1="13.009cm" svg:y1="12.239cm" svg:x2="13.163cm" svg:y2="12.239cm">
          <text:p/>
        </draw:line>
        <draw:line draw:style-name="gr97" draw:layer="layout" svg:x1="13.086cm" svg:y1="6.72cm" svg:x2="13.086cm" svg:y2="6.567cm">
          <text:p/>
        </draw:line>
        <draw:line draw:style-name="gr97" draw:layer="layout" svg:x1="13.009cm" svg:y1="6.644cm" svg:x2="13.163cm" svg:y2="6.644cm">
          <text:p/>
        </draw:line>
        <draw:line draw:style-name="gr97" draw:layer="layout" svg:x1="13.086cm" svg:y1="6.699cm" svg:x2="13.086cm" svg:y2="6.545cm">
          <text:p/>
        </draw:line>
        <draw:line draw:style-name="gr97" draw:layer="layout" svg:x1="13.009cm" svg:y1="6.622cm" svg:x2="13.163cm" svg:y2="6.622cm">
          <text:p/>
        </draw:line>
        <draw:line draw:style-name="gr97" draw:layer="layout" svg:x1="13.086cm" svg:y1="6.433cm" svg:x2="13.086cm" svg:y2="6.28cm">
          <text:p/>
        </draw:line>
        <draw:line draw:style-name="gr97" draw:layer="layout" svg:x1="13.009cm" svg:y1="6.357cm" svg:x2="13.163cm" svg:y2="6.357cm">
          <text:p/>
        </draw:line>
        <draw:line draw:style-name="gr97" draw:layer="layout" svg:x1="13.086cm" svg:y1="5.993cm" svg:x2="13.086cm" svg:y2="5.839cm">
          <text:p/>
        </draw:line>
        <draw:line draw:style-name="gr97" draw:layer="layout" svg:x1="13.009cm" svg:y1="5.916cm" svg:x2="13.163cm" svg:y2="5.916cm">
          <text:p/>
        </draw:line>
        <draw:line draw:style-name="gr97" draw:layer="layout" svg:x1="13.086cm" svg:y1="5.508cm" svg:x2="13.086cm" svg:y2="5.355cm">
          <text:p/>
        </draw:line>
        <draw:line draw:style-name="gr97" draw:layer="layout" svg:x1="13.009cm" svg:y1="5.432cm" svg:x2="13.163cm" svg:y2="5.432cm">
          <text:p/>
        </draw:line>
        <draw:line draw:style-name="gr97" draw:layer="layout" svg:x1="13.086cm" svg:y1="5.44cm" svg:x2="13.086cm" svg:y2="5.287cm">
          <text:p/>
        </draw:line>
        <draw:line draw:style-name="gr97" draw:layer="layout" svg:x1="13.009cm" svg:y1="5.364cm" svg:x2="13.163cm" svg:y2="5.364cm">
          <text:p/>
        </draw:line>
        <draw:line draw:style-name="gr97" draw:layer="layout" svg:x1="13.086cm" svg:y1="5.177cm" svg:x2="13.086cm" svg:y2="5.024cm">
          <text:p/>
        </draw:line>
        <draw:line draw:style-name="gr97" draw:layer="layout" svg:x1="13.009cm" svg:y1="5.101cm" svg:x2="13.163cm" svg:y2="5.101cm">
          <text:p/>
        </draw:line>
        <draw:line draw:style-name="gr97" draw:layer="layout" svg:x1="13.086cm" svg:y1="4.649cm" svg:x2="13.086cm" svg:y2="4.496cm">
          <text:p/>
        </draw:line>
        <draw:line draw:style-name="gr97" draw:layer="layout" svg:x1="13.009cm" svg:y1="4.573cm" svg:x2="13.163cm" svg:y2="4.573cm">
          <text:p/>
        </draw:line>
        <draw:line draw:style-name="gr97" draw:layer="layout" svg:x1="13.086cm" svg:y1="4.406cm" svg:x2="13.086cm" svg:y2="4.253cm">
          <text:p/>
        </draw:line>
        <draw:line draw:style-name="gr97" draw:layer="layout" svg:x1="13.009cm" svg:y1="4.329cm" svg:x2="13.163cm" svg:y2="4.329cm">
          <text:p/>
        </draw:line>
        <draw:line draw:style-name="gr97" draw:layer="layout" svg:x1="13.086cm" svg:y1="4.097cm" svg:x2="13.086cm" svg:y2="3.944cm">
          <text:p/>
        </draw:line>
        <draw:line draw:style-name="gr97" draw:layer="layout" svg:x1="13.009cm" svg:y1="4.02cm" svg:x2="13.163cm" svg:y2="4.02cm">
          <text:p/>
        </draw:line>
        <draw:line draw:style-name="gr97" draw:layer="layout" svg:x1="13.086cm" svg:y1="2.972cm" svg:x2="13.086cm" svg:y2="2.819cm">
          <text:p/>
        </draw:line>
        <draw:line draw:style-name="gr97" draw:layer="layout" svg:x1="13.009cm" svg:y1="2.896cm" svg:x2="13.163cm" svg:y2="2.896cm">
          <text:p/>
        </draw:line>
        <draw:line draw:style-name="gr97" draw:layer="layout" svg:x1="13.115cm" svg:y1="12.471cm" svg:x2="13.115cm" svg:y2="12.318cm">
          <text:p/>
        </draw:line>
        <draw:line draw:style-name="gr97" draw:layer="layout" svg:x1="13.038cm" svg:y1="12.395cm" svg:x2="13.192cm" svg:y2="12.395cm">
          <text:p/>
        </draw:line>
        <draw:line draw:style-name="gr97" draw:layer="layout" svg:x1="13.115cm" svg:y1="12.162cm" svg:x2="13.115cm" svg:y2="12.009cm">
          <text:p/>
        </draw:line>
        <draw:line draw:style-name="gr97" draw:layer="layout" svg:x1="13.038cm" svg:y1="12.086cm" svg:x2="13.192cm" svg:y2="12.086cm">
          <text:p/>
        </draw:line>
        <draw:line draw:style-name="gr97" draw:layer="layout" svg:x1="13.115cm" svg:y1="7.358cm" svg:x2="13.115cm" svg:y2="7.205cm">
          <text:p/>
        </draw:line>
        <draw:line draw:style-name="gr97" draw:layer="layout" svg:x1="13.038cm" svg:y1="7.281cm" svg:x2="13.192cm" svg:y2="7.281cm">
          <text:p/>
        </draw:line>
        <draw:line draw:style-name="gr97" draw:layer="layout" svg:x1="13.115cm" svg:y1="7.292cm" svg:x2="13.115cm" svg:y2="7.139cm">
          <text:p/>
        </draw:line>
        <draw:line draw:style-name="gr97" draw:layer="layout" svg:x1="13.038cm" svg:y1="7.216cm" svg:x2="13.192cm" svg:y2="7.216cm">
          <text:p/>
        </draw:line>
        <draw:line draw:style-name="gr97" draw:layer="layout" svg:x1="13.115cm" svg:y1="7.205cm" svg:x2="13.115cm" svg:y2="7.051cm">
          <text:p/>
        </draw:line>
        <draw:line draw:style-name="gr97" draw:layer="layout" svg:x1="13.038cm" svg:y1="7.128cm" svg:x2="13.192cm" svg:y2="7.128cm">
          <text:p/>
        </draw:line>
        <draw:line draw:style-name="gr97" draw:layer="layout" svg:x1="13.115cm" svg:y1="7.095cm" svg:x2="13.115cm" svg:y2="6.942cm">
          <text:p/>
        </draw:line>
        <draw:line draw:style-name="gr97" draw:layer="layout" svg:x1="13.038cm" svg:y1="7.019cm" svg:x2="13.192cm" svg:y2="7.019cm">
          <text:p/>
        </draw:line>
        <draw:line draw:style-name="gr97" draw:layer="layout" svg:x1="13.115cm" svg:y1="6.674cm" svg:x2="13.115cm" svg:y2="6.521cm">
          <text:p/>
        </draw:line>
        <draw:line draw:style-name="gr97" draw:layer="layout" svg:x1="13.038cm" svg:y1="6.598cm" svg:x2="13.192cm" svg:y2="6.598cm">
          <text:p/>
        </draw:line>
        <draw:line draw:style-name="gr97" draw:layer="layout" svg:x1="13.115cm" svg:y1="6.389cm" svg:x2="13.115cm" svg:y2="6.236cm">
          <text:p/>
        </draw:line>
        <draw:line draw:style-name="gr97" draw:layer="layout" svg:x1="13.038cm" svg:y1="6.313cm" svg:x2="13.192cm" svg:y2="6.313cm">
          <text:p/>
        </draw:line>
        <draw:line draw:style-name="gr97" draw:layer="layout" svg:x1="13.115cm" svg:y1="5.837cm" svg:x2="13.115cm" svg:y2="5.684cm">
          <text:p/>
        </draw:line>
        <draw:line draw:style-name="gr97" draw:layer="layout" svg:x1="13.038cm" svg:y1="5.76cm" svg:x2="13.192cm" svg:y2="5.76cm">
          <text:p/>
        </draw:line>
        <draw:line draw:style-name="gr97" draw:layer="layout" svg:x1="13.115cm" svg:y1="5.662cm" svg:x2="13.115cm" svg:y2="5.508cm">
          <text:p/>
        </draw:line>
        <draw:line draw:style-name="gr97" draw:layer="layout" svg:x1="13.038cm" svg:y1="5.585cm" svg:x2="13.192cm" svg:y2="5.585cm">
          <text:p/>
        </draw:line>
        <draw:line draw:style-name="gr97" draw:layer="layout" svg:x1="13.115cm" svg:y1="5.574cm" svg:x2="13.115cm" svg:y2="5.421cm">
          <text:p/>
        </draw:line>
        <draw:line draw:style-name="gr97" draw:layer="layout" svg:x1="13.038cm" svg:y1="5.497cm" svg:x2="13.192cm" svg:y2="5.497cm">
          <text:p/>
        </draw:line>
        <draw:line draw:style-name="gr97" draw:layer="layout" svg:x1="13.115cm" svg:y1="5.487cm" svg:x2="13.115cm" svg:y2="5.333cm">
          <text:p/>
        </draw:line>
        <draw:line draw:style-name="gr97" draw:layer="layout" svg:x1="13.038cm" svg:y1="5.41cm" svg:x2="13.192cm" svg:y2="5.41cm">
          <text:p/>
        </draw:line>
        <draw:line draw:style-name="gr97" draw:layer="layout" svg:x1="13.115cm" svg:y1="5.44cm" svg:x2="13.115cm" svg:y2="5.287cm">
          <text:p/>
        </draw:line>
        <draw:line draw:style-name="gr97" draw:layer="layout" svg:x1="13.038cm" svg:y1="5.364cm" svg:x2="13.192cm" svg:y2="5.364cm">
          <text:p/>
        </draw:line>
        <draw:line draw:style-name="gr97" draw:layer="layout" svg:x1="13.115cm" svg:y1="4.934cm" svg:x2="13.115cm" svg:y2="4.781cm">
          <text:p/>
        </draw:line>
        <draw:line draw:style-name="gr97" draw:layer="layout" svg:x1="13.038cm" svg:y1="4.857cm" svg:x2="13.192cm" svg:y2="4.857cm">
          <text:p/>
        </draw:line>
        <draw:line draw:style-name="gr97" draw:layer="layout" svg:x1="13.115cm" svg:y1="3.413cm" svg:x2="13.115cm" svg:y2="3.26cm">
          <text:p/>
        </draw:line>
        <draw:line draw:style-name="gr97" draw:layer="layout" svg:x1="13.038cm" svg:y1="3.336cm" svg:x2="13.192cm" svg:y2="3.336cm">
          <text:p/>
        </draw:line>
        <draw:line draw:style-name="gr97" draw:layer="layout" svg:x1="13.115cm" svg:y1="3.325cm" svg:x2="13.115cm" svg:y2="3.172cm">
          <text:p/>
        </draw:line>
        <draw:line draw:style-name="gr97" draw:layer="layout" svg:x1="13.038cm" svg:y1="3.249cm" svg:x2="13.192cm" svg:y2="3.249cm">
          <text:p/>
        </draw:line>
        <draw:line draw:style-name="gr97" draw:layer="layout" svg:x1="13.147cm" svg:y1="13.221cm" svg:x2="13.147cm" svg:y2="13.068cm">
          <text:p/>
        </draw:line>
        <draw:line draw:style-name="gr97" draw:layer="layout" svg:x1="13.07cm" svg:y1="13.144cm" svg:x2="13.223cm" svg:y2="13.144cm">
          <text:p/>
        </draw:line>
        <draw:line draw:style-name="gr97" draw:layer="layout" svg:x1="13.147cm" svg:y1="13.043cm" svg:x2="13.147cm" svg:y2="12.89cm">
          <text:p/>
        </draw:line>
        <draw:line draw:style-name="gr97" draw:layer="layout" svg:x1="13.07cm" svg:y1="12.967cm" svg:x2="13.223cm" svg:y2="12.967cm">
          <text:p/>
        </draw:line>
        <draw:line draw:style-name="gr97" draw:layer="layout" svg:x1="13.147cm" svg:y1="12.868cm" svg:x2="13.147cm" svg:y2="12.715cm">
          <text:p/>
        </draw:line>
        <draw:line draw:style-name="gr97" draw:layer="layout" svg:x1="13.07cm" svg:y1="12.791cm" svg:x2="13.223cm" svg:y2="12.791cm">
          <text:p/>
        </draw:line>
        <draw:line draw:style-name="gr97" draw:layer="layout" svg:x1="13.147cm" svg:y1="12.428cm" svg:x2="13.147cm" svg:y2="12.274cm">
          <text:p/>
        </draw:line>
        <draw:line draw:style-name="gr97" draw:layer="layout" svg:x1="13.07cm" svg:y1="12.351cm" svg:x2="13.223cm" svg:y2="12.351cm">
          <text:p/>
        </draw:line>
        <draw:line draw:style-name="gr97" draw:layer="layout" svg:x1="13.147cm" svg:y1="7.536cm" svg:x2="13.147cm" svg:y2="7.382cm">
          <text:p/>
        </draw:line>
        <draw:line draw:style-name="gr97" draw:layer="layout" svg:x1="13.07cm" svg:y1="7.459cm" svg:x2="13.223cm" svg:y2="7.459cm">
          <text:p/>
        </draw:line>
        <draw:line draw:style-name="gr97" draw:layer="layout" svg:x1="13.147cm" svg:y1="7.336cm" svg:x2="13.147cm" svg:y2="7.183cm">
          <text:p/>
        </draw:line>
        <draw:line draw:style-name="gr97" draw:layer="layout" svg:x1="13.07cm" svg:y1="7.26cm" svg:x2="13.223cm" svg:y2="7.26cm">
          <text:p/>
        </draw:line>
        <draw:line draw:style-name="gr97" draw:layer="layout" svg:x1="13.147cm" svg:y1="6.939cm" svg:x2="13.147cm" svg:y2="6.786cm">
          <text:p/>
        </draw:line>
        <draw:line draw:style-name="gr97" draw:layer="layout" svg:x1="13.07cm" svg:y1="6.863cm" svg:x2="13.223cm" svg:y2="6.863cm">
          <text:p/>
        </draw:line>
        <draw:line draw:style-name="gr97" draw:layer="layout" svg:x1="13.147cm" svg:y1="6.764cm" svg:x2="13.147cm" svg:y2="6.611cm">
          <text:p/>
        </draw:line>
        <draw:line draw:style-name="gr97" draw:layer="layout" svg:x1="13.07cm" svg:y1="6.688cm" svg:x2="13.223cm" svg:y2="6.688cm">
          <text:p/>
        </draw:line>
        <draw:line draw:style-name="gr97" draw:layer="layout" svg:x1="13.147cm" svg:y1="6.146cm" svg:x2="13.147cm" svg:y2="5.993cm">
          <text:p/>
        </draw:line>
        <draw:line draw:style-name="gr97" draw:layer="layout" svg:x1="13.07cm" svg:y1="6.069cm" svg:x2="13.223cm" svg:y2="6.069cm">
          <text:p/>
        </draw:line>
        <draw:line draw:style-name="gr97" draw:layer="layout" svg:x1="13.147cm" svg:y1="6.037cm" svg:x2="13.147cm" svg:y2="5.883cm">
          <text:p/>
        </draw:line>
        <draw:line draw:style-name="gr97" draw:layer="layout" svg:x1="13.07cm" svg:y1="5.96cm" svg:x2="13.223cm" svg:y2="5.96cm">
          <text:p/>
        </draw:line>
        <draw:line draw:style-name="gr97" draw:layer="layout" svg:x1="13.147cm" svg:y1="5.487cm" svg:x2="13.147cm" svg:y2="5.333cm">
          <text:p/>
        </draw:line>
        <draw:line draw:style-name="gr97" draw:layer="layout" svg:x1="13.07cm" svg:y1="5.41cm" svg:x2="13.223cm" svg:y2="5.41cm">
          <text:p/>
        </draw:line>
        <draw:line draw:style-name="gr97" draw:layer="layout" svg:x1="13.147cm" svg:y1="5.44cm" svg:x2="13.147cm" svg:y2="5.287cm">
          <text:p/>
        </draw:line>
        <draw:line draw:style-name="gr97" draw:layer="layout" svg:x1="13.07cm" svg:y1="5.364cm" svg:x2="13.223cm" svg:y2="5.364cm">
          <text:p/>
        </draw:line>
        <draw:line draw:style-name="gr97" draw:layer="layout" svg:x1="13.147cm" svg:y1="5.243cm" svg:x2="13.147cm" svg:y2="5.09cm">
          <text:p/>
        </draw:line>
        <draw:line draw:style-name="gr97" draw:layer="layout" svg:x1="13.07cm" svg:y1="5.166cm" svg:x2="13.223cm" svg:y2="5.166cm">
          <text:p/>
        </draw:line>
        <draw:line draw:style-name="gr97" draw:layer="layout" svg:x1="13.147cm" svg:y1="5.022cm" svg:x2="13.147cm" svg:y2="4.868cm">
          <text:p/>
        </draw:line>
        <draw:line draw:style-name="gr97" draw:layer="layout" svg:x1="13.07cm" svg:y1="4.945cm" svg:x2="13.223cm" svg:y2="4.945cm">
          <text:p/>
        </draw:line>
        <draw:line draw:style-name="gr97" draw:layer="layout" svg:x1="13.147cm" svg:y1="4.956cm" svg:x2="13.147cm" svg:y2="4.803cm">
          <text:p/>
        </draw:line>
        <draw:line draw:style-name="gr97" draw:layer="layout" svg:x1="13.07cm" svg:y1="4.879cm" svg:x2="13.223cm" svg:y2="4.879cm">
          <text:p/>
        </draw:line>
        <draw:line draw:style-name="gr97" draw:layer="layout" svg:x1="13.147cm" svg:y1="4.934cm" svg:x2="13.147cm" svg:y2="4.781cm">
          <text:p/>
        </draw:line>
        <draw:line draw:style-name="gr97" draw:layer="layout" svg:x1="13.07cm" svg:y1="4.857cm" svg:x2="13.223cm" svg:y2="4.857cm">
          <text:p/>
        </draw:line>
        <draw:line draw:style-name="gr97" draw:layer="layout" svg:x1="13.147cm" svg:y1="3.944cm" svg:x2="13.147cm" svg:y2="3.79cm">
          <text:p/>
        </draw:line>
        <draw:line draw:style-name="gr97" draw:layer="layout" svg:x1="13.07cm" svg:y1="3.867cm" svg:x2="13.223cm" svg:y2="3.867cm">
          <text:p/>
        </draw:line>
        <draw:line draw:style-name="gr97" draw:layer="layout" svg:x1="13.147cm" svg:y1="3.744cm" svg:x2="13.147cm" svg:y2="3.591cm">
          <text:p/>
        </draw:line>
        <draw:line draw:style-name="gr97" draw:layer="layout" svg:x1="13.07cm" svg:y1="3.667cm" svg:x2="13.223cm" svg:y2="3.667cm">
          <text:p/>
        </draw:line>
        <draw:line draw:style-name="gr97" draw:layer="layout" svg:x1="13.147cm" svg:y1="3.722cm" svg:x2="13.147cm" svg:y2="3.569cm">
          <text:p/>
        </draw:line>
        <draw:line draw:style-name="gr97" draw:layer="layout" svg:x1="13.07cm" svg:y1="3.645cm" svg:x2="13.223cm" svg:y2="3.645cm">
          <text:p/>
        </draw:line>
        <draw:line draw:style-name="gr97" draw:layer="layout" svg:x1="13.147cm" svg:y1="3.656cm" svg:x2="13.147cm" svg:y2="3.503cm">
          <text:p/>
        </draw:line>
        <draw:line draw:style-name="gr97" draw:layer="layout" svg:x1="13.07cm" svg:y1="3.58cm" svg:x2="13.223cm" svg:y2="3.58cm">
          <text:p/>
        </draw:line>
        <draw:line draw:style-name="gr97" draw:layer="layout" svg:x1="13.147cm" svg:y1="3.569cm" svg:x2="13.147cm" svg:y2="3.415cm">
          <text:p/>
        </draw:line>
        <draw:line draw:style-name="gr97" draw:layer="layout" svg:x1="13.07cm" svg:y1="3.492cm" svg:x2="13.223cm" svg:y2="3.492cm">
          <text:p/>
        </draw:line>
        <draw:line draw:style-name="gr97" draw:layer="layout" svg:x1="13.147cm" svg:y1="2.951cm" svg:x2="13.147cm" svg:y2="2.797cm">
          <text:p/>
        </draw:line>
        <draw:line draw:style-name="gr97" draw:layer="layout" svg:x1="13.07cm" svg:y1="2.874cm" svg:x2="13.223cm" svg:y2="2.874cm">
          <text:p/>
        </draw:line>
        <draw:line draw:style-name="gr97" draw:layer="layout" svg:x1="13.147cm" svg:y1="2.819cm" svg:x2="13.147cm" svg:y2="2.666cm">
          <text:p/>
        </draw:line>
        <draw:line draw:style-name="gr97" draw:layer="layout" svg:x1="13.07cm" svg:y1="2.742cm" svg:x2="13.223cm" svg:y2="2.742cm">
          <text:p/>
        </draw:line>
        <draw:line draw:style-name="gr97" draw:layer="layout" svg:x1="13.176cm" svg:y1="13.221cm" svg:x2="13.176cm" svg:y2="13.068cm">
          <text:p/>
        </draw:line>
        <draw:line draw:style-name="gr97" draw:layer="layout" svg:x1="13.099cm" svg:y1="13.144cm" svg:x2="13.253cm" svg:y2="13.144cm">
          <text:p/>
        </draw:line>
        <draw:line draw:style-name="gr97" draw:layer="layout" svg:x1="13.176cm" svg:y1="13cm" svg:x2="13.176cm" svg:y2="12.846cm">
          <text:p/>
        </draw:line>
        <draw:line draw:style-name="gr97" draw:layer="layout" svg:x1="13.099cm" svg:y1="12.923cm" svg:x2="13.253cm" svg:y2="12.923cm">
          <text:p/>
        </draw:line>
        <draw:line draw:style-name="gr97" draw:layer="layout" svg:x1="13.176cm" svg:y1="7.402cm" svg:x2="13.176cm" svg:y2="7.249cm">
          <text:p/>
        </draw:line>
        <draw:line draw:style-name="gr97" draw:layer="layout" svg:x1="13.099cm" svg:y1="7.325cm" svg:x2="13.253cm" svg:y2="7.325cm">
          <text:p/>
        </draw:line>
        <draw:line draw:style-name="gr97" draw:layer="layout" svg:x1="13.176cm" svg:y1="7.38cm" svg:x2="13.176cm" svg:y2="7.227cm">
          <text:p/>
        </draw:line>
        <draw:line draw:style-name="gr97" draw:layer="layout" svg:x1="13.099cm" svg:y1="7.303cm" svg:x2="13.253cm" svg:y2="7.303cm">
          <text:p/>
        </draw:line>
        <draw:line draw:style-name="gr97" draw:layer="layout" svg:x1="13.176cm" svg:y1="7.27cm" svg:x2="13.176cm" svg:y2="7.117cm">
          <text:p/>
        </draw:line>
        <draw:line draw:style-name="gr97" draw:layer="layout" svg:x1="13.099cm" svg:y1="7.194cm" svg:x2="13.253cm" svg:y2="7.194cm">
          <text:p/>
        </draw:line>
        <draw:line draw:style-name="gr97" draw:layer="layout" svg:x1="13.176cm" svg:y1="7.205cm" svg:x2="13.176cm" svg:y2="7.051cm">
          <text:p/>
        </draw:line>
        <draw:line draw:style-name="gr97" draw:layer="layout" svg:x1="13.099cm" svg:y1="7.128cm" svg:x2="13.253cm" svg:y2="7.128cm">
          <text:p/>
        </draw:line>
        <draw:line draw:style-name="gr97" draw:layer="layout" svg:x1="13.176cm" svg:y1="7.071cm" svg:x2="13.176cm" svg:y2="6.918cm">
          <text:p/>
        </draw:line>
        <draw:line draw:style-name="gr97" draw:layer="layout" svg:x1="13.099cm" svg:y1="6.994cm" svg:x2="13.253cm" svg:y2="6.994cm">
          <text:p/>
        </draw:line>
        <draw:line draw:style-name="gr97" draw:layer="layout" svg:x1="13.176cm" svg:y1="6.63cm" svg:x2="13.176cm" svg:y2="6.477cm">
          <text:p/>
        </draw:line>
        <draw:line draw:style-name="gr97" draw:layer="layout" svg:x1="13.099cm" svg:y1="6.554cm" svg:x2="13.253cm" svg:y2="6.554cm">
          <text:p/>
        </draw:line>
        <draw:line draw:style-name="gr97" draw:layer="layout" svg:x1="13.176cm" svg:y1="5.596cm" svg:x2="13.176cm" svg:y2="5.443cm">
          <text:p/>
        </draw:line>
        <draw:line draw:style-name="gr97" draw:layer="layout" svg:x1="13.099cm" svg:y1="5.519cm" svg:x2="13.253cm" svg:y2="5.519cm">
          <text:p/>
        </draw:line>
        <draw:line draw:style-name="gr97" draw:layer="layout" svg:x1="13.176cm" svg:y1="5.53cm" svg:x2="13.176cm" svg:y2="5.377cm">
          <text:p/>
        </draw:line>
        <draw:line draw:style-name="gr97" draw:layer="layout" svg:x1="13.099cm" svg:y1="5.454cm" svg:x2="13.253cm" svg:y2="5.454cm">
          <text:p/>
        </draw:line>
        <draw:line draw:style-name="gr97" draw:layer="layout" svg:x1="13.176cm" svg:y1="5.44cm" svg:x2="13.176cm" svg:y2="5.287cm">
          <text:p/>
        </draw:line>
        <draw:line draw:style-name="gr97" draw:layer="layout" svg:x1="13.099cm" svg:y1="5.364cm" svg:x2="13.253cm" svg:y2="5.364cm">
          <text:p/>
        </draw:line>
        <draw:line draw:style-name="gr97" draw:layer="layout" svg:x1="13.176cm" svg:y1="4.031cm" svg:x2="13.176cm" svg:y2="3.878cm">
          <text:p/>
        </draw:line>
        <draw:line draw:style-name="gr97" draw:layer="layout" svg:x1="13.099cm" svg:y1="3.954cm" svg:x2="13.253cm" svg:y2="3.954cm">
          <text:p/>
        </draw:line>
        <draw:line draw:style-name="gr97" draw:layer="layout" svg:x1="13.176cm" svg:y1="3.391cm" svg:x2="13.176cm" svg:y2="3.238cm">
          <text:p/>
        </draw:line>
        <draw:line draw:style-name="gr97" draw:layer="layout" svg:x1="13.099cm" svg:y1="3.314cm" svg:x2="13.253cm" svg:y2="3.314cm">
          <text:p/>
        </draw:line>
        <draw:line draw:style-name="gr97" draw:layer="layout" svg:x1="13.208cm" svg:y1="8.461cm" svg:x2="13.208cm" svg:y2="8.307cm">
          <text:p/>
        </draw:line>
        <draw:line draw:style-name="gr97" draw:layer="layout" svg:x1="13.131cm" svg:y1="8.384cm" svg:x2="13.284cm" svg:y2="8.384cm">
          <text:p/>
        </draw:line>
        <draw:line draw:style-name="gr97" draw:layer="layout" svg:x1="13.208cm" svg:y1="8.351cm" svg:x2="13.208cm" svg:y2="8.198cm">
          <text:p/>
        </draw:line>
        <draw:line draw:style-name="gr97" draw:layer="layout" svg:x1="13.131cm" svg:y1="8.274cm" svg:x2="13.284cm" svg:y2="8.274cm">
          <text:p/>
        </draw:line>
        <draw:line draw:style-name="gr97" draw:layer="layout" svg:x1="13.208cm" svg:y1="8.239cm" svg:x2="13.208cm" svg:y2="8.086cm">
          <text:p/>
        </draw:line>
        <draw:line draw:style-name="gr97" draw:layer="layout" svg:x1="13.131cm" svg:y1="8.162cm" svg:x2="13.284cm" svg:y2="8.162cm">
          <text:p/>
        </draw:line>
        <draw:line draw:style-name="gr97" draw:layer="layout" svg:x1="13.208cm" svg:y1="8.217cm" svg:x2="13.208cm" svg:y2="8.064cm">
          <text:p/>
        </draw:line>
        <draw:line draw:style-name="gr97" draw:layer="layout" svg:x1="13.131cm" svg:y1="8.141cm" svg:x2="13.284cm" svg:y2="8.141cm">
          <text:p/>
        </draw:line>
        <draw:line draw:style-name="gr97" draw:layer="layout" svg:x1="13.208cm" svg:y1="8.151cm" svg:x2="13.208cm" svg:y2="7.998cm">
          <text:p/>
        </draw:line>
        <draw:line draw:style-name="gr97" draw:layer="layout" svg:x1="13.131cm" svg:y1="8.075cm" svg:x2="13.284cm" svg:y2="8.075cm">
          <text:p/>
        </draw:line>
        <draw:line draw:style-name="gr97" draw:layer="layout" svg:x1="13.208cm" svg:y1="8.108cm" svg:x2="13.208cm" svg:y2="7.954cm">
          <text:p/>
        </draw:line>
        <draw:line draw:style-name="gr97" draw:layer="layout" svg:x1="13.131cm" svg:y1="8.031cm" svg:x2="13.284cm" svg:y2="8.031cm">
          <text:p/>
        </draw:line>
        <draw:line draw:style-name="gr97" draw:layer="layout" svg:x1="13.208cm" svg:y1="7.514cm" svg:x2="13.208cm" svg:y2="7.361cm">
          <text:p/>
        </draw:line>
        <draw:line draw:style-name="gr97" draw:layer="layout" svg:x1="13.131cm" svg:y1="7.437cm" svg:x2="13.284cm" svg:y2="7.437cm">
          <text:p/>
        </draw:line>
        <draw:line draw:style-name="gr97" draw:layer="layout" svg:x1="13.208cm" svg:y1="7.161cm" svg:x2="13.208cm" svg:y2="7.008cm">
          <text:p/>
        </draw:line>
        <draw:line draw:style-name="gr97" draw:layer="layout" svg:x1="13.131cm" svg:y1="7.084cm" svg:x2="13.284cm" svg:y2="7.084cm">
          <text:p/>
        </draw:line>
        <draw:line draw:style-name="gr97" draw:layer="layout" svg:x1="13.208cm" svg:y1="7.071cm" svg:x2="13.208cm" svg:y2="6.918cm">
          <text:p/>
        </draw:line>
        <draw:line draw:style-name="gr97" draw:layer="layout" svg:x1="13.131cm" svg:y1="6.994cm" svg:x2="13.284cm" svg:y2="6.994cm">
          <text:p/>
        </draw:line>
        <draw:line draw:style-name="gr97" draw:layer="layout" svg:x1="13.208cm" svg:y1="6.72cm" svg:x2="13.208cm" svg:y2="6.567cm">
          <text:p/>
        </draw:line>
        <draw:line draw:style-name="gr97" draw:layer="layout" svg:x1="13.131cm" svg:y1="6.644cm" svg:x2="13.284cm" svg:y2="6.644cm">
          <text:p/>
        </draw:line>
        <draw:line draw:style-name="gr97" draw:layer="layout" svg:x1="13.208cm" svg:y1="6.455cm" svg:x2="13.208cm" svg:y2="6.302cm">
          <text:p/>
        </draw:line>
        <draw:line draw:style-name="gr97" draw:layer="layout" svg:x1="13.131cm" svg:y1="6.378cm" svg:x2="13.284cm" svg:y2="6.378cm">
          <text:p/>
        </draw:line>
        <draw:line draw:style-name="gr97" draw:layer="layout" svg:x1="13.208cm" svg:y1="6.411cm" svg:x2="13.208cm" svg:y2="6.258cm">
          <text:p/>
        </draw:line>
        <draw:line draw:style-name="gr97" draw:layer="layout" svg:x1="13.131cm" svg:y1="6.335cm" svg:x2="13.284cm" svg:y2="6.335cm">
          <text:p/>
        </draw:line>
        <draw:line draw:style-name="gr97" draw:layer="layout" svg:x1="13.208cm" svg:y1="6.368cm" svg:x2="13.208cm" svg:y2="6.214cm">
          <text:p/>
        </draw:line>
        <draw:line draw:style-name="gr97" draw:layer="layout" svg:x1="13.131cm" svg:y1="6.291cm" svg:x2="13.284cm" svg:y2="6.291cm">
          <text:p/>
        </draw:line>
        <draw:line draw:style-name="gr97" draw:layer="layout" svg:x1="13.208cm" svg:y1="6.324cm" svg:x2="13.208cm" svg:y2="6.17cm">
          <text:p/>
        </draw:line>
        <draw:line draw:style-name="gr97" draw:layer="layout" svg:x1="13.131cm" svg:y1="6.247cm" svg:x2="13.284cm" svg:y2="6.247cm">
          <text:p/>
        </draw:line>
        <draw:line draw:style-name="gr97" draw:layer="layout" svg:x1="13.208cm" svg:y1="5.815cm" svg:x2="13.208cm" svg:y2="5.662cm">
          <text:p/>
        </draw:line>
        <draw:line draw:style-name="gr97" draw:layer="layout" svg:x1="13.131cm" svg:y1="5.738cm" svg:x2="13.284cm" svg:y2="5.738cm">
          <text:p/>
        </draw:line>
        <draw:line draw:style-name="gr97" draw:layer="layout" svg:x1="13.208cm" svg:y1="5.749cm" svg:x2="13.208cm" svg:y2="5.596cm">
          <text:p/>
        </draw:line>
        <draw:line draw:style-name="gr97" draw:layer="layout" svg:x1="13.131cm" svg:y1="5.673cm" svg:x2="13.284cm" svg:y2="5.673cm">
          <text:p/>
        </draw:line>
        <draw:line draw:style-name="gr97" draw:layer="layout" svg:x1="13.208cm" svg:y1="4.803cm" svg:x2="13.208cm" svg:y2="4.649cm">
          <text:p/>
        </draw:line>
        <draw:line draw:style-name="gr97" draw:layer="layout" svg:x1="13.131cm" svg:y1="4.726cm" svg:x2="13.284cm" svg:y2="4.726cm">
          <text:p/>
        </draw:line>
        <draw:line draw:style-name="gr97" draw:layer="layout" svg:x1="13.208cm" svg:y1="4.603cm" svg:x2="13.208cm" svg:y2="4.45cm">
          <text:p/>
        </draw:line>
        <draw:line draw:style-name="gr97" draw:layer="layout" svg:x1="13.131cm" svg:y1="4.526cm" svg:x2="13.284cm" svg:y2="4.526cm">
          <text:p/>
        </draw:line>
        <draw:line draw:style-name="gr97" draw:layer="layout" svg:x1="13.208cm" svg:y1="4.472cm" svg:x2="13.208cm" svg:y2="4.318cm">
          <text:p/>
        </draw:line>
        <draw:line draw:style-name="gr97" draw:layer="layout" svg:x1="13.131cm" svg:y1="4.395cm" svg:x2="13.284cm" svg:y2="4.395cm">
          <text:p/>
        </draw:line>
        <draw:line draw:style-name="gr97" draw:layer="layout" svg:x1="13.208cm" svg:y1="3.744cm" svg:x2="13.208cm" svg:y2="3.591cm">
          <text:p/>
        </draw:line>
        <draw:line draw:style-name="gr97" draw:layer="layout" svg:x1="13.131cm" svg:y1="3.667cm" svg:x2="13.284cm" svg:y2="3.667cm">
          <text:p/>
        </draw:line>
        <draw:line draw:style-name="gr97" draw:layer="layout" svg:x1="13.208cm" svg:y1="3.7cm" svg:x2="13.208cm" svg:y2="3.547cm">
          <text:p/>
        </draw:line>
        <draw:line draw:style-name="gr97" draw:layer="layout" svg:x1="13.131cm" svg:y1="3.623cm" svg:x2="13.284cm" svg:y2="3.623cm">
          <text:p/>
        </draw:line>
        <draw:line draw:style-name="gr97" draw:layer="layout" svg:x1="13.237cm" svg:y1="9.232cm" svg:x2="13.237cm" svg:y2="9.079cm">
          <text:p/>
        </draw:line>
        <draw:line draw:style-name="gr97" draw:layer="layout" svg:x1="13.16cm" svg:y1="9.155cm" svg:x2="13.313cm" svg:y2="9.155cm">
          <text:p/>
        </draw:line>
        <draw:line draw:style-name="gr97" draw:layer="layout" svg:x1="13.237cm" svg:y1="9.054cm" svg:x2="13.237cm" svg:y2="8.901cm">
          <text:p/>
        </draw:line>
        <draw:line draw:style-name="gr97" draw:layer="layout" svg:x1="13.16cm" svg:y1="8.978cm" svg:x2="13.313cm" svg:y2="8.978cm">
          <text:p/>
        </draw:line>
        <draw:line draw:style-name="gr97" draw:layer="layout" svg:x1="13.237cm" svg:y1="8.064cm" svg:x2="13.237cm" svg:y2="7.911cm">
          <text:p/>
        </draw:line>
        <draw:line draw:style-name="gr97" draw:layer="layout" svg:x1="13.16cm" svg:y1="7.987cm" svg:x2="13.313cm" svg:y2="7.987cm">
          <text:p/>
        </draw:line>
        <draw:line draw:style-name="gr97" draw:layer="layout" svg:x1="13.237cm" svg:y1="8.042cm" svg:x2="13.237cm" svg:y2="7.889cm">
          <text:p/>
        </draw:line>
        <draw:line draw:style-name="gr97" draw:layer="layout" svg:x1="13.16cm" svg:y1="7.965cm" svg:x2="13.313cm" svg:y2="7.965cm">
          <text:p/>
        </draw:line>
        <draw:line draw:style-name="gr97" draw:layer="layout" svg:x1="13.237cm" svg:y1="7.402cm" svg:x2="13.237cm" svg:y2="7.249cm">
          <text:p/>
        </draw:line>
        <draw:line draw:style-name="gr97" draw:layer="layout" svg:x1="13.16cm" svg:y1="7.325cm" svg:x2="13.313cm" svg:y2="7.325cm">
          <text:p/>
        </draw:line>
        <draw:line draw:style-name="gr97" draw:layer="layout" svg:x1="13.237cm" svg:y1="6.699cm" svg:x2="13.237cm" svg:y2="6.545cm">
          <text:p/>
        </draw:line>
        <draw:line draw:style-name="gr97" draw:layer="layout" svg:x1="13.16cm" svg:y1="6.622cm" svg:x2="13.313cm" svg:y2="6.622cm">
          <text:p/>
        </draw:line>
        <draw:line draw:style-name="gr97" draw:layer="layout" svg:x1="13.237cm" svg:y1="6.499cm" svg:x2="13.237cm" svg:y2="6.346cm">
          <text:p/>
        </draw:line>
        <draw:line draw:style-name="gr97" draw:layer="layout" svg:x1="13.16cm" svg:y1="6.422cm" svg:x2="13.313cm" svg:y2="6.422cm">
          <text:p/>
        </draw:line>
        <draw:line draw:style-name="gr97" draw:layer="layout" svg:x1="13.237cm" svg:y1="5.022cm" svg:x2="13.237cm" svg:y2="4.868cm">
          <text:p/>
        </draw:line>
        <draw:line draw:style-name="gr97" draw:layer="layout" svg:x1="13.16cm" svg:y1="4.945cm" svg:x2="13.313cm" svg:y2="4.945cm">
          <text:p/>
        </draw:line>
        <draw:line draw:style-name="gr97" draw:layer="layout" svg:x1="13.237cm" svg:y1="4.141cm" svg:x2="13.237cm" svg:y2="3.987cm">
          <text:p/>
        </draw:line>
        <draw:line draw:style-name="gr97" draw:layer="layout" svg:x1="13.16cm" svg:y1="4.064cm" svg:x2="13.313cm" svg:y2="4.064cm">
          <text:p/>
        </draw:line>
        <draw:line draw:style-name="gr97" draw:layer="layout" svg:x1="13.237cm" svg:y1="3.834cm" svg:x2="13.237cm" svg:y2="3.681cm">
          <text:p/>
        </draw:line>
        <draw:line draw:style-name="gr97" draw:layer="layout" svg:x1="13.16cm" svg:y1="3.757cm" svg:x2="13.313cm" svg:y2="3.757cm">
          <text:p/>
        </draw:line>
        <draw:line draw:style-name="gr97" draw:layer="layout" svg:x1="13.268cm" svg:y1="9.32cm" svg:x2="13.268cm" svg:y2="9.166cm">
          <text:p/>
        </draw:line>
        <draw:line draw:style-name="gr97" draw:layer="layout" svg:x1="13.192cm" svg:y1="9.243cm" svg:x2="13.345cm" svg:y2="9.243cm">
          <text:p/>
        </draw:line>
        <draw:line draw:style-name="gr97" draw:layer="layout" svg:x1="13.268cm" svg:y1="8.77cm" svg:x2="13.268cm" svg:y2="8.616cm">
          <text:p/>
        </draw:line>
        <draw:line draw:style-name="gr97" draw:layer="layout" svg:x1="13.192cm" svg:y1="8.693cm" svg:x2="13.345cm" svg:y2="8.693cm">
          <text:p/>
        </draw:line>
        <draw:line draw:style-name="gr97" draw:layer="layout" svg:x1="13.268cm" svg:y1="8.723cm" svg:x2="13.268cm" svg:y2="8.57cm">
          <text:p/>
        </draw:line>
        <draw:line draw:style-name="gr97" draw:layer="layout" svg:x1="13.192cm" svg:y1="8.647cm" svg:x2="13.345cm" svg:y2="8.647cm">
          <text:p/>
        </draw:line>
        <draw:line draw:style-name="gr97" draw:layer="layout" svg:x1="13.268cm" svg:y1="8.68cm" svg:x2="13.268cm" svg:y2="8.526cm">
          <text:p/>
        </draw:line>
        <draw:line draw:style-name="gr97" draw:layer="layout" svg:x1="13.192cm" svg:y1="8.603cm" svg:x2="13.345cm" svg:y2="8.603cm">
          <text:p/>
        </draw:line>
        <draw:line draw:style-name="gr97" draw:layer="layout" svg:x1="13.268cm" svg:y1="8.57cm" svg:x2="13.268cm" svg:y2="8.417cm">
          <text:p/>
        </draw:line>
        <draw:line draw:style-name="gr97" draw:layer="layout" svg:x1="13.192cm" svg:y1="8.493cm" svg:x2="13.345cm" svg:y2="8.493cm">
          <text:p/>
        </draw:line>
        <draw:line draw:style-name="gr97" draw:layer="layout" svg:x1="13.268cm" svg:y1="8.482cm" svg:x2="13.268cm" svg:y2="8.329cm">
          <text:p/>
        </draw:line>
        <draw:line draw:style-name="gr97" draw:layer="layout" svg:x1="13.192cm" svg:y1="8.406cm" svg:x2="13.345cm" svg:y2="8.406cm">
          <text:p/>
        </draw:line>
        <draw:line draw:style-name="gr97" draw:layer="layout" svg:x1="13.268cm" svg:y1="8.439cm" svg:x2="13.268cm" svg:y2="8.285cm">
          <text:p/>
        </draw:line>
        <draw:line draw:style-name="gr97" draw:layer="layout" svg:x1="13.192cm" svg:y1="8.362cm" svg:x2="13.345cm" svg:y2="8.362cm">
          <text:p/>
        </draw:line>
        <draw:line draw:style-name="gr97" draw:layer="layout" svg:x1="13.268cm" svg:y1="8.351cm" svg:x2="13.268cm" svg:y2="8.198cm">
          <text:p/>
        </draw:line>
        <draw:line draw:style-name="gr97" draw:layer="layout" svg:x1="13.192cm" svg:y1="8.274cm" svg:x2="13.345cm" svg:y2="8.274cm">
          <text:p/>
        </draw:line>
        <draw:line draw:style-name="gr97" draw:layer="layout" svg:x1="13.268cm" svg:y1="7.976cm" svg:x2="13.268cm" svg:y2="7.823cm">
          <text:p/>
        </draw:line>
        <draw:line draw:style-name="gr97" draw:layer="layout" svg:x1="13.192cm" svg:y1="7.9cm" svg:x2="13.345cm" svg:y2="7.9cm">
          <text:p/>
        </draw:line>
        <draw:line draw:style-name="gr97" draw:layer="layout" svg:x1="13.268cm" svg:y1="7.667cm" svg:x2="13.268cm" svg:y2="7.514cm">
          <text:p/>
        </draw:line>
        <draw:line draw:style-name="gr97" draw:layer="layout" svg:x1="13.192cm" svg:y1="7.591cm" svg:x2="13.345cm" svg:y2="7.591cm">
          <text:p/>
        </draw:line>
        <draw:line draw:style-name="gr97" draw:layer="layout" svg:x1="13.268cm" svg:y1="7.358cm" svg:x2="13.268cm" svg:y2="7.205cm">
          <text:p/>
        </draw:line>
        <draw:line draw:style-name="gr97" draw:layer="layout" svg:x1="13.192cm" svg:y1="7.281cm" svg:x2="13.345cm" svg:y2="7.281cm">
          <text:p/>
        </draw:line>
        <draw:line draw:style-name="gr97" draw:layer="layout" svg:x1="13.268cm" svg:y1="6.786cm" svg:x2="13.268cm" svg:y2="6.633cm">
          <text:p/>
        </draw:line>
        <draw:line draw:style-name="gr97" draw:layer="layout" svg:x1="13.192cm" svg:y1="6.709cm" svg:x2="13.345cm" svg:y2="6.709cm">
          <text:p/>
        </draw:line>
        <draw:line draw:style-name="gr97" draw:layer="layout" svg:x1="13.268cm" svg:y1="5.727cm" svg:x2="13.268cm" svg:y2="5.574cm">
          <text:p/>
        </draw:line>
        <draw:line draw:style-name="gr97" draw:layer="layout" svg:x1="13.192cm" svg:y1="5.651cm" svg:x2="13.345cm" svg:y2="5.651cm">
          <text:p/>
        </draw:line>
        <draw:line draw:style-name="gr97" draw:layer="layout" svg:x1="13.298cm" svg:y1="9.451cm" svg:x2="13.298cm" svg:y2="9.298cm">
          <text:p/>
        </draw:line>
        <draw:line draw:style-name="gr97" draw:layer="layout" svg:x1="13.221cm" svg:y1="9.374cm" svg:x2="13.374cm" svg:y2="9.374cm">
          <text:p/>
        </draw:line>
        <draw:line draw:style-name="gr97" draw:layer="layout" svg:x1="13.298cm" svg:y1="9.076cm" svg:x2="13.298cm" svg:y2="8.923cm">
          <text:p/>
        </draw:line>
        <draw:line draw:style-name="gr97" draw:layer="layout" svg:x1="13.221cm" svg:y1="9cm" svg:x2="13.374cm" svg:y2="9cm">
          <text:p/>
        </draw:line>
        <draw:line draw:style-name="gr97" draw:layer="layout" svg:x1="13.298cm" svg:y1="8.748cm" svg:x2="13.298cm" svg:y2="8.594cm">
          <text:p/>
        </draw:line>
        <draw:line draw:style-name="gr97" draw:layer="layout" svg:x1="13.221cm" svg:y1="8.671cm" svg:x2="13.374cm" svg:y2="8.671cm">
          <text:p/>
        </draw:line>
        <draw:line draw:style-name="gr97" draw:layer="layout" svg:x1="13.298cm" svg:y1="8.723cm" svg:x2="13.298cm" svg:y2="8.57cm">
          <text:p/>
        </draw:line>
        <draw:line draw:style-name="gr97" draw:layer="layout" svg:x1="13.221cm" svg:y1="8.647cm" svg:x2="13.374cm" svg:y2="8.647cm">
          <text:p/>
        </draw:line>
        <draw:line draw:style-name="gr97" draw:layer="layout" svg:x1="13.298cm" svg:y1="8.417cm" svg:x2="13.298cm" svg:y2="8.263cm">
          <text:p/>
        </draw:line>
        <draw:line draw:style-name="gr97" draw:layer="layout" svg:x1="13.221cm" svg:y1="8.34cm" svg:x2="13.374cm" svg:y2="8.34cm">
          <text:p/>
        </draw:line>
        <draw:line draw:style-name="gr97" draw:layer="layout" svg:x1="13.298cm" svg:y1="8.305cm" svg:x2="13.298cm" svg:y2="8.151cm">
          <text:p/>
        </draw:line>
        <draw:line draw:style-name="gr97" draw:layer="layout" svg:x1="13.221cm" svg:y1="8.228cm" svg:x2="13.374cm" svg:y2="8.228cm">
          <text:p/>
        </draw:line>
        <draw:line draw:style-name="gr97" draw:layer="layout" svg:x1="13.298cm" svg:y1="8.173cm" svg:x2="13.298cm" svg:y2="8.02cm">
          <text:p/>
        </draw:line>
        <draw:line draw:style-name="gr97" draw:layer="layout" svg:x1="13.221cm" svg:y1="8.097cm" svg:x2="13.374cm" svg:y2="8.097cm">
          <text:p/>
        </draw:line>
        <draw:line draw:style-name="gr97" draw:layer="layout" svg:x1="13.298cm" svg:y1="7.842cm" svg:x2="13.298cm" svg:y2="7.689cm">
          <text:p/>
        </draw:line>
        <draw:line draw:style-name="gr97" draw:layer="layout" svg:x1="13.221cm" svg:y1="7.766cm" svg:x2="13.374cm" svg:y2="7.766cm">
          <text:p/>
        </draw:line>
        <draw:line draw:style-name="gr97" draw:layer="layout" svg:x1="13.298cm" svg:y1="7.689cm" svg:x2="13.298cm" svg:y2="7.536cm">
          <text:p/>
        </draw:line>
        <draw:line draw:style-name="gr97" draw:layer="layout" svg:x1="13.221cm" svg:y1="7.612cm" svg:x2="13.374cm" svg:y2="7.612cm">
          <text:p/>
        </draw:line>
        <draw:line draw:style-name="gr97" draw:layer="layout" svg:x1="13.298cm" svg:y1="7.49cm" svg:x2="13.298cm" svg:y2="7.336cm">
          <text:p/>
        </draw:line>
        <draw:line draw:style-name="gr97" draw:layer="layout" svg:x1="13.221cm" svg:y1="7.413cm" svg:x2="13.374cm" svg:y2="7.413cm">
          <text:p/>
        </draw:line>
        <draw:line draw:style-name="gr97" draw:layer="layout" svg:x1="13.298cm" svg:y1="6.146cm" svg:x2="13.298cm" svg:y2="5.993cm">
          <text:p/>
        </draw:line>
        <draw:line draw:style-name="gr97" draw:layer="layout" svg:x1="13.221cm" svg:y1="6.069cm" svg:x2="13.374cm" svg:y2="6.069cm">
          <text:p/>
        </draw:line>
        <draw:line draw:style-name="gr97" draw:layer="layout" svg:x1="13.298cm" svg:y1="5.905cm" svg:x2="13.298cm" svg:y2="5.752cm">
          <text:p/>
        </draw:line>
        <draw:line draw:style-name="gr97" draw:layer="layout" svg:x1="13.221cm" svg:y1="5.828cm" svg:x2="13.374cm" svg:y2="5.828cm">
          <text:p/>
        </draw:line>
        <draw:line draw:style-name="gr97" draw:layer="layout" svg:x1="13.298cm" svg:y1="5.177cm" svg:x2="13.298cm" svg:y2="5.024cm">
          <text:p/>
        </draw:line>
        <draw:line draw:style-name="gr97" draw:layer="layout" svg:x1="13.221cm" svg:y1="5.101cm" svg:x2="13.374cm" svg:y2="5.101cm">
          <text:p/>
        </draw:line>
        <draw:line draw:style-name="gr97" draw:layer="layout" svg:x1="13.298cm" svg:y1="5.112cm" svg:x2="13.298cm" svg:y2="4.958cm">
          <text:p/>
        </draw:line>
        <draw:line draw:style-name="gr97" draw:layer="layout" svg:x1="13.221cm" svg:y1="5.035cm" svg:x2="13.374cm" svg:y2="5.035cm">
          <text:p/>
        </draw:line>
        <draw:line draw:style-name="gr97" draw:layer="layout" svg:x1="13.298cm" svg:y1="4.978cm" svg:x2="13.298cm" svg:y2="4.825cm">
          <text:p/>
        </draw:line>
        <draw:line draw:style-name="gr97" draw:layer="layout" svg:x1="13.221cm" svg:y1="4.901cm" svg:x2="13.374cm" svg:y2="4.901cm">
          <text:p/>
        </draw:line>
        <draw:line draw:style-name="gr97" draw:layer="layout" svg:x1="13.298cm" svg:y1="4.868cm" svg:x2="13.298cm" svg:y2="4.715cm">
          <text:p/>
        </draw:line>
        <draw:line draw:style-name="gr97" draw:layer="layout" svg:x1="13.221cm" svg:y1="4.792cm" svg:x2="13.374cm" svg:y2="4.792cm">
          <text:p/>
        </draw:line>
        <draw:line draw:style-name="gr97" draw:layer="layout" svg:x1="13.298cm" svg:y1="4.715cm" svg:x2="13.298cm" svg:y2="4.562cm">
          <text:p/>
        </draw:line>
        <draw:line draw:style-name="gr97" draw:layer="layout" svg:x1="13.221cm" svg:y1="4.638cm" svg:x2="13.374cm" svg:y2="4.638cm">
          <text:p/>
        </draw:line>
        <draw:line draw:style-name="gr97" draw:layer="layout" svg:x1="13.298cm" svg:y1="4.494cm" svg:x2="13.298cm" svg:y2="4.34cm">
          <text:p/>
        </draw:line>
        <draw:line draw:style-name="gr97" draw:layer="layout" svg:x1="13.221cm" svg:y1="4.417cm" svg:x2="13.374cm" svg:y2="4.417cm">
          <text:p/>
        </draw:line>
        <draw:line draw:style-name="gr97" draw:layer="layout" svg:x1="13.298cm" svg:y1="4.45cm" svg:x2="13.298cm" svg:y2="4.296cm">
          <text:p/>
        </draw:line>
        <draw:line draw:style-name="gr97" draw:layer="layout" svg:x1="13.221cm" svg:y1="4.373cm" svg:x2="13.374cm" svg:y2="4.373cm">
          <text:p/>
        </draw:line>
        <draw:line draw:style-name="gr97" draw:layer="layout" svg:x1="13.329cm" svg:y1="10.378cm" svg:x2="13.329cm" svg:y2="10.225cm">
          <text:p/>
        </draw:line>
        <draw:line draw:style-name="gr97" draw:layer="layout" svg:x1="13.253cm" svg:y1="10.302cm" svg:x2="13.406cm" svg:y2="10.302cm">
          <text:p/>
        </draw:line>
        <draw:line draw:style-name="gr97" draw:layer="layout" svg:x1="13.329cm" svg:y1="10.288cm" svg:x2="13.329cm" svg:y2="10.135cm">
          <text:p/>
        </draw:line>
        <draw:line draw:style-name="gr97" draw:layer="layout" svg:x1="13.253cm" svg:y1="10.212cm" svg:x2="13.406cm" svg:y2="10.212cm">
          <text:p/>
        </draw:line>
        <draw:line draw:style-name="gr97" draw:layer="layout" svg:x1="13.329cm" svg:y1="9.982cm" svg:x2="13.329cm" svg:y2="9.828cm">
          <text:p/>
        </draw:line>
        <draw:line draw:style-name="gr97" draw:layer="layout" svg:x1="13.253cm" svg:y1="9.905cm" svg:x2="13.406cm" svg:y2="9.905cm">
          <text:p/>
        </draw:line>
        <draw:line draw:style-name="gr97" draw:layer="layout" svg:x1="13.329cm" svg:y1="9.694cm" svg:x2="13.329cm" svg:y2="9.541cm">
          <text:p/>
        </draw:line>
        <draw:line draw:style-name="gr97" draw:layer="layout" svg:x1="13.253cm" svg:y1="9.618cm" svg:x2="13.406cm" svg:y2="9.618cm">
          <text:p/>
        </draw:line>
        <draw:line draw:style-name="gr97" draw:layer="layout" svg:x1="13.329cm" svg:y1="9.188cm" svg:x2="13.329cm" svg:y2="9.035cm">
          <text:p/>
        </draw:line>
        <draw:line draw:style-name="gr97" draw:layer="layout" svg:x1="13.253cm" svg:y1="9.112cm" svg:x2="13.406cm" svg:y2="9.112cm">
          <text:p/>
        </draw:line>
        <draw:line draw:style-name="gr97" draw:layer="layout" svg:x1="13.329cm" svg:y1="9.144cm" svg:x2="13.329cm" svg:y2="8.991cm">
          <text:p/>
        </draw:line>
        <draw:line draw:style-name="gr97" draw:layer="layout" svg:x1="13.253cm" svg:y1="9.068cm" svg:x2="13.406cm" svg:y2="9.068cm">
          <text:p/>
        </draw:line>
        <draw:line draw:style-name="gr97" draw:layer="layout" svg:x1="13.329cm" svg:y1="9.12cm" svg:x2="13.329cm" svg:y2="8.967cm">
          <text:p/>
        </draw:line>
        <draw:line draw:style-name="gr97" draw:layer="layout" svg:x1="13.253cm" svg:y1="9.043cm" svg:x2="13.406cm" svg:y2="9.043cm">
          <text:p/>
        </draw:line>
        <draw:line draw:style-name="gr97" draw:layer="layout" svg:x1="13.329cm" svg:y1="8.923cm" svg:x2="13.329cm" svg:y2="8.77cm">
          <text:p/>
        </draw:line>
        <draw:line draw:style-name="gr97" draw:layer="layout" svg:x1="13.253cm" svg:y1="8.846cm" svg:x2="13.406cm" svg:y2="8.846cm">
          <text:p/>
        </draw:line>
        <draw:line draw:style-name="gr97" draw:layer="layout" svg:x1="13.329cm" svg:y1="8.108cm" svg:x2="13.329cm" svg:y2="7.954cm">
          <text:p/>
        </draw:line>
        <draw:line draw:style-name="gr97" draw:layer="layout" svg:x1="13.253cm" svg:y1="8.031cm" svg:x2="13.406cm" svg:y2="8.031cm">
          <text:p/>
        </draw:line>
        <draw:line draw:style-name="gr97" draw:layer="layout" svg:x1="13.329cm" svg:y1="7.908cm" svg:x2="13.329cm" svg:y2="7.755cm">
          <text:p/>
        </draw:line>
        <draw:line draw:style-name="gr97" draw:layer="layout" svg:x1="13.253cm" svg:y1="7.831cm" svg:x2="13.406cm" svg:y2="7.831cm">
          <text:p/>
        </draw:line>
        <draw:line draw:style-name="gr97" draw:layer="layout" svg:x1="13.329cm" svg:y1="7.711cm" svg:x2="13.329cm" svg:y2="7.558cm">
          <text:p/>
        </draw:line>
        <draw:line draw:style-name="gr97" draw:layer="layout" svg:x1="13.253cm" svg:y1="7.634cm" svg:x2="13.406cm" svg:y2="7.634cm">
          <text:p/>
        </draw:line>
        <draw:line draw:style-name="gr97" draw:layer="layout" svg:x1="13.329cm" svg:y1="7.536cm" svg:x2="13.329cm" svg:y2="7.382cm">
          <text:p/>
        </draw:line>
        <draw:line draw:style-name="gr97" draw:layer="layout" svg:x1="13.253cm" svg:y1="7.459cm" svg:x2="13.406cm" svg:y2="7.459cm">
          <text:p/>
        </draw:line>
        <draw:line draw:style-name="gr97" draw:layer="layout" svg:x1="13.329cm" svg:y1="6.234cm" svg:x2="13.329cm" svg:y2="6.08cm">
          <text:p/>
        </draw:line>
        <draw:line draw:style-name="gr97" draw:layer="layout" svg:x1="13.253cm" svg:y1="6.157cm" svg:x2="13.406cm" svg:y2="6.157cm">
          <text:p/>
        </draw:line>
        <draw:line draw:style-name="gr97" draw:layer="layout" svg:x1="13.329cm" svg:y1="5.662cm" svg:x2="13.329cm" svg:y2="5.508cm">
          <text:p/>
        </draw:line>
        <draw:line draw:style-name="gr97" draw:layer="layout" svg:x1="13.253cm" svg:y1="5.585cm" svg:x2="13.406cm" svg:y2="5.585cm">
          <text:p/>
        </draw:line>
        <draw:line draw:style-name="gr97" draw:layer="layout" svg:x1="13.329cm" svg:y1="5.618cm" svg:x2="13.329cm" svg:y2="5.465cm">
          <text:p/>
        </draw:line>
        <draw:line draw:style-name="gr97" draw:layer="layout" svg:x1="13.253cm" svg:y1="5.541cm" svg:x2="13.406cm" svg:y2="5.541cm">
          <text:p/>
        </draw:line>
        <draw:line draw:style-name="gr97" draw:layer="layout" svg:x1="13.329cm" svg:y1="5.353cm" svg:x2="13.329cm" svg:y2="5.199cm">
          <text:p/>
        </draw:line>
        <draw:line draw:style-name="gr97" draw:layer="layout" svg:x1="13.253cm" svg:y1="5.276cm" svg:x2="13.406cm" svg:y2="5.276cm">
          <text:p/>
        </draw:line>
        <draw:line draw:style-name="gr97" draw:layer="layout" svg:x1="13.329cm" svg:y1="5.134cm" svg:x2="13.329cm" svg:y2="4.98cm">
          <text:p/>
        </draw:line>
        <draw:line draw:style-name="gr97" draw:layer="layout" svg:x1="13.253cm" svg:y1="5.057cm" svg:x2="13.406cm" svg:y2="5.057cm">
          <text:p/>
        </draw:line>
        <draw:line draw:style-name="gr97" draw:layer="layout" svg:x1="13.358cm" svg:y1="10.928cm" svg:x2="13.358cm" svg:y2="10.775cm">
          <text:p/>
        </draw:line>
        <draw:line draw:style-name="gr97" draw:layer="layout" svg:x1="13.282cm" svg:y1="10.852cm" svg:x2="13.435cm" svg:y2="10.852cm">
          <text:p/>
        </draw:line>
        <draw:line draw:style-name="gr97" draw:layer="layout" svg:x1="13.358cm" svg:y1="9.892cm" svg:x2="13.358cm" svg:y2="9.738cm">
          <text:p/>
        </draw:line>
        <draw:line draw:style-name="gr97" draw:layer="layout" svg:x1="13.282cm" svg:y1="9.815cm" svg:x2="13.435cm" svg:y2="9.815cm">
          <text:p/>
        </draw:line>
        <draw:line draw:style-name="gr97" draw:layer="layout" svg:x1="13.358cm" svg:y1="9.87cm" svg:x2="13.358cm" svg:y2="9.716cm">
          <text:p/>
        </draw:line>
        <draw:line draw:style-name="gr97" draw:layer="layout" svg:x1="13.282cm" svg:y1="9.793cm" svg:x2="13.435cm" svg:y2="9.793cm">
          <text:p/>
        </draw:line>
        <draw:line draw:style-name="gr97" draw:layer="layout" svg:x1="13.358cm" svg:y1="9.826cm" svg:x2="13.358cm" svg:y2="9.673cm">
          <text:p/>
        </draw:line>
        <draw:line draw:style-name="gr97" draw:layer="layout" svg:x1="13.282cm" svg:y1="9.749cm" svg:x2="13.435cm" svg:y2="9.749cm">
          <text:p/>
        </draw:line>
        <draw:line draw:style-name="gr97" draw:layer="layout" svg:x1="13.358cm" svg:y1="9.539cm" svg:x2="13.358cm" svg:y2="9.385cm">
          <text:p/>
        </draw:line>
        <draw:line draw:style-name="gr97" draw:layer="layout" svg:x1="13.282cm" svg:y1="9.462cm" svg:x2="13.435cm" svg:y2="9.462cm">
          <text:p/>
        </draw:line>
        <draw:line draw:style-name="gr97" draw:layer="layout" svg:x1="13.358cm" svg:y1="9.385cm" svg:x2="13.358cm" svg:y2="9.232cm">
          <text:p/>
        </draw:line>
        <draw:line draw:style-name="gr97" draw:layer="layout" svg:x1="13.282cm" svg:y1="9.309cm" svg:x2="13.435cm" svg:y2="9.309cm">
          <text:p/>
        </draw:line>
        <draw:line draw:style-name="gr97" draw:layer="layout" svg:x1="13.358cm" svg:y1="9.033cm" svg:x2="13.358cm" svg:y2="8.879cm">
          <text:p/>
        </draw:line>
        <draw:line draw:style-name="gr97" draw:layer="layout" svg:x1="13.282cm" svg:y1="8.956cm" svg:x2="13.435cm" svg:y2="8.956cm">
          <text:p/>
        </draw:line>
        <draw:line draw:style-name="gr97" draw:layer="layout" svg:x1="13.358cm" svg:y1="9.011cm" svg:x2="13.358cm" svg:y2="8.857cm">
          <text:p/>
        </draw:line>
        <draw:line draw:style-name="gr97" draw:layer="layout" svg:x1="13.282cm" svg:y1="8.934cm" svg:x2="13.435cm" svg:y2="8.934cm">
          <text:p/>
        </draw:line>
        <draw:line draw:style-name="gr97" draw:layer="layout" svg:x1="13.358cm" svg:y1="8.923cm" svg:x2="13.358cm" svg:y2="8.77cm">
          <text:p/>
        </draw:line>
        <draw:line draw:style-name="gr97" draw:layer="layout" svg:x1="13.282cm" svg:y1="8.846cm" svg:x2="13.435cm" svg:y2="8.846cm">
          <text:p/>
        </draw:line>
        <draw:line draw:style-name="gr97" draw:layer="layout" svg:x1="13.358cm" svg:y1="8.461cm" svg:x2="13.358cm" svg:y2="8.307cm">
          <text:p/>
        </draw:line>
        <draw:line draw:style-name="gr97" draw:layer="layout" svg:x1="13.282cm" svg:y1="8.384cm" svg:x2="13.435cm" svg:y2="8.384cm">
          <text:p/>
        </draw:line>
        <draw:line draw:style-name="gr97" draw:layer="layout" svg:x1="13.358cm" svg:y1="8.439cm" svg:x2="13.358cm" svg:y2="8.285cm">
          <text:p/>
        </draw:line>
        <draw:line draw:style-name="gr97" draw:layer="layout" svg:x1="13.282cm" svg:y1="8.362cm" svg:x2="13.435cm" svg:y2="8.362cm">
          <text:p/>
        </draw:line>
        <draw:line draw:style-name="gr97" draw:layer="layout" svg:x1="13.358cm" svg:y1="8.042cm" svg:x2="13.358cm" svg:y2="7.889cm">
          <text:p/>
        </draw:line>
        <draw:line draw:style-name="gr97" draw:layer="layout" svg:x1="13.282cm" svg:y1="7.965cm" svg:x2="13.435cm" svg:y2="7.965cm">
          <text:p/>
        </draw:line>
        <draw:line draw:style-name="gr97" draw:layer="layout" svg:x1="13.358cm" svg:y1="6.983cm" svg:x2="13.358cm" svg:y2="6.83cm">
          <text:p/>
        </draw:line>
        <draw:line draw:style-name="gr97" draw:layer="layout" svg:x1="13.282cm" svg:y1="6.907cm" svg:x2="13.435cm" svg:y2="6.907cm">
          <text:p/>
        </draw:line>
        <draw:line draw:style-name="gr97" draw:layer="layout" svg:x1="13.39cm" svg:y1="11.413cm" svg:x2="13.39cm" svg:y2="11.259cm">
          <text:p/>
        </draw:line>
        <draw:line draw:style-name="gr97" draw:layer="layout" svg:x1="13.313cm" svg:y1="11.336cm" svg:x2="13.467cm" svg:y2="11.336cm">
          <text:p/>
        </draw:line>
        <draw:line draw:style-name="gr97" draw:layer="layout" svg:x1="13.39cm" svg:y1="11.259cm" svg:x2="13.39cm" svg:y2="11.106cm">
          <text:p/>
        </draw:line>
        <draw:line draw:style-name="gr97" draw:layer="layout" svg:x1="13.313cm" svg:y1="11.183cm" svg:x2="13.467cm" svg:y2="11.183cm">
          <text:p/>
        </draw:line>
        <draw:line draw:style-name="gr97" draw:layer="layout" svg:x1="13.39cm" svg:y1="11.194cm" svg:x2="13.39cm" svg:y2="11.04cm">
          <text:p/>
        </draw:line>
        <draw:line draw:style-name="gr97" draw:layer="layout" svg:x1="13.313cm" svg:y1="11.117cm" svg:x2="13.467cm" svg:y2="11.117cm">
          <text:p/>
        </draw:line>
        <draw:line draw:style-name="gr97" draw:layer="layout" svg:x1="13.39cm" svg:y1="11.147cm" svg:x2="13.39cm" svg:y2="10.994cm">
          <text:p/>
        </draw:line>
        <draw:line draw:style-name="gr97" draw:layer="layout" svg:x1="13.313cm" svg:y1="11.071cm" svg:x2="13.467cm" svg:y2="11.071cm">
          <text:p/>
        </draw:line>
        <draw:line draw:style-name="gr97" draw:layer="layout" svg:x1="13.39cm" svg:y1="10.885cm" svg:x2="13.39cm" svg:y2="10.731cm">
          <text:p/>
        </draw:line>
        <draw:line draw:style-name="gr97" draw:layer="layout" svg:x1="13.313cm" svg:y1="10.808cm" svg:x2="13.467cm" svg:y2="10.808cm">
          <text:p/>
        </draw:line>
        <draw:line draw:style-name="gr97" draw:layer="layout" svg:x1="13.39cm" svg:y1="10.179cm" svg:x2="13.39cm" svg:y2="10.025cm">
          <text:p/>
        </draw:line>
        <draw:line draw:style-name="gr97" draw:layer="layout" svg:x1="13.313cm" svg:y1="10.102cm" svg:x2="13.467cm" svg:y2="10.102cm">
          <text:p/>
        </draw:line>
        <draw:line draw:style-name="gr97" draw:layer="layout" svg:x1="13.39cm" svg:y1="10.091cm" svg:x2="13.39cm" svg:y2="9.938cm">
          <text:p/>
        </draw:line>
        <draw:line draw:style-name="gr97" draw:layer="layout" svg:x1="13.313cm" svg:y1="10.015cm" svg:x2="13.467cm" svg:y2="10.015cm">
          <text:p/>
        </draw:line>
        <draw:line draw:style-name="gr97" draw:layer="layout" svg:x1="13.39cm" svg:y1="9.826cm" svg:x2="13.39cm" svg:y2="9.673cm">
          <text:p/>
        </draw:line>
        <draw:line draw:style-name="gr97" draw:layer="layout" svg:x1="13.313cm" svg:y1="9.749cm" svg:x2="13.467cm" svg:y2="9.749cm">
          <text:p/>
        </draw:line>
        <draw:line draw:style-name="gr97" draw:layer="layout" svg:x1="13.39cm" svg:y1="9.804cm" svg:x2="13.39cm" svg:y2="9.651cm">
          <text:p/>
        </draw:line>
        <draw:line draw:style-name="gr97" draw:layer="layout" svg:x1="13.313cm" svg:y1="9.727cm" svg:x2="13.467cm" svg:y2="9.727cm">
          <text:p/>
        </draw:line>
        <draw:line draw:style-name="gr97" draw:layer="layout" svg:x1="13.39cm" svg:y1="9.585cm" svg:x2="13.39cm" svg:y2="9.432cm">
          <text:p/>
        </draw:line>
        <draw:line draw:style-name="gr97" draw:layer="layout" svg:x1="13.313cm" svg:y1="9.508cm" svg:x2="13.467cm" svg:y2="9.508cm">
          <text:p/>
        </draw:line>
        <draw:line draw:style-name="gr97" draw:layer="layout" svg:x1="13.39cm" svg:y1="9.298cm" svg:x2="13.39cm" svg:y2="9.144cm">
          <text:p/>
        </draw:line>
        <draw:line draw:style-name="gr97" draw:layer="layout" svg:x1="13.313cm" svg:y1="9.221cm" svg:x2="13.467cm" svg:y2="9.221cm">
          <text:p/>
        </draw:line>
        <draw:line draw:style-name="gr97" draw:layer="layout" svg:x1="13.39cm" svg:y1="9.276cm" svg:x2="13.39cm" svg:y2="9.123cm">
          <text:p/>
        </draw:line>
        <draw:line draw:style-name="gr97" draw:layer="layout" svg:x1="13.313cm" svg:y1="9.199cm" svg:x2="13.467cm" svg:y2="9.199cm">
          <text:p/>
        </draw:line>
        <draw:line draw:style-name="gr97" draw:layer="layout" svg:x1="13.39cm" svg:y1="9.232cm" svg:x2="13.39cm" svg:y2="9.079cm">
          <text:p/>
        </draw:line>
        <draw:line draw:style-name="gr97" draw:layer="layout" svg:x1="13.313cm" svg:y1="9.155cm" svg:x2="13.467cm" svg:y2="9.155cm">
          <text:p/>
        </draw:line>
        <draw:line draw:style-name="gr97" draw:layer="layout" svg:x1="13.39cm" svg:y1="8.967cm" svg:x2="13.39cm" svg:y2="8.813cm">
          <text:p/>
        </draw:line>
        <draw:line draw:style-name="gr97" draw:layer="layout" svg:x1="13.313cm" svg:y1="8.89cm" svg:x2="13.467cm" svg:y2="8.89cm">
          <text:p/>
        </draw:line>
        <draw:line draw:style-name="gr97" draw:layer="layout" svg:x1="13.39cm" svg:y1="8.417cm" svg:x2="13.39cm" svg:y2="8.263cm">
          <text:p/>
        </draw:line>
        <draw:line draw:style-name="gr97" draw:layer="layout" svg:x1="13.313cm" svg:y1="8.34cm" svg:x2="13.467cm" svg:y2="8.34cm">
          <text:p/>
        </draw:line>
        <draw:line draw:style-name="gr97" draw:layer="layout" svg:x1="13.39cm" svg:y1="7.38cm" svg:x2="13.39cm" svg:y2="7.227cm">
          <text:p/>
        </draw:line>
        <draw:line draw:style-name="gr97" draw:layer="layout" svg:x1="13.313cm" svg:y1="7.303cm" svg:x2="13.467cm" svg:y2="7.303cm">
          <text:p/>
        </draw:line>
        <draw:line draw:style-name="gr97" draw:layer="layout" svg:x1="13.39cm" svg:y1="7.314cm" svg:x2="13.39cm" svg:y2="7.161cm">
          <text:p/>
        </draw:line>
        <draw:line draw:style-name="gr97" draw:layer="layout" svg:x1="13.313cm" svg:y1="7.238cm" svg:x2="13.467cm" svg:y2="7.238cm">
          <text:p/>
        </draw:line>
        <draw:line draw:style-name="gr97" draw:layer="layout" svg:x1="13.39cm" svg:y1="7.139cm" svg:x2="13.39cm" svg:y2="6.986cm">
          <text:p/>
        </draw:line>
        <draw:line draw:style-name="gr97" draw:layer="layout" svg:x1="13.313cm" svg:y1="7.062cm" svg:x2="13.467cm" svg:y2="7.062cm">
          <text:p/>
        </draw:line>
        <draw:line draw:style-name="gr97" draw:layer="layout" svg:x1="13.39cm" svg:y1="6.477cm" svg:x2="13.39cm" svg:y2="6.324cm">
          <text:p/>
        </draw:line>
        <draw:line draw:style-name="gr97" draw:layer="layout" svg:x1="13.313cm" svg:y1="6.4cm" svg:x2="13.467cm" svg:y2="6.4cm">
          <text:p/>
        </draw:line>
        <draw:line draw:style-name="gr97" draw:layer="layout" svg:x1="13.39cm" svg:y1="6.433cm" svg:x2="13.39cm" svg:y2="6.28cm">
          <text:p/>
        </draw:line>
        <draw:line draw:style-name="gr97" draw:layer="layout" svg:x1="13.313cm" svg:y1="6.357cm" svg:x2="13.467cm" svg:y2="6.357cm">
          <text:p/>
        </draw:line>
        <draw:line draw:style-name="gr97" draw:layer="layout" svg:x1="13.39cm" svg:y1="6.346cm" svg:x2="13.39cm" svg:y2="6.192cm">
          <text:p/>
        </draw:line>
        <draw:line draw:style-name="gr97" draw:layer="layout" svg:x1="13.313cm" svg:y1="6.269cm" svg:x2="13.467cm" svg:y2="6.269cm">
          <text:p/>
        </draw:line>
        <draw:line draw:style-name="gr97" draw:layer="layout" svg:x1="13.39cm" svg:y1="6.212cm" svg:x2="13.39cm" svg:y2="6.058cm">
          <text:p/>
        </draw:line>
        <draw:line draw:style-name="gr97" draw:layer="layout" svg:x1="13.313cm" svg:y1="6.135cm" svg:x2="13.467cm" svg:y2="6.135cm">
          <text:p/>
        </draw:line>
        <draw:line draw:style-name="gr97" draw:layer="layout" svg:x1="13.39cm" svg:y1="5.949cm" svg:x2="13.39cm" svg:y2="5.796cm">
          <text:p/>
        </draw:line>
        <draw:line draw:style-name="gr97" draw:layer="layout" svg:x1="13.313cm" svg:y1="5.872cm" svg:x2="13.467cm" svg:y2="5.872cm">
          <text:p/>
        </draw:line>
        <draw:line draw:style-name="gr97" draw:layer="layout" svg:x1="13.39cm" svg:y1="5.815cm" svg:x2="13.39cm" svg:y2="5.662cm">
          <text:p/>
        </draw:line>
        <draw:line draw:style-name="gr97" draw:layer="layout" svg:x1="13.313cm" svg:y1="5.738cm" svg:x2="13.467cm" svg:y2="5.738cm">
          <text:p/>
        </draw:line>
        <draw:line draw:style-name="gr97" draw:layer="layout" svg:x1="13.39cm" svg:y1="5.793cm" svg:x2="13.39cm" svg:y2="5.64cm">
          <text:p/>
        </draw:line>
        <draw:line draw:style-name="gr97" draw:layer="layout" svg:x1="13.313cm" svg:y1="5.717cm" svg:x2="13.467cm" svg:y2="5.717cm">
          <text:p/>
        </draw:line>
        <draw:line draw:style-name="gr97" draw:layer="layout" svg:x1="13.419cm" svg:y1="11.919cm" svg:x2="13.419cm" svg:y2="11.766cm">
          <text:p/>
        </draw:line>
        <draw:line draw:style-name="gr97" draw:layer="layout" svg:x1="13.343cm" svg:y1="11.842cm" svg:x2="13.496cm" svg:y2="11.842cm">
          <text:p/>
        </draw:line>
        <draw:line draw:style-name="gr97" draw:layer="layout" svg:x1="13.419cm" svg:y1="11.787cm" svg:x2="13.419cm" svg:y2="11.634cm">
          <text:p/>
        </draw:line>
        <draw:line draw:style-name="gr97" draw:layer="layout" svg:x1="13.343cm" svg:y1="11.711cm" svg:x2="13.496cm" svg:y2="11.711cm">
          <text:p/>
        </draw:line>
        <draw:line draw:style-name="gr97" draw:layer="layout" svg:x1="13.419cm" svg:y1="11.566cm" svg:x2="13.419cm" svg:y2="11.413cm">
          <text:p/>
        </draw:line>
        <draw:line draw:style-name="gr97" draw:layer="layout" svg:x1="13.343cm" svg:y1="11.489cm" svg:x2="13.496cm" svg:y2="11.489cm">
          <text:p/>
        </draw:line>
        <draw:line draw:style-name="gr97" draw:layer="layout" svg:x1="13.419cm" svg:y1="11.457cm" svg:x2="13.419cm" svg:y2="11.303cm">
          <text:p/>
        </draw:line>
        <draw:line draw:style-name="gr97" draw:layer="layout" svg:x1="13.343cm" svg:y1="11.38cm" svg:x2="13.496cm" svg:y2="11.38cm">
          <text:p/>
        </draw:line>
        <draw:line draw:style-name="gr97" draw:layer="layout" svg:x1="13.419cm" svg:y1="11.435cm" svg:x2="13.419cm" svg:y2="11.281cm">
          <text:p/>
        </draw:line>
        <draw:line draw:style-name="gr97" draw:layer="layout" svg:x1="13.343cm" svg:y1="11.358cm" svg:x2="13.496cm" svg:y2="11.358cm">
          <text:p/>
        </draw:line>
        <draw:line draw:style-name="gr97" draw:layer="layout" svg:x1="13.419cm" svg:y1="10.378cm" svg:x2="13.419cm" svg:y2="10.225cm">
          <text:p/>
        </draw:line>
        <draw:line draw:style-name="gr97" draw:layer="layout" svg:x1="13.343cm" svg:y1="10.302cm" svg:x2="13.496cm" svg:y2="10.302cm">
          <text:p/>
        </draw:line>
        <draw:line draw:style-name="gr97" draw:layer="layout" svg:x1="13.419cm" svg:y1="10.31cm" svg:x2="13.419cm" svg:y2="10.157cm">
          <text:p/>
        </draw:line>
        <draw:line draw:style-name="gr97" draw:layer="layout" svg:x1="13.343cm" svg:y1="10.234cm" svg:x2="13.496cm" svg:y2="10.234cm">
          <text:p/>
        </draw:line>
        <draw:line draw:style-name="gr97" draw:layer="layout" svg:x1="13.419cm" svg:y1="10.201cm" svg:x2="13.419cm" svg:y2="10.047cm">
          <text:p/>
        </draw:line>
        <draw:line draw:style-name="gr97" draw:layer="layout" svg:x1="13.343cm" svg:y1="10.124cm" svg:x2="13.496cm" svg:y2="10.124cm">
          <text:p/>
        </draw:line>
        <draw:line draw:style-name="gr97" draw:layer="layout" svg:x1="13.419cm" svg:y1="10.047cm" svg:x2="13.419cm" svg:y2="9.894cm">
          <text:p/>
        </draw:line>
        <draw:line draw:style-name="gr97" draw:layer="layout" svg:x1="13.343cm" svg:y1="9.971cm" svg:x2="13.496cm" svg:y2="9.971cm">
          <text:p/>
        </draw:line>
        <draw:line draw:style-name="gr97" draw:layer="layout" svg:x1="13.419cm" svg:y1="9.96cm" svg:x2="13.419cm" svg:y2="9.806cm">
          <text:p/>
        </draw:line>
        <draw:line draw:style-name="gr97" draw:layer="layout" svg:x1="13.343cm" svg:y1="9.883cm" svg:x2="13.496cm" svg:y2="9.883cm">
          <text:p/>
        </draw:line>
        <draw:line draw:style-name="gr97" draw:layer="layout" svg:x1="13.419cm" svg:y1="9.673cm" svg:x2="13.419cm" svg:y2="9.519cm">
          <text:p/>
        </draw:line>
        <draw:line draw:style-name="gr97" draw:layer="layout" svg:x1="13.343cm" svg:y1="9.596cm" svg:x2="13.496cm" svg:y2="9.596cm">
          <text:p/>
        </draw:line>
        <draw:line draw:style-name="gr97" draw:layer="layout" svg:x1="13.419cm" svg:y1="9.21cm" svg:x2="13.419cm" svg:y2="9.057cm">
          <text:p/>
        </draw:line>
        <draw:line draw:style-name="gr97" draw:layer="layout" svg:x1="13.343cm" svg:y1="9.133cm" svg:x2="13.496cm" svg:y2="9.133cm">
          <text:p/>
        </draw:line>
        <draw:line draw:style-name="gr97" draw:layer="layout" svg:x1="13.419cm" svg:y1="9.054cm" svg:x2="13.419cm" svg:y2="8.901cm">
          <text:p/>
        </draw:line>
        <draw:line draw:style-name="gr97" draw:layer="layout" svg:x1="13.343cm" svg:y1="8.978cm" svg:x2="13.496cm" svg:y2="8.978cm">
          <text:p/>
        </draw:line>
        <draw:line draw:style-name="gr97" draw:layer="layout" svg:x1="13.419cm" svg:y1="8.879cm" svg:x2="13.419cm" svg:y2="8.726cm">
          <text:p/>
        </draw:line>
        <draw:line draw:style-name="gr97" draw:layer="layout" svg:x1="13.343cm" svg:y1="8.803cm" svg:x2="13.496cm" svg:y2="8.803cm">
          <text:p/>
        </draw:line>
        <draw:line draw:style-name="gr97" draw:layer="layout" svg:x1="13.419cm" svg:y1="7.886cm" svg:x2="13.419cm" svg:y2="7.733cm">
          <text:p/>
        </draw:line>
        <draw:line draw:style-name="gr97" draw:layer="layout" svg:x1="13.343cm" svg:y1="7.81cm" svg:x2="13.496cm" svg:y2="7.81cm">
          <text:p/>
        </draw:line>
        <draw:line draw:style-name="gr97" draw:layer="layout" svg:x1="13.419cm" svg:y1="7.667cm" svg:x2="13.419cm" svg:y2="7.514cm">
          <text:p/>
        </draw:line>
        <draw:line draw:style-name="gr97" draw:layer="layout" svg:x1="13.343cm" svg:y1="7.591cm" svg:x2="13.496cm" svg:y2="7.591cm">
          <text:p/>
        </draw:line>
        <draw:line draw:style-name="gr97" draw:layer="layout" svg:x1="13.419cm" svg:y1="7.514cm" svg:x2="13.419cm" svg:y2="7.361cm">
          <text:p/>
        </draw:line>
        <draw:line draw:style-name="gr97" draw:layer="layout" svg:x1="13.343cm" svg:y1="7.437cm" svg:x2="13.496cm" svg:y2="7.437cm">
          <text:p/>
        </draw:line>
        <draw:line draw:style-name="gr97" draw:layer="layout" svg:x1="13.419cm" svg:y1="6.983cm" svg:x2="13.419cm" svg:y2="6.83cm">
          <text:p/>
        </draw:line>
        <draw:line draw:style-name="gr97" draw:layer="layout" svg:x1="13.343cm" svg:y1="6.907cm" svg:x2="13.496cm" svg:y2="6.907cm">
          <text:p/>
        </draw:line>
        <draw:line draw:style-name="gr97" draw:layer="layout" svg:x1="13.419cm" svg:y1="6.808cm" svg:x2="13.419cm" svg:y2="6.655cm">
          <text:p/>
        </draw:line>
        <draw:line draw:style-name="gr97" draw:layer="layout" svg:x1="13.343cm" svg:y1="6.731cm" svg:x2="13.496cm" svg:y2="6.731cm">
          <text:p/>
        </draw:line>
        <draw:line draw:style-name="gr97" draw:layer="layout" svg:x1="13.419cm" svg:y1="6.477cm" svg:x2="13.419cm" svg:y2="6.324cm">
          <text:p/>
        </draw:line>
        <draw:line draw:style-name="gr97" draw:layer="layout" svg:x1="13.343cm" svg:y1="6.4cm" svg:x2="13.496cm" svg:y2="6.4cm">
          <text:p/>
        </draw:line>
        <draw:line draw:style-name="gr97" draw:layer="layout" svg:x1="13.449cm" svg:y1="12.272cm" svg:x2="13.449cm" svg:y2="12.118cm">
          <text:p/>
        </draw:line>
        <draw:line draw:style-name="gr97" draw:layer="layout" svg:x1="13.372cm" svg:y1="12.195cm" svg:x2="13.525cm" svg:y2="12.195cm">
          <text:p/>
        </draw:line>
        <draw:line draw:style-name="gr97" draw:layer="layout" svg:x1="13.449cm" svg:y1="11.766cm" svg:x2="13.449cm" svg:y2="11.612cm">
          <text:p/>
        </draw:line>
        <draw:line draw:style-name="gr97" draw:layer="layout" svg:x1="13.372cm" svg:y1="11.689cm" svg:x2="13.525cm" svg:y2="11.689cm">
          <text:p/>
        </draw:line>
        <draw:line draw:style-name="gr97" draw:layer="layout" svg:x1="13.449cm" svg:y1="10.885cm" svg:x2="13.449cm" svg:y2="10.731cm">
          <text:p/>
        </draw:line>
        <draw:line draw:style-name="gr97" draw:layer="layout" svg:x1="13.372cm" svg:y1="10.808cm" svg:x2="13.525cm" svg:y2="10.808cm">
          <text:p/>
        </draw:line>
        <draw:line draw:style-name="gr97" draw:layer="layout" svg:x1="13.449cm" svg:y1="10.641cm" svg:x2="13.449cm" svg:y2="10.488cm">
          <text:p/>
        </draw:line>
        <draw:line draw:style-name="gr97" draw:layer="layout" svg:x1="13.372cm" svg:y1="10.565cm" svg:x2="13.525cm" svg:y2="10.565cm">
          <text:p/>
        </draw:line>
        <draw:line draw:style-name="gr97" draw:layer="layout" svg:x1="13.449cm" svg:y1="10.31cm" svg:x2="13.449cm" svg:y2="10.157cm">
          <text:p/>
        </draw:line>
        <draw:line draw:style-name="gr97" draw:layer="layout" svg:x1="13.372cm" svg:y1="10.234cm" svg:x2="13.525cm" svg:y2="10.234cm">
          <text:p/>
        </draw:line>
        <draw:line draw:style-name="gr97" draw:layer="layout" svg:x1="13.449cm" svg:y1="10.047cm" svg:x2="13.449cm" svg:y2="9.894cm">
          <text:p/>
        </draw:line>
        <draw:line draw:style-name="gr97" draw:layer="layout" svg:x1="13.372cm" svg:y1="9.971cm" svg:x2="13.525cm" svg:y2="9.971cm">
          <text:p/>
        </draw:line>
        <draw:line draw:style-name="gr97" draw:layer="layout" svg:x1="13.449cm" svg:y1="9.914cm" svg:x2="13.449cm" svg:y2="9.76cm">
          <text:p/>
        </draw:line>
        <draw:line draw:style-name="gr97" draw:layer="layout" svg:x1="13.372cm" svg:y1="9.837cm" svg:x2="13.525cm" svg:y2="9.837cm">
          <text:p/>
        </draw:line>
        <draw:line draw:style-name="gr97" draw:layer="layout" svg:x1="13.449cm" svg:y1="9.892cm" svg:x2="13.449cm" svg:y2="9.738cm">
          <text:p/>
        </draw:line>
        <draw:line draw:style-name="gr97" draw:layer="layout" svg:x1="13.372cm" svg:y1="9.815cm" svg:x2="13.525cm" svg:y2="9.815cm">
          <text:p/>
        </draw:line>
        <draw:line draw:style-name="gr97" draw:layer="layout" svg:x1="13.449cm" svg:y1="9.848cm" svg:x2="13.449cm" svg:y2="9.694cm">
          <text:p/>
        </draw:line>
        <draw:line draw:style-name="gr97" draw:layer="layout" svg:x1="13.372cm" svg:y1="9.771cm" svg:x2="13.525cm" svg:y2="9.771cm">
          <text:p/>
        </draw:line>
        <draw:line draw:style-name="gr97" draw:layer="layout" svg:x1="13.449cm" svg:y1="9.716cm" svg:x2="13.449cm" svg:y2="9.563cm">
          <text:p/>
        </draw:line>
        <draw:line draw:style-name="gr97" draw:layer="layout" svg:x1="13.372cm" svg:y1="9.64cm" svg:x2="13.525cm" svg:y2="9.64cm">
          <text:p/>
        </draw:line>
        <draw:line draw:style-name="gr97" draw:layer="layout" svg:x1="13.449cm" svg:y1="9.563cm" svg:x2="13.449cm" svg:y2="9.41cm">
          <text:p/>
        </draw:line>
        <draw:line draw:style-name="gr97" draw:layer="layout" svg:x1="13.372cm" svg:y1="9.486cm" svg:x2="13.525cm" svg:y2="9.486cm">
          <text:p/>
        </draw:line>
        <draw:line draw:style-name="gr97" draw:layer="layout" svg:x1="13.449cm" svg:y1="9.385cm" svg:x2="13.449cm" svg:y2="9.232cm">
          <text:p/>
        </draw:line>
        <draw:line draw:style-name="gr97" draw:layer="layout" svg:x1="13.372cm" svg:y1="9.309cm" svg:x2="13.525cm" svg:y2="9.309cm">
          <text:p/>
        </draw:line>
        <draw:line draw:style-name="gr97" draw:layer="layout" svg:x1="13.449cm" svg:y1="8.329cm" svg:x2="13.449cm" svg:y2="8.176cm">
          <text:p/>
        </draw:line>
        <draw:line draw:style-name="gr97" draw:layer="layout" svg:x1="13.372cm" svg:y1="8.252cm" svg:x2="13.525cm" svg:y2="8.252cm">
          <text:p/>
        </draw:line>
        <draw:line draw:style-name="gr97" draw:layer="layout" svg:x1="13.449cm" svg:y1="8.151cm" svg:x2="13.449cm" svg:y2="7.998cm">
          <text:p/>
        </draw:line>
        <draw:line draw:style-name="gr97" draw:layer="layout" svg:x1="13.372cm" svg:y1="8.075cm" svg:x2="13.525cm" svg:y2="8.075cm">
          <text:p/>
        </draw:line>
        <draw:line draw:style-name="gr97" draw:layer="layout" svg:x1="13.449cm" svg:y1="7.998cm" svg:x2="13.449cm" svg:y2="7.845cm">
          <text:p/>
        </draw:line>
        <draw:line draw:style-name="gr97" draw:layer="layout" svg:x1="13.372cm" svg:y1="7.921cm" svg:x2="13.525cm" svg:y2="7.921cm">
          <text:p/>
        </draw:line>
        <draw:line draw:style-name="gr97" draw:layer="layout" svg:x1="13.449cm" svg:y1="7.954cm" svg:x2="13.449cm" svg:y2="7.801cm">
          <text:p/>
        </draw:line>
        <draw:line draw:style-name="gr97" draw:layer="layout" svg:x1="13.372cm" svg:y1="7.878cm" svg:x2="13.525cm" svg:y2="7.878cm">
          <text:p/>
        </draw:line>
        <draw:line draw:style-name="gr97" draw:layer="layout" svg:x1="13.449cm" svg:y1="7.468cm" svg:x2="13.449cm" svg:y2="7.314cm">
          <text:p/>
        </draw:line>
        <draw:line draw:style-name="gr97" draw:layer="layout" svg:x1="13.372cm" svg:y1="7.391cm" svg:x2="13.525cm" svg:y2="7.391cm">
          <text:p/>
        </draw:line>
        <draw:line draw:style-name="gr97" draw:layer="layout" svg:x1="13.449cm" svg:y1="6.72cm" svg:x2="13.449cm" svg:y2="6.567cm">
          <text:p/>
        </draw:line>
        <draw:line draw:style-name="gr97" draw:layer="layout" svg:x1="13.372cm" svg:y1="6.644cm" svg:x2="13.525cm" svg:y2="6.644cm">
          <text:p/>
        </draw:line>
        <draw:line draw:style-name="gr97" draw:layer="layout" svg:x1="13.48cm" svg:y1="12.581cm" svg:x2="13.48cm" svg:y2="12.428cm">
          <text:p/>
        </draw:line>
        <draw:line draw:style-name="gr97" draw:layer="layout" svg:x1="13.404cm" svg:y1="12.504cm" svg:x2="13.557cm" svg:y2="12.504cm">
          <text:p/>
        </draw:line>
        <draw:line draw:style-name="gr97" draw:layer="layout" svg:x1="13.48cm" svg:y1="12.493cm" svg:x2="13.48cm" svg:y2="12.34cm">
          <text:p/>
        </draw:line>
        <draw:line draw:style-name="gr97" draw:layer="layout" svg:x1="13.404cm" svg:y1="12.417cm" svg:x2="13.557cm" svg:y2="12.417cm">
          <text:p/>
        </draw:line>
        <draw:line draw:style-name="gr97" draw:layer="layout" svg:x1="13.48cm" svg:y1="12.25cm" svg:x2="13.48cm" svg:y2="12.097cm">
          <text:p/>
        </draw:line>
        <draw:line draw:style-name="gr97" draw:layer="layout" svg:x1="13.404cm" svg:y1="12.173cm" svg:x2="13.557cm" svg:y2="12.173cm">
          <text:p/>
        </draw:line>
        <draw:line draw:style-name="gr97" draw:layer="layout" svg:x1="13.48cm" svg:y1="12.162cm" svg:x2="13.48cm" svg:y2="12.009cm">
          <text:p/>
        </draw:line>
        <draw:line draw:style-name="gr97" draw:layer="layout" svg:x1="13.404cm" svg:y1="12.086cm" svg:x2="13.557cm" svg:y2="12.086cm">
          <text:p/>
        </draw:line>
        <draw:line draw:style-name="gr97" draw:layer="layout" svg:x1="13.48cm" svg:y1="11.875cm" svg:x2="13.48cm" svg:y2="11.722cm">
          <text:p/>
        </draw:line>
        <draw:line draw:style-name="gr97" draw:layer="layout" svg:x1="13.404cm" svg:y1="11.798cm" svg:x2="13.557cm" svg:y2="11.798cm">
          <text:p/>
        </draw:line>
        <draw:line draw:style-name="gr97" draw:layer="layout" svg:x1="13.48cm" svg:y1="11.853cm" svg:x2="13.48cm" svg:y2="11.7cm">
          <text:p/>
        </draw:line>
        <draw:line draw:style-name="gr97" draw:layer="layout" svg:x1="13.404cm" svg:y1="11.777cm" svg:x2="13.557cm" svg:y2="11.777cm">
          <text:p/>
        </draw:line>
        <draw:line draw:style-name="gr97" draw:layer="layout" svg:x1="13.48cm" svg:y1="11.766cm" svg:x2="13.48cm" svg:y2="11.612cm">
          <text:p/>
        </draw:line>
        <draw:line draw:style-name="gr97" draw:layer="layout" svg:x1="13.404cm" svg:y1="11.689cm" svg:x2="13.557cm" svg:y2="11.689cm">
          <text:p/>
        </draw:line>
        <draw:line draw:style-name="gr97" draw:layer="layout" svg:x1="13.48cm" svg:y1="11.259cm" svg:x2="13.48cm" svg:y2="11.106cm">
          <text:p/>
        </draw:line>
        <draw:line draw:style-name="gr97" draw:layer="layout" svg:x1="13.404cm" svg:y1="11.183cm" svg:x2="13.557cm" svg:y2="11.183cm">
          <text:p/>
        </draw:line>
        <draw:line draw:style-name="gr97" draw:layer="layout" svg:x1="13.48cm" svg:y1="11.126cm" svg:x2="13.48cm" svg:y2="10.972cm">
          <text:p/>
        </draw:line>
        <draw:line draw:style-name="gr97" draw:layer="layout" svg:x1="13.404cm" svg:y1="11.049cm" svg:x2="13.557cm" svg:y2="11.049cm">
          <text:p/>
        </draw:line>
        <draw:line draw:style-name="gr97" draw:layer="layout" svg:x1="13.48cm" svg:y1="10.994cm" svg:x2="13.48cm" svg:y2="10.841cm">
          <text:p/>
        </draw:line>
        <draw:line draw:style-name="gr97" draw:layer="layout" svg:x1="13.404cm" svg:y1="10.917cm" svg:x2="13.557cm" svg:y2="10.917cm">
          <text:p/>
        </draw:line>
        <draw:line draw:style-name="gr97" draw:layer="layout" svg:x1="13.48cm" svg:y1="10.775cm" svg:x2="13.48cm" svg:y2="10.622cm">
          <text:p/>
        </draw:line>
        <draw:line draw:style-name="gr97" draw:layer="layout" svg:x1="13.404cm" svg:y1="10.698cm" svg:x2="13.557cm" svg:y2="10.698cm">
          <text:p/>
        </draw:line>
        <draw:line draw:style-name="gr97" draw:layer="layout" svg:x1="13.48cm" svg:y1="10.31cm" svg:x2="13.48cm" svg:y2="10.157cm">
          <text:p/>
        </draw:line>
        <draw:line draw:style-name="gr97" draw:layer="layout" svg:x1="13.404cm" svg:y1="10.234cm" svg:x2="13.557cm" svg:y2="10.234cm">
          <text:p/>
        </draw:line>
        <draw:line draw:style-name="gr97" draw:layer="layout" svg:x1="13.48cm" svg:y1="10.266cm" svg:x2="13.48cm" svg:y2="10.113cm">
          <text:p/>
        </draw:line>
        <draw:line draw:style-name="gr97" draw:layer="layout" svg:x1="13.404cm" svg:y1="10.19cm" svg:x2="13.557cm" svg:y2="10.19cm">
          <text:p/>
        </draw:line>
        <draw:line draw:style-name="gr97" draw:layer="layout" svg:x1="13.48cm" svg:y1="8.723cm" svg:x2="13.48cm" svg:y2="8.57cm">
          <text:p/>
        </draw:line>
        <draw:line draw:style-name="gr97" draw:layer="layout" svg:x1="13.404cm" svg:y1="8.647cm" svg:x2="13.557cm" svg:y2="8.647cm">
          <text:p/>
        </draw:line>
        <draw:line draw:style-name="gr97" draw:layer="layout" svg:x1="13.48cm" svg:y1="7.601cm" svg:x2="13.48cm" svg:y2="7.448cm">
          <text:p/>
        </draw:line>
        <draw:line draw:style-name="gr97" draw:layer="layout" svg:x1="13.404cm" svg:y1="7.525cm" svg:x2="13.557cm" svg:y2="7.525cm">
          <text:p/>
        </draw:line>
        <draw:line draw:style-name="gr97" draw:layer="layout" svg:x1="13.48cm" svg:y1="7.402cm" svg:x2="13.48cm" svg:y2="7.249cm">
          <text:p/>
        </draw:line>
        <draw:line draw:style-name="gr97" draw:layer="layout" svg:x1="13.404cm" svg:y1="7.325cm" svg:x2="13.557cm" svg:y2="7.325cm">
          <text:p/>
        </draw:line>
        <draw:line draw:style-name="gr97" draw:layer="layout" svg:x1="13.48cm" svg:y1="7.227cm" svg:x2="13.48cm" svg:y2="7.073cm">
          <text:p/>
        </draw:line>
        <draw:line draw:style-name="gr97" draw:layer="layout" svg:x1="13.404cm" svg:y1="7.15cm" svg:x2="13.557cm" svg:y2="7.15cm">
          <text:p/>
        </draw:line>
        <draw:line draw:style-name="gr97" draw:layer="layout" svg:x1="13.48cm" svg:y1="7.161cm" svg:x2="13.48cm" svg:y2="7.008cm">
          <text:p/>
        </draw:line>
        <draw:line draw:style-name="gr97" draw:layer="layout" svg:x1="13.404cm" svg:y1="7.084cm" svg:x2="13.557cm" svg:y2="7.084cm">
          <text:p/>
        </draw:line>
        <draw:line draw:style-name="gr97" draw:layer="layout" svg:x1="13.509cm" svg:y1="12.668cm" svg:x2="13.509cm" svg:y2="12.515cm">
          <text:p/>
        </draw:line>
        <draw:line draw:style-name="gr97" draw:layer="layout" svg:x1="13.433cm" svg:y1="12.592cm" svg:x2="13.586cm" svg:y2="12.592cm">
          <text:p/>
        </draw:line>
        <draw:line draw:style-name="gr97" draw:layer="layout" svg:x1="13.509cm" svg:y1="12.428cm" svg:x2="13.509cm" svg:y2="12.274cm">
          <text:p/>
        </draw:line>
        <draw:line draw:style-name="gr97" draw:layer="layout" svg:x1="13.433cm" svg:y1="12.351cm" svg:x2="13.586cm" svg:y2="12.351cm">
          <text:p/>
        </draw:line>
        <draw:line draw:style-name="gr97" draw:layer="layout" svg:x1="13.509cm" svg:y1="11.678cm" svg:x2="13.509cm" svg:y2="11.525cm">
          <text:p/>
        </draw:line>
        <draw:line draw:style-name="gr97" draw:layer="layout" svg:x1="13.433cm" svg:y1="11.601cm" svg:x2="13.586cm" svg:y2="11.601cm">
          <text:p/>
        </draw:line>
        <draw:line draw:style-name="gr97" draw:layer="layout" svg:x1="13.509cm" svg:y1="11.347cm" svg:x2="13.509cm" svg:y2="11.194cm">
          <text:p/>
        </draw:line>
        <draw:line draw:style-name="gr97" draw:layer="layout" svg:x1="13.433cm" svg:y1="11.27cm" svg:x2="13.586cm" svg:y2="11.27cm">
          <text:p/>
        </draw:line>
        <draw:line draw:style-name="gr97" draw:layer="layout" svg:x1="13.509cm" svg:y1="11.082cm" svg:x2="13.509cm" svg:y2="10.928cm">
          <text:p/>
        </draw:line>
        <draw:line draw:style-name="gr97" draw:layer="layout" svg:x1="13.433cm" svg:y1="11.005cm" svg:x2="13.586cm" svg:y2="11.005cm">
          <text:p/>
        </draw:line>
        <draw:line draw:style-name="gr97" draw:layer="layout" svg:x1="13.509cm" svg:y1="10.751cm" svg:x2="13.509cm" svg:y2="10.597cm">
          <text:p/>
        </draw:line>
        <draw:line draw:style-name="gr97" draw:layer="layout" svg:x1="13.433cm" svg:y1="10.674cm" svg:x2="13.586cm" svg:y2="10.674cm">
          <text:p/>
        </draw:line>
        <draw:line draw:style-name="gr97" draw:layer="layout" svg:x1="13.509cm" svg:y1="10.619cm" svg:x2="13.509cm" svg:y2="10.466cm">
          <text:p/>
        </draw:line>
        <draw:line draw:style-name="gr97" draw:layer="layout" svg:x1="13.433cm" svg:y1="10.543cm" svg:x2="13.586cm" svg:y2="10.543cm">
          <text:p/>
        </draw:line>
        <draw:line draw:style-name="gr97" draw:layer="layout" svg:x1="13.509cm" svg:y1="10.4cm" svg:x2="13.509cm" svg:y2="10.247cm">
          <text:p/>
        </draw:line>
        <draw:line draw:style-name="gr97" draw:layer="layout" svg:x1="13.433cm" svg:y1="10.324cm" svg:x2="13.586cm" svg:y2="10.324cm">
          <text:p/>
        </draw:line>
        <draw:line draw:style-name="gr97" draw:layer="layout" svg:x1="13.509cm" svg:y1="8.261cm" svg:x2="13.509cm" svg:y2="8.108cm">
          <text:p/>
        </draw:line>
        <draw:line draw:style-name="gr97" draw:layer="layout" svg:x1="13.433cm" svg:y1="8.184cm" svg:x2="13.586cm" svg:y2="8.184cm">
          <text:p/>
        </draw:line>
        <draw:line draw:style-name="gr97" draw:layer="layout" svg:x1="13.509cm" svg:y1="3.062cm" svg:x2="13.509cm" svg:y2="2.909cm">
          <text:p/>
        </draw:line>
        <draw:line draw:style-name="gr97" draw:layer="layout" svg:x1="13.433cm" svg:y1="2.986cm" svg:x2="13.586cm" svg:y2="2.986cm">
          <text:p/>
        </draw:line>
        <draw:line draw:style-name="gr97" draw:layer="layout" svg:x1="13.509cm" svg:y1="2.929cm" svg:x2="13.509cm" svg:y2="2.775cm">
          <text:p/>
        </draw:line>
        <draw:line draw:style-name="gr97" draw:layer="layout" svg:x1="13.433cm" svg:y1="2.852cm" svg:x2="13.586cm" svg:y2="2.852cm">
          <text:p/>
        </draw:line>
        <draw:line draw:style-name="gr97" draw:layer="layout" svg:x1="13.541cm" svg:y1="13.33cm" svg:x2="13.541cm" svg:y2="13.177cm">
          <text:p/>
        </draw:line>
        <draw:line draw:style-name="gr97" draw:layer="layout" svg:x1="13.464cm" svg:y1="13.254cm" svg:x2="13.618cm" svg:y2="13.254cm">
          <text:p/>
        </draw:line>
        <draw:line draw:style-name="gr97" draw:layer="layout" svg:x1="13.541cm" svg:y1="13.131cm" svg:x2="13.541cm" svg:y2="12.978cm">
          <text:p/>
        </draw:line>
        <draw:line draw:style-name="gr97" draw:layer="layout" svg:x1="13.464cm" svg:y1="13.054cm" svg:x2="13.618cm" svg:y2="13.054cm">
          <text:p/>
        </draw:line>
        <draw:line draw:style-name="gr97" draw:layer="layout" svg:x1="13.541cm" svg:y1="12.912cm" svg:x2="13.541cm" svg:y2="12.759cm">
          <text:p/>
        </draw:line>
        <draw:line draw:style-name="gr97" draw:layer="layout" svg:x1="13.464cm" svg:y1="12.835cm" svg:x2="13.618cm" svg:y2="12.835cm">
          <text:p/>
        </draw:line>
        <draw:line draw:style-name="gr97" draw:layer="layout" svg:x1="13.541cm" svg:y1="12.868cm" svg:x2="13.541cm" svg:y2="12.715cm">
          <text:p/>
        </draw:line>
        <draw:line draw:style-name="gr97" draw:layer="layout" svg:x1="13.464cm" svg:y1="12.791cm" svg:x2="13.618cm" svg:y2="12.791cm">
          <text:p/>
        </draw:line>
        <draw:line draw:style-name="gr97" draw:layer="layout" svg:x1="13.541cm" svg:y1="12.756cm" svg:x2="13.541cm" svg:y2="12.603cm">
          <text:p/>
        </draw:line>
        <draw:line draw:style-name="gr97" draw:layer="layout" svg:x1="13.464cm" svg:y1="12.679cm" svg:x2="13.618cm" svg:y2="12.679cm">
          <text:p/>
        </draw:line>
        <draw:line draw:style-name="gr97" draw:layer="layout" svg:x1="13.541cm" svg:y1="12.272cm" svg:x2="13.541cm" svg:y2="12.118cm">
          <text:p/>
        </draw:line>
        <draw:line draw:style-name="gr97" draw:layer="layout" svg:x1="13.464cm" svg:y1="12.195cm" svg:x2="13.618cm" svg:y2="12.195cm">
          <text:p/>
        </draw:line>
        <draw:line draw:style-name="gr97" draw:layer="layout" svg:x1="13.541cm" svg:y1="12.075cm" svg:x2="13.541cm" svg:y2="11.921cm">
          <text:p/>
        </draw:line>
        <draw:line draw:style-name="gr97" draw:layer="layout" svg:x1="13.464cm" svg:y1="11.998cm" svg:x2="13.618cm" svg:y2="11.998cm">
          <text:p/>
        </draw:line>
        <draw:line draw:style-name="gr97" draw:layer="layout" svg:x1="13.541cm" svg:y1="11.566cm" svg:x2="13.541cm" svg:y2="11.413cm">
          <text:p/>
        </draw:line>
        <draw:line draw:style-name="gr97" draw:layer="layout" svg:x1="13.464cm" svg:y1="11.489cm" svg:x2="13.618cm" svg:y2="11.489cm">
          <text:p/>
        </draw:line>
        <draw:line draw:style-name="gr97" draw:layer="layout" svg:x1="13.541cm" svg:y1="11.259cm" svg:x2="13.541cm" svg:y2="11.106cm">
          <text:p/>
        </draw:line>
        <draw:line draw:style-name="gr97" draw:layer="layout" svg:x1="13.464cm" svg:y1="11.183cm" svg:x2="13.618cm" svg:y2="11.183cm">
          <text:p/>
        </draw:line>
        <draw:line draw:style-name="gr97" draw:layer="layout" svg:x1="13.541cm" svg:y1="11.06cm" svg:x2="13.541cm" svg:y2="10.906cm">
          <text:p/>
        </draw:line>
        <draw:line draw:style-name="gr97" draw:layer="layout" svg:x1="13.464cm" svg:y1="10.983cm" svg:x2="13.618cm" svg:y2="10.983cm">
          <text:p/>
        </draw:line>
        <draw:line draw:style-name="gr97" draw:layer="layout" svg:x1="13.541cm" svg:y1="10.994cm" svg:x2="13.541cm" svg:y2="10.841cm">
          <text:p/>
        </draw:line>
        <draw:line draw:style-name="gr97" draw:layer="layout" svg:x1="13.464cm" svg:y1="10.917cm" svg:x2="13.618cm" svg:y2="10.917cm">
          <text:p/>
        </draw:line>
        <draw:line draw:style-name="gr97" draw:layer="layout" svg:x1="13.541cm" svg:y1="10.819cm" svg:x2="13.541cm" svg:y2="10.666cm">
          <text:p/>
        </draw:line>
        <draw:line draw:style-name="gr97" draw:layer="layout" svg:x1="13.464cm" svg:y1="10.742cm" svg:x2="13.618cm" svg:y2="10.742cm">
          <text:p/>
        </draw:line>
        <draw:line draw:style-name="gr97" draw:layer="layout" svg:x1="13.541cm" svg:y1="10.707cm" svg:x2="13.541cm" svg:y2="10.554cm">
          <text:p/>
        </draw:line>
        <draw:line draw:style-name="gr97" draw:layer="layout" svg:x1="13.464cm" svg:y1="10.63cm" svg:x2="13.618cm" svg:y2="10.63cm">
          <text:p/>
        </draw:line>
        <draw:line draw:style-name="gr97" draw:layer="layout" svg:x1="13.541cm" svg:y1="10.663cm" svg:x2="13.541cm" svg:y2="10.51cm">
          <text:p/>
        </draw:line>
        <draw:line draw:style-name="gr97" draw:layer="layout" svg:x1="13.464cm" svg:y1="10.586cm" svg:x2="13.618cm" svg:y2="10.586cm">
          <text:p/>
        </draw:line>
        <draw:line draw:style-name="gr97" draw:layer="layout" svg:x1="13.541cm" svg:y1="9.716cm" svg:x2="13.541cm" svg:y2="9.563cm">
          <text:p/>
        </draw:line>
        <draw:line draw:style-name="gr97" draw:layer="layout" svg:x1="13.464cm" svg:y1="9.64cm" svg:x2="13.618cm" svg:y2="9.64cm">
          <text:p/>
        </draw:line>
        <draw:line draw:style-name="gr97" draw:layer="layout" svg:x1="13.541cm" svg:y1="9.607cm" svg:x2="13.541cm" svg:y2="9.454cm">
          <text:p/>
        </draw:line>
        <draw:line draw:style-name="gr97" draw:layer="layout" svg:x1="13.464cm" svg:y1="9.53cm" svg:x2="13.618cm" svg:y2="9.53cm">
          <text:p/>
        </draw:line>
        <draw:line draw:style-name="gr97" draw:layer="layout" svg:x1="13.541cm" svg:y1="8.792cm" svg:x2="13.541cm" svg:y2="8.638cm">
          <text:p/>
        </draw:line>
        <draw:line draw:style-name="gr97" draw:layer="layout" svg:x1="13.464cm" svg:y1="8.715cm" svg:x2="13.618cm" svg:y2="8.715cm">
          <text:p/>
        </draw:line>
        <draw:line draw:style-name="gr97" draw:layer="layout" svg:x1="13.541cm" svg:y1="8.77cm" svg:x2="13.541cm" svg:y2="8.616cm">
          <text:p/>
        </draw:line>
        <draw:line draw:style-name="gr97" draw:layer="layout" svg:x1="13.464cm" svg:y1="8.693cm" svg:x2="13.618cm" svg:y2="8.693cm">
          <text:p/>
        </draw:line>
        <draw:line draw:style-name="gr97" draw:layer="layout" svg:x1="13.541cm" svg:y1="8.482cm" svg:x2="13.541cm" svg:y2="8.329cm">
          <text:p/>
        </draw:line>
        <draw:line draw:style-name="gr97" draw:layer="layout" svg:x1="13.464cm" svg:y1="8.406cm" svg:x2="13.618cm" svg:y2="8.406cm">
          <text:p/>
        </draw:line>
        <draw:line draw:style-name="gr97" draw:layer="layout" svg:x1="13.541cm" svg:y1="8.239cm" svg:x2="13.541cm" svg:y2="8.086cm">
          <text:p/>
        </draw:line>
        <draw:line draw:style-name="gr97" draw:layer="layout" svg:x1="13.464cm" svg:y1="8.162cm" svg:x2="13.618cm" svg:y2="8.162cm">
          <text:p/>
        </draw:line>
        <draw:line draw:style-name="gr97" draw:layer="layout" svg:x1="13.541cm" svg:y1="8.195cm" svg:x2="13.541cm" svg:y2="8.042cm">
          <text:p/>
        </draw:line>
        <draw:line draw:style-name="gr97" draw:layer="layout" svg:x1="13.464cm" svg:y1="8.119cm" svg:x2="13.618cm" svg:y2="8.119cm">
          <text:p/>
        </draw:line>
        <draw:line draw:style-name="gr97" draw:layer="layout" svg:x1="13.541cm" svg:y1="8.173cm" svg:x2="13.541cm" svg:y2="8.02cm">
          <text:p/>
        </draw:line>
        <draw:line draw:style-name="gr97" draw:layer="layout" svg:x1="13.464cm" svg:y1="8.097cm" svg:x2="13.618cm" svg:y2="8.097cm">
          <text:p/>
        </draw:line>
        <draw:line draw:style-name="gr97" draw:layer="layout" svg:x1="13.541cm" svg:y1="3.216cm" svg:x2="13.541cm" svg:y2="3.062cm">
          <text:p/>
        </draw:line>
        <draw:line draw:style-name="gr97" draw:layer="layout" svg:x1="13.464cm" svg:y1="3.139cm" svg:x2="13.618cm" svg:y2="3.139cm">
          <text:p/>
        </draw:line>
        <draw:line draw:style-name="gr97" draw:layer="layout" svg:x1="13.541cm" svg:y1="3.041cm" svg:x2="13.541cm" svg:y2="2.887cm">
          <text:p/>
        </draw:line>
        <draw:line draw:style-name="gr97" draw:layer="layout" svg:x1="13.464cm" svg:y1="2.964cm" svg:x2="13.618cm" svg:y2="2.964cm">
          <text:p/>
        </draw:line>
        <draw:line draw:style-name="gr97" draw:layer="layout" svg:x1="13.541cm" svg:y1="2.994cm" svg:x2="13.541cm" svg:y2="2.841cm">
          <text:p/>
        </draw:line>
        <draw:line draw:style-name="gr97" draw:layer="layout" svg:x1="13.464cm" svg:y1="2.918cm" svg:x2="13.618cm" svg:y2="2.918cm">
          <text:p/>
        </draw:line>
        <draw:line draw:style-name="gr97" draw:layer="layout" svg:x1="13.57cm" svg:y1="13.153cm" svg:x2="13.57cm" svg:y2="13cm">
          <text:p/>
        </draw:line>
        <draw:line draw:style-name="gr97" draw:layer="layout" svg:x1="13.494cm" svg:y1="13.076cm" svg:x2="13.647cm" svg:y2="13.076cm">
          <text:p/>
        </draw:line>
        <draw:line draw:style-name="gr97" draw:layer="layout" svg:x1="13.57cm" svg:y1="12.8cm" svg:x2="13.57cm" svg:y2="12.647cm">
          <text:p/>
        </draw:line>
        <draw:line draw:style-name="gr97" draw:layer="layout" svg:x1="13.494cm" svg:y1="12.723cm" svg:x2="13.647cm" svg:y2="12.723cm">
          <text:p/>
        </draw:line>
        <draw:line draw:style-name="gr97" draw:layer="layout" svg:x1="13.57cm" svg:y1="12.338cm" svg:x2="13.57cm" svg:y2="12.184cm">
          <text:p/>
        </draw:line>
        <draw:line draw:style-name="gr97" draw:layer="layout" svg:x1="13.494cm" svg:y1="12.261cm" svg:x2="13.647cm" svg:y2="12.261cm">
          <text:p/>
        </draw:line>
        <draw:line draw:style-name="gr97" draw:layer="layout" svg:x1="13.57cm" svg:y1="11.744cm" svg:x2="13.57cm" svg:y2="11.59cm">
          <text:p/>
        </draw:line>
        <draw:line draw:style-name="gr97" draw:layer="layout" svg:x1="13.494cm" svg:y1="11.667cm" svg:x2="13.647cm" svg:y2="11.667cm">
          <text:p/>
        </draw:line>
        <draw:line draw:style-name="gr97" draw:layer="layout" svg:x1="13.57cm" svg:y1="11.478cm" svg:x2="13.57cm" svg:y2="11.325cm">
          <text:p/>
        </draw:line>
        <draw:line draw:style-name="gr97" draw:layer="layout" svg:x1="13.494cm" svg:y1="11.402cm" svg:x2="13.647cm" svg:y2="11.402cm">
          <text:p/>
        </draw:line>
        <draw:line draw:style-name="gr97" draw:layer="layout" svg:x1="13.57cm" svg:y1="11.457cm" svg:x2="13.57cm" svg:y2="11.303cm">
          <text:p/>
        </draw:line>
        <draw:line draw:style-name="gr97" draw:layer="layout" svg:x1="13.494cm" svg:y1="11.38cm" svg:x2="13.647cm" svg:y2="11.38cm">
          <text:p/>
        </draw:line>
        <draw:line draw:style-name="gr97" draw:layer="layout" svg:x1="13.57cm" svg:y1="11.126cm" svg:x2="13.57cm" svg:y2="10.972cm">
          <text:p/>
        </draw:line>
        <draw:line draw:style-name="gr97" draw:layer="layout" svg:x1="13.494cm" svg:y1="11.049cm" svg:x2="13.647cm" svg:y2="11.049cm">
          <text:p/>
        </draw:line>
        <draw:line draw:style-name="gr97" draw:layer="layout" svg:x1="13.57cm" svg:y1="11.038cm" svg:x2="13.57cm" svg:y2="10.885cm">
          <text:p/>
        </draw:line>
        <draw:line draw:style-name="gr97" draw:layer="layout" svg:x1="13.494cm" svg:y1="10.961cm" svg:x2="13.647cm" svg:y2="10.961cm">
          <text:p/>
        </draw:line>
        <draw:line draw:style-name="gr97" draw:layer="layout" svg:x1="13.57cm" svg:y1="10.157cm" svg:x2="13.57cm" svg:y2="10.004cm">
          <text:p/>
        </draw:line>
        <draw:line draw:style-name="gr97" draw:layer="layout" svg:x1="13.494cm" svg:y1="10.08cm" svg:x2="13.647cm" svg:y2="10.08cm">
          <text:p/>
        </draw:line>
        <draw:line draw:style-name="gr97" draw:layer="layout" svg:x1="13.57cm" svg:y1="3.856cm" svg:x2="13.57cm" svg:y2="3.703cm">
          <text:p/>
        </draw:line>
        <draw:line draw:style-name="gr97" draw:layer="layout" svg:x1="13.494cm" svg:y1="3.779cm" svg:x2="13.647cm" svg:y2="3.779cm">
          <text:p/>
        </draw:line>
        <draw:line draw:style-name="gr97" draw:layer="layout" svg:x1="13.57cm" svg:y1="3.788cm" svg:x2="13.57cm" svg:y2="3.634cm">
          <text:p/>
        </draw:line>
        <draw:line draw:style-name="gr97" draw:layer="layout" svg:x1="13.494cm" svg:y1="3.711cm" svg:x2="13.647cm" svg:y2="3.711cm">
          <text:p/>
        </draw:line>
        <draw:line draw:style-name="gr97" draw:layer="layout" svg:x1="13.57cm" svg:y1="3.766cm" svg:x2="13.57cm" svg:y2="3.613cm">
          <text:p/>
        </draw:line>
        <draw:line draw:style-name="gr97" draw:layer="layout" svg:x1="13.494cm" svg:y1="3.689cm" svg:x2="13.647cm" svg:y2="3.689cm">
          <text:p/>
        </draw:line>
        <draw:line draw:style-name="gr97" draw:layer="layout" svg:x1="13.57cm" svg:y1="3.7cm" svg:x2="13.57cm" svg:y2="3.547cm">
          <text:p/>
        </draw:line>
        <draw:line draw:style-name="gr97" draw:layer="layout" svg:x1="13.494cm" svg:y1="3.623cm" svg:x2="13.647cm" svg:y2="3.623cm">
          <text:p/>
        </draw:line>
        <draw:line draw:style-name="gr97" draw:layer="layout" svg:x1="13.57cm" svg:y1="3.413cm" svg:x2="13.57cm" svg:y2="3.26cm">
          <text:p/>
        </draw:line>
        <draw:line draw:style-name="gr97" draw:layer="layout" svg:x1="13.494cm" svg:y1="3.336cm" svg:x2="13.647cm" svg:y2="3.336cm">
          <text:p/>
        </draw:line>
        <draw:line draw:style-name="gr97" draw:layer="layout" svg:x1="13.57cm" svg:y1="3.128cm" svg:x2="13.57cm" svg:y2="2.975cm">
          <text:p/>
        </draw:line>
        <draw:line draw:style-name="gr97" draw:layer="layout" svg:x1="13.494cm" svg:y1="3.052cm" svg:x2="13.647cm" svg:y2="3.052cm">
          <text:p/>
        </draw:line>
        <draw:line draw:style-name="gr97" draw:layer="layout" svg:x1="13.602cm" svg:y1="13.352cm" svg:x2="13.602cm" svg:y2="13.199cm">
          <text:p/>
        </draw:line>
        <draw:line draw:style-name="gr97" draw:layer="layout" svg:x1="13.525cm" svg:y1="13.276cm" svg:x2="13.679cm" svg:y2="13.276cm">
          <text:p/>
        </draw:line>
        <draw:line draw:style-name="gr97" draw:layer="layout" svg:x1="13.602cm" svg:y1="13.265cm" svg:x2="13.602cm" svg:y2="13.111cm">
          <text:p/>
        </draw:line>
        <draw:line draw:style-name="gr97" draw:layer="layout" svg:x1="13.525cm" svg:y1="13.188cm" svg:x2="13.679cm" svg:y2="13.188cm">
          <text:p/>
        </draw:line>
        <draw:line draw:style-name="gr97" draw:layer="layout" svg:x1="13.602cm" svg:y1="13.221cm" svg:x2="13.602cm" svg:y2="13.068cm">
          <text:p/>
        </draw:line>
        <draw:line draw:style-name="gr97" draw:layer="layout" svg:x1="13.525cm" svg:y1="13.144cm" svg:x2="13.679cm" svg:y2="13.144cm">
          <text:p/>
        </draw:line>
        <draw:line draw:style-name="gr97" draw:layer="layout" svg:x1="13.602cm" svg:y1="13.153cm" svg:x2="13.602cm" svg:y2="13cm">
          <text:p/>
        </draw:line>
        <draw:line draw:style-name="gr97" draw:layer="layout" svg:x1="13.525cm" svg:y1="13.076cm" svg:x2="13.679cm" svg:y2="13.076cm">
          <text:p/>
        </draw:line>
        <draw:line draw:style-name="gr97" draw:layer="layout" svg:x1="13.602cm" svg:y1="12.824cm" svg:x2="13.602cm" svg:y2="12.671cm">
          <text:p/>
        </draw:line>
        <draw:line draw:style-name="gr97" draw:layer="layout" svg:x1="13.525cm" svg:y1="12.748cm" svg:x2="13.679cm" svg:y2="12.748cm">
          <text:p/>
        </draw:line>
        <draw:line draw:style-name="gr97" draw:layer="layout" svg:x1="13.602cm" svg:y1="12.647cm" svg:x2="13.602cm" svg:y2="12.493cm">
          <text:p/>
        </draw:line>
        <draw:line draw:style-name="gr97" draw:layer="layout" svg:x1="13.525cm" svg:y1="12.57cm" svg:x2="13.679cm" svg:y2="12.57cm">
          <text:p/>
        </draw:line>
        <draw:line draw:style-name="gr97" draw:layer="layout" svg:x1="13.602cm" svg:y1="12.559cm" svg:x2="13.602cm" svg:y2="12.406cm">
          <text:p/>
        </draw:line>
        <draw:line draw:style-name="gr97" draw:layer="layout" svg:x1="13.525cm" svg:y1="12.482cm" svg:x2="13.679cm" svg:y2="12.482cm">
          <text:p/>
        </draw:line>
        <draw:line draw:style-name="gr97" draw:layer="layout" svg:x1="13.602cm" svg:y1="12.515cm" svg:x2="13.602cm" svg:y2="12.362cm">
          <text:p/>
        </draw:line>
        <draw:line draw:style-name="gr97" draw:layer="layout" svg:x1="13.525cm" svg:y1="12.439cm" svg:x2="13.679cm" svg:y2="12.439cm">
          <text:p/>
        </draw:line>
        <draw:line draw:style-name="gr97" draw:layer="layout" svg:x1="13.602cm" svg:y1="12.206cm" svg:x2="13.602cm" svg:y2="12.053cm">
          <text:p/>
        </draw:line>
        <draw:line draw:style-name="gr97" draw:layer="layout" svg:x1="13.525cm" svg:y1="12.129cm" svg:x2="13.679cm" svg:y2="12.129cm">
          <text:p/>
        </draw:line>
        <draw:line draw:style-name="gr97" draw:layer="layout" svg:x1="13.602cm" svg:y1="12.009cm" svg:x2="13.602cm" svg:y2="11.856cm">
          <text:p/>
        </draw:line>
        <draw:line draw:style-name="gr97" draw:layer="layout" svg:x1="13.525cm" svg:y1="11.932cm" svg:x2="13.679cm" svg:y2="11.932cm">
          <text:p/>
        </draw:line>
        <draw:line draw:style-name="gr97" draw:layer="layout" svg:x1="13.602cm" svg:y1="11.678cm" svg:x2="13.602cm" svg:y2="11.525cm">
          <text:p/>
        </draw:line>
        <draw:line draw:style-name="gr97" draw:layer="layout" svg:x1="13.525cm" svg:y1="11.601cm" svg:x2="13.679cm" svg:y2="11.601cm">
          <text:p/>
        </draw:line>
        <draw:line draw:style-name="gr97" draw:layer="layout" svg:x1="13.602cm" svg:y1="11.566cm" svg:x2="13.602cm" svg:y2="11.413cm">
          <text:p/>
        </draw:line>
        <draw:line draw:style-name="gr97" draw:layer="layout" svg:x1="13.525cm" svg:y1="11.489cm" svg:x2="13.679cm" svg:y2="11.489cm">
          <text:p/>
        </draw:line>
        <draw:line draw:style-name="gr97" draw:layer="layout" svg:x1="13.602cm" svg:y1="11.522cm" svg:x2="13.602cm" svg:y2="11.369cm">
          <text:p/>
        </draw:line>
        <draw:line draw:style-name="gr97" draw:layer="layout" svg:x1="13.525cm" svg:y1="11.446cm" svg:x2="13.679cm" svg:y2="11.446cm">
          <text:p/>
        </draw:line>
        <draw:line draw:style-name="gr97" draw:layer="layout" svg:x1="13.602cm" svg:y1="10.422cm" svg:x2="13.602cm" svg:y2="10.269cm">
          <text:p/>
        </draw:line>
        <draw:line draw:style-name="gr97" draw:layer="layout" svg:x1="13.525cm" svg:y1="10.346cm" svg:x2="13.679cm" svg:y2="10.346cm">
          <text:p/>
        </draw:line>
        <draw:line draw:style-name="gr97" draw:layer="layout" svg:x1="13.602cm" svg:y1="10.266cm" svg:x2="13.602cm" svg:y2="10.113cm">
          <text:p/>
        </draw:line>
        <draw:line draw:style-name="gr97" draw:layer="layout" svg:x1="13.525cm" svg:y1="10.19cm" svg:x2="13.679cm" svg:y2="10.19cm">
          <text:p/>
        </draw:line>
        <draw:line draw:style-name="gr97" draw:layer="layout" svg:x1="13.602cm" svg:y1="9.32cm" svg:x2="13.602cm" svg:y2="9.166cm">
          <text:p/>
        </draw:line>
        <draw:line draw:style-name="gr97" draw:layer="layout" svg:x1="13.525cm" svg:y1="9.243cm" svg:x2="13.679cm" svg:y2="9.243cm">
          <text:p/>
        </draw:line>
        <draw:line draw:style-name="gr97" draw:layer="layout" svg:x1="13.602cm" svg:y1="9.254cm" svg:x2="13.602cm" svg:y2="9.101cm">
          <text:p/>
        </draw:line>
        <draw:line draw:style-name="gr97" draw:layer="layout" svg:x1="13.525cm" svg:y1="9.177cm" svg:x2="13.679cm" svg:y2="9.177cm">
          <text:p/>
        </draw:line>
        <draw:line draw:style-name="gr97" draw:layer="layout" svg:x1="13.602cm" svg:y1="9.21cm" svg:x2="13.602cm" svg:y2="9.057cm">
          <text:p/>
        </draw:line>
        <draw:line draw:style-name="gr97" draw:layer="layout" svg:x1="13.525cm" svg:y1="9.133cm" svg:x2="13.679cm" svg:y2="9.133cm">
          <text:p/>
        </draw:line>
        <draw:line draw:style-name="gr97" draw:layer="layout" svg:x1="13.602cm" svg:y1="9.188cm" svg:x2="13.602cm" svg:y2="9.035cm">
          <text:p/>
        </draw:line>
        <draw:line draw:style-name="gr97" draw:layer="layout" svg:x1="13.525cm" svg:y1="9.112cm" svg:x2="13.679cm" svg:y2="9.112cm">
          <text:p/>
        </draw:line>
        <draw:line draw:style-name="gr97" draw:layer="layout" svg:x1="13.602cm" svg:y1="9.033cm" svg:x2="13.602cm" svg:y2="8.879cm">
          <text:p/>
        </draw:line>
        <draw:line draw:style-name="gr97" draw:layer="layout" svg:x1="13.525cm" svg:y1="8.956cm" svg:x2="13.679cm" svg:y2="8.956cm">
          <text:p/>
        </draw:line>
        <draw:line draw:style-name="gr97" draw:layer="layout" svg:x1="13.602cm" svg:y1="8.835cm" svg:x2="13.602cm" svg:y2="8.682cm">
          <text:p/>
        </draw:line>
        <draw:line draw:style-name="gr97" draw:layer="layout" svg:x1="13.525cm" svg:y1="8.759cm" svg:x2="13.679cm" svg:y2="8.759cm">
          <text:p/>
        </draw:line>
        <draw:line draw:style-name="gr97" draw:layer="layout" svg:x1="13.602cm" svg:y1="4.34cm" svg:x2="13.602cm" svg:y2="4.187cm">
          <text:p/>
        </draw:line>
        <draw:line draw:style-name="gr97" draw:layer="layout" svg:x1="13.525cm" svg:y1="4.264cm" svg:x2="13.679cm" svg:y2="4.264cm">
          <text:p/>
        </draw:line>
        <draw:line draw:style-name="gr97" draw:layer="layout" svg:x1="13.602cm" svg:y1="4.031cm" svg:x2="13.602cm" svg:y2="3.878cm">
          <text:p/>
        </draw:line>
        <draw:line draw:style-name="gr97" draw:layer="layout" svg:x1="13.525cm" svg:y1="3.954cm" svg:x2="13.679cm" svg:y2="3.954cm">
          <text:p/>
        </draw:line>
        <draw:line draw:style-name="gr97" draw:layer="layout" svg:x1="13.602cm" svg:y1="3.503cm" svg:x2="13.602cm" svg:y2="3.35cm">
          <text:p/>
        </draw:line>
        <draw:line draw:style-name="gr97" draw:layer="layout" svg:x1="13.525cm" svg:y1="3.426cm" svg:x2="13.679cm" svg:y2="3.426cm">
          <text:p/>
        </draw:line>
        <draw:line draw:style-name="gr97" draw:layer="layout" svg:x1="13.602cm" svg:y1="2.951cm" svg:x2="13.602cm" svg:y2="2.797cm">
          <text:p/>
        </draw:line>
        <draw:line draw:style-name="gr97" draw:layer="layout" svg:x1="13.525cm" svg:y1="2.874cm" svg:x2="13.679cm" svg:y2="2.874cm">
          <text:p/>
        </draw:line>
        <draw:line draw:style-name="gr97" draw:layer="layout" svg:x1="13.631cm" svg:y1="13.418cm" svg:x2="13.631cm" svg:y2="13.265cm">
          <text:p/>
        </draw:line>
        <draw:line draw:style-name="gr97" draw:layer="layout" svg:x1="13.554cm" svg:y1="13.341cm" svg:x2="13.708cm" svg:y2="13.341cm">
          <text:p/>
        </draw:line>
        <draw:line draw:style-name="gr97" draw:layer="layout" svg:x1="13.631cm" svg:y1="13.221cm" svg:x2="13.631cm" svg:y2="13.068cm">
          <text:p/>
        </draw:line>
        <draw:line draw:style-name="gr97" draw:layer="layout" svg:x1="13.554cm" svg:y1="13.144cm" svg:x2="13.708cm" svg:y2="13.144cm">
          <text:p/>
        </draw:line>
        <draw:line draw:style-name="gr97" draw:layer="layout" svg:x1="13.631cm" svg:y1="13.043cm" svg:x2="13.631cm" svg:y2="12.89cm">
          <text:p/>
        </draw:line>
        <draw:line draw:style-name="gr97" draw:layer="layout" svg:x1="13.554cm" svg:y1="12.967cm" svg:x2="13.708cm" svg:y2="12.967cm">
          <text:p/>
        </draw:line>
        <draw:line draw:style-name="gr97" draw:layer="layout" svg:x1="13.631cm" svg:y1="13cm" svg:x2="13.631cm" svg:y2="12.846cm">
          <text:p/>
        </draw:line>
        <draw:line draw:style-name="gr97" draw:layer="layout" svg:x1="13.554cm" svg:y1="12.923cm" svg:x2="13.708cm" svg:y2="12.923cm">
          <text:p/>
        </draw:line>
        <draw:line draw:style-name="gr97" draw:layer="layout" svg:x1="13.631cm" svg:y1="12.69cm" svg:x2="13.631cm" svg:y2="12.537cm">
          <text:p/>
        </draw:line>
        <draw:line draw:style-name="gr97" draw:layer="layout" svg:x1="13.554cm" svg:y1="12.614cm" svg:x2="13.708cm" svg:y2="12.614cm">
          <text:p/>
        </draw:line>
        <draw:line draw:style-name="gr97" draw:layer="layout" svg:x1="13.631cm" svg:y1="12.647cm" svg:x2="13.631cm" svg:y2="12.493cm">
          <text:p/>
        </draw:line>
        <draw:line draw:style-name="gr97" draw:layer="layout" svg:x1="13.554cm" svg:y1="12.57cm" svg:x2="13.708cm" svg:y2="12.57cm">
          <text:p/>
        </draw:line>
        <draw:line draw:style-name="gr97" draw:layer="layout" svg:x1="13.631cm" svg:y1="12.581cm" svg:x2="13.631cm" svg:y2="12.428cm">
          <text:p/>
        </draw:line>
        <draw:line draw:style-name="gr97" draw:layer="layout" svg:x1="13.554cm" svg:y1="12.504cm" svg:x2="13.708cm" svg:y2="12.504cm">
          <text:p/>
        </draw:line>
        <draw:line draw:style-name="gr97" draw:layer="layout" svg:x1="13.631cm" svg:y1="12.075cm" svg:x2="13.631cm" svg:y2="11.921cm">
          <text:p/>
        </draw:line>
        <draw:line draw:style-name="gr97" draw:layer="layout" svg:x1="13.554cm" svg:y1="11.998cm" svg:x2="13.708cm" svg:y2="11.998cm">
          <text:p/>
        </draw:line>
        <draw:line draw:style-name="gr97" draw:layer="layout" svg:x1="13.631cm" svg:y1="10.797cm" svg:x2="13.631cm" svg:y2="10.644cm">
          <text:p/>
        </draw:line>
        <draw:line draw:style-name="gr97" draw:layer="layout" svg:x1="13.554cm" svg:y1="10.72cm" svg:x2="13.708cm" svg:y2="10.72cm">
          <text:p/>
        </draw:line>
        <draw:line draw:style-name="gr97" draw:layer="layout" svg:x1="13.631cm" svg:y1="10.729cm" svg:x2="13.631cm" svg:y2="10.575cm">
          <text:p/>
        </draw:line>
        <draw:line draw:style-name="gr97" draw:layer="layout" svg:x1="13.554cm" svg:y1="10.652cm" svg:x2="13.708cm" svg:y2="10.652cm">
          <text:p/>
        </draw:line>
        <draw:line draw:style-name="gr97" draw:layer="layout" svg:x1="13.631cm" svg:y1="10.597cm" svg:x2="13.631cm" svg:y2="10.444cm">
          <text:p/>
        </draw:line>
        <draw:line draw:style-name="gr97" draw:layer="layout" svg:x1="13.554cm" svg:y1="10.521cm" svg:x2="13.708cm" svg:y2="10.521cm">
          <text:p/>
        </draw:line>
        <draw:line draw:style-name="gr97" draw:layer="layout" svg:x1="13.631cm" svg:y1="10.091cm" svg:x2="13.631cm" svg:y2="9.938cm">
          <text:p/>
        </draw:line>
        <draw:line draw:style-name="gr97" draw:layer="layout" svg:x1="13.554cm" svg:y1="10.015cm" svg:x2="13.708cm" svg:y2="10.015cm">
          <text:p/>
        </draw:line>
        <draw:line draw:style-name="gr97" draw:layer="layout" svg:x1="13.631cm" svg:y1="9.76cm" svg:x2="13.631cm" svg:y2="9.607cm">
          <text:p/>
        </draw:line>
        <draw:line draw:style-name="gr97" draw:layer="layout" svg:x1="13.554cm" svg:y1="9.684cm" svg:x2="13.708cm" svg:y2="9.684cm">
          <text:p/>
        </draw:line>
        <draw:line draw:style-name="gr97" draw:layer="layout" svg:x1="13.631cm" svg:y1="9.673cm" svg:x2="13.631cm" svg:y2="9.519cm">
          <text:p/>
        </draw:line>
        <draw:line draw:style-name="gr97" draw:layer="layout" svg:x1="13.554cm" svg:y1="9.596cm" svg:x2="13.708cm" svg:y2="9.596cm">
          <text:p/>
        </draw:line>
        <draw:line draw:style-name="gr97" draw:layer="layout" svg:x1="13.631cm" svg:y1="4.825cm" svg:x2="13.631cm" svg:y2="4.671cm">
          <text:p/>
        </draw:line>
        <draw:line draw:style-name="gr97" draw:layer="layout" svg:x1="13.554cm" svg:y1="4.748cm" svg:x2="13.708cm" svg:y2="4.748cm">
          <text:p/>
        </draw:line>
        <draw:line draw:style-name="gr97" draw:layer="layout" svg:x1="13.631cm" svg:y1="4.715cm" svg:x2="13.631cm" svg:y2="4.562cm">
          <text:p/>
        </draw:line>
        <draw:line draw:style-name="gr97" draw:layer="layout" svg:x1="13.554cm" svg:y1="4.638cm" svg:x2="13.708cm" svg:y2="4.638cm">
          <text:p/>
        </draw:line>
        <draw:line draw:style-name="gr97" draw:layer="layout" svg:x1="13.631cm" svg:y1="4.559cm" svg:x2="13.631cm" svg:y2="4.406cm">
          <text:p/>
        </draw:line>
        <draw:line draw:style-name="gr97" draw:layer="layout" svg:x1="13.554cm" svg:y1="4.483cm" svg:x2="13.708cm" svg:y2="4.483cm">
          <text:p/>
        </draw:line>
        <draw:line draw:style-name="gr97" draw:layer="layout" svg:x1="13.631cm" svg:y1="4.45cm" svg:x2="13.631cm" svg:y2="4.296cm">
          <text:p/>
        </draw:line>
        <draw:line draw:style-name="gr97" draw:layer="layout" svg:x1="13.554cm" svg:y1="4.373cm" svg:x2="13.708cm" svg:y2="4.373cm">
          <text:p/>
        </draw:line>
        <draw:line draw:style-name="gr97" draw:layer="layout" svg:x1="13.631cm" svg:y1="4.296cm" svg:x2="13.631cm" svg:y2="4.143cm">
          <text:p/>
        </draw:line>
        <draw:line draw:style-name="gr97" draw:layer="layout" svg:x1="13.554cm" svg:y1="4.22cm" svg:x2="13.708cm" svg:y2="4.22cm">
          <text:p/>
        </draw:line>
        <draw:line draw:style-name="gr97" draw:layer="layout" svg:x1="13.631cm" svg:y1="3.922cm" svg:x2="13.631cm" svg:y2="3.768cm">
          <text:p/>
        </draw:line>
        <draw:line draw:style-name="gr97" draw:layer="layout" svg:x1="13.554cm" svg:y1="3.845cm" svg:x2="13.708cm" svg:y2="3.845cm">
          <text:p/>
        </draw:line>
        <draw:line draw:style-name="gr97" draw:layer="layout" svg:x1="13.631cm" svg:y1="3.437cm" svg:x2="13.631cm" svg:y2="3.284cm">
          <text:p/>
        </draw:line>
        <draw:line draw:style-name="gr97" draw:layer="layout" svg:x1="13.554cm" svg:y1="3.361cm" svg:x2="13.708cm" svg:y2="3.361cm">
          <text:p/>
        </draw:line>
        <draw:line draw:style-name="gr97" draw:layer="layout" svg:x1="13.631cm" svg:y1="3.282cm" svg:x2="13.631cm" svg:y2="3.128cm">
          <text:p/>
        </draw:line>
        <draw:line draw:style-name="gr97" draw:layer="layout" svg:x1="13.554cm" svg:y1="3.205cm" svg:x2="13.708cm" svg:y2="3.205cm">
          <text:p/>
        </draw:line>
        <draw:line draw:style-name="gr97" draw:layer="layout" svg:x1="13.631cm" svg:y1="3.194cm" svg:x2="13.631cm" svg:y2="3.041cm">
          <text:p/>
        </draw:line>
        <draw:line draw:style-name="gr97" draw:layer="layout" svg:x1="13.554cm" svg:y1="3.117cm" svg:x2="13.708cm" svg:y2="3.117cm">
          <text:p/>
        </draw:line>
        <draw:line draw:style-name="gr97" draw:layer="layout" svg:x1="13.631cm" svg:y1="3.084cm" svg:x2="13.631cm" svg:y2="2.931cm">
          <text:p/>
        </draw:line>
        <draw:line draw:style-name="gr97" draw:layer="layout" svg:x1="13.554cm" svg:y1="3.008cm" svg:x2="13.708cm" svg:y2="3.008cm">
          <text:p/>
        </draw:line>
        <draw:line draw:style-name="gr97" draw:layer="layout" svg:x1="13.663cm" svg:y1="13.418cm" svg:x2="13.663cm" svg:y2="13.265cm">
          <text:p/>
        </draw:line>
        <draw:line draw:style-name="gr97" draw:layer="layout" svg:x1="13.586cm" svg:y1="13.341cm" svg:x2="13.739cm" svg:y2="13.341cm">
          <text:p/>
        </draw:line>
        <draw:line draw:style-name="gr97" draw:layer="layout" svg:x1="13.663cm" svg:y1="12.912cm" svg:x2="13.663cm" svg:y2="12.759cm">
          <text:p/>
        </draw:line>
        <draw:line draw:style-name="gr97" draw:layer="layout" svg:x1="13.586cm" svg:y1="12.835cm" svg:x2="13.739cm" svg:y2="12.835cm">
          <text:p/>
        </draw:line>
        <draw:line draw:style-name="gr97" draw:layer="layout" svg:x1="13.663cm" svg:y1="12.89cm" svg:x2="13.663cm" svg:y2="12.737cm">
          <text:p/>
        </draw:line>
        <draw:line draw:style-name="gr97" draw:layer="layout" svg:x1="13.586cm" svg:y1="12.813cm" svg:x2="13.739cm" svg:y2="12.813cm">
          <text:p/>
        </draw:line>
        <draw:line draw:style-name="gr97" draw:layer="layout" svg:x1="13.663cm" svg:y1="12.778cm" svg:x2="13.663cm" svg:y2="12.625cm">
          <text:p/>
        </draw:line>
        <draw:line draw:style-name="gr97" draw:layer="layout" svg:x1="13.586cm" svg:y1="12.701cm" svg:x2="13.739cm" svg:y2="12.701cm">
          <text:p/>
        </draw:line>
        <draw:line draw:style-name="gr97" draw:layer="layout" svg:x1="13.663cm" svg:y1="12.381cm" svg:x2="13.663cm" svg:y2="12.228cm">
          <text:p/>
        </draw:line>
        <draw:line draw:style-name="gr97" draw:layer="layout" svg:x1="13.586cm" svg:y1="12.305cm" svg:x2="13.739cm" svg:y2="12.305cm">
          <text:p/>
        </draw:line>
        <draw:line draw:style-name="gr97" draw:layer="layout" svg:x1="13.663cm" svg:y1="11.413cm" svg:x2="13.663cm" svg:y2="11.259cm">
          <text:p/>
        </draw:line>
        <draw:line draw:style-name="gr97" draw:layer="layout" svg:x1="13.586cm" svg:y1="11.336cm" svg:x2="13.739cm" svg:y2="11.336cm">
          <text:p/>
        </draw:line>
        <draw:line draw:style-name="gr97" draw:layer="layout" svg:x1="13.663cm" svg:y1="11.391cm" svg:x2="13.663cm" svg:y2="11.237cm">
          <text:p/>
        </draw:line>
        <draw:line draw:style-name="gr97" draw:layer="layout" svg:x1="13.586cm" svg:y1="11.314cm" svg:x2="13.739cm" svg:y2="11.314cm">
          <text:p/>
        </draw:line>
        <draw:line draw:style-name="gr97" draw:layer="layout" svg:x1="13.663cm" svg:y1="11.259cm" svg:x2="13.663cm" svg:y2="11.106cm">
          <text:p/>
        </draw:line>
        <draw:line draw:style-name="gr97" draw:layer="layout" svg:x1="13.586cm" svg:y1="11.183cm" svg:x2="13.739cm" svg:y2="11.183cm">
          <text:p/>
        </draw:line>
        <draw:line draw:style-name="gr97" draw:layer="layout" svg:x1="13.663cm" svg:y1="11.194cm" svg:x2="13.663cm" svg:y2="11.04cm">
          <text:p/>
        </draw:line>
        <draw:line draw:style-name="gr97" draw:layer="layout" svg:x1="13.586cm" svg:y1="11.117cm" svg:x2="13.739cm" svg:y2="11.117cm">
          <text:p/>
        </draw:line>
        <draw:line draw:style-name="gr97" draw:layer="layout" svg:x1="13.663cm" svg:y1="11.082cm" svg:x2="13.663cm" svg:y2="10.928cm">
          <text:p/>
        </draw:line>
        <draw:line draw:style-name="gr97" draw:layer="layout" svg:x1="13.586cm" svg:y1="11.005cm" svg:x2="13.739cm" svg:y2="11.005cm">
          <text:p/>
        </draw:line>
        <draw:line draw:style-name="gr97" draw:layer="layout" svg:x1="13.663cm" svg:y1="10.488cm" svg:x2="13.663cm" svg:y2="10.335cm">
          <text:p/>
        </draw:line>
        <draw:line draw:style-name="gr97" draw:layer="layout" svg:x1="13.586cm" svg:y1="10.411cm" svg:x2="13.739cm" svg:y2="10.411cm">
          <text:p/>
        </draw:line>
        <draw:line draw:style-name="gr97" draw:layer="layout" svg:x1="13.663cm" svg:y1="10.422cm" svg:x2="13.663cm" svg:y2="10.269cm">
          <text:p/>
        </draw:line>
        <draw:line draw:style-name="gr97" draw:layer="layout" svg:x1="13.586cm" svg:y1="10.346cm" svg:x2="13.739cm" svg:y2="10.346cm">
          <text:p/>
        </draw:line>
        <draw:line draw:style-name="gr97" draw:layer="layout" svg:x1="13.663cm" svg:y1="10.4cm" svg:x2="13.663cm" svg:y2="10.247cm">
          <text:p/>
        </draw:line>
        <draw:line draw:style-name="gr97" draw:layer="layout" svg:x1="13.586cm" svg:y1="10.324cm" svg:x2="13.739cm" svg:y2="10.324cm">
          <text:p/>
        </draw:line>
        <draw:line draw:style-name="gr97" draw:layer="layout" svg:x1="13.663cm" svg:y1="10.31cm" svg:x2="13.663cm" svg:y2="10.157cm">
          <text:p/>
        </draw:line>
        <draw:line draw:style-name="gr97" draw:layer="layout" svg:x1="13.586cm" svg:y1="10.234cm" svg:x2="13.739cm" svg:y2="10.234cm">
          <text:p/>
        </draw:line>
        <draw:line draw:style-name="gr97" draw:layer="layout" svg:x1="13.663cm" svg:y1="10.113cm" svg:x2="13.663cm" svg:y2="9.96cm">
          <text:p/>
        </draw:line>
        <draw:line draw:style-name="gr97" draw:layer="layout" svg:x1="13.586cm" svg:y1="10.036cm" svg:x2="13.739cm" svg:y2="10.036cm">
          <text:p/>
        </draw:line>
        <draw:line draw:style-name="gr97" draw:layer="layout" svg:x1="13.663cm" svg:y1="9.892cm" svg:x2="13.663cm" svg:y2="9.738cm">
          <text:p/>
        </draw:line>
        <draw:line draw:style-name="gr97" draw:layer="layout" svg:x1="13.586cm" svg:y1="9.815cm" svg:x2="13.739cm" svg:y2="9.815cm">
          <text:p/>
        </draw:line>
        <draw:line draw:style-name="gr97" draw:layer="layout" svg:x1="13.663cm" svg:y1="5.243cm" svg:x2="13.663cm" svg:y2="5.09cm">
          <text:p/>
        </draw:line>
        <draw:line draw:style-name="gr97" draw:layer="layout" svg:x1="13.586cm" svg:y1="5.166cm" svg:x2="13.739cm" svg:y2="5.166cm">
          <text:p/>
        </draw:line>
        <draw:line draw:style-name="gr97" draw:layer="layout" svg:x1="13.663cm" svg:y1="5.09cm" svg:x2="13.663cm" svg:y2="4.936cm">
          <text:p/>
        </draw:line>
        <draw:line draw:style-name="gr97" draw:layer="layout" svg:x1="13.586cm" svg:y1="5.013cm" svg:x2="13.739cm" svg:y2="5.013cm">
          <text:p/>
        </draw:line>
        <draw:line draw:style-name="gr97" draw:layer="layout" svg:x1="13.663cm" svg:y1="4.978cm" svg:x2="13.663cm" svg:y2="4.825cm">
          <text:p/>
        </draw:line>
        <draw:line draw:style-name="gr97" draw:layer="layout" svg:x1="13.586cm" svg:y1="4.901cm" svg:x2="13.739cm" svg:y2="4.901cm">
          <text:p/>
        </draw:line>
        <draw:line draw:style-name="gr97" draw:layer="layout" svg:x1="13.663cm" svg:y1="4.956cm" svg:x2="13.663cm" svg:y2="4.803cm">
          <text:p/>
        </draw:line>
        <draw:line draw:style-name="gr97" draw:layer="layout" svg:x1="13.586cm" svg:y1="4.879cm" svg:x2="13.739cm" svg:y2="4.879cm">
          <text:p/>
        </draw:line>
        <draw:line draw:style-name="gr97" draw:layer="layout" svg:x1="13.663cm" svg:y1="4.868cm" svg:x2="13.663cm" svg:y2="4.715cm">
          <text:p/>
        </draw:line>
        <draw:line draw:style-name="gr97" draw:layer="layout" svg:x1="13.586cm" svg:y1="4.792cm" svg:x2="13.739cm" svg:y2="4.792cm">
          <text:p/>
        </draw:line>
        <draw:line draw:style-name="gr97" draw:layer="layout" svg:x1="13.663cm" svg:y1="4.759cm" svg:x2="13.663cm" svg:y2="4.606cm">
          <text:p/>
        </draw:line>
        <draw:line draw:style-name="gr97" draw:layer="layout" svg:x1="13.586cm" svg:y1="4.682cm" svg:x2="13.739cm" svg:y2="4.682cm">
          <text:p/>
        </draw:line>
        <draw:line draw:style-name="gr97" draw:layer="layout" svg:x1="13.663cm" svg:y1="3.81cm" svg:x2="13.663cm" svg:y2="3.656cm">
          <text:p/>
        </draw:line>
        <draw:line draw:style-name="gr97" draw:layer="layout" svg:x1="13.586cm" svg:y1="3.733cm" svg:x2="13.739cm" svg:y2="3.733cm">
          <text:p/>
        </draw:line>
        <draw:line draw:style-name="gr97" draw:layer="layout" svg:x1="13.663cm" svg:y1="3.413cm" svg:x2="13.663cm" svg:y2="3.26cm">
          <text:p/>
        </draw:line>
        <draw:line draw:style-name="gr97" draw:layer="layout" svg:x1="13.586cm" svg:y1="3.336cm" svg:x2="13.739cm" svg:y2="3.336cm">
          <text:p/>
        </draw:line>
        <draw:line draw:style-name="gr97" draw:layer="layout" svg:x1="13.663cm" svg:y1="3.325cm" svg:x2="13.663cm" svg:y2="3.172cm">
          <text:p/>
        </draw:line>
        <draw:line draw:style-name="gr97" draw:layer="layout" svg:x1="13.586cm" svg:y1="3.249cm" svg:x2="13.739cm" svg:y2="3.249cm">
          <text:p/>
        </draw:line>
        <draw:line draw:style-name="gr97" draw:layer="layout" svg:x1="13.663cm" svg:y1="3.062cm" svg:x2="13.663cm" svg:y2="2.909cm">
          <text:p/>
        </draw:line>
        <draw:line draw:style-name="gr97" draw:layer="layout" svg:x1="13.586cm" svg:y1="2.986cm" svg:x2="13.739cm" svg:y2="2.986cm">
          <text:p/>
        </draw:line>
        <draw:line draw:style-name="gr97" draw:layer="layout" svg:x1="13.692cm" svg:y1="13.265cm" svg:x2="13.692cm" svg:y2="13.111cm">
          <text:p/>
        </draw:line>
        <draw:line draw:style-name="gr97" draw:layer="layout" svg:x1="13.615cm" svg:y1="13.188cm" svg:x2="13.769cm" svg:y2="13.188cm">
          <text:p/>
        </draw:line>
        <draw:line draw:style-name="gr97" draw:layer="layout" svg:x1="13.692cm" svg:y1="13.221cm" svg:x2="13.692cm" svg:y2="13.068cm">
          <text:p/>
        </draw:line>
        <draw:line draw:style-name="gr97" draw:layer="layout" svg:x1="13.615cm" svg:y1="13.144cm" svg:x2="13.769cm" svg:y2="13.144cm">
          <text:p/>
        </draw:line>
        <draw:line draw:style-name="gr97" draw:layer="layout" svg:x1="13.692cm" svg:y1="13.065cm" svg:x2="13.692cm" svg:y2="12.912cm">
          <text:p/>
        </draw:line>
        <draw:line draw:style-name="gr97" draw:layer="layout" svg:x1="13.615cm" svg:y1="12.989cm" svg:x2="13.769cm" svg:y2="12.989cm">
          <text:p/>
        </draw:line>
        <draw:line draw:style-name="gr97" draw:layer="layout" svg:x1="13.692cm" svg:y1="12.934cm" svg:x2="13.692cm" svg:y2="12.78cm">
          <text:p/>
        </draw:line>
        <draw:line draw:style-name="gr97" draw:layer="layout" svg:x1="13.615cm" svg:y1="12.857cm" svg:x2="13.769cm" svg:y2="12.857cm">
          <text:p/>
        </draw:line>
        <draw:line draw:style-name="gr97" draw:layer="layout" svg:x1="13.692cm" svg:y1="11.678cm" svg:x2="13.692cm" svg:y2="11.525cm">
          <text:p/>
        </draw:line>
        <draw:line draw:style-name="gr97" draw:layer="layout" svg:x1="13.615cm" svg:y1="11.601cm" svg:x2="13.769cm" svg:y2="11.601cm">
          <text:p/>
        </draw:line>
        <draw:line draw:style-name="gr97" draw:layer="layout" svg:x1="13.692cm" svg:y1="11.5cm" svg:x2="13.692cm" svg:y2="11.347cm">
          <text:p/>
        </draw:line>
        <draw:line draw:style-name="gr97" draw:layer="layout" svg:x1="13.615cm" svg:y1="11.424cm" svg:x2="13.769cm" svg:y2="11.424cm">
          <text:p/>
        </draw:line>
        <draw:line draw:style-name="gr97" draw:layer="layout" svg:x1="13.692cm" svg:y1="11.478cm" svg:x2="13.692cm" svg:y2="11.325cm">
          <text:p/>
        </draw:line>
        <draw:line draw:style-name="gr97" draw:layer="layout" svg:x1="13.615cm" svg:y1="11.402cm" svg:x2="13.769cm" svg:y2="11.402cm">
          <text:p/>
        </draw:line>
        <draw:line draw:style-name="gr97" draw:layer="layout" svg:x1="13.692cm" svg:y1="11.038cm" svg:x2="13.692cm" svg:y2="10.885cm">
          <text:p/>
        </draw:line>
        <draw:line draw:style-name="gr97" draw:layer="layout" svg:x1="13.615cm" svg:y1="10.961cm" svg:x2="13.769cm" svg:y2="10.961cm">
          <text:p/>
        </draw:line>
        <draw:line draw:style-name="gr97" draw:layer="layout" svg:x1="13.692cm" svg:y1="10.751cm" svg:x2="13.692cm" svg:y2="10.597cm">
          <text:p/>
        </draw:line>
        <draw:line draw:style-name="gr97" draw:layer="layout" svg:x1="13.615cm" svg:y1="10.674cm" svg:x2="13.769cm" svg:y2="10.674cm">
          <text:p/>
        </draw:line>
        <draw:line draw:style-name="gr97" draw:layer="layout" svg:x1="13.692cm" svg:y1="10.685cm" svg:x2="13.692cm" svg:y2="10.532cm">
          <text:p/>
        </draw:line>
        <draw:line draw:style-name="gr97" draw:layer="layout" svg:x1="13.615cm" svg:y1="10.608cm" svg:x2="13.769cm" svg:y2="10.608cm">
          <text:p/>
        </draw:line>
        <draw:line draw:style-name="gr97" draw:layer="layout" svg:x1="13.692cm" svg:y1="10.332cm" svg:x2="13.692cm" svg:y2="10.179cm">
          <text:p/>
        </draw:line>
        <draw:line draw:style-name="gr97" draw:layer="layout" svg:x1="13.615cm" svg:y1="10.255cm" svg:x2="13.769cm" svg:y2="10.255cm">
          <text:p/>
        </draw:line>
        <draw:line draw:style-name="gr97" draw:layer="layout" svg:x1="13.692cm" svg:y1="8.329cm" svg:x2="13.692cm" svg:y2="8.176cm">
          <text:p/>
        </draw:line>
        <draw:line draw:style-name="gr97" draw:layer="layout" svg:x1="13.615cm" svg:y1="8.252cm" svg:x2="13.769cm" svg:y2="8.252cm">
          <text:p/>
        </draw:line>
        <draw:line draw:style-name="gr97" draw:layer="layout" svg:x1="13.692cm" svg:y1="8.195cm" svg:x2="13.692cm" svg:y2="8.042cm">
          <text:p/>
        </draw:line>
        <draw:line draw:style-name="gr97" draw:layer="layout" svg:x1="13.615cm" svg:y1="8.119cm" svg:x2="13.769cm" svg:y2="8.119cm">
          <text:p/>
        </draw:line>
        <draw:line draw:style-name="gr97" draw:layer="layout" svg:x1="13.692cm" svg:y1="7.755cm" svg:x2="13.692cm" svg:y2="7.601cm">
          <text:p/>
        </draw:line>
        <draw:line draw:style-name="gr97" draw:layer="layout" svg:x1="13.615cm" svg:y1="7.678cm" svg:x2="13.769cm" svg:y2="7.678cm">
          <text:p/>
        </draw:line>
        <draw:line draw:style-name="gr97" draw:layer="layout" svg:x1="13.692cm" svg:y1="7.623cm" svg:x2="13.692cm" svg:y2="7.47cm">
          <text:p/>
        </draw:line>
        <draw:line draw:style-name="gr97" draw:layer="layout" svg:x1="13.615cm" svg:y1="7.547cm" svg:x2="13.769cm" svg:y2="7.547cm">
          <text:p/>
        </draw:line>
        <draw:line draw:style-name="gr97" draw:layer="layout" svg:x1="13.692cm" svg:y1="7.161cm" svg:x2="13.692cm" svg:y2="7.008cm">
          <text:p/>
        </draw:line>
        <draw:line draw:style-name="gr97" draw:layer="layout" svg:x1="13.615cm" svg:y1="7.084cm" svg:x2="13.769cm" svg:y2="7.084cm">
          <text:p/>
        </draw:line>
        <draw:line draw:style-name="gr97" draw:layer="layout" svg:x1="13.692cm" svg:y1="6.918cm" svg:x2="13.692cm" svg:y2="6.764cm">
          <text:p/>
        </draw:line>
        <draw:line draw:style-name="gr97" draw:layer="layout" svg:x1="13.615cm" svg:y1="6.841cm" svg:x2="13.769cm" svg:y2="6.841cm">
          <text:p/>
        </draw:line>
        <draw:line draw:style-name="gr97" draw:layer="layout" svg:x1="13.692cm" svg:y1="6.324cm" svg:x2="13.692cm" svg:y2="6.17cm">
          <text:p/>
        </draw:line>
        <draw:line draw:style-name="gr97" draw:layer="layout" svg:x1="13.615cm" svg:y1="6.247cm" svg:x2="13.769cm" svg:y2="6.247cm">
          <text:p/>
        </draw:line>
        <draw:line draw:style-name="gr97" draw:layer="layout" svg:x1="13.692cm" svg:y1="6.256cm" svg:x2="13.692cm" svg:y2="6.102cm">
          <text:p/>
        </draw:line>
        <draw:line draw:style-name="gr97" draw:layer="layout" svg:x1="13.615cm" svg:y1="6.179cm" svg:x2="13.769cm" svg:y2="6.179cm">
          <text:p/>
        </draw:line>
        <draw:line draw:style-name="gr97" draw:layer="layout" svg:x1="13.692cm" svg:y1="6.234cm" svg:x2="13.692cm" svg:y2="6.08cm">
          <text:p/>
        </draw:line>
        <draw:line draw:style-name="gr97" draw:layer="layout" svg:x1="13.615cm" svg:y1="6.157cm" svg:x2="13.769cm" svg:y2="6.157cm">
          <text:p/>
        </draw:line>
        <draw:line draw:style-name="gr97" draw:layer="layout" svg:x1="13.692cm" svg:y1="6.102cm" svg:x2="13.692cm" svg:y2="5.949cm">
          <text:p/>
        </draw:line>
        <draw:line draw:style-name="gr97" draw:layer="layout" svg:x1="13.615cm" svg:y1="6.026cm" svg:x2="13.769cm" svg:y2="6.026cm">
          <text:p/>
        </draw:line>
        <draw:line draw:style-name="gr97" draw:layer="layout" svg:x1="13.692cm" svg:y1="6.015cm" svg:x2="13.692cm" svg:y2="5.861cm">
          <text:p/>
        </draw:line>
        <draw:line draw:style-name="gr97" draw:layer="layout" svg:x1="13.615cm" svg:y1="5.938cm" svg:x2="13.769cm" svg:y2="5.938cm">
          <text:p/>
        </draw:line>
        <draw:line draw:style-name="gr97" draw:layer="layout" svg:x1="13.692cm" svg:y1="5.487cm" svg:x2="13.692cm" svg:y2="5.333cm">
          <text:p/>
        </draw:line>
        <draw:line draw:style-name="gr97" draw:layer="layout" svg:x1="13.615cm" svg:y1="5.41cm" svg:x2="13.769cm" svg:y2="5.41cm">
          <text:p/>
        </draw:line>
        <draw:line draw:style-name="gr97" draw:layer="layout" svg:x1="13.692cm" svg:y1="5.243cm" svg:x2="13.692cm" svg:y2="5.09cm">
          <text:p/>
        </draw:line>
        <draw:line draw:style-name="gr97" draw:layer="layout" svg:x1="13.615cm" svg:y1="5.166cm" svg:x2="13.769cm" svg:y2="5.166cm">
          <text:p/>
        </draw:line>
        <draw:line draw:style-name="gr97" draw:layer="layout" svg:x1="13.692cm" svg:y1="4.978cm" svg:x2="13.692cm" svg:y2="4.825cm">
          <text:p/>
        </draw:line>
        <draw:line draw:style-name="gr97" draw:layer="layout" svg:x1="13.615cm" svg:y1="4.901cm" svg:x2="13.769cm" svg:y2="4.901cm">
          <text:p/>
        </draw:line>
        <draw:line draw:style-name="gr97" draw:layer="layout" svg:x1="13.692cm" svg:y1="4.671cm" svg:x2="13.692cm" svg:y2="4.518cm">
          <text:p/>
        </draw:line>
        <draw:line draw:style-name="gr97" draw:layer="layout" svg:x1="13.615cm" svg:y1="4.595cm" svg:x2="13.769cm" svg:y2="4.595cm">
          <text:p/>
        </draw:line>
        <draw:line draw:style-name="gr97" draw:layer="layout" svg:x1="13.692cm" svg:y1="4.537cm" svg:x2="13.692cm" svg:y2="4.384cm">
          <text:p/>
        </draw:line>
        <draw:line draw:style-name="gr97" draw:layer="layout" svg:x1="13.615cm" svg:y1="4.461cm" svg:x2="13.769cm" svg:y2="4.461cm">
          <text:p/>
        </draw:line>
        <draw:line draw:style-name="gr97" draw:layer="layout" svg:x1="13.692cm" svg:y1="4.184cm" svg:x2="13.692cm" svg:y2="4.031cm">
          <text:p/>
        </draw:line>
        <draw:line draw:style-name="gr97" draw:layer="layout" svg:x1="13.615cm" svg:y1="4.108cm" svg:x2="13.769cm" svg:y2="4.108cm">
          <text:p/>
        </draw:line>
        <draw:line draw:style-name="gr97" draw:layer="layout" svg:x1="13.724cm" svg:y1="12.316cm" svg:x2="13.724cm" svg:y2="12.162cm">
          <text:p/>
        </draw:line>
        <draw:line draw:style-name="gr97" draw:layer="layout" svg:x1="13.647cm" svg:y1="12.239cm" svg:x2="13.8cm" svg:y2="12.239cm">
          <text:p/>
        </draw:line>
        <draw:line draw:style-name="gr97" draw:layer="layout" svg:x1="13.724cm" svg:y1="12.272cm" svg:x2="13.724cm" svg:y2="12.118cm">
          <text:p/>
        </draw:line>
        <draw:line draw:style-name="gr97" draw:layer="layout" svg:x1="13.647cm" svg:y1="12.195cm" svg:x2="13.8cm" svg:y2="12.195cm">
          <text:p/>
        </draw:line>
        <draw:line draw:style-name="gr97" draw:layer="layout" svg:x1="13.724cm" svg:y1="12.228cm" svg:x2="13.724cm" svg:y2="12.075cm">
          <text:p/>
        </draw:line>
        <draw:line draw:style-name="gr97" draw:layer="layout" svg:x1="13.647cm" svg:y1="12.151cm" svg:x2="13.8cm" svg:y2="12.151cm">
          <text:p/>
        </draw:line>
        <draw:line draw:style-name="gr97" draw:layer="layout" svg:x1="13.724cm" svg:y1="11.941cm" svg:x2="13.724cm" svg:y2="11.787cm">
          <text:p/>
        </draw:line>
        <draw:line draw:style-name="gr97" draw:layer="layout" svg:x1="13.647cm" svg:y1="11.864cm" svg:x2="13.8cm" svg:y2="11.864cm">
          <text:p/>
        </draw:line>
        <draw:line draw:style-name="gr97" draw:layer="layout" svg:x1="13.724cm" svg:y1="11.435cm" svg:x2="13.724cm" svg:y2="11.281cm">
          <text:p/>
        </draw:line>
        <draw:line draw:style-name="gr97" draw:layer="layout" svg:x1="13.647cm" svg:y1="11.358cm" svg:x2="13.8cm" svg:y2="11.358cm">
          <text:p/>
        </draw:line>
        <draw:line draw:style-name="gr97" draw:layer="layout" svg:x1="13.724cm" svg:y1="11.259cm" svg:x2="13.724cm" svg:y2="11.106cm">
          <text:p/>
        </draw:line>
        <draw:line draw:style-name="gr97" draw:layer="layout" svg:x1="13.647cm" svg:y1="11.183cm" svg:x2="13.8cm" svg:y2="11.183cm">
          <text:p/>
        </draw:line>
        <draw:line draw:style-name="gr97" draw:layer="layout" svg:x1="13.724cm" svg:y1="10.994cm" svg:x2="13.724cm" svg:y2="10.841cm">
          <text:p/>
        </draw:line>
        <draw:line draw:style-name="gr97" draw:layer="layout" svg:x1="13.647cm" svg:y1="10.917cm" svg:x2="13.8cm" svg:y2="10.917cm">
          <text:p/>
        </draw:line>
        <draw:line draw:style-name="gr97" draw:layer="layout" svg:x1="13.724cm" svg:y1="9.694cm" svg:x2="13.724cm" svg:y2="9.541cm">
          <text:p/>
        </draw:line>
        <draw:line draw:style-name="gr97" draw:layer="layout" svg:x1="13.647cm" svg:y1="9.618cm" svg:x2="13.8cm" svg:y2="9.618cm">
          <text:p/>
        </draw:line>
        <draw:line draw:style-name="gr97" draw:layer="layout" svg:x1="13.724cm" svg:y1="9.585cm" svg:x2="13.724cm" svg:y2="9.432cm">
          <text:p/>
        </draw:line>
        <draw:line draw:style-name="gr97" draw:layer="layout" svg:x1="13.647cm" svg:y1="9.508cm" svg:x2="13.8cm" svg:y2="9.508cm">
          <text:p/>
        </draw:line>
        <draw:line draw:style-name="gr97" draw:layer="layout" svg:x1="13.724cm" svg:y1="9.473cm" svg:x2="13.724cm" svg:y2="9.32cm">
          <text:p/>
        </draw:line>
        <draw:line draw:style-name="gr97" draw:layer="layout" svg:x1="13.647cm" svg:y1="9.396cm" svg:x2="13.8cm" svg:y2="9.396cm">
          <text:p/>
        </draw:line>
        <draw:line draw:style-name="gr97" draw:layer="layout" svg:x1="13.724cm" svg:y1="9.166cm" svg:x2="13.724cm" svg:y2="9.013cm">
          <text:p/>
        </draw:line>
        <draw:line draw:style-name="gr97" draw:layer="layout" svg:x1="13.647cm" svg:y1="9.09cm" svg:x2="13.8cm" svg:y2="9.09cm">
          <text:p/>
        </draw:line>
        <draw:line draw:style-name="gr97" draw:layer="layout" svg:x1="13.724cm" svg:y1="8.57cm" svg:x2="13.724cm" svg:y2="8.417cm">
          <text:p/>
        </draw:line>
        <draw:line draw:style-name="gr97" draw:layer="layout" svg:x1="13.647cm" svg:y1="8.493cm" svg:x2="13.8cm" svg:y2="8.493cm">
          <text:p/>
        </draw:line>
        <draw:line draw:style-name="gr97" draw:layer="layout" svg:x1="13.724cm" svg:y1="8.261cm" svg:x2="13.724cm" svg:y2="8.108cm">
          <text:p/>
        </draw:line>
        <draw:line draw:style-name="gr97" draw:layer="layout" svg:x1="13.647cm" svg:y1="8.184cm" svg:x2="13.8cm" svg:y2="8.184cm">
          <text:p/>
        </draw:line>
        <draw:line draw:style-name="gr97" draw:layer="layout" svg:x1="13.724cm" svg:y1="7.998cm" svg:x2="13.724cm" svg:y2="7.845cm">
          <text:p/>
        </draw:line>
        <draw:line draw:style-name="gr97" draw:layer="layout" svg:x1="13.647cm" svg:y1="7.921cm" svg:x2="13.8cm" svg:y2="7.921cm">
          <text:p/>
        </draw:line>
        <draw:line draw:style-name="gr97" draw:layer="layout" svg:x1="13.724cm" svg:y1="7.864cm" svg:x2="13.724cm" svg:y2="7.711cm">
          <text:p/>
        </draw:line>
        <draw:line draw:style-name="gr97" draw:layer="layout" svg:x1="13.647cm" svg:y1="7.788cm" svg:x2="13.8cm" svg:y2="7.788cm">
          <text:p/>
        </draw:line>
        <draw:line draw:style-name="gr97" draw:layer="layout" svg:x1="13.724cm" svg:y1="7.82cm" svg:x2="13.724cm" svg:y2="7.667cm">
          <text:p/>
        </draw:line>
        <draw:line draw:style-name="gr97" draw:layer="layout" svg:x1="13.647cm" svg:y1="7.744cm" svg:x2="13.8cm" svg:y2="7.744cm">
          <text:p/>
        </draw:line>
        <draw:line draw:style-name="gr97" draw:layer="layout" svg:x1="13.724cm" svg:y1="7.689cm" svg:x2="13.724cm" svg:y2="7.536cm">
          <text:p/>
        </draw:line>
        <draw:line draw:style-name="gr97" draw:layer="layout" svg:x1="13.647cm" svg:y1="7.612cm" svg:x2="13.8cm" svg:y2="7.612cm">
          <text:p/>
        </draw:line>
        <draw:line draw:style-name="gr97" draw:layer="layout" svg:x1="13.724cm" svg:y1="7.645cm" svg:x2="13.724cm" svg:y2="7.492cm">
          <text:p/>
        </draw:line>
        <draw:line draw:style-name="gr97" draw:layer="layout" svg:x1="13.647cm" svg:y1="7.569cm" svg:x2="13.8cm" svg:y2="7.569cm">
          <text:p/>
        </draw:line>
        <draw:line draw:style-name="gr97" draw:layer="layout" svg:x1="13.724cm" svg:y1="7.601cm" svg:x2="13.724cm" svg:y2="7.448cm">
          <text:p/>
        </draw:line>
        <draw:line draw:style-name="gr97" draw:layer="layout" svg:x1="13.647cm" svg:y1="7.525cm" svg:x2="13.8cm" svg:y2="7.525cm">
          <text:p/>
        </draw:line>
        <draw:line draw:style-name="gr97" draw:layer="layout" svg:x1="13.724cm" svg:y1="7.49cm" svg:x2="13.724cm" svg:y2="7.336cm">
          <text:p/>
        </draw:line>
        <draw:line draw:style-name="gr97" draw:layer="layout" svg:x1="13.647cm" svg:y1="7.413cm" svg:x2="13.8cm" svg:y2="7.413cm">
          <text:p/>
        </draw:line>
        <draw:line draw:style-name="gr97" draw:layer="layout" svg:x1="13.724cm" svg:y1="6.477cm" svg:x2="13.724cm" svg:y2="6.324cm">
          <text:p/>
        </draw:line>
        <draw:line draw:style-name="gr97" draw:layer="layout" svg:x1="13.647cm" svg:y1="6.4cm" svg:x2="13.8cm" svg:y2="6.4cm">
          <text:p/>
        </draw:line>
        <draw:line draw:style-name="gr97" draw:layer="layout" svg:x1="13.724cm" svg:y1="6.302cm" svg:x2="13.724cm" svg:y2="6.148cm">
          <text:p/>
        </draw:line>
        <draw:line draw:style-name="gr97" draw:layer="layout" svg:x1="13.647cm" svg:y1="6.225cm" svg:x2="13.8cm" svg:y2="6.225cm">
          <text:p/>
        </draw:line>
        <draw:line draw:style-name="gr97" draw:layer="layout" svg:x1="13.724cm" svg:y1="6.124cm" svg:x2="13.724cm" svg:y2="5.971cm">
          <text:p/>
        </draw:line>
        <draw:line draw:style-name="gr97" draw:layer="layout" svg:x1="13.647cm" svg:y1="6.047cm" svg:x2="13.8cm" svg:y2="6.047cm">
          <text:p/>
        </draw:line>
        <draw:line draw:style-name="gr97" draw:layer="layout" svg:x1="13.724cm" svg:y1="6.102cm" svg:x2="13.724cm" svg:y2="5.949cm">
          <text:p/>
        </draw:line>
        <draw:line draw:style-name="gr97" draw:layer="layout" svg:x1="13.647cm" svg:y1="6.026cm" svg:x2="13.8cm" svg:y2="6.026cm">
          <text:p/>
        </draw:line>
        <draw:line draw:style-name="gr97" draw:layer="layout" svg:x1="13.724cm" svg:y1="5.396cm" svg:x2="13.724cm" svg:y2="5.243cm">
          <text:p/>
        </draw:line>
        <draw:line draw:style-name="gr97" draw:layer="layout" svg:x1="13.647cm" svg:y1="5.32cm" svg:x2="13.8cm" svg:y2="5.32cm">
          <text:p/>
        </draw:line>
        <draw:line draw:style-name="gr97" draw:layer="layout" svg:x1="13.753cm" svg:y1="11.831cm" svg:x2="13.753cm" svg:y2="11.678cm">
          <text:p/>
        </draw:line>
        <draw:line draw:style-name="gr97" draw:layer="layout" svg:x1="13.676cm" svg:y1="11.755cm" svg:x2="13.829cm" svg:y2="11.755cm">
          <text:p/>
        </draw:line>
        <draw:line draw:style-name="gr97" draw:layer="layout" svg:x1="13.753cm" svg:y1="11.678cm" svg:x2="13.753cm" svg:y2="11.525cm">
          <text:p/>
        </draw:line>
        <draw:line draw:style-name="gr97" draw:layer="layout" svg:x1="13.676cm" svg:y1="11.601cm" svg:x2="13.829cm" svg:y2="11.601cm">
          <text:p/>
        </draw:line>
        <draw:line draw:style-name="gr97" draw:layer="layout" svg:x1="13.753cm" svg:y1="11.566cm" svg:x2="13.753cm" svg:y2="11.413cm">
          <text:p/>
        </draw:line>
        <draw:line draw:style-name="gr97" draw:layer="layout" svg:x1="13.676cm" svg:y1="11.489cm" svg:x2="13.829cm" svg:y2="11.489cm">
          <text:p/>
        </draw:line>
        <draw:line draw:style-name="gr97" draw:layer="layout" svg:x1="13.753cm" svg:y1="11.038cm" svg:x2="13.753cm" svg:y2="10.885cm">
          <text:p/>
        </draw:line>
        <draw:line draw:style-name="gr97" draw:layer="layout" svg:x1="13.676cm" svg:y1="10.961cm" svg:x2="13.829cm" svg:y2="10.961cm">
          <text:p/>
        </draw:line>
        <draw:line draw:style-name="gr97" draw:layer="layout" svg:x1="13.753cm" svg:y1="10.135cm" svg:x2="13.753cm" svg:y2="9.982cm">
          <text:p/>
        </draw:line>
        <draw:line draw:style-name="gr97" draw:layer="layout" svg:x1="13.676cm" svg:y1="10.058cm" svg:x2="13.829cm" svg:y2="10.058cm">
          <text:p/>
        </draw:line>
        <draw:line draw:style-name="gr97" draw:layer="layout" svg:x1="13.753cm" svg:y1="10.069cm" svg:x2="13.753cm" svg:y2="9.916cm">
          <text:p/>
        </draw:line>
        <draw:line draw:style-name="gr97" draw:layer="layout" svg:x1="13.676cm" svg:y1="9.993cm" svg:x2="13.829cm" svg:y2="9.993cm">
          <text:p/>
        </draw:line>
        <draw:line draw:style-name="gr97" draw:layer="layout" svg:x1="13.753cm" svg:y1="9.826cm" svg:x2="13.753cm" svg:y2="9.673cm">
          <text:p/>
        </draw:line>
        <draw:line draw:style-name="gr97" draw:layer="layout" svg:x1="13.676cm" svg:y1="9.749cm" svg:x2="13.829cm" svg:y2="9.749cm">
          <text:p/>
        </draw:line>
        <draw:line draw:style-name="gr97" draw:layer="layout" svg:x1="13.753cm" svg:y1="9.804cm" svg:x2="13.753cm" svg:y2="9.651cm">
          <text:p/>
        </draw:line>
        <draw:line draw:style-name="gr97" draw:layer="layout" svg:x1="13.676cm" svg:y1="9.727cm" svg:x2="13.829cm" svg:y2="9.727cm">
          <text:p/>
        </draw:line>
        <draw:line draw:style-name="gr97" draw:layer="layout" svg:x1="13.753cm" svg:y1="9.407cm" svg:x2="13.753cm" svg:y2="9.254cm">
          <text:p/>
        </draw:line>
        <draw:line draw:style-name="gr97" draw:layer="layout" svg:x1="13.676cm" svg:y1="9.331cm" svg:x2="13.829cm" svg:y2="9.331cm">
          <text:p/>
        </draw:line>
        <draw:line draw:style-name="gr97" draw:layer="layout" svg:x1="13.753cm" svg:y1="9.32cm" svg:x2="13.753cm" svg:y2="9.166cm">
          <text:p/>
        </draw:line>
        <draw:line draw:style-name="gr97" draw:layer="layout" svg:x1="13.676cm" svg:y1="9.243cm" svg:x2="13.829cm" svg:y2="9.243cm">
          <text:p/>
        </draw:line>
        <draw:line draw:style-name="gr97" draw:layer="layout" svg:x1="13.753cm" svg:y1="9.12cm" svg:x2="13.753cm" svg:y2="8.967cm">
          <text:p/>
        </draw:line>
        <draw:line draw:style-name="gr97" draw:layer="layout" svg:x1="13.676cm" svg:y1="9.043cm" svg:x2="13.829cm" svg:y2="9.043cm">
          <text:p/>
        </draw:line>
        <draw:line draw:style-name="gr97" draw:layer="layout" svg:x1="13.753cm" svg:y1="9.011cm" svg:x2="13.753cm" svg:y2="8.857cm">
          <text:p/>
        </draw:line>
        <draw:line draw:style-name="gr97" draw:layer="layout" svg:x1="13.676cm" svg:y1="8.934cm" svg:x2="13.829cm" svg:y2="8.934cm">
          <text:p/>
        </draw:line>
        <draw:line draw:style-name="gr97" draw:layer="layout" svg:x1="13.753cm" svg:y1="8.945cm" svg:x2="13.753cm" svg:y2="8.792cm">
          <text:p/>
        </draw:line>
        <draw:line draw:style-name="gr97" draw:layer="layout" svg:x1="13.676cm" svg:y1="8.868cm" svg:x2="13.829cm" svg:y2="8.868cm">
          <text:p/>
        </draw:line>
        <draw:line draw:style-name="gr97" draw:layer="layout" svg:x1="13.753cm" svg:y1="8.857cm" svg:x2="13.753cm" svg:y2="8.704cm">
          <text:p/>
        </draw:line>
        <draw:line draw:style-name="gr97" draw:layer="layout" svg:x1="13.676cm" svg:y1="8.781cm" svg:x2="13.829cm" svg:y2="8.781cm">
          <text:p/>
        </draw:line>
        <draw:line draw:style-name="gr97" draw:layer="layout" svg:x1="13.753cm" svg:y1="8.351cm" svg:x2="13.753cm" svg:y2="8.198cm">
          <text:p/>
        </draw:line>
        <draw:line draw:style-name="gr97" draw:layer="layout" svg:x1="13.676cm" svg:y1="8.274cm" svg:x2="13.829cm" svg:y2="8.274cm">
          <text:p/>
        </draw:line>
        <draw:line draw:style-name="gr97" draw:layer="layout" svg:x1="13.753cm" svg:y1="7.976cm" svg:x2="13.753cm" svg:y2="7.823cm">
          <text:p/>
        </draw:line>
        <draw:line draw:style-name="gr97" draw:layer="layout" svg:x1="13.676cm" svg:y1="7.9cm" svg:x2="13.829cm" svg:y2="7.9cm">
          <text:p/>
        </draw:line>
        <draw:line draw:style-name="gr97" draw:layer="layout" svg:x1="13.753cm" svg:y1="7.645cm" svg:x2="13.753cm" svg:y2="7.492cm">
          <text:p/>
        </draw:line>
        <draw:line draw:style-name="gr97" draw:layer="layout" svg:x1="13.676cm" svg:y1="7.569cm" svg:x2="13.829cm" svg:y2="7.569cm">
          <text:p/>
        </draw:line>
        <draw:line draw:style-name="gr97" draw:layer="layout" svg:x1="13.753cm" svg:y1="7.514cm" svg:x2="13.753cm" svg:y2="7.361cm">
          <text:p/>
        </draw:line>
        <draw:line draw:style-name="gr97" draw:layer="layout" svg:x1="13.676cm" svg:y1="7.437cm" svg:x2="13.829cm" svg:y2="7.437cm">
          <text:p/>
        </draw:line>
        <draw:line draw:style-name="gr97" draw:layer="layout" svg:x1="13.753cm" svg:y1="7.249cm" svg:x2="13.753cm" svg:y2="7.095cm">
          <text:p/>
        </draw:line>
        <draw:line draw:style-name="gr97" draw:layer="layout" svg:x1="13.676cm" svg:y1="7.172cm" svg:x2="13.829cm" svg:y2="7.172cm">
          <text:p/>
        </draw:line>
        <draw:line draw:style-name="gr97" draw:layer="layout" svg:x1="13.753cm" svg:y1="7.071cm" svg:x2="13.753cm" svg:y2="6.918cm">
          <text:p/>
        </draw:line>
        <draw:line draw:style-name="gr97" draw:layer="layout" svg:x1="13.676cm" svg:y1="6.994cm" svg:x2="13.829cm" svg:y2="6.994cm">
          <text:p/>
        </draw:line>
        <draw:line draw:style-name="gr97" draw:layer="layout" svg:x1="13.753cm" svg:y1="7.049cm" svg:x2="13.753cm" svg:y2="6.896cm">
          <text:p/>
        </draw:line>
        <draw:line draw:style-name="gr97" draw:layer="layout" svg:x1="13.676cm" svg:y1="6.972cm" svg:x2="13.829cm" svg:y2="6.972cm">
          <text:p/>
        </draw:line>
        <draw:line draw:style-name="gr97" draw:layer="layout" svg:x1="13.753cm" svg:y1="7.005cm" svg:x2="13.753cm" svg:y2="6.852cm">
          <text:p/>
        </draw:line>
        <draw:line draw:style-name="gr97" draw:layer="layout" svg:x1="13.676cm" svg:y1="6.929cm" svg:x2="13.829cm" svg:y2="6.929cm">
          <text:p/>
        </draw:line>
        <draw:line draw:style-name="gr97" draw:layer="layout" svg:x1="13.753cm" svg:y1="6.852cm" svg:x2="13.753cm" svg:y2="6.699cm">
          <text:p/>
        </draw:line>
        <draw:line draw:style-name="gr97" draw:layer="layout" svg:x1="13.676cm" svg:y1="6.775cm" svg:x2="13.829cm" svg:y2="6.775cm">
          <text:p/>
        </draw:line>
        <draw:line draw:style-name="gr97" draw:layer="layout" svg:x1="13.753cm" svg:y1="6.455cm" svg:x2="13.753cm" svg:y2="6.302cm">
          <text:p/>
        </draw:line>
        <draw:line draw:style-name="gr97" draw:layer="layout" svg:x1="13.676cm" svg:y1="6.378cm" svg:x2="13.829cm" svg:y2="6.378cm">
          <text:p/>
        </draw:line>
        <draw:line draw:style-name="gr97" draw:layer="layout" svg:x1="13.753cm" svg:y1="6.124cm" svg:x2="13.753cm" svg:y2="5.971cm">
          <text:p/>
        </draw:line>
        <draw:line draw:style-name="gr97" draw:layer="layout" svg:x1="13.676cm" svg:y1="6.047cm" svg:x2="13.829cm" svg:y2="6.047cm">
          <text:p/>
        </draw:line>
        <draw:line draw:style-name="gr97" draw:layer="layout" svg:x1="13.753cm" svg:y1="5.927cm" svg:x2="13.753cm" svg:y2="5.774cm">
          <text:p/>
        </draw:line>
        <draw:line draw:style-name="gr97" draw:layer="layout" svg:x1="13.676cm" svg:y1="5.85cm" svg:x2="13.829cm" svg:y2="5.85cm">
          <text:p/>
        </draw:line>
        <draw:line draw:style-name="gr97" draw:layer="layout" svg:x1="13.753cm" svg:y1="5.905cm" svg:x2="13.753cm" svg:y2="5.752cm">
          <text:p/>
        </draw:line>
        <draw:line draw:style-name="gr97" draw:layer="layout" svg:x1="13.676cm" svg:y1="5.828cm" svg:x2="13.829cm" svg:y2="5.828cm">
          <text:p/>
        </draw:line>
        <draw:line draw:style-name="gr97" draw:layer="layout" svg:x1="13.753cm" svg:y1="5.487cm" svg:x2="13.753cm" svg:y2="5.333cm">
          <text:p/>
        </draw:line>
        <draw:line draw:style-name="gr97" draw:layer="layout" svg:x1="13.676cm" svg:y1="5.41cm" svg:x2="13.829cm" svg:y2="5.41cm">
          <text:p/>
        </draw:line>
        <draw:line draw:style-name="gr97" draw:layer="layout" svg:x1="13.784cm" svg:y1="13.243cm" svg:x2="13.784cm" svg:y2="13.09cm">
          <text:p/>
        </draw:line>
        <draw:line draw:style-name="gr97" draw:layer="layout" svg:x1="13.708cm" svg:y1="13.166cm" svg:x2="13.861cm" svg:y2="13.166cm">
          <text:p/>
        </draw:line>
        <draw:line draw:style-name="gr97" draw:layer="layout" svg:x1="13.784cm" svg:y1="13.175cm" svg:x2="13.784cm" svg:y2="13.021cm">
          <text:p/>
        </draw:line>
        <draw:line draw:style-name="gr97" draw:layer="layout" svg:x1="13.708cm" svg:y1="13.098cm" svg:x2="13.861cm" svg:y2="13.098cm">
          <text:p/>
        </draw:line>
        <draw:line draw:style-name="gr97" draw:layer="layout" svg:x1="13.784cm" svg:y1="13.153cm" svg:x2="13.784cm" svg:y2="13cm">
          <text:p/>
        </draw:line>
        <draw:line draw:style-name="gr97" draw:layer="layout" svg:x1="13.708cm" svg:y1="13.076cm" svg:x2="13.861cm" svg:y2="13.076cm">
          <text:p/>
        </draw:line>
        <draw:line draw:style-name="gr97" draw:layer="layout" svg:x1="13.784cm" svg:y1="13.065cm" svg:x2="13.784cm" svg:y2="12.912cm">
          <text:p/>
        </draw:line>
        <draw:line draw:style-name="gr97" draw:layer="layout" svg:x1="13.708cm" svg:y1="12.989cm" svg:x2="13.861cm" svg:y2="12.989cm">
          <text:p/>
        </draw:line>
        <draw:line draw:style-name="gr97" draw:layer="layout" svg:x1="13.784cm" svg:y1="12.956cm" svg:x2="13.784cm" svg:y2="12.802cm">
          <text:p/>
        </draw:line>
        <draw:line draw:style-name="gr97" draw:layer="layout" svg:x1="13.708cm" svg:y1="12.879cm" svg:x2="13.861cm" svg:y2="12.879cm">
          <text:p/>
        </draw:line>
        <draw:line draw:style-name="gr97" draw:layer="layout" svg:x1="13.784cm" svg:y1="10.597cm" svg:x2="13.784cm" svg:y2="10.444cm">
          <text:p/>
        </draw:line>
        <draw:line draw:style-name="gr97" draw:layer="layout" svg:x1="13.708cm" svg:y1="10.521cm" svg:x2="13.861cm" svg:y2="10.521cm">
          <text:p/>
        </draw:line>
        <draw:line draw:style-name="gr97" draw:layer="layout" svg:x1="13.784cm" svg:y1="9.96cm" svg:x2="13.784cm" svg:y2="9.806cm">
          <text:p/>
        </draw:line>
        <draw:line draw:style-name="gr97" draw:layer="layout" svg:x1="13.708cm" svg:y1="9.883cm" svg:x2="13.861cm" svg:y2="9.883cm">
          <text:p/>
        </draw:line>
        <draw:line draw:style-name="gr97" draw:layer="layout" svg:x1="13.784cm" svg:y1="9.804cm" svg:x2="13.784cm" svg:y2="9.651cm">
          <text:p/>
        </draw:line>
        <draw:line draw:style-name="gr97" draw:layer="layout" svg:x1="13.708cm" svg:y1="9.727cm" svg:x2="13.861cm" svg:y2="9.727cm">
          <text:p/>
        </draw:line>
        <draw:line draw:style-name="gr97" draw:layer="layout" svg:x1="13.784cm" svg:y1="9.76cm" svg:x2="13.784cm" svg:y2="9.607cm">
          <text:p/>
        </draw:line>
        <draw:line draw:style-name="gr97" draw:layer="layout" svg:x1="13.708cm" svg:y1="9.684cm" svg:x2="13.861cm" svg:y2="9.684cm">
          <text:p/>
        </draw:line>
        <draw:line draw:style-name="gr97" draw:layer="layout" svg:x1="13.784cm" svg:y1="9.738cm" svg:x2="13.784cm" svg:y2="9.585cm">
          <text:p/>
        </draw:line>
        <draw:line draw:style-name="gr97" draw:layer="layout" svg:x1="13.708cm" svg:y1="9.662cm" svg:x2="13.861cm" svg:y2="9.662cm">
          <text:p/>
        </draw:line>
        <draw:line draw:style-name="gr97" draw:layer="layout" svg:x1="13.784cm" svg:y1="9.385cm" svg:x2="13.784cm" svg:y2="9.232cm">
          <text:p/>
        </draw:line>
        <draw:line draw:style-name="gr97" draw:layer="layout" svg:x1="13.708cm" svg:y1="9.309cm" svg:x2="13.861cm" svg:y2="9.309cm">
          <text:p/>
        </draw:line>
        <draw:line draw:style-name="gr97" draw:layer="layout" svg:x1="13.784cm" svg:y1="9.254cm" svg:x2="13.784cm" svg:y2="9.101cm">
          <text:p/>
        </draw:line>
        <draw:line draw:style-name="gr97" draw:layer="layout" svg:x1="13.708cm" svg:y1="9.177cm" svg:x2="13.861cm" svg:y2="9.177cm">
          <text:p/>
        </draw:line>
        <draw:line draw:style-name="gr97" draw:layer="layout" svg:x1="13.784cm" svg:y1="9.232cm" svg:x2="13.784cm" svg:y2="9.079cm">
          <text:p/>
        </draw:line>
        <draw:line draw:style-name="gr97" draw:layer="layout" svg:x1="13.708cm" svg:y1="9.155cm" svg:x2="13.861cm" svg:y2="9.155cm">
          <text:p/>
        </draw:line>
        <draw:line draw:style-name="gr97" draw:layer="layout" svg:x1="13.784cm" svg:y1="9.21cm" svg:x2="13.784cm" svg:y2="9.057cm">
          <text:p/>
        </draw:line>
        <draw:line draw:style-name="gr97" draw:layer="layout" svg:x1="13.708cm" svg:y1="9.133cm" svg:x2="13.861cm" svg:y2="9.133cm">
          <text:p/>
        </draw:line>
        <draw:line draw:style-name="gr97" draw:layer="layout" svg:x1="13.784cm" svg:y1="9.166cm" svg:x2="13.784cm" svg:y2="9.013cm">
          <text:p/>
        </draw:line>
        <draw:line draw:style-name="gr97" draw:layer="layout" svg:x1="13.708cm" svg:y1="9.09cm" svg:x2="13.861cm" svg:y2="9.09cm">
          <text:p/>
        </draw:line>
        <draw:line draw:style-name="gr97" draw:layer="layout" svg:x1="13.784cm" svg:y1="8.461cm" svg:x2="13.784cm" svg:y2="8.307cm">
          <text:p/>
        </draw:line>
        <draw:line draw:style-name="gr97" draw:layer="layout" svg:x1="13.708cm" svg:y1="8.384cm" svg:x2="13.861cm" svg:y2="8.384cm">
          <text:p/>
        </draw:line>
        <draw:line draw:style-name="gr97" draw:layer="layout" svg:x1="13.784cm" svg:y1="8.439cm" svg:x2="13.784cm" svg:y2="8.285cm">
          <text:p/>
        </draw:line>
        <draw:line draw:style-name="gr97" draw:layer="layout" svg:x1="13.708cm" svg:y1="8.362cm" svg:x2="13.861cm" svg:y2="8.362cm">
          <text:p/>
        </draw:line>
        <draw:line draw:style-name="gr97" draw:layer="layout" svg:x1="13.784cm" svg:y1="8.261cm" svg:x2="13.784cm" svg:y2="8.108cm">
          <text:p/>
        </draw:line>
        <draw:line draw:style-name="gr97" draw:layer="layout" svg:x1="13.708cm" svg:y1="8.184cm" svg:x2="13.861cm" svg:y2="8.184cm">
          <text:p/>
        </draw:line>
        <draw:line draw:style-name="gr97" draw:layer="layout" svg:x1="13.784cm" svg:y1="7.908cm" svg:x2="13.784cm" svg:y2="7.755cm">
          <text:p/>
        </draw:line>
        <draw:line draw:style-name="gr97" draw:layer="layout" svg:x1="13.708cm" svg:y1="7.831cm" svg:x2="13.861cm" svg:y2="7.831cm">
          <text:p/>
        </draw:line>
        <draw:line draw:style-name="gr97" draw:layer="layout" svg:x1="13.784cm" svg:y1="7.689cm" svg:x2="13.784cm" svg:y2="7.536cm">
          <text:p/>
        </draw:line>
        <draw:line draw:style-name="gr97" draw:layer="layout" svg:x1="13.708cm" svg:y1="7.612cm" svg:x2="13.861cm" svg:y2="7.612cm">
          <text:p/>
        </draw:line>
        <draw:line draw:style-name="gr97" draw:layer="layout" svg:x1="13.784cm" svg:y1="7.667cm" svg:x2="13.784cm" svg:y2="7.514cm">
          <text:p/>
        </draw:line>
        <draw:line draw:style-name="gr97" draw:layer="layout" svg:x1="13.708cm" svg:y1="7.591cm" svg:x2="13.861cm" svg:y2="7.591cm">
          <text:p/>
        </draw:line>
        <draw:line draw:style-name="gr97" draw:layer="layout" svg:x1="13.784cm" svg:y1="7.558cm" svg:x2="13.784cm" svg:y2="7.404cm">
          <text:p/>
        </draw:line>
        <draw:line draw:style-name="gr97" draw:layer="layout" svg:x1="13.708cm" svg:y1="7.481cm" svg:x2="13.861cm" svg:y2="7.481cm">
          <text:p/>
        </draw:line>
        <draw:line draw:style-name="gr97" draw:layer="layout" svg:x1="13.784cm" svg:y1="7.468cm" svg:x2="13.784cm" svg:y2="7.314cm">
          <text:p/>
        </draw:line>
        <draw:line draw:style-name="gr97" draw:layer="layout" svg:x1="13.708cm" svg:y1="7.391cm" svg:x2="13.861cm" svg:y2="7.391cm">
          <text:p/>
        </draw:line>
        <draw:line draw:style-name="gr97" draw:layer="layout" svg:x1="13.784cm" svg:y1="7.183cm" svg:x2="13.784cm" svg:y2="7.03cm">
          <text:p/>
        </draw:line>
        <draw:line draw:style-name="gr97" draw:layer="layout" svg:x1="13.708cm" svg:y1="7.106cm" svg:x2="13.861cm" svg:y2="7.106cm">
          <text:p/>
        </draw:line>
        <draw:line draw:style-name="gr97" draw:layer="layout" svg:x1="13.784cm" svg:y1="6.146cm" svg:x2="13.784cm" svg:y2="5.993cm">
          <text:p/>
        </draw:line>
        <draw:line draw:style-name="gr97" draw:layer="layout" svg:x1="13.708cm" svg:y1="6.069cm" svg:x2="13.861cm" svg:y2="6.069cm">
          <text:p/>
        </draw:line>
        <draw:line draw:style-name="gr97" draw:layer="layout" svg:x1="13.784cm" svg:y1="5.883cm" svg:x2="13.784cm" svg:y2="5.73cm">
          <text:p/>
        </draw:line>
        <draw:line draw:style-name="gr97" draw:layer="layout" svg:x1="13.708cm" svg:y1="5.807cm" svg:x2="13.861cm" svg:y2="5.807cm">
          <text:p/>
        </draw:line>
        <draw:line draw:style-name="gr97" draw:layer="layout" svg:x1="13.784cm" svg:y1="5.418cm" svg:x2="13.784cm" svg:y2="5.265cm">
          <text:p/>
        </draw:line>
        <draw:line draw:style-name="gr97" draw:layer="layout" svg:x1="13.708cm" svg:y1="5.342cm" svg:x2="13.861cm" svg:y2="5.342cm">
          <text:p/>
        </draw:line>
        <draw:line draw:style-name="gr97" draw:layer="layout" svg:x1="13.784cm" svg:y1="5.375cm" svg:x2="13.784cm" svg:y2="5.221cm">
          <text:p/>
        </draw:line>
        <draw:line draw:style-name="gr97" draw:layer="layout" svg:x1="13.708cm" svg:y1="5.298cm" svg:x2="13.861cm" svg:y2="5.298cm">
          <text:p/>
        </draw:line>
        <draw:line draw:style-name="gr97" draw:layer="layout" svg:x1="13.784cm" svg:y1="2.819cm" svg:x2="13.784cm" svg:y2="2.666cm">
          <text:p/>
        </draw:line>
        <draw:line draw:style-name="gr97" draw:layer="layout" svg:x1="13.708cm" svg:y1="2.742cm" svg:x2="13.861cm" svg:y2="2.742cm">
          <text:p/>
        </draw:line>
        <draw:line draw:style-name="gr97" draw:layer="layout" svg:x1="13.814cm" svg:y1="13.309cm" svg:x2="13.814cm" svg:y2="13.155cm">
          <text:p/>
        </draw:line>
        <draw:line draw:style-name="gr97" draw:layer="layout" svg:x1="13.737cm" svg:y1="13.232cm" svg:x2="13.89cm" svg:y2="13.232cm">
          <text:p/>
        </draw:line>
        <draw:line draw:style-name="gr97" draw:layer="layout" svg:x1="13.814cm" svg:y1="12.668cm" svg:x2="13.814cm" svg:y2="12.515cm">
          <text:p/>
        </draw:line>
        <draw:line draw:style-name="gr97" draw:layer="layout" svg:x1="13.737cm" svg:y1="12.592cm" svg:x2="13.89cm" svg:y2="12.592cm">
          <text:p/>
        </draw:line>
        <draw:line draw:style-name="gr97" draw:layer="layout" svg:x1="13.814cm" svg:y1="12.559cm" svg:x2="13.814cm" svg:y2="12.406cm">
          <text:p/>
        </draw:line>
        <draw:line draw:style-name="gr97" draw:layer="layout" svg:x1="13.737cm" svg:y1="12.482cm" svg:x2="13.89cm" svg:y2="12.482cm">
          <text:p/>
        </draw:line>
        <draw:line draw:style-name="gr97" draw:layer="layout" svg:x1="13.814cm" svg:y1="11.985cm" svg:x2="13.814cm" svg:y2="11.831cm">
          <text:p/>
        </draw:line>
        <draw:line draw:style-name="gr97" draw:layer="layout" svg:x1="13.737cm" svg:y1="11.908cm" svg:x2="13.89cm" svg:y2="11.908cm">
          <text:p/>
        </draw:line>
        <draw:line draw:style-name="gr97" draw:layer="layout" svg:x1="13.814cm" svg:y1="10.95cm" svg:x2="13.814cm" svg:y2="10.797cm">
          <text:p/>
        </draw:line>
        <draw:line draw:style-name="gr97" draw:layer="layout" svg:x1="13.737cm" svg:y1="10.874cm" svg:x2="13.89cm" svg:y2="10.874cm">
          <text:p/>
        </draw:line>
        <draw:line draw:style-name="gr97" draw:layer="layout" svg:x1="13.814cm" svg:y1="10.841cm" svg:x2="13.814cm" svg:y2="10.687cm">
          <text:p/>
        </draw:line>
        <draw:line draw:style-name="gr97" draw:layer="layout" svg:x1="13.737cm" svg:y1="10.764cm" svg:x2="13.89cm" svg:y2="10.764cm">
          <text:p/>
        </draw:line>
        <draw:line draw:style-name="gr97" draw:layer="layout" svg:x1="13.814cm" svg:y1="10.422cm" svg:x2="13.814cm" svg:y2="10.269cm">
          <text:p/>
        </draw:line>
        <draw:line draw:style-name="gr97" draw:layer="layout" svg:x1="13.737cm" svg:y1="10.346cm" svg:x2="13.89cm" svg:y2="10.346cm">
          <text:p/>
        </draw:line>
        <draw:line draw:style-name="gr97" draw:layer="layout" svg:x1="13.814cm" svg:y1="10.223cm" svg:x2="13.814cm" svg:y2="10.069cm">
          <text:p/>
        </draw:line>
        <draw:line draw:style-name="gr97" draw:layer="layout" svg:x1="13.737cm" svg:y1="10.146cm" svg:x2="13.89cm" svg:y2="10.146cm">
          <text:p/>
        </draw:line>
        <draw:line draw:style-name="gr97" draw:layer="layout" svg:x1="13.814cm" svg:y1="10.113cm" svg:x2="13.814cm" svg:y2="9.96cm">
          <text:p/>
        </draw:line>
        <draw:line draw:style-name="gr97" draw:layer="layout" svg:x1="13.737cm" svg:y1="10.036cm" svg:x2="13.89cm" svg:y2="10.036cm">
          <text:p/>
        </draw:line>
        <draw:line draw:style-name="gr97" draw:layer="layout" svg:x1="13.814cm" svg:y1="10.047cm" svg:x2="13.814cm" svg:y2="9.894cm">
          <text:p/>
        </draw:line>
        <draw:line draw:style-name="gr97" draw:layer="layout" svg:x1="13.737cm" svg:y1="9.971cm" svg:x2="13.89cm" svg:y2="9.971cm">
          <text:p/>
        </draw:line>
        <draw:line draw:style-name="gr97" draw:layer="layout" svg:x1="13.814cm" svg:y1="9.96cm" svg:x2="13.814cm" svg:y2="9.806cm">
          <text:p/>
        </draw:line>
        <draw:line draw:style-name="gr97" draw:layer="layout" svg:x1="13.737cm" svg:y1="9.883cm" svg:x2="13.89cm" svg:y2="9.883cm">
          <text:p/>
        </draw:line>
        <draw:line draw:style-name="gr97" draw:layer="layout" svg:x1="13.814cm" svg:y1="9.473cm" svg:x2="13.814cm" svg:y2="9.32cm">
          <text:p/>
        </draw:line>
        <draw:line draw:style-name="gr97" draw:layer="layout" svg:x1="13.737cm" svg:y1="9.396cm" svg:x2="13.89cm" svg:y2="9.396cm">
          <text:p/>
        </draw:line>
        <draw:line draw:style-name="gr97" draw:layer="layout" svg:x1="13.814cm" svg:y1="9.429cm" svg:x2="13.814cm" svg:y2="9.276cm">
          <text:p/>
        </draw:line>
        <draw:line draw:style-name="gr97" draw:layer="layout" svg:x1="13.737cm" svg:y1="9.353cm" svg:x2="13.89cm" svg:y2="9.353cm">
          <text:p/>
        </draw:line>
        <draw:line draw:style-name="gr97" draw:layer="layout" svg:x1="13.814cm" svg:y1="9.166cm" svg:x2="13.814cm" svg:y2="9.013cm">
          <text:p/>
        </draw:line>
        <draw:line draw:style-name="gr97" draw:layer="layout" svg:x1="13.737cm" svg:y1="9.09cm" svg:x2="13.89cm" svg:y2="9.09cm">
          <text:p/>
        </draw:line>
        <draw:line draw:style-name="gr97" draw:layer="layout" svg:x1="13.814cm" svg:y1="9.12cm" svg:x2="13.814cm" svg:y2="8.967cm">
          <text:p/>
        </draw:line>
        <draw:line draw:style-name="gr97" draw:layer="layout" svg:x1="13.737cm" svg:y1="9.043cm" svg:x2="13.89cm" svg:y2="9.043cm">
          <text:p/>
        </draw:line>
        <draw:line draw:style-name="gr97" draw:layer="layout" svg:x1="13.814cm" svg:y1="8.592cm" svg:x2="13.814cm" svg:y2="8.439cm">
          <text:p/>
        </draw:line>
        <draw:line draw:style-name="gr97" draw:layer="layout" svg:x1="13.737cm" svg:y1="8.515cm" svg:x2="13.89cm" svg:y2="8.515cm">
          <text:p/>
        </draw:line>
        <draw:line draw:style-name="gr97" draw:layer="layout" svg:x1="13.814cm" svg:y1="8.526cm" svg:x2="13.814cm" svg:y2="8.373cm">
          <text:p/>
        </draw:line>
        <draw:line draw:style-name="gr97" draw:layer="layout" svg:x1="13.737cm" svg:y1="8.45cm" svg:x2="13.89cm" svg:y2="8.45cm">
          <text:p/>
        </draw:line>
        <draw:line draw:style-name="gr97" draw:layer="layout" svg:x1="13.814cm" svg:y1="8.439cm" svg:x2="13.814cm" svg:y2="8.285cm">
          <text:p/>
        </draw:line>
        <draw:line draw:style-name="gr97" draw:layer="layout" svg:x1="13.737cm" svg:y1="8.362cm" svg:x2="13.89cm" svg:y2="8.362cm">
          <text:p/>
        </draw:line>
        <draw:line draw:style-name="gr97" draw:layer="layout" svg:x1="13.814cm" svg:y1="8.239cm" svg:x2="13.814cm" svg:y2="8.086cm">
          <text:p/>
        </draw:line>
        <draw:line draw:style-name="gr97" draw:layer="layout" svg:x1="13.737cm" svg:y1="8.162cm" svg:x2="13.89cm" svg:y2="8.162cm">
          <text:p/>
        </draw:line>
        <draw:line draw:style-name="gr97" draw:layer="layout" svg:x1="13.814cm" svg:y1="7.755cm" svg:x2="13.814cm" svg:y2="7.601cm">
          <text:p/>
        </draw:line>
        <draw:line draw:style-name="gr97" draw:layer="layout" svg:x1="13.737cm" svg:y1="7.678cm" svg:x2="13.89cm" svg:y2="7.678cm">
          <text:p/>
        </draw:line>
        <draw:line draw:style-name="gr97" draw:layer="layout" svg:x1="13.814cm" svg:y1="7.733cm" svg:x2="13.814cm" svg:y2="7.58cm">
          <text:p/>
        </draw:line>
        <draw:line draw:style-name="gr97" draw:layer="layout" svg:x1="13.737cm" svg:y1="7.656cm" svg:x2="13.89cm" svg:y2="7.656cm">
          <text:p/>
        </draw:line>
        <draw:line draw:style-name="gr97" draw:layer="layout" svg:x1="13.814cm" svg:y1="6.565cm" svg:x2="13.814cm" svg:y2="6.411cm">
          <text:p/>
        </draw:line>
        <draw:line draw:style-name="gr97" draw:layer="layout" svg:x1="13.737cm" svg:y1="6.488cm" svg:x2="13.89cm" svg:y2="6.488cm">
          <text:p/>
        </draw:line>
        <draw:line draw:style-name="gr97" draw:layer="layout" svg:x1="13.814cm" svg:y1="6.368cm" svg:x2="13.814cm" svg:y2="6.214cm">
          <text:p/>
        </draw:line>
        <draw:line draw:style-name="gr97" draw:layer="layout" svg:x1="13.737cm" svg:y1="6.291cm" svg:x2="13.89cm" svg:y2="6.291cm">
          <text:p/>
        </draw:line>
        <draw:line draw:style-name="gr97" draw:layer="layout" svg:x1="13.814cm" svg:y1="6.324cm" svg:x2="13.814cm" svg:y2="6.17cm">
          <text:p/>
        </draw:line>
        <draw:line draw:style-name="gr97" draw:layer="layout" svg:x1="13.737cm" svg:y1="6.247cm" svg:x2="13.89cm" svg:y2="6.247cm">
          <text:p/>
        </draw:line>
        <draw:line draw:style-name="gr97" draw:layer="layout" svg:x1="13.814cm" svg:y1="6.256cm" svg:x2="13.814cm" svg:y2="6.102cm">
          <text:p/>
        </draw:line>
        <draw:line draw:style-name="gr97" draw:layer="layout" svg:x1="13.737cm" svg:y1="6.179cm" svg:x2="13.89cm" svg:y2="6.179cm">
          <text:p/>
        </draw:line>
        <draw:line draw:style-name="gr97" draw:layer="layout" svg:x1="13.814cm" svg:y1="6.234cm" svg:x2="13.814cm" svg:y2="6.08cm">
          <text:p/>
        </draw:line>
        <draw:line draw:style-name="gr97" draw:layer="layout" svg:x1="13.737cm" svg:y1="6.157cm" svg:x2="13.89cm" svg:y2="6.157cm">
          <text:p/>
        </draw:line>
        <draw:line draw:style-name="gr97" draw:layer="layout" svg:x1="13.814cm" svg:y1="6.08cm" svg:x2="13.814cm" svg:y2="5.927cm">
          <text:p/>
        </draw:line>
        <draw:line draw:style-name="gr97" draw:layer="layout" svg:x1="13.737cm" svg:y1="6.004cm" svg:x2="13.89cm" svg:y2="6.004cm">
          <text:p/>
        </draw:line>
        <draw:line draw:style-name="gr97" draw:layer="layout" svg:x1="13.814cm" svg:y1="3.413cm" svg:x2="13.814cm" svg:y2="3.26cm">
          <text:p/>
        </draw:line>
        <draw:line draw:style-name="gr97" draw:layer="layout" svg:x1="13.737cm" svg:y1="3.336cm" svg:x2="13.89cm" svg:y2="3.336cm">
          <text:p/>
        </draw:line>
        <draw:line draw:style-name="gr97" draw:layer="layout" svg:x1="13.814cm" svg:y1="3.347cm" svg:x2="13.814cm" svg:y2="3.194cm">
          <text:p/>
        </draw:line>
        <draw:line draw:style-name="gr97" draw:layer="layout" svg:x1="13.737cm" svg:y1="3.271cm" svg:x2="13.89cm" svg:y2="3.271cm">
          <text:p/>
        </draw:line>
        <draw:line draw:style-name="gr97" draw:layer="layout" svg:x1="13.814cm" svg:y1="3.238cm" svg:x2="13.814cm" svg:y2="3.084cm">
          <text:p/>
        </draw:line>
        <draw:line draw:style-name="gr97" draw:layer="layout" svg:x1="13.737cm" svg:y1="3.161cm" svg:x2="13.89cm" svg:y2="3.161cm">
          <text:p/>
        </draw:line>
        <draw:line draw:style-name="gr97" draw:layer="layout" svg:x1="13.814cm" svg:y1="3.15cm" svg:x2="13.814cm" svg:y2="2.997cm">
          <text:p/>
        </draw:line>
        <draw:line draw:style-name="gr97" draw:layer="layout" svg:x1="13.737cm" svg:y1="3.073cm" svg:x2="13.89cm" svg:y2="3.073cm">
          <text:p/>
        </draw:line>
        <draw:line draw:style-name="gr97" draw:layer="layout" svg:x1="13.814cm" svg:y1="3.128cm" svg:x2="13.814cm" svg:y2="2.975cm">
          <text:p/>
        </draw:line>
        <draw:line draw:style-name="gr97" draw:layer="layout" svg:x1="13.737cm" svg:y1="3.052cm" svg:x2="13.89cm" svg:y2="3.052cm">
          <text:p/>
        </draw:line>
        <draw:line draw:style-name="gr97" draw:layer="layout" svg:x1="13.845cm" svg:y1="13.243cm" svg:x2="13.845cm" svg:y2="13.09cm">
          <text:p/>
        </draw:line>
        <draw:line draw:style-name="gr97" draw:layer="layout" svg:x1="13.769cm" svg:y1="13.166cm" svg:x2="13.922cm" svg:y2="13.166cm">
          <text:p/>
        </draw:line>
        <draw:line draw:style-name="gr97" draw:layer="layout" svg:x1="13.845cm" svg:y1="13.197cm" svg:x2="13.845cm" svg:y2="13.043cm">
          <text:p/>
        </draw:line>
        <draw:line draw:style-name="gr97" draw:layer="layout" svg:x1="13.769cm" svg:y1="13.12cm" svg:x2="13.922cm" svg:y2="13.12cm">
          <text:p/>
        </draw:line>
        <draw:line draw:style-name="gr97" draw:layer="layout" svg:x1="13.845cm" svg:y1="12.846cm" svg:x2="13.845cm" svg:y2="12.693cm">
          <text:p/>
        </draw:line>
        <draw:line draw:style-name="gr97" draw:layer="layout" svg:x1="13.769cm" svg:y1="12.77cm" svg:x2="13.922cm" svg:y2="12.77cm">
          <text:p/>
        </draw:line>
        <draw:line draw:style-name="gr97" draw:layer="layout" svg:x1="13.845cm" svg:y1="12.668cm" svg:x2="13.845cm" svg:y2="12.515cm">
          <text:p/>
        </draw:line>
        <draw:line draw:style-name="gr97" draw:layer="layout" svg:x1="13.769cm" svg:y1="12.592cm" svg:x2="13.922cm" svg:y2="12.592cm">
          <text:p/>
        </draw:line>
        <draw:line draw:style-name="gr97" draw:layer="layout" svg:x1="13.845cm" svg:y1="12.381cm" svg:x2="13.845cm" svg:y2="12.228cm">
          <text:p/>
        </draw:line>
        <draw:line draw:style-name="gr97" draw:layer="layout" svg:x1="13.769cm" svg:y1="12.305cm" svg:x2="13.922cm" svg:y2="12.305cm">
          <text:p/>
        </draw:line>
        <draw:line draw:style-name="gr97" draw:layer="layout" svg:x1="13.845cm" svg:y1="11.281cm" svg:x2="13.845cm" svg:y2="11.128cm">
          <text:p/>
        </draw:line>
        <draw:line draw:style-name="gr97" draw:layer="layout" svg:x1="13.769cm" svg:y1="11.205cm" svg:x2="13.922cm" svg:y2="11.205cm">
          <text:p/>
        </draw:line>
        <draw:line draw:style-name="gr97" draw:layer="layout" svg:x1="13.845cm" svg:y1="11.169cm" svg:x2="13.845cm" svg:y2="11.016cm">
          <text:p/>
        </draw:line>
        <draw:line draw:style-name="gr97" draw:layer="layout" svg:x1="13.769cm" svg:y1="11.093cm" svg:x2="13.922cm" svg:y2="11.093cm">
          <text:p/>
        </draw:line>
        <draw:line draw:style-name="gr97" draw:layer="layout" svg:x1="13.845cm" svg:y1="11.038cm" svg:x2="13.845cm" svg:y2="10.885cm">
          <text:p/>
        </draw:line>
        <draw:line draw:style-name="gr97" draw:layer="layout" svg:x1="13.769cm" svg:y1="10.961cm" svg:x2="13.922cm" svg:y2="10.961cm">
          <text:p/>
        </draw:line>
        <draw:line draw:style-name="gr97" draw:layer="layout" svg:x1="13.845cm" svg:y1="10.201cm" svg:x2="13.845cm" svg:y2="10.047cm">
          <text:p/>
        </draw:line>
        <draw:line draw:style-name="gr97" draw:layer="layout" svg:x1="13.769cm" svg:y1="10.124cm" svg:x2="13.922cm" svg:y2="10.124cm">
          <text:p/>
        </draw:line>
        <draw:line draw:style-name="gr97" draw:layer="layout" svg:x1="13.845cm" svg:y1="9.539cm" svg:x2="13.845cm" svg:y2="9.385cm">
          <text:p/>
        </draw:line>
        <draw:line draw:style-name="gr97" draw:layer="layout" svg:x1="13.769cm" svg:y1="9.462cm" svg:x2="13.922cm" svg:y2="9.462cm">
          <text:p/>
        </draw:line>
        <draw:line draw:style-name="gr97" draw:layer="layout" svg:x1="13.845cm" svg:y1="9.232cm" svg:x2="13.845cm" svg:y2="9.079cm">
          <text:p/>
        </draw:line>
        <draw:line draw:style-name="gr97" draw:layer="layout" svg:x1="13.769cm" svg:y1="9.155cm" svg:x2="13.922cm" svg:y2="9.155cm">
          <text:p/>
        </draw:line>
        <draw:line draw:style-name="gr97" draw:layer="layout" svg:x1="13.845cm" svg:y1="8.636cm" svg:x2="13.845cm" svg:y2="8.482cm">
          <text:p/>
        </draw:line>
        <draw:line draw:style-name="gr97" draw:layer="layout" svg:x1="13.769cm" svg:y1="8.559cm" svg:x2="13.922cm" svg:y2="8.559cm">
          <text:p/>
        </draw:line>
        <draw:line draw:style-name="gr97" draw:layer="layout" svg:x1="13.845cm" svg:y1="8.195cm" svg:x2="13.845cm" svg:y2="8.042cm">
          <text:p/>
        </draw:line>
        <draw:line draw:style-name="gr97" draw:layer="layout" svg:x1="13.769cm" svg:y1="8.119cm" svg:x2="13.922cm" svg:y2="8.119cm">
          <text:p/>
        </draw:line>
        <draw:line draw:style-name="gr97" draw:layer="layout" svg:x1="13.845cm" svg:y1="8.151cm" svg:x2="13.845cm" svg:y2="7.998cm">
          <text:p/>
        </draw:line>
        <draw:line draw:style-name="gr97" draw:layer="layout" svg:x1="13.769cm" svg:y1="8.075cm" svg:x2="13.922cm" svg:y2="8.075cm">
          <text:p/>
        </draw:line>
        <draw:line draw:style-name="gr97" draw:layer="layout" svg:x1="13.845cm" svg:y1="8.13cm" svg:x2="13.845cm" svg:y2="7.976cm">
          <text:p/>
        </draw:line>
        <draw:line draw:style-name="gr97" draw:layer="layout" svg:x1="13.769cm" svg:y1="8.053cm" svg:x2="13.922cm" svg:y2="8.053cm">
          <text:p/>
        </draw:line>
        <draw:line draw:style-name="gr97" draw:layer="layout" svg:x1="13.845cm" svg:y1="7.536cm" svg:x2="13.845cm" svg:y2="7.382cm">
          <text:p/>
        </draw:line>
        <draw:line draw:style-name="gr97" draw:layer="layout" svg:x1="13.769cm" svg:y1="7.459cm" svg:x2="13.922cm" svg:y2="7.459cm">
          <text:p/>
        </draw:line>
        <draw:line draw:style-name="gr97" draw:layer="layout" svg:x1="13.845cm" svg:y1="7.38cm" svg:x2="13.845cm" svg:y2="7.227cm">
          <text:p/>
        </draw:line>
        <draw:line draw:style-name="gr97" draw:layer="layout" svg:x1="13.769cm" svg:y1="7.303cm" svg:x2="13.922cm" svg:y2="7.303cm">
          <text:p/>
        </draw:line>
        <draw:line draw:style-name="gr97" draw:layer="layout" svg:x1="13.845cm" svg:y1="7.314cm" svg:x2="13.845cm" svg:y2="7.161cm">
          <text:p/>
        </draw:line>
        <draw:line draw:style-name="gr97" draw:layer="layout" svg:x1="13.769cm" svg:y1="7.238cm" svg:x2="13.922cm" svg:y2="7.238cm">
          <text:p/>
        </draw:line>
        <draw:line draw:style-name="gr97" draw:layer="layout" svg:x1="13.845cm" svg:y1="6.674cm" svg:x2="13.845cm" svg:y2="6.521cm">
          <text:p/>
        </draw:line>
        <draw:line draw:style-name="gr97" draw:layer="layout" svg:x1="13.769cm" svg:y1="6.598cm" svg:x2="13.922cm" svg:y2="6.598cm">
          <text:p/>
        </draw:line>
        <draw:line draw:style-name="gr97" draw:layer="layout" svg:x1="13.845cm" svg:y1="6.346cm" svg:x2="13.845cm" svg:y2="6.192cm">
          <text:p/>
        </draw:line>
        <draw:line draw:style-name="gr97" draw:layer="layout" svg:x1="13.769cm" svg:y1="6.269cm" svg:x2="13.922cm" svg:y2="6.269cm">
          <text:p/>
        </draw:line>
        <draw:line draw:style-name="gr97" draw:layer="layout" svg:x1="13.845cm" svg:y1="3.856cm" svg:x2="13.845cm" svg:y2="3.703cm">
          <text:p/>
        </draw:line>
        <draw:line draw:style-name="gr97" draw:layer="layout" svg:x1="13.769cm" svg:y1="3.779cm" svg:x2="13.922cm" svg:y2="3.779cm">
          <text:p/>
        </draw:line>
        <draw:line draw:style-name="gr97" draw:layer="layout" svg:x1="13.845cm" svg:y1="3.678cm" svg:x2="13.845cm" svg:y2="3.525cm">
          <text:p/>
        </draw:line>
        <draw:line draw:style-name="gr97" draw:layer="layout" svg:x1="13.769cm" svg:y1="3.602cm" svg:x2="13.922cm" svg:y2="3.602cm">
          <text:p/>
        </draw:line>
        <draw:line draw:style-name="gr97" draw:layer="layout" svg:x1="13.845cm" svg:y1="3.547cm" svg:x2="13.845cm" svg:y2="3.394cm">
          <text:p/>
        </draw:line>
        <draw:line draw:style-name="gr97" draw:layer="layout" svg:x1="13.769cm" svg:y1="3.47cm" svg:x2="13.922cm" svg:y2="3.47cm">
          <text:p/>
        </draw:line>
        <draw:line draw:style-name="gr97" draw:layer="layout" svg:x1="13.874cm" svg:y1="13.418cm" svg:x2="13.874cm" svg:y2="13.265cm">
          <text:p/>
        </draw:line>
        <draw:line draw:style-name="gr97" draw:layer="layout" svg:x1="13.798cm" svg:y1="13.341cm" svg:x2="13.951cm" svg:y2="13.341cm">
          <text:p/>
        </draw:line>
        <draw:line draw:style-name="gr97" draw:layer="layout" svg:x1="13.874cm" svg:y1="12.89cm" svg:x2="13.874cm" svg:y2="12.737cm">
          <text:p/>
        </draw:line>
        <draw:line draw:style-name="gr97" draw:layer="layout" svg:x1="13.798cm" svg:y1="12.813cm" svg:x2="13.951cm" svg:y2="12.813cm">
          <text:p/>
        </draw:line>
        <draw:line draw:style-name="gr97" draw:layer="layout" svg:x1="13.874cm" svg:y1="11.413cm" svg:x2="13.874cm" svg:y2="11.259cm">
          <text:p/>
        </draw:line>
        <draw:line draw:style-name="gr97" draw:layer="layout" svg:x1="13.798cm" svg:y1="11.336cm" svg:x2="13.951cm" svg:y2="11.336cm">
          <text:p/>
        </draw:line>
        <draw:line draw:style-name="gr97" draw:layer="layout" svg:x1="13.874cm" svg:y1="11.281cm" svg:x2="13.874cm" svg:y2="11.128cm">
          <text:p/>
        </draw:line>
        <draw:line draw:style-name="gr97" draw:layer="layout" svg:x1="13.798cm" svg:y1="11.205cm" svg:x2="13.951cm" svg:y2="11.205cm">
          <text:p/>
        </draw:line>
        <draw:line draw:style-name="gr97" draw:layer="layout" svg:x1="13.874cm" svg:y1="11.216cm" svg:x2="13.874cm" svg:y2="11.062cm">
          <text:p/>
        </draw:line>
        <draw:line draw:style-name="gr97" draw:layer="layout" svg:x1="13.798cm" svg:y1="11.139cm" svg:x2="13.951cm" svg:y2="11.139cm">
          <text:p/>
        </draw:line>
        <draw:line draw:style-name="gr97" draw:layer="layout" svg:x1="13.874cm" svg:y1="11.104cm" svg:x2="13.874cm" svg:y2="10.95cm">
          <text:p/>
        </draw:line>
        <draw:line draw:style-name="gr97" draw:layer="layout" svg:x1="13.798cm" svg:y1="11.027cm" svg:x2="13.951cm" svg:y2="11.027cm">
          <text:p/>
        </draw:line>
        <draw:line draw:style-name="gr97" draw:layer="layout" svg:x1="13.874cm" svg:y1="10.863cm" svg:x2="13.874cm" svg:y2="10.709cm">
          <text:p/>
        </draw:line>
        <draw:line draw:style-name="gr97" draw:layer="layout" svg:x1="13.798cm" svg:y1="10.786cm" svg:x2="13.951cm" svg:y2="10.786cm">
          <text:p/>
        </draw:line>
        <draw:line draw:style-name="gr97" draw:layer="layout" svg:x1="13.874cm" svg:y1="10.707cm" svg:x2="13.874cm" svg:y2="10.554cm">
          <text:p/>
        </draw:line>
        <draw:line draw:style-name="gr97" draw:layer="layout" svg:x1="13.798cm" svg:y1="10.63cm" svg:x2="13.951cm" svg:y2="10.63cm">
          <text:p/>
        </draw:line>
        <draw:line draw:style-name="gr97" draw:layer="layout" svg:x1="13.874cm" svg:y1="10.332cm" svg:x2="13.874cm" svg:y2="10.179cm">
          <text:p/>
        </draw:line>
        <draw:line draw:style-name="gr97" draw:layer="layout" svg:x1="13.798cm" svg:y1="10.255cm" svg:x2="13.951cm" svg:y2="10.255cm">
          <text:p/>
        </draw:line>
        <draw:line draw:style-name="gr97" draw:layer="layout" svg:x1="13.874cm" svg:y1="10.135cm" svg:x2="13.874cm" svg:y2="9.982cm">
          <text:p/>
        </draw:line>
        <draw:line draw:style-name="gr97" draw:layer="layout" svg:x1="13.798cm" svg:y1="10.058cm" svg:x2="13.951cm" svg:y2="10.058cm">
          <text:p/>
        </draw:line>
        <draw:line draw:style-name="gr97" draw:layer="layout" svg:x1="13.874cm" svg:y1="10.004cm" svg:x2="13.874cm" svg:y2="9.85cm">
          <text:p/>
        </draw:line>
        <draw:line draw:style-name="gr97" draw:layer="layout" svg:x1="13.798cm" svg:y1="9.927cm" svg:x2="13.951cm" svg:y2="9.927cm">
          <text:p/>
        </draw:line>
        <draw:line draw:style-name="gr97" draw:layer="layout" svg:x1="13.874cm" svg:y1="9.76cm" svg:x2="13.874cm" svg:y2="9.607cm">
          <text:p/>
        </draw:line>
        <draw:line draw:style-name="gr97" draw:layer="layout" svg:x1="13.798cm" svg:y1="9.684cm" svg:x2="13.951cm" svg:y2="9.684cm">
          <text:p/>
        </draw:line>
        <draw:line draw:style-name="gr97" draw:layer="layout" svg:x1="13.874cm" svg:y1="9.673cm" svg:x2="13.874cm" svg:y2="9.519cm">
          <text:p/>
        </draw:line>
        <draw:line draw:style-name="gr97" draw:layer="layout" svg:x1="13.798cm" svg:y1="9.596cm" svg:x2="13.951cm" svg:y2="9.596cm">
          <text:p/>
        </draw:line>
        <draw:line draw:style-name="gr97" draw:layer="layout" svg:x1="13.874cm" svg:y1="9.473cm" svg:x2="13.874cm" svg:y2="9.32cm">
          <text:p/>
        </draw:line>
        <draw:line draw:style-name="gr97" draw:layer="layout" svg:x1="13.798cm" svg:y1="9.396cm" svg:x2="13.951cm" svg:y2="9.396cm">
          <text:p/>
        </draw:line>
        <draw:line draw:style-name="gr97" draw:layer="layout" svg:x1="13.874cm" svg:y1="9.298cm" svg:x2="13.874cm" svg:y2="9.144cm">
          <text:p/>
        </draw:line>
        <draw:line draw:style-name="gr97" draw:layer="layout" svg:x1="13.798cm" svg:y1="9.221cm" svg:x2="13.951cm" svg:y2="9.221cm">
          <text:p/>
        </draw:line>
        <draw:line draw:style-name="gr97" draw:layer="layout" svg:x1="13.874cm" svg:y1="8.945cm" svg:x2="13.874cm" svg:y2="8.792cm">
          <text:p/>
        </draw:line>
        <draw:line draw:style-name="gr97" draw:layer="layout" svg:x1="13.798cm" svg:y1="8.868cm" svg:x2="13.951cm" svg:y2="8.868cm">
          <text:p/>
        </draw:line>
        <draw:line draw:style-name="gr97" draw:layer="layout" svg:x1="13.874cm" svg:y1="8.57cm" svg:x2="13.874cm" svg:y2="8.417cm">
          <text:p/>
        </draw:line>
        <draw:line draw:style-name="gr97" draw:layer="layout" svg:x1="13.798cm" svg:y1="8.493cm" svg:x2="13.951cm" svg:y2="8.493cm">
          <text:p/>
        </draw:line>
        <draw:line draw:style-name="gr97" draw:layer="layout" svg:x1="13.874cm" svg:y1="8.548cm" svg:x2="13.874cm" svg:y2="8.395cm">
          <text:p/>
        </draw:line>
        <draw:line draw:style-name="gr97" draw:layer="layout" svg:x1="13.798cm" svg:y1="8.472cm" svg:x2="13.951cm" svg:y2="8.472cm">
          <text:p/>
        </draw:line>
        <draw:line draw:style-name="gr97" draw:layer="layout" svg:x1="13.874cm" svg:y1="7.998cm" svg:x2="13.874cm" svg:y2="7.845cm">
          <text:p/>
        </draw:line>
        <draw:line draw:style-name="gr97" draw:layer="layout" svg:x1="13.798cm" svg:y1="7.921cm" svg:x2="13.951cm" svg:y2="7.921cm">
          <text:p/>
        </draw:line>
        <draw:line draw:style-name="gr97" draw:layer="layout" svg:x1="13.874cm" svg:y1="7.777cm" svg:x2="13.874cm" svg:y2="7.623cm">
          <text:p/>
        </draw:line>
        <draw:line draw:style-name="gr97" draw:layer="layout" svg:x1="13.798cm" svg:y1="7.7cm" svg:x2="13.951cm" svg:y2="7.7cm">
          <text:p/>
        </draw:line>
        <draw:line draw:style-name="gr97" draw:layer="layout" svg:x1="13.874cm" svg:y1="7.314cm" svg:x2="13.874cm" svg:y2="7.161cm">
          <text:p/>
        </draw:line>
        <draw:line draw:style-name="gr97" draw:layer="layout" svg:x1="13.798cm" svg:y1="7.238cm" svg:x2="13.951cm" svg:y2="7.238cm">
          <text:p/>
        </draw:line>
        <draw:line draw:style-name="gr97" draw:layer="layout" svg:x1="13.874cm" svg:y1="7.117cm" svg:x2="13.874cm" svg:y2="6.964cm">
          <text:p/>
        </draw:line>
        <draw:line draw:style-name="gr97" draw:layer="layout" svg:x1="13.798cm" svg:y1="7.04cm" svg:x2="13.951cm" svg:y2="7.04cm">
          <text:p/>
        </draw:line>
        <draw:line draw:style-name="gr97" draw:layer="layout" svg:x1="13.874cm" svg:y1="7.049cm" svg:x2="13.874cm" svg:y2="6.896cm">
          <text:p/>
        </draw:line>
        <draw:line draw:style-name="gr97" draw:layer="layout" svg:x1="13.798cm" svg:y1="6.972cm" svg:x2="13.951cm" svg:y2="6.972cm">
          <text:p/>
        </draw:line>
        <draw:line draw:style-name="gr97" draw:layer="layout" svg:x1="13.874cm" svg:y1="6.674cm" svg:x2="13.874cm" svg:y2="6.521cm">
          <text:p/>
        </draw:line>
        <draw:line draw:style-name="gr97" draw:layer="layout" svg:x1="13.798cm" svg:y1="6.598cm" svg:x2="13.951cm" svg:y2="6.598cm">
          <text:p/>
        </draw:line>
        <draw:line draw:style-name="gr97" draw:layer="layout" svg:x1="13.874cm" svg:y1="6.652cm" svg:x2="13.874cm" svg:y2="6.499cm">
          <text:p/>
        </draw:line>
        <draw:line draw:style-name="gr97" draw:layer="layout" svg:x1="13.798cm" svg:y1="6.576cm" svg:x2="13.951cm" svg:y2="6.576cm">
          <text:p/>
        </draw:line>
        <draw:line draw:style-name="gr97" draw:layer="layout" svg:x1="13.874cm" svg:y1="4.384cm" svg:x2="13.874cm" svg:y2="4.231cm">
          <text:p/>
        </draw:line>
        <draw:line draw:style-name="gr97" draw:layer="layout" svg:x1="13.798cm" svg:y1="4.307cm" svg:x2="13.951cm" svg:y2="4.307cm">
          <text:p/>
        </draw:line>
        <draw:line draw:style-name="gr97" draw:layer="layout" svg:x1="13.874cm" svg:y1="4.34cm" svg:x2="13.874cm" svg:y2="4.187cm">
          <text:p/>
        </draw:line>
        <draw:line draw:style-name="gr97" draw:layer="layout" svg:x1="13.798cm" svg:y1="4.264cm" svg:x2="13.951cm" svg:y2="4.264cm">
          <text:p/>
        </draw:line>
        <draw:line draw:style-name="gr97" draw:layer="layout" svg:x1="13.874cm" svg:y1="3.128cm" svg:x2="13.874cm" svg:y2="2.975cm">
          <text:p/>
        </draw:line>
        <draw:line draw:style-name="gr97" draw:layer="layout" svg:x1="13.798cm" svg:y1="3.052cm" svg:x2="13.951cm" svg:y2="3.052cm">
          <text:p/>
        </draw:line>
        <draw:line draw:style-name="gr97" draw:layer="layout" svg:x1="13.874cm" svg:y1="3.041cm" svg:x2="13.874cm" svg:y2="2.887cm">
          <text:p/>
        </draw:line>
        <draw:line draw:style-name="gr97" draw:layer="layout" svg:x1="13.798cm" svg:y1="2.964cm" svg:x2="13.951cm" svg:y2="2.964cm">
          <text:p/>
        </draw:line>
        <draw:line draw:style-name="gr97" draw:layer="layout" svg:x1="13.906cm" svg:y1="13.396cm" svg:x2="13.906cm" svg:y2="13.243cm">
          <text:p/>
        </draw:line>
        <draw:line draw:style-name="gr97" draw:layer="layout" svg:x1="13.829cm" svg:y1="13.32cm" svg:x2="13.983cm" svg:y2="13.32cm">
          <text:p/>
        </draw:line>
        <draw:line draw:style-name="gr97" draw:layer="layout" svg:x1="13.906cm" svg:y1="12.228cm" svg:x2="13.906cm" svg:y2="12.075cm">
          <text:p/>
        </draw:line>
        <draw:line draw:style-name="gr97" draw:layer="layout" svg:x1="13.829cm" svg:y1="12.151cm" svg:x2="13.983cm" svg:y2="12.151cm">
          <text:p/>
        </draw:line>
        <draw:line draw:style-name="gr97" draw:layer="layout" svg:x1="13.906cm" svg:y1="12.053cm" svg:x2="13.906cm" svg:y2="11.899cm">
          <text:p/>
        </draw:line>
        <draw:line draw:style-name="gr97" draw:layer="layout" svg:x1="13.829cm" svg:y1="11.976cm" svg:x2="13.983cm" svg:y2="11.976cm">
          <text:p/>
        </draw:line>
        <draw:line draw:style-name="gr97" draw:layer="layout" svg:x1="13.906cm" svg:y1="11.656cm" svg:x2="13.906cm" svg:y2="11.503cm">
          <text:p/>
        </draw:line>
        <draw:line draw:style-name="gr97" draw:layer="layout" svg:x1="13.829cm" svg:y1="11.579cm" svg:x2="13.983cm" svg:y2="11.579cm">
          <text:p/>
        </draw:line>
        <draw:line draw:style-name="gr97" draw:layer="layout" svg:x1="13.906cm" svg:y1="11.303cm" svg:x2="13.906cm" svg:y2="11.15cm">
          <text:p/>
        </draw:line>
        <draw:line draw:style-name="gr97" draw:layer="layout" svg:x1="13.829cm" svg:y1="11.227cm" svg:x2="13.983cm" svg:y2="11.227cm">
          <text:p/>
        </draw:line>
        <draw:line draw:style-name="gr97" draw:layer="layout" svg:x1="13.906cm" svg:y1="11.104cm" svg:x2="13.906cm" svg:y2="10.95cm">
          <text:p/>
        </draw:line>
        <draw:line draw:style-name="gr97" draw:layer="layout" svg:x1="13.829cm" svg:y1="11.027cm" svg:x2="13.983cm" svg:y2="11.027cm">
          <text:p/>
        </draw:line>
        <draw:line draw:style-name="gr97" draw:layer="layout" svg:x1="13.906cm" svg:y1="11.06cm" svg:x2="13.906cm" svg:y2="10.906cm">
          <text:p/>
        </draw:line>
        <draw:line draw:style-name="gr97" draw:layer="layout" svg:x1="13.829cm" svg:y1="10.983cm" svg:x2="13.983cm" svg:y2="10.983cm">
          <text:p/>
        </draw:line>
        <draw:line draw:style-name="gr97" draw:layer="layout" svg:x1="13.906cm" svg:y1="10.906cm" svg:x2="13.906cm" svg:y2="10.753cm">
          <text:p/>
        </draw:line>
        <draw:line draw:style-name="gr97" draw:layer="layout" svg:x1="13.829cm" svg:y1="10.83cm" svg:x2="13.983cm" svg:y2="10.83cm">
          <text:p/>
        </draw:line>
        <draw:line draw:style-name="gr97" draw:layer="layout" svg:x1="13.906cm" svg:y1="10.775cm" svg:x2="13.906cm" svg:y2="10.622cm">
          <text:p/>
        </draw:line>
        <draw:line draw:style-name="gr97" draw:layer="layout" svg:x1="13.829cm" svg:y1="10.698cm" svg:x2="13.983cm" svg:y2="10.698cm">
          <text:p/>
        </draw:line>
        <draw:line draw:style-name="gr97" draw:layer="layout" svg:x1="13.906cm" svg:y1="10.488cm" svg:x2="13.906cm" svg:y2="10.335cm">
          <text:p/>
        </draw:line>
        <draw:line draw:style-name="gr97" draw:layer="layout" svg:x1="13.829cm" svg:y1="10.411cm" svg:x2="13.983cm" svg:y2="10.411cm">
          <text:p/>
        </draw:line>
        <draw:line draw:style-name="gr97" draw:layer="layout" svg:x1="13.906cm" svg:y1="10.047cm" svg:x2="13.906cm" svg:y2="9.894cm">
          <text:p/>
        </draw:line>
        <draw:line draw:style-name="gr97" draw:layer="layout" svg:x1="13.829cm" svg:y1="9.971cm" svg:x2="13.983cm" svg:y2="9.971cm">
          <text:p/>
        </draw:line>
        <draw:line draw:style-name="gr97" draw:layer="layout" svg:x1="13.906cm" svg:y1="10.004cm" svg:x2="13.906cm" svg:y2="9.85cm">
          <text:p/>
        </draw:line>
        <draw:line draw:style-name="gr97" draw:layer="layout" svg:x1="13.829cm" svg:y1="9.927cm" svg:x2="13.983cm" svg:y2="9.927cm">
          <text:p/>
        </draw:line>
        <draw:line draw:style-name="gr97" draw:layer="layout" svg:x1="13.906cm" svg:y1="9.629cm" svg:x2="13.906cm" svg:y2="9.475cm">
          <text:p/>
        </draw:line>
        <draw:line draw:style-name="gr97" draw:layer="layout" svg:x1="13.829cm" svg:y1="9.552cm" svg:x2="13.983cm" svg:y2="9.552cm">
          <text:p/>
        </draw:line>
        <draw:line draw:style-name="gr97" draw:layer="layout" svg:x1="13.906cm" svg:y1="9.342cm" svg:x2="13.906cm" svg:y2="9.188cm">
          <text:p/>
        </draw:line>
        <draw:line draw:style-name="gr97" draw:layer="layout" svg:x1="13.829cm" svg:y1="9.265cm" svg:x2="13.983cm" svg:y2="9.265cm">
          <text:p/>
        </draw:line>
        <draw:line draw:style-name="gr97" draw:layer="layout" svg:x1="13.906cm" svg:y1="9.144cm" svg:x2="13.906cm" svg:y2="8.991cm">
          <text:p/>
        </draw:line>
        <draw:line draw:style-name="gr97" draw:layer="layout" svg:x1="13.829cm" svg:y1="9.068cm" svg:x2="13.983cm" svg:y2="9.068cm">
          <text:p/>
        </draw:line>
        <draw:line draw:style-name="gr97" draw:layer="layout" svg:x1="13.906cm" svg:y1="8.68cm" svg:x2="13.906cm" svg:y2="8.526cm">
          <text:p/>
        </draw:line>
        <draw:line draw:style-name="gr97" draw:layer="layout" svg:x1="13.829cm" svg:y1="8.603cm" svg:x2="13.983cm" svg:y2="8.603cm">
          <text:p/>
        </draw:line>
        <draw:line draw:style-name="gr97" draw:layer="layout" svg:x1="13.906cm" svg:y1="8.042cm" svg:x2="13.906cm" svg:y2="7.889cm">
          <text:p/>
        </draw:line>
        <draw:line draw:style-name="gr97" draw:layer="layout" svg:x1="13.829cm" svg:y1="7.965cm" svg:x2="13.983cm" svg:y2="7.965cm">
          <text:p/>
        </draw:line>
        <draw:line draw:style-name="gr97" draw:layer="layout" svg:x1="13.906cm" svg:y1="7.886cm" svg:x2="13.906cm" svg:y2="7.733cm">
          <text:p/>
        </draw:line>
        <draw:line draw:style-name="gr97" draw:layer="layout" svg:x1="13.829cm" svg:y1="7.81cm" svg:x2="13.983cm" svg:y2="7.81cm">
          <text:p/>
        </draw:line>
        <draw:line draw:style-name="gr97" draw:layer="layout" svg:x1="13.906cm" svg:y1="7.667cm" svg:x2="13.906cm" svg:y2="7.514cm">
          <text:p/>
        </draw:line>
        <draw:line draw:style-name="gr97" draw:layer="layout" svg:x1="13.829cm" svg:y1="7.591cm" svg:x2="13.983cm" svg:y2="7.591cm">
          <text:p/>
        </draw:line>
        <draw:line draw:style-name="gr97" draw:layer="layout" svg:x1="13.906cm" svg:y1="7.292cm" svg:x2="13.906cm" svg:y2="7.139cm">
          <text:p/>
        </draw:line>
        <draw:line draw:style-name="gr97" draw:layer="layout" svg:x1="13.829cm" svg:y1="7.216cm" svg:x2="13.983cm" svg:y2="7.216cm">
          <text:p/>
        </draw:line>
        <draw:line draw:style-name="gr97" draw:layer="layout" svg:x1="13.906cm" svg:y1="7.27cm" svg:x2="13.906cm" svg:y2="7.117cm">
          <text:p/>
        </draw:line>
        <draw:line draw:style-name="gr97" draw:layer="layout" svg:x1="13.829cm" svg:y1="7.194cm" svg:x2="13.983cm" svg:y2="7.194cm">
          <text:p/>
        </draw:line>
        <draw:line draw:style-name="gr97" draw:layer="layout" svg:x1="13.906cm" svg:y1="4.559cm" svg:x2="13.906cm" svg:y2="4.406cm">
          <text:p/>
        </draw:line>
        <draw:line draw:style-name="gr97" draw:layer="layout" svg:x1="13.829cm" svg:y1="4.483cm" svg:x2="13.983cm" svg:y2="4.483cm">
          <text:p/>
        </draw:line>
        <draw:line draw:style-name="gr97" draw:layer="layout" svg:x1="13.906cm" svg:y1="4.384cm" svg:x2="13.906cm" svg:y2="4.231cm">
          <text:p/>
        </draw:line>
        <draw:line draw:style-name="gr97" draw:layer="layout" svg:x1="13.829cm" svg:y1="4.307cm" svg:x2="13.983cm" svg:y2="4.307cm">
          <text:p/>
        </draw:line>
        <draw:line draw:style-name="gr97" draw:layer="layout" svg:x1="13.906cm" svg:y1="3.766cm" svg:x2="13.906cm" svg:y2="3.613cm">
          <text:p/>
        </draw:line>
        <draw:line draw:style-name="gr97" draw:layer="layout" svg:x1="13.829cm" svg:y1="3.689cm" svg:x2="13.983cm" svg:y2="3.689cm">
          <text:p/>
        </draw:line>
        <draw:line draw:style-name="gr97" draw:layer="layout" svg:x1="13.906cm" svg:y1="3.722cm" svg:x2="13.906cm" svg:y2="3.569cm">
          <text:p/>
        </draw:line>
        <draw:line draw:style-name="gr97" draw:layer="layout" svg:x1="13.829cm" svg:y1="3.645cm" svg:x2="13.983cm" svg:y2="3.645cm">
          <text:p/>
        </draw:line>
        <draw:line draw:style-name="gr97" draw:layer="layout" svg:x1="13.906cm" svg:y1="3.525cm" svg:x2="13.906cm" svg:y2="3.372cm">
          <text:p/>
        </draw:line>
        <draw:line draw:style-name="gr97" draw:layer="layout" svg:x1="13.829cm" svg:y1="3.448cm" svg:x2="13.983cm" svg:y2="3.448cm">
          <text:p/>
        </draw:line>
        <draw:line draw:style-name="gr97" draw:layer="layout" svg:x1="13.935cm" svg:y1="12.668cm" svg:x2="13.935cm" svg:y2="12.515cm">
          <text:p/>
        </draw:line>
        <draw:line draw:style-name="gr97" draw:layer="layout" svg:x1="13.859cm" svg:y1="12.592cm" svg:x2="14.012cm" svg:y2="12.592cm">
          <text:p/>
        </draw:line>
        <draw:line draw:style-name="gr97" draw:layer="layout" svg:x1="13.935cm" svg:y1="12.559cm" svg:x2="13.935cm" svg:y2="12.406cm">
          <text:p/>
        </draw:line>
        <draw:line draw:style-name="gr97" draw:layer="layout" svg:x1="13.859cm" svg:y1="12.482cm" svg:x2="14.012cm" svg:y2="12.482cm">
          <text:p/>
        </draw:line>
        <draw:line draw:style-name="gr97" draw:layer="layout" svg:x1="13.935cm" svg:y1="12.206cm" svg:x2="13.935cm" svg:y2="12.053cm">
          <text:p/>
        </draw:line>
        <draw:line draw:style-name="gr97" draw:layer="layout" svg:x1="13.859cm" svg:y1="12.129cm" svg:x2="14.012cm" svg:y2="12.129cm">
          <text:p/>
        </draw:line>
        <draw:line draw:style-name="gr97" draw:layer="layout" svg:x1="13.935cm" svg:y1="11.5cm" svg:x2="13.935cm" svg:y2="11.347cm">
          <text:p/>
        </draw:line>
        <draw:line draw:style-name="gr97" draw:layer="layout" svg:x1="13.859cm" svg:y1="11.424cm" svg:x2="14.012cm" svg:y2="11.424cm">
          <text:p/>
        </draw:line>
        <draw:line draw:style-name="gr97" draw:layer="layout" svg:x1="13.935cm" svg:y1="11.457cm" svg:x2="13.935cm" svg:y2="11.303cm">
          <text:p/>
        </draw:line>
        <draw:line draw:style-name="gr97" draw:layer="layout" svg:x1="13.859cm" svg:y1="11.38cm" svg:x2="14.012cm" svg:y2="11.38cm">
          <text:p/>
        </draw:line>
        <draw:line draw:style-name="gr97" draw:layer="layout" svg:x1="13.935cm" svg:y1="11.435cm" svg:x2="13.935cm" svg:y2="11.281cm">
          <text:p/>
        </draw:line>
        <draw:line draw:style-name="gr97" draw:layer="layout" svg:x1="13.859cm" svg:y1="11.358cm" svg:x2="14.012cm" svg:y2="11.358cm">
          <text:p/>
        </draw:line>
        <draw:line draw:style-name="gr97" draw:layer="layout" svg:x1="13.935cm" svg:y1="11.038cm" svg:x2="13.935cm" svg:y2="10.885cm">
          <text:p/>
        </draw:line>
        <draw:line draw:style-name="gr97" draw:layer="layout" svg:x1="13.859cm" svg:y1="10.961cm" svg:x2="14.012cm" svg:y2="10.961cm">
          <text:p/>
        </draw:line>
        <draw:line draw:style-name="gr97" draw:layer="layout" svg:x1="13.935cm" svg:y1="10.444cm" svg:x2="13.935cm" svg:y2="10.291cm">
          <text:p/>
        </draw:line>
        <draw:line draw:style-name="gr97" draw:layer="layout" svg:x1="13.859cm" svg:y1="10.367cm" svg:x2="14.012cm" svg:y2="10.367cm">
          <text:p/>
        </draw:line>
        <draw:line draw:style-name="gr97" draw:layer="layout" svg:x1="13.935cm" svg:y1="10.157cm" svg:x2="13.935cm" svg:y2="10.004cm">
          <text:p/>
        </draw:line>
        <draw:line draw:style-name="gr97" draw:layer="layout" svg:x1="13.859cm" svg:y1="10.08cm" svg:x2="14.012cm" svg:y2="10.08cm">
          <text:p/>
        </draw:line>
        <draw:line draw:style-name="gr97" draw:layer="layout" svg:x1="13.935cm" svg:y1="10.069cm" svg:x2="13.935cm" svg:y2="9.916cm">
          <text:p/>
        </draw:line>
        <draw:line draw:style-name="gr97" draw:layer="layout" svg:x1="13.859cm" svg:y1="9.993cm" svg:x2="14.012cm" svg:y2="9.993cm">
          <text:p/>
        </draw:line>
        <draw:line draw:style-name="gr97" draw:layer="layout" svg:x1="13.935cm" svg:y1="9.96cm" svg:x2="13.935cm" svg:y2="9.806cm">
          <text:p/>
        </draw:line>
        <draw:line draw:style-name="gr97" draw:layer="layout" svg:x1="13.859cm" svg:y1="9.883cm" svg:x2="14.012cm" svg:y2="9.883cm">
          <text:p/>
        </draw:line>
        <draw:line draw:style-name="gr97" draw:layer="layout" svg:x1="13.935cm" svg:y1="9.76cm" svg:x2="13.935cm" svg:y2="9.607cm">
          <text:p/>
        </draw:line>
        <draw:line draw:style-name="gr97" draw:layer="layout" svg:x1="13.859cm" svg:y1="9.684cm" svg:x2="14.012cm" svg:y2="9.684cm">
          <text:p/>
        </draw:line>
        <draw:line draw:style-name="gr97" draw:layer="layout" svg:x1="13.935cm" svg:y1="9.585cm" svg:x2="13.935cm" svg:y2="9.432cm">
          <text:p/>
        </draw:line>
        <draw:line draw:style-name="gr97" draw:layer="layout" svg:x1="13.859cm" svg:y1="9.508cm" svg:x2="14.012cm" svg:y2="9.508cm">
          <text:p/>
        </draw:line>
        <draw:line draw:style-name="gr97" draw:layer="layout" svg:x1="13.935cm" svg:y1="9.517cm" svg:x2="13.935cm" svg:y2="9.363cm">
          <text:p/>
        </draw:line>
        <draw:line draw:style-name="gr97" draw:layer="layout" svg:x1="13.859cm" svg:y1="9.44cm" svg:x2="14.012cm" svg:y2="9.44cm">
          <text:p/>
        </draw:line>
        <draw:line draw:style-name="gr97" draw:layer="layout" svg:x1="13.935cm" svg:y1="9.451cm" svg:x2="13.935cm" svg:y2="9.298cm">
          <text:p/>
        </draw:line>
        <draw:line draw:style-name="gr97" draw:layer="layout" svg:x1="13.859cm" svg:y1="9.374cm" svg:x2="14.012cm" svg:y2="9.374cm">
          <text:p/>
        </draw:line>
        <draw:line draw:style-name="gr97" draw:layer="layout" svg:x1="13.935cm" svg:y1="8.68cm" svg:x2="13.935cm" svg:y2="8.526cm">
          <text:p/>
        </draw:line>
        <draw:line draw:style-name="gr97" draw:layer="layout" svg:x1="13.859cm" svg:y1="8.603cm" svg:x2="14.012cm" svg:y2="8.603cm">
          <text:p/>
        </draw:line>
        <draw:line draw:style-name="gr97" draw:layer="layout" svg:x1="13.935cm" svg:y1="8.305cm" svg:x2="13.935cm" svg:y2="8.151cm">
          <text:p/>
        </draw:line>
        <draw:line draw:style-name="gr97" draw:layer="layout" svg:x1="13.859cm" svg:y1="8.228cm" svg:x2="14.012cm" svg:y2="8.228cm">
          <text:p/>
        </draw:line>
        <draw:line draw:style-name="gr97" draw:layer="layout" svg:x1="13.935cm" svg:y1="7.645cm" svg:x2="13.935cm" svg:y2="7.492cm">
          <text:p/>
        </draw:line>
        <draw:line draw:style-name="gr97" draw:layer="layout" svg:x1="13.859cm" svg:y1="7.569cm" svg:x2="14.012cm" svg:y2="7.569cm">
          <text:p/>
        </draw:line>
        <draw:line draw:style-name="gr97" draw:layer="layout" svg:x1="13.935cm" svg:y1="7.558cm" svg:x2="13.935cm" svg:y2="7.404cm">
          <text:p/>
        </draw:line>
        <draw:line draw:style-name="gr97" draw:layer="layout" svg:x1="13.859cm" svg:y1="7.481cm" svg:x2="14.012cm" svg:y2="7.481cm">
          <text:p/>
        </draw:line>
        <draw:line draw:style-name="gr97" draw:layer="layout" svg:x1="13.935cm" svg:y1="7.468cm" svg:x2="13.935cm" svg:y2="7.314cm">
          <text:p/>
        </draw:line>
        <draw:line draw:style-name="gr97" draw:layer="layout" svg:x1="13.859cm" svg:y1="7.391cm" svg:x2="14.012cm" svg:y2="7.391cm">
          <text:p/>
        </draw:line>
        <draw:line draw:style-name="gr97" draw:layer="layout" svg:x1="13.935cm" svg:y1="5.221cm" svg:x2="13.935cm" svg:y2="5.068cm">
          <text:p/>
        </draw:line>
        <draw:line draw:style-name="gr97" draw:layer="layout" svg:x1="13.859cm" svg:y1="5.145cm" svg:x2="14.012cm" svg:y2="5.145cm">
          <text:p/>
        </draw:line>
        <draw:line draw:style-name="gr97" draw:layer="layout" svg:x1="13.935cm" svg:y1="4.228cm" svg:x2="13.935cm" svg:y2="4.075cm">
          <text:p/>
        </draw:line>
        <draw:line draw:style-name="gr97" draw:layer="layout" svg:x1="13.859cm" svg:y1="4.152cm" svg:x2="14.012cm" svg:y2="4.152cm">
          <text:p/>
        </draw:line>
        <draw:line draw:style-name="gr97" draw:layer="layout" svg:x1="13.935cm" svg:y1="3.7cm" svg:x2="13.935cm" svg:y2="3.547cm">
          <text:p/>
        </draw:line>
        <draw:line draw:style-name="gr97" draw:layer="layout" svg:x1="13.859cm" svg:y1="3.623cm" svg:x2="14.012cm" svg:y2="3.623cm">
          <text:p/>
        </draw:line>
        <draw:line draw:style-name="gr97" draw:layer="layout" svg:x1="13.967cm" svg:y1="13.065cm" svg:x2="13.967cm" svg:y2="12.912cm">
          <text:p/>
        </draw:line>
        <draw:line draw:style-name="gr97" draw:layer="layout" svg:x1="13.89cm" svg:y1="12.989cm" svg:x2="14.044cm" svg:y2="12.989cm">
          <text:p/>
        </draw:line>
        <draw:line draw:style-name="gr97" draw:layer="layout" svg:x1="13.967cm" svg:y1="12.756cm" svg:x2="13.967cm" svg:y2="12.603cm">
          <text:p/>
        </draw:line>
        <draw:line draw:style-name="gr97" draw:layer="layout" svg:x1="13.89cm" svg:y1="12.679cm" svg:x2="14.044cm" svg:y2="12.679cm">
          <text:p/>
        </draw:line>
        <draw:line draw:style-name="gr97" draw:layer="layout" svg:x1="13.967cm" svg:y1="12.338cm" svg:x2="13.967cm" svg:y2="12.184cm">
          <text:p/>
        </draw:line>
        <draw:line draw:style-name="gr97" draw:layer="layout" svg:x1="13.89cm" svg:y1="12.261cm" svg:x2="14.044cm" svg:y2="12.261cm">
          <text:p/>
        </draw:line>
        <draw:line draw:style-name="gr97" draw:layer="layout" svg:x1="13.967cm" svg:y1="11.787cm" svg:x2="13.967cm" svg:y2="11.634cm">
          <text:p/>
        </draw:line>
        <draw:line draw:style-name="gr97" draw:layer="layout" svg:x1="13.89cm" svg:y1="11.711cm" svg:x2="14.044cm" svg:y2="11.711cm">
          <text:p/>
        </draw:line>
        <draw:line draw:style-name="gr97" draw:layer="layout" svg:x1="13.967cm" svg:y1="11.766cm" svg:x2="13.967cm" svg:y2="11.612cm">
          <text:p/>
        </draw:line>
        <draw:line draw:style-name="gr97" draw:layer="layout" svg:x1="13.89cm" svg:y1="11.689cm" svg:x2="14.044cm" svg:y2="11.689cm">
          <text:p/>
        </draw:line>
        <draw:line draw:style-name="gr97" draw:layer="layout" svg:x1="13.967cm" svg:y1="11.678cm" svg:x2="13.967cm" svg:y2="11.525cm">
          <text:p/>
        </draw:line>
        <draw:line draw:style-name="gr97" draw:layer="layout" svg:x1="13.89cm" svg:y1="11.601cm" svg:x2="14.044cm" svg:y2="11.601cm">
          <text:p/>
        </draw:line>
        <draw:line draw:style-name="gr97" draw:layer="layout" svg:x1="13.967cm" svg:y1="11.435cm" svg:x2="13.967cm" svg:y2="11.281cm">
          <text:p/>
        </draw:line>
        <draw:line draw:style-name="gr97" draw:layer="layout" svg:x1="13.89cm" svg:y1="11.358cm" svg:x2="14.044cm" svg:y2="11.358cm">
          <text:p/>
        </draw:line>
        <draw:line draw:style-name="gr97" draw:layer="layout" svg:x1="13.967cm" svg:y1="11.413cm" svg:x2="13.967cm" svg:y2="11.259cm">
          <text:p/>
        </draw:line>
        <draw:line draw:style-name="gr97" draw:layer="layout" svg:x1="13.89cm" svg:y1="11.336cm" svg:x2="14.044cm" svg:y2="11.336cm">
          <text:p/>
        </draw:line>
        <draw:line draw:style-name="gr97" draw:layer="layout" svg:x1="13.967cm" svg:y1="11.325cm" svg:x2="13.967cm" svg:y2="11.172cm">
          <text:p/>
        </draw:line>
        <draw:line draw:style-name="gr97" draw:layer="layout" svg:x1="13.89cm" svg:y1="11.248cm" svg:x2="14.044cm" svg:y2="11.248cm">
          <text:p/>
        </draw:line>
        <draw:line draw:style-name="gr97" draw:layer="layout" svg:x1="13.967cm" svg:y1="11.104cm" svg:x2="13.967cm" svg:y2="10.95cm">
          <text:p/>
        </draw:line>
        <draw:line draw:style-name="gr97" draw:layer="layout" svg:x1="13.89cm" svg:y1="11.027cm" svg:x2="14.044cm" svg:y2="11.027cm">
          <text:p/>
        </draw:line>
        <draw:line draw:style-name="gr97" draw:layer="layout" svg:x1="13.967cm" svg:y1="11.016cm" svg:x2="13.967cm" svg:y2="10.863cm">
          <text:p/>
        </draw:line>
        <draw:line draw:style-name="gr97" draw:layer="layout" svg:x1="13.89cm" svg:y1="10.939cm" svg:x2="14.044cm" svg:y2="10.939cm">
          <text:p/>
        </draw:line>
        <draw:line draw:style-name="gr97" draw:layer="layout" svg:x1="13.967cm" svg:y1="10.532cm" svg:x2="13.967cm" svg:y2="10.378cm">
          <text:p/>
        </draw:line>
        <draw:line draw:style-name="gr97" draw:layer="layout" svg:x1="13.89cm" svg:y1="10.455cm" svg:x2="14.044cm" svg:y2="10.455cm">
          <text:p/>
        </draw:line>
        <draw:line draw:style-name="gr97" draw:layer="layout" svg:x1="13.967cm" svg:y1="10.047cm" svg:x2="13.967cm" svg:y2="9.894cm">
          <text:p/>
        </draw:line>
        <draw:line draw:style-name="gr97" draw:layer="layout" svg:x1="13.89cm" svg:y1="9.971cm" svg:x2="14.044cm" svg:y2="9.971cm">
          <text:p/>
        </draw:line>
        <draw:line draw:style-name="gr97" draw:layer="layout" svg:x1="13.967cm" svg:y1="9.716cm" svg:x2="13.967cm" svg:y2="9.563cm">
          <text:p/>
        </draw:line>
        <draw:line draw:style-name="gr97" draw:layer="layout" svg:x1="13.89cm" svg:y1="9.64cm" svg:x2="14.044cm" svg:y2="9.64cm">
          <text:p/>
        </draw:line>
        <draw:line draw:style-name="gr97" draw:layer="layout" svg:x1="13.967cm" svg:y1="9.32cm" svg:x2="13.967cm" svg:y2="9.166cm">
          <text:p/>
        </draw:line>
        <draw:line draw:style-name="gr97" draw:layer="layout" svg:x1="13.89cm" svg:y1="9.243cm" svg:x2="14.044cm" svg:y2="9.243cm">
          <text:p/>
        </draw:line>
        <draw:line draw:style-name="gr97" draw:layer="layout" svg:x1="13.967cm" svg:y1="9.144cm" svg:x2="13.967cm" svg:y2="8.991cm">
          <text:p/>
        </draw:line>
        <draw:line draw:style-name="gr97" draw:layer="layout" svg:x1="13.89cm" svg:y1="9.068cm" svg:x2="14.044cm" svg:y2="9.068cm">
          <text:p/>
        </draw:line>
        <draw:line draw:style-name="gr97" draw:layer="layout" svg:x1="13.967cm" svg:y1="8.748cm" svg:x2="13.967cm" svg:y2="8.594cm">
          <text:p/>
        </draw:line>
        <draw:line draw:style-name="gr97" draw:layer="layout" svg:x1="13.89cm" svg:y1="8.671cm" svg:x2="14.044cm" svg:y2="8.671cm">
          <text:p/>
        </draw:line>
        <draw:line draw:style-name="gr97" draw:layer="layout" svg:x1="13.967cm" svg:y1="8.526cm" svg:x2="13.967cm" svg:y2="8.373cm">
          <text:p/>
        </draw:line>
        <draw:line draw:style-name="gr97" draw:layer="layout" svg:x1="13.89cm" svg:y1="8.45cm" svg:x2="14.044cm" svg:y2="8.45cm">
          <text:p/>
        </draw:line>
        <draw:line draw:style-name="gr97" draw:layer="layout" svg:x1="13.967cm" svg:y1="8.305cm" svg:x2="13.967cm" svg:y2="8.151cm">
          <text:p/>
        </draw:line>
        <draw:line draw:style-name="gr97" draw:layer="layout" svg:x1="13.89cm" svg:y1="8.228cm" svg:x2="14.044cm" svg:y2="8.228cm">
          <text:p/>
        </draw:line>
        <draw:line draw:style-name="gr97" draw:layer="layout" svg:x1="13.967cm" svg:y1="5.552cm" svg:x2="13.967cm" svg:y2="5.399cm">
          <text:p/>
        </draw:line>
        <draw:line draw:style-name="gr97" draw:layer="layout" svg:x1="13.89cm" svg:y1="5.476cm" svg:x2="14.044cm" svg:y2="5.476cm">
          <text:p/>
        </draw:line>
        <draw:line draw:style-name="gr97" draw:layer="layout" svg:x1="13.967cm" svg:y1="4.581cm" svg:x2="13.967cm" svg:y2="4.428cm">
          <text:p/>
        </draw:line>
        <draw:line draw:style-name="gr97" draw:layer="layout" svg:x1="13.89cm" svg:y1="4.505cm" svg:x2="14.044cm" svg:y2="4.505cm">
          <text:p/>
        </draw:line>
        <draw:line draw:style-name="gr97" draw:layer="layout" svg:x1="13.967cm" svg:y1="3.041cm" svg:x2="13.967cm" svg:y2="2.887cm">
          <text:p/>
        </draw:line>
        <draw:line draw:style-name="gr97" draw:layer="layout" svg:x1="13.89cm" svg:y1="2.964cm" svg:x2="14.044cm" svg:y2="2.964cm">
          <text:p/>
        </draw:line>
        <draw:line draw:style-name="gr97" draw:layer="layout" svg:x1="13.967cm" svg:y1="2.929cm" svg:x2="13.967cm" svg:y2="2.775cm">
          <text:p/>
        </draw:line>
        <draw:line draw:style-name="gr97" draw:layer="layout" svg:x1="13.89cm" svg:y1="2.852cm" svg:x2="14.044cm" svg:y2="2.852cm">
          <text:p/>
        </draw:line>
        <draw:line draw:style-name="gr97" draw:layer="layout" svg:x1="13.996cm" svg:y1="13.221cm" svg:x2="13.996cm" svg:y2="13.068cm">
          <text:p/>
        </draw:line>
        <draw:line draw:style-name="gr97" draw:layer="layout" svg:x1="13.919cm" svg:y1="13.144cm" svg:x2="14.073cm" svg:y2="13.144cm">
          <text:p/>
        </draw:line>
        <draw:line draw:style-name="gr97" draw:layer="layout" svg:x1="13.996cm" svg:y1="12.647cm" svg:x2="13.996cm" svg:y2="12.493cm">
          <text:p/>
        </draw:line>
        <draw:line draw:style-name="gr97" draw:layer="layout" svg:x1="13.919cm" svg:y1="12.57cm" svg:x2="14.073cm" svg:y2="12.57cm">
          <text:p/>
        </draw:line>
        <draw:line draw:style-name="gr97" draw:layer="layout" svg:x1="13.996cm" svg:y1="12.515cm" svg:x2="13.996cm" svg:y2="12.362cm">
          <text:p/>
        </draw:line>
        <draw:line draw:style-name="gr97" draw:layer="layout" svg:x1="13.919cm" svg:y1="12.439cm" svg:x2="14.073cm" svg:y2="12.439cm">
          <text:p/>
        </draw:line>
        <draw:line draw:style-name="gr97" draw:layer="layout" svg:x1="13.996cm" svg:y1="12.449cm" svg:x2="13.996cm" svg:y2="12.296cm">
          <text:p/>
        </draw:line>
        <draw:line draw:style-name="gr97" draw:layer="layout" svg:x1="13.919cm" svg:y1="12.373cm" svg:x2="14.073cm" svg:y2="12.373cm">
          <text:p/>
        </draw:line>
        <draw:line draw:style-name="gr97" draw:layer="layout" svg:x1="13.996cm" svg:y1="11.941cm" svg:x2="13.996cm" svg:y2="11.787cm">
          <text:p/>
        </draw:line>
        <draw:line draw:style-name="gr97" draw:layer="layout" svg:x1="13.919cm" svg:y1="11.864cm" svg:x2="14.073cm" svg:y2="11.864cm">
          <text:p/>
        </draw:line>
        <draw:line draw:style-name="gr97" draw:layer="layout" svg:x1="13.996cm" svg:y1="11.897cm" svg:x2="13.996cm" svg:y2="11.744cm">
          <text:p/>
        </draw:line>
        <draw:line draw:style-name="gr97" draw:layer="layout" svg:x1="13.919cm" svg:y1="11.82cm" svg:x2="14.073cm" svg:y2="11.82cm">
          <text:p/>
        </draw:line>
        <draw:line draw:style-name="gr97" draw:layer="layout" svg:x1="13.996cm" svg:y1="11.59cm" svg:x2="13.996cm" svg:y2="11.437cm">
          <text:p/>
        </draw:line>
        <draw:line draw:style-name="gr97" draw:layer="layout" svg:x1="13.919cm" svg:y1="11.514cm" svg:x2="14.073cm" svg:y2="11.514cm">
          <text:p/>
        </draw:line>
        <draw:line draw:style-name="gr97" draw:layer="layout" svg:x1="13.996cm" svg:y1="11.281cm" svg:x2="13.996cm" svg:y2="11.128cm">
          <text:p/>
        </draw:line>
        <draw:line draw:style-name="gr97" draw:layer="layout" svg:x1="13.919cm" svg:y1="11.205cm" svg:x2="14.073cm" svg:y2="11.205cm">
          <text:p/>
        </draw:line>
        <draw:line draw:style-name="gr97" draw:layer="layout" svg:x1="13.996cm" svg:y1="11.259cm" svg:x2="13.996cm" svg:y2="11.106cm">
          <text:p/>
        </draw:line>
        <draw:line draw:style-name="gr97" draw:layer="layout" svg:x1="13.919cm" svg:y1="11.183cm" svg:x2="14.073cm" svg:y2="11.183cm">
          <text:p/>
        </draw:line>
        <draw:line draw:style-name="gr97" draw:layer="layout" svg:x1="13.996cm" svg:y1="11.169cm" svg:x2="13.996cm" svg:y2="11.016cm">
          <text:p/>
        </draw:line>
        <draw:line draw:style-name="gr97" draw:layer="layout" svg:x1="13.919cm" svg:y1="11.093cm" svg:x2="14.073cm" svg:y2="11.093cm">
          <text:p/>
        </draw:line>
        <draw:line draw:style-name="gr97" draw:layer="layout" svg:x1="13.996cm" svg:y1="10.532cm" svg:x2="13.996cm" svg:y2="10.378cm">
          <text:p/>
        </draw:line>
        <draw:line draw:style-name="gr97" draw:layer="layout" svg:x1="13.919cm" svg:y1="10.455cm" svg:x2="14.073cm" svg:y2="10.455cm">
          <text:p/>
        </draw:line>
        <draw:line draw:style-name="gr97" draw:layer="layout" svg:x1="13.996cm" svg:y1="10.354cm" svg:x2="13.996cm" svg:y2="10.201cm">
          <text:p/>
        </draw:line>
        <draw:line draw:style-name="gr97" draw:layer="layout" svg:x1="13.919cm" svg:y1="10.277cm" svg:x2="14.073cm" svg:y2="10.277cm">
          <text:p/>
        </draw:line>
        <draw:line draw:style-name="gr97" draw:layer="layout" svg:x1="13.996cm" svg:y1="10.201cm" svg:x2="13.996cm" svg:y2="10.047cm">
          <text:p/>
        </draw:line>
        <draw:line draw:style-name="gr97" draw:layer="layout" svg:x1="13.919cm" svg:y1="10.124cm" svg:x2="14.073cm" svg:y2="10.124cm">
          <text:p/>
        </draw:line>
        <draw:line draw:style-name="gr97" draw:layer="layout" svg:x1="13.996cm" svg:y1="9.982cm" svg:x2="13.996cm" svg:y2="9.828cm">
          <text:p/>
        </draw:line>
        <draw:line draw:style-name="gr97" draw:layer="layout" svg:x1="13.919cm" svg:y1="9.905cm" svg:x2="14.073cm" svg:y2="9.905cm">
          <text:p/>
        </draw:line>
        <draw:line draw:style-name="gr97" draw:layer="layout" svg:x1="13.996cm" svg:y1="9.826cm" svg:x2="13.996cm" svg:y2="9.673cm">
          <text:p/>
        </draw:line>
        <draw:line draw:style-name="gr97" draw:layer="layout" svg:x1="13.919cm" svg:y1="9.749cm" svg:x2="14.073cm" svg:y2="9.749cm">
          <text:p/>
        </draw:line>
        <draw:line draw:style-name="gr97" draw:layer="layout" svg:x1="13.996cm" svg:y1="9.629cm" svg:x2="13.996cm" svg:y2="9.475cm">
          <text:p/>
        </draw:line>
        <draw:line draw:style-name="gr97" draw:layer="layout" svg:x1="13.919cm" svg:y1="9.552cm" svg:x2="14.073cm" svg:y2="9.552cm">
          <text:p/>
        </draw:line>
        <draw:line draw:style-name="gr97" draw:layer="layout" svg:x1="13.996cm" svg:y1="8.723cm" svg:x2="13.996cm" svg:y2="8.57cm">
          <text:p/>
        </draw:line>
        <draw:line draw:style-name="gr97" draw:layer="layout" svg:x1="13.919cm" svg:y1="8.647cm" svg:x2="14.073cm" svg:y2="8.647cm">
          <text:p/>
        </draw:line>
        <draw:line draw:style-name="gr97" draw:layer="layout" svg:x1="13.996cm" svg:y1="8.351cm" svg:x2="13.996cm" svg:y2="8.198cm">
          <text:p/>
        </draw:line>
        <draw:line draw:style-name="gr97" draw:layer="layout" svg:x1="13.919cm" svg:y1="8.274cm" svg:x2="14.073cm" svg:y2="8.274cm">
          <text:p/>
        </draw:line>
        <draw:line draw:style-name="gr97" draw:layer="layout" svg:x1="13.996cm" svg:y1="6.146cm" svg:x2="13.996cm" svg:y2="5.993cm">
          <text:p/>
        </draw:line>
        <draw:line draw:style-name="gr97" draw:layer="layout" svg:x1="13.919cm" svg:y1="6.069cm" svg:x2="14.073cm" svg:y2="6.069cm">
          <text:p/>
        </draw:line>
        <draw:line draw:style-name="gr97" draw:layer="layout" svg:x1="13.996cm" svg:y1="5.949cm" svg:x2="13.996cm" svg:y2="5.796cm">
          <text:p/>
        </draw:line>
        <draw:line draw:style-name="gr97" draw:layer="layout" svg:x1="13.919cm" svg:y1="5.872cm" svg:x2="14.073cm" svg:y2="5.872cm">
          <text:p/>
        </draw:line>
        <draw:line draw:style-name="gr97" draw:layer="layout" svg:x1="13.996cm" svg:y1="5.883cm" svg:x2="13.996cm" svg:y2="5.73cm">
          <text:p/>
        </draw:line>
        <draw:line draw:style-name="gr97" draw:layer="layout" svg:x1="13.919cm" svg:y1="5.807cm" svg:x2="14.073cm" svg:y2="5.807cm">
          <text:p/>
        </draw:line>
        <draw:line draw:style-name="gr97" draw:layer="layout" svg:x1="13.996cm" svg:y1="5.177cm" svg:x2="13.996cm" svg:y2="5.024cm">
          <text:p/>
        </draw:line>
        <draw:line draw:style-name="gr97" draw:layer="layout" svg:x1="13.919cm" svg:y1="5.101cm" svg:x2="14.073cm" svg:y2="5.101cm">
          <text:p/>
        </draw:line>
        <draw:line draw:style-name="gr97" draw:layer="layout" svg:x1="13.996cm" svg:y1="4.89cm" svg:x2="13.996cm" svg:y2="4.737cm">
          <text:p/>
        </draw:line>
        <draw:line draw:style-name="gr97" draw:layer="layout" svg:x1="13.919cm" svg:y1="4.814cm" svg:x2="14.073cm" svg:y2="4.814cm">
          <text:p/>
        </draw:line>
        <draw:line draw:style-name="gr97" draw:layer="layout" svg:x1="13.996cm" svg:y1="4.406cm" svg:x2="13.996cm" svg:y2="4.253cm">
          <text:p/>
        </draw:line>
        <draw:line draw:style-name="gr97" draw:layer="layout" svg:x1="13.919cm" svg:y1="4.329cm" svg:x2="14.073cm" svg:y2="4.329cm">
          <text:p/>
        </draw:line>
        <draw:line draw:style-name="gr97" draw:layer="layout" svg:x1="13.996cm" svg:y1="3.303cm" svg:x2="13.996cm" svg:y2="3.15cm">
          <text:p/>
        </draw:line>
        <draw:line draw:style-name="gr97" draw:layer="layout" svg:x1="13.919cm" svg:y1="3.227cm" svg:x2="14.073cm" svg:y2="3.227cm">
          <text:p/>
        </draw:line>
        <draw:line draw:style-name="gr97" draw:layer="layout" svg:x1="13.996cm" svg:y1="2.994cm" svg:x2="13.996cm" svg:y2="2.841cm">
          <text:p/>
        </draw:line>
        <draw:line draw:style-name="gr97" draw:layer="layout" svg:x1="13.919cm" svg:y1="2.918cm" svg:x2="14.073cm" svg:y2="2.918cm">
          <text:p/>
        </draw:line>
        <draw:line draw:style-name="gr97" draw:layer="layout" svg:x1="14.028cm" svg:y1="13.309cm" svg:x2="14.028cm" svg:y2="13.155cm">
          <text:p/>
        </draw:line>
        <draw:line draw:style-name="gr97" draw:layer="layout" svg:x1="13.951cm" svg:y1="13.232cm" svg:x2="14.104cm" svg:y2="13.232cm">
          <text:p/>
        </draw:line>
        <draw:line draw:style-name="gr97" draw:layer="layout" svg:x1="14.028cm" svg:y1="13.287cm" svg:x2="14.028cm" svg:y2="13.133cm">
          <text:p/>
        </draw:line>
        <draw:line draw:style-name="gr97" draw:layer="layout" svg:x1="13.951cm" svg:y1="13.21cm" svg:x2="14.104cm" svg:y2="13.21cm">
          <text:p/>
        </draw:line>
        <draw:line draw:style-name="gr97" draw:layer="layout" svg:x1="14.028cm" svg:y1="13.243cm" svg:x2="14.028cm" svg:y2="13.09cm">
          <text:p/>
        </draw:line>
        <draw:line draw:style-name="gr97" draw:layer="layout" svg:x1="13.951cm" svg:y1="13.166cm" svg:x2="14.104cm" svg:y2="13.166cm">
          <text:p/>
        </draw:line>
        <draw:line draw:style-name="gr97" draw:layer="layout" svg:x1="14.028cm" svg:y1="13.065cm" svg:x2="14.028cm" svg:y2="12.912cm">
          <text:p/>
        </draw:line>
        <draw:line draw:style-name="gr97" draw:layer="layout" svg:x1="13.951cm" svg:y1="12.989cm" svg:x2="14.104cm" svg:y2="12.989cm">
          <text:p/>
        </draw:line>
        <draw:line draw:style-name="gr97" draw:layer="layout" svg:x1="14.028cm" svg:y1="12.69cm" svg:x2="14.028cm" svg:y2="12.537cm">
          <text:p/>
        </draw:line>
        <draw:line draw:style-name="gr97" draw:layer="layout" svg:x1="13.951cm" svg:y1="12.614cm" svg:x2="14.104cm" svg:y2="12.614cm">
          <text:p/>
        </draw:line>
        <draw:line draw:style-name="gr97" draw:layer="layout" svg:x1="14.028cm" svg:y1="12.316cm" svg:x2="14.028cm" svg:y2="12.162cm">
          <text:p/>
        </draw:line>
        <draw:line draw:style-name="gr97" draw:layer="layout" svg:x1="13.951cm" svg:y1="12.239cm" svg:x2="14.104cm" svg:y2="12.239cm">
          <text:p/>
        </draw:line>
        <draw:line draw:style-name="gr97" draw:layer="layout" svg:x1="14.028cm" svg:y1="12.097cm" svg:x2="14.028cm" svg:y2="11.943cm">
          <text:p/>
        </draw:line>
        <draw:line draw:style-name="gr97" draw:layer="layout" svg:x1="13.951cm" svg:y1="12.02cm" svg:x2="14.104cm" svg:y2="12.02cm">
          <text:p/>
        </draw:line>
        <draw:line draw:style-name="gr97" draw:layer="layout" svg:x1="14.028cm" svg:y1="12.031cm" svg:x2="14.028cm" svg:y2="11.878cm">
          <text:p/>
        </draw:line>
        <draw:line draw:style-name="gr97" draw:layer="layout" svg:x1="13.951cm" svg:y1="11.954cm" svg:x2="14.104cm" svg:y2="11.954cm">
          <text:p/>
        </draw:line>
        <draw:line draw:style-name="gr97" draw:layer="layout" svg:x1="14.028cm" svg:y1="11.744cm" svg:x2="14.028cm" svg:y2="11.59cm">
          <text:p/>
        </draw:line>
        <draw:line draw:style-name="gr97" draw:layer="layout" svg:x1="13.951cm" svg:y1="11.667cm" svg:x2="14.104cm" svg:y2="11.667cm">
          <text:p/>
        </draw:line>
        <draw:line draw:style-name="gr97" draw:layer="layout" svg:x1="14.028cm" svg:y1="11.7cm" svg:x2="14.028cm" svg:y2="11.547cm">
          <text:p/>
        </draw:line>
        <draw:line draw:style-name="gr97" draw:layer="layout" svg:x1="13.951cm" svg:y1="11.623cm" svg:x2="14.104cm" svg:y2="11.623cm">
          <text:p/>
        </draw:line>
        <draw:line draw:style-name="gr97" draw:layer="layout" svg:x1="14.028cm" svg:y1="11.656cm" svg:x2="14.028cm" svg:y2="11.503cm">
          <text:p/>
        </draw:line>
        <draw:line draw:style-name="gr97" draw:layer="layout" svg:x1="13.951cm" svg:y1="11.579cm" svg:x2="14.104cm" svg:y2="11.579cm">
          <text:p/>
        </draw:line>
        <draw:line draw:style-name="gr97" draw:layer="layout" svg:x1="14.028cm" svg:y1="10.4cm" svg:x2="14.028cm" svg:y2="10.247cm">
          <text:p/>
        </draw:line>
        <draw:line draw:style-name="gr97" draw:layer="layout" svg:x1="13.951cm" svg:y1="10.324cm" svg:x2="14.104cm" svg:y2="10.324cm">
          <text:p/>
        </draw:line>
        <draw:line draw:style-name="gr97" draw:layer="layout" svg:x1="14.028cm" svg:y1="9.826cm" svg:x2="14.028cm" svg:y2="9.673cm">
          <text:p/>
        </draw:line>
        <draw:line draw:style-name="gr97" draw:layer="layout" svg:x1="13.951cm" svg:y1="9.749cm" svg:x2="14.104cm" svg:y2="9.749cm">
          <text:p/>
        </draw:line>
        <draw:line draw:style-name="gr97" draw:layer="layout" svg:x1="14.028cm" svg:y1="9.673cm" svg:x2="14.028cm" svg:y2="9.519cm">
          <text:p/>
        </draw:line>
        <draw:line draw:style-name="gr97" draw:layer="layout" svg:x1="13.951cm" svg:y1="9.596cm" svg:x2="14.104cm" svg:y2="9.596cm">
          <text:p/>
        </draw:line>
        <draw:line draw:style-name="gr97" draw:layer="layout" svg:x1="14.028cm" svg:y1="9.298cm" svg:x2="14.028cm" svg:y2="9.144cm">
          <text:p/>
        </draw:line>
        <draw:line draw:style-name="gr97" draw:layer="layout" svg:x1="13.951cm" svg:y1="9.221cm" svg:x2="14.104cm" svg:y2="9.221cm">
          <text:p/>
        </draw:line>
        <draw:line draw:style-name="gr97" draw:layer="layout" svg:x1="14.028cm" svg:y1="6.212cm" svg:x2="14.028cm" svg:y2="6.058cm">
          <text:p/>
        </draw:line>
        <draw:line draw:style-name="gr97" draw:layer="layout" svg:x1="13.951cm" svg:y1="6.135cm" svg:x2="14.104cm" svg:y2="6.135cm">
          <text:p/>
        </draw:line>
        <draw:line draw:style-name="gr97" draw:layer="layout" svg:x1="14.028cm" svg:y1="5.684cm" svg:x2="14.028cm" svg:y2="5.53cm">
          <text:p/>
        </draw:line>
        <draw:line draw:style-name="gr97" draw:layer="layout" svg:x1="13.951cm" svg:y1="5.607cm" svg:x2="14.104cm" svg:y2="5.607cm">
          <text:p/>
        </draw:line>
        <draw:line draw:style-name="gr97" draw:layer="layout" svg:x1="14.028cm" svg:y1="5.64cm" svg:x2="14.028cm" svg:y2="5.487cm">
          <text:p/>
        </draw:line>
        <draw:line draw:style-name="gr97" draw:layer="layout" svg:x1="13.951cm" svg:y1="5.563cm" svg:x2="14.104cm" svg:y2="5.563cm">
          <text:p/>
        </draw:line>
        <draw:line draw:style-name="gr97" draw:layer="layout" svg:x1="14.028cm" svg:y1="5.156cm" svg:x2="14.028cm" svg:y2="5.002cm">
          <text:p/>
        </draw:line>
        <draw:line draw:style-name="gr97" draw:layer="layout" svg:x1="13.951cm" svg:y1="5.079cm" svg:x2="14.104cm" svg:y2="5.079cm">
          <text:p/>
        </draw:line>
        <draw:line draw:style-name="gr97" draw:layer="layout" svg:x1="14.028cm" svg:y1="5.09cm" svg:x2="14.028cm" svg:y2="4.936cm">
          <text:p/>
        </draw:line>
        <draw:line draw:style-name="gr97" draw:layer="layout" svg:x1="13.951cm" svg:y1="5.013cm" svg:x2="14.104cm" svg:y2="5.013cm">
          <text:p/>
        </draw:line>
        <draw:line draw:style-name="gr97" draw:layer="layout" svg:x1="14.028cm" svg:y1="4.868cm" svg:x2="14.028cm" svg:y2="4.715cm">
          <text:p/>
        </draw:line>
        <draw:line draw:style-name="gr97" draw:layer="layout" svg:x1="13.951cm" svg:y1="4.792cm" svg:x2="14.104cm" svg:y2="4.792cm">
          <text:p/>
        </draw:line>
        <draw:line draw:style-name="gr97" draw:layer="layout" svg:x1="14.028cm" svg:y1="3.878cm" svg:x2="14.028cm" svg:y2="3.724cm">
          <text:p/>
        </draw:line>
        <draw:line draw:style-name="gr97" draw:layer="layout" svg:x1="13.951cm" svg:y1="3.801cm" svg:x2="14.104cm" svg:y2="3.801cm">
          <text:p/>
        </draw:line>
        <draw:line draw:style-name="gr97" draw:layer="layout" svg:x1="14.028cm" svg:y1="3.282cm" svg:x2="14.028cm" svg:y2="3.128cm">
          <text:p/>
        </draw:line>
        <draw:line draw:style-name="gr97" draw:layer="layout" svg:x1="13.951cm" svg:y1="3.205cm" svg:x2="14.104cm" svg:y2="3.205cm">
          <text:p/>
        </draw:line>
        <draw:line draw:style-name="gr97" draw:layer="layout" svg:x1="14.028cm" svg:y1="3.26cm" svg:x2="14.028cm" svg:y2="3.106cm">
          <text:p/>
        </draw:line>
        <draw:line draw:style-name="gr97" draw:layer="layout" svg:x1="13.951cm" svg:y1="3.183cm" svg:x2="14.104cm" svg:y2="3.183cm">
          <text:p/>
        </draw:line>
        <draw:line draw:style-name="gr97" draw:layer="layout" svg:x1="14.028cm" svg:y1="2.994cm" svg:x2="14.028cm" svg:y2="2.841cm">
          <text:p/>
        </draw:line>
        <draw:line draw:style-name="gr97" draw:layer="layout" svg:x1="13.951cm" svg:y1="2.918cm" svg:x2="14.104cm" svg:y2="2.918cm">
          <text:p/>
        </draw:line>
        <draw:line draw:style-name="gr97" draw:layer="layout" svg:x1="14.028cm" svg:y1="2.885cm" svg:x2="14.028cm" svg:y2="2.732cm">
          <text:p/>
        </draw:line>
        <draw:line draw:style-name="gr97" draw:layer="layout" svg:x1="13.951cm" svg:y1="2.808cm" svg:x2="14.104cm" svg:y2="2.808cm">
          <text:p/>
        </draw:line>
        <draw:line draw:style-name="gr97" draw:layer="layout" svg:x1="14.057cm" svg:y1="13.221cm" svg:x2="14.057cm" svg:y2="13.068cm">
          <text:p/>
        </draw:line>
        <draw:line draw:style-name="gr97" draw:layer="layout" svg:x1="13.98cm" svg:y1="13.144cm" svg:x2="14.134cm" svg:y2="13.144cm">
          <text:p/>
        </draw:line>
        <draw:line draw:style-name="gr97" draw:layer="layout" svg:x1="14.057cm" svg:y1="12.934cm" svg:x2="14.057cm" svg:y2="12.78cm">
          <text:p/>
        </draw:line>
        <draw:line draw:style-name="gr97" draw:layer="layout" svg:x1="13.98cm" svg:y1="12.857cm" svg:x2="14.134cm" svg:y2="12.857cm">
          <text:p/>
        </draw:line>
        <draw:line draw:style-name="gr97" draw:layer="layout" svg:x1="14.057cm" svg:y1="12.734cm" svg:x2="14.057cm" svg:y2="12.581cm">
          <text:p/>
        </draw:line>
        <draw:line draw:style-name="gr97" draw:layer="layout" svg:x1="13.98cm" svg:y1="12.658cm" svg:x2="14.134cm" svg:y2="12.658cm">
          <text:p/>
        </draw:line>
        <draw:line draw:style-name="gr97" draw:layer="layout" svg:x1="14.057cm" svg:y1="12.471cm" svg:x2="14.057cm" svg:y2="12.318cm">
          <text:p/>
        </draw:line>
        <draw:line draw:style-name="gr97" draw:layer="layout" svg:x1="13.98cm" svg:y1="12.395cm" svg:x2="14.134cm" svg:y2="12.395cm">
          <text:p/>
        </draw:line>
        <draw:line draw:style-name="gr97" draw:layer="layout" svg:x1="14.057cm" svg:y1="11.919cm" svg:x2="14.057cm" svg:y2="11.766cm">
          <text:p/>
        </draw:line>
        <draw:line draw:style-name="gr97" draw:layer="layout" svg:x1="13.98cm" svg:y1="11.842cm" svg:x2="14.134cm" svg:y2="11.842cm">
          <text:p/>
        </draw:line>
        <draw:line draw:style-name="gr97" draw:layer="layout" svg:x1="14.057cm" svg:y1="11.875cm" svg:x2="14.057cm" svg:y2="11.722cm">
          <text:p/>
        </draw:line>
        <draw:line draw:style-name="gr97" draw:layer="layout" svg:x1="13.98cm" svg:y1="11.798cm" svg:x2="14.134cm" svg:y2="11.798cm">
          <text:p/>
        </draw:line>
        <draw:line draw:style-name="gr97" draw:layer="layout" svg:x1="14.057cm" svg:y1="11.722cm" svg:x2="14.057cm" svg:y2="11.568cm">
          <text:p/>
        </draw:line>
        <draw:line draw:style-name="gr97" draw:layer="layout" svg:x1="13.98cm" svg:y1="11.645cm" svg:x2="14.134cm" svg:y2="11.645cm">
          <text:p/>
        </draw:line>
        <draw:line draw:style-name="gr97" draw:layer="layout" svg:x1="14.057cm" svg:y1="11.413cm" svg:x2="14.057cm" svg:y2="11.259cm">
          <text:p/>
        </draw:line>
        <draw:line draw:style-name="gr97" draw:layer="layout" svg:x1="13.98cm" svg:y1="11.336cm" svg:x2="14.134cm" svg:y2="11.336cm">
          <text:p/>
        </draw:line>
        <draw:line draw:style-name="gr97" draw:layer="layout" svg:x1="14.057cm" svg:y1="11.082cm" svg:x2="14.057cm" svg:y2="10.928cm">
          <text:p/>
        </draw:line>
        <draw:line draw:style-name="gr97" draw:layer="layout" svg:x1="13.98cm" svg:y1="11.005cm" svg:x2="14.134cm" svg:y2="11.005cm">
          <text:p/>
        </draw:line>
        <draw:line draw:style-name="gr97" draw:layer="layout" svg:x1="14.057cm" svg:y1="10.332cm" svg:x2="14.057cm" svg:y2="10.179cm">
          <text:p/>
        </draw:line>
        <draw:line draw:style-name="gr97" draw:layer="layout" svg:x1="13.98cm" svg:y1="10.255cm" svg:x2="14.134cm" svg:y2="10.255cm">
          <text:p/>
        </draw:line>
        <draw:line draw:style-name="gr97" draw:layer="layout" svg:x1="14.057cm" svg:y1="10.266cm" svg:x2="14.057cm" svg:y2="10.113cm">
          <text:p/>
        </draw:line>
        <draw:line draw:style-name="gr97" draw:layer="layout" svg:x1="13.98cm" svg:y1="10.19cm" svg:x2="14.134cm" svg:y2="10.19cm">
          <text:p/>
        </draw:line>
        <draw:line draw:style-name="gr97" draw:layer="layout" svg:x1="14.057cm" svg:y1="9.87cm" svg:x2="14.057cm" svg:y2="9.716cm">
          <text:p/>
        </draw:line>
        <draw:line draw:style-name="gr97" draw:layer="layout" svg:x1="13.98cm" svg:y1="9.793cm" svg:x2="14.134cm" svg:y2="9.793cm">
          <text:p/>
        </draw:line>
        <draw:line draw:style-name="gr97" draw:layer="layout" svg:x1="14.057cm" svg:y1="9.673cm" svg:x2="14.057cm" svg:y2="9.519cm">
          <text:p/>
        </draw:line>
        <draw:line draw:style-name="gr97" draw:layer="layout" svg:x1="13.98cm" svg:y1="9.596cm" svg:x2="14.134cm" svg:y2="9.596cm">
          <text:p/>
        </draw:line>
        <draw:line draw:style-name="gr97" draw:layer="layout" svg:x1="14.057cm" svg:y1="9.429cm" svg:x2="14.057cm" svg:y2="9.276cm">
          <text:p/>
        </draw:line>
        <draw:line draw:style-name="gr97" draw:layer="layout" svg:x1="13.98cm" svg:y1="9.353cm" svg:x2="14.134cm" svg:y2="9.353cm">
          <text:p/>
        </draw:line>
        <draw:line draw:style-name="gr97" draw:layer="layout" svg:x1="14.057cm" svg:y1="9.232cm" svg:x2="14.057cm" svg:y2="9.079cm">
          <text:p/>
        </draw:line>
        <draw:line draw:style-name="gr97" draw:layer="layout" svg:x1="13.98cm" svg:y1="9.155cm" svg:x2="14.134cm" svg:y2="9.155cm">
          <text:p/>
        </draw:line>
        <draw:line draw:style-name="gr97" draw:layer="layout" svg:x1="14.057cm" svg:y1="6.652cm" svg:x2="14.057cm" svg:y2="6.499cm">
          <text:p/>
        </draw:line>
        <draw:line draw:style-name="gr97" draw:layer="layout" svg:x1="13.98cm" svg:y1="6.576cm" svg:x2="14.134cm" svg:y2="6.576cm">
          <text:p/>
        </draw:line>
        <draw:line draw:style-name="gr97" draw:layer="layout" svg:x1="14.057cm" svg:y1="5.771cm" svg:x2="14.057cm" svg:y2="5.618cm">
          <text:p/>
        </draw:line>
        <draw:line draw:style-name="gr97" draw:layer="layout" svg:x1="13.98cm" svg:y1="5.695cm" svg:x2="14.134cm" svg:y2="5.695cm">
          <text:p/>
        </draw:line>
        <draw:line draw:style-name="gr97" draw:layer="layout" svg:x1="14.057cm" svg:y1="5.64cm" svg:x2="14.057cm" svg:y2="5.487cm">
          <text:p/>
        </draw:line>
        <draw:line draw:style-name="gr97" draw:layer="layout" svg:x1="13.98cm" svg:y1="5.563cm" svg:x2="14.134cm" svg:y2="5.563cm">
          <text:p/>
        </draw:line>
        <draw:line draw:style-name="gr97" draw:layer="layout" svg:x1="14.057cm" svg:y1="5.618cm" svg:x2="14.057cm" svg:y2="5.465cm">
          <text:p/>
        </draw:line>
        <draw:line draw:style-name="gr97" draw:layer="layout" svg:x1="13.98cm" svg:y1="5.541cm" svg:x2="14.134cm" svg:y2="5.541cm">
          <text:p/>
        </draw:line>
        <draw:line draw:style-name="gr97" draw:layer="layout" svg:x1="14.057cm" svg:y1="5.396cm" svg:x2="14.057cm" svg:y2="5.243cm">
          <text:p/>
        </draw:line>
        <draw:line draw:style-name="gr97" draw:layer="layout" svg:x1="13.98cm" svg:y1="5.32cm" svg:x2="14.134cm" svg:y2="5.32cm">
          <text:p/>
        </draw:line>
        <draw:line draw:style-name="gr97" draw:layer="layout" svg:x1="14.057cm" svg:y1="5.331cm" svg:x2="14.057cm" svg:y2="5.177cm">
          <text:p/>
        </draw:line>
        <draw:line draw:style-name="gr97" draw:layer="layout" svg:x1="13.98cm" svg:y1="5.254cm" svg:x2="14.134cm" svg:y2="5.254cm">
          <text:p/>
        </draw:line>
        <draw:line draw:style-name="gr97" draw:layer="layout" svg:x1="14.057cm" svg:y1="5.265cm" svg:x2="14.057cm" svg:y2="5.112cm">
          <text:p/>
        </draw:line>
        <draw:line draw:style-name="gr97" draw:layer="layout" svg:x1="13.98cm" svg:y1="5.188cm" svg:x2="14.134cm" svg:y2="5.188cm">
          <text:p/>
        </draw:line>
        <draw:line draw:style-name="gr97" draw:layer="layout" svg:x1="14.057cm" svg:y1="4.184cm" svg:x2="14.057cm" svg:y2="4.031cm">
          <text:p/>
        </draw:line>
        <draw:line draw:style-name="gr97" draw:layer="layout" svg:x1="13.98cm" svg:y1="4.108cm" svg:x2="14.134cm" svg:y2="4.108cm">
          <text:p/>
        </draw:line>
        <draw:line draw:style-name="gr97" draw:layer="layout" svg:x1="14.057cm" svg:y1="3.613cm" svg:x2="14.057cm" svg:y2="3.459cm">
          <text:p/>
        </draw:line>
        <draw:line draw:style-name="gr97" draw:layer="layout" svg:x1="13.98cm" svg:y1="3.536cm" svg:x2="14.134cm" svg:y2="3.536cm">
          <text:p/>
        </draw:line>
        <draw:line draw:style-name="gr97" draw:layer="layout" svg:x1="14.057cm" svg:y1="3.303cm" svg:x2="14.057cm" svg:y2="3.15cm">
          <text:p/>
        </draw:line>
        <draw:line draw:style-name="gr97" draw:layer="layout" svg:x1="13.98cm" svg:y1="3.227cm" svg:x2="14.134cm" svg:y2="3.227cm">
          <text:p/>
        </draw:line>
        <draw:line draw:style-name="gr97" draw:layer="layout" svg:x1="14.057cm" svg:y1="2.907cm" svg:x2="14.057cm" svg:y2="2.753cm">
          <text:p/>
        </draw:line>
        <draw:line draw:style-name="gr97" draw:layer="layout" svg:x1="13.98cm" svg:y1="2.83cm" svg:x2="14.134cm" svg:y2="2.83cm">
          <text:p/>
        </draw:line>
        <draw:line draw:style-name="gr97" draw:layer="layout" svg:x1="14.089cm" svg:y1="12.778cm" svg:x2="14.089cm" svg:y2="12.625cm">
          <text:p/>
        </draw:line>
        <draw:line draw:style-name="gr97" draw:layer="layout" svg:x1="14.012cm" svg:y1="12.701cm" svg:x2="14.165cm" svg:y2="12.701cm">
          <text:p/>
        </draw:line>
        <draw:line draw:style-name="gr97" draw:layer="layout" svg:x1="14.089cm" svg:y1="12.381cm" svg:x2="14.089cm" svg:y2="12.228cm">
          <text:p/>
        </draw:line>
        <draw:line draw:style-name="gr97" draw:layer="layout" svg:x1="14.012cm" svg:y1="12.305cm" svg:x2="14.165cm" svg:y2="12.305cm">
          <text:p/>
        </draw:line>
        <draw:line draw:style-name="gr97" draw:layer="layout" svg:x1="14.089cm" svg:y1="12.338cm" svg:x2="14.089cm" svg:y2="12.184cm">
          <text:p/>
        </draw:line>
        <draw:line draw:style-name="gr97" draw:layer="layout" svg:x1="14.012cm" svg:y1="12.261cm" svg:x2="14.165cm" svg:y2="12.261cm">
          <text:p/>
        </draw:line>
        <draw:line draw:style-name="gr97" draw:layer="layout" svg:x1="14.089cm" svg:y1="12.228cm" svg:x2="14.089cm" svg:y2="12.075cm">
          <text:p/>
        </draw:line>
        <draw:line draw:style-name="gr97" draw:layer="layout" svg:x1="14.012cm" svg:y1="12.151cm" svg:x2="14.165cm" svg:y2="12.151cm">
          <text:p/>
        </draw:line>
        <draw:line draw:style-name="gr97" draw:layer="layout" svg:x1="14.089cm" svg:y1="12.075cm" svg:x2="14.089cm" svg:y2="11.921cm">
          <text:p/>
        </draw:line>
        <draw:line draw:style-name="gr97" draw:layer="layout" svg:x1="14.012cm" svg:y1="11.998cm" svg:x2="14.165cm" svg:y2="11.998cm">
          <text:p/>
        </draw:line>
        <draw:line draw:style-name="gr97" draw:layer="layout" svg:x1="14.089cm" svg:y1="12.053cm" svg:x2="14.089cm" svg:y2="11.899cm">
          <text:p/>
        </draw:line>
        <draw:line draw:style-name="gr97" draw:layer="layout" svg:x1="14.012cm" svg:y1="11.976cm" svg:x2="14.165cm" svg:y2="11.976cm">
          <text:p/>
        </draw:line>
        <draw:line draw:style-name="gr97" draw:layer="layout" svg:x1="14.089cm" svg:y1="11.126cm" svg:x2="14.089cm" svg:y2="10.972cm">
          <text:p/>
        </draw:line>
        <draw:line draw:style-name="gr97" draw:layer="layout" svg:x1="14.012cm" svg:y1="11.049cm" svg:x2="14.165cm" svg:y2="11.049cm">
          <text:p/>
        </draw:line>
        <draw:line draw:style-name="gr97" draw:layer="layout" svg:x1="14.089cm" svg:y1="11.038cm" svg:x2="14.089cm" svg:y2="10.885cm">
          <text:p/>
        </draw:line>
        <draw:line draw:style-name="gr97" draw:layer="layout" svg:x1="14.012cm" svg:y1="10.961cm" svg:x2="14.165cm" svg:y2="10.961cm">
          <text:p/>
        </draw:line>
        <draw:line draw:style-name="gr97" draw:layer="layout" svg:x1="14.089cm" svg:y1="10.641cm" svg:x2="14.089cm" svg:y2="10.488cm">
          <text:p/>
        </draw:line>
        <draw:line draw:style-name="gr97" draw:layer="layout" svg:x1="14.012cm" svg:y1="10.565cm" svg:x2="14.165cm" svg:y2="10.565cm">
          <text:p/>
        </draw:line>
        <draw:line draw:style-name="gr97" draw:layer="layout" svg:x1="14.089cm" svg:y1="10.488cm" svg:x2="14.089cm" svg:y2="10.335cm">
          <text:p/>
        </draw:line>
        <draw:line draw:style-name="gr97" draw:layer="layout" svg:x1="14.012cm" svg:y1="10.411cm" svg:x2="14.165cm" svg:y2="10.411cm">
          <text:p/>
        </draw:line>
        <draw:line draw:style-name="gr97" draw:layer="layout" svg:x1="14.089cm" svg:y1="10.179cm" svg:x2="14.089cm" svg:y2="10.025cm">
          <text:p/>
        </draw:line>
        <draw:line draw:style-name="gr97" draw:layer="layout" svg:x1="14.012cm" svg:y1="10.102cm" svg:x2="14.165cm" svg:y2="10.102cm">
          <text:p/>
        </draw:line>
        <draw:line draw:style-name="gr97" draw:layer="layout" svg:x1="14.089cm" svg:y1="7.049cm" svg:x2="14.089cm" svg:y2="6.896cm">
          <text:p/>
        </draw:line>
        <draw:line draw:style-name="gr97" draw:layer="layout" svg:x1="14.012cm" svg:y1="6.972cm" svg:x2="14.165cm" svg:y2="6.972cm">
          <text:p/>
        </draw:line>
        <draw:line draw:style-name="gr97" draw:layer="layout" svg:x1="14.089cm" svg:y1="6.302cm" svg:x2="14.089cm" svg:y2="6.148cm">
          <text:p/>
        </draw:line>
        <draw:line draw:style-name="gr97" draw:layer="layout" svg:x1="14.012cm" svg:y1="6.225cm" svg:x2="14.165cm" svg:y2="6.225cm">
          <text:p/>
        </draw:line>
        <draw:line draw:style-name="gr97" draw:layer="layout" svg:x1="14.089cm" svg:y1="6.28cm" svg:x2="14.089cm" svg:y2="6.127cm">
          <text:p/>
        </draw:line>
        <draw:line draw:style-name="gr97" draw:layer="layout" svg:x1="14.012cm" svg:y1="6.203cm" svg:x2="14.165cm" svg:y2="6.203cm">
          <text:p/>
        </draw:line>
        <draw:line draw:style-name="gr97" draw:layer="layout" svg:x1="14.089cm" svg:y1="6.212cm" svg:x2="14.089cm" svg:y2="6.058cm">
          <text:p/>
        </draw:line>
        <draw:line draw:style-name="gr97" draw:layer="layout" svg:x1="14.012cm" svg:y1="6.135cm" svg:x2="14.165cm" svg:y2="6.135cm">
          <text:p/>
        </draw:line>
        <draw:line draw:style-name="gr97" draw:layer="layout" svg:x1="14.089cm" svg:y1="5.727cm" svg:x2="14.089cm" svg:y2="5.574cm">
          <text:p/>
        </draw:line>
        <draw:line draw:style-name="gr97" draw:layer="layout" svg:x1="14.012cm" svg:y1="5.651cm" svg:x2="14.165cm" svg:y2="5.651cm">
          <text:p/>
        </draw:line>
        <draw:line draw:style-name="gr97" draw:layer="layout" svg:x1="14.089cm" svg:y1="4.494cm" svg:x2="14.089cm" svg:y2="4.34cm">
          <text:p/>
        </draw:line>
        <draw:line draw:style-name="gr97" draw:layer="layout" svg:x1="14.012cm" svg:y1="4.417cm" svg:x2="14.165cm" svg:y2="4.417cm">
          <text:p/>
        </draw:line>
        <draw:line draw:style-name="gr97" draw:layer="layout" svg:x1="14.089cm" svg:y1="4.45cm" svg:x2="14.089cm" svg:y2="4.296cm">
          <text:p/>
        </draw:line>
        <draw:line draw:style-name="gr97" draw:layer="layout" svg:x1="14.012cm" svg:y1="4.373cm" svg:x2="14.165cm" svg:y2="4.373cm">
          <text:p/>
        </draw:line>
        <draw:line draw:style-name="gr97" draw:layer="layout" svg:x1="14.089cm" svg:y1="4.097cm" svg:x2="14.089cm" svg:y2="3.944cm">
          <text:p/>
        </draw:line>
        <draw:line draw:style-name="gr97" draw:layer="layout" svg:x1="14.012cm" svg:y1="4.02cm" svg:x2="14.165cm" svg:y2="4.02cm">
          <text:p/>
        </draw:line>
        <draw:line draw:style-name="gr97" draw:layer="layout" svg:x1="14.089cm" svg:y1="3.965cm" svg:x2="14.089cm" svg:y2="3.812cm">
          <text:p/>
        </draw:line>
        <draw:line draw:style-name="gr97" draw:layer="layout" svg:x1="14.012cm" svg:y1="3.889cm" svg:x2="14.165cm" svg:y2="3.889cm">
          <text:p/>
        </draw:line>
        <draw:line draw:style-name="gr97" draw:layer="layout" svg:x1="14.089cm" svg:y1="3.766cm" svg:x2="14.089cm" svg:y2="3.613cm">
          <text:p/>
        </draw:line>
        <draw:line draw:style-name="gr97" draw:layer="layout" svg:x1="14.012cm" svg:y1="3.689cm" svg:x2="14.165cm" svg:y2="3.689cm">
          <text:p/>
        </draw:line>
        <draw:line draw:style-name="gr97" draw:layer="layout" svg:x1="14.089cm" svg:y1="3.216cm" svg:x2="14.089cm" svg:y2="3.062cm">
          <text:p/>
        </draw:line>
        <draw:line draw:style-name="gr97" draw:layer="layout" svg:x1="14.012cm" svg:y1="3.139cm" svg:x2="14.165cm" svg:y2="3.139cm">
          <text:p/>
        </draw:line>
        <draw:line draw:style-name="gr97" draw:layer="layout" svg:x1="14.089cm" svg:y1="3.106cm" svg:x2="14.089cm" svg:y2="2.953cm">
          <text:p/>
        </draw:line>
        <draw:line draw:style-name="gr97" draw:layer="layout" svg:x1="14.012cm" svg:y1="3.03cm" svg:x2="14.165cm" svg:y2="3.03cm">
          <text:p/>
        </draw:line>
        <draw:line draw:style-name="gr97" draw:layer="layout" svg:x1="14.118cm" svg:y1="13.374cm" svg:x2="14.118cm" svg:y2="13.221cm">
          <text:p/>
        </draw:line>
        <draw:line draw:style-name="gr97" draw:layer="layout" svg:x1="14.041cm" svg:y1="13.298cm" svg:x2="14.194cm" svg:y2="13.298cm">
          <text:p/>
        </draw:line>
        <draw:line draw:style-name="gr97" draw:layer="layout" svg:x1="14.118cm" svg:y1="13.087cm" svg:x2="14.118cm" svg:y2="12.934cm">
          <text:p/>
        </draw:line>
        <draw:line draw:style-name="gr97" draw:layer="layout" svg:x1="14.041cm" svg:y1="13.01cm" svg:x2="14.194cm" svg:y2="13.01cm">
          <text:p/>
        </draw:line>
        <draw:line draw:style-name="gr97" draw:layer="layout" svg:x1="14.118cm" svg:y1="13.043cm" svg:x2="14.118cm" svg:y2="12.89cm">
          <text:p/>
        </draw:line>
        <draw:line draw:style-name="gr97" draw:layer="layout" svg:x1="14.041cm" svg:y1="12.967cm" svg:x2="14.194cm" svg:y2="12.967cm">
          <text:p/>
        </draw:line>
        <draw:line draw:style-name="gr97" draw:layer="layout" svg:x1="14.118cm" svg:y1="12.934cm" svg:x2="14.118cm" svg:y2="12.78cm">
          <text:p/>
        </draw:line>
        <draw:line draw:style-name="gr97" draw:layer="layout" svg:x1="14.041cm" svg:y1="12.857cm" svg:x2="14.194cm" svg:y2="12.857cm">
          <text:p/>
        </draw:line>
        <draw:line draw:style-name="gr97" draw:layer="layout" svg:x1="14.118cm" svg:y1="12.868cm" svg:x2="14.118cm" svg:y2="12.715cm">
          <text:p/>
        </draw:line>
        <draw:line draw:style-name="gr97" draw:layer="layout" svg:x1="14.041cm" svg:y1="12.791cm" svg:x2="14.194cm" svg:y2="12.791cm">
          <text:p/>
        </draw:line>
        <draw:line draw:style-name="gr97" draw:layer="layout" svg:x1="14.118cm" svg:y1="12.406cm" svg:x2="14.118cm" svg:y2="12.252cm">
          <text:p/>
        </draw:line>
        <draw:line draw:style-name="gr97" draw:layer="layout" svg:x1="14.041cm" svg:y1="12.329cm" svg:x2="14.194cm" svg:y2="12.329cm">
          <text:p/>
        </draw:line>
        <draw:line draw:style-name="gr97" draw:layer="layout" svg:x1="14.118cm" svg:y1="12.031cm" svg:x2="14.118cm" svg:y2="11.878cm">
          <text:p/>
        </draw:line>
        <draw:line draw:style-name="gr97" draw:layer="layout" svg:x1="14.041cm" svg:y1="11.954cm" svg:x2="14.194cm" svg:y2="11.954cm">
          <text:p/>
        </draw:line>
        <draw:line draw:style-name="gr97" draw:layer="layout" svg:x1="14.118cm" svg:y1="11.919cm" svg:x2="14.118cm" svg:y2="11.766cm">
          <text:p/>
        </draw:line>
        <draw:line draw:style-name="gr97" draw:layer="layout" svg:x1="14.041cm" svg:y1="11.842cm" svg:x2="14.194cm" svg:y2="11.842cm">
          <text:p/>
        </draw:line>
        <draw:line draw:style-name="gr97" draw:layer="layout" svg:x1="14.118cm" svg:y1="11.809cm" svg:x2="14.118cm" svg:y2="11.656cm">
          <text:p/>
        </draw:line>
        <draw:line draw:style-name="gr97" draw:layer="layout" svg:x1="14.041cm" svg:y1="11.733cm" svg:x2="14.194cm" svg:y2="11.733cm">
          <text:p/>
        </draw:line>
        <draw:line draw:style-name="gr97" draw:layer="layout" svg:x1="14.118cm" svg:y1="11.722cm" svg:x2="14.118cm" svg:y2="11.568cm">
          <text:p/>
        </draw:line>
        <draw:line draw:style-name="gr97" draw:layer="layout" svg:x1="14.041cm" svg:y1="11.645cm" svg:x2="14.194cm" svg:y2="11.645cm">
          <text:p/>
        </draw:line>
        <draw:line draw:style-name="gr97" draw:layer="layout" svg:x1="14.118cm" svg:y1="11.544cm" svg:x2="14.118cm" svg:y2="11.391cm">
          <text:p/>
        </draw:line>
        <draw:line draw:style-name="gr97" draw:layer="layout" svg:x1="14.041cm" svg:y1="11.467cm" svg:x2="14.194cm" svg:y2="11.467cm">
          <text:p/>
        </draw:line>
        <draw:line draw:style-name="gr97" draw:layer="layout" svg:x1="14.118cm" svg:y1="11.325cm" svg:x2="14.118cm" svg:y2="11.172cm">
          <text:p/>
        </draw:line>
        <draw:line draw:style-name="gr97" draw:layer="layout" svg:x1="14.041cm" svg:y1="11.248cm" svg:x2="14.194cm" svg:y2="11.248cm">
          <text:p/>
        </draw:line>
        <draw:line draw:style-name="gr97" draw:layer="layout" svg:x1="14.118cm" svg:y1="11.126cm" svg:x2="14.118cm" svg:y2="10.972cm">
          <text:p/>
        </draw:line>
        <draw:line draw:style-name="gr97" draw:layer="layout" svg:x1="14.041cm" svg:y1="11.049cm" svg:x2="14.194cm" svg:y2="11.049cm">
          <text:p/>
        </draw:line>
        <draw:line draw:style-name="gr97" draw:layer="layout" svg:x1="14.118cm" svg:y1="10.95cm" svg:x2="14.118cm" svg:y2="10.797cm">
          <text:p/>
        </draw:line>
        <draw:line draw:style-name="gr97" draw:layer="layout" svg:x1="14.041cm" svg:y1="10.874cm" svg:x2="14.194cm" svg:y2="10.874cm">
          <text:p/>
        </draw:line>
        <draw:line draw:style-name="gr97" draw:layer="layout" svg:x1="14.118cm" svg:y1="10.928cm" svg:x2="14.118cm" svg:y2="10.775cm">
          <text:p/>
        </draw:line>
        <draw:line draw:style-name="gr97" draw:layer="layout" svg:x1="14.041cm" svg:y1="10.852cm" svg:x2="14.194cm" svg:y2="10.852cm">
          <text:p/>
        </draw:line>
        <draw:line draw:style-name="gr97" draw:layer="layout" svg:x1="14.118cm" svg:y1="10.797cm" svg:x2="14.118cm" svg:y2="10.644cm">
          <text:p/>
        </draw:line>
        <draw:line draw:style-name="gr97" draw:layer="layout" svg:x1="14.041cm" svg:y1="10.72cm" svg:x2="14.194cm" svg:y2="10.72cm">
          <text:p/>
        </draw:line>
        <draw:line draw:style-name="gr97" draw:layer="layout" svg:x1="14.118cm" svg:y1="10.751cm" svg:x2="14.118cm" svg:y2="10.597cm">
          <text:p/>
        </draw:line>
        <draw:line draw:style-name="gr97" draw:layer="layout" svg:x1="14.041cm" svg:y1="10.674cm" svg:x2="14.194cm" svg:y2="10.674cm">
          <text:p/>
        </draw:line>
        <draw:line draw:style-name="gr97" draw:layer="layout" svg:x1="14.118cm" svg:y1="10.332cm" svg:x2="14.118cm" svg:y2="10.179cm">
          <text:p/>
        </draw:line>
        <draw:line draw:style-name="gr97" draw:layer="layout" svg:x1="14.041cm" svg:y1="10.255cm" svg:x2="14.194cm" svg:y2="10.255cm">
          <text:p/>
        </draw:line>
        <draw:line draw:style-name="gr97" draw:layer="layout" svg:x1="14.118cm" svg:y1="7.536cm" svg:x2="14.118cm" svg:y2="7.382cm">
          <text:p/>
        </draw:line>
        <draw:line draw:style-name="gr97" draw:layer="layout" svg:x1="14.041cm" svg:y1="7.459cm" svg:x2="14.194cm" svg:y2="7.459cm">
          <text:p/>
        </draw:line>
        <draw:line draw:style-name="gr97" draw:layer="layout" svg:x1="14.118cm" svg:y1="6.764cm" svg:x2="14.118cm" svg:y2="6.611cm">
          <text:p/>
        </draw:line>
        <draw:line draw:style-name="gr97" draw:layer="layout" svg:x1="14.041cm" svg:y1="6.688cm" svg:x2="14.194cm" svg:y2="6.688cm">
          <text:p/>
        </draw:line>
        <draw:line draw:style-name="gr97" draw:layer="layout" svg:x1="14.118cm" svg:y1="6.742cm" svg:x2="14.118cm" svg:y2="6.589cm">
          <text:p/>
        </draw:line>
        <draw:line draw:style-name="gr97" draw:layer="layout" svg:x1="14.041cm" svg:y1="6.666cm" svg:x2="14.194cm" svg:y2="6.666cm">
          <text:p/>
        </draw:line>
        <draw:line draw:style-name="gr97" draw:layer="layout" svg:x1="14.118cm" svg:y1="6.389cm" svg:x2="14.118cm" svg:y2="6.236cm">
          <text:p/>
        </draw:line>
        <draw:line draw:style-name="gr97" draw:layer="layout" svg:x1="14.041cm" svg:y1="6.313cm" svg:x2="14.194cm" svg:y2="6.313cm">
          <text:p/>
        </draw:line>
        <draw:line draw:style-name="gr97" draw:layer="layout" svg:x1="14.118cm" svg:y1="6.324cm" svg:x2="14.118cm" svg:y2="6.17cm">
          <text:p/>
        </draw:line>
        <draw:line draw:style-name="gr97" draw:layer="layout" svg:x1="14.041cm" svg:y1="6.247cm" svg:x2="14.194cm" svg:y2="6.247cm">
          <text:p/>
        </draw:line>
        <draw:line draw:style-name="gr97" draw:layer="layout" svg:x1="14.118cm" svg:y1="6.28cm" svg:x2="14.118cm" svg:y2="6.127cm">
          <text:p/>
        </draw:line>
        <draw:line draw:style-name="gr97" draw:layer="layout" svg:x1="14.041cm" svg:y1="6.203cm" svg:x2="14.194cm" svg:y2="6.203cm">
          <text:p/>
        </draw:line>
        <draw:line draw:style-name="gr97" draw:layer="layout" svg:x1="14.118cm" svg:y1="6.256cm" svg:x2="14.118cm" svg:y2="6.102cm">
          <text:p/>
        </draw:line>
        <draw:line draw:style-name="gr97" draw:layer="layout" svg:x1="14.041cm" svg:y1="6.179cm" svg:x2="14.194cm" svg:y2="6.179cm">
          <text:p/>
        </draw:line>
        <draw:line draw:style-name="gr97" draw:layer="layout" svg:x1="14.118cm" svg:y1="6.212cm" svg:x2="14.118cm" svg:y2="6.058cm">
          <text:p/>
        </draw:line>
        <draw:line draw:style-name="gr97" draw:layer="layout" svg:x1="14.041cm" svg:y1="6.135cm" svg:x2="14.194cm" svg:y2="6.135cm">
          <text:p/>
        </draw:line>
        <draw:line draw:style-name="gr97" draw:layer="layout" svg:x1="14.118cm" svg:y1="5.265cm" svg:x2="14.118cm" svg:y2="5.112cm">
          <text:p/>
        </draw:line>
        <draw:line draw:style-name="gr97" draw:layer="layout" svg:x1="14.041cm" svg:y1="5.188cm" svg:x2="14.194cm" svg:y2="5.188cm">
          <text:p/>
        </draw:line>
        <draw:line draw:style-name="gr97" draw:layer="layout" svg:x1="14.118cm" svg:y1="5.177cm" svg:x2="14.118cm" svg:y2="5.024cm">
          <text:p/>
        </draw:line>
        <draw:line draw:style-name="gr97" draw:layer="layout" svg:x1="14.041cm" svg:y1="5.101cm" svg:x2="14.194cm" svg:y2="5.101cm">
          <text:p/>
        </draw:line>
        <draw:line draw:style-name="gr97" draw:layer="layout" svg:x1="14.118cm" svg:y1="4.715cm" svg:x2="14.118cm" svg:y2="4.562cm">
          <text:p/>
        </draw:line>
        <draw:line draw:style-name="gr97" draw:layer="layout" svg:x1="14.041cm" svg:y1="4.638cm" svg:x2="14.194cm" svg:y2="4.638cm">
          <text:p/>
        </draw:line>
        <draw:line draw:style-name="gr97" draw:layer="layout" svg:x1="14.118cm" svg:y1="4.671cm" svg:x2="14.118cm" svg:y2="4.518cm">
          <text:p/>
        </draw:line>
        <draw:line draw:style-name="gr97" draw:layer="layout" svg:x1="14.041cm" svg:y1="4.595cm" svg:x2="14.194cm" svg:y2="4.595cm">
          <text:p/>
        </draw:line>
        <draw:line draw:style-name="gr97" draw:layer="layout" svg:x1="14.118cm" svg:y1="4.406cm" svg:x2="14.118cm" svg:y2="4.253cm">
          <text:p/>
        </draw:line>
        <draw:line draw:style-name="gr97" draw:layer="layout" svg:x1="14.041cm" svg:y1="4.329cm" svg:x2="14.194cm" svg:y2="4.329cm">
          <text:p/>
        </draw:line>
        <draw:line draw:style-name="gr97" draw:layer="layout" svg:x1="14.118cm" svg:y1="3.744cm" svg:x2="14.118cm" svg:y2="3.591cm">
          <text:p/>
        </draw:line>
        <draw:line draw:style-name="gr97" draw:layer="layout" svg:x1="14.041cm" svg:y1="3.667cm" svg:x2="14.194cm" svg:y2="3.667cm">
          <text:p/>
        </draw:line>
        <draw:line draw:style-name="gr97" draw:layer="layout" svg:x1="14.118cm" svg:y1="3.656cm" svg:x2="14.118cm" svg:y2="3.503cm">
          <text:p/>
        </draw:line>
        <draw:line draw:style-name="gr97" draw:layer="layout" svg:x1="14.041cm" svg:y1="3.58cm" svg:x2="14.194cm" svg:y2="3.58cm">
          <text:p/>
        </draw:line>
        <draw:line draw:style-name="gr97" draw:layer="layout" svg:x1="14.118cm" svg:y1="3.613cm" svg:x2="14.118cm" svg:y2="3.459cm">
          <text:p/>
        </draw:line>
        <draw:line draw:style-name="gr97" draw:layer="layout" svg:x1="14.041cm" svg:y1="3.536cm" svg:x2="14.194cm" svg:y2="3.536cm">
          <text:p/>
        </draw:line>
        <draw:line draw:style-name="gr97" draw:layer="layout" svg:x1="14.118cm" svg:y1="3.569cm" svg:x2="14.118cm" svg:y2="3.415cm">
          <text:p/>
        </draw:line>
        <draw:line draw:style-name="gr97" draw:layer="layout" svg:x1="14.041cm" svg:y1="3.492cm" svg:x2="14.194cm" svg:y2="3.492cm">
          <text:p/>
        </draw:line>
        <draw:line draw:style-name="gr97" draw:layer="layout" svg:x1="14.118cm" svg:y1="3.525cm" svg:x2="14.118cm" svg:y2="3.372cm">
          <text:p/>
        </draw:line>
        <draw:line draw:style-name="gr97" draw:layer="layout" svg:x1="14.041cm" svg:y1="3.448cm" svg:x2="14.194cm" svg:y2="3.448cm">
          <text:p/>
        </draw:line>
        <draw:line draw:style-name="gr97" draw:layer="layout" svg:x1="14.118cm" svg:y1="3.437cm" svg:x2="14.118cm" svg:y2="3.284cm">
          <text:p/>
        </draw:line>
        <draw:line draw:style-name="gr97" draw:layer="layout" svg:x1="14.041cm" svg:y1="3.361cm" svg:x2="14.194cm" svg:y2="3.361cm">
          <text:p/>
        </draw:line>
        <draw:line draw:style-name="gr97" draw:layer="layout" svg:x1="14.118cm" svg:y1="3.15cm" svg:x2="14.118cm" svg:y2="2.997cm">
          <text:p/>
        </draw:line>
        <draw:line draw:style-name="gr97" draw:layer="layout" svg:x1="14.041cm" svg:y1="3.073cm" svg:x2="14.194cm" svg:y2="3.073cm">
          <text:p/>
        </draw:line>
        <draw:line draw:style-name="gr97" draw:layer="layout" svg:x1="14.147cm" svg:y1="13.418cm" svg:x2="14.147cm" svg:y2="13.265cm">
          <text:p/>
        </draw:line>
        <draw:line draw:style-name="gr97" draw:layer="layout" svg:x1="14.07cm" svg:y1="13.341cm" svg:x2="14.224cm" svg:y2="13.341cm">
          <text:p/>
        </draw:line>
        <draw:line draw:style-name="gr97" draw:layer="layout" svg:x1="14.147cm" svg:y1="13.021cm" svg:x2="14.147cm" svg:y2="12.868cm">
          <text:p/>
        </draw:line>
        <draw:line draw:style-name="gr97" draw:layer="layout" svg:x1="14.07cm" svg:y1="12.945cm" svg:x2="14.224cm" svg:y2="12.945cm">
          <text:p/>
        </draw:line>
        <draw:line draw:style-name="gr97" draw:layer="layout" svg:x1="14.147cm" svg:y1="12.934cm" svg:x2="14.147cm" svg:y2="12.78cm">
          <text:p/>
        </draw:line>
        <draw:line draw:style-name="gr97" draw:layer="layout" svg:x1="14.07cm" svg:y1="12.857cm" svg:x2="14.224cm" svg:y2="12.857cm">
          <text:p/>
        </draw:line>
        <draw:line draw:style-name="gr97" draw:layer="layout" svg:x1="14.147cm" svg:y1="12.338cm" svg:x2="14.147cm" svg:y2="12.184cm">
          <text:p/>
        </draw:line>
        <draw:line draw:style-name="gr97" draw:layer="layout" svg:x1="14.07cm" svg:y1="12.261cm" svg:x2="14.224cm" svg:y2="12.261cm">
          <text:p/>
        </draw:line>
        <draw:line draw:style-name="gr97" draw:layer="layout" svg:x1="14.147cm" svg:y1="11.347cm" svg:x2="14.147cm" svg:y2="11.194cm">
          <text:p/>
        </draw:line>
        <draw:line draw:style-name="gr97" draw:layer="layout" svg:x1="14.07cm" svg:y1="11.27cm" svg:x2="14.224cm" svg:y2="11.27cm">
          <text:p/>
        </draw:line>
        <draw:line draw:style-name="gr97" draw:layer="layout" svg:x1="14.147cm" svg:y1="10.775cm" svg:x2="14.147cm" svg:y2="10.622cm">
          <text:p/>
        </draw:line>
        <draw:line draw:style-name="gr97" draw:layer="layout" svg:x1="14.07cm" svg:y1="10.698cm" svg:x2="14.224cm" svg:y2="10.698cm">
          <text:p/>
        </draw:line>
        <draw:line draw:style-name="gr97" draw:layer="layout" svg:x1="14.147cm" svg:y1="10.575cm" svg:x2="14.147cm" svg:y2="10.422cm">
          <text:p/>
        </draw:line>
        <draw:line draw:style-name="gr97" draw:layer="layout" svg:x1="14.07cm" svg:y1="10.499cm" svg:x2="14.224cm" svg:y2="10.499cm">
          <text:p/>
        </draw:line>
        <draw:line draw:style-name="gr97" draw:layer="layout" svg:x1="14.147cm" svg:y1="8.305cm" svg:x2="14.147cm" svg:y2="8.151cm">
          <text:p/>
        </draw:line>
        <draw:line draw:style-name="gr97" draw:layer="layout" svg:x1="14.07cm" svg:y1="8.228cm" svg:x2="14.224cm" svg:y2="8.228cm">
          <text:p/>
        </draw:line>
        <draw:line draw:style-name="gr97" draw:layer="layout" svg:x1="14.147cm" svg:y1="8.217cm" svg:x2="14.147cm" svg:y2="8.064cm">
          <text:p/>
        </draw:line>
        <draw:line draw:style-name="gr97" draw:layer="layout" svg:x1="14.07cm" svg:y1="8.141cm" svg:x2="14.224cm" svg:y2="8.141cm">
          <text:p/>
        </draw:line>
        <draw:line draw:style-name="gr97" draw:layer="layout" svg:x1="14.147cm" svg:y1="8.173cm" svg:x2="14.147cm" svg:y2="8.02cm">
          <text:p/>
        </draw:line>
        <draw:line draw:style-name="gr97" draw:layer="layout" svg:x1="14.07cm" svg:y1="8.097cm" svg:x2="14.224cm" svg:y2="8.097cm">
          <text:p/>
        </draw:line>
        <draw:line draw:style-name="gr97" draw:layer="layout" svg:x1="14.147cm" svg:y1="7.468cm" svg:x2="14.147cm" svg:y2="7.314cm">
          <text:p/>
        </draw:line>
        <draw:line draw:style-name="gr97" draw:layer="layout" svg:x1="14.07cm" svg:y1="7.391cm" svg:x2="14.224cm" svg:y2="7.391cm">
          <text:p/>
        </draw:line>
        <draw:line draw:style-name="gr97" draw:layer="layout" svg:x1="14.147cm" svg:y1="7.249cm" svg:x2="14.147cm" svg:y2="7.095cm">
          <text:p/>
        </draw:line>
        <draw:line draw:style-name="gr97" draw:layer="layout" svg:x1="14.07cm" svg:y1="7.172cm" svg:x2="14.224cm" svg:y2="7.172cm">
          <text:p/>
        </draw:line>
        <draw:line draw:style-name="gr97" draw:layer="layout" svg:x1="14.147cm" svg:y1="6.918cm" svg:x2="14.147cm" svg:y2="6.764cm">
          <text:p/>
        </draw:line>
        <draw:line draw:style-name="gr97" draw:layer="layout" svg:x1="14.07cm" svg:y1="6.841cm" svg:x2="14.224cm" svg:y2="6.841cm">
          <text:p/>
        </draw:line>
        <draw:line draw:style-name="gr97" draw:layer="layout" svg:x1="14.147cm" svg:y1="5.465cm" svg:x2="14.147cm" svg:y2="5.311cm">
          <text:p/>
        </draw:line>
        <draw:line draw:style-name="gr97" draw:layer="layout" svg:x1="14.07cm" svg:y1="5.388cm" svg:x2="14.224cm" svg:y2="5.388cm">
          <text:p/>
        </draw:line>
        <draw:line draw:style-name="gr97" draw:layer="layout" svg:x1="14.147cm" svg:y1="4.803cm" svg:x2="14.147cm" svg:y2="4.649cm">
          <text:p/>
        </draw:line>
        <draw:line draw:style-name="gr97" draw:layer="layout" svg:x1="14.07cm" svg:y1="4.726cm" svg:x2="14.224cm" svg:y2="4.726cm">
          <text:p/>
        </draw:line>
        <draw:line draw:style-name="gr97" draw:layer="layout" svg:x1="14.147cm" svg:y1="4.715cm" svg:x2="14.147cm" svg:y2="4.562cm">
          <text:p/>
        </draw:line>
        <draw:line draw:style-name="gr97" draw:layer="layout" svg:x1="14.07cm" svg:y1="4.638cm" svg:x2="14.224cm" svg:y2="4.638cm">
          <text:p/>
        </draw:line>
        <draw:line draw:style-name="gr97" draw:layer="layout" svg:x1="14.147cm" svg:y1="4.671cm" svg:x2="14.147cm" svg:y2="4.518cm">
          <text:p/>
        </draw:line>
        <draw:line draw:style-name="gr97" draw:layer="layout" svg:x1="14.07cm" svg:y1="4.595cm" svg:x2="14.224cm" svg:y2="4.595cm">
          <text:p/>
        </draw:line>
        <draw:line draw:style-name="gr97" draw:layer="layout" svg:x1="14.147cm" svg:y1="4.494cm" svg:x2="14.147cm" svg:y2="4.34cm">
          <text:p/>
        </draw:line>
        <draw:line draw:style-name="gr97" draw:layer="layout" svg:x1="14.07cm" svg:y1="4.417cm" svg:x2="14.224cm" svg:y2="4.417cm">
          <text:p/>
        </draw:line>
        <draw:line draw:style-name="gr97" draw:layer="layout" svg:x1="14.147cm" svg:y1="4.362cm" svg:x2="14.147cm" svg:y2="4.209cm">
          <text:p/>
        </draw:line>
        <draw:line draw:style-name="gr97" draw:layer="layout" svg:x1="14.07cm" svg:y1="4.285cm" svg:x2="14.224cm" svg:y2="4.285cm">
          <text:p/>
        </draw:line>
        <draw:line draw:style-name="gr97" draw:layer="layout" svg:x1="14.147cm" svg:y1="4.031cm" svg:x2="14.147cm" svg:y2="3.878cm">
          <text:p/>
        </draw:line>
        <draw:line draw:style-name="gr97" draw:layer="layout" svg:x1="14.07cm" svg:y1="3.954cm" svg:x2="14.224cm" svg:y2="3.954cm">
          <text:p/>
        </draw:line>
        <draw:line draw:style-name="gr97" draw:layer="layout" svg:x1="14.147cm" svg:y1="3.878cm" svg:x2="14.147cm" svg:y2="3.724cm">
          <text:p/>
        </draw:line>
        <draw:line draw:style-name="gr97" draw:layer="layout" svg:x1="14.07cm" svg:y1="3.801cm" svg:x2="14.224cm" svg:y2="3.801cm">
          <text:p/>
        </draw:line>
        <draw:line draw:style-name="gr97" draw:layer="layout" svg:x1="14.147cm" svg:y1="3.856cm" svg:x2="14.147cm" svg:y2="3.703cm">
          <text:p/>
        </draw:line>
        <draw:line draw:style-name="gr97" draw:layer="layout" svg:x1="14.07cm" svg:y1="3.779cm" svg:x2="14.224cm" svg:y2="3.779cm">
          <text:p/>
        </draw:line>
        <draw:line draw:style-name="gr97" draw:layer="layout" svg:x1="14.147cm" svg:y1="3.834cm" svg:x2="14.147cm" svg:y2="3.681cm">
          <text:p/>
        </draw:line>
        <draw:line draw:style-name="gr97" draw:layer="layout" svg:x1="14.07cm" svg:y1="3.757cm" svg:x2="14.224cm" svg:y2="3.757cm">
          <text:p/>
        </draw:line>
        <draw:line draw:style-name="gr97" draw:layer="layout" svg:x1="14.147cm" svg:y1="3.744cm" svg:x2="14.147cm" svg:y2="3.591cm">
          <text:p/>
        </draw:line>
        <draw:line draw:style-name="gr97" draw:layer="layout" svg:x1="14.07cm" svg:y1="3.667cm" svg:x2="14.224cm" svg:y2="3.667cm">
          <text:p/>
        </draw:line>
        <draw:line draw:style-name="gr97" draw:layer="layout" svg:x1="14.147cm" svg:y1="3.172cm" svg:x2="14.147cm" svg:y2="3.019cm">
          <text:p/>
        </draw:line>
        <draw:line draw:style-name="gr97" draw:layer="layout" svg:x1="14.07cm" svg:y1="3.095cm" svg:x2="14.224cm" svg:y2="3.095cm">
          <text:p/>
        </draw:line>
        <draw:line draw:style-name="gr97" draw:layer="layout" svg:x1="14.147cm" svg:y1="2.819cm" svg:x2="14.147cm" svg:y2="2.666cm">
          <text:p/>
        </draw:line>
        <draw:line draw:style-name="gr97" draw:layer="layout" svg:x1="14.07cm" svg:y1="2.742cm" svg:x2="14.224cm" svg:y2="2.742cm">
          <text:p/>
        </draw:line>
        <draw:line draw:style-name="gr97" draw:layer="layout" svg:x1="14.179cm" svg:y1="12.316cm" svg:x2="14.179cm" svg:y2="12.162cm">
          <text:p/>
        </draw:line>
        <draw:line draw:style-name="gr97" draw:layer="layout" svg:x1="14.102cm" svg:y1="12.239cm" svg:x2="14.255cm" svg:y2="12.239cm">
          <text:p/>
        </draw:line>
        <draw:line draw:style-name="gr97" draw:layer="layout" svg:x1="14.179cm" svg:y1="12.25cm" svg:x2="14.179cm" svg:y2="12.097cm">
          <text:p/>
        </draw:line>
        <draw:line draw:style-name="gr97" draw:layer="layout" svg:x1="14.102cm" svg:y1="12.173cm" svg:x2="14.255cm" svg:y2="12.173cm">
          <text:p/>
        </draw:line>
        <draw:line draw:style-name="gr97" draw:layer="layout" svg:x1="14.179cm" svg:y1="12.228cm" svg:x2="14.179cm" svg:y2="12.075cm">
          <text:p/>
        </draw:line>
        <draw:line draw:style-name="gr97" draw:layer="layout" svg:x1="14.102cm" svg:y1="12.151cm" svg:x2="14.255cm" svg:y2="12.151cm">
          <text:p/>
        </draw:line>
        <draw:line draw:style-name="gr97" draw:layer="layout" svg:x1="14.179cm" svg:y1="12.206cm" svg:x2="14.179cm" svg:y2="12.053cm">
          <text:p/>
        </draw:line>
        <draw:line draw:style-name="gr97" draw:layer="layout" svg:x1="14.102cm" svg:y1="12.129cm" svg:x2="14.255cm" svg:y2="12.129cm">
          <text:p/>
        </draw:line>
        <draw:line draw:style-name="gr97" draw:layer="layout" svg:x1="14.179cm" svg:y1="12.009cm" svg:x2="14.179cm" svg:y2="11.856cm">
          <text:p/>
        </draw:line>
        <draw:line draw:style-name="gr97" draw:layer="layout" svg:x1="14.102cm" svg:y1="11.932cm" svg:x2="14.255cm" svg:y2="11.932cm">
          <text:p/>
        </draw:line>
        <draw:line draw:style-name="gr97" draw:layer="layout" svg:x1="14.179cm" svg:y1="11.766cm" svg:x2="14.179cm" svg:y2="11.612cm">
          <text:p/>
        </draw:line>
        <draw:line draw:style-name="gr97" draw:layer="layout" svg:x1="14.102cm" svg:y1="11.689cm" svg:x2="14.255cm" svg:y2="11.689cm">
          <text:p/>
        </draw:line>
        <draw:line draw:style-name="gr97" draw:layer="layout" svg:x1="14.179cm" svg:y1="11.722cm" svg:x2="14.179cm" svg:y2="11.568cm">
          <text:p/>
        </draw:line>
        <draw:line draw:style-name="gr97" draw:layer="layout" svg:x1="14.102cm" svg:y1="11.645cm" svg:x2="14.255cm" svg:y2="11.645cm">
          <text:p/>
        </draw:line>
        <draw:line draw:style-name="gr97" draw:layer="layout" svg:x1="14.179cm" svg:y1="11.522cm" svg:x2="14.179cm" svg:y2="11.369cm">
          <text:p/>
        </draw:line>
        <draw:line draw:style-name="gr97" draw:layer="layout" svg:x1="14.102cm" svg:y1="11.446cm" svg:x2="14.255cm" svg:y2="11.446cm">
          <text:p/>
        </draw:line>
        <draw:line draw:style-name="gr97" draw:layer="layout" svg:x1="14.179cm" svg:y1="11.281cm" svg:x2="14.179cm" svg:y2="11.128cm">
          <text:p/>
        </draw:line>
        <draw:line draw:style-name="gr97" draw:layer="layout" svg:x1="14.102cm" svg:y1="11.205cm" svg:x2="14.255cm" svg:y2="11.205cm">
          <text:p/>
        </draw:line>
        <draw:line draw:style-name="gr97" draw:layer="layout" svg:x1="14.179cm" svg:y1="11.147cm" svg:x2="14.179cm" svg:y2="10.994cm">
          <text:p/>
        </draw:line>
        <draw:line draw:style-name="gr97" draw:layer="layout" svg:x1="14.102cm" svg:y1="11.071cm" svg:x2="14.255cm" svg:y2="11.071cm">
          <text:p/>
        </draw:line>
        <draw:line draw:style-name="gr97" draw:layer="layout" svg:x1="14.179cm" svg:y1="11.06cm" svg:x2="14.179cm" svg:y2="10.906cm">
          <text:p/>
        </draw:line>
        <draw:line draw:style-name="gr97" draw:layer="layout" svg:x1="14.102cm" svg:y1="10.983cm" svg:x2="14.255cm" svg:y2="10.983cm">
          <text:p/>
        </draw:line>
        <draw:line draw:style-name="gr97" draw:layer="layout" svg:x1="14.179cm" svg:y1="8.461cm" svg:x2="14.179cm" svg:y2="8.307cm">
          <text:p/>
        </draw:line>
        <draw:line draw:style-name="gr97" draw:layer="layout" svg:x1="14.102cm" svg:y1="8.384cm" svg:x2="14.255cm" svg:y2="8.384cm">
          <text:p/>
        </draw:line>
        <draw:line draw:style-name="gr97" draw:layer="layout" svg:x1="14.179cm" svg:y1="7.908cm" svg:x2="14.179cm" svg:y2="7.755cm">
          <text:p/>
        </draw:line>
        <draw:line draw:style-name="gr97" draw:layer="layout" svg:x1="14.102cm" svg:y1="7.831cm" svg:x2="14.255cm" svg:y2="7.831cm">
          <text:p/>
        </draw:line>
        <draw:line draw:style-name="gr97" draw:layer="layout" svg:x1="14.179cm" svg:y1="7.842cm" svg:x2="14.179cm" svg:y2="7.689cm">
          <text:p/>
        </draw:line>
        <draw:line draw:style-name="gr97" draw:layer="layout" svg:x1="14.102cm" svg:y1="7.766cm" svg:x2="14.255cm" svg:y2="7.766cm">
          <text:p/>
        </draw:line>
        <draw:line draw:style-name="gr97" draw:layer="layout" svg:x1="14.179cm" svg:y1="7.645cm" svg:x2="14.179cm" svg:y2="7.492cm">
          <text:p/>
        </draw:line>
        <draw:line draw:style-name="gr97" draw:layer="layout" svg:x1="14.102cm" svg:y1="7.569cm" svg:x2="14.255cm" svg:y2="7.569cm">
          <text:p/>
        </draw:line>
        <draw:line draw:style-name="gr97" draw:layer="layout" svg:x1="14.179cm" svg:y1="7.38cm" svg:x2="14.179cm" svg:y2="7.227cm">
          <text:p/>
        </draw:line>
        <draw:line draw:style-name="gr97" draw:layer="layout" svg:x1="14.102cm" svg:y1="7.303cm" svg:x2="14.255cm" svg:y2="7.303cm">
          <text:p/>
        </draw:line>
        <draw:line draw:style-name="gr97" draw:layer="layout" svg:x1="14.179cm" svg:y1="6.146cm" svg:x2="14.179cm" svg:y2="5.993cm">
          <text:p/>
        </draw:line>
        <draw:line draw:style-name="gr97" draw:layer="layout" svg:x1="14.102cm" svg:y1="6.069cm" svg:x2="14.255cm" svg:y2="6.069cm">
          <text:p/>
        </draw:line>
        <draw:line draw:style-name="gr97" draw:layer="layout" svg:x1="14.179cm" svg:y1="5.859cm" svg:x2="14.179cm" svg:y2="5.706cm">
          <text:p/>
        </draw:line>
        <draw:line draw:style-name="gr97" draw:layer="layout" svg:x1="14.102cm" svg:y1="5.782cm" svg:x2="14.255cm" svg:y2="5.782cm">
          <text:p/>
        </draw:line>
        <draw:line draw:style-name="gr97" draw:layer="layout" svg:x1="14.179cm" svg:y1="5.706cm" svg:x2="14.179cm" svg:y2="5.552cm">
          <text:p/>
        </draw:line>
        <draw:line draw:style-name="gr97" draw:layer="layout" svg:x1="14.102cm" svg:y1="5.629cm" svg:x2="14.255cm" svg:y2="5.629cm">
          <text:p/>
        </draw:line>
        <draw:line draw:style-name="gr97" draw:layer="layout" svg:x1="14.179cm" svg:y1="4.912cm" svg:x2="14.179cm" svg:y2="4.759cm">
          <text:p/>
        </draw:line>
        <draw:line draw:style-name="gr97" draw:layer="layout" svg:x1="14.102cm" svg:y1="4.836cm" svg:x2="14.255cm" svg:y2="4.836cm">
          <text:p/>
        </draw:line>
        <draw:line draw:style-name="gr97" draw:layer="layout" svg:x1="14.179cm" svg:y1="4.428cm" svg:x2="14.179cm" svg:y2="4.275cm">
          <text:p/>
        </draw:line>
        <draw:line draw:style-name="gr97" draw:layer="layout" svg:x1="14.102cm" svg:y1="4.351cm" svg:x2="14.255cm" svg:y2="4.351cm">
          <text:p/>
        </draw:line>
        <draw:line draw:style-name="gr97" draw:layer="layout" svg:x1="14.179cm" svg:y1="4.163cm" svg:x2="14.179cm" svg:y2="4.009cm">
          <text:p/>
        </draw:line>
        <draw:line draw:style-name="gr97" draw:layer="layout" svg:x1="14.102cm" svg:y1="4.086cm" svg:x2="14.255cm" svg:y2="4.086cm">
          <text:p/>
        </draw:line>
        <draw:line draw:style-name="gr97" draw:layer="layout" svg:x1="14.179cm" svg:y1="4.075cm" svg:x2="14.179cm" svg:y2="3.922cm">
          <text:p/>
        </draw:line>
        <draw:line draw:style-name="gr97" draw:layer="layout" svg:x1="14.102cm" svg:y1="3.998cm" svg:x2="14.255cm" svg:y2="3.998cm">
          <text:p/>
        </draw:line>
        <draw:line draw:style-name="gr97" draw:layer="layout" svg:x1="14.179cm" svg:y1="3.965cm" svg:x2="14.179cm" svg:y2="3.812cm">
          <text:p/>
        </draw:line>
        <draw:line draw:style-name="gr97" draw:layer="layout" svg:x1="14.102cm" svg:y1="3.889cm" svg:x2="14.255cm" svg:y2="3.889cm">
          <text:p/>
        </draw:line>
        <draw:line draw:style-name="gr97" draw:layer="layout" svg:x1="14.179cm" svg:y1="3.722cm" svg:x2="14.179cm" svg:y2="3.569cm">
          <text:p/>
        </draw:line>
        <draw:line draw:style-name="gr97" draw:layer="layout" svg:x1="14.102cm" svg:y1="3.645cm" svg:x2="14.255cm" svg:y2="3.645cm">
          <text:p/>
        </draw:line>
        <draw:line draw:style-name="gr97" draw:layer="layout" svg:x1="14.179cm" svg:y1="3.678cm" svg:x2="14.179cm" svg:y2="3.525cm">
          <text:p/>
        </draw:line>
        <draw:line draw:style-name="gr97" draw:layer="layout" svg:x1="14.102cm" svg:y1="3.602cm" svg:x2="14.255cm" svg:y2="3.602cm">
          <text:p/>
        </draw:line>
        <draw:line draw:style-name="gr97" draw:layer="layout" svg:x1="14.179cm" svg:y1="3.503cm" svg:x2="14.179cm" svg:y2="3.35cm">
          <text:p/>
        </draw:line>
        <draw:line draw:style-name="gr97" draw:layer="layout" svg:x1="14.102cm" svg:y1="3.426cm" svg:x2="14.255cm" svg:y2="3.426cm">
          <text:p/>
        </draw:line>
        <draw:line draw:style-name="gr97" draw:layer="layout" svg:x1="14.179cm" svg:y1="3.481cm" svg:x2="14.179cm" svg:y2="3.328cm">
          <text:p/>
        </draw:line>
        <draw:line draw:style-name="gr97" draw:layer="layout" svg:x1="14.102cm" svg:y1="3.404cm" svg:x2="14.255cm" svg:y2="3.404cm">
          <text:p/>
        </draw:line>
        <draw:line draw:style-name="gr97" draw:layer="layout" svg:x1="14.179cm" svg:y1="3.194cm" svg:x2="14.179cm" svg:y2="3.041cm">
          <text:p/>
        </draw:line>
        <draw:line draw:style-name="gr97" draw:layer="layout" svg:x1="14.102cm" svg:y1="3.117cm" svg:x2="14.255cm" svg:y2="3.117cm">
          <text:p/>
        </draw:line>
        <draw:line draw:style-name="gr97" draw:layer="layout" svg:x1="14.179cm" svg:y1="3.15cm" svg:x2="14.179cm" svg:y2="2.997cm">
          <text:p/>
        </draw:line>
        <draw:line draw:style-name="gr97" draw:layer="layout" svg:x1="14.102cm" svg:y1="3.073cm" svg:x2="14.255cm" svg:y2="3.073cm">
          <text:p/>
        </draw:line>
        <draw:line draw:style-name="gr97" draw:layer="layout" svg:x1="14.208cm" svg:y1="13.33cm" svg:x2="14.208cm" svg:y2="13.177cm">
          <text:p/>
        </draw:line>
        <draw:line draw:style-name="gr97" draw:layer="layout" svg:x1="14.131cm" svg:y1="13.254cm" svg:x2="14.284cm" svg:y2="13.254cm">
          <text:p/>
        </draw:line>
        <draw:line draw:style-name="gr97" draw:layer="layout" svg:x1="14.208cm" svg:y1="13.309cm" svg:x2="14.208cm" svg:y2="13.155cm">
          <text:p/>
        </draw:line>
        <draw:line draw:style-name="gr97" draw:layer="layout" svg:x1="14.131cm" svg:y1="13.232cm" svg:x2="14.284cm" svg:y2="13.232cm">
          <text:p/>
        </draw:line>
        <draw:line draw:style-name="gr97" draw:layer="layout" svg:x1="14.208cm" svg:y1="13.243cm" svg:x2="14.208cm" svg:y2="13.09cm">
          <text:p/>
        </draw:line>
        <draw:line draw:style-name="gr97" draw:layer="layout" svg:x1="14.131cm" svg:y1="13.166cm" svg:x2="14.284cm" svg:y2="13.166cm">
          <text:p/>
        </draw:line>
        <draw:line draw:style-name="gr97" draw:layer="layout" svg:x1="14.208cm" svg:y1="12.515cm" svg:x2="14.208cm" svg:y2="12.362cm">
          <text:p/>
        </draw:line>
        <draw:line draw:style-name="gr97" draw:layer="layout" svg:x1="14.131cm" svg:y1="12.439cm" svg:x2="14.284cm" svg:y2="12.439cm">
          <text:p/>
        </draw:line>
        <draw:line draw:style-name="gr97" draw:layer="layout" svg:x1="14.208cm" svg:y1="12.14cm" svg:x2="14.208cm" svg:y2="11.987cm">
          <text:p/>
        </draw:line>
        <draw:line draw:style-name="gr97" draw:layer="layout" svg:x1="14.131cm" svg:y1="12.064cm" svg:x2="14.284cm" svg:y2="12.064cm">
          <text:p/>
        </draw:line>
        <draw:line draw:style-name="gr97" draw:layer="layout" svg:x1="14.208cm" svg:y1="12.053cm" svg:x2="14.208cm" svg:y2="11.899cm">
          <text:p/>
        </draw:line>
        <draw:line draw:style-name="gr97" draw:layer="layout" svg:x1="14.131cm" svg:y1="11.976cm" svg:x2="14.284cm" svg:y2="11.976cm">
          <text:p/>
        </draw:line>
        <draw:line draw:style-name="gr97" draw:layer="layout" svg:x1="14.208cm" svg:y1="11.5cm" svg:x2="14.208cm" svg:y2="11.347cm">
          <text:p/>
        </draw:line>
        <draw:line draw:style-name="gr97" draw:layer="layout" svg:x1="14.131cm" svg:y1="11.424cm" svg:x2="14.284cm" svg:y2="11.424cm">
          <text:p/>
        </draw:line>
        <draw:line draw:style-name="gr97" draw:layer="layout" svg:x1="14.208cm" svg:y1="9.033cm" svg:x2="14.208cm" svg:y2="8.879cm">
          <text:p/>
        </draw:line>
        <draw:line draw:style-name="gr97" draw:layer="layout" svg:x1="14.131cm" svg:y1="8.956cm" svg:x2="14.284cm" svg:y2="8.956cm">
          <text:p/>
        </draw:line>
        <draw:line draw:style-name="gr97" draw:layer="layout" svg:x1="14.208cm" svg:y1="8.283cm" svg:x2="14.208cm" svg:y2="8.13cm">
          <text:p/>
        </draw:line>
        <draw:line draw:style-name="gr97" draw:layer="layout" svg:x1="14.131cm" svg:y1="8.206cm" svg:x2="14.284cm" svg:y2="8.206cm">
          <text:p/>
        </draw:line>
        <draw:line draw:style-name="gr97" draw:layer="layout" svg:x1="14.208cm" svg:y1="8.195cm" svg:x2="14.208cm" svg:y2="8.042cm">
          <text:p/>
        </draw:line>
        <draw:line draw:style-name="gr97" draw:layer="layout" svg:x1="14.131cm" svg:y1="8.119cm" svg:x2="14.284cm" svg:y2="8.119cm">
          <text:p/>
        </draw:line>
        <draw:line draw:style-name="gr97" draw:layer="layout" svg:x1="14.208cm" svg:y1="7.976cm" svg:x2="14.208cm" svg:y2="7.823cm">
          <text:p/>
        </draw:line>
        <draw:line draw:style-name="gr97" draw:layer="layout" svg:x1="14.131cm" svg:y1="7.9cm" svg:x2="14.284cm" svg:y2="7.9cm">
          <text:p/>
        </draw:line>
        <draw:line draw:style-name="gr97" draw:layer="layout" svg:x1="14.208cm" svg:y1="7.82cm" svg:x2="14.208cm" svg:y2="7.667cm">
          <text:p/>
        </draw:line>
        <draw:line draw:style-name="gr97" draw:layer="layout" svg:x1="14.131cm" svg:y1="7.744cm" svg:x2="14.284cm" svg:y2="7.744cm">
          <text:p/>
        </draw:line>
        <draw:line draw:style-name="gr97" draw:layer="layout" svg:x1="14.208cm" svg:y1="7.777cm" svg:x2="14.208cm" svg:y2="7.623cm">
          <text:p/>
        </draw:line>
        <draw:line draw:style-name="gr97" draw:layer="layout" svg:x1="14.131cm" svg:y1="7.7cm" svg:x2="14.284cm" svg:y2="7.7cm">
          <text:p/>
        </draw:line>
        <draw:line draw:style-name="gr97" draw:layer="layout" svg:x1="14.208cm" svg:y1="6.433cm" svg:x2="14.208cm" svg:y2="6.28cm">
          <text:p/>
        </draw:line>
        <draw:line draw:style-name="gr97" draw:layer="layout" svg:x1="14.131cm" svg:y1="6.357cm" svg:x2="14.284cm" svg:y2="6.357cm">
          <text:p/>
        </draw:line>
        <draw:line draw:style-name="gr97" draw:layer="layout" svg:x1="14.208cm" svg:y1="6.411cm" svg:x2="14.208cm" svg:y2="6.258cm">
          <text:p/>
        </draw:line>
        <draw:line draw:style-name="gr97" draw:layer="layout" svg:x1="14.131cm" svg:y1="6.335cm" svg:x2="14.284cm" svg:y2="6.335cm">
          <text:p/>
        </draw:line>
        <draw:line draw:style-name="gr97" draw:layer="layout" svg:x1="14.208cm" svg:y1="6.28cm" svg:x2="14.208cm" svg:y2="6.127cm">
          <text:p/>
        </draw:line>
        <draw:line draw:style-name="gr97" draw:layer="layout" svg:x1="14.131cm" svg:y1="6.203cm" svg:x2="14.284cm" svg:y2="6.203cm">
          <text:p/>
        </draw:line>
        <draw:line draw:style-name="gr97" draw:layer="layout" svg:x1="14.208cm" svg:y1="6.168cm" svg:x2="14.208cm" svg:y2="6.015cm">
          <text:p/>
        </draw:line>
        <draw:line draw:style-name="gr97" draw:layer="layout" svg:x1="14.131cm" svg:y1="6.091cm" svg:x2="14.284cm" svg:y2="6.091cm">
          <text:p/>
        </draw:line>
        <draw:line draw:style-name="gr97" draw:layer="layout" svg:x1="14.208cm" svg:y1="5.883cm" svg:x2="14.208cm" svg:y2="5.73cm">
          <text:p/>
        </draw:line>
        <draw:line draw:style-name="gr97" draw:layer="layout" svg:x1="14.131cm" svg:y1="5.807cm" svg:x2="14.284cm" svg:y2="5.807cm">
          <text:p/>
        </draw:line>
        <draw:line draw:style-name="gr97" draw:layer="layout" svg:x1="14.208cm" svg:y1="5.243cm" svg:x2="14.208cm" svg:y2="5.09cm">
          <text:p/>
        </draw:line>
        <draw:line draw:style-name="gr97" draw:layer="layout" svg:x1="14.131cm" svg:y1="5.166cm" svg:x2="14.284cm" svg:y2="5.166cm">
          <text:p/>
        </draw:line>
        <draw:line draw:style-name="gr97" draw:layer="layout" svg:x1="14.208cm" svg:y1="5.221cm" svg:x2="14.208cm" svg:y2="5.068cm">
          <text:p/>
        </draw:line>
        <draw:line draw:style-name="gr97" draw:layer="layout" svg:x1="14.131cm" svg:y1="5.145cm" svg:x2="14.284cm" svg:y2="5.145cm">
          <text:p/>
        </draw:line>
        <draw:line draw:style-name="gr97" draw:layer="layout" svg:x1="14.208cm" svg:y1="5.09cm" svg:x2="14.208cm" svg:y2="4.936cm">
          <text:p/>
        </draw:line>
        <draw:line draw:style-name="gr97" draw:layer="layout" svg:x1="14.131cm" svg:y1="5.013cm" svg:x2="14.284cm" svg:y2="5.013cm">
          <text:p/>
        </draw:line>
        <draw:line draw:style-name="gr97" draw:layer="layout" svg:x1="14.208cm" svg:y1="5.022cm" svg:x2="14.208cm" svg:y2="4.868cm">
          <text:p/>
        </draw:line>
        <draw:line draw:style-name="gr97" draw:layer="layout" svg:x1="14.131cm" svg:y1="4.945cm" svg:x2="14.284cm" svg:y2="4.945cm">
          <text:p/>
        </draw:line>
        <draw:line draw:style-name="gr97" draw:layer="layout" svg:x1="14.208cm" svg:y1="4.934cm" svg:x2="14.208cm" svg:y2="4.781cm">
          <text:p/>
        </draw:line>
        <draw:line draw:style-name="gr97" draw:layer="layout" svg:x1="14.131cm" svg:y1="4.857cm" svg:x2="14.284cm" svg:y2="4.857cm">
          <text:p/>
        </draw:line>
        <draw:line draw:style-name="gr97" draw:layer="layout" svg:x1="14.208cm" svg:y1="4.781cm" svg:x2="14.208cm" svg:y2="4.627cm">
          <text:p/>
        </draw:line>
        <draw:line draw:style-name="gr97" draw:layer="layout" svg:x1="14.131cm" svg:y1="4.704cm" svg:x2="14.284cm" svg:y2="4.704cm">
          <text:p/>
        </draw:line>
        <draw:line draw:style-name="gr97" draw:layer="layout" svg:x1="14.208cm" svg:y1="4.581cm" svg:x2="14.208cm" svg:y2="4.428cm">
          <text:p/>
        </draw:line>
        <draw:line draw:style-name="gr97" draw:layer="layout" svg:x1="14.131cm" svg:y1="4.505cm" svg:x2="14.284cm" svg:y2="4.505cm">
          <text:p/>
        </draw:line>
        <draw:line draw:style-name="gr97" draw:layer="layout" svg:x1="14.208cm" svg:y1="3.766cm" svg:x2="14.208cm" svg:y2="3.613cm">
          <text:p/>
        </draw:line>
        <draw:line draw:style-name="gr97" draw:layer="layout" svg:x1="14.131cm" svg:y1="3.689cm" svg:x2="14.284cm" svg:y2="3.689cm">
          <text:p/>
        </draw:line>
        <draw:line draw:style-name="gr97" draw:layer="layout" svg:x1="14.208cm" svg:y1="3.744cm" svg:x2="14.208cm" svg:y2="3.591cm">
          <text:p/>
        </draw:line>
        <draw:line draw:style-name="gr97" draw:layer="layout" svg:x1="14.131cm" svg:y1="3.667cm" svg:x2="14.284cm" svg:y2="3.667cm">
          <text:p/>
        </draw:line>
        <draw:line draw:style-name="gr97" draw:layer="layout" svg:x1="14.208cm" svg:y1="3.7cm" svg:x2="14.208cm" svg:y2="3.547cm">
          <text:p/>
        </draw:line>
        <draw:line draw:style-name="gr97" draw:layer="layout" svg:x1="14.131cm" svg:y1="3.623cm" svg:x2="14.284cm" svg:y2="3.623cm">
          <text:p/>
        </draw:line>
        <draw:line draw:style-name="gr97" draw:layer="layout" svg:x1="14.208cm" svg:y1="3.303cm" svg:x2="14.208cm" svg:y2="3.15cm">
          <text:p/>
        </draw:line>
        <draw:line draw:style-name="gr97" draw:layer="layout" svg:x1="14.131cm" svg:y1="3.227cm" svg:x2="14.284cm" svg:y2="3.227cm">
          <text:p/>
        </draw:line>
        <draw:line draw:style-name="gr97" draw:layer="layout" svg:x1="14.208cm" svg:y1="3.128cm" svg:x2="14.208cm" svg:y2="2.975cm">
          <text:p/>
        </draw:line>
        <draw:line draw:style-name="gr97" draw:layer="layout" svg:x1="14.131cm" svg:y1="3.052cm" svg:x2="14.284cm" svg:y2="3.052cm">
          <text:p/>
        </draw:line>
        <draw:line draw:style-name="gr97" draw:layer="layout" svg:x1="14.208cm" svg:y1="2.972cm" svg:x2="14.208cm" svg:y2="2.819cm">
          <text:p/>
        </draw:line>
        <draw:line draw:style-name="gr97" draw:layer="layout" svg:x1="14.131cm" svg:y1="2.896cm" svg:x2="14.284cm" svg:y2="2.896cm">
          <text:p/>
        </draw:line>
        <draw:line draw:style-name="gr97" draw:layer="layout" svg:x1="14.208cm" svg:y1="2.907cm" svg:x2="14.208cm" svg:y2="2.753cm">
          <text:p/>
        </draw:line>
        <draw:line draw:style-name="gr97" draw:layer="layout" svg:x1="14.131cm" svg:y1="2.83cm" svg:x2="14.284cm" svg:y2="2.83cm">
          <text:p/>
        </draw:line>
        <draw:line draw:style-name="gr97" draw:layer="layout" svg:x1="14.239cm" svg:y1="13.352cm" svg:x2="14.239cm" svg:y2="13.199cm">
          <text:p/>
        </draw:line>
        <draw:line draw:style-name="gr97" draw:layer="layout" svg:x1="14.163cm" svg:y1="13.276cm" svg:x2="14.316cm" svg:y2="13.276cm">
          <text:p/>
        </draw:line>
        <draw:line draw:style-name="gr97" draw:layer="layout" svg:x1="14.239cm" svg:y1="13.287cm" svg:x2="14.239cm" svg:y2="13.133cm">
          <text:p/>
        </draw:line>
        <draw:line draw:style-name="gr97" draw:layer="layout" svg:x1="14.163cm" svg:y1="13.21cm" svg:x2="14.316cm" svg:y2="13.21cm">
          <text:p/>
        </draw:line>
        <draw:line draw:style-name="gr97" draw:layer="layout" svg:x1="14.239cm" svg:y1="12.824cm" svg:x2="14.239cm" svg:y2="12.671cm">
          <text:p/>
        </draw:line>
        <draw:line draw:style-name="gr97" draw:layer="layout" svg:x1="14.163cm" svg:y1="12.748cm" svg:x2="14.316cm" svg:y2="12.748cm">
          <text:p/>
        </draw:line>
        <draw:line draw:style-name="gr97" draw:layer="layout" svg:x1="14.239cm" svg:y1="12.031cm" svg:x2="14.239cm" svg:y2="11.878cm">
          <text:p/>
        </draw:line>
        <draw:line draw:style-name="gr97" draw:layer="layout" svg:x1="14.163cm" svg:y1="11.954cm" svg:x2="14.316cm" svg:y2="11.954cm">
          <text:p/>
        </draw:line>
        <draw:line draw:style-name="gr97" draw:layer="layout" svg:x1="14.239cm" svg:y1="8.526cm" svg:x2="14.239cm" svg:y2="8.373cm">
          <text:p/>
        </draw:line>
        <draw:line draw:style-name="gr97" draw:layer="layout" svg:x1="14.163cm" svg:y1="8.45cm" svg:x2="14.316cm" svg:y2="8.45cm">
          <text:p/>
        </draw:line>
        <draw:line draw:style-name="gr97" draw:layer="layout" svg:x1="14.239cm" svg:y1="7.998cm" svg:x2="14.239cm" svg:y2="7.845cm">
          <text:p/>
        </draw:line>
        <draw:line draw:style-name="gr97" draw:layer="layout" svg:x1="14.163cm" svg:y1="7.921cm" svg:x2="14.316cm" svg:y2="7.921cm">
          <text:p/>
        </draw:line>
        <draw:line draw:style-name="gr97" draw:layer="layout" svg:x1="14.239cm" svg:y1="6.961cm" svg:x2="14.239cm" svg:y2="6.808cm">
          <text:p/>
        </draw:line>
        <draw:line draw:style-name="gr97" draw:layer="layout" svg:x1="14.163cm" svg:y1="6.885cm" svg:x2="14.316cm" svg:y2="6.885cm">
          <text:p/>
        </draw:line>
        <draw:line draw:style-name="gr97" draw:layer="layout" svg:x1="14.239cm" svg:y1="6.896cm" svg:x2="14.239cm" svg:y2="6.742cm">
          <text:p/>
        </draw:line>
        <draw:line draw:style-name="gr97" draw:layer="layout" svg:x1="14.163cm" svg:y1="6.819cm" svg:x2="14.316cm" svg:y2="6.819cm">
          <text:p/>
        </draw:line>
        <draw:line draw:style-name="gr97" draw:layer="layout" svg:x1="14.239cm" svg:y1="6.852cm" svg:x2="14.239cm" svg:y2="6.699cm">
          <text:p/>
        </draw:line>
        <draw:line draw:style-name="gr97" draw:layer="layout" svg:x1="14.163cm" svg:y1="6.775cm" svg:x2="14.316cm" svg:y2="6.775cm">
          <text:p/>
        </draw:line>
        <draw:line draw:style-name="gr97" draw:layer="layout" svg:x1="14.239cm" svg:y1="6.742cm" svg:x2="14.239cm" svg:y2="6.589cm">
          <text:p/>
        </draw:line>
        <draw:line draw:style-name="gr97" draw:layer="layout" svg:x1="14.163cm" svg:y1="6.666cm" svg:x2="14.316cm" svg:y2="6.666cm">
          <text:p/>
        </draw:line>
        <draw:line draw:style-name="gr97" draw:layer="layout" svg:x1="14.239cm" svg:y1="6.499cm" svg:x2="14.239cm" svg:y2="6.346cm">
          <text:p/>
        </draw:line>
        <draw:line draw:style-name="gr97" draw:layer="layout" svg:x1="14.163cm" svg:y1="6.422cm" svg:x2="14.316cm" svg:y2="6.422cm">
          <text:p/>
        </draw:line>
        <draw:line draw:style-name="gr97" draw:layer="layout" svg:x1="14.239cm" svg:y1="6.324cm" svg:x2="14.239cm" svg:y2="6.17cm">
          <text:p/>
        </draw:line>
        <draw:line draw:style-name="gr97" draw:layer="layout" svg:x1="14.163cm" svg:y1="6.247cm" svg:x2="14.316cm" svg:y2="6.247cm">
          <text:p/>
        </draw:line>
        <draw:line draw:style-name="gr97" draw:layer="layout" svg:x1="14.239cm" svg:y1="6.015cm" svg:x2="14.239cm" svg:y2="5.861cm">
          <text:p/>
        </draw:line>
        <draw:line draw:style-name="gr97" draw:layer="layout" svg:x1="14.163cm" svg:y1="5.938cm" svg:x2="14.316cm" svg:y2="5.938cm">
          <text:p/>
        </draw:line>
        <draw:line draw:style-name="gr97" draw:layer="layout" svg:x1="14.239cm" svg:y1="5.837cm" svg:x2="14.239cm" svg:y2="5.684cm">
          <text:p/>
        </draw:line>
        <draw:line draw:style-name="gr97" draw:layer="layout" svg:x1="14.163cm" svg:y1="5.76cm" svg:x2="14.316cm" svg:y2="5.76cm">
          <text:p/>
        </draw:line>
        <draw:line draw:style-name="gr97" draw:layer="layout" svg:x1="14.239cm" svg:y1="5.793cm" svg:x2="14.239cm" svg:y2="5.64cm">
          <text:p/>
        </draw:line>
        <draw:line draw:style-name="gr97" draw:layer="layout" svg:x1="14.163cm" svg:y1="5.717cm" svg:x2="14.316cm" svg:y2="5.717cm">
          <text:p/>
        </draw:line>
        <draw:line draw:style-name="gr97" draw:layer="layout" svg:x1="14.239cm" svg:y1="5.727cm" svg:x2="14.239cm" svg:y2="5.574cm">
          <text:p/>
        </draw:line>
        <draw:line draw:style-name="gr97" draw:layer="layout" svg:x1="14.163cm" svg:y1="5.651cm" svg:x2="14.316cm" svg:y2="5.651cm">
          <text:p/>
        </draw:line>
        <draw:line draw:style-name="gr97" draw:layer="layout" svg:x1="14.239cm" svg:y1="5.662cm" svg:x2="14.239cm" svg:y2="5.508cm">
          <text:p/>
        </draw:line>
        <draw:line draw:style-name="gr97" draw:layer="layout" svg:x1="14.163cm" svg:y1="5.585cm" svg:x2="14.316cm" svg:y2="5.585cm">
          <text:p/>
        </draw:line>
        <draw:line draw:style-name="gr97" draw:layer="layout" svg:x1="14.239cm" svg:y1="5.396cm" svg:x2="14.239cm" svg:y2="5.243cm">
          <text:p/>
        </draw:line>
        <draw:line draw:style-name="gr97" draw:layer="layout" svg:x1="14.163cm" svg:y1="5.32cm" svg:x2="14.316cm" svg:y2="5.32cm">
          <text:p/>
        </draw:line>
        <draw:line draw:style-name="gr97" draw:layer="layout" svg:x1="14.239cm" svg:y1="5.375cm" svg:x2="14.239cm" svg:y2="5.221cm">
          <text:p/>
        </draw:line>
        <draw:line draw:style-name="gr97" draw:layer="layout" svg:x1="14.163cm" svg:y1="5.298cm" svg:x2="14.316cm" svg:y2="5.298cm">
          <text:p/>
        </draw:line>
        <draw:line draw:style-name="gr97" draw:layer="layout" svg:x1="14.239cm" svg:y1="4.89cm" svg:x2="14.239cm" svg:y2="4.737cm">
          <text:p/>
        </draw:line>
        <draw:line draw:style-name="gr97" draw:layer="layout" svg:x1="14.163cm" svg:y1="4.814cm" svg:x2="14.316cm" svg:y2="4.814cm">
          <text:p/>
        </draw:line>
        <draw:line draw:style-name="gr97" draw:layer="layout" svg:x1="14.239cm" svg:y1="4.846cm" svg:x2="14.239cm" svg:y2="4.693cm">
          <text:p/>
        </draw:line>
        <draw:line draw:style-name="gr97" draw:layer="layout" svg:x1="14.163cm" svg:y1="4.77cm" svg:x2="14.316cm" svg:y2="4.77cm">
          <text:p/>
        </draw:line>
        <draw:line draw:style-name="gr97" draw:layer="layout" svg:x1="14.239cm" svg:y1="4.759cm" svg:x2="14.239cm" svg:y2="4.606cm">
          <text:p/>
        </draw:line>
        <draw:line draw:style-name="gr97" draw:layer="layout" svg:x1="14.163cm" svg:y1="4.682cm" svg:x2="14.316cm" svg:y2="4.682cm">
          <text:p/>
        </draw:line>
        <draw:line draw:style-name="gr97" draw:layer="layout" svg:x1="14.239cm" svg:y1="4.472cm" svg:x2="14.239cm" svg:y2="4.318cm">
          <text:p/>
        </draw:line>
        <draw:line draw:style-name="gr97" draw:layer="layout" svg:x1="14.163cm" svg:y1="4.395cm" svg:x2="14.316cm" svg:y2="4.395cm">
          <text:p/>
        </draw:line>
        <draw:line draw:style-name="gr97" draw:layer="layout" svg:x1="14.239cm" svg:y1="4.45cm" svg:x2="14.239cm" svg:y2="4.296cm">
          <text:p/>
        </draw:line>
        <draw:line draw:style-name="gr97" draw:layer="layout" svg:x1="14.163cm" svg:y1="4.373cm" svg:x2="14.316cm" svg:y2="4.373cm">
          <text:p/>
        </draw:line>
        <draw:line draw:style-name="gr97" draw:layer="layout" svg:x1="14.239cm" svg:y1="4.428cm" svg:x2="14.239cm" svg:y2="4.275cm">
          <text:p/>
        </draw:line>
        <draw:line draw:style-name="gr97" draw:layer="layout" svg:x1="14.163cm" svg:y1="4.351cm" svg:x2="14.316cm" svg:y2="4.351cm">
          <text:p/>
        </draw:line>
        <draw:line draw:style-name="gr97" draw:layer="layout" svg:x1="14.239cm" svg:y1="3.744cm" svg:x2="14.239cm" svg:y2="3.591cm">
          <text:p/>
        </draw:line>
        <draw:line draw:style-name="gr97" draw:layer="layout" svg:x1="14.163cm" svg:y1="3.667cm" svg:x2="14.316cm" svg:y2="3.667cm">
          <text:p/>
        </draw:line>
        <draw:line draw:style-name="gr97" draw:layer="layout" svg:x1="14.239cm" svg:y1="3.634cm" svg:x2="14.239cm" svg:y2="3.481cm">
          <text:p/>
        </draw:line>
        <draw:line draw:style-name="gr97" draw:layer="layout" svg:x1="14.163cm" svg:y1="3.558cm" svg:x2="14.316cm" svg:y2="3.558cm">
          <text:p/>
        </draw:line>
        <draw:line draw:style-name="gr97" draw:layer="layout" svg:x1="14.239cm" svg:y1="3.591cm" svg:x2="14.239cm" svg:y2="3.437cm">
          <text:p/>
        </draw:line>
        <draw:line draw:style-name="gr97" draw:layer="layout" svg:x1="14.163cm" svg:y1="3.514cm" svg:x2="14.316cm" svg:y2="3.514cm">
          <text:p/>
        </draw:line>
        <draw:line draw:style-name="gr97" draw:layer="layout" svg:x1="14.239cm" svg:y1="3.303cm" svg:x2="14.239cm" svg:y2="3.15cm">
          <text:p/>
        </draw:line>
        <draw:line draw:style-name="gr97" draw:layer="layout" svg:x1="14.163cm" svg:y1="3.227cm" svg:x2="14.316cm" svg:y2="3.227cm">
          <text:p/>
        </draw:line>
        <draw:line draw:style-name="gr97" draw:layer="layout" svg:x1="14.239cm" svg:y1="3.216cm" svg:x2="14.239cm" svg:y2="3.062cm">
          <text:p/>
        </draw:line>
        <draw:line draw:style-name="gr97" draw:layer="layout" svg:x1="14.163cm" svg:y1="3.139cm" svg:x2="14.316cm" svg:y2="3.139cm">
          <text:p/>
        </draw:line>
        <draw:line draw:style-name="gr97" draw:layer="layout" svg:x1="14.239cm" svg:y1="3.172cm" svg:x2="14.239cm" svg:y2="3.019cm">
          <text:p/>
        </draw:line>
        <draw:line draw:style-name="gr97" draw:layer="layout" svg:x1="14.163cm" svg:y1="3.095cm" svg:x2="14.316cm" svg:y2="3.095cm">
          <text:p/>
        </draw:line>
        <draw:line draw:style-name="gr97" draw:layer="layout" svg:x1="14.239cm" svg:y1="2.994cm" svg:x2="14.239cm" svg:y2="2.841cm">
          <text:p/>
        </draw:line>
        <draw:line draw:style-name="gr97" draw:layer="layout" svg:x1="14.163cm" svg:y1="2.918cm" svg:x2="14.316cm" svg:y2="2.918cm">
          <text:p/>
        </draw:line>
        <draw:line draw:style-name="gr97" draw:layer="layout" svg:x1="14.239cm" svg:y1="2.841cm" svg:x2="14.239cm" svg:y2="2.688cm">
          <text:p/>
        </draw:line>
        <draw:line draw:style-name="gr97" draw:layer="layout" svg:x1="14.163cm" svg:y1="2.764cm" svg:x2="14.316cm" svg:y2="2.764cm">
          <text:p/>
        </draw:line>
        <draw:line draw:style-name="gr97" draw:layer="layout" svg:x1="14.239cm" svg:y1="2.819cm" svg:x2="14.239cm" svg:y2="2.666cm">
          <text:p/>
        </draw:line>
        <draw:line draw:style-name="gr97" draw:layer="layout" svg:x1="14.163cm" svg:y1="2.742cm" svg:x2="14.316cm" svg:y2="2.742cm">
          <text:p/>
        </draw:line>
        <draw:line draw:style-name="gr97" draw:layer="layout" svg:x1="14.269cm" svg:y1="13.374cm" svg:x2="14.269cm" svg:y2="13.221cm">
          <text:p/>
        </draw:line>
        <draw:line draw:style-name="gr97" draw:layer="layout" svg:x1="14.192cm" svg:y1="13.298cm" svg:x2="14.345cm" svg:y2="13.298cm">
          <text:p/>
        </draw:line>
        <draw:line draw:style-name="gr97" draw:layer="layout" svg:x1="14.269cm" svg:y1="13.309cm" svg:x2="14.269cm" svg:y2="13.155cm">
          <text:p/>
        </draw:line>
        <draw:line draw:style-name="gr97" draw:layer="layout" svg:x1="14.192cm" svg:y1="13.232cm" svg:x2="14.345cm" svg:y2="13.232cm">
          <text:p/>
        </draw:line>
        <draw:line draw:style-name="gr97" draw:layer="layout" svg:x1="14.269cm" svg:y1="13.087cm" svg:x2="14.269cm" svg:y2="12.934cm">
          <text:p/>
        </draw:line>
        <draw:line draw:style-name="gr97" draw:layer="layout" svg:x1="14.192cm" svg:y1="13.01cm" svg:x2="14.345cm" svg:y2="13.01cm">
          <text:p/>
        </draw:line>
        <draw:line draw:style-name="gr97" draw:layer="layout" svg:x1="14.269cm" svg:y1="12.537cm" svg:x2="14.269cm" svg:y2="12.384cm">
          <text:p/>
        </draw:line>
        <draw:line draw:style-name="gr97" draw:layer="layout" svg:x1="14.192cm" svg:y1="12.46cm" svg:x2="14.345cm" svg:y2="12.46cm">
          <text:p/>
        </draw:line>
        <draw:line draw:style-name="gr97" draw:layer="layout" svg:x1="14.269cm" svg:y1="12.515cm" svg:x2="14.269cm" svg:y2="12.362cm">
          <text:p/>
        </draw:line>
        <draw:line draw:style-name="gr97" draw:layer="layout" svg:x1="14.192cm" svg:y1="12.439cm" svg:x2="14.345cm" svg:y2="12.439cm">
          <text:p/>
        </draw:line>
        <draw:line draw:style-name="gr97" draw:layer="layout" svg:x1="14.269cm" svg:y1="12.359cm" svg:x2="14.269cm" svg:y2="12.206cm">
          <text:p/>
        </draw:line>
        <draw:line draw:style-name="gr97" draw:layer="layout" svg:x1="14.192cm" svg:y1="12.283cm" svg:x2="14.345cm" svg:y2="12.283cm">
          <text:p/>
        </draw:line>
        <draw:line draw:style-name="gr97" draw:layer="layout" svg:x1="14.269cm" svg:y1="9.914cm" svg:x2="14.269cm" svg:y2="9.76cm">
          <text:p/>
        </draw:line>
        <draw:line draw:style-name="gr97" draw:layer="layout" svg:x1="14.192cm" svg:y1="9.837cm" svg:x2="14.345cm" svg:y2="9.837cm">
          <text:p/>
        </draw:line>
        <draw:line draw:style-name="gr97" draw:layer="layout" svg:x1="14.269cm" svg:y1="8.813cm" svg:x2="14.269cm" svg:y2="8.66cm">
          <text:p/>
        </draw:line>
        <draw:line draw:style-name="gr97" draw:layer="layout" svg:x1="14.192cm" svg:y1="8.737cm" svg:x2="14.345cm" svg:y2="8.737cm">
          <text:p/>
        </draw:line>
        <draw:line draw:style-name="gr97" draw:layer="layout" svg:x1="14.269cm" svg:y1="8.723cm" svg:x2="14.269cm" svg:y2="8.57cm">
          <text:p/>
        </draw:line>
        <draw:line draw:style-name="gr97" draw:layer="layout" svg:x1="14.192cm" svg:y1="8.647cm" svg:x2="14.345cm" svg:y2="8.647cm">
          <text:p/>
        </draw:line>
        <draw:line draw:style-name="gr97" draw:layer="layout" svg:x1="14.269cm" svg:y1="8.395cm" svg:x2="14.269cm" svg:y2="8.242cm">
          <text:p/>
        </draw:line>
        <draw:line draw:style-name="gr97" draw:layer="layout" svg:x1="14.192cm" svg:y1="8.318cm" svg:x2="14.345cm" svg:y2="8.318cm">
          <text:p/>
        </draw:line>
        <draw:line draw:style-name="gr97" draw:layer="layout" svg:x1="14.269cm" svg:y1="6.455cm" svg:x2="14.269cm" svg:y2="6.302cm">
          <text:p/>
        </draw:line>
        <draw:line draw:style-name="gr97" draw:layer="layout" svg:x1="14.192cm" svg:y1="6.378cm" svg:x2="14.345cm" svg:y2="6.378cm">
          <text:p/>
        </draw:line>
        <draw:line draw:style-name="gr97" draw:layer="layout" svg:x1="14.269cm" svg:y1="6.08cm" svg:x2="14.269cm" svg:y2="5.927cm">
          <text:p/>
        </draw:line>
        <draw:line draw:style-name="gr97" draw:layer="layout" svg:x1="14.192cm" svg:y1="6.004cm" svg:x2="14.345cm" svg:y2="6.004cm">
          <text:p/>
        </draw:line>
        <draw:line draw:style-name="gr97" draw:layer="layout" svg:x1="14.269cm" svg:y1="5.706cm" svg:x2="14.269cm" svg:y2="5.552cm">
          <text:p/>
        </draw:line>
        <draw:line draw:style-name="gr97" draw:layer="layout" svg:x1="14.192cm" svg:y1="5.629cm" svg:x2="14.345cm" svg:y2="5.629cm">
          <text:p/>
        </draw:line>
        <draw:line draw:style-name="gr97" draw:layer="layout" svg:x1="14.269cm" svg:y1="4.868cm" svg:x2="14.269cm" svg:y2="4.715cm">
          <text:p/>
        </draw:line>
        <draw:line draw:style-name="gr97" draw:layer="layout" svg:x1="14.192cm" svg:y1="4.792cm" svg:x2="14.345cm" svg:y2="4.792cm">
          <text:p/>
        </draw:line>
        <draw:line draw:style-name="gr97" draw:layer="layout" svg:x1="14.269cm" svg:y1="4.715cm" svg:x2="14.269cm" svg:y2="4.562cm">
          <text:p/>
        </draw:line>
        <draw:line draw:style-name="gr97" draw:layer="layout" svg:x1="14.192cm" svg:y1="4.638cm" svg:x2="14.345cm" svg:y2="4.638cm">
          <text:p/>
        </draw:line>
        <draw:line draw:style-name="gr97" draw:layer="layout" svg:x1="14.269cm" svg:y1="4.693cm" svg:x2="14.269cm" svg:y2="4.54cm">
          <text:p/>
        </draw:line>
        <draw:line draw:style-name="gr97" draw:layer="layout" svg:x1="14.192cm" svg:y1="4.616cm" svg:x2="14.345cm" svg:y2="4.616cm">
          <text:p/>
        </draw:line>
        <draw:line draw:style-name="gr97" draw:layer="layout" svg:x1="14.269cm" svg:y1="4.671cm" svg:x2="14.269cm" svg:y2="4.518cm">
          <text:p/>
        </draw:line>
        <draw:line draw:style-name="gr97" draw:layer="layout" svg:x1="14.192cm" svg:y1="4.595cm" svg:x2="14.345cm" svg:y2="4.595cm">
          <text:p/>
        </draw:line>
        <draw:line draw:style-name="gr97" draw:layer="layout" svg:x1="14.269cm" svg:y1="4.603cm" svg:x2="14.269cm" svg:y2="4.45cm">
          <text:p/>
        </draw:line>
        <draw:line draw:style-name="gr97" draw:layer="layout" svg:x1="14.192cm" svg:y1="4.526cm" svg:x2="14.345cm" svg:y2="4.526cm">
          <text:p/>
        </draw:line>
        <draw:line draw:style-name="gr97" draw:layer="layout" svg:x1="14.269cm" svg:y1="4.141cm" svg:x2="14.269cm" svg:y2="3.987cm">
          <text:p/>
        </draw:line>
        <draw:line draw:style-name="gr97" draw:layer="layout" svg:x1="14.192cm" svg:y1="4.064cm" svg:x2="14.345cm" svg:y2="4.064cm">
          <text:p/>
        </draw:line>
        <draw:line draw:style-name="gr97" draw:layer="layout" svg:x1="14.269cm" svg:y1="4.075cm" svg:x2="14.269cm" svg:y2="3.922cm">
          <text:p/>
        </draw:line>
        <draw:line draw:style-name="gr97" draw:layer="layout" svg:x1="14.192cm" svg:y1="3.998cm" svg:x2="14.345cm" svg:y2="3.998cm">
          <text:p/>
        </draw:line>
        <draw:line draw:style-name="gr97" draw:layer="layout" svg:x1="14.269cm" svg:y1="3.834cm" svg:x2="14.269cm" svg:y2="3.681cm">
          <text:p/>
        </draw:line>
        <draw:line draw:style-name="gr97" draw:layer="layout" svg:x1="14.192cm" svg:y1="3.757cm" svg:x2="14.345cm" svg:y2="3.757cm">
          <text:p/>
        </draw:line>
        <draw:line draw:style-name="gr97" draw:layer="layout" svg:x1="14.269cm" svg:y1="3.766cm" svg:x2="14.269cm" svg:y2="3.613cm">
          <text:p/>
        </draw:line>
        <draw:line draw:style-name="gr97" draw:layer="layout" svg:x1="14.192cm" svg:y1="3.689cm" svg:x2="14.345cm" svg:y2="3.689cm">
          <text:p/>
        </draw:line>
        <draw:line draw:style-name="gr97" draw:layer="layout" svg:x1="14.269cm" svg:y1="3.656cm" svg:x2="14.269cm" svg:y2="3.503cm">
          <text:p/>
        </draw:line>
        <draw:line draw:style-name="gr97" draw:layer="layout" svg:x1="14.192cm" svg:y1="3.58cm" svg:x2="14.345cm" svg:y2="3.58cm">
          <text:p/>
        </draw:line>
        <draw:line draw:style-name="gr97" draw:layer="layout" svg:x1="14.269cm" svg:y1="3.613cm" svg:x2="14.269cm" svg:y2="3.459cm">
          <text:p/>
        </draw:line>
        <draw:line draw:style-name="gr97" draw:layer="layout" svg:x1="14.192cm" svg:y1="3.536cm" svg:x2="14.345cm" svg:y2="3.536cm">
          <text:p/>
        </draw:line>
        <draw:line draw:style-name="gr97" draw:layer="layout" svg:x1="14.269cm" svg:y1="3.503cm" svg:x2="14.269cm" svg:y2="3.35cm">
          <text:p/>
        </draw:line>
        <draw:line draw:style-name="gr97" draw:layer="layout" svg:x1="14.192cm" svg:y1="3.426cm" svg:x2="14.345cm" svg:y2="3.426cm">
          <text:p/>
        </draw:line>
        <draw:line draw:style-name="gr97" draw:layer="layout" svg:x1="14.269cm" svg:y1="3.194cm" svg:x2="14.269cm" svg:y2="3.041cm">
          <text:p/>
        </draw:line>
        <draw:line draw:style-name="gr97" draw:layer="layout" svg:x1="14.192cm" svg:y1="3.117cm" svg:x2="14.345cm" svg:y2="3.117cm">
          <text:p/>
        </draw:line>
        <draw:line draw:style-name="gr97" draw:layer="layout" svg:x1="14.269cm" svg:y1="3.106cm" svg:x2="14.269cm" svg:y2="2.953cm">
          <text:p/>
        </draw:line>
        <draw:line draw:style-name="gr97" draw:layer="layout" svg:x1="14.192cm" svg:y1="3.03cm" svg:x2="14.345cm" svg:y2="3.03cm">
          <text:p/>
        </draw:line>
        <draw:line draw:style-name="gr97" draw:layer="layout" svg:x1="14.3cm" svg:y1="13.309cm" svg:x2="14.3cm" svg:y2="13.155cm">
          <text:p/>
        </draw:line>
        <draw:line draw:style-name="gr97" draw:layer="layout" svg:x1="14.224cm" svg:y1="13.232cm" svg:x2="14.377cm" svg:y2="13.232cm">
          <text:p/>
        </draw:line>
        <draw:line draw:style-name="gr97" draw:layer="layout" svg:x1="14.3cm" svg:y1="9.651cm" svg:x2="14.3cm" svg:y2="9.497cm">
          <text:p/>
        </draw:line>
        <draw:line draw:style-name="gr97" draw:layer="layout" svg:x1="14.224cm" svg:y1="9.574cm" svg:x2="14.377cm" svg:y2="9.574cm">
          <text:p/>
        </draw:line>
        <draw:line draw:style-name="gr97" draw:layer="layout" svg:x1="14.3cm" svg:y1="9.629cm" svg:x2="14.3cm" svg:y2="9.475cm">
          <text:p/>
        </draw:line>
        <draw:line draw:style-name="gr97" draw:layer="layout" svg:x1="14.224cm" svg:y1="9.552cm" svg:x2="14.377cm" svg:y2="9.552cm">
          <text:p/>
        </draw:line>
        <draw:line draw:style-name="gr97" draw:layer="layout" svg:x1="14.3cm" svg:y1="9.473cm" svg:x2="14.3cm" svg:y2="9.32cm">
          <text:p/>
        </draw:line>
        <draw:line draw:style-name="gr97" draw:layer="layout" svg:x1="14.224cm" svg:y1="9.396cm" svg:x2="14.377cm" svg:y2="9.396cm">
          <text:p/>
        </draw:line>
        <draw:line draw:style-name="gr97" draw:layer="layout" svg:x1="14.3cm" svg:y1="9.166cm" svg:x2="14.3cm" svg:y2="9.013cm">
          <text:p/>
        </draw:line>
        <draw:line draw:style-name="gr97" draw:layer="layout" svg:x1="14.224cm" svg:y1="9.09cm" svg:x2="14.377cm" svg:y2="9.09cm">
          <text:p/>
        </draw:line>
        <draw:line draw:style-name="gr97" draw:layer="layout" svg:x1="14.3cm" svg:y1="9.12cm" svg:x2="14.3cm" svg:y2="8.967cm">
          <text:p/>
        </draw:line>
        <draw:line draw:style-name="gr97" draw:layer="layout" svg:x1="14.224cm" svg:y1="9.043cm" svg:x2="14.377cm" svg:y2="9.043cm">
          <text:p/>
        </draw:line>
        <draw:line draw:style-name="gr97" draw:layer="layout" svg:x1="14.3cm" svg:y1="8.879cm" svg:x2="14.3cm" svg:y2="8.726cm">
          <text:p/>
        </draw:line>
        <draw:line draw:style-name="gr97" draw:layer="layout" svg:x1="14.224cm" svg:y1="8.803cm" svg:x2="14.377cm" svg:y2="8.803cm">
          <text:p/>
        </draw:line>
        <draw:line draw:style-name="gr97" draw:layer="layout" svg:x1="14.3cm" svg:y1="8.835cm" svg:x2="14.3cm" svg:y2="8.682cm">
          <text:p/>
        </draw:line>
        <draw:line draw:style-name="gr97" draw:layer="layout" svg:x1="14.224cm" svg:y1="8.759cm" svg:x2="14.377cm" svg:y2="8.759cm">
          <text:p/>
        </draw:line>
        <draw:line draw:style-name="gr97" draw:layer="layout" svg:x1="14.3cm" svg:y1="8.813cm" svg:x2="14.3cm" svg:y2="8.66cm">
          <text:p/>
        </draw:line>
        <draw:line draw:style-name="gr97" draw:layer="layout" svg:x1="14.224cm" svg:y1="8.737cm" svg:x2="14.377cm" svg:y2="8.737cm">
          <text:p/>
        </draw:line>
        <draw:line draw:style-name="gr97" draw:layer="layout" svg:x1="14.3cm" svg:y1="6.852cm" svg:x2="14.3cm" svg:y2="6.699cm">
          <text:p/>
        </draw:line>
        <draw:line draw:style-name="gr97" draw:layer="layout" svg:x1="14.224cm" svg:y1="6.775cm" svg:x2="14.377cm" svg:y2="6.775cm">
          <text:p/>
        </draw:line>
        <draw:line draw:style-name="gr97" draw:layer="layout" svg:x1="14.3cm" svg:y1="6.83cm" svg:x2="14.3cm" svg:y2="6.677cm">
          <text:p/>
        </draw:line>
        <draw:line draw:style-name="gr97" draw:layer="layout" svg:x1="14.224cm" svg:y1="6.753cm" svg:x2="14.377cm" svg:y2="6.753cm">
          <text:p/>
        </draw:line>
        <draw:line draw:style-name="gr97" draw:layer="layout" svg:x1="14.3cm" svg:y1="6.764cm" svg:x2="14.3cm" svg:y2="6.611cm">
          <text:p/>
        </draw:line>
        <draw:line draw:style-name="gr97" draw:layer="layout" svg:x1="14.224cm" svg:y1="6.688cm" svg:x2="14.377cm" svg:y2="6.688cm">
          <text:p/>
        </draw:line>
        <draw:line draw:style-name="gr97" draw:layer="layout" svg:x1="14.3cm" svg:y1="6.742cm" svg:x2="14.3cm" svg:y2="6.589cm">
          <text:p/>
        </draw:line>
        <draw:line draw:style-name="gr97" draw:layer="layout" svg:x1="14.224cm" svg:y1="6.666cm" svg:x2="14.377cm" svg:y2="6.666cm">
          <text:p/>
        </draw:line>
        <draw:line draw:style-name="gr97" draw:layer="layout" svg:x1="14.3cm" svg:y1="4.384cm" svg:x2="14.3cm" svg:y2="4.231cm">
          <text:p/>
        </draw:line>
        <draw:line draw:style-name="gr97" draw:layer="layout" svg:x1="14.224cm" svg:y1="4.307cm" svg:x2="14.377cm" svg:y2="4.307cm">
          <text:p/>
        </draw:line>
        <draw:line draw:style-name="gr97" draw:layer="layout" svg:x1="14.3cm" svg:y1="3.678cm" svg:x2="14.3cm" svg:y2="3.525cm">
          <text:p/>
        </draw:line>
        <draw:line draw:style-name="gr97" draw:layer="layout" svg:x1="14.224cm" svg:y1="3.602cm" svg:x2="14.377cm" svg:y2="3.602cm">
          <text:p/>
        </draw:line>
        <draw:line draw:style-name="gr97" draw:layer="layout" svg:x1="14.3cm" svg:y1="3.26cm" svg:x2="14.3cm" svg:y2="3.106cm">
          <text:p/>
        </draw:line>
        <draw:line draw:style-name="gr97" draw:layer="layout" svg:x1="14.224cm" svg:y1="3.183cm" svg:x2="14.377cm" svg:y2="3.183cm">
          <text:p/>
        </draw:line>
        <draw:line draw:style-name="gr97" draw:layer="layout" svg:x1="14.3cm" svg:y1="2.951cm" svg:x2="14.3cm" svg:y2="2.797cm">
          <text:p/>
        </draw:line>
        <draw:line draw:style-name="gr97" draw:layer="layout" svg:x1="14.224cm" svg:y1="2.874cm" svg:x2="14.377cm" svg:y2="2.874cm">
          <text:p/>
        </draw:line>
        <draw:line draw:style-name="gr97" draw:layer="layout" svg:x1="14.33cm" svg:y1="13.374cm" svg:x2="14.33cm" svg:y2="13.221cm">
          <text:p/>
        </draw:line>
        <draw:line draw:style-name="gr97" draw:layer="layout" svg:x1="14.253cm" svg:y1="13.298cm" svg:x2="14.406cm" svg:y2="13.298cm">
          <text:p/>
        </draw:line>
        <draw:line draw:style-name="gr97" draw:layer="layout" svg:x1="14.33cm" svg:y1="9.738cm" svg:x2="14.33cm" svg:y2="9.585cm">
          <text:p/>
        </draw:line>
        <draw:line draw:style-name="gr97" draw:layer="layout" svg:x1="14.253cm" svg:y1="9.662cm" svg:x2="14.406cm" svg:y2="9.662cm">
          <text:p/>
        </draw:line>
        <draw:line draw:style-name="gr97" draw:layer="layout" svg:x1="14.33cm" svg:y1="7.402cm" svg:x2="14.33cm" svg:y2="7.249cm">
          <text:p/>
        </draw:line>
        <draw:line draw:style-name="gr97" draw:layer="layout" svg:x1="14.253cm" svg:y1="7.325cm" svg:x2="14.406cm" svg:y2="7.325cm">
          <text:p/>
        </draw:line>
        <draw:line draw:style-name="gr97" draw:layer="layout" svg:x1="14.33cm" svg:y1="7.358cm" svg:x2="14.33cm" svg:y2="7.205cm">
          <text:p/>
        </draw:line>
        <draw:line draw:style-name="gr97" draw:layer="layout" svg:x1="14.253cm" svg:y1="7.281cm" svg:x2="14.406cm" svg:y2="7.281cm">
          <text:p/>
        </draw:line>
        <draw:line draw:style-name="gr97" draw:layer="layout" svg:x1="14.33cm" svg:y1="7.27cm" svg:x2="14.33cm" svg:y2="7.117cm">
          <text:p/>
        </draw:line>
        <draw:line draw:style-name="gr97" draw:layer="layout" svg:x1="14.253cm" svg:y1="7.194cm" svg:x2="14.406cm" svg:y2="7.194cm">
          <text:p/>
        </draw:line>
        <draw:line draw:style-name="gr97" draw:layer="layout" svg:x1="14.33cm" svg:y1="7.095cm" svg:x2="14.33cm" svg:y2="6.942cm">
          <text:p/>
        </draw:line>
        <draw:line draw:style-name="gr97" draw:layer="layout" svg:x1="14.253cm" svg:y1="7.019cm" svg:x2="14.406cm" svg:y2="7.019cm">
          <text:p/>
        </draw:line>
        <draw:line draw:style-name="gr97" draw:layer="layout" svg:x1="14.33cm" svg:y1="5.993cm" svg:x2="14.33cm" svg:y2="5.839cm">
          <text:p/>
        </draw:line>
        <draw:line draw:style-name="gr97" draw:layer="layout" svg:x1="14.253cm" svg:y1="5.916cm" svg:x2="14.406cm" svg:y2="5.916cm">
          <text:p/>
        </draw:line>
        <draw:line draw:style-name="gr97" draw:layer="layout" svg:x1="14.33cm" svg:y1="4.581cm" svg:x2="14.33cm" svg:y2="4.428cm">
          <text:p/>
        </draw:line>
        <draw:line draw:style-name="gr97" draw:layer="layout" svg:x1="14.253cm" svg:y1="4.505cm" svg:x2="14.406cm" svg:y2="4.505cm">
          <text:p/>
        </draw:line>
        <draw:line draw:style-name="gr97" draw:layer="layout" svg:x1="14.33cm" svg:y1="4.296cm" svg:x2="14.33cm" svg:y2="4.143cm">
          <text:p/>
        </draw:line>
        <draw:line draw:style-name="gr97" draw:layer="layout" svg:x1="14.253cm" svg:y1="4.22cm" svg:x2="14.406cm" svg:y2="4.22cm">
          <text:p/>
        </draw:line>
        <draw:line draw:style-name="gr97" draw:layer="layout" svg:x1="14.33cm" svg:y1="4.053cm" svg:x2="14.33cm" svg:y2="3.9cm">
          <text:p/>
        </draw:line>
        <draw:line draw:style-name="gr97" draw:layer="layout" svg:x1="14.253cm" svg:y1="3.976cm" svg:x2="14.406cm" svg:y2="3.976cm">
          <text:p/>
        </draw:line>
        <draw:line draw:style-name="gr97" draw:layer="layout" svg:x1="14.33cm" svg:y1="3.194cm" svg:x2="14.33cm" svg:y2="3.041cm">
          <text:p/>
        </draw:line>
        <draw:line draw:style-name="gr97" draw:layer="layout" svg:x1="14.253cm" svg:y1="3.117cm" svg:x2="14.406cm" svg:y2="3.117cm">
          <text:p/>
        </draw:line>
        <draw:line draw:style-name="gr97" draw:layer="layout" svg:x1="14.361cm" svg:y1="10.554cm" svg:x2="14.361cm" svg:y2="10.4cm">
          <text:p/>
        </draw:line>
        <draw:line draw:style-name="gr97" draw:layer="layout" svg:x1="14.284cm" svg:y1="10.477cm" svg:x2="14.438cm" svg:y2="10.477cm">
          <text:p/>
        </draw:line>
        <draw:line draw:style-name="gr97" draw:layer="layout" svg:x1="14.361cm" svg:y1="10.266cm" svg:x2="14.361cm" svg:y2="10.113cm">
          <text:p/>
        </draw:line>
        <draw:line draw:style-name="gr97" draw:layer="layout" svg:x1="14.284cm" svg:y1="10.19cm" svg:x2="14.438cm" svg:y2="10.19cm">
          <text:p/>
        </draw:line>
        <draw:line draw:style-name="gr97" draw:layer="layout" svg:x1="14.361cm" svg:y1="9.982cm" svg:x2="14.361cm" svg:y2="9.828cm">
          <text:p/>
        </draw:line>
        <draw:line draw:style-name="gr97" draw:layer="layout" svg:x1="14.284cm" svg:y1="9.905cm" svg:x2="14.438cm" svg:y2="9.905cm">
          <text:p/>
        </draw:line>
        <draw:line draw:style-name="gr97" draw:layer="layout" svg:x1="14.361cm" svg:y1="9.848cm" svg:x2="14.361cm" svg:y2="9.694cm">
          <text:p/>
        </draw:line>
        <draw:line draw:style-name="gr97" draw:layer="layout" svg:x1="14.284cm" svg:y1="9.771cm" svg:x2="14.438cm" svg:y2="9.771cm">
          <text:p/>
        </draw:line>
        <draw:line draw:style-name="gr97" draw:layer="layout" svg:x1="14.361cm" svg:y1="9.716cm" svg:x2="14.361cm" svg:y2="9.563cm">
          <text:p/>
        </draw:line>
        <draw:line draw:style-name="gr97" draw:layer="layout" svg:x1="14.284cm" svg:y1="9.64cm" svg:x2="14.438cm" svg:y2="9.64cm">
          <text:p/>
        </draw:line>
        <draw:line draw:style-name="gr97" draw:layer="layout" svg:x1="14.361cm" svg:y1="7.799cm" svg:x2="14.361cm" svg:y2="7.645cm">
          <text:p/>
        </draw:line>
        <draw:line draw:style-name="gr97" draw:layer="layout" svg:x1="14.284cm" svg:y1="7.722cm" svg:x2="14.438cm" svg:y2="7.722cm">
          <text:p/>
        </draw:line>
        <draw:line draw:style-name="gr97" draw:layer="layout" svg:x1="14.361cm" svg:y1="6.212cm" svg:x2="14.361cm" svg:y2="6.058cm">
          <text:p/>
        </draw:line>
        <draw:line draw:style-name="gr97" draw:layer="layout" svg:x1="14.284cm" svg:y1="6.135cm" svg:x2="14.438cm" svg:y2="6.135cm">
          <text:p/>
        </draw:line>
        <draw:line draw:style-name="gr97" draw:layer="layout" svg:x1="14.361cm" svg:y1="3.459cm" svg:x2="14.361cm" svg:y2="3.306cm">
          <text:p/>
        </draw:line>
        <draw:line draw:style-name="gr97" draw:layer="layout" svg:x1="14.284cm" svg:y1="3.383cm" svg:x2="14.438cm" svg:y2="3.383cm">
          <text:p/>
        </draw:line>
        <draw:line draw:style-name="gr97" draw:layer="layout" svg:x1="14.39cm" svg:y1="10.906cm" svg:x2="14.39cm" svg:y2="10.753cm">
          <text:p/>
        </draw:line>
        <draw:line draw:style-name="gr97" draw:layer="layout" svg:x1="14.314cm" svg:y1="10.83cm" svg:x2="14.467cm" svg:y2="10.83cm">
          <text:p/>
        </draw:line>
        <draw:line draw:style-name="gr97" draw:layer="layout" svg:x1="14.39cm" svg:y1="8.305cm" svg:x2="14.39cm" svg:y2="8.151cm">
          <text:p/>
        </draw:line>
        <draw:line draw:style-name="gr97" draw:layer="layout" svg:x1="14.314cm" svg:y1="8.228cm" svg:x2="14.467cm" svg:y2="8.228cm">
          <text:p/>
        </draw:line>
        <draw:line draw:style-name="gr97" draw:layer="layout" svg:x1="14.39cm" svg:y1="8.283cm" svg:x2="14.39cm" svg:y2="8.13cm">
          <text:p/>
        </draw:line>
        <draw:line draw:style-name="gr97" draw:layer="layout" svg:x1="14.314cm" svg:y1="8.206cm" svg:x2="14.467cm" svg:y2="8.206cm">
          <text:p/>
        </draw:line>
        <draw:line draw:style-name="gr97" draw:layer="layout" svg:x1="14.39cm" svg:y1="8.108cm" svg:x2="14.39cm" svg:y2="7.954cm">
          <text:p/>
        </draw:line>
        <draw:line draw:style-name="gr97" draw:layer="layout" svg:x1="14.314cm" svg:y1="8.031cm" svg:x2="14.467cm" svg:y2="8.031cm">
          <text:p/>
        </draw:line>
        <draw:line draw:style-name="gr97" draw:layer="layout" svg:x1="14.39cm" svg:y1="8.086cm" svg:x2="14.39cm" svg:y2="7.932cm">
          <text:p/>
        </draw:line>
        <draw:line draw:style-name="gr97" draw:layer="layout" svg:x1="14.314cm" svg:y1="8.009cm" svg:x2="14.467cm" svg:y2="8.009cm">
          <text:p/>
        </draw:line>
        <draw:line draw:style-name="gr97" draw:layer="layout" svg:x1="14.39cm" svg:y1="8.02cm" svg:x2="14.39cm" svg:y2="7.867cm">
          <text:p/>
        </draw:line>
        <draw:line draw:style-name="gr97" draw:layer="layout" svg:x1="14.314cm" svg:y1="7.943cm" svg:x2="14.467cm" svg:y2="7.943cm">
          <text:p/>
        </draw:line>
        <draw:line draw:style-name="gr97" draw:layer="layout" svg:x1="14.39cm" svg:y1="7.954cm" svg:x2="14.39cm" svg:y2="7.801cm">
          <text:p/>
        </draw:line>
        <draw:line draw:style-name="gr97" draw:layer="layout" svg:x1="14.314cm" svg:y1="7.878cm" svg:x2="14.467cm" svg:y2="7.878cm">
          <text:p/>
        </draw:line>
        <draw:line draw:style-name="gr97" draw:layer="layout" svg:x1="14.39cm" svg:y1="6.874cm" svg:x2="14.39cm" svg:y2="6.72cm">
          <text:p/>
        </draw:line>
        <draw:line draw:style-name="gr97" draw:layer="layout" svg:x1="14.314cm" svg:y1="6.797cm" svg:x2="14.467cm" svg:y2="6.797cm">
          <text:p/>
        </draw:line>
        <draw:line draw:style-name="gr97" draw:layer="layout" svg:x1="14.39cm" svg:y1="6.674cm" svg:x2="14.39cm" svg:y2="6.521cm">
          <text:p/>
        </draw:line>
        <draw:line draw:style-name="gr97" draw:layer="layout" svg:x1="14.314cm" svg:y1="6.598cm" svg:x2="14.467cm" svg:y2="6.598cm">
          <text:p/>
        </draw:line>
        <draw:line draw:style-name="gr97" draw:layer="layout" svg:x1="14.39cm" svg:y1="5.44cm" svg:x2="14.39cm" svg:y2="5.287cm">
          <text:p/>
        </draw:line>
        <draw:line draw:style-name="gr97" draw:layer="layout" svg:x1="14.314cm" svg:y1="5.364cm" svg:x2="14.467cm" svg:y2="5.364cm">
          <text:p/>
        </draw:line>
        <draw:line draw:style-name="gr97" draw:layer="layout" svg:x1="14.39cm" svg:y1="5.287cm" svg:x2="14.39cm" svg:y2="5.134cm">
          <text:p/>
        </draw:line>
        <draw:line draw:style-name="gr97" draw:layer="layout" svg:x1="14.314cm" svg:y1="5.21cm" svg:x2="14.467cm" svg:y2="5.21cm">
          <text:p/>
        </draw:line>
        <draw:line draw:style-name="gr97" draw:layer="layout" svg:x1="14.39cm" svg:y1="5.09cm" svg:x2="14.39cm" svg:y2="4.936cm">
          <text:p/>
        </draw:line>
        <draw:line draw:style-name="gr97" draw:layer="layout" svg:x1="14.314cm" svg:y1="5.013cm" svg:x2="14.467cm" svg:y2="5.013cm">
          <text:p/>
        </draw:line>
        <draw:line draw:style-name="gr97" draw:layer="layout" svg:x1="14.39cm" svg:y1="4.846cm" svg:x2="14.39cm" svg:y2="4.693cm">
          <text:p/>
        </draw:line>
        <draw:line draw:style-name="gr97" draw:layer="layout" svg:x1="14.314cm" svg:y1="4.77cm" svg:x2="14.467cm" svg:y2="4.77cm">
          <text:p/>
        </draw:line>
        <draw:line draw:style-name="gr97" draw:layer="layout" svg:x1="14.39cm" svg:y1="4.715cm" svg:x2="14.39cm" svg:y2="4.562cm">
          <text:p/>
        </draw:line>
        <draw:line draw:style-name="gr97" draw:layer="layout" svg:x1="14.314cm" svg:y1="4.638cm" svg:x2="14.467cm" svg:y2="4.638cm">
          <text:p/>
        </draw:line>
        <draw:line draw:style-name="gr97" draw:layer="layout" svg:x1="14.39cm" svg:y1="4.537cm" svg:x2="14.39cm" svg:y2="4.384cm">
          <text:p/>
        </draw:line>
        <draw:line draw:style-name="gr97" draw:layer="layout" svg:x1="14.314cm" svg:y1="4.461cm" svg:x2="14.467cm" svg:y2="4.461cm">
          <text:p/>
        </draw:line>
        <draw:line draw:style-name="gr97" draw:layer="layout" svg:x1="14.39cm" svg:y1="4.362cm" svg:x2="14.39cm" svg:y2="4.209cm">
          <text:p/>
        </draw:line>
        <draw:line draw:style-name="gr97" draw:layer="layout" svg:x1="14.314cm" svg:y1="4.285cm" svg:x2="14.467cm" svg:y2="4.285cm">
          <text:p/>
        </draw:line>
        <draw:line draw:style-name="gr97" draw:layer="layout" svg:x1="14.39cm" svg:y1="3.965cm" svg:x2="14.39cm" svg:y2="3.812cm">
          <text:p/>
        </draw:line>
        <draw:line draw:style-name="gr97" draw:layer="layout" svg:x1="14.314cm" svg:y1="3.889cm" svg:x2="14.467cm" svg:y2="3.889cm">
          <text:p/>
        </draw:line>
        <draw:line draw:style-name="gr97" draw:layer="layout" svg:x1="14.39cm" svg:y1="3.944cm" svg:x2="14.39cm" svg:y2="3.79cm">
          <text:p/>
        </draw:line>
        <draw:line draw:style-name="gr97" draw:layer="layout" svg:x1="14.314cm" svg:y1="3.867cm" svg:x2="14.467cm" svg:y2="3.867cm">
          <text:p/>
        </draw:line>
        <draw:line draw:style-name="gr97" draw:layer="layout" svg:x1="14.422cm" svg:y1="11.194cm" svg:x2="14.422cm" svg:y2="11.04cm">
          <text:p/>
        </draw:line>
        <draw:line draw:style-name="gr97" draw:layer="layout" svg:x1="14.345cm" svg:y1="11.117cm" svg:x2="14.499cm" svg:y2="11.117cm">
          <text:p/>
        </draw:line>
        <draw:line draw:style-name="gr97" draw:layer="layout" svg:x1="14.422cm" svg:y1="11.082cm" svg:x2="14.422cm" svg:y2="10.928cm">
          <text:p/>
        </draw:line>
        <draw:line draw:style-name="gr97" draw:layer="layout" svg:x1="14.345cm" svg:y1="11.005cm" svg:x2="14.499cm" svg:y2="11.005cm">
          <text:p/>
        </draw:line>
        <draw:line draw:style-name="gr97" draw:layer="layout" svg:x1="14.422cm" svg:y1="8.439cm" svg:x2="14.422cm" svg:y2="8.285cm">
          <text:p/>
        </draw:line>
        <draw:line draw:style-name="gr97" draw:layer="layout" svg:x1="14.345cm" svg:y1="8.362cm" svg:x2="14.499cm" svg:y2="8.362cm">
          <text:p/>
        </draw:line>
        <draw:line draw:style-name="gr97" draw:layer="layout" svg:x1="14.422cm" svg:y1="6.058cm" svg:x2="14.422cm" svg:y2="5.905cm">
          <text:p/>
        </draw:line>
        <draw:line draw:style-name="gr97" draw:layer="layout" svg:x1="14.345cm" svg:y1="5.982cm" svg:x2="14.499cm" svg:y2="5.982cm">
          <text:p/>
        </draw:line>
        <draw:line draw:style-name="gr97" draw:layer="layout" svg:x1="14.422cm" svg:y1="6.015cm" svg:x2="14.422cm" svg:y2="5.861cm">
          <text:p/>
        </draw:line>
        <draw:line draw:style-name="gr97" draw:layer="layout" svg:x1="14.345cm" svg:y1="5.938cm" svg:x2="14.499cm" svg:y2="5.938cm">
          <text:p/>
        </draw:line>
        <draw:line draw:style-name="gr97" draw:layer="layout" svg:x1="14.422cm" svg:y1="5.662cm" svg:x2="14.422cm" svg:y2="5.508cm">
          <text:p/>
        </draw:line>
        <draw:line draw:style-name="gr97" draw:layer="layout" svg:x1="14.345cm" svg:y1="5.585cm" svg:x2="14.499cm" svg:y2="5.585cm">
          <text:p/>
        </draw:line>
        <draw:line draw:style-name="gr97" draw:layer="layout" svg:x1="14.422cm" svg:y1="5.331cm" svg:x2="14.422cm" svg:y2="5.177cm">
          <text:p/>
        </draw:line>
        <draw:line draw:style-name="gr97" draw:layer="layout" svg:x1="14.345cm" svg:y1="5.254cm" svg:x2="14.499cm" svg:y2="5.254cm">
          <text:p/>
        </draw:line>
        <draw:line draw:style-name="gr97" draw:layer="layout" svg:x1="14.422cm" svg:y1="5.309cm" svg:x2="14.422cm" svg:y2="5.156cm">
          <text:p/>
        </draw:line>
        <draw:line draw:style-name="gr97" draw:layer="layout" svg:x1="14.345cm" svg:y1="5.232cm" svg:x2="14.499cm" svg:y2="5.232cm">
          <text:p/>
        </draw:line>
        <draw:line draw:style-name="gr97" draw:layer="layout" svg:x1="14.422cm" svg:y1="5.265cm" svg:x2="14.422cm" svg:y2="5.112cm">
          <text:p/>
        </draw:line>
        <draw:line draw:style-name="gr97" draw:layer="layout" svg:x1="14.345cm" svg:y1="5.188cm" svg:x2="14.499cm" svg:y2="5.188cm">
          <text:p/>
        </draw:line>
        <draw:line draw:style-name="gr97" draw:layer="layout" svg:x1="14.422cm" svg:y1="5.044cm" svg:x2="14.422cm" svg:y2="4.89cm">
          <text:p/>
        </draw:line>
        <draw:line draw:style-name="gr97" draw:layer="layout" svg:x1="14.345cm" svg:y1="4.967cm" svg:x2="14.499cm" svg:y2="4.967cm">
          <text:p/>
        </draw:line>
        <draw:line draw:style-name="gr97" draw:layer="layout" svg:x1="14.422cm" svg:y1="4.803cm" svg:x2="14.422cm" svg:y2="4.649cm">
          <text:p/>
        </draw:line>
        <draw:line draw:style-name="gr97" draw:layer="layout" svg:x1="14.345cm" svg:y1="4.726cm" svg:x2="14.499cm" svg:y2="4.726cm">
          <text:p/>
        </draw:line>
        <draw:line draw:style-name="gr97" draw:layer="layout" svg:x1="14.422cm" svg:y1="4.693cm" svg:x2="14.422cm" svg:y2="4.54cm">
          <text:p/>
        </draw:line>
        <draw:line draw:style-name="gr97" draw:layer="layout" svg:x1="14.345cm" svg:y1="4.616cm" svg:x2="14.499cm" svg:y2="4.616cm">
          <text:p/>
        </draw:line>
        <draw:line draw:style-name="gr97" draw:layer="layout" svg:x1="14.422cm" svg:y1="4.384cm" svg:x2="14.422cm" svg:y2="4.231cm">
          <text:p/>
        </draw:line>
        <draw:line draw:style-name="gr97" draw:layer="layout" svg:x1="14.345cm" svg:y1="4.307cm" svg:x2="14.499cm" svg:y2="4.307cm">
          <text:p/>
        </draw:line>
        <draw:line draw:style-name="gr97" draw:layer="layout" svg:x1="14.451cm" svg:y1="11.478cm" svg:x2="14.451cm" svg:y2="11.325cm">
          <text:p/>
        </draw:line>
        <draw:line draw:style-name="gr97" draw:layer="layout" svg:x1="14.375cm" svg:y1="11.402cm" svg:x2="14.528cm" svg:y2="11.402cm">
          <text:p/>
        </draw:line>
        <draw:line draw:style-name="gr97" draw:layer="layout" svg:x1="14.451cm" svg:y1="8.879cm" svg:x2="14.451cm" svg:y2="8.726cm">
          <text:p/>
        </draw:line>
        <draw:line draw:style-name="gr97" draw:layer="layout" svg:x1="14.375cm" svg:y1="8.803cm" svg:x2="14.528cm" svg:y2="8.803cm">
          <text:p/>
        </draw:line>
        <draw:line draw:style-name="gr97" draw:layer="layout" svg:x1="14.451cm" svg:y1="7.82cm" svg:x2="14.451cm" svg:y2="7.667cm">
          <text:p/>
        </draw:line>
        <draw:line draw:style-name="gr97" draw:layer="layout" svg:x1="14.375cm" svg:y1="7.744cm" svg:x2="14.528cm" svg:y2="7.744cm">
          <text:p/>
        </draw:line>
        <draw:line draw:style-name="gr97" draw:layer="layout" svg:x1="14.451cm" svg:y1="7.799cm" svg:x2="14.451cm" svg:y2="7.645cm">
          <text:p/>
        </draw:line>
        <draw:line draw:style-name="gr97" draw:layer="layout" svg:x1="14.375cm" svg:y1="7.722cm" svg:x2="14.528cm" svg:y2="7.722cm">
          <text:p/>
        </draw:line>
        <draw:line draw:style-name="gr97" draw:layer="layout" svg:x1="14.451cm" svg:y1="6.256cm" svg:x2="14.451cm" svg:y2="6.102cm">
          <text:p/>
        </draw:line>
        <draw:line draw:style-name="gr97" draw:layer="layout" svg:x1="14.375cm" svg:y1="6.179cm" svg:x2="14.528cm" svg:y2="6.179cm">
          <text:p/>
        </draw:line>
        <draw:line draw:style-name="gr97" draw:layer="layout" svg:x1="14.451cm" svg:y1="5.727cm" svg:x2="14.451cm" svg:y2="5.574cm">
          <text:p/>
        </draw:line>
        <draw:line draw:style-name="gr97" draw:layer="layout" svg:x1="14.375cm" svg:y1="5.651cm" svg:x2="14.528cm" svg:y2="5.651cm">
          <text:p/>
        </draw:line>
        <draw:line draw:style-name="gr97" draw:layer="layout" svg:x1="14.451cm" svg:y1="5.706cm" svg:x2="14.451cm" svg:y2="5.552cm">
          <text:p/>
        </draw:line>
        <draw:line draw:style-name="gr97" draw:layer="layout" svg:x1="14.375cm" svg:y1="5.629cm" svg:x2="14.528cm" svg:y2="5.629cm">
          <text:p/>
        </draw:line>
        <draw:line draw:style-name="gr97" draw:layer="layout" svg:x1="14.451cm" svg:y1="5.574cm" svg:x2="14.451cm" svg:y2="5.421cm">
          <text:p/>
        </draw:line>
        <draw:line draw:style-name="gr97" draw:layer="layout" svg:x1="14.375cm" svg:y1="5.497cm" svg:x2="14.528cm" svg:y2="5.497cm">
          <text:p/>
        </draw:line>
        <draw:line draw:style-name="gr97" draw:layer="layout" svg:x1="14.451cm" svg:y1="5.112cm" svg:x2="14.451cm" svg:y2="4.958cm">
          <text:p/>
        </draw:line>
        <draw:line draw:style-name="gr97" draw:layer="layout" svg:x1="14.375cm" svg:y1="5.035cm" svg:x2="14.528cm" svg:y2="5.035cm">
          <text:p/>
        </draw:line>
        <draw:line draw:style-name="gr97" draw:layer="layout" svg:x1="14.451cm" svg:y1="4.846cm" svg:x2="14.451cm" svg:y2="4.693cm">
          <text:p/>
        </draw:line>
        <draw:line draw:style-name="gr97" draw:layer="layout" svg:x1="14.375cm" svg:y1="4.77cm" svg:x2="14.528cm" svg:y2="4.77cm">
          <text:p/>
        </draw:line>
        <draw:line draw:style-name="gr97" draw:layer="layout" svg:x1="14.451cm" svg:y1="4.803cm" svg:x2="14.451cm" svg:y2="4.649cm">
          <text:p/>
        </draw:line>
        <draw:line draw:style-name="gr97" draw:layer="layout" svg:x1="14.375cm" svg:y1="4.726cm" svg:x2="14.528cm" svg:y2="4.726cm">
          <text:p/>
        </draw:line>
        <draw:line draw:style-name="gr97" draw:layer="layout" svg:x1="14.483cm" svg:y1="12.228cm" svg:x2="14.483cm" svg:y2="12.075cm">
          <text:p/>
        </draw:line>
        <draw:line draw:style-name="gr97" draw:layer="layout" svg:x1="14.406cm" svg:y1="12.151cm" svg:x2="14.56cm" svg:y2="12.151cm">
          <text:p/>
        </draw:line>
        <draw:line draw:style-name="gr97" draw:layer="layout" svg:x1="14.483cm" svg:y1="12.097cm" svg:x2="14.483cm" svg:y2="11.943cm">
          <text:p/>
        </draw:line>
        <draw:line draw:style-name="gr97" draw:layer="layout" svg:x1="14.406cm" svg:y1="12.02cm" svg:x2="14.56cm" svg:y2="12.02cm">
          <text:p/>
        </draw:line>
        <draw:line draw:style-name="gr97" draw:layer="layout" svg:x1="14.483cm" svg:y1="12.031cm" svg:x2="14.483cm" svg:y2="11.878cm">
          <text:p/>
        </draw:line>
        <draw:line draw:style-name="gr97" draw:layer="layout" svg:x1="14.406cm" svg:y1="11.954cm" svg:x2="14.56cm" svg:y2="11.954cm">
          <text:p/>
        </draw:line>
        <draw:line draw:style-name="gr97" draw:layer="layout" svg:x1="14.483cm" svg:y1="11.963cm" svg:x2="14.483cm" svg:y2="11.809cm">
          <text:p/>
        </draw:line>
        <draw:line draw:style-name="gr97" draw:layer="layout" svg:x1="14.406cm" svg:y1="11.886cm" svg:x2="14.56cm" svg:y2="11.886cm">
          <text:p/>
        </draw:line>
        <draw:line draw:style-name="gr97" draw:layer="layout" svg:x1="14.483cm" svg:y1="11.831cm" svg:x2="14.483cm" svg:y2="11.678cm">
          <text:p/>
        </draw:line>
        <draw:line draw:style-name="gr97" draw:layer="layout" svg:x1="14.406cm" svg:y1="11.755cm" svg:x2="14.56cm" svg:y2="11.755cm">
          <text:p/>
        </draw:line>
        <draw:line draw:style-name="gr97" draw:layer="layout" svg:x1="14.483cm" svg:y1="11.809cm" svg:x2="14.483cm" svg:y2="11.656cm">
          <text:p/>
        </draw:line>
        <draw:line draw:style-name="gr97" draw:layer="layout" svg:x1="14.406cm" svg:y1="11.733cm" svg:x2="14.56cm" svg:y2="11.733cm">
          <text:p/>
        </draw:line>
        <draw:line draw:style-name="gr97" draw:layer="layout" svg:x1="14.483cm" svg:y1="11.787cm" svg:x2="14.483cm" svg:y2="11.634cm">
          <text:p/>
        </draw:line>
        <draw:line draw:style-name="gr97" draw:layer="layout" svg:x1="14.406cm" svg:y1="11.711cm" svg:x2="14.56cm" svg:y2="11.711cm">
          <text:p/>
        </draw:line>
        <draw:line draw:style-name="gr97" draw:layer="layout" svg:x1="14.483cm" svg:y1="9.429cm" svg:x2="14.483cm" svg:y2="9.276cm">
          <text:p/>
        </draw:line>
        <draw:line draw:style-name="gr97" draw:layer="layout" svg:x1="14.406cm" svg:y1="9.353cm" svg:x2="14.56cm" svg:y2="9.353cm">
          <text:p/>
        </draw:line>
        <draw:line draw:style-name="gr97" draw:layer="layout" svg:x1="14.483cm" svg:y1="8.13cm" svg:x2="14.483cm" svg:y2="7.976cm">
          <text:p/>
        </draw:line>
        <draw:line draw:style-name="gr97" draw:layer="layout" svg:x1="14.406cm" svg:y1="8.053cm" svg:x2="14.56cm" svg:y2="8.053cm">
          <text:p/>
        </draw:line>
        <draw:line draw:style-name="gr97" draw:layer="layout" svg:x1="14.483cm" svg:y1="7.027cm" svg:x2="14.483cm" svg:y2="6.874cm">
          <text:p/>
        </draw:line>
        <draw:line draw:style-name="gr97" draw:layer="layout" svg:x1="14.406cm" svg:y1="6.95cm" svg:x2="14.56cm" svg:y2="6.95cm">
          <text:p/>
        </draw:line>
        <draw:line draw:style-name="gr97" draw:layer="layout" svg:x1="14.483cm" svg:y1="6.939cm" svg:x2="14.483cm" svg:y2="6.786cm">
          <text:p/>
        </draw:line>
        <draw:line draw:style-name="gr97" draw:layer="layout" svg:x1="14.406cm" svg:y1="6.863cm" svg:x2="14.56cm" svg:y2="6.863cm">
          <text:p/>
        </draw:line>
        <draw:line draw:style-name="gr97" draw:layer="layout" svg:x1="14.483cm" svg:y1="6.764cm" svg:x2="14.483cm" svg:y2="6.611cm">
          <text:p/>
        </draw:line>
        <draw:line draw:style-name="gr97" draw:layer="layout" svg:x1="14.406cm" svg:y1="6.688cm" svg:x2="14.56cm" svg:y2="6.688cm">
          <text:p/>
        </draw:line>
        <draw:line draw:style-name="gr97" draw:layer="layout" svg:x1="14.483cm" svg:y1="6.587cm" svg:x2="14.483cm" svg:y2="6.433cm">
          <text:p/>
        </draw:line>
        <draw:line draw:style-name="gr97" draw:layer="layout" svg:x1="14.406cm" svg:y1="6.51cm" svg:x2="14.56cm" svg:y2="6.51cm">
          <text:p/>
        </draw:line>
        <draw:line draw:style-name="gr97" draw:layer="layout" svg:x1="14.483cm" svg:y1="6.477cm" svg:x2="14.483cm" svg:y2="6.324cm">
          <text:p/>
        </draw:line>
        <draw:line draw:style-name="gr97" draw:layer="layout" svg:x1="14.406cm" svg:y1="6.4cm" svg:x2="14.56cm" svg:y2="6.4cm">
          <text:p/>
        </draw:line>
        <draw:line draw:style-name="gr97" draw:layer="layout" svg:x1="14.483cm" svg:y1="6.433cm" svg:x2="14.483cm" svg:y2="6.28cm">
          <text:p/>
        </draw:line>
        <draw:line draw:style-name="gr97" draw:layer="layout" svg:x1="14.406cm" svg:y1="6.357cm" svg:x2="14.56cm" svg:y2="6.357cm">
          <text:p/>
        </draw:line>
        <draw:line draw:style-name="gr97" draw:layer="layout" svg:x1="14.483cm" svg:y1="5.727cm" svg:x2="14.483cm" svg:y2="5.574cm">
          <text:p/>
        </draw:line>
        <draw:line draw:style-name="gr97" draw:layer="layout" svg:x1="14.406cm" svg:y1="5.651cm" svg:x2="14.56cm" svg:y2="5.651cm">
          <text:p/>
        </draw:line>
        <draw:line draw:style-name="gr97" draw:layer="layout" svg:x1="14.483cm" svg:y1="5.375cm" svg:x2="14.483cm" svg:y2="5.221cm">
          <text:p/>
        </draw:line>
        <draw:line draw:style-name="gr97" draw:layer="layout" svg:x1="14.406cm" svg:y1="5.298cm" svg:x2="14.56cm" svg:y2="5.298cm">
          <text:p/>
        </draw:line>
        <draw:line draw:style-name="gr97" draw:layer="layout" svg:x1="14.512cm" svg:y1="12.625cm" svg:x2="14.512cm" svg:y2="12.471cm">
          <text:p/>
        </draw:line>
        <draw:line draw:style-name="gr97" draw:layer="layout" svg:x1="14.435cm" svg:y1="12.548cm" svg:x2="14.589cm" svg:y2="12.548cm">
          <text:p/>
        </draw:line>
        <draw:line draw:style-name="gr97" draw:layer="layout" svg:x1="14.512cm" svg:y1="12.053cm" svg:x2="14.512cm" svg:y2="11.899cm">
          <text:p/>
        </draw:line>
        <draw:line draw:style-name="gr97" draw:layer="layout" svg:x1="14.435cm" svg:y1="11.976cm" svg:x2="14.589cm" svg:y2="11.976cm">
          <text:p/>
        </draw:line>
        <draw:line draw:style-name="gr97" draw:layer="layout" svg:x1="14.512cm" svg:y1="11.875cm" svg:x2="14.512cm" svg:y2="11.722cm">
          <text:p/>
        </draw:line>
        <draw:line draw:style-name="gr97" draw:layer="layout" svg:x1="14.435cm" svg:y1="11.798cm" svg:x2="14.589cm" svg:y2="11.798cm">
          <text:p/>
        </draw:line>
        <draw:line draw:style-name="gr97" draw:layer="layout" svg:x1="14.512cm" svg:y1="10.047cm" svg:x2="14.512cm" svg:y2="9.894cm">
          <text:p/>
        </draw:line>
        <draw:line draw:style-name="gr97" draw:layer="layout" svg:x1="14.435cm" svg:y1="9.971cm" svg:x2="14.589cm" svg:y2="9.971cm">
          <text:p/>
        </draw:line>
        <draw:line draw:style-name="gr97" draw:layer="layout" svg:x1="14.512cm" svg:y1="9.804cm" svg:x2="14.512cm" svg:y2="9.651cm">
          <text:p/>
        </draw:line>
        <draw:line draw:style-name="gr97" draw:layer="layout" svg:x1="14.435cm" svg:y1="9.727cm" svg:x2="14.589cm" svg:y2="9.727cm">
          <text:p/>
        </draw:line>
        <draw:line draw:style-name="gr97" draw:layer="layout" svg:x1="14.512cm" svg:y1="8.636cm" svg:x2="14.512cm" svg:y2="8.482cm">
          <text:p/>
        </draw:line>
        <draw:line draw:style-name="gr97" draw:layer="layout" svg:x1="14.435cm" svg:y1="8.559cm" svg:x2="14.589cm" svg:y2="8.559cm">
          <text:p/>
        </draw:line>
        <draw:line draw:style-name="gr97" draw:layer="layout" svg:x1="14.512cm" svg:y1="8.461cm" svg:x2="14.512cm" svg:y2="8.307cm">
          <text:p/>
        </draw:line>
        <draw:line draw:style-name="gr97" draw:layer="layout" svg:x1="14.435cm" svg:y1="8.384cm" svg:x2="14.589cm" svg:y2="8.384cm">
          <text:p/>
        </draw:line>
        <draw:line draw:style-name="gr97" draw:layer="layout" svg:x1="14.512cm" svg:y1="7.336cm" svg:x2="14.512cm" svg:y2="7.183cm">
          <text:p/>
        </draw:line>
        <draw:line draw:style-name="gr97" draw:layer="layout" svg:x1="14.435cm" svg:y1="7.26cm" svg:x2="14.589cm" svg:y2="7.26cm">
          <text:p/>
        </draw:line>
        <draw:line draw:style-name="gr97" draw:layer="layout" svg:x1="14.512cm" svg:y1="6.896cm" svg:x2="14.512cm" svg:y2="6.742cm">
          <text:p/>
        </draw:line>
        <draw:line draw:style-name="gr97" draw:layer="layout" svg:x1="14.435cm" svg:y1="6.819cm" svg:x2="14.589cm" svg:y2="6.819cm">
          <text:p/>
        </draw:line>
        <draw:line draw:style-name="gr97" draw:layer="layout" svg:x1="14.512cm" svg:y1="6.808cm" svg:x2="14.512cm" svg:y2="6.655cm">
          <text:p/>
        </draw:line>
        <draw:line draw:style-name="gr97" draw:layer="layout" svg:x1="14.435cm" svg:y1="6.731cm" svg:x2="14.589cm" svg:y2="6.731cm">
          <text:p/>
        </draw:line>
        <draw:line draw:style-name="gr97" draw:layer="layout" svg:x1="14.512cm" svg:y1="6.742cm" svg:x2="14.512cm" svg:y2="6.589cm">
          <text:p/>
        </draw:line>
        <draw:line draw:style-name="gr97" draw:layer="layout" svg:x1="14.435cm" svg:y1="6.666cm" svg:x2="14.589cm" svg:y2="6.666cm">
          <text:p/>
        </draw:line>
        <draw:line draw:style-name="gr97" draw:layer="layout" svg:x1="14.512cm" svg:y1="6.543cm" svg:x2="14.512cm" svg:y2="6.389cm">
          <text:p/>
        </draw:line>
        <draw:line draw:style-name="gr97" draw:layer="layout" svg:x1="14.435cm" svg:y1="6.466cm" svg:x2="14.589cm" svg:y2="6.466cm">
          <text:p/>
        </draw:line>
        <draw:line draw:style-name="gr97" draw:layer="layout" svg:x1="14.512cm" svg:y1="6.346cm" svg:x2="14.512cm" svg:y2="6.192cm">
          <text:p/>
        </draw:line>
        <draw:line draw:style-name="gr97" draw:layer="layout" svg:x1="14.435cm" svg:y1="6.269cm" svg:x2="14.589cm" svg:y2="6.269cm">
          <text:p/>
        </draw:line>
        <draw:line draw:style-name="gr97" draw:layer="layout" svg:x1="14.512cm" svg:y1="6.212cm" svg:x2="14.512cm" svg:y2="6.058cm">
          <text:p/>
        </draw:line>
        <draw:line draw:style-name="gr97" draw:layer="layout" svg:x1="14.435cm" svg:y1="6.135cm" svg:x2="14.589cm" svg:y2="6.135cm">
          <text:p/>
        </draw:line>
        <draw:line draw:style-name="gr97" draw:layer="layout" svg:x1="14.512cm" svg:y1="6.037cm" svg:x2="14.512cm" svg:y2="5.883cm">
          <text:p/>
        </draw:line>
        <draw:line draw:style-name="gr97" draw:layer="layout" svg:x1="14.435cm" svg:y1="5.96cm" svg:x2="14.589cm" svg:y2="5.96cm">
          <text:p/>
        </draw:line>
        <draw:line draw:style-name="gr97" draw:layer="layout" svg:x1="14.512cm" svg:y1="5.971cm" svg:x2="14.512cm" svg:y2="5.818cm">
          <text:p/>
        </draw:line>
        <draw:line draw:style-name="gr97" draw:layer="layout" svg:x1="14.435cm" svg:y1="5.894cm" svg:x2="14.589cm" svg:y2="5.894cm">
          <text:p/>
        </draw:line>
        <draw:line draw:style-name="gr97" draw:layer="layout" svg:x1="14.512cm" svg:y1="5.837cm" svg:x2="14.512cm" svg:y2="5.684cm">
          <text:p/>
        </draw:line>
        <draw:line draw:style-name="gr97" draw:layer="layout" svg:x1="14.435cm" svg:y1="5.76cm" svg:x2="14.589cm" svg:y2="5.76cm">
          <text:p/>
        </draw:line>
        <draw:line draw:style-name="gr97" draw:layer="layout" svg:x1="14.544cm" svg:y1="12.69cm" svg:x2="14.544cm" svg:y2="12.537cm">
          <text:p/>
        </draw:line>
        <draw:line draw:style-name="gr97" draw:layer="layout" svg:x1="14.467cm" svg:y1="12.614cm" svg:x2="14.62cm" svg:y2="12.614cm">
          <text:p/>
        </draw:line>
        <draw:line draw:style-name="gr97" draw:layer="layout" svg:x1="14.544cm" svg:y1="10.332cm" svg:x2="14.544cm" svg:y2="10.179cm">
          <text:p/>
        </draw:line>
        <draw:line draw:style-name="gr97" draw:layer="layout" svg:x1="14.467cm" svg:y1="10.255cm" svg:x2="14.62cm" svg:y2="10.255cm">
          <text:p/>
        </draw:line>
        <draw:line draw:style-name="gr97" draw:layer="layout" svg:x1="14.544cm" svg:y1="7.799cm" svg:x2="14.544cm" svg:y2="7.645cm">
          <text:p/>
        </draw:line>
        <draw:line draw:style-name="gr97" draw:layer="layout" svg:x1="14.467cm" svg:y1="7.722cm" svg:x2="14.62cm" svg:y2="7.722cm">
          <text:p/>
        </draw:line>
        <draw:line draw:style-name="gr97" draw:layer="layout" svg:x1="14.544cm" svg:y1="7.623cm" svg:x2="14.544cm" svg:y2="7.47cm">
          <text:p/>
        </draw:line>
        <draw:line draw:style-name="gr97" draw:layer="layout" svg:x1="14.467cm" svg:y1="7.547cm" svg:x2="14.62cm" svg:y2="7.547cm">
          <text:p/>
        </draw:line>
        <draw:line draw:style-name="gr97" draw:layer="layout" svg:x1="14.544cm" svg:y1="7.424cm" svg:x2="14.544cm" svg:y2="7.27cm">
          <text:p/>
        </draw:line>
        <draw:line draw:style-name="gr97" draw:layer="layout" svg:x1="14.467cm" svg:y1="7.347cm" svg:x2="14.62cm" svg:y2="7.347cm">
          <text:p/>
        </draw:line>
        <draw:line draw:style-name="gr97" draw:layer="layout" svg:x1="14.544cm" svg:y1="7.38cm" svg:x2="14.544cm" svg:y2="7.227cm">
          <text:p/>
        </draw:line>
        <draw:line draw:style-name="gr97" draw:layer="layout" svg:x1="14.467cm" svg:y1="7.303cm" svg:x2="14.62cm" svg:y2="7.303cm">
          <text:p/>
        </draw:line>
        <draw:line draw:style-name="gr97" draw:layer="layout" svg:x1="14.544cm" svg:y1="7.358cm" svg:x2="14.544cm" svg:y2="7.205cm">
          <text:p/>
        </draw:line>
        <draw:line draw:style-name="gr97" draw:layer="layout" svg:x1="14.467cm" svg:y1="7.281cm" svg:x2="14.62cm" svg:y2="7.281cm">
          <text:p/>
        </draw:line>
        <draw:line draw:style-name="gr97" draw:layer="layout" svg:x1="14.544cm" svg:y1="7.314cm" svg:x2="14.544cm" svg:y2="7.161cm">
          <text:p/>
        </draw:line>
        <draw:line draw:style-name="gr97" draw:layer="layout" svg:x1="14.467cm" svg:y1="7.238cm" svg:x2="14.62cm" svg:y2="7.238cm">
          <text:p/>
        </draw:line>
        <draw:line draw:style-name="gr97" draw:layer="layout" svg:x1="14.544cm" svg:y1="7.292cm" svg:x2="14.544cm" svg:y2="7.139cm">
          <text:p/>
        </draw:line>
        <draw:line draw:style-name="gr97" draw:layer="layout" svg:x1="14.467cm" svg:y1="7.216cm" svg:x2="14.62cm" svg:y2="7.216cm">
          <text:p/>
        </draw:line>
        <draw:line draw:style-name="gr97" draw:layer="layout" svg:x1="14.544cm" svg:y1="7.117cm" svg:x2="14.544cm" svg:y2="6.964cm">
          <text:p/>
        </draw:line>
        <draw:line draw:style-name="gr97" draw:layer="layout" svg:x1="14.467cm" svg:y1="7.04cm" svg:x2="14.62cm" svg:y2="7.04cm">
          <text:p/>
        </draw:line>
        <draw:line draw:style-name="gr97" draw:layer="layout" svg:x1="14.544cm" svg:y1="6.786cm" svg:x2="14.544cm" svg:y2="6.633cm">
          <text:p/>
        </draw:line>
        <draw:line draw:style-name="gr97" draw:layer="layout" svg:x1="14.467cm" svg:y1="6.709cm" svg:x2="14.62cm" svg:y2="6.709cm">
          <text:p/>
        </draw:line>
        <draw:line draw:style-name="gr97" draw:layer="layout" svg:x1="14.544cm" svg:y1="6.674cm" svg:x2="14.544cm" svg:y2="6.521cm">
          <text:p/>
        </draw:line>
        <draw:line draw:style-name="gr97" draw:layer="layout" svg:x1="14.467cm" svg:y1="6.598cm" svg:x2="14.62cm" svg:y2="6.598cm">
          <text:p/>
        </draw:line>
        <draw:line draw:style-name="gr97" draw:layer="layout" svg:x1="14.544cm" svg:y1="6.477cm" svg:x2="14.544cm" svg:y2="6.324cm">
          <text:p/>
        </draw:line>
        <draw:line draw:style-name="gr97" draw:layer="layout" svg:x1="14.467cm" svg:y1="6.4cm" svg:x2="14.62cm" svg:y2="6.4cm">
          <text:p/>
        </draw:line>
        <draw:line draw:style-name="gr97" draw:layer="layout" svg:x1="14.544cm" svg:y1="6.346cm" svg:x2="14.544cm" svg:y2="6.192cm">
          <text:p/>
        </draw:line>
        <draw:line draw:style-name="gr97" draw:layer="layout" svg:x1="14.467cm" svg:y1="6.269cm" svg:x2="14.62cm" svg:y2="6.269cm">
          <text:p/>
        </draw:line>
        <draw:line draw:style-name="gr97" draw:layer="layout" svg:x1="14.573cm" svg:y1="13.109cm" svg:x2="14.573cm" svg:y2="12.956cm">
          <text:p/>
        </draw:line>
        <draw:line draw:style-name="gr97" draw:layer="layout" svg:x1="14.496cm" svg:y1="13.032cm" svg:x2="14.65cm" svg:y2="13.032cm">
          <text:p/>
        </draw:line>
        <draw:line draw:style-name="gr97" draw:layer="layout" svg:x1="14.573cm" svg:y1="12.89cm" svg:x2="14.573cm" svg:y2="12.737cm">
          <text:p/>
        </draw:line>
        <draw:line draw:style-name="gr97" draw:layer="layout" svg:x1="14.496cm" svg:y1="12.813cm" svg:x2="14.65cm" svg:y2="12.813cm">
          <text:p/>
        </draw:line>
        <draw:line draw:style-name="gr97" draw:layer="layout" svg:x1="14.573cm" svg:y1="12.868cm" svg:x2="14.573cm" svg:y2="12.715cm">
          <text:p/>
        </draw:line>
        <draw:line draw:style-name="gr97" draw:layer="layout" svg:x1="14.496cm" svg:y1="12.791cm" svg:x2="14.65cm" svg:y2="12.791cm">
          <text:p/>
        </draw:line>
        <draw:line draw:style-name="gr97" draw:layer="layout" svg:x1="14.573cm" svg:y1="12.824cm" svg:x2="14.573cm" svg:y2="12.671cm">
          <text:p/>
        </draw:line>
        <draw:line draw:style-name="gr97" draw:layer="layout" svg:x1="14.496cm" svg:y1="12.748cm" svg:x2="14.65cm" svg:y2="12.748cm">
          <text:p/>
        </draw:line>
        <draw:line draw:style-name="gr97" draw:layer="layout" svg:x1="14.573cm" svg:y1="10.95cm" svg:x2="14.573cm" svg:y2="10.797cm">
          <text:p/>
        </draw:line>
        <draw:line draw:style-name="gr97" draw:layer="layout" svg:x1="14.496cm" svg:y1="10.874cm" svg:x2="14.65cm" svg:y2="10.874cm">
          <text:p/>
        </draw:line>
        <draw:line draw:style-name="gr97" draw:layer="layout" svg:x1="14.573cm" svg:y1="10.841cm" svg:x2="14.573cm" svg:y2="10.687cm">
          <text:p/>
        </draw:line>
        <draw:line draw:style-name="gr97" draw:layer="layout" svg:x1="14.496cm" svg:y1="10.764cm" svg:x2="14.65cm" svg:y2="10.764cm">
          <text:p/>
        </draw:line>
        <draw:line draw:style-name="gr97" draw:layer="layout" svg:x1="14.573cm" svg:y1="10.619cm" svg:x2="14.573cm" svg:y2="10.466cm">
          <text:p/>
        </draw:line>
        <draw:line draw:style-name="gr97" draw:layer="layout" svg:x1="14.496cm" svg:y1="10.543cm" svg:x2="14.65cm" svg:y2="10.543cm">
          <text:p/>
        </draw:line>
        <draw:line draw:style-name="gr97" draw:layer="layout" svg:x1="14.573cm" svg:y1="10.575cm" svg:x2="14.573cm" svg:y2="10.422cm">
          <text:p/>
        </draw:line>
        <draw:line draw:style-name="gr97" draw:layer="layout" svg:x1="14.496cm" svg:y1="10.499cm" svg:x2="14.65cm" svg:y2="10.499cm">
          <text:p/>
        </draw:line>
        <draw:line draw:style-name="gr97" draw:layer="layout" svg:x1="14.573cm" svg:y1="9.585cm" svg:x2="14.573cm" svg:y2="9.432cm">
          <text:p/>
        </draw:line>
        <draw:line draw:style-name="gr97" draw:layer="layout" svg:x1="14.496cm" svg:y1="9.508cm" svg:x2="14.65cm" svg:y2="9.508cm">
          <text:p/>
        </draw:line>
        <draw:line draw:style-name="gr97" draw:layer="layout" svg:x1="14.573cm" svg:y1="9.363cm" svg:x2="14.573cm" svg:y2="9.21cm">
          <text:p/>
        </draw:line>
        <draw:line draw:style-name="gr97" draw:layer="layout" svg:x1="14.496cm" svg:y1="9.287cm" svg:x2="14.65cm" svg:y2="9.287cm">
          <text:p/>
        </draw:line>
        <draw:line draw:style-name="gr97" draw:layer="layout" svg:x1="14.573cm" svg:y1="8.042cm" svg:x2="14.573cm" svg:y2="7.889cm">
          <text:p/>
        </draw:line>
        <draw:line draw:style-name="gr97" draw:layer="layout" svg:x1="14.496cm" svg:y1="7.965cm" svg:x2="14.65cm" svg:y2="7.965cm">
          <text:p/>
        </draw:line>
        <draw:line draw:style-name="gr97" draw:layer="layout" svg:x1="14.573cm" svg:y1="7.82cm" svg:x2="14.573cm" svg:y2="7.667cm">
          <text:p/>
        </draw:line>
        <draw:line draw:style-name="gr97" draw:layer="layout" svg:x1="14.496cm" svg:y1="7.744cm" svg:x2="14.65cm" svg:y2="7.744cm">
          <text:p/>
        </draw:line>
        <draw:line draw:style-name="gr97" draw:layer="layout" svg:x1="14.573cm" svg:y1="7.733cm" svg:x2="14.573cm" svg:y2="7.58cm">
          <text:p/>
        </draw:line>
        <draw:line draw:style-name="gr97" draw:layer="layout" svg:x1="14.496cm" svg:y1="7.656cm" svg:x2="14.65cm" svg:y2="7.656cm">
          <text:p/>
        </draw:line>
        <draw:line draw:style-name="gr97" draw:layer="layout" svg:x1="14.573cm" svg:y1="7.601cm" svg:x2="14.573cm" svg:y2="7.448cm">
          <text:p/>
        </draw:line>
        <draw:line draw:style-name="gr97" draw:layer="layout" svg:x1="14.496cm" svg:y1="7.525cm" svg:x2="14.65cm" svg:y2="7.525cm">
          <text:p/>
        </draw:line>
        <draw:line draw:style-name="gr97" draw:layer="layout" svg:x1="14.573cm" svg:y1="6.587cm" svg:x2="14.573cm" svg:y2="6.433cm">
          <text:p/>
        </draw:line>
        <draw:line draw:style-name="gr97" draw:layer="layout" svg:x1="14.496cm" svg:y1="6.51cm" svg:x2="14.65cm" svg:y2="6.51cm">
          <text:p/>
        </draw:line>
        <draw:line draw:style-name="gr97" draw:layer="layout" svg:x1="14.573cm" svg:y1="3.413cm" svg:x2="14.573cm" svg:y2="3.26cm">
          <text:p/>
        </draw:line>
        <draw:line draw:style-name="gr97" draw:layer="layout" svg:x1="14.496cm" svg:y1="3.336cm" svg:x2="14.65cm" svg:y2="3.336cm">
          <text:p/>
        </draw:line>
        <draw:line draw:style-name="gr97" draw:layer="layout" svg:x1="14.573cm" svg:y1="3.347cm" svg:x2="14.573cm" svg:y2="3.194cm">
          <text:p/>
        </draw:line>
        <draw:line draw:style-name="gr97" draw:layer="layout" svg:x1="14.496cm" svg:y1="3.271cm" svg:x2="14.65cm" svg:y2="3.271cm">
          <text:p/>
        </draw:line>
        <draw:line draw:style-name="gr97" draw:layer="layout" svg:x1="14.573cm" svg:y1="3.084cm" svg:x2="14.573cm" svg:y2="2.931cm">
          <text:p/>
        </draw:line>
        <draw:line draw:style-name="gr97" draw:layer="layout" svg:x1="14.496cm" svg:y1="3.008cm" svg:x2="14.65cm" svg:y2="3.008cm">
          <text:p/>
        </draw:line>
        <draw:line draw:style-name="gr97" draw:layer="layout" svg:x1="14.573cm" svg:y1="3.019cm" svg:x2="14.573cm" svg:y2="2.865cm">
          <text:p/>
        </draw:line>
        <draw:line draw:style-name="gr97" draw:layer="layout" svg:x1="14.496cm" svg:y1="2.942cm" svg:x2="14.65cm" svg:y2="2.942cm">
          <text:p/>
        </draw:line>
        <draw:line draw:style-name="gr97" draw:layer="layout" svg:x1="14.573cm" svg:y1="2.951cm" svg:x2="14.573cm" svg:y2="2.797cm">
          <text:p/>
        </draw:line>
        <draw:line draw:style-name="gr97" draw:layer="layout" svg:x1="14.496cm" svg:y1="2.874cm" svg:x2="14.65cm" svg:y2="2.874cm">
          <text:p/>
        </draw:line>
        <draw:line draw:style-name="gr97" draw:layer="layout" svg:x1="14.605cm" svg:y1="13.374cm" svg:x2="14.605cm" svg:y2="13.221cm">
          <text:p/>
        </draw:line>
        <draw:line draw:style-name="gr97" draw:layer="layout" svg:x1="14.528cm" svg:y1="13.298cm" svg:x2="14.681cm" svg:y2="13.298cm">
          <text:p/>
        </draw:line>
        <draw:line draw:style-name="gr97" draw:layer="layout" svg:x1="14.605cm" svg:y1="13.221cm" svg:x2="14.605cm" svg:y2="13.068cm">
          <text:p/>
        </draw:line>
        <draw:line draw:style-name="gr97" draw:layer="layout" svg:x1="14.528cm" svg:y1="13.144cm" svg:x2="14.681cm" svg:y2="13.144cm">
          <text:p/>
        </draw:line>
        <draw:line draw:style-name="gr97" draw:layer="layout" svg:x1="14.605cm" svg:y1="11.435cm" svg:x2="14.605cm" svg:y2="11.281cm">
          <text:p/>
        </draw:line>
        <draw:line draw:style-name="gr97" draw:layer="layout" svg:x1="14.528cm" svg:y1="11.358cm" svg:x2="14.681cm" svg:y2="11.358cm">
          <text:p/>
        </draw:line>
        <draw:line draw:style-name="gr97" draw:layer="layout" svg:x1="14.605cm" svg:y1="11.237cm" svg:x2="14.605cm" svg:y2="11.084cm">
          <text:p/>
        </draw:line>
        <draw:line draw:style-name="gr97" draw:layer="layout" svg:x1="14.528cm" svg:y1="11.161cm" svg:x2="14.681cm" svg:y2="11.161cm">
          <text:p/>
        </draw:line>
        <draw:line draw:style-name="gr97" draw:layer="layout" svg:x1="14.605cm" svg:y1="11.082cm" svg:x2="14.605cm" svg:y2="10.928cm">
          <text:p/>
        </draw:line>
        <draw:line draw:style-name="gr97" draw:layer="layout" svg:x1="14.528cm" svg:y1="11.005cm" svg:x2="14.681cm" svg:y2="11.005cm">
          <text:p/>
        </draw:line>
        <draw:line draw:style-name="gr97" draw:layer="layout" svg:x1="14.605cm" svg:y1="10.994cm" svg:x2="14.605cm" svg:y2="10.841cm">
          <text:p/>
        </draw:line>
        <draw:line draw:style-name="gr97" draw:layer="layout" svg:x1="14.528cm" svg:y1="10.917cm" svg:x2="14.681cm" svg:y2="10.917cm">
          <text:p/>
        </draw:line>
        <draw:line draw:style-name="gr97" draw:layer="layout" svg:x1="14.605cm" svg:y1="9.716cm" svg:x2="14.605cm" svg:y2="9.563cm">
          <text:p/>
        </draw:line>
        <draw:line draw:style-name="gr97" draw:layer="layout" svg:x1="14.528cm" svg:y1="9.64cm" svg:x2="14.681cm" svg:y2="9.64cm">
          <text:p/>
        </draw:line>
        <draw:line draw:style-name="gr97" draw:layer="layout" svg:x1="14.605cm" svg:y1="9.673cm" svg:x2="14.605cm" svg:y2="9.519cm">
          <text:p/>
        </draw:line>
        <draw:line draw:style-name="gr97" draw:layer="layout" svg:x1="14.528cm" svg:y1="9.596cm" svg:x2="14.681cm" svg:y2="9.596cm">
          <text:p/>
        </draw:line>
        <draw:line draw:style-name="gr97" draw:layer="layout" svg:x1="14.605cm" svg:y1="8.57cm" svg:x2="14.605cm" svg:y2="8.417cm">
          <text:p/>
        </draw:line>
        <draw:line draw:style-name="gr97" draw:layer="layout" svg:x1="14.528cm" svg:y1="8.493cm" svg:x2="14.681cm" svg:y2="8.493cm">
          <text:p/>
        </draw:line>
        <draw:line draw:style-name="gr97" draw:layer="layout" svg:x1="14.605cm" svg:y1="8.504cm" svg:x2="14.605cm" svg:y2="8.351cm">
          <text:p/>
        </draw:line>
        <draw:line draw:style-name="gr97" draw:layer="layout" svg:x1="14.528cm" svg:y1="8.428cm" svg:x2="14.681cm" svg:y2="8.428cm">
          <text:p/>
        </draw:line>
        <draw:line draw:style-name="gr97" draw:layer="layout" svg:x1="14.605cm" svg:y1="8.482cm" svg:x2="14.605cm" svg:y2="8.329cm">
          <text:p/>
        </draw:line>
        <draw:line draw:style-name="gr97" draw:layer="layout" svg:x1="14.528cm" svg:y1="8.406cm" svg:x2="14.681cm" svg:y2="8.406cm">
          <text:p/>
        </draw:line>
        <draw:line draw:style-name="gr97" draw:layer="layout" svg:x1="14.605cm" svg:y1="8.086cm" svg:x2="14.605cm" svg:y2="7.932cm">
          <text:p/>
        </draw:line>
        <draw:line draw:style-name="gr97" draw:layer="layout" svg:x1="14.528cm" svg:y1="8.009cm" svg:x2="14.681cm" svg:y2="8.009cm">
          <text:p/>
        </draw:line>
        <draw:line draw:style-name="gr97" draw:layer="layout" svg:x1="14.605cm" svg:y1="7.292cm" svg:x2="14.605cm" svg:y2="7.139cm">
          <text:p/>
        </draw:line>
        <draw:line draw:style-name="gr97" draw:layer="layout" svg:x1="14.528cm" svg:y1="7.216cm" svg:x2="14.681cm" svg:y2="7.216cm">
          <text:p/>
        </draw:line>
        <draw:line draw:style-name="gr97" draw:layer="layout" svg:x1="14.605cm" svg:y1="7.205cm" svg:x2="14.605cm" svg:y2="7.051cm">
          <text:p/>
        </draw:line>
        <draw:line draw:style-name="gr97" draw:layer="layout" svg:x1="14.528cm" svg:y1="7.128cm" svg:x2="14.681cm" svg:y2="7.128cm">
          <text:p/>
        </draw:line>
        <draw:line draw:style-name="gr97" draw:layer="layout" svg:x1="14.605cm" svg:y1="3.481cm" svg:x2="14.605cm" svg:y2="3.328cm">
          <text:p/>
        </draw:line>
        <draw:line draw:style-name="gr97" draw:layer="layout" svg:x1="14.528cm" svg:y1="3.404cm" svg:x2="14.681cm" svg:y2="3.404cm">
          <text:p/>
        </draw:line>
        <draw:line draw:style-name="gr97" draw:layer="layout" svg:x1="14.605cm" svg:y1="3.459cm" svg:x2="14.605cm" svg:y2="3.306cm">
          <text:p/>
        </draw:line>
        <draw:line draw:style-name="gr97" draw:layer="layout" svg:x1="14.528cm" svg:y1="3.383cm" svg:x2="14.681cm" svg:y2="3.383cm">
          <text:p/>
        </draw:line>
        <draw:line draw:style-name="gr97" draw:layer="layout" svg:x1="14.634cm" svg:y1="11.634cm" svg:x2="14.634cm" svg:y2="11.481cm">
          <text:p/>
        </draw:line>
        <draw:line draw:style-name="gr97" draw:layer="layout" svg:x1="14.557cm" svg:y1="11.558cm" svg:x2="14.71cm" svg:y2="11.558cm">
          <text:p/>
        </draw:line>
        <draw:line draw:style-name="gr97" draw:layer="layout" svg:x1="14.634cm" svg:y1="11.522cm" svg:x2="14.634cm" svg:y2="11.369cm">
          <text:p/>
        </draw:line>
        <draw:line draw:style-name="gr97" draw:layer="layout" svg:x1="14.557cm" svg:y1="11.446cm" svg:x2="14.71cm" svg:y2="11.446cm">
          <text:p/>
        </draw:line>
        <draw:line draw:style-name="gr97" draw:layer="layout" svg:x1="14.634cm" svg:y1="10.113cm" svg:x2="14.634cm" svg:y2="9.96cm">
          <text:p/>
        </draw:line>
        <draw:line draw:style-name="gr97" draw:layer="layout" svg:x1="14.557cm" svg:y1="10.036cm" svg:x2="14.71cm" svg:y2="10.036cm">
          <text:p/>
        </draw:line>
        <draw:line draw:style-name="gr97" draw:layer="layout" svg:x1="14.634cm" svg:y1="8.967cm" svg:x2="14.634cm" svg:y2="8.813cm">
          <text:p/>
        </draw:line>
        <draw:line draw:style-name="gr97" draw:layer="layout" svg:x1="14.557cm" svg:y1="8.89cm" svg:x2="14.71cm" svg:y2="8.89cm">
          <text:p/>
        </draw:line>
        <draw:line draw:style-name="gr97" draw:layer="layout" svg:x1="14.634cm" svg:y1="8.792cm" svg:x2="14.634cm" svg:y2="8.638cm">
          <text:p/>
        </draw:line>
        <draw:line draw:style-name="gr97" draw:layer="layout" svg:x1="14.557cm" svg:y1="8.715cm" svg:x2="14.71cm" svg:y2="8.715cm">
          <text:p/>
        </draw:line>
        <draw:line draw:style-name="gr97" draw:layer="layout" svg:x1="14.634cm" svg:y1="7.733cm" svg:x2="14.634cm" svg:y2="7.58cm">
          <text:p/>
        </draw:line>
        <draw:line draw:style-name="gr97" draw:layer="layout" svg:x1="14.557cm" svg:y1="7.656cm" svg:x2="14.71cm" svg:y2="7.656cm">
          <text:p/>
        </draw:line>
        <draw:line draw:style-name="gr97" draw:layer="layout" svg:x1="14.634cm" svg:y1="7.58cm" svg:x2="14.634cm" svg:y2="7.426cm">
          <text:p/>
        </draw:line>
        <draw:line draw:style-name="gr97" draw:layer="layout" svg:x1="14.557cm" svg:y1="7.503cm" svg:x2="14.71cm" svg:y2="7.503cm">
          <text:p/>
        </draw:line>
        <draw:line draw:style-name="gr97" draw:layer="layout" svg:x1="14.634cm" svg:y1="4.031cm" svg:x2="14.634cm" svg:y2="3.878cm">
          <text:p/>
        </draw:line>
        <draw:line draw:style-name="gr97" draw:layer="layout" svg:x1="14.557cm" svg:y1="3.954cm" svg:x2="14.71cm" svg:y2="3.954cm">
          <text:p/>
        </draw:line>
        <draw:line draw:style-name="gr97" draw:layer="layout" svg:x1="14.634cm" svg:y1="3.944cm" svg:x2="14.634cm" svg:y2="3.79cm">
          <text:p/>
        </draw:line>
        <draw:line draw:style-name="gr97" draw:layer="layout" svg:x1="14.557cm" svg:y1="3.867cm" svg:x2="14.71cm" svg:y2="3.867cm">
          <text:p/>
        </draw:line>
        <draw:line draw:style-name="gr97" draw:layer="layout" svg:x1="14.634cm" svg:y1="3.834cm" svg:x2="14.634cm" svg:y2="3.681cm">
          <text:p/>
        </draw:line>
        <draw:line draw:style-name="gr97" draw:layer="layout" svg:x1="14.557cm" svg:y1="3.757cm" svg:x2="14.71cm" svg:y2="3.757cm">
          <text:p/>
        </draw:line>
        <draw:line draw:style-name="gr97" draw:layer="layout" svg:x1="14.665cm" svg:y1="12.25cm" svg:x2="14.665cm" svg:y2="12.097cm">
          <text:p/>
        </draw:line>
        <draw:line draw:style-name="gr97" draw:layer="layout" svg:x1="14.589cm" svg:y1="12.173cm" svg:x2="14.742cm" svg:y2="12.173cm">
          <text:p/>
        </draw:line>
        <draw:line draw:style-name="gr97" draw:layer="layout" svg:x1="14.665cm" svg:y1="11.875cm" svg:x2="14.665cm" svg:y2="11.722cm">
          <text:p/>
        </draw:line>
        <draw:line draw:style-name="gr97" draw:layer="layout" svg:x1="14.589cm" svg:y1="11.798cm" svg:x2="14.742cm" svg:y2="11.798cm">
          <text:p/>
        </draw:line>
        <draw:line draw:style-name="gr97" draw:layer="layout" svg:x1="14.665cm" svg:y1="10.95cm" svg:x2="14.665cm" svg:y2="10.797cm">
          <text:p/>
        </draw:line>
        <draw:line draw:style-name="gr97" draw:layer="layout" svg:x1="14.589cm" svg:y1="10.874cm" svg:x2="14.742cm" svg:y2="10.874cm">
          <text:p/>
        </draw:line>
        <draw:line draw:style-name="gr97" draw:layer="layout" svg:x1="14.665cm" svg:y1="10.906cm" svg:x2="14.665cm" svg:y2="10.753cm">
          <text:p/>
        </draw:line>
        <draw:line draw:style-name="gr97" draw:layer="layout" svg:x1="14.589cm" svg:y1="10.83cm" svg:x2="14.742cm" svg:y2="10.83cm">
          <text:p/>
        </draw:line>
        <draw:line draw:style-name="gr97" draw:layer="layout" svg:x1="14.665cm" svg:y1="10.751cm" svg:x2="14.665cm" svg:y2="10.597cm">
          <text:p/>
        </draw:line>
        <draw:line draw:style-name="gr97" draw:layer="layout" svg:x1="14.589cm" svg:y1="10.674cm" svg:x2="14.742cm" svg:y2="10.674cm">
          <text:p/>
        </draw:line>
        <draw:line draw:style-name="gr97" draw:layer="layout" svg:x1="14.665cm" svg:y1="10.729cm" svg:x2="14.665cm" svg:y2="10.575cm">
          <text:p/>
        </draw:line>
        <draw:line draw:style-name="gr97" draw:layer="layout" svg:x1="14.589cm" svg:y1="10.652cm" svg:x2="14.742cm" svg:y2="10.652cm">
          <text:p/>
        </draw:line>
        <draw:line draw:style-name="gr97" draw:layer="layout" svg:x1="14.665cm" svg:y1="9.144cm" svg:x2="14.665cm" svg:y2="8.991cm">
          <text:p/>
        </draw:line>
        <draw:line draw:style-name="gr97" draw:layer="layout" svg:x1="14.589cm" svg:y1="9.068cm" svg:x2="14.742cm" svg:y2="9.068cm">
          <text:p/>
        </draw:line>
        <draw:line draw:style-name="gr97" draw:layer="layout" svg:x1="14.665cm" svg:y1="9.098cm" svg:x2="14.665cm" svg:y2="8.945cm">
          <text:p/>
        </draw:line>
        <draw:line draw:style-name="gr97" draw:layer="layout" svg:x1="14.589cm" svg:y1="9.022cm" svg:x2="14.742cm" svg:y2="9.022cm">
          <text:p/>
        </draw:line>
        <draw:line draw:style-name="gr97" draw:layer="layout" svg:x1="14.665cm" svg:y1="8.835cm" svg:x2="14.665cm" svg:y2="8.682cm">
          <text:p/>
        </draw:line>
        <draw:line draw:style-name="gr97" draw:layer="layout" svg:x1="14.589cm" svg:y1="8.759cm" svg:x2="14.742cm" svg:y2="8.759cm">
          <text:p/>
        </draw:line>
        <draw:line draw:style-name="gr97" draw:layer="layout" svg:x1="14.665cm" svg:y1="8.636cm" svg:x2="14.665cm" svg:y2="8.482cm">
          <text:p/>
        </draw:line>
        <draw:line draw:style-name="gr97" draw:layer="layout" svg:x1="14.589cm" svg:y1="8.559cm" svg:x2="14.742cm" svg:y2="8.559cm">
          <text:p/>
        </draw:line>
        <draw:line draw:style-name="gr97" draw:layer="layout" svg:x1="14.665cm" svg:y1="4.693cm" svg:x2="14.665cm" svg:y2="4.54cm">
          <text:p/>
        </draw:line>
        <draw:line draw:style-name="gr97" draw:layer="layout" svg:x1="14.589cm" svg:y1="4.616cm" svg:x2="14.742cm" svg:y2="4.616cm">
          <text:p/>
        </draw:line>
        <draw:line draw:style-name="gr97" draw:layer="layout" svg:x1="14.665cm" svg:y1="4.515cm" svg:x2="14.665cm" svg:y2="4.362cm">
          <text:p/>
        </draw:line>
        <draw:line draw:style-name="gr97" draw:layer="layout" svg:x1="14.589cm" svg:y1="4.439cm" svg:x2="14.742cm" svg:y2="4.439cm">
          <text:p/>
        </draw:line>
        <draw:line draw:style-name="gr97" draw:layer="layout" svg:x1="14.665cm" svg:y1="4.494cm" svg:x2="14.665cm" svg:y2="4.34cm">
          <text:p/>
        </draw:line>
        <draw:line draw:style-name="gr97" draw:layer="layout" svg:x1="14.589cm" svg:y1="4.417cm" svg:x2="14.742cm" svg:y2="4.417cm">
          <text:p/>
        </draw:line>
        <draw:line draw:style-name="gr97" draw:layer="layout" svg:x1="14.665cm" svg:y1="4.34cm" svg:x2="14.665cm" svg:y2="4.187cm">
          <text:p/>
        </draw:line>
        <draw:line draw:style-name="gr97" draw:layer="layout" svg:x1="14.589cm" svg:y1="4.264cm" svg:x2="14.742cm" svg:y2="4.264cm">
          <text:p/>
        </draw:line>
        <draw:line draw:style-name="gr97" draw:layer="layout" svg:x1="14.665cm" svg:y1="4.296cm" svg:x2="14.665cm" svg:y2="4.143cm">
          <text:p/>
        </draw:line>
        <draw:line draw:style-name="gr97" draw:layer="layout" svg:x1="14.589cm" svg:y1="4.22cm" svg:x2="14.742cm" svg:y2="4.22cm">
          <text:p/>
        </draw:line>
        <draw:line draw:style-name="gr97" draw:layer="layout" svg:x1="14.665cm" svg:y1="4.141cm" svg:x2="14.665cm" svg:y2="3.987cm">
          <text:p/>
        </draw:line>
        <draw:line draw:style-name="gr97" draw:layer="layout" svg:x1="14.589cm" svg:y1="4.064cm" svg:x2="14.742cm" svg:y2="4.064cm">
          <text:p/>
        </draw:line>
        <draw:line draw:style-name="gr97" draw:layer="layout" svg:x1="14.665cm" svg:y1="4.119cm" svg:x2="14.665cm" svg:y2="3.965cm">
          <text:p/>
        </draw:line>
        <draw:line draw:style-name="gr97" draw:layer="layout" svg:x1="14.589cm" svg:y1="4.042cm" svg:x2="14.742cm" svg:y2="4.042cm">
          <text:p/>
        </draw:line>
        <draw:line draw:style-name="gr97" draw:layer="layout" svg:x1="14.665cm" svg:y1="4.075cm" svg:x2="14.665cm" svg:y2="3.922cm">
          <text:p/>
        </draw:line>
        <draw:line draw:style-name="gr97" draw:layer="layout" svg:x1="14.589cm" svg:y1="3.998cm" svg:x2="14.742cm" svg:y2="3.998cm">
          <text:p/>
        </draw:line>
        <draw:line draw:style-name="gr97" draw:layer="layout" svg:x1="14.665cm" svg:y1="4.009cm" svg:x2="14.665cm" svg:y2="3.856cm">
          <text:p/>
        </draw:line>
        <draw:line draw:style-name="gr97" draw:layer="layout" svg:x1="14.589cm" svg:y1="3.933cm" svg:x2="14.742cm" svg:y2="3.933cm">
          <text:p/>
        </draw:line>
        <draw:line draw:style-name="gr97" draw:layer="layout" svg:x1="14.695cm" svg:y1="12.603cm" svg:x2="14.695cm" svg:y2="12.449cm">
          <text:p/>
        </draw:line>
        <draw:line draw:style-name="gr97" draw:layer="layout" svg:x1="14.618cm" svg:y1="12.526cm" svg:x2="14.771cm" svg:y2="12.526cm">
          <text:p/>
        </draw:line>
        <draw:line draw:style-name="gr97" draw:layer="layout" svg:x1="14.695cm" svg:y1="11.435cm" svg:x2="14.695cm" svg:y2="11.281cm">
          <text:p/>
        </draw:line>
        <draw:line draw:style-name="gr97" draw:layer="layout" svg:x1="14.618cm" svg:y1="11.358cm" svg:x2="14.771cm" svg:y2="11.358cm">
          <text:p/>
        </draw:line>
        <draw:line draw:style-name="gr97" draw:layer="layout" svg:x1="14.695cm" svg:y1="11.016cm" svg:x2="14.695cm" svg:y2="10.863cm">
          <text:p/>
        </draw:line>
        <draw:line draw:style-name="gr97" draw:layer="layout" svg:x1="14.618cm" svg:y1="10.939cm" svg:x2="14.771cm" svg:y2="10.939cm">
          <text:p/>
        </draw:line>
        <draw:line draw:style-name="gr97" draw:layer="layout" svg:x1="14.695cm" svg:y1="10.004cm" svg:x2="14.695cm" svg:y2="9.85cm">
          <text:p/>
        </draw:line>
        <draw:line draw:style-name="gr97" draw:layer="layout" svg:x1="14.618cm" svg:y1="9.927cm" svg:x2="14.771cm" svg:y2="9.927cm">
          <text:p/>
        </draw:line>
        <draw:line draw:style-name="gr97" draw:layer="layout" svg:x1="14.695cm" svg:y1="9.738cm" svg:x2="14.695cm" svg:y2="9.585cm">
          <text:p/>
        </draw:line>
        <draw:line draw:style-name="gr97" draw:layer="layout" svg:x1="14.618cm" svg:y1="9.662cm" svg:x2="14.771cm" svg:y2="9.662cm">
          <text:p/>
        </draw:line>
        <draw:line draw:style-name="gr97" draw:layer="layout" svg:x1="14.695cm" svg:y1="9.011cm" svg:x2="14.695cm" svg:y2="8.857cm">
          <text:p/>
        </draw:line>
        <draw:line draw:style-name="gr97" draw:layer="layout" svg:x1="14.618cm" svg:y1="8.934cm" svg:x2="14.771cm" svg:y2="8.934cm">
          <text:p/>
        </draw:line>
        <draw:line draw:style-name="gr97" draw:layer="layout" svg:x1="14.695cm" svg:y1="8.967cm" svg:x2="14.695cm" svg:y2="8.813cm">
          <text:p/>
        </draw:line>
        <draw:line draw:style-name="gr97" draw:layer="layout" svg:x1="14.618cm" svg:y1="8.89cm" svg:x2="14.771cm" svg:y2="8.89cm">
          <text:p/>
        </draw:line>
        <draw:line draw:style-name="gr97" draw:layer="layout" svg:x1="14.695cm" svg:y1="8.792cm" svg:x2="14.695cm" svg:y2="8.638cm">
          <text:p/>
        </draw:line>
        <draw:line draw:style-name="gr97" draw:layer="layout" svg:x1="14.618cm" svg:y1="8.715cm" svg:x2="14.771cm" svg:y2="8.715cm">
          <text:p/>
        </draw:line>
        <draw:line draw:style-name="gr97" draw:layer="layout" svg:x1="14.695cm" svg:y1="8.748cm" svg:x2="14.695cm" svg:y2="8.594cm">
          <text:p/>
        </draw:line>
        <draw:line draw:style-name="gr97" draw:layer="layout" svg:x1="14.618cm" svg:y1="8.671cm" svg:x2="14.771cm" svg:y2="8.671cm">
          <text:p/>
        </draw:line>
        <draw:line draw:style-name="gr97" draw:layer="layout" svg:x1="14.695cm" svg:y1="8.658cm" svg:x2="14.695cm" svg:y2="8.504cm">
          <text:p/>
        </draw:line>
        <draw:line draw:style-name="gr97" draw:layer="layout" svg:x1="14.618cm" svg:y1="8.581cm" svg:x2="14.771cm" svg:y2="8.581cm">
          <text:p/>
        </draw:line>
        <draw:line draw:style-name="gr97" draw:layer="layout" svg:x1="14.695cm" svg:y1="8.351cm" svg:x2="14.695cm" svg:y2="8.198cm">
          <text:p/>
        </draw:line>
        <draw:line draw:style-name="gr97" draw:layer="layout" svg:x1="14.618cm" svg:y1="8.274cm" svg:x2="14.771cm" svg:y2="8.274cm">
          <text:p/>
        </draw:line>
        <draw:line draw:style-name="gr97" draw:layer="layout" svg:x1="14.695cm" svg:y1="4.803cm" svg:x2="14.695cm" svg:y2="4.649cm">
          <text:p/>
        </draw:line>
        <draw:line draw:style-name="gr97" draw:layer="layout" svg:x1="14.618cm" svg:y1="4.726cm" svg:x2="14.771cm" svg:y2="4.726cm">
          <text:p/>
        </draw:line>
        <draw:line draw:style-name="gr97" draw:layer="layout" svg:x1="14.726cm" svg:y1="13.131cm" svg:x2="14.726cm" svg:y2="12.978cm">
          <text:p/>
        </draw:line>
        <draw:line draw:style-name="gr97" draw:layer="layout" svg:x1="14.65cm" svg:y1="13.054cm" svg:x2="14.803cm" svg:y2="13.054cm">
          <text:p/>
        </draw:line>
        <draw:line draw:style-name="gr97" draw:layer="layout" svg:x1="14.726cm" svg:y1="13.087cm" svg:x2="14.726cm" svg:y2="12.934cm">
          <text:p/>
        </draw:line>
        <draw:line draw:style-name="gr97" draw:layer="layout" svg:x1="14.65cm" svg:y1="13.01cm" svg:x2="14.803cm" svg:y2="13.01cm">
          <text:p/>
        </draw:line>
        <draw:line draw:style-name="gr97" draw:layer="layout" svg:x1="14.726cm" svg:y1="12.756cm" svg:x2="14.726cm" svg:y2="12.603cm">
          <text:p/>
        </draw:line>
        <draw:line draw:style-name="gr97" draw:layer="layout" svg:x1="14.65cm" svg:y1="12.679cm" svg:x2="14.803cm" svg:y2="12.679cm">
          <text:p/>
        </draw:line>
        <draw:line draw:style-name="gr97" draw:layer="layout" svg:x1="14.726cm" svg:y1="11.831cm" svg:x2="14.726cm" svg:y2="11.678cm">
          <text:p/>
        </draw:line>
        <draw:line draw:style-name="gr97" draw:layer="layout" svg:x1="14.65cm" svg:y1="11.755cm" svg:x2="14.803cm" svg:y2="11.755cm">
          <text:p/>
        </draw:line>
        <draw:line draw:style-name="gr97" draw:layer="layout" svg:x1="14.726cm" svg:y1="11.809cm" svg:x2="14.726cm" svg:y2="11.656cm">
          <text:p/>
        </draw:line>
        <draw:line draw:style-name="gr97" draw:layer="layout" svg:x1="14.65cm" svg:y1="11.733cm" svg:x2="14.803cm" svg:y2="11.733cm">
          <text:p/>
        </draw:line>
        <draw:line draw:style-name="gr97" draw:layer="layout" svg:x1="14.726cm" svg:y1="11.656cm" svg:x2="14.726cm" svg:y2="11.503cm">
          <text:p/>
        </draw:line>
        <draw:line draw:style-name="gr97" draw:layer="layout" svg:x1="14.65cm" svg:y1="11.579cm" svg:x2="14.803cm" svg:y2="11.579cm">
          <text:p/>
        </draw:line>
        <draw:line draw:style-name="gr97" draw:layer="layout" svg:x1="14.726cm" svg:y1="11.59cm" svg:x2="14.726cm" svg:y2="11.437cm">
          <text:p/>
        </draw:line>
        <draw:line draw:style-name="gr97" draw:layer="layout" svg:x1="14.65cm" svg:y1="11.514cm" svg:x2="14.803cm" svg:y2="11.514cm">
          <text:p/>
        </draw:line>
        <draw:line draw:style-name="gr97" draw:layer="layout" svg:x1="14.726cm" svg:y1="10.444cm" svg:x2="14.726cm" svg:y2="10.291cm">
          <text:p/>
        </draw:line>
        <draw:line draw:style-name="gr97" draw:layer="layout" svg:x1="14.65cm" svg:y1="10.367cm" svg:x2="14.803cm" svg:y2="10.367cm">
          <text:p/>
        </draw:line>
        <draw:line draw:style-name="gr97" draw:layer="layout" svg:x1="14.726cm" svg:y1="10.069cm" svg:x2="14.726cm" svg:y2="9.916cm">
          <text:p/>
        </draw:line>
        <draw:line draw:style-name="gr97" draw:layer="layout" svg:x1="14.65cm" svg:y1="9.993cm" svg:x2="14.803cm" svg:y2="9.993cm">
          <text:p/>
        </draw:line>
        <draw:line draw:style-name="gr97" draw:layer="layout" svg:x1="14.726cm" svg:y1="9.96cm" svg:x2="14.726cm" svg:y2="9.806cm">
          <text:p/>
        </draw:line>
        <draw:line draw:style-name="gr97" draw:layer="layout" svg:x1="14.65cm" svg:y1="9.883cm" svg:x2="14.803cm" svg:y2="9.883cm">
          <text:p/>
        </draw:line>
        <draw:line draw:style-name="gr97" draw:layer="layout" svg:x1="14.726cm" svg:y1="9.935cm" svg:x2="14.726cm" svg:y2="9.782cm">
          <text:p/>
        </draw:line>
        <draw:line draw:style-name="gr97" draw:layer="layout" svg:x1="14.65cm" svg:y1="9.859cm" svg:x2="14.803cm" svg:y2="9.859cm">
          <text:p/>
        </draw:line>
        <draw:line draw:style-name="gr97" draw:layer="layout" svg:x1="14.726cm" svg:y1="9.892cm" svg:x2="14.726cm" svg:y2="9.738cm">
          <text:p/>
        </draw:line>
        <draw:line draw:style-name="gr97" draw:layer="layout" svg:x1="14.65cm" svg:y1="9.815cm" svg:x2="14.803cm" svg:y2="9.815cm">
          <text:p/>
        </draw:line>
        <draw:line draw:style-name="gr97" draw:layer="layout" svg:x1="14.726cm" svg:y1="9.607cm" svg:x2="14.726cm" svg:y2="9.454cm">
          <text:p/>
        </draw:line>
        <draw:line draw:style-name="gr97" draw:layer="layout" svg:x1="14.65cm" svg:y1="9.53cm" svg:x2="14.803cm" svg:y2="9.53cm">
          <text:p/>
        </draw:line>
        <draw:line draw:style-name="gr97" draw:layer="layout" svg:x1="14.726cm" svg:y1="9.585cm" svg:x2="14.726cm" svg:y2="9.432cm">
          <text:p/>
        </draw:line>
        <draw:line draw:style-name="gr97" draw:layer="layout" svg:x1="14.65cm" svg:y1="9.508cm" svg:x2="14.803cm" svg:y2="9.508cm">
          <text:p/>
        </draw:line>
        <draw:line draw:style-name="gr97" draw:layer="layout" svg:x1="14.726cm" svg:y1="9.473cm" svg:x2="14.726cm" svg:y2="9.32cm">
          <text:p/>
        </draw:line>
        <draw:line draw:style-name="gr97" draw:layer="layout" svg:x1="14.65cm" svg:y1="9.396cm" svg:x2="14.803cm" svg:y2="9.396cm">
          <text:p/>
        </draw:line>
        <draw:line draw:style-name="gr97" draw:layer="layout" svg:x1="14.726cm" svg:y1="9.232cm" svg:x2="14.726cm" svg:y2="9.079cm">
          <text:p/>
        </draw:line>
        <draw:line draw:style-name="gr97" draw:layer="layout" svg:x1="14.65cm" svg:y1="9.155cm" svg:x2="14.803cm" svg:y2="9.155cm">
          <text:p/>
        </draw:line>
        <draw:line draw:style-name="gr97" draw:layer="layout" svg:x1="14.726cm" svg:y1="9.166cm" svg:x2="14.726cm" svg:y2="9.013cm">
          <text:p/>
        </draw:line>
        <draw:line draw:style-name="gr97" draw:layer="layout" svg:x1="14.65cm" svg:y1="9.09cm" svg:x2="14.803cm" svg:y2="9.09cm">
          <text:p/>
        </draw:line>
        <draw:line draw:style-name="gr97" draw:layer="layout" svg:x1="14.726cm" svg:y1="9.033cm" svg:x2="14.726cm" svg:y2="8.879cm">
          <text:p/>
        </draw:line>
        <draw:line draw:style-name="gr97" draw:layer="layout" svg:x1="14.65cm" svg:y1="8.956cm" svg:x2="14.803cm" svg:y2="8.956cm">
          <text:p/>
        </draw:line>
        <draw:line draw:style-name="gr97" draw:layer="layout" svg:x1="14.726cm" svg:y1="5.331cm" svg:x2="14.726cm" svg:y2="5.177cm">
          <text:p/>
        </draw:line>
        <draw:line draw:style-name="gr97" draw:layer="layout" svg:x1="14.65cm" svg:y1="5.254cm" svg:x2="14.803cm" svg:y2="5.254cm">
          <text:p/>
        </draw:line>
        <draw:line draw:style-name="gr97" draw:layer="layout" svg:x1="14.726cm" svg:y1="5.199cm" svg:x2="14.726cm" svg:y2="5.046cm">
          <text:p/>
        </draw:line>
        <draw:line draw:style-name="gr97" draw:layer="layout" svg:x1="14.65cm" svg:y1="5.123cm" svg:x2="14.803cm" svg:y2="5.123cm">
          <text:p/>
        </draw:line>
        <draw:line draw:style-name="gr97" draw:layer="layout" svg:x1="14.726cm" svg:y1="5.09cm" svg:x2="14.726cm" svg:y2="4.936cm">
          <text:p/>
        </draw:line>
        <draw:line draw:style-name="gr97" draw:layer="layout" svg:x1="14.65cm" svg:y1="5.013cm" svg:x2="14.803cm" svg:y2="5.013cm">
          <text:p/>
        </draw:line>
        <draw:line draw:style-name="gr97" draw:layer="layout" svg:x1="14.726cm" svg:y1="4.956cm" svg:x2="14.726cm" svg:y2="4.803cm">
          <text:p/>
        </draw:line>
        <draw:line draw:style-name="gr97" draw:layer="layout" svg:x1="14.65cm" svg:y1="4.879cm" svg:x2="14.803cm" svg:y2="4.879cm">
          <text:p/>
        </draw:line>
        <draw:line draw:style-name="gr97" draw:layer="layout" svg:x1="14.726cm" svg:y1="4.825cm" svg:x2="14.726cm" svg:y2="4.671cm">
          <text:p/>
        </draw:line>
        <draw:line draw:style-name="gr97" draw:layer="layout" svg:x1="14.65cm" svg:y1="4.748cm" svg:x2="14.803cm" svg:y2="4.748cm">
          <text:p/>
        </draw:line>
        <draw:line draw:style-name="gr97" draw:layer="layout" svg:x1="14.726cm" svg:y1="2.819cm" svg:x2="14.726cm" svg:y2="2.666cm">
          <text:p/>
        </draw:line>
        <draw:line draw:style-name="gr97" draw:layer="layout" svg:x1="14.65cm" svg:y1="2.742cm" svg:x2="14.803cm" svg:y2="2.742cm">
          <text:p/>
        </draw:line>
        <draw:line draw:style-name="gr97" draw:layer="layout" svg:x1="14.755cm" svg:y1="13.374cm" svg:x2="14.755cm" svg:y2="13.221cm">
          <text:p/>
        </draw:line>
        <draw:line draw:style-name="gr97" draw:layer="layout" svg:x1="14.679cm" svg:y1="13.298cm" svg:x2="14.832cm" svg:y2="13.298cm">
          <text:p/>
        </draw:line>
        <draw:line draw:style-name="gr97" draw:layer="layout" svg:x1="14.755cm" svg:y1="12.14cm" svg:x2="14.755cm" svg:y2="11.987cm">
          <text:p/>
        </draw:line>
        <draw:line draw:style-name="gr97" draw:layer="layout" svg:x1="14.679cm" svg:y1="12.064cm" svg:x2="14.832cm" svg:y2="12.064cm">
          <text:p/>
        </draw:line>
        <draw:line draw:style-name="gr97" draw:layer="layout" svg:x1="14.755cm" svg:y1="12.097cm" svg:x2="14.755cm" svg:y2="11.943cm">
          <text:p/>
        </draw:line>
        <draw:line draw:style-name="gr97" draw:layer="layout" svg:x1="14.679cm" svg:y1="12.02cm" svg:x2="14.832cm" svg:y2="12.02cm">
          <text:p/>
        </draw:line>
        <draw:line draw:style-name="gr97" draw:layer="layout" svg:x1="14.755cm" svg:y1="10.751cm" svg:x2="14.755cm" svg:y2="10.597cm">
          <text:p/>
        </draw:line>
        <draw:line draw:style-name="gr97" draw:layer="layout" svg:x1="14.679cm" svg:y1="10.674cm" svg:x2="14.832cm" svg:y2="10.674cm">
          <text:p/>
        </draw:line>
        <draw:line draw:style-name="gr97" draw:layer="layout" svg:x1="14.755cm" svg:y1="10.663cm" svg:x2="14.755cm" svg:y2="10.51cm">
          <text:p/>
        </draw:line>
        <draw:line draw:style-name="gr97" draw:layer="layout" svg:x1="14.679cm" svg:y1="10.586cm" svg:x2="14.832cm" svg:y2="10.586cm">
          <text:p/>
        </draw:line>
        <draw:line draw:style-name="gr97" draw:layer="layout" svg:x1="14.755cm" svg:y1="10.619cm" svg:x2="14.755cm" svg:y2="10.466cm">
          <text:p/>
        </draw:line>
        <draw:line draw:style-name="gr97" draw:layer="layout" svg:x1="14.679cm" svg:y1="10.543cm" svg:x2="14.832cm" svg:y2="10.543cm">
          <text:p/>
        </draw:line>
        <draw:line draw:style-name="gr97" draw:layer="layout" svg:x1="14.755cm" svg:y1="10.597cm" svg:x2="14.755cm" svg:y2="10.444cm">
          <text:p/>
        </draw:line>
        <draw:line draw:style-name="gr97" draw:layer="layout" svg:x1="14.679cm" svg:y1="10.521cm" svg:x2="14.832cm" svg:y2="10.521cm">
          <text:p/>
        </draw:line>
        <draw:line draw:style-name="gr97" draw:layer="layout" svg:x1="14.755cm" svg:y1="9.517cm" svg:x2="14.755cm" svg:y2="9.363cm">
          <text:p/>
        </draw:line>
        <draw:line draw:style-name="gr97" draw:layer="layout" svg:x1="14.679cm" svg:y1="9.44cm" svg:x2="14.832cm" svg:y2="9.44cm">
          <text:p/>
        </draw:line>
        <draw:line draw:style-name="gr97" draw:layer="layout" svg:x1="14.755cm" svg:y1="5.465cm" svg:x2="14.755cm" svg:y2="5.311cm">
          <text:p/>
        </draw:line>
        <draw:line draw:style-name="gr97" draw:layer="layout" svg:x1="14.679cm" svg:y1="5.388cm" svg:x2="14.832cm" svg:y2="5.388cm">
          <text:p/>
        </draw:line>
        <draw:line draw:style-name="gr97" draw:layer="layout" svg:x1="14.755cm" svg:y1="5.287cm" svg:x2="14.755cm" svg:y2="5.134cm">
          <text:p/>
        </draw:line>
        <draw:line draw:style-name="gr97" draw:layer="layout" svg:x1="14.679cm" svg:y1="5.21cm" svg:x2="14.832cm" svg:y2="5.21cm">
          <text:p/>
        </draw:line>
        <draw:line draw:style-name="gr97" draw:layer="layout" svg:x1="14.755cm" svg:y1="3.459cm" svg:x2="14.755cm" svg:y2="3.306cm">
          <text:p/>
        </draw:line>
        <draw:line draw:style-name="gr97" draw:layer="layout" svg:x1="14.679cm" svg:y1="3.383cm" svg:x2="14.832cm" svg:y2="3.383cm">
          <text:p/>
        </draw:line>
        <draw:line draw:style-name="gr97" draw:layer="layout" svg:x1="14.755cm" svg:y1="3.391cm" svg:x2="14.755cm" svg:y2="3.238cm">
          <text:p/>
        </draw:line>
        <draw:line draw:style-name="gr97" draw:layer="layout" svg:x1="14.679cm" svg:y1="3.314cm" svg:x2="14.832cm" svg:y2="3.314cm">
          <text:p/>
        </draw:line>
        <draw:line draw:style-name="gr97" draw:layer="layout" svg:x1="14.755cm" svg:y1="3.216cm" svg:x2="14.755cm" svg:y2="3.062cm">
          <text:p/>
        </draw:line>
        <draw:line draw:style-name="gr97" draw:layer="layout" svg:x1="14.679cm" svg:y1="3.139cm" svg:x2="14.832cm" svg:y2="3.139cm">
          <text:p/>
        </draw:line>
        <draw:line draw:style-name="gr97" draw:layer="layout" svg:x1="14.787cm" svg:y1="12.338cm" svg:x2="14.787cm" svg:y2="12.184cm">
          <text:p/>
        </draw:line>
        <draw:line draw:style-name="gr97" draw:layer="layout" svg:x1="14.71cm" svg:y1="12.261cm" svg:x2="14.864cm" svg:y2="12.261cm">
          <text:p/>
        </draw:line>
        <draw:line draw:style-name="gr97" draw:layer="layout" svg:x1="14.787cm" svg:y1="11.216cm" svg:x2="14.787cm" svg:y2="11.062cm">
          <text:p/>
        </draw:line>
        <draw:line draw:style-name="gr97" draw:layer="layout" svg:x1="14.71cm" svg:y1="11.139cm" svg:x2="14.864cm" svg:y2="11.139cm">
          <text:p/>
        </draw:line>
        <draw:line draw:style-name="gr97" draw:layer="layout" svg:x1="14.787cm" svg:y1="11.082cm" svg:x2="14.787cm" svg:y2="10.928cm">
          <text:p/>
        </draw:line>
        <draw:line draw:style-name="gr97" draw:layer="layout" svg:x1="14.71cm" svg:y1="11.005cm" svg:x2="14.864cm" svg:y2="11.005cm">
          <text:p/>
        </draw:line>
        <draw:line draw:style-name="gr97" draw:layer="layout" svg:x1="14.787cm" svg:y1="10.95cm" svg:x2="14.787cm" svg:y2="10.797cm">
          <text:p/>
        </draw:line>
        <draw:line draw:style-name="gr97" draw:layer="layout" svg:x1="14.71cm" svg:y1="10.874cm" svg:x2="14.864cm" svg:y2="10.874cm">
          <text:p/>
        </draw:line>
        <draw:line draw:style-name="gr97" draw:layer="layout" svg:x1="14.787cm" svg:y1="10.819cm" svg:x2="14.787cm" svg:y2="10.666cm">
          <text:p/>
        </draw:line>
        <draw:line draw:style-name="gr97" draw:layer="layout" svg:x1="14.71cm" svg:y1="10.742cm" svg:x2="14.864cm" svg:y2="10.742cm">
          <text:p/>
        </draw:line>
        <draw:line draw:style-name="gr97" draw:layer="layout" svg:x1="14.787cm" svg:y1="10.619cm" svg:x2="14.787cm" svg:y2="10.466cm">
          <text:p/>
        </draw:line>
        <draw:line draw:style-name="gr97" draw:layer="layout" svg:x1="14.71cm" svg:y1="10.543cm" svg:x2="14.864cm" svg:y2="10.543cm">
          <text:p/>
        </draw:line>
        <draw:line draw:style-name="gr97" draw:layer="layout" svg:x1="14.787cm" svg:y1="10.51cm" svg:x2="14.787cm" svg:y2="10.356cm">
          <text:p/>
        </draw:line>
        <draw:line draw:style-name="gr97" draw:layer="layout" svg:x1="14.71cm" svg:y1="10.433cm" svg:x2="14.864cm" svg:y2="10.433cm">
          <text:p/>
        </draw:line>
        <draw:line draw:style-name="gr97" draw:layer="layout" svg:x1="14.787cm" svg:y1="10.378cm" svg:x2="14.787cm" svg:y2="10.225cm">
          <text:p/>
        </draw:line>
        <draw:line draw:style-name="gr97" draw:layer="layout" svg:x1="14.71cm" svg:y1="10.302cm" svg:x2="14.864cm" svg:y2="10.302cm">
          <text:p/>
        </draw:line>
        <draw:line draw:style-name="gr97" draw:layer="layout" svg:x1="14.787cm" svg:y1="10.266cm" svg:x2="14.787cm" svg:y2="10.113cm">
          <text:p/>
        </draw:line>
        <draw:line draw:style-name="gr97" draw:layer="layout" svg:x1="14.71cm" svg:y1="10.19cm" svg:x2="14.864cm" svg:y2="10.19cm">
          <text:p/>
        </draw:line>
        <draw:line draw:style-name="gr97" draw:layer="layout" svg:x1="14.787cm" svg:y1="9.935cm" svg:x2="14.787cm" svg:y2="9.782cm">
          <text:p/>
        </draw:line>
        <draw:line draw:style-name="gr97" draw:layer="layout" svg:x1="14.71cm" svg:y1="9.859cm" svg:x2="14.864cm" svg:y2="9.859cm">
          <text:p/>
        </draw:line>
        <draw:line draw:style-name="gr97" draw:layer="layout" svg:x1="14.787cm" svg:y1="9.782cm" svg:x2="14.787cm" svg:y2="9.629cm">
          <text:p/>
        </draw:line>
        <draw:line draw:style-name="gr97" draw:layer="layout" svg:x1="14.71cm" svg:y1="9.705cm" svg:x2="14.864cm" svg:y2="9.705cm">
          <text:p/>
        </draw:line>
        <draw:line draw:style-name="gr97" draw:layer="layout" svg:x1="14.787cm" svg:y1="6.124cm" svg:x2="14.787cm" svg:y2="5.971cm">
          <text:p/>
        </draw:line>
        <draw:line draw:style-name="gr97" draw:layer="layout" svg:x1="14.71cm" svg:y1="6.047cm" svg:x2="14.864cm" svg:y2="6.047cm">
          <text:p/>
        </draw:line>
        <draw:line draw:style-name="gr97" draw:layer="layout" svg:x1="14.787cm" svg:y1="5.927cm" svg:x2="14.787cm" svg:y2="5.774cm">
          <text:p/>
        </draw:line>
        <draw:line draw:style-name="gr97" draw:layer="layout" svg:x1="14.71cm" svg:y1="5.85cm" svg:x2="14.864cm" svg:y2="5.85cm">
          <text:p/>
        </draw:line>
        <draw:line draw:style-name="gr97" draw:layer="layout" svg:x1="14.787cm" svg:y1="3.878cm" svg:x2="14.787cm" svg:y2="3.724cm">
          <text:p/>
        </draw:line>
        <draw:line draw:style-name="gr97" draw:layer="layout" svg:x1="14.71cm" svg:y1="3.801cm" svg:x2="14.864cm" svg:y2="3.801cm">
          <text:p/>
        </draw:line>
        <draw:line draw:style-name="gr97" draw:layer="layout" svg:x1="14.787cm" svg:y1="3.722cm" svg:x2="14.787cm" svg:y2="3.569cm">
          <text:p/>
        </draw:line>
        <draw:line draw:style-name="gr97" draw:layer="layout" svg:x1="14.71cm" svg:y1="3.645cm" svg:x2="14.864cm" svg:y2="3.645cm">
          <text:p/>
        </draw:line>
        <draw:line draw:style-name="gr97" draw:layer="layout" svg:x1="14.787cm" svg:y1="3.7cm" svg:x2="14.787cm" svg:y2="3.547cm">
          <text:p/>
        </draw:line>
        <draw:line draw:style-name="gr97" draw:layer="layout" svg:x1="14.71cm" svg:y1="3.623cm" svg:x2="14.864cm" svg:y2="3.623cm">
          <text:p/>
        </draw:line>
        <draw:line draw:style-name="gr97" draw:layer="layout" svg:x1="14.787cm" svg:y1="3.634cm" svg:x2="14.787cm" svg:y2="3.481cm">
          <text:p/>
        </draw:line>
        <draw:line draw:style-name="gr97" draw:layer="layout" svg:x1="14.71cm" svg:y1="3.558cm" svg:x2="14.864cm" svg:y2="3.558cm">
          <text:p/>
        </draw:line>
        <draw:line draw:style-name="gr97" draw:layer="layout" svg:x1="14.816cm" svg:y1="12.824cm" svg:x2="14.816cm" svg:y2="12.671cm">
          <text:p/>
        </draw:line>
        <draw:line draw:style-name="gr97" draw:layer="layout" svg:x1="14.74cm" svg:y1="12.748cm" svg:x2="14.893cm" svg:y2="12.748cm">
          <text:p/>
        </draw:line>
        <draw:line draw:style-name="gr97" draw:layer="layout" svg:x1="14.816cm" svg:y1="11.809cm" svg:x2="14.816cm" svg:y2="11.656cm">
          <text:p/>
        </draw:line>
        <draw:line draw:style-name="gr97" draw:layer="layout" svg:x1="14.74cm" svg:y1="11.733cm" svg:x2="14.893cm" svg:y2="11.733cm">
          <text:p/>
        </draw:line>
        <draw:line draw:style-name="gr97" draw:layer="layout" svg:x1="14.816cm" svg:y1="11.656cm" svg:x2="14.816cm" svg:y2="11.503cm">
          <text:p/>
        </draw:line>
        <draw:line draw:style-name="gr97" draw:layer="layout" svg:x1="14.74cm" svg:y1="11.579cm" svg:x2="14.893cm" svg:y2="11.579cm">
          <text:p/>
        </draw:line>
        <draw:line draw:style-name="gr97" draw:layer="layout" svg:x1="14.816cm" svg:y1="11.612cm" svg:x2="14.816cm" svg:y2="11.459cm">
          <text:p/>
        </draw:line>
        <draw:line draw:style-name="gr97" draw:layer="layout" svg:x1="14.74cm" svg:y1="11.536cm" svg:x2="14.893cm" svg:y2="11.536cm">
          <text:p/>
        </draw:line>
        <draw:line draw:style-name="gr97" draw:layer="layout" svg:x1="14.816cm" svg:y1="11.325cm" svg:x2="14.816cm" svg:y2="11.172cm">
          <text:p/>
        </draw:line>
        <draw:line draw:style-name="gr97" draw:layer="layout" svg:x1="14.74cm" svg:y1="11.248cm" svg:x2="14.893cm" svg:y2="11.248cm">
          <text:p/>
        </draw:line>
        <draw:line draw:style-name="gr97" draw:layer="layout" svg:x1="14.816cm" svg:y1="11.281cm" svg:x2="14.816cm" svg:y2="11.128cm">
          <text:p/>
        </draw:line>
        <draw:line draw:style-name="gr97" draw:layer="layout" svg:x1="14.74cm" svg:y1="11.205cm" svg:x2="14.893cm" svg:y2="11.205cm">
          <text:p/>
        </draw:line>
        <draw:line draw:style-name="gr97" draw:layer="layout" svg:x1="14.816cm" svg:y1="10.797cm" svg:x2="14.816cm" svg:y2="10.644cm">
          <text:p/>
        </draw:line>
        <draw:line draw:style-name="gr97" draw:layer="layout" svg:x1="14.74cm" svg:y1="10.72cm" svg:x2="14.893cm" svg:y2="10.72cm">
          <text:p/>
        </draw:line>
        <draw:line draw:style-name="gr97" draw:layer="layout" svg:x1="14.816cm" svg:y1="10.751cm" svg:x2="14.816cm" svg:y2="10.597cm">
          <text:p/>
        </draw:line>
        <draw:line draw:style-name="gr97" draw:layer="layout" svg:x1="14.74cm" svg:y1="10.674cm" svg:x2="14.893cm" svg:y2="10.674cm">
          <text:p/>
        </draw:line>
        <draw:line draw:style-name="gr97" draw:layer="layout" svg:x1="14.816cm" svg:y1="6.742cm" svg:x2="14.816cm" svg:y2="6.589cm">
          <text:p/>
        </draw:line>
        <draw:line draw:style-name="gr97" draw:layer="layout" svg:x1="14.74cm" svg:y1="6.666cm" svg:x2="14.893cm" svg:y2="6.666cm">
          <text:p/>
        </draw:line>
        <draw:line draw:style-name="gr97" draw:layer="layout" svg:x1="14.816cm" svg:y1="6.212cm" svg:x2="14.816cm" svg:y2="6.058cm">
          <text:p/>
        </draw:line>
        <draw:line draw:style-name="gr97" draw:layer="layout" svg:x1="14.74cm" svg:y1="6.135cm" svg:x2="14.893cm" svg:y2="6.135cm">
          <text:p/>
        </draw:line>
        <draw:line draw:style-name="gr97" draw:layer="layout" svg:x1="14.816cm" svg:y1="4.053cm" svg:x2="14.816cm" svg:y2="3.9cm">
          <text:p/>
        </draw:line>
        <draw:line draw:style-name="gr97" draw:layer="layout" svg:x1="14.74cm" svg:y1="3.976cm" svg:x2="14.893cm" svg:y2="3.976cm">
          <text:p/>
        </draw:line>
        <draw:line draw:style-name="gr97" draw:layer="layout" svg:x1="14.845cm" svg:y1="12.14cm" svg:x2="14.845cm" svg:y2="11.987cm">
          <text:p/>
        </draw:line>
        <draw:line draw:style-name="gr97" draw:layer="layout" svg:x1="14.769cm" svg:y1="12.064cm" svg:x2="14.922cm" svg:y2="12.064cm">
          <text:p/>
        </draw:line>
        <draw:line draw:style-name="gr97" draw:layer="layout" svg:x1="14.845cm" svg:y1="12.053cm" svg:x2="14.845cm" svg:y2="11.899cm">
          <text:p/>
        </draw:line>
        <draw:line draw:style-name="gr97" draw:layer="layout" svg:x1="14.769cm" svg:y1="11.976cm" svg:x2="14.922cm" svg:y2="11.976cm">
          <text:p/>
        </draw:line>
        <draw:line draw:style-name="gr97" draw:layer="layout" svg:x1="14.845cm" svg:y1="11.941cm" svg:x2="14.845cm" svg:y2="11.787cm">
          <text:p/>
        </draw:line>
        <draw:line draw:style-name="gr97" draw:layer="layout" svg:x1="14.769cm" svg:y1="11.864cm" svg:x2="14.922cm" svg:y2="11.864cm">
          <text:p/>
        </draw:line>
        <draw:line draw:style-name="gr97" draw:layer="layout" svg:x1="14.845cm" svg:y1="11.919cm" svg:x2="14.845cm" svg:y2="11.766cm">
          <text:p/>
        </draw:line>
        <draw:line draw:style-name="gr97" draw:layer="layout" svg:x1="14.769cm" svg:y1="11.842cm" svg:x2="14.922cm" svg:y2="11.842cm">
          <text:p/>
        </draw:line>
        <draw:line draw:style-name="gr97" draw:layer="layout" svg:x1="14.845cm" svg:y1="11.678cm" svg:x2="14.845cm" svg:y2="11.525cm">
          <text:p/>
        </draw:line>
        <draw:line draw:style-name="gr97" draw:layer="layout" svg:x1="14.769cm" svg:y1="11.601cm" svg:x2="14.922cm" svg:y2="11.601cm">
          <text:p/>
        </draw:line>
        <draw:line draw:style-name="gr97" draw:layer="layout" svg:x1="14.845cm" svg:y1="11.147cm" svg:x2="14.845cm" svg:y2="10.994cm">
          <text:p/>
        </draw:line>
        <draw:line draw:style-name="gr97" draw:layer="layout" svg:x1="14.769cm" svg:y1="11.071cm" svg:x2="14.922cm" svg:y2="11.071cm">
          <text:p/>
        </draw:line>
        <draw:line draw:style-name="gr97" draw:layer="layout" svg:x1="14.845cm" svg:y1="10.885cm" svg:x2="14.845cm" svg:y2="10.731cm">
          <text:p/>
        </draw:line>
        <draw:line draw:style-name="gr97" draw:layer="layout" svg:x1="14.769cm" svg:y1="10.808cm" svg:x2="14.922cm" svg:y2="10.808cm">
          <text:p/>
        </draw:line>
        <draw:line draw:style-name="gr97" draw:layer="layout" svg:x1="14.845cm" svg:y1="7.314cm" svg:x2="14.845cm" svg:y2="7.161cm">
          <text:p/>
        </draw:line>
        <draw:line draw:style-name="gr97" draw:layer="layout" svg:x1="14.769cm" svg:y1="7.238cm" svg:x2="14.922cm" svg:y2="7.238cm">
          <text:p/>
        </draw:line>
        <draw:line draw:style-name="gr97" draw:layer="layout" svg:x1="14.845cm" svg:y1="7.183cm" svg:x2="14.845cm" svg:y2="7.03cm">
          <text:p/>
        </draw:line>
        <draw:line draw:style-name="gr97" draw:layer="layout" svg:x1="14.769cm" svg:y1="7.106cm" svg:x2="14.922cm" svg:y2="7.106cm">
          <text:p/>
        </draw:line>
        <draw:line draw:style-name="gr97" draw:layer="layout" svg:x1="14.845cm" svg:y1="7.095cm" svg:x2="14.845cm" svg:y2="6.942cm">
          <text:p/>
        </draw:line>
        <draw:line draw:style-name="gr97" draw:layer="layout" svg:x1="14.769cm" svg:y1="7.019cm" svg:x2="14.922cm" svg:y2="7.019cm">
          <text:p/>
        </draw:line>
        <draw:line draw:style-name="gr97" draw:layer="layout" svg:x1="14.845cm" svg:y1="6.918cm" svg:x2="14.845cm" svg:y2="6.764cm">
          <text:p/>
        </draw:line>
        <draw:line draw:style-name="gr97" draw:layer="layout" svg:x1="14.769cm" svg:y1="6.841cm" svg:x2="14.922cm" svg:y2="6.841cm">
          <text:p/>
        </draw:line>
        <draw:line draw:style-name="gr97" draw:layer="layout" svg:x1="14.845cm" svg:y1="6.852cm" svg:x2="14.845cm" svg:y2="6.699cm">
          <text:p/>
        </draw:line>
        <draw:line draw:style-name="gr97" draw:layer="layout" svg:x1="14.769cm" svg:y1="6.775cm" svg:x2="14.922cm" svg:y2="6.775cm">
          <text:p/>
        </draw:line>
        <draw:line draw:style-name="gr97" draw:layer="layout" svg:x1="14.845cm" svg:y1="6.742cm" svg:x2="14.845cm" svg:y2="6.589cm">
          <text:p/>
        </draw:line>
        <draw:line draw:style-name="gr97" draw:layer="layout" svg:x1="14.769cm" svg:y1="6.666cm" svg:x2="14.922cm" svg:y2="6.666cm">
          <text:p/>
        </draw:line>
        <draw:line draw:style-name="gr97" draw:layer="layout" svg:x1="14.845cm" svg:y1="6.674cm" svg:x2="14.845cm" svg:y2="6.521cm">
          <text:p/>
        </draw:line>
        <draw:line draw:style-name="gr97" draw:layer="layout" svg:x1="14.769cm" svg:y1="6.598cm" svg:x2="14.922cm" svg:y2="6.598cm">
          <text:p/>
        </draw:line>
        <draw:line draw:style-name="gr97" draw:layer="layout" svg:x1="14.845cm" svg:y1="6.608cm" svg:x2="14.845cm" svg:y2="6.455cm">
          <text:p/>
        </draw:line>
        <draw:line draw:style-name="gr97" draw:layer="layout" svg:x1="14.769cm" svg:y1="6.532cm" svg:x2="14.922cm" svg:y2="6.532cm">
          <text:p/>
        </draw:line>
        <draw:line draw:style-name="gr97" draw:layer="layout" svg:x1="14.845cm" svg:y1="6.587cm" svg:x2="14.845cm" svg:y2="6.433cm">
          <text:p/>
        </draw:line>
        <draw:line draw:style-name="gr97" draw:layer="layout" svg:x1="14.769cm" svg:y1="6.51cm" svg:x2="14.922cm" svg:y2="6.51cm">
          <text:p/>
        </draw:line>
        <draw:line draw:style-name="gr97" draw:layer="layout" svg:x1="14.845cm" svg:y1="4.406cm" svg:x2="14.845cm" svg:y2="4.253cm">
          <text:p/>
        </draw:line>
        <draw:line draw:style-name="gr97" draw:layer="layout" svg:x1="14.769cm" svg:y1="4.329cm" svg:x2="14.922cm" svg:y2="4.329cm">
          <text:p/>
        </draw:line>
        <draw:line draw:style-name="gr97" draw:layer="layout" svg:x1="14.845cm" svg:y1="4.362cm" svg:x2="14.845cm" svg:y2="4.209cm">
          <text:p/>
        </draw:line>
        <draw:line draw:style-name="gr97" draw:layer="layout" svg:x1="14.769cm" svg:y1="4.285cm" svg:x2="14.922cm" svg:y2="4.285cm">
          <text:p/>
        </draw:line>
        <draw:line draw:style-name="gr97" draw:layer="layout" svg:x1="14.845cm" svg:y1="3.172cm" svg:x2="14.845cm" svg:y2="3.019cm">
          <text:p/>
        </draw:line>
        <draw:line draw:style-name="gr97" draw:layer="layout" svg:x1="14.769cm" svg:y1="3.095cm" svg:x2="14.922cm" svg:y2="3.095cm">
          <text:p/>
        </draw:line>
        <draw:line draw:style-name="gr97" draw:layer="layout" svg:x1="14.845cm" svg:y1="3.128cm" svg:x2="14.845cm" svg:y2="2.975cm">
          <text:p/>
        </draw:line>
        <draw:line draw:style-name="gr97" draw:layer="layout" svg:x1="14.769cm" svg:y1="3.052cm" svg:x2="14.922cm" svg:y2="3.052cm">
          <text:p/>
        </draw:line>
        <draw:line draw:style-name="gr97" draw:layer="layout" svg:x1="14.877cm" svg:y1="12.559cm" svg:x2="14.877cm" svg:y2="12.406cm">
          <text:p/>
        </draw:line>
        <draw:line draw:style-name="gr97" draw:layer="layout" svg:x1="14.8cm" svg:y1="12.482cm" svg:x2="14.954cm" svg:y2="12.482cm">
          <text:p/>
        </draw:line>
        <draw:line draw:style-name="gr97" draw:layer="layout" svg:x1="14.877cm" svg:y1="12.118cm" svg:x2="14.877cm" svg:y2="11.965cm">
          <text:p/>
        </draw:line>
        <draw:line draw:style-name="gr97" draw:layer="layout" svg:x1="14.8cm" svg:y1="12.042cm" svg:x2="14.954cm" svg:y2="12.042cm">
          <text:p/>
        </draw:line>
        <draw:line draw:style-name="gr97" draw:layer="layout" svg:x1="14.877cm" svg:y1="11.941cm" svg:x2="14.877cm" svg:y2="11.787cm">
          <text:p/>
        </draw:line>
        <draw:line draw:style-name="gr97" draw:layer="layout" svg:x1="14.8cm" svg:y1="11.864cm" svg:x2="14.954cm" svg:y2="11.864cm">
          <text:p/>
        </draw:line>
        <draw:line draw:style-name="gr97" draw:layer="layout" svg:x1="14.877cm" svg:y1="11.809cm" svg:x2="14.877cm" svg:y2="11.656cm">
          <text:p/>
        </draw:line>
        <draw:line draw:style-name="gr97" draw:layer="layout" svg:x1="14.8cm" svg:y1="11.733cm" svg:x2="14.954cm" svg:y2="11.733cm">
          <text:p/>
        </draw:line>
        <draw:line draw:style-name="gr97" draw:layer="layout" svg:x1="14.877cm" svg:y1="11.678cm" svg:x2="14.877cm" svg:y2="11.525cm">
          <text:p/>
        </draw:line>
        <draw:line draw:style-name="gr97" draw:layer="layout" svg:x1="14.8cm" svg:y1="11.601cm" svg:x2="14.954cm" svg:y2="11.601cm">
          <text:p/>
        </draw:line>
        <draw:line draw:style-name="gr97" draw:layer="layout" svg:x1="14.877cm" svg:y1="11.566cm" svg:x2="14.877cm" svg:y2="11.413cm">
          <text:p/>
        </draw:line>
        <draw:line draw:style-name="gr97" draw:layer="layout" svg:x1="14.8cm" svg:y1="11.489cm" svg:x2="14.954cm" svg:y2="11.489cm">
          <text:p/>
        </draw:line>
        <draw:line draw:style-name="gr97" draw:layer="layout" svg:x1="14.877cm" svg:y1="11.522cm" svg:x2="14.877cm" svg:y2="11.369cm">
          <text:p/>
        </draw:line>
        <draw:line draw:style-name="gr97" draw:layer="layout" svg:x1="14.8cm" svg:y1="11.446cm" svg:x2="14.954cm" svg:y2="11.446cm">
          <text:p/>
        </draw:line>
        <draw:line draw:style-name="gr97" draw:layer="layout" svg:x1="14.877cm" svg:y1="11.5cm" svg:x2="14.877cm" svg:y2="11.347cm">
          <text:p/>
        </draw:line>
        <draw:line draw:style-name="gr97" draw:layer="layout" svg:x1="14.8cm" svg:y1="11.424cm" svg:x2="14.954cm" svg:y2="11.424cm">
          <text:p/>
        </draw:line>
        <draw:line draw:style-name="gr97" draw:layer="layout" svg:x1="14.877cm" svg:y1="11.016cm" svg:x2="14.877cm" svg:y2="10.863cm">
          <text:p/>
        </draw:line>
        <draw:line draw:style-name="gr97" draw:layer="layout" svg:x1="14.8cm" svg:y1="10.939cm" svg:x2="14.954cm" svg:y2="10.939cm">
          <text:p/>
        </draw:line>
        <draw:line draw:style-name="gr97" draw:layer="layout" svg:x1="14.877cm" svg:y1="7.183cm" svg:x2="14.877cm" svg:y2="7.03cm">
          <text:p/>
        </draw:line>
        <draw:line draw:style-name="gr97" draw:layer="layout" svg:x1="14.8cm" svg:y1="7.106cm" svg:x2="14.954cm" svg:y2="7.106cm">
          <text:p/>
        </draw:line>
        <draw:line draw:style-name="gr97" draw:layer="layout" svg:x1="14.877cm" svg:y1="4.956cm" svg:x2="14.877cm" svg:y2="4.803cm">
          <text:p/>
        </draw:line>
        <draw:line draw:style-name="gr97" draw:layer="layout" svg:x1="14.8cm" svg:y1="4.879cm" svg:x2="14.954cm" svg:y2="4.879cm">
          <text:p/>
        </draw:line>
        <draw:line draw:style-name="gr97" draw:layer="layout" svg:x1="14.906cm" svg:y1="12.515cm" svg:x2="14.906cm" svg:y2="12.362cm">
          <text:p/>
        </draw:line>
        <draw:line draw:style-name="gr97" draw:layer="layout" svg:x1="14.83cm" svg:y1="12.439cm" svg:x2="14.983cm" svg:y2="12.439cm">
          <text:p/>
        </draw:line>
        <draw:line draw:style-name="gr97" draw:layer="layout" svg:x1="14.906cm" svg:y1="12.184cm" svg:x2="14.906cm" svg:y2="12.031cm">
          <text:p/>
        </draw:line>
        <draw:line draw:style-name="gr97" draw:layer="layout" svg:x1="14.83cm" svg:y1="12.108cm" svg:x2="14.983cm" svg:y2="12.108cm">
          <text:p/>
        </draw:line>
        <draw:line draw:style-name="gr97" draw:layer="layout" svg:x1="14.906cm" svg:y1="11.478cm" svg:x2="14.906cm" svg:y2="11.325cm">
          <text:p/>
        </draw:line>
        <draw:line draw:style-name="gr97" draw:layer="layout" svg:x1="14.83cm" svg:y1="11.402cm" svg:x2="14.983cm" svg:y2="11.402cm">
          <text:p/>
        </draw:line>
        <draw:line draw:style-name="gr97" draw:layer="layout" svg:x1="14.906cm" svg:y1="8.108cm" svg:x2="14.906cm" svg:y2="7.954cm">
          <text:p/>
        </draw:line>
        <draw:line draw:style-name="gr97" draw:layer="layout" svg:x1="14.83cm" svg:y1="8.031cm" svg:x2="14.983cm" svg:y2="8.031cm">
          <text:p/>
        </draw:line>
        <draw:line draw:style-name="gr97" draw:layer="layout" svg:x1="14.906cm" svg:y1="7.976cm" svg:x2="14.906cm" svg:y2="7.823cm">
          <text:p/>
        </draw:line>
        <draw:line draw:style-name="gr97" draw:layer="layout" svg:x1="14.83cm" svg:y1="7.9cm" svg:x2="14.983cm" svg:y2="7.9cm">
          <text:p/>
        </draw:line>
        <draw:line draw:style-name="gr97" draw:layer="layout" svg:x1="14.906cm" svg:y1="7.777cm" svg:x2="14.906cm" svg:y2="7.623cm">
          <text:p/>
        </draw:line>
        <draw:line draw:style-name="gr97" draw:layer="layout" svg:x1="14.83cm" svg:y1="7.7cm" svg:x2="14.983cm" svg:y2="7.7cm">
          <text:p/>
        </draw:line>
        <draw:line draw:style-name="gr97" draw:layer="layout" svg:x1="14.906cm" svg:y1="7.689cm" svg:x2="14.906cm" svg:y2="7.536cm">
          <text:p/>
        </draw:line>
        <draw:line draw:style-name="gr97" draw:layer="layout" svg:x1="14.83cm" svg:y1="7.612cm" svg:x2="14.983cm" svg:y2="7.612cm">
          <text:p/>
        </draw:line>
        <draw:line draw:style-name="gr97" draw:layer="layout" svg:x1="14.906cm" svg:y1="7.446cm" svg:x2="14.906cm" svg:y2="7.292cm">
          <text:p/>
        </draw:line>
        <draw:line draw:style-name="gr97" draw:layer="layout" svg:x1="14.83cm" svg:y1="7.369cm" svg:x2="14.983cm" svg:y2="7.369cm">
          <text:p/>
        </draw:line>
        <draw:line draw:style-name="gr97" draw:layer="layout" svg:x1="14.906cm" svg:y1="5.375cm" svg:x2="14.906cm" svg:y2="5.221cm">
          <text:p/>
        </draw:line>
        <draw:line draw:style-name="gr97" draw:layer="layout" svg:x1="14.83cm" svg:y1="5.298cm" svg:x2="14.983cm" svg:y2="5.298cm">
          <text:p/>
        </draw:line>
        <draw:line draw:style-name="gr97" draw:layer="layout" svg:x1="14.906cm" svg:y1="4.031cm" svg:x2="14.906cm" svg:y2="3.878cm">
          <text:p/>
        </draw:line>
        <draw:line draw:style-name="gr97" draw:layer="layout" svg:x1="14.83cm" svg:y1="3.954cm" svg:x2="14.983cm" svg:y2="3.954cm">
          <text:p/>
        </draw:line>
        <draw:line draw:style-name="gr97" draw:layer="layout" svg:x1="14.906cm" svg:y1="4.009cm" svg:x2="14.906cm" svg:y2="3.856cm">
          <text:p/>
        </draw:line>
        <draw:line draw:style-name="gr97" draw:layer="layout" svg:x1="14.83cm" svg:y1="3.933cm" svg:x2="14.983cm" svg:y2="3.933cm">
          <text:p/>
        </draw:line>
        <draw:line draw:style-name="gr97" draw:layer="layout" svg:x1="14.906cm" svg:y1="3.965cm" svg:x2="14.906cm" svg:y2="3.812cm">
          <text:p/>
        </draw:line>
        <draw:line draw:style-name="gr97" draw:layer="layout" svg:x1="14.83cm" svg:y1="3.889cm" svg:x2="14.983cm" svg:y2="3.889cm">
          <text:p/>
        </draw:line>
        <draw:line draw:style-name="gr97" draw:layer="layout" svg:x1="14.906cm" svg:y1="2.951cm" svg:x2="14.906cm" svg:y2="2.797cm">
          <text:p/>
        </draw:line>
        <draw:line draw:style-name="gr97" draw:layer="layout" svg:x1="14.83cm" svg:y1="2.874cm" svg:x2="14.983cm" svg:y2="2.874cm">
          <text:p/>
        </draw:line>
        <draw:line draw:style-name="gr97" draw:layer="layout" svg:x1="14.938cm" svg:y1="13.309cm" svg:x2="14.938cm" svg:y2="13.155cm">
          <text:p/>
        </draw:line>
        <draw:line draw:style-name="gr97" draw:layer="layout" svg:x1="14.861cm" svg:y1="13.232cm" svg:x2="15.015cm" svg:y2="13.232cm">
          <text:p/>
        </draw:line>
        <draw:line draw:style-name="gr97" draw:layer="layout" svg:x1="14.938cm" svg:y1="12.824cm" svg:x2="14.938cm" svg:y2="12.671cm">
          <text:p/>
        </draw:line>
        <draw:line draw:style-name="gr97" draw:layer="layout" svg:x1="14.861cm" svg:y1="12.748cm" svg:x2="15.015cm" svg:y2="12.748cm">
          <text:p/>
        </draw:line>
        <draw:line draw:style-name="gr97" draw:layer="layout" svg:x1="14.938cm" svg:y1="12.668cm" svg:x2="14.938cm" svg:y2="12.515cm">
          <text:p/>
        </draw:line>
        <draw:line draw:style-name="gr97" draw:layer="layout" svg:x1="14.861cm" svg:y1="12.592cm" svg:x2="15.015cm" svg:y2="12.592cm">
          <text:p/>
        </draw:line>
        <draw:line draw:style-name="gr97" draw:layer="layout" svg:x1="14.938cm" svg:y1="12.272cm" svg:x2="14.938cm" svg:y2="12.118cm">
          <text:p/>
        </draw:line>
        <draw:line draw:style-name="gr97" draw:layer="layout" svg:x1="14.861cm" svg:y1="12.195cm" svg:x2="15.015cm" svg:y2="12.195cm">
          <text:p/>
        </draw:line>
        <draw:line draw:style-name="gr97" draw:layer="layout" svg:x1="14.938cm" svg:y1="12.14cm" svg:x2="14.938cm" svg:y2="11.987cm">
          <text:p/>
        </draw:line>
        <draw:line draw:style-name="gr97" draw:layer="layout" svg:x1="14.861cm" svg:y1="12.064cm" svg:x2="15.015cm" svg:y2="12.064cm">
          <text:p/>
        </draw:line>
        <draw:line draw:style-name="gr97" draw:layer="layout" svg:x1="14.938cm" svg:y1="12.009cm" svg:x2="14.938cm" svg:y2="11.856cm">
          <text:p/>
        </draw:line>
        <draw:line draw:style-name="gr97" draw:layer="layout" svg:x1="14.861cm" svg:y1="11.932cm" svg:x2="15.015cm" svg:y2="11.932cm">
          <text:p/>
        </draw:line>
        <draw:line draw:style-name="gr97" draw:layer="layout" svg:x1="14.938cm" svg:y1="8.504cm" svg:x2="14.938cm" svg:y2="8.351cm">
          <text:p/>
        </draw:line>
        <draw:line draw:style-name="gr97" draw:layer="layout" svg:x1="14.861cm" svg:y1="8.428cm" svg:x2="15.015cm" svg:y2="8.428cm">
          <text:p/>
        </draw:line>
        <draw:line draw:style-name="gr97" draw:layer="layout" svg:x1="14.938cm" svg:y1="8.395cm" svg:x2="14.938cm" svg:y2="8.242cm">
          <text:p/>
        </draw:line>
        <draw:line draw:style-name="gr97" draw:layer="layout" svg:x1="14.861cm" svg:y1="8.318cm" svg:x2="15.015cm" svg:y2="8.318cm">
          <text:p/>
        </draw:line>
        <draw:line draw:style-name="gr97" draw:layer="layout" svg:x1="14.938cm" svg:y1="8.064cm" svg:x2="14.938cm" svg:y2="7.911cm">
          <text:p/>
        </draw:line>
        <draw:line draw:style-name="gr97" draw:layer="layout" svg:x1="14.861cm" svg:y1="7.987cm" svg:x2="15.015cm" svg:y2="7.987cm">
          <text:p/>
        </draw:line>
        <draw:line draw:style-name="gr97" draw:layer="layout" svg:x1="14.938cm" svg:y1="7.932cm" svg:x2="14.938cm" svg:y2="7.779cm">
          <text:p/>
        </draw:line>
        <draw:line draw:style-name="gr97" draw:layer="layout" svg:x1="14.861cm" svg:y1="7.856cm" svg:x2="15.015cm" svg:y2="7.856cm">
          <text:p/>
        </draw:line>
        <draw:line draw:style-name="gr97" draw:layer="layout" svg:x1="14.938cm" svg:y1="7.886cm" svg:x2="14.938cm" svg:y2="7.733cm">
          <text:p/>
        </draw:line>
        <draw:line draw:style-name="gr97" draw:layer="layout" svg:x1="14.861cm" svg:y1="7.81cm" svg:x2="15.015cm" svg:y2="7.81cm">
          <text:p/>
        </draw:line>
        <draw:line draw:style-name="gr97" draw:layer="layout" svg:x1="14.938cm" svg:y1="6.102cm" svg:x2="14.938cm" svg:y2="5.949cm">
          <text:p/>
        </draw:line>
        <draw:line draw:style-name="gr97" draw:layer="layout" svg:x1="14.861cm" svg:y1="6.026cm" svg:x2="15.015cm" svg:y2="6.026cm">
          <text:p/>
        </draw:line>
        <draw:line draw:style-name="gr97" draw:layer="layout" svg:x1="14.938cm" svg:y1="6.037cm" svg:x2="14.938cm" svg:y2="5.883cm">
          <text:p/>
        </draw:line>
        <draw:line draw:style-name="gr97" draw:layer="layout" svg:x1="14.861cm" svg:y1="5.96cm" svg:x2="15.015cm" svg:y2="5.96cm">
          <text:p/>
        </draw:line>
        <draw:line draw:style-name="gr97" draw:layer="layout" svg:x1="14.938cm" svg:y1="5.837cm" svg:x2="14.938cm" svg:y2="5.684cm">
          <text:p/>
        </draw:line>
        <draw:line draw:style-name="gr97" draw:layer="layout" svg:x1="14.861cm" svg:y1="5.76cm" svg:x2="15.015cm" svg:y2="5.76cm">
          <text:p/>
        </draw:line>
        <draw:line draw:style-name="gr97" draw:layer="layout" svg:x1="14.938cm" svg:y1="3.106cm" svg:x2="14.938cm" svg:y2="2.953cm">
          <text:p/>
        </draw:line>
        <draw:line draw:style-name="gr97" draw:layer="layout" svg:x1="14.861cm" svg:y1="3.03cm" svg:x2="15.015cm" svg:y2="3.03cm">
          <text:p/>
        </draw:line>
        <draw:line draw:style-name="gr97" draw:layer="layout" svg:x1="14.967cm" svg:y1="13.221cm" svg:x2="14.967cm" svg:y2="13.068cm">
          <text:p/>
        </draw:line>
        <draw:line draw:style-name="gr97" draw:layer="layout" svg:x1="14.89cm" svg:y1="13.144cm" svg:x2="15.044cm" svg:y2="13.144cm">
          <text:p/>
        </draw:line>
        <draw:line draw:style-name="gr97" draw:layer="layout" svg:x1="14.967cm" svg:y1="13.153cm" svg:x2="14.967cm" svg:y2="13cm">
          <text:p/>
        </draw:line>
        <draw:line draw:style-name="gr97" draw:layer="layout" svg:x1="14.89cm" svg:y1="13.076cm" svg:x2="15.044cm" svg:y2="13.076cm">
          <text:p/>
        </draw:line>
        <draw:line draw:style-name="gr97" draw:layer="layout" svg:x1="14.967cm" svg:y1="13.021cm" svg:x2="14.967cm" svg:y2="12.868cm">
          <text:p/>
        </draw:line>
        <draw:line draw:style-name="gr97" draw:layer="layout" svg:x1="14.89cm" svg:y1="12.945cm" svg:x2="15.044cm" svg:y2="12.945cm">
          <text:p/>
        </draw:line>
        <draw:line draw:style-name="gr97" draw:layer="layout" svg:x1="14.967cm" svg:y1="12.581cm" svg:x2="14.967cm" svg:y2="12.428cm">
          <text:p/>
        </draw:line>
        <draw:line draw:style-name="gr97" draw:layer="layout" svg:x1="14.89cm" svg:y1="12.504cm" svg:x2="15.044cm" svg:y2="12.504cm">
          <text:p/>
        </draw:line>
        <draw:line draw:style-name="gr97" draw:layer="layout" svg:x1="14.967cm" svg:y1="12.316cm" svg:x2="14.967cm" svg:y2="12.162cm">
          <text:p/>
        </draw:line>
        <draw:line draw:style-name="gr97" draw:layer="layout" svg:x1="14.89cm" svg:y1="12.239cm" svg:x2="15.044cm" svg:y2="12.239cm">
          <text:p/>
        </draw:line>
        <draw:line draw:style-name="gr97" draw:layer="layout" svg:x1="14.967cm" svg:y1="9.098cm" svg:x2="14.967cm" svg:y2="8.945cm">
          <text:p/>
        </draw:line>
        <draw:line draw:style-name="gr97" draw:layer="layout" svg:x1="14.89cm" svg:y1="9.022cm" svg:x2="15.044cm" svg:y2="9.022cm">
          <text:p/>
        </draw:line>
        <draw:line draw:style-name="gr97" draw:layer="layout" svg:x1="14.967cm" svg:y1="8.923cm" svg:x2="14.967cm" svg:y2="8.77cm">
          <text:p/>
        </draw:line>
        <draw:line draw:style-name="gr97" draw:layer="layout" svg:x1="14.89cm" svg:y1="8.846cm" svg:x2="15.044cm" svg:y2="8.846cm">
          <text:p/>
        </draw:line>
        <draw:line draw:style-name="gr97" draw:layer="layout" svg:x1="14.967cm" svg:y1="8.723cm" svg:x2="14.967cm" svg:y2="8.57cm">
          <text:p/>
        </draw:line>
        <draw:line draw:style-name="gr97" draw:layer="layout" svg:x1="14.89cm" svg:y1="8.647cm" svg:x2="15.044cm" svg:y2="8.647cm">
          <text:p/>
        </draw:line>
        <draw:line draw:style-name="gr97" draw:layer="layout" svg:x1="14.967cm" svg:y1="8.504cm" svg:x2="14.967cm" svg:y2="8.351cm">
          <text:p/>
        </draw:line>
        <draw:line draw:style-name="gr97" draw:layer="layout" svg:x1="14.89cm" svg:y1="8.428cm" svg:x2="15.044cm" svg:y2="8.428cm">
          <text:p/>
        </draw:line>
        <draw:line draw:style-name="gr97" draw:layer="layout" svg:x1="14.967cm" svg:y1="8.482cm" svg:x2="14.967cm" svg:y2="8.329cm">
          <text:p/>
        </draw:line>
        <draw:line draw:style-name="gr97" draw:layer="layout" svg:x1="14.89cm" svg:y1="8.406cm" svg:x2="15.044cm" svg:y2="8.406cm">
          <text:p/>
        </draw:line>
        <draw:line draw:style-name="gr97" draw:layer="layout" svg:x1="14.967cm" svg:y1="8.395cm" svg:x2="14.967cm" svg:y2="8.242cm">
          <text:p/>
        </draw:line>
        <draw:line draw:style-name="gr97" draw:layer="layout" svg:x1="14.89cm" svg:y1="8.318cm" svg:x2="15.044cm" svg:y2="8.318cm">
          <text:p/>
        </draw:line>
        <draw:line draw:style-name="gr97" draw:layer="layout" svg:x1="14.967cm" svg:y1="6.234cm" svg:x2="14.967cm" svg:y2="6.08cm">
          <text:p/>
        </draw:line>
        <draw:line draw:style-name="gr97" draw:layer="layout" svg:x1="14.89cm" svg:y1="6.157cm" svg:x2="15.044cm" svg:y2="6.157cm">
          <text:p/>
        </draw:line>
        <draw:line draw:style-name="gr97" draw:layer="layout" svg:x1="14.967cm" svg:y1="4.868cm" svg:x2="14.967cm" svg:y2="4.715cm">
          <text:p/>
        </draw:line>
        <draw:line draw:style-name="gr97" draw:layer="layout" svg:x1="14.89cm" svg:y1="4.792cm" svg:x2="15.044cm" svg:y2="4.792cm">
          <text:p/>
        </draw:line>
        <draw:line draw:style-name="gr97" draw:layer="layout" svg:x1="14.967cm" svg:y1="3.216cm" svg:x2="14.967cm" svg:y2="3.062cm">
          <text:p/>
        </draw:line>
        <draw:line draw:style-name="gr97" draw:layer="layout" svg:x1="14.89cm" svg:y1="3.139cm" svg:x2="15.044cm" svg:y2="3.139cm">
          <text:p/>
        </draw:line>
        <draw:line draw:style-name="gr97" draw:layer="layout" svg:x1="14.999cm" svg:y1="13.087cm" svg:x2="14.999cm" svg:y2="12.934cm">
          <text:p/>
        </draw:line>
        <draw:line draw:style-name="gr97" draw:layer="layout" svg:x1="14.922cm" svg:y1="13.01cm" svg:x2="15.075cm" svg:y2="13.01cm">
          <text:p/>
        </draw:line>
        <draw:line draw:style-name="gr97" draw:layer="layout" svg:x1="14.999cm" svg:y1="12.712cm" svg:x2="14.999cm" svg:y2="12.559cm">
          <text:p/>
        </draw:line>
        <draw:line draw:style-name="gr97" draw:layer="layout" svg:x1="14.922cm" svg:y1="12.636cm" svg:x2="15.075cm" svg:y2="12.636cm">
          <text:p/>
        </draw:line>
        <draw:line draw:style-name="gr97" draw:layer="layout" svg:x1="14.999cm" svg:y1="9.495cm" svg:x2="14.999cm" svg:y2="9.342cm">
          <text:p/>
        </draw:line>
        <draw:line draw:style-name="gr97" draw:layer="layout" svg:x1="14.922cm" svg:y1="9.418cm" svg:x2="15.075cm" svg:y2="9.418cm">
          <text:p/>
        </draw:line>
        <draw:line draw:style-name="gr97" draw:layer="layout" svg:x1="14.999cm" svg:y1="8.945cm" svg:x2="14.999cm" svg:y2="8.792cm">
          <text:p/>
        </draw:line>
        <draw:line draw:style-name="gr97" draw:layer="layout" svg:x1="14.922cm" svg:y1="8.868cm" svg:x2="15.075cm" svg:y2="8.868cm">
          <text:p/>
        </draw:line>
        <draw:line draw:style-name="gr97" draw:layer="layout" svg:x1="14.999cm" svg:y1="8.748cm" svg:x2="14.999cm" svg:y2="8.594cm">
          <text:p/>
        </draw:line>
        <draw:line draw:style-name="gr97" draw:layer="layout" svg:x1="14.922cm" svg:y1="8.671cm" svg:x2="15.075cm" svg:y2="8.671cm">
          <text:p/>
        </draw:line>
        <draw:line draw:style-name="gr97" draw:layer="layout" svg:x1="14.999cm" svg:y1="6.786cm" svg:x2="14.999cm" svg:y2="6.633cm">
          <text:p/>
        </draw:line>
        <draw:line draw:style-name="gr97" draw:layer="layout" svg:x1="14.922cm" svg:y1="6.709cm" svg:x2="15.075cm" svg:y2="6.709cm">
          <text:p/>
        </draw:line>
        <draw:line draw:style-name="gr97" draw:layer="layout" svg:x1="14.999cm" svg:y1="6.674cm" svg:x2="14.999cm" svg:y2="6.521cm">
          <text:p/>
        </draw:line>
        <draw:line draw:style-name="gr97" draw:layer="layout" svg:x1="14.922cm" svg:y1="6.598cm" svg:x2="15.075cm" svg:y2="6.598cm">
          <text:p/>
        </draw:line>
        <draw:line draw:style-name="gr97" draw:layer="layout" svg:x1="14.999cm" svg:y1="5.353cm" svg:x2="14.999cm" svg:y2="5.199cm">
          <text:p/>
        </draw:line>
        <draw:line draw:style-name="gr97" draw:layer="layout" svg:x1="14.922cm" svg:y1="5.276cm" svg:x2="15.075cm" svg:y2="5.276cm">
          <text:p/>
        </draw:line>
        <draw:line draw:style-name="gr97" draw:layer="layout" svg:x1="14.999cm" svg:y1="4.184cm" svg:x2="14.999cm" svg:y2="4.031cm">
          <text:p/>
        </draw:line>
        <draw:line draw:style-name="gr97" draw:layer="layout" svg:x1="14.922cm" svg:y1="4.108cm" svg:x2="15.075cm" svg:y2="4.108cm">
          <text:p/>
        </draw:line>
        <draw:line draw:style-name="gr97" draw:layer="layout" svg:x1="14.999cm" svg:y1="4.097cm" svg:x2="14.999cm" svg:y2="3.944cm">
          <text:p/>
        </draw:line>
        <draw:line draw:style-name="gr97" draw:layer="layout" svg:x1="14.922cm" svg:y1="4.02cm" svg:x2="15.075cm" svg:y2="4.02cm">
          <text:p/>
        </draw:line>
        <draw:line draw:style-name="gr97" draw:layer="layout" svg:x1="14.999cm" svg:y1="3.591cm" svg:x2="14.999cm" svg:y2="3.437cm">
          <text:p/>
        </draw:line>
        <draw:line draw:style-name="gr97" draw:layer="layout" svg:x1="14.922cm" svg:y1="3.514cm" svg:x2="15.075cm" svg:y2="3.514cm">
          <text:p/>
        </draw:line>
        <draw:line draw:style-name="gr97" draw:layer="layout" svg:x1="14.999cm" svg:y1="3.525cm" svg:x2="14.999cm" svg:y2="3.372cm">
          <text:p/>
        </draw:line>
        <draw:line draw:style-name="gr97" draw:layer="layout" svg:x1="14.922cm" svg:y1="3.448cm" svg:x2="15.075cm" svg:y2="3.448cm">
          <text:p/>
        </draw:line>
        <draw:line draw:style-name="gr97" draw:layer="layout" svg:x1="14.999cm" svg:y1="3.216cm" svg:x2="14.999cm" svg:y2="3.062cm">
          <text:p/>
        </draw:line>
        <draw:line draw:style-name="gr97" draw:layer="layout" svg:x1="14.922cm" svg:y1="3.139cm" svg:x2="15.075cm" svg:y2="3.139cm">
          <text:p/>
        </draw:line>
        <draw:line draw:style-name="gr97" draw:layer="layout" svg:x1="14.999cm" svg:y1="2.972cm" svg:x2="14.999cm" svg:y2="2.819cm">
          <text:p/>
        </draw:line>
        <draw:line draw:style-name="gr97" draw:layer="layout" svg:x1="14.922cm" svg:y1="2.896cm" svg:x2="15.075cm" svg:y2="2.896cm">
          <text:p/>
        </draw:line>
        <draw:line draw:style-name="gr97" draw:layer="layout" svg:x1="15.028cm" svg:y1="13.33cm" svg:x2="15.028cm" svg:y2="13.177cm">
          <text:p/>
        </draw:line>
        <draw:line draw:style-name="gr97" draw:layer="layout" svg:x1="14.951cm" svg:y1="13.254cm" svg:x2="15.105cm" svg:y2="13.254cm">
          <text:p/>
        </draw:line>
        <draw:line draw:style-name="gr97" draw:layer="layout" svg:x1="15.028cm" svg:y1="13.287cm" svg:x2="15.028cm" svg:y2="13.133cm">
          <text:p/>
        </draw:line>
        <draw:line draw:style-name="gr97" draw:layer="layout" svg:x1="14.951cm" svg:y1="13.21cm" svg:x2="15.105cm" svg:y2="13.21cm">
          <text:p/>
        </draw:line>
        <draw:line draw:style-name="gr97" draw:layer="layout" svg:x1="15.028cm" svg:y1="13.243cm" svg:x2="15.028cm" svg:y2="13.09cm">
          <text:p/>
        </draw:line>
        <draw:line draw:style-name="gr97" draw:layer="layout" svg:x1="14.951cm" svg:y1="13.166cm" svg:x2="15.105cm" svg:y2="13.166cm">
          <text:p/>
        </draw:line>
        <draw:line draw:style-name="gr97" draw:layer="layout" svg:x1="15.028cm" svg:y1="13.175cm" svg:x2="15.028cm" svg:y2="13.021cm">
          <text:p/>
        </draw:line>
        <draw:line draw:style-name="gr97" draw:layer="layout" svg:x1="14.951cm" svg:y1="13.098cm" svg:x2="15.105cm" svg:y2="13.098cm">
          <text:p/>
        </draw:line>
        <draw:line draw:style-name="gr97" draw:layer="layout" svg:x1="15.028cm" svg:y1="9.96cm" svg:x2="15.028cm" svg:y2="9.806cm">
          <text:p/>
        </draw:line>
        <draw:line draw:style-name="gr97" draw:layer="layout" svg:x1="14.951cm" svg:y1="9.883cm" svg:x2="15.105cm" svg:y2="9.883cm">
          <text:p/>
        </draw:line>
        <draw:line draw:style-name="gr97" draw:layer="layout" svg:x1="15.028cm" svg:y1="9.782cm" svg:x2="15.028cm" svg:y2="9.629cm">
          <text:p/>
        </draw:line>
        <draw:line draw:style-name="gr97" draw:layer="layout" svg:x1="14.951cm" svg:y1="9.705cm" svg:x2="15.105cm" svg:y2="9.705cm">
          <text:p/>
        </draw:line>
        <draw:line draw:style-name="gr97" draw:layer="layout" svg:x1="15.028cm" svg:y1="9.539cm" svg:x2="15.028cm" svg:y2="9.385cm">
          <text:p/>
        </draw:line>
        <draw:line draw:style-name="gr97" draw:layer="layout" svg:x1="14.951cm" svg:y1="9.462cm" svg:x2="15.105cm" svg:y2="9.462cm">
          <text:p/>
        </draw:line>
        <draw:line draw:style-name="gr97" draw:layer="layout" svg:x1="15.028cm" svg:y1="7.424cm" svg:x2="15.028cm" svg:y2="7.27cm">
          <text:p/>
        </draw:line>
        <draw:line draw:style-name="gr97" draw:layer="layout" svg:x1="14.951cm" svg:y1="7.347cm" svg:x2="15.105cm" svg:y2="7.347cm">
          <text:p/>
        </draw:line>
        <draw:line draw:style-name="gr97" draw:layer="layout" svg:x1="15.028cm" svg:y1="7.38cm" svg:x2="15.028cm" svg:y2="7.227cm">
          <text:p/>
        </draw:line>
        <draw:line draw:style-name="gr97" draw:layer="layout" svg:x1="14.951cm" svg:y1="7.303cm" svg:x2="15.105cm" svg:y2="7.303cm">
          <text:p/>
        </draw:line>
        <draw:line draw:style-name="gr97" draw:layer="layout" svg:x1="15.028cm" svg:y1="7.314cm" svg:x2="15.028cm" svg:y2="7.161cm">
          <text:p/>
        </draw:line>
        <draw:line draw:style-name="gr97" draw:layer="layout" svg:x1="14.951cm" svg:y1="7.238cm" svg:x2="15.105cm" svg:y2="7.238cm">
          <text:p/>
        </draw:line>
        <draw:line draw:style-name="gr97" draw:layer="layout" svg:x1="15.028cm" svg:y1="7.117cm" svg:x2="15.028cm" svg:y2="6.964cm">
          <text:p/>
        </draw:line>
        <draw:line draw:style-name="gr97" draw:layer="layout" svg:x1="14.951cm" svg:y1="7.04cm" svg:x2="15.105cm" svg:y2="7.04cm">
          <text:p/>
        </draw:line>
        <draw:line draw:style-name="gr97" draw:layer="layout" svg:x1="15.028cm" svg:y1="4.384cm" svg:x2="15.028cm" svg:y2="4.231cm">
          <text:p/>
        </draw:line>
        <draw:line draw:style-name="gr97" draw:layer="layout" svg:x1="14.951cm" svg:y1="4.307cm" svg:x2="15.105cm" svg:y2="4.307cm">
          <text:p/>
        </draw:line>
        <draw:line draw:style-name="gr97" draw:layer="layout" svg:x1="15.028cm" svg:y1="3.944cm" svg:x2="15.028cm" svg:y2="3.79cm">
          <text:p/>
        </draw:line>
        <draw:line draw:style-name="gr97" draw:layer="layout" svg:x1="14.951cm" svg:y1="3.867cm" svg:x2="15.105cm" svg:y2="3.867cm">
          <text:p/>
        </draw:line>
        <draw:line draw:style-name="gr97" draw:layer="layout" svg:x1="15.028cm" svg:y1="3.766cm" svg:x2="15.028cm" svg:y2="3.613cm">
          <text:p/>
        </draw:line>
        <draw:line draw:style-name="gr97" draw:layer="layout" svg:x1="14.951cm" svg:y1="3.689cm" svg:x2="15.105cm" svg:y2="3.689cm">
          <text:p/>
        </draw:line>
        <draw:line draw:style-name="gr97" draw:layer="layout" svg:x1="15.028cm" svg:y1="3.634cm" svg:x2="15.028cm" svg:y2="3.481cm">
          <text:p/>
        </draw:line>
        <draw:line draw:style-name="gr97" draw:layer="layout" svg:x1="14.951cm" svg:y1="3.558cm" svg:x2="15.105cm" svg:y2="3.558cm">
          <text:p/>
        </draw:line>
        <draw:line draw:style-name="gr97" draw:layer="layout" svg:x1="15.028cm" svg:y1="3.613cm" svg:x2="15.028cm" svg:y2="3.459cm">
          <text:p/>
        </draw:line>
        <draw:line draw:style-name="gr97" draw:layer="layout" svg:x1="14.951cm" svg:y1="3.536cm" svg:x2="15.105cm" svg:y2="3.536cm">
          <text:p/>
        </draw:line>
        <draw:line draw:style-name="gr97" draw:layer="layout" svg:x1="15.028cm" svg:y1="3.413cm" svg:x2="15.028cm" svg:y2="3.26cm">
          <text:p/>
        </draw:line>
        <draw:line draw:style-name="gr97" draw:layer="layout" svg:x1="14.951cm" svg:y1="3.336cm" svg:x2="15.105cm" svg:y2="3.336cm">
          <text:p/>
        </draw:line>
        <draw:line draw:style-name="gr97" draw:layer="layout" svg:x1="15.028cm" svg:y1="3.128cm" svg:x2="15.028cm" svg:y2="2.975cm">
          <text:p/>
        </draw:line>
        <draw:line draw:style-name="gr97" draw:layer="layout" svg:x1="14.951cm" svg:y1="3.052cm" svg:x2="15.105cm" svg:y2="3.052cm">
          <text:p/>
        </draw:line>
        <draw:line draw:style-name="gr97" draw:layer="layout" svg:x1="15.06cm" svg:y1="10.422cm" svg:x2="15.06cm" svg:y2="10.269cm">
          <text:p/>
        </draw:line>
        <draw:line draw:style-name="gr97" draw:layer="layout" svg:x1="14.983cm" svg:y1="10.346cm" svg:x2="15.136cm" svg:y2="10.346cm">
          <text:p/>
        </draw:line>
        <draw:line draw:style-name="gr97" draw:layer="layout" svg:x1="15.06cm" svg:y1="9.87cm" svg:x2="15.06cm" svg:y2="9.716cm">
          <text:p/>
        </draw:line>
        <draw:line draw:style-name="gr97" draw:layer="layout" svg:x1="14.983cm" svg:y1="9.793cm" svg:x2="15.136cm" svg:y2="9.793cm">
          <text:p/>
        </draw:line>
        <draw:line draw:style-name="gr97" draw:layer="layout" svg:x1="15.06cm" svg:y1="9.804cm" svg:x2="15.06cm" svg:y2="9.651cm">
          <text:p/>
        </draw:line>
        <draw:line draw:style-name="gr97" draw:layer="layout" svg:x1="14.983cm" svg:y1="9.727cm" svg:x2="15.136cm" svg:y2="9.727cm">
          <text:p/>
        </draw:line>
        <draw:line draw:style-name="gr97" draw:layer="layout" svg:x1="15.06cm" svg:y1="6.433cm" svg:x2="15.06cm" svg:y2="6.28cm">
          <text:p/>
        </draw:line>
        <draw:line draw:style-name="gr97" draw:layer="layout" svg:x1="14.983cm" svg:y1="6.357cm" svg:x2="15.136cm" svg:y2="6.357cm">
          <text:p/>
        </draw:line>
        <draw:line draw:style-name="gr97" draw:layer="layout" svg:x1="15.06cm" svg:y1="6.28cm" svg:x2="15.06cm" svg:y2="6.127cm">
          <text:p/>
        </draw:line>
        <draw:line draw:style-name="gr97" draw:layer="layout" svg:x1="14.983cm" svg:y1="6.203cm" svg:x2="15.136cm" svg:y2="6.203cm">
          <text:p/>
        </draw:line>
        <draw:line draw:style-name="gr97" draw:layer="layout" svg:x1="15.06cm" svg:y1="6.212cm" svg:x2="15.06cm" svg:y2="6.058cm">
          <text:p/>
        </draw:line>
        <draw:line draw:style-name="gr97" draw:layer="layout" svg:x1="14.983cm" svg:y1="6.135cm" svg:x2="15.136cm" svg:y2="6.135cm">
          <text:p/>
        </draw:line>
        <draw:line draw:style-name="gr97" draw:layer="layout" svg:x1="15.06cm" svg:y1="5.177cm" svg:x2="15.06cm" svg:y2="5.024cm">
          <text:p/>
        </draw:line>
        <draw:line draw:style-name="gr97" draw:layer="layout" svg:x1="14.983cm" svg:y1="5.101cm" svg:x2="15.136cm" svg:y2="5.101cm">
          <text:p/>
        </draw:line>
        <draw:line draw:style-name="gr97" draw:layer="layout" svg:x1="15.06cm" svg:y1="5.068cm" svg:x2="15.06cm" svg:y2="4.915cm">
          <text:p/>
        </draw:line>
        <draw:line draw:style-name="gr97" draw:layer="layout" svg:x1="14.983cm" svg:y1="4.991cm" svg:x2="15.136cm" svg:y2="4.991cm">
          <text:p/>
        </draw:line>
        <draw:line draw:style-name="gr97" draw:layer="layout" svg:x1="15.06cm" svg:y1="4.825cm" svg:x2="15.06cm" svg:y2="4.671cm">
          <text:p/>
        </draw:line>
        <draw:line draw:style-name="gr97" draw:layer="layout" svg:x1="14.983cm" svg:y1="4.748cm" svg:x2="15.136cm" svg:y2="4.748cm">
          <text:p/>
        </draw:line>
        <draw:line draw:style-name="gr97" draw:layer="layout" svg:x1="15.06cm" svg:y1="4.559cm" svg:x2="15.06cm" svg:y2="4.406cm">
          <text:p/>
        </draw:line>
        <draw:line draw:style-name="gr97" draw:layer="layout" svg:x1="14.983cm" svg:y1="4.483cm" svg:x2="15.136cm" svg:y2="4.483cm">
          <text:p/>
        </draw:line>
        <draw:line draw:style-name="gr97" draw:layer="layout" svg:x1="15.06cm" svg:y1="4.428cm" svg:x2="15.06cm" svg:y2="4.275cm">
          <text:p/>
        </draw:line>
        <draw:line draw:style-name="gr97" draw:layer="layout" svg:x1="14.983cm" svg:y1="4.351cm" svg:x2="15.136cm" svg:y2="4.351cm">
          <text:p/>
        </draw:line>
        <draw:line draw:style-name="gr97" draw:layer="layout" svg:x1="15.06cm" svg:y1="4.275cm" svg:x2="15.06cm" svg:y2="4.121cm">
          <text:p/>
        </draw:line>
        <draw:line draw:style-name="gr97" draw:layer="layout" svg:x1="14.983cm" svg:y1="4.198cm" svg:x2="15.136cm" svg:y2="4.198cm">
          <text:p/>
        </draw:line>
        <draw:line draw:style-name="gr97" draw:layer="layout" svg:x1="15.06cm" svg:y1="4.031cm" svg:x2="15.06cm" svg:y2="3.878cm">
          <text:p/>
        </draw:line>
        <draw:line draw:style-name="gr97" draw:layer="layout" svg:x1="14.983cm" svg:y1="3.954cm" svg:x2="15.136cm" svg:y2="3.954cm">
          <text:p/>
        </draw:line>
        <draw:line draw:style-name="gr97" draw:layer="layout" svg:x1="15.06cm" svg:y1="3.547cm" svg:x2="15.06cm" svg:y2="3.394cm">
          <text:p/>
        </draw:line>
        <draw:line draw:style-name="gr97" draw:layer="layout" svg:x1="14.983cm" svg:y1="3.47cm" svg:x2="15.136cm" svg:y2="3.47cm">
          <text:p/>
        </draw:line>
        <draw:line draw:style-name="gr97" draw:layer="layout" svg:x1="15.089cm" svg:y1="10.885cm" svg:x2="15.089cm" svg:y2="10.731cm">
          <text:p/>
        </draw:line>
        <draw:line draw:style-name="gr97" draw:layer="layout" svg:x1="15.012cm" svg:y1="10.808cm" svg:x2="15.166cm" svg:y2="10.808cm">
          <text:p/>
        </draw:line>
        <draw:line draw:style-name="gr97" draw:layer="layout" svg:x1="15.089cm" svg:y1="10.663cm" svg:x2="15.089cm" svg:y2="10.51cm">
          <text:p/>
        </draw:line>
        <draw:line draw:style-name="gr97" draw:layer="layout" svg:x1="15.012cm" svg:y1="10.586cm" svg:x2="15.166cm" svg:y2="10.586cm">
          <text:p/>
        </draw:line>
        <draw:line draw:style-name="gr97" draw:layer="layout" svg:x1="15.089cm" svg:y1="10.641cm" svg:x2="15.089cm" svg:y2="10.488cm">
          <text:p/>
        </draw:line>
        <draw:line draw:style-name="gr97" draw:layer="layout" svg:x1="15.012cm" svg:y1="10.565cm" svg:x2="15.166cm" svg:y2="10.565cm">
          <text:p/>
        </draw:line>
        <draw:line draw:style-name="gr97" draw:layer="layout" svg:x1="15.089cm" svg:y1="10.51cm" svg:x2="15.089cm" svg:y2="10.356cm">
          <text:p/>
        </draw:line>
        <draw:line draw:style-name="gr97" draw:layer="layout" svg:x1="15.012cm" svg:y1="10.433cm" svg:x2="15.166cm" svg:y2="10.433cm">
          <text:p/>
        </draw:line>
        <draw:line draw:style-name="gr97" draw:layer="layout" svg:x1="15.089cm" svg:y1="10.466cm" svg:x2="15.089cm" svg:y2="10.313cm">
          <text:p/>
        </draw:line>
        <draw:line draw:style-name="gr97" draw:layer="layout" svg:x1="15.012cm" svg:y1="10.389cm" svg:x2="15.166cm" svg:y2="10.389cm">
          <text:p/>
        </draw:line>
        <draw:line draw:style-name="gr97" draw:layer="layout" svg:x1="15.089cm" svg:y1="5.64cm" svg:x2="15.089cm" svg:y2="5.487cm">
          <text:p/>
        </draw:line>
        <draw:line draw:style-name="gr97" draw:layer="layout" svg:x1="15.012cm" svg:y1="5.563cm" svg:x2="15.166cm" svg:y2="5.563cm">
          <text:p/>
        </draw:line>
        <draw:line draw:style-name="gr97" draw:layer="layout" svg:x1="15.089cm" svg:y1="5.199cm" svg:x2="15.089cm" svg:y2="5.046cm">
          <text:p/>
        </draw:line>
        <draw:line draw:style-name="gr97" draw:layer="layout" svg:x1="15.012cm" svg:y1="5.123cm" svg:x2="15.166cm" svg:y2="5.123cm">
          <text:p/>
        </draw:line>
        <draw:line draw:style-name="gr97" draw:layer="layout" svg:x1="15.089cm" svg:y1="4.803cm" svg:x2="15.089cm" svg:y2="4.649cm">
          <text:p/>
        </draw:line>
        <draw:line draw:style-name="gr97" draw:layer="layout" svg:x1="15.012cm" svg:y1="4.726cm" svg:x2="15.166cm" svg:y2="4.726cm">
          <text:p/>
        </draw:line>
        <draw:line draw:style-name="gr97" draw:layer="layout" svg:x1="15.089cm" svg:y1="4.781cm" svg:x2="15.089cm" svg:y2="4.627cm">
          <text:p/>
        </draw:line>
        <draw:line draw:style-name="gr97" draw:layer="layout" svg:x1="15.012cm" svg:y1="4.704cm" svg:x2="15.166cm" svg:y2="4.704cm">
          <text:p/>
        </draw:line>
        <draw:line draw:style-name="gr97" draw:layer="layout" svg:x1="15.089cm" svg:y1="4.737cm" svg:x2="15.089cm" svg:y2="4.584cm">
          <text:p/>
        </draw:line>
        <draw:line draw:style-name="gr97" draw:layer="layout" svg:x1="15.012cm" svg:y1="4.66cm" svg:x2="15.166cm" svg:y2="4.66cm">
          <text:p/>
        </draw:line>
        <draw:line draw:style-name="gr97" draw:layer="layout" svg:x1="15.089cm" svg:y1="4.715cm" svg:x2="15.089cm" svg:y2="4.562cm">
          <text:p/>
        </draw:line>
        <draw:line draw:style-name="gr97" draw:layer="layout" svg:x1="15.012cm" svg:y1="4.638cm" svg:x2="15.166cm" svg:y2="4.638cm">
          <text:p/>
        </draw:line>
        <draw:line draw:style-name="gr97" draw:layer="layout" svg:x1="15.089cm" svg:y1="4.318cm" svg:x2="15.089cm" svg:y2="4.165cm">
          <text:p/>
        </draw:line>
        <draw:line draw:style-name="gr97" draw:layer="layout" svg:x1="15.012cm" svg:y1="4.242cm" svg:x2="15.166cm" svg:y2="4.242cm">
          <text:p/>
        </draw:line>
        <draw:line draw:style-name="gr97" draw:layer="layout" svg:x1="15.089cm" svg:y1="3.944cm" svg:x2="15.089cm" svg:y2="3.79cm">
          <text:p/>
        </draw:line>
        <draw:line draw:style-name="gr97" draw:layer="layout" svg:x1="15.012cm" svg:y1="3.867cm" svg:x2="15.166cm" svg:y2="3.867cm">
          <text:p/>
        </draw:line>
        <draw:line draw:style-name="gr97" draw:layer="layout" svg:x1="15.089cm" svg:y1="3.9cm" svg:x2="15.089cm" svg:y2="3.746cm">
          <text:p/>
        </draw:line>
        <draw:line draw:style-name="gr97" draw:layer="layout" svg:x1="15.012cm" svg:y1="3.823cm" svg:x2="15.166cm" svg:y2="3.823cm">
          <text:p/>
        </draw:line>
        <draw:line draw:style-name="gr97" draw:layer="layout" svg:x1="15.121cm" svg:y1="10.819cm" svg:x2="15.121cm" svg:y2="10.666cm">
          <text:p/>
        </draw:line>
        <draw:line draw:style-name="gr97" draw:layer="layout" svg:x1="15.044cm" svg:y1="10.742cm" svg:x2="15.197cm" svg:y2="10.742cm">
          <text:p/>
        </draw:line>
        <draw:line draw:style-name="gr97" draw:layer="layout" svg:x1="15.121cm" svg:y1="10.663cm" svg:x2="15.121cm" svg:y2="10.51cm">
          <text:p/>
        </draw:line>
        <draw:line draw:style-name="gr97" draw:layer="layout" svg:x1="15.044cm" svg:y1="10.586cm" svg:x2="15.197cm" svg:y2="10.586cm">
          <text:p/>
        </draw:line>
        <draw:line draw:style-name="gr97" draw:layer="layout" svg:x1="15.121cm" svg:y1="8.57cm" svg:x2="15.121cm" svg:y2="8.417cm">
          <text:p/>
        </draw:line>
        <draw:line draw:style-name="gr97" draw:layer="layout" svg:x1="15.044cm" svg:y1="8.493cm" svg:x2="15.197cm" svg:y2="8.493cm">
          <text:p/>
        </draw:line>
        <draw:line draw:style-name="gr97" draw:layer="layout" svg:x1="15.121cm" svg:y1="8.373cm" svg:x2="15.121cm" svg:y2="8.22cm">
          <text:p/>
        </draw:line>
        <draw:line draw:style-name="gr97" draw:layer="layout" svg:x1="15.044cm" svg:y1="8.296cm" svg:x2="15.197cm" svg:y2="8.296cm">
          <text:p/>
        </draw:line>
        <draw:line draw:style-name="gr97" draw:layer="layout" svg:x1="15.121cm" svg:y1="8.351cm" svg:x2="15.121cm" svg:y2="8.198cm">
          <text:p/>
        </draw:line>
        <draw:line draw:style-name="gr97" draw:layer="layout" svg:x1="15.044cm" svg:y1="8.274cm" svg:x2="15.197cm" svg:y2="8.274cm">
          <text:p/>
        </draw:line>
        <draw:line draw:style-name="gr97" draw:layer="layout" svg:x1="15.121cm" svg:y1="7.402cm" svg:x2="15.121cm" svg:y2="7.249cm">
          <text:p/>
        </draw:line>
        <draw:line draw:style-name="gr97" draw:layer="layout" svg:x1="15.044cm" svg:y1="7.325cm" svg:x2="15.197cm" svg:y2="7.325cm">
          <text:p/>
        </draw:line>
        <draw:line draw:style-name="gr97" draw:layer="layout" svg:x1="15.121cm" svg:y1="7.38cm" svg:x2="15.121cm" svg:y2="7.227cm">
          <text:p/>
        </draw:line>
        <draw:line draw:style-name="gr97" draw:layer="layout" svg:x1="15.044cm" svg:y1="7.303cm" svg:x2="15.197cm" svg:y2="7.303cm">
          <text:p/>
        </draw:line>
        <draw:line draw:style-name="gr97" draw:layer="layout" svg:x1="15.121cm" svg:y1="7.314cm" svg:x2="15.121cm" svg:y2="7.161cm">
          <text:p/>
        </draw:line>
        <draw:line draw:style-name="gr97" draw:layer="layout" svg:x1="15.044cm" svg:y1="7.238cm" svg:x2="15.197cm" svg:y2="7.238cm">
          <text:p/>
        </draw:line>
        <draw:line draw:style-name="gr97" draw:layer="layout" svg:x1="15.121cm" svg:y1="4.846cm" svg:x2="15.121cm" svg:y2="4.693cm">
          <text:p/>
        </draw:line>
        <draw:line draw:style-name="gr97" draw:layer="layout" svg:x1="15.044cm" svg:y1="4.77cm" svg:x2="15.197cm" svg:y2="4.77cm">
          <text:p/>
        </draw:line>
        <draw:line draw:style-name="gr97" draw:layer="layout" svg:x1="15.121cm" svg:y1="4.537cm" svg:x2="15.121cm" svg:y2="4.384cm">
          <text:p/>
        </draw:line>
        <draw:line draw:style-name="gr97" draw:layer="layout" svg:x1="15.044cm" svg:y1="4.461cm" svg:x2="15.197cm" svg:y2="4.461cm">
          <text:p/>
        </draw:line>
        <draw:line draw:style-name="gr97" draw:layer="layout" svg:x1="15.121cm" svg:y1="4.318cm" svg:x2="15.121cm" svg:y2="4.165cm">
          <text:p/>
        </draw:line>
        <draw:line draw:style-name="gr97" draw:layer="layout" svg:x1="15.044cm" svg:y1="4.242cm" svg:x2="15.197cm" svg:y2="4.242cm">
          <text:p/>
        </draw:line>
        <draw:line draw:style-name="gr97" draw:layer="layout" svg:x1="15.15cm" svg:y1="11.722cm" svg:x2="15.15cm" svg:y2="11.568cm">
          <text:p/>
        </draw:line>
        <draw:line draw:style-name="gr97" draw:layer="layout" svg:x1="15.073cm" svg:y1="11.645cm" svg:x2="15.226cm" svg:y2="11.645cm">
          <text:p/>
        </draw:line>
        <draw:line draw:style-name="gr97" draw:layer="layout" svg:x1="15.15cm" svg:y1="11.612cm" svg:x2="15.15cm" svg:y2="11.459cm">
          <text:p/>
        </draw:line>
        <draw:line draw:style-name="gr97" draw:layer="layout" svg:x1="15.073cm" svg:y1="11.536cm" svg:x2="15.226cm" svg:y2="11.536cm">
          <text:p/>
        </draw:line>
        <draw:line draw:style-name="gr97" draw:layer="layout" svg:x1="15.15cm" svg:y1="9.098cm" svg:x2="15.15cm" svg:y2="8.945cm">
          <text:p/>
        </draw:line>
        <draw:line draw:style-name="gr97" draw:layer="layout" svg:x1="15.073cm" svg:y1="9.022cm" svg:x2="15.226cm" svg:y2="9.022cm">
          <text:p/>
        </draw:line>
        <draw:line draw:style-name="gr97" draw:layer="layout" svg:x1="15.15cm" svg:y1="9.076cm" svg:x2="15.15cm" svg:y2="8.923cm">
          <text:p/>
        </draw:line>
        <draw:line draw:style-name="gr97" draw:layer="layout" svg:x1="15.073cm" svg:y1="9cm" svg:x2="15.226cm" svg:y2="9cm">
          <text:p/>
        </draw:line>
        <draw:line draw:style-name="gr97" draw:layer="layout" svg:x1="15.15cm" svg:y1="8.813cm" svg:x2="15.15cm" svg:y2="8.66cm">
          <text:p/>
        </draw:line>
        <draw:line draw:style-name="gr97" draw:layer="layout" svg:x1="15.073cm" svg:y1="8.737cm" svg:x2="15.226cm" svg:y2="8.737cm">
          <text:p/>
        </draw:line>
        <draw:line draw:style-name="gr97" draw:layer="layout" svg:x1="15.15cm" svg:y1="7.755cm" svg:x2="15.15cm" svg:y2="7.601cm">
          <text:p/>
        </draw:line>
        <draw:line draw:style-name="gr97" draw:layer="layout" svg:x1="15.073cm" svg:y1="7.678cm" svg:x2="15.226cm" svg:y2="7.678cm">
          <text:p/>
        </draw:line>
        <draw:line draw:style-name="gr97" draw:layer="layout" svg:x1="15.15cm" svg:y1="6.499cm" svg:x2="15.15cm" svg:y2="6.346cm">
          <text:p/>
        </draw:line>
        <draw:line draw:style-name="gr97" draw:layer="layout" svg:x1="15.073cm" svg:y1="6.422cm" svg:x2="15.226cm" svg:y2="6.422cm">
          <text:p/>
        </draw:line>
        <draw:line draw:style-name="gr97" draw:layer="layout" svg:x1="15.15cm" svg:y1="6.324cm" svg:x2="15.15cm" svg:y2="6.17cm">
          <text:p/>
        </draw:line>
        <draw:line draw:style-name="gr97" draw:layer="layout" svg:x1="15.073cm" svg:y1="6.247cm" svg:x2="15.226cm" svg:y2="6.247cm">
          <text:p/>
        </draw:line>
        <draw:line draw:style-name="gr97" draw:layer="layout" svg:x1="15.15cm" svg:y1="6.168cm" svg:x2="15.15cm" svg:y2="6.015cm">
          <text:p/>
        </draw:line>
        <draw:line draw:style-name="gr97" draw:layer="layout" svg:x1="15.073cm" svg:y1="6.091cm" svg:x2="15.226cm" svg:y2="6.091cm">
          <text:p/>
        </draw:line>
        <draw:line draw:style-name="gr97" draw:layer="layout" svg:x1="15.15cm" svg:y1="6.058cm" svg:x2="15.15cm" svg:y2="5.905cm">
          <text:p/>
        </draw:line>
        <draw:line draw:style-name="gr97" draw:layer="layout" svg:x1="15.073cm" svg:y1="5.982cm" svg:x2="15.226cm" svg:y2="5.982cm">
          <text:p/>
        </draw:line>
        <draw:line draw:style-name="gr97" draw:layer="layout" svg:x1="15.15cm" svg:y1="5.971cm" svg:x2="15.15cm" svg:y2="5.818cm">
          <text:p/>
        </draw:line>
        <draw:line draw:style-name="gr97" draw:layer="layout" svg:x1="15.073cm" svg:y1="5.894cm" svg:x2="15.226cm" svg:y2="5.894cm">
          <text:p/>
        </draw:line>
        <draw:line draw:style-name="gr97" draw:layer="layout" svg:x1="15.15cm" svg:y1="5.552cm" svg:x2="15.15cm" svg:y2="5.399cm">
          <text:p/>
        </draw:line>
        <draw:line draw:style-name="gr97" draw:layer="layout" svg:x1="15.073cm" svg:y1="5.476cm" svg:x2="15.226cm" svg:y2="5.476cm">
          <text:p/>
        </draw:line>
        <draw:line draw:style-name="gr97" draw:layer="layout" svg:x1="15.15cm" svg:y1="5.53cm" svg:x2="15.15cm" svg:y2="5.377cm">
          <text:p/>
        </draw:line>
        <draw:line draw:style-name="gr97" draw:layer="layout" svg:x1="15.073cm" svg:y1="5.454cm" svg:x2="15.226cm" svg:y2="5.454cm">
          <text:p/>
        </draw:line>
        <draw:line draw:style-name="gr97" draw:layer="layout" svg:x1="15.15cm" svg:y1="5.044cm" svg:x2="15.15cm" svg:y2="4.89cm">
          <text:p/>
        </draw:line>
        <draw:line draw:style-name="gr97" draw:layer="layout" svg:x1="15.073cm" svg:y1="4.967cm" svg:x2="15.226cm" svg:y2="4.967cm">
          <text:p/>
        </draw:line>
        <draw:line draw:style-name="gr97" draw:layer="layout" svg:x1="15.181cm" svg:y1="12.075cm" svg:x2="15.181cm" svg:y2="11.921cm">
          <text:p/>
        </draw:line>
        <draw:line draw:style-name="gr97" draw:layer="layout" svg:x1="15.105cm" svg:y1="11.998cm" svg:x2="15.258cm" svg:y2="11.998cm">
          <text:p/>
        </draw:line>
        <draw:line draw:style-name="gr97" draw:layer="layout" svg:x1="15.181cm" svg:y1="12.053cm" svg:x2="15.181cm" svg:y2="11.899cm">
          <text:p/>
        </draw:line>
        <draw:line draw:style-name="gr97" draw:layer="layout" svg:x1="15.105cm" svg:y1="11.976cm" svg:x2="15.258cm" svg:y2="11.976cm">
          <text:p/>
        </draw:line>
        <draw:line draw:style-name="gr97" draw:layer="layout" svg:x1="15.181cm" svg:y1="12.009cm" svg:x2="15.181cm" svg:y2="11.856cm">
          <text:p/>
        </draw:line>
        <draw:line draw:style-name="gr97" draw:layer="layout" svg:x1="15.105cm" svg:y1="11.932cm" svg:x2="15.258cm" svg:y2="11.932cm">
          <text:p/>
        </draw:line>
        <draw:line draw:style-name="gr97" draw:layer="layout" svg:x1="15.181cm" svg:y1="11.985cm" svg:x2="15.181cm" svg:y2="11.831cm">
          <text:p/>
        </draw:line>
        <draw:line draw:style-name="gr97" draw:layer="layout" svg:x1="15.105cm" svg:y1="11.908cm" svg:x2="15.258cm" svg:y2="11.908cm">
          <text:p/>
        </draw:line>
        <draw:line draw:style-name="gr97" draw:layer="layout" svg:x1="15.181cm" svg:y1="11.853cm" svg:x2="15.181cm" svg:y2="11.7cm">
          <text:p/>
        </draw:line>
        <draw:line draw:style-name="gr97" draw:layer="layout" svg:x1="15.105cm" svg:y1="11.777cm" svg:x2="15.258cm" svg:y2="11.777cm">
          <text:p/>
        </draw:line>
        <draw:line draw:style-name="gr97" draw:layer="layout" svg:x1="15.181cm" svg:y1="11.566cm" svg:x2="15.181cm" svg:y2="11.413cm">
          <text:p/>
        </draw:line>
        <draw:line draw:style-name="gr97" draw:layer="layout" svg:x1="15.105cm" svg:y1="11.489cm" svg:x2="15.258cm" svg:y2="11.489cm">
          <text:p/>
        </draw:line>
        <draw:line draw:style-name="gr97" draw:layer="layout" svg:x1="15.181cm" svg:y1="9.629cm" svg:x2="15.181cm" svg:y2="9.475cm">
          <text:p/>
        </draw:line>
        <draw:line draw:style-name="gr97" draw:layer="layout" svg:x1="15.105cm" svg:y1="9.552cm" svg:x2="15.258cm" svg:y2="9.552cm">
          <text:p/>
        </draw:line>
        <draw:line draw:style-name="gr97" draw:layer="layout" svg:x1="15.181cm" svg:y1="9.298cm" svg:x2="15.181cm" svg:y2="9.144cm">
          <text:p/>
        </draw:line>
        <draw:line draw:style-name="gr97" draw:layer="layout" svg:x1="15.105cm" svg:y1="9.221cm" svg:x2="15.258cm" svg:y2="9.221cm">
          <text:p/>
        </draw:line>
        <draw:line draw:style-name="gr97" draw:layer="layout" svg:x1="15.181cm" svg:y1="9.188cm" svg:x2="15.181cm" svg:y2="9.035cm">
          <text:p/>
        </draw:line>
        <draw:line draw:style-name="gr97" draw:layer="layout" svg:x1="15.105cm" svg:y1="9.112cm" svg:x2="15.258cm" svg:y2="9.112cm">
          <text:p/>
        </draw:line>
        <draw:line draw:style-name="gr97" draw:layer="layout" svg:x1="15.181cm" svg:y1="8.217cm" svg:x2="15.181cm" svg:y2="8.064cm">
          <text:p/>
        </draw:line>
        <draw:line draw:style-name="gr97" draw:layer="layout" svg:x1="15.105cm" svg:y1="8.141cm" svg:x2="15.258cm" svg:y2="8.141cm">
          <text:p/>
        </draw:line>
        <draw:line draw:style-name="gr97" draw:layer="layout" svg:x1="15.181cm" svg:y1="8.173cm" svg:x2="15.181cm" svg:y2="8.02cm">
          <text:p/>
        </draw:line>
        <draw:line draw:style-name="gr97" draw:layer="layout" svg:x1="15.105cm" svg:y1="8.097cm" svg:x2="15.258cm" svg:y2="8.097cm">
          <text:p/>
        </draw:line>
        <draw:line draw:style-name="gr97" draw:layer="layout" svg:x1="15.181cm" svg:y1="8.108cm" svg:x2="15.181cm" svg:y2="7.954cm">
          <text:p/>
        </draw:line>
        <draw:line draw:style-name="gr97" draw:layer="layout" svg:x1="15.105cm" svg:y1="8.031cm" svg:x2="15.258cm" svg:y2="8.031cm">
          <text:p/>
        </draw:line>
        <draw:line draw:style-name="gr97" draw:layer="layout" svg:x1="15.181cm" svg:y1="6.852cm" svg:x2="15.181cm" svg:y2="6.699cm">
          <text:p/>
        </draw:line>
        <draw:line draw:style-name="gr97" draw:layer="layout" svg:x1="15.105cm" svg:y1="6.775cm" svg:x2="15.258cm" svg:y2="6.775cm">
          <text:p/>
        </draw:line>
        <draw:line draw:style-name="gr97" draw:layer="layout" svg:x1="15.181cm" svg:y1="6.72cm" svg:x2="15.181cm" svg:y2="6.567cm">
          <text:p/>
        </draw:line>
        <draw:line draw:style-name="gr97" draw:layer="layout" svg:x1="15.105cm" svg:y1="6.644cm" svg:x2="15.258cm" svg:y2="6.644cm">
          <text:p/>
        </draw:line>
        <draw:line draw:style-name="gr97" draw:layer="layout" svg:x1="15.181cm" svg:y1="6.699cm" svg:x2="15.181cm" svg:y2="6.545cm">
          <text:p/>
        </draw:line>
        <draw:line draw:style-name="gr97" draw:layer="layout" svg:x1="15.105cm" svg:y1="6.622cm" svg:x2="15.258cm" svg:y2="6.622cm">
          <text:p/>
        </draw:line>
        <draw:line draw:style-name="gr97" draw:layer="layout" svg:x1="15.181cm" svg:y1="6.543cm" svg:x2="15.181cm" svg:y2="6.389cm">
          <text:p/>
        </draw:line>
        <draw:line draw:style-name="gr97" draw:layer="layout" svg:x1="15.105cm" svg:y1="6.466cm" svg:x2="15.258cm" svg:y2="6.466cm">
          <text:p/>
        </draw:line>
        <draw:line draw:style-name="gr97" draw:layer="layout" svg:x1="15.181cm" svg:y1="6.499cm" svg:x2="15.181cm" svg:y2="6.346cm">
          <text:p/>
        </draw:line>
        <draw:line draw:style-name="gr97" draw:layer="layout" svg:x1="15.105cm" svg:y1="6.422cm" svg:x2="15.258cm" svg:y2="6.422cm">
          <text:p/>
        </draw:line>
        <draw:line draw:style-name="gr97" draw:layer="layout" svg:x1="15.181cm" svg:y1="6.058cm" svg:x2="15.181cm" svg:y2="5.905cm">
          <text:p/>
        </draw:line>
        <draw:line draw:style-name="gr97" draw:layer="layout" svg:x1="15.105cm" svg:y1="5.982cm" svg:x2="15.258cm" svg:y2="5.982cm">
          <text:p/>
        </draw:line>
        <draw:line draw:style-name="gr97" draw:layer="layout" svg:x1="15.181cm" svg:y1="5.859cm" svg:x2="15.181cm" svg:y2="5.706cm">
          <text:p/>
        </draw:line>
        <draw:line draw:style-name="gr97" draw:layer="layout" svg:x1="15.105cm" svg:y1="5.782cm" svg:x2="15.258cm" svg:y2="5.782cm">
          <text:p/>
        </draw:line>
        <draw:line draw:style-name="gr97" draw:layer="layout" svg:x1="15.181cm" svg:y1="5.552cm" svg:x2="15.181cm" svg:y2="5.399cm">
          <text:p/>
        </draw:line>
        <draw:line draw:style-name="gr97" draw:layer="layout" svg:x1="15.105cm" svg:y1="5.476cm" svg:x2="15.258cm" svg:y2="5.476cm">
          <text:p/>
        </draw:line>
        <draw:line draw:style-name="gr97" draw:layer="layout" svg:x1="15.211cm" svg:y1="12.381cm" svg:x2="15.211cm" svg:y2="12.228cm">
          <text:p/>
        </draw:line>
        <draw:line draw:style-name="gr97" draw:layer="layout" svg:x1="15.134cm" svg:y1="12.305cm" svg:x2="15.287cm" svg:y2="12.305cm">
          <text:p/>
        </draw:line>
        <draw:line draw:style-name="gr97" draw:layer="layout" svg:x1="15.211cm" svg:y1="12.25cm" svg:x2="15.211cm" svg:y2="12.097cm">
          <text:p/>
        </draw:line>
        <draw:line draw:style-name="gr97" draw:layer="layout" svg:x1="15.134cm" svg:y1="12.173cm" svg:x2="15.287cm" svg:y2="12.173cm">
          <text:p/>
        </draw:line>
        <draw:line draw:style-name="gr97" draw:layer="layout" svg:x1="15.211cm" svg:y1="12.053cm" svg:x2="15.211cm" svg:y2="11.899cm">
          <text:p/>
        </draw:line>
        <draw:line draw:style-name="gr97" draw:layer="layout" svg:x1="15.134cm" svg:y1="11.976cm" svg:x2="15.287cm" svg:y2="11.976cm">
          <text:p/>
        </draw:line>
        <draw:line draw:style-name="gr97" draw:layer="layout" svg:x1="15.211cm" svg:y1="12.031cm" svg:x2="15.211cm" svg:y2="11.878cm">
          <text:p/>
        </draw:line>
        <draw:line draw:style-name="gr97" draw:layer="layout" svg:x1="15.134cm" svg:y1="11.954cm" svg:x2="15.287cm" svg:y2="11.954cm">
          <text:p/>
        </draw:line>
        <draw:line draw:style-name="gr97" draw:layer="layout" svg:x1="15.211cm" svg:y1="9.914cm" svg:x2="15.211cm" svg:y2="9.76cm">
          <text:p/>
        </draw:line>
        <draw:line draw:style-name="gr97" draw:layer="layout" svg:x1="15.134cm" svg:y1="9.837cm" svg:x2="15.287cm" svg:y2="9.837cm">
          <text:p/>
        </draw:line>
        <draw:line draw:style-name="gr97" draw:layer="layout" svg:x1="15.211cm" svg:y1="8.614cm" svg:x2="15.211cm" svg:y2="8.461cm">
          <text:p/>
        </draw:line>
        <draw:line draw:style-name="gr97" draw:layer="layout" svg:x1="15.134cm" svg:y1="8.537cm" svg:x2="15.287cm" svg:y2="8.537cm">
          <text:p/>
        </draw:line>
        <draw:line draw:style-name="gr97" draw:layer="layout" svg:x1="15.211cm" svg:y1="8.439cm" svg:x2="15.211cm" svg:y2="8.285cm">
          <text:p/>
        </draw:line>
        <draw:line draw:style-name="gr97" draw:layer="layout" svg:x1="15.134cm" svg:y1="8.362cm" svg:x2="15.287cm" svg:y2="8.362cm">
          <text:p/>
        </draw:line>
        <draw:line draw:style-name="gr97" draw:layer="layout" svg:x1="15.211cm" svg:y1="7.424cm" svg:x2="15.211cm" svg:y2="7.27cm">
          <text:p/>
        </draw:line>
        <draw:line draw:style-name="gr97" draw:layer="layout" svg:x1="15.134cm" svg:y1="7.347cm" svg:x2="15.287cm" svg:y2="7.347cm">
          <text:p/>
        </draw:line>
        <draw:line draw:style-name="gr97" draw:layer="layout" svg:x1="15.211cm" svg:y1="7.249cm" svg:x2="15.211cm" svg:y2="7.095cm">
          <text:p/>
        </draw:line>
        <draw:line draw:style-name="gr97" draw:layer="layout" svg:x1="15.134cm" svg:y1="7.172cm" svg:x2="15.287cm" svg:y2="7.172cm">
          <text:p/>
        </draw:line>
        <draw:line draw:style-name="gr97" draw:layer="layout" svg:x1="15.211cm" svg:y1="6.63cm" svg:x2="15.211cm" svg:y2="6.477cm">
          <text:p/>
        </draw:line>
        <draw:line draw:style-name="gr97" draw:layer="layout" svg:x1="15.134cm" svg:y1="6.554cm" svg:x2="15.287cm" svg:y2="6.554cm">
          <text:p/>
        </draw:line>
        <draw:line draw:style-name="gr97" draw:layer="layout" svg:x1="15.211cm" svg:y1="6.256cm" svg:x2="15.211cm" svg:y2="6.102cm">
          <text:p/>
        </draw:line>
        <draw:line draw:style-name="gr97" draw:layer="layout" svg:x1="15.134cm" svg:y1="6.179cm" svg:x2="15.287cm" svg:y2="6.179cm">
          <text:p/>
        </draw:line>
        <draw:line draw:style-name="gr97" draw:layer="layout" svg:x1="15.211cm" svg:y1="6.212cm" svg:x2="15.211cm" svg:y2="6.058cm">
          <text:p/>
        </draw:line>
        <draw:line draw:style-name="gr97" draw:layer="layout" svg:x1="15.134cm" svg:y1="6.135cm" svg:x2="15.287cm" svg:y2="6.135cm">
          <text:p/>
        </draw:line>
        <draw:line draw:style-name="gr97" draw:layer="layout" svg:x1="15.211cm" svg:y1="6.124cm" svg:x2="15.211cm" svg:y2="5.971cm">
          <text:p/>
        </draw:line>
        <draw:line draw:style-name="gr97" draw:layer="layout" svg:x1="15.134cm" svg:y1="6.047cm" svg:x2="15.287cm" svg:y2="6.047cm">
          <text:p/>
        </draw:line>
        <draw:line draw:style-name="gr97" draw:layer="layout" svg:x1="15.211cm" svg:y1="5.706cm" svg:x2="15.211cm" svg:y2="5.552cm">
          <text:p/>
        </draw:line>
        <draw:line draw:style-name="gr97" draw:layer="layout" svg:x1="15.134cm" svg:y1="5.629cm" svg:x2="15.287cm" svg:y2="5.629cm">
          <text:p/>
        </draw:line>
        <draw:line draw:style-name="gr97" draw:layer="layout" svg:x1="15.242cm" svg:y1="12.712cm" svg:x2="15.242cm" svg:y2="12.559cm">
          <text:p/>
        </draw:line>
        <draw:line draw:style-name="gr97" draw:layer="layout" svg:x1="15.166cm" svg:y1="12.636cm" svg:x2="15.319cm" svg:y2="12.636cm">
          <text:p/>
        </draw:line>
        <draw:line draw:style-name="gr97" draw:layer="layout" svg:x1="15.242cm" svg:y1="12.515cm" svg:x2="15.242cm" svg:y2="12.362cm">
          <text:p/>
        </draw:line>
        <draw:line draw:style-name="gr97" draw:layer="layout" svg:x1="15.166cm" svg:y1="12.439cm" svg:x2="15.319cm" svg:y2="12.439cm">
          <text:p/>
        </draw:line>
        <draw:line draw:style-name="gr97" draw:layer="layout" svg:x1="15.242cm" svg:y1="7.601cm" svg:x2="15.242cm" svg:y2="7.448cm">
          <text:p/>
        </draw:line>
        <draw:line draw:style-name="gr97" draw:layer="layout" svg:x1="15.166cm" svg:y1="7.525cm" svg:x2="15.319cm" svg:y2="7.525cm">
          <text:p/>
        </draw:line>
        <draw:line draw:style-name="gr97" draw:layer="layout" svg:x1="15.242cm" svg:y1="7.514cm" svg:x2="15.242cm" svg:y2="7.361cm">
          <text:p/>
        </draw:line>
        <draw:line draw:style-name="gr97" draw:layer="layout" svg:x1="15.166cm" svg:y1="7.437cm" svg:x2="15.319cm" svg:y2="7.437cm">
          <text:p/>
        </draw:line>
        <draw:line draw:style-name="gr97" draw:layer="layout" svg:x1="15.242cm" svg:y1="6.983cm" svg:x2="15.242cm" svg:y2="6.83cm">
          <text:p/>
        </draw:line>
        <draw:line draw:style-name="gr97" draw:layer="layout" svg:x1="15.166cm" svg:y1="6.907cm" svg:x2="15.319cm" svg:y2="6.907cm">
          <text:p/>
        </draw:line>
        <draw:line draw:style-name="gr97" draw:layer="layout" svg:x1="15.242cm" svg:y1="6.521cm" svg:x2="15.242cm" svg:y2="6.368cm">
          <text:p/>
        </draw:line>
        <draw:line draw:style-name="gr97" draw:layer="layout" svg:x1="15.166cm" svg:y1="6.444cm" svg:x2="15.319cm" svg:y2="6.444cm">
          <text:p/>
        </draw:line>
        <draw:line draw:style-name="gr97" draw:layer="layout" svg:x1="15.242cm" svg:y1="6.102cm" svg:x2="15.242cm" svg:y2="5.949cm">
          <text:p/>
        </draw:line>
        <draw:line draw:style-name="gr97" draw:layer="layout" svg:x1="15.166cm" svg:y1="6.026cm" svg:x2="15.319cm" svg:y2="6.026cm">
          <text:p/>
        </draw:line>
        <draw:line draw:style-name="gr97" draw:layer="layout" svg:x1="15.242cm" svg:y1="6.08cm" svg:x2="15.242cm" svg:y2="5.927cm">
          <text:p/>
        </draw:line>
        <draw:line draw:style-name="gr97" draw:layer="layout" svg:x1="15.166cm" svg:y1="6.004cm" svg:x2="15.319cm" svg:y2="6.004cm">
          <text:p/>
        </draw:line>
        <draw:line draw:style-name="gr97" draw:layer="layout" svg:x1="15.271cm" svg:y1="13.418cm" svg:x2="15.271cm" svg:y2="13.265cm">
          <text:p/>
        </draw:line>
        <draw:line draw:style-name="gr97" draw:layer="layout" svg:x1="15.195cm" svg:y1="13.341cm" svg:x2="15.348cm" svg:y2="13.341cm">
          <text:p/>
        </draw:line>
        <draw:line draw:style-name="gr97" draw:layer="layout" svg:x1="15.271cm" svg:y1="13.396cm" svg:x2="15.271cm" svg:y2="13.243cm">
          <text:p/>
        </draw:line>
        <draw:line draw:style-name="gr97" draw:layer="layout" svg:x1="15.195cm" svg:y1="13.32cm" svg:x2="15.348cm" svg:y2="13.32cm">
          <text:p/>
        </draw:line>
        <draw:line draw:style-name="gr97" draw:layer="layout" svg:x1="15.271cm" svg:y1="10.751cm" svg:x2="15.271cm" svg:y2="10.597cm">
          <text:p/>
        </draw:line>
        <draw:line draw:style-name="gr97" draw:layer="layout" svg:x1="15.195cm" svg:y1="10.674cm" svg:x2="15.348cm" svg:y2="10.674cm">
          <text:p/>
        </draw:line>
        <draw:line draw:style-name="gr97" draw:layer="layout" svg:x1="15.271cm" svg:y1="9.563cm" svg:x2="15.271cm" svg:y2="9.41cm">
          <text:p/>
        </draw:line>
        <draw:line draw:style-name="gr97" draw:layer="layout" svg:x1="15.195cm" svg:y1="9.486cm" svg:x2="15.348cm" svg:y2="9.486cm">
          <text:p/>
        </draw:line>
        <draw:line draw:style-name="gr97" draw:layer="layout" svg:x1="15.271cm" svg:y1="9.473cm" svg:x2="15.271cm" svg:y2="9.32cm">
          <text:p/>
        </draw:line>
        <draw:line draw:style-name="gr97" draw:layer="layout" svg:x1="15.195cm" svg:y1="9.396cm" svg:x2="15.348cm" svg:y2="9.396cm">
          <text:p/>
        </draw:line>
        <draw:line draw:style-name="gr97" draw:layer="layout" svg:x1="15.271cm" svg:y1="9.232cm" svg:x2="15.271cm" svg:y2="9.079cm">
          <text:p/>
        </draw:line>
        <draw:line draw:style-name="gr97" draw:layer="layout" svg:x1="15.195cm" svg:y1="9.155cm" svg:x2="15.348cm" svg:y2="9.155cm">
          <text:p/>
        </draw:line>
        <draw:line draw:style-name="gr97" draw:layer="layout" svg:x1="15.271cm" svg:y1="7.358cm" svg:x2="15.271cm" svg:y2="7.205cm">
          <text:p/>
        </draw:line>
        <draw:line draw:style-name="gr97" draw:layer="layout" svg:x1="15.195cm" svg:y1="7.281cm" svg:x2="15.348cm" svg:y2="7.281cm">
          <text:p/>
        </draw:line>
        <draw:line draw:style-name="gr97" draw:layer="layout" svg:x1="15.271cm" svg:y1="7.227cm" svg:x2="15.271cm" svg:y2="7.073cm">
          <text:p/>
        </draw:line>
        <draw:line draw:style-name="gr97" draw:layer="layout" svg:x1="15.195cm" svg:y1="7.15cm" svg:x2="15.348cm" svg:y2="7.15cm">
          <text:p/>
        </draw:line>
        <draw:line draw:style-name="gr97" draw:layer="layout" svg:x1="15.271cm" svg:y1="7.049cm" svg:x2="15.271cm" svg:y2="6.896cm">
          <text:p/>
        </draw:line>
        <draw:line draw:style-name="gr97" draw:layer="layout" svg:x1="15.195cm" svg:y1="6.972cm" svg:x2="15.348cm" svg:y2="6.972cm">
          <text:p/>
        </draw:line>
        <draw:line draw:style-name="gr97" draw:layer="layout" svg:x1="15.271cm" svg:y1="6.499cm" svg:x2="15.271cm" svg:y2="6.346cm">
          <text:p/>
        </draw:line>
        <draw:line draw:style-name="gr97" draw:layer="layout" svg:x1="15.195cm" svg:y1="6.422cm" svg:x2="15.348cm" svg:y2="6.422cm">
          <text:p/>
        </draw:line>
        <draw:line draw:style-name="gr97" draw:layer="layout" svg:x1="15.271cm" svg:y1="3.172cm" svg:x2="15.271cm" svg:y2="3.019cm">
          <text:p/>
        </draw:line>
        <draw:line draw:style-name="gr97" draw:layer="layout" svg:x1="15.195cm" svg:y1="3.095cm" svg:x2="15.348cm" svg:y2="3.095cm">
          <text:p/>
        </draw:line>
        <draw:line draw:style-name="gr97" draw:layer="layout" svg:x1="15.271cm" svg:y1="3.019cm" svg:x2="15.271cm" svg:y2="2.865cm">
          <text:p/>
        </draw:line>
        <draw:line draw:style-name="gr97" draw:layer="layout" svg:x1="15.195cm" svg:y1="2.942cm" svg:x2="15.348cm" svg:y2="2.942cm">
          <text:p/>
        </draw:line>
        <draw:line draw:style-name="gr97" draw:layer="layout" svg:x1="15.303cm" svg:y1="13.352cm" svg:x2="15.303cm" svg:y2="13.199cm">
          <text:p/>
        </draw:line>
        <draw:line draw:style-name="gr97" draw:layer="layout" svg:x1="15.226cm" svg:y1="13.276cm" svg:x2="15.38cm" svg:y2="13.276cm">
          <text:p/>
        </draw:line>
        <draw:line draw:style-name="gr97" draw:layer="layout" svg:x1="15.303cm" svg:y1="13.175cm" svg:x2="15.303cm" svg:y2="13.021cm">
          <text:p/>
        </draw:line>
        <draw:line draw:style-name="gr97" draw:layer="layout" svg:x1="15.226cm" svg:y1="13.098cm" svg:x2="15.38cm" svg:y2="13.098cm">
          <text:p/>
        </draw:line>
        <draw:line draw:style-name="gr97" draw:layer="layout" svg:x1="15.303cm" svg:y1="11.303cm" svg:x2="15.303cm" svg:y2="11.15cm">
          <text:p/>
        </draw:line>
        <draw:line draw:style-name="gr97" draw:layer="layout" svg:x1="15.226cm" svg:y1="11.227cm" svg:x2="15.38cm" svg:y2="11.227cm">
          <text:p/>
        </draw:line>
        <draw:line draw:style-name="gr97" draw:layer="layout" svg:x1="15.303cm" svg:y1="11.237cm" svg:x2="15.303cm" svg:y2="11.084cm">
          <text:p/>
        </draw:line>
        <draw:line draw:style-name="gr97" draw:layer="layout" svg:x1="15.226cm" svg:y1="11.161cm" svg:x2="15.38cm" svg:y2="11.161cm">
          <text:p/>
        </draw:line>
        <draw:line draw:style-name="gr97" draw:layer="layout" svg:x1="15.303cm" svg:y1="11.016cm" svg:x2="15.303cm" svg:y2="10.863cm">
          <text:p/>
        </draw:line>
        <draw:line draw:style-name="gr97" draw:layer="layout" svg:x1="15.226cm" svg:y1="10.939cm" svg:x2="15.38cm" svg:y2="10.939cm">
          <text:p/>
        </draw:line>
        <draw:line draw:style-name="gr97" draw:layer="layout" svg:x1="15.303cm" svg:y1="9.892cm" svg:x2="15.303cm" svg:y2="9.738cm">
          <text:p/>
        </draw:line>
        <draw:line draw:style-name="gr97" draw:layer="layout" svg:x1="15.226cm" svg:y1="9.815cm" svg:x2="15.38cm" svg:y2="9.815cm">
          <text:p/>
        </draw:line>
        <draw:line draw:style-name="gr97" draw:layer="layout" svg:x1="15.303cm" svg:y1="9.848cm" svg:x2="15.303cm" svg:y2="9.694cm">
          <text:p/>
        </draw:line>
        <draw:line draw:style-name="gr97" draw:layer="layout" svg:x1="15.226cm" svg:y1="9.771cm" svg:x2="15.38cm" svg:y2="9.771cm">
          <text:p/>
        </draw:line>
        <draw:line draw:style-name="gr97" draw:layer="layout" svg:x1="15.303cm" svg:y1="8.173cm" svg:x2="15.303cm" svg:y2="8.02cm">
          <text:p/>
        </draw:line>
        <draw:line draw:style-name="gr97" draw:layer="layout" svg:x1="15.226cm" svg:y1="8.097cm" svg:x2="15.38cm" svg:y2="8.097cm">
          <text:p/>
        </draw:line>
        <draw:line draw:style-name="gr97" draw:layer="layout" svg:x1="15.303cm" svg:y1="8.13cm" svg:x2="15.303cm" svg:y2="7.976cm">
          <text:p/>
        </draw:line>
        <draw:line draw:style-name="gr97" draw:layer="layout" svg:x1="15.226cm" svg:y1="8.053cm" svg:x2="15.38cm" svg:y2="8.053cm">
          <text:p/>
        </draw:line>
        <draw:line draw:style-name="gr97" draw:layer="layout" svg:x1="15.303cm" svg:y1="8.086cm" svg:x2="15.303cm" svg:y2="7.932cm">
          <text:p/>
        </draw:line>
        <draw:line draw:style-name="gr97" draw:layer="layout" svg:x1="15.226cm" svg:y1="8.009cm" svg:x2="15.38cm" svg:y2="8.009cm">
          <text:p/>
        </draw:line>
        <draw:line draw:style-name="gr97" draw:layer="layout" svg:x1="15.303cm" svg:y1="7.954cm" svg:x2="15.303cm" svg:y2="7.801cm">
          <text:p/>
        </draw:line>
        <draw:line draw:style-name="gr97" draw:layer="layout" svg:x1="15.226cm" svg:y1="7.878cm" svg:x2="15.38cm" svg:y2="7.878cm">
          <text:p/>
        </draw:line>
        <draw:line draw:style-name="gr97" draw:layer="layout" svg:x1="15.303cm" svg:y1="7.667cm" svg:x2="15.303cm" svg:y2="7.514cm">
          <text:p/>
        </draw:line>
        <draw:line draw:style-name="gr97" draw:layer="layout" svg:x1="15.226cm" svg:y1="7.591cm" svg:x2="15.38cm" svg:y2="7.591cm">
          <text:p/>
        </draw:line>
        <draw:line draw:style-name="gr97" draw:layer="layout" svg:x1="15.303cm" svg:y1="7.424cm" svg:x2="15.303cm" svg:y2="7.27cm">
          <text:p/>
        </draw:line>
        <draw:line draw:style-name="gr97" draw:layer="layout" svg:x1="15.226cm" svg:y1="7.347cm" svg:x2="15.38cm" svg:y2="7.347cm">
          <text:p/>
        </draw:line>
        <draw:line draw:style-name="gr97" draw:layer="layout" svg:x1="15.303cm" svg:y1="7.249cm" svg:x2="15.303cm" svg:y2="7.095cm">
          <text:p/>
        </draw:line>
        <draw:line draw:style-name="gr97" draw:layer="layout" svg:x1="15.226cm" svg:y1="7.172cm" svg:x2="15.38cm" svg:y2="7.172cm">
          <text:p/>
        </draw:line>
        <draw:line draw:style-name="gr97" draw:layer="layout" svg:x1="15.303cm" svg:y1="7.139cm" svg:x2="15.303cm" svg:y2="6.986cm">
          <text:p/>
        </draw:line>
        <draw:line draw:style-name="gr97" draw:layer="layout" svg:x1="15.226cm" svg:y1="7.062cm" svg:x2="15.38cm" svg:y2="7.062cm">
          <text:p/>
        </draw:line>
        <draw:line draw:style-name="gr97" draw:layer="layout" svg:x1="15.303cm" svg:y1="7.005cm" svg:x2="15.303cm" svg:y2="6.852cm">
          <text:p/>
        </draw:line>
        <draw:line draw:style-name="gr97" draw:layer="layout" svg:x1="15.226cm" svg:y1="6.929cm" svg:x2="15.38cm" svg:y2="6.929cm">
          <text:p/>
        </draw:line>
        <draw:line draw:style-name="gr97" draw:layer="layout" svg:x1="15.303cm" svg:y1="3.856cm" svg:x2="15.303cm" svg:y2="3.703cm">
          <text:p/>
        </draw:line>
        <draw:line draw:style-name="gr97" draw:layer="layout" svg:x1="15.226cm" svg:y1="3.779cm" svg:x2="15.38cm" svg:y2="3.779cm">
          <text:p/>
        </draw:line>
        <draw:line draw:style-name="gr97" draw:layer="layout" svg:x1="15.303cm" svg:y1="3.369cm" svg:x2="15.303cm" svg:y2="3.216cm">
          <text:p/>
        </draw:line>
        <draw:line draw:style-name="gr97" draw:layer="layout" svg:x1="15.226cm" svg:y1="3.293cm" svg:x2="15.38cm" svg:y2="3.293cm">
          <text:p/>
        </draw:line>
        <draw:line draw:style-name="gr97" draw:layer="layout" svg:x1="15.332cm" svg:y1="11.678cm" svg:x2="15.332cm" svg:y2="11.525cm">
          <text:p/>
        </draw:line>
        <draw:line draw:style-name="gr97" draw:layer="layout" svg:x1="15.256cm" svg:y1="11.601cm" svg:x2="15.409cm" svg:y2="11.601cm">
          <text:p/>
        </draw:line>
        <draw:line draw:style-name="gr97" draw:layer="layout" svg:x1="15.332cm" svg:y1="11.566cm" svg:x2="15.332cm" svg:y2="11.413cm">
          <text:p/>
        </draw:line>
        <draw:line draw:style-name="gr97" draw:layer="layout" svg:x1="15.256cm" svg:y1="11.489cm" svg:x2="15.409cm" svg:y2="11.489cm">
          <text:p/>
        </draw:line>
        <draw:line draw:style-name="gr97" draw:layer="layout" svg:x1="15.332cm" svg:y1="10.354cm" svg:x2="15.332cm" svg:y2="10.201cm">
          <text:p/>
        </draw:line>
        <draw:line draw:style-name="gr97" draw:layer="layout" svg:x1="15.256cm" svg:y1="10.277cm" svg:x2="15.409cm" svg:y2="10.277cm">
          <text:p/>
        </draw:line>
        <draw:line draw:style-name="gr97" draw:layer="layout" svg:x1="15.332cm" svg:y1="10.091cm" svg:x2="15.332cm" svg:y2="9.938cm">
          <text:p/>
        </draw:line>
        <draw:line draw:style-name="gr97" draw:layer="layout" svg:x1="15.256cm" svg:y1="10.015cm" svg:x2="15.409cm" svg:y2="10.015cm">
          <text:p/>
        </draw:line>
        <draw:line draw:style-name="gr97" draw:layer="layout" svg:x1="15.332cm" svg:y1="9.033cm" svg:x2="15.332cm" svg:y2="8.879cm">
          <text:p/>
        </draw:line>
        <draw:line draw:style-name="gr97" draw:layer="layout" svg:x1="15.256cm" svg:y1="8.956cm" svg:x2="15.409cm" svg:y2="8.956cm">
          <text:p/>
        </draw:line>
        <draw:line draw:style-name="gr97" draw:layer="layout" svg:x1="15.332cm" svg:y1="8.813cm" svg:x2="15.332cm" svg:y2="8.66cm">
          <text:p/>
        </draw:line>
        <draw:line draw:style-name="gr97" draw:layer="layout" svg:x1="15.256cm" svg:y1="8.737cm" svg:x2="15.409cm" svg:y2="8.737cm">
          <text:p/>
        </draw:line>
        <draw:line draw:style-name="gr97" draw:layer="layout" svg:x1="15.332cm" svg:y1="8.658cm" svg:x2="15.332cm" svg:y2="8.504cm">
          <text:p/>
        </draw:line>
        <draw:line draw:style-name="gr97" draw:layer="layout" svg:x1="15.256cm" svg:y1="8.581cm" svg:x2="15.409cm" svg:y2="8.581cm">
          <text:p/>
        </draw:line>
        <draw:line draw:style-name="gr97" draw:layer="layout" svg:x1="15.332cm" svg:y1="8.439cm" svg:x2="15.332cm" svg:y2="8.285cm">
          <text:p/>
        </draw:line>
        <draw:line draw:style-name="gr97" draw:layer="layout" svg:x1="15.256cm" svg:y1="8.362cm" svg:x2="15.409cm" svg:y2="8.362cm">
          <text:p/>
        </draw:line>
        <draw:line draw:style-name="gr97" draw:layer="layout" svg:x1="15.332cm" svg:y1="8.173cm" svg:x2="15.332cm" svg:y2="8.02cm">
          <text:p/>
        </draw:line>
        <draw:line draw:style-name="gr97" draw:layer="layout" svg:x1="15.256cm" svg:y1="8.097cm" svg:x2="15.409cm" svg:y2="8.097cm">
          <text:p/>
        </draw:line>
        <draw:line draw:style-name="gr97" draw:layer="layout" svg:x1="15.332cm" svg:y1="8.13cm" svg:x2="15.332cm" svg:y2="7.976cm">
          <text:p/>
        </draw:line>
        <draw:line draw:style-name="gr97" draw:layer="layout" svg:x1="15.256cm" svg:y1="8.053cm" svg:x2="15.409cm" svg:y2="8.053cm">
          <text:p/>
        </draw:line>
        <draw:line draw:style-name="gr97" draw:layer="layout" svg:x1="15.332cm" svg:y1="7.976cm" svg:x2="15.332cm" svg:y2="7.823cm">
          <text:p/>
        </draw:line>
        <draw:line draw:style-name="gr97" draw:layer="layout" svg:x1="15.256cm" svg:y1="7.9cm" svg:x2="15.409cm" svg:y2="7.9cm">
          <text:p/>
        </draw:line>
        <draw:line draw:style-name="gr97" draw:layer="layout" svg:x1="15.332cm" svg:y1="7.886cm" svg:x2="15.332cm" svg:y2="7.733cm">
          <text:p/>
        </draw:line>
        <draw:line draw:style-name="gr97" draw:layer="layout" svg:x1="15.256cm" svg:y1="7.81cm" svg:x2="15.409cm" svg:y2="7.81cm">
          <text:p/>
        </draw:line>
        <draw:line draw:style-name="gr97" draw:layer="layout" svg:x1="15.332cm" svg:y1="4.275cm" svg:x2="15.332cm" svg:y2="4.121cm">
          <text:p/>
        </draw:line>
        <draw:line draw:style-name="gr97" draw:layer="layout" svg:x1="15.256cm" svg:y1="4.198cm" svg:x2="15.409cm" svg:y2="4.198cm">
          <text:p/>
        </draw:line>
        <draw:line draw:style-name="gr97" draw:layer="layout" svg:x1="15.332cm" svg:y1="4.184cm" svg:x2="15.332cm" svg:y2="4.031cm">
          <text:p/>
        </draw:line>
        <draw:line draw:style-name="gr97" draw:layer="layout" svg:x1="15.256cm" svg:y1="4.108cm" svg:x2="15.409cm" svg:y2="4.108cm">
          <text:p/>
        </draw:line>
        <draw:line draw:style-name="gr97" draw:layer="layout" svg:x1="15.332cm" svg:y1="4.141cm" svg:x2="15.332cm" svg:y2="3.987cm">
          <text:p/>
        </draw:line>
        <draw:line draw:style-name="gr97" draw:layer="layout" svg:x1="15.256cm" svg:y1="4.064cm" svg:x2="15.409cm" svg:y2="4.064cm">
          <text:p/>
        </draw:line>
        <draw:line draw:style-name="gr97" draw:layer="layout" svg:x1="15.364cm" svg:y1="12.075cm" svg:x2="15.364cm" svg:y2="11.921cm">
          <text:p/>
        </draw:line>
        <draw:line draw:style-name="gr97" draw:layer="layout" svg:x1="15.287cm" svg:y1="11.998cm" svg:x2="15.441cm" svg:y2="11.998cm">
          <text:p/>
        </draw:line>
        <draw:line draw:style-name="gr97" draw:layer="layout" svg:x1="15.364cm" svg:y1="11.897cm" svg:x2="15.364cm" svg:y2="11.744cm">
          <text:p/>
        </draw:line>
        <draw:line draw:style-name="gr97" draw:layer="layout" svg:x1="15.287cm" svg:y1="11.82cm" svg:x2="15.441cm" svg:y2="11.82cm">
          <text:p/>
        </draw:line>
        <draw:line draw:style-name="gr97" draw:layer="layout" svg:x1="15.364cm" svg:y1="10.663cm" svg:x2="15.364cm" svg:y2="10.51cm">
          <text:p/>
        </draw:line>
        <draw:line draw:style-name="gr97" draw:layer="layout" svg:x1="15.287cm" svg:y1="10.586cm" svg:x2="15.441cm" svg:y2="10.586cm">
          <text:p/>
        </draw:line>
        <draw:line draw:style-name="gr97" draw:layer="layout" svg:x1="15.364cm" svg:y1="9.429cm" svg:x2="15.364cm" svg:y2="9.276cm">
          <text:p/>
        </draw:line>
        <draw:line draw:style-name="gr97" draw:layer="layout" svg:x1="15.287cm" svg:y1="9.353cm" svg:x2="15.441cm" svg:y2="9.353cm">
          <text:p/>
        </draw:line>
        <draw:line draw:style-name="gr97" draw:layer="layout" svg:x1="15.364cm" svg:y1="9.298cm" svg:x2="15.364cm" svg:y2="9.144cm">
          <text:p/>
        </draw:line>
        <draw:line draw:style-name="gr97" draw:layer="layout" svg:x1="15.287cm" svg:y1="9.221cm" svg:x2="15.441cm" svg:y2="9.221cm">
          <text:p/>
        </draw:line>
        <draw:line draw:style-name="gr97" draw:layer="layout" svg:x1="15.364cm" svg:y1="9.054cm" svg:x2="15.364cm" svg:y2="8.901cm">
          <text:p/>
        </draw:line>
        <draw:line draw:style-name="gr97" draw:layer="layout" svg:x1="15.287cm" svg:y1="8.978cm" svg:x2="15.441cm" svg:y2="8.978cm">
          <text:p/>
        </draw:line>
        <draw:line draw:style-name="gr97" draw:layer="layout" svg:x1="15.364cm" svg:y1="8.813cm" svg:x2="15.364cm" svg:y2="8.66cm">
          <text:p/>
        </draw:line>
        <draw:line draw:style-name="gr97" draw:layer="layout" svg:x1="15.287cm" svg:y1="8.737cm" svg:x2="15.441cm" svg:y2="8.737cm">
          <text:p/>
        </draw:line>
        <draw:line draw:style-name="gr97" draw:layer="layout" svg:x1="15.364cm" svg:y1="8.108cm" svg:x2="15.364cm" svg:y2="7.954cm">
          <text:p/>
        </draw:line>
        <draw:line draw:style-name="gr97" draw:layer="layout" svg:x1="15.287cm" svg:y1="8.031cm" svg:x2="15.441cm" svg:y2="8.031cm">
          <text:p/>
        </draw:line>
        <draw:line draw:style-name="gr97" draw:layer="layout" svg:x1="15.364cm" svg:y1="7.864cm" svg:x2="15.364cm" svg:y2="7.711cm">
          <text:p/>
        </draw:line>
        <draw:line draw:style-name="gr97" draw:layer="layout" svg:x1="15.287cm" svg:y1="7.788cm" svg:x2="15.441cm" svg:y2="7.788cm">
          <text:p/>
        </draw:line>
        <draw:line draw:style-name="gr97" draw:layer="layout" svg:x1="15.364cm" svg:y1="4.603cm" svg:x2="15.364cm" svg:y2="4.45cm">
          <text:p/>
        </draw:line>
        <draw:line draw:style-name="gr97" draw:layer="layout" svg:x1="15.287cm" svg:y1="4.526cm" svg:x2="15.441cm" svg:y2="4.526cm">
          <text:p/>
        </draw:line>
        <draw:line draw:style-name="gr97" draw:layer="layout" svg:x1="15.364cm" svg:y1="4.406cm" svg:x2="15.364cm" svg:y2="4.253cm">
          <text:p/>
        </draw:line>
        <draw:line draw:style-name="gr97" draw:layer="layout" svg:x1="15.287cm" svg:y1="4.329cm" svg:x2="15.441cm" svg:y2="4.329cm">
          <text:p/>
        </draw:line>
        <draw:line draw:style-name="gr97" draw:layer="layout" svg:x1="15.393cm" svg:y1="12.428cm" svg:x2="15.393cm" svg:y2="12.274cm">
          <text:p/>
        </draw:line>
        <draw:line draw:style-name="gr97" draw:layer="layout" svg:x1="15.316cm" svg:y1="12.351cm" svg:x2="15.47cm" svg:y2="12.351cm">
          <text:p/>
        </draw:line>
        <draw:line draw:style-name="gr97" draw:layer="layout" svg:x1="15.393cm" svg:y1="11.082cm" svg:x2="15.393cm" svg:y2="10.928cm">
          <text:p/>
        </draw:line>
        <draw:line draw:style-name="gr97" draw:layer="layout" svg:x1="15.316cm" svg:y1="11.005cm" svg:x2="15.47cm" svg:y2="11.005cm">
          <text:p/>
        </draw:line>
        <draw:line draw:style-name="gr97" draw:layer="layout" svg:x1="15.393cm" svg:y1="9.982cm" svg:x2="15.393cm" svg:y2="9.828cm">
          <text:p/>
        </draw:line>
        <draw:line draw:style-name="gr97" draw:layer="layout" svg:x1="15.316cm" svg:y1="9.905cm" svg:x2="15.47cm" svg:y2="9.905cm">
          <text:p/>
        </draw:line>
        <draw:line draw:style-name="gr97" draw:layer="layout" svg:x1="15.393cm" svg:y1="9.782cm" svg:x2="15.393cm" svg:y2="9.629cm">
          <text:p/>
        </draw:line>
        <draw:line draw:style-name="gr97" draw:layer="layout" svg:x1="15.316cm" svg:y1="9.705cm" svg:x2="15.47cm" svg:y2="9.705cm">
          <text:p/>
        </draw:line>
        <draw:line draw:style-name="gr97" draw:layer="layout" svg:x1="15.393cm" svg:y1="9.673cm" svg:x2="15.393cm" svg:y2="9.519cm">
          <text:p/>
        </draw:line>
        <draw:line draw:style-name="gr97" draw:layer="layout" svg:x1="15.316cm" svg:y1="9.596cm" svg:x2="15.47cm" svg:y2="9.596cm">
          <text:p/>
        </draw:line>
        <draw:line draw:style-name="gr97" draw:layer="layout" svg:x1="15.393cm" svg:y1="9.407cm" svg:x2="15.393cm" svg:y2="9.254cm">
          <text:p/>
        </draw:line>
        <draw:line draw:style-name="gr97" draw:layer="layout" svg:x1="15.316cm" svg:y1="9.331cm" svg:x2="15.47cm" svg:y2="9.331cm">
          <text:p/>
        </draw:line>
        <draw:line draw:style-name="gr97" draw:layer="layout" svg:x1="15.393cm" svg:y1="8.461cm" svg:x2="15.393cm" svg:y2="8.307cm">
          <text:p/>
        </draw:line>
        <draw:line draw:style-name="gr97" draw:layer="layout" svg:x1="15.316cm" svg:y1="8.384cm" svg:x2="15.47cm" svg:y2="8.384cm">
          <text:p/>
        </draw:line>
        <draw:line draw:style-name="gr97" draw:layer="layout" svg:x1="15.393cm" svg:y1="8.305cm" svg:x2="15.393cm" svg:y2="8.151cm">
          <text:p/>
        </draw:line>
        <draw:line draw:style-name="gr97" draw:layer="layout" svg:x1="15.316cm" svg:y1="8.228cm" svg:x2="15.47cm" svg:y2="8.228cm">
          <text:p/>
        </draw:line>
        <draw:line draw:style-name="gr97" draw:layer="layout" svg:x1="15.393cm" svg:y1="5.112cm" svg:x2="15.393cm" svg:y2="4.958cm">
          <text:p/>
        </draw:line>
        <draw:line draw:style-name="gr97" draw:layer="layout" svg:x1="15.316cm" svg:y1="5.035cm" svg:x2="15.47cm" svg:y2="5.035cm">
          <text:p/>
        </draw:line>
        <draw:line draw:style-name="gr97" draw:layer="layout" svg:x1="15.393cm" svg:y1="5.09cm" svg:x2="15.393cm" svg:y2="4.936cm">
          <text:p/>
        </draw:line>
        <draw:line draw:style-name="gr97" draw:layer="layout" svg:x1="15.316cm" svg:y1="5.013cm" svg:x2="15.47cm" svg:y2="5.013cm">
          <text:p/>
        </draw:line>
        <draw:line draw:style-name="gr97" draw:layer="layout" svg:x1="15.393cm" svg:y1="5cm" svg:x2="15.393cm" svg:y2="4.846cm">
          <text:p/>
        </draw:line>
        <draw:line draw:style-name="gr97" draw:layer="layout" svg:x1="15.316cm" svg:y1="4.923cm" svg:x2="15.47cm" svg:y2="4.923cm">
          <text:p/>
        </draw:line>
        <draw:line draw:style-name="gr97" draw:layer="layout" svg:x1="15.393cm" svg:y1="4.956cm" svg:x2="15.393cm" svg:y2="4.803cm">
          <text:p/>
        </draw:line>
        <draw:line draw:style-name="gr97" draw:layer="layout" svg:x1="15.316cm" svg:y1="4.879cm" svg:x2="15.47cm" svg:y2="4.879cm">
          <text:p/>
        </draw:line>
        <draw:line draw:style-name="gr97" draw:layer="layout" svg:x1="15.393cm" svg:y1="4.759cm" svg:x2="15.393cm" svg:y2="4.606cm">
          <text:p/>
        </draw:line>
        <draw:line draw:style-name="gr97" draw:layer="layout" svg:x1="15.316cm" svg:y1="4.682cm" svg:x2="15.47cm" svg:y2="4.682cm">
          <text:p/>
        </draw:line>
        <draw:line draw:style-name="gr97" draw:layer="layout" svg:x1="15.393cm" svg:y1="4.515cm" svg:x2="15.393cm" svg:y2="4.362cm">
          <text:p/>
        </draw:line>
        <draw:line draw:style-name="gr97" draw:layer="layout" svg:x1="15.316cm" svg:y1="4.439cm" svg:x2="15.47cm" svg:y2="4.439cm">
          <text:p/>
        </draw:line>
        <draw:line draw:style-name="gr97" draw:layer="layout" svg:x1="15.393cm" svg:y1="4.406cm" svg:x2="15.393cm" svg:y2="4.253cm">
          <text:p/>
        </draw:line>
        <draw:line draw:style-name="gr97" draw:layer="layout" svg:x1="15.316cm" svg:y1="4.329cm" svg:x2="15.47cm" svg:y2="4.329cm">
          <text:p/>
        </draw:line>
        <draw:line draw:style-name="gr97" draw:layer="layout" svg:x1="15.393cm" svg:y1="4.318cm" svg:x2="15.393cm" svg:y2="4.165cm">
          <text:p/>
        </draw:line>
        <draw:line draw:style-name="gr97" draw:layer="layout" svg:x1="15.316cm" svg:y1="4.242cm" svg:x2="15.47cm" svg:y2="4.242cm">
          <text:p/>
        </draw:line>
        <draw:line draw:style-name="gr97" draw:layer="layout" svg:x1="15.425cm" svg:y1="13.131cm" svg:x2="15.425cm" svg:y2="12.978cm">
          <text:p/>
        </draw:line>
        <draw:line draw:style-name="gr97" draw:layer="layout" svg:x1="15.348cm" svg:y1="13.054cm" svg:x2="15.501cm" svg:y2="13.054cm">
          <text:p/>
        </draw:line>
        <draw:line draw:style-name="gr97" draw:layer="layout" svg:x1="15.425cm" svg:y1="12.89cm" svg:x2="15.425cm" svg:y2="12.737cm">
          <text:p/>
        </draw:line>
        <draw:line draw:style-name="gr97" draw:layer="layout" svg:x1="15.348cm" svg:y1="12.813cm" svg:x2="15.501cm" svg:y2="12.813cm">
          <text:p/>
        </draw:line>
        <draw:line draw:style-name="gr97" draw:layer="layout" svg:x1="15.425cm" svg:y1="12.824cm" svg:x2="15.425cm" svg:y2="12.671cm">
          <text:p/>
        </draw:line>
        <draw:line draw:style-name="gr97" draw:layer="layout" svg:x1="15.348cm" svg:y1="12.748cm" svg:x2="15.501cm" svg:y2="12.748cm">
          <text:p/>
        </draw:line>
        <draw:line draw:style-name="gr97" draw:layer="layout" svg:x1="15.425cm" svg:y1="12.8cm" svg:x2="15.425cm" svg:y2="12.647cm">
          <text:p/>
        </draw:line>
        <draw:line draw:style-name="gr97" draw:layer="layout" svg:x1="15.348cm" svg:y1="12.723cm" svg:x2="15.501cm" svg:y2="12.723cm">
          <text:p/>
        </draw:line>
        <draw:line draw:style-name="gr97" draw:layer="layout" svg:x1="15.425cm" svg:y1="11.59cm" svg:x2="15.425cm" svg:y2="11.437cm">
          <text:p/>
        </draw:line>
        <draw:line draw:style-name="gr97" draw:layer="layout" svg:x1="15.348cm" svg:y1="11.514cm" svg:x2="15.501cm" svg:y2="11.514cm">
          <text:p/>
        </draw:line>
        <draw:line draw:style-name="gr97" draw:layer="layout" svg:x1="15.425cm" svg:y1="10.31cm" svg:x2="15.425cm" svg:y2="10.157cm">
          <text:p/>
        </draw:line>
        <draw:line draw:style-name="gr97" draw:layer="layout" svg:x1="15.348cm" svg:y1="10.234cm" svg:x2="15.501cm" svg:y2="10.234cm">
          <text:p/>
        </draw:line>
        <draw:line draw:style-name="gr97" draw:layer="layout" svg:x1="15.425cm" svg:y1="10.223cm" svg:x2="15.425cm" svg:y2="10.069cm">
          <text:p/>
        </draw:line>
        <draw:line draw:style-name="gr97" draw:layer="layout" svg:x1="15.348cm" svg:y1="10.146cm" svg:x2="15.501cm" svg:y2="10.146cm">
          <text:p/>
        </draw:line>
        <draw:line draw:style-name="gr97" draw:layer="layout" svg:x1="15.425cm" svg:y1="10.179cm" svg:x2="15.425cm" svg:y2="10.025cm">
          <text:p/>
        </draw:line>
        <draw:line draw:style-name="gr97" draw:layer="layout" svg:x1="15.348cm" svg:y1="10.102cm" svg:x2="15.501cm" svg:y2="10.102cm">
          <text:p/>
        </draw:line>
        <draw:line draw:style-name="gr97" draw:layer="layout" svg:x1="15.425cm" svg:y1="10.004cm" svg:x2="15.425cm" svg:y2="9.85cm">
          <text:p/>
        </draw:line>
        <draw:line draw:style-name="gr97" draw:layer="layout" svg:x1="15.348cm" svg:y1="9.927cm" svg:x2="15.501cm" svg:y2="9.927cm">
          <text:p/>
        </draw:line>
        <draw:line draw:style-name="gr97" draw:layer="layout" svg:x1="15.425cm" svg:y1="9.826cm" svg:x2="15.425cm" svg:y2="9.673cm">
          <text:p/>
        </draw:line>
        <draw:line draw:style-name="gr97" draw:layer="layout" svg:x1="15.348cm" svg:y1="9.749cm" svg:x2="15.501cm" svg:y2="9.749cm">
          <text:p/>
        </draw:line>
        <draw:line draw:style-name="gr97" draw:layer="layout" svg:x1="15.425cm" svg:y1="9.495cm" svg:x2="15.425cm" svg:y2="9.342cm">
          <text:p/>
        </draw:line>
        <draw:line draw:style-name="gr97" draw:layer="layout" svg:x1="15.348cm" svg:y1="9.418cm" svg:x2="15.501cm" svg:y2="9.418cm">
          <text:p/>
        </draw:line>
        <draw:line draw:style-name="gr97" draw:layer="layout" svg:x1="15.425cm" svg:y1="9.232cm" svg:x2="15.425cm" svg:y2="9.079cm">
          <text:p/>
        </draw:line>
        <draw:line draw:style-name="gr97" draw:layer="layout" svg:x1="15.348cm" svg:y1="9.155cm" svg:x2="15.501cm" svg:y2="9.155cm">
          <text:p/>
        </draw:line>
        <draw:line draw:style-name="gr97" draw:layer="layout" svg:x1="15.425cm" svg:y1="7.998cm" svg:x2="15.425cm" svg:y2="7.845cm">
          <text:p/>
        </draw:line>
        <draw:line draw:style-name="gr97" draw:layer="layout" svg:x1="15.348cm" svg:y1="7.921cm" svg:x2="15.501cm" svg:y2="7.921cm">
          <text:p/>
        </draw:line>
        <draw:line draw:style-name="gr97" draw:layer="layout" svg:x1="15.425cm" svg:y1="7.976cm" svg:x2="15.425cm" svg:y2="7.823cm">
          <text:p/>
        </draw:line>
        <draw:line draw:style-name="gr97" draw:layer="layout" svg:x1="15.348cm" svg:y1="7.9cm" svg:x2="15.501cm" svg:y2="7.9cm">
          <text:p/>
        </draw:line>
        <draw:line draw:style-name="gr97" draw:layer="layout" svg:x1="15.425cm" svg:y1="7.689cm" svg:x2="15.425cm" svg:y2="7.536cm">
          <text:p/>
        </draw:line>
        <draw:line draw:style-name="gr97" draw:layer="layout" svg:x1="15.348cm" svg:y1="7.612cm" svg:x2="15.501cm" svg:y2="7.612cm">
          <text:p/>
        </draw:line>
        <draw:line draw:style-name="gr97" draw:layer="layout" svg:x1="15.425cm" svg:y1="7.38cm" svg:x2="15.425cm" svg:y2="7.227cm">
          <text:p/>
        </draw:line>
        <draw:line draw:style-name="gr97" draw:layer="layout" svg:x1="15.348cm" svg:y1="7.303cm" svg:x2="15.501cm" svg:y2="7.303cm">
          <text:p/>
        </draw:line>
        <draw:line draw:style-name="gr97" draw:layer="layout" svg:x1="15.425cm" svg:y1="7.205cm" svg:x2="15.425cm" svg:y2="7.051cm">
          <text:p/>
        </draw:line>
        <draw:line draw:style-name="gr97" draw:layer="layout" svg:x1="15.348cm" svg:y1="7.128cm" svg:x2="15.501cm" svg:y2="7.128cm">
          <text:p/>
        </draw:line>
        <draw:line draw:style-name="gr97" draw:layer="layout" svg:x1="15.425cm" svg:y1="7.161cm" svg:x2="15.425cm" svg:y2="7.008cm">
          <text:p/>
        </draw:line>
        <draw:line draw:style-name="gr97" draw:layer="layout" svg:x1="15.348cm" svg:y1="7.084cm" svg:x2="15.501cm" svg:y2="7.084cm">
          <text:p/>
        </draw:line>
        <draw:line draw:style-name="gr97" draw:layer="layout" svg:x1="15.425cm" svg:y1="7.049cm" svg:x2="15.425cm" svg:y2="6.896cm">
          <text:p/>
        </draw:line>
        <draw:line draw:style-name="gr97" draw:layer="layout" svg:x1="15.348cm" svg:y1="6.972cm" svg:x2="15.501cm" svg:y2="6.972cm">
          <text:p/>
        </draw:line>
        <draw:line draw:style-name="gr97" draw:layer="layout" svg:x1="15.425cm" svg:y1="6.786cm" svg:x2="15.425cm" svg:y2="6.633cm">
          <text:p/>
        </draw:line>
        <draw:line draw:style-name="gr97" draw:layer="layout" svg:x1="15.348cm" svg:y1="6.709cm" svg:x2="15.501cm" svg:y2="6.709cm">
          <text:p/>
        </draw:line>
        <draw:line draw:style-name="gr97" draw:layer="layout" svg:x1="15.425cm" svg:y1="6.742cm" svg:x2="15.425cm" svg:y2="6.589cm">
          <text:p/>
        </draw:line>
        <draw:line draw:style-name="gr97" draw:layer="layout" svg:x1="15.348cm" svg:y1="6.666cm" svg:x2="15.501cm" svg:y2="6.666cm">
          <text:p/>
        </draw:line>
        <draw:line draw:style-name="gr97" draw:layer="layout" svg:x1="15.425cm" svg:y1="6.256cm" svg:x2="15.425cm" svg:y2="6.102cm">
          <text:p/>
        </draw:line>
        <draw:line draw:style-name="gr97" draw:layer="layout" svg:x1="15.348cm" svg:y1="6.179cm" svg:x2="15.501cm" svg:y2="6.179cm">
          <text:p/>
        </draw:line>
        <draw:line draw:style-name="gr97" draw:layer="layout" svg:x1="15.425cm" svg:y1="5.53cm" svg:x2="15.425cm" svg:y2="5.377cm">
          <text:p/>
        </draw:line>
        <draw:line draw:style-name="gr97" draw:layer="layout" svg:x1="15.348cm" svg:y1="5.454cm" svg:x2="15.501cm" svg:y2="5.454cm">
          <text:p/>
        </draw:line>
        <draw:line draw:style-name="gr97" draw:layer="layout" svg:x1="15.425cm" svg:y1="5.265cm" svg:x2="15.425cm" svg:y2="5.112cm">
          <text:p/>
        </draw:line>
        <draw:line draw:style-name="gr97" draw:layer="layout" svg:x1="15.348cm" svg:y1="5.188cm" svg:x2="15.501cm" svg:y2="5.188cm">
          <text:p/>
        </draw:line>
        <draw:line draw:style-name="gr97" draw:layer="layout" svg:x1="15.425cm" svg:y1="5.243cm" svg:x2="15.425cm" svg:y2="5.09cm">
          <text:p/>
        </draw:line>
        <draw:line draw:style-name="gr97" draw:layer="layout" svg:x1="15.348cm" svg:y1="5.166cm" svg:x2="15.501cm" svg:y2="5.166cm">
          <text:p/>
        </draw:line>
        <draw:line draw:style-name="gr97" draw:layer="layout" svg:x1="15.425cm" svg:y1="5.068cm" svg:x2="15.425cm" svg:y2="4.915cm">
          <text:p/>
        </draw:line>
        <draw:line draw:style-name="gr97" draw:layer="layout" svg:x1="15.348cm" svg:y1="4.991cm" svg:x2="15.501cm" svg:y2="4.991cm">
          <text:p/>
        </draw:line>
        <draw:line draw:style-name="gr97" draw:layer="layout" svg:x1="15.425cm" svg:y1="4.934cm" svg:x2="15.425cm" svg:y2="4.781cm">
          <text:p/>
        </draw:line>
        <draw:line draw:style-name="gr97" draw:layer="layout" svg:x1="15.348cm" svg:y1="4.857cm" svg:x2="15.501cm" svg:y2="4.857cm">
          <text:p/>
        </draw:line>
        <draw:line draw:style-name="gr97" draw:layer="layout" svg:x1="15.425cm" svg:y1="2.951cm" svg:x2="15.425cm" svg:y2="2.797cm">
          <text:p/>
        </draw:line>
        <draw:line draw:style-name="gr97" draw:layer="layout" svg:x1="15.348cm" svg:y1="2.874cm" svg:x2="15.501cm" svg:y2="2.874cm">
          <text:p/>
        </draw:line>
        <draw:line draw:style-name="gr97" draw:layer="layout" svg:x1="15.454cm" svg:y1="13.309cm" svg:x2="15.454cm" svg:y2="13.155cm">
          <text:p/>
        </draw:line>
        <draw:line draw:style-name="gr97" draw:layer="layout" svg:x1="15.377cm" svg:y1="13.232cm" svg:x2="15.531cm" svg:y2="13.232cm">
          <text:p/>
        </draw:line>
        <draw:line draw:style-name="gr97" draw:layer="layout" svg:x1="15.454cm" svg:y1="12.206cm" svg:x2="15.454cm" svg:y2="12.053cm">
          <text:p/>
        </draw:line>
        <draw:line draw:style-name="gr97" draw:layer="layout" svg:x1="15.377cm" svg:y1="12.129cm" svg:x2="15.531cm" svg:y2="12.129cm">
          <text:p/>
        </draw:line>
        <draw:line draw:style-name="gr97" draw:layer="layout" svg:x1="15.454cm" svg:y1="11.831cm" svg:x2="15.454cm" svg:y2="11.678cm">
          <text:p/>
        </draw:line>
        <draw:line draw:style-name="gr97" draw:layer="layout" svg:x1="15.377cm" svg:y1="11.755cm" svg:x2="15.531cm" svg:y2="11.755cm">
          <text:p/>
        </draw:line>
        <draw:line draw:style-name="gr97" draw:layer="layout" svg:x1="15.454cm" svg:y1="10.885cm" svg:x2="15.454cm" svg:y2="10.731cm">
          <text:p/>
        </draw:line>
        <draw:line draw:style-name="gr97" draw:layer="layout" svg:x1="15.377cm" svg:y1="10.808cm" svg:x2="15.531cm" svg:y2="10.808cm">
          <text:p/>
        </draw:line>
        <draw:line draw:style-name="gr97" draw:layer="layout" svg:x1="15.454cm" svg:y1="10.751cm" svg:x2="15.454cm" svg:y2="10.597cm">
          <text:p/>
        </draw:line>
        <draw:line draw:style-name="gr97" draw:layer="layout" svg:x1="15.377cm" svg:y1="10.674cm" svg:x2="15.531cm" svg:y2="10.674cm">
          <text:p/>
        </draw:line>
        <draw:line draw:style-name="gr97" draw:layer="layout" svg:x1="15.454cm" svg:y1="10.354cm" svg:x2="15.454cm" svg:y2="10.201cm">
          <text:p/>
        </draw:line>
        <draw:line draw:style-name="gr97" draw:layer="layout" svg:x1="15.377cm" svg:y1="10.277cm" svg:x2="15.531cm" svg:y2="10.277cm">
          <text:p/>
        </draw:line>
        <draw:line draw:style-name="gr97" draw:layer="layout" svg:x1="15.454cm" svg:y1="10.201cm" svg:x2="15.454cm" svg:y2="10.047cm">
          <text:p/>
        </draw:line>
        <draw:line draw:style-name="gr97" draw:layer="layout" svg:x1="15.377cm" svg:y1="10.124cm" svg:x2="15.531cm" svg:y2="10.124cm">
          <text:p/>
        </draw:line>
        <draw:line draw:style-name="gr97" draw:layer="layout" svg:x1="15.454cm" svg:y1="10.091cm" svg:x2="15.454cm" svg:y2="9.938cm">
          <text:p/>
        </draw:line>
        <draw:line draw:style-name="gr97" draw:layer="layout" svg:x1="15.377cm" svg:y1="10.015cm" svg:x2="15.531cm" svg:y2="10.015cm">
          <text:p/>
        </draw:line>
        <draw:line draw:style-name="gr97" draw:layer="layout" svg:x1="15.454cm" svg:y1="9.982cm" svg:x2="15.454cm" svg:y2="9.828cm">
          <text:p/>
        </draw:line>
        <draw:line draw:style-name="gr97" draw:layer="layout" svg:x1="15.377cm" svg:y1="9.905cm" svg:x2="15.531cm" svg:y2="9.905cm">
          <text:p/>
        </draw:line>
        <draw:line draw:style-name="gr97" draw:layer="layout" svg:x1="15.454cm" svg:y1="9.563cm" svg:x2="15.454cm" svg:y2="9.41cm">
          <text:p/>
        </draw:line>
        <draw:line draw:style-name="gr97" draw:layer="layout" svg:x1="15.377cm" svg:y1="9.486cm" svg:x2="15.531cm" svg:y2="9.486cm">
          <text:p/>
        </draw:line>
        <draw:line draw:style-name="gr97" draw:layer="layout" svg:x1="15.454cm" svg:y1="9.539cm" svg:x2="15.454cm" svg:y2="9.385cm">
          <text:p/>
        </draw:line>
        <draw:line draw:style-name="gr97" draw:layer="layout" svg:x1="15.377cm" svg:y1="9.462cm" svg:x2="15.531cm" svg:y2="9.462cm">
          <text:p/>
        </draw:line>
        <draw:line draw:style-name="gr97" draw:layer="layout" svg:x1="15.454cm" svg:y1="9.517cm" svg:x2="15.454cm" svg:y2="9.363cm">
          <text:p/>
        </draw:line>
        <draw:line draw:style-name="gr97" draw:layer="layout" svg:x1="15.377cm" svg:y1="9.44cm" svg:x2="15.531cm" svg:y2="9.44cm">
          <text:p/>
        </draw:line>
        <draw:line draw:style-name="gr97" draw:layer="layout" svg:x1="15.454cm" svg:y1="9.342cm" svg:x2="15.454cm" svg:y2="9.188cm">
          <text:p/>
        </draw:line>
        <draw:line draw:style-name="gr97" draw:layer="layout" svg:x1="15.377cm" svg:y1="9.265cm" svg:x2="15.531cm" svg:y2="9.265cm">
          <text:p/>
        </draw:line>
        <draw:line draw:style-name="gr97" draw:layer="layout" svg:x1="15.454cm" svg:y1="9.21cm" svg:x2="15.454cm" svg:y2="9.057cm">
          <text:p/>
        </draw:line>
        <draw:line draw:style-name="gr97" draw:layer="layout" svg:x1="15.377cm" svg:y1="9.133cm" svg:x2="15.531cm" svg:y2="9.133cm">
          <text:p/>
        </draw:line>
        <draw:line draw:style-name="gr97" draw:layer="layout" svg:x1="15.454cm" svg:y1="8.658cm" svg:x2="15.454cm" svg:y2="8.504cm">
          <text:p/>
        </draw:line>
        <draw:line draw:style-name="gr97" draw:layer="layout" svg:x1="15.377cm" svg:y1="8.581cm" svg:x2="15.531cm" svg:y2="8.581cm">
          <text:p/>
        </draw:line>
        <draw:line draw:style-name="gr97" draw:layer="layout" svg:x1="15.454cm" svg:y1="8.636cm" svg:x2="15.454cm" svg:y2="8.482cm">
          <text:p/>
        </draw:line>
        <draw:line draw:style-name="gr97" draw:layer="layout" svg:x1="15.377cm" svg:y1="8.559cm" svg:x2="15.531cm" svg:y2="8.559cm">
          <text:p/>
        </draw:line>
        <draw:line draw:style-name="gr97" draw:layer="layout" svg:x1="15.454cm" svg:y1="8.592cm" svg:x2="15.454cm" svg:y2="8.439cm">
          <text:p/>
        </draw:line>
        <draw:line draw:style-name="gr97" draw:layer="layout" svg:x1="15.377cm" svg:y1="8.515cm" svg:x2="15.531cm" svg:y2="8.515cm">
          <text:p/>
        </draw:line>
        <draw:line draw:style-name="gr97" draw:layer="layout" svg:x1="15.454cm" svg:y1="8.329cm" svg:x2="15.454cm" svg:y2="8.176cm">
          <text:p/>
        </draw:line>
        <draw:line draw:style-name="gr97" draw:layer="layout" svg:x1="15.377cm" svg:y1="8.252cm" svg:x2="15.531cm" svg:y2="8.252cm">
          <text:p/>
        </draw:line>
        <draw:line draw:style-name="gr97" draw:layer="layout" svg:x1="15.454cm" svg:y1="8.283cm" svg:x2="15.454cm" svg:y2="8.13cm">
          <text:p/>
        </draw:line>
        <draw:line draw:style-name="gr97" draw:layer="layout" svg:x1="15.377cm" svg:y1="8.206cm" svg:x2="15.531cm" svg:y2="8.206cm">
          <text:p/>
        </draw:line>
        <draw:line draw:style-name="gr97" draw:layer="layout" svg:x1="15.454cm" svg:y1="8.217cm" svg:x2="15.454cm" svg:y2="8.064cm">
          <text:p/>
        </draw:line>
        <draw:line draw:style-name="gr97" draw:layer="layout" svg:x1="15.377cm" svg:y1="8.141cm" svg:x2="15.531cm" svg:y2="8.141cm">
          <text:p/>
        </draw:line>
        <draw:line draw:style-name="gr97" draw:layer="layout" svg:x1="15.454cm" svg:y1="8.086cm" svg:x2="15.454cm" svg:y2="7.932cm">
          <text:p/>
        </draw:line>
        <draw:line draw:style-name="gr97" draw:layer="layout" svg:x1="15.377cm" svg:y1="8.009cm" svg:x2="15.531cm" svg:y2="8.009cm">
          <text:p/>
        </draw:line>
        <draw:line draw:style-name="gr97" draw:layer="layout" svg:x1="15.454cm" svg:y1="7.82cm" svg:x2="15.454cm" svg:y2="7.667cm">
          <text:p/>
        </draw:line>
        <draw:line draw:style-name="gr97" draw:layer="layout" svg:x1="15.377cm" svg:y1="7.744cm" svg:x2="15.531cm" svg:y2="7.744cm">
          <text:p/>
        </draw:line>
        <draw:line draw:style-name="gr97" draw:layer="layout" svg:x1="15.454cm" svg:y1="7.314cm" svg:x2="15.454cm" svg:y2="7.161cm">
          <text:p/>
        </draw:line>
        <draw:line draw:style-name="gr97" draw:layer="layout" svg:x1="15.377cm" svg:y1="7.238cm" svg:x2="15.531cm" svg:y2="7.238cm">
          <text:p/>
        </draw:line>
        <draw:line draw:style-name="gr97" draw:layer="layout" svg:x1="15.454cm" svg:y1="6.674cm" svg:x2="15.454cm" svg:y2="6.521cm">
          <text:p/>
        </draw:line>
        <draw:line draw:style-name="gr97" draw:layer="layout" svg:x1="15.377cm" svg:y1="6.598cm" svg:x2="15.531cm" svg:y2="6.598cm">
          <text:p/>
        </draw:line>
        <draw:line draw:style-name="gr97" draw:layer="layout" svg:x1="15.454cm" svg:y1="5.859cm" svg:x2="15.454cm" svg:y2="5.706cm">
          <text:p/>
        </draw:line>
        <draw:line draw:style-name="gr97" draw:layer="layout" svg:x1="15.377cm" svg:y1="5.782cm" svg:x2="15.531cm" svg:y2="5.782cm">
          <text:p/>
        </draw:line>
        <draw:line draw:style-name="gr97" draw:layer="layout" svg:x1="15.454cm" svg:y1="5.749cm" svg:x2="15.454cm" svg:y2="5.596cm">
          <text:p/>
        </draw:line>
        <draw:line draw:style-name="gr97" draw:layer="layout" svg:x1="15.377cm" svg:y1="5.673cm" svg:x2="15.531cm" svg:y2="5.673cm">
          <text:p/>
        </draw:line>
        <draw:line draw:style-name="gr97" draw:layer="layout" svg:x1="15.454cm" svg:y1="5.487cm" svg:x2="15.454cm" svg:y2="5.333cm">
          <text:p/>
        </draw:line>
        <draw:line draw:style-name="gr97" draw:layer="layout" svg:x1="15.377cm" svg:y1="5.41cm" svg:x2="15.531cm" svg:y2="5.41cm">
          <text:p/>
        </draw:line>
        <draw:line draw:style-name="gr97" draw:layer="layout" svg:x1="15.454cm" svg:y1="5.418cm" svg:x2="15.454cm" svg:y2="5.265cm">
          <text:p/>
        </draw:line>
        <draw:line draw:style-name="gr97" draw:layer="layout" svg:x1="15.377cm" svg:y1="5.342cm" svg:x2="15.531cm" svg:y2="5.342cm">
          <text:p/>
        </draw:line>
        <draw:line draw:style-name="gr97" draw:layer="layout" svg:x1="15.454cm" svg:y1="5.265cm" svg:x2="15.454cm" svg:y2="5.112cm">
          <text:p/>
        </draw:line>
        <draw:line draw:style-name="gr97" draw:layer="layout" svg:x1="15.377cm" svg:y1="5.188cm" svg:x2="15.531cm" svg:y2="5.188cm">
          <text:p/>
        </draw:line>
        <draw:line draw:style-name="gr97" draw:layer="layout" svg:x1="15.454cm" svg:y1="5.221cm" svg:x2="15.454cm" svg:y2="5.068cm">
          <text:p/>
        </draw:line>
        <draw:line draw:style-name="gr97" draw:layer="layout" svg:x1="15.377cm" svg:y1="5.145cm" svg:x2="15.531cm" svg:y2="5.145cm">
          <text:p/>
        </draw:line>
        <draw:line draw:style-name="gr97" draw:layer="layout" svg:x1="15.454cm" svg:y1="2.994cm" svg:x2="15.454cm" svg:y2="2.841cm">
          <text:p/>
        </draw:line>
        <draw:line draw:style-name="gr97" draw:layer="layout" svg:x1="15.377cm" svg:y1="2.918cm" svg:x2="15.531cm" svg:y2="2.918cm">
          <text:p/>
        </draw:line>
        <draw:line draw:style-name="gr97" draw:layer="layout" svg:x1="15.486cm" svg:y1="10.223cm" svg:x2="15.486cm" svg:y2="10.069cm">
          <text:p/>
        </draw:line>
        <draw:line draw:style-name="gr97" draw:layer="layout" svg:x1="15.409cm" svg:y1="10.146cm" svg:x2="15.562cm" svg:y2="10.146cm">
          <text:p/>
        </draw:line>
        <draw:line draw:style-name="gr97" draw:layer="layout" svg:x1="15.486cm" svg:y1="10.069cm" svg:x2="15.486cm" svg:y2="9.916cm">
          <text:p/>
        </draw:line>
        <draw:line draw:style-name="gr97" draw:layer="layout" svg:x1="15.409cm" svg:y1="9.993cm" svg:x2="15.562cm" svg:y2="9.993cm">
          <text:p/>
        </draw:line>
        <draw:line draw:style-name="gr97" draw:layer="layout" svg:x1="15.486cm" svg:y1="9.848cm" svg:x2="15.486cm" svg:y2="9.694cm">
          <text:p/>
        </draw:line>
        <draw:line draw:style-name="gr97" draw:layer="layout" svg:x1="15.409cm" svg:y1="9.771cm" svg:x2="15.562cm" svg:y2="9.771cm">
          <text:p/>
        </draw:line>
        <draw:line draw:style-name="gr97" draw:layer="layout" svg:x1="15.486cm" svg:y1="8.879cm" svg:x2="15.486cm" svg:y2="8.726cm">
          <text:p/>
        </draw:line>
        <draw:line draw:style-name="gr97" draw:layer="layout" svg:x1="15.409cm" svg:y1="8.803cm" svg:x2="15.562cm" svg:y2="8.803cm">
          <text:p/>
        </draw:line>
        <draw:line draw:style-name="gr97" draw:layer="layout" svg:x1="15.486cm" svg:y1="8.329cm" svg:x2="15.486cm" svg:y2="8.176cm">
          <text:p/>
        </draw:line>
        <draw:line draw:style-name="gr97" draw:layer="layout" svg:x1="15.409cm" svg:y1="8.252cm" svg:x2="15.562cm" svg:y2="8.252cm">
          <text:p/>
        </draw:line>
        <draw:line draw:style-name="gr97" draw:layer="layout" svg:x1="15.486cm" svg:y1="8.261cm" svg:x2="15.486cm" svg:y2="8.108cm">
          <text:p/>
        </draw:line>
        <draw:line draw:style-name="gr97" draw:layer="layout" svg:x1="15.409cm" svg:y1="8.184cm" svg:x2="15.562cm" svg:y2="8.184cm">
          <text:p/>
        </draw:line>
        <draw:line draw:style-name="gr97" draw:layer="layout" svg:x1="15.486cm" svg:y1="8.195cm" svg:x2="15.486cm" svg:y2="8.042cm">
          <text:p/>
        </draw:line>
        <draw:line draw:style-name="gr97" draw:layer="layout" svg:x1="15.409cm" svg:y1="8.119cm" svg:x2="15.562cm" svg:y2="8.119cm">
          <text:p/>
        </draw:line>
        <draw:line draw:style-name="gr97" draw:layer="layout" svg:x1="15.486cm" svg:y1="8.173cm" svg:x2="15.486cm" svg:y2="8.02cm">
          <text:p/>
        </draw:line>
        <draw:line draw:style-name="gr97" draw:layer="layout" svg:x1="15.409cm" svg:y1="8.097cm" svg:x2="15.562cm" svg:y2="8.097cm">
          <text:p/>
        </draw:line>
        <draw:line draw:style-name="gr97" draw:layer="layout" svg:x1="15.486cm" svg:y1="8.13cm" svg:x2="15.486cm" svg:y2="7.976cm">
          <text:p/>
        </draw:line>
        <draw:line draw:style-name="gr97" draw:layer="layout" svg:x1="15.409cm" svg:y1="8.053cm" svg:x2="15.562cm" svg:y2="8.053cm">
          <text:p/>
        </draw:line>
        <draw:line draw:style-name="gr97" draw:layer="layout" svg:x1="15.486cm" svg:y1="8.042cm" svg:x2="15.486cm" svg:y2="7.889cm">
          <text:p/>
        </draw:line>
        <draw:line draw:style-name="gr97" draw:layer="layout" svg:x1="15.409cm" svg:y1="7.965cm" svg:x2="15.562cm" svg:y2="7.965cm">
          <text:p/>
        </draw:line>
        <draw:line draw:style-name="gr97" draw:layer="layout" svg:x1="15.486cm" svg:y1="7.976cm" svg:x2="15.486cm" svg:y2="7.823cm">
          <text:p/>
        </draw:line>
        <draw:line draw:style-name="gr97" draw:layer="layout" svg:x1="15.409cm" svg:y1="7.9cm" svg:x2="15.562cm" svg:y2="7.9cm">
          <text:p/>
        </draw:line>
        <draw:line draw:style-name="gr97" draw:layer="layout" svg:x1="15.486cm" svg:y1="7.82cm" svg:x2="15.486cm" svg:y2="7.667cm">
          <text:p/>
        </draw:line>
        <draw:line draw:style-name="gr97" draw:layer="layout" svg:x1="15.409cm" svg:y1="7.744cm" svg:x2="15.562cm" svg:y2="7.744cm">
          <text:p/>
        </draw:line>
        <draw:line draw:style-name="gr97" draw:layer="layout" svg:x1="15.486cm" svg:y1="7.514cm" svg:x2="15.486cm" svg:y2="7.361cm">
          <text:p/>
        </draw:line>
        <draw:line draw:style-name="gr97" draw:layer="layout" svg:x1="15.409cm" svg:y1="7.437cm" svg:x2="15.562cm" svg:y2="7.437cm">
          <text:p/>
        </draw:line>
        <draw:line draw:style-name="gr97" draw:layer="layout" svg:x1="15.486cm" svg:y1="6.302cm" svg:x2="15.486cm" svg:y2="6.148cm">
          <text:p/>
        </draw:line>
        <draw:line draw:style-name="gr97" draw:layer="layout" svg:x1="15.409cm" svg:y1="6.225cm" svg:x2="15.562cm" svg:y2="6.225cm">
          <text:p/>
        </draw:line>
        <draw:line draw:style-name="gr97" draw:layer="layout" svg:x1="15.486cm" svg:y1="5.771cm" svg:x2="15.486cm" svg:y2="5.618cm">
          <text:p/>
        </draw:line>
        <draw:line draw:style-name="gr97" draw:layer="layout" svg:x1="15.409cm" svg:y1="5.695cm" svg:x2="15.562cm" svg:y2="5.695cm">
          <text:p/>
        </draw:line>
        <draw:line draw:style-name="gr97" draw:layer="layout" svg:x1="15.515cm" svg:y1="13.043cm" svg:x2="15.515cm" svg:y2="12.89cm">
          <text:p/>
        </draw:line>
        <draw:line draw:style-name="gr97" draw:layer="layout" svg:x1="15.438cm" svg:y1="12.967cm" svg:x2="15.591cm" svg:y2="12.967cm">
          <text:p/>
        </draw:line>
        <draw:line draw:style-name="gr97" draw:layer="layout" svg:x1="15.515cm" svg:y1="11.325cm" svg:x2="15.515cm" svg:y2="11.172cm">
          <text:p/>
        </draw:line>
        <draw:line draw:style-name="gr97" draw:layer="layout" svg:x1="15.438cm" svg:y1="11.248cm" svg:x2="15.591cm" svg:y2="11.248cm">
          <text:p/>
        </draw:line>
        <draw:line draw:style-name="gr97" draw:layer="layout" svg:x1="15.515cm" svg:y1="11.038cm" svg:x2="15.515cm" svg:y2="10.885cm">
          <text:p/>
        </draw:line>
        <draw:line draw:style-name="gr97" draw:layer="layout" svg:x1="15.438cm" svg:y1="10.961cm" svg:x2="15.591cm" svg:y2="10.961cm">
          <text:p/>
        </draw:line>
        <draw:line draw:style-name="gr97" draw:layer="layout" svg:x1="15.515cm" svg:y1="10.863cm" svg:x2="15.515cm" svg:y2="10.709cm">
          <text:p/>
        </draw:line>
        <draw:line draw:style-name="gr97" draw:layer="layout" svg:x1="15.438cm" svg:y1="10.786cm" svg:x2="15.591cm" svg:y2="10.786cm">
          <text:p/>
        </draw:line>
        <draw:line draw:style-name="gr97" draw:layer="layout" svg:x1="15.515cm" svg:y1="10.841cm" svg:x2="15.515cm" svg:y2="10.687cm">
          <text:p/>
        </draw:line>
        <draw:line draw:style-name="gr97" draw:layer="layout" svg:x1="15.438cm" svg:y1="10.764cm" svg:x2="15.591cm" svg:y2="10.764cm">
          <text:p/>
        </draw:line>
        <draw:line draw:style-name="gr97" draw:layer="layout" svg:x1="15.515cm" svg:y1="10.707cm" svg:x2="15.515cm" svg:y2="10.554cm">
          <text:p/>
        </draw:line>
        <draw:line draw:style-name="gr97" draw:layer="layout" svg:x1="15.438cm" svg:y1="10.63cm" svg:x2="15.591cm" svg:y2="10.63cm">
          <text:p/>
        </draw:line>
        <draw:line draw:style-name="gr97" draw:layer="layout" svg:x1="15.515cm" svg:y1="10.619cm" svg:x2="15.515cm" svg:y2="10.466cm">
          <text:p/>
        </draw:line>
        <draw:line draw:style-name="gr97" draw:layer="layout" svg:x1="15.438cm" svg:y1="10.543cm" svg:x2="15.591cm" svg:y2="10.543cm">
          <text:p/>
        </draw:line>
        <draw:line draw:style-name="gr97" draw:layer="layout" svg:x1="15.515cm" svg:y1="10.554cm" svg:x2="15.515cm" svg:y2="10.4cm">
          <text:p/>
        </draw:line>
        <draw:line draw:style-name="gr97" draw:layer="layout" svg:x1="15.438cm" svg:y1="10.477cm" svg:x2="15.591cm" svg:y2="10.477cm">
          <text:p/>
        </draw:line>
        <draw:line draw:style-name="gr97" draw:layer="layout" svg:x1="15.515cm" svg:y1="10.223cm" svg:x2="15.515cm" svg:y2="10.069cm">
          <text:p/>
        </draw:line>
        <draw:line draw:style-name="gr97" draw:layer="layout" svg:x1="15.438cm" svg:y1="10.146cm" svg:x2="15.591cm" svg:y2="10.146cm">
          <text:p/>
        </draw:line>
        <draw:line draw:style-name="gr97" draw:layer="layout" svg:x1="15.515cm" svg:y1="10.157cm" svg:x2="15.515cm" svg:y2="10.004cm">
          <text:p/>
        </draw:line>
        <draw:line draw:style-name="gr97" draw:layer="layout" svg:x1="15.438cm" svg:y1="10.08cm" svg:x2="15.591cm" svg:y2="10.08cm">
          <text:p/>
        </draw:line>
        <draw:line draw:style-name="gr97" draw:layer="layout" svg:x1="15.515cm" svg:y1="9.563cm" svg:x2="15.515cm" svg:y2="9.41cm">
          <text:p/>
        </draw:line>
        <draw:line draw:style-name="gr97" draw:layer="layout" svg:x1="15.438cm" svg:y1="9.486cm" svg:x2="15.591cm" svg:y2="9.486cm">
          <text:p/>
        </draw:line>
        <draw:line draw:style-name="gr97" draw:layer="layout" svg:x1="15.515cm" svg:y1="9.385cm" svg:x2="15.515cm" svg:y2="9.232cm">
          <text:p/>
        </draw:line>
        <draw:line draw:style-name="gr97" draw:layer="layout" svg:x1="15.438cm" svg:y1="9.309cm" svg:x2="15.591cm" svg:y2="9.309cm">
          <text:p/>
        </draw:line>
        <draw:line draw:style-name="gr97" draw:layer="layout" svg:x1="15.515cm" svg:y1="9.363cm" svg:x2="15.515cm" svg:y2="9.21cm">
          <text:p/>
        </draw:line>
        <draw:line draw:style-name="gr97" draw:layer="layout" svg:x1="15.438cm" svg:y1="9.287cm" svg:x2="15.591cm" svg:y2="9.287cm">
          <text:p/>
        </draw:line>
        <draw:line draw:style-name="gr97" draw:layer="layout" svg:x1="15.515cm" svg:y1="8.857cm" svg:x2="15.515cm" svg:y2="8.704cm">
          <text:p/>
        </draw:line>
        <draw:line draw:style-name="gr97" draw:layer="layout" svg:x1="15.438cm" svg:y1="8.781cm" svg:x2="15.591cm" svg:y2="8.781cm">
          <text:p/>
        </draw:line>
        <draw:line draw:style-name="gr97" draw:layer="layout" svg:x1="15.515cm" svg:y1="8.57cm" svg:x2="15.515cm" svg:y2="8.417cm">
          <text:p/>
        </draw:line>
        <draw:line draw:style-name="gr97" draw:layer="layout" svg:x1="15.438cm" svg:y1="8.493cm" svg:x2="15.591cm" svg:y2="8.493cm">
          <text:p/>
        </draw:line>
        <draw:line draw:style-name="gr97" draw:layer="layout" svg:x1="15.515cm" svg:y1="8.13cm" svg:x2="15.515cm" svg:y2="7.976cm">
          <text:p/>
        </draw:line>
        <draw:line draw:style-name="gr97" draw:layer="layout" svg:x1="15.438cm" svg:y1="8.053cm" svg:x2="15.591cm" svg:y2="8.053cm">
          <text:p/>
        </draw:line>
        <draw:line draw:style-name="gr97" draw:layer="layout" svg:x1="15.515cm" svg:y1="7.755cm" svg:x2="15.515cm" svg:y2="7.601cm">
          <text:p/>
        </draw:line>
        <draw:line draw:style-name="gr97" draw:layer="layout" svg:x1="15.438cm" svg:y1="7.678cm" svg:x2="15.591cm" svg:y2="7.678cm">
          <text:p/>
        </draw:line>
        <draw:line draw:style-name="gr97" draw:layer="layout" svg:x1="15.515cm" svg:y1="7.402cm" svg:x2="15.515cm" svg:y2="7.249cm">
          <text:p/>
        </draw:line>
        <draw:line draw:style-name="gr97" draw:layer="layout" svg:x1="15.438cm" svg:y1="7.325cm" svg:x2="15.591cm" svg:y2="7.325cm">
          <text:p/>
        </draw:line>
        <draw:line draw:style-name="gr97" draw:layer="layout" svg:x1="15.515cm" svg:y1="6.742cm" svg:x2="15.515cm" svg:y2="6.589cm">
          <text:p/>
        </draw:line>
        <draw:line draw:style-name="gr97" draw:layer="layout" svg:x1="15.438cm" svg:y1="6.666cm" svg:x2="15.591cm" svg:y2="6.666cm">
          <text:p/>
        </draw:line>
        <draw:line draw:style-name="gr97" draw:layer="layout" svg:x1="15.515cm" svg:y1="6.455cm" svg:x2="15.515cm" svg:y2="6.302cm">
          <text:p/>
        </draw:line>
        <draw:line draw:style-name="gr97" draw:layer="layout" svg:x1="15.438cm" svg:y1="6.378cm" svg:x2="15.591cm" svg:y2="6.378cm">
          <text:p/>
        </draw:line>
        <draw:line draw:style-name="gr97" draw:layer="layout" svg:x1="15.515cm" svg:y1="6.433cm" svg:x2="15.515cm" svg:y2="6.28cm">
          <text:p/>
        </draw:line>
        <draw:line draw:style-name="gr97" draw:layer="layout" svg:x1="15.438cm" svg:y1="6.357cm" svg:x2="15.591cm" svg:y2="6.357cm">
          <text:p/>
        </draw:line>
        <draw:line draw:style-name="gr97" draw:layer="layout" svg:x1="15.515cm" svg:y1="4.119cm" svg:x2="15.515cm" svg:y2="3.965cm">
          <text:p/>
        </draw:line>
        <draw:line draw:style-name="gr97" draw:layer="layout" svg:x1="15.438cm" svg:y1="4.042cm" svg:x2="15.591cm" svg:y2="4.042cm">
          <text:p/>
        </draw:line>
        <draw:line draw:style-name="gr97" draw:layer="layout" svg:x1="15.515cm" svg:y1="3.922cm" svg:x2="15.515cm" svg:y2="3.768cm">
          <text:p/>
        </draw:line>
        <draw:line draw:style-name="gr97" draw:layer="layout" svg:x1="15.438cm" svg:y1="3.845cm" svg:x2="15.591cm" svg:y2="3.845cm">
          <text:p/>
        </draw:line>
        <draw:line draw:style-name="gr97" draw:layer="layout" svg:x1="15.544cm" svg:y1="13.374cm" svg:x2="15.544cm" svg:y2="13.221cm">
          <text:p/>
        </draw:line>
        <draw:line draw:style-name="gr97" draw:layer="layout" svg:x1="15.467cm" svg:y1="13.298cm" svg:x2="15.621cm" svg:y2="13.298cm">
          <text:p/>
        </draw:line>
        <draw:line draw:style-name="gr97" draw:layer="layout" svg:x1="15.544cm" svg:y1="12.053cm" svg:x2="15.544cm" svg:y2="11.899cm">
          <text:p/>
        </draw:line>
        <draw:line draw:style-name="gr97" draw:layer="layout" svg:x1="15.467cm" svg:y1="11.976cm" svg:x2="15.621cm" svg:y2="11.976cm">
          <text:p/>
        </draw:line>
        <draw:line draw:style-name="gr97" draw:layer="layout" svg:x1="15.544cm" svg:y1="11.919cm" svg:x2="15.544cm" svg:y2="11.766cm">
          <text:p/>
        </draw:line>
        <draw:line draw:style-name="gr97" draw:layer="layout" svg:x1="15.467cm" svg:y1="11.842cm" svg:x2="15.621cm" svg:y2="11.842cm">
          <text:p/>
        </draw:line>
        <draw:line draw:style-name="gr97" draw:layer="layout" svg:x1="15.544cm" svg:y1="10.641cm" svg:x2="15.544cm" svg:y2="10.488cm">
          <text:p/>
        </draw:line>
        <draw:line draw:style-name="gr97" draw:layer="layout" svg:x1="15.467cm" svg:y1="10.565cm" svg:x2="15.621cm" svg:y2="10.565cm">
          <text:p/>
        </draw:line>
        <draw:line draw:style-name="gr97" draw:layer="layout" svg:x1="15.544cm" svg:y1="10.532cm" svg:x2="15.544cm" svg:y2="10.378cm">
          <text:p/>
        </draw:line>
        <draw:line draw:style-name="gr97" draw:layer="layout" svg:x1="15.467cm" svg:y1="10.455cm" svg:x2="15.621cm" svg:y2="10.455cm">
          <text:p/>
        </draw:line>
        <draw:line draw:style-name="gr97" draw:layer="layout" svg:x1="15.544cm" svg:y1="9.629cm" svg:x2="15.544cm" svg:y2="9.475cm">
          <text:p/>
        </draw:line>
        <draw:line draw:style-name="gr97" draw:layer="layout" svg:x1="15.467cm" svg:y1="9.552cm" svg:x2="15.621cm" svg:y2="9.552cm">
          <text:p/>
        </draw:line>
        <draw:line draw:style-name="gr97" draw:layer="layout" svg:x1="15.544cm" svg:y1="8.792cm" svg:x2="15.544cm" svg:y2="8.638cm">
          <text:p/>
        </draw:line>
        <draw:line draw:style-name="gr97" draw:layer="layout" svg:x1="15.467cm" svg:y1="8.715cm" svg:x2="15.621cm" svg:y2="8.715cm">
          <text:p/>
        </draw:line>
        <draw:line draw:style-name="gr97" draw:layer="layout" svg:x1="15.544cm" svg:y1="8.351cm" svg:x2="15.544cm" svg:y2="8.198cm">
          <text:p/>
        </draw:line>
        <draw:line draw:style-name="gr97" draw:layer="layout" svg:x1="15.467cm" svg:y1="8.274cm" svg:x2="15.621cm" svg:y2="8.274cm">
          <text:p/>
        </draw:line>
        <draw:line draw:style-name="gr97" draw:layer="layout" svg:x1="15.544cm" svg:y1="7.932cm" svg:x2="15.544cm" svg:y2="7.779cm">
          <text:p/>
        </draw:line>
        <draw:line draw:style-name="gr97" draw:layer="layout" svg:x1="15.467cm" svg:y1="7.856cm" svg:x2="15.621cm" svg:y2="7.856cm">
          <text:p/>
        </draw:line>
        <draw:line draw:style-name="gr97" draw:layer="layout" svg:x1="15.544cm" svg:y1="7.161cm" svg:x2="15.544cm" svg:y2="7.008cm">
          <text:p/>
        </draw:line>
        <draw:line draw:style-name="gr97" draw:layer="layout" svg:x1="15.467cm" svg:y1="7.084cm" svg:x2="15.621cm" svg:y2="7.084cm">
          <text:p/>
        </draw:line>
        <draw:line draw:style-name="gr97" draw:layer="layout" svg:x1="15.544cm" svg:y1="6.874cm" svg:x2="15.544cm" svg:y2="6.72cm">
          <text:p/>
        </draw:line>
        <draw:line draw:style-name="gr97" draw:layer="layout" svg:x1="15.467cm" svg:y1="6.797cm" svg:x2="15.621cm" svg:y2="6.797cm">
          <text:p/>
        </draw:line>
        <draw:line draw:style-name="gr97" draw:layer="layout" svg:x1="15.544cm" svg:y1="6.587cm" svg:x2="15.544cm" svg:y2="6.433cm">
          <text:p/>
        </draw:line>
        <draw:line draw:style-name="gr97" draw:layer="layout" svg:x1="15.467cm" svg:y1="6.51cm" svg:x2="15.621cm" svg:y2="6.51cm">
          <text:p/>
        </draw:line>
        <draw:line draw:style-name="gr97" draw:layer="layout" svg:x1="15.544cm" svg:y1="6.565cm" svg:x2="15.544cm" svg:y2="6.411cm">
          <text:p/>
        </draw:line>
        <draw:line draw:style-name="gr97" draw:layer="layout" svg:x1="15.467cm" svg:y1="6.488cm" svg:x2="15.621cm" svg:y2="6.488cm">
          <text:p/>
        </draw:line>
        <draw:line draw:style-name="gr97" draw:layer="layout" svg:x1="15.544cm" svg:y1="6.543cm" svg:x2="15.544cm" svg:y2="6.389cm">
          <text:p/>
        </draw:line>
        <draw:line draw:style-name="gr97" draw:layer="layout" svg:x1="15.467cm" svg:y1="6.466cm" svg:x2="15.621cm" svg:y2="6.466cm">
          <text:p/>
        </draw:line>
        <draw:line draw:style-name="gr97" draw:layer="layout" svg:x1="15.544cm" svg:y1="4.428cm" svg:x2="15.544cm" svg:y2="4.275cm">
          <text:p/>
        </draw:line>
        <draw:line draw:style-name="gr97" draw:layer="layout" svg:x1="15.467cm" svg:y1="4.351cm" svg:x2="15.621cm" svg:y2="4.351cm">
          <text:p/>
        </draw:line>
        <draw:line draw:style-name="gr97" draw:layer="layout" svg:x1="15.544cm" svg:y1="3.391cm" svg:x2="15.544cm" svg:y2="3.238cm">
          <text:p/>
        </draw:line>
        <draw:line draw:style-name="gr97" draw:layer="layout" svg:x1="15.467cm" svg:y1="3.314cm" svg:x2="15.621cm" svg:y2="3.314cm">
          <text:p/>
        </draw:line>
        <draw:line draw:style-name="gr97" draw:layer="layout" svg:x1="15.544cm" svg:y1="3.347cm" svg:x2="15.544cm" svg:y2="3.194cm">
          <text:p/>
        </draw:line>
        <draw:line draw:style-name="gr97" draw:layer="layout" svg:x1="15.467cm" svg:y1="3.271cm" svg:x2="15.621cm" svg:y2="3.271cm">
          <text:p/>
        </draw:line>
        <draw:line draw:style-name="gr97" draw:layer="layout" svg:x1="15.544cm" svg:y1="3.303cm" svg:x2="15.544cm" svg:y2="3.15cm">
          <text:p/>
        </draw:line>
        <draw:line draw:style-name="gr97" draw:layer="layout" svg:x1="15.467cm" svg:y1="3.227cm" svg:x2="15.621cm" svg:y2="3.227cm">
          <text:p/>
        </draw:line>
        <draw:line draw:style-name="gr97" draw:layer="layout" svg:x1="15.544cm" svg:y1="3.216cm" svg:x2="15.544cm" svg:y2="3.062cm">
          <text:p/>
        </draw:line>
        <draw:line draw:style-name="gr97" draw:layer="layout" svg:x1="15.467cm" svg:y1="3.139cm" svg:x2="15.621cm" svg:y2="3.139cm">
          <text:p/>
        </draw:line>
        <draw:line draw:style-name="gr97" draw:layer="layout" svg:x1="15.544cm" svg:y1="3.172cm" svg:x2="15.544cm" svg:y2="3.019cm">
          <text:p/>
        </draw:line>
        <draw:line draw:style-name="gr97" draw:layer="layout" svg:x1="15.467cm" svg:y1="3.095cm" svg:x2="15.621cm" svg:y2="3.095cm">
          <text:p/>
        </draw:line>
        <draw:line draw:style-name="gr97" draw:layer="layout" svg:x1="15.544cm" svg:y1="2.994cm" svg:x2="15.544cm" svg:y2="2.841cm">
          <text:p/>
        </draw:line>
        <draw:line draw:style-name="gr97" draw:layer="layout" svg:x1="15.467cm" svg:y1="2.918cm" svg:x2="15.621cm" svg:y2="2.918cm">
          <text:p/>
        </draw:line>
        <draw:line draw:style-name="gr97" draw:layer="layout" svg:x1="15.576cm" svg:y1="12.603cm" svg:x2="15.576cm" svg:y2="12.449cm">
          <text:p/>
        </draw:line>
        <draw:line draw:style-name="gr97" draw:layer="layout" svg:x1="15.499cm" svg:y1="12.526cm" svg:x2="15.652cm" svg:y2="12.526cm">
          <text:p/>
        </draw:line>
        <draw:line draw:style-name="gr97" draw:layer="layout" svg:x1="15.576cm" svg:y1="12.359cm" svg:x2="15.576cm" svg:y2="12.206cm">
          <text:p/>
        </draw:line>
        <draw:line draw:style-name="gr97" draw:layer="layout" svg:x1="15.499cm" svg:y1="12.283cm" svg:x2="15.652cm" svg:y2="12.283cm">
          <text:p/>
        </draw:line>
        <draw:line draw:style-name="gr97" draw:layer="layout" svg:x1="15.576cm" svg:y1="11.985cm" svg:x2="15.576cm" svg:y2="11.831cm">
          <text:p/>
        </draw:line>
        <draw:line draw:style-name="gr97" draw:layer="layout" svg:x1="15.499cm" svg:y1="11.908cm" svg:x2="15.652cm" svg:y2="11.908cm">
          <text:p/>
        </draw:line>
        <draw:line draw:style-name="gr97" draw:layer="layout" svg:x1="15.576cm" svg:y1="11.875cm" svg:x2="15.576cm" svg:y2="11.722cm">
          <text:p/>
        </draw:line>
        <draw:line draw:style-name="gr97" draw:layer="layout" svg:x1="15.499cm" svg:y1="11.798cm" svg:x2="15.652cm" svg:y2="11.798cm">
          <text:p/>
        </draw:line>
        <draw:line draw:style-name="gr97" draw:layer="layout" svg:x1="15.576cm" svg:y1="11.678cm" svg:x2="15.576cm" svg:y2="11.525cm">
          <text:p/>
        </draw:line>
        <draw:line draw:style-name="gr97" draw:layer="layout" svg:x1="15.499cm" svg:y1="11.601cm" svg:x2="15.652cm" svg:y2="11.601cm">
          <text:p/>
        </draw:line>
        <draw:line draw:style-name="gr97" draw:layer="layout" svg:x1="15.576cm" svg:y1="11.566cm" svg:x2="15.576cm" svg:y2="11.413cm">
          <text:p/>
        </draw:line>
        <draw:line draw:style-name="gr97" draw:layer="layout" svg:x1="15.499cm" svg:y1="11.489cm" svg:x2="15.652cm" svg:y2="11.489cm">
          <text:p/>
        </draw:line>
        <draw:line draw:style-name="gr97" draw:layer="layout" svg:x1="15.576cm" svg:y1="11.038cm" svg:x2="15.576cm" svg:y2="10.885cm">
          <text:p/>
        </draw:line>
        <draw:line draw:style-name="gr97" draw:layer="layout" svg:x1="15.499cm" svg:y1="10.961cm" svg:x2="15.652cm" svg:y2="10.961cm">
          <text:p/>
        </draw:line>
        <draw:line draw:style-name="gr97" draw:layer="layout" svg:x1="15.576cm" svg:y1="10.972cm" svg:x2="15.576cm" svg:y2="10.819cm">
          <text:p/>
        </draw:line>
        <draw:line draw:style-name="gr97" draw:layer="layout" svg:x1="15.499cm" svg:y1="10.896cm" svg:x2="15.652cm" svg:y2="10.896cm">
          <text:p/>
        </draw:line>
        <draw:line draw:style-name="gr97" draw:layer="layout" svg:x1="15.576cm" svg:y1="10.31cm" svg:x2="15.576cm" svg:y2="10.157cm">
          <text:p/>
        </draw:line>
        <draw:line draw:style-name="gr97" draw:layer="layout" svg:x1="15.499cm" svg:y1="10.234cm" svg:x2="15.652cm" svg:y2="10.234cm">
          <text:p/>
        </draw:line>
        <draw:line draw:style-name="gr97" draw:layer="layout" svg:x1="15.576cm" svg:y1="9.782cm" svg:x2="15.576cm" svg:y2="9.629cm">
          <text:p/>
        </draw:line>
        <draw:line draw:style-name="gr97" draw:layer="layout" svg:x1="15.499cm" svg:y1="9.705cm" svg:x2="15.652cm" svg:y2="9.705cm">
          <text:p/>
        </draw:line>
        <draw:line draw:style-name="gr97" draw:layer="layout" svg:x1="15.576cm" svg:y1="9.607cm" svg:x2="15.576cm" svg:y2="9.454cm">
          <text:p/>
        </draw:line>
        <draw:line draw:style-name="gr97" draw:layer="layout" svg:x1="15.499cm" svg:y1="9.53cm" svg:x2="15.652cm" svg:y2="9.53cm">
          <text:p/>
        </draw:line>
        <draw:line draw:style-name="gr97" draw:layer="layout" svg:x1="15.576cm" svg:y1="9.429cm" svg:x2="15.576cm" svg:y2="9.276cm">
          <text:p/>
        </draw:line>
        <draw:line draw:style-name="gr97" draw:layer="layout" svg:x1="15.499cm" svg:y1="9.353cm" svg:x2="15.652cm" svg:y2="9.353cm">
          <text:p/>
        </draw:line>
        <draw:line draw:style-name="gr97" draw:layer="layout" svg:x1="15.576cm" svg:y1="9.188cm" svg:x2="15.576cm" svg:y2="9.035cm">
          <text:p/>
        </draw:line>
        <draw:line draw:style-name="gr97" draw:layer="layout" svg:x1="15.499cm" svg:y1="9.112cm" svg:x2="15.652cm" svg:y2="9.112cm">
          <text:p/>
        </draw:line>
        <draw:line draw:style-name="gr97" draw:layer="layout" svg:x1="15.576cm" svg:y1="9.076cm" svg:x2="15.576cm" svg:y2="8.923cm">
          <text:p/>
        </draw:line>
        <draw:line draw:style-name="gr97" draw:layer="layout" svg:x1="15.499cm" svg:y1="9cm" svg:x2="15.652cm" svg:y2="9cm">
          <text:p/>
        </draw:line>
        <draw:line draw:style-name="gr97" draw:layer="layout" svg:x1="15.576cm" svg:y1="8.901cm" svg:x2="15.576cm" svg:y2="8.748cm">
          <text:p/>
        </draw:line>
        <draw:line draw:style-name="gr97" draw:layer="layout" svg:x1="15.499cm" svg:y1="8.824cm" svg:x2="15.652cm" svg:y2="8.824cm">
          <text:p/>
        </draw:line>
        <draw:line draw:style-name="gr97" draw:layer="layout" svg:x1="15.576cm" svg:y1="7.711cm" svg:x2="15.576cm" svg:y2="7.558cm">
          <text:p/>
        </draw:line>
        <draw:line draw:style-name="gr97" draw:layer="layout" svg:x1="15.499cm" svg:y1="7.634cm" svg:x2="15.652cm" svg:y2="7.634cm">
          <text:p/>
        </draw:line>
        <draw:line draw:style-name="gr97" draw:layer="layout" svg:x1="15.576cm" svg:y1="7.424cm" svg:x2="15.576cm" svg:y2="7.27cm">
          <text:p/>
        </draw:line>
        <draw:line draw:style-name="gr97" draw:layer="layout" svg:x1="15.499cm" svg:y1="7.347cm" svg:x2="15.652cm" svg:y2="7.347cm">
          <text:p/>
        </draw:line>
        <draw:line draw:style-name="gr97" draw:layer="layout" svg:x1="15.576cm" svg:y1="7.38cm" svg:x2="15.576cm" svg:y2="7.227cm">
          <text:p/>
        </draw:line>
        <draw:line draw:style-name="gr97" draw:layer="layout" svg:x1="15.499cm" svg:y1="7.303cm" svg:x2="15.652cm" svg:y2="7.303cm">
          <text:p/>
        </draw:line>
        <draw:line draw:style-name="gr97" draw:layer="layout" svg:x1="15.576cm" svg:y1="5.112cm" svg:x2="15.576cm" svg:y2="4.958cm">
          <text:p/>
        </draw:line>
        <draw:line draw:style-name="gr97" draw:layer="layout" svg:x1="15.499cm" svg:y1="5.035cm" svg:x2="15.652cm" svg:y2="5.035cm">
          <text:p/>
        </draw:line>
        <draw:line draw:style-name="gr97" draw:layer="layout" svg:x1="15.576cm" svg:y1="4.89cm" svg:x2="15.576cm" svg:y2="4.737cm">
          <text:p/>
        </draw:line>
        <draw:line draw:style-name="gr97" draw:layer="layout" svg:x1="15.499cm" svg:y1="4.814cm" svg:x2="15.652cm" svg:y2="4.814cm">
          <text:p/>
        </draw:line>
        <draw:line draw:style-name="gr97" draw:layer="layout" svg:x1="15.576cm" svg:y1="4.737cm" svg:x2="15.576cm" svg:y2="4.584cm">
          <text:p/>
        </draw:line>
        <draw:line draw:style-name="gr97" draw:layer="layout" svg:x1="15.499cm" svg:y1="4.66cm" svg:x2="15.652cm" svg:y2="4.66cm">
          <text:p/>
        </draw:line>
        <draw:line draw:style-name="gr97" draw:layer="layout" svg:x1="15.576cm" svg:y1="3.81cm" svg:x2="15.576cm" svg:y2="3.656cm">
          <text:p/>
        </draw:line>
        <draw:line draw:style-name="gr97" draw:layer="layout" svg:x1="15.499cm" svg:y1="3.733cm" svg:x2="15.652cm" svg:y2="3.733cm">
          <text:p/>
        </draw:line>
        <draw:line draw:style-name="gr97" draw:layer="layout" svg:x1="15.576cm" svg:y1="3.722cm" svg:x2="15.576cm" svg:y2="3.569cm">
          <text:p/>
        </draw:line>
        <draw:line draw:style-name="gr97" draw:layer="layout" svg:x1="15.499cm" svg:y1="3.645cm" svg:x2="15.652cm" svg:y2="3.645cm">
          <text:p/>
        </draw:line>
        <draw:line draw:style-name="gr97" draw:layer="layout" svg:x1="15.605cm" svg:y1="13.109cm" svg:x2="15.605cm" svg:y2="12.956cm">
          <text:p/>
        </draw:line>
        <draw:line draw:style-name="gr97" draw:layer="layout" svg:x1="15.528cm" svg:y1="13.032cm" svg:x2="15.681cm" svg:y2="13.032cm">
          <text:p/>
        </draw:line>
        <draw:line draw:style-name="gr97" draw:layer="layout" svg:x1="15.605cm" svg:y1="12.956cm" svg:x2="15.605cm" svg:y2="12.802cm">
          <text:p/>
        </draw:line>
        <draw:line draw:style-name="gr97" draw:layer="layout" svg:x1="15.528cm" svg:y1="12.879cm" svg:x2="15.681cm" svg:y2="12.879cm">
          <text:p/>
        </draw:line>
        <draw:line draw:style-name="gr97" draw:layer="layout" svg:x1="15.605cm" svg:y1="12.912cm" svg:x2="15.605cm" svg:y2="12.759cm">
          <text:p/>
        </draw:line>
        <draw:line draw:style-name="gr97" draw:layer="layout" svg:x1="15.528cm" svg:y1="12.835cm" svg:x2="15.681cm" svg:y2="12.835cm">
          <text:p/>
        </draw:line>
        <draw:line draw:style-name="gr97" draw:layer="layout" svg:x1="15.605cm" svg:y1="12.89cm" svg:x2="15.605cm" svg:y2="12.737cm">
          <text:p/>
        </draw:line>
        <draw:line draw:style-name="gr97" draw:layer="layout" svg:x1="15.528cm" svg:y1="12.813cm" svg:x2="15.681cm" svg:y2="12.813cm">
          <text:p/>
        </draw:line>
        <draw:line draw:style-name="gr97" draw:layer="layout" svg:x1="15.605cm" svg:y1="11.985cm" svg:x2="15.605cm" svg:y2="11.831cm">
          <text:p/>
        </draw:line>
        <draw:line draw:style-name="gr97" draw:layer="layout" svg:x1="15.528cm" svg:y1="11.908cm" svg:x2="15.681cm" svg:y2="11.908cm">
          <text:p/>
        </draw:line>
        <draw:line draw:style-name="gr97" draw:layer="layout" svg:x1="15.605cm" svg:y1="11.853cm" svg:x2="15.605cm" svg:y2="11.7cm">
          <text:p/>
        </draw:line>
        <draw:line draw:style-name="gr97" draw:layer="layout" svg:x1="15.528cm" svg:y1="11.777cm" svg:x2="15.681cm" svg:y2="11.777cm">
          <text:p/>
        </draw:line>
        <draw:line draw:style-name="gr97" draw:layer="layout" svg:x1="15.605cm" svg:y1="10.488cm" svg:x2="15.605cm" svg:y2="10.335cm">
          <text:p/>
        </draw:line>
        <draw:line draw:style-name="gr97" draw:layer="layout" svg:x1="15.528cm" svg:y1="10.411cm" svg:x2="15.681cm" svg:y2="10.411cm">
          <text:p/>
        </draw:line>
        <draw:line draw:style-name="gr97" draw:layer="layout" svg:x1="15.605cm" svg:y1="10.091cm" svg:x2="15.605cm" svg:y2="9.938cm">
          <text:p/>
        </draw:line>
        <draw:line draw:style-name="gr97" draw:layer="layout" svg:x1="15.528cm" svg:y1="10.015cm" svg:x2="15.681cm" svg:y2="10.015cm">
          <text:p/>
        </draw:line>
        <draw:line draw:style-name="gr97" draw:layer="layout" svg:x1="15.605cm" svg:y1="9.848cm" svg:x2="15.605cm" svg:y2="9.694cm">
          <text:p/>
        </draw:line>
        <draw:line draw:style-name="gr97" draw:layer="layout" svg:x1="15.528cm" svg:y1="9.771cm" svg:x2="15.681cm" svg:y2="9.771cm">
          <text:p/>
        </draw:line>
        <draw:line draw:style-name="gr97" draw:layer="layout" svg:x1="15.605cm" svg:y1="9.716cm" svg:x2="15.605cm" svg:y2="9.563cm">
          <text:p/>
        </draw:line>
        <draw:line draw:style-name="gr97" draw:layer="layout" svg:x1="15.528cm" svg:y1="9.64cm" svg:x2="15.681cm" svg:y2="9.64cm">
          <text:p/>
        </draw:line>
        <draw:line draw:style-name="gr97" draw:layer="layout" svg:x1="15.605cm" svg:y1="9.385cm" svg:x2="15.605cm" svg:y2="9.232cm">
          <text:p/>
        </draw:line>
        <draw:line draw:style-name="gr97" draw:layer="layout" svg:x1="15.528cm" svg:y1="9.309cm" svg:x2="15.681cm" svg:y2="9.309cm">
          <text:p/>
        </draw:line>
        <draw:line draw:style-name="gr97" draw:layer="layout" svg:x1="15.605cm" svg:y1="9.033cm" svg:x2="15.605cm" svg:y2="8.879cm">
          <text:p/>
        </draw:line>
        <draw:line draw:style-name="gr97" draw:layer="layout" svg:x1="15.528cm" svg:y1="8.956cm" svg:x2="15.681cm" svg:y2="8.956cm">
          <text:p/>
        </draw:line>
        <draw:line draw:style-name="gr97" draw:layer="layout" svg:x1="15.605cm" svg:y1="7.536cm" svg:x2="15.605cm" svg:y2="7.382cm">
          <text:p/>
        </draw:line>
        <draw:line draw:style-name="gr97" draw:layer="layout" svg:x1="15.528cm" svg:y1="7.459cm" svg:x2="15.681cm" svg:y2="7.459cm">
          <text:p/>
        </draw:line>
        <draw:line draw:style-name="gr97" draw:layer="layout" svg:x1="15.605cm" svg:y1="5.552cm" svg:x2="15.605cm" svg:y2="5.399cm">
          <text:p/>
        </draw:line>
        <draw:line draw:style-name="gr97" draw:layer="layout" svg:x1="15.528cm" svg:y1="5.476cm" svg:x2="15.681cm" svg:y2="5.476cm">
          <text:p/>
        </draw:line>
        <draw:line draw:style-name="gr97" draw:layer="layout" svg:x1="15.605cm" svg:y1="5.53cm" svg:x2="15.605cm" svg:y2="5.377cm">
          <text:p/>
        </draw:line>
        <draw:line draw:style-name="gr97" draw:layer="layout" svg:x1="15.528cm" svg:y1="5.454cm" svg:x2="15.681cm" svg:y2="5.454cm">
          <text:p/>
        </draw:line>
        <draw:line draw:style-name="gr97" draw:layer="layout" svg:x1="15.636cm" svg:y1="13.418cm" svg:x2="15.636cm" svg:y2="13.265cm">
          <text:p/>
        </draw:line>
        <draw:line draw:style-name="gr97" draw:layer="layout" svg:x1="15.56cm" svg:y1="13.341cm" svg:x2="15.713cm" svg:y2="13.341cm">
          <text:p/>
        </draw:line>
        <draw:line draw:style-name="gr97" draw:layer="layout" svg:x1="15.636cm" svg:y1="13.021cm" svg:x2="15.636cm" svg:y2="12.868cm">
          <text:p/>
        </draw:line>
        <draw:line draw:style-name="gr97" draw:layer="layout" svg:x1="15.56cm" svg:y1="12.945cm" svg:x2="15.713cm" svg:y2="12.945cm">
          <text:p/>
        </draw:line>
        <draw:line draw:style-name="gr97" draw:layer="layout" svg:x1="15.636cm" svg:y1="12.712cm" svg:x2="15.636cm" svg:y2="12.559cm">
          <text:p/>
        </draw:line>
        <draw:line draw:style-name="gr97" draw:layer="layout" svg:x1="15.56cm" svg:y1="12.636cm" svg:x2="15.713cm" svg:y2="12.636cm">
          <text:p/>
        </draw:line>
        <draw:line draw:style-name="gr97" draw:layer="layout" svg:x1="15.636cm" svg:y1="12.559cm" svg:x2="15.636cm" svg:y2="12.406cm">
          <text:p/>
        </draw:line>
        <draw:line draw:style-name="gr97" draw:layer="layout" svg:x1="15.56cm" svg:y1="12.482cm" svg:x2="15.713cm" svg:y2="12.482cm">
          <text:p/>
        </draw:line>
        <draw:line draw:style-name="gr97" draw:layer="layout" svg:x1="15.636cm" svg:y1="12.381cm" svg:x2="15.636cm" svg:y2="12.228cm">
          <text:p/>
        </draw:line>
        <draw:line draw:style-name="gr97" draw:layer="layout" svg:x1="15.56cm" svg:y1="12.305cm" svg:x2="15.713cm" svg:y2="12.305cm">
          <text:p/>
        </draw:line>
        <draw:line draw:style-name="gr97" draw:layer="layout" svg:x1="15.636cm" svg:y1="12.162cm" svg:x2="15.636cm" svg:y2="12.009cm">
          <text:p/>
        </draw:line>
        <draw:line draw:style-name="gr97" draw:layer="layout" svg:x1="15.56cm" svg:y1="12.086cm" svg:x2="15.713cm" svg:y2="12.086cm">
          <text:p/>
        </draw:line>
        <draw:line draw:style-name="gr97" draw:layer="layout" svg:x1="15.636cm" svg:y1="11.941cm" svg:x2="15.636cm" svg:y2="11.787cm">
          <text:p/>
        </draw:line>
        <draw:line draw:style-name="gr97" draw:layer="layout" svg:x1="15.56cm" svg:y1="11.864cm" svg:x2="15.713cm" svg:y2="11.864cm">
          <text:p/>
        </draw:line>
        <draw:line draw:style-name="gr97" draw:layer="layout" svg:x1="15.636cm" svg:y1="11.919cm" svg:x2="15.636cm" svg:y2="11.766cm">
          <text:p/>
        </draw:line>
        <draw:line draw:style-name="gr97" draw:layer="layout" svg:x1="15.56cm" svg:y1="11.842cm" svg:x2="15.713cm" svg:y2="11.842cm">
          <text:p/>
        </draw:line>
        <draw:line draw:style-name="gr97" draw:layer="layout" svg:x1="15.636cm" svg:y1="11.147cm" svg:x2="15.636cm" svg:y2="10.994cm">
          <text:p/>
        </draw:line>
        <draw:line draw:style-name="gr97" draw:layer="layout" svg:x1="15.56cm" svg:y1="11.071cm" svg:x2="15.713cm" svg:y2="11.071cm">
          <text:p/>
        </draw:line>
        <draw:line draw:style-name="gr97" draw:layer="layout" svg:x1="15.636cm" svg:y1="10.928cm" svg:x2="15.636cm" svg:y2="10.775cm">
          <text:p/>
        </draw:line>
        <draw:line draw:style-name="gr97" draw:layer="layout" svg:x1="15.56cm" svg:y1="10.852cm" svg:x2="15.713cm" svg:y2="10.852cm">
          <text:p/>
        </draw:line>
        <draw:line draw:style-name="gr97" draw:layer="layout" svg:x1="15.636cm" svg:y1="10.51cm" svg:x2="15.636cm" svg:y2="10.356cm">
          <text:p/>
        </draw:line>
        <draw:line draw:style-name="gr97" draw:layer="layout" svg:x1="15.56cm" svg:y1="10.433cm" svg:x2="15.713cm" svg:y2="10.433cm">
          <text:p/>
        </draw:line>
        <draw:line draw:style-name="gr97" draw:layer="layout" svg:x1="15.636cm" svg:y1="10.31cm" svg:x2="15.636cm" svg:y2="10.157cm">
          <text:p/>
        </draw:line>
        <draw:line draw:style-name="gr97" draw:layer="layout" svg:x1="15.56cm" svg:y1="10.234cm" svg:x2="15.713cm" svg:y2="10.234cm">
          <text:p/>
        </draw:line>
        <draw:line draw:style-name="gr97" draw:layer="layout" svg:x1="15.636cm" svg:y1="9.87cm" svg:x2="15.636cm" svg:y2="9.716cm">
          <text:p/>
        </draw:line>
        <draw:line draw:style-name="gr97" draw:layer="layout" svg:x1="15.56cm" svg:y1="9.793cm" svg:x2="15.713cm" svg:y2="9.793cm">
          <text:p/>
        </draw:line>
        <draw:line draw:style-name="gr97" draw:layer="layout" svg:x1="15.636cm" svg:y1="8.548cm" svg:x2="15.636cm" svg:y2="8.395cm">
          <text:p/>
        </draw:line>
        <draw:line draw:style-name="gr97" draw:layer="layout" svg:x1="15.56cm" svg:y1="8.472cm" svg:x2="15.713cm" svg:y2="8.472cm">
          <text:p/>
        </draw:line>
        <draw:line draw:style-name="gr97" draw:layer="layout" svg:x1="15.636cm" svg:y1="8.417cm" svg:x2="15.636cm" svg:y2="8.263cm">
          <text:p/>
        </draw:line>
        <draw:line draw:style-name="gr97" draw:layer="layout" svg:x1="15.56cm" svg:y1="8.34cm" svg:x2="15.713cm" svg:y2="8.34cm">
          <text:p/>
        </draw:line>
        <draw:line draw:style-name="gr97" draw:layer="layout" svg:x1="15.636cm" svg:y1="8.351cm" svg:x2="15.636cm" svg:y2="8.198cm">
          <text:p/>
        </draw:line>
        <draw:line draw:style-name="gr97" draw:layer="layout" svg:x1="15.56cm" svg:y1="8.274cm" svg:x2="15.713cm" svg:y2="8.274cm">
          <text:p/>
        </draw:line>
        <draw:line draw:style-name="gr97" draw:layer="layout" svg:x1="15.636cm" svg:y1="8.13cm" svg:x2="15.636cm" svg:y2="7.976cm">
          <text:p/>
        </draw:line>
        <draw:line draw:style-name="gr97" draw:layer="layout" svg:x1="15.56cm" svg:y1="8.053cm" svg:x2="15.713cm" svg:y2="8.053cm">
          <text:p/>
        </draw:line>
        <draw:line draw:style-name="gr97" draw:layer="layout" svg:x1="15.636cm" svg:y1="4.45cm" svg:x2="15.636cm" svg:y2="4.296cm">
          <text:p/>
        </draw:line>
        <draw:line draw:style-name="gr97" draw:layer="layout" svg:x1="15.56cm" svg:y1="4.373cm" svg:x2="15.713cm" svg:y2="4.373cm">
          <text:p/>
        </draw:line>
        <draw:line draw:style-name="gr97" draw:layer="layout" svg:x1="15.636cm" svg:y1="3.391cm" svg:x2="15.636cm" svg:y2="3.238cm">
          <text:p/>
        </draw:line>
        <draw:line draw:style-name="gr97" draw:layer="layout" svg:x1="15.56cm" svg:y1="3.314cm" svg:x2="15.713cm" svg:y2="3.314cm">
          <text:p/>
        </draw:line>
        <draw:line draw:style-name="gr97" draw:layer="layout" svg:x1="15.636cm" svg:y1="2.819cm" svg:x2="15.636cm" svg:y2="2.666cm">
          <text:p/>
        </draw:line>
        <draw:line draw:style-name="gr97" draw:layer="layout" svg:x1="15.56cm" svg:y1="2.742cm" svg:x2="15.713cm" svg:y2="2.742cm">
          <text:p/>
        </draw:line>
        <draw:line draw:style-name="gr97" draw:layer="layout" svg:x1="15.666cm" svg:y1="13.153cm" svg:x2="15.666cm" svg:y2="13cm">
          <text:p/>
        </draw:line>
        <draw:line draw:style-name="gr97" draw:layer="layout" svg:x1="15.589cm" svg:y1="13.076cm" svg:x2="15.742cm" svg:y2="13.076cm">
          <text:p/>
        </draw:line>
        <draw:line draw:style-name="gr97" draw:layer="layout" svg:x1="15.666cm" svg:y1="12.956cm" svg:x2="15.666cm" svg:y2="12.802cm">
          <text:p/>
        </draw:line>
        <draw:line draw:style-name="gr97" draw:layer="layout" svg:x1="15.589cm" svg:y1="12.879cm" svg:x2="15.742cm" svg:y2="12.879cm">
          <text:p/>
        </draw:line>
        <draw:line draw:style-name="gr97" draw:layer="layout" svg:x1="15.666cm" svg:y1="12.824cm" svg:x2="15.666cm" svg:y2="12.671cm">
          <text:p/>
        </draw:line>
        <draw:line draw:style-name="gr97" draw:layer="layout" svg:x1="15.589cm" svg:y1="12.748cm" svg:x2="15.742cm" svg:y2="12.748cm">
          <text:p/>
        </draw:line>
        <draw:line draw:style-name="gr97" draw:layer="layout" svg:x1="15.666cm" svg:y1="12.471cm" svg:x2="15.666cm" svg:y2="12.318cm">
          <text:p/>
        </draw:line>
        <draw:line draw:style-name="gr97" draw:layer="layout" svg:x1="15.589cm" svg:y1="12.395cm" svg:x2="15.742cm" svg:y2="12.395cm">
          <text:p/>
        </draw:line>
        <draw:line draw:style-name="gr97" draw:layer="layout" svg:x1="15.666cm" svg:y1="12.449cm" svg:x2="15.666cm" svg:y2="12.296cm">
          <text:p/>
        </draw:line>
        <draw:line draw:style-name="gr97" draw:layer="layout" svg:x1="15.589cm" svg:y1="12.373cm" svg:x2="15.742cm" svg:y2="12.373cm">
          <text:p/>
        </draw:line>
        <draw:line draw:style-name="gr97" draw:layer="layout" svg:x1="15.666cm" svg:y1="12.381cm" svg:x2="15.666cm" svg:y2="12.228cm">
          <text:p/>
        </draw:line>
        <draw:line draw:style-name="gr97" draw:layer="layout" svg:x1="15.589cm" svg:y1="12.305cm" svg:x2="15.742cm" svg:y2="12.305cm">
          <text:p/>
        </draw:line>
        <draw:line draw:style-name="gr97" draw:layer="layout" svg:x1="15.666cm" svg:y1="11.612cm" svg:x2="15.666cm" svg:y2="11.459cm">
          <text:p/>
        </draw:line>
        <draw:line draw:style-name="gr97" draw:layer="layout" svg:x1="15.589cm" svg:y1="11.536cm" svg:x2="15.742cm" svg:y2="11.536cm">
          <text:p/>
        </draw:line>
        <draw:line draw:style-name="gr97" draw:layer="layout" svg:x1="15.666cm" svg:y1="11.413cm" svg:x2="15.666cm" svg:y2="11.259cm">
          <text:p/>
        </draw:line>
        <draw:line draw:style-name="gr97" draw:layer="layout" svg:x1="15.589cm" svg:y1="11.336cm" svg:x2="15.742cm" svg:y2="11.336cm">
          <text:p/>
        </draw:line>
        <draw:line draw:style-name="gr97" draw:layer="layout" svg:x1="15.666cm" svg:y1="11.303cm" svg:x2="15.666cm" svg:y2="11.15cm">
          <text:p/>
        </draw:line>
        <draw:line draw:style-name="gr97" draw:layer="layout" svg:x1="15.589cm" svg:y1="11.227cm" svg:x2="15.742cm" svg:y2="11.227cm">
          <text:p/>
        </draw:line>
        <draw:line draw:style-name="gr97" draw:layer="layout" svg:x1="15.666cm" svg:y1="10.994cm" svg:x2="15.666cm" svg:y2="10.841cm">
          <text:p/>
        </draw:line>
        <draw:line draw:style-name="gr97" draw:layer="layout" svg:x1="15.589cm" svg:y1="10.917cm" svg:x2="15.742cm" svg:y2="10.917cm">
          <text:p/>
        </draw:line>
        <draw:line draw:style-name="gr97" draw:layer="layout" svg:x1="15.666cm" svg:y1="10.51cm" svg:x2="15.666cm" svg:y2="10.356cm">
          <text:p/>
        </draw:line>
        <draw:line draw:style-name="gr97" draw:layer="layout" svg:x1="15.589cm" svg:y1="10.433cm" svg:x2="15.742cm" svg:y2="10.433cm">
          <text:p/>
        </draw:line>
        <draw:line draw:style-name="gr97" draw:layer="layout" svg:x1="15.666cm" svg:y1="10.488cm" svg:x2="15.666cm" svg:y2="10.335cm">
          <text:p/>
        </draw:line>
        <draw:line draw:style-name="gr97" draw:layer="layout" svg:x1="15.589cm" svg:y1="10.411cm" svg:x2="15.742cm" svg:y2="10.411cm">
          <text:p/>
        </draw:line>
        <draw:line draw:style-name="gr97" draw:layer="layout" svg:x1="15.666cm" svg:y1="10.332cm" svg:x2="15.666cm" svg:y2="10.179cm">
          <text:p/>
        </draw:line>
        <draw:line draw:style-name="gr97" draw:layer="layout" svg:x1="15.589cm" svg:y1="10.255cm" svg:x2="15.742cm" svg:y2="10.255cm">
          <text:p/>
        </draw:line>
        <draw:line draw:style-name="gr97" draw:layer="layout" svg:x1="15.666cm" svg:y1="10.135cm" svg:x2="15.666cm" svg:y2="9.982cm">
          <text:p/>
        </draw:line>
        <draw:line draw:style-name="gr97" draw:layer="layout" svg:x1="15.589cm" svg:y1="10.058cm" svg:x2="15.742cm" svg:y2="10.058cm">
          <text:p/>
        </draw:line>
        <draw:line draw:style-name="gr97" draw:layer="layout" svg:x1="15.666cm" svg:y1="9.935cm" svg:x2="15.666cm" svg:y2="9.782cm">
          <text:p/>
        </draw:line>
        <draw:line draw:style-name="gr97" draw:layer="layout" svg:x1="15.589cm" svg:y1="9.859cm" svg:x2="15.742cm" svg:y2="9.859cm">
          <text:p/>
        </draw:line>
        <draw:line draw:style-name="gr97" draw:layer="layout" svg:x1="15.666cm" svg:y1="9.848cm" svg:x2="15.666cm" svg:y2="9.694cm">
          <text:p/>
        </draw:line>
        <draw:line draw:style-name="gr97" draw:layer="layout" svg:x1="15.589cm" svg:y1="9.771cm" svg:x2="15.742cm" svg:y2="9.771cm">
          <text:p/>
        </draw:line>
        <draw:line draw:style-name="gr97" draw:layer="layout" svg:x1="15.666cm" svg:y1="9.716cm" svg:x2="15.666cm" svg:y2="9.563cm">
          <text:p/>
        </draw:line>
        <draw:line draw:style-name="gr97" draw:layer="layout" svg:x1="15.589cm" svg:y1="9.64cm" svg:x2="15.742cm" svg:y2="9.64cm">
          <text:p/>
        </draw:line>
        <draw:line draw:style-name="gr97" draw:layer="layout" svg:x1="15.666cm" svg:y1="8.813cm" svg:x2="15.666cm" svg:y2="8.66cm">
          <text:p/>
        </draw:line>
        <draw:line draw:style-name="gr97" draw:layer="layout" svg:x1="15.589cm" svg:y1="8.737cm" svg:x2="15.742cm" svg:y2="8.737cm">
          <text:p/>
        </draw:line>
        <draw:line draw:style-name="gr97" draw:layer="layout" svg:x1="15.666cm" svg:y1="8.526cm" svg:x2="15.666cm" svg:y2="8.373cm">
          <text:p/>
        </draw:line>
        <draw:line draw:style-name="gr97" draw:layer="layout" svg:x1="15.589cm" svg:y1="8.45cm" svg:x2="15.742cm" svg:y2="8.45cm">
          <text:p/>
        </draw:line>
        <draw:line draw:style-name="gr97" draw:layer="layout" svg:x1="15.666cm" svg:y1="6.124cm" svg:x2="15.666cm" svg:y2="5.971cm">
          <text:p/>
        </draw:line>
        <draw:line draw:style-name="gr97" draw:layer="layout" svg:x1="15.589cm" svg:y1="6.047cm" svg:x2="15.742cm" svg:y2="6.047cm">
          <text:p/>
        </draw:line>
        <draw:line draw:style-name="gr97" draw:layer="layout" svg:x1="15.666cm" svg:y1="5.156cm" svg:x2="15.666cm" svg:y2="5.002cm">
          <text:p/>
        </draw:line>
        <draw:line draw:style-name="gr97" draw:layer="layout" svg:x1="15.589cm" svg:y1="5.079cm" svg:x2="15.742cm" svg:y2="5.079cm">
          <text:p/>
        </draw:line>
        <draw:line draw:style-name="gr97" draw:layer="layout" svg:x1="15.666cm" svg:y1="5.044cm" svg:x2="15.666cm" svg:y2="4.89cm">
          <text:p/>
        </draw:line>
        <draw:line draw:style-name="gr97" draw:layer="layout" svg:x1="15.589cm" svg:y1="4.967cm" svg:x2="15.742cm" svg:y2="4.967cm">
          <text:p/>
        </draw:line>
        <draw:line draw:style-name="gr97" draw:layer="layout" svg:x1="15.666cm" svg:y1="3.722cm" svg:x2="15.666cm" svg:y2="3.569cm">
          <text:p/>
        </draw:line>
        <draw:line draw:style-name="gr97" draw:layer="layout" svg:x1="15.589cm" svg:y1="3.645cm" svg:x2="15.742cm" svg:y2="3.645cm">
          <text:p/>
        </draw:line>
        <draw:line draw:style-name="gr97" draw:layer="layout" svg:x1="15.666cm" svg:y1="3.569cm" svg:x2="15.666cm" svg:y2="3.415cm">
          <text:p/>
        </draw:line>
        <draw:line draw:style-name="gr97" draw:layer="layout" svg:x1="15.589cm" svg:y1="3.492cm" svg:x2="15.742cm" svg:y2="3.492cm">
          <text:p/>
        </draw:line>
        <draw:line draw:style-name="gr97" draw:layer="layout" svg:x1="15.666cm" svg:y1="3.347cm" svg:x2="15.666cm" svg:y2="3.194cm">
          <text:p/>
        </draw:line>
        <draw:line draw:style-name="gr97" draw:layer="layout" svg:x1="15.589cm" svg:y1="3.271cm" svg:x2="15.742cm" svg:y2="3.271cm">
          <text:p/>
        </draw:line>
        <draw:line draw:style-name="gr97" draw:layer="layout" svg:x1="15.666cm" svg:y1="3.325cm" svg:x2="15.666cm" svg:y2="3.172cm">
          <text:p/>
        </draw:line>
        <draw:line draw:style-name="gr97" draw:layer="layout" svg:x1="15.589cm" svg:y1="3.249cm" svg:x2="15.742cm" svg:y2="3.249cm">
          <text:p/>
        </draw:line>
        <draw:line draw:style-name="gr97" draw:layer="layout" svg:x1="15.666cm" svg:y1="3.238cm" svg:x2="15.666cm" svg:y2="3.084cm">
          <text:p/>
        </draw:line>
        <draw:line draw:style-name="gr97" draw:layer="layout" svg:x1="15.589cm" svg:y1="3.161cm" svg:x2="15.742cm" svg:y2="3.161cm">
          <text:p/>
        </draw:line>
        <draw:line draw:style-name="gr97" draw:layer="layout" svg:x1="15.666cm" svg:y1="2.863cm" svg:x2="15.666cm" svg:y2="2.71cm">
          <text:p/>
        </draw:line>
        <draw:line draw:style-name="gr97" draw:layer="layout" svg:x1="15.589cm" svg:y1="2.786cm" svg:x2="15.742cm" svg:y2="2.786cm">
          <text:p/>
        </draw:line>
        <draw:line draw:style-name="gr97" draw:layer="layout" svg:x1="15.697cm" svg:y1="11.941cm" svg:x2="15.697cm" svg:y2="11.787cm">
          <text:p/>
        </draw:line>
        <draw:line draw:style-name="gr97" draw:layer="layout" svg:x1="15.621cm" svg:y1="11.864cm" svg:x2="15.774cm" svg:y2="11.864cm">
          <text:p/>
        </draw:line>
        <draw:line draw:style-name="gr97" draw:layer="layout" svg:x1="15.697cm" svg:y1="11.766cm" svg:x2="15.697cm" svg:y2="11.612cm">
          <text:p/>
        </draw:line>
        <draw:line draw:style-name="gr97" draw:layer="layout" svg:x1="15.621cm" svg:y1="11.689cm" svg:x2="15.774cm" svg:y2="11.689cm">
          <text:p/>
        </draw:line>
        <draw:line draw:style-name="gr97" draw:layer="layout" svg:x1="15.697cm" svg:y1="11.678cm" svg:x2="15.697cm" svg:y2="11.525cm">
          <text:p/>
        </draw:line>
        <draw:line draw:style-name="gr97" draw:layer="layout" svg:x1="15.621cm" svg:y1="11.601cm" svg:x2="15.774cm" svg:y2="11.601cm">
          <text:p/>
        </draw:line>
        <draw:line draw:style-name="gr97" draw:layer="layout" svg:x1="15.697cm" svg:y1="11.216cm" svg:x2="15.697cm" svg:y2="11.062cm">
          <text:p/>
        </draw:line>
        <draw:line draw:style-name="gr97" draw:layer="layout" svg:x1="15.621cm" svg:y1="11.139cm" svg:x2="15.774cm" svg:y2="11.139cm">
          <text:p/>
        </draw:line>
        <draw:line draw:style-name="gr97" draw:layer="layout" svg:x1="15.697cm" svg:y1="11.194cm" svg:x2="15.697cm" svg:y2="11.04cm">
          <text:p/>
        </draw:line>
        <draw:line draw:style-name="gr97" draw:layer="layout" svg:x1="15.621cm" svg:y1="11.117cm" svg:x2="15.774cm" svg:y2="11.117cm">
          <text:p/>
        </draw:line>
        <draw:line draw:style-name="gr97" draw:layer="layout" svg:x1="15.697cm" svg:y1="11.038cm" svg:x2="15.697cm" svg:y2="10.885cm">
          <text:p/>
        </draw:line>
        <draw:line draw:style-name="gr97" draw:layer="layout" svg:x1="15.621cm" svg:y1="10.961cm" svg:x2="15.774cm" svg:y2="10.961cm">
          <text:p/>
        </draw:line>
        <draw:line draw:style-name="gr97" draw:layer="layout" svg:x1="15.697cm" svg:y1="10.95cm" svg:x2="15.697cm" svg:y2="10.797cm">
          <text:p/>
        </draw:line>
        <draw:line draw:style-name="gr97" draw:layer="layout" svg:x1="15.621cm" svg:y1="10.874cm" svg:x2="15.774cm" svg:y2="10.874cm">
          <text:p/>
        </draw:line>
        <draw:line draw:style-name="gr97" draw:layer="layout" svg:x1="15.697cm" svg:y1="10.841cm" svg:x2="15.697cm" svg:y2="10.687cm">
          <text:p/>
        </draw:line>
        <draw:line draw:style-name="gr97" draw:layer="layout" svg:x1="15.621cm" svg:y1="10.764cm" svg:x2="15.774cm" svg:y2="10.764cm">
          <text:p/>
        </draw:line>
        <draw:line draw:style-name="gr97" draw:layer="layout" svg:x1="15.697cm" svg:y1="10.244cm" svg:x2="15.697cm" svg:y2="10.091cm">
          <text:p/>
        </draw:line>
        <draw:line draw:style-name="gr97" draw:layer="layout" svg:x1="15.621cm" svg:y1="10.168cm" svg:x2="15.774cm" svg:y2="10.168cm">
          <text:p/>
        </draw:line>
        <draw:line draw:style-name="gr97" draw:layer="layout" svg:x1="15.697cm" svg:y1="9.539cm" svg:x2="15.697cm" svg:y2="9.385cm">
          <text:p/>
        </draw:line>
        <draw:line draw:style-name="gr97" draw:layer="layout" svg:x1="15.621cm" svg:y1="9.462cm" svg:x2="15.774cm" svg:y2="9.462cm">
          <text:p/>
        </draw:line>
        <draw:line draw:style-name="gr97" draw:layer="layout" svg:x1="15.697cm" svg:y1="9.385cm" svg:x2="15.697cm" svg:y2="9.232cm">
          <text:p/>
        </draw:line>
        <draw:line draw:style-name="gr97" draw:layer="layout" svg:x1="15.621cm" svg:y1="9.309cm" svg:x2="15.774cm" svg:y2="9.309cm">
          <text:p/>
        </draw:line>
        <draw:line draw:style-name="gr97" draw:layer="layout" svg:x1="15.697cm" svg:y1="9.076cm" svg:x2="15.697cm" svg:y2="8.923cm">
          <text:p/>
        </draw:line>
        <draw:line draw:style-name="gr97" draw:layer="layout" svg:x1="15.621cm" svg:y1="9cm" svg:x2="15.774cm" svg:y2="9cm">
          <text:p/>
        </draw:line>
        <draw:line draw:style-name="gr97" draw:layer="layout" svg:x1="15.697cm" svg:y1="8.857cm" svg:x2="15.697cm" svg:y2="8.704cm">
          <text:p/>
        </draw:line>
        <draw:line draw:style-name="gr97" draw:layer="layout" svg:x1="15.621cm" svg:y1="8.781cm" svg:x2="15.774cm" svg:y2="8.781cm">
          <text:p/>
        </draw:line>
        <draw:line draw:style-name="gr97" draw:layer="layout" svg:x1="15.697cm" svg:y1="8.702cm" svg:x2="15.697cm" svg:y2="8.548cm">
          <text:p/>
        </draw:line>
        <draw:line draw:style-name="gr97" draw:layer="layout" svg:x1="15.621cm" svg:y1="8.625cm" svg:x2="15.774cm" svg:y2="8.625cm">
          <text:p/>
        </draw:line>
        <draw:line draw:style-name="gr97" draw:layer="layout" svg:x1="15.697cm" svg:y1="5.287cm" svg:x2="15.697cm" svg:y2="5.134cm">
          <text:p/>
        </draw:line>
        <draw:line draw:style-name="gr97" draw:layer="layout" svg:x1="15.621cm" svg:y1="5.21cm" svg:x2="15.774cm" svg:y2="5.21cm">
          <text:p/>
        </draw:line>
        <draw:line draw:style-name="gr97" draw:layer="layout" svg:x1="15.697cm" svg:y1="4.206cm" svg:x2="15.697cm" svg:y2="4.053cm">
          <text:p/>
        </draw:line>
        <draw:line draw:style-name="gr97" draw:layer="layout" svg:x1="15.621cm" svg:y1="4.13cm" svg:x2="15.774cm" svg:y2="4.13cm">
          <text:p/>
        </draw:line>
        <draw:line draw:style-name="gr97" draw:layer="layout" svg:x1="15.697cm" svg:y1="4.163cm" svg:x2="15.697cm" svg:y2="4.009cm">
          <text:p/>
        </draw:line>
        <draw:line draw:style-name="gr97" draw:layer="layout" svg:x1="15.621cm" svg:y1="4.086cm" svg:x2="15.774cm" svg:y2="4.086cm">
          <text:p/>
        </draw:line>
        <draw:line draw:style-name="gr97" draw:layer="layout" svg:x1="15.697cm" svg:y1="3.987cm" svg:x2="15.697cm" svg:y2="3.834cm">
          <text:p/>
        </draw:line>
        <draw:line draw:style-name="gr97" draw:layer="layout" svg:x1="15.621cm" svg:y1="3.911cm" svg:x2="15.774cm" svg:y2="3.911cm">
          <text:p/>
        </draw:line>
        <draw:line draw:style-name="gr97" draw:layer="layout" svg:x1="15.697cm" svg:y1="3.878cm" svg:x2="15.697cm" svg:y2="3.724cm">
          <text:p/>
        </draw:line>
        <draw:line draw:style-name="gr97" draw:layer="layout" svg:x1="15.621cm" svg:y1="3.801cm" svg:x2="15.774cm" svg:y2="3.801cm">
          <text:p/>
        </draw:line>
        <draw:line draw:style-name="gr97" draw:layer="layout" svg:x1="15.697cm" svg:y1="3.347cm" svg:x2="15.697cm" svg:y2="3.194cm">
          <text:p/>
        </draw:line>
        <draw:line draw:style-name="gr97" draw:layer="layout" svg:x1="15.621cm" svg:y1="3.271cm" svg:x2="15.774cm" svg:y2="3.271cm">
          <text:p/>
        </draw:line>
        <draw:line draw:style-name="gr97" draw:layer="layout" svg:x1="15.697cm" svg:y1="3.26cm" svg:x2="15.697cm" svg:y2="3.106cm">
          <text:p/>
        </draw:line>
        <draw:line draw:style-name="gr97" draw:layer="layout" svg:x1="15.621cm" svg:y1="3.183cm" svg:x2="15.774cm" svg:y2="3.183cm">
          <text:p/>
        </draw:line>
        <draw:line draw:style-name="gr97" draw:layer="layout" svg:x1="15.697cm" svg:y1="2.885cm" svg:x2="15.697cm" svg:y2="2.732cm">
          <text:p/>
        </draw:line>
        <draw:line draw:style-name="gr97" draw:layer="layout" svg:x1="15.621cm" svg:y1="2.808cm" svg:x2="15.774cm" svg:y2="2.808cm">
          <text:p/>
        </draw:line>
        <draw:line draw:style-name="gr97" draw:layer="layout" svg:x1="15.697cm" svg:y1="2.841cm" svg:x2="15.697cm" svg:y2="2.688cm">
          <text:p/>
        </draw:line>
        <draw:line draw:style-name="gr97" draw:layer="layout" svg:x1="15.621cm" svg:y1="2.764cm" svg:x2="15.774cm" svg:y2="2.764cm">
          <text:p/>
        </draw:line>
        <draw:line draw:style-name="gr97" draw:layer="layout" svg:x1="15.727cm" svg:y1="11.919cm" svg:x2="15.727cm" svg:y2="11.766cm">
          <text:p/>
        </draw:line>
        <draw:line draw:style-name="gr97" draw:layer="layout" svg:x1="15.65cm" svg:y1="11.842cm" svg:x2="15.803cm" svg:y2="11.842cm">
          <text:p/>
        </draw:line>
        <draw:line draw:style-name="gr97" draw:layer="layout" svg:x1="15.727cm" svg:y1="11.766cm" svg:x2="15.727cm" svg:y2="11.612cm">
          <text:p/>
        </draw:line>
        <draw:line draw:style-name="gr97" draw:layer="layout" svg:x1="15.65cm" svg:y1="11.689cm" svg:x2="15.803cm" svg:y2="11.689cm">
          <text:p/>
        </draw:line>
        <draw:line draw:style-name="gr97" draw:layer="layout" svg:x1="15.727cm" svg:y1="11.722cm" svg:x2="15.727cm" svg:y2="11.568cm">
          <text:p/>
        </draw:line>
        <draw:line draw:style-name="gr97" draw:layer="layout" svg:x1="15.65cm" svg:y1="11.645cm" svg:x2="15.803cm" svg:y2="11.645cm">
          <text:p/>
        </draw:line>
        <draw:line draw:style-name="gr97" draw:layer="layout" svg:x1="15.727cm" svg:y1="11.7cm" svg:x2="15.727cm" svg:y2="11.547cm">
          <text:p/>
        </draw:line>
        <draw:line draw:style-name="gr97" draw:layer="layout" svg:x1="15.65cm" svg:y1="11.623cm" svg:x2="15.803cm" svg:y2="11.623cm">
          <text:p/>
        </draw:line>
        <draw:line draw:style-name="gr97" draw:layer="layout" svg:x1="15.727cm" svg:y1="11.544cm" svg:x2="15.727cm" svg:y2="11.391cm">
          <text:p/>
        </draw:line>
        <draw:line draw:style-name="gr97" draw:layer="layout" svg:x1="15.65cm" svg:y1="11.467cm" svg:x2="15.803cm" svg:y2="11.467cm">
          <text:p/>
        </draw:line>
        <draw:line draw:style-name="gr97" draw:layer="layout" svg:x1="15.727cm" svg:y1="11.347cm" svg:x2="15.727cm" svg:y2="11.194cm">
          <text:p/>
        </draw:line>
        <draw:line draw:style-name="gr97" draw:layer="layout" svg:x1="15.65cm" svg:y1="11.27cm" svg:x2="15.803cm" svg:y2="11.27cm">
          <text:p/>
        </draw:line>
        <draw:line draw:style-name="gr97" draw:layer="layout" svg:x1="15.727cm" svg:y1="11.038cm" svg:x2="15.727cm" svg:y2="10.885cm">
          <text:p/>
        </draw:line>
        <draw:line draw:style-name="gr97" draw:layer="layout" svg:x1="15.65cm" svg:y1="10.961cm" svg:x2="15.803cm" svg:y2="10.961cm">
          <text:p/>
        </draw:line>
        <draw:line draw:style-name="gr97" draw:layer="layout" svg:x1="15.727cm" svg:y1="10.928cm" svg:x2="15.727cm" svg:y2="10.775cm">
          <text:p/>
        </draw:line>
        <draw:line draw:style-name="gr97" draw:layer="layout" svg:x1="15.65cm" svg:y1="10.852cm" svg:x2="15.803cm" svg:y2="10.852cm">
          <text:p/>
        </draw:line>
        <draw:line draw:style-name="gr97" draw:layer="layout" svg:x1="15.727cm" svg:y1="10.906cm" svg:x2="15.727cm" svg:y2="10.753cm">
          <text:p/>
        </draw:line>
        <draw:line draw:style-name="gr97" draw:layer="layout" svg:x1="15.65cm" svg:y1="10.83cm" svg:x2="15.803cm" svg:y2="10.83cm">
          <text:p/>
        </draw:line>
        <draw:line draw:style-name="gr97" draw:layer="layout" svg:x1="15.727cm" svg:y1="10.885cm" svg:x2="15.727cm" svg:y2="10.731cm">
          <text:p/>
        </draw:line>
        <draw:line draw:style-name="gr97" draw:layer="layout" svg:x1="15.65cm" svg:y1="10.808cm" svg:x2="15.803cm" svg:y2="10.808cm">
          <text:p/>
        </draw:line>
        <draw:line draw:style-name="gr97" draw:layer="layout" svg:x1="15.727cm" svg:y1="10.841cm" svg:x2="15.727cm" svg:y2="10.687cm">
          <text:p/>
        </draw:line>
        <draw:line draw:style-name="gr97" draw:layer="layout" svg:x1="15.65cm" svg:y1="10.764cm" svg:x2="15.803cm" svg:y2="10.764cm">
          <text:p/>
        </draw:line>
        <draw:line draw:style-name="gr97" draw:layer="layout" svg:x1="15.727cm" svg:y1="9.673cm" svg:x2="15.727cm" svg:y2="9.519cm">
          <text:p/>
        </draw:line>
        <draw:line draw:style-name="gr97" draw:layer="layout" svg:x1="15.65cm" svg:y1="9.596cm" svg:x2="15.803cm" svg:y2="9.596cm">
          <text:p/>
        </draw:line>
        <draw:line draw:style-name="gr97" draw:layer="layout" svg:x1="15.727cm" svg:y1="7.292cm" svg:x2="15.727cm" svg:y2="7.139cm">
          <text:p/>
        </draw:line>
        <draw:line draw:style-name="gr97" draw:layer="layout" svg:x1="15.65cm" svg:y1="7.216cm" svg:x2="15.803cm" svg:y2="7.216cm">
          <text:p/>
        </draw:line>
        <draw:line draw:style-name="gr97" draw:layer="layout" svg:x1="15.727cm" svg:y1="6.961cm" svg:x2="15.727cm" svg:y2="6.808cm">
          <text:p/>
        </draw:line>
        <draw:line draw:style-name="gr97" draw:layer="layout" svg:x1="15.65cm" svg:y1="6.885cm" svg:x2="15.803cm" svg:y2="6.885cm">
          <text:p/>
        </draw:line>
        <draw:line draw:style-name="gr97" draw:layer="layout" svg:x1="15.727cm" svg:y1="6.939cm" svg:x2="15.727cm" svg:y2="6.786cm">
          <text:p/>
        </draw:line>
        <draw:line draw:style-name="gr97" draw:layer="layout" svg:x1="15.65cm" svg:y1="6.863cm" svg:x2="15.803cm" svg:y2="6.863cm">
          <text:p/>
        </draw:line>
        <draw:line draw:style-name="gr97" draw:layer="layout" svg:x1="15.727cm" svg:y1="5.993cm" svg:x2="15.727cm" svg:y2="5.839cm">
          <text:p/>
        </draw:line>
        <draw:line draw:style-name="gr97" draw:layer="layout" svg:x1="15.65cm" svg:y1="5.916cm" svg:x2="15.803cm" svg:y2="5.916cm">
          <text:p/>
        </draw:line>
        <draw:line draw:style-name="gr97" draw:layer="layout" svg:x1="15.727cm" svg:y1="5.927cm" svg:x2="15.727cm" svg:y2="5.774cm">
          <text:p/>
        </draw:line>
        <draw:line draw:style-name="gr97" draw:layer="layout" svg:x1="15.65cm" svg:y1="5.85cm" svg:x2="15.803cm" svg:y2="5.85cm">
          <text:p/>
        </draw:line>
        <draw:line draw:style-name="gr97" draw:layer="layout" svg:x1="15.727cm" svg:y1="5.684cm" svg:x2="15.727cm" svg:y2="5.53cm">
          <text:p/>
        </draw:line>
        <draw:line draw:style-name="gr97" draw:layer="layout" svg:x1="15.65cm" svg:y1="5.607cm" svg:x2="15.803cm" svg:y2="5.607cm">
          <text:p/>
        </draw:line>
        <draw:line draw:style-name="gr97" draw:layer="layout" svg:x1="15.727cm" svg:y1="4.625cm" svg:x2="15.727cm" svg:y2="4.472cm">
          <text:p/>
        </draw:line>
        <draw:line draw:style-name="gr97" draw:layer="layout" svg:x1="15.65cm" svg:y1="4.548cm" svg:x2="15.803cm" svg:y2="4.548cm">
          <text:p/>
        </draw:line>
        <draw:line draw:style-name="gr97" draw:layer="layout" svg:x1="15.727cm" svg:y1="4.581cm" svg:x2="15.727cm" svg:y2="4.428cm">
          <text:p/>
        </draw:line>
        <draw:line draw:style-name="gr97" draw:layer="layout" svg:x1="15.65cm" svg:y1="4.505cm" svg:x2="15.803cm" svg:y2="4.505cm">
          <text:p/>
        </draw:line>
        <draw:line draw:style-name="gr97" draw:layer="layout" svg:x1="15.727cm" svg:y1="4.384cm" svg:x2="15.727cm" svg:y2="4.231cm">
          <text:p/>
        </draw:line>
        <draw:line draw:style-name="gr97" draw:layer="layout" svg:x1="15.65cm" svg:y1="4.307cm" svg:x2="15.803cm" svg:y2="4.307cm">
          <text:p/>
        </draw:line>
        <draw:line draw:style-name="gr97" draw:layer="layout" svg:x1="15.727cm" svg:y1="3.922cm" svg:x2="15.727cm" svg:y2="3.768cm">
          <text:p/>
        </draw:line>
        <draw:line draw:style-name="gr97" draw:layer="layout" svg:x1="15.65cm" svg:y1="3.845cm" svg:x2="15.803cm" svg:y2="3.845cm">
          <text:p/>
        </draw:line>
        <draw:line draw:style-name="gr97" draw:layer="layout" svg:x1="15.727cm" svg:y1="3.9cm" svg:x2="15.727cm" svg:y2="3.746cm">
          <text:p/>
        </draw:line>
        <draw:line draw:style-name="gr97" draw:layer="layout" svg:x1="15.65cm" svg:y1="3.823cm" svg:x2="15.803cm" svg:y2="3.823cm">
          <text:p/>
        </draw:line>
        <draw:line draw:style-name="gr97" draw:layer="layout" svg:x1="15.727cm" svg:y1="3.81cm" svg:x2="15.727cm" svg:y2="3.656cm">
          <text:p/>
        </draw:line>
        <draw:line draw:style-name="gr97" draw:layer="layout" svg:x1="15.65cm" svg:y1="3.733cm" svg:x2="15.803cm" svg:y2="3.733cm">
          <text:p/>
        </draw:line>
        <draw:line draw:style-name="gr97" draw:layer="layout" svg:x1="15.727cm" svg:y1="3.7cm" svg:x2="15.727cm" svg:y2="3.547cm">
          <text:p/>
        </draw:line>
        <draw:line draw:style-name="gr97" draw:layer="layout" svg:x1="15.65cm" svg:y1="3.623cm" svg:x2="15.803cm" svg:y2="3.623cm">
          <text:p/>
        </draw:line>
        <draw:line draw:style-name="gr97" draw:layer="layout" svg:x1="15.727cm" svg:y1="3.656cm" svg:x2="15.727cm" svg:y2="3.503cm">
          <text:p/>
        </draw:line>
        <draw:line draw:style-name="gr97" draw:layer="layout" svg:x1="15.65cm" svg:y1="3.58cm" svg:x2="15.803cm" svg:y2="3.58cm">
          <text:p/>
        </draw:line>
        <draw:line draw:style-name="gr97" draw:layer="layout" svg:x1="15.727cm" svg:y1="3.391cm" svg:x2="15.727cm" svg:y2="3.238cm">
          <text:p/>
        </draw:line>
        <draw:line draw:style-name="gr97" draw:layer="layout" svg:x1="15.65cm" svg:y1="3.314cm" svg:x2="15.803cm" svg:y2="3.314cm">
          <text:p/>
        </draw:line>
        <draw:line draw:style-name="gr97" draw:layer="layout" svg:x1="15.727cm" svg:y1="3.369cm" svg:x2="15.727cm" svg:y2="3.216cm">
          <text:p/>
        </draw:line>
        <draw:line draw:style-name="gr97" draw:layer="layout" svg:x1="15.65cm" svg:y1="3.293cm" svg:x2="15.803cm" svg:y2="3.293cm">
          <text:p/>
        </draw:line>
        <draw:line draw:style-name="gr97" draw:layer="layout" svg:x1="15.727cm" svg:y1="3.325cm" svg:x2="15.727cm" svg:y2="3.172cm">
          <text:p/>
        </draw:line>
        <draw:line draw:style-name="gr97" draw:layer="layout" svg:x1="15.65cm" svg:y1="3.249cm" svg:x2="15.803cm" svg:y2="3.249cm">
          <text:p/>
        </draw:line>
        <draw:line draw:style-name="gr97" draw:layer="layout" svg:x1="15.727cm" svg:y1="3.084cm" svg:x2="15.727cm" svg:y2="2.931cm">
          <text:p/>
        </draw:line>
        <draw:line draw:style-name="gr97" draw:layer="layout" svg:x1="15.65cm" svg:y1="3.008cm" svg:x2="15.803cm" svg:y2="3.008cm">
          <text:p/>
        </draw:line>
        <draw:line draw:style-name="gr97" draw:layer="layout" svg:x1="15.758cm" svg:y1="13.043cm" svg:x2="15.758cm" svg:y2="12.89cm">
          <text:p/>
        </draw:line>
        <draw:line draw:style-name="gr97" draw:layer="layout" svg:x1="15.681cm" svg:y1="12.967cm" svg:x2="15.835cm" svg:y2="12.967cm">
          <text:p/>
        </draw:line>
        <draw:line draw:style-name="gr97" draw:layer="layout" svg:x1="15.758cm" svg:y1="12.978cm" svg:x2="15.758cm" svg:y2="12.824cm">
          <text:p/>
        </draw:line>
        <draw:line draw:style-name="gr97" draw:layer="layout" svg:x1="15.681cm" svg:y1="12.901cm" svg:x2="15.835cm" svg:y2="12.901cm">
          <text:p/>
        </draw:line>
        <draw:line draw:style-name="gr97" draw:layer="layout" svg:x1="15.758cm" svg:y1="12.25cm" svg:x2="15.758cm" svg:y2="12.097cm">
          <text:p/>
        </draw:line>
        <draw:line draw:style-name="gr97" draw:layer="layout" svg:x1="15.681cm" svg:y1="12.173cm" svg:x2="15.835cm" svg:y2="12.173cm">
          <text:p/>
        </draw:line>
        <draw:line draw:style-name="gr97" draw:layer="layout" svg:x1="15.758cm" svg:y1="11.678cm" svg:x2="15.758cm" svg:y2="11.525cm">
          <text:p/>
        </draw:line>
        <draw:line draw:style-name="gr97" draw:layer="layout" svg:x1="15.681cm" svg:y1="11.601cm" svg:x2="15.835cm" svg:y2="11.601cm">
          <text:p/>
        </draw:line>
        <draw:line draw:style-name="gr97" draw:layer="layout" svg:x1="15.758cm" svg:y1="11.457cm" svg:x2="15.758cm" svg:y2="11.303cm">
          <text:p/>
        </draw:line>
        <draw:line draw:style-name="gr97" draw:layer="layout" svg:x1="15.681cm" svg:y1="11.38cm" svg:x2="15.835cm" svg:y2="11.38cm">
          <text:p/>
        </draw:line>
        <draw:line draw:style-name="gr97" draw:layer="layout" svg:x1="15.758cm" svg:y1="11.435cm" svg:x2="15.758cm" svg:y2="11.281cm">
          <text:p/>
        </draw:line>
        <draw:line draw:style-name="gr97" draw:layer="layout" svg:x1="15.681cm" svg:y1="11.358cm" svg:x2="15.835cm" svg:y2="11.358cm">
          <text:p/>
        </draw:line>
        <draw:line draw:style-name="gr97" draw:layer="layout" svg:x1="15.758cm" svg:y1="11.325cm" svg:x2="15.758cm" svg:y2="11.172cm">
          <text:p/>
        </draw:line>
        <draw:line draw:style-name="gr97" draw:layer="layout" svg:x1="15.681cm" svg:y1="11.248cm" svg:x2="15.835cm" svg:y2="11.248cm">
          <text:p/>
        </draw:line>
        <draw:line draw:style-name="gr97" draw:layer="layout" svg:x1="15.758cm" svg:y1="11.016cm" svg:x2="15.758cm" svg:y2="10.863cm">
          <text:p/>
        </draw:line>
        <draw:line draw:style-name="gr97" draw:layer="layout" svg:x1="15.681cm" svg:y1="10.939cm" svg:x2="15.835cm" svg:y2="10.939cm">
          <text:p/>
        </draw:line>
        <draw:line draw:style-name="gr97" draw:layer="layout" svg:x1="15.758cm" svg:y1="10.223cm" svg:x2="15.758cm" svg:y2="10.069cm">
          <text:p/>
        </draw:line>
        <draw:line draw:style-name="gr97" draw:layer="layout" svg:x1="15.681cm" svg:y1="10.146cm" svg:x2="15.835cm" svg:y2="10.146cm">
          <text:p/>
        </draw:line>
        <draw:line draw:style-name="gr97" draw:layer="layout" svg:x1="15.758cm" svg:y1="10.179cm" svg:x2="15.758cm" svg:y2="10.025cm">
          <text:p/>
        </draw:line>
        <draw:line draw:style-name="gr97" draw:layer="layout" svg:x1="15.681cm" svg:y1="10.102cm" svg:x2="15.835cm" svg:y2="10.102cm">
          <text:p/>
        </draw:line>
        <draw:line draw:style-name="gr97" draw:layer="layout" svg:x1="15.758cm" svg:y1="10.069cm" svg:x2="15.758cm" svg:y2="9.916cm">
          <text:p/>
        </draw:line>
        <draw:line draw:style-name="gr97" draw:layer="layout" svg:x1="15.681cm" svg:y1="9.993cm" svg:x2="15.835cm" svg:y2="9.993cm">
          <text:p/>
        </draw:line>
        <draw:line draw:style-name="gr97" draw:layer="layout" svg:x1="15.758cm" svg:y1="10.047cm" svg:x2="15.758cm" svg:y2="9.894cm">
          <text:p/>
        </draw:line>
        <draw:line draw:style-name="gr97" draw:layer="layout" svg:x1="15.681cm" svg:y1="9.971cm" svg:x2="15.835cm" svg:y2="9.971cm">
          <text:p/>
        </draw:line>
        <draw:line draw:style-name="gr97" draw:layer="layout" svg:x1="15.758cm" svg:y1="9.914cm" svg:x2="15.758cm" svg:y2="9.76cm">
          <text:p/>
        </draw:line>
        <draw:line draw:style-name="gr97" draw:layer="layout" svg:x1="15.681cm" svg:y1="9.837cm" svg:x2="15.835cm" svg:y2="9.837cm">
          <text:p/>
        </draw:line>
        <draw:line draw:style-name="gr97" draw:layer="layout" svg:x1="15.758cm" svg:y1="9.585cm" svg:x2="15.758cm" svg:y2="9.432cm">
          <text:p/>
        </draw:line>
        <draw:line draw:style-name="gr97" draw:layer="layout" svg:x1="15.681cm" svg:y1="9.508cm" svg:x2="15.835cm" svg:y2="9.508cm">
          <text:p/>
        </draw:line>
        <draw:line draw:style-name="gr97" draw:layer="layout" svg:x1="15.758cm" svg:y1="4.671cm" svg:x2="15.758cm" svg:y2="4.518cm">
          <text:p/>
        </draw:line>
        <draw:line draw:style-name="gr97" draw:layer="layout" svg:x1="15.681cm" svg:y1="4.595cm" svg:x2="15.835cm" svg:y2="4.595cm">
          <text:p/>
        </draw:line>
        <draw:line draw:style-name="gr97" draw:layer="layout" svg:x1="15.758cm" svg:y1="4.472cm" svg:x2="15.758cm" svg:y2="4.318cm">
          <text:p/>
        </draw:line>
        <draw:line draw:style-name="gr97" draw:layer="layout" svg:x1="15.681cm" svg:y1="4.395cm" svg:x2="15.835cm" svg:y2="4.395cm">
          <text:p/>
        </draw:line>
        <draw:line draw:style-name="gr97" draw:layer="layout" svg:x1="15.758cm" svg:y1="3.878cm" svg:x2="15.758cm" svg:y2="3.724cm">
          <text:p/>
        </draw:line>
        <draw:line draw:style-name="gr97" draw:layer="layout" svg:x1="15.681cm" svg:y1="3.801cm" svg:x2="15.835cm" svg:y2="3.801cm">
          <text:p/>
        </draw:line>
        <draw:line draw:style-name="gr97" draw:layer="layout" svg:x1="15.758cm" svg:y1="3.788cm" svg:x2="15.758cm" svg:y2="3.634cm">
          <text:p/>
        </draw:line>
        <draw:line draw:style-name="gr97" draw:layer="layout" svg:x1="15.681cm" svg:y1="3.711cm" svg:x2="15.835cm" svg:y2="3.711cm">
          <text:p/>
        </draw:line>
        <draw:line draw:style-name="gr97" draw:layer="layout" svg:x1="15.758cm" svg:y1="3.634cm" svg:x2="15.758cm" svg:y2="3.481cm">
          <text:p/>
        </draw:line>
        <draw:line draw:style-name="gr97" draw:layer="layout" svg:x1="15.681cm" svg:y1="3.558cm" svg:x2="15.835cm" svg:y2="3.558cm">
          <text:p/>
        </draw:line>
        <draw:line draw:style-name="gr97" draw:layer="layout" svg:x1="15.758cm" svg:y1="3.569cm" svg:x2="15.758cm" svg:y2="3.415cm">
          <text:p/>
        </draw:line>
        <draw:line draw:style-name="gr97" draw:layer="layout" svg:x1="15.681cm" svg:y1="3.492cm" svg:x2="15.835cm" svg:y2="3.492cm">
          <text:p/>
        </draw:line>
        <draw:line draw:style-name="gr97" draw:layer="layout" svg:x1="15.758cm" svg:y1="3.525cm" svg:x2="15.758cm" svg:y2="3.372cm">
          <text:p/>
        </draw:line>
        <draw:line draw:style-name="gr97" draw:layer="layout" svg:x1="15.681cm" svg:y1="3.448cm" svg:x2="15.835cm" svg:y2="3.448cm">
          <text:p/>
        </draw:line>
        <draw:line draw:style-name="gr97" draw:layer="layout" svg:x1="15.758cm" svg:y1="3.437cm" svg:x2="15.758cm" svg:y2="3.284cm">
          <text:p/>
        </draw:line>
        <draw:line draw:style-name="gr97" draw:layer="layout" svg:x1="15.681cm" svg:y1="3.361cm" svg:x2="15.835cm" svg:y2="3.361cm">
          <text:p/>
        </draw:line>
        <draw:line draw:style-name="gr97" draw:layer="layout" svg:x1="15.758cm" svg:y1="3.391cm" svg:x2="15.758cm" svg:y2="3.238cm">
          <text:p/>
        </draw:line>
        <draw:line draw:style-name="gr97" draw:layer="layout" svg:x1="15.681cm" svg:y1="3.314cm" svg:x2="15.835cm" svg:y2="3.314cm">
          <text:p/>
        </draw:line>
        <draw:line draw:style-name="gr97" draw:layer="layout" svg:x1="15.787cm" svg:y1="12.868cm" svg:x2="15.787cm" svg:y2="12.715cm">
          <text:p/>
        </draw:line>
        <draw:line draw:style-name="gr97" draw:layer="layout" svg:x1="15.711cm" svg:y1="12.791cm" svg:x2="15.864cm" svg:y2="12.791cm">
          <text:p/>
        </draw:line>
        <draw:line draw:style-name="gr97" draw:layer="layout" svg:x1="15.787cm" svg:y1="12.625cm" svg:x2="15.787cm" svg:y2="12.471cm">
          <text:p/>
        </draw:line>
        <draw:line draw:style-name="gr97" draw:layer="layout" svg:x1="15.711cm" svg:y1="12.548cm" svg:x2="15.864cm" svg:y2="12.548cm">
          <text:p/>
        </draw:line>
        <draw:line draw:style-name="gr97" draw:layer="layout" svg:x1="15.787cm" svg:y1="12.537cm" svg:x2="15.787cm" svg:y2="12.384cm">
          <text:p/>
        </draw:line>
        <draw:line draw:style-name="gr97" draw:layer="layout" svg:x1="15.711cm" svg:y1="12.46cm" svg:x2="15.864cm" svg:y2="12.46cm">
          <text:p/>
        </draw:line>
        <draw:line draw:style-name="gr97" draw:layer="layout" svg:x1="15.787cm" svg:y1="12.515cm" svg:x2="15.787cm" svg:y2="12.362cm">
          <text:p/>
        </draw:line>
        <draw:line draw:style-name="gr97" draw:layer="layout" svg:x1="15.711cm" svg:y1="12.439cm" svg:x2="15.864cm" svg:y2="12.439cm">
          <text:p/>
        </draw:line>
        <draw:line draw:style-name="gr97" draw:layer="layout" svg:x1="15.787cm" svg:y1="12.053cm" svg:x2="15.787cm" svg:y2="11.899cm">
          <text:p/>
        </draw:line>
        <draw:line draw:style-name="gr97" draw:layer="layout" svg:x1="15.711cm" svg:y1="11.976cm" svg:x2="15.864cm" svg:y2="11.976cm">
          <text:p/>
        </draw:line>
        <draw:line draw:style-name="gr97" draw:layer="layout" svg:x1="15.787cm" svg:y1="11.897cm" svg:x2="15.787cm" svg:y2="11.744cm">
          <text:p/>
        </draw:line>
        <draw:line draw:style-name="gr97" draw:layer="layout" svg:x1="15.711cm" svg:y1="11.82cm" svg:x2="15.864cm" svg:y2="11.82cm">
          <text:p/>
        </draw:line>
        <draw:line draw:style-name="gr97" draw:layer="layout" svg:x1="15.787cm" svg:y1="11.875cm" svg:x2="15.787cm" svg:y2="11.722cm">
          <text:p/>
        </draw:line>
        <draw:line draw:style-name="gr97" draw:layer="layout" svg:x1="15.711cm" svg:y1="11.798cm" svg:x2="15.864cm" svg:y2="11.798cm">
          <text:p/>
        </draw:line>
        <draw:line draw:style-name="gr97" draw:layer="layout" svg:x1="15.787cm" svg:y1="11.59cm" svg:x2="15.787cm" svg:y2="11.437cm">
          <text:p/>
        </draw:line>
        <draw:line draw:style-name="gr97" draw:layer="layout" svg:x1="15.711cm" svg:y1="11.514cm" svg:x2="15.864cm" svg:y2="11.514cm">
          <text:p/>
        </draw:line>
        <draw:line draw:style-name="gr97" draw:layer="layout" svg:x1="15.787cm" svg:y1="10.422cm" svg:x2="15.787cm" svg:y2="10.269cm">
          <text:p/>
        </draw:line>
        <draw:line draw:style-name="gr97" draw:layer="layout" svg:x1="15.711cm" svg:y1="10.346cm" svg:x2="15.864cm" svg:y2="10.346cm">
          <text:p/>
        </draw:line>
        <draw:line draw:style-name="gr97" draw:layer="layout" svg:x1="15.787cm" svg:y1="5.508cm" svg:x2="15.787cm" svg:y2="5.355cm">
          <text:p/>
        </draw:line>
        <draw:line draw:style-name="gr97" draw:layer="layout" svg:x1="15.711cm" svg:y1="5.432cm" svg:x2="15.864cm" svg:y2="5.432cm">
          <text:p/>
        </draw:line>
        <draw:line draw:style-name="gr97" draw:layer="layout" svg:x1="15.787cm" svg:y1="5.044cm" svg:x2="15.787cm" svg:y2="4.89cm">
          <text:p/>
        </draw:line>
        <draw:line draw:style-name="gr97" draw:layer="layout" svg:x1="15.711cm" svg:y1="4.967cm" svg:x2="15.864cm" svg:y2="4.967cm">
          <text:p/>
        </draw:line>
        <draw:line draw:style-name="gr97" draw:layer="layout" svg:x1="15.787cm" svg:y1="4.671cm" svg:x2="15.787cm" svg:y2="4.518cm">
          <text:p/>
        </draw:line>
        <draw:line draw:style-name="gr97" draw:layer="layout" svg:x1="15.711cm" svg:y1="4.595cm" svg:x2="15.864cm" svg:y2="4.595cm">
          <text:p/>
        </draw:line>
        <draw:line draw:style-name="gr97" draw:layer="layout" svg:x1="15.787cm" svg:y1="4.559cm" svg:x2="15.787cm" svg:y2="4.406cm">
          <text:p/>
        </draw:line>
        <draw:line draw:style-name="gr97" draw:layer="layout" svg:x1="15.711cm" svg:y1="4.483cm" svg:x2="15.864cm" svg:y2="4.483cm">
          <text:p/>
        </draw:line>
        <draw:line draw:style-name="gr97" draw:layer="layout" svg:x1="15.787cm" svg:y1="4.406cm" svg:x2="15.787cm" svg:y2="4.253cm">
          <text:p/>
        </draw:line>
        <draw:line draw:style-name="gr97" draw:layer="layout" svg:x1="15.711cm" svg:y1="4.329cm" svg:x2="15.864cm" svg:y2="4.329cm">
          <text:p/>
        </draw:line>
        <draw:line draw:style-name="gr97" draw:layer="layout" svg:x1="15.787cm" svg:y1="4.075cm" svg:x2="15.787cm" svg:y2="3.922cm">
          <text:p/>
        </draw:line>
        <draw:line draw:style-name="gr97" draw:layer="layout" svg:x1="15.711cm" svg:y1="3.998cm" svg:x2="15.864cm" svg:y2="3.998cm">
          <text:p/>
        </draw:line>
        <draw:line draw:style-name="gr97" draw:layer="layout" svg:x1="15.787cm" svg:y1="4.009cm" svg:x2="15.787cm" svg:y2="3.856cm">
          <text:p/>
        </draw:line>
        <draw:line draw:style-name="gr97" draw:layer="layout" svg:x1="15.711cm" svg:y1="3.933cm" svg:x2="15.864cm" svg:y2="3.933cm">
          <text:p/>
        </draw:line>
        <draw:line draw:style-name="gr97" draw:layer="layout" svg:x1="15.787cm" svg:y1="3.282cm" svg:x2="15.787cm" svg:y2="3.128cm">
          <text:p/>
        </draw:line>
        <draw:line draw:style-name="gr97" draw:layer="layout" svg:x1="15.711cm" svg:y1="3.205cm" svg:x2="15.864cm" svg:y2="3.205cm">
          <text:p/>
        </draw:line>
        <draw:line draw:style-name="gr97" draw:layer="layout" svg:x1="15.787cm" svg:y1="2.994cm" svg:x2="15.787cm" svg:y2="2.841cm">
          <text:p/>
        </draw:line>
        <draw:line draw:style-name="gr97" draw:layer="layout" svg:x1="15.711cm" svg:y1="2.918cm" svg:x2="15.864cm" svg:y2="2.918cm">
          <text:p/>
        </draw:line>
        <draw:line draw:style-name="gr97" draw:layer="layout" svg:x1="15.819cm" svg:y1="13.352cm" svg:x2="15.819cm" svg:y2="13.199cm">
          <text:p/>
        </draw:line>
        <draw:line draw:style-name="gr97" draw:layer="layout" svg:x1="15.742cm" svg:y1="13.276cm" svg:x2="15.896cm" svg:y2="13.276cm">
          <text:p/>
        </draw:line>
        <draw:line draw:style-name="gr97" draw:layer="layout" svg:x1="15.819cm" svg:y1="12.381cm" svg:x2="15.819cm" svg:y2="12.228cm">
          <text:p/>
        </draw:line>
        <draw:line draw:style-name="gr97" draw:layer="layout" svg:x1="15.742cm" svg:y1="12.305cm" svg:x2="15.896cm" svg:y2="12.305cm">
          <text:p/>
        </draw:line>
        <draw:line draw:style-name="gr97" draw:layer="layout" svg:x1="15.819cm" svg:y1="12.294cm" svg:x2="15.819cm" svg:y2="12.14cm">
          <text:p/>
        </draw:line>
        <draw:line draw:style-name="gr97" draw:layer="layout" svg:x1="15.742cm" svg:y1="12.217cm" svg:x2="15.896cm" svg:y2="12.217cm">
          <text:p/>
        </draw:line>
        <draw:line draw:style-name="gr97" draw:layer="layout" svg:x1="15.819cm" svg:y1="11.897cm" svg:x2="15.819cm" svg:y2="11.744cm">
          <text:p/>
        </draw:line>
        <draw:line draw:style-name="gr97" draw:layer="layout" svg:x1="15.742cm" svg:y1="11.82cm" svg:x2="15.896cm" svg:y2="11.82cm">
          <text:p/>
        </draw:line>
        <draw:line draw:style-name="gr97" draw:layer="layout" svg:x1="15.819cm" svg:y1="11.347cm" svg:x2="15.819cm" svg:y2="11.194cm">
          <text:p/>
        </draw:line>
        <draw:line draw:style-name="gr97" draw:layer="layout" svg:x1="15.742cm" svg:y1="11.27cm" svg:x2="15.896cm" svg:y2="11.27cm">
          <text:p/>
        </draw:line>
        <draw:line draw:style-name="gr97" draw:layer="layout" svg:x1="15.819cm" svg:y1="11.216cm" svg:x2="15.819cm" svg:y2="11.062cm">
          <text:p/>
        </draw:line>
        <draw:line draw:style-name="gr97" draw:layer="layout" svg:x1="15.742cm" svg:y1="11.139cm" svg:x2="15.896cm" svg:y2="11.139cm">
          <text:p/>
        </draw:line>
        <draw:line draw:style-name="gr97" draw:layer="layout" svg:x1="15.819cm" svg:y1="6.037cm" svg:x2="15.819cm" svg:y2="5.883cm">
          <text:p/>
        </draw:line>
        <draw:line draw:style-name="gr97" draw:layer="layout" svg:x1="15.742cm" svg:y1="5.96cm" svg:x2="15.896cm" svg:y2="5.96cm">
          <text:p/>
        </draw:line>
        <draw:line draw:style-name="gr97" draw:layer="layout" svg:x1="15.819cm" svg:y1="6.015cm" svg:x2="15.819cm" svg:y2="5.861cm">
          <text:p/>
        </draw:line>
        <draw:line draw:style-name="gr97" draw:layer="layout" svg:x1="15.742cm" svg:y1="5.938cm" svg:x2="15.896cm" svg:y2="5.938cm">
          <text:p/>
        </draw:line>
        <draw:line draw:style-name="gr97" draw:layer="layout" svg:x1="15.819cm" svg:y1="5.859cm" svg:x2="15.819cm" svg:y2="5.706cm">
          <text:p/>
        </draw:line>
        <draw:line draw:style-name="gr97" draw:layer="layout" svg:x1="15.742cm" svg:y1="5.782cm" svg:x2="15.896cm" svg:y2="5.782cm">
          <text:p/>
        </draw:line>
        <draw:line draw:style-name="gr97" draw:layer="layout" svg:x1="15.819cm" svg:y1="5.331cm" svg:x2="15.819cm" svg:y2="5.177cm">
          <text:p/>
        </draw:line>
        <draw:line draw:style-name="gr97" draw:layer="layout" svg:x1="15.742cm" svg:y1="5.254cm" svg:x2="15.896cm" svg:y2="5.254cm">
          <text:p/>
        </draw:line>
        <draw:line draw:style-name="gr97" draw:layer="layout" svg:x1="15.819cm" svg:y1="5.199cm" svg:x2="15.819cm" svg:y2="5.046cm">
          <text:p/>
        </draw:line>
        <draw:line draw:style-name="gr97" draw:layer="layout" svg:x1="15.742cm" svg:y1="5.123cm" svg:x2="15.896cm" svg:y2="5.123cm">
          <text:p/>
        </draw:line>
        <draw:line draw:style-name="gr97" draw:layer="layout" svg:x1="15.819cm" svg:y1="5.09cm" svg:x2="15.819cm" svg:y2="4.936cm">
          <text:p/>
        </draw:line>
        <draw:line draw:style-name="gr97" draw:layer="layout" svg:x1="15.742cm" svg:y1="5.013cm" svg:x2="15.896cm" svg:y2="5.013cm">
          <text:p/>
        </draw:line>
        <draw:line draw:style-name="gr97" draw:layer="layout" svg:x1="15.819cm" svg:y1="4.625cm" svg:x2="15.819cm" svg:y2="4.472cm">
          <text:p/>
        </draw:line>
        <draw:line draw:style-name="gr97" draw:layer="layout" svg:x1="15.742cm" svg:y1="4.548cm" svg:x2="15.896cm" svg:y2="4.548cm">
          <text:p/>
        </draw:line>
        <draw:line draw:style-name="gr97" draw:layer="layout" svg:x1="15.819cm" svg:y1="4.559cm" svg:x2="15.819cm" svg:y2="4.406cm">
          <text:p/>
        </draw:line>
        <draw:line draw:style-name="gr97" draw:layer="layout" svg:x1="15.742cm" svg:y1="4.483cm" svg:x2="15.896cm" svg:y2="4.483cm">
          <text:p/>
        </draw:line>
        <draw:line draw:style-name="gr97" draw:layer="layout" svg:x1="15.819cm" svg:y1="4.362cm" svg:x2="15.819cm" svg:y2="4.209cm">
          <text:p/>
        </draw:line>
        <draw:line draw:style-name="gr97" draw:layer="layout" svg:x1="15.742cm" svg:y1="4.285cm" svg:x2="15.896cm" svg:y2="4.285cm">
          <text:p/>
        </draw:line>
        <draw:line draw:style-name="gr97" draw:layer="layout" svg:x1="15.819cm" svg:y1="3.216cm" svg:x2="15.819cm" svg:y2="3.062cm">
          <text:p/>
        </draw:line>
        <draw:line draw:style-name="gr97" draw:layer="layout" svg:x1="15.742cm" svg:y1="3.139cm" svg:x2="15.896cm" svg:y2="3.139cm">
          <text:p/>
        </draw:line>
        <draw:line draw:style-name="gr97" draw:layer="layout" svg:x1="15.848cm" svg:y1="13.352cm" svg:x2="15.848cm" svg:y2="13.199cm">
          <text:p/>
        </draw:line>
        <draw:line draw:style-name="gr97" draw:layer="layout" svg:x1="15.772cm" svg:y1="13.276cm" svg:x2="15.925cm" svg:y2="13.276cm">
          <text:p/>
        </draw:line>
        <draw:line draw:style-name="gr97" draw:layer="layout" svg:x1="15.848cm" svg:y1="13.221cm" svg:x2="15.848cm" svg:y2="13.068cm">
          <text:p/>
        </draw:line>
        <draw:line draw:style-name="gr97" draw:layer="layout" svg:x1="15.772cm" svg:y1="13.144cm" svg:x2="15.925cm" svg:y2="13.144cm">
          <text:p/>
        </draw:line>
        <draw:line draw:style-name="gr97" draw:layer="layout" svg:x1="15.848cm" svg:y1="13.109cm" svg:x2="15.848cm" svg:y2="12.956cm">
          <text:p/>
        </draw:line>
        <draw:line draw:style-name="gr97" draw:layer="layout" svg:x1="15.772cm" svg:y1="13.032cm" svg:x2="15.925cm" svg:y2="13.032cm">
          <text:p/>
        </draw:line>
        <draw:line draw:style-name="gr97" draw:layer="layout" svg:x1="15.848cm" svg:y1="13.087cm" svg:x2="15.848cm" svg:y2="12.934cm">
          <text:p/>
        </draw:line>
        <draw:line draw:style-name="gr97" draw:layer="layout" svg:x1="15.772cm" svg:y1="13.01cm" svg:x2="15.925cm" svg:y2="13.01cm">
          <text:p/>
        </draw:line>
        <draw:line draw:style-name="gr97" draw:layer="layout" svg:x1="15.848cm" svg:y1="12.934cm" svg:x2="15.848cm" svg:y2="12.78cm">
          <text:p/>
        </draw:line>
        <draw:line draw:style-name="gr97" draw:layer="layout" svg:x1="15.772cm" svg:y1="12.857cm" svg:x2="15.925cm" svg:y2="12.857cm">
          <text:p/>
        </draw:line>
        <draw:line draw:style-name="gr97" draw:layer="layout" svg:x1="15.848cm" svg:y1="12.493cm" svg:x2="15.848cm" svg:y2="12.34cm">
          <text:p/>
        </draw:line>
        <draw:line draw:style-name="gr97" draw:layer="layout" svg:x1="15.772cm" svg:y1="12.417cm" svg:x2="15.925cm" svg:y2="12.417cm">
          <text:p/>
        </draw:line>
        <draw:line draw:style-name="gr97" draw:layer="layout" svg:x1="15.848cm" svg:y1="12.428cm" svg:x2="15.848cm" svg:y2="12.274cm">
          <text:p/>
        </draw:line>
        <draw:line draw:style-name="gr97" draw:layer="layout" svg:x1="15.772cm" svg:y1="12.351cm" svg:x2="15.925cm" svg:y2="12.351cm">
          <text:p/>
        </draw:line>
        <draw:line draw:style-name="gr97" draw:layer="layout" svg:x1="15.848cm" svg:y1="11.722cm" svg:x2="15.848cm" svg:y2="11.568cm">
          <text:p/>
        </draw:line>
        <draw:line draw:style-name="gr97" draw:layer="layout" svg:x1="15.772cm" svg:y1="11.645cm" svg:x2="15.925cm" svg:y2="11.645cm">
          <text:p/>
        </draw:line>
        <draw:line draw:style-name="gr97" draw:layer="layout" svg:x1="15.848cm" svg:y1="11.126cm" svg:x2="15.848cm" svg:y2="10.972cm">
          <text:p/>
        </draw:line>
        <draw:line draw:style-name="gr97" draw:layer="layout" svg:x1="15.772cm" svg:y1="11.049cm" svg:x2="15.925cm" svg:y2="11.049cm">
          <text:p/>
        </draw:line>
        <draw:line draw:style-name="gr97" draw:layer="layout" svg:x1="15.848cm" svg:y1="11.06cm" svg:x2="15.848cm" svg:y2="10.906cm">
          <text:p/>
        </draw:line>
        <draw:line draw:style-name="gr97" draw:layer="layout" svg:x1="15.772cm" svg:y1="10.983cm" svg:x2="15.925cm" svg:y2="10.983cm">
          <text:p/>
        </draw:line>
        <draw:line draw:style-name="gr97" draw:layer="layout" svg:x1="15.848cm" svg:y1="6.455cm" svg:x2="15.848cm" svg:y2="6.302cm">
          <text:p/>
        </draw:line>
        <draw:line draw:style-name="gr97" draw:layer="layout" svg:x1="15.772cm" svg:y1="6.378cm" svg:x2="15.925cm" svg:y2="6.378cm">
          <text:p/>
        </draw:line>
        <draw:line draw:style-name="gr97" draw:layer="layout" svg:x1="15.848cm" svg:y1="6.037cm" svg:x2="15.848cm" svg:y2="5.883cm">
          <text:p/>
        </draw:line>
        <draw:line draw:style-name="gr97" draw:layer="layout" svg:x1="15.772cm" svg:y1="5.96cm" svg:x2="15.925cm" svg:y2="5.96cm">
          <text:p/>
        </draw:line>
        <draw:line draw:style-name="gr97" draw:layer="layout" svg:x1="15.848cm" svg:y1="4.803cm" svg:x2="15.848cm" svg:y2="4.649cm">
          <text:p/>
        </draw:line>
        <draw:line draw:style-name="gr97" draw:layer="layout" svg:x1="15.772cm" svg:y1="4.726cm" svg:x2="15.925cm" svg:y2="4.726cm">
          <text:p/>
        </draw:line>
        <draw:line draw:style-name="gr97" draw:layer="layout" svg:x1="15.848cm" svg:y1="4.228cm" svg:x2="15.848cm" svg:y2="4.075cm">
          <text:p/>
        </draw:line>
        <draw:line draw:style-name="gr97" draw:layer="layout" svg:x1="15.772cm" svg:y1="4.152cm" svg:x2="15.925cm" svg:y2="4.152cm">
          <text:p/>
        </draw:line>
        <draw:line draw:style-name="gr97" draw:layer="layout" svg:x1="15.848cm" svg:y1="3.944cm" svg:x2="15.848cm" svg:y2="3.79cm">
          <text:p/>
        </draw:line>
        <draw:line draw:style-name="gr97" draw:layer="layout" svg:x1="15.772cm" svg:y1="3.867cm" svg:x2="15.925cm" svg:y2="3.867cm">
          <text:p/>
        </draw:line>
        <draw:line draw:style-name="gr97" draw:layer="layout" svg:x1="15.848cm" svg:y1="3.788cm" svg:x2="15.848cm" svg:y2="3.634cm">
          <text:p/>
        </draw:line>
        <draw:line draw:style-name="gr97" draw:layer="layout" svg:x1="15.772cm" svg:y1="3.711cm" svg:x2="15.925cm" svg:y2="3.711cm">
          <text:p/>
        </draw:line>
        <draw:line draw:style-name="gr97" draw:layer="layout" svg:x1="15.848cm" svg:y1="3.613cm" svg:x2="15.848cm" svg:y2="3.459cm">
          <text:p/>
        </draw:line>
        <draw:line draw:style-name="gr97" draw:layer="layout" svg:x1="15.772cm" svg:y1="3.536cm" svg:x2="15.925cm" svg:y2="3.536cm">
          <text:p/>
        </draw:line>
        <draw:line draw:style-name="gr97" draw:layer="layout" svg:x1="15.848cm" svg:y1="3.569cm" svg:x2="15.848cm" svg:y2="3.415cm">
          <text:p/>
        </draw:line>
        <draw:line draw:style-name="gr97" draw:layer="layout" svg:x1="15.772cm" svg:y1="3.492cm" svg:x2="15.925cm" svg:y2="3.492cm">
          <text:p/>
        </draw:line>
        <draw:line draw:style-name="gr97" draw:layer="layout" svg:x1="15.848cm" svg:y1="3.459cm" svg:x2="15.848cm" svg:y2="3.306cm">
          <text:p/>
        </draw:line>
        <draw:line draw:style-name="gr97" draw:layer="layout" svg:x1="15.772cm" svg:y1="3.383cm" svg:x2="15.925cm" svg:y2="3.383cm">
          <text:p/>
        </draw:line>
        <draw:line draw:style-name="gr97" draw:layer="layout" svg:x1="15.848cm" svg:y1="3.106cm" svg:x2="15.848cm" svg:y2="2.953cm">
          <text:p/>
        </draw:line>
        <draw:line draw:style-name="gr97" draw:layer="layout" svg:x1="15.772cm" svg:y1="3.03cm" svg:x2="15.925cm" svg:y2="3.03cm">
          <text:p/>
        </draw:line>
        <draw:line draw:style-name="gr97" draw:layer="layout" svg:x1="15.848cm" svg:y1="2.951cm" svg:x2="15.848cm" svg:y2="2.797cm">
          <text:p/>
        </draw:line>
        <draw:line draw:style-name="gr97" draw:layer="layout" svg:x1="15.772cm" svg:y1="2.874cm" svg:x2="15.925cm" svg:y2="2.874cm">
          <text:p/>
        </draw:line>
        <draw:line draw:style-name="gr97" draw:layer="layout" svg:x1="15.88cm" svg:y1="13.33cm" svg:x2="15.88cm" svg:y2="13.177cm">
          <text:p/>
        </draw:line>
        <draw:line draw:style-name="gr97" draw:layer="layout" svg:x1="15.803cm" svg:y1="13.254cm" svg:x2="15.956cm" svg:y2="13.254cm">
          <text:p/>
        </draw:line>
        <draw:line draw:style-name="gr97" draw:layer="layout" svg:x1="15.88cm" svg:y1="12.89cm" svg:x2="15.88cm" svg:y2="12.737cm">
          <text:p/>
        </draw:line>
        <draw:line draw:style-name="gr97" draw:layer="layout" svg:x1="15.803cm" svg:y1="12.813cm" svg:x2="15.956cm" svg:y2="12.813cm">
          <text:p/>
        </draw:line>
        <draw:line draw:style-name="gr97" draw:layer="layout" svg:x1="15.88cm" svg:y1="12.206cm" svg:x2="15.88cm" svg:y2="12.053cm">
          <text:p/>
        </draw:line>
        <draw:line draw:style-name="gr97" draw:layer="layout" svg:x1="15.803cm" svg:y1="12.129cm" svg:x2="15.956cm" svg:y2="12.129cm">
          <text:p/>
        </draw:line>
        <draw:line draw:style-name="gr97" draw:layer="layout" svg:x1="15.88cm" svg:y1="12.009cm" svg:x2="15.88cm" svg:y2="11.856cm">
          <text:p/>
        </draw:line>
        <draw:line draw:style-name="gr97" draw:layer="layout" svg:x1="15.803cm" svg:y1="11.932cm" svg:x2="15.956cm" svg:y2="11.932cm">
          <text:p/>
        </draw:line>
        <draw:line draw:style-name="gr97" draw:layer="layout" svg:x1="15.88cm" svg:y1="11.941cm" svg:x2="15.88cm" svg:y2="11.787cm">
          <text:p/>
        </draw:line>
        <draw:line draw:style-name="gr97" draw:layer="layout" svg:x1="15.803cm" svg:y1="11.864cm" svg:x2="15.956cm" svg:y2="11.864cm">
          <text:p/>
        </draw:line>
        <draw:line draw:style-name="gr97" draw:layer="layout" svg:x1="15.88cm" svg:y1="11.831cm" svg:x2="15.88cm" svg:y2="11.678cm">
          <text:p/>
        </draw:line>
        <draw:line draw:style-name="gr97" draw:layer="layout" svg:x1="15.803cm" svg:y1="11.755cm" svg:x2="15.956cm" svg:y2="11.755cm">
          <text:p/>
        </draw:line>
        <draw:line draw:style-name="gr97" draw:layer="layout" svg:x1="15.88cm" svg:y1="11.391cm" svg:x2="15.88cm" svg:y2="11.237cm">
          <text:p/>
        </draw:line>
        <draw:line draw:style-name="gr97" draw:layer="layout" svg:x1="15.803cm" svg:y1="11.314cm" svg:x2="15.956cm" svg:y2="11.314cm">
          <text:p/>
        </draw:line>
        <draw:line draw:style-name="gr97" draw:layer="layout" svg:x1="15.88cm" svg:y1="6.874cm" svg:x2="15.88cm" svg:y2="6.72cm">
          <text:p/>
        </draw:line>
        <draw:line draw:style-name="gr97" draw:layer="layout" svg:x1="15.803cm" svg:y1="6.797cm" svg:x2="15.956cm" svg:y2="6.797cm">
          <text:p/>
        </draw:line>
        <draw:line draw:style-name="gr97" draw:layer="layout" svg:x1="15.88cm" svg:y1="6.786cm" svg:x2="15.88cm" svg:y2="6.633cm">
          <text:p/>
        </draw:line>
        <draw:line draw:style-name="gr97" draw:layer="layout" svg:x1="15.803cm" svg:y1="6.709cm" svg:x2="15.956cm" svg:y2="6.709cm">
          <text:p/>
        </draw:line>
        <draw:line draw:style-name="gr97" draw:layer="layout" svg:x1="15.88cm" svg:y1="6.742cm" svg:x2="15.88cm" svg:y2="6.589cm">
          <text:p/>
        </draw:line>
        <draw:line draw:style-name="gr97" draw:layer="layout" svg:x1="15.803cm" svg:y1="6.666cm" svg:x2="15.956cm" svg:y2="6.666cm">
          <text:p/>
        </draw:line>
        <draw:line draw:style-name="gr97" draw:layer="layout" svg:x1="15.88cm" svg:y1="5.993cm" svg:x2="15.88cm" svg:y2="5.839cm">
          <text:p/>
        </draw:line>
        <draw:line draw:style-name="gr97" draw:layer="layout" svg:x1="15.803cm" svg:y1="5.916cm" svg:x2="15.956cm" svg:y2="5.916cm">
          <text:p/>
        </draw:line>
        <draw:line draw:style-name="gr97" draw:layer="layout" svg:x1="15.88cm" svg:y1="5.927cm" svg:x2="15.88cm" svg:y2="5.774cm">
          <text:p/>
        </draw:line>
        <draw:line draw:style-name="gr97" draw:layer="layout" svg:x1="15.803cm" svg:y1="5.85cm" svg:x2="15.956cm" svg:y2="5.85cm">
          <text:p/>
        </draw:line>
        <draw:line draw:style-name="gr97" draw:layer="layout" svg:x1="15.88cm" svg:y1="5.727cm" svg:x2="15.88cm" svg:y2="5.574cm">
          <text:p/>
        </draw:line>
        <draw:line draw:style-name="gr97" draw:layer="layout" svg:x1="15.803cm" svg:y1="5.651cm" svg:x2="15.956cm" svg:y2="5.651cm">
          <text:p/>
        </draw:line>
        <draw:line draw:style-name="gr97" draw:layer="layout" svg:x1="15.88cm" svg:y1="5.706cm" svg:x2="15.88cm" svg:y2="5.552cm">
          <text:p/>
        </draw:line>
        <draw:line draw:style-name="gr97" draw:layer="layout" svg:x1="15.803cm" svg:y1="5.629cm" svg:x2="15.956cm" svg:y2="5.629cm">
          <text:p/>
        </draw:line>
        <draw:line draw:style-name="gr97" draw:layer="layout" svg:x1="15.88cm" svg:y1="5.684cm" svg:x2="15.88cm" svg:y2="5.53cm">
          <text:p/>
        </draw:line>
        <draw:line draw:style-name="gr97" draw:layer="layout" svg:x1="15.803cm" svg:y1="5.607cm" svg:x2="15.956cm" svg:y2="5.607cm">
          <text:p/>
        </draw:line>
        <draw:line draw:style-name="gr97" draw:layer="layout" svg:x1="15.88cm" svg:y1="5.353cm" svg:x2="15.88cm" svg:y2="5.199cm">
          <text:p/>
        </draw:line>
        <draw:line draw:style-name="gr97" draw:layer="layout" svg:x1="15.803cm" svg:y1="5.276cm" svg:x2="15.956cm" svg:y2="5.276cm">
          <text:p/>
        </draw:line>
        <draw:line draw:style-name="gr97" draw:layer="layout" svg:x1="15.88cm" svg:y1="5.156cm" svg:x2="15.88cm" svg:y2="5.002cm">
          <text:p/>
        </draw:line>
        <draw:line draw:style-name="gr97" draw:layer="layout" svg:x1="15.803cm" svg:y1="5.079cm" svg:x2="15.956cm" svg:y2="5.079cm">
          <text:p/>
        </draw:line>
        <draw:line draw:style-name="gr97" draw:layer="layout" svg:x1="15.88cm" svg:y1="5.134cm" svg:x2="15.88cm" svg:y2="4.98cm">
          <text:p/>
        </draw:line>
        <draw:line draw:style-name="gr97" draw:layer="layout" svg:x1="15.803cm" svg:y1="5.057cm" svg:x2="15.956cm" svg:y2="5.057cm">
          <text:p/>
        </draw:line>
        <draw:line draw:style-name="gr97" draw:layer="layout" svg:x1="15.88cm" svg:y1="4.671cm" svg:x2="15.88cm" svg:y2="4.518cm">
          <text:p/>
        </draw:line>
        <draw:line draw:style-name="gr97" draw:layer="layout" svg:x1="15.803cm" svg:y1="4.595cm" svg:x2="15.956cm" svg:y2="4.595cm">
          <text:p/>
        </draw:line>
        <draw:line draw:style-name="gr97" draw:layer="layout" svg:x1="15.88cm" svg:y1="4.406cm" svg:x2="15.88cm" svg:y2="4.253cm">
          <text:p/>
        </draw:line>
        <draw:line draw:style-name="gr97" draw:layer="layout" svg:x1="15.803cm" svg:y1="4.329cm" svg:x2="15.956cm" svg:y2="4.329cm">
          <text:p/>
        </draw:line>
        <draw:line draw:style-name="gr97" draw:layer="layout" svg:x1="15.88cm" svg:y1="4.009cm" svg:x2="15.88cm" svg:y2="3.856cm">
          <text:p/>
        </draw:line>
        <draw:line draw:style-name="gr97" draw:layer="layout" svg:x1="15.803cm" svg:y1="3.933cm" svg:x2="15.956cm" svg:y2="3.933cm">
          <text:p/>
        </draw:line>
        <draw:line draw:style-name="gr97" draw:layer="layout" svg:x1="15.88cm" svg:y1="3.7cm" svg:x2="15.88cm" svg:y2="3.547cm">
          <text:p/>
        </draw:line>
        <draw:line draw:style-name="gr97" draw:layer="layout" svg:x1="15.803cm" svg:y1="3.623cm" svg:x2="15.956cm" svg:y2="3.623cm">
          <text:p/>
        </draw:line>
        <draw:line draw:style-name="gr97" draw:layer="layout" svg:x1="15.88cm" svg:y1="3.084cm" svg:x2="15.88cm" svg:y2="2.931cm">
          <text:p/>
        </draw:line>
        <draw:line draw:style-name="gr97" draw:layer="layout" svg:x1="15.803cm" svg:y1="3.008cm" svg:x2="15.956cm" svg:y2="3.008cm">
          <text:p/>
        </draw:line>
        <draw:line draw:style-name="gr97" draw:layer="layout" svg:x1="15.88cm" svg:y1="2.863cm" svg:x2="15.88cm" svg:y2="2.71cm">
          <text:p/>
        </draw:line>
        <draw:line draw:style-name="gr97" draw:layer="layout" svg:x1="15.803cm" svg:y1="2.786cm" svg:x2="15.956cm" svg:y2="2.786cm">
          <text:p/>
        </draw:line>
        <draw:line draw:style-name="gr97" draw:layer="layout" svg:x1="15.909cm" svg:y1="13.175cm" svg:x2="15.909cm" svg:y2="13.021cm">
          <text:p/>
        </draw:line>
        <draw:line draw:style-name="gr97" draw:layer="layout" svg:x1="15.832cm" svg:y1="13.098cm" svg:x2="15.986cm" svg:y2="13.098cm">
          <text:p/>
        </draw:line>
        <draw:line draw:style-name="gr97" draw:layer="layout" svg:x1="15.909cm" svg:y1="13.109cm" svg:x2="15.909cm" svg:y2="12.956cm">
          <text:p/>
        </draw:line>
        <draw:line draw:style-name="gr97" draw:layer="layout" svg:x1="15.832cm" svg:y1="13.032cm" svg:x2="15.986cm" svg:y2="13.032cm">
          <text:p/>
        </draw:line>
        <draw:line draw:style-name="gr97" draw:layer="layout" svg:x1="15.909cm" svg:y1="12.493cm" svg:x2="15.909cm" svg:y2="12.34cm">
          <text:p/>
        </draw:line>
        <draw:line draw:style-name="gr97" draw:layer="layout" svg:x1="15.832cm" svg:y1="12.417cm" svg:x2="15.986cm" svg:y2="12.417cm">
          <text:p/>
        </draw:line>
        <draw:line draw:style-name="gr97" draw:layer="layout" svg:x1="15.909cm" svg:y1="12.009cm" svg:x2="15.909cm" svg:y2="11.856cm">
          <text:p/>
        </draw:line>
        <draw:line draw:style-name="gr97" draw:layer="layout" svg:x1="15.832cm" svg:y1="11.932cm" svg:x2="15.986cm" svg:y2="11.932cm">
          <text:p/>
        </draw:line>
        <draw:line draw:style-name="gr97" draw:layer="layout" svg:x1="15.909cm" svg:y1="7.358cm" svg:x2="15.909cm" svg:y2="7.205cm">
          <text:p/>
        </draw:line>
        <draw:line draw:style-name="gr97" draw:layer="layout" svg:x1="15.832cm" svg:y1="7.281cm" svg:x2="15.986cm" svg:y2="7.281cm">
          <text:p/>
        </draw:line>
        <draw:line draw:style-name="gr97" draw:layer="layout" svg:x1="15.909cm" svg:y1="7.183cm" svg:x2="15.909cm" svg:y2="7.03cm">
          <text:p/>
        </draw:line>
        <draw:line draw:style-name="gr97" draw:layer="layout" svg:x1="15.832cm" svg:y1="7.106cm" svg:x2="15.986cm" svg:y2="7.106cm">
          <text:p/>
        </draw:line>
        <draw:line draw:style-name="gr97" draw:layer="layout" svg:x1="15.909cm" svg:y1="7.139cm" svg:x2="15.909cm" svg:y2="6.986cm">
          <text:p/>
        </draw:line>
        <draw:line draw:style-name="gr97" draw:layer="layout" svg:x1="15.832cm" svg:y1="7.062cm" svg:x2="15.986cm" svg:y2="7.062cm">
          <text:p/>
        </draw:line>
        <draw:line draw:style-name="gr97" draw:layer="layout" svg:x1="15.909cm" svg:y1="7.005cm" svg:x2="15.909cm" svg:y2="6.852cm">
          <text:p/>
        </draw:line>
        <draw:line draw:style-name="gr97" draw:layer="layout" svg:x1="15.832cm" svg:y1="6.929cm" svg:x2="15.986cm" svg:y2="6.929cm">
          <text:p/>
        </draw:line>
        <draw:line draw:style-name="gr97" draw:layer="layout" svg:x1="15.909cm" svg:y1="6.808cm" svg:x2="15.909cm" svg:y2="6.655cm">
          <text:p/>
        </draw:line>
        <draw:line draw:style-name="gr97" draw:layer="layout" svg:x1="15.832cm" svg:y1="6.731cm" svg:x2="15.986cm" svg:y2="6.731cm">
          <text:p/>
        </draw:line>
        <draw:line draw:style-name="gr97" draw:layer="layout" svg:x1="15.909cm" svg:y1="6.786cm" svg:x2="15.909cm" svg:y2="6.633cm">
          <text:p/>
        </draw:line>
        <draw:line draw:style-name="gr97" draw:layer="layout" svg:x1="15.832cm" svg:y1="6.709cm" svg:x2="15.986cm" svg:y2="6.709cm">
          <text:p/>
        </draw:line>
        <draw:line draw:style-name="gr97" draw:layer="layout" svg:x1="15.909cm" svg:y1="6.764cm" svg:x2="15.909cm" svg:y2="6.611cm">
          <text:p/>
        </draw:line>
        <draw:line draw:style-name="gr97" draw:layer="layout" svg:x1="15.832cm" svg:y1="6.688cm" svg:x2="15.986cm" svg:y2="6.688cm">
          <text:p/>
        </draw:line>
        <draw:line draw:style-name="gr97" draw:layer="layout" svg:x1="15.909cm" svg:y1="6.63cm" svg:x2="15.909cm" svg:y2="6.477cm">
          <text:p/>
        </draw:line>
        <draw:line draw:style-name="gr97" draw:layer="layout" svg:x1="15.832cm" svg:y1="6.554cm" svg:x2="15.986cm" svg:y2="6.554cm">
          <text:p/>
        </draw:line>
        <draw:line draw:style-name="gr97" draw:layer="layout" svg:x1="15.909cm" svg:y1="6.368cm" svg:x2="15.909cm" svg:y2="6.214cm">
          <text:p/>
        </draw:line>
        <draw:line draw:style-name="gr97" draw:layer="layout" svg:x1="15.832cm" svg:y1="6.291cm" svg:x2="15.986cm" svg:y2="6.291cm">
          <text:p/>
        </draw:line>
        <draw:line draw:style-name="gr97" draw:layer="layout" svg:x1="15.909cm" svg:y1="6.346cm" svg:x2="15.909cm" svg:y2="6.192cm">
          <text:p/>
        </draw:line>
        <draw:line draw:style-name="gr97" draw:layer="layout" svg:x1="15.832cm" svg:y1="6.269cm" svg:x2="15.986cm" svg:y2="6.269cm">
          <text:p/>
        </draw:line>
        <draw:line draw:style-name="gr97" draw:layer="layout" svg:x1="15.909cm" svg:y1="6.212cm" svg:x2="15.909cm" svg:y2="6.058cm">
          <text:p/>
        </draw:line>
        <draw:line draw:style-name="gr97" draw:layer="layout" svg:x1="15.832cm" svg:y1="6.135cm" svg:x2="15.986cm" svg:y2="6.135cm">
          <text:p/>
        </draw:line>
        <draw:line draw:style-name="gr97" draw:layer="layout" svg:x1="15.909cm" svg:y1="6.168cm" svg:x2="15.909cm" svg:y2="6.015cm">
          <text:p/>
        </draw:line>
        <draw:line draw:style-name="gr97" draw:layer="layout" svg:x1="15.832cm" svg:y1="6.091cm" svg:x2="15.986cm" svg:y2="6.091cm">
          <text:p/>
        </draw:line>
        <draw:line draw:style-name="gr97" draw:layer="layout" svg:x1="15.909cm" svg:y1="4.671cm" svg:x2="15.909cm" svg:y2="4.518cm">
          <text:p/>
        </draw:line>
        <draw:line draw:style-name="gr97" draw:layer="layout" svg:x1="15.832cm" svg:y1="4.595cm" svg:x2="15.986cm" svg:y2="4.595cm">
          <text:p/>
        </draw:line>
        <draw:line draw:style-name="gr97" draw:layer="layout" svg:x1="15.909cm" svg:y1="4.559cm" svg:x2="15.909cm" svg:y2="4.406cm">
          <text:p/>
        </draw:line>
        <draw:line draw:style-name="gr97" draw:layer="layout" svg:x1="15.832cm" svg:y1="4.483cm" svg:x2="15.986cm" svg:y2="4.483cm">
          <text:p/>
        </draw:line>
        <draw:line draw:style-name="gr97" draw:layer="layout" svg:x1="15.909cm" svg:y1="4.362cm" svg:x2="15.909cm" svg:y2="4.209cm">
          <text:p/>
        </draw:line>
        <draw:line draw:style-name="gr97" draw:layer="layout" svg:x1="15.832cm" svg:y1="4.285cm" svg:x2="15.986cm" svg:y2="4.285cm">
          <text:p/>
        </draw:line>
        <draw:line draw:style-name="gr97" draw:layer="layout" svg:x1="15.909cm" svg:y1="4.296cm" svg:x2="15.909cm" svg:y2="4.143cm">
          <text:p/>
        </draw:line>
        <draw:line draw:style-name="gr97" draw:layer="layout" svg:x1="15.832cm" svg:y1="4.22cm" svg:x2="15.986cm" svg:y2="4.22cm">
          <text:p/>
        </draw:line>
        <draw:line draw:style-name="gr97" draw:layer="layout" svg:x1="15.909cm" svg:y1="4.163cm" svg:x2="15.909cm" svg:y2="4.009cm">
          <text:p/>
        </draw:line>
        <draw:line draw:style-name="gr97" draw:layer="layout" svg:x1="15.832cm" svg:y1="4.086cm" svg:x2="15.986cm" svg:y2="4.086cm">
          <text:p/>
        </draw:line>
        <draw:line draw:style-name="gr97" draw:layer="layout" svg:x1="15.909cm" svg:y1="3.722cm" svg:x2="15.909cm" svg:y2="3.569cm">
          <text:p/>
        </draw:line>
        <draw:line draw:style-name="gr97" draw:layer="layout" svg:x1="15.832cm" svg:y1="3.645cm" svg:x2="15.986cm" svg:y2="3.645cm">
          <text:p/>
        </draw:line>
        <draw:line draw:style-name="gr97" draw:layer="layout" svg:x1="15.909cm" svg:y1="3.569cm" svg:x2="15.909cm" svg:y2="3.415cm">
          <text:p/>
        </draw:line>
        <draw:line draw:style-name="gr97" draw:layer="layout" svg:x1="15.832cm" svg:y1="3.492cm" svg:x2="15.986cm" svg:y2="3.492cm">
          <text:p/>
        </draw:line>
        <draw:line draw:style-name="gr97" draw:layer="layout" svg:x1="15.909cm" svg:y1="3.525cm" svg:x2="15.909cm" svg:y2="3.372cm">
          <text:p/>
        </draw:line>
        <draw:line draw:style-name="gr97" draw:layer="layout" svg:x1="15.832cm" svg:y1="3.448cm" svg:x2="15.986cm" svg:y2="3.448cm">
          <text:p/>
        </draw:line>
        <draw:line draw:style-name="gr97" draw:layer="layout" svg:x1="15.909cm" svg:y1="3.347cm" svg:x2="15.909cm" svg:y2="3.194cm">
          <text:p/>
        </draw:line>
        <draw:line draw:style-name="gr97" draw:layer="layout" svg:x1="15.832cm" svg:y1="3.271cm" svg:x2="15.986cm" svg:y2="3.271cm">
          <text:p/>
        </draw:line>
        <draw:line draw:style-name="gr97" draw:layer="layout" svg:x1="15.909cm" svg:y1="3.303cm" svg:x2="15.909cm" svg:y2="3.15cm">
          <text:p/>
        </draw:line>
        <draw:line draw:style-name="gr97" draw:layer="layout" svg:x1="15.832cm" svg:y1="3.227cm" svg:x2="15.986cm" svg:y2="3.227cm">
          <text:p/>
        </draw:line>
        <draw:line draw:style-name="gr97" draw:layer="layout" svg:x1="15.941cm" svg:y1="12.824cm" svg:x2="15.941cm" svg:y2="12.671cm">
          <text:p/>
        </draw:line>
        <draw:line draw:style-name="gr97" draw:layer="layout" svg:x1="15.864cm" svg:y1="12.748cm" svg:x2="16.017cm" svg:y2="12.748cm">
          <text:p/>
        </draw:line>
        <draw:line draw:style-name="gr97" draw:layer="layout" svg:x1="15.941cm" svg:y1="12.734cm" svg:x2="15.941cm" svg:y2="12.581cm">
          <text:p/>
        </draw:line>
        <draw:line draw:style-name="gr97" draw:layer="layout" svg:x1="15.864cm" svg:y1="12.658cm" svg:x2="16.017cm" svg:y2="12.658cm">
          <text:p/>
        </draw:line>
        <draw:line draw:style-name="gr97" draw:layer="layout" svg:x1="15.941cm" svg:y1="12.537cm" svg:x2="15.941cm" svg:y2="12.384cm">
          <text:p/>
        </draw:line>
        <draw:line draw:style-name="gr97" draw:layer="layout" svg:x1="15.864cm" svg:y1="12.46cm" svg:x2="16.017cm" svg:y2="12.46cm">
          <text:p/>
        </draw:line>
        <draw:line draw:style-name="gr97" draw:layer="layout" svg:x1="15.941cm" svg:y1="12.471cm" svg:x2="15.941cm" svg:y2="12.318cm">
          <text:p/>
        </draw:line>
        <draw:line draw:style-name="gr97" draw:layer="layout" svg:x1="15.864cm" svg:y1="12.395cm" svg:x2="16.017cm" svg:y2="12.395cm">
          <text:p/>
        </draw:line>
        <draw:line draw:style-name="gr97" draw:layer="layout" svg:x1="15.941cm" svg:y1="7.161cm" svg:x2="15.941cm" svg:y2="7.008cm">
          <text:p/>
        </draw:line>
        <draw:line draw:style-name="gr97" draw:layer="layout" svg:x1="15.864cm" svg:y1="7.084cm" svg:x2="16.017cm" svg:y2="7.084cm">
          <text:p/>
        </draw:line>
        <draw:line draw:style-name="gr97" draw:layer="layout" svg:x1="15.941cm" svg:y1="6.83cm" svg:x2="15.941cm" svg:y2="6.677cm">
          <text:p/>
        </draw:line>
        <draw:line draw:style-name="gr97" draw:layer="layout" svg:x1="15.864cm" svg:y1="6.753cm" svg:x2="16.017cm" svg:y2="6.753cm">
          <text:p/>
        </draw:line>
        <draw:line draw:style-name="gr97" draw:layer="layout" svg:x1="15.941cm" svg:y1="6.324cm" svg:x2="15.941cm" svg:y2="6.17cm">
          <text:p/>
        </draw:line>
        <draw:line draw:style-name="gr97" draw:layer="layout" svg:x1="15.864cm" svg:y1="6.247cm" svg:x2="16.017cm" svg:y2="6.247cm">
          <text:p/>
        </draw:line>
        <draw:line draw:style-name="gr97" draw:layer="layout" svg:x1="15.941cm" svg:y1="6.19cm" svg:x2="15.941cm" svg:y2="6.037cm">
          <text:p/>
        </draw:line>
        <draw:line draw:style-name="gr97" draw:layer="layout" svg:x1="15.864cm" svg:y1="6.113cm" svg:x2="16.017cm" svg:y2="6.113cm">
          <text:p/>
        </draw:line>
        <draw:line draw:style-name="gr97" draw:layer="layout" svg:x1="15.941cm" svg:y1="6.168cm" svg:x2="15.941cm" svg:y2="6.015cm">
          <text:p/>
        </draw:line>
        <draw:line draw:style-name="gr97" draw:layer="layout" svg:x1="15.864cm" svg:y1="6.091cm" svg:x2="16.017cm" svg:y2="6.091cm">
          <text:p/>
        </draw:line>
        <draw:line draw:style-name="gr97" draw:layer="layout" svg:x1="15.941cm" svg:y1="6.08cm" svg:x2="15.941cm" svg:y2="5.927cm">
          <text:p/>
        </draw:line>
        <draw:line draw:style-name="gr97" draw:layer="layout" svg:x1="15.864cm" svg:y1="6.004cm" svg:x2="16.017cm" svg:y2="6.004cm">
          <text:p/>
        </draw:line>
        <draw:line draw:style-name="gr97" draw:layer="layout" svg:x1="15.941cm" svg:y1="6.037cm" svg:x2="15.941cm" svg:y2="5.883cm">
          <text:p/>
        </draw:line>
        <draw:line draw:style-name="gr97" draw:layer="layout" svg:x1="15.864cm" svg:y1="5.96cm" svg:x2="16.017cm" svg:y2="5.96cm">
          <text:p/>
        </draw:line>
        <draw:line draw:style-name="gr97" draw:layer="layout" svg:x1="15.941cm" svg:y1="5.243cm" svg:x2="15.941cm" svg:y2="5.09cm">
          <text:p/>
        </draw:line>
        <draw:line draw:style-name="gr97" draw:layer="layout" svg:x1="15.864cm" svg:y1="5.166cm" svg:x2="16.017cm" svg:y2="5.166cm">
          <text:p/>
        </draw:line>
        <draw:line draw:style-name="gr97" draw:layer="layout" svg:x1="15.941cm" svg:y1="5.177cm" svg:x2="15.941cm" svg:y2="5.024cm">
          <text:p/>
        </draw:line>
        <draw:line draw:style-name="gr97" draw:layer="layout" svg:x1="15.864cm" svg:y1="5.101cm" svg:x2="16.017cm" svg:y2="5.101cm">
          <text:p/>
        </draw:line>
        <draw:line draw:style-name="gr97" draw:layer="layout" svg:x1="15.941cm" svg:y1="5.112cm" svg:x2="15.941cm" svg:y2="4.958cm">
          <text:p/>
        </draw:line>
        <draw:line draw:style-name="gr97" draw:layer="layout" svg:x1="15.864cm" svg:y1="5.035cm" svg:x2="16.017cm" svg:y2="5.035cm">
          <text:p/>
        </draw:line>
        <draw:line draw:style-name="gr97" draw:layer="layout" svg:x1="15.941cm" svg:y1="5.068cm" svg:x2="15.941cm" svg:y2="4.915cm">
          <text:p/>
        </draw:line>
        <draw:line draw:style-name="gr97" draw:layer="layout" svg:x1="15.864cm" svg:y1="4.991cm" svg:x2="16.017cm" svg:y2="4.991cm">
          <text:p/>
        </draw:line>
        <draw:line draw:style-name="gr97" draw:layer="layout" svg:x1="15.941cm" svg:y1="5.044cm" svg:x2="15.941cm" svg:y2="4.89cm">
          <text:p/>
        </draw:line>
        <draw:line draw:style-name="gr97" draw:layer="layout" svg:x1="15.864cm" svg:y1="4.967cm" svg:x2="16.017cm" svg:y2="4.967cm">
          <text:p/>
        </draw:line>
        <draw:line draw:style-name="gr97" draw:layer="layout" svg:x1="15.941cm" svg:y1="4.978cm" svg:x2="15.941cm" svg:y2="4.825cm">
          <text:p/>
        </draw:line>
        <draw:line draw:style-name="gr97" draw:layer="layout" svg:x1="15.864cm" svg:y1="4.901cm" svg:x2="16.017cm" svg:y2="4.901cm">
          <text:p/>
        </draw:line>
        <draw:line draw:style-name="gr97" draw:layer="layout" svg:x1="15.941cm" svg:y1="4.825cm" svg:x2="15.941cm" svg:y2="4.671cm">
          <text:p/>
        </draw:line>
        <draw:line draw:style-name="gr97" draw:layer="layout" svg:x1="15.864cm" svg:y1="4.748cm" svg:x2="16.017cm" svg:y2="4.748cm">
          <text:p/>
        </draw:line>
        <draw:line draw:style-name="gr97" draw:layer="layout" svg:x1="15.941cm" svg:y1="4.803cm" svg:x2="15.941cm" svg:y2="4.649cm">
          <text:p/>
        </draw:line>
        <draw:line draw:style-name="gr97" draw:layer="layout" svg:x1="15.864cm" svg:y1="4.726cm" svg:x2="16.017cm" svg:y2="4.726cm">
          <text:p/>
        </draw:line>
        <draw:line draw:style-name="gr97" draw:layer="layout" svg:x1="15.941cm" svg:y1="4.737cm" svg:x2="15.941cm" svg:y2="4.584cm">
          <text:p/>
        </draw:line>
        <draw:line draw:style-name="gr97" draw:layer="layout" svg:x1="15.864cm" svg:y1="4.66cm" svg:x2="16.017cm" svg:y2="4.66cm">
          <text:p/>
        </draw:line>
        <draw:line draw:style-name="gr97" draw:layer="layout" svg:x1="15.941cm" svg:y1="4.515cm" svg:x2="15.941cm" svg:y2="4.362cm">
          <text:p/>
        </draw:line>
        <draw:line draw:style-name="gr97" draw:layer="layout" svg:x1="15.864cm" svg:y1="4.439cm" svg:x2="16.017cm" svg:y2="4.439cm">
          <text:p/>
        </draw:line>
        <draw:line draw:style-name="gr97" draw:layer="layout" svg:x1="15.941cm" svg:y1="4.163cm" svg:x2="15.941cm" svg:y2="4.009cm">
          <text:p/>
        </draw:line>
        <draw:line draw:style-name="gr97" draw:layer="layout" svg:x1="15.864cm" svg:y1="4.086cm" svg:x2="16.017cm" svg:y2="4.086cm">
          <text:p/>
        </draw:line>
        <draw:line draw:style-name="gr97" draw:layer="layout" svg:x1="15.941cm" svg:y1="2.929cm" svg:x2="15.941cm" svg:y2="2.775cm">
          <text:p/>
        </draw:line>
        <draw:line draw:style-name="gr97" draw:layer="layout" svg:x1="15.864cm" svg:y1="2.852cm" svg:x2="16.017cm" svg:y2="2.852cm">
          <text:p/>
        </draw:line>
        <draw:line draw:style-name="gr97" draw:layer="layout" svg:x1="15.97cm" svg:y1="13.265cm" svg:x2="15.97cm" svg:y2="13.111cm">
          <text:p/>
        </draw:line>
        <draw:line draw:style-name="gr97" draw:layer="layout" svg:x1="15.893cm" svg:y1="13.188cm" svg:x2="16.047cm" svg:y2="13.188cm">
          <text:p/>
        </draw:line>
        <draw:line draw:style-name="gr97" draw:layer="layout" svg:x1="15.97cm" svg:y1="13.221cm" svg:x2="15.97cm" svg:y2="13.068cm">
          <text:p/>
        </draw:line>
        <draw:line draw:style-name="gr97" draw:layer="layout" svg:x1="15.893cm" svg:y1="13.144cm" svg:x2="16.047cm" svg:y2="13.144cm">
          <text:p/>
        </draw:line>
        <draw:line draw:style-name="gr97" draw:layer="layout" svg:x1="15.97cm" svg:y1="13.197cm" svg:x2="15.97cm" svg:y2="13.043cm">
          <text:p/>
        </draw:line>
        <draw:line draw:style-name="gr97" draw:layer="layout" svg:x1="15.893cm" svg:y1="13.12cm" svg:x2="16.047cm" svg:y2="13.12cm">
          <text:p/>
        </draw:line>
        <draw:line draw:style-name="gr97" draw:layer="layout" svg:x1="15.97cm" svg:y1="13.087cm" svg:x2="15.97cm" svg:y2="12.934cm">
          <text:p/>
        </draw:line>
        <draw:line draw:style-name="gr97" draw:layer="layout" svg:x1="15.893cm" svg:y1="13.01cm" svg:x2="16.047cm" svg:y2="13.01cm">
          <text:p/>
        </draw:line>
        <draw:line draw:style-name="gr97" draw:layer="layout" svg:x1="15.97cm" svg:y1="13cm" svg:x2="15.97cm" svg:y2="12.846cm">
          <text:p/>
        </draw:line>
        <draw:line draw:style-name="gr97" draw:layer="layout" svg:x1="15.893cm" svg:y1="12.923cm" svg:x2="16.047cm" svg:y2="12.923cm">
          <text:p/>
        </draw:line>
        <draw:line draw:style-name="gr97" draw:layer="layout" svg:x1="15.97cm" svg:y1="12.912cm" svg:x2="15.97cm" svg:y2="12.759cm">
          <text:p/>
        </draw:line>
        <draw:line draw:style-name="gr97" draw:layer="layout" svg:x1="15.893cm" svg:y1="12.835cm" svg:x2="16.047cm" svg:y2="12.835cm">
          <text:p/>
        </draw:line>
        <draw:line draw:style-name="gr97" draw:layer="layout" svg:x1="15.97cm" svg:y1="12.69cm" svg:x2="15.97cm" svg:y2="12.537cm">
          <text:p/>
        </draw:line>
        <draw:line draw:style-name="gr97" draw:layer="layout" svg:x1="15.893cm" svg:y1="12.614cm" svg:x2="16.047cm" svg:y2="12.614cm">
          <text:p/>
        </draw:line>
        <draw:line draw:style-name="gr97" draw:layer="layout" svg:x1="15.97cm" svg:y1="8.151cm" svg:x2="15.97cm" svg:y2="7.998cm">
          <text:p/>
        </draw:line>
        <draw:line draw:style-name="gr97" draw:layer="layout" svg:x1="15.893cm" svg:y1="8.075cm" svg:x2="16.047cm" svg:y2="8.075cm">
          <text:p/>
        </draw:line>
        <draw:line draw:style-name="gr97" draw:layer="layout" svg:x1="15.97cm" svg:y1="8.13cm" svg:x2="15.97cm" svg:y2="7.976cm">
          <text:p/>
        </draw:line>
        <draw:line draw:style-name="gr97" draw:layer="layout" svg:x1="15.893cm" svg:y1="8.053cm" svg:x2="16.047cm" svg:y2="8.053cm">
          <text:p/>
        </draw:line>
        <draw:line draw:style-name="gr97" draw:layer="layout" svg:x1="15.97cm" svg:y1="8.064cm" svg:x2="15.97cm" svg:y2="7.911cm">
          <text:p/>
        </draw:line>
        <draw:line draw:style-name="gr97" draw:layer="layout" svg:x1="15.893cm" svg:y1="7.987cm" svg:x2="16.047cm" svg:y2="7.987cm">
          <text:p/>
        </draw:line>
        <draw:line draw:style-name="gr97" draw:layer="layout" svg:x1="15.97cm" svg:y1="8.042cm" svg:x2="15.97cm" svg:y2="7.889cm">
          <text:p/>
        </draw:line>
        <draw:line draw:style-name="gr97" draw:layer="layout" svg:x1="15.893cm" svg:y1="7.965cm" svg:x2="16.047cm" svg:y2="7.965cm">
          <text:p/>
        </draw:line>
        <draw:line draw:style-name="gr97" draw:layer="layout" svg:x1="15.97cm" svg:y1="7.842cm" svg:x2="15.97cm" svg:y2="7.689cm">
          <text:p/>
        </draw:line>
        <draw:line draw:style-name="gr97" draw:layer="layout" svg:x1="15.893cm" svg:y1="7.766cm" svg:x2="16.047cm" svg:y2="7.766cm">
          <text:p/>
        </draw:line>
        <draw:line draw:style-name="gr97" draw:layer="layout" svg:x1="15.97cm" svg:y1="7.58cm" svg:x2="15.97cm" svg:y2="7.426cm">
          <text:p/>
        </draw:line>
        <draw:line draw:style-name="gr97" draw:layer="layout" svg:x1="15.893cm" svg:y1="7.503cm" svg:x2="16.047cm" svg:y2="7.503cm">
          <text:p/>
        </draw:line>
        <draw:line draw:style-name="gr97" draw:layer="layout" svg:x1="15.97cm" svg:y1="7.558cm" svg:x2="15.97cm" svg:y2="7.404cm">
          <text:p/>
        </draw:line>
        <draw:line draw:style-name="gr97" draw:layer="layout" svg:x1="15.893cm" svg:y1="7.481cm" svg:x2="16.047cm" svg:y2="7.481cm">
          <text:p/>
        </draw:line>
        <draw:line draw:style-name="gr97" draw:layer="layout" svg:x1="15.97cm" svg:y1="7.49cm" svg:x2="15.97cm" svg:y2="7.336cm">
          <text:p/>
        </draw:line>
        <draw:line draw:style-name="gr97" draw:layer="layout" svg:x1="15.893cm" svg:y1="7.413cm" svg:x2="16.047cm" svg:y2="7.413cm">
          <text:p/>
        </draw:line>
        <draw:line draw:style-name="gr97" draw:layer="layout" svg:x1="15.97cm" svg:y1="5.112cm" svg:x2="15.97cm" svg:y2="4.958cm">
          <text:p/>
        </draw:line>
        <draw:line draw:style-name="gr97" draw:layer="layout" svg:x1="15.893cm" svg:y1="5.035cm" svg:x2="16.047cm" svg:y2="5.035cm">
          <text:p/>
        </draw:line>
        <draw:line draw:style-name="gr97" draw:layer="layout" svg:x1="15.97cm" svg:y1="4.956cm" svg:x2="15.97cm" svg:y2="4.803cm">
          <text:p/>
        </draw:line>
        <draw:line draw:style-name="gr97" draw:layer="layout" svg:x1="15.893cm" svg:y1="4.879cm" svg:x2="16.047cm" svg:y2="4.879cm">
          <text:p/>
        </draw:line>
        <draw:line draw:style-name="gr97" draw:layer="layout" svg:x1="15.97cm" svg:y1="4.759cm" svg:x2="15.97cm" svg:y2="4.606cm">
          <text:p/>
        </draw:line>
        <draw:line draw:style-name="gr97" draw:layer="layout" svg:x1="15.893cm" svg:y1="4.682cm" svg:x2="16.047cm" svg:y2="4.682cm">
          <text:p/>
        </draw:line>
        <draw:line draw:style-name="gr97" draw:layer="layout" svg:x1="15.97cm" svg:y1="4.428cm" svg:x2="15.97cm" svg:y2="4.275cm">
          <text:p/>
        </draw:line>
        <draw:line draw:style-name="gr97" draw:layer="layout" svg:x1="15.893cm" svg:y1="4.351cm" svg:x2="16.047cm" svg:y2="4.351cm">
          <text:p/>
        </draw:line>
        <draw:line draw:style-name="gr97" draw:layer="layout" svg:x1="15.97cm" svg:y1="3.922cm" svg:x2="15.97cm" svg:y2="3.768cm">
          <text:p/>
        </draw:line>
        <draw:line draw:style-name="gr97" draw:layer="layout" svg:x1="15.893cm" svg:y1="3.845cm" svg:x2="16.047cm" svg:y2="3.845cm">
          <text:p/>
        </draw:line>
        <draw:line draw:style-name="gr97" draw:layer="layout" svg:x1="15.97cm" svg:y1="3.878cm" svg:x2="15.97cm" svg:y2="3.724cm">
          <text:p/>
        </draw:line>
        <draw:line draw:style-name="gr97" draw:layer="layout" svg:x1="15.893cm" svg:y1="3.801cm" svg:x2="16.047cm" svg:y2="3.801cm">
          <text:p/>
        </draw:line>
        <draw:line draw:style-name="gr97" draw:layer="layout" svg:x1="16.002cm" svg:y1="13.418cm" svg:x2="16.002cm" svg:y2="13.265cm">
          <text:p/>
        </draw:line>
        <draw:line draw:style-name="gr97" draw:layer="layout" svg:x1="15.925cm" svg:y1="13.341cm" svg:x2="16.078cm" svg:y2="13.341cm">
          <text:p/>
        </draw:line>
        <draw:line draw:style-name="gr97" draw:layer="layout" svg:x1="16.002cm" svg:y1="13.396cm" svg:x2="16.002cm" svg:y2="13.243cm">
          <text:p/>
        </draw:line>
        <draw:line draw:style-name="gr97" draw:layer="layout" svg:x1="15.925cm" svg:y1="13.32cm" svg:x2="16.078cm" svg:y2="13.32cm">
          <text:p/>
        </draw:line>
        <draw:line draw:style-name="gr97" draw:layer="layout" svg:x1="16.002cm" svg:y1="13.309cm" svg:x2="16.002cm" svg:y2="13.155cm">
          <text:p/>
        </draw:line>
        <draw:line draw:style-name="gr97" draw:layer="layout" svg:x1="15.925cm" svg:y1="13.232cm" svg:x2="16.078cm" svg:y2="13.232cm">
          <text:p/>
        </draw:line>
        <draw:line draw:style-name="gr97" draw:layer="layout" svg:x1="16.002cm" svg:y1="8.614cm" svg:x2="16.002cm" svg:y2="8.461cm">
          <text:p/>
        </draw:line>
        <draw:line draw:style-name="gr97" draw:layer="layout" svg:x1="15.925cm" svg:y1="8.537cm" svg:x2="16.078cm" svg:y2="8.537cm">
          <text:p/>
        </draw:line>
        <draw:line draw:style-name="gr97" draw:layer="layout" svg:x1="16.002cm" svg:y1="8.373cm" svg:x2="16.002cm" svg:y2="8.22cm">
          <text:p/>
        </draw:line>
        <draw:line draw:style-name="gr97" draw:layer="layout" svg:x1="15.925cm" svg:y1="8.296cm" svg:x2="16.078cm" svg:y2="8.296cm">
          <text:p/>
        </draw:line>
        <draw:line draw:style-name="gr97" draw:layer="layout" svg:x1="16.002cm" svg:y1="8.283cm" svg:x2="16.002cm" svg:y2="8.13cm">
          <text:p/>
        </draw:line>
        <draw:line draw:style-name="gr97" draw:layer="layout" svg:x1="15.925cm" svg:y1="8.206cm" svg:x2="16.078cm" svg:y2="8.206cm">
          <text:p/>
        </draw:line>
        <draw:line draw:style-name="gr97" draw:layer="layout" svg:x1="16.002cm" svg:y1="8.239cm" svg:x2="16.002cm" svg:y2="8.086cm">
          <text:p/>
        </draw:line>
        <draw:line draw:style-name="gr97" draw:layer="layout" svg:x1="15.925cm" svg:y1="8.162cm" svg:x2="16.078cm" svg:y2="8.162cm">
          <text:p/>
        </draw:line>
        <draw:line draw:style-name="gr97" draw:layer="layout" svg:x1="16.002cm" svg:y1="8.195cm" svg:x2="16.002cm" svg:y2="8.042cm">
          <text:p/>
        </draw:line>
        <draw:line draw:style-name="gr97" draw:layer="layout" svg:x1="15.925cm" svg:y1="8.119cm" svg:x2="16.078cm" svg:y2="8.119cm">
          <text:p/>
        </draw:line>
        <draw:line draw:style-name="gr97" draw:layer="layout" svg:x1="16.002cm" svg:y1="8.108cm" svg:x2="16.002cm" svg:y2="7.954cm">
          <text:p/>
        </draw:line>
        <draw:line draw:style-name="gr97" draw:layer="layout" svg:x1="15.925cm" svg:y1="8.031cm" svg:x2="16.078cm" svg:y2="8.031cm">
          <text:p/>
        </draw:line>
        <draw:line draw:style-name="gr97" draw:layer="layout" svg:x1="16.002cm" svg:y1="7.954cm" svg:x2="16.002cm" svg:y2="7.801cm">
          <text:p/>
        </draw:line>
        <draw:line draw:style-name="gr97" draw:layer="layout" svg:x1="15.925cm" svg:y1="7.878cm" svg:x2="16.078cm" svg:y2="7.878cm">
          <text:p/>
        </draw:line>
        <draw:line draw:style-name="gr97" draw:layer="layout" svg:x1="16.002cm" svg:y1="7.886cm" svg:x2="16.002cm" svg:y2="7.733cm">
          <text:p/>
        </draw:line>
        <draw:line draw:style-name="gr97" draw:layer="layout" svg:x1="15.925cm" svg:y1="7.81cm" svg:x2="16.078cm" svg:y2="7.81cm">
          <text:p/>
        </draw:line>
        <draw:line draw:style-name="gr97" draw:layer="layout" svg:x1="16.002cm" svg:y1="7.777cm" svg:x2="16.002cm" svg:y2="7.623cm">
          <text:p/>
        </draw:line>
        <draw:line draw:style-name="gr97" draw:layer="layout" svg:x1="15.925cm" svg:y1="7.7cm" svg:x2="16.078cm" svg:y2="7.7cm">
          <text:p/>
        </draw:line>
        <draw:line draw:style-name="gr97" draw:layer="layout" svg:x1="16.002cm" svg:y1="7.468cm" svg:x2="16.002cm" svg:y2="7.314cm">
          <text:p/>
        </draw:line>
        <draw:line draw:style-name="gr97" draw:layer="layout" svg:x1="15.925cm" svg:y1="7.391cm" svg:x2="16.078cm" svg:y2="7.391cm">
          <text:p/>
        </draw:line>
        <draw:line draw:style-name="gr97" draw:layer="layout" svg:x1="16.002cm" svg:y1="7.38cm" svg:x2="16.002cm" svg:y2="7.227cm">
          <text:p/>
        </draw:line>
        <draw:line draw:style-name="gr97" draw:layer="layout" svg:x1="15.925cm" svg:y1="7.303cm" svg:x2="16.078cm" svg:y2="7.303cm">
          <text:p/>
        </draw:line>
        <draw:line draw:style-name="gr97" draw:layer="layout" svg:x1="16.002cm" svg:y1="7.249cm" svg:x2="16.002cm" svg:y2="7.095cm">
          <text:p/>
        </draw:line>
        <draw:line draw:style-name="gr97" draw:layer="layout" svg:x1="15.925cm" svg:y1="7.172cm" svg:x2="16.078cm" svg:y2="7.172cm">
          <text:p/>
        </draw:line>
        <draw:line draw:style-name="gr97" draw:layer="layout" svg:x1="16.002cm" svg:y1="6.983cm" svg:x2="16.002cm" svg:y2="6.83cm">
          <text:p/>
        </draw:line>
        <draw:line draw:style-name="gr97" draw:layer="layout" svg:x1="15.925cm" svg:y1="6.907cm" svg:x2="16.078cm" svg:y2="6.907cm">
          <text:p/>
        </draw:line>
        <draw:line draw:style-name="gr97" draw:layer="layout" svg:x1="16.002cm" svg:y1="6.411cm" svg:x2="16.002cm" svg:y2="6.258cm">
          <text:p/>
        </draw:line>
        <draw:line draw:style-name="gr97" draw:layer="layout" svg:x1="15.925cm" svg:y1="6.335cm" svg:x2="16.078cm" svg:y2="6.335cm">
          <text:p/>
        </draw:line>
        <draw:line draw:style-name="gr97" draw:layer="layout" svg:x1="16.002cm" svg:y1="6.389cm" svg:x2="16.002cm" svg:y2="6.236cm">
          <text:p/>
        </draw:line>
        <draw:line draw:style-name="gr97" draw:layer="layout" svg:x1="15.925cm" svg:y1="6.313cm" svg:x2="16.078cm" svg:y2="6.313cm">
          <text:p/>
        </draw:line>
        <draw:line draw:style-name="gr97" draw:layer="layout" svg:x1="16.002cm" svg:y1="6.08cm" svg:x2="16.002cm" svg:y2="5.927cm">
          <text:p/>
        </draw:line>
        <draw:line draw:style-name="gr97" draw:layer="layout" svg:x1="15.925cm" svg:y1="6.004cm" svg:x2="16.078cm" svg:y2="6.004cm">
          <text:p/>
        </draw:line>
        <draw:line draw:style-name="gr97" draw:layer="layout" svg:x1="16.002cm" svg:y1="5.971cm" svg:x2="16.002cm" svg:y2="5.818cm">
          <text:p/>
        </draw:line>
        <draw:line draw:style-name="gr97" draw:layer="layout" svg:x1="15.925cm" svg:y1="5.894cm" svg:x2="16.078cm" svg:y2="5.894cm">
          <text:p/>
        </draw:line>
        <draw:line draw:style-name="gr97" draw:layer="layout" svg:x1="16.002cm" svg:y1="5.859cm" svg:x2="16.002cm" svg:y2="5.706cm">
          <text:p/>
        </draw:line>
        <draw:line draw:style-name="gr97" draw:layer="layout" svg:x1="15.925cm" svg:y1="5.782cm" svg:x2="16.078cm" svg:y2="5.782cm">
          <text:p/>
        </draw:line>
        <draw:line draw:style-name="gr97" draw:layer="layout" svg:x1="16.002cm" svg:y1="5.706cm" svg:x2="16.002cm" svg:y2="5.552cm">
          <text:p/>
        </draw:line>
        <draw:line draw:style-name="gr97" draw:layer="layout" svg:x1="15.925cm" svg:y1="5.629cm" svg:x2="16.078cm" svg:y2="5.629cm">
          <text:p/>
        </draw:line>
        <draw:line draw:style-name="gr97" draw:layer="layout" svg:x1="16.002cm" svg:y1="5.552cm" svg:x2="16.002cm" svg:y2="5.399cm">
          <text:p/>
        </draw:line>
        <draw:line draw:style-name="gr97" draw:layer="layout" svg:x1="15.925cm" svg:y1="5.476cm" svg:x2="16.078cm" svg:y2="5.476cm">
          <text:p/>
        </draw:line>
        <draw:line draw:style-name="gr97" draw:layer="layout" svg:x1="16.002cm" svg:y1="5.221cm" svg:x2="16.002cm" svg:y2="5.068cm">
          <text:p/>
        </draw:line>
        <draw:line draw:style-name="gr97" draw:layer="layout" svg:x1="15.925cm" svg:y1="5.145cm" svg:x2="16.078cm" svg:y2="5.145cm">
          <text:p/>
        </draw:line>
        <draw:line draw:style-name="gr97" draw:layer="layout" svg:x1="16.002cm" svg:y1="5.112cm" svg:x2="16.002cm" svg:y2="4.958cm">
          <text:p/>
        </draw:line>
        <draw:line draw:style-name="gr97" draw:layer="layout" svg:x1="15.925cm" svg:y1="5.035cm" svg:x2="16.078cm" svg:y2="5.035cm">
          <text:p/>
        </draw:line>
        <draw:line draw:style-name="gr97" draw:layer="layout" svg:x1="16.002cm" svg:y1="4.693cm" svg:x2="16.002cm" svg:y2="4.54cm">
          <text:p/>
        </draw:line>
        <draw:line draw:style-name="gr97" draw:layer="layout" svg:x1="15.925cm" svg:y1="4.616cm" svg:x2="16.078cm" svg:y2="4.616cm">
          <text:p/>
        </draw:line>
        <draw:line draw:style-name="gr97" draw:layer="layout" svg:x1="16.002cm" svg:y1="4.384cm" svg:x2="16.002cm" svg:y2="4.231cm">
          <text:p/>
        </draw:line>
        <draw:line draw:style-name="gr97" draw:layer="layout" svg:x1="15.925cm" svg:y1="4.307cm" svg:x2="16.078cm" svg:y2="4.307cm">
          <text:p/>
        </draw:line>
        <draw:line draw:style-name="gr97" draw:layer="layout" svg:x1="16.002cm" svg:y1="3.7cm" svg:x2="16.002cm" svg:y2="3.547cm">
          <text:p/>
        </draw:line>
        <draw:line draw:style-name="gr97" draw:layer="layout" svg:x1="15.925cm" svg:y1="3.623cm" svg:x2="16.078cm" svg:y2="3.623cm">
          <text:p/>
        </draw:line>
        <draw:line draw:style-name="gr97" draw:layer="layout" svg:x1="16.002cm" svg:y1="3.459cm" svg:x2="16.002cm" svg:y2="3.306cm">
          <text:p/>
        </draw:line>
        <draw:line draw:style-name="gr97" draw:layer="layout" svg:x1="15.925cm" svg:y1="3.383cm" svg:x2="16.078cm" svg:y2="3.383cm">
          <text:p/>
        </draw:line>
        <draw:line draw:style-name="gr97" draw:layer="layout" svg:x1="16.002cm" svg:y1="3.26cm" svg:x2="16.002cm" svg:y2="3.106cm">
          <text:p/>
        </draw:line>
        <draw:line draw:style-name="gr97" draw:layer="layout" svg:x1="15.925cm" svg:y1="3.183cm" svg:x2="16.078cm" svg:y2="3.183cm">
          <text:p/>
        </draw:line>
        <draw:line draw:style-name="gr97" draw:layer="layout" svg:x1="16.002cm" svg:y1="3.238cm" svg:x2="16.002cm" svg:y2="3.084cm">
          <text:p/>
        </draw:line>
        <draw:line draw:style-name="gr97" draw:layer="layout" svg:x1="15.925cm" svg:y1="3.161cm" svg:x2="16.078cm" svg:y2="3.161cm">
          <text:p/>
        </draw:line>
        <draw:line draw:style-name="gr97" draw:layer="layout" svg:x1="16.002cm" svg:y1="3.106cm" svg:x2="16.002cm" svg:y2="2.953cm">
          <text:p/>
        </draw:line>
        <draw:line draw:style-name="gr97" draw:layer="layout" svg:x1="15.925cm" svg:y1="3.03cm" svg:x2="16.078cm" svg:y2="3.03cm">
          <text:p/>
        </draw:line>
        <draw:line draw:style-name="gr97" draw:layer="layout" svg:x1="16.002cm" svg:y1="3.019cm" svg:x2="16.002cm" svg:y2="2.865cm">
          <text:p/>
        </draw:line>
        <draw:line draw:style-name="gr97" draw:layer="layout" svg:x1="15.925cm" svg:y1="2.942cm" svg:x2="16.078cm" svg:y2="2.942cm">
          <text:p/>
        </draw:line>
        <draw:line draw:style-name="gr97" draw:layer="layout" svg:x1="16.031cm" svg:y1="8.923cm" svg:x2="16.031cm" svg:y2="8.77cm">
          <text:p/>
        </draw:line>
        <draw:line draw:style-name="gr97" draw:layer="layout" svg:x1="15.954cm" svg:y1="8.846cm" svg:x2="16.107cm" svg:y2="8.846cm">
          <text:p/>
        </draw:line>
        <draw:line draw:style-name="gr97" draw:layer="layout" svg:x1="16.031cm" svg:y1="8.57cm" svg:x2="16.031cm" svg:y2="8.417cm">
          <text:p/>
        </draw:line>
        <draw:line draw:style-name="gr97" draw:layer="layout" svg:x1="15.954cm" svg:y1="8.493cm" svg:x2="16.107cm" svg:y2="8.493cm">
          <text:p/>
        </draw:line>
        <draw:line draw:style-name="gr97" draw:layer="layout" svg:x1="16.031cm" svg:y1="8.526cm" svg:x2="16.031cm" svg:y2="8.373cm">
          <text:p/>
        </draw:line>
        <draw:line draw:style-name="gr97" draw:layer="layout" svg:x1="15.954cm" svg:y1="8.45cm" svg:x2="16.107cm" svg:y2="8.45cm">
          <text:p/>
        </draw:line>
        <draw:line draw:style-name="gr97" draw:layer="layout" svg:x1="16.031cm" svg:y1="8.02cm" svg:x2="16.031cm" svg:y2="7.867cm">
          <text:p/>
        </draw:line>
        <draw:line draw:style-name="gr97" draw:layer="layout" svg:x1="15.954cm" svg:y1="7.943cm" svg:x2="16.107cm" svg:y2="7.943cm">
          <text:p/>
        </draw:line>
        <draw:line draw:style-name="gr97" draw:layer="layout" svg:x1="16.031cm" svg:y1="7.755cm" svg:x2="16.031cm" svg:y2="7.601cm">
          <text:p/>
        </draw:line>
        <draw:line draw:style-name="gr97" draw:layer="layout" svg:x1="15.954cm" svg:y1="7.678cm" svg:x2="16.107cm" svg:y2="7.678cm">
          <text:p/>
        </draw:line>
        <draw:line draw:style-name="gr97" draw:layer="layout" svg:x1="16.031cm" svg:y1="7.49cm" svg:x2="16.031cm" svg:y2="7.336cm">
          <text:p/>
        </draw:line>
        <draw:line draw:style-name="gr97" draw:layer="layout" svg:x1="15.954cm" svg:y1="7.413cm" svg:x2="16.107cm" svg:y2="7.413cm">
          <text:p/>
        </draw:line>
        <draw:line draw:style-name="gr97" draw:layer="layout" svg:x1="16.031cm" svg:y1="7.424cm" svg:x2="16.031cm" svg:y2="7.27cm">
          <text:p/>
        </draw:line>
        <draw:line draw:style-name="gr97" draw:layer="layout" svg:x1="15.954cm" svg:y1="7.347cm" svg:x2="16.107cm" svg:y2="7.347cm">
          <text:p/>
        </draw:line>
        <draw:line draw:style-name="gr97" draw:layer="layout" svg:x1="16.031cm" svg:y1="4.715cm" svg:x2="16.031cm" svg:y2="4.562cm">
          <text:p/>
        </draw:line>
        <draw:line draw:style-name="gr97" draw:layer="layout" svg:x1="15.954cm" svg:y1="4.638cm" svg:x2="16.107cm" svg:y2="4.638cm">
          <text:p/>
        </draw:line>
        <draw:line draw:style-name="gr97" draw:layer="layout" svg:x1="16.031cm" svg:y1="4.228cm" svg:x2="16.031cm" svg:y2="4.075cm">
          <text:p/>
        </draw:line>
        <draw:line draw:style-name="gr97" draw:layer="layout" svg:x1="15.954cm" svg:y1="4.152cm" svg:x2="16.107cm" svg:y2="4.152cm">
          <text:p/>
        </draw:line>
        <draw:line draw:style-name="gr97" draw:layer="layout" svg:x1="16.031cm" svg:y1="4.119cm" svg:x2="16.031cm" svg:y2="3.965cm">
          <text:p/>
        </draw:line>
        <draw:line draw:style-name="gr97" draw:layer="layout" svg:x1="15.954cm" svg:y1="4.042cm" svg:x2="16.107cm" svg:y2="4.042cm">
          <text:p/>
        </draw:line>
        <draw:line draw:style-name="gr97" draw:layer="layout" svg:x1="16.031cm" svg:y1="3.987cm" svg:x2="16.031cm" svg:y2="3.834cm">
          <text:p/>
        </draw:line>
        <draw:line draw:style-name="gr97" draw:layer="layout" svg:x1="15.954cm" svg:y1="3.911cm" svg:x2="16.107cm" svg:y2="3.911cm">
          <text:p/>
        </draw:line>
        <draw:line draw:style-name="gr97" draw:layer="layout" svg:x1="16.031cm" svg:y1="3.569cm" svg:x2="16.031cm" svg:y2="3.415cm">
          <text:p/>
        </draw:line>
        <draw:line draw:style-name="gr97" draw:layer="layout" svg:x1="15.954cm" svg:y1="3.492cm" svg:x2="16.107cm" svg:y2="3.492cm">
          <text:p/>
        </draw:line>
        <draw:line draw:style-name="gr97" draw:layer="layout" svg:x1="16.031cm" svg:y1="3.547cm" svg:x2="16.031cm" svg:y2="3.394cm">
          <text:p/>
        </draw:line>
        <draw:line draw:style-name="gr97" draw:layer="layout" svg:x1="15.954cm" svg:y1="3.47cm" svg:x2="16.107cm" svg:y2="3.47cm">
          <text:p/>
        </draw:line>
        <draw:line draw:style-name="gr97" draw:layer="layout" svg:x1="16.062cm" svg:y1="9.054cm" svg:x2="16.062cm" svg:y2="8.901cm">
          <text:p/>
        </draw:line>
        <draw:line draw:style-name="gr97" draw:layer="layout" svg:x1="15.986cm" svg:y1="8.978cm" svg:x2="16.139cm" svg:y2="8.978cm">
          <text:p/>
        </draw:line>
        <draw:line draw:style-name="gr97" draw:layer="layout" svg:x1="16.062cm" svg:y1="8.723cm" svg:x2="16.062cm" svg:y2="8.57cm">
          <text:p/>
        </draw:line>
        <draw:line draw:style-name="gr97" draw:layer="layout" svg:x1="15.986cm" svg:y1="8.647cm" svg:x2="16.139cm" svg:y2="8.647cm">
          <text:p/>
        </draw:line>
        <draw:line draw:style-name="gr97" draw:layer="layout" svg:x1="16.062cm" svg:y1="8.417cm" svg:x2="16.062cm" svg:y2="8.263cm">
          <text:p/>
        </draw:line>
        <draw:line draw:style-name="gr97" draw:layer="layout" svg:x1="15.986cm" svg:y1="8.34cm" svg:x2="16.139cm" svg:y2="8.34cm">
          <text:p/>
        </draw:line>
        <draw:line draw:style-name="gr97" draw:layer="layout" svg:x1="16.062cm" svg:y1="8.173cm" svg:x2="16.062cm" svg:y2="8.02cm">
          <text:p/>
        </draw:line>
        <draw:line draw:style-name="gr97" draw:layer="layout" svg:x1="15.986cm" svg:y1="8.097cm" svg:x2="16.139cm" svg:y2="8.097cm">
          <text:p/>
        </draw:line>
        <draw:line draw:style-name="gr97" draw:layer="layout" svg:x1="16.062cm" svg:y1="8.086cm" svg:x2="16.062cm" svg:y2="7.932cm">
          <text:p/>
        </draw:line>
        <draw:line draw:style-name="gr97" draw:layer="layout" svg:x1="15.986cm" svg:y1="8.009cm" svg:x2="16.139cm" svg:y2="8.009cm">
          <text:p/>
        </draw:line>
        <draw:line draw:style-name="gr97" draw:layer="layout" svg:x1="16.062cm" svg:y1="7.82cm" svg:x2="16.062cm" svg:y2="7.667cm">
          <text:p/>
        </draw:line>
        <draw:line draw:style-name="gr97" draw:layer="layout" svg:x1="15.986cm" svg:y1="7.744cm" svg:x2="16.139cm" svg:y2="7.744cm">
          <text:p/>
        </draw:line>
        <draw:line draw:style-name="gr97" draw:layer="layout" svg:x1="16.062cm" svg:y1="5.53cm" svg:x2="16.062cm" svg:y2="5.377cm">
          <text:p/>
        </draw:line>
        <draw:line draw:style-name="gr97" draw:layer="layout" svg:x1="15.986cm" svg:y1="5.454cm" svg:x2="16.139cm" svg:y2="5.454cm">
          <text:p/>
        </draw:line>
        <draw:line draw:style-name="gr97" draw:layer="layout" svg:x1="16.062cm" svg:y1="5.487cm" svg:x2="16.062cm" svg:y2="5.333cm">
          <text:p/>
        </draw:line>
        <draw:line draw:style-name="gr97" draw:layer="layout" svg:x1="15.986cm" svg:y1="5.41cm" svg:x2="16.139cm" svg:y2="5.41cm">
          <text:p/>
        </draw:line>
        <draw:line draw:style-name="gr97" draw:layer="layout" svg:x1="16.062cm" svg:y1="4.559cm" svg:x2="16.062cm" svg:y2="4.406cm">
          <text:p/>
        </draw:line>
        <draw:line draw:style-name="gr97" draw:layer="layout" svg:x1="15.986cm" svg:y1="4.483cm" svg:x2="16.139cm" svg:y2="4.483cm">
          <text:p/>
        </draw:line>
        <draw:line draw:style-name="gr97" draw:layer="layout" svg:x1="16.062cm" svg:y1="4.097cm" svg:x2="16.062cm" svg:y2="3.944cm">
          <text:p/>
        </draw:line>
        <draw:line draw:style-name="gr97" draw:layer="layout" svg:x1="15.986cm" svg:y1="4.02cm" svg:x2="16.139cm" svg:y2="4.02cm">
          <text:p/>
        </draw:line>
        <draw:line draw:style-name="gr97" draw:layer="layout" svg:x1="16.062cm" svg:y1="4.053cm" svg:x2="16.062cm" svg:y2="3.9cm">
          <text:p/>
        </draw:line>
        <draw:line draw:style-name="gr97" draw:layer="layout" svg:x1="15.986cm" svg:y1="3.976cm" svg:x2="16.139cm" svg:y2="3.976cm">
          <text:p/>
        </draw:line>
        <draw:line draw:style-name="gr97" draw:layer="layout" svg:x1="16.062cm" svg:y1="3.965cm" svg:x2="16.062cm" svg:y2="3.812cm">
          <text:p/>
        </draw:line>
        <draw:line draw:style-name="gr97" draw:layer="layout" svg:x1="15.986cm" svg:y1="3.889cm" svg:x2="16.139cm" svg:y2="3.889cm">
          <text:p/>
        </draw:line>
        <draw:line draw:style-name="gr97" draw:layer="layout" svg:x1="16.062cm" svg:y1="3.944cm" svg:x2="16.062cm" svg:y2="3.79cm">
          <text:p/>
        </draw:line>
        <draw:line draw:style-name="gr97" draw:layer="layout" svg:x1="15.986cm" svg:y1="3.867cm" svg:x2="16.139cm" svg:y2="3.867cm">
          <text:p/>
        </draw:line>
        <draw:line draw:style-name="gr97" draw:layer="layout" svg:x1="16.062cm" svg:y1="3.922cm" svg:x2="16.062cm" svg:y2="3.768cm">
          <text:p/>
        </draw:line>
        <draw:line draw:style-name="gr97" draw:layer="layout" svg:x1="15.986cm" svg:y1="3.845cm" svg:x2="16.139cm" svg:y2="3.845cm">
          <text:p/>
        </draw:line>
        <draw:line draw:style-name="gr97" draw:layer="layout" svg:x1="16.062cm" svg:y1="3.9cm" svg:x2="16.062cm" svg:y2="3.746cm">
          <text:p/>
        </draw:line>
        <draw:line draw:style-name="gr97" draw:layer="layout" svg:x1="15.986cm" svg:y1="3.823cm" svg:x2="16.139cm" svg:y2="3.823cm">
          <text:p/>
        </draw:line>
        <draw:line draw:style-name="gr97" draw:layer="layout" svg:x1="16.092cm" svg:y1="9.694cm" svg:x2="16.092cm" svg:y2="9.541cm">
          <text:p/>
        </draw:line>
        <draw:line draw:style-name="gr97" draw:layer="layout" svg:x1="16.015cm" svg:y1="9.618cm" svg:x2="16.168cm" svg:y2="9.618cm">
          <text:p/>
        </draw:line>
        <draw:line draw:style-name="gr97" draw:layer="layout" svg:x1="16.092cm" svg:y1="9.607cm" svg:x2="16.092cm" svg:y2="9.454cm">
          <text:p/>
        </draw:line>
        <draw:line draw:style-name="gr97" draw:layer="layout" svg:x1="16.015cm" svg:y1="9.53cm" svg:x2="16.168cm" svg:y2="9.53cm">
          <text:p/>
        </draw:line>
        <draw:line draw:style-name="gr97" draw:layer="layout" svg:x1="16.092cm" svg:y1="9.451cm" svg:x2="16.092cm" svg:y2="9.298cm">
          <text:p/>
        </draw:line>
        <draw:line draw:style-name="gr97" draw:layer="layout" svg:x1="16.015cm" svg:y1="9.374cm" svg:x2="16.168cm" svg:y2="9.374cm">
          <text:p/>
        </draw:line>
        <draw:line draw:style-name="gr97" draw:layer="layout" svg:x1="16.092cm" svg:y1="9.276cm" svg:x2="16.092cm" svg:y2="9.123cm">
          <text:p/>
        </draw:line>
        <draw:line draw:style-name="gr97" draw:layer="layout" svg:x1="16.015cm" svg:y1="9.199cm" svg:x2="16.168cm" svg:y2="9.199cm">
          <text:p/>
        </draw:line>
        <draw:line draw:style-name="gr97" draw:layer="layout" svg:x1="16.092cm" svg:y1="8.792cm" svg:x2="16.092cm" svg:y2="8.638cm">
          <text:p/>
        </draw:line>
        <draw:line draw:style-name="gr97" draw:layer="layout" svg:x1="16.015cm" svg:y1="8.715cm" svg:x2="16.168cm" svg:y2="8.715cm">
          <text:p/>
        </draw:line>
        <draw:line draw:style-name="gr97" draw:layer="layout" svg:x1="16.092cm" svg:y1="8.482cm" svg:x2="16.092cm" svg:y2="8.329cm">
          <text:p/>
        </draw:line>
        <draw:line draw:style-name="gr97" draw:layer="layout" svg:x1="16.015cm" svg:y1="8.406cm" svg:x2="16.168cm" svg:y2="8.406cm">
          <text:p/>
        </draw:line>
        <draw:line draw:style-name="gr97" draw:layer="layout" svg:x1="16.092cm" svg:y1="8.283cm" svg:x2="16.092cm" svg:y2="8.13cm">
          <text:p/>
        </draw:line>
        <draw:line draw:style-name="gr97" draw:layer="layout" svg:x1="16.015cm" svg:y1="8.206cm" svg:x2="16.168cm" svg:y2="8.206cm">
          <text:p/>
        </draw:line>
        <draw:line draw:style-name="gr97" draw:layer="layout" svg:x1="16.092cm" svg:y1="5.793cm" svg:x2="16.092cm" svg:y2="5.64cm">
          <text:p/>
        </draw:line>
        <draw:line draw:style-name="gr97" draw:layer="layout" svg:x1="16.015cm" svg:y1="5.717cm" svg:x2="16.168cm" svg:y2="5.717cm">
          <text:p/>
        </draw:line>
        <draw:line draw:style-name="gr97" draw:layer="layout" svg:x1="16.092cm" svg:y1="5.727cm" svg:x2="16.092cm" svg:y2="5.574cm">
          <text:p/>
        </draw:line>
        <draw:line draw:style-name="gr97" draw:layer="layout" svg:x1="16.015cm" svg:y1="5.651cm" svg:x2="16.168cm" svg:y2="5.651cm">
          <text:p/>
        </draw:line>
        <draw:line draw:style-name="gr97" draw:layer="layout" svg:x1="16.092cm" svg:y1="4.581cm" svg:x2="16.092cm" svg:y2="4.428cm">
          <text:p/>
        </draw:line>
        <draw:line draw:style-name="gr97" draw:layer="layout" svg:x1="16.015cm" svg:y1="4.505cm" svg:x2="16.168cm" svg:y2="4.505cm">
          <text:p/>
        </draw:line>
        <draw:line draw:style-name="gr97" draw:layer="layout" svg:x1="16.092cm" svg:y1="4.537cm" svg:x2="16.092cm" svg:y2="4.384cm">
          <text:p/>
        </draw:line>
        <draw:line draw:style-name="gr97" draw:layer="layout" svg:x1="16.015cm" svg:y1="4.461cm" svg:x2="16.168cm" svg:y2="4.461cm">
          <text:p/>
        </draw:line>
        <draw:line draw:style-name="gr97" draw:layer="layout" svg:x1="16.123cm" svg:y1="10.288cm" svg:x2="16.123cm" svg:y2="10.135cm">
          <text:p/>
        </draw:line>
        <draw:line draw:style-name="gr97" draw:layer="layout" svg:x1="16.047cm" svg:y1="10.212cm" svg:x2="16.2cm" svg:y2="10.212cm">
          <text:p/>
        </draw:line>
        <draw:line draw:style-name="gr97" draw:layer="layout" svg:x1="16.123cm" svg:y1="10.244cm" svg:x2="16.123cm" svg:y2="10.091cm">
          <text:p/>
        </draw:line>
        <draw:line draw:style-name="gr97" draw:layer="layout" svg:x1="16.047cm" svg:y1="10.168cm" svg:x2="16.2cm" svg:y2="10.168cm">
          <text:p/>
        </draw:line>
        <draw:line draw:style-name="gr97" draw:layer="layout" svg:x1="16.123cm" svg:y1="10.025cm" svg:x2="16.123cm" svg:y2="9.872cm">
          <text:p/>
        </draw:line>
        <draw:line draw:style-name="gr97" draw:layer="layout" svg:x1="16.047cm" svg:y1="9.949cm" svg:x2="16.2cm" svg:y2="9.949cm">
          <text:p/>
        </draw:line>
        <draw:line draw:style-name="gr97" draw:layer="layout" svg:x1="16.123cm" svg:y1="9.804cm" svg:x2="16.123cm" svg:y2="9.651cm">
          <text:p/>
        </draw:line>
        <draw:line draw:style-name="gr97" draw:layer="layout" svg:x1="16.047cm" svg:y1="9.727cm" svg:x2="16.2cm" svg:y2="9.727cm">
          <text:p/>
        </draw:line>
        <draw:line draw:style-name="gr97" draw:layer="layout" svg:x1="16.123cm" svg:y1="9.782cm" svg:x2="16.123cm" svg:y2="9.629cm">
          <text:p/>
        </draw:line>
        <draw:line draw:style-name="gr97" draw:layer="layout" svg:x1="16.047cm" svg:y1="9.705cm" svg:x2="16.2cm" svg:y2="9.705cm">
          <text:p/>
        </draw:line>
        <draw:line draw:style-name="gr97" draw:layer="layout" svg:x1="16.123cm" svg:y1="9.363cm" svg:x2="16.123cm" svg:y2="9.21cm">
          <text:p/>
        </draw:line>
        <draw:line draw:style-name="gr97" draw:layer="layout" svg:x1="16.047cm" svg:y1="9.287cm" svg:x2="16.2cm" svg:y2="9.287cm">
          <text:p/>
        </draw:line>
        <draw:line draw:style-name="gr97" draw:layer="layout" svg:x1="16.123cm" svg:y1="9.232cm" svg:x2="16.123cm" svg:y2="9.079cm">
          <text:p/>
        </draw:line>
        <draw:line draw:style-name="gr97" draw:layer="layout" svg:x1="16.047cm" svg:y1="9.155cm" svg:x2="16.2cm" svg:y2="9.155cm">
          <text:p/>
        </draw:line>
        <draw:line draw:style-name="gr97" draw:layer="layout" svg:x1="16.123cm" svg:y1="8.923cm" svg:x2="16.123cm" svg:y2="8.77cm">
          <text:p/>
        </draw:line>
        <draw:line draw:style-name="gr97" draw:layer="layout" svg:x1="16.047cm" svg:y1="8.846cm" svg:x2="16.2cm" svg:y2="8.846cm">
          <text:p/>
        </draw:line>
        <draw:line draw:style-name="gr97" draw:layer="layout" svg:x1="16.123cm" svg:y1="6.256cm" svg:x2="16.123cm" svg:y2="6.102cm">
          <text:p/>
        </draw:line>
        <draw:line draw:style-name="gr97" draw:layer="layout" svg:x1="16.047cm" svg:y1="6.179cm" svg:x2="16.2cm" svg:y2="6.179cm">
          <text:p/>
        </draw:line>
        <draw:line draw:style-name="gr97" draw:layer="layout" svg:x1="16.123cm" svg:y1="6.037cm" svg:x2="16.123cm" svg:y2="5.883cm">
          <text:p/>
        </draw:line>
        <draw:line draw:style-name="gr97" draw:layer="layout" svg:x1="16.047cm" svg:y1="5.96cm" svg:x2="16.2cm" svg:y2="5.96cm">
          <text:p/>
        </draw:line>
        <draw:line draw:style-name="gr97" draw:layer="layout" svg:x1="16.123cm" svg:y1="5.44cm" svg:x2="16.123cm" svg:y2="5.287cm">
          <text:p/>
        </draw:line>
        <draw:line draw:style-name="gr97" draw:layer="layout" svg:x1="16.047cm" svg:y1="5.364cm" svg:x2="16.2cm" svg:y2="5.364cm">
          <text:p/>
        </draw:line>
        <draw:line draw:style-name="gr97" draw:layer="layout" svg:x1="16.123cm" svg:y1="5.243cm" svg:x2="16.123cm" svg:y2="5.09cm">
          <text:p/>
        </draw:line>
        <draw:line draw:style-name="gr97" draw:layer="layout" svg:x1="16.047cm" svg:y1="5.166cm" svg:x2="16.2cm" svg:y2="5.166cm">
          <text:p/>
        </draw:line>
        <draw:line draw:style-name="gr97" draw:layer="layout" svg:x1="16.123cm" svg:y1="5.199cm" svg:x2="16.123cm" svg:y2="5.046cm">
          <text:p/>
        </draw:line>
        <draw:line draw:style-name="gr97" draw:layer="layout" svg:x1="16.047cm" svg:y1="5.123cm" svg:x2="16.2cm" svg:y2="5.123cm">
          <text:p/>
        </draw:line>
        <draw:line draw:style-name="gr97" draw:layer="layout" svg:x1="16.123cm" svg:y1="5.112cm" svg:x2="16.123cm" svg:y2="4.958cm">
          <text:p/>
        </draw:line>
        <draw:line draw:style-name="gr97" draw:layer="layout" svg:x1="16.047cm" svg:y1="5.035cm" svg:x2="16.2cm" svg:y2="5.035cm">
          <text:p/>
        </draw:line>
        <draw:line draw:style-name="gr97" draw:layer="layout" svg:x1="16.152cm" svg:y1="10.575cm" svg:x2="16.152cm" svg:y2="10.422cm">
          <text:p/>
        </draw:line>
        <draw:line draw:style-name="gr97" draw:layer="layout" svg:x1="16.076cm" svg:y1="10.499cm" svg:x2="16.229cm" svg:y2="10.499cm">
          <text:p/>
        </draw:line>
        <draw:line draw:style-name="gr97" draw:layer="layout" svg:x1="16.152cm" svg:y1="10.4cm" svg:x2="16.152cm" svg:y2="10.247cm">
          <text:p/>
        </draw:line>
        <draw:line draw:style-name="gr97" draw:layer="layout" svg:x1="16.076cm" svg:y1="10.324cm" svg:x2="16.229cm" svg:y2="10.324cm">
          <text:p/>
        </draw:line>
        <draw:line draw:style-name="gr97" draw:layer="layout" svg:x1="16.152cm" svg:y1="10.266cm" svg:x2="16.152cm" svg:y2="10.113cm">
          <text:p/>
        </draw:line>
        <draw:line draw:style-name="gr97" draw:layer="layout" svg:x1="16.076cm" svg:y1="10.19cm" svg:x2="16.229cm" svg:y2="10.19cm">
          <text:p/>
        </draw:line>
        <draw:line draw:style-name="gr97" draw:layer="layout" svg:x1="16.152cm" svg:y1="10.135cm" svg:x2="16.152cm" svg:y2="9.982cm">
          <text:p/>
        </draw:line>
        <draw:line draw:style-name="gr97" draw:layer="layout" svg:x1="16.076cm" svg:y1="10.058cm" svg:x2="16.229cm" svg:y2="10.058cm">
          <text:p/>
        </draw:line>
        <draw:line draw:style-name="gr97" draw:layer="layout" svg:x1="16.152cm" svg:y1="10.069cm" svg:x2="16.152cm" svg:y2="9.916cm">
          <text:p/>
        </draw:line>
        <draw:line draw:style-name="gr97" draw:layer="layout" svg:x1="16.076cm" svg:y1="9.993cm" svg:x2="16.229cm" svg:y2="9.993cm">
          <text:p/>
        </draw:line>
        <draw:line draw:style-name="gr97" draw:layer="layout" svg:x1="16.152cm" svg:y1="10.025cm" svg:x2="16.152cm" svg:y2="9.872cm">
          <text:p/>
        </draw:line>
        <draw:line draw:style-name="gr97" draw:layer="layout" svg:x1="16.076cm" svg:y1="9.949cm" svg:x2="16.229cm" svg:y2="9.949cm">
          <text:p/>
        </draw:line>
        <draw:line draw:style-name="gr97" draw:layer="layout" svg:x1="16.152cm" svg:y1="9.892cm" svg:x2="16.152cm" svg:y2="9.738cm">
          <text:p/>
        </draw:line>
        <draw:line draw:style-name="gr97" draw:layer="layout" svg:x1="16.076cm" svg:y1="9.815cm" svg:x2="16.229cm" svg:y2="9.815cm">
          <text:p/>
        </draw:line>
        <draw:line draw:style-name="gr97" draw:layer="layout" svg:x1="16.152cm" svg:y1="9.782cm" svg:x2="16.152cm" svg:y2="9.629cm">
          <text:p/>
        </draw:line>
        <draw:line draw:style-name="gr97" draw:layer="layout" svg:x1="16.076cm" svg:y1="9.705cm" svg:x2="16.229cm" svg:y2="9.705cm">
          <text:p/>
        </draw:line>
        <draw:line draw:style-name="gr97" draw:layer="layout" svg:x1="16.152cm" svg:y1="9.363cm" svg:x2="16.152cm" svg:y2="9.21cm">
          <text:p/>
        </draw:line>
        <draw:line draw:style-name="gr97" draw:layer="layout" svg:x1="16.076cm" svg:y1="9.287cm" svg:x2="16.229cm" svg:y2="9.287cm">
          <text:p/>
        </draw:line>
        <draw:line draw:style-name="gr97" draw:layer="layout" svg:x1="16.152cm" svg:y1="9.254cm" svg:x2="16.152cm" svg:y2="9.101cm">
          <text:p/>
        </draw:line>
        <draw:line draw:style-name="gr97" draw:layer="layout" svg:x1="16.076cm" svg:y1="9.177cm" svg:x2="16.229cm" svg:y2="9.177cm">
          <text:p/>
        </draw:line>
        <draw:line draw:style-name="gr97" draw:layer="layout" svg:x1="16.152cm" svg:y1="6.808cm" svg:x2="16.152cm" svg:y2="6.655cm">
          <text:p/>
        </draw:line>
        <draw:line draw:style-name="gr97" draw:layer="layout" svg:x1="16.076cm" svg:y1="6.731cm" svg:x2="16.229cm" svg:y2="6.731cm">
          <text:p/>
        </draw:line>
        <draw:line draw:style-name="gr97" draw:layer="layout" svg:x1="16.152cm" svg:y1="6.674cm" svg:x2="16.152cm" svg:y2="6.521cm">
          <text:p/>
        </draw:line>
        <draw:line draw:style-name="gr97" draw:layer="layout" svg:x1="16.076cm" svg:y1="6.598cm" svg:x2="16.229cm" svg:y2="6.598cm">
          <text:p/>
        </draw:line>
        <draw:line draw:style-name="gr97" draw:layer="layout" svg:x1="16.152cm" svg:y1="6.565cm" svg:x2="16.152cm" svg:y2="6.411cm">
          <text:p/>
        </draw:line>
        <draw:line draw:style-name="gr97" draw:layer="layout" svg:x1="16.076cm" svg:y1="6.488cm" svg:x2="16.229cm" svg:y2="6.488cm">
          <text:p/>
        </draw:line>
        <draw:line draw:style-name="gr97" draw:layer="layout" svg:x1="16.152cm" svg:y1="6.521cm" svg:x2="16.152cm" svg:y2="6.368cm">
          <text:p/>
        </draw:line>
        <draw:line draw:style-name="gr97" draw:layer="layout" svg:x1="16.076cm" svg:y1="6.444cm" svg:x2="16.229cm" svg:y2="6.444cm">
          <text:p/>
        </draw:line>
        <draw:line draw:style-name="gr97" draw:layer="layout" svg:x1="16.152cm" svg:y1="5.793cm" svg:x2="16.152cm" svg:y2="5.64cm">
          <text:p/>
        </draw:line>
        <draw:line draw:style-name="gr97" draw:layer="layout" svg:x1="16.076cm" svg:y1="5.717cm" svg:x2="16.229cm" svg:y2="5.717cm">
          <text:p/>
        </draw:line>
        <draw:line draw:style-name="gr97" draw:layer="layout" svg:x1="16.152cm" svg:y1="5.487cm" svg:x2="16.152cm" svg:y2="5.333cm">
          <text:p/>
        </draw:line>
        <draw:line draw:style-name="gr97" draw:layer="layout" svg:x1="16.076cm" svg:y1="5.41cm" svg:x2="16.229cm" svg:y2="5.41cm">
          <text:p/>
        </draw:line>
        <draw:line draw:style-name="gr97" draw:layer="layout" svg:x1="16.184cm" svg:y1="10.95cm" svg:x2="16.184cm" svg:y2="10.797cm">
          <text:p/>
        </draw:line>
        <draw:line draw:style-name="gr97" draw:layer="layout" svg:x1="16.107cm" svg:y1="10.874cm" svg:x2="16.261cm" svg:y2="10.874cm">
          <text:p/>
        </draw:line>
        <draw:line draw:style-name="gr97" draw:layer="layout" svg:x1="16.184cm" svg:y1="10.797cm" svg:x2="16.184cm" svg:y2="10.644cm">
          <text:p/>
        </draw:line>
        <draw:line draw:style-name="gr97" draw:layer="layout" svg:x1="16.107cm" svg:y1="10.72cm" svg:x2="16.261cm" svg:y2="10.72cm">
          <text:p/>
        </draw:line>
        <draw:line draw:style-name="gr97" draw:layer="layout" svg:x1="16.184cm" svg:y1="9.716cm" svg:x2="16.184cm" svg:y2="9.563cm">
          <text:p/>
        </draw:line>
        <draw:line draw:style-name="gr97" draw:layer="layout" svg:x1="16.107cm" svg:y1="9.64cm" svg:x2="16.261cm" svg:y2="9.64cm">
          <text:p/>
        </draw:line>
        <draw:line draw:style-name="gr97" draw:layer="layout" svg:x1="16.184cm" svg:y1="9.607cm" svg:x2="16.184cm" svg:y2="9.454cm">
          <text:p/>
        </draw:line>
        <draw:line draw:style-name="gr97" draw:layer="layout" svg:x1="16.107cm" svg:y1="9.53cm" svg:x2="16.261cm" svg:y2="9.53cm">
          <text:p/>
        </draw:line>
        <draw:line draw:style-name="gr97" draw:layer="layout" svg:x1="16.184cm" svg:y1="7.205cm" svg:x2="16.184cm" svg:y2="7.051cm">
          <text:p/>
        </draw:line>
        <draw:line draw:style-name="gr97" draw:layer="layout" svg:x1="16.107cm" svg:y1="7.128cm" svg:x2="16.261cm" svg:y2="7.128cm">
          <text:p/>
        </draw:line>
        <draw:line draw:style-name="gr97" draw:layer="layout" svg:x1="16.184cm" svg:y1="6.961cm" svg:x2="16.184cm" svg:y2="6.808cm">
          <text:p/>
        </draw:line>
        <draw:line draw:style-name="gr97" draw:layer="layout" svg:x1="16.107cm" svg:y1="6.885cm" svg:x2="16.261cm" svg:y2="6.885cm">
          <text:p/>
        </draw:line>
        <draw:line draw:style-name="gr97" draw:layer="layout" svg:x1="16.184cm" svg:y1="6.939cm" svg:x2="16.184cm" svg:y2="6.786cm">
          <text:p/>
        </draw:line>
        <draw:line draw:style-name="gr97" draw:layer="layout" svg:x1="16.107cm" svg:y1="6.863cm" svg:x2="16.261cm" svg:y2="6.863cm">
          <text:p/>
        </draw:line>
        <draw:line draw:style-name="gr97" draw:layer="layout" svg:x1="16.184cm" svg:y1="6.896cm" svg:x2="16.184cm" svg:y2="6.742cm">
          <text:p/>
        </draw:line>
        <draw:line draw:style-name="gr97" draw:layer="layout" svg:x1="16.107cm" svg:y1="6.819cm" svg:x2="16.261cm" svg:y2="6.819cm">
          <text:p/>
        </draw:line>
        <draw:line draw:style-name="gr97" draw:layer="layout" svg:x1="16.184cm" svg:y1="6.324cm" svg:x2="16.184cm" svg:y2="6.17cm">
          <text:p/>
        </draw:line>
        <draw:line draw:style-name="gr97" draw:layer="layout" svg:x1="16.107cm" svg:y1="6.247cm" svg:x2="16.261cm" svg:y2="6.247cm">
          <text:p/>
        </draw:line>
        <draw:line draw:style-name="gr97" draw:layer="layout" svg:x1="16.184cm" svg:y1="6.058cm" svg:x2="16.184cm" svg:y2="5.905cm">
          <text:p/>
        </draw:line>
        <draw:line draw:style-name="gr97" draw:layer="layout" svg:x1="16.107cm" svg:y1="5.982cm" svg:x2="16.261cm" svg:y2="5.982cm">
          <text:p/>
        </draw:line>
        <draw:line draw:style-name="gr97" draw:layer="layout" svg:x1="16.184cm" svg:y1="6.015cm" svg:x2="16.184cm" svg:y2="5.861cm">
          <text:p/>
        </draw:line>
        <draw:line draw:style-name="gr97" draw:layer="layout" svg:x1="16.107cm" svg:y1="5.938cm" svg:x2="16.261cm" svg:y2="5.938cm">
          <text:p/>
        </draw:line>
        <draw:line draw:style-name="gr97" draw:layer="layout" svg:x1="16.213cm" svg:y1="11.544cm" svg:x2="16.213cm" svg:y2="11.391cm">
          <text:p/>
        </draw:line>
        <draw:line draw:style-name="gr97" draw:layer="layout" svg:x1="16.137cm" svg:y1="11.467cm" svg:x2="16.29cm" svg:y2="11.467cm">
          <text:p/>
        </draw:line>
        <draw:line draw:style-name="gr97" draw:layer="layout" svg:x1="16.213cm" svg:y1="11.281cm" svg:x2="16.213cm" svg:y2="11.128cm">
          <text:p/>
        </draw:line>
        <draw:line draw:style-name="gr97" draw:layer="layout" svg:x1="16.137cm" svg:y1="11.205cm" svg:x2="16.29cm" svg:y2="11.205cm">
          <text:p/>
        </draw:line>
        <draw:line draw:style-name="gr97" draw:layer="layout" svg:x1="16.213cm" svg:y1="11.237cm" svg:x2="16.213cm" svg:y2="11.084cm">
          <text:p/>
        </draw:line>
        <draw:line draw:style-name="gr97" draw:layer="layout" svg:x1="16.137cm" svg:y1="11.161cm" svg:x2="16.29cm" svg:y2="11.161cm">
          <text:p/>
        </draw:line>
        <draw:line draw:style-name="gr97" draw:layer="layout" svg:x1="16.213cm" svg:y1="11.147cm" svg:x2="16.213cm" svg:y2="10.994cm">
          <text:p/>
        </draw:line>
        <draw:line draw:style-name="gr97" draw:layer="layout" svg:x1="16.137cm" svg:y1="11.071cm" svg:x2="16.29cm" svg:y2="11.071cm">
          <text:p/>
        </draw:line>
        <draw:line draw:style-name="gr97" draw:layer="layout" svg:x1="16.213cm" svg:y1="11.126cm" svg:x2="16.213cm" svg:y2="10.972cm">
          <text:p/>
        </draw:line>
        <draw:line draw:style-name="gr97" draw:layer="layout" svg:x1="16.137cm" svg:y1="11.049cm" svg:x2="16.29cm" svg:y2="11.049cm">
          <text:p/>
        </draw:line>
        <draw:line draw:style-name="gr97" draw:layer="layout" svg:x1="16.213cm" svg:y1="11.082cm" svg:x2="16.213cm" svg:y2="10.928cm">
          <text:p/>
        </draw:line>
        <draw:line draw:style-name="gr97" draw:layer="layout" svg:x1="16.137cm" svg:y1="11.005cm" svg:x2="16.29cm" svg:y2="11.005cm">
          <text:p/>
        </draw:line>
        <draw:line draw:style-name="gr97" draw:layer="layout" svg:x1="16.213cm" svg:y1="10.994cm" svg:x2="16.213cm" svg:y2="10.841cm">
          <text:p/>
        </draw:line>
        <draw:line draw:style-name="gr97" draw:layer="layout" svg:x1="16.137cm" svg:y1="10.917cm" svg:x2="16.29cm" svg:y2="10.917cm">
          <text:p/>
        </draw:line>
        <draw:line draw:style-name="gr97" draw:layer="layout" svg:x1="16.213cm" svg:y1="10.928cm" svg:x2="16.213cm" svg:y2="10.775cm">
          <text:p/>
        </draw:line>
        <draw:line draw:style-name="gr97" draw:layer="layout" svg:x1="16.137cm" svg:y1="10.852cm" svg:x2="16.29cm" svg:y2="10.852cm">
          <text:p/>
        </draw:line>
        <draw:line draw:style-name="gr97" draw:layer="layout" svg:x1="16.213cm" svg:y1="7.49cm" svg:x2="16.213cm" svg:y2="7.336cm">
          <text:p/>
        </draw:line>
        <draw:line draw:style-name="gr97" draw:layer="layout" svg:x1="16.137cm" svg:y1="7.413cm" svg:x2="16.29cm" svg:y2="7.413cm">
          <text:p/>
        </draw:line>
        <draw:line draw:style-name="gr97" draw:layer="layout" svg:x1="16.213cm" svg:y1="6.852cm" svg:x2="16.213cm" svg:y2="6.699cm">
          <text:p/>
        </draw:line>
        <draw:line draw:style-name="gr97" draw:layer="layout" svg:x1="16.137cm" svg:y1="6.775cm" svg:x2="16.29cm" svg:y2="6.775cm">
          <text:p/>
        </draw:line>
        <draw:line draw:style-name="gr97" draw:layer="layout" svg:x1="16.213cm" svg:y1="6.83cm" svg:x2="16.213cm" svg:y2="6.677cm">
          <text:p/>
        </draw:line>
        <draw:line draw:style-name="gr97" draw:layer="layout" svg:x1="16.137cm" svg:y1="6.753cm" svg:x2="16.29cm" svg:y2="6.753cm">
          <text:p/>
        </draw:line>
        <draw:line draw:style-name="gr97" draw:layer="layout" svg:x1="16.213cm" svg:y1="6.521cm" svg:x2="16.213cm" svg:y2="6.368cm">
          <text:p/>
        </draw:line>
        <draw:line draw:style-name="gr97" draw:layer="layout" svg:x1="16.137cm" svg:y1="6.444cm" svg:x2="16.29cm" svg:y2="6.444cm">
          <text:p/>
        </draw:line>
        <draw:line draw:style-name="gr97" draw:layer="layout" svg:x1="16.213cm" svg:y1="6.346cm" svg:x2="16.213cm" svg:y2="6.192cm">
          <text:p/>
        </draw:line>
        <draw:line draw:style-name="gr97" draw:layer="layout" svg:x1="16.137cm" svg:y1="6.269cm" svg:x2="16.29cm" svg:y2="6.269cm">
          <text:p/>
        </draw:line>
        <draw:line draw:style-name="gr97" draw:layer="layout" svg:x1="16.213cm" svg:y1="6.168cm" svg:x2="16.213cm" svg:y2="6.015cm">
          <text:p/>
        </draw:line>
        <draw:line draw:style-name="gr97" draw:layer="layout" svg:x1="16.137cm" svg:y1="6.091cm" svg:x2="16.29cm" svg:y2="6.091cm">
          <text:p/>
        </draw:line>
        <draw:line draw:style-name="gr97" draw:layer="layout" svg:x1="16.213cm" svg:y1="6.08cm" svg:x2="16.213cm" svg:y2="5.927cm">
          <text:p/>
        </draw:line>
        <draw:line draw:style-name="gr97" draw:layer="layout" svg:x1="16.137cm" svg:y1="6.004cm" svg:x2="16.29cm" svg:y2="6.004cm">
          <text:p/>
        </draw:line>
        <draw:line draw:style-name="gr97" draw:layer="layout" svg:x1="16.213cm" svg:y1="6.015cm" svg:x2="16.213cm" svg:y2="5.861cm">
          <text:p/>
        </draw:line>
        <draw:line draw:style-name="gr97" draw:layer="layout" svg:x1="16.137cm" svg:y1="5.938cm" svg:x2="16.29cm" svg:y2="5.938cm">
          <text:p/>
        </draw:line>
        <draw:line draw:style-name="gr97" draw:layer="layout" svg:x1="16.242cm" svg:y1="12.162cm" svg:x2="16.242cm" svg:y2="12.009cm">
          <text:p/>
        </draw:line>
        <draw:line draw:style-name="gr97" draw:layer="layout" svg:x1="16.166cm" svg:y1="12.086cm" svg:x2="16.319cm" svg:y2="12.086cm">
          <text:p/>
        </draw:line>
        <draw:line draw:style-name="gr97" draw:layer="layout" svg:x1="16.242cm" svg:y1="11.522cm" svg:x2="16.242cm" svg:y2="11.369cm">
          <text:p/>
        </draw:line>
        <draw:line draw:style-name="gr97" draw:layer="layout" svg:x1="16.166cm" svg:y1="11.446cm" svg:x2="16.319cm" svg:y2="11.446cm">
          <text:p/>
        </draw:line>
        <draw:line draw:style-name="gr97" draw:layer="layout" svg:x1="16.242cm" svg:y1="11.478cm" svg:x2="16.242cm" svg:y2="11.325cm">
          <text:p/>
        </draw:line>
        <draw:line draw:style-name="gr97" draw:layer="layout" svg:x1="16.166cm" svg:y1="11.402cm" svg:x2="16.319cm" svg:y2="11.402cm">
          <text:p/>
        </draw:line>
        <draw:line draw:style-name="gr97" draw:layer="layout" svg:x1="16.242cm" svg:y1="11.082cm" svg:x2="16.242cm" svg:y2="10.928cm">
          <text:p/>
        </draw:line>
        <draw:line draw:style-name="gr97" draw:layer="layout" svg:x1="16.166cm" svg:y1="11.005cm" svg:x2="16.319cm" svg:y2="11.005cm">
          <text:p/>
        </draw:line>
        <draw:line draw:style-name="gr97" draw:layer="layout" svg:x1="16.242cm" svg:y1="10.729cm" svg:x2="16.242cm" svg:y2="10.575cm">
          <text:p/>
        </draw:line>
        <draw:line draw:style-name="gr97" draw:layer="layout" svg:x1="16.166cm" svg:y1="10.652cm" svg:x2="16.319cm" svg:y2="10.652cm">
          <text:p/>
        </draw:line>
        <draw:line draw:style-name="gr97" draw:layer="layout" svg:x1="16.242cm" svg:y1="10.532cm" svg:x2="16.242cm" svg:y2="10.378cm">
          <text:p/>
        </draw:line>
        <draw:line draw:style-name="gr97" draw:layer="layout" svg:x1="16.166cm" svg:y1="10.455cm" svg:x2="16.319cm" svg:y2="10.455cm">
          <text:p/>
        </draw:line>
        <draw:line draw:style-name="gr97" draw:layer="layout" svg:x1="16.242cm" svg:y1="10.422cm" svg:x2="16.242cm" svg:y2="10.269cm">
          <text:p/>
        </draw:line>
        <draw:line draw:style-name="gr97" draw:layer="layout" svg:x1="16.166cm" svg:y1="10.346cm" svg:x2="16.319cm" svg:y2="10.346cm">
          <text:p/>
        </draw:line>
        <draw:line draw:style-name="gr97" draw:layer="layout" svg:x1="16.242cm" svg:y1="7.777cm" svg:x2="16.242cm" svg:y2="7.623cm">
          <text:p/>
        </draw:line>
        <draw:line draw:style-name="gr97" draw:layer="layout" svg:x1="16.166cm" svg:y1="7.7cm" svg:x2="16.319cm" svg:y2="7.7cm">
          <text:p/>
        </draw:line>
        <draw:line draw:style-name="gr97" draw:layer="layout" svg:x1="16.242cm" svg:y1="7.314cm" svg:x2="16.242cm" svg:y2="7.161cm">
          <text:p/>
        </draw:line>
        <draw:line draw:style-name="gr97" draw:layer="layout" svg:x1="16.166cm" svg:y1="7.238cm" svg:x2="16.319cm" svg:y2="7.238cm">
          <text:p/>
        </draw:line>
        <draw:line draw:style-name="gr97" draw:layer="layout" svg:x1="16.242cm" svg:y1="7.161cm" svg:x2="16.242cm" svg:y2="7.008cm">
          <text:p/>
        </draw:line>
        <draw:line draw:style-name="gr97" draw:layer="layout" svg:x1="16.166cm" svg:y1="7.084cm" svg:x2="16.319cm" svg:y2="7.084cm">
          <text:p/>
        </draw:line>
        <draw:line draw:style-name="gr97" draw:layer="layout" svg:x1="16.274cm" svg:y1="12.603cm" svg:x2="16.274cm" svg:y2="12.449cm">
          <text:p/>
        </draw:line>
        <draw:line draw:style-name="gr97" draw:layer="layout" svg:x1="16.197cm" svg:y1="12.526cm" svg:x2="16.351cm" svg:y2="12.526cm">
          <text:p/>
        </draw:line>
        <draw:line draw:style-name="gr97" draw:layer="layout" svg:x1="16.274cm" svg:y1="11.744cm" svg:x2="16.274cm" svg:y2="11.59cm">
          <text:p/>
        </draw:line>
        <draw:line draw:style-name="gr97" draw:layer="layout" svg:x1="16.197cm" svg:y1="11.667cm" svg:x2="16.351cm" svg:y2="11.667cm">
          <text:p/>
        </draw:line>
        <draw:line draw:style-name="gr97" draw:layer="layout" svg:x1="16.274cm" svg:y1="11.634cm" svg:x2="16.274cm" svg:y2="11.481cm">
          <text:p/>
        </draw:line>
        <draw:line draw:style-name="gr97" draw:layer="layout" svg:x1="16.197cm" svg:y1="11.558cm" svg:x2="16.351cm" svg:y2="11.558cm">
          <text:p/>
        </draw:line>
        <draw:line draw:style-name="gr97" draw:layer="layout" svg:x1="16.274cm" svg:y1="11.216cm" svg:x2="16.274cm" svg:y2="11.062cm">
          <text:p/>
        </draw:line>
        <draw:line draw:style-name="gr97" draw:layer="layout" svg:x1="16.197cm" svg:y1="11.139cm" svg:x2="16.351cm" svg:y2="11.139cm">
          <text:p/>
        </draw:line>
        <draw:line draw:style-name="gr97" draw:layer="layout" svg:x1="16.274cm" svg:y1="8.658cm" svg:x2="16.274cm" svg:y2="8.504cm">
          <text:p/>
        </draw:line>
        <draw:line draw:style-name="gr97" draw:layer="layout" svg:x1="16.197cm" svg:y1="8.581cm" svg:x2="16.351cm" svg:y2="8.581cm">
          <text:p/>
        </draw:line>
        <draw:line draw:style-name="gr97" draw:layer="layout" svg:x1="16.274cm" svg:y1="8.57cm" svg:x2="16.274cm" svg:y2="8.417cm">
          <text:p/>
        </draw:line>
        <draw:line draw:style-name="gr97" draw:layer="layout" svg:x1="16.197cm" svg:y1="8.493cm" svg:x2="16.351cm" svg:y2="8.493cm">
          <text:p/>
        </draw:line>
        <draw:line draw:style-name="gr97" draw:layer="layout" svg:x1="16.274cm" svg:y1="8.482cm" svg:x2="16.274cm" svg:y2="8.329cm">
          <text:p/>
        </draw:line>
        <draw:line draw:style-name="gr97" draw:layer="layout" svg:x1="16.197cm" svg:y1="8.406cm" svg:x2="16.351cm" svg:y2="8.406cm">
          <text:p/>
        </draw:line>
        <draw:line draw:style-name="gr97" draw:layer="layout" svg:x1="16.274cm" svg:y1="7.623cm" svg:x2="16.274cm" svg:y2="7.47cm">
          <text:p/>
        </draw:line>
        <draw:line draw:style-name="gr97" draw:layer="layout" svg:x1="16.197cm" svg:y1="7.547cm" svg:x2="16.351cm" svg:y2="7.547cm">
          <text:p/>
        </draw:line>
        <draw:line draw:style-name="gr97" draw:layer="layout" svg:x1="16.303cm" svg:y1="13.065cm" svg:x2="16.303cm" svg:y2="12.912cm">
          <text:p/>
        </draw:line>
        <draw:line draw:style-name="gr97" draw:layer="layout" svg:x1="16.227cm" svg:y1="12.989cm" svg:x2="16.38cm" svg:y2="12.989cm">
          <text:p/>
        </draw:line>
        <draw:line draw:style-name="gr97" draw:layer="layout" svg:x1="16.303cm" svg:y1="13.043cm" svg:x2="16.303cm" svg:y2="12.89cm">
          <text:p/>
        </draw:line>
        <draw:line draw:style-name="gr97" draw:layer="layout" svg:x1="16.227cm" svg:y1="12.967cm" svg:x2="16.38cm" svg:y2="12.967cm">
          <text:p/>
        </draw:line>
        <draw:line draw:style-name="gr97" draw:layer="layout" svg:x1="16.303cm" svg:y1="12.69cm" svg:x2="16.303cm" svg:y2="12.537cm">
          <text:p/>
        </draw:line>
        <draw:line draw:style-name="gr97" draw:layer="layout" svg:x1="16.227cm" svg:y1="12.614cm" svg:x2="16.38cm" svg:y2="12.614cm">
          <text:p/>
        </draw:line>
        <draw:line draw:style-name="gr97" draw:layer="layout" svg:x1="16.303cm" svg:y1="12.359cm" svg:x2="16.303cm" svg:y2="12.206cm">
          <text:p/>
        </draw:line>
        <draw:line draw:style-name="gr97" draw:layer="layout" svg:x1="16.227cm" svg:y1="12.283cm" svg:x2="16.38cm" svg:y2="12.283cm">
          <text:p/>
        </draw:line>
        <draw:line draw:style-name="gr97" draw:layer="layout" svg:x1="16.303cm" svg:y1="12.272cm" svg:x2="16.303cm" svg:y2="12.118cm">
          <text:p/>
        </draw:line>
        <draw:line draw:style-name="gr97" draw:layer="layout" svg:x1="16.227cm" svg:y1="12.195cm" svg:x2="16.38cm" svg:y2="12.195cm">
          <text:p/>
        </draw:line>
        <draw:line draw:style-name="gr97" draw:layer="layout" svg:x1="16.303cm" svg:y1="12.009cm" svg:x2="16.303cm" svg:y2="11.856cm">
          <text:p/>
        </draw:line>
        <draw:line draw:style-name="gr97" draw:layer="layout" svg:x1="16.227cm" svg:y1="11.932cm" svg:x2="16.38cm" svg:y2="11.932cm">
          <text:p/>
        </draw:line>
        <draw:line draw:style-name="gr97" draw:layer="layout" svg:x1="16.303cm" svg:y1="11.985cm" svg:x2="16.303cm" svg:y2="11.831cm">
          <text:p/>
        </draw:line>
        <draw:line draw:style-name="gr97" draw:layer="layout" svg:x1="16.227cm" svg:y1="11.908cm" svg:x2="16.38cm" svg:y2="11.908cm">
          <text:p/>
        </draw:line>
        <draw:line draw:style-name="gr97" draw:layer="layout" svg:x1="16.303cm" svg:y1="11.612cm" svg:x2="16.303cm" svg:y2="11.459cm">
          <text:p/>
        </draw:line>
        <draw:line draw:style-name="gr97" draw:layer="layout" svg:x1="16.227cm" svg:y1="11.536cm" svg:x2="16.38cm" svg:y2="11.536cm">
          <text:p/>
        </draw:line>
        <draw:line draw:style-name="gr97" draw:layer="layout" svg:x1="16.303cm" svg:y1="11.457cm" svg:x2="16.303cm" svg:y2="11.303cm">
          <text:p/>
        </draw:line>
        <draw:line draw:style-name="gr97" draw:layer="layout" svg:x1="16.227cm" svg:y1="11.38cm" svg:x2="16.38cm" svg:y2="11.38cm">
          <text:p/>
        </draw:line>
        <draw:line draw:style-name="gr97" draw:layer="layout" svg:x1="16.303cm" svg:y1="9.033cm" svg:x2="16.303cm" svg:y2="8.879cm">
          <text:p/>
        </draw:line>
        <draw:line draw:style-name="gr97" draw:layer="layout" svg:x1="16.227cm" svg:y1="8.956cm" svg:x2="16.38cm" svg:y2="8.956cm">
          <text:p/>
        </draw:line>
        <draw:line draw:style-name="gr97" draw:layer="layout" svg:x1="16.303cm" svg:y1="9.011cm" svg:x2="16.303cm" svg:y2="8.857cm">
          <text:p/>
        </draw:line>
        <draw:line draw:style-name="gr97" draw:layer="layout" svg:x1="16.227cm" svg:y1="8.934cm" svg:x2="16.38cm" svg:y2="8.934cm">
          <text:p/>
        </draw:line>
        <draw:line draw:style-name="gr97" draw:layer="layout" svg:x1="16.303cm" svg:y1="8.68cm" svg:x2="16.303cm" svg:y2="8.526cm">
          <text:p/>
        </draw:line>
        <draw:line draw:style-name="gr97" draw:layer="layout" svg:x1="16.227cm" svg:y1="8.603cm" svg:x2="16.38cm" svg:y2="8.603cm">
          <text:p/>
        </draw:line>
        <draw:line draw:style-name="gr97" draw:layer="layout" svg:x1="16.303cm" svg:y1="8.13cm" svg:x2="16.303cm" svg:y2="7.976cm">
          <text:p/>
        </draw:line>
        <draw:line draw:style-name="gr97" draw:layer="layout" svg:x1="16.227cm" svg:y1="8.053cm" svg:x2="16.38cm" svg:y2="8.053cm">
          <text:p/>
        </draw:line>
        <draw:line draw:style-name="gr97" draw:layer="layout" svg:x1="16.303cm" svg:y1="8.086cm" svg:x2="16.303cm" svg:y2="7.932cm">
          <text:p/>
        </draw:line>
        <draw:line draw:style-name="gr97" draw:layer="layout" svg:x1="16.227cm" svg:y1="8.009cm" svg:x2="16.38cm" svg:y2="8.009cm">
          <text:p/>
        </draw:line>
        <draw:line draw:style-name="gr97" draw:layer="layout" svg:x1="16.303cm" svg:y1="8.042cm" svg:x2="16.303cm" svg:y2="7.889cm">
          <text:p/>
        </draw:line>
        <draw:line draw:style-name="gr97" draw:layer="layout" svg:x1="16.227cm" svg:y1="7.965cm" svg:x2="16.38cm" svg:y2="7.965cm">
          <text:p/>
        </draw:line>
        <draw:line draw:style-name="gr97" draw:layer="layout" svg:x1="16.303cm" svg:y1="7.976cm" svg:x2="16.303cm" svg:y2="7.823cm">
          <text:p/>
        </draw:line>
        <draw:line draw:style-name="gr97" draw:layer="layout" svg:x1="16.227cm" svg:y1="7.9cm" svg:x2="16.38cm" svg:y2="7.9cm">
          <text:p/>
        </draw:line>
        <draw:line draw:style-name="gr97" draw:layer="layout" svg:x1="16.303cm" svg:y1="7.954cm" svg:x2="16.303cm" svg:y2="7.801cm">
          <text:p/>
        </draw:line>
        <draw:line draw:style-name="gr97" draw:layer="layout" svg:x1="16.227cm" svg:y1="7.878cm" svg:x2="16.38cm" svg:y2="7.878cm">
          <text:p/>
        </draw:line>
        <draw:line draw:style-name="gr97" draw:layer="layout" svg:x1="16.303cm" svg:y1="7.645cm" svg:x2="16.303cm" svg:y2="7.492cm">
          <text:p/>
        </draw:line>
        <draw:line draw:style-name="gr97" draw:layer="layout" svg:x1="16.227cm" svg:y1="7.569cm" svg:x2="16.38cm" svg:y2="7.569cm">
          <text:p/>
        </draw:line>
        <draw:line draw:style-name="gr97" draw:layer="layout" svg:x1="16.303cm" svg:y1="7.623cm" svg:x2="16.303cm" svg:y2="7.47cm">
          <text:p/>
        </draw:line>
        <draw:line draw:style-name="gr97" draw:layer="layout" svg:x1="16.227cm" svg:y1="7.547cm" svg:x2="16.38cm" svg:y2="7.547cm">
          <text:p/>
        </draw:line>
        <draw:line draw:style-name="gr97" draw:layer="layout" svg:x1="16.303cm" svg:y1="7.468cm" svg:x2="16.303cm" svg:y2="7.314cm">
          <text:p/>
        </draw:line>
        <draw:line draw:style-name="gr97" draw:layer="layout" svg:x1="16.227cm" svg:y1="7.391cm" svg:x2="16.38cm" svg:y2="7.391cm">
          <text:p/>
        </draw:line>
        <draw:line draw:style-name="gr97" draw:layer="layout" svg:x1="16.335cm" svg:y1="13.221cm" svg:x2="16.335cm" svg:y2="13.068cm">
          <text:p/>
        </draw:line>
        <draw:line draw:style-name="gr97" draw:layer="layout" svg:x1="16.258cm" svg:y1="13.144cm" svg:x2="16.412cm" svg:y2="13.144cm">
          <text:p/>
        </draw:line>
        <draw:line draw:style-name="gr97" draw:layer="layout" svg:x1="16.335cm" svg:y1="13.065cm" svg:x2="16.335cm" svg:y2="12.912cm">
          <text:p/>
        </draw:line>
        <draw:line draw:style-name="gr97" draw:layer="layout" svg:x1="16.258cm" svg:y1="12.989cm" svg:x2="16.412cm" svg:y2="12.989cm">
          <text:p/>
        </draw:line>
        <draw:line draw:style-name="gr97" draw:layer="layout" svg:x1="16.335cm" svg:y1="12.912cm" svg:x2="16.335cm" svg:y2="12.759cm">
          <text:p/>
        </draw:line>
        <draw:line draw:style-name="gr97" draw:layer="layout" svg:x1="16.258cm" svg:y1="12.835cm" svg:x2="16.412cm" svg:y2="12.835cm">
          <text:p/>
        </draw:line>
        <draw:line draw:style-name="gr97" draw:layer="layout" svg:x1="16.335cm" svg:y1="12.625cm" svg:x2="16.335cm" svg:y2="12.471cm">
          <text:p/>
        </draw:line>
        <draw:line draw:style-name="gr97" draw:layer="layout" svg:x1="16.258cm" svg:y1="12.548cm" svg:x2="16.412cm" svg:y2="12.548cm">
          <text:p/>
        </draw:line>
        <draw:line draw:style-name="gr97" draw:layer="layout" svg:x1="16.335cm" svg:y1="12.428cm" svg:x2="16.335cm" svg:y2="12.274cm">
          <text:p/>
        </draw:line>
        <draw:line draw:style-name="gr97" draw:layer="layout" svg:x1="16.258cm" svg:y1="12.351cm" svg:x2="16.412cm" svg:y2="12.351cm">
          <text:p/>
        </draw:line>
        <draw:line draw:style-name="gr97" draw:layer="layout" svg:x1="16.335cm" svg:y1="12.272cm" svg:x2="16.335cm" svg:y2="12.118cm">
          <text:p/>
        </draw:line>
        <draw:line draw:style-name="gr97" draw:layer="layout" svg:x1="16.258cm" svg:y1="12.195cm" svg:x2="16.412cm" svg:y2="12.195cm">
          <text:p/>
        </draw:line>
        <draw:line draw:style-name="gr97" draw:layer="layout" svg:x1="16.335cm" svg:y1="11.831cm" svg:x2="16.335cm" svg:y2="11.678cm">
          <text:p/>
        </draw:line>
        <draw:line draw:style-name="gr97" draw:layer="layout" svg:x1="16.258cm" svg:y1="11.755cm" svg:x2="16.412cm" svg:y2="11.755cm">
          <text:p/>
        </draw:line>
        <draw:line draw:style-name="gr97" draw:layer="layout" svg:x1="16.335cm" svg:y1="11.744cm" svg:x2="16.335cm" svg:y2="11.59cm">
          <text:p/>
        </draw:line>
        <draw:line draw:style-name="gr97" draw:layer="layout" svg:x1="16.258cm" svg:y1="11.667cm" svg:x2="16.412cm" svg:y2="11.667cm">
          <text:p/>
        </draw:line>
        <draw:line draw:style-name="gr97" draw:layer="layout" svg:x1="16.335cm" svg:y1="9.12cm" svg:x2="16.335cm" svg:y2="8.967cm">
          <text:p/>
        </draw:line>
        <draw:line draw:style-name="gr97" draw:layer="layout" svg:x1="16.258cm" svg:y1="9.043cm" svg:x2="16.412cm" svg:y2="9.043cm">
          <text:p/>
        </draw:line>
        <draw:line draw:style-name="gr97" draw:layer="layout" svg:x1="16.335cm" svg:y1="8.526cm" svg:x2="16.335cm" svg:y2="8.373cm">
          <text:p/>
        </draw:line>
        <draw:line draw:style-name="gr97" draw:layer="layout" svg:x1="16.258cm" svg:y1="8.45cm" svg:x2="16.412cm" svg:y2="8.45cm">
          <text:p/>
        </draw:line>
        <draw:line draw:style-name="gr97" draw:layer="layout" svg:x1="16.335cm" svg:y1="8.461cm" svg:x2="16.335cm" svg:y2="8.307cm">
          <text:p/>
        </draw:line>
        <draw:line draw:style-name="gr97" draw:layer="layout" svg:x1="16.258cm" svg:y1="8.384cm" svg:x2="16.412cm" svg:y2="8.384cm">
          <text:p/>
        </draw:line>
        <draw:line draw:style-name="gr97" draw:layer="layout" svg:x1="16.335cm" svg:y1="8.351cm" svg:x2="16.335cm" svg:y2="8.198cm">
          <text:p/>
        </draw:line>
        <draw:line draw:style-name="gr97" draw:layer="layout" svg:x1="16.258cm" svg:y1="8.274cm" svg:x2="16.412cm" svg:y2="8.274cm">
          <text:p/>
        </draw:line>
        <draw:line draw:style-name="gr97" draw:layer="layout" svg:x1="16.335cm" svg:y1="7.864cm" svg:x2="16.335cm" svg:y2="7.711cm">
          <text:p/>
        </draw:line>
        <draw:line draw:style-name="gr97" draw:layer="layout" svg:x1="16.258cm" svg:y1="7.788cm" svg:x2="16.412cm" svg:y2="7.788cm">
          <text:p/>
        </draw:line>
        <draw:line draw:style-name="gr97" draw:layer="layout" svg:x1="16.335cm" svg:y1="7.799cm" svg:x2="16.335cm" svg:y2="7.645cm">
          <text:p/>
        </draw:line>
        <draw:line draw:style-name="gr97" draw:layer="layout" svg:x1="16.258cm" svg:y1="7.722cm" svg:x2="16.412cm" svg:y2="7.722cm">
          <text:p/>
        </draw:line>
        <draw:line draw:style-name="gr97" draw:layer="layout" svg:x1="16.335cm" svg:y1="3.172cm" svg:x2="16.335cm" svg:y2="3.019cm">
          <text:p/>
        </draw:line>
        <draw:line draw:style-name="gr97" draw:layer="layout" svg:x1="16.258cm" svg:y1="3.095cm" svg:x2="16.412cm" svg:y2="3.095cm">
          <text:p/>
        </draw:line>
        <draw:line draw:style-name="gr97" draw:layer="layout" svg:x1="16.335cm" svg:y1="2.819cm" svg:x2="16.335cm" svg:y2="2.666cm">
          <text:p/>
        </draw:line>
        <draw:line draw:style-name="gr97" draw:layer="layout" svg:x1="16.258cm" svg:y1="2.742cm" svg:x2="16.412cm" svg:y2="2.742cm">
          <text:p/>
        </draw:line>
        <draw:line draw:style-name="gr97" draw:layer="layout" svg:x1="16.364cm" svg:y1="13.374cm" svg:x2="16.364cm" svg:y2="13.221cm">
          <text:p/>
        </draw:line>
        <draw:line draw:style-name="gr97" draw:layer="layout" svg:x1="16.287cm" svg:y1="13.298cm" svg:x2="16.441cm" svg:y2="13.298cm">
          <text:p/>
        </draw:line>
        <draw:line draw:style-name="gr97" draw:layer="layout" svg:x1="16.364cm" svg:y1="12.668cm" svg:x2="16.364cm" svg:y2="12.515cm">
          <text:p/>
        </draw:line>
        <draw:line draw:style-name="gr97" draw:layer="layout" svg:x1="16.287cm" svg:y1="12.592cm" svg:x2="16.441cm" svg:y2="12.592cm">
          <text:p/>
        </draw:line>
        <draw:line draw:style-name="gr97" draw:layer="layout" svg:x1="16.364cm" svg:y1="12.537cm" svg:x2="16.364cm" svg:y2="12.384cm">
          <text:p/>
        </draw:line>
        <draw:line draw:style-name="gr97" draw:layer="layout" svg:x1="16.287cm" svg:y1="12.46cm" svg:x2="16.441cm" svg:y2="12.46cm">
          <text:p/>
        </draw:line>
        <draw:line draw:style-name="gr97" draw:layer="layout" svg:x1="16.364cm" svg:y1="12.338cm" svg:x2="16.364cm" svg:y2="12.184cm">
          <text:p/>
        </draw:line>
        <draw:line draw:style-name="gr97" draw:layer="layout" svg:x1="16.287cm" svg:y1="12.261cm" svg:x2="16.441cm" svg:y2="12.261cm">
          <text:p/>
        </draw:line>
        <draw:line draw:style-name="gr97" draw:layer="layout" svg:x1="16.364cm" svg:y1="8.68cm" svg:x2="16.364cm" svg:y2="8.526cm">
          <text:p/>
        </draw:line>
        <draw:line draw:style-name="gr97" draw:layer="layout" svg:x1="16.287cm" svg:y1="8.603cm" svg:x2="16.441cm" svg:y2="8.603cm">
          <text:p/>
        </draw:line>
        <draw:line draw:style-name="gr97" draw:layer="layout" svg:x1="16.364cm" svg:y1="3.634cm" svg:x2="16.364cm" svg:y2="3.481cm">
          <text:p/>
        </draw:line>
        <draw:line draw:style-name="gr97" draw:layer="layout" svg:x1="16.287cm" svg:y1="3.558cm" svg:x2="16.441cm" svg:y2="3.558cm">
          <text:p/>
        </draw:line>
        <draw:line draw:style-name="gr97" draw:layer="layout" svg:x1="16.364cm" svg:y1="3.15cm" svg:x2="16.364cm" svg:y2="2.997cm">
          <text:p/>
        </draw:line>
        <draw:line draw:style-name="gr97" draw:layer="layout" svg:x1="16.287cm" svg:y1="3.073cm" svg:x2="16.441cm" svg:y2="3.073cm">
          <text:p/>
        </draw:line>
        <draw:line draw:style-name="gr97" draw:layer="layout" svg:x1="16.364cm" svg:y1="3.128cm" svg:x2="16.364cm" svg:y2="2.975cm">
          <text:p/>
        </draw:line>
        <draw:line draw:style-name="gr97" draw:layer="layout" svg:x1="16.287cm" svg:y1="3.052cm" svg:x2="16.441cm" svg:y2="3.052cm">
          <text:p/>
        </draw:line>
        <draw:line draw:style-name="gr97" draw:layer="layout" svg:x1="16.364cm" svg:y1="3.084cm" svg:x2="16.364cm" svg:y2="2.931cm">
          <text:p/>
        </draw:line>
        <draw:line draw:style-name="gr97" draw:layer="layout" svg:x1="16.287cm" svg:y1="3.008cm" svg:x2="16.441cm" svg:y2="3.008cm">
          <text:p/>
        </draw:line>
        <draw:line draw:style-name="gr97" draw:layer="layout" svg:x1="16.396cm" svg:y1="12.956cm" svg:x2="16.396cm" svg:y2="12.802cm">
          <text:p/>
        </draw:line>
        <draw:line draw:style-name="gr97" draw:layer="layout" svg:x1="16.319cm" svg:y1="12.879cm" svg:x2="16.472cm" svg:y2="12.879cm">
          <text:p/>
        </draw:line>
        <draw:line draw:style-name="gr97" draw:layer="layout" svg:x1="16.396cm" svg:y1="12.8cm" svg:x2="16.396cm" svg:y2="12.647cm">
          <text:p/>
        </draw:line>
        <draw:line draw:style-name="gr97" draw:layer="layout" svg:x1="16.319cm" svg:y1="12.723cm" svg:x2="16.472cm" svg:y2="12.723cm">
          <text:p/>
        </draw:line>
        <draw:line draw:style-name="gr97" draw:layer="layout" svg:x1="16.396cm" svg:y1="12.734cm" svg:x2="16.396cm" svg:y2="12.581cm">
          <text:p/>
        </draw:line>
        <draw:line draw:style-name="gr97" draw:layer="layout" svg:x1="16.319cm" svg:y1="12.658cm" svg:x2="16.472cm" svg:y2="12.658cm">
          <text:p/>
        </draw:line>
        <draw:line draw:style-name="gr97" draw:layer="layout" svg:x1="16.396cm" svg:y1="12.712cm" svg:x2="16.396cm" svg:y2="12.559cm">
          <text:p/>
        </draw:line>
        <draw:line draw:style-name="gr97" draw:layer="layout" svg:x1="16.319cm" svg:y1="12.636cm" svg:x2="16.472cm" svg:y2="12.636cm">
          <text:p/>
        </draw:line>
        <draw:line draw:style-name="gr97" draw:layer="layout" svg:x1="16.396cm" svg:y1="12.69cm" svg:x2="16.396cm" svg:y2="12.537cm">
          <text:p/>
        </draw:line>
        <draw:line draw:style-name="gr97" draw:layer="layout" svg:x1="16.319cm" svg:y1="12.614cm" svg:x2="16.472cm" svg:y2="12.614cm">
          <text:p/>
        </draw:line>
        <draw:line draw:style-name="gr97" draw:layer="layout" svg:x1="16.396cm" svg:y1="10.354cm" svg:x2="16.396cm" svg:y2="10.201cm">
          <text:p/>
        </draw:line>
        <draw:line draw:style-name="gr97" draw:layer="layout" svg:x1="16.319cm" svg:y1="10.277cm" svg:x2="16.472cm" svg:y2="10.277cm">
          <text:p/>
        </draw:line>
        <draw:line draw:style-name="gr97" draw:layer="layout" svg:x1="16.396cm" svg:y1="10.223cm" svg:x2="16.396cm" svg:y2="10.069cm">
          <text:p/>
        </draw:line>
        <draw:line draw:style-name="gr97" draw:layer="layout" svg:x1="16.319cm" svg:y1="10.146cm" svg:x2="16.472cm" svg:y2="10.146cm">
          <text:p/>
        </draw:line>
        <draw:line draw:style-name="gr97" draw:layer="layout" svg:x1="16.396cm" svg:y1="10.091cm" svg:x2="16.396cm" svg:y2="9.938cm">
          <text:p/>
        </draw:line>
        <draw:line draw:style-name="gr97" draw:layer="layout" svg:x1="16.319cm" svg:y1="10.015cm" svg:x2="16.472cm" svg:y2="10.015cm">
          <text:p/>
        </draw:line>
        <draw:line draw:style-name="gr97" draw:layer="layout" svg:x1="16.396cm" svg:y1="10.069cm" svg:x2="16.396cm" svg:y2="9.916cm">
          <text:p/>
        </draw:line>
        <draw:line draw:style-name="gr97" draw:layer="layout" svg:x1="16.319cm" svg:y1="9.993cm" svg:x2="16.472cm" svg:y2="9.993cm">
          <text:p/>
        </draw:line>
        <draw:line draw:style-name="gr97" draw:layer="layout" svg:x1="16.396cm" svg:y1="10.047cm" svg:x2="16.396cm" svg:y2="9.894cm">
          <text:p/>
        </draw:line>
        <draw:line draw:style-name="gr97" draw:layer="layout" svg:x1="16.319cm" svg:y1="9.971cm" svg:x2="16.472cm" svg:y2="9.971cm">
          <text:p/>
        </draw:line>
        <draw:line draw:style-name="gr97" draw:layer="layout" svg:x1="16.396cm" svg:y1="9.342cm" svg:x2="16.396cm" svg:y2="9.188cm">
          <text:p/>
        </draw:line>
        <draw:line draw:style-name="gr97" draw:layer="layout" svg:x1="16.319cm" svg:y1="9.265cm" svg:x2="16.472cm" svg:y2="9.265cm">
          <text:p/>
        </draw:line>
        <draw:line draw:style-name="gr97" draw:layer="layout" svg:x1="16.396cm" svg:y1="9.298cm" svg:x2="16.396cm" svg:y2="9.144cm">
          <text:p/>
        </draw:line>
        <draw:line draw:style-name="gr97" draw:layer="layout" svg:x1="16.319cm" svg:y1="9.221cm" svg:x2="16.472cm" svg:y2="9.221cm">
          <text:p/>
        </draw:line>
        <draw:line draw:style-name="gr97" draw:layer="layout" svg:x1="16.396cm" svg:y1="8.879cm" svg:x2="16.396cm" svg:y2="8.726cm">
          <text:p/>
        </draw:line>
        <draw:line draw:style-name="gr97" draw:layer="layout" svg:x1="16.319cm" svg:y1="8.803cm" svg:x2="16.472cm" svg:y2="8.803cm">
          <text:p/>
        </draw:line>
        <draw:line draw:style-name="gr97" draw:layer="layout" svg:x1="16.396cm" svg:y1="8.658cm" svg:x2="16.396cm" svg:y2="8.504cm">
          <text:p/>
        </draw:line>
        <draw:line draw:style-name="gr97" draw:layer="layout" svg:x1="16.319cm" svg:y1="8.581cm" svg:x2="16.472cm" svg:y2="8.581cm">
          <text:p/>
        </draw:line>
        <draw:line draw:style-name="gr97" draw:layer="layout" svg:x1="16.396cm" svg:y1="4.163cm" svg:x2="16.396cm" svg:y2="4.009cm">
          <text:p/>
        </draw:line>
        <draw:line draw:style-name="gr97" draw:layer="layout" svg:x1="16.319cm" svg:y1="4.086cm" svg:x2="16.472cm" svg:y2="4.086cm">
          <text:p/>
        </draw:line>
        <draw:line draw:style-name="gr97" draw:layer="layout" svg:x1="16.396cm" svg:y1="4.141cm" svg:x2="16.396cm" svg:y2="3.987cm">
          <text:p/>
        </draw:line>
        <draw:line draw:style-name="gr97" draw:layer="layout" svg:x1="16.319cm" svg:y1="4.064cm" svg:x2="16.472cm" svg:y2="4.064cm">
          <text:p/>
        </draw:line>
        <draw:line draw:style-name="gr97" draw:layer="layout" svg:x1="16.396cm" svg:y1="4.053cm" svg:x2="16.396cm" svg:y2="3.9cm">
          <text:p/>
        </draw:line>
        <draw:line draw:style-name="gr97" draw:layer="layout" svg:x1="16.319cm" svg:y1="3.976cm" svg:x2="16.472cm" svg:y2="3.976cm">
          <text:p/>
        </draw:line>
        <draw:line draw:style-name="gr97" draw:layer="layout" svg:x1="16.396cm" svg:y1="3.856cm" svg:x2="16.396cm" svg:y2="3.703cm">
          <text:p/>
        </draw:line>
        <draw:line draw:style-name="gr97" draw:layer="layout" svg:x1="16.319cm" svg:y1="3.779cm" svg:x2="16.472cm" svg:y2="3.779cm">
          <text:p/>
        </draw:line>
        <draw:line draw:style-name="gr97" draw:layer="layout" svg:x1="16.396cm" svg:y1="3.547cm" svg:x2="16.396cm" svg:y2="3.394cm">
          <text:p/>
        </draw:line>
        <draw:line draw:style-name="gr97" draw:layer="layout" svg:x1="16.319cm" svg:y1="3.47cm" svg:x2="16.472cm" svg:y2="3.47cm">
          <text:p/>
        </draw:line>
        <draw:line draw:style-name="gr97" draw:layer="layout" svg:x1="16.396cm" svg:y1="2.994cm" svg:x2="16.396cm" svg:y2="2.841cm">
          <text:p/>
        </draw:line>
        <draw:line draw:style-name="gr97" draw:layer="layout" svg:x1="16.319cm" svg:y1="2.918cm" svg:x2="16.472cm" svg:y2="2.918cm">
          <text:p/>
        </draw:line>
        <draw:line draw:style-name="gr97" draw:layer="layout" svg:x1="16.425cm" svg:y1="10.841cm" svg:x2="16.425cm" svg:y2="10.687cm">
          <text:p/>
        </draw:line>
        <draw:line draw:style-name="gr97" draw:layer="layout" svg:x1="16.348cm" svg:y1="10.764cm" svg:x2="16.502cm" svg:y2="10.764cm">
          <text:p/>
        </draw:line>
        <draw:line draw:style-name="gr97" draw:layer="layout" svg:x1="16.425cm" svg:y1="9.539cm" svg:x2="16.425cm" svg:y2="9.385cm">
          <text:p/>
        </draw:line>
        <draw:line draw:style-name="gr97" draw:layer="layout" svg:x1="16.348cm" svg:y1="9.462cm" svg:x2="16.502cm" svg:y2="9.462cm">
          <text:p/>
        </draw:line>
        <draw:line draw:style-name="gr97" draw:layer="layout" svg:x1="16.425cm" svg:y1="9.385cm" svg:x2="16.425cm" svg:y2="9.232cm">
          <text:p/>
        </draw:line>
        <draw:line draw:style-name="gr97" draw:layer="layout" svg:x1="16.348cm" svg:y1="9.309cm" svg:x2="16.502cm" svg:y2="9.309cm">
          <text:p/>
        </draw:line>
        <draw:line draw:style-name="gr97" draw:layer="layout" svg:x1="16.425cm" svg:y1="9.21cm" svg:x2="16.425cm" svg:y2="9.057cm">
          <text:p/>
        </draw:line>
        <draw:line draw:style-name="gr97" draw:layer="layout" svg:x1="16.348cm" svg:y1="9.133cm" svg:x2="16.502cm" svg:y2="9.133cm">
          <text:p/>
        </draw:line>
        <draw:line draw:style-name="gr97" draw:layer="layout" svg:x1="16.425cm" svg:y1="4.693cm" svg:x2="16.425cm" svg:y2="4.54cm">
          <text:p/>
        </draw:line>
        <draw:line draw:style-name="gr97" draw:layer="layout" svg:x1="16.348cm" svg:y1="4.616cm" svg:x2="16.502cm" svg:y2="4.616cm">
          <text:p/>
        </draw:line>
        <draw:line draw:style-name="gr97" draw:layer="layout" svg:x1="16.425cm" svg:y1="4.296cm" svg:x2="16.425cm" svg:y2="4.143cm">
          <text:p/>
        </draw:line>
        <draw:line draw:style-name="gr97" draw:layer="layout" svg:x1="16.348cm" svg:y1="4.22cm" svg:x2="16.502cm" svg:y2="4.22cm">
          <text:p/>
        </draw:line>
        <draw:line draw:style-name="gr97" draw:layer="layout" svg:x1="16.425cm" svg:y1="3.678cm" svg:x2="16.425cm" svg:y2="3.525cm">
          <text:p/>
        </draw:line>
        <draw:line draw:style-name="gr97" draw:layer="layout" svg:x1="16.348cm" svg:y1="3.602cm" svg:x2="16.502cm" svg:y2="3.602cm">
          <text:p/>
        </draw:line>
        <draw:line draw:style-name="gr97" draw:layer="layout" svg:x1="16.425cm" svg:y1="3.591cm" svg:x2="16.425cm" svg:y2="3.437cm">
          <text:p/>
        </draw:line>
        <draw:line draw:style-name="gr97" draw:layer="layout" svg:x1="16.348cm" svg:y1="3.514cm" svg:x2="16.502cm" svg:y2="3.514cm">
          <text:p/>
        </draw:line>
        <draw:line draw:style-name="gr97" draw:layer="layout" svg:x1="16.457cm" svg:y1="11.303cm" svg:x2="16.457cm" svg:y2="11.15cm">
          <text:p/>
        </draw:line>
        <draw:line draw:style-name="gr97" draw:layer="layout" svg:x1="16.38cm" svg:y1="11.227cm" svg:x2="16.533cm" svg:y2="11.227cm">
          <text:p/>
        </draw:line>
        <draw:line draw:style-name="gr97" draw:layer="layout" svg:x1="16.457cm" svg:y1="11.06cm" svg:x2="16.457cm" svg:y2="10.906cm">
          <text:p/>
        </draw:line>
        <draw:line draw:style-name="gr97" draw:layer="layout" svg:x1="16.38cm" svg:y1="10.983cm" svg:x2="16.533cm" svg:y2="10.983cm">
          <text:p/>
        </draw:line>
        <draw:line draw:style-name="gr97" draw:layer="layout" svg:x1="16.457cm" svg:y1="10.972cm" svg:x2="16.457cm" svg:y2="10.819cm">
          <text:p/>
        </draw:line>
        <draw:line draw:style-name="gr97" draw:layer="layout" svg:x1="16.38cm" svg:y1="10.896cm" svg:x2="16.533cm" svg:y2="10.896cm">
          <text:p/>
        </draw:line>
        <draw:line draw:style-name="gr97" draw:layer="layout" svg:x1="16.457cm" svg:y1="10.422cm" svg:x2="16.457cm" svg:y2="10.269cm">
          <text:p/>
        </draw:line>
        <draw:line draw:style-name="gr97" draw:layer="layout" svg:x1="16.38cm" svg:y1="10.346cm" svg:x2="16.533cm" svg:y2="10.346cm">
          <text:p/>
        </draw:line>
        <draw:line draw:style-name="gr97" draw:layer="layout" svg:x1="16.457cm" svg:y1="10.31cm" svg:x2="16.457cm" svg:y2="10.157cm">
          <text:p/>
        </draw:line>
        <draw:line draw:style-name="gr97" draw:layer="layout" svg:x1="16.38cm" svg:y1="10.234cm" svg:x2="16.533cm" svg:y2="10.234cm">
          <text:p/>
        </draw:line>
        <draw:line draw:style-name="gr97" draw:layer="layout" svg:x1="16.457cm" svg:y1="10.223cm" svg:x2="16.457cm" svg:y2="10.069cm">
          <text:p/>
        </draw:line>
        <draw:line draw:style-name="gr97" draw:layer="layout" svg:x1="16.38cm" svg:y1="10.146cm" svg:x2="16.533cm" svg:y2="10.146cm">
          <text:p/>
        </draw:line>
        <draw:line draw:style-name="gr97" draw:layer="layout" svg:x1="16.457cm" svg:y1="10.091cm" svg:x2="16.457cm" svg:y2="9.938cm">
          <text:p/>
        </draw:line>
        <draw:line draw:style-name="gr97" draw:layer="layout" svg:x1="16.38cm" svg:y1="10.015cm" svg:x2="16.533cm" svg:y2="10.015cm">
          <text:p/>
        </draw:line>
        <draw:line draw:style-name="gr97" draw:layer="layout" svg:x1="16.457cm" svg:y1="9.935cm" svg:x2="16.457cm" svg:y2="9.782cm">
          <text:p/>
        </draw:line>
        <draw:line draw:style-name="gr97" draw:layer="layout" svg:x1="16.38cm" svg:y1="9.859cm" svg:x2="16.533cm" svg:y2="9.859cm">
          <text:p/>
        </draw:line>
        <draw:line draw:style-name="gr97" draw:layer="layout" svg:x1="16.457cm" svg:y1="4.978cm" svg:x2="16.457cm" svg:y2="4.825cm">
          <text:p/>
        </draw:line>
        <draw:line draw:style-name="gr97" draw:layer="layout" svg:x1="16.38cm" svg:y1="4.901cm" svg:x2="16.533cm" svg:y2="4.901cm">
          <text:p/>
        </draw:line>
        <draw:line draw:style-name="gr97" draw:layer="layout" svg:x1="16.457cm" svg:y1="4.406cm" svg:x2="16.457cm" svg:y2="4.253cm">
          <text:p/>
        </draw:line>
        <draw:line draw:style-name="gr97" draw:layer="layout" svg:x1="16.38cm" svg:y1="4.329cm" svg:x2="16.533cm" svg:y2="4.329cm">
          <text:p/>
        </draw:line>
        <draw:line draw:style-name="gr97" draw:layer="layout" svg:x1="16.457cm" svg:y1="3.81cm" svg:x2="16.457cm" svg:y2="3.656cm">
          <text:p/>
        </draw:line>
        <draw:line draw:style-name="gr97" draw:layer="layout" svg:x1="16.38cm" svg:y1="3.733cm" svg:x2="16.533cm" svg:y2="3.733cm">
          <text:p/>
        </draw:line>
        <draw:line draw:style-name="gr97" draw:layer="layout" svg:x1="16.457cm" svg:y1="3.722cm" svg:x2="16.457cm" svg:y2="3.569cm">
          <text:p/>
        </draw:line>
        <draw:line draw:style-name="gr97" draw:layer="layout" svg:x1="16.38cm" svg:y1="3.645cm" svg:x2="16.533cm" svg:y2="3.645cm">
          <text:p/>
        </draw:line>
        <draw:line draw:style-name="gr97" draw:layer="layout" svg:x1="16.457cm" svg:y1="3.591cm" svg:x2="16.457cm" svg:y2="3.437cm">
          <text:p/>
        </draw:line>
        <draw:line draw:style-name="gr97" draw:layer="layout" svg:x1="16.38cm" svg:y1="3.514cm" svg:x2="16.533cm" svg:y2="3.514cm">
          <text:p/>
        </draw:line>
        <draw:line draw:style-name="gr97" draw:layer="layout" svg:x1="16.457cm" svg:y1="3.547cm" svg:x2="16.457cm" svg:y2="3.394cm">
          <text:p/>
        </draw:line>
        <draw:line draw:style-name="gr97" draw:layer="layout" svg:x1="16.38cm" svg:y1="3.47cm" svg:x2="16.533cm" svg:y2="3.47cm">
          <text:p/>
        </draw:line>
        <draw:line draw:style-name="gr97" draw:layer="layout" svg:x1="16.457cm" svg:y1="3.503cm" svg:x2="16.457cm" svg:y2="3.35cm">
          <text:p/>
        </draw:line>
        <draw:line draw:style-name="gr97" draw:layer="layout" svg:x1="16.38cm" svg:y1="3.426cm" svg:x2="16.533cm" svg:y2="3.426cm">
          <text:p/>
        </draw:line>
        <draw:line draw:style-name="gr97" draw:layer="layout" svg:x1="16.457cm" svg:y1="3.369cm" svg:x2="16.457cm" svg:y2="3.216cm">
          <text:p/>
        </draw:line>
        <draw:line draw:style-name="gr97" draw:layer="layout" svg:x1="16.38cm" svg:y1="3.293cm" svg:x2="16.533cm" svg:y2="3.293cm">
          <text:p/>
        </draw:line>
        <draw:line draw:style-name="gr97" draw:layer="layout" svg:x1="16.486cm" svg:y1="11.59cm" svg:x2="16.486cm" svg:y2="11.437cm">
          <text:p/>
        </draw:line>
        <draw:line draw:style-name="gr97" draw:layer="layout" svg:x1="16.409cm" svg:y1="11.514cm" svg:x2="16.562cm" svg:y2="11.514cm">
          <text:p/>
        </draw:line>
        <draw:line draw:style-name="gr97" draw:layer="layout" svg:x1="16.486cm" svg:y1="11.478cm" svg:x2="16.486cm" svg:y2="11.325cm">
          <text:p/>
        </draw:line>
        <draw:line draw:style-name="gr97" draw:layer="layout" svg:x1="16.409cm" svg:y1="11.402cm" svg:x2="16.562cm" svg:y2="11.402cm">
          <text:p/>
        </draw:line>
        <draw:line draw:style-name="gr97" draw:layer="layout" svg:x1="16.486cm" svg:y1="11.391cm" svg:x2="16.486cm" svg:y2="11.237cm">
          <text:p/>
        </draw:line>
        <draw:line draw:style-name="gr97" draw:layer="layout" svg:x1="16.409cm" svg:y1="11.314cm" svg:x2="16.562cm" svg:y2="11.314cm">
          <text:p/>
        </draw:line>
        <draw:line draw:style-name="gr97" draw:layer="layout" svg:x1="16.486cm" svg:y1="10.488cm" svg:x2="16.486cm" svg:y2="10.335cm">
          <text:p/>
        </draw:line>
        <draw:line draw:style-name="gr97" draw:layer="layout" svg:x1="16.409cm" svg:y1="10.411cm" svg:x2="16.562cm" svg:y2="10.411cm">
          <text:p/>
        </draw:line>
        <draw:line draw:style-name="gr97" draw:layer="layout" svg:x1="16.486cm" svg:y1="10.179cm" svg:x2="16.486cm" svg:y2="10.025cm">
          <text:p/>
        </draw:line>
        <draw:line draw:style-name="gr97" draw:layer="layout" svg:x1="16.409cm" svg:y1="10.102cm" svg:x2="16.562cm" svg:y2="10.102cm">
          <text:p/>
        </draw:line>
        <draw:line draw:style-name="gr97" draw:layer="layout" svg:x1="16.486cm" svg:y1="10.047cm" svg:x2="16.486cm" svg:y2="9.894cm">
          <text:p/>
        </draw:line>
        <draw:line draw:style-name="gr97" draw:layer="layout" svg:x1="16.409cm" svg:y1="9.971cm" svg:x2="16.562cm" svg:y2="9.971cm">
          <text:p/>
        </draw:line>
        <draw:line draw:style-name="gr97" draw:layer="layout" svg:x1="16.486cm" svg:y1="10.025cm" svg:x2="16.486cm" svg:y2="9.872cm">
          <text:p/>
        </draw:line>
        <draw:line draw:style-name="gr97" draw:layer="layout" svg:x1="16.409cm" svg:y1="9.949cm" svg:x2="16.562cm" svg:y2="9.949cm">
          <text:p/>
        </draw:line>
        <draw:line draw:style-name="gr97" draw:layer="layout" svg:x1="16.486cm" svg:y1="5.574cm" svg:x2="16.486cm" svg:y2="5.421cm">
          <text:p/>
        </draw:line>
        <draw:line draw:style-name="gr97" draw:layer="layout" svg:x1="16.409cm" svg:y1="5.497cm" svg:x2="16.562cm" svg:y2="5.497cm">
          <text:p/>
        </draw:line>
        <draw:line draw:style-name="gr97" draw:layer="layout" svg:x1="16.486cm" svg:y1="5.309cm" svg:x2="16.486cm" svg:y2="5.156cm">
          <text:p/>
        </draw:line>
        <draw:line draw:style-name="gr97" draw:layer="layout" svg:x1="16.409cm" svg:y1="5.232cm" svg:x2="16.562cm" svg:y2="5.232cm">
          <text:p/>
        </draw:line>
        <draw:line draw:style-name="gr97" draw:layer="layout" svg:x1="16.486cm" svg:y1="5.221cm" svg:x2="16.486cm" svg:y2="5.068cm">
          <text:p/>
        </draw:line>
        <draw:line draw:style-name="gr97" draw:layer="layout" svg:x1="16.409cm" svg:y1="5.145cm" svg:x2="16.562cm" svg:y2="5.145cm">
          <text:p/>
        </draw:line>
        <draw:line draw:style-name="gr97" draw:layer="layout" svg:x1="16.486cm" svg:y1="5.044cm" svg:x2="16.486cm" svg:y2="4.89cm">
          <text:p/>
        </draw:line>
        <draw:line draw:style-name="gr97" draw:layer="layout" svg:x1="16.409cm" svg:y1="4.967cm" svg:x2="16.562cm" svg:y2="4.967cm">
          <text:p/>
        </draw:line>
        <draw:line draw:style-name="gr97" draw:layer="layout" svg:x1="16.486cm" svg:y1="5.022cm" svg:x2="16.486cm" svg:y2="4.868cm">
          <text:p/>
        </draw:line>
        <draw:line draw:style-name="gr97" draw:layer="layout" svg:x1="16.409cm" svg:y1="4.945cm" svg:x2="16.562cm" svg:y2="4.945cm">
          <text:p/>
        </draw:line>
        <draw:line draw:style-name="gr97" draw:layer="layout" svg:x1="16.486cm" svg:y1="4.384cm" svg:x2="16.486cm" svg:y2="4.231cm">
          <text:p/>
        </draw:line>
        <draw:line draw:style-name="gr97" draw:layer="layout" svg:x1="16.409cm" svg:y1="4.307cm" svg:x2="16.562cm" svg:y2="4.307cm">
          <text:p/>
        </draw:line>
        <draw:line draw:style-name="gr97" draw:layer="layout" svg:x1="16.486cm" svg:y1="4.34cm" svg:x2="16.486cm" svg:y2="4.187cm">
          <text:p/>
        </draw:line>
        <draw:line draw:style-name="gr97" draw:layer="layout" svg:x1="16.409cm" svg:y1="4.264cm" svg:x2="16.562cm" svg:y2="4.264cm">
          <text:p/>
        </draw:line>
        <draw:line draw:style-name="gr97" draw:layer="layout" svg:x1="16.486cm" svg:y1="3.944cm" svg:x2="16.486cm" svg:y2="3.79cm">
          <text:p/>
        </draw:line>
        <draw:line draw:style-name="gr97" draw:layer="layout" svg:x1="16.409cm" svg:y1="3.867cm" svg:x2="16.562cm" svg:y2="3.867cm">
          <text:p/>
        </draw:line>
        <draw:line draw:style-name="gr97" draw:layer="layout" svg:x1="16.517cm" svg:y1="12.14cm" svg:x2="16.517cm" svg:y2="11.987cm">
          <text:p/>
        </draw:line>
        <draw:line draw:style-name="gr97" draw:layer="layout" svg:x1="16.441cm" svg:y1="12.064cm" svg:x2="16.594cm" svg:y2="12.064cm">
          <text:p/>
        </draw:line>
        <draw:line draw:style-name="gr97" draw:layer="layout" svg:x1="16.517cm" svg:y1="11.216cm" svg:x2="16.517cm" svg:y2="11.062cm">
          <text:p/>
        </draw:line>
        <draw:line draw:style-name="gr97" draw:layer="layout" svg:x1="16.441cm" svg:y1="11.139cm" svg:x2="16.594cm" svg:y2="11.139cm">
          <text:p/>
        </draw:line>
        <draw:line draw:style-name="gr97" draw:layer="layout" svg:x1="16.517cm" svg:y1="11.038cm" svg:x2="16.517cm" svg:y2="10.885cm">
          <text:p/>
        </draw:line>
        <draw:line draw:style-name="gr97" draw:layer="layout" svg:x1="16.441cm" svg:y1="10.961cm" svg:x2="16.594cm" svg:y2="10.961cm">
          <text:p/>
        </draw:line>
        <draw:line draw:style-name="gr97" draw:layer="layout" svg:x1="16.517cm" svg:y1="10.994cm" svg:x2="16.517cm" svg:y2="10.841cm">
          <text:p/>
        </draw:line>
        <draw:line draw:style-name="gr97" draw:layer="layout" svg:x1="16.441cm" svg:y1="10.917cm" svg:x2="16.594cm" svg:y2="10.917cm">
          <text:p/>
        </draw:line>
        <draw:line draw:style-name="gr97" draw:layer="layout" svg:x1="16.517cm" svg:y1="10.751cm" svg:x2="16.517cm" svg:y2="10.597cm">
          <text:p/>
        </draw:line>
        <draw:line draw:style-name="gr97" draw:layer="layout" svg:x1="16.441cm" svg:y1="10.674cm" svg:x2="16.594cm" svg:y2="10.674cm">
          <text:p/>
        </draw:line>
        <draw:line draw:style-name="gr97" draw:layer="layout" svg:x1="16.517cm" svg:y1="10.554cm" svg:x2="16.517cm" svg:y2="10.4cm">
          <text:p/>
        </draw:line>
        <draw:line draw:style-name="gr97" draw:layer="layout" svg:x1="16.441cm" svg:y1="10.477cm" svg:x2="16.594cm" svg:y2="10.477cm">
          <text:p/>
        </draw:line>
        <draw:line draw:style-name="gr97" draw:layer="layout" svg:x1="16.517cm" svg:y1="5.927cm" svg:x2="16.517cm" svg:y2="5.774cm">
          <text:p/>
        </draw:line>
        <draw:line draw:style-name="gr97" draw:layer="layout" svg:x1="16.441cm" svg:y1="5.85cm" svg:x2="16.594cm" svg:y2="5.85cm">
          <text:p/>
        </draw:line>
        <draw:line draw:style-name="gr97" draw:layer="layout" svg:x1="16.517cm" svg:y1="5.749cm" svg:x2="16.517cm" svg:y2="5.596cm">
          <text:p/>
        </draw:line>
        <draw:line draw:style-name="gr97" draw:layer="layout" svg:x1="16.441cm" svg:y1="5.673cm" svg:x2="16.594cm" svg:y2="5.673cm">
          <text:p/>
        </draw:line>
        <draw:line draw:style-name="gr97" draw:layer="layout" svg:x1="16.517cm" svg:y1="5.706cm" svg:x2="16.517cm" svg:y2="5.552cm">
          <text:p/>
        </draw:line>
        <draw:line draw:style-name="gr97" draw:layer="layout" svg:x1="16.441cm" svg:y1="5.629cm" svg:x2="16.594cm" svg:y2="5.629cm">
          <text:p/>
        </draw:line>
        <draw:line draw:style-name="gr97" draw:layer="layout" svg:x1="16.517cm" svg:y1="5.199cm" svg:x2="16.517cm" svg:y2="5.046cm">
          <text:p/>
        </draw:line>
        <draw:line draw:style-name="gr97" draw:layer="layout" svg:x1="16.441cm" svg:y1="5.123cm" svg:x2="16.594cm" svg:y2="5.123cm">
          <text:p/>
        </draw:line>
        <draw:line draw:style-name="gr97" draw:layer="layout" svg:x1="16.517cm" svg:y1="5.177cm" svg:x2="16.517cm" svg:y2="5.024cm">
          <text:p/>
        </draw:line>
        <draw:line draw:style-name="gr97" draw:layer="layout" svg:x1="16.441cm" svg:y1="5.101cm" svg:x2="16.594cm" svg:y2="5.101cm">
          <text:p/>
        </draw:line>
        <draw:line draw:style-name="gr97" draw:layer="layout" svg:x1="16.517cm" svg:y1="5.068cm" svg:x2="16.517cm" svg:y2="4.915cm">
          <text:p/>
        </draw:line>
        <draw:line draw:style-name="gr97" draw:layer="layout" svg:x1="16.441cm" svg:y1="4.991cm" svg:x2="16.594cm" svg:y2="4.991cm">
          <text:p/>
        </draw:line>
        <draw:line draw:style-name="gr97" draw:layer="layout" svg:x1="16.517cm" svg:y1="4.625cm" svg:x2="16.517cm" svg:y2="4.472cm">
          <text:p/>
        </draw:line>
        <draw:line draw:style-name="gr97" draw:layer="layout" svg:x1="16.441cm" svg:y1="4.548cm" svg:x2="16.594cm" svg:y2="4.548cm">
          <text:p/>
        </draw:line>
        <draw:line draw:style-name="gr97" draw:layer="layout" svg:x1="16.517cm" svg:y1="4.581cm" svg:x2="16.517cm" svg:y2="4.428cm">
          <text:p/>
        </draw:line>
        <draw:line draw:style-name="gr97" draw:layer="layout" svg:x1="16.441cm" svg:y1="4.505cm" svg:x2="16.594cm" svg:y2="4.505cm">
          <text:p/>
        </draw:line>
        <draw:line draw:style-name="gr97" draw:layer="layout" svg:x1="16.547cm" svg:y1="12.493cm" svg:x2="16.547cm" svg:y2="12.34cm">
          <text:p/>
        </draw:line>
        <draw:line draw:style-name="gr97" draw:layer="layout" svg:x1="16.47cm" svg:y1="12.417cm" svg:x2="16.623cm" svg:y2="12.417cm">
          <text:p/>
        </draw:line>
        <draw:line draw:style-name="gr97" draw:layer="layout" svg:x1="16.547cm" svg:y1="11.544cm" svg:x2="16.547cm" svg:y2="11.391cm">
          <text:p/>
        </draw:line>
        <draw:line draw:style-name="gr97" draw:layer="layout" svg:x1="16.47cm" svg:y1="11.467cm" svg:x2="16.623cm" svg:y2="11.467cm">
          <text:p/>
        </draw:line>
        <draw:line draw:style-name="gr97" draw:layer="layout" svg:x1="16.547cm" svg:y1="11.5cm" svg:x2="16.547cm" svg:y2="11.347cm">
          <text:p/>
        </draw:line>
        <draw:line draw:style-name="gr97" draw:layer="layout" svg:x1="16.47cm" svg:y1="11.424cm" svg:x2="16.623cm" svg:y2="11.424cm">
          <text:p/>
        </draw:line>
        <draw:line draw:style-name="gr97" draw:layer="layout" svg:x1="16.547cm" svg:y1="11.369cm" svg:x2="16.547cm" svg:y2="11.216cm">
          <text:p/>
        </draw:line>
        <draw:line draw:style-name="gr97" draw:layer="layout" svg:x1="16.47cm" svg:y1="11.292cm" svg:x2="16.623cm" svg:y2="11.292cm">
          <text:p/>
        </draw:line>
        <draw:line draw:style-name="gr97" draw:layer="layout" svg:x1="16.547cm" svg:y1="11.259cm" svg:x2="16.547cm" svg:y2="11.106cm">
          <text:p/>
        </draw:line>
        <draw:line draw:style-name="gr97" draw:layer="layout" svg:x1="16.47cm" svg:y1="11.183cm" svg:x2="16.623cm" svg:y2="11.183cm">
          <text:p/>
        </draw:line>
        <draw:line draw:style-name="gr97" draw:layer="layout" svg:x1="16.547cm" svg:y1="10.906cm" svg:x2="16.547cm" svg:y2="10.753cm">
          <text:p/>
        </draw:line>
        <draw:line draw:style-name="gr97" draw:layer="layout" svg:x1="16.47cm" svg:y1="10.83cm" svg:x2="16.623cm" svg:y2="10.83cm">
          <text:p/>
        </draw:line>
        <draw:line draw:style-name="gr97" draw:layer="layout" svg:x1="16.547cm" svg:y1="10.885cm" svg:x2="16.547cm" svg:y2="10.731cm">
          <text:p/>
        </draw:line>
        <draw:line draw:style-name="gr97" draw:layer="layout" svg:x1="16.47cm" svg:y1="10.808cm" svg:x2="16.623cm" svg:y2="10.808cm">
          <text:p/>
        </draw:line>
        <draw:line draw:style-name="gr97" draw:layer="layout" svg:x1="16.547cm" svg:y1="6.302cm" svg:x2="16.547cm" svg:y2="6.148cm">
          <text:p/>
        </draw:line>
        <draw:line draw:style-name="gr97" draw:layer="layout" svg:x1="16.47cm" svg:y1="6.225cm" svg:x2="16.623cm" svg:y2="6.225cm">
          <text:p/>
        </draw:line>
        <draw:line draw:style-name="gr97" draw:layer="layout" svg:x1="16.547cm" svg:y1="6.08cm" svg:x2="16.547cm" svg:y2="5.927cm">
          <text:p/>
        </draw:line>
        <draw:line draw:style-name="gr97" draw:layer="layout" svg:x1="16.47cm" svg:y1="6.004cm" svg:x2="16.623cm" svg:y2="6.004cm">
          <text:p/>
        </draw:line>
        <draw:line draw:style-name="gr97" draw:layer="layout" svg:x1="16.547cm" svg:y1="5.771cm" svg:x2="16.547cm" svg:y2="5.618cm">
          <text:p/>
        </draw:line>
        <draw:line draw:style-name="gr97" draw:layer="layout" svg:x1="16.47cm" svg:y1="5.695cm" svg:x2="16.623cm" svg:y2="5.695cm">
          <text:p/>
        </draw:line>
        <draw:line draw:style-name="gr97" draw:layer="layout" svg:x1="16.547cm" svg:y1="4.846cm" svg:x2="16.547cm" svg:y2="4.693cm">
          <text:p/>
        </draw:line>
        <draw:line draw:style-name="gr97" draw:layer="layout" svg:x1="16.47cm" svg:y1="4.77cm" svg:x2="16.623cm" svg:y2="4.77cm">
          <text:p/>
        </draw:line>
        <draw:line draw:style-name="gr97" draw:layer="layout" svg:x1="16.578cm" svg:y1="6.786cm" svg:x2="16.578cm" svg:y2="6.633cm">
          <text:p/>
        </draw:line>
        <draw:line draw:style-name="gr97" draw:layer="layout" svg:x1="16.502cm" svg:y1="6.709cm" svg:x2="16.655cm" svg:y2="6.709cm">
          <text:p/>
        </draw:line>
        <draw:line draw:style-name="gr97" draw:layer="layout" svg:x1="16.578cm" svg:y1="6.543cm" svg:x2="16.578cm" svg:y2="6.389cm">
          <text:p/>
        </draw:line>
        <draw:line draw:style-name="gr97" draw:layer="layout" svg:x1="16.502cm" svg:y1="6.466cm" svg:x2="16.655cm" svg:y2="6.466cm">
          <text:p/>
        </draw:line>
        <draw:line draw:style-name="gr97" draw:layer="layout" svg:x1="16.578cm" svg:y1="5.618cm" svg:x2="16.578cm" svg:y2="5.465cm">
          <text:p/>
        </draw:line>
        <draw:line draw:style-name="gr97" draw:layer="layout" svg:x1="16.502cm" svg:y1="5.541cm" svg:x2="16.655cm" svg:y2="5.541cm">
          <text:p/>
        </draw:line>
        <draw:line draw:style-name="gr97" draw:layer="layout" svg:x1="16.578cm" svg:y1="5.574cm" svg:x2="16.578cm" svg:y2="5.421cm">
          <text:p/>
        </draw:line>
        <draw:line draw:style-name="gr97" draw:layer="layout" svg:x1="16.502cm" svg:y1="5.497cm" svg:x2="16.655cm" svg:y2="5.497cm">
          <text:p/>
        </draw:line>
        <draw:line draw:style-name="gr97" draw:layer="layout" svg:x1="16.578cm" svg:y1="5.552cm" svg:x2="16.578cm" svg:y2="5.399cm">
          <text:p/>
        </draw:line>
        <draw:line draw:style-name="gr97" draw:layer="layout" svg:x1="16.502cm" svg:y1="5.476cm" svg:x2="16.655cm" svg:y2="5.476cm">
          <text:p/>
        </draw:line>
        <draw:line draw:style-name="gr97" draw:layer="layout" svg:x1="16.578cm" svg:y1="5.418cm" svg:x2="16.578cm" svg:y2="5.265cm">
          <text:p/>
        </draw:line>
        <draw:line draw:style-name="gr97" draw:layer="layout" svg:x1="16.502cm" svg:y1="5.342cm" svg:x2="16.655cm" svg:y2="5.342cm">
          <text:p/>
        </draw:line>
        <draw:line draw:style-name="gr97" draw:layer="layout" svg:x1="16.578cm" svg:y1="5.353cm" svg:x2="16.578cm" svg:y2="5.199cm">
          <text:p/>
        </draw:line>
        <draw:line draw:style-name="gr97" draw:layer="layout" svg:x1="16.502cm" svg:y1="5.276cm" svg:x2="16.655cm" svg:y2="5.276cm">
          <text:p/>
        </draw:line>
        <draw:line draw:style-name="gr97" draw:layer="layout" svg:x1="16.578cm" svg:y1="4.934cm" svg:x2="16.578cm" svg:y2="4.781cm">
          <text:p/>
        </draw:line>
        <draw:line draw:style-name="gr97" draw:layer="layout" svg:x1="16.502cm" svg:y1="4.857cm" svg:x2="16.655cm" svg:y2="4.857cm">
          <text:p/>
        </draw:line>
        <draw:line draw:style-name="gr97" draw:layer="layout" svg:x1="16.578cm" svg:y1="4.693cm" svg:x2="16.578cm" svg:y2="4.54cm">
          <text:p/>
        </draw:line>
        <draw:line draw:style-name="gr97" draw:layer="layout" svg:x1="16.502cm" svg:y1="4.616cm" svg:x2="16.655cm" svg:y2="4.616cm">
          <text:p/>
        </draw:line>
        <draw:line draw:style-name="gr97" draw:layer="layout" svg:x1="16.578cm" svg:y1="4.515cm" svg:x2="16.578cm" svg:y2="4.362cm">
          <text:p/>
        </draw:line>
        <draw:line draw:style-name="gr97" draw:layer="layout" svg:x1="16.502cm" svg:y1="4.439cm" svg:x2="16.655cm" svg:y2="4.439cm">
          <text:p/>
        </draw:line>
        <draw:line draw:style-name="gr97" draw:layer="layout" svg:x1="16.578cm" svg:y1="3.656cm" svg:x2="16.578cm" svg:y2="3.503cm">
          <text:p/>
        </draw:line>
        <draw:line draw:style-name="gr97" draw:layer="layout" svg:x1="16.502cm" svg:y1="3.58cm" svg:x2="16.655cm" svg:y2="3.58cm">
          <text:p/>
        </draw:line>
        <draw:line draw:style-name="gr97" draw:layer="layout" svg:x1="16.578cm" svg:y1="3.194cm" svg:x2="16.578cm" svg:y2="3.041cm">
          <text:p/>
        </draw:line>
        <draw:line draw:style-name="gr97" draw:layer="layout" svg:x1="16.502cm" svg:y1="3.117cm" svg:x2="16.655cm" svg:y2="3.117cm">
          <text:p/>
        </draw:line>
        <draw:line draw:style-name="gr97" draw:layer="layout" svg:x1="16.578cm" svg:y1="2.885cm" svg:x2="16.578cm" svg:y2="2.732cm">
          <text:p/>
        </draw:line>
        <draw:line draw:style-name="gr97" draw:layer="layout" svg:x1="16.502cm" svg:y1="2.808cm" svg:x2="16.655cm" svg:y2="2.808cm">
          <text:p/>
        </draw:line>
        <draw:line draw:style-name="gr97" draw:layer="layout" svg:x1="16.608cm" svg:y1="13.396cm" svg:x2="16.608cm" svg:y2="13.243cm">
          <text:p/>
        </draw:line>
        <draw:line draw:style-name="gr97" draw:layer="layout" svg:x1="16.531cm" svg:y1="13.32cm" svg:x2="16.684cm" svg:y2="13.32cm">
          <text:p/>
        </draw:line>
        <draw:line draw:style-name="gr97" draw:layer="layout" svg:x1="16.608cm" svg:y1="13.374cm" svg:x2="16.608cm" svg:y2="13.221cm">
          <text:p/>
        </draw:line>
        <draw:line draw:style-name="gr97" draw:layer="layout" svg:x1="16.531cm" svg:y1="13.298cm" svg:x2="16.684cm" svg:y2="13.298cm">
          <text:p/>
        </draw:line>
        <draw:line draw:style-name="gr97" draw:layer="layout" svg:x1="16.608cm" svg:y1="13.33cm" svg:x2="16.608cm" svg:y2="13.177cm">
          <text:p/>
        </draw:line>
        <draw:line draw:style-name="gr97" draw:layer="layout" svg:x1="16.531cm" svg:y1="13.254cm" svg:x2="16.684cm" svg:y2="13.254cm">
          <text:p/>
        </draw:line>
        <draw:line draw:style-name="gr97" draw:layer="layout" svg:x1="16.608cm" svg:y1="12.912cm" svg:x2="16.608cm" svg:y2="12.759cm">
          <text:p/>
        </draw:line>
        <draw:line draw:style-name="gr97" draw:layer="layout" svg:x1="16.531cm" svg:y1="12.835cm" svg:x2="16.684cm" svg:y2="12.835cm">
          <text:p/>
        </draw:line>
        <draw:line draw:style-name="gr97" draw:layer="layout" svg:x1="16.608cm" svg:y1="12.69cm" svg:x2="16.608cm" svg:y2="12.537cm">
          <text:p/>
        </draw:line>
        <draw:line draw:style-name="gr97" draw:layer="layout" svg:x1="16.531cm" svg:y1="12.614cm" svg:x2="16.684cm" svg:y2="12.614cm">
          <text:p/>
        </draw:line>
        <draw:line draw:style-name="gr97" draw:layer="layout" svg:x1="16.608cm" svg:y1="12.471cm" svg:x2="16.608cm" svg:y2="12.318cm">
          <text:p/>
        </draw:line>
        <draw:line draw:style-name="gr97" draw:layer="layout" svg:x1="16.531cm" svg:y1="12.395cm" svg:x2="16.684cm" svg:y2="12.395cm">
          <text:p/>
        </draw:line>
        <draw:line draw:style-name="gr97" draw:layer="layout" svg:x1="16.608cm" svg:y1="12.228cm" svg:x2="16.608cm" svg:y2="12.075cm">
          <text:p/>
        </draw:line>
        <draw:line draw:style-name="gr97" draw:layer="layout" svg:x1="16.531cm" svg:y1="12.151cm" svg:x2="16.684cm" svg:y2="12.151cm">
          <text:p/>
        </draw:line>
        <draw:line draw:style-name="gr97" draw:layer="layout" svg:x1="16.608cm" svg:y1="11.766cm" svg:x2="16.608cm" svg:y2="11.612cm">
          <text:p/>
        </draw:line>
        <draw:line draw:style-name="gr97" draw:layer="layout" svg:x1="16.531cm" svg:y1="11.689cm" svg:x2="16.684cm" svg:y2="11.689cm">
          <text:p/>
        </draw:line>
        <draw:line draw:style-name="gr97" draw:layer="layout" svg:x1="16.608cm" svg:y1="11.722cm" svg:x2="16.608cm" svg:y2="11.568cm">
          <text:p/>
        </draw:line>
        <draw:line draw:style-name="gr97" draw:layer="layout" svg:x1="16.531cm" svg:y1="11.645cm" svg:x2="16.684cm" svg:y2="11.645cm">
          <text:p/>
        </draw:line>
        <draw:line draw:style-name="gr97" draw:layer="layout" svg:x1="16.608cm" svg:y1="11.656cm" svg:x2="16.608cm" svg:y2="11.503cm">
          <text:p/>
        </draw:line>
        <draw:line draw:style-name="gr97" draw:layer="layout" svg:x1="16.531cm" svg:y1="11.579cm" svg:x2="16.684cm" svg:y2="11.579cm">
          <text:p/>
        </draw:line>
        <draw:line draw:style-name="gr97" draw:layer="layout" svg:x1="16.608cm" svg:y1="11.303cm" svg:x2="16.608cm" svg:y2="11.15cm">
          <text:p/>
        </draw:line>
        <draw:line draw:style-name="gr97" draw:layer="layout" svg:x1="16.531cm" svg:y1="11.227cm" svg:x2="16.684cm" svg:y2="11.227cm">
          <text:p/>
        </draw:line>
        <draw:line draw:style-name="gr97" draw:layer="layout" svg:x1="16.608cm" svg:y1="11.237cm" svg:x2="16.608cm" svg:y2="11.084cm">
          <text:p/>
        </draw:line>
        <draw:line draw:style-name="gr97" draw:layer="layout" svg:x1="16.531cm" svg:y1="11.161cm" svg:x2="16.684cm" svg:y2="11.161cm">
          <text:p/>
        </draw:line>
        <draw:line draw:style-name="gr97" draw:layer="layout" svg:x1="16.608cm" svg:y1="11.016cm" svg:x2="16.608cm" svg:y2="10.863cm">
          <text:p/>
        </draw:line>
        <draw:line draw:style-name="gr97" draw:layer="layout" svg:x1="16.531cm" svg:y1="10.939cm" svg:x2="16.684cm" svg:y2="10.939cm">
          <text:p/>
        </draw:line>
        <draw:line draw:style-name="gr97" draw:layer="layout" svg:x1="16.608cm" svg:y1="10.906cm" svg:x2="16.608cm" svg:y2="10.753cm">
          <text:p/>
        </draw:line>
        <draw:line draw:style-name="gr97" draw:layer="layout" svg:x1="16.531cm" svg:y1="10.83cm" svg:x2="16.684cm" svg:y2="10.83cm">
          <text:p/>
        </draw:line>
        <draw:line draw:style-name="gr97" draw:layer="layout" svg:x1="16.608cm" svg:y1="10.885cm" svg:x2="16.608cm" svg:y2="10.731cm">
          <text:p/>
        </draw:line>
        <draw:line draw:style-name="gr97" draw:layer="layout" svg:x1="16.531cm" svg:y1="10.808cm" svg:x2="16.684cm" svg:y2="10.808cm">
          <text:p/>
        </draw:line>
        <draw:line draw:style-name="gr97" draw:layer="layout" svg:x1="16.608cm" svg:y1="10.488cm" svg:x2="16.608cm" svg:y2="10.335cm">
          <text:p/>
        </draw:line>
        <draw:line draw:style-name="gr97" draw:layer="layout" svg:x1="16.531cm" svg:y1="10.411cm" svg:x2="16.684cm" svg:y2="10.411cm">
          <text:p/>
        </draw:line>
        <draw:line draw:style-name="gr97" draw:layer="layout" svg:x1="16.608cm" svg:y1="10.422cm" svg:x2="16.608cm" svg:y2="10.269cm">
          <text:p/>
        </draw:line>
        <draw:line draw:style-name="gr97" draw:layer="layout" svg:x1="16.531cm" svg:y1="10.346cm" svg:x2="16.684cm" svg:y2="10.346cm">
          <text:p/>
        </draw:line>
        <draw:line draw:style-name="gr97" draw:layer="layout" svg:x1="16.608cm" svg:y1="10.288cm" svg:x2="16.608cm" svg:y2="10.135cm">
          <text:p/>
        </draw:line>
        <draw:line draw:style-name="gr97" draw:layer="layout" svg:x1="16.531cm" svg:y1="10.212cm" svg:x2="16.684cm" svg:y2="10.212cm">
          <text:p/>
        </draw:line>
        <draw:line draw:style-name="gr97" draw:layer="layout" svg:x1="16.608cm" svg:y1="10.135cm" svg:x2="16.608cm" svg:y2="9.982cm">
          <text:p/>
        </draw:line>
        <draw:line draw:style-name="gr97" draw:layer="layout" svg:x1="16.531cm" svg:y1="10.058cm" svg:x2="16.684cm" svg:y2="10.058cm">
          <text:p/>
        </draw:line>
        <draw:line draw:style-name="gr97" draw:layer="layout" svg:x1="16.608cm" svg:y1="10.025cm" svg:x2="16.608cm" svg:y2="9.872cm">
          <text:p/>
        </draw:line>
        <draw:line draw:style-name="gr97" draw:layer="layout" svg:x1="16.531cm" svg:y1="9.949cm" svg:x2="16.684cm" svg:y2="9.949cm">
          <text:p/>
        </draw:line>
        <draw:line draw:style-name="gr97" draw:layer="layout" svg:x1="16.608cm" svg:y1="9.716cm" svg:x2="16.608cm" svg:y2="9.563cm">
          <text:p/>
        </draw:line>
        <draw:line draw:style-name="gr97" draw:layer="layout" svg:x1="16.531cm" svg:y1="9.64cm" svg:x2="16.684cm" svg:y2="9.64cm">
          <text:p/>
        </draw:line>
        <draw:line draw:style-name="gr97" draw:layer="layout" svg:x1="16.608cm" svg:y1="9.651cm" svg:x2="16.608cm" svg:y2="9.497cm">
          <text:p/>
        </draw:line>
        <draw:line draw:style-name="gr97" draw:layer="layout" svg:x1="16.531cm" svg:y1="9.574cm" svg:x2="16.684cm" svg:y2="9.574cm">
          <text:p/>
        </draw:line>
        <draw:line draw:style-name="gr97" draw:layer="layout" svg:x1="16.608cm" svg:y1="9.607cm" svg:x2="16.608cm" svg:y2="9.454cm">
          <text:p/>
        </draw:line>
        <draw:line draw:style-name="gr97" draw:layer="layout" svg:x1="16.531cm" svg:y1="9.53cm" svg:x2="16.684cm" svg:y2="9.53cm">
          <text:p/>
        </draw:line>
        <draw:line draw:style-name="gr97" draw:layer="layout" svg:x1="16.608cm" svg:y1="9.495cm" svg:x2="16.608cm" svg:y2="9.342cm">
          <text:p/>
        </draw:line>
        <draw:line draw:style-name="gr97" draw:layer="layout" svg:x1="16.531cm" svg:y1="9.418cm" svg:x2="16.684cm" svg:y2="9.418cm">
          <text:p/>
        </draw:line>
        <draw:line draw:style-name="gr97" draw:layer="layout" svg:x1="16.608cm" svg:y1="9.298cm" svg:x2="16.608cm" svg:y2="9.144cm">
          <text:p/>
        </draw:line>
        <draw:line draw:style-name="gr97" draw:layer="layout" svg:x1="16.531cm" svg:y1="9.221cm" svg:x2="16.684cm" svg:y2="9.221cm">
          <text:p/>
        </draw:line>
        <draw:line draw:style-name="gr97" draw:layer="layout" svg:x1="16.608cm" svg:y1="9.054cm" svg:x2="16.608cm" svg:y2="8.901cm">
          <text:p/>
        </draw:line>
        <draw:line draw:style-name="gr97" draw:layer="layout" svg:x1="16.531cm" svg:y1="8.978cm" svg:x2="16.684cm" svg:y2="8.978cm">
          <text:p/>
        </draw:line>
        <draw:line draw:style-name="gr97" draw:layer="layout" svg:x1="16.608cm" svg:y1="8.57cm" svg:x2="16.608cm" svg:y2="8.417cm">
          <text:p/>
        </draw:line>
        <draw:line draw:style-name="gr97" draw:layer="layout" svg:x1="16.531cm" svg:y1="8.493cm" svg:x2="16.684cm" svg:y2="8.493cm">
          <text:p/>
        </draw:line>
        <draw:line draw:style-name="gr97" draw:layer="layout" svg:x1="16.608cm" svg:y1="8.283cm" svg:x2="16.608cm" svg:y2="8.13cm">
          <text:p/>
        </draw:line>
        <draw:line draw:style-name="gr97" draw:layer="layout" svg:x1="16.531cm" svg:y1="8.206cm" svg:x2="16.684cm" svg:y2="8.206cm">
          <text:p/>
        </draw:line>
        <draw:line draw:style-name="gr97" draw:layer="layout" svg:x1="16.608cm" svg:y1="8.261cm" svg:x2="16.608cm" svg:y2="8.108cm">
          <text:p/>
        </draw:line>
        <draw:line draw:style-name="gr97" draw:layer="layout" svg:x1="16.531cm" svg:y1="8.184cm" svg:x2="16.684cm" svg:y2="8.184cm">
          <text:p/>
        </draw:line>
        <draw:line draw:style-name="gr97" draw:layer="layout" svg:x1="16.608cm" svg:y1="8.086cm" svg:x2="16.608cm" svg:y2="7.932cm">
          <text:p/>
        </draw:line>
        <draw:line draw:style-name="gr97" draw:layer="layout" svg:x1="16.531cm" svg:y1="8.009cm" svg:x2="16.684cm" svg:y2="8.009cm">
          <text:p/>
        </draw:line>
        <draw:line draw:style-name="gr97" draw:layer="layout" svg:x1="16.608cm" svg:y1="7.667cm" svg:x2="16.608cm" svg:y2="7.514cm">
          <text:p/>
        </draw:line>
        <draw:line draw:style-name="gr97" draw:layer="layout" svg:x1="16.531cm" svg:y1="7.591cm" svg:x2="16.684cm" svg:y2="7.591cm">
          <text:p/>
        </draw:line>
        <draw:line draw:style-name="gr97" draw:layer="layout" svg:x1="16.608cm" svg:y1="7.292cm" svg:x2="16.608cm" svg:y2="7.139cm">
          <text:p/>
        </draw:line>
        <draw:line draw:style-name="gr97" draw:layer="layout" svg:x1="16.531cm" svg:y1="7.216cm" svg:x2="16.684cm" svg:y2="7.216cm">
          <text:p/>
        </draw:line>
        <draw:line draw:style-name="gr97" draw:layer="layout" svg:x1="16.608cm" svg:y1="7.139cm" svg:x2="16.608cm" svg:y2="6.986cm">
          <text:p/>
        </draw:line>
        <draw:line draw:style-name="gr97" draw:layer="layout" svg:x1="16.531cm" svg:y1="7.062cm" svg:x2="16.684cm" svg:y2="7.062cm">
          <text:p/>
        </draw:line>
        <draw:line draw:style-name="gr97" draw:layer="layout" svg:x1="16.608cm" svg:y1="7.071cm" svg:x2="16.608cm" svg:y2="6.918cm">
          <text:p/>
        </draw:line>
        <draw:line draw:style-name="gr97" draw:layer="layout" svg:x1="16.531cm" svg:y1="6.994cm" svg:x2="16.684cm" svg:y2="6.994cm">
          <text:p/>
        </draw:line>
        <draw:line draw:style-name="gr97" draw:layer="layout" svg:x1="16.608cm" svg:y1="6.918cm" svg:x2="16.608cm" svg:y2="6.764cm">
          <text:p/>
        </draw:line>
        <draw:line draw:style-name="gr97" draw:layer="layout" svg:x1="16.531cm" svg:y1="6.841cm" svg:x2="16.684cm" svg:y2="6.841cm">
          <text:p/>
        </draw:line>
        <draw:line draw:style-name="gr97" draw:layer="layout" svg:x1="16.608cm" svg:y1="6.146cm" svg:x2="16.608cm" svg:y2="5.993cm">
          <text:p/>
        </draw:line>
        <draw:line draw:style-name="gr97" draw:layer="layout" svg:x1="16.531cm" svg:y1="6.069cm" svg:x2="16.684cm" svg:y2="6.069cm">
          <text:p/>
        </draw:line>
        <draw:line draw:style-name="gr97" draw:layer="layout" svg:x1="16.608cm" svg:y1="5.927cm" svg:x2="16.608cm" svg:y2="5.774cm">
          <text:p/>
        </draw:line>
        <draw:line draw:style-name="gr97" draw:layer="layout" svg:x1="16.531cm" svg:y1="5.85cm" svg:x2="16.684cm" svg:y2="5.85cm">
          <text:p/>
        </draw:line>
        <draw:line draw:style-name="gr97" draw:layer="layout" svg:x1="16.608cm" svg:y1="5.396cm" svg:x2="16.608cm" svg:y2="5.243cm">
          <text:p/>
        </draw:line>
        <draw:line draw:style-name="gr97" draw:layer="layout" svg:x1="16.531cm" svg:y1="5.32cm" svg:x2="16.684cm" svg:y2="5.32cm">
          <text:p/>
        </draw:line>
        <draw:line draw:style-name="gr97" draw:layer="layout" svg:x1="16.608cm" svg:y1="4.515cm" svg:x2="16.608cm" svg:y2="4.362cm">
          <text:p/>
        </draw:line>
        <draw:line draw:style-name="gr97" draw:layer="layout" svg:x1="16.531cm" svg:y1="4.439cm" svg:x2="16.684cm" svg:y2="4.439cm">
          <text:p/>
        </draw:line>
        <draw:line draw:style-name="gr97" draw:layer="layout" svg:x1="16.608cm" svg:y1="3.656cm" svg:x2="16.608cm" svg:y2="3.503cm">
          <text:p/>
        </draw:line>
        <draw:line draw:style-name="gr97" draw:layer="layout" svg:x1="16.531cm" svg:y1="3.58cm" svg:x2="16.684cm" svg:y2="3.58cm">
          <text:p/>
        </draw:line>
        <draw:line draw:style-name="gr97" draw:layer="layout" svg:x1="16.608cm" svg:y1="3.325cm" svg:x2="16.608cm" svg:y2="3.172cm">
          <text:p/>
        </draw:line>
        <draw:line draw:style-name="gr97" draw:layer="layout" svg:x1="16.531cm" svg:y1="3.249cm" svg:x2="16.684cm" svg:y2="3.249cm">
          <text:p/>
        </draw:line>
        <draw:line draw:style-name="gr97" draw:layer="layout" svg:x1="16.608cm" svg:y1="3.084cm" svg:x2="16.608cm" svg:y2="2.931cm">
          <text:p/>
        </draw:line>
        <draw:line draw:style-name="gr97" draw:layer="layout" svg:x1="16.531cm" svg:y1="3.008cm" svg:x2="16.684cm" svg:y2="3.008cm">
          <text:p/>
        </draw:line>
        <draw:line draw:style-name="gr97" draw:layer="layout" svg:x1="16.639cm" svg:y1="13.153cm" svg:x2="16.639cm" svg:y2="13cm">
          <text:p/>
        </draw:line>
        <draw:line draw:style-name="gr97" draw:layer="layout" svg:x1="16.562cm" svg:y1="13.076cm" svg:x2="16.716cm" svg:y2="13.076cm">
          <text:p/>
        </draw:line>
        <draw:line draw:style-name="gr97" draw:layer="layout" svg:x1="16.639cm" svg:y1="13cm" svg:x2="16.639cm" svg:y2="12.846cm">
          <text:p/>
        </draw:line>
        <draw:line draw:style-name="gr97" draw:layer="layout" svg:x1="16.562cm" svg:y1="12.923cm" svg:x2="16.716cm" svg:y2="12.923cm">
          <text:p/>
        </draw:line>
        <draw:line draw:style-name="gr97" draw:layer="layout" svg:x1="16.639cm" svg:y1="12.912cm" svg:x2="16.639cm" svg:y2="12.759cm">
          <text:p/>
        </draw:line>
        <draw:line draw:style-name="gr97" draw:layer="layout" svg:x1="16.562cm" svg:y1="12.835cm" svg:x2="16.716cm" svg:y2="12.835cm">
          <text:p/>
        </draw:line>
        <draw:line draw:style-name="gr97" draw:layer="layout" svg:x1="16.639cm" svg:y1="12.824cm" svg:x2="16.639cm" svg:y2="12.671cm">
          <text:p/>
        </draw:line>
        <draw:line draw:style-name="gr97" draw:layer="layout" svg:x1="16.562cm" svg:y1="12.748cm" svg:x2="16.716cm" svg:y2="12.748cm">
          <text:p/>
        </draw:line>
        <draw:line draw:style-name="gr97" draw:layer="layout" svg:x1="16.639cm" svg:y1="11.744cm" svg:x2="16.639cm" svg:y2="11.59cm">
          <text:p/>
        </draw:line>
        <draw:line draw:style-name="gr97" draw:layer="layout" svg:x1="16.562cm" svg:y1="11.667cm" svg:x2="16.716cm" svg:y2="11.667cm">
          <text:p/>
        </draw:line>
        <draw:line draw:style-name="gr97" draw:layer="layout" svg:x1="16.639cm" svg:y1="11.7cm" svg:x2="16.639cm" svg:y2="11.547cm">
          <text:p/>
        </draw:line>
        <draw:line draw:style-name="gr97" draw:layer="layout" svg:x1="16.562cm" svg:y1="11.623cm" svg:x2="16.716cm" svg:y2="11.623cm">
          <text:p/>
        </draw:line>
        <draw:line draw:style-name="gr97" draw:layer="layout" svg:x1="16.639cm" svg:y1="11.391cm" svg:x2="16.639cm" svg:y2="11.237cm">
          <text:p/>
        </draw:line>
        <draw:line draw:style-name="gr97" draw:layer="layout" svg:x1="16.562cm" svg:y1="11.314cm" svg:x2="16.716cm" svg:y2="11.314cm">
          <text:p/>
        </draw:line>
        <draw:line draw:style-name="gr97" draw:layer="layout" svg:x1="16.639cm" svg:y1="11.169cm" svg:x2="16.639cm" svg:y2="11.016cm">
          <text:p/>
        </draw:line>
        <draw:line draw:style-name="gr97" draw:layer="layout" svg:x1="16.562cm" svg:y1="11.093cm" svg:x2="16.716cm" svg:y2="11.093cm">
          <text:p/>
        </draw:line>
        <draw:line draw:style-name="gr97" draw:layer="layout" svg:x1="16.639cm" svg:y1="10.885cm" svg:x2="16.639cm" svg:y2="10.731cm">
          <text:p/>
        </draw:line>
        <draw:line draw:style-name="gr97" draw:layer="layout" svg:x1="16.562cm" svg:y1="10.808cm" svg:x2="16.716cm" svg:y2="10.808cm">
          <text:p/>
        </draw:line>
        <draw:line draw:style-name="gr97" draw:layer="layout" svg:x1="16.639cm" svg:y1="10.729cm" svg:x2="16.639cm" svg:y2="10.575cm">
          <text:p/>
        </draw:line>
        <draw:line draw:style-name="gr97" draw:layer="layout" svg:x1="16.562cm" svg:y1="10.652cm" svg:x2="16.716cm" svg:y2="10.652cm">
          <text:p/>
        </draw:line>
        <draw:line draw:style-name="gr97" draw:layer="layout" svg:x1="16.639cm" svg:y1="10.685cm" svg:x2="16.639cm" svg:y2="10.532cm">
          <text:p/>
        </draw:line>
        <draw:line draw:style-name="gr97" draw:layer="layout" svg:x1="16.562cm" svg:y1="10.608cm" svg:x2="16.716cm" svg:y2="10.608cm">
          <text:p/>
        </draw:line>
        <draw:line draw:style-name="gr97" draw:layer="layout" svg:x1="16.639cm" svg:y1="10.597cm" svg:x2="16.639cm" svg:y2="10.444cm">
          <text:p/>
        </draw:line>
        <draw:line draw:style-name="gr97" draw:layer="layout" svg:x1="16.562cm" svg:y1="10.521cm" svg:x2="16.716cm" svg:y2="10.521cm">
          <text:p/>
        </draw:line>
        <draw:line draw:style-name="gr97" draw:layer="layout" svg:x1="16.639cm" svg:y1="10.554cm" svg:x2="16.639cm" svg:y2="10.4cm">
          <text:p/>
        </draw:line>
        <draw:line draw:style-name="gr97" draw:layer="layout" svg:x1="16.562cm" svg:y1="10.477cm" svg:x2="16.716cm" svg:y2="10.477cm">
          <text:p/>
        </draw:line>
        <draw:line draw:style-name="gr97" draw:layer="layout" svg:x1="16.639cm" svg:y1="10.354cm" svg:x2="16.639cm" svg:y2="10.201cm">
          <text:p/>
        </draw:line>
        <draw:line draw:style-name="gr97" draw:layer="layout" svg:x1="16.562cm" svg:y1="10.277cm" svg:x2="16.716cm" svg:y2="10.277cm">
          <text:p/>
        </draw:line>
        <draw:line draw:style-name="gr97" draw:layer="layout" svg:x1="16.639cm" svg:y1="10.31cm" svg:x2="16.639cm" svg:y2="10.157cm">
          <text:p/>
        </draw:line>
        <draw:line draw:style-name="gr97" draw:layer="layout" svg:x1="16.562cm" svg:y1="10.234cm" svg:x2="16.716cm" svg:y2="10.234cm">
          <text:p/>
        </draw:line>
        <draw:line draw:style-name="gr97" draw:layer="layout" svg:x1="16.639cm" svg:y1="10.069cm" svg:x2="16.639cm" svg:y2="9.916cm">
          <text:p/>
        </draw:line>
        <draw:line draw:style-name="gr97" draw:layer="layout" svg:x1="16.562cm" svg:y1="9.993cm" svg:x2="16.716cm" svg:y2="9.993cm">
          <text:p/>
        </draw:line>
        <draw:line draw:style-name="gr97" draw:layer="layout" svg:x1="16.639cm" svg:y1="9.826cm" svg:x2="16.639cm" svg:y2="9.673cm">
          <text:p/>
        </draw:line>
        <draw:line draw:style-name="gr97" draw:layer="layout" svg:x1="16.562cm" svg:y1="9.749cm" svg:x2="16.716cm" svg:y2="9.749cm">
          <text:p/>
        </draw:line>
        <draw:line draw:style-name="gr97" draw:layer="layout" svg:x1="16.639cm" svg:y1="9.716cm" svg:x2="16.639cm" svg:y2="9.563cm">
          <text:p/>
        </draw:line>
        <draw:line draw:style-name="gr97" draw:layer="layout" svg:x1="16.562cm" svg:y1="9.64cm" svg:x2="16.716cm" svg:y2="9.64cm">
          <text:p/>
        </draw:line>
        <draw:line draw:style-name="gr97" draw:layer="layout" svg:x1="16.639cm" svg:y1="9.694cm" svg:x2="16.639cm" svg:y2="9.541cm">
          <text:p/>
        </draw:line>
        <draw:line draw:style-name="gr97" draw:layer="layout" svg:x1="16.562cm" svg:y1="9.618cm" svg:x2="16.716cm" svg:y2="9.618cm">
          <text:p/>
        </draw:line>
        <draw:line draw:style-name="gr97" draw:layer="layout" svg:x1="16.639cm" svg:y1="9.188cm" svg:x2="16.639cm" svg:y2="9.035cm">
          <text:p/>
        </draw:line>
        <draw:line draw:style-name="gr97" draw:layer="layout" svg:x1="16.562cm" svg:y1="9.112cm" svg:x2="16.716cm" svg:y2="9.112cm">
          <text:p/>
        </draw:line>
        <draw:line draw:style-name="gr97" draw:layer="layout" svg:x1="16.639cm" svg:y1="8.57cm" svg:x2="16.639cm" svg:y2="8.417cm">
          <text:p/>
        </draw:line>
        <draw:line draw:style-name="gr97" draw:layer="layout" svg:x1="16.562cm" svg:y1="8.493cm" svg:x2="16.716cm" svg:y2="8.493cm">
          <text:p/>
        </draw:line>
        <draw:line draw:style-name="gr97" draw:layer="layout" svg:x1="16.639cm" svg:y1="8.526cm" svg:x2="16.639cm" svg:y2="8.373cm">
          <text:p/>
        </draw:line>
        <draw:line draw:style-name="gr97" draw:layer="layout" svg:x1="16.562cm" svg:y1="8.45cm" svg:x2="16.716cm" svg:y2="8.45cm">
          <text:p/>
        </draw:line>
        <draw:line draw:style-name="gr97" draw:layer="layout" svg:x1="16.639cm" svg:y1="8.351cm" svg:x2="16.639cm" svg:y2="8.198cm">
          <text:p/>
        </draw:line>
        <draw:line draw:style-name="gr97" draw:layer="layout" svg:x1="16.562cm" svg:y1="8.274cm" svg:x2="16.716cm" svg:y2="8.274cm">
          <text:p/>
        </draw:line>
        <draw:line draw:style-name="gr97" draw:layer="layout" svg:x1="16.639cm" svg:y1="8.239cm" svg:x2="16.639cm" svg:y2="8.086cm">
          <text:p/>
        </draw:line>
        <draw:line draw:style-name="gr97" draw:layer="layout" svg:x1="16.562cm" svg:y1="8.162cm" svg:x2="16.716cm" svg:y2="8.162cm">
          <text:p/>
        </draw:line>
        <draw:line draw:style-name="gr97" draw:layer="layout" svg:x1="16.639cm" svg:y1="8.217cm" svg:x2="16.639cm" svg:y2="8.064cm">
          <text:p/>
        </draw:line>
        <draw:line draw:style-name="gr97" draw:layer="layout" svg:x1="16.562cm" svg:y1="8.141cm" svg:x2="16.716cm" svg:y2="8.141cm">
          <text:p/>
        </draw:line>
        <draw:line draw:style-name="gr97" draw:layer="layout" svg:x1="16.639cm" svg:y1="7.755cm" svg:x2="16.639cm" svg:y2="7.601cm">
          <text:p/>
        </draw:line>
        <draw:line draw:style-name="gr97" draw:layer="layout" svg:x1="16.562cm" svg:y1="7.678cm" svg:x2="16.716cm" svg:y2="7.678cm">
          <text:p/>
        </draw:line>
        <draw:line draw:style-name="gr97" draw:layer="layout" svg:x1="16.639cm" svg:y1="7.623cm" svg:x2="16.639cm" svg:y2="7.47cm">
          <text:p/>
        </draw:line>
        <draw:line draw:style-name="gr97" draw:layer="layout" svg:x1="16.562cm" svg:y1="7.547cm" svg:x2="16.716cm" svg:y2="7.547cm">
          <text:p/>
        </draw:line>
        <draw:line draw:style-name="gr97" draw:layer="layout" svg:x1="16.639cm" svg:y1="7.005cm" svg:x2="16.639cm" svg:y2="6.852cm">
          <text:p/>
        </draw:line>
        <draw:line draw:style-name="gr97" draw:layer="layout" svg:x1="16.562cm" svg:y1="6.929cm" svg:x2="16.716cm" svg:y2="6.929cm">
          <text:p/>
        </draw:line>
        <draw:line draw:style-name="gr97" draw:layer="layout" svg:x1="16.639cm" svg:y1="6.918cm" svg:x2="16.639cm" svg:y2="6.764cm">
          <text:p/>
        </draw:line>
        <draw:line draw:style-name="gr97" draw:layer="layout" svg:x1="16.562cm" svg:y1="6.841cm" svg:x2="16.716cm" svg:y2="6.841cm">
          <text:p/>
        </draw:line>
        <draw:line draw:style-name="gr97" draw:layer="layout" svg:x1="16.639cm" svg:y1="6.742cm" svg:x2="16.639cm" svg:y2="6.589cm">
          <text:p/>
        </draw:line>
        <draw:line draw:style-name="gr97" draw:layer="layout" svg:x1="16.562cm" svg:y1="6.666cm" svg:x2="16.716cm" svg:y2="6.666cm">
          <text:p/>
        </draw:line>
        <draw:line draw:style-name="gr97" draw:layer="layout" svg:x1="16.639cm" svg:y1="6.587cm" svg:x2="16.639cm" svg:y2="6.433cm">
          <text:p/>
        </draw:line>
        <draw:line draw:style-name="gr97" draw:layer="layout" svg:x1="16.562cm" svg:y1="6.51cm" svg:x2="16.716cm" svg:y2="6.51cm">
          <text:p/>
        </draw:line>
        <draw:line draw:style-name="gr97" draw:layer="layout" svg:x1="16.639cm" svg:y1="5.771cm" svg:x2="16.639cm" svg:y2="5.618cm">
          <text:p/>
        </draw:line>
        <draw:line draw:style-name="gr97" draw:layer="layout" svg:x1="16.562cm" svg:y1="5.695cm" svg:x2="16.716cm" svg:y2="5.695cm">
          <text:p/>
        </draw:line>
        <draw:line draw:style-name="gr97" draw:layer="layout" svg:x1="16.639cm" svg:y1="5.574cm" svg:x2="16.639cm" svg:y2="5.421cm">
          <text:p/>
        </draw:line>
        <draw:line draw:style-name="gr97" draw:layer="layout" svg:x1="16.562cm" svg:y1="5.497cm" svg:x2="16.716cm" svg:y2="5.497cm">
          <text:p/>
        </draw:line>
        <draw:line draw:style-name="gr97" draw:layer="layout" svg:x1="16.639cm" svg:y1="5.287cm" svg:x2="16.639cm" svg:y2="5.134cm">
          <text:p/>
        </draw:line>
        <draw:line draw:style-name="gr97" draw:layer="layout" svg:x1="16.562cm" svg:y1="5.21cm" svg:x2="16.716cm" svg:y2="5.21cm">
          <text:p/>
        </draw:line>
        <draw:line draw:style-name="gr97" draw:layer="layout" svg:x1="16.639cm" svg:y1="5.265cm" svg:x2="16.639cm" svg:y2="5.112cm">
          <text:p/>
        </draw:line>
        <draw:line draw:style-name="gr97" draw:layer="layout" svg:x1="16.562cm" svg:y1="5.188cm" svg:x2="16.716cm" svg:y2="5.188cm">
          <text:p/>
        </draw:line>
        <draw:line draw:style-name="gr97" draw:layer="layout" svg:x1="16.639cm" svg:y1="5.177cm" svg:x2="16.639cm" svg:y2="5.024cm">
          <text:p/>
        </draw:line>
        <draw:line draw:style-name="gr97" draw:layer="layout" svg:x1="16.562cm" svg:y1="5.101cm" svg:x2="16.716cm" svg:y2="5.101cm">
          <text:p/>
        </draw:line>
        <draw:line draw:style-name="gr97" draw:layer="layout" svg:x1="16.639cm" svg:y1="4.581cm" svg:x2="16.639cm" svg:y2="4.428cm">
          <text:p/>
        </draw:line>
        <draw:line draw:style-name="gr97" draw:layer="layout" svg:x1="16.562cm" svg:y1="4.505cm" svg:x2="16.716cm" svg:y2="4.505cm">
          <text:p/>
        </draw:line>
        <draw:line draw:style-name="gr97" draw:layer="layout" svg:x1="16.639cm" svg:y1="3.987cm" svg:x2="16.639cm" svg:y2="3.834cm">
          <text:p/>
        </draw:line>
        <draw:line draw:style-name="gr97" draw:layer="layout" svg:x1="16.562cm" svg:y1="3.911cm" svg:x2="16.716cm" svg:y2="3.911cm">
          <text:p/>
        </draw:line>
        <draw:line draw:style-name="gr97" draw:layer="layout" svg:x1="16.639cm" svg:y1="3.766cm" svg:x2="16.639cm" svg:y2="3.613cm">
          <text:p/>
        </draw:line>
        <draw:line draw:style-name="gr97" draw:layer="layout" svg:x1="16.562cm" svg:y1="3.689cm" svg:x2="16.716cm" svg:y2="3.689cm">
          <text:p/>
        </draw:line>
        <draw:line draw:style-name="gr97" draw:layer="layout" svg:x1="16.639cm" svg:y1="3.547cm" svg:x2="16.639cm" svg:y2="3.394cm">
          <text:p/>
        </draw:line>
        <draw:line draw:style-name="gr97" draw:layer="layout" svg:x1="16.562cm" svg:y1="3.47cm" svg:x2="16.716cm" svg:y2="3.47cm">
          <text:p/>
        </draw:line>
        <draw:line draw:style-name="gr97" draw:layer="layout" svg:x1="16.639cm" svg:y1="3.347cm" svg:x2="16.639cm" svg:y2="3.194cm">
          <text:p/>
        </draw:line>
        <draw:line draw:style-name="gr97" draw:layer="layout" svg:x1="16.562cm" svg:y1="3.271cm" svg:x2="16.716cm" svg:y2="3.271cm">
          <text:p/>
        </draw:line>
        <draw:line draw:style-name="gr97" draw:layer="layout" svg:x1="16.639cm" svg:y1="3.216cm" svg:x2="16.639cm" svg:y2="3.062cm">
          <text:p/>
        </draw:line>
        <draw:line draw:style-name="gr97" draw:layer="layout" svg:x1="16.562cm" svg:y1="3.139cm" svg:x2="16.716cm" svg:y2="3.139cm">
          <text:p/>
        </draw:line>
        <draw:line draw:style-name="gr97" draw:layer="layout" svg:x1="16.639cm" svg:y1="2.907cm" svg:x2="16.639cm" svg:y2="2.753cm">
          <text:p/>
        </draw:line>
        <draw:line draw:style-name="gr97" draw:layer="layout" svg:x1="16.562cm" svg:y1="2.83cm" svg:x2="16.716cm" svg:y2="2.83cm">
          <text:p/>
        </draw:line>
        <draw:line draw:style-name="gr97" draw:layer="layout" svg:x1="16.668cm" svg:y1="13.396cm" svg:x2="16.668cm" svg:y2="13.243cm">
          <text:p/>
        </draw:line>
        <draw:line draw:style-name="gr97" draw:layer="layout" svg:x1="16.592cm" svg:y1="13.32cm" svg:x2="16.745cm" svg:y2="13.32cm">
          <text:p/>
        </draw:line>
        <draw:line draw:style-name="gr97" draw:layer="layout" svg:x1="16.668cm" svg:y1="13.197cm" svg:x2="16.668cm" svg:y2="13.043cm">
          <text:p/>
        </draw:line>
        <draw:line draw:style-name="gr97" draw:layer="layout" svg:x1="16.592cm" svg:y1="13.12cm" svg:x2="16.745cm" svg:y2="13.12cm">
          <text:p/>
        </draw:line>
        <draw:line draw:style-name="gr97" draw:layer="layout" svg:x1="16.668cm" svg:y1="13.131cm" svg:x2="16.668cm" svg:y2="12.978cm">
          <text:p/>
        </draw:line>
        <draw:line draw:style-name="gr97" draw:layer="layout" svg:x1="16.592cm" svg:y1="13.054cm" svg:x2="16.745cm" svg:y2="13.054cm">
          <text:p/>
        </draw:line>
        <draw:line draw:style-name="gr97" draw:layer="layout" svg:x1="16.668cm" svg:y1="13.043cm" svg:x2="16.668cm" svg:y2="12.89cm">
          <text:p/>
        </draw:line>
        <draw:line draw:style-name="gr97" draw:layer="layout" svg:x1="16.592cm" svg:y1="12.967cm" svg:x2="16.745cm" svg:y2="12.967cm">
          <text:p/>
        </draw:line>
        <draw:line draw:style-name="gr97" draw:layer="layout" svg:x1="16.668cm" svg:y1="12.381cm" svg:x2="16.668cm" svg:y2="12.228cm">
          <text:p/>
        </draw:line>
        <draw:line draw:style-name="gr97" draw:layer="layout" svg:x1="16.592cm" svg:y1="12.305cm" svg:x2="16.745cm" svg:y2="12.305cm">
          <text:p/>
        </draw:line>
        <draw:line draw:style-name="gr97" draw:layer="layout" svg:x1="16.668cm" svg:y1="11.59cm" svg:x2="16.668cm" svg:y2="11.437cm">
          <text:p/>
        </draw:line>
        <draw:line draw:style-name="gr97" draw:layer="layout" svg:x1="16.592cm" svg:y1="11.514cm" svg:x2="16.745cm" svg:y2="11.514cm">
          <text:p/>
        </draw:line>
        <draw:line draw:style-name="gr97" draw:layer="layout" svg:x1="16.668cm" svg:y1="11.259cm" svg:x2="16.668cm" svg:y2="11.106cm">
          <text:p/>
        </draw:line>
        <draw:line draw:style-name="gr97" draw:layer="layout" svg:x1="16.592cm" svg:y1="11.183cm" svg:x2="16.745cm" svg:y2="11.183cm">
          <text:p/>
        </draw:line>
        <draw:line draw:style-name="gr97" draw:layer="layout" svg:x1="16.668cm" svg:y1="11.237cm" svg:x2="16.668cm" svg:y2="11.084cm">
          <text:p/>
        </draw:line>
        <draw:line draw:style-name="gr97" draw:layer="layout" svg:x1="16.592cm" svg:y1="11.161cm" svg:x2="16.745cm" svg:y2="11.161cm">
          <text:p/>
        </draw:line>
        <draw:line draw:style-name="gr97" draw:layer="layout" svg:x1="16.668cm" svg:y1="11.016cm" svg:x2="16.668cm" svg:y2="10.863cm">
          <text:p/>
        </draw:line>
        <draw:line draw:style-name="gr97" draw:layer="layout" svg:x1="16.592cm" svg:y1="10.939cm" svg:x2="16.745cm" svg:y2="10.939cm">
          <text:p/>
        </draw:line>
        <draw:line draw:style-name="gr97" draw:layer="layout" svg:x1="16.668cm" svg:y1="9.892cm" svg:x2="16.668cm" svg:y2="9.738cm">
          <text:p/>
        </draw:line>
        <draw:line draw:style-name="gr97" draw:layer="layout" svg:x1="16.592cm" svg:y1="9.815cm" svg:x2="16.745cm" svg:y2="9.815cm">
          <text:p/>
        </draw:line>
        <draw:line draw:style-name="gr97" draw:layer="layout" svg:x1="16.668cm" svg:y1="9.87cm" svg:x2="16.668cm" svg:y2="9.716cm">
          <text:p/>
        </draw:line>
        <draw:line draw:style-name="gr97" draw:layer="layout" svg:x1="16.592cm" svg:y1="9.793cm" svg:x2="16.745cm" svg:y2="9.793cm">
          <text:p/>
        </draw:line>
        <draw:line draw:style-name="gr97" draw:layer="layout" svg:x1="16.668cm" svg:y1="9.826cm" svg:x2="16.668cm" svg:y2="9.673cm">
          <text:p/>
        </draw:line>
        <draw:line draw:style-name="gr97" draw:layer="layout" svg:x1="16.592cm" svg:y1="9.749cm" svg:x2="16.745cm" svg:y2="9.749cm">
          <text:p/>
        </draw:line>
        <draw:line draw:style-name="gr97" draw:layer="layout" svg:x1="16.668cm" svg:y1="9.342cm" svg:x2="16.668cm" svg:y2="9.188cm">
          <text:p/>
        </draw:line>
        <draw:line draw:style-name="gr97" draw:layer="layout" svg:x1="16.592cm" svg:y1="9.265cm" svg:x2="16.745cm" svg:y2="9.265cm">
          <text:p/>
        </draw:line>
        <draw:line draw:style-name="gr97" draw:layer="layout" svg:x1="16.668cm" svg:y1="8.813cm" svg:x2="16.668cm" svg:y2="8.66cm">
          <text:p/>
        </draw:line>
        <draw:line draw:style-name="gr97" draw:layer="layout" svg:x1="16.592cm" svg:y1="8.737cm" svg:x2="16.745cm" svg:y2="8.737cm">
          <text:p/>
        </draw:line>
        <draw:line draw:style-name="gr97" draw:layer="layout" svg:x1="16.668cm" svg:y1="8.395cm" svg:x2="16.668cm" svg:y2="8.242cm">
          <text:p/>
        </draw:line>
        <draw:line draw:style-name="gr97" draw:layer="layout" svg:x1="16.592cm" svg:y1="8.318cm" svg:x2="16.745cm" svg:y2="8.318cm">
          <text:p/>
        </draw:line>
        <draw:line draw:style-name="gr97" draw:layer="layout" svg:x1="16.668cm" svg:y1="8.305cm" svg:x2="16.668cm" svg:y2="8.151cm">
          <text:p/>
        </draw:line>
        <draw:line draw:style-name="gr97" draw:layer="layout" svg:x1="16.592cm" svg:y1="8.228cm" svg:x2="16.745cm" svg:y2="8.228cm">
          <text:p/>
        </draw:line>
        <draw:line draw:style-name="gr97" draw:layer="layout" svg:x1="16.668cm" svg:y1="7.954cm" svg:x2="16.668cm" svg:y2="7.801cm">
          <text:p/>
        </draw:line>
        <draw:line draw:style-name="gr97" draw:layer="layout" svg:x1="16.592cm" svg:y1="7.878cm" svg:x2="16.745cm" svg:y2="7.878cm">
          <text:p/>
        </draw:line>
        <draw:line draw:style-name="gr97" draw:layer="layout" svg:x1="16.668cm" svg:y1="7.932cm" svg:x2="16.668cm" svg:y2="7.779cm">
          <text:p/>
        </draw:line>
        <draw:line draw:style-name="gr97" draw:layer="layout" svg:x1="16.592cm" svg:y1="7.856cm" svg:x2="16.745cm" svg:y2="7.856cm">
          <text:p/>
        </draw:line>
        <draw:line draw:style-name="gr97" draw:layer="layout" svg:x1="16.668cm" svg:y1="7.886cm" svg:x2="16.668cm" svg:y2="7.733cm">
          <text:p/>
        </draw:line>
        <draw:line draw:style-name="gr97" draw:layer="layout" svg:x1="16.592cm" svg:y1="7.81cm" svg:x2="16.745cm" svg:y2="7.81cm">
          <text:p/>
        </draw:line>
        <draw:line draw:style-name="gr97" draw:layer="layout" svg:x1="16.668cm" svg:y1="7.82cm" svg:x2="16.668cm" svg:y2="7.667cm">
          <text:p/>
        </draw:line>
        <draw:line draw:style-name="gr97" draw:layer="layout" svg:x1="16.592cm" svg:y1="7.744cm" svg:x2="16.745cm" svg:y2="7.744cm">
          <text:p/>
        </draw:line>
        <draw:line draw:style-name="gr97" draw:layer="layout" svg:x1="16.668cm" svg:y1="7.468cm" svg:x2="16.668cm" svg:y2="7.314cm">
          <text:p/>
        </draw:line>
        <draw:line draw:style-name="gr97" draw:layer="layout" svg:x1="16.592cm" svg:y1="7.391cm" svg:x2="16.745cm" svg:y2="7.391cm">
          <text:p/>
        </draw:line>
        <draw:line draw:style-name="gr97" draw:layer="layout" svg:x1="16.668cm" svg:y1="7.358cm" svg:x2="16.668cm" svg:y2="7.205cm">
          <text:p/>
        </draw:line>
        <draw:line draw:style-name="gr97" draw:layer="layout" svg:x1="16.592cm" svg:y1="7.281cm" svg:x2="16.745cm" svg:y2="7.281cm">
          <text:p/>
        </draw:line>
        <draw:line draw:style-name="gr97" draw:layer="layout" svg:x1="16.668cm" svg:y1="7.336cm" svg:x2="16.668cm" svg:y2="7.183cm">
          <text:p/>
        </draw:line>
        <draw:line draw:style-name="gr97" draw:layer="layout" svg:x1="16.592cm" svg:y1="7.26cm" svg:x2="16.745cm" svg:y2="7.26cm">
          <text:p/>
        </draw:line>
        <draw:line draw:style-name="gr97" draw:layer="layout" svg:x1="16.668cm" svg:y1="7.183cm" svg:x2="16.668cm" svg:y2="7.03cm">
          <text:p/>
        </draw:line>
        <draw:line draw:style-name="gr97" draw:layer="layout" svg:x1="16.592cm" svg:y1="7.106cm" svg:x2="16.745cm" svg:y2="7.106cm">
          <text:p/>
        </draw:line>
        <draw:line draw:style-name="gr97" draw:layer="layout" svg:x1="16.668cm" svg:y1="7.049cm" svg:x2="16.668cm" svg:y2="6.896cm">
          <text:p/>
        </draw:line>
        <draw:line draw:style-name="gr97" draw:layer="layout" svg:x1="16.592cm" svg:y1="6.972cm" svg:x2="16.745cm" svg:y2="6.972cm">
          <text:p/>
        </draw:line>
        <draw:line draw:style-name="gr97" draw:layer="layout" svg:x1="16.668cm" svg:y1="6.961cm" svg:x2="16.668cm" svg:y2="6.808cm">
          <text:p/>
        </draw:line>
        <draw:line draw:style-name="gr97" draw:layer="layout" svg:x1="16.592cm" svg:y1="6.885cm" svg:x2="16.745cm" svg:y2="6.885cm">
          <text:p/>
        </draw:line>
        <draw:line draw:style-name="gr97" draw:layer="layout" svg:x1="16.668cm" svg:y1="6.896cm" svg:x2="16.668cm" svg:y2="6.742cm">
          <text:p/>
        </draw:line>
        <draw:line draw:style-name="gr97" draw:layer="layout" svg:x1="16.592cm" svg:y1="6.819cm" svg:x2="16.745cm" svg:y2="6.819cm">
          <text:p/>
        </draw:line>
        <draw:line draw:style-name="gr97" draw:layer="layout" svg:x1="16.668cm" svg:y1="6.786cm" svg:x2="16.668cm" svg:y2="6.633cm">
          <text:p/>
        </draw:line>
        <draw:line draw:style-name="gr97" draw:layer="layout" svg:x1="16.592cm" svg:y1="6.709cm" svg:x2="16.745cm" svg:y2="6.709cm">
          <text:p/>
        </draw:line>
        <draw:line draw:style-name="gr97" draw:layer="layout" svg:x1="16.668cm" svg:y1="6.699cm" svg:x2="16.668cm" svg:y2="6.545cm">
          <text:p/>
        </draw:line>
        <draw:line draw:style-name="gr97" draw:layer="layout" svg:x1="16.592cm" svg:y1="6.622cm" svg:x2="16.745cm" svg:y2="6.622cm">
          <text:p/>
        </draw:line>
        <draw:line draw:style-name="gr97" draw:layer="layout" svg:x1="16.668cm" svg:y1="6.652cm" svg:x2="16.668cm" svg:y2="6.499cm">
          <text:p/>
        </draw:line>
        <draw:line draw:style-name="gr97" draw:layer="layout" svg:x1="16.592cm" svg:y1="6.576cm" svg:x2="16.745cm" svg:y2="6.576cm">
          <text:p/>
        </draw:line>
        <draw:line draw:style-name="gr97" draw:layer="layout" svg:x1="16.668cm" svg:y1="6.433cm" svg:x2="16.668cm" svg:y2="6.28cm">
          <text:p/>
        </draw:line>
        <draw:line draw:style-name="gr97" draw:layer="layout" svg:x1="16.592cm" svg:y1="6.357cm" svg:x2="16.745cm" svg:y2="6.357cm">
          <text:p/>
        </draw:line>
        <draw:line draw:style-name="gr97" draw:layer="layout" svg:x1="16.668cm" svg:y1="6.324cm" svg:x2="16.668cm" svg:y2="6.17cm">
          <text:p/>
        </draw:line>
        <draw:line draw:style-name="gr97" draw:layer="layout" svg:x1="16.592cm" svg:y1="6.247cm" svg:x2="16.745cm" svg:y2="6.247cm">
          <text:p/>
        </draw:line>
        <draw:line draw:style-name="gr97" draw:layer="layout" svg:x1="16.668cm" svg:y1="5.971cm" svg:x2="16.668cm" svg:y2="5.818cm">
          <text:p/>
        </draw:line>
        <draw:line draw:style-name="gr97" draw:layer="layout" svg:x1="16.592cm" svg:y1="5.894cm" svg:x2="16.745cm" svg:y2="5.894cm">
          <text:p/>
        </draw:line>
        <draw:line draw:style-name="gr97" draw:layer="layout" svg:x1="16.668cm" svg:y1="5.837cm" svg:x2="16.668cm" svg:y2="5.684cm">
          <text:p/>
        </draw:line>
        <draw:line draw:style-name="gr97" draw:layer="layout" svg:x1="16.592cm" svg:y1="5.76cm" svg:x2="16.745cm" svg:y2="5.76cm">
          <text:p/>
        </draw:line>
        <draw:line draw:style-name="gr97" draw:layer="layout" svg:x1="16.668cm" svg:y1="5.815cm" svg:x2="16.668cm" svg:y2="5.662cm">
          <text:p/>
        </draw:line>
        <draw:line draw:style-name="gr97" draw:layer="layout" svg:x1="16.592cm" svg:y1="5.738cm" svg:x2="16.745cm" svg:y2="5.738cm">
          <text:p/>
        </draw:line>
        <draw:line draw:style-name="gr97" draw:layer="layout" svg:x1="16.668cm" svg:y1="5.574cm" svg:x2="16.668cm" svg:y2="5.421cm">
          <text:p/>
        </draw:line>
        <draw:line draw:style-name="gr97" draw:layer="layout" svg:x1="16.592cm" svg:y1="5.497cm" svg:x2="16.745cm" svg:y2="5.497cm">
          <text:p/>
        </draw:line>
        <draw:line draw:style-name="gr97" draw:layer="layout" svg:x1="16.668cm" svg:y1="5.53cm" svg:x2="16.668cm" svg:y2="5.377cm">
          <text:p/>
        </draw:line>
        <draw:line draw:style-name="gr97" draw:layer="layout" svg:x1="16.592cm" svg:y1="5.454cm" svg:x2="16.745cm" svg:y2="5.454cm">
          <text:p/>
        </draw:line>
        <draw:line draw:style-name="gr97" draw:layer="layout" svg:x1="16.668cm" svg:y1="5.331cm" svg:x2="16.668cm" svg:y2="5.177cm">
          <text:p/>
        </draw:line>
        <draw:line draw:style-name="gr97" draw:layer="layout" svg:x1="16.592cm" svg:y1="5.254cm" svg:x2="16.745cm" svg:y2="5.254cm">
          <text:p/>
        </draw:line>
        <draw:line draw:style-name="gr97" draw:layer="layout" svg:x1="16.668cm" svg:y1="4.296cm" svg:x2="16.668cm" svg:y2="4.143cm">
          <text:p/>
        </draw:line>
        <draw:line draw:style-name="gr97" draw:layer="layout" svg:x1="16.592cm" svg:y1="4.22cm" svg:x2="16.745cm" svg:y2="4.22cm">
          <text:p/>
        </draw:line>
        <draw:line draw:style-name="gr97" draw:layer="layout" svg:x1="16.668cm" svg:y1="4.228cm" svg:x2="16.668cm" svg:y2="4.075cm">
          <text:p/>
        </draw:line>
        <draw:line draw:style-name="gr97" draw:layer="layout" svg:x1="16.592cm" svg:y1="4.152cm" svg:x2="16.745cm" svg:y2="4.152cm">
          <text:p/>
        </draw:line>
        <draw:line draw:style-name="gr97" draw:layer="layout" svg:x1="16.668cm" svg:y1="4.184cm" svg:x2="16.668cm" svg:y2="4.031cm">
          <text:p/>
        </draw:line>
        <draw:line draw:style-name="gr97" draw:layer="layout" svg:x1="16.592cm" svg:y1="4.108cm" svg:x2="16.745cm" svg:y2="4.108cm">
          <text:p/>
        </draw:line>
        <draw:line draw:style-name="gr97" draw:layer="layout" svg:x1="16.668cm" svg:y1="3.944cm" svg:x2="16.668cm" svg:y2="3.79cm">
          <text:p/>
        </draw:line>
        <draw:line draw:style-name="gr97" draw:layer="layout" svg:x1="16.592cm" svg:y1="3.867cm" svg:x2="16.745cm" svg:y2="3.867cm">
          <text:p/>
        </draw:line>
        <draw:line draw:style-name="gr97" draw:layer="layout" svg:x1="16.668cm" svg:y1="3.744cm" svg:x2="16.668cm" svg:y2="3.591cm">
          <text:p/>
        </draw:line>
        <draw:line draw:style-name="gr97" draw:layer="layout" svg:x1="16.592cm" svg:y1="3.667cm" svg:x2="16.745cm" svg:y2="3.667cm">
          <text:p/>
        </draw:line>
        <draw:line draw:style-name="gr97" draw:layer="layout" svg:x1="16.668cm" svg:y1="3.613cm" svg:x2="16.668cm" svg:y2="3.459cm">
          <text:p/>
        </draw:line>
        <draw:line draw:style-name="gr97" draw:layer="layout" svg:x1="16.592cm" svg:y1="3.536cm" svg:x2="16.745cm" svg:y2="3.536cm">
          <text:p/>
        </draw:line>
        <draw:line draw:style-name="gr97" draw:layer="layout" svg:x1="16.668cm" svg:y1="3.481cm" svg:x2="16.668cm" svg:y2="3.328cm">
          <text:p/>
        </draw:line>
        <draw:line draw:style-name="gr97" draw:layer="layout" svg:x1="16.592cm" svg:y1="3.404cm" svg:x2="16.745cm" svg:y2="3.404cm">
          <text:p/>
        </draw:line>
        <draw:line draw:style-name="gr97" draw:layer="layout" svg:x1="16.668cm" svg:y1="2.929cm" svg:x2="16.668cm" svg:y2="2.775cm">
          <text:p/>
        </draw:line>
        <draw:line draw:style-name="gr97" draw:layer="layout" svg:x1="16.592cm" svg:y1="2.852cm" svg:x2="16.745cm" svg:y2="2.852cm">
          <text:p/>
        </draw:line>
        <draw:line draw:style-name="gr97" draw:layer="layout" svg:x1="16.7cm" svg:y1="12.868cm" svg:x2="16.7cm" svg:y2="12.715cm">
          <text:p/>
        </draw:line>
        <draw:line draw:style-name="gr97" draw:layer="layout" svg:x1="16.623cm" svg:y1="12.791cm" svg:x2="16.777cm" svg:y2="12.791cm">
          <text:p/>
        </draw:line>
        <draw:line draw:style-name="gr97" draw:layer="layout" svg:x1="16.7cm" svg:y1="12.8cm" svg:x2="16.7cm" svg:y2="12.647cm">
          <text:p/>
        </draw:line>
        <draw:line draw:style-name="gr97" draw:layer="layout" svg:x1="16.623cm" svg:y1="12.723cm" svg:x2="16.777cm" svg:y2="12.723cm">
          <text:p/>
        </draw:line>
        <draw:line draw:style-name="gr97" draw:layer="layout" svg:x1="16.7cm" svg:y1="12.428cm" svg:x2="16.7cm" svg:y2="12.274cm">
          <text:p/>
        </draw:line>
        <draw:line draw:style-name="gr97" draw:layer="layout" svg:x1="16.623cm" svg:y1="12.351cm" svg:x2="16.777cm" svg:y2="12.351cm">
          <text:p/>
        </draw:line>
        <draw:line draw:style-name="gr97" draw:layer="layout" svg:x1="16.7cm" svg:y1="11.853cm" svg:x2="16.7cm" svg:y2="11.7cm">
          <text:p/>
        </draw:line>
        <draw:line draw:style-name="gr97" draw:layer="layout" svg:x1="16.623cm" svg:y1="11.777cm" svg:x2="16.777cm" svg:y2="11.777cm">
          <text:p/>
        </draw:line>
        <draw:line draw:style-name="gr97" draw:layer="layout" svg:x1="16.7cm" svg:y1="11.678cm" svg:x2="16.7cm" svg:y2="11.525cm">
          <text:p/>
        </draw:line>
        <draw:line draw:style-name="gr97" draw:layer="layout" svg:x1="16.623cm" svg:y1="11.601cm" svg:x2="16.777cm" svg:y2="11.601cm">
          <text:p/>
        </draw:line>
        <draw:line draw:style-name="gr97" draw:layer="layout" svg:x1="16.7cm" svg:y1="11.634cm" svg:x2="16.7cm" svg:y2="11.481cm">
          <text:p/>
        </draw:line>
        <draw:line draw:style-name="gr97" draw:layer="layout" svg:x1="16.623cm" svg:y1="11.558cm" svg:x2="16.777cm" svg:y2="11.558cm">
          <text:p/>
        </draw:line>
        <draw:line draw:style-name="gr97" draw:layer="layout" svg:x1="16.7cm" svg:y1="11.612cm" svg:x2="16.7cm" svg:y2="11.459cm">
          <text:p/>
        </draw:line>
        <draw:line draw:style-name="gr97" draw:layer="layout" svg:x1="16.623cm" svg:y1="11.536cm" svg:x2="16.777cm" svg:y2="11.536cm">
          <text:p/>
        </draw:line>
        <draw:line draw:style-name="gr97" draw:layer="layout" svg:x1="16.7cm" svg:y1="11.478cm" svg:x2="16.7cm" svg:y2="11.325cm">
          <text:p/>
        </draw:line>
        <draw:line draw:style-name="gr97" draw:layer="layout" svg:x1="16.623cm" svg:y1="11.402cm" svg:x2="16.777cm" svg:y2="11.402cm">
          <text:p/>
        </draw:line>
        <draw:line draw:style-name="gr97" draw:layer="layout" svg:x1="16.7cm" svg:y1="11.281cm" svg:x2="16.7cm" svg:y2="11.128cm">
          <text:p/>
        </draw:line>
        <draw:line draw:style-name="gr97" draw:layer="layout" svg:x1="16.623cm" svg:y1="11.205cm" svg:x2="16.777cm" svg:y2="11.205cm">
          <text:p/>
        </draw:line>
        <draw:line draw:style-name="gr97" draw:layer="layout" svg:x1="16.7cm" svg:y1="10.863cm" svg:x2="16.7cm" svg:y2="10.709cm">
          <text:p/>
        </draw:line>
        <draw:line draw:style-name="gr97" draw:layer="layout" svg:x1="16.623cm" svg:y1="10.786cm" svg:x2="16.777cm" svg:y2="10.786cm">
          <text:p/>
        </draw:line>
        <draw:line draw:style-name="gr97" draw:layer="layout" svg:x1="16.7cm" svg:y1="10.685cm" svg:x2="16.7cm" svg:y2="10.532cm">
          <text:p/>
        </draw:line>
        <draw:line draw:style-name="gr97" draw:layer="layout" svg:x1="16.623cm" svg:y1="10.608cm" svg:x2="16.777cm" svg:y2="10.608cm">
          <text:p/>
        </draw:line>
        <draw:line draw:style-name="gr97" draw:layer="layout" svg:x1="16.7cm" svg:y1="10.51cm" svg:x2="16.7cm" svg:y2="10.356cm">
          <text:p/>
        </draw:line>
        <draw:line draw:style-name="gr97" draw:layer="layout" svg:x1="16.623cm" svg:y1="10.433cm" svg:x2="16.777cm" svg:y2="10.433cm">
          <text:p/>
        </draw:line>
        <draw:line draw:style-name="gr97" draw:layer="layout" svg:x1="16.7cm" svg:y1="10.113cm" svg:x2="16.7cm" svg:y2="9.96cm">
          <text:p/>
        </draw:line>
        <draw:line draw:style-name="gr97" draw:layer="layout" svg:x1="16.623cm" svg:y1="10.036cm" svg:x2="16.777cm" svg:y2="10.036cm">
          <text:p/>
        </draw:line>
        <draw:line draw:style-name="gr97" draw:layer="layout" svg:x1="16.7cm" svg:y1="10.091cm" svg:x2="16.7cm" svg:y2="9.938cm">
          <text:p/>
        </draw:line>
        <draw:line draw:style-name="gr97" draw:layer="layout" svg:x1="16.623cm" svg:y1="10.015cm" svg:x2="16.777cm" svg:y2="10.015cm">
          <text:p/>
        </draw:line>
        <draw:line draw:style-name="gr97" draw:layer="layout" svg:x1="16.7cm" svg:y1="9.935cm" svg:x2="16.7cm" svg:y2="9.782cm">
          <text:p/>
        </draw:line>
        <draw:line draw:style-name="gr97" draw:layer="layout" svg:x1="16.623cm" svg:y1="9.859cm" svg:x2="16.777cm" svg:y2="9.859cm">
          <text:p/>
        </draw:line>
        <draw:line draw:style-name="gr97" draw:layer="layout" svg:x1="16.7cm" svg:y1="9.87cm" svg:x2="16.7cm" svg:y2="9.716cm">
          <text:p/>
        </draw:line>
        <draw:line draw:style-name="gr97" draw:layer="layout" svg:x1="16.623cm" svg:y1="9.793cm" svg:x2="16.777cm" svg:y2="9.793cm">
          <text:p/>
        </draw:line>
        <draw:line draw:style-name="gr97" draw:layer="layout" svg:x1="16.7cm" svg:y1="9.517cm" svg:x2="16.7cm" svg:y2="9.363cm">
          <text:p/>
        </draw:line>
        <draw:line draw:style-name="gr97" draw:layer="layout" svg:x1="16.623cm" svg:y1="9.44cm" svg:x2="16.777cm" svg:y2="9.44cm">
          <text:p/>
        </draw:line>
        <draw:line draw:style-name="gr97" draw:layer="layout" svg:x1="16.7cm" svg:y1="8.923cm" svg:x2="16.7cm" svg:y2="8.77cm">
          <text:p/>
        </draw:line>
        <draw:line draw:style-name="gr97" draw:layer="layout" svg:x1="16.623cm" svg:y1="8.846cm" svg:x2="16.777cm" svg:y2="8.846cm">
          <text:p/>
        </draw:line>
        <draw:line draw:style-name="gr97" draw:layer="layout" svg:x1="16.7cm" svg:y1="8.173cm" svg:x2="16.7cm" svg:y2="8.02cm">
          <text:p/>
        </draw:line>
        <draw:line draw:style-name="gr97" draw:layer="layout" svg:x1="16.623cm" svg:y1="8.097cm" svg:x2="16.777cm" svg:y2="8.097cm">
          <text:p/>
        </draw:line>
        <draw:line draw:style-name="gr97" draw:layer="layout" svg:x1="16.7cm" svg:y1="8.086cm" svg:x2="16.7cm" svg:y2="7.932cm">
          <text:p/>
        </draw:line>
        <draw:line draw:style-name="gr97" draw:layer="layout" svg:x1="16.623cm" svg:y1="8.009cm" svg:x2="16.777cm" svg:y2="8.009cm">
          <text:p/>
        </draw:line>
        <draw:line draw:style-name="gr97" draw:layer="layout" svg:x1="16.7cm" svg:y1="7.446cm" svg:x2="16.7cm" svg:y2="7.292cm">
          <text:p/>
        </draw:line>
        <draw:line draw:style-name="gr97" draw:layer="layout" svg:x1="16.623cm" svg:y1="7.369cm" svg:x2="16.777cm" svg:y2="7.369cm">
          <text:p/>
        </draw:line>
        <draw:line draw:style-name="gr97" draw:layer="layout" svg:x1="16.7cm" svg:y1="7.249cm" svg:x2="16.7cm" svg:y2="7.095cm">
          <text:p/>
        </draw:line>
        <draw:line draw:style-name="gr97" draw:layer="layout" svg:x1="16.623cm" svg:y1="7.172cm" svg:x2="16.777cm" svg:y2="7.172cm">
          <text:p/>
        </draw:line>
        <draw:line draw:style-name="gr97" draw:layer="layout" svg:x1="16.7cm" svg:y1="7.227cm" svg:x2="16.7cm" svg:y2="7.073cm">
          <text:p/>
        </draw:line>
        <draw:line draw:style-name="gr97" draw:layer="layout" svg:x1="16.623cm" svg:y1="7.15cm" svg:x2="16.777cm" svg:y2="7.15cm">
          <text:p/>
        </draw:line>
        <draw:line draw:style-name="gr97" draw:layer="layout" svg:x1="16.7cm" svg:y1="7.183cm" svg:x2="16.7cm" svg:y2="7.03cm">
          <text:p/>
        </draw:line>
        <draw:line draw:style-name="gr97" draw:layer="layout" svg:x1="16.623cm" svg:y1="7.106cm" svg:x2="16.777cm" svg:y2="7.106cm">
          <text:p/>
        </draw:line>
        <draw:line draw:style-name="gr97" draw:layer="layout" svg:x1="16.7cm" svg:y1="6.764cm" svg:x2="16.7cm" svg:y2="6.611cm">
          <text:p/>
        </draw:line>
        <draw:line draw:style-name="gr97" draw:layer="layout" svg:x1="16.623cm" svg:y1="6.688cm" svg:x2="16.777cm" svg:y2="6.688cm">
          <text:p/>
        </draw:line>
        <draw:line draw:style-name="gr97" draw:layer="layout" svg:x1="16.7cm" svg:y1="6.477cm" svg:x2="16.7cm" svg:y2="6.324cm">
          <text:p/>
        </draw:line>
        <draw:line draw:style-name="gr97" draw:layer="layout" svg:x1="16.623cm" svg:y1="6.4cm" svg:x2="16.777cm" svg:y2="6.4cm">
          <text:p/>
        </draw:line>
        <draw:line draw:style-name="gr97" draw:layer="layout" svg:x1="16.7cm" svg:y1="5.883cm" svg:x2="16.7cm" svg:y2="5.73cm">
          <text:p/>
        </draw:line>
        <draw:line draw:style-name="gr97" draw:layer="layout" svg:x1="16.623cm" svg:y1="5.807cm" svg:x2="16.777cm" svg:y2="5.807cm">
          <text:p/>
        </draw:line>
        <draw:line draw:style-name="gr97" draw:layer="layout" svg:x1="16.7cm" svg:y1="5.596cm" svg:x2="16.7cm" svg:y2="5.443cm">
          <text:p/>
        </draw:line>
        <draw:line draw:style-name="gr97" draw:layer="layout" svg:x1="16.623cm" svg:y1="5.519cm" svg:x2="16.777cm" svg:y2="5.519cm">
          <text:p/>
        </draw:line>
        <draw:line draw:style-name="gr97" draw:layer="layout" svg:x1="16.7cm" svg:y1="5.465cm" svg:x2="16.7cm" svg:y2="5.311cm">
          <text:p/>
        </draw:line>
        <draw:line draw:style-name="gr97" draw:layer="layout" svg:x1="16.623cm" svg:y1="5.388cm" svg:x2="16.777cm" svg:y2="5.388cm">
          <text:p/>
        </draw:line>
        <draw:line draw:style-name="gr97" draw:layer="layout" svg:x1="16.7cm" svg:y1="5.375cm" svg:x2="16.7cm" svg:y2="5.221cm">
          <text:p/>
        </draw:line>
        <draw:line draw:style-name="gr97" draw:layer="layout" svg:x1="16.623cm" svg:y1="5.298cm" svg:x2="16.777cm" svg:y2="5.298cm">
          <text:p/>
        </draw:line>
        <draw:line draw:style-name="gr97" draw:layer="layout" svg:x1="16.7cm" svg:y1="5.112cm" svg:x2="16.7cm" svg:y2="4.958cm">
          <text:p/>
        </draw:line>
        <draw:line draw:style-name="gr97" draw:layer="layout" svg:x1="16.623cm" svg:y1="5.035cm" svg:x2="16.777cm" svg:y2="5.035cm">
          <text:p/>
        </draw:line>
        <draw:line draw:style-name="gr97" draw:layer="layout" svg:x1="16.7cm" svg:y1="4.737cm" svg:x2="16.7cm" svg:y2="4.584cm">
          <text:p/>
        </draw:line>
        <draw:line draw:style-name="gr97" draw:layer="layout" svg:x1="16.623cm" svg:y1="4.66cm" svg:x2="16.777cm" svg:y2="4.66cm">
          <text:p/>
        </draw:line>
        <draw:line draw:style-name="gr97" draw:layer="layout" svg:x1="16.7cm" svg:y1="4.581cm" svg:x2="16.7cm" svg:y2="4.428cm">
          <text:p/>
        </draw:line>
        <draw:line draw:style-name="gr97" draw:layer="layout" svg:x1="16.623cm" svg:y1="4.505cm" svg:x2="16.777cm" svg:y2="4.505cm">
          <text:p/>
        </draw:line>
        <draw:line draw:style-name="gr97" draw:layer="layout" svg:x1="16.7cm" svg:y1="4.406cm" svg:x2="16.7cm" svg:y2="4.253cm">
          <text:p/>
        </draw:line>
        <draw:line draw:style-name="gr97" draw:layer="layout" svg:x1="16.623cm" svg:y1="4.329cm" svg:x2="16.777cm" svg:y2="4.329cm">
          <text:p/>
        </draw:line>
        <draw:line draw:style-name="gr97" draw:layer="layout" svg:x1="16.7cm" svg:y1="4.184cm" svg:x2="16.7cm" svg:y2="4.031cm">
          <text:p/>
        </draw:line>
        <draw:line draw:style-name="gr97" draw:layer="layout" svg:x1="16.623cm" svg:y1="4.108cm" svg:x2="16.777cm" svg:y2="4.108cm">
          <text:p/>
        </draw:line>
        <draw:line draw:style-name="gr97" draw:layer="layout" svg:x1="16.7cm" svg:y1="3.81cm" svg:x2="16.7cm" svg:y2="3.656cm">
          <text:p/>
        </draw:line>
        <draw:line draw:style-name="gr97" draw:layer="layout" svg:x1="16.623cm" svg:y1="3.733cm" svg:x2="16.777cm" svg:y2="3.733cm">
          <text:p/>
        </draw:line>
        <draw:line draw:style-name="gr97" draw:layer="layout" svg:x1="16.7cm" svg:y1="3.678cm" svg:x2="16.7cm" svg:y2="3.525cm">
          <text:p/>
        </draw:line>
        <draw:line draw:style-name="gr97" draw:layer="layout" svg:x1="16.623cm" svg:y1="3.602cm" svg:x2="16.777cm" svg:y2="3.602cm">
          <text:p/>
        </draw:line>
        <draw:line draw:style-name="gr97" draw:layer="layout" svg:x1="16.7cm" svg:y1="3.569cm" svg:x2="16.7cm" svg:y2="3.415cm">
          <text:p/>
        </draw:line>
        <draw:line draw:style-name="gr97" draw:layer="layout" svg:x1="16.623cm" svg:y1="3.492cm" svg:x2="16.777cm" svg:y2="3.492cm">
          <text:p/>
        </draw:line>
        <draw:line draw:style-name="gr97" draw:layer="layout" svg:x1="16.7cm" svg:y1="3.503cm" svg:x2="16.7cm" svg:y2="3.35cm">
          <text:p/>
        </draw:line>
        <draw:line draw:style-name="gr97" draw:layer="layout" svg:x1="16.623cm" svg:y1="3.426cm" svg:x2="16.777cm" svg:y2="3.426cm">
          <text:p/>
        </draw:line>
        <draw:line draw:style-name="gr97" draw:layer="layout" svg:x1="16.7cm" svg:y1="3.369cm" svg:x2="16.7cm" svg:y2="3.216cm">
          <text:p/>
        </draw:line>
        <draw:line draw:style-name="gr97" draw:layer="layout" svg:x1="16.623cm" svg:y1="3.293cm" svg:x2="16.777cm" svg:y2="3.293cm">
          <text:p/>
        </draw:line>
        <draw:line draw:style-name="gr97" draw:layer="layout" svg:x1="16.7cm" svg:y1="3.26cm" svg:x2="16.7cm" svg:y2="3.106cm">
          <text:p/>
        </draw:line>
        <draw:line draw:style-name="gr97" draw:layer="layout" svg:x1="16.623cm" svg:y1="3.183cm" svg:x2="16.777cm" svg:y2="3.183cm">
          <text:p/>
        </draw:line>
        <draw:line draw:style-name="gr97" draw:layer="layout" svg:x1="16.7cm" svg:y1="3.238cm" svg:x2="16.7cm" svg:y2="3.084cm">
          <text:p/>
        </draw:line>
        <draw:line draw:style-name="gr97" draw:layer="layout" svg:x1="16.623cm" svg:y1="3.161cm" svg:x2="16.777cm" svg:y2="3.161cm">
          <text:p/>
        </draw:line>
        <draw:line draw:style-name="gr97" draw:layer="layout" svg:x1="16.7cm" svg:y1="3.15cm" svg:x2="16.7cm" svg:y2="2.997cm">
          <text:p/>
        </draw:line>
        <draw:line draw:style-name="gr97" draw:layer="layout" svg:x1="16.623cm" svg:y1="3.073cm" svg:x2="16.777cm" svg:y2="3.073cm">
          <text:p/>
        </draw:line>
        <draw:line draw:style-name="gr97" draw:layer="layout" svg:x1="16.7cm" svg:y1="3.128cm" svg:x2="16.7cm" svg:y2="2.975cm">
          <text:p/>
        </draw:line>
        <draw:line draw:style-name="gr97" draw:layer="layout" svg:x1="16.623cm" svg:y1="3.052cm" svg:x2="16.777cm" svg:y2="3.052cm">
          <text:p/>
        </draw:line>
        <draw:line draw:style-name="gr97" draw:layer="layout" svg:x1="16.7cm" svg:y1="2.972cm" svg:x2="16.7cm" svg:y2="2.819cm">
          <text:p/>
        </draw:line>
        <draw:line draw:style-name="gr97" draw:layer="layout" svg:x1="16.623cm" svg:y1="2.896cm" svg:x2="16.777cm" svg:y2="2.896cm">
          <text:p/>
        </draw:line>
        <draw:line draw:style-name="gr97" draw:layer="layout" svg:x1="16.729cm" svg:y1="13.065cm" svg:x2="16.729cm" svg:y2="12.912cm">
          <text:p/>
        </draw:line>
        <draw:line draw:style-name="gr97" draw:layer="layout" svg:x1="16.653cm" svg:y1="12.989cm" svg:x2="16.806cm" svg:y2="12.989cm">
          <text:p/>
        </draw:line>
        <draw:line draw:style-name="gr97" draw:layer="layout" svg:x1="16.729cm" svg:y1="12.934cm" svg:x2="16.729cm" svg:y2="12.78cm">
          <text:p/>
        </draw:line>
        <draw:line draw:style-name="gr97" draw:layer="layout" svg:x1="16.653cm" svg:y1="12.857cm" svg:x2="16.806cm" svg:y2="12.857cm">
          <text:p/>
        </draw:line>
        <draw:line draw:style-name="gr97" draw:layer="layout" svg:x1="16.729cm" svg:y1="12.338cm" svg:x2="16.729cm" svg:y2="12.184cm">
          <text:p/>
        </draw:line>
        <draw:line draw:style-name="gr97" draw:layer="layout" svg:x1="16.653cm" svg:y1="12.261cm" svg:x2="16.806cm" svg:y2="12.261cm">
          <text:p/>
        </draw:line>
        <draw:line draw:style-name="gr97" draw:layer="layout" svg:x1="16.729cm" svg:y1="12.097cm" svg:x2="16.729cm" svg:y2="11.943cm">
          <text:p/>
        </draw:line>
        <draw:line draw:style-name="gr97" draw:layer="layout" svg:x1="16.653cm" svg:y1="12.02cm" svg:x2="16.806cm" svg:y2="12.02cm">
          <text:p/>
        </draw:line>
        <draw:line draw:style-name="gr97" draw:layer="layout" svg:x1="16.729cm" svg:y1="11.875cm" svg:x2="16.729cm" svg:y2="11.722cm">
          <text:p/>
        </draw:line>
        <draw:line draw:style-name="gr97" draw:layer="layout" svg:x1="16.653cm" svg:y1="11.798cm" svg:x2="16.806cm" svg:y2="11.798cm">
          <text:p/>
        </draw:line>
        <draw:line draw:style-name="gr97" draw:layer="layout" svg:x1="16.729cm" svg:y1="11.853cm" svg:x2="16.729cm" svg:y2="11.7cm">
          <text:p/>
        </draw:line>
        <draw:line draw:style-name="gr97" draw:layer="layout" svg:x1="16.653cm" svg:y1="11.777cm" svg:x2="16.806cm" svg:y2="11.777cm">
          <text:p/>
        </draw:line>
        <draw:line draw:style-name="gr97" draw:layer="layout" svg:x1="16.729cm" svg:y1="11.722cm" svg:x2="16.729cm" svg:y2="11.568cm">
          <text:p/>
        </draw:line>
        <draw:line draw:style-name="gr97" draw:layer="layout" svg:x1="16.653cm" svg:y1="11.645cm" svg:x2="16.806cm" svg:y2="11.645cm">
          <text:p/>
        </draw:line>
        <draw:line draw:style-name="gr97" draw:layer="layout" svg:x1="16.729cm" svg:y1="11.7cm" svg:x2="16.729cm" svg:y2="11.547cm">
          <text:p/>
        </draw:line>
        <draw:line draw:style-name="gr97" draw:layer="layout" svg:x1="16.653cm" svg:y1="11.623cm" svg:x2="16.806cm" svg:y2="11.623cm">
          <text:p/>
        </draw:line>
        <draw:line draw:style-name="gr97" draw:layer="layout" svg:x1="16.729cm" svg:y1="11.544cm" svg:x2="16.729cm" svg:y2="11.391cm">
          <text:p/>
        </draw:line>
        <draw:line draw:style-name="gr97" draw:layer="layout" svg:x1="16.653cm" svg:y1="11.467cm" svg:x2="16.806cm" svg:y2="11.467cm">
          <text:p/>
        </draw:line>
        <draw:line draw:style-name="gr97" draw:layer="layout" svg:x1="16.729cm" svg:y1="11.347cm" svg:x2="16.729cm" svg:y2="11.194cm">
          <text:p/>
        </draw:line>
        <draw:line draw:style-name="gr97" draw:layer="layout" svg:x1="16.653cm" svg:y1="11.27cm" svg:x2="16.806cm" svg:y2="11.27cm">
          <text:p/>
        </draw:line>
        <draw:line draw:style-name="gr97" draw:layer="layout" svg:x1="16.729cm" svg:y1="10.994cm" svg:x2="16.729cm" svg:y2="10.841cm">
          <text:p/>
        </draw:line>
        <draw:line draw:style-name="gr97" draw:layer="layout" svg:x1="16.653cm" svg:y1="10.917cm" svg:x2="16.806cm" svg:y2="10.917cm">
          <text:p/>
        </draw:line>
        <draw:line draw:style-name="gr97" draw:layer="layout" svg:x1="16.729cm" svg:y1="10.95cm" svg:x2="16.729cm" svg:y2="10.797cm">
          <text:p/>
        </draw:line>
        <draw:line draw:style-name="gr97" draw:layer="layout" svg:x1="16.653cm" svg:y1="10.874cm" svg:x2="16.806cm" svg:y2="10.874cm">
          <text:p/>
        </draw:line>
        <draw:line draw:style-name="gr97" draw:layer="layout" svg:x1="16.729cm" svg:y1="10.906cm" svg:x2="16.729cm" svg:y2="10.753cm">
          <text:p/>
        </draw:line>
        <draw:line draw:style-name="gr97" draw:layer="layout" svg:x1="16.653cm" svg:y1="10.83cm" svg:x2="16.806cm" svg:y2="10.83cm">
          <text:p/>
        </draw:line>
        <draw:line draw:style-name="gr97" draw:layer="layout" svg:x1="16.729cm" svg:y1="10.532cm" svg:x2="16.729cm" svg:y2="10.378cm">
          <text:p/>
        </draw:line>
        <draw:line draw:style-name="gr97" draw:layer="layout" svg:x1="16.653cm" svg:y1="10.455cm" svg:x2="16.806cm" svg:y2="10.455cm">
          <text:p/>
        </draw:line>
        <draw:line draw:style-name="gr97" draw:layer="layout" svg:x1="16.729cm" svg:y1="10.422cm" svg:x2="16.729cm" svg:y2="10.269cm">
          <text:p/>
        </draw:line>
        <draw:line draw:style-name="gr97" draw:layer="layout" svg:x1="16.653cm" svg:y1="10.346cm" svg:x2="16.806cm" svg:y2="10.346cm">
          <text:p/>
        </draw:line>
        <draw:line draw:style-name="gr97" draw:layer="layout" svg:x1="16.729cm" svg:y1="9.342cm" svg:x2="16.729cm" svg:y2="9.188cm">
          <text:p/>
        </draw:line>
        <draw:line draw:style-name="gr97" draw:layer="layout" svg:x1="16.653cm" svg:y1="9.265cm" svg:x2="16.806cm" svg:y2="9.265cm">
          <text:p/>
        </draw:line>
        <draw:line draw:style-name="gr97" draw:layer="layout" svg:x1="16.729cm" svg:y1="9.166cm" svg:x2="16.729cm" svg:y2="9.013cm">
          <text:p/>
        </draw:line>
        <draw:line draw:style-name="gr97" draw:layer="layout" svg:x1="16.653cm" svg:y1="9.09cm" svg:x2="16.806cm" svg:y2="9.09cm">
          <text:p/>
        </draw:line>
        <draw:line draw:style-name="gr97" draw:layer="layout" svg:x1="16.729cm" svg:y1="9.12cm" svg:x2="16.729cm" svg:y2="8.967cm">
          <text:p/>
        </draw:line>
        <draw:line draw:style-name="gr97" draw:layer="layout" svg:x1="16.653cm" svg:y1="9.043cm" svg:x2="16.806cm" svg:y2="9.043cm">
          <text:p/>
        </draw:line>
        <draw:line draw:style-name="gr97" draw:layer="layout" svg:x1="16.729cm" svg:y1="8.879cm" svg:x2="16.729cm" svg:y2="8.726cm">
          <text:p/>
        </draw:line>
        <draw:line draw:style-name="gr97" draw:layer="layout" svg:x1="16.653cm" svg:y1="8.803cm" svg:x2="16.806cm" svg:y2="8.803cm">
          <text:p/>
        </draw:line>
        <draw:line draw:style-name="gr97" draw:layer="layout" svg:x1="16.729cm" svg:y1="8.748cm" svg:x2="16.729cm" svg:y2="8.594cm">
          <text:p/>
        </draw:line>
        <draw:line draw:style-name="gr97" draw:layer="layout" svg:x1="16.653cm" svg:y1="8.671cm" svg:x2="16.806cm" svg:y2="8.671cm">
          <text:p/>
        </draw:line>
        <draw:line draw:style-name="gr97" draw:layer="layout" svg:x1="16.729cm" svg:y1="8.636cm" svg:x2="16.729cm" svg:y2="8.482cm">
          <text:p/>
        </draw:line>
        <draw:line draw:style-name="gr97" draw:layer="layout" svg:x1="16.653cm" svg:y1="8.559cm" svg:x2="16.806cm" svg:y2="8.559cm">
          <text:p/>
        </draw:line>
        <draw:line draw:style-name="gr97" draw:layer="layout" svg:x1="16.729cm" svg:y1="8.614cm" svg:x2="16.729cm" svg:y2="8.461cm">
          <text:p/>
        </draw:line>
        <draw:line draw:style-name="gr97" draw:layer="layout" svg:x1="16.653cm" svg:y1="8.537cm" svg:x2="16.806cm" svg:y2="8.537cm">
          <text:p/>
        </draw:line>
        <draw:line draw:style-name="gr97" draw:layer="layout" svg:x1="16.729cm" svg:y1="8.261cm" svg:x2="16.729cm" svg:y2="8.108cm">
          <text:p/>
        </draw:line>
        <draw:line draw:style-name="gr97" draw:layer="layout" svg:x1="16.653cm" svg:y1="8.184cm" svg:x2="16.806cm" svg:y2="8.184cm">
          <text:p/>
        </draw:line>
        <draw:line draw:style-name="gr97" draw:layer="layout" svg:x1="16.729cm" svg:y1="8.239cm" svg:x2="16.729cm" svg:y2="8.086cm">
          <text:p/>
        </draw:line>
        <draw:line draw:style-name="gr97" draw:layer="layout" svg:x1="16.653cm" svg:y1="8.162cm" svg:x2="16.806cm" svg:y2="8.162cm">
          <text:p/>
        </draw:line>
        <draw:line draw:style-name="gr97" draw:layer="layout" svg:x1="16.729cm" svg:y1="7.842cm" svg:x2="16.729cm" svg:y2="7.689cm">
          <text:p/>
        </draw:line>
        <draw:line draw:style-name="gr97" draw:layer="layout" svg:x1="16.653cm" svg:y1="7.766cm" svg:x2="16.806cm" svg:y2="7.766cm">
          <text:p/>
        </draw:line>
        <draw:line draw:style-name="gr97" draw:layer="layout" svg:x1="16.729cm" svg:y1="7.755cm" svg:x2="16.729cm" svg:y2="7.601cm">
          <text:p/>
        </draw:line>
        <draw:line draw:style-name="gr97" draw:layer="layout" svg:x1="16.653cm" svg:y1="7.678cm" svg:x2="16.806cm" svg:y2="7.678cm">
          <text:p/>
        </draw:line>
        <draw:line draw:style-name="gr97" draw:layer="layout" svg:x1="16.729cm" svg:y1="7.689cm" svg:x2="16.729cm" svg:y2="7.536cm">
          <text:p/>
        </draw:line>
        <draw:line draw:style-name="gr97" draw:layer="layout" svg:x1="16.653cm" svg:y1="7.612cm" svg:x2="16.806cm" svg:y2="7.612cm">
          <text:p/>
        </draw:line>
        <draw:line draw:style-name="gr97" draw:layer="layout" svg:x1="16.729cm" svg:y1="7.58cm" svg:x2="16.729cm" svg:y2="7.426cm">
          <text:p/>
        </draw:line>
        <draw:line draw:style-name="gr97" draw:layer="layout" svg:x1="16.653cm" svg:y1="7.503cm" svg:x2="16.806cm" svg:y2="7.503cm">
          <text:p/>
        </draw:line>
        <draw:line draw:style-name="gr97" draw:layer="layout" svg:x1="16.729cm" svg:y1="7.402cm" svg:x2="16.729cm" svg:y2="7.249cm">
          <text:p/>
        </draw:line>
        <draw:line draw:style-name="gr97" draw:layer="layout" svg:x1="16.653cm" svg:y1="7.325cm" svg:x2="16.806cm" svg:y2="7.325cm">
          <text:p/>
        </draw:line>
        <draw:line draw:style-name="gr97" draw:layer="layout" svg:x1="16.729cm" svg:y1="7.336cm" svg:x2="16.729cm" svg:y2="7.183cm">
          <text:p/>
        </draw:line>
        <draw:line draw:style-name="gr97" draw:layer="layout" svg:x1="16.653cm" svg:y1="7.26cm" svg:x2="16.806cm" svg:y2="7.26cm">
          <text:p/>
        </draw:line>
        <draw:line draw:style-name="gr97" draw:layer="layout" svg:x1="16.729cm" svg:y1="7.161cm" svg:x2="16.729cm" svg:y2="7.008cm">
          <text:p/>
        </draw:line>
        <draw:line draw:style-name="gr97" draw:layer="layout" svg:x1="16.653cm" svg:y1="7.084cm" svg:x2="16.806cm" svg:y2="7.084cm">
          <text:p/>
        </draw:line>
        <draw:line draw:style-name="gr97" draw:layer="layout" svg:x1="16.729cm" svg:y1="6.674cm" svg:x2="16.729cm" svg:y2="6.521cm">
          <text:p/>
        </draw:line>
        <draw:line draw:style-name="gr97" draw:layer="layout" svg:x1="16.653cm" svg:y1="6.598cm" svg:x2="16.806cm" svg:y2="6.598cm">
          <text:p/>
        </draw:line>
        <draw:line draw:style-name="gr97" draw:layer="layout" svg:x1="16.729cm" svg:y1="6.608cm" svg:x2="16.729cm" svg:y2="6.455cm">
          <text:p/>
        </draw:line>
        <draw:line draw:style-name="gr97" draw:layer="layout" svg:x1="16.653cm" svg:y1="6.532cm" svg:x2="16.806cm" svg:y2="6.532cm">
          <text:p/>
        </draw:line>
        <draw:line draw:style-name="gr97" draw:layer="layout" svg:x1="16.729cm" svg:y1="6.433cm" svg:x2="16.729cm" svg:y2="6.28cm">
          <text:p/>
        </draw:line>
        <draw:line draw:style-name="gr97" draw:layer="layout" svg:x1="16.653cm" svg:y1="6.357cm" svg:x2="16.806cm" svg:y2="6.357cm">
          <text:p/>
        </draw:line>
        <draw:line draw:style-name="gr97" draw:layer="layout" svg:x1="16.729cm" svg:y1="6.28cm" svg:x2="16.729cm" svg:y2="6.127cm">
          <text:p/>
        </draw:line>
        <draw:line draw:style-name="gr97" draw:layer="layout" svg:x1="16.653cm" svg:y1="6.203cm" svg:x2="16.806cm" svg:y2="6.203cm">
          <text:p/>
        </draw:line>
        <draw:line draw:style-name="gr97" draw:layer="layout" svg:x1="16.729cm" svg:y1="5.375cm" svg:x2="16.729cm" svg:y2="5.221cm">
          <text:p/>
        </draw:line>
        <draw:line draw:style-name="gr97" draw:layer="layout" svg:x1="16.653cm" svg:y1="5.298cm" svg:x2="16.806cm" svg:y2="5.298cm">
          <text:p/>
        </draw:line>
        <draw:line draw:style-name="gr97" draw:layer="layout" svg:x1="16.729cm" svg:y1="5.331cm" svg:x2="16.729cm" svg:y2="5.177cm">
          <text:p/>
        </draw:line>
        <draw:line draw:style-name="gr97" draw:layer="layout" svg:x1="16.653cm" svg:y1="5.254cm" svg:x2="16.806cm" svg:y2="5.254cm">
          <text:p/>
        </draw:line>
        <draw:line draw:style-name="gr97" draw:layer="layout" svg:x1="16.729cm" svg:y1="5.243cm" svg:x2="16.729cm" svg:y2="5.09cm">
          <text:p/>
        </draw:line>
        <draw:line draw:style-name="gr97" draw:layer="layout" svg:x1="16.653cm" svg:y1="5.166cm" svg:x2="16.806cm" svg:y2="5.166cm">
          <text:p/>
        </draw:line>
        <draw:line draw:style-name="gr97" draw:layer="layout" svg:x1="16.729cm" svg:y1="5.199cm" svg:x2="16.729cm" svg:y2="5.046cm">
          <text:p/>
        </draw:line>
        <draw:line draw:style-name="gr97" draw:layer="layout" svg:x1="16.653cm" svg:y1="5.123cm" svg:x2="16.806cm" svg:y2="5.123cm">
          <text:p/>
        </draw:line>
        <draw:line draw:style-name="gr97" draw:layer="layout" svg:x1="16.729cm" svg:y1="4.956cm" svg:x2="16.729cm" svg:y2="4.803cm">
          <text:p/>
        </draw:line>
        <draw:line draw:style-name="gr97" draw:layer="layout" svg:x1="16.653cm" svg:y1="4.879cm" svg:x2="16.806cm" svg:y2="4.879cm">
          <text:p/>
        </draw:line>
        <draw:line draw:style-name="gr97" draw:layer="layout" svg:x1="16.729cm" svg:y1="4.803cm" svg:x2="16.729cm" svg:y2="4.649cm">
          <text:p/>
        </draw:line>
        <draw:line draw:style-name="gr97" draw:layer="layout" svg:x1="16.653cm" svg:y1="4.726cm" svg:x2="16.806cm" svg:y2="4.726cm">
          <text:p/>
        </draw:line>
        <draw:line draw:style-name="gr97" draw:layer="layout" svg:x1="16.729cm" svg:y1="3.965cm" svg:x2="16.729cm" svg:y2="3.812cm">
          <text:p/>
        </draw:line>
        <draw:line draw:style-name="gr97" draw:layer="layout" svg:x1="16.653cm" svg:y1="3.889cm" svg:x2="16.806cm" svg:y2="3.889cm">
          <text:p/>
        </draw:line>
        <draw:line draw:style-name="gr97" draw:layer="layout" svg:x1="16.729cm" svg:y1="3.019cm" svg:x2="16.729cm" svg:y2="2.865cm">
          <text:p/>
        </draw:line>
        <draw:line draw:style-name="gr97" draw:layer="layout" svg:x1="16.653cm" svg:y1="2.942cm" svg:x2="16.806cm" svg:y2="2.942cm">
          <text:p/>
        </draw:line>
        <draw:line draw:style-name="gr97" draw:layer="layout" svg:x1="16.761cm" svg:y1="13.33cm" svg:x2="16.761cm" svg:y2="13.177cm">
          <text:p/>
        </draw:line>
        <draw:line draw:style-name="gr97" draw:layer="layout" svg:x1="16.684cm" svg:y1="13.254cm" svg:x2="16.838cm" svg:y2="13.254cm">
          <text:p/>
        </draw:line>
        <draw:line draw:style-name="gr97" draw:layer="layout" svg:x1="16.761cm" svg:y1="13.265cm" svg:x2="16.761cm" svg:y2="13.111cm">
          <text:p/>
        </draw:line>
        <draw:line draw:style-name="gr97" draw:layer="layout" svg:x1="16.684cm" svg:y1="13.188cm" svg:x2="16.838cm" svg:y2="13.188cm">
          <text:p/>
        </draw:line>
        <draw:line draw:style-name="gr97" draw:layer="layout" svg:x1="16.761cm" svg:y1="13.153cm" svg:x2="16.761cm" svg:y2="13cm">
          <text:p/>
        </draw:line>
        <draw:line draw:style-name="gr97" draw:layer="layout" svg:x1="16.684cm" svg:y1="13.076cm" svg:x2="16.838cm" svg:y2="13.076cm">
          <text:p/>
        </draw:line>
        <draw:line draw:style-name="gr97" draw:layer="layout" svg:x1="16.761cm" svg:y1="12.978cm" svg:x2="16.761cm" svg:y2="12.824cm">
          <text:p/>
        </draw:line>
        <draw:line draw:style-name="gr97" draw:layer="layout" svg:x1="16.684cm" svg:y1="12.901cm" svg:x2="16.838cm" svg:y2="12.901cm">
          <text:p/>
        </draw:line>
        <draw:line draw:style-name="gr97" draw:layer="layout" svg:x1="16.761cm" svg:y1="12.912cm" svg:x2="16.761cm" svg:y2="12.759cm">
          <text:p/>
        </draw:line>
        <draw:line draw:style-name="gr97" draw:layer="layout" svg:x1="16.684cm" svg:y1="12.835cm" svg:x2="16.838cm" svg:y2="12.835cm">
          <text:p/>
        </draw:line>
        <draw:line draw:style-name="gr97" draw:layer="layout" svg:x1="16.761cm" svg:y1="12.778cm" svg:x2="16.761cm" svg:y2="12.625cm">
          <text:p/>
        </draw:line>
        <draw:line draw:style-name="gr97" draw:layer="layout" svg:x1="16.684cm" svg:y1="12.701cm" svg:x2="16.838cm" svg:y2="12.701cm">
          <text:p/>
        </draw:line>
        <draw:line draw:style-name="gr97" draw:layer="layout" svg:x1="16.761cm" svg:y1="12.734cm" svg:x2="16.761cm" svg:y2="12.581cm">
          <text:p/>
        </draw:line>
        <draw:line draw:style-name="gr97" draw:layer="layout" svg:x1="16.684cm" svg:y1="12.658cm" svg:x2="16.838cm" svg:y2="12.658cm">
          <text:p/>
        </draw:line>
        <draw:line draw:style-name="gr97" draw:layer="layout" svg:x1="16.761cm" svg:y1="12.559cm" svg:x2="16.761cm" svg:y2="12.406cm">
          <text:p/>
        </draw:line>
        <draw:line draw:style-name="gr97" draw:layer="layout" svg:x1="16.684cm" svg:y1="12.482cm" svg:x2="16.838cm" svg:y2="12.482cm">
          <text:p/>
        </draw:line>
        <draw:line draw:style-name="gr97" draw:layer="layout" svg:x1="16.761cm" svg:y1="11.831cm" svg:x2="16.761cm" svg:y2="11.678cm">
          <text:p/>
        </draw:line>
        <draw:line draw:style-name="gr97" draw:layer="layout" svg:x1="16.684cm" svg:y1="11.755cm" svg:x2="16.838cm" svg:y2="11.755cm">
          <text:p/>
        </draw:line>
        <draw:line draw:style-name="gr97" draw:layer="layout" svg:x1="16.761cm" svg:y1="11.787cm" svg:x2="16.761cm" svg:y2="11.634cm">
          <text:p/>
        </draw:line>
        <draw:line draw:style-name="gr97" draw:layer="layout" svg:x1="16.684cm" svg:y1="11.711cm" svg:x2="16.838cm" svg:y2="11.711cm">
          <text:p/>
        </draw:line>
        <draw:line draw:style-name="gr97" draw:layer="layout" svg:x1="16.761cm" svg:y1="11.478cm" svg:x2="16.761cm" svg:y2="11.325cm">
          <text:p/>
        </draw:line>
        <draw:line draw:style-name="gr97" draw:layer="layout" svg:x1="16.684cm" svg:y1="11.402cm" svg:x2="16.838cm" svg:y2="11.402cm">
          <text:p/>
        </draw:line>
        <draw:line draw:style-name="gr97" draw:layer="layout" svg:x1="16.761cm" svg:y1="10.95cm" svg:x2="16.761cm" svg:y2="10.797cm">
          <text:p/>
        </draw:line>
        <draw:line draw:style-name="gr97" draw:layer="layout" svg:x1="16.684cm" svg:y1="10.874cm" svg:x2="16.838cm" svg:y2="10.874cm">
          <text:p/>
        </draw:line>
        <draw:line draw:style-name="gr97" draw:layer="layout" svg:x1="16.761cm" svg:y1="10.266cm" svg:x2="16.761cm" svg:y2="10.113cm">
          <text:p/>
        </draw:line>
        <draw:line draw:style-name="gr97" draw:layer="layout" svg:x1="16.684cm" svg:y1="10.19cm" svg:x2="16.838cm" svg:y2="10.19cm">
          <text:p/>
        </draw:line>
        <draw:line draw:style-name="gr97" draw:layer="layout" svg:x1="16.761cm" svg:y1="10.157cm" svg:x2="16.761cm" svg:y2="10.004cm">
          <text:p/>
        </draw:line>
        <draw:line draw:style-name="gr97" draw:layer="layout" svg:x1="16.684cm" svg:y1="10.08cm" svg:x2="16.838cm" svg:y2="10.08cm">
          <text:p/>
        </draw:line>
        <draw:line draw:style-name="gr97" draw:layer="layout" svg:x1="16.761cm" svg:y1="9.673cm" svg:x2="16.761cm" svg:y2="9.519cm">
          <text:p/>
        </draw:line>
        <draw:line draw:style-name="gr97" draw:layer="layout" svg:x1="16.684cm" svg:y1="9.596cm" svg:x2="16.838cm" svg:y2="9.596cm">
          <text:p/>
        </draw:line>
        <draw:line draw:style-name="gr97" draw:layer="layout" svg:x1="16.761cm" svg:y1="9.32cm" svg:x2="16.761cm" svg:y2="9.166cm">
          <text:p/>
        </draw:line>
        <draw:line draw:style-name="gr97" draw:layer="layout" svg:x1="16.684cm" svg:y1="9.243cm" svg:x2="16.838cm" svg:y2="9.243cm">
          <text:p/>
        </draw:line>
        <draw:line draw:style-name="gr97" draw:layer="layout" svg:x1="16.761cm" svg:y1="9.232cm" svg:x2="16.761cm" svg:y2="9.079cm">
          <text:p/>
        </draw:line>
        <draw:line draw:style-name="gr97" draw:layer="layout" svg:x1="16.684cm" svg:y1="9.155cm" svg:x2="16.838cm" svg:y2="9.155cm">
          <text:p/>
        </draw:line>
        <draw:line draw:style-name="gr97" draw:layer="layout" svg:x1="16.761cm" svg:y1="8.592cm" svg:x2="16.761cm" svg:y2="8.439cm">
          <text:p/>
        </draw:line>
        <draw:line draw:style-name="gr97" draw:layer="layout" svg:x1="16.684cm" svg:y1="8.515cm" svg:x2="16.838cm" svg:y2="8.515cm">
          <text:p/>
        </draw:line>
        <draw:line draw:style-name="gr97" draw:layer="layout" svg:x1="16.761cm" svg:y1="8.504cm" svg:x2="16.761cm" svg:y2="8.351cm">
          <text:p/>
        </draw:line>
        <draw:line draw:style-name="gr97" draw:layer="layout" svg:x1="16.684cm" svg:y1="8.428cm" svg:x2="16.838cm" svg:y2="8.428cm">
          <text:p/>
        </draw:line>
        <draw:line draw:style-name="gr97" draw:layer="layout" svg:x1="16.761cm" svg:y1="8.217cm" svg:x2="16.761cm" svg:y2="8.064cm">
          <text:p/>
        </draw:line>
        <draw:line draw:style-name="gr97" draw:layer="layout" svg:x1="16.684cm" svg:y1="8.141cm" svg:x2="16.838cm" svg:y2="8.141cm">
          <text:p/>
        </draw:line>
        <draw:line draw:style-name="gr97" draw:layer="layout" svg:x1="16.761cm" svg:y1="8.195cm" svg:x2="16.761cm" svg:y2="8.042cm">
          <text:p/>
        </draw:line>
        <draw:line draw:style-name="gr97" draw:layer="layout" svg:x1="16.684cm" svg:y1="8.119cm" svg:x2="16.838cm" svg:y2="8.119cm">
          <text:p/>
        </draw:line>
        <draw:line draw:style-name="gr97" draw:layer="layout" svg:x1="16.761cm" svg:y1="7.82cm" svg:x2="16.761cm" svg:y2="7.667cm">
          <text:p/>
        </draw:line>
        <draw:line draw:style-name="gr97" draw:layer="layout" svg:x1="16.684cm" svg:y1="7.744cm" svg:x2="16.838cm" svg:y2="7.744cm">
          <text:p/>
        </draw:line>
        <draw:line draw:style-name="gr97" draw:layer="layout" svg:x1="16.761cm" svg:y1="7.536cm" svg:x2="16.761cm" svg:y2="7.382cm">
          <text:p/>
        </draw:line>
        <draw:line draw:style-name="gr97" draw:layer="layout" svg:x1="16.684cm" svg:y1="7.459cm" svg:x2="16.838cm" svg:y2="7.459cm">
          <text:p/>
        </draw:line>
        <draw:line draw:style-name="gr97" draw:layer="layout" svg:x1="16.761cm" svg:y1="7.292cm" svg:x2="16.761cm" svg:y2="7.139cm">
          <text:p/>
        </draw:line>
        <draw:line draw:style-name="gr97" draw:layer="layout" svg:x1="16.684cm" svg:y1="7.216cm" svg:x2="16.838cm" svg:y2="7.216cm">
          <text:p/>
        </draw:line>
        <draw:line draw:style-name="gr97" draw:layer="layout" svg:x1="16.761cm" svg:y1="7.205cm" svg:x2="16.761cm" svg:y2="7.051cm">
          <text:p/>
        </draw:line>
        <draw:line draw:style-name="gr97" draw:layer="layout" svg:x1="16.684cm" svg:y1="7.128cm" svg:x2="16.838cm" svg:y2="7.128cm">
          <text:p/>
        </draw:line>
        <draw:line draw:style-name="gr97" draw:layer="layout" svg:x1="16.761cm" svg:y1="6.72cm" svg:x2="16.761cm" svg:y2="6.567cm">
          <text:p/>
        </draw:line>
        <draw:line draw:style-name="gr97" draw:layer="layout" svg:x1="16.684cm" svg:y1="6.644cm" svg:x2="16.838cm" svg:y2="6.644cm">
          <text:p/>
        </draw:line>
        <draw:line draw:style-name="gr97" draw:layer="layout" svg:x1="16.761cm" svg:y1="6.652cm" svg:x2="16.761cm" svg:y2="6.499cm">
          <text:p/>
        </draw:line>
        <draw:line draw:style-name="gr97" draw:layer="layout" svg:x1="16.684cm" svg:y1="6.576cm" svg:x2="16.838cm" svg:y2="6.576cm">
          <text:p/>
        </draw:line>
        <draw:line draw:style-name="gr97" draw:layer="layout" svg:x1="16.761cm" svg:y1="6.234cm" svg:x2="16.761cm" svg:y2="6.08cm">
          <text:p/>
        </draw:line>
        <draw:line draw:style-name="gr97" draw:layer="layout" svg:x1="16.684cm" svg:y1="6.157cm" svg:x2="16.838cm" svg:y2="6.157cm">
          <text:p/>
        </draw:line>
        <draw:line draw:style-name="gr97" draw:layer="layout" svg:x1="16.761cm" svg:y1="5.905cm" svg:x2="16.761cm" svg:y2="5.752cm">
          <text:p/>
        </draw:line>
        <draw:line draw:style-name="gr97" draw:layer="layout" svg:x1="16.684cm" svg:y1="5.828cm" svg:x2="16.838cm" svg:y2="5.828cm">
          <text:p/>
        </draw:line>
        <draw:line draw:style-name="gr97" draw:layer="layout" svg:x1="16.761cm" svg:y1="5.265cm" svg:x2="16.761cm" svg:y2="5.112cm">
          <text:p/>
        </draw:line>
        <draw:line draw:style-name="gr97" draw:layer="layout" svg:x1="16.684cm" svg:y1="5.188cm" svg:x2="16.838cm" svg:y2="5.188cm">
          <text:p/>
        </draw:line>
        <draw:line draw:style-name="gr97" draw:layer="layout" svg:x1="16.761cm" svg:y1="5.221cm" svg:x2="16.761cm" svg:y2="5.068cm">
          <text:p/>
        </draw:line>
        <draw:line draw:style-name="gr97" draw:layer="layout" svg:x1="16.684cm" svg:y1="5.145cm" svg:x2="16.838cm" svg:y2="5.145cm">
          <text:p/>
        </draw:line>
        <draw:line draw:style-name="gr97" draw:layer="layout" svg:x1="16.761cm" svg:y1="5.09cm" svg:x2="16.761cm" svg:y2="4.936cm">
          <text:p/>
        </draw:line>
        <draw:line draw:style-name="gr97" draw:layer="layout" svg:x1="16.684cm" svg:y1="5.013cm" svg:x2="16.838cm" svg:y2="5.013cm">
          <text:p/>
        </draw:line>
        <draw:line draw:style-name="gr97" draw:layer="layout" svg:x1="16.761cm" svg:y1="4.956cm" svg:x2="16.761cm" svg:y2="4.803cm">
          <text:p/>
        </draw:line>
        <draw:line draw:style-name="gr97" draw:layer="layout" svg:x1="16.684cm" svg:y1="4.879cm" svg:x2="16.838cm" svg:y2="4.879cm">
          <text:p/>
        </draw:line>
        <draw:line draw:style-name="gr97" draw:layer="layout" svg:x1="16.761cm" svg:y1="4.781cm" svg:x2="16.761cm" svg:y2="4.627cm">
          <text:p/>
        </draw:line>
        <draw:line draw:style-name="gr97" draw:layer="layout" svg:x1="16.684cm" svg:y1="4.704cm" svg:x2="16.838cm" svg:y2="4.704cm">
          <text:p/>
        </draw:line>
        <draw:line draw:style-name="gr97" draw:layer="layout" svg:x1="16.761cm" svg:y1="4.472cm" svg:x2="16.761cm" svg:y2="4.318cm">
          <text:p/>
        </draw:line>
        <draw:line draw:style-name="gr97" draw:layer="layout" svg:x1="16.684cm" svg:y1="4.395cm" svg:x2="16.838cm" svg:y2="4.395cm">
          <text:p/>
        </draw:line>
        <draw:line draw:style-name="gr97" draw:layer="layout" svg:x1="16.761cm" svg:y1="3.878cm" svg:x2="16.761cm" svg:y2="3.724cm">
          <text:p/>
        </draw:line>
        <draw:line draw:style-name="gr97" draw:layer="layout" svg:x1="16.684cm" svg:y1="3.801cm" svg:x2="16.838cm" svg:y2="3.801cm">
          <text:p/>
        </draw:line>
        <draw:line draw:style-name="gr97" draw:layer="layout" svg:x1="16.761cm" svg:y1="3.766cm" svg:x2="16.761cm" svg:y2="3.613cm">
          <text:p/>
        </draw:line>
        <draw:line draw:style-name="gr97" draw:layer="layout" svg:x1="16.684cm" svg:y1="3.689cm" svg:x2="16.838cm" svg:y2="3.689cm">
          <text:p/>
        </draw:line>
        <draw:line draw:style-name="gr97" draw:layer="layout" svg:x1="16.761cm" svg:y1="3.7cm" svg:x2="16.761cm" svg:y2="3.547cm">
          <text:p/>
        </draw:line>
        <draw:line draw:style-name="gr97" draw:layer="layout" svg:x1="16.684cm" svg:y1="3.623cm" svg:x2="16.838cm" svg:y2="3.623cm">
          <text:p/>
        </draw:line>
        <draw:line draw:style-name="gr97" draw:layer="layout" svg:x1="16.761cm" svg:y1="3.656cm" svg:x2="16.761cm" svg:y2="3.503cm">
          <text:p/>
        </draw:line>
        <draw:line draw:style-name="gr97" draw:layer="layout" svg:x1="16.684cm" svg:y1="3.58cm" svg:x2="16.838cm" svg:y2="3.58cm">
          <text:p/>
        </draw:line>
        <draw:line draw:style-name="gr97" draw:layer="layout" svg:x1="16.761cm" svg:y1="3.347cm" svg:x2="16.761cm" svg:y2="3.194cm">
          <text:p/>
        </draw:line>
        <draw:line draw:style-name="gr97" draw:layer="layout" svg:x1="16.684cm" svg:y1="3.271cm" svg:x2="16.838cm" svg:y2="3.271cm">
          <text:p/>
        </draw:line>
        <draw:line draw:style-name="gr97" draw:layer="layout" svg:x1="16.761cm" svg:y1="2.972cm" svg:x2="16.761cm" svg:y2="2.819cm">
          <text:p/>
        </draw:line>
        <draw:line draw:style-name="gr97" draw:layer="layout" svg:x1="16.684cm" svg:y1="2.896cm" svg:x2="16.838cm" svg:y2="2.896cm">
          <text:p/>
        </draw:line>
        <draw:line draw:style-name="gr97" draw:layer="layout" svg:x1="16.79cm" svg:y1="13.352cm" svg:x2="16.79cm" svg:y2="13.199cm">
          <text:p/>
        </draw:line>
        <draw:line draw:style-name="gr97" draw:layer="layout" svg:x1="16.713cm" svg:y1="13.276cm" svg:x2="16.867cm" svg:y2="13.276cm">
          <text:p/>
        </draw:line>
        <draw:line draw:style-name="gr97" draw:layer="layout" svg:x1="16.79cm" svg:y1="13.265cm" svg:x2="16.79cm" svg:y2="13.111cm">
          <text:p/>
        </draw:line>
        <draw:line draw:style-name="gr97" draw:layer="layout" svg:x1="16.713cm" svg:y1="13.188cm" svg:x2="16.867cm" svg:y2="13.188cm">
          <text:p/>
        </draw:line>
        <draw:line draw:style-name="gr97" draw:layer="layout" svg:x1="16.79cm" svg:y1="12.912cm" svg:x2="16.79cm" svg:y2="12.759cm">
          <text:p/>
        </draw:line>
        <draw:line draw:style-name="gr97" draw:layer="layout" svg:x1="16.713cm" svg:y1="12.835cm" svg:x2="16.867cm" svg:y2="12.835cm">
          <text:p/>
        </draw:line>
        <draw:line draw:style-name="gr97" draw:layer="layout" svg:x1="16.79cm" svg:y1="12.756cm" svg:x2="16.79cm" svg:y2="12.603cm">
          <text:p/>
        </draw:line>
        <draw:line draw:style-name="gr97" draw:layer="layout" svg:x1="16.713cm" svg:y1="12.679cm" svg:x2="16.867cm" svg:y2="12.679cm">
          <text:p/>
        </draw:line>
        <draw:line draw:style-name="gr97" draw:layer="layout" svg:x1="16.79cm" svg:y1="12.14cm" svg:x2="16.79cm" svg:y2="11.987cm">
          <text:p/>
        </draw:line>
        <draw:line draw:style-name="gr97" draw:layer="layout" svg:x1="16.713cm" svg:y1="12.064cm" svg:x2="16.867cm" svg:y2="12.064cm">
          <text:p/>
        </draw:line>
        <draw:line draw:style-name="gr97" draw:layer="layout" svg:x1="16.79cm" svg:y1="12.075cm" svg:x2="16.79cm" svg:y2="11.921cm">
          <text:p/>
        </draw:line>
        <draw:line draw:style-name="gr97" draw:layer="layout" svg:x1="16.713cm" svg:y1="11.998cm" svg:x2="16.867cm" svg:y2="11.998cm">
          <text:p/>
        </draw:line>
        <draw:line draw:style-name="gr97" draw:layer="layout" svg:x1="16.79cm" svg:y1="12.053cm" svg:x2="16.79cm" svg:y2="11.899cm">
          <text:p/>
        </draw:line>
        <draw:line draw:style-name="gr97" draw:layer="layout" svg:x1="16.713cm" svg:y1="11.976cm" svg:x2="16.867cm" svg:y2="11.976cm">
          <text:p/>
        </draw:line>
        <draw:line draw:style-name="gr97" draw:layer="layout" svg:x1="16.79cm" svg:y1="11.919cm" svg:x2="16.79cm" svg:y2="11.766cm">
          <text:p/>
        </draw:line>
        <draw:line draw:style-name="gr97" draw:layer="layout" svg:x1="16.713cm" svg:y1="11.842cm" svg:x2="16.867cm" svg:y2="11.842cm">
          <text:p/>
        </draw:line>
        <draw:line draw:style-name="gr97" draw:layer="layout" svg:x1="16.79cm" svg:y1="11.853cm" svg:x2="16.79cm" svg:y2="11.7cm">
          <text:p/>
        </draw:line>
        <draw:line draw:style-name="gr97" draw:layer="layout" svg:x1="16.713cm" svg:y1="11.777cm" svg:x2="16.867cm" svg:y2="11.777cm">
          <text:p/>
        </draw:line>
        <draw:line draw:style-name="gr97" draw:layer="layout" svg:x1="16.79cm" svg:y1="11.831cm" svg:x2="16.79cm" svg:y2="11.678cm">
          <text:p/>
        </draw:line>
        <draw:line draw:style-name="gr97" draw:layer="layout" svg:x1="16.713cm" svg:y1="11.755cm" svg:x2="16.867cm" svg:y2="11.755cm">
          <text:p/>
        </draw:line>
        <draw:line draw:style-name="gr97" draw:layer="layout" svg:x1="16.79cm" svg:y1="11.544cm" svg:x2="16.79cm" svg:y2="11.391cm">
          <text:p/>
        </draw:line>
        <draw:line draw:style-name="gr97" draw:layer="layout" svg:x1="16.713cm" svg:y1="11.467cm" svg:x2="16.867cm" svg:y2="11.467cm">
          <text:p/>
        </draw:line>
        <draw:line draw:style-name="gr97" draw:layer="layout" svg:x1="16.79cm" svg:y1="11.259cm" svg:x2="16.79cm" svg:y2="11.106cm">
          <text:p/>
        </draw:line>
        <draw:line draw:style-name="gr97" draw:layer="layout" svg:x1="16.713cm" svg:y1="11.183cm" svg:x2="16.867cm" svg:y2="11.183cm">
          <text:p/>
        </draw:line>
        <draw:line draw:style-name="gr97" draw:layer="layout" svg:x1="16.79cm" svg:y1="10.972cm" svg:x2="16.79cm" svg:y2="10.819cm">
          <text:p/>
        </draw:line>
        <draw:line draw:style-name="gr97" draw:layer="layout" svg:x1="16.713cm" svg:y1="10.896cm" svg:x2="16.867cm" svg:y2="10.896cm">
          <text:p/>
        </draw:line>
        <draw:line draw:style-name="gr97" draw:layer="layout" svg:x1="16.79cm" svg:y1="10.354cm" svg:x2="16.79cm" svg:y2="10.201cm">
          <text:p/>
        </draw:line>
        <draw:line draw:style-name="gr97" draw:layer="layout" svg:x1="16.713cm" svg:y1="10.277cm" svg:x2="16.867cm" svg:y2="10.277cm">
          <text:p/>
        </draw:line>
        <draw:line draw:style-name="gr97" draw:layer="layout" svg:x1="16.79cm" svg:y1="10.004cm" svg:x2="16.79cm" svg:y2="9.85cm">
          <text:p/>
        </draw:line>
        <draw:line draw:style-name="gr97" draw:layer="layout" svg:x1="16.713cm" svg:y1="9.927cm" svg:x2="16.867cm" svg:y2="9.927cm">
          <text:p/>
        </draw:line>
        <draw:line draw:style-name="gr97" draw:layer="layout" svg:x1="16.79cm" svg:y1="9.673cm" svg:x2="16.79cm" svg:y2="9.519cm">
          <text:p/>
        </draw:line>
        <draw:line draw:style-name="gr97" draw:layer="layout" svg:x1="16.713cm" svg:y1="9.596cm" svg:x2="16.867cm" svg:y2="9.596cm">
          <text:p/>
        </draw:line>
        <draw:line draw:style-name="gr97" draw:layer="layout" svg:x1="16.79cm" svg:y1="9.629cm" svg:x2="16.79cm" svg:y2="9.475cm">
          <text:p/>
        </draw:line>
        <draw:line draw:style-name="gr97" draw:layer="layout" svg:x1="16.713cm" svg:y1="9.552cm" svg:x2="16.867cm" svg:y2="9.552cm">
          <text:p/>
        </draw:line>
        <draw:line draw:style-name="gr97" draw:layer="layout" svg:x1="16.79cm" svg:y1="9.21cm" svg:x2="16.79cm" svg:y2="9.057cm">
          <text:p/>
        </draw:line>
        <draw:line draw:style-name="gr97" draw:layer="layout" svg:x1="16.713cm" svg:y1="9.133cm" svg:x2="16.867cm" svg:y2="9.133cm">
          <text:p/>
        </draw:line>
        <draw:line draw:style-name="gr97" draw:layer="layout" svg:x1="16.79cm" svg:y1="9.166cm" svg:x2="16.79cm" svg:y2="9.013cm">
          <text:p/>
        </draw:line>
        <draw:line draw:style-name="gr97" draw:layer="layout" svg:x1="16.713cm" svg:y1="9.09cm" svg:x2="16.867cm" svg:y2="9.09cm">
          <text:p/>
        </draw:line>
        <draw:line draw:style-name="gr97" draw:layer="layout" svg:x1="16.79cm" svg:y1="8.945cm" svg:x2="16.79cm" svg:y2="8.792cm">
          <text:p/>
        </draw:line>
        <draw:line draw:style-name="gr97" draw:layer="layout" svg:x1="16.713cm" svg:y1="8.868cm" svg:x2="16.867cm" svg:y2="8.868cm">
          <text:p/>
        </draw:line>
        <draw:line draw:style-name="gr97" draw:layer="layout" svg:x1="16.79cm" svg:y1="8.526cm" svg:x2="16.79cm" svg:y2="8.373cm">
          <text:p/>
        </draw:line>
        <draw:line draw:style-name="gr97" draw:layer="layout" svg:x1="16.713cm" svg:y1="8.45cm" svg:x2="16.867cm" svg:y2="8.45cm">
          <text:p/>
        </draw:line>
        <draw:line draw:style-name="gr97" draw:layer="layout" svg:x1="16.79cm" svg:y1="8.482cm" svg:x2="16.79cm" svg:y2="8.329cm">
          <text:p/>
        </draw:line>
        <draw:line draw:style-name="gr97" draw:layer="layout" svg:x1="16.713cm" svg:y1="8.406cm" svg:x2="16.867cm" svg:y2="8.406cm">
          <text:p/>
        </draw:line>
        <draw:line draw:style-name="gr97" draw:layer="layout" svg:x1="16.79cm" svg:y1="8.417cm" svg:x2="16.79cm" svg:y2="8.263cm">
          <text:p/>
        </draw:line>
        <draw:line draw:style-name="gr97" draw:layer="layout" svg:x1="16.713cm" svg:y1="8.34cm" svg:x2="16.867cm" svg:y2="8.34cm">
          <text:p/>
        </draw:line>
        <draw:line draw:style-name="gr97" draw:layer="layout" svg:x1="16.79cm" svg:y1="8.173cm" svg:x2="16.79cm" svg:y2="8.02cm">
          <text:p/>
        </draw:line>
        <draw:line draw:style-name="gr97" draw:layer="layout" svg:x1="16.713cm" svg:y1="8.097cm" svg:x2="16.867cm" svg:y2="8.097cm">
          <text:p/>
        </draw:line>
        <draw:line draw:style-name="gr97" draw:layer="layout" svg:x1="16.79cm" svg:y1="7.558cm" svg:x2="16.79cm" svg:y2="7.404cm">
          <text:p/>
        </draw:line>
        <draw:line draw:style-name="gr97" draw:layer="layout" svg:x1="16.713cm" svg:y1="7.481cm" svg:x2="16.867cm" svg:y2="7.481cm">
          <text:p/>
        </draw:line>
        <draw:line draw:style-name="gr97" draw:layer="layout" svg:x1="16.79cm" svg:y1="7.446cm" svg:x2="16.79cm" svg:y2="7.292cm">
          <text:p/>
        </draw:line>
        <draw:line draw:style-name="gr97" draw:layer="layout" svg:x1="16.713cm" svg:y1="7.369cm" svg:x2="16.867cm" svg:y2="7.369cm">
          <text:p/>
        </draw:line>
        <draw:line draw:style-name="gr97" draw:layer="layout" svg:x1="16.79cm" svg:y1="7.27cm" svg:x2="16.79cm" svg:y2="7.117cm">
          <text:p/>
        </draw:line>
        <draw:line draw:style-name="gr97" draw:layer="layout" svg:x1="16.713cm" svg:y1="7.194cm" svg:x2="16.867cm" svg:y2="7.194cm">
          <text:p/>
        </draw:line>
        <draw:line draw:style-name="gr97" draw:layer="layout" svg:x1="16.79cm" svg:y1="6.346cm" svg:x2="16.79cm" svg:y2="6.192cm">
          <text:p/>
        </draw:line>
        <draw:line draw:style-name="gr97" draw:layer="layout" svg:x1="16.713cm" svg:y1="6.269cm" svg:x2="16.867cm" svg:y2="6.269cm">
          <text:p/>
        </draw:line>
        <draw:line draw:style-name="gr97" draw:layer="layout" svg:x1="16.79cm" svg:y1="6.28cm" svg:x2="16.79cm" svg:y2="6.127cm">
          <text:p/>
        </draw:line>
        <draw:line draw:style-name="gr97" draw:layer="layout" svg:x1="16.713cm" svg:y1="6.203cm" svg:x2="16.867cm" svg:y2="6.203cm">
          <text:p/>
        </draw:line>
        <draw:line draw:style-name="gr97" draw:layer="layout" svg:x1="16.79cm" svg:y1="6.212cm" svg:x2="16.79cm" svg:y2="6.058cm">
          <text:p/>
        </draw:line>
        <draw:line draw:style-name="gr97" draw:layer="layout" svg:x1="16.713cm" svg:y1="6.135cm" svg:x2="16.867cm" svg:y2="6.135cm">
          <text:p/>
        </draw:line>
        <draw:line draw:style-name="gr97" draw:layer="layout" svg:x1="16.79cm" svg:y1="5.287cm" svg:x2="16.79cm" svg:y2="5.134cm">
          <text:p/>
        </draw:line>
        <draw:line draw:style-name="gr97" draw:layer="layout" svg:x1="16.713cm" svg:y1="5.21cm" svg:x2="16.867cm" svg:y2="5.21cm">
          <text:p/>
        </draw:line>
        <draw:line draw:style-name="gr97" draw:layer="layout" svg:x1="16.79cm" svg:y1="5.044cm" svg:x2="16.79cm" svg:y2="4.89cm">
          <text:p/>
        </draw:line>
        <draw:line draw:style-name="gr97" draw:layer="layout" svg:x1="16.713cm" svg:y1="4.967cm" svg:x2="16.867cm" svg:y2="4.967cm">
          <text:p/>
        </draw:line>
        <draw:line draw:style-name="gr97" draw:layer="layout" svg:x1="16.79cm" svg:y1="4.581cm" svg:x2="16.79cm" svg:y2="4.428cm">
          <text:p/>
        </draw:line>
        <draw:line draw:style-name="gr97" draw:layer="layout" svg:x1="16.713cm" svg:y1="4.505cm" svg:x2="16.867cm" svg:y2="4.505cm">
          <text:p/>
        </draw:line>
        <draw:line draw:style-name="gr97" draw:layer="layout" svg:x1="16.79cm" svg:y1="4.406cm" svg:x2="16.79cm" svg:y2="4.253cm">
          <text:p/>
        </draw:line>
        <draw:line draw:style-name="gr97" draw:layer="layout" svg:x1="16.713cm" svg:y1="4.329cm" svg:x2="16.867cm" svg:y2="4.329cm">
          <text:p/>
        </draw:line>
        <draw:line draw:style-name="gr97" draw:layer="layout" svg:x1="16.79cm" svg:y1="4.184cm" svg:x2="16.79cm" svg:y2="4.031cm">
          <text:p/>
        </draw:line>
        <draw:line draw:style-name="gr97" draw:layer="layout" svg:x1="16.713cm" svg:y1="4.108cm" svg:x2="16.867cm" svg:y2="4.108cm">
          <text:p/>
        </draw:line>
        <draw:line draw:style-name="gr97" draw:layer="layout" svg:x1="16.79cm" svg:y1="3.7cm" svg:x2="16.79cm" svg:y2="3.547cm">
          <text:p/>
        </draw:line>
        <draw:line draw:style-name="gr97" draw:layer="layout" svg:x1="16.713cm" svg:y1="3.623cm" svg:x2="16.867cm" svg:y2="3.623cm">
          <text:p/>
        </draw:line>
        <draw:line draw:style-name="gr97" draw:layer="layout" svg:x1="16.79cm" svg:y1="3.613cm" svg:x2="16.79cm" svg:y2="3.459cm">
          <text:p/>
        </draw:line>
        <draw:line draw:style-name="gr97" draw:layer="layout" svg:x1="16.713cm" svg:y1="3.536cm" svg:x2="16.867cm" svg:y2="3.536cm">
          <text:p/>
        </draw:line>
        <draw:line draw:style-name="gr97" draw:layer="layout" svg:x1="16.79cm" svg:y1="3.172cm" svg:x2="16.79cm" svg:y2="3.019cm">
          <text:p/>
        </draw:line>
        <draw:line draw:style-name="gr97" draw:layer="layout" svg:x1="16.713cm" svg:y1="3.095cm" svg:x2="16.867cm" svg:y2="3.095cm">
          <text:p/>
        </draw:line>
        <draw:line draw:style-name="gr97" draw:layer="layout" svg:x1="16.822cm" svg:y1="12.912cm" svg:x2="16.822cm" svg:y2="12.759cm">
          <text:p/>
        </draw:line>
        <draw:line draw:style-name="gr97" draw:layer="layout" svg:x1="16.745cm" svg:y1="12.835cm" svg:x2="16.898cm" svg:y2="12.835cm">
          <text:p/>
        </draw:line>
        <draw:line draw:style-name="gr97" draw:layer="layout" svg:x1="16.822cm" svg:y1="12.537cm" svg:x2="16.822cm" svg:y2="12.384cm">
          <text:p/>
        </draw:line>
        <draw:line draw:style-name="gr97" draw:layer="layout" svg:x1="16.745cm" svg:y1="12.46cm" svg:x2="16.898cm" svg:y2="12.46cm">
          <text:p/>
        </draw:line>
        <draw:line draw:style-name="gr97" draw:layer="layout" svg:x1="16.822cm" svg:y1="12.162cm" svg:x2="16.822cm" svg:y2="12.009cm">
          <text:p/>
        </draw:line>
        <draw:line draw:style-name="gr97" draw:layer="layout" svg:x1="16.745cm" svg:y1="12.086cm" svg:x2="16.898cm" svg:y2="12.086cm">
          <text:p/>
        </draw:line>
        <draw:line draw:style-name="gr97" draw:layer="layout" svg:x1="16.822cm" svg:y1="11.985cm" svg:x2="16.822cm" svg:y2="11.831cm">
          <text:p/>
        </draw:line>
        <draw:line draw:style-name="gr97" draw:layer="layout" svg:x1="16.745cm" svg:y1="11.908cm" svg:x2="16.898cm" svg:y2="11.908cm">
          <text:p/>
        </draw:line>
        <draw:line draw:style-name="gr97" draw:layer="layout" svg:x1="16.822cm" svg:y1="11.5cm" svg:x2="16.822cm" svg:y2="11.347cm">
          <text:p/>
        </draw:line>
        <draw:line draw:style-name="gr97" draw:layer="layout" svg:x1="16.745cm" svg:y1="11.424cm" svg:x2="16.898cm" svg:y2="11.424cm">
          <text:p/>
        </draw:line>
        <draw:line draw:style-name="gr97" draw:layer="layout" svg:x1="16.822cm" svg:y1="11.478cm" svg:x2="16.822cm" svg:y2="11.325cm">
          <text:p/>
        </draw:line>
        <draw:line draw:style-name="gr97" draw:layer="layout" svg:x1="16.745cm" svg:y1="11.402cm" svg:x2="16.898cm" svg:y2="11.402cm">
          <text:p/>
        </draw:line>
        <draw:line draw:style-name="gr97" draw:layer="layout" svg:x1="16.822cm" svg:y1="11.457cm" svg:x2="16.822cm" svg:y2="11.303cm">
          <text:p/>
        </draw:line>
        <draw:line draw:style-name="gr97" draw:layer="layout" svg:x1="16.745cm" svg:y1="11.38cm" svg:x2="16.898cm" svg:y2="11.38cm">
          <text:p/>
        </draw:line>
        <draw:line draw:style-name="gr97" draw:layer="layout" svg:x1="16.822cm" svg:y1="11.237cm" svg:x2="16.822cm" svg:y2="11.084cm">
          <text:p/>
        </draw:line>
        <draw:line draw:style-name="gr97" draw:layer="layout" svg:x1="16.745cm" svg:y1="11.161cm" svg:x2="16.898cm" svg:y2="11.161cm">
          <text:p/>
        </draw:line>
        <draw:line draw:style-name="gr97" draw:layer="layout" svg:x1="16.822cm" svg:y1="10.95cm" svg:x2="16.822cm" svg:y2="10.797cm">
          <text:p/>
        </draw:line>
        <draw:line draw:style-name="gr97" draw:layer="layout" svg:x1="16.745cm" svg:y1="10.874cm" svg:x2="16.898cm" svg:y2="10.874cm">
          <text:p/>
        </draw:line>
        <draw:line draw:style-name="gr97" draw:layer="layout" svg:x1="16.822cm" svg:y1="10.663cm" svg:x2="16.822cm" svg:y2="10.51cm">
          <text:p/>
        </draw:line>
        <draw:line draw:style-name="gr97" draw:layer="layout" svg:x1="16.745cm" svg:y1="10.586cm" svg:x2="16.898cm" svg:y2="10.586cm">
          <text:p/>
        </draw:line>
        <draw:line draw:style-name="gr97" draw:layer="layout" svg:x1="16.822cm" svg:y1="10.135cm" svg:x2="16.822cm" svg:y2="9.982cm">
          <text:p/>
        </draw:line>
        <draw:line draw:style-name="gr97" draw:layer="layout" svg:x1="16.745cm" svg:y1="10.058cm" svg:x2="16.898cm" svg:y2="10.058cm">
          <text:p/>
        </draw:line>
        <draw:line draw:style-name="gr97" draw:layer="layout" svg:x1="16.822cm" svg:y1="10.004cm" svg:x2="16.822cm" svg:y2="9.85cm">
          <text:p/>
        </draw:line>
        <draw:line draw:style-name="gr97" draw:layer="layout" svg:x1="16.745cm" svg:y1="9.927cm" svg:x2="16.898cm" svg:y2="9.927cm">
          <text:p/>
        </draw:line>
        <draw:line draw:style-name="gr97" draw:layer="layout" svg:x1="16.822cm" svg:y1="9.673cm" svg:x2="16.822cm" svg:y2="9.519cm">
          <text:p/>
        </draw:line>
        <draw:line draw:style-name="gr97" draw:layer="layout" svg:x1="16.745cm" svg:y1="9.596cm" svg:x2="16.898cm" svg:y2="9.596cm">
          <text:p/>
        </draw:line>
        <draw:line draw:style-name="gr97" draw:layer="layout" svg:x1="16.822cm" svg:y1="9.495cm" svg:x2="16.822cm" svg:y2="9.342cm">
          <text:p/>
        </draw:line>
        <draw:line draw:style-name="gr97" draw:layer="layout" svg:x1="16.745cm" svg:y1="9.418cm" svg:x2="16.898cm" svg:y2="9.418cm">
          <text:p/>
        </draw:line>
        <draw:line draw:style-name="gr97" draw:layer="layout" svg:x1="16.822cm" svg:y1="9.473cm" svg:x2="16.822cm" svg:y2="9.32cm">
          <text:p/>
        </draw:line>
        <draw:line draw:style-name="gr97" draw:layer="layout" svg:x1="16.745cm" svg:y1="9.396cm" svg:x2="16.898cm" svg:y2="9.396cm">
          <text:p/>
        </draw:line>
        <draw:line draw:style-name="gr97" draw:layer="layout" svg:x1="16.822cm" svg:y1="8.923cm" svg:x2="16.822cm" svg:y2="8.77cm">
          <text:p/>
        </draw:line>
        <draw:line draw:style-name="gr97" draw:layer="layout" svg:x1="16.745cm" svg:y1="8.846cm" svg:x2="16.898cm" svg:y2="8.846cm">
          <text:p/>
        </draw:line>
        <draw:line draw:style-name="gr97" draw:layer="layout" svg:x1="16.822cm" svg:y1="8.792cm" svg:x2="16.822cm" svg:y2="8.638cm">
          <text:p/>
        </draw:line>
        <draw:line draw:style-name="gr97" draw:layer="layout" svg:x1="16.745cm" svg:y1="8.715cm" svg:x2="16.898cm" svg:y2="8.715cm">
          <text:p/>
        </draw:line>
        <draw:line draw:style-name="gr97" draw:layer="layout" svg:x1="16.822cm" svg:y1="8.526cm" svg:x2="16.822cm" svg:y2="8.373cm">
          <text:p/>
        </draw:line>
        <draw:line draw:style-name="gr97" draw:layer="layout" svg:x1="16.745cm" svg:y1="8.45cm" svg:x2="16.898cm" svg:y2="8.45cm">
          <text:p/>
        </draw:line>
        <draw:line draw:style-name="gr97" draw:layer="layout" svg:x1="16.822cm" svg:y1="8.417cm" svg:x2="16.822cm" svg:y2="8.263cm">
          <text:p/>
        </draw:line>
        <draw:line draw:style-name="gr97" draw:layer="layout" svg:x1="16.745cm" svg:y1="8.34cm" svg:x2="16.898cm" svg:y2="8.34cm">
          <text:p/>
        </draw:line>
        <draw:line draw:style-name="gr97" draw:layer="layout" svg:x1="16.822cm" svg:y1="8.283cm" svg:x2="16.822cm" svg:y2="8.13cm">
          <text:p/>
        </draw:line>
        <draw:line draw:style-name="gr97" draw:layer="layout" svg:x1="16.745cm" svg:y1="8.206cm" svg:x2="16.898cm" svg:y2="8.206cm">
          <text:p/>
        </draw:line>
        <draw:line draw:style-name="gr97" draw:layer="layout" svg:x1="16.822cm" svg:y1="7.998cm" svg:x2="16.822cm" svg:y2="7.845cm">
          <text:p/>
        </draw:line>
        <draw:line draw:style-name="gr97" draw:layer="layout" svg:x1="16.745cm" svg:y1="7.921cm" svg:x2="16.898cm" svg:y2="7.921cm">
          <text:p/>
        </draw:line>
        <draw:line draw:style-name="gr97" draw:layer="layout" svg:x1="16.822cm" svg:y1="7.667cm" svg:x2="16.822cm" svg:y2="7.514cm">
          <text:p/>
        </draw:line>
        <draw:line draw:style-name="gr97" draw:layer="layout" svg:x1="16.745cm" svg:y1="7.591cm" svg:x2="16.898cm" svg:y2="7.591cm">
          <text:p/>
        </draw:line>
        <draw:line draw:style-name="gr97" draw:layer="layout" svg:x1="16.822cm" svg:y1="7.38cm" svg:x2="16.822cm" svg:y2="7.227cm">
          <text:p/>
        </draw:line>
        <draw:line draw:style-name="gr97" draw:layer="layout" svg:x1="16.745cm" svg:y1="7.303cm" svg:x2="16.898cm" svg:y2="7.303cm">
          <text:p/>
        </draw:line>
        <draw:line draw:style-name="gr97" draw:layer="layout" svg:x1="16.822cm" svg:y1="7.358cm" svg:x2="16.822cm" svg:y2="7.205cm">
          <text:p/>
        </draw:line>
        <draw:line draw:style-name="gr97" draw:layer="layout" svg:x1="16.745cm" svg:y1="7.281cm" svg:x2="16.898cm" svg:y2="7.281cm">
          <text:p/>
        </draw:line>
        <draw:line draw:style-name="gr97" draw:layer="layout" svg:x1="16.822cm" svg:y1="7.336cm" svg:x2="16.822cm" svg:y2="7.183cm">
          <text:p/>
        </draw:line>
        <draw:line draw:style-name="gr97" draw:layer="layout" svg:x1="16.745cm" svg:y1="7.26cm" svg:x2="16.898cm" svg:y2="7.26cm">
          <text:p/>
        </draw:line>
        <draw:line draw:style-name="gr97" draw:layer="layout" svg:x1="16.822cm" svg:y1="6.786cm" svg:x2="16.822cm" svg:y2="6.633cm">
          <text:p/>
        </draw:line>
        <draw:line draw:style-name="gr97" draw:layer="layout" svg:x1="16.745cm" svg:y1="6.709cm" svg:x2="16.898cm" svg:y2="6.709cm">
          <text:p/>
        </draw:line>
        <draw:line draw:style-name="gr97" draw:layer="layout" svg:x1="16.822cm" svg:y1="6.08cm" svg:x2="16.822cm" svg:y2="5.927cm">
          <text:p/>
        </draw:line>
        <draw:line draw:style-name="gr97" draw:layer="layout" svg:x1="16.745cm" svg:y1="6.004cm" svg:x2="16.898cm" svg:y2="6.004cm">
          <text:p/>
        </draw:line>
        <draw:line draw:style-name="gr97" draw:layer="layout" svg:x1="16.822cm" svg:y1="5.793cm" svg:x2="16.822cm" svg:y2="5.64cm">
          <text:p/>
        </draw:line>
        <draw:line draw:style-name="gr97" draw:layer="layout" svg:x1="16.745cm" svg:y1="5.717cm" svg:x2="16.898cm" svg:y2="5.717cm">
          <text:p/>
        </draw:line>
        <draw:line draw:style-name="gr97" draw:layer="layout" svg:x1="16.822cm" svg:y1="5.44cm" svg:x2="16.822cm" svg:y2="5.287cm">
          <text:p/>
        </draw:line>
        <draw:line draw:style-name="gr97" draw:layer="layout" svg:x1="16.745cm" svg:y1="5.364cm" svg:x2="16.898cm" svg:y2="5.364cm">
          <text:p/>
        </draw:line>
        <draw:line draw:style-name="gr97" draw:layer="layout" svg:x1="16.822cm" svg:y1="5.156cm" svg:x2="16.822cm" svg:y2="5.002cm">
          <text:p/>
        </draw:line>
        <draw:line draw:style-name="gr97" draw:layer="layout" svg:x1="16.745cm" svg:y1="5.079cm" svg:x2="16.898cm" svg:y2="5.079cm">
          <text:p/>
        </draw:line>
        <draw:line draw:style-name="gr97" draw:layer="layout" svg:x1="16.822cm" svg:y1="4.825cm" svg:x2="16.822cm" svg:y2="4.671cm">
          <text:p/>
        </draw:line>
        <draw:line draw:style-name="gr97" draw:layer="layout" svg:x1="16.745cm" svg:y1="4.748cm" svg:x2="16.898cm" svg:y2="4.748cm">
          <text:p/>
        </draw:line>
        <draw:line draw:style-name="gr97" draw:layer="layout" svg:x1="16.822cm" svg:y1="4.384cm" svg:x2="16.822cm" svg:y2="4.231cm">
          <text:p/>
        </draw:line>
        <draw:line draw:style-name="gr97" draw:layer="layout" svg:x1="16.745cm" svg:y1="4.307cm" svg:x2="16.898cm" svg:y2="4.307cm">
          <text:p/>
        </draw:line>
        <draw:line draw:style-name="gr97" draw:layer="layout" svg:x1="16.822cm" svg:y1="4.163cm" svg:x2="16.822cm" svg:y2="4.009cm">
          <text:p/>
        </draw:line>
        <draw:line draw:style-name="gr97" draw:layer="layout" svg:x1="16.745cm" svg:y1="4.086cm" svg:x2="16.898cm" svg:y2="4.086cm">
          <text:p/>
        </draw:line>
        <draw:line draw:style-name="gr97" draw:layer="layout" svg:x1="16.822cm" svg:y1="4.141cm" svg:x2="16.822cm" svg:y2="3.987cm">
          <text:p/>
        </draw:line>
        <draw:line draw:style-name="gr97" draw:layer="layout" svg:x1="16.745cm" svg:y1="4.064cm" svg:x2="16.898cm" svg:y2="4.064cm">
          <text:p/>
        </draw:line>
        <draw:line draw:style-name="gr97" draw:layer="layout" svg:x1="16.822cm" svg:y1="4.031cm" svg:x2="16.822cm" svg:y2="3.878cm">
          <text:p/>
        </draw:line>
        <draw:line draw:style-name="gr97" draw:layer="layout" svg:x1="16.745cm" svg:y1="3.954cm" svg:x2="16.898cm" svg:y2="3.954cm">
          <text:p/>
        </draw:line>
        <draw:line draw:style-name="gr97" draw:layer="layout" svg:x1="16.822cm" svg:y1="3.834cm" svg:x2="16.822cm" svg:y2="3.681cm">
          <text:p/>
        </draw:line>
        <draw:line draw:style-name="gr97" draw:layer="layout" svg:x1="16.745cm" svg:y1="3.757cm" svg:x2="16.898cm" svg:y2="3.757cm">
          <text:p/>
        </draw:line>
        <draw:line draw:style-name="gr97" draw:layer="layout" svg:x1="16.822cm" svg:y1="3.788cm" svg:x2="16.822cm" svg:y2="3.634cm">
          <text:p/>
        </draw:line>
        <draw:line draw:style-name="gr97" draw:layer="layout" svg:x1="16.745cm" svg:y1="3.711cm" svg:x2="16.898cm" svg:y2="3.711cm">
          <text:p/>
        </draw:line>
        <draw:line draw:style-name="gr97" draw:layer="layout" svg:x1="16.822cm" svg:y1="3.766cm" svg:x2="16.822cm" svg:y2="3.613cm">
          <text:p/>
        </draw:line>
        <draw:line draw:style-name="gr97" draw:layer="layout" svg:x1="16.745cm" svg:y1="3.689cm" svg:x2="16.898cm" svg:y2="3.689cm">
          <text:p/>
        </draw:line>
        <draw:line draw:style-name="gr97" draw:layer="layout" svg:x1="16.851cm" svg:y1="12.912cm" svg:x2="16.851cm" svg:y2="12.759cm">
          <text:p/>
        </draw:line>
        <draw:line draw:style-name="gr97" draw:layer="layout" svg:x1="16.774cm" svg:y1="12.835cm" svg:x2="16.928cm" svg:y2="12.835cm">
          <text:p/>
        </draw:line>
        <draw:line draw:style-name="gr97" draw:layer="layout" svg:x1="16.851cm" svg:y1="12.846cm" svg:x2="16.851cm" svg:y2="12.693cm">
          <text:p/>
        </draw:line>
        <draw:line draw:style-name="gr97" draw:layer="layout" svg:x1="16.774cm" svg:y1="12.77cm" svg:x2="16.928cm" svg:y2="12.77cm">
          <text:p/>
        </draw:line>
        <draw:line draw:style-name="gr97" draw:layer="layout" svg:x1="16.851cm" svg:y1="12.8cm" svg:x2="16.851cm" svg:y2="12.647cm">
          <text:p/>
        </draw:line>
        <draw:line draw:style-name="gr97" draw:layer="layout" svg:x1="16.774cm" svg:y1="12.723cm" svg:x2="16.928cm" svg:y2="12.723cm">
          <text:p/>
        </draw:line>
        <draw:line draw:style-name="gr97" draw:layer="layout" svg:x1="16.851cm" svg:y1="12.734cm" svg:x2="16.851cm" svg:y2="12.581cm">
          <text:p/>
        </draw:line>
        <draw:line draw:style-name="gr97" draw:layer="layout" svg:x1="16.774cm" svg:y1="12.658cm" svg:x2="16.928cm" svg:y2="12.658cm">
          <text:p/>
        </draw:line>
        <draw:line draw:style-name="gr97" draw:layer="layout" svg:x1="16.851cm" svg:y1="12.581cm" svg:x2="16.851cm" svg:y2="12.428cm">
          <text:p/>
        </draw:line>
        <draw:line draw:style-name="gr97" draw:layer="layout" svg:x1="16.774cm" svg:y1="12.504cm" svg:x2="16.928cm" svg:y2="12.504cm">
          <text:p/>
        </draw:line>
        <draw:line draw:style-name="gr97" draw:layer="layout" svg:x1="16.851cm" svg:y1="12.406cm" svg:x2="16.851cm" svg:y2="12.252cm">
          <text:p/>
        </draw:line>
        <draw:line draw:style-name="gr97" draw:layer="layout" svg:x1="16.774cm" svg:y1="12.329cm" svg:x2="16.928cm" svg:y2="12.329cm">
          <text:p/>
        </draw:line>
        <draw:line draw:style-name="gr97" draw:layer="layout" svg:x1="16.851cm" svg:y1="11.59cm" svg:x2="16.851cm" svg:y2="11.437cm">
          <text:p/>
        </draw:line>
        <draw:line draw:style-name="gr97" draw:layer="layout" svg:x1="16.774cm" svg:y1="11.514cm" svg:x2="16.928cm" svg:y2="11.514cm">
          <text:p/>
        </draw:line>
        <draw:line draw:style-name="gr97" draw:layer="layout" svg:x1="16.851cm" svg:y1="11.544cm" svg:x2="16.851cm" svg:y2="11.391cm">
          <text:p/>
        </draw:line>
        <draw:line draw:style-name="gr97" draw:layer="layout" svg:x1="16.774cm" svg:y1="11.467cm" svg:x2="16.928cm" svg:y2="11.467cm">
          <text:p/>
        </draw:line>
        <draw:line draw:style-name="gr97" draw:layer="layout" svg:x1="16.851cm" svg:y1="11.5cm" svg:x2="16.851cm" svg:y2="11.347cm">
          <text:p/>
        </draw:line>
        <draw:line draw:style-name="gr97" draw:layer="layout" svg:x1="16.774cm" svg:y1="11.424cm" svg:x2="16.928cm" svg:y2="11.424cm">
          <text:p/>
        </draw:line>
        <draw:line draw:style-name="gr97" draw:layer="layout" svg:x1="16.851cm" svg:y1="10.863cm" svg:x2="16.851cm" svg:y2="10.709cm">
          <text:p/>
        </draw:line>
        <draw:line draw:style-name="gr97" draw:layer="layout" svg:x1="16.774cm" svg:y1="10.786cm" svg:x2="16.928cm" svg:y2="10.786cm">
          <text:p/>
        </draw:line>
        <draw:line draw:style-name="gr97" draw:layer="layout" svg:x1="16.851cm" svg:y1="10.775cm" svg:x2="16.851cm" svg:y2="10.622cm">
          <text:p/>
        </draw:line>
        <draw:line draw:style-name="gr97" draw:layer="layout" svg:x1="16.774cm" svg:y1="10.698cm" svg:x2="16.928cm" svg:y2="10.698cm">
          <text:p/>
        </draw:line>
        <draw:line draw:style-name="gr97" draw:layer="layout" svg:x1="16.851cm" svg:y1="10.707cm" svg:x2="16.851cm" svg:y2="10.554cm">
          <text:p/>
        </draw:line>
        <draw:line draw:style-name="gr97" draw:layer="layout" svg:x1="16.774cm" svg:y1="10.63cm" svg:x2="16.928cm" svg:y2="10.63cm">
          <text:p/>
        </draw:line>
        <draw:line draw:style-name="gr97" draw:layer="layout" svg:x1="16.851cm" svg:y1="10.663cm" svg:x2="16.851cm" svg:y2="10.51cm">
          <text:p/>
        </draw:line>
        <draw:line draw:style-name="gr97" draw:layer="layout" svg:x1="16.774cm" svg:y1="10.586cm" svg:x2="16.928cm" svg:y2="10.586cm">
          <text:p/>
        </draw:line>
        <draw:line draw:style-name="gr97" draw:layer="layout" svg:x1="16.851cm" svg:y1="10.201cm" svg:x2="16.851cm" svg:y2="10.047cm">
          <text:p/>
        </draw:line>
        <draw:line draw:style-name="gr97" draw:layer="layout" svg:x1="16.774cm" svg:y1="10.124cm" svg:x2="16.928cm" svg:y2="10.124cm">
          <text:p/>
        </draw:line>
        <draw:line draw:style-name="gr97" draw:layer="layout" svg:x1="16.851cm" svg:y1="9.914cm" svg:x2="16.851cm" svg:y2="9.76cm">
          <text:p/>
        </draw:line>
        <draw:line draw:style-name="gr97" draw:layer="layout" svg:x1="16.774cm" svg:y1="9.837cm" svg:x2="16.928cm" svg:y2="9.837cm">
          <text:p/>
        </draw:line>
        <draw:line draw:style-name="gr97" draw:layer="layout" svg:x1="16.851cm" svg:y1="9.826cm" svg:x2="16.851cm" svg:y2="9.673cm">
          <text:p/>
        </draw:line>
        <draw:line draw:style-name="gr97" draw:layer="layout" svg:x1="16.774cm" svg:y1="9.749cm" svg:x2="16.928cm" svg:y2="9.749cm">
          <text:p/>
        </draw:line>
        <draw:line draw:style-name="gr97" draw:layer="layout" svg:x1="16.851cm" svg:y1="9.495cm" svg:x2="16.851cm" svg:y2="9.342cm">
          <text:p/>
        </draw:line>
        <draw:line draw:style-name="gr97" draw:layer="layout" svg:x1="16.774cm" svg:y1="9.418cm" svg:x2="16.928cm" svg:y2="9.418cm">
          <text:p/>
        </draw:line>
        <draw:line draw:style-name="gr97" draw:layer="layout" svg:x1="16.851cm" svg:y1="9.429cm" svg:x2="16.851cm" svg:y2="9.276cm">
          <text:p/>
        </draw:line>
        <draw:line draw:style-name="gr97" draw:layer="layout" svg:x1="16.774cm" svg:y1="9.353cm" svg:x2="16.928cm" svg:y2="9.353cm">
          <text:p/>
        </draw:line>
        <draw:line draw:style-name="gr97" draw:layer="layout" svg:x1="16.851cm" svg:y1="9.188cm" svg:x2="16.851cm" svg:y2="9.035cm">
          <text:p/>
        </draw:line>
        <draw:line draw:style-name="gr97" draw:layer="layout" svg:x1="16.774cm" svg:y1="9.112cm" svg:x2="16.928cm" svg:y2="9.112cm">
          <text:p/>
        </draw:line>
        <draw:line draw:style-name="gr97" draw:layer="layout" svg:x1="16.851cm" svg:y1="8.989cm" svg:x2="16.851cm" svg:y2="8.835cm">
          <text:p/>
        </draw:line>
        <draw:line draw:style-name="gr97" draw:layer="layout" svg:x1="16.774cm" svg:y1="8.912cm" svg:x2="16.928cm" svg:y2="8.912cm">
          <text:p/>
        </draw:line>
        <draw:line draw:style-name="gr97" draw:layer="layout" svg:x1="16.851cm" svg:y1="7.777cm" svg:x2="16.851cm" svg:y2="7.623cm">
          <text:p/>
        </draw:line>
        <draw:line draw:style-name="gr97" draw:layer="layout" svg:x1="16.774cm" svg:y1="7.7cm" svg:x2="16.928cm" svg:y2="7.7cm">
          <text:p/>
        </draw:line>
        <draw:line draw:style-name="gr97" draw:layer="layout" svg:x1="16.851cm" svg:y1="7.183cm" svg:x2="16.851cm" svg:y2="7.03cm">
          <text:p/>
        </draw:line>
        <draw:line draw:style-name="gr97" draw:layer="layout" svg:x1="16.774cm" svg:y1="7.106cm" svg:x2="16.928cm" svg:y2="7.106cm">
          <text:p/>
        </draw:line>
        <draw:line draw:style-name="gr97" draw:layer="layout" svg:x1="16.851cm" svg:y1="6.983cm" svg:x2="16.851cm" svg:y2="6.83cm">
          <text:p/>
        </draw:line>
        <draw:line draw:style-name="gr97" draw:layer="layout" svg:x1="16.774cm" svg:y1="6.907cm" svg:x2="16.928cm" svg:y2="6.907cm">
          <text:p/>
        </draw:line>
        <draw:line draw:style-name="gr97" draw:layer="layout" svg:x1="16.851cm" svg:y1="6.302cm" svg:x2="16.851cm" svg:y2="6.148cm">
          <text:p/>
        </draw:line>
        <draw:line draw:style-name="gr97" draw:layer="layout" svg:x1="16.774cm" svg:y1="6.225cm" svg:x2="16.928cm" svg:y2="6.225cm">
          <text:p/>
        </draw:line>
        <draw:line draw:style-name="gr97" draw:layer="layout" svg:x1="16.851cm" svg:y1="6.19cm" svg:x2="16.851cm" svg:y2="6.037cm">
          <text:p/>
        </draw:line>
        <draw:line draw:style-name="gr97" draw:layer="layout" svg:x1="16.774cm" svg:y1="6.113cm" svg:x2="16.928cm" svg:y2="6.113cm">
          <text:p/>
        </draw:line>
        <draw:line draw:style-name="gr97" draw:layer="layout" svg:x1="16.851cm" svg:y1="6.146cm" svg:x2="16.851cm" svg:y2="5.993cm">
          <text:p/>
        </draw:line>
        <draw:line draw:style-name="gr97" draw:layer="layout" svg:x1="16.774cm" svg:y1="6.069cm" svg:x2="16.928cm" svg:y2="6.069cm">
          <text:p/>
        </draw:line>
        <draw:line draw:style-name="gr97" draw:layer="layout" svg:x1="16.851cm" svg:y1="6.058cm" svg:x2="16.851cm" svg:y2="5.905cm">
          <text:p/>
        </draw:line>
        <draw:line draw:style-name="gr97" draw:layer="layout" svg:x1="16.774cm" svg:y1="5.982cm" svg:x2="16.928cm" svg:y2="5.982cm">
          <text:p/>
        </draw:line>
        <draw:line draw:style-name="gr97" draw:layer="layout" svg:x1="16.851cm" svg:y1="5.465cm" svg:x2="16.851cm" svg:y2="5.311cm">
          <text:p/>
        </draw:line>
        <draw:line draw:style-name="gr97" draw:layer="layout" svg:x1="16.774cm" svg:y1="5.388cm" svg:x2="16.928cm" svg:y2="5.388cm">
          <text:p/>
        </draw:line>
        <draw:line draw:style-name="gr97" draw:layer="layout" svg:x1="16.851cm" svg:y1="5.331cm" svg:x2="16.851cm" svg:y2="5.177cm">
          <text:p/>
        </draw:line>
        <draw:line draw:style-name="gr97" draw:layer="layout" svg:x1="16.774cm" svg:y1="5.254cm" svg:x2="16.928cm" svg:y2="5.254cm">
          <text:p/>
        </draw:line>
        <draw:line draw:style-name="gr97" draw:layer="layout" svg:x1="16.851cm" svg:y1="5.134cm" svg:x2="16.851cm" svg:y2="4.98cm">
          <text:p/>
        </draw:line>
        <draw:line draw:style-name="gr97" draw:layer="layout" svg:x1="16.774cm" svg:y1="5.057cm" svg:x2="16.928cm" svg:y2="5.057cm">
          <text:p/>
        </draw:line>
        <draw:line draw:style-name="gr97" draw:layer="layout" svg:x1="16.851cm" svg:y1="5.044cm" svg:x2="16.851cm" svg:y2="4.89cm">
          <text:p/>
        </draw:line>
        <draw:line draw:style-name="gr97" draw:layer="layout" svg:x1="16.774cm" svg:y1="4.967cm" svg:x2="16.928cm" svg:y2="4.967cm">
          <text:p/>
        </draw:line>
        <draw:line draw:style-name="gr97" draw:layer="layout" svg:x1="16.851cm" svg:y1="5cm" svg:x2="16.851cm" svg:y2="4.846cm">
          <text:p/>
        </draw:line>
        <draw:line draw:style-name="gr97" draw:layer="layout" svg:x1="16.774cm" svg:y1="4.923cm" svg:x2="16.928cm" svg:y2="4.923cm">
          <text:p/>
        </draw:line>
        <draw:line draw:style-name="gr97" draw:layer="layout" svg:x1="16.851cm" svg:y1="4.759cm" svg:x2="16.851cm" svg:y2="4.606cm">
          <text:p/>
        </draw:line>
        <draw:line draw:style-name="gr97" draw:layer="layout" svg:x1="16.774cm" svg:y1="4.682cm" svg:x2="16.928cm" svg:y2="4.682cm">
          <text:p/>
        </draw:line>
        <draw:line draw:style-name="gr97" draw:layer="layout" svg:x1="16.851cm" svg:y1="3.965cm" svg:x2="16.851cm" svg:y2="3.812cm">
          <text:p/>
        </draw:line>
        <draw:line draw:style-name="gr97" draw:layer="layout" svg:x1="16.774cm" svg:y1="3.889cm" svg:x2="16.928cm" svg:y2="3.889cm">
          <text:p/>
        </draw:line>
        <draw:line draw:style-name="gr97" draw:layer="layout" svg:x1="16.851cm" svg:y1="3.7cm" svg:x2="16.851cm" svg:y2="3.547cm">
          <text:p/>
        </draw:line>
        <draw:line draw:style-name="gr97" draw:layer="layout" svg:x1="16.774cm" svg:y1="3.623cm" svg:x2="16.928cm" svg:y2="3.623cm">
          <text:p/>
        </draw:line>
        <draw:line draw:style-name="gr97" draw:layer="layout" svg:x1="16.851cm" svg:y1="2.994cm" svg:x2="16.851cm" svg:y2="2.841cm">
          <text:p/>
        </draw:line>
        <draw:line draw:style-name="gr97" draw:layer="layout" svg:x1="16.774cm" svg:y1="2.918cm" svg:x2="16.928cm" svg:y2="2.918cm">
          <text:p/>
        </draw:line>
        <draw:line draw:style-name="gr97" draw:layer="layout" svg:x1="16.88cm" svg:y1="13.175cm" svg:x2="16.88cm" svg:y2="13.021cm">
          <text:p/>
        </draw:line>
        <draw:line draw:style-name="gr97" draw:layer="layout" svg:x1="16.803cm" svg:y1="13.098cm" svg:x2="16.957cm" svg:y2="13.098cm">
          <text:p/>
        </draw:line>
        <draw:line draw:style-name="gr97" draw:layer="layout" svg:x1="16.88cm" svg:y1="13.153cm" svg:x2="16.88cm" svg:y2="13cm">
          <text:p/>
        </draw:line>
        <draw:line draw:style-name="gr97" draw:layer="layout" svg:x1="16.803cm" svg:y1="13.076cm" svg:x2="16.957cm" svg:y2="13.076cm">
          <text:p/>
        </draw:line>
        <draw:line draw:style-name="gr97" draw:layer="layout" svg:x1="16.88cm" svg:y1="13.087cm" svg:x2="16.88cm" svg:y2="12.934cm">
          <text:p/>
        </draw:line>
        <draw:line draw:style-name="gr97" draw:layer="layout" svg:x1="16.803cm" svg:y1="13.01cm" svg:x2="16.957cm" svg:y2="13.01cm">
          <text:p/>
        </draw:line>
        <draw:line draw:style-name="gr97" draw:layer="layout" svg:x1="16.88cm" svg:y1="13.065cm" svg:x2="16.88cm" svg:y2="12.912cm">
          <text:p/>
        </draw:line>
        <draw:line draw:style-name="gr97" draw:layer="layout" svg:x1="16.803cm" svg:y1="12.989cm" svg:x2="16.957cm" svg:y2="12.989cm">
          <text:p/>
        </draw:line>
        <draw:line draw:style-name="gr97" draw:layer="layout" svg:x1="16.88cm" svg:y1="12.824cm" svg:x2="16.88cm" svg:y2="12.671cm">
          <text:p/>
        </draw:line>
        <draw:line draw:style-name="gr97" draw:layer="layout" svg:x1="16.803cm" svg:y1="12.748cm" svg:x2="16.957cm" svg:y2="12.748cm">
          <text:p/>
        </draw:line>
        <draw:line draw:style-name="gr97" draw:layer="layout" svg:x1="16.88cm" svg:y1="12.118cm" svg:x2="16.88cm" svg:y2="11.965cm">
          <text:p/>
        </draw:line>
        <draw:line draw:style-name="gr97" draw:layer="layout" svg:x1="16.803cm" svg:y1="12.042cm" svg:x2="16.957cm" svg:y2="12.042cm">
          <text:p/>
        </draw:line>
        <draw:line draw:style-name="gr97" draw:layer="layout" svg:x1="16.88cm" svg:y1="11.678cm" svg:x2="16.88cm" svg:y2="11.525cm">
          <text:p/>
        </draw:line>
        <draw:line draw:style-name="gr97" draw:layer="layout" svg:x1="16.803cm" svg:y1="11.601cm" svg:x2="16.957cm" svg:y2="11.601cm">
          <text:p/>
        </draw:line>
        <draw:line draw:style-name="gr97" draw:layer="layout" svg:x1="16.88cm" svg:y1="11.435cm" svg:x2="16.88cm" svg:y2="11.281cm">
          <text:p/>
        </draw:line>
        <draw:line draw:style-name="gr97" draw:layer="layout" svg:x1="16.803cm" svg:y1="11.358cm" svg:x2="16.957cm" svg:y2="11.358cm">
          <text:p/>
        </draw:line>
        <draw:line draw:style-name="gr97" draw:layer="layout" svg:x1="16.88cm" svg:y1="10.685cm" svg:x2="16.88cm" svg:y2="10.532cm">
          <text:p/>
        </draw:line>
        <draw:line draw:style-name="gr97" draw:layer="layout" svg:x1="16.803cm" svg:y1="10.608cm" svg:x2="16.957cm" svg:y2="10.608cm">
          <text:p/>
        </draw:line>
        <draw:line draw:style-name="gr97" draw:layer="layout" svg:x1="16.88cm" svg:y1="10.223cm" svg:x2="16.88cm" svg:y2="10.069cm">
          <text:p/>
        </draw:line>
        <draw:line draw:style-name="gr97" draw:layer="layout" svg:x1="16.803cm" svg:y1="10.146cm" svg:x2="16.957cm" svg:y2="10.146cm">
          <text:p/>
        </draw:line>
        <draw:line draw:style-name="gr97" draw:layer="layout" svg:x1="16.88cm" svg:y1="9.914cm" svg:x2="16.88cm" svg:y2="9.76cm">
          <text:p/>
        </draw:line>
        <draw:line draw:style-name="gr97" draw:layer="layout" svg:x1="16.803cm" svg:y1="9.837cm" svg:x2="16.957cm" svg:y2="9.837cm">
          <text:p/>
        </draw:line>
        <draw:line draw:style-name="gr97" draw:layer="layout" svg:x1="16.88cm" svg:y1="9.673cm" svg:x2="16.88cm" svg:y2="9.519cm">
          <text:p/>
        </draw:line>
        <draw:line draw:style-name="gr97" draw:layer="layout" svg:x1="16.803cm" svg:y1="9.596cm" svg:x2="16.957cm" svg:y2="9.596cm">
          <text:p/>
        </draw:line>
        <draw:line draw:style-name="gr97" draw:layer="layout" svg:x1="16.88cm" svg:y1="9.495cm" svg:x2="16.88cm" svg:y2="9.342cm">
          <text:p/>
        </draw:line>
        <draw:line draw:style-name="gr97" draw:layer="layout" svg:x1="16.803cm" svg:y1="9.418cm" svg:x2="16.957cm" svg:y2="9.418cm">
          <text:p/>
        </draw:line>
        <draw:line draw:style-name="gr97" draw:layer="layout" svg:x1="16.88cm" svg:y1="9.473cm" svg:x2="16.88cm" svg:y2="9.32cm">
          <text:p/>
        </draw:line>
        <draw:line draw:style-name="gr97" draw:layer="layout" svg:x1="16.803cm" svg:y1="9.396cm" svg:x2="16.957cm" svg:y2="9.396cm">
          <text:p/>
        </draw:line>
        <draw:line draw:style-name="gr97" draw:layer="layout" svg:x1="16.88cm" svg:y1="8.723cm" svg:x2="16.88cm" svg:y2="8.57cm">
          <text:p/>
        </draw:line>
        <draw:line draw:style-name="gr97" draw:layer="layout" svg:x1="16.803cm" svg:y1="8.647cm" svg:x2="16.957cm" svg:y2="8.647cm">
          <text:p/>
        </draw:line>
        <draw:line draw:style-name="gr97" draw:layer="layout" svg:x1="16.88cm" svg:y1="8.305cm" svg:x2="16.88cm" svg:y2="8.151cm">
          <text:p/>
        </draw:line>
        <draw:line draw:style-name="gr97" draw:layer="layout" svg:x1="16.803cm" svg:y1="8.228cm" svg:x2="16.957cm" svg:y2="8.228cm">
          <text:p/>
        </draw:line>
        <draw:line draw:style-name="gr97" draw:layer="layout" svg:x1="16.88cm" svg:y1="8.217cm" svg:x2="16.88cm" svg:y2="8.064cm">
          <text:p/>
        </draw:line>
        <draw:line draw:style-name="gr97" draw:layer="layout" svg:x1="16.803cm" svg:y1="8.141cm" svg:x2="16.957cm" svg:y2="8.141cm">
          <text:p/>
        </draw:line>
        <draw:line draw:style-name="gr97" draw:layer="layout" svg:x1="16.88cm" svg:y1="7.908cm" svg:x2="16.88cm" svg:y2="7.755cm">
          <text:p/>
        </draw:line>
        <draw:line draw:style-name="gr97" draw:layer="layout" svg:x1="16.803cm" svg:y1="7.831cm" svg:x2="16.957cm" svg:y2="7.831cm">
          <text:p/>
        </draw:line>
        <draw:line draw:style-name="gr97" draw:layer="layout" svg:x1="16.88cm" svg:y1="7.864cm" svg:x2="16.88cm" svg:y2="7.711cm">
          <text:p/>
        </draw:line>
        <draw:line draw:style-name="gr97" draw:layer="layout" svg:x1="16.803cm" svg:y1="7.788cm" svg:x2="16.957cm" svg:y2="7.788cm">
          <text:p/>
        </draw:line>
        <draw:line draw:style-name="gr97" draw:layer="layout" svg:x1="16.88cm" svg:y1="7.82cm" svg:x2="16.88cm" svg:y2="7.667cm">
          <text:p/>
        </draw:line>
        <draw:line draw:style-name="gr97" draw:layer="layout" svg:x1="16.803cm" svg:y1="7.744cm" svg:x2="16.957cm" svg:y2="7.744cm">
          <text:p/>
        </draw:line>
        <draw:line draw:style-name="gr97" draw:layer="layout" svg:x1="16.88cm" svg:y1="7.623cm" svg:x2="16.88cm" svg:y2="7.47cm">
          <text:p/>
        </draw:line>
        <draw:line draw:style-name="gr97" draw:layer="layout" svg:x1="16.803cm" svg:y1="7.547cm" svg:x2="16.957cm" svg:y2="7.547cm">
          <text:p/>
        </draw:line>
        <draw:line draw:style-name="gr97" draw:layer="layout" svg:x1="16.88cm" svg:y1="7.558cm" svg:x2="16.88cm" svg:y2="7.404cm">
          <text:p/>
        </draw:line>
        <draw:line draw:style-name="gr97" draw:layer="layout" svg:x1="16.803cm" svg:y1="7.481cm" svg:x2="16.957cm" svg:y2="7.481cm">
          <text:p/>
        </draw:line>
        <draw:line draw:style-name="gr97" draw:layer="layout" svg:x1="16.88cm" svg:y1="7.183cm" svg:x2="16.88cm" svg:y2="7.03cm">
          <text:p/>
        </draw:line>
        <draw:line draw:style-name="gr97" draw:layer="layout" svg:x1="16.803cm" svg:y1="7.106cm" svg:x2="16.957cm" svg:y2="7.106cm">
          <text:p/>
        </draw:line>
        <draw:line draw:style-name="gr97" draw:layer="layout" svg:x1="16.88cm" svg:y1="7.161cm" svg:x2="16.88cm" svg:y2="7.008cm">
          <text:p/>
        </draw:line>
        <draw:line draw:style-name="gr97" draw:layer="layout" svg:x1="16.803cm" svg:y1="7.084cm" svg:x2="16.957cm" svg:y2="7.084cm">
          <text:p/>
        </draw:line>
        <draw:line draw:style-name="gr97" draw:layer="layout" svg:x1="16.88cm" svg:y1="6.608cm" svg:x2="16.88cm" svg:y2="6.455cm">
          <text:p/>
        </draw:line>
        <draw:line draw:style-name="gr97" draw:layer="layout" svg:x1="16.803cm" svg:y1="6.532cm" svg:x2="16.957cm" svg:y2="6.532cm">
          <text:p/>
        </draw:line>
        <draw:line draw:style-name="gr97" draw:layer="layout" svg:x1="16.88cm" svg:y1="5.883cm" svg:x2="16.88cm" svg:y2="5.73cm">
          <text:p/>
        </draw:line>
        <draw:line draw:style-name="gr97" draw:layer="layout" svg:x1="16.803cm" svg:y1="5.807cm" svg:x2="16.957cm" svg:y2="5.807cm">
          <text:p/>
        </draw:line>
        <draw:line draw:style-name="gr97" draw:layer="layout" svg:x1="16.88cm" svg:y1="5.596cm" svg:x2="16.88cm" svg:y2="5.443cm">
          <text:p/>
        </draw:line>
        <draw:line draw:style-name="gr97" draw:layer="layout" svg:x1="16.803cm" svg:y1="5.519cm" svg:x2="16.957cm" svg:y2="5.519cm">
          <text:p/>
        </draw:line>
        <draw:line draw:style-name="gr97" draw:layer="layout" svg:x1="16.88cm" svg:y1="5.331cm" svg:x2="16.88cm" svg:y2="5.177cm">
          <text:p/>
        </draw:line>
        <draw:line draw:style-name="gr97" draw:layer="layout" svg:x1="16.803cm" svg:y1="5.254cm" svg:x2="16.957cm" svg:y2="5.254cm">
          <text:p/>
        </draw:line>
        <draw:line draw:style-name="gr97" draw:layer="layout" svg:x1="16.88cm" svg:y1="5.068cm" svg:x2="16.88cm" svg:y2="4.915cm">
          <text:p/>
        </draw:line>
        <draw:line draw:style-name="gr97" draw:layer="layout" svg:x1="16.803cm" svg:y1="4.991cm" svg:x2="16.957cm" svg:y2="4.991cm">
          <text:p/>
        </draw:line>
        <draw:line draw:style-name="gr97" draw:layer="layout" svg:x1="16.88cm" svg:y1="5.044cm" svg:x2="16.88cm" svg:y2="4.89cm">
          <text:p/>
        </draw:line>
        <draw:line draw:style-name="gr97" draw:layer="layout" svg:x1="16.803cm" svg:y1="4.967cm" svg:x2="16.957cm" svg:y2="4.967cm">
          <text:p/>
        </draw:line>
        <draw:line draw:style-name="gr97" draw:layer="layout" svg:x1="16.88cm" svg:y1="4.912cm" svg:x2="16.88cm" svg:y2="4.759cm">
          <text:p/>
        </draw:line>
        <draw:line draw:style-name="gr97" draw:layer="layout" svg:x1="16.803cm" svg:y1="4.836cm" svg:x2="16.957cm" svg:y2="4.836cm">
          <text:p/>
        </draw:line>
        <draw:line draw:style-name="gr97" draw:layer="layout" svg:x1="16.88cm" svg:y1="4.825cm" svg:x2="16.88cm" svg:y2="4.671cm">
          <text:p/>
        </draw:line>
        <draw:line draw:style-name="gr97" draw:layer="layout" svg:x1="16.803cm" svg:y1="4.748cm" svg:x2="16.957cm" svg:y2="4.748cm">
          <text:p/>
        </draw:line>
        <draw:line draw:style-name="gr97" draw:layer="layout" svg:x1="16.88cm" svg:y1="4.759cm" svg:x2="16.88cm" svg:y2="4.606cm">
          <text:p/>
        </draw:line>
        <draw:line draw:style-name="gr97" draw:layer="layout" svg:x1="16.803cm" svg:y1="4.682cm" svg:x2="16.957cm" svg:y2="4.682cm">
          <text:p/>
        </draw:line>
        <draw:line draw:style-name="gr97" draw:layer="layout" svg:x1="16.88cm" svg:y1="4.715cm" svg:x2="16.88cm" svg:y2="4.562cm">
          <text:p/>
        </draw:line>
        <draw:line draw:style-name="gr97" draw:layer="layout" svg:x1="16.803cm" svg:y1="4.638cm" svg:x2="16.957cm" svg:y2="4.638cm">
          <text:p/>
        </draw:line>
        <draw:line draw:style-name="gr97" draw:layer="layout" svg:x1="16.88cm" svg:y1="4.34cm" svg:x2="16.88cm" svg:y2="4.187cm">
          <text:p/>
        </draw:line>
        <draw:line draw:style-name="gr97" draw:layer="layout" svg:x1="16.803cm" svg:y1="4.264cm" svg:x2="16.957cm" svg:y2="4.264cm">
          <text:p/>
        </draw:line>
        <draw:line draw:style-name="gr97" draw:layer="layout" svg:x1="16.88cm" svg:y1="4.275cm" svg:x2="16.88cm" svg:y2="4.121cm">
          <text:p/>
        </draw:line>
        <draw:line draw:style-name="gr97" draw:layer="layout" svg:x1="16.803cm" svg:y1="4.198cm" svg:x2="16.957cm" svg:y2="4.198cm">
          <text:p/>
        </draw:line>
        <draw:line draw:style-name="gr97" draw:layer="layout" svg:x1="16.88cm" svg:y1="3.944cm" svg:x2="16.88cm" svg:y2="3.79cm">
          <text:p/>
        </draw:line>
        <draw:line draw:style-name="gr97" draw:layer="layout" svg:x1="16.803cm" svg:y1="3.867cm" svg:x2="16.957cm" svg:y2="3.867cm">
          <text:p/>
        </draw:line>
        <draw:line draw:style-name="gr97" draw:layer="layout" svg:x1="16.88cm" svg:y1="3.922cm" svg:x2="16.88cm" svg:y2="3.768cm">
          <text:p/>
        </draw:line>
        <draw:line draw:style-name="gr97" draw:layer="layout" svg:x1="16.803cm" svg:y1="3.845cm" svg:x2="16.957cm" svg:y2="3.845cm">
          <text:p/>
        </draw:line>
        <draw:line draw:style-name="gr97" draw:layer="layout" svg:x1="16.88cm" svg:y1="3.9cm" svg:x2="16.88cm" svg:y2="3.746cm">
          <text:p/>
        </draw:line>
        <draw:line draw:style-name="gr97" draw:layer="layout" svg:x1="16.803cm" svg:y1="3.823cm" svg:x2="16.957cm" svg:y2="3.823cm">
          <text:p/>
        </draw:line>
        <draw:line draw:style-name="gr97" draw:layer="layout" svg:x1="16.88cm" svg:y1="2.951cm" svg:x2="16.88cm" svg:y2="2.797cm">
          <text:p/>
        </draw:line>
        <draw:line draw:style-name="gr97" draw:layer="layout" svg:x1="16.803cm" svg:y1="2.874cm" svg:x2="16.957cm" svg:y2="2.874cm">
          <text:p/>
        </draw:line>
        <draw:line draw:style-name="gr97" draw:layer="layout" svg:x1="16.88cm" svg:y1="2.907cm" svg:x2="16.88cm" svg:y2="2.753cm">
          <text:p/>
        </draw:line>
        <draw:line draw:style-name="gr97" draw:layer="layout" svg:x1="16.803cm" svg:y1="2.83cm" svg:x2="16.957cm" svg:y2="2.83cm">
          <text:p/>
        </draw:line>
        <draw:line draw:style-name="gr97" draw:layer="layout" svg:x1="16.912cm" svg:y1="13.221cm" svg:x2="16.912cm" svg:y2="13.068cm">
          <text:p/>
        </draw:line>
        <draw:line draw:style-name="gr97" draw:layer="layout" svg:x1="16.835cm" svg:y1="13.144cm" svg:x2="16.988cm" svg:y2="13.144cm">
          <text:p/>
        </draw:line>
        <draw:line draw:style-name="gr97" draw:layer="layout" svg:x1="16.912cm" svg:y1="13.043cm" svg:x2="16.912cm" svg:y2="12.89cm">
          <text:p/>
        </draw:line>
        <draw:line draw:style-name="gr97" draw:layer="layout" svg:x1="16.835cm" svg:y1="12.967cm" svg:x2="16.988cm" svg:y2="12.967cm">
          <text:p/>
        </draw:line>
        <draw:line draw:style-name="gr97" draw:layer="layout" svg:x1="16.912cm" svg:y1="12.824cm" svg:x2="16.912cm" svg:y2="12.671cm">
          <text:p/>
        </draw:line>
        <draw:line draw:style-name="gr97" draw:layer="layout" svg:x1="16.835cm" svg:y1="12.748cm" svg:x2="16.988cm" svg:y2="12.748cm">
          <text:p/>
        </draw:line>
        <draw:line draw:style-name="gr97" draw:layer="layout" svg:x1="16.912cm" svg:y1="12.493cm" svg:x2="16.912cm" svg:y2="12.34cm">
          <text:p/>
        </draw:line>
        <draw:line draw:style-name="gr97" draw:layer="layout" svg:x1="16.835cm" svg:y1="12.417cm" svg:x2="16.988cm" svg:y2="12.417cm">
          <text:p/>
        </draw:line>
        <draw:line draw:style-name="gr97" draw:layer="layout" svg:x1="16.912cm" svg:y1="12.428cm" svg:x2="16.912cm" svg:y2="12.274cm">
          <text:p/>
        </draw:line>
        <draw:line draw:style-name="gr97" draw:layer="layout" svg:x1="16.835cm" svg:y1="12.351cm" svg:x2="16.988cm" svg:y2="12.351cm">
          <text:p/>
        </draw:line>
        <draw:line draw:style-name="gr97" draw:layer="layout" svg:x1="16.912cm" svg:y1="12.097cm" svg:x2="16.912cm" svg:y2="11.943cm">
          <text:p/>
        </draw:line>
        <draw:line draw:style-name="gr97" draw:layer="layout" svg:x1="16.835cm" svg:y1="12.02cm" svg:x2="16.988cm" svg:y2="12.02cm">
          <text:p/>
        </draw:line>
        <draw:line draw:style-name="gr97" draw:layer="layout" svg:x1="16.912cm" svg:y1="11.941cm" svg:x2="16.912cm" svg:y2="11.787cm">
          <text:p/>
        </draw:line>
        <draw:line draw:style-name="gr97" draw:layer="layout" svg:x1="16.835cm" svg:y1="11.864cm" svg:x2="16.988cm" svg:y2="11.864cm">
          <text:p/>
        </draw:line>
        <draw:line draw:style-name="gr97" draw:layer="layout" svg:x1="16.912cm" svg:y1="11.875cm" svg:x2="16.912cm" svg:y2="11.722cm">
          <text:p/>
        </draw:line>
        <draw:line draw:style-name="gr97" draw:layer="layout" svg:x1="16.835cm" svg:y1="11.798cm" svg:x2="16.988cm" svg:y2="11.798cm">
          <text:p/>
        </draw:line>
        <draw:line draw:style-name="gr97" draw:layer="layout" svg:x1="16.912cm" svg:y1="11.347cm" svg:x2="16.912cm" svg:y2="11.194cm">
          <text:p/>
        </draw:line>
        <draw:line draw:style-name="gr97" draw:layer="layout" svg:x1="16.835cm" svg:y1="11.27cm" svg:x2="16.988cm" svg:y2="11.27cm">
          <text:p/>
        </draw:line>
        <draw:line draw:style-name="gr97" draw:layer="layout" svg:x1="16.912cm" svg:y1="11.216cm" svg:x2="16.912cm" svg:y2="11.062cm">
          <text:p/>
        </draw:line>
        <draw:line draw:style-name="gr97" draw:layer="layout" svg:x1="16.835cm" svg:y1="11.139cm" svg:x2="16.988cm" svg:y2="11.139cm">
          <text:p/>
        </draw:line>
        <draw:line draw:style-name="gr97" draw:layer="layout" svg:x1="16.912cm" svg:y1="11.194cm" svg:x2="16.912cm" svg:y2="11.04cm">
          <text:p/>
        </draw:line>
        <draw:line draw:style-name="gr97" draw:layer="layout" svg:x1="16.835cm" svg:y1="11.117cm" svg:x2="16.988cm" svg:y2="11.117cm">
          <text:p/>
        </draw:line>
        <draw:line draw:style-name="gr97" draw:layer="layout" svg:x1="16.912cm" svg:y1="10.928cm" svg:x2="16.912cm" svg:y2="10.775cm">
          <text:p/>
        </draw:line>
        <draw:line draw:style-name="gr97" draw:layer="layout" svg:x1="16.835cm" svg:y1="10.852cm" svg:x2="16.988cm" svg:y2="10.852cm">
          <text:p/>
        </draw:line>
        <draw:line draw:style-name="gr97" draw:layer="layout" svg:x1="16.912cm" svg:y1="10.751cm" svg:x2="16.912cm" svg:y2="10.597cm">
          <text:p/>
        </draw:line>
        <draw:line draw:style-name="gr97" draw:layer="layout" svg:x1="16.835cm" svg:y1="10.674cm" svg:x2="16.988cm" svg:y2="10.674cm">
          <text:p/>
        </draw:line>
        <draw:line draw:style-name="gr97" draw:layer="layout" svg:x1="16.912cm" svg:y1="10.179cm" svg:x2="16.912cm" svg:y2="10.025cm">
          <text:p/>
        </draw:line>
        <draw:line draw:style-name="gr97" draw:layer="layout" svg:x1="16.835cm" svg:y1="10.102cm" svg:x2="16.988cm" svg:y2="10.102cm">
          <text:p/>
        </draw:line>
        <draw:line draw:style-name="gr97" draw:layer="layout" svg:x1="16.912cm" svg:y1="10.157cm" svg:x2="16.912cm" svg:y2="10.004cm">
          <text:p/>
        </draw:line>
        <draw:line draw:style-name="gr97" draw:layer="layout" svg:x1="16.835cm" svg:y1="10.08cm" svg:x2="16.988cm" svg:y2="10.08cm">
          <text:p/>
        </draw:line>
        <draw:line draw:style-name="gr97" draw:layer="layout" svg:x1="16.912cm" svg:y1="10.113cm" svg:x2="16.912cm" svg:y2="9.96cm">
          <text:p/>
        </draw:line>
        <draw:line draw:style-name="gr97" draw:layer="layout" svg:x1="16.835cm" svg:y1="10.036cm" svg:x2="16.988cm" svg:y2="10.036cm">
          <text:p/>
        </draw:line>
        <draw:line draw:style-name="gr97" draw:layer="layout" svg:x1="16.912cm" svg:y1="10.091cm" svg:x2="16.912cm" svg:y2="9.938cm">
          <text:p/>
        </draw:line>
        <draw:line draw:style-name="gr97" draw:layer="layout" svg:x1="16.835cm" svg:y1="10.015cm" svg:x2="16.988cm" svg:y2="10.015cm">
          <text:p/>
        </draw:line>
        <draw:line draw:style-name="gr97" draw:layer="layout" svg:x1="16.912cm" svg:y1="9.782cm" svg:x2="16.912cm" svg:y2="9.629cm">
          <text:p/>
        </draw:line>
        <draw:line draw:style-name="gr97" draw:layer="layout" svg:x1="16.835cm" svg:y1="9.705cm" svg:x2="16.988cm" svg:y2="9.705cm">
          <text:p/>
        </draw:line>
        <draw:line draw:style-name="gr97" draw:layer="layout" svg:x1="16.912cm" svg:y1="9.363cm" svg:x2="16.912cm" svg:y2="9.21cm">
          <text:p/>
        </draw:line>
        <draw:line draw:style-name="gr97" draw:layer="layout" svg:x1="16.835cm" svg:y1="9.287cm" svg:x2="16.988cm" svg:y2="9.287cm">
          <text:p/>
        </draw:line>
        <draw:line draw:style-name="gr97" draw:layer="layout" svg:x1="16.912cm" svg:y1="9.21cm" svg:x2="16.912cm" svg:y2="9.057cm">
          <text:p/>
        </draw:line>
        <draw:line draw:style-name="gr97" draw:layer="layout" svg:x1="16.835cm" svg:y1="9.133cm" svg:x2="16.988cm" svg:y2="9.133cm">
          <text:p/>
        </draw:line>
        <draw:line draw:style-name="gr97" draw:layer="layout" svg:x1="16.912cm" svg:y1="8.989cm" svg:x2="16.912cm" svg:y2="8.835cm">
          <text:p/>
        </draw:line>
        <draw:line draw:style-name="gr97" draw:layer="layout" svg:x1="16.835cm" svg:y1="8.912cm" svg:x2="16.988cm" svg:y2="8.912cm">
          <text:p/>
        </draw:line>
        <draw:line draw:style-name="gr97" draw:layer="layout" svg:x1="16.912cm" svg:y1="8.813cm" svg:x2="16.912cm" svg:y2="8.66cm">
          <text:p/>
        </draw:line>
        <draw:line draw:style-name="gr97" draw:layer="layout" svg:x1="16.835cm" svg:y1="8.737cm" svg:x2="16.988cm" svg:y2="8.737cm">
          <text:p/>
        </draw:line>
        <draw:line draw:style-name="gr97" draw:layer="layout" svg:x1="16.912cm" svg:y1="8.592cm" svg:x2="16.912cm" svg:y2="8.439cm">
          <text:p/>
        </draw:line>
        <draw:line draw:style-name="gr97" draw:layer="layout" svg:x1="16.835cm" svg:y1="8.515cm" svg:x2="16.988cm" svg:y2="8.515cm">
          <text:p/>
        </draw:line>
        <draw:line draw:style-name="gr97" draw:layer="layout" svg:x1="16.912cm" svg:y1="8.482cm" svg:x2="16.912cm" svg:y2="8.329cm">
          <text:p/>
        </draw:line>
        <draw:line draw:style-name="gr97" draw:layer="layout" svg:x1="16.835cm" svg:y1="8.406cm" svg:x2="16.988cm" svg:y2="8.406cm">
          <text:p/>
        </draw:line>
        <draw:line draw:style-name="gr97" draw:layer="layout" svg:x1="16.912cm" svg:y1="7.711cm" svg:x2="16.912cm" svg:y2="7.558cm">
          <text:p/>
        </draw:line>
        <draw:line draw:style-name="gr97" draw:layer="layout" svg:x1="16.835cm" svg:y1="7.634cm" svg:x2="16.988cm" svg:y2="7.634cm">
          <text:p/>
        </draw:line>
        <draw:line draw:style-name="gr97" draw:layer="layout" svg:x1="16.912cm" svg:y1="7.424cm" svg:x2="16.912cm" svg:y2="7.27cm">
          <text:p/>
        </draw:line>
        <draw:line draw:style-name="gr97" draw:layer="layout" svg:x1="16.835cm" svg:y1="7.347cm" svg:x2="16.988cm" svg:y2="7.347cm">
          <text:p/>
        </draw:line>
        <draw:line draw:style-name="gr97" draw:layer="layout" svg:x1="16.912cm" svg:y1="7.358cm" svg:x2="16.912cm" svg:y2="7.205cm">
          <text:p/>
        </draw:line>
        <draw:line draw:style-name="gr97" draw:layer="layout" svg:x1="16.835cm" svg:y1="7.281cm" svg:x2="16.988cm" svg:y2="7.281cm">
          <text:p/>
        </draw:line>
        <draw:line draw:style-name="gr97" draw:layer="layout" svg:x1="16.912cm" svg:y1="7.249cm" svg:x2="16.912cm" svg:y2="7.095cm">
          <text:p/>
        </draw:line>
        <draw:line draw:style-name="gr97" draw:layer="layout" svg:x1="16.835cm" svg:y1="7.172cm" svg:x2="16.988cm" svg:y2="7.172cm">
          <text:p/>
        </draw:line>
        <draw:line draw:style-name="gr97" draw:layer="layout" svg:x1="16.912cm" svg:y1="7.227cm" svg:x2="16.912cm" svg:y2="7.073cm">
          <text:p/>
        </draw:line>
        <draw:line draw:style-name="gr97" draw:layer="layout" svg:x1="16.835cm" svg:y1="7.15cm" svg:x2="16.988cm" svg:y2="7.15cm">
          <text:p/>
        </draw:line>
        <draw:line draw:style-name="gr97" draw:layer="layout" svg:x1="16.912cm" svg:y1="7.205cm" svg:x2="16.912cm" svg:y2="7.051cm">
          <text:p/>
        </draw:line>
        <draw:line draw:style-name="gr97" draw:layer="layout" svg:x1="16.835cm" svg:y1="7.128cm" svg:x2="16.988cm" svg:y2="7.128cm">
          <text:p/>
        </draw:line>
        <draw:line draw:style-name="gr97" draw:layer="layout" svg:x1="16.912cm" svg:y1="7.071cm" svg:x2="16.912cm" svg:y2="6.918cm">
          <text:p/>
        </draw:line>
        <draw:line draw:style-name="gr97" draw:layer="layout" svg:x1="16.835cm" svg:y1="6.994cm" svg:x2="16.988cm" svg:y2="6.994cm">
          <text:p/>
        </draw:line>
        <draw:line draw:style-name="gr97" draw:layer="layout" svg:x1="16.912cm" svg:y1="6.852cm" svg:x2="16.912cm" svg:y2="6.699cm">
          <text:p/>
        </draw:line>
        <draw:line draw:style-name="gr97" draw:layer="layout" svg:x1="16.835cm" svg:y1="6.775cm" svg:x2="16.988cm" svg:y2="6.775cm">
          <text:p/>
        </draw:line>
        <draw:line draw:style-name="gr97" draw:layer="layout" svg:x1="16.912cm" svg:y1="6.808cm" svg:x2="16.912cm" svg:y2="6.655cm">
          <text:p/>
        </draw:line>
        <draw:line draw:style-name="gr97" draw:layer="layout" svg:x1="16.835cm" svg:y1="6.731cm" svg:x2="16.988cm" svg:y2="6.731cm">
          <text:p/>
        </draw:line>
        <draw:line draw:style-name="gr97" draw:layer="layout" svg:x1="16.912cm" svg:y1="6.742cm" svg:x2="16.912cm" svg:y2="6.589cm">
          <text:p/>
        </draw:line>
        <draw:line draw:style-name="gr97" draw:layer="layout" svg:x1="16.835cm" svg:y1="6.666cm" svg:x2="16.988cm" svg:y2="6.666cm">
          <text:p/>
        </draw:line>
        <draw:line draw:style-name="gr97" draw:layer="layout" svg:x1="16.912cm" svg:y1="6.587cm" svg:x2="16.912cm" svg:y2="6.433cm">
          <text:p/>
        </draw:line>
        <draw:line draw:style-name="gr97" draw:layer="layout" svg:x1="16.835cm" svg:y1="6.51cm" svg:x2="16.988cm" svg:y2="6.51cm">
          <text:p/>
        </draw:line>
        <draw:line draw:style-name="gr97" draw:layer="layout" svg:x1="16.912cm" svg:y1="6.368cm" svg:x2="16.912cm" svg:y2="6.214cm">
          <text:p/>
        </draw:line>
        <draw:line draw:style-name="gr97" draw:layer="layout" svg:x1="16.835cm" svg:y1="6.291cm" svg:x2="16.988cm" svg:y2="6.291cm">
          <text:p/>
        </draw:line>
        <draw:line draw:style-name="gr97" draw:layer="layout" svg:x1="16.912cm" svg:y1="6.324cm" svg:x2="16.912cm" svg:y2="6.17cm">
          <text:p/>
        </draw:line>
        <draw:line draw:style-name="gr97" draw:layer="layout" svg:x1="16.835cm" svg:y1="6.247cm" svg:x2="16.988cm" svg:y2="6.247cm">
          <text:p/>
        </draw:line>
        <draw:line draw:style-name="gr97" draw:layer="layout" svg:x1="16.912cm" svg:y1="6.28cm" svg:x2="16.912cm" svg:y2="6.127cm">
          <text:p/>
        </draw:line>
        <draw:line draw:style-name="gr97" draw:layer="layout" svg:x1="16.835cm" svg:y1="6.203cm" svg:x2="16.988cm" svg:y2="6.203cm">
          <text:p/>
        </draw:line>
        <draw:line draw:style-name="gr97" draw:layer="layout" svg:x1="16.912cm" svg:y1="6.19cm" svg:x2="16.912cm" svg:y2="6.037cm">
          <text:p/>
        </draw:line>
        <draw:line draw:style-name="gr97" draw:layer="layout" svg:x1="16.835cm" svg:y1="6.113cm" svg:x2="16.988cm" svg:y2="6.113cm">
          <text:p/>
        </draw:line>
        <draw:line draw:style-name="gr97" draw:layer="layout" svg:x1="16.912cm" svg:y1="6.168cm" svg:x2="16.912cm" svg:y2="6.015cm">
          <text:p/>
        </draw:line>
        <draw:line draw:style-name="gr97" draw:layer="layout" svg:x1="16.835cm" svg:y1="6.091cm" svg:x2="16.988cm" svg:y2="6.091cm">
          <text:p/>
        </draw:line>
        <draw:line draw:style-name="gr97" draw:layer="layout" svg:x1="16.912cm" svg:y1="5.749cm" svg:x2="16.912cm" svg:y2="5.596cm">
          <text:p/>
        </draw:line>
        <draw:line draw:style-name="gr97" draw:layer="layout" svg:x1="16.835cm" svg:y1="5.673cm" svg:x2="16.988cm" svg:y2="5.673cm">
          <text:p/>
        </draw:line>
        <draw:line draw:style-name="gr97" draw:layer="layout" svg:x1="16.912cm" svg:y1="5.552cm" svg:x2="16.912cm" svg:y2="5.399cm">
          <text:p/>
        </draw:line>
        <draw:line draw:style-name="gr97" draw:layer="layout" svg:x1="16.835cm" svg:y1="5.476cm" svg:x2="16.988cm" svg:y2="5.476cm">
          <text:p/>
        </draw:line>
        <draw:line draw:style-name="gr97" draw:layer="layout" svg:x1="16.912cm" svg:y1="5.487cm" svg:x2="16.912cm" svg:y2="5.333cm">
          <text:p/>
        </draw:line>
        <draw:line draw:style-name="gr97" draw:layer="layout" svg:x1="16.835cm" svg:y1="5.41cm" svg:x2="16.988cm" svg:y2="5.41cm">
          <text:p/>
        </draw:line>
        <draw:line draw:style-name="gr97" draw:layer="layout" svg:x1="16.912cm" svg:y1="5.221cm" svg:x2="16.912cm" svg:y2="5.068cm">
          <text:p/>
        </draw:line>
        <draw:line draw:style-name="gr97" draw:layer="layout" svg:x1="16.835cm" svg:y1="5.145cm" svg:x2="16.988cm" svg:y2="5.145cm">
          <text:p/>
        </draw:line>
        <draw:line draw:style-name="gr97" draw:layer="layout" svg:x1="16.912cm" svg:y1="5.156cm" svg:x2="16.912cm" svg:y2="5.002cm">
          <text:p/>
        </draw:line>
        <draw:line draw:style-name="gr97" draw:layer="layout" svg:x1="16.835cm" svg:y1="5.079cm" svg:x2="16.988cm" svg:y2="5.079cm">
          <text:p/>
        </draw:line>
        <draw:line draw:style-name="gr97" draw:layer="layout" svg:x1="16.912cm" svg:y1="4.428cm" svg:x2="16.912cm" svg:y2="4.275cm">
          <text:p/>
        </draw:line>
        <draw:line draw:style-name="gr97" draw:layer="layout" svg:x1="16.835cm" svg:y1="4.351cm" svg:x2="16.988cm" svg:y2="4.351cm">
          <text:p/>
        </draw:line>
        <draw:line draw:style-name="gr97" draw:layer="layout" svg:x1="16.912cm" svg:y1="4.184cm" svg:x2="16.912cm" svg:y2="4.031cm">
          <text:p/>
        </draw:line>
        <draw:line draw:style-name="gr97" draw:layer="layout" svg:x1="16.835cm" svg:y1="4.108cm" svg:x2="16.988cm" svg:y2="4.108cm">
          <text:p/>
        </draw:line>
        <draw:line draw:style-name="gr97" draw:layer="layout" svg:x1="16.912cm" svg:y1="3.7cm" svg:x2="16.912cm" svg:y2="3.547cm">
          <text:p/>
        </draw:line>
        <draw:line draw:style-name="gr97" draw:layer="layout" svg:x1="16.835cm" svg:y1="3.623cm" svg:x2="16.988cm" svg:y2="3.623cm">
          <text:p/>
        </draw:line>
        <draw:line draw:style-name="gr97" draw:layer="layout" svg:x1="16.912cm" svg:y1="3.547cm" svg:x2="16.912cm" svg:y2="3.394cm">
          <text:p/>
        </draw:line>
        <draw:line draw:style-name="gr97" draw:layer="layout" svg:x1="16.835cm" svg:y1="3.47cm" svg:x2="16.988cm" svg:y2="3.47cm">
          <text:p/>
        </draw:line>
        <draw:line draw:style-name="gr97" draw:layer="layout" svg:x1="16.912cm" svg:y1="3.15cm" svg:x2="16.912cm" svg:y2="2.997cm">
          <text:p/>
        </draw:line>
        <draw:line draw:style-name="gr97" draw:layer="layout" svg:x1="16.835cm" svg:y1="3.073cm" svg:x2="16.988cm" svg:y2="3.073cm">
          <text:p/>
        </draw:line>
        <draw:line draw:style-name="gr97" draw:layer="layout" svg:x1="16.912cm" svg:y1="2.994cm" svg:x2="16.912cm" svg:y2="2.841cm">
          <text:p/>
        </draw:line>
        <draw:line draw:style-name="gr97" draw:layer="layout" svg:x1="16.835cm" svg:y1="2.918cm" svg:x2="16.988cm" svg:y2="2.918cm">
          <text:p/>
        </draw:line>
        <draw:line draw:style-name="gr97" draw:layer="layout" svg:x1="16.941cm" svg:y1="13.352cm" svg:x2="16.941cm" svg:y2="13.199cm">
          <text:p/>
        </draw:line>
        <draw:line draw:style-name="gr97" draw:layer="layout" svg:x1="16.864cm" svg:y1="13.276cm" svg:x2="17.018cm" svg:y2="13.276cm">
          <text:p/>
        </draw:line>
        <draw:line draw:style-name="gr97" draw:layer="layout" svg:x1="16.941cm" svg:y1="13.087cm" svg:x2="16.941cm" svg:y2="12.934cm">
          <text:p/>
        </draw:line>
        <draw:line draw:style-name="gr97" draw:layer="layout" svg:x1="16.864cm" svg:y1="13.01cm" svg:x2="17.018cm" svg:y2="13.01cm">
          <text:p/>
        </draw:line>
        <draw:line draw:style-name="gr97" draw:layer="layout" svg:x1="16.941cm" svg:y1="12.712cm" svg:x2="16.941cm" svg:y2="12.559cm">
          <text:p/>
        </draw:line>
        <draw:line draw:style-name="gr97" draw:layer="layout" svg:x1="16.864cm" svg:y1="12.636cm" svg:x2="17.018cm" svg:y2="12.636cm">
          <text:p/>
        </draw:line>
        <draw:line draw:style-name="gr97" draw:layer="layout" svg:x1="16.941cm" svg:y1="12.359cm" svg:x2="16.941cm" svg:y2="12.206cm">
          <text:p/>
        </draw:line>
        <draw:line draw:style-name="gr97" draw:layer="layout" svg:x1="16.864cm" svg:y1="12.283cm" svg:x2="17.018cm" svg:y2="12.283cm">
          <text:p/>
        </draw:line>
        <draw:line draw:style-name="gr97" draw:layer="layout" svg:x1="16.941cm" svg:y1="12.25cm" svg:x2="16.941cm" svg:y2="12.097cm">
          <text:p/>
        </draw:line>
        <draw:line draw:style-name="gr97" draw:layer="layout" svg:x1="16.864cm" svg:y1="12.173cm" svg:x2="17.018cm" svg:y2="12.173cm">
          <text:p/>
        </draw:line>
        <draw:line draw:style-name="gr97" draw:layer="layout" svg:x1="16.941cm" svg:y1="11.897cm" svg:x2="16.941cm" svg:y2="11.744cm">
          <text:p/>
        </draw:line>
        <draw:line draw:style-name="gr97" draw:layer="layout" svg:x1="16.864cm" svg:y1="11.82cm" svg:x2="17.018cm" svg:y2="11.82cm">
          <text:p/>
        </draw:line>
        <draw:line draw:style-name="gr97" draw:layer="layout" svg:x1="16.941cm" svg:y1="11.566cm" svg:x2="16.941cm" svg:y2="11.413cm">
          <text:p/>
        </draw:line>
        <draw:line draw:style-name="gr97" draw:layer="layout" svg:x1="16.864cm" svg:y1="11.489cm" svg:x2="17.018cm" svg:y2="11.489cm">
          <text:p/>
        </draw:line>
        <draw:line draw:style-name="gr97" draw:layer="layout" svg:x1="16.941cm" svg:y1="11.147cm" svg:x2="16.941cm" svg:y2="10.994cm">
          <text:p/>
        </draw:line>
        <draw:line draw:style-name="gr97" draw:layer="layout" svg:x1="16.864cm" svg:y1="11.071cm" svg:x2="17.018cm" svg:y2="11.071cm">
          <text:p/>
        </draw:line>
        <draw:line draw:style-name="gr97" draw:layer="layout" svg:x1="16.941cm" svg:y1="10.863cm" svg:x2="16.941cm" svg:y2="10.709cm">
          <text:p/>
        </draw:line>
        <draw:line draw:style-name="gr97" draw:layer="layout" svg:x1="16.864cm" svg:y1="10.786cm" svg:x2="17.018cm" svg:y2="10.786cm">
          <text:p/>
        </draw:line>
        <draw:line draw:style-name="gr97" draw:layer="layout" svg:x1="16.941cm" svg:y1="10.841cm" svg:x2="16.941cm" svg:y2="10.687cm">
          <text:p/>
        </draw:line>
        <draw:line draw:style-name="gr97" draw:layer="layout" svg:x1="16.864cm" svg:y1="10.764cm" svg:x2="17.018cm" svg:y2="10.764cm">
          <text:p/>
        </draw:line>
        <draw:line draw:style-name="gr97" draw:layer="layout" svg:x1="16.941cm" svg:y1="10.751cm" svg:x2="16.941cm" svg:y2="10.597cm">
          <text:p/>
        </draw:line>
        <draw:line draw:style-name="gr97" draw:layer="layout" svg:x1="16.864cm" svg:y1="10.674cm" svg:x2="17.018cm" svg:y2="10.674cm">
          <text:p/>
        </draw:line>
        <draw:line draw:style-name="gr97" draw:layer="layout" svg:x1="16.941cm" svg:y1="10.597cm" svg:x2="16.941cm" svg:y2="10.444cm">
          <text:p/>
        </draw:line>
        <draw:line draw:style-name="gr97" draw:layer="layout" svg:x1="16.864cm" svg:y1="10.521cm" svg:x2="17.018cm" svg:y2="10.521cm">
          <text:p/>
        </draw:line>
        <draw:line draw:style-name="gr97" draw:layer="layout" svg:x1="16.941cm" svg:y1="9.451cm" svg:x2="16.941cm" svg:y2="9.298cm">
          <text:p/>
        </draw:line>
        <draw:line draw:style-name="gr97" draw:layer="layout" svg:x1="16.864cm" svg:y1="9.374cm" svg:x2="17.018cm" svg:y2="9.374cm">
          <text:p/>
        </draw:line>
        <draw:line draw:style-name="gr97" draw:layer="layout" svg:x1="16.941cm" svg:y1="8.68cm" svg:x2="16.941cm" svg:y2="8.526cm">
          <text:p/>
        </draw:line>
        <draw:line draw:style-name="gr97" draw:layer="layout" svg:x1="16.864cm" svg:y1="8.603cm" svg:x2="17.018cm" svg:y2="8.603cm">
          <text:p/>
        </draw:line>
        <draw:line draw:style-name="gr97" draw:layer="layout" svg:x1="16.941cm" svg:y1="8.592cm" svg:x2="16.941cm" svg:y2="8.439cm">
          <text:p/>
        </draw:line>
        <draw:line draw:style-name="gr97" draw:layer="layout" svg:x1="16.864cm" svg:y1="8.515cm" svg:x2="17.018cm" svg:y2="8.515cm">
          <text:p/>
        </draw:line>
        <draw:line draw:style-name="gr97" draw:layer="layout" svg:x1="16.941cm" svg:y1="8.217cm" svg:x2="16.941cm" svg:y2="8.064cm">
          <text:p/>
        </draw:line>
        <draw:line draw:style-name="gr97" draw:layer="layout" svg:x1="16.864cm" svg:y1="8.141cm" svg:x2="17.018cm" svg:y2="8.141cm">
          <text:p/>
        </draw:line>
        <draw:line draw:style-name="gr97" draw:layer="layout" svg:x1="16.941cm" svg:y1="8.108cm" svg:x2="16.941cm" svg:y2="7.954cm">
          <text:p/>
        </draw:line>
        <draw:line draw:style-name="gr97" draw:layer="layout" svg:x1="16.864cm" svg:y1="8.031cm" svg:x2="17.018cm" svg:y2="8.031cm">
          <text:p/>
        </draw:line>
        <draw:line draw:style-name="gr97" draw:layer="layout" svg:x1="16.941cm" svg:y1="8.064cm" svg:x2="16.941cm" svg:y2="7.911cm">
          <text:p/>
        </draw:line>
        <draw:line draw:style-name="gr97" draw:layer="layout" svg:x1="16.864cm" svg:y1="7.987cm" svg:x2="17.018cm" svg:y2="7.987cm">
          <text:p/>
        </draw:line>
        <draw:line draw:style-name="gr97" draw:layer="layout" svg:x1="16.941cm" svg:y1="7.358cm" svg:x2="16.941cm" svg:y2="7.205cm">
          <text:p/>
        </draw:line>
        <draw:line draw:style-name="gr97" draw:layer="layout" svg:x1="16.864cm" svg:y1="7.281cm" svg:x2="17.018cm" svg:y2="7.281cm">
          <text:p/>
        </draw:line>
        <draw:line draw:style-name="gr97" draw:layer="layout" svg:x1="16.941cm" svg:y1="7.27cm" svg:x2="16.941cm" svg:y2="7.117cm">
          <text:p/>
        </draw:line>
        <draw:line draw:style-name="gr97" draw:layer="layout" svg:x1="16.864cm" svg:y1="7.194cm" svg:x2="17.018cm" svg:y2="7.194cm">
          <text:p/>
        </draw:line>
        <draw:line draw:style-name="gr97" draw:layer="layout" svg:x1="16.941cm" svg:y1="7.049cm" svg:x2="16.941cm" svg:y2="6.896cm">
          <text:p/>
        </draw:line>
        <draw:line draw:style-name="gr97" draw:layer="layout" svg:x1="16.864cm" svg:y1="6.972cm" svg:x2="17.018cm" svg:y2="6.972cm">
          <text:p/>
        </draw:line>
        <draw:line draw:style-name="gr97" draw:layer="layout" svg:x1="16.941cm" svg:y1="7.005cm" svg:x2="16.941cm" svg:y2="6.852cm">
          <text:p/>
        </draw:line>
        <draw:line draw:style-name="gr97" draw:layer="layout" svg:x1="16.864cm" svg:y1="6.929cm" svg:x2="17.018cm" svg:y2="6.929cm">
          <text:p/>
        </draw:line>
        <draw:line draw:style-name="gr97" draw:layer="layout" svg:x1="16.941cm" svg:y1="6.808cm" svg:x2="16.941cm" svg:y2="6.655cm">
          <text:p/>
        </draw:line>
        <draw:line draw:style-name="gr97" draw:layer="layout" svg:x1="16.864cm" svg:y1="6.731cm" svg:x2="17.018cm" svg:y2="6.731cm">
          <text:p/>
        </draw:line>
        <draw:line draw:style-name="gr97" draw:layer="layout" svg:x1="16.941cm" svg:y1="6.764cm" svg:x2="16.941cm" svg:y2="6.611cm">
          <text:p/>
        </draw:line>
        <draw:line draw:style-name="gr97" draw:layer="layout" svg:x1="16.864cm" svg:y1="6.688cm" svg:x2="17.018cm" svg:y2="6.688cm">
          <text:p/>
        </draw:line>
        <draw:line draw:style-name="gr97" draw:layer="layout" svg:x1="16.941cm" svg:y1="6.674cm" svg:x2="16.941cm" svg:y2="6.521cm">
          <text:p/>
        </draw:line>
        <draw:line draw:style-name="gr97" draw:layer="layout" svg:x1="16.864cm" svg:y1="6.598cm" svg:x2="17.018cm" svg:y2="6.598cm">
          <text:p/>
        </draw:line>
        <draw:line draw:style-name="gr97" draw:layer="layout" svg:x1="16.941cm" svg:y1="6.499cm" svg:x2="16.941cm" svg:y2="6.346cm">
          <text:p/>
        </draw:line>
        <draw:line draw:style-name="gr97" draw:layer="layout" svg:x1="16.864cm" svg:y1="6.422cm" svg:x2="17.018cm" svg:y2="6.422cm">
          <text:p/>
        </draw:line>
        <draw:line draw:style-name="gr97" draw:layer="layout" svg:x1="16.941cm" svg:y1="6.433cm" svg:x2="16.941cm" svg:y2="6.28cm">
          <text:p/>
        </draw:line>
        <draw:line draw:style-name="gr97" draw:layer="layout" svg:x1="16.864cm" svg:y1="6.357cm" svg:x2="17.018cm" svg:y2="6.357cm">
          <text:p/>
        </draw:line>
        <draw:line draw:style-name="gr97" draw:layer="layout" svg:x1="16.941cm" svg:y1="6.324cm" svg:x2="16.941cm" svg:y2="6.17cm">
          <text:p/>
        </draw:line>
        <draw:line draw:style-name="gr97" draw:layer="layout" svg:x1="16.864cm" svg:y1="6.247cm" svg:x2="17.018cm" svg:y2="6.247cm">
          <text:p/>
        </draw:line>
        <draw:line draw:style-name="gr97" draw:layer="layout" svg:x1="16.941cm" svg:y1="6.302cm" svg:x2="16.941cm" svg:y2="6.148cm">
          <text:p/>
        </draw:line>
        <draw:line draw:style-name="gr97" draw:layer="layout" svg:x1="16.864cm" svg:y1="6.225cm" svg:x2="17.018cm" svg:y2="6.225cm">
          <text:p/>
        </draw:line>
        <draw:line draw:style-name="gr97" draw:layer="layout" svg:x1="16.941cm" svg:y1="6.234cm" svg:x2="16.941cm" svg:y2="6.08cm">
          <text:p/>
        </draw:line>
        <draw:line draw:style-name="gr97" draw:layer="layout" svg:x1="16.864cm" svg:y1="6.157cm" svg:x2="17.018cm" svg:y2="6.157cm">
          <text:p/>
        </draw:line>
        <draw:line draw:style-name="gr97" draw:layer="layout" svg:x1="16.941cm" svg:y1="6.19cm" svg:x2="16.941cm" svg:y2="6.037cm">
          <text:p/>
        </draw:line>
        <draw:line draw:style-name="gr97" draw:layer="layout" svg:x1="16.864cm" svg:y1="6.113cm" svg:x2="17.018cm" svg:y2="6.113cm">
          <text:p/>
        </draw:line>
        <draw:line draw:style-name="gr97" draw:layer="layout" svg:x1="16.941cm" svg:y1="5.684cm" svg:x2="16.941cm" svg:y2="5.53cm">
          <text:p/>
        </draw:line>
        <draw:line draw:style-name="gr97" draw:layer="layout" svg:x1="16.864cm" svg:y1="5.607cm" svg:x2="17.018cm" svg:y2="5.607cm">
          <text:p/>
        </draw:line>
        <draw:line draw:style-name="gr97" draw:layer="layout" svg:x1="16.941cm" svg:y1="5.618cm" svg:x2="16.941cm" svg:y2="5.465cm">
          <text:p/>
        </draw:line>
        <draw:line draw:style-name="gr97" draw:layer="layout" svg:x1="16.864cm" svg:y1="5.541cm" svg:x2="17.018cm" svg:y2="5.541cm">
          <text:p/>
        </draw:line>
        <draw:line draw:style-name="gr97" draw:layer="layout" svg:x1="16.941cm" svg:y1="4.625cm" svg:x2="16.941cm" svg:y2="4.472cm">
          <text:p/>
        </draw:line>
        <draw:line draw:style-name="gr97" draw:layer="layout" svg:x1="16.864cm" svg:y1="4.548cm" svg:x2="17.018cm" svg:y2="4.548cm">
          <text:p/>
        </draw:line>
        <draw:line draw:style-name="gr97" draw:layer="layout" svg:x1="16.941cm" svg:y1="4.296cm" svg:x2="16.941cm" svg:y2="4.143cm">
          <text:p/>
        </draw:line>
        <draw:line draw:style-name="gr97" draw:layer="layout" svg:x1="16.864cm" svg:y1="4.22cm" svg:x2="17.018cm" svg:y2="4.22cm">
          <text:p/>
        </draw:line>
        <draw:line draw:style-name="gr97" draw:layer="layout" svg:x1="16.941cm" svg:y1="4.141cm" svg:x2="16.941cm" svg:y2="3.987cm">
          <text:p/>
        </draw:line>
        <draw:line draw:style-name="gr97" draw:layer="layout" svg:x1="16.864cm" svg:y1="4.064cm" svg:x2="17.018cm" svg:y2="4.064cm">
          <text:p/>
        </draw:line>
        <draw:line draw:style-name="gr97" draw:layer="layout" svg:x1="16.941cm" svg:y1="4.053cm" svg:x2="16.941cm" svg:y2="3.9cm">
          <text:p/>
        </draw:line>
        <draw:line draw:style-name="gr97" draw:layer="layout" svg:x1="16.864cm" svg:y1="3.976cm" svg:x2="17.018cm" svg:y2="3.976cm">
          <text:p/>
        </draw:line>
        <draw:line draw:style-name="gr97" draw:layer="layout" svg:x1="16.941cm" svg:y1="3.369cm" svg:x2="16.941cm" svg:y2="3.216cm">
          <text:p/>
        </draw:line>
        <draw:line draw:style-name="gr97" draw:layer="layout" svg:x1="16.864cm" svg:y1="3.293cm" svg:x2="17.018cm" svg:y2="3.293cm">
          <text:p/>
        </draw:line>
        <draw:line draw:style-name="gr97" draw:layer="layout" svg:x1="16.941cm" svg:y1="2.972cm" svg:x2="16.941cm" svg:y2="2.819cm">
          <text:p/>
        </draw:line>
        <draw:line draw:style-name="gr97" draw:layer="layout" svg:x1="16.864cm" svg:y1="2.896cm" svg:x2="17.018cm" svg:y2="2.896cm">
          <text:p/>
        </draw:line>
        <draw:line draw:style-name="gr97" draw:layer="layout" svg:x1="16.973cm" svg:y1="13.287cm" svg:x2="16.973cm" svg:y2="13.133cm">
          <text:p/>
        </draw:line>
        <draw:line draw:style-name="gr97" draw:layer="layout" svg:x1="16.896cm" svg:y1="13.21cm" svg:x2="17.049cm" svg:y2="13.21cm">
          <text:p/>
        </draw:line>
        <draw:line draw:style-name="gr97" draw:layer="layout" svg:x1="16.973cm" svg:y1="12.8cm" svg:x2="16.973cm" svg:y2="12.647cm">
          <text:p/>
        </draw:line>
        <draw:line draw:style-name="gr97" draw:layer="layout" svg:x1="16.896cm" svg:y1="12.723cm" svg:x2="17.049cm" svg:y2="12.723cm">
          <text:p/>
        </draw:line>
        <draw:line draw:style-name="gr97" draw:layer="layout" svg:x1="16.973cm" svg:y1="12.778cm" svg:x2="16.973cm" svg:y2="12.625cm">
          <text:p/>
        </draw:line>
        <draw:line draw:style-name="gr97" draw:layer="layout" svg:x1="16.896cm" svg:y1="12.701cm" svg:x2="17.049cm" svg:y2="12.701cm">
          <text:p/>
        </draw:line>
        <draw:line draw:style-name="gr97" draw:layer="layout" svg:x1="16.973cm" svg:y1="12.25cm" svg:x2="16.973cm" svg:y2="12.097cm">
          <text:p/>
        </draw:line>
        <draw:line draw:style-name="gr97" draw:layer="layout" svg:x1="16.896cm" svg:y1="12.173cm" svg:x2="17.049cm" svg:y2="12.173cm">
          <text:p/>
        </draw:line>
        <draw:line draw:style-name="gr97" draw:layer="layout" svg:x1="16.973cm" svg:y1="12.031cm" svg:x2="16.973cm" svg:y2="11.878cm">
          <text:p/>
        </draw:line>
        <draw:line draw:style-name="gr97" draw:layer="layout" svg:x1="16.896cm" svg:y1="11.954cm" svg:x2="17.049cm" svg:y2="11.954cm">
          <text:p/>
        </draw:line>
        <draw:line draw:style-name="gr97" draw:layer="layout" svg:x1="16.973cm" svg:y1="11.787cm" svg:x2="16.973cm" svg:y2="11.634cm">
          <text:p/>
        </draw:line>
        <draw:line draw:style-name="gr97" draw:layer="layout" svg:x1="16.896cm" svg:y1="11.711cm" svg:x2="17.049cm" svg:y2="11.711cm">
          <text:p/>
        </draw:line>
        <draw:line draw:style-name="gr97" draw:layer="layout" svg:x1="16.973cm" svg:y1="11.016cm" svg:x2="16.973cm" svg:y2="10.863cm">
          <text:p/>
        </draw:line>
        <draw:line draw:style-name="gr97" draw:layer="layout" svg:x1="16.896cm" svg:y1="10.939cm" svg:x2="17.049cm" svg:y2="10.939cm">
          <text:p/>
        </draw:line>
        <draw:line draw:style-name="gr97" draw:layer="layout" svg:x1="16.973cm" svg:y1="10.906cm" svg:x2="16.973cm" svg:y2="10.753cm">
          <text:p/>
        </draw:line>
        <draw:line draw:style-name="gr97" draw:layer="layout" svg:x1="16.896cm" svg:y1="10.83cm" svg:x2="17.049cm" svg:y2="10.83cm">
          <text:p/>
        </draw:line>
        <draw:line draw:style-name="gr97" draw:layer="layout" svg:x1="16.973cm" svg:y1="10.641cm" svg:x2="16.973cm" svg:y2="10.488cm">
          <text:p/>
        </draw:line>
        <draw:line draw:style-name="gr97" draw:layer="layout" svg:x1="16.896cm" svg:y1="10.565cm" svg:x2="17.049cm" svg:y2="10.565cm">
          <text:p/>
        </draw:line>
        <draw:line draw:style-name="gr97" draw:layer="layout" svg:x1="16.973cm" svg:y1="10.575cm" svg:x2="16.973cm" svg:y2="10.422cm">
          <text:p/>
        </draw:line>
        <draw:line draw:style-name="gr97" draw:layer="layout" svg:x1="16.896cm" svg:y1="10.499cm" svg:x2="17.049cm" svg:y2="10.499cm">
          <text:p/>
        </draw:line>
        <draw:line draw:style-name="gr97" draw:layer="layout" svg:x1="16.973cm" svg:y1="10.532cm" svg:x2="16.973cm" svg:y2="10.378cm">
          <text:p/>
        </draw:line>
        <draw:line draw:style-name="gr97" draw:layer="layout" svg:x1="16.896cm" svg:y1="10.455cm" svg:x2="17.049cm" svg:y2="10.455cm">
          <text:p/>
        </draw:line>
        <draw:line draw:style-name="gr97" draw:layer="layout" svg:x1="16.973cm" svg:y1="10.354cm" svg:x2="16.973cm" svg:y2="10.201cm">
          <text:p/>
        </draw:line>
        <draw:line draw:style-name="gr97" draw:layer="layout" svg:x1="16.896cm" svg:y1="10.277cm" svg:x2="17.049cm" svg:y2="10.277cm">
          <text:p/>
        </draw:line>
        <draw:line draw:style-name="gr97" draw:layer="layout" svg:x1="16.973cm" svg:y1="10.332cm" svg:x2="16.973cm" svg:y2="10.179cm">
          <text:p/>
        </draw:line>
        <draw:line draw:style-name="gr97" draw:layer="layout" svg:x1="16.896cm" svg:y1="10.255cm" svg:x2="17.049cm" svg:y2="10.255cm">
          <text:p/>
        </draw:line>
        <draw:line draw:style-name="gr97" draw:layer="layout" svg:x1="16.973cm" svg:y1="9.96cm" svg:x2="16.973cm" svg:y2="9.806cm">
          <text:p/>
        </draw:line>
        <draw:line draw:style-name="gr97" draw:layer="layout" svg:x1="16.896cm" svg:y1="9.883cm" svg:x2="17.049cm" svg:y2="9.883cm">
          <text:p/>
        </draw:line>
        <draw:line draw:style-name="gr97" draw:layer="layout" svg:x1="16.973cm" svg:y1="9.694cm" svg:x2="16.973cm" svg:y2="9.541cm">
          <text:p/>
        </draw:line>
        <draw:line draw:style-name="gr97" draw:layer="layout" svg:x1="16.896cm" svg:y1="9.618cm" svg:x2="17.049cm" svg:y2="9.618cm">
          <text:p/>
        </draw:line>
        <draw:line draw:style-name="gr97" draw:layer="layout" svg:x1="16.973cm" svg:y1="9.673cm" svg:x2="16.973cm" svg:y2="9.519cm">
          <text:p/>
        </draw:line>
        <draw:line draw:style-name="gr97" draw:layer="layout" svg:x1="16.896cm" svg:y1="9.596cm" svg:x2="17.049cm" svg:y2="9.596cm">
          <text:p/>
        </draw:line>
        <draw:line draw:style-name="gr97" draw:layer="layout" svg:x1="16.973cm" svg:y1="9.385cm" svg:x2="16.973cm" svg:y2="9.232cm">
          <text:p/>
        </draw:line>
        <draw:line draw:style-name="gr97" draw:layer="layout" svg:x1="16.896cm" svg:y1="9.309cm" svg:x2="17.049cm" svg:y2="9.309cm">
          <text:p/>
        </draw:line>
        <draw:line draw:style-name="gr97" draw:layer="layout" svg:x1="16.973cm" svg:y1="9.232cm" svg:x2="16.973cm" svg:y2="9.079cm">
          <text:p/>
        </draw:line>
        <draw:line draw:style-name="gr97" draw:layer="layout" svg:x1="16.896cm" svg:y1="9.155cm" svg:x2="17.049cm" svg:y2="9.155cm">
          <text:p/>
        </draw:line>
        <draw:line draw:style-name="gr97" draw:layer="layout" svg:x1="16.973cm" svg:y1="8.945cm" svg:x2="16.973cm" svg:y2="8.792cm">
          <text:p/>
        </draw:line>
        <draw:line draw:style-name="gr97" draw:layer="layout" svg:x1="16.896cm" svg:y1="8.868cm" svg:x2="17.049cm" svg:y2="8.868cm">
          <text:p/>
        </draw:line>
        <draw:line draw:style-name="gr97" draw:layer="layout" svg:x1="16.973cm" svg:y1="8.792cm" svg:x2="16.973cm" svg:y2="8.638cm">
          <text:p/>
        </draw:line>
        <draw:line draw:style-name="gr97" draw:layer="layout" svg:x1="16.896cm" svg:y1="8.715cm" svg:x2="17.049cm" svg:y2="8.715cm">
          <text:p/>
        </draw:line>
        <draw:line draw:style-name="gr97" draw:layer="layout" svg:x1="16.973cm" svg:y1="8.658cm" svg:x2="16.973cm" svg:y2="8.504cm">
          <text:p/>
        </draw:line>
        <draw:line draw:style-name="gr97" draw:layer="layout" svg:x1="16.896cm" svg:y1="8.581cm" svg:x2="17.049cm" svg:y2="8.581cm">
          <text:p/>
        </draw:line>
        <draw:line draw:style-name="gr97" draw:layer="layout" svg:x1="16.973cm" svg:y1="8.439cm" svg:x2="16.973cm" svg:y2="8.285cm">
          <text:p/>
        </draw:line>
        <draw:line draw:style-name="gr97" draw:layer="layout" svg:x1="16.896cm" svg:y1="8.362cm" svg:x2="17.049cm" svg:y2="8.362cm">
          <text:p/>
        </draw:line>
        <draw:line draw:style-name="gr97" draw:layer="layout" svg:x1="16.973cm" svg:y1="8.373cm" svg:x2="16.973cm" svg:y2="8.22cm">
          <text:p/>
        </draw:line>
        <draw:line draw:style-name="gr97" draw:layer="layout" svg:x1="16.896cm" svg:y1="8.296cm" svg:x2="17.049cm" svg:y2="8.296cm">
          <text:p/>
        </draw:line>
        <draw:line draw:style-name="gr97" draw:layer="layout" svg:x1="16.973cm" svg:y1="7.998cm" svg:x2="16.973cm" svg:y2="7.845cm">
          <text:p/>
        </draw:line>
        <draw:line draw:style-name="gr97" draw:layer="layout" svg:x1="16.896cm" svg:y1="7.921cm" svg:x2="17.049cm" svg:y2="7.921cm">
          <text:p/>
        </draw:line>
        <draw:line draw:style-name="gr97" draw:layer="layout" svg:x1="16.973cm" svg:y1="7.667cm" svg:x2="16.973cm" svg:y2="7.514cm">
          <text:p/>
        </draw:line>
        <draw:line draw:style-name="gr97" draw:layer="layout" svg:x1="16.896cm" svg:y1="7.591cm" svg:x2="17.049cm" svg:y2="7.591cm">
          <text:p/>
        </draw:line>
        <draw:line draw:style-name="gr97" draw:layer="layout" svg:x1="16.973cm" svg:y1="7.402cm" svg:x2="16.973cm" svg:y2="7.249cm">
          <text:p/>
        </draw:line>
        <draw:line draw:style-name="gr97" draw:layer="layout" svg:x1="16.896cm" svg:y1="7.325cm" svg:x2="17.049cm" svg:y2="7.325cm">
          <text:p/>
        </draw:line>
        <draw:line draw:style-name="gr97" draw:layer="layout" svg:x1="16.973cm" svg:y1="7.38cm" svg:x2="16.973cm" svg:y2="7.227cm">
          <text:p/>
        </draw:line>
        <draw:line draw:style-name="gr97" draw:layer="layout" svg:x1="16.896cm" svg:y1="7.303cm" svg:x2="17.049cm" svg:y2="7.303cm">
          <text:p/>
        </draw:line>
        <draw:line draw:style-name="gr97" draw:layer="layout" svg:x1="16.973cm" svg:y1="7.205cm" svg:x2="16.973cm" svg:y2="7.051cm">
          <text:p/>
        </draw:line>
        <draw:line draw:style-name="gr97" draw:layer="layout" svg:x1="16.896cm" svg:y1="7.128cm" svg:x2="17.049cm" svg:y2="7.128cm">
          <text:p/>
        </draw:line>
        <draw:line draw:style-name="gr97" draw:layer="layout" svg:x1="16.973cm" svg:y1="6.983cm" svg:x2="16.973cm" svg:y2="6.83cm">
          <text:p/>
        </draw:line>
        <draw:line draw:style-name="gr97" draw:layer="layout" svg:x1="16.896cm" svg:y1="6.907cm" svg:x2="17.049cm" svg:y2="6.907cm">
          <text:p/>
        </draw:line>
        <draw:line draw:style-name="gr97" draw:layer="layout" svg:x1="16.973cm" svg:y1="6.874cm" svg:x2="16.973cm" svg:y2="6.72cm">
          <text:p/>
        </draw:line>
        <draw:line draw:style-name="gr97" draw:layer="layout" svg:x1="16.896cm" svg:y1="6.797cm" svg:x2="17.049cm" svg:y2="6.797cm">
          <text:p/>
        </draw:line>
        <draw:line draw:style-name="gr97" draw:layer="layout" svg:x1="16.973cm" svg:y1="6.83cm" svg:x2="16.973cm" svg:y2="6.677cm">
          <text:p/>
        </draw:line>
        <draw:line draw:style-name="gr97" draw:layer="layout" svg:x1="16.896cm" svg:y1="6.753cm" svg:x2="17.049cm" svg:y2="6.753cm">
          <text:p/>
        </draw:line>
        <draw:line draw:style-name="gr97" draw:layer="layout" svg:x1="16.973cm" svg:y1="6.652cm" svg:x2="16.973cm" svg:y2="6.499cm">
          <text:p/>
        </draw:line>
        <draw:line draw:style-name="gr97" draw:layer="layout" svg:x1="16.896cm" svg:y1="6.576cm" svg:x2="17.049cm" svg:y2="6.576cm">
          <text:p/>
        </draw:line>
        <draw:line draw:style-name="gr97" draw:layer="layout" svg:x1="16.973cm" svg:y1="6.324cm" svg:x2="16.973cm" svg:y2="6.17cm">
          <text:p/>
        </draw:line>
        <draw:line draw:style-name="gr97" draw:layer="layout" svg:x1="16.896cm" svg:y1="6.247cm" svg:x2="17.049cm" svg:y2="6.247cm">
          <text:p/>
        </draw:line>
        <draw:line draw:style-name="gr97" draw:layer="layout" svg:x1="16.973cm" svg:y1="5.837cm" svg:x2="16.973cm" svg:y2="5.684cm">
          <text:p/>
        </draw:line>
        <draw:line draw:style-name="gr97" draw:layer="layout" svg:x1="16.896cm" svg:y1="5.76cm" svg:x2="17.049cm" svg:y2="5.76cm">
          <text:p/>
        </draw:line>
        <draw:line draw:style-name="gr97" draw:layer="layout" svg:x1="16.973cm" svg:y1="5.574cm" svg:x2="16.973cm" svg:y2="5.421cm">
          <text:p/>
        </draw:line>
        <draw:line draw:style-name="gr97" draw:layer="layout" svg:x1="16.896cm" svg:y1="5.497cm" svg:x2="17.049cm" svg:y2="5.497cm">
          <text:p/>
        </draw:line>
        <draw:line draw:style-name="gr97" draw:layer="layout" svg:x1="16.973cm" svg:y1="4.956cm" svg:x2="16.973cm" svg:y2="4.803cm">
          <text:p/>
        </draw:line>
        <draw:line draw:style-name="gr97" draw:layer="layout" svg:x1="16.896cm" svg:y1="4.879cm" svg:x2="17.049cm" svg:y2="4.879cm">
          <text:p/>
        </draw:line>
        <draw:line draw:style-name="gr97" draw:layer="layout" svg:x1="16.973cm" svg:y1="4.715cm" svg:x2="16.973cm" svg:y2="4.562cm">
          <text:p/>
        </draw:line>
        <draw:line draw:style-name="gr97" draw:layer="layout" svg:x1="16.896cm" svg:y1="4.638cm" svg:x2="17.049cm" svg:y2="4.638cm">
          <text:p/>
        </draw:line>
        <draw:line draw:style-name="gr97" draw:layer="layout" svg:x1="16.973cm" svg:y1="4.671cm" svg:x2="16.973cm" svg:y2="4.518cm">
          <text:p/>
        </draw:line>
        <draw:line draw:style-name="gr97" draw:layer="layout" svg:x1="16.896cm" svg:y1="4.595cm" svg:x2="17.049cm" svg:y2="4.595cm">
          <text:p/>
        </draw:line>
        <draw:line draw:style-name="gr97" draw:layer="layout" svg:x1="16.973cm" svg:y1="4.603cm" svg:x2="16.973cm" svg:y2="4.45cm">
          <text:p/>
        </draw:line>
        <draw:line draw:style-name="gr97" draw:layer="layout" svg:x1="16.896cm" svg:y1="4.526cm" svg:x2="17.049cm" svg:y2="4.526cm">
          <text:p/>
        </draw:line>
        <draw:line draw:style-name="gr97" draw:layer="layout" svg:x1="16.973cm" svg:y1="4.184cm" svg:x2="16.973cm" svg:y2="4.031cm">
          <text:p/>
        </draw:line>
        <draw:line draw:style-name="gr97" draw:layer="layout" svg:x1="16.896cm" svg:y1="4.108cm" svg:x2="17.049cm" svg:y2="4.108cm">
          <text:p/>
        </draw:line>
        <draw:line draw:style-name="gr97" draw:layer="layout" svg:x1="16.973cm" svg:y1="3.722cm" svg:x2="16.973cm" svg:y2="3.569cm">
          <text:p/>
        </draw:line>
        <draw:line draw:style-name="gr97" draw:layer="layout" svg:x1="16.896cm" svg:y1="3.645cm" svg:x2="17.049cm" svg:y2="3.645cm">
          <text:p/>
        </draw:line>
        <draw:line draw:style-name="gr97" draw:layer="layout" svg:x1="16.973cm" svg:y1="3.503cm" svg:x2="16.973cm" svg:y2="3.35cm">
          <text:p/>
        </draw:line>
        <draw:line draw:style-name="gr97" draw:layer="layout" svg:x1="16.896cm" svg:y1="3.426cm" svg:x2="17.049cm" svg:y2="3.426cm">
          <text:p/>
        </draw:line>
        <draw:line draw:style-name="gr97" draw:layer="layout" svg:x1="16.973cm" svg:y1="3.347cm" svg:x2="16.973cm" svg:y2="3.194cm">
          <text:p/>
        </draw:line>
        <draw:line draw:style-name="gr97" draw:layer="layout" svg:x1="16.896cm" svg:y1="3.271cm" svg:x2="17.049cm" svg:y2="3.271cm">
          <text:p/>
        </draw:line>
        <draw:line draw:style-name="gr97" draw:layer="layout" svg:x1="17.002cm" svg:y1="13.153cm" svg:x2="17.002cm" svg:y2="13cm">
          <text:p/>
        </draw:line>
        <draw:line draw:style-name="gr97" draw:layer="layout" svg:x1="16.925cm" svg:y1="13.076cm" svg:x2="17.078cm" svg:y2="13.076cm">
          <text:p/>
        </draw:line>
        <draw:line draw:style-name="gr97" draw:layer="layout" svg:x1="17.002cm" svg:y1="13.131cm" svg:x2="17.002cm" svg:y2="12.978cm">
          <text:p/>
        </draw:line>
        <draw:line draw:style-name="gr97" draw:layer="layout" svg:x1="16.925cm" svg:y1="13.054cm" svg:x2="17.078cm" svg:y2="13.054cm">
          <text:p/>
        </draw:line>
        <draw:line draw:style-name="gr97" draw:layer="layout" svg:x1="17.002cm" svg:y1="12.912cm" svg:x2="17.002cm" svg:y2="12.759cm">
          <text:p/>
        </draw:line>
        <draw:line draw:style-name="gr97" draw:layer="layout" svg:x1="16.925cm" svg:y1="12.835cm" svg:x2="17.078cm" svg:y2="12.835cm">
          <text:p/>
        </draw:line>
        <draw:line draw:style-name="gr97" draw:layer="layout" svg:x1="17.002cm" svg:y1="12.449cm" svg:x2="17.002cm" svg:y2="12.296cm">
          <text:p/>
        </draw:line>
        <draw:line draw:style-name="gr97" draw:layer="layout" svg:x1="16.925cm" svg:y1="12.373cm" svg:x2="17.078cm" svg:y2="12.373cm">
          <text:p/>
        </draw:line>
        <draw:line draw:style-name="gr97" draw:layer="layout" svg:x1="17.002cm" svg:y1="12.206cm" svg:x2="17.002cm" svg:y2="12.053cm">
          <text:p/>
        </draw:line>
        <draw:line draw:style-name="gr97" draw:layer="layout" svg:x1="16.925cm" svg:y1="12.129cm" svg:x2="17.078cm" svg:y2="12.129cm">
          <text:p/>
        </draw:line>
        <draw:line draw:style-name="gr97" draw:layer="layout" svg:x1="17.002cm" svg:y1="12.053cm" svg:x2="17.002cm" svg:y2="11.899cm">
          <text:p/>
        </draw:line>
        <draw:line draw:style-name="gr97" draw:layer="layout" svg:x1="16.925cm" svg:y1="11.976cm" svg:x2="17.078cm" svg:y2="11.976cm">
          <text:p/>
        </draw:line>
        <draw:line draw:style-name="gr97" draw:layer="layout" svg:x1="17.002cm" svg:y1="11.303cm" svg:x2="17.002cm" svg:y2="11.15cm">
          <text:p/>
        </draw:line>
        <draw:line draw:style-name="gr97" draw:layer="layout" svg:x1="16.925cm" svg:y1="11.227cm" svg:x2="17.078cm" svg:y2="11.227cm">
          <text:p/>
        </draw:line>
        <draw:line draw:style-name="gr97" draw:layer="layout" svg:x1="17.002cm" svg:y1="11.169cm" svg:x2="17.002cm" svg:y2="11.016cm">
          <text:p/>
        </draw:line>
        <draw:line draw:style-name="gr97" draw:layer="layout" svg:x1="16.925cm" svg:y1="11.093cm" svg:x2="17.078cm" svg:y2="11.093cm">
          <text:p/>
        </draw:line>
        <draw:line draw:style-name="gr97" draw:layer="layout" svg:x1="17.002cm" svg:y1="10.994cm" svg:x2="17.002cm" svg:y2="10.841cm">
          <text:p/>
        </draw:line>
        <draw:line draw:style-name="gr97" draw:layer="layout" svg:x1="16.925cm" svg:y1="10.917cm" svg:x2="17.078cm" svg:y2="10.917cm">
          <text:p/>
        </draw:line>
        <draw:line draw:style-name="gr97" draw:layer="layout" svg:x1="17.002cm" svg:y1="10.466cm" svg:x2="17.002cm" svg:y2="10.313cm">
          <text:p/>
        </draw:line>
        <draw:line draw:style-name="gr97" draw:layer="layout" svg:x1="16.925cm" svg:y1="10.389cm" svg:x2="17.078cm" svg:y2="10.389cm">
          <text:p/>
        </draw:line>
        <draw:line draw:style-name="gr97" draw:layer="layout" svg:x1="17.002cm" svg:y1="10.135cm" svg:x2="17.002cm" svg:y2="9.982cm">
          <text:p/>
        </draw:line>
        <draw:line draw:style-name="gr97" draw:layer="layout" svg:x1="16.925cm" svg:y1="10.058cm" svg:x2="17.078cm" svg:y2="10.058cm">
          <text:p/>
        </draw:line>
        <draw:line draw:style-name="gr97" draw:layer="layout" svg:x1="17.002cm" svg:y1="10.091cm" svg:x2="17.002cm" svg:y2="9.938cm">
          <text:p/>
        </draw:line>
        <draw:line draw:style-name="gr97" draw:layer="layout" svg:x1="16.925cm" svg:y1="10.015cm" svg:x2="17.078cm" svg:y2="10.015cm">
          <text:p/>
        </draw:line>
        <draw:line draw:style-name="gr97" draw:layer="layout" svg:x1="17.002cm" svg:y1="9.76cm" svg:x2="17.002cm" svg:y2="9.607cm">
          <text:p/>
        </draw:line>
        <draw:line draw:style-name="gr97" draw:layer="layout" svg:x1="16.925cm" svg:y1="9.684cm" svg:x2="17.078cm" svg:y2="9.684cm">
          <text:p/>
        </draw:line>
        <draw:line draw:style-name="gr97" draw:layer="layout" svg:x1="17.002cm" svg:y1="9.651cm" svg:x2="17.002cm" svg:y2="9.497cm">
          <text:p/>
        </draw:line>
        <draw:line draw:style-name="gr97" draw:layer="layout" svg:x1="16.925cm" svg:y1="9.574cm" svg:x2="17.078cm" svg:y2="9.574cm">
          <text:p/>
        </draw:line>
        <draw:line draw:style-name="gr97" draw:layer="layout" svg:x1="17.002cm" svg:y1="8.702cm" svg:x2="17.002cm" svg:y2="8.548cm">
          <text:p/>
        </draw:line>
        <draw:line draw:style-name="gr97" draw:layer="layout" svg:x1="16.925cm" svg:y1="8.625cm" svg:x2="17.078cm" svg:y2="8.625cm">
          <text:p/>
        </draw:line>
        <draw:line draw:style-name="gr97" draw:layer="layout" svg:x1="17.002cm" svg:y1="7.998cm" svg:x2="17.002cm" svg:y2="7.845cm">
          <text:p/>
        </draw:line>
        <draw:line draw:style-name="gr97" draw:layer="layout" svg:x1="16.925cm" svg:y1="7.921cm" svg:x2="17.078cm" svg:y2="7.921cm">
          <text:p/>
        </draw:line>
        <draw:line draw:style-name="gr97" draw:layer="layout" svg:x1="17.002cm" svg:y1="7.336cm" svg:x2="17.002cm" svg:y2="7.183cm">
          <text:p/>
        </draw:line>
        <draw:line draw:style-name="gr97" draw:layer="layout" svg:x1="16.925cm" svg:y1="7.26cm" svg:x2="17.078cm" svg:y2="7.26cm">
          <text:p/>
        </draw:line>
        <draw:line draw:style-name="gr97" draw:layer="layout" svg:x1="17.002cm" svg:y1="7.227cm" svg:x2="17.002cm" svg:y2="7.073cm">
          <text:p/>
        </draw:line>
        <draw:line draw:style-name="gr97" draw:layer="layout" svg:x1="16.925cm" svg:y1="7.15cm" svg:x2="17.078cm" svg:y2="7.15cm">
          <text:p/>
        </draw:line>
        <draw:line draw:style-name="gr97" draw:layer="layout" svg:x1="17.002cm" svg:y1="6.521cm" svg:x2="17.002cm" svg:y2="6.368cm">
          <text:p/>
        </draw:line>
        <draw:line draw:style-name="gr97" draw:layer="layout" svg:x1="16.925cm" svg:y1="6.444cm" svg:x2="17.078cm" svg:y2="6.444cm">
          <text:p/>
        </draw:line>
        <draw:line draw:style-name="gr97" draw:layer="layout" svg:x1="17.002cm" svg:y1="6.324cm" svg:x2="17.002cm" svg:y2="6.17cm">
          <text:p/>
        </draw:line>
        <draw:line draw:style-name="gr97" draw:layer="layout" svg:x1="16.925cm" svg:y1="6.247cm" svg:x2="17.078cm" svg:y2="6.247cm">
          <text:p/>
        </draw:line>
        <draw:line draw:style-name="gr97" draw:layer="layout" svg:x1="17.002cm" svg:y1="6.28cm" svg:x2="17.002cm" svg:y2="6.127cm">
          <text:p/>
        </draw:line>
        <draw:line draw:style-name="gr97" draw:layer="layout" svg:x1="16.925cm" svg:y1="6.203cm" svg:x2="17.078cm" svg:y2="6.203cm">
          <text:p/>
        </draw:line>
        <draw:line draw:style-name="gr97" draw:layer="layout" svg:x1="17.002cm" svg:y1="6.234cm" svg:x2="17.002cm" svg:y2="6.08cm">
          <text:p/>
        </draw:line>
        <draw:line draw:style-name="gr97" draw:layer="layout" svg:x1="16.925cm" svg:y1="6.157cm" svg:x2="17.078cm" svg:y2="6.157cm">
          <text:p/>
        </draw:line>
        <draw:line draw:style-name="gr97" draw:layer="layout" svg:x1="17.002cm" svg:y1="6.058cm" svg:x2="17.002cm" svg:y2="5.905cm">
          <text:p/>
        </draw:line>
        <draw:line draw:style-name="gr97" draw:layer="layout" svg:x1="16.925cm" svg:y1="5.982cm" svg:x2="17.078cm" svg:y2="5.982cm">
          <text:p/>
        </draw:line>
        <draw:line draw:style-name="gr97" draw:layer="layout" svg:x1="17.002cm" svg:y1="5.552cm" svg:x2="17.002cm" svg:y2="5.399cm">
          <text:p/>
        </draw:line>
        <draw:line draw:style-name="gr97" draw:layer="layout" svg:x1="16.925cm" svg:y1="5.476cm" svg:x2="17.078cm" svg:y2="5.476cm">
          <text:p/>
        </draw:line>
        <draw:line draw:style-name="gr97" draw:layer="layout" svg:x1="17.002cm" svg:y1="5.199cm" svg:x2="17.002cm" svg:y2="5.046cm">
          <text:p/>
        </draw:line>
        <draw:line draw:style-name="gr97" draw:layer="layout" svg:x1="16.925cm" svg:y1="5.123cm" svg:x2="17.078cm" svg:y2="5.123cm">
          <text:p/>
        </draw:line>
        <draw:line draw:style-name="gr97" draw:layer="layout" svg:x1="17.002cm" svg:y1="5.156cm" svg:x2="17.002cm" svg:y2="5.002cm">
          <text:p/>
        </draw:line>
        <draw:line draw:style-name="gr97" draw:layer="layout" svg:x1="16.925cm" svg:y1="5.079cm" svg:x2="17.078cm" svg:y2="5.079cm">
          <text:p/>
        </draw:line>
        <draw:line draw:style-name="gr97" draw:layer="layout" svg:x1="17.002cm" svg:y1="5.068cm" svg:x2="17.002cm" svg:y2="4.915cm">
          <text:p/>
        </draw:line>
        <draw:line draw:style-name="gr97" draw:layer="layout" svg:x1="16.925cm" svg:y1="4.991cm" svg:x2="17.078cm" svg:y2="4.991cm">
          <text:p/>
        </draw:line>
        <draw:line draw:style-name="gr97" draw:layer="layout" svg:x1="17.002cm" svg:y1="5.022cm" svg:x2="17.002cm" svg:y2="4.868cm">
          <text:p/>
        </draw:line>
        <draw:line draw:style-name="gr97" draw:layer="layout" svg:x1="16.925cm" svg:y1="4.945cm" svg:x2="17.078cm" svg:y2="4.945cm">
          <text:p/>
        </draw:line>
        <draw:line draw:style-name="gr97" draw:layer="layout" svg:x1="17.002cm" svg:y1="5cm" svg:x2="17.002cm" svg:y2="4.846cm">
          <text:p/>
        </draw:line>
        <draw:line draw:style-name="gr97" draw:layer="layout" svg:x1="16.925cm" svg:y1="4.923cm" svg:x2="17.078cm" svg:y2="4.923cm">
          <text:p/>
        </draw:line>
        <draw:line draw:style-name="gr97" draw:layer="layout" svg:x1="17.002cm" svg:y1="4.625cm" svg:x2="17.002cm" svg:y2="4.472cm">
          <text:p/>
        </draw:line>
        <draw:line draw:style-name="gr97" draw:layer="layout" svg:x1="16.925cm" svg:y1="4.548cm" svg:x2="17.078cm" svg:y2="4.548cm">
          <text:p/>
        </draw:line>
        <draw:line draw:style-name="gr97" draw:layer="layout" svg:x1="17.002cm" svg:y1="4.472cm" svg:x2="17.002cm" svg:y2="4.318cm">
          <text:p/>
        </draw:line>
        <draw:line draw:style-name="gr97" draw:layer="layout" svg:x1="16.925cm" svg:y1="4.395cm" svg:x2="17.078cm" svg:y2="4.395cm">
          <text:p/>
        </draw:line>
        <draw:line draw:style-name="gr97" draw:layer="layout" svg:x1="17.002cm" svg:y1="4.009cm" svg:x2="17.002cm" svg:y2="3.856cm">
          <text:p/>
        </draw:line>
        <draw:line draw:style-name="gr97" draw:layer="layout" svg:x1="16.925cm" svg:y1="3.933cm" svg:x2="17.078cm" svg:y2="3.933cm">
          <text:p/>
        </draw:line>
        <draw:line draw:style-name="gr97" draw:layer="layout" svg:x1="17.002cm" svg:y1="3.878cm" svg:x2="17.002cm" svg:y2="3.724cm">
          <text:p/>
        </draw:line>
        <draw:line draw:style-name="gr97" draw:layer="layout" svg:x1="16.925cm" svg:y1="3.801cm" svg:x2="17.078cm" svg:y2="3.801cm">
          <text:p/>
        </draw:line>
        <draw:line draw:style-name="gr97" draw:layer="layout" svg:x1="17.002cm" svg:y1="3.481cm" svg:x2="17.002cm" svg:y2="3.328cm">
          <text:p/>
        </draw:line>
        <draw:line draw:style-name="gr97" draw:layer="layout" svg:x1="16.925cm" svg:y1="3.404cm" svg:x2="17.078cm" svg:y2="3.404cm">
          <text:p/>
        </draw:line>
        <draw:line draw:style-name="gr97" draw:layer="layout" svg:x1="17.002cm" svg:y1="2.994cm" svg:x2="17.002cm" svg:y2="2.841cm">
          <text:p/>
        </draw:line>
        <draw:line draw:style-name="gr97" draw:layer="layout" svg:x1="16.925cm" svg:y1="2.918cm" svg:x2="17.078cm" svg:y2="2.918cm">
          <text:p/>
        </draw:line>
        <draw:line draw:style-name="gr97" draw:layer="layout" svg:x1="17.002cm" svg:y1="2.863cm" svg:x2="17.002cm" svg:y2="2.71cm">
          <text:p/>
        </draw:line>
        <draw:line draw:style-name="gr97" draw:layer="layout" svg:x1="16.925cm" svg:y1="2.786cm" svg:x2="17.078cm" svg:y2="2.786cm">
          <text:p/>
        </draw:line>
        <draw:line draw:style-name="gr97" draw:layer="layout" svg:x1="17.002cm" svg:y1="2.841cm" svg:x2="17.002cm" svg:y2="2.688cm">
          <text:p/>
        </draw:line>
        <draw:line draw:style-name="gr97" draw:layer="layout" svg:x1="16.925cm" svg:y1="2.764cm" svg:x2="17.078cm" svg:y2="2.764cm">
          <text:p/>
        </draw:line>
        <draw:line draw:style-name="gr97" draw:layer="layout" svg:x1="17.033cm" svg:y1="13.309cm" svg:x2="17.033cm" svg:y2="13.155cm">
          <text:p/>
        </draw:line>
        <draw:line draw:style-name="gr97" draw:layer="layout" svg:x1="16.957cm" svg:y1="13.232cm" svg:x2="17.11cm" svg:y2="13.232cm">
          <text:p/>
        </draw:line>
        <draw:line draw:style-name="gr97" draw:layer="layout" svg:x1="17.033cm" svg:y1="12.934cm" svg:x2="17.033cm" svg:y2="12.78cm">
          <text:p/>
        </draw:line>
        <draw:line draw:style-name="gr97" draw:layer="layout" svg:x1="16.957cm" svg:y1="12.857cm" svg:x2="17.11cm" svg:y2="12.857cm">
          <text:p/>
        </draw:line>
        <draw:line draw:style-name="gr97" draw:layer="layout" svg:x1="17.033cm" svg:y1="12.89cm" svg:x2="17.033cm" svg:y2="12.737cm">
          <text:p/>
        </draw:line>
        <draw:line draw:style-name="gr97" draw:layer="layout" svg:x1="16.957cm" svg:y1="12.813cm" svg:x2="17.11cm" svg:y2="12.813cm">
          <text:p/>
        </draw:line>
        <draw:line draw:style-name="gr97" draw:layer="layout" svg:x1="17.033cm" svg:y1="12.734cm" svg:x2="17.033cm" svg:y2="12.581cm">
          <text:p/>
        </draw:line>
        <draw:line draw:style-name="gr97" draw:layer="layout" svg:x1="16.957cm" svg:y1="12.658cm" svg:x2="17.11cm" svg:y2="12.658cm">
          <text:p/>
        </draw:line>
        <draw:line draw:style-name="gr97" draw:layer="layout" svg:x1="17.033cm" svg:y1="12.228cm" svg:x2="17.033cm" svg:y2="12.075cm">
          <text:p/>
        </draw:line>
        <draw:line draw:style-name="gr97" draw:layer="layout" svg:x1="16.957cm" svg:y1="12.151cm" svg:x2="17.11cm" svg:y2="12.151cm">
          <text:p/>
        </draw:line>
        <draw:line draw:style-name="gr97" draw:layer="layout" svg:x1="17.033cm" svg:y1="12.184cm" svg:x2="17.033cm" svg:y2="12.031cm">
          <text:p/>
        </draw:line>
        <draw:line draw:style-name="gr97" draw:layer="layout" svg:x1="16.957cm" svg:y1="12.108cm" svg:x2="17.11cm" svg:y2="12.108cm">
          <text:p/>
        </draw:line>
        <draw:line draw:style-name="gr97" draw:layer="layout" svg:x1="17.033cm" svg:y1="12.118cm" svg:x2="17.033cm" svg:y2="11.965cm">
          <text:p/>
        </draw:line>
        <draw:line draw:style-name="gr97" draw:layer="layout" svg:x1="16.957cm" svg:y1="12.042cm" svg:x2="17.11cm" svg:y2="12.042cm">
          <text:p/>
        </draw:line>
        <draw:line draw:style-name="gr97" draw:layer="layout" svg:x1="17.033cm" svg:y1="12.075cm" svg:x2="17.033cm" svg:y2="11.921cm">
          <text:p/>
        </draw:line>
        <draw:line draw:style-name="gr97" draw:layer="layout" svg:x1="16.957cm" svg:y1="11.998cm" svg:x2="17.11cm" svg:y2="11.998cm">
          <text:p/>
        </draw:line>
        <draw:line draw:style-name="gr97" draw:layer="layout" svg:x1="17.033cm" svg:y1="12.031cm" svg:x2="17.033cm" svg:y2="11.878cm">
          <text:p/>
        </draw:line>
        <draw:line draw:style-name="gr97" draw:layer="layout" svg:x1="16.957cm" svg:y1="11.954cm" svg:x2="17.11cm" svg:y2="11.954cm">
          <text:p/>
        </draw:line>
        <draw:line draw:style-name="gr97" draw:layer="layout" svg:x1="17.033cm" svg:y1="11.963cm" svg:x2="17.033cm" svg:y2="11.809cm">
          <text:p/>
        </draw:line>
        <draw:line draw:style-name="gr97" draw:layer="layout" svg:x1="16.957cm" svg:y1="11.886cm" svg:x2="17.11cm" svg:y2="11.886cm">
          <text:p/>
        </draw:line>
        <draw:line draw:style-name="gr97" draw:layer="layout" svg:x1="17.033cm" svg:y1="11.809cm" svg:x2="17.033cm" svg:y2="11.656cm">
          <text:p/>
        </draw:line>
        <draw:line draw:style-name="gr97" draw:layer="layout" svg:x1="16.957cm" svg:y1="11.733cm" svg:x2="17.11cm" svg:y2="11.733cm">
          <text:p/>
        </draw:line>
        <draw:line draw:style-name="gr97" draw:layer="layout" svg:x1="17.033cm" svg:y1="11.59cm" svg:x2="17.033cm" svg:y2="11.437cm">
          <text:p/>
        </draw:line>
        <draw:line draw:style-name="gr97" draw:layer="layout" svg:x1="16.957cm" svg:y1="11.514cm" svg:x2="17.11cm" svg:y2="11.514cm">
          <text:p/>
        </draw:line>
        <draw:line draw:style-name="gr97" draw:layer="layout" svg:x1="17.033cm" svg:y1="11.038cm" svg:x2="17.033cm" svg:y2="10.885cm">
          <text:p/>
        </draw:line>
        <draw:line draw:style-name="gr97" draw:layer="layout" svg:x1="16.957cm" svg:y1="10.961cm" svg:x2="17.11cm" svg:y2="10.961cm">
          <text:p/>
        </draw:line>
        <draw:line draw:style-name="gr97" draw:layer="layout" svg:x1="17.033cm" svg:y1="11.016cm" svg:x2="17.033cm" svg:y2="10.863cm">
          <text:p/>
        </draw:line>
        <draw:line draw:style-name="gr97" draw:layer="layout" svg:x1="16.957cm" svg:y1="10.939cm" svg:x2="17.11cm" svg:y2="10.939cm">
          <text:p/>
        </draw:line>
        <draw:line draw:style-name="gr97" draw:layer="layout" svg:x1="17.033cm" svg:y1="10.819cm" svg:x2="17.033cm" svg:y2="10.666cm">
          <text:p/>
        </draw:line>
        <draw:line draw:style-name="gr97" draw:layer="layout" svg:x1="16.957cm" svg:y1="10.742cm" svg:x2="17.11cm" svg:y2="10.742cm">
          <text:p/>
        </draw:line>
        <draw:line draw:style-name="gr97" draw:layer="layout" svg:x1="17.033cm" svg:y1="10.641cm" svg:x2="17.033cm" svg:y2="10.488cm">
          <text:p/>
        </draw:line>
        <draw:line draw:style-name="gr97" draw:layer="layout" svg:x1="16.957cm" svg:y1="10.565cm" svg:x2="17.11cm" svg:y2="10.565cm">
          <text:p/>
        </draw:line>
        <draw:line draw:style-name="gr97" draw:layer="layout" svg:x1="17.033cm" svg:y1="10.554cm" svg:x2="17.033cm" svg:y2="10.4cm">
          <text:p/>
        </draw:line>
        <draw:line draw:style-name="gr97" draw:layer="layout" svg:x1="16.957cm" svg:y1="10.477cm" svg:x2="17.11cm" svg:y2="10.477cm">
          <text:p/>
        </draw:line>
        <draw:line draw:style-name="gr97" draw:layer="layout" svg:x1="17.033cm" svg:y1="9.935cm" svg:x2="17.033cm" svg:y2="9.782cm">
          <text:p/>
        </draw:line>
        <draw:line draw:style-name="gr97" draw:layer="layout" svg:x1="16.957cm" svg:y1="9.859cm" svg:x2="17.11cm" svg:y2="9.859cm">
          <text:p/>
        </draw:line>
        <draw:line draw:style-name="gr97" draw:layer="layout" svg:x1="17.033cm" svg:y1="9.892cm" svg:x2="17.033cm" svg:y2="9.738cm">
          <text:p/>
        </draw:line>
        <draw:line draw:style-name="gr97" draw:layer="layout" svg:x1="16.957cm" svg:y1="9.815cm" svg:x2="17.11cm" svg:y2="9.815cm">
          <text:p/>
        </draw:line>
        <draw:line draw:style-name="gr97" draw:layer="layout" svg:x1="17.033cm" svg:y1="9.738cm" svg:x2="17.033cm" svg:y2="9.585cm">
          <text:p/>
        </draw:line>
        <draw:line draw:style-name="gr97" draw:layer="layout" svg:x1="16.957cm" svg:y1="9.662cm" svg:x2="17.11cm" svg:y2="9.662cm">
          <text:p/>
        </draw:line>
        <draw:line draw:style-name="gr97" draw:layer="layout" svg:x1="17.033cm" svg:y1="9.694cm" svg:x2="17.033cm" svg:y2="9.541cm">
          <text:p/>
        </draw:line>
        <draw:line draw:style-name="gr97" draw:layer="layout" svg:x1="16.957cm" svg:y1="9.618cm" svg:x2="17.11cm" svg:y2="9.618cm">
          <text:p/>
        </draw:line>
        <draw:line draw:style-name="gr97" draw:layer="layout" svg:x1="17.033cm" svg:y1="9.054cm" svg:x2="17.033cm" svg:y2="8.901cm">
          <text:p/>
        </draw:line>
        <draw:line draw:style-name="gr97" draw:layer="layout" svg:x1="16.957cm" svg:y1="8.978cm" svg:x2="17.11cm" svg:y2="8.978cm">
          <text:p/>
        </draw:line>
        <draw:line draw:style-name="gr97" draw:layer="layout" svg:x1="17.033cm" svg:y1="8.879cm" svg:x2="17.033cm" svg:y2="8.726cm">
          <text:p/>
        </draw:line>
        <draw:line draw:style-name="gr97" draw:layer="layout" svg:x1="16.957cm" svg:y1="8.803cm" svg:x2="17.11cm" svg:y2="8.803cm">
          <text:p/>
        </draw:line>
        <draw:line draw:style-name="gr97" draw:layer="layout" svg:x1="17.033cm" svg:y1="8.658cm" svg:x2="17.033cm" svg:y2="8.504cm">
          <text:p/>
        </draw:line>
        <draw:line draw:style-name="gr97" draw:layer="layout" svg:x1="16.957cm" svg:y1="8.581cm" svg:x2="17.11cm" svg:y2="8.581cm">
          <text:p/>
        </draw:line>
        <draw:line draw:style-name="gr97" draw:layer="layout" svg:x1="17.033cm" svg:y1="8.592cm" svg:x2="17.033cm" svg:y2="8.439cm">
          <text:p/>
        </draw:line>
        <draw:line draw:style-name="gr97" draw:layer="layout" svg:x1="16.957cm" svg:y1="8.515cm" svg:x2="17.11cm" svg:y2="8.515cm">
          <text:p/>
        </draw:line>
        <draw:line draw:style-name="gr97" draw:layer="layout" svg:x1="17.033cm" svg:y1="8.351cm" svg:x2="17.033cm" svg:y2="8.198cm">
          <text:p/>
        </draw:line>
        <draw:line draw:style-name="gr97" draw:layer="layout" svg:x1="16.957cm" svg:y1="8.274cm" svg:x2="17.11cm" svg:y2="8.274cm">
          <text:p/>
        </draw:line>
        <draw:line draw:style-name="gr97" draw:layer="layout" svg:x1="17.033cm" svg:y1="7.358cm" svg:x2="17.033cm" svg:y2="7.205cm">
          <text:p/>
        </draw:line>
        <draw:line draw:style-name="gr97" draw:layer="layout" svg:x1="16.957cm" svg:y1="7.281cm" svg:x2="17.11cm" svg:y2="7.281cm">
          <text:p/>
        </draw:line>
        <draw:line draw:style-name="gr97" draw:layer="layout" svg:x1="17.033cm" svg:y1="7.027cm" svg:x2="17.033cm" svg:y2="6.874cm">
          <text:p/>
        </draw:line>
        <draw:line draw:style-name="gr97" draw:layer="layout" svg:x1="16.957cm" svg:y1="6.95cm" svg:x2="17.11cm" svg:y2="6.95cm">
          <text:p/>
        </draw:line>
        <draw:line draw:style-name="gr97" draw:layer="layout" svg:x1="17.033cm" svg:y1="6.346cm" svg:x2="17.033cm" svg:y2="6.192cm">
          <text:p/>
        </draw:line>
        <draw:line draw:style-name="gr97" draw:layer="layout" svg:x1="16.957cm" svg:y1="6.269cm" svg:x2="17.11cm" svg:y2="6.269cm">
          <text:p/>
        </draw:line>
        <draw:line draw:style-name="gr97" draw:layer="layout" svg:x1="17.033cm" svg:y1="6.28cm" svg:x2="17.033cm" svg:y2="6.127cm">
          <text:p/>
        </draw:line>
        <draw:line draw:style-name="gr97" draw:layer="layout" svg:x1="16.957cm" svg:y1="6.203cm" svg:x2="17.11cm" svg:y2="6.203cm">
          <text:p/>
        </draw:line>
        <draw:line draw:style-name="gr97" draw:layer="layout" svg:x1="17.033cm" svg:y1="6.19cm" svg:x2="17.033cm" svg:y2="6.037cm">
          <text:p/>
        </draw:line>
        <draw:line draw:style-name="gr97" draw:layer="layout" svg:x1="16.957cm" svg:y1="6.113cm" svg:x2="17.11cm" svg:y2="6.113cm">
          <text:p/>
        </draw:line>
        <draw:line draw:style-name="gr97" draw:layer="layout" svg:x1="17.033cm" svg:y1="6.015cm" svg:x2="17.033cm" svg:y2="5.861cm">
          <text:p/>
        </draw:line>
        <draw:line draw:style-name="gr97" draw:layer="layout" svg:x1="16.957cm" svg:y1="5.938cm" svg:x2="17.11cm" svg:y2="5.938cm">
          <text:p/>
        </draw:line>
        <draw:line draw:style-name="gr97" draw:layer="layout" svg:x1="17.033cm" svg:y1="5.837cm" svg:x2="17.033cm" svg:y2="5.684cm">
          <text:p/>
        </draw:line>
        <draw:line draw:style-name="gr97" draw:layer="layout" svg:x1="16.957cm" svg:y1="5.76cm" svg:x2="17.11cm" svg:y2="5.76cm">
          <text:p/>
        </draw:line>
        <draw:line draw:style-name="gr97" draw:layer="layout" svg:x1="17.033cm" svg:y1="5.684cm" svg:x2="17.033cm" svg:y2="5.53cm">
          <text:p/>
        </draw:line>
        <draw:line draw:style-name="gr97" draw:layer="layout" svg:x1="16.957cm" svg:y1="5.607cm" svg:x2="17.11cm" svg:y2="5.607cm">
          <text:p/>
        </draw:line>
        <draw:line draw:style-name="gr97" draw:layer="layout" svg:x1="17.033cm" svg:y1="5.618cm" svg:x2="17.033cm" svg:y2="5.465cm">
          <text:p/>
        </draw:line>
        <draw:line draw:style-name="gr97" draw:layer="layout" svg:x1="16.957cm" svg:y1="5.541cm" svg:x2="17.11cm" svg:y2="5.541cm">
          <text:p/>
        </draw:line>
        <draw:line draw:style-name="gr97" draw:layer="layout" svg:x1="17.033cm" svg:y1="5.134cm" svg:x2="17.033cm" svg:y2="4.98cm">
          <text:p/>
        </draw:line>
        <draw:line draw:style-name="gr97" draw:layer="layout" svg:x1="16.957cm" svg:y1="5.057cm" svg:x2="17.11cm" svg:y2="5.057cm">
          <text:p/>
        </draw:line>
        <draw:line draw:style-name="gr97" draw:layer="layout" svg:x1="17.033cm" svg:y1="5.068cm" svg:x2="17.033cm" svg:y2="4.915cm">
          <text:p/>
        </draw:line>
        <draw:line draw:style-name="gr97" draw:layer="layout" svg:x1="16.957cm" svg:y1="4.991cm" svg:x2="17.11cm" svg:y2="4.991cm">
          <text:p/>
        </draw:line>
        <draw:line draw:style-name="gr97" draw:layer="layout" svg:x1="17.033cm" svg:y1="4.803cm" svg:x2="17.033cm" svg:y2="4.649cm">
          <text:p/>
        </draw:line>
        <draw:line draw:style-name="gr97" draw:layer="layout" svg:x1="16.957cm" svg:y1="4.726cm" svg:x2="17.11cm" svg:y2="4.726cm">
          <text:p/>
        </draw:line>
        <draw:line draw:style-name="gr97" draw:layer="layout" svg:x1="17.033cm" svg:y1="4.184cm" svg:x2="17.033cm" svg:y2="4.031cm">
          <text:p/>
        </draw:line>
        <draw:line draw:style-name="gr97" draw:layer="layout" svg:x1="16.957cm" svg:y1="4.108cm" svg:x2="17.11cm" svg:y2="4.108cm">
          <text:p/>
        </draw:line>
        <draw:line draw:style-name="gr97" draw:layer="layout" svg:x1="17.033cm" svg:y1="4.119cm" svg:x2="17.033cm" svg:y2="3.965cm">
          <text:p/>
        </draw:line>
        <draw:line draw:style-name="gr97" draw:layer="layout" svg:x1="16.957cm" svg:y1="4.042cm" svg:x2="17.11cm" svg:y2="4.042cm">
          <text:p/>
        </draw:line>
        <draw:line draw:style-name="gr97" draw:layer="layout" svg:x1="17.033cm" svg:y1="3.987cm" svg:x2="17.033cm" svg:y2="3.834cm">
          <text:p/>
        </draw:line>
        <draw:line draw:style-name="gr97" draw:layer="layout" svg:x1="16.957cm" svg:y1="3.911cm" svg:x2="17.11cm" svg:y2="3.911cm">
          <text:p/>
        </draw:line>
        <draw:line draw:style-name="gr97" draw:layer="layout" svg:x1="17.033cm" svg:y1="3.965cm" svg:x2="17.033cm" svg:y2="3.812cm">
          <text:p/>
        </draw:line>
        <draw:line draw:style-name="gr97" draw:layer="layout" svg:x1="16.957cm" svg:y1="3.889cm" svg:x2="17.11cm" svg:y2="3.889cm">
          <text:p/>
        </draw:line>
        <draw:line draw:style-name="gr97" draw:layer="layout" svg:x1="17.033cm" svg:y1="3.347cm" svg:x2="17.033cm" svg:y2="3.194cm">
          <text:p/>
        </draw:line>
        <draw:line draw:style-name="gr97" draw:layer="layout" svg:x1="16.957cm" svg:y1="3.271cm" svg:x2="17.11cm" svg:y2="3.271cm">
          <text:p/>
        </draw:line>
        <draw:line draw:style-name="gr97" draw:layer="layout" svg:x1="17.033cm" svg:y1="3.238cm" svg:x2="17.033cm" svg:y2="3.084cm">
          <text:p/>
        </draw:line>
        <draw:line draw:style-name="gr97" draw:layer="layout" svg:x1="16.957cm" svg:y1="3.161cm" svg:x2="17.11cm" svg:y2="3.161cm">
          <text:p/>
        </draw:line>
        <draw:line draw:style-name="gr97" draw:layer="layout" svg:x1="17.033cm" svg:y1="3.194cm" svg:x2="17.033cm" svg:y2="3.041cm">
          <text:p/>
        </draw:line>
        <draw:line draw:style-name="gr97" draw:layer="layout" svg:x1="16.957cm" svg:y1="3.117cm" svg:x2="17.11cm" svg:y2="3.117cm">
          <text:p/>
        </draw:line>
        <draw:line draw:style-name="gr97" draw:layer="layout" svg:x1="17.033cm" svg:y1="2.907cm" svg:x2="17.033cm" svg:y2="2.753cm">
          <text:p/>
        </draw:line>
        <draw:line draw:style-name="gr97" draw:layer="layout" svg:x1="16.957cm" svg:y1="2.83cm" svg:x2="17.11cm" svg:y2="2.83cm">
          <text:p/>
        </draw:line>
        <draw:line draw:style-name="gr97" draw:layer="layout" svg:x1="17.033cm" svg:y1="2.885cm" svg:x2="17.033cm" svg:y2="2.732cm">
          <text:p/>
        </draw:line>
        <draw:line draw:style-name="gr97" draw:layer="layout" svg:x1="16.957cm" svg:y1="2.808cm" svg:x2="17.11cm" svg:y2="2.808cm">
          <text:p/>
        </draw:line>
        <draw:line draw:style-name="gr97" draw:layer="layout" svg:x1="17.033cm" svg:y1="2.819cm" svg:x2="17.033cm" svg:y2="2.666cm">
          <text:p/>
        </draw:line>
        <draw:line draw:style-name="gr97" draw:layer="layout" svg:x1="16.957cm" svg:y1="2.742cm" svg:x2="17.11cm" svg:y2="2.742cm">
          <text:p/>
        </draw:line>
        <draw:line draw:style-name="gr97" draw:layer="layout" svg:x1="17.063cm" svg:y1="13.374cm" svg:x2="17.063cm" svg:y2="13.221cm">
          <text:p/>
        </draw:line>
        <draw:line draw:style-name="gr97" draw:layer="layout" svg:x1="16.986cm" svg:y1="13.298cm" svg:x2="17.139cm" svg:y2="13.298cm">
          <text:p/>
        </draw:line>
        <draw:line draw:style-name="gr97" draw:layer="layout" svg:x1="17.063cm" svg:y1="13.265cm" svg:x2="17.063cm" svg:y2="13.111cm">
          <text:p/>
        </draw:line>
        <draw:line draw:style-name="gr97" draw:layer="layout" svg:x1="16.986cm" svg:y1="13.188cm" svg:x2="17.139cm" svg:y2="13.188cm">
          <text:p/>
        </draw:line>
        <draw:line draw:style-name="gr97" draw:layer="layout" svg:x1="17.063cm" svg:y1="13.243cm" svg:x2="17.063cm" svg:y2="13.09cm">
          <text:p/>
        </draw:line>
        <draw:line draw:style-name="gr97" draw:layer="layout" svg:x1="16.986cm" svg:y1="13.166cm" svg:x2="17.139cm" svg:y2="13.166cm">
          <text:p/>
        </draw:line>
        <draw:line draw:style-name="gr97" draw:layer="layout" svg:x1="17.063cm" svg:y1="13.221cm" svg:x2="17.063cm" svg:y2="13.068cm">
          <text:p/>
        </draw:line>
        <draw:line draw:style-name="gr97" draw:layer="layout" svg:x1="16.986cm" svg:y1="13.144cm" svg:x2="17.139cm" svg:y2="13.144cm">
          <text:p/>
        </draw:line>
        <draw:line draw:style-name="gr97" draw:layer="layout" svg:x1="17.063cm" svg:y1="12.69cm" svg:x2="17.063cm" svg:y2="12.537cm">
          <text:p/>
        </draw:line>
        <draw:line draw:style-name="gr97" draw:layer="layout" svg:x1="16.986cm" svg:y1="12.614cm" svg:x2="17.139cm" svg:y2="12.614cm">
          <text:p/>
        </draw:line>
        <draw:line draw:style-name="gr97" draw:layer="layout" svg:x1="17.063cm" svg:y1="12.647cm" svg:x2="17.063cm" svg:y2="12.493cm">
          <text:p/>
        </draw:line>
        <draw:line draw:style-name="gr97" draw:layer="layout" svg:x1="16.986cm" svg:y1="12.57cm" svg:x2="17.139cm" svg:y2="12.57cm">
          <text:p/>
        </draw:line>
        <draw:line draw:style-name="gr97" draw:layer="layout" svg:x1="17.063cm" svg:y1="11.875cm" svg:x2="17.063cm" svg:y2="11.722cm">
          <text:p/>
        </draw:line>
        <draw:line draw:style-name="gr97" draw:layer="layout" svg:x1="16.986cm" svg:y1="11.798cm" svg:x2="17.139cm" svg:y2="11.798cm">
          <text:p/>
        </draw:line>
        <draw:line draw:style-name="gr97" draw:layer="layout" svg:x1="17.063cm" svg:y1="11.787cm" svg:x2="17.063cm" svg:y2="11.634cm">
          <text:p/>
        </draw:line>
        <draw:line draw:style-name="gr97" draw:layer="layout" svg:x1="16.986cm" svg:y1="11.711cm" svg:x2="17.139cm" svg:y2="11.711cm">
          <text:p/>
        </draw:line>
        <draw:line draw:style-name="gr97" draw:layer="layout" svg:x1="17.063cm" svg:y1="11.147cm" svg:x2="17.063cm" svg:y2="10.994cm">
          <text:p/>
        </draw:line>
        <draw:line draw:style-name="gr97" draw:layer="layout" svg:x1="16.986cm" svg:y1="11.071cm" svg:x2="17.139cm" svg:y2="11.071cm">
          <text:p/>
        </draw:line>
        <draw:line draw:style-name="gr97" draw:layer="layout" svg:x1="17.063cm" svg:y1="10.863cm" svg:x2="17.063cm" svg:y2="10.709cm">
          <text:p/>
        </draw:line>
        <draw:line draw:style-name="gr97" draw:layer="layout" svg:x1="16.986cm" svg:y1="10.786cm" svg:x2="17.139cm" svg:y2="10.786cm">
          <text:p/>
        </draw:line>
        <draw:line draw:style-name="gr97" draw:layer="layout" svg:x1="17.063cm" svg:y1="10.288cm" svg:x2="17.063cm" svg:y2="10.135cm">
          <text:p/>
        </draw:line>
        <draw:line draw:style-name="gr97" draw:layer="layout" svg:x1="16.986cm" svg:y1="10.212cm" svg:x2="17.139cm" svg:y2="10.212cm">
          <text:p/>
        </draw:line>
        <draw:line draw:style-name="gr97" draw:layer="layout" svg:x1="17.063cm" svg:y1="10.201cm" svg:x2="17.063cm" svg:y2="10.047cm">
          <text:p/>
        </draw:line>
        <draw:line draw:style-name="gr97" draw:layer="layout" svg:x1="16.986cm" svg:y1="10.124cm" svg:x2="17.139cm" svg:y2="10.124cm">
          <text:p/>
        </draw:line>
        <draw:line draw:style-name="gr97" draw:layer="layout" svg:x1="17.063cm" svg:y1="9.892cm" svg:x2="17.063cm" svg:y2="9.738cm">
          <text:p/>
        </draw:line>
        <draw:line draw:style-name="gr97" draw:layer="layout" svg:x1="16.986cm" svg:y1="9.815cm" svg:x2="17.139cm" svg:y2="9.815cm">
          <text:p/>
        </draw:line>
        <draw:line draw:style-name="gr97" draw:layer="layout" svg:x1="17.063cm" svg:y1="9.848cm" svg:x2="17.063cm" svg:y2="9.694cm">
          <text:p/>
        </draw:line>
        <draw:line draw:style-name="gr97" draw:layer="layout" svg:x1="16.986cm" svg:y1="9.771cm" svg:x2="17.139cm" svg:y2="9.771cm">
          <text:p/>
        </draw:line>
        <draw:line draw:style-name="gr97" draw:layer="layout" svg:x1="17.063cm" svg:y1="9.629cm" svg:x2="17.063cm" svg:y2="9.475cm">
          <text:p/>
        </draw:line>
        <draw:line draw:style-name="gr97" draw:layer="layout" svg:x1="16.986cm" svg:y1="9.552cm" svg:x2="17.139cm" svg:y2="9.552cm">
          <text:p/>
        </draw:line>
        <draw:line draw:style-name="gr97" draw:layer="layout" svg:x1="17.063cm" svg:y1="9.363cm" svg:x2="17.063cm" svg:y2="9.21cm">
          <text:p/>
        </draw:line>
        <draw:line draw:style-name="gr97" draw:layer="layout" svg:x1="16.986cm" svg:y1="9.287cm" svg:x2="17.139cm" svg:y2="9.287cm">
          <text:p/>
        </draw:line>
        <draw:line draw:style-name="gr97" draw:layer="layout" svg:x1="17.063cm" svg:y1="9.298cm" svg:x2="17.063cm" svg:y2="9.144cm">
          <text:p/>
        </draw:line>
        <draw:line draw:style-name="gr97" draw:layer="layout" svg:x1="16.986cm" svg:y1="9.221cm" svg:x2="17.139cm" svg:y2="9.221cm">
          <text:p/>
        </draw:line>
        <draw:line draw:style-name="gr97" draw:layer="layout" svg:x1="17.063cm" svg:y1="9.188cm" svg:x2="17.063cm" svg:y2="9.035cm">
          <text:p/>
        </draw:line>
        <draw:line draw:style-name="gr97" draw:layer="layout" svg:x1="16.986cm" svg:y1="9.112cm" svg:x2="17.139cm" svg:y2="9.112cm">
          <text:p/>
        </draw:line>
        <draw:line draw:style-name="gr97" draw:layer="layout" svg:x1="17.063cm" svg:y1="8.658cm" svg:x2="17.063cm" svg:y2="8.504cm">
          <text:p/>
        </draw:line>
        <draw:line draw:style-name="gr97" draw:layer="layout" svg:x1="16.986cm" svg:y1="8.581cm" svg:x2="17.139cm" svg:y2="8.581cm">
          <text:p/>
        </draw:line>
        <draw:line draw:style-name="gr97" draw:layer="layout" svg:x1="17.063cm" svg:y1="8.173cm" svg:x2="17.063cm" svg:y2="8.02cm">
          <text:p/>
        </draw:line>
        <draw:line draw:style-name="gr97" draw:layer="layout" svg:x1="16.986cm" svg:y1="8.097cm" svg:x2="17.139cm" svg:y2="8.097cm">
          <text:p/>
        </draw:line>
        <draw:line draw:style-name="gr97" draw:layer="layout" svg:x1="17.063cm" svg:y1="7.864cm" svg:x2="17.063cm" svg:y2="7.711cm">
          <text:p/>
        </draw:line>
        <draw:line draw:style-name="gr97" draw:layer="layout" svg:x1="16.986cm" svg:y1="7.788cm" svg:x2="17.139cm" svg:y2="7.788cm">
          <text:p/>
        </draw:line>
        <draw:line draw:style-name="gr97" draw:layer="layout" svg:x1="17.063cm" svg:y1="7.799cm" svg:x2="17.063cm" svg:y2="7.645cm">
          <text:p/>
        </draw:line>
        <draw:line draw:style-name="gr97" draw:layer="layout" svg:x1="16.986cm" svg:y1="7.722cm" svg:x2="17.139cm" svg:y2="7.722cm">
          <text:p/>
        </draw:line>
        <draw:line draw:style-name="gr97" draw:layer="layout" svg:x1="17.063cm" svg:y1="7.601cm" svg:x2="17.063cm" svg:y2="7.448cm">
          <text:p/>
        </draw:line>
        <draw:line draw:style-name="gr97" draw:layer="layout" svg:x1="16.986cm" svg:y1="7.525cm" svg:x2="17.139cm" svg:y2="7.525cm">
          <text:p/>
        </draw:line>
        <draw:line draw:style-name="gr97" draw:layer="layout" svg:x1="17.063cm" svg:y1="7.558cm" svg:x2="17.063cm" svg:y2="7.404cm">
          <text:p/>
        </draw:line>
        <draw:line draw:style-name="gr97" draw:layer="layout" svg:x1="16.986cm" svg:y1="7.481cm" svg:x2="17.139cm" svg:y2="7.481cm">
          <text:p/>
        </draw:line>
        <draw:line draw:style-name="gr97" draw:layer="layout" svg:x1="17.063cm" svg:y1="7.424cm" svg:x2="17.063cm" svg:y2="7.27cm">
          <text:p/>
        </draw:line>
        <draw:line draw:style-name="gr97" draw:layer="layout" svg:x1="16.986cm" svg:y1="7.347cm" svg:x2="17.139cm" svg:y2="7.347cm">
          <text:p/>
        </draw:line>
        <draw:line draw:style-name="gr97" draw:layer="layout" svg:x1="17.063cm" svg:y1="7.117cm" svg:x2="17.063cm" svg:y2="6.964cm">
          <text:p/>
        </draw:line>
        <draw:line draw:style-name="gr97" draw:layer="layout" svg:x1="16.986cm" svg:y1="7.04cm" svg:x2="17.139cm" svg:y2="7.04cm">
          <text:p/>
        </draw:line>
        <draw:line draw:style-name="gr97" draw:layer="layout" svg:x1="17.063cm" svg:y1="7.049cm" svg:x2="17.063cm" svg:y2="6.896cm">
          <text:p/>
        </draw:line>
        <draw:line draw:style-name="gr97" draw:layer="layout" svg:x1="16.986cm" svg:y1="6.972cm" svg:x2="17.139cm" svg:y2="6.972cm">
          <text:p/>
        </draw:line>
        <draw:line draw:style-name="gr97" draw:layer="layout" svg:x1="17.063cm" svg:y1="6.918cm" svg:x2="17.063cm" svg:y2="6.764cm">
          <text:p/>
        </draw:line>
        <draw:line draw:style-name="gr97" draw:layer="layout" svg:x1="16.986cm" svg:y1="6.841cm" svg:x2="17.139cm" svg:y2="6.841cm">
          <text:p/>
        </draw:line>
        <draw:line draw:style-name="gr97" draw:layer="layout" svg:x1="17.063cm" svg:y1="6.477cm" svg:x2="17.063cm" svg:y2="6.324cm">
          <text:p/>
        </draw:line>
        <draw:line draw:style-name="gr97" draw:layer="layout" svg:x1="16.986cm" svg:y1="6.4cm" svg:x2="17.139cm" svg:y2="6.4cm">
          <text:p/>
        </draw:line>
        <draw:line draw:style-name="gr97" draw:layer="layout" svg:x1="17.063cm" svg:y1="6.256cm" svg:x2="17.063cm" svg:y2="6.102cm">
          <text:p/>
        </draw:line>
        <draw:line draw:style-name="gr97" draw:layer="layout" svg:x1="16.986cm" svg:y1="6.179cm" svg:x2="17.139cm" svg:y2="6.179cm">
          <text:p/>
        </draw:line>
        <draw:line draw:style-name="gr97" draw:layer="layout" svg:x1="17.063cm" svg:y1="6.234cm" svg:x2="17.063cm" svg:y2="6.08cm">
          <text:p/>
        </draw:line>
        <draw:line draw:style-name="gr97" draw:layer="layout" svg:x1="16.986cm" svg:y1="6.157cm" svg:x2="17.139cm" svg:y2="6.157cm">
          <text:p/>
        </draw:line>
        <draw:line draw:style-name="gr97" draw:layer="layout" svg:x1="17.063cm" svg:y1="6.146cm" svg:x2="17.063cm" svg:y2="5.993cm">
          <text:p/>
        </draw:line>
        <draw:line draw:style-name="gr97" draw:layer="layout" svg:x1="16.986cm" svg:y1="6.069cm" svg:x2="17.139cm" svg:y2="6.069cm">
          <text:p/>
        </draw:line>
        <draw:line draw:style-name="gr97" draw:layer="layout" svg:x1="17.063cm" svg:y1="5.771cm" svg:x2="17.063cm" svg:y2="5.618cm">
          <text:p/>
        </draw:line>
        <draw:line draw:style-name="gr97" draw:layer="layout" svg:x1="16.986cm" svg:y1="5.695cm" svg:x2="17.139cm" svg:y2="5.695cm">
          <text:p/>
        </draw:line>
        <draw:line draw:style-name="gr97" draw:layer="layout" svg:x1="17.063cm" svg:y1="5.134cm" svg:x2="17.063cm" svg:y2="4.98cm">
          <text:p/>
        </draw:line>
        <draw:line draw:style-name="gr97" draw:layer="layout" svg:x1="16.986cm" svg:y1="5.057cm" svg:x2="17.139cm" svg:y2="5.057cm">
          <text:p/>
        </draw:line>
        <draw:line draw:style-name="gr97" draw:layer="layout" svg:x1="17.063cm" svg:y1="5.044cm" svg:x2="17.063cm" svg:y2="4.89cm">
          <text:p/>
        </draw:line>
        <draw:line draw:style-name="gr97" draw:layer="layout" svg:x1="16.986cm" svg:y1="4.967cm" svg:x2="17.139cm" svg:y2="4.967cm">
          <text:p/>
        </draw:line>
        <draw:line draw:style-name="gr97" draw:layer="layout" svg:x1="17.063cm" svg:y1="4.625cm" svg:x2="17.063cm" svg:y2="4.472cm">
          <text:p/>
        </draw:line>
        <draw:line draw:style-name="gr97" draw:layer="layout" svg:x1="16.986cm" svg:y1="4.548cm" svg:x2="17.139cm" svg:y2="4.548cm">
          <text:p/>
        </draw:line>
        <draw:line draw:style-name="gr97" draw:layer="layout" svg:x1="17.063cm" svg:y1="4.296cm" svg:x2="17.063cm" svg:y2="4.143cm">
          <text:p/>
        </draw:line>
        <draw:line draw:style-name="gr97" draw:layer="layout" svg:x1="16.986cm" svg:y1="4.22cm" svg:x2="17.139cm" svg:y2="4.22cm">
          <text:p/>
        </draw:line>
        <draw:line draw:style-name="gr97" draw:layer="layout" svg:x1="17.063cm" svg:y1="4.184cm" svg:x2="17.063cm" svg:y2="4.031cm">
          <text:p/>
        </draw:line>
        <draw:line draw:style-name="gr97" draw:layer="layout" svg:x1="16.986cm" svg:y1="4.108cm" svg:x2="17.139cm" svg:y2="4.108cm">
          <text:p/>
        </draw:line>
        <draw:line draw:style-name="gr97" draw:layer="layout" svg:x1="17.063cm" svg:y1="4.053cm" svg:x2="17.063cm" svg:y2="3.9cm">
          <text:p/>
        </draw:line>
        <draw:line draw:style-name="gr97" draw:layer="layout" svg:x1="16.986cm" svg:y1="3.976cm" svg:x2="17.139cm" svg:y2="3.976cm">
          <text:p/>
        </draw:line>
        <draw:line draw:style-name="gr97" draw:layer="layout" svg:x1="17.063cm" svg:y1="3.9cm" svg:x2="17.063cm" svg:y2="3.746cm">
          <text:p/>
        </draw:line>
        <draw:line draw:style-name="gr97" draw:layer="layout" svg:x1="16.986cm" svg:y1="3.823cm" svg:x2="17.139cm" svg:y2="3.823cm">
          <text:p/>
        </draw:line>
        <draw:line draw:style-name="gr97" draw:layer="layout" svg:x1="17.063cm" svg:y1="3.282cm" svg:x2="17.063cm" svg:y2="3.128cm">
          <text:p/>
        </draw:line>
        <draw:line draw:style-name="gr97" draw:layer="layout" svg:x1="16.986cm" svg:y1="3.205cm" svg:x2="17.139cm" svg:y2="3.205cm">
          <text:p/>
        </draw:line>
        <draw:line draw:style-name="gr97" draw:layer="layout" svg:x1="17.063cm" svg:y1="2.841cm" svg:x2="17.063cm" svg:y2="2.688cm">
          <text:p/>
        </draw:line>
        <draw:line draw:style-name="gr97" draw:layer="layout" svg:x1="16.986cm" svg:y1="2.764cm" svg:x2="17.139cm" svg:y2="2.764cm">
          <text:p/>
        </draw:line>
        <draw:line draw:style-name="gr97" draw:layer="layout" svg:x1="17.094cm" svg:y1="13.087cm" svg:x2="17.094cm" svg:y2="12.934cm">
          <text:p/>
        </draw:line>
        <draw:line draw:style-name="gr97" draw:layer="layout" svg:x1="17.018cm" svg:y1="13.01cm" svg:x2="17.171cm" svg:y2="13.01cm">
          <text:p/>
        </draw:line>
        <draw:line draw:style-name="gr97" draw:layer="layout" svg:x1="17.094cm" svg:y1="12.581cm" svg:x2="17.094cm" svg:y2="12.428cm">
          <text:p/>
        </draw:line>
        <draw:line draw:style-name="gr97" draw:layer="layout" svg:x1="17.018cm" svg:y1="12.504cm" svg:x2="17.171cm" svg:y2="12.504cm">
          <text:p/>
        </draw:line>
        <draw:line draw:style-name="gr97" draw:layer="layout" svg:x1="17.094cm" svg:y1="12.559cm" svg:x2="17.094cm" svg:y2="12.406cm">
          <text:p/>
        </draw:line>
        <draw:line draw:style-name="gr97" draw:layer="layout" svg:x1="17.018cm" svg:y1="12.482cm" svg:x2="17.171cm" svg:y2="12.482cm">
          <text:p/>
        </draw:line>
        <draw:line draw:style-name="gr97" draw:layer="layout" svg:x1="17.094cm" svg:y1="12.449cm" svg:x2="17.094cm" svg:y2="12.296cm">
          <text:p/>
        </draw:line>
        <draw:line draw:style-name="gr97" draw:layer="layout" svg:x1="17.018cm" svg:y1="12.373cm" svg:x2="17.171cm" svg:y2="12.373cm">
          <text:p/>
        </draw:line>
        <draw:line draw:style-name="gr97" draw:layer="layout" svg:x1="17.094cm" svg:y1="12.075cm" svg:x2="17.094cm" svg:y2="11.921cm">
          <text:p/>
        </draw:line>
        <draw:line draw:style-name="gr97" draw:layer="layout" svg:x1="17.018cm" svg:y1="11.998cm" svg:x2="17.171cm" svg:y2="11.998cm">
          <text:p/>
        </draw:line>
        <draw:line draw:style-name="gr97" draw:layer="layout" svg:x1="17.094cm" svg:y1="11.413cm" svg:x2="17.094cm" svg:y2="11.259cm">
          <text:p/>
        </draw:line>
        <draw:line draw:style-name="gr97" draw:layer="layout" svg:x1="17.018cm" svg:y1="11.336cm" svg:x2="17.171cm" svg:y2="11.336cm">
          <text:p/>
        </draw:line>
        <draw:line draw:style-name="gr97" draw:layer="layout" svg:x1="17.094cm" svg:y1="11.347cm" svg:x2="17.094cm" svg:y2="11.194cm">
          <text:p/>
        </draw:line>
        <draw:line draw:style-name="gr97" draw:layer="layout" svg:x1="17.018cm" svg:y1="11.27cm" svg:x2="17.171cm" svg:y2="11.27cm">
          <text:p/>
        </draw:line>
        <draw:line draw:style-name="gr97" draw:layer="layout" svg:x1="17.094cm" svg:y1="11.281cm" svg:x2="17.094cm" svg:y2="11.128cm">
          <text:p/>
        </draw:line>
        <draw:line draw:style-name="gr97" draw:layer="layout" svg:x1="17.018cm" svg:y1="11.205cm" svg:x2="17.171cm" svg:y2="11.205cm">
          <text:p/>
        </draw:line>
        <draw:line draw:style-name="gr97" draw:layer="layout" svg:x1="17.094cm" svg:y1="11.237cm" svg:x2="17.094cm" svg:y2="11.084cm">
          <text:p/>
        </draw:line>
        <draw:line draw:style-name="gr97" draw:layer="layout" svg:x1="17.018cm" svg:y1="11.161cm" svg:x2="17.171cm" svg:y2="11.161cm">
          <text:p/>
        </draw:line>
        <draw:line draw:style-name="gr97" draw:layer="layout" svg:x1="17.094cm" svg:y1="11.104cm" svg:x2="17.094cm" svg:y2="10.95cm">
          <text:p/>
        </draw:line>
        <draw:line draw:style-name="gr97" draw:layer="layout" svg:x1="17.018cm" svg:y1="11.027cm" svg:x2="17.171cm" svg:y2="11.027cm">
          <text:p/>
        </draw:line>
        <draw:line draw:style-name="gr97" draw:layer="layout" svg:x1="17.094cm" svg:y1="10.641cm" svg:x2="17.094cm" svg:y2="10.488cm">
          <text:p/>
        </draw:line>
        <draw:line draw:style-name="gr97" draw:layer="layout" svg:x1="17.018cm" svg:y1="10.565cm" svg:x2="17.171cm" svg:y2="10.565cm">
          <text:p/>
        </draw:line>
        <draw:line draw:style-name="gr97" draw:layer="layout" svg:x1="17.094cm" svg:y1="10.466cm" svg:x2="17.094cm" svg:y2="10.313cm">
          <text:p/>
        </draw:line>
        <draw:line draw:style-name="gr97" draw:layer="layout" svg:x1="17.018cm" svg:y1="10.389cm" svg:x2="17.171cm" svg:y2="10.389cm">
          <text:p/>
        </draw:line>
        <draw:line draw:style-name="gr97" draw:layer="layout" svg:x1="17.094cm" svg:y1="10.444cm" svg:x2="17.094cm" svg:y2="10.291cm">
          <text:p/>
        </draw:line>
        <draw:line draw:style-name="gr97" draw:layer="layout" svg:x1="17.018cm" svg:y1="10.367cm" svg:x2="17.171cm" svg:y2="10.367cm">
          <text:p/>
        </draw:line>
        <draw:line draw:style-name="gr97" draw:layer="layout" svg:x1="17.094cm" svg:y1="10.422cm" svg:x2="17.094cm" svg:y2="10.269cm">
          <text:p/>
        </draw:line>
        <draw:line draw:style-name="gr97" draw:layer="layout" svg:x1="17.018cm" svg:y1="10.346cm" svg:x2="17.171cm" svg:y2="10.346cm">
          <text:p/>
        </draw:line>
        <draw:line draw:style-name="gr97" draw:layer="layout" svg:x1="17.094cm" svg:y1="10.354cm" svg:x2="17.094cm" svg:y2="10.201cm">
          <text:p/>
        </draw:line>
        <draw:line draw:style-name="gr97" draw:layer="layout" svg:x1="17.018cm" svg:y1="10.277cm" svg:x2="17.171cm" svg:y2="10.277cm">
          <text:p/>
        </draw:line>
        <draw:line draw:style-name="gr97" draw:layer="layout" svg:x1="17.094cm" svg:y1="10.113cm" svg:x2="17.094cm" svg:y2="9.96cm">
          <text:p/>
        </draw:line>
        <draw:line draw:style-name="gr97" draw:layer="layout" svg:x1="17.018cm" svg:y1="10.036cm" svg:x2="17.171cm" svg:y2="10.036cm">
          <text:p/>
        </draw:line>
        <draw:line draw:style-name="gr97" draw:layer="layout" svg:x1="17.094cm" svg:y1="10.091cm" svg:x2="17.094cm" svg:y2="9.938cm">
          <text:p/>
        </draw:line>
        <draw:line draw:style-name="gr97" draw:layer="layout" svg:x1="17.018cm" svg:y1="10.015cm" svg:x2="17.171cm" svg:y2="10.015cm">
          <text:p/>
        </draw:line>
        <draw:line draw:style-name="gr97" draw:layer="layout" svg:x1="17.094cm" svg:y1="9.407cm" svg:x2="17.094cm" svg:y2="9.254cm">
          <text:p/>
        </draw:line>
        <draw:line draw:style-name="gr97" draw:layer="layout" svg:x1="17.018cm" svg:y1="9.331cm" svg:x2="17.171cm" svg:y2="9.331cm">
          <text:p/>
        </draw:line>
        <draw:line draw:style-name="gr97" draw:layer="layout" svg:x1="17.094cm" svg:y1="9.076cm" svg:x2="17.094cm" svg:y2="8.923cm">
          <text:p/>
        </draw:line>
        <draw:line draw:style-name="gr97" draw:layer="layout" svg:x1="17.018cm" svg:y1="9cm" svg:x2="17.171cm" svg:y2="9cm">
          <text:p/>
        </draw:line>
        <draw:line draw:style-name="gr97" draw:layer="layout" svg:x1="17.094cm" svg:y1="9.033cm" svg:x2="17.094cm" svg:y2="8.879cm">
          <text:p/>
        </draw:line>
        <draw:line draw:style-name="gr97" draw:layer="layout" svg:x1="17.018cm" svg:y1="8.956cm" svg:x2="17.171cm" svg:y2="8.956cm">
          <text:p/>
        </draw:line>
        <draw:line draw:style-name="gr97" draw:layer="layout" svg:x1="17.094cm" svg:y1="8.614cm" svg:x2="17.094cm" svg:y2="8.461cm">
          <text:p/>
        </draw:line>
        <draw:line draw:style-name="gr97" draw:layer="layout" svg:x1="17.018cm" svg:y1="8.537cm" svg:x2="17.171cm" svg:y2="8.537cm">
          <text:p/>
        </draw:line>
        <draw:line draw:style-name="gr97" draw:layer="layout" svg:x1="17.094cm" svg:y1="8.283cm" svg:x2="17.094cm" svg:y2="8.13cm">
          <text:p/>
        </draw:line>
        <draw:line draw:style-name="gr97" draw:layer="layout" svg:x1="17.018cm" svg:y1="8.206cm" svg:x2="17.171cm" svg:y2="8.206cm">
          <text:p/>
        </draw:line>
        <draw:line draw:style-name="gr97" draw:layer="layout" svg:x1="17.094cm" svg:y1="8.173cm" svg:x2="17.094cm" svg:y2="8.02cm">
          <text:p/>
        </draw:line>
        <draw:line draw:style-name="gr97" draw:layer="layout" svg:x1="17.018cm" svg:y1="8.097cm" svg:x2="17.171cm" svg:y2="8.097cm">
          <text:p/>
        </draw:line>
        <draw:line draw:style-name="gr97" draw:layer="layout" svg:x1="17.094cm" svg:y1="8.13cm" svg:x2="17.094cm" svg:y2="7.976cm">
          <text:p/>
        </draw:line>
        <draw:line draw:style-name="gr97" draw:layer="layout" svg:x1="17.018cm" svg:y1="8.053cm" svg:x2="17.171cm" svg:y2="8.053cm">
          <text:p/>
        </draw:line>
        <draw:line draw:style-name="gr97" draw:layer="layout" svg:x1="17.094cm" svg:y1="7.711cm" svg:x2="17.094cm" svg:y2="7.558cm">
          <text:p/>
        </draw:line>
        <draw:line draw:style-name="gr97" draw:layer="layout" svg:x1="17.018cm" svg:y1="7.634cm" svg:x2="17.171cm" svg:y2="7.634cm">
          <text:p/>
        </draw:line>
        <draw:line draw:style-name="gr97" draw:layer="layout" svg:x1="17.094cm" svg:y1="7.558cm" svg:x2="17.094cm" svg:y2="7.404cm">
          <text:p/>
        </draw:line>
        <draw:line draw:style-name="gr97" draw:layer="layout" svg:x1="17.018cm" svg:y1="7.481cm" svg:x2="17.171cm" svg:y2="7.481cm">
          <text:p/>
        </draw:line>
        <draw:line draw:style-name="gr97" draw:layer="layout" svg:x1="17.094cm" svg:y1="7.446cm" svg:x2="17.094cm" svg:y2="7.292cm">
          <text:p/>
        </draw:line>
        <draw:line draw:style-name="gr97" draw:layer="layout" svg:x1="17.018cm" svg:y1="7.369cm" svg:x2="17.171cm" svg:y2="7.369cm">
          <text:p/>
        </draw:line>
        <draw:line draw:style-name="gr97" draw:layer="layout" svg:x1="17.094cm" svg:y1="7.161cm" svg:x2="17.094cm" svg:y2="7.008cm">
          <text:p/>
        </draw:line>
        <draw:line draw:style-name="gr97" draw:layer="layout" svg:x1="17.018cm" svg:y1="7.084cm" svg:x2="17.171cm" svg:y2="7.084cm">
          <text:p/>
        </draw:line>
        <draw:line draw:style-name="gr97" draw:layer="layout" svg:x1="17.094cm" svg:y1="7.139cm" svg:x2="17.094cm" svg:y2="6.986cm">
          <text:p/>
        </draw:line>
        <draw:line draw:style-name="gr97" draw:layer="layout" svg:x1="17.018cm" svg:y1="7.062cm" svg:x2="17.171cm" svg:y2="7.062cm">
          <text:p/>
        </draw:line>
        <draw:line draw:style-name="gr97" draw:layer="layout" svg:x1="17.094cm" svg:y1="7.117cm" svg:x2="17.094cm" svg:y2="6.964cm">
          <text:p/>
        </draw:line>
        <draw:line draw:style-name="gr97" draw:layer="layout" svg:x1="17.018cm" svg:y1="7.04cm" svg:x2="17.171cm" svg:y2="7.04cm">
          <text:p/>
        </draw:line>
        <draw:line draw:style-name="gr97" draw:layer="layout" svg:x1="17.094cm" svg:y1="7.027cm" svg:x2="17.094cm" svg:y2="6.874cm">
          <text:p/>
        </draw:line>
        <draw:line draw:style-name="gr97" draw:layer="layout" svg:x1="17.018cm" svg:y1="6.95cm" svg:x2="17.171cm" svg:y2="6.95cm">
          <text:p/>
        </draw:line>
        <draw:line draw:style-name="gr97" draw:layer="layout" svg:x1="17.094cm" svg:y1="7.005cm" svg:x2="17.094cm" svg:y2="6.852cm">
          <text:p/>
        </draw:line>
        <draw:line draw:style-name="gr97" draw:layer="layout" svg:x1="17.018cm" svg:y1="6.929cm" svg:x2="17.171cm" svg:y2="6.929cm">
          <text:p/>
        </draw:line>
        <draw:line draw:style-name="gr97" draw:layer="layout" svg:x1="17.094cm" svg:y1="6.808cm" svg:x2="17.094cm" svg:y2="6.655cm">
          <text:p/>
        </draw:line>
        <draw:line draw:style-name="gr97" draw:layer="layout" svg:x1="17.018cm" svg:y1="6.731cm" svg:x2="17.171cm" svg:y2="6.731cm">
          <text:p/>
        </draw:line>
        <draw:line draw:style-name="gr97" draw:layer="layout" svg:x1="17.094cm" svg:y1="6.742cm" svg:x2="17.094cm" svg:y2="6.589cm">
          <text:p/>
        </draw:line>
        <draw:line draw:style-name="gr97" draw:layer="layout" svg:x1="17.018cm" svg:y1="6.666cm" svg:x2="17.171cm" svg:y2="6.666cm">
          <text:p/>
        </draw:line>
        <draw:line draw:style-name="gr97" draw:layer="layout" svg:x1="17.094cm" svg:y1="6.674cm" svg:x2="17.094cm" svg:y2="6.521cm">
          <text:p/>
        </draw:line>
        <draw:line draw:style-name="gr97" draw:layer="layout" svg:x1="17.018cm" svg:y1="6.598cm" svg:x2="17.171cm" svg:y2="6.598cm">
          <text:p/>
        </draw:line>
        <draw:line draw:style-name="gr97" draw:layer="layout" svg:x1="17.094cm" svg:y1="6.346cm" svg:x2="17.094cm" svg:y2="6.192cm">
          <text:p/>
        </draw:line>
        <draw:line draw:style-name="gr97" draw:layer="layout" svg:x1="17.018cm" svg:y1="6.269cm" svg:x2="17.171cm" svg:y2="6.269cm">
          <text:p/>
        </draw:line>
        <draw:line draw:style-name="gr97" draw:layer="layout" svg:x1="17.094cm" svg:y1="6.324cm" svg:x2="17.094cm" svg:y2="6.17cm">
          <text:p/>
        </draw:line>
        <draw:line draw:style-name="gr97" draw:layer="layout" svg:x1="17.018cm" svg:y1="6.247cm" svg:x2="17.171cm" svg:y2="6.247cm">
          <text:p/>
        </draw:line>
        <draw:line draw:style-name="gr97" draw:layer="layout" svg:x1="17.094cm" svg:y1="6.234cm" svg:x2="17.094cm" svg:y2="6.08cm">
          <text:p/>
        </draw:line>
        <draw:line draw:style-name="gr97" draw:layer="layout" svg:x1="17.018cm" svg:y1="6.157cm" svg:x2="17.171cm" svg:y2="6.157cm">
          <text:p/>
        </draw:line>
        <draw:line draw:style-name="gr97" draw:layer="layout" svg:x1="17.094cm" svg:y1="5.749cm" svg:x2="17.094cm" svg:y2="5.596cm">
          <text:p/>
        </draw:line>
        <draw:line draw:style-name="gr97" draw:layer="layout" svg:x1="17.018cm" svg:y1="5.673cm" svg:x2="17.171cm" svg:y2="5.673cm">
          <text:p/>
        </draw:line>
        <draw:line draw:style-name="gr97" draw:layer="layout" svg:x1="17.094cm" svg:y1="5.706cm" svg:x2="17.094cm" svg:y2="5.552cm">
          <text:p/>
        </draw:line>
        <draw:line draw:style-name="gr97" draw:layer="layout" svg:x1="17.018cm" svg:y1="5.629cm" svg:x2="17.171cm" svg:y2="5.629cm">
          <text:p/>
        </draw:line>
        <draw:line draw:style-name="gr97" draw:layer="layout" svg:x1="17.094cm" svg:y1="5.508cm" svg:x2="17.094cm" svg:y2="5.355cm">
          <text:p/>
        </draw:line>
        <draw:line draw:style-name="gr97" draw:layer="layout" svg:x1="17.018cm" svg:y1="5.432cm" svg:x2="17.171cm" svg:y2="5.432cm">
          <text:p/>
        </draw:line>
        <draw:line draw:style-name="gr97" draw:layer="layout" svg:x1="17.094cm" svg:y1="5.465cm" svg:x2="17.094cm" svg:y2="5.311cm">
          <text:p/>
        </draw:line>
        <draw:line draw:style-name="gr97" draw:layer="layout" svg:x1="17.018cm" svg:y1="5.388cm" svg:x2="17.171cm" svg:y2="5.388cm">
          <text:p/>
        </draw:line>
        <draw:line draw:style-name="gr97" draw:layer="layout" svg:x1="17.094cm" svg:y1="5.44cm" svg:x2="17.094cm" svg:y2="5.287cm">
          <text:p/>
        </draw:line>
        <draw:line draw:style-name="gr97" draw:layer="layout" svg:x1="17.018cm" svg:y1="5.364cm" svg:x2="17.171cm" svg:y2="5.364cm">
          <text:p/>
        </draw:line>
        <draw:line draw:style-name="gr97" draw:layer="layout" svg:x1="17.094cm" svg:y1="5.396cm" svg:x2="17.094cm" svg:y2="5.243cm">
          <text:p/>
        </draw:line>
        <draw:line draw:style-name="gr97" draw:layer="layout" svg:x1="17.018cm" svg:y1="5.32cm" svg:x2="17.171cm" svg:y2="5.32cm">
          <text:p/>
        </draw:line>
        <draw:line draw:style-name="gr97" draw:layer="layout" svg:x1="17.094cm" svg:y1="5.375cm" svg:x2="17.094cm" svg:y2="5.221cm">
          <text:p/>
        </draw:line>
        <draw:line draw:style-name="gr97" draw:layer="layout" svg:x1="17.018cm" svg:y1="5.298cm" svg:x2="17.171cm" svg:y2="5.298cm">
          <text:p/>
        </draw:line>
        <draw:line draw:style-name="gr97" draw:layer="layout" svg:x1="17.094cm" svg:y1="5.134cm" svg:x2="17.094cm" svg:y2="4.98cm">
          <text:p/>
        </draw:line>
        <draw:line draw:style-name="gr97" draw:layer="layout" svg:x1="17.018cm" svg:y1="5.057cm" svg:x2="17.171cm" svg:y2="5.057cm">
          <text:p/>
        </draw:line>
        <draw:line draw:style-name="gr97" draw:layer="layout" svg:x1="17.094cm" svg:y1="4.868cm" svg:x2="17.094cm" svg:y2="4.715cm">
          <text:p/>
        </draw:line>
        <draw:line draw:style-name="gr97" draw:layer="layout" svg:x1="17.018cm" svg:y1="4.792cm" svg:x2="17.171cm" svg:y2="4.792cm">
          <text:p/>
        </draw:line>
        <draw:line draw:style-name="gr97" draw:layer="layout" svg:x1="17.094cm" svg:y1="4.472cm" svg:x2="17.094cm" svg:y2="4.318cm">
          <text:p/>
        </draw:line>
        <draw:line draw:style-name="gr97" draw:layer="layout" svg:x1="17.018cm" svg:y1="4.395cm" svg:x2="17.171cm" svg:y2="4.395cm">
          <text:p/>
        </draw:line>
        <draw:line draw:style-name="gr97" draw:layer="layout" svg:x1="17.094cm" svg:y1="4.296cm" svg:x2="17.094cm" svg:y2="4.143cm">
          <text:p/>
        </draw:line>
        <draw:line draw:style-name="gr97" draw:layer="layout" svg:x1="17.018cm" svg:y1="4.22cm" svg:x2="17.171cm" svg:y2="4.22cm">
          <text:p/>
        </draw:line>
        <draw:line draw:style-name="gr97" draw:layer="layout" svg:x1="17.094cm" svg:y1="4.075cm" svg:x2="17.094cm" svg:y2="3.922cm">
          <text:p/>
        </draw:line>
        <draw:line draw:style-name="gr97" draw:layer="layout" svg:x1="17.018cm" svg:y1="3.998cm" svg:x2="17.171cm" svg:y2="3.998cm">
          <text:p/>
        </draw:line>
        <draw:line draw:style-name="gr97" draw:layer="layout" svg:x1="17.094cm" svg:y1="3.987cm" svg:x2="17.094cm" svg:y2="3.834cm">
          <text:p/>
        </draw:line>
        <draw:line draw:style-name="gr97" draw:layer="layout" svg:x1="17.018cm" svg:y1="3.911cm" svg:x2="17.171cm" svg:y2="3.911cm">
          <text:p/>
        </draw:line>
        <draw:line draw:style-name="gr97" draw:layer="layout" svg:x1="17.094cm" svg:y1="3.944cm" svg:x2="17.094cm" svg:y2="3.79cm">
          <text:p/>
        </draw:line>
        <draw:line draw:style-name="gr97" draw:layer="layout" svg:x1="17.018cm" svg:y1="3.867cm" svg:x2="17.171cm" svg:y2="3.867cm">
          <text:p/>
        </draw:line>
        <draw:line draw:style-name="gr97" draw:layer="layout" svg:x1="17.094cm" svg:y1="3.634cm" svg:x2="17.094cm" svg:y2="3.481cm">
          <text:p/>
        </draw:line>
        <draw:line draw:style-name="gr97" draw:layer="layout" svg:x1="17.018cm" svg:y1="3.558cm" svg:x2="17.171cm" svg:y2="3.558cm">
          <text:p/>
        </draw:line>
        <draw:line draw:style-name="gr97" draw:layer="layout" svg:x1="17.094cm" svg:y1="3.481cm" svg:x2="17.094cm" svg:y2="3.328cm">
          <text:p/>
        </draw:line>
        <draw:line draw:style-name="gr97" draw:layer="layout" svg:x1="17.018cm" svg:y1="3.404cm" svg:x2="17.171cm" svg:y2="3.404cm">
          <text:p/>
        </draw:line>
        <draw:line draw:style-name="gr97" draw:layer="layout" svg:x1="17.094cm" svg:y1="3.128cm" svg:x2="17.094cm" svg:y2="2.975cm">
          <text:p/>
        </draw:line>
        <draw:line draw:style-name="gr97" draw:layer="layout" svg:x1="17.018cm" svg:y1="3.052cm" svg:x2="17.171cm" svg:y2="3.052cm">
          <text:p/>
        </draw:line>
        <draw:line draw:style-name="gr97" draw:layer="layout" svg:x1="17.094cm" svg:y1="3.084cm" svg:x2="17.094cm" svg:y2="2.931cm">
          <text:p/>
        </draw:line>
        <draw:line draw:style-name="gr97" draw:layer="layout" svg:x1="17.018cm" svg:y1="3.008cm" svg:x2="17.171cm" svg:y2="3.008cm">
          <text:p/>
        </draw:line>
        <draw:line draw:style-name="gr97" draw:layer="layout" svg:x1="17.094cm" svg:y1="2.994cm" svg:x2="17.094cm" svg:y2="2.841cm">
          <text:p/>
        </draw:line>
        <draw:line draw:style-name="gr97" draw:layer="layout" svg:x1="17.018cm" svg:y1="2.918cm" svg:x2="17.171cm" svg:y2="2.918cm">
          <text:p/>
        </draw:line>
        <draw:line draw:style-name="gr97" draw:layer="layout" svg:x1="17.123cm" svg:y1="12.228cm" svg:x2="17.123cm" svg:y2="12.075cm">
          <text:p/>
        </draw:line>
        <draw:line draw:style-name="gr97" draw:layer="layout" svg:x1="17.047cm" svg:y1="12.151cm" svg:x2="17.2cm" svg:y2="12.151cm">
          <text:p/>
        </draw:line>
        <draw:line draw:style-name="gr97" draw:layer="layout" svg:x1="17.123cm" svg:y1="12.009cm" svg:x2="17.123cm" svg:y2="11.856cm">
          <text:p/>
        </draw:line>
        <draw:line draw:style-name="gr97" draw:layer="layout" svg:x1="17.047cm" svg:y1="11.932cm" svg:x2="17.2cm" svg:y2="11.932cm">
          <text:p/>
        </draw:line>
        <draw:line draw:style-name="gr97" draw:layer="layout" svg:x1="17.123cm" svg:y1="11.897cm" svg:x2="17.123cm" svg:y2="11.744cm">
          <text:p/>
        </draw:line>
        <draw:line draw:style-name="gr97" draw:layer="layout" svg:x1="17.047cm" svg:y1="11.82cm" svg:x2="17.2cm" svg:y2="11.82cm">
          <text:p/>
        </draw:line>
        <draw:line draw:style-name="gr97" draw:layer="layout" svg:x1="17.123cm" svg:y1="11.656cm" svg:x2="17.123cm" svg:y2="11.503cm">
          <text:p/>
        </draw:line>
        <draw:line draw:style-name="gr97" draw:layer="layout" svg:x1="17.047cm" svg:y1="11.579cm" svg:x2="17.2cm" svg:y2="11.579cm">
          <text:p/>
        </draw:line>
        <draw:line draw:style-name="gr97" draw:layer="layout" svg:x1="17.123cm" svg:y1="11.522cm" svg:x2="17.123cm" svg:y2="11.369cm">
          <text:p/>
        </draw:line>
        <draw:line draw:style-name="gr97" draw:layer="layout" svg:x1="17.047cm" svg:y1="11.446cm" svg:x2="17.2cm" svg:y2="11.446cm">
          <text:p/>
        </draw:line>
        <draw:line draw:style-name="gr97" draw:layer="layout" svg:x1="17.123cm" svg:y1="11.147cm" svg:x2="17.123cm" svg:y2="10.994cm">
          <text:p/>
        </draw:line>
        <draw:line draw:style-name="gr97" draw:layer="layout" svg:x1="17.047cm" svg:y1="11.071cm" svg:x2="17.2cm" svg:y2="11.071cm">
          <text:p/>
        </draw:line>
        <draw:line draw:style-name="gr97" draw:layer="layout" svg:x1="17.123cm" svg:y1="11.104cm" svg:x2="17.123cm" svg:y2="10.95cm">
          <text:p/>
        </draw:line>
        <draw:line draw:style-name="gr97" draw:layer="layout" svg:x1="17.047cm" svg:y1="11.027cm" svg:x2="17.2cm" svg:y2="11.027cm">
          <text:p/>
        </draw:line>
        <draw:line draw:style-name="gr97" draw:layer="layout" svg:x1="17.123cm" svg:y1="10.994cm" svg:x2="17.123cm" svg:y2="10.841cm">
          <text:p/>
        </draw:line>
        <draw:line draw:style-name="gr97" draw:layer="layout" svg:x1="17.047cm" svg:y1="10.917cm" svg:x2="17.2cm" svg:y2="10.917cm">
          <text:p/>
        </draw:line>
        <draw:line draw:style-name="gr97" draw:layer="layout" svg:x1="17.123cm" svg:y1="10.928cm" svg:x2="17.123cm" svg:y2="10.775cm">
          <text:p/>
        </draw:line>
        <draw:line draw:style-name="gr97" draw:layer="layout" svg:x1="17.047cm" svg:y1="10.852cm" svg:x2="17.2cm" svg:y2="10.852cm">
          <text:p/>
        </draw:line>
        <draw:line draw:style-name="gr97" draw:layer="layout" svg:x1="17.123cm" svg:y1="10.685cm" svg:x2="17.123cm" svg:y2="10.532cm">
          <text:p/>
        </draw:line>
        <draw:line draw:style-name="gr97" draw:layer="layout" svg:x1="17.047cm" svg:y1="10.608cm" svg:x2="17.2cm" svg:y2="10.608cm">
          <text:p/>
        </draw:line>
        <draw:line draw:style-name="gr97" draw:layer="layout" svg:x1="17.123cm" svg:y1="9.694cm" svg:x2="17.123cm" svg:y2="9.541cm">
          <text:p/>
        </draw:line>
        <draw:line draw:style-name="gr97" draw:layer="layout" svg:x1="17.047cm" svg:y1="9.618cm" svg:x2="17.2cm" svg:y2="9.618cm">
          <text:p/>
        </draw:line>
        <draw:line draw:style-name="gr97" draw:layer="layout" svg:x1="17.123cm" svg:y1="9.451cm" svg:x2="17.123cm" svg:y2="9.298cm">
          <text:p/>
        </draw:line>
        <draw:line draw:style-name="gr97" draw:layer="layout" svg:x1="17.047cm" svg:y1="9.374cm" svg:x2="17.2cm" svg:y2="9.374cm">
          <text:p/>
        </draw:line>
        <draw:line draw:style-name="gr97" draw:layer="layout" svg:x1="17.123cm" svg:y1="9.385cm" svg:x2="17.123cm" svg:y2="9.232cm">
          <text:p/>
        </draw:line>
        <draw:line draw:style-name="gr97" draw:layer="layout" svg:x1="17.047cm" svg:y1="9.309cm" svg:x2="17.2cm" svg:y2="9.309cm">
          <text:p/>
        </draw:line>
        <draw:line draw:style-name="gr97" draw:layer="layout" svg:x1="17.123cm" svg:y1="9.342cm" svg:x2="17.123cm" svg:y2="9.188cm">
          <text:p/>
        </draw:line>
        <draw:line draw:style-name="gr97" draw:layer="layout" svg:x1="17.047cm" svg:y1="9.265cm" svg:x2="17.2cm" svg:y2="9.265cm">
          <text:p/>
        </draw:line>
        <draw:line draw:style-name="gr97" draw:layer="layout" svg:x1="17.123cm" svg:y1="9.166cm" svg:x2="17.123cm" svg:y2="9.013cm">
          <text:p/>
        </draw:line>
        <draw:line draw:style-name="gr97" draw:layer="layout" svg:x1="17.047cm" svg:y1="9.09cm" svg:x2="17.2cm" svg:y2="9.09cm">
          <text:p/>
        </draw:line>
        <draw:line draw:style-name="gr97" draw:layer="layout" svg:x1="17.123cm" svg:y1="8.813cm" svg:x2="17.123cm" svg:y2="8.66cm">
          <text:p/>
        </draw:line>
        <draw:line draw:style-name="gr97" draw:layer="layout" svg:x1="17.047cm" svg:y1="8.737cm" svg:x2="17.2cm" svg:y2="8.737cm">
          <text:p/>
        </draw:line>
        <draw:line draw:style-name="gr97" draw:layer="layout" svg:x1="17.123cm" svg:y1="8.57cm" svg:x2="17.123cm" svg:y2="8.417cm">
          <text:p/>
        </draw:line>
        <draw:line draw:style-name="gr97" draw:layer="layout" svg:x1="17.047cm" svg:y1="8.493cm" svg:x2="17.2cm" svg:y2="8.493cm">
          <text:p/>
        </draw:line>
        <draw:line draw:style-name="gr97" draw:layer="layout" svg:x1="17.123cm" svg:y1="8.305cm" svg:x2="17.123cm" svg:y2="8.151cm">
          <text:p/>
        </draw:line>
        <draw:line draw:style-name="gr97" draw:layer="layout" svg:x1="17.047cm" svg:y1="8.228cm" svg:x2="17.2cm" svg:y2="8.228cm">
          <text:p/>
        </draw:line>
        <draw:line draw:style-name="gr97" draw:layer="layout" svg:x1="17.123cm" svg:y1="7.82cm" svg:x2="17.123cm" svg:y2="7.667cm">
          <text:p/>
        </draw:line>
        <draw:line draw:style-name="gr97" draw:layer="layout" svg:x1="17.047cm" svg:y1="7.744cm" svg:x2="17.2cm" svg:y2="7.744cm">
          <text:p/>
        </draw:line>
        <draw:line draw:style-name="gr97" draw:layer="layout" svg:x1="17.123cm" svg:y1="7.777cm" svg:x2="17.123cm" svg:y2="7.623cm">
          <text:p/>
        </draw:line>
        <draw:line draw:style-name="gr97" draw:layer="layout" svg:x1="17.047cm" svg:y1="7.7cm" svg:x2="17.2cm" svg:y2="7.7cm">
          <text:p/>
        </draw:line>
        <draw:line draw:style-name="gr97" draw:layer="layout" svg:x1="17.123cm" svg:y1="7.645cm" svg:x2="17.123cm" svg:y2="7.492cm">
          <text:p/>
        </draw:line>
        <draw:line draw:style-name="gr97" draw:layer="layout" svg:x1="17.047cm" svg:y1="7.569cm" svg:x2="17.2cm" svg:y2="7.569cm">
          <text:p/>
        </draw:line>
        <draw:line draw:style-name="gr97" draw:layer="layout" svg:x1="17.123cm" svg:y1="6.499cm" svg:x2="17.123cm" svg:y2="6.346cm">
          <text:p/>
        </draw:line>
        <draw:line draw:style-name="gr97" draw:layer="layout" svg:x1="17.047cm" svg:y1="6.422cm" svg:x2="17.2cm" svg:y2="6.422cm">
          <text:p/>
        </draw:line>
        <draw:line draw:style-name="gr97" draw:layer="layout" svg:x1="17.123cm" svg:y1="5.949cm" svg:x2="17.123cm" svg:y2="5.796cm">
          <text:p/>
        </draw:line>
        <draw:line draw:style-name="gr97" draw:layer="layout" svg:x1="17.047cm" svg:y1="5.872cm" svg:x2="17.2cm" svg:y2="5.872cm">
          <text:p/>
        </draw:line>
        <draw:line draw:style-name="gr97" draw:layer="layout" svg:x1="17.123cm" svg:y1="5.396cm" svg:x2="17.123cm" svg:y2="5.243cm">
          <text:p/>
        </draw:line>
        <draw:line draw:style-name="gr97" draw:layer="layout" svg:x1="17.047cm" svg:y1="5.32cm" svg:x2="17.2cm" svg:y2="5.32cm">
          <text:p/>
        </draw:line>
        <draw:line draw:style-name="gr97" draw:layer="layout" svg:x1="17.123cm" svg:y1="4.781cm" svg:x2="17.123cm" svg:y2="4.627cm">
          <text:p/>
        </draw:line>
        <draw:line draw:style-name="gr97" draw:layer="layout" svg:x1="17.047cm" svg:y1="4.704cm" svg:x2="17.2cm" svg:y2="4.704cm">
          <text:p/>
        </draw:line>
        <draw:line draw:style-name="gr97" draw:layer="layout" svg:x1="17.123cm" svg:y1="4.759cm" svg:x2="17.123cm" svg:y2="4.606cm">
          <text:p/>
        </draw:line>
        <draw:line draw:style-name="gr97" draw:layer="layout" svg:x1="17.047cm" svg:y1="4.682cm" svg:x2="17.2cm" svg:y2="4.682cm">
          <text:p/>
        </draw:line>
        <draw:line draw:style-name="gr97" draw:layer="layout" svg:x1="17.123cm" svg:y1="4.119cm" svg:x2="17.123cm" svg:y2="3.965cm">
          <text:p/>
        </draw:line>
        <draw:line draw:style-name="gr97" draw:layer="layout" svg:x1="17.047cm" svg:y1="4.042cm" svg:x2="17.2cm" svg:y2="4.042cm">
          <text:p/>
        </draw:line>
        <draw:line draw:style-name="gr97" draw:layer="layout" svg:x1="17.123cm" svg:y1="4.031cm" svg:x2="17.123cm" svg:y2="3.878cm">
          <text:p/>
        </draw:line>
        <draw:line draw:style-name="gr97" draw:layer="layout" svg:x1="17.047cm" svg:y1="3.954cm" svg:x2="17.2cm" svg:y2="3.954cm">
          <text:p/>
        </draw:line>
        <draw:line draw:style-name="gr97" draw:layer="layout" svg:x1="17.123cm" svg:y1="3.9cm" svg:x2="17.123cm" svg:y2="3.746cm">
          <text:p/>
        </draw:line>
        <draw:line draw:style-name="gr97" draw:layer="layout" svg:x1="17.047cm" svg:y1="3.823cm" svg:x2="17.2cm" svg:y2="3.823cm">
          <text:p/>
        </draw:line>
        <draw:line draw:style-name="gr97" draw:layer="layout" svg:x1="17.123cm" svg:y1="3.788cm" svg:x2="17.123cm" svg:y2="3.634cm">
          <text:p/>
        </draw:line>
        <draw:line draw:style-name="gr97" draw:layer="layout" svg:x1="17.047cm" svg:y1="3.711cm" svg:x2="17.2cm" svg:y2="3.711cm">
          <text:p/>
        </draw:line>
        <draw:line draw:style-name="gr97" draw:layer="layout" svg:x1="17.123cm" svg:y1="3.656cm" svg:x2="17.123cm" svg:y2="3.503cm">
          <text:p/>
        </draw:line>
        <draw:line draw:style-name="gr97" draw:layer="layout" svg:x1="17.047cm" svg:y1="3.58cm" svg:x2="17.2cm" svg:y2="3.58cm">
          <text:p/>
        </draw:line>
        <draw:line draw:style-name="gr97" draw:layer="layout" svg:x1="17.123cm" svg:y1="3.481cm" svg:x2="17.123cm" svg:y2="3.328cm">
          <text:p/>
        </draw:line>
        <draw:line draw:style-name="gr97" draw:layer="layout" svg:x1="17.047cm" svg:y1="3.404cm" svg:x2="17.2cm" svg:y2="3.404cm">
          <text:p/>
        </draw:line>
        <draw:line draw:style-name="gr97" draw:layer="layout" svg:x1="17.123cm" svg:y1="3.303cm" svg:x2="17.123cm" svg:y2="3.15cm">
          <text:p/>
        </draw:line>
        <draw:line draw:style-name="gr97" draw:layer="layout" svg:x1="17.047cm" svg:y1="3.227cm" svg:x2="17.2cm" svg:y2="3.227cm">
          <text:p/>
        </draw:line>
        <draw:line draw:style-name="gr97" draw:layer="layout" svg:x1="17.123cm" svg:y1="3.106cm" svg:x2="17.123cm" svg:y2="2.953cm">
          <text:p/>
        </draw:line>
        <draw:line draw:style-name="gr97" draw:layer="layout" svg:x1="17.047cm" svg:y1="3.03cm" svg:x2="17.2cm" svg:y2="3.03cm">
          <text:p/>
        </draw:line>
        <draw:line draw:style-name="gr97" draw:layer="layout" svg:x1="17.155cm" svg:y1="13.175cm" svg:x2="17.155cm" svg:y2="13.021cm">
          <text:p/>
        </draw:line>
        <draw:line draw:style-name="gr97" draw:layer="layout" svg:x1="17.078cm" svg:y1="13.098cm" svg:x2="17.232cm" svg:y2="13.098cm">
          <text:p/>
        </draw:line>
        <draw:line draw:style-name="gr97" draw:layer="layout" svg:x1="17.155cm" svg:y1="12.89cm" svg:x2="17.155cm" svg:y2="12.737cm">
          <text:p/>
        </draw:line>
        <draw:line draw:style-name="gr97" draw:layer="layout" svg:x1="17.078cm" svg:y1="12.813cm" svg:x2="17.232cm" svg:y2="12.813cm">
          <text:p/>
        </draw:line>
        <draw:line draw:style-name="gr97" draw:layer="layout" svg:x1="17.155cm" svg:y1="12.756cm" svg:x2="17.155cm" svg:y2="12.603cm">
          <text:p/>
        </draw:line>
        <draw:line draw:style-name="gr97" draw:layer="layout" svg:x1="17.078cm" svg:y1="12.679cm" svg:x2="17.232cm" svg:y2="12.679cm">
          <text:p/>
        </draw:line>
        <draw:line draw:style-name="gr97" draw:layer="layout" svg:x1="17.155cm" svg:y1="12.25cm" svg:x2="17.155cm" svg:y2="12.097cm">
          <text:p/>
        </draw:line>
        <draw:line draw:style-name="gr97" draw:layer="layout" svg:x1="17.078cm" svg:y1="12.173cm" svg:x2="17.232cm" svg:y2="12.173cm">
          <text:p/>
        </draw:line>
        <draw:line draw:style-name="gr97" draw:layer="layout" svg:x1="17.155cm" svg:y1="12.184cm" svg:x2="17.155cm" svg:y2="12.031cm">
          <text:p/>
        </draw:line>
        <draw:line draw:style-name="gr97" draw:layer="layout" svg:x1="17.078cm" svg:y1="12.108cm" svg:x2="17.232cm" svg:y2="12.108cm">
          <text:p/>
        </draw:line>
        <draw:line draw:style-name="gr97" draw:layer="layout" svg:x1="17.155cm" svg:y1="10.841cm" svg:x2="17.155cm" svg:y2="10.687cm">
          <text:p/>
        </draw:line>
        <draw:line draw:style-name="gr97" draw:layer="layout" svg:x1="17.078cm" svg:y1="10.764cm" svg:x2="17.232cm" svg:y2="10.764cm">
          <text:p/>
        </draw:line>
        <draw:line draw:style-name="gr97" draw:layer="layout" svg:x1="17.155cm" svg:y1="10.663cm" svg:x2="17.155cm" svg:y2="10.51cm">
          <text:p/>
        </draw:line>
        <draw:line draw:style-name="gr97" draw:layer="layout" svg:x1="17.078cm" svg:y1="10.586cm" svg:x2="17.232cm" svg:y2="10.586cm">
          <text:p/>
        </draw:line>
        <draw:line draw:style-name="gr97" draw:layer="layout" svg:x1="17.155cm" svg:y1="10.488cm" svg:x2="17.155cm" svg:y2="10.335cm">
          <text:p/>
        </draw:line>
        <draw:line draw:style-name="gr97" draw:layer="layout" svg:x1="17.078cm" svg:y1="10.411cm" svg:x2="17.232cm" svg:y2="10.411cm">
          <text:p/>
        </draw:line>
        <draw:line draw:style-name="gr97" draw:layer="layout" svg:x1="17.155cm" svg:y1="10.354cm" svg:x2="17.155cm" svg:y2="10.201cm">
          <text:p/>
        </draw:line>
        <draw:line draw:style-name="gr97" draw:layer="layout" svg:x1="17.078cm" svg:y1="10.277cm" svg:x2="17.232cm" svg:y2="10.277cm">
          <text:p/>
        </draw:line>
        <draw:line draw:style-name="gr97" draw:layer="layout" svg:x1="17.155cm" svg:y1="10.201cm" svg:x2="17.155cm" svg:y2="10.047cm">
          <text:p/>
        </draw:line>
        <draw:line draw:style-name="gr97" draw:layer="layout" svg:x1="17.078cm" svg:y1="10.124cm" svg:x2="17.232cm" svg:y2="10.124cm">
          <text:p/>
        </draw:line>
        <draw:line draw:style-name="gr97" draw:layer="layout" svg:x1="17.155cm" svg:y1="9.848cm" svg:x2="17.155cm" svg:y2="9.694cm">
          <text:p/>
        </draw:line>
        <draw:line draw:style-name="gr97" draw:layer="layout" svg:x1="17.078cm" svg:y1="9.771cm" svg:x2="17.232cm" svg:y2="9.771cm">
          <text:p/>
        </draw:line>
        <draw:line draw:style-name="gr97" draw:layer="layout" svg:x1="17.155cm" svg:y1="9.495cm" svg:x2="17.155cm" svg:y2="9.342cm">
          <text:p/>
        </draw:line>
        <draw:line draw:style-name="gr97" draw:layer="layout" svg:x1="17.078cm" svg:y1="9.418cm" svg:x2="17.232cm" svg:y2="9.418cm">
          <text:p/>
        </draw:line>
        <draw:line draw:style-name="gr97" draw:layer="layout" svg:x1="17.155cm" svg:y1="9.232cm" svg:x2="17.155cm" svg:y2="9.079cm">
          <text:p/>
        </draw:line>
        <draw:line draw:style-name="gr97" draw:layer="layout" svg:x1="17.078cm" svg:y1="9.155cm" svg:x2="17.232cm" svg:y2="9.155cm">
          <text:p/>
        </draw:line>
        <draw:line draw:style-name="gr97" draw:layer="layout" svg:x1="17.155cm" svg:y1="8.813cm" svg:x2="17.155cm" svg:y2="8.66cm">
          <text:p/>
        </draw:line>
        <draw:line draw:style-name="gr97" draw:layer="layout" svg:x1="17.078cm" svg:y1="8.737cm" svg:x2="17.232cm" svg:y2="8.737cm">
          <text:p/>
        </draw:line>
        <draw:line draw:style-name="gr97" draw:layer="layout" svg:x1="17.155cm" svg:y1="8.702cm" svg:x2="17.155cm" svg:y2="8.548cm">
          <text:p/>
        </draw:line>
        <draw:line draw:style-name="gr97" draw:layer="layout" svg:x1="17.078cm" svg:y1="8.625cm" svg:x2="17.232cm" svg:y2="8.625cm">
          <text:p/>
        </draw:line>
        <draw:line draw:style-name="gr97" draw:layer="layout" svg:x1="17.155cm" svg:y1="8.482cm" svg:x2="17.155cm" svg:y2="8.329cm">
          <text:p/>
        </draw:line>
        <draw:line draw:style-name="gr97" draw:layer="layout" svg:x1="17.078cm" svg:y1="8.406cm" svg:x2="17.232cm" svg:y2="8.406cm">
          <text:p/>
        </draw:line>
        <draw:line draw:style-name="gr97" draw:layer="layout" svg:x1="17.155cm" svg:y1="7.998cm" svg:x2="17.155cm" svg:y2="7.845cm">
          <text:p/>
        </draw:line>
        <draw:line draw:style-name="gr97" draw:layer="layout" svg:x1="17.078cm" svg:y1="7.921cm" svg:x2="17.232cm" svg:y2="7.921cm">
          <text:p/>
        </draw:line>
        <draw:line draw:style-name="gr97" draw:layer="layout" svg:x1="17.155cm" svg:y1="7.446cm" svg:x2="17.155cm" svg:y2="7.292cm">
          <text:p/>
        </draw:line>
        <draw:line draw:style-name="gr97" draw:layer="layout" svg:x1="17.078cm" svg:y1="7.369cm" svg:x2="17.232cm" svg:y2="7.369cm">
          <text:p/>
        </draw:line>
        <draw:line draw:style-name="gr97" draw:layer="layout" svg:x1="17.155cm" svg:y1="7.424cm" svg:x2="17.155cm" svg:y2="7.27cm">
          <text:p/>
        </draw:line>
        <draw:line draw:style-name="gr97" draw:layer="layout" svg:x1="17.078cm" svg:y1="7.347cm" svg:x2="17.232cm" svg:y2="7.347cm">
          <text:p/>
        </draw:line>
        <draw:line draw:style-name="gr97" draw:layer="layout" svg:x1="17.155cm" svg:y1="7.205cm" svg:x2="17.155cm" svg:y2="7.051cm">
          <text:p/>
        </draw:line>
        <draw:line draw:style-name="gr97" draw:layer="layout" svg:x1="17.078cm" svg:y1="7.128cm" svg:x2="17.232cm" svg:y2="7.128cm">
          <text:p/>
        </draw:line>
        <draw:line draw:style-name="gr97" draw:layer="layout" svg:x1="17.155cm" svg:y1="6.124cm" svg:x2="17.155cm" svg:y2="5.971cm">
          <text:p/>
        </draw:line>
        <draw:line draw:style-name="gr97" draw:layer="layout" svg:x1="17.078cm" svg:y1="6.047cm" svg:x2="17.232cm" svg:y2="6.047cm">
          <text:p/>
        </draw:line>
        <draw:line draw:style-name="gr97" draw:layer="layout" svg:x1="17.155cm" svg:y1="5.552cm" svg:x2="17.155cm" svg:y2="5.399cm">
          <text:p/>
        </draw:line>
        <draw:line draw:style-name="gr97" draw:layer="layout" svg:x1="17.078cm" svg:y1="5.476cm" svg:x2="17.232cm" svg:y2="5.476cm">
          <text:p/>
        </draw:line>
        <draw:line draw:style-name="gr97" draw:layer="layout" svg:x1="17.155cm" svg:y1="5.508cm" svg:x2="17.155cm" svg:y2="5.355cm">
          <text:p/>
        </draw:line>
        <draw:line draw:style-name="gr97" draw:layer="layout" svg:x1="17.078cm" svg:y1="5.432cm" svg:x2="17.232cm" svg:y2="5.432cm">
          <text:p/>
        </draw:line>
        <draw:line draw:style-name="gr97" draw:layer="layout" svg:x1="17.155cm" svg:y1="5.156cm" svg:x2="17.155cm" svg:y2="5.002cm">
          <text:p/>
        </draw:line>
        <draw:line draw:style-name="gr97" draw:layer="layout" svg:x1="17.078cm" svg:y1="5.079cm" svg:x2="17.232cm" svg:y2="5.079cm">
          <text:p/>
        </draw:line>
        <draw:line draw:style-name="gr97" draw:layer="layout" svg:x1="17.155cm" svg:y1="4.759cm" svg:x2="17.155cm" svg:y2="4.606cm">
          <text:p/>
        </draw:line>
        <draw:line draw:style-name="gr97" draw:layer="layout" svg:x1="17.078cm" svg:y1="4.682cm" svg:x2="17.232cm" svg:y2="4.682cm">
          <text:p/>
        </draw:line>
        <draw:line draw:style-name="gr97" draw:layer="layout" svg:x1="17.155cm" svg:y1="4.384cm" svg:x2="17.155cm" svg:y2="4.231cm">
          <text:p/>
        </draw:line>
        <draw:line draw:style-name="gr97" draw:layer="layout" svg:x1="17.078cm" svg:y1="4.307cm" svg:x2="17.232cm" svg:y2="4.307cm">
          <text:p/>
        </draw:line>
        <draw:line draw:style-name="gr97" draw:layer="layout" svg:x1="17.155cm" svg:y1="3.922cm" svg:x2="17.155cm" svg:y2="3.768cm">
          <text:p/>
        </draw:line>
        <draw:line draw:style-name="gr97" draw:layer="layout" svg:x1="17.078cm" svg:y1="3.845cm" svg:x2="17.232cm" svg:y2="3.845cm">
          <text:p/>
        </draw:line>
        <draw:line draw:style-name="gr97" draw:layer="layout" svg:x1="17.155cm" svg:y1="3.81cm" svg:x2="17.155cm" svg:y2="3.656cm">
          <text:p/>
        </draw:line>
        <draw:line draw:style-name="gr97" draw:layer="layout" svg:x1="17.078cm" svg:y1="3.733cm" svg:x2="17.232cm" svg:y2="3.733cm">
          <text:p/>
        </draw:line>
        <draw:line draw:style-name="gr97" draw:layer="layout" svg:x1="17.155cm" svg:y1="3.106cm" svg:x2="17.155cm" svg:y2="2.953cm">
          <text:p/>
        </draw:line>
        <draw:line draw:style-name="gr97" draw:layer="layout" svg:x1="17.078cm" svg:y1="3.03cm" svg:x2="17.232cm" svg:y2="3.03cm">
          <text:p/>
        </draw:line>
        <draw:line draw:style-name="gr97" draw:layer="layout" svg:x1="17.184cm" svg:y1="13.221cm" svg:x2="17.184cm" svg:y2="13.068cm">
          <text:p/>
        </draw:line>
        <draw:line draw:style-name="gr97" draw:layer="layout" svg:x1="17.108cm" svg:y1="13.144cm" svg:x2="17.261cm" svg:y2="13.144cm">
          <text:p/>
        </draw:line>
        <draw:line draw:style-name="gr97" draw:layer="layout" svg:x1="17.184cm" svg:y1="13.197cm" svg:x2="17.184cm" svg:y2="13.043cm">
          <text:p/>
        </draw:line>
        <draw:line draw:style-name="gr97" draw:layer="layout" svg:x1="17.108cm" svg:y1="13.12cm" svg:x2="17.261cm" svg:y2="13.12cm">
          <text:p/>
        </draw:line>
        <draw:line draw:style-name="gr97" draw:layer="layout" svg:x1="17.184cm" svg:y1="13.021cm" svg:x2="17.184cm" svg:y2="12.868cm">
          <text:p/>
        </draw:line>
        <draw:line draw:style-name="gr97" draw:layer="layout" svg:x1="17.108cm" svg:y1="12.945cm" svg:x2="17.261cm" svg:y2="12.945cm">
          <text:p/>
        </draw:line>
        <draw:line draw:style-name="gr97" draw:layer="layout" svg:x1="17.184cm" svg:y1="12.978cm" svg:x2="17.184cm" svg:y2="12.824cm">
          <text:p/>
        </draw:line>
        <draw:line draw:style-name="gr97" draw:layer="layout" svg:x1="17.108cm" svg:y1="12.901cm" svg:x2="17.261cm" svg:y2="12.901cm">
          <text:p/>
        </draw:line>
        <draw:line draw:style-name="gr97" draw:layer="layout" svg:x1="17.184cm" svg:y1="12.603cm" svg:x2="17.184cm" svg:y2="12.449cm">
          <text:p/>
        </draw:line>
        <draw:line draw:style-name="gr97" draw:layer="layout" svg:x1="17.108cm" svg:y1="12.526cm" svg:x2="17.261cm" svg:y2="12.526cm">
          <text:p/>
        </draw:line>
        <draw:line draw:style-name="gr97" draw:layer="layout" svg:x1="17.184cm" svg:y1="12.559cm" svg:x2="17.184cm" svg:y2="12.406cm">
          <text:p/>
        </draw:line>
        <draw:line draw:style-name="gr97" draw:layer="layout" svg:x1="17.108cm" svg:y1="12.482cm" svg:x2="17.261cm" svg:y2="12.482cm">
          <text:p/>
        </draw:line>
        <draw:line draw:style-name="gr97" draw:layer="layout" svg:x1="17.184cm" svg:y1="12.471cm" svg:x2="17.184cm" svg:y2="12.318cm">
          <text:p/>
        </draw:line>
        <draw:line draw:style-name="gr97" draw:layer="layout" svg:x1="17.108cm" svg:y1="12.395cm" svg:x2="17.261cm" svg:y2="12.395cm">
          <text:p/>
        </draw:line>
        <draw:line draw:style-name="gr97" draw:layer="layout" svg:x1="17.184cm" svg:y1="12.449cm" svg:x2="17.184cm" svg:y2="12.296cm">
          <text:p/>
        </draw:line>
        <draw:line draw:style-name="gr97" draw:layer="layout" svg:x1="17.108cm" svg:y1="12.373cm" svg:x2="17.261cm" svg:y2="12.373cm">
          <text:p/>
        </draw:line>
        <draw:line draw:style-name="gr97" draw:layer="layout" svg:x1="17.184cm" svg:y1="12.359cm" svg:x2="17.184cm" svg:y2="12.206cm">
          <text:p/>
        </draw:line>
        <draw:line draw:style-name="gr97" draw:layer="layout" svg:x1="17.108cm" svg:y1="12.283cm" svg:x2="17.261cm" svg:y2="12.283cm">
          <text:p/>
        </draw:line>
        <draw:line draw:style-name="gr97" draw:layer="layout" svg:x1="17.184cm" svg:y1="12.14cm" svg:x2="17.184cm" svg:y2="11.987cm">
          <text:p/>
        </draw:line>
        <draw:line draw:style-name="gr97" draw:layer="layout" svg:x1="17.108cm" svg:y1="12.064cm" svg:x2="17.261cm" svg:y2="12.064cm">
          <text:p/>
        </draw:line>
        <draw:line draw:style-name="gr97" draw:layer="layout" svg:x1="17.184cm" svg:y1="11.875cm" svg:x2="17.184cm" svg:y2="11.722cm">
          <text:p/>
        </draw:line>
        <draw:line draw:style-name="gr97" draw:layer="layout" svg:x1="17.108cm" svg:y1="11.798cm" svg:x2="17.261cm" svg:y2="11.798cm">
          <text:p/>
        </draw:line>
        <draw:line draw:style-name="gr97" draw:layer="layout" svg:x1="17.184cm" svg:y1="11.766cm" svg:x2="17.184cm" svg:y2="11.612cm">
          <text:p/>
        </draw:line>
        <draw:line draw:style-name="gr97" draw:layer="layout" svg:x1="17.108cm" svg:y1="11.689cm" svg:x2="17.261cm" svg:y2="11.689cm">
          <text:p/>
        </draw:line>
        <draw:line draw:style-name="gr97" draw:layer="layout" svg:x1="17.184cm" svg:y1="11.678cm" svg:x2="17.184cm" svg:y2="11.525cm">
          <text:p/>
        </draw:line>
        <draw:line draw:style-name="gr97" draw:layer="layout" svg:x1="17.108cm" svg:y1="11.601cm" svg:x2="17.261cm" svg:y2="11.601cm">
          <text:p/>
        </draw:line>
        <draw:line draw:style-name="gr97" draw:layer="layout" svg:x1="17.184cm" svg:y1="11.082cm" svg:x2="17.184cm" svg:y2="10.928cm">
          <text:p/>
        </draw:line>
        <draw:line draw:style-name="gr97" draw:layer="layout" svg:x1="17.108cm" svg:y1="11.005cm" svg:x2="17.261cm" svg:y2="11.005cm">
          <text:p/>
        </draw:line>
        <draw:line draw:style-name="gr97" draw:layer="layout" svg:x1="17.184cm" svg:y1="10.972cm" svg:x2="17.184cm" svg:y2="10.819cm">
          <text:p/>
        </draw:line>
        <draw:line draw:style-name="gr97" draw:layer="layout" svg:x1="17.108cm" svg:y1="10.896cm" svg:x2="17.261cm" svg:y2="10.896cm">
          <text:p/>
        </draw:line>
        <draw:line draw:style-name="gr97" draw:layer="layout" svg:x1="17.184cm" svg:y1="9.87cm" svg:x2="17.184cm" svg:y2="9.716cm">
          <text:p/>
        </draw:line>
        <draw:line draw:style-name="gr97" draw:layer="layout" svg:x1="17.108cm" svg:y1="9.793cm" svg:x2="17.261cm" svg:y2="9.793cm">
          <text:p/>
        </draw:line>
        <draw:line draw:style-name="gr97" draw:layer="layout" svg:x1="17.184cm" svg:y1="9.826cm" svg:x2="17.184cm" svg:y2="9.673cm">
          <text:p/>
        </draw:line>
        <draw:line draw:style-name="gr97" draw:layer="layout" svg:x1="17.108cm" svg:y1="9.749cm" svg:x2="17.261cm" svg:y2="9.749cm">
          <text:p/>
        </draw:line>
        <draw:line draw:style-name="gr97" draw:layer="layout" svg:x1="17.184cm" svg:y1="9.429cm" svg:x2="17.184cm" svg:y2="9.276cm">
          <text:p/>
        </draw:line>
        <draw:line draw:style-name="gr97" draw:layer="layout" svg:x1="17.108cm" svg:y1="9.353cm" svg:x2="17.261cm" svg:y2="9.353cm">
          <text:p/>
        </draw:line>
        <draw:line draw:style-name="gr97" draw:layer="layout" svg:x1="17.184cm" svg:y1="9.32cm" svg:x2="17.184cm" svg:y2="9.166cm">
          <text:p/>
        </draw:line>
        <draw:line draw:style-name="gr97" draw:layer="layout" svg:x1="17.108cm" svg:y1="9.243cm" svg:x2="17.261cm" svg:y2="9.243cm">
          <text:p/>
        </draw:line>
        <draw:line draw:style-name="gr97" draw:layer="layout" svg:x1="17.184cm" svg:y1="9.144cm" svg:x2="17.184cm" svg:y2="8.991cm">
          <text:p/>
        </draw:line>
        <draw:line draw:style-name="gr97" draw:layer="layout" svg:x1="17.108cm" svg:y1="9.068cm" svg:x2="17.261cm" svg:y2="9.068cm">
          <text:p/>
        </draw:line>
        <draw:line draw:style-name="gr97" draw:layer="layout" svg:x1="17.184cm" svg:y1="8.614cm" svg:x2="17.184cm" svg:y2="8.461cm">
          <text:p/>
        </draw:line>
        <draw:line draw:style-name="gr97" draw:layer="layout" svg:x1="17.108cm" svg:y1="8.537cm" svg:x2="17.261cm" svg:y2="8.537cm">
          <text:p/>
        </draw:line>
        <draw:line draw:style-name="gr97" draw:layer="layout" svg:x1="17.184cm" svg:y1="8.461cm" svg:x2="17.184cm" svg:y2="8.307cm">
          <text:p/>
        </draw:line>
        <draw:line draw:style-name="gr97" draw:layer="layout" svg:x1="17.108cm" svg:y1="8.384cm" svg:x2="17.261cm" svg:y2="8.384cm">
          <text:p/>
        </draw:line>
        <draw:line draw:style-name="gr97" draw:layer="layout" svg:x1="17.184cm" svg:y1="8.439cm" svg:x2="17.184cm" svg:y2="8.285cm">
          <text:p/>
        </draw:line>
        <draw:line draw:style-name="gr97" draw:layer="layout" svg:x1="17.108cm" svg:y1="8.362cm" svg:x2="17.261cm" svg:y2="8.362cm">
          <text:p/>
        </draw:line>
        <draw:line draw:style-name="gr97" draw:layer="layout" svg:x1="17.184cm" svg:y1="8.417cm" svg:x2="17.184cm" svg:y2="8.263cm">
          <text:p/>
        </draw:line>
        <draw:line draw:style-name="gr97" draw:layer="layout" svg:x1="17.108cm" svg:y1="8.34cm" svg:x2="17.261cm" svg:y2="8.34cm">
          <text:p/>
        </draw:line>
        <draw:line draw:style-name="gr97" draw:layer="layout" svg:x1="17.184cm" svg:y1="8.351cm" svg:x2="17.184cm" svg:y2="8.198cm">
          <text:p/>
        </draw:line>
        <draw:line draw:style-name="gr97" draw:layer="layout" svg:x1="17.108cm" svg:y1="8.274cm" svg:x2="17.261cm" svg:y2="8.274cm">
          <text:p/>
        </draw:line>
        <draw:line draw:style-name="gr97" draw:layer="layout" svg:x1="17.184cm" svg:y1="8.064cm" svg:x2="17.184cm" svg:y2="7.911cm">
          <text:p/>
        </draw:line>
        <draw:line draw:style-name="gr97" draw:layer="layout" svg:x1="17.108cm" svg:y1="7.987cm" svg:x2="17.261cm" svg:y2="7.987cm">
          <text:p/>
        </draw:line>
        <draw:line draw:style-name="gr97" draw:layer="layout" svg:x1="17.184cm" svg:y1="7.864cm" svg:x2="17.184cm" svg:y2="7.711cm">
          <text:p/>
        </draw:line>
        <draw:line draw:style-name="gr97" draw:layer="layout" svg:x1="17.108cm" svg:y1="7.788cm" svg:x2="17.261cm" svg:y2="7.788cm">
          <text:p/>
        </draw:line>
        <draw:line draw:style-name="gr97" draw:layer="layout" svg:x1="17.184cm" svg:y1="7.446cm" svg:x2="17.184cm" svg:y2="7.292cm">
          <text:p/>
        </draw:line>
        <draw:line draw:style-name="gr97" draw:layer="layout" svg:x1="17.108cm" svg:y1="7.369cm" svg:x2="17.261cm" svg:y2="7.369cm">
          <text:p/>
        </draw:line>
        <draw:line draw:style-name="gr97" draw:layer="layout" svg:x1="17.184cm" svg:y1="7.292cm" svg:x2="17.184cm" svg:y2="7.139cm">
          <text:p/>
        </draw:line>
        <draw:line draw:style-name="gr97" draw:layer="layout" svg:x1="17.108cm" svg:y1="7.216cm" svg:x2="17.261cm" svg:y2="7.216cm">
          <text:p/>
        </draw:line>
        <draw:line draw:style-name="gr97" draw:layer="layout" svg:x1="17.184cm" svg:y1="6.742cm" svg:x2="17.184cm" svg:y2="6.589cm">
          <text:p/>
        </draw:line>
        <draw:line draw:style-name="gr97" draw:layer="layout" svg:x1="17.108cm" svg:y1="6.666cm" svg:x2="17.261cm" svg:y2="6.666cm">
          <text:p/>
        </draw:line>
        <draw:line draw:style-name="gr97" draw:layer="layout" svg:x1="17.184cm" svg:y1="6.608cm" svg:x2="17.184cm" svg:y2="6.455cm">
          <text:p/>
        </draw:line>
        <draw:line draw:style-name="gr97" draw:layer="layout" svg:x1="17.108cm" svg:y1="6.532cm" svg:x2="17.261cm" svg:y2="6.532cm">
          <text:p/>
        </draw:line>
        <draw:line draw:style-name="gr97" draw:layer="layout" svg:x1="17.184cm" svg:y1="6.565cm" svg:x2="17.184cm" svg:y2="6.411cm">
          <text:p/>
        </draw:line>
        <draw:line draw:style-name="gr97" draw:layer="layout" svg:x1="17.108cm" svg:y1="6.488cm" svg:x2="17.261cm" svg:y2="6.488cm">
          <text:p/>
        </draw:line>
        <draw:line draw:style-name="gr97" draw:layer="layout" svg:x1="17.184cm" svg:y1="6.389cm" svg:x2="17.184cm" svg:y2="6.236cm">
          <text:p/>
        </draw:line>
        <draw:line draw:style-name="gr97" draw:layer="layout" svg:x1="17.108cm" svg:y1="6.313cm" svg:x2="17.261cm" svg:y2="6.313cm">
          <text:p/>
        </draw:line>
        <draw:line draw:style-name="gr97" draw:layer="layout" svg:x1="17.184cm" svg:y1="6.368cm" svg:x2="17.184cm" svg:y2="6.214cm">
          <text:p/>
        </draw:line>
        <draw:line draw:style-name="gr97" draw:layer="layout" svg:x1="17.108cm" svg:y1="6.291cm" svg:x2="17.261cm" svg:y2="6.291cm">
          <text:p/>
        </draw:line>
        <draw:line draw:style-name="gr97" draw:layer="layout" svg:x1="17.184cm" svg:y1="6.058cm" svg:x2="17.184cm" svg:y2="5.905cm">
          <text:p/>
        </draw:line>
        <draw:line draw:style-name="gr97" draw:layer="layout" svg:x1="17.108cm" svg:y1="5.982cm" svg:x2="17.261cm" svg:y2="5.982cm">
          <text:p/>
        </draw:line>
        <draw:line draw:style-name="gr97" draw:layer="layout" svg:x1="17.184cm" svg:y1="6.037cm" svg:x2="17.184cm" svg:y2="5.883cm">
          <text:p/>
        </draw:line>
        <draw:line draw:style-name="gr97" draw:layer="layout" svg:x1="17.108cm" svg:y1="5.96cm" svg:x2="17.261cm" svg:y2="5.96cm">
          <text:p/>
        </draw:line>
        <draw:line draw:style-name="gr97" draw:layer="layout" svg:x1="17.184cm" svg:y1="5.727cm" svg:x2="17.184cm" svg:y2="5.574cm">
          <text:p/>
        </draw:line>
        <draw:line draw:style-name="gr97" draw:layer="layout" svg:x1="17.108cm" svg:y1="5.651cm" svg:x2="17.261cm" svg:y2="5.651cm">
          <text:p/>
        </draw:line>
        <draw:line draw:style-name="gr97" draw:layer="layout" svg:x1="17.184cm" svg:y1="5.684cm" svg:x2="17.184cm" svg:y2="5.53cm">
          <text:p/>
        </draw:line>
        <draw:line draw:style-name="gr97" draw:layer="layout" svg:x1="17.108cm" svg:y1="5.607cm" svg:x2="17.261cm" svg:y2="5.607cm">
          <text:p/>
        </draw:line>
        <draw:line draw:style-name="gr97" draw:layer="layout" svg:x1="17.184cm" svg:y1="5.353cm" svg:x2="17.184cm" svg:y2="5.199cm">
          <text:p/>
        </draw:line>
        <draw:line draw:style-name="gr97" draw:layer="layout" svg:x1="17.108cm" svg:y1="5.276cm" svg:x2="17.261cm" svg:y2="5.276cm">
          <text:p/>
        </draw:line>
        <draw:line draw:style-name="gr97" draw:layer="layout" svg:x1="17.184cm" svg:y1="5.309cm" svg:x2="17.184cm" svg:y2="5.156cm">
          <text:p/>
        </draw:line>
        <draw:line draw:style-name="gr97" draw:layer="layout" svg:x1="17.108cm" svg:y1="5.232cm" svg:x2="17.261cm" svg:y2="5.232cm">
          <text:p/>
        </draw:line>
        <draw:line draw:style-name="gr97" draw:layer="layout" svg:x1="17.184cm" svg:y1="5.221cm" svg:x2="17.184cm" svg:y2="5.068cm">
          <text:p/>
        </draw:line>
        <draw:line draw:style-name="gr97" draw:layer="layout" svg:x1="17.108cm" svg:y1="5.145cm" svg:x2="17.261cm" svg:y2="5.145cm">
          <text:p/>
        </draw:line>
        <draw:line draw:style-name="gr97" draw:layer="layout" svg:x1="17.184cm" svg:y1="4.737cm" svg:x2="17.184cm" svg:y2="4.584cm">
          <text:p/>
        </draw:line>
        <draw:line draw:style-name="gr97" draw:layer="layout" svg:x1="17.108cm" svg:y1="4.66cm" svg:x2="17.261cm" svg:y2="4.66cm">
          <text:p/>
        </draw:line>
        <draw:line draw:style-name="gr97" draw:layer="layout" svg:x1="17.184cm" svg:y1="4.45cm" svg:x2="17.184cm" svg:y2="4.296cm">
          <text:p/>
        </draw:line>
        <draw:line draw:style-name="gr97" draw:layer="layout" svg:x1="17.108cm" svg:y1="4.373cm" svg:x2="17.261cm" svg:y2="4.373cm">
          <text:p/>
        </draw:line>
        <draw:line draw:style-name="gr97" draw:layer="layout" svg:x1="17.184cm" svg:y1="4.428cm" svg:x2="17.184cm" svg:y2="4.275cm">
          <text:p/>
        </draw:line>
        <draw:line draw:style-name="gr97" draw:layer="layout" svg:x1="17.108cm" svg:y1="4.351cm" svg:x2="17.261cm" svg:y2="4.351cm">
          <text:p/>
        </draw:line>
        <draw:line draw:style-name="gr97" draw:layer="layout" svg:x1="17.184cm" svg:y1="4.384cm" svg:x2="17.184cm" svg:y2="4.231cm">
          <text:p/>
        </draw:line>
        <draw:line draw:style-name="gr97" draw:layer="layout" svg:x1="17.108cm" svg:y1="4.307cm" svg:x2="17.261cm" svg:y2="4.307cm">
          <text:p/>
        </draw:line>
        <draw:line draw:style-name="gr97" draw:layer="layout" svg:x1="17.184cm" svg:y1="4.296cm" svg:x2="17.184cm" svg:y2="4.143cm">
          <text:p/>
        </draw:line>
        <draw:line draw:style-name="gr97" draw:layer="layout" svg:x1="17.108cm" svg:y1="4.22cm" svg:x2="17.261cm" svg:y2="4.22cm">
          <text:p/>
        </draw:line>
        <draw:line draw:style-name="gr97" draw:layer="layout" svg:x1="17.184cm" svg:y1="4.097cm" svg:x2="17.184cm" svg:y2="3.944cm">
          <text:p/>
        </draw:line>
        <draw:line draw:style-name="gr97" draw:layer="layout" svg:x1="17.108cm" svg:y1="4.02cm" svg:x2="17.261cm" svg:y2="4.02cm">
          <text:p/>
        </draw:line>
        <draw:line draw:style-name="gr97" draw:layer="layout" svg:x1="17.184cm" svg:y1="3.391cm" svg:x2="17.184cm" svg:y2="3.238cm">
          <text:p/>
        </draw:line>
        <draw:line draw:style-name="gr97" draw:layer="layout" svg:x1="17.108cm" svg:y1="3.314cm" svg:x2="17.261cm" svg:y2="3.314cm">
          <text:p/>
        </draw:line>
        <draw:line draw:style-name="gr97" draw:layer="layout" svg:x1="17.184cm" svg:y1="2.885cm" svg:x2="17.184cm" svg:y2="2.732cm">
          <text:p/>
        </draw:line>
        <draw:line draw:style-name="gr97" draw:layer="layout" svg:x1="17.108cm" svg:y1="2.808cm" svg:x2="17.261cm" svg:y2="2.808cm">
          <text:p/>
        </draw:line>
        <draw:line draw:style-name="gr97" draw:layer="layout" svg:x1="17.216cm" svg:y1="13.109cm" svg:x2="17.216cm" svg:y2="12.956cm">
          <text:p/>
        </draw:line>
        <draw:line draw:style-name="gr97" draw:layer="layout" svg:x1="17.139cm" svg:y1="13.032cm" svg:x2="17.293cm" svg:y2="13.032cm">
          <text:p/>
        </draw:line>
        <draw:line draw:style-name="gr97" draw:layer="layout" svg:x1="17.216cm" svg:y1="13.043cm" svg:x2="17.216cm" svg:y2="12.89cm">
          <text:p/>
        </draw:line>
        <draw:line draw:style-name="gr97" draw:layer="layout" svg:x1="17.139cm" svg:y1="12.967cm" svg:x2="17.293cm" svg:y2="12.967cm">
          <text:p/>
        </draw:line>
        <draw:line draw:style-name="gr97" draw:layer="layout" svg:x1="17.216cm" svg:y1="12.824cm" svg:x2="17.216cm" svg:y2="12.671cm">
          <text:p/>
        </draw:line>
        <draw:line draw:style-name="gr97" draw:layer="layout" svg:x1="17.139cm" svg:y1="12.748cm" svg:x2="17.293cm" svg:y2="12.748cm">
          <text:p/>
        </draw:line>
        <draw:line draw:style-name="gr97" draw:layer="layout" svg:x1="17.216cm" svg:y1="12.603cm" svg:x2="17.216cm" svg:y2="12.449cm">
          <text:p/>
        </draw:line>
        <draw:line draw:style-name="gr97" draw:layer="layout" svg:x1="17.139cm" svg:y1="12.526cm" svg:x2="17.293cm" svg:y2="12.526cm">
          <text:p/>
        </draw:line>
        <draw:line draw:style-name="gr97" draw:layer="layout" svg:x1="17.216cm" svg:y1="12.515cm" svg:x2="17.216cm" svg:y2="12.362cm">
          <text:p/>
        </draw:line>
        <draw:line draw:style-name="gr97" draw:layer="layout" svg:x1="17.139cm" svg:y1="12.439cm" svg:x2="17.293cm" svg:y2="12.439cm">
          <text:p/>
        </draw:line>
        <draw:line draw:style-name="gr97" draw:layer="layout" svg:x1="17.216cm" svg:y1="12.406cm" svg:x2="17.216cm" svg:y2="12.252cm">
          <text:p/>
        </draw:line>
        <draw:line draw:style-name="gr97" draw:layer="layout" svg:x1="17.139cm" svg:y1="12.329cm" svg:x2="17.293cm" svg:y2="12.329cm">
          <text:p/>
        </draw:line>
        <draw:line draw:style-name="gr97" draw:layer="layout" svg:x1="17.216cm" svg:y1="12.228cm" svg:x2="17.216cm" svg:y2="12.075cm">
          <text:p/>
        </draw:line>
        <draw:line draw:style-name="gr97" draw:layer="layout" svg:x1="17.139cm" svg:y1="12.151cm" svg:x2="17.293cm" svg:y2="12.151cm">
          <text:p/>
        </draw:line>
        <draw:line draw:style-name="gr97" draw:layer="layout" svg:x1="17.216cm" svg:y1="12.075cm" svg:x2="17.216cm" svg:y2="11.921cm">
          <text:p/>
        </draw:line>
        <draw:line draw:style-name="gr97" draw:layer="layout" svg:x1="17.139cm" svg:y1="11.998cm" svg:x2="17.293cm" svg:y2="11.998cm">
          <text:p/>
        </draw:line>
        <draw:line draw:style-name="gr97" draw:layer="layout" svg:x1="17.216cm" svg:y1="12.053cm" svg:x2="17.216cm" svg:y2="11.899cm">
          <text:p/>
        </draw:line>
        <draw:line draw:style-name="gr97" draw:layer="layout" svg:x1="17.139cm" svg:y1="11.976cm" svg:x2="17.293cm" svg:y2="11.976cm">
          <text:p/>
        </draw:line>
        <draw:line draw:style-name="gr97" draw:layer="layout" svg:x1="17.216cm" svg:y1="11.656cm" svg:x2="17.216cm" svg:y2="11.503cm">
          <text:p/>
        </draw:line>
        <draw:line draw:style-name="gr97" draw:layer="layout" svg:x1="17.139cm" svg:y1="11.579cm" svg:x2="17.293cm" svg:y2="11.579cm">
          <text:p/>
        </draw:line>
        <draw:line draw:style-name="gr97" draw:layer="layout" svg:x1="17.216cm" svg:y1="11.237cm" svg:x2="17.216cm" svg:y2="11.084cm">
          <text:p/>
        </draw:line>
        <draw:line draw:style-name="gr97" draw:layer="layout" svg:x1="17.139cm" svg:y1="11.161cm" svg:x2="17.293cm" svg:y2="11.161cm">
          <text:p/>
        </draw:line>
        <draw:line draw:style-name="gr97" draw:layer="layout" svg:x1="17.216cm" svg:y1="11.126cm" svg:x2="17.216cm" svg:y2="10.972cm">
          <text:p/>
        </draw:line>
        <draw:line draw:style-name="gr97" draw:layer="layout" svg:x1="17.139cm" svg:y1="11.049cm" svg:x2="17.293cm" svg:y2="11.049cm">
          <text:p/>
        </draw:line>
        <draw:line draw:style-name="gr97" draw:layer="layout" svg:x1="17.216cm" svg:y1="10.972cm" svg:x2="17.216cm" svg:y2="10.819cm">
          <text:p/>
        </draw:line>
        <draw:line draw:style-name="gr97" draw:layer="layout" svg:x1="17.139cm" svg:y1="10.896cm" svg:x2="17.293cm" svg:y2="10.896cm">
          <text:p/>
        </draw:line>
        <draw:line draw:style-name="gr97" draw:layer="layout" svg:x1="17.216cm" svg:y1="10.885cm" svg:x2="17.216cm" svg:y2="10.731cm">
          <text:p/>
        </draw:line>
        <draw:line draw:style-name="gr97" draw:layer="layout" svg:x1="17.139cm" svg:y1="10.808cm" svg:x2="17.293cm" svg:y2="10.808cm">
          <text:p/>
        </draw:line>
        <draw:line draw:style-name="gr97" draw:layer="layout" svg:x1="17.216cm" svg:y1="10.841cm" svg:x2="17.216cm" svg:y2="10.687cm">
          <text:p/>
        </draw:line>
        <draw:line draw:style-name="gr97" draw:layer="layout" svg:x1="17.139cm" svg:y1="10.764cm" svg:x2="17.293cm" svg:y2="10.764cm">
          <text:p/>
        </draw:line>
        <draw:line draw:style-name="gr97" draw:layer="layout" svg:x1="17.216cm" svg:y1="10.797cm" svg:x2="17.216cm" svg:y2="10.644cm">
          <text:p/>
        </draw:line>
        <draw:line draw:style-name="gr97" draw:layer="layout" svg:x1="17.139cm" svg:y1="10.72cm" svg:x2="17.293cm" svg:y2="10.72cm">
          <text:p/>
        </draw:line>
        <draw:line draw:style-name="gr97" draw:layer="layout" svg:x1="17.216cm" svg:y1="10.729cm" svg:x2="17.216cm" svg:y2="10.575cm">
          <text:p/>
        </draw:line>
        <draw:line draw:style-name="gr97" draw:layer="layout" svg:x1="17.139cm" svg:y1="10.652cm" svg:x2="17.293cm" svg:y2="10.652cm">
          <text:p/>
        </draw:line>
        <draw:line draw:style-name="gr97" draw:layer="layout" svg:x1="17.216cm" svg:y1="10.663cm" svg:x2="17.216cm" svg:y2="10.51cm">
          <text:p/>
        </draw:line>
        <draw:line draw:style-name="gr97" draw:layer="layout" svg:x1="17.139cm" svg:y1="10.586cm" svg:x2="17.293cm" svg:y2="10.586cm">
          <text:p/>
        </draw:line>
        <draw:line draw:style-name="gr97" draw:layer="layout" svg:x1="17.216cm" svg:y1="10.488cm" svg:x2="17.216cm" svg:y2="10.335cm">
          <text:p/>
        </draw:line>
        <draw:line draw:style-name="gr97" draw:layer="layout" svg:x1="17.139cm" svg:y1="10.411cm" svg:x2="17.293cm" svg:y2="10.411cm">
          <text:p/>
        </draw:line>
        <draw:line draw:style-name="gr97" draw:layer="layout" svg:x1="17.216cm" svg:y1="10.466cm" svg:x2="17.216cm" svg:y2="10.313cm">
          <text:p/>
        </draw:line>
        <draw:line draw:style-name="gr97" draw:layer="layout" svg:x1="17.139cm" svg:y1="10.389cm" svg:x2="17.293cm" svg:y2="10.389cm">
          <text:p/>
        </draw:line>
        <draw:line draw:style-name="gr97" draw:layer="layout" svg:x1="17.216cm" svg:y1="10.422cm" svg:x2="17.216cm" svg:y2="10.269cm">
          <text:p/>
        </draw:line>
        <draw:line draw:style-name="gr97" draw:layer="layout" svg:x1="17.139cm" svg:y1="10.346cm" svg:x2="17.293cm" svg:y2="10.346cm">
          <text:p/>
        </draw:line>
        <draw:line draw:style-name="gr97" draw:layer="layout" svg:x1="17.216cm" svg:y1="10.354cm" svg:x2="17.216cm" svg:y2="10.201cm">
          <text:p/>
        </draw:line>
        <draw:line draw:style-name="gr97" draw:layer="layout" svg:x1="17.139cm" svg:y1="10.277cm" svg:x2="17.293cm" svg:y2="10.277cm">
          <text:p/>
        </draw:line>
        <draw:line draw:style-name="gr97" draw:layer="layout" svg:x1="17.216cm" svg:y1="10.201cm" svg:x2="17.216cm" svg:y2="10.047cm">
          <text:p/>
        </draw:line>
        <draw:line draw:style-name="gr97" draw:layer="layout" svg:x1="17.139cm" svg:y1="10.124cm" svg:x2="17.293cm" svg:y2="10.124cm">
          <text:p/>
        </draw:line>
        <draw:line draw:style-name="gr97" draw:layer="layout" svg:x1="17.216cm" svg:y1="10.091cm" svg:x2="17.216cm" svg:y2="9.938cm">
          <text:p/>
        </draw:line>
        <draw:line draw:style-name="gr97" draw:layer="layout" svg:x1="17.139cm" svg:y1="10.015cm" svg:x2="17.293cm" svg:y2="10.015cm">
          <text:p/>
        </draw:line>
        <draw:line draw:style-name="gr97" draw:layer="layout" svg:x1="17.216cm" svg:y1="10.047cm" svg:x2="17.216cm" svg:y2="9.894cm">
          <text:p/>
        </draw:line>
        <draw:line draw:style-name="gr97" draw:layer="layout" svg:x1="17.139cm" svg:y1="9.971cm" svg:x2="17.293cm" svg:y2="9.971cm">
          <text:p/>
        </draw:line>
        <draw:line draw:style-name="gr97" draw:layer="layout" svg:x1="17.216cm" svg:y1="10.025cm" svg:x2="17.216cm" svg:y2="9.872cm">
          <text:p/>
        </draw:line>
        <draw:line draw:style-name="gr97" draw:layer="layout" svg:x1="17.139cm" svg:y1="9.949cm" svg:x2="17.293cm" svg:y2="9.949cm">
          <text:p/>
        </draw:line>
        <draw:line draw:style-name="gr97" draw:layer="layout" svg:x1="17.216cm" svg:y1="10.004cm" svg:x2="17.216cm" svg:y2="9.85cm">
          <text:p/>
        </draw:line>
        <draw:line draw:style-name="gr97" draw:layer="layout" svg:x1="17.139cm" svg:y1="9.927cm" svg:x2="17.293cm" svg:y2="9.927cm">
          <text:p/>
        </draw:line>
        <draw:line draw:style-name="gr97" draw:layer="layout" svg:x1="17.216cm" svg:y1="9.96cm" svg:x2="17.216cm" svg:y2="9.806cm">
          <text:p/>
        </draw:line>
        <draw:line draw:style-name="gr97" draw:layer="layout" svg:x1="17.139cm" svg:y1="9.883cm" svg:x2="17.293cm" svg:y2="9.883cm">
          <text:p/>
        </draw:line>
        <draw:line draw:style-name="gr97" draw:layer="layout" svg:x1="17.216cm" svg:y1="9.935cm" svg:x2="17.216cm" svg:y2="9.782cm">
          <text:p/>
        </draw:line>
        <draw:line draw:style-name="gr97" draw:layer="layout" svg:x1="17.139cm" svg:y1="9.859cm" svg:x2="17.293cm" svg:y2="9.859cm">
          <text:p/>
        </draw:line>
        <draw:line draw:style-name="gr97" draw:layer="layout" svg:x1="17.216cm" svg:y1="9.738cm" svg:x2="17.216cm" svg:y2="9.585cm">
          <text:p/>
        </draw:line>
        <draw:line draw:style-name="gr97" draw:layer="layout" svg:x1="17.139cm" svg:y1="9.662cm" svg:x2="17.293cm" svg:y2="9.662cm">
          <text:p/>
        </draw:line>
        <draw:line draw:style-name="gr97" draw:layer="layout" svg:x1="17.216cm" svg:y1="9.607cm" svg:x2="17.216cm" svg:y2="9.454cm">
          <text:p/>
        </draw:line>
        <draw:line draw:style-name="gr97" draw:layer="layout" svg:x1="17.139cm" svg:y1="9.53cm" svg:x2="17.293cm" svg:y2="9.53cm">
          <text:p/>
        </draw:line>
        <draw:line draw:style-name="gr97" draw:layer="layout" svg:x1="17.216cm" svg:y1="9.188cm" svg:x2="17.216cm" svg:y2="9.035cm">
          <text:p/>
        </draw:line>
        <draw:line draw:style-name="gr97" draw:layer="layout" svg:x1="17.139cm" svg:y1="9.112cm" svg:x2="17.293cm" svg:y2="9.112cm">
          <text:p/>
        </draw:line>
        <draw:line draw:style-name="gr97" draw:layer="layout" svg:x1="17.216cm" svg:y1="9.098cm" svg:x2="17.216cm" svg:y2="8.945cm">
          <text:p/>
        </draw:line>
        <draw:line draw:style-name="gr97" draw:layer="layout" svg:x1="17.139cm" svg:y1="9.022cm" svg:x2="17.293cm" svg:y2="9.022cm">
          <text:p/>
        </draw:line>
        <draw:line draw:style-name="gr97" draw:layer="layout" svg:x1="17.216cm" svg:y1="8.748cm" svg:x2="17.216cm" svg:y2="8.594cm">
          <text:p/>
        </draw:line>
        <draw:line draw:style-name="gr97" draw:layer="layout" svg:x1="17.139cm" svg:y1="8.671cm" svg:x2="17.293cm" svg:y2="8.671cm">
          <text:p/>
        </draw:line>
        <draw:line draw:style-name="gr97" draw:layer="layout" svg:x1="17.216cm" svg:y1="8.173cm" svg:x2="17.216cm" svg:y2="8.02cm">
          <text:p/>
        </draw:line>
        <draw:line draw:style-name="gr97" draw:layer="layout" svg:x1="17.139cm" svg:y1="8.097cm" svg:x2="17.293cm" svg:y2="8.097cm">
          <text:p/>
        </draw:line>
        <draw:line draw:style-name="gr97" draw:layer="layout" svg:x1="17.216cm" svg:y1="8.086cm" svg:x2="17.216cm" svg:y2="7.932cm">
          <text:p/>
        </draw:line>
        <draw:line draw:style-name="gr97" draw:layer="layout" svg:x1="17.139cm" svg:y1="8.009cm" svg:x2="17.293cm" svg:y2="8.009cm">
          <text:p/>
        </draw:line>
        <draw:line draw:style-name="gr97" draw:layer="layout" svg:x1="17.216cm" svg:y1="8.064cm" svg:x2="17.216cm" svg:y2="7.911cm">
          <text:p/>
        </draw:line>
        <draw:line draw:style-name="gr97" draw:layer="layout" svg:x1="17.139cm" svg:y1="7.987cm" svg:x2="17.293cm" svg:y2="7.987cm">
          <text:p/>
        </draw:line>
        <draw:line draw:style-name="gr97" draw:layer="layout" svg:x1="17.216cm" svg:y1="7.976cm" svg:x2="17.216cm" svg:y2="7.823cm">
          <text:p/>
        </draw:line>
        <draw:line draw:style-name="gr97" draw:layer="layout" svg:x1="17.139cm" svg:y1="7.9cm" svg:x2="17.293cm" svg:y2="7.9cm">
          <text:p/>
        </draw:line>
        <draw:line draw:style-name="gr97" draw:layer="layout" svg:x1="17.216cm" svg:y1="7.799cm" svg:x2="17.216cm" svg:y2="7.645cm">
          <text:p/>
        </draw:line>
        <draw:line draw:style-name="gr97" draw:layer="layout" svg:x1="17.139cm" svg:y1="7.722cm" svg:x2="17.293cm" svg:y2="7.722cm">
          <text:p/>
        </draw:line>
        <draw:line draw:style-name="gr97" draw:layer="layout" svg:x1="17.216cm" svg:y1="7.667cm" svg:x2="17.216cm" svg:y2="7.514cm">
          <text:p/>
        </draw:line>
        <draw:line draw:style-name="gr97" draw:layer="layout" svg:x1="17.139cm" svg:y1="7.591cm" svg:x2="17.293cm" svg:y2="7.591cm">
          <text:p/>
        </draw:line>
        <draw:line draw:style-name="gr97" draw:layer="layout" svg:x1="17.216cm" svg:y1="7.514cm" svg:x2="17.216cm" svg:y2="7.361cm">
          <text:p/>
        </draw:line>
        <draw:line draw:style-name="gr97" draw:layer="layout" svg:x1="17.139cm" svg:y1="7.437cm" svg:x2="17.293cm" svg:y2="7.437cm">
          <text:p/>
        </draw:line>
        <draw:line draw:style-name="gr97" draw:layer="layout" svg:x1="17.216cm" svg:y1="7.336cm" svg:x2="17.216cm" svg:y2="7.183cm">
          <text:p/>
        </draw:line>
        <draw:line draw:style-name="gr97" draw:layer="layout" svg:x1="17.139cm" svg:y1="7.26cm" svg:x2="17.293cm" svg:y2="7.26cm">
          <text:p/>
        </draw:line>
        <draw:line draw:style-name="gr97" draw:layer="layout" svg:x1="17.216cm" svg:y1="7.005cm" svg:x2="17.216cm" svg:y2="6.852cm">
          <text:p/>
        </draw:line>
        <draw:line draw:style-name="gr97" draw:layer="layout" svg:x1="17.139cm" svg:y1="6.929cm" svg:x2="17.293cm" svg:y2="6.929cm">
          <text:p/>
        </draw:line>
        <draw:line draw:style-name="gr97" draw:layer="layout" svg:x1="17.216cm" svg:y1="6.874cm" svg:x2="17.216cm" svg:y2="6.72cm">
          <text:p/>
        </draw:line>
        <draw:line draw:style-name="gr97" draw:layer="layout" svg:x1="17.139cm" svg:y1="6.797cm" svg:x2="17.293cm" svg:y2="6.797cm">
          <text:p/>
        </draw:line>
        <draw:line draw:style-name="gr97" draw:layer="layout" svg:x1="17.216cm" svg:y1="6.389cm" svg:x2="17.216cm" svg:y2="6.236cm">
          <text:p/>
        </draw:line>
        <draw:line draw:style-name="gr97" draw:layer="layout" svg:x1="17.139cm" svg:y1="6.313cm" svg:x2="17.293cm" svg:y2="6.313cm">
          <text:p/>
        </draw:line>
        <draw:line draw:style-name="gr97" draw:layer="layout" svg:x1="17.216cm" svg:y1="6.058cm" svg:x2="17.216cm" svg:y2="5.905cm">
          <text:p/>
        </draw:line>
        <draw:line draw:style-name="gr97" draw:layer="layout" svg:x1="17.139cm" svg:y1="5.982cm" svg:x2="17.293cm" svg:y2="5.982cm">
          <text:p/>
        </draw:line>
        <draw:line draw:style-name="gr97" draw:layer="layout" svg:x1="17.216cm" svg:y1="5.662cm" svg:x2="17.216cm" svg:y2="5.508cm">
          <text:p/>
        </draw:line>
        <draw:line draw:style-name="gr97" draw:layer="layout" svg:x1="17.139cm" svg:y1="5.585cm" svg:x2="17.293cm" svg:y2="5.585cm">
          <text:p/>
        </draw:line>
        <draw:line draw:style-name="gr97" draw:layer="layout" svg:x1="17.216cm" svg:y1="5.618cm" svg:x2="17.216cm" svg:y2="5.465cm">
          <text:p/>
        </draw:line>
        <draw:line draw:style-name="gr97" draw:layer="layout" svg:x1="17.139cm" svg:y1="5.541cm" svg:x2="17.293cm" svg:y2="5.541cm">
          <text:p/>
        </draw:line>
        <draw:line draw:style-name="gr97" draw:layer="layout" svg:x1="17.216cm" svg:y1="5.265cm" svg:x2="17.216cm" svg:y2="5.112cm">
          <text:p/>
        </draw:line>
        <draw:line draw:style-name="gr97" draw:layer="layout" svg:x1="17.139cm" svg:y1="5.188cm" svg:x2="17.293cm" svg:y2="5.188cm">
          <text:p/>
        </draw:line>
        <draw:line draw:style-name="gr97" draw:layer="layout" svg:x1="17.216cm" svg:y1="4.89cm" svg:x2="17.216cm" svg:y2="4.737cm">
          <text:p/>
        </draw:line>
        <draw:line draw:style-name="gr97" draw:layer="layout" svg:x1="17.139cm" svg:y1="4.814cm" svg:x2="17.293cm" svg:y2="4.814cm">
          <text:p/>
        </draw:line>
        <draw:line draw:style-name="gr97" draw:layer="layout" svg:x1="17.216cm" svg:y1="4.846cm" svg:x2="17.216cm" svg:y2="4.693cm">
          <text:p/>
        </draw:line>
        <draw:line draw:style-name="gr97" draw:layer="layout" svg:x1="17.139cm" svg:y1="4.77cm" svg:x2="17.293cm" svg:y2="4.77cm">
          <text:p/>
        </draw:line>
        <draw:line draw:style-name="gr97" draw:layer="layout" svg:x1="17.216cm" svg:y1="4.384cm" svg:x2="17.216cm" svg:y2="4.231cm">
          <text:p/>
        </draw:line>
        <draw:line draw:style-name="gr97" draw:layer="layout" svg:x1="17.139cm" svg:y1="4.307cm" svg:x2="17.293cm" svg:y2="4.307cm">
          <text:p/>
        </draw:line>
        <draw:line draw:style-name="gr97" draw:layer="layout" svg:x1="17.216cm" svg:y1="4.163cm" svg:x2="17.216cm" svg:y2="4.009cm">
          <text:p/>
        </draw:line>
        <draw:line draw:style-name="gr97" draw:layer="layout" svg:x1="17.139cm" svg:y1="4.086cm" svg:x2="17.293cm" svg:y2="4.086cm">
          <text:p/>
        </draw:line>
        <draw:line draw:style-name="gr97" draw:layer="layout" svg:x1="17.216cm" svg:y1="3.437cm" svg:x2="17.216cm" svg:y2="3.284cm">
          <text:p/>
        </draw:line>
        <draw:line draw:style-name="gr97" draw:layer="layout" svg:x1="17.139cm" svg:y1="3.361cm" svg:x2="17.293cm" svg:y2="3.361cm">
          <text:p/>
        </draw:line>
        <draw:line draw:style-name="gr97" draw:layer="layout" svg:x1="17.216cm" svg:y1="3.347cm" svg:x2="17.216cm" svg:y2="3.194cm">
          <text:p/>
        </draw:line>
        <draw:line draw:style-name="gr97" draw:layer="layout" svg:x1="17.139cm" svg:y1="3.271cm" svg:x2="17.293cm" svg:y2="3.271cm">
          <text:p/>
        </draw:line>
        <draw:line draw:style-name="gr97" draw:layer="layout" svg:x1="17.245cm" svg:y1="12.956cm" svg:x2="17.245cm" svg:y2="12.802cm">
          <text:p/>
        </draw:line>
        <draw:line draw:style-name="gr97" draw:layer="layout" svg:x1="17.168cm" svg:y1="12.879cm" svg:x2="17.322cm" svg:y2="12.879cm">
          <text:p/>
        </draw:line>
        <draw:line draw:style-name="gr97" draw:layer="layout" svg:x1="17.245cm" svg:y1="12.668cm" svg:x2="17.245cm" svg:y2="12.515cm">
          <text:p/>
        </draw:line>
        <draw:line draw:style-name="gr97" draw:layer="layout" svg:x1="17.168cm" svg:y1="12.592cm" svg:x2="17.322cm" svg:y2="12.592cm">
          <text:p/>
        </draw:line>
        <draw:line draw:style-name="gr97" draw:layer="layout" svg:x1="17.245cm" svg:y1="12.14cm" svg:x2="17.245cm" svg:y2="11.987cm">
          <text:p/>
        </draw:line>
        <draw:line draw:style-name="gr97" draw:layer="layout" svg:x1="17.168cm" svg:y1="12.064cm" svg:x2="17.322cm" svg:y2="12.064cm">
          <text:p/>
        </draw:line>
        <draw:line draw:style-name="gr97" draw:layer="layout" svg:x1="17.245cm" svg:y1="11.831cm" svg:x2="17.245cm" svg:y2="11.678cm">
          <text:p/>
        </draw:line>
        <draw:line draw:style-name="gr97" draw:layer="layout" svg:x1="17.168cm" svg:y1="11.755cm" svg:x2="17.322cm" svg:y2="11.755cm">
          <text:p/>
        </draw:line>
        <draw:line draw:style-name="gr97" draw:layer="layout" svg:x1="17.245cm" svg:y1="11.194cm" svg:x2="17.245cm" svg:y2="11.04cm">
          <text:p/>
        </draw:line>
        <draw:line draw:style-name="gr97" draw:layer="layout" svg:x1="17.168cm" svg:y1="11.117cm" svg:x2="17.322cm" svg:y2="11.117cm">
          <text:p/>
        </draw:line>
        <draw:line draw:style-name="gr97" draw:layer="layout" svg:x1="17.245cm" svg:y1="11.06cm" svg:x2="17.245cm" svg:y2="10.906cm">
          <text:p/>
        </draw:line>
        <draw:line draw:style-name="gr97" draw:layer="layout" svg:x1="17.168cm" svg:y1="10.983cm" svg:x2="17.322cm" svg:y2="10.983cm">
          <text:p/>
        </draw:line>
        <draw:line draw:style-name="gr97" draw:layer="layout" svg:x1="17.245cm" svg:y1="10.994cm" svg:x2="17.245cm" svg:y2="10.841cm">
          <text:p/>
        </draw:line>
        <draw:line draw:style-name="gr97" draw:layer="layout" svg:x1="17.168cm" svg:y1="10.917cm" svg:x2="17.322cm" svg:y2="10.917cm">
          <text:p/>
        </draw:line>
        <draw:line draw:style-name="gr97" draw:layer="layout" svg:x1="17.245cm" svg:y1="10.775cm" svg:x2="17.245cm" svg:y2="10.622cm">
          <text:p/>
        </draw:line>
        <draw:line draw:style-name="gr97" draw:layer="layout" svg:x1="17.168cm" svg:y1="10.698cm" svg:x2="17.322cm" svg:y2="10.698cm">
          <text:p/>
        </draw:line>
        <draw:line draw:style-name="gr97" draw:layer="layout" svg:x1="17.245cm" svg:y1="10.444cm" svg:x2="17.245cm" svg:y2="10.291cm">
          <text:p/>
        </draw:line>
        <draw:line draw:style-name="gr97" draw:layer="layout" svg:x1="17.168cm" svg:y1="10.367cm" svg:x2="17.322cm" svg:y2="10.367cm">
          <text:p/>
        </draw:line>
        <draw:line draw:style-name="gr97" draw:layer="layout" svg:x1="17.245cm" svg:y1="10.266cm" svg:x2="17.245cm" svg:y2="10.113cm">
          <text:p/>
        </draw:line>
        <draw:line draw:style-name="gr97" draw:layer="layout" svg:x1="17.168cm" svg:y1="10.19cm" svg:x2="17.322cm" svg:y2="10.19cm">
          <text:p/>
        </draw:line>
        <draw:line draw:style-name="gr97" draw:layer="layout" svg:x1="17.245cm" svg:y1="9.96cm" svg:x2="17.245cm" svg:y2="9.806cm">
          <text:p/>
        </draw:line>
        <draw:line draw:style-name="gr97" draw:layer="layout" svg:x1="17.168cm" svg:y1="9.883cm" svg:x2="17.322cm" svg:y2="9.883cm">
          <text:p/>
        </draw:line>
        <draw:line draw:style-name="gr97" draw:layer="layout" svg:x1="17.245cm" svg:y1="9.694cm" svg:x2="17.245cm" svg:y2="9.541cm">
          <text:p/>
        </draw:line>
        <draw:line draw:style-name="gr97" draw:layer="layout" svg:x1="17.168cm" svg:y1="9.618cm" svg:x2="17.322cm" svg:y2="9.618cm">
          <text:p/>
        </draw:line>
        <draw:line draw:style-name="gr97" draw:layer="layout" svg:x1="17.245cm" svg:y1="9.254cm" svg:x2="17.245cm" svg:y2="9.101cm">
          <text:p/>
        </draw:line>
        <draw:line draw:style-name="gr97" draw:layer="layout" svg:x1="17.168cm" svg:y1="9.177cm" svg:x2="17.322cm" svg:y2="9.177cm">
          <text:p/>
        </draw:line>
        <draw:line draw:style-name="gr97" draw:layer="layout" svg:x1="17.245cm" svg:y1="9.054cm" svg:x2="17.245cm" svg:y2="8.901cm">
          <text:p/>
        </draw:line>
        <draw:line draw:style-name="gr97" draw:layer="layout" svg:x1="17.168cm" svg:y1="8.978cm" svg:x2="17.322cm" svg:y2="8.978cm">
          <text:p/>
        </draw:line>
        <draw:line draw:style-name="gr97" draw:layer="layout" svg:x1="17.245cm" svg:y1="9.033cm" svg:x2="17.245cm" svg:y2="8.879cm">
          <text:p/>
        </draw:line>
        <draw:line draw:style-name="gr97" draw:layer="layout" svg:x1="17.168cm" svg:y1="8.956cm" svg:x2="17.322cm" svg:y2="8.956cm">
          <text:p/>
        </draw:line>
        <draw:line draw:style-name="gr97" draw:layer="layout" svg:x1="17.245cm" svg:y1="8.989cm" svg:x2="17.245cm" svg:y2="8.835cm">
          <text:p/>
        </draw:line>
        <draw:line draw:style-name="gr97" draw:layer="layout" svg:x1="17.168cm" svg:y1="8.912cm" svg:x2="17.322cm" svg:y2="8.912cm">
          <text:p/>
        </draw:line>
        <draw:line draw:style-name="gr97" draw:layer="layout" svg:x1="17.245cm" svg:y1="8.813cm" svg:x2="17.245cm" svg:y2="8.66cm">
          <text:p/>
        </draw:line>
        <draw:line draw:style-name="gr97" draw:layer="layout" svg:x1="17.168cm" svg:y1="8.737cm" svg:x2="17.322cm" svg:y2="8.737cm">
          <text:p/>
        </draw:line>
        <draw:line draw:style-name="gr97" draw:layer="layout" svg:x1="17.245cm" svg:y1="8.261cm" svg:x2="17.245cm" svg:y2="8.108cm">
          <text:p/>
        </draw:line>
        <draw:line draw:style-name="gr97" draw:layer="layout" svg:x1="17.168cm" svg:y1="8.184cm" svg:x2="17.322cm" svg:y2="8.184cm">
          <text:p/>
        </draw:line>
        <draw:line draw:style-name="gr97" draw:layer="layout" svg:x1="17.245cm" svg:y1="8.042cm" svg:x2="17.245cm" svg:y2="7.889cm">
          <text:p/>
        </draw:line>
        <draw:line draw:style-name="gr97" draw:layer="layout" svg:x1="17.168cm" svg:y1="7.965cm" svg:x2="17.322cm" svg:y2="7.965cm">
          <text:p/>
        </draw:line>
        <draw:line draw:style-name="gr97" draw:layer="layout" svg:x1="17.245cm" svg:y1="7.711cm" svg:x2="17.245cm" svg:y2="7.558cm">
          <text:p/>
        </draw:line>
        <draw:line draw:style-name="gr97" draw:layer="layout" svg:x1="17.168cm" svg:y1="7.634cm" svg:x2="17.322cm" svg:y2="7.634cm">
          <text:p/>
        </draw:line>
        <draw:line draw:style-name="gr97" draw:layer="layout" svg:x1="17.245cm" svg:y1="7.601cm" svg:x2="17.245cm" svg:y2="7.448cm">
          <text:p/>
        </draw:line>
        <draw:line draw:style-name="gr97" draw:layer="layout" svg:x1="17.168cm" svg:y1="7.525cm" svg:x2="17.322cm" svg:y2="7.525cm">
          <text:p/>
        </draw:line>
        <draw:line draw:style-name="gr97" draw:layer="layout" svg:x1="17.245cm" svg:y1="7.558cm" svg:x2="17.245cm" svg:y2="7.404cm">
          <text:p/>
        </draw:line>
        <draw:line draw:style-name="gr97" draw:layer="layout" svg:x1="17.168cm" svg:y1="7.481cm" svg:x2="17.322cm" svg:y2="7.481cm">
          <text:p/>
        </draw:line>
        <draw:line draw:style-name="gr97" draw:layer="layout" svg:x1="17.245cm" svg:y1="7.49cm" svg:x2="17.245cm" svg:y2="7.336cm">
          <text:p/>
        </draw:line>
        <draw:line draw:style-name="gr97" draw:layer="layout" svg:x1="17.168cm" svg:y1="7.413cm" svg:x2="17.322cm" svg:y2="7.413cm">
          <text:p/>
        </draw:line>
        <draw:line draw:style-name="gr97" draw:layer="layout" svg:x1="17.245cm" svg:y1="7.227cm" svg:x2="17.245cm" svg:y2="7.073cm">
          <text:p/>
        </draw:line>
        <draw:line draw:style-name="gr97" draw:layer="layout" svg:x1="17.168cm" svg:y1="7.15cm" svg:x2="17.322cm" svg:y2="7.15cm">
          <text:p/>
        </draw:line>
        <draw:line draw:style-name="gr97" draw:layer="layout" svg:x1="17.245cm" svg:y1="6.764cm" svg:x2="17.245cm" svg:y2="6.611cm">
          <text:p/>
        </draw:line>
        <draw:line draw:style-name="gr97" draw:layer="layout" svg:x1="17.168cm" svg:y1="6.688cm" svg:x2="17.322cm" svg:y2="6.688cm">
          <text:p/>
        </draw:line>
        <draw:line draw:style-name="gr97" draw:layer="layout" svg:x1="17.245cm" svg:y1="6.608cm" svg:x2="17.245cm" svg:y2="6.455cm">
          <text:p/>
        </draw:line>
        <draw:line draw:style-name="gr97" draw:layer="layout" svg:x1="17.168cm" svg:y1="6.532cm" svg:x2="17.322cm" svg:y2="6.532cm">
          <text:p/>
        </draw:line>
        <draw:line draw:style-name="gr97" draw:layer="layout" svg:x1="17.245cm" svg:y1="6.543cm" svg:x2="17.245cm" svg:y2="6.389cm">
          <text:p/>
        </draw:line>
        <draw:line draw:style-name="gr97" draw:layer="layout" svg:x1="17.168cm" svg:y1="6.466cm" svg:x2="17.322cm" svg:y2="6.466cm">
          <text:p/>
        </draw:line>
        <draw:line draw:style-name="gr97" draw:layer="layout" svg:x1="17.245cm" svg:y1="6.499cm" svg:x2="17.245cm" svg:y2="6.346cm">
          <text:p/>
        </draw:line>
        <draw:line draw:style-name="gr97" draw:layer="layout" svg:x1="17.168cm" svg:y1="6.422cm" svg:x2="17.322cm" svg:y2="6.422cm">
          <text:p/>
        </draw:line>
        <draw:line draw:style-name="gr97" draw:layer="layout" svg:x1="17.245cm" svg:y1="6.234cm" svg:x2="17.245cm" svg:y2="6.08cm">
          <text:p/>
        </draw:line>
        <draw:line draw:style-name="gr97" draw:layer="layout" svg:x1="17.168cm" svg:y1="6.157cm" svg:x2="17.322cm" svg:y2="6.157cm">
          <text:p/>
        </draw:line>
        <draw:line draw:style-name="gr97" draw:layer="layout" svg:x1="17.245cm" svg:y1="5.684cm" svg:x2="17.245cm" svg:y2="5.53cm">
          <text:p/>
        </draw:line>
        <draw:line draw:style-name="gr97" draw:layer="layout" svg:x1="17.168cm" svg:y1="5.607cm" svg:x2="17.322cm" svg:y2="5.607cm">
          <text:p/>
        </draw:line>
        <draw:line draw:style-name="gr97" draw:layer="layout" svg:x1="17.245cm" svg:y1="5.375cm" svg:x2="17.245cm" svg:y2="5.221cm">
          <text:p/>
        </draw:line>
        <draw:line draw:style-name="gr97" draw:layer="layout" svg:x1="17.168cm" svg:y1="5.298cm" svg:x2="17.322cm" svg:y2="5.298cm">
          <text:p/>
        </draw:line>
        <draw:line draw:style-name="gr97" draw:layer="layout" svg:x1="17.245cm" svg:y1="4.912cm" svg:x2="17.245cm" svg:y2="4.759cm">
          <text:p/>
        </draw:line>
        <draw:line draw:style-name="gr97" draw:layer="layout" svg:x1="17.168cm" svg:y1="4.836cm" svg:x2="17.322cm" svg:y2="4.836cm">
          <text:p/>
        </draw:line>
        <draw:line draw:style-name="gr97" draw:layer="layout" svg:x1="17.245cm" svg:y1="4.715cm" svg:x2="17.245cm" svg:y2="4.562cm">
          <text:p/>
        </draw:line>
        <draw:line draw:style-name="gr97" draw:layer="layout" svg:x1="17.168cm" svg:y1="4.638cm" svg:x2="17.322cm" svg:y2="4.638cm">
          <text:p/>
        </draw:line>
        <draw:line draw:style-name="gr97" draw:layer="layout" svg:x1="17.245cm" svg:y1="4.472cm" svg:x2="17.245cm" svg:y2="4.318cm">
          <text:p/>
        </draw:line>
        <draw:line draw:style-name="gr97" draw:layer="layout" svg:x1="17.168cm" svg:y1="4.395cm" svg:x2="17.322cm" svg:y2="4.395cm">
          <text:p/>
        </draw:line>
        <draw:line draw:style-name="gr97" draw:layer="layout" svg:x1="17.245cm" svg:y1="4.318cm" svg:x2="17.245cm" svg:y2="4.165cm">
          <text:p/>
        </draw:line>
        <draw:line draw:style-name="gr97" draw:layer="layout" svg:x1="17.168cm" svg:y1="4.242cm" svg:x2="17.322cm" svg:y2="4.242cm">
          <text:p/>
        </draw:line>
        <draw:line draw:style-name="gr97" draw:layer="layout" svg:x1="17.245cm" svg:y1="3.987cm" svg:x2="17.245cm" svg:y2="3.834cm">
          <text:p/>
        </draw:line>
        <draw:line draw:style-name="gr97" draw:layer="layout" svg:x1="17.168cm" svg:y1="3.911cm" svg:x2="17.322cm" svg:y2="3.911cm">
          <text:p/>
        </draw:line>
        <draw:line draw:style-name="gr97" draw:layer="layout" svg:x1="17.245cm" svg:y1="3.965cm" svg:x2="17.245cm" svg:y2="3.812cm">
          <text:p/>
        </draw:line>
        <draw:line draw:style-name="gr97" draw:layer="layout" svg:x1="17.168cm" svg:y1="3.889cm" svg:x2="17.322cm" svg:y2="3.889cm">
          <text:p/>
        </draw:line>
        <draw:line draw:style-name="gr97" draw:layer="layout" svg:x1="17.245cm" svg:y1="3.26cm" svg:x2="17.245cm" svg:y2="3.106cm">
          <text:p/>
        </draw:line>
        <draw:line draw:style-name="gr97" draw:layer="layout" svg:x1="17.168cm" svg:y1="3.183cm" svg:x2="17.322cm" svg:y2="3.183cm">
          <text:p/>
        </draw:line>
        <draw:line draw:style-name="gr97" draw:layer="layout" svg:x1="17.245cm" svg:y1="3.128cm" svg:x2="17.245cm" svg:y2="2.975cm">
          <text:p/>
        </draw:line>
        <draw:line draw:style-name="gr97" draw:layer="layout" svg:x1="17.168cm" svg:y1="3.052cm" svg:x2="17.322cm" svg:y2="3.052cm">
          <text:p/>
        </draw:line>
        <draw:line draw:style-name="gr97" draw:layer="layout" svg:x1="17.245cm" svg:y1="2.863cm" svg:x2="17.245cm" svg:y2="2.71cm">
          <text:p/>
        </draw:line>
        <draw:line draw:style-name="gr97" draw:layer="layout" svg:x1="17.168cm" svg:y1="2.786cm" svg:x2="17.322cm" svg:y2="2.786cm">
          <text:p/>
        </draw:line>
        <draw:line draw:style-name="gr97" draw:layer="layout" svg:x1="17.277cm" svg:y1="13.043cm" svg:x2="17.277cm" svg:y2="12.89cm">
          <text:p/>
        </draw:line>
        <draw:line draw:style-name="gr97" draw:layer="layout" svg:x1="17.2cm" svg:y1="12.967cm" svg:x2="17.353cm" svg:y2="12.967cm">
          <text:p/>
        </draw:line>
        <draw:line draw:style-name="gr97" draw:layer="layout" svg:x1="17.277cm" svg:y1="12.734cm" svg:x2="17.277cm" svg:y2="12.581cm">
          <text:p/>
        </draw:line>
        <draw:line draw:style-name="gr97" draw:layer="layout" svg:x1="17.2cm" svg:y1="12.658cm" svg:x2="17.353cm" svg:y2="12.658cm">
          <text:p/>
        </draw:line>
        <draw:line draw:style-name="gr97" draw:layer="layout" svg:x1="17.277cm" svg:y1="12.075cm" svg:x2="17.277cm" svg:y2="11.921cm">
          <text:p/>
        </draw:line>
        <draw:line draw:style-name="gr97" draw:layer="layout" svg:x1="17.2cm" svg:y1="11.998cm" svg:x2="17.353cm" svg:y2="11.998cm">
          <text:p/>
        </draw:line>
        <draw:line draw:style-name="gr97" draw:layer="layout" svg:x1="17.277cm" svg:y1="11.941cm" svg:x2="17.277cm" svg:y2="11.787cm">
          <text:p/>
        </draw:line>
        <draw:line draw:style-name="gr97" draw:layer="layout" svg:x1="17.2cm" svg:y1="11.864cm" svg:x2="17.353cm" svg:y2="11.864cm">
          <text:p/>
        </draw:line>
        <draw:line draw:style-name="gr97" draw:layer="layout" svg:x1="17.277cm" svg:y1="11.744cm" svg:x2="17.277cm" svg:y2="11.59cm">
          <text:p/>
        </draw:line>
        <draw:line draw:style-name="gr97" draw:layer="layout" svg:x1="17.2cm" svg:y1="11.667cm" svg:x2="17.353cm" svg:y2="11.667cm">
          <text:p/>
        </draw:line>
        <draw:line draw:style-name="gr97" draw:layer="layout" svg:x1="17.277cm" svg:y1="11.7cm" svg:x2="17.277cm" svg:y2="11.547cm">
          <text:p/>
        </draw:line>
        <draw:line draw:style-name="gr97" draw:layer="layout" svg:x1="17.2cm" svg:y1="11.623cm" svg:x2="17.353cm" svg:y2="11.623cm">
          <text:p/>
        </draw:line>
        <draw:line draw:style-name="gr97" draw:layer="layout" svg:x1="17.277cm" svg:y1="11.634cm" svg:x2="17.277cm" svg:y2="11.481cm">
          <text:p/>
        </draw:line>
        <draw:line draw:style-name="gr97" draw:layer="layout" svg:x1="17.2cm" svg:y1="11.558cm" svg:x2="17.353cm" svg:y2="11.558cm">
          <text:p/>
        </draw:line>
        <draw:line draw:style-name="gr97" draw:layer="layout" svg:x1="17.277cm" svg:y1="11.522cm" svg:x2="17.277cm" svg:y2="11.369cm">
          <text:p/>
        </draw:line>
        <draw:line draw:style-name="gr97" draw:layer="layout" svg:x1="17.2cm" svg:y1="11.446cm" svg:x2="17.353cm" svg:y2="11.446cm">
          <text:p/>
        </draw:line>
        <draw:line draw:style-name="gr97" draw:layer="layout" svg:x1="17.277cm" svg:y1="11.413cm" svg:x2="17.277cm" svg:y2="11.259cm">
          <text:p/>
        </draw:line>
        <draw:line draw:style-name="gr97" draw:layer="layout" svg:x1="17.2cm" svg:y1="11.336cm" svg:x2="17.353cm" svg:y2="11.336cm">
          <text:p/>
        </draw:line>
        <draw:line draw:style-name="gr97" draw:layer="layout" svg:x1="17.277cm" svg:y1="10.641cm" svg:x2="17.277cm" svg:y2="10.488cm">
          <text:p/>
        </draw:line>
        <draw:line draw:style-name="gr97" draw:layer="layout" svg:x1="17.2cm" svg:y1="10.565cm" svg:x2="17.353cm" svg:y2="10.565cm">
          <text:p/>
        </draw:line>
        <draw:line draw:style-name="gr97" draw:layer="layout" svg:x1="17.277cm" svg:y1="10.532cm" svg:x2="17.277cm" svg:y2="10.378cm">
          <text:p/>
        </draw:line>
        <draw:line draw:style-name="gr97" draw:layer="layout" svg:x1="17.2cm" svg:y1="10.455cm" svg:x2="17.353cm" svg:y2="10.455cm">
          <text:p/>
        </draw:line>
        <draw:line draw:style-name="gr97" draw:layer="layout" svg:x1="17.277cm" svg:y1="10.466cm" svg:x2="17.277cm" svg:y2="10.313cm">
          <text:p/>
        </draw:line>
        <draw:line draw:style-name="gr97" draw:layer="layout" svg:x1="17.2cm" svg:y1="10.389cm" svg:x2="17.353cm" svg:y2="10.389cm">
          <text:p/>
        </draw:line>
        <draw:line draw:style-name="gr97" draw:layer="layout" svg:x1="17.277cm" svg:y1="10.378cm" svg:x2="17.277cm" svg:y2="10.225cm">
          <text:p/>
        </draw:line>
        <draw:line draw:style-name="gr97" draw:layer="layout" svg:x1="17.2cm" svg:y1="10.302cm" svg:x2="17.353cm" svg:y2="10.302cm">
          <text:p/>
        </draw:line>
        <draw:line draw:style-name="gr97" draw:layer="layout" svg:x1="17.277cm" svg:y1="9.539cm" svg:x2="17.277cm" svg:y2="9.385cm">
          <text:p/>
        </draw:line>
        <draw:line draw:style-name="gr97" draw:layer="layout" svg:x1="17.2cm" svg:y1="9.462cm" svg:x2="17.353cm" svg:y2="9.462cm">
          <text:p/>
        </draw:line>
        <draw:line draw:style-name="gr97" draw:layer="layout" svg:x1="17.277cm" svg:y1="9.495cm" svg:x2="17.277cm" svg:y2="9.342cm">
          <text:p/>
        </draw:line>
        <draw:line draw:style-name="gr97" draw:layer="layout" svg:x1="17.2cm" svg:y1="9.418cm" svg:x2="17.353cm" svg:y2="9.418cm">
          <text:p/>
        </draw:line>
        <draw:line draw:style-name="gr97" draw:layer="layout" svg:x1="17.277cm" svg:y1="8.658cm" svg:x2="17.277cm" svg:y2="8.504cm">
          <text:p/>
        </draw:line>
        <draw:line draw:style-name="gr97" draw:layer="layout" svg:x1="17.2cm" svg:y1="8.581cm" svg:x2="17.353cm" svg:y2="8.581cm">
          <text:p/>
        </draw:line>
        <draw:line draw:style-name="gr97" draw:layer="layout" svg:x1="17.277cm" svg:y1="8.57cm" svg:x2="17.277cm" svg:y2="8.417cm">
          <text:p/>
        </draw:line>
        <draw:line draw:style-name="gr97" draw:layer="layout" svg:x1="17.2cm" svg:y1="8.493cm" svg:x2="17.353cm" svg:y2="8.493cm">
          <text:p/>
        </draw:line>
        <draw:line draw:style-name="gr97" draw:layer="layout" svg:x1="17.277cm" svg:y1="8.461cm" svg:x2="17.277cm" svg:y2="8.307cm">
          <text:p/>
        </draw:line>
        <draw:line draw:style-name="gr97" draw:layer="layout" svg:x1="17.2cm" svg:y1="8.384cm" svg:x2="17.353cm" svg:y2="8.384cm">
          <text:p/>
        </draw:line>
        <draw:line draw:style-name="gr97" draw:layer="layout" svg:x1="17.277cm" svg:y1="8.417cm" svg:x2="17.277cm" svg:y2="8.263cm">
          <text:p/>
        </draw:line>
        <draw:line draw:style-name="gr97" draw:layer="layout" svg:x1="17.2cm" svg:y1="8.34cm" svg:x2="17.353cm" svg:y2="8.34cm">
          <text:p/>
        </draw:line>
        <draw:line draw:style-name="gr97" draw:layer="layout" svg:x1="17.277cm" svg:y1="8.217cm" svg:x2="17.277cm" svg:y2="8.064cm">
          <text:p/>
        </draw:line>
        <draw:line draw:style-name="gr97" draw:layer="layout" svg:x1="17.2cm" svg:y1="8.141cm" svg:x2="17.353cm" svg:y2="8.141cm">
          <text:p/>
        </draw:line>
        <draw:line draw:style-name="gr97" draw:layer="layout" svg:x1="17.277cm" svg:y1="7.976cm" svg:x2="17.277cm" svg:y2="7.823cm">
          <text:p/>
        </draw:line>
        <draw:line draw:style-name="gr97" draw:layer="layout" svg:x1="17.2cm" svg:y1="7.9cm" svg:x2="17.353cm" svg:y2="7.9cm">
          <text:p/>
        </draw:line>
        <draw:line draw:style-name="gr97" draw:layer="layout" svg:x1="17.277cm" svg:y1="7.755cm" svg:x2="17.277cm" svg:y2="7.601cm">
          <text:p/>
        </draw:line>
        <draw:line draw:style-name="gr97" draw:layer="layout" svg:x1="17.2cm" svg:y1="7.678cm" svg:x2="17.353cm" svg:y2="7.678cm">
          <text:p/>
        </draw:line>
        <draw:line draw:style-name="gr97" draw:layer="layout" svg:x1="17.277cm" svg:y1="7.711cm" svg:x2="17.277cm" svg:y2="7.558cm">
          <text:p/>
        </draw:line>
        <draw:line draw:style-name="gr97" draw:layer="layout" svg:x1="17.2cm" svg:y1="7.634cm" svg:x2="17.353cm" svg:y2="7.634cm">
          <text:p/>
        </draw:line>
        <draw:line draw:style-name="gr97" draw:layer="layout" svg:x1="17.277cm" svg:y1="7.183cm" svg:x2="17.277cm" svg:y2="7.03cm">
          <text:p/>
        </draw:line>
        <draw:line draw:style-name="gr97" draw:layer="layout" svg:x1="17.2cm" svg:y1="7.106cm" svg:x2="17.353cm" svg:y2="7.106cm">
          <text:p/>
        </draw:line>
        <draw:line draw:style-name="gr97" draw:layer="layout" svg:x1="17.277cm" svg:y1="7.071cm" svg:x2="17.277cm" svg:y2="6.918cm">
          <text:p/>
        </draw:line>
        <draw:line draw:style-name="gr97" draw:layer="layout" svg:x1="17.2cm" svg:y1="6.994cm" svg:x2="17.353cm" svg:y2="6.994cm">
          <text:p/>
        </draw:line>
        <draw:line draw:style-name="gr97" draw:layer="layout" svg:x1="17.277cm" svg:y1="6.764cm" svg:x2="17.277cm" svg:y2="6.611cm">
          <text:p/>
        </draw:line>
        <draw:line draw:style-name="gr97" draw:layer="layout" svg:x1="17.2cm" svg:y1="6.688cm" svg:x2="17.353cm" svg:y2="6.688cm">
          <text:p/>
        </draw:line>
        <draw:line draw:style-name="gr97" draw:layer="layout" svg:x1="17.277cm" svg:y1="6.543cm" svg:x2="17.277cm" svg:y2="6.389cm">
          <text:p/>
        </draw:line>
        <draw:line draw:style-name="gr97" draw:layer="layout" svg:x1="17.2cm" svg:y1="6.466cm" svg:x2="17.353cm" svg:y2="6.466cm">
          <text:p/>
        </draw:line>
        <draw:line draw:style-name="gr97" draw:layer="layout" svg:x1="17.277cm" svg:y1="6.368cm" svg:x2="17.277cm" svg:y2="6.214cm">
          <text:p/>
        </draw:line>
        <draw:line draw:style-name="gr97" draw:layer="layout" svg:x1="17.2cm" svg:y1="6.291cm" svg:x2="17.353cm" svg:y2="6.291cm">
          <text:p/>
        </draw:line>
        <draw:line draw:style-name="gr97" draw:layer="layout" svg:x1="17.277cm" svg:y1="6.146cm" svg:x2="17.277cm" svg:y2="5.993cm">
          <text:p/>
        </draw:line>
        <draw:line draw:style-name="gr97" draw:layer="layout" svg:x1="17.2cm" svg:y1="6.069cm" svg:x2="17.353cm" svg:y2="6.069cm">
          <text:p/>
        </draw:line>
        <draw:line draw:style-name="gr97" draw:layer="layout" svg:x1="17.277cm" svg:y1="5.859cm" svg:x2="17.277cm" svg:y2="5.706cm">
          <text:p/>
        </draw:line>
        <draw:line draw:style-name="gr97" draw:layer="layout" svg:x1="17.2cm" svg:y1="5.782cm" svg:x2="17.353cm" svg:y2="5.782cm">
          <text:p/>
        </draw:line>
        <draw:line draw:style-name="gr97" draw:layer="layout" svg:x1="17.277cm" svg:y1="5.815cm" svg:x2="17.277cm" svg:y2="5.662cm">
          <text:p/>
        </draw:line>
        <draw:line draw:style-name="gr97" draw:layer="layout" svg:x1="17.2cm" svg:y1="5.738cm" svg:x2="17.353cm" svg:y2="5.738cm">
          <text:p/>
        </draw:line>
        <draw:line draw:style-name="gr97" draw:layer="layout" svg:x1="17.277cm" svg:y1="5.552cm" svg:x2="17.277cm" svg:y2="5.399cm">
          <text:p/>
        </draw:line>
        <draw:line draw:style-name="gr97" draw:layer="layout" svg:x1="17.2cm" svg:y1="5.476cm" svg:x2="17.353cm" svg:y2="5.476cm">
          <text:p/>
        </draw:line>
        <draw:line draw:style-name="gr97" draw:layer="layout" svg:x1="17.277cm" svg:y1="5.331cm" svg:x2="17.277cm" svg:y2="5.177cm">
          <text:p/>
        </draw:line>
        <draw:line draw:style-name="gr97" draw:layer="layout" svg:x1="17.2cm" svg:y1="5.254cm" svg:x2="17.353cm" svg:y2="5.254cm">
          <text:p/>
        </draw:line>
        <draw:line draw:style-name="gr97" draw:layer="layout" svg:x1="17.277cm" svg:y1="4.472cm" svg:x2="17.277cm" svg:y2="4.318cm">
          <text:p/>
        </draw:line>
        <draw:line draw:style-name="gr97" draw:layer="layout" svg:x1="17.2cm" svg:y1="4.395cm" svg:x2="17.353cm" svg:y2="4.395cm">
          <text:p/>
        </draw:line>
        <draw:line draw:style-name="gr97" draw:layer="layout" svg:x1="17.277cm" svg:y1="4.228cm" svg:x2="17.277cm" svg:y2="4.075cm">
          <text:p/>
        </draw:line>
        <draw:line draw:style-name="gr97" draw:layer="layout" svg:x1="17.2cm" svg:y1="4.152cm" svg:x2="17.353cm" svg:y2="4.152cm">
          <text:p/>
        </draw:line>
        <draw:line draw:style-name="gr97" draw:layer="layout" svg:x1="17.277cm" svg:y1="4.163cm" svg:x2="17.277cm" svg:y2="4.009cm">
          <text:p/>
        </draw:line>
        <draw:line draw:style-name="gr97" draw:layer="layout" svg:x1="17.2cm" svg:y1="4.086cm" svg:x2="17.353cm" svg:y2="4.086cm">
          <text:p/>
        </draw:line>
        <draw:line draw:style-name="gr97" draw:layer="layout" svg:x1="17.277cm" svg:y1="4.031cm" svg:x2="17.277cm" svg:y2="3.878cm">
          <text:p/>
        </draw:line>
        <draw:line draw:style-name="gr97" draw:layer="layout" svg:x1="17.2cm" svg:y1="3.954cm" svg:x2="17.353cm" svg:y2="3.954cm">
          <text:p/>
        </draw:line>
        <draw:line draw:style-name="gr97" draw:layer="layout" svg:x1="17.277cm" svg:y1="3.656cm" svg:x2="17.277cm" svg:y2="3.503cm">
          <text:p/>
        </draw:line>
        <draw:line draw:style-name="gr97" draw:layer="layout" svg:x1="17.2cm" svg:y1="3.58cm" svg:x2="17.353cm" svg:y2="3.58cm">
          <text:p/>
        </draw:line>
        <draw:line draw:style-name="gr97" draw:layer="layout" svg:x1="17.277cm" svg:y1="3.282cm" svg:x2="17.277cm" svg:y2="3.128cm">
          <text:p/>
        </draw:line>
        <draw:line draw:style-name="gr97" draw:layer="layout" svg:x1="17.2cm" svg:y1="3.205cm" svg:x2="17.353cm" svg:y2="3.205cm">
          <text:p/>
        </draw:line>
        <draw:line draw:style-name="gr97" draw:layer="layout" svg:x1="17.277cm" svg:y1="3.019cm" svg:x2="17.277cm" svg:y2="2.865cm">
          <text:p/>
        </draw:line>
        <draw:line draw:style-name="gr97" draw:layer="layout" svg:x1="17.2cm" svg:y1="2.942cm" svg:x2="17.353cm" svg:y2="2.942cm">
          <text:p/>
        </draw:line>
        <draw:line draw:style-name="gr97" draw:layer="layout" svg:x1="17.306cm" svg:y1="12.978cm" svg:x2="17.306cm" svg:y2="12.824cm">
          <text:p/>
        </draw:line>
        <draw:line draw:style-name="gr97" draw:layer="layout" svg:x1="17.229cm" svg:y1="12.901cm" svg:x2="17.383cm" svg:y2="12.901cm">
          <text:p/>
        </draw:line>
        <draw:line draw:style-name="gr97" draw:layer="layout" svg:x1="17.306cm" svg:y1="12.294cm" svg:x2="17.306cm" svg:y2="12.14cm">
          <text:p/>
        </draw:line>
        <draw:line draw:style-name="gr97" draw:layer="layout" svg:x1="17.229cm" svg:y1="12.217cm" svg:x2="17.383cm" svg:y2="12.217cm">
          <text:p/>
        </draw:line>
        <draw:line draw:style-name="gr97" draw:layer="layout" svg:x1="17.306cm" svg:y1="12.228cm" svg:x2="17.306cm" svg:y2="12.075cm">
          <text:p/>
        </draw:line>
        <draw:line draw:style-name="gr97" draw:layer="layout" svg:x1="17.229cm" svg:y1="12.151cm" svg:x2="17.383cm" svg:y2="12.151cm">
          <text:p/>
        </draw:line>
        <draw:line draw:style-name="gr97" draw:layer="layout" svg:x1="17.306cm" svg:y1="12.162cm" svg:x2="17.306cm" svg:y2="12.009cm">
          <text:p/>
        </draw:line>
        <draw:line draw:style-name="gr97" draw:layer="layout" svg:x1="17.229cm" svg:y1="12.086cm" svg:x2="17.383cm" svg:y2="12.086cm">
          <text:p/>
        </draw:line>
        <draw:line draw:style-name="gr97" draw:layer="layout" svg:x1="17.306cm" svg:y1="11.457cm" svg:x2="17.306cm" svg:y2="11.303cm">
          <text:p/>
        </draw:line>
        <draw:line draw:style-name="gr97" draw:layer="layout" svg:x1="17.229cm" svg:y1="11.38cm" svg:x2="17.383cm" svg:y2="11.38cm">
          <text:p/>
        </draw:line>
        <draw:line draw:style-name="gr97" draw:layer="layout" svg:x1="17.306cm" svg:y1="11.413cm" svg:x2="17.306cm" svg:y2="11.259cm">
          <text:p/>
        </draw:line>
        <draw:line draw:style-name="gr97" draw:layer="layout" svg:x1="17.229cm" svg:y1="11.336cm" svg:x2="17.383cm" svg:y2="11.336cm">
          <text:p/>
        </draw:line>
        <draw:line draw:style-name="gr97" draw:layer="layout" svg:x1="17.306cm" svg:y1="11.281cm" svg:x2="17.306cm" svg:y2="11.128cm">
          <text:p/>
        </draw:line>
        <draw:line draw:style-name="gr97" draw:layer="layout" svg:x1="17.229cm" svg:y1="11.205cm" svg:x2="17.383cm" svg:y2="11.205cm">
          <text:p/>
        </draw:line>
        <draw:line draw:style-name="gr97" draw:layer="layout" svg:x1="17.306cm" svg:y1="11.169cm" svg:x2="17.306cm" svg:y2="11.016cm">
          <text:p/>
        </draw:line>
        <draw:line draw:style-name="gr97" draw:layer="layout" svg:x1="17.229cm" svg:y1="11.093cm" svg:x2="17.383cm" svg:y2="11.093cm">
          <text:p/>
        </draw:line>
        <draw:line draw:style-name="gr97" draw:layer="layout" svg:x1="17.306cm" svg:y1="10.841cm" svg:x2="17.306cm" svg:y2="10.687cm">
          <text:p/>
        </draw:line>
        <draw:line draw:style-name="gr97" draw:layer="layout" svg:x1="17.229cm" svg:y1="10.764cm" svg:x2="17.383cm" svg:y2="10.764cm">
          <text:p/>
        </draw:line>
        <draw:line draw:style-name="gr97" draw:layer="layout" svg:x1="17.306cm" svg:y1="10.179cm" svg:x2="17.306cm" svg:y2="10.025cm">
          <text:p/>
        </draw:line>
        <draw:line draw:style-name="gr97" draw:layer="layout" svg:x1="17.229cm" svg:y1="10.102cm" svg:x2="17.383cm" svg:y2="10.102cm">
          <text:p/>
        </draw:line>
        <draw:line draw:style-name="gr97" draw:layer="layout" svg:x1="17.306cm" svg:y1="9.694cm" svg:x2="17.306cm" svg:y2="9.541cm">
          <text:p/>
        </draw:line>
        <draw:line draw:style-name="gr97" draw:layer="layout" svg:x1="17.229cm" svg:y1="9.618cm" svg:x2="17.383cm" svg:y2="9.618cm">
          <text:p/>
        </draw:line>
        <draw:line draw:style-name="gr97" draw:layer="layout" svg:x1="17.306cm" svg:y1="9.473cm" svg:x2="17.306cm" svg:y2="9.32cm">
          <text:p/>
        </draw:line>
        <draw:line draw:style-name="gr97" draw:layer="layout" svg:x1="17.229cm" svg:y1="9.396cm" svg:x2="17.383cm" svg:y2="9.396cm">
          <text:p/>
        </draw:line>
        <draw:line draw:style-name="gr97" draw:layer="layout" svg:x1="17.306cm" svg:y1="9.385cm" svg:x2="17.306cm" svg:y2="9.232cm">
          <text:p/>
        </draw:line>
        <draw:line draw:style-name="gr97" draw:layer="layout" svg:x1="17.229cm" svg:y1="9.309cm" svg:x2="17.383cm" svg:y2="9.309cm">
          <text:p/>
        </draw:line>
        <draw:line draw:style-name="gr97" draw:layer="layout" svg:x1="17.306cm" svg:y1="9.076cm" svg:x2="17.306cm" svg:y2="8.923cm">
          <text:p/>
        </draw:line>
        <draw:line draw:style-name="gr97" draw:layer="layout" svg:x1="17.229cm" svg:y1="9cm" svg:x2="17.383cm" svg:y2="9cm">
          <text:p/>
        </draw:line>
        <draw:line draw:style-name="gr97" draw:layer="layout" svg:x1="17.306cm" svg:y1="9.033cm" svg:x2="17.306cm" svg:y2="8.879cm">
          <text:p/>
        </draw:line>
        <draw:line draw:style-name="gr97" draw:layer="layout" svg:x1="17.229cm" svg:y1="8.956cm" svg:x2="17.383cm" svg:y2="8.956cm">
          <text:p/>
        </draw:line>
        <draw:line draw:style-name="gr97" draw:layer="layout" svg:x1="17.306cm" svg:y1="8.857cm" svg:x2="17.306cm" svg:y2="8.704cm">
          <text:p/>
        </draw:line>
        <draw:line draw:style-name="gr97" draw:layer="layout" svg:x1="17.229cm" svg:y1="8.781cm" svg:x2="17.383cm" svg:y2="8.781cm">
          <text:p/>
        </draw:line>
        <draw:line draw:style-name="gr97" draw:layer="layout" svg:x1="17.306cm" svg:y1="8.217cm" svg:x2="17.306cm" svg:y2="8.064cm">
          <text:p/>
        </draw:line>
        <draw:line draw:style-name="gr97" draw:layer="layout" svg:x1="17.229cm" svg:y1="8.141cm" svg:x2="17.383cm" svg:y2="8.141cm">
          <text:p/>
        </draw:line>
        <draw:line draw:style-name="gr97" draw:layer="layout" svg:x1="17.306cm" svg:y1="7.976cm" svg:x2="17.306cm" svg:y2="7.823cm">
          <text:p/>
        </draw:line>
        <draw:line draw:style-name="gr97" draw:layer="layout" svg:x1="17.229cm" svg:y1="7.9cm" svg:x2="17.383cm" svg:y2="7.9cm">
          <text:p/>
        </draw:line>
        <draw:line draw:style-name="gr97" draw:layer="layout" svg:x1="17.306cm" svg:y1="7.799cm" svg:x2="17.306cm" svg:y2="7.645cm">
          <text:p/>
        </draw:line>
        <draw:line draw:style-name="gr97" draw:layer="layout" svg:x1="17.229cm" svg:y1="7.722cm" svg:x2="17.383cm" svg:y2="7.722cm">
          <text:p/>
        </draw:line>
        <draw:line draw:style-name="gr97" draw:layer="layout" svg:x1="17.306cm" svg:y1="7.755cm" svg:x2="17.306cm" svg:y2="7.601cm">
          <text:p/>
        </draw:line>
        <draw:line draw:style-name="gr97" draw:layer="layout" svg:x1="17.229cm" svg:y1="7.678cm" svg:x2="17.383cm" svg:y2="7.678cm">
          <text:p/>
        </draw:line>
        <draw:line draw:style-name="gr97" draw:layer="layout" svg:x1="17.306cm" svg:y1="7.249cm" svg:x2="17.306cm" svg:y2="7.095cm">
          <text:p/>
        </draw:line>
        <draw:line draw:style-name="gr97" draw:layer="layout" svg:x1="17.229cm" svg:y1="7.172cm" svg:x2="17.383cm" svg:y2="7.172cm">
          <text:p/>
        </draw:line>
        <draw:line draw:style-name="gr97" draw:layer="layout" svg:x1="17.306cm" svg:y1="7.139cm" svg:x2="17.306cm" svg:y2="6.986cm">
          <text:p/>
        </draw:line>
        <draw:line draw:style-name="gr97" draw:layer="layout" svg:x1="17.229cm" svg:y1="7.062cm" svg:x2="17.383cm" svg:y2="7.062cm">
          <text:p/>
        </draw:line>
        <draw:line draw:style-name="gr97" draw:layer="layout" svg:x1="17.306cm" svg:y1="6.961cm" svg:x2="17.306cm" svg:y2="6.808cm">
          <text:p/>
        </draw:line>
        <draw:line draw:style-name="gr97" draw:layer="layout" svg:x1="17.229cm" svg:y1="6.885cm" svg:x2="17.383cm" svg:y2="6.885cm">
          <text:p/>
        </draw:line>
        <draw:line draw:style-name="gr97" draw:layer="layout" svg:x1="17.306cm" svg:y1="6.852cm" svg:x2="17.306cm" svg:y2="6.699cm">
          <text:p/>
        </draw:line>
        <draw:line draw:style-name="gr97" draw:layer="layout" svg:x1="17.229cm" svg:y1="6.775cm" svg:x2="17.383cm" svg:y2="6.775cm">
          <text:p/>
        </draw:line>
        <draw:line draw:style-name="gr97" draw:layer="layout" svg:x1="17.306cm" svg:y1="6.608cm" svg:x2="17.306cm" svg:y2="6.455cm">
          <text:p/>
        </draw:line>
        <draw:line draw:style-name="gr97" draw:layer="layout" svg:x1="17.229cm" svg:y1="6.532cm" svg:x2="17.383cm" svg:y2="6.532cm">
          <text:p/>
        </draw:line>
        <draw:line draw:style-name="gr97" draw:layer="layout" svg:x1="17.306cm" svg:y1="6.455cm" svg:x2="17.306cm" svg:y2="6.302cm">
          <text:p/>
        </draw:line>
        <draw:line draw:style-name="gr97" draw:layer="layout" svg:x1="17.229cm" svg:y1="6.378cm" svg:x2="17.383cm" svg:y2="6.378cm">
          <text:p/>
        </draw:line>
        <draw:line draw:style-name="gr97" draw:layer="layout" svg:x1="17.306cm" svg:y1="6.324cm" svg:x2="17.306cm" svg:y2="6.17cm">
          <text:p/>
        </draw:line>
        <draw:line draw:style-name="gr97" draw:layer="layout" svg:x1="17.229cm" svg:y1="6.247cm" svg:x2="17.383cm" svg:y2="6.247cm">
          <text:p/>
        </draw:line>
        <draw:line draw:style-name="gr97" draw:layer="layout" svg:x1="17.306cm" svg:y1="5.465cm" svg:x2="17.306cm" svg:y2="5.311cm">
          <text:p/>
        </draw:line>
        <draw:line draw:style-name="gr97" draw:layer="layout" svg:x1="17.229cm" svg:y1="5.388cm" svg:x2="17.383cm" svg:y2="5.388cm">
          <text:p/>
        </draw:line>
        <draw:line draw:style-name="gr97" draw:layer="layout" svg:x1="17.306cm" svg:y1="5.353cm" svg:x2="17.306cm" svg:y2="5.199cm">
          <text:p/>
        </draw:line>
        <draw:line draw:style-name="gr97" draw:layer="layout" svg:x1="17.229cm" svg:y1="5.276cm" svg:x2="17.383cm" svg:y2="5.276cm">
          <text:p/>
        </draw:line>
        <draw:line draw:style-name="gr97" draw:layer="layout" svg:x1="17.306cm" svg:y1="4.693cm" svg:x2="17.306cm" svg:y2="4.54cm">
          <text:p/>
        </draw:line>
        <draw:line draw:style-name="gr97" draw:layer="layout" svg:x1="17.229cm" svg:y1="4.616cm" svg:x2="17.383cm" svg:y2="4.616cm">
          <text:p/>
        </draw:line>
        <draw:line draw:style-name="gr97" draw:layer="layout" svg:x1="17.306cm" svg:y1="4.206cm" svg:x2="17.306cm" svg:y2="4.053cm">
          <text:p/>
        </draw:line>
        <draw:line draw:style-name="gr97" draw:layer="layout" svg:x1="17.229cm" svg:y1="4.13cm" svg:x2="17.383cm" svg:y2="4.13cm">
          <text:p/>
        </draw:line>
        <draw:line draw:style-name="gr97" draw:layer="layout" svg:x1="17.306cm" svg:y1="4.119cm" svg:x2="17.306cm" svg:y2="3.965cm">
          <text:p/>
        </draw:line>
        <draw:line draw:style-name="gr97" draw:layer="layout" svg:x1="17.229cm" svg:y1="4.042cm" svg:x2="17.383cm" svg:y2="4.042cm">
          <text:p/>
        </draw:line>
        <draw:line draw:style-name="gr97" draw:layer="layout" svg:x1="17.306cm" svg:y1="3.922cm" svg:x2="17.306cm" svg:y2="3.768cm">
          <text:p/>
        </draw:line>
        <draw:line draw:style-name="gr97" draw:layer="layout" svg:x1="17.229cm" svg:y1="3.845cm" svg:x2="17.383cm" svg:y2="3.845cm">
          <text:p/>
        </draw:line>
        <draw:line draw:style-name="gr97" draw:layer="layout" svg:x1="17.306cm" svg:y1="3.7cm" svg:x2="17.306cm" svg:y2="3.547cm">
          <text:p/>
        </draw:line>
        <draw:line draw:style-name="gr97" draw:layer="layout" svg:x1="17.229cm" svg:y1="3.623cm" svg:x2="17.383cm" svg:y2="3.623cm">
          <text:p/>
        </draw:line>
        <draw:line draw:style-name="gr97" draw:layer="layout" svg:x1="17.306cm" svg:y1="3.481cm" svg:x2="17.306cm" svg:y2="3.328cm">
          <text:p/>
        </draw:line>
        <draw:line draw:style-name="gr97" draw:layer="layout" svg:x1="17.229cm" svg:y1="3.404cm" svg:x2="17.383cm" svg:y2="3.404cm">
          <text:p/>
        </draw:line>
        <draw:line draw:style-name="gr97" draw:layer="layout" svg:x1="17.306cm" svg:y1="3.216cm" svg:x2="17.306cm" svg:y2="3.062cm">
          <text:p/>
        </draw:line>
        <draw:line draw:style-name="gr97" draw:layer="layout" svg:x1="17.229cm" svg:y1="3.139cm" svg:x2="17.383cm" svg:y2="3.139cm">
          <text:p/>
        </draw:line>
        <draw:line draw:style-name="gr97" draw:layer="layout" svg:x1="17.306cm" svg:y1="2.929cm" svg:x2="17.306cm" svg:y2="2.775cm">
          <text:p/>
        </draw:line>
        <draw:line draw:style-name="gr97" draw:layer="layout" svg:x1="17.229cm" svg:y1="2.852cm" svg:x2="17.383cm" svg:y2="2.852cm">
          <text:p/>
        </draw:line>
        <draw:line draw:style-name="gr97" draw:layer="layout" svg:x1="17.306cm" svg:y1="2.863cm" svg:x2="17.306cm" svg:y2="2.71cm">
          <text:p/>
        </draw:line>
        <draw:line draw:style-name="gr97" draw:layer="layout" svg:x1="17.229cm" svg:y1="2.786cm" svg:x2="17.383cm" svg:y2="2.786cm">
          <text:p/>
        </draw:line>
        <draw:line draw:style-name="gr97" draw:layer="layout" svg:x1="17.338cm" svg:y1="13.396cm" svg:x2="17.338cm" svg:y2="13.243cm">
          <text:p/>
        </draw:line>
        <draw:line draw:style-name="gr97" draw:layer="layout" svg:x1="17.261cm" svg:y1="13.32cm" svg:x2="17.414cm" svg:y2="13.32cm">
          <text:p/>
        </draw:line>
        <draw:line draw:style-name="gr97" draw:layer="layout" svg:x1="17.338cm" svg:y1="12.868cm" svg:x2="17.338cm" svg:y2="12.715cm">
          <text:p/>
        </draw:line>
        <draw:line draw:style-name="gr97" draw:layer="layout" svg:x1="17.261cm" svg:y1="12.791cm" svg:x2="17.414cm" svg:y2="12.791cm">
          <text:p/>
        </draw:line>
        <draw:line draw:style-name="gr97" draw:layer="layout" svg:x1="17.338cm" svg:y1="12.428cm" svg:x2="17.338cm" svg:y2="12.274cm">
          <text:p/>
        </draw:line>
        <draw:line draw:style-name="gr97" draw:layer="layout" svg:x1="17.261cm" svg:y1="12.351cm" svg:x2="17.414cm" svg:y2="12.351cm">
          <text:p/>
        </draw:line>
        <draw:line draw:style-name="gr97" draw:layer="layout" svg:x1="17.338cm" svg:y1="12.359cm" svg:x2="17.338cm" svg:y2="12.206cm">
          <text:p/>
        </draw:line>
        <draw:line draw:style-name="gr97" draw:layer="layout" svg:x1="17.261cm" svg:y1="12.283cm" svg:x2="17.414cm" svg:y2="12.283cm">
          <text:p/>
        </draw:line>
        <draw:line draw:style-name="gr97" draw:layer="layout" svg:x1="17.338cm" svg:y1="11.831cm" svg:x2="17.338cm" svg:y2="11.678cm">
          <text:p/>
        </draw:line>
        <draw:line draw:style-name="gr97" draw:layer="layout" svg:x1="17.261cm" svg:y1="11.755cm" svg:x2="17.414cm" svg:y2="11.755cm">
          <text:p/>
        </draw:line>
        <draw:line draw:style-name="gr97" draw:layer="layout" svg:x1="17.338cm" svg:y1="11.787cm" svg:x2="17.338cm" svg:y2="11.634cm">
          <text:p/>
        </draw:line>
        <draw:line draw:style-name="gr97" draw:layer="layout" svg:x1="17.261cm" svg:y1="11.711cm" svg:x2="17.414cm" svg:y2="11.711cm">
          <text:p/>
        </draw:line>
        <draw:line draw:style-name="gr97" draw:layer="layout" svg:x1="17.338cm" svg:y1="11.5cm" svg:x2="17.338cm" svg:y2="11.347cm">
          <text:p/>
        </draw:line>
        <draw:line draw:style-name="gr97" draw:layer="layout" svg:x1="17.261cm" svg:y1="11.424cm" svg:x2="17.414cm" svg:y2="11.424cm">
          <text:p/>
        </draw:line>
        <draw:line draw:style-name="gr97" draw:layer="layout" svg:x1="17.338cm" svg:y1="11.038cm" svg:x2="17.338cm" svg:y2="10.885cm">
          <text:p/>
        </draw:line>
        <draw:line draw:style-name="gr97" draw:layer="layout" svg:x1="17.261cm" svg:y1="10.961cm" svg:x2="17.414cm" svg:y2="10.961cm">
          <text:p/>
        </draw:line>
        <draw:line draw:style-name="gr97" draw:layer="layout" svg:x1="17.338cm" svg:y1="10.004cm" svg:x2="17.338cm" svg:y2="9.85cm">
          <text:p/>
        </draw:line>
        <draw:line draw:style-name="gr97" draw:layer="layout" svg:x1="17.261cm" svg:y1="9.927cm" svg:x2="17.414cm" svg:y2="9.927cm">
          <text:p/>
        </draw:line>
        <draw:line draw:style-name="gr97" draw:layer="layout" svg:x1="17.338cm" svg:y1="9.716cm" svg:x2="17.338cm" svg:y2="9.563cm">
          <text:p/>
        </draw:line>
        <draw:line draw:style-name="gr97" draw:layer="layout" svg:x1="17.261cm" svg:y1="9.64cm" svg:x2="17.414cm" svg:y2="9.64cm">
          <text:p/>
        </draw:line>
        <draw:line draw:style-name="gr97" draw:layer="layout" svg:x1="17.338cm" svg:y1="9.607cm" svg:x2="17.338cm" svg:y2="9.454cm">
          <text:p/>
        </draw:line>
        <draw:line draw:style-name="gr97" draw:layer="layout" svg:x1="17.261cm" svg:y1="9.53cm" svg:x2="17.414cm" svg:y2="9.53cm">
          <text:p/>
        </draw:line>
        <draw:line draw:style-name="gr97" draw:layer="layout" svg:x1="17.338cm" svg:y1="9.32cm" svg:x2="17.338cm" svg:y2="9.166cm">
          <text:p/>
        </draw:line>
        <draw:line draw:style-name="gr97" draw:layer="layout" svg:x1="17.261cm" svg:y1="9.243cm" svg:x2="17.414cm" svg:y2="9.243cm">
          <text:p/>
        </draw:line>
        <draw:line draw:style-name="gr97" draw:layer="layout" svg:x1="17.338cm" svg:y1="8.68cm" svg:x2="17.338cm" svg:y2="8.526cm">
          <text:p/>
        </draw:line>
        <draw:line draw:style-name="gr97" draw:layer="layout" svg:x1="17.261cm" svg:y1="8.603cm" svg:x2="17.414cm" svg:y2="8.603cm">
          <text:p/>
        </draw:line>
        <draw:line draw:style-name="gr97" draw:layer="layout" svg:x1="17.338cm" svg:y1="8.351cm" svg:x2="17.338cm" svg:y2="8.198cm">
          <text:p/>
        </draw:line>
        <draw:line draw:style-name="gr97" draw:layer="layout" svg:x1="17.261cm" svg:y1="8.274cm" svg:x2="17.414cm" svg:y2="8.274cm">
          <text:p/>
        </draw:line>
        <draw:line draw:style-name="gr97" draw:layer="layout" svg:x1="17.338cm" svg:y1="8.283cm" svg:x2="17.338cm" svg:y2="8.13cm">
          <text:p/>
        </draw:line>
        <draw:line draw:style-name="gr97" draw:layer="layout" svg:x1="17.261cm" svg:y1="8.206cm" svg:x2="17.414cm" svg:y2="8.206cm">
          <text:p/>
        </draw:line>
        <draw:line draw:style-name="gr97" draw:layer="layout" svg:x1="17.338cm" svg:y1="7.82cm" svg:x2="17.338cm" svg:y2="7.667cm">
          <text:p/>
        </draw:line>
        <draw:line draw:style-name="gr97" draw:layer="layout" svg:x1="17.261cm" svg:y1="7.744cm" svg:x2="17.414cm" svg:y2="7.744cm">
          <text:p/>
        </draw:line>
        <draw:line draw:style-name="gr97" draw:layer="layout" svg:x1="17.338cm" svg:y1="7.689cm" svg:x2="17.338cm" svg:y2="7.536cm">
          <text:p/>
        </draw:line>
        <draw:line draw:style-name="gr97" draw:layer="layout" svg:x1="17.261cm" svg:y1="7.612cm" svg:x2="17.414cm" svg:y2="7.612cm">
          <text:p/>
        </draw:line>
        <draw:line draw:style-name="gr97" draw:layer="layout" svg:x1="17.338cm" svg:y1="7.424cm" svg:x2="17.338cm" svg:y2="7.27cm">
          <text:p/>
        </draw:line>
        <draw:line draw:style-name="gr97" draw:layer="layout" svg:x1="17.261cm" svg:y1="7.347cm" svg:x2="17.414cm" svg:y2="7.347cm">
          <text:p/>
        </draw:line>
        <draw:line draw:style-name="gr97" draw:layer="layout" svg:x1="17.338cm" svg:y1="7.071cm" svg:x2="17.338cm" svg:y2="6.918cm">
          <text:p/>
        </draw:line>
        <draw:line draw:style-name="gr97" draw:layer="layout" svg:x1="17.261cm" svg:y1="6.994cm" svg:x2="17.414cm" svg:y2="6.994cm">
          <text:p/>
        </draw:line>
        <draw:line draw:style-name="gr97" draw:layer="layout" svg:x1="17.338cm" svg:y1="6.808cm" svg:x2="17.338cm" svg:y2="6.655cm">
          <text:p/>
        </draw:line>
        <draw:line draw:style-name="gr97" draw:layer="layout" svg:x1="17.261cm" svg:y1="6.731cm" svg:x2="17.414cm" svg:y2="6.731cm">
          <text:p/>
        </draw:line>
        <draw:line draw:style-name="gr97" draw:layer="layout" svg:x1="17.338cm" svg:y1="6.652cm" svg:x2="17.338cm" svg:y2="6.499cm">
          <text:p/>
        </draw:line>
        <draw:line draw:style-name="gr97" draw:layer="layout" svg:x1="17.261cm" svg:y1="6.576cm" svg:x2="17.414cm" svg:y2="6.576cm">
          <text:p/>
        </draw:line>
        <draw:line draw:style-name="gr97" draw:layer="layout" svg:x1="17.338cm" svg:y1="6.28cm" svg:x2="17.338cm" svg:y2="6.127cm">
          <text:p/>
        </draw:line>
        <draw:line draw:style-name="gr97" draw:layer="layout" svg:x1="17.261cm" svg:y1="6.203cm" svg:x2="17.414cm" svg:y2="6.203cm">
          <text:p/>
        </draw:line>
        <draw:line draw:style-name="gr97" draw:layer="layout" svg:x1="17.338cm" svg:y1="5.993cm" svg:x2="17.338cm" svg:y2="5.839cm">
          <text:p/>
        </draw:line>
        <draw:line draw:style-name="gr97" draw:layer="layout" svg:x1="17.261cm" svg:y1="5.916cm" svg:x2="17.414cm" svg:y2="5.916cm">
          <text:p/>
        </draw:line>
        <draw:line draw:style-name="gr97" draw:layer="layout" svg:x1="17.338cm" svg:y1="5.684cm" svg:x2="17.338cm" svg:y2="5.53cm">
          <text:p/>
        </draw:line>
        <draw:line draw:style-name="gr97" draw:layer="layout" svg:x1="17.261cm" svg:y1="5.607cm" svg:x2="17.414cm" svg:y2="5.607cm">
          <text:p/>
        </draw:line>
        <draw:line draw:style-name="gr97" draw:layer="layout" svg:x1="17.338cm" svg:y1="5.487cm" svg:x2="17.338cm" svg:y2="5.333cm">
          <text:p/>
        </draw:line>
        <draw:line draw:style-name="gr97" draw:layer="layout" svg:x1="17.261cm" svg:y1="5.41cm" svg:x2="17.414cm" svg:y2="5.41cm">
          <text:p/>
        </draw:line>
        <draw:line draw:style-name="gr97" draw:layer="layout" svg:x1="17.338cm" svg:y1="5.331cm" svg:x2="17.338cm" svg:y2="5.177cm">
          <text:p/>
        </draw:line>
        <draw:line draw:style-name="gr97" draw:layer="layout" svg:x1="17.261cm" svg:y1="5.254cm" svg:x2="17.414cm" svg:y2="5.254cm">
          <text:p/>
        </draw:line>
        <draw:line draw:style-name="gr97" draw:layer="layout" svg:x1="17.338cm" svg:y1="5cm" svg:x2="17.338cm" svg:y2="4.846cm">
          <text:p/>
        </draw:line>
        <draw:line draw:style-name="gr97" draw:layer="layout" svg:x1="17.261cm" svg:y1="4.923cm" svg:x2="17.414cm" svg:y2="4.923cm">
          <text:p/>
        </draw:line>
        <draw:line draw:style-name="gr97" draw:layer="layout" svg:x1="17.338cm" svg:y1="4.978cm" svg:x2="17.338cm" svg:y2="4.825cm">
          <text:p/>
        </draw:line>
        <draw:line draw:style-name="gr97" draw:layer="layout" svg:x1="17.261cm" svg:y1="4.901cm" svg:x2="17.414cm" svg:y2="4.901cm">
          <text:p/>
        </draw:line>
        <draw:line draw:style-name="gr97" draw:layer="layout" svg:x1="17.338cm" svg:y1="4.934cm" svg:x2="17.338cm" svg:y2="4.781cm">
          <text:p/>
        </draw:line>
        <draw:line draw:style-name="gr97" draw:layer="layout" svg:x1="17.261cm" svg:y1="4.857cm" svg:x2="17.414cm" svg:y2="4.857cm">
          <text:p/>
        </draw:line>
        <draw:line draw:style-name="gr97" draw:layer="layout" svg:x1="17.338cm" svg:y1="4.649cm" svg:x2="17.338cm" svg:y2="4.496cm">
          <text:p/>
        </draw:line>
        <draw:line draw:style-name="gr97" draw:layer="layout" svg:x1="17.261cm" svg:y1="4.573cm" svg:x2="17.414cm" svg:y2="4.573cm">
          <text:p/>
        </draw:line>
        <draw:line draw:style-name="gr97" draw:layer="layout" svg:x1="17.338cm" svg:y1="4.428cm" svg:x2="17.338cm" svg:y2="4.275cm">
          <text:p/>
        </draw:line>
        <draw:line draw:style-name="gr97" draw:layer="layout" svg:x1="17.261cm" svg:y1="4.351cm" svg:x2="17.414cm" svg:y2="4.351cm">
          <text:p/>
        </draw:line>
        <draw:line draw:style-name="gr97" draw:layer="layout" svg:x1="17.338cm" svg:y1="4.163cm" svg:x2="17.338cm" svg:y2="4.009cm">
          <text:p/>
        </draw:line>
        <draw:line draw:style-name="gr97" draw:layer="layout" svg:x1="17.261cm" svg:y1="4.086cm" svg:x2="17.414cm" svg:y2="4.086cm">
          <text:p/>
        </draw:line>
        <draw:line draw:style-name="gr97" draw:layer="layout" svg:x1="17.338cm" svg:y1="4.031cm" svg:x2="17.338cm" svg:y2="3.878cm">
          <text:p/>
        </draw:line>
        <draw:line draw:style-name="gr97" draw:layer="layout" svg:x1="17.261cm" svg:y1="3.954cm" svg:x2="17.414cm" svg:y2="3.954cm">
          <text:p/>
        </draw:line>
        <draw:line draw:style-name="gr97" draw:layer="layout" svg:x1="17.338cm" svg:y1="3.922cm" svg:x2="17.338cm" svg:y2="3.768cm">
          <text:p/>
        </draw:line>
        <draw:line draw:style-name="gr97" draw:layer="layout" svg:x1="17.261cm" svg:y1="3.845cm" svg:x2="17.414cm" svg:y2="3.845cm">
          <text:p/>
        </draw:line>
        <draw:line draw:style-name="gr97" draw:layer="layout" svg:x1="17.338cm" svg:y1="3.613cm" svg:x2="17.338cm" svg:y2="3.459cm">
          <text:p/>
        </draw:line>
        <draw:line draw:style-name="gr97" draw:layer="layout" svg:x1="17.261cm" svg:y1="3.536cm" svg:x2="17.414cm" svg:y2="3.536cm">
          <text:p/>
        </draw:line>
        <draw:line draw:style-name="gr97" draw:layer="layout" svg:x1="17.367cm" svg:y1="13.352cm" svg:x2="17.367cm" svg:y2="13.199cm">
          <text:p/>
        </draw:line>
        <draw:line draw:style-name="gr97" draw:layer="layout" svg:x1="17.29cm" svg:y1="13.276cm" svg:x2="17.444cm" svg:y2="13.276cm">
          <text:p/>
        </draw:line>
        <draw:line draw:style-name="gr97" draw:layer="layout" svg:x1="17.367cm" svg:y1="12.668cm" svg:x2="17.367cm" svg:y2="12.515cm">
          <text:p/>
        </draw:line>
        <draw:line draw:style-name="gr97" draw:layer="layout" svg:x1="17.29cm" svg:y1="12.592cm" svg:x2="17.444cm" svg:y2="12.592cm">
          <text:p/>
        </draw:line>
        <draw:line draw:style-name="gr97" draw:layer="layout" svg:x1="17.367cm" svg:y1="12.625cm" svg:x2="17.367cm" svg:y2="12.471cm">
          <text:p/>
        </draw:line>
        <draw:line draw:style-name="gr97" draw:layer="layout" svg:x1="17.29cm" svg:y1="12.548cm" svg:x2="17.444cm" svg:y2="12.548cm">
          <text:p/>
        </draw:line>
        <draw:line draw:style-name="gr97" draw:layer="layout" svg:x1="17.367cm" svg:y1="12.581cm" svg:x2="17.367cm" svg:y2="12.428cm">
          <text:p/>
        </draw:line>
        <draw:line draw:style-name="gr97" draw:layer="layout" svg:x1="17.29cm" svg:y1="12.504cm" svg:x2="17.444cm" svg:y2="12.504cm">
          <text:p/>
        </draw:line>
        <draw:line draw:style-name="gr97" draw:layer="layout" svg:x1="17.367cm" svg:y1="12.406cm" svg:x2="17.367cm" svg:y2="12.252cm">
          <text:p/>
        </draw:line>
        <draw:line draw:style-name="gr97" draw:layer="layout" svg:x1="17.29cm" svg:y1="12.329cm" svg:x2="17.444cm" svg:y2="12.329cm">
          <text:p/>
        </draw:line>
        <draw:line draw:style-name="gr97" draw:layer="layout" svg:x1="17.367cm" svg:y1="12.294cm" svg:x2="17.367cm" svg:y2="12.14cm">
          <text:p/>
        </draw:line>
        <draw:line draw:style-name="gr97" draw:layer="layout" svg:x1="17.29cm" svg:y1="12.217cm" svg:x2="17.444cm" svg:y2="12.217cm">
          <text:p/>
        </draw:line>
        <draw:line draw:style-name="gr97" draw:layer="layout" svg:x1="17.367cm" svg:y1="12.206cm" svg:x2="17.367cm" svg:y2="12.053cm">
          <text:p/>
        </draw:line>
        <draw:line draw:style-name="gr97" draw:layer="layout" svg:x1="17.29cm" svg:y1="12.129cm" svg:x2="17.444cm" svg:y2="12.129cm">
          <text:p/>
        </draw:line>
        <draw:line draw:style-name="gr97" draw:layer="layout" svg:x1="17.367cm" svg:y1="11.612cm" svg:x2="17.367cm" svg:y2="11.459cm">
          <text:p/>
        </draw:line>
        <draw:line draw:style-name="gr97" draw:layer="layout" svg:x1="17.29cm" svg:y1="11.536cm" svg:x2="17.444cm" svg:y2="11.536cm">
          <text:p/>
        </draw:line>
        <draw:line draw:style-name="gr97" draw:layer="layout" svg:x1="17.367cm" svg:y1="11.5cm" svg:x2="17.367cm" svg:y2="11.347cm">
          <text:p/>
        </draw:line>
        <draw:line draw:style-name="gr97" draw:layer="layout" svg:x1="17.29cm" svg:y1="11.424cm" svg:x2="17.444cm" svg:y2="11.424cm">
          <text:p/>
        </draw:line>
        <draw:line draw:style-name="gr97" draw:layer="layout" svg:x1="17.367cm" svg:y1="11.06cm" svg:x2="17.367cm" svg:y2="10.906cm">
          <text:p/>
        </draw:line>
        <draw:line draw:style-name="gr97" draw:layer="layout" svg:x1="17.29cm" svg:y1="10.983cm" svg:x2="17.444cm" svg:y2="10.983cm">
          <text:p/>
        </draw:line>
        <draw:line draw:style-name="gr97" draw:layer="layout" svg:x1="17.367cm" svg:y1="11.016cm" svg:x2="17.367cm" svg:y2="10.863cm">
          <text:p/>
        </draw:line>
        <draw:line draw:style-name="gr97" draw:layer="layout" svg:x1="17.29cm" svg:y1="10.939cm" svg:x2="17.444cm" svg:y2="10.939cm">
          <text:p/>
        </draw:line>
        <draw:line draw:style-name="gr97" draw:layer="layout" svg:x1="17.367cm" svg:y1="10.994cm" svg:x2="17.367cm" svg:y2="10.841cm">
          <text:p/>
        </draw:line>
        <draw:line draw:style-name="gr97" draw:layer="layout" svg:x1="17.29cm" svg:y1="10.917cm" svg:x2="17.444cm" svg:y2="10.917cm">
          <text:p/>
        </draw:line>
        <draw:line draw:style-name="gr97" draw:layer="layout" svg:x1="17.367cm" svg:y1="10.775cm" svg:x2="17.367cm" svg:y2="10.622cm">
          <text:p/>
        </draw:line>
        <draw:line draw:style-name="gr97" draw:layer="layout" svg:x1="17.29cm" svg:y1="10.698cm" svg:x2="17.444cm" svg:y2="10.698cm">
          <text:p/>
        </draw:line>
        <draw:line draw:style-name="gr97" draw:layer="layout" svg:x1="17.367cm" svg:y1="10.685cm" svg:x2="17.367cm" svg:y2="10.532cm">
          <text:p/>
        </draw:line>
        <draw:line draw:style-name="gr97" draw:layer="layout" svg:x1="17.29cm" svg:y1="10.608cm" svg:x2="17.444cm" svg:y2="10.608cm">
          <text:p/>
        </draw:line>
        <draw:line draw:style-name="gr97" draw:layer="layout" svg:x1="17.367cm" svg:y1="10.288cm" svg:x2="17.367cm" svg:y2="10.135cm">
          <text:p/>
        </draw:line>
        <draw:line draw:style-name="gr97" draw:layer="layout" svg:x1="17.29cm" svg:y1="10.212cm" svg:x2="17.444cm" svg:y2="10.212cm">
          <text:p/>
        </draw:line>
        <draw:line draw:style-name="gr97" draw:layer="layout" svg:x1="17.367cm" svg:y1="10.201cm" svg:x2="17.367cm" svg:y2="10.047cm">
          <text:p/>
        </draw:line>
        <draw:line draw:style-name="gr97" draw:layer="layout" svg:x1="17.29cm" svg:y1="10.124cm" svg:x2="17.444cm" svg:y2="10.124cm">
          <text:p/>
        </draw:line>
        <draw:line draw:style-name="gr97" draw:layer="layout" svg:x1="17.367cm" svg:y1="10.069cm" svg:x2="17.367cm" svg:y2="9.916cm">
          <text:p/>
        </draw:line>
        <draw:line draw:style-name="gr97" draw:layer="layout" svg:x1="17.29cm" svg:y1="9.993cm" svg:x2="17.444cm" svg:y2="9.993cm">
          <text:p/>
        </draw:line>
        <draw:line draw:style-name="gr97" draw:layer="layout" svg:x1="17.367cm" svg:y1="9.629cm" svg:x2="17.367cm" svg:y2="9.475cm">
          <text:p/>
        </draw:line>
        <draw:line draw:style-name="gr97" draw:layer="layout" svg:x1="17.29cm" svg:y1="9.552cm" svg:x2="17.444cm" svg:y2="9.552cm">
          <text:p/>
        </draw:line>
        <draw:line draw:style-name="gr97" draw:layer="layout" svg:x1="17.367cm" svg:y1="9.076cm" svg:x2="17.367cm" svg:y2="8.923cm">
          <text:p/>
        </draw:line>
        <draw:line draw:style-name="gr97" draw:layer="layout" svg:x1="17.29cm" svg:y1="9cm" svg:x2="17.444cm" svg:y2="9cm">
          <text:p/>
        </draw:line>
        <draw:line draw:style-name="gr97" draw:layer="layout" svg:x1="17.367cm" svg:y1="9.011cm" svg:x2="17.367cm" svg:y2="8.857cm">
          <text:p/>
        </draw:line>
        <draw:line draw:style-name="gr97" draw:layer="layout" svg:x1="17.29cm" svg:y1="8.934cm" svg:x2="17.444cm" svg:y2="8.934cm">
          <text:p/>
        </draw:line>
        <draw:line draw:style-name="gr97" draw:layer="layout" svg:x1="17.367cm" svg:y1="8.68cm" svg:x2="17.367cm" svg:y2="8.526cm">
          <text:p/>
        </draw:line>
        <draw:line draw:style-name="gr97" draw:layer="layout" svg:x1="17.29cm" svg:y1="8.603cm" svg:x2="17.444cm" svg:y2="8.603cm">
          <text:p/>
        </draw:line>
        <draw:line draw:style-name="gr97" draw:layer="layout" svg:x1="17.367cm" svg:y1="8.614cm" svg:x2="17.367cm" svg:y2="8.461cm">
          <text:p/>
        </draw:line>
        <draw:line draw:style-name="gr97" draw:layer="layout" svg:x1="17.29cm" svg:y1="8.537cm" svg:x2="17.444cm" svg:y2="8.537cm">
          <text:p/>
        </draw:line>
        <draw:line draw:style-name="gr97" draw:layer="layout" svg:x1="17.367cm" svg:y1="8.526cm" svg:x2="17.367cm" svg:y2="8.373cm">
          <text:p/>
        </draw:line>
        <draw:line draw:style-name="gr97" draw:layer="layout" svg:x1="17.29cm" svg:y1="8.45cm" svg:x2="17.444cm" svg:y2="8.45cm">
          <text:p/>
        </draw:line>
        <draw:line draw:style-name="gr97" draw:layer="layout" svg:x1="17.367cm" svg:y1="8.439cm" svg:x2="17.367cm" svg:y2="8.285cm">
          <text:p/>
        </draw:line>
        <draw:line draw:style-name="gr97" draw:layer="layout" svg:x1="17.29cm" svg:y1="8.362cm" svg:x2="17.444cm" svg:y2="8.362cm">
          <text:p/>
        </draw:line>
        <draw:line draw:style-name="gr97" draw:layer="layout" svg:x1="17.367cm" svg:y1="7.842cm" svg:x2="17.367cm" svg:y2="7.689cm">
          <text:p/>
        </draw:line>
        <draw:line draw:style-name="gr97" draw:layer="layout" svg:x1="17.29cm" svg:y1="7.766cm" svg:x2="17.444cm" svg:y2="7.766cm">
          <text:p/>
        </draw:line>
        <draw:line draw:style-name="gr97" draw:layer="layout" svg:x1="17.367cm" svg:y1="7.227cm" svg:x2="17.367cm" svg:y2="7.073cm">
          <text:p/>
        </draw:line>
        <draw:line draw:style-name="gr97" draw:layer="layout" svg:x1="17.29cm" svg:y1="7.15cm" svg:x2="17.444cm" svg:y2="7.15cm">
          <text:p/>
        </draw:line>
        <draw:line draw:style-name="gr97" draw:layer="layout" svg:x1="17.367cm" svg:y1="7.071cm" svg:x2="17.367cm" svg:y2="6.918cm">
          <text:p/>
        </draw:line>
        <draw:line draw:style-name="gr97" draw:layer="layout" svg:x1="17.29cm" svg:y1="6.994cm" svg:x2="17.444cm" svg:y2="6.994cm">
          <text:p/>
        </draw:line>
        <draw:line draw:style-name="gr97" draw:layer="layout" svg:x1="17.367cm" svg:y1="6.83cm" svg:x2="17.367cm" svg:y2="6.677cm">
          <text:p/>
        </draw:line>
        <draw:line draw:style-name="gr97" draw:layer="layout" svg:x1="17.29cm" svg:y1="6.753cm" svg:x2="17.444cm" svg:y2="6.753cm">
          <text:p/>
        </draw:line>
        <draw:line draw:style-name="gr97" draw:layer="layout" svg:x1="17.367cm" svg:y1="6.433cm" svg:x2="17.367cm" svg:y2="6.28cm">
          <text:p/>
        </draw:line>
        <draw:line draw:style-name="gr97" draw:layer="layout" svg:x1="17.29cm" svg:y1="6.357cm" svg:x2="17.444cm" svg:y2="6.357cm">
          <text:p/>
        </draw:line>
        <draw:line draw:style-name="gr97" draw:layer="layout" svg:x1="17.367cm" svg:y1="5.727cm" svg:x2="17.367cm" svg:y2="5.574cm">
          <text:p/>
        </draw:line>
        <draw:line draw:style-name="gr97" draw:layer="layout" svg:x1="17.29cm" svg:y1="5.651cm" svg:x2="17.444cm" svg:y2="5.651cm">
          <text:p/>
        </draw:line>
        <draw:line draw:style-name="gr97" draw:layer="layout" svg:x1="17.367cm" svg:y1="5.662cm" svg:x2="17.367cm" svg:y2="5.508cm">
          <text:p/>
        </draw:line>
        <draw:line draw:style-name="gr97" draw:layer="layout" svg:x1="17.29cm" svg:y1="5.585cm" svg:x2="17.444cm" svg:y2="5.585cm">
          <text:p/>
        </draw:line>
        <draw:line draw:style-name="gr97" draw:layer="layout" svg:x1="17.367cm" svg:y1="5.353cm" svg:x2="17.367cm" svg:y2="5.199cm">
          <text:p/>
        </draw:line>
        <draw:line draw:style-name="gr97" draw:layer="layout" svg:x1="17.29cm" svg:y1="5.276cm" svg:x2="17.444cm" svg:y2="5.276cm">
          <text:p/>
        </draw:line>
        <draw:line draw:style-name="gr97" draw:layer="layout" svg:x1="17.367cm" svg:y1="4.625cm" svg:x2="17.367cm" svg:y2="4.472cm">
          <text:p/>
        </draw:line>
        <draw:line draw:style-name="gr97" draw:layer="layout" svg:x1="17.29cm" svg:y1="4.548cm" svg:x2="17.444cm" svg:y2="4.548cm">
          <text:p/>
        </draw:line>
        <draw:line draw:style-name="gr97" draw:layer="layout" svg:x1="17.367cm" svg:y1="4.581cm" svg:x2="17.367cm" svg:y2="4.428cm">
          <text:p/>
        </draw:line>
        <draw:line draw:style-name="gr97" draw:layer="layout" svg:x1="17.29cm" svg:y1="4.505cm" svg:x2="17.444cm" svg:y2="4.505cm">
          <text:p/>
        </draw:line>
        <draw:line draw:style-name="gr97" draw:layer="layout" svg:x1="17.367cm" svg:y1="4.559cm" svg:x2="17.367cm" svg:y2="4.406cm">
          <text:p/>
        </draw:line>
        <draw:line draw:style-name="gr97" draw:layer="layout" svg:x1="17.29cm" svg:y1="4.483cm" svg:x2="17.444cm" svg:y2="4.483cm">
          <text:p/>
        </draw:line>
        <draw:line draw:style-name="gr97" draw:layer="layout" svg:x1="17.367cm" svg:y1="4.296cm" svg:x2="17.367cm" svg:y2="4.143cm">
          <text:p/>
        </draw:line>
        <draw:line draw:style-name="gr97" draw:layer="layout" svg:x1="17.29cm" svg:y1="4.22cm" svg:x2="17.444cm" svg:y2="4.22cm">
          <text:p/>
        </draw:line>
        <draw:line draw:style-name="gr97" draw:layer="layout" svg:x1="17.367cm" svg:y1="4.275cm" svg:x2="17.367cm" svg:y2="4.121cm">
          <text:p/>
        </draw:line>
        <draw:line draw:style-name="gr97" draw:layer="layout" svg:x1="17.29cm" svg:y1="4.198cm" svg:x2="17.444cm" svg:y2="4.198cm">
          <text:p/>
        </draw:line>
        <draw:line draw:style-name="gr97" draw:layer="layout" svg:x1="17.367cm" svg:y1="3.788cm" svg:x2="17.367cm" svg:y2="3.634cm">
          <text:p/>
        </draw:line>
        <draw:line draw:style-name="gr97" draw:layer="layout" svg:x1="17.29cm" svg:y1="3.711cm" svg:x2="17.444cm" svg:y2="3.711cm">
          <text:p/>
        </draw:line>
        <draw:line draw:style-name="gr97" draw:layer="layout" svg:x1="17.367cm" svg:y1="3.744cm" svg:x2="17.367cm" svg:y2="3.591cm">
          <text:p/>
        </draw:line>
        <draw:line draw:style-name="gr97" draw:layer="layout" svg:x1="17.29cm" svg:y1="3.667cm" svg:x2="17.444cm" svg:y2="3.667cm">
          <text:p/>
        </draw:line>
        <draw:line draw:style-name="gr97" draw:layer="layout" svg:x1="17.367cm" svg:y1="3.172cm" svg:x2="17.367cm" svg:y2="3.019cm">
          <text:p/>
        </draw:line>
        <draw:line draw:style-name="gr97" draw:layer="layout" svg:x1="17.29cm" svg:y1="3.095cm" svg:x2="17.444cm" svg:y2="3.095cm">
          <text:p/>
        </draw:line>
        <draw:line draw:style-name="gr97" draw:layer="layout" svg:x1="17.367cm" svg:y1="3.041cm" svg:x2="17.367cm" svg:y2="2.887cm">
          <text:p/>
        </draw:line>
        <draw:line draw:style-name="gr97" draw:layer="layout" svg:x1="17.29cm" svg:y1="2.964cm" svg:x2="17.444cm" svg:y2="2.964cm">
          <text:p/>
        </draw:line>
        <draw:line draw:style-name="gr97" draw:layer="layout" svg:x1="17.367cm" svg:y1="2.994cm" svg:x2="17.367cm" svg:y2="2.841cm">
          <text:p/>
        </draw:line>
        <draw:line draw:style-name="gr97" draw:layer="layout" svg:x1="17.29cm" svg:y1="2.918cm" svg:x2="17.444cm" svg:y2="2.918cm">
          <text:p/>
        </draw:line>
        <draw:line draw:style-name="gr97" draw:layer="layout" svg:x1="17.367cm" svg:y1="2.972cm" svg:x2="17.367cm" svg:y2="2.819cm">
          <text:p/>
        </draw:line>
        <draw:line draw:style-name="gr97" draw:layer="layout" svg:x1="17.29cm" svg:y1="2.896cm" svg:x2="17.444cm" svg:y2="2.896cm">
          <text:p/>
        </draw:line>
        <draw:line draw:style-name="gr97" draw:layer="layout" svg:x1="17.367cm" svg:y1="2.841cm" svg:x2="17.367cm" svg:y2="2.688cm">
          <text:p/>
        </draw:line>
        <draw:line draw:style-name="gr97" draw:layer="layout" svg:x1="17.29cm" svg:y1="2.764cm" svg:x2="17.444cm" svg:y2="2.764cm">
          <text:p/>
        </draw:line>
        <draw:line draw:style-name="gr97" draw:layer="layout" svg:x1="17.399cm" svg:y1="13.065cm" svg:x2="17.399cm" svg:y2="12.912cm">
          <text:p/>
        </draw:line>
        <draw:line draw:style-name="gr97" draw:layer="layout" svg:x1="17.322cm" svg:y1="12.989cm" svg:x2="17.475cm" svg:y2="12.989cm">
          <text:p/>
        </draw:line>
        <draw:line draw:style-name="gr97" draw:layer="layout" svg:x1="17.399cm" svg:y1="12.89cm" svg:x2="17.399cm" svg:y2="12.737cm">
          <text:p/>
        </draw:line>
        <draw:line draw:style-name="gr97" draw:layer="layout" svg:x1="17.322cm" svg:y1="12.813cm" svg:x2="17.475cm" svg:y2="12.813cm">
          <text:p/>
        </draw:line>
        <draw:line draw:style-name="gr97" draw:layer="layout" svg:x1="17.399cm" svg:y1="12.515cm" svg:x2="17.399cm" svg:y2="12.362cm">
          <text:p/>
        </draw:line>
        <draw:line draw:style-name="gr97" draw:layer="layout" svg:x1="17.322cm" svg:y1="12.439cm" svg:x2="17.475cm" svg:y2="12.439cm">
          <text:p/>
        </draw:line>
        <draw:line draw:style-name="gr97" draw:layer="layout" svg:x1="17.399cm" svg:y1="12.118cm" svg:x2="17.399cm" svg:y2="11.965cm">
          <text:p/>
        </draw:line>
        <draw:line draw:style-name="gr97" draw:layer="layout" svg:x1="17.322cm" svg:y1="12.042cm" svg:x2="17.475cm" svg:y2="12.042cm">
          <text:p/>
        </draw:line>
        <draw:line draw:style-name="gr97" draw:layer="layout" svg:x1="17.399cm" svg:y1="12.031cm" svg:x2="17.399cm" svg:y2="11.878cm">
          <text:p/>
        </draw:line>
        <draw:line draw:style-name="gr97" draw:layer="layout" svg:x1="17.322cm" svg:y1="11.954cm" svg:x2="17.475cm" svg:y2="11.954cm">
          <text:p/>
        </draw:line>
        <draw:line draw:style-name="gr97" draw:layer="layout" svg:x1="17.399cm" svg:y1="11.544cm" svg:x2="17.399cm" svg:y2="11.391cm">
          <text:p/>
        </draw:line>
        <draw:line draw:style-name="gr97" draw:layer="layout" svg:x1="17.322cm" svg:y1="11.467cm" svg:x2="17.475cm" svg:y2="11.467cm">
          <text:p/>
        </draw:line>
        <draw:line draw:style-name="gr97" draw:layer="layout" svg:x1="17.399cm" svg:y1="9.716cm" svg:x2="17.399cm" svg:y2="9.563cm">
          <text:p/>
        </draw:line>
        <draw:line draw:style-name="gr97" draw:layer="layout" svg:x1="17.322cm" svg:y1="9.64cm" svg:x2="17.475cm" svg:y2="9.64cm">
          <text:p/>
        </draw:line>
        <draw:line draw:style-name="gr97" draw:layer="layout" svg:x1="17.399cm" svg:y1="9.473cm" svg:x2="17.399cm" svg:y2="9.32cm">
          <text:p/>
        </draw:line>
        <draw:line draw:style-name="gr97" draw:layer="layout" svg:x1="17.322cm" svg:y1="9.396cm" svg:x2="17.475cm" svg:y2="9.396cm">
          <text:p/>
        </draw:line>
        <draw:line draw:style-name="gr97" draw:layer="layout" svg:x1="17.399cm" svg:y1="9.342cm" svg:x2="17.399cm" svg:y2="9.188cm">
          <text:p/>
        </draw:line>
        <draw:line draw:style-name="gr97" draw:layer="layout" svg:x1="17.322cm" svg:y1="9.265cm" svg:x2="17.475cm" svg:y2="9.265cm">
          <text:p/>
        </draw:line>
        <draw:line draw:style-name="gr97" draw:layer="layout" svg:x1="17.399cm" svg:y1="8.813cm" svg:x2="17.399cm" svg:y2="8.66cm">
          <text:p/>
        </draw:line>
        <draw:line draw:style-name="gr97" draw:layer="layout" svg:x1="17.322cm" svg:y1="8.737cm" svg:x2="17.475cm" svg:y2="8.737cm">
          <text:p/>
        </draw:line>
        <draw:line draw:style-name="gr97" draw:layer="layout" svg:x1="17.399cm" svg:y1="8.792cm" svg:x2="17.399cm" svg:y2="8.638cm">
          <text:p/>
        </draw:line>
        <draw:line draw:style-name="gr97" draw:layer="layout" svg:x1="17.322cm" svg:y1="8.715cm" svg:x2="17.475cm" svg:y2="8.715cm">
          <text:p/>
        </draw:line>
        <draw:line draw:style-name="gr97" draw:layer="layout" svg:x1="17.399cm" svg:y1="7.314cm" svg:x2="17.399cm" svg:y2="7.161cm">
          <text:p/>
        </draw:line>
        <draw:line draw:style-name="gr97" draw:layer="layout" svg:x1="17.322cm" svg:y1="7.238cm" svg:x2="17.475cm" svg:y2="7.238cm">
          <text:p/>
        </draw:line>
        <draw:line draw:style-name="gr97" draw:layer="layout" svg:x1="17.399cm" svg:y1="7.292cm" svg:x2="17.399cm" svg:y2="7.139cm">
          <text:p/>
        </draw:line>
        <draw:line draw:style-name="gr97" draw:layer="layout" svg:x1="17.322cm" svg:y1="7.216cm" svg:x2="17.475cm" svg:y2="7.216cm">
          <text:p/>
        </draw:line>
        <draw:line draw:style-name="gr97" draw:layer="layout" svg:x1="17.399cm" svg:y1="7.117cm" svg:x2="17.399cm" svg:y2="6.964cm">
          <text:p/>
        </draw:line>
        <draw:line draw:style-name="gr97" draw:layer="layout" svg:x1="17.322cm" svg:y1="7.04cm" svg:x2="17.475cm" svg:y2="7.04cm">
          <text:p/>
        </draw:line>
        <draw:line draw:style-name="gr97" draw:layer="layout" svg:x1="17.399cm" svg:y1="7.027cm" svg:x2="17.399cm" svg:y2="6.874cm">
          <text:p/>
        </draw:line>
        <draw:line draw:style-name="gr97" draw:layer="layout" svg:x1="17.322cm" svg:y1="6.95cm" svg:x2="17.475cm" svg:y2="6.95cm">
          <text:p/>
        </draw:line>
        <draw:line draw:style-name="gr97" draw:layer="layout" svg:x1="17.399cm" svg:y1="7.005cm" svg:x2="17.399cm" svg:y2="6.852cm">
          <text:p/>
        </draw:line>
        <draw:line draw:style-name="gr97" draw:layer="layout" svg:x1="17.322cm" svg:y1="6.929cm" svg:x2="17.475cm" svg:y2="6.929cm">
          <text:p/>
        </draw:line>
        <draw:line draw:style-name="gr97" draw:layer="layout" svg:x1="17.399cm" svg:y1="6.786cm" svg:x2="17.399cm" svg:y2="6.633cm">
          <text:p/>
        </draw:line>
        <draw:line draw:style-name="gr97" draw:layer="layout" svg:x1="17.322cm" svg:y1="6.709cm" svg:x2="17.475cm" svg:y2="6.709cm">
          <text:p/>
        </draw:line>
        <draw:line draw:style-name="gr97" draw:layer="layout" svg:x1="17.399cm" svg:y1="6.63cm" svg:x2="17.399cm" svg:y2="6.477cm">
          <text:p/>
        </draw:line>
        <draw:line draw:style-name="gr97" draw:layer="layout" svg:x1="17.322cm" svg:y1="6.554cm" svg:x2="17.475cm" svg:y2="6.554cm">
          <text:p/>
        </draw:line>
        <draw:line draw:style-name="gr97" draw:layer="layout" svg:x1="17.399cm" svg:y1="6.521cm" svg:x2="17.399cm" svg:y2="6.368cm">
          <text:p/>
        </draw:line>
        <draw:line draw:style-name="gr97" draw:layer="layout" svg:x1="17.322cm" svg:y1="6.444cm" svg:x2="17.475cm" svg:y2="6.444cm">
          <text:p/>
        </draw:line>
        <draw:line draw:style-name="gr97" draw:layer="layout" svg:x1="17.399cm" svg:y1="6.302cm" svg:x2="17.399cm" svg:y2="6.148cm">
          <text:p/>
        </draw:line>
        <draw:line draw:style-name="gr97" draw:layer="layout" svg:x1="17.322cm" svg:y1="6.225cm" svg:x2="17.475cm" svg:y2="6.225cm">
          <text:p/>
        </draw:line>
        <draw:line draw:style-name="gr97" draw:layer="layout" svg:x1="17.399cm" svg:y1="6.212cm" svg:x2="17.399cm" svg:y2="6.058cm">
          <text:p/>
        </draw:line>
        <draw:line draw:style-name="gr97" draw:layer="layout" svg:x1="17.322cm" svg:y1="6.135cm" svg:x2="17.475cm" svg:y2="6.135cm">
          <text:p/>
        </draw:line>
        <draw:line draw:style-name="gr97" draw:layer="layout" svg:x1="17.399cm" svg:y1="6.015cm" svg:x2="17.399cm" svg:y2="5.861cm">
          <text:p/>
        </draw:line>
        <draw:line draw:style-name="gr97" draw:layer="layout" svg:x1="17.322cm" svg:y1="5.938cm" svg:x2="17.475cm" svg:y2="5.938cm">
          <text:p/>
        </draw:line>
        <draw:line draw:style-name="gr97" draw:layer="layout" svg:x1="17.399cm" svg:y1="5.859cm" svg:x2="17.399cm" svg:y2="5.706cm">
          <text:p/>
        </draw:line>
        <draw:line draw:style-name="gr97" draw:layer="layout" svg:x1="17.322cm" svg:y1="5.782cm" svg:x2="17.475cm" svg:y2="5.782cm">
          <text:p/>
        </draw:line>
        <draw:line draw:style-name="gr97" draw:layer="layout" svg:x1="17.399cm" svg:y1="5.837cm" svg:x2="17.399cm" svg:y2="5.684cm">
          <text:p/>
        </draw:line>
        <draw:line draw:style-name="gr97" draw:layer="layout" svg:x1="17.322cm" svg:y1="5.76cm" svg:x2="17.475cm" svg:y2="5.76cm">
          <text:p/>
        </draw:line>
        <draw:line draw:style-name="gr97" draw:layer="layout" svg:x1="17.399cm" svg:y1="5.64cm" svg:x2="17.399cm" svg:y2="5.487cm">
          <text:p/>
        </draw:line>
        <draw:line draw:style-name="gr97" draw:layer="layout" svg:x1="17.322cm" svg:y1="5.563cm" svg:x2="17.475cm" svg:y2="5.563cm">
          <text:p/>
        </draw:line>
        <draw:line draw:style-name="gr97" draw:layer="layout" svg:x1="17.399cm" svg:y1="5.068cm" svg:x2="17.399cm" svg:y2="4.915cm">
          <text:p/>
        </draw:line>
        <draw:line draw:style-name="gr97" draw:layer="layout" svg:x1="17.322cm" svg:y1="4.991cm" svg:x2="17.475cm" svg:y2="4.991cm">
          <text:p/>
        </draw:line>
        <draw:line draw:style-name="gr97" draw:layer="layout" svg:x1="17.399cm" svg:y1="4.934cm" svg:x2="17.399cm" svg:y2="4.781cm">
          <text:p/>
        </draw:line>
        <draw:line draw:style-name="gr97" draw:layer="layout" svg:x1="17.322cm" svg:y1="4.857cm" svg:x2="17.475cm" svg:y2="4.857cm">
          <text:p/>
        </draw:line>
        <draw:line draw:style-name="gr97" draw:layer="layout" svg:x1="17.399cm" svg:y1="4.912cm" svg:x2="17.399cm" svg:y2="4.759cm">
          <text:p/>
        </draw:line>
        <draw:line draw:style-name="gr97" draw:layer="layout" svg:x1="17.322cm" svg:y1="4.836cm" svg:x2="17.475cm" svg:y2="4.836cm">
          <text:p/>
        </draw:line>
        <draw:line draw:style-name="gr97" draw:layer="layout" svg:x1="17.399cm" svg:y1="4.868cm" svg:x2="17.399cm" svg:y2="4.715cm">
          <text:p/>
        </draw:line>
        <draw:line draw:style-name="gr97" draw:layer="layout" svg:x1="17.322cm" svg:y1="4.792cm" svg:x2="17.475cm" svg:y2="4.792cm">
          <text:p/>
        </draw:line>
        <draw:line draw:style-name="gr97" draw:layer="layout" svg:x1="17.399cm" svg:y1="4.803cm" svg:x2="17.399cm" svg:y2="4.649cm">
          <text:p/>
        </draw:line>
        <draw:line draw:style-name="gr97" draw:layer="layout" svg:x1="17.322cm" svg:y1="4.726cm" svg:x2="17.475cm" svg:y2="4.726cm">
          <text:p/>
        </draw:line>
        <draw:line draw:style-name="gr97" draw:layer="layout" svg:x1="17.399cm" svg:y1="4.362cm" svg:x2="17.399cm" svg:y2="4.209cm">
          <text:p/>
        </draw:line>
        <draw:line draw:style-name="gr97" draw:layer="layout" svg:x1="17.322cm" svg:y1="4.285cm" svg:x2="17.475cm" svg:y2="4.285cm">
          <text:p/>
        </draw:line>
        <draw:line draw:style-name="gr97" draw:layer="layout" svg:x1="17.399cm" svg:y1="4.275cm" svg:x2="17.399cm" svg:y2="4.121cm">
          <text:p/>
        </draw:line>
        <draw:line draw:style-name="gr97" draw:layer="layout" svg:x1="17.322cm" svg:y1="4.198cm" svg:x2="17.475cm" svg:y2="4.198cm">
          <text:p/>
        </draw:line>
        <draw:line draw:style-name="gr97" draw:layer="layout" svg:x1="17.399cm" svg:y1="3.656cm" svg:x2="17.399cm" svg:y2="3.503cm">
          <text:p/>
        </draw:line>
        <draw:line draw:style-name="gr97" draw:layer="layout" svg:x1="17.322cm" svg:y1="3.58cm" svg:x2="17.475cm" svg:y2="3.58cm">
          <text:p/>
        </draw:line>
        <draw:line draw:style-name="gr97" draw:layer="layout" svg:x1="17.399cm" svg:y1="3.634cm" svg:x2="17.399cm" svg:y2="3.481cm">
          <text:p/>
        </draw:line>
        <draw:line draw:style-name="gr97" draw:layer="layout" svg:x1="17.322cm" svg:y1="3.558cm" svg:x2="17.475cm" svg:y2="3.558cm">
          <text:p/>
        </draw:line>
        <draw:line draw:style-name="gr97" draw:layer="layout" svg:x1="17.399cm" svg:y1="3.238cm" svg:x2="17.399cm" svg:y2="3.084cm">
          <text:p/>
        </draw:line>
        <draw:line draw:style-name="gr97" draw:layer="layout" svg:x1="17.322cm" svg:y1="3.161cm" svg:x2="17.475cm" svg:y2="3.161cm">
          <text:p/>
        </draw:line>
        <draw:line draw:style-name="gr97" draw:layer="layout" svg:x1="17.399cm" svg:y1="2.929cm" svg:x2="17.399cm" svg:y2="2.775cm">
          <text:p/>
        </draw:line>
        <draw:line draw:style-name="gr97" draw:layer="layout" svg:x1="17.322cm" svg:y1="2.852cm" svg:x2="17.475cm" svg:y2="2.852cm">
          <text:p/>
        </draw:line>
        <draw:line draw:style-name="gr97" draw:layer="layout" svg:x1="17.428cm" svg:y1="13.087cm" svg:x2="17.428cm" svg:y2="12.934cm">
          <text:p/>
        </draw:line>
        <draw:line draw:style-name="gr97" draw:layer="layout" svg:x1="17.351cm" svg:y1="13.01cm" svg:x2="17.504cm" svg:y2="13.01cm">
          <text:p/>
        </draw:line>
        <draw:line draw:style-name="gr97" draw:layer="layout" svg:x1="17.428cm" svg:y1="12.647cm" svg:x2="17.428cm" svg:y2="12.493cm">
          <text:p/>
        </draw:line>
        <draw:line draw:style-name="gr97" draw:layer="layout" svg:x1="17.351cm" svg:y1="12.57cm" svg:x2="17.504cm" svg:y2="12.57cm">
          <text:p/>
        </draw:line>
        <draw:line draw:style-name="gr97" draw:layer="layout" svg:x1="17.428cm" svg:y1="12.603cm" svg:x2="17.428cm" svg:y2="12.449cm">
          <text:p/>
        </draw:line>
        <draw:line draw:style-name="gr97" draw:layer="layout" svg:x1="17.351cm" svg:y1="12.526cm" svg:x2="17.504cm" svg:y2="12.526cm">
          <text:p/>
        </draw:line>
        <draw:line draw:style-name="gr97" draw:layer="layout" svg:x1="17.428cm" svg:y1="12.406cm" svg:x2="17.428cm" svg:y2="12.252cm">
          <text:p/>
        </draw:line>
        <draw:line draw:style-name="gr97" draw:layer="layout" svg:x1="17.351cm" svg:y1="12.329cm" svg:x2="17.504cm" svg:y2="12.329cm">
          <text:p/>
        </draw:line>
        <draw:line draw:style-name="gr97" draw:layer="layout" svg:x1="17.428cm" svg:y1="12.316cm" svg:x2="17.428cm" svg:y2="12.162cm">
          <text:p/>
        </draw:line>
        <draw:line draw:style-name="gr97" draw:layer="layout" svg:x1="17.351cm" svg:y1="12.239cm" svg:x2="17.504cm" svg:y2="12.239cm">
          <text:p/>
        </draw:line>
        <draw:line draw:style-name="gr97" draw:layer="layout" svg:x1="17.428cm" svg:y1="12.053cm" svg:x2="17.428cm" svg:y2="11.899cm">
          <text:p/>
        </draw:line>
        <draw:line draw:style-name="gr97" draw:layer="layout" svg:x1="17.351cm" svg:y1="11.976cm" svg:x2="17.504cm" svg:y2="11.976cm">
          <text:p/>
        </draw:line>
        <draw:line draw:style-name="gr97" draw:layer="layout" svg:x1="17.428cm" svg:y1="11.941cm" svg:x2="17.428cm" svg:y2="11.787cm">
          <text:p/>
        </draw:line>
        <draw:line draw:style-name="gr97" draw:layer="layout" svg:x1="17.351cm" svg:y1="11.864cm" svg:x2="17.504cm" svg:y2="11.864cm">
          <text:p/>
        </draw:line>
        <draw:line draw:style-name="gr97" draw:layer="layout" svg:x1="17.428cm" svg:y1="11.656cm" svg:x2="17.428cm" svg:y2="11.503cm">
          <text:p/>
        </draw:line>
        <draw:line draw:style-name="gr97" draw:layer="layout" svg:x1="17.351cm" svg:y1="11.579cm" svg:x2="17.504cm" svg:y2="11.579cm">
          <text:p/>
        </draw:line>
        <draw:line draw:style-name="gr97" draw:layer="layout" svg:x1="17.428cm" svg:y1="11.522cm" svg:x2="17.428cm" svg:y2="11.369cm">
          <text:p/>
        </draw:line>
        <draw:line draw:style-name="gr97" draw:layer="layout" svg:x1="17.351cm" svg:y1="11.446cm" svg:x2="17.504cm" svg:y2="11.446cm">
          <text:p/>
        </draw:line>
        <draw:line draw:style-name="gr97" draw:layer="layout" svg:x1="17.428cm" svg:y1="11.5cm" svg:x2="17.428cm" svg:y2="11.347cm">
          <text:p/>
        </draw:line>
        <draw:line draw:style-name="gr97" draw:layer="layout" svg:x1="17.351cm" svg:y1="11.424cm" svg:x2="17.504cm" svg:y2="11.424cm">
          <text:p/>
        </draw:line>
        <draw:line draw:style-name="gr97" draw:layer="layout" svg:x1="17.428cm" svg:y1="11.281cm" svg:x2="17.428cm" svg:y2="11.128cm">
          <text:p/>
        </draw:line>
        <draw:line draw:style-name="gr97" draw:layer="layout" svg:x1="17.351cm" svg:y1="11.205cm" svg:x2="17.504cm" svg:y2="11.205cm">
          <text:p/>
        </draw:line>
        <draw:line draw:style-name="gr97" draw:layer="layout" svg:x1="17.428cm" svg:y1="11.216cm" svg:x2="17.428cm" svg:y2="11.062cm">
          <text:p/>
        </draw:line>
        <draw:line draw:style-name="gr97" draw:layer="layout" svg:x1="17.351cm" svg:y1="11.139cm" svg:x2="17.504cm" svg:y2="11.139cm">
          <text:p/>
        </draw:line>
        <draw:line draw:style-name="gr97" draw:layer="layout" svg:x1="17.428cm" svg:y1="11.038cm" svg:x2="17.428cm" svg:y2="10.885cm">
          <text:p/>
        </draw:line>
        <draw:line draw:style-name="gr97" draw:layer="layout" svg:x1="17.351cm" svg:y1="10.961cm" svg:x2="17.504cm" svg:y2="10.961cm">
          <text:p/>
        </draw:line>
        <draw:line draw:style-name="gr97" draw:layer="layout" svg:x1="17.428cm" svg:y1="10.641cm" svg:x2="17.428cm" svg:y2="10.488cm">
          <text:p/>
        </draw:line>
        <draw:line draw:style-name="gr97" draw:layer="layout" svg:x1="17.351cm" svg:y1="10.565cm" svg:x2="17.504cm" svg:y2="10.565cm">
          <text:p/>
        </draw:line>
        <draw:line draw:style-name="gr97" draw:layer="layout" svg:x1="17.428cm" svg:y1="10.554cm" svg:x2="17.428cm" svg:y2="10.4cm">
          <text:p/>
        </draw:line>
        <draw:line draw:style-name="gr97" draw:layer="layout" svg:x1="17.351cm" svg:y1="10.477cm" svg:x2="17.504cm" svg:y2="10.477cm">
          <text:p/>
        </draw:line>
        <draw:line draw:style-name="gr97" draw:layer="layout" svg:x1="17.428cm" svg:y1="10.223cm" svg:x2="17.428cm" svg:y2="10.069cm">
          <text:p/>
        </draw:line>
        <draw:line draw:style-name="gr97" draw:layer="layout" svg:x1="17.351cm" svg:y1="10.146cm" svg:x2="17.504cm" svg:y2="10.146cm">
          <text:p/>
        </draw:line>
        <draw:line draw:style-name="gr97" draw:layer="layout" svg:x1="17.428cm" svg:y1="10.069cm" svg:x2="17.428cm" svg:y2="9.916cm">
          <text:p/>
        </draw:line>
        <draw:line draw:style-name="gr97" draw:layer="layout" svg:x1="17.351cm" svg:y1="9.993cm" svg:x2="17.504cm" svg:y2="9.993cm">
          <text:p/>
        </draw:line>
        <draw:line draw:style-name="gr97" draw:layer="layout" svg:x1="17.428cm" svg:y1="9.87cm" svg:x2="17.428cm" svg:y2="9.716cm">
          <text:p/>
        </draw:line>
        <draw:line draw:style-name="gr97" draw:layer="layout" svg:x1="17.351cm" svg:y1="9.793cm" svg:x2="17.504cm" svg:y2="9.793cm">
          <text:p/>
        </draw:line>
        <draw:line draw:style-name="gr97" draw:layer="layout" svg:x1="17.428cm" svg:y1="9.826cm" svg:x2="17.428cm" svg:y2="9.673cm">
          <text:p/>
        </draw:line>
        <draw:line draw:style-name="gr97" draw:layer="layout" svg:x1="17.351cm" svg:y1="9.749cm" svg:x2="17.504cm" svg:y2="9.749cm">
          <text:p/>
        </draw:line>
        <draw:line draw:style-name="gr97" draw:layer="layout" svg:x1="17.428cm" svg:y1="9.716cm" svg:x2="17.428cm" svg:y2="9.563cm">
          <text:p/>
        </draw:line>
        <draw:line draw:style-name="gr97" draw:layer="layout" svg:x1="17.351cm" svg:y1="9.64cm" svg:x2="17.504cm" svg:y2="9.64cm">
          <text:p/>
        </draw:line>
        <draw:line draw:style-name="gr97" draw:layer="layout" svg:x1="17.428cm" svg:y1="9.12cm" svg:x2="17.428cm" svg:y2="8.967cm">
          <text:p/>
        </draw:line>
        <draw:line draw:style-name="gr97" draw:layer="layout" svg:x1="17.351cm" svg:y1="9.043cm" svg:x2="17.504cm" svg:y2="9.043cm">
          <text:p/>
        </draw:line>
        <draw:line draw:style-name="gr97" draw:layer="layout" svg:x1="17.428cm" svg:y1="8.989cm" svg:x2="17.428cm" svg:y2="8.835cm">
          <text:p/>
        </draw:line>
        <draw:line draw:style-name="gr97" draw:layer="layout" svg:x1="17.351cm" svg:y1="8.912cm" svg:x2="17.504cm" svg:y2="8.912cm">
          <text:p/>
        </draw:line>
        <draw:line draw:style-name="gr97" draw:layer="layout" svg:x1="17.428cm" svg:y1="8.879cm" svg:x2="17.428cm" svg:y2="8.726cm">
          <text:p/>
        </draw:line>
        <draw:line draw:style-name="gr97" draw:layer="layout" svg:x1="17.351cm" svg:y1="8.803cm" svg:x2="17.504cm" svg:y2="8.803cm">
          <text:p/>
        </draw:line>
        <draw:line draw:style-name="gr97" draw:layer="layout" svg:x1="17.428cm" svg:y1="8.461cm" svg:x2="17.428cm" svg:y2="8.307cm">
          <text:p/>
        </draw:line>
        <draw:line draw:style-name="gr97" draw:layer="layout" svg:x1="17.351cm" svg:y1="8.384cm" svg:x2="17.504cm" svg:y2="8.384cm">
          <text:p/>
        </draw:line>
        <draw:line draw:style-name="gr97" draw:layer="layout" svg:x1="17.428cm" svg:y1="8.395cm" svg:x2="17.428cm" svg:y2="8.242cm">
          <text:p/>
        </draw:line>
        <draw:line draw:style-name="gr97" draw:layer="layout" svg:x1="17.351cm" svg:y1="8.318cm" svg:x2="17.504cm" svg:y2="8.318cm">
          <text:p/>
        </draw:line>
        <draw:line draw:style-name="gr97" draw:layer="layout" svg:x1="17.428cm" svg:y1="8.239cm" svg:x2="17.428cm" svg:y2="8.086cm">
          <text:p/>
        </draw:line>
        <draw:line draw:style-name="gr97" draw:layer="layout" svg:x1="17.351cm" svg:y1="8.162cm" svg:x2="17.504cm" svg:y2="8.162cm">
          <text:p/>
        </draw:line>
        <draw:line draw:style-name="gr97" draw:layer="layout" svg:x1="17.428cm" svg:y1="7.558cm" svg:x2="17.428cm" svg:y2="7.404cm">
          <text:p/>
        </draw:line>
        <draw:line draw:style-name="gr97" draw:layer="layout" svg:x1="17.351cm" svg:y1="7.481cm" svg:x2="17.504cm" svg:y2="7.481cm">
          <text:p/>
        </draw:line>
        <draw:line draw:style-name="gr97" draw:layer="layout" svg:x1="17.428cm" svg:y1="7.514cm" svg:x2="17.428cm" svg:y2="7.361cm">
          <text:p/>
        </draw:line>
        <draw:line draw:style-name="gr97" draw:layer="layout" svg:x1="17.351cm" svg:y1="7.437cm" svg:x2="17.504cm" svg:y2="7.437cm">
          <text:p/>
        </draw:line>
        <draw:line draw:style-name="gr97" draw:layer="layout" svg:x1="17.428cm" svg:y1="7.38cm" svg:x2="17.428cm" svg:y2="7.227cm">
          <text:p/>
        </draw:line>
        <draw:line draw:style-name="gr97" draw:layer="layout" svg:x1="17.351cm" svg:y1="7.303cm" svg:x2="17.504cm" svg:y2="7.303cm">
          <text:p/>
        </draw:line>
        <draw:line draw:style-name="gr97" draw:layer="layout" svg:x1="17.428cm" svg:y1="7.027cm" svg:x2="17.428cm" svg:y2="6.874cm">
          <text:p/>
        </draw:line>
        <draw:line draw:style-name="gr97" draw:layer="layout" svg:x1="17.351cm" svg:y1="6.95cm" svg:x2="17.504cm" svg:y2="6.95cm">
          <text:p/>
        </draw:line>
        <draw:line draw:style-name="gr97" draw:layer="layout" svg:x1="17.428cm" svg:y1="6.983cm" svg:x2="17.428cm" svg:y2="6.83cm">
          <text:p/>
        </draw:line>
        <draw:line draw:style-name="gr97" draw:layer="layout" svg:x1="17.351cm" svg:y1="6.907cm" svg:x2="17.504cm" svg:y2="6.907cm">
          <text:p/>
        </draw:line>
        <draw:line draw:style-name="gr97" draw:layer="layout" svg:x1="17.428cm" svg:y1="6.961cm" svg:x2="17.428cm" svg:y2="6.808cm">
          <text:p/>
        </draw:line>
        <draw:line draw:style-name="gr97" draw:layer="layout" svg:x1="17.351cm" svg:y1="6.885cm" svg:x2="17.504cm" svg:y2="6.885cm">
          <text:p/>
        </draw:line>
        <draw:line draw:style-name="gr97" draw:layer="layout" svg:x1="17.428cm" svg:y1="6.587cm" svg:x2="17.428cm" svg:y2="6.433cm">
          <text:p/>
        </draw:line>
        <draw:line draw:style-name="gr97" draw:layer="layout" svg:x1="17.351cm" svg:y1="6.51cm" svg:x2="17.504cm" svg:y2="6.51cm">
          <text:p/>
        </draw:line>
        <draw:line draw:style-name="gr97" draw:layer="layout" svg:x1="17.428cm" svg:y1="6.565cm" svg:x2="17.428cm" svg:y2="6.411cm">
          <text:p/>
        </draw:line>
        <draw:line draw:style-name="gr97" draw:layer="layout" svg:x1="17.351cm" svg:y1="6.488cm" svg:x2="17.504cm" svg:y2="6.488cm">
          <text:p/>
        </draw:line>
        <draw:line draw:style-name="gr97" draw:layer="layout" svg:x1="17.428cm" svg:y1="6.543cm" svg:x2="17.428cm" svg:y2="6.389cm">
          <text:p/>
        </draw:line>
        <draw:line draw:style-name="gr97" draw:layer="layout" svg:x1="17.351cm" svg:y1="6.466cm" svg:x2="17.504cm" svg:y2="6.466cm">
          <text:p/>
        </draw:line>
        <draw:line draw:style-name="gr97" draw:layer="layout" svg:x1="17.428cm" svg:y1="6.455cm" svg:x2="17.428cm" svg:y2="6.302cm">
          <text:p/>
        </draw:line>
        <draw:line draw:style-name="gr97" draw:layer="layout" svg:x1="17.351cm" svg:y1="6.378cm" svg:x2="17.504cm" svg:y2="6.378cm">
          <text:p/>
        </draw:line>
        <draw:line draw:style-name="gr97" draw:layer="layout" svg:x1="17.428cm" svg:y1="6.411cm" svg:x2="17.428cm" svg:y2="6.258cm">
          <text:p/>
        </draw:line>
        <draw:line draw:style-name="gr97" draw:layer="layout" svg:x1="17.351cm" svg:y1="6.335cm" svg:x2="17.504cm" svg:y2="6.335cm">
          <text:p/>
        </draw:line>
        <draw:line draw:style-name="gr97" draw:layer="layout" svg:x1="17.428cm" svg:y1="6.234cm" svg:x2="17.428cm" svg:y2="6.08cm">
          <text:p/>
        </draw:line>
        <draw:line draw:style-name="gr97" draw:layer="layout" svg:x1="17.351cm" svg:y1="6.157cm" svg:x2="17.504cm" svg:y2="6.157cm">
          <text:p/>
        </draw:line>
        <draw:line draw:style-name="gr97" draw:layer="layout" svg:x1="17.428cm" svg:y1="6.124cm" svg:x2="17.428cm" svg:y2="5.971cm">
          <text:p/>
        </draw:line>
        <draw:line draw:style-name="gr97" draw:layer="layout" svg:x1="17.351cm" svg:y1="6.047cm" svg:x2="17.504cm" svg:y2="6.047cm">
          <text:p/>
        </draw:line>
        <draw:line draw:style-name="gr97" draw:layer="layout" svg:x1="17.428cm" svg:y1="5.837cm" svg:x2="17.428cm" svg:y2="5.684cm">
          <text:p/>
        </draw:line>
        <draw:line draw:style-name="gr97" draw:layer="layout" svg:x1="17.351cm" svg:y1="5.76cm" svg:x2="17.504cm" svg:y2="5.76cm">
          <text:p/>
        </draw:line>
        <draw:line draw:style-name="gr97" draw:layer="layout" svg:x1="17.428cm" svg:y1="5.574cm" svg:x2="17.428cm" svg:y2="5.421cm">
          <text:p/>
        </draw:line>
        <draw:line draw:style-name="gr97" draw:layer="layout" svg:x1="17.351cm" svg:y1="5.497cm" svg:x2="17.504cm" svg:y2="5.497cm">
          <text:p/>
        </draw:line>
        <draw:line draw:style-name="gr97" draw:layer="layout" svg:x1="17.428cm" svg:y1="5.265cm" svg:x2="17.428cm" svg:y2="5.112cm">
          <text:p/>
        </draw:line>
        <draw:line draw:style-name="gr97" draw:layer="layout" svg:x1="17.351cm" svg:y1="5.188cm" svg:x2="17.504cm" svg:y2="5.188cm">
          <text:p/>
        </draw:line>
        <draw:line draw:style-name="gr97" draw:layer="layout" svg:x1="17.428cm" svg:y1="5.134cm" svg:x2="17.428cm" svg:y2="4.98cm">
          <text:p/>
        </draw:line>
        <draw:line draw:style-name="gr97" draw:layer="layout" svg:x1="17.351cm" svg:y1="5.057cm" svg:x2="17.504cm" svg:y2="5.057cm">
          <text:p/>
        </draw:line>
        <draw:line draw:style-name="gr97" draw:layer="layout" svg:x1="17.428cm" svg:y1="5.044cm" svg:x2="17.428cm" svg:y2="4.89cm">
          <text:p/>
        </draw:line>
        <draw:line draw:style-name="gr97" draw:layer="layout" svg:x1="17.351cm" svg:y1="4.967cm" svg:x2="17.504cm" svg:y2="4.967cm">
          <text:p/>
        </draw:line>
        <draw:line draw:style-name="gr97" draw:layer="layout" svg:x1="17.428cm" svg:y1="5.022cm" svg:x2="17.428cm" svg:y2="4.868cm">
          <text:p/>
        </draw:line>
        <draw:line draw:style-name="gr97" draw:layer="layout" svg:x1="17.351cm" svg:y1="4.945cm" svg:x2="17.504cm" svg:y2="4.945cm">
          <text:p/>
        </draw:line>
        <draw:line draw:style-name="gr97" draw:layer="layout" svg:x1="17.428cm" svg:y1="4.868cm" svg:x2="17.428cm" svg:y2="4.715cm">
          <text:p/>
        </draw:line>
        <draw:line draw:style-name="gr97" draw:layer="layout" svg:x1="17.351cm" svg:y1="4.792cm" svg:x2="17.504cm" svg:y2="4.792cm">
          <text:p/>
        </draw:line>
        <draw:line draw:style-name="gr97" draw:layer="layout" svg:x1="17.428cm" svg:y1="4.715cm" svg:x2="17.428cm" svg:y2="4.562cm">
          <text:p/>
        </draw:line>
        <draw:line draw:style-name="gr97" draw:layer="layout" svg:x1="17.351cm" svg:y1="4.638cm" svg:x2="17.504cm" svg:y2="4.638cm">
          <text:p/>
        </draw:line>
        <draw:line draw:style-name="gr97" draw:layer="layout" svg:x1="17.428cm" svg:y1="3.9cm" svg:x2="17.428cm" svg:y2="3.746cm">
          <text:p/>
        </draw:line>
        <draw:line draw:style-name="gr97" draw:layer="layout" svg:x1="17.351cm" svg:y1="3.823cm" svg:x2="17.504cm" svg:y2="3.823cm">
          <text:p/>
        </draw:line>
        <draw:line draw:style-name="gr97" draw:layer="layout" svg:x1="17.428cm" svg:y1="3.81cm" svg:x2="17.428cm" svg:y2="3.656cm">
          <text:p/>
        </draw:line>
        <draw:line draw:style-name="gr97" draw:layer="layout" svg:x1="17.351cm" svg:y1="3.733cm" svg:x2="17.504cm" svg:y2="3.733cm">
          <text:p/>
        </draw:line>
        <draw:line draw:style-name="gr97" draw:layer="layout" svg:x1="17.428cm" svg:y1="3.525cm" svg:x2="17.428cm" svg:y2="3.372cm">
          <text:p/>
        </draw:line>
        <draw:line draw:style-name="gr97" draw:layer="layout" svg:x1="17.351cm" svg:y1="3.448cm" svg:x2="17.504cm" svg:y2="3.448cm">
          <text:p/>
        </draw:line>
        <draw:line draw:style-name="gr97" draw:layer="layout" svg:x1="17.428cm" svg:y1="3.26cm" svg:x2="17.428cm" svg:y2="3.106cm">
          <text:p/>
        </draw:line>
        <draw:line draw:style-name="gr97" draw:layer="layout" svg:x1="17.351cm" svg:y1="3.183cm" svg:x2="17.504cm" svg:y2="3.183cm">
          <text:p/>
        </draw:line>
        <draw:line draw:style-name="gr97" draw:layer="layout" svg:x1="17.459cm" svg:y1="12.184cm" svg:x2="17.459cm" svg:y2="12.031cm">
          <text:p/>
        </draw:line>
        <draw:line draw:style-name="gr97" draw:layer="layout" svg:x1="17.383cm" svg:y1="12.108cm" svg:x2="17.536cm" svg:y2="12.108cm">
          <text:p/>
        </draw:line>
        <draw:line draw:style-name="gr97" draw:layer="layout" svg:x1="17.459cm" svg:y1="11.303cm" svg:x2="17.459cm" svg:y2="11.15cm">
          <text:p/>
        </draw:line>
        <draw:line draw:style-name="gr97" draw:layer="layout" svg:x1="17.383cm" svg:y1="11.227cm" svg:x2="17.536cm" svg:y2="11.227cm">
          <text:p/>
        </draw:line>
        <draw:line draw:style-name="gr97" draw:layer="layout" svg:x1="17.459cm" svg:y1="10.994cm" svg:x2="17.459cm" svg:y2="10.841cm">
          <text:p/>
        </draw:line>
        <draw:line draw:style-name="gr97" draw:layer="layout" svg:x1="17.383cm" svg:y1="10.917cm" svg:x2="17.536cm" svg:y2="10.917cm">
          <text:p/>
        </draw:line>
        <draw:line draw:style-name="gr97" draw:layer="layout" svg:x1="17.459cm" svg:y1="10.95cm" svg:x2="17.459cm" svg:y2="10.797cm">
          <text:p/>
        </draw:line>
        <draw:line draw:style-name="gr97" draw:layer="layout" svg:x1="17.383cm" svg:y1="10.874cm" svg:x2="17.536cm" svg:y2="10.874cm">
          <text:p/>
        </draw:line>
        <draw:line draw:style-name="gr97" draw:layer="layout" svg:x1="17.459cm" svg:y1="10.51cm" svg:x2="17.459cm" svg:y2="10.356cm">
          <text:p/>
        </draw:line>
        <draw:line draw:style-name="gr97" draw:layer="layout" svg:x1="17.383cm" svg:y1="10.433cm" svg:x2="17.536cm" svg:y2="10.433cm">
          <text:p/>
        </draw:line>
        <draw:line draw:style-name="gr97" draw:layer="layout" svg:x1="17.459cm" svg:y1="10.488cm" svg:x2="17.459cm" svg:y2="10.335cm">
          <text:p/>
        </draw:line>
        <draw:line draw:style-name="gr97" draw:layer="layout" svg:x1="17.383cm" svg:y1="10.411cm" svg:x2="17.536cm" svg:y2="10.411cm">
          <text:p/>
        </draw:line>
        <draw:line draw:style-name="gr97" draw:layer="layout" svg:x1="17.459cm" svg:y1="10.223cm" svg:x2="17.459cm" svg:y2="10.069cm">
          <text:p/>
        </draw:line>
        <draw:line draw:style-name="gr97" draw:layer="layout" svg:x1="17.383cm" svg:y1="10.146cm" svg:x2="17.536cm" svg:y2="10.146cm">
          <text:p/>
        </draw:line>
        <draw:line draw:style-name="gr97" draw:layer="layout" svg:x1="17.459cm" svg:y1="10.113cm" svg:x2="17.459cm" svg:y2="9.96cm">
          <text:p/>
        </draw:line>
        <draw:line draw:style-name="gr97" draw:layer="layout" svg:x1="17.383cm" svg:y1="10.036cm" svg:x2="17.536cm" svg:y2="10.036cm">
          <text:p/>
        </draw:line>
        <draw:line draw:style-name="gr97" draw:layer="layout" svg:x1="17.459cm" svg:y1="10.069cm" svg:x2="17.459cm" svg:y2="9.916cm">
          <text:p/>
        </draw:line>
        <draw:line draw:style-name="gr97" draw:layer="layout" svg:x1="17.383cm" svg:y1="9.993cm" svg:x2="17.536cm" svg:y2="9.993cm">
          <text:p/>
        </draw:line>
        <draw:line draw:style-name="gr97" draw:layer="layout" svg:x1="17.459cm" svg:y1="9.585cm" svg:x2="17.459cm" svg:y2="9.432cm">
          <text:p/>
        </draw:line>
        <draw:line draw:style-name="gr97" draw:layer="layout" svg:x1="17.383cm" svg:y1="9.508cm" svg:x2="17.536cm" svg:y2="9.508cm">
          <text:p/>
        </draw:line>
        <draw:line draw:style-name="gr97" draw:layer="layout" svg:x1="17.459cm" svg:y1="8.923cm" svg:x2="17.459cm" svg:y2="8.77cm">
          <text:p/>
        </draw:line>
        <draw:line draw:style-name="gr97" draw:layer="layout" svg:x1="17.383cm" svg:y1="8.846cm" svg:x2="17.536cm" svg:y2="8.846cm">
          <text:p/>
        </draw:line>
        <draw:line draw:style-name="gr97" draw:layer="layout" svg:x1="17.459cm" svg:y1="8.57cm" svg:x2="17.459cm" svg:y2="8.417cm">
          <text:p/>
        </draw:line>
        <draw:line draw:style-name="gr97" draw:layer="layout" svg:x1="17.383cm" svg:y1="8.493cm" svg:x2="17.536cm" svg:y2="8.493cm">
          <text:p/>
        </draw:line>
        <draw:line draw:style-name="gr97" draw:layer="layout" svg:x1="17.459cm" svg:y1="8.373cm" svg:x2="17.459cm" svg:y2="8.22cm">
          <text:p/>
        </draw:line>
        <draw:line draw:style-name="gr97" draw:layer="layout" svg:x1="17.383cm" svg:y1="8.296cm" svg:x2="17.536cm" svg:y2="8.296cm">
          <text:p/>
        </draw:line>
        <draw:line draw:style-name="gr97" draw:layer="layout" svg:x1="17.459cm" svg:y1="7.601cm" svg:x2="17.459cm" svg:y2="7.448cm">
          <text:p/>
        </draw:line>
        <draw:line draw:style-name="gr97" draw:layer="layout" svg:x1="17.383cm" svg:y1="7.525cm" svg:x2="17.536cm" svg:y2="7.525cm">
          <text:p/>
        </draw:line>
        <draw:line draw:style-name="gr97" draw:layer="layout" svg:x1="17.459cm" svg:y1="7.139cm" svg:x2="17.459cm" svg:y2="6.986cm">
          <text:p/>
        </draw:line>
        <draw:line draw:style-name="gr97" draw:layer="layout" svg:x1="17.383cm" svg:y1="7.062cm" svg:x2="17.536cm" svg:y2="7.062cm">
          <text:p/>
        </draw:line>
        <draw:line draw:style-name="gr97" draw:layer="layout" svg:x1="17.459cm" svg:y1="7.027cm" svg:x2="17.459cm" svg:y2="6.874cm">
          <text:p/>
        </draw:line>
        <draw:line draw:style-name="gr97" draw:layer="layout" svg:x1="17.383cm" svg:y1="6.95cm" svg:x2="17.536cm" svg:y2="6.95cm">
          <text:p/>
        </draw:line>
        <draw:line draw:style-name="gr97" draw:layer="layout" svg:x1="17.459cm" svg:y1="6.918cm" svg:x2="17.459cm" svg:y2="6.764cm">
          <text:p/>
        </draw:line>
        <draw:line draw:style-name="gr97" draw:layer="layout" svg:x1="17.383cm" svg:y1="6.841cm" svg:x2="17.536cm" svg:y2="6.841cm">
          <text:p/>
        </draw:line>
        <draw:line draw:style-name="gr97" draw:layer="layout" svg:x1="17.459cm" svg:y1="6.808cm" svg:x2="17.459cm" svg:y2="6.655cm">
          <text:p/>
        </draw:line>
        <draw:line draw:style-name="gr97" draw:layer="layout" svg:x1="17.383cm" svg:y1="6.731cm" svg:x2="17.536cm" svg:y2="6.731cm">
          <text:p/>
        </draw:line>
        <draw:line draw:style-name="gr97" draw:layer="layout" svg:x1="17.459cm" svg:y1="6.587cm" svg:x2="17.459cm" svg:y2="6.433cm">
          <text:p/>
        </draw:line>
        <draw:line draw:style-name="gr97" draw:layer="layout" svg:x1="17.383cm" svg:y1="6.51cm" svg:x2="17.536cm" svg:y2="6.51cm">
          <text:p/>
        </draw:line>
        <draw:line draw:style-name="gr97" draw:layer="layout" svg:x1="17.459cm" svg:y1="6.543cm" svg:x2="17.459cm" svg:y2="6.389cm">
          <text:p/>
        </draw:line>
        <draw:line draw:style-name="gr97" draw:layer="layout" svg:x1="17.383cm" svg:y1="6.466cm" svg:x2="17.536cm" svg:y2="6.466cm">
          <text:p/>
        </draw:line>
        <draw:line draw:style-name="gr97" draw:layer="layout" svg:x1="17.459cm" svg:y1="5.771cm" svg:x2="17.459cm" svg:y2="5.618cm">
          <text:p/>
        </draw:line>
        <draw:line draw:style-name="gr97" draw:layer="layout" svg:x1="17.383cm" svg:y1="5.695cm" svg:x2="17.536cm" svg:y2="5.695cm">
          <text:p/>
        </draw:line>
        <draw:line draw:style-name="gr97" draw:layer="layout" svg:x1="17.459cm" svg:y1="4.693cm" svg:x2="17.459cm" svg:y2="4.54cm">
          <text:p/>
        </draw:line>
        <draw:line draw:style-name="gr97" draw:layer="layout" svg:x1="17.383cm" svg:y1="4.616cm" svg:x2="17.536cm" svg:y2="4.616cm">
          <text:p/>
        </draw:line>
        <draw:line draw:style-name="gr97" draw:layer="layout" svg:x1="17.459cm" svg:y1="4.275cm" svg:x2="17.459cm" svg:y2="4.121cm">
          <text:p/>
        </draw:line>
        <draw:line draw:style-name="gr97" draw:layer="layout" svg:x1="17.383cm" svg:y1="4.198cm" svg:x2="17.536cm" svg:y2="4.198cm">
          <text:p/>
        </draw:line>
        <draw:line draw:style-name="gr97" draw:layer="layout" svg:x1="17.459cm" svg:y1="3.128cm" svg:x2="17.459cm" svg:y2="2.975cm">
          <text:p/>
        </draw:line>
        <draw:line draw:style-name="gr97" draw:layer="layout" svg:x1="17.383cm" svg:y1="3.052cm" svg:x2="17.536cm" svg:y2="3.052cm">
          <text:p/>
        </draw:line>
        <draw:line draw:style-name="gr97" draw:layer="layout" svg:x1="17.459cm" svg:y1="2.994cm" svg:x2="17.459cm" svg:y2="2.841cm">
          <text:p/>
        </draw:line>
        <draw:line draw:style-name="gr97" draw:layer="layout" svg:x1="17.383cm" svg:y1="2.918cm" svg:x2="17.536cm" svg:y2="2.918cm">
          <text:p/>
        </draw:line>
        <draw:line draw:style-name="gr97" draw:layer="layout" svg:x1="17.489cm" svg:y1="13.374cm" svg:x2="17.489cm" svg:y2="13.221cm">
          <text:p/>
        </draw:line>
        <draw:line draw:style-name="gr97" draw:layer="layout" svg:x1="17.412cm" svg:y1="13.298cm" svg:x2="17.565cm" svg:y2="13.298cm">
          <text:p/>
        </draw:line>
        <draw:line draw:style-name="gr97" draw:layer="layout" svg:x1="17.489cm" svg:y1="12.912cm" svg:x2="17.489cm" svg:y2="12.759cm">
          <text:p/>
        </draw:line>
        <draw:line draw:style-name="gr97" draw:layer="layout" svg:x1="17.412cm" svg:y1="12.835cm" svg:x2="17.565cm" svg:y2="12.835cm">
          <text:p/>
        </draw:line>
        <draw:line draw:style-name="gr97" draw:layer="layout" svg:x1="17.489cm" svg:y1="12.668cm" svg:x2="17.489cm" svg:y2="12.515cm">
          <text:p/>
        </draw:line>
        <draw:line draw:style-name="gr97" draw:layer="layout" svg:x1="17.412cm" svg:y1="12.592cm" svg:x2="17.565cm" svg:y2="12.592cm">
          <text:p/>
        </draw:line>
        <draw:line draw:style-name="gr97" draw:layer="layout" svg:x1="17.489cm" svg:y1="12.338cm" svg:x2="17.489cm" svg:y2="12.184cm">
          <text:p/>
        </draw:line>
        <draw:line draw:style-name="gr97" draw:layer="layout" svg:x1="17.412cm" svg:y1="12.261cm" svg:x2="17.565cm" svg:y2="12.261cm">
          <text:p/>
        </draw:line>
        <draw:line draw:style-name="gr97" draw:layer="layout" svg:x1="17.489cm" svg:y1="12.075cm" svg:x2="17.489cm" svg:y2="11.921cm">
          <text:p/>
        </draw:line>
        <draw:line draw:style-name="gr97" draw:layer="layout" svg:x1="17.412cm" svg:y1="11.998cm" svg:x2="17.565cm" svg:y2="11.998cm">
          <text:p/>
        </draw:line>
        <draw:line draw:style-name="gr97" draw:layer="layout" svg:x1="17.489cm" svg:y1="11.766cm" svg:x2="17.489cm" svg:y2="11.612cm">
          <text:p/>
        </draw:line>
        <draw:line draw:style-name="gr97" draw:layer="layout" svg:x1="17.412cm" svg:y1="11.689cm" svg:x2="17.565cm" svg:y2="11.689cm">
          <text:p/>
        </draw:line>
        <draw:line draw:style-name="gr97" draw:layer="layout" svg:x1="17.489cm" svg:y1="11.722cm" svg:x2="17.489cm" svg:y2="11.568cm">
          <text:p/>
        </draw:line>
        <draw:line draw:style-name="gr97" draw:layer="layout" svg:x1="17.412cm" svg:y1="11.645cm" svg:x2="17.565cm" svg:y2="11.645cm">
          <text:p/>
        </draw:line>
        <draw:line draw:style-name="gr97" draw:layer="layout" svg:x1="17.489cm" svg:y1="11.281cm" svg:x2="17.489cm" svg:y2="11.128cm">
          <text:p/>
        </draw:line>
        <draw:line draw:style-name="gr97" draw:layer="layout" svg:x1="17.412cm" svg:y1="11.205cm" svg:x2="17.565cm" svg:y2="11.205cm">
          <text:p/>
        </draw:line>
        <draw:line draw:style-name="gr97" draw:layer="layout" svg:x1="17.489cm" svg:y1="11.194cm" svg:x2="17.489cm" svg:y2="11.04cm">
          <text:p/>
        </draw:line>
        <draw:line draw:style-name="gr97" draw:layer="layout" svg:x1="17.412cm" svg:y1="11.117cm" svg:x2="17.565cm" svg:y2="11.117cm">
          <text:p/>
        </draw:line>
        <draw:line draw:style-name="gr97" draw:layer="layout" svg:x1="17.489cm" svg:y1="11.169cm" svg:x2="17.489cm" svg:y2="11.016cm">
          <text:p/>
        </draw:line>
        <draw:line draw:style-name="gr97" draw:layer="layout" svg:x1="17.412cm" svg:y1="11.093cm" svg:x2="17.565cm" svg:y2="11.093cm">
          <text:p/>
        </draw:line>
        <draw:line draw:style-name="gr97" draw:layer="layout" svg:x1="17.489cm" svg:y1="11.06cm" svg:x2="17.489cm" svg:y2="10.906cm">
          <text:p/>
        </draw:line>
        <draw:line draw:style-name="gr97" draw:layer="layout" svg:x1="17.412cm" svg:y1="10.983cm" svg:x2="17.565cm" svg:y2="10.983cm">
          <text:p/>
        </draw:line>
        <draw:line draw:style-name="gr97" draw:layer="layout" svg:x1="17.489cm" svg:y1="10.994cm" svg:x2="17.489cm" svg:y2="10.841cm">
          <text:p/>
        </draw:line>
        <draw:line draw:style-name="gr97" draw:layer="layout" svg:x1="17.412cm" svg:y1="10.917cm" svg:x2="17.565cm" svg:y2="10.917cm">
          <text:p/>
        </draw:line>
        <draw:line draw:style-name="gr97" draw:layer="layout" svg:x1="17.489cm" svg:y1="10.775cm" svg:x2="17.489cm" svg:y2="10.622cm">
          <text:p/>
        </draw:line>
        <draw:line draw:style-name="gr97" draw:layer="layout" svg:x1="17.412cm" svg:y1="10.698cm" svg:x2="17.565cm" svg:y2="10.698cm">
          <text:p/>
        </draw:line>
        <draw:line draw:style-name="gr97" draw:layer="layout" svg:x1="17.489cm" svg:y1="10.641cm" svg:x2="17.489cm" svg:y2="10.488cm">
          <text:p/>
        </draw:line>
        <draw:line draw:style-name="gr97" draw:layer="layout" svg:x1="17.412cm" svg:y1="10.565cm" svg:x2="17.565cm" svg:y2="10.565cm">
          <text:p/>
        </draw:line>
        <draw:line draw:style-name="gr97" draw:layer="layout" svg:x1="17.489cm" svg:y1="10.422cm" svg:x2="17.489cm" svg:y2="10.269cm">
          <text:p/>
        </draw:line>
        <draw:line draw:style-name="gr97" draw:layer="layout" svg:x1="17.412cm" svg:y1="10.346cm" svg:x2="17.565cm" svg:y2="10.346cm">
          <text:p/>
        </draw:line>
        <draw:line draw:style-name="gr97" draw:layer="layout" svg:x1="17.489cm" svg:y1="10.244cm" svg:x2="17.489cm" svg:y2="10.091cm">
          <text:p/>
        </draw:line>
        <draw:line draw:style-name="gr97" draw:layer="layout" svg:x1="17.412cm" svg:y1="10.168cm" svg:x2="17.565cm" svg:y2="10.168cm">
          <text:p/>
        </draw:line>
        <draw:line draw:style-name="gr97" draw:layer="layout" svg:x1="17.489cm" svg:y1="10.004cm" svg:x2="17.489cm" svg:y2="9.85cm">
          <text:p/>
        </draw:line>
        <draw:line draw:style-name="gr97" draw:layer="layout" svg:x1="17.412cm" svg:y1="9.927cm" svg:x2="17.565cm" svg:y2="9.927cm">
          <text:p/>
        </draw:line>
        <draw:line draw:style-name="gr97" draw:layer="layout" svg:x1="17.489cm" svg:y1="9.914cm" svg:x2="17.489cm" svg:y2="9.76cm">
          <text:p/>
        </draw:line>
        <draw:line draw:style-name="gr97" draw:layer="layout" svg:x1="17.412cm" svg:y1="9.837cm" svg:x2="17.565cm" svg:y2="9.837cm">
          <text:p/>
        </draw:line>
        <draw:line draw:style-name="gr97" draw:layer="layout" svg:x1="17.489cm" svg:y1="9.429cm" svg:x2="17.489cm" svg:y2="9.276cm">
          <text:p/>
        </draw:line>
        <draw:line draw:style-name="gr97" draw:layer="layout" svg:x1="17.412cm" svg:y1="9.353cm" svg:x2="17.565cm" svg:y2="9.353cm">
          <text:p/>
        </draw:line>
        <draw:line draw:style-name="gr97" draw:layer="layout" svg:x1="17.489cm" svg:y1="8.636cm" svg:x2="17.489cm" svg:y2="8.482cm">
          <text:p/>
        </draw:line>
        <draw:line draw:style-name="gr97" draw:layer="layout" svg:x1="17.412cm" svg:y1="8.559cm" svg:x2="17.565cm" svg:y2="8.559cm">
          <text:p/>
        </draw:line>
        <draw:line draw:style-name="gr97" draw:layer="layout" svg:x1="17.489cm" svg:y1="8.504cm" svg:x2="17.489cm" svg:y2="8.351cm">
          <text:p/>
        </draw:line>
        <draw:line draw:style-name="gr97" draw:layer="layout" svg:x1="17.412cm" svg:y1="8.428cm" svg:x2="17.565cm" svg:y2="8.428cm">
          <text:p/>
        </draw:line>
        <draw:line draw:style-name="gr97" draw:layer="layout" svg:x1="17.489cm" svg:y1="8.461cm" svg:x2="17.489cm" svg:y2="8.307cm">
          <text:p/>
        </draw:line>
        <draw:line draw:style-name="gr97" draw:layer="layout" svg:x1="17.412cm" svg:y1="8.384cm" svg:x2="17.565cm" svg:y2="8.384cm">
          <text:p/>
        </draw:line>
        <draw:line draw:style-name="gr97" draw:layer="layout" svg:x1="17.489cm" svg:y1="8.417cm" svg:x2="17.489cm" svg:y2="8.263cm">
          <text:p/>
        </draw:line>
        <draw:line draw:style-name="gr97" draw:layer="layout" svg:x1="17.412cm" svg:y1="8.34cm" svg:x2="17.565cm" svg:y2="8.34cm">
          <text:p/>
        </draw:line>
        <draw:line draw:style-name="gr97" draw:layer="layout" svg:x1="17.489cm" svg:y1="8.305cm" svg:x2="17.489cm" svg:y2="8.151cm">
          <text:p/>
        </draw:line>
        <draw:line draw:style-name="gr97" draw:layer="layout" svg:x1="17.412cm" svg:y1="8.228cm" svg:x2="17.565cm" svg:y2="8.228cm">
          <text:p/>
        </draw:line>
        <draw:line draw:style-name="gr97" draw:layer="layout" svg:x1="17.489cm" svg:y1="8.086cm" svg:x2="17.489cm" svg:y2="7.932cm">
          <text:p/>
        </draw:line>
        <draw:line draw:style-name="gr97" draw:layer="layout" svg:x1="17.412cm" svg:y1="8.009cm" svg:x2="17.565cm" svg:y2="8.009cm">
          <text:p/>
        </draw:line>
        <draw:line draw:style-name="gr97" draw:layer="layout" svg:x1="17.489cm" svg:y1="7.842cm" svg:x2="17.489cm" svg:y2="7.689cm">
          <text:p/>
        </draw:line>
        <draw:line draw:style-name="gr97" draw:layer="layout" svg:x1="17.412cm" svg:y1="7.766cm" svg:x2="17.565cm" svg:y2="7.766cm">
          <text:p/>
        </draw:line>
        <draw:line draw:style-name="gr97" draw:layer="layout" svg:x1="17.489cm" svg:y1="7.755cm" svg:x2="17.489cm" svg:y2="7.601cm">
          <text:p/>
        </draw:line>
        <draw:line draw:style-name="gr97" draw:layer="layout" svg:x1="17.412cm" svg:y1="7.678cm" svg:x2="17.565cm" svg:y2="7.678cm">
          <text:p/>
        </draw:line>
        <draw:line draw:style-name="gr97" draw:layer="layout" svg:x1="17.489cm" svg:y1="7.733cm" svg:x2="17.489cm" svg:y2="7.58cm">
          <text:p/>
        </draw:line>
        <draw:line draw:style-name="gr97" draw:layer="layout" svg:x1="17.412cm" svg:y1="7.656cm" svg:x2="17.565cm" svg:y2="7.656cm">
          <text:p/>
        </draw:line>
        <draw:line draw:style-name="gr97" draw:layer="layout" svg:x1="17.489cm" svg:y1="7.095cm" svg:x2="17.489cm" svg:y2="6.942cm">
          <text:p/>
        </draw:line>
        <draw:line draw:style-name="gr97" draw:layer="layout" svg:x1="17.412cm" svg:y1="7.019cm" svg:x2="17.565cm" svg:y2="7.019cm">
          <text:p/>
        </draw:line>
        <draw:line draw:style-name="gr97" draw:layer="layout" svg:x1="17.489cm" svg:y1="7.049cm" svg:x2="17.489cm" svg:y2="6.896cm">
          <text:p/>
        </draw:line>
        <draw:line draw:style-name="gr97" draw:layer="layout" svg:x1="17.412cm" svg:y1="6.972cm" svg:x2="17.565cm" svg:y2="6.972cm">
          <text:p/>
        </draw:line>
        <draw:line draw:style-name="gr97" draw:layer="layout" svg:x1="17.489cm" svg:y1="6.852cm" svg:x2="17.489cm" svg:y2="6.699cm">
          <text:p/>
        </draw:line>
        <draw:line draw:style-name="gr97" draw:layer="layout" svg:x1="17.412cm" svg:y1="6.775cm" svg:x2="17.565cm" svg:y2="6.775cm">
          <text:p/>
        </draw:line>
        <draw:line draw:style-name="gr97" draw:layer="layout" svg:x1="17.489cm" svg:y1="5.243cm" svg:x2="17.489cm" svg:y2="5.09cm">
          <text:p/>
        </draw:line>
        <draw:line draw:style-name="gr97" draw:layer="layout" svg:x1="17.412cm" svg:y1="5.166cm" svg:x2="17.565cm" svg:y2="5.166cm">
          <text:p/>
        </draw:line>
        <draw:line draw:style-name="gr97" draw:layer="layout" svg:x1="17.489cm" svg:y1="4.649cm" svg:x2="17.489cm" svg:y2="4.496cm">
          <text:p/>
        </draw:line>
        <draw:line draw:style-name="gr97" draw:layer="layout" svg:x1="17.412cm" svg:y1="4.573cm" svg:x2="17.565cm" svg:y2="4.573cm">
          <text:p/>
        </draw:line>
        <draw:line draw:style-name="gr97" draw:layer="layout" svg:x1="17.489cm" svg:y1="4.472cm" svg:x2="17.489cm" svg:y2="4.318cm">
          <text:p/>
        </draw:line>
        <draw:line draw:style-name="gr97" draw:layer="layout" svg:x1="17.412cm" svg:y1="4.395cm" svg:x2="17.565cm" svg:y2="4.395cm">
          <text:p/>
        </draw:line>
        <draw:line draw:style-name="gr97" draw:layer="layout" svg:x1="17.489cm" svg:y1="3.987cm" svg:x2="17.489cm" svg:y2="3.834cm">
          <text:p/>
        </draw:line>
        <draw:line draw:style-name="gr97" draw:layer="layout" svg:x1="17.412cm" svg:y1="3.911cm" svg:x2="17.565cm" svg:y2="3.911cm">
          <text:p/>
        </draw:line>
        <draw:line draw:style-name="gr97" draw:layer="layout" svg:x1="17.489cm" svg:y1="3.922cm" svg:x2="17.489cm" svg:y2="3.768cm">
          <text:p/>
        </draw:line>
        <draw:line draw:style-name="gr97" draw:layer="layout" svg:x1="17.412cm" svg:y1="3.845cm" svg:x2="17.565cm" svg:y2="3.845cm">
          <text:p/>
        </draw:line>
        <draw:line draw:style-name="gr97" draw:layer="layout" svg:x1="17.489cm" svg:y1="3.369cm" svg:x2="17.489cm" svg:y2="3.216cm">
          <text:p/>
        </draw:line>
        <draw:line draw:style-name="gr97" draw:layer="layout" svg:x1="17.412cm" svg:y1="3.293cm" svg:x2="17.565cm" svg:y2="3.293cm">
          <text:p/>
        </draw:line>
        <draw:line draw:style-name="gr97" draw:layer="layout" svg:x1="17.52cm" svg:y1="13.418cm" svg:x2="17.52cm" svg:y2="13.265cm">
          <text:p/>
        </draw:line>
        <draw:line draw:style-name="gr97" draw:layer="layout" svg:x1="17.444cm" svg:y1="13.341cm" svg:x2="17.597cm" svg:y2="13.341cm">
          <text:p/>
        </draw:line>
        <draw:line draw:style-name="gr97" draw:layer="layout" svg:x1="17.52cm" svg:y1="12.778cm" svg:x2="17.52cm" svg:y2="12.625cm">
          <text:p/>
        </draw:line>
        <draw:line draw:style-name="gr97" draw:layer="layout" svg:x1="17.444cm" svg:y1="12.701cm" svg:x2="17.597cm" svg:y2="12.701cm">
          <text:p/>
        </draw:line>
        <draw:line draw:style-name="gr97" draw:layer="layout" svg:x1="17.52cm" svg:y1="12.69cm" svg:x2="17.52cm" svg:y2="12.537cm">
          <text:p/>
        </draw:line>
        <draw:line draw:style-name="gr97" draw:layer="layout" svg:x1="17.444cm" svg:y1="12.614cm" svg:x2="17.597cm" svg:y2="12.614cm">
          <text:p/>
        </draw:line>
        <draw:line draw:style-name="gr97" draw:layer="layout" svg:x1="17.52cm" svg:y1="12.537cm" svg:x2="17.52cm" svg:y2="12.384cm">
          <text:p/>
        </draw:line>
        <draw:line draw:style-name="gr97" draw:layer="layout" svg:x1="17.444cm" svg:y1="12.46cm" svg:x2="17.597cm" svg:y2="12.46cm">
          <text:p/>
        </draw:line>
        <draw:line draw:style-name="gr97" draw:layer="layout" svg:x1="17.52cm" svg:y1="11.722cm" svg:x2="17.52cm" svg:y2="11.568cm">
          <text:p/>
        </draw:line>
        <draw:line draw:style-name="gr97" draw:layer="layout" svg:x1="17.444cm" svg:y1="11.645cm" svg:x2="17.597cm" svg:y2="11.645cm">
          <text:p/>
        </draw:line>
        <draw:line draw:style-name="gr97" draw:layer="layout" svg:x1="17.52cm" svg:y1="11.678cm" svg:x2="17.52cm" svg:y2="11.525cm">
          <text:p/>
        </draw:line>
        <draw:line draw:style-name="gr97" draw:layer="layout" svg:x1="17.444cm" svg:y1="11.601cm" svg:x2="17.597cm" svg:y2="11.601cm">
          <text:p/>
        </draw:line>
        <draw:line draw:style-name="gr97" draw:layer="layout" svg:x1="17.52cm" svg:y1="11.104cm" svg:x2="17.52cm" svg:y2="10.95cm">
          <text:p/>
        </draw:line>
        <draw:line draw:style-name="gr97" draw:layer="layout" svg:x1="17.444cm" svg:y1="11.027cm" svg:x2="17.597cm" svg:y2="11.027cm">
          <text:p/>
        </draw:line>
        <draw:line draw:style-name="gr97" draw:layer="layout" svg:x1="17.52cm" svg:y1="10.994cm" svg:x2="17.52cm" svg:y2="10.841cm">
          <text:p/>
        </draw:line>
        <draw:line draw:style-name="gr97" draw:layer="layout" svg:x1="17.444cm" svg:y1="10.917cm" svg:x2="17.597cm" svg:y2="10.917cm">
          <text:p/>
        </draw:line>
        <draw:line draw:style-name="gr97" draw:layer="layout" svg:x1="17.52cm" svg:y1="10.928cm" svg:x2="17.52cm" svg:y2="10.775cm">
          <text:p/>
        </draw:line>
        <draw:line draw:style-name="gr97" draw:layer="layout" svg:x1="17.444cm" svg:y1="10.852cm" svg:x2="17.597cm" svg:y2="10.852cm">
          <text:p/>
        </draw:line>
        <draw:line draw:style-name="gr97" draw:layer="layout" svg:x1="17.52cm" svg:y1="10.751cm" svg:x2="17.52cm" svg:y2="10.597cm">
          <text:p/>
        </draw:line>
        <draw:line draw:style-name="gr97" draw:layer="layout" svg:x1="17.444cm" svg:y1="10.674cm" svg:x2="17.597cm" svg:y2="10.674cm">
          <text:p/>
        </draw:line>
        <draw:line draw:style-name="gr97" draw:layer="layout" svg:x1="17.52cm" svg:y1="10.31cm" svg:x2="17.52cm" svg:y2="10.157cm">
          <text:p/>
        </draw:line>
        <draw:line draw:style-name="gr97" draw:layer="layout" svg:x1="17.444cm" svg:y1="10.234cm" svg:x2="17.597cm" svg:y2="10.234cm">
          <text:p/>
        </draw:line>
        <draw:line draw:style-name="gr97" draw:layer="layout" svg:x1="17.52cm" svg:y1="10.223cm" svg:x2="17.52cm" svg:y2="10.069cm">
          <text:p/>
        </draw:line>
        <draw:line draw:style-name="gr97" draw:layer="layout" svg:x1="17.444cm" svg:y1="10.146cm" svg:x2="17.597cm" svg:y2="10.146cm">
          <text:p/>
        </draw:line>
        <draw:line draw:style-name="gr97" draw:layer="layout" svg:x1="17.52cm" svg:y1="10.091cm" svg:x2="17.52cm" svg:y2="9.938cm">
          <text:p/>
        </draw:line>
        <draw:line draw:style-name="gr97" draw:layer="layout" svg:x1="17.444cm" svg:y1="10.015cm" svg:x2="17.597cm" svg:y2="10.015cm">
          <text:p/>
        </draw:line>
        <draw:line draw:style-name="gr97" draw:layer="layout" svg:x1="17.52cm" svg:y1="9.982cm" svg:x2="17.52cm" svg:y2="9.828cm">
          <text:p/>
        </draw:line>
        <draw:line draw:style-name="gr97" draw:layer="layout" svg:x1="17.444cm" svg:y1="9.905cm" svg:x2="17.597cm" svg:y2="9.905cm">
          <text:p/>
        </draw:line>
        <draw:line draw:style-name="gr97" draw:layer="layout" svg:x1="17.52cm" svg:y1="9.914cm" svg:x2="17.52cm" svg:y2="9.76cm">
          <text:p/>
        </draw:line>
        <draw:line draw:style-name="gr97" draw:layer="layout" svg:x1="17.444cm" svg:y1="9.837cm" svg:x2="17.597cm" svg:y2="9.837cm">
          <text:p/>
        </draw:line>
        <draw:line draw:style-name="gr97" draw:layer="layout" svg:x1="17.52cm" svg:y1="9.694cm" svg:x2="17.52cm" svg:y2="9.541cm">
          <text:p/>
        </draw:line>
        <draw:line draw:style-name="gr97" draw:layer="layout" svg:x1="17.444cm" svg:y1="9.618cm" svg:x2="17.597cm" svg:y2="9.618cm">
          <text:p/>
        </draw:line>
        <draw:line draw:style-name="gr97" draw:layer="layout" svg:x1="17.52cm" svg:y1="9.673cm" svg:x2="17.52cm" svg:y2="9.519cm">
          <text:p/>
        </draw:line>
        <draw:line draw:style-name="gr97" draw:layer="layout" svg:x1="17.444cm" svg:y1="9.596cm" svg:x2="17.597cm" svg:y2="9.596cm">
          <text:p/>
        </draw:line>
        <draw:line draw:style-name="gr97" draw:layer="layout" svg:x1="17.52cm" svg:y1="9.629cm" svg:x2="17.52cm" svg:y2="9.475cm">
          <text:p/>
        </draw:line>
        <draw:line draw:style-name="gr97" draw:layer="layout" svg:x1="17.444cm" svg:y1="9.552cm" svg:x2="17.597cm" svg:y2="9.552cm">
          <text:p/>
        </draw:line>
        <draw:line draw:style-name="gr97" draw:layer="layout" svg:x1="17.52cm" svg:y1="7.027cm" svg:x2="17.52cm" svg:y2="6.874cm">
          <text:p/>
        </draw:line>
        <draw:line draw:style-name="gr97" draw:layer="layout" svg:x1="17.444cm" svg:y1="6.95cm" svg:x2="17.597cm" svg:y2="6.95cm">
          <text:p/>
        </draw:line>
        <draw:line draw:style-name="gr97" draw:layer="layout" svg:x1="17.52cm" svg:y1="6.72cm" svg:x2="17.52cm" svg:y2="6.567cm">
          <text:p/>
        </draw:line>
        <draw:line draw:style-name="gr97" draw:layer="layout" svg:x1="17.444cm" svg:y1="6.644cm" svg:x2="17.597cm" svg:y2="6.644cm">
          <text:p/>
        </draw:line>
        <draw:line draw:style-name="gr97" draw:layer="layout" svg:x1="17.52cm" svg:y1="6.19cm" svg:x2="17.52cm" svg:y2="6.037cm">
          <text:p/>
        </draw:line>
        <draw:line draw:style-name="gr97" draw:layer="layout" svg:x1="17.444cm" svg:y1="6.113cm" svg:x2="17.597cm" svg:y2="6.113cm">
          <text:p/>
        </draw:line>
        <draw:line draw:style-name="gr97" draw:layer="layout" svg:x1="17.52cm" svg:y1="5.927cm" svg:x2="17.52cm" svg:y2="5.774cm">
          <text:p/>
        </draw:line>
        <draw:line draw:style-name="gr97" draw:layer="layout" svg:x1="17.444cm" svg:y1="5.85cm" svg:x2="17.597cm" svg:y2="5.85cm">
          <text:p/>
        </draw:line>
        <draw:line draw:style-name="gr97" draw:layer="layout" svg:x1="17.52cm" svg:y1="5.508cm" svg:x2="17.52cm" svg:y2="5.355cm">
          <text:p/>
        </draw:line>
        <draw:line draw:style-name="gr97" draw:layer="layout" svg:x1="17.444cm" svg:y1="5.432cm" svg:x2="17.597cm" svg:y2="5.432cm">
          <text:p/>
        </draw:line>
        <draw:line draw:style-name="gr97" draw:layer="layout" svg:x1="17.52cm" svg:y1="5.331cm" svg:x2="17.52cm" svg:y2="5.177cm">
          <text:p/>
        </draw:line>
        <draw:line draw:style-name="gr97" draw:layer="layout" svg:x1="17.444cm" svg:y1="5.254cm" svg:x2="17.597cm" svg:y2="5.254cm">
          <text:p/>
        </draw:line>
        <draw:line draw:style-name="gr97" draw:layer="layout" svg:x1="17.52cm" svg:y1="5.265cm" svg:x2="17.52cm" svg:y2="5.112cm">
          <text:p/>
        </draw:line>
        <draw:line draw:style-name="gr97" draw:layer="layout" svg:x1="17.444cm" svg:y1="5.188cm" svg:x2="17.597cm" svg:y2="5.188cm">
          <text:p/>
        </draw:line>
        <draw:line draw:style-name="gr97" draw:layer="layout" svg:x1="17.52cm" svg:y1="5cm" svg:x2="17.52cm" svg:y2="4.846cm">
          <text:p/>
        </draw:line>
        <draw:line draw:style-name="gr97" draw:layer="layout" svg:x1="17.444cm" svg:y1="4.923cm" svg:x2="17.597cm" svg:y2="4.923cm">
          <text:p/>
        </draw:line>
        <draw:line draw:style-name="gr97" draw:layer="layout" svg:x1="17.52cm" svg:y1="4.934cm" svg:x2="17.52cm" svg:y2="4.781cm">
          <text:p/>
        </draw:line>
        <draw:line draw:style-name="gr97" draw:layer="layout" svg:x1="17.444cm" svg:y1="4.857cm" svg:x2="17.597cm" svg:y2="4.857cm">
          <text:p/>
        </draw:line>
        <draw:line draw:style-name="gr97" draw:layer="layout" svg:x1="17.52cm" svg:y1="4.45cm" svg:x2="17.52cm" svg:y2="4.296cm">
          <text:p/>
        </draw:line>
        <draw:line draw:style-name="gr97" draw:layer="layout" svg:x1="17.444cm" svg:y1="4.373cm" svg:x2="17.597cm" svg:y2="4.373cm">
          <text:p/>
        </draw:line>
        <draw:line draw:style-name="gr97" draw:layer="layout" svg:x1="17.52cm" svg:y1="4.253cm" svg:x2="17.52cm" svg:y2="4.099cm">
          <text:p/>
        </draw:line>
        <draw:line draw:style-name="gr97" draw:layer="layout" svg:x1="17.444cm" svg:y1="4.176cm" svg:x2="17.597cm" svg:y2="4.176cm">
          <text:p/>
        </draw:line>
        <draw:line draw:style-name="gr97" draw:layer="layout" svg:x1="17.52cm" svg:y1="3.944cm" svg:x2="17.52cm" svg:y2="3.79cm">
          <text:p/>
        </draw:line>
        <draw:line draw:style-name="gr97" draw:layer="layout" svg:x1="17.444cm" svg:y1="3.867cm" svg:x2="17.597cm" svg:y2="3.867cm">
          <text:p/>
        </draw:line>
        <draw:line draw:style-name="gr97" draw:layer="layout" svg:x1="17.52cm" svg:y1="3.722cm" svg:x2="17.52cm" svg:y2="3.569cm">
          <text:p/>
        </draw:line>
        <draw:line draw:style-name="gr97" draw:layer="layout" svg:x1="17.444cm" svg:y1="3.645cm" svg:x2="17.597cm" svg:y2="3.645cm">
          <text:p/>
        </draw:line>
        <draw:line draw:style-name="gr97" draw:layer="layout" svg:x1="17.52cm" svg:y1="3.678cm" svg:x2="17.52cm" svg:y2="3.525cm">
          <text:p/>
        </draw:line>
        <draw:line draw:style-name="gr97" draw:layer="layout" svg:x1="17.444cm" svg:y1="3.602cm" svg:x2="17.597cm" svg:y2="3.602cm">
          <text:p/>
        </draw:line>
        <draw:line draw:style-name="gr97" draw:layer="layout" svg:x1="17.52cm" svg:y1="3.347cm" svg:x2="17.52cm" svg:y2="3.194cm">
          <text:p/>
        </draw:line>
        <draw:line draw:style-name="gr97" draw:layer="layout" svg:x1="17.444cm" svg:y1="3.271cm" svg:x2="17.597cm" svg:y2="3.271cm">
          <text:p/>
        </draw:line>
        <draw:line draw:style-name="gr97" draw:layer="layout" svg:x1="17.52cm" svg:y1="3.238cm" svg:x2="17.52cm" svg:y2="3.084cm">
          <text:p/>
        </draw:line>
        <draw:line draw:style-name="gr97" draw:layer="layout" svg:x1="17.444cm" svg:y1="3.161cm" svg:x2="17.597cm" svg:y2="3.161cm">
          <text:p/>
        </draw:line>
        <draw:line draw:style-name="gr97" draw:layer="layout" svg:x1="17.52cm" svg:y1="3.128cm" svg:x2="17.52cm" svg:y2="2.975cm">
          <text:p/>
        </draw:line>
        <draw:line draw:style-name="gr97" draw:layer="layout" svg:x1="17.444cm" svg:y1="3.052cm" svg:x2="17.597cm" svg:y2="3.052cm">
          <text:p/>
        </draw:line>
        <draw:line draw:style-name="gr97" draw:layer="layout" svg:x1="17.52cm" svg:y1="2.863cm" svg:x2="17.52cm" svg:y2="2.71cm">
          <text:p/>
        </draw:line>
        <draw:line draw:style-name="gr97" draw:layer="layout" svg:x1="17.444cm" svg:y1="2.786cm" svg:x2="17.597cm" svg:y2="2.786cm">
          <text:p/>
        </draw:line>
        <draw:line draw:style-name="gr97" draw:layer="layout" svg:x1="17.549cm" svg:y1="12.537cm" svg:x2="17.549cm" svg:y2="12.384cm">
          <text:p/>
        </draw:line>
        <draw:line draw:style-name="gr97" draw:layer="layout" svg:x1="17.473cm" svg:y1="12.46cm" svg:x2="17.626cm" svg:y2="12.46cm">
          <text:p/>
        </draw:line>
        <draw:line draw:style-name="gr97" draw:layer="layout" svg:x1="17.549cm" svg:y1="12.097cm" svg:x2="17.549cm" svg:y2="11.943cm">
          <text:p/>
        </draw:line>
        <draw:line draw:style-name="gr97" draw:layer="layout" svg:x1="17.473cm" svg:y1="12.02cm" svg:x2="17.626cm" svg:y2="12.02cm">
          <text:p/>
        </draw:line>
        <draw:line draw:style-name="gr97" draw:layer="layout" svg:x1="17.549cm" svg:y1="11.59cm" svg:x2="17.549cm" svg:y2="11.437cm">
          <text:p/>
        </draw:line>
        <draw:line draw:style-name="gr97" draw:layer="layout" svg:x1="17.473cm" svg:y1="11.514cm" svg:x2="17.626cm" svg:y2="11.514cm">
          <text:p/>
        </draw:line>
        <draw:line draw:style-name="gr97" draw:layer="layout" svg:x1="17.549cm" svg:y1="10.885cm" svg:x2="17.549cm" svg:y2="10.731cm">
          <text:p/>
        </draw:line>
        <draw:line draw:style-name="gr97" draw:layer="layout" svg:x1="17.473cm" svg:y1="10.808cm" svg:x2="17.626cm" svg:y2="10.808cm">
          <text:p/>
        </draw:line>
        <draw:line draw:style-name="gr97" draw:layer="layout" svg:x1="17.549cm" svg:y1="10.597cm" svg:x2="17.549cm" svg:y2="10.444cm">
          <text:p/>
        </draw:line>
        <draw:line draw:style-name="gr97" draw:layer="layout" svg:x1="17.473cm" svg:y1="10.521cm" svg:x2="17.626cm" svg:y2="10.521cm">
          <text:p/>
        </draw:line>
        <draw:line draw:style-name="gr97" draw:layer="layout" svg:x1="17.549cm" svg:y1="10.422cm" svg:x2="17.549cm" svg:y2="10.269cm">
          <text:p/>
        </draw:line>
        <draw:line draw:style-name="gr97" draw:layer="layout" svg:x1="17.473cm" svg:y1="10.346cm" svg:x2="17.626cm" svg:y2="10.346cm">
          <text:p/>
        </draw:line>
        <draw:line draw:style-name="gr97" draw:layer="layout" svg:x1="17.549cm" svg:y1="10.332cm" svg:x2="17.549cm" svg:y2="10.179cm">
          <text:p/>
        </draw:line>
        <draw:line draw:style-name="gr97" draw:layer="layout" svg:x1="17.473cm" svg:y1="10.255cm" svg:x2="17.626cm" svg:y2="10.255cm">
          <text:p/>
        </draw:line>
        <draw:line draw:style-name="gr97" draw:layer="layout" svg:x1="17.549cm" svg:y1="10.047cm" svg:x2="17.549cm" svg:y2="9.894cm">
          <text:p/>
        </draw:line>
        <draw:line draw:style-name="gr97" draw:layer="layout" svg:x1="17.473cm" svg:y1="9.971cm" svg:x2="17.626cm" svg:y2="9.971cm">
          <text:p/>
        </draw:line>
        <draw:line draw:style-name="gr97" draw:layer="layout" svg:x1="17.549cm" svg:y1="9.651cm" svg:x2="17.549cm" svg:y2="9.497cm">
          <text:p/>
        </draw:line>
        <draw:line draw:style-name="gr97" draw:layer="layout" svg:x1="17.473cm" svg:y1="9.574cm" svg:x2="17.626cm" svg:y2="9.574cm">
          <text:p/>
        </draw:line>
        <draw:line draw:style-name="gr97" draw:layer="layout" svg:x1="17.549cm" svg:y1="9.254cm" svg:x2="17.549cm" svg:y2="9.101cm">
          <text:p/>
        </draw:line>
        <draw:line draw:style-name="gr97" draw:layer="layout" svg:x1="17.473cm" svg:y1="9.177cm" svg:x2="17.626cm" svg:y2="9.177cm">
          <text:p/>
        </draw:line>
        <draw:line draw:style-name="gr97" draw:layer="layout" svg:x1="17.549cm" svg:y1="9.011cm" svg:x2="17.549cm" svg:y2="8.857cm">
          <text:p/>
        </draw:line>
        <draw:line draw:style-name="gr97" draw:layer="layout" svg:x1="17.473cm" svg:y1="8.934cm" svg:x2="17.626cm" svg:y2="8.934cm">
          <text:p/>
        </draw:line>
        <draw:line draw:style-name="gr97" draw:layer="layout" svg:x1="17.549cm" svg:y1="8.923cm" svg:x2="17.549cm" svg:y2="8.77cm">
          <text:p/>
        </draw:line>
        <draw:line draw:style-name="gr97" draw:layer="layout" svg:x1="17.473cm" svg:y1="8.846cm" svg:x2="17.626cm" svg:y2="8.846cm">
          <text:p/>
        </draw:line>
        <draw:line draw:style-name="gr97" draw:layer="layout" svg:x1="17.549cm" svg:y1="8.857cm" svg:x2="17.549cm" svg:y2="8.704cm">
          <text:p/>
        </draw:line>
        <draw:line draw:style-name="gr97" draw:layer="layout" svg:x1="17.473cm" svg:y1="8.781cm" svg:x2="17.626cm" svg:y2="8.781cm">
          <text:p/>
        </draw:line>
        <draw:line draw:style-name="gr97" draw:layer="layout" svg:x1="17.549cm" svg:y1="8.77cm" svg:x2="17.549cm" svg:y2="8.616cm">
          <text:p/>
        </draw:line>
        <draw:line draw:style-name="gr97" draw:layer="layout" svg:x1="17.473cm" svg:y1="8.693cm" svg:x2="17.626cm" svg:y2="8.693cm">
          <text:p/>
        </draw:line>
        <draw:line draw:style-name="gr97" draw:layer="layout" svg:x1="17.549cm" svg:y1="8.57cm" svg:x2="17.549cm" svg:y2="8.417cm">
          <text:p/>
        </draw:line>
        <draw:line draw:style-name="gr97" draw:layer="layout" svg:x1="17.473cm" svg:y1="8.493cm" svg:x2="17.626cm" svg:y2="8.493cm">
          <text:p/>
        </draw:line>
        <draw:line draw:style-name="gr97" draw:layer="layout" svg:x1="17.549cm" svg:y1="8.504cm" svg:x2="17.549cm" svg:y2="8.351cm">
          <text:p/>
        </draw:line>
        <draw:line draw:style-name="gr97" draw:layer="layout" svg:x1="17.473cm" svg:y1="8.428cm" svg:x2="17.626cm" svg:y2="8.428cm">
          <text:p/>
        </draw:line>
        <draw:line draw:style-name="gr97" draw:layer="layout" svg:x1="17.549cm" svg:y1="8.417cm" svg:x2="17.549cm" svg:y2="8.263cm">
          <text:p/>
        </draw:line>
        <draw:line draw:style-name="gr97" draw:layer="layout" svg:x1="17.473cm" svg:y1="8.34cm" svg:x2="17.626cm" svg:y2="8.34cm">
          <text:p/>
        </draw:line>
        <draw:line draw:style-name="gr97" draw:layer="layout" svg:x1="17.549cm" svg:y1="7.777cm" svg:x2="17.549cm" svg:y2="7.623cm">
          <text:p/>
        </draw:line>
        <draw:line draw:style-name="gr97" draw:layer="layout" svg:x1="17.473cm" svg:y1="7.7cm" svg:x2="17.626cm" svg:y2="7.7cm">
          <text:p/>
        </draw:line>
        <draw:line draw:style-name="gr97" draw:layer="layout" svg:x1="17.549cm" svg:y1="7.139cm" svg:x2="17.549cm" svg:y2="6.986cm">
          <text:p/>
        </draw:line>
        <draw:line draw:style-name="gr97" draw:layer="layout" svg:x1="17.473cm" svg:y1="7.062cm" svg:x2="17.626cm" svg:y2="7.062cm">
          <text:p/>
        </draw:line>
        <draw:line draw:style-name="gr97" draw:layer="layout" svg:x1="17.549cm" svg:y1="6.764cm" svg:x2="17.549cm" svg:y2="6.611cm">
          <text:p/>
        </draw:line>
        <draw:line draw:style-name="gr97" draw:layer="layout" svg:x1="17.473cm" svg:y1="6.688cm" svg:x2="17.626cm" svg:y2="6.688cm">
          <text:p/>
        </draw:line>
        <draw:line draw:style-name="gr97" draw:layer="layout" svg:x1="17.549cm" svg:y1="6.543cm" svg:x2="17.549cm" svg:y2="6.389cm">
          <text:p/>
        </draw:line>
        <draw:line draw:style-name="gr97" draw:layer="layout" svg:x1="17.473cm" svg:y1="6.466cm" svg:x2="17.626cm" svg:y2="6.466cm">
          <text:p/>
        </draw:line>
        <draw:line draw:style-name="gr97" draw:layer="layout" svg:x1="17.549cm" svg:y1="5.552cm" svg:x2="17.549cm" svg:y2="5.399cm">
          <text:p/>
        </draw:line>
        <draw:line draw:style-name="gr97" draw:layer="layout" svg:x1="17.473cm" svg:y1="5.476cm" svg:x2="17.626cm" svg:y2="5.476cm">
          <text:p/>
        </draw:line>
        <draw:line draw:style-name="gr97" draw:layer="layout" svg:x1="17.549cm" svg:y1="4.934cm" svg:x2="17.549cm" svg:y2="4.781cm">
          <text:p/>
        </draw:line>
        <draw:line draw:style-name="gr97" draw:layer="layout" svg:x1="17.473cm" svg:y1="4.857cm" svg:x2="17.626cm" svg:y2="4.857cm">
          <text:p/>
        </draw:line>
        <draw:line draw:style-name="gr97" draw:layer="layout" svg:x1="17.549cm" svg:y1="4.559cm" svg:x2="17.549cm" svg:y2="4.406cm">
          <text:p/>
        </draw:line>
        <draw:line draw:style-name="gr97" draw:layer="layout" svg:x1="17.473cm" svg:y1="4.483cm" svg:x2="17.626cm" svg:y2="4.483cm">
          <text:p/>
        </draw:line>
        <draw:line draw:style-name="gr97" draw:layer="layout" svg:x1="17.549cm" svg:y1="4.472cm" svg:x2="17.549cm" svg:y2="4.318cm">
          <text:p/>
        </draw:line>
        <draw:line draw:style-name="gr97" draw:layer="layout" svg:x1="17.473cm" svg:y1="4.395cm" svg:x2="17.626cm" svg:y2="4.395cm">
          <text:p/>
        </draw:line>
        <draw:line draw:style-name="gr97" draw:layer="layout" svg:x1="17.549cm" svg:y1="4.406cm" svg:x2="17.549cm" svg:y2="4.253cm">
          <text:p/>
        </draw:line>
        <draw:line draw:style-name="gr97" draw:layer="layout" svg:x1="17.473cm" svg:y1="4.329cm" svg:x2="17.626cm" svg:y2="4.329cm">
          <text:p/>
        </draw:line>
        <draw:line draw:style-name="gr97" draw:layer="layout" svg:x1="17.549cm" svg:y1="3.987cm" svg:x2="17.549cm" svg:y2="3.834cm">
          <text:p/>
        </draw:line>
        <draw:line draw:style-name="gr97" draw:layer="layout" svg:x1="17.473cm" svg:y1="3.911cm" svg:x2="17.626cm" svg:y2="3.911cm">
          <text:p/>
        </draw:line>
        <draw:line draw:style-name="gr97" draw:layer="layout" svg:x1="17.549cm" svg:y1="3.856cm" svg:x2="17.549cm" svg:y2="3.703cm">
          <text:p/>
        </draw:line>
        <draw:line draw:style-name="gr97" draw:layer="layout" svg:x1="17.473cm" svg:y1="3.779cm" svg:x2="17.626cm" svg:y2="3.779cm">
          <text:p/>
        </draw:line>
        <draw:line draw:style-name="gr97" draw:layer="layout" svg:x1="17.549cm" svg:y1="3.613cm" svg:x2="17.549cm" svg:y2="3.459cm">
          <text:p/>
        </draw:line>
        <draw:line draw:style-name="gr97" draw:layer="layout" svg:x1="17.473cm" svg:y1="3.536cm" svg:x2="17.626cm" svg:y2="3.536cm">
          <text:p/>
        </draw:line>
        <draw:line draw:style-name="gr97" draw:layer="layout" svg:x1="17.549cm" svg:y1="3.437cm" svg:x2="17.549cm" svg:y2="3.284cm">
          <text:p/>
        </draw:line>
        <draw:line draw:style-name="gr97" draw:layer="layout" svg:x1="17.473cm" svg:y1="3.361cm" svg:x2="17.626cm" svg:y2="3.361cm">
          <text:p/>
        </draw:line>
        <draw:line draw:style-name="gr97" draw:layer="layout" svg:x1="17.549cm" svg:y1="3.369cm" svg:x2="17.549cm" svg:y2="3.216cm">
          <text:p/>
        </draw:line>
        <draw:line draw:style-name="gr97" draw:layer="layout" svg:x1="17.473cm" svg:y1="3.293cm" svg:x2="17.626cm" svg:y2="3.293cm">
          <text:p/>
        </draw:line>
        <draw:line draw:style-name="gr97" draw:layer="layout" svg:x1="17.549cm" svg:y1="3.238cm" svg:x2="17.549cm" svg:y2="3.084cm">
          <text:p/>
        </draw:line>
        <draw:line draw:style-name="gr97" draw:layer="layout" svg:x1="17.473cm" svg:y1="3.161cm" svg:x2="17.626cm" svg:y2="3.161cm">
          <text:p/>
        </draw:line>
        <draw:line draw:style-name="gr97" draw:layer="layout" svg:x1="17.549cm" svg:y1="2.863cm" svg:x2="17.549cm" svg:y2="2.71cm">
          <text:p/>
        </draw:line>
        <draw:line draw:style-name="gr97" draw:layer="layout" svg:x1="17.473cm" svg:y1="2.786cm" svg:x2="17.626cm" svg:y2="2.786cm">
          <text:p/>
        </draw:line>
        <draw:line draw:style-name="gr97" draw:layer="layout" svg:x1="17.549cm" svg:y1="2.841cm" svg:x2="17.549cm" svg:y2="2.688cm">
          <text:p/>
        </draw:line>
        <draw:line draw:style-name="gr97" draw:layer="layout" svg:x1="17.473cm" svg:y1="2.764cm" svg:x2="17.626cm" svg:y2="2.764cm">
          <text:p/>
        </draw:line>
        <draw:line draw:style-name="gr97" draw:layer="layout" svg:x1="17.579cm" svg:y1="13.287cm" svg:x2="17.579cm" svg:y2="13.133cm">
          <text:p/>
        </draw:line>
        <draw:line draw:style-name="gr97" draw:layer="layout" svg:x1="17.502cm" svg:y1="13.21cm" svg:x2="17.655cm" svg:y2="13.21cm">
          <text:p/>
        </draw:line>
        <draw:line draw:style-name="gr97" draw:layer="layout" svg:x1="17.579cm" svg:y1="13.221cm" svg:x2="17.579cm" svg:y2="13.068cm">
          <text:p/>
        </draw:line>
        <draw:line draw:style-name="gr97" draw:layer="layout" svg:x1="17.502cm" svg:y1="13.144cm" svg:x2="17.655cm" svg:y2="13.144cm">
          <text:p/>
        </draw:line>
        <draw:line draw:style-name="gr97" draw:layer="layout" svg:x1="17.579cm" svg:y1="13.197cm" svg:x2="17.579cm" svg:y2="13.043cm">
          <text:p/>
        </draw:line>
        <draw:line draw:style-name="gr97" draw:layer="layout" svg:x1="17.502cm" svg:y1="13.12cm" svg:x2="17.655cm" svg:y2="13.12cm">
          <text:p/>
        </draw:line>
        <draw:line draw:style-name="gr97" draw:layer="layout" svg:x1="17.579cm" svg:y1="12.912cm" svg:x2="17.579cm" svg:y2="12.759cm">
          <text:p/>
        </draw:line>
        <draw:line draw:style-name="gr97" draw:layer="layout" svg:x1="17.502cm" svg:y1="12.835cm" svg:x2="17.655cm" svg:y2="12.835cm">
          <text:p/>
        </draw:line>
        <draw:line draw:style-name="gr97" draw:layer="layout" svg:x1="17.579cm" svg:y1="12.824cm" svg:x2="17.579cm" svg:y2="12.671cm">
          <text:p/>
        </draw:line>
        <draw:line draw:style-name="gr97" draw:layer="layout" svg:x1="17.502cm" svg:y1="12.748cm" svg:x2="17.655cm" svg:y2="12.748cm">
          <text:p/>
        </draw:line>
        <draw:line draw:style-name="gr97" draw:layer="layout" svg:x1="17.579cm" svg:y1="12.778cm" svg:x2="17.579cm" svg:y2="12.625cm">
          <text:p/>
        </draw:line>
        <draw:line draw:style-name="gr97" draw:layer="layout" svg:x1="17.502cm" svg:y1="12.701cm" svg:x2="17.655cm" svg:y2="12.701cm">
          <text:p/>
        </draw:line>
        <draw:line draw:style-name="gr97" draw:layer="layout" svg:x1="17.579cm" svg:y1="12.493cm" svg:x2="17.579cm" svg:y2="12.34cm">
          <text:p/>
        </draw:line>
        <draw:line draw:style-name="gr97" draw:layer="layout" svg:x1="17.502cm" svg:y1="12.417cm" svg:x2="17.655cm" svg:y2="12.417cm">
          <text:p/>
        </draw:line>
        <draw:line draw:style-name="gr97" draw:layer="layout" svg:x1="17.579cm" svg:y1="12.118cm" svg:x2="17.579cm" svg:y2="11.965cm">
          <text:p/>
        </draw:line>
        <draw:line draw:style-name="gr97" draw:layer="layout" svg:x1="17.502cm" svg:y1="12.042cm" svg:x2="17.655cm" svg:y2="12.042cm">
          <text:p/>
        </draw:line>
        <draw:line draw:style-name="gr97" draw:layer="layout" svg:x1="17.579cm" svg:y1="11.766cm" svg:x2="17.579cm" svg:y2="11.612cm">
          <text:p/>
        </draw:line>
        <draw:line draw:style-name="gr97" draw:layer="layout" svg:x1="17.502cm" svg:y1="11.689cm" svg:x2="17.655cm" svg:y2="11.689cm">
          <text:p/>
        </draw:line>
        <draw:line draw:style-name="gr97" draw:layer="layout" svg:x1="17.579cm" svg:y1="11.612cm" svg:x2="17.579cm" svg:y2="11.459cm">
          <text:p/>
        </draw:line>
        <draw:line draw:style-name="gr97" draw:layer="layout" svg:x1="17.502cm" svg:y1="11.536cm" svg:x2="17.655cm" svg:y2="11.536cm">
          <text:p/>
        </draw:line>
        <draw:line draw:style-name="gr97" draw:layer="layout" svg:x1="17.579cm" svg:y1="11.544cm" svg:x2="17.579cm" svg:y2="11.391cm">
          <text:p/>
        </draw:line>
        <draw:line draw:style-name="gr97" draw:layer="layout" svg:x1="17.502cm" svg:y1="11.467cm" svg:x2="17.655cm" svg:y2="11.467cm">
          <text:p/>
        </draw:line>
        <draw:line draw:style-name="gr97" draw:layer="layout" svg:x1="17.579cm" svg:y1="11.391cm" svg:x2="17.579cm" svg:y2="11.237cm">
          <text:p/>
        </draw:line>
        <draw:line draw:style-name="gr97" draw:layer="layout" svg:x1="17.502cm" svg:y1="11.314cm" svg:x2="17.655cm" svg:y2="11.314cm">
          <text:p/>
        </draw:line>
        <draw:line draw:style-name="gr97" draw:layer="layout" svg:x1="17.579cm" svg:y1="11.347cm" svg:x2="17.579cm" svg:y2="11.194cm">
          <text:p/>
        </draw:line>
        <draw:line draw:style-name="gr97" draw:layer="layout" svg:x1="17.502cm" svg:y1="11.27cm" svg:x2="17.655cm" svg:y2="11.27cm">
          <text:p/>
        </draw:line>
        <draw:line draw:style-name="gr97" draw:layer="layout" svg:x1="17.579cm" svg:y1="10.201cm" svg:x2="17.579cm" svg:y2="10.047cm">
          <text:p/>
        </draw:line>
        <draw:line draw:style-name="gr97" draw:layer="layout" svg:x1="17.502cm" svg:y1="10.124cm" svg:x2="17.655cm" svg:y2="10.124cm">
          <text:p/>
        </draw:line>
        <draw:line draw:style-name="gr97" draw:layer="layout" svg:x1="17.579cm" svg:y1="9.848cm" svg:x2="17.579cm" svg:y2="9.694cm">
          <text:p/>
        </draw:line>
        <draw:line draw:style-name="gr97" draw:layer="layout" svg:x1="17.502cm" svg:y1="9.771cm" svg:x2="17.655cm" svg:y2="9.771cm">
          <text:p/>
        </draw:line>
        <draw:line draw:style-name="gr97" draw:layer="layout" svg:x1="17.579cm" svg:y1="9.563cm" svg:x2="17.579cm" svg:y2="9.41cm">
          <text:p/>
        </draw:line>
        <draw:line draw:style-name="gr97" draw:layer="layout" svg:x1="17.502cm" svg:y1="9.486cm" svg:x2="17.655cm" svg:y2="9.486cm">
          <text:p/>
        </draw:line>
        <draw:line draw:style-name="gr97" draw:layer="layout" svg:x1="17.579cm" svg:y1="9.451cm" svg:x2="17.579cm" svg:y2="9.298cm">
          <text:p/>
        </draw:line>
        <draw:line draw:style-name="gr97" draw:layer="layout" svg:x1="17.502cm" svg:y1="9.374cm" svg:x2="17.655cm" svg:y2="9.374cm">
          <text:p/>
        </draw:line>
        <draw:line draw:style-name="gr97" draw:layer="layout" svg:x1="17.579cm" svg:y1="8.901cm" svg:x2="17.579cm" svg:y2="8.748cm">
          <text:p/>
        </draw:line>
        <draw:line draw:style-name="gr97" draw:layer="layout" svg:x1="17.502cm" svg:y1="8.824cm" svg:x2="17.655cm" svg:y2="8.824cm">
          <text:p/>
        </draw:line>
        <draw:line draw:style-name="gr97" draw:layer="layout" svg:x1="17.579cm" svg:y1="8.68cm" svg:x2="17.579cm" svg:y2="8.526cm">
          <text:p/>
        </draw:line>
        <draw:line draw:style-name="gr97" draw:layer="layout" svg:x1="17.502cm" svg:y1="8.603cm" svg:x2="17.655cm" svg:y2="8.603cm">
          <text:p/>
        </draw:line>
        <draw:line draw:style-name="gr97" draw:layer="layout" svg:x1="17.579cm" svg:y1="8.351cm" svg:x2="17.579cm" svg:y2="8.198cm">
          <text:p/>
        </draw:line>
        <draw:line draw:style-name="gr97" draw:layer="layout" svg:x1="17.502cm" svg:y1="8.274cm" svg:x2="17.655cm" svg:y2="8.274cm">
          <text:p/>
        </draw:line>
        <draw:line draw:style-name="gr97" draw:layer="layout" svg:x1="17.579cm" svg:y1="8.329cm" svg:x2="17.579cm" svg:y2="8.176cm">
          <text:p/>
        </draw:line>
        <draw:line draw:style-name="gr97" draw:layer="layout" svg:x1="17.502cm" svg:y1="8.252cm" svg:x2="17.655cm" svg:y2="8.252cm">
          <text:p/>
        </draw:line>
        <draw:line draw:style-name="gr97" draw:layer="layout" svg:x1="17.579cm" svg:y1="8.064cm" svg:x2="17.579cm" svg:y2="7.911cm">
          <text:p/>
        </draw:line>
        <draw:line draw:style-name="gr97" draw:layer="layout" svg:x1="17.502cm" svg:y1="7.987cm" svg:x2="17.655cm" svg:y2="7.987cm">
          <text:p/>
        </draw:line>
        <draw:line draw:style-name="gr97" draw:layer="layout" svg:x1="17.579cm" svg:y1="7.095cm" svg:x2="17.579cm" svg:y2="6.942cm">
          <text:p/>
        </draw:line>
        <draw:line draw:style-name="gr97" draw:layer="layout" svg:x1="17.502cm" svg:y1="7.019cm" svg:x2="17.655cm" svg:y2="7.019cm">
          <text:p/>
        </draw:line>
        <draw:line draw:style-name="gr97" draw:layer="layout" svg:x1="17.579cm" svg:y1="7.049cm" svg:x2="17.579cm" svg:y2="6.896cm">
          <text:p/>
        </draw:line>
        <draw:line draw:style-name="gr97" draw:layer="layout" svg:x1="17.502cm" svg:y1="6.972cm" svg:x2="17.655cm" svg:y2="6.972cm">
          <text:p/>
        </draw:line>
        <draw:line draw:style-name="gr97" draw:layer="layout" svg:x1="17.579cm" svg:y1="6.939cm" svg:x2="17.579cm" svg:y2="6.786cm">
          <text:p/>
        </draw:line>
        <draw:line draw:style-name="gr97" draw:layer="layout" svg:x1="17.502cm" svg:y1="6.863cm" svg:x2="17.655cm" svg:y2="6.863cm">
          <text:p/>
        </draw:line>
        <draw:line draw:style-name="gr97" draw:layer="layout" svg:x1="17.579cm" svg:y1="6.852cm" svg:x2="17.579cm" svg:y2="6.699cm">
          <text:p/>
        </draw:line>
        <draw:line draw:style-name="gr97" draw:layer="layout" svg:x1="17.502cm" svg:y1="6.775cm" svg:x2="17.655cm" svg:y2="6.775cm">
          <text:p/>
        </draw:line>
        <draw:line draw:style-name="gr97" draw:layer="layout" svg:x1="17.579cm" svg:y1="6.742cm" svg:x2="17.579cm" svg:y2="6.589cm">
          <text:p/>
        </draw:line>
        <draw:line draw:style-name="gr97" draw:layer="layout" svg:x1="17.502cm" svg:y1="6.666cm" svg:x2="17.655cm" svg:y2="6.666cm">
          <text:p/>
        </draw:line>
        <draw:line draw:style-name="gr97" draw:layer="layout" svg:x1="17.579cm" svg:y1="6.608cm" svg:x2="17.579cm" svg:y2="6.455cm">
          <text:p/>
        </draw:line>
        <draw:line draw:style-name="gr97" draw:layer="layout" svg:x1="17.502cm" svg:y1="6.532cm" svg:x2="17.655cm" svg:y2="6.532cm">
          <text:p/>
        </draw:line>
        <draw:line draw:style-name="gr97" draw:layer="layout" svg:x1="17.579cm" svg:y1="6.587cm" svg:x2="17.579cm" svg:y2="6.433cm">
          <text:p/>
        </draw:line>
        <draw:line draw:style-name="gr97" draw:layer="layout" svg:x1="17.502cm" svg:y1="6.51cm" svg:x2="17.655cm" svg:y2="6.51cm">
          <text:p/>
        </draw:line>
        <draw:line draw:style-name="gr97" draw:layer="layout" svg:x1="17.579cm" svg:y1="6.389cm" svg:x2="17.579cm" svg:y2="6.236cm">
          <text:p/>
        </draw:line>
        <draw:line draw:style-name="gr97" draw:layer="layout" svg:x1="17.502cm" svg:y1="6.313cm" svg:x2="17.655cm" svg:y2="6.313cm">
          <text:p/>
        </draw:line>
        <draw:line draw:style-name="gr97" draw:layer="layout" svg:x1="17.579cm" svg:y1="6.234cm" svg:x2="17.579cm" svg:y2="6.08cm">
          <text:p/>
        </draw:line>
        <draw:line draw:style-name="gr97" draw:layer="layout" svg:x1="17.502cm" svg:y1="6.157cm" svg:x2="17.655cm" svg:y2="6.157cm">
          <text:p/>
        </draw:line>
        <draw:line draw:style-name="gr97" draw:layer="layout" svg:x1="17.579cm" svg:y1="4.978cm" svg:x2="17.579cm" svg:y2="4.825cm">
          <text:p/>
        </draw:line>
        <draw:line draw:style-name="gr97" draw:layer="layout" svg:x1="17.502cm" svg:y1="4.901cm" svg:x2="17.655cm" svg:y2="4.901cm">
          <text:p/>
        </draw:line>
        <draw:line draw:style-name="gr97" draw:layer="layout" svg:x1="17.579cm" svg:y1="4.693cm" svg:x2="17.579cm" svg:y2="4.54cm">
          <text:p/>
        </draw:line>
        <draw:line draw:style-name="gr97" draw:layer="layout" svg:x1="17.502cm" svg:y1="4.616cm" svg:x2="17.655cm" svg:y2="4.616cm">
          <text:p/>
        </draw:line>
        <draw:line draw:style-name="gr97" draw:layer="layout" svg:x1="17.579cm" svg:y1="4.671cm" svg:x2="17.579cm" svg:y2="4.518cm">
          <text:p/>
        </draw:line>
        <draw:line draw:style-name="gr97" draw:layer="layout" svg:x1="17.502cm" svg:y1="4.595cm" svg:x2="17.655cm" svg:y2="4.595cm">
          <text:p/>
        </draw:line>
        <draw:line draw:style-name="gr97" draw:layer="layout" svg:x1="17.579cm" svg:y1="4.603cm" svg:x2="17.579cm" svg:y2="4.45cm">
          <text:p/>
        </draw:line>
        <draw:line draw:style-name="gr97" draw:layer="layout" svg:x1="17.502cm" svg:y1="4.526cm" svg:x2="17.655cm" svg:y2="4.526cm">
          <text:p/>
        </draw:line>
        <draw:line draw:style-name="gr97" draw:layer="layout" svg:x1="17.579cm" svg:y1="4.362cm" svg:x2="17.579cm" svg:y2="4.209cm">
          <text:p/>
        </draw:line>
        <draw:line draw:style-name="gr97" draw:layer="layout" svg:x1="17.502cm" svg:y1="4.285cm" svg:x2="17.655cm" svg:y2="4.285cm">
          <text:p/>
        </draw:line>
        <draw:line draw:style-name="gr97" draw:layer="layout" svg:x1="17.579cm" svg:y1="4.318cm" svg:x2="17.579cm" svg:y2="4.165cm">
          <text:p/>
        </draw:line>
        <draw:line draw:style-name="gr97" draw:layer="layout" svg:x1="17.502cm" svg:y1="4.242cm" svg:x2="17.655cm" svg:y2="4.242cm">
          <text:p/>
        </draw:line>
        <draw:line draw:style-name="gr97" draw:layer="layout" svg:x1="17.579cm" svg:y1="4.009cm" svg:x2="17.579cm" svg:y2="3.856cm">
          <text:p/>
        </draw:line>
        <draw:line draw:style-name="gr97" draw:layer="layout" svg:x1="17.502cm" svg:y1="3.933cm" svg:x2="17.655cm" svg:y2="3.933cm">
          <text:p/>
        </draw:line>
        <draw:line draw:style-name="gr97" draw:layer="layout" svg:x1="17.579cm" svg:y1="3.878cm" svg:x2="17.579cm" svg:y2="3.724cm">
          <text:p/>
        </draw:line>
        <draw:line draw:style-name="gr97" draw:layer="layout" svg:x1="17.502cm" svg:y1="3.801cm" svg:x2="17.655cm" svg:y2="3.801cm">
          <text:p/>
        </draw:line>
        <draw:line draw:style-name="gr97" draw:layer="layout" svg:x1="17.579cm" svg:y1="3.569cm" svg:x2="17.579cm" svg:y2="3.415cm">
          <text:p/>
        </draw:line>
        <draw:line draw:style-name="gr97" draw:layer="layout" svg:x1="17.502cm" svg:y1="3.492cm" svg:x2="17.655cm" svg:y2="3.492cm">
          <text:p/>
        </draw:line>
        <draw:line draw:style-name="gr97" draw:layer="layout" svg:x1="17.61cm" svg:y1="13.352cm" svg:x2="17.61cm" svg:y2="13.199cm">
          <text:p/>
        </draw:line>
        <draw:line draw:style-name="gr97" draw:layer="layout" svg:x1="17.534cm" svg:y1="13.276cm" svg:x2="17.687cm" svg:y2="13.276cm">
          <text:p/>
        </draw:line>
        <draw:line draw:style-name="gr97" draw:layer="layout" svg:x1="17.61cm" svg:y1="13.087cm" svg:x2="17.61cm" svg:y2="12.934cm">
          <text:p/>
        </draw:line>
        <draw:line draw:style-name="gr97" draw:layer="layout" svg:x1="17.534cm" svg:y1="13.01cm" svg:x2="17.687cm" svg:y2="13.01cm">
          <text:p/>
        </draw:line>
        <draw:line draw:style-name="gr97" draw:layer="layout" svg:x1="17.61cm" svg:y1="12.89cm" svg:x2="17.61cm" svg:y2="12.737cm">
          <text:p/>
        </draw:line>
        <draw:line draw:style-name="gr97" draw:layer="layout" svg:x1="17.534cm" svg:y1="12.813cm" svg:x2="17.687cm" svg:y2="12.813cm">
          <text:p/>
        </draw:line>
        <draw:line draw:style-name="gr97" draw:layer="layout" svg:x1="17.61cm" svg:y1="12.25cm" svg:x2="17.61cm" svg:y2="12.097cm">
          <text:p/>
        </draw:line>
        <draw:line draw:style-name="gr97" draw:layer="layout" svg:x1="17.534cm" svg:y1="12.173cm" svg:x2="17.687cm" svg:y2="12.173cm">
          <text:p/>
        </draw:line>
        <draw:line draw:style-name="gr97" draw:layer="layout" svg:x1="17.61cm" svg:y1="12.009cm" svg:x2="17.61cm" svg:y2="11.856cm">
          <text:p/>
        </draw:line>
        <draw:line draw:style-name="gr97" draw:layer="layout" svg:x1="17.534cm" svg:y1="11.932cm" svg:x2="17.687cm" svg:y2="11.932cm">
          <text:p/>
        </draw:line>
        <draw:line draw:style-name="gr97" draw:layer="layout" svg:x1="17.61cm" svg:y1="11.919cm" svg:x2="17.61cm" svg:y2="11.766cm">
          <text:p/>
        </draw:line>
        <draw:line draw:style-name="gr97" draw:layer="layout" svg:x1="17.534cm" svg:y1="11.842cm" svg:x2="17.687cm" svg:y2="11.842cm">
          <text:p/>
        </draw:line>
        <draw:line draw:style-name="gr97" draw:layer="layout" svg:x1="17.61cm" svg:y1="11.809cm" svg:x2="17.61cm" svg:y2="11.656cm">
          <text:p/>
        </draw:line>
        <draw:line draw:style-name="gr97" draw:layer="layout" svg:x1="17.534cm" svg:y1="11.733cm" svg:x2="17.687cm" svg:y2="11.733cm">
          <text:p/>
        </draw:line>
        <draw:line draw:style-name="gr97" draw:layer="layout" svg:x1="17.61cm" svg:y1="11.457cm" svg:x2="17.61cm" svg:y2="11.303cm">
          <text:p/>
        </draw:line>
        <draw:line draw:style-name="gr97" draw:layer="layout" svg:x1="17.534cm" svg:y1="11.38cm" svg:x2="17.687cm" svg:y2="11.38cm">
          <text:p/>
        </draw:line>
        <draw:line draw:style-name="gr97" draw:layer="layout" svg:x1="17.61cm" svg:y1="11.413cm" svg:x2="17.61cm" svg:y2="11.259cm">
          <text:p/>
        </draw:line>
        <draw:line draw:style-name="gr97" draw:layer="layout" svg:x1="17.534cm" svg:y1="11.336cm" svg:x2="17.687cm" svg:y2="11.336cm">
          <text:p/>
        </draw:line>
        <draw:line draw:style-name="gr97" draw:layer="layout" svg:x1="17.61cm" svg:y1="11.303cm" svg:x2="17.61cm" svg:y2="11.15cm">
          <text:p/>
        </draw:line>
        <draw:line draw:style-name="gr97" draw:layer="layout" svg:x1="17.534cm" svg:y1="11.227cm" svg:x2="17.687cm" svg:y2="11.227cm">
          <text:p/>
        </draw:line>
        <draw:line draw:style-name="gr97" draw:layer="layout" svg:x1="17.61cm" svg:y1="11.194cm" svg:x2="17.61cm" svg:y2="11.04cm">
          <text:p/>
        </draw:line>
        <draw:line draw:style-name="gr97" draw:layer="layout" svg:x1="17.534cm" svg:y1="11.117cm" svg:x2="17.687cm" svg:y2="11.117cm">
          <text:p/>
        </draw:line>
        <draw:line draw:style-name="gr97" draw:layer="layout" svg:x1="17.61cm" svg:y1="10.597cm" svg:x2="17.61cm" svg:y2="10.444cm">
          <text:p/>
        </draw:line>
        <draw:line draw:style-name="gr97" draw:layer="layout" svg:x1="17.534cm" svg:y1="10.521cm" svg:x2="17.687cm" svg:y2="10.521cm">
          <text:p/>
        </draw:line>
        <draw:line draw:style-name="gr97" draw:layer="layout" svg:x1="17.61cm" svg:y1="10.444cm" svg:x2="17.61cm" svg:y2="10.291cm">
          <text:p/>
        </draw:line>
        <draw:line draw:style-name="gr97" draw:layer="layout" svg:x1="17.534cm" svg:y1="10.367cm" svg:x2="17.687cm" svg:y2="10.367cm">
          <text:p/>
        </draw:line>
        <draw:line draw:style-name="gr97" draw:layer="layout" svg:x1="17.61cm" svg:y1="10.4cm" svg:x2="17.61cm" svg:y2="10.247cm">
          <text:p/>
        </draw:line>
        <draw:line draw:style-name="gr97" draw:layer="layout" svg:x1="17.534cm" svg:y1="10.324cm" svg:x2="17.687cm" svg:y2="10.324cm">
          <text:p/>
        </draw:line>
        <draw:line draw:style-name="gr97" draw:layer="layout" svg:x1="17.61cm" svg:y1="10.091cm" svg:x2="17.61cm" svg:y2="9.938cm">
          <text:p/>
        </draw:line>
        <draw:line draw:style-name="gr97" draw:layer="layout" svg:x1="17.534cm" svg:y1="10.015cm" svg:x2="17.687cm" svg:y2="10.015cm">
          <text:p/>
        </draw:line>
        <draw:line draw:style-name="gr97" draw:layer="layout" svg:x1="17.61cm" svg:y1="9.804cm" svg:x2="17.61cm" svg:y2="9.651cm">
          <text:p/>
        </draw:line>
        <draw:line draw:style-name="gr97" draw:layer="layout" svg:x1="17.534cm" svg:y1="9.727cm" svg:x2="17.687cm" svg:y2="9.727cm">
          <text:p/>
        </draw:line>
        <draw:line draw:style-name="gr97" draw:layer="layout" svg:x1="17.61cm" svg:y1="9.054cm" svg:x2="17.61cm" svg:y2="8.901cm">
          <text:p/>
        </draw:line>
        <draw:line draw:style-name="gr97" draw:layer="layout" svg:x1="17.534cm" svg:y1="8.978cm" svg:x2="17.687cm" svg:y2="8.978cm">
          <text:p/>
        </draw:line>
        <draw:line draw:style-name="gr97" draw:layer="layout" svg:x1="17.61cm" svg:y1="8.813cm" svg:x2="17.61cm" svg:y2="8.66cm">
          <text:p/>
        </draw:line>
        <draw:line draw:style-name="gr97" draw:layer="layout" svg:x1="17.534cm" svg:y1="8.737cm" svg:x2="17.687cm" svg:y2="8.737cm">
          <text:p/>
        </draw:line>
        <draw:line draw:style-name="gr97" draw:layer="layout" svg:x1="17.61cm" svg:y1="8.68cm" svg:x2="17.61cm" svg:y2="8.526cm">
          <text:p/>
        </draw:line>
        <draw:line draw:style-name="gr97" draw:layer="layout" svg:x1="17.534cm" svg:y1="8.603cm" svg:x2="17.687cm" svg:y2="8.603cm">
          <text:p/>
        </draw:line>
        <draw:line draw:style-name="gr97" draw:layer="layout" svg:x1="17.61cm" svg:y1="8.57cm" svg:x2="17.61cm" svg:y2="8.417cm">
          <text:p/>
        </draw:line>
        <draw:line draw:style-name="gr97" draw:layer="layout" svg:x1="17.534cm" svg:y1="8.493cm" svg:x2="17.687cm" svg:y2="8.493cm">
          <text:p/>
        </draw:line>
        <draw:line draw:style-name="gr97" draw:layer="layout" svg:x1="17.61cm" svg:y1="8.329cm" svg:x2="17.61cm" svg:y2="8.176cm">
          <text:p/>
        </draw:line>
        <draw:line draw:style-name="gr97" draw:layer="layout" svg:x1="17.534cm" svg:y1="8.252cm" svg:x2="17.687cm" svg:y2="8.252cm">
          <text:p/>
        </draw:line>
        <draw:line draw:style-name="gr97" draw:layer="layout" svg:x1="17.61cm" svg:y1="8.305cm" svg:x2="17.61cm" svg:y2="8.151cm">
          <text:p/>
        </draw:line>
        <draw:line draw:style-name="gr97" draw:layer="layout" svg:x1="17.534cm" svg:y1="8.228cm" svg:x2="17.687cm" svg:y2="8.228cm">
          <text:p/>
        </draw:line>
        <draw:line draw:style-name="gr97" draw:layer="layout" svg:x1="17.61cm" svg:y1="8.239cm" svg:x2="17.61cm" svg:y2="8.086cm">
          <text:p/>
        </draw:line>
        <draw:line draw:style-name="gr97" draw:layer="layout" svg:x1="17.534cm" svg:y1="8.162cm" svg:x2="17.687cm" svg:y2="8.162cm">
          <text:p/>
        </draw:line>
        <draw:line draw:style-name="gr97" draw:layer="layout" svg:x1="17.61cm" svg:y1="8.151cm" svg:x2="17.61cm" svg:y2="7.998cm">
          <text:p/>
        </draw:line>
        <draw:line draw:style-name="gr97" draw:layer="layout" svg:x1="17.534cm" svg:y1="8.075cm" svg:x2="17.687cm" svg:y2="8.075cm">
          <text:p/>
        </draw:line>
        <draw:line draw:style-name="gr97" draw:layer="layout" svg:x1="17.61cm" svg:y1="7.82cm" svg:x2="17.61cm" svg:y2="7.667cm">
          <text:p/>
        </draw:line>
        <draw:line draw:style-name="gr97" draw:layer="layout" svg:x1="17.534cm" svg:y1="7.744cm" svg:x2="17.687cm" svg:y2="7.744cm">
          <text:p/>
        </draw:line>
        <draw:line draw:style-name="gr97" draw:layer="layout" svg:x1="17.61cm" svg:y1="7.558cm" svg:x2="17.61cm" svg:y2="7.404cm">
          <text:p/>
        </draw:line>
        <draw:line draw:style-name="gr97" draw:layer="layout" svg:x1="17.534cm" svg:y1="7.481cm" svg:x2="17.687cm" svg:y2="7.481cm">
          <text:p/>
        </draw:line>
        <draw:line draw:style-name="gr97" draw:layer="layout" svg:x1="17.61cm" svg:y1="7.117cm" svg:x2="17.61cm" svg:y2="6.964cm">
          <text:p/>
        </draw:line>
        <draw:line draw:style-name="gr97" draw:layer="layout" svg:x1="17.534cm" svg:y1="7.04cm" svg:x2="17.687cm" svg:y2="7.04cm">
          <text:p/>
        </draw:line>
        <draw:line draw:style-name="gr97" draw:layer="layout" svg:x1="17.61cm" svg:y1="6.852cm" svg:x2="17.61cm" svg:y2="6.699cm">
          <text:p/>
        </draw:line>
        <draw:line draw:style-name="gr97" draw:layer="layout" svg:x1="17.534cm" svg:y1="6.775cm" svg:x2="17.687cm" svg:y2="6.775cm">
          <text:p/>
        </draw:line>
        <draw:line draw:style-name="gr97" draw:layer="layout" svg:x1="17.61cm" svg:y1="6.608cm" svg:x2="17.61cm" svg:y2="6.455cm">
          <text:p/>
        </draw:line>
        <draw:line draw:style-name="gr97" draw:layer="layout" svg:x1="17.534cm" svg:y1="6.532cm" svg:x2="17.687cm" svg:y2="6.532cm">
          <text:p/>
        </draw:line>
        <draw:line draw:style-name="gr97" draw:layer="layout" svg:x1="17.61cm" svg:y1="5.949cm" svg:x2="17.61cm" svg:y2="5.796cm">
          <text:p/>
        </draw:line>
        <draw:line draw:style-name="gr97" draw:layer="layout" svg:x1="17.534cm" svg:y1="5.872cm" svg:x2="17.687cm" svg:y2="5.872cm">
          <text:p/>
        </draw:line>
        <draw:line draw:style-name="gr97" draw:layer="layout" svg:x1="17.61cm" svg:y1="5.771cm" svg:x2="17.61cm" svg:y2="5.618cm">
          <text:p/>
        </draw:line>
        <draw:line draw:style-name="gr97" draw:layer="layout" svg:x1="17.534cm" svg:y1="5.695cm" svg:x2="17.687cm" svg:y2="5.695cm">
          <text:p/>
        </draw:line>
        <draw:line draw:style-name="gr97" draw:layer="layout" svg:x1="17.61cm" svg:y1="5.309cm" svg:x2="17.61cm" svg:y2="5.156cm">
          <text:p/>
        </draw:line>
        <draw:line draw:style-name="gr97" draw:layer="layout" svg:x1="17.534cm" svg:y1="5.232cm" svg:x2="17.687cm" svg:y2="5.232cm">
          <text:p/>
        </draw:line>
        <draw:line draw:style-name="gr97" draw:layer="layout" svg:x1="17.61cm" svg:y1="4.406cm" svg:x2="17.61cm" svg:y2="4.253cm">
          <text:p/>
        </draw:line>
        <draw:line draw:style-name="gr97" draw:layer="layout" svg:x1="17.534cm" svg:y1="4.329cm" svg:x2="17.687cm" svg:y2="4.329cm">
          <text:p/>
        </draw:line>
        <draw:line draw:style-name="gr97" draw:layer="layout" svg:x1="17.61cm" svg:y1="4.075cm" svg:x2="17.61cm" svg:y2="3.922cm">
          <text:p/>
        </draw:line>
        <draw:line draw:style-name="gr97" draw:layer="layout" svg:x1="17.534cm" svg:y1="3.998cm" svg:x2="17.687cm" svg:y2="3.998cm">
          <text:p/>
        </draw:line>
        <draw:line draw:style-name="gr97" draw:layer="layout" svg:x1="17.61cm" svg:y1="3.922cm" svg:x2="17.61cm" svg:y2="3.768cm">
          <text:p/>
        </draw:line>
        <draw:line draw:style-name="gr97" draw:layer="layout" svg:x1="17.534cm" svg:y1="3.845cm" svg:x2="17.687cm" svg:y2="3.845cm">
          <text:p/>
        </draw:line>
        <draw:line draw:style-name="gr97" draw:layer="layout" svg:x1="17.61cm" svg:y1="3.722cm" svg:x2="17.61cm" svg:y2="3.569cm">
          <text:p/>
        </draw:line>
        <draw:line draw:style-name="gr97" draw:layer="layout" svg:x1="17.534cm" svg:y1="3.645cm" svg:x2="17.687cm" svg:y2="3.645cm">
          <text:p/>
        </draw:line>
        <draw:line draw:style-name="gr97" draw:layer="layout" svg:x1="17.61cm" svg:y1="3.459cm" svg:x2="17.61cm" svg:y2="3.306cm">
          <text:p/>
        </draw:line>
        <draw:line draw:style-name="gr97" draw:layer="layout" svg:x1="17.534cm" svg:y1="3.383cm" svg:x2="17.687cm" svg:y2="3.383cm">
          <text:p/>
        </draw:line>
        <draw:line draw:style-name="gr97" draw:layer="layout" svg:x1="17.61cm" svg:y1="3.194cm" svg:x2="17.61cm" svg:y2="3.041cm">
          <text:p/>
        </draw:line>
        <draw:line draw:style-name="gr97" draw:layer="layout" svg:x1="17.534cm" svg:y1="3.117cm" svg:x2="17.687cm" svg:y2="3.117cm">
          <text:p/>
        </draw:line>
        <draw:line draw:style-name="gr97" draw:layer="layout" svg:x1="17.639cm" svg:y1="12.734cm" svg:x2="17.639cm" svg:y2="12.581cm">
          <text:p/>
        </draw:line>
        <draw:line draw:style-name="gr97" draw:layer="layout" svg:x1="17.563cm" svg:y1="12.658cm" svg:x2="17.716cm" svg:y2="12.658cm">
          <text:p/>
        </draw:line>
        <draw:line draw:style-name="gr97" draw:layer="layout" svg:x1="17.639cm" svg:y1="12.581cm" svg:x2="17.639cm" svg:y2="12.428cm">
          <text:p/>
        </draw:line>
        <draw:line draw:style-name="gr97" draw:layer="layout" svg:x1="17.563cm" svg:y1="12.504cm" svg:x2="17.716cm" svg:y2="12.504cm">
          <text:p/>
        </draw:line>
        <draw:line draw:style-name="gr97" draw:layer="layout" svg:x1="17.639cm" svg:y1="12.406cm" svg:x2="17.639cm" svg:y2="12.252cm">
          <text:p/>
        </draw:line>
        <draw:line draw:style-name="gr97" draw:layer="layout" svg:x1="17.563cm" svg:y1="12.329cm" svg:x2="17.716cm" svg:y2="12.329cm">
          <text:p/>
        </draw:line>
        <draw:line draw:style-name="gr97" draw:layer="layout" svg:x1="17.639cm" svg:y1="12.053cm" svg:x2="17.639cm" svg:y2="11.899cm">
          <text:p/>
        </draw:line>
        <draw:line draw:style-name="gr97" draw:layer="layout" svg:x1="17.563cm" svg:y1="11.976cm" svg:x2="17.716cm" svg:y2="11.976cm">
          <text:p/>
        </draw:line>
        <draw:line draw:style-name="gr97" draw:layer="layout" svg:x1="17.639cm" svg:y1="11.853cm" svg:x2="17.639cm" svg:y2="11.7cm">
          <text:p/>
        </draw:line>
        <draw:line draw:style-name="gr97" draw:layer="layout" svg:x1="17.563cm" svg:y1="11.777cm" svg:x2="17.716cm" svg:y2="11.777cm">
          <text:p/>
        </draw:line>
        <draw:line draw:style-name="gr97" draw:layer="layout" svg:x1="17.639cm" svg:y1="11.413cm" svg:x2="17.639cm" svg:y2="11.259cm">
          <text:p/>
        </draw:line>
        <draw:line draw:style-name="gr97" draw:layer="layout" svg:x1="17.563cm" svg:y1="11.336cm" svg:x2="17.716cm" svg:y2="11.336cm">
          <text:p/>
        </draw:line>
        <draw:line draw:style-name="gr97" draw:layer="layout" svg:x1="17.639cm" svg:y1="11.347cm" svg:x2="17.639cm" svg:y2="11.194cm">
          <text:p/>
        </draw:line>
        <draw:line draw:style-name="gr97" draw:layer="layout" svg:x1="17.563cm" svg:y1="11.27cm" svg:x2="17.716cm" svg:y2="11.27cm">
          <text:p/>
        </draw:line>
        <draw:line draw:style-name="gr97" draw:layer="layout" svg:x1="17.639cm" svg:y1="11.303cm" svg:x2="17.639cm" svg:y2="11.15cm">
          <text:p/>
        </draw:line>
        <draw:line draw:style-name="gr97" draw:layer="layout" svg:x1="17.563cm" svg:y1="11.227cm" svg:x2="17.716cm" svg:y2="11.227cm">
          <text:p/>
        </draw:line>
        <draw:line draw:style-name="gr97" draw:layer="layout" svg:x1="17.639cm" svg:y1="10.972cm" svg:x2="17.639cm" svg:y2="10.819cm">
          <text:p/>
        </draw:line>
        <draw:line draw:style-name="gr97" draw:layer="layout" svg:x1="17.563cm" svg:y1="10.896cm" svg:x2="17.716cm" svg:y2="10.896cm">
          <text:p/>
        </draw:line>
        <draw:line draw:style-name="gr97" draw:layer="layout" svg:x1="17.639cm" svg:y1="10.775cm" svg:x2="17.639cm" svg:y2="10.622cm">
          <text:p/>
        </draw:line>
        <draw:line draw:style-name="gr97" draw:layer="layout" svg:x1="17.563cm" svg:y1="10.698cm" svg:x2="17.716cm" svg:y2="10.698cm">
          <text:p/>
        </draw:line>
        <draw:line draw:style-name="gr97" draw:layer="layout" svg:x1="17.639cm" svg:y1="10.685cm" svg:x2="17.639cm" svg:y2="10.532cm">
          <text:p/>
        </draw:line>
        <draw:line draw:style-name="gr97" draw:layer="layout" svg:x1="17.563cm" svg:y1="10.608cm" svg:x2="17.716cm" svg:y2="10.608cm">
          <text:p/>
        </draw:line>
        <draw:line draw:style-name="gr97" draw:layer="layout" svg:x1="17.639cm" svg:y1="10.663cm" svg:x2="17.639cm" svg:y2="10.51cm">
          <text:p/>
        </draw:line>
        <draw:line draw:style-name="gr97" draw:layer="layout" svg:x1="17.563cm" svg:y1="10.586cm" svg:x2="17.716cm" svg:y2="10.586cm">
          <text:p/>
        </draw:line>
        <draw:line draw:style-name="gr97" draw:layer="layout" svg:x1="17.639cm" svg:y1="10.157cm" svg:x2="17.639cm" svg:y2="10.004cm">
          <text:p/>
        </draw:line>
        <draw:line draw:style-name="gr97" draw:layer="layout" svg:x1="17.563cm" svg:y1="10.08cm" svg:x2="17.716cm" svg:y2="10.08cm">
          <text:p/>
        </draw:line>
        <draw:line draw:style-name="gr97" draw:layer="layout" svg:x1="17.639cm" svg:y1="10.113cm" svg:x2="17.639cm" svg:y2="9.96cm">
          <text:p/>
        </draw:line>
        <draw:line draw:style-name="gr97" draw:layer="layout" svg:x1="17.563cm" svg:y1="10.036cm" svg:x2="17.716cm" svg:y2="10.036cm">
          <text:p/>
        </draw:line>
        <draw:line draw:style-name="gr97" draw:layer="layout" svg:x1="17.639cm" svg:y1="9.96cm" svg:x2="17.639cm" svg:y2="9.806cm">
          <text:p/>
        </draw:line>
        <draw:line draw:style-name="gr97" draw:layer="layout" svg:x1="17.563cm" svg:y1="9.883cm" svg:x2="17.716cm" svg:y2="9.883cm">
          <text:p/>
        </draw:line>
        <draw:line draw:style-name="gr97" draw:layer="layout" svg:x1="17.639cm" svg:y1="9.651cm" svg:x2="17.639cm" svg:y2="9.497cm">
          <text:p/>
        </draw:line>
        <draw:line draw:style-name="gr97" draw:layer="layout" svg:x1="17.563cm" svg:y1="9.574cm" svg:x2="17.716cm" svg:y2="9.574cm">
          <text:p/>
        </draw:line>
        <draw:line draw:style-name="gr97" draw:layer="layout" svg:x1="17.639cm" svg:y1="9.495cm" svg:x2="17.639cm" svg:y2="9.342cm">
          <text:p/>
        </draw:line>
        <draw:line draw:style-name="gr97" draw:layer="layout" svg:x1="17.563cm" svg:y1="9.418cm" svg:x2="17.716cm" svg:y2="9.418cm">
          <text:p/>
        </draw:line>
        <draw:line draw:style-name="gr97" draw:layer="layout" svg:x1="17.639cm" svg:y1="8.77cm" svg:x2="17.639cm" svg:y2="8.616cm">
          <text:p/>
        </draw:line>
        <draw:line draw:style-name="gr97" draw:layer="layout" svg:x1="17.563cm" svg:y1="8.693cm" svg:x2="17.716cm" svg:y2="8.693cm">
          <text:p/>
        </draw:line>
        <draw:line draw:style-name="gr97" draw:layer="layout" svg:x1="17.639cm" svg:y1="8.723cm" svg:x2="17.639cm" svg:y2="8.57cm">
          <text:p/>
        </draw:line>
        <draw:line draw:style-name="gr97" draw:layer="layout" svg:x1="17.563cm" svg:y1="8.647cm" svg:x2="17.716cm" svg:y2="8.647cm">
          <text:p/>
        </draw:line>
        <draw:line draw:style-name="gr97" draw:layer="layout" svg:x1="17.639cm" svg:y1="7.842cm" svg:x2="17.639cm" svg:y2="7.689cm">
          <text:p/>
        </draw:line>
        <draw:line draw:style-name="gr97" draw:layer="layout" svg:x1="17.563cm" svg:y1="7.766cm" svg:x2="17.716cm" svg:y2="7.766cm">
          <text:p/>
        </draw:line>
        <draw:line draw:style-name="gr97" draw:layer="layout" svg:x1="17.639cm" svg:y1="7.82cm" svg:x2="17.639cm" svg:y2="7.667cm">
          <text:p/>
        </draw:line>
        <draw:line draw:style-name="gr97" draw:layer="layout" svg:x1="17.563cm" svg:y1="7.744cm" svg:x2="17.716cm" svg:y2="7.744cm">
          <text:p/>
        </draw:line>
        <draw:line draw:style-name="gr97" draw:layer="layout" svg:x1="17.639cm" svg:y1="7.755cm" svg:x2="17.639cm" svg:y2="7.601cm">
          <text:p/>
        </draw:line>
        <draw:line draw:style-name="gr97" draw:layer="layout" svg:x1="17.563cm" svg:y1="7.678cm" svg:x2="17.716cm" svg:y2="7.678cm">
          <text:p/>
        </draw:line>
        <draw:line draw:style-name="gr97" draw:layer="layout" svg:x1="17.639cm" svg:y1="7.536cm" svg:x2="17.639cm" svg:y2="7.382cm">
          <text:p/>
        </draw:line>
        <draw:line draw:style-name="gr97" draw:layer="layout" svg:x1="17.563cm" svg:y1="7.459cm" svg:x2="17.716cm" svg:y2="7.459cm">
          <text:p/>
        </draw:line>
        <draw:line draw:style-name="gr97" draw:layer="layout" svg:x1="17.639cm" svg:y1="7.446cm" svg:x2="17.639cm" svg:y2="7.292cm">
          <text:p/>
        </draw:line>
        <draw:line draw:style-name="gr97" draw:layer="layout" svg:x1="17.563cm" svg:y1="7.369cm" svg:x2="17.716cm" svg:y2="7.369cm">
          <text:p/>
        </draw:line>
        <draw:line draw:style-name="gr97" draw:layer="layout" svg:x1="17.639cm" svg:y1="7.314cm" svg:x2="17.639cm" svg:y2="7.161cm">
          <text:p/>
        </draw:line>
        <draw:line draw:style-name="gr97" draw:layer="layout" svg:x1="17.563cm" svg:y1="7.238cm" svg:x2="17.716cm" svg:y2="7.238cm">
          <text:p/>
        </draw:line>
        <draw:line draw:style-name="gr97" draw:layer="layout" svg:x1="17.639cm" svg:y1="7.139cm" svg:x2="17.639cm" svg:y2="6.986cm">
          <text:p/>
        </draw:line>
        <draw:line draw:style-name="gr97" draw:layer="layout" svg:x1="17.563cm" svg:y1="7.062cm" svg:x2="17.716cm" svg:y2="7.062cm">
          <text:p/>
        </draw:line>
        <draw:line draw:style-name="gr97" draw:layer="layout" svg:x1="17.639cm" svg:y1="6.83cm" svg:x2="17.639cm" svg:y2="6.677cm">
          <text:p/>
        </draw:line>
        <draw:line draw:style-name="gr97" draw:layer="layout" svg:x1="17.563cm" svg:y1="6.753cm" svg:x2="17.716cm" svg:y2="6.753cm">
          <text:p/>
        </draw:line>
        <draw:line draw:style-name="gr97" draw:layer="layout" svg:x1="17.639cm" svg:y1="6.808cm" svg:x2="17.639cm" svg:y2="6.655cm">
          <text:p/>
        </draw:line>
        <draw:line draw:style-name="gr97" draw:layer="layout" svg:x1="17.563cm" svg:y1="6.731cm" svg:x2="17.716cm" svg:y2="6.731cm">
          <text:p/>
        </draw:line>
        <draw:line draw:style-name="gr97" draw:layer="layout" svg:x1="17.639cm" svg:y1="6.346cm" svg:x2="17.639cm" svg:y2="6.192cm">
          <text:p/>
        </draw:line>
        <draw:line draw:style-name="gr97" draw:layer="layout" svg:x1="17.563cm" svg:y1="6.269cm" svg:x2="17.716cm" svg:y2="6.269cm">
          <text:p/>
        </draw:line>
        <draw:line draw:style-name="gr97" draw:layer="layout" svg:x1="17.639cm" svg:y1="5.727cm" svg:x2="17.639cm" svg:y2="5.574cm">
          <text:p/>
        </draw:line>
        <draw:line draw:style-name="gr97" draw:layer="layout" svg:x1="17.563cm" svg:y1="5.651cm" svg:x2="17.716cm" svg:y2="5.651cm">
          <text:p/>
        </draw:line>
        <draw:line draw:style-name="gr97" draw:layer="layout" svg:x1="17.639cm" svg:y1="4.515cm" svg:x2="17.639cm" svg:y2="4.362cm">
          <text:p/>
        </draw:line>
        <draw:line draw:style-name="gr97" draw:layer="layout" svg:x1="17.563cm" svg:y1="4.439cm" svg:x2="17.716cm" svg:y2="4.439cm">
          <text:p/>
        </draw:line>
        <draw:line draw:style-name="gr97" draw:layer="layout" svg:x1="17.639cm" svg:y1="4.318cm" svg:x2="17.639cm" svg:y2="4.165cm">
          <text:p/>
        </draw:line>
        <draw:line draw:style-name="gr97" draw:layer="layout" svg:x1="17.563cm" svg:y1="4.242cm" svg:x2="17.716cm" svg:y2="4.242cm">
          <text:p/>
        </draw:line>
        <draw:line draw:style-name="gr97" draw:layer="layout" svg:x1="17.639cm" svg:y1="4.119cm" svg:x2="17.639cm" svg:y2="3.965cm">
          <text:p/>
        </draw:line>
        <draw:line draw:style-name="gr97" draw:layer="layout" svg:x1="17.563cm" svg:y1="4.042cm" svg:x2="17.716cm" svg:y2="4.042cm">
          <text:p/>
        </draw:line>
        <draw:line draw:style-name="gr97" draw:layer="layout" svg:x1="17.639cm" svg:y1="4.053cm" svg:x2="17.639cm" svg:y2="3.9cm">
          <text:p/>
        </draw:line>
        <draw:line draw:style-name="gr97" draw:layer="layout" svg:x1="17.563cm" svg:y1="3.976cm" svg:x2="17.716cm" svg:y2="3.976cm">
          <text:p/>
        </draw:line>
        <draw:line draw:style-name="gr97" draw:layer="layout" svg:x1="17.639cm" svg:y1="3.634cm" svg:x2="17.639cm" svg:y2="3.481cm">
          <text:p/>
        </draw:line>
        <draw:line draw:style-name="gr97" draw:layer="layout" svg:x1="17.563cm" svg:y1="3.558cm" svg:x2="17.716cm" svg:y2="3.558cm">
          <text:p/>
        </draw:line>
        <draw:line draw:style-name="gr97" draw:layer="layout" svg:x1="17.639cm" svg:y1="2.951cm" svg:x2="17.639cm" svg:y2="2.797cm">
          <text:p/>
        </draw:line>
        <draw:line draw:style-name="gr97" draw:layer="layout" svg:x1="17.563cm" svg:y1="2.874cm" svg:x2="17.716cm" svg:y2="2.874cm">
          <text:p/>
        </draw:line>
        <draw:line draw:style-name="gr97" draw:layer="layout" svg:x1="17.671cm" svg:y1="13.043cm" svg:x2="17.671cm" svg:y2="12.89cm">
          <text:p/>
        </draw:line>
        <draw:line draw:style-name="gr97" draw:layer="layout" svg:x1="17.594cm" svg:y1="12.967cm" svg:x2="17.748cm" svg:y2="12.967cm">
          <text:p/>
        </draw:line>
        <draw:line draw:style-name="gr97" draw:layer="layout" svg:x1="17.671cm" svg:y1="12.868cm" svg:x2="17.671cm" svg:y2="12.715cm">
          <text:p/>
        </draw:line>
        <draw:line draw:style-name="gr97" draw:layer="layout" svg:x1="17.594cm" svg:y1="12.791cm" svg:x2="17.748cm" svg:y2="12.791cm">
          <text:p/>
        </draw:line>
        <draw:line draw:style-name="gr97" draw:layer="layout" svg:x1="17.671cm" svg:y1="12.428cm" svg:x2="17.671cm" svg:y2="12.274cm">
          <text:p/>
        </draw:line>
        <draw:line draw:style-name="gr97" draw:layer="layout" svg:x1="17.594cm" svg:y1="12.351cm" svg:x2="17.748cm" svg:y2="12.351cm">
          <text:p/>
        </draw:line>
        <draw:line draw:style-name="gr97" draw:layer="layout" svg:x1="17.671cm" svg:y1="12.053cm" svg:x2="17.671cm" svg:y2="11.899cm">
          <text:p/>
        </draw:line>
        <draw:line draw:style-name="gr97" draw:layer="layout" svg:x1="17.594cm" svg:y1="11.976cm" svg:x2="17.748cm" svg:y2="11.976cm">
          <text:p/>
        </draw:line>
        <draw:line draw:style-name="gr97" draw:layer="layout" svg:x1="17.671cm" svg:y1="11.919cm" svg:x2="17.671cm" svg:y2="11.766cm">
          <text:p/>
        </draw:line>
        <draw:line draw:style-name="gr97" draw:layer="layout" svg:x1="17.594cm" svg:y1="11.842cm" svg:x2="17.748cm" svg:y2="11.842cm">
          <text:p/>
        </draw:line>
        <draw:line draw:style-name="gr97" draw:layer="layout" svg:x1="17.671cm" svg:y1="11.744cm" svg:x2="17.671cm" svg:y2="11.59cm">
          <text:p/>
        </draw:line>
        <draw:line draw:style-name="gr97" draw:layer="layout" svg:x1="17.594cm" svg:y1="11.667cm" svg:x2="17.748cm" svg:y2="11.667cm">
          <text:p/>
        </draw:line>
        <draw:line draw:style-name="gr97" draw:layer="layout" svg:x1="17.671cm" svg:y1="10.972cm" svg:x2="17.671cm" svg:y2="10.819cm">
          <text:p/>
        </draw:line>
        <draw:line draw:style-name="gr97" draw:layer="layout" svg:x1="17.594cm" svg:y1="10.896cm" svg:x2="17.748cm" svg:y2="10.896cm">
          <text:p/>
        </draw:line>
        <draw:line draw:style-name="gr97" draw:layer="layout" svg:x1="17.671cm" svg:y1="10.729cm" svg:x2="17.671cm" svg:y2="10.575cm">
          <text:p/>
        </draw:line>
        <draw:line draw:style-name="gr97" draw:layer="layout" svg:x1="17.594cm" svg:y1="10.652cm" svg:x2="17.748cm" svg:y2="10.652cm">
          <text:p/>
        </draw:line>
        <draw:line draw:style-name="gr97" draw:layer="layout" svg:x1="17.671cm" svg:y1="10.422cm" svg:x2="17.671cm" svg:y2="10.269cm">
          <text:p/>
        </draw:line>
        <draw:line draw:style-name="gr97" draw:layer="layout" svg:x1="17.594cm" svg:y1="10.346cm" svg:x2="17.748cm" svg:y2="10.346cm">
          <text:p/>
        </draw:line>
        <draw:line draw:style-name="gr97" draw:layer="layout" svg:x1="17.671cm" svg:y1="9.517cm" svg:x2="17.671cm" svg:y2="9.363cm">
          <text:p/>
        </draw:line>
        <draw:line draw:style-name="gr97" draw:layer="layout" svg:x1="17.594cm" svg:y1="9.44cm" svg:x2="17.748cm" svg:y2="9.44cm">
          <text:p/>
        </draw:line>
        <draw:line draw:style-name="gr97" draw:layer="layout" svg:x1="17.671cm" svg:y1="9.298cm" svg:x2="17.671cm" svg:y2="9.144cm">
          <text:p/>
        </draw:line>
        <draw:line draw:style-name="gr97" draw:layer="layout" svg:x1="17.594cm" svg:y1="9.221cm" svg:x2="17.748cm" svg:y2="9.221cm">
          <text:p/>
        </draw:line>
        <draw:line draw:style-name="gr97" draw:layer="layout" svg:x1="17.671cm" svg:y1="8.923cm" svg:x2="17.671cm" svg:y2="8.77cm">
          <text:p/>
        </draw:line>
        <draw:line draw:style-name="gr97" draw:layer="layout" svg:x1="17.594cm" svg:y1="8.846cm" svg:x2="17.748cm" svg:y2="8.846cm">
          <text:p/>
        </draw:line>
        <draw:line draw:style-name="gr97" draw:layer="layout" svg:x1="17.671cm" svg:y1="8.879cm" svg:x2="17.671cm" svg:y2="8.726cm">
          <text:p/>
        </draw:line>
        <draw:line draw:style-name="gr97" draw:layer="layout" svg:x1="17.594cm" svg:y1="8.803cm" svg:x2="17.748cm" svg:y2="8.803cm">
          <text:p/>
        </draw:line>
        <draw:line draw:style-name="gr97" draw:layer="layout" svg:x1="17.671cm" svg:y1="8.526cm" svg:x2="17.671cm" svg:y2="8.373cm">
          <text:p/>
        </draw:line>
        <draw:line draw:style-name="gr97" draw:layer="layout" svg:x1="17.594cm" svg:y1="8.45cm" svg:x2="17.748cm" svg:y2="8.45cm">
          <text:p/>
        </draw:line>
        <draw:line draw:style-name="gr97" draw:layer="layout" svg:x1="17.671cm" svg:y1="8.086cm" svg:x2="17.671cm" svg:y2="7.932cm">
          <text:p/>
        </draw:line>
        <draw:line draw:style-name="gr97" draw:layer="layout" svg:x1="17.594cm" svg:y1="8.009cm" svg:x2="17.748cm" svg:y2="8.009cm">
          <text:p/>
        </draw:line>
        <draw:line draw:style-name="gr97" draw:layer="layout" svg:x1="17.671cm" svg:y1="8.064cm" svg:x2="17.671cm" svg:y2="7.911cm">
          <text:p/>
        </draw:line>
        <draw:line draw:style-name="gr97" draw:layer="layout" svg:x1="17.594cm" svg:y1="7.987cm" svg:x2="17.748cm" svg:y2="7.987cm">
          <text:p/>
        </draw:line>
        <draw:line draw:style-name="gr97" draw:layer="layout" svg:x1="17.671cm" svg:y1="8.042cm" svg:x2="17.671cm" svg:y2="7.889cm">
          <text:p/>
        </draw:line>
        <draw:line draw:style-name="gr97" draw:layer="layout" svg:x1="17.594cm" svg:y1="7.965cm" svg:x2="17.748cm" svg:y2="7.965cm">
          <text:p/>
        </draw:line>
        <draw:line draw:style-name="gr97" draw:layer="layout" svg:x1="17.671cm" svg:y1="6.72cm" svg:x2="17.671cm" svg:y2="6.567cm">
          <text:p/>
        </draw:line>
        <draw:line draw:style-name="gr97" draw:layer="layout" svg:x1="17.594cm" svg:y1="6.644cm" svg:x2="17.748cm" svg:y2="6.644cm">
          <text:p/>
        </draw:line>
        <draw:line draw:style-name="gr97" draw:layer="layout" svg:x1="17.671cm" svg:y1="6.455cm" svg:x2="17.671cm" svg:y2="6.302cm">
          <text:p/>
        </draw:line>
        <draw:line draw:style-name="gr97" draw:layer="layout" svg:x1="17.594cm" svg:y1="6.378cm" svg:x2="17.748cm" svg:y2="6.378cm">
          <text:p/>
        </draw:line>
        <draw:line draw:style-name="gr97" draw:layer="layout" svg:x1="17.671cm" svg:y1="5.662cm" svg:x2="17.671cm" svg:y2="5.508cm">
          <text:p/>
        </draw:line>
        <draw:line draw:style-name="gr97" draw:layer="layout" svg:x1="17.594cm" svg:y1="5.585cm" svg:x2="17.748cm" svg:y2="5.585cm">
          <text:p/>
        </draw:line>
        <draw:line draw:style-name="gr97" draw:layer="layout" svg:x1="17.671cm" svg:y1="5.552cm" svg:x2="17.671cm" svg:y2="5.399cm">
          <text:p/>
        </draw:line>
        <draw:line draw:style-name="gr97" draw:layer="layout" svg:x1="17.594cm" svg:y1="5.476cm" svg:x2="17.748cm" svg:y2="5.476cm">
          <text:p/>
        </draw:line>
        <draw:line draw:style-name="gr97" draw:layer="layout" svg:x1="17.671cm" svg:y1="5.265cm" svg:x2="17.671cm" svg:y2="5.112cm">
          <text:p/>
        </draw:line>
        <draw:line draw:style-name="gr97" draw:layer="layout" svg:x1="17.594cm" svg:y1="5.188cm" svg:x2="17.748cm" svg:y2="5.188cm">
          <text:p/>
        </draw:line>
        <draw:line draw:style-name="gr97" draw:layer="layout" svg:x1="17.671cm" svg:y1="5.221cm" svg:x2="17.671cm" svg:y2="5.068cm">
          <text:p/>
        </draw:line>
        <draw:line draw:style-name="gr97" draw:layer="layout" svg:x1="17.594cm" svg:y1="5.145cm" svg:x2="17.748cm" svg:y2="5.145cm">
          <text:p/>
        </draw:line>
        <draw:line draw:style-name="gr97" draw:layer="layout" svg:x1="17.671cm" svg:y1="5cm" svg:x2="17.671cm" svg:y2="4.846cm">
          <text:p/>
        </draw:line>
        <draw:line draw:style-name="gr97" draw:layer="layout" svg:x1="17.594cm" svg:y1="4.923cm" svg:x2="17.748cm" svg:y2="4.923cm">
          <text:p/>
        </draw:line>
        <draw:line draw:style-name="gr97" draw:layer="layout" svg:x1="17.671cm" svg:y1="4.978cm" svg:x2="17.671cm" svg:y2="4.825cm">
          <text:p/>
        </draw:line>
        <draw:line draw:style-name="gr97" draw:layer="layout" svg:x1="17.594cm" svg:y1="4.901cm" svg:x2="17.748cm" svg:y2="4.901cm">
          <text:p/>
        </draw:line>
        <draw:line draw:style-name="gr97" draw:layer="layout" svg:x1="17.671cm" svg:y1="4.956cm" svg:x2="17.671cm" svg:y2="4.803cm">
          <text:p/>
        </draw:line>
        <draw:line draw:style-name="gr97" draw:layer="layout" svg:x1="17.594cm" svg:y1="4.879cm" svg:x2="17.748cm" svg:y2="4.879cm">
          <text:p/>
        </draw:line>
        <draw:line draw:style-name="gr97" draw:layer="layout" svg:x1="17.671cm" svg:y1="4.868cm" svg:x2="17.671cm" svg:y2="4.715cm">
          <text:p/>
        </draw:line>
        <draw:line draw:style-name="gr97" draw:layer="layout" svg:x1="17.594cm" svg:y1="4.792cm" svg:x2="17.748cm" svg:y2="4.792cm">
          <text:p/>
        </draw:line>
        <draw:line draw:style-name="gr97" draw:layer="layout" svg:x1="17.671cm" svg:y1="4.825cm" svg:x2="17.671cm" svg:y2="4.671cm">
          <text:p/>
        </draw:line>
        <draw:line draw:style-name="gr97" draw:layer="layout" svg:x1="17.594cm" svg:y1="4.748cm" svg:x2="17.748cm" svg:y2="4.748cm">
          <text:p/>
        </draw:line>
        <draw:line draw:style-name="gr97" draw:layer="layout" svg:x1="17.671cm" svg:y1="4.649cm" svg:x2="17.671cm" svg:y2="4.496cm">
          <text:p/>
        </draw:line>
        <draw:line draw:style-name="gr97" draw:layer="layout" svg:x1="17.594cm" svg:y1="4.573cm" svg:x2="17.748cm" svg:y2="4.573cm">
          <text:p/>
        </draw:line>
        <draw:line draw:style-name="gr97" draw:layer="layout" svg:x1="17.671cm" svg:y1="4.472cm" svg:x2="17.671cm" svg:y2="4.318cm">
          <text:p/>
        </draw:line>
        <draw:line draw:style-name="gr97" draw:layer="layout" svg:x1="17.594cm" svg:y1="4.395cm" svg:x2="17.748cm" svg:y2="4.395cm">
          <text:p/>
        </draw:line>
        <draw:line draw:style-name="gr97" draw:layer="layout" svg:x1="17.671cm" svg:y1="4.384cm" svg:x2="17.671cm" svg:y2="4.231cm">
          <text:p/>
        </draw:line>
        <draw:line draw:style-name="gr97" draw:layer="layout" svg:x1="17.594cm" svg:y1="4.307cm" svg:x2="17.748cm" svg:y2="4.307cm">
          <text:p/>
        </draw:line>
        <draw:line draw:style-name="gr97" draw:layer="layout" svg:x1="17.671cm" svg:y1="4.362cm" svg:x2="17.671cm" svg:y2="4.209cm">
          <text:p/>
        </draw:line>
        <draw:line draw:style-name="gr97" draw:layer="layout" svg:x1="17.594cm" svg:y1="4.285cm" svg:x2="17.748cm" svg:y2="4.285cm">
          <text:p/>
        </draw:line>
        <draw:line draw:style-name="gr97" draw:layer="layout" svg:x1="17.671cm" svg:y1="3.766cm" svg:x2="17.671cm" svg:y2="3.613cm">
          <text:p/>
        </draw:line>
        <draw:line draw:style-name="gr97" draw:layer="layout" svg:x1="17.594cm" svg:y1="3.689cm" svg:x2="17.748cm" svg:y2="3.689cm">
          <text:p/>
        </draw:line>
        <draw:line draw:style-name="gr97" draw:layer="layout" svg:x1="17.671cm" svg:y1="3.744cm" svg:x2="17.671cm" svg:y2="3.591cm">
          <text:p/>
        </draw:line>
        <draw:line draw:style-name="gr97" draw:layer="layout" svg:x1="17.594cm" svg:y1="3.667cm" svg:x2="17.748cm" svg:y2="3.667cm">
          <text:p/>
        </draw:line>
        <draw:line draw:style-name="gr97" draw:layer="layout" svg:x1="17.671cm" svg:y1="3.569cm" svg:x2="17.671cm" svg:y2="3.415cm">
          <text:p/>
        </draw:line>
        <draw:line draw:style-name="gr97" draw:layer="layout" svg:x1="17.594cm" svg:y1="3.492cm" svg:x2="17.748cm" svg:y2="3.492cm">
          <text:p/>
        </draw:line>
        <draw:line draw:style-name="gr97" draw:layer="layout" svg:x1="17.671cm" svg:y1="3.481cm" svg:x2="17.671cm" svg:y2="3.328cm">
          <text:p/>
        </draw:line>
        <draw:line draw:style-name="gr97" draw:layer="layout" svg:x1="17.594cm" svg:y1="3.404cm" svg:x2="17.748cm" svg:y2="3.404cm">
          <text:p/>
        </draw:line>
        <draw:line draw:style-name="gr97" draw:layer="layout" svg:x1="17.671cm" svg:y1="3.303cm" svg:x2="17.671cm" svg:y2="3.15cm">
          <text:p/>
        </draw:line>
        <draw:line draw:style-name="gr97" draw:layer="layout" svg:x1="17.594cm" svg:y1="3.227cm" svg:x2="17.748cm" svg:y2="3.227cm">
          <text:p/>
        </draw:line>
        <draw:line draw:style-name="gr97" draw:layer="layout" svg:x1="17.671cm" svg:y1="3.26cm" svg:x2="17.671cm" svg:y2="3.106cm">
          <text:p/>
        </draw:line>
        <draw:line draw:style-name="gr97" draw:layer="layout" svg:x1="17.594cm" svg:y1="3.183cm" svg:x2="17.748cm" svg:y2="3.183cm">
          <text:p/>
        </draw:line>
        <draw:line draw:style-name="gr97" draw:layer="layout" svg:x1="17.671cm" svg:y1="3.172cm" svg:x2="17.671cm" svg:y2="3.019cm">
          <text:p/>
        </draw:line>
        <draw:line draw:style-name="gr97" draw:layer="layout" svg:x1="17.594cm" svg:y1="3.095cm" svg:x2="17.748cm" svg:y2="3.095cm">
          <text:p/>
        </draw:line>
        <draw:line draw:style-name="gr97" draw:layer="layout" svg:x1="17.671cm" svg:y1="3.15cm" svg:x2="17.671cm" svg:y2="2.997cm">
          <text:p/>
        </draw:line>
        <draw:line draw:style-name="gr97" draw:layer="layout" svg:x1="17.594cm" svg:y1="3.073cm" svg:x2="17.748cm" svg:y2="3.073cm">
          <text:p/>
        </draw:line>
        <draw:line draw:style-name="gr97" draw:layer="layout" svg:x1="17.671cm" svg:y1="3.062cm" svg:x2="17.671cm" svg:y2="2.909cm">
          <text:p/>
        </draw:line>
        <draw:line draw:style-name="gr97" draw:layer="layout" svg:x1="17.594cm" svg:y1="2.986cm" svg:x2="17.748cm" svg:y2="2.986cm">
          <text:p/>
        </draw:line>
        <draw:line draw:style-name="gr97" draw:layer="layout" svg:x1="17.7cm" svg:y1="13.131cm" svg:x2="17.7cm" svg:y2="12.978cm">
          <text:p/>
        </draw:line>
        <draw:line draw:style-name="gr97" draw:layer="layout" svg:x1="17.624cm" svg:y1="13.054cm" svg:x2="17.777cm" svg:y2="13.054cm">
          <text:p/>
        </draw:line>
        <draw:line draw:style-name="gr97" draw:layer="layout" svg:x1="17.7cm" svg:y1="12.294cm" svg:x2="17.7cm" svg:y2="12.14cm">
          <text:p/>
        </draw:line>
        <draw:line draw:style-name="gr97" draw:layer="layout" svg:x1="17.624cm" svg:y1="12.217cm" svg:x2="17.777cm" svg:y2="12.217cm">
          <text:p/>
        </draw:line>
        <draw:line draw:style-name="gr97" draw:layer="layout" svg:x1="17.7cm" svg:y1="12.25cm" svg:x2="17.7cm" svg:y2="12.097cm">
          <text:p/>
        </draw:line>
        <draw:line draw:style-name="gr97" draw:layer="layout" svg:x1="17.624cm" svg:y1="12.173cm" svg:x2="17.777cm" svg:y2="12.173cm">
          <text:p/>
        </draw:line>
        <draw:line draw:style-name="gr97" draw:layer="layout" svg:x1="17.7cm" svg:y1="12.031cm" svg:x2="17.7cm" svg:y2="11.878cm">
          <text:p/>
        </draw:line>
        <draw:line draw:style-name="gr97" draw:layer="layout" svg:x1="17.624cm" svg:y1="11.954cm" svg:x2="17.777cm" svg:y2="11.954cm">
          <text:p/>
        </draw:line>
        <draw:line draw:style-name="gr97" draw:layer="layout" svg:x1="17.7cm" svg:y1="11.809cm" svg:x2="17.7cm" svg:y2="11.656cm">
          <text:p/>
        </draw:line>
        <draw:line draw:style-name="gr97" draw:layer="layout" svg:x1="17.624cm" svg:y1="11.733cm" svg:x2="17.777cm" svg:y2="11.733cm">
          <text:p/>
        </draw:line>
        <draw:line draw:style-name="gr97" draw:layer="layout" svg:x1="17.7cm" svg:y1="11.06cm" svg:x2="17.7cm" svg:y2="10.906cm">
          <text:p/>
        </draw:line>
        <draw:line draw:style-name="gr97" draw:layer="layout" svg:x1="17.624cm" svg:y1="10.983cm" svg:x2="17.777cm" svg:y2="10.983cm">
          <text:p/>
        </draw:line>
        <draw:line draw:style-name="gr97" draw:layer="layout" svg:x1="17.7cm" svg:y1="11.038cm" svg:x2="17.7cm" svg:y2="10.885cm">
          <text:p/>
        </draw:line>
        <draw:line draw:style-name="gr97" draw:layer="layout" svg:x1="17.624cm" svg:y1="10.961cm" svg:x2="17.777cm" svg:y2="10.961cm">
          <text:p/>
        </draw:line>
        <draw:line draw:style-name="gr97" draw:layer="layout" svg:x1="17.7cm" svg:y1="10.31cm" svg:x2="17.7cm" svg:y2="10.157cm">
          <text:p/>
        </draw:line>
        <draw:line draw:style-name="gr97" draw:layer="layout" svg:x1="17.624cm" svg:y1="10.234cm" svg:x2="17.777cm" svg:y2="10.234cm">
          <text:p/>
        </draw:line>
        <draw:line draw:style-name="gr97" draw:layer="layout" svg:x1="17.7cm" svg:y1="9.651cm" svg:x2="17.7cm" svg:y2="9.497cm">
          <text:p/>
        </draw:line>
        <draw:line draw:style-name="gr97" draw:layer="layout" svg:x1="17.624cm" svg:y1="9.574cm" svg:x2="17.777cm" svg:y2="9.574cm">
          <text:p/>
        </draw:line>
        <draw:line draw:style-name="gr97" draw:layer="layout" svg:x1="17.7cm" svg:y1="9.495cm" svg:x2="17.7cm" svg:y2="9.342cm">
          <text:p/>
        </draw:line>
        <draw:line draw:style-name="gr97" draw:layer="layout" svg:x1="17.624cm" svg:y1="9.418cm" svg:x2="17.777cm" svg:y2="9.418cm">
          <text:p/>
        </draw:line>
        <draw:line draw:style-name="gr97" draw:layer="layout" svg:x1="17.7cm" svg:y1="9.144cm" svg:x2="17.7cm" svg:y2="8.991cm">
          <text:p/>
        </draw:line>
        <draw:line draw:style-name="gr97" draw:layer="layout" svg:x1="17.624cm" svg:y1="9.068cm" svg:x2="17.777cm" svg:y2="9.068cm">
          <text:p/>
        </draw:line>
        <draw:line draw:style-name="gr97" draw:layer="layout" svg:x1="17.7cm" svg:y1="9.011cm" svg:x2="17.7cm" svg:y2="8.857cm">
          <text:p/>
        </draw:line>
        <draw:line draw:style-name="gr97" draw:layer="layout" svg:x1="17.624cm" svg:y1="8.934cm" svg:x2="17.777cm" svg:y2="8.934cm">
          <text:p/>
        </draw:line>
        <draw:line draw:style-name="gr97" draw:layer="layout" svg:x1="17.7cm" svg:y1="8.636cm" svg:x2="17.7cm" svg:y2="8.482cm">
          <text:p/>
        </draw:line>
        <draw:line draw:style-name="gr97" draw:layer="layout" svg:x1="17.624cm" svg:y1="8.559cm" svg:x2="17.777cm" svg:y2="8.559cm">
          <text:p/>
        </draw:line>
        <draw:line draw:style-name="gr97" draw:layer="layout" svg:x1="17.7cm" svg:y1="8.614cm" svg:x2="17.7cm" svg:y2="8.461cm">
          <text:p/>
        </draw:line>
        <draw:line draw:style-name="gr97" draw:layer="layout" svg:x1="17.624cm" svg:y1="8.537cm" svg:x2="17.777cm" svg:y2="8.537cm">
          <text:p/>
        </draw:line>
        <draw:line draw:style-name="gr97" draw:layer="layout" svg:x1="17.7cm" svg:y1="8.351cm" svg:x2="17.7cm" svg:y2="8.198cm">
          <text:p/>
        </draw:line>
        <draw:line draw:style-name="gr97" draw:layer="layout" svg:x1="17.624cm" svg:y1="8.274cm" svg:x2="17.777cm" svg:y2="8.274cm">
          <text:p/>
        </draw:line>
        <draw:line draw:style-name="gr97" draw:layer="layout" svg:x1="17.7cm" svg:y1="7.954cm" svg:x2="17.7cm" svg:y2="7.801cm">
          <text:p/>
        </draw:line>
        <draw:line draw:style-name="gr97" draw:layer="layout" svg:x1="17.624cm" svg:y1="7.878cm" svg:x2="17.777cm" svg:y2="7.878cm">
          <text:p/>
        </draw:line>
        <draw:line draw:style-name="gr97" draw:layer="layout" svg:x1="17.7cm" svg:y1="7.755cm" svg:x2="17.7cm" svg:y2="7.601cm">
          <text:p/>
        </draw:line>
        <draw:line draw:style-name="gr97" draw:layer="layout" svg:x1="17.624cm" svg:y1="7.678cm" svg:x2="17.777cm" svg:y2="7.678cm">
          <text:p/>
        </draw:line>
        <draw:line draw:style-name="gr97" draw:layer="layout" svg:x1="17.7cm" svg:y1="7.601cm" svg:x2="17.7cm" svg:y2="7.448cm">
          <text:p/>
        </draw:line>
        <draw:line draw:style-name="gr97" draw:layer="layout" svg:x1="17.624cm" svg:y1="7.525cm" svg:x2="17.777cm" svg:y2="7.525cm">
          <text:p/>
        </draw:line>
        <draw:line draw:style-name="gr97" draw:layer="layout" svg:x1="17.7cm" svg:y1="7.424cm" svg:x2="17.7cm" svg:y2="7.27cm">
          <text:p/>
        </draw:line>
        <draw:line draw:style-name="gr97" draw:layer="layout" svg:x1="17.624cm" svg:y1="7.347cm" svg:x2="17.777cm" svg:y2="7.347cm">
          <text:p/>
        </draw:line>
        <draw:line draw:style-name="gr97" draw:layer="layout" svg:x1="17.7cm" svg:y1="6.764cm" svg:x2="17.7cm" svg:y2="6.611cm">
          <text:p/>
        </draw:line>
        <draw:line draw:style-name="gr97" draw:layer="layout" svg:x1="17.624cm" svg:y1="6.688cm" svg:x2="17.777cm" svg:y2="6.688cm">
          <text:p/>
        </draw:line>
        <draw:line draw:style-name="gr97" draw:layer="layout" svg:x1="17.7cm" svg:y1="6.411cm" svg:x2="17.7cm" svg:y2="6.258cm">
          <text:p/>
        </draw:line>
        <draw:line draw:style-name="gr97" draw:layer="layout" svg:x1="17.624cm" svg:y1="6.335cm" svg:x2="17.777cm" svg:y2="6.335cm">
          <text:p/>
        </draw:line>
        <draw:line draw:style-name="gr97" draw:layer="layout" svg:x1="17.7cm" svg:y1="6.212cm" svg:x2="17.7cm" svg:y2="6.058cm">
          <text:p/>
        </draw:line>
        <draw:line draw:style-name="gr97" draw:layer="layout" svg:x1="17.624cm" svg:y1="6.135cm" svg:x2="17.777cm" svg:y2="6.135cm">
          <text:p/>
        </draw:line>
        <draw:line draw:style-name="gr97" draw:layer="layout" svg:x1="17.7cm" svg:y1="5.905cm" svg:x2="17.7cm" svg:y2="5.752cm">
          <text:p/>
        </draw:line>
        <draw:line draw:style-name="gr97" draw:layer="layout" svg:x1="17.624cm" svg:y1="5.828cm" svg:x2="17.777cm" svg:y2="5.828cm">
          <text:p/>
        </draw:line>
        <draw:line draw:style-name="gr97" draw:layer="layout" svg:x1="17.7cm" svg:y1="5.837cm" svg:x2="17.7cm" svg:y2="5.684cm">
          <text:p/>
        </draw:line>
        <draw:line draw:style-name="gr97" draw:layer="layout" svg:x1="17.624cm" svg:y1="5.76cm" svg:x2="17.777cm" svg:y2="5.76cm">
          <text:p/>
        </draw:line>
        <draw:line draw:style-name="gr97" draw:layer="layout" svg:x1="17.7cm" svg:y1="5.793cm" svg:x2="17.7cm" svg:y2="5.64cm">
          <text:p/>
        </draw:line>
        <draw:line draw:style-name="gr97" draw:layer="layout" svg:x1="17.624cm" svg:y1="5.717cm" svg:x2="17.777cm" svg:y2="5.717cm">
          <text:p/>
        </draw:line>
        <draw:line draw:style-name="gr97" draw:layer="layout" svg:x1="17.7cm" svg:y1="5.684cm" svg:x2="17.7cm" svg:y2="5.53cm">
          <text:p/>
        </draw:line>
        <draw:line draw:style-name="gr97" draw:layer="layout" svg:x1="17.624cm" svg:y1="5.607cm" svg:x2="17.777cm" svg:y2="5.607cm">
          <text:p/>
        </draw:line>
        <draw:line draw:style-name="gr97" draw:layer="layout" svg:x1="17.7cm" svg:y1="5.596cm" svg:x2="17.7cm" svg:y2="5.443cm">
          <text:p/>
        </draw:line>
        <draw:line draw:style-name="gr97" draw:layer="layout" svg:x1="17.624cm" svg:y1="5.519cm" svg:x2="17.777cm" svg:y2="5.519cm">
          <text:p/>
        </draw:line>
        <draw:line draw:style-name="gr97" draw:layer="layout" svg:x1="17.7cm" svg:y1="5.552cm" svg:x2="17.7cm" svg:y2="5.399cm">
          <text:p/>
        </draw:line>
        <draw:line draw:style-name="gr97" draw:layer="layout" svg:x1="17.624cm" svg:y1="5.476cm" svg:x2="17.777cm" svg:y2="5.476cm">
          <text:p/>
        </draw:line>
        <draw:line draw:style-name="gr97" draw:layer="layout" svg:x1="17.7cm" svg:y1="5.09cm" svg:x2="17.7cm" svg:y2="4.936cm">
          <text:p/>
        </draw:line>
        <draw:line draw:style-name="gr97" draw:layer="layout" svg:x1="17.624cm" svg:y1="5.013cm" svg:x2="17.777cm" svg:y2="5.013cm">
          <text:p/>
        </draw:line>
        <draw:line draw:style-name="gr97" draw:layer="layout" svg:x1="17.7cm" svg:y1="4.581cm" svg:x2="17.7cm" svg:y2="4.428cm">
          <text:p/>
        </draw:line>
        <draw:line draw:style-name="gr97" draw:layer="layout" svg:x1="17.624cm" svg:y1="4.505cm" svg:x2="17.777cm" svg:y2="4.505cm">
          <text:p/>
        </draw:line>
        <draw:line draw:style-name="gr97" draw:layer="layout" svg:x1="17.7cm" svg:y1="4.275cm" svg:x2="17.7cm" svg:y2="4.121cm">
          <text:p/>
        </draw:line>
        <draw:line draw:style-name="gr97" draw:layer="layout" svg:x1="17.624cm" svg:y1="4.198cm" svg:x2="17.777cm" svg:y2="4.198cm">
          <text:p/>
        </draw:line>
        <draw:line draw:style-name="gr97" draw:layer="layout" svg:x1="17.7cm" svg:y1="4.253cm" svg:x2="17.7cm" svg:y2="4.099cm">
          <text:p/>
        </draw:line>
        <draw:line draw:style-name="gr97" draw:layer="layout" svg:x1="17.624cm" svg:y1="4.176cm" svg:x2="17.777cm" svg:y2="4.176cm">
          <text:p/>
        </draw:line>
        <draw:line draw:style-name="gr97" draw:layer="layout" svg:x1="17.7cm" svg:y1="4.141cm" svg:x2="17.7cm" svg:y2="3.987cm">
          <text:p/>
        </draw:line>
        <draw:line draw:style-name="gr97" draw:layer="layout" svg:x1="17.624cm" svg:y1="4.064cm" svg:x2="17.777cm" svg:y2="4.064cm">
          <text:p/>
        </draw:line>
        <draw:line draw:style-name="gr97" draw:layer="layout" svg:x1="17.7cm" svg:y1="3.547cm" svg:x2="17.7cm" svg:y2="3.394cm">
          <text:p/>
        </draw:line>
        <draw:line draw:style-name="gr97" draw:layer="layout" svg:x1="17.624cm" svg:y1="3.47cm" svg:x2="17.777cm" svg:y2="3.47cm">
          <text:p/>
        </draw:line>
        <draw:line draw:style-name="gr97" draw:layer="layout" svg:x1="17.7cm" svg:y1="3.303cm" svg:x2="17.7cm" svg:y2="3.15cm">
          <text:p/>
        </draw:line>
        <draw:line draw:style-name="gr97" draw:layer="layout" svg:x1="17.624cm" svg:y1="3.227cm" svg:x2="17.777cm" svg:y2="3.227cm">
          <text:p/>
        </draw:line>
        <draw:line draw:style-name="gr97" draw:layer="layout" svg:x1="17.7cm" svg:y1="2.929cm" svg:x2="17.7cm" svg:y2="2.775cm">
          <text:p/>
        </draw:line>
        <draw:line draw:style-name="gr97" draw:layer="layout" svg:x1="17.624cm" svg:y1="2.852cm" svg:x2="17.777cm" svg:y2="2.852cm">
          <text:p/>
        </draw:line>
        <draw:line draw:style-name="gr97" draw:layer="layout" svg:x1="17.732cm" svg:y1="13.197cm" svg:x2="17.732cm" svg:y2="13.043cm">
          <text:p/>
        </draw:line>
        <draw:line draw:style-name="gr97" draw:layer="layout" svg:x1="17.655cm" svg:y1="13.12cm" svg:x2="17.809cm" svg:y2="13.12cm">
          <text:p/>
        </draw:line>
        <draw:line draw:style-name="gr97" draw:layer="layout" svg:x1="17.732cm" svg:y1="13.087cm" svg:x2="17.732cm" svg:y2="12.934cm">
          <text:p/>
        </draw:line>
        <draw:line draw:style-name="gr97" draw:layer="layout" svg:x1="17.655cm" svg:y1="13.01cm" svg:x2="17.809cm" svg:y2="13.01cm">
          <text:p/>
        </draw:line>
        <draw:line draw:style-name="gr97" draw:layer="layout" svg:x1="17.732cm" svg:y1="13.021cm" svg:x2="17.732cm" svg:y2="12.868cm">
          <text:p/>
        </draw:line>
        <draw:line draw:style-name="gr97" draw:layer="layout" svg:x1="17.655cm" svg:y1="12.945cm" svg:x2="17.809cm" svg:y2="12.945cm">
          <text:p/>
        </draw:line>
        <draw:line draw:style-name="gr97" draw:layer="layout" svg:x1="17.732cm" svg:y1="12.625cm" svg:x2="17.732cm" svg:y2="12.471cm">
          <text:p/>
        </draw:line>
        <draw:line draw:style-name="gr97" draw:layer="layout" svg:x1="17.655cm" svg:y1="12.548cm" svg:x2="17.809cm" svg:y2="12.548cm">
          <text:p/>
        </draw:line>
        <draw:line draw:style-name="gr97" draw:layer="layout" svg:x1="17.732cm" svg:y1="12.603cm" svg:x2="17.732cm" svg:y2="12.449cm">
          <text:p/>
        </draw:line>
        <draw:line draw:style-name="gr97" draw:layer="layout" svg:x1="17.655cm" svg:y1="12.526cm" svg:x2="17.809cm" svg:y2="12.526cm">
          <text:p/>
        </draw:line>
        <draw:line draw:style-name="gr97" draw:layer="layout" svg:x1="17.732cm" svg:y1="12.428cm" svg:x2="17.732cm" svg:y2="12.274cm">
          <text:p/>
        </draw:line>
        <draw:line draw:style-name="gr97" draw:layer="layout" svg:x1="17.655cm" svg:y1="12.351cm" svg:x2="17.809cm" svg:y2="12.351cm">
          <text:p/>
        </draw:line>
        <draw:line draw:style-name="gr97" draw:layer="layout" svg:x1="17.732cm" svg:y1="12.184cm" svg:x2="17.732cm" svg:y2="12.031cm">
          <text:p/>
        </draw:line>
        <draw:line draw:style-name="gr97" draw:layer="layout" svg:x1="17.655cm" svg:y1="12.108cm" svg:x2="17.809cm" svg:y2="12.108cm">
          <text:p/>
        </draw:line>
        <draw:line draw:style-name="gr97" draw:layer="layout" svg:x1="17.732cm" svg:y1="11.722cm" svg:x2="17.732cm" svg:y2="11.568cm">
          <text:p/>
        </draw:line>
        <draw:line draw:style-name="gr97" draw:layer="layout" svg:x1="17.655cm" svg:y1="11.645cm" svg:x2="17.809cm" svg:y2="11.645cm">
          <text:p/>
        </draw:line>
        <draw:line draw:style-name="gr97" draw:layer="layout" svg:x1="17.732cm" svg:y1="11.413cm" svg:x2="17.732cm" svg:y2="11.259cm">
          <text:p/>
        </draw:line>
        <draw:line draw:style-name="gr97" draw:layer="layout" svg:x1="17.655cm" svg:y1="11.336cm" svg:x2="17.809cm" svg:y2="11.336cm">
          <text:p/>
        </draw:line>
        <draw:line draw:style-name="gr97" draw:layer="layout" svg:x1="17.732cm" svg:y1="11.347cm" svg:x2="17.732cm" svg:y2="11.194cm">
          <text:p/>
        </draw:line>
        <draw:line draw:style-name="gr97" draw:layer="layout" svg:x1="17.655cm" svg:y1="11.27cm" svg:x2="17.809cm" svg:y2="11.27cm">
          <text:p/>
        </draw:line>
        <draw:line draw:style-name="gr97" draw:layer="layout" svg:x1="17.732cm" svg:y1="11.104cm" svg:x2="17.732cm" svg:y2="10.95cm">
          <text:p/>
        </draw:line>
        <draw:line draw:style-name="gr97" draw:layer="layout" svg:x1="17.655cm" svg:y1="11.027cm" svg:x2="17.809cm" svg:y2="11.027cm">
          <text:p/>
        </draw:line>
        <draw:line draw:style-name="gr97" draw:layer="layout" svg:x1="17.732cm" svg:y1="11.038cm" svg:x2="17.732cm" svg:y2="10.885cm">
          <text:p/>
        </draw:line>
        <draw:line draw:style-name="gr97" draw:layer="layout" svg:x1="17.655cm" svg:y1="10.961cm" svg:x2="17.809cm" svg:y2="10.961cm">
          <text:p/>
        </draw:line>
        <draw:line draw:style-name="gr97" draw:layer="layout" svg:x1="17.732cm" svg:y1="10.751cm" svg:x2="17.732cm" svg:y2="10.597cm">
          <text:p/>
        </draw:line>
        <draw:line draw:style-name="gr97" draw:layer="layout" svg:x1="17.655cm" svg:y1="10.674cm" svg:x2="17.809cm" svg:y2="10.674cm">
          <text:p/>
        </draw:line>
        <draw:line draw:style-name="gr97" draw:layer="layout" svg:x1="17.732cm" svg:y1="10.488cm" svg:x2="17.732cm" svg:y2="10.335cm">
          <text:p/>
        </draw:line>
        <draw:line draw:style-name="gr97" draw:layer="layout" svg:x1="17.655cm" svg:y1="10.411cm" svg:x2="17.809cm" svg:y2="10.411cm">
          <text:p/>
        </draw:line>
        <draw:line draw:style-name="gr97" draw:layer="layout" svg:x1="17.732cm" svg:y1="10.201cm" svg:x2="17.732cm" svg:y2="10.047cm">
          <text:p/>
        </draw:line>
        <draw:line draw:style-name="gr97" draw:layer="layout" svg:x1="17.655cm" svg:y1="10.124cm" svg:x2="17.809cm" svg:y2="10.124cm">
          <text:p/>
        </draw:line>
        <draw:line draw:style-name="gr97" draw:layer="layout" svg:x1="17.732cm" svg:y1="10.025cm" svg:x2="17.732cm" svg:y2="9.872cm">
          <text:p/>
        </draw:line>
        <draw:line draw:style-name="gr97" draw:layer="layout" svg:x1="17.655cm" svg:y1="9.949cm" svg:x2="17.809cm" svg:y2="9.949cm">
          <text:p/>
        </draw:line>
        <draw:line draw:style-name="gr97" draw:layer="layout" svg:x1="17.732cm" svg:y1="9.716cm" svg:x2="17.732cm" svg:y2="9.563cm">
          <text:p/>
        </draw:line>
        <draw:line draw:style-name="gr97" draw:layer="layout" svg:x1="17.655cm" svg:y1="9.64cm" svg:x2="17.809cm" svg:y2="9.64cm">
          <text:p/>
        </draw:line>
        <draw:line draw:style-name="gr97" draw:layer="layout" svg:x1="17.732cm" svg:y1="9.607cm" svg:x2="17.732cm" svg:y2="9.454cm">
          <text:p/>
        </draw:line>
        <draw:line draw:style-name="gr97" draw:layer="layout" svg:x1="17.655cm" svg:y1="9.53cm" svg:x2="17.809cm" svg:y2="9.53cm">
          <text:p/>
        </draw:line>
        <draw:line draw:style-name="gr97" draw:layer="layout" svg:x1="17.732cm" svg:y1="9.342cm" svg:x2="17.732cm" svg:y2="9.188cm">
          <text:p/>
        </draw:line>
        <draw:line draw:style-name="gr97" draw:layer="layout" svg:x1="17.655cm" svg:y1="9.265cm" svg:x2="17.809cm" svg:y2="9.265cm">
          <text:p/>
        </draw:line>
        <draw:line draw:style-name="gr97" draw:layer="layout" svg:x1="17.732cm" svg:y1="8.526cm" svg:x2="17.732cm" svg:y2="8.373cm">
          <text:p/>
        </draw:line>
        <draw:line draw:style-name="gr97" draw:layer="layout" svg:x1="17.655cm" svg:y1="8.45cm" svg:x2="17.809cm" svg:y2="8.45cm">
          <text:p/>
        </draw:line>
        <draw:line draw:style-name="gr97" draw:layer="layout" svg:x1="17.732cm" svg:y1="8.108cm" svg:x2="17.732cm" svg:y2="7.954cm">
          <text:p/>
        </draw:line>
        <draw:line draw:style-name="gr97" draw:layer="layout" svg:x1="17.655cm" svg:y1="8.031cm" svg:x2="17.809cm" svg:y2="8.031cm">
          <text:p/>
        </draw:line>
        <draw:line draw:style-name="gr97" draw:layer="layout" svg:x1="17.732cm" svg:y1="8.042cm" svg:x2="17.732cm" svg:y2="7.889cm">
          <text:p/>
        </draw:line>
        <draw:line draw:style-name="gr97" draw:layer="layout" svg:x1="17.655cm" svg:y1="7.965cm" svg:x2="17.809cm" svg:y2="7.965cm">
          <text:p/>
        </draw:line>
        <draw:line draw:style-name="gr97" draw:layer="layout" svg:x1="17.732cm" svg:y1="7.954cm" svg:x2="17.732cm" svg:y2="7.801cm">
          <text:p/>
        </draw:line>
        <draw:line draw:style-name="gr97" draw:layer="layout" svg:x1="17.655cm" svg:y1="7.878cm" svg:x2="17.809cm" svg:y2="7.878cm">
          <text:p/>
        </draw:line>
        <draw:line draw:style-name="gr97" draw:layer="layout" svg:x1="17.732cm" svg:y1="7.601cm" svg:x2="17.732cm" svg:y2="7.448cm">
          <text:p/>
        </draw:line>
        <draw:line draw:style-name="gr97" draw:layer="layout" svg:x1="17.655cm" svg:y1="7.525cm" svg:x2="17.809cm" svg:y2="7.525cm">
          <text:p/>
        </draw:line>
        <draw:line draw:style-name="gr97" draw:layer="layout" svg:x1="17.732cm" svg:y1="7.536cm" svg:x2="17.732cm" svg:y2="7.382cm">
          <text:p/>
        </draw:line>
        <draw:line draw:style-name="gr97" draw:layer="layout" svg:x1="17.655cm" svg:y1="7.459cm" svg:x2="17.809cm" svg:y2="7.459cm">
          <text:p/>
        </draw:line>
        <draw:line draw:style-name="gr97" draw:layer="layout" svg:x1="17.732cm" svg:y1="7.227cm" svg:x2="17.732cm" svg:y2="7.073cm">
          <text:p/>
        </draw:line>
        <draw:line draw:style-name="gr97" draw:layer="layout" svg:x1="17.655cm" svg:y1="7.15cm" svg:x2="17.809cm" svg:y2="7.15cm">
          <text:p/>
        </draw:line>
        <draw:line draw:style-name="gr97" draw:layer="layout" svg:x1="17.732cm" svg:y1="6.699cm" svg:x2="17.732cm" svg:y2="6.545cm">
          <text:p/>
        </draw:line>
        <draw:line draw:style-name="gr97" draw:layer="layout" svg:x1="17.655cm" svg:y1="6.622cm" svg:x2="17.809cm" svg:y2="6.622cm">
          <text:p/>
        </draw:line>
        <draw:line draw:style-name="gr97" draw:layer="layout" svg:x1="17.732cm" svg:y1="6.587cm" svg:x2="17.732cm" svg:y2="6.433cm">
          <text:p/>
        </draw:line>
        <draw:line draw:style-name="gr97" draw:layer="layout" svg:x1="17.655cm" svg:y1="6.51cm" svg:x2="17.809cm" svg:y2="6.51cm">
          <text:p/>
        </draw:line>
        <draw:line draw:style-name="gr97" draw:layer="layout" svg:x1="17.732cm" svg:y1="6.521cm" svg:x2="17.732cm" svg:y2="6.368cm">
          <text:p/>
        </draw:line>
        <draw:line draw:style-name="gr97" draw:layer="layout" svg:x1="17.655cm" svg:y1="6.444cm" svg:x2="17.809cm" svg:y2="6.444cm">
          <text:p/>
        </draw:line>
        <draw:line draw:style-name="gr97" draw:layer="layout" svg:x1="17.732cm" svg:y1="6.102cm" svg:x2="17.732cm" svg:y2="5.949cm">
          <text:p/>
        </draw:line>
        <draw:line draw:style-name="gr97" draw:layer="layout" svg:x1="17.655cm" svg:y1="6.026cm" svg:x2="17.809cm" svg:y2="6.026cm">
          <text:p/>
        </draw:line>
        <draw:line draw:style-name="gr97" draw:layer="layout" svg:x1="17.732cm" svg:y1="6.058cm" svg:x2="17.732cm" svg:y2="5.905cm">
          <text:p/>
        </draw:line>
        <draw:line draw:style-name="gr97" draw:layer="layout" svg:x1="17.655cm" svg:y1="5.982cm" svg:x2="17.809cm" svg:y2="5.982cm">
          <text:p/>
        </draw:line>
        <draw:line draw:style-name="gr97" draw:layer="layout" svg:x1="17.732cm" svg:y1="5.837cm" svg:x2="17.732cm" svg:y2="5.684cm">
          <text:p/>
        </draw:line>
        <draw:line draw:style-name="gr97" draw:layer="layout" svg:x1="17.655cm" svg:y1="5.76cm" svg:x2="17.809cm" svg:y2="5.76cm">
          <text:p/>
        </draw:line>
        <draw:line draw:style-name="gr97" draw:layer="layout" svg:x1="17.732cm" svg:y1="5.596cm" svg:x2="17.732cm" svg:y2="5.443cm">
          <text:p/>
        </draw:line>
        <draw:line draw:style-name="gr97" draw:layer="layout" svg:x1="17.655cm" svg:y1="5.519cm" svg:x2="17.809cm" svg:y2="5.519cm">
          <text:p/>
        </draw:line>
        <draw:line draw:style-name="gr97" draw:layer="layout" svg:x1="17.732cm" svg:y1="5.022cm" svg:x2="17.732cm" svg:y2="4.868cm">
          <text:p/>
        </draw:line>
        <draw:line draw:style-name="gr97" draw:layer="layout" svg:x1="17.655cm" svg:y1="4.945cm" svg:x2="17.809cm" svg:y2="4.945cm">
          <text:p/>
        </draw:line>
        <draw:line draw:style-name="gr97" draw:layer="layout" svg:x1="17.732cm" svg:y1="4.803cm" svg:x2="17.732cm" svg:y2="4.649cm">
          <text:p/>
        </draw:line>
        <draw:line draw:style-name="gr97" draw:layer="layout" svg:x1="17.655cm" svg:y1="4.726cm" svg:x2="17.809cm" svg:y2="4.726cm">
          <text:p/>
        </draw:line>
        <draw:line draw:style-name="gr97" draw:layer="layout" svg:x1="17.732cm" svg:y1="4.428cm" svg:x2="17.732cm" svg:y2="4.275cm">
          <text:p/>
        </draw:line>
        <draw:line draw:style-name="gr97" draw:layer="layout" svg:x1="17.655cm" svg:y1="4.351cm" svg:x2="17.809cm" svg:y2="4.351cm">
          <text:p/>
        </draw:line>
        <draw:line draw:style-name="gr97" draw:layer="layout" svg:x1="17.732cm" svg:y1="3.856cm" svg:x2="17.732cm" svg:y2="3.703cm">
          <text:p/>
        </draw:line>
        <draw:line draw:style-name="gr97" draw:layer="layout" svg:x1="17.655cm" svg:y1="3.779cm" svg:x2="17.809cm" svg:y2="3.779cm">
          <text:p/>
        </draw:line>
        <draw:line draw:style-name="gr97" draw:layer="layout" svg:x1="17.732cm" svg:y1="3.347cm" svg:x2="17.732cm" svg:y2="3.194cm">
          <text:p/>
        </draw:line>
        <draw:line draw:style-name="gr97" draw:layer="layout" svg:x1="17.655cm" svg:y1="3.271cm" svg:x2="17.809cm" svg:y2="3.271cm">
          <text:p/>
        </draw:line>
        <draw:line draw:style-name="gr97" draw:layer="layout" svg:x1="17.761cm" svg:y1="13.287cm" svg:x2="17.761cm" svg:y2="13.133cm">
          <text:p/>
        </draw:line>
        <draw:line draw:style-name="gr97" draw:layer="layout" svg:x1="17.684cm" svg:y1="13.21cm" svg:x2="17.838cm" svg:y2="13.21cm">
          <text:p/>
        </draw:line>
        <draw:line draw:style-name="gr97" draw:layer="layout" svg:x1="17.761cm" svg:y1="12.69cm" svg:x2="17.761cm" svg:y2="12.537cm">
          <text:p/>
        </draw:line>
        <draw:line draw:style-name="gr97" draw:layer="layout" svg:x1="17.684cm" svg:y1="12.614cm" svg:x2="17.838cm" svg:y2="12.614cm">
          <text:p/>
        </draw:line>
        <draw:line draw:style-name="gr97" draw:layer="layout" svg:x1="17.761cm" svg:y1="12.493cm" svg:x2="17.761cm" svg:y2="12.34cm">
          <text:p/>
        </draw:line>
        <draw:line draw:style-name="gr97" draw:layer="layout" svg:x1="17.684cm" svg:y1="12.417cm" svg:x2="17.838cm" svg:y2="12.417cm">
          <text:p/>
        </draw:line>
        <draw:line draw:style-name="gr97" draw:layer="layout" svg:x1="17.761cm" svg:y1="12.359cm" svg:x2="17.761cm" svg:y2="12.206cm">
          <text:p/>
        </draw:line>
        <draw:line draw:style-name="gr97" draw:layer="layout" svg:x1="17.684cm" svg:y1="12.283cm" svg:x2="17.838cm" svg:y2="12.283cm">
          <text:p/>
        </draw:line>
        <draw:line draw:style-name="gr97" draw:layer="layout" svg:x1="17.761cm" svg:y1="12.25cm" svg:x2="17.761cm" svg:y2="12.097cm">
          <text:p/>
        </draw:line>
        <draw:line draw:style-name="gr97" draw:layer="layout" svg:x1="17.684cm" svg:y1="12.173cm" svg:x2="17.838cm" svg:y2="12.173cm">
          <text:p/>
        </draw:line>
        <draw:line draw:style-name="gr97" draw:layer="layout" svg:x1="17.761cm" svg:y1="12.14cm" svg:x2="17.761cm" svg:y2="11.987cm">
          <text:p/>
        </draw:line>
        <draw:line draw:style-name="gr97" draw:layer="layout" svg:x1="17.684cm" svg:y1="12.064cm" svg:x2="17.838cm" svg:y2="12.064cm">
          <text:p/>
        </draw:line>
        <draw:line draw:style-name="gr97" draw:layer="layout" svg:x1="17.761cm" svg:y1="11.809cm" svg:x2="17.761cm" svg:y2="11.656cm">
          <text:p/>
        </draw:line>
        <draw:line draw:style-name="gr97" draw:layer="layout" svg:x1="17.684cm" svg:y1="11.733cm" svg:x2="17.838cm" svg:y2="11.733cm">
          <text:p/>
        </draw:line>
        <draw:line draw:style-name="gr97" draw:layer="layout" svg:x1="17.761cm" svg:y1="11.744cm" svg:x2="17.761cm" svg:y2="11.59cm">
          <text:p/>
        </draw:line>
        <draw:line draw:style-name="gr97" draw:layer="layout" svg:x1="17.684cm" svg:y1="11.667cm" svg:x2="17.838cm" svg:y2="11.667cm">
          <text:p/>
        </draw:line>
        <draw:line draw:style-name="gr97" draw:layer="layout" svg:x1="17.761cm" svg:y1="11.7cm" svg:x2="17.761cm" svg:y2="11.547cm">
          <text:p/>
        </draw:line>
        <draw:line draw:style-name="gr97" draw:layer="layout" svg:x1="17.684cm" svg:y1="11.623cm" svg:x2="17.838cm" svg:y2="11.623cm">
          <text:p/>
        </draw:line>
        <draw:line draw:style-name="gr97" draw:layer="layout" svg:x1="17.761cm" svg:y1="11.259cm" svg:x2="17.761cm" svg:y2="11.106cm">
          <text:p/>
        </draw:line>
        <draw:line draw:style-name="gr97" draw:layer="layout" svg:x1="17.684cm" svg:y1="11.183cm" svg:x2="17.838cm" svg:y2="11.183cm">
          <text:p/>
        </draw:line>
        <draw:line draw:style-name="gr97" draw:layer="layout" svg:x1="17.761cm" svg:y1="11.216cm" svg:x2="17.761cm" svg:y2="11.062cm">
          <text:p/>
        </draw:line>
        <draw:line draw:style-name="gr97" draw:layer="layout" svg:x1="17.684cm" svg:y1="11.139cm" svg:x2="17.838cm" svg:y2="11.139cm">
          <text:p/>
        </draw:line>
        <draw:line draw:style-name="gr97" draw:layer="layout" svg:x1="17.761cm" svg:y1="10.972cm" svg:x2="17.761cm" svg:y2="10.819cm">
          <text:p/>
        </draw:line>
        <draw:line draw:style-name="gr97" draw:layer="layout" svg:x1="17.684cm" svg:y1="10.896cm" svg:x2="17.838cm" svg:y2="10.896cm">
          <text:p/>
        </draw:line>
        <draw:line draw:style-name="gr97" draw:layer="layout" svg:x1="17.761cm" svg:y1="10.906cm" svg:x2="17.761cm" svg:y2="10.753cm">
          <text:p/>
        </draw:line>
        <draw:line draw:style-name="gr97" draw:layer="layout" svg:x1="17.684cm" svg:y1="10.83cm" svg:x2="17.838cm" svg:y2="10.83cm">
          <text:p/>
        </draw:line>
        <draw:line draw:style-name="gr97" draw:layer="layout" svg:x1="17.761cm" svg:y1="10.775cm" svg:x2="17.761cm" svg:y2="10.622cm">
          <text:p/>
        </draw:line>
        <draw:line draw:style-name="gr97" draw:layer="layout" svg:x1="17.684cm" svg:y1="10.698cm" svg:x2="17.838cm" svg:y2="10.698cm">
          <text:p/>
        </draw:line>
        <draw:line draw:style-name="gr97" draw:layer="layout" svg:x1="17.761cm" svg:y1="10.707cm" svg:x2="17.761cm" svg:y2="10.554cm">
          <text:p/>
        </draw:line>
        <draw:line draw:style-name="gr97" draw:layer="layout" svg:x1="17.684cm" svg:y1="10.63cm" svg:x2="17.838cm" svg:y2="10.63cm">
          <text:p/>
        </draw:line>
        <draw:line draw:style-name="gr97" draw:layer="layout" svg:x1="17.761cm" svg:y1="10.179cm" svg:x2="17.761cm" svg:y2="10.025cm">
          <text:p/>
        </draw:line>
        <draw:line draw:style-name="gr97" draw:layer="layout" svg:x1="17.684cm" svg:y1="10.102cm" svg:x2="17.838cm" svg:y2="10.102cm">
          <text:p/>
        </draw:line>
        <draw:line draw:style-name="gr97" draw:layer="layout" svg:x1="17.761cm" svg:y1="9.517cm" svg:x2="17.761cm" svg:y2="9.363cm">
          <text:p/>
        </draw:line>
        <draw:line draw:style-name="gr97" draw:layer="layout" svg:x1="17.684cm" svg:y1="9.44cm" svg:x2="17.838cm" svg:y2="9.44cm">
          <text:p/>
        </draw:line>
        <draw:line draw:style-name="gr97" draw:layer="layout" svg:x1="17.761cm" svg:y1="8.923cm" svg:x2="17.761cm" svg:y2="8.77cm">
          <text:p/>
        </draw:line>
        <draw:line draw:style-name="gr97" draw:layer="layout" svg:x1="17.684cm" svg:y1="8.846cm" svg:x2="17.838cm" svg:y2="8.846cm">
          <text:p/>
        </draw:line>
        <draw:line draw:style-name="gr97" draw:layer="layout" svg:x1="17.761cm" svg:y1="8.68cm" svg:x2="17.761cm" svg:y2="8.526cm">
          <text:p/>
        </draw:line>
        <draw:line draw:style-name="gr97" draw:layer="layout" svg:x1="17.684cm" svg:y1="8.603cm" svg:x2="17.838cm" svg:y2="8.603cm">
          <text:p/>
        </draw:line>
        <draw:line draw:style-name="gr97" draw:layer="layout" svg:x1="17.761cm" svg:y1="8.658cm" svg:x2="17.761cm" svg:y2="8.504cm">
          <text:p/>
        </draw:line>
        <draw:line draw:style-name="gr97" draw:layer="layout" svg:x1="17.684cm" svg:y1="8.581cm" svg:x2="17.838cm" svg:y2="8.581cm">
          <text:p/>
        </draw:line>
        <draw:line draw:style-name="gr97" draw:layer="layout" svg:x1="17.761cm" svg:y1="8.57cm" svg:x2="17.761cm" svg:y2="8.417cm">
          <text:p/>
        </draw:line>
        <draw:line draw:style-name="gr97" draw:layer="layout" svg:x1="17.684cm" svg:y1="8.493cm" svg:x2="17.838cm" svg:y2="8.493cm">
          <text:p/>
        </draw:line>
        <draw:line draw:style-name="gr97" draw:layer="layout" svg:x1="17.761cm" svg:y1="7.777cm" svg:x2="17.761cm" svg:y2="7.623cm">
          <text:p/>
        </draw:line>
        <draw:line draw:style-name="gr97" draw:layer="layout" svg:x1="17.684cm" svg:y1="7.7cm" svg:x2="17.838cm" svg:y2="7.7cm">
          <text:p/>
        </draw:line>
        <draw:line draw:style-name="gr97" draw:layer="layout" svg:x1="17.761cm" svg:y1="7.49cm" svg:x2="17.761cm" svg:y2="7.336cm">
          <text:p/>
        </draw:line>
        <draw:line draw:style-name="gr97" draw:layer="layout" svg:x1="17.684cm" svg:y1="7.413cm" svg:x2="17.838cm" svg:y2="7.413cm">
          <text:p/>
        </draw:line>
        <draw:line draw:style-name="gr97" draw:layer="layout" svg:x1="17.761cm" svg:y1="7.402cm" svg:x2="17.761cm" svg:y2="7.249cm">
          <text:p/>
        </draw:line>
        <draw:line draw:style-name="gr97" draw:layer="layout" svg:x1="17.684cm" svg:y1="7.325cm" svg:x2="17.838cm" svg:y2="7.325cm">
          <text:p/>
        </draw:line>
        <draw:line draw:style-name="gr97" draw:layer="layout" svg:x1="17.761cm" svg:y1="7.314cm" svg:x2="17.761cm" svg:y2="7.161cm">
          <text:p/>
        </draw:line>
        <draw:line draw:style-name="gr97" draw:layer="layout" svg:x1="17.684cm" svg:y1="7.238cm" svg:x2="17.838cm" svg:y2="7.238cm">
          <text:p/>
        </draw:line>
        <draw:line draw:style-name="gr97" draw:layer="layout" svg:x1="17.761cm" svg:y1="7.183cm" svg:x2="17.761cm" svg:y2="7.03cm">
          <text:p/>
        </draw:line>
        <draw:line draw:style-name="gr97" draw:layer="layout" svg:x1="17.684cm" svg:y1="7.106cm" svg:x2="17.838cm" svg:y2="7.106cm">
          <text:p/>
        </draw:line>
        <draw:line draw:style-name="gr97" draw:layer="layout" svg:x1="17.761cm" svg:y1="7.161cm" svg:x2="17.761cm" svg:y2="7.008cm">
          <text:p/>
        </draw:line>
        <draw:line draw:style-name="gr97" draw:layer="layout" svg:x1="17.684cm" svg:y1="7.084cm" svg:x2="17.838cm" svg:y2="7.084cm">
          <text:p/>
        </draw:line>
        <draw:line draw:style-name="gr97" draw:layer="layout" svg:x1="17.761cm" svg:y1="7.071cm" svg:x2="17.761cm" svg:y2="6.918cm">
          <text:p/>
        </draw:line>
        <draw:line draw:style-name="gr97" draw:layer="layout" svg:x1="17.684cm" svg:y1="6.994cm" svg:x2="17.838cm" svg:y2="6.994cm">
          <text:p/>
        </draw:line>
        <draw:line draw:style-name="gr97" draw:layer="layout" svg:x1="17.761cm" svg:y1="6.874cm" svg:x2="17.761cm" svg:y2="6.72cm">
          <text:p/>
        </draw:line>
        <draw:line draw:style-name="gr97" draw:layer="layout" svg:x1="17.684cm" svg:y1="6.797cm" svg:x2="17.838cm" svg:y2="6.797cm">
          <text:p/>
        </draw:line>
        <draw:line draw:style-name="gr97" draw:layer="layout" svg:x1="17.761cm" svg:y1="6.786cm" svg:x2="17.761cm" svg:y2="6.633cm">
          <text:p/>
        </draw:line>
        <draw:line draw:style-name="gr97" draw:layer="layout" svg:x1="17.684cm" svg:y1="6.709cm" svg:x2="17.838cm" svg:y2="6.709cm">
          <text:p/>
        </draw:line>
        <draw:line draw:style-name="gr97" draw:layer="layout" svg:x1="17.761cm" svg:y1="6.742cm" svg:x2="17.761cm" svg:y2="6.589cm">
          <text:p/>
        </draw:line>
        <draw:line draw:style-name="gr97" draw:layer="layout" svg:x1="17.684cm" svg:y1="6.666cm" svg:x2="17.838cm" svg:y2="6.666cm">
          <text:p/>
        </draw:line>
        <draw:line draw:style-name="gr97" draw:layer="layout" svg:x1="17.761cm" svg:y1="6.608cm" svg:x2="17.761cm" svg:y2="6.455cm">
          <text:p/>
        </draw:line>
        <draw:line draw:style-name="gr97" draw:layer="layout" svg:x1="17.684cm" svg:y1="6.532cm" svg:x2="17.838cm" svg:y2="6.532cm">
          <text:p/>
        </draw:line>
        <draw:line draw:style-name="gr97" draw:layer="layout" svg:x1="17.761cm" svg:y1="6.477cm" svg:x2="17.761cm" svg:y2="6.324cm">
          <text:p/>
        </draw:line>
        <draw:line draw:style-name="gr97" draw:layer="layout" svg:x1="17.684cm" svg:y1="6.4cm" svg:x2="17.838cm" svg:y2="6.4cm">
          <text:p/>
        </draw:line>
        <draw:line draw:style-name="gr97" draw:layer="layout" svg:x1="17.761cm" svg:y1="6.102cm" svg:x2="17.761cm" svg:y2="5.949cm">
          <text:p/>
        </draw:line>
        <draw:line draw:style-name="gr97" draw:layer="layout" svg:x1="17.684cm" svg:y1="6.026cm" svg:x2="17.838cm" svg:y2="6.026cm">
          <text:p/>
        </draw:line>
        <draw:line draw:style-name="gr97" draw:layer="layout" svg:x1="17.761cm" svg:y1="5.971cm" svg:x2="17.761cm" svg:y2="5.818cm">
          <text:p/>
        </draw:line>
        <draw:line draw:style-name="gr97" draw:layer="layout" svg:x1="17.684cm" svg:y1="5.894cm" svg:x2="17.838cm" svg:y2="5.894cm">
          <text:p/>
        </draw:line>
        <draw:line draw:style-name="gr97" draw:layer="layout" svg:x1="17.761cm" svg:y1="5.927cm" svg:x2="17.761cm" svg:y2="5.774cm">
          <text:p/>
        </draw:line>
        <draw:line draw:style-name="gr97" draw:layer="layout" svg:x1="17.684cm" svg:y1="5.85cm" svg:x2="17.838cm" svg:y2="5.85cm">
          <text:p/>
        </draw:line>
        <draw:line draw:style-name="gr97" draw:layer="layout" svg:x1="17.761cm" svg:y1="5.287cm" svg:x2="17.761cm" svg:y2="5.134cm">
          <text:p/>
        </draw:line>
        <draw:line draw:style-name="gr97" draw:layer="layout" svg:x1="17.684cm" svg:y1="5.21cm" svg:x2="17.838cm" svg:y2="5.21cm">
          <text:p/>
        </draw:line>
        <draw:line draw:style-name="gr97" draw:layer="layout" svg:x1="17.761cm" svg:y1="4.912cm" svg:x2="17.761cm" svg:y2="4.759cm">
          <text:p/>
        </draw:line>
        <draw:line draw:style-name="gr97" draw:layer="layout" svg:x1="17.684cm" svg:y1="4.836cm" svg:x2="17.838cm" svg:y2="4.836cm">
          <text:p/>
        </draw:line>
        <draw:line draw:style-name="gr97" draw:layer="layout" svg:x1="17.761cm" svg:y1="4.559cm" svg:x2="17.761cm" svg:y2="4.406cm">
          <text:p/>
        </draw:line>
        <draw:line draw:style-name="gr97" draw:layer="layout" svg:x1="17.684cm" svg:y1="4.483cm" svg:x2="17.838cm" svg:y2="4.483cm">
          <text:p/>
        </draw:line>
        <draw:line draw:style-name="gr97" draw:layer="layout" svg:x1="17.761cm" svg:y1="4.537cm" svg:x2="17.761cm" svg:y2="4.384cm">
          <text:p/>
        </draw:line>
        <draw:line draw:style-name="gr97" draw:layer="layout" svg:x1="17.684cm" svg:y1="4.461cm" svg:x2="17.838cm" svg:y2="4.461cm">
          <text:p/>
        </draw:line>
        <draw:line draw:style-name="gr97" draw:layer="layout" svg:x1="17.761cm" svg:y1="4.45cm" svg:x2="17.761cm" svg:y2="4.296cm">
          <text:p/>
        </draw:line>
        <draw:line draw:style-name="gr97" draw:layer="layout" svg:x1="17.684cm" svg:y1="4.373cm" svg:x2="17.838cm" svg:y2="4.373cm">
          <text:p/>
        </draw:line>
        <draw:line draw:style-name="gr97" draw:layer="layout" svg:x1="17.761cm" svg:y1="3.7cm" svg:x2="17.761cm" svg:y2="3.547cm">
          <text:p/>
        </draw:line>
        <draw:line draw:style-name="gr97" draw:layer="layout" svg:x1="17.684cm" svg:y1="3.623cm" svg:x2="17.838cm" svg:y2="3.623cm">
          <text:p/>
        </draw:line>
        <draw:line draw:style-name="gr97" draw:layer="layout" svg:x1="17.761cm" svg:y1="3.459cm" svg:x2="17.761cm" svg:y2="3.306cm">
          <text:p/>
        </draw:line>
        <draw:line draw:style-name="gr97" draw:layer="layout" svg:x1="17.684cm" svg:y1="3.383cm" svg:x2="17.838cm" svg:y2="3.383cm">
          <text:p/>
        </draw:line>
        <draw:line draw:style-name="gr97" draw:layer="layout" svg:x1="17.761cm" svg:y1="3.019cm" svg:x2="17.761cm" svg:y2="2.865cm">
          <text:p/>
        </draw:line>
        <draw:line draw:style-name="gr97" draw:layer="layout" svg:x1="17.684cm" svg:y1="2.942cm" svg:x2="17.838cm" svg:y2="2.942cm">
          <text:p/>
        </draw:line>
        <draw:line draw:style-name="gr97" draw:layer="layout" svg:x1="17.761cm" svg:y1="2.994cm" svg:x2="17.761cm" svg:y2="2.841cm">
          <text:p/>
        </draw:line>
        <draw:line draw:style-name="gr97" draw:layer="layout" svg:x1="17.684cm" svg:y1="2.918cm" svg:x2="17.838cm" svg:y2="2.918cm">
          <text:p/>
        </draw:line>
        <draw:line draw:style-name="gr97" draw:layer="layout" svg:x1="17.761cm" svg:y1="2.972cm" svg:x2="17.761cm" svg:y2="2.819cm">
          <text:p/>
        </draw:line>
        <draw:line draw:style-name="gr97" draw:layer="layout" svg:x1="17.684cm" svg:y1="2.896cm" svg:x2="17.838cm" svg:y2="2.896cm">
          <text:p/>
        </draw:line>
        <draw:line draw:style-name="gr97" draw:layer="layout" svg:x1="17.761cm" svg:y1="2.907cm" svg:x2="17.761cm" svg:y2="2.753cm">
          <text:p/>
        </draw:line>
        <draw:line draw:style-name="gr97" draw:layer="layout" svg:x1="17.684cm" svg:y1="2.83cm" svg:x2="17.838cm" svg:y2="2.83cm">
          <text:p/>
        </draw:line>
        <draw:line draw:style-name="gr97" draw:layer="layout" svg:x1="17.934cm" svg:y1="2.749cm" svg:x2="17.934cm" svg:y2="2.595cm">
          <text:p/>
        </draw:line>
        <draw:line draw:style-name="gr97" draw:layer="layout" svg:x1="17.857cm" svg:y1="2.672cm" svg:x2="18.011cm" svg:y2="2.672cm">
          <text:p/>
        </draw:line>
        <draw:polygon draw:style-name="gr94" draw:layer="layout" svg:width="15.184cm" svg:height="11.017cm" svg:x="3.762cm" svg:y="2.324cm" svg:viewBox="0 0 15185 11018" draw:points="0,0 0,11018 15185,11018 15185,0">
          <text:p/>
        </draw:polygon>
        <draw:frame draw:style-name="gr98" draw:layer="layout" svg:width="0.112cm" svg:height="0.488cm" svg:x="17.049cm" svg:y="2.522cm">
          <draw:text-box>
            <text:p text:style-name="P1"><text:span text:style-name="T14"><text:s/></text:span></text:p>
          </draw:text-box>
        </draw:frame>
        <draw:frame draw:style-name="gr99" draw:layer="layout" svg:width="4.613cm" svg:height="0.518cm" svg:x="4.826cm" svg:y="14.508cm">
          <draw:text-box>
            <text:p text:style-name="P1"><text:span text:style-name="T2">Figure1:Targetfieldhaving</text:span></text:p>
          </draw:text-box>
        </draw:frame>
        <draw:frame draw:style-name="gr100" draw:layer="layout" svg:width="0.544cm" svg:height="0.497cm" svg:x="9.756cm" svg:y="14.48cm">
          <draw:text-box>
            <text:p text:style-name="P1"><text:span text:style-name="T4">10</text:span></text:p>
          </draw:text-box>
        </draw:frame>
        <draw:frame draw:style-name="gr6" draw:layer="layout" svg:width="0.137cm" svg:height="0.497cm" svg:x="10.169cm" svg:y="14.495cm">
          <draw:text-box>
            <text:p text:style-name="P1"><text:span text:style-name="T3">,</text:span></text:p>
          </draw:text-box>
        </draw:frame>
        <draw:frame draw:style-name="gr19" draw:layer="layout" svg:width="0.815cm" svg:height="0.497cm" svg:x="10.353cm" svg:y="14.48cm">
          <draw:text-box>
            <text:p text:style-name="P1"><text:span text:style-name="T4">000</text:span></text:p>
          </draw:text-box>
        </draw:frame>
        <draw:frame draw:style-name="gr101" draw:layer="layout" svg:width="5.536cm" svg:height="0.518cm" svg:x="11.079cm" svg:y="14.508cm">
          <draw:text-box>
            <text:p text:style-name="P1"><text:span text:style-name="T2">randomlydeployedsensornodes.</text:span></text:p>
          </draw:text-box>
        </draw:frame>
        <draw:frame draw:style-name="gr102" draw:layer="layout" svg:width="6.695cm" svg:height="0.425cm" svg:x="1.629cm" svg:y="15.77cm">
          <draw:text-box>
            <text:p text:style-name="P1"><text:span text:style-name="T7">Scalingcommunicationrange...</text:span></text:p>
          </draw:text-box>
        </draw:frame>
        <draw:frame draw:style-name="gr103" draw:layer="layout" svg:width="6.003cm" svg:height="0.425cm" svg:x="1.629cm" svg:y="16.249cm">
          <draw:text-box>
            <text:p text:style-name="P1"><text:span text:style-name="T7">Averagedistance=258.24m</text:span></text:p>
          </draw:text-box>
        </draw:frame>
        <draw:frame draw:style-name="gr104" draw:layer="layout" svg:width="10.16cm" svg:height="0.425cm" svg:x="1.629cm" svg:y="16.726cm">
          <draw:text-box>
            <text:p text:style-name="P1"><text:span text:style-name="T7">Communicationrangeofsensornodes=25.82m</text:span></text:p>
          </draw:text-box>
        </draw:frame>
        <draw:frame draw:style-name="gr92" draw:layer="layout" svg:width="6.926cm" svg:height="0.425cm" svg:x="1.629cm" svg:y="17.682cm">
          <draw:text-box>
            <text:p text:style-name="P1"><text:span text:style-name="T7">Computingphysicalneighbors...</text:span></text:p>
          </draw:text-box>
        </draw:frame>
        <draw:frame draw:style-name="gr105" draw:layer="layout" svg:width="6.696cm" svg:height="0.425cm" svg:x="1.629cm" svg:y="18.16cm">
          <draw:text-box>
            <text:p text:style-name="P1"><text:span text:style-name="T7">Averageneighborhoodsize=98</text:span></text:p>
          </draw:text-box>
        </draw:frame>
        <draw:frame draw:style-name="gr53" draw:layer="layout" svg:width="1.865cm" svg:height="0.425cm" svg:x="1.629cm" svg:y="19.116cm">
          <draw:text-box>
            <text:p text:style-name="P1"><text:span text:style-name="T7">EGscheme</text:span></text:p>
          </draw:text-box>
        </draw:frame>
        <draw:frame draw:style-name="gr93" draw:layer="layout" svg:width="4.426cm" svg:height="0.425cm" svg:x="1.629cm" svg:y="19.594cm">
          <draw:text-box>
            <text:p text:style-name="P1"><text:span text:style-name="T7">Distributingkeys...</text:span></text:p>
          </draw:text-box>
        </draw:frame>
        <draw:frame draw:style-name="gr106" draw:layer="layout" svg:width="14.315cm" svg:height="0.425cm" svg:x="1.629cm" svg:y="20.55cm">
          <draw:text-box>
            <text:p text:style-name="P1"><text:span text:style-name="T7">Computingkeyneighborhoodindirectkeyestablishmentphase...</text:span></text:p>
          </draw:text-box>
        </draw:frame>
        <draw:frame draw:style-name="gr51" draw:layer="layout" svg:width="9.005cm" svg:height="0.425cm" svg:x="1.629cm" svg:y="21.028cm">
          <draw:text-box>
            <text:p text:style-name="P1"><text:span text:style-name="T7">Simulatedaveragenetworkconnectivity=</text:span></text:p>
          </draw:text-box>
        </draw:frame>
        <draw:frame draw:style-name="gr34" draw:layer="layout" svg:width="1.399cm" svg:height="0.425cm" svg:x="11.558cm" svg:y="21.028cm">
          <draw:text-box>
            <text:p text:style-name="P1"><text:span text:style-name="T7">0.2213</text:span></text:p>
          </draw:text-box>
        </draw:frame>
        <draw:frame draw:style-name="gr43" draw:layer="layout" svg:width="5.357cm" svg:height="0.425cm" svg:x="1.629cm" svg:y="21.506cm">
          <draw:text-box>
            <text:p text:style-name="P1"><text:span text:style-name="T7">Theoreticalconnectivity</text:span></text:p>
          </draw:text-box>
        </draw:frame>
        <draw:frame draw:style-name="gr28" draw:layer="layout" svg:width="0.235cm" svg:height="0.425cm" svg:x="8.325cm" svg:y="21.506cm">
          <draw:text-box>
            <text:p text:style-name="P1"><text:span text:style-name="T7">=</text:span></text:p>
          </draw:text-box>
        </draw:frame>
        <draw:frame draw:style-name="gr34" draw:layer="layout" svg:width="1.399cm" svg:height="0.425cm" svg:x="9.249cm" svg:y="21.506cm">
          <draw:text-box>
            <text:p text:style-name="P1"><text:span text:style-name="T7">0.2217</text:span></text:p>
          </draw:text-box>
        </draw:frame>
        <draw:frame draw:style-name="gr6" draw:layer="layout" svg:width="0.214cm" svg:height="0.518cm" svg:x="10.667cm" svg:y="26.6cm">
          <draw:text-box>
            <text:p text:style-name="P1"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MI101" svg:font-family="CMMI10"/>
    <style:font-face style:name="CMMI121" svg:font-family="CMMI12"/>
    <style:font-face style:name="CMMI81" svg:font-family="CMMI8"/>
    <style:font-face style:name="CMR101" svg:font-family="CMR10"/>
    <style:font-face style:name="CMR121" svg:font-family="CMR12"/>
    <style:font-face style:name="CMR81" svg:font-family="CMR8"/>
    <style:font-face style:name="CMSY101" svg:font-family="CMSY10"/>
    <style:font-face style:name="Courier1" svg:font-family="Courier"/>
    <style:font-face style:name="Helvetica1" svg:font-family="Helvetica"/>
    <style:font-face style:name="Times1" svg:font-family="Times"/>
    <style:font-face style:name="CMMI10" svg:font-family="CMMI10" style:font-pitch="variable"/>
    <style:font-face style:name="CMMI12" svg:font-family="CMMI12" style:font-pitch="variable"/>
    <style:font-face style:name="CMMI8" svg:font-family="CMMI8" style:font-pitch="variable"/>
    <style:font-face style:name="CMR10" svg:font-family="CMR10" style:font-pitch="variable"/>
    <style:font-face style:name="CMR12" svg:font-family="CMR12" style:font-pitch="variable"/>
    <style:font-face style:name="CMR8" svg:font-family="CMR8" style:font-pitch="variable"/>
    <style:font-face style:name="CMSY10" svg:font-family="CMSY10" style:font-pitch="variable"/>
    <style:font-face style:name="Courier" svg:font-family="Courier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5cm" fo:margin-bottom="1cm" fo:margin-left="1.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1" style:page-layout-name="PM0" draw:style-name="Mdp1"/>
    <style:master-page style:name="master-page3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3T19:10:27.387300935</dc:date>
    <meta:document-statistic meta:object-count="20293"/>
    <meta:generator>LibreOffice/4.2.8.2$Linux_X86_64 LibreOffice_project/420m0$Build-2</meta:generator>
  </office:meta>
</office:document-meta>
</file>